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19mm"/>
    </style:style>
    <style:style style:name="co2" style:family="table-column">
      <style:table-column-properties fo:break-before="auto" style:column-width="16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ython_08-1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s://api.github.com/repos/elaird/supy</text:p>
          </table:table-cell>
          <table:table-cell table:formula="of:=REPLACE([.B1]; 1; 29; &quot;&quot;)" office:value-type="string" office:string-value="elaird/supy" calcext:value-type="string">
            <text:p>elaird/supy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ttps://api.github.com/repos/earwig/earwigbot</text:p>
          </table:table-cell>
          <table:table-cell table:formula="of:=REPLACE([.B2]; 1; 29; &quot;&quot;)" office:value-type="string" office:string-value="earwig/earwigbot" calcext:value-type="string">
            <text:p>earwig/earwigbot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https://api.github.com/repos/spesmilo/electrum</text:p>
          </table:table-cell>
          <table:table-cell table:formula="of:=REPLACE([.B3]; 1; 29; &quot;&quot;)" office:value-type="string" office:string-value="spesmilo/electrum" calcext:value-type="string">
            <text:p>spesmilo/electrum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https://api.github.com/repos/kennethreitz/requests</text:p>
          </table:table-cell>
          <table:table-cell table:formula="of:=REPLACE([.B4]; 1; 29; &quot;&quot;)" office:value-type="string" office:string-value="kennethreitz/requests" calcext:value-type="string">
            <text:p>kennethreitz/requests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https://api.github.com/repos/sunpy/sunpy</text:p>
          </table:table-cell>
          <table:table-cell table:formula="of:=REPLACE([.B5]; 1; 29; &quot;&quot;)" office:value-type="string" office:string-value="sunpy/sunpy" calcext:value-type="string">
            <text:p>sunpy/sunpy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https://api.github.com/repos/gwu-libraries/launchpad</text:p>
          </table:table-cell>
          <table:table-cell table:formula="of:=REPLACE([.B6]; 1; 29; &quot;&quot;)" office:value-type="string" office:string-value="gwu-libraries/launchpad" calcext:value-type="string">
            <text:p>gwu-libraries/launchpad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https://api.github.com/repos/ros/rosdistro</text:p>
          </table:table-cell>
          <table:table-cell table:formula="of:=REPLACE([.B7]; 1; 29; &quot;&quot;)" office:value-type="string" office:string-value="ros/rosdistro" calcext:value-type="string">
            <text:p>ros/rosdistro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https://api.github.com/repos/mozilla/socorro</text:p>
          </table:table-cell>
          <table:table-cell table:formula="of:=REPLACE([.B8]; 1; 29; &quot;&quot;)" office:value-type="string" office:string-value="mozilla/socorro" calcext:value-type="string">
            <text:p>mozilla/socorro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https://api.github.com/repos/GeoNode/geonode</text:p>
          </table:table-cell>
          <table:table-cell table:formula="of:=REPLACE([.B9]; 1; 29; &quot;&quot;)" office:value-type="string" office:string-value="GeoNode/geonode" calcext:value-type="string">
            <text:p>GeoNode/geonode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https://api.github.com/repos/ipython/ipython</text:p>
          </table:table-cell>
          <table:table-cell table:formula="of:=REPLACE([.B10]; 1; 29; &quot;&quot;)" office:value-type="string" office:string-value="ipython/ipython" calcext:value-type="string">
            <text:p>ipython/ipython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https://api.github.com/repos/pallets/flask</text:p>
          </table:table-cell>
          <table:table-cell table:formula="of:=REPLACE([.B11]; 1; 29; &quot;&quot;)" office:value-type="string" office:string-value="pallets/flask" calcext:value-type="string">
            <text:p>pallets/flask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https://api.github.com/repos/saltstack/salt</text:p>
          </table:table-cell>
          <table:table-cell table:formula="of:=REPLACE([.B12]; 1; 29; &quot;&quot;)" office:value-type="string" office:string-value="saltstack/salt" calcext:value-type="string">
            <text:p>saltstack/salt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https://api.github.com/repos/gpodder/mygpo</text:p>
          </table:table-cell>
          <table:table-cell table:formula="of:=REPLACE([.B13]; 1; 29; &quot;&quot;)" office:value-type="string" office:string-value="gpodder/mygpo" calcext:value-type="string">
            <text:p>gpodder/mygpo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https://api.github.com/repos/scrapy/scrapy</text:p>
          </table:table-cell>
          <table:table-cell table:formula="of:=REPLACE([.B14]; 1; 29; &quot;&quot;)" office:value-type="string" office:string-value="scrapy/scrapy" calcext:value-type="string">
            <text:p>scrapy/scrapy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https://api.github.com/repos/OP2/PyOP2</text:p>
          </table:table-cell>
          <table:table-cell table:formula="of:=REPLACE([.B15]; 1; 29; &quot;&quot;)" office:value-type="string" office:string-value="OP2/PyOP2" calcext:value-type="string">
            <text:p>OP2/PyOP2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https://api.github.com/repos/Pylons/pyramid</text:p>
          </table:table-cell>
          <table:table-cell table:formula="of:=REPLACE([.B16]; 1; 29; &quot;&quot;)" office:value-type="string" office:string-value="Pylons/pyramid" calcext:value-type="string">
            <text:p>Pylons/pyramid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https://api.github.com/repos/scieloorg/scielo-manager</text:p>
          </table:table-cell>
          <table:table-cell table:formula="of:=REPLACE([.B17]; 1; 29; &quot;&quot;)" office:value-type="string" office:string-value="scieloorg/scielo-manager" calcext:value-type="string">
            <text:p>scieloorg/scielo-manager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https://api.github.com/repos/statsmodels/statsmodels</text:p>
          </table:table-cell>
          <table:table-cell table:formula="of:=REPLACE([.B18]; 1; 29; &quot;&quot;)" office:value-type="string" office:string-value="statsmodels/statsmodels" calcext:value-type="string">
            <text:p>statsmodels/statsmodels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https://api.github.com/repos/ansible/ansible</text:p>
          </table:table-cell>
          <table:table-cell table:formula="of:=REPLACE([.B19]; 1; 29; &quot;&quot;)" office:value-type="string" office:string-value="ansible/ansible" calcext:value-type="string">
            <text:p>ansible/ansible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https://api.github.com/repos/meren/oligotyping</text:p>
          </table:table-cell>
          <table:table-cell table:formula="of:=REPLACE([.B20]; 1; 29; &quot;&quot;)" office:value-type="string" office:string-value="meren/oligotyping" calcext:value-type="string">
            <text:p>meren/oligotyping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https://api.github.com/repos/CouchPotato/CouchPotatoServer</text:p>
          </table:table-cell>
          <table:table-cell table:formula="of:=REPLACE([.B21]; 1; 29; &quot;&quot;)" office:value-type="string" office:string-value="CouchPotato/CouchPotatoServer" calcext:value-type="string">
            <text:p>CouchPotato/CouchPotatoServer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https://api.github.com/repos/overviewer/Minecraft-Overviewer</text:p>
          </table:table-cell>
          <table:table-cell table:formula="of:=REPLACE([.B22]; 1; 29; &quot;&quot;)" office:value-type="string" office:string-value="overviewer/Minecraft-Overviewer" calcext:value-type="string">
            <text:p>overviewer/Minecraft-Overviewer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https://api.github.com/repos/pennersr/django-allauth</text:p>
          </table:table-cell>
          <table:table-cell table:formula="of:=REPLACE([.B23]; 1; 29; &quot;&quot;)" office:value-type="string" office:string-value="pennersr/django-allauth" calcext:value-type="string">
            <text:p>pennersr/django-allauth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https://api.github.com/repos/Theano/Theano</text:p>
          </table:table-cell>
          <table:table-cell table:formula="of:=REPLACE([.B24]; 1; 29; &quot;&quot;)" office:value-type="string" office:string-value="Theano/Theano" calcext:value-type="string">
            <text:p>Theano/Theano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https://api.github.com/repos/candlepin/subscription-manager</text:p>
          </table:table-cell>
          <table:table-cell table:formula="of:=REPLACE([.B25]; 1; 29; &quot;&quot;)" office:value-type="string" office:string-value="candlepin/subscription-manager" calcext:value-type="string">
            <text:p>candlepin/subscription-manager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https://api.github.com/repos/cobbler/cobbler</text:p>
          </table:table-cell>
          <table:table-cell table:formula="of:=REPLACE([.B26]; 1; 29; &quot;&quot;)" office:value-type="string" office:string-value="cobbler/cobbler" calcext:value-type="string">
            <text:p>cobbler/cobbler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https://api.github.com/repos/limodou/uliweb</text:p>
          </table:table-cell>
          <table:table-cell table:formula="of:=REPLACE([.B27]; 1; 29; &quot;&quot;)" office:value-type="string" office:string-value="limodou/uliweb" calcext:value-type="string">
            <text:p>limodou/uliweb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https://api.github.com/repos/mongodb/mongo-python-driver</text:p>
          </table:table-cell>
          <table:table-cell table:formula="of:=REPLACE([.B28]; 1; 29; &quot;&quot;)" office:value-type="string" office:string-value="mongodb/mongo-python-driver" calcext:value-type="string">
            <text:p>mongodb/mongo-python-driver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https://api.github.com/repos/MongoEngine/mongoengine</text:p>
          </table:table-cell>
          <table:table-cell table:formula="of:=REPLACE([.B29]; 1; 29; &quot;&quot;)" office:value-type="string" office:string-value="MongoEngine/mongoengine" calcext:value-type="string">
            <text:p>MongoEngine/mongoengine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https://api.github.com/repos/otsaloma/gaupol</text:p>
          </table:table-cell>
          <table:table-cell table:formula="of:=REPLACE([.B30]; 1; 29; &quot;&quot;)" office:value-type="string" office:string-value="otsaloma/gaupol" calcext:value-type="string">
            <text:p>otsaloma/gaupol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string" calcext:value-type="string">
            <text:p>https://api.github.com/repos/sunlightlabs/datacommons</text:p>
          </table:table-cell>
          <table:table-cell table:formula="of:=REPLACE([.B31]; 1; 29; &quot;&quot;)" office:value-type="string" office:string-value="sunlightlabs/datacommons" calcext:value-type="string">
            <text:p>sunlightlabs/datacommons</text:p>
          </table:table-cell>
        </table:table-row>
        <table:table-row table:style-name="ro1">
          <table:table-cell office:value-type="float" office:value="2863" calcext:value-type="float">
            <text:p>2863</text:p>
          </table:table-cell>
          <table:table-cell office:value-type="string" calcext:value-type="string">
            <text:p>https://api.github.com/repos/ooici/ion-definitions</text:p>
          </table:table-cell>
          <table:table-cell table:formula="of:=REPLACE([.B32]; 1; 29; &quot;&quot;)" office:value-type="string" office:string-value="ooici/ion-definitions" calcext:value-type="string">
            <text:p>ooici/ion-definitions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https://api.github.com/repos/lunar-linux/moonbase-other</text:p>
          </table:table-cell>
          <table:table-cell table:formula="of:=REPLACE([.B33]; 1; 29; &quot;&quot;)" office:value-type="string" office:string-value="lunar-linux/moonbase-other" calcext:value-type="string">
            <text:p>lunar-linux/moonbase-other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https://api.github.com/repos/boto/boto</text:p>
          </table:table-cell>
          <table:table-cell table:formula="of:=REPLACE([.B34]; 1; 29; &quot;&quot;)" office:value-type="string" office:string-value="boto/boto" calcext:value-type="string">
            <text:p>boto/boto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https://api.github.com/repos/mattb112885/clusterDbAnalysis</text:p>
          </table:table-cell>
          <table:table-cell table:formula="of:=REPLACE([.B35]; 1; 29; &quot;&quot;)" office:value-type="string" office:string-value="mattb112885/clusterDbAnalysis" calcext:value-type="string">
            <text:p>mattb112885/clusterDbAnalysis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https://api.github.com/repos/Yelp/mrjob</text:p>
          </table:table-cell>
          <table:table-cell table:formula="of:=REPLACE([.B36]; 1; 29; &quot;&quot;)" office:value-type="string" office:string-value="Yelp/mrjob" calcext:value-type="string">
            <text:p>Yelp/mrjob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https://api.github.com/repos/mongodb/docs</text:p>
          </table:table-cell>
          <table:table-cell table:formula="of:=REPLACE([.B37]; 1; 29; &quot;&quot;)" office:value-type="string" office:string-value="mongodb/docs" calcext:value-type="string">
            <text:p>mongodb/docs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https://api.github.com/repos/Kozea/WeasyPrint</text:p>
          </table:table-cell>
          <table:table-cell table:formula="of:=REPLACE([.B38]; 1; 29; &quot;&quot;)" office:value-type="string" office:string-value="Kozea/WeasyPrint" calcext:value-type="string">
            <text:p>Kozea/WeasyPrint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https://api.github.com/repos/gpodder/gpodder</text:p>
          </table:table-cell>
          <table:table-cell table:formula="of:=REPLACE([.B39]; 1; 29; &quot;&quot;)" office:value-type="string" office:string-value="gpodder/gpodder" calcext:value-type="string">
            <text:p>gpodder/gpodder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ttps://api.github.com/repos/allegro/ralph</text:p>
          </table:table-cell>
          <table:table-cell table:formula="of:=REPLACE([.B40]; 1; 29; &quot;&quot;)" office:value-type="string" office:string-value="allegro/ralph" calcext:value-type="string">
            <text:p>allegro/ralph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https://api.github.com/repos/pandaproject/panda</text:p>
          </table:table-cell>
          <table:table-cell table:formula="of:=REPLACE([.B41]; 1; 29; &quot;&quot;)" office:value-type="string" office:string-value="pandaproject/panda" calcext:value-type="string">
            <text:p>pandaproject/panda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https://api.github.com/repos/davidsun/HostsFile</text:p>
          </table:table-cell>
          <table:table-cell table:formula="of:=REPLACE([.B42]; 1; 29; &quot;&quot;)" office:value-type="string" office:string-value="davidsun/HostsFile" calcext:value-type="string">
            <text:p>davidsun/HostsFile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https://api.github.com/repos/adobe/brackets-shell</text:p>
          </table:table-cell>
          <table:table-cell table:formula="of:=REPLACE([.B43]; 1; 29; &quot;&quot;)" office:value-type="string" office:string-value="adobe/brackets-shell" calcext:value-type="string">
            <text:p>adobe/brackets-shell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https://api.github.com/repos/python-zk/kazoo</text:p>
          </table:table-cell>
          <table:table-cell table:formula="of:=REPLACE([.B44]; 1; 29; &quot;&quot;)" office:value-type="string" office:string-value="python-zk/kazoo" calcext:value-type="string">
            <text:p>python-zk/kazoo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string" calcext:value-type="string">
            <text:p>https://api.github.com/repos/lunar-linux/moonbase-core</text:p>
          </table:table-cell>
          <table:table-cell table:formula="of:=REPLACE([.B45]; 1; 29; &quot;&quot;)" office:value-type="string" office:string-value="lunar-linux/moonbase-core" calcext:value-type="string">
            <text:p>lunar-linux/moonbase-core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https://api.github.com/repos/lonvia/waymarked-trails-site</text:p>
          </table:table-cell>
          <table:table-cell table:formula="of:=REPLACE([.B46]; 1; 29; &quot;&quot;)" office:value-type="string" office:string-value="lonvia/waymarked-trails-site" calcext:value-type="string">
            <text:p>lonvia/waymarked-trails-site</text:p>
          </table:table-cell>
        </table:table-row>
        <table:table-row table:style-name="ro1">
          <table:table-cell office:value-type="float" office:value="4779" calcext:value-type="float">
            <text:p>4779</text:p>
          </table:table-cell>
          <table:table-cell office:value-type="string" calcext:value-type="string">
            <text:p>https://api.github.com/repos/sunlightlabs/openstates</text:p>
          </table:table-cell>
          <table:table-cell table:formula="of:=REPLACE([.B47]; 1; 29; &quot;&quot;)" office:value-type="string" office:string-value="sunlightlabs/openstates" calcext:value-type="string">
            <text:p>sunlightlabs/openstates</text:p>
          </table:table-cell>
        </table:table-row>
        <table:table-row table:style-name="ro1">
          <table:table-cell office:value-type="float" office:value="5049" calcext:value-type="float">
            <text:p>5049</text:p>
          </table:table-cell>
          <table:table-cell office:value-type="string" calcext:value-type="string">
            <text:p>https://api.github.com/repos/sabnzbd/sabnzbd</text:p>
          </table:table-cell>
          <table:table-cell table:formula="of:=REPLACE([.B48]; 1; 29; &quot;&quot;)" office:value-type="string" office:string-value="sabnzbd/sabnzbd" calcext:value-type="string">
            <text:p>sabnzbd/sabnzbd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string" calcext:value-type="string">
            <text:p>https://api.github.com/repos/openstack/horizon</text:p>
          </table:table-cell>
          <table:table-cell table:formula="of:=REPLACE([.B49]; 1; 29; &quot;&quot;)" office:value-type="string" office:string-value="openstack/horizon" calcext:value-type="string">
            <text:p>openstack/horizon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https://api.github.com/repos/cython/cython</text:p>
          </table:table-cell>
          <table:table-cell table:formula="of:=REPLACE([.B50]; 1; 29; &quot;&quot;)" office:value-type="string" office:string-value="cython/cython" calcext:value-type="string">
            <text:p>cython/cython</text:p>
          </table:table-cell>
        </table:table-row>
        <table:table-row table:style-name="ro1">
          <table:table-cell office:value-type="float" office:value="5167" calcext:value-type="float">
            <text:p>5167</text:p>
          </table:table-cell>
          <table:table-cell office:value-type="string" calcext:value-type="string">
            <text:p>https://api.github.com/repos/fabric/fabric</text:p>
          </table:table-cell>
          <table:table-cell table:formula="of:=REPLACE([.B51]; 1; 29; &quot;&quot;)" office:value-type="string" office:string-value="fabric/fabric" calcext:value-type="string">
            <text:p>fabric/fabric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https://api.github.com/repos/scikit-learn/scikit-learn</text:p>
          </table:table-cell>
          <table:table-cell table:formula="of:=REPLACE([.B52]; 1; 29; &quot;&quot;)" office:value-type="string" office:string-value="scikit-learn/scikit-learn" calcext:value-type="string">
            <text:p>scikit-learn/scikit-learn</text:p>
          </table:table-cell>
        </table:table-row>
        <table:table-row table:style-name="ro1">
          <table:table-cell office:value-type="float" office:value="5358" calcext:value-type="float">
            <text:p>5358</text:p>
          </table:table-cell>
          <table:table-cell office:value-type="string" calcext:value-type="string">
            <text:p>https://api.github.com/repos/faircloth-lab/phyluce</text:p>
          </table:table-cell>
          <table:table-cell table:formula="of:=REPLACE([.B53]; 1; 29; &quot;&quot;)" office:value-type="string" office:string-value="faircloth-lab/phyluce" calcext:value-type="string">
            <text:p>faircloth-lab/phyluce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https://api.github.com/repos/ooici/pyon</text:p>
          </table:table-cell>
          <table:table-cell table:formula="of:=REPLACE([.B54]; 1; 29; &quot;&quot;)" office:value-type="string" office:string-value="ooici/pyon" calcext:value-type="string">
            <text:p>ooici/pyon</text:p>
          </table:table-cell>
        </table:table-row>
        <table:table-row table:style-name="ro1">
          <table:table-cell office:value-type="float" office:value="5455" calcext:value-type="float">
            <text:p>5455</text:p>
          </table:table-cell>
          <table:table-cell office:value-type="string" calcext:value-type="string">
            <text:p>https://api.github.com/repos/rg3/youtube-dl</text:p>
          </table:table-cell>
          <table:table-cell table:formula="of:=REPLACE([.B55]; 1; 29; &quot;&quot;)" office:value-type="string" office:string-value="rg3/youtube-dl" calcext:value-type="string">
            <text:p>rg3/youtube-dl</text:p>
          </table:table-cell>
        </table:table-row>
        <table:table-row table:style-name="ro1">
          <table:table-cell office:value-type="float" office:value="5626" calcext:value-type="float">
            <text:p>5626</text:p>
          </table:table-cell>
          <table:table-cell office:value-type="string" calcext:value-type="string">
            <text:p>https://api.github.com/repos/beetbox/beets</text:p>
          </table:table-cell>
          <table:table-cell table:formula="of:=REPLACE([.B56]; 1; 29; &quot;&quot;)" office:value-type="string" office:string-value="beetbox/beets" calcext:value-type="string">
            <text:p>beetbox/beets</text:p>
          </table:table-cell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string" calcext:value-type="string">
            <text:p>https://api.github.com/repos/jbjorne/TEES</text:p>
          </table:table-cell>
          <table:table-cell table:formula="of:=REPLACE([.B57]; 1; 29; &quot;&quot;)" office:value-type="string" office:string-value="jbjorne/TEES" calcext:value-type="string">
            <text:p>jbjorne/TEES</text:p>
          </table:table-cell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api.github.com/repos/mozilla/kitsune</text:p>
          </table:table-cell>
          <table:table-cell table:formula="of:=REPLACE([.B58]; 1; 29; &quot;&quot;)" office:value-type="string" office:string-value="mozilla/kitsune" calcext:value-type="string">
            <text:p>mozilla/kitsune</text:p>
          </table:table-cell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string" calcext:value-type="string">
            <text:p>https://api.github.com/repos/sqlmapproject/sqlmap</text:p>
          </table:table-cell>
          <table:table-cell table:formula="of:=REPLACE([.B59]; 1; 29; &quot;&quot;)" office:value-type="string" office:string-value="sqlmapproject/sqlmap" calcext:value-type="string">
            <text:p>sqlmapproject/sqlmap</text:p>
          </table:table-cell>
        </table:table-row>
        <table:table-row table:style-name="ro1">
          <table:table-cell office:value-type="float" office:value="6285" calcext:value-type="float">
            <text:p>6285</text:p>
          </table:table-cell>
          <table:table-cell office:value-type="string" calcext:value-type="string">
            <text:p>https://api.github.com/repos/BrightcoveOS/Diamond</text:p>
          </table:table-cell>
          <table:table-cell table:formula="of:=REPLACE([.B60]; 1; 29; &quot;&quot;)" office:value-type="string" office:string-value="BrightcoveOS/Diamond" calcext:value-type="string">
            <text:p>BrightcoveOS/Diamond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https://api.github.com/repos/qtile/qtile</text:p>
          </table:table-cell>
          <table:table-cell table:formula="of:=REPLACE([.B61]; 1; 29; &quot;&quot;)" office:value-type="string" office:string-value="qtile/qtile" calcext:value-type="string">
            <text:p>qtile/qtile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https://api.github.com/repos/jelmer/dulwich</text:p>
          </table:table-cell>
          <table:table-cell table:formula="of:=REPLACE([.B62]; 1; 29; &quot;&quot;)" office:value-type="string" office:string-value="jelmer/dulwich" calcext:value-type="string">
            <text:p>jelmer/dulwich</text:p>
          </table:table-cell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https://api.github.com/repos/fritzy/SleekXMPP</text:p>
          </table:table-cell>
          <table:table-cell table:formula="of:=REPLACE([.B63]; 1; 29; &quot;&quot;)" office:value-type="string" office:string-value="fritzy/SleekXMPP" calcext:value-type="string">
            <text:p>fritzy/SleekXMPP</text:p>
          </table:table-cell>
        </table:table-row>
        <table:table-row table:style-name="ro1">
          <table:table-cell office:value-type="float" office:value="7266" calcext:value-type="float">
            <text:p>7266</text:p>
          </table:table-cell>
          <table:table-cell office:value-type="string" calcext:value-type="string">
            <text:p>https://api.github.com/repos/networkx/networkx</text:p>
          </table:table-cell>
          <table:table-cell table:formula="of:=REPLACE([.B64]; 1; 29; &quot;&quot;)" office:value-type="string" office:string-value="networkx/networkx" calcext:value-type="string">
            <text:p>networkx/networkx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https://api.github.com/repos/kivy/kivy</text:p>
          </table:table-cell>
          <table:table-cell table:formula="of:=REPLACE([.B65]; 1; 29; &quot;&quot;)" office:value-type="string" office:string-value="kivy/kivy" calcext:value-type="string">
            <text:p>kivy/kivy</text:p>
          </table:table-cell>
        </table:table-row>
        <table:table-row table:style-name="ro1">
          <table:table-cell office:value-type="float" office:value="7559" calcext:value-type="float">
            <text:p>7559</text:p>
          </table:table-cell>
          <table:table-cell office:value-type="string" calcext:value-type="string">
            <text:p>https://api.github.com/repos/enthought/enaml</text:p>
          </table:table-cell>
          <table:table-cell table:formula="of:=REPLACE([.B66]; 1; 29; &quot;&quot;)" office:value-type="string" office:string-value="enthought/enaml" calcext:value-type="string">
            <text:p>enthought/enaml</text:p>
          </table:table-cell>
        </table:table-row>
        <table:table-row table:style-name="ro1">
          <table:table-cell office:value-type="float" office:value="7588" calcext:value-type="float">
            <text:p>7588</text:p>
          </table:table-cell>
          <table:table-cell office:value-type="string" calcext:value-type="string">
            <text:p>https://api.github.com/repos/OpenMDAO/OpenMDAO-Framework</text:p>
          </table:table-cell>
          <table:table-cell table:formula="of:=REPLACE([.B67]; 1; 29; &quot;&quot;)" office:value-type="string" office:string-value="OpenMDAO/OpenMDAO-Framework" calcext:value-type="string">
            <text:p>OpenMDAO/OpenMDAO-Framework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string" calcext:value-type="string">
            <text:p>https://api.github.com/repos/reddit/reddit</text:p>
          </table:table-cell>
          <table:table-cell table:formula="of:=REPLACE([.B68]; 1; 29; &quot;&quot;)" office:value-type="string" office:string-value="reddit/reddit" calcext:value-type="string">
            <text:p>reddit/reddit</text:p>
          </table:table-cell>
        </table:table-row>
        <table:table-row table:style-name="ro1">
          <table:table-cell office:value-type="float" office:value="7699" calcext:value-type="float">
            <text:p>7699</text:p>
          </table:table-cell>
          <table:table-cell office:value-type="string" calcext:value-type="string">
            <text:p>https://api.github.com/repos/mozilla/moztrap</text:p>
          </table:table-cell>
          <table:table-cell table:formula="of:=REPLACE([.B69]; 1; 29; &quot;&quot;)" office:value-type="string" office:string-value="mozilla/moztrap" calcext:value-type="string">
            <text:p>mozilla/moztrap</text:p>
          </table:table-cell>
        </table:table-row>
        <table:table-row table:style-name="ro1">
          <table:table-cell office:value-type="float" office:value="7803" calcext:value-type="float">
            <text:p>7803</text:p>
          </table:table-cell>
          <table:table-cell office:value-type="string" calcext:value-type="string">
            <text:p>https://api.github.com/repos/stephenmcd/mezzanine</text:p>
          </table:table-cell>
          <table:table-cell table:formula="of:=REPLACE([.B70]; 1; 29; &quot;&quot;)" office:value-type="string" office:string-value="stephenmcd/mezzanine" calcext:value-type="string">
            <text:p>stephenmcd/mezzanine</text:p>
          </table:table-cell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string" calcext:value-type="string">
            <text:p>https://api.github.com/repos/sahana/eden</text:p>
          </table:table-cell>
          <table:table-cell table:formula="of:=REPLACE([.B71]; 1; 29; &quot;&quot;)" office:value-type="string" office:string-value="sahana/eden" calcext:value-type="string">
            <text:p>sahana/eden</text:p>
          </table:table-cell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string" calcext:value-type="string">
            <text:p>https://api.github.com/repos/youtify/youtify</text:p>
          </table:table-cell>
          <table:table-cell table:formula="of:=REPLACE([.B72]; 1; 29; &quot;&quot;)" office:value-type="string" office:string-value="youtify/youtify" calcext:value-type="string">
            <text:p>youtify/youtify</text:p>
          </table:table-cell>
        </table:table-row>
        <table:table-row table:style-name="ro1">
          <table:table-cell office:value-type="float" office:value="8081" calcext:value-type="float">
            <text:p>8081</text:p>
          </table:table-cell>
          <table:table-cell office:value-type="string" calcext:value-type="string">
            <text:p>https://api.github.com/repos/flavour/ifrc</text:p>
          </table:table-cell>
          <table:table-cell table:formula="of:=REPLACE([.B73]; 1; 29; &quot;&quot;)" office:value-type="string" office:string-value="flavour/ifrc" calcext:value-type="string">
            <text:p>flavour/ifrc</text:p>
          </table:table-cell>
        </table:table-row>
        <table:table-row table:style-name="ro1">
          <table:table-cell office:value-type="float" office:value="8127" calcext:value-type="float">
            <text:p>8127</text:p>
          </table:table-cell>
          <table:table-cell office:value-type="string" calcext:value-type="string">
            <text:p>https://api.github.com/repos/matplotlib/matplotlib</text:p>
          </table:table-cell>
          <table:table-cell table:formula="of:=REPLACE([.B74]; 1; 29; &quot;&quot;)" office:value-type="string" office:string-value="matplotlib/matplotlib" calcext:value-type="string">
            <text:p>matplotlib/matplotlib</text:p>
          </table:table-cell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string" calcext:value-type="string">
            <text:p>https://api.github.com/repos/kliment/Printrun</text:p>
          </table:table-cell>
          <table:table-cell table:formula="of:=REPLACE([.B75]; 1; 29; &quot;&quot;)" office:value-type="string" office:string-value="kliment/Printrun" calcext:value-type="string">
            <text:p>kliment/Printrun</text:p>
          </table:table-cell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string" calcext:value-type="string">
            <text:p>https://api.github.com/repos/sagemath/sagecell</text:p>
          </table:table-cell>
          <table:table-cell table:formula="of:=REPLACE([.B76]; 1; 29; &quot;&quot;)" office:value-type="string" office:string-value="sagemath/sagecell" calcext:value-type="string">
            <text:p>sagemath/sagecell</text:p>
          </table:table-cell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string" calcext:value-type="string">
            <text:p>https://api.github.com/repos/nesaro/pydsl</text:p>
          </table:table-cell>
          <table:table-cell table:formula="of:=REPLACE([.B77]; 1; 29; &quot;&quot;)" office:value-type="string" office:string-value="nesaro/pydsl" calcext:value-type="string">
            <text:p>nesaro/pydsl</text:p>
          </table:table-cell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string" calcext:value-type="string">
            <text:p>https://api.github.com/repos/mozilla/fjord</text:p>
          </table:table-cell>
          <table:table-cell table:formula="of:=REPLACE([.B78]; 1; 29; &quot;&quot;)" office:value-type="string" office:string-value="mozilla/fjord" calcext:value-type="string">
            <text:p>mozilla/fjord</text:p>
          </table:table-cell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string" calcext:value-type="string">
            <text:p>https://api.github.com/repos/hep-gc/cloud-scheduler</text:p>
          </table:table-cell>
          <table:table-cell table:formula="of:=REPLACE([.B79]; 1; 29; &quot;&quot;)" office:value-type="string" office:string-value="hep-gc/cloud-scheduler" calcext:value-type="string">
            <text:p>hep-gc/cloud-scheduler</text:p>
          </table:table-cell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string" calcext:value-type="string">
            <text:p>https://api.github.com/repos/twisted/twisted</text:p>
          </table:table-cell>
          <table:table-cell table:formula="of:=REPLACE([.B80]; 1; 29; &quot;&quot;)" office:value-type="string" office:string-value="twisted/twisted" calcext:value-type="string">
            <text:p>twisted/twisted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https://api.github.com/repos/pazz/alot</text:p>
          </table:table-cell>
          <table:table-cell table:formula="of:=REPLACE([.B81]; 1; 29; &quot;&quot;)" office:value-type="string" office:string-value="pazz/alot" calcext:value-type="string">
            <text:p>pazz/alot</text:p>
          </table:table-cell>
        </table:table-row>
        <table:table-row table:style-name="ro1">
          <table:table-cell office:value-type="float" office:value="9241" calcext:value-type="float">
            <text:p>9241</text:p>
          </table:table-cell>
          <table:table-cell office:value-type="string" calcext:value-type="string">
            <text:p>https://api.github.com/repos/django-oscar/django-oscar</text:p>
          </table:table-cell>
          <table:table-cell table:formula="of:=REPLACE([.B82]; 1; 29; &quot;&quot;)" office:value-type="string" office:string-value="django-oscar/django-oscar" calcext:value-type="string">
            <text:p>django-oscar/django-oscar</text:p>
          </table:table-cell>
        </table:table-row>
        <table:table-row table:style-name="ro1">
          <table:table-cell office:value-type="float" office:value="9626" calcext:value-type="float">
            <text:p>9626</text:p>
          </table:table-cell>
          <table:table-cell office:value-type="string" calcext:value-type="string">
            <text:p>https://api.github.com/repos/openstack/python-novaclient</text:p>
          </table:table-cell>
          <table:table-cell table:formula="of:=REPLACE([.B83]; 1; 29; &quot;&quot;)" office:value-type="string" office:string-value="openstack/python-novaclient" calcext:value-type="string">
            <text:p>openstack/python-novaclient</text:p>
          </table:table-cell>
        </table:table-row>
        <table:table-row table:style-name="ro1">
          <table:table-cell office:value-type="float" office:value="9793" calcext:value-type="float">
            <text:p>9793</text:p>
          </table:table-cell>
          <table:table-cell office:value-type="string" calcext:value-type="string">
            <text:p>https://api.github.com/repos/sympy/sympy</text:p>
          </table:table-cell>
          <table:table-cell table:formula="of:=REPLACE([.B84]; 1; 29; &quot;&quot;)" office:value-type="string" office:string-value="sympy/sympy" calcext:value-type="string">
            <text:p>sympy/sympy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string" calcext:value-type="string">
            <text:p>https://api.github.com/repos/adamgreenhall/minpower</text:p>
          </table:table-cell>
          <table:table-cell table:formula="of:=REPLACE([.B85]; 1; 29; &quot;&quot;)" office:value-type="string" office:string-value="adamgreenhall/minpower" calcext:value-type="string">
            <text:p>adamgreenhall/minpower</text:p>
          </table:table-cell>
        </table:table-row>
        <table:table-row table:style-name="ro1">
          <table:table-cell office:value-type="float" office:value="10462" calcext:value-type="float">
            <text:p>10462</text:p>
          </table:table-cell>
          <table:table-cell office:value-type="string" calcext:value-type="string">
            <text:p>https://api.github.com/repos/openstack/tempest</text:p>
          </table:table-cell>
          <table:table-cell table:formula="of:=REPLACE([.B86]; 1; 29; &quot;&quot;)" office:value-type="string" office:string-value="openstack/tempest" calcext:value-type="string">
            <text:p>openstack/tempest</text:p>
          </table:table-cell>
        </table:table-row>
        <table:table-row table:style-name="ro1">
          <table:table-cell office:value-type="float" office:value="10505" calcext:value-type="float">
            <text:p>10505</text:p>
          </table:table-cell>
          <table:table-cell office:value-type="string" calcext:value-type="string">
            <text:p>https://api.github.com/repos/benoitc/gunicorn</text:p>
          </table:table-cell>
          <table:table-cell table:formula="of:=REPLACE([.B87]; 1; 29; &quot;&quot;)" office:value-type="string" office:string-value="benoitc/gunicorn" calcext:value-type="string">
            <text:p>benoitc/gunicorn</text:p>
          </table:table-cell>
        </table:table-row>
        <table:table-row table:style-name="ro1">
          <table:table-cell office:value-type="float" office:value="10679" calcext:value-type="float">
            <text:p>10679</text:p>
          </table:table-cell>
          <table:table-cell office:value-type="string" calcext:value-type="string">
            <text:p>https://api.github.com/repos/fail2ban/fail2ban</text:p>
          </table:table-cell>
          <table:table-cell table:formula="of:=REPLACE([.B88]; 1; 29; &quot;&quot;)" office:value-type="string" office:string-value="fail2ban/fail2ban" calcext:value-type="string">
            <text:p>fail2ban/fail2ban</text:p>
          </table:table-cell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string" calcext:value-type="string">
            <text:p>https://api.github.com/repos/openstack/nova</text:p>
          </table:table-cell>
          <table:table-cell table:formula="of:=REPLACE([.B89]; 1; 29; &quot;&quot;)" office:value-type="string" office:string-value="openstack/nova" calcext:value-type="string">
            <text:p>openstack/nova</text:p>
          </table:table-cell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string" calcext:value-type="string">
            <text:p>https://api.github.com/repos/pinax/symposion</text:p>
          </table:table-cell>
          <table:table-cell table:formula="of:=REPLACE([.B90]; 1; 29; &quot;&quot;)" office:value-type="string" office:string-value="pinax/symposion" calcext:value-type="string">
            <text:p>pinax/symposion</text:p>
          </table:table-cell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https://api.github.com/repos/hpcugent/easybuild</text:p>
          </table:table-cell>
          <table:table-cell table:formula="of:=REPLACE([.B91]; 1; 29; &quot;&quot;)" office:value-type="string" office:string-value="hpcugent/easybuild" calcext:value-type="string">
            <text:p>hpcugent/easybuild</text:p>
          </table:table-cell>
        </table:table-row>
        <table:table-row table:style-name="ro1">
          <table:table-cell office:value-type="float" office:value="11223" calcext:value-type="float">
            <text:p>11223</text:p>
          </table:table-cell>
          <table:table-cell office:value-type="string" calcext:value-type="string">
            <text:p>https://api.github.com/repos/ghoseb/planet.clojure</text:p>
          </table:table-cell>
          <table:table-cell table:formula="of:=REPLACE([.B92]; 1; 29; &quot;&quot;)" office:value-type="string" office:string-value="ghoseb/planet.clojure" calcext:value-type="string">
            <text:p>ghoseb/planet.clojure</text:p>
          </table:table-cell>
        </table:table-row>
        <table:table-row table:style-name="ro1">
          <table:table-cell office:value-type="float" office:value="11224" calcext:value-type="float">
            <text:p>11224</text:p>
          </table:table-cell>
          <table:table-cell office:value-type="string" calcext:value-type="string">
            <text:p>https://api.github.com/repos/jtriley/StarCluster</text:p>
          </table:table-cell>
          <table:table-cell table:formula="of:=REPLACE([.B93]; 1; 29; &quot;&quot;)" office:value-type="string" office:string-value="jtriley/StarCluster" calcext:value-type="string">
            <text:p>jtriley/StarCluster</text:p>
          </table:table-cell>
        </table:table-row>
        <table:table-row table:style-name="ro1">
          <table:table-cell office:value-type="float" office:value="11250" calcext:value-type="float">
            <text:p>11250</text:p>
          </table:table-cell>
          <table:table-cell office:value-type="string" calcext:value-type="string">
            <text:p>https://api.github.com/repos/wbond/package_control_channel</text:p>
          </table:table-cell>
          <table:table-cell table:formula="of:=REPLACE([.B94]; 1; 29; &quot;&quot;)" office:value-type="string" office:string-value="wbond/package_control_channel" calcext:value-type="string">
            <text:p>wbond/package_control_channel</text:p>
          </table:table-cell>
        </table:table-row>
        <table:table-row table:style-name="ro1">
          <table:table-cell office:value-type="float" office:value="11441" calcext:value-type="float">
            <text:p>11441</text:p>
          </table:table-cell>
          <table:table-cell office:value-type="string" calcext:value-type="string">
            <text:p>https://api.github.com/repos/zeromq/pyzmq</text:p>
          </table:table-cell>
          <table:table-cell table:formula="of:=REPLACE([.B95]; 1; 29; &quot;&quot;)" office:value-type="string" office:string-value="zeromq/pyzmq" calcext:value-type="string">
            <text:p>zeromq/pyzmq</text:p>
          </table:table-cell>
        </table:table-row>
        <table:table-row table:style-name="ro1">
          <table:table-cell office:value-type="float" office:value="11603" calcext:value-type="float">
            <text:p>11603</text:p>
          </table:table-cell>
          <table:table-cell office:value-type="string" calcext:value-type="string">
            <text:p>https://api.github.com/repos/facelessuser/BracketHighlighter</text:p>
          </table:table-cell>
          <table:table-cell table:formula="of:=REPLACE([.B96]; 1; 29; &quot;&quot;)" office:value-type="string" office:string-value="facelessuser/BracketHighlighter" calcext:value-type="string">
            <text:p>facelessuser/BracketHighlighter</text:p>
          </table:table-cell>
        </table:table-row>
        <table:table-row table:style-name="ro1">
          <table:table-cell office:value-type="float" office:value="11638" calcext:value-type="float">
            <text:p>11638</text:p>
          </table:table-cell>
          <table:table-cell office:value-type="string" calcext:value-type="string">
            <text:p>https://api.github.com/repos/rtfd/readthedocs.org</text:p>
          </table:table-cell>
          <table:table-cell table:formula="of:=REPLACE([.B97]; 1; 29; &quot;&quot;)" office:value-type="string" office:string-value="rtfd/readthedocs.org" calcext:value-type="string">
            <text:p>rtfd/readthedocs.org</text:p>
          </table:table-cell>
        </table:table-row>
        <table:table-row table:style-name="ro1">
          <table:table-cell office:value-type="float" office:value="11820" calcext:value-type="float">
            <text:p>11820</text:p>
          </table:table-cell>
          <table:table-cell office:value-type="string" calcext:value-type="string">
            <text:p>https://api.github.com/repos/rembo10/headphones</text:p>
          </table:table-cell>
          <table:table-cell table:formula="of:=REPLACE([.B98]; 1; 29; &quot;&quot;)" office:value-type="string" office:string-value="rembo10/headphones" calcext:value-type="string">
            <text:p>rembo10/headphones</text:p>
          </table:table-cell>
        </table:table-row>
        <table:table-row table:style-name="ro1">
          <table:table-cell office:value-type="float" office:value="12049" calcext:value-type="float">
            <text:p>12049</text:p>
          </table:table-cell>
          <table:table-cell office:value-type="string" calcext:value-type="string">
            <text:p>https://api.github.com/repos/nvie/rq</text:p>
          </table:table-cell>
          <table:table-cell table:formula="of:=REPLACE([.B99]; 1; 29; &quot;&quot;)" office:value-type="string" office:string-value="nvie/rq" calcext:value-type="string">
            <text:p>nvie/rq</text:p>
          </table:table-cell>
        </table:table-row>
        <table:table-row table:style-name="ro1">
          <table:table-cell office:value-type="float" office:value="12162" calcext:value-type="float">
            <text:p>12162</text:p>
          </table:table-cell>
          <table:table-cell office:value-type="string" calcext:value-type="string">
            <text:p>https://api.github.com/repos/holzman/glideinWMS</text:p>
          </table:table-cell>
          <table:table-cell table:formula="of:=REPLACE([.B100]; 1; 29; &quot;&quot;)" office:value-type="string" office:string-value="holzman/glideinWMS" calcext:value-type="string">
            <text:p>holzman/glideinWMS</text:p>
          </table:table-cell>
        </table:table-row>
        <table:table-row table:style-name="ro1">
          <table:table-cell office:value-type="float" office:value="12253" calcext:value-type="float">
            <text:p>12253</text:p>
          </table:table-cell>
          <table:table-cell office:value-type="string" calcext:value-type="string">
            <text:p>https://api.github.com/repos/celery/kombu</text:p>
          </table:table-cell>
          <table:table-cell table:formula="of:=REPLACE([.B101]; 1; 29; &quot;&quot;)" office:value-type="string" office:string-value="celery/kombu" calcext:value-type="string">
            <text:p>celery/kombu</text:p>
          </table:table-cell>
        </table:table-row>
        <table:table-row table:style-name="ro1">
          <table:table-cell office:value-type="float" office:value="12269" calcext:value-type="float">
            <text:p>12269</text:p>
          </table:table-cell>
          <table:table-cell office:value-type="string" calcext:value-type="string">
            <text:p>https://api.github.com/repos/PyMVPA/PyMVPA</text:p>
          </table:table-cell>
          <table:table-cell table:formula="of:=REPLACE([.B102]; 1; 29; &quot;&quot;)" office:value-type="string" office:string-value="PyMVPA/PyMVPA" calcext:value-type="string">
            <text:p>PyMVPA/PyMVPA</text:p>
          </table:table-cell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string" calcext:value-type="string">
            <text:p>https://api.github.com/repos/reviewboard/reviewboard</text:p>
          </table:table-cell>
          <table:table-cell table:formula="of:=REPLACE([.B103]; 1; 29; &quot;&quot;)" office:value-type="string" office:string-value="reviewboard/reviewboard" calcext:value-type="string">
            <text:p>reviewboard/reviewboard</text:p>
          </table:table-cell>
        </table:table-row>
        <table:table-row table:style-name="ro1">
          <table:table-cell office:value-type="float" office:value="12392" calcext:value-type="float">
            <text:p>12392</text:p>
          </table:table-cell>
          <table:table-cell office:value-type="string" calcext:value-type="string">
            <text:p>https://api.github.com/repos/collective/collective.developermanual</text:p>
          </table:table-cell>
          <table:table-cell table:formula="of:=REPLACE([.B104]; 1; 29; &quot;&quot;)" office:value-type="string" office:string-value="collective/collective.developermanual" calcext:value-type="string">
            <text:p>collective/collective.developermanual</text:p>
          </table:table-cell>
        </table:table-row>
        <table:table-row table:style-name="ro1">
          <table:table-cell office:value-type="float" office:value="12589" calcext:value-type="float">
            <text:p>12589</text:p>
          </table:table-cell>
          <table:table-cell office:value-type="string" calcext:value-type="string">
            <text:p>https://api.github.com/repos/tanghaibao/jcvi</text:p>
          </table:table-cell>
          <table:table-cell table:formula="of:=REPLACE([.B105]; 1; 29; &quot;&quot;)" office:value-type="string" office:string-value="tanghaibao/jcvi" calcext:value-type="string">
            <text:p>tanghaibao/jcvi</text:p>
          </table:table-cell>
        </table:table-row>
        <table:table-row table:style-name="ro1">
          <table:table-cell office:value-type="float" office:value="12700" calcext:value-type="float">
            <text:p>12700</text:p>
          </table:table-cell>
          <table:table-cell office:value-type="string" calcext:value-type="string">
            <text:p>https://api.github.com/repos/lunar-linux/moonbase-kde</text:p>
          </table:table-cell>
          <table:table-cell table:formula="of:=REPLACE([.B106]; 1; 29; &quot;&quot;)" office:value-type="string" office:string-value="lunar-linux/moonbase-kde" calcext:value-type="string">
            <text:p>lunar-linux/moonbase-kde</text:p>
          </table:table-cell>
        </table:table-row>
        <table:table-row table:style-name="ro1">
          <table:table-cell office:value-type="float" office:value="12781" calcext:value-type="float">
            <text:p>12781</text:p>
          </table:table-cell>
          <table:table-cell office:value-type="string" calcext:value-type="string">
            <text:p>https://api.github.com/repos/textmate/latex.tmbundle</text:p>
          </table:table-cell>
          <table:table-cell table:formula="of:=REPLACE([.B107]; 1; 29; &quot;&quot;)" office:value-type="string" office:string-value="textmate/latex.tmbundle" calcext:value-type="string">
            <text:p>textmate/latex.tmbundle</text:p>
          </table:table-cell>
        </table:table-row>
        <table:table-row table:style-name="ro1">
          <table:table-cell office:value-type="float" office:value="12831" calcext:value-type="float">
            <text:p>12831</text:p>
          </table:table-cell>
          <table:table-cell office:value-type="string" calcext:value-type="string">
            <text:p>https://api.github.com/repos/coleifer/peewee</text:p>
          </table:table-cell>
          <table:table-cell table:formula="of:=REPLACE([.B108]; 1; 29; &quot;&quot;)" office:value-type="string" office:string-value="coleifer/peewee" calcext:value-type="string">
            <text:p>coleifer/peewee</text:p>
          </table:table-cell>
        </table:table-row>
        <table:table-row table:style-name="ro1">
          <table:table-cell office:value-type="float" office:value="12841" calcext:value-type="float">
            <text:p>12841</text:p>
          </table:table-cell>
          <table:table-cell office:value-type="string" calcext:value-type="string">
            <text:p>https://api.github.com/repos/naparuba/shinken</text:p>
          </table:table-cell>
          <table:table-cell table:formula="of:=REPLACE([.B109]; 1; 29; &quot;&quot;)" office:value-type="string" office:string-value="naparuba/shinken" calcext:value-type="string">
            <text:p>naparuba/shinken</text:p>
          </table:table-cell>
        </table:table-row>
        <table:table-row table:style-name="ro1">
          <table:table-cell office:value-type="float" office:value="13406" calcext:value-type="float">
            <text:p>13406</text:p>
          </table:table-cell>
          <table:table-cell office:value-type="string" calcext:value-type="string">
            <text:p>https://api.github.com/repos/benadida/helios-server</text:p>
          </table:table-cell>
          <table:table-cell table:formula="of:=REPLACE([.B110]; 1; 29; &quot;&quot;)" office:value-type="string" office:string-value="benadida/helios-server" calcext:value-type="string">
            <text:p>benadida/helios-server</text:p>
          </table:table-cell>
        </table:table-row>
        <table:table-row table:style-name="ro1">
          <table:table-cell office:value-type="float" office:value="13435" calcext:value-type="float">
            <text:p>13435</text:p>
          </table:table-cell>
          <table:table-cell office:value-type="string" calcext:value-type="string">
            <text:p>https://api.github.com/repos/quantmind/pulsar</text:p>
          </table:table-cell>
          <table:table-cell table:formula="of:=REPLACE([.B111]; 1; 29; &quot;&quot;)" office:value-type="string" office:string-value="quantmind/pulsar" calcext:value-type="string">
            <text:p>quantmind/pulsar</text:p>
          </table:table-cell>
        </table:table-row>
        <table:table-row table:style-name="ro1">
          <table:table-cell office:value-type="float" office:value="13436" calcext:value-type="float">
            <text:p>13436</text:p>
          </table:table-cell>
          <table:table-cell office:value-type="string" calcext:value-type="string">
            <text:p>https://api.github.com/repos/PyTables/PyTables</text:p>
          </table:table-cell>
          <table:table-cell table:formula="of:=REPLACE([.B112]; 1; 29; &quot;&quot;)" office:value-type="string" office:string-value="PyTables/PyTables" calcext:value-type="string">
            <text:p>PyTables/PyTables</text:p>
          </table:table-cell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https://api.github.com/repos/IronLanguages/main</text:p>
          </table:table-cell>
          <table:table-cell table:formula="of:=REPLACE([.B113]; 1; 29; &quot;&quot;)" office:value-type="string" office:string-value="IronLanguages/main" calcext:value-type="string">
            <text:p>IronLanguages/main</text:p>
          </table:table-cell>
        </table:table-row>
        <table:table-row table:style-name="ro1">
          <table:table-cell office:value-type="float" office:value="13813" calcext:value-type="float">
            <text:p>13813</text:p>
          </table:table-cell>
          <table:table-cell office:value-type="string" calcext:value-type="string">
            <text:p>https://api.github.com/repos/openhatch/oh-mainline</text:p>
          </table:table-cell>
          <table:table-cell table:formula="of:=REPLACE([.B114]; 1; 29; &quot;&quot;)" office:value-type="string" office:string-value="openhatch/oh-mainline" calcext:value-type="string">
            <text:p>openhatch/oh-mainline</text:p>
          </table:table-cell>
        </table:table-row>
        <table:table-row table:style-name="ro1">
          <table:table-cell office:value-type="float" office:value="14287" calcext:value-type="float">
            <text:p>14287</text:p>
          </table:table-cell>
          <table:table-cell office:value-type="string" calcext:value-type="string">
            <text:p>https://api.github.com/repos/SciTools/cartopy</text:p>
          </table:table-cell>
          <table:table-cell table:formula="of:=REPLACE([.B115]; 1; 29; &quot;&quot;)" office:value-type="string" office:string-value="SciTools/cartopy" calcext:value-type="string">
            <text:p>SciTools/cartopy</text:p>
          </table:table-cell>
        </table:table-row>
        <table:table-row table:style-name="ro1">
          <table:table-cell office:value-type="float" office:value="14545" calcext:value-type="float">
            <text:p>14545</text:p>
          </table:table-cell>
          <table:table-cell office:value-type="string" calcext:value-type="string">
            <text:p>https://api.github.com/repos/ekfriis/FinalStateAnalysis</text:p>
          </table:table-cell>
          <table:table-cell table:formula="of:=REPLACE([.B116]; 1; 29; &quot;&quot;)" office:value-type="string" office:string-value="ekfriis/FinalStateAnalysis" calcext:value-type="string">
            <text:p>ekfriis/FinalStateAnalysis</text:p>
          </table:table-cell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string" calcext:value-type="string">
            <text:p>https://api.github.com/repos/fnp/wolnelektury</text:p>
          </table:table-cell>
          <table:table-cell table:formula="of:=REPLACE([.B117]; 1; 29; &quot;&quot;)" office:value-type="string" office:string-value="fnp/wolnelektury" calcext:value-type="string">
            <text:p>fnp/wolnelektury</text:p>
          </table:table-cell>
        </table:table-row>
        <table:table-row table:style-name="ro1">
          <table:table-cell office:value-type="float" office:value="14642" calcext:value-type="float">
            <text:p>14642</text:p>
          </table:table-cell>
          <table:table-cell office:value-type="string" calcext:value-type="string">
            <text:p>https://api.github.com/repos/DIRACGrid/DIRAC</text:p>
          </table:table-cell>
          <table:table-cell table:formula="of:=REPLACE([.B118]; 1; 29; &quot;&quot;)" office:value-type="string" office:string-value="DIRACGrid/DIRAC" calcext:value-type="string">
            <text:p>DIRACGrid/DIRAC</text:p>
          </table:table-cell>
        </table:table-row>
        <table:table-row table:style-name="ro1">
          <table:table-cell office:value-type="float" office:value="14859" calcext:value-type="float">
            <text:p>14859</text:p>
          </table:table-cell>
          <table:table-cell office:value-type="string" calcext:value-type="string">
            <text:p>https://api.github.com/repos/wlanslovenija/nodewatcher</text:p>
          </table:table-cell>
          <table:table-cell table:formula="of:=REPLACE([.B119]; 1; 29; &quot;&quot;)" office:value-type="string" office:string-value="wlanslovenija/nodewatcher" calcext:value-type="string">
            <text:p>wlanslovenija/nodewatcher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string" calcext:value-type="string">
            <text:p>https://api.github.com/repos/autotest/autotest</text:p>
          </table:table-cell>
          <table:table-cell table:formula="of:=REPLACE([.B120]; 1; 29; &quot;&quot;)" office:value-type="string" office:string-value="autotest/autotest" calcext:value-type="string">
            <text:p>autotest/autotest</text:p>
          </table:table-cell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https://api.github.com/repos/caktus/django-timepiece</text:p>
          </table:table-cell>
          <table:table-cell table:formula="of:=REPLACE([.B121]; 1; 29; &quot;&quot;)" office:value-type="string" office:string-value="caktus/django-timepiece" calcext:value-type="string">
            <text:p>caktus/django-timepiece</text:p>
          </table:table-cell>
        </table:table-row>
        <table:table-row table:style-name="ro1">
          <table:table-cell office:value-type="float" office:value="15985" calcext:value-type="float">
            <text:p>15985</text:p>
          </table:table-cell>
          <table:table-cell office:value-type="string" calcext:value-type="string">
            <text:p>https://api.github.com/repos/gem/oq-engine</text:p>
          </table:table-cell>
          <table:table-cell table:formula="of:=REPLACE([.B122]; 1; 29; &quot;&quot;)" office:value-type="string" office:string-value="gem/oq-engine" calcext:value-type="string">
            <text:p>gem/oq-engine</text:p>
          </table:table-cell>
        </table:table-row>
        <table:table-row table:style-name="ro1">
          <table:table-cell office:value-type="float" office:value="16130" calcext:value-type="float">
            <text:p>16130</text:p>
          </table:table-cell>
          <table:table-cell office:value-type="string" calcext:value-type="string">
            <text:p>https://api.github.com/repos/mandriva-management-console/mmc</text:p>
          </table:table-cell>
          <table:table-cell table:formula="of:=REPLACE([.B123]; 1; 29; &quot;&quot;)" office:value-type="string" office:string-value="mandriva-management-console/mmc" calcext:value-type="string">
            <text:p>mandriva-management-console/mmc</text:p>
          </table:table-cell>
        </table:table-row>
        <table:table-row table:style-name="ro1">
          <table:table-cell office:value-type="float" office:value="16276" calcext:value-type="float">
            <text:p>16276</text:p>
          </table:table-cell>
          <table:table-cell office:value-type="string" calcext:value-type="string">
            <text:p>https://api.github.com/repos/andreasvc/disco-dop</text:p>
          </table:table-cell>
          <table:table-cell table:formula="of:=REPLACE([.B124]; 1; 29; &quot;&quot;)" office:value-type="string" office:string-value="andreasvc/disco-dop" calcext:value-type="string">
            <text:p>andreasvc/disco-dop</text:p>
          </table:table-cell>
        </table:table-row>
        <table:table-row table:style-name="ro1">
          <table:table-cell office:value-type="float" office:value="16287" calcext:value-type="float">
            <text:p>16287</text:p>
          </table:table-cell>
          <table:table-cell office:value-type="string" calcext:value-type="string">
            <text:p>https://api.github.com/repos/posativ/acrylamid</text:p>
          </table:table-cell>
          <table:table-cell table:formula="of:=REPLACE([.B125]; 1; 29; &quot;&quot;)" office:value-type="string" office:string-value="posativ/acrylamid" calcext:value-type="string">
            <text:p>posativ/acrylamid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https://api.github.com/repos/divio/django-filer</text:p>
          </table:table-cell>
          <table:table-cell table:formula="of:=REPLACE([.B126]; 1; 29; &quot;&quot;)" office:value-type="string" office:string-value="divio/django-filer" calcext:value-type="string">
            <text:p>divio/django-filer</text:p>
          </table:table-cell>
        </table:table-row>
        <table:table-row table:style-name="ro1">
          <table:table-cell office:value-type="float" office:value="17196" calcext:value-type="float">
            <text:p>17196</text:p>
          </table:table-cell>
          <table:table-cell office:value-type="string" calcext:value-type="string">
            <text:p>https://api.github.com/repos/basho/riak-python-client</text:p>
          </table:table-cell>
          <table:table-cell table:formula="of:=REPLACE([.B127]; 1; 29; &quot;&quot;)" office:value-type="string" office:string-value="basho/riak-python-client" calcext:value-type="string">
            <text:p>basho/riak-python-client</text:p>
          </table:table-cell>
        </table:table-row>
        <table:table-row table:style-name="ro1">
          <table:table-cell office:value-type="float" office:value="17306" calcext:value-type="float">
            <text:p>17306</text:p>
          </table:table-cell>
          <table:table-cell office:value-type="string" calcext:value-type="string">
            <text:p>https://api.github.com/repos/it3s/mootiro-maps</text:p>
          </table:table-cell>
          <table:table-cell table:formula="of:=REPLACE([.B128]; 1; 29; &quot;&quot;)" office:value-type="string" office:string-value="it3s/mootiro-maps" calcext:value-type="string">
            <text:p>it3s/mootiro-maps</text:p>
          </table:table-cell>
        </table:table-row>
        <table:table-row table:style-name="ro1">
          <table:table-cell office:value-type="float" office:value="17373" calcext:value-type="float">
            <text:p>17373</text:p>
          </table:table-cell>
          <table:table-cell office:value-type="string" calcext:value-type="string">
            <text:p>https://api.github.com/repos/eucalyptus/eutester</text:p>
          </table:table-cell>
          <table:table-cell table:formula="of:=REPLACE([.B129]; 1; 29; &quot;&quot;)" office:value-type="string" office:string-value="eucalyptus/eutester" calcext:value-type="string">
            <text:p>eucalyptus/eutester</text:p>
          </table:table-cell>
        </table:table-row>
        <table:table-row table:style-name="ro1">
          <table:table-cell office:value-type="float" office:value="17834" calcext:value-type="float">
            <text:p>17834</text:p>
          </table:table-cell>
          <table:table-cell office:value-type="string" calcext:value-type="string">
            <text:p>https://api.github.com/repos/fp7-ofelia/ocf</text:p>
          </table:table-cell>
          <table:table-cell table:formula="of:=REPLACE([.B130]; 1; 29; &quot;&quot;)" office:value-type="string" office:string-value="fp7-ofelia/ocf" calcext:value-type="string">
            <text:p>fp7-ofelia/ocf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string" calcext:value-type="string">
            <text:p>https://api.github.com/repos/pynag/pynag</text:p>
          </table:table-cell>
          <table:table-cell table:formula="of:=REPLACE([.B131]; 1; 29; &quot;&quot;)" office:value-type="string" office:string-value="pynag/pynag" calcext:value-type="string">
            <text:p>pynag/pynag</text:p>
          </table:table-cell>
        </table:table-row>
        <table:table-row table:style-name="ro1">
          <table:table-cell office:value-type="float" office:value="18217" calcext:value-type="float">
            <text:p>18217</text:p>
          </table:table-cell>
          <table:table-cell office:value-type="string" calcext:value-type="string">
            <text:p>https://api.github.com/repos/mozilla/zamboni</text:p>
          </table:table-cell>
          <table:table-cell table:formula="of:=REPLACE([.B132]; 1; 29; &quot;&quot;)" office:value-type="string" office:string-value="mozilla/zamboni" calcext:value-type="string">
            <text:p>mozilla/zamboni</text:p>
          </table:table-cell>
        </table:table-row>
        <table:table-row table:style-name="ro1">
          <table:table-cell office:value-type="float" office:value="18478" calcext:value-type="float">
            <text:p>18478</text:p>
          </table:table-cell>
          <table:table-cell office:value-type="string" calcext:value-type="string">
            <text:p>https://api.github.com/repos/nipy/nipy</text:p>
          </table:table-cell>
          <table:table-cell table:formula="of:=REPLACE([.B133]; 1; 29; &quot;&quot;)" office:value-type="string" office:string-value="nipy/nipy" calcext:value-type="string">
            <text:p>nipy/nipy</text:p>
          </table:table-cell>
        </table:table-row>
        <table:table-row table:style-name="ro1">
          <table:table-cell office:value-type="float" office:value="18682" calcext:value-type="float">
            <text:p>18682</text:p>
          </table:table-cell>
          <table:table-cell office:value-type="string" calcext:value-type="string">
            <text:p>https://api.github.com/repos/llvm-mirror/lnt</text:p>
          </table:table-cell>
          <table:table-cell table:formula="of:=REPLACE([.B134]; 1; 29; &quot;&quot;)" office:value-type="string" office:string-value="llvm-mirror/lnt" calcext:value-type="string">
            <text:p>llvm-mirror/lnt</text:p>
          </table:table-cell>
        </table:table-row>
        <table:table-row table:style-name="ro1">
          <table:table-cell office:value-type="float" office:value="18939" calcext:value-type="float">
            <text:p>18939</text:p>
          </table:table-cell>
          <table:table-cell office:value-type="string" calcext:value-type="string">
            <text:p>https://api.github.com/repos/Gelma/LugMap</text:p>
          </table:table-cell>
          <table:table-cell table:formula="of:=REPLACE([.B135]; 1; 29; &quot;&quot;)" office:value-type="string" office:string-value="Gelma/LugMap" calcext:value-type="string">
            <text:p>Gelma/LugMap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  <table:table-cell office:value-type="string" calcext:value-type="string">
            <text:p>https://api.github.com/repos/pypa/virtualenv</text:p>
          </table:table-cell>
          <table:table-cell table:formula="of:=REPLACE([.B136]; 1; 29; &quot;&quot;)" office:value-type="string" office:string-value="pypa/virtualenv" calcext:value-type="string">
            <text:p>pypa/virtualenv</text:p>
          </table:table-cell>
        </table:table-row>
        <table:table-row table:style-name="ro1">
          <table:table-cell office:value-type="float" office:value="19371" calcext:value-type="float">
            <text:p>19371</text:p>
          </table:table-cell>
          <table:table-cell office:value-type="string" calcext:value-type="string">
            <text:p>https://api.github.com/repos/web2py/web2py</text:p>
          </table:table-cell>
          <table:table-cell table:formula="of:=REPLACE([.B137]; 1; 29; &quot;&quot;)" office:value-type="string" office:string-value="web2py/web2py" calcext:value-type="string">
            <text:p>web2py/web2py</text:p>
          </table:table-cell>
        </table:table-row>
        <table:table-row table:style-name="ro1">
          <table:table-cell office:value-type="float" office:value="19428" calcext:value-type="float">
            <text:p>19428</text:p>
          </table:table-cell>
          <table:table-cell office:value-type="string" calcext:value-type="string">
            <text:p>https://api.github.com/repos/mne-tools/mne-python</text:p>
          </table:table-cell>
          <table:table-cell table:formula="of:=REPLACE([.B138]; 1; 29; &quot;&quot;)" office:value-type="string" office:string-value="mne-tools/mne-python" calcext:value-type="string">
            <text:p>mne-tools/mne-python</text:p>
          </table:table-cell>
        </table:table-row>
        <table:table-row table:style-name="ro1">
          <table:table-cell office:value-type="float" office:value="19535" calcext:value-type="float">
            <text:p>19535</text:p>
          </table:table-cell>
          <table:table-cell office:value-type="string" calcext:value-type="string">
            <text:p>https://api.github.com/repos/PyBossa/pybossa</text:p>
          </table:table-cell>
          <table:table-cell table:formula="of:=REPLACE([.B139]; 1; 29; &quot;&quot;)" office:value-type="string" office:string-value="PyBossa/pybossa" calcext:value-type="string">
            <text:p>PyBossa/pybossa</text:p>
          </table:table-cell>
        </table:table-row>
        <table:table-row table:style-name="ro1">
          <table:table-cell office:value-type="float" office:value="19868" calcext:value-type="float">
            <text:p>19868</text:p>
          </table:table-cell>
          <table:table-cell office:value-type="string" calcext:value-type="string">
            <text:p>https://api.github.com/repos/Kozea/Radicale</text:p>
          </table:table-cell>
          <table:table-cell table:formula="of:=REPLACE([.B140]; 1; 29; &quot;&quot;)" office:value-type="string" office:string-value="Kozea/Radicale" calcext:value-type="string">
            <text:p>Kozea/Radicale</text:p>
          </table:table-cell>
        </table:table-row>
        <table:table-row table:style-name="ro1">
          <table:table-cell office:value-type="float" office:value="20088" calcext:value-type="float">
            <text:p>20088</text:p>
          </table:table-cell>
          <table:table-cell office:value-type="string" calcext:value-type="string">
            <text:p>https://api.github.com/repos/openstack/swift</text:p>
          </table:table-cell>
          <table:table-cell table:formula="of:=REPLACE([.B141]; 1; 29; &quot;&quot;)" office:value-type="string" office:string-value="openstack/swift" calcext:value-type="string">
            <text:p>openstack/swift</text:p>
          </table:table-cell>
        </table:table-row>
        <table:table-row table:style-name="ro1">
          <table:table-cell office:value-type="float" office:value="20165" calcext:value-type="float">
            <text:p>20165</text:p>
          </table:table-cell>
          <table:table-cell office:value-type="string" calcext:value-type="string">
            <text:p>https://api.github.com/repos/couchbase/testrunner</text:p>
          </table:table-cell>
          <table:table-cell table:formula="of:=REPLACE([.B142]; 1; 29; &quot;&quot;)" office:value-type="string" office:string-value="couchbase/testrunner" calcext:value-type="string">
            <text:p>couchbase/testrunner</text:p>
          </table:table-cell>
        </table:table-row>
        <table:table-row table:style-name="ro1">
          <table:table-cell office:value-type="float" office:value="20182" calcext:value-type="float">
            <text:p>20182</text:p>
          </table:table-cell>
          <table:table-cell office:value-type="string" calcext:value-type="string">
            <text:p>https://api.github.com/repos/membase/testrunner</text:p>
          </table:table-cell>
          <table:table-cell table:formula="of:=REPLACE([.B143]; 1; 29; &quot;&quot;)" office:value-type="string" office:string-value="membase/testrunner" calcext:value-type="string">
            <text:p>membase/testrunner</text:p>
          </table:table-cell>
        </table:table-row>
        <table:table-row table:style-name="ro1">
          <table:table-cell office:value-type="float" office:value="20449" calcext:value-type="float">
            <text:p>20449</text:p>
          </table:table-cell>
          <table:table-cell office:value-type="string" calcext:value-type="string">
            <text:p>https://api.github.com/repos/chapmanb/cloudbiolinux</text:p>
          </table:table-cell>
          <table:table-cell table:formula="of:=REPLACE([.B144]; 1; 29; &quot;&quot;)" office:value-type="string" office:string-value="chapmanb/cloudbiolinux" calcext:value-type="string">
            <text:p>chapmanb/cloudbiolinux</text:p>
          </table:table-cell>
        </table:table-row>
        <table:table-row table:style-name="ro1">
          <table:table-cell office:value-type="float" office:value="20679" calcext:value-type="float">
            <text:p>20679</text:p>
          </table:table-cell>
          <table:table-cell office:value-type="string" calcext:value-type="string">
            <text:p>https://api.github.com/repos/japgolly/.golly-rc</text:p>
          </table:table-cell>
          <table:table-cell table:formula="of:=REPLACE([.B145]; 1; 29; &quot;&quot;)" office:value-type="string" office:string-value="japgolly/.golly-rc" calcext:value-type="string">
            <text:p>japgolly/.golly-rc</text:p>
          </table:table-cell>
        </table:table-row>
        <table:table-row table:style-name="ro1">
          <table:table-cell office:value-type="float" office:value="20853" calcext:value-type="float">
            <text:p>20853</text:p>
          </table:table-cell>
          <table:table-cell office:value-type="string" calcext:value-type="string">
            <text:p>https://api.github.com/repos/Diaoul/subliminal</text:p>
          </table:table-cell>
          <table:table-cell table:formula="of:=REPLACE([.B146]; 1; 29; &quot;&quot;)" office:value-type="string" office:string-value="Diaoul/subliminal" calcext:value-type="string">
            <text:p>Diaoul/subliminal</text:p>
          </table:table-cell>
        </table:table-row>
        <table:table-row table:style-name="ro1">
          <table:table-cell office:value-type="float" office:value="21187" calcext:value-type="float">
            <text:p>21187</text:p>
          </table:table-cell>
          <table:table-cell office:value-type="string" calcext:value-type="string">
            <text:p>https://api.github.com/repos/openstack/keystone</text:p>
          </table:table-cell>
          <table:table-cell table:formula="of:=REPLACE([.B147]; 1; 29; &quot;&quot;)" office:value-type="string" office:string-value="openstack/keystone" calcext:value-type="string">
            <text:p>openstack/keystone</text:p>
          </table:table-cell>
        </table:table-row>
        <table:table-row table:style-name="ro1">
          <table:table-cell office:value-type="float" office:value="21231" calcext:value-type="float">
            <text:p>21231</text:p>
          </table:table-cell>
          <table:table-cell office:value-type="string" calcext:value-type="string">
            <text:p>https://api.github.com/repos/psychopy/psychopy</text:p>
          </table:table-cell>
          <table:table-cell table:formula="of:=REPLACE([.B148]; 1; 29; &quot;&quot;)" office:value-type="string" office:string-value="psychopy/psychopy" calcext:value-type="string">
            <text:p>psychopy/psychopy</text:p>
          </table:table-cell>
        </table:table-row>
        <table:table-row table:style-name="ro1">
          <table:table-cell office:value-type="float" office:value="21352" calcext:value-type="float">
            <text:p>21352</text:p>
          </table:table-cell>
          <table:table-cell office:value-type="string" calcext:value-type="string">
            <text:p>https://api.github.com/repos/mozilla/mozillians</text:p>
          </table:table-cell>
          <table:table-cell table:formula="of:=REPLACE([.B149]; 1; 29; &quot;&quot;)" office:value-type="string" office:string-value="mozilla/mozillians" calcext:value-type="string">
            <text:p>mozilla/mozillians</text:p>
          </table:table-cell>
        </table:table-row>
        <table:table-row table:style-name="ro1">
          <table:table-cell office:value-type="float" office:value="21625" calcext:value-type="float">
            <text:p>21625</text:p>
          </table:table-cell>
          <table:table-cell office:value-type="string" calcext:value-type="string">
            <text:p>https://api.github.com/repos/candlepin/python-rhsm</text:p>
          </table:table-cell>
          <table:table-cell table:formula="of:=REPLACE([.B150]; 1; 29; &quot;&quot;)" office:value-type="string" office:string-value="candlepin/python-rhsm" calcext:value-type="string">
            <text:p>candlepin/python-rhsm</text:p>
          </table:table-cell>
        </table:table-row>
        <table:table-row table:style-name="ro1">
          <table:table-cell office:value-type="float" office:value="21750" calcext:value-type="float">
            <text:p>21750</text:p>
          </table:table-cell>
          <table:table-cell office:value-type="string" calcext:value-type="string">
            <text:p>https://api.github.com/repos/nipy/dipy</text:p>
          </table:table-cell>
          <table:table-cell table:formula="of:=REPLACE([.B151]; 1; 29; &quot;&quot;)" office:value-type="string" office:string-value="nipy/dipy" calcext:value-type="string">
            <text:p>nipy/dipy</text:p>
          </table:table-cell>
        </table:table-row>
        <table:table-row table:style-name="ro1">
          <table:table-cell office:value-type="float" office:value="22385" calcext:value-type="float">
            <text:p>22385</text:p>
          </table:table-cell>
          <table:table-cell office:value-type="string" calcext:value-type="string">
            <text:p>https://api.github.com/repos/pculture/miro</text:p>
          </table:table-cell>
          <table:table-cell table:formula="of:=REPLACE([.B152]; 1; 29; &quot;&quot;)" office:value-type="string" office:string-value="pculture/miro" calcext:value-type="string">
            <text:p>pculture/miro</text:p>
          </table:table-cell>
        </table:table-row>
        <table:table-row table:style-name="ro1">
          <table:table-cell office:value-type="float" office:value="22505" calcext:value-type="float">
            <text:p>22505</text:p>
          </table:table-cell>
          <table:table-cell office:value-type="string" calcext:value-type="string">
            <text:p>https://api.github.com/repos/esitarski/CrossMgr</text:p>
          </table:table-cell>
          <table:table-cell table:formula="of:=REPLACE([.B153]; 1; 29; &quot;&quot;)" office:value-type="string" office:string-value="esitarski/CrossMgr" calcext:value-type="string">
            <text:p>esitarski/CrossMgr</text:p>
          </table:table-cell>
        </table:table-row>
        <table:table-row table:style-name="ro1">
          <table:table-cell office:value-type="float" office:value="22537" calcext:value-type="float">
            <text:p>22537</text:p>
          </table:table-cell>
          <table:table-cell office:value-type="string" calcext:value-type="string">
            <text:p>https://api.github.com/repos/GalSim-developers/GalSim</text:p>
          </table:table-cell>
          <table:table-cell table:formula="of:=REPLACE([.B154]; 1; 29; &quot;&quot;)" office:value-type="string" office:string-value="GalSim-developers/GalSim" calcext:value-type="string">
            <text:p>GalSim-developers/GalSim</text:p>
          </table:table-cell>
        </table:table-row>
        <table:table-row table:style-name="ro1">
          <table:table-cell office:value-type="float" office:value="22551" calcext:value-type="float">
            <text:p>22551</text:p>
          </table:table-cell>
          <table:table-cell office:value-type="string" calcext:value-type="string">
            <text:p>https://api.github.com/repos/crossbario/autobahn-python</text:p>
          </table:table-cell>
          <table:table-cell table:formula="of:=REPLACE([.B155]; 1; 29; &quot;&quot;)" office:value-type="string" office:string-value="crossbario/autobahn-python" calcext:value-type="string">
            <text:p>crossbario/autobahn-python</text:p>
          </table:table-cell>
        </table:table-row>
        <table:table-row table:style-name="ro1">
          <table:table-cell office:value-type="float" office:value="22841" calcext:value-type="float">
            <text:p>22841</text:p>
          </table:table-cell>
          <table:table-cell office:value-type="string" calcext:value-type="string">
            <text:p>https://api.github.com/repos/tomchristie/django-rest-framework</text:p>
          </table:table-cell>
          <table:table-cell table:formula="of:=REPLACE([.B156]; 1; 29; &quot;&quot;)" office:value-type="string" office:string-value="tomchristie/django-rest-framework" calcext:value-type="string">
            <text:p>tomchristie/django-rest-framework</text:p>
          </table:table-cell>
        </table:table-row>
        <table:table-row table:style-name="ro1">
          <table:table-cell office:value-type="float" office:value="22903" calcext:value-type="float">
            <text:p>22903</text:p>
          </table:table-cell>
          <table:table-cell office:value-type="string" calcext:value-type="string">
            <text:p>https://api.github.com/repos/nerdvegas/rez</text:p>
          </table:table-cell>
          <table:table-cell table:formula="of:=REPLACE([.B157]; 1; 29; &quot;&quot;)" office:value-type="string" office:string-value="nerdvegas/rez" calcext:value-type="string">
            <text:p>nerdvegas/rez</text:p>
          </table:table-cell>
        </table:table-row>
        <table:table-row table:style-name="ro1">
          <table:table-cell office:value-type="float" office:value="22956" calcext:value-type="float">
            <text:p>22956</text:p>
          </table:table-cell>
          <table:table-cell office:value-type="string" calcext:value-type="string">
            <text:p>https://api.github.com/repos/nekohayo/pitivi</text:p>
          </table:table-cell>
          <table:table-cell table:formula="of:=REPLACE([.B158]; 1; 29; &quot;&quot;)" office:value-type="string" office:string-value="nekohayo/pitivi" calcext:value-type="string">
            <text:p>nekohayo/pitivi</text:p>
          </table:table-cell>
        </table:table-row>
        <table:table-row table:style-name="ro1">
          <table:table-cell office:value-type="float" office:value="23019" calcext:value-type="float">
            <text:p>23019</text:p>
          </table:table-cell>
          <table:table-cell office:value-type="string" calcext:value-type="string">
            <text:p>https://api.github.com/repos/buffer/thug</text:p>
          </table:table-cell>
          <table:table-cell table:formula="of:=REPLACE([.B159]; 1; 29; &quot;&quot;)" office:value-type="string" office:string-value="buffer/thug" calcext:value-type="string">
            <text:p>buffer/thug</text:p>
          </table:table-cell>
        </table:table-row>
        <table:table-row table:style-name="ro1">
          <table:table-cell office:value-type="float" office:value="23052" calcext:value-type="float">
            <text:p>23052</text:p>
          </table:table-cell>
          <table:table-cell office:value-type="string" calcext:value-type="string">
            <text:p>https://api.github.com/repos/buildbot/buildbot</text:p>
          </table:table-cell>
          <table:table-cell table:formula="of:=REPLACE([.B160]; 1; 29; &quot;&quot;)" office:value-type="string" office:string-value="buildbot/buildbot" calcext:value-type="string">
            <text:p>buildbot/buildbot</text:p>
          </table:table-cell>
        </table:table-row>
        <table:table-row table:style-name="ro1">
          <table:table-cell office:value-type="float" office:value="23386" calcext:value-type="float">
            <text:p>23386</text:p>
          </table:table-cell>
          <table:table-cell office:value-type="string" calcext:value-type="string">
            <text:p>https://api.github.com/repos/Guake/guake</text:p>
          </table:table-cell>
          <table:table-cell table:formula="of:=REPLACE([.B161]; 1; 29; &quot;&quot;)" office:value-type="string" office:string-value="Guake/guake" calcext:value-type="string">
            <text:p>Guake/guake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https://api.github.com/repos/shazow/urllib3</text:p>
          </table:table-cell>
          <table:table-cell table:formula="of:=REPLACE([.B162]; 1; 29; &quot;&quot;)" office:value-type="string" office:string-value="shazow/urllib3" calcext:value-type="string">
            <text:p>shazow/urllib3</text:p>
          </table:table-cell>
        </table:table-row>
        <table:table-row table:style-name="ro1">
          <table:table-cell office:value-type="float" office:value="23681" calcext:value-type="float">
            <text:p>23681</text:p>
          </table:table-cell>
          <table:table-cell office:value-type="string" calcext:value-type="string">
            <text:p>https://api.github.com/repos/twilio/twilio-python</text:p>
          </table:table-cell>
          <table:table-cell table:formula="of:=REPLACE([.B163]; 1; 29; &quot;&quot;)" office:value-type="string" office:string-value="twilio/twilio-python" calcext:value-type="string">
            <text:p>twilio/twilio-python</text:p>
          </table:table-cell>
        </table:table-row>
        <table:table-row table:style-name="ro1">
          <table:table-cell office:value-type="float" office:value="24160" calcext:value-type="float">
            <text:p>24160</text:p>
          </table:table-cell>
          <table:table-cell office:value-type="string" calcext:value-type="string">
            <text:p>https://api.github.com/repos/Impactstory/total-impact-core</text:p>
          </table:table-cell>
          <table:table-cell table:formula="of:=REPLACE([.B164]; 1; 29; &quot;&quot;)" office:value-type="string" office:string-value="Impactstory/total-impact-core" calcext:value-type="string">
            <text:p>Impactstory/total-impact-core</text:p>
          </table:table-cell>
        </table:table-row>
        <table:table-row table:style-name="ro1">
          <table:table-cell office:value-type="float" office:value="24293" calcext:value-type="float">
            <text:p>24293</text:p>
          </table:table-cell>
          <table:table-cell office:value-type="string" calcext:value-type="string">
            <text:p>https://api.github.com/repos/translate/pootle</text:p>
          </table:table-cell>
          <table:table-cell table:formula="of:=REPLACE([.B165]; 1; 29; &quot;&quot;)" office:value-type="string" office:string-value="translate/pootle" calcext:value-type="string">
            <text:p>translate/pootle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https://api.github.com/repos/mozilla/amo-validator</text:p>
          </table:table-cell>
          <table:table-cell table:formula="of:=REPLACE([.B166]; 1; 29; &quot;&quot;)" office:value-type="string" office:string-value="mozilla/amo-validator" calcext:value-type="string">
            <text:p>mozilla/amo-validator</text:p>
          </table:table-cell>
        </table:table-row>
        <table:table-row table:style-name="ro1">
          <table:table-cell office:value-type="float" office:value="24708" calcext:value-type="float">
            <text:p>24708</text:p>
          </table:table-cell>
          <table:table-cell office:value-type="string" calcext:value-type="string">
            <text:p>https://api.github.com/repos/sendgrid/sendgrid-python</text:p>
          </table:table-cell>
          <table:table-cell table:formula="of:=REPLACE([.B167]; 1; 29; &quot;&quot;)" office:value-type="string" office:string-value="sendgrid/sendgrid-python" calcext:value-type="string">
            <text:p>sendgrid/sendgrid-python</text:p>
          </table:table-cell>
        </table:table-row>
        <table:table-row table:style-name="ro1">
          <table:table-cell office:value-type="float" office:value="25055" calcext:value-type="float">
            <text:p>25055</text:p>
          </table:table-cell>
          <table:table-cell office:value-type="string" calcext:value-type="string">
            <text:p>https://api.github.com/repos/mozilla-releng/build-buildbot-configs</text:p>
          </table:table-cell>
          <table:table-cell table:formula="of:=REPLACE([.B168]; 1; 29; &quot;&quot;)" office:value-type="string" office:string-value="mozilla-releng/build-buildbot-configs" calcext:value-type="string">
            <text:p>mozilla-releng/build-buildbot-configs</text:p>
          </table:table-cell>
        </table:table-row>
        <table:table-row table:style-name="ro1">
          <table:table-cell office:value-type="float" office:value="25197" calcext:value-type="float">
            <text:p>25197</text:p>
          </table:table-cell>
          <table:table-cell office:value-type="string" calcext:value-type="string">
            <text:p>https://api.github.com/repos/ranger/ranger</text:p>
          </table:table-cell>
          <table:table-cell table:formula="of:=REPLACE([.B169]; 1; 29; &quot;&quot;)" office:value-type="string" office:string-value="ranger/ranger" calcext:value-type="string">
            <text:p>ranger/ranger</text:p>
          </table:table-cell>
        </table:table-row>
        <table:table-row table:style-name="ro1">
          <table:table-cell office:value-type="float" office:value="25222" calcext:value-type="float">
            <text:p>25222</text:p>
          </table:table-cell>
          <table:table-cell office:value-type="string" calcext:value-type="string">
            <text:p>https://api.github.com/repos/project8/Pypeline</text:p>
          </table:table-cell>
          <table:table-cell table:formula="of:=REPLACE([.B170]; 1; 29; &quot;&quot;)" office:value-type="string" office:string-value="project8/Pypeline" calcext:value-type="string">
            <text:p>project8/Pypeline</text:p>
          </table:table-cell>
        </table:table-row>
        <table:table-row table:style-name="ro1">
          <table:table-cell office:value-type="float" office:value="25523" calcext:value-type="float">
            <text:p>25523</text:p>
          </table:table-cell>
          <table:table-cell office:value-type="string" calcext:value-type="string">
            <text:p>https://api.github.com/repos/RaRe-Technologies/gensim</text:p>
          </table:table-cell>
          <table:table-cell table:formula="of:=REPLACE([.B171]; 1; 29; &quot;&quot;)" office:value-type="string" office:string-value="RaRe-Technologies/gensim" calcext:value-type="string">
            <text:p>RaRe-Technologies/gensim</text:p>
          </table:table-cell>
        </table:table-row>
        <table:table-row table:style-name="ro1">
          <table:table-cell office:value-type="float" office:value="25732" calcext:value-type="float">
            <text:p>25732</text:p>
          </table:table-cell>
          <table:table-cell office:value-type="string" calcext:value-type="string">
            <text:p>https://api.github.com/repos/dib-lab/khmer</text:p>
          </table:table-cell>
          <table:table-cell table:formula="of:=REPLACE([.B172]; 1; 29; &quot;&quot;)" office:value-type="string" office:string-value="dib-lab/khmer" calcext:value-type="string">
            <text:p>dib-lab/khmer</text:p>
          </table:table-cell>
        </table:table-row>
        <table:table-row table:style-name="ro1">
          <table:table-cell office:value-type="float" office:value="25822" calcext:value-type="float">
            <text:p>25822</text:p>
          </table:table-cell>
          <table:table-cell office:value-type="string" calcext:value-type="string">
            <text:p>https://api.github.com/repos/nltk/nltk</text:p>
          </table:table-cell>
          <table:table-cell table:formula="of:=REPLACE([.B173]; 1; 29; &quot;&quot;)" office:value-type="string" office:string-value="nltk/nltk" calcext:value-type="string">
            <text:p>nltk/nltk</text:p>
          </table:table-cell>
        </table:table-row>
        <table:table-row table:style-name="ro1">
          <table:table-cell office:value-type="float" office:value="26040" calcext:value-type="float">
            <text:p>26040</text:p>
          </table:table-cell>
          <table:table-cell office:value-type="string" calcext:value-type="string">
            <text:p>https://api.github.com/repos/ngsutils/ngsutils</text:p>
          </table:table-cell>
          <table:table-cell table:formula="of:=REPLACE([.B174]; 1; 29; &quot;&quot;)" office:value-type="string" office:string-value="ngsutils/ngsutils" calcext:value-type="string">
            <text:p>ngsutils/ngsutils</text:p>
          </table:table-cell>
        </table:table-row>
        <table:table-row table:style-name="ro1">
          <table:table-cell office:value-type="float" office:value="26366" calcext:value-type="float">
            <text:p>26366</text:p>
          </table:table-cell>
          <table:table-cell office:value-type="string" calcext:value-type="string">
            <text:p>https://api.github.com/repos/daid/LegacyCura</text:p>
          </table:table-cell>
          <table:table-cell table:formula="of:=REPLACE([.B175]; 1; 29; &quot;&quot;)" office:value-type="string" office:string-value="daid/LegacyCura" calcext:value-type="string">
            <text:p>daid/LegacyCura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string" calcext:value-type="string">
            <text:p>https://api.github.com/repos/celery/celery</text:p>
          </table:table-cell>
          <table:table-cell table:formula="of:=REPLACE([.B176]; 1; 29; &quot;&quot;)" office:value-type="string" office:string-value="celery/celery" calcext:value-type="string">
            <text:p>celery/celery</text:p>
          </table:table-cell>
        </table:table-row>
        <table:table-row table:style-name="ro1">
          <table:table-cell office:value-type="float" office:value="26688" calcext:value-type="float">
            <text:p>26688</text:p>
          </table:table-cell>
          <table:table-cell office:value-type="string" calcext:value-type="string">
            <text:p>https://api.github.com/repos/Supervisor/supervisor</text:p>
          </table:table-cell>
          <table:table-cell table:formula="of:=REPLACE([.B177]; 1; 29; &quot;&quot;)" office:value-type="string" office:string-value="Supervisor/supervisor" calcext:value-type="string">
            <text:p>Supervisor/supervisor</text:p>
          </table:table-cell>
        </table:table-row>
        <table:table-row table:style-name="ro1">
          <table:table-cell office:value-type="float" office:value="27142" calcext:value-type="float">
            <text:p>27142</text:p>
          </table:table-cell>
          <table:table-cell office:value-type="string" calcext:value-type="string">
            <text:p>https://api.github.com/repos/pypa/pip</text:p>
          </table:table-cell>
          <table:table-cell table:formula="of:=REPLACE([.B178]; 1; 29; &quot;&quot;)" office:value-type="string" office:string-value="pypa/pip" calcext:value-type="string">
            <text:p>pypa/pip</text:p>
          </table:table-cell>
        </table:table-row>
        <table:table-row table:style-name="ro1">
          <table:table-cell office:value-type="float" office:value="27252" calcext:value-type="float">
            <text:p>27252</text:p>
          </table:table-cell>
          <table:table-cell office:value-type="string" calcext:value-type="string">
            <text:p>https://api.github.com/repos/openstack/glance</text:p>
          </table:table-cell>
          <table:table-cell table:formula="of:=REPLACE([.B179]; 1; 29; &quot;&quot;)" office:value-type="string" office:string-value="openstack/glance" calcext:value-type="string">
            <text:p>openstack/glance</text:p>
          </table:table-cell>
        </table:table-row>
        <table:table-row table:style-name="ro1">
          <table:table-cell office:value-type="float" office:value="27329" calcext:value-type="float">
            <text:p>27329</text:p>
          </table:table-cell>
          <table:table-cell office:value-type="string" calcext:value-type="string">
            <text:p>https://api.github.com/repos/pydata/pandas</text:p>
          </table:table-cell>
          <table:table-cell table:formula="of:=REPLACE([.B180]; 1; 29; &quot;&quot;)" office:value-type="string" office:string-value="pydata/pandas" calcext:value-type="string">
            <text:p>pydata/pandas</text:p>
          </table:table-cell>
        </table:table-row>
        <table:table-row table:style-name="ro1">
          <table:table-cell office:value-type="float" office:value="27344" calcext:value-type="float">
            <text:p>27344</text:p>
          </table:table-cell>
          <table:table-cell office:value-type="string" calcext:value-type="string">
            <text:p>https://api.github.com/repos/mher/flower</text:p>
          </table:table-cell>
          <table:table-cell table:formula="of:=REPLACE([.B181]; 1; 29; &quot;&quot;)" office:value-type="string" office:string-value="mher/flower" calcext:value-type="string">
            <text:p>mher/flower</text:p>
          </table:table-cell>
        </table:table-row>
        <table:table-row table:style-name="ro1">
          <table:table-cell office:value-type="float" office:value="27521" calcext:value-type="float">
            <text:p>27521</text:p>
          </table:table-cell>
          <table:table-cell office:value-type="string" calcext:value-type="string">
            <text:p>https://api.github.com/repos/openstack/python-glanceclient</text:p>
          </table:table-cell>
          <table:table-cell table:formula="of:=REPLACE([.B182]; 1; 29; &quot;&quot;)" office:value-type="string" office:string-value="openstack/python-glanceclient" calcext:value-type="string">
            <text:p>openstack/python-glanceclient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https://api.github.com/repos/sigmavirus24/github3.py</text:p>
          </table:table-cell>
          <table:table-cell table:formula="of:=REPLACE([.B183]; 1; 29; &quot;&quot;)" office:value-type="string" office:string-value="sigmavirus24/github3.py" calcext:value-type="string">
            <text:p>sigmavirus24/github3.py</text:p>
          </table:table-cell>
        </table:table-row>
        <table:table-row table:style-name="ro1">
          <table:table-cell office:value-type="float" office:value="28175" calcext:value-type="float">
            <text:p>28175</text:p>
          </table:table-cell>
          <table:table-cell office:value-type="string" calcext:value-type="string">
            <text:p>https://api.github.com/repos/enthought/chaco</text:p>
          </table:table-cell>
          <table:table-cell table:formula="of:=REPLACE([.B184]; 1; 29; &quot;&quot;)" office:value-type="string" office:string-value="enthought/chaco" calcext:value-type="string">
            <text:p>enthought/chaco</text:p>
          </table:table-cell>
        </table:table-row>
        <table:table-row table:style-name="ro1">
          <table:table-cell office:value-type="float" office:value="28204" calcext:value-type="float">
            <text:p>28204</text:p>
          </table:table-cell>
          <table:table-cell office:value-type="string" calcext:value-type="string">
            <text:p>https://api.github.com/repos/Valloric/YouCompleteMe</text:p>
          </table:table-cell>
          <table:table-cell table:formula="of:=REPLACE([.B185]; 1; 29; &quot;&quot;)" office:value-type="string" office:string-value="Valloric/YouCompleteMe" calcext:value-type="string">
            <text:p>Valloric/YouCompleteMe</text:p>
          </table:table-cell>
        </table:table-row>
        <table:table-row table:style-name="ro1">
          <table:table-cell office:value-type="float" office:value="28228" calcext:value-type="float">
            <text:p>28228</text:p>
          </table:table-cell>
          <table:table-cell office:value-type="string" calcext:value-type="string">
            <text:p>https://api.github.com/repos/yandex/yandex-tank</text:p>
          </table:table-cell>
          <table:table-cell table:formula="of:=REPLACE([.B186]; 1; 29; &quot;&quot;)" office:value-type="string" office:string-value="yandex/yandex-tank" calcext:value-type="string">
            <text:p>yandex/yandex-tank</text:p>
          </table:table-cell>
        </table:table-row>
        <table:table-row table:style-name="ro1">
          <table:table-cell office:value-type="float" office:value="28270" calcext:value-type="float">
            <text:p>28270</text:p>
          </table:table-cell>
          <table:table-cell office:value-type="string" calcext:value-type="string">
            <text:p>https://api.github.com/repos/ooici/epu</text:p>
          </table:table-cell>
          <table:table-cell table:formula="of:=REPLACE([.B187]; 1; 29; &quot;&quot;)" office:value-type="string" office:string-value="ooici/epu" calcext:value-type="string">
            <text:p>ooici/epu</text:p>
          </table:table-cell>
        </table:table-row>
        <table:table-row table:style-name="ro1">
          <table:table-cell office:value-type="float" office:value="28473" calcext:value-type="float">
            <text:p>28473</text:p>
          </table:table-cell>
          <table:table-cell office:value-type="string" calcext:value-type="string">
            <text:p>https://api.github.com/repos/maebert/jrnl</text:p>
          </table:table-cell>
          <table:table-cell table:formula="of:=REPLACE([.B188]; 1; 29; &quot;&quot;)" office:value-type="string" office:string-value="maebert/jrnl" calcext:value-type="string">
            <text:p>maebert/jrnl</text:p>
          </table:table-cell>
        </table:table-row>
        <table:table-row table:style-name="ro1">
          <table:table-cell office:value-type="float" office:value="28568" calcext:value-type="float">
            <text:p>28568</text:p>
          </table:table-cell>
          <table:table-cell office:value-type="string" calcext:value-type="string">
            <text:p>https://api.github.com/repos/Toblerity/Fiona</text:p>
          </table:table-cell>
          <table:table-cell table:formula="of:=REPLACE([.B189]; 1; 29; &quot;&quot;)" office:value-type="string" office:string-value="Toblerity/Fiona" calcext:value-type="string">
            <text:p>Toblerity/Fiona</text:p>
          </table:table-cell>
        </table:table-row>
        <table:table-row table:style-name="ro1">
          <table:table-cell office:value-type="float" office:value="29098" calcext:value-type="float">
            <text:p>29098</text:p>
          </table:table-cell>
          <table:table-cell office:value-type="string" calcext:value-type="string">
            <text:p>https://api.github.com/repos/mongolab/mongoctl</text:p>
          </table:table-cell>
          <table:table-cell table:formula="of:=REPLACE([.B190]; 1; 29; &quot;&quot;)" office:value-type="string" office:string-value="mongolab/mongoctl" calcext:value-type="string">
            <text:p>mongolab/mongoctl</text:p>
          </table:table-cell>
        </table:table-row>
        <table:table-row table:style-name="ro1">
          <table:table-cell office:value-type="float" office:value="29111" calcext:value-type="float">
            <text:p>29111</text:p>
          </table:table-cell>
          <table:table-cell office:value-type="string" calcext:value-type="string">
            <text:p>https://api.github.com/repos/openkim/openkim-pipeline</text:p>
          </table:table-cell>
          <table:table-cell table:formula="of:=REPLACE([.B191]; 1; 29; &quot;&quot;)" office:value-type="string" office:string-value="openkim/openkim-pipeline" calcext:value-type="string">
            <text:p>openkim/openkim-pipeline</text:p>
          </table:table-cell>
        </table:table-row>
        <table:table-row table:style-name="ro1">
          <table:table-cell office:value-type="float" office:value="29253" calcext:value-type="float">
            <text:p>29253</text:p>
          </table:table-cell>
          <table:table-cell office:value-type="string" calcext:value-type="string">
            <text:p>https://api.github.com/repos/numba/numba</text:p>
          </table:table-cell>
          <table:table-cell table:formula="of:=REPLACE([.B192]; 1; 29; &quot;&quot;)" office:value-type="string" office:string-value="numba/numba" calcext:value-type="string">
            <text:p>numba/numba</text:p>
          </table:table-cell>
        </table:table-row>
        <table:table-row table:style-name="ro1">
          <table:table-cell office:value-type="float" office:value="29520" calcext:value-type="float">
            <text:p>29520</text:p>
          </table:table-cell>
          <table:table-cell office:value-type="string" calcext:value-type="string">
            <text:p>https://api.github.com/repos/noxrepo/pox</text:p>
          </table:table-cell>
          <table:table-cell table:formula="of:=REPLACE([.B193]; 1; 29; &quot;&quot;)" office:value-type="string" office:string-value="noxrepo/pox" calcext:value-type="string">
            <text:p>noxrepo/pox</text:p>
          </table:table-cell>
        </table:table-row>
        <table:table-row table:style-name="ro1">
          <table:table-cell office:value-type="float" office:value="29527" calcext:value-type="float">
            <text:p>29527</text:p>
          </table:table-cell>
          <table:table-cell office:value-type="string" calcext:value-type="string">
            <text:p>https://api.github.com/repos/midgetspy/Sick-Beard</text:p>
          </table:table-cell>
          <table:table-cell table:formula="of:=REPLACE([.B194]; 1; 29; &quot;&quot;)" office:value-type="string" office:string-value="midgetspy/Sick-Beard" calcext:value-type="string">
            <text:p>midgetspy/Sick-Beard</text:p>
          </table:table-cell>
        </table:table-row>
        <table:table-row table:style-name="ro1">
          <table:table-cell office:value-type="float" office:value="29657" calcext:value-type="float">
            <text:p>29657</text:p>
          </table:table-cell>
          <table:table-cell office:value-type="string" calcext:value-type="string">
            <text:p>https://api.github.com/repos/karlproject/karl</text:p>
          </table:table-cell>
          <table:table-cell table:formula="of:=REPLACE([.B195]; 1; 29; &quot;&quot;)" office:value-type="string" office:string-value="karlproject/karl" calcext:value-type="string">
            <text:p>karlproject/karl</text:p>
          </table:table-cell>
        </table:table-row>
        <table:table-row table:style-name="ro1">
          <table:table-cell office:value-type="float" office:value="30965" calcext:value-type="float">
            <text:p>30965</text:p>
          </table:table-cell>
          <table:table-cell office:value-type="string" calcext:value-type="string">
            <text:p>https://api.github.com/repos/hasgeek/hasjob</text:p>
          </table:table-cell>
          <table:table-cell table:formula="of:=REPLACE([.B196]; 1; 29; &quot;&quot;)" office:value-type="string" office:string-value="hasgeek/hasjob" calcext:value-type="string">
            <text:p>hasgeek/hasjob</text:p>
          </table:table-cell>
        </table:table-row>
        <table:table-row table:style-name="ro1">
          <table:table-cell office:value-type="float" office:value="31149" calcext:value-type="float">
            <text:p>31149</text:p>
          </table:table-cell>
          <table:table-cell office:value-type="string" calcext:value-type="string">
            <text:p>https://api.github.com/repos/makerbot/ReplicatorG</text:p>
          </table:table-cell>
          <table:table-cell table:formula="of:=REPLACE([.B197]; 1; 29; &quot;&quot;)" office:value-type="string" office:string-value="makerbot/ReplicatorG" calcext:value-type="string">
            <text:p>makerbot/ReplicatorG</text:p>
          </table:table-cell>
        </table:table-row>
        <table:table-row table:style-name="ro1">
          <table:table-cell office:value-type="float" office:value="31193" calcext:value-type="float">
            <text:p>31193</text:p>
          </table:table-cell>
          <table:table-cell office:value-type="string" calcext:value-type="string">
            <text:p>https://api.github.com/repos/zonyl/pytomation</text:p>
          </table:table-cell>
          <table:table-cell table:formula="of:=REPLACE([.B198]; 1; 29; &quot;&quot;)" office:value-type="string" office:string-value="zonyl/pytomation" calcext:value-type="string">
            <text:p>zonyl/pytomation</text:p>
          </table:table-cell>
        </table:table-row>
        <table:table-row table:style-name="ro1">
          <table:table-cell office:value-type="float" office:value="31487" calcext:value-type="float">
            <text:p>31487</text:p>
          </table:table-cell>
          <table:table-cell office:value-type="string" calcext:value-type="string">
            <text:p>https://api.github.com/repos/Arelle/Arelle</text:p>
          </table:table-cell>
          <table:table-cell table:formula="of:=REPLACE([.B199]; 1; 29; &quot;&quot;)" office:value-type="string" office:string-value="Arelle/Arelle" calcext:value-type="string">
            <text:p>Arelle/Arelle</text:p>
          </table:table-cell>
        </table:table-row>
        <table:table-row table:style-name="ro1">
          <table:table-cell office:value-type="float" office:value="31723" calcext:value-type="float">
            <text:p>31723</text:p>
          </table:table-cell>
          <table:table-cell office:value-type="string" calcext:value-type="string">
            <text:p>https://api.github.com/repos/scipy/scipy</text:p>
          </table:table-cell>
          <table:table-cell table:formula="of:=REPLACE([.B200]; 1; 29; &quot;&quot;)" office:value-type="string" office:string-value="scipy/scipy" calcext:value-type="string">
            <text:p>scipy/scipy</text:p>
          </table:table-cell>
        </table:table-row>
        <table:table-row table:style-name="ro1">
          <table:table-cell office:value-type="float" office:value="32530" calcext:value-type="float">
            <text:p>32530</text:p>
          </table:table-cell>
          <table:table-cell office:value-type="string" calcext:value-type="string">
            <text:p>https://api.github.com/repos/ICRAR/boinc-magphys</text:p>
          </table:table-cell>
          <table:table-cell table:formula="of:=REPLACE([.B201]; 1; 29; &quot;&quot;)" office:value-type="string" office:string-value="ICRAR/boinc-magphys" calcext:value-type="string">
            <text:p>ICRAR/boinc-magphys</text:p>
          </table:table-cell>
        </table:table-row>
        <table:table-row table:style-name="ro1">
          <table:table-cell office:value-type="float" office:value="32755" calcext:value-type="float">
            <text:p>32755</text:p>
          </table:table-cell>
          <table:table-cell office:value-type="string" calcext:value-type="string">
            <text:p>https://api.github.com/repos/DataDog/dd-agent</text:p>
          </table:table-cell>
          <table:table-cell table:formula="of:=REPLACE([.B202]; 1; 29; &quot;&quot;)" office:value-type="string" office:string-value="DataDog/dd-agent" calcext:value-type="string">
            <text:p>DataDog/dd-agent</text:p>
          </table:table-cell>
        </table:table-row>
        <table:table-row table:style-name="ro1">
          <table:table-cell office:value-type="float" office:value="34279" calcext:value-type="float">
            <text:p>34279</text:p>
          </table:table-cell>
          <table:table-cell office:value-type="string" calcext:value-type="string">
            <text:p>https://api.github.com/repos/saltstack/salt-cloud</text:p>
          </table:table-cell>
          <table:table-cell table:formula="of:=REPLACE([.B203]; 1; 29; &quot;&quot;)" office:value-type="string" office:string-value="saltstack/salt-cloud" calcext:value-type="string">
            <text:p>saltstack/salt-cloud</text:p>
          </table:table-cell>
        </table:table-row>
        <table:table-row table:style-name="ro1">
          <table:table-cell office:value-type="float" office:value="34464" calcext:value-type="float">
            <text:p>34464</text:p>
          </table:table-cell>
          <table:table-cell office:value-type="string" calcext:value-type="string">
            <text:p>https://api.github.com/repos/sslattery/Chimera</text:p>
          </table:table-cell>
          <table:table-cell table:formula="of:=REPLACE([.B204]; 1; 29; &quot;&quot;)" office:value-type="string" office:string-value="sslattery/Chimera" calcext:value-type="string">
            <text:p>sslattery/Chimera</text:p>
          </table:table-cell>
        </table:table-row>
        <table:table-row table:style-name="ro1">
          <table:table-cell office:value-type="float" office:value="34502" calcext:value-type="float">
            <text:p>34502</text:p>
          </table:table-cell>
          <table:table-cell office:value-type="string" calcext:value-type="string">
            <text:p>https://api.github.com/repos/mapproxy/mapproxy</text:p>
          </table:table-cell>
          <table:table-cell table:formula="of:=REPLACE([.B205]; 1; 29; &quot;&quot;)" office:value-type="string" office:string-value="mapproxy/mapproxy" calcext:value-type="string">
            <text:p>mapproxy/mapproxy</text:p>
          </table:table-cell>
        </table:table-row>
        <table:table-row table:style-name="ro1">
          <table:table-cell office:value-type="float" office:value="35374" calcext:value-type="float">
            <text:p>35374</text:p>
          </table:table-cell>
          <table:table-cell office:value-type="string" calcext:value-type="string">
            <text:p>https://api.github.com/repos/unicefuganda/mtrack</text:p>
          </table:table-cell>
          <table:table-cell table:formula="of:=REPLACE([.B206]; 1; 29; &quot;&quot;)" office:value-type="string" office:string-value="unicefuganda/mtrack" calcext:value-type="string">
            <text:p>unicefuganda/mtrack</text:p>
          </table:table-cell>
        </table:table-row>
        <table:table-row table:style-name="ro1">
          <table:table-cell office:value-type="float" office:value="35805" calcext:value-type="float">
            <text:p>35805</text:p>
          </table:table-cell>
          <table:table-cell office:value-type="string" calcext:value-type="string">
            <text:p>https://api.github.com/repos/proycon/folia</text:p>
          </table:table-cell>
          <table:table-cell table:formula="of:=REPLACE([.B207]; 1; 29; &quot;&quot;)" office:value-type="string" office:string-value="proycon/folia" calcext:value-type="string">
            <text:p>proycon/folia</text:p>
          </table:table-cell>
        </table:table-row>
        <table:table-row table:style-name="ro1">
          <table:table-cell office:value-type="float" office:value="36088" calcext:value-type="float">
            <text:p>36088</text:p>
          </table:table-cell>
          <table:table-cell office:value-type="string" calcext:value-type="string">
            <text:p>https://api.github.com/repos/WFP-Dubai/ETS</text:p>
          </table:table-cell>
          <table:table-cell table:formula="of:=REPLACE([.B208]; 1; 29; &quot;&quot;)" office:value-type="string" office:string-value="WFP-Dubai/ETS" calcext:value-type="string">
            <text:p>WFP-Dubai/ETS</text:p>
          </table:table-cell>
        </table:table-row>
        <table:table-row table:style-name="ro1">
          <table:table-cell office:value-type="float" office:value="36216" calcext:value-type="float">
            <text:p>36216</text:p>
          </table:table-cell>
          <table:table-cell office:value-type="string" calcext:value-type="string">
            <text:p>https://api.github.com/repos/beaker-project/beaker</text:p>
          </table:table-cell>
          <table:table-cell table:formula="of:=REPLACE([.B209]; 1; 29; &quot;&quot;)" office:value-type="string" office:string-value="beaker-project/beaker" calcext:value-type="string">
            <text:p>beaker-project/beaker</text:p>
          </table:table-cell>
        </table:table-row>
        <table:table-row table:style-name="ro1">
          <table:table-cell office:value-type="float" office:value="36764" calcext:value-type="float">
            <text:p>36764</text:p>
          </table:table-cell>
          <table:table-cell office:value-type="string" calcext:value-type="string">
            <text:p>https://api.github.com/repos/meejah/txtorcon</text:p>
          </table:table-cell>
          <table:table-cell table:formula="of:=REPLACE([.B210]; 1; 29; &quot;&quot;)" office:value-type="string" office:string-value="meejah/txtorcon" calcext:value-type="string">
            <text:p>meejah/txtorcon</text:p>
          </table:table-cell>
        </table:table-row>
        <table:table-row table:style-name="ro1">
          <table:table-cell office:value-type="float" office:value="36943" calcext:value-type="float">
            <text:p>36943</text:p>
          </table:table-cell>
          <table:table-cell office:value-type="string" calcext:value-type="string">
            <text:p>https://api.github.com/repos/pyinstaller/pyinstaller</text:p>
          </table:table-cell>
          <table:table-cell table:formula="of:=REPLACE([.B211]; 1; 29; &quot;&quot;)" office:value-type="string" office:string-value="pyinstaller/pyinstaller" calcext:value-type="string">
            <text:p>pyinstaller/pyinstaller</text:p>
          </table:table-cell>
        </table:table-row>
        <table:table-row table:style-name="ro1">
          <table:table-cell office:value-type="float" office:value="37492" calcext:value-type="float">
            <text:p>37492</text:p>
          </table:table-cell>
          <table:table-cell office:value-type="string" calcext:value-type="string">
            <text:p>https://api.github.com/repos/feincms/feincms</text:p>
          </table:table-cell>
          <table:table-cell table:formula="of:=REPLACE([.B212]; 1; 29; &quot;&quot;)" office:value-type="string" office:string-value="feincms/feincms" calcext:value-type="string">
            <text:p>feincms/feincms</text:p>
          </table:table-cell>
        </table:table-row>
        <table:table-row table:style-name="ro1">
          <table:table-cell office:value-type="float" office:value="37526" calcext:value-type="float">
            <text:p>37526</text:p>
          </table:table-cell>
          <table:table-cell office:value-type="string" calcext:value-type="string">
            <text:p>https://api.github.com/repos/lamby/dotfiles</text:p>
          </table:table-cell>
          <table:table-cell table:formula="of:=REPLACE([.B213]; 1; 29; &quot;&quot;)" office:value-type="string" office:string-value="lamby/dotfiles" calcext:value-type="string">
            <text:p>lamby/dotfiles</text:p>
          </table:table-cell>
        </table:table-row>
        <table:table-row table:style-name="ro1">
          <table:table-cell office:value-type="float" office:value="37642" calcext:value-type="float">
            <text:p>37642</text:p>
          </table:table-cell>
          <table:table-cell office:value-type="string" calcext:value-type="string">
            <text:p>https://api.github.com/repos/tahoe-lafs/tahoe-lafs</text:p>
          </table:table-cell>
          <table:table-cell table:formula="of:=REPLACE([.B214]; 1; 29; &quot;&quot;)" office:value-type="string" office:string-value="tahoe-lafs/tahoe-lafs" calcext:value-type="string">
            <text:p>tahoe-lafs/tahoe-lafs</text:p>
          </table:table-cell>
        </table:table-row>
        <table:table-row table:style-name="ro1">
          <table:table-cell office:value-type="float" office:value="37973" calcext:value-type="float">
            <text:p>37973</text:p>
          </table:table-cell>
          <table:table-cell office:value-type="string" calcext:value-type="string">
            <text:p>https://api.github.com/repos/nschloe/matplotlib2tikz</text:p>
          </table:table-cell>
          <table:table-cell table:formula="of:=REPLACE([.B215]; 1; 29; &quot;&quot;)" office:value-type="string" office:string-value="nschloe/matplotlib2tikz" calcext:value-type="string">
            <text:p>nschloe/matplotlib2tikz</text:p>
          </table:table-cell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string" calcext:value-type="string">
            <text:p>https://api.github.com/repos/bikalabs/bika.lims</text:p>
          </table:table-cell>
          <table:table-cell table:formula="of:=REPLACE([.B216]; 1; 29; &quot;&quot;)" office:value-type="string" office:string-value="bikalabs/bika.lims" calcext:value-type="string">
            <text:p>bikalabs/bika.lims</text:p>
          </table:table-cell>
        </table:table-row>
        <table:table-row table:style-name="ro1">
          <table:table-cell office:value-type="float" office:value="38522" calcext:value-type="float">
            <text:p>38522</text:p>
          </table:table-cell>
          <table:table-cell office:value-type="string" calcext:value-type="string">
            <text:p>https://api.github.com/repos/Khan/analytics</text:p>
          </table:table-cell>
          <table:table-cell table:formula="of:=REPLACE([.B217]; 1; 29; &quot;&quot;)" office:value-type="string" office:string-value="Khan/analytics" calcext:value-type="string">
            <text:p>Khan/analytics</text:p>
          </table:table-cell>
        </table:table-row>
        <table:table-row table:style-name="ro1">
          <table:table-cell office:value-type="float" office:value="38563" calcext:value-type="float">
            <text:p>38563</text:p>
          </table:table-cell>
          <table:table-cell office:value-type="string" calcext:value-type="string">
            <text:p>https://api.github.com/repos/gitpython-developers/GitPython</text:p>
          </table:table-cell>
          <table:table-cell table:formula="of:=REPLACE([.B218]; 1; 29; &quot;&quot;)" office:value-type="string" office:string-value="gitpython-developers/GitPython" calcext:value-type="string">
            <text:p>gitpython-developers/GitPython</text:p>
          </table:table-cell>
        </table:table-row>
        <table:table-row table:style-name="ro1">
          <table:table-cell office:value-type="float" office:value="38613" calcext:value-type="float">
            <text:p>38613</text:p>
          </table:table-cell>
          <table:table-cell office:value-type="string" calcext:value-type="string">
            <text:p>https://api.github.com/repos/SlapOS/slapos</text:p>
          </table:table-cell>
          <table:table-cell table:formula="of:=REPLACE([.B219]; 1; 29; &quot;&quot;)" office:value-type="string" office:string-value="SlapOS/slapos" calcext:value-type="string">
            <text:p>SlapOS/slapos</text:p>
          </table:table-cell>
        </table:table-row>
        <table:table-row table:style-name="ro1">
          <table:table-cell office:value-type="float" office:value="38643" calcext:value-type="float">
            <text:p>38643</text:p>
          </table:table-cell>
          <table:table-cell office:value-type="string" calcext:value-type="string">
            <text:p>https://api.github.com/repos/mattjj/pyhsmm</text:p>
          </table:table-cell>
          <table:table-cell table:formula="of:=REPLACE([.B220]; 1; 29; &quot;&quot;)" office:value-type="string" office:string-value="mattjj/pyhsmm" calcext:value-type="string">
            <text:p>mattjj/pyhsmm</text:p>
          </table:table-cell>
        </table:table-row>
        <table:table-row table:style-name="ro1">
          <table:table-cell office:value-type="float" office:value="38701" calcext:value-type="float">
            <text:p>38701</text:p>
          </table:table-cell>
          <table:table-cell office:value-type="string" calcext:value-type="string">
            <text:p>https://api.github.com/repos/kivy/python-for-android</text:p>
          </table:table-cell>
          <table:table-cell table:formula="of:=REPLACE([.B221]; 1; 29; &quot;&quot;)" office:value-type="string" office:string-value="kivy/python-for-android" calcext:value-type="string">
            <text:p>kivy/python-for-android</text:p>
          </table:table-cell>
        </table:table-row>
        <table:table-row table:style-name="ro1">
          <table:table-cell office:value-type="float" office:value="38958" calcext:value-type="float">
            <text:p>38958</text:p>
          </table:table-cell>
          <table:table-cell office:value-type="string" calcext:value-type="string">
            <text:p>https://api.github.com/repos/SublimeText/LaTeXTools</text:p>
          </table:table-cell>
          <table:table-cell table:formula="of:=REPLACE([.B222]; 1; 29; &quot;&quot;)" office:value-type="string" office:string-value="SublimeText/LaTeXTools" calcext:value-type="string">
            <text:p>SublimeText/LaTeXTools</text:p>
          </table:table-cell>
        </table:table-row>
        <table:table-row table:style-name="ro1">
          <table:table-cell office:value-type="float" office:value="39214" calcext:value-type="float">
            <text:p>39214</text:p>
          </table:table-cell>
          <table:table-cell office:value-type="string" calcext:value-type="string">
            <text:p>https://api.github.com/repos/dscho/hg</text:p>
          </table:table-cell>
          <table:table-cell table:formula="of:=REPLACE([.B223]; 1; 29; &quot;&quot;)" office:value-type="string" office:string-value="dscho/hg" calcext:value-type="string">
            <text:p>dscho/hg</text:p>
          </table:table-cell>
        </table:table-row>
        <table:table-row table:style-name="ro1">
          <table:table-cell office:value-type="float" office:value="39700" calcext:value-type="float">
            <text:p>39700</text:p>
          </table:table-cell>
          <table:table-cell office:value-type="string" calcext:value-type="string">
            <text:p>https://api.github.com/repos/capensis/canopsis</text:p>
          </table:table-cell>
          <table:table-cell table:formula="of:=REPLACE([.B224]; 1; 29; &quot;&quot;)" office:value-type="string" office:string-value="capensis/canopsis" calcext:value-type="string">
            <text:p>capensis/canopsis</text:p>
          </table:table-cell>
        </table:table-row>
        <table:table-row table:style-name="ro1">
          <table:table-cell office:value-type="float" office:value="39891" calcext:value-type="float">
            <text:p>39891</text:p>
          </table:table-cell>
          <table:table-cell office:value-type="string" calcext:value-type="string">
            <text:p>https://api.github.com/repos/ninja-ide/ninja-ide</text:p>
          </table:table-cell>
          <table:table-cell table:formula="of:=REPLACE([.B225]; 1; 29; &quot;&quot;)" office:value-type="string" office:string-value="ninja-ide/ninja-ide" calcext:value-type="string">
            <text:p>ninja-ide/ninja-ide</text:p>
          </table:table-cell>
        </table:table-row>
        <table:table-row table:style-name="ro1">
          <table:table-cell office:value-type="float" office:value="40171" calcext:value-type="float">
            <text:p>40171</text:p>
          </table:table-cell>
          <table:table-cell office:value-type="string" calcext:value-type="string">
            <text:p>https://api.github.com/repos/djblets/djblets</text:p>
          </table:table-cell>
          <table:table-cell table:formula="of:=REPLACE([.B226]; 1; 29; &quot;&quot;)" office:value-type="string" office:string-value="djblets/djblets" calcext:value-type="string">
            <text:p>djblets/djblets</text:p>
          </table:table-cell>
        </table:table-row>
        <table:table-row table:style-name="ro1">
          <table:table-cell office:value-type="float" office:value="40291" calcext:value-type="float">
            <text:p>40291</text:p>
          </table:table-cell>
          <table:table-cell office:value-type="string" calcext:value-type="string">
            <text:p>https://api.github.com/repos/SpriteLink/NIPAP</text:p>
          </table:table-cell>
          <table:table-cell table:formula="of:=REPLACE([.B227]; 1; 29; &quot;&quot;)" office:value-type="string" office:string-value="SpriteLink/NIPAP" calcext:value-type="string">
            <text:p>SpriteLink/NIPAP</text:p>
          </table:table-cell>
        </table:table-row>
        <table:table-row table:style-name="ro1">
          <table:table-cell office:value-type="float" office:value="40313" calcext:value-type="float">
            <text:p>40313</text:p>
          </table:table-cell>
          <table:table-cell office:value-type="string" calcext:value-type="string">
            <text:p>https://api.github.com/repos/madcowfred/evething</text:p>
          </table:table-cell>
          <table:table-cell table:formula="of:=REPLACE([.B228]; 1; 29; &quot;&quot;)" office:value-type="string" office:string-value="madcowfred/evething" calcext:value-type="string">
            <text:p>madcowfred/evething</text:p>
          </table:table-cell>
        </table:table-row>
        <table:table-row table:style-name="ro1">
          <table:table-cell office:value-type="float" office:value="40428" calcext:value-type="float">
            <text:p>40428</text:p>
          </table:table-cell>
          <table:table-cell office:value-type="string" calcext:value-type="string">
            <text:p>https://api.github.com/repos/akvo/akvo-rsr</text:p>
          </table:table-cell>
          <table:table-cell table:formula="of:=REPLACE([.B229]; 1; 29; &quot;&quot;)" office:value-type="string" office:string-value="akvo/akvo-rsr" calcext:value-type="string">
            <text:p>akvo/akvo-rsr</text:p>
          </table:table-cell>
        </table:table-row>
        <table:table-row table:style-name="ro1">
          <table:table-cell office:value-type="float" office:value="40745" calcext:value-type="float">
            <text:p>40745</text:p>
          </table:table-cell>
          <table:table-cell office:value-type="string" calcext:value-type="string">
            <text:p>https://api.github.com/repos/simon-weber/gmusicapi</text:p>
          </table:table-cell>
          <table:table-cell table:formula="of:=REPLACE([.B230]; 1; 29; &quot;&quot;)" office:value-type="string" office:string-value="simon-weber/gmusicapi" calcext:value-type="string">
            <text:p>simon-weber/gmusicapi</text:p>
          </table:table-cell>
        </table:table-row>
        <table:table-row table:style-name="ro1">
          <table:table-cell office:value-type="float" office:value="40876" calcext:value-type="float">
            <text:p>40876</text:p>
          </table:table-cell>
          <table:table-cell office:value-type="string" calcext:value-type="string">
            <text:p>https://api.github.com/repos/PerceptumNL/KhanLatest</text:p>
          </table:table-cell>
          <table:table-cell table:formula="of:=REPLACE([.B231]; 1; 29; &quot;&quot;)" office:value-type="string" office:string-value="PerceptumNL/KhanLatest" calcext:value-type="string">
            <text:p>PerceptumNL/KhanLatest</text:p>
          </table:table-cell>
        </table:table-row>
        <table:table-row table:style-name="ro1">
          <table:table-cell office:value-type="float" office:value="41127" calcext:value-type="float">
            <text:p>41127</text:p>
          </table:table-cell>
          <table:table-cell office:value-type="string" calcext:value-type="string">
            <text:p>https://api.github.com/repos/4teamwork/ftw.book</text:p>
          </table:table-cell>
          <table:table-cell table:formula="of:=REPLACE([.B232]; 1; 29; &quot;&quot;)" office:value-type="string" office:string-value="4teamwork/ftw.book" calcext:value-type="string">
            <text:p>4teamwork/ftw.book</text:p>
          </table:table-cell>
        </table:table-row>
        <table:table-row table:style-name="ro1">
          <table:table-cell office:value-type="float" office:value="41197" calcext:value-type="float">
            <text:p>41197</text:p>
          </table:table-cell>
          <table:table-cell office:value-type="string" calcext:value-type="string">
            <text:p>https://api.github.com/repos/4teamwork/ftw.workspace</text:p>
          </table:table-cell>
          <table:table-cell table:formula="of:=REPLACE([.B233]; 1; 29; &quot;&quot;)" office:value-type="string" office:string-value="4teamwork/ftw.workspace" calcext:value-type="string">
            <text:p>4teamwork/ftw.workspace</text:p>
          </table:table-cell>
        </table:table-row>
        <table:table-row table:style-name="ro1">
          <table:table-cell office:value-type="float" office:value="41605" calcext:value-type="float">
            <text:p>41605</text:p>
          </table:table-cell>
          <table:table-cell office:value-type="string" calcext:value-type="string">
            <text:p>https://api.github.com/repos/unicefuganda/edtrac</text:p>
          </table:table-cell>
          <table:table-cell table:formula="of:=REPLACE([.B234]; 1; 29; &quot;&quot;)" office:value-type="string" office:string-value="unicefuganda/edtrac" calcext:value-type="string">
            <text:p>unicefuganda/edtrac</text:p>
          </table:table-cell>
        </table:table-row>
        <table:table-row table:style-name="ro1">
          <table:table-cell office:value-type="float" office:value="41645" calcext:value-type="float">
            <text:p>41645</text:p>
          </table:table-cell>
          <table:table-cell office:value-type="string" calcext:value-type="string">
            <text:p>https://api.github.com/repos/spaam/svtplay-dl</text:p>
          </table:table-cell>
          <table:table-cell table:formula="of:=REPLACE([.B235]; 1; 29; &quot;&quot;)" office:value-type="string" office:string-value="spaam/svtplay-dl" calcext:value-type="string">
            <text:p>spaam/svtplay-dl</text:p>
          </table:table-cell>
        </table:table-row>
        <table:table-row table:style-name="ro1">
          <table:table-cell office:value-type="float" office:value="41661" calcext:value-type="float">
            <text:p>41661</text:p>
          </table:table-cell>
          <table:table-cell office:value-type="string" calcext:value-type="string">
            <text:p>https://api.github.com/repos/idiap/bob</text:p>
          </table:table-cell>
          <table:table-cell table:formula="of:=REPLACE([.B236]; 1; 29; &quot;&quot;)" office:value-type="string" office:string-value="idiap/bob" calcext:value-type="string">
            <text:p>idiap/bob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string" calcext:value-type="string">
            <text:p>https://api.github.com/repos/praekelt/vumi</text:p>
          </table:table-cell>
          <table:table-cell table:formula="of:=REPLACE([.B237]; 1; 29; &quot;&quot;)" office:value-type="string" office:string-value="praekelt/vumi" calcext:value-type="string">
            <text:p>praekelt/vumi</text:p>
          </table:table-cell>
        </table:table-row>
        <table:table-row table:style-name="ro1">
          <table:table-cell office:value-type="float" office:value="41950" calcext:value-type="float">
            <text:p>41950</text:p>
          </table:table-cell>
          <table:table-cell office:value-type="string" calcext:value-type="string">
            <text:p>https://api.github.com/repos/E2OpenPlugins/e2openplugin-OpenWebif</text:p>
          </table:table-cell>
          <table:table-cell table:formula="of:=REPLACE([.B238]; 1; 29; &quot;&quot;)" office:value-type="string" office:string-value="E2OpenPlugins/e2openplugin-OpenWebif" calcext:value-type="string">
            <text:p>E2OpenPlugins/e2openplugin-OpenWebif</text:p>
          </table:table-cell>
        </table:table-row>
        <table:table-row table:style-name="ro1">
          <table:table-cell office:value-type="float" office:value="41971" calcext:value-type="float">
            <text:p>41971</text:p>
          </table:table-cell>
          <table:table-cell office:value-type="string" calcext:value-type="string">
            <text:p>https://api.github.com/repos/obspy/obspy</text:p>
          </table:table-cell>
          <table:table-cell table:formula="of:=REPLACE([.B239]; 1; 29; &quot;&quot;)" office:value-type="string" office:string-value="obspy/obspy" calcext:value-type="string">
            <text:p>obspy/obspy</text:p>
          </table:table-cell>
        </table:table-row>
        <table:table-row table:style-name="ro1">
          <table:table-cell office:value-type="float" office:value="42034" calcext:value-type="float">
            <text:p>42034</text:p>
          </table:table-cell>
          <table:table-cell office:value-type="string" calcext:value-type="string">
            <text:p>https://api.github.com/repos/b45ch1/algopy</text:p>
          </table:table-cell>
          <table:table-cell table:formula="of:=REPLACE([.B240]; 1; 29; &quot;&quot;)" office:value-type="string" office:string-value="b45ch1/algopy" calcext:value-type="string">
            <text:p>b45ch1/algopy</text:p>
          </table:table-cell>
        </table:table-row>
        <table:table-row table:style-name="ro1">
          <table:table-cell office:value-type="float" office:value="42087" calcext:value-type="float">
            <text:p>42087</text:p>
          </table:table-cell>
          <table:table-cell office:value-type="string" calcext:value-type="string">
            <text:p>https://api.github.com/repos/duckduckgo/zeroclickinfo-fathead</text:p>
          </table:table-cell>
          <table:table-cell table:formula="of:=REPLACE([.B241]; 1; 29; &quot;&quot;)" office:value-type="string" office:string-value="duckduckgo/zeroclickinfo-fathead" calcext:value-type="string">
            <text:p>duckduckgo/zeroclickinfo-fathead</text:p>
          </table:table-cell>
        </table:table-row>
        <table:table-row table:style-name="ro1">
          <table:table-cell office:value-type="float" office:value="42106" calcext:value-type="float">
            <text:p>42106</text:p>
          </table:table-cell>
          <table:table-cell office:value-type="string" calcext:value-type="string">
            <text:p>https://api.github.com/repos/texttochange/vusion-backend</text:p>
          </table:table-cell>
          <table:table-cell table:formula="of:=REPLACE([.B242]; 1; 29; &quot;&quot;)" office:value-type="string" office:string-value="texttochange/vusion-backend" calcext:value-type="string">
            <text:p>texttochange/vusion-backend</text:p>
          </table:table-cell>
        </table:table-row>
        <table:table-row table:style-name="ro1">
          <table:table-cell office:value-type="float" office:value="42195" calcext:value-type="float">
            <text:p>42195</text:p>
          </table:table-cell>
          <table:table-cell office:value-type="string" calcext:value-type="string">
            <text:p>https://api.github.com/repos/burke-software/schooldriver</text:p>
          </table:table-cell>
          <table:table-cell table:formula="of:=REPLACE([.B243]; 1; 29; &quot;&quot;)" office:value-type="string" office:string-value="burke-software/schooldriver" calcext:value-type="string">
            <text:p>burke-software/schooldriver</text:p>
          </table:table-cell>
        </table:table-row>
        <table:table-row table:style-name="ro1">
          <table:table-cell office:value-type="float" office:value="42344" calcext:value-type="float">
            <text:p>42344</text:p>
          </table:table-cell>
          <table:table-cell office:value-type="string" calcext:value-type="string">
            <text:p>https://api.github.com/repos/calaldees/KaraKara</text:p>
          </table:table-cell>
          <table:table-cell table:formula="of:=REPLACE([.B244]; 1; 29; &quot;&quot;)" office:value-type="string" office:string-value="calaldees/KaraKara" calcext:value-type="string">
            <text:p>calaldees/KaraKara</text:p>
          </table:table-cell>
        </table:table-row>
        <table:table-row table:style-name="ro1">
          <table:table-cell office:value-type="float" office:value="42568" calcext:value-type="float">
            <text:p>42568</text:p>
          </table:table-cell>
          <table:table-cell office:value-type="string" calcext:value-type="string">
            <text:p>https://api.github.com/repos/4teamwork/ftw.upgrade</text:p>
          </table:table-cell>
          <table:table-cell table:formula="of:=REPLACE([.B245]; 1; 29; &quot;&quot;)" office:value-type="string" office:string-value="4teamwork/ftw.upgrade" calcext:value-type="string">
            <text:p>4teamwork/ftw.upgrade</text:p>
          </table:table-cell>
        </table:table-row>
        <table:table-row table:style-name="ro1">
          <table:table-cell office:value-type="float" office:value="42626" calcext:value-type="float">
            <text:p>42626</text:p>
          </table:table-cell>
          <table:table-cell office:value-type="string" calcext:value-type="string">
            <text:p>https://api.github.com/repos/arskom/spyne</text:p>
          </table:table-cell>
          <table:table-cell table:formula="of:=REPLACE([.B246]; 1; 29; &quot;&quot;)" office:value-type="string" office:string-value="arskom/spyne" calcext:value-type="string">
            <text:p>arskom/spyne</text:p>
          </table:table-cell>
        </table:table-row>
        <table:table-row table:style-name="ro1">
          <table:table-cell office:value-type="float" office:value="42928" calcext:value-type="float">
            <text:p>42928</text:p>
          </table:table-cell>
          <table:table-cell office:value-type="string" calcext:value-type="string">
            <text:p>https://api.github.com/repos/ninuxorg/nodeshot</text:p>
          </table:table-cell>
          <table:table-cell table:formula="of:=REPLACE([.B247]; 1; 29; &quot;&quot;)" office:value-type="string" office:string-value="ninuxorg/nodeshot" calcext:value-type="string">
            <text:p>ninuxorg/nodeshot</text:p>
          </table:table-cell>
        </table:table-row>
        <table:table-row table:style-name="ro1">
          <table:table-cell office:value-type="float" office:value="43001" calcext:value-type="float">
            <text:p>43001</text:p>
          </table:table-cell>
          <table:table-cell office:value-type="string" calcext:value-type="string">
            <text:p>https://api.github.com/repos/jedie/PyLucid</text:p>
          </table:table-cell>
          <table:table-cell table:formula="of:=REPLACE([.B248]; 1; 29; &quot;&quot;)" office:value-type="string" office:string-value="jedie/PyLucid" calcext:value-type="string">
            <text:p>jedie/PyLucid</text:p>
          </table:table-cell>
        </table:table-row>
        <table:table-row table:style-name="ro1">
          <table:table-cell office:value-type="float" office:value="43068" calcext:value-type="float">
            <text:p>43068</text:p>
          </table:table-cell>
          <table:table-cell office:value-type="string" calcext:value-type="string">
            <text:p>https://api.github.com/repos/michaeljones/breathe</text:p>
          </table:table-cell>
          <table:table-cell table:formula="of:=REPLACE([.B249]; 1; 29; &quot;&quot;)" office:value-type="string" office:string-value="michaeljones/breathe" calcext:value-type="string">
            <text:p>michaeljones/breathe</text:p>
          </table:table-cell>
        </table:table-row>
        <table:table-row table:style-name="ro1">
          <table:table-cell office:value-type="float" office:value="43097" calcext:value-type="float">
            <text:p>43097</text:p>
          </table:table-cell>
          <table:table-cell office:value-type="string" calcext:value-type="string">
            <text:p>https://api.github.com/repos/git-cola/git-cola</text:p>
          </table:table-cell>
          <table:table-cell table:formula="of:=REPLACE([.B250]; 1; 29; &quot;&quot;)" office:value-type="string" office:string-value="git-cola/git-cola" calcext:value-type="string">
            <text:p>git-cola/git-cola</text:p>
          </table:table-cell>
        </table:table-row>
        <table:table-row table:style-name="ro1">
          <table:table-cell office:value-type="float" office:value="43727" calcext:value-type="float">
            <text:p>43727</text:p>
          </table:table-cell>
          <table:table-cell office:value-type="string" calcext:value-type="string">
            <text:p>https://api.github.com/repos/ipa320/cob_robots</text:p>
          </table:table-cell>
          <table:table-cell table:formula="of:=REPLACE([.B251]; 1; 29; &quot;&quot;)" office:value-type="string" office:string-value="ipa320/cob_robots" calcext:value-type="string">
            <text:p>ipa320/cob_robots</text:p>
          </table:table-cell>
        </table:table-row>
        <table:table-row table:style-name="ro1">
          <table:table-cell office:value-type="float" office:value="43843" calcext:value-type="float">
            <text:p>43843</text:p>
          </table:table-cell>
          <table:table-cell office:value-type="string" calcext:value-type="string">
            <text:p>https://api.github.com/repos/opennode/opennode-knot</text:p>
          </table:table-cell>
          <table:table-cell table:formula="of:=REPLACE([.B252]; 1; 29; &quot;&quot;)" office:value-type="string" office:string-value="opennode/opennode-knot" calcext:value-type="string">
            <text:p>opennode/opennode-knot</text:p>
          </table:table-cell>
        </table:table-row>
        <table:table-row table:style-name="ro1">
          <table:table-cell office:value-type="float" office:value="43858" calcext:value-type="float">
            <text:p>43858</text:p>
          </table:table-cell>
          <table:table-cell office:value-type="string" calcext:value-type="string">
            <text:p>https://api.github.com/repos/eaudeweb/cites-meetings</text:p>
          </table:table-cell>
          <table:table-cell table:formula="of:=REPLACE([.B253]; 1; 29; &quot;&quot;)" office:value-type="string" office:string-value="eaudeweb/cites-meetings" calcext:value-type="string">
            <text:p>eaudeweb/cites-meetings</text:p>
          </table:table-cell>
        </table:table-row>
        <table:table-row table:style-name="ro1">
          <table:table-cell office:value-type="float" office:value="44604" calcext:value-type="float">
            <text:p>44604</text:p>
          </table:table-cell>
          <table:table-cell office:value-type="string" calcext:value-type="string">
            <text:p>https://api.github.com/repos/ProgVal/Limnoria</text:p>
          </table:table-cell>
          <table:table-cell table:formula="of:=REPLACE([.B254]; 1; 29; &quot;&quot;)" office:value-type="string" office:string-value="ProgVal/Limnoria" calcext:value-type="string">
            <text:p>ProgVal/Limnoria</text:p>
          </table:table-cell>
        </table:table-row>
        <table:table-row table:style-name="ro1">
          <table:table-cell office:value-type="float" office:value="44682" calcext:value-type="float">
            <text:p>44682</text:p>
          </table:table-cell>
          <table:table-cell office:value-type="string" calcext:value-type="string">
            <text:p>https://api.github.com/repos/mozilla-services/tokenserver</text:p>
          </table:table-cell>
          <table:table-cell table:formula="of:=REPLACE([.B255]; 1; 29; &quot;&quot;)" office:value-type="string" office:string-value="mozilla-services/tokenserver" calcext:value-type="string">
            <text:p>mozilla-services/tokenserver</text:p>
          </table:table-cell>
        </table:table-row>
        <table:table-row table:style-name="ro1">
          <table:table-cell office:value-type="float" office:value="44709" calcext:value-type="float">
            <text:p>44709</text:p>
          </table:table-cell>
          <table:table-cell office:value-type="string" calcext:value-type="string">
            <text:p>https://api.github.com/repos/Suor/django-cacheops</text:p>
          </table:table-cell>
          <table:table-cell table:formula="of:=REPLACE([.B256]; 1; 29; &quot;&quot;)" office:value-type="string" office:string-value="Suor/django-cacheops" calcext:value-type="string">
            <text:p>Suor/django-cacheops</text:p>
          </table:table-cell>
        </table:table-row>
        <table:table-row table:style-name="ro1">
          <table:table-cell office:value-type="float" office:value="45348" calcext:value-type="float">
            <text:p>45348</text:p>
          </table:table-cell>
          <table:table-cell office:value-type="string" calcext:value-type="string">
            <text:p>https://api.github.com/repos/oe-alliance/enigma2-plugins</text:p>
          </table:table-cell>
          <table:table-cell table:formula="of:=REPLACE([.B257]; 1; 29; &quot;&quot;)" office:value-type="string" office:string-value="oe-alliance/enigma2-plugins" calcext:value-type="string">
            <text:p>oe-alliance/enigma2-plugins</text:p>
          </table:table-cell>
        </table:table-row>
        <table:table-row table:style-name="ro1">
          <table:table-cell office:value-type="float" office:value="45658" calcext:value-type="float">
            <text:p>45658</text:p>
          </table:table-cell>
          <table:table-cell office:value-type="string" calcext:value-type="string">
            <text:p>https://api.github.com/repos/cloudera/hue</text:p>
          </table:table-cell>
          <table:table-cell table:formula="of:=REPLACE([.B258]; 1; 29; &quot;&quot;)" office:value-type="string" office:string-value="cloudera/hue" calcext:value-type="string">
            <text:p>cloudera/hue</text:p>
          </table:table-cell>
        </table:table-row>
        <table:table-row table:style-name="ro1">
          <table:table-cell office:value-type="float" office:value="46114" calcext:value-type="float">
            <text:p>46114</text:p>
          </table:table-cell>
          <table:table-cell office:value-type="string" calcext:value-type="string">
            <text:p>https://api.github.com/repos/mopidy/pyspotify</text:p>
          </table:table-cell>
          <table:table-cell table:formula="of:=REPLACE([.B259]; 1; 29; &quot;&quot;)" office:value-type="string" office:string-value="mopidy/pyspotify" calcext:value-type="string">
            <text:p>mopidy/pyspotify</text:p>
          </table:table-cell>
        </table:table-row>
        <table:table-row table:style-name="ro1">
          <table:table-cell office:value-type="float" office:value="46157" calcext:value-type="float">
            <text:p>46157</text:p>
          </table:table-cell>
          <table:table-cell office:value-type="string" calcext:value-type="string">
            <text:p>https://api.github.com/repos/tipam/pi3d</text:p>
          </table:table-cell>
          <table:table-cell table:formula="of:=REPLACE([.B260]; 1; 29; &quot;&quot;)" office:value-type="string" office:string-value="tipam/pi3d" calcext:value-type="string">
            <text:p>tipam/pi3d</text:p>
          </table:table-cell>
        </table:table-row>
        <table:table-row table:style-name="ro1">
          <table:table-cell office:value-type="float" office:value="46483" calcext:value-type="float">
            <text:p>46483</text:p>
          </table:table-cell>
          <table:table-cell office:value-type="string" calcext:value-type="string">
            <text:p>https://api.github.com/repos/ospalh/anki-addons</text:p>
          </table:table-cell>
          <table:table-cell table:formula="of:=REPLACE([.B261]; 1; 29; &quot;&quot;)" office:value-type="string" office:string-value="ospalh/anki-addons" calcext:value-type="string">
            <text:p>ospalh/anki-addons</text:p>
          </table:table-cell>
        </table:table-row>
        <table:table-row table:style-name="ro1">
          <table:table-cell office:value-type="float" office:value="47458" calcext:value-type="float">
            <text:p>47458</text:p>
          </table:table-cell>
          <table:table-cell office:value-type="string" calcext:value-type="string">
            <text:p>https://api.github.com/repos/spurious/AddressSanitizer-mirror</text:p>
          </table:table-cell>
          <table:table-cell table:formula="of:=REPLACE([.B262]; 1; 29; &quot;&quot;)" office:value-type="string" office:string-value="spurious/AddressSanitizer-mirror" calcext:value-type="string">
            <text:p>spurious/AddressSanitizer-mirror</text:p>
          </table:table-cell>
        </table:table-row>
        <table:table-row table:style-name="ro1">
          <table:table-cell office:value-type="float" office:value="48168" calcext:value-type="float">
            <text:p>48168</text:p>
          </table:table-cell>
          <table:table-cell office:value-type="string" calcext:value-type="string">
            <text:p>https://api.github.com/repos/openframeworks/ofSite</text:p>
          </table:table-cell>
          <table:table-cell table:formula="of:=REPLACE([.B263]; 1; 29; &quot;&quot;)" office:value-type="string" office:string-value="openframeworks/ofSite" calcext:value-type="string">
            <text:p>openframeworks/ofSite</text:p>
          </table:table-cell>
        </table:table-row>
        <table:table-row table:style-name="ro1">
          <table:table-cell office:value-type="float" office:value="48254" calcext:value-type="float">
            <text:p>48254</text:p>
          </table:table-cell>
          <table:table-cell office:value-type="string" calcext:value-type="string">
            <text:p>https://api.github.com/repos/pacoqueen/ginn</text:p>
          </table:table-cell>
          <table:table-cell table:formula="of:=REPLACE([.B264]; 1; 29; &quot;&quot;)" office:value-type="string" office:string-value="pacoqueen/ginn" calcext:value-type="string">
            <text:p>pacoqueen/ginn</text:p>
          </table:table-cell>
        </table:table-row>
        <table:table-row table:style-name="ro1">
          <table:table-cell office:value-type="float" office:value="48334" calcext:value-type="float">
            <text:p>48334</text:p>
          </table:table-cell>
          <table:table-cell office:value-type="string" calcext:value-type="string">
            <text:p>https://api.github.com/repos/Yelp/Tron</text:p>
          </table:table-cell>
          <table:table-cell table:formula="of:=REPLACE([.B265]; 1; 29; &quot;&quot;)" office:value-type="string" office:string-value="Yelp/Tron" calcext:value-type="string">
            <text:p>Yelp/Tron</text:p>
          </table:table-cell>
        </table:table-row>
        <table:table-row table:style-name="ro1">
          <table:table-cell office:value-type="float" office:value="48706" calcext:value-type="float">
            <text:p>48706</text:p>
          </table:table-cell>
          <table:table-cell office:value-type="string" calcext:value-type="string">
            <text:p>https://api.github.com/repos/learning-unlimited/ESP-Website</text:p>
          </table:table-cell>
          <table:table-cell table:formula="of:=REPLACE([.B266]; 1; 29; &quot;&quot;)" office:value-type="string" office:string-value="learning-unlimited/ESP-Website" calcext:value-type="string">
            <text:p>learning-unlimited/ESP-Website</text:p>
          </table:table-cell>
        </table:table-row>
        <table:table-row table:style-name="ro1">
          <table:table-cell office:value-type="float" office:value="49463" calcext:value-type="float">
            <text:p>49463</text:p>
          </table:table-cell>
          <table:table-cell office:value-type="string" calcext:value-type="string">
            <text:p>https://api.github.com/repos/tuturto/pyherc</text:p>
          </table:table-cell>
          <table:table-cell table:formula="of:=REPLACE([.B267]; 1; 29; &quot;&quot;)" office:value-type="string" office:string-value="tuturto/pyherc" calcext:value-type="string">
            <text:p>tuturto/pyherc</text:p>
          </table:table-cell>
        </table:table-row>
        <table:table-row table:style-name="ro1">
          <table:table-cell office:value-type="float" office:value="49649" calcext:value-type="float">
            <text:p>49649</text:p>
          </table:table-cell>
          <table:table-cell office:value-type="string" calcext:value-type="string">
            <text:p>https://api.github.com/repos/hasgeek/lastuser</text:p>
          </table:table-cell>
          <table:table-cell table:formula="of:=REPLACE([.B268]; 1; 29; &quot;&quot;)" office:value-type="string" office:string-value="hasgeek/lastuser" calcext:value-type="string">
            <text:p>hasgeek/lastuser</text:p>
          </table:table-cell>
        </table:table-row>
        <table:table-row table:style-name="ro1">
          <table:table-cell office:value-type="float" office:value="50013" calcext:value-type="float">
            <text:p>50013</text:p>
          </table:table-cell>
          <table:table-cell office:value-type="string" calcext:value-type="string">
            <text:p>https://api.github.com/repos/OpenSlides/OpenSlides</text:p>
          </table:table-cell>
          <table:table-cell table:formula="of:=REPLACE([.B269]; 1; 29; &quot;&quot;)" office:value-type="string" office:string-value="OpenSlides/OpenSlides" calcext:value-type="string">
            <text:p>OpenSlides/OpenSlides</text:p>
          </table:table-cell>
        </table:table-row>
        <table:table-row table:style-name="ro1">
          <table:table-cell office:value-type="float" office:value="50020" calcext:value-type="float">
            <text:p>50020</text:p>
          </table:table-cell>
          <table:table-cell office:value-type="string" calcext:value-type="string">
            <text:p>https://api.github.com/repos/aldebaran/qibuild</text:p>
          </table:table-cell>
          <table:table-cell table:formula="of:=REPLACE([.B270]; 1; 29; &quot;&quot;)" office:value-type="string" office:string-value="aldebaran/qibuild" calcext:value-type="string">
            <text:p>aldebaran/qibuild</text:p>
          </table:table-cell>
        </table:table-row>
        <table:table-row table:style-name="ro1">
          <table:table-cell office:value-type="float" office:value="50113" calcext:value-type="float">
            <text:p>50113</text:p>
          </table:table-cell>
          <table:table-cell office:value-type="string" calcext:value-type="string">
            <text:p>https://api.github.com/repos/emesene/emesene</text:p>
          </table:table-cell>
          <table:table-cell table:formula="of:=REPLACE([.B271]; 1; 29; &quot;&quot;)" office:value-type="string" office:string-value="emesene/emesene" calcext:value-type="string">
            <text:p>emesene/emesene</text:p>
          </table:table-cell>
        </table:table-row>
        <table:table-row table:style-name="ro1">
          <table:table-cell office:value-type="float" office:value="50297" calcext:value-type="float">
            <text:p>50297</text:p>
          </table:table-cell>
          <table:table-cell office:value-type="string" calcext:value-type="string">
            <text:p>https://api.github.com/repos/Athas/EggsML</text:p>
          </table:table-cell>
          <table:table-cell table:formula="of:=REPLACE([.B272]; 1; 29; &quot;&quot;)" office:value-type="string" office:string-value="Athas/EggsML" calcext:value-type="string">
            <text:p>Athas/EggsML</text:p>
          </table:table-cell>
        </table:table-row>
        <table:table-row table:style-name="ro1">
          <table:table-cell office:value-type="float" office:value="50338" calcext:value-type="float">
            <text:p>50338</text:p>
          </table:table-cell>
          <table:table-cell office:value-type="string" calcext:value-type="string">
            <text:p>https://api.github.com/repos/OpenViX/enigma2</text:p>
          </table:table-cell>
          <table:table-cell table:formula="of:=REPLACE([.B273]; 1; 29; &quot;&quot;)" office:value-type="string" office:string-value="OpenViX/enigma2" calcext:value-type="string">
            <text:p>OpenViX/enigma2</text:p>
          </table:table-cell>
        </table:table-row>
        <table:table-row table:style-name="ro1">
          <table:table-cell office:value-type="float" office:value="50719" calcext:value-type="float">
            <text:p>50719</text:p>
          </table:table-cell>
          <table:table-cell office:value-type="string" calcext:value-type="string">
            <text:p>https://api.github.com/repos/tomerfiliba/plumbum</text:p>
          </table:table-cell>
          <table:table-cell table:formula="of:=REPLACE([.B274]; 1; 29; &quot;&quot;)" office:value-type="string" office:string-value="tomerfiliba/plumbum" calcext:value-type="string">
            <text:p>tomerfiliba/plumbum</text:p>
          </table:table-cell>
        </table:table-row>
        <table:table-row table:style-name="ro1">
          <table:table-cell office:value-type="float" office:value="50901" calcext:value-type="float">
            <text:p>50901</text:p>
          </table:table-cell>
          <table:table-cell office:value-type="string" calcext:value-type="string">
            <text:p>https://api.github.com/repos/Pylons/substanced</text:p>
          </table:table-cell>
          <table:table-cell table:formula="of:=REPLACE([.B275]; 1; 29; &quot;&quot;)" office:value-type="string" office:string-value="Pylons/substanced" calcext:value-type="string">
            <text:p>Pylons/substanced</text:p>
          </table:table-cell>
        </table:table-row>
        <table:table-row table:style-name="ro1">
          <table:table-cell office:value-type="float" office:value="50963" calcext:value-type="float">
            <text:p>50963</text:p>
          </table:table-cell>
          <table:table-cell office:value-type="string" calcext:value-type="string">
            <text:p>https://api.github.com/repos/cool-RR/python_toolbox</text:p>
          </table:table-cell>
          <table:table-cell table:formula="of:=REPLACE([.B276]; 1; 29; &quot;&quot;)" office:value-type="string" office:string-value="cool-RR/python_toolbox" calcext:value-type="string">
            <text:p>cool-RR/python_toolbox</text:p>
          </table:table-cell>
        </table:table-row>
        <table:table-row table:style-name="ro1">
          <table:table-cell office:value-type="float" office:value="51826" calcext:value-type="float">
            <text:p>51826</text:p>
          </table:table-cell>
          <table:table-cell office:value-type="string" calcext:value-type="string">
            <text:p>https://api.github.com/repos/satanas/Turpial</text:p>
          </table:table-cell>
          <table:table-cell table:formula="of:=REPLACE([.B277]; 1; 29; &quot;&quot;)" office:value-type="string" office:string-value="satanas/Turpial" calcext:value-type="string">
            <text:p>satanas/Turpial</text:p>
          </table:table-cell>
        </table:table-row>
        <table:table-row table:style-name="ro1">
          <table:table-cell office:value-type="float" office:value="51900" calcext:value-type="float">
            <text:p>51900</text:p>
          </table:table-cell>
          <table:table-cell office:value-type="string" calcext:value-type="string">
            <text:p>https://api.github.com/repos/pallets/werkzeug</text:p>
          </table:table-cell>
          <table:table-cell table:formula="of:=REPLACE([.B278]; 1; 29; &quot;&quot;)" office:value-type="string" office:string-value="pallets/werkzeug" calcext:value-type="string">
            <text:p>pallets/werkzeug</text:p>
          </table:table-cell>
        </table:table-row>
        <table:table-row table:style-name="ro1">
          <table:table-cell office:value-type="float" office:value="51980" calcext:value-type="float">
            <text:p>51980</text:p>
          </table:table-cell>
          <table:table-cell office:value-type="string" calcext:value-type="string">
            <text:p>https://api.github.com/repos/scipy-lectures/scipy-lecture-notes</text:p>
          </table:table-cell>
          <table:table-cell table:formula="of:=REPLACE([.B279]; 1; 29; &quot;&quot;)" office:value-type="string" office:string-value="scipy-lectures/scipy-lecture-notes" calcext:value-type="string">
            <text:p>scipy-lectures/scipy-lecture-notes</text:p>
          </table:table-cell>
        </table:table-row>
        <table:table-row table:style-name="ro1">
          <table:table-cell office:value-type="float" office:value="52097" calcext:value-type="float">
            <text:p>52097</text:p>
          </table:table-cell>
          <table:table-cell office:value-type="string" calcext:value-type="string">
            <text:p>https://api.github.com/repos/mattupstate/flask-security</text:p>
          </table:table-cell>
          <table:table-cell table:formula="of:=REPLACE([.B280]; 1; 29; &quot;&quot;)" office:value-type="string" office:string-value="mattupstate/flask-security" calcext:value-type="string">
            <text:p>mattupstate/flask-security</text:p>
          </table:table-cell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https://api.github.com/repos/Kozea/pygal</text:p>
          </table:table-cell>
          <table:table-cell table:formula="of:=REPLACE([.B281]; 1; 29; &quot;&quot;)" office:value-type="string" office:string-value="Kozea/pygal" calcext:value-type="string">
            <text:p>Kozea/pygal</text:p>
          </table:table-cell>
        </table:table-row>
        <table:table-row table:style-name="ro1">
          <table:table-cell office:value-type="float" office:value="53074" calcext:value-type="float">
            <text:p>53074</text:p>
          </table:table-cell>
          <table:table-cell office:value-type="string" calcext:value-type="string">
            <text:p>https://api.github.com/repos/cheshire3/cheshire3</text:p>
          </table:table-cell>
          <table:table-cell table:formula="of:=REPLACE([.B282]; 1; 29; &quot;&quot;)" office:value-type="string" office:string-value="cheshire3/cheshire3" calcext:value-type="string">
            <text:p>cheshire3/cheshire3</text:p>
          </table:table-cell>
        </table:table-row>
        <table:table-row table:style-name="ro1">
          <table:table-cell office:value-type="float" office:value="53378" calcext:value-type="float">
            <text:p>53378</text:p>
          </table:table-cell>
          <table:table-cell office:value-type="string" calcext:value-type="string">
            <text:p>https://api.github.com/repos/dodgyville/pyvida</text:p>
          </table:table-cell>
          <table:table-cell table:formula="of:=REPLACE([.B283]; 1; 29; &quot;&quot;)" office:value-type="string" office:string-value="dodgyville/pyvida" calcext:value-type="string">
            <text:p>dodgyville/pyvida</text:p>
          </table:table-cell>
        </table:table-row>
        <table:table-row table:style-name="ro1">
          <table:table-cell office:value-type="float" office:value="53518" calcext:value-type="float">
            <text:p>53518</text:p>
          </table:table-cell>
          <table:table-cell office:value-type="string" calcext:value-type="string">
            <text:p>https://api.github.com/repos/grawity/code</text:p>
          </table:table-cell>
          <table:table-cell table:formula="of:=REPLACE([.B284]; 1; 29; &quot;&quot;)" office:value-type="string" office:string-value="grawity/code" calcext:value-type="string">
            <text:p>grawity/code</text:p>
          </table:table-cell>
        </table:table-row>
        <table:table-row table:style-name="ro1">
          <table:table-cell office:value-type="float" office:value="53559" calcext:value-type="float">
            <text:p>53559</text:p>
          </table:table-cell>
          <table:table-cell office:value-type="string" calcext:value-type="string">
            <text:p>https://api.github.com/repos/feisuzhu/thbattle</text:p>
          </table:table-cell>
          <table:table-cell table:formula="of:=REPLACE([.B285]; 1; 29; &quot;&quot;)" office:value-type="string" office:string-value="feisuzhu/thbattle" calcext:value-type="string">
            <text:p>feisuzhu/thbattle</text:p>
          </table:table-cell>
        </table:table-row>
        <table:table-row table:style-name="ro1">
          <table:table-cell office:value-type="float" office:value="53565" calcext:value-type="float">
            <text:p>53565</text:p>
          </table:table-cell>
          <table:table-cell office:value-type="string" calcext:value-type="string">
            <text:p>https://api.github.com/repos/mantidproject/systemtests</text:p>
          </table:table-cell>
          <table:table-cell table:formula="of:=REPLACE([.B286]; 1; 29; &quot;&quot;)" office:value-type="string" office:string-value="mantidproject/systemtests" calcext:value-type="string">
            <text:p>mantidproject/systemtests</text:p>
          </table:table-cell>
        </table:table-row>
        <table:table-row table:style-name="ro1">
          <table:table-cell office:value-type="float" office:value="53758" calcext:value-type="float">
            <text:p>53758</text:p>
          </table:table-cell>
          <table:table-cell office:value-type="string" calcext:value-type="string">
            <text:p>https://api.github.com/repos/PlayOnLinux/POL-POM-4</text:p>
          </table:table-cell>
          <table:table-cell table:formula="of:=REPLACE([.B287]; 1; 29; &quot;&quot;)" office:value-type="string" office:string-value="PlayOnLinux/POL-POM-4" calcext:value-type="string">
            <text:p>PlayOnLinux/POL-POM-4</text:p>
          </table:table-cell>
        </table:table-row>
        <table:table-row table:style-name="ro1">
          <table:table-cell office:value-type="float" office:value="53977" calcext:value-type="float">
            <text:p>53977</text:p>
          </table:table-cell>
          <table:table-cell office:value-type="string" calcext:value-type="string">
            <text:p>https://api.github.com/repos/yourlabs/django-autocomplete-light</text:p>
          </table:table-cell>
          <table:table-cell table:formula="of:=REPLACE([.B288]; 1; 29; &quot;&quot;)" office:value-type="string" office:string-value="yourlabs/django-autocomplete-light" calcext:value-type="string">
            <text:p>yourlabs/django-autocomplete-light</text:p>
          </table:table-cell>
        </table:table-row>
        <table:table-row table:style-name="ro1">
          <table:table-cell office:value-type="float" office:value="54025" calcext:value-type="float">
            <text:p>54025</text:p>
          </table:table-cell>
          <table:table-cell office:value-type="string" calcext:value-type="string">
            <text:p>https://api.github.com/repos/gaubert/gmvault</text:p>
          </table:table-cell>
          <table:table-cell table:formula="of:=REPLACE([.B289]; 1; 29; &quot;&quot;)" office:value-type="string" office:string-value="gaubert/gmvault" calcext:value-type="string">
            <text:p>gaubert/gmvault</text:p>
          </table:table-cell>
        </table:table-row>
        <table:table-row table:style-name="ro1">
          <table:table-cell office:value-type="float" office:value="54581" calcext:value-type="float">
            <text:p>54581</text:p>
          </table:table-cell>
          <table:table-cell office:value-type="string" calcext:value-type="string">
            <text:p>https://api.github.com/repos/nijel/weblate</text:p>
          </table:table-cell>
          <table:table-cell table:formula="of:=REPLACE([.B290]; 1; 29; &quot;&quot;)" office:value-type="string" office:string-value="nijel/weblate" calcext:value-type="string">
            <text:p>nijel/weblate</text:p>
          </table:table-cell>
        </table:table-row>
        <table:table-row table:style-name="ro1">
          <table:table-cell office:value-type="float" office:value="55068" calcext:value-type="float">
            <text:p>55068</text:p>
          </table:table-cell>
          <table:table-cell office:value-type="string" calcext:value-type="string">
            <text:p>https://api.github.com/repos/materialsproject/pymatgen</text:p>
          </table:table-cell>
          <table:table-cell table:formula="of:=REPLACE([.B291]; 1; 29; &quot;&quot;)" office:value-type="string" office:string-value="materialsproject/pymatgen" calcext:value-type="string">
            <text:p>materialsproject/pymatgen</text:p>
          </table:table-cell>
        </table:table-row>
        <table:table-row table:style-name="ro1">
          <table:table-cell office:value-type="float" office:value="55250" calcext:value-type="float">
            <text:p>55250</text:p>
          </table:table-cell>
          <table:table-cell office:value-type="string" calcext:value-type="string">
            <text:p>https://api.github.com/repos/hasgeek/funnel</text:p>
          </table:table-cell>
          <table:table-cell table:formula="of:=REPLACE([.B292]; 1; 29; &quot;&quot;)" office:value-type="string" office:string-value="hasgeek/funnel" calcext:value-type="string">
            <text:p>hasgeek/funnel</text:p>
          </table:table-cell>
        </table:table-row>
        <table:table-row table:style-name="ro1">
          <table:table-cell office:value-type="float" office:value="55280" calcext:value-type="float">
            <text:p>55280</text:p>
          </table:table-cell>
          <table:table-cell office:value-type="string" calcext:value-type="string">
            <text:p>https://api.github.com/repos/simoncadman/CUPS-Cloud-Print</text:p>
          </table:table-cell>
          <table:table-cell table:formula="of:=REPLACE([.B293]; 1; 29; &quot;&quot;)" office:value-type="string" office:string-value="simoncadman/CUPS-Cloud-Print" calcext:value-type="string">
            <text:p>simoncadman/CUPS-Cloud-Print</text:p>
          </table:table-cell>
        </table:table-row>
        <table:table-row table:style-name="ro1">
          <table:table-cell office:value-type="float" office:value="55506" calcext:value-type="float">
            <text:p>55506</text:p>
          </table:table-cell>
          <table:table-cell office:value-type="string" calcext:value-type="string">
            <text:p>https://api.github.com/repos/rapidsms/rapidsms</text:p>
          </table:table-cell>
          <table:table-cell table:formula="of:=REPLACE([.B294]; 1; 29; &quot;&quot;)" office:value-type="string" office:string-value="rapidsms/rapidsms" calcext:value-type="string">
            <text:p>rapidsms/rapidsms</text:p>
          </table:table-cell>
        </table:table-row>
        <table:table-row table:style-name="ro1">
          <table:table-cell office:value-type="float" office:value="55650" calcext:value-type="float">
            <text:p>55650</text:p>
          </table:table-cell>
          <table:table-cell office:value-type="string" calcext:value-type="string">
            <text:p>https://api.github.com/repos/radlab/sparrow</text:p>
          </table:table-cell>
          <table:table-cell table:formula="of:=REPLACE([.B295]; 1; 29; &quot;&quot;)" office:value-type="string" office:string-value="radlab/sparrow" calcext:value-type="string">
            <text:p>radlab/sparrow</text:p>
          </table:table-cell>
        </table:table-row>
        <table:table-row table:style-name="ro1">
          <table:table-cell office:value-type="float" office:value="55875" calcext:value-type="float">
            <text:p>55875</text:p>
          </table:table-cell>
          <table:table-cell office:value-type="string" calcext:value-type="string">
            <text:p>https://api.github.com/repos/eaudeweb/trunk-eggs</text:p>
          </table:table-cell>
          <table:table-cell table:formula="of:=REPLACE([.B296]; 1; 29; &quot;&quot;)" office:value-type="string" office:string-value="eaudeweb/trunk-eggs" calcext:value-type="string">
            <text:p>eaudeweb/trunk-eggs</text:p>
          </table:table-cell>
        </table:table-row>
        <table:table-row table:style-name="ro1">
          <table:table-cell office:value-type="float" office:value="56122" calcext:value-type="float">
            <text:p>56122</text:p>
          </table:table-cell>
          <table:table-cell office:value-type="string" calcext:value-type="string">
            <text:p>https://api.github.com/repos/EVE-Tools/element43</text:p>
          </table:table-cell>
          <table:table-cell table:formula="of:=REPLACE([.B297]; 1; 29; &quot;&quot;)" office:value-type="string" office:string-value="EVE-Tools/element43" calcext:value-type="string">
            <text:p>EVE-Tools/element43</text:p>
          </table:table-cell>
        </table:table-row>
        <table:table-row table:style-name="ro1">
          <table:table-cell office:value-type="float" office:value="56186" calcext:value-type="float">
            <text:p>56186</text:p>
          </table:table-cell>
          <table:table-cell office:value-type="string" calcext:value-type="string">
            <text:p>https://api.github.com/repos/nipy/nipype</text:p>
          </table:table-cell>
          <table:table-cell table:formula="of:=REPLACE([.B298]; 1; 29; &quot;&quot;)" office:value-type="string" office:string-value="nipy/nipype" calcext:value-type="string">
            <text:p>nipy/nipype</text:p>
          </table:table-cell>
        </table:table-row>
        <table:table-row table:style-name="ro1">
          <table:table-cell office:value-type="float" office:value="56481" calcext:value-type="float">
            <text:p>56481</text:p>
          </table:table-cell>
          <table:table-cell office:value-type="string" calcext:value-type="string">
            <text:p>https://api.github.com/repos/BigBrotherBot/big-brother-bot</text:p>
          </table:table-cell>
          <table:table-cell table:formula="of:=REPLACE([.B299]; 1; 29; &quot;&quot;)" office:value-type="string" office:string-value="BigBrotherBot/big-brother-bot" calcext:value-type="string">
            <text:p>BigBrotherBot/big-brother-bot</text:p>
          </table:table-cell>
        </table:table-row>
        <table:table-row table:style-name="ro1">
          <table:table-cell office:value-type="float" office:value="56767" calcext:value-type="float">
            <text:p>56767</text:p>
          </table:table-cell>
          <table:table-cell office:value-type="string" calcext:value-type="string">
            <text:p>https://api.github.com/repos/mytardis/mytardis</text:p>
          </table:table-cell>
          <table:table-cell table:formula="of:=REPLACE([.B300]; 1; 29; &quot;&quot;)" office:value-type="string" office:string-value="mytardis/mytardis" calcext:value-type="string">
            <text:p>mytardis/mytardis</text:p>
          </table:table-cell>
        </table:table-row>
        <table:table-row table:style-name="ro1">
          <table:table-cell office:value-type="float" office:value="58345" calcext:value-type="float">
            <text:p>58345</text:p>
          </table:table-cell>
          <table:table-cell office:value-type="string" calcext:value-type="string">
            <text:p>https://api.github.com/repos/renpy/renpy</text:p>
          </table:table-cell>
          <table:table-cell table:formula="of:=REPLACE([.B301]; 1; 29; &quot;&quot;)" office:value-type="string" office:string-value="renpy/renpy" calcext:value-type="string">
            <text:p>renpy/renpy</text:p>
          </table:table-cell>
        </table:table-row>
        <table:table-row table:style-name="ro1">
          <table:table-cell office:value-type="float" office:value="58435" calcext:value-type="float">
            <text:p>58435</text:p>
          </table:table-cell>
          <table:table-cell office:value-type="string" calcext:value-type="string">
            <text:p>https://api.github.com/repos/ox-it/dataox</text:p>
          </table:table-cell>
          <table:table-cell table:formula="of:=REPLACE([.B302]; 1; 29; &quot;&quot;)" office:value-type="string" office:string-value="ox-it/dataox" calcext:value-type="string">
            <text:p>ox-it/dataox</text:p>
          </table:table-cell>
        </table:table-row>
        <table:table-row table:style-name="ro1">
          <table:table-cell office:value-type="float" office:value="58485" calcext:value-type="float">
            <text:p>58485</text:p>
          </table:table-cell>
          <table:table-cell office:value-type="string" calcext:value-type="string">
            <text:p>https://api.github.com/repos/stripe/stripe-python</text:p>
          </table:table-cell>
          <table:table-cell table:formula="of:=REPLACE([.B303]; 1; 29; &quot;&quot;)" office:value-type="string" office:string-value="stripe/stripe-python" calcext:value-type="string">
            <text:p>stripe/stripe-python</text:p>
          </table:table-cell>
        </table:table-row>
        <table:table-row table:style-name="ro1">
          <table:table-cell office:value-type="float" office:value="58572" calcext:value-type="float">
            <text:p>58572</text:p>
          </table:table-cell>
          <table:table-cell office:value-type="string" calcext:value-type="string">
            <text:p>https://api.github.com/repos/hypothesis/h</text:p>
          </table:table-cell>
          <table:table-cell table:formula="of:=REPLACE([.B304]; 1; 29; &quot;&quot;)" office:value-type="string" office:string-value="hypothesis/h" calcext:value-type="string">
            <text:p>hypothesis/h</text:p>
          </table:table-cell>
        </table:table-row>
        <table:table-row table:style-name="ro1">
          <table:table-cell office:value-type="float" office:value="58772" calcext:value-type="float">
            <text:p>58772</text:p>
          </table:table-cell>
          <table:table-cell office:value-type="string" calcext:value-type="string">
            <text:p>https://api.github.com/repos/plone/buildout.coredev</text:p>
          </table:table-cell>
          <table:table-cell table:formula="of:=REPLACE([.B305]; 1; 29; &quot;&quot;)" office:value-type="string" office:string-value="plone/buildout.coredev" calcext:value-type="string">
            <text:p>plone/buildout.coredev</text:p>
          </table:table-cell>
        </table:table-row>
        <table:table-row table:style-name="ro1">
          <table:table-cell office:value-type="float" office:value="58997" calcext:value-type="float">
            <text:p>58997</text:p>
          </table:table-cell>
          <table:table-cell office:value-type="string" calcext:value-type="string">
            <text:p>https://api.github.com/repos/SlapOS/slapos.core</text:p>
          </table:table-cell>
          <table:table-cell table:formula="of:=REPLACE([.B306]; 1; 29; &quot;&quot;)" office:value-type="string" office:string-value="SlapOS/slapos.core" calcext:value-type="string">
            <text:p>SlapOS/slapos.core</text:p>
          </table:table-cell>
        </table:table-row>
        <table:table-row table:style-name="ro1">
          <table:table-cell office:value-type="float" office:value="59024" calcext:value-type="float">
            <text:p>59024</text:p>
          </table:table-cell>
          <table:table-cell office:value-type="string" calcext:value-type="string">
            <text:p>https://api.github.com/repos/skarra/ASynK</text:p>
          </table:table-cell>
          <table:table-cell table:formula="of:=REPLACE([.B307]; 1; 29; &quot;&quot;)" office:value-type="string" office:string-value="skarra/ASynK" calcext:value-type="string">
            <text:p>skarra/ASynK</text:p>
          </table:table-cell>
        </table:table-row>
        <table:table-row table:style-name="ro1">
          <table:table-cell office:value-type="float" office:value="59300" calcext:value-type="float">
            <text:p>59300</text:p>
          </table:table-cell>
          <table:table-cell office:value-type="string" calcext:value-type="string">
            <text:p>https://api.github.com/repos/c00w/bitHopper</text:p>
          </table:table-cell>
          <table:table-cell table:formula="of:=REPLACE([.B308]; 1; 29; &quot;&quot;)" office:value-type="string" office:string-value="c00w/bitHopper" calcext:value-type="string">
            <text:p>c00w/bitHopper</text:p>
          </table:table-cell>
        </table:table-row>
        <table:table-row table:style-name="ro1">
          <table:table-cell office:value-type="float" office:value="59386" calcext:value-type="float">
            <text:p>59386</text:p>
          </table:table-cell>
          <table:table-cell office:value-type="string" calcext:value-type="string">
            <text:p>https://api.github.com/repos/praw-dev/praw</text:p>
          </table:table-cell>
          <table:table-cell table:formula="of:=REPLACE([.B309]; 1; 29; &quot;&quot;)" office:value-type="string" office:string-value="praw-dev/praw" calcext:value-type="string">
            <text:p>praw-dev/praw</text:p>
          </table:table-cell>
        </table:table-row>
        <table:table-row table:style-name="ro1">
          <table:table-cell office:value-type="float" office:value="59455" calcext:value-type="float">
            <text:p>59455</text:p>
          </table:table-cell>
          <table:table-cell office:value-type="string" calcext:value-type="string">
            <text:p>https://api.github.com/repos/makerbot/conveyor</text:p>
          </table:table-cell>
          <table:table-cell table:formula="of:=REPLACE([.B310]; 1; 29; &quot;&quot;)" office:value-type="string" office:string-value="makerbot/conveyor" calcext:value-type="string">
            <text:p>makerbot/conveyor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string" calcext:value-type="string">
            <text:p>https://api.github.com/repos/SublimeHaskell/SublimeHaskell</text:p>
          </table:table-cell>
          <table:table-cell table:formula="of:=REPLACE([.B311]; 1; 29; &quot;&quot;)" office:value-type="string" office:string-value="SublimeHaskell/SublimeHaskell" calcext:value-type="string">
            <text:p>SublimeHaskell/SublimeHaskell</text:p>
          </table:table-cell>
        </table:table-row>
        <table:table-row table:style-name="ro1">
          <table:table-cell office:value-type="float" office:value="59803" calcext:value-type="float">
            <text:p>59803</text:p>
          </table:table-cell>
          <table:table-cell office:value-type="string" calcext:value-type="string">
            <text:p>https://api.github.com/repos/plone/plone.app.portlets</text:p>
          </table:table-cell>
          <table:table-cell table:formula="of:=REPLACE([.B312]; 1; 29; &quot;&quot;)" office:value-type="string" office:string-value="plone/plone.app.portlets" calcext:value-type="string">
            <text:p>plone/plone.app.portlets</text:p>
          </table:table-cell>
        </table:table-row>
        <table:table-row table:style-name="ro1">
          <table:table-cell office:value-type="float" office:value="60031" calcext:value-type="float">
            <text:p>60031</text:p>
          </table:table-cell>
          <table:table-cell office:value-type="string" calcext:value-type="string">
            <text:p>https://api.github.com/repos/jdf/processing.py</text:p>
          </table:table-cell>
          <table:table-cell table:formula="of:=REPLACE([.B313]; 1; 29; &quot;&quot;)" office:value-type="string" office:string-value="jdf/processing.py" calcext:value-type="string">
            <text:p>jdf/processing.py</text:p>
          </table:table-cell>
        </table:table-row>
        <table:table-row table:style-name="ro1">
          <table:table-cell office:value-type="float" office:value="60190" calcext:value-type="float">
            <text:p>60190</text:p>
          </table:table-cell>
          <table:table-cell office:value-type="string" calcext:value-type="string">
            <text:p>https://api.github.com/repos/prymatex/prymatex</text:p>
          </table:table-cell>
          <table:table-cell table:formula="of:=REPLACE([.B314]; 1; 29; &quot;&quot;)" office:value-type="string" office:string-value="prymatex/prymatex" calcext:value-type="string">
            <text:p>prymatex/prymatex</text:p>
          </table:table-cell>
        </table:table-row>
        <table:table-row table:style-name="ro1">
          <table:table-cell office:value-type="float" office:value="60651" calcext:value-type="float">
            <text:p>60651</text:p>
          </table:table-cell>
          <table:table-cell office:value-type="string" calcext:value-type="string">
            <text:p>https://api.github.com/repos/geopython/pycsw</text:p>
          </table:table-cell>
          <table:table-cell table:formula="of:=REPLACE([.B315]; 1; 29; &quot;&quot;)" office:value-type="string" office:string-value="geopython/pycsw" calcext:value-type="string">
            <text:p>geopython/pycsw</text:p>
          </table:table-cell>
        </table:table-row>
        <table:table-row table:style-name="ro1">
          <table:table-cell office:value-type="float" office:value="61067" calcext:value-type="float">
            <text:p>61067</text:p>
          </table:table-cell>
          <table:table-cell office:value-type="string" calcext:value-type="string">
            <text:p>https://api.github.com/repos/KayEss/django-slumber</text:p>
          </table:table-cell>
          <table:table-cell table:formula="of:=REPLACE([.B316]; 1; 29; &quot;&quot;)" office:value-type="string" office:string-value="KayEss/django-slumber" calcext:value-type="string">
            <text:p>KayEss/django-slumber</text:p>
          </table:table-cell>
        </table:table-row>
        <table:table-row table:style-name="ro1">
          <table:table-cell office:value-type="float" office:value="61371" calcext:value-type="float">
            <text:p>61371</text:p>
          </table:table-cell>
          <table:table-cell office:value-type="string" calcext:value-type="string">
            <text:p>https://api.github.com/repos/pyrocko/pyrocko</text:p>
          </table:table-cell>
          <table:table-cell table:formula="of:=REPLACE([.B317]; 1; 29; &quot;&quot;)" office:value-type="string" office:string-value="pyrocko/pyrocko" calcext:value-type="string">
            <text:p>pyrocko/pyrocko</text:p>
          </table:table-cell>
        </table:table-row>
        <table:table-row table:style-name="ro1">
          <table:table-cell office:value-type="float" office:value="61511" calcext:value-type="float">
            <text:p>61511</text:p>
          </table:table-cell>
          <table:table-cell office:value-type="string" calcext:value-type="string">
            <text:p>https://api.github.com/repos/RDFLib/rdflib</text:p>
          </table:table-cell>
          <table:table-cell table:formula="of:=REPLACE([.B318]; 1; 29; &quot;&quot;)" office:value-type="string" office:string-value="RDFLib/rdflib" calcext:value-type="string">
            <text:p>RDFLib/rdflib</text:p>
          </table:table-cell>
        </table:table-row>
        <table:table-row table:style-name="ro1">
          <table:table-cell office:value-type="float" office:value="61666" calcext:value-type="float">
            <text:p>61666</text:p>
          </table:table-cell>
          <table:table-cell office:value-type="string" calcext:value-type="string">
            <text:p>https://api.github.com/repos/RDCEP/chicagowebdice</text:p>
          </table:table-cell>
          <table:table-cell table:formula="of:=REPLACE([.B319]; 1; 29; &quot;&quot;)" office:value-type="string" office:string-value="RDCEP/chicagowebdice" calcext:value-type="string">
            <text:p>RDCEP/chicagowebdice</text:p>
          </table:table-cell>
        </table:table-row>
        <table:table-row table:style-name="ro1">
          <table:table-cell office:value-type="float" office:value="61759" calcext:value-type="float">
            <text:p>61759</text:p>
          </table:table-cell>
          <table:table-cell office:value-type="string" calcext:value-type="string">
            <text:p>https://api.github.com/repos/jdswinbank/Comet</text:p>
          </table:table-cell>
          <table:table-cell table:formula="of:=REPLACE([.B320]; 1; 29; &quot;&quot;)" office:value-type="string" office:string-value="jdswinbank/Comet" calcext:value-type="string">
            <text:p>jdswinbank/Comet</text:p>
          </table:table-cell>
        </table:table-row>
        <table:table-row table:style-name="ro1">
          <table:table-cell office:value-type="float" office:value="62006" calcext:value-type="float">
            <text:p>62006</text:p>
          </table:table-cell>
          <table:table-cell office:value-type="string" calcext:value-type="string">
            <text:p>https://api.github.com/repos/epthegeek/cactuscanyon</text:p>
          </table:table-cell>
          <table:table-cell table:formula="of:=REPLACE([.B321]; 1; 29; &quot;&quot;)" office:value-type="string" office:string-value="epthegeek/cactuscanyon" calcext:value-type="string">
            <text:p>epthegeek/cactuscanyon</text:p>
          </table:table-cell>
        </table:table-row>
        <table:table-row table:style-name="ro1">
          <table:table-cell office:value-type="float" office:value="62466" calcext:value-type="float">
            <text:p>62466</text:p>
          </table:table-cell>
          <table:table-cell office:value-type="string" calcext:value-type="string">
            <text:p>https://api.github.com/repos/theatlantic/django-cropduster</text:p>
          </table:table-cell>
          <table:table-cell table:formula="of:=REPLACE([.B322]; 1; 29; &quot;&quot;)" office:value-type="string" office:string-value="theatlantic/django-cropduster" calcext:value-type="string">
            <text:p>theatlantic/django-cropduster</text:p>
          </table:table-cell>
        </table:table-row>
        <table:table-row table:style-name="ro1">
          <table:table-cell office:value-type="float" office:value="62554" calcext:value-type="float">
            <text:p>62554</text:p>
          </table:table-cell>
          <table:table-cell office:value-type="string" calcext:value-type="string">
            <text:p>https://api.github.com/repos/openembedded/bitbake</text:p>
          </table:table-cell>
          <table:table-cell table:formula="of:=REPLACE([.B323]; 1; 29; &quot;&quot;)" office:value-type="string" office:string-value="openembedded/bitbake" calcext:value-type="string">
            <text:p>openembedded/bitbake</text:p>
          </table:table-cell>
        </table:table-row>
        <table:table-row table:style-name="ro1">
          <table:table-cell office:value-type="float" office:value="62587" calcext:value-type="float">
            <text:p>62587</text:p>
          </table:table-cell>
          <table:table-cell office:value-type="string" calcext:value-type="string">
            <text:p>https://api.github.com/repos/pika/pika</text:p>
          </table:table-cell>
          <table:table-cell table:formula="of:=REPLACE([.B324]; 1; 29; &quot;&quot;)" office:value-type="string" office:string-value="pika/pika" calcext:value-type="string">
            <text:p>pika/pika</text:p>
          </table:table-cell>
        </table:table-row>
        <table:table-row table:style-name="ro1">
          <table:table-cell office:value-type="float" office:value="62688" calcext:value-type="float">
            <text:p>62688</text:p>
          </table:table-cell>
          <table:table-cell office:value-type="string" calcext:value-type="string">
            <text:p>https://api.github.com/repos/indico/indico</text:p>
          </table:table-cell>
          <table:table-cell table:formula="of:=REPLACE([.B325]; 1; 29; &quot;&quot;)" office:value-type="string" office:string-value="indico/indico" calcext:value-type="string">
            <text:p>indico/indico</text:p>
          </table:table-cell>
        </table:table-row>
        <table:table-row table:style-name="ro1">
          <table:table-cell office:value-type="float" office:value="62741" calcext:value-type="float">
            <text:p>62741</text:p>
          </table:table-cell>
          <table:table-cell office:value-type="string" calcext:value-type="string">
            <text:p>https://api.github.com/repos/daviddrysdale/python-phonenumbers</text:p>
          </table:table-cell>
          <table:table-cell table:formula="of:=REPLACE([.B326]; 1; 29; &quot;&quot;)" office:value-type="string" office:string-value="daviddrysdale/python-phonenumbers" calcext:value-type="string">
            <text:p>daviddrysdale/python-phonenumbers</text:p>
          </table:table-cell>
        </table:table-row>
        <table:table-row table:style-name="ro1">
          <table:table-cell office:value-type="float" office:value="63123" calcext:value-type="float">
            <text:p>63123</text:p>
          </table:table-cell>
          <table:table-cell office:value-type="string" calcext:value-type="string">
            <text:p>https://api.github.com/repos/SciTools/iris</text:p>
          </table:table-cell>
          <table:table-cell table:formula="of:=REPLACE([.B327]; 1; 29; &quot;&quot;)" office:value-type="string" office:string-value="SciTools/iris" calcext:value-type="string">
            <text:p>SciTools/iris</text:p>
          </table:table-cell>
        </table:table-row>
        <table:table-row table:style-name="ro1">
          <table:table-cell office:value-type="float" office:value="63788" calcext:value-type="float">
            <text:p>63788</text:p>
          </table:table-cell>
          <table:table-cell office:value-type="string" calcext:value-type="string">
            <text:p>https://api.github.com/repos/enthought/traits</text:p>
          </table:table-cell>
          <table:table-cell table:formula="of:=REPLACE([.B328]; 1; 29; &quot;&quot;)" office:value-type="string" office:string-value="enthought/traits" calcext:value-type="string">
            <text:p>enthought/traits</text:p>
          </table:table-cell>
        </table:table-row>
        <table:table-row table:style-name="ro1">
          <table:table-cell office:value-type="float" office:value="64100" calcext:value-type="float">
            <text:p>64100</text:p>
          </table:table-cell>
          <table:table-cell office:value-type="string" calcext:value-type="string">
            <text:p>https://api.github.com/repos/gbeced/pyalgotrade</text:p>
          </table:table-cell>
          <table:table-cell table:formula="of:=REPLACE([.B329]; 1; 29; &quot;&quot;)" office:value-type="string" office:string-value="gbeced/pyalgotrade" calcext:value-type="string">
            <text:p>gbeced/pyalgotrade</text:p>
          </table:table-cell>
        </table:table-row>
        <table:table-row table:style-name="ro1">
          <table:table-cell office:value-type="float" office:value="64299" calcext:value-type="float">
            <text:p>64299</text:p>
          </table:table-cell>
          <table:table-cell office:value-type="string" calcext:value-type="string">
            <text:p>https://api.github.com/repos/edgewall/trac</text:p>
          </table:table-cell>
          <table:table-cell table:formula="of:=REPLACE([.B330]; 1; 29; &quot;&quot;)" office:value-type="string" office:string-value="edgewall/trac" calcext:value-type="string">
            <text:p>edgewall/trac</text:p>
          </table:table-cell>
        </table:table-row>
        <table:table-row table:style-name="ro1">
          <table:table-cell office:value-type="float" office:value="64445" calcext:value-type="float">
            <text:p>64445</text:p>
          </table:table-cell>
          <table:table-cell office:value-type="string" calcext:value-type="string">
            <text:p>https://api.github.com/repos/emfcamp/Website</text:p>
          </table:table-cell>
          <table:table-cell table:formula="of:=REPLACE([.B331]; 1; 29; &quot;&quot;)" office:value-type="string" office:string-value="emfcamp/Website" calcext:value-type="string">
            <text:p>emfcamp/Website</text:p>
          </table:table-cell>
        </table:table-row>
        <table:table-row table:style-name="ro1">
          <table:table-cell office:value-type="float" office:value="64630" calcext:value-type="float">
            <text:p>64630</text:p>
          </table:table-cell>
          <table:table-cell office:value-type="string" calcext:value-type="string">
            <text:p>https://api.github.com/repos/AppScale/appscale</text:p>
          </table:table-cell>
          <table:table-cell table:formula="of:=REPLACE([.B332]; 1; 29; &quot;&quot;)" office:value-type="string" office:string-value="AppScale/appscale" calcext:value-type="string">
            <text:p>AppScale/appscale</text:p>
          </table:table-cell>
        </table:table-row>
        <table:table-row table:style-name="ro1">
          <table:table-cell office:value-type="float" office:value="64793" calcext:value-type="float">
            <text:p>64793</text:p>
          </table:table-cell>
          <table:table-cell office:value-type="string" calcext:value-type="string">
            <text:p>https://api.github.com/repos/hforge/ikaaro</text:p>
          </table:table-cell>
          <table:table-cell table:formula="of:=REPLACE([.B333]; 1; 29; &quot;&quot;)" office:value-type="string" office:string-value="hforge/ikaaro" calcext:value-type="string">
            <text:p>hforge/ikaaro</text:p>
          </table:table-cell>
        </table:table-row>
        <table:table-row table:style-name="ro1">
          <table:table-cell office:value-type="float" office:value="64834" calcext:value-type="float">
            <text:p>64834</text:p>
          </table:table-cell>
          <table:table-cell office:value-type="string" calcext:value-type="string">
            <text:p>https://api.github.com/repos/openscriptures/BibleOrgSys</text:p>
          </table:table-cell>
          <table:table-cell table:formula="of:=REPLACE([.B334]; 1; 29; &quot;&quot;)" office:value-type="string" office:string-value="openscriptures/BibleOrgSys" calcext:value-type="string">
            <text:p>openscriptures/BibleOrgSys</text:p>
          </table:table-cell>
        </table:table-row>
        <table:table-row table:style-name="ro1">
          <table:table-cell office:value-type="float" office:value="64836" calcext:value-type="float">
            <text:p>64836</text:p>
          </table:table-cell>
          <table:table-cell office:value-type="string" calcext:value-type="string">
            <text:p>https://api.github.com/repos/joblib/joblib</text:p>
          </table:table-cell>
          <table:table-cell table:formula="of:=REPLACE([.B335]; 1; 29; &quot;&quot;)" office:value-type="string" office:string-value="joblib/joblib" calcext:value-type="string">
            <text:p>joblib/joblib</text:p>
          </table:table-cell>
        </table:table-row>
        <table:table-row table:style-name="ro1">
          <table:table-cell office:value-type="float" office:value="64908" calcext:value-type="float">
            <text:p>64908</text:p>
          </table:table-cell>
          <table:table-cell office:value-type="string" calcext:value-type="string">
            <text:p>https://api.github.com/repos/ilastik/lazyflow</text:p>
          </table:table-cell>
          <table:table-cell table:formula="of:=REPLACE([.B336]; 1; 29; &quot;&quot;)" office:value-type="string" office:string-value="ilastik/lazyflow" calcext:value-type="string">
            <text:p>ilastik/lazyflow</text:p>
          </table:table-cell>
        </table:table-row>
        <table:table-row table:style-name="ro1">
          <table:table-cell office:value-type="float" office:value="65747" calcext:value-type="float">
            <text:p>65747</text:p>
          </table:table-cell>
          <table:table-cell office:value-type="string" calcext:value-type="string">
            <text:p>https://api.github.com/repos/infochimps-labs/ironfan-pantry</text:p>
          </table:table-cell>
          <table:table-cell table:formula="of:=REPLACE([.B337]; 1; 29; &quot;&quot;)" office:value-type="string" office:string-value="infochimps-labs/ironfan-pantry" calcext:value-type="string">
            <text:p>infochimps-labs/ironfan-pantry</text:p>
          </table:table-cell>
        </table:table-row>
        <table:table-row table:style-name="ro1">
          <table:table-cell office:value-type="float" office:value="65941" calcext:value-type="float">
            <text:p>65941</text:p>
          </table:table-cell>
          <table:table-cell office:value-type="string" calcext:value-type="string">
            <text:p>https://api.github.com/repos/chrippa/livestreamer</text:p>
          </table:table-cell>
          <table:table-cell table:formula="of:=REPLACE([.B338]; 1; 29; &quot;&quot;)" office:value-type="string" office:string-value="chrippa/livestreamer" calcext:value-type="string">
            <text:p>chrippa/livestreamer</text:p>
          </table:table-cell>
        </table:table-row>
        <table:table-row table:style-name="ro1">
          <table:table-cell office:value-type="float" office:value="66119" calcext:value-type="float">
            <text:p>66119</text:p>
          </table:table-cell>
          <table:table-cell office:value-type="string" calcext:value-type="string">
            <text:p>https://api.github.com/repos/errbotio/errbot</text:p>
          </table:table-cell>
          <table:table-cell table:formula="of:=REPLACE([.B339]; 1; 29; &quot;&quot;)" office:value-type="string" office:string-value="errbotio/errbot" calcext:value-type="string">
            <text:p>errbotio/errbot</text:p>
          </table:table-cell>
        </table:table-row>
        <table:table-row table:style-name="ro1">
          <table:table-cell office:value-type="float" office:value="66175" calcext:value-type="float">
            <text:p>66175</text:p>
          </table:table-cell>
          <table:table-cell office:value-type="string" calcext:value-type="string">
            <text:p>https://api.github.com/repos/mozilla/dxr</text:p>
          </table:table-cell>
          <table:table-cell table:formula="of:=REPLACE([.B340]; 1; 29; &quot;&quot;)" office:value-type="string" office:string-value="mozilla/dxr" calcext:value-type="string">
            <text:p>mozilla/dxr</text:p>
          </table:table-cell>
        </table:table-row>
        <table:table-row table:style-name="ro1">
          <table:table-cell office:value-type="float" office:value="66247" calcext:value-type="float">
            <text:p>66247</text:p>
          </table:table-cell>
          <table:table-cell office:value-type="string" calcext:value-type="string">
            <text:p>https://api.github.com/repos/RunestoneInteractive/RunestoneServer</text:p>
          </table:table-cell>
          <table:table-cell table:formula="of:=REPLACE([.B341]; 1; 29; &quot;&quot;)" office:value-type="string" office:string-value="RunestoneInteractive/RunestoneServer" calcext:value-type="string">
            <text:p>RunestoneInteractive/RunestoneServer</text:p>
          </table:table-cell>
        </table:table-row>
        <table:table-row table:style-name="ro1">
          <table:table-cell office:value-type="float" office:value="66340" calcext:value-type="float">
            <text:p>66340</text:p>
          </table:table-cell>
          <table:table-cell office:value-type="string" calcext:value-type="string">
            <text:p>https://api.github.com/repos/annaship/py_mbl_sequencing_pipeline</text:p>
          </table:table-cell>
          <table:table-cell table:formula="of:=REPLACE([.B342]; 1; 29; &quot;&quot;)" office:value-type="string" office:string-value="annaship/py_mbl_sequencing_pipeline" calcext:value-type="string">
            <text:p>annaship/py_mbl_sequencing_pipeline</text:p>
          </table:table-cell>
        </table:table-row>
        <table:table-row table:style-name="ro1">
          <table:table-cell office:value-type="float" office:value="66969" calcext:value-type="float">
            <text:p>66969</text:p>
          </table:table-cell>
          <table:table-cell office:value-type="string" calcext:value-type="string">
            <text:p>https://api.github.com/repos/a4/a4</text:p>
          </table:table-cell>
          <table:table-cell table:formula="of:=REPLACE([.B343]; 1; 29; &quot;&quot;)" office:value-type="string" office:string-value="a4/a4" calcext:value-type="string">
            <text:p>a4/a4</text:p>
          </table:table-cell>
        </table:table-row>
        <table:table-row table:style-name="ro1">
          <table:table-cell office:value-type="float" office:value="67206" calcext:value-type="float">
            <text:p>67206</text:p>
          </table:table-cell>
          <table:table-cell office:value-type="string" calcext:value-type="string">
            <text:p>https://api.github.com/repos/joeferraro/MavensMate-SublimeText</text:p>
          </table:table-cell>
          <table:table-cell table:formula="of:=REPLACE([.B344]; 1; 29; &quot;&quot;)" office:value-type="string" office:string-value="joeferraro/MavensMate-SublimeText" calcext:value-type="string">
            <text:p>joeferraro/MavensMate-SublimeText</text:p>
          </table:table-cell>
        </table:table-row>
        <table:table-row table:style-name="ro1">
          <table:table-cell office:value-type="float" office:value="67258" calcext:value-type="float">
            <text:p>67258</text:p>
          </table:table-cell>
          <table:table-cell office:value-type="string" calcext:value-type="string">
            <text:p>https://api.github.com/repos/holland-backup/holland</text:p>
          </table:table-cell>
          <table:table-cell table:formula="of:=REPLACE([.B345]; 1; 29; &quot;&quot;)" office:value-type="string" office:string-value="holland-backup/holland" calcext:value-type="string">
            <text:p>holland-backup/holland</text:p>
          </table:table-cell>
        </table:table-row>
        <table:table-row table:style-name="ro1">
          <table:table-cell office:value-type="float" office:value="67400" calcext:value-type="float">
            <text:p>67400</text:p>
          </table:table-cell>
          <table:table-cell office:value-type="string" calcext:value-type="string">
            <text:p>https://api.github.com/repos/jfinkels/flask-restless</text:p>
          </table:table-cell>
          <table:table-cell table:formula="of:=REPLACE([.B346]; 1; 29; &quot;&quot;)" office:value-type="string" office:string-value="jfinkels/flask-restless" calcext:value-type="string">
            <text:p>jfinkels/flask-restless</text:p>
          </table:table-cell>
        </table:table-row>
        <table:table-row table:style-name="ro1">
          <table:table-cell office:value-type="float" office:value="67524" calcext:value-type="float">
            <text:p>67524</text:p>
          </table:table-cell>
          <table:table-cell office:value-type="string" calcext:value-type="string">
            <text:p>https://api.github.com/repos/splunk/splunk-sdk-python</text:p>
          </table:table-cell>
          <table:table-cell table:formula="of:=REPLACE([.B347]; 1; 29; &quot;&quot;)" office:value-type="string" office:string-value="splunk/splunk-sdk-python" calcext:value-type="string">
            <text:p>splunk/splunk-sdk-python</text:p>
          </table:table-cell>
        </table:table-row>
        <table:table-row table:style-name="ro1">
          <table:table-cell office:value-type="float" office:value="67585" calcext:value-type="float">
            <text:p>67585</text:p>
          </table:table-cell>
          <table:table-cell office:value-type="string" calcext:value-type="string">
            <text:p>https://api.github.com/repos/Fantomas42/django-blog-zinnia</text:p>
          </table:table-cell>
          <table:table-cell table:formula="of:=REPLACE([.B348]; 1; 29; &quot;&quot;)" office:value-type="string" office:string-value="Fantomas42/django-blog-zinnia" calcext:value-type="string">
            <text:p>Fantomas42/django-blog-zinnia</text:p>
          </table:table-cell>
        </table:table-row>
        <table:table-row table:style-name="ro1">
          <table:table-cell office:value-type="float" office:value="67620" calcext:value-type="float">
            <text:p>67620</text:p>
          </table:table-cell>
          <table:table-cell office:value-type="string" calcext:value-type="string">
            <text:p>https://api.github.com/repos/mozilla/mozilla-ignite</text:p>
          </table:table-cell>
          <table:table-cell table:formula="of:=REPLACE([.B349]; 1; 29; &quot;&quot;)" office:value-type="string" office:string-value="mozilla/mozilla-ignite" calcext:value-type="string">
            <text:p>mozilla/mozilla-ignite</text:p>
          </table:table-cell>
        </table:table-row>
        <table:table-row table:style-name="ro1">
          <table:table-cell office:value-type="float" office:value="68102" calcext:value-type="float">
            <text:p>68102</text:p>
          </table:table-cell>
          <table:table-cell office:value-type="string" calcext:value-type="string">
            <text:p>https://api.github.com/repos/enthought/enstaller</text:p>
          </table:table-cell>
          <table:table-cell table:formula="of:=REPLACE([.B350]; 1; 29; &quot;&quot;)" office:value-type="string" office:string-value="enthought/enstaller" calcext:value-type="string">
            <text:p>enthought/enstaller</text:p>
          </table:table-cell>
        </table:table-row>
        <table:table-row table:style-name="ro1">
          <table:table-cell office:value-type="float" office:value="68953" calcext:value-type="float">
            <text:p>68953</text:p>
          </table:table-cell>
          <table:table-cell office:value-type="string" calcext:value-type="string">
            <text:p>https://api.github.com/repos/simvisage/simvisage</text:p>
          </table:table-cell>
          <table:table-cell table:formula="of:=REPLACE([.B351]; 1; 29; &quot;&quot;)" office:value-type="string" office:string-value="simvisage/simvisage" calcext:value-type="string">
            <text:p>simvisage/simvisage</text:p>
          </table:table-cell>
        </table:table-row>
        <table:table-row table:style-name="ro1">
          <table:table-cell office:value-type="float" office:value="69018" calcext:value-type="float">
            <text:p>69018</text:p>
          </table:table-cell>
          <table:table-cell office:value-type="string" calcext:value-type="string">
            <text:p>https://api.github.com/repos/rcbops/jenkins-build</text:p>
          </table:table-cell>
          <table:table-cell table:formula="of:=REPLACE([.B352]; 1; 29; &quot;&quot;)" office:value-type="string" office:string-value="rcbops/jenkins-build" calcext:value-type="string">
            <text:p>rcbops/jenkins-build</text:p>
          </table:table-cell>
        </table:table-row>
        <table:table-row table:style-name="ro1">
          <table:table-cell office:value-type="float" office:value="69206" calcext:value-type="float">
            <text:p>69206</text:p>
          </table:table-cell>
          <table:table-cell office:value-type="string" calcext:value-type="string">
            <text:p>https://api.github.com/repos/openstack/cinder</text:p>
          </table:table-cell>
          <table:table-cell table:formula="of:=REPLACE([.B353]; 1; 29; &quot;&quot;)" office:value-type="string" office:string-value="openstack/cinder" calcext:value-type="string">
            <text:p>openstack/cinder</text:p>
          </table:table-cell>
        </table:table-row>
        <table:table-row table:style-name="ro1">
          <table:table-cell office:value-type="float" office:value="69299" calcext:value-type="float">
            <text:p>69299</text:p>
          </table:table-cell>
          <table:table-cell office:value-type="string" calcext:value-type="string">
            <text:p>https://api.github.com/repos/nuxeo/nuxeo-drive</text:p>
          </table:table-cell>
          <table:table-cell table:formula="of:=REPLACE([.B354]; 1; 29; &quot;&quot;)" office:value-type="string" office:string-value="nuxeo/nuxeo-drive" calcext:value-type="string">
            <text:p>nuxeo/nuxeo-drive</text:p>
          </table:table-cell>
        </table:table-row>
        <table:table-row table:style-name="ro1">
          <table:table-cell office:value-type="float" office:value="69314" calcext:value-type="float">
            <text:p>69314</text:p>
          </table:table-cell>
          <table:table-cell office:value-type="string" calcext:value-type="string">
            <text:p>https://api.github.com/repos/plone/plone.app.layout</text:p>
          </table:table-cell>
          <table:table-cell table:formula="of:=REPLACE([.B355]; 1; 29; &quot;&quot;)" office:value-type="string" office:string-value="plone/plone.app.layout" calcext:value-type="string">
            <text:p>plone/plone.app.layout</text:p>
          </table:table-cell>
        </table:table-row>
        <table:table-row table:style-name="ro1">
          <table:table-cell office:value-type="float" office:value="69357" calcext:value-type="float">
            <text:p>69357</text:p>
          </table:table-cell>
          <table:table-cell office:value-type="string" calcext:value-type="string">
            <text:p>https://api.github.com/repos/mozilla/solitude</text:p>
          </table:table-cell>
          <table:table-cell table:formula="of:=REPLACE([.B356]; 1; 29; &quot;&quot;)" office:value-type="string" office:string-value="mozilla/solitude" calcext:value-type="string">
            <text:p>mozilla/solitude</text:p>
          </table:table-cell>
        </table:table-row>
        <table:table-row table:style-name="ro1">
          <table:table-cell office:value-type="float" office:value="69511" calcext:value-type="float">
            <text:p>69511</text:p>
          </table:table-cell>
          <table:table-cell office:value-type="string" calcext:value-type="string">
            <text:p>https://api.github.com/repos/nlplab/brat</text:p>
          </table:table-cell>
          <table:table-cell table:formula="of:=REPLACE([.B357]; 1; 29; &quot;&quot;)" office:value-type="string" office:string-value="nlplab/brat" calcext:value-type="string">
            <text:p>nlplab/brat</text:p>
          </table:table-cell>
        </table:table-row>
        <table:table-row table:style-name="ro1">
          <table:table-cell office:value-type="float" office:value="69592" calcext:value-type="float">
            <text:p>69592</text:p>
          </table:table-cell>
          <table:table-cell office:value-type="string" calcext:value-type="string">
            <text:p>https://api.github.com/repos/delmic/odemis</text:p>
          </table:table-cell>
          <table:table-cell table:formula="of:=REPLACE([.B358]; 1; 29; &quot;&quot;)" office:value-type="string" office:string-value="delmic/odemis" calcext:value-type="string">
            <text:p>delmic/odemis</text:p>
          </table:table-cell>
        </table:table-row>
        <table:table-row table:style-name="ro1">
          <table:table-cell office:value-type="float" office:value="69663" calcext:value-type="float">
            <text:p>69663</text:p>
          </table:table-cell>
          <table:table-cell office:value-type="string" calcext:value-type="string">
            <text:p>https://api.github.com/repos/Flexget/Flexget</text:p>
          </table:table-cell>
          <table:table-cell table:formula="of:=REPLACE([.B359]; 1; 29; &quot;&quot;)" office:value-type="string" office:string-value="Flexget/Flexget" calcext:value-type="string">
            <text:p>Flexget/Flexget</text:p>
          </table:table-cell>
        </table:table-row>
        <table:table-row table:style-name="ro1">
          <table:table-cell office:value-type="float" office:value="69750" calcext:value-type="float">
            <text:p>69750</text:p>
          </table:table-cell>
          <table:table-cell office:value-type="string" calcext:value-type="string">
            <text:p>https://api.github.com/repos/mozilla/build-tools</text:p>
          </table:table-cell>
          <table:table-cell table:formula="of:=REPLACE([.B360]; 1; 29; &quot;&quot;)" office:value-type="string" office:string-value="mozilla/build-tools" calcext:value-type="string">
            <text:p>mozilla/build-tools</text:p>
          </table:table-cell>
        </table:table-row>
        <table:table-row table:style-name="ro1">
          <table:table-cell office:value-type="float" office:value="69980" calcext:value-type="float">
            <text:p>69980</text:p>
          </table:table-cell>
          <table:table-cell office:value-type="string" calcext:value-type="string">
            <text:p>https://api.github.com/repos/praekelt/jmbo-foundry</text:p>
          </table:table-cell>
          <table:table-cell table:formula="of:=REPLACE([.B361]; 1; 29; &quot;&quot;)" office:value-type="string" office:string-value="praekelt/jmbo-foundry" calcext:value-type="string">
            <text:p>praekelt/jmbo-foundry</text:p>
          </table:table-cell>
        </table:table-row>
        <table:table-row table:style-name="ro1">
          <table:table-cell office:value-type="float" office:value="70476" calcext:value-type="float">
            <text:p>70476</text:p>
          </table:table-cell>
          <table:table-cell office:value-type="string" calcext:value-type="string">
            <text:p>https://api.github.com/repos/cms-dev/cms</text:p>
          </table:table-cell>
          <table:table-cell table:formula="of:=REPLACE([.B362]; 1; 29; &quot;&quot;)" office:value-type="string" office:string-value="cms-dev/cms" calcext:value-type="string">
            <text:p>cms-dev/cms</text:p>
          </table:table-cell>
        </table:table-row>
        <table:table-row table:style-name="ro1">
          <table:table-cell office:value-type="float" office:value="70692" calcext:value-type="float">
            <text:p>70692</text:p>
          </table:table-cell>
          <table:table-cell office:value-type="string" calcext:value-type="string">
            <text:p>https://api.github.com/repos/openstack/python-swiftclient</text:p>
          </table:table-cell>
          <table:table-cell table:formula="of:=REPLACE([.B363]; 1; 29; &quot;&quot;)" office:value-type="string" office:string-value="openstack/python-swiftclient" calcext:value-type="string">
            <text:p>openstack/python-swiftclient</text:p>
          </table:table-cell>
        </table:table-row>
        <table:table-row table:style-name="ro1">
          <table:table-cell office:value-type="float" office:value="70918" calcext:value-type="float">
            <text:p>70918</text:p>
          </table:table-cell>
          <table:table-cell office:value-type="string" calcext:value-type="string">
            <text:p>https://api.github.com/repos/fluxspir/odontux</text:p>
          </table:table-cell>
          <table:table-cell table:formula="of:=REPLACE([.B364]; 1; 29; &quot;&quot;)" office:value-type="string" office:string-value="fluxspir/odontux" calcext:value-type="string">
            <text:p>fluxspir/odontux</text:p>
          </table:table-cell>
        </table:table-row>
        <table:table-row table:style-name="ro1">
          <table:table-cell office:value-type="float" office:value="71030" calcext:value-type="float">
            <text:p>71030</text:p>
          </table:table-cell>
          <table:table-cell office:value-type="string" calcext:value-type="string">
            <text:p>https://api.github.com/repos/esheldon/espy</text:p>
          </table:table-cell>
          <table:table-cell table:formula="of:=REPLACE([.B365]; 1; 29; &quot;&quot;)" office:value-type="string" office:string-value="esheldon/espy" calcext:value-type="string">
            <text:p>esheldon/espy</text:p>
          </table:table-cell>
        </table:table-row>
        <table:table-row table:style-name="ro1">
          <table:table-cell office:value-type="float" office:value="71128" calcext:value-type="float">
            <text:p>71128</text:p>
          </table:table-cell>
          <table:table-cell office:value-type="string" calcext:value-type="string">
            <text:p>https://api.github.com/repos/amet/script.xbmc.subtitles</text:p>
          </table:table-cell>
          <table:table-cell table:formula="of:=REPLACE([.B366]; 1; 29; &quot;&quot;)" office:value-type="string" office:string-value="amet/script.xbmc.subtitles" calcext:value-type="string">
            <text:p>amet/script.xbmc.subtitles</text:p>
          </table:table-cell>
        </table:table-row>
        <table:table-row table:style-name="ro1">
          <table:table-cell office:value-type="float" office:value="71334" calcext:value-type="float">
            <text:p>71334</text:p>
          </table:table-cell>
          <table:table-cell office:value-type="string" calcext:value-type="string">
            <text:p>https://api.github.com/repos/ceph/teuthology</text:p>
          </table:table-cell>
          <table:table-cell table:formula="of:=REPLACE([.B367]; 1; 29; &quot;&quot;)" office:value-type="string" office:string-value="ceph/teuthology" calcext:value-type="string">
            <text:p>ceph/teuthology</text:p>
          </table:table-cell>
        </table:table-row>
        <table:table-row table:style-name="ro1">
          <table:table-cell office:value-type="float" office:value="71363" calcext:value-type="float">
            <text:p>71363</text:p>
          </table:table-cell>
          <table:table-cell office:value-type="string" calcext:value-type="string">
            <text:p>https://api.github.com/repos/internetarchive/openlibrary</text:p>
          </table:table-cell>
          <table:table-cell table:formula="of:=REPLACE([.B368]; 1; 29; &quot;&quot;)" office:value-type="string" office:string-value="internetarchive/openlibrary" calcext:value-type="string">
            <text:p>internetarchive/openlibrary</text:p>
          </table:table-cell>
        </table:table-row>
        <table:table-row table:style-name="ro1">
          <table:table-cell office:value-type="float" office:value="71570" calcext:value-type="float">
            <text:p>71570</text:p>
          </table:table-cell>
          <table:table-cell office:value-type="string" calcext:value-type="string">
            <text:p>https://api.github.com/repos/mininet/mininet</text:p>
          </table:table-cell>
          <table:table-cell table:formula="of:=REPLACE([.B369]; 1; 29; &quot;&quot;)" office:value-type="string" office:string-value="mininet/mininet" calcext:value-type="string">
            <text:p>mininet/mininet</text:p>
          </table:table-cell>
        </table:table-row>
        <table:table-row table:style-name="ro1">
          <table:table-cell office:value-type="float" office:value="72490" calcext:value-type="float">
            <text:p>72490</text:p>
          </table:table-cell>
          <table:table-cell office:value-type="string" calcext:value-type="string">
            <text:p>https://api.github.com/repos/ImaginationForPeople/imaginationforpeople</text:p>
          </table:table-cell>
          <table:table-cell table:formula="of:=REPLACE([.B370]; 1; 29; &quot;&quot;)" office:value-type="string" office:string-value="ImaginationForPeople/imaginationforpeople" calcext:value-type="string">
            <text:p>ImaginationForPeople/imaginationforpeople</text:p>
          </table:table-cell>
        </table:table-row>
        <table:table-row table:style-name="ro1">
          <table:table-cell office:value-type="float" office:value="72832" calcext:value-type="float">
            <text:p>72832</text:p>
          </table:table-cell>
          <table:table-cell office:value-type="string" calcext:value-type="string">
            <text:p>https://api.github.com/repos/ialbert/biostar-central</text:p>
          </table:table-cell>
          <table:table-cell table:formula="of:=REPLACE([.B371]; 1; 29; &quot;&quot;)" office:value-type="string" office:string-value="ialbert/biostar-central" calcext:value-type="string">
            <text:p>ialbert/biostar-central</text:p>
          </table:table-cell>
        </table:table-row>
        <table:table-row table:style-name="ro1">
          <table:table-cell office:value-type="float" office:value="73099" calcext:value-type="float">
            <text:p>73099</text:p>
          </table:table-cell>
          <table:table-cell office:value-type="string" calcext:value-type="string">
            <text:p>https://api.github.com/repos/dominicrodger/kanisa</text:p>
          </table:table-cell>
          <table:table-cell table:formula="of:=REPLACE([.B372]; 1; 29; &quot;&quot;)" office:value-type="string" office:string-value="dominicrodger/kanisa" calcext:value-type="string">
            <text:p>dominicrodger/kanisa</text:p>
          </table:table-cell>
        </table:table-row>
        <table:table-row table:style-name="ro1">
          <table:table-cell office:value-type="float" office:value="73635" calcext:value-type="float">
            <text:p>73635</text:p>
          </table:table-cell>
          <table:table-cell office:value-type="string" calcext:value-type="string">
            <text:p>https://api.github.com/repos/digitalgreenorg/dg</text:p>
          </table:table-cell>
          <table:table-cell table:formula="of:=REPLACE([.B373]; 1; 29; &quot;&quot;)" office:value-type="string" office:string-value="digitalgreenorg/dg" calcext:value-type="string">
            <text:p>digitalgreenorg/dg</text:p>
          </table:table-cell>
        </table:table-row>
        <table:table-row table:style-name="ro1">
          <table:table-cell office:value-type="float" office:value="73676" calcext:value-type="float">
            <text:p>73676</text:p>
          </table:table-cell>
          <table:table-cell office:value-type="string" calcext:value-type="string">
            <text:p>https://api.github.com/repos/CarlFK/veyepar</text:p>
          </table:table-cell>
          <table:table-cell table:formula="of:=REPLACE([.B374]; 1; 29; &quot;&quot;)" office:value-type="string" office:string-value="CarlFK/veyepar" calcext:value-type="string">
            <text:p>CarlFK/veyepar</text:p>
          </table:table-cell>
        </table:table-row>
        <table:table-row table:style-name="ro1">
          <table:table-cell office:value-type="float" office:value="73863" calcext:value-type="float">
            <text:p>73863</text:p>
          </table:table-cell>
          <table:table-cell office:value-type="string" calcext:value-type="string">
            <text:p>https://api.github.com/repos/djbook-ru/django_documentation</text:p>
          </table:table-cell>
          <table:table-cell table:formula="of:=REPLACE([.B375]; 1; 29; &quot;&quot;)" office:value-type="string" office:string-value="djbook-ru/django_documentation" calcext:value-type="string">
            <text:p>djbook-ru/django_documentation</text:p>
          </table:table-cell>
        </table:table-row>
        <table:table-row table:style-name="ro1">
          <table:table-cell office:value-type="float" office:value="74265" calcext:value-type="float">
            <text:p>74265</text:p>
          </table:table-cell>
          <table:table-cell office:value-type="string" calcext:value-type="string">
            <text:p>https://api.github.com/repos/orphu/mcdungeon</text:p>
          </table:table-cell>
          <table:table-cell table:formula="of:=REPLACE([.B376]; 1; 29; &quot;&quot;)" office:value-type="string" office:string-value="orphu/mcdungeon" calcext:value-type="string">
            <text:p>orphu/mcdungeon</text:p>
          </table:table-cell>
        </table:table-row>
        <table:table-row table:style-name="ro1">
          <table:table-cell office:value-type="float" office:value="75556" calcext:value-type="float">
            <text:p>75556</text:p>
          </table:table-cell>
          <table:table-cell office:value-type="string" calcext:value-type="string">
            <text:p>https://api.github.com/repos/ClusterLabs/pcs</text:p>
          </table:table-cell>
          <table:table-cell table:formula="of:=REPLACE([.B377]; 1; 29; &quot;&quot;)" office:value-type="string" office:string-value="ClusterLabs/pcs" calcext:value-type="string">
            <text:p>ClusterLabs/pcs</text:p>
          </table:table-cell>
        </table:table-row>
        <table:table-row table:style-name="ro1">
          <table:table-cell office:value-type="float" office:value="75590" calcext:value-type="float">
            <text:p>75590</text:p>
          </table:table-cell>
          <table:table-cell office:value-type="string" calcext:value-type="string">
            <text:p>https://api.github.com/repos/smetj/wishbone</text:p>
          </table:table-cell>
          <table:table-cell table:formula="of:=REPLACE([.B378]; 1; 29; &quot;&quot;)" office:value-type="string" office:string-value="smetj/wishbone" calcext:value-type="string">
            <text:p>smetj/wishbone</text:p>
          </table:table-cell>
        </table:table-row>
        <table:table-row table:style-name="ro1">
          <table:table-cell office:value-type="float" office:value="75605" calcext:value-type="float">
            <text:p>75605</text:p>
          </table:table-cell>
          <table:table-cell office:value-type="string" calcext:value-type="string">
            <text:p>https://api.github.com/repos/commonsense/conceptnet5</text:p>
          </table:table-cell>
          <table:table-cell table:formula="of:=REPLACE([.B379]; 1; 29; &quot;&quot;)" office:value-type="string" office:string-value="commonsense/conceptnet5" calcext:value-type="string">
            <text:p>commonsense/conceptnet5</text:p>
          </table:table-cell>
        </table:table-row>
        <table:table-row table:style-name="ro1">
          <table:table-cell office:value-type="float" office:value="75911" calcext:value-type="float">
            <text:p>75911</text:p>
          </table:table-cell>
          <table:table-cell office:value-type="string" calcext:value-type="string">
            <text:p>https://api.github.com/repos/ssafarik/Flylab</text:p>
          </table:table-cell>
          <table:table-cell table:formula="of:=REPLACE([.B380]; 1; 29; &quot;&quot;)" office:value-type="string" office:string-value="ssafarik/Flylab" calcext:value-type="string">
            <text:p>ssafarik/Flylab</text:p>
          </table:table-cell>
        </table:table-row>
        <table:table-row table:style-name="ro1">
          <table:table-cell office:value-type="float" office:value="76345" calcext:value-type="float">
            <text:p>76345</text:p>
          </table:table-cell>
          <table:table-cell office:value-type="string" calcext:value-type="string">
            <text:p>https://api.github.com/repos/xraypy/xraylarch</text:p>
          </table:table-cell>
          <table:table-cell table:formula="of:=REPLACE([.B381]; 1; 29; &quot;&quot;)" office:value-type="string" office:string-value="xraypy/xraylarch" calcext:value-type="string">
            <text:p>xraypy/xraylarch</text:p>
          </table:table-cell>
        </table:table-row>
        <table:table-row table:style-name="ro1">
          <table:table-cell office:value-type="float" office:value="76489" calcext:value-type="float">
            <text:p>76489</text:p>
          </table:table-cell>
          <table:table-cell office:value-type="string" calcext:value-type="string">
            <text:p>https://api.github.com/repos/retiman/homekeeper</text:p>
          </table:table-cell>
          <table:table-cell table:formula="of:=REPLACE([.B382]; 1; 29; &quot;&quot;)" office:value-type="string" office:string-value="retiman/homekeeper" calcext:value-type="string">
            <text:p>retiman/homekeeper</text:p>
          </table:table-cell>
        </table:table-row>
        <table:table-row table:style-name="ro1">
          <table:table-cell office:value-type="float" office:value="76826" calcext:value-type="float">
            <text:p>76826</text:p>
          </table:table-cell>
          <table:table-cell office:value-type="string" calcext:value-type="string">
            <text:p>https://api.github.com/repos/Bcfg2/bcfg2</text:p>
          </table:table-cell>
          <table:table-cell table:formula="of:=REPLACE([.B383]; 1; 29; &quot;&quot;)" office:value-type="string" office:string-value="Bcfg2/bcfg2" calcext:value-type="string">
            <text:p>Bcfg2/bcfg2</text:p>
          </table:table-cell>
        </table:table-row>
        <table:table-row table:style-name="ro1">
          <table:table-cell office:value-type="float" office:value="76849" calcext:value-type="float">
            <text:p>76849</text:p>
          </table:table-cell>
          <table:table-cell office:value-type="string" calcext:value-type="string">
            <text:p>https://api.github.com/repos/nnmware/nnmware</text:p>
          </table:table-cell>
          <table:table-cell table:formula="of:=REPLACE([.B384]; 1; 29; &quot;&quot;)" office:value-type="string" office:string-value="nnmware/nnmware" calcext:value-type="string">
            <text:p>nnmware/nnmware</text:p>
          </table:table-cell>
        </table:table-row>
        <table:table-row table:style-name="ro1">
          <table:table-cell office:value-type="float" office:value="77653" calcext:value-type="float">
            <text:p>77653</text:p>
          </table:table-cell>
          <table:table-cell office:value-type="string" calcext:value-type="string">
            <text:p>https://api.github.com/repos/jquast/x84</text:p>
          </table:table-cell>
          <table:table-cell table:formula="of:=REPLACE([.B385]; 1; 29; &quot;&quot;)" office:value-type="string" office:string-value="jquast/x84" calcext:value-type="string">
            <text:p>jquast/x84</text:p>
          </table:table-cell>
        </table:table-row>
        <table:table-row table:style-name="ro1">
          <table:table-cell office:value-type="float" office:value="78029" calcext:value-type="float">
            <text:p>78029</text:p>
          </table:table-cell>
          <table:table-cell office:value-type="string" calcext:value-type="string">
            <text:p>https://api.github.com/repos/davidhalter/jedi</text:p>
          </table:table-cell>
          <table:table-cell table:formula="of:=REPLACE([.B386]; 1; 29; &quot;&quot;)" office:value-type="string" office:string-value="davidhalter/jedi" calcext:value-type="string">
            <text:p>davidhalter/jedi</text:p>
          </table:table-cell>
        </table:table-row>
        <table:table-row table:style-name="ro1">
          <table:table-cell office:value-type="float" office:value="78042" calcext:value-type="float">
            <text:p>78042</text:p>
          </table:table-cell>
          <table:table-cell office:value-type="string" calcext:value-type="string">
            <text:p>https://api.github.com/repos/beaker-project/beaker-project.org</text:p>
          </table:table-cell>
          <table:table-cell table:formula="of:=REPLACE([.B387]; 1; 29; &quot;&quot;)" office:value-type="string" office:string-value="beaker-project/beaker-project.org" calcext:value-type="string">
            <text:p>beaker-project/beaker-project.org</text:p>
          </table:table-cell>
        </table:table-row>
        <table:table-row table:style-name="ro1">
          <table:table-cell office:value-type="float" office:value="78397" calcext:value-type="float">
            <text:p>78397</text:p>
          </table:table-cell>
          <table:table-cell office:value-type="string" calcext:value-type="string">
            <text:p>https://api.github.com/repos/diefenbach/django-lfs</text:p>
          </table:table-cell>
          <table:table-cell table:formula="of:=REPLACE([.B388]; 1; 29; &quot;&quot;)" office:value-type="string" office:string-value="diefenbach/django-lfs" calcext:value-type="string">
            <text:p>diefenbach/django-lfs</text:p>
          </table:table-cell>
        </table:table-row>
        <table:table-row table:style-name="ro1">
          <table:table-cell office:value-type="float" office:value="78564" calcext:value-type="float">
            <text:p>78564</text:p>
          </table:table-cell>
          <table:table-cell office:value-type="string" calcext:value-type="string">
            <text:p>https://api.github.com/repos/pculture/mirocommunity</text:p>
          </table:table-cell>
          <table:table-cell table:formula="of:=REPLACE([.B389]; 1; 29; &quot;&quot;)" office:value-type="string" office:string-value="pculture/mirocommunity" calcext:value-type="string">
            <text:p>pculture/mirocommunity</text:p>
          </table:table-cell>
        </table:table-row>
        <table:table-row table:style-name="ro1">
          <table:table-cell office:value-type="float" office:value="78656" calcext:value-type="float">
            <text:p>78656</text:p>
          </table:table-cell>
          <table:table-cell office:value-type="string" calcext:value-type="string">
            <text:p>https://api.github.com/repos/SoloTodo/storescrapper</text:p>
          </table:table-cell>
          <table:table-cell table:formula="of:=REPLACE([.B390]; 1; 29; &quot;&quot;)" office:value-type="string" office:string-value="SoloTodo/storescrapper" calcext:value-type="string">
            <text:p>SoloTodo/storescrapper</text:p>
          </table:table-cell>
        </table:table-row>
        <table:table-row table:style-name="ro1">
          <table:table-cell office:value-type="float" office:value="79321" calcext:value-type="float">
            <text:p>79321</text:p>
          </table:table-cell>
          <table:table-cell office:value-type="string" calcext:value-type="string">
            <text:p>https://api.github.com/repos/mikemintz/deme</text:p>
          </table:table-cell>
          <table:table-cell table:formula="of:=REPLACE([.B391]; 1; 29; &quot;&quot;)" office:value-type="string" office:string-value="mikemintz/deme" calcext:value-type="string">
            <text:p>mikemintz/deme</text:p>
          </table:table-cell>
        </table:table-row>
        <table:table-row table:style-name="ro1">
          <table:table-cell office:value-type="float" office:value="79400" calcext:value-type="float">
            <text:p>79400</text:p>
          </table:table-cell>
          <table:table-cell office:value-type="string" calcext:value-type="string">
            <text:p>https://api.github.com/repos/adaptivdesign/django-sellmo</text:p>
          </table:table-cell>
          <table:table-cell table:formula="of:=REPLACE([.B392]; 1; 29; &quot;&quot;)" office:value-type="string" office:string-value="adaptivdesign/django-sellmo" calcext:value-type="string">
            <text:p>adaptivdesign/django-sellmo</text:p>
          </table:table-cell>
        </table:table-row>
        <table:table-row table:style-name="ro1">
          <table:table-cell office:value-type="float" office:value="79808" calcext:value-type="float">
            <text:p>79808</text:p>
          </table:table-cell>
          <table:table-cell office:value-type="string" calcext:value-type="string">
            <text:p>https://api.github.com/repos/priendeau/Fnct.d</text:p>
          </table:table-cell>
          <table:table-cell table:formula="of:=REPLACE([.B393]; 1; 29; &quot;&quot;)" office:value-type="string" office:string-value="priendeau/Fnct.d" calcext:value-type="string">
            <text:p>priendeau/Fnct.d</text:p>
          </table:table-cell>
        </table:table-row>
        <table:table-row table:style-name="ro1">
          <table:table-cell office:value-type="float" office:value="79851" calcext:value-type="float">
            <text:p>79851</text:p>
          </table:table-cell>
          <table:table-cell office:value-type="string" calcext:value-type="string">
            <text:p>https://api.github.com/repos/charettes/django-mutant</text:p>
          </table:table-cell>
          <table:table-cell table:formula="of:=REPLACE([.B394]; 1; 29; &quot;&quot;)" office:value-type="string" office:string-value="charettes/django-mutant" calcext:value-type="string">
            <text:p>charettes/django-mutant</text:p>
          </table:table-cell>
        </table:table-row>
        <table:table-row table:style-name="ro1">
          <table:table-cell office:value-type="float" office:value="79976" calcext:value-type="float">
            <text:p>79976</text:p>
          </table:table-cell>
          <table:table-cell office:value-type="string" calcext:value-type="string">
            <text:p>https://api.github.com/repos/orzubalsky/tradeschool</text:p>
          </table:table-cell>
          <table:table-cell table:formula="of:=REPLACE([.B395]; 1; 29; &quot;&quot;)" office:value-type="string" office:string-value="orzubalsky/tradeschool" calcext:value-type="string">
            <text:p>orzubalsky/tradeschool</text:p>
          </table:table-cell>
        </table:table-row>
        <table:table-row table:style-name="ro1">
          <table:table-cell office:value-type="float" office:value="80569" calcext:value-type="float">
            <text:p>80569</text:p>
          </table:table-cell>
          <table:table-cell office:value-type="string" calcext:value-type="string">
            <text:p>https://api.github.com/repos/ProgVal/Supybot-plugins</text:p>
          </table:table-cell>
          <table:table-cell table:formula="of:=REPLACE([.B396]; 1; 29; &quot;&quot;)" office:value-type="string" office:string-value="ProgVal/Supybot-plugins" calcext:value-type="string">
            <text:p>ProgVal/Supybot-plugins</text:p>
          </table:table-cell>
        </table:table-row>
        <table:table-row table:style-name="ro1">
          <table:table-cell office:value-type="float" office:value="80761" calcext:value-type="float">
            <text:p>80761</text:p>
          </table:table-cell>
          <table:table-cell office:value-type="string" calcext:value-type="string">
            <text:p>https://api.github.com/repos/yadt/yadtshell</text:p>
          </table:table-cell>
          <table:table-cell table:formula="of:=REPLACE([.B397]; 1; 29; &quot;&quot;)" office:value-type="string" office:string-value="yadt/yadtshell" calcext:value-type="string">
            <text:p>yadt/yadtshell</text:p>
          </table:table-cell>
        </table:table-row>
        <table:table-row table:style-name="ro1">
          <table:table-cell office:value-type="float" office:value="81162" calcext:value-type="float">
            <text:p>81162</text:p>
          </table:table-cell>
          <table:table-cell office:value-type="string" calcext:value-type="string">
            <text:p>https://api.github.com/repos/manicmaniac/Project_Euler</text:p>
          </table:table-cell>
          <table:table-cell table:formula="of:=REPLACE([.B398]; 1; 29; &quot;&quot;)" office:value-type="string" office:string-value="manicmaniac/Project_Euler" calcext:value-type="string">
            <text:p>manicmaniac/Project_Euler</text:p>
          </table:table-cell>
        </table:table-row>
        <table:table-row table:style-name="ro1">
          <table:table-cell office:value-type="float" office:value="81325" calcext:value-type="float">
            <text:p>81325</text:p>
          </table:table-cell>
          <table:table-cell office:value-type="string" calcext:value-type="string">
            <text:p>https://api.github.com/repos/plone/plone.app.discussion</text:p>
          </table:table-cell>
          <table:table-cell table:formula="of:=REPLACE([.B399]; 1; 29; &quot;&quot;)" office:value-type="string" office:string-value="plone/plone.app.discussion" calcext:value-type="string">
            <text:p>plone/plone.app.discussion</text:p>
          </table:table-cell>
        </table:table-row>
        <table:table-row table:style-name="ro1">
          <table:table-cell office:value-type="float" office:value="81748" calcext:value-type="float">
            <text:p>81748</text:p>
          </table:table-cell>
          <table:table-cell office:value-type="string" calcext:value-type="string">
            <text:p>https://api.github.com/repos/apache/libcloud</text:p>
          </table:table-cell>
          <table:table-cell table:formula="of:=REPLACE([.B400]; 1; 29; &quot;&quot;)" office:value-type="string" office:string-value="apache/libcloud" calcext:value-type="string">
            <text:p>apache/libcloud</text:p>
          </table:table-cell>
        </table:table-row>
        <table:table-row table:style-name="ro1">
          <table:table-cell office:value-type="float" office:value="82195" calcext:value-type="float">
            <text:p>82195</text:p>
          </table:table-cell>
          <table:table-cell office:value-type="string" calcext:value-type="string">
            <text:p>https://api.github.com/repos/mozilla/Addon-Tests</text:p>
          </table:table-cell>
          <table:table-cell table:formula="of:=REPLACE([.B401]; 1; 29; &quot;&quot;)" office:value-type="string" office:string-value="mozilla/Addon-Tests" calcext:value-type="string">
            <text:p>mozilla/Addon-Tests</text:p>
          </table:table-cell>
        </table:table-row>
        <table:table-row table:style-name="ro1">
          <table:table-cell office:value-type="float" office:value="82515" calcext:value-type="float">
            <text:p>82515</text:p>
          </table:table-cell>
          <table:table-cell office:value-type="string" calcext:value-type="string">
            <text:p>https://api.github.com/repos/buildout/buildout</text:p>
          </table:table-cell>
          <table:table-cell table:formula="of:=REPLACE([.B402]; 1; 29; &quot;&quot;)" office:value-type="string" office:string-value="buildout/buildout" calcext:value-type="string">
            <text:p>buildout/buildout</text:p>
          </table:table-cell>
        </table:table-row>
        <table:table-row table:style-name="ro1">
          <table:table-cell office:value-type="float" office:value="82533" calcext:value-type="float">
            <text:p>82533</text:p>
          </table:table-cell>
          <table:table-cell office:value-type="string" calcext:value-type="string">
            <text:p>https://api.github.com/repos/anhstudios/swganh</text:p>
          </table:table-cell>
          <table:table-cell table:formula="of:=REPLACE([.B403]; 1; 29; &quot;&quot;)" office:value-type="string" office:string-value="anhstudios/swganh" calcext:value-type="string">
            <text:p>anhstudios/swganh</text:p>
          </table:table-cell>
        </table:table-row>
        <table:table-row table:style-name="ro1">
          <table:table-cell office:value-type="float" office:value="82752" calcext:value-type="float">
            <text:p>82752</text:p>
          </table:table-cell>
          <table:table-cell office:value-type="string" calcext:value-type="string">
            <text:p>https://api.github.com/repos/serverdensity/sd-agent</text:p>
          </table:table-cell>
          <table:table-cell table:formula="of:=REPLACE([.B404]; 1; 29; &quot;&quot;)" office:value-type="string" office:string-value="serverdensity/sd-agent" calcext:value-type="string">
            <text:p>serverdensity/sd-agent</text:p>
          </table:table-cell>
        </table:table-row>
        <table:table-row table:style-name="ro1">
          <table:table-cell office:value-type="float" office:value="83157" calcext:value-type="float">
            <text:p>83157</text:p>
          </table:table-cell>
          <table:table-cell office:value-type="string" calcext:value-type="string">
            <text:p>https://api.github.com/repos/pulp/pulp</text:p>
          </table:table-cell>
          <table:table-cell table:formula="of:=REPLACE([.B405]; 1; 29; &quot;&quot;)" office:value-type="string" office:string-value="pulp/pulp" calcext:value-type="string">
            <text:p>pulp/pulp</text:p>
          </table:table-cell>
        </table:table-row>
        <table:table-row table:style-name="ro1">
          <table:table-cell office:value-type="float" office:value="83737" calcext:value-type="float">
            <text:p>83737</text:p>
          </table:table-cell>
          <table:table-cell office:value-type="string" calcext:value-type="string">
            <text:p>https://api.github.com/repos/lxml/lxml</text:p>
          </table:table-cell>
          <table:table-cell table:formula="of:=REPLACE([.B406]; 1; 29; &quot;&quot;)" office:value-type="string" office:string-value="lxml/lxml" calcext:value-type="string">
            <text:p>lxml/lxml</text:p>
          </table:table-cell>
        </table:table-row>
        <table:table-row table:style-name="ro1">
          <table:table-cell office:value-type="float" office:value="83778" calcext:value-type="float">
            <text:p>83778</text:p>
          </table:table-cell>
          <table:table-cell office:value-type="string" calcext:value-type="string">
            <text:p>https://api.github.com/repos/sk2/autonetkit</text:p>
          </table:table-cell>
          <table:table-cell table:formula="of:=REPLACE([.B407]; 1; 29; &quot;&quot;)" office:value-type="string" office:string-value="sk2/autonetkit" calcext:value-type="string">
            <text:p>sk2/autonetkit</text:p>
          </table:table-cell>
        </table:table-row>
        <table:table-row table:style-name="ro1">
          <table:table-cell office:value-type="float" office:value="84582" calcext:value-type="float">
            <text:p>84582</text:p>
          </table:table-cell>
          <table:table-cell office:value-type="string" calcext:value-type="string">
            <text:p>https://api.github.com/repos/M4rtinK/modrana</text:p>
          </table:table-cell>
          <table:table-cell table:formula="of:=REPLACE([.B408]; 1; 29; &quot;&quot;)" office:value-type="string" office:string-value="M4rtinK/modrana" calcext:value-type="string">
            <text:p>M4rtinK/modrana</text:p>
          </table:table-cell>
        </table:table-row>
        <table:table-row table:style-name="ro1">
          <table:table-cell office:value-type="float" office:value="84859" calcext:value-type="float">
            <text:p>84859</text:p>
          </table:table-cell>
          <table:table-cell office:value-type="string" calcext:value-type="string">
            <text:p>https://api.github.com/repos/HelloLily/hellolily</text:p>
          </table:table-cell>
          <table:table-cell table:formula="of:=REPLACE([.B409]; 1; 29; &quot;&quot;)" office:value-type="string" office:string-value="HelloLily/hellolily" calcext:value-type="string">
            <text:p>HelloLily/hellolily</text:p>
          </table:table-cell>
        </table:table-row>
        <table:table-row table:style-name="ro1">
          <table:table-cell office:value-type="float" office:value="85100" calcext:value-type="float">
            <text:p>85100</text:p>
          </table:table-cell>
          <table:table-cell office:value-type="string" calcext:value-type="string">
            <text:p>https://api.github.com/repos/xlcteam/nxtIDE</text:p>
          </table:table-cell>
          <table:table-cell table:formula="of:=REPLACE([.B410]; 1; 29; &quot;&quot;)" office:value-type="string" office:string-value="xlcteam/nxtIDE" calcext:value-type="string">
            <text:p>xlcteam/nxtIDE</text:p>
          </table:table-cell>
        </table:table-row>
        <table:table-row table:style-name="ro1">
          <table:table-cell office:value-type="float" office:value="85765" calcext:value-type="float">
            <text:p>85765</text:p>
          </table:table-cell>
          <table:table-cell office:value-type="string" calcext:value-type="string">
            <text:p>https://api.github.com/repos/amaggi/waveloc</text:p>
          </table:table-cell>
          <table:table-cell table:formula="of:=REPLACE([.B411]; 1; 29; &quot;&quot;)" office:value-type="string" office:string-value="amaggi/waveloc" calcext:value-type="string">
            <text:p>amaggi/waveloc</text:p>
          </table:table-cell>
        </table:table-row>
        <table:table-row table:style-name="ro1">
          <table:table-cell office:value-type="float" office:value="85968" calcext:value-type="float">
            <text:p>85968</text:p>
          </table:table-cell>
          <table:table-cell office:value-type="string" calcext:value-type="string">
            <text:p>https://api.github.com/repos/VoteIT/voteit.core</text:p>
          </table:table-cell>
          <table:table-cell table:formula="of:=REPLACE([.B412]; 1; 29; &quot;&quot;)" office:value-type="string" office:string-value="VoteIT/voteit.core" calcext:value-type="string">
            <text:p>VoteIT/voteit.core</text:p>
          </table:table-cell>
        </table:table-row>
        <table:table-row table:style-name="ro1">
          <table:table-cell office:value-type="float" office:value="86055" calcext:value-type="float">
            <text:p>86055</text:p>
          </table:table-cell>
          <table:table-cell office:value-type="string" calcext:value-type="string">
            <text:p>https://api.github.com/repos/mendix/m2ee-tools</text:p>
          </table:table-cell>
          <table:table-cell table:formula="of:=REPLACE([.B413]; 1; 29; &quot;&quot;)" office:value-type="string" office:string-value="mendix/m2ee-tools" calcext:value-type="string">
            <text:p>mendix/m2ee-tools</text:p>
          </table:table-cell>
        </table:table-row>
        <table:table-row table:style-name="ro1">
          <table:table-cell office:value-type="float" office:value="86153" calcext:value-type="float">
            <text:p>86153</text:p>
          </table:table-cell>
          <table:table-cell office:value-type="string" calcext:value-type="string">
            <text:p>https://api.github.com/repos/hivesolutions/colony_plugins</text:p>
          </table:table-cell>
          <table:table-cell table:formula="of:=REPLACE([.B414]; 1; 29; &quot;&quot;)" office:value-type="string" office:string-value="hivesolutions/colony_plugins" calcext:value-type="string">
            <text:p>hivesolutions/colony_plugins</text:p>
          </table:table-cell>
        </table:table-row>
        <table:table-row table:style-name="ro1">
          <table:table-cell office:value-type="float" office:value="86406" calcext:value-type="float">
            <text:p>86406</text:p>
          </table:table-cell>
          <table:table-cell office:value-type="string" calcext:value-type="string">
            <text:p>https://api.github.com/repos/LinuxOSsk/Shakal-NG</text:p>
          </table:table-cell>
          <table:table-cell table:formula="of:=REPLACE([.B415]; 1; 29; &quot;&quot;)" office:value-type="string" office:string-value="LinuxOSsk/Shakal-NG" calcext:value-type="string">
            <text:p>LinuxOSsk/Shakal-NG</text:p>
          </table:table-cell>
        </table:table-row>
        <table:table-row table:style-name="ro1">
          <table:table-cell office:value-type="float" office:value="86430" calcext:value-type="float">
            <text:p>86430</text:p>
          </table:table-cell>
          <table:table-cell office:value-type="string" calcext:value-type="string">
            <text:p>https://api.github.com/repos/nuxeo/addons</text:p>
          </table:table-cell>
          <table:table-cell table:formula="of:=REPLACE([.B416]; 1; 29; &quot;&quot;)" office:value-type="string" office:string-value="nuxeo/addons" calcext:value-type="string">
            <text:p>nuxeo/addons</text:p>
          </table:table-cell>
        </table:table-row>
        <table:table-row table:style-name="ro1">
          <table:table-cell office:value-type="float" office:value="86544" calcext:value-type="float">
            <text:p>86544</text:p>
          </table:table-cell>
          <table:table-cell office:value-type="string" calcext:value-type="string">
            <text:p>https://api.github.com/repos/openstack/python-keystoneclient</text:p>
          </table:table-cell>
          <table:table-cell table:formula="of:=REPLACE([.B417]; 1; 29; &quot;&quot;)" office:value-type="string" office:string-value="openstack/python-keystoneclient" calcext:value-type="string">
            <text:p>openstack/python-keystoneclient</text:p>
          </table:table-cell>
        </table:table-row>
        <table:table-row table:style-name="ro1">
          <table:table-cell office:value-type="float" office:value="86674" calcext:value-type="float">
            <text:p>86674</text:p>
          </table:table-cell>
          <table:table-cell office:value-type="string" calcext:value-type="string">
            <text:p>https://api.github.com/repos/FOSSEE/online_test</text:p>
          </table:table-cell>
          <table:table-cell table:formula="of:=REPLACE([.B418]; 1; 29; &quot;&quot;)" office:value-type="string" office:string-value="FOSSEE/online_test" calcext:value-type="string">
            <text:p>FOSSEE/online_test</text:p>
          </table:table-cell>
        </table:table-row>
        <table:table-row table:style-name="ro1">
          <table:table-cell office:value-type="float" office:value="87593" calcext:value-type="float">
            <text:p>87593</text:p>
          </table:table-cell>
          <table:table-cell office:value-type="string" calcext:value-type="string">
            <text:p>https://api.github.com/repos/fls-bioinformatics-core/genomics</text:p>
          </table:table-cell>
          <table:table-cell table:formula="of:=REPLACE([.B419]; 1; 29; &quot;&quot;)" office:value-type="string" office:string-value="fls-bioinformatics-core/genomics" calcext:value-type="string">
            <text:p>fls-bioinformatics-core/genomics</text:p>
          </table:table-cell>
        </table:table-row>
        <table:table-row table:style-name="ro1">
          <table:table-cell office:value-type="float" office:value="87737" calcext:value-type="float">
            <text:p>87737</text:p>
          </table:table-cell>
          <table:table-cell office:value-type="string" calcext:value-type="string">
            <text:p>https://api.github.com/repos/tridge/cuav</text:p>
          </table:table-cell>
          <table:table-cell table:formula="of:=REPLACE([.B420]; 1; 29; &quot;&quot;)" office:value-type="string" office:string-value="tridge/cuav" calcext:value-type="string">
            <text:p>tridge/cuav</text:p>
          </table:table-cell>
        </table:table-row>
        <table:table-row table:style-name="ro1">
          <table:table-cell office:value-type="float" office:value="88123" calcext:value-type="float">
            <text:p>88123</text:p>
          </table:table-cell>
          <table:table-cell office:value-type="string" calcext:value-type="string">
            <text:p>https://api.github.com/repos/hhatto/autopep8</text:p>
          </table:table-cell>
          <table:table-cell table:formula="of:=REPLACE([.B421]; 1; 29; &quot;&quot;)" office:value-type="string" office:string-value="hhatto/autopep8" calcext:value-type="string">
            <text:p>hhatto/autopep8</text:p>
          </table:table-cell>
        </table:table-row>
        <table:table-row table:style-name="ro1">
          <table:table-cell office:value-type="float" office:value="88553" calcext:value-type="float">
            <text:p>88553</text:p>
          </table:table-cell>
          <table:table-cell office:value-type="string" calcext:value-type="string">
            <text:p>https://api.github.com/repos/uwcms/FinalStateAnalysis</text:p>
          </table:table-cell>
          <table:table-cell table:formula="of:=REPLACE([.B422]; 1; 29; &quot;&quot;)" office:value-type="string" office:string-value="uwcms/FinalStateAnalysis" calcext:value-type="string">
            <text:p>uwcms/FinalStateAnalysis</text:p>
          </table:table-cell>
        </table:table-row>
        <table:table-row table:style-name="ro1">
          <table:table-cell office:value-type="float" office:value="89639" calcext:value-type="float">
            <text:p>89639</text:p>
          </table:table-cell>
          <table:table-cell office:value-type="string" calcext:value-type="string">
            <text:p>https://api.github.com/repos/01org/fMBT</text:p>
          </table:table-cell>
          <table:table-cell table:formula="of:=REPLACE([.B423]; 1; 29; &quot;&quot;)" office:value-type="string" office:string-value="01org/fMBT" calcext:value-type="string">
            <text:p>01org/fMBT</text:p>
          </table:table-cell>
        </table:table-row>
        <table:table-row table:style-name="ro1">
          <table:table-cell office:value-type="float" office:value="89643" calcext:value-type="float">
            <text:p>89643</text:p>
          </table:table-cell>
          <table:table-cell office:value-type="string" calcext:value-type="string">
            <text:p>https://api.github.com/repos/hhru/frontik</text:p>
          </table:table-cell>
          <table:table-cell table:formula="of:=REPLACE([.B424]; 1; 29; &quot;&quot;)" office:value-type="string" office:string-value="hhru/frontik" calcext:value-type="string">
            <text:p>hhru/frontik</text:p>
          </table:table-cell>
        </table:table-row>
        <table:table-row table:style-name="ro1">
          <table:table-cell office:value-type="float" office:value="90484" calcext:value-type="float">
            <text:p>90484</text:p>
          </table:table-cell>
          <table:table-cell office:value-type="string" calcext:value-type="string">
            <text:p>https://api.github.com/repos/CellProfiler/CellProfiler-Analyst</text:p>
          </table:table-cell>
          <table:table-cell table:formula="of:=REPLACE([.B425]; 1; 29; &quot;&quot;)" office:value-type="string" office:string-value="CellProfiler/CellProfiler-Analyst" calcext:value-type="string">
            <text:p>CellProfiler/CellProfiler-Analyst</text:p>
          </table:table-cell>
        </table:table-row>
        <table:table-row table:style-name="ro1">
          <table:table-cell office:value-type="float" office:value="90618" calcext:value-type="float">
            <text:p>90618</text:p>
          </table:table-cell>
          <table:table-cell office:value-type="string" calcext:value-type="string">
            <text:p>https://api.github.com/repos/hyperspy/hyperspy</text:p>
          </table:table-cell>
          <table:table-cell table:formula="of:=REPLACE([.B426]; 1; 29; &quot;&quot;)" office:value-type="string" office:string-value="hyperspy/hyperspy" calcext:value-type="string">
            <text:p>hyperspy/hyperspy</text:p>
          </table:table-cell>
        </table:table-row>
        <table:table-row table:style-name="ro1">
          <table:table-cell office:value-type="float" office:value="90973" calcext:value-type="float">
            <text:p>90973</text:p>
          </table:table-cell>
          <table:table-cell office:value-type="string" calcext:value-type="string">
            <text:p>https://api.github.com/repos/Impactstory/total-impact-webapp</text:p>
          </table:table-cell>
          <table:table-cell table:formula="of:=REPLACE([.B427]; 1; 29; &quot;&quot;)" office:value-type="string" office:string-value="Impactstory/total-impact-webapp" calcext:value-type="string">
            <text:p>Impactstory/total-impact-webapp</text:p>
          </table:table-cell>
        </table:table-row>
        <table:table-row table:style-name="ro1">
          <table:table-cell office:value-type="float" office:value="91049" calcext:value-type="float">
            <text:p>91049</text:p>
          </table:table-cell>
          <table:table-cell office:value-type="string" calcext:value-type="string">
            <text:p>https://api.github.com/repos/hlamer/enki</text:p>
          </table:table-cell>
          <table:table-cell table:formula="of:=REPLACE([.B428]; 1; 29; &quot;&quot;)" office:value-type="string" office:string-value="hlamer/enki" calcext:value-type="string">
            <text:p>hlamer/enki</text:p>
          </table:table-cell>
        </table:table-row>
        <table:table-row table:style-name="ro1">
          <table:table-cell office:value-type="float" office:value="91355" calcext:value-type="float">
            <text:p>91355</text:p>
          </table:table-cell>
          <table:table-cell office:value-type="string" calcext:value-type="string">
            <text:p>https://api.github.com/repos/vlkv/reggata</text:p>
          </table:table-cell>
          <table:table-cell table:formula="of:=REPLACE([.B429]; 1; 29; &quot;&quot;)" office:value-type="string" office:string-value="vlkv/reggata" calcext:value-type="string">
            <text:p>vlkv/reggata</text:p>
          </table:table-cell>
        </table:table-row>
        <table:table-row table:style-name="ro1">
          <table:table-cell office:value-type="float" office:value="92284" calcext:value-type="float">
            <text:p>92284</text:p>
          </table:table-cell>
          <table:table-cell office:value-type="string" calcext:value-type="string">
            <text:p>https://api.github.com/repos/openstack-dev/pbr</text:p>
          </table:table-cell>
          <table:table-cell table:formula="of:=REPLACE([.B430]; 1; 29; &quot;&quot;)" office:value-type="string" office:string-value="openstack-dev/pbr" calcext:value-type="string">
            <text:p>openstack-dev/pbr</text:p>
          </table:table-cell>
        </table:table-row>
        <table:table-row table:style-name="ro1">
          <table:table-cell office:value-type="float" office:value="92928" calcext:value-type="float">
            <text:p>92928</text:p>
          </table:table-cell>
          <table:table-cell office:value-type="string" calcext:value-type="string">
            <text:p>https://api.github.com/repos/bbcf/bbcfutils</text:p>
          </table:table-cell>
          <table:table-cell table:formula="of:=REPLACE([.B431]; 1; 29; &quot;&quot;)" office:value-type="string" office:string-value="bbcf/bbcfutils" calcext:value-type="string">
            <text:p>bbcf/bbcfutils</text:p>
          </table:table-cell>
        </table:table-row>
        <table:table-row table:style-name="ro1">
          <table:table-cell office:value-type="float" office:value="94881" calcext:value-type="float">
            <text:p>94881</text:p>
          </table:table-cell>
          <table:table-cell office:value-type="string" calcext:value-type="string">
            <text:p>https://api.github.com/repos/theochem/horton</text:p>
          </table:table-cell>
          <table:table-cell table:formula="of:=REPLACE([.B432]; 1; 29; &quot;&quot;)" office:value-type="string" office:string-value="theochem/horton" calcext:value-type="string">
            <text:p>theochem/horton</text:p>
          </table:table-cell>
        </table:table-row>
        <table:table-row table:style-name="ro1">
          <table:table-cell office:value-type="float" office:value="94889" calcext:value-type="float">
            <text:p>94889</text:p>
          </table:table-cell>
          <table:table-cell office:value-type="string" calcext:value-type="string">
            <text:p>https://api.github.com/repos/luizferreira/cmed</text:p>
          </table:table-cell>
          <table:table-cell table:formula="of:=REPLACE([.B433]; 1; 29; &quot;&quot;)" office:value-type="string" office:string-value="luizferreira/cmed" calcext:value-type="string">
            <text:p>luizferreira/cmed</text:p>
          </table:table-cell>
        </table:table-row>
        <table:table-row table:style-name="ro1">
          <table:table-cell office:value-type="float" office:value="95545" calcext:value-type="float">
            <text:p>95545</text:p>
          </table:table-cell>
          <table:table-cell office:value-type="string" calcext:value-type="string">
            <text:p>https://api.github.com/repos/egtaonline/gameanalysis</text:p>
          </table:table-cell>
          <table:table-cell table:formula="of:=REPLACE([.B434]; 1; 29; &quot;&quot;)" office:value-type="string" office:string-value="egtaonline/gameanalysis" calcext:value-type="string">
            <text:p>egtaonline/gameanalysis</text:p>
          </table:table-cell>
        </table:table-row>
        <table:table-row table:style-name="ro1">
          <table:table-cell office:value-type="float" office:value="97464" calcext:value-type="float">
            <text:p>97464</text:p>
          </table:table-cell>
          <table:table-cell office:value-type="string" calcext:value-type="string">
            <text:p>https://api.github.com/repos/mongodb/docs-ecosystem</text:p>
          </table:table-cell>
          <table:table-cell table:formula="of:=REPLACE([.B435]; 1; 29; &quot;&quot;)" office:value-type="string" office:string-value="mongodb/docs-ecosystem" calcext:value-type="string">
            <text:p>mongodb/docs-ecosystem</text:p>
          </table:table-cell>
        </table:table-row>
        <table:table-row table:style-name="ro1">
          <table:table-cell office:value-type="float" office:value="99027" calcext:value-type="float">
            <text:p>99027</text:p>
          </table:table-cell>
          <table:table-cell office:value-type="string" calcext:value-type="string">
            <text:p>https://api.github.com/repos/schacon/hg-git</text:p>
          </table:table-cell>
          <table:table-cell table:formula="of:=REPLACE([.B436]; 1; 29; &quot;&quot;)" office:value-type="string" office:string-value="schacon/hg-git" calcext:value-type="string">
            <text:p>schacon/hg-git</text:p>
          </table:table-cell>
        </table:table-row>
        <table:table-row table:style-name="ro1">
          <table:table-cell office:value-type="float" office:value="100626" calcext:value-type="float">
            <text:p>100626</text:p>
          </table:table-cell>
          <table:table-cell office:value-type="string" calcext:value-type="string">
            <text:p>https://api.github.com/repos/sagemath/sagenb</text:p>
          </table:table-cell>
          <table:table-cell table:formula="of:=REPLACE([.B437]; 1; 29; &quot;&quot;)" office:value-type="string" office:string-value="sagemath/sagenb" calcext:value-type="string">
            <text:p>sagemath/sagenb</text:p>
          </table:table-cell>
        </table:table-row>
        <table:table-row table:style-name="ro1">
          <table:table-cell office:value-type="float" office:value="101854" calcext:value-type="float">
            <text:p>101854</text:p>
          </table:table-cell>
          <table:table-cell office:value-type="string" calcext:value-type="string">
            <text:p>https://api.github.com/repos/mopidy/mopidy</text:p>
          </table:table-cell>
          <table:table-cell table:formula="of:=REPLACE([.B438]; 1; 29; &quot;&quot;)" office:value-type="string" office:string-value="mopidy/mopidy" calcext:value-type="string">
            <text:p>mopidy/mopidy</text:p>
          </table:table-cell>
        </table:table-row>
        <table:table-row table:style-name="ro1">
          <table:table-cell office:value-type="float" office:value="102437" calcext:value-type="float">
            <text:p>102437</text:p>
          </table:table-cell>
          <table:table-cell office:value-type="string" calcext:value-type="string">
            <text:p>https://api.github.com/repos/plone/plone.app.controlpanel</text:p>
          </table:table-cell>
          <table:table-cell table:formula="of:=REPLACE([.B439]; 1; 29; &quot;&quot;)" office:value-type="string" office:string-value="plone/plone.app.controlpanel" calcext:value-type="string">
            <text:p>plone/plone.app.controlpanel</text:p>
          </table:table-cell>
        </table:table-row>
        <table:table-row table:style-name="ro1">
          <table:table-cell office:value-type="float" office:value="102767" calcext:value-type="float">
            <text:p>102767</text:p>
          </table:table-cell>
          <table:table-cell office:value-type="string" calcext:value-type="string">
            <text:p>https://api.github.com/repos/OpenViX/vix-core</text:p>
          </table:table-cell>
          <table:table-cell table:formula="of:=REPLACE([.B440]; 1; 29; &quot;&quot;)" office:value-type="string" office:string-value="OpenViX/vix-core" calcext:value-type="string">
            <text:p>OpenViX/vix-core</text:p>
          </table:table-cell>
        </table:table-row>
        <table:table-row table:style-name="ro1">
          <table:table-cell office:value-type="float" office:value="103776" calcext:value-type="float">
            <text:p>103776</text:p>
          </table:table-cell>
          <table:table-cell office:value-type="string" calcext:value-type="string">
            <text:p>https://api.github.com/repos/RobertLuptonTheGood/eups</text:p>
          </table:table-cell>
          <table:table-cell table:formula="of:=REPLACE([.B441]; 1; 29; &quot;&quot;)" office:value-type="string" office:string-value="RobertLuptonTheGood/eups" calcext:value-type="string">
            <text:p>RobertLuptonTheGood/eups</text:p>
          </table:table-cell>
        </table:table-row>
        <table:table-row table:style-name="ro1">
          <table:table-cell office:value-type="float" office:value="104115" calcext:value-type="float">
            <text:p>104115</text:p>
          </table:table-cell>
          <table:table-cell office:value-type="string" calcext:value-type="string">
            <text:p>https://api.github.com/repos/saga-project/BigJob</text:p>
          </table:table-cell>
          <table:table-cell table:formula="of:=REPLACE([.B442]; 1; 29; &quot;&quot;)" office:value-type="string" office:string-value="saga-project/BigJob" calcext:value-type="string">
            <text:p>saga-project/BigJob</text:p>
          </table:table-cell>
        </table:table-row>
        <table:table-row table:style-name="ro1">
          <table:table-cell office:value-type="float" office:value="104427" calcext:value-type="float">
            <text:p>104427</text:p>
          </table:table-cell>
          <table:table-cell office:value-type="string" calcext:value-type="string">
            <text:p>https://api.github.com/repos/charanpald/APGL</text:p>
          </table:table-cell>
          <table:table-cell table:formula="of:=REPLACE([.B443]; 1; 29; &quot;&quot;)" office:value-type="string" office:string-value="charanpald/APGL" calcext:value-type="string">
            <text:p>charanpald/APGL</text:p>
          </table:table-cell>
        </table:table-row>
        <table:table-row table:style-name="ro1">
          <table:table-cell office:value-type="float" office:value="104780" calcext:value-type="float">
            <text:p>104780</text:p>
          </table:table-cell>
          <table:table-cell office:value-type="string" calcext:value-type="string">
            <text:p>https://api.github.com/repos/AppScale/appscale-tools</text:p>
          </table:table-cell>
          <table:table-cell table:formula="of:=REPLACE([.B444]; 1; 29; &quot;&quot;)" office:value-type="string" office:string-value="AppScale/appscale-tools" calcext:value-type="string">
            <text:p>AppScale/appscale-tools</text:p>
          </table:table-cell>
        </table:table-row>
        <table:table-row table:style-name="ro1">
          <table:table-cell office:value-type="float" office:value="104916" calcext:value-type="float">
            <text:p>104916</text:p>
          </table:table-cell>
          <table:table-cell office:value-type="string" calcext:value-type="string">
            <text:p>https://api.github.com/repos/feedhq/feedhq</text:p>
          </table:table-cell>
          <table:table-cell table:formula="of:=REPLACE([.B445]; 1; 29; &quot;&quot;)" office:value-type="string" office:string-value="feedhq/feedhq" calcext:value-type="string">
            <text:p>feedhq/feedhq</text:p>
          </table:table-cell>
        </table:table-row>
        <table:table-row table:style-name="ro1">
          <table:table-cell office:value-type="float" office:value="105087" calcext:value-type="float">
            <text:p>105087</text:p>
          </table:table-cell>
          <table:table-cell office:value-type="string" calcext:value-type="string">
            <text:p>https://api.github.com/repos/catseye/Chrysoberyl</text:p>
          </table:table-cell>
          <table:table-cell table:formula="of:=REPLACE([.B446]; 1; 29; &quot;&quot;)" office:value-type="string" office:string-value="catseye/Chrysoberyl" calcext:value-type="string">
            <text:p>catseye/Chrysoberyl</text:p>
          </table:table-cell>
        </table:table-row>
        <table:table-row table:style-name="ro1">
          <table:table-cell office:value-type="float" office:value="105780" calcext:value-type="float">
            <text:p>105780</text:p>
          </table:table-cell>
          <table:table-cell office:value-type="string" calcext:value-type="string">
            <text:p>https://api.github.com/repos/ssato/miniascape</text:p>
          </table:table-cell>
          <table:table-cell table:formula="of:=REPLACE([.B447]; 1; 29; &quot;&quot;)" office:value-type="string" office:string-value="ssato/miniascape" calcext:value-type="string">
            <text:p>ssato/miniascape</text:p>
          </table:table-cell>
        </table:table-row>
        <table:table-row table:style-name="ro1">
          <table:table-cell office:value-type="float" office:value="106015" calcext:value-type="float">
            <text:p>106015</text:p>
          </table:table-cell>
          <table:table-cell office:value-type="string" calcext:value-type="string">
            <text:p>https://api.github.com/repos/yangle/dotfiles</text:p>
          </table:table-cell>
          <table:table-cell table:formula="of:=REPLACE([.B448]; 1; 29; &quot;&quot;)" office:value-type="string" office:string-value="yangle/dotfiles" calcext:value-type="string">
            <text:p>yangle/dotfiles</text:p>
          </table:table-cell>
        </table:table-row>
        <table:table-row table:style-name="ro1">
          <table:table-cell office:value-type="float" office:value="107585" calcext:value-type="float">
            <text:p>107585</text:p>
          </table:table-cell>
          <table:table-cell office:value-type="string" calcext:value-type="string">
            <text:p>https://api.github.com/repos/snarfed/granary</text:p>
          </table:table-cell>
          <table:table-cell table:formula="of:=REPLACE([.B449]; 1; 29; &quot;&quot;)" office:value-type="string" office:string-value="snarfed/granary" calcext:value-type="string">
            <text:p>snarfed/granary</text:p>
          </table:table-cell>
        </table:table-row>
        <table:table-row table:style-name="ro1">
          <table:table-cell office:value-type="float" office:value="107743" calcext:value-type="float">
            <text:p>107743</text:p>
          </table:table-cell>
          <table:table-cell office:value-type="string" calcext:value-type="string">
            <text:p>https://api.github.com/repos/scikit-rf/scikit-rf</text:p>
          </table:table-cell>
          <table:table-cell table:formula="of:=REPLACE([.B450]; 1; 29; &quot;&quot;)" office:value-type="string" office:string-value="scikit-rf/scikit-rf" calcext:value-type="string">
            <text:p>scikit-rf/scikit-rf</text:p>
          </table:table-cell>
        </table:table-row>
        <table:table-row table:style-name="ro1">
          <table:table-cell office:value-type="float" office:value="108287" calcext:value-type="float">
            <text:p>108287</text:p>
          </table:table-cell>
          <table:table-cell office:value-type="string" calcext:value-type="string">
            <text:p>https://api.github.com/repos/sunlightlabs/billy</text:p>
          </table:table-cell>
          <table:table-cell table:formula="of:=REPLACE([.B451]; 1; 29; &quot;&quot;)" office:value-type="string" office:string-value="sunlightlabs/billy" calcext:value-type="string">
            <text:p>sunlightlabs/billy</text:p>
          </table:table-cell>
        </table:table-row>
        <table:table-row table:style-name="ro1">
          <table:table-cell office:value-type="float" office:value="110607" calcext:value-type="float">
            <text:p>110607</text:p>
          </table:table-cell>
          <table:table-cell office:value-type="string" calcext:value-type="string">
            <text:p>https://api.github.com/repos/plone/plone.api</text:p>
          </table:table-cell>
          <table:table-cell table:formula="of:=REPLACE([.B452]; 1; 29; &quot;&quot;)" office:value-type="string" office:string-value="plone/plone.api" calcext:value-type="string">
            <text:p>plone/plone.api</text:p>
          </table:table-cell>
        </table:table-row>
        <table:table-row table:style-name="ro1">
          <table:table-cell office:value-type="float" office:value="111641" calcext:value-type="float">
            <text:p>111641</text:p>
          </table:table-cell>
          <table:table-cell office:value-type="string" calcext:value-type="string">
            <text:p>https://api.github.com/repos/42qu/vps</text:p>
          </table:table-cell>
          <table:table-cell table:formula="of:=REPLACE([.B453]; 1; 29; &quot;&quot;)" office:value-type="string" office:string-value="42qu/vps" calcext:value-type="string">
            <text:p>42qu/vps</text:p>
          </table:table-cell>
        </table:table-row>
        <table:table-row table:style-name="ro1">
          <table:table-cell office:value-type="float" office:value="111811" calcext:value-type="float">
            <text:p>111811</text:p>
          </table:table-cell>
          <table:table-cell office:value-type="string" calcext:value-type="string">
            <text:p>https://api.github.com/repos/metabrainz/picard</text:p>
          </table:table-cell>
          <table:table-cell table:formula="of:=REPLACE([.B454]; 1; 29; &quot;&quot;)" office:value-type="string" office:string-value="metabrainz/picard" calcext:value-type="string">
            <text:p>metabrainz/picard</text:p>
          </table:table-cell>
        </table:table-row>
        <table:table-row table:style-name="ro1">
          <table:table-cell office:value-type="float" office:value="112701" calcext:value-type="float">
            <text:p>112701</text:p>
          </table:table-cell>
          <table:table-cell office:value-type="string" calcext:value-type="string">
            <text:p>https://api.github.com/repos/applegrew/django-select2</text:p>
          </table:table-cell>
          <table:table-cell table:formula="of:=REPLACE([.B455]; 1; 29; &quot;&quot;)" office:value-type="string" office:string-value="applegrew/django-select2" calcext:value-type="string">
            <text:p>applegrew/django-select2</text:p>
          </table:table-cell>
        </table:table-row>
        <table:table-row table:style-name="ro1">
          <table:table-cell office:value-type="float" office:value="114522" calcext:value-type="float">
            <text:p>114522</text:p>
          </table:table-cell>
          <table:table-cell office:value-type="string" calcext:value-type="string">
            <text:p>https://api.github.com/repos/rohe/pyoidc</text:p>
          </table:table-cell>
          <table:table-cell table:formula="of:=REPLACE([.B456]; 1; 29; &quot;&quot;)" office:value-type="string" office:string-value="rohe/pyoidc" calcext:value-type="string">
            <text:p>rohe/pyoidc</text:p>
          </table:table-cell>
        </table:table-row>
        <table:table-row table:style-name="ro1">
          <table:table-cell office:value-type="float" office:value="116115" calcext:value-type="float">
            <text:p>116115</text:p>
          </table:table-cell>
          <table:table-cell office:value-type="string" calcext:value-type="string">
            <text:p>https://api.github.com/repos/plone/plone.app.multilingual</text:p>
          </table:table-cell>
          <table:table-cell table:formula="of:=REPLACE([.B457]; 1; 29; &quot;&quot;)" office:value-type="string" office:string-value="plone/plone.app.multilingual" calcext:value-type="string">
            <text:p>plone/plone.app.multilingual</text:p>
          </table:table-cell>
        </table:table-row>
        <table:table-row table:style-name="ro1">
          <table:table-cell office:value-type="float" office:value="118678" calcext:value-type="float">
            <text:p>118678</text:p>
          </table:table-cell>
          <table:table-cell office:value-type="string" calcext:value-type="string">
            <text:p>https://api.github.com/repos/mk-fg/fgtk</text:p>
          </table:table-cell>
          <table:table-cell table:formula="of:=REPLACE([.B458]; 1; 29; &quot;&quot;)" office:value-type="string" office:string-value="mk-fg/fgtk" calcext:value-type="string">
            <text:p>mk-fg/fgtk</text:p>
          </table:table-cell>
        </table:table-row>
        <table:table-row table:style-name="ro1">
          <table:table-cell office:value-type="float" office:value="119080" calcext:value-type="float">
            <text:p>119080</text:p>
          </table:table-cell>
          <table:table-cell office:value-type="string" calcext:value-type="string">
            <text:p>https://api.github.com/repos/DataBrewery/cubes</text:p>
          </table:table-cell>
          <table:table-cell table:formula="of:=REPLACE([.B459]; 1; 29; &quot;&quot;)" office:value-type="string" office:string-value="DataBrewery/cubes" calcext:value-type="string">
            <text:p>DataBrewery/cubes</text:p>
          </table:table-cell>
        </table:table-row>
        <table:table-row table:style-name="ro1">
          <table:table-cell office:value-type="float" office:value="119372" calcext:value-type="float">
            <text:p>119372</text:p>
          </table:table-cell>
          <table:table-cell office:value-type="string" calcext:value-type="string">
            <text:p>https://api.github.com/repos/paramiko/paramiko</text:p>
          </table:table-cell>
          <table:table-cell table:formula="of:=REPLACE([.B460]; 1; 29; &quot;&quot;)" office:value-type="string" office:string-value="paramiko/paramiko" calcext:value-type="string">
            <text:p>paramiko/paramiko</text:p>
          </table:table-cell>
        </table:table-row>
        <table:table-row table:style-name="ro1">
          <table:table-cell office:value-type="float" office:value="120268" calcext:value-type="float">
            <text:p>120268</text:p>
          </table:table-cell>
          <table:table-cell office:value-type="string" calcext:value-type="string">
            <text:p>https://api.github.com/repos/KelSolaar/Umbra</text:p>
          </table:table-cell>
          <table:table-cell table:formula="of:=REPLACE([.B461]; 1; 29; &quot;&quot;)" office:value-type="string" office:string-value="KelSolaar/Umbra" calcext:value-type="string">
            <text:p>KelSolaar/Umbra</text:p>
          </table:table-cell>
        </table:table-row>
        <table:table-row table:style-name="ro1">
          <table:table-cell office:value-type="float" office:value="120560" calcext:value-type="float">
            <text:p>120560</text:p>
          </table:table-cell>
          <table:table-cell office:value-type="string" calcext:value-type="string">
            <text:p>https://api.github.com/repos/OfflineIMAP/offlineimap</text:p>
          </table:table-cell>
          <table:table-cell table:formula="of:=REPLACE([.B462]; 1; 29; &quot;&quot;)" office:value-type="string" office:string-value="OfflineIMAP/offlineimap" calcext:value-type="string">
            <text:p>OfflineIMAP/offlineimap</text:p>
          </table:table-cell>
        </table:table-row>
        <table:table-row table:style-name="ro1">
          <table:table-cell office:value-type="float" office:value="122146" calcext:value-type="float">
            <text:p>122146</text:p>
          </table:table-cell>
          <table:table-cell office:value-type="string" calcext:value-type="string">
            <text:p>https://api.github.com/repos/p2pool/p2pool</text:p>
          </table:table-cell>
          <table:table-cell table:formula="of:=REPLACE([.B463]; 1; 29; &quot;&quot;)" office:value-type="string" office:string-value="p2pool/p2pool" calcext:value-type="string">
            <text:p>p2pool/p2pool</text:p>
          </table:table-cell>
        </table:table-row>
        <table:table-row table:style-name="ro1">
          <table:table-cell office:value-type="float" office:value="122419" calcext:value-type="float">
            <text:p>122419</text:p>
          </table:table-cell>
          <table:table-cell office:value-type="string" calcext:value-type="string">
            <text:p>https://api.github.com/repos/freeipa/freeipa</text:p>
          </table:table-cell>
          <table:table-cell table:formula="of:=REPLACE([.B464]; 1; 29; &quot;&quot;)" office:value-type="string" office:string-value="freeipa/freeipa" calcext:value-type="string">
            <text:p>freeipa/freeipa</text:p>
          </table:table-cell>
        </table:table-row>
        <table:table-row table:style-name="ro1">
          <table:table-cell office:value-type="float" office:value="123568" calcext:value-type="float">
            <text:p>123568</text:p>
          </table:table-cell>
          <table:table-cell office:value-type="string" calcext:value-type="string">
            <text:p>https://api.github.com/repos/oe-alliance/oe-alliance-plugins</text:p>
          </table:table-cell>
          <table:table-cell table:formula="of:=REPLACE([.B465]; 1; 29; &quot;&quot;)" office:value-type="string" office:string-value="oe-alliance/oe-alliance-plugins" calcext:value-type="string">
            <text:p>oe-alliance/oe-alliance-plugins</text:p>
          </table:table-cell>
        </table:table-row>
        <table:table-row table:style-name="ro1">
          <table:table-cell office:value-type="float" office:value="123701" calcext:value-type="float">
            <text:p>123701</text:p>
          </table:table-cell>
          <table:table-cell office:value-type="string" calcext:value-type="string">
            <text:p>https://api.github.com/repos/osrg/ryu</text:p>
          </table:table-cell>
          <table:table-cell table:formula="of:=REPLACE([.B466]; 1; 29; &quot;&quot;)" office:value-type="string" office:string-value="osrg/ryu" calcext:value-type="string">
            <text:p>osrg/ryu</text:p>
          </table:table-cell>
        </table:table-row>
        <table:table-row table:style-name="ro1">
          <table:table-cell office:value-type="float" office:value="124468" calcext:value-type="float">
            <text:p>124468</text:p>
          </table:table-cell>
          <table:table-cell office:value-type="string" calcext:value-type="string">
            <text:p>https://api.github.com/repos/aperson/moderator-bot</text:p>
          </table:table-cell>
          <table:table-cell table:formula="of:=REPLACE([.B467]; 1; 29; &quot;&quot;)" office:value-type="string" office:string-value="aperson/moderator-bot" calcext:value-type="string">
            <text:p>aperson/moderator-bot</text:p>
          </table:table-cell>
        </table:table-row>
        <table:table-row table:style-name="ro1">
          <table:table-cell office:value-type="float" office:value="124505" calcext:value-type="float">
            <text:p>124505</text:p>
          </table:table-cell>
          <table:table-cell office:value-type="string" calcext:value-type="string">
            <text:p>https://api.github.com/repos/plone/Products.TinyMCE</text:p>
          </table:table-cell>
          <table:table-cell table:formula="of:=REPLACE([.B468]; 1; 29; &quot;&quot;)" office:value-type="string" office:string-value="plone/Products.TinyMCE" calcext:value-type="string">
            <text:p>plone/Products.TinyMCE</text:p>
          </table:table-cell>
        </table:table-row>
        <table:table-row table:style-name="ro1">
          <table:table-cell office:value-type="float" office:value="124788" calcext:value-type="float">
            <text:p>124788</text:p>
          </table:table-cell>
          <table:table-cell office:value-type="string" calcext:value-type="string">
            <text:p>https://api.github.com/repos/geonition/geoforms</text:p>
          </table:table-cell>
          <table:table-cell table:formula="of:=REPLACE([.B469]; 1; 29; &quot;&quot;)" office:value-type="string" office:string-value="geonition/geoforms" calcext:value-type="string">
            <text:p>geonition/geoforms</text:p>
          </table:table-cell>
        </table:table-row>
        <table:table-row table:style-name="ro1">
          <table:table-cell office:value-type="float" office:value="124829" calcext:value-type="float">
            <text:p>124829</text:p>
          </table:table-cell>
          <table:table-cell office:value-type="string" calcext:value-type="string">
            <text:p>https://api.github.com/repos/xrg/openerp-server</text:p>
          </table:table-cell>
          <table:table-cell table:formula="of:=REPLACE([.B470]; 1; 29; &quot;&quot;)" office:value-type="string" office:string-value="xrg/openerp-server" calcext:value-type="string">
            <text:p>xrg/openerp-server</text:p>
          </table:table-cell>
        </table:table-row>
        <table:table-row table:style-name="ro1">
          <table:table-cell office:value-type="float" office:value="124891" calcext:value-type="float">
            <text:p>124891</text:p>
          </table:table-cell>
          <table:table-cell office:value-type="string" calcext:value-type="string">
            <text:p>https://api.github.com/repos/cjdrake/pyeda</text:p>
          </table:table-cell>
          <table:table-cell table:formula="of:=REPLACE([.B471]; 1; 29; &quot;&quot;)" office:value-type="string" office:string-value="cjdrake/pyeda" calcext:value-type="string">
            <text:p>cjdrake/pyeda</text:p>
          </table:table-cell>
        </table:table-row>
        <table:table-row table:style-name="ro1">
          <table:table-cell office:value-type="float" office:value="124921" calcext:value-type="float">
            <text:p>124921</text:p>
          </table:table-cell>
          <table:table-cell office:value-type="string" calcext:value-type="string">
            <text:p>https://api.github.com/repos/xen0n/weiyu</text:p>
          </table:table-cell>
          <table:table-cell table:formula="of:=REPLACE([.B472]; 1; 29; &quot;&quot;)" office:value-type="string" office:string-value="xen0n/weiyu" calcext:value-type="string">
            <text:p>xen0n/weiyu</text:p>
          </table:table-cell>
        </table:table-row>
        <table:table-row table:style-name="ro1">
          <table:table-cell office:value-type="float" office:value="126795" calcext:value-type="float">
            <text:p>126795</text:p>
          </table:table-cell>
          <table:table-cell office:value-type="string" calcext:value-type="string">
            <text:p>https://api.github.com/repos/HiSPARC/publicdb</text:p>
          </table:table-cell>
          <table:table-cell table:formula="of:=REPLACE([.B473]; 1; 29; &quot;&quot;)" office:value-type="string" office:string-value="HiSPARC/publicdb" calcext:value-type="string">
            <text:p>HiSPARC/publicdb</text:p>
          </table:table-cell>
        </table:table-row>
        <table:table-row table:style-name="ro1">
          <table:table-cell office:value-type="float" office:value="128018" calcext:value-type="float">
            <text:p>128018</text:p>
          </table:table-cell>
          <table:table-cell office:value-type="string" calcext:value-type="string">
            <text:p>https://api.github.com/repos/praekelt/ummeli</text:p>
          </table:table-cell>
          <table:table-cell table:formula="of:=REPLACE([.B474]; 1; 29; &quot;&quot;)" office:value-type="string" office:string-value="praekelt/ummeli" calcext:value-type="string">
            <text:p>praekelt/ummeli</text:p>
          </table:table-cell>
        </table:table-row>
        <table:table-row table:style-name="ro1">
          <table:table-cell office:value-type="float" office:value="129339" calcext:value-type="float">
            <text:p>129339</text:p>
          </table:table-cell>
          <table:table-cell office:value-type="string" calcext:value-type="string">
            <text:p>https://api.github.com/repos/geopython/OWSLib</text:p>
          </table:table-cell>
          <table:table-cell table:formula="of:=REPLACE([.B475]; 1; 29; &quot;&quot;)" office:value-type="string" office:string-value="geopython/OWSLib" calcext:value-type="string">
            <text:p>geopython/OWSLib</text:p>
          </table:table-cell>
        </table:table-row>
        <table:table-row table:style-name="ro1">
          <table:table-cell office:value-type="float" office:value="130116" calcext:value-type="float">
            <text:p>130116</text:p>
          </table:table-cell>
          <table:table-cell office:value-type="string" calcext:value-type="string">
            <text:p>https://api.github.com/repos/sot/mica</text:p>
          </table:table-cell>
          <table:table-cell table:formula="of:=REPLACE([.B476]; 1; 29; &quot;&quot;)" office:value-type="string" office:string-value="sot/mica" calcext:value-type="string">
            <text:p>sot/mica</text:p>
          </table:table-cell>
        </table:table-row>
        <table:table-row table:style-name="ro1">
          <table:table-cell office:value-type="float" office:value="130332" calcext:value-type="float">
            <text:p>130332</text:p>
          </table:table-cell>
          <table:table-cell office:value-type="string" calcext:value-type="string">
            <text:p>https://api.github.com/repos/cocaine/cocaine-framework-python</text:p>
          </table:table-cell>
          <table:table-cell table:formula="of:=REPLACE([.B477]; 1; 29; &quot;&quot;)" office:value-type="string" office:string-value="cocaine/cocaine-framework-python" calcext:value-type="string">
            <text:p>cocaine/cocaine-framework-python</text:p>
          </table:table-cell>
        </table:table-row>
        <table:table-row table:style-name="ro1">
          <table:table-cell office:value-type="float" office:value="130944" calcext:value-type="float">
            <text:p>130944</text:p>
          </table:table-cell>
          <table:table-cell office:value-type="string" calcext:value-type="string">
            <text:p>https://api.github.com/repos/asterix24/GestionaleCaldaie</text:p>
          </table:table-cell>
          <table:table-cell table:formula="of:=REPLACE([.B478]; 1; 29; &quot;&quot;)" office:value-type="string" office:string-value="asterix24/GestionaleCaldaie" calcext:value-type="string">
            <text:p>asterix24/GestionaleCaldaie</text:p>
          </table:table-cell>
        </table:table-row>
        <table:table-row table:style-name="ro1">
          <table:table-cell office:value-type="float" office:value="131081" calcext:value-type="float">
            <text:p>131081</text:p>
          </table:table-cell>
          <table:table-cell office:value-type="string" calcext:value-type="string">
            <text:p>https://api.github.com/repos/CellProfiler/CellProfiler</text:p>
          </table:table-cell>
          <table:table-cell table:formula="of:=REPLACE([.B479]; 1; 29; &quot;&quot;)" office:value-type="string" office:string-value="CellProfiler/CellProfiler" calcext:value-type="string">
            <text:p>CellProfiler/CellProfiler</text:p>
          </table:table-cell>
        </table:table-row>
        <table:table-row table:style-name="ro1">
          <table:table-cell office:value-type="float" office:value="131689" calcext:value-type="float">
            <text:p>131689</text:p>
          </table:table-cell>
          <table:table-cell office:value-type="string" calcext:value-type="string">
            <text:p>https://api.github.com/repos/intelie/pycollector</text:p>
          </table:table-cell>
          <table:table-cell table:formula="of:=REPLACE([.B480]; 1; 29; &quot;&quot;)" office:value-type="string" office:string-value="intelie/pycollector" calcext:value-type="string">
            <text:p>intelie/pycollector</text:p>
          </table:table-cell>
        </table:table-row>
        <table:table-row table:style-name="ro1">
          <table:table-cell office:value-type="float" office:value="131719" calcext:value-type="float">
            <text:p>131719</text:p>
          </table:table-cell>
          <table:table-cell office:value-type="string" calcext:value-type="string">
            <text:p>https://api.github.com/repos/Pylons/webob</text:p>
          </table:table-cell>
          <table:table-cell table:formula="of:=REPLACE([.B481]; 1; 29; &quot;&quot;)" office:value-type="string" office:string-value="Pylons/webob" calcext:value-type="string">
            <text:p>Pylons/webob</text:p>
          </table:table-cell>
        </table:table-row>
        <table:table-row table:style-name="ro1">
          <table:table-cell office:value-type="float" office:value="132590" calcext:value-type="float">
            <text:p>132590</text:p>
          </table:table-cell>
          <table:table-cell office:value-type="string" calcext:value-type="string">
            <text:p>https://api.github.com/repos/ooici/marine-integrations</text:p>
          </table:table-cell>
          <table:table-cell table:formula="of:=REPLACE([.B482]; 1; 29; &quot;&quot;)" office:value-type="string" office:string-value="ooici/marine-integrations" calcext:value-type="string">
            <text:p>ooici/marine-integrations</text:p>
          </table:table-cell>
        </table:table-row>
        <table:table-row table:style-name="ro1">
          <table:table-cell office:value-type="float" office:value="132838" calcext:value-type="float">
            <text:p>132838</text:p>
          </table:table-cell>
          <table:table-cell office:value-type="string" calcext:value-type="string">
            <text:p>https://api.github.com/repos/mwaskom/lyman</text:p>
          </table:table-cell>
          <table:table-cell table:formula="of:=REPLACE([.B483]; 1; 29; &quot;&quot;)" office:value-type="string" office:string-value="mwaskom/lyman" calcext:value-type="string">
            <text:p>mwaskom/lyman</text:p>
          </table:table-cell>
        </table:table-row>
        <table:table-row table:style-name="ro1">
          <table:table-cell office:value-type="float" office:value="134781" calcext:value-type="float">
            <text:p>134781</text:p>
          </table:table-cell>
          <table:table-cell office:value-type="string" calcext:value-type="string">
            <text:p>https://api.github.com/repos/DBrianKimmel/PyHouse</text:p>
          </table:table-cell>
          <table:table-cell table:formula="of:=REPLACE([.B484]; 1; 29; &quot;&quot;)" office:value-type="string" office:string-value="DBrianKimmel/PyHouse" calcext:value-type="string">
            <text:p>DBrianKimmel/PyHouse</text:p>
          </table:table-cell>
        </table:table-row>
        <table:table-row table:style-name="ro1">
          <table:table-cell office:value-type="float" office:value="135672" calcext:value-type="float">
            <text:p>135672</text:p>
          </table:table-cell>
          <table:table-cell office:value-type="string" calcext:value-type="string">
            <text:p>https://api.github.com/repos/arq5x/gemini</text:p>
          </table:table-cell>
          <table:table-cell table:formula="of:=REPLACE([.B485]; 1; 29; &quot;&quot;)" office:value-type="string" office:string-value="arq5x/gemini" calcext:value-type="string">
            <text:p>arq5x/gemini</text:p>
          </table:table-cell>
        </table:table-row>
        <table:table-row table:style-name="ro1">
          <table:table-cell office:value-type="float" office:value="136343" calcext:value-type="float">
            <text:p>136343</text:p>
          </table:table-cell>
          <table:table-cell office:value-type="string" calcext:value-type="string">
            <text:p>https://api.github.com/repos/netzob/netzob</text:p>
          </table:table-cell>
          <table:table-cell table:formula="of:=REPLACE([.B486]; 1; 29; &quot;&quot;)" office:value-type="string" office:string-value="netzob/netzob" calcext:value-type="string">
            <text:p>netzob/netzob</text:p>
          </table:table-cell>
        </table:table-row>
        <table:table-row table:style-name="ro1">
          <table:table-cell office:value-type="float" office:value="137128" calcext:value-type="float">
            <text:p>137128</text:p>
          </table:table-cell>
          <table:table-cell office:value-type="string" calcext:value-type="string">
            <text:p>https://api.github.com/repos/drphilmarshall/Pangloss</text:p>
          </table:table-cell>
          <table:table-cell table:formula="of:=REPLACE([.B487]; 1; 29; &quot;&quot;)" office:value-type="string" office:string-value="drphilmarshall/Pangloss" calcext:value-type="string">
            <text:p>drphilmarshall/Pangloss</text:p>
          </table:table-cell>
        </table:table-row>
        <table:table-row table:style-name="ro1">
          <table:table-cell office:value-type="float" office:value="137597" calcext:value-type="float">
            <text:p>137597</text:p>
          </table:table-cell>
          <table:table-cell office:value-type="string" calcext:value-type="string">
            <text:p>https://api.github.com/repos/f3at/feat</text:p>
          </table:table-cell>
          <table:table-cell table:formula="of:=REPLACE([.B488]; 1; 29; &quot;&quot;)" office:value-type="string" office:string-value="f3at/feat" calcext:value-type="string">
            <text:p>f3at/feat</text:p>
          </table:table-cell>
        </table:table-row>
        <table:table-row table:style-name="ro1">
          <table:table-cell office:value-type="float" office:value="137730" calcext:value-type="float">
            <text:p>137730</text:p>
          </table:table-cell>
          <table:table-cell office:value-type="string" calcext:value-type="string">
            <text:p>https://api.github.com/repos/unicefuganda/rapidsms-edtrac</text:p>
          </table:table-cell>
          <table:table-cell table:formula="of:=REPLACE([.B489]; 1; 29; &quot;&quot;)" office:value-type="string" office:string-value="unicefuganda/rapidsms-edtrac" calcext:value-type="string">
            <text:p>unicefuganda/rapidsms-edtrac</text:p>
          </table:table-cell>
        </table:table-row>
        <table:table-row table:style-name="ro1">
          <table:table-cell office:value-type="float" office:value="137745" calcext:value-type="float">
            <text:p>137745</text:p>
          </table:table-cell>
          <table:table-cell office:value-type="string" calcext:value-type="string">
            <text:p>https://api.github.com/repos/baskerville/bin</text:p>
          </table:table-cell>
          <table:table-cell table:formula="of:=REPLACE([.B490]; 1; 29; &quot;&quot;)" office:value-type="string" office:string-value="baskerville/bin" calcext:value-type="string">
            <text:p>baskerville/bin</text:p>
          </table:table-cell>
        </table:table-row>
        <table:table-row table:style-name="ro1">
          <table:table-cell office:value-type="float" office:value="137851" calcext:value-type="float">
            <text:p>137851</text:p>
          </table:table-cell>
          <table:table-cell office:value-type="string" calcext:value-type="string">
            <text:p>https://api.github.com/repos/glic3rinu/django-orchestra</text:p>
          </table:table-cell>
          <table:table-cell table:formula="of:=REPLACE([.B491]; 1; 29; &quot;&quot;)" office:value-type="string" office:string-value="glic3rinu/django-orchestra" calcext:value-type="string">
            <text:p>glic3rinu/django-orchestra</text:p>
          </table:table-cell>
        </table:table-row>
        <table:table-row table:style-name="ro1">
          <table:table-cell office:value-type="float" office:value="138026" calcext:value-type="float">
            <text:p>138026</text:p>
          </table:table-cell>
          <table:table-cell office:value-type="string" calcext:value-type="string">
            <text:p>https://api.github.com/repos/robotframework/RIDE</text:p>
          </table:table-cell>
          <table:table-cell table:formula="of:=REPLACE([.B492]; 1; 29; &quot;&quot;)" office:value-type="string" office:string-value="robotframework/RIDE" calcext:value-type="string">
            <text:p>robotframework/RIDE</text:p>
          </table:table-cell>
        </table:table-row>
        <table:table-row table:style-name="ro1">
          <table:table-cell office:value-type="float" office:value="138652" calcext:value-type="float">
            <text:p>138652</text:p>
          </table:table-cell>
          <table:table-cell office:value-type="string" calcext:value-type="string">
            <text:p>https://api.github.com/repos/opmuse/opmuse</text:p>
          </table:table-cell>
          <table:table-cell table:formula="of:=REPLACE([.B493]; 1; 29; &quot;&quot;)" office:value-type="string" office:string-value="opmuse/opmuse" calcext:value-type="string">
            <text:p>opmuse/opmuse</text:p>
          </table:table-cell>
        </table:table-row>
        <table:table-row table:style-name="ro1">
          <table:table-cell office:value-type="float" office:value="138882" calcext:value-type="float">
            <text:p>138882</text:p>
          </table:table-cell>
          <table:table-cell office:value-type="string" calcext:value-type="string">
            <text:p>https://api.github.com/repos/plomino/Plomino</text:p>
          </table:table-cell>
          <table:table-cell table:formula="of:=REPLACE([.B494]; 1; 29; &quot;&quot;)" office:value-type="string" office:string-value="plomino/Plomino" calcext:value-type="string">
            <text:p>plomino/Plomino</text:p>
          </table:table-cell>
        </table:table-row>
        <table:table-row table:style-name="ro1">
          <table:table-cell office:value-type="float" office:value="139365" calcext:value-type="float">
            <text:p>139365</text:p>
          </table:table-cell>
          <table:table-cell office:value-type="string" calcext:value-type="string">
            <text:p>https://api.github.com/repos/rohe/pysaml2</text:p>
          </table:table-cell>
          <table:table-cell table:formula="of:=REPLACE([.B495]; 1; 29; &quot;&quot;)" office:value-type="string" office:string-value="rohe/pysaml2" calcext:value-type="string">
            <text:p>rohe/pysaml2</text:p>
          </table:table-cell>
        </table:table-row>
        <table:table-row table:style-name="ro1">
          <table:table-cell office:value-type="float" office:value="139700" calcext:value-type="float">
            <text:p>139700</text:p>
          </table:table-cell>
          <table:table-cell office:value-type="string" calcext:value-type="string">
            <text:p>https://api.github.com/repos/ccnmtl/ccnmtldjango</text:p>
          </table:table-cell>
          <table:table-cell table:formula="of:=REPLACE([.B496]; 1; 29; &quot;&quot;)" office:value-type="string" office:string-value="ccnmtl/ccnmtldjango" calcext:value-type="string">
            <text:p>ccnmtl/ccnmtldjango</text:p>
          </table:table-cell>
        </table:table-row>
        <table:table-row table:style-name="ro1">
          <table:table-cell office:value-type="float" office:value="139726" calcext:value-type="float">
            <text:p>139726</text:p>
          </table:table-cell>
          <table:table-cell office:value-type="string" calcext:value-type="string">
            <text:p>https://api.github.com/repos/UCF/PostMaster</text:p>
          </table:table-cell>
          <table:table-cell table:formula="of:=REPLACE([.B497]; 1; 29; &quot;&quot;)" office:value-type="string" office:string-value="UCF/PostMaster" calcext:value-type="string">
            <text:p>UCF/PostMaster</text:p>
          </table:table-cell>
        </table:table-row>
        <table:table-row table:style-name="ro1">
          <table:table-cell office:value-type="float" office:value="141301" calcext:value-type="float">
            <text:p>141301</text:p>
          </table:table-cell>
          <table:table-cell office:value-type="string" calcext:value-type="string">
            <text:p>https://api.github.com/repos/marquiz/git-buildpackage-rpm</text:p>
          </table:table-cell>
          <table:table-cell table:formula="of:=REPLACE([.B498]; 1; 29; &quot;&quot;)" office:value-type="string" office:string-value="marquiz/git-buildpackage-rpm" calcext:value-type="string">
            <text:p>marquiz/git-buildpackage-rpm</text:p>
          </table:table-cell>
        </table:table-row>
        <table:table-row table:style-name="ro1">
          <table:table-cell office:value-type="float" office:value="141991" calcext:value-type="float">
            <text:p>141991</text:p>
          </table:table-cell>
          <table:table-cell office:value-type="string" calcext:value-type="string">
            <text:p>https://api.github.com/repos/vterron/lemon</text:p>
          </table:table-cell>
          <table:table-cell table:formula="of:=REPLACE([.B499]; 1; 29; &quot;&quot;)" office:value-type="string" office:string-value="vterron/lemon" calcext:value-type="string">
            <text:p>vterron/lemon</text:p>
          </table:table-cell>
        </table:table-row>
        <table:table-row table:style-name="ro1">
          <table:table-cell office:value-type="float" office:value="143376" calcext:value-type="float">
            <text:p>143376</text:p>
          </table:table-cell>
          <table:table-cell office:value-type="string" calcext:value-type="string">
            <text:p>https://api.github.com/repos/gestorpsi/gestorpsi</text:p>
          </table:table-cell>
          <table:table-cell table:formula="of:=REPLACE([.B500]; 1; 29; &quot;&quot;)" office:value-type="string" office:string-value="gestorpsi/gestorpsi" calcext:value-type="string">
            <text:p>gestorpsi/gestorpsi</text:p>
          </table:table-cell>
        </table:table-row>
        <table:table-row table:style-name="ro1">
          <table:table-cell office:value-type="float" office:value="143857" calcext:value-type="float">
            <text:p>143857</text:p>
          </table:table-cell>
          <table:table-cell office:value-type="string" calcext:value-type="string">
            <text:p>https://api.github.com/repos/kiyo-masui/analysis_IM</text:p>
          </table:table-cell>
          <table:table-cell table:formula="of:=REPLACE([.B501]; 1; 29; &quot;&quot;)" office:value-type="string" office:string-value="kiyo-masui/analysis_IM" calcext:value-type="string">
            <text:p>kiyo-masui/analysis_IM</text:p>
          </table:table-cell>
        </table:table-row>
        <table:table-row table:style-name="ro1">
          <table:table-cell office:value-type="float" office:value="144833" calcext:value-type="float">
            <text:p>144833</text:p>
          </table:table-cell>
          <table:table-cell office:value-type="string" calcext:value-type="string">
            <text:p>https://api.github.com/repos/weecology/retriever</text:p>
          </table:table-cell>
          <table:table-cell table:formula="of:=REPLACE([.B502]; 1; 29; &quot;&quot;)" office:value-type="string" office:string-value="weecology/retriever" calcext:value-type="string">
            <text:p>weecology/retriever</text:p>
          </table:table-cell>
        </table:table-row>
        <table:table-row table:style-name="ro1">
          <table:table-cell office:value-type="float" office:value="144865" calcext:value-type="float">
            <text:p>144865</text:p>
          </table:table-cell>
          <table:table-cell office:value-type="string" calcext:value-type="string">
            <text:p>https://api.github.com/repos/Khan/internal-webserver</text:p>
          </table:table-cell>
          <table:table-cell table:formula="of:=REPLACE([.B503]; 1; 29; &quot;&quot;)" office:value-type="string" office:string-value="Khan/internal-webserver" calcext:value-type="string">
            <text:p>Khan/internal-webserver</text:p>
          </table:table-cell>
        </table:table-row>
        <table:table-row table:style-name="ro1">
          <table:table-cell office:value-type="float" office:value="145329" calcext:value-type="float">
            <text:p>145329</text:p>
          </table:table-cell>
          <table:table-cell office:value-type="string" calcext:value-type="string">
            <text:p>https://api.github.com/repos/danielj7/fink-dists</text:p>
          </table:table-cell>
          <table:table-cell table:formula="of:=REPLACE([.B504]; 1; 29; &quot;&quot;)" office:value-type="string" office:string-value="danielj7/fink-dists" calcext:value-type="string">
            <text:p>danielj7/fink-dists</text:p>
          </table:table-cell>
        </table:table-row>
        <table:table-row table:style-name="ro1">
          <table:table-cell office:value-type="float" office:value="145740" calcext:value-type="float">
            <text:p>145740</text:p>
          </table:table-cell>
          <table:table-cell office:value-type="string" calcext:value-type="string">
            <text:p>https://api.github.com/repos/lunar-linux/moonbase-gnome3</text:p>
          </table:table-cell>
          <table:table-cell table:formula="of:=REPLACE([.B505]; 1; 29; &quot;&quot;)" office:value-type="string" office:string-value="lunar-linux/moonbase-gnome3" calcext:value-type="string">
            <text:p>lunar-linux/moonbase-gnome3</text:p>
          </table:table-cell>
        </table:table-row>
        <table:table-row table:style-name="ro1">
          <table:table-cell office:value-type="float" office:value="145822" calcext:value-type="float">
            <text:p>145822</text:p>
          </table:table-cell>
          <table:table-cell office:value-type="string" calcext:value-type="string">
            <text:p>https://api.github.com/repos/mysociety/mapit</text:p>
          </table:table-cell>
          <table:table-cell table:formula="of:=REPLACE([.B506]; 1; 29; &quot;&quot;)" office:value-type="string" office:string-value="mysociety/mapit" calcext:value-type="string">
            <text:p>mysociety/mapit</text:p>
          </table:table-cell>
        </table:table-row>
        <table:table-row table:style-name="ro1">
          <table:table-cell office:value-type="float" office:value="146873" calcext:value-type="float">
            <text:p>146873</text:p>
          </table:table-cell>
          <table:table-cell office:value-type="string" calcext:value-type="string">
            <text:p>https://api.github.com/repos/nipy/nibabel</text:p>
          </table:table-cell>
          <table:table-cell table:formula="of:=REPLACE([.B507]; 1; 29; &quot;&quot;)" office:value-type="string" office:string-value="nipy/nibabel" calcext:value-type="string">
            <text:p>nipy/nibabel</text:p>
          </table:table-cell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string" calcext:value-type="string">
            <text:p>https://api.github.com/repos/luispedro/mahotas</text:p>
          </table:table-cell>
          <table:table-cell table:formula="of:=REPLACE([.B508]; 1; 29; &quot;&quot;)" office:value-type="string" office:string-value="luispedro/mahotas" calcext:value-type="string">
            <text:p>luispedro/mahotas</text:p>
          </table:table-cell>
        </table:table-row>
        <table:table-row table:style-name="ro1">
          <table:table-cell office:value-type="float" office:value="148869" calcext:value-type="float">
            <text:p>148869</text:p>
          </table:table-cell>
          <table:table-cell office:value-type="string" calcext:value-type="string">
            <text:p>https://api.github.com/repos/BrianAker/server-install</text:p>
          </table:table-cell>
          <table:table-cell table:formula="of:=REPLACE([.B509]; 1; 29; &quot;&quot;)" office:value-type="string" office:string-value="BrianAker/server-install" calcext:value-type="string">
            <text:p>BrianAker/server-install</text:p>
          </table:table-cell>
        </table:table-row>
        <table:table-row table:style-name="ro1">
          <table:table-cell office:value-type="float" office:value="148935" calcext:value-type="float">
            <text:p>148935</text:p>
          </table:table-cell>
          <table:table-cell office:value-type="string" calcext:value-type="string">
            <text:p>https://api.github.com/repos/JNRowe/rdial</text:p>
          </table:table-cell>
          <table:table-cell table:formula="of:=REPLACE([.B510]; 1; 29; &quot;&quot;)" office:value-type="string" office:string-value="JNRowe/rdial" calcext:value-type="string">
            <text:p>JNRowe/rdial</text:p>
          </table:table-cell>
        </table:table-row>
        <table:table-row table:style-name="ro1">
          <table:table-cell office:value-type="float" office:value="152649" calcext:value-type="float">
            <text:p>152649</text:p>
          </table:table-cell>
          <table:table-cell office:value-type="string" calcext:value-type="string">
            <text:p>https://api.github.com/repos/ilastik/volumina</text:p>
          </table:table-cell>
          <table:table-cell table:formula="of:=REPLACE([.B511]; 1; 29; &quot;&quot;)" office:value-type="string" office:string-value="ilastik/volumina" calcext:value-type="string">
            <text:p>ilastik/volumina</text:p>
          </table:table-cell>
        </table:table-row>
        <table:table-row table:style-name="ro1">
          <table:table-cell office:value-type="float" office:value="152921" calcext:value-type="float">
            <text:p>152921</text:p>
          </table:table-cell>
          <table:table-cell office:value-type="string" calcext:value-type="string">
            <text:p>https://api.github.com/repos/plone/plone.app.dexterity</text:p>
          </table:table-cell>
          <table:table-cell table:formula="of:=REPLACE([.B512]; 1; 29; &quot;&quot;)" office:value-type="string" office:string-value="plone/plone.app.dexterity" calcext:value-type="string">
            <text:p>plone/plone.app.dexterity</text:p>
          </table:table-cell>
        </table:table-row>
        <table:table-row table:style-name="ro1">
          <table:table-cell office:value-type="float" office:value="153663" calcext:value-type="float">
            <text:p>153663</text:p>
          </table:table-cell>
          <table:table-cell office:value-type="string" calcext:value-type="string">
            <text:p>https://api.github.com/repos/VisTrails/VisTrails</text:p>
          </table:table-cell>
          <table:table-cell table:formula="of:=REPLACE([.B513]; 1; 29; &quot;&quot;)" office:value-type="string" office:string-value="VisTrails/VisTrails" calcext:value-type="string">
            <text:p>VisTrails/VisTrails</text:p>
          </table:table-cell>
        </table:table-row>
        <table:table-row table:style-name="ro1">
          <table:table-cell office:value-type="float" office:value="154500" calcext:value-type="float">
            <text:p>154500</text:p>
          </table:table-cell>
          <table:table-cell office:value-type="string" calcext:value-type="string">
            <text:p>https://api.github.com/repos/guardian/alerta</text:p>
          </table:table-cell>
          <table:table-cell table:formula="of:=REPLACE([.B514]; 1; 29; &quot;&quot;)" office:value-type="string" office:string-value="guardian/alerta" calcext:value-type="string">
            <text:p>guardian/alerta</text:p>
          </table:table-cell>
        </table:table-row>
        <table:table-row table:style-name="ro1">
          <table:table-cell office:value-type="float" office:value="154558" calcext:value-type="float">
            <text:p>154558</text:p>
          </table:table-cell>
          <table:table-cell office:value-type="string" calcext:value-type="string">
            <text:p>https://api.github.com/repos/neubot/neubot</text:p>
          </table:table-cell>
          <table:table-cell table:formula="of:=REPLACE([.B515]; 1; 29; &quot;&quot;)" office:value-type="string" office:string-value="neubot/neubot" calcext:value-type="string">
            <text:p>neubot/neubot</text:p>
          </table:table-cell>
        </table:table-row>
        <table:table-row table:style-name="ro1">
          <table:table-cell office:value-type="float" office:value="154573" calcext:value-type="float">
            <text:p>154573</text:p>
          </table:table-cell>
          <table:table-cell office:value-type="string" calcext:value-type="string">
            <text:p>https://api.github.com/repos/mhagander/pgeu-website</text:p>
          </table:table-cell>
          <table:table-cell table:formula="of:=REPLACE([.B516]; 1; 29; &quot;&quot;)" office:value-type="string" office:string-value="mhagander/pgeu-website" calcext:value-type="string">
            <text:p>mhagander/pgeu-website</text:p>
          </table:table-cell>
        </table:table-row>
        <table:table-row table:style-name="ro1">
          <table:table-cell office:value-type="float" office:value="154821" calcext:value-type="float">
            <text:p>154821</text:p>
          </table:table-cell>
          <table:table-cell office:value-type="string" calcext:value-type="string">
            <text:p>https://api.github.com/repos/Tinkerforge/brickv</text:p>
          </table:table-cell>
          <table:table-cell table:formula="of:=REPLACE([.B517]; 1; 29; &quot;&quot;)" office:value-type="string" office:string-value="Tinkerforge/brickv" calcext:value-type="string">
            <text:p>Tinkerforge/brickv</text:p>
          </table:table-cell>
        </table:table-row>
        <table:table-row table:style-name="ro1">
          <table:table-cell office:value-type="float" office:value="155923" calcext:value-type="float">
            <text:p>155923</text:p>
          </table:table-cell>
          <table:table-cell office:value-type="string" calcext:value-type="string">
            <text:p>https://api.github.com/repos/ox-it/humfrey</text:p>
          </table:table-cell>
          <table:table-cell table:formula="of:=REPLACE([.B518]; 1; 29; &quot;&quot;)" office:value-type="string" office:string-value="ox-it/humfrey" calcext:value-type="string">
            <text:p>ox-it/humfrey</text:p>
          </table:table-cell>
        </table:table-row>
        <table:table-row table:style-name="ro1">
          <table:table-cell office:value-type="float" office:value="161107" calcext:value-type="float">
            <text:p>161107</text:p>
          </table:table-cell>
          <table:table-cell office:value-type="string" calcext:value-type="string">
            <text:p>https://api.github.com/repos/mwcraig/msumastro</text:p>
          </table:table-cell>
          <table:table-cell table:formula="of:=REPLACE([.B519]; 1; 29; &quot;&quot;)" office:value-type="string" office:string-value="mwcraig/msumastro" calcext:value-type="string">
            <text:p>mwcraig/msumastro</text:p>
          </table:table-cell>
        </table:table-row>
        <table:table-row table:style-name="ro1">
          <table:table-cell office:value-type="float" office:value="161254" calcext:value-type="float">
            <text:p>161254</text:p>
          </table:table-cell>
          <table:table-cell office:value-type="string" calcext:value-type="string">
            <text:p>https://api.github.com/repos/collective/collective.cover</text:p>
          </table:table-cell>
          <table:table-cell table:formula="of:=REPLACE([.B520]; 1; 29; &quot;&quot;)" office:value-type="string" office:string-value="collective/collective.cover" calcext:value-type="string">
            <text:p>collective/collective.cover</text:p>
          </table:table-cell>
        </table:table-row>
        <table:table-row table:style-name="ro1">
          <table:table-cell office:value-type="float" office:value="161391" calcext:value-type="float">
            <text:p>161391</text:p>
          </table:table-cell>
          <table:table-cell office:value-type="string" calcext:value-type="string">
            <text:p>https://api.github.com/repos/toothpik/toothpik-s-.vimrc</text:p>
          </table:table-cell>
          <table:table-cell table:formula="of:=REPLACE([.B521]; 1; 29; &quot;&quot;)" office:value-type="string" office:string-value="toothpik/toothpik-s-.vimrc" calcext:value-type="string">
            <text:p>toothpik/toothpik-s-.vimrc</text:p>
          </table:table-cell>
        </table:table-row>
        <table:table-row table:style-name="ro1">
          <table:table-cell office:value-type="float" office:value="162124" calcext:value-type="float">
            <text:p>162124</text:p>
          </table:table-cell>
          <table:table-cell office:value-type="string" calcext:value-type="string">
            <text:p>https://api.github.com/repos/moschlar/SAUCE</text:p>
          </table:table-cell>
          <table:table-cell table:formula="of:=REPLACE([.B522]; 1; 29; &quot;&quot;)" office:value-type="string" office:string-value="moschlar/SAUCE" calcext:value-type="string">
            <text:p>moschlar/SAUCE</text:p>
          </table:table-cell>
        </table:table-row>
        <table:table-row table:style-name="ro1">
          <table:table-cell office:value-type="float" office:value="162539" calcext:value-type="float">
            <text:p>162539</text:p>
          </table:table-cell>
          <table:table-cell office:value-type="string" calcext:value-type="string">
            <text:p>https://api.github.com/repos/rosedu/wouso</text:p>
          </table:table-cell>
          <table:table-cell table:formula="of:=REPLACE([.B523]; 1; 29; &quot;&quot;)" office:value-type="string" office:string-value="rosedu/wouso" calcext:value-type="string">
            <text:p>rosedu/wouso</text:p>
          </table:table-cell>
        </table:table-row>
        <table:table-row table:style-name="ro1">
          <table:table-cell office:value-type="float" office:value="162650" calcext:value-type="float">
            <text:p>162650</text:p>
          </table:table-cell>
          <table:table-cell office:value-type="string" calcext:value-type="string">
            <text:p>https://api.github.com/repos/wbsoft/frescobaldi</text:p>
          </table:table-cell>
          <table:table-cell table:formula="of:=REPLACE([.B524]; 1; 29; &quot;&quot;)" office:value-type="string" office:string-value="wbsoft/frescobaldi" calcext:value-type="string">
            <text:p>wbsoft/frescobaldi</text:p>
          </table:table-cell>
        </table:table-row>
        <table:table-row table:style-name="ro1">
          <table:table-cell office:value-type="float" office:value="165148" calcext:value-type="float">
            <text:p>165148</text:p>
          </table:table-cell>
          <table:table-cell office:value-type="string" calcext:value-type="string">
            <text:p>https://api.github.com/repos/chapmanb/bcbb</text:p>
          </table:table-cell>
          <table:table-cell table:formula="of:=REPLACE([.B525]; 1; 29; &quot;&quot;)" office:value-type="string" office:string-value="chapmanb/bcbb" calcext:value-type="string">
            <text:p>chapmanb/bcbb</text:p>
          </table:table-cell>
        </table:table-row>
        <table:table-row table:style-name="ro1">
          <table:table-cell office:value-type="float" office:value="167079" calcext:value-type="float">
            <text:p>167079</text:p>
          </table:table-cell>
          <table:table-cell office:value-type="string" calcext:value-type="string">
            <text:p>https://api.github.com/repos/Unthinkingbit/charity</text:p>
          </table:table-cell>
          <table:table-cell table:formula="of:=REPLACE([.B526]; 1; 29; &quot;&quot;)" office:value-type="string" office:string-value="Unthinkingbit/charity" calcext:value-type="string">
            <text:p>Unthinkingbit/charity</text:p>
          </table:table-cell>
        </table:table-row>
        <table:table-row table:style-name="ro1">
          <table:table-cell office:value-type="float" office:value="167761" calcext:value-type="float">
            <text:p>167761</text:p>
          </table:table-cell>
          <table:table-cell office:value-type="string" calcext:value-type="string">
            <text:p>https://api.github.com/repos/tschellenbach/Stream-Framework</text:p>
          </table:table-cell>
          <table:table-cell table:formula="of:=REPLACE([.B527]; 1; 29; &quot;&quot;)" office:value-type="string" office:string-value="tschellenbach/Stream-Framework" calcext:value-type="string">
            <text:p>tschellenbach/Stream-Framework</text:p>
          </table:table-cell>
        </table:table-row>
        <table:table-row table:style-name="ro1">
          <table:table-cell office:value-type="float" office:value="168215" calcext:value-type="float">
            <text:p>168215</text:p>
          </table:table-cell>
          <table:table-cell office:value-type="string" calcext:value-type="string">
            <text:p>https://api.github.com/repos/plone/plone.app.contenttypes</text:p>
          </table:table-cell>
          <table:table-cell table:formula="of:=REPLACE([.B528]; 1; 29; &quot;&quot;)" office:value-type="string" office:string-value="plone/plone.app.contenttypes" calcext:value-type="string">
            <text:p>plone/plone.app.contenttypes</text:p>
          </table:table-cell>
        </table:table-row>
        <table:table-row table:style-name="ro1">
          <table:table-cell office:value-type="float" office:value="168264" calcext:value-type="float">
            <text:p>168264</text:p>
          </table:table-cell>
          <table:table-cell office:value-type="string" calcext:value-type="string">
            <text:p>https://api.github.com/repos/VerifiableRobotics/LTLMoP</text:p>
          </table:table-cell>
          <table:table-cell table:formula="of:=REPLACE([.B529]; 1; 29; &quot;&quot;)" office:value-type="string" office:string-value="VerifiableRobotics/LTLMoP" calcext:value-type="string">
            <text:p>VerifiableRobotics/LTLMoP</text:p>
          </table:table-cell>
        </table:table-row>
        <table:table-row table:style-name="ro1">
          <table:table-cell office:value-type="float" office:value="168488" calcext:value-type="float">
            <text:p>168488</text:p>
          </table:table-cell>
          <table:table-cell office:value-type="string" calcext:value-type="string">
            <text:p>https://api.github.com/repos/seantis/seantis.reservation</text:p>
          </table:table-cell>
          <table:table-cell table:formula="of:=REPLACE([.B530]; 1; 29; &quot;&quot;)" office:value-type="string" office:string-value="seantis/seantis.reservation" calcext:value-type="string">
            <text:p>seantis/seantis.reservation</text:p>
          </table:table-cell>
        </table:table-row>
        <table:table-row table:style-name="ro1">
          <table:table-cell office:value-type="float" office:value="169448" calcext:value-type="float">
            <text:p>169448</text:p>
          </table:table-cell>
          <table:table-cell office:value-type="string" calcext:value-type="string">
            <text:p>https://api.github.com/repos/evildmp/Arkestra</text:p>
          </table:table-cell>
          <table:table-cell table:formula="of:=REPLACE([.B531]; 1; 29; &quot;&quot;)" office:value-type="string" office:string-value="evildmp/Arkestra" calcext:value-type="string">
            <text:p>evildmp/Arkestra</text:p>
          </table:table-cell>
        </table:table-row>
        <table:table-row table:style-name="ro1">
          <table:table-cell office:value-type="float" office:value="169529" calcext:value-type="float">
            <text:p>169529</text:p>
          </table:table-cell>
          <table:table-cell office:value-type="string" calcext:value-type="string">
            <text:p>https://api.github.com/repos/phpmyadmin/website</text:p>
          </table:table-cell>
          <table:table-cell table:formula="of:=REPLACE([.B532]; 1; 29; &quot;&quot;)" office:value-type="string" office:string-value="phpmyadmin/website" calcext:value-type="string">
            <text:p>phpmyadmin/website</text:p>
          </table:table-cell>
        </table:table-row>
        <table:table-row table:style-name="ro1">
          <table:table-cell office:value-type="float" office:value="170990" calcext:value-type="float">
            <text:p>170990</text:p>
          </table:table-cell>
          <table:table-cell office:value-type="string" calcext:value-type="string">
            <text:p>https://api.github.com/repos/jodal/comics</text:p>
          </table:table-cell>
          <table:table-cell table:formula="of:=REPLACE([.B533]; 1; 29; &quot;&quot;)" office:value-type="string" office:string-value="jodal/comics" calcext:value-type="string">
            <text:p>jodal/comics</text:p>
          </table:table-cell>
        </table:table-row>
        <table:table-row table:style-name="ro1">
          <table:table-cell office:value-type="float" office:value="174870" calcext:value-type="float">
            <text:p>174870</text:p>
          </table:table-cell>
          <table:table-cell office:value-type="string" calcext:value-type="string">
            <text:p>https://api.github.com/repos/devsnd/cherrymusic</text:p>
          </table:table-cell>
          <table:table-cell table:formula="of:=REPLACE([.B534]; 1; 29; &quot;&quot;)" office:value-type="string" office:string-value="devsnd/cherrymusic" calcext:value-type="string">
            <text:p>devsnd/cherrymusic</text:p>
          </table:table-cell>
        </table:table-row>
        <table:table-row table:style-name="ro1">
          <table:table-cell office:value-type="float" office:value="176680" calcext:value-type="float">
            <text:p>176680</text:p>
          </table:table-cell>
          <table:table-cell office:value-type="string" calcext:value-type="string">
            <text:p>https://api.github.com/repos/Infinidat/infi.storagemodel</text:p>
          </table:table-cell>
          <table:table-cell table:formula="of:=REPLACE([.B535]; 1; 29; &quot;&quot;)" office:value-type="string" office:string-value="Infinidat/infi.storagemodel" calcext:value-type="string">
            <text:p>Infinidat/infi.storagemodel</text:p>
          </table:table-cell>
        </table:table-row>
        <table:table-row table:style-name="ro1">
          <table:table-cell office:value-type="float" office:value="177881" calcext:value-type="float">
            <text:p>177881</text:p>
          </table:table-cell>
          <table:table-cell office:value-type="string" calcext:value-type="string">
            <text:p>https://api.github.com/repos/karpenoktem/kninfra</text:p>
          </table:table-cell>
          <table:table-cell table:formula="of:=REPLACE([.B536]; 1; 29; &quot;&quot;)" office:value-type="string" office:string-value="karpenoktem/kninfra" calcext:value-type="string">
            <text:p>karpenoktem/kninfra</text:p>
          </table:table-cell>
        </table:table-row>
        <table:table-row table:style-name="ro1">
          <table:table-cell office:value-type="float" office:value="181426" calcext:value-type="float">
            <text:p>181426</text:p>
          </table:table-cell>
          <table:table-cell office:value-type="string" calcext:value-type="string">
            <text:p>https://api.github.com/repos/django-fluent/django-fluent-contents</text:p>
          </table:table-cell>
          <table:table-cell table:formula="of:=REPLACE([.B537]; 1; 29; &quot;&quot;)" office:value-type="string" office:string-value="django-fluent/django-fluent-contents" calcext:value-type="string">
            <text:p>django-fluent/django-fluent-contents</text:p>
          </table:table-cell>
        </table:table-row>
        <table:table-row table:style-name="ro1">
          <table:table-cell office:value-type="float" office:value="181467" calcext:value-type="float">
            <text:p>181467</text:p>
          </table:table-cell>
          <table:table-cell office:value-type="string" calcext:value-type="string">
            <text:p>https://api.github.com/repos/spiral-project/daybed</text:p>
          </table:table-cell>
          <table:table-cell table:formula="of:=REPLACE([.B538]; 1; 29; &quot;&quot;)" office:value-type="string" office:string-value="spiral-project/daybed" calcext:value-type="string">
            <text:p>spiral-project/daybed</text:p>
          </table:table-cell>
        </table:table-row>
        <table:table-row table:style-name="ro1">
          <table:table-cell office:value-type="float" office:value="181526" calcext:value-type="float">
            <text:p>181526</text:p>
          </table:table-cell>
          <table:table-cell office:value-type="string" calcext:value-type="string">
            <text:p>https://api.github.com/repos/getsentry/sentry</text:p>
          </table:table-cell>
          <table:table-cell table:formula="of:=REPLACE([.B539]; 1; 29; &quot;&quot;)" office:value-type="string" office:string-value="getsentry/sentry" calcext:value-type="string">
            <text:p>getsentry/sentry</text:p>
          </table:table-cell>
        </table:table-row>
        <table:table-row table:style-name="ro1">
          <table:table-cell office:value-type="float" office:value="182345" calcext:value-type="float">
            <text:p>182345</text:p>
          </table:table-cell>
          <table:table-cell office:value-type="string" calcext:value-type="string">
            <text:p>https://api.github.com/repos/openstack/python-cinderclient</text:p>
          </table:table-cell>
          <table:table-cell table:formula="of:=REPLACE([.B540]; 1; 29; &quot;&quot;)" office:value-type="string" office:string-value="openstack/python-cinderclient" calcext:value-type="string">
            <text:p>openstack/python-cinderclient</text:p>
          </table:table-cell>
        </table:table-row>
        <table:table-row table:style-name="ro1">
          <table:table-cell office:value-type="float" office:value="183862" calcext:value-type="float">
            <text:p>183862</text:p>
          </table:table-cell>
          <table:table-cell office:value-type="string" calcext:value-type="string">
            <text:p>https://api.github.com/repos/openstack/python-openstackclient</text:p>
          </table:table-cell>
          <table:table-cell table:formula="of:=REPLACE([.B541]; 1; 29; &quot;&quot;)" office:value-type="string" office:string-value="openstack/python-openstackclient" calcext:value-type="string">
            <text:p>openstack/python-openstackclient</text:p>
          </table:table-cell>
        </table:table-row>
        <table:table-row table:style-name="ro1">
          <table:table-cell office:value-type="float" office:value="184219" calcext:value-type="float">
            <text:p>184219</text:p>
          </table:table-cell>
          <table:table-cell office:value-type="string" calcext:value-type="string">
            <text:p>https://api.github.com/repos/antzucaro/XonStat</text:p>
          </table:table-cell>
          <table:table-cell table:formula="of:=REPLACE([.B542]; 1; 29; &quot;&quot;)" office:value-type="string" office:string-value="antzucaro/XonStat" calcext:value-type="string">
            <text:p>antzucaro/XonStat</text:p>
          </table:table-cell>
        </table:table-row>
        <table:table-row table:style-name="ro1">
          <table:table-cell office:value-type="float" office:value="187025" calcext:value-type="float">
            <text:p>187025</text:p>
          </table:table-cell>
          <table:table-cell office:value-type="string" calcext:value-type="string">
            <text:p>https://api.github.com/repos/enthought/mayavi</text:p>
          </table:table-cell>
          <table:table-cell table:formula="of:=REPLACE([.B543]; 1; 29; &quot;&quot;)" office:value-type="string" office:string-value="enthought/mayavi" calcext:value-type="string">
            <text:p>enthought/mayavi</text:p>
          </table:table-cell>
        </table:table-row>
        <table:table-row table:style-name="ro1">
          <table:table-cell office:value-type="float" office:value="189579" calcext:value-type="float">
            <text:p>189579</text:p>
          </table:table-cell>
          <table:table-cell office:value-type="string" calcext:value-type="string">
            <text:p>https://api.github.com/repos/getsentry/raven-python</text:p>
          </table:table-cell>
          <table:table-cell table:formula="of:=REPLACE([.B544]; 1; 29; &quot;&quot;)" office:value-type="string" office:string-value="getsentry/raven-python" calcext:value-type="string">
            <text:p>getsentry/raven-python</text:p>
          </table:table-cell>
        </table:table-row>
        <table:table-row table:style-name="ro1">
          <table:table-cell office:value-type="float" office:value="193221" calcext:value-type="float">
            <text:p>193221</text:p>
          </table:table-cell>
          <table:table-cell office:value-type="string" calcext:value-type="string">
            <text:p>https://api.github.com/repos/dtmilano/AndroidViewClient</text:p>
          </table:table-cell>
          <table:table-cell table:formula="of:=REPLACE([.B545]; 1; 29; &quot;&quot;)" office:value-type="string" office:string-value="dtmilano/AndroidViewClient" calcext:value-type="string">
            <text:p>dtmilano/AndroidViewClient</text:p>
          </table:table-cell>
        </table:table-row>
        <table:table-row table:style-name="ro1">
          <table:table-cell office:value-type="float" office:value="195159" calcext:value-type="float">
            <text:p>195159</text:p>
          </table:table-cell>
          <table:table-cell office:value-type="string" calcext:value-type="string">
            <text:p>https://api.github.com/repos/akheron/cpython</text:p>
          </table:table-cell>
          <table:table-cell table:formula="of:=REPLACE([.B546]; 1; 29; &quot;&quot;)" office:value-type="string" office:string-value="akheron/cpython" calcext:value-type="string">
            <text:p>akheron/cpython</text:p>
          </table:table-cell>
        </table:table-row>
        <table:table-row table:style-name="ro1">
          <table:table-cell office:value-type="float" office:value="195902" calcext:value-type="float">
            <text:p>195902</text:p>
          </table:table-cell>
          <table:table-cell office:value-type="string" calcext:value-type="string">
            <text:p>https://api.github.com/repos/elaird/ra1stats</text:p>
          </table:table-cell>
          <table:table-cell table:formula="of:=REPLACE([.B547]; 1; 29; &quot;&quot;)" office:value-type="string" office:string-value="elaird/ra1stats" calcext:value-type="string">
            <text:p>elaird/ra1stats</text:p>
          </table:table-cell>
        </table:table-row>
        <table:table-row table:style-name="ro1">
          <table:table-cell office:value-type="float" office:value="199749" calcext:value-type="float">
            <text:p>199749</text:p>
          </table:table-cell>
          <table:table-cell office:value-type="string" calcext:value-type="string">
            <text:p>https://api.github.com/repos/mozilla/mozregression</text:p>
          </table:table-cell>
          <table:table-cell table:formula="of:=REPLACE([.B548]; 1; 29; &quot;&quot;)" office:value-type="string" office:string-value="mozilla/mozregression" calcext:value-type="string">
            <text:p>mozilla/mozregression</text:p>
          </table:table-cell>
        </table:table-row>
        <table:table-row table:style-name="ro1">
          <table:table-cell office:value-type="float" office:value="201224" calcext:value-type="float">
            <text:p>201224</text:p>
          </table:table-cell>
          <table:table-cell office:value-type="string" calcext:value-type="string">
            <text:p>https://api.github.com/repos/enthought/traitsui</text:p>
          </table:table-cell>
          <table:table-cell table:formula="of:=REPLACE([.B549]; 1; 29; &quot;&quot;)" office:value-type="string" office:string-value="enthought/traitsui" calcext:value-type="string">
            <text:p>enthought/traitsui</text:p>
          </table:table-cell>
        </table:table-row>
        <table:table-row table:style-name="ro1">
          <table:table-cell office:value-type="float" office:value="203077" calcext:value-type="float">
            <text:p>203077</text:p>
          </table:table-cell>
          <table:table-cell office:value-type="string" calcext:value-type="string">
            <text:p>https://api.github.com/repos/cpcloud/span</text:p>
          </table:table-cell>
          <table:table-cell table:formula="of:=REPLACE([.B550]; 1; 29; &quot;&quot;)" office:value-type="string" office:string-value="cpcloud/span" calcext:value-type="string">
            <text:p>cpcloud/span</text:p>
          </table:table-cell>
        </table:table-row>
        <table:table-row table:style-name="ro1">
          <table:table-cell office:value-type="float" office:value="203549" calcext:value-type="float">
            <text:p>203549</text:p>
          </table:table-cell>
          <table:table-cell office:value-type="string" calcext:value-type="string">
            <text:p>https://api.github.com/repos/zestsoftware/zest.releaser</text:p>
          </table:table-cell>
          <table:table-cell table:formula="of:=REPLACE([.B551]; 1; 29; &quot;&quot;)" office:value-type="string" office:string-value="zestsoftware/zest.releaser" calcext:value-type="string">
            <text:p>zestsoftware/zest.releaser</text:p>
          </table:table-cell>
        </table:table-row>
        <table:table-row table:style-name="ro1">
          <table:table-cell office:value-type="float" office:value="204887" calcext:value-type="float">
            <text:p>204887</text:p>
          </table:table-cell>
          <table:table-cell office:value-type="string" calcext:value-type="string">
            <text:p>https://api.github.com/repos/tendenci/tendenci</text:p>
          </table:table-cell>
          <table:table-cell table:formula="of:=REPLACE([.B552]; 1; 29; &quot;&quot;)" office:value-type="string" office:string-value="tendenci/tendenci" calcext:value-type="string">
            <text:p>tendenci/tendenci</text:p>
          </table:table-cell>
        </table:table-row>
        <table:table-row table:style-name="ro1">
          <table:table-cell office:value-type="float" office:value="208277" calcext:value-type="float">
            <text:p>208277</text:p>
          </table:table-cell>
          <table:table-cell office:value-type="string" calcext:value-type="string">
            <text:p>https://api.github.com/repos/scrapinghub/python-scrapinghub</text:p>
          </table:table-cell>
          <table:table-cell table:formula="of:=REPLACE([.B553]; 1; 29; &quot;&quot;)" office:value-type="string" office:string-value="scrapinghub/python-scrapinghub" calcext:value-type="string">
            <text:p>scrapinghub/python-scrapinghub</text:p>
          </table:table-cell>
        </table:table-row>
        <table:table-row table:style-name="ro1">
          <table:table-cell office:value-type="float" office:value="208857" calcext:value-type="float">
            <text:p>208857</text:p>
          </table:table-cell>
          <table:table-cell office:value-type="string" calcext:value-type="string">
            <text:p>https://api.github.com/repos/chrivers/pyjaco</text:p>
          </table:table-cell>
          <table:table-cell table:formula="of:=REPLACE([.B554]; 1; 29; &quot;&quot;)" office:value-type="string" office:string-value="chrivers/pyjaco" calcext:value-type="string">
            <text:p>chrivers/pyjaco</text:p>
          </table:table-cell>
        </table:table-row>
        <table:table-row table:style-name="ro1">
          <table:table-cell office:value-type="float" office:value="209373" calcext:value-type="float">
            <text:p>209373</text:p>
          </table:table-cell>
          <table:table-cell office:value-type="string" calcext:value-type="string">
            <text:p>https://api.github.com/repos/bottlepy/bottle</text:p>
          </table:table-cell>
          <table:table-cell table:formula="of:=REPLACE([.B555]; 1; 29; &quot;&quot;)" office:value-type="string" office:string-value="bottlepy/bottle" calcext:value-type="string">
            <text:p>bottlepy/bottle</text:p>
          </table:table-cell>
        </table:table-row>
        <table:table-row table:style-name="ro1">
          <table:table-cell office:value-type="float" office:value="209676" calcext:value-type="float">
            <text:p>209676</text:p>
          </table:table-cell>
          <table:table-cell office:value-type="string" calcext:value-type="string">
            <text:p>https://api.github.com/repos/jubatus/website</text:p>
          </table:table-cell>
          <table:table-cell table:formula="of:=REPLACE([.B556]; 1; 29; &quot;&quot;)" office:value-type="string" office:string-value="jubatus/website" calcext:value-type="string">
            <text:p>jubatus/website</text:p>
          </table:table-cell>
        </table:table-row>
        <table:table-row table:style-name="ro1">
          <table:table-cell office:value-type="float" office:value="211170" calcext:value-type="float">
            <text:p>211170</text:p>
          </table:table-cell>
          <table:table-cell office:value-type="string" calcext:value-type="string">
            <text:p>https://api.github.com/repos/manns/pyspread</text:p>
          </table:table-cell>
          <table:table-cell table:formula="of:=REPLACE([.B557]; 1; 29; &quot;&quot;)" office:value-type="string" office:string-value="manns/pyspread" calcext:value-type="string">
            <text:p>manns/pyspread</text:p>
          </table:table-cell>
        </table:table-row>
        <table:table-row table:style-name="ro1">
          <table:table-cell office:value-type="float" office:value="211549" calcext:value-type="float">
            <text:p>211549</text:p>
          </table:table-cell>
          <table:table-cell office:value-type="string" calcext:value-type="string">
            <text:p>https://api.github.com/repos/Freeseer/freeseer</text:p>
          </table:table-cell>
          <table:table-cell table:formula="of:=REPLACE([.B558]; 1; 29; &quot;&quot;)" office:value-type="string" office:string-value="Freeseer/freeseer" calcext:value-type="string">
            <text:p>Freeseer/freeseer</text:p>
          </table:table-cell>
        </table:table-row>
        <table:table-row table:style-name="ro1">
          <table:table-cell office:value-type="float" office:value="215558" calcext:value-type="float">
            <text:p>215558</text:p>
          </table:table-cell>
          <table:table-cell office:value-type="string" calcext:value-type="string">
            <text:p>https://api.github.com/repos/mozilla/remo</text:p>
          </table:table-cell>
          <table:table-cell table:formula="of:=REPLACE([.B559]; 1; 29; &quot;&quot;)" office:value-type="string" office:string-value="mozilla/remo" calcext:value-type="string">
            <text:p>mozilla/remo</text:p>
          </table:table-cell>
        </table:table-row>
        <table:table-row table:style-name="ro1">
          <table:table-cell office:value-type="float" office:value="217162" calcext:value-type="float">
            <text:p>217162</text:p>
          </table:table-cell>
          <table:table-cell office:value-type="string" calcext:value-type="string">
            <text:p>https://api.github.com/repos/hgrecco/pint</text:p>
          </table:table-cell>
          <table:table-cell table:formula="of:=REPLACE([.B560]; 1; 29; &quot;&quot;)" office:value-type="string" office:string-value="hgrecco/pint" calcext:value-type="string">
            <text:p>hgrecco/pint</text:p>
          </table:table-cell>
        </table:table-row>
        <table:table-row table:style-name="ro1">
          <table:table-cell office:value-type="float" office:value="218927" calcext:value-type="float">
            <text:p>218927</text:p>
          </table:table-cell>
          <table:table-cell office:value-type="string" calcext:value-type="string">
            <text:p>https://api.github.com/repos/ChazDazzle/fpdb-chaz</text:p>
          </table:table-cell>
          <table:table-cell table:formula="of:=REPLACE([.B561]; 1; 29; &quot;&quot;)" office:value-type="string" office:string-value="ChazDazzle/fpdb-chaz" calcext:value-type="string">
            <text:p>ChazDazzle/fpdb-chaz</text:p>
          </table:table-cell>
        </table:table-row>
        <table:table-row table:style-name="ro1">
          <table:table-cell office:value-type="float" office:value="223846" calcext:value-type="float">
            <text:p>223846</text:p>
          </table:table-cell>
          <table:table-cell office:value-type="string" calcext:value-type="string">
            <text:p>https://api.github.com/repos/enthought/pyface</text:p>
          </table:table-cell>
          <table:table-cell table:formula="of:=REPLACE([.B562]; 1; 29; &quot;&quot;)" office:value-type="string" office:string-value="enthought/pyface" calcext:value-type="string">
            <text:p>enthought/pyface</text:p>
          </table:table-cell>
        </table:table-row>
        <table:table-row table:style-name="ro1">
          <table:table-cell office:value-type="float" office:value="227418" calcext:value-type="float">
            <text:p>227418</text:p>
          </table:table-cell>
          <table:table-cell office:value-type="string" calcext:value-type="string">
            <text:p>https://api.github.com/repos/andreafrancia/trash-cli</text:p>
          </table:table-cell>
          <table:table-cell table:formula="of:=REPLACE([.B563]; 1; 29; &quot;&quot;)" office:value-type="string" office:string-value="andreafrancia/trash-cli" calcext:value-type="string">
            <text:p>andreafrancia/trash-cli</text:p>
          </table:table-cell>
        </table:table-row>
        <table:table-row table:style-name="ro1">
          <table:table-cell office:value-type="float" office:value="230531" calcext:value-type="float">
            <text:p>230531</text:p>
          </table:table-cell>
          <table:table-cell office:value-type="string" calcext:value-type="string">
            <text:p>https://api.github.com/repos/Karaage-Cluster/karaage</text:p>
          </table:table-cell>
          <table:table-cell table:formula="of:=REPLACE([.B564]; 1; 29; &quot;&quot;)" office:value-type="string" office:string-value="Karaage-Cluster/karaage" calcext:value-type="string">
            <text:p>Karaage-Cluster/karaage</text:p>
          </table:table-cell>
        </table:table-row>
        <table:table-row table:style-name="ro1">
          <table:table-cell office:value-type="float" office:value="231519" calcext:value-type="float">
            <text:p>231519</text:p>
          </table:table-cell>
          <table:table-cell office:value-type="string" calcext:value-type="string">
            <text:p>https://api.github.com/repos/kansanmuisti/kamu</text:p>
          </table:table-cell>
          <table:table-cell table:formula="of:=REPLACE([.B565]; 1; 29; &quot;&quot;)" office:value-type="string" office:string-value="kansanmuisti/kamu" calcext:value-type="string">
            <text:p>kansanmuisti/kamu</text:p>
          </table:table-cell>
        </table:table-row>
        <table:table-row table:style-name="ro1">
          <table:table-cell office:value-type="float" office:value="231537" calcext:value-type="float">
            <text:p>231537</text:p>
          </table:table-cell>
          <table:table-cell office:value-type="string" calcext:value-type="string">
            <text:p>https://api.github.com/repos/reviewboard/rbtools</text:p>
          </table:table-cell>
          <table:table-cell table:formula="of:=REPLACE([.B566]; 1; 29; &quot;&quot;)" office:value-type="string" office:string-value="reviewboard/rbtools" calcext:value-type="string">
            <text:p>reviewboard/rbtools</text:p>
          </table:table-cell>
        </table:table-row>
        <table:table-row table:style-name="ro1">
          <table:table-cell office:value-type="float" office:value="234674" calcext:value-type="float">
            <text:p>234674</text:p>
          </table:table-cell>
          <table:table-cell office:value-type="string" calcext:value-type="string">
            <text:p>https://api.github.com/repos/plone/plone.app.upgrade</text:p>
          </table:table-cell>
          <table:table-cell table:formula="of:=REPLACE([.B567]; 1; 29; &quot;&quot;)" office:value-type="string" office:string-value="plone/plone.app.upgrade" calcext:value-type="string">
            <text:p>plone/plone.app.upgrade</text:p>
          </table:table-cell>
        </table:table-row>
        <table:table-row table:style-name="ro1">
          <table:table-cell office:value-type="float" office:value="244927" calcext:value-type="float">
            <text:p>244927</text:p>
          </table:table-cell>
          <table:table-cell office:value-type="string" calcext:value-type="string">
            <text:p>https://api.github.com/repos/ASPP/pelita</text:p>
          </table:table-cell>
          <table:table-cell table:formula="of:=REPLACE([.B568]; 1; 29; &quot;&quot;)" office:value-type="string" office:string-value="ASPP/pelita" calcext:value-type="string">
            <text:p>ASPP/pelita</text:p>
          </table:table-cell>
        </table:table-row>
        <table:table-row table:style-name="ro1">
          <table:table-cell office:value-type="float" office:value="245755" calcext:value-type="float">
            <text:p>245755</text:p>
          </table:table-cell>
          <table:table-cell office:value-type="string" calcext:value-type="string">
            <text:p>https://api.github.com/repos/pcmanus/ccm</text:p>
          </table:table-cell>
          <table:table-cell table:formula="of:=REPLACE([.B569]; 1; 29; &quot;&quot;)" office:value-type="string" office:string-value="pcmanus/ccm" calcext:value-type="string">
            <text:p>pcmanus/ccm</text:p>
          </table:table-cell>
        </table:table-row>
        <table:table-row table:style-name="ro1">
          <table:table-cell office:value-type="float" office:value="260850" calcext:value-type="float">
            <text:p>260850</text:p>
          </table:table-cell>
          <table:table-cell office:value-type="string" calcext:value-type="string">
            <text:p>https://api.github.com/repos/pablovirolainen/fMBT</text:p>
          </table:table-cell>
          <table:table-cell table:formula="of:=REPLACE([.B570]; 1; 29; &quot;&quot;)" office:value-type="string" office:string-value="pablovirolainen/fMBT" calcext:value-type="string">
            <text:p>pablovirolainen/fMBT</text:p>
          </table:table-cell>
        </table:table-row>
        <table:table-row table:style-name="ro1">
          <table:table-cell office:value-type="float" office:value="261847" calcext:value-type="float">
            <text:p>261847</text:p>
          </table:table-cell>
          <table:table-cell office:value-type="string" calcext:value-type="string">
            <text:p>https://api.github.com/repos/jflesch/paperwork</text:p>
          </table:table-cell>
          <table:table-cell table:formula="of:=REPLACE([.B571]; 1; 29; &quot;&quot;)" office:value-type="string" office:string-value="jflesch/paperwork" calcext:value-type="string">
            <text:p>jflesch/paperwork</text:p>
          </table:table-cell>
        </table:table-row>
        <table:table-row table:style-name="ro1">
          <table:table-cell office:value-type="float" office:value="269063" calcext:value-type="float">
            <text:p>269063</text:p>
          </table:table-cell>
          <table:table-cell office:value-type="string" calcext:value-type="string">
            <text:p>https://api.github.com/repos/mono/bockbuild</text:p>
          </table:table-cell>
          <table:table-cell table:formula="of:=REPLACE([.B572]; 1; 29; &quot;&quot;)" office:value-type="string" office:string-value="mono/bockbuild" calcext:value-type="string">
            <text:p>mono/bockbuild</text:p>
          </table:table-cell>
        </table:table-row>
        <table:table-row table:style-name="ro1">
          <table:table-cell office:value-type="float" office:value="269388" calcext:value-type="float">
            <text:p>269388</text:p>
          </table:table-cell>
          <table:table-cell office:value-type="string" calcext:value-type="string">
            <text:p>https://api.github.com/repos/mozilla/airmozilla</text:p>
          </table:table-cell>
          <table:table-cell table:formula="of:=REPLACE([.B573]; 1; 29; &quot;&quot;)" office:value-type="string" office:string-value="mozilla/airmozilla" calcext:value-type="string">
            <text:p>mozilla/airmozilla</text:p>
          </table:table-cell>
        </table:table-row>
        <table:table-row table:style-name="ro1">
          <table:table-cell office:value-type="float" office:value="269860" calcext:value-type="float">
            <text:p>269860</text:p>
          </table:table-cell>
          <table:table-cell office:value-type="string" calcext:value-type="string">
            <text:p>https://api.github.com/repos/datadesk/django-bakery</text:p>
          </table:table-cell>
          <table:table-cell table:formula="of:=REPLACE([.B574]; 1; 29; &quot;&quot;)" office:value-type="string" office:string-value="datadesk/django-bakery" calcext:value-type="string">
            <text:p>datadesk/django-bakery</text:p>
          </table:table-cell>
        </table:table-row>
        <table:table-row table:style-name="ro1">
          <table:table-cell office:value-type="float" office:value="271211" calcext:value-type="float">
            <text:p>271211</text:p>
          </table:table-cell>
          <table:table-cell office:value-type="string" calcext:value-type="string">
            <text:p>https://api.github.com/repos/apache/incubator-allura</text:p>
          </table:table-cell>
          <table:table-cell table:formula="of:=REPLACE([.B575]; 1; 29; &quot;&quot;)" office:value-type="string" office:string-value="apache/incubator-allura" calcext:value-type="string">
            <text:p>apache/incubator-allura</text:p>
          </table:table-cell>
        </table:table-row>
        <table:table-row table:style-name="ro1">
          <table:table-cell office:value-type="float" office:value="272471" calcext:value-type="float">
            <text:p>272471</text:p>
          </table:table-cell>
          <table:table-cell office:value-type="string" calcext:value-type="string">
            <text:p>https://api.github.com/repos/saulshanabrook/django-canadanewyork</text:p>
          </table:table-cell>
          <table:table-cell table:formula="of:=REPLACE([.B576]; 1; 29; &quot;&quot;)" office:value-type="string" office:string-value="saulshanabrook/django-canadanewyork" calcext:value-type="string">
            <text:p>saulshanabrook/django-canadanewyork</text:p>
          </table:table-cell>
        </table:table-row>
        <table:table-row table:style-name="ro1">
          <table:table-cell office:value-type="float" office:value="276659" calcext:value-type="float">
            <text:p>276659</text:p>
          </table:table-cell>
          <table:table-cell office:value-type="string" calcext:value-type="string">
            <text:p>https://api.github.com/repos/dannyjacobs/capo</text:p>
          </table:table-cell>
          <table:table-cell table:formula="of:=REPLACE([.B577]; 1; 29; &quot;&quot;)" office:value-type="string" office:string-value="dannyjacobs/capo" calcext:value-type="string">
            <text:p>dannyjacobs/capo</text:p>
          </table:table-cell>
        </table:table-row>
        <table:table-row table:style-name="ro1">
          <table:table-cell office:value-type="float" office:value="277191" calcext:value-type="float">
            <text:p>277191</text:p>
          </table:table-cell>
          <table:table-cell office:value-type="string" calcext:value-type="string">
            <text:p>https://api.github.com/repos/cyclus/cyclus.github.com</text:p>
          </table:table-cell>
          <table:table-cell table:formula="of:=REPLACE([.B578]; 1; 29; &quot;&quot;)" office:value-type="string" office:string-value="cyclus/cyclus.github.com" calcext:value-type="string">
            <text:p>cyclus/cyclus.github.com</text:p>
          </table:table-cell>
        </table:table-row>
        <table:table-row table:style-name="ro1">
          <table:table-cell office:value-type="float" office:value="277501" calcext:value-type="float">
            <text:p>277501</text:p>
          </table:table-cell>
          <table:table-cell office:value-type="string" calcext:value-type="string">
            <text:p>https://api.github.com/repos/trolldbois/python-haystack</text:p>
          </table:table-cell>
          <table:table-cell table:formula="of:=REPLACE([.B579]; 1; 29; &quot;&quot;)" office:value-type="string" office:string-value="trolldbois/python-haystack" calcext:value-type="string">
            <text:p>trolldbois/python-haystack</text:p>
          </table:table-cell>
        </table:table-row>
        <table:table-row table:style-name="ro1">
          <table:table-cell office:value-type="float" office:value="280520" calcext:value-type="float">
            <text:p>280520</text:p>
          </table:table-cell>
          <table:table-cell office:value-type="string" calcext:value-type="string">
            <text:p>https://api.github.com/repos/baliga-lab/cmonkey2</text:p>
          </table:table-cell>
          <table:table-cell table:formula="of:=REPLACE([.B580]; 1; 29; &quot;&quot;)" office:value-type="string" office:string-value="baliga-lab/cmonkey2" calcext:value-type="string">
            <text:p>baliga-lab/cmonkey2</text:p>
          </table:table-cell>
        </table:table-row>
        <table:table-row table:style-name="ro1">
          <table:table-cell office:value-type="float" office:value="281348" calcext:value-type="float">
            <text:p>281348</text:p>
          </table:table-cell>
          <table:table-cell office:value-type="string" calcext:value-type="string">
            <text:p>https://api.github.com/repos/translate/translate</text:p>
          </table:table-cell>
          <table:table-cell table:formula="of:=REPLACE([.B581]; 1; 29; &quot;&quot;)" office:value-type="string" office:string-value="translate/translate" calcext:value-type="string">
            <text:p>translate/translate</text:p>
          </table:table-cell>
        </table:table-row>
        <table:table-row table:style-name="ro1">
          <table:table-cell office:value-type="float" office:value="284267" calcext:value-type="float">
            <text:p>284267</text:p>
          </table:table-cell>
          <table:table-cell office:value-type="string" calcext:value-type="string">
            <text:p>https://api.github.com/repos/cbonte/haproxy-dconv</text:p>
          </table:table-cell>
          <table:table-cell table:formula="of:=REPLACE([.B582]; 1; 29; &quot;&quot;)" office:value-type="string" office:string-value="cbonte/haproxy-dconv" calcext:value-type="string">
            <text:p>cbonte/haproxy-dconv</text:p>
          </table:table-cell>
        </table:table-row>
        <table:table-row table:style-name="ro1">
          <table:table-cell office:value-type="float" office:value="285378" calcext:value-type="float">
            <text:p>285378</text:p>
          </table:table-cell>
          <table:table-cell office:value-type="string" calcext:value-type="string">
            <text:p>https://api.github.com/repos/opennode/opennode-tui</text:p>
          </table:table-cell>
          <table:table-cell table:formula="of:=REPLACE([.B583]; 1; 29; &quot;&quot;)" office:value-type="string" office:string-value="opennode/opennode-tui" calcext:value-type="string">
            <text:p>opennode/opennode-tui</text:p>
          </table:table-cell>
        </table:table-row>
        <table:table-row table:style-name="ro1">
          <table:table-cell office:value-type="float" office:value="287758" calcext:value-type="float">
            <text:p>287758</text:p>
          </table:table-cell>
          <table:table-cell office:value-type="string" calcext:value-type="string">
            <text:p>https://api.github.com/repos/marcelm/cutadapt</text:p>
          </table:table-cell>
          <table:table-cell table:formula="of:=REPLACE([.B584]; 1; 29; &quot;&quot;)" office:value-type="string" office:string-value="marcelm/cutadapt" calcext:value-type="string">
            <text:p>marcelm/cutadapt</text:p>
          </table:table-cell>
        </table:table-row>
        <table:table-row table:style-name="ro1">
          <table:table-cell office:value-type="float" office:value="289819" calcext:value-type="float">
            <text:p>289819</text:p>
          </table:table-cell>
          <table:table-cell office:value-type="string" calcext:value-type="string">
            <text:p>https://api.github.com/repos/while0pass/slavdict</text:p>
          </table:table-cell>
          <table:table-cell table:formula="of:=REPLACE([.B585]; 1; 29; &quot;&quot;)" office:value-type="string" office:string-value="while0pass/slavdict" calcext:value-type="string">
            <text:p>while0pass/slavdict</text:p>
          </table:table-cell>
        </table:table-row>
        <table:table-row table:style-name="ro1">
          <table:table-cell office:value-type="float" office:value="291409" calcext:value-type="float">
            <text:p>291409</text:p>
          </table:table-cell>
          <table:table-cell office:value-type="string" calcext:value-type="string">
            <text:p>https://api.github.com/repos/jeremysanders/veusz</text:p>
          </table:table-cell>
          <table:table-cell table:formula="of:=REPLACE([.B586]; 1; 29; &quot;&quot;)" office:value-type="string" office:string-value="jeremysanders/veusz" calcext:value-type="string">
            <text:p>jeremysanders/veusz</text:p>
          </table:table-cell>
        </table:table-row>
        <table:table-row table:style-name="ro1">
          <table:table-cell office:value-type="float" office:value="293396" calcext:value-type="float">
            <text:p>293396</text:p>
          </table:table-cell>
          <table:table-cell office:value-type="string" calcext:value-type="string">
            <text:p>https://api.github.com/repos/datagovuk/ckanext-dgu</text:p>
          </table:table-cell>
          <table:table-cell table:formula="of:=REPLACE([.B587]; 1; 29; &quot;&quot;)" office:value-type="string" office:string-value="datagovuk/ckanext-dgu" calcext:value-type="string">
            <text:p>datagovuk/ckanext-dgu</text:p>
          </table:table-cell>
        </table:table-row>
        <table:table-row table:style-name="ro1">
          <table:table-cell office:value-type="float" office:value="293971" calcext:value-type="float">
            <text:p>293971</text:p>
          </table:table-cell>
          <table:table-cell office:value-type="string" calcext:value-type="string">
            <text:p>https://api.github.com/repos/collective/sc.social.like</text:p>
          </table:table-cell>
          <table:table-cell table:formula="of:=REPLACE([.B588]; 1; 29; &quot;&quot;)" office:value-type="string" office:string-value="collective/sc.social.like" calcext:value-type="string">
            <text:p>collective/sc.social.like</text:p>
          </table:table-cell>
        </table:table-row>
        <table:table-row table:style-name="ro1">
          <table:table-cell office:value-type="float" office:value="308516" calcext:value-type="float">
            <text:p>308516</text:p>
          </table:table-cell>
          <table:table-cell office:value-type="string" calcext:value-type="string">
            <text:p>https://api.github.com/repos/ceph/ceph-qa-suite</text:p>
          </table:table-cell>
          <table:table-cell table:formula="of:=REPLACE([.B589]; 1; 29; &quot;&quot;)" office:value-type="string" office:string-value="ceph/ceph-qa-suite" calcext:value-type="string">
            <text:p>ceph/ceph-qa-suite</text:p>
          </table:table-cell>
        </table:table-row>
        <table:table-row table:style-name="ro1">
          <table:table-cell office:value-type="float" office:value="309505" calcext:value-type="float">
            <text:p>309505</text:p>
          </table:table-cell>
          <table:table-cell office:value-type="string" calcext:value-type="string">
            <text:p>https://api.github.com/repos/symfony-cmf/symfony-cmf-docs</text:p>
          </table:table-cell>
          <table:table-cell table:formula="of:=REPLACE([.B590]; 1; 29; &quot;&quot;)" office:value-type="string" office:string-value="symfony-cmf/symfony-cmf-docs" calcext:value-type="string">
            <text:p>symfony-cmf/symfony-cmf-docs</text:p>
          </table:table-cell>
        </table:table-row>
        <table:table-row table:style-name="ro1">
          <table:table-cell office:value-type="float" office:value="310505" calcext:value-type="float">
            <text:p>310505</text:p>
          </table:table-cell>
          <table:table-cell office:value-type="string" calcext:value-type="string">
            <text:p>https://api.github.com/repos/collective/collective.nitf</text:p>
          </table:table-cell>
          <table:table-cell table:formula="of:=REPLACE([.B591]; 1; 29; &quot;&quot;)" office:value-type="string" office:string-value="collective/collective.nitf" calcext:value-type="string">
            <text:p>collective/collective.nitf</text:p>
          </table:table-cell>
        </table:table-row>
        <table:table-row table:style-name="ro1">
          <table:table-cell office:value-type="float" office:value="316440" calcext:value-type="float">
            <text:p>316440</text:p>
          </table:table-cell>
          <table:table-cell office:value-type="string" calcext:value-type="string">
            <text:p>https://api.github.com/repos/sot/skare</text:p>
          </table:table-cell>
          <table:table-cell table:formula="of:=REPLACE([.B592]; 1; 29; &quot;&quot;)" office:value-type="string" office:string-value="sot/skare" calcext:value-type="string">
            <text:p>sot/skare</text:p>
          </table:table-cell>
        </table:table-row>
        <table:table-row table:style-name="ro1">
          <table:table-cell office:value-type="float" office:value="316923" calcext:value-type="float">
            <text:p>316923</text:p>
          </table:table-cell>
          <table:table-cell office:value-type="string" calcext:value-type="string">
            <text:p>https://api.github.com/repos/Tinkerforge/doc</text:p>
          </table:table-cell>
          <table:table-cell table:formula="of:=REPLACE([.B593]; 1; 29; &quot;&quot;)" office:value-type="string" office:string-value="Tinkerforge/doc" calcext:value-type="string">
            <text:p>Tinkerforge/doc</text:p>
          </table:table-cell>
        </table:table-row>
        <table:table-row table:style-name="ro1">
          <table:table-cell office:value-type="float" office:value="317126" calcext:value-type="float">
            <text:p>317126</text:p>
          </table:table-cell>
          <table:table-cell office:value-type="string" calcext:value-type="string">
            <text:p>https://api.github.com/repos/jobovy/galpy</text:p>
          </table:table-cell>
          <table:table-cell table:formula="of:=REPLACE([.B594]; 1; 29; &quot;&quot;)" office:value-type="string" office:string-value="jobovy/galpy" calcext:value-type="string">
            <text:p>jobovy/galpy</text:p>
          </table:table-cell>
        </table:table-row>
        <table:table-row table:style-name="ro1">
          <table:table-cell office:value-type="float" office:value="322279" calcext:value-type="float">
            <text:p>322279</text:p>
          </table:table-cell>
          <table:table-cell office:value-type="string" calcext:value-type="string">
            <text:p>https://api.github.com/repos/wf4ever/ro-manager</text:p>
          </table:table-cell>
          <table:table-cell table:formula="of:=REPLACE([.B595]; 1; 29; &quot;&quot;)" office:value-type="string" office:string-value="wf4ever/ro-manager" calcext:value-type="string">
            <text:p>wf4ever/ro-manager</text:p>
          </table:table-cell>
        </table:table-row>
        <table:table-row table:style-name="ro1">
          <table:table-cell office:value-type="float" office:value="322423" calcext:value-type="float">
            <text:p>322423</text:p>
          </table:table-cell>
          <table:table-cell office:value-type="string" calcext:value-type="string">
            <text:p>https://api.github.com/repos/tshlabs/avalonms</text:p>
          </table:table-cell>
          <table:table-cell table:formula="of:=REPLACE([.B596]; 1; 29; &quot;&quot;)" office:value-type="string" office:string-value="tshlabs/avalonms" calcext:value-type="string">
            <text:p>tshlabs/avalonms</text:p>
          </table:table-cell>
        </table:table-row>
        <table:table-row table:style-name="ro1">
          <table:table-cell office:value-type="float" office:value="323738" calcext:value-type="float">
            <text:p>323738</text:p>
          </table:table-cell>
          <table:table-cell office:value-type="string" calcext:value-type="string">
            <text:p>https://api.github.com/repos/leocornus/leocornus.buildout.cfgrepo</text:p>
          </table:table-cell>
          <table:table-cell table:formula="of:=REPLACE([.B597]; 1; 29; &quot;&quot;)" office:value-type="string" office:string-value="leocornus/leocornus.buildout.cfgrepo" calcext:value-type="string">
            <text:p>leocornus/leocornus.buildout.cfgrepo</text:p>
          </table:table-cell>
        </table:table-row>
        <table:table-row table:style-name="ro1">
          <table:table-cell office:value-type="float" office:value="323872" calcext:value-type="float">
            <text:p>323872</text:p>
          </table:table-cell>
          <table:table-cell office:value-type="string" calcext:value-type="string">
            <text:p>https://api.github.com/repos/sagemath/sage</text:p>
          </table:table-cell>
          <table:table-cell table:formula="of:=REPLACE([.B598]; 1; 29; &quot;&quot;)" office:value-type="string" office:string-value="sagemath/sage" calcext:value-type="string">
            <text:p>sagemath/sage</text:p>
          </table:table-cell>
        </table:table-row>
        <table:table-row table:style-name="ro1">
          <table:table-cell office:value-type="float" office:value="323888" calcext:value-type="float">
            <text:p>323888</text:p>
          </table:table-cell>
          <table:table-cell office:value-type="string" calcext:value-type="string">
            <text:p>https://api.github.com/repos/WaveBlocks/WaveBlocksND</text:p>
          </table:table-cell>
          <table:table-cell table:formula="of:=REPLACE([.B599]; 1; 29; &quot;&quot;)" office:value-type="string" office:string-value="WaveBlocks/WaveBlocksND" calcext:value-type="string">
            <text:p>WaveBlocks/WaveBlocksND</text:p>
          </table:table-cell>
        </table:table-row>
        <table:table-row table:style-name="ro1">
          <table:table-cell office:value-type="float" office:value="325188" calcext:value-type="float">
            <text:p>325188</text:p>
          </table:table-cell>
          <table:table-cell office:value-type="string" calcext:value-type="string">
            <text:p>https://api.github.com/repos/navanjr/kts</text:p>
          </table:table-cell>
          <table:table-cell table:formula="of:=REPLACE([.B600]; 1; 29; &quot;&quot;)" office:value-type="string" office:string-value="navanjr/kts" calcext:value-type="string">
            <text:p>navanjr/kts</text:p>
          </table:table-cell>
        </table:table-row>
        <table:table-row table:style-name="ro1">
          <table:table-cell office:value-type="float" office:value="327562" calcext:value-type="float">
            <text:p>327562</text:p>
          </table:table-cell>
          <table:table-cell office:value-type="string" calcext:value-type="string">
            <text:p>https://api.github.com/repos/jeetsukumaran/DendroPy</text:p>
          </table:table-cell>
          <table:table-cell table:formula="of:=REPLACE([.B601]; 1; 29; &quot;&quot;)" office:value-type="string" office:string-value="jeetsukumaran/DendroPy" calcext:value-type="string">
            <text:p>jeetsukumaran/DendroPy</text:p>
          </table:table-cell>
        </table:table-row>
        <table:table-row table:style-name="ro1">
          <table:table-cell office:value-type="float" office:value="330274" calcext:value-type="float">
            <text:p>330274</text:p>
          </table:table-cell>
          <table:table-cell office:value-type="string" calcext:value-type="string">
            <text:p>https://api.github.com/repos/etetoolkit/ete</text:p>
          </table:table-cell>
          <table:table-cell table:formula="of:=REPLACE([.B602]; 1; 29; &quot;&quot;)" office:value-type="string" office:string-value="etetoolkit/ete" calcext:value-type="string">
            <text:p>etetoolkit/ete</text:p>
          </table:table-cell>
        </table:table-row>
        <table:table-row table:style-name="ro1">
          <table:table-cell office:value-type="float" office:value="331940" calcext:value-type="float">
            <text:p>331940</text:p>
          </table:table-cell>
          <table:table-cell office:value-type="string" calcext:value-type="string">
            <text:p>https://api.github.com/repos/aspc/mainsite</text:p>
          </table:table-cell>
          <table:table-cell table:formula="of:=REPLACE([.B603]; 1; 29; &quot;&quot;)" office:value-type="string" office:string-value="aspc/mainsite" calcext:value-type="string">
            <text:p>aspc/mainsite</text:p>
          </table:table-cell>
        </table:table-row>
        <table:table-row table:style-name="ro1">
          <table:table-cell office:value-type="float" office:value="331990" calcext:value-type="float">
            <text:p>331990</text:p>
          </table:table-cell>
          <table:table-cell office:value-type="string" calcext:value-type="string">
            <text:p>https://api.github.com/repos/ccnmtl/rolf</text:p>
          </table:table-cell>
          <table:table-cell table:formula="of:=REPLACE([.B604]; 1; 29; &quot;&quot;)" office:value-type="string" office:string-value="ccnmtl/rolf" calcext:value-type="string">
            <text:p>ccnmtl/rolf</text:p>
          </table:table-cell>
        </table:table-row>
        <table:table-row table:style-name="ro1">
          <table:table-cell office:value-type="float" office:value="332278" calcext:value-type="float">
            <text:p>332278</text:p>
          </table:table-cell>
          <table:table-cell office:value-type="string" calcext:value-type="string">
            <text:p>https://api.github.com/repos/proycon/clam</text:p>
          </table:table-cell>
          <table:table-cell table:formula="of:=REPLACE([.B605]; 1; 29; &quot;&quot;)" office:value-type="string" office:string-value="proycon/clam" calcext:value-type="string">
            <text:p>proycon/clam</text:p>
          </table:table-cell>
        </table:table-row>
        <table:table-row table:style-name="ro1">
          <table:table-cell office:value-type="float" office:value="334251" calcext:value-type="float">
            <text:p>334251</text:p>
          </table:table-cell>
          <table:table-cell office:value-type="string" calcext:value-type="string">
            <text:p>https://api.github.com/repos/petercombs/EisenLab-Code</text:p>
          </table:table-cell>
          <table:table-cell table:formula="of:=REPLACE([.B606]; 1; 29; &quot;&quot;)" office:value-type="string" office:string-value="petercombs/EisenLab-Code" calcext:value-type="string">
            <text:p>petercombs/EisenLab-Code</text:p>
          </table:table-cell>
        </table:table-row>
        <table:table-row table:style-name="ro1">
          <table:table-cell office:value-type="float" office:value="335321" calcext:value-type="float">
            <text:p>335321</text:p>
          </table:table-cell>
          <table:table-cell office:value-type="string" calcext:value-type="string">
            <text:p>https://api.github.com/repos/failys/cairis</text:p>
          </table:table-cell>
          <table:table-cell table:formula="of:=REPLACE([.B607]; 1; 29; &quot;&quot;)" office:value-type="string" office:string-value="failys/cairis" calcext:value-type="string">
            <text:p>failys/cairis</text:p>
          </table:table-cell>
        </table:table-row>
        <table:table-row table:style-name="ro1">
          <table:table-cell office:value-type="float" office:value="338581" calcext:value-type="float">
            <text:p>338581</text:p>
          </table:table-cell>
          <table:table-cell office:value-type="string" calcext:value-type="string">
            <text:p>https://api.github.com/repos/ReactionMechanismGenerator/RMG-Py</text:p>
          </table:table-cell>
          <table:table-cell table:formula="of:=REPLACE([.B608]; 1; 29; &quot;&quot;)" office:value-type="string" office:string-value="ReactionMechanismGenerator/RMG-Py" calcext:value-type="string">
            <text:p>ReactionMechanismGenerator/RMG-Py</text:p>
          </table:table-cell>
        </table:table-row>
        <table:table-row table:style-name="ro1">
          <table:table-cell office:value-type="float" office:value="339709" calcext:value-type="float">
            <text:p>339709</text:p>
          </table:table-cell>
          <table:table-cell office:value-type="string" calcext:value-type="string">
            <text:p>https://api.github.com/repos/walterdejong/synctool</text:p>
          </table:table-cell>
          <table:table-cell table:formula="of:=REPLACE([.B609]; 1; 29; &quot;&quot;)" office:value-type="string" office:string-value="walterdejong/synctool" calcext:value-type="string">
            <text:p>walterdejong/synctool</text:p>
          </table:table-cell>
        </table:table-row>
        <table:table-row table:style-name="ro1">
          <table:table-cell office:value-type="float" office:value="340032" calcext:value-type="float">
            <text:p>340032</text:p>
          </table:table-cell>
          <table:table-cell office:value-type="string" calcext:value-type="string">
            <text:p>https://api.github.com/repos/escapewindow/mozharness</text:p>
          </table:table-cell>
          <table:table-cell table:formula="of:=REPLACE([.B610]; 1; 29; &quot;&quot;)" office:value-type="string" office:string-value="escapewindow/mozharness" calcext:value-type="string">
            <text:p>escapewindow/mozharness</text:p>
          </table:table-cell>
        </table:table-row>
        <table:table-row table:style-name="ro1">
          <table:table-cell office:value-type="float" office:value="341382" calcext:value-type="float">
            <text:p>341382</text:p>
          </table:table-cell>
          <table:table-cell office:value-type="string" calcext:value-type="string">
            <text:p>https://api.github.com/repos/pydanny/pydanny-event-notes</text:p>
          </table:table-cell>
          <table:table-cell table:formula="of:=REPLACE([.B611]; 1; 29; &quot;&quot;)" office:value-type="string" office:string-value="pydanny/pydanny-event-notes" calcext:value-type="string">
            <text:p>pydanny/pydanny-event-notes</text:p>
          </table:table-cell>
        </table:table-row>
        <table:table-row table:style-name="ro1">
          <table:table-cell office:value-type="float" office:value="344314" calcext:value-type="float">
            <text:p>344314</text:p>
          </table:table-cell>
          <table:table-cell office:value-type="string" calcext:value-type="string">
            <text:p>https://api.github.com/repos/hlamer/qutepart</text:p>
          </table:table-cell>
          <table:table-cell table:formula="of:=REPLACE([.B612]; 1; 29; &quot;&quot;)" office:value-type="string" office:string-value="hlamer/qutepart" calcext:value-type="string">
            <text:p>hlamer/qutepart</text:p>
          </table:table-cell>
        </table:table-row>
        <table:table-row table:style-name="ro1">
          <table:table-cell office:value-type="float" office:value="345512" calcext:value-type="float">
            <text:p>345512</text:p>
          </table:table-cell>
          <table:table-cell office:value-type="string" calcext:value-type="string">
            <text:p>https://api.github.com/repos/dtroyer/python-openstackclient</text:p>
          </table:table-cell>
          <table:table-cell table:formula="of:=REPLACE([.B613]; 1; 29; &quot;&quot;)" office:value-type="string" office:string-value="dtroyer/python-openstackclient" calcext:value-type="string">
            <text:p>dtroyer/python-openstackclient</text:p>
          </table:table-cell>
        </table:table-row>
        <table:table-row table:style-name="ro1">
          <table:table-cell office:value-type="float" office:value="347653" calcext:value-type="float">
            <text:p>347653</text:p>
          </table:table-cell>
          <table:table-cell office:value-type="string" calcext:value-type="string">
            <text:p>https://api.github.com/repos/pytroll/mpop</text:p>
          </table:table-cell>
          <table:table-cell table:formula="of:=REPLACE([.B614]; 1; 29; &quot;&quot;)" office:value-type="string" office:string-value="pytroll/mpop" calcext:value-type="string">
            <text:p>pytroll/mpop</text:p>
          </table:table-cell>
        </table:table-row>
        <table:table-row table:style-name="ro1">
          <table:table-cell office:value-type="float" office:value="350354" calcext:value-type="float">
            <text:p>350354</text:p>
          </table:table-cell>
          <table:table-cell office:value-type="string" calcext:value-type="string">
            <text:p>https://api.github.com/repos/opennode/opennode-management</text:p>
          </table:table-cell>
          <table:table-cell table:formula="of:=REPLACE([.B615]; 1; 29; &quot;&quot;)" office:value-type="string" office:string-value="opennode/opennode-management" calcext:value-type="string">
            <text:p>opennode/opennode-management</text:p>
          </table:table-cell>
        </table:table-row>
        <table:table-row table:style-name="ro1">
          <table:table-cell office:value-type="float" office:value="352055" calcext:value-type="float">
            <text:p>352055</text:p>
          </table:table-cell>
          <table:table-cell office:value-type="string" calcext:value-type="string">
            <text:p>https://api.github.com/repos/medvid/dotfiles</text:p>
          </table:table-cell>
          <table:table-cell table:formula="of:=REPLACE([.B616]; 1; 29; &quot;&quot;)" office:value-type="string" office:string-value="medvid/dotfiles" calcext:value-type="string">
            <text:p>medvid/dotfiles</text:p>
          </table:table-cell>
        </table:table-row>
        <table:table-row table:style-name="ro1">
          <table:table-cell office:value-type="float" office:value="355291" calcext:value-type="float">
            <text:p>355291</text:p>
          </table:table-cell>
          <table:table-cell office:value-type="string" calcext:value-type="string">
            <text:p>https://api.github.com/repos/guessit-io/guessit</text:p>
          </table:table-cell>
          <table:table-cell table:formula="of:=REPLACE([.B617]; 1; 29; &quot;&quot;)" office:value-type="string" office:string-value="guessit-io/guessit" calcext:value-type="string">
            <text:p>guessit-io/guessit</text:p>
          </table:table-cell>
        </table:table-row>
        <table:table-row table:style-name="ro1">
          <table:table-cell office:value-type="float" office:value="358199" calcext:value-type="float">
            <text:p>358199</text:p>
          </table:table-cell>
          <table:table-cell office:value-type="string" calcext:value-type="string">
            <text:p>https://api.github.com/repos/rafalp/Misago</text:p>
          </table:table-cell>
          <table:table-cell table:formula="of:=REPLACE([.B618]; 1; 29; &quot;&quot;)" office:value-type="string" office:string-value="rafalp/Misago" calcext:value-type="string">
            <text:p>rafalp/Misago</text:p>
          </table:table-cell>
        </table:table-row>
        <table:table-row table:style-name="ro1">
          <table:table-cell office:value-type="float" office:value="358520" calcext:value-type="float">
            <text:p>358520</text:p>
          </table:table-cell>
          <table:table-cell office:value-type="string" calcext:value-type="string">
            <text:p>https://api.github.com/repos/neutrons/data_workflow</text:p>
          </table:table-cell>
          <table:table-cell table:formula="of:=REPLACE([.B619]; 1; 29; &quot;&quot;)" office:value-type="string" office:string-value="neutrons/data_workflow" calcext:value-type="string">
            <text:p>neutrons/data_workflow</text:p>
          </table:table-cell>
        </table:table-row>
        <table:table-row table:style-name="ro1">
          <table:table-cell office:value-type="float" office:value="358851" calcext:value-type="float">
            <text:p>358851</text:p>
          </table:table-cell>
          <table:table-cell office:value-type="string" calcext:value-type="string">
            <text:p>https://api.github.com/repos/chriscauley/txrx.org</text:p>
          </table:table-cell>
          <table:table-cell table:formula="of:=REPLACE([.B620]; 1; 29; &quot;&quot;)" office:value-type="string" office:string-value="chriscauley/txrx.org" calcext:value-type="string">
            <text:p>chriscauley/txrx.org</text:p>
          </table:table-cell>
        </table:table-row>
        <table:table-row table:style-name="ro1">
          <table:table-cell office:value-type="float" office:value="358994" calcext:value-type="float">
            <text:p>358994</text:p>
          </table:table-cell>
          <table:table-cell office:value-type="string" calcext:value-type="string">
            <text:p>https://api.github.com/repos/hbc/projects</text:p>
          </table:table-cell>
          <table:table-cell table:formula="of:=REPLACE([.B621]; 1; 29; &quot;&quot;)" office:value-type="string" office:string-value="hbc/projects" calcext:value-type="string">
            <text:p>hbc/projects</text:p>
          </table:table-cell>
        </table:table-row>
        <table:table-row table:style-name="ro1">
          <table:table-cell office:value-type="float" office:value="359222" calcext:value-type="float">
            <text:p>359222</text:p>
          </table:table-cell>
          <table:table-cell office:value-type="string" calcext:value-type="string">
            <text:p>https://api.github.com/repos/jjjake/internetarchive</text:p>
          </table:table-cell>
          <table:table-cell table:formula="of:=REPLACE([.B622]; 1; 29; &quot;&quot;)" office:value-type="string" office:string-value="jjjake/internetarchive" calcext:value-type="string">
            <text:p>jjjake/internetarchive</text:p>
          </table:table-cell>
        </table:table-row>
        <table:table-row table:style-name="ro1">
          <table:table-cell office:value-type="float" office:value="362703" calcext:value-type="float">
            <text:p>362703</text:p>
          </table:table-cell>
          <table:table-cell office:value-type="string" calcext:value-type="string">
            <text:p>https://api.github.com/repos/lebigot/uncertainties</text:p>
          </table:table-cell>
          <table:table-cell table:formula="of:=REPLACE([.B623]; 1; 29; &quot;&quot;)" office:value-type="string" office:string-value="lebigot/uncertainties" calcext:value-type="string">
            <text:p>lebigot/uncertainties</text:p>
          </table:table-cell>
        </table:table-row>
        <table:table-row table:style-name="ro1">
          <table:table-cell office:value-type="float" office:value="362791" calcext:value-type="float">
            <text:p>362791</text:p>
          </table:table-cell>
          <table:table-cell office:value-type="string" calcext:value-type="string">
            <text:p>https://api.github.com/repos/ReactionMechanismGenerator/RMG-database</text:p>
          </table:table-cell>
          <table:table-cell table:formula="of:=REPLACE([.B624]; 1; 29; &quot;&quot;)" office:value-type="string" office:string-value="ReactionMechanismGenerator/RMG-database" calcext:value-type="string">
            <text:p>ReactionMechanismGenerator/RMG-database</text:p>
          </table:table-cell>
        </table:table-row>
        <table:table-row table:style-name="ro1">
          <table:table-cell office:value-type="float" office:value="366853" calcext:value-type="float">
            <text:p>366853</text:p>
          </table:table-cell>
          <table:table-cell office:value-type="string" calcext:value-type="string">
            <text:p>https://api.github.com/repos/merchise-autrement/xoutil</text:p>
          </table:table-cell>
          <table:table-cell table:formula="of:=REPLACE([.B625]; 1; 29; &quot;&quot;)" office:value-type="string" office:string-value="merchise-autrement/xoutil" calcext:value-type="string">
            <text:p>merchise-autrement/xoutil</text:p>
          </table:table-cell>
        </table:table-row>
        <table:table-row table:style-name="ro1">
          <table:table-cell office:value-type="float" office:value="366861" calcext:value-type="float">
            <text:p>366861</text:p>
          </table:table-cell>
          <table:table-cell office:value-type="string" calcext:value-type="string">
            <text:p>https://api.github.com/repos/ssato/rpmkit</text:p>
          </table:table-cell>
          <table:table-cell table:formula="of:=REPLACE([.B626]; 1; 29; &quot;&quot;)" office:value-type="string" office:string-value="ssato/rpmkit" calcext:value-type="string">
            <text:p>ssato/rpmkit</text:p>
          </table:table-cell>
        </table:table-row>
        <table:table-row table:style-name="ro1">
          <table:table-cell office:value-type="float" office:value="367071" calcext:value-type="float">
            <text:p>367071</text:p>
          </table:table-cell>
          <table:table-cell office:value-type="string" calcext:value-type="string">
            <text:p>https://api.github.com/repos/nemunaire/nemubot</text:p>
          </table:table-cell>
          <table:table-cell table:formula="of:=REPLACE([.B627]; 1; 29; &quot;&quot;)" office:value-type="string" office:string-value="nemunaire/nemubot" calcext:value-type="string">
            <text:p>nemunaire/nemubot</text:p>
          </table:table-cell>
        </table:table-row>
        <table:table-row table:style-name="ro1">
          <table:table-cell office:value-type="float" office:value="367621" calcext:value-type="float">
            <text:p>367621</text:p>
          </table:table-cell>
          <table:table-cell office:value-type="string" calcext:value-type="string">
            <text:p>https://api.github.com/repos/mangroveorg/mangrove</text:p>
          </table:table-cell>
          <table:table-cell table:formula="of:=REPLACE([.B628]; 1; 29; &quot;&quot;)" office:value-type="string" office:string-value="mangroveorg/mangrove" calcext:value-type="string">
            <text:p>mangroveorg/mangrove</text:p>
          </table:table-cell>
        </table:table-row>
        <table:table-row table:style-name="ro1">
          <table:table-cell office:value-type="float" office:value="380563" calcext:value-type="float">
            <text:p>380563</text:p>
          </table:table-cell>
          <table:table-cell office:value-type="string" calcext:value-type="string">
            <text:p>https://api.github.com/repos/SavinaRoja/OpenAccess_EPUB</text:p>
          </table:table-cell>
          <table:table-cell table:formula="of:=REPLACE([.B629]; 1; 29; &quot;&quot;)" office:value-type="string" office:string-value="SavinaRoja/OpenAccess_EPUB" calcext:value-type="string">
            <text:p>SavinaRoja/OpenAccess_EPUB</text:p>
          </table:table-cell>
        </table:table-row>
        <table:table-row table:style-name="ro1">
          <table:table-cell office:value-type="float" office:value="389969" calcext:value-type="float">
            <text:p>389969</text:p>
          </table:table-cell>
          <table:table-cell office:value-type="string" calcext:value-type="string">
            <text:p>https://api.github.com/repos/shaurz/devo</text:p>
          </table:table-cell>
          <table:table-cell table:formula="of:=REPLACE([.B630]; 1; 29; &quot;&quot;)" office:value-type="string" office:string-value="shaurz/devo" calcext:value-type="string">
            <text:p>shaurz/devo</text:p>
          </table:table-cell>
        </table:table-row>
        <table:table-row table:style-name="ro1">
          <table:table-cell office:value-type="float" office:value="391903" calcext:value-type="float">
            <text:p>391903</text:p>
          </table:table-cell>
          <table:table-cell office:value-type="string" calcext:value-type="string">
            <text:p>https://api.github.com/repos/mwaskom/seaborn</text:p>
          </table:table-cell>
          <table:table-cell table:formula="of:=REPLACE([.B631]; 1; 29; &quot;&quot;)" office:value-type="string" office:string-value="mwaskom/seaborn" calcext:value-type="string">
            <text:p>mwaskom/seaborn</text:p>
          </table:table-cell>
        </table:table-row>
        <table:table-row table:style-name="ro1">
          <table:table-cell office:value-type="float" office:value="395523" calcext:value-type="float">
            <text:p>395523</text:p>
          </table:table-cell>
          <table:table-cell office:value-type="string" calcext:value-type="string">
            <text:p>https://api.github.com/repos/pyinvoke/invoke</text:p>
          </table:table-cell>
          <table:table-cell table:formula="of:=REPLACE([.B632]; 1; 29; &quot;&quot;)" office:value-type="string" office:string-value="pyinvoke/invoke" calcext:value-type="string">
            <text:p>pyinvoke/invoke</text:p>
          </table:table-cell>
        </table:table-row>
        <table:table-row table:style-name="ro1">
          <table:table-cell office:value-type="float" office:value="401239" calcext:value-type="float">
            <text:p>401239</text:p>
          </table:table-cell>
          <table:table-cell office:value-type="string" calcext:value-type="string">
            <text:p>https://api.github.com/repos/alimanfoo/petl</text:p>
          </table:table-cell>
          <table:table-cell table:formula="of:=REPLACE([.B633]; 1; 29; &quot;&quot;)" office:value-type="string" office:string-value="alimanfoo/petl" calcext:value-type="string">
            <text:p>alimanfoo/petl</text:p>
          </table:table-cell>
        </table:table-row>
        <table:table-row table:style-name="ro1">
          <table:table-cell office:value-type="float" office:value="401284" calcext:value-type="float">
            <text:p>401284</text:p>
          </table:table-cell>
          <table:table-cell office:value-type="string" calcext:value-type="string">
            <text:p>https://api.github.com/repos/mysociety/theyworkforyou</text:p>
          </table:table-cell>
          <table:table-cell table:formula="of:=REPLACE([.B634]; 1; 29; &quot;&quot;)" office:value-type="string" office:string-value="mysociety/theyworkforyou" calcext:value-type="string">
            <text:p>mysociety/theyworkforyou</text:p>
          </table:table-cell>
        </table:table-row>
        <table:table-row table:style-name="ro1">
          <table:table-cell office:value-type="float" office:value="401297" calcext:value-type="float">
            <text:p>401297</text:p>
          </table:table-cell>
          <table:table-cell office:value-type="string" calcext:value-type="string">
            <text:p>https://api.github.com/repos/teltek/Galicaster</text:p>
          </table:table-cell>
          <table:table-cell table:formula="of:=REPLACE([.B635]; 1; 29; &quot;&quot;)" office:value-type="string" office:string-value="teltek/Galicaster" calcext:value-type="string">
            <text:p>teltek/Galicaster</text:p>
          </table:table-cell>
        </table:table-row>
        <table:table-row table:style-name="ro1">
          <table:table-cell office:value-type="float" office:value="404631" calcext:value-type="float">
            <text:p>404631</text:p>
          </table:table-cell>
          <table:table-cell office:value-type="string" calcext:value-type="string">
            <text:p>https://api.github.com/repos/globaleaks/GlobaLeaks</text:p>
          </table:table-cell>
          <table:table-cell table:formula="of:=REPLACE([.B636]; 1; 29; &quot;&quot;)" office:value-type="string" office:string-value="globaleaks/GlobaLeaks" calcext:value-type="string">
            <text:p>globaleaks/GlobaLeaks</text:p>
          </table:table-cell>
        </table:table-row>
        <table:table-row table:style-name="ro1">
          <table:table-cell office:value-type="float" office:value="407274" calcext:value-type="float">
            <text:p>407274</text:p>
          </table:table-cell>
          <table:table-cell office:value-type="string" calcext:value-type="string">
            <text:p>https://api.github.com/repos/ros/catkin</text:p>
          </table:table-cell>
          <table:table-cell table:formula="of:=REPLACE([.B637]; 1; 29; &quot;&quot;)" office:value-type="string" office:string-value="ros/catkin" calcext:value-type="string">
            <text:p>ros/catkin</text:p>
          </table:table-cell>
        </table:table-row>
        <table:table-row table:style-name="ro1">
          <table:table-cell office:value-type="float" office:value="410877" calcext:value-type="float">
            <text:p>410877</text:p>
          </table:table-cell>
          <table:table-cell office:value-type="string" calcext:value-type="string">
            <text:p>https://api.github.com/repos/drewp/light9</text:p>
          </table:table-cell>
          <table:table-cell table:formula="of:=REPLACE([.B638]; 1; 29; &quot;&quot;)" office:value-type="string" office:string-value="drewp/light9" calcext:value-type="string">
            <text:p>drewp/light9</text:p>
          </table:table-cell>
        </table:table-row>
        <table:table-row table:style-name="ro1">
          <table:table-cell office:value-type="float" office:value="410901" calcext:value-type="float">
            <text:p>410901</text:p>
          </table:table-cell>
          <table:table-cell office:value-type="string" calcext:value-type="string">
            <text:p>https://api.github.com/repos/NYUCCL/psiTurk</text:p>
          </table:table-cell>
          <table:table-cell table:formula="of:=REPLACE([.B639]; 1; 29; &quot;&quot;)" office:value-type="string" office:string-value="NYUCCL/psiTurk" calcext:value-type="string">
            <text:p>NYUCCL/psiTurk</text:p>
          </table:table-cell>
        </table:table-row>
        <table:table-row table:style-name="ro1">
          <table:table-cell office:value-type="float" office:value="414409" calcext:value-type="float">
            <text:p>414409</text:p>
          </table:table-cell>
          <table:table-cell office:value-type="string" calcext:value-type="string">
            <text:p>https://api.github.com/repos/StratusLab/client</text:p>
          </table:table-cell>
          <table:table-cell table:formula="of:=REPLACE([.B640]; 1; 29; &quot;&quot;)" office:value-type="string" office:string-value="StratusLab/client" calcext:value-type="string">
            <text:p>StratusLab/client</text:p>
          </table:table-cell>
        </table:table-row>
        <table:table-row table:style-name="ro1">
          <table:table-cell office:value-type="float" office:value="424046" calcext:value-type="float">
            <text:p>424046</text:p>
          </table:table-cell>
          <table:table-cell office:value-type="string" calcext:value-type="string">
            <text:p>https://api.github.com/repos/ox-it/moxie</text:p>
          </table:table-cell>
          <table:table-cell table:formula="of:=REPLACE([.B641]; 1; 29; &quot;&quot;)" office:value-type="string" office:string-value="ox-it/moxie" calcext:value-type="string">
            <text:p>ox-it/moxie</text:p>
          </table:table-cell>
        </table:table-row>
        <table:table-row table:style-name="ro1">
          <table:table-cell office:value-type="float" office:value="424503" calcext:value-type="float">
            <text:p>424503</text:p>
          </table:table-cell>
          <table:table-cell office:value-type="string" calcext:value-type="string">
            <text:p>https://api.github.com/repos/soimort/you-get</text:p>
          </table:table-cell>
          <table:table-cell table:formula="of:=REPLACE([.B642]; 1; 29; &quot;&quot;)" office:value-type="string" office:string-value="soimort/you-get" calcext:value-type="string">
            <text:p>soimort/you-get</text:p>
          </table:table-cell>
        </table:table-row>
        <table:table-row table:style-name="ro1">
          <table:table-cell office:value-type="float" office:value="427747" calcext:value-type="float">
            <text:p>427747</text:p>
          </table:table-cell>
          <table:table-cell office:value-type="string" calcext:value-type="string">
            <text:p>https://api.github.com/repos/davidh-ssec/polar2grid</text:p>
          </table:table-cell>
          <table:table-cell table:formula="of:=REPLACE([.B643]; 1; 29; &quot;&quot;)" office:value-type="string" office:string-value="davidh-ssec/polar2grid" calcext:value-type="string">
            <text:p>davidh-ssec/polar2grid</text:p>
          </table:table-cell>
        </table:table-row>
        <table:table-row table:style-name="ro1">
          <table:table-cell office:value-type="float" office:value="440392" calcext:value-type="float">
            <text:p>440392</text:p>
          </table:table-cell>
          <table:table-cell office:value-type="string" calcext:value-type="string">
            <text:p>https://api.github.com/repos/laurentb/weboob</text:p>
          </table:table-cell>
          <table:table-cell table:formula="of:=REPLACE([.B644]; 1; 29; &quot;&quot;)" office:value-type="string" office:string-value="laurentb/weboob" calcext:value-type="string">
            <text:p>laurentb/weboob</text:p>
          </table:table-cell>
        </table:table-row>
        <table:table-row table:style-name="ro1">
          <table:table-cell office:value-type="float" office:value="441612" calcext:value-type="float">
            <text:p>441612</text:p>
          </table:table-cell>
          <table:table-cell office:value-type="string" calcext:value-type="string">
            <text:p>https://api.github.com/repos/kevin1024/vcrpy</text:p>
          </table:table-cell>
          <table:table-cell table:formula="of:=REPLACE([.B645]; 1; 29; &quot;&quot;)" office:value-type="string" office:string-value="kevin1024/vcrpy" calcext:value-type="string">
            <text:p>kevin1024/vcrpy</text:p>
          </table:table-cell>
        </table:table-row>
        <table:table-row table:style-name="ro1">
          <table:table-cell office:value-type="float" office:value="453242" calcext:value-type="float">
            <text:p>453242</text:p>
          </table:table-cell>
          <table:table-cell office:value-type="string" calcext:value-type="string">
            <text:p>https://api.github.com/repos/zv/dotfilez</text:p>
          </table:table-cell>
          <table:table-cell table:formula="of:=REPLACE([.B646]; 1; 29; &quot;&quot;)" office:value-type="string" office:string-value="zv/dotfilez" calcext:value-type="string">
            <text:p>zv/dotfilez</text:p>
          </table:table-cell>
        </table:table-row>
        <table:table-row table:style-name="ro1">
          <table:table-cell office:value-type="float" office:value="454709" calcext:value-type="float">
            <text:p>454709</text:p>
          </table:table-cell>
          <table:table-cell office:value-type="string" calcext:value-type="string">
            <text:p>https://api.github.com/repos/glue-viz/glue</text:p>
          </table:table-cell>
          <table:table-cell table:formula="of:=REPLACE([.B647]; 1; 29; &quot;&quot;)" office:value-type="string" office:string-value="glue-viz/glue" calcext:value-type="string">
            <text:p>glue-viz/glue</text:p>
          </table:table-cell>
        </table:table-row>
        <table:table-row table:style-name="ro1">
          <table:table-cell office:value-type="float" office:value="461847" calcext:value-type="float">
            <text:p>461847</text:p>
          </table:table-cell>
          <table:table-cell office:value-type="string" calcext:value-type="string">
            <text:p>https://api.github.com/repos/101companies/101worker</text:p>
          </table:table-cell>
          <table:table-cell table:formula="of:=REPLACE([.B648]; 1; 29; &quot;&quot;)" office:value-type="string" office:string-value="101companies/101worker" calcext:value-type="string">
            <text:p>101companies/101worker</text:p>
          </table:table-cell>
        </table:table-row>
        <table:table-row table:style-name="ro1">
          <table:table-cell office:value-type="float" office:value="461873" calcext:value-type="float">
            <text:p>461873</text:p>
          </table:table-cell>
          <table:table-cell office:value-type="string" calcext:value-type="string">
            <text:p>https://api.github.com/repos/MERegistro/meregistro</text:p>
          </table:table-cell>
          <table:table-cell table:formula="of:=REPLACE([.B649]; 1; 29; &quot;&quot;)" office:value-type="string" office:string-value="MERegistro/meregistro" calcext:value-type="string">
            <text:p>MERegistro/meregistro</text:p>
          </table:table-cell>
        </table:table-row>
        <table:table-row table:style-name="ro1">
          <table:table-cell office:value-type="float" office:value="469637" calcext:value-type="float">
            <text:p>469637</text:p>
          </table:table-cell>
          <table:table-cell office:value-type="string" calcext:value-type="string">
            <text:p>https://api.github.com/repos/ioam/param</text:p>
          </table:table-cell>
          <table:table-cell table:formula="of:=REPLACE([.B650]; 1; 29; &quot;&quot;)" office:value-type="string" office:string-value="ioam/param" calcext:value-type="string">
            <text:p>ioam/param</text:p>
          </table:table-cell>
        </table:table-row>
        <table:table-row table:style-name="ro1">
          <table:table-cell office:value-type="float" office:value="470758" calcext:value-type="float">
            <text:p>470758</text:p>
          </table:table-cell>
          <table:table-cell office:value-type="string" calcext:value-type="string">
            <text:p>https://api.github.com/repos/ioam/imagen</text:p>
          </table:table-cell>
          <table:table-cell table:formula="of:=REPLACE([.B651]; 1; 29; &quot;&quot;)" office:value-type="string" office:string-value="ioam/imagen" calcext:value-type="string">
            <text:p>ioam/imagen</text:p>
          </table:table-cell>
        </table:table-row>
        <table:table-row table:style-name="ro1">
          <table:table-cell office:value-type="float" office:value="471339" calcext:value-type="float">
            <text:p>471339</text:p>
          </table:table-cell>
          <table:table-cell office:value-type="string" calcext:value-type="string">
            <text:p>https://api.github.com/repos/openhdf/enigma2</text:p>
          </table:table-cell>
          <table:table-cell table:formula="of:=REPLACE([.B652]; 1; 29; &quot;&quot;)" office:value-type="string" office:string-value="openhdf/enigma2" calcext:value-type="string">
            <text:p>openhdf/enigma2</text:p>
          </table:table-cell>
        </table:table-row>
        <table:table-row table:style-name="ro1">
          <table:table-cell office:value-type="float" office:value="480189" calcext:value-type="float">
            <text:p>480189</text:p>
          </table:table-cell>
          <table:table-cell office:value-type="string" calcext:value-type="string">
            <text:p>https://api.github.com/repos/sambler/myblenderaddons</text:p>
          </table:table-cell>
          <table:table-cell table:formula="of:=REPLACE([.B653]; 1; 29; &quot;&quot;)" office:value-type="string" office:string-value="sambler/myblenderaddons" calcext:value-type="string">
            <text:p>sambler/myblenderaddons</text:p>
          </table:table-cell>
        </table:table-row>
        <table:table-row table:style-name="ro1">
          <table:table-cell office:value-type="float" office:value="481195" calcext:value-type="float">
            <text:p>481195</text:p>
          </table:table-cell>
          <table:table-cell office:value-type="string" calcext:value-type="string">
            <text:p>https://api.github.com/repos/GNOME/jhbuild</text:p>
          </table:table-cell>
          <table:table-cell table:formula="of:=REPLACE([.B654]; 1; 29; &quot;&quot;)" office:value-type="string" office:string-value="GNOME/jhbuild" calcext:value-type="string">
            <text:p>GNOME/jhbuild</text:p>
          </table:table-cell>
        </table:table-row>
        <table:table-row table:style-name="ro1">
          <table:table-cell office:value-type="float" office:value="489159" calcext:value-type="float">
            <text:p>489159</text:p>
          </table:table-cell>
          <table:table-cell office:value-type="string" calcext:value-type="string">
            <text:p>https://api.github.com/repos/Sage-Bionetworks/synapsePythonClient</text:p>
          </table:table-cell>
          <table:table-cell table:formula="of:=REPLACE([.B655]; 1; 29; &quot;&quot;)" office:value-type="string" office:string-value="Sage-Bionetworks/synapsePythonClient" calcext:value-type="string">
            <text:p>Sage-Bionetworks/synapsePythonClient</text:p>
          </table:table-cell>
        </table:table-row>
        <table:table-row table:style-name="ro1">
          <table:table-cell office:value-type="float" office:value="490471" calcext:value-type="float">
            <text:p>490471</text:p>
          </table:table-cell>
          <table:table-cell office:value-type="string" calcext:value-type="string">
            <text:p>https://api.github.com/repos/mete0r/pyhwp</text:p>
          </table:table-cell>
          <table:table-cell table:formula="of:=REPLACE([.B656]; 1; 29; &quot;&quot;)" office:value-type="string" office:string-value="mete0r/pyhwp" calcext:value-type="string">
            <text:p>mete0r/pyhwp</text:p>
          </table:table-cell>
        </table:table-row>
        <table:table-row table:style-name="ro1">
          <table:table-cell office:value-type="float" office:value="496049" calcext:value-type="float">
            <text:p>496049</text:p>
          </table:table-cell>
          <table:table-cell office:value-type="string" calcext:value-type="string">
            <text:p>https://api.github.com/repos/hivesolutions/colony</text:p>
          </table:table-cell>
          <table:table-cell table:formula="of:=REPLACE([.B657]; 1; 29; &quot;&quot;)" office:value-type="string" office:string-value="hivesolutions/colony" calcext:value-type="string">
            <text:p>hivesolutions/colony</text:p>
          </table:table-cell>
        </table:table-row>
        <table:table-row table:style-name="ro1">
          <table:table-cell office:value-type="float" office:value="497205" calcext:value-type="float">
            <text:p>497205</text:p>
          </table:table-cell>
          <table:table-cell office:value-type="string" calcext:value-type="string">
            <text:p>https://api.github.com/repos/nengo/nengo</text:p>
          </table:table-cell>
          <table:table-cell table:formula="of:=REPLACE([.B658]; 1; 29; &quot;&quot;)" office:value-type="string" office:string-value="nengo/nengo" calcext:value-type="string">
            <text:p>nengo/nengo</text:p>
          </table:table-cell>
        </table:table-row>
        <table:table-row table:style-name="ro1">
          <table:table-cell office:value-type="float" office:value="499862" calcext:value-type="float">
            <text:p>499862</text:p>
          </table:table-cell>
          <table:table-cell office:value-type="string" calcext:value-type="string">
            <text:p>https://api.github.com/repos/fhcrc/taxtastic</text:p>
          </table:table-cell>
          <table:table-cell table:formula="of:=REPLACE([.B659]; 1; 29; &quot;&quot;)" office:value-type="string" office:string-value="fhcrc/taxtastic" calcext:value-type="string">
            <text:p>fhcrc/taxtastic</text:p>
          </table:table-cell>
        </table:table-row>
        <table:table-row table:style-name="ro1">
          <table:table-cell office:value-type="float" office:value="509795" calcext:value-type="float">
            <text:p>509795</text:p>
          </table:table-cell>
          <table:table-cell office:value-type="string" calcext:value-type="string">
            <text:p>https://api.github.com/repos/andrewxhill/MOL</text:p>
          </table:table-cell>
          <table:table-cell table:formula="of:=REPLACE([.B660]; 1; 29; &quot;&quot;)" office:value-type="string" office:string-value="andrewxhill/MOL" calcext:value-type="string">
            <text:p>andrewxhill/MOL</text:p>
          </table:table-cell>
        </table:table-row>
        <table:table-row table:style-name="ro1">
          <table:table-cell office:value-type="float" office:value="509812" calcext:value-type="float">
            <text:p>509812</text:p>
          </table:table-cell>
          <table:table-cell office:value-type="string" calcext:value-type="string">
            <text:p>https://api.github.com/repos/bernhardkaplan/bcpnn-mt</text:p>
          </table:table-cell>
          <table:table-cell table:formula="of:=REPLACE([.B661]; 1; 29; &quot;&quot;)" office:value-type="string" office:string-value="bernhardkaplan/bcpnn-mt" calcext:value-type="string">
            <text:p>bernhardkaplan/bcpnn-mt</text:p>
          </table:table-cell>
        </table:table-row>
        <table:table-row table:style-name="ro1">
          <table:table-cell office:value-type="float" office:value="510663" calcext:value-type="float">
            <text:p>510663</text:p>
          </table:table-cell>
          <table:table-cell office:value-type="string" calcext:value-type="string">
            <text:p>https://api.github.com/repos/albertz/music-player</text:p>
          </table:table-cell>
          <table:table-cell table:formula="of:=REPLACE([.B662]; 1; 29; &quot;&quot;)" office:value-type="string" office:string-value="albertz/music-player" calcext:value-type="string">
            <text:p>albertz/music-player</text:p>
          </table:table-cell>
        </table:table-row>
        <table:table-row table:style-name="ro1">
          <table:table-cell office:value-type="float" office:value="514257" calcext:value-type="float">
            <text:p>514257</text:p>
          </table:table-cell>
          <table:table-cell office:value-type="string" calcext:value-type="string">
            <text:p>https://api.github.com/repos/onepercentclub/bluebottle</text:p>
          </table:table-cell>
          <table:table-cell table:formula="of:=REPLACE([.B663]; 1; 29; &quot;&quot;)" office:value-type="string" office:string-value="onepercentclub/bluebottle" calcext:value-type="string">
            <text:p>onepercentclub/bluebottle</text:p>
          </table:table-cell>
        </table:table-row>
        <table:table-row table:style-name="ro1">
          <table:table-cell office:value-type="float" office:value="522037" calcext:value-type="float">
            <text:p>522037</text:p>
          </table:table-cell>
          <table:table-cell office:value-type="string" calcext:value-type="string">
            <text:p>https://api.github.com/repos/stefanw/froide</text:p>
          </table:table-cell>
          <table:table-cell table:formula="of:=REPLACE([.B664]; 1; 29; &quot;&quot;)" office:value-type="string" office:string-value="stefanw/froide" calcext:value-type="string">
            <text:p>stefanw/froide</text:p>
          </table:table-cell>
        </table:table-row>
        <table:table-row table:style-name="ro1">
          <table:table-cell office:value-type="float" office:value="523435" calcext:value-type="float">
            <text:p>523435</text:p>
          </table:table-cell>
          <table:table-cell office:value-type="string" calcext:value-type="string">
            <text:p>https://api.github.com/repos/db0/Android-Netrunner-OCTGN</text:p>
          </table:table-cell>
          <table:table-cell table:formula="of:=REPLACE([.B665]; 1; 29; &quot;&quot;)" office:value-type="string" office:string-value="db0/Android-Netrunner-OCTGN" calcext:value-type="string">
            <text:p>db0/Android-Netrunner-OCTGN</text:p>
          </table:table-cell>
        </table:table-row>
        <table:table-row table:style-name="ro1">
          <table:table-cell office:value-type="float" office:value="528351" calcext:value-type="float">
            <text:p>528351</text:p>
          </table:table-cell>
          <table:table-cell office:value-type="string" calcext:value-type="string">
            <text:p>https://api.github.com/repos/suvayu/Bs2DsKTools</text:p>
          </table:table-cell>
          <table:table-cell table:formula="of:=REPLACE([.B666]; 1; 29; &quot;&quot;)" office:value-type="string" office:string-value="suvayu/Bs2DsKTools" calcext:value-type="string">
            <text:p>suvayu/Bs2DsKTools</text:p>
          </table:table-cell>
        </table:table-row>
        <table:table-row table:style-name="ro1">
          <table:table-cell office:value-type="float" office:value="535951" calcext:value-type="float">
            <text:p>535951</text:p>
          </table:table-cell>
          <table:table-cell office:value-type="string" calcext:value-type="string">
            <text:p>https://api.github.com/repos/editorsnotes/editorsnotes-server</text:p>
          </table:table-cell>
          <table:table-cell table:formula="of:=REPLACE([.B667]; 1; 29; &quot;&quot;)" office:value-type="string" office:string-value="editorsnotes/editorsnotes-server" calcext:value-type="string">
            <text:p>editorsnotes/editorsnotes-server</text:p>
          </table:table-cell>
        </table:table-row>
        <table:table-row table:style-name="ro1">
          <table:table-cell office:value-type="float" office:value="551256" calcext:value-type="float">
            <text:p>551256</text:p>
          </table:table-cell>
          <table:table-cell office:value-type="string" calcext:value-type="string">
            <text:p>https://api.github.com/repos/ralphbean/bugwarrior</text:p>
          </table:table-cell>
          <table:table-cell table:formula="of:=REPLACE([.B668]; 1; 29; &quot;&quot;)" office:value-type="string" office:string-value="ralphbean/bugwarrior" calcext:value-type="string">
            <text:p>ralphbean/bugwarrior</text:p>
          </table:table-cell>
        </table:table-row>
        <table:table-row table:style-name="ro1">
          <table:table-cell office:value-type="float" office:value="552672" calcext:value-type="float">
            <text:p>552672</text:p>
          </table:table-cell>
          <table:table-cell office:value-type="string" calcext:value-type="string">
            <text:p>https://api.github.com/repos/robotics-in-concert/rocon_multimaster</text:p>
          </table:table-cell>
          <table:table-cell table:formula="of:=REPLACE([.B669]; 1; 29; &quot;&quot;)" office:value-type="string" office:string-value="robotics-in-concert/rocon_multimaster" calcext:value-type="string">
            <text:p>robotics-in-concert/rocon_multimaster</text:p>
          </table:table-cell>
        </table:table-row>
        <table:table-row table:style-name="ro1">
          <table:table-cell office:value-type="float" office:value="553042" calcext:value-type="float">
            <text:p>553042</text:p>
          </table:table-cell>
          <table:table-cell office:value-type="string" calcext:value-type="string">
            <text:p>https://api.github.com/repos/pybuilder/pybuilder</text:p>
          </table:table-cell>
          <table:table-cell table:formula="of:=REPLACE([.B670]; 1; 29; &quot;&quot;)" office:value-type="string" office:string-value="pybuilder/pybuilder" calcext:value-type="string">
            <text:p>pybuilder/pybuilder</text:p>
          </table:table-cell>
        </table:table-row>
        <table:table-row table:style-name="ro1">
          <table:table-cell office:value-type="float" office:value="554417" calcext:value-type="float">
            <text:p>554417</text:p>
          </table:table-cell>
          <table:table-cell office:value-type="string" calcext:value-type="string">
            <text:p>https://api.github.com/repos/zatosource/zato</text:p>
          </table:table-cell>
          <table:table-cell table:formula="of:=REPLACE([.B671]; 1; 29; &quot;&quot;)" office:value-type="string" office:string-value="zatosource/zato" calcext:value-type="string">
            <text:p>zatosource/zato</text:p>
          </table:table-cell>
        </table:table-row>
        <table:table-row table:style-name="ro1">
          <table:table-cell office:value-type="float" office:value="568722" calcext:value-type="float">
            <text:p>568722</text:p>
          </table:table-cell>
          <table:table-cell office:value-type="string" calcext:value-type="string">
            <text:p>https://api.github.com/repos/amorilia/blender_nif_plugin</text:p>
          </table:table-cell>
          <table:table-cell table:formula="of:=REPLACE([.B672]; 1; 29; &quot;&quot;)" office:value-type="string" office:string-value="amorilia/blender_nif_plugin" calcext:value-type="string">
            <text:p>amorilia/blender_nif_plugin</text:p>
          </table:table-cell>
        </table:table-row>
        <table:table-row table:style-name="ro1">
          <table:table-cell office:value-type="float" office:value="584757" calcext:value-type="float">
            <text:p>584757</text:p>
          </table:table-cell>
          <table:table-cell office:value-type="string" calcext:value-type="string">
            <text:p>https://api.github.com/repos/sopel-irc/sopel</text:p>
          </table:table-cell>
          <table:table-cell table:formula="of:=REPLACE([.B673]; 1; 29; &quot;&quot;)" office:value-type="string" office:string-value="sopel-irc/sopel" calcext:value-type="string">
            <text:p>sopel-irc/sopel</text:p>
          </table:table-cell>
        </table:table-row>
        <table:table-row table:style-name="ro1">
          <table:table-cell office:value-type="float" office:value="590944" calcext:value-type="float">
            <text:p>590944</text:p>
          </table:table-cell>
          <table:table-cell office:value-type="string" calcext:value-type="string">
            <text:p>https://api.github.com/repos/FCP-INDI/C-PAC</text:p>
          </table:table-cell>
          <table:table-cell table:formula="of:=REPLACE([.B674]; 1; 29; &quot;&quot;)" office:value-type="string" office:string-value="FCP-INDI/C-PAC" calcext:value-type="string">
            <text:p>FCP-INDI/C-PAC</text:p>
          </table:table-cell>
        </table:table-row>
        <table:table-row table:style-name="ro1">
          <table:table-cell office:value-type="float" office:value="591269" calcext:value-type="float">
            <text:p>591269</text:p>
          </table:table-cell>
          <table:table-cell office:value-type="string" calcext:value-type="string">
            <text:p>https://api.github.com/repos/entoo/portage-src</text:p>
          </table:table-cell>
          <table:table-cell table:formula="of:=REPLACE([.B675]; 1; 29; &quot;&quot;)" office:value-type="string" office:string-value="entoo/portage-src" calcext:value-type="string">
            <text:p>entoo/portage-src</text:p>
          </table:table-cell>
        </table:table-row>
        <table:table-row table:style-name="ro1">
          <table:table-cell office:value-type="float" office:value="594898" calcext:value-type="float">
            <text:p>594898</text:p>
          </table:table-cell>
          <table:table-cell office:value-type="string" calcext:value-type="string">
            <text:p>https://api.github.com/repos/ktbs/ktbs</text:p>
          </table:table-cell>
          <table:table-cell table:formula="of:=REPLACE([.B676]; 1; 29; &quot;&quot;)" office:value-type="string" office:string-value="ktbs/ktbs" calcext:value-type="string">
            <text:p>ktbs/ktbs</text:p>
          </table:table-cell>
        </table:table-row>
        <table:table-row table:style-name="ro1">
          <table:table-cell office:value-type="float" office:value="603959" calcext:value-type="float">
            <text:p>603959</text:p>
          </table:table-cell>
          <table:table-cell office:value-type="string" calcext:value-type="string">
            <text:p>https://api.github.com/repos/thomasf/dotfiles-thomasf-base</text:p>
          </table:table-cell>
          <table:table-cell table:formula="of:=REPLACE([.B677]; 1; 29; &quot;&quot;)" office:value-type="string" office:string-value="thomasf/dotfiles-thomasf-base" calcext:value-type="string">
            <text:p>thomasf/dotfiles-thomasf-base</text:p>
          </table:table-cell>
        </table:table-row>
        <table:table-row table:style-name="ro1">
          <table:table-cell office:value-type="float" office:value="604021" calcext:value-type="float">
            <text:p>604021</text:p>
          </table:table-cell>
          <table:table-cell office:value-type="string" calcext:value-type="string">
            <text:p>https://api.github.com/repos/starcraftman/.my_scripts</text:p>
          </table:table-cell>
          <table:table-cell table:formula="of:=REPLACE([.B678]; 1; 29; &quot;&quot;)" office:value-type="string" office:string-value="starcraftman/.my_scripts" calcext:value-type="string">
            <text:p>starcraftman/.my_scripts</text:p>
          </table:table-cell>
        </table:table-row>
        <table:table-row table:style-name="ro1">
          <table:table-cell office:value-type="float" office:value="604202" calcext:value-type="float">
            <text:p>604202</text:p>
          </table:table-cell>
          <table:table-cell office:value-type="string" calcext:value-type="string">
            <text:p>https://api.github.com/repos/ateska/ramona</text:p>
          </table:table-cell>
          <table:table-cell table:formula="of:=REPLACE([.B679]; 1; 29; &quot;&quot;)" office:value-type="string" office:string-value="ateska/ramona" calcext:value-type="string">
            <text:p>ateska/ramona</text:p>
          </table:table-cell>
        </table:table-row>
        <table:table-row table:style-name="ro1">
          <table:table-cell office:value-type="float" office:value="607234" calcext:value-type="float">
            <text:p>607234</text:p>
          </table:table-cell>
          <table:table-cell office:value-type="string" calcext:value-type="string">
            <text:p>https://api.github.com/repos/evilhero/mylar</text:p>
          </table:table-cell>
          <table:table-cell table:formula="of:=REPLACE([.B680]; 1; 29; &quot;&quot;)" office:value-type="string" office:string-value="evilhero/mylar" calcext:value-type="string">
            <text:p>evilhero/mylar</text:p>
          </table:table-cell>
        </table:table-row>
        <table:table-row table:style-name="ro1">
          <table:table-cell office:value-type="float" office:value="609102" calcext:value-type="float">
            <text:p>609102</text:p>
          </table:table-cell>
          <table:table-cell office:value-type="string" calcext:value-type="string">
            <text:p>https://api.github.com/repos/chevah/brink</text:p>
          </table:table-cell>
          <table:table-cell table:formula="of:=REPLACE([.B681]; 1; 29; &quot;&quot;)" office:value-type="string" office:string-value="chevah/brink" calcext:value-type="string">
            <text:p>chevah/brink</text:p>
          </table:table-cell>
        </table:table-row>
        <table:table-row table:style-name="ro1">
          <table:table-cell office:value-type="float" office:value="612831" calcext:value-type="float">
            <text:p>612831</text:p>
          </table:table-cell>
          <table:table-cell office:value-type="string" calcext:value-type="string">
            <text:p>https://api.github.com/repos/zopefoundation/Zope</text:p>
          </table:table-cell>
          <table:table-cell table:formula="of:=REPLACE([.B682]; 1; 29; &quot;&quot;)" office:value-type="string" office:string-value="zopefoundation/Zope" calcext:value-type="string">
            <text:p>zopefoundation/Zope</text:p>
          </table:table-cell>
        </table:table-row>
        <table:table-row table:style-name="ro1">
          <table:table-cell office:value-type="float" office:value="613371" calcext:value-type="float">
            <text:p>613371</text:p>
          </table:table-cell>
          <table:table-cell office:value-type="string" calcext:value-type="string">
            <text:p>https://api.github.com/repos/zimmerman-zimmerman/OIPA</text:p>
          </table:table-cell>
          <table:table-cell table:formula="of:=REPLACE([.B683]; 1; 29; &quot;&quot;)" office:value-type="string" office:string-value="zimmerman-zimmerman/OIPA" calcext:value-type="string">
            <text:p>zimmerman-zimmerman/OIPA</text:p>
          </table:table-cell>
        </table:table-row>
        <table:table-row table:style-name="ro1">
          <table:table-cell office:value-type="float" office:value="621253" calcext:value-type="float">
            <text:p>621253</text:p>
          </table:table-cell>
          <table:table-cell office:value-type="string" calcext:value-type="string">
            <text:p>https://api.github.com/repos/ejeschke/ginga</text:p>
          </table:table-cell>
          <table:table-cell table:formula="of:=REPLACE([.B684]; 1; 29; &quot;&quot;)" office:value-type="string" office:string-value="ejeschke/ginga" calcext:value-type="string">
            <text:p>ejeschke/ginga</text:p>
          </table:table-cell>
        </table:table-row>
        <table:table-row table:style-name="ro1">
          <table:table-cell office:value-type="float" office:value="621803" calcext:value-type="float">
            <text:p>621803</text:p>
          </table:table-cell>
          <table:table-cell office:value-type="string" calcext:value-type="string">
            <text:p>https://api.github.com/repos/VoSeq/VoSeq</text:p>
          </table:table-cell>
          <table:table-cell table:formula="of:=REPLACE([.B685]; 1; 29; &quot;&quot;)" office:value-type="string" office:string-value="VoSeq/VoSeq" calcext:value-type="string">
            <text:p>VoSeq/VoSeq</text:p>
          </table:table-cell>
        </table:table-row>
        <table:table-row table:style-name="ro1">
          <table:table-cell office:value-type="float" office:value="636137" calcext:value-type="float">
            <text:p>636137</text:p>
          </table:table-cell>
          <table:table-cell office:value-type="string" calcext:value-type="string">
            <text:p>https://api.github.com/repos/openwebos/build-webos</text:p>
          </table:table-cell>
          <table:table-cell table:formula="of:=REPLACE([.B686]; 1; 29; &quot;&quot;)" office:value-type="string" office:string-value="openwebos/build-webos" calcext:value-type="string">
            <text:p>openwebos/build-webos</text:p>
          </table:table-cell>
        </table:table-row>
        <table:table-row table:style-name="ro1">
          <table:table-cell office:value-type="float" office:value="636228" calcext:value-type="float">
            <text:p>636228</text:p>
          </table:table-cell>
          <table:table-cell office:value-type="string" calcext:value-type="string">
            <text:p>https://api.github.com/repos/UCSD-ANF/anfsrc</text:p>
          </table:table-cell>
          <table:table-cell table:formula="of:=REPLACE([.B687]; 1; 29; &quot;&quot;)" office:value-type="string" office:string-value="UCSD-ANF/anfsrc" calcext:value-type="string">
            <text:p>UCSD-ANF/anfsrc</text:p>
          </table:table-cell>
        </table:table-row>
        <table:table-row table:style-name="ro1">
          <table:table-cell office:value-type="float" office:value="649813" calcext:value-type="float">
            <text:p>649813</text:p>
          </table:table-cell>
          <table:table-cell office:value-type="string" calcext:value-type="string">
            <text:p>https://api.github.com/repos/lopopolo/hyperbola</text:p>
          </table:table-cell>
          <table:table-cell table:formula="of:=REPLACE([.B688]; 1; 29; &quot;&quot;)" office:value-type="string" office:string-value="lopopolo/hyperbola" calcext:value-type="string">
            <text:p>lopopolo/hyperbola</text:p>
          </table:table-cell>
        </table:table-row>
        <table:table-row table:style-name="ro1">
          <table:table-cell office:value-type="float" office:value="652173" calcext:value-type="float">
            <text:p>652173</text:p>
          </table:table-cell>
          <table:table-cell office:value-type="string" calcext:value-type="string">
            <text:p>https://api.github.com/repos/dotmpe/script-mpe</text:p>
          </table:table-cell>
          <table:table-cell table:formula="of:=REPLACE([.B689]; 1; 29; &quot;&quot;)" office:value-type="string" office:string-value="dotmpe/script-mpe" calcext:value-type="string">
            <text:p>dotmpe/script-mpe</text:p>
          </table:table-cell>
        </table:table-row>
        <table:table-row table:style-name="ro1">
          <table:table-cell office:value-type="float" office:value="658640" calcext:value-type="float">
            <text:p>658640</text:p>
          </table:table-cell>
          <table:table-cell office:value-type="string" calcext:value-type="string">
            <text:p>https://api.github.com/repos/DevangS/CoralNet</text:p>
          </table:table-cell>
          <table:table-cell table:formula="of:=REPLACE([.B690]; 1; 29; &quot;&quot;)" office:value-type="string" office:string-value="DevangS/CoralNet" calcext:value-type="string">
            <text:p>DevangS/CoralNet</text:p>
          </table:table-cell>
        </table:table-row>
        <table:table-row table:style-name="ro1">
          <table:table-cell office:value-type="float" office:value="668007" calcext:value-type="float">
            <text:p>668007</text:p>
          </table:table-cell>
          <table:table-cell office:value-type="string" calcext:value-type="string">
            <text:p>https://api.github.com/repos/sio2project/oioioi</text:p>
          </table:table-cell>
          <table:table-cell table:formula="of:=REPLACE([.B691]; 1; 29; &quot;&quot;)" office:value-type="string" office:string-value="sio2project/oioioi" calcext:value-type="string">
            <text:p>sio2project/oioioi</text:p>
          </table:table-cell>
        </table:table-row>
        <table:table-row table:style-name="ro1">
          <table:table-cell office:value-type="float" office:value="670170" calcext:value-type="float">
            <text:p>670170</text:p>
          </table:table-cell>
          <table:table-cell office:value-type="string" calcext:value-type="string">
            <text:p>https://api.github.com/repos/simon-weber/the-listserve-archive</text:p>
          </table:table-cell>
          <table:table-cell table:formula="of:=REPLACE([.B692]; 1; 29; &quot;&quot;)" office:value-type="string" office:string-value="simon-weber/the-listserve-archive" calcext:value-type="string">
            <text:p>simon-weber/the-listserve-archive</text:p>
          </table:table-cell>
        </table:table-row>
        <table:table-row table:style-name="ro1">
          <table:table-cell office:value-type="float" office:value="674069" calcext:value-type="float">
            <text:p>674069</text:p>
          </table:table-cell>
          <table:table-cell office:value-type="string" calcext:value-type="string">
            <text:p>https://api.github.com/repos/collective/plone.app.locales</text:p>
          </table:table-cell>
          <table:table-cell table:formula="of:=REPLACE([.B693]; 1; 29; &quot;&quot;)" office:value-type="string" office:string-value="collective/plone.app.locales" calcext:value-type="string">
            <text:p>collective/plone.app.locales</text:p>
          </table:table-cell>
        </table:table-row>
        <table:table-row table:style-name="ro1">
          <table:table-cell office:value-type="float" office:value="677702" calcext:value-type="float">
            <text:p>677702</text:p>
          </table:table-cell>
          <table:table-cell office:value-type="string" calcext:value-type="string">
            <text:p>https://api.github.com/repos/craigahobbs/chisel</text:p>
          </table:table-cell>
          <table:table-cell table:formula="of:=REPLACE([.B694]; 1; 29; &quot;&quot;)" office:value-type="string" office:string-value="craigahobbs/chisel" calcext:value-type="string">
            <text:p>craigahobbs/chisel</text:p>
          </table:table-cell>
        </table:table-row>
        <table:table-row table:style-name="ro1">
          <table:table-cell office:value-type="float" office:value="677969" calcext:value-type="float">
            <text:p>677969</text:p>
          </table:table-cell>
          <table:table-cell office:value-type="string" calcext:value-type="string">
            <text:p>https://api.github.com/repos/gwu-libraries/social-feed-manager</text:p>
          </table:table-cell>
          <table:table-cell table:formula="of:=REPLACE([.B695]; 1; 29; &quot;&quot;)" office:value-type="string" office:string-value="gwu-libraries/social-feed-manager" calcext:value-type="string">
            <text:p>gwu-libraries/social-feed-manager</text:p>
          </table:table-cell>
        </table:table-row>
        <table:table-row table:style-name="ro1">
          <table:table-cell office:value-type="float" office:value="679106" calcext:value-type="float">
            <text:p>679106</text:p>
          </table:table-cell>
          <table:table-cell office:value-type="string" calcext:value-type="string">
            <text:p>https://api.github.com/repos/josiahseaman/skittle</text:p>
          </table:table-cell>
          <table:table-cell table:formula="of:=REPLACE([.B696]; 1; 29; &quot;&quot;)" office:value-type="string" office:string-value="josiahseaman/skittle" calcext:value-type="string">
            <text:p>josiahseaman/skittle</text:p>
          </table:table-cell>
        </table:table-row>
        <table:table-row table:style-name="ro1">
          <table:table-cell office:value-type="float" office:value="680826" calcext:value-type="float">
            <text:p>680826</text:p>
          </table:table-cell>
          <table:table-cell office:value-type="string" calcext:value-type="string">
            <text:p>https://api.github.com/repos/artefactual/archivematica</text:p>
          </table:table-cell>
          <table:table-cell table:formula="of:=REPLACE([.B697]; 1; 29; &quot;&quot;)" office:value-type="string" office:string-value="artefactual/archivematica" calcext:value-type="string">
            <text:p>artefactual/archivematica</text:p>
          </table:table-cell>
        </table:table-row>
        <table:table-row table:style-name="ro1">
          <table:table-cell office:value-type="float" office:value="685714" calcext:value-type="float">
            <text:p>685714</text:p>
          </table:table-cell>
          <table:table-cell office:value-type="string" calcext:value-type="string">
            <text:p>https://api.github.com/repos/geophysics/mtpy</text:p>
          </table:table-cell>
          <table:table-cell table:formula="of:=REPLACE([.B698]; 1; 29; &quot;&quot;)" office:value-type="string" office:string-value="geophysics/mtpy" calcext:value-type="string">
            <text:p>geophysics/mtpy</text:p>
          </table:table-cell>
        </table:table-row>
        <table:table-row table:style-name="ro1">
          <table:table-cell office:value-type="float" office:value="689312" calcext:value-type="float">
            <text:p>689312</text:p>
          </table:table-cell>
          <table:table-cell office:value-type="string" calcext:value-type="string">
            <text:p>https://api.github.com/repos/ssato/python-anyconfig</text:p>
          </table:table-cell>
          <table:table-cell table:formula="of:=REPLACE([.B699]; 1; 29; &quot;&quot;)" office:value-type="string" office:string-value="ssato/python-anyconfig" calcext:value-type="string">
            <text:p>ssato/python-anyconfig</text:p>
          </table:table-cell>
        </table:table-row>
        <table:table-row table:style-name="ro1">
          <table:table-cell office:value-type="float" office:value="689445" calcext:value-type="float">
            <text:p>689445</text:p>
          </table:table-cell>
          <table:table-cell office:value-type="string" calcext:value-type="string">
            <text:p>https://api.github.com/repos/hyperion-rt/hyperion</text:p>
          </table:table-cell>
          <table:table-cell table:formula="of:=REPLACE([.B700]; 1; 29; &quot;&quot;)" office:value-type="string" office:string-value="hyperion-rt/hyperion" calcext:value-type="string">
            <text:p>hyperion-rt/hyperion</text:p>
          </table:table-cell>
        </table:table-row>
        <table:table-row table:style-name="ro1">
          <table:table-cell office:value-type="float" office:value="711545" calcext:value-type="float">
            <text:p>711545</text:p>
          </table:table-cell>
          <table:table-cell office:value-type="string" calcext:value-type="string">
            <text:p>https://api.github.com/repos/osuosl/ganeti_webmgr</text:p>
          </table:table-cell>
          <table:table-cell table:formula="of:=REPLACE([.B701]; 1; 29; &quot;&quot;)" office:value-type="string" office:string-value="osuosl/ganeti_webmgr" calcext:value-type="string">
            <text:p>osuosl/ganeti_webmgr</text:p>
          </table:table-cell>
        </table:table-row>
        <table:table-row table:style-name="ro1">
          <table:table-cell office:value-type="float" office:value="715327" calcext:value-type="float">
            <text:p>715327</text:p>
          </table:table-cell>
          <table:table-cell office:value-type="string" calcext:value-type="string">
            <text:p>https://api.github.com/repos/plone/plone.app.widgets</text:p>
          </table:table-cell>
          <table:table-cell table:formula="of:=REPLACE([.B702]; 1; 29; &quot;&quot;)" office:value-type="string" office:string-value="plone/plone.app.widgets" calcext:value-type="string">
            <text:p>plone/plone.app.widgets</text:p>
          </table:table-cell>
        </table:table-row>
        <table:table-row table:style-name="ro1">
          <table:table-cell office:value-type="float" office:value="715389" calcext:value-type="float">
            <text:p>715389</text:p>
          </table:table-cell>
          <table:table-cell office:value-type="string" calcext:value-type="string">
            <text:p>https://api.github.com/repos/openstack/requirements</text:p>
          </table:table-cell>
          <table:table-cell table:formula="of:=REPLACE([.B703]; 1; 29; &quot;&quot;)" office:value-type="string" office:string-value="openstack/requirements" calcext:value-type="string">
            <text:p>openstack/requirements</text:p>
          </table:table-cell>
        </table:table-row>
        <table:table-row table:style-name="ro1">
          <table:table-cell office:value-type="float" office:value="723367" calcext:value-type="float">
            <text:p>723367</text:p>
          </table:table-cell>
          <table:table-cell office:value-type="string" calcext:value-type="string">
            <text:p>https://api.github.com/repos/fossfreedom/coverart-browser</text:p>
          </table:table-cell>
          <table:table-cell table:formula="of:=REPLACE([.B704]; 1; 29; &quot;&quot;)" office:value-type="string" office:string-value="fossfreedom/coverart-browser" calcext:value-type="string">
            <text:p>fossfreedom/coverart-browser</text:p>
          </table:table-cell>
        </table:table-row>
        <table:table-row table:style-name="ro1">
          <table:table-cell office:value-type="float" office:value="728153" calcext:value-type="float">
            <text:p>728153</text:p>
          </table:table-cell>
          <table:table-cell office:value-type="string" calcext:value-type="string">
            <text:p>https://api.github.com/repos/wxWidgets/Phoenix</text:p>
          </table:table-cell>
          <table:table-cell table:formula="of:=REPLACE([.B705]; 1; 29; &quot;&quot;)" office:value-type="string" office:string-value="wxWidgets/Phoenix" calcext:value-type="string">
            <text:p>wxWidgets/Phoenix</text:p>
          </table:table-cell>
        </table:table-row>
        <table:table-row table:style-name="ro1">
          <table:table-cell office:value-type="float" office:value="729337" calcext:value-type="float">
            <text:p>729337</text:p>
          </table:table-cell>
          <table:table-cell office:value-type="string" calcext:value-type="string">
            <text:p>https://api.github.com/repos/collective/collective.solr</text:p>
          </table:table-cell>
          <table:table-cell table:formula="of:=REPLACE([.B706]; 1; 29; &quot;&quot;)" office:value-type="string" office:string-value="collective/collective.solr" calcext:value-type="string">
            <text:p>collective/collective.solr</text:p>
          </table:table-cell>
        </table:table-row>
        <table:table-row table:style-name="ro1">
          <table:table-cell office:value-type="float" office:value="731286" calcext:value-type="float">
            <text:p>731286</text:p>
          </table:table-cell>
          <table:table-cell office:value-type="string" calcext:value-type="string">
            <text:p>https://api.github.com/repos/HEP-KBFI/stpol</text:p>
          </table:table-cell>
          <table:table-cell table:formula="of:=REPLACE([.B707]; 1; 29; &quot;&quot;)" office:value-type="string" office:string-value="HEP-KBFI/stpol" calcext:value-type="string">
            <text:p>HEP-KBFI/stpol</text:p>
          </table:table-cell>
        </table:table-row>
        <table:table-row table:style-name="ro1">
          <table:table-cell office:value-type="float" office:value="738317" calcext:value-type="float">
            <text:p>738317</text:p>
          </table:table-cell>
          <table:table-cell office:value-type="string" calcext:value-type="string">
            <text:p>https://api.github.com/repos/cloew/Pokemon-Project</text:p>
          </table:table-cell>
          <table:table-cell table:formula="of:=REPLACE([.B708]; 1; 29; &quot;&quot;)" office:value-type="string" office:string-value="cloew/Pokemon-Project" calcext:value-type="string">
            <text:p>cloew/Pokemon-Project</text:p>
          </table:table-cell>
        </table:table-row>
        <table:table-row table:style-name="ro1">
          <table:table-cell office:value-type="float" office:value="748942" calcext:value-type="float">
            <text:p>748942</text:p>
          </table:table-cell>
          <table:table-cell office:value-type="string" calcext:value-type="string">
            <text:p>https://api.github.com/repos/honovation/veil</text:p>
          </table:table-cell>
          <table:table-cell table:formula="of:=REPLACE([.B709]; 1; 29; &quot;&quot;)" office:value-type="string" office:string-value="honovation/veil" calcext:value-type="string">
            <text:p>honovation/veil</text:p>
          </table:table-cell>
        </table:table-row>
        <table:table-row table:style-name="ro1">
          <table:table-cell office:value-type="float" office:value="749842" calcext:value-type="float">
            <text:p>749842</text:p>
          </table:table-cell>
          <table:table-cell office:value-type="string" calcext:value-type="string">
            <text:p>https://api.github.com/repos/plone/jenkins.plone.org</text:p>
          </table:table-cell>
          <table:table-cell table:formula="of:=REPLACE([.B710]; 1; 29; &quot;&quot;)" office:value-type="string" office:string-value="plone/jenkins.plone.org" calcext:value-type="string">
            <text:p>plone/jenkins.plone.org</text:p>
          </table:table-cell>
        </table:table-row>
        <table:table-row table:style-name="ro1">
          <table:table-cell office:value-type="float" office:value="764058" calcext:value-type="float">
            <text:p>764058</text:p>
          </table:table-cell>
          <table:table-cell office:value-type="string" calcext:value-type="string">
            <text:p>https://api.github.com/repos/mikrosimage/OpenRenderManagement</text:p>
          </table:table-cell>
          <table:table-cell table:formula="of:=REPLACE([.B711]; 1; 29; &quot;&quot;)" office:value-type="string" office:string-value="mikrosimage/OpenRenderManagement" calcext:value-type="string">
            <text:p>mikrosimage/OpenRenderManagement</text:p>
          </table:table-cell>
        </table:table-row>
        <table:table-row table:style-name="ro1">
          <table:table-cell office:value-type="float" office:value="765417" calcext:value-type="float">
            <text:p>765417</text:p>
          </table:table-cell>
          <table:table-cell office:value-type="string" calcext:value-type="string">
            <text:p>https://api.github.com/repos/reflectometry/reduction</text:p>
          </table:table-cell>
          <table:table-cell table:formula="of:=REPLACE([.B712]; 1; 29; &quot;&quot;)" office:value-type="string" office:string-value="reflectometry/reduction" calcext:value-type="string">
            <text:p>reflectometry/reduction</text:p>
          </table:table-cell>
        </table:table-row>
        <table:table-row table:style-name="ro1">
          <table:table-cell office:value-type="float" office:value="772901" calcext:value-type="float">
            <text:p>772901</text:p>
          </table:table-cell>
          <table:table-cell office:value-type="string" calcext:value-type="string">
            <text:p>https://api.github.com/repos/CVL-dev/cvl-fabric-launcher</text:p>
          </table:table-cell>
          <table:table-cell table:formula="of:=REPLACE([.B713]; 1; 29; &quot;&quot;)" office:value-type="string" office:string-value="CVL-dev/cvl-fabric-launcher" calcext:value-type="string">
            <text:p>CVL-dev/cvl-fabric-launcher</text:p>
          </table:table-cell>
        </table:table-row>
        <table:table-row table:style-name="ro1">
          <table:table-cell office:value-type="float" office:value="777397" calcext:value-type="float">
            <text:p>777397</text:p>
          </table:table-cell>
          <table:table-cell office:value-type="string" calcext:value-type="string">
            <text:p>https://api.github.com/repos/ilius/pyglossary</text:p>
          </table:table-cell>
          <table:table-cell table:formula="of:=REPLACE([.B714]; 1; 29; &quot;&quot;)" office:value-type="string" office:string-value="ilius/pyglossary" calcext:value-type="string">
            <text:p>ilius/pyglossary</text:p>
          </table:table-cell>
        </table:table-row>
        <table:table-row table:style-name="ro1">
          <table:table-cell office:value-type="float" office:value="783931" calcext:value-type="float">
            <text:p>783931</text:p>
          </table:table-cell>
          <table:table-cell office:value-type="string" calcext:value-type="string">
            <text:p>https://api.github.com/repos/saxix/django-adminactions</text:p>
          </table:table-cell>
          <table:table-cell table:formula="of:=REPLACE([.B715]; 1; 29; &quot;&quot;)" office:value-type="string" office:string-value="saxix/django-adminactions" calcext:value-type="string">
            <text:p>saxix/django-adminactions</text:p>
          </table:table-cell>
        </table:table-row>
        <table:table-row table:style-name="ro1">
          <table:table-cell office:value-type="float" office:value="788376" calcext:value-type="float">
            <text:p>788376</text:p>
          </table:table-cell>
          <table:table-cell office:value-type="string" calcext:value-type="string">
            <text:p>https://api.github.com/repos/bear/python-twitter</text:p>
          </table:table-cell>
          <table:table-cell table:formula="of:=REPLACE([.B716]; 1; 29; &quot;&quot;)" office:value-type="string" office:string-value="bear/python-twitter" calcext:value-type="string">
            <text:p>bear/python-twitter</text:p>
          </table:table-cell>
        </table:table-row>
        <table:table-row table:style-name="ro1">
          <table:table-cell office:value-type="float" office:value="789472" calcext:value-type="float">
            <text:p>789472</text:p>
          </table:table-cell>
          <table:table-cell office:value-type="string" calcext:value-type="string">
            <text:p>https://api.github.com/repos/PacificBiosciences/GenomicConsensus</text:p>
          </table:table-cell>
          <table:table-cell table:formula="of:=REPLACE([.B717]; 1; 29; &quot;&quot;)" office:value-type="string" office:string-value="PacificBiosciences/GenomicConsensus" calcext:value-type="string">
            <text:p>PacificBiosciences/GenomicConsensus</text:p>
          </table:table-cell>
        </table:table-row>
        <table:table-row table:style-name="ro1">
          <table:table-cell office:value-type="float" office:value="790369" calcext:value-type="float">
            <text:p>790369</text:p>
          </table:table-cell>
          <table:table-cell office:value-type="string" calcext:value-type="string">
            <text:p>https://api.github.com/repos/Koha-Community/kohadocs</text:p>
          </table:table-cell>
          <table:table-cell table:formula="of:=REPLACE([.B718]; 1; 29; &quot;&quot;)" office:value-type="string" office:string-value="Koha-Community/kohadocs" calcext:value-type="string">
            <text:p>Koha-Community/kohadocs</text:p>
          </table:table-cell>
        </table:table-row>
        <table:table-row table:style-name="ro1">
          <table:table-cell office:value-type="float" office:value="792431" calcext:value-type="float">
            <text:p>792431</text:p>
          </table:table-cell>
          <table:table-cell office:value-type="string" calcext:value-type="string">
            <text:p>https://api.github.com/repos/f4hy/effectivemass</text:p>
          </table:table-cell>
          <table:table-cell table:formula="of:=REPLACE([.B719]; 1; 29; &quot;&quot;)" office:value-type="string" office:string-value="f4hy/effectivemass" calcext:value-type="string">
            <text:p>f4hy/effectivemass</text:p>
          </table:table-cell>
        </table:table-row>
        <table:table-row table:style-name="ro1">
          <table:table-cell office:value-type="float" office:value="793952" calcext:value-type="float">
            <text:p>793952</text:p>
          </table:table-cell>
          <table:table-cell office:value-type="string" calcext:value-type="string">
            <text:p>https://api.github.com/repos/isergey/libcms</text:p>
          </table:table-cell>
          <table:table-cell table:formula="of:=REPLACE([.B720]; 1; 29; &quot;&quot;)" office:value-type="string" office:string-value="isergey/libcms" calcext:value-type="string">
            <text:p>isergey/libcms</text:p>
          </table:table-cell>
        </table:table-row>
        <table:table-row table:style-name="ro1">
          <table:table-cell office:value-type="float" office:value="795382" calcext:value-type="float">
            <text:p>795382</text:p>
          </table:table-cell>
          <table:table-cell office:value-type="string" calcext:value-type="string">
            <text:p>https://api.github.com/repos/mknx/smarthome</text:p>
          </table:table-cell>
          <table:table-cell table:formula="of:=REPLACE([.B721]; 1; 29; &quot;&quot;)" office:value-type="string" office:string-value="mknx/smarthome" calcext:value-type="string">
            <text:p>mknx/smarthome</text:p>
          </table:table-cell>
        </table:table-row>
        <table:table-row table:style-name="ro1">
          <table:table-cell office:value-type="float" office:value="796937" calcext:value-type="float">
            <text:p>796937</text:p>
          </table:table-cell>
          <table:table-cell office:value-type="string" calcext:value-type="string">
            <text:p>https://api.github.com/repos/mysociety/sayit</text:p>
          </table:table-cell>
          <table:table-cell table:formula="of:=REPLACE([.B722]; 1; 29; &quot;&quot;)" office:value-type="string" office:string-value="mysociety/sayit" calcext:value-type="string">
            <text:p>mysociety/sayit</text:p>
          </table:table-cell>
        </table:table-row>
        <table:table-row table:style-name="ro1">
          <table:table-cell office:value-type="float" office:value="798238" calcext:value-type="float">
            <text:p>798238</text:p>
          </table:table-cell>
          <table:table-cell office:value-type="string" calcext:value-type="string">
            <text:p>https://api.github.com/repos/robinedwards/neomodel</text:p>
          </table:table-cell>
          <table:table-cell table:formula="of:=REPLACE([.B723]; 1; 29; &quot;&quot;)" office:value-type="string" office:string-value="robinedwards/neomodel" calcext:value-type="string">
            <text:p>robinedwards/neomodel</text:p>
          </table:table-cell>
        </table:table-row>
        <table:table-row table:style-name="ro1">
          <table:table-cell office:value-type="float" office:value="805498" calcext:value-type="float">
            <text:p>805498</text:p>
          </table:table-cell>
          <table:table-cell office:value-type="string" calcext:value-type="string">
            <text:p>https://api.github.com/repos/ceph/ceph-deploy</text:p>
          </table:table-cell>
          <table:table-cell table:formula="of:=REPLACE([.B724]; 1; 29; &quot;&quot;)" office:value-type="string" office:string-value="ceph/ceph-deploy" calcext:value-type="string">
            <text:p>ceph/ceph-deploy</text:p>
          </table:table-cell>
        </table:table-row>
        <table:table-row table:style-name="ro1">
          <table:table-cell office:value-type="float" office:value="808657" calcext:value-type="float">
            <text:p>808657</text:p>
          </table:table-cell>
          <table:table-cell office:value-type="string" calcext:value-type="string">
            <text:p>https://api.github.com/repos/UPCnet/max</text:p>
          </table:table-cell>
          <table:table-cell table:formula="of:=REPLACE([.B725]; 1; 29; &quot;&quot;)" office:value-type="string" office:string-value="UPCnet/max" calcext:value-type="string">
            <text:p>UPCnet/max</text:p>
          </table:table-cell>
        </table:table-row>
        <table:table-row table:style-name="ro1">
          <table:table-cell office:value-type="float" office:value="809314" calcext:value-type="float">
            <text:p>809314</text:p>
          </table:table-cell>
          <table:table-cell office:value-type="string" calcext:value-type="string">
            <text:p>https://api.github.com/repos/freenas/freenas</text:p>
          </table:table-cell>
          <table:table-cell table:formula="of:=REPLACE([.B726]; 1; 29; &quot;&quot;)" office:value-type="string" office:string-value="freenas/freenas" calcext:value-type="string">
            <text:p>freenas/freenas</text:p>
          </table:table-cell>
        </table:table-row>
        <table:table-row table:style-name="ro1">
          <table:table-cell office:value-type="float" office:value="811856" calcext:value-type="float">
            <text:p>811856</text:p>
          </table:table-cell>
          <table:table-cell office:value-type="string" calcext:value-type="string">
            <text:p>https://api.github.com/repos/mozilla/balrog</text:p>
          </table:table-cell>
          <table:table-cell table:formula="of:=REPLACE([.B727]; 1; 29; &quot;&quot;)" office:value-type="string" office:string-value="mozilla/balrog" calcext:value-type="string">
            <text:p>mozilla/balrog</text:p>
          </table:table-cell>
        </table:table-row>
        <table:table-row table:style-name="ro1">
          <table:table-cell office:value-type="float" office:value="812044" calcext:value-type="float">
            <text:p>812044</text:p>
          </table:table-cell>
          <table:table-cell office:value-type="string" calcext:value-type="string">
            <text:p>https://api.github.com/repos/kura/blackhole</text:p>
          </table:table-cell>
          <table:table-cell table:formula="of:=REPLACE([.B728]; 1; 29; &quot;&quot;)" office:value-type="string" office:string-value="kura/blackhole" calcext:value-type="string">
            <text:p>kura/blackhole</text:p>
          </table:table-cell>
        </table:table-row>
        <table:table-row table:style-name="ro1">
          <table:table-cell office:value-type="float" office:value="821766" calcext:value-type="float">
            <text:p>821766</text:p>
          </table:table-cell>
          <table:table-cell office:value-type="string" calcext:value-type="string">
            <text:p>https://api.github.com/repos/checkbox/checkbox</text:p>
          </table:table-cell>
          <table:table-cell table:formula="of:=REPLACE([.B729]; 1; 29; &quot;&quot;)" office:value-type="string" office:string-value="checkbox/checkbox" calcext:value-type="string">
            <text:p>checkbox/checkbox</text:p>
          </table:table-cell>
        </table:table-row>
        <table:table-row table:style-name="ro1">
          <table:table-cell office:value-type="float" office:value="823030" calcext:value-type="float">
            <text:p>823030</text:p>
          </table:table-cell>
          <table:table-cell office:value-type="string" calcext:value-type="string">
            <text:p>https://api.github.com/repos/tcalmant/ipopo</text:p>
          </table:table-cell>
          <table:table-cell table:formula="of:=REPLACE([.B730]; 1; 29; &quot;&quot;)" office:value-type="string" office:string-value="tcalmant/ipopo" calcext:value-type="string">
            <text:p>tcalmant/ipopo</text:p>
          </table:table-cell>
        </table:table-row>
        <table:table-row table:style-name="ro1">
          <table:table-cell office:value-type="float" office:value="824555" calcext:value-type="float">
            <text:p>824555</text:p>
          </table:table-cell>
          <table:table-cell office:value-type="string" calcext:value-type="string">
            <text:p>https://api.github.com/repos/cbgp/diyabc</text:p>
          </table:table-cell>
          <table:table-cell table:formula="of:=REPLACE([.B731]; 1; 29; &quot;&quot;)" office:value-type="string" office:string-value="cbgp/diyabc" calcext:value-type="string">
            <text:p>cbgp/diyabc</text:p>
          </table:table-cell>
        </table:table-row>
        <table:table-row table:style-name="ro1">
          <table:table-cell office:value-type="float" office:value="824970" calcext:value-type="float">
            <text:p>824970</text:p>
          </table:table-cell>
          <table:table-cell office:value-type="string" calcext:value-type="string">
            <text:p>https://api.github.com/repos/msmbuilder/msmbuilder-legacy</text:p>
          </table:table-cell>
          <table:table-cell table:formula="of:=REPLACE([.B732]; 1; 29; &quot;&quot;)" office:value-type="string" office:string-value="msmbuilder/msmbuilder-legacy" calcext:value-type="string">
            <text:p>msmbuilder/msmbuilder-legacy</text:p>
          </table:table-cell>
        </table:table-row>
        <table:table-row table:style-name="ro1">
          <table:table-cell office:value-type="float" office:value="825924" calcext:value-type="float">
            <text:p>825924</text:p>
          </table:table-cell>
          <table:table-cell office:value-type="string" calcext:value-type="string">
            <text:p>https://api.github.com/repos/unknown-horizons/unknown-horizons</text:p>
          </table:table-cell>
          <table:table-cell table:formula="of:=REPLACE([.B733]; 1; 29; &quot;&quot;)" office:value-type="string" office:string-value="unknown-horizons/unknown-horizons" calcext:value-type="string">
            <text:p>unknown-horizons/unknown-horizons</text:p>
          </table:table-cell>
        </table:table-row>
        <table:table-row table:style-name="ro1">
          <table:table-cell office:value-type="float" office:value="829649" calcext:value-type="float">
            <text:p>829649</text:p>
          </table:table-cell>
          <table:table-cell office:value-type="string" calcext:value-type="string">
            <text:p>https://api.github.com/repos/sambler/myblendercontrib</text:p>
          </table:table-cell>
          <table:table-cell table:formula="of:=REPLACE([.B734]; 1; 29; &quot;&quot;)" office:value-type="string" office:string-value="sambler/myblendercontrib" calcext:value-type="string">
            <text:p>sambler/myblendercontrib</text:p>
          </table:table-cell>
        </table:table-row>
        <table:table-row table:style-name="ro1">
          <table:table-cell office:value-type="float" office:value="836289" calcext:value-type="float">
            <text:p>836289</text:p>
          </table:table-cell>
          <table:table-cell office:value-type="string" calcext:value-type="string">
            <text:p>https://api.github.com/repos/joe42/CloudFusion</text:p>
          </table:table-cell>
          <table:table-cell table:formula="of:=REPLACE([.B735]; 1; 29; &quot;&quot;)" office:value-type="string" office:string-value="joe42/CloudFusion" calcext:value-type="string">
            <text:p>joe42/CloudFusion</text:p>
          </table:table-cell>
        </table:table-row>
        <table:table-row table:style-name="ro1">
          <table:table-cell office:value-type="float" office:value="839457" calcext:value-type="float">
            <text:p>839457</text:p>
          </table:table-cell>
          <table:table-cell office:value-type="string" calcext:value-type="string">
            <text:p>https://api.github.com/repos/YunoHost/moulinette</text:p>
          </table:table-cell>
          <table:table-cell table:formula="of:=REPLACE([.B736]; 1; 29; &quot;&quot;)" office:value-type="string" office:string-value="YunoHost/moulinette" calcext:value-type="string">
            <text:p>YunoHost/moulinette</text:p>
          </table:table-cell>
        </table:table-row>
        <table:table-row table:style-name="ro1">
          <table:table-cell office:value-type="float" office:value="841280" calcext:value-type="float">
            <text:p>841280</text:p>
          </table:table-cell>
          <table:table-cell office:value-type="string" calcext:value-type="string">
            <text:p>https://api.github.com/repos/inpho/vsm</text:p>
          </table:table-cell>
          <table:table-cell table:formula="of:=REPLACE([.B737]; 1; 29; &quot;&quot;)" office:value-type="string" office:string-value="inpho/vsm" calcext:value-type="string">
            <text:p>inpho/vsm</text:p>
          </table:table-cell>
        </table:table-row>
        <table:table-row table:style-name="ro1">
          <table:table-cell office:value-type="float" office:value="842942" calcext:value-type="float">
            <text:p>842942</text:p>
          </table:table-cell>
          <table:table-cell office:value-type="string" calcext:value-type="string">
            <text:p>https://api.github.com/repos/HiSPARC/pysparc</text:p>
          </table:table-cell>
          <table:table-cell table:formula="of:=REPLACE([.B738]; 1; 29; &quot;&quot;)" office:value-type="string" office:string-value="HiSPARC/pysparc" calcext:value-type="string">
            <text:p>HiSPARC/pysparc</text:p>
          </table:table-cell>
        </table:table-row>
        <table:table-row table:style-name="ro1">
          <table:table-cell office:value-type="float" office:value="850704" calcext:value-type="float">
            <text:p>850704</text:p>
          </table:table-cell>
          <table:table-cell office:value-type="string" calcext:value-type="string">
            <text:p>https://api.github.com/repos/cylc/cylc</text:p>
          </table:table-cell>
          <table:table-cell table:formula="of:=REPLACE([.B739]; 1; 29; &quot;&quot;)" office:value-type="string" office:string-value="cylc/cylc" calcext:value-type="string">
            <text:p>cylc/cylc</text:p>
          </table:table-cell>
        </table:table-row>
        <table:table-row table:style-name="ro1">
          <table:table-cell office:value-type="float" office:value="855240" calcext:value-type="float">
            <text:p>855240</text:p>
          </table:table-cell>
          <table:table-cell office:value-type="string" calcext:value-type="string">
            <text:p>https://api.github.com/repos/Syncplay/syncplay</text:p>
          </table:table-cell>
          <table:table-cell table:formula="of:=REPLACE([.B740]; 1; 29; &quot;&quot;)" office:value-type="string" office:string-value="Syncplay/syncplay" calcext:value-type="string">
            <text:p>Syncplay/syncplay</text:p>
          </table:table-cell>
        </table:table-row>
        <table:table-row table:style-name="ro1">
          <table:table-cell office:value-type="float" office:value="855565" calcext:value-type="float">
            <text:p>855565</text:p>
          </table:table-cell>
          <table:table-cell office:value-type="string" calcext:value-type="string">
            <text:p>https://api.github.com/repos/DesertBus/txircd</text:p>
          </table:table-cell>
          <table:table-cell table:formula="of:=REPLACE([.B741]; 1; 29; &quot;&quot;)" office:value-type="string" office:string-value="DesertBus/txircd" calcext:value-type="string">
            <text:p>DesertBus/txircd</text:p>
          </table:table-cell>
        </table:table-row>
        <table:table-row table:style-name="ro1">
          <table:table-cell office:value-type="float" office:value="857656" calcext:value-type="float">
            <text:p>857656</text:p>
          </table:table-cell>
          <table:table-cell office:value-type="string" calcext:value-type="string">
            <text:p>https://api.github.com/repos/smicallef/spiderfoot</text:p>
          </table:table-cell>
          <table:table-cell table:formula="of:=REPLACE([.B742]; 1; 29; &quot;&quot;)" office:value-type="string" office:string-value="smicallef/spiderfoot" calcext:value-type="string">
            <text:p>smicallef/spiderfoot</text:p>
          </table:table-cell>
        </table:table-row>
        <table:table-row table:style-name="ro1">
          <table:table-cell office:value-type="float" office:value="858270" calcext:value-type="float">
            <text:p>858270</text:p>
          </table:table-cell>
          <table:table-cell office:value-type="string" calcext:value-type="string">
            <text:p>https://api.github.com/repos/clintbellanger/flare-game</text:p>
          </table:table-cell>
          <table:table-cell table:formula="of:=REPLACE([.B743]; 1; 29; &quot;&quot;)" office:value-type="string" office:string-value="clintbellanger/flare-game" calcext:value-type="string">
            <text:p>clintbellanger/flare-game</text:p>
          </table:table-cell>
        </table:table-row>
        <table:table-row table:style-name="ro1">
          <table:table-cell office:value-type="float" office:value="862266" calcext:value-type="float">
            <text:p>862266</text:p>
          </table:table-cell>
          <table:table-cell office:value-type="string" calcext:value-type="string">
            <text:p>https://api.github.com/repos/robotics-in-concert/rocon_app_platform</text:p>
          </table:table-cell>
          <table:table-cell table:formula="of:=REPLACE([.B744]; 1; 29; &quot;&quot;)" office:value-type="string" office:string-value="robotics-in-concert/rocon_app_platform" calcext:value-type="string">
            <text:p>robotics-in-concert/rocon_app_platform</text:p>
          </table:table-cell>
        </table:table-row>
        <table:table-row table:style-name="ro1">
          <table:table-cell office:value-type="float" office:value="862472" calcext:value-type="float">
            <text:p>862472</text:p>
          </table:table-cell>
          <table:table-cell office:value-type="string" calcext:value-type="string">
            <text:p>https://api.github.com/repos/mushkevych/scheduler</text:p>
          </table:table-cell>
          <table:table-cell table:formula="of:=REPLACE([.B745]; 1; 29; &quot;&quot;)" office:value-type="string" office:string-value="mushkevych/scheduler" calcext:value-type="string">
            <text:p>mushkevych/scheduler</text:p>
          </table:table-cell>
        </table:table-row>
        <table:table-row table:style-name="ro1">
          <table:table-cell office:value-type="float" office:value="862756" calcext:value-type="float">
            <text:p>862756</text:p>
          </table:table-cell>
          <table:table-cell office:value-type="string" calcext:value-type="string">
            <text:p>https://api.github.com/repos/pchanial/pyoperators</text:p>
          </table:table-cell>
          <table:table-cell table:formula="of:=REPLACE([.B746]; 1; 29; &quot;&quot;)" office:value-type="string" office:string-value="pchanial/pyoperators" calcext:value-type="string">
            <text:p>pchanial/pyoperators</text:p>
          </table:table-cell>
        </table:table-row>
        <table:table-row table:style-name="ro1">
          <table:table-cell office:value-type="float" office:value="863145" calcext:value-type="float">
            <text:p>863145</text:p>
          </table:table-cell>
          <table:table-cell office:value-type="string" calcext:value-type="string">
            <text:p>https://api.github.com/repos/proycon/pynlpl</text:p>
          </table:table-cell>
          <table:table-cell table:formula="of:=REPLACE([.B747]; 1; 29; &quot;&quot;)" office:value-type="string" office:string-value="proycon/pynlpl" calcext:value-type="string">
            <text:p>proycon/pynlpl</text:p>
          </table:table-cell>
        </table:table-row>
        <table:table-row table:style-name="ro1">
          <table:table-cell office:value-type="float" office:value="864452" calcext:value-type="float">
            <text:p>864452</text:p>
          </table:table-cell>
          <table:table-cell office:value-type="string" calcext:value-type="string">
            <text:p>https://api.github.com/repos/ska-sa/katcp-python</text:p>
          </table:table-cell>
          <table:table-cell table:formula="of:=REPLACE([.B748]; 1; 29; &quot;&quot;)" office:value-type="string" office:string-value="ska-sa/katcp-python" calcext:value-type="string">
            <text:p>ska-sa/katcp-python</text:p>
          </table:table-cell>
        </table:table-row>
        <table:table-row table:style-name="ro1">
          <table:table-cell office:value-type="float" office:value="865477" calcext:value-type="float">
            <text:p>865477</text:p>
          </table:table-cell>
          <table:table-cell office:value-type="string" calcext:value-type="string">
            <text:p>https://api.github.com/repos/gem/oq-risklib</text:p>
          </table:table-cell>
          <table:table-cell table:formula="of:=REPLACE([.B749]; 1; 29; &quot;&quot;)" office:value-type="string" office:string-value="gem/oq-risklib" calcext:value-type="string">
            <text:p>gem/oq-risklib</text:p>
          </table:table-cell>
        </table:table-row>
        <table:table-row table:style-name="ro1">
          <table:table-cell office:value-type="float" office:value="871534" calcext:value-type="float">
            <text:p>871534</text:p>
          </table:table-cell>
          <table:table-cell office:value-type="string" calcext:value-type="string">
            <text:p>https://api.github.com/repos/assembl/assembl</text:p>
          </table:table-cell>
          <table:table-cell table:formula="of:=REPLACE([.B750]; 1; 29; &quot;&quot;)" office:value-type="string" office:string-value="assembl/assembl" calcext:value-type="string">
            <text:p>assembl/assembl</text:p>
          </table:table-cell>
        </table:table-row>
        <table:table-row table:style-name="ro1">
          <table:table-cell office:value-type="float" office:value="872436" calcext:value-type="float">
            <text:p>872436</text:p>
          </table:table-cell>
          <table:table-cell office:value-type="string" calcext:value-type="string">
            <text:p>https://api.github.com/repos/adsabs/adsabs</text:p>
          </table:table-cell>
          <table:table-cell table:formula="of:=REPLACE([.B751]; 1; 29; &quot;&quot;)" office:value-type="string" office:string-value="adsabs/adsabs" calcext:value-type="string">
            <text:p>adsabs/adsabs</text:p>
          </table:table-cell>
        </table:table-row>
        <table:table-row table:style-name="ro1">
          <table:table-cell office:value-type="float" office:value="881519" calcext:value-type="float">
            <text:p>881519</text:p>
          </table:table-cell>
          <table:table-cell office:value-type="string" calcext:value-type="string">
            <text:p>https://api.github.com/repos/PacificBiosciences/pbcore</text:p>
          </table:table-cell>
          <table:table-cell table:formula="of:=REPLACE([.B752]; 1; 29; &quot;&quot;)" office:value-type="string" office:string-value="PacificBiosciences/pbcore" calcext:value-type="string">
            <text:p>PacificBiosciences/pbcore</text:p>
          </table:table-cell>
        </table:table-row>
        <table:table-row table:style-name="ro1">
          <table:table-cell office:value-type="float" office:value="886136" calcext:value-type="float">
            <text:p>886136</text:p>
          </table:table-cell>
          <table:table-cell office:value-type="string" calcext:value-type="string">
            <text:p>https://api.github.com/repos/mozilla-releng/build-cloud-tools</text:p>
          </table:table-cell>
          <table:table-cell table:formula="of:=REPLACE([.B753]; 1; 29; &quot;&quot;)" office:value-type="string" office:string-value="mozilla-releng/build-cloud-tools" calcext:value-type="string">
            <text:p>mozilla-releng/build-cloud-tools</text:p>
          </table:table-cell>
        </table:table-row>
        <table:table-row table:style-name="ro1">
          <table:table-cell office:value-type="float" office:value="896266" calcext:value-type="float">
            <text:p>896266</text:p>
          </table:table-cell>
          <table:table-cell office:value-type="string" calcext:value-type="string">
            <text:p>https://api.github.com/repos/spotify/luigi</text:p>
          </table:table-cell>
          <table:table-cell table:formula="of:=REPLACE([.B754]; 1; 29; &quot;&quot;)" office:value-type="string" office:string-value="spotify/luigi" calcext:value-type="string">
            <text:p>spotify/luigi</text:p>
          </table:table-cell>
        </table:table-row>
        <table:table-row table:style-name="ro1">
          <table:table-cell office:value-type="float" office:value="897284" calcext:value-type="float">
            <text:p>897284</text:p>
          </table:table-cell>
          <table:table-cell office:value-type="string" calcext:value-type="string">
            <text:p>https://api.github.com/repos/iskandr/parakeet</text:p>
          </table:table-cell>
          <table:table-cell table:formula="of:=REPLACE([.B755]; 1; 29; &quot;&quot;)" office:value-type="string" office:string-value="iskandr/parakeet" calcext:value-type="string">
            <text:p>iskandr/parakeet</text:p>
          </table:table-cell>
        </table:table-row>
        <table:table-row table:style-name="ro1">
          <table:table-cell office:value-type="float" office:value="901666" calcext:value-type="float">
            <text:p>901666</text:p>
          </table:table-cell>
          <table:table-cell office:value-type="string" calcext:value-type="string">
            <text:p>https://api.github.com/repos/ldevesine/cscibox</text:p>
          </table:table-cell>
          <table:table-cell table:formula="of:=REPLACE([.B756]; 1; 29; &quot;&quot;)" office:value-type="string" office:string-value="ldevesine/cscibox" calcext:value-type="string">
            <text:p>ldevesine/cscibox</text:p>
          </table:table-cell>
        </table:table-row>
        <table:table-row table:style-name="ro1">
          <table:table-cell office:value-type="float" office:value="903994" calcext:value-type="float">
            <text:p>903994</text:p>
          </table:table-cell>
          <table:table-cell office:value-type="string" calcext:value-type="string">
            <text:p>https://api.github.com/repos/jon-jacky/Piety</text:p>
          </table:table-cell>
          <table:table-cell table:formula="of:=REPLACE([.B757]; 1; 29; &quot;&quot;)" office:value-type="string" office:string-value="jon-jacky/Piety" calcext:value-type="string">
            <text:p>jon-jacky/Piety</text:p>
          </table:table-cell>
        </table:table-row>
        <table:table-row table:style-name="ro1">
          <table:table-cell office:value-type="float" office:value="905600" calcext:value-type="float">
            <text:p>905600</text:p>
          </table:table-cell>
          <table:table-cell office:value-type="string" calcext:value-type="string">
            <text:p>https://api.github.com/repos/kata-csc/ckanext-kata</text:p>
          </table:table-cell>
          <table:table-cell table:formula="of:=REPLACE([.B758]; 1; 29; &quot;&quot;)" office:value-type="string" office:string-value="kata-csc/ckanext-kata" calcext:value-type="string">
            <text:p>kata-csc/ckanext-kata</text:p>
          </table:table-cell>
        </table:table-row>
        <table:table-row table:style-name="ro1">
          <table:table-cell office:value-type="float" office:value="906831" calcext:value-type="float">
            <text:p>906831</text:p>
          </table:table-cell>
          <table:table-cell office:value-type="string" calcext:value-type="string">
            <text:p>https://api.github.com/repos/sbrunner/tilecloud-chain</text:p>
          </table:table-cell>
          <table:table-cell table:formula="of:=REPLACE([.B759]; 1; 29; &quot;&quot;)" office:value-type="string" office:string-value="sbrunner/tilecloud-chain" calcext:value-type="string">
            <text:p>sbrunner/tilecloud-chain</text:p>
          </table:table-cell>
        </table:table-row>
        <table:table-row table:style-name="ro1">
          <table:table-cell office:value-type="float" office:value="913202" calcext:value-type="float">
            <text:p>913202</text:p>
          </table:table-cell>
          <table:table-cell office:value-type="string" calcext:value-type="string">
            <text:p>https://api.github.com/repos/dpla/ingestion</text:p>
          </table:table-cell>
          <table:table-cell table:formula="of:=REPLACE([.B760]; 1; 29; &quot;&quot;)" office:value-type="string" office:string-value="dpla/ingestion" calcext:value-type="string">
            <text:p>dpla/ingestion</text:p>
          </table:table-cell>
        </table:table-row>
        <table:table-row table:style-name="ro1">
          <table:table-cell office:value-type="float" office:value="918502" calcext:value-type="float">
            <text:p>918502</text:p>
          </table:table-cell>
          <table:table-cell office:value-type="string" calcext:value-type="string">
            <text:p>https://api.github.com/repos/cellcounter/cellcounter</text:p>
          </table:table-cell>
          <table:table-cell table:formula="of:=REPLACE([.B761]; 1; 29; &quot;&quot;)" office:value-type="string" office:string-value="cellcounter/cellcounter" calcext:value-type="string">
            <text:p>cellcounter/cellcounter</text:p>
          </table:table-cell>
        </table:table-row>
        <table:table-row table:style-name="ro1">
          <table:table-cell office:value-type="float" office:value="919077" calcext:value-type="float">
            <text:p>919077</text:p>
          </table:table-cell>
          <table:table-cell office:value-type="string" calcext:value-type="string">
            <text:p>https://api.github.com/repos/agateau/yokadi</text:p>
          </table:table-cell>
          <table:table-cell table:formula="of:=REPLACE([.B762]; 1; 29; &quot;&quot;)" office:value-type="string" office:string-value="agateau/yokadi" calcext:value-type="string">
            <text:p>agateau/yokadi</text:p>
          </table:table-cell>
        </table:table-row>
        <table:table-row table:style-name="ro1">
          <table:table-cell office:value-type="float" office:value="925313" calcext:value-type="float">
            <text:p>925313</text:p>
          </table:table-cell>
          <table:table-cell office:value-type="string" calcext:value-type="string">
            <text:p>https://api.github.com/repos/DonDavici/DreamPlex</text:p>
          </table:table-cell>
          <table:table-cell table:formula="of:=REPLACE([.B763]; 1; 29; &quot;&quot;)" office:value-type="string" office:string-value="DonDavici/DreamPlex" calcext:value-type="string">
            <text:p>DonDavici/DreamPlex</text:p>
          </table:table-cell>
        </table:table-row>
        <table:table-row table:style-name="ro1">
          <table:table-cell office:value-type="float" office:value="931243" calcext:value-type="float">
            <text:p>931243</text:p>
          </table:table-cell>
          <table:table-cell office:value-type="string" calcext:value-type="string">
            <text:p>https://api.github.com/repos/liqd/adhocracy</text:p>
          </table:table-cell>
          <table:table-cell table:formula="of:=REPLACE([.B764]; 1; 29; &quot;&quot;)" office:value-type="string" office:string-value="liqd/adhocracy" calcext:value-type="string">
            <text:p>liqd/adhocracy</text:p>
          </table:table-cell>
        </table:table-row>
        <table:table-row table:style-name="ro1">
          <table:table-cell office:value-type="float" office:value="938599" calcext:value-type="float">
            <text:p>938599</text:p>
          </table:table-cell>
          <table:table-cell office:value-type="string" calcext:value-type="string">
            <text:p>https://api.github.com/repos/dpkp/kafka-python</text:p>
          </table:table-cell>
          <table:table-cell table:formula="of:=REPLACE([.B765]; 1; 29; &quot;&quot;)" office:value-type="string" office:string-value="dpkp/kafka-python" calcext:value-type="string">
            <text:p>dpkp/kafka-python</text:p>
          </table:table-cell>
        </table:table-row>
        <table:table-row table:style-name="ro1">
          <table:table-cell office:value-type="float" office:value="939868" calcext:value-type="float">
            <text:p>939868</text:p>
          </table:table-cell>
          <table:table-cell office:value-type="string" calcext:value-type="string">
            <text:p>https://api.github.com/repos/espace/sharek</text:p>
          </table:table-cell>
          <table:table-cell table:formula="of:=REPLACE([.B766]; 1; 29; &quot;&quot;)" office:value-type="string" office:string-value="espace/sharek" calcext:value-type="string">
            <text:p>espace/sharek</text:p>
          </table:table-cell>
        </table:table-row>
        <table:table-row table:style-name="ro1">
          <table:table-cell office:value-type="float" office:value="942173" calcext:value-type="float">
            <text:p>942173</text:p>
          </table:table-cell>
          <table:table-cell office:value-type="string" calcext:value-type="string">
            <text:p>https://api.github.com/repos/openplans/shareabouts-api</text:p>
          </table:table-cell>
          <table:table-cell table:formula="of:=REPLACE([.B767]; 1; 29; &quot;&quot;)" office:value-type="string" office:string-value="openplans/shareabouts-api" calcext:value-type="string">
            <text:p>openplans/shareabouts-api</text:p>
          </table:table-cell>
        </table:table-row>
        <table:table-row table:style-name="ro1">
          <table:table-cell office:value-type="float" office:value="956098" calcext:value-type="float">
            <text:p>956098</text:p>
          </table:table-cell>
          <table:table-cell office:value-type="string" calcext:value-type="string">
            <text:p>https://api.github.com/repos/autotest/virt-test</text:p>
          </table:table-cell>
          <table:table-cell table:formula="of:=REPLACE([.B768]; 1; 29; &quot;&quot;)" office:value-type="string" office:string-value="autotest/virt-test" calcext:value-type="string">
            <text:p>autotest/virt-test</text:p>
          </table:table-cell>
        </table:table-row>
        <table:table-row table:style-name="ro1">
          <table:table-cell office:value-type="float" office:value="962733" calcext:value-type="float">
            <text:p>962733</text:p>
          </table:table-cell>
          <table:table-cell office:value-type="string" calcext:value-type="string">
            <text:p>https://api.github.com/repos/jim-easterbrook/Photini</text:p>
          </table:table-cell>
          <table:table-cell table:formula="of:=REPLACE([.B769]; 1; 29; &quot;&quot;)" office:value-type="string" office:string-value="jim-easterbrook/Photini" calcext:value-type="string">
            <text:p>jim-easterbrook/Photini</text:p>
          </table:table-cell>
        </table:table-row>
        <table:table-row table:style-name="ro1">
          <table:table-cell office:value-type="float" office:value="983989" calcext:value-type="float">
            <text:p>983989</text:p>
          </table:table-cell>
          <table:table-cell office:value-type="string" calcext:value-type="string">
            <text:p>https://api.github.com/repos/gkno/gkno_launcher</text:p>
          </table:table-cell>
          <table:table-cell table:formula="of:=REPLACE([.B770]; 1; 29; &quot;&quot;)" office:value-type="string" office:string-value="gkno/gkno_launcher" calcext:value-type="string">
            <text:p>gkno/gkno_launcher</text:p>
          </table:table-cell>
        </table:table-row>
        <table:table-row table:style-name="ro1">
          <table:table-cell office:value-type="float" office:value="987096" calcext:value-type="float">
            <text:p>987096</text:p>
          </table:table-cell>
          <table:table-cell office:value-type="string" calcext:value-type="string">
            <text:p>https://api.github.com/repos/unitedstates/congress-legislators</text:p>
          </table:table-cell>
          <table:table-cell table:formula="of:=REPLACE([.B771]; 1; 29; &quot;&quot;)" office:value-type="string" office:string-value="unitedstates/congress-legislators" calcext:value-type="string">
            <text:p>unitedstates/congress-legislators</text:p>
          </table:table-cell>
        </table:table-row>
        <table:table-row table:style-name="ro1">
          <table:table-cell office:value-type="float" office:value="997968" calcext:value-type="float">
            <text:p>997968</text:p>
          </table:table-cell>
          <table:table-cell office:value-type="string" calcext:value-type="string">
            <text:p>https://api.github.com/repos/StevenBlack/hosts</text:p>
          </table:table-cell>
          <table:table-cell table:formula="of:=REPLACE([.B772]; 1; 29; &quot;&quot;)" office:value-type="string" office:string-value="StevenBlack/hosts" calcext:value-type="string">
            <text:p>StevenBlack/hosts</text:p>
          </table:table-cell>
        </table:table-row>
        <table:table-row table:style-name="ro1">
          <table:table-cell office:value-type="float" office:value="1027308" calcext:value-type="float">
            <text:p>1027308</text:p>
          </table:table-cell>
          <table:table-cell office:value-type="string" calcext:value-type="string">
            <text:p>https://api.github.com/repos/lorien/grab</text:p>
          </table:table-cell>
          <table:table-cell table:formula="of:=REPLACE([.B773]; 1; 29; &quot;&quot;)" office:value-type="string" office:string-value="lorien/grab" calcext:value-type="string">
            <text:p>lorien/grab</text:p>
          </table:table-cell>
        </table:table-row>
        <table:table-row table:style-name="ro1">
          <table:table-cell office:value-type="float" office:value="1031588" calcext:value-type="float">
            <text:p>1031588</text:p>
          </table:table-cell>
          <table:table-cell office:value-type="string" calcext:value-type="string">
            <text:p>https://api.github.com/repos/effigies/BitTornado</text:p>
          </table:table-cell>
          <table:table-cell table:formula="of:=REPLACE([.B774]; 1; 29; &quot;&quot;)" office:value-type="string" office:string-value="effigies/BitTornado" calcext:value-type="string">
            <text:p>effigies/BitTornado</text:p>
          </table:table-cell>
        </table:table-row>
        <table:table-row table:style-name="ro1">
          <table:table-cell office:value-type="float" office:value="1038347" calcext:value-type="float">
            <text:p>1038347</text:p>
          </table:table-cell>
          <table:table-cell office:value-type="string" calcext:value-type="string">
            <text:p>https://api.github.com/repos/GNOME/pitivi</text:p>
          </table:table-cell>
          <table:table-cell table:formula="of:=REPLACE([.B775]; 1; 29; &quot;&quot;)" office:value-type="string" office:string-value="GNOME/pitivi" calcext:value-type="string">
            <text:p>GNOME/pitivi</text:p>
          </table:table-cell>
        </table:table-row>
        <table:table-row table:style-name="ro1">
          <table:table-cell office:value-type="float" office:value="1042189" calcext:value-type="float">
            <text:p>1042189</text:p>
          </table:table-cell>
          <table:table-cell office:value-type="string" calcext:value-type="string">
            <text:p>https://api.github.com/repos/mozilla/webpay</text:p>
          </table:table-cell>
          <table:table-cell table:formula="of:=REPLACE([.B776]; 1; 29; &quot;&quot;)" office:value-type="string" office:string-value="mozilla/webpay" calcext:value-type="string">
            <text:p>mozilla/webpay</text:p>
          </table:table-cell>
        </table:table-row>
        <table:table-row table:style-name="ro1">
          <table:table-cell office:value-type="float" office:value="1226045" calcext:value-type="float">
            <text:p>1226045</text:p>
          </table:table-cell>
          <table:table-cell office:value-type="string" calcext:value-type="string">
            <text:p>https://api.github.com/repos/ilastik/ilastik</text:p>
          </table:table-cell>
          <table:table-cell table:formula="of:=REPLACE([.B777]; 1; 29; &quot;&quot;)" office:value-type="string" office:string-value="ilastik/ilastik" calcext:value-type="string">
            <text:p>ilastik/ilastik</text:p>
          </table:table-cell>
        </table:table-row>
        <table:table-row table:style-name="ro1">
          <table:table-cell office:value-type="float" office:value="1244757" calcext:value-type="float">
            <text:p>1244757</text:p>
          </table:table-cell>
          <table:table-cell office:value-type="string" calcext:value-type="string">
            <text:p>https://api.github.com/repos/frerich/clcache</text:p>
          </table:table-cell>
          <table:table-cell table:formula="of:=REPLACE([.B778]; 1; 29; &quot;&quot;)" office:value-type="string" office:string-value="frerich/clcache" calcext:value-type="string">
            <text:p>frerich/clcache</text:p>
          </table:table-cell>
        </table:table-row>
        <table:table-row table:style-name="ro1">
          <table:table-cell office:value-type="float" office:value="1263208" calcext:value-type="float">
            <text:p>1263208</text:p>
          </table:table-cell>
          <table:table-cell office:value-type="string" calcext:value-type="string">
            <text:p>https://api.github.com/repos/tgalal/yowsup</text:p>
          </table:table-cell>
          <table:table-cell table:formula="of:=REPLACE([.B779]; 1; 29; &quot;&quot;)" office:value-type="string" office:string-value="tgalal/yowsup" calcext:value-type="string">
            <text:p>tgalal/yowsup</text:p>
          </table:table-cell>
        </table:table-row>
        <table:table-row table:style-name="ro1">
          <table:table-cell office:value-type="float" office:value="1275367" calcext:value-type="float">
            <text:p>1275367</text:p>
          </table:table-cell>
          <table:table-cell office:value-type="string" calcext:value-type="string">
            <text:p>https://api.github.com/repos/XBMC-Addons/script.artwork.downloader</text:p>
          </table:table-cell>
          <table:table-cell table:formula="of:=REPLACE([.B780]; 1; 29; &quot;&quot;)" office:value-type="string" office:string-value="XBMC-Addons/script.artwork.downloader" calcext:value-type="string">
            <text:p>XBMC-Addons/script.artwork.downloader</text:p>
          </table:table-cell>
        </table:table-row>
        <table:table-row table:style-name="ro1">
          <table:table-cell office:value-type="float" office:value="1299795" calcext:value-type="float">
            <text:p>1299795</text:p>
          </table:table-cell>
          <table:table-cell office:value-type="string" calcext:value-type="string">
            <text:p>https://api.github.com/repos/opsschool/curriculum</text:p>
          </table:table-cell>
          <table:table-cell table:formula="of:=REPLACE([.B781]; 1; 29; &quot;&quot;)" office:value-type="string" office:string-value="opsschool/curriculum" calcext:value-type="string">
            <text:p>opsschool/curriculum</text:p>
          </table:table-cell>
        </table:table-row>
        <table:table-row table:style-name="ro1">
          <table:table-cell office:value-type="float" office:value="1307180" calcext:value-type="float">
            <text:p>1307180</text:p>
          </table:table-cell>
          <table:table-cell office:value-type="string" calcext:value-type="string">
            <text:p>https://api.github.com/repos/Eronarn/Hellmouth</text:p>
          </table:table-cell>
          <table:table-cell table:formula="of:=REPLACE([.B782]; 1; 29; &quot;&quot;)" office:value-type="string" office:string-value="Eronarn/Hellmouth" calcext:value-type="string">
            <text:p>Eronarn/Hellmouth</text:p>
          </table:table-cell>
        </table:table-row>
        <table:table-row table:style-name="ro1">
          <table:table-cell office:value-type="float" office:value="1323991" calcext:value-type="float">
            <text:p>1323991</text:p>
          </table:table-cell>
          <table:table-cell office:value-type="string" calcext:value-type="string">
            <text:p>https://api.github.com/repos/CINF/PyExpLabSys</text:p>
          </table:table-cell>
          <table:table-cell table:formula="of:=REPLACE([.B783]; 1; 29; &quot;&quot;)" office:value-type="string" office:string-value="CINF/PyExpLabSys" calcext:value-type="string">
            <text:p>CINF/PyExpLabSys</text:p>
          </table:table-cell>
        </table:table-row>
        <table:table-row table:style-name="ro1">
          <table:table-cell office:value-type="float" office:value="1324414" calcext:value-type="float">
            <text:p>1324414</text:p>
          </table:table-cell>
          <table:table-cell office:value-type="string" calcext:value-type="string">
            <text:p>https://api.github.com/repos/pilotmoon/PopClip-Extensions</text:p>
          </table:table-cell>
          <table:table-cell table:formula="of:=REPLACE([.B784]; 1; 29; &quot;&quot;)" office:value-type="string" office:string-value="pilotmoon/PopClip-Extensions" calcext:value-type="string">
            <text:p>pilotmoon/PopClip-Extensions</text:p>
          </table:table-cell>
        </table:table-row>
        <table:table-row table:style-name="ro1">
          <table:table-cell office:value-type="float" office:value="1344612" calcext:value-type="float">
            <text:p>1344612</text:p>
          </table:table-cell>
          <table:table-cell office:value-type="string" calcext:value-type="string">
            <text:p>https://api.github.com/repos/scikit-image/scikit-image</text:p>
          </table:table-cell>
          <table:table-cell table:formula="of:=REPLACE([.B785]; 1; 29; &quot;&quot;)" office:value-type="string" office:string-value="scikit-image/scikit-image" calcext:value-type="string">
            <text:p>scikit-image/scikit-image</text:p>
          </table:table-cell>
        </table:table-row>
        <table:table-row table:style-name="ro1">
          <table:table-cell office:value-type="float" office:value="1344953" calcext:value-type="float">
            <text:p>1344953</text:p>
          </table:table-cell>
          <table:table-cell office:value-type="string" calcext:value-type="string">
            <text:p>https://api.github.com/repos/qutip/qutip</text:p>
          </table:table-cell>
          <table:table-cell table:formula="of:=REPLACE([.B786]; 1; 29; &quot;&quot;)" office:value-type="string" office:string-value="qutip/qutip" calcext:value-type="string">
            <text:p>qutip/qutip</text:p>
          </table:table-cell>
        </table:table-row>
        <table:table-row table:style-name="ro1">
          <table:table-cell office:value-type="float" office:value="1347811" calcext:value-type="float">
            <text:p>1347811</text:p>
          </table:table-cell>
          <table:table-cell office:value-type="string" calcext:value-type="string">
            <text:p>https://api.github.com/repos/hpcugent/easybuild-easyconfigs</text:p>
          </table:table-cell>
          <table:table-cell table:formula="of:=REPLACE([.B787]; 1; 29; &quot;&quot;)" office:value-type="string" office:string-value="hpcugent/easybuild-easyconfigs" calcext:value-type="string">
            <text:p>hpcugent/easybuild-easyconfigs</text:p>
          </table:table-cell>
        </table:table-row>
        <table:table-row table:style-name="ro1">
          <table:table-cell office:value-type="float" office:value="1351013" calcext:value-type="float">
            <text:p>1351013</text:p>
          </table:table-cell>
          <table:table-cell office:value-type="string" calcext:value-type="string">
            <text:p>https://api.github.com/repos/unbit/uwsgi-docs</text:p>
          </table:table-cell>
          <table:table-cell table:formula="of:=REPLACE([.B788]; 1; 29; &quot;&quot;)" office:value-type="string" office:string-value="unbit/uwsgi-docs" calcext:value-type="string">
            <text:p>unbit/uwsgi-docs</text:p>
          </table:table-cell>
        </table:table-row>
        <table:table-row table:style-name="ro1">
          <table:table-cell office:value-type="float" office:value="1354207" calcext:value-type="float">
            <text:p>1354207</text:p>
          </table:table-cell>
          <table:table-cell office:value-type="string" calcext:value-type="string">
            <text:p>https://api.github.com/repos/joke2k/faker</text:p>
          </table:table-cell>
          <table:table-cell table:formula="of:=REPLACE([.B789]; 1; 29; &quot;&quot;)" office:value-type="string" office:string-value="joke2k/faker" calcext:value-type="string">
            <text:p>joke2k/faker</text:p>
          </table:table-cell>
        </table:table-row>
        <table:table-row table:style-name="ro1">
          <table:table-cell office:value-type="float" office:value="1360415" calcext:value-type="float">
            <text:p>1360415</text:p>
          </table:table-cell>
          <table:table-cell office:value-type="string" calcext:value-type="string">
            <text:p>https://api.github.com/repos/metomi/rose</text:p>
          </table:table-cell>
          <table:table-cell table:formula="of:=REPLACE([.B790]; 1; 29; &quot;&quot;)" office:value-type="string" office:string-value="metomi/rose" calcext:value-type="string">
            <text:p>metomi/rose</text:p>
          </table:table-cell>
        </table:table-row>
        <table:table-row table:style-name="ro1">
          <table:table-cell office:value-type="float" office:value="1360586" calcext:value-type="float">
            <text:p>1360586</text:p>
          </table:table-cell>
          <table:table-cell office:value-type="string" calcext:value-type="string">
            <text:p>https://api.github.com/repos/hpcugent/easybuild-framework</text:p>
          </table:table-cell>
          <table:table-cell table:formula="of:=REPLACE([.B791]; 1; 29; &quot;&quot;)" office:value-type="string" office:string-value="hpcugent/easybuild-framework" calcext:value-type="string">
            <text:p>hpcugent/easybuild-framework</text:p>
          </table:table-cell>
        </table:table-row>
        <table:table-row table:style-name="ro1">
          <table:table-cell office:value-type="float" office:value="1361275" calcext:value-type="float">
            <text:p>1361275</text:p>
          </table:table-cell>
          <table:table-cell office:value-type="string" calcext:value-type="string">
            <text:p>https://api.github.com/repos/openstack/ceilometer</text:p>
          </table:table-cell>
          <table:table-cell table:formula="of:=REPLACE([.B792]; 1; 29; &quot;&quot;)" office:value-type="string" office:string-value="openstack/ceilometer" calcext:value-type="string">
            <text:p>openstack/ceilometer</text:p>
          </table:table-cell>
        </table:table-row>
        <table:table-row table:style-name="ro1">
          <table:table-cell office:value-type="float" office:value="1361512" calcext:value-type="float">
            <text:p>1361512</text:p>
          </table:table-cell>
          <table:table-cell office:value-type="string" calcext:value-type="string">
            <text:p>https://api.github.com/repos/rackspace/pyrax</text:p>
          </table:table-cell>
          <table:table-cell table:formula="of:=REPLACE([.B793]; 1; 29; &quot;&quot;)" office:value-type="string" office:string-value="rackspace/pyrax" calcext:value-type="string">
            <text:p>rackspace/pyrax</text:p>
          </table:table-cell>
        </table:table-row>
        <table:table-row table:style-name="ro1">
          <table:table-cell office:value-type="float" office:value="1361727" calcext:value-type="float">
            <text:p>1361727</text:p>
          </table:table-cell>
          <table:table-cell office:value-type="string" calcext:value-type="string">
            <text:p>https://api.github.com/repos/quantopian/zipline</text:p>
          </table:table-cell>
          <table:table-cell table:formula="of:=REPLACE([.B794]; 1; 29; &quot;&quot;)" office:value-type="string" office:string-value="quantopian/zipline" calcext:value-type="string">
            <text:p>quantopian/zipline</text:p>
          </table:table-cell>
        </table:table-row>
        <table:table-row table:style-name="ro1">
          <table:table-cell office:value-type="float" office:value="1362431" calcext:value-type="float">
            <text:p>1362431</text:p>
          </table:table-cell>
          <table:table-cell office:value-type="string" calcext:value-type="string">
            <text:p>https://api.github.com/repos/tohojo/flent</text:p>
          </table:table-cell>
          <table:table-cell table:formula="of:=REPLACE([.B795]; 1; 29; &quot;&quot;)" office:value-type="string" office:string-value="tohojo/flent" calcext:value-type="string">
            <text:p>tohojo/flent</text:p>
          </table:table-cell>
        </table:table-row>
        <table:table-row table:style-name="ro1">
          <table:table-cell office:value-type="float" office:value="1363691" calcext:value-type="float">
            <text:p>1363691</text:p>
          </table:table-cell>
          <table:table-cell office:value-type="string" calcext:value-type="string">
            <text:p>https://api.github.com/repos/hpcugent/easybuild-easyblocks</text:p>
          </table:table-cell>
          <table:table-cell table:formula="of:=REPLACE([.B796]; 1; 29; &quot;&quot;)" office:value-type="string" office:string-value="hpcugent/easybuild-easyblocks" calcext:value-type="string">
            <text:p>hpcugent/easybuild-easyblocks</text:p>
          </table:table-cell>
        </table:table-row>
        <table:table-row table:style-name="ro1">
          <table:table-cell office:value-type="float" office:value="1364059" calcext:value-type="float">
            <text:p>1364059</text:p>
          </table:table-cell>
          <table:table-cell office:value-type="string" calcext:value-type="string">
            <text:p>https://api.github.com/repos/wikimedia/mediawiki-extensions</text:p>
          </table:table-cell>
          <table:table-cell table:formula="of:=REPLACE([.B797]; 1; 29; &quot;&quot;)" office:value-type="string" office:string-value="wikimedia/mediawiki-extensions" calcext:value-type="string">
            <text:p>wikimedia/mediawiki-extensions</text:p>
          </table:table-cell>
        </table:table-row>
        <table:table-row table:style-name="ro1">
          <table:table-cell office:value-type="float" office:value="1365040" calcext:value-type="float">
            <text:p>1365040</text:p>
          </table:table-cell>
          <table:table-cell office:value-type="string" calcext:value-type="string">
            <text:p>https://api.github.com/repos/pulp/pulp_puppet</text:p>
          </table:table-cell>
          <table:table-cell table:formula="of:=REPLACE([.B798]; 1; 29; &quot;&quot;)" office:value-type="string" office:string-value="pulp/pulp_puppet" calcext:value-type="string">
            <text:p>pulp/pulp_puppet</text:p>
          </table:table-cell>
        </table:table-row>
        <table:table-row table:style-name="ro1">
          <table:table-cell office:value-type="float" office:value="1368068" calcext:value-type="float">
            <text:p>1368068</text:p>
          </table:table-cell>
          <table:table-cell office:value-type="string" calcext:value-type="string">
            <text:p>https://api.github.com/repos/pulp/pulp_rpm</text:p>
          </table:table-cell>
          <table:table-cell table:formula="of:=REPLACE([.B799]; 1; 29; &quot;&quot;)" office:value-type="string" office:string-value="pulp/pulp_rpm" calcext:value-type="string">
            <text:p>pulp/pulp_rpm</text:p>
          </table:table-cell>
        </table:table-row>
        <table:table-row table:style-name="ro1">
          <table:table-cell office:value-type="float" office:value="1368974" calcext:value-type="float">
            <text:p>1368974</text:p>
          </table:table-cell>
          <table:table-cell office:value-type="string" calcext:value-type="string">
            <text:p>https://api.github.com/repos/glic3rinu/confine-controller</text:p>
          </table:table-cell>
          <table:table-cell table:formula="of:=REPLACE([.B800]; 1; 29; &quot;&quot;)" office:value-type="string" office:string-value="glic3rinu/confine-controller" calcext:value-type="string">
            <text:p>glic3rinu/confine-controller</text:p>
          </table:table-cell>
        </table:table-row>
        <table:table-row table:style-name="ro1">
          <table:table-cell office:value-type="float" office:value="1369007" calcext:value-type="float">
            <text:p>1369007</text:p>
          </table:table-cell>
          <table:table-cell office:value-type="string" calcext:value-type="string">
            <text:p>https://api.github.com/repos/nicholasdavidson/pybit</text:p>
          </table:table-cell>
          <table:table-cell table:formula="of:=REPLACE([.B801]; 1; 29; &quot;&quot;)" office:value-type="string" office:string-value="nicholasdavidson/pybit" calcext:value-type="string">
            <text:p>nicholasdavidson/pybit</text:p>
          </table:table-cell>
        </table:table-row>
        <table:table-row table:style-name="ro1">
          <table:table-cell office:value-type="float" office:value="1369070" calcext:value-type="float">
            <text:p>1369070</text:p>
          </table:table-cell>
          <table:table-cell office:value-type="string" calcext:value-type="string">
            <text:p>https://api.github.com/repos/jensl/critic</text:p>
          </table:table-cell>
          <table:table-cell table:formula="of:=REPLACE([.B802]; 1; 29; &quot;&quot;)" office:value-type="string" office:string-value="jensl/critic" calcext:value-type="string">
            <text:p>jensl/critic</text:p>
          </table:table-cell>
        </table:table-row>
        <table:table-row table:style-name="ro1">
          <table:table-cell office:value-type="float" office:value="1369930" calcext:value-type="float">
            <text:p>1369930</text:p>
          </table:table-cell>
          <table:table-cell office:value-type="string" calcext:value-type="string">
            <text:p>https://api.github.com/repos/NCPP/ocgis</text:p>
          </table:table-cell>
          <table:table-cell table:formula="of:=REPLACE([.B803]; 1; 29; &quot;&quot;)" office:value-type="string" office:string-value="NCPP/ocgis" calcext:value-type="string">
            <text:p>NCPP/ocgis</text:p>
          </table:table-cell>
        </table:table-row>
        <table:table-row table:style-name="ro1">
          <table:table-cell office:value-type="float" office:value="1372596" calcext:value-type="float">
            <text:p>1372596</text:p>
          </table:table-cell>
          <table:table-cell office:value-type="string" calcext:value-type="string">
            <text:p>https://api.github.com/repos/heuer/aha</text:p>
          </table:table-cell>
          <table:table-cell table:formula="of:=REPLACE([.B804]; 1; 29; &quot;&quot;)" office:value-type="string" office:string-value="heuer/aha" calcext:value-type="string">
            <text:p>heuer/aha</text:p>
          </table:table-cell>
        </table:table-row>
        <table:table-row table:style-name="ro1">
          <table:table-cell office:value-type="float" office:value="1374828" calcext:value-type="float">
            <text:p>1374828</text:p>
          </table:table-cell>
          <table:table-cell office:value-type="string" calcext:value-type="string">
            <text:p>https://api.github.com/repos/lingpy/lingpy</text:p>
          </table:table-cell>
          <table:table-cell table:formula="of:=REPLACE([.B805]; 1; 29; &quot;&quot;)" office:value-type="string" office:string-value="lingpy/lingpy" calcext:value-type="string">
            <text:p>lingpy/lingpy</text:p>
          </table:table-cell>
        </table:table-row>
        <table:table-row table:style-name="ro1">
          <table:table-cell office:value-type="float" office:value="1376374" calcext:value-type="float">
            <text:p>1376374</text:p>
          </table:table-cell>
          <table:table-cell office:value-type="string" calcext:value-type="string">
            <text:p>https://api.github.com/repos/bmistree/Waldo</text:p>
          </table:table-cell>
          <table:table-cell table:formula="of:=REPLACE([.B806]; 1; 29; &quot;&quot;)" office:value-type="string" office:string-value="bmistree/Waldo" calcext:value-type="string">
            <text:p>bmistree/Waldo</text:p>
          </table:table-cell>
        </table:table-row>
        <table:table-row table:style-name="ro1">
          <table:table-cell office:value-type="float" office:value="1376970" calcext:value-type="float">
            <text:p>1376970</text:p>
          </table:table-cell>
          <table:table-cell office:value-type="string" calcext:value-type="string">
            <text:p>https://api.github.com/repos/pyepics/stepscan</text:p>
          </table:table-cell>
          <table:table-cell table:formula="of:=REPLACE([.B807]; 1; 29; &quot;&quot;)" office:value-type="string" office:string-value="pyepics/stepscan" calcext:value-type="string">
            <text:p>pyepics/stepscan</text:p>
          </table:table-cell>
        </table:table-row>
        <table:table-row table:style-name="ro1">
          <table:table-cell office:value-type="float" office:value="1379693" calcext:value-type="float">
            <text:p>1379693</text:p>
          </table:table-cell>
          <table:table-cell office:value-type="string" calcext:value-type="string">
            <text:p>https://api.github.com/repos/mozilla-releng/build-buildbotcustom</text:p>
          </table:table-cell>
          <table:table-cell table:formula="of:=REPLACE([.B808]; 1; 29; &quot;&quot;)" office:value-type="string" office:string-value="mozilla-releng/build-buildbotcustom" calcext:value-type="string">
            <text:p>mozilla-releng/build-buildbotcustom</text:p>
          </table:table-cell>
        </table:table-row>
        <table:table-row table:style-name="ro1">
          <table:table-cell office:value-type="float" office:value="1382127" calcext:value-type="float">
            <text:p>1382127</text:p>
          </table:table-cell>
          <table:table-cell office:value-type="string" calcext:value-type="string">
            <text:p>https://api.github.com/repos/oVirt/vdsm</text:p>
          </table:table-cell>
          <table:table-cell table:formula="of:=REPLACE([.B809]; 1; 29; &quot;&quot;)" office:value-type="string" office:string-value="oVirt/vdsm" calcext:value-type="string">
            <text:p>oVirt/vdsm</text:p>
          </table:table-cell>
        </table:table-row>
        <table:table-row table:style-name="ro1">
          <table:table-cell office:value-type="float" office:value="1386731" calcext:value-type="float">
            <text:p>1386731</text:p>
          </table:table-cell>
          <table:table-cell office:value-type="string" calcext:value-type="string">
            <text:p>https://api.github.com/repos/EasyEngine/easyengine</text:p>
          </table:table-cell>
          <table:table-cell table:formula="of:=REPLACE([.B810]; 1; 29; &quot;&quot;)" office:value-type="string" office:string-value="EasyEngine/easyengine" calcext:value-type="string">
            <text:p>EasyEngine/easyengine</text:p>
          </table:table-cell>
        </table:table-row>
        <table:table-row table:style-name="ro1">
          <table:table-cell office:value-type="float" office:value="1391370" calcext:value-type="float">
            <text:p>1391370</text:p>
          </table:table-cell>
          <table:table-cell office:value-type="string" calcext:value-type="string">
            <text:p>https://api.github.com/repos/mozilla/build-mozharness</text:p>
          </table:table-cell>
          <table:table-cell table:formula="of:=REPLACE([.B811]; 1; 29; &quot;&quot;)" office:value-type="string" office:string-value="mozilla/build-mozharness" calcext:value-type="string">
            <text:p>mozilla/build-mozharness</text:p>
          </table:table-cell>
        </table:table-row>
        <table:table-row table:style-name="ro1">
          <table:table-cell office:value-type="float" office:value="1392105" calcext:value-type="float">
            <text:p>1392105</text:p>
          </table:table-cell>
          <table:table-cell office:value-type="string" calcext:value-type="string">
            <text:p>https://api.github.com/repos/js850/PyGMIN</text:p>
          </table:table-cell>
          <table:table-cell table:formula="of:=REPLACE([.B812]; 1; 29; &quot;&quot;)" office:value-type="string" office:string-value="js850/PyGMIN" calcext:value-type="string">
            <text:p>js850/PyGMIN</text:p>
          </table:table-cell>
        </table:table-row>
        <table:table-row table:style-name="ro1">
          <table:table-cell office:value-type="float" office:value="1392928" calcext:value-type="float">
            <text:p>1392928</text:p>
          </table:table-cell>
          <table:table-cell office:value-type="string" calcext:value-type="string">
            <text:p>https://api.github.com/repos/opbeat/opbeat_python</text:p>
          </table:table-cell>
          <table:table-cell table:formula="of:=REPLACE([.B813]; 1; 29; &quot;&quot;)" office:value-type="string" office:string-value="opbeat/opbeat_python" calcext:value-type="string">
            <text:p>opbeat/opbeat_python</text:p>
          </table:table-cell>
        </table:table-row>
        <table:table-row table:style-name="ro1">
          <table:table-cell office:value-type="float" office:value="1397808" calcext:value-type="float">
            <text:p>1397808</text:p>
          </table:table-cell>
          <table:table-cell office:value-type="string" calcext:value-type="string">
            <text:p>https://api.github.com/repos/ros-infrastructure/bloom</text:p>
          </table:table-cell>
          <table:table-cell table:formula="of:=REPLACE([.B814]; 1; 29; &quot;&quot;)" office:value-type="string" office:string-value="ros-infrastructure/bloom" calcext:value-type="string">
            <text:p>ros-infrastructure/bloom</text:p>
          </table:table-cell>
        </table:table-row>
        <table:table-row table:style-name="ro1">
          <table:table-cell office:value-type="float" office:value="1399370" calcext:value-type="float">
            <text:p>1399370</text:p>
          </table:table-cell>
          <table:table-cell office:value-type="string" calcext:value-type="string">
            <text:p>https://api.github.com/repos/ubuntu-de/ubuntu-de-bot</text:p>
          </table:table-cell>
          <table:table-cell table:formula="of:=REPLACE([.B815]; 1; 29; &quot;&quot;)" office:value-type="string" office:string-value="ubuntu-de/ubuntu-de-bot" calcext:value-type="string">
            <text:p>ubuntu-de/ubuntu-de-bot</text:p>
          </table:table-cell>
        </table:table-row>
        <table:table-row table:style-name="ro1">
          <table:table-cell office:value-type="float" office:value="1404485" calcext:value-type="float">
            <text:p>1404485</text:p>
          </table:table-cell>
          <table:table-cell office:value-type="string" calcext:value-type="string">
            <text:p>https://api.github.com/repos/darkfeline/animanager</text:p>
          </table:table-cell>
          <table:table-cell table:formula="of:=REPLACE([.B816]; 1; 29; &quot;&quot;)" office:value-type="string" office:string-value="darkfeline/animanager" calcext:value-type="string">
            <text:p>darkfeline/animanager</text:p>
          </table:table-cell>
        </table:table-row>
        <table:table-row table:style-name="ro1">
          <table:table-cell office:value-type="float" office:value="1410477" calcext:value-type="float">
            <text:p>1410477</text:p>
          </table:table-cell>
          <table:table-cell office:value-type="string" calcext:value-type="string">
            <text:p>https://api.github.com/repos/queensjournal/queensjournal.ca</text:p>
          </table:table-cell>
          <table:table-cell table:formula="of:=REPLACE([.B817]; 1; 29; &quot;&quot;)" office:value-type="string" office:string-value="queensjournal/queensjournal.ca" calcext:value-type="string">
            <text:p>queensjournal/queensjournal.ca</text:p>
          </table:table-cell>
        </table:table-row>
        <table:table-row table:style-name="ro1">
          <table:table-cell office:value-type="float" office:value="1418763" calcext:value-type="float">
            <text:p>1418763</text:p>
          </table:table-cell>
          <table:table-cell office:value-type="string" calcext:value-type="string">
            <text:p>https://api.github.com/repos/librosa/librosa</text:p>
          </table:table-cell>
          <table:table-cell table:formula="of:=REPLACE([.B818]; 1; 29; &quot;&quot;)" office:value-type="string" office:string-value="librosa/librosa" calcext:value-type="string">
            <text:p>librosa/librosa</text:p>
          </table:table-cell>
        </table:table-row>
        <table:table-row table:style-name="ro1">
          <table:table-cell office:value-type="float" office:value="1421020" calcext:value-type="float">
            <text:p>1421020</text:p>
          </table:table-cell>
          <table:table-cell office:value-type="string" calcext:value-type="string">
            <text:p>https://api.github.com/repos/RedHatQE/rhui-testing-tools</text:p>
          </table:table-cell>
          <table:table-cell table:formula="of:=REPLACE([.B819]; 1; 29; &quot;&quot;)" office:value-type="string" office:string-value="RedHatQE/rhui-testing-tools" calcext:value-type="string">
            <text:p>RedHatQE/rhui-testing-tools</text:p>
          </table:table-cell>
        </table:table-row>
        <table:table-row table:style-name="ro1">
          <table:table-cell office:value-type="float" office:value="1422277" calcext:value-type="float">
            <text:p>1422277</text:p>
          </table:table-cell>
          <table:table-cell office:value-type="string" calcext:value-type="string">
            <text:p>https://api.github.com/repos/Suor/funcy</text:p>
          </table:table-cell>
          <table:table-cell table:formula="of:=REPLACE([.B820]; 1; 29; &quot;&quot;)" office:value-type="string" office:string-value="Suor/funcy" calcext:value-type="string">
            <text:p>Suor/funcy</text:p>
          </table:table-cell>
        </table:table-row>
        <table:table-row table:style-name="ro1">
          <table:table-cell office:value-type="float" office:value="1427298" calcext:value-type="float">
            <text:p>1427298</text:p>
          </table:table-cell>
          <table:table-cell office:value-type="string" calcext:value-type="string">
            <text:p>https://api.github.com/repos/ulfalizer/Kconfiglib</text:p>
          </table:table-cell>
          <table:table-cell table:formula="of:=REPLACE([.B821]; 1; 29; &quot;&quot;)" office:value-type="string" office:string-value="ulfalizer/Kconfiglib" calcext:value-type="string">
            <text:p>ulfalizer/Kconfiglib</text:p>
          </table:table-cell>
        </table:table-row>
        <table:table-row table:style-name="ro1">
          <table:table-cell office:value-type="float" office:value="1433342" calcext:value-type="float">
            <text:p>1433342</text:p>
          </table:table-cell>
          <table:table-cell office:value-type="string" calcext:value-type="string">
            <text:p>https://api.github.com/repos/4teamwork/ftw.contentpage</text:p>
          </table:table-cell>
          <table:table-cell table:formula="of:=REPLACE([.B822]; 1; 29; &quot;&quot;)" office:value-type="string" office:string-value="4teamwork/ftw.contentpage" calcext:value-type="string">
            <text:p>4teamwork/ftw.contentpage</text:p>
          </table:table-cell>
        </table:table-row>
        <table:table-row table:style-name="ro1">
          <table:table-cell office:value-type="float" office:value="1437221" calcext:value-type="float">
            <text:p>1437221</text:p>
          </table:table-cell>
          <table:table-cell office:value-type="string" calcext:value-type="string">
            <text:p>https://api.github.com/repos/plone/plone.app.event</text:p>
          </table:table-cell>
          <table:table-cell table:formula="of:=REPLACE([.B823]; 1; 29; &quot;&quot;)" office:value-type="string" office:string-value="plone/plone.app.event" calcext:value-type="string">
            <text:p>plone/plone.app.event</text:p>
          </table:table-cell>
        </table:table-row>
        <table:table-row table:style-name="ro1">
          <table:table-cell office:value-type="float" office:value="1437262" calcext:value-type="float">
            <text:p>1437262</text:p>
          </table:table-cell>
          <table:table-cell office:value-type="string" calcext:value-type="string">
            <text:p>https://api.github.com/repos/fabienengels/dotfiles</text:p>
          </table:table-cell>
          <table:table-cell table:formula="of:=REPLACE([.B824]; 1; 29; &quot;&quot;)" office:value-type="string" office:string-value="fabienengels/dotfiles" calcext:value-type="string">
            <text:p>fabienengels/dotfiles</text:p>
          </table:table-cell>
        </table:table-row>
        <table:table-row table:style-name="ro1">
          <table:table-cell office:value-type="float" office:value="1444796" calcext:value-type="float">
            <text:p>1444796</text:p>
          </table:table-cell>
          <table:table-cell office:value-type="string" calcext:value-type="string">
            <text:p>https://api.github.com/repos/IMBApplications/rmk.gabi</text:p>
          </table:table-cell>
          <table:table-cell table:formula="of:=REPLACE([.B825]; 1; 29; &quot;&quot;)" office:value-type="string" office:string-value="IMBApplications/rmk.gabi" calcext:value-type="string">
            <text:p>IMBApplications/rmk.gabi</text:p>
          </table:table-cell>
        </table:table-row>
        <table:table-row table:style-name="ro1">
          <table:table-cell office:value-type="float" office:value="1446092" calcext:value-type="float">
            <text:p>1446092</text:p>
          </table:table-cell>
          <table:table-cell office:value-type="string" calcext:value-type="string">
            <text:p>https://api.github.com/repos/Bitmessage/PyBitmessage</text:p>
          </table:table-cell>
          <table:table-cell table:formula="of:=REPLACE([.B826]; 1; 29; &quot;&quot;)" office:value-type="string" office:string-value="Bitmessage/PyBitmessage" calcext:value-type="string">
            <text:p>Bitmessage/PyBitmessage</text:p>
          </table:table-cell>
        </table:table-row>
        <table:table-row table:style-name="ro1">
          <table:table-cell office:value-type="float" office:value="1446387" calcext:value-type="float">
            <text:p>1446387</text:p>
          </table:table-cell>
          <table:table-cell office:value-type="string" calcext:value-type="string">
            <text:p>https://api.github.com/repos/aisapatino/sjfnw</text:p>
          </table:table-cell>
          <table:table-cell table:formula="of:=REPLACE([.B827]; 1; 29; &quot;&quot;)" office:value-type="string" office:string-value="aisapatino/sjfnw" calcext:value-type="string">
            <text:p>aisapatino/sjfnw</text:p>
          </table:table-cell>
        </table:table-row>
        <table:table-row table:style-name="ro1">
          <table:table-cell office:value-type="float" office:value="1447190" calcext:value-type="float">
            <text:p>1447190</text:p>
          </table:table-cell>
          <table:table-cell office:value-type="string" calcext:value-type="string">
            <text:p>https://api.github.com/repos/palletorsson/vb</text:p>
          </table:table-cell>
          <table:table-cell table:formula="of:=REPLACE([.B828]; 1; 29; &quot;&quot;)" office:value-type="string" office:string-value="palletorsson/vb" calcext:value-type="string">
            <text:p>palletorsson/vb</text:p>
          </table:table-cell>
        </table:table-row>
        <table:table-row table:style-name="ro1">
          <table:table-cell office:value-type="float" office:value="1449220" calcext:value-type="float">
            <text:p>1449220</text:p>
          </table:table-cell>
          <table:table-cell office:value-type="string" calcext:value-type="string">
            <text:p>https://api.github.com/repos/GrandComicsDatabase/gcd-django</text:p>
          </table:table-cell>
          <table:table-cell table:formula="of:=REPLACE([.B829]; 1; 29; &quot;&quot;)" office:value-type="string" office:string-value="GrandComicsDatabase/gcd-django" calcext:value-type="string">
            <text:p>GrandComicsDatabase/gcd-django</text:p>
          </table:table-cell>
        </table:table-row>
        <table:table-row table:style-name="ro1">
          <table:table-cell office:value-type="float" office:value="1452873" calcext:value-type="float">
            <text:p>1452873</text:p>
          </table:table-cell>
          <table:table-cell office:value-type="string" calcext:value-type="string">
            <text:p>https://api.github.com/repos/GNOME/meld</text:p>
          </table:table-cell>
          <table:table-cell table:formula="of:=REPLACE([.B830]; 1; 29; &quot;&quot;)" office:value-type="string" office:string-value="GNOME/meld" calcext:value-type="string">
            <text:p>GNOME/meld</text:p>
          </table:table-cell>
        </table:table-row>
        <table:table-row table:style-name="ro1">
          <table:table-cell office:value-type="float" office:value="1477835" calcext:value-type="float">
            <text:p>1477835</text:p>
          </table:table-cell>
          <table:table-cell office:value-type="string" calcext:value-type="string">
            <text:p>https://api.github.com/repos/nicolaiarocci/eve</text:p>
          </table:table-cell>
          <table:table-cell table:formula="of:=REPLACE([.B831]; 1; 29; &quot;&quot;)" office:value-type="string" office:string-value="nicolaiarocci/eve" calcext:value-type="string">
            <text:p>nicolaiarocci/eve</text:p>
          </table:table-cell>
        </table:table-row>
        <table:table-row table:style-name="ro1">
          <table:table-cell office:value-type="float" office:value="1482105" calcext:value-type="float">
            <text:p>1482105</text:p>
          </table:table-cell>
          <table:table-cell office:value-type="string" calcext:value-type="string">
            <text:p>https://api.github.com/repos/gitesdewallonie/gites.core</text:p>
          </table:table-cell>
          <table:table-cell table:formula="of:=REPLACE([.B832]; 1; 29; &quot;&quot;)" office:value-type="string" office:string-value="gitesdewallonie/gites.core" calcext:value-type="string">
            <text:p>gitesdewallonie/gites.core</text:p>
          </table:table-cell>
        </table:table-row>
        <table:table-row table:style-name="ro1">
          <table:table-cell office:value-type="float" office:value="1484774" calcext:value-type="float">
            <text:p>1484774</text:p>
          </table:table-cell>
          <table:table-cell office:value-type="string" calcext:value-type="string">
            <text:p>https://api.github.com/repos/kdavies4/ModelicaRes</text:p>
          </table:table-cell>
          <table:table-cell table:formula="of:=REPLACE([.B833]; 1; 29; &quot;&quot;)" office:value-type="string" office:string-value="kdavies4/ModelicaRes" calcext:value-type="string">
            <text:p>kdavies4/ModelicaRes</text:p>
          </table:table-cell>
        </table:table-row>
        <table:table-row table:style-name="ro1">
          <table:table-cell office:value-type="float" office:value="1487745" calcext:value-type="float">
            <text:p>1487745</text:p>
          </table:table-cell>
          <table:table-cell office:value-type="string" calcext:value-type="string">
            <text:p>https://api.github.com/repos/oVirt/ovirt-node</text:p>
          </table:table-cell>
          <table:table-cell table:formula="of:=REPLACE([.B834]; 1; 29; &quot;&quot;)" office:value-type="string" office:string-value="oVirt/ovirt-node" calcext:value-type="string">
            <text:p>oVirt/ovirt-node</text:p>
          </table:table-cell>
        </table:table-row>
        <table:table-row table:style-name="ro1">
          <table:table-cell office:value-type="float" office:value="1497484" calcext:value-type="float">
            <text:p>1497484</text:p>
          </table:table-cell>
          <table:table-cell office:value-type="string" calcext:value-type="string">
            <text:p>https://api.github.com/repos/aleb/pitivi</text:p>
          </table:table-cell>
          <table:table-cell table:formula="of:=REPLACE([.B835]; 1; 29; &quot;&quot;)" office:value-type="string" office:string-value="aleb/pitivi" calcext:value-type="string">
            <text:p>aleb/pitivi</text:p>
          </table:table-cell>
        </table:table-row>
        <table:table-row table:style-name="ro1">
          <table:table-cell office:value-type="float" office:value="1514213" calcext:value-type="float">
            <text:p>1514213</text:p>
          </table:table-cell>
          <table:table-cell office:value-type="string" calcext:value-type="string">
            <text:p>https://api.github.com/repos/exelearning/iteexe</text:p>
          </table:table-cell>
          <table:table-cell table:formula="of:=REPLACE([.B836]; 1; 29; &quot;&quot;)" office:value-type="string" office:string-value="exelearning/iteexe" calcext:value-type="string">
            <text:p>exelearning/iteexe</text:p>
          </table:table-cell>
        </table:table-row>
        <table:table-row table:style-name="ro1">
          <table:table-cell office:value-type="float" office:value="1515337" calcext:value-type="float">
            <text:p>1515337</text:p>
          </table:table-cell>
          <table:table-cell office:value-type="string" calcext:value-type="string">
            <text:p>https://api.github.com/repos/couchbase/couchbase-cli</text:p>
          </table:table-cell>
          <table:table-cell table:formula="of:=REPLACE([.B837]; 1; 29; &quot;&quot;)" office:value-type="string" office:string-value="couchbase/couchbase-cli" calcext:value-type="string">
            <text:p>couchbase/couchbase-cli</text:p>
          </table:table-cell>
        </table:table-row>
        <table:table-row table:style-name="ro1">
          <table:table-cell office:value-type="float" office:value="1518128" calcext:value-type="float">
            <text:p>1518128</text:p>
          </table:table-cell>
          <table:table-cell office:value-type="string" calcext:value-type="string">
            <text:p>https://api.github.com/repos/eallik/spinoff</text:p>
          </table:table-cell>
          <table:table-cell table:formula="of:=REPLACE([.B838]; 1; 29; &quot;&quot;)" office:value-type="string" office:string-value="eallik/spinoff" calcext:value-type="string">
            <text:p>eallik/spinoff</text:p>
          </table:table-cell>
        </table:table-row>
        <table:table-row table:style-name="ro1">
          <table:table-cell office:value-type="float" office:value="1530265" calcext:value-type="float">
            <text:p>1530265</text:p>
          </table:table-cell>
          <table:table-cell office:value-type="string" calcext:value-type="string">
            <text:p>https://api.github.com/repos/FCS-analysis/PyCorrFit</text:p>
          </table:table-cell>
          <table:table-cell table:formula="of:=REPLACE([.B839]; 1; 29; &quot;&quot;)" office:value-type="string" office:string-value="FCS-analysis/PyCorrFit" calcext:value-type="string">
            <text:p>FCS-analysis/PyCorrFit</text:p>
          </table:table-cell>
        </table:table-row>
        <table:table-row table:style-name="ro1">
          <table:table-cell office:value-type="float" office:value="1531401" calcext:value-type="float">
            <text:p>1531401</text:p>
          </table:table-cell>
          <table:table-cell office:value-type="string" calcext:value-type="string">
            <text:p>https://api.github.com/repos/HiSPARC/sapphire</text:p>
          </table:table-cell>
          <table:table-cell table:formula="of:=REPLACE([.B840]; 1; 29; &quot;&quot;)" office:value-type="string" office:string-value="HiSPARC/sapphire" calcext:value-type="string">
            <text:p>HiSPARC/sapphire</text:p>
          </table:table-cell>
        </table:table-row>
        <table:table-row table:style-name="ro1">
          <table:table-cell office:value-type="float" office:value="1536910" calcext:value-type="float">
            <text:p>1536910</text:p>
          </table:table-cell>
          <table:table-cell office:value-type="string" calcext:value-type="string">
            <text:p>https://api.github.com/repos/Catrobat/ScratchToCatrobat</text:p>
          </table:table-cell>
          <table:table-cell table:formula="of:=REPLACE([.B841]; 1; 29; &quot;&quot;)" office:value-type="string" office:string-value="Catrobat/ScratchToCatrobat" calcext:value-type="string">
            <text:p>Catrobat/ScratchToCatrobat</text:p>
          </table:table-cell>
        </table:table-row>
        <table:table-row table:style-name="ro1">
          <table:table-cell office:value-type="float" office:value="1580542" calcext:value-type="float">
            <text:p>1580542</text:p>
          </table:table-cell>
          <table:table-cell office:value-type="string" calcext:value-type="string">
            <text:p>https://api.github.com/repos/brian-team/brian2</text:p>
          </table:table-cell>
          <table:table-cell table:formula="of:=REPLACE([.B842]; 1; 29; &quot;&quot;)" office:value-type="string" office:string-value="brian-team/brian2" calcext:value-type="string">
            <text:p>brian-team/brian2</text:p>
          </table:table-cell>
        </table:table-row>
        <table:table-row table:style-name="ro1">
          <table:table-cell office:value-type="float" office:value="1587865" calcext:value-type="float">
            <text:p>1587865</text:p>
          </table:table-cell>
          <table:table-cell office:value-type="string" calcext:value-type="string">
            <text:p>https://api.github.com/repos/SheffieldML/GPy</text:p>
          </table:table-cell>
          <table:table-cell table:formula="of:=REPLACE([.B843]; 1; 29; &quot;&quot;)" office:value-type="string" office:string-value="SheffieldML/GPy" calcext:value-type="string">
            <text:p>SheffieldML/GPy</text:p>
          </table:table-cell>
        </table:table-row>
        <table:table-row table:style-name="ro1">
          <table:table-cell office:value-type="float" office:value="1615247" calcext:value-type="float">
            <text:p>1615247</text:p>
          </table:table-cell>
          <table:table-cell office:value-type="string" calcext:value-type="string">
            <text:p>https://api.github.com/repos/scanny/python-pptx</text:p>
          </table:table-cell>
          <table:table-cell table:formula="of:=REPLACE([.B844]; 1; 29; &quot;&quot;)" office:value-type="string" office:string-value="scanny/python-pptx" calcext:value-type="string">
            <text:p>scanny/python-pptx</text:p>
          </table:table-cell>
        </table:table-row>
        <table:table-row table:style-name="ro1">
          <table:table-cell office:value-type="float" office:value="1632484" calcext:value-type="float">
            <text:p>1632484</text:p>
          </table:table-cell>
          <table:table-cell office:value-type="string" calcext:value-type="string">
            <text:p>https://api.github.com/repos/mobyle2/mobyle2.lib</text:p>
          </table:table-cell>
          <table:table-cell table:formula="of:=REPLACE([.B845]; 1; 29; &quot;&quot;)" office:value-type="string" office:string-value="mobyle2/mobyle2.lib" calcext:value-type="string">
            <text:p>mobyle2/mobyle2.lib</text:p>
          </table:table-cell>
        </table:table-row>
        <table:table-row table:style-name="ro1">
          <table:table-cell office:value-type="float" office:value="1652477" calcext:value-type="float">
            <text:p>1652477</text:p>
          </table:table-cell>
          <table:table-cell office:value-type="string" calcext:value-type="string">
            <text:p>https://api.github.com/repos/ciromattia/kcc</text:p>
          </table:table-cell>
          <table:table-cell table:formula="of:=REPLACE([.B846]; 1; 29; &quot;&quot;)" office:value-type="string" office:string-value="ciromattia/kcc" calcext:value-type="string">
            <text:p>ciromattia/kcc</text:p>
          </table:table-cell>
        </table:table-row>
        <table:table-row table:style-name="ro1">
          <table:table-cell office:value-type="float" office:value="1710519" calcext:value-type="float">
            <text:p>1710519</text:p>
          </table:table-cell>
          <table:table-cell office:value-type="string" calcext:value-type="string">
            <text:p>https://api.github.com/repos/collective/collective.simplemanagement</text:p>
          </table:table-cell>
          <table:table-cell table:formula="of:=REPLACE([.B847]; 1; 29; &quot;&quot;)" office:value-type="string" office:string-value="collective/collective.simplemanagement" calcext:value-type="string">
            <text:p>collective/collective.simplemanagement</text:p>
          </table:table-cell>
        </table:table-row>
        <table:table-row table:style-name="ro1">
          <table:table-cell office:value-type="float" office:value="1716780" calcext:value-type="float">
            <text:p>1716780</text:p>
          </table:table-cell>
          <table:table-cell office:value-type="string" calcext:value-type="string">
            <text:p>https://api.github.com/repos/python/mypy</text:p>
          </table:table-cell>
          <table:table-cell table:formula="of:=REPLACE([.B848]; 1; 29; &quot;&quot;)" office:value-type="string" office:string-value="python/mypy" calcext:value-type="string">
            <text:p>python/mypy</text:p>
          </table:table-cell>
        </table:table-row>
        <table:table-row table:style-name="ro1">
          <table:table-cell office:value-type="float" office:value="1720367" calcext:value-type="float">
            <text:p>1720367</text:p>
          </table:table-cell>
          <table:table-cell office:value-type="string" calcext:value-type="string">
            <text:p>https://api.github.com/repos/openstack/heat</text:p>
          </table:table-cell>
          <table:table-cell table:formula="of:=REPLACE([.B849]; 1; 29; &quot;&quot;)" office:value-type="string" office:string-value="openstack/heat" calcext:value-type="string">
            <text:p>openstack/heat</text:p>
          </table:table-cell>
        </table:table-row>
        <table:table-row table:style-name="ro1">
          <table:table-cell office:value-type="float" office:value="1720776" calcext:value-type="float">
            <text:p>1720776</text:p>
          </table:table-cell>
          <table:table-cell office:value-type="string" calcext:value-type="string">
            <text:p>https://api.github.com/repos/BristolTopGroup/DailyPythonScripts</text:p>
          </table:table-cell>
          <table:table-cell table:formula="of:=REPLACE([.B850]; 1; 29; &quot;&quot;)" office:value-type="string" office:string-value="BristolTopGroup/DailyPythonScripts" calcext:value-type="string">
            <text:p>BristolTopGroup/DailyPythonScripts</text:p>
          </table:table-cell>
        </table:table-row>
        <table:table-row table:style-name="ro1">
          <table:table-cell office:value-type="float" office:value="1724473" calcext:value-type="float">
            <text:p>1724473</text:p>
          </table:table-cell>
          <table:table-cell office:value-type="string" calcext:value-type="string">
            <text:p>https://api.github.com/repos/spacetelescope/PyFITS</text:p>
          </table:table-cell>
          <table:table-cell table:formula="of:=REPLACE([.B851]; 1; 29; &quot;&quot;)" office:value-type="string" office:string-value="spacetelescope/PyFITS" calcext:value-type="string">
            <text:p>spacetelescope/PyFITS</text:p>
          </table:table-cell>
        </table:table-row>
        <table:table-row table:style-name="ro1">
          <table:table-cell office:value-type="float" office:value="1748841" calcext:value-type="float">
            <text:p>1748841</text:p>
          </table:table-cell>
          <table:table-cell office:value-type="string" calcext:value-type="string">
            <text:p>https://api.github.com/repos/mostaphaRoudsari/ladybug</text:p>
          </table:table-cell>
          <table:table-cell table:formula="of:=REPLACE([.B852]; 1; 29; &quot;&quot;)" office:value-type="string" office:string-value="mostaphaRoudsari/ladybug" calcext:value-type="string">
            <text:p>mostaphaRoudsari/ladybug</text:p>
          </table:table-cell>
        </table:table-row>
        <table:table-row table:style-name="ro1">
          <table:table-cell office:value-type="float" office:value="1761569" calcext:value-type="float">
            <text:p>1761569</text:p>
          </table:table-cell>
          <table:table-cell office:value-type="string" calcext:value-type="string">
            <text:p>https://api.github.com/repos/openstack/python-heatclient</text:p>
          </table:table-cell>
          <table:table-cell table:formula="of:=REPLACE([.B853]; 1; 29; &quot;&quot;)" office:value-type="string" office:string-value="openstack/python-heatclient" calcext:value-type="string">
            <text:p>openstack/python-heatclient</text:p>
          </table:table-cell>
        </table:table-row>
        <table:table-row table:style-name="ro1">
          <table:table-cell office:value-type="float" office:value="1761585" calcext:value-type="float">
            <text:p>1761585</text:p>
          </table:table-cell>
          <table:table-cell office:value-type="string" calcext:value-type="string">
            <text:p>https://api.github.com/repos/openstack/python-ceilometerclient</text:p>
          </table:table-cell>
          <table:table-cell table:formula="of:=REPLACE([.B854]; 1; 29; &quot;&quot;)" office:value-type="string" office:string-value="openstack/python-ceilometerclient" calcext:value-type="string">
            <text:p>openstack/python-ceilometerclient</text:p>
          </table:table-cell>
        </table:table-row>
        <table:table-row table:style-name="ro1">
          <table:table-cell office:value-type="float" office:value="1786464" calcext:value-type="float">
            <text:p>1786464</text:p>
          </table:table-cell>
          <table:table-cell office:value-type="string" calcext:value-type="string">
            <text:p>https://api.github.com/repos/weblabdeusto/weblabdeusto</text:p>
          </table:table-cell>
          <table:table-cell table:formula="of:=REPLACE([.B855]; 1; 29; &quot;&quot;)" office:value-type="string" office:string-value="weblabdeusto/weblabdeusto" calcext:value-type="string">
            <text:p>weblabdeusto/weblabdeusto</text:p>
          </table:table-cell>
        </table:table-row>
        <table:table-row table:style-name="ro1">
          <table:table-cell office:value-type="float" office:value="1812735" calcext:value-type="float">
            <text:p>1812735</text:p>
          </table:table-cell>
          <table:table-cell office:value-type="string" calcext:value-type="string">
            <text:p>https://api.github.com/repos/mit-crpg/openmc</text:p>
          </table:table-cell>
          <table:table-cell table:formula="of:=REPLACE([.B856]; 1; 29; &quot;&quot;)" office:value-type="string" office:string-value="mit-crpg/openmc" calcext:value-type="string">
            <text:p>mit-crpg/openmc</text:p>
          </table:table-cell>
        </table:table-row>
        <table:table-row table:style-name="ro1">
          <table:table-cell office:value-type="float" office:value="1815692" calcext:value-type="float">
            <text:p>1815692</text:p>
          </table:table-cell>
          <table:table-cell office:value-type="string" calcext:value-type="string">
            <text:p>https://api.github.com/repos/thraxil/mithras</text:p>
          </table:table-cell>
          <table:table-cell table:formula="of:=REPLACE([.B857]; 1; 29; &quot;&quot;)" office:value-type="string" office:string-value="thraxil/mithras" calcext:value-type="string">
            <text:p>thraxil/mithras</text:p>
          </table:table-cell>
        </table:table-row>
        <table:table-row table:style-name="ro1">
          <table:table-cell office:value-type="float" office:value="1827036" calcext:value-type="float">
            <text:p>1827036</text:p>
          </table:table-cell>
          <table:table-cell office:value-type="string" calcext:value-type="string">
            <text:p>https://api.github.com/repos/nicolaiarocci/cerberus</text:p>
          </table:table-cell>
          <table:table-cell table:formula="of:=REPLACE([.B858]; 1; 29; &quot;&quot;)" office:value-type="string" office:string-value="nicolaiarocci/cerberus" calcext:value-type="string">
            <text:p>nicolaiarocci/cerberus</text:p>
          </table:table-cell>
        </table:table-row>
        <table:table-row table:style-name="ro1">
          <table:table-cell office:value-type="float" office:value="1836989" calcext:value-type="float">
            <text:p>1836989</text:p>
          </table:table-cell>
          <table:table-cell office:value-type="string" calcext:value-type="string">
            <text:p>https://api.github.com/repos/MTG/freesound</text:p>
          </table:table-cell>
          <table:table-cell table:formula="of:=REPLACE([.B859]; 1; 29; &quot;&quot;)" office:value-type="string" office:string-value="MTG/freesound" calcext:value-type="string">
            <text:p>MTG/freesound</text:p>
          </table:table-cell>
        </table:table-row>
        <table:table-row table:style-name="ro1">
          <table:table-cell office:value-type="float" office:value="1838098" calcext:value-type="float">
            <text:p>1838098</text:p>
          </table:table-cell>
          <table:table-cell office:value-type="string" calcext:value-type="string">
            <text:p>https://api.github.com/repos/Kotti/Kotti</text:p>
          </table:table-cell>
          <table:table-cell table:formula="of:=REPLACE([.B860]; 1; 29; &quot;&quot;)" office:value-type="string" office:string-value="Kotti/Kotti" calcext:value-type="string">
            <text:p>Kotti/Kotti</text:p>
          </table:table-cell>
        </table:table-row>
        <table:table-row table:style-name="ro1">
          <table:table-cell office:value-type="float" office:value="1841337" calcext:value-type="float">
            <text:p>1841337</text:p>
          </table:table-cell>
          <table:table-cell office:value-type="string" calcext:value-type="string">
            <text:p>https://api.github.com/repos/ucb-sts/sts</text:p>
          </table:table-cell>
          <table:table-cell table:formula="of:=REPLACE([.B861]; 1; 29; &quot;&quot;)" office:value-type="string" office:string-value="ucb-sts/sts" calcext:value-type="string">
            <text:p>ucb-sts/sts</text:p>
          </table:table-cell>
        </table:table-row>
        <table:table-row table:style-name="ro1">
          <table:table-cell office:value-type="float" office:value="1842342" calcext:value-type="float">
            <text:p>1842342</text:p>
          </table:table-cell>
          <table:table-cell office:value-type="string" calcext:value-type="string">
            <text:p>https://api.github.com/repos/wummel/dosage</text:p>
          </table:table-cell>
          <table:table-cell table:formula="of:=REPLACE([.B862]; 1; 29; &quot;&quot;)" office:value-type="string" office:string-value="wummel/dosage" calcext:value-type="string">
            <text:p>wummel/dosage</text:p>
          </table:table-cell>
        </table:table-row>
        <table:table-row table:style-name="ro1">
          <table:table-cell office:value-type="float" office:value="1842680" calcext:value-type="float">
            <text:p>1842680</text:p>
          </table:table-cell>
          <table:table-cell office:value-type="string" calcext:value-type="string">
            <text:p>https://api.github.com/repos/eventlet/eventlet</text:p>
          </table:table-cell>
          <table:table-cell table:formula="of:=REPLACE([.B863]; 1; 29; &quot;&quot;)" office:value-type="string" office:string-value="eventlet/eventlet" calcext:value-type="string">
            <text:p>eventlet/eventlet</text:p>
          </table:table-cell>
        </table:table-row>
        <table:table-row table:style-name="ro1">
          <table:table-cell office:value-type="float" office:value="1844083" calcext:value-type="float">
            <text:p>1844083</text:p>
          </table:table-cell>
          <table:table-cell office:value-type="string" calcext:value-type="string">
            <text:p>https://api.github.com/repos/oxivanisher/JamesII</text:p>
          </table:table-cell>
          <table:table-cell table:formula="of:=REPLACE([.B864]; 1; 29; &quot;&quot;)" office:value-type="string" office:string-value="oxivanisher/JamesII" calcext:value-type="string">
            <text:p>oxivanisher/JamesII</text:p>
          </table:table-cell>
        </table:table-row>
        <table:table-row table:style-name="ro1">
          <table:table-cell office:value-type="float" office:value="1845706" calcext:value-type="float">
            <text:p>1845706</text:p>
          </table:table-cell>
          <table:table-cell office:value-type="string" calcext:value-type="string">
            <text:p>https://api.github.com/repos/fsr-itse/EvaP</text:p>
          </table:table-cell>
          <table:table-cell table:formula="of:=REPLACE([.B865]; 1; 29; &quot;&quot;)" office:value-type="string" office:string-value="fsr-itse/EvaP" calcext:value-type="string">
            <text:p>fsr-itse/EvaP</text:p>
          </table:table-cell>
        </table:table-row>
        <table:table-row table:style-name="ro1">
          <table:table-cell office:value-type="float" office:value="1848907" calcext:value-type="float">
            <text:p>1848907</text:p>
          </table:table-cell>
          <table:table-cell office:value-type="string" calcext:value-type="string">
            <text:p>https://api.github.com/repos/tidalf/plugin.audio.qobuz</text:p>
          </table:table-cell>
          <table:table-cell table:formula="of:=REPLACE([.B866]; 1; 29; &quot;&quot;)" office:value-type="string" office:string-value="tidalf/plugin.audio.qobuz" calcext:value-type="string">
            <text:p>tidalf/plugin.audio.qobuz</text:p>
          </table:table-cell>
        </table:table-row>
        <table:table-row table:style-name="ro1">
          <table:table-cell office:value-type="float" office:value="1852072" calcext:value-type="float">
            <text:p>1852072</text:p>
          </table:table-cell>
          <table:table-cell office:value-type="string" calcext:value-type="string">
            <text:p>https://api.github.com/repos/pyspeckit/pyspeckit</text:p>
          </table:table-cell>
          <table:table-cell table:formula="of:=REPLACE([.B867]; 1; 29; &quot;&quot;)" office:value-type="string" office:string-value="pyspeckit/pyspeckit" calcext:value-type="string">
            <text:p>pyspeckit/pyspeckit</text:p>
          </table:table-cell>
        </table:table-row>
        <table:table-row table:style-name="ro1">
          <table:table-cell office:value-type="float" office:value="1868098" calcext:value-type="float">
            <text:p>1868098</text:p>
          </table:table-cell>
          <table:table-cell office:value-type="string" calcext:value-type="string">
            <text:p>https://api.github.com/repos/yujinrobot/yujin_tools</text:p>
          </table:table-cell>
          <table:table-cell table:formula="of:=REPLACE([.B868]; 1; 29; &quot;&quot;)" office:value-type="string" office:string-value="yujinrobot/yujin_tools" calcext:value-type="string">
            <text:p>yujinrobot/yujin_tools</text:p>
          </table:table-cell>
        </table:table-row>
        <table:table-row table:style-name="ro1">
          <table:table-cell office:value-type="float" office:value="1871853" calcext:value-type="float">
            <text:p>1871853</text:p>
          </table:table-cell>
          <table:table-cell office:value-type="string" calcext:value-type="string">
            <text:p>https://api.github.com/repos/open-data/ckanext-canada</text:p>
          </table:table-cell>
          <table:table-cell table:formula="of:=REPLACE([.B869]; 1; 29; &quot;&quot;)" office:value-type="string" office:string-value="open-data/ckanext-canada" calcext:value-type="string">
            <text:p>open-data/ckanext-canada</text:p>
          </table:table-cell>
        </table:table-row>
        <table:table-row table:style-name="ro1">
          <table:table-cell office:value-type="float" office:value="1872195" calcext:value-type="float">
            <text:p>1872195</text:p>
          </table:table-cell>
          <table:table-cell office:value-type="string" calcext:value-type="string">
            <text:p>https://api.github.com/repos/DFE/MONK</text:p>
          </table:table-cell>
          <table:table-cell table:formula="of:=REPLACE([.B870]; 1; 29; &quot;&quot;)" office:value-type="string" office:string-value="DFE/MONK" calcext:value-type="string">
            <text:p>DFE/MONK</text:p>
          </table:table-cell>
        </table:table-row>
        <table:table-row table:style-name="ro1">
          <table:table-cell office:value-type="float" office:value="1878241" calcext:value-type="float">
            <text:p>1878241</text:p>
          </table:table-cell>
          <table:table-cell office:value-type="string" calcext:value-type="string">
            <text:p>https://api.github.com/repos/ivanamihalek/exolocator</text:p>
          </table:table-cell>
          <table:table-cell table:formula="of:=REPLACE([.B871]; 1; 29; &quot;&quot;)" office:value-type="string" office:string-value="ivanamihalek/exolocator" calcext:value-type="string">
            <text:p>ivanamihalek/exolocator</text:p>
          </table:table-cell>
        </table:table-row>
        <table:table-row table:style-name="ro1">
          <table:table-cell office:value-type="float" office:value="1878929" calcext:value-type="float">
            <text:p>1878929</text:p>
          </table:table-cell>
          <table:table-cell office:value-type="string" calcext:value-type="string">
            <text:p>https://api.github.com/repos/pwman3/pwman3</text:p>
          </table:table-cell>
          <table:table-cell table:formula="of:=REPLACE([.B872]; 1; 29; &quot;&quot;)" office:value-type="string" office:string-value="pwman3/pwman3" calcext:value-type="string">
            <text:p>pwman3/pwman3</text:p>
          </table:table-cell>
        </table:table-row>
        <table:table-row table:style-name="ro1">
          <table:table-cell office:value-type="float" office:value="1881826" calcext:value-type="float">
            <text:p>1881826</text:p>
          </table:table-cell>
          <table:table-cell office:value-type="string" calcext:value-type="string">
            <text:p>https://api.github.com/repos/GDG-Ukraine/gdg.org.ua</text:p>
          </table:table-cell>
          <table:table-cell table:formula="of:=REPLACE([.B873]; 1; 29; &quot;&quot;)" office:value-type="string" office:string-value="GDG-Ukraine/gdg.org.ua" calcext:value-type="string">
            <text:p>GDG-Ukraine/gdg.org.ua</text:p>
          </table:table-cell>
        </table:table-row>
        <table:table-row table:style-name="ro1">
          <table:table-cell office:value-type="float" office:value="1884014" calcext:value-type="float">
            <text:p>1884014</text:p>
          </table:table-cell>
          <table:table-cell office:value-type="string" calcext:value-type="string">
            <text:p>https://api.github.com/repos/boto/botocore</text:p>
          </table:table-cell>
          <table:table-cell table:formula="of:=REPLACE([.B874]; 1; 29; &quot;&quot;)" office:value-type="string" office:string-value="boto/botocore" calcext:value-type="string">
            <text:p>boto/botocore</text:p>
          </table:table-cell>
        </table:table-row>
        <table:table-row table:style-name="ro1">
          <table:table-cell office:value-type="float" office:value="1891237" calcext:value-type="float">
            <text:p>1891237</text:p>
          </table:table-cell>
          <table:table-cell office:value-type="string" calcext:value-type="string">
            <text:p>https://api.github.com/repos/hashdist/hashdist</text:p>
          </table:table-cell>
          <table:table-cell table:formula="of:=REPLACE([.B875]; 1; 29; &quot;&quot;)" office:value-type="string" office:string-value="hashdist/hashdist" calcext:value-type="string">
            <text:p>hashdist/hashdist</text:p>
          </table:table-cell>
        </table:table-row>
        <table:table-row table:style-name="ro1">
          <table:table-cell office:value-type="float" office:value="1899297" calcext:value-type="float">
            <text:p>1899297</text:p>
          </table:table-cell>
          <table:table-cell office:value-type="string" calcext:value-type="string">
            <text:p>https://api.github.com/repos/fdanesse/JAMediaSuite</text:p>
          </table:table-cell>
          <table:table-cell table:formula="of:=REPLACE([.B876]; 1; 29; &quot;&quot;)" office:value-type="string" office:string-value="fdanesse/JAMediaSuite" calcext:value-type="string">
            <text:p>fdanesse/JAMediaSuite</text:p>
          </table:table-cell>
        </table:table-row>
        <table:table-row table:style-name="ro1">
          <table:table-cell office:value-type="float" office:value="1900934" calcext:value-type="float">
            <text:p>1900934</text:p>
          </table:table-cell>
          <table:table-cell office:value-type="string" calcext:value-type="string">
            <text:p>https://api.github.com/repos/posativ/isso</text:p>
          </table:table-cell>
          <table:table-cell table:formula="of:=REPLACE([.B877]; 1; 29; &quot;&quot;)" office:value-type="string" office:string-value="posativ/isso" calcext:value-type="string">
            <text:p>posativ/isso</text:p>
          </table:table-cell>
        </table:table-row>
        <table:table-row table:style-name="ro1">
          <table:table-cell office:value-type="float" office:value="1902141" calcext:value-type="float">
            <text:p>1902141</text:p>
          </table:table-cell>
          <table:table-cell office:value-type="string" calcext:value-type="string">
            <text:p>https://api.github.com/repos/HenriWahl/Nagstamon</text:p>
          </table:table-cell>
          <table:table-cell table:formula="of:=REPLACE([.B878]; 1; 29; &quot;&quot;)" office:value-type="string" office:string-value="HenriWahl/Nagstamon" calcext:value-type="string">
            <text:p>HenriWahl/Nagstamon</text:p>
          </table:table-cell>
        </table:table-row>
        <table:table-row table:style-name="ro1">
          <table:table-cell office:value-type="float" office:value="1905758" calcext:value-type="float">
            <text:p>1905758</text:p>
          </table:table-cell>
          <table:table-cell office:value-type="string" calcext:value-type="string">
            <text:p>https://api.github.com/repos/zopefoundation/ZODB</text:p>
          </table:table-cell>
          <table:table-cell table:formula="of:=REPLACE([.B879]; 1; 29; &quot;&quot;)" office:value-type="string" office:string-value="zopefoundation/ZODB" calcext:value-type="string">
            <text:p>zopefoundation/ZODB</text:p>
          </table:table-cell>
        </table:table-row>
        <table:table-row table:style-name="ro1">
          <table:table-cell office:value-type="float" office:value="1912872" calcext:value-type="float">
            <text:p>1912872</text:p>
          </table:table-cell>
          <table:table-cell office:value-type="string" calcext:value-type="string">
            <text:p>https://api.github.com/repos/aws/aws-cli</text:p>
          </table:table-cell>
          <table:table-cell table:formula="of:=REPLACE([.B880]; 1; 29; &quot;&quot;)" office:value-type="string" office:string-value="aws/aws-cli" calcext:value-type="string">
            <text:p>aws/aws-cli</text:p>
          </table:table-cell>
        </table:table-row>
        <table:table-row table:style-name="ro1">
          <table:table-cell office:value-type="float" office:value="1922986" calcext:value-type="float">
            <text:p>1922986</text:p>
          </table:table-cell>
          <table:table-cell office:value-type="string" calcext:value-type="string">
            <text:p>https://api.github.com/repos/ioam/lancet</text:p>
          </table:table-cell>
          <table:table-cell table:formula="of:=REPLACE([.B881]; 1; 29; &quot;&quot;)" office:value-type="string" office:string-value="ioam/lancet" calcext:value-type="string">
            <text:p>ioam/lancet</text:p>
          </table:table-cell>
        </table:table-row>
        <table:table-row table:style-name="ro1">
          <table:table-cell office:value-type="float" office:value="1923263" calcext:value-type="float">
            <text:p>1923263</text:p>
          </table:table-cell>
          <table:table-cell office:value-type="string" calcext:value-type="string">
            <text:p>https://api.github.com/repos/LibraryOfCongress/chronam</text:p>
          </table:table-cell>
          <table:table-cell table:formula="of:=REPLACE([.B882]; 1; 29; &quot;&quot;)" office:value-type="string" office:string-value="LibraryOfCongress/chronam" calcext:value-type="string">
            <text:p>LibraryOfCongress/chronam</text:p>
          </table:table-cell>
        </table:table-row>
        <table:table-row table:style-name="ro1">
          <table:table-cell office:value-type="float" office:value="1924510" calcext:value-type="float">
            <text:p>1924510</text:p>
          </table:table-cell>
          <table:table-cell office:value-type="string" calcext:value-type="string">
            <text:p>https://api.github.com/repos/clinton-hall/nzbToMedia</text:p>
          </table:table-cell>
          <table:table-cell table:formula="of:=REPLACE([.B883]; 1; 29; &quot;&quot;)" office:value-type="string" office:string-value="clinton-hall/nzbToMedia" calcext:value-type="string">
            <text:p>clinton-hall/nzbToMedia</text:p>
          </table:table-cell>
        </table:table-row>
        <table:table-row table:style-name="ro1">
          <table:table-cell office:value-type="float" office:value="1926264" calcext:value-type="float">
            <text:p>1926264</text:p>
          </table:table-cell>
          <table:table-cell office:value-type="string" calcext:value-type="string">
            <text:p>https://api.github.com/repos/philgyford/pepysdiary</text:p>
          </table:table-cell>
          <table:table-cell table:formula="of:=REPLACE([.B884]; 1; 29; &quot;&quot;)" office:value-type="string" office:string-value="philgyford/pepysdiary" calcext:value-type="string">
            <text:p>philgyford/pepysdiary</text:p>
          </table:table-cell>
        </table:table-row>
        <table:table-row table:style-name="ro1">
          <table:table-cell office:value-type="float" office:value="1928523" calcext:value-type="float">
            <text:p>1928523</text:p>
          </table:table-cell>
          <table:table-cell office:value-type="string" calcext:value-type="string">
            <text:p>https://api.github.com/repos/thaibault/boostNode</text:p>
          </table:table-cell>
          <table:table-cell table:formula="of:=REPLACE([.B885]; 1; 29; &quot;&quot;)" office:value-type="string" office:string-value="thaibault/boostNode" calcext:value-type="string">
            <text:p>thaibault/boostNode</text:p>
          </table:table-cell>
        </table:table-row>
        <table:table-row table:style-name="ro1">
          <table:table-cell office:value-type="float" office:value="1931384" calcext:value-type="float">
            <text:p>1931384</text:p>
          </table:table-cell>
          <table:table-cell office:value-type="string" calcext:value-type="string">
            <text:p>https://api.github.com/repos/shoebot/shoebot</text:p>
          </table:table-cell>
          <table:table-cell table:formula="of:=REPLACE([.B886]; 1; 29; &quot;&quot;)" office:value-type="string" office:string-value="shoebot/shoebot" calcext:value-type="string">
            <text:p>shoebot/shoebot</text:p>
          </table:table-cell>
        </table:table-row>
        <table:table-row table:style-name="ro1">
          <table:table-cell office:value-type="float" office:value="1933277" calcext:value-type="float">
            <text:p>1933277</text:p>
          </table:table-cell>
          <table:table-cell office:value-type="string" calcext:value-type="string">
            <text:p>https://api.github.com/repos/enStratus/mixcoatl</text:p>
          </table:table-cell>
          <table:table-cell table:formula="of:=REPLACE([.B887]; 1; 29; &quot;&quot;)" office:value-type="string" office:string-value="enStratus/mixcoatl" calcext:value-type="string">
            <text:p>enStratus/mixcoatl</text:p>
          </table:table-cell>
        </table:table-row>
        <table:table-row table:style-name="ro1">
          <table:table-cell office:value-type="float" office:value="1933719" calcext:value-type="float">
            <text:p>1933719</text:p>
          </table:table-cell>
          <table:table-cell office:value-type="string" calcext:value-type="string">
            <text:p>https://api.github.com/repos/trustedsec/social-engineer-toolkit</text:p>
          </table:table-cell>
          <table:table-cell table:formula="of:=REPLACE([.B888]; 1; 29; &quot;&quot;)" office:value-type="string" office:string-value="trustedsec/social-engineer-toolkit" calcext:value-type="string">
            <text:p>trustedsec/social-engineer-toolkit</text:p>
          </table:table-cell>
        </table:table-row>
        <table:table-row table:style-name="ro1">
          <table:table-cell office:value-type="float" office:value="1936956" calcext:value-type="float">
            <text:p>1936956</text:p>
          </table:table-cell>
          <table:table-cell office:value-type="string" calcext:value-type="string">
            <text:p>https://api.github.com/repos/anrom7/NLP_with_Python</text:p>
          </table:table-cell>
          <table:table-cell table:formula="of:=REPLACE([.B889]; 1; 29; &quot;&quot;)" office:value-type="string" office:string-value="anrom7/NLP_with_Python" calcext:value-type="string">
            <text:p>anrom7/NLP_with_Python</text:p>
          </table:table-cell>
        </table:table-row>
        <table:table-row table:style-name="ro1">
          <table:table-cell office:value-type="float" office:value="1940417" calcext:value-type="float">
            <text:p>1940417</text:p>
          </table:table-cell>
          <table:table-cell office:value-type="string" calcext:value-type="string">
            <text:p>https://api.github.com/repos/ecmanaged/ecm-agent</text:p>
          </table:table-cell>
          <table:table-cell table:formula="of:=REPLACE([.B890]; 1; 29; &quot;&quot;)" office:value-type="string" office:string-value="ecmanaged/ecm-agent" calcext:value-type="string">
            <text:p>ecmanaged/ecm-agent</text:p>
          </table:table-cell>
        </table:table-row>
        <table:table-row table:style-name="ro1">
          <table:table-cell office:value-type="float" office:value="1941958" calcext:value-type="float">
            <text:p>1941958</text:p>
          </table:table-cell>
          <table:table-cell office:value-type="string" calcext:value-type="string">
            <text:p>https://api.github.com/repos/yuhanlyu/Snippets</text:p>
          </table:table-cell>
          <table:table-cell table:formula="of:=REPLACE([.B891]; 1; 29; &quot;&quot;)" office:value-type="string" office:string-value="yuhanlyu/Snippets" calcext:value-type="string">
            <text:p>yuhanlyu/Snippets</text:p>
          </table:table-cell>
        </table:table-row>
        <table:table-row table:style-name="ro1">
          <table:table-cell office:value-type="float" office:value="1945803" calcext:value-type="float">
            <text:p>1945803</text:p>
          </table:table-cell>
          <table:table-cell office:value-type="string" calcext:value-type="string">
            <text:p>https://api.github.com/repos/ivukotic/FAXtools</text:p>
          </table:table-cell>
          <table:table-cell table:formula="of:=REPLACE([.B892]; 1; 29; &quot;&quot;)" office:value-type="string" office:string-value="ivukotic/FAXtools" calcext:value-type="string">
            <text:p>ivukotic/FAXtools</text:p>
          </table:table-cell>
        </table:table-row>
        <table:table-row table:style-name="ro1">
          <table:table-cell office:value-type="float" office:value="1946723" calcext:value-type="float">
            <text:p>1946723</text:p>
          </table:table-cell>
          <table:table-cell office:value-type="string" calcext:value-type="string">
            <text:p>https://api.github.com/repos/gsnewmark/dotfiles</text:p>
          </table:table-cell>
          <table:table-cell table:formula="of:=REPLACE([.B893]; 1; 29; &quot;&quot;)" office:value-type="string" office:string-value="gsnewmark/dotfiles" calcext:value-type="string">
            <text:p>gsnewmark/dotfiles</text:p>
          </table:table-cell>
        </table:table-row>
        <table:table-row table:style-name="ro1">
          <table:table-cell office:value-type="float" office:value="1952329" calcext:value-type="float">
            <text:p>1952329</text:p>
          </table:table-cell>
          <table:table-cell office:value-type="string" calcext:value-type="string">
            <text:p>https://api.github.com/repos/funkybob/django-nap</text:p>
          </table:table-cell>
          <table:table-cell table:formula="of:=REPLACE([.B894]; 1; 29; &quot;&quot;)" office:value-type="string" office:string-value="funkybob/django-nap" calcext:value-type="string">
            <text:p>funkybob/django-nap</text:p>
          </table:table-cell>
        </table:table-row>
        <table:table-row table:style-name="ro1">
          <table:table-cell office:value-type="float" office:value="1957771" calcext:value-type="float">
            <text:p>1957771</text:p>
          </table:table-cell>
          <table:table-cell office:value-type="string" calcext:value-type="string">
            <text:p>https://api.github.com/repos/SmartTeleMax/iktomi</text:p>
          </table:table-cell>
          <table:table-cell table:formula="of:=REPLACE([.B895]; 1; 29; &quot;&quot;)" office:value-type="string" office:string-value="SmartTeleMax/iktomi" calcext:value-type="string">
            <text:p>SmartTeleMax/iktomi</text:p>
          </table:table-cell>
        </table:table-row>
        <table:table-row table:style-name="ro1">
          <table:table-cell office:value-type="float" office:value="1970077" calcext:value-type="float">
            <text:p>1970077</text:p>
          </table:table-cell>
          <table:table-cell office:value-type="string" calcext:value-type="string">
            <text:p>https://api.github.com/repos/wavesaudio/instl</text:p>
          </table:table-cell>
          <table:table-cell table:formula="of:=REPLACE([.B896]; 1; 29; &quot;&quot;)" office:value-type="string" office:string-value="wavesaudio/instl" calcext:value-type="string">
            <text:p>wavesaudio/instl</text:p>
          </table:table-cell>
        </table:table-row>
        <table:table-row table:style-name="ro1">
          <table:table-cell office:value-type="float" office:value="1986041" calcext:value-type="float">
            <text:p>1986041</text:p>
          </table:table-cell>
          <table:table-cell office:value-type="string" calcext:value-type="string">
            <text:p>https://api.github.com/repos/uraniumanchor/sda-donation-tracker-2-read-only</text:p>
          </table:table-cell>
          <table:table-cell table:formula="of:=REPLACE([.B897]; 1; 29; &quot;&quot;)" office:value-type="string" office:string-value="uraniumanchor/sda-donation-tracker-2-read-only" calcext:value-type="string">
            <text:p>uraniumanchor/sda-donation-tracker-2-read-only</text:p>
          </table:table-cell>
        </table:table-row>
        <table:table-row table:style-name="ro1">
          <table:table-cell office:value-type="float" office:value="1989736" calcext:value-type="float">
            <text:p>1989736</text:p>
          </table:table-cell>
          <table:table-cell office:value-type="string" calcext:value-type="string">
            <text:p>https://api.github.com/repos/oVirt/ovirt-engine-sdk</text:p>
          </table:table-cell>
          <table:table-cell table:formula="of:=REPLACE([.B898]; 1; 29; &quot;&quot;)" office:value-type="string" office:string-value="oVirt/ovirt-engine-sdk" calcext:value-type="string">
            <text:p>oVirt/ovirt-engine-sdk</text:p>
          </table:table-cell>
        </table:table-row>
        <table:table-row table:style-name="ro1">
          <table:table-cell office:value-type="float" office:value="2165214" calcext:value-type="float">
            <text:p>2165214</text:p>
          </table:table-cell>
          <table:table-cell office:value-type="string" calcext:value-type="string">
            <text:p>https://api.github.com/repos/sourcefabric/Ally-Py</text:p>
          </table:table-cell>
          <table:table-cell table:formula="of:=REPLACE([.B899]; 1; 29; &quot;&quot;)" office:value-type="string" office:string-value="sourcefabric/Ally-Py" calcext:value-type="string">
            <text:p>sourcefabric/Ally-Py</text:p>
          </table:table-cell>
        </table:table-row>
        <table:table-row table:style-name="ro1">
          <table:table-cell office:value-type="float" office:value="2165328" calcext:value-type="float">
            <text:p>2165328</text:p>
          </table:table-cell>
          <table:table-cell office:value-type="string" calcext:value-type="string">
            <text:p>https://api.github.com/repos/openstack-infra/jenkins-job-builder</text:p>
          </table:table-cell>
          <table:table-cell table:formula="of:=REPLACE([.B900]; 1; 29; &quot;&quot;)" office:value-type="string" office:string-value="openstack-infra/jenkins-job-builder" calcext:value-type="string">
            <text:p>openstack-infra/jenkins-job-builder</text:p>
          </table:table-cell>
        </table:table-row>
        <table:table-row table:style-name="ro1">
          <table:table-cell office:value-type="float" office:value="2194410" calcext:value-type="float">
            <text:p>2194410</text:p>
          </table:table-cell>
          <table:table-cell office:value-type="string" calcext:value-type="string">
            <text:p>https://api.github.com/repos/ponyorm/pony</text:p>
          </table:table-cell>
          <table:table-cell table:formula="of:=REPLACE([.B901]; 1; 29; &quot;&quot;)" office:value-type="string" office:string-value="ponyorm/pony" calcext:value-type="string">
            <text:p>ponyorm/pony</text:p>
          </table:table-cell>
        </table:table-row>
        <table:table-row table:style-name="ro1">
          <table:table-cell office:value-type="float" office:value="2200477" calcext:value-type="float">
            <text:p>2200477</text:p>
          </table:table-cell>
          <table:table-cell office:value-type="string" calcext:value-type="string">
            <text:p>https://api.github.com/repos/digitalfox/pydici</text:p>
          </table:table-cell>
          <table:table-cell table:formula="of:=REPLACE([.B902]; 1; 29; &quot;&quot;)" office:value-type="string" office:string-value="digitalfox/pydici" calcext:value-type="string">
            <text:p>digitalfox/pydici</text:p>
          </table:table-cell>
        </table:table-row>
        <table:table-row table:style-name="ro1">
          <table:table-cell office:value-type="float" office:value="2207012" calcext:value-type="float">
            <text:p>2207012</text:p>
          </table:table-cell>
          <table:table-cell office:value-type="string" calcext:value-type="string">
            <text:p>https://api.github.com/repos/Neamar/corporate</text:p>
          </table:table-cell>
          <table:table-cell table:formula="of:=REPLACE([.B903]; 1; 29; &quot;&quot;)" office:value-type="string" office:string-value="Neamar/corporate" calcext:value-type="string">
            <text:p>Neamar/corporate</text:p>
          </table:table-cell>
        </table:table-row>
        <table:table-row table:style-name="ro1">
          <table:table-cell office:value-type="float" office:value="2213955" calcext:value-type="float">
            <text:p>2213955</text:p>
          </table:table-cell>
          <table:table-cell office:value-type="string" calcext:value-type="string">
            <text:p>https://api.github.com/repos/MAECProject/python-maec</text:p>
          </table:table-cell>
          <table:table-cell table:formula="of:=REPLACE([.B904]; 1; 29; &quot;&quot;)" office:value-type="string" office:string-value="MAECProject/python-maec" calcext:value-type="string">
            <text:p>MAECProject/python-maec</text:p>
          </table:table-cell>
        </table:table-row>
        <table:table-row table:style-name="ro1">
          <table:table-cell office:value-type="float" office:value="2235784" calcext:value-type="float">
            <text:p>2235784</text:p>
          </table:table-cell>
          <table:table-cell office:value-type="string" calcext:value-type="string">
            <text:p>https://api.github.com/repos/Jenyay/outwiker</text:p>
          </table:table-cell>
          <table:table-cell table:formula="of:=REPLACE([.B905]; 1; 29; &quot;&quot;)" office:value-type="string" office:string-value="Jenyay/outwiker" calcext:value-type="string">
            <text:p>Jenyay/outwiker</text:p>
          </table:table-cell>
        </table:table-row>
        <table:table-row table:style-name="ro1">
          <table:table-cell office:value-type="float" office:value="2241190" calcext:value-type="float">
            <text:p>2241190</text:p>
          </table:table-cell>
          <table:table-cell office:value-type="string" calcext:value-type="string">
            <text:p>https://api.github.com/repos/getpelican/pelican-plugins</text:p>
          </table:table-cell>
          <table:table-cell table:formula="of:=REPLACE([.B906]; 1; 29; &quot;&quot;)" office:value-type="string" office:string-value="getpelican/pelican-plugins" calcext:value-type="string">
            <text:p>getpelican/pelican-plugins</text:p>
          </table:table-cell>
        </table:table-row>
        <table:table-row table:style-name="ro1">
          <table:table-cell office:value-type="float" office:value="2243349" calcext:value-type="float">
            <text:p>2243349</text:p>
          </table:table-cell>
          <table:table-cell office:value-type="string" calcext:value-type="string">
            <text:p>https://api.github.com/repos/openstack-infra/zuul</text:p>
          </table:table-cell>
          <table:table-cell table:formula="of:=REPLACE([.B907]; 1; 29; &quot;&quot;)" office:value-type="string" office:string-value="openstack-infra/zuul" calcext:value-type="string">
            <text:p>openstack-infra/zuul</text:p>
          </table:table-cell>
        </table:table-row>
        <table:table-row table:style-name="ro1">
          <table:table-cell office:value-type="float" office:value="2243502" calcext:value-type="float">
            <text:p>2243502</text:p>
          </table:table-cell>
          <table:table-cell office:value-type="string" calcext:value-type="string">
            <text:p>https://api.github.com/repos/LMFDB/lmfdb</text:p>
          </table:table-cell>
          <table:table-cell table:formula="of:=REPLACE([.B908]; 1; 29; &quot;&quot;)" office:value-type="string" office:string-value="LMFDB/lmfdb" calcext:value-type="string">
            <text:p>LMFDB/lmfdb</text:p>
          </table:table-cell>
        </table:table-row>
        <table:table-row table:style-name="ro1">
          <table:table-cell office:value-type="float" office:value="2247787" calcext:value-type="float">
            <text:p>2247787</text:p>
          </table:table-cell>
          <table:table-cell office:value-type="string" calcext:value-type="string">
            <text:p>https://api.github.com/repos/niklasf/python-chess</text:p>
          </table:table-cell>
          <table:table-cell table:formula="of:=REPLACE([.B909]; 1; 29; &quot;&quot;)" office:value-type="string" office:string-value="niklasf/python-chess" calcext:value-type="string">
            <text:p>niklasf/python-chess</text:p>
          </table:table-cell>
        </table:table-row>
        <table:table-row table:style-name="ro1">
          <table:table-cell office:value-type="float" office:value="2249326" calcext:value-type="float">
            <text:p>2249326</text:p>
          </table:table-cell>
          <table:table-cell office:value-type="string" calcext:value-type="string">
            <text:p>https://api.github.com/repos/sdelements/sdetools</text:p>
          </table:table-cell>
          <table:table-cell table:formula="of:=REPLACE([.B910]; 1; 29; &quot;&quot;)" office:value-type="string" office:string-value="sdelements/sdetools" calcext:value-type="string">
            <text:p>sdelements/sdetools</text:p>
          </table:table-cell>
        </table:table-row>
        <table:table-row table:style-name="ro1">
          <table:table-cell office:value-type="float" office:value="2255493" calcext:value-type="float">
            <text:p>2255493</text:p>
          </table:table-cell>
          <table:table-cell office:value-type="string" calcext:value-type="string">
            <text:p>https://api.github.com/repos/Qwlouse/Findeco</text:p>
          </table:table-cell>
          <table:table-cell table:formula="of:=REPLACE([.B911]; 1; 29; &quot;&quot;)" office:value-type="string" office:string-value="Qwlouse/Findeco" calcext:value-type="string">
            <text:p>Qwlouse/Findeco</text:p>
          </table:table-cell>
        </table:table-row>
        <table:table-row table:style-name="ro1">
          <table:table-cell office:value-type="float" office:value="2255914" calcext:value-type="float">
            <text:p>2255914</text:p>
          </table:table-cell>
          <table:table-cell office:value-type="string" calcext:value-type="string">
            <text:p>https://api.github.com/repos/kopf/chineseair</text:p>
          </table:table-cell>
          <table:table-cell table:formula="of:=REPLACE([.B912]; 1; 29; &quot;&quot;)" office:value-type="string" office:string-value="kopf/chineseair" calcext:value-type="string">
            <text:p>kopf/chineseair</text:p>
          </table:table-cell>
        </table:table-row>
        <table:table-row table:style-name="ro1">
          <table:table-cell office:value-type="float" office:value="2256010" calcext:value-type="float">
            <text:p>2256010</text:p>
          </table:table-cell>
          <table:table-cell office:value-type="string" calcext:value-type="string">
            <text:p>https://api.github.com/repos/tooxie/shiva-server</text:p>
          </table:table-cell>
          <table:table-cell table:formula="of:=REPLACE([.B913]; 1; 29; &quot;&quot;)" office:value-type="string" office:string-value="tooxie/shiva-server" calcext:value-type="string">
            <text:p>tooxie/shiva-server</text:p>
          </table:table-cell>
        </table:table-row>
        <table:table-row table:style-name="ro1">
          <table:table-cell office:value-type="float" office:value="2256104" calcext:value-type="float">
            <text:p>2256104</text:p>
          </table:table-cell>
          <table:table-cell office:value-type="string" calcext:value-type="string">
            <text:p>https://api.github.com/repos/CybOXProject/python-cybox</text:p>
          </table:table-cell>
          <table:table-cell table:formula="of:=REPLACE([.B914]; 1; 29; &quot;&quot;)" office:value-type="string" office:string-value="CybOXProject/python-cybox" calcext:value-type="string">
            <text:p>CybOXProject/python-cybox</text:p>
          </table:table-cell>
        </table:table-row>
        <table:table-row table:style-name="ro1">
          <table:table-cell office:value-type="float" office:value="2257902" calcext:value-type="float">
            <text:p>2257902</text:p>
          </table:table-cell>
          <table:table-cell office:value-type="string" calcext:value-type="string">
            <text:p>https://api.github.com/repos/wal-e/wal-e</text:p>
          </table:table-cell>
          <table:table-cell table:formula="of:=REPLACE([.B915]; 1; 29; &quot;&quot;)" office:value-type="string" office:string-value="wal-e/wal-e" calcext:value-type="string">
            <text:p>wal-e/wal-e</text:p>
          </table:table-cell>
        </table:table-row>
        <table:table-row table:style-name="ro1">
          <table:table-cell office:value-type="float" office:value="2258348" calcext:value-type="float">
            <text:p>2258348</text:p>
          </table:table-cell>
          <table:table-cell office:value-type="string" calcext:value-type="string">
            <text:p>https://api.github.com/repos/osm-fr/osmose-backend</text:p>
          </table:table-cell>
          <table:table-cell table:formula="of:=REPLACE([.B916]; 1; 29; &quot;&quot;)" office:value-type="string" office:string-value="osm-fr/osmose-backend" calcext:value-type="string">
            <text:p>osm-fr/osmose-backend</text:p>
          </table:table-cell>
        </table:table-row>
        <table:table-row table:style-name="ro1">
          <table:table-cell office:value-type="float" office:value="2259254" calcext:value-type="float">
            <text:p>2259254</text:p>
          </table:table-cell>
          <table:table-cell office:value-type="string" calcext:value-type="string">
            <text:p>https://api.github.com/repos/fedora-infra/python-fedora</text:p>
          </table:table-cell>
          <table:table-cell table:formula="of:=REPLACE([.B917]; 1; 29; &quot;&quot;)" office:value-type="string" office:string-value="fedora-infra/python-fedora" calcext:value-type="string">
            <text:p>fedora-infra/python-fedora</text:p>
          </table:table-cell>
        </table:table-row>
        <table:table-row table:style-name="ro1">
          <table:table-cell office:value-type="float" office:value="2261072" calcext:value-type="float">
            <text:p>2261072</text:p>
          </table:table-cell>
          <table:table-cell office:value-type="string" calcext:value-type="string">
            <text:p>https://api.github.com/repos/andresriancho/w3af</text:p>
          </table:table-cell>
          <table:table-cell table:formula="of:=REPLACE([.B918]; 1; 29; &quot;&quot;)" office:value-type="string" office:string-value="andresriancho/w3af" calcext:value-type="string">
            <text:p>andresriancho/w3af</text:p>
          </table:table-cell>
        </table:table-row>
        <table:table-row table:style-name="ro1">
          <table:table-cell office:value-type="float" office:value="2263893" calcext:value-type="float">
            <text:p>2263893</text:p>
          </table:table-cell>
          <table:table-cell office:value-type="string" calcext:value-type="string">
            <text:p>https://api.github.com/repos/UPCnet/maxserver</text:p>
          </table:table-cell>
          <table:table-cell table:formula="of:=REPLACE([.B919]; 1; 29; &quot;&quot;)" office:value-type="string" office:string-value="UPCnet/maxserver" calcext:value-type="string">
            <text:p>UPCnet/maxserver</text:p>
          </table:table-cell>
        </table:table-row>
        <table:table-row table:style-name="ro1">
          <table:table-cell office:value-type="float" office:value="2273046" calcext:value-type="float">
            <text:p>2273046</text:p>
          </table:table-cell>
          <table:table-cell office:value-type="string" calcext:value-type="string">
            <text:p>https://api.github.com/repos/andrewcooke/pn-art-adj-adj-n-v-adv</text:p>
          </table:table-cell>
          <table:table-cell table:formula="of:=REPLACE([.B920]; 1; 29; &quot;&quot;)" office:value-type="string" office:string-value="andrewcooke/pn-art-adj-adj-n-v-adv" calcext:value-type="string">
            <text:p>andrewcooke/pn-art-adj-adj-n-v-adv</text:p>
          </table:table-cell>
        </table:table-row>
        <table:table-row table:style-name="ro1">
          <table:table-cell office:value-type="float" office:value="2283104" calcext:value-type="float">
            <text:p>2283104</text:p>
          </table:table-cell>
          <table:table-cell office:value-type="string" calcext:value-type="string">
            <text:p>https://api.github.com/repos/TheTorProject/ooni-probe</text:p>
          </table:table-cell>
          <table:table-cell table:formula="of:=REPLACE([.B921]; 1; 29; &quot;&quot;)" office:value-type="string" office:string-value="TheTorProject/ooni-probe" calcext:value-type="string">
            <text:p>TheTorProject/ooni-probe</text:p>
          </table:table-cell>
        </table:table-row>
        <table:table-row table:style-name="ro1">
          <table:table-cell office:value-type="float" office:value="2290096" calcext:value-type="float">
            <text:p>2290096</text:p>
          </table:table-cell>
          <table:table-cell office:value-type="string" calcext:value-type="string">
            <text:p>https://api.github.com/repos/openstack/packstack</text:p>
          </table:table-cell>
          <table:table-cell table:formula="of:=REPLACE([.B922]; 1; 29; &quot;&quot;)" office:value-type="string" office:string-value="openstack/packstack" calcext:value-type="string">
            <text:p>openstack/packstack</text:p>
          </table:table-cell>
        </table:table-row>
        <table:table-row table:style-name="ro1">
          <table:table-cell office:value-type="float" office:value="2290966" calcext:value-type="float">
            <text:p>2290966</text:p>
          </table:table-cell>
          <table:table-cell office:value-type="string" calcext:value-type="string">
            <text:p>https://api.github.com/repos/fedora-infra/fedora-packages</text:p>
          </table:table-cell>
          <table:table-cell table:formula="of:=REPLACE([.B923]; 1; 29; &quot;&quot;)" office:value-type="string" office:string-value="fedora-infra/fedora-packages" calcext:value-type="string">
            <text:p>fedora-infra/fedora-packages</text:p>
          </table:table-cell>
        </table:table-row>
        <table:table-row table:style-name="ro1">
          <table:table-cell office:value-type="float" office:value="2291015" calcext:value-type="float">
            <text:p>2291015</text:p>
          </table:table-cell>
          <table:table-cell office:value-type="string" calcext:value-type="string">
            <text:p>https://api.github.com/repos/getlantern/lantern_aws</text:p>
          </table:table-cell>
          <table:table-cell table:formula="of:=REPLACE([.B924]; 1; 29; &quot;&quot;)" office:value-type="string" office:string-value="getlantern/lantern_aws" calcext:value-type="string">
            <text:p>getlantern/lantern_aws</text:p>
          </table:table-cell>
        </table:table-row>
        <table:table-row table:style-name="ro1">
          <table:table-cell office:value-type="float" office:value="2291687" calcext:value-type="float">
            <text:p>2291687</text:p>
          </table:table-cell>
          <table:table-cell office:value-type="string" calcext:value-type="string">
            <text:p>https://api.github.com/repos/makinacorpus/coop-mes</text:p>
          </table:table-cell>
          <table:table-cell table:formula="of:=REPLACE([.B925]; 1; 29; &quot;&quot;)" office:value-type="string" office:string-value="makinacorpus/coop-mes" calcext:value-type="string">
            <text:p>makinacorpus/coop-mes</text:p>
          </table:table-cell>
        </table:table-row>
        <table:table-row table:style-name="ro1">
          <table:table-cell office:value-type="float" office:value="2293784" calcext:value-type="float">
            <text:p>2293784</text:p>
          </table:table-cell>
          <table:table-cell office:value-type="string" calcext:value-type="string">
            <text:p>https://api.github.com/repos/matfystutor/web</text:p>
          </table:table-cell>
          <table:table-cell table:formula="of:=REPLACE([.B926]; 1; 29; &quot;&quot;)" office:value-type="string" office:string-value="matfystutor/web" calcext:value-type="string">
            <text:p>matfystutor/web</text:p>
          </table:table-cell>
        </table:table-row>
        <table:table-row table:style-name="ro1">
          <table:table-cell office:value-type="float" office:value="2294498" calcext:value-type="float">
            <text:p>2294498</text:p>
          </table:table-cell>
          <table:table-cell office:value-type="string" calcext:value-type="string">
            <text:p>https://api.github.com/repos/lisa-lab/pylearn2</text:p>
          </table:table-cell>
          <table:table-cell table:formula="of:=REPLACE([.B927]; 1; 29; &quot;&quot;)" office:value-type="string" office:string-value="lisa-lab/pylearn2" calcext:value-type="string">
            <text:p>lisa-lab/pylearn2</text:p>
          </table:table-cell>
        </table:table-row>
        <table:table-row table:style-name="ro1">
          <table:table-cell office:value-type="float" office:value="2295039" calcext:value-type="float">
            <text:p>2295039</text:p>
          </table:table-cell>
          <table:table-cell office:value-type="string" calcext:value-type="string">
            <text:p>https://api.github.com/repos/ehershey/utilities</text:p>
          </table:table-cell>
          <table:table-cell table:formula="of:=REPLACE([.B928]; 1; 29; &quot;&quot;)" office:value-type="string" office:string-value="ehershey/utilities" calcext:value-type="string">
            <text:p>ehershey/utilities</text:p>
          </table:table-cell>
        </table:table-row>
        <table:table-row table:style-name="ro1">
          <table:table-cell office:value-type="float" office:value="2297205" calcext:value-type="float">
            <text:p>2297205</text:p>
          </table:table-cell>
          <table:table-cell office:value-type="string" calcext:value-type="string">
            <text:p>https://api.github.com/repos/mongolab/mongodb-backup-system</text:p>
          </table:table-cell>
          <table:table-cell table:formula="of:=REPLACE([.B929]; 1; 29; &quot;&quot;)" office:value-type="string" office:string-value="mongolab/mongodb-backup-system" calcext:value-type="string">
            <text:p>mongolab/mongodb-backup-system</text:p>
          </table:table-cell>
        </table:table-row>
        <table:table-row table:style-name="ro1">
          <table:table-cell office:value-type="float" office:value="2297387" calcext:value-type="float">
            <text:p>2297387</text:p>
          </table:table-cell>
          <table:table-cell office:value-type="string" calcext:value-type="string">
            <text:p>https://api.github.com/repos/jmcnamara/XlsxWriter</text:p>
          </table:table-cell>
          <table:table-cell table:formula="of:=REPLACE([.B930]; 1; 29; &quot;&quot;)" office:value-type="string" office:string-value="jmcnamara/XlsxWriter" calcext:value-type="string">
            <text:p>jmcnamara/XlsxWriter</text:p>
          </table:table-cell>
        </table:table-row>
        <table:table-row table:style-name="ro1">
          <table:table-cell office:value-type="float" office:value="2297462" calcext:value-type="float">
            <text:p>2297462</text:p>
          </table:table-cell>
          <table:table-cell office:value-type="string" calcext:value-type="string">
            <text:p>https://api.github.com/repos/makerbot/mw-scons-tools</text:p>
          </table:table-cell>
          <table:table-cell table:formula="of:=REPLACE([.B931]; 1; 29; &quot;&quot;)" office:value-type="string" office:string-value="makerbot/mw-scons-tools" calcext:value-type="string">
            <text:p>makerbot/mw-scons-tools</text:p>
          </table:table-cell>
        </table:table-row>
        <table:table-row table:style-name="ro1">
          <table:table-cell office:value-type="float" office:value="2300288" calcext:value-type="float">
            <text:p>2300288</text:p>
          </table:table-cell>
          <table:table-cell office:value-type="string" calcext:value-type="string">
            <text:p>https://api.github.com/repos/fedora-infra/fedmsg</text:p>
          </table:table-cell>
          <table:table-cell table:formula="of:=REPLACE([.B932]; 1; 29; &quot;&quot;)" office:value-type="string" office:string-value="fedora-infra/fedmsg" calcext:value-type="string">
            <text:p>fedora-infra/fedmsg</text:p>
          </table:table-cell>
        </table:table-row>
        <table:table-row table:style-name="ro1">
          <table:table-cell office:value-type="float" office:value="2303402" calcext:value-type="float">
            <text:p>2303402</text:p>
          </table:table-cell>
          <table:table-cell office:value-type="string" calcext:value-type="string">
            <text:p>https://api.github.com/repos/FlightDataServices/FlightDataAnalyzer</text:p>
          </table:table-cell>
          <table:table-cell table:formula="of:=REPLACE([.B933]; 1; 29; &quot;&quot;)" office:value-type="string" office:string-value="FlightDataServices/FlightDataAnalyzer" calcext:value-type="string">
            <text:p>FlightDataServices/FlightDataAnalyzer</text:p>
          </table:table-cell>
        </table:table-row>
        <table:table-row table:style-name="ro1">
          <table:table-cell office:value-type="float" office:value="2306023" calcext:value-type="float">
            <text:p>2306023</text:p>
          </table:table-cell>
          <table:table-cell office:value-type="string" calcext:value-type="string">
            <text:p>https://api.github.com/repos/mongodb/motor</text:p>
          </table:table-cell>
          <table:table-cell table:formula="of:=REPLACE([.B934]; 1; 29; &quot;&quot;)" office:value-type="string" office:string-value="mongodb/motor" calcext:value-type="string">
            <text:p>mongodb/motor</text:p>
          </table:table-cell>
        </table:table-row>
        <table:table-row table:style-name="ro1">
          <table:table-cell office:value-type="float" office:value="2307678" calcext:value-type="float">
            <text:p>2307678</text:p>
          </table:table-cell>
          <table:table-cell office:value-type="string" calcext:value-type="string">
            <text:p>https://api.github.com/repos/jalcine/dotfiles</text:p>
          </table:table-cell>
          <table:table-cell table:formula="of:=REPLACE([.B935]; 1; 29; &quot;&quot;)" office:value-type="string" office:string-value="jalcine/dotfiles" calcext:value-type="string">
            <text:p>jalcine/dotfiles</text:p>
          </table:table-cell>
        </table:table-row>
        <table:table-row table:style-name="ro1">
          <table:table-cell office:value-type="float" office:value="2313392" calcext:value-type="float">
            <text:p>2313392</text:p>
          </table:table-cell>
          <table:table-cell office:value-type="string" calcext:value-type="string">
            <text:p>https://api.github.com/repos/EarToEarOak/RTLSDR-Scanner</text:p>
          </table:table-cell>
          <table:table-cell table:formula="of:=REPLACE([.B936]; 1; 29; &quot;&quot;)" office:value-type="string" office:string-value="EarToEarOak/RTLSDR-Scanner" calcext:value-type="string">
            <text:p>EarToEarOak/RTLSDR-Scanner</text:p>
          </table:table-cell>
        </table:table-row>
        <table:table-row table:style-name="ro1">
          <table:table-cell office:value-type="float" office:value="2316520" calcext:value-type="float">
            <text:p>2316520</text:p>
          </table:table-cell>
          <table:table-cell office:value-type="string" calcext:value-type="string">
            <text:p>https://api.github.com/repos/zsiciarz/siciarz.net</text:p>
          </table:table-cell>
          <table:table-cell table:formula="of:=REPLACE([.B937]; 1; 29; &quot;&quot;)" office:value-type="string" office:string-value="zsiciarz/siciarz.net" calcext:value-type="string">
            <text:p>zsiciarz/siciarz.net</text:p>
          </table:table-cell>
        </table:table-row>
        <table:table-row table:style-name="ro1">
          <table:table-cell office:value-type="float" office:value="2321860" calcext:value-type="float">
            <text:p>2321860</text:p>
          </table:table-cell>
          <table:table-cell office:value-type="string" calcext:value-type="string">
            <text:p>https://api.github.com/repos/foxmask/django-th</text:p>
          </table:table-cell>
          <table:table-cell table:formula="of:=REPLACE([.B938]; 1; 29; &quot;&quot;)" office:value-type="string" office:string-value="foxmask/django-th" calcext:value-type="string">
            <text:p>foxmask/django-th</text:p>
          </table:table-cell>
        </table:table-row>
        <table:table-row table:style-name="ro1">
          <table:table-cell office:value-type="float" office:value="2322473" calcext:value-type="float">
            <text:p>2322473</text:p>
          </table:table-cell>
          <table:table-cell office:value-type="string" calcext:value-type="string">
            <text:p>https://api.github.com/repos/MatthewCox/PyMoronBot</text:p>
          </table:table-cell>
          <table:table-cell table:formula="of:=REPLACE([.B939]; 1; 29; &quot;&quot;)" office:value-type="string" office:string-value="MatthewCox/PyMoronBot" calcext:value-type="string">
            <text:p>MatthewCox/PyMoronBot</text:p>
          </table:table-cell>
        </table:table-row>
        <table:table-row table:style-name="ro1">
          <table:table-cell office:value-type="float" office:value="2323163" calcext:value-type="float">
            <text:p>2323163</text:p>
          </table:table-cell>
          <table:table-cell office:value-type="string" calcext:value-type="string">
            <text:p>https://api.github.com/repos/markstory/lint-review</text:p>
          </table:table-cell>
          <table:table-cell table:formula="of:=REPLACE([.B940]; 1; 29; &quot;&quot;)" office:value-type="string" office:string-value="markstory/lint-review" calcext:value-type="string">
            <text:p>markstory/lint-review</text:p>
          </table:table-cell>
        </table:table-row>
        <table:table-row table:style-name="ro1">
          <table:table-cell office:value-type="float" office:value="2327903" calcext:value-type="float">
            <text:p>2327903</text:p>
          </table:table-cell>
          <table:table-cell office:value-type="string" calcext:value-type="string">
            <text:p>https://api.github.com/repos/TheBB/aligulac</text:p>
          </table:table-cell>
          <table:table-cell table:formula="of:=REPLACE([.B941]; 1; 29; &quot;&quot;)" office:value-type="string" office:string-value="TheBB/aligulac" calcext:value-type="string">
            <text:p>TheBB/aligulac</text:p>
          </table:table-cell>
        </table:table-row>
        <table:table-row table:style-name="ro1">
          <table:table-cell office:value-type="float" office:value="2328428" calcext:value-type="float">
            <text:p>2328428</text:p>
          </table:table-cell>
          <table:table-cell office:value-type="string" calcext:value-type="string">
            <text:p>https://api.github.com/repos/johnbachman/tBidBaxLipo</text:p>
          </table:table-cell>
          <table:table-cell table:formula="of:=REPLACE([.B942]; 1; 29; &quot;&quot;)" office:value-type="string" office:string-value="johnbachman/tBidBaxLipo" calcext:value-type="string">
            <text:p>johnbachman/tBidBaxLipo</text:p>
          </table:table-cell>
        </table:table-row>
        <table:table-row table:style-name="ro1">
          <table:table-cell office:value-type="float" office:value="2333643" calcext:value-type="float">
            <text:p>2333643</text:p>
          </table:table-cell>
          <table:table-cell office:value-type="string" calcext:value-type="string">
            <text:p>https://api.github.com/repos/VKEDCO/PYPL</text:p>
          </table:table-cell>
          <table:table-cell table:formula="of:=REPLACE([.B943]; 1; 29; &quot;&quot;)" office:value-type="string" office:string-value="VKEDCO/PYPL" calcext:value-type="string">
            <text:p>VKEDCO/PYPL</text:p>
          </table:table-cell>
        </table:table-row>
        <table:table-row table:style-name="ro1">
          <table:table-cell office:value-type="float" office:value="2334623" calcext:value-type="float">
            <text:p>2334623</text:p>
          </table:table-cell>
          <table:table-cell office:value-type="string" calcext:value-type="string">
            <text:p>https://api.github.com/repos/freejoe76/crime</text:p>
          </table:table-cell>
          <table:table-cell table:formula="of:=REPLACE([.B944]; 1; 29; &quot;&quot;)" office:value-type="string" office:string-value="freejoe76/crime" calcext:value-type="string">
            <text:p>freejoe76/crime</text:p>
          </table:table-cell>
        </table:table-row>
        <table:table-row table:style-name="ro1">
          <table:table-cell office:value-type="float" office:value="2338053" calcext:value-type="float">
            <text:p>2338053</text:p>
          </table:table-cell>
          <table:table-cell office:value-type="string" calcext:value-type="string">
            <text:p>https://api.github.com/repos/chevah/compat</text:p>
          </table:table-cell>
          <table:table-cell table:formula="of:=REPLACE([.B945]; 1; 29; &quot;&quot;)" office:value-type="string" office:string-value="chevah/compat" calcext:value-type="string">
            <text:p>chevah/compat</text:p>
          </table:table-cell>
        </table:table-row>
        <table:table-row table:style-name="ro1">
          <table:table-cell office:value-type="float" office:value="2340923" calcext:value-type="float">
            <text:p>2340923</text:p>
          </table:table-cell>
          <table:table-cell office:value-type="string" calcext:value-type="string">
            <text:p>https://api.github.com/repos/laliberte/cdb_query</text:p>
          </table:table-cell>
          <table:table-cell table:formula="of:=REPLACE([.B946]; 1; 29; &quot;&quot;)" office:value-type="string" office:string-value="laliberte/cdb_query" calcext:value-type="string">
            <text:p>laliberte/cdb_query</text:p>
          </table:table-cell>
        </table:table-row>
        <table:table-row table:style-name="ro1">
          <table:table-cell office:value-type="float" office:value="2355834" calcext:value-type="float">
            <text:p>2355834</text:p>
          </table:table-cell>
          <table:table-cell office:value-type="string" calcext:value-type="string">
            <text:p>https://api.github.com/repos/behave/behave</text:p>
          </table:table-cell>
          <table:table-cell table:formula="of:=REPLACE([.B947]; 1; 29; &quot;&quot;)" office:value-type="string" office:string-value="behave/behave" calcext:value-type="string">
            <text:p>behave/behave</text:p>
          </table:table-cell>
        </table:table-row>
        <table:table-row table:style-name="ro1">
          <table:table-cell office:value-type="float" office:value="2360695" calcext:value-type="float">
            <text:p>2360695</text:p>
          </table:table-cell>
          <table:table-cell office:value-type="string" calcext:value-type="string">
            <text:p>https://api.github.com/repos/meta-androcto/blenderpython</text:p>
          </table:table-cell>
          <table:table-cell table:formula="of:=REPLACE([.B948]; 1; 29; &quot;&quot;)" office:value-type="string" office:string-value="meta-androcto/blenderpython" calcext:value-type="string">
            <text:p>meta-androcto/blenderpython</text:p>
          </table:table-cell>
        </table:table-row>
        <table:table-row table:style-name="ro1">
          <table:table-cell office:value-type="float" office:value="2369446" calcext:value-type="float">
            <text:p>2369446</text:p>
          </table:table-cell>
          <table:table-cell office:value-type="string" calcext:value-type="string">
            <text:p>https://api.github.com/repos/DirectEmployers/MyJobs</text:p>
          </table:table-cell>
          <table:table-cell table:formula="of:=REPLACE([.B949]; 1; 29; &quot;&quot;)" office:value-type="string" office:string-value="DirectEmployers/MyJobs" calcext:value-type="string">
            <text:p>DirectEmployers/MyJobs</text:p>
          </table:table-cell>
        </table:table-row>
        <table:table-row table:style-name="ro1">
          <table:table-cell office:value-type="float" office:value="2378689" calcext:value-type="float">
            <text:p>2378689</text:p>
          </table:table-cell>
          <table:table-cell office:value-type="string" calcext:value-type="string">
            <text:p>https://api.github.com/repos/guillermooo/Vintageous</text:p>
          </table:table-cell>
          <table:table-cell table:formula="of:=REPLACE([.B950]; 1; 29; &quot;&quot;)" office:value-type="string" office:string-value="guillermooo/Vintageous" calcext:value-type="string">
            <text:p>guillermooo/Vintageous</text:p>
          </table:table-cell>
        </table:table-row>
        <table:table-row table:style-name="ro1">
          <table:table-cell office:value-type="float" office:value="2382743" calcext:value-type="float">
            <text:p>2382743</text:p>
          </table:table-cell>
          <table:table-cell office:value-type="string" calcext:value-type="string">
            <text:p>https://api.github.com/repos/fedora-infra/fas</text:p>
          </table:table-cell>
          <table:table-cell table:formula="of:=REPLACE([.B951]; 1; 29; &quot;&quot;)" office:value-type="string" office:string-value="fedora-infra/fas" calcext:value-type="string">
            <text:p>fedora-infra/fas</text:p>
          </table:table-cell>
        </table:table-row>
        <table:table-row table:style-name="ro1">
          <table:table-cell office:value-type="float" office:value="2395205" calcext:value-type="float">
            <text:p>2395205</text:p>
          </table:table-cell>
          <table:table-cell office:value-type="string" calcext:value-type="string">
            <text:p>https://api.github.com/repos/hyperkitty/hyperkitty</text:p>
          </table:table-cell>
          <table:table-cell table:formula="of:=REPLACE([.B952]; 1; 29; &quot;&quot;)" office:value-type="string" office:string-value="hyperkitty/hyperkitty" calcext:value-type="string">
            <text:p>hyperkitty/hyperkitty</text:p>
          </table:table-cell>
        </table:table-row>
        <table:table-row table:style-name="ro1">
          <table:table-cell office:value-type="float" office:value="2408881" calcext:value-type="float">
            <text:p>2408881</text:p>
          </table:table-cell>
          <table:table-cell office:value-type="string" calcext:value-type="string">
            <text:p>https://api.github.com/repos/fedora-infra/bodhi</text:p>
          </table:table-cell>
          <table:table-cell table:formula="of:=REPLACE([.B953]; 1; 29; &quot;&quot;)" office:value-type="string" office:string-value="fedora-infra/bodhi" calcext:value-type="string">
            <text:p>fedora-infra/bodhi</text:p>
          </table:table-cell>
        </table:table-row>
        <table:table-row table:style-name="ro1">
          <table:table-cell office:value-type="float" office:value="2411906" calcext:value-type="float">
            <text:p>2411906</text:p>
          </table:table-cell>
          <table:table-cell office:value-type="string" calcext:value-type="string">
            <text:p>https://api.github.com/repos/pcrews/libra-integration-tests</text:p>
          </table:table-cell>
          <table:table-cell table:formula="of:=REPLACE([.B954]; 1; 29; &quot;&quot;)" office:value-type="string" office:string-value="pcrews/libra-integration-tests" calcext:value-type="string">
            <text:p>pcrews/libra-integration-tests</text:p>
          </table:table-cell>
        </table:table-row>
        <table:table-row table:style-name="ro1">
          <table:table-cell office:value-type="float" office:value="2413381" calcext:value-type="float">
            <text:p>2413381</text:p>
          </table:table-cell>
          <table:table-cell office:value-type="string" calcext:value-type="string">
            <text:p>https://api.github.com/repos/oVirt/ovirt-log-collector</text:p>
          </table:table-cell>
          <table:table-cell table:formula="of:=REPLACE([.B955]; 1; 29; &quot;&quot;)" office:value-type="string" office:string-value="oVirt/ovirt-log-collector" calcext:value-type="string">
            <text:p>oVirt/ovirt-log-collector</text:p>
          </table:table-cell>
        </table:table-row>
        <table:table-row table:style-name="ro1">
          <table:table-cell office:value-type="float" office:value="2414649" calcext:value-type="float">
            <text:p>2414649</text:p>
          </table:table-cell>
          <table:table-cell office:value-type="string" calcext:value-type="string">
            <text:p>https://api.github.com/repos/possum-software/possum</text:p>
          </table:table-cell>
          <table:table-cell table:formula="of:=REPLACE([.B956]; 1; 29; &quot;&quot;)" office:value-type="string" office:string-value="possum-software/possum" calcext:value-type="string">
            <text:p>possum-software/possum</text:p>
          </table:table-cell>
        </table:table-row>
        <table:table-row table:style-name="ro1">
          <table:table-cell office:value-type="float" office:value="2415004" calcext:value-type="float">
            <text:p>2415004</text:p>
          </table:table-cell>
          <table:table-cell office:value-type="string" calcext:value-type="string">
            <text:p>https://api.github.com/repos/whtsky/WeRoBot</text:p>
          </table:table-cell>
          <table:table-cell table:formula="of:=REPLACE([.B957]; 1; 29; &quot;&quot;)" office:value-type="string" office:string-value="whtsky/WeRoBot" calcext:value-type="string">
            <text:p>whtsky/WeRoBot</text:p>
          </table:table-cell>
        </table:table-row>
        <table:table-row table:style-name="ro1">
          <table:table-cell office:value-type="float" office:value="2415160" calcext:value-type="float">
            <text:p>2415160</text:p>
          </table:table-cell>
          <table:table-cell office:value-type="string" calcext:value-type="string">
            <text:p>https://api.github.com/repos/aehlke/manabi</text:p>
          </table:table-cell>
          <table:table-cell table:formula="of:=REPLACE([.B958]; 1; 29; &quot;&quot;)" office:value-type="string" office:string-value="aehlke/manabi" calcext:value-type="string">
            <text:p>aehlke/manabi</text:p>
          </table:table-cell>
        </table:table-row>
        <table:table-row table:style-name="ro1">
          <table:table-cell office:value-type="float" office:value="2417639" calcext:value-type="float">
            <text:p>2417639</text:p>
          </table:table-cell>
          <table:table-cell office:value-type="string" calcext:value-type="string">
            <text:p>https://api.github.com/repos/SMC1/JK1</text:p>
          </table:table-cell>
          <table:table-cell table:formula="of:=REPLACE([.B959]; 1; 29; &quot;&quot;)" office:value-type="string" office:string-value="SMC1/JK1" calcext:value-type="string">
            <text:p>SMC1/JK1</text:p>
          </table:table-cell>
        </table:table-row>
        <table:table-row table:style-name="ro1">
          <table:table-cell office:value-type="float" office:value="2419752" calcext:value-type="float">
            <text:p>2419752</text:p>
          </table:table-cell>
          <table:table-cell office:value-type="string" calcext:value-type="string">
            <text:p>https://api.github.com/repos/fkie/multimaster_fkie</text:p>
          </table:table-cell>
          <table:table-cell table:formula="of:=REPLACE([.B960]; 1; 29; &quot;&quot;)" office:value-type="string" office:string-value="fkie/multimaster_fkie" calcext:value-type="string">
            <text:p>fkie/multimaster_fkie</text:p>
          </table:table-cell>
        </table:table-row>
        <table:table-row table:style-name="ro1">
          <table:table-cell office:value-type="float" office:value="2422314" calcext:value-type="float">
            <text:p>2422314</text:p>
          </table:table-cell>
          <table:table-cell office:value-type="string" calcext:value-type="string">
            <text:p>https://api.github.com/repos/Linutronix/elbe</text:p>
          </table:table-cell>
          <table:table-cell table:formula="of:=REPLACE([.B961]; 1; 29; &quot;&quot;)" office:value-type="string" office:string-value="Linutronix/elbe" calcext:value-type="string">
            <text:p>Linutronix/elbe</text:p>
          </table:table-cell>
        </table:table-row>
        <table:table-row table:style-name="ro1">
          <table:table-cell office:value-type="float" office:value="2423607" calcext:value-type="float">
            <text:p>2423607</text:p>
          </table:table-cell>
          <table:table-cell office:value-type="string" calcext:value-type="string">
            <text:p>https://api.github.com/repos/sehlen/modforms-db</text:p>
          </table:table-cell>
          <table:table-cell table:formula="of:=REPLACE([.B962]; 1; 29; &quot;&quot;)" office:value-type="string" office:string-value="sehlen/modforms-db" calcext:value-type="string">
            <text:p>sehlen/modforms-db</text:p>
          </table:table-cell>
        </table:table-row>
        <table:table-row table:style-name="ro1">
          <table:table-cell office:value-type="float" office:value="2423706" calcext:value-type="float">
            <text:p>2423706</text:p>
          </table:table-cell>
          <table:table-cell office:value-type="string" calcext:value-type="string">
            <text:p>https://api.github.com/repos/cpfair/tapiriik</text:p>
          </table:table-cell>
          <table:table-cell table:formula="of:=REPLACE([.B963]; 1; 29; &quot;&quot;)" office:value-type="string" office:string-value="cpfair/tapiriik" calcext:value-type="string">
            <text:p>cpfair/tapiriik</text:p>
          </table:table-cell>
        </table:table-row>
        <table:table-row table:style-name="ro1">
          <table:table-cell office:value-type="float" office:value="2423838" calcext:value-type="float">
            <text:p>2423838</text:p>
          </table:table-cell>
          <table:table-cell office:value-type="string" calcext:value-type="string">
            <text:p>https://api.github.com/repos/ENCODE-DCC/encoded</text:p>
          </table:table-cell>
          <table:table-cell table:formula="of:=REPLACE([.B964]; 1; 29; &quot;&quot;)" office:value-type="string" office:string-value="ENCODE-DCC/encoded" calcext:value-type="string">
            <text:p>ENCODE-DCC/encoded</text:p>
          </table:table-cell>
        </table:table-row>
        <table:table-row table:style-name="ro1">
          <table:table-cell office:value-type="float" office:value="2424214" calcext:value-type="float">
            <text:p>2424214</text:p>
          </table:table-cell>
          <table:table-cell office:value-type="string" calcext:value-type="string">
            <text:p>https://api.github.com/repos/shoptime/trex</text:p>
          </table:table-cell>
          <table:table-cell table:formula="of:=REPLACE([.B965]; 1; 29; &quot;&quot;)" office:value-type="string" office:string-value="shoptime/trex" calcext:value-type="string">
            <text:p>shoptime/trex</text:p>
          </table:table-cell>
        </table:table-row>
        <table:table-row table:style-name="ro1">
          <table:table-cell office:value-type="float" office:value="2439871" calcext:value-type="float">
            <text:p>2439871</text:p>
          </table:table-cell>
          <table:table-cell office:value-type="string" calcext:value-type="string">
            <text:p>https://api.github.com/repos/mapbender/mapbender-documentation</text:p>
          </table:table-cell>
          <table:table-cell table:formula="of:=REPLACE([.B966]; 1; 29; &quot;&quot;)" office:value-type="string" office:string-value="mapbender/mapbender-documentation" calcext:value-type="string">
            <text:p>mapbender/mapbender-documentation</text:p>
          </table:table-cell>
        </table:table-row>
        <table:table-row table:style-name="ro1">
          <table:table-cell office:value-type="float" office:value="2440312" calcext:value-type="float">
            <text:p>2440312</text:p>
          </table:table-cell>
          <table:table-cell office:value-type="string" calcext:value-type="string">
            <text:p>https://api.github.com/repos/mantidproject/autoreduce</text:p>
          </table:table-cell>
          <table:table-cell table:formula="of:=REPLACE([.B967]; 1; 29; &quot;&quot;)" office:value-type="string" office:string-value="mantidproject/autoreduce" calcext:value-type="string">
            <text:p>mantidproject/autoreduce</text:p>
          </table:table-cell>
        </table:table-row>
        <table:table-row table:style-name="ro1">
          <table:table-cell office:value-type="float" office:value="2443312" calcext:value-type="float">
            <text:p>2443312</text:p>
          </table:table-cell>
          <table:table-cell office:value-type="string" calcext:value-type="string">
            <text:p>https://api.github.com/repos/Hawaii-Smart-Energy-Project/Maui-Smart-Grid</text:p>
          </table:table-cell>
          <table:table-cell table:formula="of:=REPLACE([.B968]; 1; 29; &quot;&quot;)" office:value-type="string" office:string-value="Hawaii-Smart-Energy-Project/Maui-Smart-Grid" calcext:value-type="string">
            <text:p>Hawaii-Smart-Energy-Project/Maui-Smart-Grid</text:p>
          </table:table-cell>
        </table:table-row>
        <table:table-row table:style-name="ro1">
          <table:table-cell office:value-type="float" office:value="2443658" calcext:value-type="float">
            <text:p>2443658</text:p>
          </table:table-cell>
          <table:table-cell office:value-type="string" calcext:value-type="string">
            <text:p>https://api.github.com/repos/robotics-in-concert/rocon_concert</text:p>
          </table:table-cell>
          <table:table-cell table:formula="of:=REPLACE([.B969]; 1; 29; &quot;&quot;)" office:value-type="string" office:string-value="robotics-in-concert/rocon_concert" calcext:value-type="string">
            <text:p>robotics-in-concert/rocon_concert</text:p>
          </table:table-cell>
        </table:table-row>
        <table:table-row table:style-name="ro1">
          <table:table-cell office:value-type="float" office:value="2446082" calcext:value-type="float">
            <text:p>2446082</text:p>
          </table:table-cell>
          <table:table-cell office:value-type="string" calcext:value-type="string">
            <text:p>https://api.github.com/repos/robinandeer/chanjo</text:p>
          </table:table-cell>
          <table:table-cell table:formula="of:=REPLACE([.B970]; 1; 29; &quot;&quot;)" office:value-type="string" office:string-value="robinandeer/chanjo" calcext:value-type="string">
            <text:p>robinandeer/chanjo</text:p>
          </table:table-cell>
        </table:table-row>
        <table:table-row table:style-name="ro1">
          <table:table-cell office:value-type="float" office:value="2446481" calcext:value-type="float">
            <text:p>2446481</text:p>
          </table:table-cell>
          <table:table-cell office:value-type="string" calcext:value-type="string">
            <text:p>https://api.github.com/repos/imcf/imcf-toolbox</text:p>
          </table:table-cell>
          <table:table-cell table:formula="of:=REPLACE([.B971]; 1; 29; &quot;&quot;)" office:value-type="string" office:string-value="imcf/imcf-toolbox" calcext:value-type="string">
            <text:p>imcf/imcf-toolbox</text:p>
          </table:table-cell>
        </table:table-row>
        <table:table-row table:style-name="ro1">
          <table:table-cell office:value-type="float" office:value="2449270" calcext:value-type="float">
            <text:p>2449270</text:p>
          </table:table-cell>
          <table:table-cell office:value-type="string" calcext:value-type="string">
            <text:p>https://api.github.com/repos/le717/PatchIt</text:p>
          </table:table-cell>
          <table:table-cell table:formula="of:=REPLACE([.B972]; 1; 29; &quot;&quot;)" office:value-type="string" office:string-value="le717/PatchIt" calcext:value-type="string">
            <text:p>le717/PatchIt</text:p>
          </table:table-cell>
        </table:table-row>
        <table:table-row table:style-name="ro1">
          <table:table-cell office:value-type="float" office:value="2449624" calcext:value-type="float">
            <text:p>2449624</text:p>
          </table:table-cell>
          <table:table-cell office:value-type="string" calcext:value-type="string">
            <text:p>https://api.github.com/repos/dnanexus/dx-toolkit</text:p>
          </table:table-cell>
          <table:table-cell table:formula="of:=REPLACE([.B973]; 1; 29; &quot;&quot;)" office:value-type="string" office:string-value="dnanexus/dx-toolkit" calcext:value-type="string">
            <text:p>dnanexus/dx-toolkit</text:p>
          </table:table-cell>
        </table:table-row>
        <table:table-row table:style-name="ro1">
          <table:table-cell office:value-type="float" office:value="2451966" calcext:value-type="float">
            <text:p>2451966</text:p>
          </table:table-cell>
          <table:table-cell office:value-type="string" calcext:value-type="string">
            <text:p>https://api.github.com/repos/jingchunzhu/cgDataNew</text:p>
          </table:table-cell>
          <table:table-cell table:formula="of:=REPLACE([.B974]; 1; 29; &quot;&quot;)" office:value-type="string" office:string-value="jingchunzhu/cgDataNew" calcext:value-type="string">
            <text:p>jingchunzhu/cgDataNew</text:p>
          </table:table-cell>
        </table:table-row>
        <table:table-row table:style-name="ro1">
          <table:table-cell office:value-type="float" office:value="2456462" calcext:value-type="float">
            <text:p>2456462</text:p>
          </table:table-cell>
          <table:table-cell office:value-type="string" calcext:value-type="string">
            <text:p>https://api.github.com/repos/djwong/rscds</text:p>
          </table:table-cell>
          <table:table-cell table:formula="of:=REPLACE([.B975]; 1; 29; &quot;&quot;)" office:value-type="string" office:string-value="djwong/rscds" calcext:value-type="string">
            <text:p>djwong/rscds</text:p>
          </table:table-cell>
        </table:table-row>
        <table:table-row table:style-name="ro1">
          <table:table-cell office:value-type="float" office:value="2461409" calcext:value-type="float">
            <text:p>2461409</text:p>
          </table:table-cell>
          <table:table-cell office:value-type="string" calcext:value-type="string">
            <text:p>https://api.github.com/repos/syllog1sm/redshift</text:p>
          </table:table-cell>
          <table:table-cell table:formula="of:=REPLACE([.B976]; 1; 29; &quot;&quot;)" office:value-type="string" office:string-value="syllog1sm/redshift" calcext:value-type="string">
            <text:p>syllog1sm/redshift</text:p>
          </table:table-cell>
        </table:table-row>
        <table:table-row table:style-name="ro1">
          <table:table-cell office:value-type="float" office:value="2461664" calcext:value-type="float">
            <text:p>2461664</text:p>
          </table:table-cell>
          <table:table-cell office:value-type="string" calcext:value-type="string">
            <text:p>https://api.github.com/repos/adrn/streams</text:p>
          </table:table-cell>
          <table:table-cell table:formula="of:=REPLACE([.B977]; 1; 29; &quot;&quot;)" office:value-type="string" office:string-value="adrn/streams" calcext:value-type="string">
            <text:p>adrn/streams</text:p>
          </table:table-cell>
        </table:table-row>
        <table:table-row table:style-name="ro1">
          <table:table-cell office:value-type="float" office:value="2462453" calcext:value-type="float">
            <text:p>2462453</text:p>
          </table:table-cell>
          <table:table-cell office:value-type="string" calcext:value-type="string">
            <text:p>https://api.github.com/repos/fedora-infra/fedmsg_meta_fedora_infrastructure</text:p>
          </table:table-cell>
          <table:table-cell table:formula="of:=REPLACE([.B978]; 1; 29; &quot;&quot;)" office:value-type="string" office:string-value="fedora-infra/fedmsg_meta_fedora_infrastructure" calcext:value-type="string">
            <text:p>fedora-infra/fedmsg_meta_fedora_infrastructure</text:p>
          </table:table-cell>
        </table:table-row>
        <table:table-row table:style-name="ro1">
          <table:table-cell office:value-type="float" office:value="2466043" calcext:value-type="float">
            <text:p>2466043</text:p>
          </table:table-cell>
          <table:table-cell office:value-type="string" calcext:value-type="string">
            <text:p>https://api.github.com/repos/eigenbrot/snakes</text:p>
          </table:table-cell>
          <table:table-cell table:formula="of:=REPLACE([.B979]; 1; 29; &quot;&quot;)" office:value-type="string" office:string-value="eigenbrot/snakes" calcext:value-type="string">
            <text:p>eigenbrot/snakes</text:p>
          </table:table-cell>
        </table:table-row>
        <table:table-row table:style-name="ro1">
          <table:table-cell office:value-type="float" office:value="2467284" calcext:value-type="float">
            <text:p>2467284</text:p>
          </table:table-cell>
          <table:table-cell office:value-type="string" calcext:value-type="string">
            <text:p>https://api.github.com/repos/Erotemic/hotspotter</text:p>
          </table:table-cell>
          <table:table-cell table:formula="of:=REPLACE([.B980]; 1; 29; &quot;&quot;)" office:value-type="string" office:string-value="Erotemic/hotspotter" calcext:value-type="string">
            <text:p>Erotemic/hotspotter</text:p>
          </table:table-cell>
        </table:table-row>
        <table:table-row table:style-name="ro1">
          <table:table-cell office:value-type="float" office:value="2474334" calcext:value-type="float">
            <text:p>2474334</text:p>
          </table:table-cell>
          <table:table-cell office:value-type="string" calcext:value-type="string">
            <text:p>https://api.github.com/repos/tkamishima/kamrecsys</text:p>
          </table:table-cell>
          <table:table-cell table:formula="of:=REPLACE([.B981]; 1; 29; &quot;&quot;)" office:value-type="string" office:string-value="tkamishima/kamrecsys" calcext:value-type="string">
            <text:p>tkamishima/kamrecsys</text:p>
          </table:table-cell>
        </table:table-row>
        <table:table-row table:style-name="ro1">
          <table:table-cell office:value-type="float" office:value="2483760" calcext:value-type="float">
            <text:p>2483760</text:p>
          </table:table-cell>
          <table:table-cell office:value-type="string" calcext:value-type="string">
            <text:p>https://api.github.com/repos/gyoerkaa/mdltools</text:p>
          </table:table-cell>
          <table:table-cell table:formula="of:=REPLACE([.B982]; 1; 29; &quot;&quot;)" office:value-type="string" office:string-value="gyoerkaa/mdltools" calcext:value-type="string">
            <text:p>gyoerkaa/mdltools</text:p>
          </table:table-cell>
        </table:table-row>
        <table:table-row table:style-name="ro1">
          <table:table-cell office:value-type="float" office:value="2499831" calcext:value-type="float">
            <text:p>2499831</text:p>
          </table:table-cell>
          <table:table-cell office:value-type="string" calcext:value-type="string">
            <text:p>https://api.github.com/repos/marcellmars/letssharebooks</text:p>
          </table:table-cell>
          <table:table-cell table:formula="of:=REPLACE([.B983]; 1; 29; &quot;&quot;)" office:value-type="string" office:string-value="marcellmars/letssharebooks" calcext:value-type="string">
            <text:p>marcellmars/letssharebooks</text:p>
          </table:table-cell>
        </table:table-row>
        <table:table-row table:style-name="ro1">
          <table:table-cell office:value-type="float" office:value="2511333" calcext:value-type="float">
            <text:p>2511333</text:p>
          </table:table-cell>
          <table:table-cell office:value-type="string" calcext:value-type="string">
            <text:p>https://api.github.com/repos/snarfed/bridgy</text:p>
          </table:table-cell>
          <table:table-cell table:formula="of:=REPLACE([.B984]; 1; 29; &quot;&quot;)" office:value-type="string" office:string-value="snarfed/bridgy" calcext:value-type="string">
            <text:p>snarfed/bridgy</text:p>
          </table:table-cell>
        </table:table-row>
        <table:table-row table:style-name="ro1">
          <table:table-cell office:value-type="float" office:value="2520998" calcext:value-type="float">
            <text:p>2520998</text:p>
          </table:table-cell>
          <table:table-cell office:value-type="string" calcext:value-type="string">
            <text:p>https://api.github.com/repos/abrt/faf</text:p>
          </table:table-cell>
          <table:table-cell table:formula="of:=REPLACE([.B985]; 1; 29; &quot;&quot;)" office:value-type="string" office:string-value="abrt/faf" calcext:value-type="string">
            <text:p>abrt/faf</text:p>
          </table:table-cell>
        </table:table-row>
        <table:table-row table:style-name="ro1">
          <table:table-cell office:value-type="float" office:value="2558366" calcext:value-type="float">
            <text:p>2558366</text:p>
          </table:table-cell>
          <table:table-cell office:value-type="string" calcext:value-type="string">
            <text:p>https://api.github.com/repos/chapmanb/bcbio-nextgen</text:p>
          </table:table-cell>
          <table:table-cell table:formula="of:=REPLACE([.B986]; 1; 29; &quot;&quot;)" office:value-type="string" office:string-value="chapmanb/bcbio-nextgen" calcext:value-type="string">
            <text:p>chapmanb/bcbio-nextgen</text:p>
          </table:table-cell>
        </table:table-row>
        <table:table-row table:style-name="ro1">
          <table:table-cell office:value-type="float" office:value="2560242" calcext:value-type="float">
            <text:p>2560242</text:p>
          </table:table-cell>
          <table:table-cell office:value-type="string" calcext:value-type="string">
            <text:p>https://api.github.com/repos/topazproject/topaz</text:p>
          </table:table-cell>
          <table:table-cell table:formula="of:=REPLACE([.B987]; 1; 29; &quot;&quot;)" office:value-type="string" office:string-value="topazproject/topaz" calcext:value-type="string">
            <text:p>topazproject/topaz</text:p>
          </table:table-cell>
        </table:table-row>
        <table:table-row table:style-name="ro1">
          <table:table-cell office:value-type="float" office:value="2561419" calcext:value-type="float">
            <text:p>2561419</text:p>
          </table:table-cell>
          <table:table-cell office:value-type="string" calcext:value-type="string">
            <text:p>https://api.github.com/repos/gem/oq-hazardlib</text:p>
          </table:table-cell>
          <table:table-cell table:formula="of:=REPLACE([.B988]; 1; 29; &quot;&quot;)" office:value-type="string" office:string-value="gem/oq-hazardlib" calcext:value-type="string">
            <text:p>gem/oq-hazardlib</text:p>
          </table:table-cell>
        </table:table-row>
        <table:table-row table:style-name="ro1">
          <table:table-cell office:value-type="float" office:value="2562031" calcext:value-type="float">
            <text:p>2562031</text:p>
          </table:table-cell>
          <table:table-cell office:value-type="string" calcext:value-type="string">
            <text:p>https://api.github.com/repos/govtrack/govtrack.us-web</text:p>
          </table:table-cell>
          <table:table-cell table:formula="of:=REPLACE([.B989]; 1; 29; &quot;&quot;)" office:value-type="string" office:string-value="govtrack/govtrack.us-web" calcext:value-type="string">
            <text:p>govtrack/govtrack.us-web</text:p>
          </table:table-cell>
        </table:table-row>
        <table:table-row table:style-name="ro1">
          <table:table-cell office:value-type="float" office:value="2565356" calcext:value-type="float">
            <text:p>2565356</text:p>
          </table:table-cell>
          <table:table-cell office:value-type="string" calcext:value-type="string">
            <text:p>https://api.github.com/repos/mozilla/testpilot</text:p>
          </table:table-cell>
          <table:table-cell table:formula="of:=REPLACE([.B990]; 1; 29; &quot;&quot;)" office:value-type="string" office:string-value="mozilla/testpilot" calcext:value-type="string">
            <text:p>mozilla/testpilot</text:p>
          </table:table-cell>
        </table:table-row>
        <table:table-row table:style-name="ro1">
          <table:table-cell office:value-type="float" office:value="2568262" calcext:value-type="float">
            <text:p>2568262</text:p>
          </table:table-cell>
          <table:table-cell office:value-type="string" calcext:value-type="string">
            <text:p>https://api.github.com/repos/spring/uberserver</text:p>
          </table:table-cell>
          <table:table-cell table:formula="of:=REPLACE([.B991]; 1; 29; &quot;&quot;)" office:value-type="string" office:string-value="spring/uberserver" calcext:value-type="string">
            <text:p>spring/uberserver</text:p>
          </table:table-cell>
        </table:table-row>
        <table:table-row table:style-name="ro1">
          <table:table-cell office:value-type="float" office:value="2568962" calcext:value-type="float">
            <text:p>2568962</text:p>
          </table:table-cell>
          <table:table-cell office:value-type="string" calcext:value-type="string">
            <text:p>https://api.github.com/repos/diydrones/MissionPlanner</text:p>
          </table:table-cell>
          <table:table-cell table:formula="of:=REPLACE([.B992]; 1; 29; &quot;&quot;)" office:value-type="string" office:string-value="diydrones/MissionPlanner" calcext:value-type="string">
            <text:p>diydrones/MissionPlanner</text:p>
          </table:table-cell>
        </table:table-row>
        <table:table-row table:style-name="ro1">
          <table:table-cell office:value-type="float" office:value="2596430" calcext:value-type="float">
            <text:p>2596430</text:p>
          </table:table-cell>
          <table:table-cell office:value-type="string" calcext:value-type="string">
            <text:p>https://api.github.com/repos/bro/broctl</text:p>
          </table:table-cell>
          <table:table-cell table:formula="of:=REPLACE([.B993]; 1; 29; &quot;&quot;)" office:value-type="string" office:string-value="bro/broctl" calcext:value-type="string">
            <text:p>bro/broctl</text:p>
          </table:table-cell>
        </table:table-row>
        <table:table-row table:style-name="ro1">
          <table:table-cell office:value-type="float" office:value="2607301" calcext:value-type="float">
            <text:p>2607301</text:p>
          </table:table-cell>
          <table:table-cell office:value-type="string" calcext:value-type="string">
            <text:p>https://api.github.com/repos/wiredrive/wtframework</text:p>
          </table:table-cell>
          <table:table-cell table:formula="of:=REPLACE([.B994]; 1; 29; &quot;&quot;)" office:value-type="string" office:string-value="wiredrive/wtframework" calcext:value-type="string">
            <text:p>wiredrive/wtframework</text:p>
          </table:table-cell>
        </table:table-row>
        <table:table-row table:style-name="ro1">
          <table:table-cell office:value-type="float" office:value="2610708" calcext:value-type="float">
            <text:p>2610708</text:p>
          </table:table-cell>
          <table:table-cell office:value-type="string" calcext:value-type="string">
            <text:p>https://api.github.com/repos/WeCase/WeCase</text:p>
          </table:table-cell>
          <table:table-cell table:formula="of:=REPLACE([.B995]; 1; 29; &quot;&quot;)" office:value-type="string" office:string-value="WeCase/WeCase" calcext:value-type="string">
            <text:p>WeCase/WeCase</text:p>
          </table:table-cell>
        </table:table-row>
        <table:table-row table:style-name="ro1">
          <table:table-cell office:value-type="float" office:value="2617457" calcext:value-type="float">
            <text:p>2617457</text:p>
          </table:table-cell>
          <table:table-cell office:value-type="string" calcext:value-type="string">
            <text:p>https://api.github.com/repos/enkore/i3pystatus</text:p>
          </table:table-cell>
          <table:table-cell table:formula="of:=REPLACE([.B996]; 1; 29; &quot;&quot;)" office:value-type="string" office:string-value="enkore/i3pystatus" calcext:value-type="string">
            <text:p>enkore/i3pystatus</text:p>
          </table:table-cell>
        </table:table-row>
        <table:table-row table:style-name="ro1">
          <table:table-cell office:value-type="float" office:value="2618625" calcext:value-type="float">
            <text:p>2618625</text:p>
          </table:table-cell>
          <table:table-cell office:value-type="string" calcext:value-type="string">
            <text:p>https://api.github.com/repos/pyload/pyload</text:p>
          </table:table-cell>
          <table:table-cell table:formula="of:=REPLACE([.B997]; 1; 29; &quot;&quot;)" office:value-type="string" office:string-value="pyload/pyload" calcext:value-type="string">
            <text:p>pyload/pyload</text:p>
          </table:table-cell>
        </table:table-row>
        <table:table-row table:style-name="ro1">
          <table:table-cell office:value-type="float" office:value="2632445" calcext:value-type="float">
            <text:p>2632445</text:p>
          </table:table-cell>
          <table:table-cell office:value-type="string" calcext:value-type="string">
            <text:p>https://api.github.com/repos/MentorEmbedded/poky</text:p>
          </table:table-cell>
          <table:table-cell table:formula="of:=REPLACE([.B998]; 1; 29; &quot;&quot;)" office:value-type="string" office:string-value="MentorEmbedded/poky" calcext:value-type="string">
            <text:p>MentorEmbedded/poky</text:p>
          </table:table-cell>
        </table:table-row>
        <table:table-row table:style-name="ro1">
          <table:table-cell office:value-type="float" office:value="2653513" calcext:value-type="float">
            <text:p>2653513</text:p>
          </table:table-cell>
          <table:table-cell office:value-type="string" calcext:value-type="string">
            <text:p>https://api.github.com/repos/La0/coach</text:p>
          </table:table-cell>
          <table:table-cell table:formula="of:=REPLACE([.B999]; 1; 29; &quot;&quot;)" office:value-type="string" office:string-value="La0/coach" calcext:value-type="string">
            <text:p>La0/coach</text:p>
          </table:table-cell>
        </table:table-row>
        <table:table-row table:style-name="ro1">
          <table:table-cell office:value-type="float" office:value="2663328" calcext:value-type="float">
            <text:p>2663328</text:p>
          </table:table-cell>
          <table:table-cell office:value-type="string" calcext:value-type="string">
            <text:p>https://api.github.com/repos/armet/python-armet</text:p>
          </table:table-cell>
          <table:table-cell table:formula="of:=REPLACE([.B1000]; 1; 29; &quot;&quot;)" office:value-type="string" office:string-value="armet/python-armet" calcext:value-type="string">
            <text:p>armet/python-armet</text:p>
          </table:table-cell>
        </table:table-row>
        <table:table-row table:style-name="ro1">
          <table:table-cell office:value-type="float" office:value="2682336" calcext:value-type="float">
            <text:p>2682336</text:p>
          </table:table-cell>
          <table:table-cell office:value-type="string" calcext:value-type="string">
            <text:p>https://api.github.com/repos/4teamwork/ftw.simplelayout</text:p>
          </table:table-cell>
          <table:table-cell table:formula="of:=REPLACE([.B1001]; 1; 29; &quot;&quot;)" office:value-type="string" office:string-value="4teamwork/ftw.simplelayout" calcext:value-type="string">
            <text:p>4teamwork/ftw.simplelayout</text:p>
          </table:table-cell>
        </table:table-row>
        <table:table-row table:style-name="ro1">
          <table:table-cell office:value-type="float" office:value="2697667" calcext:value-type="float">
            <text:p>2697667</text:p>
          </table:table-cell>
          <table:table-cell office:value-type="string" calcext:value-type="string">
            <text:p>https://api.github.com/repos/drphilmarshall/SpaceWarps</text:p>
          </table:table-cell>
          <table:table-cell table:formula="of:=REPLACE([.B1002]; 1; 29; &quot;&quot;)" office:value-type="string" office:string-value="drphilmarshall/SpaceWarps" calcext:value-type="string">
            <text:p>drphilmarshall/SpaceWarps</text:p>
          </table:table-cell>
        </table:table-row>
        <table:table-row table:style-name="ro1">
          <table:table-cell office:value-type="float" office:value="2698780" calcext:value-type="float">
            <text:p>2698780</text:p>
          </table:table-cell>
          <table:table-cell office:value-type="string" calcext:value-type="string">
            <text:p>https://api.github.com/repos/qLab/qLib</text:p>
          </table:table-cell>
          <table:table-cell table:formula="of:=REPLACE([.B1003]; 1; 29; &quot;&quot;)" office:value-type="string" office:string-value="qLab/qLib" calcext:value-type="string">
            <text:p>qLab/qLib</text:p>
          </table:table-cell>
        </table:table-row>
        <table:table-row table:style-name="ro1">
          <table:table-cell office:value-type="float" office:value="2700169" calcext:value-type="float">
            <text:p>2700169</text:p>
          </table:table-cell>
          <table:table-cell office:value-type="string" calcext:value-type="string">
            <text:p>https://api.github.com/repos/mdhiggins/sickbeard_mp4_automator</text:p>
          </table:table-cell>
          <table:table-cell table:formula="of:=REPLACE([.B1004]; 1; 29; &quot;&quot;)" office:value-type="string" office:string-value="mdhiggins/sickbeard_mp4_automator" calcext:value-type="string">
            <text:p>mdhiggins/sickbeard_mp4_automator</text:p>
          </table:table-cell>
        </table:table-row>
        <table:table-row table:style-name="ro1">
          <table:table-cell office:value-type="float" office:value="2701692" calcext:value-type="float">
            <text:p>2701692</text:p>
          </table:table-cell>
          <table:table-cell office:value-type="string" calcext:value-type="string">
            <text:p>https://api.github.com/repos/tildaslash/RatticWeb</text:p>
          </table:table-cell>
          <table:table-cell table:formula="of:=REPLACE([.B1005]; 1; 29; &quot;&quot;)" office:value-type="string" office:string-value="tildaslash/RatticWeb" calcext:value-type="string">
            <text:p>tildaslash/RatticWeb</text:p>
          </table:table-cell>
        </table:table-row>
        <table:table-row table:style-name="ro1">
          <table:table-cell office:value-type="float" office:value="2706713" calcext:value-type="float">
            <text:p>2706713</text:p>
          </table:table-cell>
          <table:table-cell office:value-type="string" calcext:value-type="string">
            <text:p>https://api.github.com/repos/locsmith/xcamshift</text:p>
          </table:table-cell>
          <table:table-cell table:formula="of:=REPLACE([.B1006]; 1; 29; &quot;&quot;)" office:value-type="string" office:string-value="locsmith/xcamshift" calcext:value-type="string">
            <text:p>locsmith/xcamshift</text:p>
          </table:table-cell>
        </table:table-row>
        <table:table-row table:style-name="ro1">
          <table:table-cell office:value-type="float" office:value="2713033" calcext:value-type="float">
            <text:p>2713033</text:p>
          </table:table-cell>
          <table:table-cell office:value-type="string" calcext:value-type="string">
            <text:p>https://api.github.com/repos/spulec/moto</text:p>
          </table:table-cell>
          <table:table-cell table:formula="of:=REPLACE([.B1007]; 1; 29; &quot;&quot;)" office:value-type="string" office:string-value="spulec/moto" calcext:value-type="string">
            <text:p>spulec/moto</text:p>
          </table:table-cell>
        </table:table-row>
        <table:table-row table:style-name="ro1">
          <table:table-cell office:value-type="float" office:value="2716739" calcext:value-type="float">
            <text:p>2716739</text:p>
          </table:table-cell>
          <table:table-cell office:value-type="string" calcext:value-type="string">
            <text:p>https://api.github.com/repos/ARTFL-Project/PhiloLogic4</text:p>
          </table:table-cell>
          <table:table-cell table:formula="of:=REPLACE([.B1008]; 1; 29; &quot;&quot;)" office:value-type="string" office:string-value="ARTFL-Project/PhiloLogic4" calcext:value-type="string">
            <text:p>ARTFL-Project/PhiloLogic4</text:p>
          </table:table-cell>
        </table:table-row>
        <table:table-row table:style-name="ro1">
          <table:table-cell office:value-type="float" office:value="2727242" calcext:value-type="float">
            <text:p>2727242</text:p>
          </table:table-cell>
          <table:table-cell office:value-type="string" calcext:value-type="string">
            <text:p>https://api.github.com/repos/iPlantCollaborativeOpenSource/atmosphere</text:p>
          </table:table-cell>
          <table:table-cell table:formula="of:=REPLACE([.B1009]; 1; 29; &quot;&quot;)" office:value-type="string" office:string-value="iPlantCollaborativeOpenSource/atmosphere" calcext:value-type="string">
            <text:p>iPlantCollaborativeOpenSource/atmosphere</text:p>
          </table:table-cell>
        </table:table-row>
        <table:table-row table:style-name="ro1">
          <table:table-cell office:value-type="float" office:value="2747637" calcext:value-type="float">
            <text:p>2747637</text:p>
          </table:table-cell>
          <table:table-cell office:value-type="string" calcext:value-type="string">
            <text:p>https://api.github.com/repos/kvesteri/sqlalchemy-utils</text:p>
          </table:table-cell>
          <table:table-cell table:formula="of:=REPLACE([.B1010]; 1; 29; &quot;&quot;)" office:value-type="string" office:string-value="kvesteri/sqlalchemy-utils" calcext:value-type="string">
            <text:p>kvesteri/sqlalchemy-utils</text:p>
          </table:table-cell>
        </table:table-row>
        <table:table-row table:style-name="ro1">
          <table:table-cell office:value-type="float" office:value="2749125" calcext:value-type="float">
            <text:p>2749125</text:p>
          </table:table-cell>
          <table:table-cell office:value-type="string" calcext:value-type="string">
            <text:p>https://api.github.com/repos/GoogleCloudPlatform/gsutil</text:p>
          </table:table-cell>
          <table:table-cell table:formula="of:=REPLACE([.B1011]; 1; 29; &quot;&quot;)" office:value-type="string" office:string-value="GoogleCloudPlatform/gsutil" calcext:value-type="string">
            <text:p>GoogleCloudPlatform/gsutil</text:p>
          </table:table-cell>
        </table:table-row>
        <table:table-row table:style-name="ro1">
          <table:table-cell office:value-type="float" office:value="2749913" calcext:value-type="float">
            <text:p>2749913</text:p>
          </table:table-cell>
          <table:table-cell office:value-type="string" calcext:value-type="string">
            <text:p>https://api.github.com/repos/mcepl/M2Crypto</text:p>
          </table:table-cell>
          <table:table-cell table:formula="of:=REPLACE([.B1012]; 1; 29; &quot;&quot;)" office:value-type="string" office:string-value="mcepl/M2Crypto" calcext:value-type="string">
            <text:p>mcepl/M2Crypto</text:p>
          </table:table-cell>
        </table:table-row>
        <table:table-row table:style-name="ro1">
          <table:table-cell office:value-type="float" office:value="2750511" calcext:value-type="float">
            <text:p>2750511</text:p>
          </table:table-cell>
          <table:table-cell office:value-type="string" calcext:value-type="string">
            <text:p>https://api.github.com/repos/mikeboers/PyAV</text:p>
          </table:table-cell>
          <table:table-cell table:formula="of:=REPLACE([.B1013]; 1; 29; &quot;&quot;)" office:value-type="string" office:string-value="mikeboers/PyAV" calcext:value-type="string">
            <text:p>mikeboers/PyAV</text:p>
          </table:table-cell>
        </table:table-row>
        <table:table-row table:style-name="ro1">
          <table:table-cell office:value-type="float" office:value="2757099" calcext:value-type="float">
            <text:p>2757099</text:p>
          </table:table-cell>
          <table:table-cell office:value-type="string" calcext:value-type="string">
            <text:p>https://api.github.com/repos/xray7224/PyPump</text:p>
          </table:table-cell>
          <table:table-cell table:formula="of:=REPLACE([.B1014]; 1; 29; &quot;&quot;)" office:value-type="string" office:string-value="xray7224/PyPump" calcext:value-type="string">
            <text:p>xray7224/PyPump</text:p>
          </table:table-cell>
        </table:table-row>
        <table:table-row table:style-name="ro1">
          <table:table-cell office:value-type="float" office:value="2757398" calcext:value-type="float">
            <text:p>2757398</text:p>
          </table:table-cell>
          <table:table-cell office:value-type="string" calcext:value-type="string">
            <text:p>https://api.github.com/repos/neuropy/neuropy</text:p>
          </table:table-cell>
          <table:table-cell table:formula="of:=REPLACE([.B1015]; 1; 29; &quot;&quot;)" office:value-type="string" office:string-value="neuropy/neuropy" calcext:value-type="string">
            <text:p>neuropy/neuropy</text:p>
          </table:table-cell>
        </table:table-row>
        <table:table-row table:style-name="ro1">
          <table:table-cell office:value-type="float" office:value="2758027" calcext:value-type="float">
            <text:p>2758027</text:p>
          </table:table-cell>
          <table:table-cell office:value-type="string" calcext:value-type="string">
            <text:p>https://api.github.com/repos/materialsproject/custodian</text:p>
          </table:table-cell>
          <table:table-cell table:formula="of:=REPLACE([.B1016]; 1; 29; &quot;&quot;)" office:value-type="string" office:string-value="materialsproject/custodian" calcext:value-type="string">
            <text:p>materialsproject/custodian</text:p>
          </table:table-cell>
        </table:table-row>
        <table:table-row table:style-name="ro1">
          <table:table-cell office:value-type="float" office:value="2760463" calcext:value-type="float">
            <text:p>2760463</text:p>
          </table:table-cell>
          <table:table-cell office:value-type="string" calcext:value-type="string">
            <text:p>https://api.github.com/repos/mahmoud/boltons</text:p>
          </table:table-cell>
          <table:table-cell table:formula="of:=REPLACE([.B1017]; 1; 29; &quot;&quot;)" office:value-type="string" office:string-value="mahmoud/boltons" calcext:value-type="string">
            <text:p>mahmoud/boltons</text:p>
          </table:table-cell>
        </table:table-row>
        <table:table-row table:style-name="ro1">
          <table:table-cell office:value-type="float" office:value="2761087" calcext:value-type="float">
            <text:p>2761087</text:p>
          </table:table-cell>
          <table:table-cell office:value-type="string" calcext:value-type="string">
            <text:p>https://api.github.com/repos/CospanDesign/nysa</text:p>
          </table:table-cell>
          <table:table-cell table:formula="of:=REPLACE([.B1018]; 1; 29; &quot;&quot;)" office:value-type="string" office:string-value="CospanDesign/nysa" calcext:value-type="string">
            <text:p>CospanDesign/nysa</text:p>
          </table:table-cell>
        </table:table-row>
        <table:table-row table:style-name="ro1">
          <table:table-cell office:value-type="float" office:value="2763349" calcext:value-type="float">
            <text:p>2763349</text:p>
          </table:table-cell>
          <table:table-cell office:value-type="string" calcext:value-type="string">
            <text:p>https://api.github.com/repos/blstream/CaptureTheFlag</text:p>
          </table:table-cell>
          <table:table-cell table:formula="of:=REPLACE([.B1019]; 1; 29; &quot;&quot;)" office:value-type="string" office:string-value="blstream/CaptureTheFlag" calcext:value-type="string">
            <text:p>blstream/CaptureTheFlag</text:p>
          </table:table-cell>
        </table:table-row>
        <table:table-row table:style-name="ro1">
          <table:table-cell office:value-type="float" office:value="2763511" calcext:value-type="float">
            <text:p>2763511</text:p>
          </table:table-cell>
          <table:table-cell office:value-type="string" calcext:value-type="string">
            <text:p>https://api.github.com/repos/jmchilton/galaxy-central</text:p>
          </table:table-cell>
          <table:table-cell table:formula="of:=REPLACE([.B1020]; 1; 29; &quot;&quot;)" office:value-type="string" office:string-value="jmchilton/galaxy-central" calcext:value-type="string">
            <text:p>jmchilton/galaxy-central</text:p>
          </table:table-cell>
        </table:table-row>
        <table:table-row table:style-name="ro1">
          <table:table-cell office:value-type="float" office:value="2768146" calcext:value-type="float">
            <text:p>2768146</text:p>
          </table:table-cell>
          <table:table-cell office:value-type="string" calcext:value-type="string">
            <text:p>https://api.github.com/repos/exhuma/lost-tracker</text:p>
          </table:table-cell>
          <table:table-cell table:formula="of:=REPLACE([.B1021]; 1; 29; &quot;&quot;)" office:value-type="string" office:string-value="exhuma/lost-tracker" calcext:value-type="string">
            <text:p>exhuma/lost-tracker</text:p>
          </table:table-cell>
        </table:table-row>
        <table:table-row table:style-name="ro1">
          <table:table-cell office:value-type="float" office:value="2777568" calcext:value-type="float">
            <text:p>2777568</text:p>
          </table:table-cell>
          <table:table-cell office:value-type="string" calcext:value-type="string">
            <text:p>https://api.github.com/repos/hivesolutions/flask_quorum</text:p>
          </table:table-cell>
          <table:table-cell table:formula="of:=REPLACE([.B1022]; 1; 29; &quot;&quot;)" office:value-type="string" office:string-value="hivesolutions/flask_quorum" calcext:value-type="string">
            <text:p>hivesolutions/flask_quorum</text:p>
          </table:table-cell>
        </table:table-row>
        <table:table-row table:style-name="ro1">
          <table:table-cell office:value-type="float" office:value="2783352" calcext:value-type="float">
            <text:p>2783352</text:p>
          </table:table-cell>
          <table:table-cell office:value-type="string" calcext:value-type="string">
            <text:p>https://api.github.com/repos/shadow-robot/sr-build-tools</text:p>
          </table:table-cell>
          <table:table-cell table:formula="of:=REPLACE([.B1023]; 1; 29; &quot;&quot;)" office:value-type="string" office:string-value="shadow-robot/sr-build-tools" calcext:value-type="string">
            <text:p>shadow-robot/sr-build-tools</text:p>
          </table:table-cell>
        </table:table-row>
        <table:table-row table:style-name="ro1">
          <table:table-cell office:value-type="float" office:value="2784082" calcext:value-type="float">
            <text:p>2784082</text:p>
          </table:table-cell>
          <table:table-cell office:value-type="string" calcext:value-type="string">
            <text:p>https://api.github.com/repos/evewspace/eve-wspace</text:p>
          </table:table-cell>
          <table:table-cell table:formula="of:=REPLACE([.B1024]; 1; 29; &quot;&quot;)" office:value-type="string" office:string-value="evewspace/eve-wspace" calcext:value-type="string">
            <text:p>evewspace/eve-wspace</text:p>
          </table:table-cell>
        </table:table-row>
        <table:table-row table:style-name="ro1">
          <table:table-cell office:value-type="float" office:value="2785663" calcext:value-type="float">
            <text:p>2785663</text:p>
          </table:table-cell>
          <table:table-cell office:value-type="string" calcext:value-type="string">
            <text:p>https://api.github.com/repos/QRAAT/QRAAT</text:p>
          </table:table-cell>
          <table:table-cell table:formula="of:=REPLACE([.B1025]; 1; 29; &quot;&quot;)" office:value-type="string" office:string-value="QRAAT/QRAAT" calcext:value-type="string">
            <text:p>QRAAT/QRAAT</text:p>
          </table:table-cell>
        </table:table-row>
        <table:table-row table:style-name="ro1">
          <table:table-cell office:value-type="float" office:value="2793018" calcext:value-type="float">
            <text:p>2793018</text:p>
          </table:table-cell>
          <table:table-cell office:value-type="string" calcext:value-type="string">
            <text:p>https://api.github.com/repos/nayefc/dotfiles</text:p>
          </table:table-cell>
          <table:table-cell table:formula="of:=REPLACE([.B1026]; 1; 29; &quot;&quot;)" office:value-type="string" office:string-value="nayefc/dotfiles" calcext:value-type="string">
            <text:p>nayefc/dotfiles</text:p>
          </table:table-cell>
        </table:table-row>
        <table:table-row table:style-name="ro1">
          <table:table-cell office:value-type="float" office:value="2794780" calcext:value-type="float">
            <text:p>2794780</text:p>
          </table:table-cell>
          <table:table-cell office:value-type="string" calcext:value-type="string">
            <text:p>https://api.github.com/repos/StochSS/stochss</text:p>
          </table:table-cell>
          <table:table-cell table:formula="of:=REPLACE([.B1027]; 1; 29; &quot;&quot;)" office:value-type="string" office:string-value="StochSS/stochss" calcext:value-type="string">
            <text:p>StochSS/stochss</text:p>
          </table:table-cell>
        </table:table-row>
        <table:table-row table:style-name="ro1">
          <table:table-cell office:value-type="float" office:value="2800771" calcext:value-type="float">
            <text:p>2800771</text:p>
          </table:table-cell>
          <table:table-cell office:value-type="string" calcext:value-type="string">
            <text:p>https://api.github.com/repos/RuralIndia/pari</text:p>
          </table:table-cell>
          <table:table-cell table:formula="of:=REPLACE([.B1028]; 1; 29; &quot;&quot;)" office:value-type="string" office:string-value="RuralIndia/pari" calcext:value-type="string">
            <text:p>RuralIndia/pari</text:p>
          </table:table-cell>
        </table:table-row>
        <table:table-row table:style-name="ro1">
          <table:table-cell office:value-type="float" office:value="2802162" calcext:value-type="float">
            <text:p>2802162</text:p>
          </table:table-cell>
          <table:table-cell office:value-type="string" calcext:value-type="string">
            <text:p>https://api.github.com/repos/lizardsystem/lizard-auth-server</text:p>
          </table:table-cell>
          <table:table-cell table:formula="of:=REPLACE([.B1029]; 1; 29; &quot;&quot;)" office:value-type="string" office:string-value="lizardsystem/lizard-auth-server" calcext:value-type="string">
            <text:p>lizardsystem/lizard-auth-server</text:p>
          </table:table-cell>
        </table:table-row>
        <table:table-row table:style-name="ro1">
          <table:table-cell office:value-type="float" office:value="2803430" calcext:value-type="float">
            <text:p>2803430</text:p>
          </table:table-cell>
          <table:table-cell office:value-type="string" calcext:value-type="string">
            <text:p>https://api.github.com/repos/STIXProject/python-stix</text:p>
          </table:table-cell>
          <table:table-cell table:formula="of:=REPLACE([.B1030]; 1; 29; &quot;&quot;)" office:value-type="string" office:string-value="STIXProject/python-stix" calcext:value-type="string">
            <text:p>STIXProject/python-stix</text:p>
          </table:table-cell>
        </table:table-row>
        <table:table-row table:style-name="ro1">
          <table:table-cell office:value-type="float" office:value="2807019" calcext:value-type="float">
            <text:p>2807019</text:p>
          </table:table-cell>
          <table:table-cell office:value-type="string" calcext:value-type="string">
            <text:p>https://api.github.com/repos/toumorokoshi/sprinter</text:p>
          </table:table-cell>
          <table:table-cell table:formula="of:=REPLACE([.B1031]; 1; 29; &quot;&quot;)" office:value-type="string" office:string-value="toumorokoshi/sprinter" calcext:value-type="string">
            <text:p>toumorokoshi/sprinter</text:p>
          </table:table-cell>
        </table:table-row>
        <table:table-row table:style-name="ro1">
          <table:table-cell office:value-type="float" office:value="2821187" calcext:value-type="float">
            <text:p>2821187</text:p>
          </table:table-cell>
          <table:table-cell office:value-type="string" calcext:value-type="string">
            <text:p>https://api.github.com/repos/quattor/aquilon</text:p>
          </table:table-cell>
          <table:table-cell table:formula="of:=REPLACE([.B1032]; 1; 29; &quot;&quot;)" office:value-type="string" office:string-value="quattor/aquilon" calcext:value-type="string">
            <text:p>quattor/aquilon</text:p>
          </table:table-cell>
        </table:table-row>
        <table:table-row table:style-name="ro1">
          <table:table-cell office:value-type="float" office:value="2824193" calcext:value-type="float">
            <text:p>2824193</text:p>
          </table:table-cell>
          <table:table-cell office:value-type="string" calcext:value-type="string">
            <text:p>https://api.github.com/repos/python-mirror/python</text:p>
          </table:table-cell>
          <table:table-cell table:formula="of:=REPLACE([.B1033]; 1; 29; &quot;&quot;)" office:value-type="string" office:string-value="python-mirror/python" calcext:value-type="string">
            <text:p>python-mirror/python</text:p>
          </table:table-cell>
        </table:table-row>
        <table:table-row table:style-name="ro1">
          <table:table-cell office:value-type="float" office:value="2828804" calcext:value-type="float">
            <text:p>2828804</text:p>
          </table:table-cell>
          <table:table-cell office:value-type="string" calcext:value-type="string">
            <text:p>https://api.github.com/repos/stoq/stoq</text:p>
          </table:table-cell>
          <table:table-cell table:formula="of:=REPLACE([.B1034]; 1; 29; &quot;&quot;)" office:value-type="string" office:string-value="stoq/stoq" calcext:value-type="string">
            <text:p>stoq/stoq</text:p>
          </table:table-cell>
        </table:table-row>
        <table:table-row table:style-name="ro1">
          <table:table-cell office:value-type="float" office:value="2830317" calcext:value-type="float">
            <text:p>2830317</text:p>
          </table:table-cell>
          <table:table-cell office:value-type="string" calcext:value-type="string">
            <text:p>https://api.github.com/repos/njwilson23/karta</text:p>
          </table:table-cell>
          <table:table-cell table:formula="of:=REPLACE([.B1035]; 1; 29; &quot;&quot;)" office:value-type="string" office:string-value="njwilson23/karta" calcext:value-type="string">
            <text:p>njwilson23/karta</text:p>
          </table:table-cell>
        </table:table-row>
        <table:table-row table:style-name="ro1">
          <table:table-cell office:value-type="float" office:value="2834182" calcext:value-type="float">
            <text:p>2834182</text:p>
          </table:table-cell>
          <table:table-cell office:value-type="string" calcext:value-type="string">
            <text:p>https://api.github.com/repos/pcolmant/repanier</text:p>
          </table:table-cell>
          <table:table-cell table:formula="of:=REPLACE([.B1036]; 1; 29; &quot;&quot;)" office:value-type="string" office:string-value="pcolmant/repanier" calcext:value-type="string">
            <text:p>pcolmant/repanier</text:p>
          </table:table-cell>
        </table:table-row>
        <table:table-row table:style-name="ro1">
          <table:table-cell office:value-type="float" office:value="2834701" calcext:value-type="float">
            <text:p>2834701</text:p>
          </table:table-cell>
          <table:table-cell office:value-type="string" calcext:value-type="string">
            <text:p>https://api.github.com/repos/ljmanso/AGM</text:p>
          </table:table-cell>
          <table:table-cell table:formula="of:=REPLACE([.B1037]; 1; 29; &quot;&quot;)" office:value-type="string" office:string-value="ljmanso/AGM" calcext:value-type="string">
            <text:p>ljmanso/AGM</text:p>
          </table:table-cell>
        </table:table-row>
        <table:table-row table:style-name="ro1">
          <table:table-cell office:value-type="float" office:value="2836170" calcext:value-type="float">
            <text:p>2836170</text:p>
          </table:table-cell>
          <table:table-cell office:value-type="string" calcext:value-type="string">
            <text:p>https://api.github.com/repos/honeynet/beeswarm</text:p>
          </table:table-cell>
          <table:table-cell table:formula="of:=REPLACE([.B1038]; 1; 29; &quot;&quot;)" office:value-type="string" office:string-value="honeynet/beeswarm" calcext:value-type="string">
            <text:p>honeynet/beeswarm</text:p>
          </table:table-cell>
        </table:table-row>
        <table:table-row table:style-name="ro1">
          <table:table-cell office:value-type="float" office:value="2842058" calcext:value-type="float">
            <text:p>2842058</text:p>
          </table:table-cell>
          <table:table-cell office:value-type="string" calcext:value-type="string">
            <text:p>https://api.github.com/repos/apfejes/epigenetics-software</text:p>
          </table:table-cell>
          <table:table-cell table:formula="of:=REPLACE([.B1039]; 1; 29; &quot;&quot;)" office:value-type="string" office:string-value="apfejes/epigenetics-software" calcext:value-type="string">
            <text:p>apfejes/epigenetics-software</text:p>
          </table:table-cell>
        </table:table-row>
        <table:table-row table:style-name="ro1">
          <table:table-cell office:value-type="float" office:value="2843961" calcext:value-type="float">
            <text:p>2843961</text:p>
          </table:table-cell>
          <table:table-cell office:value-type="string" calcext:value-type="string">
            <text:p>https://api.github.com/repos/tekton/DocuCanvas</text:p>
          </table:table-cell>
          <table:table-cell table:formula="of:=REPLACE([.B1040]; 1; 29; &quot;&quot;)" office:value-type="string" office:string-value="tekton/DocuCanvas" calcext:value-type="string">
            <text:p>tekton/DocuCanvas</text:p>
          </table:table-cell>
        </table:table-row>
        <table:table-row table:style-name="ro1">
          <table:table-cell office:value-type="float" office:value="2845887" calcext:value-type="float">
            <text:p>2845887</text:p>
          </table:table-cell>
          <table:table-cell office:value-type="string" calcext:value-type="string">
            <text:p>https://api.github.com/repos/brainysmurf/ssispowerschoolsyncer</text:p>
          </table:table-cell>
          <table:table-cell table:formula="of:=REPLACE([.B1041]; 1; 29; &quot;&quot;)" office:value-type="string" office:string-value="brainysmurf/ssispowerschoolsyncer" calcext:value-type="string">
            <text:p>brainysmurf/ssispowerschoolsyncer</text:p>
          </table:table-cell>
        </table:table-row>
        <table:table-row table:style-name="ro1">
          <table:table-cell office:value-type="float" office:value="2846742" calcext:value-type="float">
            <text:p>2846742</text:p>
          </table:table-cell>
          <table:table-cell office:value-type="string" calcext:value-type="string">
            <text:p>https://api.github.com/repos/sebdah/dynamic-dynamodb</text:p>
          </table:table-cell>
          <table:table-cell table:formula="of:=REPLACE([.B1042]; 1; 29; &quot;&quot;)" office:value-type="string" office:string-value="sebdah/dynamic-dynamodb" calcext:value-type="string">
            <text:p>sebdah/dynamic-dynamodb</text:p>
          </table:table-cell>
        </table:table-row>
        <table:table-row table:style-name="ro1">
          <table:table-cell office:value-type="float" office:value="2847225" calcext:value-type="float">
            <text:p>2847225</text:p>
          </table:table-cell>
          <table:table-cell office:value-type="string" calcext:value-type="string">
            <text:p>https://api.github.com/repos/ultrabug/py3status</text:p>
          </table:table-cell>
          <table:table-cell table:formula="of:=REPLACE([.B1043]; 1; 29; &quot;&quot;)" office:value-type="string" office:string-value="ultrabug/py3status" calcext:value-type="string">
            <text:p>ultrabug/py3status</text:p>
          </table:table-cell>
        </table:table-row>
        <table:table-row table:style-name="ro1">
          <table:table-cell office:value-type="float" office:value="2861343" calcext:value-type="float">
            <text:p>2861343</text:p>
          </table:table-cell>
          <table:table-cell office:value-type="string" calcext:value-type="string">
            <text:p>https://api.github.com/repos/UPCnet/ulearn.core</text:p>
          </table:table-cell>
          <table:table-cell table:formula="of:=REPLACE([.B1044]; 1; 29; &quot;&quot;)" office:value-type="string" office:string-value="UPCnet/ulearn.core" calcext:value-type="string">
            <text:p>UPCnet/ulearn.core</text:p>
          </table:table-cell>
        </table:table-row>
        <table:table-row table:style-name="ro1">
          <table:table-cell office:value-type="float" office:value="2867250" calcext:value-type="float">
            <text:p>2867250</text:p>
          </table:table-cell>
          <table:table-cell office:value-type="string" calcext:value-type="string">
            <text:p>https://api.github.com/repos/gklyne/annalist</text:p>
          </table:table-cell>
          <table:table-cell table:formula="of:=REPLACE([.B1045]; 1; 29; &quot;&quot;)" office:value-type="string" office:string-value="gklyne/annalist" calcext:value-type="string">
            <text:p>gklyne/annalist</text:p>
          </table:table-cell>
        </table:table-row>
        <table:table-row table:style-name="ro1">
          <table:table-cell office:value-type="float" office:value="2878976" calcext:value-type="float">
            <text:p>2878976</text:p>
          </table:table-cell>
          <table:table-cell office:value-type="string" calcext:value-type="string">
            <text:p>https://api.github.com/repos/omab/python-social-auth</text:p>
          </table:table-cell>
          <table:table-cell table:formula="of:=REPLACE([.B1046]; 1; 29; &quot;&quot;)" office:value-type="string" office:string-value="omab/python-social-auth" calcext:value-type="string">
            <text:p>omab/python-social-auth</text:p>
          </table:table-cell>
        </table:table-row>
        <table:table-row table:style-name="ro1">
          <table:table-cell office:value-type="float" office:value="2888140" calcext:value-type="float">
            <text:p>2888140</text:p>
          </table:table-cell>
          <table:table-cell office:value-type="string" calcext:value-type="string">
            <text:p>https://api.github.com/repos/TelemarkAlpint/slingsby</text:p>
          </table:table-cell>
          <table:table-cell table:formula="of:=REPLACE([.B1047]; 1; 29; &quot;&quot;)" office:value-type="string" office:string-value="TelemarkAlpint/slingsby" calcext:value-type="string">
            <text:p>TelemarkAlpint/slingsby</text:p>
          </table:table-cell>
        </table:table-row>
        <table:table-row table:style-name="ro1">
          <table:table-cell office:value-type="float" office:value="2892743" calcext:value-type="float">
            <text:p>2892743</text:p>
          </table:table-cell>
          <table:table-cell office:value-type="string" calcext:value-type="string">
            <text:p>https://api.github.com/repos/Tribler/tribler</text:p>
          </table:table-cell>
          <table:table-cell table:formula="of:=REPLACE([.B1048]; 1; 29; &quot;&quot;)" office:value-type="string" office:string-value="Tribler/tribler" calcext:value-type="string">
            <text:p>Tribler/tribler</text:p>
          </table:table-cell>
        </table:table-row>
        <table:table-row table:style-name="ro1">
          <table:table-cell office:value-type="float" office:value="2895029" calcext:value-type="float">
            <text:p>2895029</text:p>
          </table:table-cell>
          <table:table-cell office:value-type="string" calcext:value-type="string">
            <text:p>https://api.github.com/repos/pisilinux/PisiLinux</text:p>
          </table:table-cell>
          <table:table-cell table:formula="of:=REPLACE([.B1049]; 1; 29; &quot;&quot;)" office:value-type="string" office:string-value="pisilinux/PisiLinux" calcext:value-type="string">
            <text:p>pisilinux/PisiLinux</text:p>
          </table:table-cell>
        </table:table-row>
        <table:table-row table:style-name="ro1">
          <table:table-cell office:value-type="float" office:value="2896396" calcext:value-type="float">
            <text:p>2896396</text:p>
          </table:table-cell>
          <table:table-cell office:value-type="string" calcext:value-type="string">
            <text:p>https://api.github.com/repos/prymitive/upaas-admin</text:p>
          </table:table-cell>
          <table:table-cell table:formula="of:=REPLACE([.B1050]; 1; 29; &quot;&quot;)" office:value-type="string" office:string-value="prymitive/upaas-admin" calcext:value-type="string">
            <text:p>prymitive/upaas-admin</text:p>
          </table:table-cell>
        </table:table-row>
        <table:table-row table:style-name="ro1">
          <table:table-cell office:value-type="float" office:value="2902669" calcext:value-type="float">
            <text:p>2902669</text:p>
          </table:table-cell>
          <table:table-cell office:value-type="string" calcext:value-type="string">
            <text:p>https://api.github.com/repos/pisilinux/playground</text:p>
          </table:table-cell>
          <table:table-cell table:formula="of:=REPLACE([.B1051]; 1; 29; &quot;&quot;)" office:value-type="string" office:string-value="pisilinux/playground" calcext:value-type="string">
            <text:p>pisilinux/playground</text:p>
          </table:table-cell>
        </table:table-row>
        <table:table-row table:style-name="ro1">
          <table:table-cell office:value-type="float" office:value="2904551" calcext:value-type="float">
            <text:p>2904551</text:p>
          </table:table-cell>
          <table:table-cell office:value-type="string" calcext:value-type="string">
            <text:p>https://api.github.com/repos/KristoforMaynard/Viscid</text:p>
          </table:table-cell>
          <table:table-cell table:formula="of:=REPLACE([.B1052]; 1; 29; &quot;&quot;)" office:value-type="string" office:string-value="KristoforMaynard/Viscid" calcext:value-type="string">
            <text:p>KristoforMaynard/Viscid</text:p>
          </table:table-cell>
        </table:table-row>
        <table:table-row table:style-name="ro1">
          <table:table-cell office:value-type="float" office:value="2905747" calcext:value-type="float">
            <text:p>2905747</text:p>
          </table:table-cell>
          <table:table-cell office:value-type="string" calcext:value-type="string">
            <text:p>https://api.github.com/repos/frenetic-lang/pyretic</text:p>
          </table:table-cell>
          <table:table-cell table:formula="of:=REPLACE([.B1053]; 1; 29; &quot;&quot;)" office:value-type="string" office:string-value="frenetic-lang/pyretic" calcext:value-type="string">
            <text:p>frenetic-lang/pyretic</text:p>
          </table:table-cell>
        </table:table-row>
        <table:table-row table:style-name="ro1">
          <table:table-cell office:value-type="float" office:value="2909103" calcext:value-type="float">
            <text:p>2909103</text:p>
          </table:table-cell>
          <table:table-cell office:value-type="string" calcext:value-type="string">
            <text:p>https://api.github.com/repos/praekelt/vumi-go</text:p>
          </table:table-cell>
          <table:table-cell table:formula="of:=REPLACE([.B1054]; 1; 29; &quot;&quot;)" office:value-type="string" office:string-value="praekelt/vumi-go" calcext:value-type="string">
            <text:p>praekelt/vumi-go</text:p>
          </table:table-cell>
        </table:table-row>
        <table:table-row table:style-name="ro1">
          <table:table-cell office:value-type="float" office:value="2911486" calcext:value-type="float">
            <text:p>2911486</text:p>
          </table:table-cell>
          <table:table-cell office:value-type="string" calcext:value-type="string">
            <text:p>https://api.github.com/repos/Tribler/dispersy</text:p>
          </table:table-cell>
          <table:table-cell table:formula="of:=REPLACE([.B1055]; 1; 29; &quot;&quot;)" office:value-type="string" office:string-value="Tribler/dispersy" calcext:value-type="string">
            <text:p>Tribler/dispersy</text:p>
          </table:table-cell>
        </table:table-row>
        <table:table-row table:style-name="ro1">
          <table:table-cell office:value-type="float" office:value="2917704" calcext:value-type="float">
            <text:p>2917704</text:p>
          </table:table-cell>
          <table:table-cell office:value-type="string" calcext:value-type="string">
            <text:p>https://api.github.com/repos/cornwarecjp/amiko-pay</text:p>
          </table:table-cell>
          <table:table-cell table:formula="of:=REPLACE([.B1056]; 1; 29; &quot;&quot;)" office:value-type="string" office:string-value="cornwarecjp/amiko-pay" calcext:value-type="string">
            <text:p>cornwarecjp/amiko-pay</text:p>
          </table:table-cell>
        </table:table-row>
        <table:table-row table:style-name="ro1">
          <table:table-cell office:value-type="float" office:value="2921108" calcext:value-type="float">
            <text:p>2921108</text:p>
          </table:table-cell>
          <table:table-cell office:value-type="string" calcext:value-type="string">
            <text:p>https://api.github.com/repos/stormpath/stormpath-sdk-python</text:p>
          </table:table-cell>
          <table:table-cell table:formula="of:=REPLACE([.B1057]; 1; 29; &quot;&quot;)" office:value-type="string" office:string-value="stormpath/stormpath-sdk-python" calcext:value-type="string">
            <text:p>stormpath/stormpath-sdk-python</text:p>
          </table:table-cell>
        </table:table-row>
        <table:table-row table:style-name="ro1">
          <table:table-cell office:value-type="float" office:value="2921144" calcext:value-type="float">
            <text:p>2921144</text:p>
          </table:table-cell>
          <table:table-cell office:value-type="string" calcext:value-type="string">
            <text:p>https://api.github.com/repos/openstack-dev/sandbox</text:p>
          </table:table-cell>
          <table:table-cell table:formula="of:=REPLACE([.B1058]; 1; 29; &quot;&quot;)" office:value-type="string" office:string-value="openstack-dev/sandbox" calcext:value-type="string">
            <text:p>openstack-dev/sandbox</text:p>
          </table:table-cell>
        </table:table-row>
        <table:table-row table:style-name="ro1">
          <table:table-cell office:value-type="float" office:value="2925968" calcext:value-type="float">
            <text:p>2925968</text:p>
          </table:table-cell>
          <table:table-cell office:value-type="string" calcext:value-type="string">
            <text:p>https://api.github.com/repos/pantsbuild/pants</text:p>
          </table:table-cell>
          <table:table-cell table:formula="of:=REPLACE([.B1059]; 1; 29; &quot;&quot;)" office:value-type="string" office:string-value="pantsbuild/pants" calcext:value-type="string">
            <text:p>pantsbuild/pants</text:p>
          </table:table-cell>
        </table:table-row>
        <table:table-row table:style-name="ro1">
          <table:table-cell office:value-type="float" office:value="2930672" calcext:value-type="float">
            <text:p>2930672</text:p>
          </table:table-cell>
          <table:table-cell office:value-type="string" calcext:value-type="string">
            <text:p>https://api.github.com/repos/kif/fabio</text:p>
          </table:table-cell>
          <table:table-cell table:formula="of:=REPLACE([.B1060]; 1; 29; &quot;&quot;)" office:value-type="string" office:string-value="kif/fabio" calcext:value-type="string">
            <text:p>kif/fabio</text:p>
          </table:table-cell>
        </table:table-row>
        <table:table-row table:style-name="ro1">
          <table:table-cell office:value-type="float" office:value="2938459" calcext:value-type="float">
            <text:p>2938459</text:p>
          </table:table-cell>
          <table:table-cell office:value-type="string" calcext:value-type="string">
            <text:p>https://api.github.com/repos/akretion/openerp-server</text:p>
          </table:table-cell>
          <table:table-cell table:formula="of:=REPLACE([.B1061]; 1; 29; &quot;&quot;)" office:value-type="string" office:string-value="akretion/openerp-server" calcext:value-type="string">
            <text:p>akretion/openerp-server</text:p>
          </table:table-cell>
        </table:table-row>
        <table:table-row table:style-name="ro1">
          <table:table-cell office:value-type="float" office:value="2940612" calcext:value-type="float">
            <text:p>2940612</text:p>
          </table:table-cell>
          <table:table-cell office:value-type="string" calcext:value-type="string">
            <text:p>https://api.github.com/repos/moskytw/mosql</text:p>
          </table:table-cell>
          <table:table-cell table:formula="of:=REPLACE([.B1062]; 1; 29; &quot;&quot;)" office:value-type="string" office:string-value="moskytw/mosql" calcext:value-type="string">
            <text:p>moskytw/mosql</text:p>
          </table:table-cell>
        </table:table-row>
        <table:table-row table:style-name="ro1">
          <table:table-cell office:value-type="float" office:value="2959373" calcext:value-type="float">
            <text:p>2959373</text:p>
          </table:table-cell>
          <table:table-cell office:value-type="string" calcext:value-type="string">
            <text:p>https://api.github.com/repos/welbornprod/wp_site</text:p>
          </table:table-cell>
          <table:table-cell table:formula="of:=REPLACE([.B1063]; 1; 29; &quot;&quot;)" office:value-type="string" office:string-value="welbornprod/wp_site" calcext:value-type="string">
            <text:p>welbornprod/wp_site</text:p>
          </table:table-cell>
        </table:table-row>
        <table:table-row table:style-name="ro1">
          <table:table-cell office:value-type="float" office:value="2971943" calcext:value-type="float">
            <text:p>2971943</text:p>
          </table:table-cell>
          <table:table-cell office:value-type="string" calcext:value-type="string">
            <text:p>https://api.github.com/repos/zopefoundation/RestrictedPython</text:p>
          </table:table-cell>
          <table:table-cell table:formula="of:=REPLACE([.B1064]; 1; 29; &quot;&quot;)" office:value-type="string" office:string-value="zopefoundation/RestrictedPython" calcext:value-type="string">
            <text:p>zopefoundation/RestrictedPython</text:p>
          </table:table-cell>
        </table:table-row>
        <table:table-row table:style-name="ro1">
          <table:table-cell office:value-type="float" office:value="2994469" calcext:value-type="float">
            <text:p>2994469</text:p>
          </table:table-cell>
          <table:table-cell office:value-type="string" calcext:value-type="string">
            <text:p>https://api.github.com/repos/cenkalti/kuyruk</text:p>
          </table:table-cell>
          <table:table-cell table:formula="of:=REPLACE([.B1065]; 1; 29; &quot;&quot;)" office:value-type="string" office:string-value="cenkalti/kuyruk" calcext:value-type="string">
            <text:p>cenkalti/kuyruk</text:p>
          </table:table-cell>
        </table:table-row>
        <table:table-row table:style-name="ro1">
          <table:table-cell office:value-type="float" office:value="2994769" calcext:value-type="float">
            <text:p>2994769</text:p>
          </table:table-cell>
          <table:table-cell office:value-type="string" calcext:value-type="string">
            <text:p>https://api.github.com/repos/GoogleChrome/chromium-dashboard</text:p>
          </table:table-cell>
          <table:table-cell table:formula="of:=REPLACE([.B1066]; 1; 29; &quot;&quot;)" office:value-type="string" office:string-value="GoogleChrome/chromium-dashboard" calcext:value-type="string">
            <text:p>GoogleChrome/chromium-dashboard</text:p>
          </table:table-cell>
        </table:table-row>
        <table:table-row table:style-name="ro1">
          <table:table-cell office:value-type="float" office:value="2999550" calcext:value-type="float">
            <text:p>2999550</text:p>
          </table:table-cell>
          <table:table-cell office:value-type="string" calcext:value-type="string">
            <text:p>https://api.github.com/repos/nucleic/enaml</text:p>
          </table:table-cell>
          <table:table-cell table:formula="of:=REPLACE([.B1067]; 1; 29; &quot;&quot;)" office:value-type="string" office:string-value="nucleic/enaml" calcext:value-type="string">
            <text:p>nucleic/enaml</text:p>
          </table:table-cell>
        </table:table-row>
        <table:table-row table:style-name="ro1">
          <table:table-cell office:value-type="float" office:value="3005855" calcext:value-type="float">
            <text:p>3005855</text:p>
          </table:table-cell>
          <table:table-cell office:value-type="string" calcext:value-type="string">
            <text:p>https://api.github.com/repos/biolab/orange3</text:p>
          </table:table-cell>
          <table:table-cell table:formula="of:=REPLACE([.B1068]; 1; 29; &quot;&quot;)" office:value-type="string" office:string-value="biolab/orange3" calcext:value-type="string">
            <text:p>biolab/orange3</text:p>
          </table:table-cell>
        </table:table-row>
        <table:table-row table:style-name="ro1">
          <table:table-cell office:value-type="float" office:value="3011956" calcext:value-type="float">
            <text:p>3011956</text:p>
          </table:table-cell>
          <table:table-cell office:value-type="string" calcext:value-type="string">
            <text:p>https://api.github.com/repos/lbl-srg/BuildingsPy</text:p>
          </table:table-cell>
          <table:table-cell table:formula="of:=REPLACE([.B1069]; 1; 29; &quot;&quot;)" office:value-type="string" office:string-value="lbl-srg/BuildingsPy" calcext:value-type="string">
            <text:p>lbl-srg/BuildingsPy</text:p>
          </table:table-cell>
        </table:table-row>
        <table:table-row table:style-name="ro1">
          <table:table-cell office:value-type="float" office:value="3020145" calcext:value-type="float">
            <text:p>3020145</text:p>
          </table:table-cell>
          <table:table-cell office:value-type="string" calcext:value-type="string">
            <text:p>https://api.github.com/repos/CTPUG/wafer</text:p>
          </table:table-cell>
          <table:table-cell table:formula="of:=REPLACE([.B1070]; 1; 29; &quot;&quot;)" office:value-type="string" office:string-value="CTPUG/wafer" calcext:value-type="string">
            <text:p>CTPUG/wafer</text:p>
          </table:table-cell>
        </table:table-row>
        <table:table-row table:style-name="ro1">
          <table:table-cell office:value-type="float" office:value="3028071" calcext:value-type="float">
            <text:p>3028071</text:p>
          </table:table-cell>
          <table:table-cell office:value-type="string" calcext:value-type="string">
            <text:p>https://api.github.com/repos/OpenConceptLab/oclapi</text:p>
          </table:table-cell>
          <table:table-cell table:formula="of:=REPLACE([.B1071]; 1; 29; &quot;&quot;)" office:value-type="string" office:string-value="OpenConceptLab/oclapi" calcext:value-type="string">
            <text:p>OpenConceptLab/oclapi</text:p>
          </table:table-cell>
        </table:table-row>
        <table:table-row table:style-name="ro1">
          <table:table-cell office:value-type="float" office:value="3033934" calcext:value-type="float">
            <text:p>3033934</text:p>
          </table:table-cell>
          <table:table-cell office:value-type="string" calcext:value-type="string">
            <text:p>https://api.github.com/repos/DRMacIver/hypothesis</text:p>
          </table:table-cell>
          <table:table-cell table:formula="of:=REPLACE([.B1072]; 1; 29; &quot;&quot;)" office:value-type="string" office:string-value="DRMacIver/hypothesis" calcext:value-type="string">
            <text:p>DRMacIver/hypothesis</text:p>
          </table:table-cell>
        </table:table-row>
        <table:table-row table:style-name="ro1">
          <table:table-cell office:value-type="float" office:value="3034876" calcext:value-type="float">
            <text:p>3034876</text:p>
          </table:table-cell>
          <table:table-cell office:value-type="string" calcext:value-type="string">
            <text:p>https://api.github.com/repos/skoolkid/skoolkit</text:p>
          </table:table-cell>
          <table:table-cell table:formula="of:=REPLACE([.B1073]; 1; 29; &quot;&quot;)" office:value-type="string" office:string-value="skoolkid/skoolkit" calcext:value-type="string">
            <text:p>skoolkid/skoolkit</text:p>
          </table:table-cell>
        </table:table-row>
        <table:table-row table:style-name="ro1">
          <table:table-cell office:value-type="float" office:value="3045436" calcext:value-type="float">
            <text:p>3045436</text:p>
          </table:table-cell>
          <table:table-cell office:value-type="string" calcext:value-type="string">
            <text:p>https://api.github.com/repos/suminb/translator</text:p>
          </table:table-cell>
          <table:table-cell table:formula="of:=REPLACE([.B1074]; 1; 29; &quot;&quot;)" office:value-type="string" office:string-value="suminb/translator" calcext:value-type="string">
            <text:p>suminb/translator</text:p>
          </table:table-cell>
        </table:table-row>
        <table:table-row table:style-name="ro1">
          <table:table-cell office:value-type="float" office:value="3052226" calcext:value-type="float">
            <text:p>3052226</text:p>
          </table:table-cell>
          <table:table-cell office:value-type="string" calcext:value-type="string">
            <text:p>https://api.github.com/repos/edx/XBlock</text:p>
          </table:table-cell>
          <table:table-cell table:formula="of:=REPLACE([.B1075]; 1; 29; &quot;&quot;)" office:value-type="string" office:string-value="edx/XBlock" calcext:value-type="string">
            <text:p>edx/XBlock</text:p>
          </table:table-cell>
        </table:table-row>
        <table:table-row table:style-name="ro1">
          <table:table-cell office:value-type="float" office:value="3053945" calcext:value-type="float">
            <text:p>3053945</text:p>
          </table:table-cell>
          <table:table-cell office:value-type="string" calcext:value-type="string">
            <text:p>https://api.github.com/repos/oii/ogre</text:p>
          </table:table-cell>
          <table:table-cell table:formula="of:=REPLACE([.B1076]; 1; 29; &quot;&quot;)" office:value-type="string" office:string-value="oii/ogre" calcext:value-type="string">
            <text:p>oii/ogre</text:p>
          </table:table-cell>
        </table:table-row>
        <table:table-row table:style-name="ro1">
          <table:table-cell office:value-type="float" office:value="3072468" calcext:value-type="float">
            <text:p>3072468</text:p>
          </table:table-cell>
          <table:table-cell office:value-type="string" calcext:value-type="string">
            <text:p>https://api.github.com/repos/lizh06/allrc</text:p>
          </table:table-cell>
          <table:table-cell table:formula="of:=REPLACE([.B1077]; 1; 29; &quot;&quot;)" office:value-type="string" office:string-value="lizh06/allrc" calcext:value-type="string">
            <text:p>lizh06/allrc</text:p>
          </table:table-cell>
        </table:table-row>
        <table:table-row table:style-name="ro1">
          <table:table-cell office:value-type="float" office:value="3074110" calcext:value-type="float">
            <text:p>3074110</text:p>
          </table:table-cell>
          <table:table-cell office:value-type="string" calcext:value-type="string">
            <text:p>https://api.github.com/repos/number5/cloud-init</text:p>
          </table:table-cell>
          <table:table-cell table:formula="of:=REPLACE([.B1078]; 1; 29; &quot;&quot;)" office:value-type="string" office:string-value="number5/cloud-init" calcext:value-type="string">
            <text:p>number5/cloud-init</text:p>
          </table:table-cell>
        </table:table-row>
        <table:table-row table:style-name="ro1">
          <table:table-cell office:value-type="float" office:value="3082442" calcext:value-type="float">
            <text:p>3082442</text:p>
          </table:table-cell>
          <table:table-cell office:value-type="string" calcext:value-type="string">
            <text:p>https://api.github.com/repos/pycurl/pycurl</text:p>
          </table:table-cell>
          <table:table-cell table:formula="of:=REPLACE([.B1079]; 1; 29; &quot;&quot;)" office:value-type="string" office:string-value="pycurl/pycurl" calcext:value-type="string">
            <text:p>pycurl/pycurl</text:p>
          </table:table-cell>
        </table:table-row>
        <table:table-row table:style-name="ro1">
          <table:table-cell office:value-type="float" office:value="3085817" calcext:value-type="float">
            <text:p>3085817</text:p>
          </table:table-cell>
          <table:table-cell office:value-type="string" calcext:value-type="string">
            <text:p>https://api.github.com/repos/akretion/openerp-addons</text:p>
          </table:table-cell>
          <table:table-cell table:formula="of:=REPLACE([.B1080]; 1; 29; &quot;&quot;)" office:value-type="string" office:string-value="akretion/openerp-addons" calcext:value-type="string">
            <text:p>akretion/openerp-addons</text:p>
          </table:table-cell>
        </table:table-row>
        <table:table-row table:style-name="ro1">
          <table:table-cell office:value-type="float" office:value="3090707" calcext:value-type="float">
            <text:p>3090707</text:p>
          </table:table-cell>
          <table:table-cell office:value-type="string" calcext:value-type="string">
            <text:p>https://api.github.com/repos/reallocate/reallocate</text:p>
          </table:table-cell>
          <table:table-cell table:formula="of:=REPLACE([.B1081]; 1; 29; &quot;&quot;)" office:value-type="string" office:string-value="reallocate/reallocate" calcext:value-type="string">
            <text:p>reallocate/reallocate</text:p>
          </table:table-cell>
        </table:table-row>
        <table:table-row table:style-name="ro1">
          <table:table-cell office:value-type="float" office:value="3105682" calcext:value-type="float">
            <text:p>3105682</text:p>
          </table:table-cell>
          <table:table-cell office:value-type="string" calcext:value-type="string">
            <text:p>https://api.github.com/repos/camptocamp/c2cgeoportal</text:p>
          </table:table-cell>
          <table:table-cell table:formula="of:=REPLACE([.B1082]; 1; 29; &quot;&quot;)" office:value-type="string" office:string-value="camptocamp/c2cgeoportal" calcext:value-type="string">
            <text:p>camptocamp/c2cgeoportal</text:p>
          </table:table-cell>
        </table:table-row>
        <table:table-row table:style-name="ro1">
          <table:table-cell office:value-type="float" office:value="3106715" calcext:value-type="float">
            <text:p>3106715</text:p>
          </table:table-cell>
          <table:table-cell office:value-type="string" calcext:value-type="string">
            <text:p>https://api.github.com/repos/vIiRuS/Lagerregal</text:p>
          </table:table-cell>
          <table:table-cell table:formula="of:=REPLACE([.B1083]; 1; 29; &quot;&quot;)" office:value-type="string" office:string-value="vIiRuS/Lagerregal" calcext:value-type="string">
            <text:p>vIiRuS/Lagerregal</text:p>
          </table:table-cell>
        </table:table-row>
        <table:table-row table:style-name="ro1">
          <table:table-cell office:value-type="float" office:value="3114066" calcext:value-type="float">
            <text:p>3114066</text:p>
          </table:table-cell>
          <table:table-cell office:value-type="string" calcext:value-type="string">
            <text:p>https://api.github.com/repos/SoCo/SoCo</text:p>
          </table:table-cell>
          <table:table-cell table:formula="of:=REPLACE([.B1084]; 1; 29; &quot;&quot;)" office:value-type="string" office:string-value="SoCo/SoCo" calcext:value-type="string">
            <text:p>SoCo/SoCo</text:p>
          </table:table-cell>
        </table:table-row>
        <table:table-row table:style-name="ro1">
          <table:table-cell office:value-type="float" office:value="3118609" calcext:value-type="float">
            <text:p>3118609</text:p>
          </table:table-cell>
          <table:table-cell office:value-type="string" calcext:value-type="string">
            <text:p>https://api.github.com/repos/openstack/oslo.config</text:p>
          </table:table-cell>
          <table:table-cell table:formula="of:=REPLACE([.B1085]; 1; 29; &quot;&quot;)" office:value-type="string" office:string-value="openstack/oslo.config" calcext:value-type="string">
            <text:p>openstack/oslo.config</text:p>
          </table:table-cell>
        </table:table-row>
        <table:table-row table:style-name="ro1">
          <table:table-cell office:value-type="float" office:value="3121852" calcext:value-type="float">
            <text:p>3121852</text:p>
          </table:table-cell>
          <table:table-cell office:value-type="string" calcext:value-type="string">
            <text:p>https://api.github.com/repos/nodesign/weio</text:p>
          </table:table-cell>
          <table:table-cell table:formula="of:=REPLACE([.B1086]; 1; 29; &quot;&quot;)" office:value-type="string" office:string-value="nodesign/weio" calcext:value-type="string">
            <text:p>nodesign/weio</text:p>
          </table:table-cell>
        </table:table-row>
        <table:table-row table:style-name="ro1">
          <table:table-cell office:value-type="float" office:value="3146527" calcext:value-type="float">
            <text:p>3146527</text:p>
          </table:table-cell>
          <table:table-cell office:value-type="string" calcext:value-type="string">
            <text:p>https://api.github.com/repos/thraxil/antisocial</text:p>
          </table:table-cell>
          <table:table-cell table:formula="of:=REPLACE([.B1087]; 1; 29; &quot;&quot;)" office:value-type="string" office:string-value="thraxil/antisocial" calcext:value-type="string">
            <text:p>thraxil/antisocial</text:p>
          </table:table-cell>
        </table:table-row>
        <table:table-row table:style-name="ro1">
          <table:table-cell office:value-type="float" office:value="3157292" calcext:value-type="float">
            <text:p>3157292</text:p>
          </table:table-cell>
          <table:table-cell office:value-type="string" calcext:value-type="string">
            <text:p>https://api.github.com/repos/klusta-team/klustaviewa</text:p>
          </table:table-cell>
          <table:table-cell table:formula="of:=REPLACE([.B1088]; 1; 29; &quot;&quot;)" office:value-type="string" office:string-value="klusta-team/klustaviewa" calcext:value-type="string">
            <text:p>klusta-team/klustaviewa</text:p>
          </table:table-cell>
        </table:table-row>
        <table:table-row table:style-name="ro1">
          <table:table-cell office:value-type="float" office:value="3169366" calcext:value-type="float">
            <text:p>3169366</text:p>
          </table:table-cell>
          <table:table-cell office:value-type="string" calcext:value-type="string">
            <text:p>https://api.github.com/repos/materialsproject/MPWorks</text:p>
          </table:table-cell>
          <table:table-cell table:formula="of:=REPLACE([.B1089]; 1; 29; &quot;&quot;)" office:value-type="string" office:string-value="materialsproject/MPWorks" calcext:value-type="string">
            <text:p>materialsproject/MPWorks</text:p>
          </table:table-cell>
        </table:table-row>
        <table:table-row table:style-name="ro1">
          <table:table-cell office:value-type="float" office:value="3170906" calcext:value-type="float">
            <text:p>3170906</text:p>
          </table:table-cell>
          <table:table-cell office:value-type="string" calcext:value-type="string">
            <text:p>https://api.github.com/repos/gnome-prototypes-team/gnome-music</text:p>
          </table:table-cell>
          <table:table-cell table:formula="of:=REPLACE([.B1090]; 1; 29; &quot;&quot;)" office:value-type="string" office:string-value="gnome-prototypes-team/gnome-music" calcext:value-type="string">
            <text:p>gnome-prototypes-team/gnome-music</text:p>
          </table:table-cell>
        </table:table-row>
        <table:table-row table:style-name="ro1">
          <table:table-cell office:value-type="float" office:value="3172677" calcext:value-type="float">
            <text:p>3172677</text:p>
          </table:table-cell>
          <table:table-cell office:value-type="string" calcext:value-type="string">
            <text:p>https://api.github.com/repos/mizdebsk/javapackages</text:p>
          </table:table-cell>
          <table:table-cell table:formula="of:=REPLACE([.B1091]; 1; 29; &quot;&quot;)" office:value-type="string" office:string-value="mizdebsk/javapackages" calcext:value-type="string">
            <text:p>mizdebsk/javapackages</text:p>
          </table:table-cell>
        </table:table-row>
        <table:table-row table:style-name="ro1">
          <table:table-cell office:value-type="float" office:value="3174775" calcext:value-type="float">
            <text:p>3174775</text:p>
          </table:table-cell>
          <table:table-cell office:value-type="string" calcext:value-type="string">
            <text:p>https://api.github.com/repos/openmips/stbgui</text:p>
          </table:table-cell>
          <table:table-cell table:formula="of:=REPLACE([.B1092]; 1; 29; &quot;&quot;)" office:value-type="string" office:string-value="openmips/stbgui" calcext:value-type="string">
            <text:p>openmips/stbgui</text:p>
          </table:table-cell>
        </table:table-row>
        <table:table-row table:style-name="ro1">
          <table:table-cell office:value-type="float" office:value="3182542" calcext:value-type="float">
            <text:p>3182542</text:p>
          </table:table-cell>
          <table:table-cell office:value-type="string" calcext:value-type="string">
            <text:p>https://api.github.com/repos/fedora-infra/fedocal</text:p>
          </table:table-cell>
          <table:table-cell table:formula="of:=REPLACE([.B1093]; 1; 29; &quot;&quot;)" office:value-type="string" office:string-value="fedora-infra/fedocal" calcext:value-type="string">
            <text:p>fedora-infra/fedocal</text:p>
          </table:table-cell>
        </table:table-row>
        <table:table-row table:style-name="ro1">
          <table:table-cell office:value-type="float" office:value="3185042" calcext:value-type="float">
            <text:p>3185042</text:p>
          </table:table-cell>
          <table:table-cell office:value-type="string" calcext:value-type="string">
            <text:p>https://api.github.com/repos/BGSU-RNA/RNA-3D-Hub-core</text:p>
          </table:table-cell>
          <table:table-cell table:formula="of:=REPLACE([.B1094]; 1; 29; &quot;&quot;)" office:value-type="string" office:string-value="BGSU-RNA/RNA-3D-Hub-core" calcext:value-type="string">
            <text:p>BGSU-RNA/RNA-3D-Hub-core</text:p>
          </table:table-cell>
        </table:table-row>
        <table:table-row table:style-name="ro1">
          <table:table-cell office:value-type="float" office:value="3191774" calcext:value-type="float">
            <text:p>3191774</text:p>
          </table:table-cell>
          <table:table-cell office:value-type="string" calcext:value-type="string">
            <text:p>https://api.github.com/repos/openstack/anvil</text:p>
          </table:table-cell>
          <table:table-cell table:formula="of:=REPLACE([.B1095]; 1; 29; &quot;&quot;)" office:value-type="string" office:string-value="openstack/anvil" calcext:value-type="string">
            <text:p>openstack/anvil</text:p>
          </table:table-cell>
        </table:table-row>
        <table:table-row table:style-name="ro1">
          <table:table-cell office:value-type="float" office:value="3198205" calcext:value-type="float">
            <text:p>3198205</text:p>
          </table:table-cell>
          <table:table-cell office:value-type="string" calcext:value-type="string">
            <text:p>https://api.github.com/repos/openSUSE/knapsack</text:p>
          </table:table-cell>
          <table:table-cell table:formula="of:=REPLACE([.B1096]; 1; 29; &quot;&quot;)" office:value-type="string" office:string-value="openSUSE/knapsack" calcext:value-type="string">
            <text:p>openSUSE/knapsack</text:p>
          </table:table-cell>
        </table:table-row>
        <table:table-row table:style-name="ro1">
          <table:table-cell office:value-type="float" office:value="3201434" calcext:value-type="float">
            <text:p>3201434</text:p>
          </table:table-cell>
          <table:table-cell office:value-type="string" calcext:value-type="string">
            <text:p>https://api.github.com/repos/tranquilit/WAPT</text:p>
          </table:table-cell>
          <table:table-cell table:formula="of:=REPLACE([.B1097]; 1; 29; &quot;&quot;)" office:value-type="string" office:string-value="tranquilit/WAPT" calcext:value-type="string">
            <text:p>tranquilit/WAPT</text:p>
          </table:table-cell>
        </table:table-row>
        <table:table-row table:style-name="ro1">
          <table:table-cell office:value-type="float" office:value="3215064" calcext:value-type="float">
            <text:p>3215064</text:p>
          </table:table-cell>
          <table:table-cell office:value-type="string" calcext:value-type="string">
            <text:p>https://api.github.com/repos/School-of-Innovation-Experiment/provinceManagement</text:p>
          </table:table-cell>
          <table:table-cell table:formula="of:=REPLACE([.B1098]; 1; 29; &quot;&quot;)" office:value-type="string" office:string-value="School-of-Innovation-Experiment/provinceManagement" calcext:value-type="string">
            <text:p>School-of-Innovation-Experiment/provinceManagement</text:p>
          </table:table-cell>
        </table:table-row>
        <table:table-row table:style-name="ro1">
          <table:table-cell office:value-type="float" office:value="3218707" calcext:value-type="float">
            <text:p>3218707</text:p>
          </table:table-cell>
          <table:table-cell office:value-type="string" calcext:value-type="string">
            <text:p>https://api.github.com/repos/ImageEngine/gaffer</text:p>
          </table:table-cell>
          <table:table-cell table:formula="of:=REPLACE([.B1099]; 1; 29; &quot;&quot;)" office:value-type="string" office:string-value="ImageEngine/gaffer" calcext:value-type="string">
            <text:p>ImageEngine/gaffer</text:p>
          </table:table-cell>
        </table:table-row>
        <table:table-row table:style-name="ro1">
          <table:table-cell office:value-type="float" office:value="3218714" calcext:value-type="float">
            <text:p>3218714</text:p>
          </table:table-cell>
          <table:table-cell office:value-type="string" calcext:value-type="string">
            <text:p>https://api.github.com/repos/muellermichel/Hybrid-Fortran</text:p>
          </table:table-cell>
          <table:table-cell table:formula="of:=REPLACE([.B1100]; 1; 29; &quot;&quot;)" office:value-type="string" office:string-value="muellermichel/Hybrid-Fortran" calcext:value-type="string">
            <text:p>muellermichel/Hybrid-Fortran</text:p>
          </table:table-cell>
        </table:table-row>
        <table:table-row table:style-name="ro1">
          <table:table-cell office:value-type="float" office:value="3219077" calcext:value-type="float">
            <text:p>3219077</text:p>
          </table:table-cell>
          <table:table-cell office:value-type="string" calcext:value-type="string">
            <text:p>https://api.github.com/repos/learningequality/ka-lite</text:p>
          </table:table-cell>
          <table:table-cell table:formula="of:=REPLACE([.B1101]; 1; 29; &quot;&quot;)" office:value-type="string" office:string-value="learningequality/ka-lite" calcext:value-type="string">
            <text:p>learningequality/ka-lite</text:p>
          </table:table-cell>
        </table:table-row>
        <table:table-row table:style-name="ro1">
          <table:table-cell office:value-type="float" office:value="3219185" calcext:value-type="float">
            <text:p>3219185</text:p>
          </table:table-cell>
          <table:table-cell office:value-type="string" calcext:value-type="string">
            <text:p>https://api.github.com/repos/sugarlabs/sugar</text:p>
          </table:table-cell>
          <table:table-cell table:formula="of:=REPLACE([.B1102]; 1; 29; &quot;&quot;)" office:value-type="string" office:string-value="sugarlabs/sugar" calcext:value-type="string">
            <text:p>sugarlabs/sugar</text:p>
          </table:table-cell>
        </table:table-row>
        <table:table-row table:style-name="ro1">
          <table:table-cell office:value-type="float" office:value="3219349" calcext:value-type="float">
            <text:p>3219349</text:p>
          </table:table-cell>
          <table:table-cell office:value-type="string" calcext:value-type="string">
            <text:p>https://api.github.com/repos/ciudadanointeligente/write-it</text:p>
          </table:table-cell>
          <table:table-cell table:formula="of:=REPLACE([.B1103]; 1; 29; &quot;&quot;)" office:value-type="string" office:string-value="ciudadanointeligente/write-it" calcext:value-type="string">
            <text:p>ciudadanointeligente/write-it</text:p>
          </table:table-cell>
        </table:table-row>
        <table:table-row table:style-name="ro1">
          <table:table-cell office:value-type="float" office:value="3219543" calcext:value-type="float">
            <text:p>3219543</text:p>
          </table:table-cell>
          <table:table-cell office:value-type="string" calcext:value-type="string">
            <text:p>https://api.github.com/repos/floodlight/loxigen</text:p>
          </table:table-cell>
          <table:table-cell table:formula="of:=REPLACE([.B1104]; 1; 29; &quot;&quot;)" office:value-type="string" office:string-value="floodlight/loxigen" calcext:value-type="string">
            <text:p>floodlight/loxigen</text:p>
          </table:table-cell>
        </table:table-row>
        <table:table-row table:style-name="ro1">
          <table:table-cell office:value-type="float" office:value="3223130" calcext:value-type="float">
            <text:p>3223130</text:p>
          </table:table-cell>
          <table:table-cell office:value-type="string" calcext:value-type="string">
            <text:p>https://api.github.com/repos/tetrapus/Karkat</text:p>
          </table:table-cell>
          <table:table-cell table:formula="of:=REPLACE([.B1105]; 1; 29; &quot;&quot;)" office:value-type="string" office:string-value="tetrapus/Karkat" calcext:value-type="string">
            <text:p>tetrapus/Karkat</text:p>
          </table:table-cell>
        </table:table-row>
        <table:table-row table:style-name="ro1">
          <table:table-cell office:value-type="float" office:value="3238217" calcext:value-type="float">
            <text:p>3238217</text:p>
          </table:table-cell>
          <table:table-cell office:value-type="string" calcext:value-type="string">
            <text:p>https://api.github.com/repos/phil65/script.extendedinfo</text:p>
          </table:table-cell>
          <table:table-cell table:formula="of:=REPLACE([.B1106]; 1; 29; &quot;&quot;)" office:value-type="string" office:string-value="phil65/script.extendedinfo" calcext:value-type="string">
            <text:p>phil65/script.extendedinfo</text:p>
          </table:table-cell>
        </table:table-row>
        <table:table-row table:style-name="ro1">
          <table:table-cell office:value-type="float" office:value="3239195" calcext:value-type="float">
            <text:p>3239195</text:p>
          </table:table-cell>
          <table:table-cell office:value-type="string" calcext:value-type="string">
            <text:p>https://api.github.com/repos/gaborpapp/AIam</text:p>
          </table:table-cell>
          <table:table-cell table:formula="of:=REPLACE([.B1107]; 1; 29; &quot;&quot;)" office:value-type="string" office:string-value="gaborpapp/AIam" calcext:value-type="string">
            <text:p>gaborpapp/AIam</text:p>
          </table:table-cell>
        </table:table-row>
        <table:table-row table:style-name="ro1">
          <table:table-cell office:value-type="float" office:value="3240873" calcext:value-type="float">
            <text:p>3240873</text:p>
          </table:table-cell>
          <table:table-cell office:value-type="string" calcext:value-type="string">
            <text:p>https://api.github.com/repos/skylines-project/skylines</text:p>
          </table:table-cell>
          <table:table-cell table:formula="of:=REPLACE([.B1108]; 1; 29; &quot;&quot;)" office:value-type="string" office:string-value="skylines-project/skylines" calcext:value-type="string">
            <text:p>skylines-project/skylines</text:p>
          </table:table-cell>
        </table:table-row>
        <table:table-row table:style-name="ro1">
          <table:table-cell office:value-type="float" office:value="3251047" calcext:value-type="float">
            <text:p>3251047</text:p>
          </table:table-cell>
          <table:table-cell office:value-type="string" calcext:value-type="string">
            <text:p>https://api.github.com/repos/mushorg/conpot</text:p>
          </table:table-cell>
          <table:table-cell table:formula="of:=REPLACE([.B1109]; 1; 29; &quot;&quot;)" office:value-type="string" office:string-value="mushorg/conpot" calcext:value-type="string">
            <text:p>mushorg/conpot</text:p>
          </table:table-cell>
        </table:table-row>
        <table:table-row table:style-name="ro1">
          <table:table-cell office:value-type="float" office:value="3254717" calcext:value-type="float">
            <text:p>3254717</text:p>
          </table:table-cell>
          <table:table-cell office:value-type="string" calcext:value-type="string">
            <text:p>https://api.github.com/repos/probonopd/AppImageKit</text:p>
          </table:table-cell>
          <table:table-cell table:formula="of:=REPLACE([.B1110]; 1; 29; &quot;&quot;)" office:value-type="string" office:string-value="probonopd/AppImageKit" calcext:value-type="string">
            <text:p>probonopd/AppImageKit</text:p>
          </table:table-cell>
        </table:table-row>
        <table:table-row table:style-name="ro1">
          <table:table-cell office:value-type="float" office:value="3257284" calcext:value-type="float">
            <text:p>3257284</text:p>
          </table:table-cell>
          <table:table-cell office:value-type="string" calcext:value-type="string">
            <text:p>https://api.github.com/repos/aglavic/quicknxs</text:p>
          </table:table-cell>
          <table:table-cell table:formula="of:=REPLACE([.B1111]; 1; 29; &quot;&quot;)" office:value-type="string" office:string-value="aglavic/quicknxs" calcext:value-type="string">
            <text:p>aglavic/quicknxs</text:p>
          </table:table-cell>
        </table:table-row>
        <table:table-row table:style-name="ro1">
          <table:table-cell office:value-type="float" office:value="3257435" calcext:value-type="float">
            <text:p>3257435</text:p>
          </table:table-cell>
          <table:table-cell office:value-type="string" calcext:value-type="string">
            <text:p>https://api.github.com/repos/Psycojoker/baron</text:p>
          </table:table-cell>
          <table:table-cell table:formula="of:=REPLACE([.B1112]; 1; 29; &quot;&quot;)" office:value-type="string" office:string-value="Psycojoker/baron" calcext:value-type="string">
            <text:p>Psycojoker/baron</text:p>
          </table:table-cell>
        </table:table-row>
        <table:table-row table:style-name="ro1">
          <table:table-cell office:value-type="float" office:value="3262675" calcext:value-type="float">
            <text:p>3262675</text:p>
          </table:table-cell>
          <table:table-cell office:value-type="string" calcext:value-type="string">
            <text:p>https://api.github.com/repos/iBaa/PlexConnect</text:p>
          </table:table-cell>
          <table:table-cell table:formula="of:=REPLACE([.B1113]; 1; 29; &quot;&quot;)" office:value-type="string" office:string-value="iBaa/PlexConnect" calcext:value-type="string">
            <text:p>iBaa/PlexConnect</text:p>
          </table:table-cell>
        </table:table-row>
        <table:table-row table:style-name="ro1">
          <table:table-cell office:value-type="float" office:value="3263294" calcext:value-type="float">
            <text:p>3263294</text:p>
          </table:table-cell>
          <table:table-cell office:value-type="string" calcext:value-type="string">
            <text:p>https://api.github.com/repos/hylang/hy</text:p>
          </table:table-cell>
          <table:table-cell table:formula="of:=REPLACE([.B1114]; 1; 29; &quot;&quot;)" office:value-type="string" office:string-value="hylang/hy" calcext:value-type="string">
            <text:p>hylang/hy</text:p>
          </table:table-cell>
        </table:table-row>
        <table:table-row table:style-name="ro1">
          <table:table-cell office:value-type="float" office:value="3265854" calcext:value-type="float">
            <text:p>3265854</text:p>
          </table:table-cell>
          <table:table-cell office:value-type="string" calcext:value-type="string">
            <text:p>https://api.github.com/repos/waldo323/schedcsv</text:p>
          </table:table-cell>
          <table:table-cell table:formula="of:=REPLACE([.B1115]; 1; 29; &quot;&quot;)" office:value-type="string" office:string-value="waldo323/schedcsv" calcext:value-type="string">
            <text:p>waldo323/schedcsv</text:p>
          </table:table-cell>
        </table:table-row>
        <table:table-row table:style-name="ro1">
          <table:table-cell office:value-type="float" office:value="3269772" calcext:value-type="float">
            <text:p>3269772</text:p>
          </table:table-cell>
          <table:table-cell office:value-type="string" calcext:value-type="string">
            <text:p>https://api.github.com/repos/honza/vim-snippets</text:p>
          </table:table-cell>
          <table:table-cell table:formula="of:=REPLACE([.B1116]; 1; 29; &quot;&quot;)" office:value-type="string" office:string-value="honza/vim-snippets" calcext:value-type="string">
            <text:p>honza/vim-snippets</text:p>
          </table:table-cell>
        </table:table-row>
        <table:table-row table:style-name="ro1">
          <table:table-cell office:value-type="float" office:value="3275626" calcext:value-type="float">
            <text:p>3275626</text:p>
          </table:table-cell>
          <table:table-cell office:value-type="string" calcext:value-type="string">
            <text:p>https://api.github.com/repos/mariosky/protoboard</text:p>
          </table:table-cell>
          <table:table-cell table:formula="of:=REPLACE([.B1117]; 1; 29; &quot;&quot;)" office:value-type="string" office:string-value="mariosky/protoboard" calcext:value-type="string">
            <text:p>mariosky/protoboard</text:p>
          </table:table-cell>
        </table:table-row>
        <table:table-row table:style-name="ro1">
          <table:table-cell office:value-type="float" office:value="3277445" calcext:value-type="float">
            <text:p>3277445</text:p>
          </table:table-cell>
          <table:table-cell office:value-type="string" calcext:value-type="string">
            <text:p>https://api.github.com/repos/gevent/gevent</text:p>
          </table:table-cell>
          <table:table-cell table:formula="of:=REPLACE([.B1118]; 1; 29; &quot;&quot;)" office:value-type="string" office:string-value="gevent/gevent" calcext:value-type="string">
            <text:p>gevent/gevent</text:p>
          </table:table-cell>
        </table:table-row>
        <table:table-row table:style-name="ro1">
          <table:table-cell office:value-type="float" office:value="3279905" calcext:value-type="float">
            <text:p>3279905</text:p>
          </table:table-cell>
          <table:table-cell office:value-type="string" calcext:value-type="string">
            <text:p>https://api.github.com/repos/typemytype/drawbot</text:p>
          </table:table-cell>
          <table:table-cell table:formula="of:=REPLACE([.B1119]; 1; 29; &quot;&quot;)" office:value-type="string" office:string-value="typemytype/drawbot" calcext:value-type="string">
            <text:p>typemytype/drawbot</text:p>
          </table:table-cell>
        </table:table-row>
        <table:table-row table:style-name="ro1">
          <table:table-cell office:value-type="float" office:value="3281689" calcext:value-type="float">
            <text:p>3281689</text:p>
          </table:table-cell>
          <table:table-cell office:value-type="string" calcext:value-type="string">
            <text:p>https://api.github.com/repos/aaugustin/websockets</text:p>
          </table:table-cell>
          <table:table-cell table:formula="of:=REPLACE([.B1120]; 1; 29; &quot;&quot;)" office:value-type="string" office:string-value="aaugustin/websockets" calcext:value-type="string">
            <text:p>aaugustin/websockets</text:p>
          </table:table-cell>
        </table:table-row>
        <table:table-row table:style-name="ro1">
          <table:table-cell office:value-type="float" office:value="3282223" calcext:value-type="float">
            <text:p>3282223</text:p>
          </table:table-cell>
          <table:table-cell office:value-type="string" calcext:value-type="string">
            <text:p>https://api.github.com/repos/rockstor/rockstor-core</text:p>
          </table:table-cell>
          <table:table-cell table:formula="of:=REPLACE([.B1121]; 1; 29; &quot;&quot;)" office:value-type="string" office:string-value="rockstor/rockstor-core" calcext:value-type="string">
            <text:p>rockstor/rockstor-core</text:p>
          </table:table-cell>
        </table:table-row>
        <table:table-row table:style-name="ro1">
          <table:table-cell office:value-type="float" office:value="3290134" calcext:value-type="float">
            <text:p>3290134</text:p>
          </table:table-cell>
          <table:table-cell office:value-type="string" calcext:value-type="string">
            <text:p>https://api.github.com/repos/VertNet/webapp</text:p>
          </table:table-cell>
          <table:table-cell table:formula="of:=REPLACE([.B1122]; 1; 29; &quot;&quot;)" office:value-type="string" office:string-value="VertNet/webapp" calcext:value-type="string">
            <text:p>VertNet/webapp</text:p>
          </table:table-cell>
        </table:table-row>
        <table:table-row table:style-name="ro1">
          <table:table-cell office:value-type="float" office:value="3290625" calcext:value-type="float">
            <text:p>3290625</text:p>
          </table:table-cell>
          <table:table-cell office:value-type="string" calcext:value-type="string">
            <text:p>https://api.github.com/repos/edx/configuration</text:p>
          </table:table-cell>
          <table:table-cell table:formula="of:=REPLACE([.B1123]; 1; 29; &quot;&quot;)" office:value-type="string" office:string-value="edx/configuration" calcext:value-type="string">
            <text:p>edx/configuration</text:p>
          </table:table-cell>
        </table:table-row>
        <table:table-row table:style-name="ro1">
          <table:table-cell office:value-type="float" office:value="3291054" calcext:value-type="float">
            <text:p>3291054</text:p>
          </table:table-cell>
          <table:table-cell office:value-type="string" calcext:value-type="string">
            <text:p>https://api.github.com/repos/onefinestay/kaiso</text:p>
          </table:table-cell>
          <table:table-cell table:formula="of:=REPLACE([.B1124]; 1; 29; &quot;&quot;)" office:value-type="string" office:string-value="onefinestay/kaiso" calcext:value-type="string">
            <text:p>onefinestay/kaiso</text:p>
          </table:table-cell>
        </table:table-row>
        <table:table-row table:style-name="ro1">
          <table:table-cell office:value-type="float" office:value="3294007" calcext:value-type="float">
            <text:p>3294007</text:p>
          </table:table-cell>
          <table:table-cell office:value-type="string" calcext:value-type="string">
            <text:p>https://api.github.com/repos/dezede/dezede</text:p>
          </table:table-cell>
          <table:table-cell table:formula="of:=REPLACE([.B1125]; 1; 29; &quot;&quot;)" office:value-type="string" office:string-value="dezede/dezede" calcext:value-type="string">
            <text:p>dezede/dezede</text:p>
          </table:table-cell>
        </table:table-row>
        <table:table-row table:style-name="ro1">
          <table:table-cell office:value-type="float" office:value="3301115" calcext:value-type="float">
            <text:p>3301115</text:p>
          </table:table-cell>
          <table:table-cell office:value-type="string" calcext:value-type="string">
            <text:p>https://api.github.com/repos/pymor/pymor</text:p>
          </table:table-cell>
          <table:table-cell table:formula="of:=REPLACE([.B1126]; 1; 29; &quot;&quot;)" office:value-type="string" office:string-value="pymor/pymor" calcext:value-type="string">
            <text:p>pymor/pymor</text:p>
          </table:table-cell>
        </table:table-row>
        <table:table-row table:style-name="ro1">
          <table:table-cell office:value-type="float" office:value="3302428" calcext:value-type="float">
            <text:p>3302428</text:p>
          </table:table-cell>
          <table:table-cell office:value-type="string" calcext:value-type="string">
            <text:p>https://api.github.com/repos/openstack/cloudroast</text:p>
          </table:table-cell>
          <table:table-cell table:formula="of:=REPLACE([.B1127]; 1; 29; &quot;&quot;)" office:value-type="string" office:string-value="openstack/cloudroast" calcext:value-type="string">
            <text:p>openstack/cloudroast</text:p>
          </table:table-cell>
        </table:table-row>
        <table:table-row table:style-name="ro1">
          <table:table-cell office:value-type="float" office:value="3302432" calcext:value-type="float">
            <text:p>3302432</text:p>
          </table:table-cell>
          <table:table-cell office:value-type="string" calcext:value-type="string">
            <text:p>https://api.github.com/repos/openstack/cloudcafe</text:p>
          </table:table-cell>
          <table:table-cell table:formula="of:=REPLACE([.B1128]; 1; 29; &quot;&quot;)" office:value-type="string" office:string-value="openstack/cloudcafe" calcext:value-type="string">
            <text:p>openstack/cloudcafe</text:p>
          </table:table-cell>
        </table:table-row>
        <table:table-row table:style-name="ro1">
          <table:table-cell office:value-type="float" office:value="3306620" calcext:value-type="float">
            <text:p>3306620</text:p>
          </table:table-cell>
          <table:table-cell office:value-type="string" calcext:value-type="string">
            <text:p>https://api.github.com/repos/LCDsoft/ILCDIRAC</text:p>
          </table:table-cell>
          <table:table-cell table:formula="of:=REPLACE([.B1129]; 1; 29; &quot;&quot;)" office:value-type="string" office:string-value="LCDsoft/ILCDIRAC" calcext:value-type="string">
            <text:p>LCDsoft/ILCDIRAC</text:p>
          </table:table-cell>
        </table:table-row>
        <table:table-row table:style-name="ro1">
          <table:table-cell office:value-type="float" office:value="3306773" calcext:value-type="float">
            <text:p>3306773</text:p>
          </table:table-cell>
          <table:table-cell office:value-type="string" calcext:value-type="string">
            <text:p>https://api.github.com/repos/ajschumacher/NYCattends</text:p>
          </table:table-cell>
          <table:table-cell table:formula="of:=REPLACE([.B1130]; 1; 29; &quot;&quot;)" office:value-type="string" office:string-value="ajschumacher/NYCattends" calcext:value-type="string">
            <text:p>ajschumacher/NYCattends</text:p>
          </table:table-cell>
        </table:table-row>
        <table:table-row table:style-name="ro1">
          <table:table-cell office:value-type="float" office:value="3307682" calcext:value-type="float">
            <text:p>3307682</text:p>
          </table:table-cell>
          <table:table-cell office:value-type="string" calcext:value-type="string">
            <text:p>https://api.github.com/repos/opps/opps</text:p>
          </table:table-cell>
          <table:table-cell table:formula="of:=REPLACE([.B1131]; 1; 29; &quot;&quot;)" office:value-type="string" office:string-value="opps/opps" calcext:value-type="string">
            <text:p>opps/opps</text:p>
          </table:table-cell>
        </table:table-row>
        <table:table-row table:style-name="ro1">
          <table:table-cell office:value-type="float" office:value="3314898" calcext:value-type="float">
            <text:p>3314898</text:p>
          </table:table-cell>
          <table:table-cell office:value-type="string" calcext:value-type="string">
            <text:p>https://api.github.com/repos/nsnam/ns-3-dev-git</text:p>
          </table:table-cell>
          <table:table-cell table:formula="of:=REPLACE([.B1132]; 1; 29; &quot;&quot;)" office:value-type="string" office:string-value="nsnam/ns-3-dev-git" calcext:value-type="string">
            <text:p>nsnam/ns-3-dev-git</text:p>
          </table:table-cell>
        </table:table-row>
        <table:table-row table:style-name="ro1">
          <table:table-cell office:value-type="float" office:value="3328871" calcext:value-type="float">
            <text:p>3328871</text:p>
          </table:table-cell>
          <table:table-cell office:value-type="string" calcext:value-type="string">
            <text:p>https://api.github.com/repos/onefinestay/nameko</text:p>
          </table:table-cell>
          <table:table-cell table:formula="of:=REPLACE([.B1133]; 1; 29; &quot;&quot;)" office:value-type="string" office:string-value="onefinestay/nameko" calcext:value-type="string">
            <text:p>onefinestay/nameko</text:p>
          </table:table-cell>
        </table:table-row>
        <table:table-row table:style-name="ro1">
          <table:table-cell office:value-type="float" office:value="3329491" calcext:value-type="float">
            <text:p>3329491</text:p>
          </table:table-cell>
          <table:table-cell office:value-type="string" calcext:value-type="string">
            <text:p>https://api.github.com/repos/BBN-Q/PyQLab</text:p>
          </table:table-cell>
          <table:table-cell table:formula="of:=REPLACE([.B1134]; 1; 29; &quot;&quot;)" office:value-type="string" office:string-value="BBN-Q/PyQLab" calcext:value-type="string">
            <text:p>BBN-Q/PyQLab</text:p>
          </table:table-cell>
        </table:table-row>
        <table:table-row table:style-name="ro1">
          <table:table-cell office:value-type="float" office:value="3346024" calcext:value-type="float">
            <text:p>3346024</text:p>
          </table:table-cell>
          <table:table-cell office:value-type="string" calcext:value-type="string">
            <text:p>https://api.github.com/repos/lra/mackup</text:p>
          </table:table-cell>
          <table:table-cell table:formula="of:=REPLACE([.B1135]; 1; 29; &quot;&quot;)" office:value-type="string" office:string-value="lra/mackup" calcext:value-type="string">
            <text:p>lra/mackup</text:p>
          </table:table-cell>
        </table:table-row>
        <table:table-row table:style-name="ro1">
          <table:table-cell office:value-type="float" office:value="3365229" calcext:value-type="float">
            <text:p>3365229</text:p>
          </table:table-cell>
          <table:table-cell office:value-type="string" calcext:value-type="string">
            <text:p>https://api.github.com/repos/physion/ovation-python</text:p>
          </table:table-cell>
          <table:table-cell table:formula="of:=REPLACE([.B1136]; 1; 29; &quot;&quot;)" office:value-type="string" office:string-value="physion/ovation-python" calcext:value-type="string">
            <text:p>physion/ovation-python</text:p>
          </table:table-cell>
        </table:table-row>
        <table:table-row table:style-name="ro1">
          <table:table-cell office:value-type="float" office:value="3374848" calcext:value-type="float">
            <text:p>3374848</text:p>
          </table:table-cell>
          <table:table-cell office:value-type="string" calcext:value-type="string">
            <text:p>https://api.github.com/repos/sshwsfc/django-xadmin</text:p>
          </table:table-cell>
          <table:table-cell table:formula="of:=REPLACE([.B1137]; 1; 29; &quot;&quot;)" office:value-type="string" office:string-value="sshwsfc/django-xadmin" calcext:value-type="string">
            <text:p>sshwsfc/django-xadmin</text:p>
          </table:table-cell>
        </table:table-row>
        <table:table-row table:style-name="ro1">
          <table:table-cell office:value-type="float" office:value="3401234" calcext:value-type="float">
            <text:p>3401234</text:p>
          </table:table-cell>
          <table:table-cell office:value-type="string" calcext:value-type="string">
            <text:p>https://api.github.com/repos/plonegovbr/brasil.gov.tiles</text:p>
          </table:table-cell>
          <table:table-cell table:formula="of:=REPLACE([.B1138]; 1; 29; &quot;&quot;)" office:value-type="string" office:string-value="plonegovbr/brasil.gov.tiles" calcext:value-type="string">
            <text:p>plonegovbr/brasil.gov.tiles</text:p>
          </table:table-cell>
        </table:table-row>
        <table:table-row table:style-name="ro1">
          <table:table-cell office:value-type="float" office:value="3410497" calcext:value-type="float">
            <text:p>3410497</text:p>
          </table:table-cell>
          <table:table-cell office:value-type="string" calcext:value-type="string">
            <text:p>https://api.github.com/repos/openatv/enigma2</text:p>
          </table:table-cell>
          <table:table-cell table:formula="of:=REPLACE([.B1139]; 1; 29; &quot;&quot;)" office:value-type="string" office:string-value="openatv/enigma2" calcext:value-type="string">
            <text:p>openatv/enigma2</text:p>
          </table:table-cell>
        </table:table-row>
        <table:table-row table:style-name="ro1">
          <table:table-cell office:value-type="float" office:value="3411412" calcext:value-type="float">
            <text:p>3411412</text:p>
          </table:table-cell>
          <table:table-cell office:value-type="string" calcext:value-type="string">
            <text:p>https://api.github.com/repos/RedHatQE/cfme_tests</text:p>
          </table:table-cell>
          <table:table-cell table:formula="of:=REPLACE([.B1140]; 1; 29; &quot;&quot;)" office:value-type="string" office:string-value="RedHatQE/cfme_tests" calcext:value-type="string">
            <text:p>RedHatQE/cfme_tests</text:p>
          </table:table-cell>
        </table:table-row>
        <table:table-row table:style-name="ro1">
          <table:table-cell office:value-type="float" office:value="3415286" calcext:value-type="float">
            <text:p>3415286</text:p>
          </table:table-cell>
          <table:table-cell office:value-type="string" calcext:value-type="string">
            <text:p>https://api.github.com/repos/gc3-uzh-ch/elasticluster</text:p>
          </table:table-cell>
          <table:table-cell table:formula="of:=REPLACE([.B1141]; 1; 29; &quot;&quot;)" office:value-type="string" office:string-value="gc3-uzh-ch/elasticluster" calcext:value-type="string">
            <text:p>gc3-uzh-ch/elasticluster</text:p>
          </table:table-cell>
        </table:table-row>
        <table:table-row table:style-name="ro1">
          <table:table-cell office:value-type="float" office:value="3427053" calcext:value-type="float">
            <text:p>3427053</text:p>
          </table:table-cell>
          <table:table-cell office:value-type="string" calcext:value-type="string">
            <text:p>https://api.github.com/repos/tonioo/modoboa</text:p>
          </table:table-cell>
          <table:table-cell table:formula="of:=REPLACE([.B1142]; 1; 29; &quot;&quot;)" office:value-type="string" office:string-value="tonioo/modoboa" calcext:value-type="string">
            <text:p>tonioo/modoboa</text:p>
          </table:table-cell>
        </table:table-row>
        <table:table-row table:style-name="ro1">
          <table:table-cell office:value-type="float" office:value="3428901" calcext:value-type="float">
            <text:p>3428901</text:p>
          </table:table-cell>
          <table:table-cell office:value-type="string" calcext:value-type="string">
            <text:p>https://api.github.com/repos/sugarsweetrobotics/wasanbon</text:p>
          </table:table-cell>
          <table:table-cell table:formula="of:=REPLACE([.B1143]; 1; 29; &quot;&quot;)" office:value-type="string" office:string-value="sugarsweetrobotics/wasanbon" calcext:value-type="string">
            <text:p>sugarsweetrobotics/wasanbon</text:p>
          </table:table-cell>
        </table:table-row>
        <table:table-row table:style-name="ro1">
          <table:table-cell office:value-type="float" office:value="3429307" calcext:value-type="float">
            <text:p>3429307</text:p>
          </table:table-cell>
          <table:table-cell office:value-type="string" calcext:value-type="string">
            <text:p>https://api.github.com/repos/agx/git-buildpackage</text:p>
          </table:table-cell>
          <table:table-cell table:formula="of:=REPLACE([.B1144]; 1; 29; &quot;&quot;)" office:value-type="string" office:string-value="agx/git-buildpackage" calcext:value-type="string">
            <text:p>agx/git-buildpackage</text:p>
          </table:table-cell>
        </table:table-row>
        <table:table-row table:style-name="ro1">
          <table:table-cell office:value-type="float" office:value="3446481" calcext:value-type="float">
            <text:p>3446481</text:p>
          </table:table-cell>
          <table:table-cell office:value-type="string" calcext:value-type="string">
            <text:p>https://api.github.com/repos/mirumee/saleor</text:p>
          </table:table-cell>
          <table:table-cell table:formula="of:=REPLACE([.B1145]; 1; 29; &quot;&quot;)" office:value-type="string" office:string-value="mirumee/saleor" calcext:value-type="string">
            <text:p>mirumee/saleor</text:p>
          </table:table-cell>
        </table:table-row>
        <table:table-row table:style-name="ro1">
          <table:table-cell office:value-type="float" office:value="3450717" calcext:value-type="float">
            <text:p>3450717</text:p>
          </table:table-cell>
          <table:table-cell office:value-type="string" calcext:value-type="string">
            <text:p>https://api.github.com/repos/kwadrat/kowal</text:p>
          </table:table-cell>
          <table:table-cell table:formula="of:=REPLACE([.B1146]; 1; 29; &quot;&quot;)" office:value-type="string" office:string-value="kwadrat/kowal" calcext:value-type="string">
            <text:p>kwadrat/kowal</text:p>
          </table:table-cell>
        </table:table-row>
        <table:table-row table:style-name="ro1">
          <table:table-cell office:value-type="float" office:value="3451407" calcext:value-type="float">
            <text:p>3451407</text:p>
          </table:table-cell>
          <table:table-cell office:value-type="string" calcext:value-type="string">
            <text:p>https://api.github.com/repos/LogicalDash/LiSE</text:p>
          </table:table-cell>
          <table:table-cell table:formula="of:=REPLACE([.B1147]; 1; 29; &quot;&quot;)" office:value-type="string" office:string-value="LogicalDash/LiSE" calcext:value-type="string">
            <text:p>LogicalDash/LiSE</text:p>
          </table:table-cell>
        </table:table-row>
        <table:table-row table:style-name="ro1">
          <table:table-cell office:value-type="float" office:value="3452903" calcext:value-type="float">
            <text:p>3452903</text:p>
          </table:table-cell>
          <table:table-cell office:value-type="string" calcext:value-type="string">
            <text:p>https://api.github.com/repos/vindula/vindula.tile</text:p>
          </table:table-cell>
          <table:table-cell table:formula="of:=REPLACE([.B1148]; 1; 29; &quot;&quot;)" office:value-type="string" office:string-value="vindula/vindula.tile" calcext:value-type="string">
            <text:p>vindula/vindula.tile</text:p>
          </table:table-cell>
        </table:table-row>
        <table:table-row table:style-name="ro1">
          <table:table-cell office:value-type="float" office:value="3453091" calcext:value-type="float">
            <text:p>3453091</text:p>
          </table:table-cell>
          <table:table-cell office:value-type="string" calcext:value-type="string">
            <text:p>https://api.github.com/repos/yarmash/projecteuler</text:p>
          </table:table-cell>
          <table:table-cell table:formula="of:=REPLACE([.B1149]; 1; 29; &quot;&quot;)" office:value-type="string" office:string-value="yarmash/projecteuler" calcext:value-type="string">
            <text:p>yarmash/projecteuler</text:p>
          </table:table-cell>
        </table:table-row>
        <table:table-row table:style-name="ro1">
          <table:table-cell office:value-type="float" office:value="3453176" calcext:value-type="float">
            <text:p>3453176</text:p>
          </table:table-cell>
          <table:table-cell office:value-type="string" calcext:value-type="string">
            <text:p>https://api.github.com/repos/svinota/pyroute2</text:p>
          </table:table-cell>
          <table:table-cell table:formula="of:=REPLACE([.B1150]; 1; 29; &quot;&quot;)" office:value-type="string" office:string-value="svinota/pyroute2" calcext:value-type="string">
            <text:p>svinota/pyroute2</text:p>
          </table:table-cell>
        </table:table-row>
        <table:table-row table:style-name="ro1">
          <table:table-cell office:value-type="float" office:value="3455825" calcext:value-type="float">
            <text:p>3455825</text:p>
          </table:table-cell>
          <table:table-cell office:value-type="string" calcext:value-type="string">
            <text:p>https://api.github.com/repos/kivy/kivent</text:p>
          </table:table-cell>
          <table:table-cell table:formula="of:=REPLACE([.B1151]; 1; 29; &quot;&quot;)" office:value-type="string" office:string-value="kivy/kivent" calcext:value-type="string">
            <text:p>kivy/kivent</text:p>
          </table:table-cell>
        </table:table-row>
        <table:table-row table:style-name="ro1">
          <table:table-cell office:value-type="float" office:value="3456234" calcext:value-type="float">
            <text:p>3456234</text:p>
          </table:table-cell>
          <table:table-cell office:value-type="string" calcext:value-type="string">
            <text:p>https://api.github.com/repos/plomlompom/plomrogue</text:p>
          </table:table-cell>
          <table:table-cell table:formula="of:=REPLACE([.B1152]; 1; 29; &quot;&quot;)" office:value-type="string" office:string-value="plomlompom/plomrogue" calcext:value-type="string">
            <text:p>plomlompom/plomrogue</text:p>
          </table:table-cell>
        </table:table-row>
        <table:table-row table:style-name="ro1">
          <table:table-cell office:value-type="float" office:value="3456682" calcext:value-type="float">
            <text:p>3456682</text:p>
          </table:table-cell>
          <table:table-cell office:value-type="string" calcext:value-type="string">
            <text:p>https://api.github.com/repos/kayhayen/Nuitka</text:p>
          </table:table-cell>
          <table:table-cell table:formula="of:=REPLACE([.B1153]; 1; 29; &quot;&quot;)" office:value-type="string" office:string-value="kayhayen/Nuitka" calcext:value-type="string">
            <text:p>kayhayen/Nuitka</text:p>
          </table:table-cell>
        </table:table-row>
        <table:table-row table:style-name="ro1">
          <table:table-cell office:value-type="float" office:value="3458136" calcext:value-type="float">
            <text:p>3458136</text:p>
          </table:table-cell>
          <table:table-cell office:value-type="string" calcext:value-type="string">
            <text:p>https://api.github.com/repos/xjsender/SublimeApex</text:p>
          </table:table-cell>
          <table:table-cell table:formula="of:=REPLACE([.B1154]; 1; 29; &quot;&quot;)" office:value-type="string" office:string-value="xjsender/SublimeApex" calcext:value-type="string">
            <text:p>xjsender/SublimeApex</text:p>
          </table:table-cell>
        </table:table-row>
        <table:table-row table:style-name="ro1">
          <table:table-cell office:value-type="float" office:value="3459145" calcext:value-type="float">
            <text:p>3459145</text:p>
          </table:table-cell>
          <table:table-cell office:value-type="string" calcext:value-type="string">
            <text:p>https://api.github.com/repos/colincoghill/oasisqe</text:p>
          </table:table-cell>
          <table:table-cell table:formula="of:=REPLACE([.B1155]; 1; 29; &quot;&quot;)" office:value-type="string" office:string-value="colincoghill/oasisqe" calcext:value-type="string">
            <text:p>colincoghill/oasisqe</text:p>
          </table:table-cell>
        </table:table-row>
        <table:table-row table:style-name="ro1">
          <table:table-cell office:value-type="float" office:value="3459542" calcext:value-type="float">
            <text:p>3459542</text:p>
          </table:table-cell>
          <table:table-cell office:value-type="string" calcext:value-type="string">
            <text:p>https://api.github.com/repos/RangeVsRange/range-vs-range</text:p>
          </table:table-cell>
          <table:table-cell table:formula="of:=REPLACE([.B1156]; 1; 29; &quot;&quot;)" office:value-type="string" office:string-value="RangeVsRange/range-vs-range" calcext:value-type="string">
            <text:p>RangeVsRange/range-vs-range</text:p>
          </table:table-cell>
        </table:table-row>
        <table:table-row table:style-name="ro1">
          <table:table-cell office:value-type="float" office:value="3461239" calcext:value-type="float">
            <text:p>3461239</text:p>
          </table:table-cell>
          <table:table-cell office:value-type="string" calcext:value-type="string">
            <text:p>https://api.github.com/repos/rolandgeider/wger</text:p>
          </table:table-cell>
          <table:table-cell table:formula="of:=REPLACE([.B1157]; 1; 29; &quot;&quot;)" office:value-type="string" office:string-value="rolandgeider/wger" calcext:value-type="string">
            <text:p>rolandgeider/wger</text:p>
          </table:table-cell>
        </table:table-row>
        <table:table-row table:style-name="ro1">
          <table:table-cell office:value-type="float" office:value="3462407" calcext:value-type="float">
            <text:p>3462407</text:p>
          </table:table-cell>
          <table:table-cell office:value-type="string" calcext:value-type="string">
            <text:p>https://api.github.com/repos/fabaff/fsl-test-bench</text:p>
          </table:table-cell>
          <table:table-cell table:formula="of:=REPLACE([.B1158]; 1; 29; &quot;&quot;)" office:value-type="string" office:string-value="fabaff/fsl-test-bench" calcext:value-type="string">
            <text:p>fabaff/fsl-test-bench</text:p>
          </table:table-cell>
        </table:table-row>
        <table:table-row table:style-name="ro1">
          <table:table-cell office:value-type="float" office:value="3462967" calcext:value-type="float">
            <text:p>3462967</text:p>
          </table:table-cell>
          <table:table-cell office:value-type="string" calcext:value-type="string">
            <text:p>https://api.github.com/repos/nvdajp/nvdajp</text:p>
          </table:table-cell>
          <table:table-cell table:formula="of:=REPLACE([.B1159]; 1; 29; &quot;&quot;)" office:value-type="string" office:string-value="nvdajp/nvdajp" calcext:value-type="string">
            <text:p>nvdajp/nvdajp</text:p>
          </table:table-cell>
        </table:table-row>
        <table:table-row table:style-name="ro1">
          <table:table-cell office:value-type="float" office:value="3468186" calcext:value-type="float">
            <text:p>3468186</text:p>
          </table:table-cell>
          <table:table-cell office:value-type="string" calcext:value-type="string">
            <text:p>https://api.github.com/repos/rcosnita/fantastico</text:p>
          </table:table-cell>
          <table:table-cell table:formula="of:=REPLACE([.B1160]; 1; 29; &quot;&quot;)" office:value-type="string" office:string-value="rcosnita/fantastico" calcext:value-type="string">
            <text:p>rcosnita/fantastico</text:p>
          </table:table-cell>
        </table:table-row>
        <table:table-row table:style-name="ro1">
          <table:table-cell office:value-type="float" office:value="3475441" calcext:value-type="float">
            <text:p>3475441</text:p>
          </table:table-cell>
          <table:table-cell office:value-type="string" calcext:value-type="string">
            <text:p>https://api.github.com/repos/numenta/nupic</text:p>
          </table:table-cell>
          <table:table-cell table:formula="of:=REPLACE([.B1161]; 1; 29; &quot;&quot;)" office:value-type="string" office:string-value="numenta/nupic" calcext:value-type="string">
            <text:p>numenta/nupic</text:p>
          </table:table-cell>
        </table:table-row>
        <table:table-row table:style-name="ro1">
          <table:table-cell office:value-type="float" office:value="3478037" calcext:value-type="float">
            <text:p>3478037</text:p>
          </table:table-cell>
          <table:table-cell office:value-type="string" calcext:value-type="string">
            <text:p>https://api.github.com/repos/ismail/config</text:p>
          </table:table-cell>
          <table:table-cell table:formula="of:=REPLACE([.B1162]; 1; 29; &quot;&quot;)" office:value-type="string" office:string-value="ismail/config" calcext:value-type="string">
            <text:p>ismail/config</text:p>
          </table:table-cell>
        </table:table-row>
        <table:table-row table:style-name="ro1">
          <table:table-cell office:value-type="float" office:value="3479786" calcext:value-type="float">
            <text:p>3479786</text:p>
          </table:table-cell>
          <table:table-cell office:value-type="string" calcext:value-type="string">
            <text:p>https://api.github.com/repos/Scalr/revizor-tests</text:p>
          </table:table-cell>
          <table:table-cell table:formula="of:=REPLACE([.B1163]; 1; 29; &quot;&quot;)" office:value-type="string" office:string-value="Scalr/revizor-tests" calcext:value-type="string">
            <text:p>Scalr/revizor-tests</text:p>
          </table:table-cell>
        </table:table-row>
        <table:table-row table:style-name="ro1">
          <table:table-cell office:value-type="float" office:value="3482871" calcext:value-type="float">
            <text:p>3482871</text:p>
          </table:table-cell>
          <table:table-cell office:value-type="string" calcext:value-type="string">
            <text:p>https://api.github.com/repos/openstack/heat-templates</text:p>
          </table:table-cell>
          <table:table-cell table:formula="of:=REPLACE([.B1164]; 1; 29; &quot;&quot;)" office:value-type="string" office:string-value="openstack/heat-templates" calcext:value-type="string">
            <text:p>openstack/heat-templates</text:p>
          </table:table-cell>
        </table:table-row>
        <table:table-row table:style-name="ro1">
          <table:table-cell office:value-type="float" office:value="3485086" calcext:value-type="float">
            <text:p>3485086</text:p>
          </table:table-cell>
          <table:table-cell office:value-type="string" calcext:value-type="string">
            <text:p>https://api.github.com/repos/florzanetta/lumina</text:p>
          </table:table-cell>
          <table:table-cell table:formula="of:=REPLACE([.B1165]; 1; 29; &quot;&quot;)" office:value-type="string" office:string-value="florzanetta/lumina" calcext:value-type="string">
            <text:p>florzanetta/lumina</text:p>
          </table:table-cell>
        </table:table-row>
        <table:table-row table:style-name="ro1">
          <table:table-cell office:value-type="float" office:value="3486214" calcext:value-type="float">
            <text:p>3486214</text:p>
          </table:table-cell>
          <table:table-cell office:value-type="string" calcext:value-type="string">
            <text:p>https://api.github.com/repos/zenoss/ZenPacks.zenoss.Microsoft.Windows</text:p>
          </table:table-cell>
          <table:table-cell table:formula="of:=REPLACE([.B1166]; 1; 29; &quot;&quot;)" office:value-type="string" office:string-value="zenoss/ZenPacks.zenoss.Microsoft.Windows" calcext:value-type="string">
            <text:p>zenoss/ZenPacks.zenoss.Microsoft.Windows</text:p>
          </table:table-cell>
        </table:table-row>
        <table:table-row table:style-name="ro1">
          <table:table-cell office:value-type="float" office:value="3487753" calcext:value-type="float">
            <text:p>3487753</text:p>
          </table:table-cell>
          <table:table-cell office:value-type="string" calcext:value-type="string">
            <text:p>https://api.github.com/repos/akrherz/pyIEM</text:p>
          </table:table-cell>
          <table:table-cell table:formula="of:=REPLACE([.B1167]; 1; 29; &quot;&quot;)" office:value-type="string" office:string-value="akrherz/pyIEM" calcext:value-type="string">
            <text:p>akrherz/pyIEM</text:p>
          </table:table-cell>
        </table:table-row>
        <table:table-row table:style-name="ro1">
          <table:table-cell office:value-type="float" office:value="3490993" calcext:value-type="float">
            <text:p>3490993</text:p>
          </table:table-cell>
          <table:table-cell office:value-type="string" calcext:value-type="string">
            <text:p>https://api.github.com/repos/jquast/telnetlib3</text:p>
          </table:table-cell>
          <table:table-cell table:formula="of:=REPLACE([.B1168]; 1; 29; &quot;&quot;)" office:value-type="string" office:string-value="jquast/telnetlib3" calcext:value-type="string">
            <text:p>jquast/telnetlib3</text:p>
          </table:table-cell>
        </table:table-row>
        <table:table-row table:style-name="ro1">
          <table:table-cell office:value-type="float" office:value="3493367" calcext:value-type="float">
            <text:p>3493367</text:p>
          </table:table-cell>
          <table:table-cell office:value-type="string" calcext:value-type="string">
            <text:p>https://api.github.com/repos/grogo/schedule</text:p>
          </table:table-cell>
          <table:table-cell table:formula="of:=REPLACE([.B1169]; 1; 29; &quot;&quot;)" office:value-type="string" office:string-value="grogo/schedule" calcext:value-type="string">
            <text:p>grogo/schedule</text:p>
          </table:table-cell>
        </table:table-row>
        <table:table-row table:style-name="ro1">
          <table:table-cell office:value-type="float" office:value="3494012" calcext:value-type="float">
            <text:p>3494012</text:p>
          </table:table-cell>
          <table:table-cell office:value-type="string" calcext:value-type="string">
            <text:p>https://api.github.com/repos/FEniCS/ffc</text:p>
          </table:table-cell>
          <table:table-cell table:formula="of:=REPLACE([.B1170]; 1; 29; &quot;&quot;)" office:value-type="string" office:string-value="FEniCS/ffc" calcext:value-type="string">
            <text:p>FEniCS/ffc</text:p>
          </table:table-cell>
        </table:table-row>
        <table:table-row table:style-name="ro1">
          <table:table-cell office:value-type="float" office:value="3494019" calcext:value-type="float">
            <text:p>3494019</text:p>
          </table:table-cell>
          <table:table-cell office:value-type="string" calcext:value-type="string">
            <text:p>https://api.github.com/repos/FEniCS/ufl</text:p>
          </table:table-cell>
          <table:table-cell table:formula="of:=REPLACE([.B1171]; 1; 29; &quot;&quot;)" office:value-type="string" office:string-value="FEniCS/ufl" calcext:value-type="string">
            <text:p>FEniCS/ufl</text:p>
          </table:table-cell>
        </table:table-row>
        <table:table-row table:style-name="ro1">
          <table:table-cell office:value-type="float" office:value="3499452" calcext:value-type="float">
            <text:p>3499452</text:p>
          </table:table-cell>
          <table:table-cell office:value-type="string" calcext:value-type="string">
            <text:p>https://api.github.com/repos/krischer/LASIF</text:p>
          </table:table-cell>
          <table:table-cell table:formula="of:=REPLACE([.B1172]; 1; 29; &quot;&quot;)" office:value-type="string" office:string-value="krischer/LASIF" calcext:value-type="string">
            <text:p>krischer/LASIF</text:p>
          </table:table-cell>
        </table:table-row>
        <table:table-row table:style-name="ro1">
          <table:table-cell office:value-type="float" office:value="3506517" calcext:value-type="float">
            <text:p>3506517</text:p>
          </table:table-cell>
          <table:table-cell office:value-type="string" calcext:value-type="string">
            <text:p>https://api.github.com/repos/plonegovbr/brasil.gov.portal</text:p>
          </table:table-cell>
          <table:table-cell table:formula="of:=REPLACE([.B1173]; 1; 29; &quot;&quot;)" office:value-type="string" office:string-value="plonegovbr/brasil.gov.portal" calcext:value-type="string">
            <text:p>plonegovbr/brasil.gov.portal</text:p>
          </table:table-cell>
        </table:table-row>
        <table:table-row table:style-name="ro1">
          <table:table-cell office:value-type="float" office:value="3508399" calcext:value-type="float">
            <text:p>3508399</text:p>
          </table:table-cell>
          <table:table-cell office:value-type="string" calcext:value-type="string">
            <text:p>https://api.github.com/repos/opencivicdata/pupa</text:p>
          </table:table-cell>
          <table:table-cell table:formula="of:=REPLACE([.B1174]; 1; 29; &quot;&quot;)" office:value-type="string" office:string-value="opencivicdata/pupa" calcext:value-type="string">
            <text:p>opencivicdata/pupa</text:p>
          </table:table-cell>
        </table:table-row>
        <table:table-row table:style-name="ro1">
          <table:table-cell office:value-type="float" office:value="3512514" calcext:value-type="float">
            <text:p>3512514</text:p>
          </table:table-cell>
          <table:table-cell office:value-type="string" calcext:value-type="string">
            <text:p>https://api.github.com/repos/avilaton/gtfseditor</text:p>
          </table:table-cell>
          <table:table-cell table:formula="of:=REPLACE([.B1175]; 1; 29; &quot;&quot;)" office:value-type="string" office:string-value="avilaton/gtfseditor" calcext:value-type="string">
            <text:p>avilaton/gtfseditor</text:p>
          </table:table-cell>
        </table:table-row>
        <table:table-row table:style-name="ro1">
          <table:table-cell office:value-type="float" office:value="3512633" calcext:value-type="float">
            <text:p>3512633</text:p>
          </table:table-cell>
          <table:table-cell office:value-type="string" calcext:value-type="string">
            <text:p>https://api.github.com/repos/arrblair/context</text:p>
          </table:table-cell>
          <table:table-cell table:formula="of:=REPLACE([.B1176]; 1; 29; &quot;&quot;)" office:value-type="string" office:string-value="arrblair/context" calcext:value-type="string">
            <text:p>arrblair/context</text:p>
          </table:table-cell>
        </table:table-row>
        <table:table-row table:style-name="ro1">
          <table:table-cell office:value-type="float" office:value="3513073" calcext:value-type="float">
            <text:p>3513073</text:p>
          </table:table-cell>
          <table:table-cell office:value-type="string" calcext:value-type="string">
            <text:p>https://api.github.com/repos/Galvant/InstrumentKit</text:p>
          </table:table-cell>
          <table:table-cell table:formula="of:=REPLACE([.B1177]; 1; 29; &quot;&quot;)" office:value-type="string" office:string-value="Galvant/InstrumentKit" calcext:value-type="string">
            <text:p>Galvant/InstrumentKit</text:p>
          </table:table-cell>
        </table:table-row>
        <table:table-row table:style-name="ro1">
          <table:table-cell office:value-type="float" office:value="3522214" calcext:value-type="float">
            <text:p>3522214</text:p>
          </table:table-cell>
          <table:table-cell office:value-type="string" calcext:value-type="string">
            <text:p>https://api.github.com/repos/peterhudec/authomatic</text:p>
          </table:table-cell>
          <table:table-cell table:formula="of:=REPLACE([.B1178]; 1; 29; &quot;&quot;)" office:value-type="string" office:string-value="peterhudec/authomatic" calcext:value-type="string">
            <text:p>peterhudec/authomatic</text:p>
          </table:table-cell>
        </table:table-row>
        <table:table-row table:style-name="ro1">
          <table:table-cell office:value-type="float" office:value="3522476" calcext:value-type="float">
            <text:p>3522476</text:p>
          </table:table-cell>
          <table:table-cell office:value-type="string" calcext:value-type="string">
            <text:p>https://api.github.com/repos/nexacenter/rivoluzdigitale</text:p>
          </table:table-cell>
          <table:table-cell table:formula="of:=REPLACE([.B1179]; 1; 29; &quot;&quot;)" office:value-type="string" office:string-value="nexacenter/rivoluzdigitale" calcext:value-type="string">
            <text:p>nexacenter/rivoluzdigitale</text:p>
          </table:table-cell>
        </table:table-row>
        <table:table-row table:style-name="ro1">
          <table:table-cell office:value-type="float" office:value="3525200" calcext:value-type="float">
            <text:p>3525200</text:p>
          </table:table-cell>
          <table:table-cell office:value-type="string" calcext:value-type="string">
            <text:p>https://api.github.com/repos/twisted-infra/braid</text:p>
          </table:table-cell>
          <table:table-cell table:formula="of:=REPLACE([.B1180]; 1; 29; &quot;&quot;)" office:value-type="string" office:string-value="twisted-infra/braid" calcext:value-type="string">
            <text:p>twisted-infra/braid</text:p>
          </table:table-cell>
        </table:table-row>
        <table:table-row table:style-name="ro1">
          <table:table-cell office:value-type="float" office:value="3527524" calcext:value-type="float">
            <text:p>3527524</text:p>
          </table:table-cell>
          <table:table-cell office:value-type="string" calcext:value-type="string">
            <text:p>https://api.github.com/repos/Sabayon/entropy</text:p>
          </table:table-cell>
          <table:table-cell table:formula="of:=REPLACE([.B1181]; 1; 29; &quot;&quot;)" office:value-type="string" office:string-value="Sabayon/entropy" calcext:value-type="string">
            <text:p>Sabayon/entropy</text:p>
          </table:table-cell>
        </table:table-row>
        <table:table-row table:style-name="ro1">
          <table:table-cell office:value-type="float" office:value="3532472" calcext:value-type="float">
            <text:p>3532472</text:p>
          </table:table-cell>
          <table:table-cell office:value-type="string" calcext:value-type="string">
            <text:p>https://api.github.com/repos/rohe/oictest</text:p>
          </table:table-cell>
          <table:table-cell table:formula="of:=REPLACE([.B1182]; 1; 29; &quot;&quot;)" office:value-type="string" office:string-value="rohe/oictest" calcext:value-type="string">
            <text:p>rohe/oictest</text:p>
          </table:table-cell>
        </table:table-row>
        <table:table-row table:style-name="ro1">
          <table:table-cell office:value-type="float" office:value="3532529" calcext:value-type="float">
            <text:p>3532529</text:p>
          </table:table-cell>
          <table:table-cell office:value-type="string" calcext:value-type="string">
            <text:p>https://api.github.com/repos/btownshend/pyTecan</text:p>
          </table:table-cell>
          <table:table-cell table:formula="of:=REPLACE([.B1183]; 1; 29; &quot;&quot;)" office:value-type="string" office:string-value="btownshend/pyTecan" calcext:value-type="string">
            <text:p>btownshend/pyTecan</text:p>
          </table:table-cell>
        </table:table-row>
        <table:table-row table:style-name="ro1">
          <table:table-cell office:value-type="float" office:value="3536183" calcext:value-type="float">
            <text:p>3536183</text:p>
          </table:table-cell>
          <table:table-cell office:value-type="string" calcext:value-type="string">
            <text:p>https://api.github.com/repos/NixOS/nixops</text:p>
          </table:table-cell>
          <table:table-cell table:formula="of:=REPLACE([.B1184]; 1; 29; &quot;&quot;)" office:value-type="string" office:string-value="NixOS/nixops" calcext:value-type="string">
            <text:p>NixOS/nixops</text:p>
          </table:table-cell>
        </table:table-row>
        <table:table-row table:style-name="ro1">
          <table:table-cell office:value-type="float" office:value="3537187" calcext:value-type="float">
            <text:p>3537187</text:p>
          </table:table-cell>
          <table:table-cell office:value-type="string" calcext:value-type="string">
            <text:p>https://api.github.com/repos/mxcube/mxcube</text:p>
          </table:table-cell>
          <table:table-cell table:formula="of:=REPLACE([.B1185]; 1; 29; &quot;&quot;)" office:value-type="string" office:string-value="mxcube/mxcube" calcext:value-type="string">
            <text:p>mxcube/mxcube</text:p>
          </table:table-cell>
        </table:table-row>
        <table:table-row table:style-name="ro1">
          <table:table-cell office:value-type="float" office:value="3539725" calcext:value-type="float">
            <text:p>3539725</text:p>
          </table:table-cell>
          <table:table-cell office:value-type="string" calcext:value-type="string">
            <text:p>https://api.github.com/repos/tbabej/roots</text:p>
          </table:table-cell>
          <table:table-cell table:formula="of:=REPLACE([.B1186]; 1; 29; &quot;&quot;)" office:value-type="string" office:string-value="tbabej/roots" calcext:value-type="string">
            <text:p>tbabej/roots</text:p>
          </table:table-cell>
        </table:table-row>
        <table:table-row table:style-name="ro1">
          <table:table-cell office:value-type="float" office:value="3547084" calcext:value-type="float">
            <text:p>3547084</text:p>
          </table:table-cell>
          <table:table-cell office:value-type="string" calcext:value-type="string">
            <text:p>https://api.github.com/repos/xbmc-adult/xbmc-adult</text:p>
          </table:table-cell>
          <table:table-cell table:formula="of:=REPLACE([.B1187]; 1; 29; &quot;&quot;)" office:value-type="string" office:string-value="xbmc-adult/xbmc-adult" calcext:value-type="string">
            <text:p>xbmc-adult/xbmc-adult</text:p>
          </table:table-cell>
        </table:table-row>
        <table:table-row table:style-name="ro1">
          <table:table-cell office:value-type="float" office:value="3554568" calcext:value-type="float">
            <text:p>3554568</text:p>
          </table:table-cell>
          <table:table-cell office:value-type="string" calcext:value-type="string">
            <text:p>https://api.github.com/repos/deanhiller/databus</text:p>
          </table:table-cell>
          <table:table-cell table:formula="of:=REPLACE([.B1188]; 1; 29; &quot;&quot;)" office:value-type="string" office:string-value="deanhiller/databus" calcext:value-type="string">
            <text:p>deanhiller/databus</text:p>
          </table:table-cell>
        </table:table-row>
        <table:table-row table:style-name="ro1">
          <table:table-cell office:value-type="float" office:value="3555080" calcext:value-type="float">
            <text:p>3555080</text:p>
          </table:table-cell>
          <table:table-cell office:value-type="string" calcext:value-type="string">
            <text:p>https://api.github.com/repos/elaird/hcalraw</text:p>
          </table:table-cell>
          <table:table-cell table:formula="of:=REPLACE([.B1189]; 1; 29; &quot;&quot;)" office:value-type="string" office:string-value="elaird/hcalraw" calcext:value-type="string">
            <text:p>elaird/hcalraw</text:p>
          </table:table-cell>
        </table:table-row>
        <table:table-row table:style-name="ro1">
          <table:table-cell office:value-type="float" office:value="3556571" calcext:value-type="float">
            <text:p>3556571</text:p>
          </table:table-cell>
          <table:table-cell office:value-type="string" calcext:value-type="string">
            <text:p>https://api.github.com/repos/OpenSPA/dvbapp</text:p>
          </table:table-cell>
          <table:table-cell table:formula="of:=REPLACE([.B1190]; 1; 29; &quot;&quot;)" office:value-type="string" office:string-value="OpenSPA/dvbapp" calcext:value-type="string">
            <text:p>OpenSPA/dvbapp</text:p>
          </table:table-cell>
        </table:table-row>
        <table:table-row table:style-name="ro1">
          <table:table-cell office:value-type="float" office:value="3563113" calcext:value-type="float">
            <text:p>3563113</text:p>
          </table:table-cell>
          <table:table-cell office:value-type="string" calcext:value-type="string">
            <text:p>https://api.github.com/repos/Liamraystanley/Code</text:p>
          </table:table-cell>
          <table:table-cell table:formula="of:=REPLACE([.B1191]; 1; 29; &quot;&quot;)" office:value-type="string" office:string-value="Liamraystanley/Code" calcext:value-type="string">
            <text:p>Liamraystanley/Code</text:p>
          </table:table-cell>
        </table:table-row>
        <table:table-row table:style-name="ro1">
          <table:table-cell office:value-type="float" office:value="3573111" calcext:value-type="float">
            <text:p>3573111</text:p>
          </table:table-cell>
          <table:table-cell office:value-type="string" calcext:value-type="string">
            <text:p>https://api.github.com/repos/vispy/vispy</text:p>
          </table:table-cell>
          <table:table-cell table:formula="of:=REPLACE([.B1192]; 1; 29; &quot;&quot;)" office:value-type="string" office:string-value="vispy/vispy" calcext:value-type="string">
            <text:p>vispy/vispy</text:p>
          </table:table-cell>
        </table:table-row>
        <table:table-row table:style-name="ro1">
          <table:table-cell office:value-type="float" office:value="3574610" calcext:value-type="float">
            <text:p>3574610</text:p>
          </table:table-cell>
          <table:table-cell office:value-type="string" calcext:value-type="string">
            <text:p>https://api.github.com/repos/imageio/imageio</text:p>
          </table:table-cell>
          <table:table-cell table:formula="of:=REPLACE([.B1193]; 1; 29; &quot;&quot;)" office:value-type="string" office:string-value="imageio/imageio" calcext:value-type="string">
            <text:p>imageio/imageio</text:p>
          </table:table-cell>
        </table:table-row>
        <table:table-row table:style-name="ro1">
          <table:table-cell office:value-type="float" office:value="3585700" calcext:value-type="float">
            <text:p>3585700</text:p>
          </table:table-cell>
          <table:table-cell office:value-type="string" calcext:value-type="string">
            <text:p>https://api.github.com/repos/esheldon/gmix_meds</text:p>
          </table:table-cell>
          <table:table-cell table:formula="of:=REPLACE([.B1194]; 1; 29; &quot;&quot;)" office:value-type="string" office:string-value="esheldon/gmix_meds" calcext:value-type="string">
            <text:p>esheldon/gmix_meds</text:p>
          </table:table-cell>
        </table:table-row>
        <table:table-row table:style-name="ro1">
          <table:table-cell office:value-type="float" office:value="3591809" calcext:value-type="float">
            <text:p>3591809</text:p>
          </table:table-cell>
          <table:table-cell office:value-type="string" calcext:value-type="string">
            <text:p>https://api.github.com/repos/baohaojun/system-config</text:p>
          </table:table-cell>
          <table:table-cell table:formula="of:=REPLACE([.B1195]; 1; 29; &quot;&quot;)" office:value-type="string" office:string-value="baohaojun/system-config" calcext:value-type="string">
            <text:p>baohaojun/system-config</text:p>
          </table:table-cell>
        </table:table-row>
        <table:table-row table:style-name="ro1">
          <table:table-cell office:value-type="float" office:value="3595528" calcext:value-type="float">
            <text:p>3595528</text:p>
          </table:table-cell>
          <table:table-cell office:value-type="string" calcext:value-type="string">
            <text:p>https://api.github.com/repos/mxcube/HardwareRepository</text:p>
          </table:table-cell>
          <table:table-cell table:formula="of:=REPLACE([.B1196]; 1; 29; &quot;&quot;)" office:value-type="string" office:string-value="mxcube/HardwareRepository" calcext:value-type="string">
            <text:p>mxcube/HardwareRepository</text:p>
          </table:table-cell>
        </table:table-row>
        <table:table-row table:style-name="ro1">
          <table:table-cell office:value-type="float" office:value="3595845" calcext:value-type="float">
            <text:p>3595845</text:p>
          </table:table-cell>
          <table:table-cell office:value-type="string" calcext:value-type="string">
            <text:p>https://api.github.com/repos/Metaswitch/crest</text:p>
          </table:table-cell>
          <table:table-cell table:formula="of:=REPLACE([.B1197]; 1; 29; &quot;&quot;)" office:value-type="string" office:string-value="Metaswitch/crest" calcext:value-type="string">
            <text:p>Metaswitch/crest</text:p>
          </table:table-cell>
        </table:table-row>
        <table:table-row table:style-name="ro1">
          <table:table-cell office:value-type="float" office:value="3597623" calcext:value-type="float">
            <text:p>3597623</text:p>
          </table:table-cell>
          <table:table-cell office:value-type="string" calcext:value-type="string">
            <text:p>https://api.github.com/repos/makinacorpus/Geotrek</text:p>
          </table:table-cell>
          <table:table-cell table:formula="of:=REPLACE([.B1198]; 1; 29; &quot;&quot;)" office:value-type="string" office:string-value="makinacorpus/Geotrek" calcext:value-type="string">
            <text:p>makinacorpus/Geotrek</text:p>
          </table:table-cell>
        </table:table-row>
        <table:table-row table:style-name="ro1">
          <table:table-cell office:value-type="float" office:value="3600342" calcext:value-type="float">
            <text:p>3600342</text:p>
          </table:table-cell>
          <table:table-cell office:value-type="string" calcext:value-type="string">
            <text:p>https://api.github.com/repos/mwolff44/pyfreebilling</text:p>
          </table:table-cell>
          <table:table-cell table:formula="of:=REPLACE([.B1199]; 1; 29; &quot;&quot;)" office:value-type="string" office:string-value="mwolff44/pyfreebilling" calcext:value-type="string">
            <text:p>mwolff44/pyfreebilling</text:p>
          </table:table-cell>
        </table:table-row>
        <table:table-row table:style-name="ro1">
          <table:table-cell office:value-type="float" office:value="3604095" calcext:value-type="float">
            <text:p>3604095</text:p>
          </table:table-cell>
          <table:table-cell office:value-type="string" calcext:value-type="string">
            <text:p>https://api.github.com/repos/MIT-Model-Open-Data-and-Identity-System/SensibleData-Service</text:p>
          </table:table-cell>
          <table:table-cell table:formula="of:=REPLACE([.B1200]; 1; 29; &quot;&quot;)" office:value-type="string" office:string-value="MIT-Model-Open-Data-and-Identity-System/SensibleData-Service" calcext:value-type="string">
            <text:p>MIT-Model-Open-Data-and-Identity-System/SensibleData-Service</text:p>
          </table:table-cell>
        </table:table-row>
        <table:table-row table:style-name="ro1">
          <table:table-cell office:value-type="float" office:value="3612914" calcext:value-type="float">
            <text:p>3612914</text:p>
          </table:table-cell>
          <table:table-cell office:value-type="string" calcext:value-type="string">
            <text:p>https://api.github.com/repos/Metaswitch/ellis</text:p>
          </table:table-cell>
          <table:table-cell table:formula="of:=REPLACE([.B1201]; 1; 29; &quot;&quot;)" office:value-type="string" office:string-value="Metaswitch/ellis" calcext:value-type="string">
            <text:p>Metaswitch/ellis</text:p>
          </table:table-cell>
        </table:table-row>
        <table:table-row table:style-name="ro1">
          <table:table-cell office:value-type="float" office:value="3613362" calcext:value-type="float">
            <text:p>3613362</text:p>
          </table:table-cell>
          <table:table-cell office:value-type="string" calcext:value-type="string">
            <text:p>https://api.github.com/repos/osmlab/maproulette</text:p>
          </table:table-cell>
          <table:table-cell table:formula="of:=REPLACE([.B1202]; 1; 29; &quot;&quot;)" office:value-type="string" office:string-value="osmlab/maproulette" calcext:value-type="string">
            <text:p>osmlab/maproulette</text:p>
          </table:table-cell>
        </table:table-row>
        <table:table-row table:style-name="ro1">
          <table:table-cell office:value-type="float" office:value="3624671" calcext:value-type="float">
            <text:p>3624671</text:p>
          </table:table-cell>
          <table:table-cell office:value-type="string" calcext:value-type="string">
            <text:p>https://api.github.com/repos/supunkamburugamuve/course-builder</text:p>
          </table:table-cell>
          <table:table-cell table:formula="of:=REPLACE([.B1203]; 1; 29; &quot;&quot;)" office:value-type="string" office:string-value="supunkamburugamuve/course-builder" calcext:value-type="string">
            <text:p>supunkamburugamuve/course-builder</text:p>
          </table:table-cell>
        </table:table-row>
        <table:table-row table:style-name="ro1">
          <table:table-cell office:value-type="float" office:value="3628835" calcext:value-type="float">
            <text:p>3628835</text:p>
          </table:table-cell>
          <table:table-cell office:value-type="string" calcext:value-type="string">
            <text:p>https://api.github.com/repos/Metaswitch/python-common</text:p>
          </table:table-cell>
          <table:table-cell table:formula="of:=REPLACE([.B1204]; 1; 29; &quot;&quot;)" office:value-type="string" office:string-value="Metaswitch/python-common" calcext:value-type="string">
            <text:p>Metaswitch/python-common</text:p>
          </table:table-cell>
        </table:table-row>
        <table:table-row table:style-name="ro1">
          <table:table-cell office:value-type="float" office:value="3632507" calcext:value-type="float">
            <text:p>3632507</text:p>
          </table:table-cell>
          <table:table-cell office:value-type="string" calcext:value-type="string">
            <text:p>https://api.github.com/repos/metaborg/spoofax-deploy</text:p>
          </table:table-cell>
          <table:table-cell table:formula="of:=REPLACE([.B1205]; 1; 29; &quot;&quot;)" office:value-type="string" office:string-value="metaborg/spoofax-deploy" calcext:value-type="string">
            <text:p>metaborg/spoofax-deploy</text:p>
          </table:table-cell>
        </table:table-row>
        <table:table-row table:style-name="ro1">
          <table:table-cell office:value-type="float" office:value="3633089" calcext:value-type="float">
            <text:p>3633089</text:p>
          </table:table-cell>
          <table:table-cell office:value-type="string" calcext:value-type="string">
            <text:p>https://api.github.com/repos/leapcode/soledad</text:p>
          </table:table-cell>
          <table:table-cell table:formula="of:=REPLACE([.B1206]; 1; 29; &quot;&quot;)" office:value-type="string" office:string-value="leapcode/soledad" calcext:value-type="string">
            <text:p>leapcode/soledad</text:p>
          </table:table-cell>
        </table:table-row>
        <table:table-row table:style-name="ro1">
          <table:table-cell office:value-type="float" office:value="3636545" calcext:value-type="float">
            <text:p>3636545</text:p>
          </table:table-cell>
          <table:table-cell office:value-type="string" calcext:value-type="string">
            <text:p>https://api.github.com/repos/parklab/refinery-platform</text:p>
          </table:table-cell>
          <table:table-cell table:formula="of:=REPLACE([.B1207]; 1; 29; &quot;&quot;)" office:value-type="string" office:string-value="parklab/refinery-platform" calcext:value-type="string">
            <text:p>parklab/refinery-platform</text:p>
          </table:table-cell>
        </table:table-row>
        <table:table-row table:style-name="ro1">
          <table:table-cell office:value-type="float" office:value="3689350" calcext:value-type="float">
            <text:p>3689350</text:p>
          </table:table-cell>
          <table:table-cell office:value-type="string" calcext:value-type="string">
            <text:p>https://api.github.com/repos/andikleen/pmu-tools</text:p>
          </table:table-cell>
          <table:table-cell table:formula="of:=REPLACE([.B1208]; 1; 29; &quot;&quot;)" office:value-type="string" office:string-value="andikleen/pmu-tools" calcext:value-type="string">
            <text:p>andikleen/pmu-tools</text:p>
          </table:table-cell>
        </table:table-row>
        <table:table-row table:style-name="ro1">
          <table:table-cell office:value-type="float" office:value="3689998" calcext:value-type="float">
            <text:p>3689998</text:p>
          </table:table-cell>
          <table:table-cell office:value-type="string" calcext:value-type="string">
            <text:p>https://api.github.com/repos/markreidvfx/pyaaf</text:p>
          </table:table-cell>
          <table:table-cell table:formula="of:=REPLACE([.B1209]; 1; 29; &quot;&quot;)" office:value-type="string" office:string-value="markreidvfx/pyaaf" calcext:value-type="string">
            <text:p>markreidvfx/pyaaf</text:p>
          </table:table-cell>
        </table:table-row>
        <table:table-row table:style-name="ro1">
          <table:table-cell office:value-type="float" office:value="3693269" calcext:value-type="float">
            <text:p>3693269</text:p>
          </table:table-cell>
          <table:table-cell office:value-type="string" calcext:value-type="string">
            <text:p>https://api.github.com/repos/ZhuangLab/storm-analysis</text:p>
          </table:table-cell>
          <table:table-cell table:formula="of:=REPLACE([.B1210]; 1; 29; &quot;&quot;)" office:value-type="string" office:string-value="ZhuangLab/storm-analysis" calcext:value-type="string">
            <text:p>ZhuangLab/storm-analysis</text:p>
          </table:table-cell>
        </table:table-row>
        <table:table-row table:style-name="ro1">
          <table:table-cell office:value-type="float" office:value="3699792" calcext:value-type="float">
            <text:p>3699792</text:p>
          </table:table-cell>
          <table:table-cell office:value-type="string" calcext:value-type="string">
            <text:p>https://api.github.com/repos/max-talanov/1</text:p>
          </table:table-cell>
          <table:table-cell table:formula="of:=REPLACE([.B1211]; 1; 29; &quot;&quot;)" office:value-type="string" office:string-value="max-talanov/1" calcext:value-type="string">
            <text:p>max-talanov/1</text:p>
          </table:table-cell>
        </table:table-row>
        <table:table-row table:style-name="ro1">
          <table:table-cell office:value-type="float" office:value="3707580" calcext:value-type="float">
            <text:p>3707580</text:p>
          </table:table-cell>
          <table:table-cell office:value-type="string" calcext:value-type="string">
            <text:p>https://api.github.com/repos/elifesciences/elife-bot</text:p>
          </table:table-cell>
          <table:table-cell table:formula="of:=REPLACE([.B1212]; 1; 29; &quot;&quot;)" office:value-type="string" office:string-value="elifesciences/elife-bot" calcext:value-type="string">
            <text:p>elifesciences/elife-bot</text:p>
          </table:table-cell>
        </table:table-row>
        <table:table-row table:style-name="ro1">
          <table:table-cell office:value-type="float" office:value="3710206" calcext:value-type="float">
            <text:p>3710206</text:p>
          </table:table-cell>
          <table:table-cell office:value-type="string" calcext:value-type="string">
            <text:p>https://api.github.com/repos/qtproject/qtsdk</text:p>
          </table:table-cell>
          <table:table-cell table:formula="of:=REPLACE([.B1213]; 1; 29; &quot;&quot;)" office:value-type="string" office:string-value="qtproject/qtsdk" calcext:value-type="string">
            <text:p>qtproject/qtsdk</text:p>
          </table:table-cell>
        </table:table-row>
        <table:table-row table:style-name="ro1">
          <table:table-cell office:value-type="float" office:value="3710497" calcext:value-type="float">
            <text:p>3710497</text:p>
          </table:table-cell>
          <table:table-cell office:value-type="string" calcext:value-type="string">
            <text:p>https://api.github.com/repos/MobileChromeApps/mobile-chrome-apps</text:p>
          </table:table-cell>
          <table:table-cell table:formula="of:=REPLACE([.B1214]; 1; 29; &quot;&quot;)" office:value-type="string" office:string-value="MobileChromeApps/mobile-chrome-apps" calcext:value-type="string">
            <text:p>MobileChromeApps/mobile-chrome-apps</text:p>
          </table:table-cell>
        </table:table-row>
        <table:table-row table:style-name="ro1">
          <table:table-cell office:value-type="float" office:value="3711985" calcext:value-type="float">
            <text:p>3711985</text:p>
          </table:table-cell>
          <table:table-cell office:value-type="string" calcext:value-type="string">
            <text:p>https://api.github.com/repos/henrysher/cloud-init</text:p>
          </table:table-cell>
          <table:table-cell table:formula="of:=REPLACE([.B1215]; 1; 29; &quot;&quot;)" office:value-type="string" office:string-value="henrysher/cloud-init" calcext:value-type="string">
            <text:p>henrysher/cloud-init</text:p>
          </table:table-cell>
        </table:table-row>
        <table:table-row table:style-name="ro1">
          <table:table-cell office:value-type="float" office:value="3715152" calcext:value-type="float">
            <text:p>3715152</text:p>
          </table:table-cell>
          <table:table-cell office:value-type="string" calcext:value-type="string">
            <text:p>https://api.github.com/repos/atom/libchromiumcontent</text:p>
          </table:table-cell>
          <table:table-cell table:formula="of:=REPLACE([.B1216]; 1; 29; &quot;&quot;)" office:value-type="string" office:string-value="atom/libchromiumcontent" calcext:value-type="string">
            <text:p>atom/libchromiumcontent</text:p>
          </table:table-cell>
        </table:table-row>
        <table:table-row table:style-name="ro1">
          <table:table-cell office:value-type="float" office:value="3716919" calcext:value-type="float">
            <text:p>3716919</text:p>
          </table:table-cell>
          <table:table-cell office:value-type="string" calcext:value-type="string">
            <text:p>https://api.github.com/repos/gb119/Stoner-PythonCode</text:p>
          </table:table-cell>
          <table:table-cell table:formula="of:=REPLACE([.B1217]; 1; 29; &quot;&quot;)" office:value-type="string" office:string-value="gb119/Stoner-PythonCode" calcext:value-type="string">
            <text:p>gb119/Stoner-PythonCode</text:p>
          </table:table-cell>
        </table:table-row>
        <table:table-row table:style-name="ro1">
          <table:table-cell office:value-type="float" office:value="3717614" calcext:value-type="float">
            <text:p>3717614</text:p>
          </table:table-cell>
          <table:table-cell office:value-type="string" calcext:value-type="string">
            <text:p>https://api.github.com/repos/florianfesti/boxes</text:p>
          </table:table-cell>
          <table:table-cell table:formula="of:=REPLACE([.B1218]; 1; 29; &quot;&quot;)" office:value-type="string" office:string-value="florianfesti/boxes" calcext:value-type="string">
            <text:p>florianfesti/boxes</text:p>
          </table:table-cell>
        </table:table-row>
        <table:table-row table:style-name="ro1">
          <table:table-cell office:value-type="float" office:value="3720948" calcext:value-type="float">
            <text:p>3720948</text:p>
          </table:table-cell>
          <table:table-cell office:value-type="string" calcext:value-type="string">
            <text:p>https://api.github.com/repos/fishilico/home-files</text:p>
          </table:table-cell>
          <table:table-cell table:formula="of:=REPLACE([.B1219]; 1; 29; &quot;&quot;)" office:value-type="string" office:string-value="fishilico/home-files" calcext:value-type="string">
            <text:p>fishilico/home-files</text:p>
          </table:table-cell>
        </table:table-row>
        <table:table-row table:style-name="ro1">
          <table:table-cell office:value-type="float" office:value="3723139" calcext:value-type="float">
            <text:p>3723139</text:p>
          </table:table-cell>
          <table:table-cell office:value-type="string" calcext:value-type="string">
            <text:p>https://api.github.com/repos/openstack/ironic</text:p>
          </table:table-cell>
          <table:table-cell table:formula="of:=REPLACE([.B1220]; 1; 29; &quot;&quot;)" office:value-type="string" office:string-value="openstack/ironic" calcext:value-type="string">
            <text:p>openstack/ironic</text:p>
          </table:table-cell>
        </table:table-row>
        <table:table-row table:style-name="ro1">
          <table:table-cell office:value-type="float" office:value="3753506" calcext:value-type="float">
            <text:p>3753506</text:p>
          </table:table-cell>
          <table:table-cell office:value-type="string" calcext:value-type="string">
            <text:p>https://api.github.com/repos/ponyriders/django-amazon-price-monitor</text:p>
          </table:table-cell>
          <table:table-cell table:formula="of:=REPLACE([.B1221]; 1; 29; &quot;&quot;)" office:value-type="string" office:string-value="ponyriders/django-amazon-price-monitor" calcext:value-type="string">
            <text:p>ponyriders/django-amazon-price-monitor</text:p>
          </table:table-cell>
        </table:table-row>
        <table:table-row table:style-name="ro1">
          <table:table-cell office:value-type="float" office:value="3753939" calcext:value-type="float">
            <text:p>3753939</text:p>
          </table:table-cell>
          <table:table-cell office:value-type="string" calcext:value-type="string">
            <text:p>https://api.github.com/repos/openstack/murano-dashboard</text:p>
          </table:table-cell>
          <table:table-cell table:formula="of:=REPLACE([.B1222]; 1; 29; &quot;&quot;)" office:value-type="string" office:string-value="openstack/murano-dashboard" calcext:value-type="string">
            <text:p>openstack/murano-dashboard</text:p>
          </table:table-cell>
        </table:table-row>
        <table:table-row table:style-name="ro1">
          <table:table-cell office:value-type="float" office:value="3766349" calcext:value-type="float">
            <text:p>3766349</text:p>
          </table:table-cell>
          <table:table-cell office:value-type="string" calcext:value-type="string">
            <text:p>https://api.github.com/repos/ivoire/RandoAmisSecours</text:p>
          </table:table-cell>
          <table:table-cell table:formula="of:=REPLACE([.B1223]; 1; 29; &quot;&quot;)" office:value-type="string" office:string-value="ivoire/RandoAmisSecours" calcext:value-type="string">
            <text:p>ivoire/RandoAmisSecours</text:p>
          </table:table-cell>
        </table:table-row>
        <table:table-row table:style-name="ro1">
          <table:table-cell office:value-type="float" office:value="3780176" calcext:value-type="float">
            <text:p>3780176</text:p>
          </table:table-cell>
          <table:table-cell office:value-type="string" calcext:value-type="string">
            <text:p>https://api.github.com/repos/SublimeCodeIntel/SublimeCodeIntel</text:p>
          </table:table-cell>
          <table:table-cell table:formula="of:=REPLACE([.B1224]; 1; 29; &quot;&quot;)" office:value-type="string" office:string-value="SublimeCodeIntel/SublimeCodeIntel" calcext:value-type="string">
            <text:p>SublimeCodeIntel/SublimeCodeIntel</text:p>
          </table:table-cell>
        </table:table-row>
        <table:table-row table:style-name="ro1">
          <table:table-cell office:value-type="float" office:value="3783519" calcext:value-type="float">
            <text:p>3783519</text:p>
          </table:table-cell>
          <table:table-cell office:value-type="string" calcext:value-type="string">
            <text:p>https://api.github.com/repos/tryton/account_invoice</text:p>
          </table:table-cell>
          <table:table-cell table:formula="of:=REPLACE([.B1225]; 1; 29; &quot;&quot;)" office:value-type="string" office:string-value="tryton/account_invoice" calcext:value-type="string">
            <text:p>tryton/account_invoice</text:p>
          </table:table-cell>
        </table:table-row>
        <table:table-row table:style-name="ro1">
          <table:table-cell office:value-type="float" office:value="3783521" calcext:value-type="float">
            <text:p>3783521</text:p>
          </table:table-cell>
          <table:table-cell office:value-type="string" calcext:value-type="string">
            <text:p>https://api.github.com/repos/tryton/trytond</text:p>
          </table:table-cell>
          <table:table-cell table:formula="of:=REPLACE([.B1226]; 1; 29; &quot;&quot;)" office:value-type="string" office:string-value="tryton/trytond" calcext:value-type="string">
            <text:p>tryton/trytond</text:p>
          </table:table-cell>
        </table:table-row>
        <table:table-row table:style-name="ro1">
          <table:table-cell office:value-type="float" office:value="3783525" calcext:value-type="float">
            <text:p>3783525</text:p>
          </table:table-cell>
          <table:table-cell office:value-type="string" calcext:value-type="string">
            <text:p>https://api.github.com/repos/tryton/account</text:p>
          </table:table-cell>
          <table:table-cell table:formula="of:=REPLACE([.B1227]; 1; 29; &quot;&quot;)" office:value-type="string" office:string-value="tryton/account" calcext:value-type="string">
            <text:p>tryton/account</text:p>
          </table:table-cell>
        </table:table-row>
        <table:table-row table:style-name="ro1">
          <table:table-cell office:value-type="float" office:value="3783531" calcext:value-type="float">
            <text:p>3783531</text:p>
          </table:table-cell>
          <table:table-cell office:value-type="string" calcext:value-type="string">
            <text:p>https://api.github.com/repos/tryton/stock</text:p>
          </table:table-cell>
          <table:table-cell table:formula="of:=REPLACE([.B1228]; 1; 29; &quot;&quot;)" office:value-type="string" office:string-value="tryton/stock" calcext:value-type="string">
            <text:p>tryton/stock</text:p>
          </table:table-cell>
        </table:table-row>
        <table:table-row table:style-name="ro1">
          <table:table-cell office:value-type="float" office:value="3788905" calcext:value-type="float">
            <text:p>3788905</text:p>
          </table:table-cell>
          <table:table-cell office:value-type="string" calcext:value-type="string">
            <text:p>https://api.github.com/repos/mps-youtube/pafy</text:p>
          </table:table-cell>
          <table:table-cell table:formula="of:=REPLACE([.B1229]; 1; 29; &quot;&quot;)" office:value-type="string" office:string-value="mps-youtube/pafy" calcext:value-type="string">
            <text:p>mps-youtube/pafy</text:p>
          </table:table-cell>
        </table:table-row>
        <table:table-row table:style-name="ro1">
          <table:table-cell office:value-type="float" office:value="3791408" calcext:value-type="float">
            <text:p>3791408</text:p>
          </table:table-cell>
          <table:table-cell office:value-type="string" calcext:value-type="string">
            <text:p>https://api.github.com/repos/jaraco/setuptools</text:p>
          </table:table-cell>
          <table:table-cell table:formula="of:=REPLACE([.B1230]; 1; 29; &quot;&quot;)" office:value-type="string" office:string-value="jaraco/setuptools" calcext:value-type="string">
            <text:p>jaraco/setuptools</text:p>
          </table:table-cell>
        </table:table-row>
        <table:table-row table:style-name="ro1">
          <table:table-cell office:value-type="float" office:value="3795653" calcext:value-type="float">
            <text:p>3795653</text:p>
          </table:table-cell>
          <table:table-cell office:value-type="string" calcext:value-type="string">
            <text:p>https://api.github.com/repos/mbatchkarov/thesisgenerator</text:p>
          </table:table-cell>
          <table:table-cell table:formula="of:=REPLACE([.B1231]; 1; 29; &quot;&quot;)" office:value-type="string" office:string-value="mbatchkarov/thesisgenerator" calcext:value-type="string">
            <text:p>mbatchkarov/thesisgenerator</text:p>
          </table:table-cell>
        </table:table-row>
        <table:table-row table:style-name="ro1">
          <table:table-cell office:value-type="float" office:value="3798973" calcext:value-type="float">
            <text:p>3798973</text:p>
          </table:table-cell>
          <table:table-cell office:value-type="string" calcext:value-type="string">
            <text:p>https://api.github.com/repos/ulif/ulif.openoffice</text:p>
          </table:table-cell>
          <table:table-cell table:formula="of:=REPLACE([.B1232]; 1; 29; &quot;&quot;)" office:value-type="string" office:string-value="ulif/ulif.openoffice" calcext:value-type="string">
            <text:p>ulif/ulif.openoffice</text:p>
          </table:table-cell>
        </table:table-row>
        <table:table-row table:style-name="ro1">
          <table:table-cell office:value-type="float" office:value="3799981" calcext:value-type="float">
            <text:p>3799981</text:p>
          </table:table-cell>
          <table:table-cell office:value-type="string" calcext:value-type="string">
            <text:p>https://api.github.com/repos/evonove/django-oauth-toolkit</text:p>
          </table:table-cell>
          <table:table-cell table:formula="of:=REPLACE([.B1233]; 1; 29; &quot;&quot;)" office:value-type="string" office:string-value="evonove/django-oauth-toolkit" calcext:value-type="string">
            <text:p>evonove/django-oauth-toolkit</text:p>
          </table:table-cell>
        </table:table-row>
        <table:table-row table:style-name="ro1">
          <table:table-cell office:value-type="float" office:value="3802325" calcext:value-type="float">
            <text:p>3802325</text:p>
          </table:table-cell>
          <table:table-cell office:value-type="string" calcext:value-type="string">
            <text:p>https://api.github.com/repos/ELVIS-Project/vis-framework</text:p>
          </table:table-cell>
          <table:table-cell table:formula="of:=REPLACE([.B1234]; 1; 29; &quot;&quot;)" office:value-type="string" office:string-value="ELVIS-Project/vis-framework" calcext:value-type="string">
            <text:p>ELVIS-Project/vis-framework</text:p>
          </table:table-cell>
        </table:table-row>
        <table:table-row table:style-name="ro1">
          <table:table-cell office:value-type="float" office:value="3810141" calcext:value-type="float">
            <text:p>3810141</text:p>
          </table:table-cell>
          <table:table-cell office:value-type="string" calcext:value-type="string">
            <text:p>https://api.github.com/repos/fusionbox/django-widgy</text:p>
          </table:table-cell>
          <table:table-cell table:formula="of:=REPLACE([.B1235]; 1; 29; &quot;&quot;)" office:value-type="string" office:string-value="fusionbox/django-widgy" calcext:value-type="string">
            <text:p>fusionbox/django-widgy</text:p>
          </table:table-cell>
        </table:table-row>
        <table:table-row table:style-name="ro1">
          <table:table-cell office:value-type="float" office:value="3819390" calcext:value-type="float">
            <text:p>3819390</text:p>
          </table:table-cell>
          <table:table-cell office:value-type="string" calcext:value-type="string">
            <text:p>https://api.github.com/repos/ufo-kit/concert</text:p>
          </table:table-cell>
          <table:table-cell table:formula="of:=REPLACE([.B1236]; 1; 29; &quot;&quot;)" office:value-type="string" office:string-value="ufo-kit/concert" calcext:value-type="string">
            <text:p>ufo-kit/concert</text:p>
          </table:table-cell>
        </table:table-row>
        <table:table-row table:style-name="ro1">
          <table:table-cell office:value-type="float" office:value="3820741" calcext:value-type="float">
            <text:p>3820741</text:p>
          </table:table-cell>
          <table:table-cell office:value-type="string" calcext:value-type="string">
            <text:p>https://api.github.com/repos/twidi/github-issues-manager</text:p>
          </table:table-cell>
          <table:table-cell table:formula="of:=REPLACE([.B1237]; 1; 29; &quot;&quot;)" office:value-type="string" office:string-value="twidi/github-issues-manager" calcext:value-type="string">
            <text:p>twidi/github-issues-manager</text:p>
          </table:table-cell>
        </table:table-row>
        <table:table-row table:style-name="ro1">
          <table:table-cell office:value-type="float" office:value="3832638" calcext:value-type="float">
            <text:p>3832638</text:p>
          </table:table-cell>
          <table:table-cell office:value-type="string" calcext:value-type="string">
            <text:p>https://api.github.com/repos/Floobits/floobits-sublime</text:p>
          </table:table-cell>
          <table:table-cell table:formula="of:=REPLACE([.B1238]; 1; 29; &quot;&quot;)" office:value-type="string" office:string-value="Floobits/floobits-sublime" calcext:value-type="string">
            <text:p>Floobits/floobits-sublime</text:p>
          </table:table-cell>
        </table:table-row>
        <table:table-row table:style-name="ro1">
          <table:table-cell office:value-type="float" office:value="3835181" calcext:value-type="float">
            <text:p>3835181</text:p>
          </table:table-cell>
          <table:table-cell office:value-type="string" calcext:value-type="string">
            <text:p>https://api.github.com/repos/tryton/tryton</text:p>
          </table:table-cell>
          <table:table-cell table:formula="of:=REPLACE([.B1239]; 1; 29; &quot;&quot;)" office:value-type="string" office:string-value="tryton/tryton" calcext:value-type="string">
            <text:p>tryton/tryton</text:p>
          </table:table-cell>
        </table:table-row>
        <table:table-row table:style-name="ro1">
          <table:table-cell office:value-type="float" office:value="3838652" calcext:value-type="float">
            <text:p>3838652</text:p>
          </table:table-cell>
          <table:table-cell office:value-type="string" calcext:value-type="string">
            <text:p>https://api.github.com/repos/lhr530124/nozomiServer</text:p>
          </table:table-cell>
          <table:table-cell table:formula="of:=REPLACE([.B1240]; 1; 29; &quot;&quot;)" office:value-type="string" office:string-value="lhr530124/nozomiServer" calcext:value-type="string">
            <text:p>lhr530124/nozomiServer</text:p>
          </table:table-cell>
        </table:table-row>
        <table:table-row table:style-name="ro1">
          <table:table-cell office:value-type="float" office:value="3844721" calcext:value-type="float">
            <text:p>3844721</text:p>
          </table:table-cell>
          <table:table-cell office:value-type="string" calcext:value-type="string">
            <text:p>https://api.github.com/repos/zzzeek/sqlalchemy</text:p>
          </table:table-cell>
          <table:table-cell table:formula="of:=REPLACE([.B1241]; 1; 29; &quot;&quot;)" office:value-type="string" office:string-value="zzzeek/sqlalchemy" calcext:value-type="string">
            <text:p>zzzeek/sqlalchemy</text:p>
          </table:table-cell>
        </table:table-row>
        <table:table-row table:style-name="ro1">
          <table:table-cell office:value-type="float" office:value="3845115" calcext:value-type="float">
            <text:p>3845115</text:p>
          </table:table-cell>
          <table:table-cell office:value-type="string" calcext:value-type="string">
            <text:p>https://api.github.com/repos/crcollins/chemtools-webapp</text:p>
          </table:table-cell>
          <table:table-cell table:formula="of:=REPLACE([.B1242]; 1; 29; &quot;&quot;)" office:value-type="string" office:string-value="crcollins/chemtools-webapp" calcext:value-type="string">
            <text:p>crcollins/chemtools-webapp</text:p>
          </table:table-cell>
        </table:table-row>
        <table:table-row table:style-name="ro1">
          <table:table-cell office:value-type="float" office:value="3845120" calcext:value-type="float">
            <text:p>3845120</text:p>
          </table:table-cell>
          <table:table-cell office:value-type="string" calcext:value-type="string">
            <text:p>https://api.github.com/repos/spyke/spyke</text:p>
          </table:table-cell>
          <table:table-cell table:formula="of:=REPLACE([.B1243]; 1; 29; &quot;&quot;)" office:value-type="string" office:string-value="spyke/spyke" calcext:value-type="string">
            <text:p>spyke/spyke</text:p>
          </table:table-cell>
        </table:table-row>
        <table:table-row table:style-name="ro1">
          <table:table-cell office:value-type="float" office:value="3854519" calcext:value-type="float">
            <text:p>3854519</text:p>
          </table:table-cell>
          <table:table-cell office:value-type="string" calcext:value-type="string">
            <text:p>https://api.github.com/repos/badsberg/RPi_Temp_Hum_log</text:p>
          </table:table-cell>
          <table:table-cell table:formula="of:=REPLACE([.B1244]; 1; 29; &quot;&quot;)" office:value-type="string" office:string-value="badsberg/RPi_Temp_Hum_log" calcext:value-type="string">
            <text:p>badsberg/RPi_Temp_Hum_log</text:p>
          </table:table-cell>
        </table:table-row>
        <table:table-row table:style-name="ro1">
          <table:table-cell office:value-type="float" office:value="3859094" calcext:value-type="float">
            <text:p>3859094</text:p>
          </table:table-cell>
          <table:table-cell office:value-type="string" calcext:value-type="string">
            <text:p>https://api.github.com/repos/quintusdias/glymur</text:p>
          </table:table-cell>
          <table:table-cell table:formula="of:=REPLACE([.B1245]; 1; 29; &quot;&quot;)" office:value-type="string" office:string-value="quintusdias/glymur" calcext:value-type="string">
            <text:p>quintusdias/glymur</text:p>
          </table:table-cell>
        </table:table-row>
        <table:table-row table:style-name="ro1">
          <table:table-cell office:value-type="float" office:value="3875318" calcext:value-type="float">
            <text:p>3875318</text:p>
          </table:table-cell>
          <table:table-cell office:value-type="string" calcext:value-type="string">
            <text:p>https://api.github.com/repos/BCCVL/org.bccvl.site</text:p>
          </table:table-cell>
          <table:table-cell table:formula="of:=REPLACE([.B1246]; 1; 29; &quot;&quot;)" office:value-type="string" office:string-value="BCCVL/org.bccvl.site" calcext:value-type="string">
            <text:p>BCCVL/org.bccvl.site</text:p>
          </table:table-cell>
        </table:table-row>
        <table:table-row table:style-name="ro1">
          <table:table-cell office:value-type="float" office:value="3875374" calcext:value-type="float">
            <text:p>3875374</text:p>
          </table:table-cell>
          <table:table-cell office:value-type="string" calcext:value-type="string">
            <text:p>https://api.github.com/repos/inducer/pytential</text:p>
          </table:table-cell>
          <table:table-cell table:formula="of:=REPLACE([.B1247]; 1; 29; &quot;&quot;)" office:value-type="string" office:string-value="inducer/pytential" calcext:value-type="string">
            <text:p>inducer/pytential</text:p>
          </table:table-cell>
        </table:table-row>
        <table:table-row table:style-name="ro1">
          <table:table-cell office:value-type="float" office:value="3878460" calcext:value-type="float">
            <text:p>3878460</text:p>
          </table:table-cell>
          <table:table-cell office:value-type="string" calcext:value-type="string">
            <text:p>https://api.github.com/repos/magenta-aps/bibos_admin</text:p>
          </table:table-cell>
          <table:table-cell table:formula="of:=REPLACE([.B1248]; 1; 29; &quot;&quot;)" office:value-type="string" office:string-value="magenta-aps/bibos_admin" calcext:value-type="string">
            <text:p>magenta-aps/bibos_admin</text:p>
          </table:table-cell>
        </table:table-row>
        <table:table-row table:style-name="ro1">
          <table:table-cell office:value-type="float" office:value="3879850" calcext:value-type="float">
            <text:p>3879850</text:p>
          </table:table-cell>
          <table:table-cell office:value-type="string" calcext:value-type="string">
            <text:p>https://api.github.com/repos/NORDUnet/opennsa</text:p>
          </table:table-cell>
          <table:table-cell table:formula="of:=REPLACE([.B1249]; 1; 29; &quot;&quot;)" office:value-type="string" office:string-value="NORDUnet/opennsa" calcext:value-type="string">
            <text:p>NORDUnet/opennsa</text:p>
          </table:table-cell>
        </table:table-row>
        <table:table-row table:style-name="ro1">
          <table:table-cell office:value-type="float" office:value="3879861" calcext:value-type="float">
            <text:p>3879861</text:p>
          </table:table-cell>
          <table:table-cell office:value-type="string" calcext:value-type="string">
            <text:p>https://api.github.com/repos/kovidgoyal/calibre</text:p>
          </table:table-cell>
          <table:table-cell table:formula="of:=REPLACE([.B1250]; 1; 29; &quot;&quot;)" office:value-type="string" office:string-value="kovidgoyal/calibre" calcext:value-type="string">
            <text:p>kovidgoyal/calibre</text:p>
          </table:table-cell>
        </table:table-row>
        <table:table-row table:style-name="ro1">
          <table:table-cell office:value-type="float" office:value="3883864" calcext:value-type="float">
            <text:p>3883864</text:p>
          </table:table-cell>
          <table:table-cell office:value-type="string" calcext:value-type="string">
            <text:p>https://api.github.com/repos/revoltek/losoto</text:p>
          </table:table-cell>
          <table:table-cell table:formula="of:=REPLACE([.B1251]; 1; 29; &quot;&quot;)" office:value-type="string" office:string-value="revoltek/losoto" calcext:value-type="string">
            <text:p>revoltek/losoto</text:p>
          </table:table-cell>
        </table:table-row>
        <table:table-row table:style-name="ro1">
          <table:table-cell office:value-type="float" office:value="3890165" calcext:value-type="float">
            <text:p>3890165</text:p>
          </table:table-cell>
          <table:table-cell office:value-type="string" calcext:value-type="string">
            <text:p>https://api.github.com/repos/niyaton/kenja</text:p>
          </table:table-cell>
          <table:table-cell table:formula="of:=REPLACE([.B1252]; 1; 29; &quot;&quot;)" office:value-type="string" office:string-value="niyaton/kenja" calcext:value-type="string">
            <text:p>niyaton/kenja</text:p>
          </table:table-cell>
        </table:table-row>
        <table:table-row table:style-name="ro1">
          <table:table-cell office:value-type="float" office:value="3890188" calcext:value-type="float">
            <text:p>3890188</text:p>
          </table:table-cell>
          <table:table-cell office:value-type="string" calcext:value-type="string">
            <text:p>https://api.github.com/repos/OSU-Net/cyder</text:p>
          </table:table-cell>
          <table:table-cell table:formula="of:=REPLACE([.B1253]; 1; 29; &quot;&quot;)" office:value-type="string" office:string-value="OSU-Net/cyder" calcext:value-type="string">
            <text:p>OSU-Net/cyder</text:p>
          </table:table-cell>
        </table:table-row>
        <table:table-row table:style-name="ro1">
          <table:table-cell office:value-type="float" office:value="3892793" calcext:value-type="float">
            <text:p>3892793</text:p>
          </table:table-cell>
          <table:table-cell office:value-type="string" calcext:value-type="string">
            <text:p>https://api.github.com/repos/pynbody/pynbody</text:p>
          </table:table-cell>
          <table:table-cell table:formula="of:=REPLACE([.B1254]; 1; 29; &quot;&quot;)" office:value-type="string" office:string-value="pynbody/pynbody" calcext:value-type="string">
            <text:p>pynbody/pynbody</text:p>
          </table:table-cell>
        </table:table-row>
        <table:table-row table:style-name="ro1">
          <table:table-cell office:value-type="float" office:value="3898585" calcext:value-type="float">
            <text:p>3898585</text:p>
          </table:table-cell>
          <table:table-cell office:value-type="string" calcext:value-type="string">
            <text:p>https://api.github.com/repos/fgeek/pyfiscan</text:p>
          </table:table-cell>
          <table:table-cell table:formula="of:=REPLACE([.B1255]; 1; 29; &quot;&quot;)" office:value-type="string" office:string-value="fgeek/pyfiscan" calcext:value-type="string">
            <text:p>fgeek/pyfiscan</text:p>
          </table:table-cell>
        </table:table-row>
        <table:table-row table:style-name="ro1">
          <table:table-cell office:value-type="float" office:value="3922354" calcext:value-type="float">
            <text:p>3922354</text:p>
          </table:table-cell>
          <table:table-cell office:value-type="string" calcext:value-type="string">
            <text:p>https://api.github.com/repos/zenoss/zenoss-prodbin</text:p>
          </table:table-cell>
          <table:table-cell table:formula="of:=REPLACE([.B1256]; 1; 29; &quot;&quot;)" office:value-type="string" office:string-value="zenoss/zenoss-prodbin" calcext:value-type="string">
            <text:p>zenoss/zenoss-prodbin</text:p>
          </table:table-cell>
        </table:table-row>
        <table:table-row table:style-name="ro1">
          <table:table-cell office:value-type="float" office:value="3924684" calcext:value-type="float">
            <text:p>3924684</text:p>
          </table:table-cell>
          <table:table-cell office:value-type="string" calcext:value-type="string">
            <text:p>https://api.github.com/repos/BCCVL/bccvl_buildout</text:p>
          </table:table-cell>
          <table:table-cell table:formula="of:=REPLACE([.B1257]; 1; 29; &quot;&quot;)" office:value-type="string" office:string-value="BCCVL/bccvl_buildout" calcext:value-type="string">
            <text:p>BCCVL/bccvl_buildout</text:p>
          </table:table-cell>
        </table:table-row>
        <table:table-row table:style-name="ro1">
          <table:table-cell office:value-type="float" office:value="3929178" calcext:value-type="float">
            <text:p>3929178</text:p>
          </table:table-cell>
          <table:table-cell office:value-type="string" calcext:value-type="string">
            <text:p>https://api.github.com/repos/edx/edx-platform</text:p>
          </table:table-cell>
          <table:table-cell table:formula="of:=REPLACE([.B1258]; 1; 29; &quot;&quot;)" office:value-type="string" office:string-value="edx/edx-platform" calcext:value-type="string">
            <text:p>edx/edx-platform</text:p>
          </table:table-cell>
        </table:table-row>
        <table:table-row table:style-name="ro1">
          <table:table-cell office:value-type="float" office:value="3938522" calcext:value-type="float">
            <text:p>3938522</text:p>
          </table:table-cell>
          <table:table-cell office:value-type="string" calcext:value-type="string">
            <text:p>https://api.github.com/repos/owdqa/owd_test_cases</text:p>
          </table:table-cell>
          <table:table-cell table:formula="of:=REPLACE([.B1259]; 1; 29; &quot;&quot;)" office:value-type="string" office:string-value="owdqa/owd_test_cases" calcext:value-type="string">
            <text:p>owdqa/owd_test_cases</text:p>
          </table:table-cell>
        </table:table-row>
        <table:table-row table:style-name="ro1">
          <table:table-cell office:value-type="float" office:value="3938585" calcext:value-type="float">
            <text:p>3938585</text:p>
          </table:table-cell>
          <table:table-cell office:value-type="string" calcext:value-type="string">
            <text:p>https://api.github.com/repos/owdqa/OWD_TEST_TOOLKIT</text:p>
          </table:table-cell>
          <table:table-cell table:formula="of:=REPLACE([.B1260]; 1; 29; &quot;&quot;)" office:value-type="string" office:string-value="owdqa/OWD_TEST_TOOLKIT" calcext:value-type="string">
            <text:p>owdqa/OWD_TEST_TOOLKIT</text:p>
          </table:table-cell>
        </table:table-row>
        <table:table-row table:style-name="ro1">
          <table:table-cell office:value-type="float" office:value="3947583" calcext:value-type="float">
            <text:p>3947583</text:p>
          </table:table-cell>
          <table:table-cell office:value-type="string" calcext:value-type="string">
            <text:p>https://api.github.com/repos/pele-python/pele</text:p>
          </table:table-cell>
          <table:table-cell table:formula="of:=REPLACE([.B1261]; 1; 29; &quot;&quot;)" office:value-type="string" office:string-value="pele-python/pele" calcext:value-type="string">
            <text:p>pele-python/pele</text:p>
          </table:table-cell>
        </table:table-row>
        <table:table-row table:style-name="ro1">
          <table:table-cell office:value-type="float" office:value="3953365" calcext:value-type="float">
            <text:p>3953365</text:p>
          </table:table-cell>
          <table:table-cell office:value-type="string" calcext:value-type="string">
            <text:p>https://api.github.com/repos/crs4/pydoop</text:p>
          </table:table-cell>
          <table:table-cell table:formula="of:=REPLACE([.B1262]; 1; 29; &quot;&quot;)" office:value-type="string" office:string-value="crs4/pydoop" calcext:value-type="string">
            <text:p>crs4/pydoop</text:p>
          </table:table-cell>
        </table:table-row>
        <table:table-row table:style-name="ro1">
          <table:table-cell office:value-type="float" office:value="3953988" calcext:value-type="float">
            <text:p>3953988</text:p>
          </table:table-cell>
          <table:table-cell office:value-type="string" calcext:value-type="string">
            <text:p>https://api.github.com/repos/kvesteri/sqlalchemy-continuum</text:p>
          </table:table-cell>
          <table:table-cell table:formula="of:=REPLACE([.B1263]; 1; 29; &quot;&quot;)" office:value-type="string" office:string-value="kvesteri/sqlalchemy-continuum" calcext:value-type="string">
            <text:p>kvesteri/sqlalchemy-continuum</text:p>
          </table:table-cell>
        </table:table-row>
        <table:table-row table:style-name="ro1">
          <table:table-cell office:value-type="float" office:value="3957172" calcext:value-type="float">
            <text:p>3957172</text:p>
          </table:table-cell>
          <table:table-cell office:value-type="string" calcext:value-type="string">
            <text:p>https://api.github.com/repos/mgaitan/preciosa</text:p>
          </table:table-cell>
          <table:table-cell table:formula="of:=REPLACE([.B1264]; 1; 29; &quot;&quot;)" office:value-type="string" office:string-value="mgaitan/preciosa" calcext:value-type="string">
            <text:p>mgaitan/preciosa</text:p>
          </table:table-cell>
        </table:table-row>
        <table:table-row table:style-name="ro1">
          <table:table-cell office:value-type="float" office:value="3961886" calcext:value-type="float">
            <text:p>3961886</text:p>
          </table:table-cell>
          <table:table-cell office:value-type="string" calcext:value-type="string">
            <text:p>https://api.github.com/repos/NYULibraries/hsl2</text:p>
          </table:table-cell>
          <table:table-cell table:formula="of:=REPLACE([.B1265]; 1; 29; &quot;&quot;)" office:value-type="string" office:string-value="NYULibraries/hsl2" calcext:value-type="string">
            <text:p>NYULibraries/hsl2</text:p>
          </table:table-cell>
        </table:table-row>
        <table:table-row table:style-name="ro1">
          <table:table-cell office:value-type="float" office:value="3963440" calcext:value-type="float">
            <text:p>3963440</text:p>
          </table:table-cell>
          <table:table-cell office:value-type="string" calcext:value-type="string">
            <text:p>https://api.github.com/repos/rackerlabs/otter</text:p>
          </table:table-cell>
          <table:table-cell table:formula="of:=REPLACE([.B1266]; 1; 29; &quot;&quot;)" office:value-type="string" office:string-value="rackerlabs/otter" calcext:value-type="string">
            <text:p>rackerlabs/otter</text:p>
          </table:table-cell>
        </table:table-row>
        <table:table-row table:style-name="ro1">
          <table:table-cell office:value-type="float" office:value="3963956" calcext:value-type="float">
            <text:p>3963956</text:p>
          </table:table-cell>
          <table:table-cell office:value-type="string" calcext:value-type="string">
            <text:p>https://api.github.com/repos/felixonmars/dnsmasq-china-list</text:p>
          </table:table-cell>
          <table:table-cell table:formula="of:=REPLACE([.B1267]; 1; 29; &quot;&quot;)" office:value-type="string" office:string-value="felixonmars/dnsmasq-china-list" calcext:value-type="string">
            <text:p>felixonmars/dnsmasq-china-list</text:p>
          </table:table-cell>
        </table:table-row>
        <table:table-row table:style-name="ro1">
          <table:table-cell office:value-type="float" office:value="3967503" calcext:value-type="float">
            <text:p>3967503</text:p>
          </table:table-cell>
          <table:table-cell office:value-type="string" calcext:value-type="string">
            <text:p>https://api.github.com/repos/tomchop/malcom</text:p>
          </table:table-cell>
          <table:table-cell table:formula="of:=REPLACE([.B1268]; 1; 29; &quot;&quot;)" office:value-type="string" office:string-value="tomchop/malcom" calcext:value-type="string">
            <text:p>tomchop/malcom</text:p>
          </table:table-cell>
        </table:table-row>
        <table:table-row table:style-name="ro1">
          <table:table-cell office:value-type="float" office:value="3977261" calcext:value-type="float">
            <text:p>3977261</text:p>
          </table:table-cell>
          <table:table-cell office:value-type="string" calcext:value-type="string">
            <text:p>https://api.github.com/repos/ColumbiaCMB/kid_readout</text:p>
          </table:table-cell>
          <table:table-cell table:formula="of:=REPLACE([.B1269]; 1; 29; &quot;&quot;)" office:value-type="string" office:string-value="ColumbiaCMB/kid_readout" calcext:value-type="string">
            <text:p>ColumbiaCMB/kid_readout</text:p>
          </table:table-cell>
        </table:table-row>
        <table:table-row table:style-name="ro1">
          <table:table-cell office:value-type="float" office:value="3977837" calcext:value-type="float">
            <text:p>3977837</text:p>
          </table:table-cell>
          <table:table-cell office:value-type="string" calcext:value-type="string">
            <text:p>https://api.github.com/repos/local-projects/change-by-us-3</text:p>
          </table:table-cell>
          <table:table-cell table:formula="of:=REPLACE([.B1270]; 1; 29; &quot;&quot;)" office:value-type="string" office:string-value="local-projects/change-by-us-3" calcext:value-type="string">
            <text:p>local-projects/change-by-us-3</text:p>
          </table:table-cell>
        </table:table-row>
        <table:table-row table:style-name="ro1">
          <table:table-cell office:value-type="float" office:value="3977952" calcext:value-type="float">
            <text:p>3977952</text:p>
          </table:table-cell>
          <table:table-cell office:value-type="string" calcext:value-type="string">
            <text:p>https://api.github.com/repos/moustakas/siena-astrophysics</text:p>
          </table:table-cell>
          <table:table-cell table:formula="of:=REPLACE([.B1271]; 1; 29; &quot;&quot;)" office:value-type="string" office:string-value="moustakas/siena-astrophysics" calcext:value-type="string">
            <text:p>moustakas/siena-astrophysics</text:p>
          </table:table-cell>
        </table:table-row>
        <table:table-row table:style-name="ro1">
          <table:table-cell office:value-type="float" office:value="3979376" calcext:value-type="float">
            <text:p>3979376</text:p>
          </table:table-cell>
          <table:table-cell office:value-type="string" calcext:value-type="string">
            <text:p>https://api.github.com/repos/nexpy/nexpy</text:p>
          </table:table-cell>
          <table:table-cell table:formula="of:=REPLACE([.B1272]; 1; 29; &quot;&quot;)" office:value-type="string" office:string-value="nexpy/nexpy" calcext:value-type="string">
            <text:p>nexpy/nexpy</text:p>
          </table:table-cell>
        </table:table-row>
        <table:table-row table:style-name="ro1">
          <table:table-cell office:value-type="float" office:value="3987258" calcext:value-type="float">
            <text:p>3987258</text:p>
          </table:table-cell>
          <table:table-cell office:value-type="string" calcext:value-type="string">
            <text:p>https://api.github.com/repos/SUNET/eduid-dashboard</text:p>
          </table:table-cell>
          <table:table-cell table:formula="of:=REPLACE([.B1273]; 1; 29; &quot;&quot;)" office:value-type="string" office:string-value="SUNET/eduid-dashboard" calcext:value-type="string">
            <text:p>SUNET/eduid-dashboard</text:p>
          </table:table-cell>
        </table:table-row>
        <table:table-row table:style-name="ro1">
          <table:table-cell office:value-type="float" office:value="3987538" calcext:value-type="float">
            <text:p>3987538</text:p>
          </table:table-cell>
          <table:table-cell office:value-type="string" calcext:value-type="string">
            <text:p>https://api.github.com/repos/CDE-UNIBE/lokp</text:p>
          </table:table-cell>
          <table:table-cell table:formula="of:=REPLACE([.B1274]; 1; 29; &quot;&quot;)" office:value-type="string" office:string-value="CDE-UNIBE/lokp" calcext:value-type="string">
            <text:p>CDE-UNIBE/lokp</text:p>
          </table:table-cell>
        </table:table-row>
        <table:table-row table:style-name="ro1">
          <table:table-cell office:value-type="float" office:value="3996765" calcext:value-type="float">
            <text:p>3996765</text:p>
          </table:table-cell>
          <table:table-cell office:value-type="string" calcext:value-type="string">
            <text:p>https://api.github.com/repos/mongodb/docs-tools</text:p>
          </table:table-cell>
          <table:table-cell table:formula="of:=REPLACE([.B1275]; 1; 29; &quot;&quot;)" office:value-type="string" office:string-value="mongodb/docs-tools" calcext:value-type="string">
            <text:p>mongodb/docs-tools</text:p>
          </table:table-cell>
        </table:table-row>
        <table:table-row table:style-name="ro1">
          <table:table-cell office:value-type="float" office:value="3998606" calcext:value-type="float">
            <text:p>3998606</text:p>
          </table:table-cell>
          <table:table-cell office:value-type="string" calcext:value-type="string">
            <text:p>https://api.github.com/repos/yeastgenome/SGDBackend</text:p>
          </table:table-cell>
          <table:table-cell table:formula="of:=REPLACE([.B1276]; 1; 29; &quot;&quot;)" office:value-type="string" office:string-value="yeastgenome/SGDBackend" calcext:value-type="string">
            <text:p>yeastgenome/SGDBackend</text:p>
          </table:table-cell>
        </table:table-row>
        <table:table-row table:style-name="ro1">
          <table:table-cell office:value-type="float" office:value="4006236" calcext:value-type="float">
            <text:p>4006236</text:p>
          </table:table-cell>
          <table:table-cell office:value-type="string" calcext:value-type="string">
            <text:p>https://api.github.com/repos/arcturusannamalai/Ezhil-Lang</text:p>
          </table:table-cell>
          <table:table-cell table:formula="of:=REPLACE([.B1277]; 1; 29; &quot;&quot;)" office:value-type="string" office:string-value="arcturusannamalai/Ezhil-Lang" calcext:value-type="string">
            <text:p>arcturusannamalai/Ezhil-Lang</text:p>
          </table:table-cell>
        </table:table-row>
        <table:table-row table:style-name="ro1">
          <table:table-cell office:value-type="float" office:value="4023445" calcext:value-type="float">
            <text:p>4023445</text:p>
          </table:table-cell>
          <table:table-cell office:value-type="string" calcext:value-type="string">
            <text:p>https://api.github.com/repos/lwzm/bb</text:p>
          </table:table-cell>
          <table:table-cell table:formula="of:=REPLACE([.B1278]; 1; 29; &quot;&quot;)" office:value-type="string" office:string-value="lwzm/bb" calcext:value-type="string">
            <text:p>lwzm/bb</text:p>
          </table:table-cell>
        </table:table-row>
        <table:table-row table:style-name="ro1">
          <table:table-cell office:value-type="float" office:value="4025499" calcext:value-type="float">
            <text:p>4025499</text:p>
          </table:table-cell>
          <table:table-cell office:value-type="string" calcext:value-type="string">
            <text:p>https://api.github.com/repos/nilearn/nilearn</text:p>
          </table:table-cell>
          <table:table-cell table:formula="of:=REPLACE([.B1279]; 1; 29; &quot;&quot;)" office:value-type="string" office:string-value="nilearn/nilearn" calcext:value-type="string">
            <text:p>nilearn/nilearn</text:p>
          </table:table-cell>
        </table:table-row>
        <table:table-row table:style-name="ro1">
          <table:table-cell office:value-type="float" office:value="4032060" calcext:value-type="float">
            <text:p>4032060</text:p>
          </table:table-cell>
          <table:table-cell office:value-type="string" calcext:value-type="string">
            <text:p>https://api.github.com/repos/geometryzen/demos</text:p>
          </table:table-cell>
          <table:table-cell table:formula="of:=REPLACE([.B1280]; 1; 29; &quot;&quot;)" office:value-type="string" office:string-value="geometryzen/demos" calcext:value-type="string">
            <text:p>geometryzen/demos</text:p>
          </table:table-cell>
        </table:table-row>
        <table:table-row table:style-name="ro1">
          <table:table-cell office:value-type="float" office:value="4032479" calcext:value-type="float">
            <text:p>4032479</text:p>
          </table:table-cell>
          <table:table-cell office:value-type="string" calcext:value-type="string">
            <text:p>https://api.github.com/repos/codalab/codalab-competitions</text:p>
          </table:table-cell>
          <table:table-cell table:formula="of:=REPLACE([.B1281]; 1; 29; &quot;&quot;)" office:value-type="string" office:string-value="codalab/codalab-competitions" calcext:value-type="string">
            <text:p>codalab/codalab-competitions</text:p>
          </table:table-cell>
        </table:table-row>
        <table:table-row table:style-name="ro1">
          <table:table-cell office:value-type="float" office:value="4034245" calcext:value-type="float">
            <text:p>4034245</text:p>
          </table:table-cell>
          <table:table-cell office:value-type="string" calcext:value-type="string">
            <text:p>https://api.github.com/repos/pyfa-org/Pyfa</text:p>
          </table:table-cell>
          <table:table-cell table:formula="of:=REPLACE([.B1282]; 1; 29; &quot;&quot;)" office:value-type="string" office:string-value="pyfa-org/Pyfa" calcext:value-type="string">
            <text:p>pyfa-org/Pyfa</text:p>
          </table:table-cell>
        </table:table-row>
        <table:table-row table:style-name="ro1">
          <table:table-cell office:value-type="float" office:value="4036099" calcext:value-type="float">
            <text:p>4036099</text:p>
          </table:table-cell>
          <table:table-cell office:value-type="string" calcext:value-type="string">
            <text:p>https://api.github.com/repos/theupdateframework/tuf</text:p>
          </table:table-cell>
          <table:table-cell table:formula="of:=REPLACE([.B1283]; 1; 29; &quot;&quot;)" office:value-type="string" office:string-value="theupdateframework/tuf" calcext:value-type="string">
            <text:p>theupdateframework/tuf</text:p>
          </table:table-cell>
        </table:table-row>
        <table:table-row table:style-name="ro1">
          <table:table-cell office:value-type="float" office:value="4045879" calcext:value-type="float">
            <text:p>4045879</text:p>
          </table:table-cell>
          <table:table-cell office:value-type="string" calcext:value-type="string">
            <text:p>https://api.github.com/repos/ODM2/ODMToolsPython</text:p>
          </table:table-cell>
          <table:table-cell table:formula="of:=REPLACE([.B1284]; 1; 29; &quot;&quot;)" office:value-type="string" office:string-value="ODM2/ODMToolsPython" calcext:value-type="string">
            <text:p>ODM2/ODMToolsPython</text:p>
          </table:table-cell>
        </table:table-row>
        <table:table-row table:style-name="ro1">
          <table:table-cell office:value-type="float" office:value="4065042" calcext:value-type="float">
            <text:p>4065042</text:p>
          </table:table-cell>
          <table:table-cell office:value-type="string" calcext:value-type="string">
            <text:p>https://api.github.com/repos/torproject/torspec</text:p>
          </table:table-cell>
          <table:table-cell table:formula="of:=REPLACE([.B1285]; 1; 29; &quot;&quot;)" office:value-type="string" office:string-value="torproject/torspec" calcext:value-type="string">
            <text:p>torproject/torspec</text:p>
          </table:table-cell>
        </table:table-row>
        <table:table-row table:style-name="ro1">
          <table:table-cell office:value-type="float" office:value="4069255" calcext:value-type="float">
            <text:p>4069255</text:p>
          </table:table-cell>
          <table:table-cell office:value-type="string" calcext:value-type="string">
            <text:p>https://api.github.com/repos/potentialventures/cocotb</text:p>
          </table:table-cell>
          <table:table-cell table:formula="of:=REPLACE([.B1286]; 1; 29; &quot;&quot;)" office:value-type="string" office:string-value="potentialventures/cocotb" calcext:value-type="string">
            <text:p>potentialventures/cocotb</text:p>
          </table:table-cell>
        </table:table-row>
        <table:table-row table:style-name="ro1">
          <table:table-cell office:value-type="float" office:value="4075619" calcext:value-type="float">
            <text:p>4075619</text:p>
          </table:table-cell>
          <table:table-cell office:value-type="string" calcext:value-type="string">
            <text:p>https://api.github.com/repos/mkelley/mskpy</text:p>
          </table:table-cell>
          <table:table-cell table:formula="of:=REPLACE([.B1287]; 1; 29; &quot;&quot;)" office:value-type="string" office:string-value="mkelley/mskpy" calcext:value-type="string">
            <text:p>mkelley/mskpy</text:p>
          </table:table-cell>
        </table:table-row>
        <table:table-row table:style-name="ro1">
          <table:table-cell office:value-type="float" office:value="4077703" calcext:value-type="float">
            <text:p>4077703</text:p>
          </table:table-cell>
          <table:table-cell office:value-type="string" calcext:value-type="string">
            <text:p>https://api.github.com/repos/Tribler/gumby</text:p>
          </table:table-cell>
          <table:table-cell table:formula="of:=REPLACE([.B1288]; 1; 29; &quot;&quot;)" office:value-type="string" office:string-value="Tribler/gumby" calcext:value-type="string">
            <text:p>Tribler/gumby</text:p>
          </table:table-cell>
        </table:table-row>
        <table:table-row table:style-name="ro1">
          <table:table-cell office:value-type="float" office:value="4079876" calcext:value-type="float">
            <text:p>4079876</text:p>
          </table:table-cell>
          <table:table-cell office:value-type="string" calcext:value-type="string">
            <text:p>https://api.github.com/repos/zenoss/ZenPacks.zenoss.LinuxMonitor</text:p>
          </table:table-cell>
          <table:table-cell table:formula="of:=REPLACE([.B1289]; 1; 29; &quot;&quot;)" office:value-type="string" office:string-value="zenoss/ZenPacks.zenoss.LinuxMonitor" calcext:value-type="string">
            <text:p>zenoss/ZenPacks.zenoss.LinuxMonitor</text:p>
          </table:table-cell>
        </table:table-row>
        <table:table-row table:style-name="ro1">
          <table:table-cell office:value-type="float" office:value="4086245" calcext:value-type="float">
            <text:p>4086245</text:p>
          </table:table-cell>
          <table:table-cell office:value-type="string" calcext:value-type="string">
            <text:p>https://api.github.com/repos/leifos/ifind</text:p>
          </table:table-cell>
          <table:table-cell table:formula="of:=REPLACE([.B1290]; 1; 29; &quot;&quot;)" office:value-type="string" office:string-value="leifos/ifind" calcext:value-type="string">
            <text:p>leifos/ifind</text:p>
          </table:table-cell>
        </table:table-row>
        <table:table-row table:style-name="ro1">
          <table:table-cell office:value-type="float" office:value="4087643" calcext:value-type="float">
            <text:p>4087643</text:p>
          </table:table-cell>
          <table:table-cell office:value-type="string" calcext:value-type="string">
            <text:p>https://api.github.com/repos/DigitalCampus/django-oppia</text:p>
          </table:table-cell>
          <table:table-cell table:formula="of:=REPLACE([.B1291]; 1; 29; &quot;&quot;)" office:value-type="string" office:string-value="DigitalCampus/django-oppia" calcext:value-type="string">
            <text:p>DigitalCampus/django-oppia</text:p>
          </table:table-cell>
        </table:table-row>
        <table:table-row table:style-name="ro1">
          <table:table-cell office:value-type="float" office:value="4088646" calcext:value-type="float">
            <text:p>4088646</text:p>
          </table:table-cell>
          <table:table-cell office:value-type="string" calcext:value-type="string">
            <text:p>https://api.github.com/repos/RusKursusGruppen/GRIS</text:p>
          </table:table-cell>
          <table:table-cell table:formula="of:=REPLACE([.B1292]; 1; 29; &quot;&quot;)" office:value-type="string" office:string-value="RusKursusGruppen/GRIS" calcext:value-type="string">
            <text:p>RusKursusGruppen/GRIS</text:p>
          </table:table-cell>
        </table:table-row>
        <table:table-row table:style-name="ro1">
          <table:table-cell office:value-type="float" office:value="4094096" calcext:value-type="float">
            <text:p>4094096</text:p>
          </table:table-cell>
          <table:table-cell office:value-type="string" calcext:value-type="string">
            <text:p>https://api.github.com/repos/SLUGIS/incidents</text:p>
          </table:table-cell>
          <table:table-cell table:formula="of:=REPLACE([.B1293]; 1; 29; &quot;&quot;)" office:value-type="string" office:string-value="SLUGIS/incidents" calcext:value-type="string">
            <text:p>SLUGIS/incidents</text:p>
          </table:table-cell>
        </table:table-row>
        <table:table-row table:style-name="ro1">
          <table:table-cell office:value-type="float" office:value="4094338" calcext:value-type="float">
            <text:p>4094338</text:p>
          </table:table-cell>
          <table:table-cell office:value-type="string" calcext:value-type="string">
            <text:p>https://api.github.com/repos/openstack/python-troveclient</text:p>
          </table:table-cell>
          <table:table-cell table:formula="of:=REPLACE([.B1294]; 1; 29; &quot;&quot;)" office:value-type="string" office:string-value="openstack/python-troveclient" calcext:value-type="string">
            <text:p>openstack/python-troveclient</text:p>
          </table:table-cell>
        </table:table-row>
        <table:table-row table:style-name="ro1">
          <table:table-cell office:value-type="float" office:value="4095326" calcext:value-type="float">
            <text:p>4095326</text:p>
          </table:table-cell>
          <table:table-cell office:value-type="string" calcext:value-type="string">
            <text:p>https://api.github.com/repos/openstack/trove</text:p>
          </table:table-cell>
          <table:table-cell table:formula="of:=REPLACE([.B1295]; 1; 29; &quot;&quot;)" office:value-type="string" office:string-value="openstack/trove" calcext:value-type="string">
            <text:p>openstack/trove</text:p>
          </table:table-cell>
        </table:table-row>
        <table:table-row table:style-name="ro1">
          <table:table-cell office:value-type="float" office:value="4132626" calcext:value-type="float">
            <text:p>4132626</text:p>
          </table:table-cell>
          <table:table-cell office:value-type="string" calcext:value-type="string">
            <text:p>https://api.github.com/repos/SpiderOak/netkes</text:p>
          </table:table-cell>
          <table:table-cell table:formula="of:=REPLACE([.B1296]; 1; 29; &quot;&quot;)" office:value-type="string" office:string-value="SpiderOak/netkes" calcext:value-type="string">
            <text:p>SpiderOak/netkes</text:p>
          </table:table-cell>
        </table:table-row>
        <table:table-row table:style-name="ro1">
          <table:table-cell office:value-type="float" office:value="4134977" calcext:value-type="float">
            <text:p>4134977</text:p>
          </table:table-cell>
          <table:table-cell office:value-type="string" calcext:value-type="string">
            <text:p>https://api.github.com/repos/czlee/tabbycat</text:p>
          </table:table-cell>
          <table:table-cell table:formula="of:=REPLACE([.B1297]; 1; 29; &quot;&quot;)" office:value-type="string" office:string-value="czlee/tabbycat" calcext:value-type="string">
            <text:p>czlee/tabbycat</text:p>
          </table:table-cell>
        </table:table-row>
        <table:table-row table:style-name="ro1">
          <table:table-cell office:value-type="float" office:value="4138663" calcext:value-type="float">
            <text:p>4138663</text:p>
          </table:table-cell>
          <table:table-cell office:value-type="string" calcext:value-type="string">
            <text:p>https://api.github.com/repos/proycon/colibrita</text:p>
          </table:table-cell>
          <table:table-cell table:formula="of:=REPLACE([.B1298]; 1; 29; &quot;&quot;)" office:value-type="string" office:string-value="proycon/colibrita" calcext:value-type="string">
            <text:p>proycon/colibrita</text:p>
          </table:table-cell>
        </table:table-row>
        <table:table-row table:style-name="ro1">
          <table:table-cell office:value-type="float" office:value="4149809" calcext:value-type="float">
            <text:p>4149809</text:p>
          </table:table-cell>
          <table:table-cell office:value-type="string" calcext:value-type="string">
            <text:p>https://api.github.com/repos/RTEMS/rtems-source-builder</text:p>
          </table:table-cell>
          <table:table-cell table:formula="of:=REPLACE([.B1299]; 1; 29; &quot;&quot;)" office:value-type="string" office:string-value="RTEMS/rtems-source-builder" calcext:value-type="string">
            <text:p>RTEMS/rtems-source-builder</text:p>
          </table:table-cell>
        </table:table-row>
        <table:table-row table:style-name="ro1">
          <table:table-cell office:value-type="float" office:value="4153933" calcext:value-type="float">
            <text:p>4153933</text:p>
          </table:table-cell>
          <table:table-cell office:value-type="string" calcext:value-type="string">
            <text:p>https://api.github.com/repos/EOxServer/eoxserver</text:p>
          </table:table-cell>
          <table:table-cell table:formula="of:=REPLACE([.B1300]; 1; 29; &quot;&quot;)" office:value-type="string" office:string-value="EOxServer/eoxserver" calcext:value-type="string">
            <text:p>EOxServer/eoxserver</text:p>
          </table:table-cell>
        </table:table-row>
        <table:table-row table:style-name="ro1">
          <table:table-cell office:value-type="float" office:value="4161003" calcext:value-type="float">
            <text:p>4161003</text:p>
          </table:table-cell>
          <table:table-cell office:value-type="string" calcext:value-type="string">
            <text:p>https://api.github.com/repos/jlund3/config</text:p>
          </table:table-cell>
          <table:table-cell table:formula="of:=REPLACE([.B1301]; 1; 29; &quot;&quot;)" office:value-type="string" office:string-value="jlund3/config" calcext:value-type="string">
            <text:p>jlund3/config</text:p>
          </table:table-cell>
        </table:table-row>
        <table:table-row table:style-name="ro1">
          <table:table-cell office:value-type="float" office:value="4163652" calcext:value-type="float">
            <text:p>4163652</text:p>
          </table:table-cell>
          <table:table-cell office:value-type="string" calcext:value-type="string">
            <text:p>https://api.github.com/repos/wikimedia/pywikibot-compat</text:p>
          </table:table-cell>
          <table:table-cell table:formula="of:=REPLACE([.B1302]; 1; 29; &quot;&quot;)" office:value-type="string" office:string-value="wikimedia/pywikibot-compat" calcext:value-type="string">
            <text:p>wikimedia/pywikibot-compat</text:p>
          </table:table-cell>
        </table:table-row>
        <table:table-row table:style-name="ro1">
          <table:table-cell office:value-type="float" office:value="4164245" calcext:value-type="float">
            <text:p>4164245</text:p>
          </table:table-cell>
          <table:table-cell office:value-type="string" calcext:value-type="string">
            <text:p>https://api.github.com/repos/wikimedia/pywikibot-core</text:p>
          </table:table-cell>
          <table:table-cell table:formula="of:=REPLACE([.B1303]; 1; 29; &quot;&quot;)" office:value-type="string" office:string-value="wikimedia/pywikibot-core" calcext:value-type="string">
            <text:p>wikimedia/pywikibot-core</text:p>
          </table:table-cell>
        </table:table-row>
        <table:table-row table:style-name="ro1">
          <table:table-cell office:value-type="float" office:value="4168056" calcext:value-type="float">
            <text:p>4168056</text:p>
          </table:table-cell>
          <table:table-cell office:value-type="string" calcext:value-type="string">
            <text:p>https://api.github.com/repos/btbroot/exmo2010</text:p>
          </table:table-cell>
          <table:table-cell table:formula="of:=REPLACE([.B1304]; 1; 29; &quot;&quot;)" office:value-type="string" office:string-value="btbroot/exmo2010" calcext:value-type="string">
            <text:p>btbroot/exmo2010</text:p>
          </table:table-cell>
        </table:table-row>
        <table:table-row table:style-name="ro1">
          <table:table-cell office:value-type="float" office:value="4175395" calcext:value-type="float">
            <text:p>4175395</text:p>
          </table:table-cell>
          <table:table-cell office:value-type="string" calcext:value-type="string">
            <text:p>https://api.github.com/repos/wikimedia/analytics-wikimetrics</text:p>
          </table:table-cell>
          <table:table-cell table:formula="of:=REPLACE([.B1305]; 1; 29; &quot;&quot;)" office:value-type="string" office:string-value="wikimedia/analytics-wikimetrics" calcext:value-type="string">
            <text:p>wikimedia/analytics-wikimetrics</text:p>
          </table:table-cell>
        </table:table-row>
        <table:table-row table:style-name="ro1">
          <table:table-cell office:value-type="float" office:value="4185289" calcext:value-type="float">
            <text:p>4185289</text:p>
          </table:table-cell>
          <table:table-cell office:value-type="string" calcext:value-type="string">
            <text:p>https://api.github.com/repos/YunoHost/packages_old</text:p>
          </table:table-cell>
          <table:table-cell table:formula="of:=REPLACE([.B1306]; 1; 29; &quot;&quot;)" office:value-type="string" office:string-value="YunoHost/packages_old" calcext:value-type="string">
            <text:p>YunoHost/packages_old</text:p>
          </table:table-cell>
        </table:table-row>
        <table:table-row table:style-name="ro1">
          <table:table-cell office:value-type="float" office:value="4185415" calcext:value-type="float">
            <text:p>4185415</text:p>
          </table:table-cell>
          <table:table-cell office:value-type="string" calcext:value-type="string">
            <text:p>https://api.github.com/repos/xapi-project/sm</text:p>
          </table:table-cell>
          <table:table-cell table:formula="of:=REPLACE([.B1307]; 1; 29; &quot;&quot;)" office:value-type="string" office:string-value="xapi-project/sm" calcext:value-type="string">
            <text:p>xapi-project/sm</text:p>
          </table:table-cell>
        </table:table-row>
        <table:table-row table:style-name="ro1">
          <table:table-cell office:value-type="float" office:value="4187551" calcext:value-type="float">
            <text:p>4187551</text:p>
          </table:table-cell>
          <table:table-cell office:value-type="string" calcext:value-type="string">
            <text:p>https://api.github.com/repos/fiquant/marketsimulator</text:p>
          </table:table-cell>
          <table:table-cell table:formula="of:=REPLACE([.B1308]; 1; 29; &quot;&quot;)" office:value-type="string" office:string-value="fiquant/marketsimulator" calcext:value-type="string">
            <text:p>fiquant/marketsimulator</text:p>
          </table:table-cell>
        </table:table-row>
        <table:table-row table:style-name="ro1">
          <table:table-cell office:value-type="float" office:value="4188018" calcext:value-type="float">
            <text:p>4188018</text:p>
          </table:table-cell>
          <table:table-cell office:value-type="string" calcext:value-type="string">
            <text:p>https://api.github.com/repos/redhat-cip/edeploy</text:p>
          </table:table-cell>
          <table:table-cell table:formula="of:=REPLACE([.B1309]; 1; 29; &quot;&quot;)" office:value-type="string" office:string-value="redhat-cip/edeploy" calcext:value-type="string">
            <text:p>redhat-cip/edeploy</text:p>
          </table:table-cell>
        </table:table-row>
        <table:table-row table:style-name="ro1">
          <table:table-cell office:value-type="float" office:value="4192763" calcext:value-type="float">
            <text:p>4192763</text:p>
          </table:table-cell>
          <table:table-cell office:value-type="string" calcext:value-type="string">
            <text:p>https://api.github.com/repos/elidupree/eliduprees-website-source</text:p>
          </table:table-cell>
          <table:table-cell table:formula="of:=REPLACE([.B1310]; 1; 29; &quot;&quot;)" office:value-type="string" office:string-value="elidupree/eliduprees-website-source" calcext:value-type="string">
            <text:p>elidupree/eliduprees-website-source</text:p>
          </table:table-cell>
        </table:table-row>
        <table:table-row table:style-name="ro1">
          <table:table-cell office:value-type="float" office:value="4193625" calcext:value-type="float">
            <text:p>4193625</text:p>
          </table:table-cell>
          <table:table-cell office:value-type="string" calcext:value-type="string">
            <text:p>https://api.github.com/repos/isawnyu/PleiadesEntity</text:p>
          </table:table-cell>
          <table:table-cell table:formula="of:=REPLACE([.B1311]; 1; 29; &quot;&quot;)" office:value-type="string" office:string-value="isawnyu/PleiadesEntity" calcext:value-type="string">
            <text:p>isawnyu/PleiadesEntity</text:p>
          </table:table-cell>
        </table:table-row>
        <table:table-row table:style-name="ro1">
          <table:table-cell office:value-type="float" office:value="4201005" calcext:value-type="float">
            <text:p>4201005</text:p>
          </table:table-cell>
          <table:table-cell office:value-type="string" calcext:value-type="string">
            <text:p>https://api.github.com/repos/mailund/gwf</text:p>
          </table:table-cell>
          <table:table-cell table:formula="of:=REPLACE([.B1312]; 1; 29; &quot;&quot;)" office:value-type="string" office:string-value="mailund/gwf" calcext:value-type="string">
            <text:p>mailund/gwf</text:p>
          </table:table-cell>
        </table:table-row>
        <table:table-row table:style-name="ro1">
          <table:table-cell office:value-type="float" office:value="4211330" calcext:value-type="float">
            <text:p>4211330</text:p>
          </table:table-cell>
          <table:table-cell office:value-type="string" calcext:value-type="string">
            <text:p>https://api.github.com/repos/olemb/mido</text:p>
          </table:table-cell>
          <table:table-cell table:formula="of:=REPLACE([.B1313]; 1; 29; &quot;&quot;)" office:value-type="string" office:string-value="olemb/mido" calcext:value-type="string">
            <text:p>olemb/mido</text:p>
          </table:table-cell>
        </table:table-row>
        <table:table-row table:style-name="ro1">
          <table:table-cell office:value-type="float" office:value="4216814" calcext:value-type="float">
            <text:p>4216814</text:p>
          </table:table-cell>
          <table:table-cell office:value-type="string" calcext:value-type="string">
            <text:p>https://api.github.com/repos/oVirt/ovirt-hosted-engine-setup</text:p>
          </table:table-cell>
          <table:table-cell table:formula="of:=REPLACE([.B1314]; 1; 29; &quot;&quot;)" office:value-type="string" office:string-value="oVirt/ovirt-hosted-engine-setup" calcext:value-type="string">
            <text:p>oVirt/ovirt-hosted-engine-setup</text:p>
          </table:table-cell>
        </table:table-row>
        <table:table-row table:style-name="ro1">
          <table:table-cell office:value-type="float" office:value="4234389" calcext:value-type="float">
            <text:p>4234389</text:p>
          </table:table-cell>
          <table:table-cell office:value-type="string" calcext:value-type="string">
            <text:p>https://api.github.com/repos/Mirantis/fuelweb</text:p>
          </table:table-cell>
          <table:table-cell table:formula="of:=REPLACE([.B1315]; 1; 29; &quot;&quot;)" office:value-type="string" office:string-value="Mirantis/fuelweb" calcext:value-type="string">
            <text:p>Mirantis/fuelweb</text:p>
          </table:table-cell>
        </table:table-row>
        <table:table-row table:style-name="ro1">
          <table:table-cell office:value-type="float" office:value="4235272" calcext:value-type="float">
            <text:p>4235272</text:p>
          </table:table-cell>
          <table:table-cell office:value-type="string" calcext:value-type="string">
            <text:p>https://api.github.com/repos/richardkiss/pycoin</text:p>
          </table:table-cell>
          <table:table-cell table:formula="of:=REPLACE([.B1316]; 1; 29; &quot;&quot;)" office:value-type="string" office:string-value="richardkiss/pycoin" calcext:value-type="string">
            <text:p>richardkiss/pycoin</text:p>
          </table:table-cell>
        </table:table-row>
        <table:table-row table:style-name="ro1">
          <table:table-cell office:value-type="float" office:value="4237438" calcext:value-type="float">
            <text:p>4237438</text:p>
          </table:table-cell>
          <table:table-cell office:value-type="string" calcext:value-type="string">
            <text:p>https://api.github.com/repos/praekelt/go-nike-ghr</text:p>
          </table:table-cell>
          <table:table-cell table:formula="of:=REPLACE([.B1317]; 1; 29; &quot;&quot;)" office:value-type="string" office:string-value="praekelt/go-nike-ghr" calcext:value-type="string">
            <text:p>praekelt/go-nike-ghr</text:p>
          </table:table-cell>
        </table:table-row>
        <table:table-row table:style-name="ro1">
          <table:table-cell office:value-type="float" office:value="4252292" calcext:value-type="float">
            <text:p>4252292</text:p>
          </table:table-cell>
          <table:table-cell office:value-type="string" calcext:value-type="string">
            <text:p>https://api.github.com/repos/katur/gunsiano</text:p>
          </table:table-cell>
          <table:table-cell table:formula="of:=REPLACE([.B1318]; 1; 29; &quot;&quot;)" office:value-type="string" office:string-value="katur/gunsiano" calcext:value-type="string">
            <text:p>katur/gunsiano</text:p>
          </table:table-cell>
        </table:table-row>
        <table:table-row table:style-name="ro1">
          <table:table-cell office:value-type="float" office:value="4253986" calcext:value-type="float">
            <text:p>4253986</text:p>
          </table:table-cell>
          <table:table-cell office:value-type="string" calcext:value-type="string">
            <text:p>https://api.github.com/repos/Cheekio/glean</text:p>
          </table:table-cell>
          <table:table-cell table:formula="of:=REPLACE([.B1319]; 1; 29; &quot;&quot;)" office:value-type="string" office:string-value="Cheekio/glean" calcext:value-type="string">
            <text:p>Cheekio/glean</text:p>
          </table:table-cell>
        </table:table-row>
        <table:table-row table:style-name="ro1">
          <table:table-cell office:value-type="float" office:value="4260724" calcext:value-type="float">
            <text:p>4260724</text:p>
          </table:table-cell>
          <table:table-cell office:value-type="string" calcext:value-type="string">
            <text:p>https://api.github.com/repos/facelessuser/Rummage</text:p>
          </table:table-cell>
          <table:table-cell table:formula="of:=REPLACE([.B1320]; 1; 29; &quot;&quot;)" office:value-type="string" office:string-value="facelessuser/Rummage" calcext:value-type="string">
            <text:p>facelessuser/Rummage</text:p>
          </table:table-cell>
        </table:table-row>
        <table:table-row table:style-name="ro1">
          <table:table-cell office:value-type="float" office:value="4269575" calcext:value-type="float">
            <text:p>4269575</text:p>
          </table:table-cell>
          <table:table-cell office:value-type="string" calcext:value-type="string">
            <text:p>https://api.github.com/repos/kimchi-project/kimchi</text:p>
          </table:table-cell>
          <table:table-cell table:formula="of:=REPLACE([.B1321]; 1; 29; &quot;&quot;)" office:value-type="string" office:string-value="kimchi-project/kimchi" calcext:value-type="string">
            <text:p>kimchi-project/kimchi</text:p>
          </table:table-cell>
        </table:table-row>
        <table:table-row table:style-name="ro1">
          <table:table-cell office:value-type="float" office:value="4272490" calcext:value-type="float">
            <text:p>4272490</text:p>
          </table:table-cell>
          <table:table-cell office:value-type="string" calcext:value-type="string">
            <text:p>https://api.github.com/repos/rappoccio/usercode</text:p>
          </table:table-cell>
          <table:table-cell table:formula="of:=REPLACE([.B1322]; 1; 29; &quot;&quot;)" office:value-type="string" office:string-value="rappoccio/usercode" calcext:value-type="string">
            <text:p>rappoccio/usercode</text:p>
          </table:table-cell>
        </table:table-row>
        <table:table-row table:style-name="ro1">
          <table:table-cell office:value-type="float" office:value="4291765" calcext:value-type="float">
            <text:p>4291765</text:p>
          </table:table-cell>
          <table:table-cell office:value-type="string" calcext:value-type="string">
            <text:p>https://api.github.com/repos/iain-peddie/well-behaved-python</text:p>
          </table:table-cell>
          <table:table-cell table:formula="of:=REPLACE([.B1323]; 1; 29; &quot;&quot;)" office:value-type="string" office:string-value="iain-peddie/well-behaved-python" calcext:value-type="string">
            <text:p>iain-peddie/well-behaved-python</text:p>
          </table:table-cell>
        </table:table-row>
        <table:table-row table:style-name="ro1">
          <table:table-cell office:value-type="float" office:value="4293830" calcext:value-type="float">
            <text:p>4293830</text:p>
          </table:table-cell>
          <table:table-cell office:value-type="string" calcext:value-type="string">
            <text:p>https://api.github.com/repos/irmen/Pyro4</text:p>
          </table:table-cell>
          <table:table-cell table:formula="of:=REPLACE([.B1324]; 1; 29; &quot;&quot;)" office:value-type="string" office:string-value="irmen/Pyro4" calcext:value-type="string">
            <text:p>irmen/Pyro4</text:p>
          </table:table-cell>
        </table:table-row>
        <table:table-row table:style-name="ro1">
          <table:table-cell office:value-type="float" office:value="4301669" calcext:value-type="float">
            <text:p>4301669</text:p>
          </table:table-cell>
          <table:table-cell office:value-type="string" calcext:value-type="string">
            <text:p>https://api.github.com/repos/ProjectSWGCore/NGECore2</text:p>
          </table:table-cell>
          <table:table-cell table:formula="of:=REPLACE([.B1325]; 1; 29; &quot;&quot;)" office:value-type="string" office:string-value="ProjectSWGCore/NGECore2" calcext:value-type="string">
            <text:p>ProjectSWGCore/NGECore2</text:p>
          </table:table-cell>
        </table:table-row>
        <table:table-row table:style-name="ro1">
          <table:table-cell office:value-type="float" office:value="4302007" calcext:value-type="float">
            <text:p>4302007</text:p>
          </table:table-cell>
          <table:table-cell office:value-type="string" calcext:value-type="string">
            <text:p>https://api.github.com/repos/yarikoptic/numpy-vbench</text:p>
          </table:table-cell>
          <table:table-cell table:formula="of:=REPLACE([.B1326]; 1; 29; &quot;&quot;)" office:value-type="string" office:string-value="yarikoptic/numpy-vbench" calcext:value-type="string">
            <text:p>yarikoptic/numpy-vbench</text:p>
          </table:table-cell>
        </table:table-row>
        <table:table-row table:style-name="ro1">
          <table:table-cell office:value-type="float" office:value="4303793" calcext:value-type="float">
            <text:p>4303793</text:p>
          </table:table-cell>
          <table:table-cell office:value-type="string" calcext:value-type="string">
            <text:p>https://api.github.com/repos/evonove/evonove.it</text:p>
          </table:table-cell>
          <table:table-cell table:formula="of:=REPLACE([.B1327]; 1; 29; &quot;&quot;)" office:value-type="string" office:string-value="evonove/evonove.it" calcext:value-type="string">
            <text:p>evonove/evonove.it</text:p>
          </table:table-cell>
        </table:table-row>
        <table:table-row table:style-name="ro1">
          <table:table-cell office:value-type="float" office:value="4310989" calcext:value-type="float">
            <text:p>4310989</text:p>
          </table:table-cell>
          <table:table-cell office:value-type="string" calcext:value-type="string">
            <text:p>https://api.github.com/repos/h-nuschke/workflow_test</text:p>
          </table:table-cell>
          <table:table-cell table:formula="of:=REPLACE([.B1328]; 1; 29; &quot;&quot;)" office:value-type="string" office:string-value="h-nuschke/workflow_test" calcext:value-type="string">
            <text:p>h-nuschke/workflow_test</text:p>
          </table:table-cell>
        </table:table-row>
        <table:table-row table:style-name="ro1">
          <table:table-cell office:value-type="float" office:value="4312332" calcext:value-type="float">
            <text:p>4312332</text:p>
          </table:table-cell>
          <table:table-cell office:value-type="string" calcext:value-type="string">
            <text:p>https://api.github.com/repos/torrents-com/www</text:p>
          </table:table-cell>
          <table:table-cell table:formula="of:=REPLACE([.B1329]; 1; 29; &quot;&quot;)" office:value-type="string" office:string-value="torrents-com/www" calcext:value-type="string">
            <text:p>torrents-com/www</text:p>
          </table:table-cell>
        </table:table-row>
        <table:table-row table:style-name="ro1">
          <table:table-cell office:value-type="float" office:value="4314788" calcext:value-type="float">
            <text:p>4314788</text:p>
          </table:table-cell>
          <table:table-cell office:value-type="string" calcext:value-type="string">
            <text:p>https://api.github.com/repos/flags/Reactor-3</text:p>
          </table:table-cell>
          <table:table-cell table:formula="of:=REPLACE([.B1330]; 1; 29; &quot;&quot;)" office:value-type="string" office:string-value="flags/Reactor-3" calcext:value-type="string">
            <text:p>flags/Reactor-3</text:p>
          </table:table-cell>
        </table:table-row>
        <table:table-row table:style-name="ro1">
          <table:table-cell office:value-type="float" office:value="4315404" calcext:value-type="float">
            <text:p>4315404</text:p>
          </table:table-cell>
          <table:table-cell office:value-type="string" calcext:value-type="string">
            <text:p>https://api.github.com/repos/relic7/prodimages</text:p>
          </table:table-cell>
          <table:table-cell table:formula="of:=REPLACE([.B1331]; 1; 29; &quot;&quot;)" office:value-type="string" office:string-value="relic7/prodimages" calcext:value-type="string">
            <text:p>relic7/prodimages</text:p>
          </table:table-cell>
        </table:table-row>
        <table:table-row table:style-name="ro1">
          <table:table-cell office:value-type="float" office:value="4317143" calcext:value-type="float">
            <text:p>4317143</text:p>
          </table:table-cell>
          <table:table-cell office:value-type="string" calcext:value-type="string">
            <text:p>https://api.github.com/repos/operasoftware/upstreamtools</text:p>
          </table:table-cell>
          <table:table-cell table:formula="of:=REPLACE([.B1332]; 1; 29; &quot;&quot;)" office:value-type="string" office:string-value="operasoftware/upstreamtools" calcext:value-type="string">
            <text:p>operasoftware/upstreamtools</text:p>
          </table:table-cell>
        </table:table-row>
        <table:table-row table:style-name="ro1">
          <table:table-cell office:value-type="float" office:value="4319801" calcext:value-type="float">
            <text:p>4319801</text:p>
          </table:table-cell>
          <table:table-cell office:value-type="string" calcext:value-type="string">
            <text:p>https://api.github.com/repos/SCPR/firetracker</text:p>
          </table:table-cell>
          <table:table-cell table:formula="of:=REPLACE([.B1333]; 1; 29; &quot;&quot;)" office:value-type="string" office:string-value="SCPR/firetracker" calcext:value-type="string">
            <text:p>SCPR/firetracker</text:p>
          </table:table-cell>
        </table:table-row>
        <table:table-row table:style-name="ro1">
          <table:table-cell office:value-type="float" office:value="4322466" calcext:value-type="float">
            <text:p>4322466</text:p>
          </table:table-cell>
          <table:table-cell office:value-type="string" calcext:value-type="string">
            <text:p>https://api.github.com/repos/propertyshelf/plone.mls.listing</text:p>
          </table:table-cell>
          <table:table-cell table:formula="of:=REPLACE([.B1334]; 1; 29; &quot;&quot;)" office:value-type="string" office:string-value="propertyshelf/plone.mls.listing" calcext:value-type="string">
            <text:p>propertyshelf/plone.mls.listing</text:p>
          </table:table-cell>
        </table:table-row>
        <table:table-row table:style-name="ro1">
          <table:table-cell office:value-type="float" office:value="4325262" calcext:value-type="float">
            <text:p>4325262</text:p>
          </table:table-cell>
          <table:table-cell office:value-type="string" calcext:value-type="string">
            <text:p>https://api.github.com/repos/nipy/mindboggle</text:p>
          </table:table-cell>
          <table:table-cell table:formula="of:=REPLACE([.B1335]; 1; 29; &quot;&quot;)" office:value-type="string" office:string-value="nipy/mindboggle" calcext:value-type="string">
            <text:p>nipy/mindboggle</text:p>
          </table:table-cell>
        </table:table-row>
        <table:table-row table:style-name="ro1">
          <table:table-cell office:value-type="float" office:value="4326630" calcext:value-type="float">
            <text:p>4326630</text:p>
          </table:table-cell>
          <table:table-cell office:value-type="string" calcext:value-type="string">
            <text:p>https://api.github.com/repos/saltstack/salt-testing</text:p>
          </table:table-cell>
          <table:table-cell table:formula="of:=REPLACE([.B1336]; 1; 29; &quot;&quot;)" office:value-type="string" office:string-value="saltstack/salt-testing" calcext:value-type="string">
            <text:p>saltstack/salt-testing</text:p>
          </table:table-cell>
        </table:table-row>
        <table:table-row table:style-name="ro1">
          <table:table-cell office:value-type="float" office:value="4330110" calcext:value-type="float">
            <text:p>4330110</text:p>
          </table:table-cell>
          <table:table-cell office:value-type="string" calcext:value-type="string">
            <text:p>https://api.github.com/repos/dkratzert/DSR</text:p>
          </table:table-cell>
          <table:table-cell table:formula="of:=REPLACE([.B1337]; 1; 29; &quot;&quot;)" office:value-type="string" office:string-value="dkratzert/DSR" calcext:value-type="string">
            <text:p>dkratzert/DSR</text:p>
          </table:table-cell>
        </table:table-row>
        <table:table-row table:style-name="ro1">
          <table:table-cell office:value-type="float" office:value="4333031" calcext:value-type="float">
            <text:p>4333031</text:p>
          </table:table-cell>
          <table:table-cell office:value-type="string" calcext:value-type="string">
            <text:p>https://api.github.com/repos/mmasdeu/darmonpoints</text:p>
          </table:table-cell>
          <table:table-cell table:formula="of:=REPLACE([.B1338]; 1; 29; &quot;&quot;)" office:value-type="string" office:string-value="mmasdeu/darmonpoints" calcext:value-type="string">
            <text:p>mmasdeu/darmonpoints</text:p>
          </table:table-cell>
        </table:table-row>
        <table:table-row table:style-name="ro1">
          <table:table-cell office:value-type="float" office:value="4348719" calcext:value-type="float">
            <text:p>4348719</text:p>
          </table:table-cell>
          <table:table-cell office:value-type="string" calcext:value-type="string">
            <text:p>https://api.github.com/repos/BinPro/CONCOCT</text:p>
          </table:table-cell>
          <table:table-cell table:formula="of:=REPLACE([.B1339]; 1; 29; &quot;&quot;)" office:value-type="string" office:string-value="BinPro/CONCOCT" calcext:value-type="string">
            <text:p>BinPro/CONCOCT</text:p>
          </table:table-cell>
        </table:table-row>
        <table:table-row table:style-name="ro1">
          <table:table-cell office:value-type="float" office:value="4349767" calcext:value-type="float">
            <text:p>4349767</text:p>
          </table:table-cell>
          <table:table-cell office:value-type="string" calcext:value-type="string">
            <text:p>https://api.github.com/repos/dbinetti/barberscore</text:p>
          </table:table-cell>
          <table:table-cell table:formula="of:=REPLACE([.B1340]; 1; 29; &quot;&quot;)" office:value-type="string" office:string-value="dbinetti/barberscore" calcext:value-type="string">
            <text:p>dbinetti/barberscore</text:p>
          </table:table-cell>
        </table:table-row>
        <table:table-row table:style-name="ro1">
          <table:table-cell office:value-type="float" office:value="4350213" calcext:value-type="float">
            <text:p>4350213</text:p>
          </table:table-cell>
          <table:table-cell office:value-type="string" calcext:value-type="string">
            <text:p>https://api.github.com/repos/thiago-silva/memetalk</text:p>
          </table:table-cell>
          <table:table-cell table:formula="of:=REPLACE([.B1341]; 1; 29; &quot;&quot;)" office:value-type="string" office:string-value="thiago-silva/memetalk" calcext:value-type="string">
            <text:p>thiago-silva/memetalk</text:p>
          </table:table-cell>
        </table:table-row>
        <table:table-row table:style-name="ro1">
          <table:table-cell office:value-type="float" office:value="4371090" calcext:value-type="float">
            <text:p>4371090</text:p>
          </table:table-cell>
          <table:table-cell office:value-type="string" calcext:value-type="string">
            <text:p>https://api.github.com/repos/irmen/Tale</text:p>
          </table:table-cell>
          <table:table-cell table:formula="of:=REPLACE([.B1342]; 1; 29; &quot;&quot;)" office:value-type="string" office:string-value="irmen/Tale" calcext:value-type="string">
            <text:p>irmen/Tale</text:p>
          </table:table-cell>
        </table:table-row>
        <table:table-row table:style-name="ro1">
          <table:table-cell office:value-type="float" office:value="4377291" calcext:value-type="float">
            <text:p>4377291</text:p>
          </table:table-cell>
          <table:table-cell office:value-type="string" calcext:value-type="string">
            <text:p>https://api.github.com/repos/xenserver/planex</text:p>
          </table:table-cell>
          <table:table-cell table:formula="of:=REPLACE([.B1343]; 1; 29; &quot;&quot;)" office:value-type="string" office:string-value="xenserver/planex" calcext:value-type="string">
            <text:p>xenserver/planex</text:p>
          </table:table-cell>
        </table:table-row>
        <table:table-row table:style-name="ro1">
          <table:table-cell office:value-type="float" office:value="4390449" calcext:value-type="float">
            <text:p>4390449</text:p>
          </table:table-cell>
          <table:table-cell office:value-type="string" calcext:value-type="string">
            <text:p>https://api.github.com/repos/scrapinghub/splash</text:p>
          </table:table-cell>
          <table:table-cell table:formula="of:=REPLACE([.B1344]; 1; 29; &quot;&quot;)" office:value-type="string" office:string-value="scrapinghub/splash" calcext:value-type="string">
            <text:p>scrapinghub/splash</text:p>
          </table:table-cell>
        </table:table-row>
        <table:table-row table:style-name="ro1">
          <table:table-cell office:value-type="float" office:value="4397047" calcext:value-type="float">
            <text:p>4397047</text:p>
          </table:table-cell>
          <table:table-cell office:value-type="string" calcext:value-type="string">
            <text:p>https://api.github.com/repos/openstack/neutron</text:p>
          </table:table-cell>
          <table:table-cell table:formula="of:=REPLACE([.B1345]; 1; 29; &quot;&quot;)" office:value-type="string" office:string-value="openstack/neutron" calcext:value-type="string">
            <text:p>openstack/neutron</text:p>
          </table:table-cell>
        </table:table-row>
        <table:table-row table:style-name="ro1">
          <table:table-cell office:value-type="float" office:value="4401950" calcext:value-type="float">
            <text:p>4401950</text:p>
          </table:table-cell>
          <table:table-cell office:value-type="string" calcext:value-type="string">
            <text:p>https://api.github.com/repos/leeping/forcebalance</text:p>
          </table:table-cell>
          <table:table-cell table:formula="of:=REPLACE([.B1346]; 1; 29; &quot;&quot;)" office:value-type="string" office:string-value="leeping/forcebalance" calcext:value-type="string">
            <text:p>leeping/forcebalance</text:p>
          </table:table-cell>
        </table:table-row>
        <table:table-row table:style-name="ro1">
          <table:table-cell office:value-type="float" office:value="4406072" calcext:value-type="float">
            <text:p>4406072</text:p>
          </table:table-cell>
          <table:table-cell office:value-type="string" calcext:value-type="string">
            <text:p>https://api.github.com/repos/datastax/python-driver</text:p>
          </table:table-cell>
          <table:table-cell table:formula="of:=REPLACE([.B1347]; 1; 29; &quot;&quot;)" office:value-type="string" office:string-value="datastax/python-driver" calcext:value-type="string">
            <text:p>datastax/python-driver</text:p>
          </table:table-cell>
        </table:table-row>
        <table:table-row table:style-name="ro1">
          <table:table-cell office:value-type="float" office:value="4411670" calcext:value-type="float">
            <text:p>4411670</text:p>
          </table:table-cell>
          <table:table-cell office:value-type="string" calcext:value-type="string">
            <text:p>https://api.github.com/repos/cms-analysis/HiggsAnalysis-HiggsToTauTau</text:p>
          </table:table-cell>
          <table:table-cell table:formula="of:=REPLACE([.B1348]; 1; 29; &quot;&quot;)" office:value-type="string" office:string-value="cms-analysis/HiggsAnalysis-HiggsToTauTau" calcext:value-type="string">
            <text:p>cms-analysis/HiggsAnalysis-HiggsToTauTau</text:p>
          </table:table-cell>
        </table:table-row>
        <table:table-row table:style-name="ro1">
          <table:table-cell office:value-type="float" office:value="4418387" calcext:value-type="float">
            <text:p>4418387</text:p>
          </table:table-cell>
          <table:table-cell office:value-type="string" calcext:value-type="string">
            <text:p>https://api.github.com/repos/openstack/python-neutronclient</text:p>
          </table:table-cell>
          <table:table-cell table:formula="of:=REPLACE([.B1349]; 1; 29; &quot;&quot;)" office:value-type="string" office:string-value="openstack/python-neutronclient" calcext:value-type="string">
            <text:p>openstack/python-neutronclient</text:p>
          </table:table-cell>
        </table:table-row>
        <table:table-row table:style-name="ro1">
          <table:table-cell office:value-type="float" office:value="4421697" calcext:value-type="float">
            <text:p>4421697</text:p>
          </table:table-cell>
          <table:table-cell office:value-type="string" calcext:value-type="string">
            <text:p>https://api.github.com/repos/dinardo/usercode</text:p>
          </table:table-cell>
          <table:table-cell table:formula="of:=REPLACE([.B1350]; 1; 29; &quot;&quot;)" office:value-type="string" office:string-value="dinardo/usercode" calcext:value-type="string">
            <text:p>dinardo/usercode</text:p>
          </table:table-cell>
        </table:table-row>
        <table:table-row table:style-name="ro1">
          <table:table-cell office:value-type="float" office:value="4428237" calcext:value-type="float">
            <text:p>4428237</text:p>
          </table:table-cell>
          <table:table-cell office:value-type="string" calcext:value-type="string">
            <text:p>https://api.github.com/repos/roger-wolf/HiggsAnalysis-HiggsToTauTau-auxiliaries</text:p>
          </table:table-cell>
          <table:table-cell table:formula="of:=REPLACE([.B1351]; 1; 29; &quot;&quot;)" office:value-type="string" office:string-value="roger-wolf/HiggsAnalysis-HiggsToTauTau-auxiliaries" calcext:value-type="string">
            <text:p>roger-wolf/HiggsAnalysis-HiggsToTauTau-auxiliaries</text:p>
          </table:table-cell>
        </table:table-row>
        <table:table-row table:style-name="ro1">
          <table:table-cell office:value-type="float" office:value="4435928" calcext:value-type="float">
            <text:p>4435928</text:p>
          </table:table-cell>
          <table:table-cell office:value-type="string" calcext:value-type="string">
            <text:p>https://api.github.com/repos/fidelram/deepTools</text:p>
          </table:table-cell>
          <table:table-cell table:formula="of:=REPLACE([.B1352]; 1; 29; &quot;&quot;)" office:value-type="string" office:string-value="fidelram/deepTools" calcext:value-type="string">
            <text:p>fidelram/deepTools</text:p>
          </table:table-cell>
        </table:table-row>
        <table:table-row table:style-name="ro1">
          <table:table-cell office:value-type="float" office:value="4442864" calcext:value-type="float">
            <text:p>4442864</text:p>
          </table:table-cell>
          <table:table-cell office:value-type="string" calcext:value-type="string">
            <text:p>https://api.github.com/repos/jasuka/pyBot</text:p>
          </table:table-cell>
          <table:table-cell table:formula="of:=REPLACE([.B1353]; 1; 29; &quot;&quot;)" office:value-type="string" office:string-value="jasuka/pyBot" calcext:value-type="string">
            <text:p>jasuka/pyBot</text:p>
          </table:table-cell>
        </table:table-row>
        <table:table-row table:style-name="ro1">
          <table:table-cell office:value-type="float" office:value="4444159" calcext:value-type="float">
            <text:p>4444159</text:p>
          </table:table-cell>
          <table:table-cell office:value-type="string" calcext:value-type="string">
            <text:p>https://api.github.com/repos/BoboTiG/python-mss</text:p>
          </table:table-cell>
          <table:table-cell table:formula="of:=REPLACE([.B1354]; 1; 29; &quot;&quot;)" office:value-type="string" office:string-value="BoboTiG/python-mss" calcext:value-type="string">
            <text:p>BoboTiG/python-mss</text:p>
          </table:table-cell>
        </table:table-row>
        <table:table-row table:style-name="ro1">
          <table:table-cell office:value-type="float" office:value="4449031" calcext:value-type="float">
            <text:p>4449031</text:p>
          </table:table-cell>
          <table:table-cell office:value-type="string" calcext:value-type="string">
            <text:p>https://api.github.com/repos/santoshphilip/eppy</text:p>
          </table:table-cell>
          <table:table-cell table:formula="of:=REPLACE([.B1355]; 1; 29; &quot;&quot;)" office:value-type="string" office:string-value="santoshphilip/eppy" calcext:value-type="string">
            <text:p>santoshphilip/eppy</text:p>
          </table:table-cell>
        </table:table-row>
        <table:table-row table:style-name="ro1">
          <table:table-cell office:value-type="float" office:value="4473333" calcext:value-type="float">
            <text:p>4473333</text:p>
          </table:table-cell>
          <table:table-cell office:value-type="string" calcext:value-type="string">
            <text:p>https://api.github.com/repos/cms-sw/genproductions</text:p>
          </table:table-cell>
          <table:table-cell table:formula="of:=REPLACE([.B1356]; 1; 29; &quot;&quot;)" office:value-type="string" office:string-value="cms-sw/genproductions" calcext:value-type="string">
            <text:p>cms-sw/genproductions</text:p>
          </table:table-cell>
        </table:table-row>
        <table:table-row table:style-name="ro1">
          <table:table-cell office:value-type="float" office:value="4480382" calcext:value-type="float">
            <text:p>4480382</text:p>
          </table:table-cell>
          <table:table-cell office:value-type="string" calcext:value-type="string">
            <text:p>https://api.github.com/repos/wakatime/wakatime</text:p>
          </table:table-cell>
          <table:table-cell table:formula="of:=REPLACE([.B1357]; 1; 29; &quot;&quot;)" office:value-type="string" office:string-value="wakatime/wakatime" calcext:value-type="string">
            <text:p>wakatime/wakatime</text:p>
          </table:table-cell>
        </table:table-row>
        <table:table-row table:style-name="ro1">
          <table:table-cell office:value-type="float" office:value="4482355" calcext:value-type="float">
            <text:p>4482355</text:p>
          </table:table-cell>
          <table:table-cell office:value-type="string" calcext:value-type="string">
            <text:p>https://api.github.com/repos/strongswan/strongTNC</text:p>
          </table:table-cell>
          <table:table-cell table:formula="of:=REPLACE([.B1358]; 1; 29; &quot;&quot;)" office:value-type="string" office:string-value="strongswan/strongTNC" calcext:value-type="string">
            <text:p>strongswan/strongTNC</text:p>
          </table:table-cell>
        </table:table-row>
        <table:table-row table:style-name="ro1">
          <table:table-cell office:value-type="float" office:value="4485417" calcext:value-type="float">
            <text:p>4485417</text:p>
          </table:table-cell>
          <table:table-cell office:value-type="string" calcext:value-type="string">
            <text:p>https://api.github.com/repos/densho/ddr-cmdln</text:p>
          </table:table-cell>
          <table:table-cell table:formula="of:=REPLACE([.B1359]; 1; 29; &quot;&quot;)" office:value-type="string" office:string-value="densho/ddr-cmdln" calcext:value-type="string">
            <text:p>densho/ddr-cmdln</text:p>
          </table:table-cell>
        </table:table-row>
        <table:table-row table:style-name="ro1">
          <table:table-cell office:value-type="float" office:value="4485549" calcext:value-type="float">
            <text:p>4485549</text:p>
          </table:table-cell>
          <table:table-cell office:value-type="string" calcext:value-type="string">
            <text:p>https://api.github.com/repos/densho/ddr-local</text:p>
          </table:table-cell>
          <table:table-cell table:formula="of:=REPLACE([.B1360]; 1; 29; &quot;&quot;)" office:value-type="string" office:string-value="densho/ddr-local" calcext:value-type="string">
            <text:p>densho/ddr-local</text:p>
          </table:table-cell>
        </table:table-row>
        <table:table-row table:style-name="ro1">
          <table:table-cell office:value-type="float" office:value="4485824" calcext:value-type="float">
            <text:p>4485824</text:p>
          </table:table-cell>
          <table:table-cell office:value-type="string" calcext:value-type="string">
            <text:p>https://api.github.com/repos/tangentlabs/django-fancypages</text:p>
          </table:table-cell>
          <table:table-cell table:formula="of:=REPLACE([.B1361]; 1; 29; &quot;&quot;)" office:value-type="string" office:string-value="tangentlabs/django-fancypages" calcext:value-type="string">
            <text:p>tangentlabs/django-fancypages</text:p>
          </table:table-cell>
        </table:table-row>
        <table:table-row table:style-name="ro1">
          <table:table-cell office:value-type="float" office:value="4490212" calcext:value-type="float">
            <text:p>4490212</text:p>
          </table:table-cell>
          <table:table-cell office:value-type="string" calcext:value-type="string">
            <text:p>https://api.github.com/repos/isislovecruft/bridgedb</text:p>
          </table:table-cell>
          <table:table-cell table:formula="of:=REPLACE([.B1362]; 1; 29; &quot;&quot;)" office:value-type="string" office:string-value="isislovecruft/bridgedb" calcext:value-type="string">
            <text:p>isislovecruft/bridgedb</text:p>
          </table:table-cell>
        </table:table-row>
        <table:table-row table:style-name="ro1">
          <table:table-cell office:value-type="float" office:value="4497202" calcext:value-type="float">
            <text:p>4497202</text:p>
          </table:table-cell>
          <table:table-cell office:value-type="string" calcext:value-type="string">
            <text:p>https://api.github.com/repos/OneGov/plonetheme.onegov</text:p>
          </table:table-cell>
          <table:table-cell table:formula="of:=REPLACE([.B1363]; 1; 29; &quot;&quot;)" office:value-type="string" office:string-value="OneGov/plonetheme.onegov" calcext:value-type="string">
            <text:p>OneGov/plonetheme.onegov</text:p>
          </table:table-cell>
        </table:table-row>
        <table:table-row table:style-name="ro1">
          <table:table-cell office:value-type="float" office:value="4505093" calcext:value-type="float">
            <text:p>4505093</text:p>
          </table:table-cell>
          <table:table-cell office:value-type="string" calcext:value-type="string">
            <text:p>https://api.github.com/repos/plone/plone.recipe.codeanalysis</text:p>
          </table:table-cell>
          <table:table-cell table:formula="of:=REPLACE([.B1364]; 1; 29; &quot;&quot;)" office:value-type="string" office:string-value="plone/plone.recipe.codeanalysis" calcext:value-type="string">
            <text:p>plone/plone.recipe.codeanalysis</text:p>
          </table:table-cell>
        </table:table-row>
        <table:table-row table:style-name="ro1">
          <table:table-cell office:value-type="float" office:value="4516452" calcext:value-type="float">
            <text:p>4516452</text:p>
          </table:table-cell>
          <table:table-cell office:value-type="string" calcext:value-type="string">
            <text:p>https://api.github.com/repos/Nobody28/IPTV-List-Updater</text:p>
          </table:table-cell>
          <table:table-cell table:formula="of:=REPLACE([.B1365]; 1; 29; &quot;&quot;)" office:value-type="string" office:string-value="Nobody28/IPTV-List-Updater" calcext:value-type="string">
            <text:p>Nobody28/IPTV-List-Updater</text:p>
          </table:table-cell>
        </table:table-row>
        <table:table-row table:style-name="ro1">
          <table:table-cell office:value-type="float" office:value="4518697" calcext:value-type="float">
            <text:p>4518697</text:p>
          </table:table-cell>
          <table:table-cell office:value-type="string" calcext:value-type="string">
            <text:p>https://api.github.com/repos/renskiy/marnadi</text:p>
          </table:table-cell>
          <table:table-cell table:formula="of:=REPLACE([.B1366]; 1; 29; &quot;&quot;)" office:value-type="string" office:string-value="renskiy/marnadi" calcext:value-type="string">
            <text:p>renskiy/marnadi</text:p>
          </table:table-cell>
        </table:table-row>
        <table:table-row table:style-name="ro1">
          <table:table-cell office:value-type="float" office:value="4520455" calcext:value-type="float">
            <text:p>4520455</text:p>
          </table:table-cell>
          <table:table-cell office:value-type="string" calcext:value-type="string">
            <text:p>https://api.github.com/repos/n0mjs710/DMRlink</text:p>
          </table:table-cell>
          <table:table-cell table:formula="of:=REPLACE([.B1367]; 1; 29; &quot;&quot;)" office:value-type="string" office:string-value="n0mjs710/DMRlink" calcext:value-type="string">
            <text:p>n0mjs710/DMRlink</text:p>
          </table:table-cell>
        </table:table-row>
        <table:table-row table:style-name="ro1">
          <table:table-cell office:value-type="float" office:value="4527578" calcext:value-type="float">
            <text:p>4527578</text:p>
          </table:table-cell>
          <table:table-cell office:value-type="string" calcext:value-type="string">
            <text:p>https://api.github.com/repos/openstack/stackalytics</text:p>
          </table:table-cell>
          <table:table-cell table:formula="of:=REPLACE([.B1368]; 1; 29; &quot;&quot;)" office:value-type="string" office:string-value="openstack/stackalytics" calcext:value-type="string">
            <text:p>openstack/stackalytics</text:p>
          </table:table-cell>
        </table:table-row>
        <table:table-row table:style-name="ro1">
          <table:table-cell office:value-type="float" office:value="4528892" calcext:value-type="float">
            <text:p>4528892</text:p>
          </table:table-cell>
          <table:table-cell office:value-type="string" calcext:value-type="string">
            <text:p>https://api.github.com/repos/gem/qt-experiments</text:p>
          </table:table-cell>
          <table:table-cell table:formula="of:=REPLACE([.B1369]; 1; 29; &quot;&quot;)" office:value-type="string" office:string-value="gem/qt-experiments" calcext:value-type="string">
            <text:p>gem/qt-experiments</text:p>
          </table:table-cell>
        </table:table-row>
        <table:table-row table:style-name="ro1">
          <table:table-cell office:value-type="float" office:value="4531134" calcext:value-type="float">
            <text:p>4531134</text:p>
          </table:table-cell>
          <table:table-cell office:value-type="string" calcext:value-type="string">
            <text:p>https://api.github.com/repos/jkiesele/TtZAnalysis</text:p>
          </table:table-cell>
          <table:table-cell table:formula="of:=REPLACE([.B1370]; 1; 29; &quot;&quot;)" office:value-type="string" office:string-value="jkiesele/TtZAnalysis" calcext:value-type="string">
            <text:p>jkiesele/TtZAnalysis</text:p>
          </table:table-cell>
        </table:table-row>
        <table:table-row table:style-name="ro1">
          <table:table-cell office:value-type="float" office:value="4535652" calcext:value-type="float">
            <text:p>4535652</text:p>
          </table:table-cell>
          <table:table-cell office:value-type="string" calcext:value-type="string">
            <text:p>https://api.github.com/repos/openstack/django_openstack_auth</text:p>
          </table:table-cell>
          <table:table-cell table:formula="of:=REPLACE([.B1371]; 1; 29; &quot;&quot;)" office:value-type="string" office:string-value="openstack/django_openstack_auth" calcext:value-type="string">
            <text:p>openstack/django_openstack_auth</text:p>
          </table:table-cell>
        </table:table-row>
        <table:table-row table:style-name="ro1">
          <table:table-cell office:value-type="float" office:value="4566760" calcext:value-type="float">
            <text:p>4566760</text:p>
          </table:table-cell>
          <table:table-cell office:value-type="string" calcext:value-type="string">
            <text:p>https://api.github.com/repos/NotEnoughMods/NotEnoughModPolling</text:p>
          </table:table-cell>
          <table:table-cell table:formula="of:=REPLACE([.B1372]; 1; 29; &quot;&quot;)" office:value-type="string" office:string-value="NotEnoughMods/NotEnoughModPolling" calcext:value-type="string">
            <text:p>NotEnoughMods/NotEnoughModPolling</text:p>
          </table:table-cell>
        </table:table-row>
        <table:table-row table:style-name="ro1">
          <table:table-cell office:value-type="float" office:value="4570659" calcext:value-type="float">
            <text:p>4570659</text:p>
          </table:table-cell>
          <table:table-cell office:value-type="string" calcext:value-type="string">
            <text:p>https://api.github.com/repos/liam2/liam2</text:p>
          </table:table-cell>
          <table:table-cell table:formula="of:=REPLACE([.B1373]; 1; 29; &quot;&quot;)" office:value-type="string" office:string-value="liam2/liam2" calcext:value-type="string">
            <text:p>liam2/liam2</text:p>
          </table:table-cell>
        </table:table-row>
        <table:table-row table:style-name="ro1">
          <table:table-cell office:value-type="float" office:value="4571553" calcext:value-type="float">
            <text:p>4571553</text:p>
          </table:table-cell>
          <table:table-cell office:value-type="string" calcext:value-type="string">
            <text:p>https://api.github.com/repos/playframework/play1</text:p>
          </table:table-cell>
          <table:table-cell table:formula="of:=REPLACE([.B1374]; 1; 29; &quot;&quot;)" office:value-type="string" office:string-value="playframework/play1" calcext:value-type="string">
            <text:p>playframework/play1</text:p>
          </table:table-cell>
        </table:table-row>
        <table:table-row table:style-name="ro1">
          <table:table-cell office:value-type="float" office:value="4578846" calcext:value-type="float">
            <text:p>4578846</text:p>
          </table:table-cell>
          <table:table-cell office:value-type="string" calcext:value-type="string">
            <text:p>https://api.github.com/repos/hivesolutions/appier</text:p>
          </table:table-cell>
          <table:table-cell table:formula="of:=REPLACE([.B1375]; 1; 29; &quot;&quot;)" office:value-type="string" office:string-value="hivesolutions/appier" calcext:value-type="string">
            <text:p>hivesolutions/appier</text:p>
          </table:table-cell>
        </table:table-row>
        <table:table-row table:style-name="ro1">
          <table:table-cell office:value-type="float" office:value="4584548" calcext:value-type="float">
            <text:p>4584548</text:p>
          </table:table-cell>
          <table:table-cell office:value-type="string" calcext:value-type="string">
            <text:p>https://api.github.com/repos/hiaselhans/OpenGlider</text:p>
          </table:table-cell>
          <table:table-cell table:formula="of:=REPLACE([.B1376]; 1; 29; &quot;&quot;)" office:value-type="string" office:string-value="hiaselhans/OpenGlider" calcext:value-type="string">
            <text:p>hiaselhans/OpenGlider</text:p>
          </table:table-cell>
        </table:table-row>
        <table:table-row table:style-name="ro1">
          <table:table-cell office:value-type="float" office:value="4587032" calcext:value-type="float">
            <text:p>4587032</text:p>
          </table:table-cell>
          <table:table-cell office:value-type="string" calcext:value-type="string">
            <text:p>https://api.github.com/repos/earthreader/libearth</text:p>
          </table:table-cell>
          <table:table-cell table:formula="of:=REPLACE([.B1377]; 1; 29; &quot;&quot;)" office:value-type="string" office:string-value="earthreader/libearth" calcext:value-type="string">
            <text:p>earthreader/libearth</text:p>
          </table:table-cell>
        </table:table-row>
        <table:table-row table:style-name="ro1">
          <table:table-cell office:value-type="float" office:value="4587395" calcext:value-type="float">
            <text:p>4587395</text:p>
          </table:table-cell>
          <table:table-cell office:value-type="string" calcext:value-type="string">
            <text:p>https://api.github.com/repos/shotgunsoftware/tk-core</text:p>
          </table:table-cell>
          <table:table-cell table:formula="of:=REPLACE([.B1378]; 1; 29; &quot;&quot;)" office:value-type="string" office:string-value="shotgunsoftware/tk-core" calcext:value-type="string">
            <text:p>shotgunsoftware/tk-core</text:p>
          </table:table-cell>
        </table:table-row>
        <table:table-row table:style-name="ro1">
          <table:table-cell office:value-type="float" office:value="4591735" calcext:value-type="float">
            <text:p>4591735</text:p>
          </table:table-cell>
          <table:table-cell office:value-type="string" calcext:value-type="string">
            <text:p>https://api.github.com/repos/gnowledge/gstudio</text:p>
          </table:table-cell>
          <table:table-cell table:formula="of:=REPLACE([.B1379]; 1; 29; &quot;&quot;)" office:value-type="string" office:string-value="gnowledge/gstudio" calcext:value-type="string">
            <text:p>gnowledge/gstudio</text:p>
          </table:table-cell>
        </table:table-row>
        <table:table-row table:style-name="ro1">
          <table:table-cell office:value-type="float" office:value="4594981" calcext:value-type="float">
            <text:p>4594981</text:p>
          </table:table-cell>
          <table:table-cell office:value-type="string" calcext:value-type="string">
            <text:p>https://api.github.com/repos/ctrl-alt-d/django-aula</text:p>
          </table:table-cell>
          <table:table-cell table:formula="of:=REPLACE([.B1380]; 1; 29; &quot;&quot;)" office:value-type="string" office:string-value="ctrl-alt-d/django-aula" calcext:value-type="string">
            <text:p>ctrl-alt-d/django-aula</text:p>
          </table:table-cell>
        </table:table-row>
        <table:table-row table:style-name="ro1">
          <table:table-cell office:value-type="float" office:value="4604723" calcext:value-type="float">
            <text:p>4604723</text:p>
          </table:table-cell>
          <table:table-cell office:value-type="string" calcext:value-type="string">
            <text:p>https://api.github.com/repos/openstack-infra/storyboard</text:p>
          </table:table-cell>
          <table:table-cell table:formula="of:=REPLACE([.B1381]; 1; 29; &quot;&quot;)" office:value-type="string" office:string-value="openstack-infra/storyboard" calcext:value-type="string">
            <text:p>openstack-infra/storyboard</text:p>
          </table:table-cell>
        </table:table-row>
        <table:table-row table:style-name="ro1">
          <table:table-cell office:value-type="float" office:value="4612984" calcext:value-type="float">
            <text:p>4612984</text:p>
          </table:table-cell>
          <table:table-cell office:value-type="string" calcext:value-type="string">
            <text:p>https://api.github.com/repos/StyXman/ayrton</text:p>
          </table:table-cell>
          <table:table-cell table:formula="of:=REPLACE([.B1382]; 1; 29; &quot;&quot;)" office:value-type="string" office:string-value="StyXman/ayrton" calcext:value-type="string">
            <text:p>StyXman/ayrton</text:p>
          </table:table-cell>
        </table:table-row>
        <table:table-row table:style-name="ro1">
          <table:table-cell office:value-type="float" office:value="4631103" calcext:value-type="float">
            <text:p>4631103</text:p>
          </table:table-cell>
          <table:table-cell office:value-type="string" calcext:value-type="string">
            <text:p>https://api.github.com/repos/Connexions/cnx-archive</text:p>
          </table:table-cell>
          <table:table-cell table:formula="of:=REPLACE([.B1383]; 1; 29; &quot;&quot;)" office:value-type="string" office:string-value="Connexions/cnx-archive" calcext:value-type="string">
            <text:p>Connexions/cnx-archive</text:p>
          </table:table-cell>
        </table:table-row>
        <table:table-row table:style-name="ro1">
          <table:table-cell office:value-type="float" office:value="4634500" calcext:value-type="float">
            <text:p>4634500</text:p>
          </table:table-cell>
          <table:table-cell office:value-type="string" calcext:value-type="string">
            <text:p>https://api.github.com/repos/PMEAL/OpenPNM</text:p>
          </table:table-cell>
          <table:table-cell table:formula="of:=REPLACE([.B1384]; 1; 29; &quot;&quot;)" office:value-type="string" office:string-value="PMEAL/OpenPNM" calcext:value-type="string">
            <text:p>PMEAL/OpenPNM</text:p>
          </table:table-cell>
        </table:table-row>
        <table:table-row table:style-name="ro1">
          <table:table-cell office:value-type="float" office:value="4639269" calcext:value-type="float">
            <text:p>4639269</text:p>
          </table:table-cell>
          <table:table-cell office:value-type="string" calcext:value-type="string">
            <text:p>https://api.github.com/repos/ericgazoni/openpyxl</text:p>
          </table:table-cell>
          <table:table-cell table:formula="of:=REPLACE([.B1385]; 1; 29; &quot;&quot;)" office:value-type="string" office:string-value="ericgazoni/openpyxl" calcext:value-type="string">
            <text:p>ericgazoni/openpyxl</text:p>
          </table:table-cell>
        </table:table-row>
        <table:table-row table:style-name="ro1">
          <table:table-cell office:value-type="float" office:value="4650029" calcext:value-type="float">
            <text:p>4650029</text:p>
          </table:table-cell>
          <table:table-cell office:value-type="string" calcext:value-type="string">
            <text:p>https://api.github.com/repos/openstack/python-ironicclient</text:p>
          </table:table-cell>
          <table:table-cell table:formula="of:=REPLACE([.B1386]; 1; 29; &quot;&quot;)" office:value-type="string" office:string-value="openstack/python-ironicclient" calcext:value-type="string">
            <text:p>openstack/python-ironicclient</text:p>
          </table:table-cell>
        </table:table-row>
        <table:table-row table:style-name="ro1">
          <table:table-cell office:value-type="float" office:value="4652127" calcext:value-type="float">
            <text:p>4652127</text:p>
          </table:table-cell>
          <table:table-cell office:value-type="string" calcext:value-type="string">
            <text:p>https://api.github.com/repos/openstack/oslo.messaging</text:p>
          </table:table-cell>
          <table:table-cell table:formula="of:=REPLACE([.B1387]; 1; 29; &quot;&quot;)" office:value-type="string" office:string-value="openstack/oslo.messaging" calcext:value-type="string">
            <text:p>openstack/oslo.messaging</text:p>
          </table:table-cell>
        </table:table-row>
        <table:table-row table:style-name="ro1">
          <table:table-cell office:value-type="float" office:value="4662410" calcext:value-type="float">
            <text:p>4662410</text:p>
          </table:table-cell>
          <table:table-cell office:value-type="string" calcext:value-type="string">
            <text:p>https://api.github.com/repos/artefactual/atom-docs</text:p>
          </table:table-cell>
          <table:table-cell table:formula="of:=REPLACE([.B1388]; 1; 29; &quot;&quot;)" office:value-type="string" office:string-value="artefactual/atom-docs" calcext:value-type="string">
            <text:p>artefactual/atom-docs</text:p>
          </table:table-cell>
        </table:table-row>
        <table:table-row table:style-name="ro1">
          <table:table-cell office:value-type="float" office:value="4663694" calcext:value-type="float">
            <text:p>4663694</text:p>
          </table:table-cell>
          <table:table-cell office:value-type="string" calcext:value-type="string">
            <text:p>https://api.github.com/repos/DamnWidget/anaconda</text:p>
          </table:table-cell>
          <table:table-cell table:formula="of:=REPLACE([.B1389]; 1; 29; &quot;&quot;)" office:value-type="string" office:string-value="DamnWidget/anaconda" calcext:value-type="string">
            <text:p>DamnWidget/anaconda</text:p>
          </table:table-cell>
        </table:table-row>
        <table:table-row table:style-name="ro1">
          <table:table-cell office:value-type="float" office:value="4687903" calcext:value-type="float">
            <text:p>4687903</text:p>
          </table:table-cell>
          <table:table-cell office:value-type="string" calcext:value-type="string">
            <text:p>https://api.github.com/repos/4teamwork/opengever.core</text:p>
          </table:table-cell>
          <table:table-cell table:formula="of:=REPLACE([.B1390]; 1; 29; &quot;&quot;)" office:value-type="string" office:string-value="4teamwork/opengever.core" calcext:value-type="string">
            <text:p>4teamwork/opengever.core</text:p>
          </table:table-cell>
        </table:table-row>
        <table:table-row table:style-name="ro1">
          <table:table-cell office:value-type="float" office:value="4689202" calcext:value-type="float">
            <text:p>4689202</text:p>
          </table:table-cell>
          <table:table-cell office:value-type="string" calcext:value-type="string">
            <text:p>https://api.github.com/repos/behdad/fonttools</text:p>
          </table:table-cell>
          <table:table-cell table:formula="of:=REPLACE([.B1391]; 1; 29; &quot;&quot;)" office:value-type="string" office:string-value="behdad/fonttools" calcext:value-type="string">
            <text:p>behdad/fonttools</text:p>
          </table:table-cell>
        </table:table-row>
        <table:table-row table:style-name="ro1">
          <table:table-cell office:value-type="float" office:value="4695593" calcext:value-type="float">
            <text:p>4695593</text:p>
          </table:table-cell>
          <table:table-cell office:value-type="string" calcext:value-type="string">
            <text:p>https://api.github.com/repos/unitedstates/contact-congress</text:p>
          </table:table-cell>
          <table:table-cell table:formula="of:=REPLACE([.B1392]; 1; 29; &quot;&quot;)" office:value-type="string" office:string-value="unitedstates/contact-congress" calcext:value-type="string">
            <text:p>unitedstates/contact-congress</text:p>
          </table:table-cell>
        </table:table-row>
        <table:table-row table:style-name="ro1">
          <table:table-cell office:value-type="float" office:value="4697442" calcext:value-type="float">
            <text:p>4697442</text:p>
          </table:table-cell>
          <table:table-cell office:value-type="string" calcext:value-type="string">
            <text:p>https://api.github.com/repos/GeoscienceAustralia/tcrm</text:p>
          </table:table-cell>
          <table:table-cell table:formula="of:=REPLACE([.B1393]; 1; 29; &quot;&quot;)" office:value-type="string" office:string-value="GeoscienceAustralia/tcrm" calcext:value-type="string">
            <text:p>GeoscienceAustralia/tcrm</text:p>
          </table:table-cell>
        </table:table-row>
        <table:table-row table:style-name="ro1">
          <table:table-cell office:value-type="float" office:value="4702735" calcext:value-type="float">
            <text:p>4702735</text:p>
          </table:table-cell>
          <table:table-cell office:value-type="string" calcext:value-type="string">
            <text:p>https://api.github.com/repos/uweschmitt/emzed2</text:p>
          </table:table-cell>
          <table:table-cell table:formula="of:=REPLACE([.B1394]; 1; 29; &quot;&quot;)" office:value-type="string" office:string-value="uweschmitt/emzed2" calcext:value-type="string">
            <text:p>uweschmitt/emzed2</text:p>
          </table:table-cell>
        </table:table-row>
        <table:table-row table:style-name="ro1">
          <table:table-cell office:value-type="float" office:value="4712102" calcext:value-type="float">
            <text:p>4712102</text:p>
          </table:table-cell>
          <table:table-cell office:value-type="string" calcext:value-type="string">
            <text:p>https://api.github.com/repos/foxhead128/nimbus</text:p>
          </table:table-cell>
          <table:table-cell table:formula="of:=REPLACE([.B1395]; 1; 29; &quot;&quot;)" office:value-type="string" office:string-value="foxhead128/nimbus" calcext:value-type="string">
            <text:p>foxhead128/nimbus</text:p>
          </table:table-cell>
        </table:table-row>
        <table:table-row table:style-name="ro1">
          <table:table-cell office:value-type="float" office:value="4716969" calcext:value-type="float">
            <text:p>4716969</text:p>
          </table:table-cell>
          <table:table-cell office:value-type="string" calcext:value-type="string">
            <text:p>https://api.github.com/repos/plepe/pgmapcss</text:p>
          </table:table-cell>
          <table:table-cell table:formula="of:=REPLACE([.B1396]; 1; 29; &quot;&quot;)" office:value-type="string" office:string-value="plepe/pgmapcss" calcext:value-type="string">
            <text:p>plepe/pgmapcss</text:p>
          </table:table-cell>
        </table:table-row>
        <table:table-row table:style-name="ro1">
          <table:table-cell office:value-type="float" office:value="4729022" calcext:value-type="float">
            <text:p>4729022</text:p>
          </table:table-cell>
          <table:table-cell office:value-type="string" calcext:value-type="string">
            <text:p>https://api.github.com/repos/s1lvester/heuteinmannheim</text:p>
          </table:table-cell>
          <table:table-cell table:formula="of:=REPLACE([.B1397]; 1; 29; &quot;&quot;)" office:value-type="string" office:string-value="s1lvester/heuteinmannheim" calcext:value-type="string">
            <text:p>s1lvester/heuteinmannheim</text:p>
          </table:table-cell>
        </table:table-row>
        <table:table-row table:style-name="ro1">
          <table:table-cell office:value-type="float" office:value="4759614" calcext:value-type="float">
            <text:p>4759614</text:p>
          </table:table-cell>
          <table:table-cell office:value-type="string" calcext:value-type="string">
            <text:p>https://api.github.com/repos/Talengi/phase</text:p>
          </table:table-cell>
          <table:table-cell table:formula="of:=REPLACE([.B1398]; 1; 29; &quot;&quot;)" office:value-type="string" office:string-value="Talengi/phase" calcext:value-type="string">
            <text:p>Talengi/phase</text:p>
          </table:table-cell>
        </table:table-row>
        <table:table-row table:style-name="ro1">
          <table:table-cell office:value-type="float" office:value="4762188" calcext:value-type="float">
            <text:p>4762188</text:p>
          </table:table-cell>
          <table:table-cell office:value-type="string" calcext:value-type="string">
            <text:p>https://api.github.com/repos/mbuesch/awlsim</text:p>
          </table:table-cell>
          <table:table-cell table:formula="of:=REPLACE([.B1399]; 1; 29; &quot;&quot;)" office:value-type="string" office:string-value="mbuesch/awlsim" calcext:value-type="string">
            <text:p>mbuesch/awlsim</text:p>
          </table:table-cell>
        </table:table-row>
        <table:table-row table:style-name="ro1">
          <table:table-cell office:value-type="float" office:value="4766756" calcext:value-type="float">
            <text:p>4766756</text:p>
          </table:table-cell>
          <table:table-cell office:value-type="string" calcext:value-type="string">
            <text:p>https://api.github.com/repos/alviano/wasp</text:p>
          </table:table-cell>
          <table:table-cell table:formula="of:=REPLACE([.B1400]; 1; 29; &quot;&quot;)" office:value-type="string" office:string-value="alviano/wasp" calcext:value-type="string">
            <text:p>alviano/wasp</text:p>
          </table:table-cell>
        </table:table-row>
        <table:table-row table:style-name="ro1">
          <table:table-cell office:value-type="float" office:value="4787337" calcext:value-type="float">
            <text:p>4787337</text:p>
          </table:table-cell>
          <table:table-cell office:value-type="string" calcext:value-type="string">
            <text:p>https://api.github.com/repos/onitu/onitu</text:p>
          </table:table-cell>
          <table:table-cell table:formula="of:=REPLACE([.B1401]; 1; 29; &quot;&quot;)" office:value-type="string" office:string-value="onitu/onitu" calcext:value-type="string">
            <text:p>onitu/onitu</text:p>
          </table:table-cell>
        </table:table-row>
        <table:table-row table:style-name="ro1">
          <table:table-cell office:value-type="float" office:value="4804498" calcext:value-type="float">
            <text:p>4804498</text:p>
          </table:table-cell>
          <table:table-cell office:value-type="string" calcext:value-type="string">
            <text:p>https://api.github.com/repos/EducationalTestingService/skll</text:p>
          </table:table-cell>
          <table:table-cell table:formula="of:=REPLACE([.B1402]; 1; 29; &quot;&quot;)" office:value-type="string" office:string-value="EducationalTestingService/skll" calcext:value-type="string">
            <text:p>EducationalTestingService/skll</text:p>
          </table:table-cell>
        </table:table-row>
        <table:table-row table:style-name="ro1">
          <table:table-cell office:value-type="float" office:value="4812124" calcext:value-type="float">
            <text:p>4812124</text:p>
          </table:table-cell>
          <table:table-cell office:value-type="string" calcext:value-type="string">
            <text:p>https://api.github.com/repos/reingart/pyafipws</text:p>
          </table:table-cell>
          <table:table-cell table:formula="of:=REPLACE([.B1403]; 1; 29; &quot;&quot;)" office:value-type="string" office:string-value="reingart/pyafipws" calcext:value-type="string">
            <text:p>reingart/pyafipws</text:p>
          </table:table-cell>
        </table:table-row>
        <table:table-row table:style-name="ro1">
          <table:table-cell office:value-type="float" office:value="4820037" calcext:value-type="float">
            <text:p>4820037</text:p>
          </table:table-cell>
          <table:table-cell office:value-type="string" calcext:value-type="string">
            <text:p>https://api.github.com/repos/jpirko/lnst</text:p>
          </table:table-cell>
          <table:table-cell table:formula="of:=REPLACE([.B1404]; 1; 29; &quot;&quot;)" office:value-type="string" office:string-value="jpirko/lnst" calcext:value-type="string">
            <text:p>jpirko/lnst</text:p>
          </table:table-cell>
        </table:table-row>
        <table:table-row table:style-name="ro1">
          <table:table-cell office:value-type="float" office:value="4820694" calcext:value-type="float">
            <text:p>4820694</text:p>
          </table:table-cell>
          <table:table-cell office:value-type="string" calcext:value-type="string">
            <text:p>https://api.github.com/repos/pydanny/dj-stripe</text:p>
          </table:table-cell>
          <table:table-cell table:formula="of:=REPLACE([.B1405]; 1; 29; &quot;&quot;)" office:value-type="string" office:string-value="pydanny/dj-stripe" calcext:value-type="string">
            <text:p>pydanny/dj-stripe</text:p>
          </table:table-cell>
        </table:table-row>
        <table:table-row table:style-name="ro1">
          <table:table-cell office:value-type="float" office:value="4833822" calcext:value-type="float">
            <text:p>4833822</text:p>
          </table:table-cell>
          <table:table-cell office:value-type="string" calcext:value-type="string">
            <text:p>https://api.github.com/repos/cvxgrp/cvxpy</text:p>
          </table:table-cell>
          <table:table-cell table:formula="of:=REPLACE([.B1406]; 1; 29; &quot;&quot;)" office:value-type="string" office:string-value="cvxgrp/cvxpy" calcext:value-type="string">
            <text:p>cvxgrp/cvxpy</text:p>
          </table:table-cell>
        </table:table-row>
        <table:table-row table:style-name="ro1">
          <table:table-cell office:value-type="float" office:value="4834134" calcext:value-type="float">
            <text:p>4834134</text:p>
          </table:table-cell>
          <table:table-cell office:value-type="string" calcext:value-type="string">
            <text:p>https://api.github.com/repos/blueboxgroup/ursula</text:p>
          </table:table-cell>
          <table:table-cell table:formula="of:=REPLACE([.B1407]; 1; 29; &quot;&quot;)" office:value-type="string" office:string-value="blueboxgroup/ursula" calcext:value-type="string">
            <text:p>blueboxgroup/ursula</text:p>
          </table:table-cell>
        </table:table-row>
        <table:table-row table:style-name="ro1">
          <table:table-cell office:value-type="float" office:value="4834743" calcext:value-type="float">
            <text:p>4834743</text:p>
          </table:table-cell>
          <table:table-cell office:value-type="string" calcext:value-type="string">
            <text:p>https://api.github.com/repos/girder/girder</text:p>
          </table:table-cell>
          <table:table-cell table:formula="of:=REPLACE([.B1408]; 1; 29; &quot;&quot;)" office:value-type="string" office:string-value="girder/girder" calcext:value-type="string">
            <text:p>girder/girder</text:p>
          </table:table-cell>
        </table:table-row>
        <table:table-row table:style-name="ro1">
          <table:table-cell office:value-type="float" office:value="4835098" calcext:value-type="float">
            <text:p>4835098</text:p>
          </table:table-cell>
          <table:table-cell office:value-type="string" calcext:value-type="string">
            <text:p>https://api.github.com/repos/mysociety/pombola</text:p>
          </table:table-cell>
          <table:table-cell table:formula="of:=REPLACE([.B1409]; 1; 29; &quot;&quot;)" office:value-type="string" office:string-value="mysociety/pombola" calcext:value-type="string">
            <text:p>mysociety/pombola</text:p>
          </table:table-cell>
        </table:table-row>
        <table:table-row table:style-name="ro1">
          <table:table-cell office:value-type="float" office:value="4837138" calcext:value-type="float">
            <text:p>4837138</text:p>
          </table:table-cell>
          <table:table-cell office:value-type="string" calcext:value-type="string">
            <text:p>https://api.github.com/repos/Komodo/KomodoEdit</text:p>
          </table:table-cell>
          <table:table-cell table:formula="of:=REPLACE([.B1410]; 1; 29; &quot;&quot;)" office:value-type="string" office:string-value="Komodo/KomodoEdit" calcext:value-type="string">
            <text:p>Komodo/KomodoEdit</text:p>
          </table:table-cell>
        </table:table-row>
        <table:table-row table:style-name="ro1">
          <table:table-cell office:value-type="float" office:value="4849465" calcext:value-type="float">
            <text:p>4849465</text:p>
          </table:table-cell>
          <table:table-cell office:value-type="string" calcext:value-type="string">
            <text:p>https://api.github.com/repos/opennetworkinglab/OnosSystemTest</text:p>
          </table:table-cell>
          <table:table-cell table:formula="of:=REPLACE([.B1411]; 1; 29; &quot;&quot;)" office:value-type="string" office:string-value="opennetworkinglab/OnosSystemTest" calcext:value-type="string">
            <text:p>opennetworkinglab/OnosSystemTest</text:p>
          </table:table-cell>
        </table:table-row>
        <table:table-row table:style-name="ro1">
          <table:table-cell office:value-type="float" office:value="4851271" calcext:value-type="float">
            <text:p>4851271</text:p>
          </table:table-cell>
          <table:table-cell office:value-type="string" calcext:value-type="string">
            <text:p>https://api.github.com/repos/astrofrog/wcsaxes</text:p>
          </table:table-cell>
          <table:table-cell table:formula="of:=REPLACE([.B1412]; 1; 29; &quot;&quot;)" office:value-type="string" office:string-value="astrofrog/wcsaxes" calcext:value-type="string">
            <text:p>astrofrog/wcsaxes</text:p>
          </table:table-cell>
        </table:table-row>
        <table:table-row table:style-name="ro1">
          <table:table-cell office:value-type="float" office:value="4852699" calcext:value-type="float">
            <text:p>4852699</text:p>
          </table:table-cell>
          <table:table-cell office:value-type="string" calcext:value-type="string">
            <text:p>https://api.github.com/repos/rjw57/dtcwt</text:p>
          </table:table-cell>
          <table:table-cell table:formula="of:=REPLACE([.B1413]; 1; 29; &quot;&quot;)" office:value-type="string" office:string-value="rjw57/dtcwt" calcext:value-type="string">
            <text:p>rjw57/dtcwt</text:p>
          </table:table-cell>
        </table:table-row>
        <table:table-row table:style-name="ro1">
          <table:table-cell office:value-type="float" office:value="4854259" calcext:value-type="float">
            <text:p>4854259</text:p>
          </table:table-cell>
          <table:table-cell office:value-type="string" calcext:value-type="string">
            <text:p>https://api.github.com/repos/Distrotech/mercurial</text:p>
          </table:table-cell>
          <table:table-cell table:formula="of:=REPLACE([.B1414]; 1; 29; &quot;&quot;)" office:value-type="string" office:string-value="Distrotech/mercurial" calcext:value-type="string">
            <text:p>Distrotech/mercurial</text:p>
          </table:table-cell>
        </table:table-row>
        <table:table-row table:style-name="ro1">
          <table:table-cell office:value-type="float" office:value="4864780" calcext:value-type="float">
            <text:p>4864780</text:p>
          </table:table-cell>
          <table:table-cell office:value-type="string" calcext:value-type="string">
            <text:p>https://api.github.com/repos/kenbeese/DataProcessor</text:p>
          </table:table-cell>
          <table:table-cell table:formula="of:=REPLACE([.B1415]; 1; 29; &quot;&quot;)" office:value-type="string" office:string-value="kenbeese/DataProcessor" calcext:value-type="string">
            <text:p>kenbeese/DataProcessor</text:p>
          </table:table-cell>
        </table:table-row>
        <table:table-row table:style-name="ro1">
          <table:table-cell office:value-type="float" office:value="4896302" calcext:value-type="float">
            <text:p>4896302</text:p>
          </table:table-cell>
          <table:table-cell office:value-type="string" calcext:value-type="string">
            <text:p>https://api.github.com/repos/fedora-infra/nuancier</text:p>
          </table:table-cell>
          <table:table-cell table:formula="of:=REPLACE([.B1416]; 1; 29; &quot;&quot;)" office:value-type="string" office:string-value="fedora-infra/nuancier" calcext:value-type="string">
            <text:p>fedora-infra/nuancier</text:p>
          </table:table-cell>
        </table:table-row>
        <table:table-row table:style-name="ro1">
          <table:table-cell office:value-type="float" office:value="4900030" calcext:value-type="float">
            <text:p>4900030</text:p>
          </table:table-cell>
          <table:table-cell office:value-type="string" calcext:value-type="string">
            <text:p>https://api.github.com/repos/nansencenter/nansat</text:p>
          </table:table-cell>
          <table:table-cell table:formula="of:=REPLACE([.B1417]; 1; 29; &quot;&quot;)" office:value-type="string" office:string-value="nansencenter/nansat" calcext:value-type="string">
            <text:p>nansencenter/nansat</text:p>
          </table:table-cell>
        </table:table-row>
        <table:table-row table:style-name="ro1">
          <table:table-cell office:value-type="float" office:value="4908223" calcext:value-type="float">
            <text:p>4908223</text:p>
          </table:table-cell>
          <table:table-cell office:value-type="string" calcext:value-type="string">
            <text:p>https://api.github.com/repos/tabatkins/bikeshed</text:p>
          </table:table-cell>
          <table:table-cell table:formula="of:=REPLACE([.B1418]; 1; 29; &quot;&quot;)" office:value-type="string" office:string-value="tabatkins/bikeshed" calcext:value-type="string">
            <text:p>tabatkins/bikeshed</text:p>
          </table:table-cell>
        </table:table-row>
        <table:table-row table:style-name="ro1">
          <table:table-cell office:value-type="float" office:value="4910303" calcext:value-type="float">
            <text:p>4910303</text:p>
          </table:table-cell>
          <table:table-cell office:value-type="string" calcext:value-type="string">
            <text:p>https://api.github.com/repos/hacklabr/timtec</text:p>
          </table:table-cell>
          <table:table-cell table:formula="of:=REPLACE([.B1419]; 1; 29; &quot;&quot;)" office:value-type="string" office:string-value="hacklabr/timtec" calcext:value-type="string">
            <text:p>hacklabr/timtec</text:p>
          </table:table-cell>
        </table:table-row>
        <table:table-row table:style-name="ro1">
          <table:table-cell office:value-type="float" office:value="4910443" calcext:value-type="float">
            <text:p>4910443</text:p>
          </table:table-cell>
          <table:table-cell office:value-type="string" calcext:value-type="string">
            <text:p>https://api.github.com/repos/ciudadanointeligente/votainteligente-portal-electoral</text:p>
          </table:table-cell>
          <table:table-cell table:formula="of:=REPLACE([.B1420]; 1; 29; &quot;&quot;)" office:value-type="string" office:string-value="ciudadanointeligente/votainteligente-portal-electoral" calcext:value-type="string">
            <text:p>ciudadanointeligente/votainteligente-portal-electoral</text:p>
          </table:table-cell>
        </table:table-row>
        <table:table-row table:style-name="ro1">
          <table:table-cell office:value-type="float" office:value="4910745" calcext:value-type="float">
            <text:p>4910745</text:p>
          </table:table-cell>
          <table:table-cell office:value-type="string" calcext:value-type="string">
            <text:p>https://api.github.com/repos/oVirt/ovirt-hosted-engine-ha</text:p>
          </table:table-cell>
          <table:table-cell table:formula="of:=REPLACE([.B1421]; 1; 29; &quot;&quot;)" office:value-type="string" office:string-value="oVirt/ovirt-hosted-engine-ha" calcext:value-type="string">
            <text:p>oVirt/ovirt-hosted-engine-ha</text:p>
          </table:table-cell>
        </table:table-row>
        <table:table-row table:style-name="ro1">
          <table:table-cell office:value-type="float" office:value="4915576" calcext:value-type="float">
            <text:p>4915576</text:p>
          </table:table-cell>
          <table:table-cell office:value-type="string" calcext:value-type="string">
            <text:p>https://api.github.com/repos/vitorfs/parsifal</text:p>
          </table:table-cell>
          <table:table-cell table:formula="of:=REPLACE([.B1422]; 1; 29; &quot;&quot;)" office:value-type="string" office:string-value="vitorfs/parsifal" calcext:value-type="string">
            <text:p>vitorfs/parsifal</text:p>
          </table:table-cell>
        </table:table-row>
        <table:table-row table:style-name="ro1">
          <table:table-cell office:value-type="float" office:value="4916844" calcext:value-type="float">
            <text:p>4916844</text:p>
          </table:table-cell>
          <table:table-cell office:value-type="string" calcext:value-type="string">
            <text:p>https://api.github.com/repos/expyriment/expyriment</text:p>
          </table:table-cell>
          <table:table-cell table:formula="of:=REPLACE([.B1423]; 1; 29; &quot;&quot;)" office:value-type="string" office:string-value="expyriment/expyriment" calcext:value-type="string">
            <text:p>expyriment/expyriment</text:p>
          </table:table-cell>
        </table:table-row>
        <table:table-row table:style-name="ro1">
          <table:table-cell office:value-type="float" office:value="4921591" calcext:value-type="float">
            <text:p>4921591</text:p>
          </table:table-cell>
          <table:table-cell office:value-type="string" calcext:value-type="string">
            <text:p>https://api.github.com/repos/ttblue/human_demos</text:p>
          </table:table-cell>
          <table:table-cell table:formula="of:=REPLACE([.B1424]; 1; 29; &quot;&quot;)" office:value-type="string" office:string-value="ttblue/human_demos" calcext:value-type="string">
            <text:p>ttblue/human_demos</text:p>
          </table:table-cell>
        </table:table-row>
        <table:table-row table:style-name="ro1">
          <table:table-cell office:value-type="float" office:value="4921638" calcext:value-type="float">
            <text:p>4921638</text:p>
          </table:table-cell>
          <table:table-cell office:value-type="string" calcext:value-type="string">
            <text:p>https://api.github.com/repos/GNOME/gnome-music</text:p>
          </table:table-cell>
          <table:table-cell table:formula="of:=REPLACE([.B1425]; 1; 29; &quot;&quot;)" office:value-type="string" office:string-value="GNOME/gnome-music" calcext:value-type="string">
            <text:p>GNOME/gnome-music</text:p>
          </table:table-cell>
        </table:table-row>
        <table:table-row table:style-name="ro1">
          <table:table-cell office:value-type="float" office:value="4922220" calcext:value-type="float">
            <text:p>4922220</text:p>
          </table:table-cell>
          <table:table-cell office:value-type="string" calcext:value-type="string">
            <text:p>https://api.github.com/repos/sirosen/SALVE</text:p>
          </table:table-cell>
          <table:table-cell table:formula="of:=REPLACE([.B1426]; 1; 29; &quot;&quot;)" office:value-type="string" office:string-value="sirosen/SALVE" calcext:value-type="string">
            <text:p>sirosen/SALVE</text:p>
          </table:table-cell>
        </table:table-row>
        <table:table-row table:style-name="ro1">
          <table:table-cell office:value-type="float" office:value="4925674" calcext:value-type="float">
            <text:p>4925674</text:p>
          </table:table-cell>
          <table:table-cell office:value-type="string" calcext:value-type="string">
            <text:p>https://api.github.com/repos/rickysarraf/apt-offline</text:p>
          </table:table-cell>
          <table:table-cell table:formula="of:=REPLACE([.B1427]; 1; 29; &quot;&quot;)" office:value-type="string" office:string-value="rickysarraf/apt-offline" calcext:value-type="string">
            <text:p>rickysarraf/apt-offline</text:p>
          </table:table-cell>
        </table:table-row>
        <table:table-row table:style-name="ro1">
          <table:table-cell office:value-type="float" office:value="4930553" calcext:value-type="float">
            <text:p>4930553</text:p>
          </table:table-cell>
          <table:table-cell office:value-type="string" calcext:value-type="string">
            <text:p>https://api.github.com/repos/torchbox/verdant-rca</text:p>
          </table:table-cell>
          <table:table-cell table:formula="of:=REPLACE([.B1428]; 1; 29; &quot;&quot;)" office:value-type="string" office:string-value="torchbox/verdant-rca" calcext:value-type="string">
            <text:p>torchbox/verdant-rca</text:p>
          </table:table-cell>
        </table:table-row>
        <table:table-row table:style-name="ro1">
          <table:table-cell office:value-type="float" office:value="4931280" calcext:value-type="float">
            <text:p>4931280</text:p>
          </table:table-cell>
          <table:table-cell office:value-type="string" calcext:value-type="string">
            <text:p>https://api.github.com/repos/DirectEmployers/MyJobs-urls</text:p>
          </table:table-cell>
          <table:table-cell table:formula="of:=REPLACE([.B1429]; 1; 29; &quot;&quot;)" office:value-type="string" office:string-value="DirectEmployers/MyJobs-urls" calcext:value-type="string">
            <text:p>DirectEmployers/MyJobs-urls</text:p>
          </table:table-cell>
        </table:table-row>
        <table:table-row table:style-name="ro1">
          <table:table-cell office:value-type="float" office:value="4936355" calcext:value-type="float">
            <text:p>4936355</text:p>
          </table:table-cell>
          <table:table-cell office:value-type="string" calcext:value-type="string">
            <text:p>https://api.github.com/repos/gerbaudo/SusyTest0</text:p>
          </table:table-cell>
          <table:table-cell table:formula="of:=REPLACE([.B1430]; 1; 29; &quot;&quot;)" office:value-type="string" office:string-value="gerbaudo/SusyTest0" calcext:value-type="string">
            <text:p>gerbaudo/SusyTest0</text:p>
          </table:table-cell>
        </table:table-row>
        <table:table-row table:style-name="ro1">
          <table:table-cell office:value-type="float" office:value="4941352" calcext:value-type="float">
            <text:p>4941352</text:p>
          </table:table-cell>
          <table:table-cell office:value-type="string" calcext:value-type="string">
            <text:p>https://api.github.com/repos/the4thdoctor/pg_chameleon</text:p>
          </table:table-cell>
          <table:table-cell table:formula="of:=REPLACE([.B1431]; 1; 29; &quot;&quot;)" office:value-type="string" office:string-value="the4thdoctor/pg_chameleon" calcext:value-type="string">
            <text:p>the4thdoctor/pg_chameleon</text:p>
          </table:table-cell>
        </table:table-row>
        <table:table-row table:style-name="ro1">
          <table:table-cell office:value-type="float" office:value="4970620" calcext:value-type="float">
            <text:p>4970620</text:p>
          </table:table-cell>
          <table:table-cell office:value-type="string" calcext:value-type="string">
            <text:p>https://api.github.com/repos/vipints/genomeutils</text:p>
          </table:table-cell>
          <table:table-cell table:formula="of:=REPLACE([.B1432]; 1; 29; &quot;&quot;)" office:value-type="string" office:string-value="vipints/genomeutils" calcext:value-type="string">
            <text:p>vipints/genomeutils</text:p>
          </table:table-cell>
        </table:table-row>
        <table:table-row table:style-name="ro1">
          <table:table-cell office:value-type="float" office:value="4970989" calcext:value-type="float">
            <text:p>4970989</text:p>
          </table:table-cell>
          <table:table-cell office:value-type="string" calcext:value-type="string">
            <text:p>https://api.github.com/repos/achesak/weatherlog</text:p>
          </table:table-cell>
          <table:table-cell table:formula="of:=REPLACE([.B1433]; 1; 29; &quot;&quot;)" office:value-type="string" office:string-value="achesak/weatherlog" calcext:value-type="string">
            <text:p>achesak/weatherlog</text:p>
          </table:table-cell>
        </table:table-row>
        <table:table-row table:style-name="ro1">
          <table:table-cell office:value-type="float" office:value="4974465" calcext:value-type="float">
            <text:p>4974465</text:p>
          </table:table-cell>
          <table:table-cell office:value-type="string" calcext:value-type="string">
            <text:p>https://api.github.com/repos/rlhelinski/musicbrainz-catalog</text:p>
          </table:table-cell>
          <table:table-cell table:formula="of:=REPLACE([.B1434]; 1; 29; &quot;&quot;)" office:value-type="string" office:string-value="rlhelinski/musicbrainz-catalog" calcext:value-type="string">
            <text:p>rlhelinski/musicbrainz-catalog</text:p>
          </table:table-cell>
        </table:table-row>
        <table:table-row table:style-name="ro1">
          <table:table-cell office:value-type="float" office:value="4985299" calcext:value-type="float">
            <text:p>4985299</text:p>
          </table:table-cell>
          <table:table-cell office:value-type="string" calcext:value-type="string">
            <text:p>https://api.github.com/repos/gae-init/gae-init</text:p>
          </table:table-cell>
          <table:table-cell table:formula="of:=REPLACE([.B1435]; 1; 29; &quot;&quot;)" office:value-type="string" office:string-value="gae-init/gae-init" calcext:value-type="string">
            <text:p>gae-init/gae-init</text:p>
          </table:table-cell>
        </table:table-row>
        <table:table-row table:style-name="ro1">
          <table:table-cell office:value-type="float" office:value="4985820" calcext:value-type="float">
            <text:p>4985820</text:p>
          </table:table-cell>
          <table:table-cell office:value-type="string" calcext:value-type="string">
            <text:p>https://api.github.com/repos/graik/rotmic</text:p>
          </table:table-cell>
          <table:table-cell table:formula="of:=REPLACE([.B1436]; 1; 29; &quot;&quot;)" office:value-type="string" office:string-value="graik/rotmic" calcext:value-type="string">
            <text:p>graik/rotmic</text:p>
          </table:table-cell>
        </table:table-row>
        <table:table-row table:style-name="ro1">
          <table:table-cell office:value-type="float" office:value="4987545" calcext:value-type="float">
            <text:p>4987545</text:p>
          </table:table-cell>
          <table:table-cell office:value-type="string" calcext:value-type="string">
            <text:p>https://api.github.com/repos/squallcs12/tangthuvien</text:p>
          </table:table-cell>
          <table:table-cell table:formula="of:=REPLACE([.B1437]; 1; 29; &quot;&quot;)" office:value-type="string" office:string-value="squallcs12/tangthuvien" calcext:value-type="string">
            <text:p>squallcs12/tangthuvien</text:p>
          </table:table-cell>
        </table:table-row>
        <table:table-row table:style-name="ro1">
          <table:table-cell office:value-type="float" office:value="4991161" calcext:value-type="float">
            <text:p>4991161</text:p>
          </table:table-cell>
          <table:table-cell office:value-type="string" calcext:value-type="string">
            <text:p>https://api.github.com/repos/mojaves/pyrana</text:p>
          </table:table-cell>
          <table:table-cell table:formula="of:=REPLACE([.B1438]; 1; 29; &quot;&quot;)" office:value-type="string" office:string-value="mojaves/pyrana" calcext:value-type="string">
            <text:p>mojaves/pyrana</text:p>
          </table:table-cell>
        </table:table-row>
        <table:table-row table:style-name="ro1">
          <table:table-cell office:value-type="float" office:value="4993856" calcext:value-type="float">
            <text:p>4993856</text:p>
          </table:table-cell>
          <table:table-cell office:value-type="string" calcext:value-type="string">
            <text:p>https://api.github.com/repos/sdpython/pyensae</text:p>
          </table:table-cell>
          <table:table-cell table:formula="of:=REPLACE([.B1439]; 1; 29; &quot;&quot;)" office:value-type="string" office:string-value="sdpython/pyensae" calcext:value-type="string">
            <text:p>sdpython/pyensae</text:p>
          </table:table-cell>
        </table:table-row>
        <table:table-row table:style-name="ro1">
          <table:table-cell office:value-type="float" office:value="4999331" calcext:value-type="float">
            <text:p>4999331</text:p>
          </table:table-cell>
          <table:table-cell office:value-type="string" calcext:value-type="string">
            <text:p>https://api.github.com/repos/TUW-GEO/pytesmo</text:p>
          </table:table-cell>
          <table:table-cell table:formula="of:=REPLACE([.B1440]; 1; 29; &quot;&quot;)" office:value-type="string" office:string-value="TUW-GEO/pytesmo" calcext:value-type="string">
            <text:p>TUW-GEO/pytesmo</text:p>
          </table:table-cell>
        </table:table-row>
        <table:table-row table:style-name="ro1">
          <table:table-cell office:value-type="float" office:value="5006926" calcext:value-type="float">
            <text:p>5006926</text:p>
          </table:table-cell>
          <table:table-cell office:value-type="string" calcext:value-type="string">
            <text:p>https://api.github.com/repos/spatialthoughts/qgis-tutorials</text:p>
          </table:table-cell>
          <table:table-cell table:formula="of:=REPLACE([.B1441]; 1; 29; &quot;&quot;)" office:value-type="string" office:string-value="spatialthoughts/qgis-tutorials" calcext:value-type="string">
            <text:p>spatialthoughts/qgis-tutorials</text:p>
          </table:table-cell>
        </table:table-row>
        <table:table-row table:style-name="ro1">
          <table:table-cell office:value-type="float" office:value="5012190" calcext:value-type="float">
            <text:p>5012190</text:p>
          </table:table-cell>
          <table:table-cell office:value-type="string" calcext:value-type="string">
            <text:p>https://api.github.com/repos/kynikos/outspline</text:p>
          </table:table-cell>
          <table:table-cell table:formula="of:=REPLACE([.B1442]; 1; 29; &quot;&quot;)" office:value-type="string" office:string-value="kynikos/outspline" calcext:value-type="string">
            <text:p>kynikos/outspline</text:p>
          </table:table-cell>
        </table:table-row>
        <table:table-row table:style-name="ro1">
          <table:table-cell office:value-type="float" office:value="5013722" calcext:value-type="float">
            <text:p>5013722</text:p>
          </table:table-cell>
          <table:table-cell office:value-type="string" calcext:value-type="string">
            <text:p>https://api.github.com/repos/openstack-infra/nodepool</text:p>
          </table:table-cell>
          <table:table-cell table:formula="of:=REPLACE([.B1443]; 1; 29; &quot;&quot;)" office:value-type="string" office:string-value="openstack-infra/nodepool" calcext:value-type="string">
            <text:p>openstack-infra/nodepool</text:p>
          </table:table-cell>
        </table:table-row>
        <table:table-row table:style-name="ro1">
          <table:table-cell office:value-type="float" office:value="5013915" calcext:value-type="float">
            <text:p>5013915</text:p>
          </table:table-cell>
          <table:table-cell office:value-type="string" calcext:value-type="string">
            <text:p>https://api.github.com/repos/GNOME/gnome-tweak-tool</text:p>
          </table:table-cell>
          <table:table-cell table:formula="of:=REPLACE([.B1444]; 1; 29; &quot;&quot;)" office:value-type="string" office:string-value="GNOME/gnome-tweak-tool" calcext:value-type="string">
            <text:p>GNOME/gnome-tweak-tool</text:p>
          </table:table-cell>
        </table:table-row>
        <table:table-row table:style-name="ro1">
          <table:table-cell office:value-type="float" office:value="5017372" calcext:value-type="float">
            <text:p>5017372</text:p>
          </table:table-cell>
          <table:table-cell office:value-type="string" calcext:value-type="string">
            <text:p>https://api.github.com/repos/pupil-labs/pupil</text:p>
          </table:table-cell>
          <table:table-cell table:formula="of:=REPLACE([.B1445]; 1; 29; &quot;&quot;)" office:value-type="string" office:string-value="pupil-labs/pupil" calcext:value-type="string">
            <text:p>pupil-labs/pupil</text:p>
          </table:table-cell>
        </table:table-row>
        <table:table-row table:style-name="ro1">
          <table:table-cell office:value-type="float" office:value="5020143" calcext:value-type="float">
            <text:p>5020143</text:p>
          </table:table-cell>
          <table:table-cell office:value-type="string" calcext:value-type="string">
            <text:p>https://api.github.com/repos/artefactual/archivematica-storage-service</text:p>
          </table:table-cell>
          <table:table-cell table:formula="of:=REPLACE([.B1446]; 1; 29; &quot;&quot;)" office:value-type="string" office:string-value="artefactual/archivematica-storage-service" calcext:value-type="string">
            <text:p>artefactual/archivematica-storage-service</text:p>
          </table:table-cell>
        </table:table-row>
        <table:table-row table:style-name="ro1">
          <table:table-cell office:value-type="float" office:value="5047605" calcext:value-type="float">
            <text:p>5047605</text:p>
          </table:table-cell>
          <table:table-cell office:value-type="string" calcext:value-type="string">
            <text:p>https://api.github.com/repos/gammapy/gammapy</text:p>
          </table:table-cell>
          <table:table-cell table:formula="of:=REPLACE([.B1447]; 1; 29; &quot;&quot;)" office:value-type="string" office:string-value="gammapy/gammapy" calcext:value-type="string">
            <text:p>gammapy/gammapy</text:p>
          </table:table-cell>
        </table:table-row>
        <table:table-row table:style-name="ro1">
          <table:table-cell office:value-type="float" office:value="5048676" calcext:value-type="float">
            <text:p>5048676</text:p>
          </table:table-cell>
          <table:table-cell office:value-type="string" calcext:value-type="string">
            <text:p>https://api.github.com/repos/GNOME/orca</text:p>
          </table:table-cell>
          <table:table-cell table:formula="of:=REPLACE([.B1448]; 1; 29; &quot;&quot;)" office:value-type="string" office:string-value="GNOME/orca" calcext:value-type="string">
            <text:p>GNOME/orca</text:p>
          </table:table-cell>
        </table:table-row>
        <table:table-row table:style-name="ro1">
          <table:table-cell office:value-type="float" office:value="5052136" calcext:value-type="float">
            <text:p>5052136</text:p>
          </table:table-cell>
          <table:table-cell office:value-type="string" calcext:value-type="string">
            <text:p>https://api.github.com/repos/biocoder/Perl-for-Bioinformatics</text:p>
          </table:table-cell>
          <table:table-cell table:formula="of:=REPLACE([.B1449]; 1; 29; &quot;&quot;)" office:value-type="string" office:string-value="biocoder/Perl-for-Bioinformatics" calcext:value-type="string">
            <text:p>biocoder/Perl-for-Bioinformatics</text:p>
          </table:table-cell>
        </table:table-row>
        <table:table-row table:style-name="ro1">
          <table:table-cell office:value-type="float" office:value="5057272" calcext:value-type="float">
            <text:p>5057272</text:p>
          </table:table-cell>
          <table:table-cell office:value-type="string" calcext:value-type="string">
            <text:p>https://api.github.com/repos/pydanny/cookiecutter-django</text:p>
          </table:table-cell>
          <table:table-cell table:formula="of:=REPLACE([.B1450]; 1; 29; &quot;&quot;)" office:value-type="string" office:string-value="pydanny/cookiecutter-django" calcext:value-type="string">
            <text:p>pydanny/cookiecutter-django</text:p>
          </table:table-cell>
        </table:table-row>
        <table:table-row table:style-name="ro1">
          <table:table-cell office:value-type="float" office:value="5068817" calcext:value-type="float">
            <text:p>5068817</text:p>
          </table:table-cell>
          <table:table-cell office:value-type="string" calcext:value-type="string">
            <text:p>https://api.github.com/repos/enthought/distarray</text:p>
          </table:table-cell>
          <table:table-cell table:formula="of:=REPLACE([.B1451]; 1; 29; &quot;&quot;)" office:value-type="string" office:string-value="enthought/distarray" calcext:value-type="string">
            <text:p>enthought/distarray</text:p>
          </table:table-cell>
        </table:table-row>
        <table:table-row table:style-name="ro1">
          <table:table-cell office:value-type="float" office:value="5068870" calcext:value-type="float">
            <text:p>5068870</text:p>
          </table:table-cell>
          <table:table-cell office:value-type="string" calcext:value-type="string">
            <text:p>https://api.github.com/repos/ahkab/ahkab</text:p>
          </table:table-cell>
          <table:table-cell table:formula="of:=REPLACE([.B1452]; 1; 29; &quot;&quot;)" office:value-type="string" office:string-value="ahkab/ahkab" calcext:value-type="string">
            <text:p>ahkab/ahkab</text:p>
          </table:table-cell>
        </table:table-row>
        <table:table-row table:style-name="ro1">
          <table:table-cell office:value-type="float" office:value="5074778" calcext:value-type="float">
            <text:p>5074778</text:p>
          </table:table-cell>
          <table:table-cell office:value-type="string" calcext:value-type="string">
            <text:p>https://api.github.com/repos/michaeljoseph/changes</text:p>
          </table:table-cell>
          <table:table-cell table:formula="of:=REPLACE([.B1453]; 1; 29; &quot;&quot;)" office:value-type="string" office:string-value="michaeljoseph/changes" calcext:value-type="string">
            <text:p>michaeljoseph/changes</text:p>
          </table:table-cell>
        </table:table-row>
        <table:table-row table:style-name="ro1">
          <table:table-cell office:value-type="float" office:value="5097334" calcext:value-type="float">
            <text:p>5097334</text:p>
          </table:table-cell>
          <table:table-cell office:value-type="string" calcext:value-type="string">
            <text:p>https://api.github.com/repos/geoadmin/service-sphinxsearch</text:p>
          </table:table-cell>
          <table:table-cell table:formula="of:=REPLACE([.B1454]; 1; 29; &quot;&quot;)" office:value-type="string" office:string-value="geoadmin/service-sphinxsearch" calcext:value-type="string">
            <text:p>geoadmin/service-sphinxsearch</text:p>
          </table:table-cell>
        </table:table-row>
        <table:table-row table:style-name="ro1">
          <table:table-cell office:value-type="float" office:value="5101994" calcext:value-type="float">
            <text:p>5101994</text:p>
          </table:table-cell>
          <table:table-cell office:value-type="string" calcext:value-type="string">
            <text:p>https://api.github.com/repos/cms-sw/cms-bot</text:p>
          </table:table-cell>
          <table:table-cell table:formula="of:=REPLACE([.B1455]; 1; 29; &quot;&quot;)" office:value-type="string" office:string-value="cms-sw/cms-bot" calcext:value-type="string">
            <text:p>cms-sw/cms-bot</text:p>
          </table:table-cell>
        </table:table-row>
        <table:table-row table:style-name="ro1">
          <table:table-cell office:value-type="float" office:value="5115516" calcext:value-type="float">
            <text:p>5115516</text:p>
          </table:table-cell>
          <table:table-cell office:value-type="string" calcext:value-type="string">
            <text:p>https://api.github.com/repos/syslabcom/osha.hwccontent</text:p>
          </table:table-cell>
          <table:table-cell table:formula="of:=REPLACE([.B1456]; 1; 29; &quot;&quot;)" office:value-type="string" office:string-value="syslabcom/osha.hwccontent" calcext:value-type="string">
            <text:p>syslabcom/osha.hwccontent</text:p>
          </table:table-cell>
        </table:table-row>
        <table:table-row table:style-name="ro1">
          <table:table-cell office:value-type="float" office:value="5119832" calcext:value-type="float">
            <text:p>5119832</text:p>
          </table:table-cell>
          <table:table-cell office:value-type="string" calcext:value-type="string">
            <text:p>https://api.github.com/repos/jorvis/biocode</text:p>
          </table:table-cell>
          <table:table-cell table:formula="of:=REPLACE([.B1457]; 1; 29; &quot;&quot;)" office:value-type="string" office:string-value="jorvis/biocode" calcext:value-type="string">
            <text:p>jorvis/biocode</text:p>
          </table:table-cell>
        </table:table-row>
        <table:table-row table:style-name="ro1">
          <table:table-cell office:value-type="float" office:value="5121216" calcext:value-type="float">
            <text:p>5121216</text:p>
          </table:table-cell>
          <table:table-cell office:value-type="string" calcext:value-type="string">
            <text:p>https://api.github.com/repos/guillermooo/sublime-undocs</text:p>
          </table:table-cell>
          <table:table-cell table:formula="of:=REPLACE([.B1458]; 1; 29; &quot;&quot;)" office:value-type="string" office:string-value="guillermooo/sublime-undocs" calcext:value-type="string">
            <text:p>guillermooo/sublime-undocs</text:p>
          </table:table-cell>
        </table:table-row>
        <table:table-row table:style-name="ro1">
          <table:table-cell office:value-type="float" office:value="5123111" calcext:value-type="float">
            <text:p>5123111</text:p>
          </table:table-cell>
          <table:table-cell office:value-type="string" calcext:value-type="string">
            <text:p>https://api.github.com/repos/salilab/pmi</text:p>
          </table:table-cell>
          <table:table-cell table:formula="of:=REPLACE([.B1459]; 1; 29; &quot;&quot;)" office:value-type="string" office:string-value="salilab/pmi" calcext:value-type="string">
            <text:p>salilab/pmi</text:p>
          </table:table-cell>
        </table:table-row>
        <table:table-row table:style-name="ro1">
          <table:table-cell office:value-type="float" office:value="5139818" calcext:value-type="float">
            <text:p>5139818</text:p>
          </table:table-cell>
          <table:table-cell office:value-type="string" calcext:value-type="string">
            <text:p>https://api.github.com/repos/fffonion/MAClient</text:p>
          </table:table-cell>
          <table:table-cell table:formula="of:=REPLACE([.B1460]; 1; 29; &quot;&quot;)" office:value-type="string" office:string-value="fffonion/MAClient" calcext:value-type="string">
            <text:p>fffonion/MAClient</text:p>
          </table:table-cell>
        </table:table-row>
        <table:table-row table:style-name="ro1">
          <table:table-cell office:value-type="float" office:value="5151515" calcext:value-type="float">
            <text:p>5151515</text:p>
          </table:table-cell>
          <table:table-cell office:value-type="string" calcext:value-type="string">
            <text:p>https://api.github.com/repos/Grossstadtlegende/RockPy</text:p>
          </table:table-cell>
          <table:table-cell table:formula="of:=REPLACE([.B1461]; 1; 29; &quot;&quot;)" office:value-type="string" office:string-value="Grossstadtlegende/RockPy" calcext:value-type="string">
            <text:p>Grossstadtlegende/RockPy</text:p>
          </table:table-cell>
        </table:table-row>
        <table:table-row table:style-name="ro1">
          <table:table-cell office:value-type="float" office:value="5157401" calcext:value-type="float">
            <text:p>5157401</text:p>
          </table:table-cell>
          <table:table-cell office:value-type="string" calcext:value-type="string">
            <text:p>https://api.github.com/repos/leo-editor/leo-editor</text:p>
          </table:table-cell>
          <table:table-cell table:formula="of:=REPLACE([.B1462]; 1; 29; &quot;&quot;)" office:value-type="string" office:string-value="leo-editor/leo-editor" calcext:value-type="string">
            <text:p>leo-editor/leo-editor</text:p>
          </table:table-cell>
        </table:table-row>
        <table:table-row table:style-name="ro1">
          <table:table-cell office:value-type="float" office:value="5175153" calcext:value-type="float">
            <text:p>5175153</text:p>
          </table:table-cell>
          <table:table-cell office:value-type="string" calcext:value-type="string">
            <text:p>https://api.github.com/repos/bastibe/PySoundFile</text:p>
          </table:table-cell>
          <table:table-cell table:formula="of:=REPLACE([.B1463]; 1; 29; &quot;&quot;)" office:value-type="string" office:string-value="bastibe/PySoundFile" calcext:value-type="string">
            <text:p>bastibe/PySoundFile</text:p>
          </table:table-cell>
        </table:table-row>
        <table:table-row table:style-name="ro1">
          <table:table-cell office:value-type="float" office:value="5181013" calcext:value-type="float">
            <text:p>5181013</text:p>
          </table:table-cell>
          <table:table-cell office:value-type="string" calcext:value-type="string">
            <text:p>https://api.github.com/repos/jedie/DragonPy</text:p>
          </table:table-cell>
          <table:table-cell table:formula="of:=REPLACE([.B1464]; 1; 29; &quot;&quot;)" office:value-type="string" office:string-value="jedie/DragonPy" calcext:value-type="string">
            <text:p>jedie/DragonPy</text:p>
          </table:table-cell>
        </table:table-row>
        <table:table-row table:style-name="ro1">
          <table:table-cell office:value-type="float" office:value="5182602" calcext:value-type="float">
            <text:p>5182602</text:p>
          </table:table-cell>
          <table:table-cell office:value-type="string" calcext:value-type="string">
            <text:p>https://api.github.com/repos/CamDavidsonPilon/lifelines</text:p>
          </table:table-cell>
          <table:table-cell table:formula="of:=REPLACE([.B1465]; 1; 29; &quot;&quot;)" office:value-type="string" office:string-value="CamDavidsonPilon/lifelines" calcext:value-type="string">
            <text:p>CamDavidsonPilon/lifelines</text:p>
          </table:table-cell>
        </table:table-row>
        <table:table-row table:style-name="ro1">
          <table:table-cell office:value-type="float" office:value="5208742" calcext:value-type="float">
            <text:p>5208742</text:p>
          </table:table-cell>
          <table:table-cell office:value-type="string" calcext:value-type="string">
            <text:p>https://api.github.com/repos/3DGenomes/TADbit</text:p>
          </table:table-cell>
          <table:table-cell table:formula="of:=REPLACE([.B1466]; 1; 29; &quot;&quot;)" office:value-type="string" office:string-value="3DGenomes/TADbit" calcext:value-type="string">
            <text:p>3DGenomes/TADbit</text:p>
          </table:table-cell>
        </table:table-row>
        <table:table-row table:style-name="ro1">
          <table:table-cell office:value-type="float" office:value="5218840" calcext:value-type="float">
            <text:p>5218840</text:p>
          </table:table-cell>
          <table:table-cell office:value-type="string" calcext:value-type="string">
            <text:p>https://api.github.com/repos/waldenilson/TerraLegal</text:p>
          </table:table-cell>
          <table:table-cell table:formula="of:=REPLACE([.B1467]; 1; 29; &quot;&quot;)" office:value-type="string" office:string-value="waldenilson/TerraLegal" calcext:value-type="string">
            <text:p>waldenilson/TerraLegal</text:p>
          </table:table-cell>
        </table:table-row>
        <table:table-row table:style-name="ro1">
          <table:table-cell office:value-type="float" office:value="5221787" calcext:value-type="float">
            <text:p>5221787</text:p>
          </table:table-cell>
          <table:table-cell office:value-type="string" calcext:value-type="string">
            <text:p>https://api.github.com/repos/timothycrosley/isort</text:p>
          </table:table-cell>
          <table:table-cell table:formula="of:=REPLACE([.B1468]; 1; 29; &quot;&quot;)" office:value-type="string" office:string-value="timothycrosley/isort" calcext:value-type="string">
            <text:p>timothycrosley/isort</text:p>
          </table:table-cell>
        </table:table-row>
        <table:table-row table:style-name="ro1">
          <table:table-cell office:value-type="float" office:value="5231542" calcext:value-type="float">
            <text:p>5231542</text:p>
          </table:table-cell>
          <table:table-cell office:value-type="string" calcext:value-type="string">
            <text:p>https://api.github.com/repos/tuxpoldo/btsync-deb</text:p>
          </table:table-cell>
          <table:table-cell table:formula="of:=REPLACE([.B1469]; 1; 29; &quot;&quot;)" office:value-type="string" office:string-value="tuxpoldo/btsync-deb" calcext:value-type="string">
            <text:p>tuxpoldo/btsync-deb</text:p>
          </table:table-cell>
        </table:table-row>
        <table:table-row table:style-name="ro1">
          <table:table-cell office:value-type="float" office:value="5241079" calcext:value-type="float">
            <text:p>5241079</text:p>
          </table:table-cell>
          <table:table-cell office:value-type="string" calcext:value-type="string">
            <text:p>https://api.github.com/repos/BradnerLab/pipeline</text:p>
          </table:table-cell>
          <table:table-cell table:formula="of:=REPLACE([.B1470]; 1; 29; &quot;&quot;)" office:value-type="string" office:string-value="BradnerLab/pipeline" calcext:value-type="string">
            <text:p>BradnerLab/pipeline</text:p>
          </table:table-cell>
        </table:table-row>
        <table:table-row table:style-name="ro1">
          <table:table-cell office:value-type="float" office:value="5267587" calcext:value-type="float">
            <text:p>5267587</text:p>
          </table:table-cell>
          <table:table-cell office:value-type="string" calcext:value-type="string">
            <text:p>https://api.github.com/repos/makinacorpus/makina-states</text:p>
          </table:table-cell>
          <table:table-cell table:formula="of:=REPLACE([.B1471]; 1; 29; &quot;&quot;)" office:value-type="string" office:string-value="makinacorpus/makina-states" calcext:value-type="string">
            <text:p>makinacorpus/makina-states</text:p>
          </table:table-cell>
        </table:table-row>
        <table:table-row table:style-name="ro1">
          <table:table-cell office:value-type="float" office:value="5282846" calcext:value-type="float">
            <text:p>5282846</text:p>
          </table:table-cell>
          <table:table-cell office:value-type="string" calcext:value-type="string">
            <text:p>https://api.github.com/repos/cjmcgraw/PeonOrderSystem</text:p>
          </table:table-cell>
          <table:table-cell table:formula="of:=REPLACE([.B1472]; 1; 29; &quot;&quot;)" office:value-type="string" office:string-value="cjmcgraw/PeonOrderSystem" calcext:value-type="string">
            <text:p>cjmcgraw/PeonOrderSystem</text:p>
          </table:table-cell>
        </table:table-row>
        <table:table-row table:style-name="ro1">
          <table:table-cell office:value-type="float" office:value="5284777" calcext:value-type="float">
            <text:p>5284777</text:p>
          </table:table-cell>
          <table:table-cell office:value-type="string" calcext:value-type="string">
            <text:p>https://api.github.com/repos/dw/acid</text:p>
          </table:table-cell>
          <table:table-cell table:formula="of:=REPLACE([.B1473]; 1; 29; &quot;&quot;)" office:value-type="string" office:string-value="dw/acid" calcext:value-type="string">
            <text:p>dw/acid</text:p>
          </table:table-cell>
        </table:table-row>
        <table:table-row table:style-name="ro1">
          <table:table-cell office:value-type="float" office:value="5293489" calcext:value-type="float">
            <text:p>5293489</text:p>
          </table:table-cell>
          <table:table-cell office:value-type="string" calcext:value-type="string">
            <text:p>https://api.github.com/repos/phracek/rebase-helper</text:p>
          </table:table-cell>
          <table:table-cell table:formula="of:=REPLACE([.B1474]; 1; 29; &quot;&quot;)" office:value-type="string" office:string-value="phracek/rebase-helper" calcext:value-type="string">
            <text:p>phracek/rebase-helper</text:p>
          </table:table-cell>
        </table:table-row>
        <table:table-row table:style-name="ro1">
          <table:table-cell office:value-type="float" office:value="5295736" calcext:value-type="float">
            <text:p>5295736</text:p>
          </table:table-cell>
          <table:table-cell office:value-type="string" calcext:value-type="string">
            <text:p>https://api.github.com/repos/v0y/sport-tracker-with-acziwments</text:p>
          </table:table-cell>
          <table:table-cell table:formula="of:=REPLACE([.B1475]; 1; 29; &quot;&quot;)" office:value-type="string" office:string-value="v0y/sport-tracker-with-acziwments" calcext:value-type="string">
            <text:p>v0y/sport-tracker-with-acziwments</text:p>
          </table:table-cell>
        </table:table-row>
        <table:table-row table:style-name="ro1">
          <table:table-cell office:value-type="float" office:value="5320906" calcext:value-type="float">
            <text:p>5320906</text:p>
          </table:table-cell>
          <table:table-cell office:value-type="string" calcext:value-type="string">
            <text:p>https://api.github.com/repos/harvard-lil/perma</text:p>
          </table:table-cell>
          <table:table-cell table:formula="of:=REPLACE([.B1476]; 1; 29; &quot;&quot;)" office:value-type="string" office:string-value="harvard-lil/perma" calcext:value-type="string">
            <text:p>harvard-lil/perma</text:p>
          </table:table-cell>
        </table:table-row>
        <table:table-row table:style-name="ro1">
          <table:table-cell office:value-type="float" office:value="5321623" calcext:value-type="float">
            <text:p>5321623</text:p>
          </table:table-cell>
          <table:table-cell office:value-type="string" calcext:value-type="string">
            <text:p>https://api.github.com/repos/geier/khal</text:p>
          </table:table-cell>
          <table:table-cell table:formula="of:=REPLACE([.B1477]; 1; 29; &quot;&quot;)" office:value-type="string" office:string-value="geier/khal" calcext:value-type="string">
            <text:p>geier/khal</text:p>
          </table:table-cell>
        </table:table-row>
        <table:table-row table:style-name="ro1">
          <table:table-cell office:value-type="float" office:value="5323398" calcext:value-type="float">
            <text:p>5323398</text:p>
          </table:table-cell>
          <table:table-cell office:value-type="string" calcext:value-type="string">
            <text:p>https://api.github.com/repos/opencivicdata/scrapers-ca</text:p>
          </table:table-cell>
          <table:table-cell table:formula="of:=REPLACE([.B1478]; 1; 29; &quot;&quot;)" office:value-type="string" office:string-value="opencivicdata/scrapers-ca" calcext:value-type="string">
            <text:p>opencivicdata/scrapers-ca</text:p>
          </table:table-cell>
        </table:table-row>
        <table:table-row table:style-name="ro1">
          <table:table-cell office:value-type="float" office:value="5323438" calcext:value-type="float">
            <text:p>5323438</text:p>
          </table:table-cell>
          <table:table-cell office:value-type="string" calcext:value-type="string">
            <text:p>https://api.github.com/repos/pymssql/pymssql</text:p>
          </table:table-cell>
          <table:table-cell table:formula="of:=REPLACE([.B1479]; 1; 29; &quot;&quot;)" office:value-type="string" office:string-value="pymssql/pymssql" calcext:value-type="string">
            <text:p>pymssql/pymssql</text:p>
          </table:table-cell>
        </table:table-row>
        <table:table-row table:style-name="ro1">
          <table:table-cell office:value-type="float" office:value="5325642" calcext:value-type="float">
            <text:p>5325642</text:p>
          </table:table-cell>
          <table:table-cell office:value-type="string" calcext:value-type="string">
            <text:p>https://api.github.com/repos/ccnmtl/capsim</text:p>
          </table:table-cell>
          <table:table-cell table:formula="of:=REPLACE([.B1480]; 1; 29; &quot;&quot;)" office:value-type="string" office:string-value="ccnmtl/capsim" calcext:value-type="string">
            <text:p>ccnmtl/capsim</text:p>
          </table:table-cell>
        </table:table-row>
        <table:table-row table:style-name="ro1">
          <table:table-cell office:value-type="float" office:value="5330368" calcext:value-type="float">
            <text:p>5330368</text:p>
          </table:table-cell>
          <table:table-cell office:value-type="string" calcext:value-type="string">
            <text:p>https://api.github.com/repos/RAPD/RAPD</text:p>
          </table:table-cell>
          <table:table-cell table:formula="of:=REPLACE([.B1481]; 1; 29; &quot;&quot;)" office:value-type="string" office:string-value="RAPD/RAPD" calcext:value-type="string">
            <text:p>RAPD/RAPD</text:p>
          </table:table-cell>
        </table:table-row>
        <table:table-row table:style-name="ro1">
          <table:table-cell office:value-type="float" office:value="5342282" calcext:value-type="float">
            <text:p>5342282</text:p>
          </table:table-cell>
          <table:table-cell office:value-type="string" calcext:value-type="string">
            <text:p>https://api.github.com/repos/getnikola/nikola</text:p>
          </table:table-cell>
          <table:table-cell table:formula="of:=REPLACE([.B1482]; 1; 29; &quot;&quot;)" office:value-type="string" office:string-value="getnikola/nikola" calcext:value-type="string">
            <text:p>getnikola/nikola</text:p>
          </table:table-cell>
        </table:table-row>
        <table:table-row table:style-name="ro1">
          <table:table-cell office:value-type="float" office:value="5343790" calcext:value-type="float">
            <text:p>5343790</text:p>
          </table:table-cell>
          <table:table-cell office:value-type="string" calcext:value-type="string">
            <text:p>https://api.github.com/repos/jplusplus/detective.io</text:p>
          </table:table-cell>
          <table:table-cell table:formula="of:=REPLACE([.B1483]; 1; 29; &quot;&quot;)" office:value-type="string" office:string-value="jplusplus/detective.io" calcext:value-type="string">
            <text:p>jplusplus/detective.io</text:p>
          </table:table-cell>
        </table:table-row>
        <table:table-row table:style-name="ro1">
          <table:table-cell office:value-type="float" office:value="5350385" calcext:value-type="float">
            <text:p>5350385</text:p>
          </table:table-cell>
          <table:table-cell office:value-type="string" calcext:value-type="string">
            <text:p>https://api.github.com/repos/openstack/rally</text:p>
          </table:table-cell>
          <table:table-cell table:formula="of:=REPLACE([.B1484]; 1; 29; &quot;&quot;)" office:value-type="string" office:string-value="openstack/rally" calcext:value-type="string">
            <text:p>openstack/rally</text:p>
          </table:table-cell>
        </table:table-row>
        <table:table-row table:style-name="ro1">
          <table:table-cell office:value-type="float" office:value="5350399" calcext:value-type="float">
            <text:p>5350399</text:p>
          </table:table-cell>
          <table:table-cell office:value-type="string" calcext:value-type="string">
            <text:p>https://api.github.com/repos/gwpy/gwpy</text:p>
          </table:table-cell>
          <table:table-cell table:formula="of:=REPLACE([.B1485]; 1; 29; &quot;&quot;)" office:value-type="string" office:string-value="gwpy/gwpy" calcext:value-type="string">
            <text:p>gwpy/gwpy</text:p>
          </table:table-cell>
        </table:table-row>
        <table:table-row table:style-name="ro1">
          <table:table-cell office:value-type="float" office:value="5350826" calcext:value-type="float">
            <text:p>5350826</text:p>
          </table:table-cell>
          <table:table-cell office:value-type="string" calcext:value-type="string">
            <text:p>https://api.github.com/repos/couchbase/perfrunner</text:p>
          </table:table-cell>
          <table:table-cell table:formula="of:=REPLACE([.B1486]; 1; 29; &quot;&quot;)" office:value-type="string" office:string-value="couchbase/perfrunner" calcext:value-type="string">
            <text:p>couchbase/perfrunner</text:p>
          </table:table-cell>
        </table:table-row>
        <table:table-row table:style-name="ro1">
          <table:table-cell office:value-type="float" office:value="5350905" calcext:value-type="float">
            <text:p>5350905</text:p>
          </table:table-cell>
          <table:table-cell office:value-type="string" calcext:value-type="string">
            <text:p>https://api.github.com/repos/idpaterson/alfred-wunderlist-workflow</text:p>
          </table:table-cell>
          <table:table-cell table:formula="of:=REPLACE([.B1487]; 1; 29; &quot;&quot;)" office:value-type="string" office:string-value="idpaterson/alfred-wunderlist-workflow" calcext:value-type="string">
            <text:p>idpaterson/alfred-wunderlist-workflow</text:p>
          </table:table-cell>
        </table:table-row>
        <table:table-row table:style-name="ro1">
          <table:table-cell office:value-type="float" office:value="5351802" calcext:value-type="float">
            <text:p>5351802</text:p>
          </table:table-cell>
          <table:table-cell office:value-type="string" calcext:value-type="string">
            <text:p>https://api.github.com/repos/hashdist/hashstack</text:p>
          </table:table-cell>
          <table:table-cell table:formula="of:=REPLACE([.B1488]; 1; 29; &quot;&quot;)" office:value-type="string" office:string-value="hashdist/hashstack" calcext:value-type="string">
            <text:p>hashdist/hashstack</text:p>
          </table:table-cell>
        </table:table-row>
        <table:table-row table:style-name="ro1">
          <table:table-cell office:value-type="float" office:value="5354569" calcext:value-type="float">
            <text:p>5354569</text:p>
          </table:table-cell>
          <table:table-cell office:value-type="string" calcext:value-type="string">
            <text:p>https://api.github.com/repos/leapcode/bitmask_client</text:p>
          </table:table-cell>
          <table:table-cell table:formula="of:=REPLACE([.B1489]; 1; 29; &quot;&quot;)" office:value-type="string" office:string-value="leapcode/bitmask_client" calcext:value-type="string">
            <text:p>leapcode/bitmask_client</text:p>
          </table:table-cell>
        </table:table-row>
        <table:table-row table:style-name="ro1">
          <table:table-cell office:value-type="float" office:value="5356235" calcext:value-type="float">
            <text:p>5356235</text:p>
          </table:table-cell>
          <table:table-cell office:value-type="string" calcext:value-type="string">
            <text:p>https://api.github.com/repos/tony/tmuxp</text:p>
          </table:table-cell>
          <table:table-cell table:formula="of:=REPLACE([.B1490]; 1; 29; &quot;&quot;)" office:value-type="string" office:string-value="tony/tmuxp" calcext:value-type="string">
            <text:p>tony/tmuxp</text:p>
          </table:table-cell>
        </table:table-row>
        <table:table-row table:style-name="ro1">
          <table:table-cell office:value-type="float" office:value="5361394" calcext:value-type="float">
            <text:p>5361394</text:p>
          </table:table-cell>
          <table:table-cell office:value-type="string" calcext:value-type="string">
            <text:p>https://api.github.com/repos/acutesoftware/AIKIF</text:p>
          </table:table-cell>
          <table:table-cell table:formula="of:=REPLACE([.B1491]; 1; 29; &quot;&quot;)" office:value-type="string" office:string-value="acutesoftware/AIKIF" calcext:value-type="string">
            <text:p>acutesoftware/AIKIF</text:p>
          </table:table-cell>
        </table:table-row>
        <table:table-row table:style-name="ro1">
          <table:table-cell office:value-type="float" office:value="5365830" calcext:value-type="float">
            <text:p>5365830</text:p>
          </table:table-cell>
          <table:table-cell office:value-type="string" calcext:value-type="string">
            <text:p>https://api.github.com/repos/tjcsl/cslbot</text:p>
          </table:table-cell>
          <table:table-cell table:formula="of:=REPLACE([.B1492]; 1; 29; &quot;&quot;)" office:value-type="string" office:string-value="tjcsl/cslbot" calcext:value-type="string">
            <text:p>tjcsl/cslbot</text:p>
          </table:table-cell>
        </table:table-row>
        <table:table-row table:style-name="ro1">
          <table:table-cell office:value-type="float" office:value="5373738" calcext:value-type="float">
            <text:p>5373738</text:p>
          </table:table-cell>
          <table:table-cell office:value-type="string" calcext:value-type="string">
            <text:p>https://api.github.com/repos/trezor/python-trezor</text:p>
          </table:table-cell>
          <table:table-cell table:formula="of:=REPLACE([.B1493]; 1; 29; &quot;&quot;)" office:value-type="string" office:string-value="trezor/python-trezor" calcext:value-type="string">
            <text:p>trezor/python-trezor</text:p>
          </table:table-cell>
        </table:table-row>
        <table:table-row table:style-name="ro1">
          <table:table-cell office:value-type="float" office:value="5374655" calcext:value-type="float">
            <text:p>5374655</text:p>
          </table:table-cell>
          <table:table-cell office:value-type="string" calcext:value-type="string">
            <text:p>https://api.github.com/repos/Source-Python-Dev-Team/Source.Python</text:p>
          </table:table-cell>
          <table:table-cell table:formula="of:=REPLACE([.B1494]; 1; 29; &quot;&quot;)" office:value-type="string" office:string-value="Source-Python-Dev-Team/Source.Python" calcext:value-type="string">
            <text:p>Source-Python-Dev-Team/Source.Python</text:p>
          </table:table-cell>
        </table:table-row>
        <table:table-row table:style-name="ro1">
          <table:table-cell office:value-type="float" office:value="5386101" calcext:value-type="float">
            <text:p>5386101</text:p>
          </table:table-cell>
          <table:table-cell office:value-type="string" calcext:value-type="string">
            <text:p>https://api.github.com/repos/braincorp/robustus</text:p>
          </table:table-cell>
          <table:table-cell table:formula="of:=REPLACE([.B1495]; 1; 29; &quot;&quot;)" office:value-type="string" office:string-value="braincorp/robustus" calcext:value-type="string">
            <text:p>braincorp/robustus</text:p>
          </table:table-cell>
        </table:table-row>
        <table:table-row table:style-name="ro1">
          <table:table-cell office:value-type="float" office:value="5392073" calcext:value-type="float">
            <text:p>5392073</text:p>
          </table:table-cell>
          <table:table-cell office:value-type="string" calcext:value-type="string">
            <text:p>https://api.github.com/repos/coldfix/udiskie</text:p>
          </table:table-cell>
          <table:table-cell table:formula="of:=REPLACE([.B1496]; 1; 29; &quot;&quot;)" office:value-type="string" office:string-value="coldfix/udiskie" calcext:value-type="string">
            <text:p>coldfix/udiskie</text:p>
          </table:table-cell>
        </table:table-row>
        <table:table-row table:style-name="ro1">
          <table:table-cell office:value-type="float" office:value="5394212" calcext:value-type="float">
            <text:p>5394212</text:p>
          </table:table-cell>
          <table:table-cell office:value-type="string" calcext:value-type="string">
            <text:p>https://api.github.com/repos/hannesrauhe/lunchinator</text:p>
          </table:table-cell>
          <table:table-cell table:formula="of:=REPLACE([.B1497]; 1; 29; &quot;&quot;)" office:value-type="string" office:string-value="hannesrauhe/lunchinator" calcext:value-type="string">
            <text:p>hannesrauhe/lunchinator</text:p>
          </table:table-cell>
        </table:table-row>
        <table:table-row table:style-name="ro1">
          <table:table-cell office:value-type="float" office:value="5408661" calcext:value-type="float">
            <text:p>5408661</text:p>
          </table:table-cell>
          <table:table-cell office:value-type="string" calcext:value-type="string">
            <text:p>https://api.github.com/repos/nedbat/coveragepy</text:p>
          </table:table-cell>
          <table:table-cell table:formula="of:=REPLACE([.B1498]; 1; 29; &quot;&quot;)" office:value-type="string" office:string-value="nedbat/coveragepy" calcext:value-type="string">
            <text:p>nedbat/coveragepy</text:p>
          </table:table-cell>
        </table:table-row>
        <table:table-row table:style-name="ro1">
          <table:table-cell office:value-type="float" office:value="5422239" calcext:value-type="float">
            <text:p>5422239</text:p>
          </table:table-cell>
          <table:table-cell office:value-type="string" calcext:value-type="string">
            <text:p>https://api.github.com/repos/pgmpy/pgmpy</text:p>
          </table:table-cell>
          <table:table-cell table:formula="of:=REPLACE([.B1499]; 1; 29; &quot;&quot;)" office:value-type="string" office:string-value="pgmpy/pgmpy" calcext:value-type="string">
            <text:p>pgmpy/pgmpy</text:p>
          </table:table-cell>
        </table:table-row>
        <table:table-row table:style-name="ro1">
          <table:table-cell office:value-type="float" office:value="5458245" calcext:value-type="float">
            <text:p>5458245</text:p>
          </table:table-cell>
          <table:table-cell office:value-type="string" calcext:value-type="string">
            <text:p>https://api.github.com/repos/mpi4py/mpi4py</text:p>
          </table:table-cell>
          <table:table-cell table:formula="of:=REPLACE([.B1500]; 1; 29; &quot;&quot;)" office:value-type="string" office:string-value="mpi4py/mpi4py" calcext:value-type="string">
            <text:p>mpi4py/mpi4py</text:p>
          </table:table-cell>
        </table:table-row>
        <table:table-row table:style-name="ro1">
          <table:table-cell office:value-type="float" office:value="5471793" calcext:value-type="float">
            <text:p>5471793</text:p>
          </table:table-cell>
          <table:table-cell office:value-type="string" calcext:value-type="string">
            <text:p>https://api.github.com/repos/enthought/okonomiyaki</text:p>
          </table:table-cell>
          <table:table-cell table:formula="of:=REPLACE([.B1501]; 1; 29; &quot;&quot;)" office:value-type="string" office:string-value="enthought/okonomiyaki" calcext:value-type="string">
            <text:p>enthought/okonomiyaki</text:p>
          </table:table-cell>
        </table:table-row>
        <table:table-row table:style-name="ro1">
          <table:table-cell office:value-type="float" office:value="5474773" calcext:value-type="float">
            <text:p>5474773</text:p>
          </table:table-cell>
          <table:table-cell office:value-type="string" calcext:value-type="string">
            <text:p>https://api.github.com/repos/getnikola/plugins</text:p>
          </table:table-cell>
          <table:table-cell table:formula="of:=REPLACE([.B1502]; 1; 29; &quot;&quot;)" office:value-type="string" office:string-value="getnikola/plugins" calcext:value-type="string">
            <text:p>getnikola/plugins</text:p>
          </table:table-cell>
        </table:table-row>
        <table:table-row table:style-name="ro1">
          <table:table-cell office:value-type="float" office:value="5483061" calcext:value-type="float">
            <text:p>5483061</text:p>
          </table:table-cell>
          <table:table-cell office:value-type="string" calcext:value-type="string">
            <text:p>https://api.github.com/repos/earthreader/web</text:p>
          </table:table-cell>
          <table:table-cell table:formula="of:=REPLACE([.B1503]; 1; 29; &quot;&quot;)" office:value-type="string" office:string-value="earthreader/web" calcext:value-type="string">
            <text:p>earthreader/web</text:p>
          </table:table-cell>
        </table:table-row>
        <table:table-row table:style-name="ro1">
          <table:table-cell office:value-type="float" office:value="5490165" calcext:value-type="float">
            <text:p>5490165</text:p>
          </table:table-cell>
          <table:table-cell office:value-type="string" calcext:value-type="string">
            <text:p>https://api.github.com/repos/PyCon/pycon</text:p>
          </table:table-cell>
          <table:table-cell table:formula="of:=REPLACE([.B1504]; 1; 29; &quot;&quot;)" office:value-type="string" office:string-value="PyCon/pycon" calcext:value-type="string">
            <text:p>PyCon/pycon</text:p>
          </table:table-cell>
        </table:table-row>
        <table:table-row table:style-name="ro1">
          <table:table-cell office:value-type="float" office:value="5497780" calcext:value-type="float">
            <text:p>5497780</text:p>
          </table:table-cell>
          <table:table-cell office:value-type="string" calcext:value-type="string">
            <text:p>https://api.github.com/repos/onepercentclub/onepercentclub-site</text:p>
          </table:table-cell>
          <table:table-cell table:formula="of:=REPLACE([.B1505]; 1; 29; &quot;&quot;)" office:value-type="string" office:string-value="onepercentclub/onepercentclub-site" calcext:value-type="string">
            <text:p>onepercentclub/onepercentclub-site</text:p>
          </table:table-cell>
        </table:table-row>
        <table:table-row table:style-name="ro1">
          <table:table-cell office:value-type="float" office:value="5505417" calcext:value-type="float">
            <text:p>5505417</text:p>
          </table:table-cell>
          <table:table-cell office:value-type="string" calcext:value-type="string">
            <text:p>https://api.github.com/repos/evonove/django-bazaar</text:p>
          </table:table-cell>
          <table:table-cell table:formula="of:=REPLACE([.B1506]; 1; 29; &quot;&quot;)" office:value-type="string" office:string-value="evonove/django-bazaar" calcext:value-type="string">
            <text:p>evonove/django-bazaar</text:p>
          </table:table-cell>
        </table:table-row>
        <table:table-row table:style-name="ro1">
          <table:table-cell office:value-type="float" office:value="5511926" calcext:value-type="float">
            <text:p>5511926</text:p>
          </table:table-cell>
          <table:table-cell office:value-type="string" calcext:value-type="string">
            <text:p>https://api.github.com/repos/ORNL-TechInt/hpss-crawler</text:p>
          </table:table-cell>
          <table:table-cell table:formula="of:=REPLACE([.B1507]; 1; 29; &quot;&quot;)" office:value-type="string" office:string-value="ORNL-TechInt/hpss-crawler" calcext:value-type="string">
            <text:p>ORNL-TechInt/hpss-crawler</text:p>
          </table:table-cell>
        </table:table-row>
        <table:table-row table:style-name="ro1">
          <table:table-cell office:value-type="float" office:value="5511939" calcext:value-type="float">
            <text:p>5511939</text:p>
          </table:table-cell>
          <table:table-cell office:value-type="string" calcext:value-type="string">
            <text:p>https://api.github.com/repos/Kaffse/multi-device-audio-project</text:p>
          </table:table-cell>
          <table:table-cell table:formula="of:=REPLACE([.B1508]; 1; 29; &quot;&quot;)" office:value-type="string" office:string-value="Kaffse/multi-device-audio-project" calcext:value-type="string">
            <text:p>Kaffse/multi-device-audio-project</text:p>
          </table:table-cell>
        </table:table-row>
        <table:table-row table:style-name="ro1">
          <table:table-cell office:value-type="float" office:value="5520244" calcext:value-type="float">
            <text:p>5520244</text:p>
          </table:table-cell>
          <table:table-cell office:value-type="string" calcext:value-type="string">
            <text:p>https://api.github.com/repos/pitivi/pitivi-bundler</text:p>
          </table:table-cell>
          <table:table-cell table:formula="of:=REPLACE([.B1509]; 1; 29; &quot;&quot;)" office:value-type="string" office:string-value="pitivi/pitivi-bundler" calcext:value-type="string">
            <text:p>pitivi/pitivi-bundler</text:p>
          </table:table-cell>
        </table:table-row>
        <table:table-row table:style-name="ro1">
          <table:table-cell office:value-type="float" office:value="5524547" calcext:value-type="float">
            <text:p>5524547</text:p>
          </table:table-cell>
          <table:table-cell office:value-type="string" calcext:value-type="string">
            <text:p>https://api.github.com/repos/python/cpython</text:p>
          </table:table-cell>
          <table:table-cell table:formula="of:=REPLACE([.B1510]; 1; 29; &quot;&quot;)" office:value-type="string" office:string-value="python/cpython" calcext:value-type="string">
            <text:p>python/cpython</text:p>
          </table:table-cell>
        </table:table-row>
        <table:table-row table:style-name="ro1">
          <table:table-cell office:value-type="float" office:value="5528817" calcext:value-type="float">
            <text:p>5528817</text:p>
          </table:table-cell>
          <table:table-cell office:value-type="string" calcext:value-type="string">
            <text:p>https://api.github.com/repos/sh4nks/flaskbb</text:p>
          </table:table-cell>
          <table:table-cell table:formula="of:=REPLACE([.B1511]; 1; 29; &quot;&quot;)" office:value-type="string" office:string-value="sh4nks/flaskbb" calcext:value-type="string">
            <text:p>sh4nks/flaskbb</text:p>
          </table:table-cell>
        </table:table-row>
        <table:table-row table:style-name="ro1">
          <table:table-cell office:value-type="float" office:value="5531064" calcext:value-type="float">
            <text:p>5531064</text:p>
          </table:table-cell>
          <table:table-cell office:value-type="string" calcext:value-type="string">
            <text:p>https://api.github.com/repos/trakt/Plex-Trakt-Scrobbler</text:p>
          </table:table-cell>
          <table:table-cell table:formula="of:=REPLACE([.B1512]; 1; 29; &quot;&quot;)" office:value-type="string" office:string-value="trakt/Plex-Trakt-Scrobbler" calcext:value-type="string">
            <text:p>trakt/Plex-Trakt-Scrobbler</text:p>
          </table:table-cell>
        </table:table-row>
        <table:table-row table:style-name="ro1">
          <table:table-cell office:value-type="float" office:value="5536391" calcext:value-type="float">
            <text:p>5536391</text:p>
          </table:table-cell>
          <table:table-cell office:value-type="string" calcext:value-type="string">
            <text:p>https://api.github.com/repos/xueboy/cardgameX</text:p>
          </table:table-cell>
          <table:table-cell table:formula="of:=REPLACE([.B1513]; 1; 29; &quot;&quot;)" office:value-type="string" office:string-value="xueboy/cardgameX" calcext:value-type="string">
            <text:p>xueboy/cardgameX</text:p>
          </table:table-cell>
        </table:table-row>
        <table:table-row table:style-name="ro1">
          <table:table-cell office:value-type="float" office:value="5537435" calcext:value-type="float">
            <text:p>5537435</text:p>
          </table:table-cell>
          <table:table-cell office:value-type="string" calcext:value-type="string">
            <text:p>https://api.github.com/repos/grow/pygrow</text:p>
          </table:table-cell>
          <table:table-cell table:formula="of:=REPLACE([.B1514]; 1; 29; &quot;&quot;)" office:value-type="string" office:string-value="grow/pygrow" calcext:value-type="string">
            <text:p>grow/pygrow</text:p>
          </table:table-cell>
        </table:table-row>
        <table:table-row table:style-name="ro1">
          <table:table-cell office:value-type="float" office:value="5539065" calcext:value-type="float">
            <text:p>5539065</text:p>
          </table:table-cell>
          <table:table-cell office:value-type="string" calcext:value-type="string">
            <text:p>https://api.github.com/repos/davidfischer-ch/pytoolbox</text:p>
          </table:table-cell>
          <table:table-cell table:formula="of:=REPLACE([.B1515]; 1; 29; &quot;&quot;)" office:value-type="string" office:string-value="davidfischer-ch/pytoolbox" calcext:value-type="string">
            <text:p>davidfischer-ch/pytoolbox</text:p>
          </table:table-cell>
        </table:table-row>
        <table:table-row table:style-name="ro1">
          <table:table-cell office:value-type="float" office:value="5541827" calcext:value-type="float">
            <text:p>5541827</text:p>
          </table:table-cell>
          <table:table-cell office:value-type="string" calcext:value-type="string">
            <text:p>https://api.github.com/repos/GNS3/gns3-gui</text:p>
          </table:table-cell>
          <table:table-cell table:formula="of:=REPLACE([.B1516]; 1; 29; &quot;&quot;)" office:value-type="string" office:string-value="GNS3/gns3-gui" calcext:value-type="string">
            <text:p>GNS3/gns3-gui</text:p>
          </table:table-cell>
        </table:table-row>
        <table:table-row table:style-name="ro1">
          <table:table-cell office:value-type="float" office:value="5541837" calcext:value-type="float">
            <text:p>5541837</text:p>
          </table:table-cell>
          <table:table-cell office:value-type="string" calcext:value-type="string">
            <text:p>https://api.github.com/repos/GNS3/gns3-server</text:p>
          </table:table-cell>
          <table:table-cell table:formula="of:=REPLACE([.B1517]; 1; 29; &quot;&quot;)" office:value-type="string" office:string-value="GNS3/gns3-server" calcext:value-type="string">
            <text:p>GNS3/gns3-server</text:p>
          </table:table-cell>
        </table:table-row>
        <table:table-row table:style-name="ro1">
          <table:table-cell office:value-type="float" office:value="5545271" calcext:value-type="float">
            <text:p>5545271</text:p>
          </table:table-cell>
          <table:table-cell office:value-type="string" calcext:value-type="string">
            <text:p>https://api.github.com/repos/evennia/evennia</text:p>
          </table:table-cell>
          <table:table-cell table:formula="of:=REPLACE([.B1518]; 1; 29; &quot;&quot;)" office:value-type="string" office:string-value="evennia/evennia" calcext:value-type="string">
            <text:p>evennia/evennia</text:p>
          </table:table-cell>
        </table:table-row>
        <table:table-row table:style-name="ro1">
          <table:table-cell office:value-type="float" office:value="5545429" calcext:value-type="float">
            <text:p>5545429</text:p>
          </table:table-cell>
          <table:table-cell office:value-type="string" calcext:value-type="string">
            <text:p>https://api.github.com/repos/balloob/home-assistant</text:p>
          </table:table-cell>
          <table:table-cell table:formula="of:=REPLACE([.B1519]; 1; 29; &quot;&quot;)" office:value-type="string" office:string-value="balloob/home-assistant" calcext:value-type="string">
            <text:p>balloob/home-assistant</text:p>
          </table:table-cell>
        </table:table-row>
        <table:table-row table:style-name="ro1">
          <table:table-cell office:value-type="float" office:value="5546388" calcext:value-type="float">
            <text:p>5546388</text:p>
          </table:table-cell>
          <table:table-cell office:value-type="string" calcext:value-type="string">
            <text:p>https://api.github.com/repos/diging/tethne</text:p>
          </table:table-cell>
          <table:table-cell table:formula="of:=REPLACE([.B1520]; 1; 29; &quot;&quot;)" office:value-type="string" office:string-value="diging/tethne" calcext:value-type="string">
            <text:p>diging/tethne</text:p>
          </table:table-cell>
        </table:table-row>
        <table:table-row table:style-name="ro1">
          <table:table-cell office:value-type="float" office:value="5550364" calcext:value-type="float">
            <text:p>5550364</text:p>
          </table:table-cell>
          <table:table-cell office:value-type="string" calcext:value-type="string">
            <text:p>https://api.github.com/repos/pexpect/pexpect</text:p>
          </table:table-cell>
          <table:table-cell table:formula="of:=REPLACE([.B1521]; 1; 29; &quot;&quot;)" office:value-type="string" office:string-value="pexpect/pexpect" calcext:value-type="string">
            <text:p>pexpect/pexpect</text:p>
          </table:table-cell>
        </table:table-row>
        <table:table-row table:style-name="ro1">
          <table:table-cell office:value-type="float" office:value="5551050" calcext:value-type="float">
            <text:p>5551050</text:p>
          </table:table-cell>
          <table:table-cell office:value-type="string" calcext:value-type="string">
            <text:p>https://api.github.com/repos/jortel/gofer</text:p>
          </table:table-cell>
          <table:table-cell table:formula="of:=REPLACE([.B1522]; 1; 29; &quot;&quot;)" office:value-type="string" office:string-value="jortel/gofer" calcext:value-type="string">
            <text:p>jortel/gofer</text:p>
          </table:table-cell>
        </table:table-row>
        <table:table-row table:style-name="ro1">
          <table:table-cell office:value-type="float" office:value="5554960" calcext:value-type="float">
            <text:p>5554960</text:p>
          </table:table-cell>
          <table:table-cell office:value-type="string" calcext:value-type="string">
            <text:p>https://api.github.com/repos/UFAL-DSG/alex</text:p>
          </table:table-cell>
          <table:table-cell table:formula="of:=REPLACE([.B1523]; 1; 29; &quot;&quot;)" office:value-type="string" office:string-value="UFAL-DSG/alex" calcext:value-type="string">
            <text:p>UFAL-DSG/alex</text:p>
          </table:table-cell>
        </table:table-row>
        <table:table-row table:style-name="ro1">
          <table:table-cell office:value-type="float" office:value="5557780" calcext:value-type="float">
            <text:p>5557780</text:p>
          </table:table-cell>
          <table:table-cell office:value-type="string" calcext:value-type="string">
            <text:p>https://api.github.com/repos/waveform80/picamera</text:p>
          </table:table-cell>
          <table:table-cell table:formula="of:=REPLACE([.B1524]; 1; 29; &quot;&quot;)" office:value-type="string" office:string-value="waveform80/picamera" calcext:value-type="string">
            <text:p>waveform80/picamera</text:p>
          </table:table-cell>
        </table:table-row>
        <table:table-row table:style-name="ro1">
          <table:table-cell office:value-type="float" office:value="5560103" calcext:value-type="float">
            <text:p>5560103</text:p>
          </table:table-cell>
          <table:table-cell office:value-type="string" calcext:value-type="string">
            <text:p>https://api.github.com/repos/sde1000/quicktill</text:p>
          </table:table-cell>
          <table:table-cell table:formula="of:=REPLACE([.B1525]; 1; 29; &quot;&quot;)" office:value-type="string" office:string-value="sde1000/quicktill" calcext:value-type="string">
            <text:p>sde1000/quicktill</text:p>
          </table:table-cell>
        </table:table-row>
        <table:table-row table:style-name="ro1">
          <table:table-cell office:value-type="float" office:value="5560206" calcext:value-type="float">
            <text:p>5560206</text:p>
          </table:table-cell>
          <table:table-cell office:value-type="string" calcext:value-type="string">
            <text:p>https://api.github.com/repos/unitedstates/inspectors-general</text:p>
          </table:table-cell>
          <table:table-cell table:formula="of:=REPLACE([.B1526]; 1; 29; &quot;&quot;)" office:value-type="string" office:string-value="unitedstates/inspectors-general" calcext:value-type="string">
            <text:p>unitedstates/inspectors-general</text:p>
          </table:table-cell>
        </table:table-row>
        <table:table-row table:style-name="ro1">
          <table:table-cell office:value-type="float" office:value="5561883" calcext:value-type="float">
            <text:p>5561883</text:p>
          </table:table-cell>
          <table:table-cell office:value-type="string" calcext:value-type="string">
            <text:p>https://api.github.com/repos/PythonCharmers/python-future</text:p>
          </table:table-cell>
          <table:table-cell table:formula="of:=REPLACE([.B1527]; 1; 29; &quot;&quot;)" office:value-type="string" office:string-value="PythonCharmers/python-future" calcext:value-type="string">
            <text:p>PythonCharmers/python-future</text:p>
          </table:table-cell>
        </table:table-row>
        <table:table-row table:style-name="ro1">
          <table:table-cell office:value-type="float" office:value="5563450" calcext:value-type="float">
            <text:p>5563450</text:p>
          </table:table-cell>
          <table:table-cell office:value-type="string" calcext:value-type="string">
            <text:p>https://api.github.com/repos/Zen-CODE/kivybits</text:p>
          </table:table-cell>
          <table:table-cell table:formula="of:=REPLACE([.B1528]; 1; 29; &quot;&quot;)" office:value-type="string" office:string-value="Zen-CODE/kivybits" calcext:value-type="string">
            <text:p>Zen-CODE/kivybits</text:p>
          </table:table-cell>
        </table:table-row>
        <table:table-row table:style-name="ro1">
          <table:table-cell office:value-type="float" office:value="5573316" calcext:value-type="float">
            <text:p>5573316</text:p>
          </table:table-cell>
          <table:table-cell office:value-type="string" calcext:value-type="string">
            <text:p>https://api.github.com/repos/pyca/cryptography</text:p>
          </table:table-cell>
          <table:table-cell table:formula="of:=REPLACE([.B1529]; 1; 29; &quot;&quot;)" office:value-type="string" office:string-value="pyca/cryptography" calcext:value-type="string">
            <text:p>pyca/cryptography</text:p>
          </table:table-cell>
        </table:table-row>
        <table:table-row table:style-name="ro1">
          <table:table-cell office:value-type="float" office:value="5577076" calcext:value-type="float">
            <text:p>5577076</text:p>
          </table:table-cell>
          <table:table-cell office:value-type="string" calcext:value-type="string">
            <text:p>https://api.github.com/repos/openstack/fuel-web</text:p>
          </table:table-cell>
          <table:table-cell table:formula="of:=REPLACE([.B1530]; 1; 29; &quot;&quot;)" office:value-type="string" office:string-value="openstack/fuel-web" calcext:value-type="string">
            <text:p>openstack/fuel-web</text:p>
          </table:table-cell>
        </table:table-row>
        <table:table-row table:style-name="ro1">
          <table:table-cell office:value-type="float" office:value="5580485" calcext:value-type="float">
            <text:p>5580485</text:p>
          </table:table-cell>
          <table:table-cell office:value-type="string" calcext:value-type="string">
            <text:p>https://api.github.com/repos/firedrakeproject/firedrake</text:p>
          </table:table-cell>
          <table:table-cell table:formula="of:=REPLACE([.B1531]; 1; 29; &quot;&quot;)" office:value-type="string" office:string-value="firedrakeproject/firedrake" calcext:value-type="string">
            <text:p>firedrakeproject/firedrake</text:p>
          </table:table-cell>
        </table:table-row>
        <table:table-row table:style-name="ro1">
          <table:table-cell office:value-type="float" office:value="5587297" calcext:value-type="float">
            <text:p>5587297</text:p>
          </table:table-cell>
          <table:table-cell office:value-type="string" calcext:value-type="string">
            <text:p>https://api.github.com/repos/stackdio/stackdio</text:p>
          </table:table-cell>
          <table:table-cell table:formula="of:=REPLACE([.B1532]; 1; 29; &quot;&quot;)" office:value-type="string" office:string-value="stackdio/stackdio" calcext:value-type="string">
            <text:p>stackdio/stackdio</text:p>
          </table:table-cell>
        </table:table-row>
        <table:table-row table:style-name="ro1">
          <table:table-cell office:value-type="float" office:value="5587322" calcext:value-type="float">
            <text:p>5587322</text:p>
          </table:table-cell>
          <table:table-cell office:value-type="string" calcext:value-type="string">
            <text:p>https://api.github.com/repos/NoahCarnahan/plagcomps</text:p>
          </table:table-cell>
          <table:table-cell table:formula="of:=REPLACE([.B1533]; 1; 29; &quot;&quot;)" office:value-type="string" office:string-value="NoahCarnahan/plagcomps" calcext:value-type="string">
            <text:p>NoahCarnahan/plagcomps</text:p>
          </table:table-cell>
        </table:table-row>
        <table:table-row table:style-name="ro1">
          <table:table-cell office:value-type="float" office:value="5596509" calcext:value-type="float">
            <text:p>5596509</text:p>
          </table:table-cell>
          <table:table-cell office:value-type="string" calcext:value-type="string">
            <text:p>https://api.github.com/repos/ros-gbp/urdfdom_py-release</text:p>
          </table:table-cell>
          <table:table-cell table:formula="of:=REPLACE([.B1534]; 1; 29; &quot;&quot;)" office:value-type="string" office:string-value="ros-gbp/urdfdom_py-release" calcext:value-type="string">
            <text:p>ros-gbp/urdfdom_py-release</text:p>
          </table:table-cell>
        </table:table-row>
        <table:table-row table:style-name="ro1">
          <table:table-cell office:value-type="float" office:value="5597070" calcext:value-type="float">
            <text:p>5597070</text:p>
          </table:table-cell>
          <table:table-cell office:value-type="string" calcext:value-type="string">
            <text:p>https://api.github.com/repos/drvinceknight/Computing_for_mathematics</text:p>
          </table:table-cell>
          <table:table-cell table:formula="of:=REPLACE([.B1535]; 1; 29; &quot;&quot;)" office:value-type="string" office:string-value="drvinceknight/Computing_for_mathematics" calcext:value-type="string">
            <text:p>drvinceknight/Computing_for_mathematics</text:p>
          </table:table-cell>
        </table:table-row>
        <table:table-row table:style-name="ro1">
          <table:table-cell office:value-type="float" office:value="5599376" calcext:value-type="float">
            <text:p>5599376</text:p>
          </table:table-cell>
          <table:table-cell office:value-type="string" calcext:value-type="string">
            <text:p>https://api.github.com/repos/Ghirensics/ghiro</text:p>
          </table:table-cell>
          <table:table-cell table:formula="of:=REPLACE([.B1536]; 1; 29; &quot;&quot;)" office:value-type="string" office:string-value="Ghirensics/ghiro" calcext:value-type="string">
            <text:p>Ghirensics/ghiro</text:p>
          </table:table-cell>
        </table:table-row>
        <table:table-row table:style-name="ro1">
          <table:table-cell office:value-type="float" office:value="5606650" calcext:value-type="float">
            <text:p>5606650</text:p>
          </table:table-cell>
          <table:table-cell office:value-type="string" calcext:value-type="string">
            <text:p>https://api.github.com/repos/choderalab/yank</text:p>
          </table:table-cell>
          <table:table-cell table:formula="of:=REPLACE([.B1537]; 1; 29; &quot;&quot;)" office:value-type="string" office:string-value="choderalab/yank" calcext:value-type="string">
            <text:p>choderalab/yank</text:p>
          </table:table-cell>
        </table:table-row>
        <table:table-row table:style-name="ro1">
          <table:table-cell office:value-type="float" office:value="5622166" calcext:value-type="float">
            <text:p>5622166</text:p>
          </table:table-cell>
          <table:table-cell office:value-type="string" calcext:value-type="string">
            <text:p>https://api.github.com/repos/freedomofpress/securedrop</text:p>
          </table:table-cell>
          <table:table-cell table:formula="of:=REPLACE([.B1538]; 1; 29; &quot;&quot;)" office:value-type="string" office:string-value="freedomofpress/securedrop" calcext:value-type="string">
            <text:p>freedomofpress/securedrop</text:p>
          </table:table-cell>
        </table:table-row>
        <table:table-row table:style-name="ro1">
          <table:table-cell office:value-type="float" office:value="5628883" calcext:value-type="float">
            <text:p>5628883</text:p>
          </table:table-cell>
          <table:table-cell office:value-type="string" calcext:value-type="string">
            <text:p>https://api.github.com/repos/ransford/sllurp</text:p>
          </table:table-cell>
          <table:table-cell table:formula="of:=REPLACE([.B1539]; 1; 29; &quot;&quot;)" office:value-type="string" office:string-value="ransford/sllurp" calcext:value-type="string">
            <text:p>ransford/sllurp</text:p>
          </table:table-cell>
        </table:table-row>
        <table:table-row table:style-name="ro1">
          <table:table-cell office:value-type="float" office:value="5629982" calcext:value-type="float">
            <text:p>5629982</text:p>
          </table:table-cell>
          <table:table-cell office:value-type="string" calcext:value-type="string">
            <text:p>https://api.github.com/repos/slipstream/SlipStreamClient</text:p>
          </table:table-cell>
          <table:table-cell table:formula="of:=REPLACE([.B1540]; 1; 29; &quot;&quot;)" office:value-type="string" office:string-value="slipstream/SlipStreamClient" calcext:value-type="string">
            <text:p>slipstream/SlipStreamClient</text:p>
          </table:table-cell>
        </table:table-row>
        <table:table-row table:style-name="ro1">
          <table:table-cell office:value-type="float" office:value="5630101" calcext:value-type="float">
            <text:p>5630101</text:p>
          </table:table-cell>
          <table:table-cell office:value-type="string" calcext:value-type="string">
            <text:p>https://api.github.com/repos/CroissanceCommune/autonomie</text:p>
          </table:table-cell>
          <table:table-cell table:formula="of:=REPLACE([.B1541]; 1; 29; &quot;&quot;)" office:value-type="string" office:string-value="CroissanceCommune/autonomie" calcext:value-type="string">
            <text:p>CroissanceCommune/autonomie</text:p>
          </table:table-cell>
        </table:table-row>
        <table:table-row table:style-name="ro1">
          <table:table-cell office:value-type="float" office:value="5633944" calcext:value-type="float">
            <text:p>5633944</text:p>
          </table:table-cell>
          <table:table-cell office:value-type="string" calcext:value-type="string">
            <text:p>https://api.github.com/repos/scot-dev/scot</text:p>
          </table:table-cell>
          <table:table-cell table:formula="of:=REPLACE([.B1542]; 1; 29; &quot;&quot;)" office:value-type="string" office:string-value="scot-dev/scot" calcext:value-type="string">
            <text:p>scot-dev/scot</text:p>
          </table:table-cell>
        </table:table-row>
        <table:table-row table:style-name="ro1">
          <table:table-cell office:value-type="float" office:value="5635230" calcext:value-type="float">
            <text:p>5635230</text:p>
          </table:table-cell>
          <table:table-cell office:value-type="string" calcext:value-type="string">
            <text:p>https://api.github.com/repos/ggventurini/python-deltasigma</text:p>
          </table:table-cell>
          <table:table-cell table:formula="of:=REPLACE([.B1543]; 1; 29; &quot;&quot;)" office:value-type="string" office:string-value="ggventurini/python-deltasigma" calcext:value-type="string">
            <text:p>ggventurini/python-deltasigma</text:p>
          </table:table-cell>
        </table:table-row>
        <table:table-row table:style-name="ro1">
          <table:table-cell office:value-type="float" office:value="5641304" calcext:value-type="float">
            <text:p>5641304</text:p>
          </table:table-cell>
          <table:table-cell office:value-type="string" calcext:value-type="string">
            <text:p>https://api.github.com/repos/python/peps</text:p>
          </table:table-cell>
          <table:table-cell table:formula="of:=REPLACE([.B1544]; 1; 29; &quot;&quot;)" office:value-type="string" office:string-value="python/peps" calcext:value-type="string">
            <text:p>python/peps</text:p>
          </table:table-cell>
        </table:table-row>
        <table:table-row table:style-name="ro1">
          <table:table-cell office:value-type="float" office:value="5641833" calcext:value-type="float">
            <text:p>5641833</text:p>
          </table:table-cell>
          <table:table-cell office:value-type="string" calcext:value-type="string">
            <text:p>https://api.github.com/repos/yhat/ggplot</text:p>
          </table:table-cell>
          <table:table-cell table:formula="of:=REPLACE([.B1545]; 1; 29; &quot;&quot;)" office:value-type="string" office:string-value="yhat/ggplot" calcext:value-type="string">
            <text:p>yhat/ggplot</text:p>
          </table:table-cell>
        </table:table-row>
        <table:table-row table:style-name="ro1">
          <table:table-cell office:value-type="float" office:value="5641888" calcext:value-type="float">
            <text:p>5641888</text:p>
          </table:table-cell>
          <table:table-cell office:value-type="string" calcext:value-type="string">
            <text:p>https://api.github.com/repos/Murodese/pynab</text:p>
          </table:table-cell>
          <table:table-cell table:formula="of:=REPLACE([.B1546]; 1; 29; &quot;&quot;)" office:value-type="string" office:string-value="Murodese/pynab" calcext:value-type="string">
            <text:p>Murodese/pynab</text:p>
          </table:table-cell>
        </table:table-row>
        <table:table-row table:style-name="ro1">
          <table:table-cell office:value-type="float" office:value="5646898" calcext:value-type="float">
            <text:p>5646898</text:p>
          </table:table-cell>
          <table:table-cell office:value-type="string" calcext:value-type="string">
            <text:p>https://api.github.com/repos/openworm/open-worm-analysis-toolbox</text:p>
          </table:table-cell>
          <table:table-cell table:formula="of:=REPLACE([.B1547]; 1; 29; &quot;&quot;)" office:value-type="string" office:string-value="openworm/open-worm-analysis-toolbox" calcext:value-type="string">
            <text:p>openworm/open-worm-analysis-toolbox</text:p>
          </table:table-cell>
        </table:table-row>
        <table:table-row table:style-name="ro1">
          <table:table-cell office:value-type="float" office:value="5656305" calcext:value-type="float">
            <text:p>5656305</text:p>
          </table:table-cell>
          <table:table-cell office:value-type="string" calcext:value-type="string">
            <text:p>https://api.github.com/repos/Exa-Networks/exabgp</text:p>
          </table:table-cell>
          <table:table-cell table:formula="of:=REPLACE([.B1548]; 1; 29; &quot;&quot;)" office:value-type="string" office:string-value="Exa-Networks/exabgp" calcext:value-type="string">
            <text:p>Exa-Networks/exabgp</text:p>
          </table:table-cell>
        </table:table-row>
        <table:table-row table:style-name="ro1">
          <table:table-cell office:value-type="float" office:value="5662311" calcext:value-type="float">
            <text:p>5662311</text:p>
          </table:table-cell>
          <table:table-cell office:value-type="string" calcext:value-type="string">
            <text:p>https://api.github.com/repos/ilius/starcal</text:p>
          </table:table-cell>
          <table:table-cell table:formula="of:=REPLACE([.B1549]; 1; 29; &quot;&quot;)" office:value-type="string" office:string-value="ilius/starcal" calcext:value-type="string">
            <text:p>ilius/starcal</text:p>
          </table:table-cell>
        </table:table-row>
        <table:table-row table:style-name="ro1">
          <table:table-cell office:value-type="float" office:value="5662388" calcext:value-type="float">
            <text:p>5662388</text:p>
          </table:table-cell>
          <table:table-cell office:value-type="string" calcext:value-type="string">
            <text:p>https://api.github.com/repos/samba6/recons</text:p>
          </table:table-cell>
          <table:table-cell table:formula="of:=REPLACE([.B1550]; 1; 29; &quot;&quot;)" office:value-type="string" office:string-value="samba6/recons" calcext:value-type="string">
            <text:p>samba6/recons</text:p>
          </table:table-cell>
        </table:table-row>
        <table:table-row table:style-name="ro1">
          <table:table-cell office:value-type="float" office:value="5667065" calcext:value-type="float">
            <text:p>5667065</text:p>
          </table:table-cell>
          <table:table-cell office:value-type="string" calcext:value-type="string">
            <text:p>https://api.github.com/repos/rackerlabs/quark</text:p>
          </table:table-cell>
          <table:table-cell table:formula="of:=REPLACE([.B1551]; 1; 29; &quot;&quot;)" office:value-type="string" office:string-value="rackerlabs/quark" calcext:value-type="string">
            <text:p>rackerlabs/quark</text:p>
          </table:table-cell>
        </table:table-row>
        <table:table-row table:style-name="ro1">
          <table:table-cell office:value-type="float" office:value="5673930" calcext:value-type="float">
            <text:p>5673930</text:p>
          </table:table-cell>
          <table:table-cell office:value-type="string" calcext:value-type="string">
            <text:p>https://api.github.com/repos/pyfarm/pyfarm-master</text:p>
          </table:table-cell>
          <table:table-cell table:formula="of:=REPLACE([.B1552]; 1; 29; &quot;&quot;)" office:value-type="string" office:string-value="pyfarm/pyfarm-master" calcext:value-type="string">
            <text:p>pyfarm/pyfarm-master</text:p>
          </table:table-cell>
        </table:table-row>
        <table:table-row table:style-name="ro1">
          <table:table-cell office:value-type="float" office:value="5677475" calcext:value-type="float">
            <text:p>5677475</text:p>
          </table:table-cell>
          <table:table-cell office:value-type="string" calcext:value-type="string">
            <text:p>https://api.github.com/repos/bigbag/archive_term-flask</text:p>
          </table:table-cell>
          <table:table-cell table:formula="of:=REPLACE([.B1553]; 1; 29; &quot;&quot;)" office:value-type="string" office:string-value="bigbag/archive_term-flask" calcext:value-type="string">
            <text:p>bigbag/archive_term-flask</text:p>
          </table:table-cell>
        </table:table-row>
        <table:table-row table:style-name="ro1">
          <table:table-cell office:value-type="float" office:value="5679717" calcext:value-type="float">
            <text:p>5679717</text:p>
          </table:table-cell>
          <table:table-cell office:value-type="string" calcext:value-type="string">
            <text:p>https://api.github.com/repos/craffel/mir_eval</text:p>
          </table:table-cell>
          <table:table-cell table:formula="of:=REPLACE([.B1554]; 1; 29; &quot;&quot;)" office:value-type="string" office:string-value="craffel/mir_eval" calcext:value-type="string">
            <text:p>craffel/mir_eval</text:p>
          </table:table-cell>
        </table:table-row>
        <table:table-row table:style-name="ro1">
          <table:table-cell office:value-type="float" office:value="5685990" calcext:value-type="float">
            <text:p>5685990</text:p>
          </table:table-cell>
          <table:table-cell office:value-type="string" calcext:value-type="string">
            <text:p>https://api.github.com/repos/rockwolf/python</text:p>
          </table:table-cell>
          <table:table-cell table:formula="of:=REPLACE([.B1555]; 1; 29; &quot;&quot;)" office:value-type="string" office:string-value="rockwolf/python" calcext:value-type="string">
            <text:p>rockwolf/python</text:p>
          </table:table-cell>
        </table:table-row>
        <table:table-row table:style-name="ro1">
          <table:table-cell office:value-type="float" office:value="5692816" calcext:value-type="float">
            <text:p>5692816</text:p>
          </table:table-cell>
          <table:table-cell office:value-type="string" calcext:value-type="string">
            <text:p>https://api.github.com/repos/pyopencl/pyopencl</text:p>
          </table:table-cell>
          <table:table-cell table:formula="of:=REPLACE([.B1556]; 1; 29; &quot;&quot;)" office:value-type="string" office:string-value="pyopencl/pyopencl" calcext:value-type="string">
            <text:p>pyopencl/pyopencl</text:p>
          </table:table-cell>
        </table:table-row>
        <table:table-row table:style-name="ro1">
          <table:table-cell office:value-type="float" office:value="5699142" calcext:value-type="float">
            <text:p>5699142</text:p>
          </table:table-cell>
          <table:table-cell office:value-type="string" calcext:value-type="string">
            <text:p>https://api.github.com/repos/cms-ttH/ttH-TauRoast</text:p>
          </table:table-cell>
          <table:table-cell table:formula="of:=REPLACE([.B1557]; 1; 29; &quot;&quot;)" office:value-type="string" office:string-value="cms-ttH/ttH-TauRoast" calcext:value-type="string">
            <text:p>cms-ttH/ttH-TauRoast</text:p>
          </table:table-cell>
        </table:table-row>
        <table:table-row table:style-name="ro1">
          <table:table-cell office:value-type="float" office:value="5702757" calcext:value-type="float">
            <text:p>5702757</text:p>
          </table:table-cell>
          <table:table-cell office:value-type="string" calcext:value-type="string">
            <text:p>https://api.github.com/repos/eegeo/environment-themes</text:p>
          </table:table-cell>
          <table:table-cell table:formula="of:=REPLACE([.B1558]; 1; 29; &quot;&quot;)" office:value-type="string" office:string-value="eegeo/environment-themes" calcext:value-type="string">
            <text:p>eegeo/environment-themes</text:p>
          </table:table-cell>
        </table:table-row>
        <table:table-row table:style-name="ro1">
          <table:table-cell office:value-type="float" office:value="5703025" calcext:value-type="float">
            <text:p>5703025</text:p>
          </table:table-cell>
          <table:table-cell office:value-type="string" calcext:value-type="string">
            <text:p>https://api.github.com/repos/zsiciarz/variablestars.net</text:p>
          </table:table-cell>
          <table:table-cell table:formula="of:=REPLACE([.B1559]; 1; 29; &quot;&quot;)" office:value-type="string" office:string-value="zsiciarz/variablestars.net" calcext:value-type="string">
            <text:p>zsiciarz/variablestars.net</text:p>
          </table:table-cell>
        </table:table-row>
        <table:table-row table:style-name="ro1">
          <table:table-cell office:value-type="float" office:value="5710813" calcext:value-type="float">
            <text:p>5710813</text:p>
          </table:table-cell>
          <table:table-cell office:value-type="string" calcext:value-type="string">
            <text:p>https://api.github.com/repos/mikemahony/git-commit-scroller</text:p>
          </table:table-cell>
          <table:table-cell table:formula="of:=REPLACE([.B1560]; 1; 29; &quot;&quot;)" office:value-type="string" office:string-value="mikemahony/git-commit-scroller" calcext:value-type="string">
            <text:p>mikemahony/git-commit-scroller</text:p>
          </table:table-cell>
        </table:table-row>
        <table:table-row table:style-name="ro1">
          <table:table-cell office:value-type="float" office:value="5715497" calcext:value-type="float">
            <text:p>5715497</text:p>
          </table:table-cell>
          <table:table-cell office:value-type="string" calcext:value-type="string">
            <text:p>https://api.github.com/repos/eaudeweb/art17-consultation</text:p>
          </table:table-cell>
          <table:table-cell table:formula="of:=REPLACE([.B1561]; 1; 29; &quot;&quot;)" office:value-type="string" office:string-value="eaudeweb/art17-consultation" calcext:value-type="string">
            <text:p>eaudeweb/art17-consultation</text:p>
          </table:table-cell>
        </table:table-row>
        <table:table-row table:style-name="ro1">
          <table:table-cell office:value-type="float" office:value="5719355" calcext:value-type="float">
            <text:p>5719355</text:p>
          </table:table-cell>
          <table:table-cell office:value-type="string" calcext:value-type="string">
            <text:p>https://api.github.com/repos/circuits/circuits</text:p>
          </table:table-cell>
          <table:table-cell table:formula="of:=REPLACE([.B1562]; 1; 29; &quot;&quot;)" office:value-type="string" office:string-value="circuits/circuits" calcext:value-type="string">
            <text:p>circuits/circuits</text:p>
          </table:table-cell>
        </table:table-row>
        <table:table-row table:style-name="ro1">
          <table:table-cell office:value-type="float" office:value="5721035" calcext:value-type="float">
            <text:p>5721035</text:p>
          </table:table-cell>
          <table:table-cell office:value-type="string" calcext:value-type="string">
            <text:p>https://api.github.com/repos/SmokinCaterpillar/pypet</text:p>
          </table:table-cell>
          <table:table-cell table:formula="of:=REPLACE([.B1563]; 1; 29; &quot;&quot;)" office:value-type="string" office:string-value="SmokinCaterpillar/pypet" calcext:value-type="string">
            <text:p>SmokinCaterpillar/pypet</text:p>
          </table:table-cell>
        </table:table-row>
        <table:table-row table:style-name="ro1">
          <table:table-cell office:value-type="float" office:value="5728136" calcext:value-type="float">
            <text:p>5728136</text:p>
          </table:table-cell>
          <table:table-cell office:value-type="string" calcext:value-type="string">
            <text:p>https://api.github.com/repos/RedHatQE/pulp-automation</text:p>
          </table:table-cell>
          <table:table-cell table:formula="of:=REPLACE([.B1564]; 1; 29; &quot;&quot;)" office:value-type="string" office:string-value="RedHatQE/pulp-automation" calcext:value-type="string">
            <text:p>RedHatQE/pulp-automation</text:p>
          </table:table-cell>
        </table:table-row>
        <table:table-row table:style-name="ro1">
          <table:table-cell office:value-type="float" office:value="5730885" calcext:value-type="float">
            <text:p>5730885</text:p>
          </table:table-cell>
          <table:table-cell office:value-type="string" calcext:value-type="string">
            <text:p>https://api.github.com/repos/rcbops-qa/monster</text:p>
          </table:table-cell>
          <table:table-cell table:formula="of:=REPLACE([.B1565]; 1; 29; &quot;&quot;)" office:value-type="string" office:string-value="rcbops-qa/monster" calcext:value-type="string">
            <text:p>rcbops-qa/monster</text:p>
          </table:table-cell>
        </table:table-row>
        <table:table-row table:style-name="ro1">
          <table:table-cell office:value-type="float" office:value="5732519" calcext:value-type="float">
            <text:p>5732519</text:p>
          </table:table-cell>
          <table:table-cell office:value-type="string" calcext:value-type="string">
            <text:p>https://api.github.com/repos/delqn/reposchmepo</text:p>
          </table:table-cell>
          <table:table-cell table:formula="of:=REPLACE([.B1566]; 1; 29; &quot;&quot;)" office:value-type="string" office:string-value="delqn/reposchmepo" calcext:value-type="string">
            <text:p>delqn/reposchmepo</text:p>
          </table:table-cell>
        </table:table-row>
        <table:table-row table:style-name="ro1">
          <table:table-cell office:value-type="float" office:value="5740067" calcext:value-type="float">
            <text:p>5740067</text:p>
          </table:table-cell>
          <table:table-cell office:value-type="string" calcext:value-type="string">
            <text:p>https://api.github.com/repos/Psycojoker/hackeragenda</text:p>
          </table:table-cell>
          <table:table-cell table:formula="of:=REPLACE([.B1567]; 1; 29; &quot;&quot;)" office:value-type="string" office:string-value="Psycojoker/hackeragenda" calcext:value-type="string">
            <text:p>Psycojoker/hackeragenda</text:p>
          </table:table-cell>
        </table:table-row>
        <table:table-row table:style-name="ro1">
          <table:table-cell office:value-type="float" office:value="5742204" calcext:value-type="float">
            <text:p>5742204</text:p>
          </table:table-cell>
          <table:table-cell office:value-type="string" calcext:value-type="string">
            <text:p>https://api.github.com/repos/paepcke/json_to_relation</text:p>
          </table:table-cell>
          <table:table-cell table:formula="of:=REPLACE([.B1568]; 1; 29; &quot;&quot;)" office:value-type="string" office:string-value="paepcke/json_to_relation" calcext:value-type="string">
            <text:p>paepcke/json_to_relation</text:p>
          </table:table-cell>
        </table:table-row>
        <table:table-row table:style-name="ro1">
          <table:table-cell office:value-type="float" office:value="5766028" calcext:value-type="float">
            <text:p>5766028</text:p>
          </table:table-cell>
          <table:table-cell office:value-type="string" calcext:value-type="string">
            <text:p>https://api.github.com/repos/joewing/ms3</text:p>
          </table:table-cell>
          <table:table-cell table:formula="of:=REPLACE([.B1569]; 1; 29; &quot;&quot;)" office:value-type="string" office:string-value="joewing/ms3" calcext:value-type="string">
            <text:p>joewing/ms3</text:p>
          </table:table-cell>
        </table:table-row>
        <table:table-row table:style-name="ro1">
          <table:table-cell office:value-type="float" office:value="5766156" calcext:value-type="float">
            <text:p>5766156</text:p>
          </table:table-cell>
          <table:table-cell office:value-type="string" calcext:value-type="string">
            <text:p>https://api.github.com/repos/revoltek/scripts</text:p>
          </table:table-cell>
          <table:table-cell table:formula="of:=REPLACE([.B1570]; 1; 29; &quot;&quot;)" office:value-type="string" office:string-value="revoltek/scripts" calcext:value-type="string">
            <text:p>revoltek/scripts</text:p>
          </table:table-cell>
        </table:table-row>
        <table:table-row table:style-name="ro1">
          <table:table-cell office:value-type="float" office:value="5771014" calcext:value-type="float">
            <text:p>5771014</text:p>
          </table:table-cell>
          <table:table-cell office:value-type="string" calcext:value-type="string">
            <text:p>https://api.github.com/repos/openstack-infra/elastic-recheck</text:p>
          </table:table-cell>
          <table:table-cell table:formula="of:=REPLACE([.B1571]; 1; 29; &quot;&quot;)" office:value-type="string" office:string-value="openstack-infra/elastic-recheck" calcext:value-type="string">
            <text:p>openstack-infra/elastic-recheck</text:p>
          </table:table-cell>
        </table:table-row>
        <table:table-row table:style-name="ro1">
          <table:table-cell office:value-type="float" office:value="5782465" calcext:value-type="float">
            <text:p>5782465</text:p>
          </table:table-cell>
          <table:table-cell office:value-type="string" calcext:value-type="string">
            <text:p>https://api.github.com/repos/matz-e/lobster</text:p>
          </table:table-cell>
          <table:table-cell table:formula="of:=REPLACE([.B1572]; 1; 29; &quot;&quot;)" office:value-type="string" office:string-value="matz-e/lobster" calcext:value-type="string">
            <text:p>matz-e/lobster</text:p>
          </table:table-cell>
        </table:table-row>
        <table:table-row table:style-name="ro1">
          <table:table-cell office:value-type="float" office:value="5792126" calcext:value-type="float">
            <text:p>5792126</text:p>
          </table:table-cell>
          <table:table-cell office:value-type="string" calcext:value-type="string">
            <text:p>https://api.github.com/repos/openstack/governance</text:p>
          </table:table-cell>
          <table:table-cell table:formula="of:=REPLACE([.B1573]; 1; 29; &quot;&quot;)" office:value-type="string" office:string-value="openstack/governance" calcext:value-type="string">
            <text:p>openstack/governance</text:p>
          </table:table-cell>
        </table:table-row>
        <table:table-row table:style-name="ro1">
          <table:table-cell office:value-type="float" office:value="5805070" calcext:value-type="float">
            <text:p>5805070</text:p>
          </table:table-cell>
          <table:table-cell office:value-type="string" calcext:value-type="string">
            <text:p>https://api.github.com/repos/openstack/fuel-ostf</text:p>
          </table:table-cell>
          <table:table-cell table:formula="of:=REPLACE([.B1574]; 1; 29; &quot;&quot;)" office:value-type="string" office:string-value="openstack/fuel-ostf" calcext:value-type="string">
            <text:p>openstack/fuel-ostf</text:p>
          </table:table-cell>
        </table:table-row>
        <table:table-row table:style-name="ro1">
          <table:table-cell office:value-type="float" office:value="5808409" calcext:value-type="float">
            <text:p>5808409</text:p>
          </table:table-cell>
          <table:table-cell office:value-type="string" calcext:value-type="string">
            <text:p>https://api.github.com/repos/openSUSE/spec-cleaner</text:p>
          </table:table-cell>
          <table:table-cell table:formula="of:=REPLACE([.B1575]; 1; 29; &quot;&quot;)" office:value-type="string" office:string-value="openSUSE/spec-cleaner" calcext:value-type="string">
            <text:p>openSUSE/spec-cleaner</text:p>
          </table:table-cell>
        </table:table-row>
        <table:table-row table:style-name="ro1">
          <table:table-cell office:value-type="float" office:value="5808962" calcext:value-type="float">
            <text:p>5808962</text:p>
          </table:table-cell>
          <table:table-cell office:value-type="string" calcext:value-type="string">
            <text:p>https://api.github.com/repos/lbybee/work_projects</text:p>
          </table:table-cell>
          <table:table-cell table:formula="of:=REPLACE([.B1576]; 1; 29; &quot;&quot;)" office:value-type="string" office:string-value="lbybee/work_projects" calcext:value-type="string">
            <text:p>lbybee/work_projects</text:p>
          </table:table-cell>
        </table:table-row>
        <table:table-row table:style-name="ro1">
          <table:table-cell office:value-type="float" office:value="5809045" calcext:value-type="float">
            <text:p>5809045</text:p>
          </table:table-cell>
          <table:table-cell office:value-type="string" calcext:value-type="string">
            <text:p>https://api.github.com/repos/ConPaaS-team/conpaas</text:p>
          </table:table-cell>
          <table:table-cell table:formula="of:=REPLACE([.B1577]; 1; 29; &quot;&quot;)" office:value-type="string" office:string-value="ConPaaS-team/conpaas" calcext:value-type="string">
            <text:p>ConPaaS-team/conpaas</text:p>
          </table:table-cell>
        </table:table-row>
        <table:table-row table:style-name="ro1">
          <table:table-cell office:value-type="float" office:value="5816549" calcext:value-type="float">
            <text:p>5816549</text:p>
          </table:table-cell>
          <table:table-cell office:value-type="string" calcext:value-type="string">
            <text:p>https://api.github.com/repos/orlenko/bccf</text:p>
          </table:table-cell>
          <table:table-cell table:formula="of:=REPLACE([.B1578]; 1; 29; &quot;&quot;)" office:value-type="string" office:string-value="orlenko/bccf" calcext:value-type="string">
            <text:p>orlenko/bccf</text:p>
          </table:table-cell>
        </table:table-row>
        <table:table-row table:style-name="ro1">
          <table:table-cell office:value-type="float" office:value="5816672" calcext:value-type="float">
            <text:p>5816672</text:p>
          </table:table-cell>
          <table:table-cell office:value-type="string" calcext:value-type="string">
            <text:p>https://api.github.com/repos/HephySusySW/Workspace</text:p>
          </table:table-cell>
          <table:table-cell table:formula="of:=REPLACE([.B1579]; 1; 29; &quot;&quot;)" office:value-type="string" office:string-value="HephySusySW/Workspace" calcext:value-type="string">
            <text:p>HephySusySW/Workspace</text:p>
          </table:table-cell>
        </table:table-row>
        <table:table-row table:style-name="ro1">
          <table:table-cell office:value-type="float" office:value="5822455" calcext:value-type="float">
            <text:p>5822455</text:p>
          </table:table-cell>
          <table:table-cell office:value-type="string" calcext:value-type="string">
            <text:p>https://api.github.com/repos/DevOpsBootcamp/website</text:p>
          </table:table-cell>
          <table:table-cell table:formula="of:=REPLACE([.B1580]; 1; 29; &quot;&quot;)" office:value-type="string" office:string-value="DevOpsBootcamp/website" calcext:value-type="string">
            <text:p>DevOpsBootcamp/website</text:p>
          </table:table-cell>
        </table:table-row>
        <table:table-row table:style-name="ro1">
          <table:table-cell office:value-type="float" office:value="5824291" calcext:value-type="float">
            <text:p>5824291</text:p>
          </table:table-cell>
          <table:table-cell office:value-type="string" calcext:value-type="string">
            <text:p>https://api.github.com/repos/GLolol/SupyPlugins</text:p>
          </table:table-cell>
          <table:table-cell table:formula="of:=REPLACE([.B1581]; 1; 29; &quot;&quot;)" office:value-type="string" office:string-value="GLolol/SupyPlugins" calcext:value-type="string">
            <text:p>GLolol/SupyPlugins</text:p>
          </table:table-cell>
        </table:table-row>
        <table:table-row table:style-name="ro1">
          <table:table-cell office:value-type="float" office:value="5827558" calcext:value-type="float">
            <text:p>5827558</text:p>
          </table:table-cell>
          <table:table-cell office:value-type="string" calcext:value-type="string">
            <text:p>https://api.github.com/repos/gpiantoni/phypno</text:p>
          </table:table-cell>
          <table:table-cell table:formula="of:=REPLACE([.B1582]; 1; 29; &quot;&quot;)" office:value-type="string" office:string-value="gpiantoni/phypno" calcext:value-type="string">
            <text:p>gpiantoni/phypno</text:p>
          </table:table-cell>
        </table:table-row>
        <table:table-row table:style-name="ro1">
          <table:table-cell office:value-type="float" office:value="5831042" calcext:value-type="float">
            <text:p>5831042</text:p>
          </table:table-cell>
          <table:table-cell office:value-type="string" calcext:value-type="string">
            <text:p>https://api.github.com/repos/morepath/morepath</text:p>
          </table:table-cell>
          <table:table-cell table:formula="of:=REPLACE([.B1583]; 1; 29; &quot;&quot;)" office:value-type="string" office:string-value="morepath/morepath" calcext:value-type="string">
            <text:p>morepath/morepath</text:p>
          </table:table-cell>
        </table:table-row>
        <table:table-row table:style-name="ro1">
          <table:table-cell office:value-type="float" office:value="5832158" calcext:value-type="float">
            <text:p>5832158</text:p>
          </table:table-cell>
          <table:table-cell office:value-type="string" calcext:value-type="string">
            <text:p>https://api.github.com/repos/veltzer/demos-python</text:p>
          </table:table-cell>
          <table:table-cell table:formula="of:=REPLACE([.B1584]; 1; 29; &quot;&quot;)" office:value-type="string" office:string-value="veltzer/demos-python" calcext:value-type="string">
            <text:p>veltzer/demos-python</text:p>
          </table:table-cell>
        </table:table-row>
        <table:table-row table:style-name="ro1">
          <table:table-cell office:value-type="float" office:value="5836136" calcext:value-type="float">
            <text:p>5836136</text:p>
          </table:table-cell>
          <table:table-cell office:value-type="string" calcext:value-type="string">
            <text:p>https://api.github.com/repos/casadi/testbot</text:p>
          </table:table-cell>
          <table:table-cell table:formula="of:=REPLACE([.B1585]; 1; 29; &quot;&quot;)" office:value-type="string" office:string-value="casadi/testbot" calcext:value-type="string">
            <text:p>casadi/testbot</text:p>
          </table:table-cell>
        </table:table-row>
        <table:table-row table:style-name="ro1">
          <table:table-cell office:value-type="float" office:value="5836369" calcext:value-type="float">
            <text:p>5836369</text:p>
          </table:table-cell>
          <table:table-cell office:value-type="string" calcext:value-type="string">
            <text:p>https://api.github.com/repos/dguest/susy-analysis</text:p>
          </table:table-cell>
          <table:table-cell table:formula="of:=REPLACE([.B1586]; 1; 29; &quot;&quot;)" office:value-type="string" office:string-value="dguest/susy-analysis" calcext:value-type="string">
            <text:p>dguest/susy-analysis</text:p>
          </table:table-cell>
        </table:table-row>
        <table:table-row table:style-name="ro1">
          <table:table-cell office:value-type="float" office:value="5842141" calcext:value-type="float">
            <text:p>5842141</text:p>
          </table:table-cell>
          <table:table-cell office:value-type="string" calcext:value-type="string">
            <text:p>https://api.github.com/repos/chutsu/playground</text:p>
          </table:table-cell>
          <table:table-cell table:formula="of:=REPLACE([.B1587]; 1; 29; &quot;&quot;)" office:value-type="string" office:string-value="chutsu/playground" calcext:value-type="string">
            <text:p>chutsu/playground</text:p>
          </table:table-cell>
        </table:table-row>
        <table:table-row table:style-name="ro1">
          <table:table-cell office:value-type="float" office:value="5857344" calcext:value-type="float">
            <text:p>5857344</text:p>
          </table:table-cell>
          <table:table-cell office:value-type="string" calcext:value-type="string">
            <text:p>https://api.github.com/repos/imranc/TestAutomation-5.7</text:p>
          </table:table-cell>
          <table:table-cell table:formula="of:=REPLACE([.B1588]; 1; 29; &quot;&quot;)" office:value-type="string" office:string-value="imranc/TestAutomation-5.7" calcext:value-type="string">
            <text:p>imranc/TestAutomation-5.7</text:p>
          </table:table-cell>
        </table:table-row>
        <table:table-row table:style-name="ro1">
          <table:table-cell office:value-type="float" office:value="5862069" calcext:value-type="float">
            <text:p>5862069</text:p>
          </table:table-cell>
          <table:table-cell office:value-type="string" calcext:value-type="string">
            <text:p>https://api.github.com/repos/wtrdrnkr/pyrecon</text:p>
          </table:table-cell>
          <table:table-cell table:formula="of:=REPLACE([.B1589]; 1; 29; &quot;&quot;)" office:value-type="string" office:string-value="wtrdrnkr/pyrecon" calcext:value-type="string">
            <text:p>wtrdrnkr/pyrecon</text:p>
          </table:table-cell>
        </table:table-row>
        <table:table-row table:style-name="ro1">
          <table:table-cell office:value-type="float" office:value="5865242" calcext:value-type="float">
            <text:p>5865242</text:p>
          </table:table-cell>
          <table:table-cell office:value-type="string" calcext:value-type="string">
            <text:p>https://api.github.com/repos/IntersectAustralia/asvo-tao</text:p>
          </table:table-cell>
          <table:table-cell table:formula="of:=REPLACE([.B1590]; 1; 29; &quot;&quot;)" office:value-type="string" office:string-value="IntersectAustralia/asvo-tao" calcext:value-type="string">
            <text:p>IntersectAustralia/asvo-tao</text:p>
          </table:table-cell>
        </table:table-row>
        <table:table-row table:style-name="ro1">
          <table:table-cell office:value-type="float" office:value="5869113" calcext:value-type="float">
            <text:p>5869113</text:p>
          </table:table-cell>
          <table:table-cell office:value-type="string" calcext:value-type="string">
            <text:p>https://api.github.com/repos/pkgcore/snakeoil</text:p>
          </table:table-cell>
          <table:table-cell table:formula="of:=REPLACE([.B1591]; 1; 29; &quot;&quot;)" office:value-type="string" office:string-value="pkgcore/snakeoil" calcext:value-type="string">
            <text:p>pkgcore/snakeoil</text:p>
          </table:table-cell>
        </table:table-row>
        <table:table-row table:style-name="ro1">
          <table:table-cell office:value-type="float" office:value="5876478" calcext:value-type="float">
            <text:p>5876478</text:p>
          </table:table-cell>
          <table:table-cell office:value-type="string" calcext:value-type="string">
            <text:p>https://api.github.com/repos/conwetlab/wstore</text:p>
          </table:table-cell>
          <table:table-cell table:formula="of:=REPLACE([.B1592]; 1; 29; &quot;&quot;)" office:value-type="string" office:string-value="conwetlab/wstore" calcext:value-type="string">
            <text:p>conwetlab/wstore</text:p>
          </table:table-cell>
        </table:table-row>
        <table:table-row table:style-name="ro1">
          <table:table-cell office:value-type="float" office:value="5876846" calcext:value-type="float">
            <text:p>5876846</text:p>
          </table:table-cell>
          <table:table-cell office:value-type="string" calcext:value-type="string">
            <text:p>https://api.github.com/repos/Robbie1977/AlignmentPipe</text:p>
          </table:table-cell>
          <table:table-cell table:formula="of:=REPLACE([.B1593]; 1; 29; &quot;&quot;)" office:value-type="string" office:string-value="Robbie1977/AlignmentPipe" calcext:value-type="string">
            <text:p>Robbie1977/AlignmentPipe</text:p>
          </table:table-cell>
        </table:table-row>
        <table:table-row table:style-name="ro1">
          <table:table-cell office:value-type="float" office:value="5879573" calcext:value-type="float">
            <text:p>5879573</text:p>
          </table:table-cell>
          <table:table-cell office:value-type="string" calcext:value-type="string">
            <text:p>https://api.github.com/repos/probcomp/crosscat</text:p>
          </table:table-cell>
          <table:table-cell table:formula="of:=REPLACE([.B1594]; 1; 29; &quot;&quot;)" office:value-type="string" office:string-value="probcomp/crosscat" calcext:value-type="string">
            <text:p>probcomp/crosscat</text:p>
          </table:table-cell>
        </table:table-row>
        <table:table-row table:style-name="ro1">
          <table:table-cell office:value-type="float" office:value="5880564" calcext:value-type="float">
            <text:p>5880564</text:p>
          </table:table-cell>
          <table:table-cell office:value-type="string" calcext:value-type="string">
            <text:p>https://api.github.com/repos/wavesoft/LiveQ</text:p>
          </table:table-cell>
          <table:table-cell table:formula="of:=REPLACE([.B1595]; 1; 29; &quot;&quot;)" office:value-type="string" office:string-value="wavesoft/LiveQ" calcext:value-type="string">
            <text:p>wavesoft/LiveQ</text:p>
          </table:table-cell>
        </table:table-row>
        <table:table-row table:style-name="ro1">
          <table:table-cell office:value-type="float" office:value="5881429" calcext:value-type="float">
            <text:p>5881429</text:p>
          </table:table-cell>
          <table:table-cell office:value-type="string" calcext:value-type="string">
            <text:p>https://api.github.com/repos/globocom/database-as-a-service</text:p>
          </table:table-cell>
          <table:table-cell table:formula="of:=REPLACE([.B1596]; 1; 29; &quot;&quot;)" office:value-type="string" office:string-value="globocom/database-as-a-service" calcext:value-type="string">
            <text:p>globocom/database-as-a-service</text:p>
          </table:table-cell>
        </table:table-row>
        <table:table-row table:style-name="ro1">
          <table:table-cell office:value-type="float" office:value="5885538" calcext:value-type="float">
            <text:p>5885538</text:p>
          </table:table-cell>
          <table:table-cell office:value-type="string" calcext:value-type="string">
            <text:p>https://api.github.com/repos/asciimoo/searx</text:p>
          </table:table-cell>
          <table:table-cell table:formula="of:=REPLACE([.B1597]; 1; 29; &quot;&quot;)" office:value-type="string" office:string-value="asciimoo/searx" calcext:value-type="string">
            <text:p>asciimoo/searx</text:p>
          </table:table-cell>
        </table:table-row>
        <table:table-row table:style-name="ro1">
          <table:table-cell office:value-type="float" office:value="5887411" calcext:value-type="float">
            <text:p>5887411</text:p>
          </table:table-cell>
          <table:table-cell office:value-type="string" calcext:value-type="string">
            <text:p>https://api.github.com/repos/charanpald/wallhack</text:p>
          </table:table-cell>
          <table:table-cell table:formula="of:=REPLACE([.B1598]; 1; 29; &quot;&quot;)" office:value-type="string" office:string-value="charanpald/wallhack" calcext:value-type="string">
            <text:p>charanpald/wallhack</text:p>
          </table:table-cell>
        </table:table-row>
        <table:table-row table:style-name="ro1">
          <table:table-cell office:value-type="float" office:value="5895004" calcext:value-type="float">
            <text:p>5895004</text:p>
          </table:table-cell>
          <table:table-cell office:value-type="string" calcext:value-type="string">
            <text:p>https://api.github.com/repos/python-diamond/Diamond</text:p>
          </table:table-cell>
          <table:table-cell table:formula="of:=REPLACE([.B1599]; 1; 29; &quot;&quot;)" office:value-type="string" office:string-value="python-diamond/Diamond" calcext:value-type="string">
            <text:p>python-diamond/Diamond</text:p>
          </table:table-cell>
        </table:table-row>
        <table:table-row table:style-name="ro1">
          <table:table-cell office:value-type="float" office:value="5895703" calcext:value-type="float">
            <text:p>5895703</text:p>
          </table:table-cell>
          <table:table-cell office:value-type="string" calcext:value-type="string">
            <text:p>https://api.github.com/repos/cocaine/cocaine-tools</text:p>
          </table:table-cell>
          <table:table-cell table:formula="of:=REPLACE([.B1600]; 1; 29; &quot;&quot;)" office:value-type="string" office:string-value="cocaine/cocaine-tools" calcext:value-type="string">
            <text:p>cocaine/cocaine-tools</text:p>
          </table:table-cell>
        </table:table-row>
        <table:table-row table:style-name="ro1">
          <table:table-cell office:value-type="float" office:value="5896665" calcext:value-type="float">
            <text:p>5896665</text:p>
          </table:table-cell>
          <table:table-cell office:value-type="string" calcext:value-type="string">
            <text:p>https://api.github.com/repos/ODM2/ODM2</text:p>
          </table:table-cell>
          <table:table-cell table:formula="of:=REPLACE([.B1601]; 1; 29; &quot;&quot;)" office:value-type="string" office:string-value="ODM2/ODM2" calcext:value-type="string">
            <text:p>ODM2/ODM2</text:p>
          </table:table-cell>
        </table:table-row>
        <table:table-row table:style-name="ro1">
          <table:table-cell office:value-type="float" office:value="5912034" calcext:value-type="float">
            <text:p>5912034</text:p>
          </table:table-cell>
          <table:table-cell office:value-type="string" calcext:value-type="string">
            <text:p>https://api.github.com/repos/shreevatsa/sanskrit</text:p>
          </table:table-cell>
          <table:table-cell table:formula="of:=REPLACE([.B1602]; 1; 29; &quot;&quot;)" office:value-type="string" office:string-value="shreevatsa/sanskrit" calcext:value-type="string">
            <text:p>shreevatsa/sanskrit</text:p>
          </table:table-cell>
        </table:table-row>
        <table:table-row table:style-name="ro1">
          <table:table-cell office:value-type="float" office:value="5916485" calcext:value-type="float">
            <text:p>5916485</text:p>
          </table:table-cell>
          <table:table-cell office:value-type="string" calcext:value-type="string">
            <text:p>https://api.github.com/repos/xivo-pbx/xivo-acceptance</text:p>
          </table:table-cell>
          <table:table-cell table:formula="of:=REPLACE([.B1603]; 1; 29; &quot;&quot;)" office:value-type="string" office:string-value="xivo-pbx/xivo-acceptance" calcext:value-type="string">
            <text:p>xivo-pbx/xivo-acceptance</text:p>
          </table:table-cell>
        </table:table-row>
        <table:table-row table:style-name="ro1">
          <table:table-cell office:value-type="float" office:value="5917316" calcext:value-type="float">
            <text:p>5917316</text:p>
          </table:table-cell>
          <table:table-cell office:value-type="string" calcext:value-type="string">
            <text:p>https://api.github.com/repos/xivo-pbx/xivo-doc</text:p>
          </table:table-cell>
          <table:table-cell table:formula="of:=REPLACE([.B1604]; 1; 29; &quot;&quot;)" office:value-type="string" office:string-value="xivo-pbx/xivo-doc" calcext:value-type="string">
            <text:p>xivo-pbx/xivo-doc</text:p>
          </table:table-cell>
        </table:table-row>
        <table:table-row table:style-name="ro1">
          <table:table-cell office:value-type="float" office:value="5918744" calcext:value-type="float">
            <text:p>5918744</text:p>
          </table:table-cell>
          <table:table-cell office:value-type="string" calcext:value-type="string">
            <text:p>https://api.github.com/repos/panoptes/POCS</text:p>
          </table:table-cell>
          <table:table-cell table:formula="of:=REPLACE([.B1605]; 1; 29; &quot;&quot;)" office:value-type="string" office:string-value="panoptes/POCS" calcext:value-type="string">
            <text:p>panoptes/POCS</text:p>
          </table:table-cell>
        </table:table-row>
        <table:table-row table:style-name="ro1">
          <table:table-cell office:value-type="float" office:value="5922556" calcext:value-type="float">
            <text:p>5922556</text:p>
          </table:table-cell>
          <table:table-cell office:value-type="string" calcext:value-type="string">
            <text:p>https://api.github.com/repos/osrg/ryu-book</text:p>
          </table:table-cell>
          <table:table-cell table:formula="of:=REPLACE([.B1606]; 1; 29; &quot;&quot;)" office:value-type="string" office:string-value="osrg/ryu-book" calcext:value-type="string">
            <text:p>osrg/ryu-book</text:p>
          </table:table-cell>
        </table:table-row>
        <table:table-row table:style-name="ro1">
          <table:table-cell office:value-type="float" office:value="5933731" calcext:value-type="float">
            <text:p>5933731</text:p>
          </table:table-cell>
          <table:table-cell office:value-type="string" calcext:value-type="string">
            <text:p>https://api.github.com/repos/xivo-pbx/xivo-ctid</text:p>
          </table:table-cell>
          <table:table-cell table:formula="of:=REPLACE([.B1607]; 1; 29; &quot;&quot;)" office:value-type="string" office:string-value="xivo-pbx/xivo-ctid" calcext:value-type="string">
            <text:p>xivo-pbx/xivo-ctid</text:p>
          </table:table-cell>
        </table:table-row>
        <table:table-row table:style-name="ro1">
          <table:table-cell office:value-type="float" office:value="5936099" calcext:value-type="float">
            <text:p>5936099</text:p>
          </table:table-cell>
          <table:table-cell office:value-type="string" calcext:value-type="string">
            <text:p>https://api.github.com/repos/pyfarm/pyfarm-agent</text:p>
          </table:table-cell>
          <table:table-cell table:formula="of:=REPLACE([.B1608]; 1; 29; &quot;&quot;)" office:value-type="string" office:string-value="pyfarm/pyfarm-agent" calcext:value-type="string">
            <text:p>pyfarm/pyfarm-agent</text:p>
          </table:table-cell>
        </table:table-row>
        <table:table-row table:style-name="ro1">
          <table:table-cell office:value-type="float" office:value="5937998" calcext:value-type="float">
            <text:p>5937998</text:p>
          </table:table-cell>
          <table:table-cell office:value-type="string" calcext:value-type="string">
            <text:p>https://api.github.com/repos/PythonJS/PythonJS</text:p>
          </table:table-cell>
          <table:table-cell table:formula="of:=REPLACE([.B1609]; 1; 29; &quot;&quot;)" office:value-type="string" office:string-value="PythonJS/PythonJS" calcext:value-type="string">
            <text:p>PythonJS/PythonJS</text:p>
          </table:table-cell>
        </table:table-row>
        <table:table-row table:style-name="ro1">
          <table:table-cell office:value-type="float" office:value="5938509" calcext:value-type="float">
            <text:p>5938509</text:p>
          </table:table-cell>
          <table:table-cell office:value-type="string" calcext:value-type="string">
            <text:p>https://api.github.com/repos/gilestrolab/pySolo-Video</text:p>
          </table:table-cell>
          <table:table-cell table:formula="of:=REPLACE([.B1610]; 1; 29; &quot;&quot;)" office:value-type="string" office:string-value="gilestrolab/pySolo-Video" calcext:value-type="string">
            <text:p>gilestrolab/pySolo-Video</text:p>
          </table:table-cell>
        </table:table-row>
        <table:table-row table:style-name="ro1">
          <table:table-cell office:value-type="float" office:value="5939527" calcext:value-type="float">
            <text:p>5939527</text:p>
          </table:table-cell>
          <table:table-cell office:value-type="string" calcext:value-type="string">
            <text:p>https://api.github.com/repos/xivo-pbx/xivo-dao</text:p>
          </table:table-cell>
          <table:table-cell table:formula="of:=REPLACE([.B1611]; 1; 29; &quot;&quot;)" office:value-type="string" office:string-value="xivo-pbx/xivo-dao" calcext:value-type="string">
            <text:p>xivo-pbx/xivo-dao</text:p>
          </table:table-cell>
        </table:table-row>
        <table:table-row table:style-name="ro1">
          <table:table-cell office:value-type="float" office:value="5955566" calcext:value-type="float">
            <text:p>5955566</text:p>
          </table:table-cell>
          <table:table-cell office:value-type="string" calcext:value-type="string">
            <text:p>https://api.github.com/repos/phenix3443/emacs.d</text:p>
          </table:table-cell>
          <table:table-cell table:formula="of:=REPLACE([.B1612]; 1; 29; &quot;&quot;)" office:value-type="string" office:string-value="phenix3443/emacs.d" calcext:value-type="string">
            <text:p>phenix3443/emacs.d</text:p>
          </table:table-cell>
        </table:table-row>
        <table:table-row table:style-name="ro1">
          <table:table-cell office:value-type="float" office:value="5956768" calcext:value-type="float">
            <text:p>5956768</text:p>
          </table:table-cell>
          <table:table-cell office:value-type="string" calcext:value-type="string">
            <text:p>https://api.github.com/repos/4teamwork/ftw.testbrowser</text:p>
          </table:table-cell>
          <table:table-cell table:formula="of:=REPLACE([.B1613]; 1; 29; &quot;&quot;)" office:value-type="string" office:string-value="4teamwork/ftw.testbrowser" calcext:value-type="string">
            <text:p>4teamwork/ftw.testbrowser</text:p>
          </table:table-cell>
        </table:table-row>
        <table:table-row table:style-name="ro1">
          <table:table-cell office:value-type="float" office:value="5983736" calcext:value-type="float">
            <text:p>5983736</text:p>
          </table:table-cell>
          <table:table-cell office:value-type="string" calcext:value-type="string">
            <text:p>https://api.github.com/repos/alex/blagoblag</text:p>
          </table:table-cell>
          <table:table-cell table:formula="of:=REPLACE([.B1614]; 1; 29; &quot;&quot;)" office:value-type="string" office:string-value="alex/blagoblag" calcext:value-type="string">
            <text:p>alex/blagoblag</text:p>
          </table:table-cell>
        </table:table-row>
        <table:table-row table:style-name="ro1">
          <table:table-cell office:value-type="float" office:value="5991379" calcext:value-type="float">
            <text:p>5991379</text:p>
          </table:table-cell>
          <table:table-cell office:value-type="string" calcext:value-type="string">
            <text:p>https://api.github.com/repos/nens/trs</text:p>
          </table:table-cell>
          <table:table-cell table:formula="of:=REPLACE([.B1615]; 1; 29; &quot;&quot;)" office:value-type="string" office:string-value="nens/trs" calcext:value-type="string">
            <text:p>nens/trs</text:p>
          </table:table-cell>
        </table:table-row>
        <table:table-row table:style-name="ro1">
          <table:table-cell office:value-type="float" office:value="5991967" calcext:value-type="float">
            <text:p>5991967</text:p>
          </table:table-cell>
          <table:table-cell office:value-type="string" calcext:value-type="string">
            <text:p>https://api.github.com/repos/xivo-pbx/xivo-confd</text:p>
          </table:table-cell>
          <table:table-cell table:formula="of:=REPLACE([.B1616]; 1; 29; &quot;&quot;)" office:value-type="string" office:string-value="xivo-pbx/xivo-confd" calcext:value-type="string">
            <text:p>xivo-pbx/xivo-confd</text:p>
          </table:table-cell>
        </table:table-row>
        <table:table-row table:style-name="ro1">
          <table:table-cell office:value-type="float" office:value="5993630" calcext:value-type="float">
            <text:p>5993630</text:p>
          </table:table-cell>
          <table:table-cell office:value-type="string" calcext:value-type="string">
            <text:p>https://api.github.com/repos/openhealthcare/elcid</text:p>
          </table:table-cell>
          <table:table-cell table:formula="of:=REPLACE([.B1617]; 1; 29; &quot;&quot;)" office:value-type="string" office:string-value="openhealthcare/elcid" calcext:value-type="string">
            <text:p>openhealthcare/elcid</text:p>
          </table:table-cell>
        </table:table-row>
        <table:table-row table:style-name="ro1">
          <table:table-cell office:value-type="float" office:value="5995644" calcext:value-type="float">
            <text:p>5995644</text:p>
          </table:table-cell>
          <table:table-cell office:value-type="string" calcext:value-type="string">
            <text:p>https://api.github.com/repos/boto/boto3</text:p>
          </table:table-cell>
          <table:table-cell table:formula="of:=REPLACE([.B1618]; 1; 29; &quot;&quot;)" office:value-type="string" office:string-value="boto/boto3" calcext:value-type="string">
            <text:p>boto/boto3</text:p>
          </table:table-cell>
        </table:table-row>
        <table:table-row table:style-name="ro1">
          <table:table-cell office:value-type="float" office:value="5995748" calcext:value-type="float">
            <text:p>5995748</text:p>
          </table:table-cell>
          <table:table-cell office:value-type="string" calcext:value-type="string">
            <text:p>https://api.github.com/repos/python-openxml/python-docx</text:p>
          </table:table-cell>
          <table:table-cell table:formula="of:=REPLACE([.B1619]; 1; 29; &quot;&quot;)" office:value-type="string" office:string-value="python-openxml/python-docx" calcext:value-type="string">
            <text:p>python-openxml/python-docx</text:p>
          </table:table-cell>
        </table:table-row>
        <table:table-row table:style-name="ro1">
          <table:table-cell office:value-type="float" office:value="6006509" calcext:value-type="float">
            <text:p>6006509</text:p>
          </table:table-cell>
          <table:table-cell office:value-type="string" calcext:value-type="string">
            <text:p>https://api.github.com/repos/EOX-A/ngeo-b</text:p>
          </table:table-cell>
          <table:table-cell table:formula="of:=REPLACE([.B1620]; 1; 29; &quot;&quot;)" office:value-type="string" office:string-value="EOX-A/ngeo-b" calcext:value-type="string">
            <text:p>EOX-A/ngeo-b</text:p>
          </table:table-cell>
        </table:table-row>
        <table:table-row table:style-name="ro1">
          <table:table-cell office:value-type="float" office:value="6006586" calcext:value-type="float">
            <text:p>6006586</text:p>
          </table:table-cell>
          <table:table-cell office:value-type="string" calcext:value-type="string">
            <text:p>https://api.github.com/repos/SublimeLinter/SublimeLinter3</text:p>
          </table:table-cell>
          <table:table-cell table:formula="of:=REPLACE([.B1621]; 1; 29; &quot;&quot;)" office:value-type="string" office:string-value="SublimeLinter/SublimeLinter3" calcext:value-type="string">
            <text:p>SublimeLinter/SublimeLinter3</text:p>
          </table:table-cell>
        </table:table-row>
        <table:table-row table:style-name="ro1">
          <table:table-cell office:value-type="float" office:value="6014559" calcext:value-type="float">
            <text:p>6014559</text:p>
          </table:table-cell>
          <table:table-cell office:value-type="string" calcext:value-type="string">
            <text:p>https://api.github.com/repos/glos/glos_catalog</text:p>
          </table:table-cell>
          <table:table-cell table:formula="of:=REPLACE([.B1622]; 1; 29; &quot;&quot;)" office:value-type="string" office:string-value="glos/glos_catalog" calcext:value-type="string">
            <text:p>glos/glos_catalog</text:p>
          </table:table-cell>
        </table:table-row>
        <table:table-row table:style-name="ro1">
          <table:table-cell office:value-type="float" office:value="6022458" calcext:value-type="float">
            <text:p>6022458</text:p>
          </table:table-cell>
          <table:table-cell office:value-type="string" calcext:value-type="string">
            <text:p>https://api.github.com/repos/hguochen/algorithms</text:p>
          </table:table-cell>
          <table:table-cell table:formula="of:=REPLACE([.B1623]; 1; 29; &quot;&quot;)" office:value-type="string" office:string-value="hguochen/algorithms" calcext:value-type="string">
            <text:p>hguochen/algorithms</text:p>
          </table:table-cell>
        </table:table-row>
        <table:table-row table:style-name="ro1">
          <table:table-cell office:value-type="float" office:value="6027069" calcext:value-type="float">
            <text:p>6027069</text:p>
          </table:table-cell>
          <table:table-cell office:value-type="string" calcext:value-type="string">
            <text:p>https://api.github.com/repos/datea/datea-api</text:p>
          </table:table-cell>
          <table:table-cell table:formula="of:=REPLACE([.B1624]; 1; 29; &quot;&quot;)" office:value-type="string" office:string-value="datea/datea-api" calcext:value-type="string">
            <text:p>datea/datea-api</text:p>
          </table:table-cell>
        </table:table-row>
        <table:table-row table:style-name="ro1">
          <table:table-cell office:value-type="float" office:value="6039602" calcext:value-type="float">
            <text:p>6039602</text:p>
          </table:table-cell>
          <table:table-cell office:value-type="string" calcext:value-type="string">
            <text:p>https://api.github.com/repos/ioflo/ioflo</text:p>
          </table:table-cell>
          <table:table-cell table:formula="of:=REPLACE([.B1625]; 1; 29; &quot;&quot;)" office:value-type="string" office:string-value="ioflo/ioflo" calcext:value-type="string">
            <text:p>ioflo/ioflo</text:p>
          </table:table-cell>
        </table:table-row>
        <table:table-row table:style-name="ro1">
          <table:table-cell office:value-type="float" office:value="6046256" calcext:value-type="float">
            <text:p>6046256</text:p>
          </table:table-cell>
          <table:table-cell office:value-type="string" calcext:value-type="string">
            <text:p>https://api.github.com/repos/SamStudio8/triage</text:p>
          </table:table-cell>
          <table:table-cell table:formula="of:=REPLACE([.B1626]; 1; 29; &quot;&quot;)" office:value-type="string" office:string-value="SamStudio8/triage" calcext:value-type="string">
            <text:p>SamStudio8/triage</text:p>
          </table:table-cell>
        </table:table-row>
        <table:table-row table:style-name="ro1">
          <table:table-cell office:value-type="float" office:value="6071067" calcext:value-type="float">
            <text:p>6071067</text:p>
          </table:table-cell>
          <table:table-cell office:value-type="string" calcext:value-type="string">
            <text:p>https://api.github.com/repos/stan-dev/pystan</text:p>
          </table:table-cell>
          <table:table-cell table:formula="of:=REPLACE([.B1627]; 1; 29; &quot;&quot;)" office:value-type="string" office:string-value="stan-dev/pystan" calcext:value-type="string">
            <text:p>stan-dev/pystan</text:p>
          </table:table-cell>
        </table:table-row>
        <table:table-row table:style-name="ro1">
          <table:table-cell office:value-type="float" office:value="6077451" calcext:value-type="float">
            <text:p>6077451</text:p>
          </table:table-cell>
          <table:table-cell office:value-type="string" calcext:value-type="string">
            <text:p>https://api.github.com/repos/gtagency/buzzmobile</text:p>
          </table:table-cell>
          <table:table-cell table:formula="of:=REPLACE([.B1628]; 1; 29; &quot;&quot;)" office:value-type="string" office:string-value="gtagency/buzzmobile" calcext:value-type="string">
            <text:p>gtagency/buzzmobile</text:p>
          </table:table-cell>
        </table:table-row>
        <table:table-row table:style-name="ro1">
          <table:table-cell office:value-type="float" office:value="6078301" calcext:value-type="float">
            <text:p>6078301</text:p>
          </table:table-cell>
          <table:table-cell office:value-type="string" calcext:value-type="string">
            <text:p>https://api.github.com/repos/cu2/KT</text:p>
          </table:table-cell>
          <table:table-cell table:formula="of:=REPLACE([.B1629]; 1; 29; &quot;&quot;)" office:value-type="string" office:string-value="cu2/KT" calcext:value-type="string">
            <text:p>cu2/KT</text:p>
          </table:table-cell>
        </table:table-row>
        <table:table-row table:style-name="ro1">
          <table:table-cell office:value-type="float" office:value="6081135" calcext:value-type="float">
            <text:p>6081135</text:p>
          </table:table-cell>
          <table:table-cell office:value-type="string" calcext:value-type="string">
            <text:p>https://api.github.com/repos/nutils/nutils</text:p>
          </table:table-cell>
          <table:table-cell table:formula="of:=REPLACE([.B1630]; 1; 29; &quot;&quot;)" office:value-type="string" office:string-value="nutils/nutils" calcext:value-type="string">
            <text:p>nutils/nutils</text:p>
          </table:table-cell>
        </table:table-row>
        <table:table-row table:style-name="ro1">
          <table:table-cell office:value-type="float" office:value="6081539" calcext:value-type="float">
            <text:p>6081539</text:p>
          </table:table-cell>
          <table:table-cell office:value-type="string" calcext:value-type="string">
            <text:p>https://api.github.com/repos/CalPolyIEEE/ieee</text:p>
          </table:table-cell>
          <table:table-cell table:formula="of:=REPLACE([.B1631]; 1; 29; &quot;&quot;)" office:value-type="string" office:string-value="CalPolyIEEE/ieee" calcext:value-type="string">
            <text:p>CalPolyIEEE/ieee</text:p>
          </table:table-cell>
        </table:table-row>
        <table:table-row table:style-name="ro1">
          <table:table-cell office:value-type="float" office:value="6084472" calcext:value-type="float">
            <text:p>6084472</text:p>
          </table:table-cell>
          <table:table-cell office:value-type="string" calcext:value-type="string">
            <text:p>https://api.github.com/repos/nortikin/sverchok</text:p>
          </table:table-cell>
          <table:table-cell table:formula="of:=REPLACE([.B1632]; 1; 29; &quot;&quot;)" office:value-type="string" office:string-value="nortikin/sverchok" calcext:value-type="string">
            <text:p>nortikin/sverchok</text:p>
          </table:table-cell>
        </table:table-row>
        <table:table-row table:style-name="ro1">
          <table:table-cell office:value-type="float" office:value="6107541" calcext:value-type="float">
            <text:p>6107541</text:p>
          </table:table-cell>
          <table:table-cell office:value-type="string" calcext:value-type="string">
            <text:p>https://api.github.com/repos/getredash/redash</text:p>
          </table:table-cell>
          <table:table-cell table:formula="of:=REPLACE([.B1633]; 1; 29; &quot;&quot;)" office:value-type="string" office:string-value="getredash/redash" calcext:value-type="string">
            <text:p>getredash/redash</text:p>
          </table:table-cell>
        </table:table-row>
        <table:table-row table:style-name="ro1">
          <table:table-cell office:value-type="float" office:value="6117803" calcext:value-type="float">
            <text:p>6117803</text:p>
          </table:table-cell>
          <table:table-cell office:value-type="string" calcext:value-type="string">
            <text:p>https://api.github.com/repos/nbari/zunzuncito</text:p>
          </table:table-cell>
          <table:table-cell table:formula="of:=REPLACE([.B1634]; 1; 29; &quot;&quot;)" office:value-type="string" office:string-value="nbari/zunzuncito" calcext:value-type="string">
            <text:p>nbari/zunzuncito</text:p>
          </table:table-cell>
        </table:table-row>
        <table:table-row table:style-name="ro1">
          <table:table-cell office:value-type="float" office:value="6124803" calcext:value-type="float">
            <text:p>6124803</text:p>
          </table:table-cell>
          <table:table-cell office:value-type="string" calcext:value-type="string">
            <text:p>https://api.github.com/repos/mysociety/parlparse</text:p>
          </table:table-cell>
          <table:table-cell table:formula="of:=REPLACE([.B1635]; 1; 29; &quot;&quot;)" office:value-type="string" office:string-value="mysociety/parlparse" calcext:value-type="string">
            <text:p>mysociety/parlparse</text:p>
          </table:table-cell>
        </table:table-row>
        <table:table-row table:style-name="ro1">
          <table:table-cell office:value-type="float" office:value="6137109" calcext:value-type="float">
            <text:p>6137109</text:p>
          </table:table-cell>
          <table:table-cell office:value-type="string" calcext:value-type="string">
            <text:p>https://api.github.com/repos/glennhickey/teHmm</text:p>
          </table:table-cell>
          <table:table-cell table:formula="of:=REPLACE([.B1636]; 1; 29; &quot;&quot;)" office:value-type="string" office:string-value="glennhickey/teHmm" calcext:value-type="string">
            <text:p>glennhickey/teHmm</text:p>
          </table:table-cell>
        </table:table-row>
        <table:table-row table:style-name="ro1">
          <table:table-cell office:value-type="float" office:value="6144901" calcext:value-type="float">
            <text:p>6144901</text:p>
          </table:table-cell>
          <table:table-cell office:value-type="string" calcext:value-type="string">
            <text:p>https://api.github.com/repos/openstack/solum</text:p>
          </table:table-cell>
          <table:table-cell table:formula="of:=REPLACE([.B1637]; 1; 29; &quot;&quot;)" office:value-type="string" office:string-value="openstack/solum" calcext:value-type="string">
            <text:p>openstack/solum</text:p>
          </table:table-cell>
        </table:table-row>
        <table:table-row table:style-name="ro1">
          <table:table-cell office:value-type="float" office:value="6148062" calcext:value-type="float">
            <text:p>6148062</text:p>
          </table:table-cell>
          <table:table-cell office:value-type="string" calcext:value-type="string">
            <text:p>https://api.github.com/repos/tulip-control/tulip-control</text:p>
          </table:table-cell>
          <table:table-cell table:formula="of:=REPLACE([.B1638]; 1; 29; &quot;&quot;)" office:value-type="string" office:string-value="tulip-control/tulip-control" calcext:value-type="string">
            <text:p>tulip-control/tulip-control</text:p>
          </table:table-cell>
        </table:table-row>
        <table:table-row table:style-name="ro1">
          <table:table-cell office:value-type="float" office:value="6148131" calcext:value-type="float">
            <text:p>6148131</text:p>
          </table:table-cell>
          <table:table-cell office:value-type="string" calcext:value-type="string">
            <text:p>https://api.github.com/repos/Abjad/abjad</text:p>
          </table:table-cell>
          <table:table-cell table:formula="of:=REPLACE([.B1639]; 1; 29; &quot;&quot;)" office:value-type="string" office:string-value="Abjad/abjad" calcext:value-type="string">
            <text:p>Abjad/abjad</text:p>
          </table:table-cell>
        </table:table-row>
        <table:table-row table:style-name="ro1">
          <table:table-cell office:value-type="float" office:value="6155438" calcext:value-type="float">
            <text:p>6155438</text:p>
          </table:table-cell>
          <table:table-cell office:value-type="string" calcext:value-type="string">
            <text:p>https://api.github.com/repos/jsoffer/eilat</text:p>
          </table:table-cell>
          <table:table-cell table:formula="of:=REPLACE([.B1640]; 1; 29; &quot;&quot;)" office:value-type="string" office:string-value="jsoffer/eilat" calcext:value-type="string">
            <text:p>jsoffer/eilat</text:p>
          </table:table-cell>
        </table:table-row>
        <table:table-row table:style-name="ro1">
          <table:table-cell office:value-type="float" office:value="6155875" calcext:value-type="float">
            <text:p>6155875</text:p>
          </table:table-cell>
          <table:table-cell office:value-type="string" calcext:value-type="string">
            <text:p>https://api.github.com/repos/OpenLD/enigma2</text:p>
          </table:table-cell>
          <table:table-cell table:formula="of:=REPLACE([.B1641]; 1; 29; &quot;&quot;)" office:value-type="string" office:string-value="OpenLD/enigma2" calcext:value-type="string">
            <text:p>OpenLD/enigma2</text:p>
          </table:table-cell>
        </table:table-row>
        <table:table-row table:style-name="ro1">
          <table:table-cell office:value-type="float" office:value="6158557" calcext:value-type="float">
            <text:p>6158557</text:p>
          </table:table-cell>
          <table:table-cell office:value-type="string" calcext:value-type="string">
            <text:p>https://api.github.com/repos/hydroshare/hydroshare</text:p>
          </table:table-cell>
          <table:table-cell table:formula="of:=REPLACE([.B1642]; 1; 29; &quot;&quot;)" office:value-type="string" office:string-value="hydroshare/hydroshare" calcext:value-type="string">
            <text:p>hydroshare/hydroshare</text:p>
          </table:table-cell>
        </table:table-row>
        <table:table-row table:style-name="ro1">
          <table:table-cell office:value-type="float" office:value="6161880" calcext:value-type="float">
            <text:p>6161880</text:p>
          </table:table-cell>
          <table:table-cell office:value-type="string" calcext:value-type="string">
            <text:p>https://api.github.com/repos/anantb/confer</text:p>
          </table:table-cell>
          <table:table-cell table:formula="of:=REPLACE([.B1643]; 1; 29; &quot;&quot;)" office:value-type="string" office:string-value="anantb/confer" calcext:value-type="string">
            <text:p>anantb/confer</text:p>
          </table:table-cell>
        </table:table-row>
        <table:table-row table:style-name="ro1">
          <table:table-cell office:value-type="float" office:value="6172548" calcext:value-type="float">
            <text:p>6172548</text:p>
          </table:table-cell>
          <table:table-cell office:value-type="string" calcext:value-type="string">
            <text:p>https://api.github.com/repos/openstack/mistral</text:p>
          </table:table-cell>
          <table:table-cell table:formula="of:=REPLACE([.B1644]; 1; 29; &quot;&quot;)" office:value-type="string" office:string-value="openstack/mistral" calcext:value-type="string">
            <text:p>openstack/mistral</text:p>
          </table:table-cell>
        </table:table-row>
        <table:table-row table:style-name="ro1">
          <table:table-cell office:value-type="float" office:value="6192519" calcext:value-type="float">
            <text:p>6192519</text:p>
          </table:table-cell>
          <table:table-cell office:value-type="string" calcext:value-type="string">
            <text:p>https://api.github.com/repos/WU-ARL/ndn-ops</text:p>
          </table:table-cell>
          <table:table-cell table:formula="of:=REPLACE([.B1645]; 1; 29; &quot;&quot;)" office:value-type="string" office:string-value="WU-ARL/ndn-ops" calcext:value-type="string">
            <text:p>WU-ARL/ndn-ops</text:p>
          </table:table-cell>
        </table:table-row>
        <table:table-row table:style-name="ro1">
          <table:table-cell office:value-type="float" office:value="6196485" calcext:value-type="float">
            <text:p>6196485</text:p>
          </table:table-cell>
          <table:table-cell office:value-type="string" calcext:value-type="string">
            <text:p>https://api.github.com/repos/manjaro/thus</text:p>
          </table:table-cell>
          <table:table-cell table:formula="of:=REPLACE([.B1646]; 1; 29; &quot;&quot;)" office:value-type="string" office:string-value="manjaro/thus" calcext:value-type="string">
            <text:p>manjaro/thus</text:p>
          </table:table-cell>
        </table:table-row>
        <table:table-row table:style-name="ro1">
          <table:table-cell office:value-type="float" office:value="6199483" calcext:value-type="float">
            <text:p>6199483</text:p>
          </table:table-cell>
          <table:table-cell office:value-type="string" calcext:value-type="string">
            <text:p>https://api.github.com/repos/morphgnt/morphological-lexicon</text:p>
          </table:table-cell>
          <table:table-cell table:formula="of:=REPLACE([.B1647]; 1; 29; &quot;&quot;)" office:value-type="string" office:string-value="morphgnt/morphological-lexicon" calcext:value-type="string">
            <text:p>morphgnt/morphological-lexicon</text:p>
          </table:table-cell>
        </table:table-row>
        <table:table-row table:style-name="ro1">
          <table:table-cell office:value-type="float" office:value="6205002" calcext:value-type="float">
            <text:p>6205002</text:p>
          </table:table-cell>
          <table:table-cell office:value-type="string" calcext:value-type="string">
            <text:p>https://api.github.com/repos/rgs1/zk_shell</text:p>
          </table:table-cell>
          <table:table-cell table:formula="of:=REPLACE([.B1648]; 1; 29; &quot;&quot;)" office:value-type="string" office:string-value="rgs1/zk_shell" calcext:value-type="string">
            <text:p>rgs1/zk_shell</text:p>
          </table:table-cell>
        </table:table-row>
        <table:table-row table:style-name="ro1">
          <table:table-cell office:value-type="float" office:value="6207137" calcext:value-type="float">
            <text:p>6207137</text:p>
          </table:table-cell>
          <table:table-cell office:value-type="string" calcext:value-type="string">
            <text:p>https://api.github.com/repos/WeirdCarrotMonster/forest</text:p>
          </table:table-cell>
          <table:table-cell table:formula="of:=REPLACE([.B1649]; 1; 29; &quot;&quot;)" office:value-type="string" office:string-value="WeirdCarrotMonster/forest" calcext:value-type="string">
            <text:p>WeirdCarrotMonster/forest</text:p>
          </table:table-cell>
        </table:table-row>
        <table:table-row table:style-name="ro1">
          <table:table-cell office:value-type="float" office:value="6216997" calcext:value-type="float">
            <text:p>6216997</text:p>
          </table:table-cell>
          <table:table-cell office:value-type="string" calcext:value-type="string">
            <text:p>https://api.github.com/repos/brechtm/rinohtype</text:p>
          </table:table-cell>
          <table:table-cell table:formula="of:=REPLACE([.B1650]; 1; 29; &quot;&quot;)" office:value-type="string" office:string-value="brechtm/rinohtype" calcext:value-type="string">
            <text:p>brechtm/rinohtype</text:p>
          </table:table-cell>
        </table:table-row>
        <table:table-row table:style-name="ro1">
          <table:table-cell office:value-type="float" office:value="6223451" calcext:value-type="float">
            <text:p>6223451</text:p>
          </table:table-cell>
          <table:table-cell office:value-type="string" calcext:value-type="string">
            <text:p>https://api.github.com/repos/FrostyX/tracer</text:p>
          </table:table-cell>
          <table:table-cell table:formula="of:=REPLACE([.B1651]; 1; 29; &quot;&quot;)" office:value-type="string" office:string-value="FrostyX/tracer" calcext:value-type="string">
            <text:p>FrostyX/tracer</text:p>
          </table:table-cell>
        </table:table-row>
        <table:table-row table:style-name="ro1">
          <table:table-cell office:value-type="float" office:value="6226786" calcext:value-type="float">
            <text:p>6226786</text:p>
          </table:table-cell>
          <table:table-cell office:value-type="string" calcext:value-type="string">
            <text:p>https://api.github.com/repos/bireme/fi-admin</text:p>
          </table:table-cell>
          <table:table-cell table:formula="of:=REPLACE([.B1652]; 1; 29; &quot;&quot;)" office:value-type="string" office:string-value="bireme/fi-admin" calcext:value-type="string">
            <text:p>bireme/fi-admin</text:p>
          </table:table-cell>
        </table:table-row>
        <table:table-row table:style-name="ro1">
          <table:table-cell office:value-type="float" office:value="6228626" calcext:value-type="float">
            <text:p>6228626</text:p>
          </table:table-cell>
          <table:table-cell office:value-type="string" calcext:value-type="string">
            <text:p>https://api.github.com/repos/Nexedi/dream</text:p>
          </table:table-cell>
          <table:table-cell table:formula="of:=REPLACE([.B1653]; 1; 29; &quot;&quot;)" office:value-type="string" office:string-value="Nexedi/dream" calcext:value-type="string">
            <text:p>Nexedi/dream</text:p>
          </table:table-cell>
        </table:table-row>
        <table:table-row table:style-name="ro1">
          <table:table-cell office:value-type="float" office:value="6230563" calcext:value-type="float">
            <text:p>6230563</text:p>
          </table:table-cell>
          <table:table-cell office:value-type="string" calcext:value-type="string">
            <text:p>https://api.github.com/repos/Lightmatter/generic-django-conf</text:p>
          </table:table-cell>
          <table:table-cell table:formula="of:=REPLACE([.B1654]; 1; 29; &quot;&quot;)" office:value-type="string" office:string-value="Lightmatter/generic-django-conf" calcext:value-type="string">
            <text:p>Lightmatter/generic-django-conf</text:p>
          </table:table-cell>
        </table:table-row>
        <table:table-row table:style-name="ro1">
          <table:table-cell office:value-type="float" office:value="6234209" calcext:value-type="float">
            <text:p>6234209</text:p>
          </table:table-cell>
          <table:table-cell office:value-type="string" calcext:value-type="string">
            <text:p>https://api.github.com/repos/samth/pycket</text:p>
          </table:table-cell>
          <table:table-cell table:formula="of:=REPLACE([.B1655]; 1; 29; &quot;&quot;)" office:value-type="string" office:string-value="samth/pycket" calcext:value-type="string">
            <text:p>samth/pycket</text:p>
          </table:table-cell>
        </table:table-row>
        <table:table-row table:style-name="ro1">
          <table:table-cell office:value-type="float" office:value="6236268" calcext:value-type="float">
            <text:p>6236268</text:p>
          </table:table-cell>
          <table:table-cell office:value-type="string" calcext:value-type="string">
            <text:p>https://api.github.com/repos/kobotoolbox/kobocat</text:p>
          </table:table-cell>
          <table:table-cell table:formula="of:=REPLACE([.B1656]; 1; 29; &quot;&quot;)" office:value-type="string" office:string-value="kobotoolbox/kobocat" calcext:value-type="string">
            <text:p>kobotoolbox/kobocat</text:p>
          </table:table-cell>
        </table:table-row>
        <table:table-row table:style-name="ro1">
          <table:table-cell office:value-type="float" office:value="6245685" calcext:value-type="float">
            <text:p>6245685</text:p>
          </table:table-cell>
          <table:table-cell office:value-type="string" calcext:value-type="string">
            <text:p>https://api.github.com/repos/yhteentoimivuuspalvelut/ytp</text:p>
          </table:table-cell>
          <table:table-cell table:formula="of:=REPLACE([.B1657]; 1; 29; &quot;&quot;)" office:value-type="string" office:string-value="yhteentoimivuuspalvelut/ytp" calcext:value-type="string">
            <text:p>yhteentoimivuuspalvelut/ytp</text:p>
          </table:table-cell>
        </table:table-row>
        <table:table-row table:style-name="ro1">
          <table:table-cell office:value-type="float" office:value="6251168" calcext:value-type="float">
            <text:p>6251168</text:p>
          </table:table-cell>
          <table:table-cell office:value-type="string" calcext:value-type="string">
            <text:p>https://api.github.com/repos/mozilla/telemetry-server</text:p>
          </table:table-cell>
          <table:table-cell table:formula="of:=REPLACE([.B1658]; 1; 29; &quot;&quot;)" office:value-type="string" office:string-value="mozilla/telemetry-server" calcext:value-type="string">
            <text:p>mozilla/telemetry-server</text:p>
          </table:table-cell>
        </table:table-row>
        <table:table-row table:style-name="ro1">
          <table:table-cell office:value-type="float" office:value="6253272" calcext:value-type="float">
            <text:p>6253272</text:p>
          </table:table-cell>
          <table:table-cell office:value-type="string" calcext:value-type="string">
            <text:p>https://api.github.com/repos/mitshel/sopds</text:p>
          </table:table-cell>
          <table:table-cell table:formula="of:=REPLACE([.B1659]; 1; 29; &quot;&quot;)" office:value-type="string" office:string-value="mitshel/sopds" calcext:value-type="string">
            <text:p>mitshel/sopds</text:p>
          </table:table-cell>
        </table:table-row>
        <table:table-row table:style-name="ro1">
          <table:table-cell office:value-type="float" office:value="6266220" calcext:value-type="float">
            <text:p>6266220</text:p>
          </table:table-cell>
          <table:table-cell office:value-type="string" calcext:value-type="string">
            <text:p>https://api.github.com/repos/dimazest/fowler.corpora</text:p>
          </table:table-cell>
          <table:table-cell table:formula="of:=REPLACE([.B1660]; 1; 29; &quot;&quot;)" office:value-type="string" office:string-value="dimazest/fowler.corpora" calcext:value-type="string">
            <text:p>dimazest/fowler.corpora</text:p>
          </table:table-cell>
        </table:table-row>
        <table:table-row table:style-name="ro1">
          <table:table-cell office:value-type="float" office:value="6268680" calcext:value-type="float">
            <text:p>6268680</text:p>
          </table:table-cell>
          <table:table-cell office:value-type="string" calcext:value-type="string">
            <text:p>https://api.github.com/repos/infobyte/faraday</text:p>
          </table:table-cell>
          <table:table-cell table:formula="of:=REPLACE([.B1661]; 1; 29; &quot;&quot;)" office:value-type="string" office:string-value="infobyte/faraday" calcext:value-type="string">
            <text:p>infobyte/faraday</text:p>
          </table:table-cell>
        </table:table-row>
        <table:table-row table:style-name="ro1">
          <table:table-cell office:value-type="float" office:value="6275459" calcext:value-type="float">
            <text:p>6275459</text:p>
          </table:table-cell>
          <table:table-cell office:value-type="string" calcext:value-type="string">
            <text:p>https://api.github.com/repos/tomopy/tomopy</text:p>
          </table:table-cell>
          <table:table-cell table:formula="of:=REPLACE([.B1662]; 1; 29; &quot;&quot;)" office:value-type="string" office:string-value="tomopy/tomopy" calcext:value-type="string">
            <text:p>tomopy/tomopy</text:p>
          </table:table-cell>
        </table:table-row>
        <table:table-row table:style-name="ro1">
          <table:table-cell office:value-type="float" office:value="6278588" calcext:value-type="float">
            <text:p>6278588</text:p>
          </table:table-cell>
          <table:table-cell office:value-type="string" calcext:value-type="string">
            <text:p>https://api.github.com/repos/pypa/warehouse</text:p>
          </table:table-cell>
          <table:table-cell table:formula="of:=REPLACE([.B1663]; 1; 29; &quot;&quot;)" office:value-type="string" office:string-value="pypa/warehouse" calcext:value-type="string">
            <text:p>pypa/warehouse</text:p>
          </table:table-cell>
        </table:table-row>
        <table:table-row table:style-name="ro1">
          <table:table-cell office:value-type="float" office:value="6294191" calcext:value-type="float">
            <text:p>6294191</text:p>
          </table:table-cell>
          <table:table-cell office:value-type="string" calcext:value-type="string">
            <text:p>https://api.github.com/repos/jorgecarleitao/public-contracts</text:p>
          </table:table-cell>
          <table:table-cell table:formula="of:=REPLACE([.B1664]; 1; 29; &quot;&quot;)" office:value-type="string" office:string-value="jorgecarleitao/public-contracts" calcext:value-type="string">
            <text:p>jorgecarleitao/public-contracts</text:p>
          </table:table-cell>
        </table:table-row>
        <table:table-row table:style-name="ro1">
          <table:table-cell office:value-type="float" office:value="6297375" calcext:value-type="float">
            <text:p>6297375</text:p>
          </table:table-cell>
          <table:table-cell office:value-type="string" calcext:value-type="string">
            <text:p>https://api.github.com/repos/spacetelescope/asv</text:p>
          </table:table-cell>
          <table:table-cell table:formula="of:=REPLACE([.B1665]; 1; 29; &quot;&quot;)" office:value-type="string" office:string-value="spacetelescope/asv" calcext:value-type="string">
            <text:p>spacetelescope/asv</text:p>
          </table:table-cell>
        </table:table-row>
        <table:table-row table:style-name="ro1">
          <table:table-cell office:value-type="float" office:value="6310836" calcext:value-type="float">
            <text:p>6310836</text:p>
          </table:table-cell>
          <table:table-cell office:value-type="string" calcext:value-type="string">
            <text:p>https://api.github.com/repos/cancerregulome/gidget</text:p>
          </table:table-cell>
          <table:table-cell table:formula="of:=REPLACE([.B1666]; 1; 29; &quot;&quot;)" office:value-type="string" office:string-value="cancerregulome/gidget" calcext:value-type="string">
            <text:p>cancerregulome/gidget</text:p>
          </table:table-cell>
        </table:table-row>
        <table:table-row table:style-name="ro1">
          <table:table-cell office:value-type="float" office:value="6310861" calcext:value-type="float">
            <text:p>6310861</text:p>
          </table:table-cell>
          <table:table-cell office:value-type="string" calcext:value-type="string">
            <text:p>https://api.github.com/repos/kpreid/shinysdr</text:p>
          </table:table-cell>
          <table:table-cell table:formula="of:=REPLACE([.B1667]; 1; 29; &quot;&quot;)" office:value-type="string" office:string-value="kpreid/shinysdr" calcext:value-type="string">
            <text:p>kpreid/shinysdr</text:p>
          </table:table-cell>
        </table:table-row>
        <table:table-row table:style-name="ro1">
          <table:table-cell office:value-type="float" office:value="6313133" calcext:value-type="float">
            <text:p>6313133</text:p>
          </table:table-cell>
          <table:table-cell office:value-type="string" calcext:value-type="string">
            <text:p>https://api.github.com/repos/ESSS/ben10</text:p>
          </table:table-cell>
          <table:table-cell table:formula="of:=REPLACE([.B1668]; 1; 29; &quot;&quot;)" office:value-type="string" office:string-value="ESSS/ben10" calcext:value-type="string">
            <text:p>ESSS/ben10</text:p>
          </table:table-cell>
        </table:table-row>
        <table:table-row table:style-name="ro1">
          <table:table-cell office:value-type="float" office:value="6317697" calcext:value-type="float">
            <text:p>6317697</text:p>
          </table:table-cell>
          <table:table-cell office:value-type="string" calcext:value-type="string">
            <text:p>https://api.github.com/repos/badp/ganeti</text:p>
          </table:table-cell>
          <table:table-cell table:formula="of:=REPLACE([.B1669]; 1; 29; &quot;&quot;)" office:value-type="string" office:string-value="badp/ganeti" calcext:value-type="string">
            <text:p>badp/ganeti</text:p>
          </table:table-cell>
        </table:table-row>
        <table:table-row table:style-name="ro1">
          <table:table-cell office:value-type="float" office:value="6319104" calcext:value-type="float">
            <text:p>6319104</text:p>
          </table:table-cell>
          <table:table-cell office:value-type="string" calcext:value-type="string">
            <text:p>https://api.github.com/repos/neurokernel/neurokernel</text:p>
          </table:table-cell>
          <table:table-cell table:formula="of:=REPLACE([.B1670]; 1; 29; &quot;&quot;)" office:value-type="string" office:string-value="neurokernel/neurokernel" calcext:value-type="string">
            <text:p>neurokernel/neurokernel</text:p>
          </table:table-cell>
        </table:table-row>
        <table:table-row table:style-name="ro1">
          <table:table-cell office:value-type="float" office:value="6320813" calcext:value-type="float">
            <text:p>6320813</text:p>
          </table:table-cell>
          <table:table-cell office:value-type="string" calcext:value-type="string">
            <text:p>https://api.github.com/repos/mcedit/mcedit2</text:p>
          </table:table-cell>
          <table:table-cell table:formula="of:=REPLACE([.B1671]; 1; 29; &quot;&quot;)" office:value-type="string" office:string-value="mcedit/mcedit2" calcext:value-type="string">
            <text:p>mcedit/mcedit2</text:p>
          </table:table-cell>
        </table:table-row>
        <table:table-row table:style-name="ro1">
          <table:table-cell office:value-type="float" office:value="6323879" calcext:value-type="float">
            <text:p>6323879</text:p>
          </table:table-cell>
          <table:table-cell office:value-type="string" calcext:value-type="string">
            <text:p>https://api.github.com/repos/political-memory/political_memory</text:p>
          </table:table-cell>
          <table:table-cell table:formula="of:=REPLACE([.B1672]; 1; 29; &quot;&quot;)" office:value-type="string" office:string-value="political-memory/political_memory" calcext:value-type="string">
            <text:p>political-memory/political_memory</text:p>
          </table:table-cell>
        </table:table-row>
        <table:table-row table:style-name="ro1">
          <table:table-cell office:value-type="float" office:value="6327632" calcext:value-type="float">
            <text:p>6327632</text:p>
          </table:table-cell>
          <table:table-cell office:value-type="string" calcext:value-type="string">
            <text:p>https://api.github.com/repos/viper-framework/viper</text:p>
          </table:table-cell>
          <table:table-cell table:formula="of:=REPLACE([.B1673]; 1; 29; &quot;&quot;)" office:value-type="string" office:string-value="viper-framework/viper" calcext:value-type="string">
            <text:p>viper-framework/viper</text:p>
          </table:table-cell>
        </table:table-row>
        <table:table-row table:style-name="ro1">
          <table:table-cell office:value-type="float" office:value="6329659" calcext:value-type="float">
            <text:p>6329659</text:p>
          </table:table-cell>
          <table:table-cell office:value-type="string" calcext:value-type="string">
            <text:p>https://api.github.com/repos/EuroPython/djep</text:p>
          </table:table-cell>
          <table:table-cell table:formula="of:=REPLACE([.B1674]; 1; 29; &quot;&quot;)" office:value-type="string" office:string-value="EuroPython/djep" calcext:value-type="string">
            <text:p>EuroPython/djep</text:p>
          </table:table-cell>
        </table:table-row>
        <table:table-row table:style-name="ro1">
          <table:table-cell office:value-type="float" office:value="6329729" calcext:value-type="float">
            <text:p>6329729</text:p>
          </table:table-cell>
          <table:table-cell office:value-type="string" calcext:value-type="string">
            <text:p>https://api.github.com/repos/dpgaspar/Flask-AppBuilder</text:p>
          </table:table-cell>
          <table:table-cell table:formula="of:=REPLACE([.B1675]; 1; 29; &quot;&quot;)" office:value-type="string" office:string-value="dpgaspar/Flask-AppBuilder" calcext:value-type="string">
            <text:p>dpgaspar/Flask-AppBuilder</text:p>
          </table:table-cell>
        </table:table-row>
        <table:table-row table:style-name="ro1">
          <table:table-cell office:value-type="float" office:value="6330689" calcext:value-type="float">
            <text:p>6330689</text:p>
          </table:table-cell>
          <table:table-cell office:value-type="string" calcext:value-type="string">
            <text:p>https://api.github.com/repos/osmie/osm-irish-townlands</text:p>
          </table:table-cell>
          <table:table-cell table:formula="of:=REPLACE([.B1676]; 1; 29; &quot;&quot;)" office:value-type="string" office:string-value="osmie/osm-irish-townlands" calcext:value-type="string">
            <text:p>osmie/osm-irish-townlands</text:p>
          </table:table-cell>
        </table:table-row>
        <table:table-row table:style-name="ro1">
          <table:table-cell office:value-type="float" office:value="6334072" calcext:value-type="float">
            <text:p>6334072</text:p>
          </table:table-cell>
          <table:table-cell office:value-type="string" calcext:value-type="string">
            <text:p>https://api.github.com/repos/esheldon/ngmix</text:p>
          </table:table-cell>
          <table:table-cell table:formula="of:=REPLACE([.B1677]; 1; 29; &quot;&quot;)" office:value-type="string" office:string-value="esheldon/ngmix" calcext:value-type="string">
            <text:p>esheldon/ngmix</text:p>
          </table:table-cell>
        </table:table-row>
        <table:table-row table:style-name="ro1">
          <table:table-cell office:value-type="float" office:value="6342944" calcext:value-type="float">
            <text:p>6342944</text:p>
          </table:table-cell>
          <table:table-cell office:value-type="string" calcext:value-type="string">
            <text:p>https://api.github.com/repos/marshmallow-code/marshmallow</text:p>
          </table:table-cell>
          <table:table-cell table:formula="of:=REPLACE([.B1678]; 1; 29; &quot;&quot;)" office:value-type="string" office:string-value="marshmallow-code/marshmallow" calcext:value-type="string">
            <text:p>marshmallow-code/marshmallow</text:p>
          </table:table-cell>
        </table:table-row>
        <table:table-row table:style-name="ro1">
          <table:table-cell office:value-type="float" office:value="6364728" calcext:value-type="float">
            <text:p>6364728</text:p>
          </table:table-cell>
          <table:table-cell office:value-type="string" calcext:value-type="string">
            <text:p>https://api.github.com/repos/google/oauth2client</text:p>
          </table:table-cell>
          <table:table-cell table:formula="of:=REPLACE([.B1679]; 1; 29; &quot;&quot;)" office:value-type="string" office:string-value="google/oauth2client" calcext:value-type="string">
            <text:p>google/oauth2client</text:p>
          </table:table-cell>
        </table:table-row>
        <table:table-row table:style-name="ro1">
          <table:table-cell office:value-type="float" office:value="6370256" calcext:value-type="float">
            <text:p>6370256</text:p>
          </table:table-cell>
          <table:table-cell office:value-type="string" calcext:value-type="string">
            <text:p>https://api.github.com/repos/cms-analysis/HiggsAnalysis-KITHiggsToTauTau</text:p>
          </table:table-cell>
          <table:table-cell table:formula="of:=REPLACE([.B1680]; 1; 29; &quot;&quot;)" office:value-type="string" office:string-value="cms-analysis/HiggsAnalysis-KITHiggsToTauTau" calcext:value-type="string">
            <text:p>cms-analysis/HiggsAnalysis-KITHiggsToTauTau</text:p>
          </table:table-cell>
        </table:table-row>
        <table:table-row table:style-name="ro1">
          <table:table-cell office:value-type="float" office:value="6386143" calcext:value-type="float">
            <text:p>6386143</text:p>
          </table:table-cell>
          <table:table-cell office:value-type="string" calcext:value-type="string">
            <text:p>https://api.github.com/repos/wri/gfw-api</text:p>
          </table:table-cell>
          <table:table-cell table:formula="of:=REPLACE([.B1681]; 1; 29; &quot;&quot;)" office:value-type="string" office:string-value="wri/gfw-api" calcext:value-type="string">
            <text:p>wri/gfw-api</text:p>
          </table:table-cell>
        </table:table-row>
        <table:table-row table:style-name="ro1">
          <table:table-cell office:value-type="float" office:value="6386525" calcext:value-type="float">
            <text:p>6386525</text:p>
          </table:table-cell>
          <table:table-cell office:value-type="string" calcext:value-type="string">
            <text:p>https://api.github.com/repos/jobovy/apogee</text:p>
          </table:table-cell>
          <table:table-cell table:formula="of:=REPLACE([.B1682]; 1; 29; &quot;&quot;)" office:value-type="string" office:string-value="jobovy/apogee" calcext:value-type="string">
            <text:p>jobovy/apogee</text:p>
          </table:table-cell>
        </table:table-row>
        <table:table-row table:style-name="ro1">
          <table:table-cell office:value-type="float" office:value="6386635" calcext:value-type="float">
            <text:p>6386635</text:p>
          </table:table-cell>
          <table:table-cell office:value-type="string" calcext:value-type="string">
            <text:p>https://api.github.com/repos/whois/ianawhois</text:p>
          </table:table-cell>
          <table:table-cell table:formula="of:=REPLACE([.B1683]; 1; 29; &quot;&quot;)" office:value-type="string" office:string-value="whois/ianawhois" calcext:value-type="string">
            <text:p>whois/ianawhois</text:p>
          </table:table-cell>
        </table:table-row>
        <table:table-row table:style-name="ro1">
          <table:table-cell office:value-type="float" office:value="6389567" calcext:value-type="float">
            <text:p>6389567</text:p>
          </table:table-cell>
          <table:table-cell office:value-type="string" calcext:value-type="string">
            <text:p>https://api.github.com/repos/svn2github/calendarserver-raw</text:p>
          </table:table-cell>
          <table:table-cell table:formula="of:=REPLACE([.B1684]; 1; 29; &quot;&quot;)" office:value-type="string" office:string-value="svn2github/calendarserver-raw" calcext:value-type="string">
            <text:p>svn2github/calendarserver-raw</text:p>
          </table:table-cell>
        </table:table-row>
        <table:table-row table:style-name="ro1">
          <table:table-cell office:value-type="float" office:value="6391973" calcext:value-type="float">
            <text:p>6391973</text:p>
          </table:table-cell>
          <table:table-cell office:value-type="string" calcext:value-type="string">
            <text:p>https://api.github.com/repos/mjirik/lisa</text:p>
          </table:table-cell>
          <table:table-cell table:formula="of:=REPLACE([.B1685]; 1; 29; &quot;&quot;)" office:value-type="string" office:string-value="mjirik/lisa" calcext:value-type="string">
            <text:p>mjirik/lisa</text:p>
          </table:table-cell>
        </table:table-row>
        <table:table-row table:style-name="ro1">
          <table:table-cell office:value-type="float" office:value="6396066" calcext:value-type="float">
            <text:p>6396066</text:p>
          </table:table-cell>
          <table:table-cell office:value-type="string" calcext:value-type="string">
            <text:p>https://api.github.com/repos/GLab/ToMaTo</text:p>
          </table:table-cell>
          <table:table-cell table:formula="of:=REPLACE([.B1686]; 1; 29; &quot;&quot;)" office:value-type="string" office:string-value="GLab/ToMaTo" calcext:value-type="string">
            <text:p>GLab/ToMaTo</text:p>
          </table:table-cell>
        </table:table-row>
        <table:table-row table:style-name="ro1">
          <table:table-cell office:value-type="float" office:value="6415496" calcext:value-type="float">
            <text:p>6415496</text:p>
          </table:table-cell>
          <table:table-cell office:value-type="string" calcext:value-type="string">
            <text:p>https://api.github.com/repos/svenstaro/uni-projekt</text:p>
          </table:table-cell>
          <table:table-cell table:formula="of:=REPLACE([.B1687]; 1; 29; &quot;&quot;)" office:value-type="string" office:string-value="svenstaro/uni-projekt" calcext:value-type="string">
            <text:p>svenstaro/uni-projekt</text:p>
          </table:table-cell>
        </table:table-row>
        <table:table-row table:style-name="ro1">
          <table:table-cell office:value-type="float" office:value="6418976" calcext:value-type="float">
            <text:p>6418976</text:p>
          </table:table-cell>
          <table:table-cell office:value-type="string" calcext:value-type="string">
            <text:p>https://api.github.com/repos/openstenoproject/plover</text:p>
          </table:table-cell>
          <table:table-cell table:formula="of:=REPLACE([.B1688]; 1; 29; &quot;&quot;)" office:value-type="string" office:string-value="openstenoproject/plover" calcext:value-type="string">
            <text:p>openstenoproject/plover</text:p>
          </table:table-cell>
        </table:table-row>
        <table:table-row table:style-name="ro1">
          <table:table-cell office:value-type="float" office:value="6421450" calcext:value-type="float">
            <text:p>6421450</text:p>
          </table:table-cell>
          <table:table-cell office:value-type="string" calcext:value-type="string">
            <text:p>https://api.github.com/repos/UltrosBot/Ultros</text:p>
          </table:table-cell>
          <table:table-cell table:formula="of:=REPLACE([.B1689]; 1; 29; &quot;&quot;)" office:value-type="string" office:string-value="UltrosBot/Ultros" calcext:value-type="string">
            <text:p>UltrosBot/Ultros</text:p>
          </table:table-cell>
        </table:table-row>
        <table:table-row table:style-name="ro1">
          <table:table-cell office:value-type="float" office:value="6421939" calcext:value-type="float">
            <text:p>6421939</text:p>
          </table:table-cell>
          <table:table-cell office:value-type="string" calcext:value-type="string">
            <text:p>https://api.github.com/repos/UV-CDAT/uvcmetrics</text:p>
          </table:table-cell>
          <table:table-cell table:formula="of:=REPLACE([.B1690]; 1; 29; &quot;&quot;)" office:value-type="string" office:string-value="UV-CDAT/uvcmetrics" calcext:value-type="string">
            <text:p>UV-CDAT/uvcmetrics</text:p>
          </table:table-cell>
        </table:table-row>
        <table:table-row table:style-name="ro1">
          <table:table-cell office:value-type="float" office:value="6423487" calcext:value-type="float">
            <text:p>6423487</text:p>
          </table:table-cell>
          <table:table-cell office:value-type="string" calcext:value-type="string">
            <text:p>https://api.github.com/repos/jekyc/wig</text:p>
          </table:table-cell>
          <table:table-cell table:formula="of:=REPLACE([.B1691]; 1; 29; &quot;&quot;)" office:value-type="string" office:string-value="jekyc/wig" calcext:value-type="string">
            <text:p>jekyc/wig</text:p>
          </table:table-cell>
        </table:table-row>
        <table:table-row table:style-name="ro1">
          <table:table-cell office:value-type="float" office:value="6428071" calcext:value-type="float">
            <text:p>6428071</text:p>
          </table:table-cell>
          <table:table-cell office:value-type="string" calcext:value-type="string">
            <text:p>https://api.github.com/repos/mostaphaRoudsari/Honeybee</text:p>
          </table:table-cell>
          <table:table-cell table:formula="of:=REPLACE([.B1692]; 1; 29; &quot;&quot;)" office:value-type="string" office:string-value="mostaphaRoudsari/Honeybee" calcext:value-type="string">
            <text:p>mostaphaRoudsari/Honeybee</text:p>
          </table:table-cell>
        </table:table-row>
        <table:table-row table:style-name="ro1">
          <table:table-cell office:value-type="float" office:value="6434030" calcext:value-type="float">
            <text:p>6434030</text:p>
          </table:table-cell>
          <table:table-cell office:value-type="string" calcext:value-type="string">
            <text:p>https://api.github.com/repos/TaxiExpress/server</text:p>
          </table:table-cell>
          <table:table-cell table:formula="of:=REPLACE([.B1693]; 1; 29; &quot;&quot;)" office:value-type="string" office:string-value="TaxiExpress/server" calcext:value-type="string">
            <text:p>TaxiExpress/server</text:p>
          </table:table-cell>
        </table:table-row>
        <table:table-row table:style-name="ro1">
          <table:table-cell office:value-type="float" office:value="6441856" calcext:value-type="float">
            <text:p>6441856</text:p>
          </table:table-cell>
          <table:table-cell office:value-type="string" calcext:value-type="string">
            <text:p>https://api.github.com/repos/devttys0/binwalk</text:p>
          </table:table-cell>
          <table:table-cell table:formula="of:=REPLACE([.B1694]; 1; 29; &quot;&quot;)" office:value-type="string" office:string-value="devttys0/binwalk" calcext:value-type="string">
            <text:p>devttys0/binwalk</text:p>
          </table:table-cell>
        </table:table-row>
        <table:table-row table:style-name="ro1">
          <table:table-cell office:value-type="float" office:value="6456268" calcext:value-type="float">
            <text:p>6456268</text:p>
          </table:table-cell>
          <table:table-cell office:value-type="string" calcext:value-type="string">
            <text:p>https://api.github.com/repos/nicfit/eyed3</text:p>
          </table:table-cell>
          <table:table-cell table:formula="of:=REPLACE([.B1695]; 1; 29; &quot;&quot;)" office:value-type="string" office:string-value="nicfit/eyed3" calcext:value-type="string">
            <text:p>nicfit/eyed3</text:p>
          </table:table-cell>
        </table:table-row>
        <table:table-row table:style-name="ro1">
          <table:table-cell office:value-type="float" office:value="6471127" calcext:value-type="float">
            <text:p>6471127</text:p>
          </table:table-cell>
          <table:table-cell office:value-type="string" calcext:value-type="string">
            <text:p>https://api.github.com/repos/kpdyer/fteproxy</text:p>
          </table:table-cell>
          <table:table-cell table:formula="of:=REPLACE([.B1696]; 1; 29; &quot;&quot;)" office:value-type="string" office:string-value="kpdyer/fteproxy" calcext:value-type="string">
            <text:p>kpdyer/fteproxy</text:p>
          </table:table-cell>
        </table:table-row>
        <table:table-row table:style-name="ro1">
          <table:table-cell office:value-type="float" office:value="6473875" calcext:value-type="float">
            <text:p>6473875</text:p>
          </table:table-cell>
          <table:table-cell office:value-type="string" calcext:value-type="string">
            <text:p>https://api.github.com/repos/kunstmusik/blue</text:p>
          </table:table-cell>
          <table:table-cell table:formula="of:=REPLACE([.B1697]; 1; 29; &quot;&quot;)" office:value-type="string" office:string-value="kunstmusik/blue" calcext:value-type="string">
            <text:p>kunstmusik/blue</text:p>
          </table:table-cell>
        </table:table-row>
        <table:table-row table:style-name="ro1">
          <table:table-cell office:value-type="float" office:value="6476552" calcext:value-type="float">
            <text:p>6476552</text:p>
          </table:table-cell>
          <table:table-cell office:value-type="string" calcext:value-type="string">
            <text:p>https://api.github.com/repos/akngs/ecogwiki</text:p>
          </table:table-cell>
          <table:table-cell table:formula="of:=REPLACE([.B1698]; 1; 29; &quot;&quot;)" office:value-type="string" office:string-value="akngs/ecogwiki" calcext:value-type="string">
            <text:p>akngs/ecogwiki</text:p>
          </table:table-cell>
        </table:table-row>
        <table:table-row table:style-name="ro1">
          <table:table-cell office:value-type="float" office:value="6482729" calcext:value-type="float">
            <text:p>6482729</text:p>
          </table:table-cell>
          <table:table-cell office:value-type="string" calcext:value-type="string">
            <text:p>https://api.github.com/repos/jameshicks/pydigree</text:p>
          </table:table-cell>
          <table:table-cell table:formula="of:=REPLACE([.B1699]; 1; 29; &quot;&quot;)" office:value-type="string" office:string-value="jameshicks/pydigree" calcext:value-type="string">
            <text:p>jameshicks/pydigree</text:p>
          </table:table-cell>
        </table:table-row>
        <table:table-row table:style-name="ro1">
          <table:table-cell office:value-type="float" office:value="6483396" calcext:value-type="float">
            <text:p>6483396</text:p>
          </table:table-cell>
          <table:table-cell office:value-type="string" calcext:value-type="string">
            <text:p>https://api.github.com/repos/onaio/onadata</text:p>
          </table:table-cell>
          <table:table-cell table:formula="of:=REPLACE([.B1700]; 1; 29; &quot;&quot;)" office:value-type="string" office:string-value="onaio/onadata" calcext:value-type="string">
            <text:p>onaio/onadata</text:p>
          </table:table-cell>
        </table:table-row>
        <table:table-row table:style-name="ro1">
          <table:table-cell office:value-type="float" office:value="6484434" calcext:value-type="float">
            <text:p>6484434</text:p>
          </table:table-cell>
          <table:table-cell office:value-type="string" calcext:value-type="string">
            <text:p>https://api.github.com/repos/scipy-conference/scipy_proceedings</text:p>
          </table:table-cell>
          <table:table-cell table:formula="of:=REPLACE([.B1701]; 1; 29; &quot;&quot;)" office:value-type="string" office:string-value="scipy-conference/scipy_proceedings" calcext:value-type="string">
            <text:p>scipy-conference/scipy_proceedings</text:p>
          </table:table-cell>
        </table:table-row>
        <table:table-row table:style-name="ro1">
          <table:table-cell office:value-type="float" office:value="6504875" calcext:value-type="float">
            <text:p>6504875</text:p>
          </table:table-cell>
          <table:table-cell office:value-type="string" calcext:value-type="string">
            <text:p>https://api.github.com/repos/ploneintranet/ploneintranet.workspace</text:p>
          </table:table-cell>
          <table:table-cell table:formula="of:=REPLACE([.B1702]; 1; 29; &quot;&quot;)" office:value-type="string" office:string-value="ploneintranet/ploneintranet.workspace" calcext:value-type="string">
            <text:p>ploneintranet/ploneintranet.workspace</text:p>
          </table:table-cell>
        </table:table-row>
        <table:table-row table:style-name="ro1">
          <table:table-cell office:value-type="float" office:value="6505131" calcext:value-type="float">
            <text:p>6505131</text:p>
          </table:table-cell>
          <table:table-cell office:value-type="string" calcext:value-type="string">
            <text:p>https://api.github.com/repos/bitcoin/bips</text:p>
          </table:table-cell>
          <table:table-cell table:formula="of:=REPLACE([.B1703]; 1; 29; &quot;&quot;)" office:value-type="string" office:string-value="bitcoin/bips" calcext:value-type="string">
            <text:p>bitcoin/bips</text:p>
          </table:table-cell>
        </table:table-row>
        <table:table-row table:style-name="ro1">
          <table:table-cell office:value-type="float" office:value="6507456" calcext:value-type="float">
            <text:p>6507456</text:p>
          </table:table-cell>
          <table:table-cell office:value-type="string" calcext:value-type="string">
            <text:p>https://api.github.com/repos/emwg/pi</text:p>
          </table:table-cell>
          <table:table-cell table:formula="of:=REPLACE([.B1704]; 1; 29; &quot;&quot;)" office:value-type="string" office:string-value="emwg/pi" calcext:value-type="string">
            <text:p>emwg/pi</text:p>
          </table:table-cell>
        </table:table-row>
        <table:table-row table:style-name="ro1">
          <table:table-cell office:value-type="float" office:value="6517656" calcext:value-type="float">
            <text:p>6517656</text:p>
          </table:table-cell>
          <table:table-cell office:value-type="string" calcext:value-type="string">
            <text:p>https://api.github.com/repos/eleme/polaris</text:p>
          </table:table-cell>
          <table:table-cell table:formula="of:=REPLACE([.B1705]; 1; 29; &quot;&quot;)" office:value-type="string" office:string-value="eleme/polaris" calcext:value-type="string">
            <text:p>eleme/polaris</text:p>
          </table:table-cell>
        </table:table-row>
        <table:table-row table:style-name="ro1">
          <table:table-cell office:value-type="float" office:value="6566459" calcext:value-type="float">
            <text:p>6566459</text:p>
          </table:table-cell>
          <table:table-cell office:value-type="string" calcext:value-type="string">
            <text:p>https://api.github.com/repos/kdesimone/popeye</text:p>
          </table:table-cell>
          <table:table-cell table:formula="of:=REPLACE([.B1706]; 1; 29; &quot;&quot;)" office:value-type="string" office:string-value="kdesimone/popeye" calcext:value-type="string">
            <text:p>kdesimone/popeye</text:p>
          </table:table-cell>
        </table:table-row>
        <table:table-row table:style-name="ro1">
          <table:table-cell office:value-type="float" office:value="6568390" calcext:value-type="float">
            <text:p>6568390</text:p>
          </table:table-cell>
          <table:table-cell office:value-type="string" calcext:value-type="string">
            <text:p>https://api.github.com/repos/ngds/ckanext-ngds</text:p>
          </table:table-cell>
          <table:table-cell table:formula="of:=REPLACE([.B1707]; 1; 29; &quot;&quot;)" office:value-type="string" office:string-value="ngds/ckanext-ngds" calcext:value-type="string">
            <text:p>ngds/ckanext-ngds</text:p>
          </table:table-cell>
        </table:table-row>
        <table:table-row table:style-name="ro1">
          <table:table-cell office:value-type="float" office:value="6572847" calcext:value-type="float">
            <text:p>6572847</text:p>
          </table:table-cell>
          <table:table-cell office:value-type="string" calcext:value-type="string">
            <text:p>https://api.github.com/repos/lsaffre/lino</text:p>
          </table:table-cell>
          <table:table-cell table:formula="of:=REPLACE([.B1708]; 1; 29; &quot;&quot;)" office:value-type="string" office:string-value="lsaffre/lino" calcext:value-type="string">
            <text:p>lsaffre/lino</text:p>
          </table:table-cell>
        </table:table-row>
        <table:table-row table:style-name="ro1">
          <table:table-cell office:value-type="float" office:value="6575525" calcext:value-type="float">
            <text:p>6575525</text:p>
          </table:table-cell>
          <table:table-cell office:value-type="string" calcext:value-type="string">
            <text:p>https://api.github.com/repos/m-labs/migen</text:p>
          </table:table-cell>
          <table:table-cell table:formula="of:=REPLACE([.B1709]; 1; 29; &quot;&quot;)" office:value-type="string" office:string-value="m-labs/migen" calcext:value-type="string">
            <text:p>m-labs/migen</text:p>
          </table:table-cell>
        </table:table-row>
        <table:table-row table:style-name="ro1">
          <table:table-cell office:value-type="float" office:value="6576726" calcext:value-type="float">
            <text:p>6576726</text:p>
          </table:table-cell>
          <table:table-cell office:value-type="string" calcext:value-type="string">
            <text:p>https://api.github.com/repos/Esri/solutions-geoprocessing-toolbox</text:p>
          </table:table-cell>
          <table:table-cell table:formula="of:=REPLACE([.B1710]; 1; 29; &quot;&quot;)" office:value-type="string" office:string-value="Esri/solutions-geoprocessing-toolbox" calcext:value-type="string">
            <text:p>Esri/solutions-geoprocessing-toolbox</text:p>
          </table:table-cell>
        </table:table-row>
        <table:table-row table:style-name="ro1">
          <table:table-cell office:value-type="float" office:value="6588889" calcext:value-type="float">
            <text:p>6588889</text:p>
          </table:table-cell>
          <table:table-cell office:value-type="string" calcext:value-type="string">
            <text:p>https://api.github.com/repos/suvayu/B2DXFitters</text:p>
          </table:table-cell>
          <table:table-cell table:formula="of:=REPLACE([.B1711]; 1; 29; &quot;&quot;)" office:value-type="string" office:string-value="suvayu/B2DXFitters" calcext:value-type="string">
            <text:p>suvayu/B2DXFitters</text:p>
          </table:table-cell>
        </table:table-row>
        <table:table-row table:style-name="ro1">
          <table:table-cell office:value-type="float" office:value="6592020" calcext:value-type="float">
            <text:p>6592020</text:p>
          </table:table-cell>
          <table:table-cell office:value-type="string" calcext:value-type="string">
            <text:p>https://api.github.com/repos/plotly/plotly.py</text:p>
          </table:table-cell>
          <table:table-cell table:formula="of:=REPLACE([.B1712]; 1; 29; &quot;&quot;)" office:value-type="string" office:string-value="plotly/plotly.py" calcext:value-type="string">
            <text:p>plotly/plotly.py</text:p>
          </table:table-cell>
        </table:table-row>
        <table:table-row table:style-name="ro1">
          <table:table-cell office:value-type="float" office:value="6596044" calcext:value-type="float">
            <text:p>6596044</text:p>
          </table:table-cell>
          <table:table-cell office:value-type="string" calcext:value-type="string">
            <text:p>https://api.github.com/repos/Wilfred/trifle</text:p>
          </table:table-cell>
          <table:table-cell table:formula="of:=REPLACE([.B1713]; 1; 29; &quot;&quot;)" office:value-type="string" office:string-value="Wilfred/trifle" calcext:value-type="string">
            <text:p>Wilfred/trifle</text:p>
          </table:table-cell>
        </table:table-row>
        <table:table-row table:style-name="ro1">
          <table:table-cell office:value-type="float" office:value="6600365" calcext:value-type="float">
            <text:p>6600365</text:p>
          </table:table-cell>
          <table:table-cell office:value-type="string" calcext:value-type="string">
            <text:p>https://api.github.com/repos/sih4sing5hong5/tai5-uan5_gian5-gi2_kang1-ku7</text:p>
          </table:table-cell>
          <table:table-cell table:formula="of:=REPLACE([.B1714]; 1; 29; &quot;&quot;)" office:value-type="string" office:string-value="sih4sing5hong5/tai5-uan5_gian5-gi2_kang1-ku7" calcext:value-type="string">
            <text:p>sih4sing5hong5/tai5-uan5_gian5-gi2_kang1-ku7</text:p>
          </table:table-cell>
        </table:table-row>
        <table:table-row table:style-name="ro1">
          <table:table-cell office:value-type="float" office:value="6603918" calcext:value-type="float">
            <text:p>6603918</text:p>
          </table:table-cell>
          <table:table-cell office:value-type="string" calcext:value-type="string">
            <text:p>https://api.github.com/repos/ewerybody/a2</text:p>
          </table:table-cell>
          <table:table-cell table:formula="of:=REPLACE([.B1715]; 1; 29; &quot;&quot;)" office:value-type="string" office:string-value="ewerybody/a2" calcext:value-type="string">
            <text:p>ewerybody/a2</text:p>
          </table:table-cell>
        </table:table-row>
        <table:table-row table:style-name="ro1">
          <table:table-cell office:value-type="float" office:value="6608261" calcext:value-type="float">
            <text:p>6608261</text:p>
          </table:table-cell>
          <table:table-cell office:value-type="string" calcext:value-type="string">
            <text:p>https://api.github.com/repos/eea/nbsap</text:p>
          </table:table-cell>
          <table:table-cell table:formula="of:=REPLACE([.B1716]; 1; 29; &quot;&quot;)" office:value-type="string" office:string-value="eea/nbsap" calcext:value-type="string">
            <text:p>eea/nbsap</text:p>
          </table:table-cell>
        </table:table-row>
        <table:table-row table:style-name="ro1">
          <table:table-cell office:value-type="float" office:value="6612349" calcext:value-type="float">
            <text:p>6612349</text:p>
          </table:table-cell>
          <table:table-cell office:value-type="string" calcext:value-type="string">
            <text:p>https://api.github.com/repos/edx/bok-choy</text:p>
          </table:table-cell>
          <table:table-cell table:formula="of:=REPLACE([.B1717]; 1; 29; &quot;&quot;)" office:value-type="string" office:string-value="edx/bok-choy" calcext:value-type="string">
            <text:p>edx/bok-choy</text:p>
          </table:table-cell>
        </table:table-row>
        <table:table-row table:style-name="ro1">
          <table:table-cell office:value-type="float" office:value="6613757" calcext:value-type="float">
            <text:p>6613757</text:p>
          </table:table-cell>
          <table:table-cell office:value-type="string" calcext:value-type="string">
            <text:p>https://api.github.com/repos/edx/edx-e2e-tests</text:p>
          </table:table-cell>
          <table:table-cell table:formula="of:=REPLACE([.B1718]; 1; 29; &quot;&quot;)" office:value-type="string" office:string-value="edx/edx-e2e-tests" calcext:value-type="string">
            <text:p>edx/edx-e2e-tests</text:p>
          </table:table-cell>
        </table:table-row>
        <table:table-row table:style-name="ro1">
          <table:table-cell office:value-type="float" office:value="6613767" calcext:value-type="float">
            <text:p>6613767</text:p>
          </table:table-cell>
          <table:table-cell office:value-type="string" calcext:value-type="string">
            <text:p>https://api.github.com/repos/Harvard-University-iCommons/icommons_lti_tools</text:p>
          </table:table-cell>
          <table:table-cell table:formula="of:=REPLACE([.B1719]; 1; 29; &quot;&quot;)" office:value-type="string" office:string-value="Harvard-University-iCommons/icommons_lti_tools" calcext:value-type="string">
            <text:p>Harvard-University-iCommons/icommons_lti_tools</text:p>
          </table:table-cell>
        </table:table-row>
        <table:table-row table:style-name="ro1">
          <table:table-cell office:value-type="float" office:value="6616819" calcext:value-type="float">
            <text:p>6616819</text:p>
          </table:table-cell>
          <table:table-cell office:value-type="string" calcext:value-type="string">
            <text:p>https://api.github.com/repos/llvm-mirror/zorg</text:p>
          </table:table-cell>
          <table:table-cell table:formula="of:=REPLACE([.B1720]; 1; 29; &quot;&quot;)" office:value-type="string" office:string-value="llvm-mirror/zorg" calcext:value-type="string">
            <text:p>llvm-mirror/zorg</text:p>
          </table:table-cell>
        </table:table-row>
        <table:table-row table:style-name="ro1">
          <table:table-cell office:value-type="float" office:value="6626705" calcext:value-type="float">
            <text:p>6626705</text:p>
          </table:table-cell>
          <table:table-cell office:value-type="string" calcext:value-type="string">
            <text:p>https://api.github.com/repos/team-rawbot/rank-me</text:p>
          </table:table-cell>
          <table:table-cell table:formula="of:=REPLACE([.B1721]; 1; 29; &quot;&quot;)" office:value-type="string" office:string-value="team-rawbot/rank-me" calcext:value-type="string">
            <text:p>team-rawbot/rank-me</text:p>
          </table:table-cell>
        </table:table-row>
        <table:table-row table:style-name="ro1">
          <table:table-cell office:value-type="float" office:value="6629700" calcext:value-type="float">
            <text:p>6629700</text:p>
          </table:table-cell>
          <table:table-cell office:value-type="string" calcext:value-type="string">
            <text:p>https://api.github.com/repos/neurodata/ndstore</text:p>
          </table:table-cell>
          <table:table-cell table:formula="of:=REPLACE([.B1722]; 1; 29; &quot;&quot;)" office:value-type="string" office:string-value="neurodata/ndstore" calcext:value-type="string">
            <text:p>neurodata/ndstore</text:p>
          </table:table-cell>
        </table:table-row>
        <table:table-row table:style-name="ro1">
          <table:table-cell office:value-type="float" office:value="6632936" calcext:value-type="float">
            <text:p>6632936</text:p>
          </table:table-cell>
          <table:table-cell office:value-type="string" calcext:value-type="string">
            <text:p>https://api.github.com/repos/HewlettPackard/python-hpOneView</text:p>
          </table:table-cell>
          <table:table-cell table:formula="of:=REPLACE([.B1723]; 1; 29; &quot;&quot;)" office:value-type="string" office:string-value="HewlettPackard/python-hpOneView" calcext:value-type="string">
            <text:p>HewlettPackard/python-hpOneView</text:p>
          </table:table-cell>
        </table:table-row>
        <table:table-row table:style-name="ro1">
          <table:table-cell office:value-type="float" office:value="6633361" calcext:value-type="float">
            <text:p>6633361</text:p>
          </table:table-cell>
          <table:table-cell office:value-type="string" calcext:value-type="string">
            <text:p>https://api.github.com/repos/simpeg/simpeg</text:p>
          </table:table-cell>
          <table:table-cell table:formula="of:=REPLACE([.B1724]; 1; 29; &quot;&quot;)" office:value-type="string" office:string-value="simpeg/simpeg" calcext:value-type="string">
            <text:p>simpeg/simpeg</text:p>
          </table:table-cell>
        </table:table-row>
        <table:table-row table:style-name="ro1">
          <table:table-cell office:value-type="float" office:value="6634945" calcext:value-type="float">
            <text:p>6634945</text:p>
          </table:table-cell>
          <table:table-cell office:value-type="string" calcext:value-type="string">
            <text:p>https://api.github.com/repos/xivo-pbx/xivo-dird</text:p>
          </table:table-cell>
          <table:table-cell table:formula="of:=REPLACE([.B1725]; 1; 29; &quot;&quot;)" office:value-type="string" office:string-value="xivo-pbx/xivo-dird" calcext:value-type="string">
            <text:p>xivo-pbx/xivo-dird</text:p>
          </table:table-cell>
        </table:table-row>
        <table:table-row table:style-name="ro1">
          <table:table-cell office:value-type="float" office:value="6648265" calcext:value-type="float">
            <text:p>6648265</text:p>
          </table:table-cell>
          <table:table-cell office:value-type="string" calcext:value-type="string">
            <text:p>https://api.github.com/repos/lsaffre/lino-welfare</text:p>
          </table:table-cell>
          <table:table-cell table:formula="of:=REPLACE([.B1726]; 1; 29; &quot;&quot;)" office:value-type="string" office:string-value="lsaffre/lino-welfare" calcext:value-type="string">
            <text:p>lsaffre/lino-welfare</text:p>
          </table:table-cell>
        </table:table-row>
        <table:table-row table:style-name="ro1">
          <table:table-cell office:value-type="float" office:value="6654403" calcext:value-type="float">
            <text:p>6654403</text:p>
          </table:table-cell>
          <table:table-cell office:value-type="string" calcext:value-type="string">
            <text:p>https://api.github.com/repos/gauzens/graph_model</text:p>
          </table:table-cell>
          <table:table-cell table:formula="of:=REPLACE([.B1727]; 1; 29; &quot;&quot;)" office:value-type="string" office:string-value="gauzens/graph_model" calcext:value-type="string">
            <text:p>gauzens/graph_model</text:p>
          </table:table-cell>
        </table:table-row>
        <table:table-row table:style-name="ro1">
          <table:table-cell office:value-type="float" office:value="6654548" calcext:value-type="float">
            <text:p>6654548</text:p>
          </table:table-cell>
          <table:table-cell office:value-type="string" calcext:value-type="string">
            <text:p>https://api.github.com/repos/DaveMDS/epymc</text:p>
          </table:table-cell>
          <table:table-cell table:formula="of:=REPLACE([.B1728]; 1; 29; &quot;&quot;)" office:value-type="string" office:string-value="DaveMDS/epymc" calcext:value-type="string">
            <text:p>DaveMDS/epymc</text:p>
          </table:table-cell>
        </table:table-row>
        <table:table-row table:style-name="ro1">
          <table:table-cell office:value-type="float" office:value="6663238" calcext:value-type="float">
            <text:p>6663238</text:p>
          </table:table-cell>
          <table:table-cell office:value-type="string" calcext:value-type="string">
            <text:p>https://api.github.com/repos/gwpy/gwsumm</text:p>
          </table:table-cell>
          <table:table-cell table:formula="of:=REPLACE([.B1729]; 1; 29; &quot;&quot;)" office:value-type="string" office:string-value="gwpy/gwsumm" calcext:value-type="string">
            <text:p>gwpy/gwsumm</text:p>
          </table:table-cell>
        </table:table-row>
        <table:table-row table:style-name="ro1">
          <table:table-cell office:value-type="float" office:value="6664526" calcext:value-type="float">
            <text:p>6664526</text:p>
          </table:table-cell>
          <table:table-cell office:value-type="string" calcext:value-type="string">
            <text:p>https://api.github.com/repos/lutris/website</text:p>
          </table:table-cell>
          <table:table-cell table:formula="of:=REPLACE([.B1730]; 1; 29; &quot;&quot;)" office:value-type="string" office:string-value="lutris/website" calcext:value-type="string">
            <text:p>lutris/website</text:p>
          </table:table-cell>
        </table:table-row>
        <table:table-row table:style-name="ro1">
          <table:table-cell office:value-type="float" office:value="6665518" calcext:value-type="float">
            <text:p>6665518</text:p>
          </table:table-cell>
          <table:table-cell office:value-type="string" calcext:value-type="string">
            <text:p>https://api.github.com/repos/DMS-Aus/Roam</text:p>
          </table:table-cell>
          <table:table-cell table:formula="of:=REPLACE([.B1731]; 1; 29; &quot;&quot;)" office:value-type="string" office:string-value="DMS-Aus/Roam" calcext:value-type="string">
            <text:p>DMS-Aus/Roam</text:p>
          </table:table-cell>
        </table:table-row>
        <table:table-row table:style-name="ro1">
          <table:table-cell office:value-type="float" office:value="6665776" calcext:value-type="float">
            <text:p>6665776</text:p>
          </table:table-cell>
          <table:table-cell office:value-type="string" calcext:value-type="string">
            <text:p>https://api.github.com/repos/DarkStarSword/miasmata-fixes</text:p>
          </table:table-cell>
          <table:table-cell table:formula="of:=REPLACE([.B1732]; 1; 29; &quot;&quot;)" office:value-type="string" office:string-value="DarkStarSword/miasmata-fixes" calcext:value-type="string">
            <text:p>DarkStarSword/miasmata-fixes</text:p>
          </table:table-cell>
        </table:table-row>
        <table:table-row table:style-name="ro1">
          <table:table-cell office:value-type="float" office:value="6677626" calcext:value-type="float">
            <text:p>6677626</text:p>
          </table:table-cell>
          <table:table-cell office:value-type="string" calcext:value-type="string">
            <text:p>https://api.github.com/repos/pytroll/trollduction</text:p>
          </table:table-cell>
          <table:table-cell table:formula="of:=REPLACE([.B1733]; 1; 29; &quot;&quot;)" office:value-type="string" office:string-value="pytroll/trollduction" calcext:value-type="string">
            <text:p>pytroll/trollduction</text:p>
          </table:table-cell>
        </table:table-row>
        <table:table-row table:style-name="ro1">
          <table:table-cell office:value-type="float" office:value="6680652" calcext:value-type="float">
            <text:p>6680652</text:p>
          </table:table-cell>
          <table:table-cell office:value-type="string" calcext:value-type="string">
            <text:p>https://api.github.com/repos/vlead/ovpl</text:p>
          </table:table-cell>
          <table:table-cell table:formula="of:=REPLACE([.B1734]; 1; 29; &quot;&quot;)" office:value-type="string" office:string-value="vlead/ovpl" calcext:value-type="string">
            <text:p>vlead/ovpl</text:p>
          </table:table-cell>
        </table:table-row>
        <table:table-row table:style-name="ro1">
          <table:table-cell office:value-type="float" office:value="6689762" calcext:value-type="float">
            <text:p>6689762</text:p>
          </table:table-cell>
          <table:table-cell office:value-type="string" calcext:value-type="string">
            <text:p>https://api.github.com/repos/artditel/d16</text:p>
          </table:table-cell>
          <table:table-cell table:formula="of:=REPLACE([.B1735]; 1; 29; &quot;&quot;)" office:value-type="string" office:string-value="artditel/d16" calcext:value-type="string">
            <text:p>artditel/d16</text:p>
          </table:table-cell>
        </table:table-row>
        <table:table-row table:style-name="ro1">
          <table:table-cell office:value-type="float" office:value="6698665" calcext:value-type="float">
            <text:p>6698665</text:p>
          </table:table-cell>
          <table:table-cell office:value-type="string" calcext:value-type="string">
            <text:p>https://api.github.com/repos/okfn/infra</text:p>
          </table:table-cell>
          <table:table-cell table:formula="of:=REPLACE([.B1736]; 1; 29; &quot;&quot;)" office:value-type="string" office:string-value="okfn/infra" calcext:value-type="string">
            <text:p>okfn/infra</text:p>
          </table:table-cell>
        </table:table-row>
        <table:table-row table:style-name="ro1">
          <table:table-cell office:value-type="float" office:value="6699076" calcext:value-type="float">
            <text:p>6699076</text:p>
          </table:table-cell>
          <table:table-cell office:value-type="string" calcext:value-type="string">
            <text:p>https://api.github.com/repos/dstndstn/tractor</text:p>
          </table:table-cell>
          <table:table-cell table:formula="of:=REPLACE([.B1737]; 1; 29; &quot;&quot;)" office:value-type="string" office:string-value="dstndstn/tractor" calcext:value-type="string">
            <text:p>dstndstn/tractor</text:p>
          </table:table-cell>
        </table:table-row>
        <table:table-row table:style-name="ro1">
          <table:table-cell office:value-type="float" office:value="6709125" calcext:value-type="float">
            <text:p>6709125</text:p>
          </table:table-cell>
          <table:table-cell office:value-type="string" calcext:value-type="string">
            <text:p>https://api.github.com/repos/moses-palmer/virtual-touchpad</text:p>
          </table:table-cell>
          <table:table-cell table:formula="of:=REPLACE([.B1738]; 1; 29; &quot;&quot;)" office:value-type="string" office:string-value="moses-palmer/virtual-touchpad" calcext:value-type="string">
            <text:p>moses-palmer/virtual-touchpad</text:p>
          </table:table-cell>
        </table:table-row>
        <table:table-row table:style-name="ro1">
          <table:table-cell office:value-type="float" office:value="6709196" calcext:value-type="float">
            <text:p>6709196</text:p>
          </table:table-cell>
          <table:table-cell office:value-type="string" calcext:value-type="string">
            <text:p>https://api.github.com/repos/ioam/featuremapper</text:p>
          </table:table-cell>
          <table:table-cell table:formula="of:=REPLACE([.B1739]; 1; 29; &quot;&quot;)" office:value-type="string" office:string-value="ioam/featuremapper" calcext:value-type="string">
            <text:p>ioam/featuremapper</text:p>
          </table:table-cell>
        </table:table-row>
        <table:table-row table:style-name="ro1">
          <table:table-cell office:value-type="float" office:value="6714886" calcext:value-type="float">
            <text:p>6714886</text:p>
          </table:table-cell>
          <table:table-cell office:value-type="string" calcext:value-type="string">
            <text:p>https://api.github.com/repos/gawel/irc3</text:p>
          </table:table-cell>
          <table:table-cell table:formula="of:=REPLACE([.B1740]; 1; 29; &quot;&quot;)" office:value-type="string" office:string-value="gawel/irc3" calcext:value-type="string">
            <text:p>gawel/irc3</text:p>
          </table:table-cell>
        </table:table-row>
        <table:table-row table:style-name="ro1">
          <table:table-cell office:value-type="float" office:value="6732490" calcext:value-type="float">
            <text:p>6732490</text:p>
          </table:table-cell>
          <table:table-cell office:value-type="string" calcext:value-type="string">
            <text:p>https://api.github.com/repos/h3llrais3r/Auto-Subliminal</text:p>
          </table:table-cell>
          <table:table-cell table:formula="of:=REPLACE([.B1741]; 1; 29; &quot;&quot;)" office:value-type="string" office:string-value="h3llrais3r/Auto-Subliminal" calcext:value-type="string">
            <text:p>h3llrais3r/Auto-Subliminal</text:p>
          </table:table-cell>
        </table:table-row>
        <table:table-row table:style-name="ro1">
          <table:table-cell office:value-type="float" office:value="6744920" calcext:value-type="float">
            <text:p>6744920</text:p>
          </table:table-cell>
          <table:table-cell office:value-type="string" calcext:value-type="string">
            <text:p>https://api.github.com/repos/nasa-gibs/onearth</text:p>
          </table:table-cell>
          <table:table-cell table:formula="of:=REPLACE([.B1742]; 1; 29; &quot;&quot;)" office:value-type="string" office:string-value="nasa-gibs/onearth" calcext:value-type="string">
            <text:p>nasa-gibs/onearth</text:p>
          </table:table-cell>
        </table:table-row>
        <table:table-row table:style-name="ro1">
          <table:table-cell office:value-type="float" office:value="6745579" calcext:value-type="float">
            <text:p>6745579</text:p>
          </table:table-cell>
          <table:table-cell office:value-type="string" calcext:value-type="string">
            <text:p>https://api.github.com/repos/scidash/neuronunit</text:p>
          </table:table-cell>
          <table:table-cell table:formula="of:=REPLACE([.B1743]; 1; 29; &quot;&quot;)" office:value-type="string" office:string-value="scidash/neuronunit" calcext:value-type="string">
            <text:p>scidash/neuronunit</text:p>
          </table:table-cell>
        </table:table-row>
        <table:table-row table:style-name="ro1">
          <table:table-cell office:value-type="float" office:value="6766371" calcext:value-type="float">
            <text:p>6766371</text:p>
          </table:table-cell>
          <table:table-cell office:value-type="string" calcext:value-type="string">
            <text:p>https://api.github.com/repos/ipython/traitlets</text:p>
          </table:table-cell>
          <table:table-cell table:formula="of:=REPLACE([.B1744]; 1; 29; &quot;&quot;)" office:value-type="string" office:string-value="ipython/traitlets" calcext:value-type="string">
            <text:p>ipython/traitlets</text:p>
          </table:table-cell>
        </table:table-row>
        <table:table-row table:style-name="ro1">
          <table:table-cell office:value-type="float" office:value="6767857" calcext:value-type="float">
            <text:p>6767857</text:p>
          </table:table-cell>
          <table:table-cell office:value-type="string" calcext:value-type="string">
            <text:p>https://api.github.com/repos/HubbeKing/Hubbot_Twisted</text:p>
          </table:table-cell>
          <table:table-cell table:formula="of:=REPLACE([.B1745]; 1; 29; &quot;&quot;)" office:value-type="string" office:string-value="HubbeKing/Hubbot_Twisted" calcext:value-type="string">
            <text:p>HubbeKing/Hubbot_Twisted</text:p>
          </table:table-cell>
        </table:table-row>
        <table:table-row table:style-name="ro1">
          <table:table-cell office:value-type="float" office:value="6772799" calcext:value-type="float">
            <text:p>6772799</text:p>
          </table:table-cell>
          <table:table-cell office:value-type="string" calcext:value-type="string">
            <text:p>https://api.github.com/repos/tvalacarta/pelisalacarta</text:p>
          </table:table-cell>
          <table:table-cell table:formula="of:=REPLACE([.B1746]; 1; 29; &quot;&quot;)" office:value-type="string" office:string-value="tvalacarta/pelisalacarta" calcext:value-type="string">
            <text:p>tvalacarta/pelisalacarta</text:p>
          </table:table-cell>
        </table:table-row>
        <table:table-row table:style-name="ro1">
          <table:table-cell office:value-type="float" office:value="6790685" calcext:value-type="float">
            <text:p>6790685</text:p>
          </table:table-cell>
          <table:table-cell office:value-type="string" calcext:value-type="string">
            <text:p>https://api.github.com/repos/ikreymer/pywb</text:p>
          </table:table-cell>
          <table:table-cell table:formula="of:=REPLACE([.B1747]; 1; 29; &quot;&quot;)" office:value-type="string" office:string-value="ikreymer/pywb" calcext:value-type="string">
            <text:p>ikreymer/pywb</text:p>
          </table:table-cell>
        </table:table-row>
        <table:table-row table:style-name="ro1">
          <table:table-cell office:value-type="float" office:value="6819438" calcext:value-type="float">
            <text:p>6819438</text:p>
          </table:table-cell>
          <table:table-cell office:value-type="string" calcext:value-type="string">
            <text:p>https://api.github.com/repos/NMGRL/pychron</text:p>
          </table:table-cell>
          <table:table-cell table:formula="of:=REPLACE([.B1748]; 1; 29; &quot;&quot;)" office:value-type="string" office:string-value="NMGRL/pychron" calcext:value-type="string">
            <text:p>NMGRL/pychron</text:p>
          </table:table-cell>
        </table:table-row>
        <table:table-row table:style-name="ro1">
          <table:table-cell office:value-type="float" office:value="6825968" calcext:value-type="float">
            <text:p>6825968</text:p>
          </table:table-cell>
          <table:table-cell office:value-type="string" calcext:value-type="string">
            <text:p>https://api.github.com/repos/SeasoningDev/Seasoning</text:p>
          </table:table-cell>
          <table:table-cell table:formula="of:=REPLACE([.B1749]; 1; 29; &quot;&quot;)" office:value-type="string" office:string-value="SeasoningDev/Seasoning" calcext:value-type="string">
            <text:p>SeasoningDev/Seasoning</text:p>
          </table:table-cell>
        </table:table-row>
        <table:table-row table:style-name="ro1">
          <table:table-cell office:value-type="float" office:value="6827075" calcext:value-type="float">
            <text:p>6827075</text:p>
          </table:table-cell>
          <table:table-cell office:value-type="string" calcext:value-type="string">
            <text:p>https://api.github.com/repos/JARR-aggregator/JARR</text:p>
          </table:table-cell>
          <table:table-cell table:formula="of:=REPLACE([.B1750]; 1; 29; &quot;&quot;)" office:value-type="string" office:string-value="JARR-aggregator/JARR" calcext:value-type="string">
            <text:p>JARR-aggregator/JARR</text:p>
          </table:table-cell>
        </table:table-row>
        <table:table-row table:style-name="ro1">
          <table:table-cell office:value-type="float" office:value="6839527" calcext:value-type="float">
            <text:p>6839527</text:p>
          </table:table-cell>
          <table:table-cell office:value-type="string" calcext:value-type="string">
            <text:p>https://api.github.com/repos/freedoom/freedoom</text:p>
          </table:table-cell>
          <table:table-cell table:formula="of:=REPLACE([.B1751]; 1; 29; &quot;&quot;)" office:value-type="string" office:string-value="freedoom/freedoom" calcext:value-type="string">
            <text:p>freedoom/freedoom</text:p>
          </table:table-cell>
        </table:table-row>
        <table:table-row table:style-name="ro1">
          <table:table-cell office:value-type="float" office:value="6840187" calcext:value-type="float">
            <text:p>6840187</text:p>
          </table:table-cell>
          <table:table-cell office:value-type="string" calcext:value-type="string">
            <text:p>https://api.github.com/repos/pritunl/pritunl</text:p>
          </table:table-cell>
          <table:table-cell table:formula="of:=REPLACE([.B1752]; 1; 29; &quot;&quot;)" office:value-type="string" office:string-value="pritunl/pritunl" calcext:value-type="string">
            <text:p>pritunl/pritunl</text:p>
          </table:table-cell>
        </table:table-row>
        <table:table-row table:style-name="ro1">
          <table:table-cell office:value-type="float" office:value="6845724" calcext:value-type="float">
            <text:p>6845724</text:p>
          </table:table-cell>
          <table:table-cell office:value-type="string" calcext:value-type="string">
            <text:p>https://api.github.com/repos/OpenNebula/docs</text:p>
          </table:table-cell>
          <table:table-cell table:formula="of:=REPLACE([.B1753]; 1; 29; &quot;&quot;)" office:value-type="string" office:string-value="OpenNebula/docs" calcext:value-type="string">
            <text:p>OpenNebula/docs</text:p>
          </table:table-cell>
        </table:table-row>
        <table:table-row table:style-name="ro1">
          <table:table-cell office:value-type="float" office:value="6876044" calcext:value-type="float">
            <text:p>6876044</text:p>
          </table:table-cell>
          <table:table-cell office:value-type="string" calcext:value-type="string">
            <text:p>https://api.github.com/repos/lightspeedretail/versions</text:p>
          </table:table-cell>
          <table:table-cell table:formula="of:=REPLACE([.B1754]; 1; 29; &quot;&quot;)" office:value-type="string" office:string-value="lightspeedretail/versions" calcext:value-type="string">
            <text:p>lightspeedretail/versions</text:p>
          </table:table-cell>
        </table:table-row>
        <table:table-row table:style-name="ro1">
          <table:table-cell office:value-type="float" office:value="6887103" calcext:value-type="float">
            <text:p>6887103</text:p>
          </table:table-cell>
          <table:table-cell office:value-type="string" calcext:value-type="string">
            <text:p>https://api.github.com/repos/openstack/openstack-doc-tools</text:p>
          </table:table-cell>
          <table:table-cell table:formula="of:=REPLACE([.B1755]; 1; 29; &quot;&quot;)" office:value-type="string" office:string-value="openstack/openstack-doc-tools" calcext:value-type="string">
            <text:p>openstack/openstack-doc-tools</text:p>
          </table:table-cell>
        </table:table-row>
        <table:table-row table:style-name="ro1">
          <table:table-cell office:value-type="float" office:value="6892951" calcext:value-type="float">
            <text:p>6892951</text:p>
          </table:table-cell>
          <table:table-cell office:value-type="string" calcext:value-type="string">
            <text:p>https://api.github.com/repos/heiskr/sagefy</text:p>
          </table:table-cell>
          <table:table-cell table:formula="of:=REPLACE([.B1756]; 1; 29; &quot;&quot;)" office:value-type="string" office:string-value="heiskr/sagefy" calcext:value-type="string">
            <text:p>heiskr/sagefy</text:p>
          </table:table-cell>
        </table:table-row>
        <table:table-row table:style-name="ro1">
          <table:table-cell office:value-type="float" office:value="6906673" calcext:value-type="float">
            <text:p>6906673</text:p>
          </table:table-cell>
          <table:table-cell office:value-type="string" calcext:value-type="string">
            <text:p>https://api.github.com/repos/PinguinoIDE/pinguino-ide</text:p>
          </table:table-cell>
          <table:table-cell table:formula="of:=REPLACE([.B1757]; 1; 29; &quot;&quot;)" office:value-type="string" office:string-value="PinguinoIDE/pinguino-ide" calcext:value-type="string">
            <text:p>PinguinoIDE/pinguino-ide</text:p>
          </table:table-cell>
        </table:table-row>
        <table:table-row table:style-name="ro1">
          <table:table-cell office:value-type="float" office:value="6907882" calcext:value-type="float">
            <text:p>6907882</text:p>
          </table:table-cell>
          <table:table-cell office:value-type="string" calcext:value-type="string">
            <text:p>https://api.github.com/repos/pritunl/pritunl-client</text:p>
          </table:table-cell>
          <table:table-cell table:formula="of:=REPLACE([.B1758]; 1; 29; &quot;&quot;)" office:value-type="string" office:string-value="pritunl/pritunl-client" calcext:value-type="string">
            <text:p>pritunl/pritunl-client</text:p>
          </table:table-cell>
        </table:table-row>
        <table:table-row table:style-name="ro1">
          <table:table-cell office:value-type="float" office:value="6911649" calcext:value-type="float">
            <text:p>6911649</text:p>
          </table:table-cell>
          <table:table-cell office:value-type="string" calcext:value-type="string">
            <text:p>https://api.github.com/repos/ES-DOC/esdoc-questionnaire</text:p>
          </table:table-cell>
          <table:table-cell table:formula="of:=REPLACE([.B1759]; 1; 29; &quot;&quot;)" office:value-type="string" office:string-value="ES-DOC/esdoc-questionnaire" calcext:value-type="string">
            <text:p>ES-DOC/esdoc-questionnaire</text:p>
          </table:table-cell>
        </table:table-row>
        <table:table-row table:style-name="ro1">
          <table:table-cell office:value-type="float" office:value="6915377" calcext:value-type="float">
            <text:p>6915377</text:p>
          </table:table-cell>
          <table:table-cell office:value-type="string" calcext:value-type="string">
            <text:p>https://api.github.com/repos/openstack/fuel-docs</text:p>
          </table:table-cell>
          <table:table-cell table:formula="of:=REPLACE([.B1760]; 1; 29; &quot;&quot;)" office:value-type="string" office:string-value="openstack/fuel-docs" calcext:value-type="string">
            <text:p>openstack/fuel-docs</text:p>
          </table:table-cell>
        </table:table-row>
        <table:table-row table:style-name="ro1">
          <table:table-cell office:value-type="float" office:value="6925314" calcext:value-type="float">
            <text:p>6925314</text:p>
          </table:table-cell>
          <table:table-cell office:value-type="string" calcext:value-type="string">
            <text:p>https://api.github.com/repos/kgullikson88/General</text:p>
          </table:table-cell>
          <table:table-cell table:formula="of:=REPLACE([.B1761]; 1; 29; &quot;&quot;)" office:value-type="string" office:string-value="kgullikson88/General" calcext:value-type="string">
            <text:p>kgullikson88/General</text:p>
          </table:table-cell>
        </table:table-row>
        <table:table-row table:style-name="ro1">
          <table:table-cell office:value-type="float" office:value="6928203" calcext:value-type="float">
            <text:p>6928203</text:p>
          </table:table-cell>
          <table:table-cell office:value-type="string" calcext:value-type="string">
            <text:p>https://api.github.com/repos/scikit-nano/scikit-nano</text:p>
          </table:table-cell>
          <table:table-cell table:formula="of:=REPLACE([.B1762]; 1; 29; &quot;&quot;)" office:value-type="string" office:string-value="scikit-nano/scikit-nano" calcext:value-type="string">
            <text:p>scikit-nano/scikit-nano</text:p>
          </table:table-cell>
        </table:table-row>
        <table:table-row table:style-name="ro1">
          <table:table-cell office:value-type="float" office:value="6932448" calcext:value-type="float">
            <text:p>6932448</text:p>
          </table:table-cell>
          <table:table-cell office:value-type="string" calcext:value-type="string">
            <text:p>https://api.github.com/repos/emory-libraries/OpenEmory</text:p>
          </table:table-cell>
          <table:table-cell table:formula="of:=REPLACE([.B1763]; 1; 29; &quot;&quot;)" office:value-type="string" office:string-value="emory-libraries/OpenEmory" calcext:value-type="string">
            <text:p>emory-libraries/OpenEmory</text:p>
          </table:table-cell>
        </table:table-row>
        <table:table-row table:style-name="ro1">
          <table:table-cell office:value-type="float" office:value="6934036" calcext:value-type="float">
            <text:p>6934036</text:p>
          </table:table-cell>
          <table:table-cell office:value-type="string" calcext:value-type="string">
            <text:p>https://api.github.com/repos/lmfit/lmfit-py</text:p>
          </table:table-cell>
          <table:table-cell table:formula="of:=REPLACE([.B1764]; 1; 29; &quot;&quot;)" office:value-type="string" office:string-value="lmfit/lmfit-py" calcext:value-type="string">
            <text:p>lmfit/lmfit-py</text:p>
          </table:table-cell>
        </table:table-row>
        <table:table-row table:style-name="ro1">
          <table:table-cell office:value-type="float" office:value="6935233" calcext:value-type="float">
            <text:p>6935233</text:p>
          </table:table-cell>
          <table:table-cell office:value-type="string" calcext:value-type="string">
            <text:p>https://api.github.com/repos/solvebio/solvebio-python</text:p>
          </table:table-cell>
          <table:table-cell table:formula="of:=REPLACE([.B1765]; 1; 29; &quot;&quot;)" office:value-type="string" office:string-value="solvebio/solvebio-python" calcext:value-type="string">
            <text:p>solvebio/solvebio-python</text:p>
          </table:table-cell>
        </table:table-row>
        <table:table-row table:style-name="ro1">
          <table:table-cell office:value-type="float" office:value="6942287" calcext:value-type="float">
            <text:p>6942287</text:p>
          </table:table-cell>
          <table:table-cell office:value-type="string" calcext:value-type="string">
            <text:p>https://api.github.com/repos/tallforasmurf/PPQT2</text:p>
          </table:table-cell>
          <table:table-cell table:formula="of:=REPLACE([.B1766]; 1; 29; &quot;&quot;)" office:value-type="string" office:string-value="tallforasmurf/PPQT2" calcext:value-type="string">
            <text:p>tallforasmurf/PPQT2</text:p>
          </table:table-cell>
        </table:table-row>
        <table:table-row table:style-name="ro1">
          <table:table-cell office:value-type="float" office:value="6951285" calcext:value-type="float">
            <text:p>6951285</text:p>
          </table:table-cell>
          <table:table-cell office:value-type="string" calcext:value-type="string">
            <text:p>https://api.github.com/repos/wizzomafizzo/starcheat</text:p>
          </table:table-cell>
          <table:table-cell table:formula="of:=REPLACE([.B1767]; 1; 29; &quot;&quot;)" office:value-type="string" office:string-value="wizzomafizzo/starcheat" calcext:value-type="string">
            <text:p>wizzomafizzo/starcheat</text:p>
          </table:table-cell>
        </table:table-row>
        <table:table-row table:style-name="ro1">
          <table:table-cell office:value-type="float" office:value="6959220" calcext:value-type="float">
            <text:p>6959220</text:p>
          </table:table-cell>
          <table:table-cell office:value-type="string" calcext:value-type="string">
            <text:p>https://api.github.com/repos/teamdiamond/measurement</text:p>
          </table:table-cell>
          <table:table-cell table:formula="of:=REPLACE([.B1768]; 1; 29; &quot;&quot;)" office:value-type="string" office:string-value="teamdiamond/measurement" calcext:value-type="string">
            <text:p>teamdiamond/measurement</text:p>
          </table:table-cell>
        </table:table-row>
        <table:table-row table:style-name="ro1">
          <table:table-cell office:value-type="float" office:value="6963901" calcext:value-type="float">
            <text:p>6963901</text:p>
          </table:table-cell>
          <table:table-cell office:value-type="string" calcext:value-type="string">
            <text:p>https://api.github.com/repos/mircealungu/Zeeguu-Web</text:p>
          </table:table-cell>
          <table:table-cell table:formula="of:=REPLACE([.B1769]; 1; 29; &quot;&quot;)" office:value-type="string" office:string-value="mircealungu/Zeeguu-Web" calcext:value-type="string">
            <text:p>mircealungu/Zeeguu-Web</text:p>
          </table:table-cell>
        </table:table-row>
        <table:table-row table:style-name="ro1">
          <table:table-cell office:value-type="float" office:value="6976956" calcext:value-type="float">
            <text:p>6976956</text:p>
          </table:table-cell>
          <table:table-cell office:value-type="string" calcext:value-type="string">
            <text:p>https://api.github.com/repos/esheldon/nsim</text:p>
          </table:table-cell>
          <table:table-cell table:formula="of:=REPLACE([.B1770]; 1; 29; &quot;&quot;)" office:value-type="string" office:string-value="esheldon/nsim" calcext:value-type="string">
            <text:p>esheldon/nsim</text:p>
          </table:table-cell>
        </table:table-row>
        <table:table-row table:style-name="ro1">
          <table:table-cell office:value-type="float" office:value="6983569" calcext:value-type="float">
            <text:p>6983569</text:p>
          </table:table-cell>
          <table:table-cell office:value-type="string" calcext:value-type="string">
            <text:p>https://api.github.com/repos/ZhuangLab/storm-control</text:p>
          </table:table-cell>
          <table:table-cell table:formula="of:=REPLACE([.B1771]; 1; 29; &quot;&quot;)" office:value-type="string" office:string-value="ZhuangLab/storm-control" calcext:value-type="string">
            <text:p>ZhuangLab/storm-control</text:p>
          </table:table-cell>
        </table:table-row>
        <table:table-row table:style-name="ro1">
          <table:table-cell office:value-type="float" office:value="6985643" calcext:value-type="float">
            <text:p>6985643</text:p>
          </table:table-cell>
          <table:table-cell office:value-type="string" calcext:value-type="string">
            <text:p>https://api.github.com/repos/theonion/betty-cropper</text:p>
          </table:table-cell>
          <table:table-cell table:formula="of:=REPLACE([.B1772]; 1; 29; &quot;&quot;)" office:value-type="string" office:string-value="theonion/betty-cropper" calcext:value-type="string">
            <text:p>theonion/betty-cropper</text:p>
          </table:table-cell>
        </table:table-row>
        <table:table-row table:style-name="ro1">
          <table:table-cell office:value-type="float" office:value="6991260" calcext:value-type="float">
            <text:p>6991260</text:p>
          </table:table-cell>
          <table:table-cell office:value-type="string" calcext:value-type="string">
            <text:p>https://api.github.com/repos/goude/runcom</text:p>
          </table:table-cell>
          <table:table-cell table:formula="of:=REPLACE([.B1773]; 1; 29; &quot;&quot;)" office:value-type="string" office:string-value="goude/runcom" calcext:value-type="string">
            <text:p>goude/runcom</text:p>
          </table:table-cell>
        </table:table-row>
        <table:table-row table:style-name="ro1">
          <table:table-cell office:value-type="float" office:value="6992198" calcext:value-type="float">
            <text:p>6992198</text:p>
          </table:table-cell>
          <table:table-cell office:value-type="string" calcext:value-type="string">
            <text:p>https://api.github.com/repos/terasolunaorg/guideline</text:p>
          </table:table-cell>
          <table:table-cell table:formula="of:=REPLACE([.B1774]; 1; 29; &quot;&quot;)" office:value-type="string" office:string-value="terasolunaorg/guideline" calcext:value-type="string">
            <text:p>terasolunaorg/guideline</text:p>
          </table:table-cell>
        </table:table-row>
        <table:table-row table:style-name="ro1">
          <table:table-cell office:value-type="float" office:value="7009966" calcext:value-type="float">
            <text:p>7009966</text:p>
          </table:table-cell>
          <table:table-cell office:value-type="string" calcext:value-type="string">
            <text:p>https://api.github.com/repos/HeinerTholen/Varial</text:p>
          </table:table-cell>
          <table:table-cell table:formula="of:=REPLACE([.B1775]; 1; 29; &quot;&quot;)" office:value-type="string" office:string-value="HeinerTholen/Varial" calcext:value-type="string">
            <text:p>HeinerTholen/Varial</text:p>
          </table:table-cell>
        </table:table-row>
        <table:table-row table:style-name="ro1">
          <table:table-cell office:value-type="float" office:value="7015277" calcext:value-type="float">
            <text:p>7015277</text:p>
          </table:table-cell>
          <table:table-cell office:value-type="string" calcext:value-type="string">
            <text:p>https://api.github.com/repos/unbit/uwsgi.it</text:p>
          </table:table-cell>
          <table:table-cell table:formula="of:=REPLACE([.B1776]; 1; 29; &quot;&quot;)" office:value-type="string" office:string-value="unbit/uwsgi.it" calcext:value-type="string">
            <text:p>unbit/uwsgi.it</text:p>
          </table:table-cell>
        </table:table-row>
        <table:table-row table:style-name="ro1">
          <table:table-cell office:value-type="float" office:value="7017395" calcext:value-type="float">
            <text:p>7017395</text:p>
          </table:table-cell>
          <table:table-cell office:value-type="string" calcext:value-type="string">
            <text:p>https://api.github.com/repos/teamdiamond/analysis</text:p>
          </table:table-cell>
          <table:table-cell table:formula="of:=REPLACE([.B1777]; 1; 29; &quot;&quot;)" office:value-type="string" office:string-value="teamdiamond/analysis" calcext:value-type="string">
            <text:p>teamdiamond/analysis</text:p>
          </table:table-cell>
        </table:table-row>
        <table:table-row table:style-name="ro1">
          <table:table-cell office:value-type="float" office:value="7019998" calcext:value-type="float">
            <text:p>7019998</text:p>
          </table:table-cell>
          <table:table-cell office:value-type="string" calcext:value-type="string">
            <text:p>https://api.github.com/repos/openatv/MetrixHD</text:p>
          </table:table-cell>
          <table:table-cell table:formula="of:=REPLACE([.B1778]; 1; 29; &quot;&quot;)" office:value-type="string" office:string-value="openatv/MetrixHD" calcext:value-type="string">
            <text:p>openatv/MetrixHD</text:p>
          </table:table-cell>
        </table:table-row>
        <table:table-row table:style-name="ro1">
          <table:table-cell office:value-type="float" office:value="7024710" calcext:value-type="float">
            <text:p>7024710</text:p>
          </table:table-cell>
          <table:table-cell office:value-type="string" calcext:value-type="string">
            <text:p>https://api.github.com/repos/ellmetha/django-machina</text:p>
          </table:table-cell>
          <table:table-cell table:formula="of:=REPLACE([.B1779]; 1; 29; &quot;&quot;)" office:value-type="string" office:string-value="ellmetha/django-machina" calcext:value-type="string">
            <text:p>ellmetha/django-machina</text:p>
          </table:table-cell>
        </table:table-row>
        <table:table-row table:style-name="ro1">
          <table:table-cell office:value-type="float" office:value="7038686" calcext:value-type="float">
            <text:p>7038686</text:p>
          </table:table-cell>
          <table:table-cell office:value-type="string" calcext:value-type="string">
            <text:p>https://api.github.com/repos/softlayer/softlayer-python</text:p>
          </table:table-cell>
          <table:table-cell table:formula="of:=REPLACE([.B1780]; 1; 29; &quot;&quot;)" office:value-type="string" office:string-value="softlayer/softlayer-python" calcext:value-type="string">
            <text:p>softlayer/softlayer-python</text:p>
          </table:table-cell>
        </table:table-row>
        <table:table-row table:style-name="ro1">
          <table:table-cell office:value-type="float" office:value="7040486" calcext:value-type="float">
            <text:p>7040486</text:p>
          </table:table-cell>
          <table:table-cell office:value-type="string" calcext:value-type="string">
            <text:p>https://api.github.com/repos/tarball69/tkRAD</text:p>
          </table:table-cell>
          <table:table-cell table:formula="of:=REPLACE([.B1781]; 1; 29; &quot;&quot;)" office:value-type="string" office:string-value="tarball69/tkRAD" calcext:value-type="string">
            <text:p>tarball69/tkRAD</text:p>
          </table:table-cell>
        </table:table-row>
        <table:table-row table:style-name="ro1">
          <table:table-cell office:value-type="float" office:value="7046618" calcext:value-type="float">
            <text:p>7046618</text:p>
          </table:table-cell>
          <table:table-cell office:value-type="string" calcext:value-type="string">
            <text:p>https://api.github.com/repos/TobiasWooldridge/GithubArt</text:p>
          </table:table-cell>
          <table:table-cell table:formula="of:=REPLACE([.B1782]; 1; 29; &quot;&quot;)" office:value-type="string" office:string-value="TobiasWooldridge/GithubArt" calcext:value-type="string">
            <text:p>TobiasWooldridge/GithubArt</text:p>
          </table:table-cell>
        </table:table-row>
        <table:table-row table:style-name="ro1">
          <table:table-cell office:value-type="float" office:value="7049962" calcext:value-type="float">
            <text:p>7049962</text:p>
          </table:table-cell>
          <table:table-cell office:value-type="string" calcext:value-type="string">
            <text:p>https://api.github.com/repos/minorua/Qgis2threejs</text:p>
          </table:table-cell>
          <table:table-cell table:formula="of:=REPLACE([.B1783]; 1; 29; &quot;&quot;)" office:value-type="string" office:string-value="minorua/Qgis2threejs" calcext:value-type="string">
            <text:p>minorua/Qgis2threejs</text:p>
          </table:table-cell>
        </table:table-row>
        <table:table-row table:style-name="ro1">
          <table:table-cell office:value-type="float" office:value="7080180" calcext:value-type="float">
            <text:p>7080180</text:p>
          </table:table-cell>
          <table:table-cell office:value-type="string" calcext:value-type="string">
            <text:p>https://api.github.com/repos/prohippo/pyelly</text:p>
          </table:table-cell>
          <table:table-cell table:formula="of:=REPLACE([.B1784]; 1; 29; &quot;&quot;)" office:value-type="string" office:string-value="prohippo/pyelly" calcext:value-type="string">
            <text:p>prohippo/pyelly</text:p>
          </table:table-cell>
        </table:table-row>
        <table:table-row table:style-name="ro1">
          <table:table-cell office:value-type="float" office:value="7080870" calcext:value-type="float">
            <text:p>7080870</text:p>
          </table:table-cell>
          <table:table-cell office:value-type="string" calcext:value-type="string">
            <text:p>https://api.github.com/repos/StarterSquad/prudentia</text:p>
          </table:table-cell>
          <table:table-cell table:formula="of:=REPLACE([.B1785]; 1; 29; &quot;&quot;)" office:value-type="string" office:string-value="StarterSquad/prudentia" calcext:value-type="string">
            <text:p>StarterSquad/prudentia</text:p>
          </table:table-cell>
        </table:table-row>
        <table:table-row table:style-name="ro1">
          <table:table-cell office:value-type="float" office:value="7117963" calcext:value-type="float">
            <text:p>7117963</text:p>
          </table:table-cell>
          <table:table-cell office:value-type="string" calcext:value-type="string">
            <text:p>https://api.github.com/repos/jcnelson/syndicate</text:p>
          </table:table-cell>
          <table:table-cell table:formula="of:=REPLACE([.B1786]; 1; 29; &quot;&quot;)" office:value-type="string" office:string-value="jcnelson/syndicate" calcext:value-type="string">
            <text:p>jcnelson/syndicate</text:p>
          </table:table-cell>
        </table:table-row>
        <table:table-row table:style-name="ro1">
          <table:table-cell office:value-type="float" office:value="7134503" calcext:value-type="float">
            <text:p>7134503</text:p>
          </table:table-cell>
          <table:table-cell office:value-type="string" calcext:value-type="string">
            <text:p>https://api.github.com/repos/ethereum/pyethereum</text:p>
          </table:table-cell>
          <table:table-cell table:formula="of:=REPLACE([.B1787]; 1; 29; &quot;&quot;)" office:value-type="string" office:string-value="ethereum/pyethereum" calcext:value-type="string">
            <text:p>ethereum/pyethereum</text:p>
          </table:table-cell>
        </table:table-row>
        <table:table-row table:style-name="ro1">
          <table:table-cell office:value-type="float" office:value="7147569" calcext:value-type="float">
            <text:p>7147569</text:p>
          </table:table-cell>
          <table:table-cell office:value-type="string" calcext:value-type="string">
            <text:p>https://api.github.com/repos/demozoo/demozoo</text:p>
          </table:table-cell>
          <table:table-cell table:formula="of:=REPLACE([.B1788]; 1; 29; &quot;&quot;)" office:value-type="string" office:string-value="demozoo/demozoo" calcext:value-type="string">
            <text:p>demozoo/demozoo</text:p>
          </table:table-cell>
        </table:table-row>
        <table:table-row table:style-name="ro1">
          <table:table-cell office:value-type="float" office:value="7176443" calcext:value-type="float">
            <text:p>7176443</text:p>
          </table:table-cell>
          <table:table-cell office:value-type="string" calcext:value-type="string">
            <text:p>https://api.github.com/repos/openfisca/openfisca-france</text:p>
          </table:table-cell>
          <table:table-cell table:formula="of:=REPLACE([.B1789]; 1; 29; &quot;&quot;)" office:value-type="string" office:string-value="openfisca/openfisca-france" calcext:value-type="string">
            <text:p>openfisca/openfisca-france</text:p>
          </table:table-cell>
        </table:table-row>
        <table:table-row table:style-name="ro1">
          <table:table-cell office:value-type="float" office:value="7176481" calcext:value-type="float">
            <text:p>7176481</text:p>
          </table:table-cell>
          <table:table-cell office:value-type="string" calcext:value-type="string">
            <text:p>https://api.github.com/repos/openfisca/openfisca-web-api</text:p>
          </table:table-cell>
          <table:table-cell table:formula="of:=REPLACE([.B1790]; 1; 29; &quot;&quot;)" office:value-type="string" office:string-value="openfisca/openfisca-web-api" calcext:value-type="string">
            <text:p>openfisca/openfisca-web-api</text:p>
          </table:table-cell>
        </table:table-row>
        <table:table-row table:style-name="ro1">
          <table:table-cell office:value-type="float" office:value="7176511" calcext:value-type="float">
            <text:p>7176511</text:p>
          </table:table-cell>
          <table:table-cell office:value-type="string" calcext:value-type="string">
            <text:p>https://api.github.com/repos/openfisca/openfisca-core</text:p>
          </table:table-cell>
          <table:table-cell table:formula="of:=REPLACE([.B1791]; 1; 29; &quot;&quot;)" office:value-type="string" office:string-value="openfisca/openfisca-core" calcext:value-type="string">
            <text:p>openfisca/openfisca-core</text:p>
          </table:table-cell>
        </table:table-row>
        <table:table-row table:style-name="ro1">
          <table:table-cell office:value-type="float" office:value="7184548" calcext:value-type="float">
            <text:p>7184548</text:p>
          </table:table-cell>
          <table:table-cell office:value-type="string" calcext:value-type="string">
            <text:p>https://api.github.com/repos/mathiasertl/django-xmpp-account</text:p>
          </table:table-cell>
          <table:table-cell table:formula="of:=REPLACE([.B1792]; 1; 29; &quot;&quot;)" office:value-type="string" office:string-value="mathiasertl/django-xmpp-account" calcext:value-type="string">
            <text:p>mathiasertl/django-xmpp-account</text:p>
          </table:table-cell>
        </table:table-row>
        <table:table-row table:style-name="ro1">
          <table:table-cell office:value-type="float" office:value="7189000" calcext:value-type="float">
            <text:p>7189000</text:p>
          </table:table-cell>
          <table:table-cell office:value-type="string" calcext:value-type="string">
            <text:p>https://api.github.com/repos/ethereum/tests</text:p>
          </table:table-cell>
          <table:table-cell table:formula="of:=REPLACE([.B1793]; 1; 29; &quot;&quot;)" office:value-type="string" office:string-value="ethereum/tests" calcext:value-type="string">
            <text:p>ethereum/tests</text:p>
          </table:table-cell>
        </table:table-row>
        <table:table-row table:style-name="ro1">
          <table:table-cell office:value-type="float" office:value="7189238" calcext:value-type="float">
            <text:p>7189238</text:p>
          </table:table-cell>
          <table:table-cell office:value-type="string" calcext:value-type="string">
            <text:p>https://api.github.com/repos/nirgal/ngw</text:p>
          </table:table-cell>
          <table:table-cell table:formula="of:=REPLACE([.B1794]; 1; 29; &quot;&quot;)" office:value-type="string" office:string-value="nirgal/ngw" calcext:value-type="string">
            <text:p>nirgal/ngw</text:p>
          </table:table-cell>
        </table:table-row>
        <table:table-row table:style-name="ro1">
          <table:table-cell office:value-type="float" office:value="7191831" calcext:value-type="float">
            <text:p>7191831</text:p>
          </table:table-cell>
          <table:table-cell office:value-type="string" calcext:value-type="string">
            <text:p>https://api.github.com/repos/aertoria/InternetMonitor</text:p>
          </table:table-cell>
          <table:table-cell table:formula="of:=REPLACE([.B1795]; 1; 29; &quot;&quot;)" office:value-type="string" office:string-value="aertoria/InternetMonitor" calcext:value-type="string">
            <text:p>aertoria/InternetMonitor</text:p>
          </table:table-cell>
        </table:table-row>
        <table:table-row table:style-name="ro1">
          <table:table-cell office:value-type="float" office:value="7226727" calcext:value-type="float">
            <text:p>7226727</text:p>
          </table:table-cell>
          <table:table-cell office:value-type="string" calcext:value-type="string">
            <text:p>https://api.github.com/repos/tardis-sn/tardis</text:p>
          </table:table-cell>
          <table:table-cell table:formula="of:=REPLACE([.B1796]; 1; 29; &quot;&quot;)" office:value-type="string" office:string-value="tardis-sn/tardis" calcext:value-type="string">
            <text:p>tardis-sn/tardis</text:p>
          </table:table-cell>
        </table:table-row>
        <table:table-row table:style-name="ro1">
          <table:table-cell office:value-type="float" office:value="7230307" calcext:value-type="float">
            <text:p>7230307</text:p>
          </table:table-cell>
          <table:table-cell office:value-type="string" calcext:value-type="string">
            <text:p>https://api.github.com/repos/securestate/king-phisher</text:p>
          </table:table-cell>
          <table:table-cell table:formula="of:=REPLACE([.B1797]; 1; 29; &quot;&quot;)" office:value-type="string" office:string-value="securestate/king-phisher" calcext:value-type="string">
            <text:p>securestate/king-phisher</text:p>
          </table:table-cell>
        </table:table-row>
        <table:table-row table:style-name="ro1">
          <table:table-cell office:value-type="float" office:value="7247208" calcext:value-type="float">
            <text:p>7247208</text:p>
          </table:table-cell>
          <table:table-cell office:value-type="string" calcext:value-type="string">
            <text:p>https://api.github.com/repos/nephila/djangocms-blog</text:p>
          </table:table-cell>
          <table:table-cell table:formula="of:=REPLACE([.B1798]; 1; 29; &quot;&quot;)" office:value-type="string" office:string-value="nephila/djangocms-blog" calcext:value-type="string">
            <text:p>nephila/djangocms-blog</text:p>
          </table:table-cell>
        </table:table-row>
        <table:table-row table:style-name="ro1">
          <table:table-cell office:value-type="float" office:value="7267762" calcext:value-type="float">
            <text:p>7267762</text:p>
          </table:table-cell>
          <table:table-cell office:value-type="string" calcext:value-type="string">
            <text:p>https://api.github.com/repos/mrphlip/lrrbot</text:p>
          </table:table-cell>
          <table:table-cell table:formula="of:=REPLACE([.B1799]; 1; 29; &quot;&quot;)" office:value-type="string" office:string-value="mrphlip/lrrbot" calcext:value-type="string">
            <text:p>mrphlip/lrrbot</text:p>
          </table:table-cell>
        </table:table-row>
        <table:table-row table:style-name="ro1">
          <table:table-cell office:value-type="float" office:value="7281400" calcext:value-type="float">
            <text:p>7281400</text:p>
          </table:table-cell>
          <table:table-cell office:value-type="string" calcext:value-type="string">
            <text:p>https://api.github.com/repos/LLNL/spack</text:p>
          </table:table-cell>
          <table:table-cell table:formula="of:=REPLACE([.B1800]; 1; 29; &quot;&quot;)" office:value-type="string" office:string-value="LLNL/spack" calcext:value-type="string">
            <text:p>LLNL/spack</text:p>
          </table:table-cell>
        </table:table-row>
        <table:table-row table:style-name="ro1">
          <table:table-cell office:value-type="float" office:value="7291679" calcext:value-type="float">
            <text:p>7291679</text:p>
          </table:table-cell>
          <table:table-cell office:value-type="string" calcext:value-type="string">
            <text:p>https://api.github.com/repos/SalesforceFoundation/CumulusCI</text:p>
          </table:table-cell>
          <table:table-cell table:formula="of:=REPLACE([.B1801]; 1; 29; &quot;&quot;)" office:value-type="string" office:string-value="SalesforceFoundation/CumulusCI" calcext:value-type="string">
            <text:p>SalesforceFoundation/CumulusCI</text:p>
          </table:table-cell>
        </table:table-row>
        <table:table-row table:style-name="ro1">
          <table:table-cell office:value-type="float" office:value="7292050" calcext:value-type="float">
            <text:p>7292050</text:p>
          </table:table-cell>
          <table:table-cell office:value-type="string" calcext:value-type="string">
            <text:p>https://api.github.com/repos/pyca/pyopenssl</text:p>
          </table:table-cell>
          <table:table-cell table:formula="of:=REPLACE([.B1802]; 1; 29; &quot;&quot;)" office:value-type="string" office:string-value="pyca/pyopenssl" calcext:value-type="string">
            <text:p>pyca/pyopenssl</text:p>
          </table:table-cell>
        </table:table-row>
        <table:table-row table:style-name="ro1">
          <table:table-cell office:value-type="float" office:value="7298309" calcext:value-type="float">
            <text:p>7298309</text:p>
          </table:table-cell>
          <table:table-cell office:value-type="string" calcext:value-type="string">
            <text:p>https://api.github.com/repos/pkgcore/pkgcore</text:p>
          </table:table-cell>
          <table:table-cell table:formula="of:=REPLACE([.B1803]; 1; 29; &quot;&quot;)" office:value-type="string" office:string-value="pkgcore/pkgcore" calcext:value-type="string">
            <text:p>pkgcore/pkgcore</text:p>
          </table:table-cell>
        </table:table-row>
        <table:table-row table:style-name="ro1">
          <table:table-cell office:value-type="float" office:value="7302124" calcext:value-type="float">
            <text:p>7302124</text:p>
          </table:table-cell>
          <table:table-cell office:value-type="string" calcext:value-type="string">
            <text:p>https://api.github.com/repos/boatd/boatd</text:p>
          </table:table-cell>
          <table:table-cell table:formula="of:=REPLACE([.B1804]; 1; 29; &quot;&quot;)" office:value-type="string" office:string-value="boatd/boatd" calcext:value-type="string">
            <text:p>boatd/boatd</text:p>
          </table:table-cell>
        </table:table-row>
        <table:table-row table:style-name="ro1">
          <table:table-cell office:value-type="float" office:value="7304094" calcext:value-type="float">
            <text:p>7304094</text:p>
          </table:table-cell>
          <table:table-cell office:value-type="string" calcext:value-type="string">
            <text:p>https://api.github.com/repos/BanzaiMan/travis_staging_test</text:p>
          </table:table-cell>
          <table:table-cell table:formula="of:=REPLACE([.B1805]; 1; 29; &quot;&quot;)" office:value-type="string" office:string-value="BanzaiMan/travis_staging_test" calcext:value-type="string">
            <text:p>BanzaiMan/travis_staging_test</text:p>
          </table:table-cell>
        </table:table-row>
        <table:table-row table:style-name="ro1">
          <table:table-cell office:value-type="float" office:value="7307002" calcext:value-type="float">
            <text:p>7307002</text:p>
          </table:table-cell>
          <table:table-cell office:value-type="string" calcext:value-type="string">
            <text:p>https://api.github.com/repos/google/grr</text:p>
          </table:table-cell>
          <table:table-cell table:formula="of:=REPLACE([.B1806]; 1; 29; &quot;&quot;)" office:value-type="string" office:string-value="google/grr" calcext:value-type="string">
            <text:p>google/grr</text:p>
          </table:table-cell>
        </table:table-row>
        <table:table-row table:style-name="ro1">
          <table:table-cell office:value-type="float" office:value="7322141" calcext:value-type="float">
            <text:p>7322141</text:p>
          </table:table-cell>
          <table:table-cell office:value-type="string" calcext:value-type="string">
            <text:p>https://api.github.com/repos/knutfrode/opendrift</text:p>
          </table:table-cell>
          <table:table-cell table:formula="of:=REPLACE([.B1807]; 1; 29; &quot;&quot;)" office:value-type="string" office:string-value="knutfrode/opendrift" calcext:value-type="string">
            <text:p>knutfrode/opendrift</text:p>
          </table:table-cell>
        </table:table-row>
        <table:table-row table:style-name="ro1">
          <table:table-cell office:value-type="float" office:value="7326091" calcext:value-type="float">
            <text:p>7326091</text:p>
          </table:table-cell>
          <table:table-cell office:value-type="string" calcext:value-type="string">
            <text:p>https://api.github.com/repos/openmb/stb-gui</text:p>
          </table:table-cell>
          <table:table-cell table:formula="of:=REPLACE([.B1808]; 1; 29; &quot;&quot;)" office:value-type="string" office:string-value="openmb/stb-gui" calcext:value-type="string">
            <text:p>openmb/stb-gui</text:p>
          </table:table-cell>
        </table:table-row>
        <table:table-row table:style-name="ro1">
          <table:table-cell office:value-type="float" office:value="7329482" calcext:value-type="float">
            <text:p>7329482</text:p>
          </table:table-cell>
          <table:table-cell office:value-type="string" calcext:value-type="string">
            <text:p>https://api.github.com/repos/dnaeon/py-vpoller</text:p>
          </table:table-cell>
          <table:table-cell table:formula="of:=REPLACE([.B1809]; 1; 29; &quot;&quot;)" office:value-type="string" office:string-value="dnaeon/py-vpoller" calcext:value-type="string">
            <text:p>dnaeon/py-vpoller</text:p>
          </table:table-cell>
        </table:table-row>
        <table:table-row table:style-name="ro1">
          <table:table-cell office:value-type="float" office:value="7332686" calcext:value-type="float">
            <text:p>7332686</text:p>
          </table:table-cell>
          <table:table-cell office:value-type="string" calcext:value-type="string">
            <text:p>https://api.github.com/repos/pfischi/shSonos</text:p>
          </table:table-cell>
          <table:table-cell table:formula="of:=REPLACE([.B1810]; 1; 29; &quot;&quot;)" office:value-type="string" office:string-value="pfischi/shSonos" calcext:value-type="string">
            <text:p>pfischi/shSonos</text:p>
          </table:table-cell>
        </table:table-row>
        <table:table-row table:style-name="ro1">
          <table:table-cell office:value-type="float" office:value="7332816" calcext:value-type="float">
            <text:p>7332816</text:p>
          </table:table-cell>
          <table:table-cell office:value-type="string" calcext:value-type="string">
            <text:p>https://api.github.com/repos/iofun/mango</text:p>
          </table:table-cell>
          <table:table-cell table:formula="of:=REPLACE([.B1811]; 1; 29; &quot;&quot;)" office:value-type="string" office:string-value="iofun/mango" calcext:value-type="string">
            <text:p>iofun/mango</text:p>
          </table:table-cell>
        </table:table-row>
        <table:table-row table:style-name="ro1">
          <table:table-cell office:value-type="float" office:value="7334352" calcext:value-type="float">
            <text:p>7334352</text:p>
          </table:table-cell>
          <table:table-cell office:value-type="string" calcext:value-type="string">
            <text:p>https://api.github.com/repos/openstack/congress</text:p>
          </table:table-cell>
          <table:table-cell table:formula="of:=REPLACE([.B1812]; 1; 29; &quot;&quot;)" office:value-type="string" office:string-value="openstack/congress" calcext:value-type="string">
            <text:p>openstack/congress</text:p>
          </table:table-cell>
        </table:table-row>
        <table:table-row table:style-name="ro1">
          <table:table-cell office:value-type="float" office:value="7338784" calcext:value-type="float">
            <text:p>7338784</text:p>
          </table:table-cell>
          <table:table-cell office:value-type="string" calcext:value-type="string">
            <text:p>https://api.github.com/repos/ya790206/auto_config</text:p>
          </table:table-cell>
          <table:table-cell table:formula="of:=REPLACE([.B1813]; 1; 29; &quot;&quot;)" office:value-type="string" office:string-value="ya790206/auto_config" calcext:value-type="string">
            <text:p>ya790206/auto_config</text:p>
          </table:table-cell>
        </table:table-row>
        <table:table-row table:style-name="ro1">
          <table:table-cell office:value-type="float" office:value="7340283" calcext:value-type="float">
            <text:p>7340283</text:p>
          </table:table-cell>
          <table:table-cell office:value-type="string" calcext:value-type="string">
            <text:p>https://api.github.com/repos/xivo-pbx/xivo-manage-db</text:p>
          </table:table-cell>
          <table:table-cell table:formula="of:=REPLACE([.B1814]; 1; 29; &quot;&quot;)" office:value-type="string" office:string-value="xivo-pbx/xivo-manage-db" calcext:value-type="string">
            <text:p>xivo-pbx/xivo-manage-db</text:p>
          </table:table-cell>
        </table:table-row>
        <table:table-row table:style-name="ro1">
          <table:table-cell office:value-type="float" office:value="7344638" calcext:value-type="float">
            <text:p>7344638</text:p>
          </table:table-cell>
          <table:table-cell office:value-type="string" calcext:value-type="string">
            <text:p>https://api.github.com/repos/inspirehep/inspire-next</text:p>
          </table:table-cell>
          <table:table-cell table:formula="of:=REPLACE([.B1815]; 1; 29; &quot;&quot;)" office:value-type="string" office:string-value="inspirehep/inspire-next" calcext:value-type="string">
            <text:p>inspirehep/inspire-next</text:p>
          </table:table-cell>
        </table:table-row>
        <table:table-row table:style-name="ro1">
          <table:table-cell office:value-type="float" office:value="7346335" calcext:value-type="float">
            <text:p>7346335</text:p>
          </table:table-cell>
          <table:table-cell office:value-type="string" calcext:value-type="string">
            <text:p>https://api.github.com/repos/plast-lab/cclyzer</text:p>
          </table:table-cell>
          <table:table-cell table:formula="of:=REPLACE([.B1816]; 1; 29; &quot;&quot;)" office:value-type="string" office:string-value="plast-lab/cclyzer" calcext:value-type="string">
            <text:p>plast-lab/cclyzer</text:p>
          </table:table-cell>
        </table:table-row>
        <table:table-row table:style-name="ro1">
          <table:table-cell office:value-type="float" office:value="7350500" calcext:value-type="float">
            <text:p>7350500</text:p>
          </table:table-cell>
          <table:table-cell office:value-type="string" calcext:value-type="string">
            <text:p>https://api.github.com/repos/opennorth/scrapers_ca_app</text:p>
          </table:table-cell>
          <table:table-cell table:formula="of:=REPLACE([.B1817]; 1; 29; &quot;&quot;)" office:value-type="string" office:string-value="opennorth/scrapers_ca_app" calcext:value-type="string">
            <text:p>opennorth/scrapers_ca_app</text:p>
          </table:table-cell>
        </table:table-row>
        <table:table-row table:style-name="ro1">
          <table:table-cell office:value-type="float" office:value="7355843" calcext:value-type="float">
            <text:p>7355843</text:p>
          </table:table-cell>
          <table:table-cell office:value-type="string" calcext:value-type="string">
            <text:p>https://api.github.com/repos/dol-sen/portage</text:p>
          </table:table-cell>
          <table:table-cell table:formula="of:=REPLACE([.B1818]; 1; 29; &quot;&quot;)" office:value-type="string" office:string-value="dol-sen/portage" calcext:value-type="string">
            <text:p>dol-sen/portage</text:p>
          </table:table-cell>
        </table:table-row>
        <table:table-row table:style-name="ro1">
          <table:table-cell office:value-type="float" office:value="7358619" calcext:value-type="float">
            <text:p>7358619</text:p>
          </table:table-cell>
          <table:table-cell office:value-type="string" calcext:value-type="string">
            <text:p>https://api.github.com/repos/gentoo/portage</text:p>
          </table:table-cell>
          <table:table-cell table:formula="of:=REPLACE([.B1819]; 1; 29; &quot;&quot;)" office:value-type="string" office:string-value="gentoo/portage" calcext:value-type="string">
            <text:p>gentoo/portage</text:p>
          </table:table-cell>
        </table:table-row>
        <table:table-row table:style-name="ro1">
          <table:table-cell office:value-type="float" office:value="7368141" calcext:value-type="float">
            <text:p>7368141</text:p>
          </table:table-cell>
          <table:table-cell office:value-type="string" calcext:value-type="string">
            <text:p>https://api.github.com/repos/sIKE23/Mage-Wars</text:p>
          </table:table-cell>
          <table:table-cell table:formula="of:=REPLACE([.B1820]; 1; 29; &quot;&quot;)" office:value-type="string" office:string-value="sIKE23/Mage-Wars" calcext:value-type="string">
            <text:p>sIKE23/Mage-Wars</text:p>
          </table:table-cell>
        </table:table-row>
        <table:table-row table:style-name="ro1">
          <table:table-cell office:value-type="float" office:value="7368617" calcext:value-type="float">
            <text:p>7368617</text:p>
          </table:table-cell>
          <table:table-cell office:value-type="string" calcext:value-type="string">
            <text:p>https://api.github.com/repos/racarr01/eastern-snowdepth</text:p>
          </table:table-cell>
          <table:table-cell table:formula="of:=REPLACE([.B1821]; 1; 29; &quot;&quot;)" office:value-type="string" office:string-value="racarr01/eastern-snowdepth" calcext:value-type="string">
            <text:p>racarr01/eastern-snowdepth</text:p>
          </table:table-cell>
        </table:table-row>
        <table:table-row table:style-name="ro1">
          <table:table-cell office:value-type="float" office:value="7368788" calcext:value-type="float">
            <text:p>7368788</text:p>
          </table:table-cell>
          <table:table-cell office:value-type="string" calcext:value-type="string">
            <text:p>https://api.github.com/repos/koldinger/Tardis</text:p>
          </table:table-cell>
          <table:table-cell table:formula="of:=REPLACE([.B1822]; 1; 29; &quot;&quot;)" office:value-type="string" office:string-value="koldinger/Tardis" calcext:value-type="string">
            <text:p>koldinger/Tardis</text:p>
          </table:table-cell>
        </table:table-row>
        <table:table-row table:style-name="ro1">
          <table:table-cell office:value-type="float" office:value="7373932" calcext:value-type="float">
            <text:p>7373932</text:p>
          </table:table-cell>
          <table:table-cell office:value-type="string" calcext:value-type="string">
            <text:p>https://api.github.com/repos/henrysher/fedora-infra-ansible</text:p>
          </table:table-cell>
          <table:table-cell table:formula="of:=REPLACE([.B1823]; 1; 29; &quot;&quot;)" office:value-type="string" office:string-value="henrysher/fedora-infra-ansible" calcext:value-type="string">
            <text:p>henrysher/fedora-infra-ansible</text:p>
          </table:table-cell>
        </table:table-row>
        <table:table-row table:style-name="ro1">
          <table:table-cell office:value-type="float" office:value="7375641" calcext:value-type="float">
            <text:p>7375641</text:p>
          </table:table-cell>
          <table:table-cell office:value-type="string" calcext:value-type="string">
            <text:p>https://api.github.com/repos/DenisCarriere/geocoder</text:p>
          </table:table-cell>
          <table:table-cell table:formula="of:=REPLACE([.B1824]; 1; 29; &quot;&quot;)" office:value-type="string" office:string-value="DenisCarriere/geocoder" calcext:value-type="string">
            <text:p>DenisCarriere/geocoder</text:p>
          </table:table-cell>
        </table:table-row>
        <table:table-row table:style-name="ro1">
          <table:table-cell office:value-type="float" office:value="7379082" calcext:value-type="float">
            <text:p>7379082</text:p>
          </table:table-cell>
          <table:table-cell office:value-type="string" calcext:value-type="string">
            <text:p>https://api.github.com/repos/eJRF/ejrf</text:p>
          </table:table-cell>
          <table:table-cell table:formula="of:=REPLACE([.B1825]; 1; 29; &quot;&quot;)" office:value-type="string" office:string-value="eJRF/ejrf" calcext:value-type="string">
            <text:p>eJRF/ejrf</text:p>
          </table:table-cell>
        </table:table-row>
        <table:table-row table:style-name="ro1">
          <table:table-cell office:value-type="float" office:value="7382209" calcext:value-type="float">
            <text:p>7382209</text:p>
          </table:table-cell>
          <table:table-cell office:value-type="string" calcext:value-type="string">
            <text:p>https://api.github.com/repos/vasole/pymca</text:p>
          </table:table-cell>
          <table:table-cell table:formula="of:=REPLACE([.B1826]; 1; 29; &quot;&quot;)" office:value-type="string" office:string-value="vasole/pymca" calcext:value-type="string">
            <text:p>vasole/pymca</text:p>
          </table:table-cell>
        </table:table-row>
        <table:table-row table:style-name="ro1">
          <table:table-cell office:value-type="float" office:value="7383141" calcext:value-type="float">
            <text:p>7383141</text:p>
          </table:table-cell>
          <table:table-cell office:value-type="string" calcext:value-type="string">
            <text:p>https://api.github.com/repos/eea/art17-consultation</text:p>
          </table:table-cell>
          <table:table-cell table:formula="of:=REPLACE([.B1827]; 1; 29; &quot;&quot;)" office:value-type="string" office:string-value="eea/art17-consultation" calcext:value-type="string">
            <text:p>eea/art17-consultation</text:p>
          </table:table-cell>
        </table:table-row>
        <table:table-row table:style-name="ro1">
          <table:table-cell office:value-type="float" office:value="7387651" calcext:value-type="float">
            <text:p>7387651</text:p>
          </table:table-cell>
          <table:table-cell office:value-type="string" calcext:value-type="string">
            <text:p>https://api.github.com/repos/PacificBiosciences/FALCON</text:p>
          </table:table-cell>
          <table:table-cell table:formula="of:=REPLACE([.B1828]; 1; 29; &quot;&quot;)" office:value-type="string" office:string-value="PacificBiosciences/FALCON" calcext:value-type="string">
            <text:p>PacificBiosciences/FALCON</text:p>
          </table:table-cell>
        </table:table-row>
        <table:table-row table:style-name="ro1">
          <table:table-cell office:value-type="float" office:value="7392950" calcext:value-type="float">
            <text:p>7392950</text:p>
          </table:table-cell>
          <table:table-cell office:value-type="string" calcext:value-type="string">
            <text:p>https://api.github.com/repos/openstack/compass-core</text:p>
          </table:table-cell>
          <table:table-cell table:formula="of:=REPLACE([.B1829]; 1; 29; &quot;&quot;)" office:value-type="string" office:string-value="openstack/compass-core" calcext:value-type="string">
            <text:p>openstack/compass-core</text:p>
          </table:table-cell>
        </table:table-row>
        <table:table-row table:style-name="ro1">
          <table:table-cell office:value-type="float" office:value="7407563" calcext:value-type="float">
            <text:p>7407563</text:p>
          </table:table-cell>
          <table:table-cell office:value-type="string" calcext:value-type="string">
            <text:p>https://api.github.com/repos/migasfree/migasfree</text:p>
          </table:table-cell>
          <table:table-cell table:formula="of:=REPLACE([.B1830]; 1; 29; &quot;&quot;)" office:value-type="string" office:string-value="migasfree/migasfree" calcext:value-type="string">
            <text:p>migasfree/migasfree</text:p>
          </table:table-cell>
        </table:table-row>
        <table:table-row table:style-name="ro1">
          <table:table-cell office:value-type="float" office:value="7407912" calcext:value-type="float">
            <text:p>7407912</text:p>
          </table:table-cell>
          <table:table-cell office:value-type="string" calcext:value-type="string">
            <text:p>https://api.github.com/repos/NaturalHistoryMuseum/ckanext-nhm</text:p>
          </table:table-cell>
          <table:table-cell table:formula="of:=REPLACE([.B1831]; 1; 29; &quot;&quot;)" office:value-type="string" office:string-value="NaturalHistoryMuseum/ckanext-nhm" calcext:value-type="string">
            <text:p>NaturalHistoryMuseum/ckanext-nhm</text:p>
          </table:table-cell>
        </table:table-row>
        <table:table-row table:style-name="ro1">
          <table:table-cell office:value-type="float" office:value="7408313" calcext:value-type="float">
            <text:p>7408313</text:p>
          </table:table-cell>
          <table:table-cell office:value-type="string" calcext:value-type="string">
            <text:p>https://api.github.com/repos/ajkluber/model_builder</text:p>
          </table:table-cell>
          <table:table-cell table:formula="of:=REPLACE([.B1832]; 1; 29; &quot;&quot;)" office:value-type="string" office:string-value="ajkluber/model_builder" calcext:value-type="string">
            <text:p>ajkluber/model_builder</text:p>
          </table:table-cell>
        </table:table-row>
        <table:table-row table:style-name="ro1">
          <table:table-cell office:value-type="float" office:value="7412737" calcext:value-type="float">
            <text:p>7412737</text:p>
          </table:table-cell>
          <table:table-cell office:value-type="string" calcext:value-type="string">
            <text:p>https://api.github.com/repos/dmalnati/git</text:p>
          </table:table-cell>
          <table:table-cell table:formula="of:=REPLACE([.B1833]; 1; 29; &quot;&quot;)" office:value-type="string" office:string-value="dmalnati/git" calcext:value-type="string">
            <text:p>dmalnati/git</text:p>
          </table:table-cell>
        </table:table-row>
        <table:table-row table:style-name="ro1">
          <table:table-cell office:value-type="float" office:value="7417455" calcext:value-type="float">
            <text:p>7417455</text:p>
          </table:table-cell>
          <table:table-cell office:value-type="string" calcext:value-type="string">
            <text:p>https://api.github.com/repos/hacktoolkit/django-htk</text:p>
          </table:table-cell>
          <table:table-cell table:formula="of:=REPLACE([.B1834]; 1; 29; &quot;&quot;)" office:value-type="string" office:string-value="hacktoolkit/django-htk" calcext:value-type="string">
            <text:p>hacktoolkit/django-htk</text:p>
          </table:table-cell>
        </table:table-row>
        <table:table-row table:style-name="ro1">
          <table:table-cell office:value-type="float" office:value="7428332" calcext:value-type="float">
            <text:p>7428332</text:p>
          </table:table-cell>
          <table:table-cell office:value-type="string" calcext:value-type="string">
            <text:p>https://api.github.com/repos/JelteF/PyLaTeX</text:p>
          </table:table-cell>
          <table:table-cell table:formula="of:=REPLACE([.B1835]; 1; 29; &quot;&quot;)" office:value-type="string" office:string-value="JelteF/PyLaTeX" calcext:value-type="string">
            <text:p>JelteF/PyLaTeX</text:p>
          </table:table-cell>
        </table:table-row>
        <table:table-row table:style-name="ro1">
          <table:table-cell office:value-type="float" office:value="7428389" calcext:value-type="float">
            <text:p>7428389</text:p>
          </table:table-cell>
          <table:table-cell office:value-type="string" calcext:value-type="string">
            <text:p>https://api.github.com/repos/MTG/dunya</text:p>
          </table:table-cell>
          <table:table-cell table:formula="of:=REPLACE([.B1836]; 1; 29; &quot;&quot;)" office:value-type="string" office:string-value="MTG/dunya" calcext:value-type="string">
            <text:p>MTG/dunya</text:p>
          </table:table-cell>
        </table:table-row>
        <table:table-row table:style-name="ro1">
          <table:table-cell office:value-type="float" office:value="7433034" calcext:value-type="float">
            <text:p>7433034</text:p>
          </table:table-cell>
          <table:table-cell office:value-type="string" calcext:value-type="string">
            <text:p>https://api.github.com/repos/thblt/DotFiles</text:p>
          </table:table-cell>
          <table:table-cell table:formula="of:=REPLACE([.B1837]; 1; 29; &quot;&quot;)" office:value-type="string" office:string-value="thblt/DotFiles" calcext:value-type="string">
            <text:p>thblt/DotFiles</text:p>
          </table:table-cell>
        </table:table-row>
        <table:table-row table:style-name="ro1">
          <table:table-cell office:value-type="float" office:value="7438175" calcext:value-type="float">
            <text:p>7438175</text:p>
          </table:table-cell>
          <table:table-cell office:value-type="string" calcext:value-type="string">
            <text:p>https://api.github.com/repos/CenterForOpenScience/pydocx</text:p>
          </table:table-cell>
          <table:table-cell table:formula="of:=REPLACE([.B1838]; 1; 29; &quot;&quot;)" office:value-type="string" office:string-value="CenterForOpenScience/pydocx" calcext:value-type="string">
            <text:p>CenterForOpenScience/pydocx</text:p>
          </table:table-cell>
        </table:table-row>
        <table:table-row table:style-name="ro1">
          <table:table-cell office:value-type="float" office:value="7448572" calcext:value-type="float">
            <text:p>7448572</text:p>
          </table:table-cell>
          <table:table-cell office:value-type="string" calcext:value-type="string">
            <text:p>https://api.github.com/repos/gregcaporaso/An-Introduction-To-Applied-Bioinformatics</text:p>
          </table:table-cell>
          <table:table-cell table:formula="of:=REPLACE([.B1839]; 1; 29; &quot;&quot;)" office:value-type="string" office:string-value="gregcaporaso/An-Introduction-To-Applied-Bioinformatics" calcext:value-type="string">
            <text:p>gregcaporaso/An-Introduction-To-Applied-Bioinformatics</text:p>
          </table:table-cell>
        </table:table-row>
        <table:table-row table:style-name="ro1">
          <table:table-cell office:value-type="float" office:value="7450539" calcext:value-type="float">
            <text:p>7450539</text:p>
          </table:table-cell>
          <table:table-cell office:value-type="string" calcext:value-type="string">
            <text:p>https://api.github.com/repos/conda/conda</text:p>
          </table:table-cell>
          <table:table-cell table:formula="of:=REPLACE([.B1840]; 1; 29; &quot;&quot;)" office:value-type="string" office:string-value="conda/conda" calcext:value-type="string">
            <text:p>conda/conda</text:p>
          </table:table-cell>
        </table:table-row>
        <table:table-row table:style-name="ro1">
          <table:table-cell office:value-type="float" office:value="7453483" calcext:value-type="float">
            <text:p>7453483</text:p>
          </table:table-cell>
          <table:table-cell office:value-type="string" calcext:value-type="string">
            <text:p>https://api.github.com/repos/NagiosEnterprises/ncpa</text:p>
          </table:table-cell>
          <table:table-cell table:formula="of:=REPLACE([.B1841]; 1; 29; &quot;&quot;)" office:value-type="string" office:string-value="NagiosEnterprises/ncpa" calcext:value-type="string">
            <text:p>NagiosEnterprises/ncpa</text:p>
          </table:table-cell>
        </table:table-row>
        <table:table-row table:style-name="ro1">
          <table:table-cell office:value-type="float" office:value="7456409" calcext:value-type="float">
            <text:p>7456409</text:p>
          </table:table-cell>
          <table:table-cell office:value-type="string" calcext:value-type="string">
            <text:p>https://api.github.com/repos/sfu-natlang/glm-parser</text:p>
          </table:table-cell>
          <table:table-cell table:formula="of:=REPLACE([.B1842]; 1; 29; &quot;&quot;)" office:value-type="string" office:string-value="sfu-natlang/glm-parser" calcext:value-type="string">
            <text:p>sfu-natlang/glm-parser</text:p>
          </table:table-cell>
        </table:table-row>
        <table:table-row table:style-name="ro1">
          <table:table-cell office:value-type="float" office:value="7463484" calcext:value-type="float">
            <text:p>7463484</text:p>
          </table:table-cell>
          <table:table-cell office:value-type="string" calcext:value-type="string">
            <text:p>https://api.github.com/repos/yueyoum/sanguo-server</text:p>
          </table:table-cell>
          <table:table-cell table:formula="of:=REPLACE([.B1843]; 1; 29; &quot;&quot;)" office:value-type="string" office:string-value="yueyoum/sanguo-server" calcext:value-type="string">
            <text:p>yueyoum/sanguo-server</text:p>
          </table:table-cell>
        </table:table-row>
        <table:table-row table:style-name="ro1">
          <table:table-cell office:value-type="float" office:value="7471896" calcext:value-type="float">
            <text:p>7471896</text:p>
          </table:table-cell>
          <table:table-cell office:value-type="string" calcext:value-type="string">
            <text:p>https://api.github.com/repos/conda/conda-build</text:p>
          </table:table-cell>
          <table:table-cell table:formula="of:=REPLACE([.B1844]; 1; 29; &quot;&quot;)" office:value-type="string" office:string-value="conda/conda-build" calcext:value-type="string">
            <text:p>conda/conda-build</text:p>
          </table:table-cell>
        </table:table-row>
        <table:table-row table:style-name="ro1">
          <table:table-cell office:value-type="float" office:value="7479674" calcext:value-type="float">
            <text:p>7479674</text:p>
          </table:table-cell>
          <table:table-cell office:value-type="string" calcext:value-type="string">
            <text:p>https://api.github.com/repos/1flow/sparks</text:p>
          </table:table-cell>
          <table:table-cell table:formula="of:=REPLACE([.B1845]; 1; 29; &quot;&quot;)" office:value-type="string" office:string-value="1flow/sparks" calcext:value-type="string">
            <text:p>1flow/sparks</text:p>
          </table:table-cell>
        </table:table-row>
        <table:table-row table:style-name="ro1">
          <table:table-cell office:value-type="float" office:value="7490076" calcext:value-type="float">
            <text:p>7490076</text:p>
          </table:table-cell>
          <table:table-cell office:value-type="string" calcext:value-type="string">
            <text:p>https://api.github.com/repos/xenim/livestatus-publicpage</text:p>
          </table:table-cell>
          <table:table-cell table:formula="of:=REPLACE([.B1846]; 1; 29; &quot;&quot;)" office:value-type="string" office:string-value="xenim/livestatus-publicpage" calcext:value-type="string">
            <text:p>xenim/livestatus-publicpage</text:p>
          </table:table-cell>
        </table:table-row>
        <table:table-row table:style-name="ro1">
          <table:table-cell office:value-type="float" office:value="7500308" calcext:value-type="float">
            <text:p>7500308</text:p>
          </table:table-cell>
          <table:table-cell office:value-type="string" calcext:value-type="string">
            <text:p>https://api.github.com/repos/Juniper/py-junos-eznc</text:p>
          </table:table-cell>
          <table:table-cell table:formula="of:=REPLACE([.B1847]; 1; 29; &quot;&quot;)" office:value-type="string" office:string-value="Juniper/py-junos-eznc" calcext:value-type="string">
            <text:p>Juniper/py-junos-eznc</text:p>
          </table:table-cell>
        </table:table-row>
        <table:table-row table:style-name="ro1">
          <table:table-cell office:value-type="float" office:value="7514190" calcext:value-type="float">
            <text:p>7514190</text:p>
          </table:table-cell>
          <table:table-cell office:value-type="string" calcext:value-type="string">
            <text:p>https://api.github.com/repos/grnet/ganetimgr</text:p>
          </table:table-cell>
          <table:table-cell table:formula="of:=REPLACE([.B1848]; 1; 29; &quot;&quot;)" office:value-type="string" office:string-value="grnet/ganetimgr" calcext:value-type="string">
            <text:p>grnet/ganetimgr</text:p>
          </table:table-cell>
        </table:table-row>
        <table:table-row table:style-name="ro1">
          <table:table-cell office:value-type="float" office:value="7516111" calcext:value-type="float">
            <text:p>7516111</text:p>
          </table:table-cell>
          <table:table-cell office:value-type="string" calcext:value-type="string">
            <text:p>https://api.github.com/repos/hdbeukel/james</text:p>
          </table:table-cell>
          <table:table-cell table:formula="of:=REPLACE([.B1849]; 1; 29; &quot;&quot;)" office:value-type="string" office:string-value="hdbeukel/james" calcext:value-type="string">
            <text:p>hdbeukel/james</text:p>
          </table:table-cell>
        </table:table-row>
        <table:table-row table:style-name="ro1">
          <table:table-cell office:value-type="float" office:value="7518658" calcext:value-type="float">
            <text:p>7518658</text:p>
          </table:table-cell>
          <table:table-cell office:value-type="string" calcext:value-type="string">
            <text:p>https://api.github.com/repos/hongbin0908/pytrade</text:p>
          </table:table-cell>
          <table:table-cell table:formula="of:=REPLACE([.B1850]; 1; 29; &quot;&quot;)" office:value-type="string" office:string-value="hongbin0908/pytrade" calcext:value-type="string">
            <text:p>hongbin0908/pytrade</text:p>
          </table:table-cell>
        </table:table-row>
        <table:table-row table:style-name="ro1">
          <table:table-cell office:value-type="float" office:value="7519844" calcext:value-type="float">
            <text:p>7519844</text:p>
          </table:table-cell>
          <table:table-cell office:value-type="string" calcext:value-type="string">
            <text:p>https://api.github.com/repos/redhat-openstack/khaleesi</text:p>
          </table:table-cell>
          <table:table-cell table:formula="of:=REPLACE([.B1851]; 1; 29; &quot;&quot;)" office:value-type="string" office:string-value="redhat-openstack/khaleesi" calcext:value-type="string">
            <text:p>redhat-openstack/khaleesi</text:p>
          </table:table-cell>
        </table:table-row>
        <table:table-row table:style-name="ro1">
          <table:table-cell office:value-type="float" office:value="7548090" calcext:value-type="float">
            <text:p>7548090</text:p>
          </table:table-cell>
          <table:table-cell office:value-type="string" calcext:value-type="string">
            <text:p>https://api.github.com/repos/sdpython/pymyinstall</text:p>
          </table:table-cell>
          <table:table-cell table:formula="of:=REPLACE([.B1852]; 1; 29; &quot;&quot;)" office:value-type="string" office:string-value="sdpython/pymyinstall" calcext:value-type="string">
            <text:p>sdpython/pymyinstall</text:p>
          </table:table-cell>
        </table:table-row>
        <table:table-row table:style-name="ro1">
          <table:table-cell office:value-type="float" office:value="7554378" calcext:value-type="float">
            <text:p>7554378</text:p>
          </table:table-cell>
          <table:table-cell office:value-type="string" calcext:value-type="string">
            <text:p>https://api.github.com/repos/gallantlab/pycortex</text:p>
          </table:table-cell>
          <table:table-cell table:formula="of:=REPLACE([.B1853]; 1; 29; &quot;&quot;)" office:value-type="string" office:string-value="gallantlab/pycortex" calcext:value-type="string">
            <text:p>gallantlab/pycortex</text:p>
          </table:table-cell>
        </table:table-row>
        <table:table-row table:style-name="ro1">
          <table:table-cell office:value-type="float" office:value="7555797" calcext:value-type="float">
            <text:p>7555797</text:p>
          </table:table-cell>
          <table:table-cell office:value-type="string" calcext:value-type="string">
            <text:p>https://api.github.com/repos/automl/HPOlib</text:p>
          </table:table-cell>
          <table:table-cell table:formula="of:=REPLACE([.B1854]; 1; 29; &quot;&quot;)" office:value-type="string" office:string-value="automl/HPOlib" calcext:value-type="string">
            <text:p>automl/HPOlib</text:p>
          </table:table-cell>
        </table:table-row>
        <table:table-row table:style-name="ro1">
          <table:table-cell office:value-type="float" office:value="7567680" calcext:value-type="float">
            <text:p>7567680</text:p>
          </table:table-cell>
          <table:table-cell office:value-type="string" calcext:value-type="string">
            <text:p>https://api.github.com/repos/conda/conda-docs</text:p>
          </table:table-cell>
          <table:table-cell table:formula="of:=REPLACE([.B1855]; 1; 29; &quot;&quot;)" office:value-type="string" office:string-value="conda/conda-docs" calcext:value-type="string">
            <text:p>conda/conda-docs</text:p>
          </table:table-cell>
        </table:table-row>
        <table:table-row table:style-name="ro1">
          <table:table-cell office:value-type="float" office:value="7571843" calcext:value-type="float">
            <text:p>7571843</text:p>
          </table:table-cell>
          <table:table-cell office:value-type="string" calcext:value-type="string">
            <text:p>https://api.github.com/repos/chezbob/chezbob</text:p>
          </table:table-cell>
          <table:table-cell table:formula="of:=REPLACE([.B1856]; 1; 29; &quot;&quot;)" office:value-type="string" office:string-value="chezbob/chezbob" calcext:value-type="string">
            <text:p>chezbob/chezbob</text:p>
          </table:table-cell>
        </table:table-row>
        <table:table-row table:style-name="ro1">
          <table:table-cell office:value-type="float" office:value="7577141" calcext:value-type="float">
            <text:p>7577141</text:p>
          </table:table-cell>
          <table:table-cell office:value-type="string" calcext:value-type="string">
            <text:p>https://api.github.com/repos/Lukasa/hyper</text:p>
          </table:table-cell>
          <table:table-cell table:formula="of:=REPLACE([.B1857]; 1; 29; &quot;&quot;)" office:value-type="string" office:string-value="Lukasa/hyper" calcext:value-type="string">
            <text:p>Lukasa/hyper</text:p>
          </table:table-cell>
        </table:table-row>
        <table:table-row table:style-name="ro1">
          <table:table-cell office:value-type="float" office:value="7578266" calcext:value-type="float">
            <text:p>7578266</text:p>
          </table:table-cell>
          <table:table-cell office:value-type="string" calcext:value-type="string">
            <text:p>https://api.github.com/repos/dipankar08/craZyeXp</text:p>
          </table:table-cell>
          <table:table-cell table:formula="of:=REPLACE([.B1858]; 1; 29; &quot;&quot;)" office:value-type="string" office:string-value="dipankar08/craZyeXp" calcext:value-type="string">
            <text:p>dipankar08/craZyeXp</text:p>
          </table:table-cell>
        </table:table-row>
        <table:table-row table:style-name="ro1">
          <table:table-cell office:value-type="float" office:value="7586356" calcext:value-type="float">
            <text:p>7586356</text:p>
          </table:table-cell>
          <table:table-cell office:value-type="string" calcext:value-type="string">
            <text:p>https://api.github.com/repos/pwyf/IATI-Data-Quality</text:p>
          </table:table-cell>
          <table:table-cell table:formula="of:=REPLACE([.B1859]; 1; 29; &quot;&quot;)" office:value-type="string" office:string-value="pwyf/IATI-Data-Quality" calcext:value-type="string">
            <text:p>pwyf/IATI-Data-Quality</text:p>
          </table:table-cell>
        </table:table-row>
        <table:table-row table:style-name="ro1">
          <table:table-cell office:value-type="float" office:value="7586797" calcext:value-type="float">
            <text:p>7586797</text:p>
          </table:table-cell>
          <table:table-cell office:value-type="string" calcext:value-type="string">
            <text:p>https://api.github.com/repos/mapbox/rasterio</text:p>
          </table:table-cell>
          <table:table-cell table:formula="of:=REPLACE([.B1860]; 1; 29; &quot;&quot;)" office:value-type="string" office:string-value="mapbox/rasterio" calcext:value-type="string">
            <text:p>mapbox/rasterio</text:p>
          </table:table-cell>
        </table:table-row>
        <table:table-row table:style-name="ro1">
          <table:table-cell office:value-type="float" office:value="7588938" calcext:value-type="float">
            <text:p>7588938</text:p>
          </table:table-cell>
          <table:table-cell office:value-type="string" calcext:value-type="string">
            <text:p>https://api.github.com/repos/K8TIY/NASummaries</text:p>
          </table:table-cell>
          <table:table-cell table:formula="of:=REPLACE([.B1861]; 1; 29; &quot;&quot;)" office:value-type="string" office:string-value="K8TIY/NASummaries" calcext:value-type="string">
            <text:p>K8TIY/NASummaries</text:p>
          </table:table-cell>
        </table:table-row>
        <table:table-row table:style-name="ro1">
          <table:table-cell office:value-type="float" office:value="7589515" calcext:value-type="float">
            <text:p>7589515</text:p>
          </table:table-cell>
          <table:table-cell office:value-type="string" calcext:value-type="string">
            <text:p>https://api.github.com/repos/Connexions/cnx-epub</text:p>
          </table:table-cell>
          <table:table-cell table:formula="of:=REPLACE([.B1862]; 1; 29; &quot;&quot;)" office:value-type="string" office:string-value="Connexions/cnx-epub" calcext:value-type="string">
            <text:p>Connexions/cnx-epub</text:p>
          </table:table-cell>
        </table:table-row>
        <table:table-row table:style-name="ro1">
          <table:table-cell office:value-type="float" office:value="7599221" calcext:value-type="float">
            <text:p>7599221</text:p>
          </table:table-cell>
          <table:table-cell office:value-type="string" calcext:value-type="string">
            <text:p>https://api.github.com/repos/moonso/genmod</text:p>
          </table:table-cell>
          <table:table-cell table:formula="of:=REPLACE([.B1863]; 1; 29; &quot;&quot;)" office:value-type="string" office:string-value="moonso/genmod" calcext:value-type="string">
            <text:p>moonso/genmod</text:p>
          </table:table-cell>
        </table:table-row>
        <table:table-row table:style-name="ro1">
          <table:table-cell office:value-type="float" office:value="7621131" calcext:value-type="float">
            <text:p>7621131</text:p>
          </table:table-cell>
          <table:table-cell office:value-type="string" calcext:value-type="string">
            <text:p>https://api.github.com/repos/openstack/python-openstacksdk</text:p>
          </table:table-cell>
          <table:table-cell table:formula="of:=REPLACE([.B1864]; 1; 29; &quot;&quot;)" office:value-type="string" office:string-value="openstack/python-openstacksdk" calcext:value-type="string">
            <text:p>openstack/python-openstacksdk</text:p>
          </table:table-cell>
        </table:table-row>
        <table:table-row table:style-name="ro1">
          <table:table-cell office:value-type="float" office:value="7624156" calcext:value-type="float">
            <text:p>7624156</text:p>
          </table:table-cell>
          <table:table-cell office:value-type="string" calcext:value-type="string">
            <text:p>https://api.github.com/repos/jaywink/socialhome</text:p>
          </table:table-cell>
          <table:table-cell table:formula="of:=REPLACE([.B1865]; 1; 29; &quot;&quot;)" office:value-type="string" office:string-value="jaywink/socialhome" calcext:value-type="string">
            <text:p>jaywink/socialhome</text:p>
          </table:table-cell>
        </table:table-row>
        <table:table-row table:style-name="ro1">
          <table:table-cell office:value-type="float" office:value="7648732" calcext:value-type="float">
            <text:p>7648732</text:p>
          </table:table-cell>
          <table:table-cell office:value-type="string" calcext:value-type="string">
            <text:p>https://api.github.com/repos/Code4SA/mma-dexter</text:p>
          </table:table-cell>
          <table:table-cell table:formula="of:=REPLACE([.B1866]; 1; 29; &quot;&quot;)" office:value-type="string" office:string-value="Code4SA/mma-dexter" calcext:value-type="string">
            <text:p>Code4SA/mma-dexter</text:p>
          </table:table-cell>
        </table:table-row>
        <table:table-row table:style-name="ro1">
          <table:table-cell office:value-type="float" office:value="7652132" calcext:value-type="float">
            <text:p>7652132</text:p>
          </table:table-cell>
          <table:table-cell office:value-type="string" calcext:value-type="string">
            <text:p>https://api.github.com/repos/autotest/tp-qemu</text:p>
          </table:table-cell>
          <table:table-cell table:formula="of:=REPLACE([.B1867]; 1; 29; &quot;&quot;)" office:value-type="string" office:string-value="autotest/tp-qemu" calcext:value-type="string">
            <text:p>autotest/tp-qemu</text:p>
          </table:table-cell>
        </table:table-row>
        <table:table-row table:style-name="ro1">
          <table:table-cell office:value-type="float" office:value="7653719" calcext:value-type="float">
            <text:p>7653719</text:p>
          </table:table-cell>
          <table:table-cell office:value-type="string" calcext:value-type="string">
            <text:p>https://api.github.com/repos/autotest/tp-libvirt</text:p>
          </table:table-cell>
          <table:table-cell table:formula="of:=REPLACE([.B1868]; 1; 29; &quot;&quot;)" office:value-type="string" office:string-value="autotest/tp-libvirt" calcext:value-type="string">
            <text:p>autotest/tp-libvirt</text:p>
          </table:table-cell>
        </table:table-row>
        <table:table-row table:style-name="ro1">
          <table:table-cell office:value-type="float" office:value="7653917" calcext:value-type="float">
            <text:p>7653917</text:p>
          </table:table-cell>
          <table:table-cell office:value-type="string" calcext:value-type="string">
            <text:p>https://api.github.com/repos/mikeywaites/kim</text:p>
          </table:table-cell>
          <table:table-cell table:formula="of:=REPLACE([.B1869]; 1; 29; &quot;&quot;)" office:value-type="string" office:string-value="mikeywaites/kim" calcext:value-type="string">
            <text:p>mikeywaites/kim</text:p>
          </table:table-cell>
        </table:table-row>
        <table:table-row table:style-name="ro1">
          <table:table-cell office:value-type="float" office:value="7657367" calcext:value-type="float">
            <text:p>7657367</text:p>
          </table:table-cell>
          <table:table-cell office:value-type="string" calcext:value-type="string">
            <text:p>https://api.github.com/repos/jajcayn/multi-scale</text:p>
          </table:table-cell>
          <table:table-cell table:formula="of:=REPLACE([.B1870]; 1; 29; &quot;&quot;)" office:value-type="string" office:string-value="jajcayn/multi-scale" calcext:value-type="string">
            <text:p>jajcayn/multi-scale</text:p>
          </table:table-cell>
        </table:table-row>
        <table:table-row table:style-name="ro1">
          <table:table-cell office:value-type="float" office:value="7658047" calcext:value-type="float">
            <text:p>7658047</text:p>
          </table:table-cell>
          <table:table-cell office:value-type="string" calcext:value-type="string">
            <text:p>https://api.github.com/repos/olivierfriard/BORIS</text:p>
          </table:table-cell>
          <table:table-cell table:formula="of:=REPLACE([.B1871]; 1; 29; &quot;&quot;)" office:value-type="string" office:string-value="olivierfriard/BORIS" calcext:value-type="string">
            <text:p>olivierfriard/BORIS</text:p>
          </table:table-cell>
        </table:table-row>
        <table:table-row table:style-name="ro1">
          <table:table-cell office:value-type="float" office:value="7658558" calcext:value-type="float">
            <text:p>7658558</text:p>
          </table:table-cell>
          <table:table-cell office:value-type="string" calcext:value-type="string">
            <text:p>https://api.github.com/repos/CityGenerator/Megacosm-Generator</text:p>
          </table:table-cell>
          <table:table-cell table:formula="of:=REPLACE([.B1872]; 1; 29; &quot;&quot;)" office:value-type="string" office:string-value="CityGenerator/Megacosm-Generator" calcext:value-type="string">
            <text:p>CityGenerator/Megacosm-Generator</text:p>
          </table:table-cell>
        </table:table-row>
        <table:table-row table:style-name="ro1">
          <table:table-cell office:value-type="float" office:value="7659504" calcext:value-type="float">
            <text:p>7659504</text:p>
          </table:table-cell>
          <table:table-cell office:value-type="string" calcext:value-type="string">
            <text:p>https://api.github.com/repos/getnikola/wheelhouse</text:p>
          </table:table-cell>
          <table:table-cell table:formula="of:=REPLACE([.B1873]; 1; 29; &quot;&quot;)" office:value-type="string" office:string-value="getnikola/wheelhouse" calcext:value-type="string">
            <text:p>getnikola/wheelhouse</text:p>
          </table:table-cell>
        </table:table-row>
        <table:table-row table:style-name="ro1">
          <table:table-cell office:value-type="float" office:value="7660239" calcext:value-type="float">
            <text:p>7660239</text:p>
          </table:table-cell>
          <table:table-cell office:value-type="string" calcext:value-type="string">
            <text:p>https://api.github.com/repos/etiennecha/master_code</text:p>
          </table:table-cell>
          <table:table-cell table:formula="of:=REPLACE([.B1874]; 1; 29; &quot;&quot;)" office:value-type="string" office:string-value="etiennecha/master_code" calcext:value-type="string">
            <text:p>etiennecha/master_code</text:p>
          </table:table-cell>
        </table:table-row>
        <table:table-row table:style-name="ro1">
          <table:table-cell office:value-type="float" office:value="7668782" calcext:value-type="float">
            <text:p>7668782</text:p>
          </table:table-cell>
          <table:table-cell office:value-type="string" calcext:value-type="string">
            <text:p>https://api.github.com/repos/nylas/sync-engine</text:p>
          </table:table-cell>
          <table:table-cell table:formula="of:=REPLACE([.B1875]; 1; 29; &quot;&quot;)" office:value-type="string" office:string-value="nylas/sync-engine" calcext:value-type="string">
            <text:p>nylas/sync-engine</text:p>
          </table:table-cell>
        </table:table-row>
        <table:table-row table:style-name="ro1">
          <table:table-cell office:value-type="float" office:value="7671944" calcext:value-type="float">
            <text:p>7671944</text:p>
          </table:table-cell>
          <table:table-cell office:value-type="string" calcext:value-type="string">
            <text:p>https://api.github.com/repos/strickyak/rye</text:p>
          </table:table-cell>
          <table:table-cell table:formula="of:=REPLACE([.B1876]; 1; 29; &quot;&quot;)" office:value-type="string" office:string-value="strickyak/rye" calcext:value-type="string">
            <text:p>strickyak/rye</text:p>
          </table:table-cell>
        </table:table-row>
        <table:table-row table:style-name="ro1">
          <table:table-cell office:value-type="float" office:value="7672109" calcext:value-type="float">
            <text:p>7672109</text:p>
          </table:table-cell>
          <table:table-cell office:value-type="string" calcext:value-type="string">
            <text:p>https://api.github.com/repos/rfw/kochira</text:p>
          </table:table-cell>
          <table:table-cell table:formula="of:=REPLACE([.B1877]; 1; 29; &quot;&quot;)" office:value-type="string" office:string-value="rfw/kochira" calcext:value-type="string">
            <text:p>rfw/kochira</text:p>
          </table:table-cell>
        </table:table-row>
        <table:table-row table:style-name="ro1">
          <table:table-cell office:value-type="float" office:value="7681718" calcext:value-type="float">
            <text:p>7681718</text:p>
          </table:table-cell>
          <table:table-cell office:value-type="string" calcext:value-type="string">
            <text:p>https://api.github.com/repos/poppy-project/pypot</text:p>
          </table:table-cell>
          <table:table-cell table:formula="of:=REPLACE([.B1878]; 1; 29; &quot;&quot;)" office:value-type="string" office:string-value="poppy-project/pypot" calcext:value-type="string">
            <text:p>poppy-project/pypot</text:p>
          </table:table-cell>
        </table:table-row>
        <table:table-row table:style-name="ro1">
          <table:table-cell office:value-type="float" office:value="7685099" calcext:value-type="float">
            <text:p>7685099</text:p>
          </table:table-cell>
          <table:table-cell office:value-type="string" calcext:value-type="string">
            <text:p>https://api.github.com/repos/trin5tensa/pigjar</text:p>
          </table:table-cell>
          <table:table-cell table:formula="of:=REPLACE([.B1879]; 1; 29; &quot;&quot;)" office:value-type="string" office:string-value="trin5tensa/pigjar" calcext:value-type="string">
            <text:p>trin5tensa/pigjar</text:p>
          </table:table-cell>
        </table:table-row>
        <table:table-row table:style-name="ro1">
          <table:table-cell office:value-type="float" office:value="7688161" calcext:value-type="float">
            <text:p>7688161</text:p>
          </table:table-cell>
          <table:table-cell office:value-type="string" calcext:value-type="string">
            <text:p>https://api.github.com/repos/Charcoal-SE/SmokeDetector</text:p>
          </table:table-cell>
          <table:table-cell table:formula="of:=REPLACE([.B1880]; 1; 29; &quot;&quot;)" office:value-type="string" office:string-value="Charcoal-SE/SmokeDetector" calcext:value-type="string">
            <text:p>Charcoal-SE/SmokeDetector</text:p>
          </table:table-cell>
        </table:table-row>
        <table:table-row table:style-name="ro1">
          <table:table-cell office:value-type="float" office:value="7702314" calcext:value-type="float">
            <text:p>7702314</text:p>
          </table:table-cell>
          <table:table-cell office:value-type="string" calcext:value-type="string">
            <text:p>https://api.github.com/repos/fluendo/cerbero</text:p>
          </table:table-cell>
          <table:table-cell table:formula="of:=REPLACE([.B1881]; 1; 29; &quot;&quot;)" office:value-type="string" office:string-value="fluendo/cerbero" calcext:value-type="string">
            <text:p>fluendo/cerbero</text:p>
          </table:table-cell>
        </table:table-row>
        <table:table-row table:style-name="ro1">
          <table:table-cell office:value-type="float" office:value="7703292" calcext:value-type="float">
            <text:p>7703292</text:p>
          </table:table-cell>
          <table:table-cell office:value-type="string" calcext:value-type="string">
            <text:p>https://api.github.com/repos/miguelgrinberg/flasky</text:p>
          </table:table-cell>
          <table:table-cell table:formula="of:=REPLACE([.B1882]; 1; 29; &quot;&quot;)" office:value-type="string" office:string-value="miguelgrinberg/flasky" calcext:value-type="string">
            <text:p>miguelgrinberg/flasky</text:p>
          </table:table-cell>
        </table:table-row>
        <table:table-row table:style-name="ro1">
          <table:table-cell office:value-type="float" office:value="7708327" calcext:value-type="float">
            <text:p>7708327</text:p>
          </table:table-cell>
          <table:table-cell office:value-type="string" calcext:value-type="string">
            <text:p>https://api.github.com/repos/paleocore/paleocore</text:p>
          </table:table-cell>
          <table:table-cell table:formula="of:=REPLACE([.B1883]; 1; 29; &quot;&quot;)" office:value-type="string" office:string-value="paleocore/paleocore" calcext:value-type="string">
            <text:p>paleocore/paleocore</text:p>
          </table:table-cell>
        </table:table-row>
        <table:table-row table:style-name="ro1">
          <table:table-cell office:value-type="float" office:value="7711424" calcext:value-type="float">
            <text:p>7711424</text:p>
          </table:table-cell>
          <table:table-cell office:value-type="string" calcext:value-type="string">
            <text:p>https://api.github.com/repos/tehdragonfly/cherubplay</text:p>
          </table:table-cell>
          <table:table-cell table:formula="of:=REPLACE([.B1884]; 1; 29; &quot;&quot;)" office:value-type="string" office:string-value="tehdragonfly/cherubplay" calcext:value-type="string">
            <text:p>tehdragonfly/cherubplay</text:p>
          </table:table-cell>
        </table:table-row>
        <table:table-row table:style-name="ro1">
          <table:table-cell office:value-type="float" office:value="7720305" calcext:value-type="float">
            <text:p>7720305</text:p>
          </table:table-cell>
          <table:table-cell office:value-type="string" calcext:value-type="string">
            <text:p>https://api.github.com/repos/SoPR/horas</text:p>
          </table:table-cell>
          <table:table-cell table:formula="of:=REPLACE([.B1885]; 1; 29; &quot;&quot;)" office:value-type="string" office:string-value="SoPR/horas" calcext:value-type="string">
            <text:p>SoPR/horas</text:p>
          </table:table-cell>
        </table:table-row>
        <table:table-row table:style-name="ro1">
          <table:table-cell office:value-type="float" office:value="7723296" calcext:value-type="float">
            <text:p>7723296</text:p>
          </table:table-cell>
          <table:table-cell office:value-type="string" calcext:value-type="string">
            <text:p>https://api.github.com/repos/mozilla/addons-server</text:p>
          </table:table-cell>
          <table:table-cell table:formula="of:=REPLACE([.B1886]; 1; 29; &quot;&quot;)" office:value-type="string" office:string-value="mozilla/addons-server" calcext:value-type="string">
            <text:p>mozilla/addons-server</text:p>
          </table:table-cell>
        </table:table-row>
        <table:table-row table:style-name="ro1">
          <table:table-cell office:value-type="float" office:value="7743969" calcext:value-type="float">
            <text:p>7743969</text:p>
          </table:table-cell>
          <table:table-cell office:value-type="string" calcext:value-type="string">
            <text:p>https://api.github.com/repos/sbuss/bitmerchant</text:p>
          </table:table-cell>
          <table:table-cell table:formula="of:=REPLACE([.B1887]; 1; 29; &quot;&quot;)" office:value-type="string" office:string-value="sbuss/bitmerchant" calcext:value-type="string">
            <text:p>sbuss/bitmerchant</text:p>
          </table:table-cell>
        </table:table-row>
        <table:table-row table:style-name="ro1">
          <table:table-cell office:value-type="float" office:value="7745597" calcext:value-type="float">
            <text:p>7745597</text:p>
          </table:table-cell>
          <table:table-cell office:value-type="string" calcext:value-type="string">
            <text:p>https://api.github.com/repos/sbezboro/standard-web-flask</text:p>
          </table:table-cell>
          <table:table-cell table:formula="of:=REPLACE([.B1888]; 1; 29; &quot;&quot;)" office:value-type="string" office:string-value="sbezboro/standard-web-flask" calcext:value-type="string">
            <text:p>sbezboro/standard-web-flask</text:p>
          </table:table-cell>
        </table:table-row>
        <table:table-row table:style-name="ro1">
          <table:table-cell office:value-type="float" office:value="7748273" calcext:value-type="float">
            <text:p>7748273</text:p>
          </table:table-cell>
          <table:table-cell office:value-type="string" calcext:value-type="string">
            <text:p>https://api.github.com/repos/torchbox/wagtail</text:p>
          </table:table-cell>
          <table:table-cell table:formula="of:=REPLACE([.B1889]; 1; 29; &quot;&quot;)" office:value-type="string" office:string-value="torchbox/wagtail" calcext:value-type="string">
            <text:p>torchbox/wagtail</text:p>
          </table:table-cell>
        </table:table-row>
        <table:table-row table:style-name="ro1">
          <table:table-cell office:value-type="float" office:value="7750781" calcext:value-type="float">
            <text:p>7750781</text:p>
          </table:table-cell>
          <table:table-cell office:value-type="string" calcext:value-type="string">
            <text:p>https://api.github.com/repos/matllubos/django-is-core</text:p>
          </table:table-cell>
          <table:table-cell table:formula="of:=REPLACE([.B1890]; 1; 29; &quot;&quot;)" office:value-type="string" office:string-value="matllubos/django-is-core" calcext:value-type="string">
            <text:p>matllubos/django-is-core</text:p>
          </table:table-cell>
        </table:table-row>
        <table:table-row table:style-name="ro1">
          <table:table-cell office:value-type="float" office:value="7753615" calcext:value-type="float">
            <text:p>7753615</text:p>
          </table:table-cell>
          <table:table-cell office:value-type="string" calcext:value-type="string">
            <text:p>https://api.github.com/repos/CCI-MOC/haas</text:p>
          </table:table-cell>
          <table:table-cell table:formula="of:=REPLACE([.B1891]; 1; 29; &quot;&quot;)" office:value-type="string" office:string-value="CCI-MOC/haas" calcext:value-type="string">
            <text:p>CCI-MOC/haas</text:p>
          </table:table-cell>
        </table:table-row>
        <table:table-row table:style-name="ro1">
          <table:table-cell office:value-type="float" office:value="7755601" calcext:value-type="float">
            <text:p>7755601</text:p>
          </table:table-cell>
          <table:table-cell office:value-type="string" calcext:value-type="string">
            <text:p>https://api.github.com/repos/like2000/PyHEADTAIL</text:p>
          </table:table-cell>
          <table:table-cell table:formula="of:=REPLACE([.B1892]; 1; 29; &quot;&quot;)" office:value-type="string" office:string-value="like2000/PyHEADTAIL" calcext:value-type="string">
            <text:p>like2000/PyHEADTAIL</text:p>
          </table:table-cell>
        </table:table-row>
        <table:table-row table:style-name="ro1">
          <table:table-cell office:value-type="float" office:value="7767938" calcext:value-type="float">
            <text:p>7767938</text:p>
          </table:table-cell>
          <table:table-cell office:value-type="string" calcext:value-type="string">
            <text:p>https://api.github.com/repos/apetri/CFHTLens_analysis</text:p>
          </table:table-cell>
          <table:table-cell table:formula="of:=REPLACE([.B1893]; 1; 29; &quot;&quot;)" office:value-type="string" office:string-value="apetri/CFHTLens_analysis" calcext:value-type="string">
            <text:p>apetri/CFHTLens_analysis</text:p>
          </table:table-cell>
        </table:table-row>
        <table:table-row table:style-name="ro1">
          <table:table-cell office:value-type="float" office:value="7769328" calcext:value-type="float">
            <text:p>7769328</text:p>
          </table:table-cell>
          <table:table-cell office:value-type="string" calcext:value-type="string">
            <text:p>https://api.github.com/repos/bensondaled/pyfluo</text:p>
          </table:table-cell>
          <table:table-cell table:formula="of:=REPLACE([.B1894]; 1; 29; &quot;&quot;)" office:value-type="string" office:string-value="bensondaled/pyfluo" calcext:value-type="string">
            <text:p>bensondaled/pyfluo</text:p>
          </table:table-cell>
        </table:table-row>
        <table:table-row table:style-name="ro1">
          <table:table-cell office:value-type="float" office:value="7771591" calcext:value-type="float">
            <text:p>7771591</text:p>
          </table:table-cell>
          <table:table-cell office:value-type="string" calcext:value-type="string">
            <text:p>https://api.github.com/repos/NethServer/nethserver-docs</text:p>
          </table:table-cell>
          <table:table-cell table:formula="of:=REPLACE([.B1895]; 1; 29; &quot;&quot;)" office:value-type="string" office:string-value="NethServer/nethserver-docs" calcext:value-type="string">
            <text:p>NethServer/nethserver-docs</text:p>
          </table:table-cell>
        </table:table-row>
        <table:table-row table:style-name="ro1">
          <table:table-cell office:value-type="float" office:value="7772056" calcext:value-type="float">
            <text:p>7772056</text:p>
          </table:table-cell>
          <table:table-cell office:value-type="string" calcext:value-type="string">
            <text:p>https://api.github.com/repos/andsens/bootstrap-vz</text:p>
          </table:table-cell>
          <table:table-cell table:formula="of:=REPLACE([.B1896]; 1; 29; &quot;&quot;)" office:value-type="string" office:string-value="andsens/bootstrap-vz" calcext:value-type="string">
            <text:p>andsens/bootstrap-vz</text:p>
          </table:table-cell>
        </table:table-row>
        <table:table-row table:style-name="ro1">
          <table:table-cell office:value-type="float" office:value="7772157" calcext:value-type="float">
            <text:p>7772157</text:p>
          </table:table-cell>
          <table:table-cell office:value-type="string" calcext:value-type="string">
            <text:p>https://api.github.com/repos/GlobAllomeTree/GlobAllomeTree</text:p>
          </table:table-cell>
          <table:table-cell table:formula="of:=REPLACE([.B1897]; 1; 29; &quot;&quot;)" office:value-type="string" office:string-value="GlobAllomeTree/GlobAllomeTree" calcext:value-type="string">
            <text:p>GlobAllomeTree/GlobAllomeTree</text:p>
          </table:table-cell>
        </table:table-row>
        <table:table-row table:style-name="ro1">
          <table:table-cell office:value-type="float" office:value="7783514" calcext:value-type="float">
            <text:p>7783514</text:p>
          </table:table-cell>
          <table:table-cell office:value-type="string" calcext:value-type="string">
            <text:p>https://api.github.com/repos/openSUSE/osc-plugin-factory</text:p>
          </table:table-cell>
          <table:table-cell table:formula="of:=REPLACE([.B1898]; 1; 29; &quot;&quot;)" office:value-type="string" office:string-value="openSUSE/osc-plugin-factory" calcext:value-type="string">
            <text:p>openSUSE/osc-plugin-factory</text:p>
          </table:table-cell>
        </table:table-row>
        <table:table-row table:style-name="ro1">
          <table:table-cell office:value-type="float" office:value="7785656" calcext:value-type="float">
            <text:p>7785656</text:p>
          </table:table-cell>
          <table:table-cell office:value-type="string" calcext:value-type="string">
            <text:p>https://api.github.com/repos/ConceptJunkie/rpn</text:p>
          </table:table-cell>
          <table:table-cell table:formula="of:=REPLACE([.B1899]; 1; 29; &quot;&quot;)" office:value-type="string" office:string-value="ConceptJunkie/rpn" calcext:value-type="string">
            <text:p>ConceptJunkie/rpn</text:p>
          </table:table-cell>
        </table:table-row>
        <table:table-row table:style-name="ro1">
          <table:table-cell office:value-type="float" office:value="7799743" calcext:value-type="float">
            <text:p>7799743</text:p>
          </table:table-cell>
          <table:table-cell office:value-type="string" calcext:value-type="string">
            <text:p>https://api.github.com/repos/nanograv/PINT</text:p>
          </table:table-cell>
          <table:table-cell table:formula="of:=REPLACE([.B1900]; 1; 29; &quot;&quot;)" office:value-type="string" office:string-value="nanograv/PINT" calcext:value-type="string">
            <text:p>nanograv/PINT</text:p>
          </table:table-cell>
        </table:table-row>
        <table:table-row table:style-name="ro1">
          <table:table-cell office:value-type="float" office:value="7809681" calcext:value-type="float">
            <text:p>7809681</text:p>
          </table:table-cell>
          <table:table-cell office:value-type="string" calcext:value-type="string">
            <text:p>https://api.github.com/repos/jrief/djangocms-cascade</text:p>
          </table:table-cell>
          <table:table-cell table:formula="of:=REPLACE([.B1901]; 1; 29; &quot;&quot;)" office:value-type="string" office:string-value="jrief/djangocms-cascade" calcext:value-type="string">
            <text:p>jrief/djangocms-cascade</text:p>
          </table:table-cell>
        </table:table-row>
        <table:table-row table:style-name="ro1">
          <table:table-cell office:value-type="float" office:value="7810968" calcext:value-type="float">
            <text:p>7810968</text:p>
          </table:table-cell>
          <table:table-cell office:value-type="string" calcext:value-type="string">
            <text:p>https://api.github.com/repos/wikimedia/mediawiki-skins</text:p>
          </table:table-cell>
          <table:table-cell table:formula="of:=REPLACE([.B1902]; 1; 29; &quot;&quot;)" office:value-type="string" office:string-value="wikimedia/mediawiki-skins" calcext:value-type="string">
            <text:p>wikimedia/mediawiki-skins</text:p>
          </table:table-cell>
        </table:table-row>
        <table:table-row table:style-name="ro1">
          <table:table-cell office:value-type="float" office:value="7816172" calcext:value-type="float">
            <text:p>7816172</text:p>
          </table:table-cell>
          <table:table-cell office:value-type="string" calcext:value-type="string">
            <text:p>https://api.github.com/repos/named-data/PyNDN2</text:p>
          </table:table-cell>
          <table:table-cell table:formula="of:=REPLACE([.B1903]; 1; 29; &quot;&quot;)" office:value-type="string" office:string-value="named-data/PyNDN2" calcext:value-type="string">
            <text:p>named-data/PyNDN2</text:p>
          </table:table-cell>
        </table:table-row>
        <table:table-row table:style-name="ro1">
          <table:table-cell office:value-type="float" office:value="7816219" calcext:value-type="float">
            <text:p>7816219</text:p>
          </table:table-cell>
          <table:table-cell office:value-type="string" calcext:value-type="string">
            <text:p>https://api.github.com/repos/densho/ddr-public</text:p>
          </table:table-cell>
          <table:table-cell table:formula="of:=REPLACE([.B1904]; 1; 29; &quot;&quot;)" office:value-type="string" office:string-value="densho/ddr-public" calcext:value-type="string">
            <text:p>densho/ddr-public</text:p>
          </table:table-cell>
        </table:table-row>
        <table:table-row table:style-name="ro1">
          <table:table-cell office:value-type="float" office:value="7821657" calcext:value-type="float">
            <text:p>7821657</text:p>
          </table:table-cell>
          <table:table-cell office:value-type="string" calcext:value-type="string">
            <text:p>https://api.github.com/repos/biosustain/optlang</text:p>
          </table:table-cell>
          <table:table-cell table:formula="of:=REPLACE([.B1905]; 1; 29; &quot;&quot;)" office:value-type="string" office:string-value="biosustain/optlang" calcext:value-type="string">
            <text:p>biosustain/optlang</text:p>
          </table:table-cell>
        </table:table-row>
        <table:table-row table:style-name="ro1">
          <table:table-cell office:value-type="float" office:value="7827191" calcext:value-type="float">
            <text:p>7827191</text:p>
          </table:table-cell>
          <table:table-cell office:value-type="string" calcext:value-type="string">
            <text:p>https://api.github.com/repos/nephila/djangocms-installer</text:p>
          </table:table-cell>
          <table:table-cell table:formula="of:=REPLACE([.B1906]; 1; 29; &quot;&quot;)" office:value-type="string" office:string-value="nephila/djangocms-installer" calcext:value-type="string">
            <text:p>nephila/djangocms-installer</text:p>
          </table:table-cell>
        </table:table-row>
        <table:table-row table:style-name="ro1">
          <table:table-cell office:value-type="float" office:value="7832514" calcext:value-type="float">
            <text:p>7832514</text:p>
          </table:table-cell>
          <table:table-cell office:value-type="string" calcext:value-type="string">
            <text:p>https://api.github.com/repos/cherrypy/cherrypy</text:p>
          </table:table-cell>
          <table:table-cell table:formula="of:=REPLACE([.B1907]; 1; 29; &quot;&quot;)" office:value-type="string" office:string-value="cherrypy/cherrypy" calcext:value-type="string">
            <text:p>cherrypy/cherrypy</text:p>
          </table:table-cell>
        </table:table-row>
        <table:table-row table:style-name="ro1">
          <table:table-cell office:value-type="float" office:value="7835019" calcext:value-type="float">
            <text:p>7835019</text:p>
          </table:table-cell>
          <table:table-cell office:value-type="string" calcext:value-type="string">
            <text:p>https://api.github.com/repos/bdancer/vb30</text:p>
          </table:table-cell>
          <table:table-cell table:formula="of:=REPLACE([.B1908]; 1; 29; &quot;&quot;)" office:value-type="string" office:string-value="bdancer/vb30" calcext:value-type="string">
            <text:p>bdancer/vb30</text:p>
          </table:table-cell>
        </table:table-row>
        <table:table-row table:style-name="ro1">
          <table:table-cell office:value-type="float" office:value="7836102" calcext:value-type="float">
            <text:p>7836102</text:p>
          </table:table-cell>
          <table:table-cell office:value-type="string" calcext:value-type="string">
            <text:p>https://api.github.com/repos/koo5/new_shit</text:p>
          </table:table-cell>
          <table:table-cell table:formula="of:=REPLACE([.B1909]; 1; 29; &quot;&quot;)" office:value-type="string" office:string-value="koo5/new_shit" calcext:value-type="string">
            <text:p>koo5/new_shit</text:p>
          </table:table-cell>
        </table:table-row>
        <table:table-row table:style-name="ro1">
          <table:table-cell office:value-type="float" office:value="7841791" calcext:value-type="float">
            <text:p>7841791</text:p>
          </table:table-cell>
          <table:table-cell office:value-type="string" calcext:value-type="string">
            <text:p>https://api.github.com/repos/mulllhausen/btc-inquisitor</text:p>
          </table:table-cell>
          <table:table-cell table:formula="of:=REPLACE([.B1910]; 1; 29; &quot;&quot;)" office:value-type="string" office:string-value="mulllhausen/btc-inquisitor" calcext:value-type="string">
            <text:p>mulllhausen/btc-inquisitor</text:p>
          </table:table-cell>
        </table:table-row>
        <table:table-row table:style-name="ro1">
          <table:table-cell office:value-type="float" office:value="7844926" calcext:value-type="float">
            <text:p>7844926</text:p>
          </table:table-cell>
          <table:table-cell office:value-type="string" calcext:value-type="string">
            <text:p>https://api.github.com/repos/codelibs/fess-docs</text:p>
          </table:table-cell>
          <table:table-cell table:formula="of:=REPLACE([.B1911]; 1; 29; &quot;&quot;)" office:value-type="string" office:string-value="codelibs/fess-docs" calcext:value-type="string">
            <text:p>codelibs/fess-docs</text:p>
          </table:table-cell>
        </table:table-row>
        <table:table-row table:style-name="ro1">
          <table:table-cell office:value-type="float" office:value="7852131" calcext:value-type="float">
            <text:p>7852131</text:p>
          </table:table-cell>
          <table:table-cell office:value-type="string" calcext:value-type="string">
            <text:p>https://api.github.com/repos/openstack/taskflow</text:p>
          </table:table-cell>
          <table:table-cell table:formula="of:=REPLACE([.B1912]; 1; 29; &quot;&quot;)" office:value-type="string" office:string-value="openstack/taskflow" calcext:value-type="string">
            <text:p>openstack/taskflow</text:p>
          </table:table-cell>
        </table:table-row>
        <table:table-row table:style-name="ro1">
          <table:table-cell office:value-type="float" office:value="7853683" calcext:value-type="float">
            <text:p>7853683</text:p>
          </table:table-cell>
          <table:table-cell office:value-type="string" calcext:value-type="string">
            <text:p>https://api.github.com/repos/nchaparr/Sam_Output_Anls</text:p>
          </table:table-cell>
          <table:table-cell table:formula="of:=REPLACE([.B1913]; 1; 29; &quot;&quot;)" office:value-type="string" office:string-value="nchaparr/Sam_Output_Anls" calcext:value-type="string">
            <text:p>nchaparr/Sam_Output_Anls</text:p>
          </table:table-cell>
        </table:table-row>
        <table:table-row table:style-name="ro1">
          <table:table-cell office:value-type="float" office:value="7880711" calcext:value-type="float">
            <text:p>7880711</text:p>
          </table:table-cell>
          <table:table-cell office:value-type="string" calcext:value-type="string">
            <text:p>https://api.github.com/repos/kra/futel-installation</text:p>
          </table:table-cell>
          <table:table-cell table:formula="of:=REPLACE([.B1914]; 1; 29; &quot;&quot;)" office:value-type="string" office:string-value="kra/futel-installation" calcext:value-type="string">
            <text:p>kra/futel-installation</text:p>
          </table:table-cell>
        </table:table-row>
        <table:table-row table:style-name="ro1">
          <table:table-cell office:value-type="float" office:value="7911040" calcext:value-type="float">
            <text:p>7911040</text:p>
          </table:table-cell>
          <table:table-cell office:value-type="string" calcext:value-type="string">
            <text:p>https://api.github.com/repos/MadeiraCloud/salt</text:p>
          </table:table-cell>
          <table:table-cell table:formula="of:=REPLACE([.B1915]; 1; 29; &quot;&quot;)" office:value-type="string" office:string-value="MadeiraCloud/salt" calcext:value-type="string">
            <text:p>MadeiraCloud/salt</text:p>
          </table:table-cell>
        </table:table-row>
        <table:table-row table:style-name="ro1">
          <table:table-cell office:value-type="float" office:value="7920713" calcext:value-type="float">
            <text:p>7920713</text:p>
          </table:table-cell>
          <table:table-cell office:value-type="string" calcext:value-type="string">
            <text:p>https://api.github.com/repos/dropbox/changes</text:p>
          </table:table-cell>
          <table:table-cell table:formula="of:=REPLACE([.B1916]; 1; 29; &quot;&quot;)" office:value-type="string" office:string-value="dropbox/changes" calcext:value-type="string">
            <text:p>dropbox/changes</text:p>
          </table:table-cell>
        </table:table-row>
        <table:table-row table:style-name="ro1">
          <table:table-cell office:value-type="float" office:value="7922806" calcext:value-type="float">
            <text:p>7922806</text:p>
          </table:table-cell>
          <table:table-cell office:value-type="string" calcext:value-type="string">
            <text:p>https://api.github.com/repos/lrhgit/tkt4140</text:p>
          </table:table-cell>
          <table:table-cell table:formula="of:=REPLACE([.B1917]; 1; 29; &quot;&quot;)" office:value-type="string" office:string-value="lrhgit/tkt4140" calcext:value-type="string">
            <text:p>lrhgit/tkt4140</text:p>
          </table:table-cell>
        </table:table-row>
        <table:table-row table:style-name="ro1">
          <table:table-cell office:value-type="float" office:value="7928544" calcext:value-type="float">
            <text:p>7928544</text:p>
          </table:table-cell>
          <table:table-cell office:value-type="string" calcext:value-type="string">
            <text:p>https://api.github.com/repos/mpenning/ciscoconfparse</text:p>
          </table:table-cell>
          <table:table-cell table:formula="of:=REPLACE([.B1918]; 1; 29; &quot;&quot;)" office:value-type="string" office:string-value="mpenning/ciscoconfparse" calcext:value-type="string">
            <text:p>mpenning/ciscoconfparse</text:p>
          </table:table-cell>
        </table:table-row>
        <table:table-row table:style-name="ro1">
          <table:table-cell office:value-type="float" office:value="7933571" calcext:value-type="float">
            <text:p>7933571</text:p>
          </table:table-cell>
          <table:table-cell office:value-type="string" calcext:value-type="string">
            <text:p>https://api.github.com/repos/codeeu/coding-events</text:p>
          </table:table-cell>
          <table:table-cell table:formula="of:=REPLACE([.B1919]; 1; 29; &quot;&quot;)" office:value-type="string" office:string-value="codeeu/coding-events" calcext:value-type="string">
            <text:p>codeeu/coding-events</text:p>
          </table:table-cell>
        </table:table-row>
        <table:table-row table:style-name="ro1">
          <table:table-cell office:value-type="float" office:value="7938391" calcext:value-type="float">
            <text:p>7938391</text:p>
          </table:table-cell>
          <table:table-cell office:value-type="string" calcext:value-type="string">
            <text:p>https://api.github.com/repos/KeepSafe/aiohttp</text:p>
          </table:table-cell>
          <table:table-cell table:formula="of:=REPLACE([.B1920]; 1; 29; &quot;&quot;)" office:value-type="string" office:string-value="KeepSafe/aiohttp" calcext:value-type="string">
            <text:p>KeepSafe/aiohttp</text:p>
          </table:table-cell>
        </table:table-row>
        <table:table-row table:style-name="ro1">
          <table:table-cell office:value-type="float" office:value="7939528" calcext:value-type="float">
            <text:p>7939528</text:p>
          </table:table-cell>
          <table:table-cell office:value-type="string" calcext:value-type="string">
            <text:p>https://api.github.com/repos/biocore/qiita</text:p>
          </table:table-cell>
          <table:table-cell table:formula="of:=REPLACE([.B1921]; 1; 29; &quot;&quot;)" office:value-type="string" office:string-value="biocore/qiita" calcext:value-type="string">
            <text:p>biocore/qiita</text:p>
          </table:table-cell>
        </table:table-row>
        <table:table-row table:style-name="ro1">
          <table:table-cell office:value-type="float" office:value="7941933" calcext:value-type="float">
            <text:p>7941933</text:p>
          </table:table-cell>
          <table:table-cell office:value-type="string" calcext:value-type="string">
            <text:p>https://api.github.com/repos/mps-youtube/mps-youtube</text:p>
          </table:table-cell>
          <table:table-cell table:formula="of:=REPLACE([.B1922]; 1; 29; &quot;&quot;)" office:value-type="string" office:string-value="mps-youtube/mps-youtube" calcext:value-type="string">
            <text:p>mps-youtube/mps-youtube</text:p>
          </table:table-cell>
        </table:table-row>
        <table:table-row table:style-name="ro1">
          <table:table-cell office:value-type="float" office:value="7942205" calcext:value-type="float">
            <text:p>7942205</text:p>
          </table:table-cell>
          <table:table-cell office:value-type="string" calcext:value-type="string">
            <text:p>https://api.github.com/repos/blueman-project/blueman</text:p>
          </table:table-cell>
          <table:table-cell table:formula="of:=REPLACE([.B1923]; 1; 29; &quot;&quot;)" office:value-type="string" office:string-value="blueman-project/blueman" calcext:value-type="string">
            <text:p>blueman-project/blueman</text:p>
          </table:table-cell>
        </table:table-row>
        <table:table-row table:style-name="ro1">
          <table:table-cell office:value-type="float" office:value="7957080" calcext:value-type="float">
            <text:p>7957080</text:p>
          </table:table-cell>
          <table:table-cell office:value-type="string" calcext:value-type="string">
            <text:p>https://api.github.com/repos/subuser-security/subuser</text:p>
          </table:table-cell>
          <table:table-cell table:formula="of:=REPLACE([.B1924]; 1; 29; &quot;&quot;)" office:value-type="string" office:string-value="subuser-security/subuser" calcext:value-type="string">
            <text:p>subuser-security/subuser</text:p>
          </table:table-cell>
        </table:table-row>
        <table:table-row table:style-name="ro1">
          <table:table-cell office:value-type="float" office:value="7970749" calcext:value-type="float">
            <text:p>7970749</text:p>
          </table:table-cell>
          <table:table-cell office:value-type="string" calcext:value-type="string">
            <text:p>https://api.github.com/repos/jacebrowning/doorstop</text:p>
          </table:table-cell>
          <table:table-cell table:formula="of:=REPLACE([.B1925]; 1; 29; &quot;&quot;)" office:value-type="string" office:string-value="jacebrowning/doorstop" calcext:value-type="string">
            <text:p>jacebrowning/doorstop</text:p>
          </table:table-cell>
        </table:table-row>
        <table:table-row table:style-name="ro1">
          <table:table-cell office:value-type="float" office:value="7975648" calcext:value-type="float">
            <text:p>7975648</text:p>
          </table:table-cell>
          <table:table-cell office:value-type="string" calcext:value-type="string">
            <text:p>https://api.github.com/repos/frappe/frappe</text:p>
          </table:table-cell>
          <table:table-cell table:formula="of:=REPLACE([.B1926]; 1; 29; &quot;&quot;)" office:value-type="string" office:string-value="frappe/frappe" calcext:value-type="string">
            <text:p>frappe/frappe</text:p>
          </table:table-cell>
        </table:table-row>
        <table:table-row table:style-name="ro1">
          <table:table-cell office:value-type="float" office:value="7976200" calcext:value-type="float">
            <text:p>7976200</text:p>
          </table:table-cell>
          <table:table-cell office:value-type="string" calcext:value-type="string">
            <text:p>https://api.github.com/repos/frappe/erpnext</text:p>
          </table:table-cell>
          <table:table-cell table:formula="of:=REPLACE([.B1927]; 1; 29; &quot;&quot;)" office:value-type="string" office:string-value="frappe/erpnext" calcext:value-type="string">
            <text:p>frappe/erpnext</text:p>
          </table:table-cell>
        </table:table-row>
        <table:table-row table:style-name="ro1">
          <table:table-cell office:value-type="float" office:value="7977525" calcext:value-type="float">
            <text:p>7977525</text:p>
          </table:table-cell>
          <table:table-cell office:value-type="string" calcext:value-type="string">
            <text:p>https://api.github.com/repos/WattTime/watttime-grid-api</text:p>
          </table:table-cell>
          <table:table-cell table:formula="of:=REPLACE([.B1928]; 1; 29; &quot;&quot;)" office:value-type="string" office:string-value="WattTime/watttime-grid-api" calcext:value-type="string">
            <text:p>WattTime/watttime-grid-api</text:p>
          </table:table-cell>
        </table:table-row>
        <table:table-row table:style-name="ro1">
          <table:table-cell office:value-type="float" office:value="7981950" calcext:value-type="float">
            <text:p>7981950</text:p>
          </table:table-cell>
          <table:table-cell office:value-type="string" calcext:value-type="string">
            <text:p>https://api.github.com/repos/pyQode/pyqode.python</text:p>
          </table:table-cell>
          <table:table-cell table:formula="of:=REPLACE([.B1929]; 1; 29; &quot;&quot;)" office:value-type="string" office:string-value="pyQode/pyqode.python" calcext:value-type="string">
            <text:p>pyQode/pyqode.python</text:p>
          </table:table-cell>
        </table:table-row>
        <table:table-row table:style-name="ro1">
          <table:table-cell office:value-type="float" office:value="7982053" calcext:value-type="float">
            <text:p>7982053</text:p>
          </table:table-cell>
          <table:table-cell office:value-type="string" calcext:value-type="string">
            <text:p>https://api.github.com/repos/biocore/emperor</text:p>
          </table:table-cell>
          <table:table-cell table:formula="of:=REPLACE([.B1930]; 1; 29; &quot;&quot;)" office:value-type="string" office:string-value="biocore/emperor" calcext:value-type="string">
            <text:p>biocore/emperor</text:p>
          </table:table-cell>
        </table:table-row>
        <table:table-row table:style-name="ro1">
          <table:table-cell office:value-type="float" office:value="7999262" calcext:value-type="float">
            <text:p>7999262</text:p>
          </table:table-cell>
          <table:table-cell office:value-type="string" calcext:value-type="string">
            <text:p>https://api.github.com/repos/openstack/oslo.vmware</text:p>
          </table:table-cell>
          <table:table-cell table:formula="of:=REPLACE([.B1931]; 1; 29; &quot;&quot;)" office:value-type="string" office:string-value="openstack/oslo.vmware" calcext:value-type="string">
            <text:p>openstack/oslo.vmware</text:p>
          </table:table-cell>
        </table:table-row>
        <table:table-row table:style-name="ro1">
          <table:table-cell office:value-type="float" office:value="7999271" calcext:value-type="float">
            <text:p>7999271</text:p>
          </table:table-cell>
          <table:table-cell office:value-type="string" calcext:value-type="string">
            <text:p>https://api.github.com/repos/lykoss/lykos</text:p>
          </table:table-cell>
          <table:table-cell table:formula="of:=REPLACE([.B1932]; 1; 29; &quot;&quot;)" office:value-type="string" office:string-value="lykoss/lykos" calcext:value-type="string">
            <text:p>lykoss/lykos</text:p>
          </table:table-cell>
        </table:table-row>
        <table:table-row table:style-name="ro1">
          <table:table-cell office:value-type="float" office:value="8003125" calcext:value-type="float">
            <text:p>8003125</text:p>
          </table:table-cell>
          <table:table-cell office:value-type="string" calcext:value-type="string">
            <text:p>https://api.github.com/repos/ska-sa/corr2</text:p>
          </table:table-cell>
          <table:table-cell table:formula="of:=REPLACE([.B1933]; 1; 29; &quot;&quot;)" office:value-type="string" office:string-value="ska-sa/corr2" calcext:value-type="string">
            <text:p>ska-sa/corr2</text:p>
          </table:table-cell>
        </table:table-row>
        <table:table-row table:style-name="ro1">
          <table:table-cell office:value-type="float" office:value="8008269" calcext:value-type="float">
            <text:p>8008269</text:p>
          </table:table-cell>
          <table:table-cell office:value-type="string" calcext:value-type="string">
            <text:p>https://api.github.com/repos/OpenCobolIDE/OpenCobolIDE</text:p>
          </table:table-cell>
          <table:table-cell table:formula="of:=REPLACE([.B1934]; 1; 29; &quot;&quot;)" office:value-type="string" office:string-value="OpenCobolIDE/OpenCobolIDE" calcext:value-type="string">
            <text:p>OpenCobolIDE/OpenCobolIDE</text:p>
          </table:table-cell>
        </table:table-row>
        <table:table-row table:style-name="ro1">
          <table:table-cell office:value-type="float" office:value="8012747" calcext:value-type="float">
            <text:p>8012747</text:p>
          </table:table-cell>
          <table:table-cell office:value-type="string" calcext:value-type="string">
            <text:p>https://api.github.com/repos/pyQode/pyqode.core</text:p>
          </table:table-cell>
          <table:table-cell table:formula="of:=REPLACE([.B1935]; 1; 29; &quot;&quot;)" office:value-type="string" office:string-value="pyQode/pyqode.core" calcext:value-type="string">
            <text:p>pyQode/pyqode.core</text:p>
          </table:table-cell>
        </table:table-row>
        <table:table-row table:style-name="ro1">
          <table:table-cell office:value-type="float" office:value="8017409" calcext:value-type="float">
            <text:p>8017409</text:p>
          </table:table-cell>
          <table:table-cell office:value-type="string" calcext:value-type="string">
            <text:p>https://api.github.com/repos/ICTU/quality-report</text:p>
          </table:table-cell>
          <table:table-cell table:formula="of:=REPLACE([.B1936]; 1; 29; &quot;&quot;)" office:value-type="string" office:string-value="ICTU/quality-report" calcext:value-type="string">
            <text:p>ICTU/quality-report</text:p>
          </table:table-cell>
        </table:table-row>
        <table:table-row table:style-name="ro1">
          <table:table-cell office:value-type="float" office:value="8020033" calcext:value-type="float">
            <text:p>8020033</text:p>
          </table:table-cell>
          <table:table-cell office:value-type="string" calcext:value-type="string">
            <text:p>https://api.github.com/repos/codalab/codalab-cli</text:p>
          </table:table-cell>
          <table:table-cell table:formula="of:=REPLACE([.B1937]; 1; 29; &quot;&quot;)" office:value-type="string" office:string-value="codalab/codalab-cli" calcext:value-type="string">
            <text:p>codalab/codalab-cli</text:p>
          </table:table-cell>
        </table:table-row>
        <table:table-row table:style-name="ro1">
          <table:table-cell office:value-type="float" office:value="8020446" calcext:value-type="float">
            <text:p>8020446</text:p>
          </table:table-cell>
          <table:table-cell office:value-type="string" calcext:value-type="string">
            <text:p>https://api.github.com/repos/1flow/1flow</text:p>
          </table:table-cell>
          <table:table-cell table:formula="of:=REPLACE([.B1938]; 1; 29; &quot;&quot;)" office:value-type="string" office:string-value="1flow/1flow" calcext:value-type="string">
            <text:p>1flow/1flow</text:p>
          </table:table-cell>
        </table:table-row>
        <table:table-row table:style-name="ro1">
          <table:table-cell office:value-type="float" office:value="8024113" calcext:value-type="float">
            <text:p>8024113</text:p>
          </table:table-cell>
          <table:table-cell office:value-type="string" calcext:value-type="string">
            <text:p>https://api.github.com/repos/Yubico/yubioath-desktop</text:p>
          </table:table-cell>
          <table:table-cell table:formula="of:=REPLACE([.B1939]; 1; 29; &quot;&quot;)" office:value-type="string" office:string-value="Yubico/yubioath-desktop" calcext:value-type="string">
            <text:p>Yubico/yubioath-desktop</text:p>
          </table:table-cell>
        </table:table-row>
        <table:table-row table:style-name="ro1">
          <table:table-cell office:value-type="float" office:value="8026280" calcext:value-type="float">
            <text:p>8026280</text:p>
          </table:table-cell>
          <table:table-cell office:value-type="string" calcext:value-type="string">
            <text:p>https://api.github.com/repos/openworm/PyOpenWorm</text:p>
          </table:table-cell>
          <table:table-cell table:formula="of:=REPLACE([.B1940]; 1; 29; &quot;&quot;)" office:value-type="string" office:string-value="openworm/PyOpenWorm" calcext:value-type="string">
            <text:p>openworm/PyOpenWorm</text:p>
          </table:table-cell>
        </table:table-row>
        <table:table-row table:style-name="ro1">
          <table:table-cell office:value-type="float" office:value="8027595" calcext:value-type="float">
            <text:p>8027595</text:p>
          </table:table-cell>
          <table:table-cell office:value-type="string" calcext:value-type="string">
            <text:p>https://api.github.com/repos/endavis/bastproxy</text:p>
          </table:table-cell>
          <table:table-cell table:formula="of:=REPLACE([.B1941]; 1; 29; &quot;&quot;)" office:value-type="string" office:string-value="endavis/bastproxy" calcext:value-type="string">
            <text:p>endavis/bastproxy</text:p>
          </table:table-cell>
        </table:table-row>
        <table:table-row table:style-name="ro1">
          <table:table-cell office:value-type="float" office:value="8029780" calcext:value-type="float">
            <text:p>8029780</text:p>
          </table:table-cell>
          <table:table-cell office:value-type="string" calcext:value-type="string">
            <text:p>https://api.github.com/repos/eea/esdrt.content</text:p>
          </table:table-cell>
          <table:table-cell table:formula="of:=REPLACE([.B1942]; 1; 29; &quot;&quot;)" office:value-type="string" office:string-value="eea/esdrt.content" calcext:value-type="string">
            <text:p>eea/esdrt.content</text:p>
          </table:table-cell>
        </table:table-row>
        <table:table-row table:style-name="ro1">
          <table:table-cell office:value-type="float" office:value="8031177" calcext:value-type="float">
            <text:p>8031177</text:p>
          </table:table-cell>
          <table:table-cell office:value-type="string" calcext:value-type="string">
            <text:p>https://api.github.com/repos/MPBA/pyHRV</text:p>
          </table:table-cell>
          <table:table-cell table:formula="of:=REPLACE([.B1943]; 1; 29; &quot;&quot;)" office:value-type="string" office:string-value="MPBA/pyHRV" calcext:value-type="string">
            <text:p>MPBA/pyHRV</text:p>
          </table:table-cell>
        </table:table-row>
        <table:table-row table:style-name="ro1">
          <table:table-cell office:value-type="float" office:value="8037203" calcext:value-type="float">
            <text:p>8037203</text:p>
          </table:table-cell>
          <table:table-cell office:value-type="string" calcext:value-type="string">
            <text:p>https://api.github.com/repos/datamade/dedupe</text:p>
          </table:table-cell>
          <table:table-cell table:formula="of:=REPLACE([.B1944]; 1; 29; &quot;&quot;)" office:value-type="string" office:string-value="datamade/dedupe" calcext:value-type="string">
            <text:p>datamade/dedupe</text:p>
          </table:table-cell>
        </table:table-row>
        <table:table-row table:style-name="ro1">
          <table:table-cell office:value-type="float" office:value="8039457" calcext:value-type="float">
            <text:p>8039457</text:p>
          </table:table-cell>
          <table:table-cell office:value-type="string" calcext:value-type="string">
            <text:p>https://api.github.com/repos/wpwupingwp/python</text:p>
          </table:table-cell>
          <table:table-cell table:formula="of:=REPLACE([.B1945]; 1; 29; &quot;&quot;)" office:value-type="string" office:string-value="wpwupingwp/python" calcext:value-type="string">
            <text:p>wpwupingwp/python</text:p>
          </table:table-cell>
        </table:table-row>
        <table:table-row table:style-name="ro1">
          <table:table-cell office:value-type="float" office:value="8050252" calcext:value-type="float">
            <text:p>8050252</text:p>
          </table:table-cell>
          <table:table-cell office:value-type="string" calcext:value-type="string">
            <text:p>https://api.github.com/repos/tlswg/tls13-spec</text:p>
          </table:table-cell>
          <table:table-cell table:formula="of:=REPLACE([.B1946]; 1; 29; &quot;&quot;)" office:value-type="string" office:string-value="tlswg/tls13-spec" calcext:value-type="string">
            <text:p>tlswg/tls13-spec</text:p>
          </table:table-cell>
        </table:table-row>
        <table:table-row table:style-name="ro1">
          <table:table-cell office:value-type="float" office:value="8051326" calcext:value-type="float">
            <text:p>8051326</text:p>
          </table:table-cell>
          <table:table-cell office:value-type="string" calcext:value-type="string">
            <text:p>https://api.github.com/repos/rrpg/engine</text:p>
          </table:table-cell>
          <table:table-cell table:formula="of:=REPLACE([.B1947]; 1; 29; &quot;&quot;)" office:value-type="string" office:string-value="rrpg/engine" calcext:value-type="string">
            <text:p>rrpg/engine</text:p>
          </table:table-cell>
        </table:table-row>
        <table:table-row table:style-name="ro1">
          <table:table-cell office:value-type="float" office:value="8051646" calcext:value-type="float">
            <text:p>8051646</text:p>
          </table:table-cell>
          <table:table-cell office:value-type="string" calcext:value-type="string">
            <text:p>https://api.github.com/repos/GoogleCloudPlatform/gcloud-python</text:p>
          </table:table-cell>
          <table:table-cell table:formula="of:=REPLACE([.B1948]; 1; 29; &quot;&quot;)" office:value-type="string" office:string-value="GoogleCloudPlatform/gcloud-python" calcext:value-type="string">
            <text:p>GoogleCloudPlatform/gcloud-python</text:p>
          </table:table-cell>
        </table:table-row>
        <table:table-row table:style-name="ro1">
          <table:table-cell office:value-type="float" office:value="8052354" calcext:value-type="float">
            <text:p>8052354</text:p>
          </table:table-cell>
          <table:table-cell office:value-type="string" calcext:value-type="string">
            <text:p>https://api.github.com/repos/fedora-infra/pkgdb2</text:p>
          </table:table-cell>
          <table:table-cell table:formula="of:=REPLACE([.B1949]; 1; 29; &quot;&quot;)" office:value-type="string" office:string-value="fedora-infra/pkgdb2" calcext:value-type="string">
            <text:p>fedora-infra/pkgdb2</text:p>
          </table:table-cell>
        </table:table-row>
        <table:table-row table:style-name="ro1">
          <table:table-cell office:value-type="float" office:value="8053041" calcext:value-type="float">
            <text:p>8053041</text:p>
          </table:table-cell>
          <table:table-cell office:value-type="string" calcext:value-type="string">
            <text:p>https://api.github.com/repos/arista-eosplus/ztpserver</text:p>
          </table:table-cell>
          <table:table-cell table:formula="of:=REPLACE([.B1950]; 1; 29; &quot;&quot;)" office:value-type="string" office:string-value="arista-eosplus/ztpserver" calcext:value-type="string">
            <text:p>arista-eosplus/ztpserver</text:p>
          </table:table-cell>
        </table:table-row>
        <table:table-row table:style-name="ro1">
          <table:table-cell office:value-type="float" office:value="8056707" calcext:value-type="float">
            <text:p>8056707</text:p>
          </table:table-cell>
          <table:table-cell office:value-type="string" calcext:value-type="string">
            <text:p>https://api.github.com/repos/python/pythondotorg</text:p>
          </table:table-cell>
          <table:table-cell table:formula="of:=REPLACE([.B1951]; 1; 29; &quot;&quot;)" office:value-type="string" office:string-value="python/pythondotorg" calcext:value-type="string">
            <text:p>python/pythondotorg</text:p>
          </table:table-cell>
        </table:table-row>
        <table:table-row table:style-name="ro1">
          <table:table-cell office:value-type="float" office:value="8067512" calcext:value-type="float">
            <text:p>8067512</text:p>
          </table:table-cell>
          <table:table-cell office:value-type="string" calcext:value-type="string">
            <text:p>https://api.github.com/repos/thraxil/spokehub</text:p>
          </table:table-cell>
          <table:table-cell table:formula="of:=REPLACE([.B1952]; 1; 29; &quot;&quot;)" office:value-type="string" office:string-value="thraxil/spokehub" calcext:value-type="string">
            <text:p>thraxil/spokehub</text:p>
          </table:table-cell>
        </table:table-row>
        <table:table-row table:style-name="ro1">
          <table:table-cell office:value-type="float" office:value="8082409" calcext:value-type="float">
            <text:p>8082409</text:p>
          </table:table-cell>
          <table:table-cell office:value-type="string" calcext:value-type="string">
            <text:p>https://api.github.com/repos/dreibh/planetlab-lxc-build</text:p>
          </table:table-cell>
          <table:table-cell table:formula="of:=REPLACE([.B1953]; 1; 29; &quot;&quot;)" office:value-type="string" office:string-value="dreibh/planetlab-lxc-build" calcext:value-type="string">
            <text:p>dreibh/planetlab-lxc-build</text:p>
          </table:table-cell>
        </table:table-row>
        <table:table-row table:style-name="ro1">
          <table:table-cell office:value-type="float" office:value="8083532" calcext:value-type="float">
            <text:p>8083532</text:p>
          </table:table-cell>
          <table:table-cell office:value-type="string" calcext:value-type="string">
            <text:p>https://api.github.com/repos/uwescience/myria-python</text:p>
          </table:table-cell>
          <table:table-cell table:formula="of:=REPLACE([.B1954]; 1; 29; &quot;&quot;)" office:value-type="string" office:string-value="uwescience/myria-python" calcext:value-type="string">
            <text:p>uwescience/myria-python</text:p>
          </table:table-cell>
        </table:table-row>
        <table:table-row table:style-name="ro1">
          <table:table-cell office:value-type="float" office:value="8085666" calcext:value-type="float">
            <text:p>8085666</text:p>
          </table:table-cell>
          <table:table-cell office:value-type="string" calcext:value-type="string">
            <text:p>https://api.github.com/repos/coddingtonbear/inthe.am</text:p>
          </table:table-cell>
          <table:table-cell table:formula="of:=REPLACE([.B1955]; 1; 29; &quot;&quot;)" office:value-type="string" office:string-value="coddingtonbear/inthe.am" calcext:value-type="string">
            <text:p>coddingtonbear/inthe.am</text:p>
          </table:table-cell>
        </table:table-row>
        <table:table-row table:style-name="ro1">
          <table:table-cell office:value-type="float" office:value="8099192" calcext:value-type="float">
            <text:p>8099192</text:p>
          </table:table-cell>
          <table:table-cell office:value-type="string" calcext:value-type="string">
            <text:p>https://api.github.com/repos/chenhh/PySPPortfolio</text:p>
          </table:table-cell>
          <table:table-cell table:formula="of:=REPLACE([.B1956]; 1; 29; &quot;&quot;)" office:value-type="string" office:string-value="chenhh/PySPPortfolio" calcext:value-type="string">
            <text:p>chenhh/PySPPortfolio</text:p>
          </table:table-cell>
        </table:table-row>
        <table:table-row table:style-name="ro1">
          <table:table-cell office:value-type="float" office:value="8105792" calcext:value-type="float">
            <text:p>8105792</text:p>
          </table:table-cell>
          <table:table-cell office:value-type="string" calcext:value-type="string">
            <text:p>https://api.github.com/repos/pydy/pydy</text:p>
          </table:table-cell>
          <table:table-cell table:formula="of:=REPLACE([.B1957]; 1; 29; &quot;&quot;)" office:value-type="string" office:string-value="pydy/pydy" calcext:value-type="string">
            <text:p>pydy/pydy</text:p>
          </table:table-cell>
        </table:table-row>
        <table:table-row table:style-name="ro1">
          <table:table-cell office:value-type="float" office:value="8112228" calcext:value-type="float">
            <text:p>8112228</text:p>
          </table:table-cell>
          <table:table-cell office:value-type="string" calcext:value-type="string">
            <text:p>https://api.github.com/repos/CognitionGuidedSurgery/msml</text:p>
          </table:table-cell>
          <table:table-cell table:formula="of:=REPLACE([.B1958]; 1; 29; &quot;&quot;)" office:value-type="string" office:string-value="CognitionGuidedSurgery/msml" calcext:value-type="string">
            <text:p>CognitionGuidedSurgery/msml</text:p>
          </table:table-cell>
        </table:table-row>
        <table:table-row table:style-name="ro1">
          <table:table-cell office:value-type="float" office:value="8114861" calcext:value-type="float">
            <text:p>8114861</text:p>
          </table:table-cell>
          <table:table-cell office:value-type="string" calcext:value-type="string">
            <text:p>https://api.github.com/repos/liam2/larray</text:p>
          </table:table-cell>
          <table:table-cell table:formula="of:=REPLACE([.B1959]; 1; 29; &quot;&quot;)" office:value-type="string" office:string-value="liam2/larray" calcext:value-type="string">
            <text:p>liam2/larray</text:p>
          </table:table-cell>
        </table:table-row>
        <table:table-row table:style-name="ro1">
          <table:table-cell office:value-type="float" office:value="8114999" calcext:value-type="float">
            <text:p>8114999</text:p>
          </table:table-cell>
          <table:table-cell office:value-type="string" calcext:value-type="string">
            <text:p>https://api.github.com/repos/eoyilmaz/anima</text:p>
          </table:table-cell>
          <table:table-cell table:formula="of:=REPLACE([.B1960]; 1; 29; &quot;&quot;)" office:value-type="string" office:string-value="eoyilmaz/anima" calcext:value-type="string">
            <text:p>eoyilmaz/anima</text:p>
          </table:table-cell>
        </table:table-row>
        <table:table-row table:style-name="ro1">
          <table:table-cell office:value-type="float" office:value="8134994" calcext:value-type="float">
            <text:p>8134994</text:p>
          </table:table-cell>
          <table:table-cell office:value-type="string" calcext:value-type="string">
            <text:p>https://api.github.com/repos/stanford-ppl/hyperdsl</text:p>
          </table:table-cell>
          <table:table-cell table:formula="of:=REPLACE([.B1961]; 1; 29; &quot;&quot;)" office:value-type="string" office:string-value="stanford-ppl/hyperdsl" calcext:value-type="string">
            <text:p>stanford-ppl/hyperdsl</text:p>
          </table:table-cell>
        </table:table-row>
        <table:table-row table:style-name="ro1">
          <table:table-cell office:value-type="float" office:value="8140004" calcext:value-type="float">
            <text:p>8140004</text:p>
          </table:table-cell>
          <table:table-cell office:value-type="string" calcext:value-type="string">
            <text:p>https://api.github.com/repos/littleweaver/django-brambling</text:p>
          </table:table-cell>
          <table:table-cell table:formula="of:=REPLACE([.B1962]; 1; 29; &quot;&quot;)" office:value-type="string" office:string-value="littleweaver/django-brambling" calcext:value-type="string">
            <text:p>littleweaver/django-brambling</text:p>
          </table:table-cell>
        </table:table-row>
        <table:table-row table:style-name="ro1">
          <table:table-cell office:value-type="float" office:value="8140956" calcext:value-type="float">
            <text:p>8140956</text:p>
          </table:table-cell>
          <table:table-cell office:value-type="string" calcext:value-type="string">
            <text:p>https://api.github.com/repos/binux/pyspider</text:p>
          </table:table-cell>
          <table:table-cell table:formula="of:=REPLACE([.B1963]; 1; 29; &quot;&quot;)" office:value-type="string" office:string-value="binux/pyspider" calcext:value-type="string">
            <text:p>binux/pyspider</text:p>
          </table:table-cell>
        </table:table-row>
        <table:table-row table:style-name="ro1">
          <table:table-cell office:value-type="float" office:value="8146816" calcext:value-type="float">
            <text:p>8146816</text:p>
          </table:table-cell>
          <table:table-cell office:value-type="string" calcext:value-type="string">
            <text:p>https://api.github.com/repos/radish-bdd/radish</text:p>
          </table:table-cell>
          <table:table-cell table:formula="of:=REPLACE([.B1964]; 1; 29; &quot;&quot;)" office:value-type="string" office:string-value="radish-bdd/radish" calcext:value-type="string">
            <text:p>radish-bdd/radish</text:p>
          </table:table-cell>
        </table:table-row>
        <table:table-row table:style-name="ro1">
          <table:table-cell office:value-type="float" office:value="8147650" calcext:value-type="float">
            <text:p>8147650</text:p>
          </table:table-cell>
          <table:table-cell office:value-type="string" calcext:value-type="string">
            <text:p>https://api.github.com/repos/olofk/fusesoc</text:p>
          </table:table-cell>
          <table:table-cell table:formula="of:=REPLACE([.B1965]; 1; 29; &quot;&quot;)" office:value-type="string" office:string-value="olofk/fusesoc" calcext:value-type="string">
            <text:p>olofk/fusesoc</text:p>
          </table:table-cell>
        </table:table-row>
        <table:table-row table:style-name="ro1">
          <table:table-cell office:value-type="float" office:value="8168016" calcext:value-type="float">
            <text:p>8168016</text:p>
          </table:table-cell>
          <table:table-cell office:value-type="string" calcext:value-type="string">
            <text:p>https://api.github.com/repos/caleb531/youversion-suggest</text:p>
          </table:table-cell>
          <table:table-cell table:formula="of:=REPLACE([.B1966]; 1; 29; &quot;&quot;)" office:value-type="string" office:string-value="caleb531/youversion-suggest" calcext:value-type="string">
            <text:p>caleb531/youversion-suggest</text:p>
          </table:table-cell>
        </table:table-row>
        <table:table-row table:style-name="ro1">
          <table:table-cell office:value-type="float" office:value="8188941" calcext:value-type="float">
            <text:p>8188941</text:p>
          </table:table-cell>
          <table:table-cell office:value-type="string" calcext:value-type="string">
            <text:p>https://api.github.com/repos/josiah-wolf-oberholtzer/consort</text:p>
          </table:table-cell>
          <table:table-cell table:formula="of:=REPLACE([.B1967]; 1; 29; &quot;&quot;)" office:value-type="string" office:string-value="josiah-wolf-oberholtzer/consort" calcext:value-type="string">
            <text:p>josiah-wolf-oberholtzer/consort</text:p>
          </table:table-cell>
        </table:table-row>
        <table:table-row table:style-name="ro1">
          <table:table-cell office:value-type="float" office:value="8191051" calcext:value-type="float">
            <text:p>8191051</text:p>
          </table:table-cell>
          <table:table-cell office:value-type="string" calcext:value-type="string">
            <text:p>https://api.github.com/repos/catkin/catkin_tools</text:p>
          </table:table-cell>
          <table:table-cell table:formula="of:=REPLACE([.B1968]; 1; 29; &quot;&quot;)" office:value-type="string" office:string-value="catkin/catkin_tools" calcext:value-type="string">
            <text:p>catkin/catkin_tools</text:p>
          </table:table-cell>
        </table:table-row>
        <table:table-row table:style-name="ro1">
          <table:table-cell office:value-type="float" office:value="8200428" calcext:value-type="float">
            <text:p>8200428</text:p>
          </table:table-cell>
          <table:table-cell office:value-type="string" calcext:value-type="string">
            <text:p>https://api.github.com/repos/wrye-bash/wrye-bash</text:p>
          </table:table-cell>
          <table:table-cell table:formula="of:=REPLACE([.B1969]; 1; 29; &quot;&quot;)" office:value-type="string" office:string-value="wrye-bash/wrye-bash" calcext:value-type="string">
            <text:p>wrye-bash/wrye-bash</text:p>
          </table:table-cell>
        </table:table-row>
        <table:table-row table:style-name="ro1">
          <table:table-cell office:value-type="float" office:value="8220961" calcext:value-type="float">
            <text:p>8220961</text:p>
          </table:table-cell>
          <table:table-cell office:value-type="string" calcext:value-type="string">
            <text:p>https://api.github.com/repos/Unidata/netcdf4-python</text:p>
          </table:table-cell>
          <table:table-cell table:formula="of:=REPLACE([.B1970]; 1; 29; &quot;&quot;)" office:value-type="string" office:string-value="Unidata/netcdf4-python" calcext:value-type="string">
            <text:p>Unidata/netcdf4-python</text:p>
          </table:table-cell>
        </table:table-row>
        <table:table-row table:style-name="ro1">
          <table:table-cell office:value-type="float" office:value="8228586" calcext:value-type="float">
            <text:p>8228586</text:p>
          </table:table-cell>
          <table:table-cell office:value-type="string" calcext:value-type="string">
            <text:p>https://api.github.com/repos/xlcnd/isbntools</text:p>
          </table:table-cell>
          <table:table-cell table:formula="of:=REPLACE([.B1971]; 1; 29; &quot;&quot;)" office:value-type="string" office:string-value="xlcnd/isbntools" calcext:value-type="string">
            <text:p>xlcnd/isbntools</text:p>
          </table:table-cell>
        </table:table-row>
        <table:table-row table:style-name="ro1">
          <table:table-cell office:value-type="float" office:value="8229043" calcext:value-type="float">
            <text:p>8229043</text:p>
          </table:table-cell>
          <table:table-cell office:value-type="string" calcext:value-type="string">
            <text:p>https://api.github.com/repos/b0noI/AIF2</text:p>
          </table:table-cell>
          <table:table-cell table:formula="of:=REPLACE([.B1972]; 1; 29; &quot;&quot;)" office:value-type="string" office:string-value="b0noI/AIF2" calcext:value-type="string">
            <text:p>b0noI/AIF2</text:p>
          </table:table-cell>
        </table:table-row>
        <table:table-row table:style-name="ro1">
          <table:table-cell office:value-type="float" office:value="8230528" calcext:value-type="float">
            <text:p>8230528</text:p>
          </table:table-cell>
          <table:table-cell office:value-type="string" calcext:value-type="string">
            <text:p>https://api.github.com/repos/ChrisTruncer/EyeWitness</text:p>
          </table:table-cell>
          <table:table-cell table:formula="of:=REPLACE([.B1973]; 1; 29; &quot;&quot;)" office:value-type="string" office:string-value="ChrisTruncer/EyeWitness" calcext:value-type="string">
            <text:p>ChrisTruncer/EyeWitness</text:p>
          </table:table-cell>
        </table:table-row>
        <table:table-row table:style-name="ro1">
          <table:table-cell office:value-type="float" office:value="8232803" calcext:value-type="float">
            <text:p>8232803</text:p>
          </table:table-cell>
          <table:table-cell office:value-type="string" calcext:value-type="string">
            <text:p>https://api.github.com/repos/AwesomeTTS/AwesomeTTS</text:p>
          </table:table-cell>
          <table:table-cell table:formula="of:=REPLACE([.B1974]; 1; 29; &quot;&quot;)" office:value-type="string" office:string-value="AwesomeTTS/AwesomeTTS" calcext:value-type="string">
            <text:p>AwesomeTTS/AwesomeTTS</text:p>
          </table:table-cell>
        </table:table-row>
        <table:table-row table:style-name="ro1">
          <table:table-cell office:value-type="float" office:value="8238997" calcext:value-type="float">
            <text:p>8238997</text:p>
          </table:table-cell>
          <table:table-cell office:value-type="string" calcext:value-type="string">
            <text:p>https://api.github.com/repos/pragmagrid/lifemapper-server</text:p>
          </table:table-cell>
          <table:table-cell table:formula="of:=REPLACE([.B1975]; 1; 29; &quot;&quot;)" office:value-type="string" office:string-value="pragmagrid/lifemapper-server" calcext:value-type="string">
            <text:p>pragmagrid/lifemapper-server</text:p>
          </table:table-cell>
        </table:table-row>
        <table:table-row table:style-name="ro1">
          <table:table-cell office:value-type="float" office:value="8250378" calcext:value-type="float">
            <text:p>8250378</text:p>
          </table:table-cell>
          <table:table-cell office:value-type="string" calcext:value-type="string">
            <text:p>https://api.github.com/repos/veltri/DLV2</text:p>
          </table:table-cell>
          <table:table-cell table:formula="of:=REPLACE([.B1976]; 1; 29; &quot;&quot;)" office:value-type="string" office:string-value="veltri/DLV2" calcext:value-type="string">
            <text:p>veltri/DLV2</text:p>
          </table:table-cell>
        </table:table-row>
        <table:table-row table:style-name="ro1">
          <table:table-cell office:value-type="float" office:value="8251301" calcext:value-type="float">
            <text:p>8251301</text:p>
          </table:table-cell>
          <table:table-cell office:value-type="string" calcext:value-type="string">
            <text:p>https://api.github.com/repos/Spoken-tutorial/spoken-website</text:p>
          </table:table-cell>
          <table:table-cell table:formula="of:=REPLACE([.B1977]; 1; 29; &quot;&quot;)" office:value-type="string" office:string-value="Spoken-tutorial/spoken-website" calcext:value-type="string">
            <text:p>Spoken-tutorial/spoken-website</text:p>
          </table:table-cell>
        </table:table-row>
        <table:table-row table:style-name="ro1">
          <table:table-cell office:value-type="float" office:value="8252965" calcext:value-type="float">
            <text:p>8252965</text:p>
          </table:table-cell>
          <table:table-cell office:value-type="string" calcext:value-type="string">
            <text:p>https://api.github.com/repos/OCHA-DAP/hdx-ckan</text:p>
          </table:table-cell>
          <table:table-cell table:formula="of:=REPLACE([.B1978]; 1; 29; &quot;&quot;)" office:value-type="string" office:string-value="OCHA-DAP/hdx-ckan" calcext:value-type="string">
            <text:p>OCHA-DAP/hdx-ckan</text:p>
          </table:table-cell>
        </table:table-row>
        <table:table-row table:style-name="ro1">
          <table:table-cell office:value-type="float" office:value="8256584" calcext:value-type="float">
            <text:p>8256584</text:p>
          </table:table-cell>
          <table:table-cell office:value-type="string" calcext:value-type="string">
            <text:p>https://api.github.com/repos/mailund/IMCoalHMM</text:p>
          </table:table-cell>
          <table:table-cell table:formula="of:=REPLACE([.B1979]; 1; 29; &quot;&quot;)" office:value-type="string" office:string-value="mailund/IMCoalHMM" calcext:value-type="string">
            <text:p>mailund/IMCoalHMM</text:p>
          </table:table-cell>
        </table:table-row>
        <table:table-row table:style-name="ro1">
          <table:table-cell office:value-type="float" office:value="8260766" calcext:value-type="float">
            <text:p>8260766</text:p>
          </table:table-cell>
          <table:table-cell office:value-type="string" calcext:value-type="string">
            <text:p>https://api.github.com/repos/moneymaker365/plugin.video.ustvvod</text:p>
          </table:table-cell>
          <table:table-cell table:formula="of:=REPLACE([.B1980]; 1; 29; &quot;&quot;)" office:value-type="string" office:string-value="moneymaker365/plugin.video.ustvvod" calcext:value-type="string">
            <text:p>moneymaker365/plugin.video.ustvvod</text:p>
          </table:table-cell>
        </table:table-row>
        <table:table-row table:style-name="ro1">
          <table:table-cell office:value-type="float" office:value="8261861" calcext:value-type="float">
            <text:p>8261861</text:p>
          </table:table-cell>
          <table:table-cell office:value-type="string" calcext:value-type="string">
            <text:p>https://api.github.com/repos/Harvard-University-iCommons/icommons_ext_tools</text:p>
          </table:table-cell>
          <table:table-cell table:formula="of:=REPLACE([.B1981]; 1; 29; &quot;&quot;)" office:value-type="string" office:string-value="Harvard-University-iCommons/icommons_ext_tools" calcext:value-type="string">
            <text:p>Harvard-University-iCommons/icommons_ext_tools</text:p>
          </table:table-cell>
        </table:table-row>
        <table:table-row table:style-name="ro1">
          <table:table-cell office:value-type="float" office:value="8270220" calcext:value-type="float">
            <text:p>8270220</text:p>
          </table:table-cell>
          <table:table-cell office:value-type="string" calcext:value-type="string">
            <text:p>https://api.github.com/repos/randy3k/UnitTesting</text:p>
          </table:table-cell>
          <table:table-cell table:formula="of:=REPLACE([.B1982]; 1; 29; &quot;&quot;)" office:value-type="string" office:string-value="randy3k/UnitTesting" calcext:value-type="string">
            <text:p>randy3k/UnitTesting</text:p>
          </table:table-cell>
        </table:table-row>
        <table:table-row table:style-name="ro1">
          <table:table-cell office:value-type="float" office:value="8276034" calcext:value-type="float">
            <text:p>8276034</text:p>
          </table:table-cell>
          <table:table-cell office:value-type="string" calcext:value-type="string">
            <text:p>https://api.github.com/repos/seisman/seisman.info</text:p>
          </table:table-cell>
          <table:table-cell table:formula="of:=REPLACE([.B1983]; 1; 29; &quot;&quot;)" office:value-type="string" office:string-value="seisman/seisman.info" calcext:value-type="string">
            <text:p>seisman/seisman.info</text:p>
          </table:table-cell>
        </table:table-row>
        <table:table-row table:style-name="ro1">
          <table:table-cell office:value-type="float" office:value="8276117" calcext:value-type="float">
            <text:p>8276117</text:p>
          </table:table-cell>
          <table:table-cell office:value-type="string" calcext:value-type="string">
            <text:p>https://api.github.com/repos/maxime-esa/opengeode</text:p>
          </table:table-cell>
          <table:table-cell table:formula="of:=REPLACE([.B1984]; 1; 29; &quot;&quot;)" office:value-type="string" office:string-value="maxime-esa/opengeode" calcext:value-type="string">
            <text:p>maxime-esa/opengeode</text:p>
          </table:table-cell>
        </table:table-row>
        <table:table-row table:style-name="ro1">
          <table:table-cell office:value-type="float" office:value="8277685" calcext:value-type="float">
            <text:p>8277685</text:p>
          </table:table-cell>
          <table:table-cell office:value-type="string" calcext:value-type="string">
            <text:p>https://api.github.com/repos/OpenTreeMap/otm-core</text:p>
          </table:table-cell>
          <table:table-cell table:formula="of:=REPLACE([.B1985]; 1; 29; &quot;&quot;)" office:value-type="string" office:string-value="OpenTreeMap/otm-core" calcext:value-type="string">
            <text:p>OpenTreeMap/otm-core</text:p>
          </table:table-cell>
        </table:table-row>
        <table:table-row table:style-name="ro1">
          <table:table-cell office:value-type="float" office:value="8279788" calcext:value-type="float">
            <text:p>8279788</text:p>
          </table:table-cell>
          <table:table-cell office:value-type="string" calcext:value-type="string">
            <text:p>https://api.github.com/repos/orocrm/documentation</text:p>
          </table:table-cell>
          <table:table-cell table:formula="of:=REPLACE([.B1986]; 1; 29; &quot;&quot;)" office:value-type="string" office:string-value="orocrm/documentation" calcext:value-type="string">
            <text:p>orocrm/documentation</text:p>
          </table:table-cell>
        </table:table-row>
        <table:table-row table:style-name="ro1">
          <table:table-cell office:value-type="float" office:value="8282701" calcext:value-type="float">
            <text:p>8282701</text:p>
          </table:table-cell>
          <table:table-cell office:value-type="string" calcext:value-type="string">
            <text:p>https://api.github.com/repos/ucb-sejits/hindemith</text:p>
          </table:table-cell>
          <table:table-cell table:formula="of:=REPLACE([.B1987]; 1; 29; &quot;&quot;)" office:value-type="string" office:string-value="ucb-sejits/hindemith" calcext:value-type="string">
            <text:p>ucb-sejits/hindemith</text:p>
          </table:table-cell>
        </table:table-row>
        <table:table-row table:style-name="ro1">
          <table:table-cell office:value-type="float" office:value="8286626" calcext:value-type="float">
            <text:p>8286626</text:p>
          </table:table-cell>
          <table:table-cell office:value-type="string" calcext:value-type="string">
            <text:p>https://api.github.com/repos/quantmind/lux</text:p>
          </table:table-cell>
          <table:table-cell table:formula="of:=REPLACE([.B1988]; 1; 29; &quot;&quot;)" office:value-type="string" office:string-value="quantmind/lux" calcext:value-type="string">
            <text:p>quantmind/lux</text:p>
          </table:table-cell>
        </table:table-row>
        <table:table-row table:style-name="ro1">
          <table:table-cell office:value-type="float" office:value="8286950" calcext:value-type="float">
            <text:p>8286950</text:p>
          </table:table-cell>
          <table:table-cell office:value-type="string" calcext:value-type="string">
            <text:p>https://api.github.com/repos/owtf/owtf</text:p>
          </table:table-cell>
          <table:table-cell table:formula="of:=REPLACE([.B1989]; 1; 29; &quot;&quot;)" office:value-type="string" office:string-value="owtf/owtf" calcext:value-type="string">
            <text:p>owtf/owtf</text:p>
          </table:table-cell>
        </table:table-row>
        <table:table-row table:style-name="ro1">
          <table:table-cell office:value-type="float" office:value="8296041" calcext:value-type="float">
            <text:p>8296041</text:p>
          </table:table-cell>
          <table:table-cell office:value-type="string" calcext:value-type="string">
            <text:p>https://api.github.com/repos/MrS0m30n3/youtube-dl-gui</text:p>
          </table:table-cell>
          <table:table-cell table:formula="of:=REPLACE([.B1990]; 1; 29; &quot;&quot;)" office:value-type="string" office:string-value="MrS0m30n3/youtube-dl-gui" calcext:value-type="string">
            <text:p>MrS0m30n3/youtube-dl-gui</text:p>
          </table:table-cell>
        </table:table-row>
        <table:table-row table:style-name="ro1">
          <table:table-cell office:value-type="float" office:value="8301914" calcext:value-type="float">
            <text:p>8301914</text:p>
          </table:table-cell>
          <table:table-cell office:value-type="string" calcext:value-type="string">
            <text:p>https://api.github.com/repos/bethlakshmi/GBE2</text:p>
          </table:table-cell>
          <table:table-cell table:formula="of:=REPLACE([.B1991]; 1; 29; &quot;&quot;)" office:value-type="string" office:string-value="bethlakshmi/GBE2" calcext:value-type="string">
            <text:p>bethlakshmi/GBE2</text:p>
          </table:table-cell>
        </table:table-row>
        <table:table-row table:style-name="ro1">
          <table:table-cell office:value-type="float" office:value="8314482" calcext:value-type="float">
            <text:p>8314482</text:p>
          </table:table-cell>
          <table:table-cell office:value-type="string" calcext:value-type="string">
            <text:p>https://api.github.com/repos/untitaker/vdirsyncer</text:p>
          </table:table-cell>
          <table:table-cell table:formula="of:=REPLACE([.B1992]; 1; 29; &quot;&quot;)" office:value-type="string" office:string-value="untitaker/vdirsyncer" calcext:value-type="string">
            <text:p>untitaker/vdirsyncer</text:p>
          </table:table-cell>
        </table:table-row>
        <table:table-row table:style-name="ro1">
          <table:table-cell office:value-type="float" office:value="8335053" calcext:value-type="float">
            <text:p>8335053</text:p>
          </table:table-cell>
          <table:table-cell office:value-type="string" calcext:value-type="string">
            <text:p>https://api.github.com/repos/ceph/ceph-ansible</text:p>
          </table:table-cell>
          <table:table-cell table:formula="of:=REPLACE([.B1993]; 1; 29; &quot;&quot;)" office:value-type="string" office:string-value="ceph/ceph-ansible" calcext:value-type="string">
            <text:p>ceph/ceph-ansible</text:p>
          </table:table-cell>
        </table:table-row>
        <table:table-row table:style-name="ro1">
          <table:table-cell office:value-type="float" office:value="8353307" calcext:value-type="float">
            <text:p>8353307</text:p>
          </table:table-cell>
          <table:table-cell office:value-type="string" calcext:value-type="string">
            <text:p>https://api.github.com/repos/iot-lab/cli-tools</text:p>
          </table:table-cell>
          <table:table-cell table:formula="of:=REPLACE([.B1994]; 1; 29; &quot;&quot;)" office:value-type="string" office:string-value="iot-lab/cli-tools" calcext:value-type="string">
            <text:p>iot-lab/cli-tools</text:p>
          </table:table-cell>
        </table:table-row>
        <table:table-row table:style-name="ro1">
          <table:table-cell office:value-type="float" office:value="8354544" calcext:value-type="float">
            <text:p>8354544</text:p>
          </table:table-cell>
          <table:table-cell office:value-type="string" calcext:value-type="string">
            <text:p>https://api.github.com/repos/Widukind/dlstats</text:p>
          </table:table-cell>
          <table:table-cell table:formula="of:=REPLACE([.B1995]; 1; 29; &quot;&quot;)" office:value-type="string" office:string-value="Widukind/dlstats" calcext:value-type="string">
            <text:p>Widukind/dlstats</text:p>
          </table:table-cell>
        </table:table-row>
        <table:table-row table:style-name="ro1">
          <table:table-cell office:value-type="float" office:value="8366061" calcext:value-type="float">
            <text:p>8366061</text:p>
          </table:table-cell>
          <table:table-cell office:value-type="string" calcext:value-type="string">
            <text:p>https://api.github.com/repos/cxrodgers/ArduFSM</text:p>
          </table:table-cell>
          <table:table-cell table:formula="of:=REPLACE([.B1996]; 1; 29; &quot;&quot;)" office:value-type="string" office:string-value="cxrodgers/ArduFSM" calcext:value-type="string">
            <text:p>cxrodgers/ArduFSM</text:p>
          </table:table-cell>
        </table:table-row>
        <table:table-row table:style-name="ro1">
          <table:table-cell office:value-type="float" office:value="8367632" calcext:value-type="float">
            <text:p>8367632</text:p>
          </table:table-cell>
          <table:table-cell office:value-type="string" calcext:value-type="string">
            <text:p>https://api.github.com/repos/machupicchubeta/dotfiles</text:p>
          </table:table-cell>
          <table:table-cell table:formula="of:=REPLACE([.B1997]; 1; 29; &quot;&quot;)" office:value-type="string" office:string-value="machupicchubeta/dotfiles" calcext:value-type="string">
            <text:p>machupicchubeta/dotfiles</text:p>
          </table:table-cell>
        </table:table-row>
        <table:table-row table:style-name="ro1">
          <table:table-cell office:value-type="float" office:value="8380093" calcext:value-type="float">
            <text:p>8380093</text:p>
          </table:table-cell>
          <table:table-cell office:value-type="string" calcext:value-type="string">
            <text:p>https://api.github.com/repos/fedora-infra/packagedb-cli</text:p>
          </table:table-cell>
          <table:table-cell table:formula="of:=REPLACE([.B1998]; 1; 29; &quot;&quot;)" office:value-type="string" office:string-value="fedora-infra/packagedb-cli" calcext:value-type="string">
            <text:p>fedora-infra/packagedb-cli</text:p>
          </table:table-cell>
        </table:table-row>
        <table:table-row table:style-name="ro1">
          <table:table-cell office:value-type="float" office:value="8383230" calcext:value-type="float">
            <text:p>8383230</text:p>
          </table:table-cell>
          <table:table-cell office:value-type="string" calcext:value-type="string">
            <text:p>https://api.github.com/repos/rackerlabs/mimic</text:p>
          </table:table-cell>
          <table:table-cell table:formula="of:=REPLACE([.B1999]; 1; 29; &quot;&quot;)" office:value-type="string" office:string-value="rackerlabs/mimic" calcext:value-type="string">
            <text:p>rackerlabs/mimic</text:p>
          </table:table-cell>
        </table:table-row>
        <table:table-row table:style-name="ro1">
          <table:table-cell office:value-type="float" office:value="8385646" calcext:value-type="float">
            <text:p>8385646</text:p>
          </table:table-cell>
          <table:table-cell office:value-type="string" calcext:value-type="string">
            <text:p>https://api.github.com/repos/kodeklubben/oppgaver</text:p>
          </table:table-cell>
          <table:table-cell table:formula="of:=REPLACE([.B2000]; 1; 29; &quot;&quot;)" office:value-type="string" office:string-value="kodeklubben/oppgaver" calcext:value-type="string">
            <text:p>kodeklubben/oppgaver</text:p>
          </table:table-cell>
        </table:table-row>
        <table:table-row table:style-name="ro1">
          <table:table-cell office:value-type="float" office:value="8392061" calcext:value-type="float">
            <text:p>8392061</text:p>
          </table:table-cell>
          <table:table-cell office:value-type="string" calcext:value-type="string">
            <text:p>https://api.github.com/repos/josiah-wolf-oberholtzer/supriya</text:p>
          </table:table-cell>
          <table:table-cell table:formula="of:=REPLACE([.B2001]; 1; 29; &quot;&quot;)" office:value-type="string" office:string-value="josiah-wolf-oberholtzer/supriya" calcext:value-type="string">
            <text:p>josiah-wolf-oberholtzer/supriya</text:p>
          </table:table-cell>
        </table:table-row>
        <table:table-row table:style-name="ro1">
          <table:table-cell office:value-type="float" office:value="8402872" calcext:value-type="float">
            <text:p>8402872</text:p>
          </table:table-cell>
          <table:table-cell office:value-type="string" calcext:value-type="string">
            <text:p>https://api.github.com/repos/grnet/synnefo</text:p>
          </table:table-cell>
          <table:table-cell table:formula="of:=REPLACE([.B2002]; 1; 29; &quot;&quot;)" office:value-type="string" office:string-value="grnet/synnefo" calcext:value-type="string">
            <text:p>grnet/synnefo</text:p>
          </table:table-cell>
        </table:table-row>
        <table:table-row table:style-name="ro1">
          <table:table-cell office:value-type="float" office:value="8407416" calcext:value-type="float">
            <text:p>8407416</text:p>
          </table:table-cell>
          <table:table-cell office:value-type="string" calcext:value-type="string">
            <text:p>https://api.github.com/repos/crate/crate-python</text:p>
          </table:table-cell>
          <table:table-cell table:formula="of:=REPLACE([.B2003]; 1; 29; &quot;&quot;)" office:value-type="string" office:string-value="crate/crate-python" calcext:value-type="string">
            <text:p>crate/crate-python</text:p>
          </table:table-cell>
        </table:table-row>
        <table:table-row table:style-name="ro1">
          <table:table-cell office:value-type="float" office:value="8430034" calcext:value-type="float">
            <text:p>8430034</text:p>
          </table:table-cell>
          <table:table-cell office:value-type="string" calcext:value-type="string">
            <text:p>https://api.github.com/repos/apache/climate</text:p>
          </table:table-cell>
          <table:table-cell table:formula="of:=REPLACE([.B2004]; 1; 29; &quot;&quot;)" office:value-type="string" office:string-value="apache/climate" calcext:value-type="string">
            <text:p>apache/climate</text:p>
          </table:table-cell>
        </table:table-row>
        <table:table-row table:style-name="ro1">
          <table:table-cell office:value-type="float" office:value="8440937" calcext:value-type="float">
            <text:p>8440937</text:p>
          </table:table-cell>
          <table:table-cell office:value-type="string" calcext:value-type="string">
            <text:p>https://api.github.com/repos/fle-internal/ka-lite-central</text:p>
          </table:table-cell>
          <table:table-cell table:formula="of:=REPLACE([.B2005]; 1; 29; &quot;&quot;)" office:value-type="string" office:string-value="fle-internal/ka-lite-central" calcext:value-type="string">
            <text:p>fle-internal/ka-lite-central</text:p>
          </table:table-cell>
        </table:table-row>
        <table:table-row table:style-name="ro1">
          <table:table-cell office:value-type="float" office:value="8444535" calcext:value-type="float">
            <text:p>8444535</text:p>
          </table:table-cell>
          <table:table-cell office:value-type="string" calcext:value-type="string">
            <text:p>https://api.github.com/repos/gt-ros-pkg/hrl-assistive</text:p>
          </table:table-cell>
          <table:table-cell table:formula="of:=REPLACE([.B2006]; 1; 29; &quot;&quot;)" office:value-type="string" office:string-value="gt-ros-pkg/hrl-assistive" calcext:value-type="string">
            <text:p>gt-ros-pkg/hrl-assistive</text:p>
          </table:table-cell>
        </table:table-row>
        <table:table-row table:style-name="ro1">
          <table:table-cell office:value-type="float" office:value="8455261" calcext:value-type="float">
            <text:p>8455261</text:p>
          </table:table-cell>
          <table:table-cell office:value-type="string" calcext:value-type="string">
            <text:p>https://api.github.com/repos/cpausmit/IntelROCCS</text:p>
          </table:table-cell>
          <table:table-cell table:formula="of:=REPLACE([.B2007]; 1; 29; &quot;&quot;)" office:value-type="string" office:string-value="cpausmit/IntelROCCS" calcext:value-type="string">
            <text:p>cpausmit/IntelROCCS</text:p>
          </table:table-cell>
        </table:table-row>
        <table:table-row table:style-name="ro1">
          <table:table-cell office:value-type="float" office:value="8459142" calcext:value-type="float">
            <text:p>8459142</text:p>
          </table:table-cell>
          <table:table-cell office:value-type="string" calcext:value-type="string">
            <text:p>https://api.github.com/repos/taigaio/taiga-back</text:p>
          </table:table-cell>
          <table:table-cell table:formula="of:=REPLACE([.B2008]; 1; 29; &quot;&quot;)" office:value-type="string" office:string-value="taigaio/taiga-back" calcext:value-type="string">
            <text:p>taigaio/taiga-back</text:p>
          </table:table-cell>
        </table:table-row>
        <table:table-row table:style-name="ro1">
          <table:table-cell office:value-type="float" office:value="8482906" calcext:value-type="float">
            <text:p>8482906</text:p>
          </table:table-cell>
          <table:table-cell office:value-type="string" calcext:value-type="string">
            <text:p>https://api.github.com/repos/HackBulgaria/Odin</text:p>
          </table:table-cell>
          <table:table-cell table:formula="of:=REPLACE([.B2009]; 1; 29; &quot;&quot;)" office:value-type="string" office:string-value="HackBulgaria/Odin" calcext:value-type="string">
            <text:p>HackBulgaria/Odin</text:p>
          </table:table-cell>
        </table:table-row>
        <table:table-row table:style-name="ro1">
          <table:table-cell office:value-type="float" office:value="8483366" calcext:value-type="float">
            <text:p>8483366</text:p>
          </table:table-cell>
          <table:table-cell office:value-type="string" calcext:value-type="string">
            <text:p>https://api.github.com/repos/evansde77/cirrus</text:p>
          </table:table-cell>
          <table:table-cell table:formula="of:=REPLACE([.B2010]; 1; 29; &quot;&quot;)" office:value-type="string" office:string-value="evansde77/cirrus" calcext:value-type="string">
            <text:p>evansde77/cirrus</text:p>
          </table:table-cell>
        </table:table-row>
        <table:table-row table:style-name="ro1">
          <table:table-cell office:value-type="float" office:value="8483551" calcext:value-type="float">
            <text:p>8483551</text:p>
          </table:table-cell>
          <table:table-cell office:value-type="string" calcext:value-type="string">
            <text:p>https://api.github.com/repos/carlosvin/carlosvin.github.io</text:p>
          </table:table-cell>
          <table:table-cell table:formula="of:=REPLACE([.B2011]; 1; 29; &quot;&quot;)" office:value-type="string" office:string-value="carlosvin/carlosvin.github.io" calcext:value-type="string">
            <text:p>carlosvin/carlosvin.github.io</text:p>
          </table:table-cell>
        </table:table-row>
        <table:table-row table:style-name="ro1">
          <table:table-cell office:value-type="float" office:value="8484776" calcext:value-type="float">
            <text:p>8484776</text:p>
          </table:table-cell>
          <table:table-cell office:value-type="string" calcext:value-type="string">
            <text:p>https://api.github.com/repos/mrzool/dotfiles</text:p>
          </table:table-cell>
          <table:table-cell table:formula="of:=REPLACE([.B2012]; 1; 29; &quot;&quot;)" office:value-type="string" office:string-value="mrzool/dotfiles" calcext:value-type="string">
            <text:p>mrzool/dotfiles</text:p>
          </table:table-cell>
        </table:table-row>
        <table:table-row table:style-name="ro1">
          <table:table-cell office:value-type="float" office:value="8495379" calcext:value-type="float">
            <text:p>8495379</text:p>
          </table:table-cell>
          <table:table-cell office:value-type="string" calcext:value-type="string">
            <text:p>https://api.github.com/repos/eucalyptus/eucaconsole</text:p>
          </table:table-cell>
          <table:table-cell table:formula="of:=REPLACE([.B2013]; 1; 29; &quot;&quot;)" office:value-type="string" office:string-value="eucalyptus/eucaconsole" calcext:value-type="string">
            <text:p>eucalyptus/eucaconsole</text:p>
          </table:table-cell>
        </table:table-row>
        <table:table-row table:style-name="ro1">
          <table:table-cell office:value-type="float" office:value="8510777" calcext:value-type="float">
            <text:p>8510777</text:p>
          </table:table-cell>
          <table:table-cell office:value-type="string" calcext:value-type="string">
            <text:p>https://api.github.com/repos/erikhvatum/RisWidget</text:p>
          </table:table-cell>
          <table:table-cell table:formula="of:=REPLACE([.B2014]; 1; 29; &quot;&quot;)" office:value-type="string" office:string-value="erikhvatum/RisWidget" calcext:value-type="string">
            <text:p>erikhvatum/RisWidget</text:p>
          </table:table-cell>
        </table:table-row>
        <table:table-row table:style-name="ro1">
          <table:table-cell office:value-type="float" office:value="8513572" calcext:value-type="float">
            <text:p>8513572</text:p>
          </table:table-cell>
          <table:table-cell office:value-type="string" calcext:value-type="string">
            <text:p>https://api.github.com/repos/IndicoDataSolutions/IndicoIo-python</text:p>
          </table:table-cell>
          <table:table-cell table:formula="of:=REPLACE([.B2015]; 1; 29; &quot;&quot;)" office:value-type="string" office:string-value="IndicoDataSolutions/IndicoIo-python" calcext:value-type="string">
            <text:p>IndicoDataSolutions/IndicoIo-python</text:p>
          </table:table-cell>
        </table:table-row>
        <table:table-row table:style-name="ro1">
          <table:table-cell office:value-type="float" office:value="8525547" calcext:value-type="float">
            <text:p>8525547</text:p>
          </table:table-cell>
          <table:table-cell office:value-type="string" calcext:value-type="string">
            <text:p>https://api.github.com/repos/googlefonts/fontbakery</text:p>
          </table:table-cell>
          <table:table-cell table:formula="of:=REPLACE([.B2016]; 1; 29; &quot;&quot;)" office:value-type="string" office:string-value="googlefonts/fontbakery" calcext:value-type="string">
            <text:p>googlefonts/fontbakery</text:p>
          </table:table-cell>
        </table:table-row>
        <table:table-row table:style-name="ro1">
          <table:table-cell office:value-type="float" office:value="8525982" calcext:value-type="float">
            <text:p>8525982</text:p>
          </table:table-cell>
          <table:table-cell office:value-type="string" calcext:value-type="string">
            <text:p>https://api.github.com/repos/Connexions/cnx-authoring</text:p>
          </table:table-cell>
          <table:table-cell table:formula="of:=REPLACE([.B2017]; 1; 29; &quot;&quot;)" office:value-type="string" office:string-value="Connexions/cnx-authoring" calcext:value-type="string">
            <text:p>Connexions/cnx-authoring</text:p>
          </table:table-cell>
        </table:table-row>
        <table:table-row table:style-name="ro1">
          <table:table-cell office:value-type="float" office:value="8527145" calcext:value-type="float">
            <text:p>8527145</text:p>
          </table:table-cell>
          <table:table-cell office:value-type="string" calcext:value-type="string">
            <text:p>https://api.github.com/repos/markj3d/Red9_StudioPack</text:p>
          </table:table-cell>
          <table:table-cell table:formula="of:=REPLACE([.B2018]; 1; 29; &quot;&quot;)" office:value-type="string" office:string-value="markj3d/Red9_StudioPack" calcext:value-type="string">
            <text:p>markj3d/Red9_StudioPack</text:p>
          </table:table-cell>
        </table:table-row>
        <table:table-row table:style-name="ro1">
          <table:table-cell office:value-type="float" office:value="8527491" calcext:value-type="float">
            <text:p>8527491</text:p>
          </table:table-cell>
          <table:table-cell office:value-type="string" calcext:value-type="string">
            <text:p>https://api.github.com/repos/openstack/sahara-dashboard</text:p>
          </table:table-cell>
          <table:table-cell table:formula="of:=REPLACE([.B2019]; 1; 29; &quot;&quot;)" office:value-type="string" office:string-value="openstack/sahara-dashboard" calcext:value-type="string">
            <text:p>openstack/sahara-dashboard</text:p>
          </table:table-cell>
        </table:table-row>
        <table:table-row table:style-name="ro1">
          <table:table-cell office:value-type="float" office:value="8530417" calcext:value-type="float">
            <text:p>8530417</text:p>
          </table:table-cell>
          <table:table-cell office:value-type="string" calcext:value-type="string">
            <text:p>https://api.github.com/repos/openstack/sahara</text:p>
          </table:table-cell>
          <table:table-cell table:formula="of:=REPLACE([.B2020]; 1; 29; &quot;&quot;)" office:value-type="string" office:string-value="openstack/sahara" calcext:value-type="string">
            <text:p>openstack/sahara</text:p>
          </table:table-cell>
        </table:table-row>
        <table:table-row table:style-name="ro1">
          <table:table-cell office:value-type="float" office:value="8530710" calcext:value-type="float">
            <text:p>8530710</text:p>
          </table:table-cell>
          <table:table-cell office:value-type="string" calcext:value-type="string">
            <text:p>https://api.github.com/repos/thumbor/thumbor</text:p>
          </table:table-cell>
          <table:table-cell table:formula="of:=REPLACE([.B2021]; 1; 29; &quot;&quot;)" office:value-type="string" office:string-value="thumbor/thumbor" calcext:value-type="string">
            <text:p>thumbor/thumbor</text:p>
          </table:table-cell>
        </table:table-row>
        <table:table-row table:style-name="ro1">
          <table:table-cell office:value-type="float" office:value="8538678" calcext:value-type="float">
            <text:p>8538678</text:p>
          </table:table-cell>
          <table:table-cell office:value-type="string" calcext:value-type="string">
            <text:p>https://api.github.com/repos/radical-cybertools/radical.pilot</text:p>
          </table:table-cell>
          <table:table-cell table:formula="of:=REPLACE([.B2022]; 1; 29; &quot;&quot;)" office:value-type="string" office:string-value="radical-cybertools/radical.pilot" calcext:value-type="string">
            <text:p>radical-cybertools/radical.pilot</text:p>
          </table:table-cell>
        </table:table-row>
        <table:table-row table:style-name="ro1">
          <table:table-cell office:value-type="float" office:value="8555823" calcext:value-type="float">
            <text:p>8555823</text:p>
          </table:table-cell>
          <table:table-cell office:value-type="string" calcext:value-type="string">
            <text:p>https://api.github.com/repos/openstack/python-saharaclient</text:p>
          </table:table-cell>
          <table:table-cell table:formula="of:=REPLACE([.B2023]; 1; 29; &quot;&quot;)" office:value-type="string" office:string-value="openstack/python-saharaclient" calcext:value-type="string">
            <text:p>openstack/python-saharaclient</text:p>
          </table:table-cell>
        </table:table-row>
        <table:table-row table:style-name="ro1">
          <table:table-cell office:value-type="float" office:value="8556399" calcext:value-type="float">
            <text:p>8556399</text:p>
          </table:table-cell>
          <table:table-cell office:value-type="string" calcext:value-type="string">
            <text:p>https://api.github.com/repos/biocore/scikit-bio</text:p>
          </table:table-cell>
          <table:table-cell table:formula="of:=REPLACE([.B2024]; 1; 29; &quot;&quot;)" office:value-type="string" office:string-value="biocore/scikit-bio" calcext:value-type="string">
            <text:p>biocore/scikit-bio</text:p>
          </table:table-cell>
        </table:table-row>
        <table:table-row table:style-name="ro1">
          <table:table-cell office:value-type="float" office:value="8568998" calcext:value-type="float">
            <text:p>8568998</text:p>
          </table:table-cell>
          <table:table-cell office:value-type="string" calcext:value-type="string">
            <text:p>https://api.github.com/repos/VizGrimoire/GrimoireLib</text:p>
          </table:table-cell>
          <table:table-cell table:formula="of:=REPLACE([.B2025]; 1; 29; &quot;&quot;)" office:value-type="string" office:string-value="VizGrimoire/GrimoireLib" calcext:value-type="string">
            <text:p>VizGrimoire/GrimoireLib</text:p>
          </table:table-cell>
        </table:table-row>
        <table:table-row table:style-name="ro1">
          <table:table-cell office:value-type="float" office:value="8612535" calcext:value-type="float">
            <text:p>8612535</text:p>
          </table:table-cell>
          <table:table-cell office:value-type="string" calcext:value-type="string">
            <text:p>https://api.github.com/repos/OpenConceptLab/ocl_web</text:p>
          </table:table-cell>
          <table:table-cell table:formula="of:=REPLACE([.B2026]; 1; 29; &quot;&quot;)" office:value-type="string" office:string-value="OpenConceptLab/ocl_web" calcext:value-type="string">
            <text:p>OpenConceptLab/ocl_web</text:p>
          </table:table-cell>
        </table:table-row>
        <table:table-row table:style-name="ro1">
          <table:table-cell office:value-type="float" office:value="8615932" calcext:value-type="float">
            <text:p>8615932</text:p>
          </table:table-cell>
          <table:table-cell office:value-type="string" calcext:value-type="string">
            <text:p>https://api.github.com/repos/openafs-contrib/openafs-robotest</text:p>
          </table:table-cell>
          <table:table-cell table:formula="of:=REPLACE([.B2027]; 1; 29; &quot;&quot;)" office:value-type="string" office:string-value="openafs-contrib/openafs-robotest" calcext:value-type="string">
            <text:p>openafs-contrib/openafs-robotest</text:p>
          </table:table-cell>
        </table:table-row>
        <table:table-row table:style-name="ro1">
          <table:table-cell office:value-type="float" office:value="8616789" calcext:value-type="float">
            <text:p>8616789</text:p>
          </table:table-cell>
          <table:table-cell office:value-type="string" calcext:value-type="string">
            <text:p>https://api.github.com/repos/tee3/homedir</text:p>
          </table:table-cell>
          <table:table-cell table:formula="of:=REPLACE([.B2028]; 1; 29; &quot;&quot;)" office:value-type="string" office:string-value="tee3/homedir" calcext:value-type="string">
            <text:p>tee3/homedir</text:p>
          </table:table-cell>
        </table:table-row>
        <table:table-row table:style-name="ro1">
          <table:table-cell office:value-type="float" office:value="8617937" calcext:value-type="float">
            <text:p>8617937</text:p>
          </table:table-cell>
          <table:table-cell office:value-type="string" calcext:value-type="string">
            <text:p>https://api.github.com/repos/biocore/qiime</text:p>
          </table:table-cell>
          <table:table-cell table:formula="of:=REPLACE([.B2029]; 1; 29; &quot;&quot;)" office:value-type="string" office:string-value="biocore/qiime" calcext:value-type="string">
            <text:p>biocore/qiime</text:p>
          </table:table-cell>
        </table:table-row>
        <table:table-row table:style-name="ro1">
          <table:table-cell office:value-type="float" office:value="8622231" calcext:value-type="float">
            <text:p>8622231</text:p>
          </table:table-cell>
          <table:table-cell office:value-type="string" calcext:value-type="string">
            <text:p>https://api.github.com/repos/crate/crash</text:p>
          </table:table-cell>
          <table:table-cell table:formula="of:=REPLACE([.B2030]; 1; 29; &quot;&quot;)" office:value-type="string" office:string-value="crate/crash" calcext:value-type="string">
            <text:p>crate/crash</text:p>
          </table:table-cell>
        </table:table-row>
        <table:table-row table:style-name="ro1">
          <table:table-cell office:value-type="float" office:value="8623647" calcext:value-type="float">
            <text:p>8623647</text:p>
          </table:table-cell>
          <table:table-cell office:value-type="string" calcext:value-type="string">
            <text:p>https://api.github.com/repos/pkimber/block</text:p>
          </table:table-cell>
          <table:table-cell table:formula="of:=REPLACE([.B2031]; 1; 29; &quot;&quot;)" office:value-type="string" office:string-value="pkimber/block" calcext:value-type="string">
            <text:p>pkimber/block</text:p>
          </table:table-cell>
        </table:table-row>
        <table:table-row table:style-name="ro1">
          <table:table-cell office:value-type="float" office:value="8626431" calcext:value-type="float">
            <text:p>8626431</text:p>
          </table:table-cell>
          <table:table-cell office:value-type="string" calcext:value-type="string">
            <text:p>https://api.github.com/repos/ZoomerAnalytics/xlwings</text:p>
          </table:table-cell>
          <table:table-cell table:formula="of:=REPLACE([.B2032]; 1; 29; &quot;&quot;)" office:value-type="string" office:string-value="ZoomerAnalytics/xlwings" calcext:value-type="string">
            <text:p>ZoomerAnalytics/xlwings</text:p>
          </table:table-cell>
        </table:table-row>
        <table:table-row table:style-name="ro1">
          <table:table-cell office:value-type="float" office:value="8627385" calcext:value-type="float">
            <text:p>8627385</text:p>
          </table:table-cell>
          <table:table-cell office:value-type="string" calcext:value-type="string">
            <text:p>https://api.github.com/repos/openstack/nova-specs</text:p>
          </table:table-cell>
          <table:table-cell table:formula="of:=REPLACE([.B2033]; 1; 29; &quot;&quot;)" office:value-type="string" office:string-value="openstack/nova-specs" calcext:value-type="string">
            <text:p>openstack/nova-specs</text:p>
          </table:table-cell>
        </table:table-row>
        <table:table-row table:style-name="ro1">
          <table:table-cell office:value-type="float" office:value="8630550" calcext:value-type="float">
            <text:p>8630550</text:p>
          </table:table-cell>
          <table:table-cell office:value-type="string" calcext:value-type="string">
            <text:p>https://api.github.com/repos/neracoos-open/neracoos_catalog</text:p>
          </table:table-cell>
          <table:table-cell table:formula="of:=REPLACE([.B2034]; 1; 29; &quot;&quot;)" office:value-type="string" office:string-value="neracoos-open/neracoos_catalog" calcext:value-type="string">
            <text:p>neracoos-open/neracoos_catalog</text:p>
          </table:table-cell>
        </table:table-row>
        <table:table-row table:style-name="ro1">
          <table:table-cell office:value-type="float" office:value="8643174" calcext:value-type="float">
            <text:p>8643174</text:p>
          </table:table-cell>
          <table:table-cell office:value-type="string" calcext:value-type="string">
            <text:p>https://api.github.com/repos/Electrostatics/apbs-pdb2pqr</text:p>
          </table:table-cell>
          <table:table-cell table:formula="of:=REPLACE([.B2035]; 1; 29; &quot;&quot;)" office:value-type="string" office:string-value="Electrostatics/apbs-pdb2pqr" calcext:value-type="string">
            <text:p>Electrostatics/apbs-pdb2pqr</text:p>
          </table:table-cell>
        </table:table-row>
        <table:table-row table:style-name="ro1">
          <table:table-cell office:value-type="float" office:value="8650918" calcext:value-type="float">
            <text:p>8650918</text:p>
          </table:table-cell>
          <table:table-cell office:value-type="string" calcext:value-type="string">
            <text:p>https://api.github.com/repos/SmallsLIVE/smallslive</text:p>
          </table:table-cell>
          <table:table-cell table:formula="of:=REPLACE([.B2036]; 1; 29; &quot;&quot;)" office:value-type="string" office:string-value="SmallsLIVE/smallslive" calcext:value-type="string">
            <text:p>SmallsLIVE/smallslive</text:p>
          </table:table-cell>
        </table:table-row>
        <table:table-row table:style-name="ro1">
          <table:table-cell office:value-type="float" office:value="8653989" calcext:value-type="float">
            <text:p>8653989</text:p>
          </table:table-cell>
          <table:table-cell office:value-type="string" calcext:value-type="string">
            <text:p>https://api.github.com/repos/autotest/autotest-docker</text:p>
          </table:table-cell>
          <table:table-cell table:formula="of:=REPLACE([.B2037]; 1; 29; &quot;&quot;)" office:value-type="string" office:string-value="autotest/autotest-docker" calcext:value-type="string">
            <text:p>autotest/autotest-docker</text:p>
          </table:table-cell>
        </table:table-row>
        <table:table-row table:style-name="ro1">
          <table:table-cell office:value-type="float" office:value="8665824" calcext:value-type="float">
            <text:p>8665824</text:p>
          </table:table-cell>
          <table:table-cell office:value-type="string" calcext:value-type="string">
            <text:p>https://api.github.com/repos/az0/bleachbit</text:p>
          </table:table-cell>
          <table:table-cell table:formula="of:=REPLACE([.B2038]; 1; 29; &quot;&quot;)" office:value-type="string" office:string-value="az0/bleachbit" calcext:value-type="string">
            <text:p>az0/bleachbit</text:p>
          </table:table-cell>
        </table:table-row>
        <table:table-row table:style-name="ro1">
          <table:table-cell office:value-type="float" office:value="8673515" calcext:value-type="float">
            <text:p>8673515</text:p>
          </table:table-cell>
          <table:table-cell office:value-type="string" calcext:value-type="string">
            <text:p>https://api.github.com/repos/iagapov/ocelot</text:p>
          </table:table-cell>
          <table:table-cell table:formula="of:=REPLACE([.B2039]; 1; 29; &quot;&quot;)" office:value-type="string" office:string-value="iagapov/ocelot" calcext:value-type="string">
            <text:p>iagapov/ocelot</text:p>
          </table:table-cell>
        </table:table-row>
        <table:table-row table:style-name="ro1">
          <table:table-cell office:value-type="float" office:value="8679997" calcext:value-type="float">
            <text:p>8679997</text:p>
          </table:table-cell>
          <table:table-cell office:value-type="string" calcext:value-type="string">
            <text:p>https://api.github.com/repos/botify-labs/simpleflow</text:p>
          </table:table-cell>
          <table:table-cell table:formula="of:=REPLACE([.B2040]; 1; 29; &quot;&quot;)" office:value-type="string" office:string-value="botify-labs/simpleflow" calcext:value-type="string">
            <text:p>botify-labs/simpleflow</text:p>
          </table:table-cell>
        </table:table-row>
        <table:table-row table:style-name="ro1">
          <table:table-cell office:value-type="float" office:value="8709244" calcext:value-type="float">
            <text:p>8709244</text:p>
          </table:table-cell>
          <table:table-cell office:value-type="string" calcext:value-type="string">
            <text:p>https://api.github.com/repos/Connexions/cnx-publishing</text:p>
          </table:table-cell>
          <table:table-cell table:formula="of:=REPLACE([.B2041]; 1; 29; &quot;&quot;)" office:value-type="string" office:string-value="Connexions/cnx-publishing" calcext:value-type="string">
            <text:p>Connexions/cnx-publishing</text:p>
          </table:table-cell>
        </table:table-row>
        <table:table-row table:style-name="ro1">
          <table:table-cell office:value-type="float" office:value="8711132" calcext:value-type="float">
            <text:p>8711132</text:p>
          </table:table-cell>
          <table:table-cell office:value-type="string" calcext:value-type="string">
            <text:p>https://api.github.com/repos/ucb-sejits/stencil_code</text:p>
          </table:table-cell>
          <table:table-cell table:formula="of:=REPLACE([.B2042]; 1; 29; &quot;&quot;)" office:value-type="string" office:string-value="ucb-sejits/stencil_code" calcext:value-type="string">
            <text:p>ucb-sejits/stencil_code</text:p>
          </table:table-cell>
        </table:table-row>
        <table:table-row table:style-name="ro1">
          <table:table-cell office:value-type="float" office:value="8718194" calcext:value-type="float">
            <text:p>8718194</text:p>
          </table:table-cell>
          <table:table-cell office:value-type="string" calcext:value-type="string">
            <text:p>https://api.github.com/repos/ga4gh/schemas</text:p>
          </table:table-cell>
          <table:table-cell table:formula="of:=REPLACE([.B2043]; 1; 29; &quot;&quot;)" office:value-type="string" office:string-value="ga4gh/schemas" calcext:value-type="string">
            <text:p>ga4gh/schemas</text:p>
          </table:table-cell>
        </table:table-row>
        <table:table-row table:style-name="ro1">
          <table:table-cell office:value-type="float" office:value="8719901" calcext:value-type="float">
            <text:p>8719901</text:p>
          </table:table-cell>
          <table:table-cell office:value-type="string" calcext:value-type="string">
            <text:p>https://api.github.com/repos/isnok/py-flowlib</text:p>
          </table:table-cell>
          <table:table-cell table:formula="of:=REPLACE([.B2044]; 1; 29; &quot;&quot;)" office:value-type="string" office:string-value="isnok/py-flowlib" calcext:value-type="string">
            <text:p>isnok/py-flowlib</text:p>
          </table:table-cell>
        </table:table-row>
        <table:table-row table:style-name="ro1">
          <table:table-cell office:value-type="float" office:value="8735192" calcext:value-type="float">
            <text:p>8735192</text:p>
          </table:table-cell>
          <table:table-cell office:value-type="string" calcext:value-type="string">
            <text:p>https://api.github.com/repos/Catstyle/pymaid</text:p>
          </table:table-cell>
          <table:table-cell table:formula="of:=REPLACE([.B2045]; 1; 29; &quot;&quot;)" office:value-type="string" office:string-value="Catstyle/pymaid" calcext:value-type="string">
            <text:p>Catstyle/pymaid</text:p>
          </table:table-cell>
        </table:table-row>
        <table:table-row table:style-name="ro1">
          <table:table-cell office:value-type="float" office:value="8738238" calcext:value-type="float">
            <text:p>8738238</text:p>
          </table:table-cell>
          <table:table-cell office:value-type="string" calcext:value-type="string">
            <text:p>https://api.github.com/repos/SevenLines/django-tealeaf</text:p>
          </table:table-cell>
          <table:table-cell table:formula="of:=REPLACE([.B2046]; 1; 29; &quot;&quot;)" office:value-type="string" office:string-value="SevenLines/django-tealeaf" calcext:value-type="string">
            <text:p>SevenLines/django-tealeaf</text:p>
          </table:table-cell>
        </table:table-row>
        <table:table-row table:style-name="ro1">
          <table:table-cell office:value-type="float" office:value="8739393" calcext:value-type="float">
            <text:p>8739393</text:p>
          </table:table-cell>
          <table:table-cell office:value-type="string" calcext:value-type="string">
            <text:p>https://api.github.com/repos/openstack/ironic-python-agent</text:p>
          </table:table-cell>
          <table:table-cell table:formula="of:=REPLACE([.B2047]; 1; 29; &quot;&quot;)" office:value-type="string" office:string-value="openstack/ironic-python-agent" calcext:value-type="string">
            <text:p>openstack/ironic-python-agent</text:p>
          </table:table-cell>
        </table:table-row>
        <table:table-row table:style-name="ro1">
          <table:table-cell office:value-type="float" office:value="8741750" calcext:value-type="float">
            <text:p>8741750</text:p>
          </table:table-cell>
          <table:table-cell office:value-type="string" calcext:value-type="string">
            <text:p>https://api.github.com/repos/IEEERobotics/bot</text:p>
          </table:table-cell>
          <table:table-cell table:formula="of:=REPLACE([.B2048]; 1; 29; &quot;&quot;)" office:value-type="string" office:string-value="IEEERobotics/bot" calcext:value-type="string">
            <text:p>IEEERobotics/bot</text:p>
          </table:table-cell>
        </table:table-row>
        <table:table-row table:style-name="ro1">
          <table:table-cell office:value-type="float" office:value="8742772" calcext:value-type="float">
            <text:p>8742772</text:p>
          </table:table-cell>
          <table:table-cell office:value-type="string" calcext:value-type="string">
            <text:p>https://api.github.com/repos/elegantandrogyne/rpi2caster</text:p>
          </table:table-cell>
          <table:table-cell table:formula="of:=REPLACE([.B2049]; 1; 29; &quot;&quot;)" office:value-type="string" office:string-value="elegantandrogyne/rpi2caster" calcext:value-type="string">
            <text:p>elegantandrogyne/rpi2caster</text:p>
          </table:table-cell>
        </table:table-row>
        <table:table-row table:style-name="ro1">
          <table:table-cell office:value-type="float" office:value="8762720" calcext:value-type="float">
            <text:p>8762720</text:p>
          </table:table-cell>
          <table:table-cell office:value-type="string" calcext:value-type="string">
            <text:p>https://api.github.com/repos/Psycojoker/redbaron</text:p>
          </table:table-cell>
          <table:table-cell table:formula="of:=REPLACE([.B2050]; 1; 29; &quot;&quot;)" office:value-type="string" office:string-value="Psycojoker/redbaron" calcext:value-type="string">
            <text:p>Psycojoker/redbaron</text:p>
          </table:table-cell>
        </table:table-row>
        <table:table-row table:style-name="ro1">
          <table:table-cell office:value-type="float" office:value="8778947" calcext:value-type="float">
            <text:p>8778947</text:p>
          </table:table-cell>
          <table:table-cell office:value-type="string" calcext:value-type="string">
            <text:p>https://api.github.com/repos/paxswill/evesrp</text:p>
          </table:table-cell>
          <table:table-cell table:formula="of:=REPLACE([.B2051]; 1; 29; &quot;&quot;)" office:value-type="string" office:string-value="paxswill/evesrp" calcext:value-type="string">
            <text:p>paxswill/evesrp</text:p>
          </table:table-cell>
        </table:table-row>
        <table:table-row table:style-name="ro1">
          <table:table-cell office:value-type="float" office:value="8786532" calcext:value-type="float">
            <text:p>8786532</text:p>
          </table:table-cell>
          <table:table-cell office:value-type="string" calcext:value-type="string">
            <text:p>https://api.github.com/repos/csound/manual</text:p>
          </table:table-cell>
          <table:table-cell table:formula="of:=REPLACE([.B2052]; 1; 29; &quot;&quot;)" office:value-type="string" office:string-value="csound/manual" calcext:value-type="string">
            <text:p>csound/manual</text:p>
          </table:table-cell>
        </table:table-row>
        <table:table-row table:style-name="ro1">
          <table:table-cell office:value-type="float" office:value="8787478" calcext:value-type="float">
            <text:p>8787478</text:p>
          </table:table-cell>
          <table:table-cell office:value-type="string" calcext:value-type="string">
            <text:p>https://api.github.com/repos/xtso520ok/jesse-bin</text:p>
          </table:table-cell>
          <table:table-cell table:formula="of:=REPLACE([.B2053]; 1; 29; &quot;&quot;)" office:value-type="string" office:string-value="xtso520ok/jesse-bin" calcext:value-type="string">
            <text:p>xtso520ok/jesse-bin</text:p>
          </table:table-cell>
        </table:table-row>
        <table:table-row table:style-name="ro1">
          <table:table-cell office:value-type="float" office:value="8793117" calcext:value-type="float">
            <text:p>8793117</text:p>
          </table:table-cell>
          <table:table-cell office:value-type="string" calcext:value-type="string">
            <text:p>https://api.github.com/repos/suavecode/SUAVE</text:p>
          </table:table-cell>
          <table:table-cell table:formula="of:=REPLACE([.B2054]; 1; 29; &quot;&quot;)" office:value-type="string" office:string-value="suavecode/SUAVE" calcext:value-type="string">
            <text:p>suavecode/SUAVE</text:p>
          </table:table-cell>
        </table:table-row>
        <table:table-row table:style-name="ro1">
          <table:table-cell office:value-type="float" office:value="8808192" calcext:value-type="float">
            <text:p>8808192</text:p>
          </table:table-cell>
          <table:table-cell office:value-type="string" calcext:value-type="string">
            <text:p>https://api.github.com/repos/ianmiell/shutit</text:p>
          </table:table-cell>
          <table:table-cell table:formula="of:=REPLACE([.B2055]; 1; 29; &quot;&quot;)" office:value-type="string" office:string-value="ianmiell/shutit" calcext:value-type="string">
            <text:p>ianmiell/shutit</text:p>
          </table:table-cell>
        </table:table-row>
        <table:table-row table:style-name="ro1">
          <table:table-cell office:value-type="float" office:value="8809028" calcext:value-type="float">
            <text:p>8809028</text:p>
          </table:table-cell>
          <table:table-cell office:value-type="string" calcext:value-type="string">
            <text:p>https://api.github.com/repos/edx/edx-ora2</text:p>
          </table:table-cell>
          <table:table-cell table:formula="of:=REPLACE([.B2056]; 1; 29; &quot;&quot;)" office:value-type="string" office:string-value="edx/edx-ora2" calcext:value-type="string">
            <text:p>edx/edx-ora2</text:p>
          </table:table-cell>
        </table:table-row>
        <table:table-row table:style-name="ro1">
          <table:table-cell office:value-type="float" office:value="8815870" calcext:value-type="float">
            <text:p>8815870</text:p>
          </table:table-cell>
          <table:table-cell office:value-type="string" calcext:value-type="string">
            <text:p>https://api.github.com/repos/dpkp/kafka-python</text:p>
          </table:table-cell>
          <table:table-cell table:formula="of:=REPLACE([.B2057]; 1; 29; &quot;&quot;)" office:value-type="string" office:string-value="dpkp/kafka-python" calcext:value-type="string">
            <text:p>dpkp/kafka-python</text:p>
          </table:table-cell>
        </table:table-row>
        <table:table-row table:style-name="ro1">
          <table:table-cell office:value-type="float" office:value="8853529" calcext:value-type="float">
            <text:p>8853529</text:p>
          </table:table-cell>
          <table:table-cell office:value-type="string" calcext:value-type="string">
            <text:p>https://api.github.com/repos/glormph/msstitch</text:p>
          </table:table-cell>
          <table:table-cell table:formula="of:=REPLACE([.B2058]; 1; 29; &quot;&quot;)" office:value-type="string" office:string-value="glormph/msstitch" calcext:value-type="string">
            <text:p>glormph/msstitch</text:p>
          </table:table-cell>
        </table:table-row>
        <table:table-row table:style-name="ro1">
          <table:table-cell office:value-type="float" office:value="8865979" calcext:value-type="float">
            <text:p>8865979</text:p>
          </table:table-cell>
          <table:table-cell office:value-type="string" calcext:value-type="string">
            <text:p>https://api.github.com/repos/doyler/can_i_go_home_python</text:p>
          </table:table-cell>
          <table:table-cell table:formula="of:=REPLACE([.B2059]; 1; 29; &quot;&quot;)" office:value-type="string" office:string-value="doyler/can_i_go_home_python" calcext:value-type="string">
            <text:p>doyler/can_i_go_home_python</text:p>
          </table:table-cell>
        </table:table-row>
        <table:table-row table:style-name="ro1">
          <table:table-cell office:value-type="float" office:value="8868536" calcext:value-type="float">
            <text:p>8868536</text:p>
          </table:table-cell>
          <table:table-cell office:value-type="string" calcext:value-type="string">
            <text:p>https://api.github.com/repos/FabriceSalvaire/PySpice</text:p>
          </table:table-cell>
          <table:table-cell table:formula="of:=REPLACE([.B2060]; 1; 29; &quot;&quot;)" office:value-type="string" office:string-value="FabriceSalvaire/PySpice" calcext:value-type="string">
            <text:p>FabriceSalvaire/PySpice</text:p>
          </table:table-cell>
        </table:table-row>
        <table:table-row table:style-name="ro1">
          <table:table-cell office:value-type="float" office:value="8874613" calcext:value-type="float">
            <text:p>8874613</text:p>
          </table:table-cell>
          <table:table-cell office:value-type="string" calcext:value-type="string">
            <text:p>https://api.github.com/repos/BatedUrGonnaDie/salty_bot</text:p>
          </table:table-cell>
          <table:table-cell table:formula="of:=REPLACE([.B2061]; 1; 29; &quot;&quot;)" office:value-type="string" office:string-value="BatedUrGonnaDie/salty_bot" calcext:value-type="string">
            <text:p>BatedUrGonnaDie/salty_bot</text:p>
          </table:table-cell>
        </table:table-row>
        <table:table-row table:style-name="ro1">
          <table:table-cell office:value-type="float" office:value="8892627" calcext:value-type="float">
            <text:p>8892627</text:p>
          </table:table-cell>
          <table:table-cell office:value-type="string" calcext:value-type="string">
            <text:p>https://api.github.com/repos/WattTime/pyiso</text:p>
          </table:table-cell>
          <table:table-cell table:formula="of:=REPLACE([.B2062]; 1; 29; &quot;&quot;)" office:value-type="string" office:string-value="WattTime/pyiso" calcext:value-type="string">
            <text:p>WattTime/pyiso</text:p>
          </table:table-cell>
        </table:table-row>
        <table:table-row table:style-name="ro1">
          <table:table-cell office:value-type="float" office:value="8913939" calcext:value-type="float">
            <text:p>8913939</text:p>
          </table:table-cell>
          <table:table-cell office:value-type="string" calcext:value-type="string">
            <text:p>https://api.github.com/repos/jasperproject/jasper-client</text:p>
          </table:table-cell>
          <table:table-cell table:formula="of:=REPLACE([.B2063]; 1; 29; &quot;&quot;)" office:value-type="string" office:string-value="jasperproject/jasper-client" calcext:value-type="string">
            <text:p>jasperproject/jasper-client</text:p>
          </table:table-cell>
        </table:table-row>
        <table:table-row table:style-name="ro1">
          <table:table-cell office:value-type="float" office:value="8921870" calcext:value-type="float">
            <text:p>8921870</text:p>
          </table:table-cell>
          <table:table-cell office:value-type="string" calcext:value-type="string">
            <text:p>https://api.github.com/repos/zhanglintc/tools-lite</text:p>
          </table:table-cell>
          <table:table-cell table:formula="of:=REPLACE([.B2064]; 1; 29; &quot;&quot;)" office:value-type="string" office:string-value="zhanglintc/tools-lite" calcext:value-type="string">
            <text:p>zhanglintc/tools-lite</text:p>
          </table:table-cell>
        </table:table-row>
        <table:table-row table:style-name="ro1">
          <table:table-cell office:value-type="float" office:value="8922404" calcext:value-type="float">
            <text:p>8922404</text:p>
          </table:table-cell>
          <table:table-cell office:value-type="string" calcext:value-type="string">
            <text:p>https://api.github.com/repos/cloudify-cosmo/cloudify-packager</text:p>
          </table:table-cell>
          <table:table-cell table:formula="of:=REPLACE([.B2065]; 1; 29; &quot;&quot;)" office:value-type="string" office:string-value="cloudify-cosmo/cloudify-packager" calcext:value-type="string">
            <text:p>cloudify-cosmo/cloudify-packager</text:p>
          </table:table-cell>
        </table:table-row>
        <table:table-row table:style-name="ro1">
          <table:table-cell office:value-type="float" office:value="8943595" calcext:value-type="float">
            <text:p>8943595</text:p>
          </table:table-cell>
          <table:table-cell office:value-type="string" calcext:value-type="string">
            <text:p>https://api.github.com/repos/esnet/esmond</text:p>
          </table:table-cell>
          <table:table-cell table:formula="of:=REPLACE([.B2066]; 1; 29; &quot;&quot;)" office:value-type="string" office:string-value="esnet/esmond" calcext:value-type="string">
            <text:p>esnet/esmond</text:p>
          </table:table-cell>
        </table:table-row>
        <table:table-row table:style-name="ro1">
          <table:table-cell office:value-type="float" office:value="8948476" calcext:value-type="float">
            <text:p>8948476</text:p>
          </table:table-cell>
          <table:table-cell office:value-type="string" calcext:value-type="string">
            <text:p>https://api.github.com/repos/Azure/azure-sdk-for-python</text:p>
          </table:table-cell>
          <table:table-cell table:formula="of:=REPLACE([.B2067]; 1; 29; &quot;&quot;)" office:value-type="string" office:string-value="Azure/azure-sdk-for-python" calcext:value-type="string">
            <text:p>Azure/azure-sdk-for-python</text:p>
          </table:table-cell>
        </table:table-row>
        <table:table-row table:style-name="ro1">
          <table:table-cell office:value-type="float" office:value="8950098" calcext:value-type="float">
            <text:p>8950098</text:p>
          </table:table-cell>
          <table:table-cell office:value-type="string" calcext:value-type="string">
            <text:p>https://api.github.com/repos/VOLTTRON/volttron</text:p>
          </table:table-cell>
          <table:table-cell table:formula="of:=REPLACE([.B2068]; 1; 29; &quot;&quot;)" office:value-type="string" office:string-value="VOLTTRON/volttron" calcext:value-type="string">
            <text:p>VOLTTRON/volttron</text:p>
          </table:table-cell>
        </table:table-row>
        <table:table-row table:style-name="ro1">
          <table:table-cell office:value-type="float" office:value="8956064" calcext:value-type="float">
            <text:p>8956064</text:p>
          </table:table-cell>
          <table:table-cell office:value-type="string" calcext:value-type="string">
            <text:p>https://api.github.com/repos/CleanCut/green</text:p>
          </table:table-cell>
          <table:table-cell table:formula="of:=REPLACE([.B2069]; 1; 29; &quot;&quot;)" office:value-type="string" office:string-value="CleanCut/green" calcext:value-type="string">
            <text:p>CleanCut/green</text:p>
          </table:table-cell>
        </table:table-row>
        <table:table-row table:style-name="ro1">
          <table:table-cell office:value-type="float" office:value="8956949" calcext:value-type="float">
            <text:p>8956949</text:p>
          </table:table-cell>
          <table:table-cell office:value-type="string" calcext:value-type="string">
            <text:p>https://api.github.com/repos/sosreport/sos</text:p>
          </table:table-cell>
          <table:table-cell table:formula="of:=REPLACE([.B2070]; 1; 29; &quot;&quot;)" office:value-type="string" office:string-value="sosreport/sos" calcext:value-type="string">
            <text:p>sosreport/sos</text:p>
          </table:table-cell>
        </table:table-row>
        <table:table-row table:style-name="ro1">
          <table:table-cell office:value-type="float" office:value="8961082" calcext:value-type="float">
            <text:p>8961082</text:p>
          </table:table-cell>
          <table:table-cell office:value-type="string" calcext:value-type="string">
            <text:p>https://api.github.com/repos/unioslo/cerebrum</text:p>
          </table:table-cell>
          <table:table-cell table:formula="of:=REPLACE([.B2071]; 1; 29; &quot;&quot;)" office:value-type="string" office:string-value="unioslo/cerebrum" calcext:value-type="string">
            <text:p>unioslo/cerebrum</text:p>
          </table:table-cell>
        </table:table-row>
        <table:table-row table:style-name="ro1">
          <table:table-cell office:value-type="float" office:value="8964129" calcext:value-type="float">
            <text:p>8964129</text:p>
          </table:table-cell>
          <table:table-cell office:value-type="string" calcext:value-type="string">
            <text:p>https://api.github.com/repos/dropbox/pyston</text:p>
          </table:table-cell>
          <table:table-cell table:formula="of:=REPLACE([.B2072]; 1; 29; &quot;&quot;)" office:value-type="string" office:string-value="dropbox/pyston" calcext:value-type="string">
            <text:p>dropbox/pyston</text:p>
          </table:table-cell>
        </table:table-row>
        <table:table-row table:style-name="ro1">
          <table:table-cell office:value-type="float" office:value="8964811" calcext:value-type="float">
            <text:p>8964811</text:p>
          </table:table-cell>
          <table:table-cell office:value-type="string" calcext:value-type="string">
            <text:p>https://api.github.com/repos/uwescience/myria-web</text:p>
          </table:table-cell>
          <table:table-cell table:formula="of:=REPLACE([.B2073]; 1; 29; &quot;&quot;)" office:value-type="string" office:string-value="uwescience/myria-web" calcext:value-type="string">
            <text:p>uwescience/myria-web</text:p>
          </table:table-cell>
        </table:table-row>
        <table:table-row table:style-name="ro1">
          <table:table-cell office:value-type="float" office:value="8965153" calcext:value-type="float">
            <text:p>8965153</text:p>
          </table:table-cell>
          <table:table-cell office:value-type="string" calcext:value-type="string">
            <text:p>https://api.github.com/repos/cloudify-cosmo/cloudify-cli</text:p>
          </table:table-cell>
          <table:table-cell table:formula="of:=REPLACE([.B2074]; 1; 29; &quot;&quot;)" office:value-type="string" office:string-value="cloudify-cosmo/cloudify-cli" calcext:value-type="string">
            <text:p>cloudify-cosmo/cloudify-cli</text:p>
          </table:table-cell>
        </table:table-row>
        <table:table-row table:style-name="ro1">
          <table:table-cell office:value-type="float" office:value="8969896" calcext:value-type="float">
            <text:p>8969896</text:p>
          </table:table-cell>
          <table:table-cell office:value-type="string" calcext:value-type="string">
            <text:p>https://api.github.com/repos/cloudify-cosmo/cloudify-openstack-plugin</text:p>
          </table:table-cell>
          <table:table-cell table:formula="of:=REPLACE([.B2075]; 1; 29; &quot;&quot;)" office:value-type="string" office:string-value="cloudify-cosmo/cloudify-openstack-plugin" calcext:value-type="string">
            <text:p>cloudify-cosmo/cloudify-openstack-plugin</text:p>
          </table:table-cell>
        </table:table-row>
        <table:table-row table:style-name="ro1">
          <table:table-cell office:value-type="float" office:value="8971324" calcext:value-type="float">
            <text:p>8971324</text:p>
          </table:table-cell>
          <table:table-cell office:value-type="string" calcext:value-type="string">
            <text:p>https://api.github.com/repos/Didero/DideRobot</text:p>
          </table:table-cell>
          <table:table-cell table:formula="of:=REPLACE([.B2076]; 1; 29; &quot;&quot;)" office:value-type="string" office:string-value="Didero/DideRobot" calcext:value-type="string">
            <text:p>Didero/DideRobot</text:p>
          </table:table-cell>
        </table:table-row>
        <table:table-row table:style-name="ro1">
          <table:table-cell office:value-type="float" office:value="8972249" calcext:value-type="float">
            <text:p>8972249</text:p>
          </table:table-cell>
          <table:table-cell office:value-type="string" calcext:value-type="string">
            <text:p>https://api.github.com/repos/pulp/pulp_docker</text:p>
          </table:table-cell>
          <table:table-cell table:formula="of:=REPLACE([.B2077]; 1; 29; &quot;&quot;)" office:value-type="string" office:string-value="pulp/pulp_docker" calcext:value-type="string">
            <text:p>pulp/pulp_docker</text:p>
          </table:table-cell>
        </table:table-row>
        <table:table-row table:style-name="ro1">
          <table:table-cell office:value-type="float" office:value="8973328" calcext:value-type="float">
            <text:p>8973328</text:p>
          </table:table-cell>
          <table:table-cell office:value-type="string" calcext:value-type="string">
            <text:p>https://api.github.com/repos/viaict/viaduct</text:p>
          </table:table-cell>
          <table:table-cell table:formula="of:=REPLACE([.B2078]; 1; 29; &quot;&quot;)" office:value-type="string" office:string-value="viaict/viaduct" calcext:value-type="string">
            <text:p>viaict/viaduct</text:p>
          </table:table-cell>
        </table:table-row>
        <table:table-row table:style-name="ro1">
          <table:table-cell office:value-type="float" office:value="8984615" calcext:value-type="float">
            <text:p>8984615</text:p>
          </table:table-cell>
          <table:table-cell office:value-type="string" calcext:value-type="string">
            <text:p>https://api.github.com/repos/rhoef/afw</text:p>
          </table:table-cell>
          <table:table-cell table:formula="of:=REPLACE([.B2079]; 1; 29; &quot;&quot;)" office:value-type="string" office:string-value="rhoef/afw" calcext:value-type="string">
            <text:p>rhoef/afw</text:p>
          </table:table-cell>
        </table:table-row>
        <table:table-row table:style-name="ro1">
          <table:table-cell office:value-type="float" office:value="8985117" calcext:value-type="float">
            <text:p>8985117</text:p>
          </table:table-cell>
          <table:table-cell office:value-type="string" calcext:value-type="string">
            <text:p>https://api.github.com/repos/ProfHoekstra/bluesky</text:p>
          </table:table-cell>
          <table:table-cell table:formula="of:=REPLACE([.B2080]; 1; 29; &quot;&quot;)" office:value-type="string" office:string-value="ProfHoekstra/bluesky" calcext:value-type="string">
            <text:p>ProfHoekstra/bluesky</text:p>
          </table:table-cell>
        </table:table-row>
        <table:table-row table:style-name="ro1">
          <table:table-cell office:value-type="float" office:value="8985556" calcext:value-type="float">
            <text:p>8985556</text:p>
          </table:table-cell>
          <table:table-cell office:value-type="string" calcext:value-type="string">
            <text:p>https://api.github.com/repos/cloudify-cosmo/cloudify-system-tests</text:p>
          </table:table-cell>
          <table:table-cell table:formula="of:=REPLACE([.B2081]; 1; 29; &quot;&quot;)" office:value-type="string" office:string-value="cloudify-cosmo/cloudify-system-tests" calcext:value-type="string">
            <text:p>cloudify-cosmo/cloudify-system-tests</text:p>
          </table:table-cell>
        </table:table-row>
        <table:table-row table:style-name="ro1">
          <table:table-cell office:value-type="float" office:value="8985694" calcext:value-type="float">
            <text:p>8985694</text:p>
          </table:table-cell>
          <table:table-cell office:value-type="string" calcext:value-type="string">
            <text:p>https://api.github.com/repos/cloudify-cosmo/cloudify-manager</text:p>
          </table:table-cell>
          <table:table-cell table:formula="of:=REPLACE([.B2082]; 1; 29; &quot;&quot;)" office:value-type="string" office:string-value="cloudify-cosmo/cloudify-manager" calcext:value-type="string">
            <text:p>cloudify-cosmo/cloudify-manager</text:p>
          </table:table-cell>
        </table:table-row>
        <table:table-row table:style-name="ro1">
          <table:table-cell office:value-type="float" office:value="8989224" calcext:value-type="float">
            <text:p>8989224</text:p>
          </table:table-cell>
          <table:table-cell office:value-type="string" calcext:value-type="string">
            <text:p>https://api.github.com/repos/OpenGreekAndLatin/csel-dev</text:p>
          </table:table-cell>
          <table:table-cell table:formula="of:=REPLACE([.B2083]; 1; 29; &quot;&quot;)" office:value-type="string" office:string-value="OpenGreekAndLatin/csel-dev" calcext:value-type="string">
            <text:p>OpenGreekAndLatin/csel-dev</text:p>
          </table:table-cell>
        </table:table-row>
        <table:table-row table:style-name="ro1">
          <table:table-cell office:value-type="float" office:value="8992559" calcext:value-type="float">
            <text:p>8992559</text:p>
          </table:table-cell>
          <table:table-cell office:value-type="string" calcext:value-type="string">
            <text:p>https://api.github.com/repos/micropython/micropython-lib</text:p>
          </table:table-cell>
          <table:table-cell table:formula="of:=REPLACE([.B2084]; 1; 29; &quot;&quot;)" office:value-type="string" office:string-value="micropython/micropython-lib" calcext:value-type="string">
            <text:p>micropython/micropython-lib</text:p>
          </table:table-cell>
        </table:table-row>
        <table:table-row table:style-name="ro1">
          <table:table-cell office:value-type="float" office:value="8992648" calcext:value-type="float">
            <text:p>8992648</text:p>
          </table:table-cell>
          <table:table-cell office:value-type="string" calcext:value-type="string">
            <text:p>https://api.github.com/repos/strands-project/strands_executive</text:p>
          </table:table-cell>
          <table:table-cell table:formula="of:=REPLACE([.B2085]; 1; 29; &quot;&quot;)" office:value-type="string" office:string-value="strands-project/strands_executive" calcext:value-type="string">
            <text:p>strands-project/strands_executive</text:p>
          </table:table-cell>
        </table:table-row>
        <table:table-row table:style-name="ro1">
          <table:table-cell office:value-type="float" office:value="8996027" calcext:value-type="float">
            <text:p>8996027</text:p>
          </table:table-cell>
          <table:table-cell office:value-type="string" calcext:value-type="string">
            <text:p>https://api.github.com/repos/Azure/WALinuxAgent</text:p>
          </table:table-cell>
          <table:table-cell table:formula="of:=REPLACE([.B2086]; 1; 29; &quot;&quot;)" office:value-type="string" office:string-value="Azure/WALinuxAgent" calcext:value-type="string">
            <text:p>Azure/WALinuxAgent</text:p>
          </table:table-cell>
        </table:table-row>
        <table:table-row table:style-name="ro1">
          <table:table-cell office:value-type="float" office:value="8997857" calcext:value-type="float">
            <text:p>8997857</text:p>
          </table:table-cell>
          <table:table-cell office:value-type="string" calcext:value-type="string">
            <text:p>https://api.github.com/repos/cloudify-cosmo/cloudify-rest-client</text:p>
          </table:table-cell>
          <table:table-cell table:formula="of:=REPLACE([.B2087]; 1; 29; &quot;&quot;)" office:value-type="string" office:string-value="cloudify-cosmo/cloudify-rest-client" calcext:value-type="string">
            <text:p>cloudify-cosmo/cloudify-rest-client</text:p>
          </table:table-cell>
        </table:table-row>
        <table:table-row table:style-name="ro1">
          <table:table-cell office:value-type="float" office:value="8997910" calcext:value-type="float">
            <text:p>8997910</text:p>
          </table:table-cell>
          <table:table-cell office:value-type="string" calcext:value-type="string">
            <text:p>https://api.github.com/repos/cloudify-cosmo/cloudify-dsl-parser</text:p>
          </table:table-cell>
          <table:table-cell table:formula="of:=REPLACE([.B2088]; 1; 29; &quot;&quot;)" office:value-type="string" office:string-value="cloudify-cosmo/cloudify-dsl-parser" calcext:value-type="string">
            <text:p>cloudify-cosmo/cloudify-dsl-parser</text:p>
          </table:table-cell>
        </table:table-row>
        <table:table-row table:style-name="ro1">
          <table:table-cell office:value-type="float" office:value="8999168" calcext:value-type="float">
            <text:p>8999168</text:p>
          </table:table-cell>
          <table:table-cell office:value-type="string" calcext:value-type="string">
            <text:p>https://api.github.com/repos/cloudify-cosmo/cloudify-aws-plugin</text:p>
          </table:table-cell>
          <table:table-cell table:formula="of:=REPLACE([.B2089]; 1; 29; &quot;&quot;)" office:value-type="string" office:string-value="cloudify-cosmo/cloudify-aws-plugin" calcext:value-type="string">
            <text:p>cloudify-cosmo/cloudify-aws-plugin</text:p>
          </table:table-cell>
        </table:table-row>
        <table:table-row table:style-name="ro1">
          <table:table-cell office:value-type="float" office:value="9001247" calcext:value-type="float">
            <text:p>9001247</text:p>
          </table:table-cell>
          <table:table-cell office:value-type="string" calcext:value-type="string">
            <text:p>https://api.github.com/repos/cedadev/cis</text:p>
          </table:table-cell>
          <table:table-cell table:formula="of:=REPLACE([.B2090]; 1; 29; &quot;&quot;)" office:value-type="string" office:string-value="cedadev/cis" calcext:value-type="string">
            <text:p>cedadev/cis</text:p>
          </table:table-cell>
        </table:table-row>
        <table:table-row table:style-name="ro1">
          <table:table-cell office:value-type="float" office:value="9001629" calcext:value-type="float">
            <text:p>9001629</text:p>
          </table:table-cell>
          <table:table-cell office:value-type="string" calcext:value-type="string">
            <text:p>https://api.github.com/repos/cloudify-cosmo/cloudify-plugins-common</text:p>
          </table:table-cell>
          <table:table-cell table:formula="of:=REPLACE([.B2091]; 1; 29; &quot;&quot;)" office:value-type="string" office:string-value="cloudify-cosmo/cloudify-plugins-common" calcext:value-type="string">
            <text:p>cloudify-cosmo/cloudify-plugins-common</text:p>
          </table:table-cell>
        </table:table-row>
        <table:table-row table:style-name="ro1">
          <table:table-cell office:value-type="float" office:value="9005328" calcext:value-type="float">
            <text:p>9005328</text:p>
          </table:table-cell>
          <table:table-cell office:value-type="string" calcext:value-type="string">
            <text:p>https://api.github.com/repos/fabiand/imgbased</text:p>
          </table:table-cell>
          <table:table-cell table:formula="of:=REPLACE([.B2092]; 1; 29; &quot;&quot;)" office:value-type="string" office:string-value="fabiand/imgbased" calcext:value-type="string">
            <text:p>fabiand/imgbased</text:p>
          </table:table-cell>
        </table:table-row>
        <table:table-row table:style-name="ro1">
          <table:table-cell office:value-type="float" office:value="9007828" calcext:value-type="float">
            <text:p>9007828</text:p>
          </table:table-cell>
          <table:table-cell office:value-type="string" calcext:value-type="string">
            <text:p>https://api.github.com/repos/PyGotham/pygotham</text:p>
          </table:table-cell>
          <table:table-cell table:formula="of:=REPLACE([.B2093]; 1; 29; &quot;&quot;)" office:value-type="string" office:string-value="PyGotham/pygotham" calcext:value-type="string">
            <text:p>PyGotham/pygotham</text:p>
          </table:table-cell>
        </table:table-row>
        <table:table-row table:style-name="ro1">
          <table:table-cell office:value-type="float" office:value="9012682" calcext:value-type="float">
            <text:p>9012682</text:p>
          </table:table-cell>
          <table:table-cell office:value-type="string" calcext:value-type="string">
            <text:p>https://api.github.com/repos/rawdigits/wee-slack</text:p>
          </table:table-cell>
          <table:table-cell table:formula="of:=REPLACE([.B2094]; 1; 29; &quot;&quot;)" office:value-type="string" office:string-value="rawdigits/wee-slack" calcext:value-type="string">
            <text:p>rawdigits/wee-slack</text:p>
          </table:table-cell>
        </table:table-row>
        <table:table-row table:style-name="ro1">
          <table:table-cell office:value-type="float" office:value="9014542" calcext:value-type="float">
            <text:p>9014542</text:p>
          </table:table-cell>
          <table:table-cell office:value-type="string" calcext:value-type="string">
            <text:p>https://api.github.com/repos/langcog/wordbank</text:p>
          </table:table-cell>
          <table:table-cell table:formula="of:=REPLACE([.B2095]; 1; 29; &quot;&quot;)" office:value-type="string" office:string-value="langcog/wordbank" calcext:value-type="string">
            <text:p>langcog/wordbank</text:p>
          </table:table-cell>
        </table:table-row>
        <table:table-row table:style-name="ro1">
          <table:table-cell office:value-type="float" office:value="9015614" calcext:value-type="float">
            <text:p>9015614</text:p>
          </table:table-cell>
          <table:table-cell office:value-type="string" calcext:value-type="string">
            <text:p>https://api.github.com/repos/normansaez/lotuce2</text:p>
          </table:table-cell>
          <table:table-cell table:formula="of:=REPLACE([.B2096]; 1; 29; &quot;&quot;)" office:value-type="string" office:string-value="normansaez/lotuce2" calcext:value-type="string">
            <text:p>normansaez/lotuce2</text:p>
          </table:table-cell>
        </table:table-row>
        <table:table-row table:style-name="ro1">
          <table:table-cell office:value-type="float" office:value="9028425" calcext:value-type="float">
            <text:p>9028425</text:p>
          </table:table-cell>
          <table:table-cell office:value-type="string" calcext:value-type="string">
            <text:p>https://api.github.com/repos/jpurma/Kataja</text:p>
          </table:table-cell>
          <table:table-cell table:formula="of:=REPLACE([.B2097]; 1; 29; &quot;&quot;)" office:value-type="string" office:string-value="jpurma/Kataja" calcext:value-type="string">
            <text:p>jpurma/Kataja</text:p>
          </table:table-cell>
        </table:table-row>
        <table:table-row table:style-name="ro1">
          <table:table-cell office:value-type="float" office:value="9029268" calcext:value-type="float">
            <text:p>9029268</text:p>
          </table:table-cell>
          <table:table-cell office:value-type="string" calcext:value-type="string">
            <text:p>https://api.github.com/repos/christianbrodbeck/Eelbrain</text:p>
          </table:table-cell>
          <table:table-cell table:formula="of:=REPLACE([.B2098]; 1; 29; &quot;&quot;)" office:value-type="string" office:string-value="christianbrodbeck/Eelbrain" calcext:value-type="string">
            <text:p>christianbrodbeck/Eelbrain</text:p>
          </table:table-cell>
        </table:table-row>
        <table:table-row table:style-name="ro1">
          <table:table-cell office:value-type="float" office:value="9043111" calcext:value-type="float">
            <text:p>9043111</text:p>
          </table:table-cell>
          <table:table-cell office:value-type="string" calcext:value-type="string">
            <text:p>https://api.github.com/repos/randy3k/R-Box</text:p>
          </table:table-cell>
          <table:table-cell table:formula="of:=REPLACE([.B2099]; 1; 29; &quot;&quot;)" office:value-type="string" office:string-value="randy3k/R-Box" calcext:value-type="string">
            <text:p>randy3k/R-Box</text:p>
          </table:table-cell>
        </table:table-row>
        <table:table-row table:style-name="ro1">
          <table:table-cell office:value-type="float" office:value="9045017" calcext:value-type="float">
            <text:p>9045017</text:p>
          </table:table-cell>
          <table:table-cell office:value-type="string" calcext:value-type="string">
            <text:p>https://api.github.com/repos/aio-libs/aiopg</text:p>
          </table:table-cell>
          <table:table-cell table:formula="of:=REPLACE([.B2100]; 1; 29; &quot;&quot;)" office:value-type="string" office:string-value="aio-libs/aiopg" calcext:value-type="string">
            <text:p>aio-libs/aiopg</text:p>
          </table:table-cell>
        </table:table-row>
        <table:table-row table:style-name="ro1">
          <table:table-cell office:value-type="float" office:value="9049780" calcext:value-type="float">
            <text:p>9049780</text:p>
          </table:table-cell>
          <table:table-cell office:value-type="string" calcext:value-type="string">
            <text:p>https://api.github.com/repos/carlo0815/openNFR4</text:p>
          </table:table-cell>
          <table:table-cell table:formula="of:=REPLACE([.B2101]; 1; 29; &quot;&quot;)" office:value-type="string" office:string-value="carlo0815/openNFR4" calcext:value-type="string">
            <text:p>carlo0815/openNFR4</text:p>
          </table:table-cell>
        </table:table-row>
        <table:table-row table:style-name="ro1">
          <table:table-cell office:value-type="float" office:value="9069214" calcext:value-type="float">
            <text:p>9069214</text:p>
          </table:table-cell>
          <table:table-cell office:value-type="string" calcext:value-type="string">
            <text:p>https://api.github.com/repos/theonion/django-bulbs</text:p>
          </table:table-cell>
          <table:table-cell table:formula="of:=REPLACE([.B2102]; 1; 29; &quot;&quot;)" office:value-type="string" office:string-value="theonion/django-bulbs" calcext:value-type="string">
            <text:p>theonion/django-bulbs</text:p>
          </table:table-cell>
        </table:table-row>
        <table:table-row table:style-name="ro1">
          <table:table-cell office:value-type="float" office:value="9075989" calcext:value-type="float">
            <text:p>9075989</text:p>
          </table:table-cell>
          <table:table-cell office:value-type="string" calcext:value-type="string">
            <text:p>https://api.github.com/repos/apache/allura</text:p>
          </table:table-cell>
          <table:table-cell table:formula="of:=REPLACE([.B2103]; 1; 29; &quot;&quot;)" office:value-type="string" office:string-value="apache/allura" calcext:value-type="string">
            <text:p>apache/allura</text:p>
          </table:table-cell>
        </table:table-row>
        <table:table-row table:style-name="ro1">
          <table:table-cell office:value-type="float" office:value="9098641" calcext:value-type="float">
            <text:p>9098641</text:p>
          </table:table-cell>
          <table:table-cell office:value-type="string" calcext:value-type="string">
            <text:p>https://api.github.com/repos/BenMotz/cubetoolkit</text:p>
          </table:table-cell>
          <table:table-cell table:formula="of:=REPLACE([.B2104]; 1; 29; &quot;&quot;)" office:value-type="string" office:string-value="BenMotz/cubetoolkit" calcext:value-type="string">
            <text:p>BenMotz/cubetoolkit</text:p>
          </table:table-cell>
        </table:table-row>
        <table:table-row table:style-name="ro1">
          <table:table-cell office:value-type="float" office:value="9109936" calcext:value-type="float">
            <text:p>9109936</text:p>
          </table:table-cell>
          <table:table-cell office:value-type="string" calcext:value-type="string">
            <text:p>https://api.github.com/repos/OnroerendErfgoed/atramhasis</text:p>
          </table:table-cell>
          <table:table-cell table:formula="of:=REPLACE([.B2105]; 1; 29; &quot;&quot;)" office:value-type="string" office:string-value="OnroerendErfgoed/atramhasis" calcext:value-type="string">
            <text:p>OnroerendErfgoed/atramhasis</text:p>
          </table:table-cell>
        </table:table-row>
        <table:table-row table:style-name="ro1">
          <table:table-cell office:value-type="float" office:value="9119575" calcext:value-type="float">
            <text:p>9119575</text:p>
          </table:table-cell>
          <table:table-cell office:value-type="string" calcext:value-type="string">
            <text:p>https://api.github.com/repos/Esri/ArcREST</text:p>
          </table:table-cell>
          <table:table-cell table:formula="of:=REPLACE([.B2106]; 1; 29; &quot;&quot;)" office:value-type="string" office:string-value="Esri/ArcREST" calcext:value-type="string">
            <text:p>Esri/ArcREST</text:p>
          </table:table-cell>
        </table:table-row>
        <table:table-row table:style-name="ro1">
          <table:table-cell office:value-type="float" office:value="9121541" calcext:value-type="float">
            <text:p>9121541</text:p>
          </table:table-cell>
          <table:table-cell office:value-type="string" calcext:value-type="string">
            <text:p>https://api.github.com/repos/seanderickson/lims</text:p>
          </table:table-cell>
          <table:table-cell table:formula="of:=REPLACE([.B2107]; 1; 29; &quot;&quot;)" office:value-type="string" office:string-value="seanderickson/lims" calcext:value-type="string">
            <text:p>seanderickson/lims</text:p>
          </table:table-cell>
        </table:table-row>
        <table:table-row table:style-name="ro1">
          <table:table-cell office:value-type="float" office:value="9125825" calcext:value-type="float">
            <text:p>9125825</text:p>
          </table:table-cell>
          <table:table-cell office:value-type="string" calcext:value-type="string">
            <text:p>https://api.github.com/repos/christian6/CMSGuias</text:p>
          </table:table-cell>
          <table:table-cell table:formula="of:=REPLACE([.B2108]; 1; 29; &quot;&quot;)" office:value-type="string" office:string-value="christian6/CMSGuias" calcext:value-type="string">
            <text:p>christian6/CMSGuias</text:p>
          </table:table-cell>
        </table:table-row>
        <table:table-row table:style-name="ro1">
          <table:table-cell office:value-type="float" office:value="9126320" calcext:value-type="float">
            <text:p>9126320</text:p>
          </table:table-cell>
          <table:table-cell office:value-type="string" calcext:value-type="string">
            <text:p>https://api.github.com/repos/orvsd/orvsd_central</text:p>
          </table:table-cell>
          <table:table-cell table:formula="of:=REPLACE([.B2109]; 1; 29; &quot;&quot;)" office:value-type="string" office:string-value="orvsd/orvsd_central" calcext:value-type="string">
            <text:p>orvsd/orvsd_central</text:p>
          </table:table-cell>
        </table:table-row>
        <table:table-row table:style-name="ro1">
          <table:table-cell office:value-type="float" office:value="9137986" calcext:value-type="float">
            <text:p>9137986</text:p>
          </table:table-cell>
          <table:table-cell office:value-type="string" calcext:value-type="string">
            <text:p>https://api.github.com/repos/KanoComputing/kano-updater</text:p>
          </table:table-cell>
          <table:table-cell table:formula="of:=REPLACE([.B2110]; 1; 29; &quot;&quot;)" office:value-type="string" office:string-value="KanoComputing/kano-updater" calcext:value-type="string">
            <text:p>KanoComputing/kano-updater</text:p>
          </table:table-cell>
        </table:table-row>
        <table:table-row table:style-name="ro1">
          <table:table-cell office:value-type="float" office:value="9143489" calcext:value-type="float">
            <text:p>9143489</text:p>
          </table:table-cell>
          <table:table-cell office:value-type="string" calcext:value-type="string">
            <text:p>https://api.github.com/repos/kcr/snipe</text:p>
          </table:table-cell>
          <table:table-cell table:formula="of:=REPLACE([.B2111]; 1; 29; &quot;&quot;)" office:value-type="string" office:string-value="kcr/snipe" calcext:value-type="string">
            <text:p>kcr/snipe</text:p>
          </table:table-cell>
        </table:table-row>
        <table:table-row table:style-name="ro1">
          <table:table-cell office:value-type="float" office:value="9146339" calcext:value-type="float">
            <text:p>9146339</text:p>
          </table:table-cell>
          <table:table-cell office:value-type="string" calcext:value-type="string">
            <text:p>https://api.github.com/repos/avocado-framework/avocado</text:p>
          </table:table-cell>
          <table:table-cell table:formula="of:=REPLACE([.B2112]; 1; 29; &quot;&quot;)" office:value-type="string" office:string-value="avocado-framework/avocado" calcext:value-type="string">
            <text:p>avocado-framework/avocado</text:p>
          </table:table-cell>
        </table:table-row>
        <table:table-row table:style-name="ro1">
          <table:table-cell office:value-type="float" office:value="9149909" calcext:value-type="float">
            <text:p>9149909</text:p>
          </table:table-cell>
          <table:table-cell office:value-type="string" calcext:value-type="string">
            <text:p>https://api.github.com/repos/eguil/Density_bining</text:p>
          </table:table-cell>
          <table:table-cell table:formula="of:=REPLACE([.B2113]; 1; 29; &quot;&quot;)" office:value-type="string" office:string-value="eguil/Density_bining" calcext:value-type="string">
            <text:p>eguil/Density_bining</text:p>
          </table:table-cell>
        </table:table-row>
        <table:table-row table:style-name="ro1">
          <table:table-cell office:value-type="float" office:value="9151557" calcext:value-type="float">
            <text:p>9151557</text:p>
          </table:table-cell>
          <table:table-cell office:value-type="string" calcext:value-type="string">
            <text:p>https://api.github.com/repos/BowdoinOrient/bongo</text:p>
          </table:table-cell>
          <table:table-cell table:formula="of:=REPLACE([.B2114]; 1; 29; &quot;&quot;)" office:value-type="string" office:string-value="BowdoinOrient/bongo" calcext:value-type="string">
            <text:p>BowdoinOrient/bongo</text:p>
          </table:table-cell>
        </table:table-row>
        <table:table-row table:style-name="ro1">
          <table:table-cell office:value-type="float" office:value="9155715" calcext:value-type="float">
            <text:p>9155715</text:p>
          </table:table-cell>
          <table:table-cell office:value-type="string" calcext:value-type="string">
            <text:p>https://api.github.com/repos/codesy/codesy</text:p>
          </table:table-cell>
          <table:table-cell table:formula="of:=REPLACE([.B2115]; 1; 29; &quot;&quot;)" office:value-type="string" office:string-value="codesy/codesy" calcext:value-type="string">
            <text:p>codesy/codesy</text:p>
          </table:table-cell>
        </table:table-row>
        <table:table-row table:style-name="ro1">
          <table:table-cell office:value-type="float" office:value="9158407" calcext:value-type="float">
            <text:p>9158407</text:p>
          </table:table-cell>
          <table:table-cell office:value-type="string" calcext:value-type="string">
            <text:p>https://api.github.com/repos/blue-yonder/pyscaffold</text:p>
          </table:table-cell>
          <table:table-cell table:formula="of:=REPLACE([.B2116]; 1; 29; &quot;&quot;)" office:value-type="string" office:string-value="blue-yonder/pyscaffold" calcext:value-type="string">
            <text:p>blue-yonder/pyscaffold</text:p>
          </table:table-cell>
        </table:table-row>
        <table:table-row table:style-name="ro1">
          <table:table-cell office:value-type="float" office:value="9161600" calcext:value-type="float">
            <text:p>9161600</text:p>
          </table:table-cell>
          <table:table-cell office:value-type="string" calcext:value-type="string">
            <text:p>https://api.github.com/repos/sunwayforever/pkuxkx</text:p>
          </table:table-cell>
          <table:table-cell table:formula="of:=REPLACE([.B2117]; 1; 29; &quot;&quot;)" office:value-type="string" office:string-value="sunwayforever/pkuxkx" calcext:value-type="string">
            <text:p>sunwayforever/pkuxkx</text:p>
          </table:table-cell>
        </table:table-row>
        <table:table-row table:style-name="ro1">
          <table:table-cell office:value-type="float" office:value="9179175" calcext:value-type="float">
            <text:p>9179175</text:p>
          </table:table-cell>
          <table:table-cell office:value-type="string" calcext:value-type="string">
            <text:p>https://api.github.com/repos/autosportlabs/RaceCapture_App</text:p>
          </table:table-cell>
          <table:table-cell table:formula="of:=REPLACE([.B2118]; 1; 29; &quot;&quot;)" office:value-type="string" office:string-value="autosportlabs/RaceCapture_App" calcext:value-type="string">
            <text:p>autosportlabs/RaceCapture_App</text:p>
          </table:table-cell>
        </table:table-row>
        <table:table-row table:style-name="ro1">
          <table:table-cell office:value-type="float" office:value="9180575" calcext:value-type="float">
            <text:p>9180575</text:p>
          </table:table-cell>
          <table:table-cell office:value-type="string" calcext:value-type="string">
            <text:p>https://api.github.com/repos/OldHuntsman/DefilerWings</text:p>
          </table:table-cell>
          <table:table-cell table:formula="of:=REPLACE([.B2119]; 1; 29; &quot;&quot;)" office:value-type="string" office:string-value="OldHuntsman/DefilerWings" calcext:value-type="string">
            <text:p>OldHuntsman/DefilerWings</text:p>
          </table:table-cell>
        </table:table-row>
        <table:table-row table:style-name="ro1">
          <table:table-cell office:value-type="float" office:value="9184391" calcext:value-type="float">
            <text:p>9184391</text:p>
          </table:table-cell>
          <table:table-cell office:value-type="string" calcext:value-type="string">
            <text:p>https://api.github.com/repos/davidvuong/tvm</text:p>
          </table:table-cell>
          <table:table-cell table:formula="of:=REPLACE([.B2120]; 1; 29; &quot;&quot;)" office:value-type="string" office:string-value="davidvuong/tvm" calcext:value-type="string">
            <text:p>davidvuong/tvm</text:p>
          </table:table-cell>
        </table:table-row>
        <table:table-row table:style-name="ro1">
          <table:table-cell office:value-type="float" office:value="9188439" calcext:value-type="float">
            <text:p>9188439</text:p>
          </table:table-cell>
          <table:table-cell office:value-type="string" calcext:value-type="string">
            <text:p>https://api.github.com/repos/WeatherStudy/weather_study</text:p>
          </table:table-cell>
          <table:table-cell table:formula="of:=REPLACE([.B2121]; 1; 29; &quot;&quot;)" office:value-type="string" office:string-value="WeatherStudy/weather_study" calcext:value-type="string">
            <text:p>WeatherStudy/weather_study</text:p>
          </table:table-cell>
        </table:table-row>
        <table:table-row table:style-name="ro1">
          <table:table-cell office:value-type="float" office:value="9194421" calcext:value-type="float">
            <text:p>9194421</text:p>
          </table:table-cell>
          <table:table-cell office:value-type="string" calcext:value-type="string">
            <text:p>https://api.github.com/repos/Lunatixz/XBMC_Addons</text:p>
          </table:table-cell>
          <table:table-cell table:formula="of:=REPLACE([.B2122]; 1; 29; &quot;&quot;)" office:value-type="string" office:string-value="Lunatixz/XBMC_Addons" calcext:value-type="string">
            <text:p>Lunatixz/XBMC_Addons</text:p>
          </table:table-cell>
        </table:table-row>
        <table:table-row table:style-name="ro1">
          <table:table-cell office:value-type="float" office:value="9198147" calcext:value-type="float">
            <text:p>9198147</text:p>
          </table:table-cell>
          <table:table-cell office:value-type="string" calcext:value-type="string">
            <text:p>https://api.github.com/repos/menpo/menpo</text:p>
          </table:table-cell>
          <table:table-cell table:formula="of:=REPLACE([.B2123]; 1; 29; &quot;&quot;)" office:value-type="string" office:string-value="menpo/menpo" calcext:value-type="string">
            <text:p>menpo/menpo</text:p>
          </table:table-cell>
        </table:table-row>
        <table:table-row table:style-name="ro1">
          <table:table-cell office:value-type="float" office:value="9219488" calcext:value-type="float">
            <text:p>9219488</text:p>
          </table:table-cell>
          <table:table-cell office:value-type="string" calcext:value-type="string">
            <text:p>https://api.github.com/repos/sayoun/pyvac</text:p>
          </table:table-cell>
          <table:table-cell table:formula="of:=REPLACE([.B2124]; 1; 29; &quot;&quot;)" office:value-type="string" office:string-value="sayoun/pyvac" calcext:value-type="string">
            <text:p>sayoun/pyvac</text:p>
          </table:table-cell>
        </table:table-row>
        <table:table-row table:style-name="ro1">
          <table:table-cell office:value-type="float" office:value="9251941" calcext:value-type="float">
            <text:p>9251941</text:p>
          </table:table-cell>
          <table:table-cell office:value-type="string" calcext:value-type="string">
            <text:p>https://api.github.com/repos/machinalis/iepy</text:p>
          </table:table-cell>
          <table:table-cell table:formula="of:=REPLACE([.B2125]; 1; 29; &quot;&quot;)" office:value-type="string" office:string-value="machinalis/iepy" calcext:value-type="string">
            <text:p>machinalis/iepy</text:p>
          </table:table-cell>
        </table:table-row>
        <table:table-row table:style-name="ro1">
          <table:table-cell office:value-type="float" office:value="9263307" calcext:value-type="float">
            <text:p>9263307</text:p>
          </table:table-cell>
          <table:table-cell office:value-type="string" calcext:value-type="string">
            <text:p>https://api.github.com/repos/pebble/cloudpebble</text:p>
          </table:table-cell>
          <table:table-cell table:formula="of:=REPLACE([.B2126]; 1; 29; &quot;&quot;)" office:value-type="string" office:string-value="pebble/cloudpebble" calcext:value-type="string">
            <text:p>pebble/cloudpebble</text:p>
          </table:table-cell>
        </table:table-row>
        <table:table-row table:style-name="ro1">
          <table:table-cell office:value-type="float" office:value="9264012" calcext:value-type="float">
            <text:p>9264012</text:p>
          </table:table-cell>
          <table:table-cell office:value-type="string" calcext:value-type="string">
            <text:p>https://api.github.com/repos/Kapeli/Dash-User-Contributions</text:p>
          </table:table-cell>
          <table:table-cell table:formula="of:=REPLACE([.B2127]; 1; 29; &quot;&quot;)" office:value-type="string" office:string-value="Kapeli/Dash-User-Contributions" calcext:value-type="string">
            <text:p>Kapeli/Dash-User-Contributions</text:p>
          </table:table-cell>
        </table:table-row>
        <table:table-row table:style-name="ro1">
          <table:table-cell office:value-type="float" office:value="9290220" calcext:value-type="float">
            <text:p>9290220</text:p>
          </table:table-cell>
          <table:table-cell office:value-type="string" calcext:value-type="string">
            <text:p>https://api.github.com/repos/hivesolutions/appier_extras</text:p>
          </table:table-cell>
          <table:table-cell table:formula="of:=REPLACE([.B2128]; 1; 29; &quot;&quot;)" office:value-type="string" office:string-value="hivesolutions/appier_extras" calcext:value-type="string">
            <text:p>hivesolutions/appier_extras</text:p>
          </table:table-cell>
        </table:table-row>
        <table:table-row table:style-name="ro1">
          <table:table-cell office:value-type="float" office:value="9291544" calcext:value-type="float">
            <text:p>9291544</text:p>
          </table:table-cell>
          <table:table-cell office:value-type="string" calcext:value-type="string">
            <text:p>https://api.github.com/repos/omnia-md/conda-recipes</text:p>
          </table:table-cell>
          <table:table-cell table:formula="of:=REPLACE([.B2129]; 1; 29; &quot;&quot;)" office:value-type="string" office:string-value="omnia-md/conda-recipes" calcext:value-type="string">
            <text:p>omnia-md/conda-recipes</text:p>
          </table:table-cell>
        </table:table-row>
        <table:table-row table:style-name="ro1">
          <table:table-cell office:value-type="float" office:value="9295282" calcext:value-type="float">
            <text:p>9295282</text:p>
          </table:table-cell>
          <table:table-cell office:value-type="string" calcext:value-type="string">
            <text:p>https://api.github.com/repos/pjuu/pjuu</text:p>
          </table:table-cell>
          <table:table-cell table:formula="of:=REPLACE([.B2130]; 1; 29; &quot;&quot;)" office:value-type="string" office:string-value="pjuu/pjuu" calcext:value-type="string">
            <text:p>pjuu/pjuu</text:p>
          </table:table-cell>
        </table:table-row>
        <table:table-row table:style-name="ro1">
          <table:table-cell office:value-type="float" office:value="9302037" calcext:value-type="float">
            <text:p>9302037</text:p>
          </table:table-cell>
          <table:table-cell office:value-type="string" calcext:value-type="string">
            <text:p>https://api.github.com/repos/cfpb/cfgov-refresh</text:p>
          </table:table-cell>
          <table:table-cell table:formula="of:=REPLACE([.B2131]; 1; 29; &quot;&quot;)" office:value-type="string" office:string-value="cfpb/cfgov-refresh" calcext:value-type="string">
            <text:p>cfpb/cfgov-refresh</text:p>
          </table:table-cell>
        </table:table-row>
        <table:table-row table:style-name="ro1">
          <table:table-cell office:value-type="float" office:value="9310168" calcext:value-type="float">
            <text:p>9310168</text:p>
          </table:table-cell>
          <table:table-cell office:value-type="string" calcext:value-type="string">
            <text:p>https://api.github.com/repos/systers/portal</text:p>
          </table:table-cell>
          <table:table-cell table:formula="of:=REPLACE([.B2132]; 1; 29; &quot;&quot;)" office:value-type="string" office:string-value="systers/portal" calcext:value-type="string">
            <text:p>systers/portal</text:p>
          </table:table-cell>
        </table:table-row>
        <table:table-row table:style-name="ro1">
          <table:table-cell office:value-type="float" office:value="9311684" calcext:value-type="float">
            <text:p>9311684</text:p>
          </table:table-cell>
          <table:table-cell office:value-type="string" calcext:value-type="string">
            <text:p>https://api.github.com/repos/radio-astro-tools/spectral-cube</text:p>
          </table:table-cell>
          <table:table-cell table:formula="of:=REPLACE([.B2133]; 1; 29; &quot;&quot;)" office:value-type="string" office:string-value="radio-astro-tools/spectral-cube" calcext:value-type="string">
            <text:p>radio-astro-tools/spectral-cube</text:p>
          </table:table-cell>
        </table:table-row>
        <table:table-row table:style-name="ro1">
          <table:table-cell office:value-type="float" office:value="9312953" calcext:value-type="float">
            <text:p>9312953</text:p>
          </table:table-cell>
          <table:table-cell office:value-type="string" calcext:value-type="string">
            <text:p>https://api.github.com/repos/dwagon/pydominion</text:p>
          </table:table-cell>
          <table:table-cell table:formula="of:=REPLACE([.B2134]; 1; 29; &quot;&quot;)" office:value-type="string" office:string-value="dwagon/pydominion" calcext:value-type="string">
            <text:p>dwagon/pydominion</text:p>
          </table:table-cell>
        </table:table-row>
        <table:table-row table:style-name="ro1">
          <table:table-cell office:value-type="float" office:value="9313641" calcext:value-type="float">
            <text:p>9313641</text:p>
          </table:table-cell>
          <table:table-cell office:value-type="string" calcext:value-type="string">
            <text:p>https://api.github.com/repos/UPDDI/mps-database-server</text:p>
          </table:table-cell>
          <table:table-cell table:formula="of:=REPLACE([.B2135]; 1; 29; &quot;&quot;)" office:value-type="string" office:string-value="UPDDI/mps-database-server" calcext:value-type="string">
            <text:p>UPDDI/mps-database-server</text:p>
          </table:table-cell>
        </table:table-row>
        <table:table-row table:style-name="ro1">
          <table:table-cell office:value-type="float" office:value="9318494" calcext:value-type="float">
            <text:p>9318494</text:p>
          </table:table-cell>
          <table:table-cell office:value-type="string" calcext:value-type="string">
            <text:p>https://api.github.com/repos/mitsuhiko/click</text:p>
          </table:table-cell>
          <table:table-cell table:formula="of:=REPLACE([.B2136]; 1; 29; &quot;&quot;)" office:value-type="string" office:string-value="mitsuhiko/click" calcext:value-type="string">
            <text:p>mitsuhiko/click</text:p>
          </table:table-cell>
        </table:table-row>
        <table:table-row table:style-name="ro1">
          <table:table-cell office:value-type="float" office:value="9319240" calcext:value-type="float">
            <text:p>9319240</text:p>
          </table:table-cell>
          <table:table-cell office:value-type="string" calcext:value-type="string">
            <text:p>https://api.github.com/repos/ekansa/open-context-py</text:p>
          </table:table-cell>
          <table:table-cell table:formula="of:=REPLACE([.B2137]; 1; 29; &quot;&quot;)" office:value-type="string" office:string-value="ekansa/open-context-py" calcext:value-type="string">
            <text:p>ekansa/open-context-py</text:p>
          </table:table-cell>
        </table:table-row>
        <table:table-row table:style-name="ro1">
          <table:table-cell office:value-type="float" office:value="9328492" calcext:value-type="float">
            <text:p>9328492</text:p>
          </table:table-cell>
          <table:table-cell office:value-type="string" calcext:value-type="string">
            <text:p>https://api.github.com/repos/OpenExoplanetCatalogue/open_exoplanet_catalogue</text:p>
          </table:table-cell>
          <table:table-cell table:formula="of:=REPLACE([.B2138]; 1; 29; &quot;&quot;)" office:value-type="string" office:string-value="OpenExoplanetCatalogue/open_exoplanet_catalogue" calcext:value-type="string">
            <text:p>OpenExoplanetCatalogue/open_exoplanet_catalogue</text:p>
          </table:table-cell>
        </table:table-row>
        <table:table-row table:style-name="ro1">
          <table:table-cell office:value-type="float" office:value="9334218" calcext:value-type="float">
            <text:p>9334218</text:p>
          </table:table-cell>
          <table:table-cell office:value-type="string" calcext:value-type="string">
            <text:p>https://api.github.com/repos/openstack/neutron-specs</text:p>
          </table:table-cell>
          <table:table-cell table:formula="of:=REPLACE([.B2139]; 1; 29; &quot;&quot;)" office:value-type="string" office:string-value="openstack/neutron-specs" calcext:value-type="string">
            <text:p>openstack/neutron-specs</text:p>
          </table:table-cell>
        </table:table-row>
        <table:table-row table:style-name="ro1">
          <table:table-cell office:value-type="float" office:value="9343631" calcext:value-type="float">
            <text:p>9343631</text:p>
          </table:table-cell>
          <table:table-cell office:value-type="string" calcext:value-type="string">
            <text:p>https://api.github.com/repos/itsapi/pycraft</text:p>
          </table:table-cell>
          <table:table-cell table:formula="of:=REPLACE([.B2140]; 1; 29; &quot;&quot;)" office:value-type="string" office:string-value="itsapi/pycraft" calcext:value-type="string">
            <text:p>itsapi/pycraft</text:p>
          </table:table-cell>
        </table:table-row>
        <table:table-row table:style-name="ro1">
          <table:table-cell office:value-type="float" office:value="9362999" calcext:value-type="float">
            <text:p>9362999</text:p>
          </table:table-cell>
          <table:table-cell office:value-type="string" calcext:value-type="string">
            <text:p>https://api.github.com/repos/Juniper/contrail-neutron-plugin</text:p>
          </table:table-cell>
          <table:table-cell table:formula="of:=REPLACE([.B2141]; 1; 29; &quot;&quot;)" office:value-type="string" office:string-value="Juniper/contrail-neutron-plugin" calcext:value-type="string">
            <text:p>Juniper/contrail-neutron-plugin</text:p>
          </table:table-cell>
        </table:table-row>
        <table:table-row table:style-name="ro1">
          <table:table-cell office:value-type="float" office:value="9371308" calcext:value-type="float">
            <text:p>9371308</text:p>
          </table:table-cell>
          <table:table-cell office:value-type="string" calcext:value-type="string">
            <text:p>https://api.github.com/repos/msimet/Stile</text:p>
          </table:table-cell>
          <table:table-cell table:formula="of:=REPLACE([.B2142]; 1; 29; &quot;&quot;)" office:value-type="string" office:string-value="msimet/Stile" calcext:value-type="string">
            <text:p>msimet/Stile</text:p>
          </table:table-cell>
        </table:table-row>
        <table:table-row table:style-name="ro1">
          <table:table-cell office:value-type="float" office:value="9377835" calcext:value-type="float">
            <text:p>9377835</text:p>
          </table:table-cell>
          <table:table-cell office:value-type="string" calcext:value-type="string">
            <text:p>https://api.github.com/repos/Heufneutje/PyHeufyBot</text:p>
          </table:table-cell>
          <table:table-cell table:formula="of:=REPLACE([.B2143]; 1; 29; &quot;&quot;)" office:value-type="string" office:string-value="Heufneutje/PyHeufyBot" calcext:value-type="string">
            <text:p>Heufneutje/PyHeufyBot</text:p>
          </table:table-cell>
        </table:table-row>
        <table:table-row table:style-name="ro1">
          <table:table-cell office:value-type="float" office:value="9385758" calcext:value-type="float">
            <text:p>9385758</text:p>
          </table:table-cell>
          <table:table-cell office:value-type="string" calcext:value-type="string">
            <text:p>https://api.github.com/repos/lalil0u/Xb_screen</text:p>
          </table:table-cell>
          <table:table-cell table:formula="of:=REPLACE([.B2144]; 1; 29; &quot;&quot;)" office:value-type="string" office:string-value="lalil0u/Xb_screen" calcext:value-type="string">
            <text:p>lalil0u/Xb_screen</text:p>
          </table:table-cell>
        </table:table-row>
        <table:table-row table:style-name="ro1">
          <table:table-cell office:value-type="float" office:value="9389451" calcext:value-type="float">
            <text:p>9389451</text:p>
          </table:table-cell>
          <table:table-cell office:value-type="string" calcext:value-type="string">
            <text:p>https://api.github.com/repos/atados/api</text:p>
          </table:table-cell>
          <table:table-cell table:formula="of:=REPLACE([.B2145]; 1; 29; &quot;&quot;)" office:value-type="string" office:string-value="atados/api" calcext:value-type="string">
            <text:p>atados/api</text:p>
          </table:table-cell>
        </table:table-row>
        <table:table-row table:style-name="ro1">
          <table:table-cell office:value-type="float" office:value="9395549" calcext:value-type="float">
            <text:p>9395549</text:p>
          </table:table-cell>
          <table:table-cell office:value-type="string" calcext:value-type="string">
            <text:p>https://api.github.com/repos/plone/plone.restapi</text:p>
          </table:table-cell>
          <table:table-cell table:formula="of:=REPLACE([.B2146]; 1; 29; &quot;&quot;)" office:value-type="string" office:string-value="plone/plone.restapi" calcext:value-type="string">
            <text:p>plone/plone.restapi</text:p>
          </table:table-cell>
        </table:table-row>
        <table:table-row table:style-name="ro1">
          <table:table-cell office:value-type="float" office:value="9413836" calcext:value-type="float">
            <text:p>9413836</text:p>
          </table:table-cell>
          <table:table-cell office:value-type="string" calcext:value-type="string">
            <text:p>https://api.github.com/repos/nctmonitor/vitality</text:p>
          </table:table-cell>
          <table:table-cell table:formula="of:=REPLACE([.B2147]; 1; 29; &quot;&quot;)" office:value-type="string" office:string-value="nctmonitor/vitality" calcext:value-type="string">
            <text:p>nctmonitor/vitality</text:p>
          </table:table-cell>
        </table:table-row>
        <table:table-row table:style-name="ro1">
          <table:table-cell office:value-type="float" office:value="9421492" calcext:value-type="float">
            <text:p>9421492</text:p>
          </table:table-cell>
          <table:table-cell office:value-type="string" calcext:value-type="string">
            <text:p>https://api.github.com/repos/ArcheProject/Arche</text:p>
          </table:table-cell>
          <table:table-cell table:formula="of:=REPLACE([.B2148]; 1; 29; &quot;&quot;)" office:value-type="string" office:string-value="ArcheProject/Arche" calcext:value-type="string">
            <text:p>ArcheProject/Arche</text:p>
          </table:table-cell>
        </table:table-row>
        <table:table-row table:style-name="ro1">
          <table:table-cell office:value-type="float" office:value="9437846" calcext:value-type="float">
            <text:p>9437846</text:p>
          </table:table-cell>
          <table:table-cell office:value-type="string" calcext:value-type="string">
            <text:p>https://api.github.com/repos/keflavich/APEX_CMZ_H2CO</text:p>
          </table:table-cell>
          <table:table-cell table:formula="of:=REPLACE([.B2149]; 1; 29; &quot;&quot;)" office:value-type="string" office:string-value="keflavich/APEX_CMZ_H2CO" calcext:value-type="string">
            <text:p>keflavich/APEX_CMZ_H2CO</text:p>
          </table:table-cell>
        </table:table-row>
        <table:table-row table:style-name="ro1">
          <table:table-cell office:value-type="float" office:value="9439344" calcext:value-type="float">
            <text:p>9439344</text:p>
          </table:table-cell>
          <table:table-cell office:value-type="string" calcext:value-type="string">
            <text:p>https://api.github.com/repos/jeffmahler/GPIS</text:p>
          </table:table-cell>
          <table:table-cell table:formula="of:=REPLACE([.B2150]; 1; 29; &quot;&quot;)" office:value-type="string" office:string-value="jeffmahler/GPIS" calcext:value-type="string">
            <text:p>jeffmahler/GPIS</text:p>
          </table:table-cell>
        </table:table-row>
        <table:table-row table:style-name="ro1">
          <table:table-cell office:value-type="float" office:value="9442637" calcext:value-type="float">
            <text:p>9442637</text:p>
          </table:table-cell>
          <table:table-cell office:value-type="string" calcext:value-type="string">
            <text:p>https://api.github.com/repos/radical-cybertools/radical.utils</text:p>
          </table:table-cell>
          <table:table-cell table:formula="of:=REPLACE([.B2151]; 1; 29; &quot;&quot;)" office:value-type="string" office:string-value="radical-cybertools/radical.utils" calcext:value-type="string">
            <text:p>radical-cybertools/radical.utils</text:p>
          </table:table-cell>
        </table:table-row>
        <table:table-row table:style-name="ro1">
          <table:table-cell office:value-type="float" office:value="9444785" calcext:value-type="float">
            <text:p>9444785</text:p>
          </table:table-cell>
          <table:table-cell office:value-type="string" calcext:value-type="string">
            <text:p>https://api.github.com/repos/pwcazenave/PyFVCOM</text:p>
          </table:table-cell>
          <table:table-cell table:formula="of:=REPLACE([.B2152]; 1; 29; &quot;&quot;)" office:value-type="string" office:string-value="pwcazenave/PyFVCOM" calcext:value-type="string">
            <text:p>pwcazenave/PyFVCOM</text:p>
          </table:table-cell>
        </table:table-row>
        <table:table-row table:style-name="ro1">
          <table:table-cell office:value-type="float" office:value="9446578" calcext:value-type="float">
            <text:p>9446578</text:p>
          </table:table-cell>
          <table:table-cell office:value-type="string" calcext:value-type="string">
            <text:p>https://api.github.com/repos/OpenExoplanetCatalogue/oec_meta</text:p>
          </table:table-cell>
          <table:table-cell table:formula="of:=REPLACE([.B2153]; 1; 29; &quot;&quot;)" office:value-type="string" office:string-value="OpenExoplanetCatalogue/oec_meta" calcext:value-type="string">
            <text:p>OpenExoplanetCatalogue/oec_meta</text:p>
          </table:table-cell>
        </table:table-row>
        <table:table-row table:style-name="ro1">
          <table:table-cell office:value-type="float" office:value="9449233" calcext:value-type="float">
            <text:p>9449233</text:p>
          </table:table-cell>
          <table:table-cell office:value-type="string" calcext:value-type="string">
            <text:p>https://api.github.com/repos/hivesolutions/netius</text:p>
          </table:table-cell>
          <table:table-cell table:formula="of:=REPLACE([.B2154]; 1; 29; &quot;&quot;)" office:value-type="string" office:string-value="hivesolutions/netius" calcext:value-type="string">
            <text:p>hivesolutions/netius</text:p>
          </table:table-cell>
        </table:table-row>
        <table:table-row table:style-name="ro1">
          <table:table-cell office:value-type="float" office:value="9453147" calcext:value-type="float">
            <text:p>9453147</text:p>
          </table:table-cell>
          <table:table-cell office:value-type="string" calcext:value-type="string">
            <text:p>https://api.github.com/repos/joshaw/dotfiles2</text:p>
          </table:table-cell>
          <table:table-cell table:formula="of:=REPLACE([.B2155]; 1; 29; &quot;&quot;)" office:value-type="string" office:string-value="joshaw/dotfiles2" calcext:value-type="string">
            <text:p>joshaw/dotfiles2</text:p>
          </table:table-cell>
        </table:table-row>
        <table:table-row table:style-name="ro1">
          <table:table-cell office:value-type="float" office:value="9458723" calcext:value-type="float">
            <text:p>9458723</text:p>
          </table:table-cell>
          <table:table-cell office:value-type="string" calcext:value-type="string">
            <text:p>https://api.github.com/repos/hinesmr/mica</text:p>
          </table:table-cell>
          <table:table-cell table:formula="of:=REPLACE([.B2156]; 1; 29; &quot;&quot;)" office:value-type="string" office:string-value="hinesmr/mica" calcext:value-type="string">
            <text:p>hinesmr/mica</text:p>
          </table:table-cell>
        </table:table-row>
        <table:table-row table:style-name="ro1">
          <table:table-cell office:value-type="float" office:value="9477018" calcext:value-type="float">
            <text:p>9477018</text:p>
          </table:table-cell>
          <table:table-cell office:value-type="string" calcext:value-type="string">
            <text:p>https://api.github.com/repos/Olical/dotfiles</text:p>
          </table:table-cell>
          <table:table-cell table:formula="of:=REPLACE([.B2157]; 1; 29; &quot;&quot;)" office:value-type="string" office:string-value="Olical/dotfiles" calcext:value-type="string">
            <text:p>Olical/dotfiles</text:p>
          </table:table-cell>
        </table:table-row>
        <table:table-row table:style-name="ro1">
          <table:table-cell office:value-type="float" office:value="9477494" calcext:value-type="float">
            <text:p>9477494</text:p>
          </table:table-cell>
          <table:table-cell office:value-type="string" calcext:value-type="string">
            <text:p>https://api.github.com/repos/mayan-edms/mayan-edms</text:p>
          </table:table-cell>
          <table:table-cell table:formula="of:=REPLACE([.B2158]; 1; 29; &quot;&quot;)" office:value-type="string" office:string-value="mayan-edms/mayan-edms" calcext:value-type="string">
            <text:p>mayan-edms/mayan-edms</text:p>
          </table:table-cell>
        </table:table-row>
        <table:table-row table:style-name="ro1">
          <table:table-cell office:value-type="float" office:value="9485578" calcext:value-type="float">
            <text:p>9485578</text:p>
          </table:table-cell>
          <table:table-cell office:value-type="string" calcext:value-type="string">
            <text:p>https://api.github.com/repos/pylada/pylada-light</text:p>
          </table:table-cell>
          <table:table-cell table:formula="of:=REPLACE([.B2159]; 1; 29; &quot;&quot;)" office:value-type="string" office:string-value="pylada/pylada-light" calcext:value-type="string">
            <text:p>pylada/pylada-light</text:p>
          </table:table-cell>
        </table:table-row>
        <table:table-row table:style-name="ro1">
          <table:table-cell office:value-type="float" office:value="9505271" calcext:value-type="float">
            <text:p>9505271</text:p>
          </table:table-cell>
          <table:table-cell office:value-type="string" calcext:value-type="string">
            <text:p>https://api.github.com/repos/Fahey-McLay/xalt</text:p>
          </table:table-cell>
          <table:table-cell table:formula="of:=REPLACE([.B2160]; 1; 29; &quot;&quot;)" office:value-type="string" office:string-value="Fahey-McLay/xalt" calcext:value-type="string">
            <text:p>Fahey-McLay/xalt</text:p>
          </table:table-cell>
        </table:table-row>
        <table:table-row table:style-name="ro1">
          <table:table-cell office:value-type="float" office:value="9517527" calcext:value-type="float">
            <text:p>9517527</text:p>
          </table:table-cell>
          <table:table-cell office:value-type="string" calcext:value-type="string">
            <text:p>https://api.github.com/repos/scality/ScalitySproxydSwift</text:p>
          </table:table-cell>
          <table:table-cell table:formula="of:=REPLACE([.B2161]; 1; 29; &quot;&quot;)" office:value-type="string" office:string-value="scality/ScalitySproxydSwift" calcext:value-type="string">
            <text:p>scality/ScalitySproxydSwift</text:p>
          </table:table-cell>
        </table:table-row>
        <table:table-row table:style-name="ro1">
          <table:table-cell office:value-type="float" office:value="9523550" calcext:value-type="float">
            <text:p>9523550</text:p>
          </table:table-cell>
          <table:table-cell office:value-type="string" calcext:value-type="string">
            <text:p>https://api.github.com/repos/w3c/wptrunner</text:p>
          </table:table-cell>
          <table:table-cell table:formula="of:=REPLACE([.B2162]; 1; 29; &quot;&quot;)" office:value-type="string" office:string-value="w3c/wptrunner" calcext:value-type="string">
            <text:p>w3c/wptrunner</text:p>
          </table:table-cell>
        </table:table-row>
        <table:table-row table:style-name="ro1">
          <table:table-cell office:value-type="float" office:value="9541682" calcext:value-type="float">
            <text:p>9541682</text:p>
          </table:table-cell>
          <table:table-cell office:value-type="string" calcext:value-type="string">
            <text:p>https://api.github.com/repos/facom/BHMcalc</text:p>
          </table:table-cell>
          <table:table-cell table:formula="of:=REPLACE([.B2163]; 1; 29; &quot;&quot;)" office:value-type="string" office:string-value="facom/BHMcalc" calcext:value-type="string">
            <text:p>facom/BHMcalc</text:p>
          </table:table-cell>
        </table:table-row>
        <table:table-row table:style-name="ro1">
          <table:table-cell office:value-type="float" office:value="9541726" calcext:value-type="float">
            <text:p>9541726</text:p>
          </table:table-cell>
          <table:table-cell office:value-type="string" calcext:value-type="string">
            <text:p>https://api.github.com/repos/openstack/oslo.db</text:p>
          </table:table-cell>
          <table:table-cell table:formula="of:=REPLACE([.B2164]; 1; 29; &quot;&quot;)" office:value-type="string" office:string-value="openstack/oslo.db" calcext:value-type="string">
            <text:p>openstack/oslo.db</text:p>
          </table:table-cell>
        </table:table-row>
        <table:table-row table:style-name="ro1">
          <table:table-cell office:value-type="float" office:value="9541826" calcext:value-type="float">
            <text:p>9541826</text:p>
          </table:table-cell>
          <table:table-cell office:value-type="string" calcext:value-type="string">
            <text:p>https://api.github.com/repos/01org/luv-yocto</text:p>
          </table:table-cell>
          <table:table-cell table:formula="of:=REPLACE([.B2165]; 1; 29; &quot;&quot;)" office:value-type="string" office:string-value="01org/luv-yocto" calcext:value-type="string">
            <text:p>01org/luv-yocto</text:p>
          </table:table-cell>
        </table:table-row>
        <table:table-row table:style-name="ro1">
          <table:table-cell office:value-type="float" office:value="9542120" calcext:value-type="float">
            <text:p>9542120</text:p>
          </table:table-cell>
          <table:table-cell office:value-type="string" calcext:value-type="string">
            <text:p>https://api.github.com/repos/KanoComputing/kano-settings</text:p>
          </table:table-cell>
          <table:table-cell table:formula="of:=REPLACE([.B2166]; 1; 29; &quot;&quot;)" office:value-type="string" office:string-value="KanoComputing/kano-settings" calcext:value-type="string">
            <text:p>KanoComputing/kano-settings</text:p>
          </table:table-cell>
        </table:table-row>
        <table:table-row table:style-name="ro1">
          <table:table-cell office:value-type="float" office:value="9550813" calcext:value-type="float">
            <text:p>9550813</text:p>
          </table:table-cell>
          <table:table-cell office:value-type="string" calcext:value-type="string">
            <text:p>https://api.github.com/repos/radical-cybertools/saga-python</text:p>
          </table:table-cell>
          <table:table-cell table:formula="of:=REPLACE([.B2167]; 1; 29; &quot;&quot;)" office:value-type="string" office:string-value="radical-cybertools/saga-python" calcext:value-type="string">
            <text:p>radical-cybertools/saga-python</text:p>
          </table:table-cell>
        </table:table-row>
        <table:table-row table:style-name="ro1">
          <table:table-cell office:value-type="float" office:value="9552638" calcext:value-type="float">
            <text:p>9552638</text:p>
          </table:table-cell>
          <table:table-cell office:value-type="string" calcext:value-type="string">
            <text:p>https://api.github.com/repos/kcaa/kcaa</text:p>
          </table:table-cell>
          <table:table-cell table:formula="of:=REPLACE([.B2168]; 1; 29; &quot;&quot;)" office:value-type="string" office:string-value="kcaa/kcaa" calcext:value-type="string">
            <text:p>kcaa/kcaa</text:p>
          </table:table-cell>
        </table:table-row>
        <table:table-row table:style-name="ro1">
          <table:table-cell office:value-type="float" office:value="9553701" calcext:value-type="float">
            <text:p>9553701</text:p>
          </table:table-cell>
          <table:table-cell office:value-type="string" calcext:value-type="string">
            <text:p>https://api.github.com/repos/mendix/cf-mendix-buildpack</text:p>
          </table:table-cell>
          <table:table-cell table:formula="of:=REPLACE([.B2169]; 1; 29; &quot;&quot;)" office:value-type="string" office:string-value="mendix/cf-mendix-buildpack" calcext:value-type="string">
            <text:p>mendix/cf-mendix-buildpack</text:p>
          </table:table-cell>
        </table:table-row>
        <table:table-row table:style-name="ro1">
          <table:table-cell office:value-type="float" office:value="9553923" calcext:value-type="float">
            <text:p>9553923</text:p>
          </table:table-cell>
          <table:table-cell office:value-type="string" calcext:value-type="string">
            <text:p>https://api.github.com/repos/ufieeehw/IEEE2015</text:p>
          </table:table-cell>
          <table:table-cell table:formula="of:=REPLACE([.B2170]; 1; 29; &quot;&quot;)" office:value-type="string" office:string-value="ufieeehw/IEEE2015" calcext:value-type="string">
            <text:p>ufieeehw/IEEE2015</text:p>
          </table:table-cell>
        </table:table-row>
        <table:table-row table:style-name="ro1">
          <table:table-cell office:value-type="float" office:value="9556281" calcext:value-type="float">
            <text:p>9556281</text:p>
          </table:table-cell>
          <table:table-cell office:value-type="string" calcext:value-type="string">
            <text:p>https://api.github.com/repos/the-virtual-brain/tvb-framework</text:p>
          </table:table-cell>
          <table:table-cell table:formula="of:=REPLACE([.B2171]; 1; 29; &quot;&quot;)" office:value-type="string" office:string-value="the-virtual-brain/tvb-framework" calcext:value-type="string">
            <text:p>the-virtual-brain/tvb-framework</text:p>
          </table:table-cell>
        </table:table-row>
        <table:table-row table:style-name="ro1">
          <table:table-cell office:value-type="float" office:value="9589192" calcext:value-type="float">
            <text:p>9589192</text:p>
          </table:table-cell>
          <table:table-cell office:value-type="string" calcext:value-type="string">
            <text:p>https://api.github.com/repos/Parsely/streamparse</text:p>
          </table:table-cell>
          <table:table-cell table:formula="of:=REPLACE([.B2172]; 1; 29; &quot;&quot;)" office:value-type="string" office:string-value="Parsely/streamparse" calcext:value-type="string">
            <text:p>Parsely/streamparse</text:p>
          </table:table-cell>
        </table:table-row>
        <table:table-row table:style-name="ro1">
          <table:table-cell office:value-type="float" office:value="9590167" calcext:value-type="float">
            <text:p>9590167</text:p>
          </table:table-cell>
          <table:table-cell office:value-type="string" calcext:value-type="string">
            <text:p>https://api.github.com/repos/nexusformat/definitions</text:p>
          </table:table-cell>
          <table:table-cell table:formula="of:=REPLACE([.B2173]; 1; 29; &quot;&quot;)" office:value-type="string" office:string-value="nexusformat/definitions" calcext:value-type="string">
            <text:p>nexusformat/definitions</text:p>
          </table:table-cell>
        </table:table-row>
        <table:table-row table:style-name="ro1">
          <table:table-cell office:value-type="float" office:value="9591381" calcext:value-type="float">
            <text:p>9591381</text:p>
          </table:table-cell>
          <table:table-cell office:value-type="string" calcext:value-type="string">
            <text:p>https://api.github.com/repos/dariusbakunas/rawdisk</text:p>
          </table:table-cell>
          <table:table-cell table:formula="of:=REPLACE([.B2174]; 1; 29; &quot;&quot;)" office:value-type="string" office:string-value="dariusbakunas/rawdisk" calcext:value-type="string">
            <text:p>dariusbakunas/rawdisk</text:p>
          </table:table-cell>
        </table:table-row>
        <table:table-row table:style-name="ro1">
          <table:table-cell office:value-type="float" office:value="9593526" calcext:value-type="float">
            <text:p>9593526</text:p>
          </table:table-cell>
          <table:table-cell office:value-type="string" calcext:value-type="string">
            <text:p>https://api.github.com/repos/IMIO/cpskin.core</text:p>
          </table:table-cell>
          <table:table-cell table:formula="of:=REPLACE([.B2175]; 1; 29; &quot;&quot;)" office:value-type="string" office:string-value="IMIO/cpskin.core" calcext:value-type="string">
            <text:p>IMIO/cpskin.core</text:p>
          </table:table-cell>
        </table:table-row>
        <table:table-row table:style-name="ro1">
          <table:table-cell office:value-type="float" office:value="9604964" calcext:value-type="float">
            <text:p>9604964</text:p>
          </table:table-cell>
          <table:table-cell office:value-type="string" calcext:value-type="string">
            <text:p>https://api.github.com/repos/fedora-infra/mirrormanager2</text:p>
          </table:table-cell>
          <table:table-cell table:formula="of:=REPLACE([.B2176]; 1; 29; &quot;&quot;)" office:value-type="string" office:string-value="fedora-infra/mirrormanager2" calcext:value-type="string">
            <text:p>fedora-infra/mirrormanager2</text:p>
          </table:table-cell>
        </table:table-row>
        <table:table-row table:style-name="ro1">
          <table:table-cell office:value-type="float" office:value="9627683" calcext:value-type="float">
            <text:p>9627683</text:p>
          </table:table-cell>
          <table:table-cell office:value-type="string" calcext:value-type="string">
            <text:p>https://api.github.com/repos/PagerDuty/pdagent</text:p>
          </table:table-cell>
          <table:table-cell table:formula="of:=REPLACE([.B2177]; 1; 29; &quot;&quot;)" office:value-type="string" office:string-value="PagerDuty/pdagent" calcext:value-type="string">
            <text:p>PagerDuty/pdagent</text:p>
          </table:table-cell>
        </table:table-row>
        <table:table-row table:style-name="ro1">
          <table:table-cell office:value-type="float" office:value="9641724" calcext:value-type="float">
            <text:p>9641724</text:p>
          </table:table-cell>
          <table:table-cell office:value-type="string" calcext:value-type="string">
            <text:p>https://api.github.com/repos/MeanEYE/Sunflower</text:p>
          </table:table-cell>
          <table:table-cell table:formula="of:=REPLACE([.B2178]; 1; 29; &quot;&quot;)" office:value-type="string" office:string-value="MeanEYE/Sunflower" calcext:value-type="string">
            <text:p>MeanEYE/Sunflower</text:p>
          </table:table-cell>
        </table:table-row>
        <table:table-row table:style-name="ro1">
          <table:table-cell office:value-type="float" office:value="9644926" calcext:value-type="float">
            <text:p>9644926</text:p>
          </table:table-cell>
          <table:table-cell office:value-type="string" calcext:value-type="string">
            <text:p>https://api.github.com/repos/uwescience/raco</text:p>
          </table:table-cell>
          <table:table-cell table:formula="of:=REPLACE([.B2179]; 1; 29; &quot;&quot;)" office:value-type="string" office:string-value="uwescience/raco" calcext:value-type="string">
            <text:p>uwescience/raco</text:p>
          </table:table-cell>
        </table:table-row>
        <table:table-row table:style-name="ro1">
          <table:table-cell office:value-type="float" office:value="9664377" calcext:value-type="float">
            <text:p>9664377</text:p>
          </table:table-cell>
          <table:table-cell office:value-type="string" calcext:value-type="string">
            <text:p>https://api.github.com/repos/tornadoweb/tornado</text:p>
          </table:table-cell>
          <table:table-cell table:formula="of:=REPLACE([.B2180]; 1; 29; &quot;&quot;)" office:value-type="string" office:string-value="tornadoweb/tornado" calcext:value-type="string">
            <text:p>tornadoweb/tornado</text:p>
          </table:table-cell>
        </table:table-row>
        <table:table-row table:style-name="ro1">
          <table:table-cell office:value-type="float" office:value="9674975" calcext:value-type="float">
            <text:p>9674975</text:p>
          </table:table-cell>
          <table:table-cell office:value-type="string" calcext:value-type="string">
            <text:p>https://api.github.com/repos/kradalby/dotfiles</text:p>
          </table:table-cell>
          <table:table-cell table:formula="of:=REPLACE([.B2181]; 1; 29; &quot;&quot;)" office:value-type="string" office:string-value="kradalby/dotfiles" calcext:value-type="string">
            <text:p>kradalby/dotfiles</text:p>
          </table:table-cell>
        </table:table-row>
        <table:table-row table:style-name="ro1">
          <table:table-cell office:value-type="float" office:value="9680209" calcext:value-type="float">
            <text:p>9680209</text:p>
          </table:table-cell>
          <table:table-cell office:value-type="string" calcext:value-type="string">
            <text:p>https://api.github.com/repos/turicas/rows</text:p>
          </table:table-cell>
          <table:table-cell table:formula="of:=REPLACE([.B2182]; 1; 29; &quot;&quot;)" office:value-type="string" office:string-value="turicas/rows" calcext:value-type="string">
            <text:p>turicas/rows</text:p>
          </table:table-cell>
        </table:table-row>
        <table:table-row table:style-name="ro1">
          <table:table-cell office:value-type="float" office:value="9684370" calcext:value-type="float">
            <text:p>9684370</text:p>
          </table:table-cell>
          <table:table-cell office:value-type="string" calcext:value-type="string">
            <text:p>https://api.github.com/repos/tritemio/FRETBursts</text:p>
          </table:table-cell>
          <table:table-cell table:formula="of:=REPLACE([.B2183]; 1; 29; &quot;&quot;)" office:value-type="string" office:string-value="tritemio/FRETBursts" calcext:value-type="string">
            <text:p>tritemio/FRETBursts</text:p>
          </table:table-cell>
        </table:table-row>
        <table:table-row table:style-name="ro1">
          <table:table-cell office:value-type="float" office:value="9686482" calcext:value-type="float">
            <text:p>9686482</text:p>
          </table:table-cell>
          <table:table-cell office:value-type="string" calcext:value-type="string">
            <text:p>https://api.github.com/repos/naspeh/mailur</text:p>
          </table:table-cell>
          <table:table-cell table:formula="of:=REPLACE([.B2184]; 1; 29; &quot;&quot;)" office:value-type="string" office:string-value="naspeh/mailur" calcext:value-type="string">
            <text:p>naspeh/mailur</text:p>
          </table:table-cell>
        </table:table-row>
        <table:table-row table:style-name="ro1">
          <table:table-cell office:value-type="float" office:value="9690337" calcext:value-type="float">
            <text:p>9690337</text:p>
          </table:table-cell>
          <table:table-cell office:value-type="string" calcext:value-type="string">
            <text:p>https://api.github.com/repos/landlab/landlab</text:p>
          </table:table-cell>
          <table:table-cell table:formula="of:=REPLACE([.B2185]; 1; 29; &quot;&quot;)" office:value-type="string" office:string-value="landlab/landlab" calcext:value-type="string">
            <text:p>landlab/landlab</text:p>
          </table:table-cell>
        </table:table-row>
        <table:table-row table:style-name="ro1">
          <table:table-cell office:value-type="float" office:value="9695566" calcext:value-type="float">
            <text:p>9695566</text:p>
          </table:table-cell>
          <table:table-cell office:value-type="string" calcext:value-type="string">
            <text:p>https://api.github.com/repos/bcdev/jpy</text:p>
          </table:table-cell>
          <table:table-cell table:formula="of:=REPLACE([.B2186]; 1; 29; &quot;&quot;)" office:value-type="string" office:string-value="bcdev/jpy" calcext:value-type="string">
            <text:p>bcdev/jpy</text:p>
          </table:table-cell>
        </table:table-row>
        <table:table-row table:style-name="ro1">
          <table:table-cell office:value-type="float" office:value="9696893" calcext:value-type="float">
            <text:p>9696893</text:p>
          </table:table-cell>
          <table:table-cell office:value-type="string" calcext:value-type="string">
            <text:p>https://api.github.com/repos/pydata/xarray</text:p>
          </table:table-cell>
          <table:table-cell table:formula="of:=REPLACE([.B2187]; 1; 29; &quot;&quot;)" office:value-type="string" office:string-value="pydata/xarray" calcext:value-type="string">
            <text:p>pydata/xarray</text:p>
          </table:table-cell>
        </table:table-row>
        <table:table-row table:style-name="ro1">
          <table:table-cell office:value-type="float" office:value="9697825" calcext:value-type="float">
            <text:p>9697825</text:p>
          </table:table-cell>
          <table:table-cell office:value-type="string" calcext:value-type="string">
            <text:p>https://api.github.com/repos/privacyidea/privacyidea</text:p>
          </table:table-cell>
          <table:table-cell table:formula="of:=REPLACE([.B2188]; 1; 29; &quot;&quot;)" office:value-type="string" office:string-value="privacyidea/privacyidea" calcext:value-type="string">
            <text:p>privacyidea/privacyidea</text:p>
          </table:table-cell>
        </table:table-row>
        <table:table-row table:style-name="ro1">
          <table:table-cell office:value-type="float" office:value="9697927" calcext:value-type="float">
            <text:p>9697927</text:p>
          </table:table-cell>
          <table:table-cell office:value-type="string" calcext:value-type="string">
            <text:p>https://api.github.com/repos/giampaolo/psutil</text:p>
          </table:table-cell>
          <table:table-cell table:formula="of:=REPLACE([.B2189]; 1; 29; &quot;&quot;)" office:value-type="string" office:string-value="giampaolo/psutil" calcext:value-type="string">
            <text:p>giampaolo/psutil</text:p>
          </table:table-cell>
        </table:table-row>
        <table:table-row table:style-name="ro1">
          <table:table-cell office:value-type="float" office:value="9698834" calcext:value-type="float">
            <text:p>9698834</text:p>
          </table:table-cell>
          <table:table-cell office:value-type="string" calcext:value-type="string">
            <text:p>https://api.github.com/repos/PanDAWMS/panda-server</text:p>
          </table:table-cell>
          <table:table-cell table:formula="of:=REPLACE([.B2190]; 1; 29; &quot;&quot;)" office:value-type="string" office:string-value="PanDAWMS/panda-server" calcext:value-type="string">
            <text:p>PanDAWMS/panda-server</text:p>
          </table:table-cell>
        </table:table-row>
        <table:table-row table:style-name="ro1">
          <table:table-cell office:value-type="float" office:value="9698920" calcext:value-type="float">
            <text:p>9698920</text:p>
          </table:table-cell>
          <table:table-cell office:value-type="string" calcext:value-type="string">
            <text:p>https://api.github.com/repos/nitely/Spirit</text:p>
          </table:table-cell>
          <table:table-cell table:formula="of:=REPLACE([.B2191]; 1; 29; &quot;&quot;)" office:value-type="string" office:string-value="nitely/Spirit" calcext:value-type="string">
            <text:p>nitely/Spirit</text:p>
          </table:table-cell>
        </table:table-row>
        <table:table-row table:style-name="ro1">
          <table:table-cell office:value-type="float" office:value="9702708" calcext:value-type="float">
            <text:p>9702708</text:p>
          </table:table-cell>
          <table:table-cell office:value-type="string" calcext:value-type="string">
            <text:p>https://api.github.com/repos/PanDAWMS/panda-jedi</text:p>
          </table:table-cell>
          <table:table-cell table:formula="of:=REPLACE([.B2192]; 1; 29; &quot;&quot;)" office:value-type="string" office:string-value="PanDAWMS/panda-jedi" calcext:value-type="string">
            <text:p>PanDAWMS/panda-jedi</text:p>
          </table:table-cell>
        </table:table-row>
        <table:table-row table:style-name="ro1">
          <table:table-cell office:value-type="float" office:value="9703549" calcext:value-type="float">
            <text:p>9703549</text:p>
          </table:table-cell>
          <table:table-cell office:value-type="string" calcext:value-type="string">
            <text:p>https://api.github.com/repos/virtualcommons/vcweb</text:p>
          </table:table-cell>
          <table:table-cell table:formula="of:=REPLACE([.B2193]; 1; 29; &quot;&quot;)" office:value-type="string" office:string-value="virtualcommons/vcweb" calcext:value-type="string">
            <text:p>virtualcommons/vcweb</text:p>
          </table:table-cell>
        </table:table-row>
        <table:table-row table:style-name="ro1">
          <table:table-cell office:value-type="float" office:value="9706049" calcext:value-type="float">
            <text:p>9706049</text:p>
          </table:table-cell>
          <table:table-cell office:value-type="string" calcext:value-type="string">
            <text:p>https://api.github.com/repos/odoo/odoo</text:p>
          </table:table-cell>
          <table:table-cell table:formula="of:=REPLACE([.B2194]; 1; 29; &quot;&quot;)" office:value-type="string" office:string-value="odoo/odoo" calcext:value-type="string">
            <text:p>odoo/odoo</text:p>
          </table:table-cell>
        </table:table-row>
        <table:table-row table:style-name="ro1">
          <table:table-cell office:value-type="float" office:value="9706854" calcext:value-type="float">
            <text:p>9706854</text:p>
          </table:table-cell>
          <table:table-cell office:value-type="string" calcext:value-type="string">
            <text:p>https://api.github.com/repos/gentoo/gentoo-keys</text:p>
          </table:table-cell>
          <table:table-cell table:formula="of:=REPLACE([.B2195]; 1; 29; &quot;&quot;)" office:value-type="string" office:string-value="gentoo/gentoo-keys" calcext:value-type="string">
            <text:p>gentoo/gentoo-keys</text:p>
          </table:table-cell>
        </table:table-row>
        <table:table-row table:style-name="ro1">
          <table:table-cell office:value-type="float" office:value="9708428" calcext:value-type="float">
            <text:p>9708428</text:p>
          </table:table-cell>
          <table:table-cell office:value-type="string" calcext:value-type="string">
            <text:p>https://api.github.com/repos/Fenykepy/phiroom</text:p>
          </table:table-cell>
          <table:table-cell table:formula="of:=REPLACE([.B2196]; 1; 29; &quot;&quot;)" office:value-type="string" office:string-value="Fenykepy/phiroom" calcext:value-type="string">
            <text:p>Fenykepy/phiroom</text:p>
          </table:table-cell>
        </table:table-row>
        <table:table-row table:style-name="ro1">
          <table:table-cell office:value-type="float" office:value="9710060" calcext:value-type="float">
            <text:p>9710060</text:p>
          </table:table-cell>
          <table:table-cell office:value-type="string" calcext:value-type="string">
            <text:p>https://api.github.com/repos/SeattleMeshnet/meshbox</text:p>
          </table:table-cell>
          <table:table-cell table:formula="of:=REPLACE([.B2197]; 1; 29; &quot;&quot;)" office:value-type="string" office:string-value="SeattleMeshnet/meshbox" calcext:value-type="string">
            <text:p>SeattleMeshnet/meshbox</text:p>
          </table:table-cell>
        </table:table-row>
        <table:table-row table:style-name="ro1">
          <table:table-cell office:value-type="float" office:value="9711540" calcext:value-type="float">
            <text:p>9711540</text:p>
          </table:table-cell>
          <table:table-cell office:value-type="string" calcext:value-type="string">
            <text:p>https://api.github.com/repos/sbmlteam/moccasin</text:p>
          </table:table-cell>
          <table:table-cell table:formula="of:=REPLACE([.B2198]; 1; 29; &quot;&quot;)" office:value-type="string" office:string-value="sbmlteam/moccasin" calcext:value-type="string">
            <text:p>sbmlteam/moccasin</text:p>
          </table:table-cell>
        </table:table-row>
        <table:table-row table:style-name="ro1">
          <table:table-cell office:value-type="float" office:value="9711960" calcext:value-type="float">
            <text:p>9711960</text:p>
          </table:table-cell>
          <table:table-cell office:value-type="string" calcext:value-type="string">
            <text:p>https://api.github.com/repos/chrislit/abydos</text:p>
          </table:table-cell>
          <table:table-cell table:formula="of:=REPLACE([.B2199]; 1; 29; &quot;&quot;)" office:value-type="string" office:string-value="chrislit/abydos" calcext:value-type="string">
            <text:p>chrislit/abydos</text:p>
          </table:table-cell>
        </table:table-row>
        <table:table-row table:style-name="ro1">
          <table:table-cell office:value-type="float" office:value="9712200" calcext:value-type="float">
            <text:p>9712200</text:p>
          </table:table-cell>
          <table:table-cell office:value-type="string" calcext:value-type="string">
            <text:p>https://api.github.com/repos/sunqm/pyscf</text:p>
          </table:table-cell>
          <table:table-cell table:formula="of:=REPLACE([.B2200]; 1; 29; &quot;&quot;)" office:value-type="string" office:string-value="sunqm/pyscf" calcext:value-type="string">
            <text:p>sunqm/pyscf</text:p>
          </table:table-cell>
        </table:table-row>
        <table:table-row table:style-name="ro1">
          <table:table-cell office:value-type="float" office:value="9713868" calcext:value-type="float">
            <text:p>9713868</text:p>
          </table:table-cell>
          <table:table-cell office:value-type="string" calcext:value-type="string">
            <text:p>https://api.github.com/repos/dslackw/slpkg</text:p>
          </table:table-cell>
          <table:table-cell table:formula="of:=REPLACE([.B2201]; 1; 29; &quot;&quot;)" office:value-type="string" office:string-value="dslackw/slpkg" calcext:value-type="string">
            <text:p>dslackw/slpkg</text:p>
          </table:table-cell>
        </table:table-row>
        <table:table-row table:style-name="ro1">
          <table:table-cell office:value-type="float" office:value="9715048" calcext:value-type="float">
            <text:p>9715048</text:p>
          </table:table-cell>
          <table:table-cell office:value-type="string" calcext:value-type="string">
            <text:p>https://api.github.com/repos/virt-who/virt-who</text:p>
          </table:table-cell>
          <table:table-cell table:formula="of:=REPLACE([.B2202]; 1; 29; &quot;&quot;)" office:value-type="string" office:string-value="virt-who/virt-who" calcext:value-type="string">
            <text:p>virt-who/virt-who</text:p>
          </table:table-cell>
        </table:table-row>
        <table:table-row table:style-name="ro1">
          <table:table-cell office:value-type="float" office:value="9716512" calcext:value-type="float">
            <text:p>9716512</text:p>
          </table:table-cell>
          <table:table-cell office:value-type="string" calcext:value-type="string">
            <text:p>https://api.github.com/repos/platformio/platformio</text:p>
          </table:table-cell>
          <table:table-cell table:formula="of:=REPLACE([.B2203]; 1; 29; &quot;&quot;)" office:value-type="string" office:string-value="platformio/platformio" calcext:value-type="string">
            <text:p>platformio/platformio</text:p>
          </table:table-cell>
        </table:table-row>
        <table:table-row table:style-name="ro1">
          <table:table-cell office:value-type="float" office:value="9717482" calcext:value-type="float">
            <text:p>9717482</text:p>
          </table:table-cell>
          <table:table-cell office:value-type="string" calcext:value-type="string">
            <text:p>https://api.github.com/repos/chembl/mychembl</text:p>
          </table:table-cell>
          <table:table-cell table:formula="of:=REPLACE([.B2204]; 1; 29; &quot;&quot;)" office:value-type="string" office:string-value="chembl/mychembl" calcext:value-type="string">
            <text:p>chembl/mychembl</text:p>
          </table:table-cell>
        </table:table-row>
        <table:table-row table:style-name="ro1">
          <table:table-cell office:value-type="float" office:value="9720898" calcext:value-type="float">
            <text:p>9720898</text:p>
          </table:table-cell>
          <table:table-cell office:value-type="string" calcext:value-type="string">
            <text:p>https://api.github.com/repos/apetri/LensTools</text:p>
          </table:table-cell>
          <table:table-cell table:formula="of:=REPLACE([.B2205]; 1; 29; &quot;&quot;)" office:value-type="string" office:string-value="apetri/LensTools" calcext:value-type="string">
            <text:p>apetri/LensTools</text:p>
          </table:table-cell>
        </table:table-row>
        <table:table-row table:style-name="ro1">
          <table:table-cell office:value-type="float" office:value="9724812" calcext:value-type="float">
            <text:p>9724812</text:p>
          </table:table-cell>
          <table:table-cell office:value-type="string" calcext:value-type="string">
            <text:p>https://api.github.com/repos/etalab/udata</text:p>
          </table:table-cell>
          <table:table-cell table:formula="of:=REPLACE([.B2206]; 1; 29; &quot;&quot;)" office:value-type="string" office:string-value="etalab/udata" calcext:value-type="string">
            <text:p>etalab/udata</text:p>
          </table:table-cell>
        </table:table-row>
        <table:table-row table:style-name="ro1">
          <table:table-cell office:value-type="float" office:value="9726037" calcext:value-type="float">
            <text:p>9726037</text:p>
          </table:table-cell>
          <table:table-cell office:value-type="string" calcext:value-type="string">
            <text:p>https://api.github.com/repos/sagold/FuzzyFilePath</text:p>
          </table:table-cell>
          <table:table-cell table:formula="of:=REPLACE([.B2207]; 1; 29; &quot;&quot;)" office:value-type="string" office:string-value="sagold/FuzzyFilePath" calcext:value-type="string">
            <text:p>sagold/FuzzyFilePath</text:p>
          </table:table-cell>
        </table:table-row>
        <table:table-row table:style-name="ro1">
          <table:table-cell office:value-type="float" office:value="9727806" calcext:value-type="float">
            <text:p>9727806</text:p>
          </table:table-cell>
          <table:table-cell office:value-type="string" calcext:value-type="string">
            <text:p>https://api.github.com/repos/studio1247/gertrude</text:p>
          </table:table-cell>
          <table:table-cell table:formula="of:=REPLACE([.B2208]; 1; 29; &quot;&quot;)" office:value-type="string" office:string-value="studio1247/gertrude" calcext:value-type="string">
            <text:p>studio1247/gertrude</text:p>
          </table:table-cell>
        </table:table-row>
        <table:table-row table:style-name="ro1">
          <table:table-cell office:value-type="float" office:value="9730565" calcext:value-type="float">
            <text:p>9730565</text:p>
          </table:table-cell>
          <table:table-cell office:value-type="string" calcext:value-type="string">
            <text:p>https://api.github.com/repos/google/rekall</text:p>
          </table:table-cell>
          <table:table-cell table:formula="of:=REPLACE([.B2209]; 1; 29; &quot;&quot;)" office:value-type="string" office:string-value="google/rekall" calcext:value-type="string">
            <text:p>google/rekall</text:p>
          </table:table-cell>
        </table:table-row>
        <table:table-row table:style-name="ro1">
          <table:table-cell office:value-type="float" office:value="9731144" calcext:value-type="float">
            <text:p>9731144</text:p>
          </table:table-cell>
          <table:table-cell office:value-type="string" calcext:value-type="string">
            <text:p>https://api.github.com/repos/OptimalDesignLab/Kona</text:p>
          </table:table-cell>
          <table:table-cell table:formula="of:=REPLACE([.B2210]; 1; 29; &quot;&quot;)" office:value-type="string" office:string-value="OptimalDesignLab/Kona" calcext:value-type="string">
            <text:p>OptimalDesignLab/Kona</text:p>
          </table:table-cell>
        </table:table-row>
        <table:table-row table:style-name="ro1">
          <table:table-cell office:value-type="float" office:value="9731151" calcext:value-type="float">
            <text:p>9731151</text:p>
          </table:table-cell>
          <table:table-cell office:value-type="string" calcext:value-type="string">
            <text:p>https://api.github.com/repos/ajkluber/project_tools</text:p>
          </table:table-cell>
          <table:table-cell table:formula="of:=REPLACE([.B2211]; 1; 29; &quot;&quot;)" office:value-type="string" office:string-value="ajkluber/project_tools" calcext:value-type="string">
            <text:p>ajkluber/project_tools</text:p>
          </table:table-cell>
        </table:table-row>
        <table:table-row table:style-name="ro1">
          <table:table-cell office:value-type="float" office:value="9733801" calcext:value-type="float">
            <text:p>9733801</text:p>
          </table:table-cell>
          <table:table-cell office:value-type="string" calcext:value-type="string">
            <text:p>https://api.github.com/repos/tdryer/hangups</text:p>
          </table:table-cell>
          <table:table-cell table:formula="of:=REPLACE([.B2212]; 1; 29; &quot;&quot;)" office:value-type="string" office:string-value="tdryer/hangups" calcext:value-type="string">
            <text:p>tdryer/hangups</text:p>
          </table:table-cell>
        </table:table-row>
        <table:table-row table:style-name="ro1">
          <table:table-cell office:value-type="float" office:value="9736845" calcext:value-type="float">
            <text:p>9736845</text:p>
          </table:table-cell>
          <table:table-cell office:value-type="string" calcext:value-type="string">
            <text:p>https://api.github.com/repos/OCA/OpenUpgrade</text:p>
          </table:table-cell>
          <table:table-cell table:formula="of:=REPLACE([.B2213]; 1; 29; &quot;&quot;)" office:value-type="string" office:string-value="OCA/OpenUpgrade" calcext:value-type="string">
            <text:p>OCA/OpenUpgrade</text:p>
          </table:table-cell>
        </table:table-row>
        <table:table-row table:style-name="ro1">
          <table:table-cell office:value-type="float" office:value="9740501" calcext:value-type="float">
            <text:p>9740501</text:p>
          </table:table-cell>
          <table:table-cell office:value-type="string" calcext:value-type="string">
            <text:p>https://api.github.com/repos/radical-cybertools/ExTASY</text:p>
          </table:table-cell>
          <table:table-cell table:formula="of:=REPLACE([.B2214]; 1; 29; &quot;&quot;)" office:value-type="string" office:string-value="radical-cybertools/ExTASY" calcext:value-type="string">
            <text:p>radical-cybertools/ExTASY</text:p>
          </table:table-cell>
        </table:table-row>
        <table:table-row table:style-name="ro1">
          <table:table-cell office:value-type="float" office:value="9747998" calcext:value-type="float">
            <text:p>9747998</text:p>
          </table:table-cell>
          <table:table-cell office:value-type="string" calcext:value-type="string">
            <text:p>https://api.github.com/repos/ox-it/talks.ox</text:p>
          </table:table-cell>
          <table:table-cell table:formula="of:=REPLACE([.B2215]; 1; 29; &quot;&quot;)" office:value-type="string" office:string-value="ox-it/talks.ox" calcext:value-type="string">
            <text:p>ox-it/talks.ox</text:p>
          </table:table-cell>
        </table:table-row>
        <table:table-row table:style-name="ro1">
          <table:table-cell office:value-type="float" office:value="9749137" calcext:value-type="float">
            <text:p>9749137</text:p>
          </table:table-cell>
          <table:table-cell office:value-type="string" calcext:value-type="string">
            <text:p>https://api.github.com/repos/metakirby5/dotfiles</text:p>
          </table:table-cell>
          <table:table-cell table:formula="of:=REPLACE([.B2216]; 1; 29; &quot;&quot;)" office:value-type="string" office:string-value="metakirby5/dotfiles" calcext:value-type="string">
            <text:p>metakirby5/dotfiles</text:p>
          </table:table-cell>
        </table:table-row>
        <table:table-row table:style-name="ro1">
          <table:table-cell office:value-type="float" office:value="9752091" calcext:value-type="float">
            <text:p>9752091</text:p>
          </table:table-cell>
          <table:table-cell office:value-type="string" calcext:value-type="string">
            <text:p>https://api.github.com/repos/bulik/ldsc</text:p>
          </table:table-cell>
          <table:table-cell table:formula="of:=REPLACE([.B2217]; 1; 29; &quot;&quot;)" office:value-type="string" office:string-value="bulik/ldsc" calcext:value-type="string">
            <text:p>bulik/ldsc</text:p>
          </table:table-cell>
        </table:table-row>
        <table:table-row table:style-name="ro1">
          <table:table-cell office:value-type="float" office:value="9756707" calcext:value-type="float">
            <text:p>9756707</text:p>
          </table:table-cell>
          <table:table-cell office:value-type="string" calcext:value-type="string">
            <text:p>https://api.github.com/repos/micahflee/onionshare</text:p>
          </table:table-cell>
          <table:table-cell table:formula="of:=REPLACE([.B2218]; 1; 29; &quot;&quot;)" office:value-type="string" office:string-value="micahflee/onionshare" calcext:value-type="string">
            <text:p>micahflee/onionshare</text:p>
          </table:table-cell>
        </table:table-row>
        <table:table-row table:style-name="ro1">
          <table:table-cell office:value-type="float" office:value="9760622" calcext:value-type="float">
            <text:p>9760622</text:p>
          </table:table-cell>
          <table:table-cell office:value-type="string" calcext:value-type="string">
            <text:p>https://api.github.com/repos/Cal-CS-61A-Staff/ok</text:p>
          </table:table-cell>
          <table:table-cell table:formula="of:=REPLACE([.B2219]; 1; 29; &quot;&quot;)" office:value-type="string" office:string-value="Cal-CS-61A-Staff/ok" calcext:value-type="string">
            <text:p>Cal-CS-61A-Staff/ok</text:p>
          </table:table-cell>
        </table:table-row>
        <table:table-row table:style-name="ro1">
          <table:table-cell office:value-type="float" office:value="9765520" calcext:value-type="float">
            <text:p>9765520</text:p>
          </table:table-cell>
          <table:table-cell office:value-type="string" calcext:value-type="string">
            <text:p>https://api.github.com/repos/gccxml/pygccxml</text:p>
          </table:table-cell>
          <table:table-cell table:formula="of:=REPLACE([.B2220]; 1; 29; &quot;&quot;)" office:value-type="string" office:string-value="gccxml/pygccxml" calcext:value-type="string">
            <text:p>gccxml/pygccxml</text:p>
          </table:table-cell>
        </table:table-row>
        <table:table-row table:style-name="ro1">
          <table:table-cell office:value-type="float" office:value="9766425" calcext:value-type="float">
            <text:p>9766425</text:p>
          </table:table-cell>
          <table:table-cell office:value-type="string" calcext:value-type="string">
            <text:p>https://api.github.com/repos/LinOTP/LinOTP</text:p>
          </table:table-cell>
          <table:table-cell table:formula="of:=REPLACE([.B2221]; 1; 29; &quot;&quot;)" office:value-type="string" office:string-value="LinOTP/LinOTP" calcext:value-type="string">
            <text:p>LinOTP/LinOTP</text:p>
          </table:table-cell>
        </table:table-row>
        <table:table-row table:style-name="ro1">
          <table:table-cell office:value-type="float" office:value="9772348" calcext:value-type="float">
            <text:p>9772348</text:p>
          </table:table-cell>
          <table:table-cell office:value-type="string" calcext:value-type="string">
            <text:p>https://api.github.com/repos/kylewm/redwind</text:p>
          </table:table-cell>
          <table:table-cell table:formula="of:=REPLACE([.B2222]; 1; 29; &quot;&quot;)" office:value-type="string" office:string-value="kylewm/redwind" calcext:value-type="string">
            <text:p>kylewm/redwind</text:p>
          </table:table-cell>
        </table:table-row>
        <table:table-row table:style-name="ro1">
          <table:table-cell office:value-type="float" office:value="9779726" calcext:value-type="float">
            <text:p>9779726</text:p>
          </table:table-cell>
          <table:table-cell office:value-type="string" calcext:value-type="string">
            <text:p>https://api.github.com/repos/msimacek/mock</text:p>
          </table:table-cell>
          <table:table-cell table:formula="of:=REPLACE([.B2223]; 1; 29; &quot;&quot;)" office:value-type="string" office:string-value="msimacek/mock" calcext:value-type="string">
            <text:p>msimacek/mock</text:p>
          </table:table-cell>
        </table:table-row>
        <table:table-row table:style-name="ro1">
          <table:table-cell office:value-type="float" office:value="9784059" calcext:value-type="float">
            <text:p>9784059</text:p>
          </table:table-cell>
          <table:table-cell office:value-type="string" calcext:value-type="string">
            <text:p>https://api.github.com/repos/Castronova/EMIT</text:p>
          </table:table-cell>
          <table:table-cell table:formula="of:=REPLACE([.B2224]; 1; 29; &quot;&quot;)" office:value-type="string" office:string-value="Castronova/EMIT" calcext:value-type="string">
            <text:p>Castronova/EMIT</text:p>
          </table:table-cell>
        </table:table-row>
        <table:table-row table:style-name="ro1">
          <table:table-cell office:value-type="float" office:value="9800507" calcext:value-type="float">
            <text:p>9800507</text:p>
          </table:table-cell>
          <table:table-cell office:value-type="string" calcext:value-type="string">
            <text:p>https://api.github.com/repos/RNAcentral/rnacentral-webcode</text:p>
          </table:table-cell>
          <table:table-cell table:formula="of:=REPLACE([.B2225]; 1; 29; &quot;&quot;)" office:value-type="string" office:string-value="RNAcentral/rnacentral-webcode" calcext:value-type="string">
            <text:p>RNAcentral/rnacentral-webcode</text:p>
          </table:table-cell>
        </table:table-row>
        <table:table-row table:style-name="ro1">
          <table:table-cell office:value-type="float" office:value="9801225" calcext:value-type="float">
            <text:p>9801225</text:p>
          </table:table-cell>
          <table:table-cell office:value-type="string" calcext:value-type="string">
            <text:p>https://api.github.com/repos/zestedesavoir/zds-site</text:p>
          </table:table-cell>
          <table:table-cell table:formula="of:=REPLACE([.B2226]; 1; 29; &quot;&quot;)" office:value-type="string" office:string-value="zestedesavoir/zds-site" calcext:value-type="string">
            <text:p>zestedesavoir/zds-site</text:p>
          </table:table-cell>
        </table:table-row>
        <table:table-row table:style-name="ro1">
          <table:table-cell office:value-type="float" office:value="9801970" calcext:value-type="float">
            <text:p>9801970</text:p>
          </table:table-cell>
          <table:table-cell office:value-type="string" calcext:value-type="string">
            <text:p>https://api.github.com/repos/openembedded/openembedded-core</text:p>
          </table:table-cell>
          <table:table-cell table:formula="of:=REPLACE([.B2227]; 1; 29; &quot;&quot;)" office:value-type="string" office:string-value="openembedded/openembedded-core" calcext:value-type="string">
            <text:p>openembedded/openembedded-core</text:p>
          </table:table-cell>
        </table:table-row>
        <table:table-row table:style-name="ro1">
          <table:table-cell office:value-type="float" office:value="9805335" calcext:value-type="float">
            <text:p>9805335</text:p>
          </table:table-cell>
          <table:table-cell office:value-type="string" calcext:value-type="string">
            <text:p>https://api.github.com/repos/openstack/barbican</text:p>
          </table:table-cell>
          <table:table-cell table:formula="of:=REPLACE([.B2228]; 1; 29; &quot;&quot;)" office:value-type="string" office:string-value="openstack/barbican" calcext:value-type="string">
            <text:p>openstack/barbican</text:p>
          </table:table-cell>
        </table:table-row>
        <table:table-row table:style-name="ro1">
          <table:table-cell office:value-type="float" office:value="9806716" calcext:value-type="float">
            <text:p>9806716</text:p>
          </table:table-cell>
          <table:table-cell office:value-type="string" calcext:value-type="string">
            <text:p>https://api.github.com/repos/olofsvensson/edna-mx</text:p>
          </table:table-cell>
          <table:table-cell table:formula="of:=REPLACE([.B2229]; 1; 29; &quot;&quot;)" office:value-type="string" office:string-value="olofsvensson/edna-mx" calcext:value-type="string">
            <text:p>olofsvensson/edna-mx</text:p>
          </table:table-cell>
        </table:table-row>
        <table:table-row table:style-name="ro1">
          <table:table-cell office:value-type="float" office:value="9811925" calcext:value-type="float">
            <text:p>9811925</text:p>
          </table:table-cell>
          <table:table-cell office:value-type="string" calcext:value-type="string">
            <text:p>https://api.github.com/repos/praekelt/mobileu</text:p>
          </table:table-cell>
          <table:table-cell table:formula="of:=REPLACE([.B2230]; 1; 29; &quot;&quot;)" office:value-type="string" office:string-value="praekelt/mobileu" calcext:value-type="string">
            <text:p>praekelt/mobileu</text:p>
          </table:table-cell>
        </table:table-row>
        <table:table-row table:style-name="ro1">
          <table:table-cell office:value-type="float" office:value="9812000" calcext:value-type="float">
            <text:p>9812000</text:p>
          </table:table-cell>
          <table:table-cell office:value-type="string" calcext:value-type="string">
            <text:p>https://api.github.com/repos/praekelt/oneplus</text:p>
          </table:table-cell>
          <table:table-cell table:formula="of:=REPLACE([.B2231]; 1; 29; &quot;&quot;)" office:value-type="string" office:string-value="praekelt/oneplus" calcext:value-type="string">
            <text:p>praekelt/oneplus</text:p>
          </table:table-cell>
        </table:table-row>
        <table:table-row table:style-name="ro1">
          <table:table-cell office:value-type="float" office:value="9816132" calcext:value-type="float">
            <text:p>9816132</text:p>
          </table:table-cell>
          <table:table-cell office:value-type="string" calcext:value-type="string">
            <text:p>https://api.github.com/repos/openstack/gnocchi</text:p>
          </table:table-cell>
          <table:table-cell table:formula="of:=REPLACE([.B2232]; 1; 29; &quot;&quot;)" office:value-type="string" office:string-value="openstack/gnocchi" calcext:value-type="string">
            <text:p>openstack/gnocchi</text:p>
          </table:table-cell>
        </table:table-row>
        <table:table-row table:style-name="ro1">
          <table:table-cell office:value-type="float" office:value="9818867" calcext:value-type="float">
            <text:p>9818867</text:p>
          </table:table-cell>
          <table:table-cell office:value-type="string" calcext:value-type="string">
            <text:p>https://api.github.com/repos/OCA/website</text:p>
          </table:table-cell>
          <table:table-cell table:formula="of:=REPLACE([.B2233]; 1; 29; &quot;&quot;)" office:value-type="string" office:string-value="OCA/website" calcext:value-type="string">
            <text:p>OCA/website</text:p>
          </table:table-cell>
        </table:table-row>
        <table:table-row table:style-name="ro1">
          <table:table-cell office:value-type="float" office:value="9821971" calcext:value-type="float">
            <text:p>9821971</text:p>
          </table:table-cell>
          <table:table-cell office:value-type="string" calcext:value-type="string">
            <text:p>https://api.github.com/repos/agoose77/PyAuthServer</text:p>
          </table:table-cell>
          <table:table-cell table:formula="of:=REPLACE([.B2234]; 1; 29; &quot;&quot;)" office:value-type="string" office:string-value="agoose77/PyAuthServer" calcext:value-type="string">
            <text:p>agoose77/PyAuthServer</text:p>
          </table:table-cell>
        </table:table-row>
        <table:table-row table:style-name="ro1">
          <table:table-cell office:value-type="float" office:value="9828163" calcext:value-type="float">
            <text:p>9828163</text:p>
          </table:table-cell>
          <table:table-cell office:value-type="string" calcext:value-type="string">
            <text:p>https://api.github.com/repos/jdoppler/greens_code_utilities</text:p>
          </table:table-cell>
          <table:table-cell table:formula="of:=REPLACE([.B2235]; 1; 29; &quot;&quot;)" office:value-type="string" office:string-value="jdoppler/greens_code_utilities" calcext:value-type="string">
            <text:p>jdoppler/greens_code_utilities</text:p>
          </table:table-cell>
        </table:table-row>
        <table:table-row table:style-name="ro1">
          <table:table-cell office:value-type="float" office:value="9834030" calcext:value-type="float">
            <text:p>9834030</text:p>
          </table:table-cell>
          <table:table-cell office:value-type="string" calcext:value-type="string">
            <text:p>https://api.github.com/repos/CiscoSystems/openstack-sqe</text:p>
          </table:table-cell>
          <table:table-cell table:formula="of:=REPLACE([.B2236]; 1; 29; &quot;&quot;)" office:value-type="string" office:string-value="CiscoSystems/openstack-sqe" calcext:value-type="string">
            <text:p>CiscoSystems/openstack-sqe</text:p>
          </table:table-cell>
        </table:table-row>
        <table:table-row table:style-name="ro1">
          <table:table-cell office:value-type="float" office:value="9836395" calcext:value-type="float">
            <text:p>9836395</text:p>
          </table:table-cell>
          <table:table-cell office:value-type="string" calcext:value-type="string">
            <text:p>https://api.github.com/repos/hasadna/OpenTrainCommunity</text:p>
          </table:table-cell>
          <table:table-cell table:formula="of:=REPLACE([.B2237]; 1; 29; &quot;&quot;)" office:value-type="string" office:string-value="hasadna/OpenTrainCommunity" calcext:value-type="string">
            <text:p>hasadna/OpenTrainCommunity</text:p>
          </table:table-cell>
        </table:table-row>
        <table:table-row table:style-name="ro1">
          <table:table-cell office:value-type="float" office:value="9836725" calcext:value-type="float">
            <text:p>9836725</text:p>
          </table:table-cell>
          <table:table-cell office:value-type="string" calcext:value-type="string">
            <text:p>https://api.github.com/repos/Smile-SA/odoo_addons</text:p>
          </table:table-cell>
          <table:table-cell table:formula="of:=REPLACE([.B2238]; 1; 29; &quot;&quot;)" office:value-type="string" office:string-value="Smile-SA/odoo_addons" calcext:value-type="string">
            <text:p>Smile-SA/odoo_addons</text:p>
          </table:table-cell>
        </table:table-row>
        <table:table-row table:style-name="ro1">
          <table:table-cell office:value-type="float" office:value="9837368" calcext:value-type="float">
            <text:p>9837368</text:p>
          </table:table-cell>
          <table:table-cell office:value-type="string" calcext:value-type="string">
            <text:p>https://api.github.com/repos/erikhvatum/zplab</text:p>
          </table:table-cell>
          <table:table-cell table:formula="of:=REPLACE([.B2239]; 1; 29; &quot;&quot;)" office:value-type="string" office:string-value="erikhvatum/zplab" calcext:value-type="string">
            <text:p>erikhvatum/zplab</text:p>
          </table:table-cell>
        </table:table-row>
        <table:table-row table:style-name="ro1">
          <table:table-cell office:value-type="float" office:value="9838177" calcext:value-type="float">
            <text:p>9838177</text:p>
          </table:table-cell>
          <table:table-cell office:value-type="string" calcext:value-type="string">
            <text:p>https://api.github.com/repos/PeachyPrinter/peachyprintertools</text:p>
          </table:table-cell>
          <table:table-cell table:formula="of:=REPLACE([.B2240]; 1; 29; &quot;&quot;)" office:value-type="string" office:string-value="PeachyPrinter/peachyprintertools" calcext:value-type="string">
            <text:p>PeachyPrinter/peachyprintertools</text:p>
          </table:table-cell>
        </table:table-row>
        <table:table-row table:style-name="ro1">
          <table:table-cell office:value-type="float" office:value="9838302" calcext:value-type="float">
            <text:p>9838302</text:p>
          </table:table-cell>
          <table:table-cell office:value-type="string" calcext:value-type="string">
            <text:p>https://api.github.com/repos/denverfoundation/storybase</text:p>
          </table:table-cell>
          <table:table-cell table:formula="of:=REPLACE([.B2241]; 1; 29; &quot;&quot;)" office:value-type="string" office:string-value="denverfoundation/storybase" calcext:value-type="string">
            <text:p>denverfoundation/storybase</text:p>
          </table:table-cell>
        </table:table-row>
        <table:table-row table:style-name="ro1">
          <table:table-cell office:value-type="float" office:value="9839390" calcext:value-type="float">
            <text:p>9839390</text:p>
          </table:table-cell>
          <table:table-cell office:value-type="string" calcext:value-type="string">
            <text:p>https://api.github.com/repos/18F/foia</text:p>
          </table:table-cell>
          <table:table-cell table:formula="of:=REPLACE([.B2242]; 1; 29; &quot;&quot;)" office:value-type="string" office:string-value="18F/foia" calcext:value-type="string">
            <text:p>18F/foia</text:p>
          </table:table-cell>
        </table:table-row>
        <table:table-row table:style-name="ro1">
          <table:table-cell office:value-type="float" office:value="9851785" calcext:value-type="float">
            <text:p>9851785</text:p>
          </table:table-cell>
          <table:table-cell office:value-type="string" calcext:value-type="string">
            <text:p>https://api.github.com/repos/cablehead/vanilla</text:p>
          </table:table-cell>
          <table:table-cell table:formula="of:=REPLACE([.B2243]; 1; 29; &quot;&quot;)" office:value-type="string" office:string-value="cablehead/vanilla" calcext:value-type="string">
            <text:p>cablehead/vanilla</text:p>
          </table:table-cell>
        </table:table-row>
        <table:table-row table:style-name="ro1">
          <table:table-cell office:value-type="float" office:value="9856384" calcext:value-type="float">
            <text:p>9856384</text:p>
          </table:table-cell>
          <table:table-cell office:value-type="string" calcext:value-type="string">
            <text:p>https://api.github.com/repos/canfar/vos</text:p>
          </table:table-cell>
          <table:table-cell table:formula="of:=REPLACE([.B2244]; 1; 29; &quot;&quot;)" office:value-type="string" office:string-value="canfar/vos" calcext:value-type="string">
            <text:p>canfar/vos</text:p>
          </table:table-cell>
        </table:table-row>
        <table:table-row table:style-name="ro1">
          <table:table-cell office:value-type="float" office:value="9856617" calcext:value-type="float">
            <text:p>9856617</text:p>
          </table:table-cell>
          <table:table-cell office:value-type="string" calcext:value-type="string">
            <text:p>https://api.github.com/repos/kawazrepos/Kawaz3rd</text:p>
          </table:table-cell>
          <table:table-cell table:formula="of:=REPLACE([.B2245]; 1; 29; &quot;&quot;)" office:value-type="string" office:string-value="kawazrepos/Kawaz3rd" calcext:value-type="string">
            <text:p>kawazrepos/Kawaz3rd</text:p>
          </table:table-cell>
        </table:table-row>
        <table:table-row table:style-name="ro1">
          <table:table-cell office:value-type="float" office:value="9859425" calcext:value-type="float">
            <text:p>9859425</text:p>
          </table:table-cell>
          <table:table-cell office:value-type="string" calcext:value-type="string">
            <text:p>https://api.github.com/repos/buke/GreenOdoo</text:p>
          </table:table-cell>
          <table:table-cell table:formula="of:=REPLACE([.B2246]; 1; 29; &quot;&quot;)" office:value-type="string" office:string-value="buke/GreenOdoo" calcext:value-type="string">
            <text:p>buke/GreenOdoo</text:p>
          </table:table-cell>
        </table:table-row>
        <table:table-row table:style-name="ro1">
          <table:table-cell office:value-type="float" office:value="9862701" calcext:value-type="float">
            <text:p>9862701</text:p>
          </table:table-cell>
          <table:table-cell office:value-type="string" calcext:value-type="string">
            <text:p>https://api.github.com/repos/edx/repo-tools</text:p>
          </table:table-cell>
          <table:table-cell table:formula="of:=REPLACE([.B2247]; 1; 29; &quot;&quot;)" office:value-type="string" office:string-value="edx/repo-tools" calcext:value-type="string">
            <text:p>edx/repo-tools</text:p>
          </table:table-cell>
        </table:table-row>
        <table:table-row table:style-name="ro1">
          <table:table-cell office:value-type="float" office:value="9870719" calcext:value-type="float">
            <text:p>9870719</text:p>
          </table:table-cell>
          <table:table-cell office:value-type="string" calcext:value-type="string">
            <text:p>https://api.github.com/repos/m4tx/egielda</text:p>
          </table:table-cell>
          <table:table-cell table:formula="of:=REPLACE([.B2248]; 1; 29; &quot;&quot;)" office:value-type="string" office:string-value="m4tx/egielda" calcext:value-type="string">
            <text:p>m4tx/egielda</text:p>
          </table:table-cell>
        </table:table-row>
        <table:table-row table:style-name="ro1">
          <table:table-cell office:value-type="float" office:value="9874433" calcext:value-type="float">
            <text:p>9874433</text:p>
          </table:table-cell>
          <table:table-cell office:value-type="string" calcext:value-type="string">
            <text:p>https://api.github.com/repos/SmartThingsCommunity/Documentation</text:p>
          </table:table-cell>
          <table:table-cell table:formula="of:=REPLACE([.B2249]; 1; 29; &quot;&quot;)" office:value-type="string" office:string-value="SmartThingsCommunity/Documentation" calcext:value-type="string">
            <text:p>SmartThingsCommunity/Documentation</text:p>
          </table:table-cell>
        </table:table-row>
        <table:table-row table:style-name="ro1">
          <table:table-cell office:value-type="float" office:value="9875233" calcext:value-type="float">
            <text:p>9875233</text:p>
          </table:table-cell>
          <table:table-cell office:value-type="string" calcext:value-type="string">
            <text:p>https://api.github.com/repos/katur/eegi</text:p>
          </table:table-cell>
          <table:table-cell table:formula="of:=REPLACE([.B2250]; 1; 29; &quot;&quot;)" office:value-type="string" office:string-value="katur/eegi" calcext:value-type="string">
            <text:p>katur/eegi</text:p>
          </table:table-cell>
        </table:table-row>
        <table:table-row table:style-name="ro1">
          <table:table-cell office:value-type="float" office:value="9879981" calcext:value-type="float">
            <text:p>9879981</text:p>
          </table:table-cell>
          <table:table-cell office:value-type="string" calcext:value-type="string">
            <text:p>https://api.github.com/repos/SoloTodo/backend</text:p>
          </table:table-cell>
          <table:table-cell table:formula="of:=REPLACE([.B2251]; 1; 29; &quot;&quot;)" office:value-type="string" office:string-value="SoloTodo/backend" calcext:value-type="string">
            <text:p>SoloTodo/backend</text:p>
          </table:table-cell>
        </table:table-row>
        <table:table-row table:style-name="ro1">
          <table:table-cell office:value-type="float" office:value="9891377" calcext:value-type="float">
            <text:p>9891377</text:p>
          </table:table-cell>
          <table:table-cell office:value-type="string" calcext:value-type="string">
            <text:p>https://api.github.com/repos/giuserpe/leeno</text:p>
          </table:table-cell>
          <table:table-cell table:formula="of:=REPLACE([.B2252]; 1; 29; &quot;&quot;)" office:value-type="string" office:string-value="giuserpe/leeno" calcext:value-type="string">
            <text:p>giuserpe/leeno</text:p>
          </table:table-cell>
        </table:table-row>
        <table:table-row table:style-name="ro1">
          <table:table-cell office:value-type="float" office:value="9894864" calcext:value-type="float">
            <text:p>9894864</text:p>
          </table:table-cell>
          <table:table-cell office:value-type="string" calcext:value-type="string">
            <text:p>https://api.github.com/repos/DiamondLightSource/diamond-releng</text:p>
          </table:table-cell>
          <table:table-cell table:formula="of:=REPLACE([.B2253]; 1; 29; &quot;&quot;)" office:value-type="string" office:string-value="DiamondLightSource/diamond-releng" calcext:value-type="string">
            <text:p>DiamondLightSource/diamond-releng</text:p>
          </table:table-cell>
        </table:table-row>
        <table:table-row table:style-name="ro1">
          <table:table-cell office:value-type="float" office:value="9905246" calcext:value-type="float">
            <text:p>9905246</text:p>
          </table:table-cell>
          <table:table-cell office:value-type="string" calcext:value-type="string">
            <text:p>https://api.github.com/repos/eldipa/ConcuDebug</text:p>
          </table:table-cell>
          <table:table-cell table:formula="of:=REPLACE([.B2254]; 1; 29; &quot;&quot;)" office:value-type="string" office:string-value="eldipa/ConcuDebug" calcext:value-type="string">
            <text:p>eldipa/ConcuDebug</text:p>
          </table:table-cell>
        </table:table-row>
        <table:table-row table:style-name="ro1">
          <table:table-cell office:value-type="float" office:value="9905402" calcext:value-type="float">
            <text:p>9905402</text:p>
          </table:table-cell>
          <table:table-cell office:value-type="string" calcext:value-type="string">
            <text:p>https://api.github.com/repos/abkfenris/gage-web</text:p>
          </table:table-cell>
          <table:table-cell table:formula="of:=REPLACE([.B2255]; 1; 29; &quot;&quot;)" office:value-type="string" office:string-value="abkfenris/gage-web" calcext:value-type="string">
            <text:p>abkfenris/gage-web</text:p>
          </table:table-cell>
        </table:table-row>
        <table:table-row table:style-name="ro1">
          <table:table-cell office:value-type="float" office:value="9907807" calcext:value-type="float">
            <text:p>9907807</text:p>
          </table:table-cell>
          <table:table-cell office:value-type="string" calcext:value-type="string">
            <text:p>https://api.github.com/repos/OpenTreeOfLife/phylesystem-api</text:p>
          </table:table-cell>
          <table:table-cell table:formula="of:=REPLACE([.B2256]; 1; 29; &quot;&quot;)" office:value-type="string" office:string-value="OpenTreeOfLife/phylesystem-api" calcext:value-type="string">
            <text:p>OpenTreeOfLife/phylesystem-api</text:p>
          </table:table-cell>
        </table:table-row>
        <table:table-row table:style-name="ro1">
          <table:table-cell office:value-type="float" office:value="9907944" calcext:value-type="float">
            <text:p>9907944</text:p>
          </table:table-cell>
          <table:table-cell office:value-type="string" calcext:value-type="string">
            <text:p>https://api.github.com/repos/wikimedia/analytics-refinery</text:p>
          </table:table-cell>
          <table:table-cell table:formula="of:=REPLACE([.B2257]; 1; 29; &quot;&quot;)" office:value-type="string" office:string-value="wikimedia/analytics-refinery" calcext:value-type="string">
            <text:p>wikimedia/analytics-refinery</text:p>
          </table:table-cell>
        </table:table-row>
        <table:table-row table:style-name="ro1">
          <table:table-cell office:value-type="float" office:value="9908413" calcext:value-type="float">
            <text:p>9908413</text:p>
          </table:table-cell>
          <table:table-cell office:value-type="string" calcext:value-type="string">
            <text:p>https://api.github.com/repos/ceph/calamari</text:p>
          </table:table-cell>
          <table:table-cell table:formula="of:=REPLACE([.B2258]; 1; 29; &quot;&quot;)" office:value-type="string" office:string-value="ceph/calamari" calcext:value-type="string">
            <text:p>ceph/calamari</text:p>
          </table:table-cell>
        </table:table-row>
        <table:table-row table:style-name="ro1">
          <table:table-cell office:value-type="float" office:value="9908562" calcext:value-type="float">
            <text:p>9908562</text:p>
          </table:table-cell>
          <table:table-cell office:value-type="string" calcext:value-type="string">
            <text:p>https://api.github.com/repos/SlapOS/slapos.toolbox</text:p>
          </table:table-cell>
          <table:table-cell table:formula="of:=REPLACE([.B2259]; 1; 29; &quot;&quot;)" office:value-type="string" office:string-value="SlapOS/slapos.toolbox" calcext:value-type="string">
            <text:p>SlapOS/slapos.toolbox</text:p>
          </table:table-cell>
        </table:table-row>
        <table:table-row table:style-name="ro1">
          <table:table-cell office:value-type="float" office:value="9910617" calcext:value-type="float">
            <text:p>9910617</text:p>
          </table:table-cell>
          <table:table-cell office:value-type="string" calcext:value-type="string">
            <text:p>https://api.github.com/repos/inducer/loopy</text:p>
          </table:table-cell>
          <table:table-cell table:formula="of:=REPLACE([.B2260]; 1; 29; &quot;&quot;)" office:value-type="string" office:string-value="inducer/loopy" calcext:value-type="string">
            <text:p>inducer/loopy</text:p>
          </table:table-cell>
        </table:table-row>
        <table:table-row table:style-name="ro1">
          <table:table-cell office:value-type="float" office:value="9911393" calcext:value-type="float">
            <text:p>9911393</text:p>
          </table:table-cell>
          <table:table-cell office:value-type="string" calcext:value-type="string">
            <text:p>https://api.github.com/repos/UniversalDependencies/tools</text:p>
          </table:table-cell>
          <table:table-cell table:formula="of:=REPLACE([.B2261]; 1; 29; &quot;&quot;)" office:value-type="string" office:string-value="UniversalDependencies/tools" calcext:value-type="string">
            <text:p>UniversalDependencies/tools</text:p>
          </table:table-cell>
        </table:table-row>
        <table:table-row table:style-name="ro1">
          <table:table-cell office:value-type="float" office:value="9914358" calcext:value-type="float">
            <text:p>9914358</text:p>
          </table:table-cell>
          <table:table-cell office:value-type="string" calcext:value-type="string">
            <text:p>https://api.github.com/repos/cms-tamu/MuJetAnalysis</text:p>
          </table:table-cell>
          <table:table-cell table:formula="of:=REPLACE([.B2262]; 1; 29; &quot;&quot;)" office:value-type="string" office:string-value="cms-tamu/MuJetAnalysis" calcext:value-type="string">
            <text:p>cms-tamu/MuJetAnalysis</text:p>
          </table:table-cell>
        </table:table-row>
        <table:table-row table:style-name="ro1">
          <table:table-cell office:value-type="float" office:value="9921811" calcext:value-type="float">
            <text:p>9921811</text:p>
          </table:table-cell>
          <table:table-cell office:value-type="string" calcext:value-type="string">
            <text:p>https://api.github.com/repos/JBakamovic/yavide</text:p>
          </table:table-cell>
          <table:table-cell table:formula="of:=REPLACE([.B2263]; 1; 29; &quot;&quot;)" office:value-type="string" office:string-value="JBakamovic/yavide" calcext:value-type="string">
            <text:p>JBakamovic/yavide</text:p>
          </table:table-cell>
        </table:table-row>
        <table:table-row table:style-name="ro1">
          <table:table-cell office:value-type="float" office:value="9924777" calcext:value-type="float">
            <text:p>9924777</text:p>
          </table:table-cell>
          <table:table-cell office:value-type="string" calcext:value-type="string">
            <text:p>https://api.github.com/repos/neuropoly/spinalcordtoolbox</text:p>
          </table:table-cell>
          <table:table-cell table:formula="of:=REPLACE([.B2264]; 1; 29; &quot;&quot;)" office:value-type="string" office:string-value="neuropoly/spinalcordtoolbox" calcext:value-type="string">
            <text:p>neuropoly/spinalcordtoolbox</text:p>
          </table:table-cell>
        </table:table-row>
        <table:table-row table:style-name="ro1">
          <table:table-cell office:value-type="float" office:value="9927018" calcext:value-type="float">
            <text:p>9927018</text:p>
          </table:table-cell>
          <table:table-cell office:value-type="string" calcext:value-type="string">
            <text:p>https://api.github.com/repos/Kapiainen/SublimePapyrus</text:p>
          </table:table-cell>
          <table:table-cell table:formula="of:=REPLACE([.B2265]; 1; 29; &quot;&quot;)" office:value-type="string" office:string-value="Kapiainen/SublimePapyrus" calcext:value-type="string">
            <text:p>Kapiainen/SublimePapyrus</text:p>
          </table:table-cell>
        </table:table-row>
        <table:table-row table:style-name="ro1">
          <table:table-cell office:value-type="float" office:value="9932970" calcext:value-type="float">
            <text:p>9932970</text:p>
          </table:table-cell>
          <table:table-cell office:value-type="string" calcext:value-type="string">
            <text:p>https://api.github.com/repos/Art-SoftWare/ircbot</text:p>
          </table:table-cell>
          <table:table-cell table:formula="of:=REPLACE([.B2266]; 1; 29; &quot;&quot;)" office:value-type="string" office:string-value="Art-SoftWare/ircbot" calcext:value-type="string">
            <text:p>Art-SoftWare/ircbot</text:p>
          </table:table-cell>
        </table:table-row>
        <table:table-row table:style-name="ro1">
          <table:table-cell office:value-type="float" office:value="9935966" calcext:value-type="float">
            <text:p>9935966</text:p>
          </table:table-cell>
          <table:table-cell office:value-type="string" calcext:value-type="string">
            <text:p>https://api.github.com/repos/bugengine/BugEngine</text:p>
          </table:table-cell>
          <table:table-cell table:formula="of:=REPLACE([.B2267]; 1; 29; &quot;&quot;)" office:value-type="string" office:string-value="bugengine/BugEngine" calcext:value-type="string">
            <text:p>bugengine/BugEngine</text:p>
          </table:table-cell>
        </table:table-row>
        <table:table-row table:style-name="ro1">
          <table:table-cell office:value-type="float" office:value="9944543" calcext:value-type="float">
            <text:p>9944543</text:p>
          </table:table-cell>
          <table:table-cell office:value-type="string" calcext:value-type="string">
            <text:p>https://api.github.com/repos/raggleton/PythiaPlotter</text:p>
          </table:table-cell>
          <table:table-cell table:formula="of:=REPLACE([.B2268]; 1; 29; &quot;&quot;)" office:value-type="string" office:string-value="raggleton/PythiaPlotter" calcext:value-type="string">
            <text:p>raggleton/PythiaPlotter</text:p>
          </table:table-cell>
        </table:table-row>
        <table:table-row table:style-name="ro1">
          <table:table-cell office:value-type="float" office:value="9951143" calcext:value-type="float">
            <text:p>9951143</text:p>
          </table:table-cell>
          <table:table-cell office:value-type="string" calcext:value-type="string">
            <text:p>https://api.github.com/repos/codefellows/python-dev-accelerator</text:p>
          </table:table-cell>
          <table:table-cell table:formula="of:=REPLACE([.B2269]; 1; 29; &quot;&quot;)" office:value-type="string" office:string-value="codefellows/python-dev-accelerator" calcext:value-type="string">
            <text:p>codefellows/python-dev-accelerator</text:p>
          </table:table-cell>
        </table:table-row>
        <table:table-row table:style-name="ro1">
          <table:table-cell office:value-type="float" office:value="9960076" calcext:value-type="float">
            <text:p>9960076</text:p>
          </table:table-cell>
          <table:table-cell office:value-type="string" calcext:value-type="string">
            <text:p>https://api.github.com/repos/crits/crits_services</text:p>
          </table:table-cell>
          <table:table-cell table:formula="of:=REPLACE([.B2270]; 1; 29; &quot;&quot;)" office:value-type="string" office:string-value="crits/crits_services" calcext:value-type="string">
            <text:p>crits/crits_services</text:p>
          </table:table-cell>
        </table:table-row>
        <table:table-row table:style-name="ro1">
          <table:table-cell office:value-type="float" office:value="9966563" calcext:value-type="float">
            <text:p>9966563</text:p>
          </table:table-cell>
          <table:table-cell office:value-type="string" calcext:value-type="string">
            <text:p>https://api.github.com/repos/Azure/azure-linux-extensions</text:p>
          </table:table-cell>
          <table:table-cell table:formula="of:=REPLACE([.B2271]; 1; 29; &quot;&quot;)" office:value-type="string" office:string-value="Azure/azure-linux-extensions" calcext:value-type="string">
            <text:p>Azure/azure-linux-extensions</text:p>
          </table:table-cell>
        </table:table-row>
        <table:table-row table:style-name="ro1">
          <table:table-cell office:value-type="float" office:value="9968456" calcext:value-type="float">
            <text:p>9968456</text:p>
          </table:table-cell>
          <table:table-cell office:value-type="string" calcext:value-type="string">
            <text:p>https://api.github.com/repos/Syncano/syncano-python</text:p>
          </table:table-cell>
          <table:table-cell table:formula="of:=REPLACE([.B2272]; 1; 29; &quot;&quot;)" office:value-type="string" office:string-value="Syncano/syncano-python" calcext:value-type="string">
            <text:p>Syncano/syncano-python</text:p>
          </table:table-cell>
        </table:table-row>
        <table:table-row table:style-name="ro1">
          <table:table-cell office:value-type="float" office:value="9970159" calcext:value-type="float">
            <text:p>9970159</text:p>
          </table:table-cell>
          <table:table-cell office:value-type="string" calcext:value-type="string">
            <text:p>https://api.github.com/repos/openstack/murano</text:p>
          </table:table-cell>
          <table:table-cell table:formula="of:=REPLACE([.B2273]; 1; 29; &quot;&quot;)" office:value-type="string" office:string-value="openstack/murano" calcext:value-type="string">
            <text:p>openstack/murano</text:p>
          </table:table-cell>
        </table:table-row>
        <table:table-row table:style-name="ro1">
          <table:table-cell office:value-type="float" office:value="9972634" calcext:value-type="float">
            <text:p>9972634</text:p>
          </table:table-cell>
          <table:table-cell office:value-type="string" calcext:value-type="string">
            <text:p>https://api.github.com/repos/luanfonceca/speakerfight</text:p>
          </table:table-cell>
          <table:table-cell table:formula="of:=REPLACE([.B2274]; 1; 29; &quot;&quot;)" office:value-type="string" office:string-value="luanfonceca/speakerfight" calcext:value-type="string">
            <text:p>luanfonceca/speakerfight</text:p>
          </table:table-cell>
        </table:table-row>
        <table:table-row table:style-name="ro1">
          <table:table-cell office:value-type="float" office:value="9979682" calcext:value-type="float">
            <text:p>9979682</text:p>
          </table:table-cell>
          <table:table-cell office:value-type="string" calcext:value-type="string">
            <text:p>https://api.github.com/repos/firedrakeproject/firedrake-helmholtzsolver</text:p>
          </table:table-cell>
          <table:table-cell table:formula="of:=REPLACE([.B2275]; 1; 29; &quot;&quot;)" office:value-type="string" office:string-value="firedrakeproject/firedrake-helmholtzsolver" calcext:value-type="string">
            <text:p>firedrakeproject/firedrake-helmholtzsolver</text:p>
          </table:table-cell>
        </table:table-row>
        <table:table-row table:style-name="ro1">
          <table:table-cell office:value-type="float" office:value="9979847" calcext:value-type="float">
            <text:p>9979847</text:p>
          </table:table-cell>
          <table:table-cell office:value-type="string" calcext:value-type="string">
            <text:p>https://api.github.com/repos/mujin/mujincontrollerclientpy</text:p>
          </table:table-cell>
          <table:table-cell table:formula="of:=REPLACE([.B2276]; 1; 29; &quot;&quot;)" office:value-type="string" office:string-value="mujin/mujincontrollerclientpy" calcext:value-type="string">
            <text:p>mujin/mujincontrollerclientpy</text:p>
          </table:table-cell>
        </table:table-row>
        <table:table-row table:style-name="ro1">
          <table:table-cell office:value-type="float" office:value="9980608" calcext:value-type="float">
            <text:p>9980608</text:p>
          </table:table-cell>
          <table:table-cell office:value-type="string" calcext:value-type="string">
            <text:p>https://api.github.com/repos/enthought/jigna</text:p>
          </table:table-cell>
          <table:table-cell table:formula="of:=REPLACE([.B2277]; 1; 29; &quot;&quot;)" office:value-type="string" office:string-value="enthought/jigna" calcext:value-type="string">
            <text:p>enthought/jigna</text:p>
          </table:table-cell>
        </table:table-row>
        <table:table-row table:style-name="ro1">
          <table:table-cell office:value-type="float" office:value="9982829" calcext:value-type="float">
            <text:p>9982829</text:p>
          </table:table-cell>
          <table:table-cell office:value-type="string" calcext:value-type="string">
            <text:p>https://api.github.com/repos/python-pillow/Pillow</text:p>
          </table:table-cell>
          <table:table-cell table:formula="of:=REPLACE([.B2278]; 1; 29; &quot;&quot;)" office:value-type="string" office:string-value="python-pillow/Pillow" calcext:value-type="string">
            <text:p>python-pillow/Pillow</text:p>
          </table:table-cell>
        </table:table-row>
        <table:table-row table:style-name="ro1">
          <table:table-cell office:value-type="float" office:value="9983271" calcext:value-type="float">
            <text:p>9983271</text:p>
          </table:table-cell>
          <table:table-cell office:value-type="string" calcext:value-type="string">
            <text:p>https://api.github.com/repos/TresysTechnology/refpolicy</text:p>
          </table:table-cell>
          <table:table-cell table:formula="of:=REPLACE([.B2279]; 1; 29; &quot;&quot;)" office:value-type="string" office:string-value="TresysTechnology/refpolicy" calcext:value-type="string">
            <text:p>TresysTechnology/refpolicy</text:p>
          </table:table-cell>
        </table:table-row>
        <table:table-row table:style-name="ro1">
          <table:table-cell office:value-type="float" office:value="9984379" calcext:value-type="float">
            <text:p>9984379</text:p>
          </table:table-cell>
          <table:table-cell office:value-type="string" calcext:value-type="string">
            <text:p>https://api.github.com/repos/carlo0815/openNFR-gui2</text:p>
          </table:table-cell>
          <table:table-cell table:formula="of:=REPLACE([.B2280]; 1; 29; &quot;&quot;)" office:value-type="string" office:string-value="carlo0815/openNFR-gui2" calcext:value-type="string">
            <text:p>carlo0815/openNFR-gui2</text:p>
          </table:table-cell>
        </table:table-row>
        <table:table-row table:style-name="ro1">
          <table:table-cell office:value-type="float" office:value="9985349" calcext:value-type="float">
            <text:p>9985349</text:p>
          </table:table-cell>
          <table:table-cell office:value-type="string" calcext:value-type="string">
            <text:p>https://api.github.com/repos/m-labs/artiq</text:p>
          </table:table-cell>
          <table:table-cell table:formula="of:=REPLACE([.B2281]; 1; 29; &quot;&quot;)" office:value-type="string" office:string-value="m-labs/artiq" calcext:value-type="string">
            <text:p>m-labs/artiq</text:p>
          </table:table-cell>
        </table:table-row>
        <table:table-row table:style-name="ro1">
          <table:table-cell office:value-type="float" office:value="9992447" calcext:value-type="float">
            <text:p>9992447</text:p>
          </table:table-cell>
          <table:table-cell office:value-type="string" calcext:value-type="string">
            <text:p>https://api.github.com/repos/funkring/fdoo</text:p>
          </table:table-cell>
          <table:table-cell table:formula="of:=REPLACE([.B2282]; 1; 29; &quot;&quot;)" office:value-type="string" office:string-value="funkring/fdoo" calcext:value-type="string">
            <text:p>funkring/fdoo</text:p>
          </table:table-cell>
        </table:table-row>
        <table:table-row table:style-name="ro1">
          <table:table-cell office:value-type="float" office:value="9999815" calcext:value-type="float">
            <text:p>9999815</text:p>
          </table:table-cell>
          <table:table-cell office:value-type="string" calcext:value-type="string">
            <text:p>https://api.github.com/repos/svanoort/pyresttest</text:p>
          </table:table-cell>
          <table:table-cell table:formula="of:=REPLACE([.B2283]; 1; 29; &quot;&quot;)" office:value-type="string" office:string-value="svanoort/pyresttest" calcext:value-type="string">
            <text:p>svanoort/pyresttest</text:p>
          </table:table-cell>
        </table:table-row>
        <table:table-row table:style-name="ro1">
          <table:table-cell office:value-type="float" office:value="10000069" calcext:value-type="float">
            <text:p>10000069</text:p>
          </table:table-cell>
          <table:table-cell office:value-type="string" calcext:value-type="string">
            <text:p>https://api.github.com/repos/numenta/nupic.regression</text:p>
          </table:table-cell>
          <table:table-cell table:formula="of:=REPLACE([.B2284]; 1; 29; &quot;&quot;)" office:value-type="string" office:string-value="numenta/nupic.regression" calcext:value-type="string">
            <text:p>numenta/nupic.regression</text:p>
          </table:table-cell>
        </table:table-row>
        <table:table-row table:style-name="ro1">
          <table:table-cell office:value-type="float" office:value="10011937" calcext:value-type="float">
            <text:p>10011937</text:p>
          </table:table-cell>
          <table:table-cell office:value-type="string" calcext:value-type="string">
            <text:p>https://api.github.com/repos/pkgw/pwkit</text:p>
          </table:table-cell>
          <table:table-cell table:formula="of:=REPLACE([.B2285]; 1; 29; &quot;&quot;)" office:value-type="string" office:string-value="pkgw/pwkit" calcext:value-type="string">
            <text:p>pkgw/pwkit</text:p>
          </table:table-cell>
        </table:table-row>
        <table:table-row table:style-name="ro1">
          <table:table-cell office:value-type="float" office:value="10016191" calcext:value-type="float">
            <text:p>10016191</text:p>
          </table:table-cell>
          <table:table-cell office:value-type="string" calcext:value-type="string">
            <text:p>https://api.github.com/repos/strawlab/flymad</text:p>
          </table:table-cell>
          <table:table-cell table:formula="of:=REPLACE([.B2286]; 1; 29; &quot;&quot;)" office:value-type="string" office:string-value="strawlab/flymad" calcext:value-type="string">
            <text:p>strawlab/flymad</text:p>
          </table:table-cell>
        </table:table-row>
        <table:table-row table:style-name="ro1">
          <table:table-cell office:value-type="float" office:value="10049669" calcext:value-type="float">
            <text:p>10049669</text:p>
          </table:table-cell>
          <table:table-cell office:value-type="string" calcext:value-type="string">
            <text:p>https://api.github.com/repos/G-Node/nixpy</text:p>
          </table:table-cell>
          <table:table-cell table:formula="of:=REPLACE([.B2287]; 1; 29; &quot;&quot;)" office:value-type="string" office:string-value="G-Node/nixpy" calcext:value-type="string">
            <text:p>G-Node/nixpy</text:p>
          </table:table-cell>
        </table:table-row>
        <table:table-row table:style-name="ro1">
          <table:table-cell office:value-type="float" office:value="10060852" calcext:value-type="float">
            <text:p>10060852</text:p>
          </table:table-cell>
          <table:table-cell office:value-type="string" calcext:value-type="string">
            <text:p>https://api.github.com/repos/ccnmtl/dmt</text:p>
          </table:table-cell>
          <table:table-cell table:formula="of:=REPLACE([.B2288]; 1; 29; &quot;&quot;)" office:value-type="string" office:string-value="ccnmtl/dmt" calcext:value-type="string">
            <text:p>ccnmtl/dmt</text:p>
          </table:table-cell>
        </table:table-row>
        <table:table-row table:style-name="ro1">
          <table:table-cell office:value-type="float" office:value="10062057" calcext:value-type="float">
            <text:p>10062057</text:p>
          </table:table-cell>
          <table:table-cell office:value-type="string" calcext:value-type="string">
            <text:p>https://api.github.com/repos/jhamrick/optimal-mental-rotation</text:p>
          </table:table-cell>
          <table:table-cell table:formula="of:=REPLACE([.B2289]; 1; 29; &quot;&quot;)" office:value-type="string" office:string-value="jhamrick/optimal-mental-rotation" calcext:value-type="string">
            <text:p>jhamrick/optimal-mental-rotation</text:p>
          </table:table-cell>
        </table:table-row>
        <table:table-row table:style-name="ro1">
          <table:table-cell office:value-type="float" office:value="10062949" calcext:value-type="float">
            <text:p>10062949</text:p>
          </table:table-cell>
          <table:table-cell office:value-type="string" calcext:value-type="string">
            <text:p>https://api.github.com/repos/fedora-infra/fedimg</text:p>
          </table:table-cell>
          <table:table-cell table:formula="of:=REPLACE([.B2290]; 1; 29; &quot;&quot;)" office:value-type="string" office:string-value="fedora-infra/fedimg" calcext:value-type="string">
            <text:p>fedora-infra/fedimg</text:p>
          </table:table-cell>
        </table:table-row>
        <table:table-row table:style-name="ro1">
          <table:table-cell office:value-type="float" office:value="10066511" calcext:value-type="float">
            <text:p>10066511</text:p>
          </table:table-cell>
          <table:table-cell office:value-type="string" calcext:value-type="string">
            <text:p>https://api.github.com/repos/fzhurd/fzwork</text:p>
          </table:table-cell>
          <table:table-cell table:formula="of:=REPLACE([.B2291]; 1; 29; &quot;&quot;)" office:value-type="string" office:string-value="fzhurd/fzwork" calcext:value-type="string">
            <text:p>fzhurd/fzwork</text:p>
          </table:table-cell>
        </table:table-row>
        <table:table-row table:style-name="ro1">
          <table:table-cell office:value-type="float" office:value="10068204" calcext:value-type="float">
            <text:p>10068204</text:p>
          </table:table-cell>
          <table:table-cell office:value-type="string" calcext:value-type="string">
            <text:p>https://api.github.com/repos/ReubenAbrams/Chrubix</text:p>
          </table:table-cell>
          <table:table-cell table:formula="of:=REPLACE([.B2292]; 1; 29; &quot;&quot;)" office:value-type="string" office:string-value="ReubenAbrams/Chrubix" calcext:value-type="string">
            <text:p>ReubenAbrams/Chrubix</text:p>
          </table:table-cell>
        </table:table-row>
        <table:table-row table:style-name="ro1">
          <table:table-cell office:value-type="float" office:value="10079854" calcext:value-type="float">
            <text:p>10079854</text:p>
          </table:table-cell>
          <table:table-cell office:value-type="string" calcext:value-type="string">
            <text:p>https://api.github.com/repos/preprocessed-connectomes-project/quality-assessment-protocol</text:p>
          </table:table-cell>
          <table:table-cell table:formula="of:=REPLACE([.B2293]; 1; 29; &quot;&quot;)" office:value-type="string" office:string-value="preprocessed-connectomes-project/quality-assessment-protocol" calcext:value-type="string">
            <text:p>preprocessed-connectomes-project/quality-assessment-protocol</text:p>
          </table:table-cell>
        </table:table-row>
        <table:table-row table:style-name="ro1">
          <table:table-cell office:value-type="float" office:value="10100178" calcext:value-type="float">
            <text:p>10100178</text:p>
          </table:table-cell>
          <table:table-cell office:value-type="string" calcext:value-type="string">
            <text:p>https://api.github.com/repos/IQSS/miniverse</text:p>
          </table:table-cell>
          <table:table-cell table:formula="of:=REPLACE([.B2294]; 1; 29; &quot;&quot;)" office:value-type="string" office:string-value="IQSS/miniverse" calcext:value-type="string">
            <text:p>IQSS/miniverse</text:p>
          </table:table-cell>
        </table:table-row>
        <table:table-row table:style-name="ro1">
          <table:table-cell office:value-type="float" office:value="10102061" calcext:value-type="float">
            <text:p>10102061</text:p>
          </table:table-cell>
          <table:table-cell office:value-type="string" calcext:value-type="string">
            <text:p>https://api.github.com/repos/radremedy/radremedy</text:p>
          </table:table-cell>
          <table:table-cell table:formula="of:=REPLACE([.B2295]; 1; 29; &quot;&quot;)" office:value-type="string" office:string-value="radremedy/radremedy" calcext:value-type="string">
            <text:p>radremedy/radremedy</text:p>
          </table:table-cell>
        </table:table-row>
        <table:table-row table:style-name="ro1">
          <table:table-cell office:value-type="float" office:value="10103137" calcext:value-type="float">
            <text:p>10103137</text:p>
          </table:table-cell>
          <table:table-cell office:value-type="string" calcext:value-type="string">
            <text:p>https://api.github.com/repos/OSSOS/MOP</text:p>
          </table:table-cell>
          <table:table-cell table:formula="of:=REPLACE([.B2296]; 1; 29; &quot;&quot;)" office:value-type="string" office:string-value="OSSOS/MOP" calcext:value-type="string">
            <text:p>OSSOS/MOP</text:p>
          </table:table-cell>
        </table:table-row>
        <table:table-row table:style-name="ro1">
          <table:table-cell office:value-type="float" office:value="10114008" calcext:value-type="float">
            <text:p>10114008</text:p>
          </table:table-cell>
          <table:table-cell office:value-type="string" calcext:value-type="string">
            <text:p>https://api.github.com/repos/pavlov99/jsonapi</text:p>
          </table:table-cell>
          <table:table-cell table:formula="of:=REPLACE([.B2297]; 1; 29; &quot;&quot;)" office:value-type="string" office:string-value="pavlov99/jsonapi" calcext:value-type="string">
            <text:p>pavlov99/jsonapi</text:p>
          </table:table-cell>
        </table:table-row>
        <table:table-row table:style-name="ro1">
          <table:table-cell office:value-type="float" office:value="10117457" calcext:value-type="float">
            <text:p>10117457</text:p>
          </table:table-cell>
          <table:table-cell office:value-type="string" calcext:value-type="string">
            <text:p>https://api.github.com/repos/dimazest/fc</text:p>
          </table:table-cell>
          <table:table-cell table:formula="of:=REPLACE([.B2298]; 1; 29; &quot;&quot;)" office:value-type="string" office:string-value="dimazest/fc" calcext:value-type="string">
            <text:p>dimazest/fc</text:p>
          </table:table-cell>
        </table:table-row>
        <table:table-row table:style-name="ro1">
          <table:table-cell office:value-type="float" office:value="10121713" calcext:value-type="float">
            <text:p>10121713</text:p>
          </table:table-cell>
          <table:table-cell office:value-type="string" calcext:value-type="string">
            <text:p>https://api.github.com/repos/hammerlab/cycledash</text:p>
          </table:table-cell>
          <table:table-cell table:formula="of:=REPLACE([.B2299]; 1; 29; &quot;&quot;)" office:value-type="string" office:string-value="hammerlab/cycledash" calcext:value-type="string">
            <text:p>hammerlab/cycledash</text:p>
          </table:table-cell>
        </table:table-row>
        <table:table-row table:style-name="ro1">
          <table:table-cell office:value-type="float" office:value="10122059" calcext:value-type="float">
            <text:p>10122059</text:p>
          </table:table-cell>
          <table:table-cell office:value-type="string" calcext:value-type="string">
            <text:p>https://api.github.com/repos/Keesaco/KeesaFlo</text:p>
          </table:table-cell>
          <table:table-cell table:formula="of:=REPLACE([.B2300]; 1; 29; &quot;&quot;)" office:value-type="string" office:string-value="Keesaco/KeesaFlo" calcext:value-type="string">
            <text:p>Keesaco/KeesaFlo</text:p>
          </table:table-cell>
        </table:table-row>
        <table:table-row table:style-name="ro1">
          <table:table-cell office:value-type="float" office:value="10147136" calcext:value-type="float">
            <text:p>10147136</text:p>
          </table:table-cell>
          <table:table-cell office:value-type="string" calcext:value-type="string">
            <text:p>https://api.github.com/repos/cggh/panoptes</text:p>
          </table:table-cell>
          <table:table-cell table:formula="of:=REPLACE([.B2301]; 1; 29; &quot;&quot;)" office:value-type="string" office:string-value="cggh/panoptes" calcext:value-type="string">
            <text:p>cggh/panoptes</text:p>
          </table:table-cell>
        </table:table-row>
        <table:table-row table:style-name="ro1">
          <table:table-cell office:value-type="float" office:value="10156582" calcext:value-type="float">
            <text:p>10156582</text:p>
          </table:table-cell>
          <table:table-cell office:value-type="string" calcext:value-type="string">
            <text:p>https://api.github.com/repos/osmc/osmc</text:p>
          </table:table-cell>
          <table:table-cell table:formula="of:=REPLACE([.B2302]; 1; 29; &quot;&quot;)" office:value-type="string" office:string-value="osmc/osmc" calcext:value-type="string">
            <text:p>osmc/osmc</text:p>
          </table:table-cell>
        </table:table-row>
        <table:table-row table:style-name="ro1">
          <table:table-cell office:value-type="float" office:value="10157864" calcext:value-type="float">
            <text:p>10157864</text:p>
          </table:table-cell>
          <table:table-cell office:value-type="string" calcext:value-type="string">
            <text:p>https://api.github.com/repos/abelcarreras/DynaPhoPy</text:p>
          </table:table-cell>
          <table:table-cell table:formula="of:=REPLACE([.B2303]; 1; 29; &quot;&quot;)" office:value-type="string" office:string-value="abelcarreras/DynaPhoPy" calcext:value-type="string">
            <text:p>abelcarreras/DynaPhoPy</text:p>
          </table:table-cell>
        </table:table-row>
        <table:table-row table:style-name="ro1">
          <table:table-cell office:value-type="float" office:value="10160033" calcext:value-type="float">
            <text:p>10160033</text:p>
          </table:table-cell>
          <table:table-cell office:value-type="string" calcext:value-type="string">
            <text:p>https://api.github.com/repos/cloudOver/corecluster</text:p>
          </table:table-cell>
          <table:table-cell table:formula="of:=REPLACE([.B2304]; 1; 29; &quot;&quot;)" office:value-type="string" office:string-value="cloudOver/corecluster" calcext:value-type="string">
            <text:p>cloudOver/corecluster</text:p>
          </table:table-cell>
        </table:table-row>
        <table:table-row table:style-name="ro1">
          <table:table-cell office:value-type="float" office:value="10164378" calcext:value-type="float">
            <text:p>10164378</text:p>
          </table:table-cell>
          <table:table-cell office:value-type="string" calcext:value-type="string">
            <text:p>https://api.github.com/repos/zingale/pyro2</text:p>
          </table:table-cell>
          <table:table-cell table:formula="of:=REPLACE([.B2305]; 1; 29; &quot;&quot;)" office:value-type="string" office:string-value="zingale/pyro2" calcext:value-type="string">
            <text:p>zingale/pyro2</text:p>
          </table:table-cell>
        </table:table-row>
        <table:table-row table:style-name="ro1">
          <table:table-cell office:value-type="float" office:value="10164663" calcext:value-type="float">
            <text:p>10164663</text:p>
          </table:table-cell>
          <table:table-cell office:value-type="string" calcext:value-type="string">
            <text:p>https://api.github.com/repos/aurzenligl/prophy</text:p>
          </table:table-cell>
          <table:table-cell table:formula="of:=REPLACE([.B2306]; 1; 29; &quot;&quot;)" office:value-type="string" office:string-value="aurzenligl/prophy" calcext:value-type="string">
            <text:p>aurzenligl/prophy</text:p>
          </table:table-cell>
        </table:table-row>
        <table:table-row table:style-name="ro1">
          <table:table-cell office:value-type="float" office:value="10165847" calcext:value-type="float">
            <text:p>10165847</text:p>
          </table:table-cell>
          <table:table-cell office:value-type="string" calcext:value-type="string">
            <text:p>https://api.github.com/repos/sheagcraig/python-jss</text:p>
          </table:table-cell>
          <table:table-cell table:formula="of:=REPLACE([.B2307]; 1; 29; &quot;&quot;)" office:value-type="string" office:string-value="sheagcraig/python-jss" calcext:value-type="string">
            <text:p>sheagcraig/python-jss</text:p>
          </table:table-cell>
        </table:table-row>
        <table:table-row table:style-name="ro1">
          <table:table-cell office:value-type="float" office:value="10174228" calcext:value-type="float">
            <text:p>10174228</text:p>
          </table:table-cell>
          <table:table-cell office:value-type="string" calcext:value-type="string">
            <text:p>https://api.github.com/repos/tlstyer/acquire</text:p>
          </table:table-cell>
          <table:table-cell table:formula="of:=REPLACE([.B2308]; 1; 29; &quot;&quot;)" office:value-type="string" office:string-value="tlstyer/acquire" calcext:value-type="string">
            <text:p>tlstyer/acquire</text:p>
          </table:table-cell>
        </table:table-row>
        <table:table-row table:style-name="ro1">
          <table:table-cell office:value-type="float" office:value="10174679" calcext:value-type="float">
            <text:p>10174679</text:p>
          </table:table-cell>
          <table:table-cell office:value-type="string" calcext:value-type="string">
            <text:p>https://api.github.com/repos/DjangoGirls/djangogirls</text:p>
          </table:table-cell>
          <table:table-cell table:formula="of:=REPLACE([.B2309]; 1; 29; &quot;&quot;)" office:value-type="string" office:string-value="DjangoGirls/djangogirls" calcext:value-type="string">
            <text:p>DjangoGirls/djangogirls</text:p>
          </table:table-cell>
        </table:table-row>
        <table:table-row table:style-name="ro1">
          <table:table-cell office:value-type="float" office:value="10182705" calcext:value-type="float">
            <text:p>10182705</text:p>
          </table:table-cell>
          <table:table-cell office:value-type="string" calcext:value-type="string">
            <text:p>https://api.github.com/repos/ingadhoc/odoo-addons</text:p>
          </table:table-cell>
          <table:table-cell table:formula="of:=REPLACE([.B2310]; 1; 29; &quot;&quot;)" office:value-type="string" office:string-value="ingadhoc/odoo-addons" calcext:value-type="string">
            <text:p>ingadhoc/odoo-addons</text:p>
          </table:table-cell>
        </table:table-row>
        <table:table-row table:style-name="ro1">
          <table:table-cell office:value-type="float" office:value="10182709" calcext:value-type="float">
            <text:p>10182709</text:p>
          </table:table-cell>
          <table:table-cell office:value-type="string" calcext:value-type="string">
            <text:p>https://api.github.com/repos/ingadhoc/odoo-argentina</text:p>
          </table:table-cell>
          <table:table-cell table:formula="of:=REPLACE([.B2311]; 1; 29; &quot;&quot;)" office:value-type="string" office:string-value="ingadhoc/odoo-argentina" calcext:value-type="string">
            <text:p>ingadhoc/odoo-argentina</text:p>
          </table:table-cell>
        </table:table-row>
        <table:table-row table:style-name="ro1">
          <table:table-cell office:value-type="float" office:value="10192531" calcext:value-type="float">
            <text:p>10192531</text:p>
          </table:table-cell>
          <table:table-cell office:value-type="string" calcext:value-type="string">
            <text:p>https://api.github.com/repos/openfun/fun-apps</text:p>
          </table:table-cell>
          <table:table-cell table:formula="of:=REPLACE([.B2312]; 1; 29; &quot;&quot;)" office:value-type="string" office:string-value="openfun/fun-apps" calcext:value-type="string">
            <text:p>openfun/fun-apps</text:p>
          </table:table-cell>
        </table:table-row>
        <table:table-row table:style-name="ro1">
          <table:table-cell office:value-type="float" office:value="10197043" calcext:value-type="float">
            <text:p>10197043</text:p>
          </table:table-cell>
          <table:table-cell office:value-type="string" calcext:value-type="string">
            <text:p>https://api.github.com/repos/rabix/rabix</text:p>
          </table:table-cell>
          <table:table-cell table:formula="of:=REPLACE([.B2313]; 1; 29; &quot;&quot;)" office:value-type="string" office:string-value="rabix/rabix" calcext:value-type="string">
            <text:p>rabix/rabix</text:p>
          </table:table-cell>
        </table:table-row>
        <table:table-row table:style-name="ro1">
          <table:table-cell office:value-type="float" office:value="10209026" calcext:value-type="float">
            <text:p>10209026</text:p>
          </table:table-cell>
          <table:table-cell office:value-type="string" calcext:value-type="string">
            <text:p>https://api.github.com/repos/satoshilabs/docs</text:p>
          </table:table-cell>
          <table:table-cell table:formula="of:=REPLACE([.B2314]; 1; 29; &quot;&quot;)" office:value-type="string" office:string-value="satoshilabs/docs" calcext:value-type="string">
            <text:p>satoshilabs/docs</text:p>
          </table:table-cell>
        </table:table-row>
        <table:table-row table:style-name="ro1">
          <table:table-cell office:value-type="float" office:value="10215851" calcext:value-type="float">
            <text:p>10215851</text:p>
          </table:table-cell>
          <table:table-cell office:value-type="string" calcext:value-type="string">
            <text:p>https://api.github.com/repos/openstack/training-guides</text:p>
          </table:table-cell>
          <table:table-cell table:formula="of:=REPLACE([.B2315]; 1; 29; &quot;&quot;)" office:value-type="string" office:string-value="openstack/training-guides" calcext:value-type="string">
            <text:p>openstack/training-guides</text:p>
          </table:table-cell>
        </table:table-row>
        <table:table-row table:style-name="ro1">
          <table:table-cell office:value-type="float" office:value="10222433" calcext:value-type="float">
            <text:p>10222433</text:p>
          </table:table-cell>
          <table:table-cell office:value-type="string" calcext:value-type="string">
            <text:p>https://api.github.com/repos/TUB-Control/PaPI</text:p>
          </table:table-cell>
          <table:table-cell table:formula="of:=REPLACE([.B2316]; 1; 29; &quot;&quot;)" office:value-type="string" office:string-value="TUB-Control/PaPI" calcext:value-type="string">
            <text:p>TUB-Control/PaPI</text:p>
          </table:table-cell>
        </table:table-row>
        <table:table-row table:style-name="ro1">
          <table:table-cell office:value-type="float" office:value="10225682" calcext:value-type="float">
            <text:p>10225682</text:p>
          </table:table-cell>
          <table:table-cell office:value-type="string" calcext:value-type="string">
            <text:p>https://api.github.com/repos/musalbas/mcc-mnc-table</text:p>
          </table:table-cell>
          <table:table-cell table:formula="of:=REPLACE([.B2317]; 1; 29; &quot;&quot;)" office:value-type="string" office:string-value="musalbas/mcc-mnc-table" calcext:value-type="string">
            <text:p>musalbas/mcc-mnc-table</text:p>
          </table:table-cell>
        </table:table-row>
        <table:table-row table:style-name="ro1">
          <table:table-cell office:value-type="float" office:value="10231439" calcext:value-type="float">
            <text:p>10231439</text:p>
          </table:table-cell>
          <table:table-cell office:value-type="string" calcext:value-type="string">
            <text:p>https://api.github.com/repos/mypaint/mypaint</text:p>
          </table:table-cell>
          <table:table-cell table:formula="of:=REPLACE([.B2318]; 1; 29; &quot;&quot;)" office:value-type="string" office:string-value="mypaint/mypaint" calcext:value-type="string">
            <text:p>mypaint/mypaint</text:p>
          </table:table-cell>
        </table:table-row>
        <table:table-row table:style-name="ro1">
          <table:table-cell office:value-type="float" office:value="10234189" calcext:value-type="float">
            <text:p>10234189</text:p>
          </table:table-cell>
          <table:table-cell office:value-type="string" calcext:value-type="string">
            <text:p>https://api.github.com/repos/EMFTeam/EMF</text:p>
          </table:table-cell>
          <table:table-cell table:formula="of:=REPLACE([.B2319]; 1; 29; &quot;&quot;)" office:value-type="string" office:string-value="EMFTeam/EMF" calcext:value-type="string">
            <text:p>EMFTeam/EMF</text:p>
          </table:table-cell>
        </table:table-row>
        <table:table-row table:style-name="ro1">
          <table:table-cell office:value-type="float" office:value="10248981" calcext:value-type="float">
            <text:p>10248981</text:p>
          </table:table-cell>
          <table:table-cell office:value-type="string" calcext:value-type="string">
            <text:p>https://api.github.com/repos/zy31415/viscojapan</text:p>
          </table:table-cell>
          <table:table-cell table:formula="of:=REPLACE([.B2320]; 1; 29; &quot;&quot;)" office:value-type="string" office:string-value="zy31415/viscojapan" calcext:value-type="string">
            <text:p>zy31415/viscojapan</text:p>
          </table:table-cell>
        </table:table-row>
        <table:table-row table:style-name="ro1">
          <table:table-cell office:value-type="float" office:value="10253960" calcext:value-type="float">
            <text:p>10253960</text:p>
          </table:table-cell>
          <table:table-cell office:value-type="string" calcext:value-type="string">
            <text:p>https://api.github.com/repos/fake-name/MangaCMS</text:p>
          </table:table-cell>
          <table:table-cell table:formula="of:=REPLACE([.B2321]; 1; 29; &quot;&quot;)" office:value-type="string" office:string-value="fake-name/MangaCMS" calcext:value-type="string">
            <text:p>fake-name/MangaCMS</text:p>
          </table:table-cell>
        </table:table-row>
        <table:table-row table:style-name="ro1">
          <table:table-cell office:value-type="float" office:value="10255895" calcext:value-type="float">
            <text:p>10255895</text:p>
          </table:table-cell>
          <table:table-cell office:value-type="string" calcext:value-type="string">
            <text:p>https://api.github.com/repos/aio-libs/aioredis</text:p>
          </table:table-cell>
          <table:table-cell table:formula="of:=REPLACE([.B2322]; 1; 29; &quot;&quot;)" office:value-type="string" office:string-value="aio-libs/aioredis" calcext:value-type="string">
            <text:p>aio-libs/aioredis</text:p>
          </table:table-cell>
        </table:table-row>
        <table:table-row table:style-name="ro1">
          <table:table-cell office:value-type="float" office:value="10257172" calcext:value-type="float">
            <text:p>10257172</text:p>
          </table:table-cell>
          <table:table-cell office:value-type="string" calcext:value-type="string">
            <text:p>https://api.github.com/repos/SpiNNakerManchester/SpiNNMan</text:p>
          </table:table-cell>
          <table:table-cell table:formula="of:=REPLACE([.B2323]; 1; 29; &quot;&quot;)" office:value-type="string" office:string-value="SpiNNakerManchester/SpiNNMan" calcext:value-type="string">
            <text:p>SpiNNakerManchester/SpiNNMan</text:p>
          </table:table-cell>
        </table:table-row>
        <table:table-row table:style-name="ro1">
          <table:table-cell office:value-type="float" office:value="10257611" calcext:value-type="float">
            <text:p>10257611</text:p>
          </table:table-cell>
          <table:table-cell office:value-type="string" calcext:value-type="string">
            <text:p>https://api.github.com/repos/SpiNNakerManchester/PACMAN</text:p>
          </table:table-cell>
          <table:table-cell table:formula="of:=REPLACE([.B2324]; 1; 29; &quot;&quot;)" office:value-type="string" office:string-value="SpiNNakerManchester/PACMAN" calcext:value-type="string">
            <text:p>SpiNNakerManchester/PACMAN</text:p>
          </table:table-cell>
        </table:table-row>
        <table:table-row table:style-name="ro1">
          <table:table-cell office:value-type="float" office:value="10262393" calcext:value-type="float">
            <text:p>10262393</text:p>
          </table:table-cell>
          <table:table-cell office:value-type="string" calcext:value-type="string">
            <text:p>https://api.github.com/repos/CampbellGroup/common</text:p>
          </table:table-cell>
          <table:table-cell table:formula="of:=REPLACE([.B2325]; 1; 29; &quot;&quot;)" office:value-type="string" office:string-value="CampbellGroup/common" calcext:value-type="string">
            <text:p>CampbellGroup/common</text:p>
          </table:table-cell>
        </table:table-row>
        <table:table-row table:style-name="ro1">
          <table:table-cell office:value-type="float" office:value="10276800" calcext:value-type="float">
            <text:p>10276800</text:p>
          </table:table-cell>
          <table:table-cell office:value-type="string" calcext:value-type="string">
            <text:p>https://api.github.com/repos/GluuFederation/docs</text:p>
          </table:table-cell>
          <table:table-cell table:formula="of:=REPLACE([.B2326]; 1; 29; &quot;&quot;)" office:value-type="string" office:string-value="GluuFederation/docs" calcext:value-type="string">
            <text:p>GluuFederation/docs</text:p>
          </table:table-cell>
        </table:table-row>
        <table:table-row table:style-name="ro1">
          <table:table-cell office:value-type="float" office:value="10288016" calcext:value-type="float">
            <text:p>10288016</text:p>
          </table:table-cell>
          <table:table-cell office:value-type="string" calcext:value-type="string">
            <text:p>https://api.github.com/repos/mesonbuild/meson</text:p>
          </table:table-cell>
          <table:table-cell table:formula="of:=REPLACE([.B2327]; 1; 29; &quot;&quot;)" office:value-type="string" office:string-value="mesonbuild/meson" calcext:value-type="string">
            <text:p>mesonbuild/meson</text:p>
          </table:table-cell>
        </table:table-row>
        <table:table-row table:style-name="ro1">
          <table:table-cell office:value-type="float" office:value="10304324" calcext:value-type="float">
            <text:p>10304324</text:p>
          </table:table-cell>
          <table:table-cell office:value-type="string" calcext:value-type="string">
            <text:p>https://api.github.com/repos/IMIO/buildout.website</text:p>
          </table:table-cell>
          <table:table-cell table:formula="of:=REPLACE([.B2328]; 1; 29; &quot;&quot;)" office:value-type="string" office:string-value="IMIO/buildout.website" calcext:value-type="string">
            <text:p>IMIO/buildout.website</text:p>
          </table:table-cell>
        </table:table-row>
        <table:table-row table:style-name="ro1">
          <table:table-cell office:value-type="float" office:value="10309436" calcext:value-type="float">
            <text:p>10309436</text:p>
          </table:table-cell>
          <table:table-cell office:value-type="string" calcext:value-type="string">
            <text:p>https://api.github.com/repos/sealevelresearch/sea-level-api</text:p>
          </table:table-cell>
          <table:table-cell table:formula="of:=REPLACE([.B2329]; 1; 29; &quot;&quot;)" office:value-type="string" office:string-value="sealevelresearch/sea-level-api" calcext:value-type="string">
            <text:p>sealevelresearch/sea-level-api</text:p>
          </table:table-cell>
        </table:table-row>
        <table:table-row table:style-name="ro1">
          <table:table-cell office:value-type="float" office:value="10315219" calcext:value-type="float">
            <text:p>10315219</text:p>
          </table:table-cell>
          <table:table-cell office:value-type="string" calcext:value-type="string">
            <text:p>https://api.github.com/repos/zenfish/d3ck</text:p>
          </table:table-cell>
          <table:table-cell table:formula="of:=REPLACE([.B2330]; 1; 29; &quot;&quot;)" office:value-type="string" office:string-value="zenfish/d3ck" calcext:value-type="string">
            <text:p>zenfish/d3ck</text:p>
          </table:table-cell>
        </table:table-row>
        <table:table-row table:style-name="ro1">
          <table:table-cell office:value-type="float" office:value="10315340" calcext:value-type="float">
            <text:p>10315340</text:p>
          </table:table-cell>
          <table:table-cell office:value-type="string" calcext:value-type="string">
            <text:p>https://api.github.com/repos/borevitzlab/spc-eyepi</text:p>
          </table:table-cell>
          <table:table-cell table:formula="of:=REPLACE([.B2331]; 1; 29; &quot;&quot;)" office:value-type="string" office:string-value="borevitzlab/spc-eyepi" calcext:value-type="string">
            <text:p>borevitzlab/spc-eyepi</text:p>
          </table:table-cell>
        </table:table-row>
        <table:table-row table:style-name="ro1">
          <table:table-cell office:value-type="float" office:value="10318262" calcext:value-type="float">
            <text:p>10318262</text:p>
          </table:table-cell>
          <table:table-cell office:value-type="string" calcext:value-type="string">
            <text:p>https://api.github.com/repos/cloudify-cosmo/cloudify-fabric-plugin</text:p>
          </table:table-cell>
          <table:table-cell table:formula="of:=REPLACE([.B2332]; 1; 29; &quot;&quot;)" office:value-type="string" office:string-value="cloudify-cosmo/cloudify-fabric-plugin" calcext:value-type="string">
            <text:p>cloudify-cosmo/cloudify-fabric-plugin</text:p>
          </table:table-cell>
        </table:table-row>
        <table:table-row table:style-name="ro1">
          <table:table-cell office:value-type="float" office:value="10320370" calcext:value-type="float">
            <text:p>10320370</text:p>
          </table:table-cell>
          <table:table-cell office:value-type="string" calcext:value-type="string">
            <text:p>https://api.github.com/repos/psi46/MoReWeb</text:p>
          </table:table-cell>
          <table:table-cell table:formula="of:=REPLACE([.B2333]; 1; 29; &quot;&quot;)" office:value-type="string" office:string-value="psi46/MoReWeb" calcext:value-type="string">
            <text:p>psi46/MoReWeb</text:p>
          </table:table-cell>
        </table:table-row>
        <table:table-row table:style-name="ro1">
          <table:table-cell office:value-type="float" office:value="10340095" calcext:value-type="float">
            <text:p>10340095</text:p>
          </table:table-cell>
          <table:table-cell office:value-type="string" calcext:value-type="string">
            <text:p>https://api.github.com/repos/patacrep/patanet</text:p>
          </table:table-cell>
          <table:table-cell table:formula="of:=REPLACE([.B2334]; 1; 29; &quot;&quot;)" office:value-type="string" office:string-value="patacrep/patanet" calcext:value-type="string">
            <text:p>patacrep/patanet</text:p>
          </table:table-cell>
        </table:table-row>
        <table:table-row table:style-name="ro1">
          <table:table-cell office:value-type="float" office:value="10340104" calcext:value-type="float">
            <text:p>10340104</text:p>
          </table:table-cell>
          <table:table-cell office:value-type="string" calcext:value-type="string">
            <text:p>https://api.github.com/repos/patacrep/patacrep</text:p>
          </table:table-cell>
          <table:table-cell table:formula="of:=REPLACE([.B2335]; 1; 29; &quot;&quot;)" office:value-type="string" office:string-value="patacrep/patacrep" calcext:value-type="string">
            <text:p>patacrep/patacrep</text:p>
          </table:table-cell>
        </table:table-row>
        <table:table-row table:style-name="ro1">
          <table:table-cell office:value-type="float" office:value="10345399" calcext:value-type="float">
            <text:p>10345399</text:p>
          </table:table-cell>
          <table:table-cell office:value-type="string" calcext:value-type="string">
            <text:p>https://api.github.com/repos/scrapinghub/shub</text:p>
          </table:table-cell>
          <table:table-cell table:formula="of:=REPLACE([.B2336]; 1; 29; &quot;&quot;)" office:value-type="string" office:string-value="scrapinghub/shub" calcext:value-type="string">
            <text:p>scrapinghub/shub</text:p>
          </table:table-cell>
        </table:table-row>
        <table:table-row table:style-name="ro1">
          <table:table-cell office:value-type="float" office:value="10348670" calcext:value-type="float">
            <text:p>10348670</text:p>
          </table:table-cell>
          <table:table-cell office:value-type="string" calcext:value-type="string">
            <text:p>https://api.github.com/repos/Legrandin/pycryptodome</text:p>
          </table:table-cell>
          <table:table-cell table:formula="of:=REPLACE([.B2337]; 1; 29; &quot;&quot;)" office:value-type="string" office:string-value="Legrandin/pycryptodome" calcext:value-type="string">
            <text:p>Legrandin/pycryptodome</text:p>
          </table:table-cell>
        </table:table-row>
        <table:table-row table:style-name="ro1">
          <table:table-cell office:value-type="float" office:value="10349328" calcext:value-type="float">
            <text:p>10349328</text:p>
          </table:table-cell>
          <table:table-cell office:value-type="string" calcext:value-type="string">
            <text:p>https://api.github.com/repos/zenoss/zenpacklib</text:p>
          </table:table-cell>
          <table:table-cell table:formula="of:=REPLACE([.B2338]; 1; 29; &quot;&quot;)" office:value-type="string" office:string-value="zenoss/zenpacklib" calcext:value-type="string">
            <text:p>zenoss/zenpacklib</text:p>
          </table:table-cell>
        </table:table-row>
        <table:table-row table:style-name="ro1">
          <table:table-cell office:value-type="float" office:value="10350181" calcext:value-type="float">
            <text:p>10350181</text:p>
          </table:table-cell>
          <table:table-cell office:value-type="string" calcext:value-type="string">
            <text:p>https://api.github.com/repos/ceholden/yatsm</text:p>
          </table:table-cell>
          <table:table-cell table:formula="of:=REPLACE([.B2339]; 1; 29; &quot;&quot;)" office:value-type="string" office:string-value="ceholden/yatsm" calcext:value-type="string">
            <text:p>ceholden/yatsm</text:p>
          </table:table-cell>
        </table:table-row>
        <table:table-row table:style-name="ro1">
          <table:table-cell office:value-type="float" office:value="10364540" calcext:value-type="float">
            <text:p>10364540</text:p>
          </table:table-cell>
          <table:table-cell office:value-type="string" calcext:value-type="string">
            <text:p>https://api.github.com/repos/hivam/l10n_co_doctor</text:p>
          </table:table-cell>
          <table:table-cell table:formula="of:=REPLACE([.B2340]; 1; 29; &quot;&quot;)" office:value-type="string" office:string-value="hivam/l10n_co_doctor" calcext:value-type="string">
            <text:p>hivam/l10n_co_doctor</text:p>
          </table:table-cell>
        </table:table-row>
        <table:table-row table:style-name="ro1">
          <table:table-cell office:value-type="float" office:value="10369182" calcext:value-type="float">
            <text:p>10369182</text:p>
          </table:table-cell>
          <table:table-cell office:value-type="string" calcext:value-type="string">
            <text:p>https://api.github.com/repos/MoveLab/tigatrapp-server</text:p>
          </table:table-cell>
          <table:table-cell table:formula="of:=REPLACE([.B2341]; 1; 29; &quot;&quot;)" office:value-type="string" office:string-value="MoveLab/tigatrapp-server" calcext:value-type="string">
            <text:p>MoveLab/tigatrapp-server</text:p>
          </table:table-cell>
        </table:table-row>
        <table:table-row table:style-name="ro1">
          <table:table-cell office:value-type="float" office:value="10370106" calcext:value-type="float">
            <text:p>10370106</text:p>
          </table:table-cell>
          <table:table-cell office:value-type="string" calcext:value-type="string">
            <text:p>https://api.github.com/repos/FInAT/FInAT</text:p>
          </table:table-cell>
          <table:table-cell table:formula="of:=REPLACE([.B2342]; 1; 29; &quot;&quot;)" office:value-type="string" office:string-value="FInAT/FInAT" calcext:value-type="string">
            <text:p>FInAT/FInAT</text:p>
          </table:table-cell>
        </table:table-row>
        <table:table-row table:style-name="ro1">
          <table:table-cell office:value-type="float" office:value="10374450" calcext:value-type="float">
            <text:p>10374450</text:p>
          </table:table-cell>
          <table:table-cell office:value-type="string" calcext:value-type="string">
            <text:p>https://api.github.com/repos/g0v/councilor-voter-guide</text:p>
          </table:table-cell>
          <table:table-cell table:formula="of:=REPLACE([.B2343]; 1; 29; &quot;&quot;)" office:value-type="string" office:string-value="g0v/councilor-voter-guide" calcext:value-type="string">
            <text:p>g0v/councilor-voter-guide</text:p>
          </table:table-cell>
        </table:table-row>
        <table:table-row table:style-name="ro1">
          <table:table-cell office:value-type="float" office:value="10386166" calcext:value-type="float">
            <text:p>10386166</text:p>
          </table:table-cell>
          <table:table-cell office:value-type="string" calcext:value-type="string">
            <text:p>https://api.github.com/repos/ClusterHQ/flocker</text:p>
          </table:table-cell>
          <table:table-cell table:formula="of:=REPLACE([.B2344]; 1; 29; &quot;&quot;)" office:value-type="string" office:string-value="ClusterHQ/flocker" calcext:value-type="string">
            <text:p>ClusterHQ/flocker</text:p>
          </table:table-cell>
        </table:table-row>
        <table:table-row table:style-name="ro1">
          <table:table-cell office:value-type="float" office:value="10389042" calcext:value-type="float">
            <text:p>10389042</text:p>
          </table:table-cell>
          <table:table-cell office:value-type="string" calcext:value-type="string">
            <text:p>https://api.github.com/repos/Vauxoo/addons-vauxoo</text:p>
          </table:table-cell>
          <table:table-cell table:formula="of:=REPLACE([.B2345]; 1; 29; &quot;&quot;)" office:value-type="string" office:string-value="Vauxoo/addons-vauxoo" calcext:value-type="string">
            <text:p>Vauxoo/addons-vauxoo</text:p>
          </table:table-cell>
        </table:table-row>
        <table:table-row table:style-name="ro1">
          <table:table-cell office:value-type="float" office:value="10389884" calcext:value-type="float">
            <text:p>10389884</text:p>
          </table:table-cell>
          <table:table-cell office:value-type="string" calcext:value-type="string">
            <text:p>https://api.github.com/repos/Ingener74/Jupiter</text:p>
          </table:table-cell>
          <table:table-cell table:formula="of:=REPLACE([.B2346]; 1; 29; &quot;&quot;)" office:value-type="string" office:string-value="Ingener74/Jupiter" calcext:value-type="string">
            <text:p>Ingener74/Jupiter</text:p>
          </table:table-cell>
        </table:table-row>
        <table:table-row table:style-name="ro1">
          <table:table-cell office:value-type="float" office:value="10400120" calcext:value-type="float">
            <text:p>10400120</text:p>
          </table:table-cell>
          <table:table-cell office:value-type="string" calcext:value-type="string">
            <text:p>https://api.github.com/repos/acsone/acsone-addons</text:p>
          </table:table-cell>
          <table:table-cell table:formula="of:=REPLACE([.B2347]; 1; 29; &quot;&quot;)" office:value-type="string" office:string-value="acsone/acsone-addons" calcext:value-type="string">
            <text:p>acsone/acsone-addons</text:p>
          </table:table-cell>
        </table:table-row>
        <table:table-row table:style-name="ro1">
          <table:table-cell office:value-type="float" office:value="10402205" calcext:value-type="float">
            <text:p>10402205</text:p>
          </table:table-cell>
          <table:table-cell office:value-type="string" calcext:value-type="string">
            <text:p>https://api.github.com/repos/tobspr/RenderPipeline</text:p>
          </table:table-cell>
          <table:table-cell table:formula="of:=REPLACE([.B2348]; 1; 29; &quot;&quot;)" office:value-type="string" office:string-value="tobspr/RenderPipeline" calcext:value-type="string">
            <text:p>tobspr/RenderPipeline</text:p>
          </table:table-cell>
        </table:table-row>
        <table:table-row table:style-name="ro1">
          <table:table-cell office:value-type="float" office:value="10402521" calcext:value-type="float">
            <text:p>10402521</text:p>
          </table:table-cell>
          <table:table-cell office:value-type="string" calcext:value-type="string">
            <text:p>https://api.github.com/repos/TimSC/mergecam</text:p>
          </table:table-cell>
          <table:table-cell table:formula="of:=REPLACE([.B2349]; 1; 29; &quot;&quot;)" office:value-type="string" office:string-value="TimSC/mergecam" calcext:value-type="string">
            <text:p>TimSC/mergecam</text:p>
          </table:table-cell>
        </table:table-row>
        <table:table-row table:style-name="ro1">
          <table:table-cell office:value-type="float" office:value="10415827" calcext:value-type="float">
            <text:p>10415827</text:p>
          </table:table-cell>
          <table:table-cell office:value-type="string" calcext:value-type="string">
            <text:p>https://api.github.com/repos/xlcnd/isbnlib</text:p>
          </table:table-cell>
          <table:table-cell table:formula="of:=REPLACE([.B2350]; 1; 29; &quot;&quot;)" office:value-type="string" office:string-value="xlcnd/isbnlib" calcext:value-type="string">
            <text:p>xlcnd/isbnlib</text:p>
          </table:table-cell>
        </table:table-row>
        <table:table-row table:style-name="ro1">
          <table:table-cell office:value-type="float" office:value="10433629" calcext:value-type="float">
            <text:p>10433629</text:p>
          </table:table-cell>
          <table:table-cell office:value-type="string" calcext:value-type="string">
            <text:p>https://api.github.com/repos/credativUK/credativ-addons</text:p>
          </table:table-cell>
          <table:table-cell table:formula="of:=REPLACE([.B2351]; 1; 29; &quot;&quot;)" office:value-type="string" office:string-value="credativUK/credativ-addons" calcext:value-type="string">
            <text:p>credativUK/credativ-addons</text:p>
          </table:table-cell>
        </table:table-row>
        <table:table-row table:style-name="ro1">
          <table:table-cell office:value-type="float" office:value="10440077" calcext:value-type="float">
            <text:p>10440077</text:p>
          </table:table-cell>
          <table:table-cell office:value-type="string" calcext:value-type="string">
            <text:p>https://api.github.com/repos/miku/siskin</text:p>
          </table:table-cell>
          <table:table-cell table:formula="of:=REPLACE([.B2352]; 1; 29; &quot;&quot;)" office:value-type="string" office:string-value="miku/siskin" calcext:value-type="string">
            <text:p>miku/siskin</text:p>
          </table:table-cell>
        </table:table-row>
        <table:table-row table:style-name="ro1">
          <table:table-cell office:value-type="float" office:value="10444536" calcext:value-type="float">
            <text:p>10444536</text:p>
          </table:table-cell>
          <table:table-cell office:value-type="string" calcext:value-type="string">
            <text:p>https://api.github.com/repos/personalrobotics/prpy</text:p>
          </table:table-cell>
          <table:table-cell table:formula="of:=REPLACE([.B2353]; 1; 29; &quot;&quot;)" office:value-type="string" office:string-value="personalrobotics/prpy" calcext:value-type="string">
            <text:p>personalrobotics/prpy</text:p>
          </table:table-cell>
        </table:table-row>
        <table:table-row table:style-name="ro1">
          <table:table-cell office:value-type="float" office:value="10444623" calcext:value-type="float">
            <text:p>10444623</text:p>
          </table:table-cell>
          <table:table-cell office:value-type="string" calcext:value-type="string">
            <text:p>https://api.github.com/repos/personalrobotics/herbpy</text:p>
          </table:table-cell>
          <table:table-cell table:formula="of:=REPLACE([.B2354]; 1; 29; &quot;&quot;)" office:value-type="string" office:string-value="personalrobotics/herbpy" calcext:value-type="string">
            <text:p>personalrobotics/herbpy</text:p>
          </table:table-cell>
        </table:table-row>
        <table:table-row table:style-name="ro1">
          <table:table-cell office:value-type="float" office:value="10447369" calcext:value-type="float">
            <text:p>10447369</text:p>
          </table:table-cell>
          <table:table-cell office:value-type="string" calcext:value-type="string">
            <text:p>https://api.github.com/repos/SpiNNakerManchester/sPyNNaker</text:p>
          </table:table-cell>
          <table:table-cell table:formula="of:=REPLACE([.B2355]; 1; 29; &quot;&quot;)" office:value-type="string" office:string-value="SpiNNakerManchester/sPyNNaker" calcext:value-type="string">
            <text:p>SpiNNakerManchester/sPyNNaker</text:p>
          </table:table-cell>
        </table:table-row>
        <table:table-row table:style-name="ro1">
          <table:table-cell office:value-type="float" office:value="10448369" calcext:value-type="float">
            <text:p>10448369</text:p>
          </table:table-cell>
          <table:table-cell office:value-type="string" calcext:value-type="string">
            <text:p>https://api.github.com/repos/fkunneman/DEvents</text:p>
          </table:table-cell>
          <table:table-cell table:formula="of:=REPLACE([.B2356]; 1; 29; &quot;&quot;)" office:value-type="string" office:string-value="fkunneman/DEvents" calcext:value-type="string">
            <text:p>fkunneman/DEvents</text:p>
          </table:table-cell>
        </table:table-row>
        <table:table-row table:style-name="ro1">
          <table:table-cell office:value-type="float" office:value="10448987" calcext:value-type="float">
            <text:p>10448987</text:p>
          </table:table-cell>
          <table:table-cell office:value-type="string" calcext:value-type="string">
            <text:p>https://api.github.com/repos/msimacek/koschei</text:p>
          </table:table-cell>
          <table:table-cell table:formula="of:=REPLACE([.B2357]; 1; 29; &quot;&quot;)" office:value-type="string" office:string-value="msimacek/koschei" calcext:value-type="string">
            <text:p>msimacek/koschei</text:p>
          </table:table-cell>
        </table:table-row>
        <table:table-row table:style-name="ro1">
          <table:table-cell office:value-type="float" office:value="10451259" calcext:value-type="float">
            <text:p>10451259</text:p>
          </table:table-cell>
          <table:table-cell office:value-type="string" calcext:value-type="string">
            <text:p>https://api.github.com/repos/OCA/connector</text:p>
          </table:table-cell>
          <table:table-cell table:formula="of:=REPLACE([.B2358]; 1; 29; &quot;&quot;)" office:value-type="string" office:string-value="OCA/connector" calcext:value-type="string">
            <text:p>OCA/connector</text:p>
          </table:table-cell>
        </table:table-row>
        <table:table-row table:style-name="ro1">
          <table:table-cell office:value-type="float" office:value="10459848" calcext:value-type="float">
            <text:p>10459848</text:p>
          </table:table-cell>
          <table:table-cell office:value-type="string" calcext:value-type="string">
            <text:p>https://api.github.com/repos/marionleborgne/cloudbrain</text:p>
          </table:table-cell>
          <table:table-cell table:formula="of:=REPLACE([.B2359]; 1; 29; &quot;&quot;)" office:value-type="string" office:string-value="marionleborgne/cloudbrain" calcext:value-type="string">
            <text:p>marionleborgne/cloudbrain</text:p>
          </table:table-cell>
        </table:table-row>
        <table:table-row table:style-name="ro1">
          <table:table-cell office:value-type="float" office:value="10468973" calcext:value-type="float">
            <text:p>10468973</text:p>
          </table:table-cell>
          <table:table-cell office:value-type="string" calcext:value-type="string">
            <text:p>https://api.github.com/repos/EUDAT-B2SHARE/b2share</text:p>
          </table:table-cell>
          <table:table-cell table:formula="of:=REPLACE([.B2360]; 1; 29; &quot;&quot;)" office:value-type="string" office:string-value="EUDAT-B2SHARE/b2share" calcext:value-type="string">
            <text:p>EUDAT-B2SHARE/b2share</text:p>
          </table:table-cell>
        </table:table-row>
        <table:table-row table:style-name="ro1">
          <table:table-cell office:value-type="float" office:value="10470848" calcext:value-type="float">
            <text:p>10470848</text:p>
          </table:table-cell>
          <table:table-cell office:value-type="string" calcext:value-type="string">
            <text:p>https://api.github.com/repos/OCA/connector-magento</text:p>
          </table:table-cell>
          <table:table-cell table:formula="of:=REPLACE([.B2361]; 1; 29; &quot;&quot;)" office:value-type="string" office:string-value="OCA/connector-magento" calcext:value-type="string">
            <text:p>OCA/connector-magento</text:p>
          </table:table-cell>
        </table:table-row>
        <table:table-row table:style-name="ro1">
          <table:table-cell office:value-type="float" office:value="10471228" calcext:value-type="float">
            <text:p>10471228</text:p>
          </table:table-cell>
          <table:table-cell office:value-type="string" calcext:value-type="string">
            <text:p>https://api.github.com/repos/collective/collective.documentgenerator</text:p>
          </table:table-cell>
          <table:table-cell table:formula="of:=REPLACE([.B2362]; 1; 29; &quot;&quot;)" office:value-type="string" office:string-value="collective/collective.documentgenerator" calcext:value-type="string">
            <text:p>collective/collective.documentgenerator</text:p>
          </table:table-cell>
        </table:table-row>
        <table:table-row table:style-name="ro1">
          <table:table-cell office:value-type="float" office:value="10474131" calcext:value-type="float">
            <text:p>10474131</text:p>
          </table:table-cell>
          <table:table-cell office:value-type="string" calcext:value-type="string">
            <text:p>https://api.github.com/repos/plq/neurons</text:p>
          </table:table-cell>
          <table:table-cell table:formula="of:=REPLACE([.B2363]; 1; 29; &quot;&quot;)" office:value-type="string" office:string-value="plq/neurons" calcext:value-type="string">
            <text:p>plq/neurons</text:p>
          </table:table-cell>
        </table:table-row>
        <table:table-row table:style-name="ro1">
          <table:table-cell office:value-type="float" office:value="10483614" calcext:value-type="float">
            <text:p>10483614</text:p>
          </table:table-cell>
          <table:table-cell office:value-type="string" calcext:value-type="string">
            <text:p>https://api.github.com/repos/OCA/account-financial-tools</text:p>
          </table:table-cell>
          <table:table-cell table:formula="of:=REPLACE([.B2364]; 1; 29; &quot;&quot;)" office:value-type="string" office:string-value="OCA/account-financial-tools" calcext:value-type="string">
            <text:p>OCA/account-financial-tools</text:p>
          </table:table-cell>
        </table:table-row>
        <table:table-row table:style-name="ro1">
          <table:table-cell office:value-type="float" office:value="10484317" calcext:value-type="float">
            <text:p>10484317</text:p>
          </table:table-cell>
          <table:table-cell office:value-type="string" calcext:value-type="string">
            <text:p>https://api.github.com/repos/jeremi360/Grabbo</text:p>
          </table:table-cell>
          <table:table-cell table:formula="of:=REPLACE([.B2365]; 1; 29; &quot;&quot;)" office:value-type="string" office:string-value="jeremi360/Grabbo" calcext:value-type="string">
            <text:p>jeremi360/Grabbo</text:p>
          </table:table-cell>
        </table:table-row>
        <table:table-row table:style-name="ro1">
          <table:table-cell office:value-type="float" office:value="10484464" calcext:value-type="float">
            <text:p>10484464</text:p>
          </table:table-cell>
          <table:table-cell office:value-type="string" calcext:value-type="string">
            <text:p>https://api.github.com/repos/TBits/KolabScripts</text:p>
          </table:table-cell>
          <table:table-cell table:formula="of:=REPLACE([.B2366]; 1; 29; &quot;&quot;)" office:value-type="string" office:string-value="TBits/KolabScripts" calcext:value-type="string">
            <text:p>TBits/KolabScripts</text:p>
          </table:table-cell>
        </table:table-row>
        <table:table-row table:style-name="ro1">
          <table:table-cell office:value-type="float" office:value="10484848" calcext:value-type="float">
            <text:p>10484848</text:p>
          </table:table-cell>
          <table:table-cell office:value-type="string" calcext:value-type="string">
            <text:p>https://api.github.com/repos/OCA/bank-statement-reconcile</text:p>
          </table:table-cell>
          <table:table-cell table:formula="of:=REPLACE([.B2367]; 1; 29; &quot;&quot;)" office:value-type="string" office:string-value="OCA/bank-statement-reconcile" calcext:value-type="string">
            <text:p>OCA/bank-statement-reconcile</text:p>
          </table:table-cell>
        </table:table-row>
        <table:table-row table:style-name="ro1">
          <table:table-cell office:value-type="float" office:value="10485756" calcext:value-type="float">
            <text:p>10485756</text:p>
          </table:table-cell>
          <table:table-cell office:value-type="string" calcext:value-type="string">
            <text:p>https://api.github.com/repos/praekelt/ndoh-control</text:p>
          </table:table-cell>
          <table:table-cell table:formula="of:=REPLACE([.B2368]; 1; 29; &quot;&quot;)" office:value-type="string" office:string-value="praekelt/ndoh-control" calcext:value-type="string">
            <text:p>praekelt/ndoh-control</text:p>
          </table:table-cell>
        </table:table-row>
        <table:table-row table:style-name="ro1">
          <table:table-cell office:value-type="float" office:value="10487030" calcext:value-type="float">
            <text:p>10487030</text:p>
          </table:table-cell>
          <table:table-cell office:value-type="string" calcext:value-type="string">
            <text:p>https://api.github.com/repos/OCA/account-analytic</text:p>
          </table:table-cell>
          <table:table-cell table:formula="of:=REPLACE([.B2369]; 1; 29; &quot;&quot;)" office:value-type="string" office:string-value="OCA/account-analytic" calcext:value-type="string">
            <text:p>OCA/account-analytic</text:p>
          </table:table-cell>
        </table:table-row>
        <table:table-row table:style-name="ro1">
          <table:table-cell office:value-type="float" office:value="10488322" calcext:value-type="float">
            <text:p>10488322</text:p>
          </table:table-cell>
          <table:table-cell office:value-type="string" calcext:value-type="string">
            <text:p>https://api.github.com/repos/glennmatthews/cot</text:p>
          </table:table-cell>
          <table:table-cell table:formula="of:=REPLACE([.B2370]; 1; 29; &quot;&quot;)" office:value-type="string" office:string-value="glennmatthews/cot" calcext:value-type="string">
            <text:p>glennmatthews/cot</text:p>
          </table:table-cell>
        </table:table-row>
        <table:table-row table:style-name="ro1">
          <table:table-cell office:value-type="float" office:value="10490251" calcext:value-type="float">
            <text:p>10490251</text:p>
          </table:table-cell>
          <table:table-cell office:value-type="string" calcext:value-type="string">
            <text:p>https://api.github.com/repos/The-Compiler/qutebrowser</text:p>
          </table:table-cell>
          <table:table-cell table:formula="of:=REPLACE([.B2371]; 1; 29; &quot;&quot;)" office:value-type="string" office:string-value="The-Compiler/qutebrowser" calcext:value-type="string">
            <text:p>The-Compiler/qutebrowser</text:p>
          </table:table-cell>
        </table:table-row>
        <table:table-row table:style-name="ro1">
          <table:table-cell office:value-type="float" office:value="10491510" calcext:value-type="float">
            <text:p>10491510</text:p>
          </table:table-cell>
          <table:table-cell office:value-type="string" calcext:value-type="string">
            <text:p>https://api.github.com/repos/projectcalico/calico</text:p>
          </table:table-cell>
          <table:table-cell table:formula="of:=REPLACE([.B2372]; 1; 29; &quot;&quot;)" office:value-type="string" office:string-value="projectcalico/calico" calcext:value-type="string">
            <text:p>projectcalico/calico</text:p>
          </table:table-cell>
        </table:table-row>
        <table:table-row table:style-name="ro1">
          <table:table-cell office:value-type="float" office:value="10491744" calcext:value-type="float">
            <text:p>10491744</text:p>
          </table:table-cell>
          <table:table-cell office:value-type="string" calcext:value-type="string">
            <text:p>https://api.github.com/repos/Noethys/Noethys</text:p>
          </table:table-cell>
          <table:table-cell table:formula="of:=REPLACE([.B2373]; 1; 29; &quot;&quot;)" office:value-type="string" office:string-value="Noethys/Noethys" calcext:value-type="string">
            <text:p>Noethys/Noethys</text:p>
          </table:table-cell>
        </table:table-row>
        <table:table-row table:style-name="ro1">
          <table:table-cell office:value-type="float" office:value="10493676" calcext:value-type="float">
            <text:p>10493676</text:p>
          </table:table-cell>
          <table:table-cell office:value-type="string" calcext:value-type="string">
            <text:p>https://api.github.com/repos/projectpokemon/PPRE</text:p>
          </table:table-cell>
          <table:table-cell table:formula="of:=REPLACE([.B2374]; 1; 29; &quot;&quot;)" office:value-type="string" office:string-value="projectpokemon/PPRE" calcext:value-type="string">
            <text:p>projectpokemon/PPRE</text:p>
          </table:table-cell>
        </table:table-row>
        <table:table-row table:style-name="ro1">
          <table:table-cell office:value-type="float" office:value="10494857" calcext:value-type="float">
            <text:p>10494857</text:p>
          </table:table-cell>
          <table:table-cell office:value-type="string" calcext:value-type="string">
            <text:p>https://api.github.com/repos/um-cseg/chez-betty</text:p>
          </table:table-cell>
          <table:table-cell table:formula="of:=REPLACE([.B2375]; 1; 29; &quot;&quot;)" office:value-type="string" office:string-value="um-cseg/chez-betty" calcext:value-type="string">
            <text:p>um-cseg/chez-betty</text:p>
          </table:table-cell>
        </table:table-row>
        <table:table-row table:style-name="ro1">
          <table:table-cell office:value-type="float" office:value="10494897" calcext:value-type="float">
            <text:p>10494897</text:p>
          </table:table-cell>
          <table:table-cell office:value-type="string" calcext:value-type="string">
            <text:p>https://api.github.com/repos/openstack/keystonemiddleware</text:p>
          </table:table-cell>
          <table:table-cell table:formula="of:=REPLACE([.B2376]; 1; 29; &quot;&quot;)" office:value-type="string" office:string-value="openstack/keystonemiddleware" calcext:value-type="string">
            <text:p>openstack/keystonemiddleware</text:p>
          </table:table-cell>
        </table:table-row>
        <table:table-row table:style-name="ro1">
          <table:table-cell office:value-type="float" office:value="10496591" calcext:value-type="float">
            <text:p>10496591</text:p>
          </table:table-cell>
          <table:table-cell office:value-type="string" calcext:value-type="string">
            <text:p>https://api.github.com/repos/burningmantech/ranger-ims-server</text:p>
          </table:table-cell>
          <table:table-cell table:formula="of:=REPLACE([.B2377]; 1; 29; &quot;&quot;)" office:value-type="string" office:string-value="burningmantech/ranger-ims-server" calcext:value-type="string">
            <text:p>burningmantech/ranger-ims-server</text:p>
          </table:table-cell>
        </table:table-row>
        <table:table-row table:style-name="ro1">
          <table:table-cell office:value-type="float" office:value="10500495" calcext:value-type="float">
            <text:p>10500495</text:p>
          </table:table-cell>
          <table:table-cell office:value-type="string" calcext:value-type="string">
            <text:p>https://api.github.com/repos/realestate-com-au/harpoon</text:p>
          </table:table-cell>
          <table:table-cell table:formula="of:=REPLACE([.B2378]; 1; 29; &quot;&quot;)" office:value-type="string" office:string-value="realestate-com-au/harpoon" calcext:value-type="string">
            <text:p>realestate-com-au/harpoon</text:p>
          </table:table-cell>
        </table:table-row>
        <table:table-row table:style-name="ro1">
          <table:table-cell office:value-type="float" office:value="10501937" calcext:value-type="float">
            <text:p>10501937</text:p>
          </table:table-cell>
          <table:table-cell office:value-type="string" calcext:value-type="string">
            <text:p>https://api.github.com/repos/SKIRT/PTS</text:p>
          </table:table-cell>
          <table:table-cell table:formula="of:=REPLACE([.B2379]; 1; 29; &quot;&quot;)" office:value-type="string" office:string-value="SKIRT/PTS" calcext:value-type="string">
            <text:p>SKIRT/PTS</text:p>
          </table:table-cell>
        </table:table-row>
        <table:table-row table:style-name="ro1">
          <table:table-cell office:value-type="float" office:value="10503328" calcext:value-type="float">
            <text:p>10503328</text:p>
          </table:table-cell>
          <table:table-cell office:value-type="string" calcext:value-type="string">
            <text:p>https://api.github.com/repos/robotframework/robotframework</text:p>
          </table:table-cell>
          <table:table-cell table:formula="of:=REPLACE([.B2380]; 1; 29; &quot;&quot;)" office:value-type="string" office:string-value="robotframework/robotframework" calcext:value-type="string">
            <text:p>robotframework/robotframework</text:p>
          </table:table-cell>
        </table:table-row>
        <table:table-row table:style-name="ro1">
          <table:table-cell office:value-type="float" office:value="10507389" calcext:value-type="float">
            <text:p>10507389</text:p>
          </table:table-cell>
          <table:table-cell office:value-type="string" calcext:value-type="string">
            <text:p>https://api.github.com/repos/khalim19/gimp-plugin-export-layers</text:p>
          </table:table-cell>
          <table:table-cell table:formula="of:=REPLACE([.B2381]; 1; 29; &quot;&quot;)" office:value-type="string" office:string-value="khalim19/gimp-plugin-export-layers" calcext:value-type="string">
            <text:p>khalim19/gimp-plugin-export-layers</text:p>
          </table:table-cell>
        </table:table-row>
        <table:table-row table:style-name="ro1">
          <table:table-cell office:value-type="float" office:value="10507892" calcext:value-type="float">
            <text:p>10507892</text:p>
          </table:table-cell>
          <table:table-cell office:value-type="string" calcext:value-type="string">
            <text:p>https://api.github.com/repos/OCA/account-closing</text:p>
          </table:table-cell>
          <table:table-cell table:formula="of:=REPLACE([.B2382]; 1; 29; &quot;&quot;)" office:value-type="string" office:string-value="OCA/account-closing" calcext:value-type="string">
            <text:p>OCA/account-closing</text:p>
          </table:table-cell>
        </table:table-row>
        <table:table-row table:style-name="ro1">
          <table:table-cell office:value-type="float" office:value="10512209" calcext:value-type="float">
            <text:p>10512209</text:p>
          </table:table-cell>
          <table:table-cell office:value-type="string" calcext:value-type="string">
            <text:p>https://api.github.com/repos/freifunkMUC/freifunk.net-API</text:p>
          </table:table-cell>
          <table:table-cell table:formula="of:=REPLACE([.B2383]; 1; 29; &quot;&quot;)" office:value-type="string" office:string-value="freifunkMUC/freifunk.net-API" calcext:value-type="string">
            <text:p>freifunkMUC/freifunk.net-API</text:p>
          </table:table-cell>
        </table:table-row>
        <table:table-row table:style-name="ro1">
          <table:table-cell office:value-type="float" office:value="10512714" calcext:value-type="float">
            <text:p>10512714</text:p>
          </table:table-cell>
          <table:table-cell office:value-type="string" calcext:value-type="string">
            <text:p>https://api.github.com/repos/vinta/awesome-python</text:p>
          </table:table-cell>
          <table:table-cell table:formula="of:=REPLACE([.B2384]; 1; 29; &quot;&quot;)" office:value-type="string" office:string-value="vinta/awesome-python" calcext:value-type="string">
            <text:p>vinta/awesome-python</text:p>
          </table:table-cell>
        </table:table-row>
        <table:table-row table:style-name="ro1">
          <table:table-cell office:value-type="float" office:value="10513515" calcext:value-type="float">
            <text:p>10513515</text:p>
          </table:table-cell>
          <table:table-cell office:value-type="string" calcext:value-type="string">
            <text:p>https://api.github.com/repos/lovett/medley</text:p>
          </table:table-cell>
          <table:table-cell table:formula="of:=REPLACE([.B2385]; 1; 29; &quot;&quot;)" office:value-type="string" office:string-value="lovett/medley" calcext:value-type="string">
            <text:p>lovett/medley</text:p>
          </table:table-cell>
        </table:table-row>
        <table:table-row table:style-name="ro1">
          <table:table-cell office:value-type="float" office:value="10516696" calcext:value-type="float">
            <text:p>10516696</text:p>
          </table:table-cell>
          <table:table-cell office:value-type="string" calcext:value-type="string">
            <text:p>https://api.github.com/repos/openstack/security-doc</text:p>
          </table:table-cell>
          <table:table-cell table:formula="of:=REPLACE([.B2386]; 1; 29; &quot;&quot;)" office:value-type="string" office:string-value="openstack/security-doc" calcext:value-type="string">
            <text:p>openstack/security-doc</text:p>
          </table:table-cell>
        </table:table-row>
        <table:table-row table:style-name="ro1">
          <table:table-cell office:value-type="float" office:value="10519953" calcext:value-type="float">
            <text:p>10519953</text:p>
          </table:table-cell>
          <table:table-cell office:value-type="string" calcext:value-type="string">
            <text:p>https://api.github.com/repos/jay0lee/GAM</text:p>
          </table:table-cell>
          <table:table-cell table:formula="of:=REPLACE([.B2387]; 1; 29; &quot;&quot;)" office:value-type="string" office:string-value="jay0lee/GAM" calcext:value-type="string">
            <text:p>jay0lee/GAM</text:p>
          </table:table-cell>
        </table:table-row>
        <table:table-row table:style-name="ro1">
          <table:table-cell office:value-type="float" office:value="10520061" calcext:value-type="float">
            <text:p>10520061</text:p>
          </table:table-cell>
          <table:table-cell office:value-type="string" calcext:value-type="string">
            <text:p>https://api.github.com/repos/pycontribs/jira</text:p>
          </table:table-cell>
          <table:table-cell table:formula="of:=REPLACE([.B2388]; 1; 29; &quot;&quot;)" office:value-type="string" office:string-value="pycontribs/jira" calcext:value-type="string">
            <text:p>pycontribs/jira</text:p>
          </table:table-cell>
        </table:table-row>
        <table:table-row table:style-name="ro1">
          <table:table-cell office:value-type="float" office:value="10521304" calcext:value-type="float">
            <text:p>10521304</text:p>
          </table:table-cell>
          <table:table-cell office:value-type="string" calcext:value-type="string">
            <text:p>https://api.github.com/repos/openstack/designate</text:p>
          </table:table-cell>
          <table:table-cell table:formula="of:=REPLACE([.B2389]; 1; 29; &quot;&quot;)" office:value-type="string" office:string-value="openstack/designate" calcext:value-type="string">
            <text:p>openstack/designate</text:p>
          </table:table-cell>
        </table:table-row>
        <table:table-row table:style-name="ro1">
          <table:table-cell office:value-type="float" office:value="10523647" calcext:value-type="float">
            <text:p>10523647</text:p>
          </table:table-cell>
          <table:table-cell office:value-type="string" calcext:value-type="string">
            <text:p>https://api.github.com/repos/mahajrod/MAVR</text:p>
          </table:table-cell>
          <table:table-cell table:formula="of:=REPLACE([.B2390]; 1; 29; &quot;&quot;)" office:value-type="string" office:string-value="mahajrod/MAVR" calcext:value-type="string">
            <text:p>mahajrod/MAVR</text:p>
          </table:table-cell>
        </table:table-row>
        <table:table-row table:style-name="ro1">
          <table:table-cell office:value-type="float" office:value="10525211" calcext:value-type="float">
            <text:p>10525211</text:p>
          </table:table-cell>
          <table:table-cell office:value-type="string" calcext:value-type="string">
            <text:p>https://api.github.com/repos/PerryBhandal/PerryUtils</text:p>
          </table:table-cell>
          <table:table-cell table:formula="of:=REPLACE([.B2391]; 1; 29; &quot;&quot;)" office:value-type="string" office:string-value="PerryBhandal/PerryUtils" calcext:value-type="string">
            <text:p>PerryBhandal/PerryUtils</text:p>
          </table:table-cell>
        </table:table-row>
        <table:table-row table:style-name="ro1">
          <table:table-cell office:value-type="float" office:value="10543419" calcext:value-type="float">
            <text:p>10543419</text:p>
          </table:table-cell>
          <table:table-cell office:value-type="string" calcext:value-type="string">
            <text:p>https://api.github.com/repos/broadinstitute/oncotator</text:p>
          </table:table-cell>
          <table:table-cell table:formula="of:=REPLACE([.B2392]; 1; 29; &quot;&quot;)" office:value-type="string" office:string-value="broadinstitute/oncotator" calcext:value-type="string">
            <text:p>broadinstitute/oncotator</text:p>
          </table:table-cell>
        </table:table-row>
        <table:table-row table:style-name="ro1">
          <table:table-cell office:value-type="float" office:value="10543919" calcext:value-type="float">
            <text:p>10543919</text:p>
          </table:table-cell>
          <table:table-cell office:value-type="string" calcext:value-type="string">
            <text:p>https://api.github.com/repos/Outernet-Project/librarian</text:p>
          </table:table-cell>
          <table:table-cell table:formula="of:=REPLACE([.B2393]; 1; 29; &quot;&quot;)" office:value-type="string" office:string-value="Outernet-Project/librarian" calcext:value-type="string">
            <text:p>Outernet-Project/librarian</text:p>
          </table:table-cell>
        </table:table-row>
        <table:table-row table:style-name="ro1">
          <table:table-cell office:value-type="float" office:value="10543965" calcext:value-type="float">
            <text:p>10543965</text:p>
          </table:table-cell>
          <table:table-cell office:value-type="string" calcext:value-type="string">
            <text:p>https://api.github.com/repos/OCA/l10n-italy</text:p>
          </table:table-cell>
          <table:table-cell table:formula="of:=REPLACE([.B2394]; 1; 29; &quot;&quot;)" office:value-type="string" office:string-value="OCA/l10n-italy" calcext:value-type="string">
            <text:p>OCA/l10n-italy</text:p>
          </table:table-cell>
        </table:table-row>
        <table:table-row table:style-name="ro1">
          <table:table-cell office:value-type="float" office:value="10545408" calcext:value-type="float">
            <text:p>10545408</text:p>
          </table:table-cell>
          <table:table-cell office:value-type="string" calcext:value-type="string">
            <text:p>https://api.github.com/repos/Netflix/security_monkey</text:p>
          </table:table-cell>
          <table:table-cell table:formula="of:=REPLACE([.B2395]; 1; 29; &quot;&quot;)" office:value-type="string" office:string-value="Netflix/security_monkey" calcext:value-type="string">
            <text:p>Netflix/security_monkey</text:p>
          </table:table-cell>
        </table:table-row>
        <table:table-row table:style-name="ro1">
          <table:table-cell office:value-type="float" office:value="10546989" calcext:value-type="float">
            <text:p>10546989</text:p>
          </table:table-cell>
          <table:table-cell office:value-type="string" calcext:value-type="string">
            <text:p>https://api.github.com/repos/relic7/djdam165</text:p>
          </table:table-cell>
          <table:table-cell table:formula="of:=REPLACE([.B2396]; 1; 29; &quot;&quot;)" office:value-type="string" office:string-value="relic7/djdam165" calcext:value-type="string">
            <text:p>relic7/djdam165</text:p>
          </table:table-cell>
        </table:table-row>
        <table:table-row table:style-name="ro1">
          <table:table-cell office:value-type="float" office:value="10554391" calcext:value-type="float">
            <text:p>10554391</text:p>
          </table:table-cell>
          <table:table-cell office:value-type="string" calcext:value-type="string">
            <text:p>https://api.github.com/repos/OCA/stock-logistics-workflow</text:p>
          </table:table-cell>
          <table:table-cell table:formula="of:=REPLACE([.B2397]; 1; 29; &quot;&quot;)" office:value-type="string" office:string-value="OCA/stock-logistics-workflow" calcext:value-type="string">
            <text:p>OCA/stock-logistics-workflow</text:p>
          </table:table-cell>
        </table:table-row>
        <table:table-row table:style-name="ro1">
          <table:table-cell office:value-type="float" office:value="10554425" calcext:value-type="float">
            <text:p>10554425</text:p>
          </table:table-cell>
          <table:table-cell office:value-type="string" calcext:value-type="string">
            <text:p>https://api.github.com/repos/OCA/purchase-workflow</text:p>
          </table:table-cell>
          <table:table-cell table:formula="of:=REPLACE([.B2398]; 1; 29; &quot;&quot;)" office:value-type="string" office:string-value="OCA/purchase-workflow" calcext:value-type="string">
            <text:p>OCA/purchase-workflow</text:p>
          </table:table-cell>
        </table:table-row>
        <table:table-row table:style-name="ro1">
          <table:table-cell office:value-type="float" office:value="10559565" calcext:value-type="float">
            <text:p>10559565</text:p>
          </table:table-cell>
          <table:table-cell office:value-type="string" calcext:value-type="string">
            <text:p>https://api.github.com/repos/OCA/stock-logistics-warehouse</text:p>
          </table:table-cell>
          <table:table-cell table:formula="of:=REPLACE([.B2399]; 1; 29; &quot;&quot;)" office:value-type="string" office:string-value="OCA/stock-logistics-warehouse" calcext:value-type="string">
            <text:p>OCA/stock-logistics-warehouse</text:p>
          </table:table-cell>
        </table:table-row>
        <table:table-row table:style-name="ro1">
          <table:table-cell office:value-type="float" office:value="10559692" calcext:value-type="float">
            <text:p>10559692</text:p>
          </table:table-cell>
          <table:table-cell office:value-type="string" calcext:value-type="string">
            <text:p>https://api.github.com/repos/OCA/vertical-medical</text:p>
          </table:table-cell>
          <table:table-cell table:formula="of:=REPLACE([.B2400]; 1; 29; &quot;&quot;)" office:value-type="string" office:string-value="OCA/vertical-medical" calcext:value-type="string">
            <text:p>OCA/vertical-medical</text:p>
          </table:table-cell>
        </table:table-row>
        <table:table-row table:style-name="ro1">
          <table:table-cell office:value-type="float" office:value="10561768" calcext:value-type="float">
            <text:p>10561768</text:p>
          </table:table-cell>
          <table:table-cell office:value-type="string" calcext:value-type="string">
            <text:p>https://api.github.com/repos/ccnmtl/plexus</text:p>
          </table:table-cell>
          <table:table-cell table:formula="of:=REPLACE([.B2401]; 1; 29; &quot;&quot;)" office:value-type="string" office:string-value="ccnmtl/plexus" calcext:value-type="string">
            <text:p>ccnmtl/plexus</text:p>
          </table:table-cell>
        </table:table-row>
        <table:table-row table:style-name="ro1">
          <table:table-cell office:value-type="float" office:value="10565111" calcext:value-type="float">
            <text:p>10565111</text:p>
          </table:table-cell>
          <table:table-cell office:value-type="string" calcext:value-type="string">
            <text:p>https://api.github.com/repos/aviveise/double_encoder</text:p>
          </table:table-cell>
          <table:table-cell table:formula="of:=REPLACE([.B2402]; 1; 29; &quot;&quot;)" office:value-type="string" office:string-value="aviveise/double_encoder" calcext:value-type="string">
            <text:p>aviveise/double_encoder</text:p>
          </table:table-cell>
        </table:table-row>
        <table:table-row table:style-name="ro1">
          <table:table-cell office:value-type="float" office:value="10568489" calcext:value-type="float">
            <text:p>10568489</text:p>
          </table:table-cell>
          <table:table-cell office:value-type="string" calcext:value-type="string">
            <text:p>https://api.github.com/repos/sevko/portfolio</text:p>
          </table:table-cell>
          <table:table-cell table:formula="of:=REPLACE([.B2403]; 1; 29; &quot;&quot;)" office:value-type="string" office:string-value="sevko/portfolio" calcext:value-type="string">
            <text:p>sevko/portfolio</text:p>
          </table:table-cell>
        </table:table-row>
        <table:table-row table:style-name="ro1">
          <table:table-cell office:value-type="float" office:value="10571499" calcext:value-type="float">
            <text:p>10571499</text:p>
          </table:table-cell>
          <table:table-cell office:value-type="string" calcext:value-type="string">
            <text:p>https://api.github.com/repos/ziirish/burp-ui</text:p>
          </table:table-cell>
          <table:table-cell table:formula="of:=REPLACE([.B2404]; 1; 29; &quot;&quot;)" office:value-type="string" office:string-value="ziirish/burp-ui" calcext:value-type="string">
            <text:p>ziirish/burp-ui</text:p>
          </table:table-cell>
        </table:table-row>
        <table:table-row table:style-name="ro1">
          <table:table-cell office:value-type="float" office:value="10571510" calcext:value-type="float">
            <text:p>10571510</text:p>
          </table:table-cell>
          <table:table-cell office:value-type="string" calcext:value-type="string">
            <text:p>https://api.github.com/repos/OCA/l10n-switzerland</text:p>
          </table:table-cell>
          <table:table-cell table:formula="of:=REPLACE([.B2405]; 1; 29; &quot;&quot;)" office:value-type="string" office:string-value="OCA/l10n-switzerland" calcext:value-type="string">
            <text:p>OCA/l10n-switzerland</text:p>
          </table:table-cell>
        </table:table-row>
        <table:table-row table:style-name="ro1">
          <table:table-cell office:value-type="float" office:value="10572126" calcext:value-type="float">
            <text:p>10572126</text:p>
          </table:table-cell>
          <table:table-cell office:value-type="string" calcext:value-type="string">
            <text:p>https://api.github.com/repos/OCA/account-payment</text:p>
          </table:table-cell>
          <table:table-cell table:formula="of:=REPLACE([.B2406]; 1; 29; &quot;&quot;)" office:value-type="string" office:string-value="OCA/account-payment" calcext:value-type="string">
            <text:p>OCA/account-payment</text:p>
          </table:table-cell>
        </table:table-row>
        <table:table-row table:style-name="ro1">
          <table:table-cell office:value-type="float" office:value="10575364" calcext:value-type="float">
            <text:p>10575364</text:p>
          </table:table-cell>
          <table:table-cell office:value-type="string" calcext:value-type="string">
            <text:p>https://api.github.com/repos/ortoloco/ortoloco</text:p>
          </table:table-cell>
          <table:table-cell table:formula="of:=REPLACE([.B2407]; 1; 29; &quot;&quot;)" office:value-type="string" office:string-value="ortoloco/ortoloco" calcext:value-type="string">
            <text:p>ortoloco/ortoloco</text:p>
          </table:table-cell>
        </table:table-row>
        <table:table-row table:style-name="ro1">
          <table:table-cell office:value-type="float" office:value="10575426" calcext:value-type="float">
            <text:p>10575426</text:p>
          </table:table-cell>
          <table:table-cell office:value-type="string" calcext:value-type="string">
            <text:p>https://api.github.com/repos/jupito/dwilib</text:p>
          </table:table-cell>
          <table:table-cell table:formula="of:=REPLACE([.B2408]; 1; 29; &quot;&quot;)" office:value-type="string" office:string-value="jupito/dwilib" calcext:value-type="string">
            <text:p>jupito/dwilib</text:p>
          </table:table-cell>
        </table:table-row>
        <table:table-row table:style-name="ro1">
          <table:table-cell office:value-type="float" office:value="10575536" calcext:value-type="float">
            <text:p>10575536</text:p>
          </table:table-cell>
          <table:table-cell office:value-type="string" calcext:value-type="string">
            <text:p>https://api.github.com/repos/luancgarcia/llv</text:p>
          </table:table-cell>
          <table:table-cell table:formula="of:=REPLACE([.B2409]; 1; 29; &quot;&quot;)" office:value-type="string" office:string-value="luancgarcia/llv" calcext:value-type="string">
            <text:p>luancgarcia/llv</text:p>
          </table:table-cell>
        </table:table-row>
        <table:table-row table:style-name="ro1">
          <table:table-cell office:value-type="float" office:value="10576384" calcext:value-type="float">
            <text:p>10576384</text:p>
          </table:table-cell>
          <table:table-cell office:value-type="string" calcext:value-type="string">
            <text:p>https://api.github.com/repos/Juniper/contrail-test</text:p>
          </table:table-cell>
          <table:table-cell table:formula="of:=REPLACE([.B2410]; 1; 29; &quot;&quot;)" office:value-type="string" office:string-value="Juniper/contrail-test" calcext:value-type="string">
            <text:p>Juniper/contrail-test</text:p>
          </table:table-cell>
        </table:table-row>
        <table:table-row table:style-name="ro1">
          <table:table-cell office:value-type="float" office:value="10579937" calcext:value-type="float">
            <text:p>10579937</text:p>
          </table:table-cell>
          <table:table-cell office:value-type="string" calcext:value-type="string">
            <text:p>https://api.github.com/repos/nategri/tweetTrek</text:p>
          </table:table-cell>
          <table:table-cell table:formula="of:=REPLACE([.B2411]; 1; 29; &quot;&quot;)" office:value-type="string" office:string-value="nategri/tweetTrek" calcext:value-type="string">
            <text:p>nategri/tweetTrek</text:p>
          </table:table-cell>
        </table:table-row>
        <table:table-row table:style-name="ro1">
          <table:table-cell office:value-type="float" office:value="10581572" calcext:value-type="float">
            <text:p>10581572</text:p>
          </table:table-cell>
          <table:table-cell office:value-type="string" calcext:value-type="string">
            <text:p>https://api.github.com/repos/edx-solutions/xblock-drag-and-drop-v2</text:p>
          </table:table-cell>
          <table:table-cell table:formula="of:=REPLACE([.B2412]; 1; 29; &quot;&quot;)" office:value-type="string" office:string-value="edx-solutions/xblock-drag-and-drop-v2" calcext:value-type="string">
            <text:p>edx-solutions/xblock-drag-and-drop-v2</text:p>
          </table:table-cell>
        </table:table-row>
        <table:table-row table:style-name="ro1">
          <table:table-cell office:value-type="float" office:value="10582428" calcext:value-type="float">
            <text:p>10582428</text:p>
          </table:table-cell>
          <table:table-cell office:value-type="string" calcext:value-type="string">
            <text:p>https://api.github.com/repos/unikmhz/npui</text:p>
          </table:table-cell>
          <table:table-cell table:formula="of:=REPLACE([.B2413]; 1; 29; &quot;&quot;)" office:value-type="string" office:string-value="unikmhz/npui" calcext:value-type="string">
            <text:p>unikmhz/npui</text:p>
          </table:table-cell>
        </table:table-row>
        <table:table-row table:style-name="ro1">
          <table:table-cell office:value-type="float" office:value="10584533" calcext:value-type="float">
            <text:p>10584533</text:p>
          </table:table-cell>
          <table:table-cell office:value-type="string" calcext:value-type="string">
            <text:p>https://api.github.com/repos/andreiavram/scoutfile</text:p>
          </table:table-cell>
          <table:table-cell table:formula="of:=REPLACE([.B2414]; 1; 29; &quot;&quot;)" office:value-type="string" office:string-value="andreiavram/scoutfile" calcext:value-type="string">
            <text:p>andreiavram/scoutfile</text:p>
          </table:table-cell>
        </table:table-row>
        <table:table-row table:style-name="ro1">
          <table:table-cell office:value-type="float" office:value="10588783" calcext:value-type="float">
            <text:p>10588783</text:p>
          </table:table-cell>
          <table:table-cell office:value-type="string" calcext:value-type="string">
            <text:p>https://api.github.com/repos/jeremi360/Crowbar</text:p>
          </table:table-cell>
          <table:table-cell table:formula="of:=REPLACE([.B2415]; 1; 29; &quot;&quot;)" office:value-type="string" office:string-value="jeremi360/Crowbar" calcext:value-type="string">
            <text:p>jeremi360/Crowbar</text:p>
          </table:table-cell>
        </table:table-row>
        <table:table-row table:style-name="ro1">
          <table:table-cell office:value-type="float" office:value="10588982" calcext:value-type="float">
            <text:p>10588982</text:p>
          </table:table-cell>
          <table:table-cell office:value-type="string" calcext:value-type="string">
            <text:p>https://api.github.com/repos/Linaro/lava-dispatcher</text:p>
          </table:table-cell>
          <table:table-cell table:formula="of:=REPLACE([.B2416]; 1; 29; &quot;&quot;)" office:value-type="string" office:string-value="Linaro/lava-dispatcher" calcext:value-type="string">
            <text:p>Linaro/lava-dispatcher</text:p>
          </table:table-cell>
        </table:table-row>
        <table:table-row table:style-name="ro1">
          <table:table-cell office:value-type="float" office:value="10589636" calcext:value-type="float">
            <text:p>10589636</text:p>
          </table:table-cell>
          <table:table-cell office:value-type="string" calcext:value-type="string">
            <text:p>https://api.github.com/repos/Linaro/lava-server</text:p>
          </table:table-cell>
          <table:table-cell table:formula="of:=REPLACE([.B2417]; 1; 29; &quot;&quot;)" office:value-type="string" office:string-value="Linaro/lava-server" calcext:value-type="string">
            <text:p>Linaro/lava-server</text:p>
          </table:table-cell>
        </table:table-row>
        <table:table-row table:style-name="ro1">
          <table:table-cell office:value-type="float" office:value="10593831" calcext:value-type="float">
            <text:p>10593831</text:p>
          </table:table-cell>
          <table:table-cell office:value-type="string" calcext:value-type="string">
            <text:p>https://api.github.com/repos/iofun/howler</text:p>
          </table:table-cell>
          <table:table-cell table:formula="of:=REPLACE([.B2418]; 1; 29; &quot;&quot;)" office:value-type="string" office:string-value="iofun/howler" calcext:value-type="string">
            <text:p>iofun/howler</text:p>
          </table:table-cell>
        </table:table-row>
        <table:table-row table:style-name="ro1">
          <table:table-cell office:value-type="float" office:value="10603682" calcext:value-type="float">
            <text:p>10603682</text:p>
          </table:table-cell>
          <table:table-cell office:value-type="string" calcext:value-type="string">
            <text:p>https://api.github.com/repos/OCA/sale-workflow</text:p>
          </table:table-cell>
          <table:table-cell table:formula="of:=REPLACE([.B2419]; 1; 29; &quot;&quot;)" office:value-type="string" office:string-value="OCA/sale-workflow" calcext:value-type="string">
            <text:p>OCA/sale-workflow</text:p>
          </table:table-cell>
        </table:table-row>
        <table:table-row table:style-name="ro1">
          <table:table-cell office:value-type="float" office:value="10604240" calcext:value-type="float">
            <text:p>10604240</text:p>
          </table:table-cell>
          <table:table-cell office:value-type="string" calcext:value-type="string">
            <text:p>https://api.github.com/repos/biosustain/cameo</text:p>
          </table:table-cell>
          <table:table-cell table:formula="of:=REPLACE([.B2420]; 1; 29; &quot;&quot;)" office:value-type="string" office:string-value="biosustain/cameo" calcext:value-type="string">
            <text:p>biosustain/cameo</text:p>
          </table:table-cell>
        </table:table-row>
        <table:table-row table:style-name="ro1">
          <table:table-cell office:value-type="float" office:value="10604823" calcext:value-type="float">
            <text:p>10604823</text:p>
          </table:table-cell>
          <table:table-cell office:value-type="string" calcext:value-type="string">
            <text:p>https://api.github.com/repos/rikva/vokou</text:p>
          </table:table-cell>
          <table:table-cell table:formula="of:=REPLACE([.B2421]; 1; 29; &quot;&quot;)" office:value-type="string" office:string-value="rikva/vokou" calcext:value-type="string">
            <text:p>rikva/vokou</text:p>
          </table:table-cell>
        </table:table-row>
        <table:table-row table:style-name="ro1">
          <table:table-cell office:value-type="float" office:value="10605851" calcext:value-type="float">
            <text:p>10605851</text:p>
          </table:table-cell>
          <table:table-cell office:value-type="string" calcext:value-type="string">
            <text:p>https://api.github.com/repos/deltalover/hoplato</text:p>
          </table:table-cell>
          <table:table-cell table:formula="of:=REPLACE([.B2422]; 1; 29; &quot;&quot;)" office:value-type="string" office:string-value="deltalover/hoplato" calcext:value-type="string">
            <text:p>deltalover/hoplato</text:p>
          </table:table-cell>
        </table:table-row>
        <table:table-row table:style-name="ro1">
          <table:table-cell office:value-type="float" office:value="10606586" calcext:value-type="float">
            <text:p>10606586</text:p>
          </table:table-cell>
          <table:table-cell office:value-type="string" calcext:value-type="string">
            <text:p>https://api.github.com/repos/br1ckb0t/QSTools</text:p>
          </table:table-cell>
          <table:table-cell table:formula="of:=REPLACE([.B2423]; 1; 29; &quot;&quot;)" office:value-type="string" office:string-value="br1ckb0t/QSTools" calcext:value-type="string">
            <text:p>br1ckb0t/QSTools</text:p>
          </table:table-cell>
        </table:table-row>
        <table:table-row table:style-name="ro1">
          <table:table-cell office:value-type="float" office:value="10606596" calcext:value-type="float">
            <text:p>10606596</text:p>
          </table:table-cell>
          <table:table-cell office:value-type="string" calcext:value-type="string">
            <text:p>https://api.github.com/repos/OCA/vertical-ngo</text:p>
          </table:table-cell>
          <table:table-cell table:formula="of:=REPLACE([.B2424]; 1; 29; &quot;&quot;)" office:value-type="string" office:string-value="OCA/vertical-ngo" calcext:value-type="string">
            <text:p>OCA/vertical-ngo</text:p>
          </table:table-cell>
        </table:table-row>
        <table:table-row table:style-name="ro1">
          <table:table-cell office:value-type="float" office:value="10609057" calcext:value-type="float">
            <text:p>10609057</text:p>
          </table:table-cell>
          <table:table-cell office:value-type="string" calcext:value-type="string">
            <text:p>https://api.github.com/repos/francelabs/datafari</text:p>
          </table:table-cell>
          <table:table-cell table:formula="of:=REPLACE([.B2425]; 1; 29; &quot;&quot;)" office:value-type="string" office:string-value="francelabs/datafari" calcext:value-type="string">
            <text:p>francelabs/datafari</text:p>
          </table:table-cell>
        </table:table-row>
        <table:table-row table:style-name="ro1">
          <table:table-cell office:value-type="float" office:value="10609482" calcext:value-type="float">
            <text:p>10609482</text:p>
          </table:table-cell>
          <table:table-cell office:value-type="string" calcext:value-type="string">
            <text:p>https://api.github.com/repos/OCA/product-attribute</text:p>
          </table:table-cell>
          <table:table-cell table:formula="of:=REPLACE([.B2426]; 1; 29; &quot;&quot;)" office:value-type="string" office:string-value="OCA/product-attribute" calcext:value-type="string">
            <text:p>OCA/product-attribute</text:p>
          </table:table-cell>
        </table:table-row>
        <table:table-row table:style-name="ro1">
          <table:table-cell office:value-type="float" office:value="10609599" calcext:value-type="float">
            <text:p>10609599</text:p>
          </table:table-cell>
          <table:table-cell office:value-type="string" calcext:value-type="string">
            <text:p>https://api.github.com/repos/OCA/server-tools</text:p>
          </table:table-cell>
          <table:table-cell table:formula="of:=REPLACE([.B2427]; 1; 29; &quot;&quot;)" office:value-type="string" office:string-value="OCA/server-tools" calcext:value-type="string">
            <text:p>OCA/server-tools</text:p>
          </table:table-cell>
        </table:table-row>
        <table:table-row table:style-name="ro1">
          <table:table-cell office:value-type="float" office:value="10609717" calcext:value-type="float">
            <text:p>10609717</text:p>
          </table:table-cell>
          <table:table-cell office:value-type="string" calcext:value-type="string">
            <text:p>https://api.github.com/repos/OCA/product-variant</text:p>
          </table:table-cell>
          <table:table-cell table:formula="of:=REPLACE([.B2428]; 1; 29; &quot;&quot;)" office:value-type="string" office:string-value="OCA/product-variant" calcext:value-type="string">
            <text:p>OCA/product-variant</text:p>
          </table:table-cell>
        </table:table-row>
        <table:table-row table:style-name="ro1">
          <table:table-cell office:value-type="float" office:value="10610151" calcext:value-type="float">
            <text:p>10610151</text:p>
          </table:table-cell>
          <table:table-cell office:value-type="string" calcext:value-type="string">
            <text:p>https://api.github.com/repos/kimchi-project/ginger</text:p>
          </table:table-cell>
          <table:table-cell table:formula="of:=REPLACE([.B2429]; 1; 29; &quot;&quot;)" office:value-type="string" office:string-value="kimchi-project/ginger" calcext:value-type="string">
            <text:p>kimchi-project/ginger</text:p>
          </table:table-cell>
        </table:table-row>
        <table:table-row table:style-name="ro1">
          <table:table-cell office:value-type="float" office:value="10612189" calcext:value-type="float">
            <text:p>10612189</text:p>
          </table:table-cell>
          <table:table-cell office:value-type="string" calcext:value-type="string">
            <text:p>https://api.github.com/repos/OCA/account-financial-reporting</text:p>
          </table:table-cell>
          <table:table-cell table:formula="of:=REPLACE([.B2430]; 1; 29; &quot;&quot;)" office:value-type="string" office:string-value="OCA/account-financial-reporting" calcext:value-type="string">
            <text:p>OCA/account-financial-reporting</text:p>
          </table:table-cell>
        </table:table-row>
        <table:table-row table:style-name="ro1">
          <table:table-cell office:value-type="float" office:value="10617338" calcext:value-type="float">
            <text:p>10617338</text:p>
          </table:table-cell>
          <table:table-cell office:value-type="string" calcext:value-type="string">
            <text:p>https://api.github.com/repos/bpython/bpython</text:p>
          </table:table-cell>
          <table:table-cell table:formula="of:=REPLACE([.B2431]; 1; 29; &quot;&quot;)" office:value-type="string" office:string-value="bpython/bpython" calcext:value-type="string">
            <text:p>bpython/bpython</text:p>
          </table:table-cell>
        </table:table-row>
        <table:table-row table:style-name="ro1">
          <table:table-cell office:value-type="float" office:value="10620571" calcext:value-type="float">
            <text:p>10620571</text:p>
          </table:table-cell>
          <table:table-cell office:value-type="string" calcext:value-type="string">
            <text:p>https://api.github.com/repos/yelizariev/odoo-saas-tools</text:p>
          </table:table-cell>
          <table:table-cell table:formula="of:=REPLACE([.B2432]; 1; 29; &quot;&quot;)" office:value-type="string" office:string-value="yelizariev/odoo-saas-tools" calcext:value-type="string">
            <text:p>yelizariev/odoo-saas-tools</text:p>
          </table:table-cell>
        </table:table-row>
        <table:table-row table:style-name="ro1">
          <table:table-cell office:value-type="float" office:value="10625810" calcext:value-type="float">
            <text:p>10625810</text:p>
          </table:table-cell>
          <table:table-cell office:value-type="string" calcext:value-type="string">
            <text:p>https://api.github.com/repos/centaurialpha/edis</text:p>
          </table:table-cell>
          <table:table-cell table:formula="of:=REPLACE([.B2433]; 1; 29; &quot;&quot;)" office:value-type="string" office:string-value="centaurialpha/edis" calcext:value-type="string">
            <text:p>centaurialpha/edis</text:p>
          </table:table-cell>
        </table:table-row>
        <table:table-row table:style-name="ro1">
          <table:table-cell office:value-type="float" office:value="10632974" calcext:value-type="float">
            <text:p>10632974</text:p>
          </table:table-cell>
          <table:table-cell office:value-type="string" calcext:value-type="string">
            <text:p>https://api.github.com/repos/claesenm/optunity</text:p>
          </table:table-cell>
          <table:table-cell table:formula="of:=REPLACE([.B2434]; 1; 29; &quot;&quot;)" office:value-type="string" office:string-value="claesenm/optunity" calcext:value-type="string">
            <text:p>claesenm/optunity</text:p>
          </table:table-cell>
        </table:table-row>
        <table:table-row table:style-name="ro1">
          <table:table-cell office:value-type="float" office:value="10636845" calcext:value-type="float">
            <text:p>10636845</text:p>
          </table:table-cell>
          <table:table-cell office:value-type="string" calcext:value-type="string">
            <text:p>https://api.github.com/repos/propertyshelf/ps.plone.mls</text:p>
          </table:table-cell>
          <table:table-cell table:formula="of:=REPLACE([.B2435]; 1; 29; &quot;&quot;)" office:value-type="string" office:string-value="propertyshelf/ps.plone.mls" calcext:value-type="string">
            <text:p>propertyshelf/ps.plone.mls</text:p>
          </table:table-cell>
        </table:table-row>
        <table:table-row table:style-name="ro1">
          <table:table-cell office:value-type="float" office:value="10641603" calcext:value-type="float">
            <text:p>10641603</text:p>
          </table:table-cell>
          <table:table-cell office:value-type="string" calcext:value-type="string">
            <text:p>https://api.github.com/repos/oblitum/dotfiles</text:p>
          </table:table-cell>
          <table:table-cell table:formula="of:=REPLACE([.B2436]; 1; 29; &quot;&quot;)" office:value-type="string" office:string-value="oblitum/dotfiles" calcext:value-type="string">
            <text:p>oblitum/dotfiles</text:p>
          </table:table-cell>
        </table:table-row>
        <table:table-row table:style-name="ro1">
          <table:table-cell office:value-type="float" office:value="10643486" calcext:value-type="float">
            <text:p>10643486</text:p>
          </table:table-cell>
          <table:table-cell office:value-type="string" calcext:value-type="string">
            <text:p>https://api.github.com/repos/keybar/keybar</text:p>
          </table:table-cell>
          <table:table-cell table:formula="of:=REPLACE([.B2437]; 1; 29; &quot;&quot;)" office:value-type="string" office:string-value="keybar/keybar" calcext:value-type="string">
            <text:p>keybar/keybar</text:p>
          </table:table-cell>
        </table:table-row>
        <table:table-row table:style-name="ro1">
          <table:table-cell office:value-type="float" office:value="10650594" calcext:value-type="float">
            <text:p>10650594</text:p>
          </table:table-cell>
          <table:table-cell office:value-type="string" calcext:value-type="string">
            <text:p>https://api.github.com/repos/OCA/e-commerce</text:p>
          </table:table-cell>
          <table:table-cell table:formula="of:=REPLACE([.B2438]; 1; 29; &quot;&quot;)" office:value-type="string" office:string-value="OCA/e-commerce" calcext:value-type="string">
            <text:p>OCA/e-commerce</text:p>
          </table:table-cell>
        </table:table-row>
        <table:table-row table:style-name="ro1">
          <table:table-cell office:value-type="float" office:value="10651869" calcext:value-type="float">
            <text:p>10651869</text:p>
          </table:table-cell>
          <table:table-cell office:value-type="string" calcext:value-type="string">
            <text:p>https://api.github.com/repos/creasyw/Algorithm-Implemenation</text:p>
          </table:table-cell>
          <table:table-cell table:formula="of:=REPLACE([.B2439]; 1; 29; &quot;&quot;)" office:value-type="string" office:string-value="creasyw/Algorithm-Implemenation" calcext:value-type="string">
            <text:p>creasyw/Algorithm-Implemenation</text:p>
          </table:table-cell>
        </table:table-row>
        <table:table-row table:style-name="ro1">
          <table:table-cell office:value-type="float" office:value="10653093" calcext:value-type="float">
            <text:p>10653093</text:p>
          </table:table-cell>
          <table:table-cell office:value-type="string" calcext:value-type="string">
            <text:p>https://api.github.com/repos/coala-analyzer/coala</text:p>
          </table:table-cell>
          <table:table-cell table:formula="of:=REPLACE([.B2440]; 1; 29; &quot;&quot;)" office:value-type="string" office:string-value="coala-analyzer/coala" calcext:value-type="string">
            <text:p>coala-analyzer/coala</text:p>
          </table:table-cell>
        </table:table-row>
        <table:table-row table:style-name="ro1">
          <table:table-cell office:value-type="float" office:value="10656387" calcext:value-type="float">
            <text:p>10656387</text:p>
          </table:table-cell>
          <table:table-cell office:value-type="string" calcext:value-type="string">
            <text:p>https://api.github.com/repos/etal/cnvkit</text:p>
          </table:table-cell>
          <table:table-cell table:formula="of:=REPLACE([.B2441]; 1; 29; &quot;&quot;)" office:value-type="string" office:string-value="etal/cnvkit" calcext:value-type="string">
            <text:p>etal/cnvkit</text:p>
          </table:table-cell>
        </table:table-row>
        <table:table-row table:style-name="ro1">
          <table:table-cell office:value-type="float" office:value="10665059" calcext:value-type="float">
            <text:p>10665059</text:p>
          </table:table-cell>
          <table:table-cell office:value-type="string" calcext:value-type="string">
            <text:p>https://api.github.com/repos/eaudeweb/meetings-registration-tool</text:p>
          </table:table-cell>
          <table:table-cell table:formula="of:=REPLACE([.B2442]; 1; 29; &quot;&quot;)" office:value-type="string" office:string-value="eaudeweb/meetings-registration-tool" calcext:value-type="string">
            <text:p>eaudeweb/meetings-registration-tool</text:p>
          </table:table-cell>
        </table:table-row>
        <table:table-row table:style-name="ro1">
          <table:table-cell office:value-type="float" office:value="10729780" calcext:value-type="float">
            <text:p>10729780</text:p>
          </table:table-cell>
          <table:table-cell office:value-type="string" calcext:value-type="string">
            <text:p>https://api.github.com/repos/openstack/surveil</text:p>
          </table:table-cell>
          <table:table-cell table:formula="of:=REPLACE([.B2443]; 1; 29; &quot;&quot;)" office:value-type="string" office:string-value="openstack/surveil" calcext:value-type="string">
            <text:p>openstack/surveil</text:p>
          </table:table-cell>
        </table:table-row>
        <table:table-row table:style-name="ro1">
          <table:table-cell office:value-type="float" office:value="10738215" calcext:value-type="float">
            <text:p>10738215</text:p>
          </table:table-cell>
          <table:table-cell office:value-type="string" calcext:value-type="string">
            <text:p>https://api.github.com/repos/Juniper/contrail-provisioning</text:p>
          </table:table-cell>
          <table:table-cell table:formula="of:=REPLACE([.B2444]; 1; 29; &quot;&quot;)" office:value-type="string" office:string-value="Juniper/contrail-provisioning" calcext:value-type="string">
            <text:p>Juniper/contrail-provisioning</text:p>
          </table:table-cell>
        </table:table-row>
        <table:table-row table:style-name="ro1">
          <table:table-cell office:value-type="float" office:value="10740219" calcext:value-type="float">
            <text:p>10740219</text:p>
          </table:table-cell>
          <table:table-cell office:value-type="string" calcext:value-type="string">
            <text:p>https://api.github.com/repos/ViDA-NYU/reprozip</text:p>
          </table:table-cell>
          <table:table-cell table:formula="of:=REPLACE([.B2445]; 1; 29; &quot;&quot;)" office:value-type="string" office:string-value="ViDA-NYU/reprozip" calcext:value-type="string">
            <text:p>ViDA-NYU/reprozip</text:p>
          </table:table-cell>
        </table:table-row>
        <table:table-row table:style-name="ro1">
          <table:table-cell office:value-type="float" office:value="10741423" calcext:value-type="float">
            <text:p>10741423</text:p>
          </table:table-cell>
          <table:table-cell office:value-type="string" calcext:value-type="string">
            <text:p>https://api.github.com/repos/frappe/bench</text:p>
          </table:table-cell>
          <table:table-cell table:formula="of:=REPLACE([.B2446]; 1; 29; &quot;&quot;)" office:value-type="string" office:string-value="frappe/bench" calcext:value-type="string">
            <text:p>frappe/bench</text:p>
          </table:table-cell>
        </table:table-row>
        <table:table-row table:style-name="ro1">
          <table:table-cell office:value-type="float" office:value="10741739" calcext:value-type="float">
            <text:p>10741739</text:p>
          </table:table-cell>
          <table:table-cell office:value-type="string" calcext:value-type="string">
            <text:p>https://api.github.com/repos/fedora-infra/anitya</text:p>
          </table:table-cell>
          <table:table-cell table:formula="of:=REPLACE([.B2447]; 1; 29; &quot;&quot;)" office:value-type="string" office:string-value="fedora-infra/anitya" calcext:value-type="string">
            <text:p>fedora-infra/anitya</text:p>
          </table:table-cell>
        </table:table-row>
        <table:table-row table:style-name="ro1">
          <table:table-cell office:value-type="float" office:value="10744122" calcext:value-type="float">
            <text:p>10744122</text:p>
          </table:table-cell>
          <table:table-cell office:value-type="string" calcext:value-type="string">
            <text:p>https://api.github.com/repos/Juniper/contrail-fabric-utils</text:p>
          </table:table-cell>
          <table:table-cell table:formula="of:=REPLACE([.B2448]; 1; 29; &quot;&quot;)" office:value-type="string" office:string-value="Juniper/contrail-fabric-utils" calcext:value-type="string">
            <text:p>Juniper/contrail-fabric-utils</text:p>
          </table:table-cell>
        </table:table-row>
        <table:table-row table:style-name="ro1">
          <table:table-cell office:value-type="float" office:value="10746945" calcext:value-type="float">
            <text:p>10746945</text:p>
          </table:table-cell>
          <table:table-cell office:value-type="string" calcext:value-type="string">
            <text:p>https://api.github.com/repos/martinisgroup/servers</text:p>
          </table:table-cell>
          <table:table-cell table:formula="of:=REPLACE([.B2449]; 1; 29; &quot;&quot;)" office:value-type="string" office:string-value="martinisgroup/servers" calcext:value-type="string">
            <text:p>martinisgroup/servers</text:p>
          </table:table-cell>
        </table:table-row>
        <table:table-row table:style-name="ro1">
          <table:table-cell office:value-type="float" office:value="10753197" calcext:value-type="float">
            <text:p>10753197</text:p>
          </table:table-cell>
          <table:table-cell office:value-type="string" calcext:value-type="string">
            <text:p>https://api.github.com/repos/lahwaacz/wiki-scripts</text:p>
          </table:table-cell>
          <table:table-cell table:formula="of:=REPLACE([.B2450]; 1; 29; &quot;&quot;)" office:value-type="string" office:string-value="lahwaacz/wiki-scripts" calcext:value-type="string">
            <text:p>lahwaacz/wiki-scripts</text:p>
          </table:table-cell>
        </table:table-row>
        <table:table-row table:style-name="ro1">
          <table:table-cell office:value-type="float" office:value="10753874" calcext:value-type="float">
            <text:p>10753874</text:p>
          </table:table-cell>
          <table:table-cell office:value-type="string" calcext:value-type="string">
            <text:p>https://api.github.com/repos/eight04/ComicCrawler</text:p>
          </table:table-cell>
          <table:table-cell table:formula="of:=REPLACE([.B2451]; 1; 29; &quot;&quot;)" office:value-type="string" office:string-value="eight04/ComicCrawler" calcext:value-type="string">
            <text:p>eight04/ComicCrawler</text:p>
          </table:table-cell>
        </table:table-row>
        <table:table-row table:style-name="ro1">
          <table:table-cell office:value-type="float" office:value="10755446" calcext:value-type="float">
            <text:p>10755446</text:p>
          </table:table-cell>
          <table:table-cell office:value-type="string" calcext:value-type="string">
            <text:p>https://api.github.com/repos/yukonhenry/datagraph</text:p>
          </table:table-cell>
          <table:table-cell table:formula="of:=REPLACE([.B2452]; 1; 29; &quot;&quot;)" office:value-type="string" office:string-value="yukonhenry/datagraph" calcext:value-type="string">
            <text:p>yukonhenry/datagraph</text:p>
          </table:table-cell>
        </table:table-row>
        <table:table-row table:style-name="ro1">
          <table:table-cell office:value-type="float" office:value="10755862" calcext:value-type="float">
            <text:p>10755862</text:p>
          </table:table-cell>
          <table:table-cell office:value-type="string" calcext:value-type="string">
            <text:p>https://api.github.com/repos/mabuchilab/Instrumental</text:p>
          </table:table-cell>
          <table:table-cell table:formula="of:=REPLACE([.B2453]; 1; 29; &quot;&quot;)" office:value-type="string" office:string-value="mabuchilab/Instrumental" calcext:value-type="string">
            <text:p>mabuchilab/Instrumental</text:p>
          </table:table-cell>
        </table:table-row>
        <table:table-row table:style-name="ro1">
          <table:table-cell office:value-type="float" office:value="10758676" calcext:value-type="float">
            <text:p>10758676</text:p>
          </table:table-cell>
          <table:table-cell office:value-type="string" calcext:value-type="string">
            <text:p>https://api.github.com/repos/piyanatk/sim</text:p>
          </table:table-cell>
          <table:table-cell table:formula="of:=REPLACE([.B2454]; 1; 29; &quot;&quot;)" office:value-type="string" office:string-value="piyanatk/sim" calcext:value-type="string">
            <text:p>piyanatk/sim</text:p>
          </table:table-cell>
        </table:table-row>
        <table:table-row table:style-name="ro1">
          <table:table-cell office:value-type="float" office:value="10762851" calcext:value-type="float">
            <text:p>10762851</text:p>
          </table:table-cell>
          <table:table-cell office:value-type="string" calcext:value-type="string">
            <text:p>https://api.github.com/repos/bbchung/clighter</text:p>
          </table:table-cell>
          <table:table-cell table:formula="of:=REPLACE([.B2455]; 1; 29; &quot;&quot;)" office:value-type="string" office:string-value="bbchung/clighter" calcext:value-type="string">
            <text:p>bbchung/clighter</text:p>
          </table:table-cell>
        </table:table-row>
        <table:table-row table:style-name="ro1">
          <table:table-cell office:value-type="float" office:value="10767305" calcext:value-type="float">
            <text:p>10767305</text:p>
          </table:table-cell>
          <table:table-cell office:value-type="string" calcext:value-type="string">
            <text:p>https://api.github.com/repos/mwilliamson/nope</text:p>
          </table:table-cell>
          <table:table-cell table:formula="of:=REPLACE([.B2456]; 1; 29; &quot;&quot;)" office:value-type="string" office:string-value="mwilliamson/nope" calcext:value-type="string">
            <text:p>mwilliamson/nope</text:p>
          </table:table-cell>
        </table:table-row>
        <table:table-row table:style-name="ro1">
          <table:table-cell office:value-type="float" office:value="10767630" calcext:value-type="float">
            <text:p>10767630</text:p>
          </table:table-cell>
          <table:table-cell office:value-type="string" calcext:value-type="string">
            <text:p>https://api.github.com/repos/policycompass/policycompass-services</text:p>
          </table:table-cell>
          <table:table-cell table:formula="of:=REPLACE([.B2457]; 1; 29; &quot;&quot;)" office:value-type="string" office:string-value="policycompass/policycompass-services" calcext:value-type="string">
            <text:p>policycompass/policycompass-services</text:p>
          </table:table-cell>
        </table:table-row>
        <table:table-row table:style-name="ro1">
          <table:table-cell office:value-type="float" office:value="10769083" calcext:value-type="float">
            <text:p>10769083</text:p>
          </table:table-cell>
          <table:table-cell office:value-type="string" calcext:value-type="string">
            <text:p>https://api.github.com/repos/edx/edx-val</text:p>
          </table:table-cell>
          <table:table-cell table:formula="of:=REPLACE([.B2458]; 1; 29; &quot;&quot;)" office:value-type="string" office:string-value="edx/edx-val" calcext:value-type="string">
            <text:p>edx/edx-val</text:p>
          </table:table-cell>
        </table:table-row>
        <table:table-row table:style-name="ro1">
          <table:table-cell office:value-type="float" office:value="10773232" calcext:value-type="float">
            <text:p>10773232</text:p>
          </table:table-cell>
          <table:table-cell office:value-type="string" calcext:value-type="string">
            <text:p>https://api.github.com/repos/OCA/manufacture</text:p>
          </table:table-cell>
          <table:table-cell table:formula="of:=REPLACE([.B2459]; 1; 29; &quot;&quot;)" office:value-type="string" office:string-value="OCA/manufacture" calcext:value-type="string">
            <text:p>OCA/manufacture</text:p>
          </table:table-cell>
        </table:table-row>
        <table:table-row table:style-name="ro1">
          <table:table-cell office:value-type="float" office:value="10774056" calcext:value-type="float">
            <text:p>10774056</text:p>
          </table:table-cell>
          <table:table-cell office:value-type="string" calcext:value-type="string">
            <text:p>https://api.github.com/repos/alexhsamuel/supdoc</text:p>
          </table:table-cell>
          <table:table-cell table:formula="of:=REPLACE([.B2460]; 1; 29; &quot;&quot;)" office:value-type="string" office:string-value="alexhsamuel/supdoc" calcext:value-type="string">
            <text:p>alexhsamuel/supdoc</text:p>
          </table:table-cell>
        </table:table-row>
        <table:table-row table:style-name="ro1">
          <table:table-cell office:value-type="float" office:value="10774538" calcext:value-type="float">
            <text:p>10774538</text:p>
          </table:table-cell>
          <table:table-cell office:value-type="string" calcext:value-type="string">
            <text:p>https://api.github.com/repos/OCA/partner-contact</text:p>
          </table:table-cell>
          <table:table-cell table:formula="of:=REPLACE([.B2461]; 1; 29; &quot;&quot;)" office:value-type="string" office:string-value="OCA/partner-contact" calcext:value-type="string">
            <text:p>OCA/partner-contact</text:p>
          </table:table-cell>
        </table:table-row>
        <table:table-row table:style-name="ro1">
          <table:table-cell office:value-type="float" office:value="10777629" calcext:value-type="float">
            <text:p>10777629</text:p>
          </table:table-cell>
          <table:table-cell office:value-type="string" calcext:value-type="string">
            <text:p>https://api.github.com/repos/os2webscanner/os2webscanner</text:p>
          </table:table-cell>
          <table:table-cell table:formula="of:=REPLACE([.B2462]; 1; 29; &quot;&quot;)" office:value-type="string" office:string-value="os2webscanner/os2webscanner" calcext:value-type="string">
            <text:p>os2webscanner/os2webscanner</text:p>
          </table:table-cell>
        </table:table-row>
        <table:table-row table:style-name="ro1">
          <table:table-cell office:value-type="float" office:value="10779612" calcext:value-type="float">
            <text:p>10779612</text:p>
          </table:table-cell>
          <table:table-cell office:value-type="string" calcext:value-type="string">
            <text:p>https://api.github.com/repos/plone/training</text:p>
          </table:table-cell>
          <table:table-cell table:formula="of:=REPLACE([.B2463]; 1; 29; &quot;&quot;)" office:value-type="string" office:string-value="plone/training" calcext:value-type="string">
            <text:p>plone/training</text:p>
          </table:table-cell>
        </table:table-row>
        <table:table-row table:style-name="ro1">
          <table:table-cell office:value-type="float" office:value="10782540" calcext:value-type="float">
            <text:p>10782540</text:p>
          </table:table-cell>
          <table:table-cell office:value-type="string" calcext:value-type="string">
            <text:p>https://api.github.com/repos/OCA/hr</text:p>
          </table:table-cell>
          <table:table-cell table:formula="of:=REPLACE([.B2464]; 1; 29; &quot;&quot;)" office:value-type="string" office:string-value="OCA/hr" calcext:value-type="string">
            <text:p>OCA/hr</text:p>
          </table:table-cell>
        </table:table-row>
        <table:table-row table:style-name="ro1">
          <table:table-cell office:value-type="float" office:value="10782933" calcext:value-type="float">
            <text:p>10782933</text:p>
          </table:table-cell>
          <table:table-cell office:value-type="string" calcext:value-type="string">
            <text:p>https://api.github.com/repos/chendaniely/multi-agent-neural-network</text:p>
          </table:table-cell>
          <table:table-cell table:formula="of:=REPLACE([.B2465]; 1; 29; &quot;&quot;)" office:value-type="string" office:string-value="chendaniely/multi-agent-neural-network" calcext:value-type="string">
            <text:p>chendaniely/multi-agent-neural-network</text:p>
          </table:table-cell>
        </table:table-row>
        <table:table-row table:style-name="ro1">
          <table:table-cell office:value-type="float" office:value="10783499" calcext:value-type="float">
            <text:p>10783499</text:p>
          </table:table-cell>
          <table:table-cell office:value-type="string" calcext:value-type="string">
            <text:p>https://api.github.com/repos/missionpinball/mpf</text:p>
          </table:table-cell>
          <table:table-cell table:formula="of:=REPLACE([.B2466]; 1; 29; &quot;&quot;)" office:value-type="string" office:string-value="missionpinball/mpf" calcext:value-type="string">
            <text:p>missionpinball/mpf</text:p>
          </table:table-cell>
        </table:table-row>
        <table:table-row table:style-name="ro1">
          <table:table-cell office:value-type="float" office:value="10783513" calcext:value-type="float">
            <text:p>10783513</text:p>
          </table:table-cell>
          <table:table-cell office:value-type="string" calcext:value-type="string">
            <text:p>https://api.github.com/repos/OCA/management-system</text:p>
          </table:table-cell>
          <table:table-cell table:formula="of:=REPLACE([.B2467]; 1; 29; &quot;&quot;)" office:value-type="string" office:string-value="OCA/management-system" calcext:value-type="string">
            <text:p>OCA/management-system</text:p>
          </table:table-cell>
        </table:table-row>
        <table:table-row table:style-name="ro1">
          <table:table-cell office:value-type="float" office:value="10784149" calcext:value-type="float">
            <text:p>10784149</text:p>
          </table:table-cell>
          <table:table-cell office:value-type="string" calcext:value-type="string">
            <text:p>https://api.github.com/repos/ClusterHQ/build.clusterhq.com</text:p>
          </table:table-cell>
          <table:table-cell table:formula="of:=REPLACE([.B2468]; 1; 29; &quot;&quot;)" office:value-type="string" office:string-value="ClusterHQ/build.clusterhq.com" calcext:value-type="string">
            <text:p>ClusterHQ/build.clusterhq.com</text:p>
          </table:table-cell>
        </table:table-row>
        <table:table-row table:style-name="ro1">
          <table:table-cell office:value-type="float" office:value="10789805" calcext:value-type="float">
            <text:p>10789805</text:p>
          </table:table-cell>
          <table:table-cell office:value-type="string" calcext:value-type="string">
            <text:p>https://api.github.com/repos/geopandas/geopandas</text:p>
          </table:table-cell>
          <table:table-cell table:formula="of:=REPLACE([.B2469]; 1; 29; &quot;&quot;)" office:value-type="string" office:string-value="geopandas/geopandas" calcext:value-type="string">
            <text:p>geopandas/geopandas</text:p>
          </table:table-cell>
        </table:table-row>
        <table:table-row table:style-name="ro1">
          <table:table-cell office:value-type="float" office:value="10790933" calcext:value-type="float">
            <text:p>10790933</text:p>
          </table:table-cell>
          <table:table-cell office:value-type="string" calcext:value-type="string">
            <text:p>https://api.github.com/repos/ros2/rosidl</text:p>
          </table:table-cell>
          <table:table-cell table:formula="of:=REPLACE([.B2470]; 1; 29; &quot;&quot;)" office:value-type="string" office:string-value="ros2/rosidl" calcext:value-type="string">
            <text:p>ros2/rosidl</text:p>
          </table:table-cell>
        </table:table-row>
        <table:table-row table:style-name="ro1">
          <table:table-cell office:value-type="float" office:value="10792777" calcext:value-type="float">
            <text:p>10792777</text:p>
          </table:table-cell>
          <table:table-cell office:value-type="string" calcext:value-type="string">
            <text:p>https://api.github.com/repos/RueLaLa/savory-pie</text:p>
          </table:table-cell>
          <table:table-cell table:formula="of:=REPLACE([.B2471]; 1; 29; &quot;&quot;)" office:value-type="string" office:string-value="RueLaLa/savory-pie" calcext:value-type="string">
            <text:p>RueLaLa/savory-pie</text:p>
          </table:table-cell>
        </table:table-row>
        <table:table-row table:style-name="ro1">
          <table:table-cell office:value-type="float" office:value="10812011" calcext:value-type="float">
            <text:p>10812011</text:p>
          </table:table-cell>
          <table:table-cell office:value-type="string" calcext:value-type="string">
            <text:p>https://api.github.com/repos/Hackerfleet/hfos</text:p>
          </table:table-cell>
          <table:table-cell table:formula="of:=REPLACE([.B2472]; 1; 29; &quot;&quot;)" office:value-type="string" office:string-value="Hackerfleet/hfos" calcext:value-type="string">
            <text:p>Hackerfleet/hfos</text:p>
          </table:table-cell>
        </table:table-row>
        <table:table-row table:style-name="ro1">
          <table:table-cell office:value-type="float" office:value="10815461" calcext:value-type="float">
            <text:p>10815461</text:p>
          </table:table-cell>
          <table:table-cell office:value-type="string" calcext:value-type="string">
            <text:p>https://api.github.com/repos/GrumpyNounours/PySeidon</text:p>
          </table:table-cell>
          <table:table-cell table:formula="of:=REPLACE([.B2473]; 1; 29; &quot;&quot;)" office:value-type="string" office:string-value="GrumpyNounours/PySeidon" calcext:value-type="string">
            <text:p>GrumpyNounours/PySeidon</text:p>
          </table:table-cell>
        </table:table-row>
        <table:table-row table:style-name="ro1">
          <table:table-cell office:value-type="float" office:value="10820529" calcext:value-type="float">
            <text:p>10820529</text:p>
          </table:table-cell>
          <table:table-cell office:value-type="string" calcext:value-type="string">
            <text:p>https://api.github.com/repos/OCA/crm</text:p>
          </table:table-cell>
          <table:table-cell table:formula="of:=REPLACE([.B2474]; 1; 29; &quot;&quot;)" office:value-type="string" office:string-value="OCA/crm" calcext:value-type="string">
            <text:p>OCA/crm</text:p>
          </table:table-cell>
        </table:table-row>
        <table:table-row table:style-name="ro1">
          <table:table-cell office:value-type="float" office:value="10824784" calcext:value-type="float">
            <text:p>10824784</text:p>
          </table:table-cell>
          <table:table-cell office:value-type="string" calcext:value-type="string">
            <text:p>https://api.github.com/repos/mdn/browsercompat</text:p>
          </table:table-cell>
          <table:table-cell table:formula="of:=REPLACE([.B2475]; 1; 29; &quot;&quot;)" office:value-type="string" office:string-value="mdn/browsercompat" calcext:value-type="string">
            <text:p>mdn/browsercompat</text:p>
          </table:table-cell>
        </table:table-row>
        <table:table-row table:style-name="ro1">
          <table:table-cell office:value-type="float" office:value="10836231" calcext:value-type="float">
            <text:p>10836231</text:p>
          </table:table-cell>
          <table:table-cell office:value-type="string" calcext:value-type="string">
            <text:p>https://api.github.com/repos/brnv/dotfiles</text:p>
          </table:table-cell>
          <table:table-cell table:formula="of:=REPLACE([.B2476]; 1; 29; &quot;&quot;)" office:value-type="string" office:string-value="brnv/dotfiles" calcext:value-type="string">
            <text:p>brnv/dotfiles</text:p>
          </table:table-cell>
        </table:table-row>
        <table:table-row table:style-name="ro1">
          <table:table-cell office:value-type="float" office:value="10840069" calcext:value-type="float">
            <text:p>10840069</text:p>
          </table:table-cell>
          <table:table-cell office:value-type="string" calcext:value-type="string">
            <text:p>https://api.github.com/repos/Kuenni/HoMuonTrigger</text:p>
          </table:table-cell>
          <table:table-cell table:formula="of:=REPLACE([.B2477]; 1; 29; &quot;&quot;)" office:value-type="string" office:string-value="Kuenni/HoMuonTrigger" calcext:value-type="string">
            <text:p>Kuenni/HoMuonTrigger</text:p>
          </table:table-cell>
        </table:table-row>
        <table:table-row table:style-name="ro1">
          <table:table-cell office:value-type="float" office:value="10841615" calcext:value-type="float">
            <text:p>10841615</text:p>
          </table:table-cell>
          <table:table-cell office:value-type="string" calcext:value-type="string">
            <text:p>https://api.github.com/repos/lennylxx/ipv6-hosts</text:p>
          </table:table-cell>
          <table:table-cell table:formula="of:=REPLACE([.B2478]; 1; 29; &quot;&quot;)" office:value-type="string" office:string-value="lennylxx/ipv6-hosts" calcext:value-type="string">
            <text:p>lennylxx/ipv6-hosts</text:p>
          </table:table-cell>
        </table:table-row>
        <table:table-row table:style-name="ro1">
          <table:table-cell office:value-type="float" office:value="10846503" calcext:value-type="float">
            <text:p>10846503</text:p>
          </table:table-cell>
          <table:table-cell office:value-type="string" calcext:value-type="string">
            <text:p>https://api.github.com/repos/fabioz/PyDev.Debugger</text:p>
          </table:table-cell>
          <table:table-cell table:formula="of:=REPLACE([.B2479]; 1; 29; &quot;&quot;)" office:value-type="string" office:string-value="fabioz/PyDev.Debugger" calcext:value-type="string">
            <text:p>fabioz/PyDev.Debugger</text:p>
          </table:table-cell>
        </table:table-row>
        <table:table-row table:style-name="ro1">
          <table:table-cell office:value-type="float" office:value="10847351" calcext:value-type="float">
            <text:p>10847351</text:p>
          </table:table-cell>
          <table:table-cell office:value-type="string" calcext:value-type="string">
            <text:p>https://api.github.com/repos/AAFC-MBB/Galaxy</text:p>
          </table:table-cell>
          <table:table-cell table:formula="of:=REPLACE([.B2480]; 1; 29; &quot;&quot;)" office:value-type="string" office:string-value="AAFC-MBB/Galaxy" calcext:value-type="string">
            <text:p>AAFC-MBB/Galaxy</text:p>
          </table:table-cell>
        </table:table-row>
        <table:table-row table:style-name="ro1">
          <table:table-cell office:value-type="float" office:value="10861472" calcext:value-type="float">
            <text:p>10861472</text:p>
          </table:table-cell>
          <table:table-cell office:value-type="string" calcext:value-type="string">
            <text:p>https://api.github.com/repos/jpata/tthbb13</text:p>
          </table:table-cell>
          <table:table-cell table:formula="of:=REPLACE([.B2481]; 1; 29; &quot;&quot;)" office:value-type="string" office:string-value="jpata/tthbb13" calcext:value-type="string">
            <text:p>jpata/tthbb13</text:p>
          </table:table-cell>
        </table:table-row>
        <table:table-row table:style-name="ro1">
          <table:table-cell office:value-type="float" office:value="10862492" calcext:value-type="float">
            <text:p>10862492</text:p>
          </table:table-cell>
          <table:table-cell office:value-type="string" calcext:value-type="string">
            <text:p>https://api.github.com/repos/OpenTidalFarm/OpenTidalFarm</text:p>
          </table:table-cell>
          <table:table-cell table:formula="of:=REPLACE([.B2482]; 1; 29; &quot;&quot;)" office:value-type="string" office:string-value="OpenTidalFarm/OpenTidalFarm" calcext:value-type="string">
            <text:p>OpenTidalFarm/OpenTidalFarm</text:p>
          </table:table-cell>
        </table:table-row>
        <table:table-row table:style-name="ro1">
          <table:table-cell office:value-type="float" office:value="10863449" calcext:value-type="float">
            <text:p>10863449</text:p>
          </table:table-cell>
          <table:table-cell office:value-type="string" calcext:value-type="string">
            <text:p>https://api.github.com/repos/immanuelw/paperdata</text:p>
          </table:table-cell>
          <table:table-cell table:formula="of:=REPLACE([.B2483]; 1; 29; &quot;&quot;)" office:value-type="string" office:string-value="immanuelw/paperdata" calcext:value-type="string">
            <text:p>immanuelw/paperdata</text:p>
          </table:table-cell>
        </table:table-row>
        <table:table-row table:style-name="ro1">
          <table:table-cell office:value-type="float" office:value="10865735" calcext:value-type="float">
            <text:p>10865735</text:p>
          </table:table-cell>
          <table:table-cell office:value-type="string" calcext:value-type="string">
            <text:p>https://api.github.com/repos/OCA/l10n-spain</text:p>
          </table:table-cell>
          <table:table-cell table:formula="of:=REPLACE([.B2484]; 1; 29; &quot;&quot;)" office:value-type="string" office:string-value="OCA/l10n-spain" calcext:value-type="string">
            <text:p>OCA/l10n-spain</text:p>
          </table:table-cell>
        </table:table-row>
        <table:table-row table:style-name="ro1">
          <table:table-cell office:value-type="float" office:value="10879557" calcext:value-type="float">
            <text:p>10879557</text:p>
          </table:table-cell>
          <table:table-cell office:value-type="string" calcext:value-type="string">
            <text:p>https://api.github.com/repos/TresysTechnology/setools</text:p>
          </table:table-cell>
          <table:table-cell table:formula="of:=REPLACE([.B2485]; 1; 29; &quot;&quot;)" office:value-type="string" office:string-value="TresysTechnology/setools" calcext:value-type="string">
            <text:p>TresysTechnology/setools</text:p>
          </table:table-cell>
        </table:table-row>
        <table:table-row table:style-name="ro1">
          <table:table-cell office:value-type="float" office:value="10885391" calcext:value-type="float">
            <text:p>10885391</text:p>
          </table:table-cell>
          <table:table-cell office:value-type="string" calcext:value-type="string">
            <text:p>https://api.github.com/repos/OCA/account-invoicing</text:p>
          </table:table-cell>
          <table:table-cell table:formula="of:=REPLACE([.B2486]; 1; 29; &quot;&quot;)" office:value-type="string" office:string-value="OCA/account-invoicing" calcext:value-type="string">
            <text:p>OCA/account-invoicing</text:p>
          </table:table-cell>
        </table:table-row>
        <table:table-row table:style-name="ro1">
          <table:table-cell office:value-type="float" office:value="10903516" calcext:value-type="float">
            <text:p>10903516</text:p>
          </table:table-cell>
          <table:table-cell office:value-type="string" calcext:value-type="string">
            <text:p>https://api.github.com/repos/lojaintegrada/LI-Pagador</text:p>
          </table:table-cell>
          <table:table-cell table:formula="of:=REPLACE([.B2487]; 1; 29; &quot;&quot;)" office:value-type="string" office:string-value="lojaintegrada/LI-Pagador" calcext:value-type="string">
            <text:p>lojaintegrada/LI-Pagador</text:p>
          </table:table-cell>
        </table:table-row>
        <table:table-row table:style-name="ro1">
          <table:table-cell office:value-type="float" office:value="10905770" calcext:value-type="float">
            <text:p>10905770</text:p>
          </table:table-cell>
          <table:table-cell office:value-type="string" calcext:value-type="string">
            <text:p>https://api.github.com/repos/openstack/ec2-api</text:p>
          </table:table-cell>
          <table:table-cell table:formula="of:=REPLACE([.B2488]; 1; 29; &quot;&quot;)" office:value-type="string" office:string-value="openstack/ec2-api" calcext:value-type="string">
            <text:p>openstack/ec2-api</text:p>
          </table:table-cell>
        </table:table-row>
        <table:table-row table:style-name="ro1">
          <table:table-cell office:value-type="float" office:value="10911373" calcext:value-type="float">
            <text:p>10911373</text:p>
          </table:table-cell>
          <table:table-cell office:value-type="string" calcext:value-type="string">
            <text:p>https://api.github.com/repos/a-detiste/game-data-packager</text:p>
          </table:table-cell>
          <table:table-cell table:formula="of:=REPLACE([.B2489]; 1; 29; &quot;&quot;)" office:value-type="string" office:string-value="a-detiste/game-data-packager" calcext:value-type="string">
            <text:p>a-detiste/game-data-packager</text:p>
          </table:table-cell>
        </table:table-row>
        <table:table-row table:style-name="ro1">
          <table:table-cell office:value-type="float" office:value="10920251" calcext:value-type="float">
            <text:p>10920251</text:p>
          </table:table-cell>
          <table:table-cell office:value-type="string" calcext:value-type="string">
            <text:p>https://api.github.com/repos/rogierlommers/dotfiles</text:p>
          </table:table-cell>
          <table:table-cell table:formula="of:=REPLACE([.B2490]; 1; 29; &quot;&quot;)" office:value-type="string" office:string-value="rogierlommers/dotfiles" calcext:value-type="string">
            <text:p>rogierlommers/dotfiles</text:p>
          </table:table-cell>
        </table:table-row>
        <table:table-row table:style-name="ro1">
          <table:table-cell office:value-type="float" office:value="10931578" calcext:value-type="float">
            <text:p>10931578</text:p>
          </table:table-cell>
          <table:table-cell office:value-type="string" calcext:value-type="string">
            <text:p>https://api.github.com/repos/PaulHancock/Aegean</text:p>
          </table:table-cell>
          <table:table-cell table:formula="of:=REPLACE([.B2491]; 1; 29; &quot;&quot;)" office:value-type="string" office:string-value="PaulHancock/Aegean" calcext:value-type="string">
            <text:p>PaulHancock/Aegean</text:p>
          </table:table-cell>
        </table:table-row>
        <table:table-row table:style-name="ro1">
          <table:table-cell office:value-type="float" office:value="10937042" calcext:value-type="float">
            <text:p>10937042</text:p>
          </table:table-cell>
          <table:table-cell office:value-type="string" calcext:value-type="string">
            <text:p>https://api.github.com/repos/ccnmtl/wardenclyffe</text:p>
          </table:table-cell>
          <table:table-cell table:formula="of:=REPLACE([.B2492]; 1; 29; &quot;&quot;)" office:value-type="string" office:string-value="ccnmtl/wardenclyffe" calcext:value-type="string">
            <text:p>ccnmtl/wardenclyffe</text:p>
          </table:table-cell>
        </table:table-row>
        <table:table-row table:style-name="ro1">
          <table:table-cell office:value-type="float" office:value="10937414" calcext:value-type="float">
            <text:p>10937414</text:p>
          </table:table-cell>
          <table:table-cell office:value-type="string" calcext:value-type="string">
            <text:p>https://api.github.com/repos/bundlewrap/bundlewrap</text:p>
          </table:table-cell>
          <table:table-cell table:formula="of:=REPLACE([.B2493]; 1; 29; &quot;&quot;)" office:value-type="string" office:string-value="bundlewrap/bundlewrap" calcext:value-type="string">
            <text:p>bundlewrap/bundlewrap</text:p>
          </table:table-cell>
        </table:table-row>
        <table:table-row table:style-name="ro1">
          <table:table-cell office:value-type="float" office:value="10946260" calcext:value-type="float">
            <text:p>10946260</text:p>
          </table:table-cell>
          <table:table-cell office:value-type="string" calcext:value-type="string">
            <text:p>https://api.github.com/repos/AtlasOfLivingAustralia/ala-install</text:p>
          </table:table-cell>
          <table:table-cell table:formula="of:=REPLACE([.B2494]; 1; 29; &quot;&quot;)" office:value-type="string" office:string-value="AtlasOfLivingAustralia/ala-install" calcext:value-type="string">
            <text:p>AtlasOfLivingAustralia/ala-install</text:p>
          </table:table-cell>
        </table:table-row>
        <table:table-row table:style-name="ro1">
          <table:table-cell office:value-type="float" office:value="10950918" calcext:value-type="float">
            <text:p>10950918</text:p>
          </table:table-cell>
          <table:table-cell office:value-type="string" calcext:value-type="string">
            <text:p>https://api.github.com/repos/libAtoms/matscipy</text:p>
          </table:table-cell>
          <table:table-cell table:formula="of:=REPLACE([.B2495]; 1; 29; &quot;&quot;)" office:value-type="string" office:string-value="libAtoms/matscipy" calcext:value-type="string">
            <text:p>libAtoms/matscipy</text:p>
          </table:table-cell>
        </table:table-row>
        <table:table-row table:style-name="ro1">
          <table:table-cell office:value-type="float" office:value="10951625" calcext:value-type="float">
            <text:p>10951625</text:p>
          </table:table-cell>
          <table:table-cell office:value-type="string" calcext:value-type="string">
            <text:p>https://api.github.com/repos/odoo/ps-lct</text:p>
          </table:table-cell>
          <table:table-cell table:formula="of:=REPLACE([.B2496]; 1; 29; &quot;&quot;)" office:value-type="string" office:string-value="odoo/ps-lct" calcext:value-type="string">
            <text:p>odoo/ps-lct</text:p>
          </table:table-cell>
        </table:table-row>
        <table:table-row table:style-name="ro1">
          <table:table-cell office:value-type="float" office:value="10962011" calcext:value-type="float">
            <text:p>10962011</text:p>
          </table:table-cell>
          <table:table-cell office:value-type="string" calcext:value-type="string">
            <text:p>https://api.github.com/repos/rmjarvis/TreeCorr</text:p>
          </table:table-cell>
          <table:table-cell table:formula="of:=REPLACE([.B2497]; 1; 29; &quot;&quot;)" office:value-type="string" office:string-value="rmjarvis/TreeCorr" calcext:value-type="string">
            <text:p>rmjarvis/TreeCorr</text:p>
          </table:table-cell>
        </table:table-row>
        <table:table-row table:style-name="ro1">
          <table:table-cell office:value-type="float" office:value="10966640" calcext:value-type="float">
            <text:p>10966640</text:p>
          </table:table-cell>
          <table:table-cell office:value-type="string" calcext:value-type="string">
            <text:p>https://api.github.com/repos/cyberkitsune/PSO2Proxy</text:p>
          </table:table-cell>
          <table:table-cell table:formula="of:=REPLACE([.B2498]; 1; 29; &quot;&quot;)" office:value-type="string" office:string-value="cyberkitsune/PSO2Proxy" calcext:value-type="string">
            <text:p>cyberkitsune/PSO2Proxy</text:p>
          </table:table-cell>
        </table:table-row>
        <table:table-row table:style-name="ro1">
          <table:table-cell office:value-type="float" office:value="10971816" calcext:value-type="float">
            <text:p>10971816</text:p>
          </table:table-cell>
          <table:table-cell office:value-type="string" calcext:value-type="string">
            <text:p>https://api.github.com/repos/praekelt/molo</text:p>
          </table:table-cell>
          <table:table-cell table:formula="of:=REPLACE([.B2499]; 1; 29; &quot;&quot;)" office:value-type="string" office:string-value="praekelt/molo" calcext:value-type="string">
            <text:p>praekelt/molo</text:p>
          </table:table-cell>
        </table:table-row>
        <table:table-row table:style-name="ro1">
          <table:table-cell office:value-type="float" office:value="10977401" calcext:value-type="float">
            <text:p>10977401</text:p>
          </table:table-cell>
          <table:table-cell office:value-type="string" calcext:value-type="string">
            <text:p>https://api.github.com/repos/freelawproject/courtlistener</text:p>
          </table:table-cell>
          <table:table-cell table:formula="of:=REPLACE([.B2500]; 1; 29; &quot;&quot;)" office:value-type="string" office:string-value="freelawproject/courtlistener" calcext:value-type="string">
            <text:p>freelawproject/courtlistener</text:p>
          </table:table-cell>
        </table:table-row>
        <table:table-row table:style-name="ro1">
          <table:table-cell office:value-type="float" office:value="10980670" calcext:value-type="float">
            <text:p>10980670</text:p>
          </table:table-cell>
          <table:table-cell office:value-type="string" calcext:value-type="string">
            <text:p>https://api.github.com/repos/inpho/topic-explorer</text:p>
          </table:table-cell>
          <table:table-cell table:formula="of:=REPLACE([.B2501]; 1; 29; &quot;&quot;)" office:value-type="string" office:string-value="inpho/topic-explorer" calcext:value-type="string">
            <text:p>inpho/topic-explorer</text:p>
          </table:table-cell>
        </table:table-row>
        <table:table-row table:style-name="ro1">
          <table:table-cell office:value-type="float" office:value="10992715" calcext:value-type="float">
            <text:p>10992715</text:p>
          </table:table-cell>
          <table:table-cell office:value-type="string" calcext:value-type="string">
            <text:p>https://api.github.com/repos/sjara/tkparadigms</text:p>
          </table:table-cell>
          <table:table-cell table:formula="of:=REPLACE([.B2502]; 1; 29; &quot;&quot;)" office:value-type="string" office:string-value="sjara/tkparadigms" calcext:value-type="string">
            <text:p>sjara/tkparadigms</text:p>
          </table:table-cell>
        </table:table-row>
        <table:table-row table:style-name="ro1">
          <table:table-cell office:value-type="float" office:value="11003743" calcext:value-type="float">
            <text:p>11003743</text:p>
          </table:table-cell>
          <table:table-cell office:value-type="string" calcext:value-type="string">
            <text:p>https://api.github.com/repos/jlund/streisand</text:p>
          </table:table-cell>
          <table:table-cell table:formula="of:=REPLACE([.B2503]; 1; 29; &quot;&quot;)" office:value-type="string" office:string-value="jlund/streisand" calcext:value-type="string">
            <text:p>jlund/streisand</text:p>
          </table:table-cell>
        </table:table-row>
        <table:table-row table:style-name="ro1">
          <table:table-cell office:value-type="float" office:value="11009696" calcext:value-type="float">
            <text:p>11009696</text:p>
          </table:table-cell>
          <table:table-cell office:value-type="string" calcext:value-type="string">
            <text:p>https://api.github.com/repos/radical-cybertools/radical.ensemblemd</text:p>
          </table:table-cell>
          <table:table-cell table:formula="of:=REPLACE([.B2504]; 1; 29; &quot;&quot;)" office:value-type="string" office:string-value="radical-cybertools/radical.ensemblemd" calcext:value-type="string">
            <text:p>radical-cybertools/radical.ensemblemd</text:p>
          </table:table-cell>
        </table:table-row>
        <table:table-row table:style-name="ro1">
          <table:table-cell office:value-type="float" office:value="11013070" calcext:value-type="float">
            <text:p>11013070</text:p>
          </table:table-cell>
          <table:table-cell office:value-type="string" calcext:value-type="string">
            <text:p>https://api.github.com/repos/docker/docker-py</text:p>
          </table:table-cell>
          <table:table-cell table:formula="of:=REPLACE([.B2505]; 1; 29; &quot;&quot;)" office:value-type="string" office:string-value="docker/docker-py" calcext:value-type="string">
            <text:p>docker/docker-py</text:p>
          </table:table-cell>
        </table:table-row>
        <table:table-row table:style-name="ro1">
          <table:table-cell office:value-type="float" office:value="11014727" calcext:value-type="float">
            <text:p>11014727</text:p>
          </table:table-cell>
          <table:table-cell office:value-type="string" calcext:value-type="string">
            <text:p>https://api.github.com/repos/project8/morpho</text:p>
          </table:table-cell>
          <table:table-cell table:formula="of:=REPLACE([.B2506]; 1; 29; &quot;&quot;)" office:value-type="string" office:string-value="project8/morpho" calcext:value-type="string">
            <text:p>project8/morpho</text:p>
          </table:table-cell>
        </table:table-row>
        <table:table-row table:style-name="ro1">
          <table:table-cell office:value-type="float" office:value="11015490" calcext:value-type="float">
            <text:p>11015490</text:p>
          </table:table-cell>
          <table:table-cell office:value-type="string" calcext:value-type="string">
            <text:p>https://api.github.com/repos/staticfloat/julia-buildbot</text:p>
          </table:table-cell>
          <table:table-cell table:formula="of:=REPLACE([.B2507]; 1; 29; &quot;&quot;)" office:value-type="string" office:string-value="staticfloat/julia-buildbot" calcext:value-type="string">
            <text:p>staticfloat/julia-buildbot</text:p>
          </table:table-cell>
        </table:table-row>
        <table:table-row table:style-name="ro1">
          <table:table-cell office:value-type="float" office:value="11015752" calcext:value-type="float">
            <text:p>11015752</text:p>
          </table:table-cell>
          <table:table-cell office:value-type="string" calcext:value-type="string">
            <text:p>https://api.github.com/repos/jythontools/jython</text:p>
          </table:table-cell>
          <table:table-cell table:formula="of:=REPLACE([.B2508]; 1; 29; &quot;&quot;)" office:value-type="string" office:string-value="jythontools/jython" calcext:value-type="string">
            <text:p>jythontools/jython</text:p>
          </table:table-cell>
        </table:table-row>
        <table:table-row table:style-name="ro1">
          <table:table-cell office:value-type="float" office:value="11024859" calcext:value-type="float">
            <text:p>11024859</text:p>
          </table:table-cell>
          <table:table-cell office:value-type="string" calcext:value-type="string">
            <text:p>https://api.github.com/repos/j3ffhubb/musikernel</text:p>
          </table:table-cell>
          <table:table-cell table:formula="of:=REPLACE([.B2509]; 1; 29; &quot;&quot;)" office:value-type="string" office:string-value="j3ffhubb/musikernel" calcext:value-type="string">
            <text:p>j3ffhubb/musikernel</text:p>
          </table:table-cell>
        </table:table-row>
        <table:table-row table:style-name="ro1">
          <table:table-cell office:value-type="float" office:value="11029109" calcext:value-type="float">
            <text:p>11029109</text:p>
          </table:table-cell>
          <table:table-cell office:value-type="string" calcext:value-type="string">
            <text:p>https://api.github.com/repos/y0ssar1an/CSS3</text:p>
          </table:table-cell>
          <table:table-cell table:formula="of:=REPLACE([.B2510]; 1; 29; &quot;&quot;)" office:value-type="string" office:string-value="y0ssar1an/CSS3" calcext:value-type="string">
            <text:p>y0ssar1an/CSS3</text:p>
          </table:table-cell>
        </table:table-row>
        <table:table-row table:style-name="ro1">
          <table:table-cell office:value-type="float" office:value="11035569" calcext:value-type="float">
            <text:p>11035569</text:p>
          </table:table-cell>
          <table:table-cell office:value-type="string" calcext:value-type="string">
            <text:p>https://api.github.com/repos/benoit-pierre/mcomix</text:p>
          </table:table-cell>
          <table:table-cell table:formula="of:=REPLACE([.B2511]; 1; 29; &quot;&quot;)" office:value-type="string" office:string-value="benoit-pierre/mcomix" calcext:value-type="string">
            <text:p>benoit-pierre/mcomix</text:p>
          </table:table-cell>
        </table:table-row>
        <table:table-row table:style-name="ro1">
          <table:table-cell office:value-type="float" office:value="11057317" calcext:value-type="float">
            <text:p>11057317</text:p>
          </table:table-cell>
          <table:table-cell office:value-type="string" calcext:value-type="string">
            <text:p>https://api.github.com/repos/rh-lab-q/rpg</text:p>
          </table:table-cell>
          <table:table-cell table:formula="of:=REPLACE([.B2512]; 1; 29; &quot;&quot;)" office:value-type="string" office:string-value="rh-lab-q/rpg" calcext:value-type="string">
            <text:p>rh-lab-q/rpg</text:p>
          </table:table-cell>
        </table:table-row>
        <table:table-row table:style-name="ro1">
          <table:table-cell office:value-type="float" office:value="11077539" calcext:value-type="float">
            <text:p>11077539</text:p>
          </table:table-cell>
          <table:table-cell office:value-type="string" calcext:value-type="string">
            <text:p>https://api.github.com/repos/voc/voctomix</text:p>
          </table:table-cell>
          <table:table-cell table:formula="of:=REPLACE([.B2513]; 1; 29; &quot;&quot;)" office:value-type="string" office:string-value="voc/voctomix" calcext:value-type="string">
            <text:p>voc/voctomix</text:p>
          </table:table-cell>
        </table:table-row>
        <table:table-row table:style-name="ro1">
          <table:table-cell office:value-type="float" office:value="11082174" calcext:value-type="float">
            <text:p>11082174</text:p>
          </table:table-cell>
          <table:table-cell office:value-type="string" calcext:value-type="string">
            <text:p>https://api.github.com/repos/Deathangel908/djangochat</text:p>
          </table:table-cell>
          <table:table-cell table:formula="of:=REPLACE([.B2514]; 1; 29; &quot;&quot;)" office:value-type="string" office:string-value="Deathangel908/djangochat" calcext:value-type="string">
            <text:p>Deathangel908/djangochat</text:p>
          </table:table-cell>
        </table:table-row>
        <table:table-row table:style-name="ro1">
          <table:table-cell office:value-type="float" office:value="11082635" calcext:value-type="float">
            <text:p>11082635</text:p>
          </table:table-cell>
          <table:table-cell office:value-type="string" calcext:value-type="string">
            <text:p>https://api.github.com/repos/sqlobject/sqlobject</text:p>
          </table:table-cell>
          <table:table-cell table:formula="of:=REPLACE([.B2515]; 1; 29; &quot;&quot;)" office:value-type="string" office:string-value="sqlobject/sqlobject" calcext:value-type="string">
            <text:p>sqlobject/sqlobject</text:p>
          </table:table-cell>
        </table:table-row>
        <table:table-row table:style-name="ro1">
          <table:table-cell office:value-type="float" office:value="11093313" calcext:value-type="float">
            <text:p>11093313</text:p>
          </table:table-cell>
          <table:table-cell office:value-type="string" calcext:value-type="string">
            <text:p>https://api.github.com/repos/penzance/ab-testing-tool</text:p>
          </table:table-cell>
          <table:table-cell table:formula="of:=REPLACE([.B2516]; 1; 29; &quot;&quot;)" office:value-type="string" office:string-value="penzance/ab-testing-tool" calcext:value-type="string">
            <text:p>penzance/ab-testing-tool</text:p>
          </table:table-cell>
        </table:table-row>
        <table:table-row table:style-name="ro1">
          <table:table-cell office:value-type="float" office:value="11097989" calcext:value-type="float">
            <text:p>11097989</text:p>
          </table:table-cell>
          <table:table-cell office:value-type="string" calcext:value-type="string">
            <text:p>https://api.github.com/repos/Gallopsled/pwntools</text:p>
          </table:table-cell>
          <table:table-cell table:formula="of:=REPLACE([.B2517]; 1; 29; &quot;&quot;)" office:value-type="string" office:string-value="Gallopsled/pwntools" calcext:value-type="string">
            <text:p>Gallopsled/pwntools</text:p>
          </table:table-cell>
        </table:table-row>
        <table:table-row table:style-name="ro1">
          <table:table-cell office:value-type="float" office:value="11098218" calcext:value-type="float">
            <text:p>11098218</text:p>
          </table:table-cell>
          <table:table-cell office:value-type="string" calcext:value-type="string">
            <text:p>https://api.github.com/repos/jromang/picochess</text:p>
          </table:table-cell>
          <table:table-cell table:formula="of:=REPLACE([.B2518]; 1; 29; &quot;&quot;)" office:value-type="string" office:string-value="jromang/picochess" calcext:value-type="string">
            <text:p>jromang/picochess</text:p>
          </table:table-cell>
        </table:table-row>
        <table:table-row table:style-name="ro1">
          <table:table-cell office:value-type="float" office:value="11100481" calcext:value-type="float">
            <text:p>11100481</text:p>
          </table:table-cell>
          <table:table-cell office:value-type="string" calcext:value-type="string">
            <text:p>https://api.github.com/repos/vapkarian/soccer-analyzer</text:p>
          </table:table-cell>
          <table:table-cell table:formula="of:=REPLACE([.B2519]; 1; 29; &quot;&quot;)" office:value-type="string" office:string-value="vapkarian/soccer-analyzer" calcext:value-type="string">
            <text:p>vapkarian/soccer-analyzer</text:p>
          </table:table-cell>
        </table:table-row>
        <table:table-row table:style-name="ro1">
          <table:table-cell office:value-type="float" office:value="11104269" calcext:value-type="float">
            <text:p>11104269</text:p>
          </table:table-cell>
          <table:table-cell office:value-type="string" calcext:value-type="string">
            <text:p>https://api.github.com/repos/incuna/django-user-management</text:p>
          </table:table-cell>
          <table:table-cell table:formula="of:=REPLACE([.B2520]; 1; 29; &quot;&quot;)" office:value-type="string" office:string-value="incuna/django-user-management" calcext:value-type="string">
            <text:p>incuna/django-user-management</text:p>
          </table:table-cell>
        </table:table-row>
        <table:table-row table:style-name="ro1">
          <table:table-cell office:value-type="float" office:value="11105153" calcext:value-type="float">
            <text:p>11105153</text:p>
          </table:table-cell>
          <table:table-cell office:value-type="string" calcext:value-type="string">
            <text:p>https://api.github.com/repos/uwdub/web-dub</text:p>
          </table:table-cell>
          <table:table-cell table:formula="of:=REPLACE([.B2521]; 1; 29; &quot;&quot;)" office:value-type="string" office:string-value="uwdub/web-dub" calcext:value-type="string">
            <text:p>uwdub/web-dub</text:p>
          </table:table-cell>
        </table:table-row>
        <table:table-row table:style-name="ro1">
          <table:table-cell office:value-type="float" office:value="11107631" calcext:value-type="float">
            <text:p>11107631</text:p>
          </table:table-cell>
          <table:table-cell office:value-type="string" calcext:value-type="string">
            <text:p>https://api.github.com/repos/asdfjkl/jerry</text:p>
          </table:table-cell>
          <table:table-cell table:formula="of:=REPLACE([.B2522]; 1; 29; &quot;&quot;)" office:value-type="string" office:string-value="asdfjkl/jerry" calcext:value-type="string">
            <text:p>asdfjkl/jerry</text:p>
          </table:table-cell>
        </table:table-row>
        <table:table-row table:style-name="ro1">
          <table:table-cell office:value-type="float" office:value="11109440" calcext:value-type="float">
            <text:p>11109440</text:p>
          </table:table-cell>
          <table:table-cell office:value-type="string" calcext:value-type="string">
            <text:p>https://api.github.com/repos/savoirfairelinux/monitoring-tools</text:p>
          </table:table-cell>
          <table:table-cell table:formula="of:=REPLACE([.B2523]; 1; 29; &quot;&quot;)" office:value-type="string" office:string-value="savoirfairelinux/monitoring-tools" calcext:value-type="string">
            <text:p>savoirfairelinux/monitoring-tools</text:p>
          </table:table-cell>
        </table:table-row>
        <table:table-row table:style-name="ro1">
          <table:table-cell office:value-type="float" office:value="11111225" calcext:value-type="float">
            <text:p>11111225</text:p>
          </table:table-cell>
          <table:table-cell office:value-type="string" calcext:value-type="string">
            <text:p>https://api.github.com/repos/freenet/website</text:p>
          </table:table-cell>
          <table:table-cell table:formula="of:=REPLACE([.B2524]; 1; 29; &quot;&quot;)" office:value-type="string" office:string-value="freenet/website" calcext:value-type="string">
            <text:p>freenet/website</text:p>
          </table:table-cell>
        </table:table-row>
        <table:table-row table:style-name="ro1">
          <table:table-cell office:value-type="float" office:value="11131729" calcext:value-type="float">
            <text:p>11131729</text:p>
          </table:table-cell>
          <table:table-cell office:value-type="string" calcext:value-type="string">
            <text:p>https://api.github.com/repos/brad-accuvant/cuckoo-modified</text:p>
          </table:table-cell>
          <table:table-cell table:formula="of:=REPLACE([.B2525]; 1; 29; &quot;&quot;)" office:value-type="string" office:string-value="brad-accuvant/cuckoo-modified" calcext:value-type="string">
            <text:p>brad-accuvant/cuckoo-modified</text:p>
          </table:table-cell>
        </table:table-row>
        <table:table-row table:style-name="ro1">
          <table:table-cell office:value-type="float" office:value="11133244" calcext:value-type="float">
            <text:p>11133244</text:p>
          </table:table-cell>
          <table:table-cell office:value-type="string" calcext:value-type="string">
            <text:p>https://api.github.com/repos/brad-accuvant/community-modified</text:p>
          </table:table-cell>
          <table:table-cell table:formula="of:=REPLACE([.B2526]; 1; 29; &quot;&quot;)" office:value-type="string" office:string-value="brad-accuvant/community-modified" calcext:value-type="string">
            <text:p>brad-accuvant/community-modified</text:p>
          </table:table-cell>
        </table:table-row>
        <table:table-row table:style-name="ro1">
          <table:table-cell office:value-type="float" office:value="11135857" calcext:value-type="float">
            <text:p>11135857</text:p>
          </table:table-cell>
          <table:table-cell office:value-type="string" calcext:value-type="string">
            <text:p>https://api.github.com/repos/osu-cass/whats-fresh-api</text:p>
          </table:table-cell>
          <table:table-cell table:formula="of:=REPLACE([.B2527]; 1; 29; &quot;&quot;)" office:value-type="string" office:string-value="osu-cass/whats-fresh-api" calcext:value-type="string">
            <text:p>osu-cass/whats-fresh-api</text:p>
          </table:table-cell>
        </table:table-row>
        <table:table-row table:style-name="ro1">
          <table:table-cell office:value-type="float" office:value="11142387" calcext:value-type="float">
            <text:p>11142387</text:p>
          </table:table-cell>
          <table:table-cell office:value-type="string" calcext:value-type="string">
            <text:p>https://api.github.com/repos/romanz/amodem</text:p>
          </table:table-cell>
          <table:table-cell table:formula="of:=REPLACE([.B2528]; 1; 29; &quot;&quot;)" office:value-type="string" office:string-value="romanz/amodem" calcext:value-type="string">
            <text:p>romanz/amodem</text:p>
          </table:table-cell>
        </table:table-row>
        <table:table-row table:style-name="ro1">
          <table:table-cell office:value-type="float" office:value="11143386" calcext:value-type="float">
            <text:p>11143386</text:p>
          </table:table-cell>
          <table:table-cell office:value-type="string" calcext:value-type="string">
            <text:p>https://api.github.com/repos/StamLab/stampipes</text:p>
          </table:table-cell>
          <table:table-cell table:formula="of:=REPLACE([.B2529]; 1; 29; &quot;&quot;)" office:value-type="string" office:string-value="StamLab/stampipes" calcext:value-type="string">
            <text:p>StamLab/stampipes</text:p>
          </table:table-cell>
        </table:table-row>
        <table:table-row table:style-name="ro1">
          <table:table-cell office:value-type="float" office:value="11144858" calcext:value-type="float">
            <text:p>11144858</text:p>
          </table:table-cell>
          <table:table-cell office:value-type="string" calcext:value-type="string">
            <text:p>https://api.github.com/repos/Isonami/wbcheck_int</text:p>
          </table:table-cell>
          <table:table-cell table:formula="of:=REPLACE([.B2530]; 1; 29; &quot;&quot;)" office:value-type="string" office:string-value="Isonami/wbcheck_int" calcext:value-type="string">
            <text:p>Isonami/wbcheck_int</text:p>
          </table:table-cell>
        </table:table-row>
        <table:table-row table:style-name="ro1">
          <table:table-cell office:value-type="float" office:value="11151892" calcext:value-type="float">
            <text:p>11151892</text:p>
          </table:table-cell>
          <table:table-cell office:value-type="string" calcext:value-type="string">
            <text:p>https://api.github.com/repos/developmentseed/landsat-util</text:p>
          </table:table-cell>
          <table:table-cell table:formula="of:=REPLACE([.B2531]; 1; 29; &quot;&quot;)" office:value-type="string" office:string-value="developmentseed/landsat-util" calcext:value-type="string">
            <text:p>developmentseed/landsat-util</text:p>
          </table:table-cell>
        </table:table-row>
        <table:table-row table:style-name="ro1">
          <table:table-cell office:value-type="float" office:value="11152776" calcext:value-type="float">
            <text:p>11152776</text:p>
          </table:table-cell>
          <table:table-cell office:value-type="string" calcext:value-type="string">
            <text:p>https://api.github.com/repos/pybee/toga</text:p>
          </table:table-cell>
          <table:table-cell table:formula="of:=REPLACE([.B2532]; 1; 29; &quot;&quot;)" office:value-type="string" office:string-value="pybee/toga" calcext:value-type="string">
            <text:p>pybee/toga</text:p>
          </table:table-cell>
        </table:table-row>
        <table:table-row table:style-name="ro1">
          <table:table-cell office:value-type="float" office:value="11159409" calcext:value-type="float">
            <text:p>11159409</text:p>
          </table:table-cell>
          <table:table-cell office:value-type="string" calcext:value-type="string">
            <text:p>https://api.github.com/repos/jonathanslenders/python-prompt-toolkit</text:p>
          </table:table-cell>
          <table:table-cell table:formula="of:=REPLACE([.B2533]; 1; 29; &quot;&quot;)" office:value-type="string" office:string-value="jonathanslenders/python-prompt-toolkit" calcext:value-type="string">
            <text:p>jonathanslenders/python-prompt-toolkit</text:p>
          </table:table-cell>
        </table:table-row>
        <table:table-row table:style-name="ro1">
          <table:table-cell office:value-type="float" office:value="11161411" calcext:value-type="float">
            <text:p>11161411</text:p>
          </table:table-cell>
          <table:table-cell office:value-type="string" calcext:value-type="string">
            <text:p>https://api.github.com/repos/jjgomera/pychemqt</text:p>
          </table:table-cell>
          <table:table-cell table:formula="of:=REPLACE([.B2534]; 1; 29; &quot;&quot;)" office:value-type="string" office:string-value="jjgomera/pychemqt" calcext:value-type="string">
            <text:p>jjgomera/pychemqt</text:p>
          </table:table-cell>
        </table:table-row>
        <table:table-row table:style-name="ro1">
          <table:table-cell office:value-type="float" office:value="11165224" calcext:value-type="float">
            <text:p>11165224</text:p>
          </table:table-cell>
          <table:table-cell office:value-type="string" calcext:value-type="string">
            <text:p>https://api.github.com/repos/abyssonym/beyondchaos</text:p>
          </table:table-cell>
          <table:table-cell table:formula="of:=REPLACE([.B2535]; 1; 29; &quot;&quot;)" office:value-type="string" office:string-value="abyssonym/beyondchaos" calcext:value-type="string">
            <text:p>abyssonym/beyondchaos</text:p>
          </table:table-cell>
        </table:table-row>
        <table:table-row table:style-name="ro1">
          <table:table-cell office:value-type="float" office:value="11168620" calcext:value-type="float">
            <text:p>11168620</text:p>
          </table:table-cell>
          <table:table-cell office:value-type="string" calcext:value-type="string">
            <text:p>https://api.github.com/repos/olitheolix/azrael</text:p>
          </table:table-cell>
          <table:table-cell table:formula="of:=REPLACE([.B2536]; 1; 29; &quot;&quot;)" office:value-type="string" office:string-value="olitheolix/azrael" calcext:value-type="string">
            <text:p>olitheolix/azrael</text:p>
          </table:table-cell>
        </table:table-row>
        <table:table-row table:style-name="ro1">
          <table:table-cell office:value-type="float" office:value="11171738" calcext:value-type="float">
            <text:p>11171738</text:p>
          </table:table-cell>
          <table:table-cell office:value-type="string" calcext:value-type="string">
            <text:p>https://api.github.com/repos/UCL-INGI/INGInious</text:p>
          </table:table-cell>
          <table:table-cell table:formula="of:=REPLACE([.B2537]; 1; 29; &quot;&quot;)" office:value-type="string" office:string-value="UCL-INGI/INGInious" calcext:value-type="string">
            <text:p>UCL-INGI/INGInious</text:p>
          </table:table-cell>
        </table:table-row>
        <table:table-row table:style-name="ro1">
          <table:table-cell office:value-type="float" office:value="11171868" calcext:value-type="float">
            <text:p>11171868</text:p>
          </table:table-cell>
          <table:table-cell office:value-type="string" calcext:value-type="string">
            <text:p>https://api.github.com/repos/losonczylab/sima</text:p>
          </table:table-cell>
          <table:table-cell table:formula="of:=REPLACE([.B2538]; 1; 29; &quot;&quot;)" office:value-type="string" office:string-value="losonczylab/sima" calcext:value-type="string">
            <text:p>losonczylab/sima</text:p>
          </table:table-cell>
        </table:table-row>
        <table:table-row table:style-name="ro1">
          <table:table-cell office:value-type="float" office:value="11173575" calcext:value-type="float">
            <text:p>11173575</text:p>
          </table:table-cell>
          <table:table-cell office:value-type="string" calcext:value-type="string">
            <text:p>https://api.github.com/repos/SylvainDe/ComicBookMaker</text:p>
          </table:table-cell>
          <table:table-cell table:formula="of:=REPLACE([.B2539]; 1; 29; &quot;&quot;)" office:value-type="string" office:string-value="SylvainDe/ComicBookMaker" calcext:value-type="string">
            <text:p>SylvainDe/ComicBookMaker</text:p>
          </table:table-cell>
        </table:table-row>
        <table:table-row table:style-name="ro1">
          <table:table-cell office:value-type="float" office:value="11178634" calcext:value-type="float">
            <text:p>11178634</text:p>
          </table:table-cell>
          <table:table-cell office:value-type="string" calcext:value-type="string">
            <text:p>https://api.github.com/repos/haje01/wzdat</text:p>
          </table:table-cell>
          <table:table-cell table:formula="of:=REPLACE([.B2540]; 1; 29; &quot;&quot;)" office:value-type="string" office:string-value="haje01/wzdat" calcext:value-type="string">
            <text:p>haje01/wzdat</text:p>
          </table:table-cell>
        </table:table-row>
        <table:table-row table:style-name="ro1">
          <table:table-cell office:value-type="float" office:value="11180043" calcext:value-type="float">
            <text:p>11180043</text:p>
          </table:table-cell>
          <table:table-cell office:value-type="string" calcext:value-type="string">
            <text:p>https://api.github.com/repos/PanDAWMS/panda-bigmon-atlas</text:p>
          </table:table-cell>
          <table:table-cell table:formula="of:=REPLACE([.B2541]; 1; 29; &quot;&quot;)" office:value-type="string" office:string-value="PanDAWMS/panda-bigmon-atlas" calcext:value-type="string">
            <text:p>PanDAWMS/panda-bigmon-atlas</text:p>
          </table:table-cell>
        </table:table-row>
        <table:table-row table:style-name="ro1">
          <table:table-cell office:value-type="float" office:value="11181573" calcext:value-type="float">
            <text:p>11181573</text:p>
          </table:table-cell>
          <table:table-cell office:value-type="string" calcext:value-type="string">
            <text:p>https://api.github.com/repos/OpenKMIP/PyKMIP</text:p>
          </table:table-cell>
          <table:table-cell table:formula="of:=REPLACE([.B2542]; 1; 29; &quot;&quot;)" office:value-type="string" office:string-value="OpenKMIP/PyKMIP" calcext:value-type="string">
            <text:p>OpenKMIP/PyKMIP</text:p>
          </table:table-cell>
        </table:table-row>
        <table:table-row table:style-name="ro1">
          <table:table-cell office:value-type="float" office:value="11190653" calcext:value-type="float">
            <text:p>11190653</text:p>
          </table:table-cell>
          <table:table-cell office:value-type="string" calcext:value-type="string">
            <text:p>https://api.github.com/repos/biocore/american-gut-web</text:p>
          </table:table-cell>
          <table:table-cell table:formula="of:=REPLACE([.B2543]; 1; 29; &quot;&quot;)" office:value-type="string" office:string-value="biocore/american-gut-web" calcext:value-type="string">
            <text:p>biocore/american-gut-web</text:p>
          </table:table-cell>
        </table:table-row>
        <table:table-row table:style-name="ro1">
          <table:table-cell office:value-type="float" office:value="11202713" calcext:value-type="float">
            <text:p>11202713</text:p>
          </table:table-cell>
          <table:table-cell office:value-type="string" calcext:value-type="string">
            <text:p>https://api.github.com/repos/ministryofjustice/courtfinder-search</text:p>
          </table:table-cell>
          <table:table-cell table:formula="of:=REPLACE([.B2544]; 1; 29; &quot;&quot;)" office:value-type="string" office:string-value="ministryofjustice/courtfinder-search" calcext:value-type="string">
            <text:p>ministryofjustice/courtfinder-search</text:p>
          </table:table-cell>
        </table:table-row>
        <table:table-row table:style-name="ro1">
          <table:table-cell office:value-type="float" office:value="11205433" calcext:value-type="float">
            <text:p>11205433</text:p>
          </table:table-cell>
          <table:table-cell office:value-type="string" calcext:value-type="string">
            <text:p>https://api.github.com/repos/simphony/simphony-common</text:p>
          </table:table-cell>
          <table:table-cell table:formula="of:=REPLACE([.B2545]; 1; 29; &quot;&quot;)" office:value-type="string" office:string-value="simphony/simphony-common" calcext:value-type="string">
            <text:p>simphony/simphony-common</text:p>
          </table:table-cell>
        </table:table-row>
        <table:table-row table:style-name="ro1">
          <table:table-cell office:value-type="float" office:value="11210824" calcext:value-type="float">
            <text:p>11210824</text:p>
          </table:table-cell>
          <table:table-cell office:value-type="string" calcext:value-type="string">
            <text:p>https://api.github.com/repos/geodesign/django-raster</text:p>
          </table:table-cell>
          <table:table-cell table:formula="of:=REPLACE([.B2546]; 1; 29; &quot;&quot;)" office:value-type="string" office:string-value="geodesign/django-raster" calcext:value-type="string">
            <text:p>geodesign/django-raster</text:p>
          </table:table-cell>
        </table:table-row>
        <table:table-row table:style-name="ro1">
          <table:table-cell office:value-type="float" office:value="11214278" calcext:value-type="float">
            <text:p>11214278</text:p>
          </table:table-cell>
          <table:table-cell office:value-type="string" calcext:value-type="string">
            <text:p>https://api.github.com/repos/punchagan/punchagan.muse-amuse.in</text:p>
          </table:table-cell>
          <table:table-cell table:formula="of:=REPLACE([.B2547]; 1; 29; &quot;&quot;)" office:value-type="string" office:string-value="punchagan/punchagan.muse-amuse.in" calcext:value-type="string">
            <text:p>punchagan/punchagan.muse-amuse.in</text:p>
          </table:table-cell>
        </table:table-row>
        <table:table-row table:style-name="ro1">
          <table:table-cell office:value-type="float" office:value="11216445" calcext:value-type="float">
            <text:p>11216445</text:p>
          </table:table-cell>
          <table:table-cell office:value-type="string" calcext:value-type="string">
            <text:p>https://api.github.com/repos/ak212/python-hockey-rss</text:p>
          </table:table-cell>
          <table:table-cell table:formula="of:=REPLACE([.B2548]; 1; 29; &quot;&quot;)" office:value-type="string" office:string-value="ak212/python-hockey-rss" calcext:value-type="string">
            <text:p>ak212/python-hockey-rss</text:p>
          </table:table-cell>
        </table:table-row>
        <table:table-row table:style-name="ro1">
          <table:table-cell office:value-type="float" office:value="11216652" calcext:value-type="float">
            <text:p>11216652</text:p>
          </table:table-cell>
          <table:table-cell office:value-type="string" calcext:value-type="string">
            <text:p>https://api.github.com/repos/CDE-UNIBE/qcat</text:p>
          </table:table-cell>
          <table:table-cell table:formula="of:=REPLACE([.B2549]; 1; 29; &quot;&quot;)" office:value-type="string" office:string-value="CDE-UNIBE/qcat" calcext:value-type="string">
            <text:p>CDE-UNIBE/qcat</text:p>
          </table:table-cell>
        </table:table-row>
        <table:table-row table:style-name="ro1">
          <table:table-cell office:value-type="float" office:value="11218720" calcext:value-type="float">
            <text:p>11218720</text:p>
          </table:table-cell>
          <table:table-cell office:value-type="string" calcext:value-type="string">
            <text:p>https://api.github.com/repos/zaixingmao/hlim</text:p>
          </table:table-cell>
          <table:table-cell table:formula="of:=REPLACE([.B2550]; 1; 29; &quot;&quot;)" office:value-type="string" office:string-value="zaixingmao/hlim" calcext:value-type="string">
            <text:p>zaixingmao/hlim</text:p>
          </table:table-cell>
        </table:table-row>
        <table:table-row table:style-name="ro1">
          <table:table-cell office:value-type="float" office:value="11222826" calcext:value-type="float">
            <text:p>11222826</text:p>
          </table:table-cell>
          <table:table-cell office:value-type="string" calcext:value-type="string">
            <text:p>https://api.github.com/repos/mr-niels-christensen/environment-scotland-dot-rural</text:p>
          </table:table-cell>
          <table:table-cell table:formula="of:=REPLACE([.B2551]; 1; 29; &quot;&quot;)" office:value-type="string" office:string-value="mr-niels-christensen/environment-scotland-dot-rural" calcext:value-type="string">
            <text:p>mr-niels-christensen/environment-scotland-dot-rural</text:p>
          </table:table-cell>
        </table:table-row>
        <table:table-row table:style-name="ro1">
          <table:table-cell office:value-type="float" office:value="11239482" calcext:value-type="float">
            <text:p>11239482</text:p>
          </table:table-cell>
          <table:table-cell office:value-type="string" calcext:value-type="string">
            <text:p>https://api.github.com/repos/shotgunsoftware/tk-desktop</text:p>
          </table:table-cell>
          <table:table-cell table:formula="of:=REPLACE([.B2552]; 1; 29; &quot;&quot;)" office:value-type="string" office:string-value="shotgunsoftware/tk-desktop" calcext:value-type="string">
            <text:p>shotgunsoftware/tk-desktop</text:p>
          </table:table-cell>
        </table:table-row>
        <table:table-row table:style-name="ro1">
          <table:table-cell office:value-type="float" office:value="11281880" calcext:value-type="float">
            <text:p>11281880</text:p>
          </table:table-cell>
          <table:table-cell office:value-type="string" calcext:value-type="string">
            <text:p>https://api.github.com/repos/sqall01/alertR</text:p>
          </table:table-cell>
          <table:table-cell table:formula="of:=REPLACE([.B2553]; 1; 29; &quot;&quot;)" office:value-type="string" office:string-value="sqall01/alertR" calcext:value-type="string">
            <text:p>sqall01/alertR</text:p>
          </table:table-cell>
        </table:table-row>
        <table:table-row table:style-name="ro1">
          <table:table-cell office:value-type="float" office:value="11303689" calcext:value-type="float">
            <text:p>11303689</text:p>
          </table:table-cell>
          <table:table-cell office:value-type="string" calcext:value-type="string">
            <text:p>https://api.github.com/repos/globocom/GloboNetworkAPI</text:p>
          </table:table-cell>
          <table:table-cell table:formula="of:=REPLACE([.B2554]; 1; 29; &quot;&quot;)" office:value-type="string" office:string-value="globocom/GloboNetworkAPI" calcext:value-type="string">
            <text:p>globocom/GloboNetworkAPI</text:p>
          </table:table-cell>
        </table:table-row>
        <table:table-row table:style-name="ro1">
          <table:table-cell office:value-type="float" office:value="11305033" calcext:value-type="float">
            <text:p>11305033</text:p>
          </table:table-cell>
          <table:table-cell office:value-type="string" calcext:value-type="string">
            <text:p>https://api.github.com/repos/globocom/GloboNetworkAPI-WebUI</text:p>
          </table:table-cell>
          <table:table-cell table:formula="of:=REPLACE([.B2555]; 1; 29; &quot;&quot;)" office:value-type="string" office:string-value="globocom/GloboNetworkAPI-WebUI" calcext:value-type="string">
            <text:p>globocom/GloboNetworkAPI-WebUI</text:p>
          </table:table-cell>
        </table:table-row>
        <table:table-row table:style-name="ro1">
          <table:table-cell office:value-type="float" office:value="11308352" calcext:value-type="float">
            <text:p>11308352</text:p>
          </table:table-cell>
          <table:table-cell office:value-type="string" calcext:value-type="string">
            <text:p>https://api.github.com/repos/david-zwicker/video-analysis</text:p>
          </table:table-cell>
          <table:table-cell table:formula="of:=REPLACE([.B2556]; 1; 29; &quot;&quot;)" office:value-type="string" office:string-value="david-zwicker/video-analysis" calcext:value-type="string">
            <text:p>david-zwicker/video-analysis</text:p>
          </table:table-cell>
        </table:table-row>
        <table:table-row table:style-name="ro1">
          <table:table-cell office:value-type="float" office:value="11320927" calcext:value-type="float">
            <text:p>11320927</text:p>
          </table:table-cell>
          <table:table-cell office:value-type="string" calcext:value-type="string">
            <text:p>https://api.github.com/repos/robhagemans/pcbasic</text:p>
          </table:table-cell>
          <table:table-cell table:formula="of:=REPLACE([.B2557]; 1; 29; &quot;&quot;)" office:value-type="string" office:string-value="robhagemans/pcbasic" calcext:value-type="string">
            <text:p>robhagemans/pcbasic</text:p>
          </table:table-cell>
        </table:table-row>
        <table:table-row table:style-name="ro1">
          <table:table-cell office:value-type="float" office:value="11335052" calcext:value-type="float">
            <text:p>11335052</text:p>
          </table:table-cell>
          <table:table-cell office:value-type="string" calcext:value-type="string">
            <text:p>https://api.github.com/repos/datamade/dedupe-api</text:p>
          </table:table-cell>
          <table:table-cell table:formula="of:=REPLACE([.B2558]; 1; 29; &quot;&quot;)" office:value-type="string" office:string-value="datamade/dedupe-api" calcext:value-type="string">
            <text:p>datamade/dedupe-api</text:p>
          </table:table-cell>
        </table:table-row>
        <table:table-row table:style-name="ro1">
          <table:table-cell office:value-type="float" office:value="11336079" calcext:value-type="float">
            <text:p>11336079</text:p>
          </table:table-cell>
          <table:table-cell office:value-type="string" calcext:value-type="string">
            <text:p>https://api.github.com/repos/igordejanovic/textX</text:p>
          </table:table-cell>
          <table:table-cell table:formula="of:=REPLACE([.B2559]; 1; 29; &quot;&quot;)" office:value-type="string" office:string-value="igordejanovic/textX" calcext:value-type="string">
            <text:p>igordejanovic/textX</text:p>
          </table:table-cell>
        </table:table-row>
        <table:table-row table:style-name="ro1">
          <table:table-cell office:value-type="float" office:value="11346175" calcext:value-type="float">
            <text:p>11346175</text:p>
          </table:table-cell>
          <table:table-cell office:value-type="string" calcext:value-type="string">
            <text:p>https://api.github.com/repos/oTree-org/oTree</text:p>
          </table:table-cell>
          <table:table-cell table:formula="of:=REPLACE([.B2560]; 1; 29; &quot;&quot;)" office:value-type="string" office:string-value="oTree-org/oTree" calcext:value-type="string">
            <text:p>oTree-org/oTree</text:p>
          </table:table-cell>
        </table:table-row>
        <table:table-row table:style-name="ro1">
          <table:table-cell office:value-type="float" office:value="11346832" calcext:value-type="float">
            <text:p>11346832</text:p>
          </table:table-cell>
          <table:table-cell office:value-type="string" calcext:value-type="string">
            <text:p>https://api.github.com/repos/marcelveldt/skin.titan</text:p>
          </table:table-cell>
          <table:table-cell table:formula="of:=REPLACE([.B2561]; 1; 29; &quot;&quot;)" office:value-type="string" office:string-value="marcelveldt/skin.titan" calcext:value-type="string">
            <text:p>marcelveldt/skin.titan</text:p>
          </table:table-cell>
        </table:table-row>
        <table:table-row table:style-name="ro1">
          <table:table-cell office:value-type="float" office:value="11348364" calcext:value-type="float">
            <text:p>11348364</text:p>
          </table:table-cell>
          <table:table-cell office:value-type="string" calcext:value-type="string">
            <text:p>https://api.github.com/repos/beeverycreative/beethefirst-software</text:p>
          </table:table-cell>
          <table:table-cell table:formula="of:=REPLACE([.B2562]; 1; 29; &quot;&quot;)" office:value-type="string" office:string-value="beeverycreative/beethefirst-software" calcext:value-type="string">
            <text:p>beeverycreative/beethefirst-software</text:p>
          </table:table-cell>
        </table:table-row>
        <table:table-row table:style-name="ro1">
          <table:table-cell office:value-type="float" office:value="11351731" calcext:value-type="float">
            <text:p>11351731</text:p>
          </table:table-cell>
          <table:table-cell office:value-type="string" calcext:value-type="string">
            <text:p>https://api.github.com/repos/bgruening/docker-galaxy-stable</text:p>
          </table:table-cell>
          <table:table-cell table:formula="of:=REPLACE([.B2563]; 1; 29; &quot;&quot;)" office:value-type="string" office:string-value="bgruening/docker-galaxy-stable" calcext:value-type="string">
            <text:p>bgruening/docker-galaxy-stable</text:p>
          </table:table-cell>
        </table:table-row>
        <table:table-row table:style-name="ro1">
          <table:table-cell office:value-type="float" office:value="11353455" calcext:value-type="float">
            <text:p>11353455</text:p>
          </table:table-cell>
          <table:table-cell office:value-type="string" calcext:value-type="string">
            <text:p>https://api.github.com/repos/ga4gh/server</text:p>
          </table:table-cell>
          <table:table-cell table:formula="of:=REPLACE([.B2564]; 1; 29; &quot;&quot;)" office:value-type="string" office:string-value="ga4gh/server" calcext:value-type="string">
            <text:p>ga4gh/server</text:p>
          </table:table-cell>
        </table:table-row>
        <table:table-row table:style-name="ro1">
          <table:table-cell office:value-type="float" office:value="11353711" calcext:value-type="float">
            <text:p>11353711</text:p>
          </table:table-cell>
          <table:table-cell office:value-type="string" calcext:value-type="string">
            <text:p>https://api.github.com/repos/katur/forthebirds</text:p>
          </table:table-cell>
          <table:table-cell table:formula="of:=REPLACE([.B2565]; 1; 29; &quot;&quot;)" office:value-type="string" office:string-value="katur/forthebirds" calcext:value-type="string">
            <text:p>katur/forthebirds</text:p>
          </table:table-cell>
        </table:table-row>
        <table:table-row table:style-name="ro1">
          <table:table-cell office:value-type="float" office:value="11354049" calcext:value-type="float">
            <text:p>11354049</text:p>
          </table:table-cell>
          <table:table-cell office:value-type="string" calcext:value-type="string">
            <text:p>https://api.github.com/repos/VUIIS/dax</text:p>
          </table:table-cell>
          <table:table-cell table:formula="of:=REPLACE([.B2566]; 1; 29; &quot;&quot;)" office:value-type="string" office:string-value="VUIIS/dax" calcext:value-type="string">
            <text:p>VUIIS/dax</text:p>
          </table:table-cell>
        </table:table-row>
        <table:table-row table:style-name="ro1">
          <table:table-cell office:value-type="float" office:value="11355808" calcext:value-type="float">
            <text:p>11355808</text:p>
          </table:table-cell>
          <table:table-cell office:value-type="string" calcext:value-type="string">
            <text:p>https://api.github.com/repos/neutronpy/neutronpy</text:p>
          </table:table-cell>
          <table:table-cell table:formula="of:=REPLACE([.B2567]; 1; 29; &quot;&quot;)" office:value-type="string" office:string-value="neutronpy/neutronpy" calcext:value-type="string">
            <text:p>neutronpy/neutronpy</text:p>
          </table:table-cell>
        </table:table-row>
        <table:table-row table:style-name="ro1">
          <table:table-cell office:value-type="float" office:value="11358716" calcext:value-type="float">
            <text:p>11358716</text:p>
          </table:table-cell>
          <table:table-cell office:value-type="string" calcext:value-type="string">
            <text:p>https://api.github.com/repos/HXLStandard/libhxl-python</text:p>
          </table:table-cell>
          <table:table-cell table:formula="of:=REPLACE([.B2568]; 1; 29; &quot;&quot;)" office:value-type="string" office:string-value="HXLStandard/libhxl-python" calcext:value-type="string">
            <text:p>HXLStandard/libhxl-python</text:p>
          </table:table-cell>
        </table:table-row>
        <table:table-row table:style-name="ro1">
          <table:table-cell office:value-type="float" office:value="11367032" calcext:value-type="float">
            <text:p>11367032</text:p>
          </table:table-cell>
          <table:table-cell office:value-type="string" calcext:value-type="string">
            <text:p>https://api.github.com/repos/sacrud/pyramid_sacrud</text:p>
          </table:table-cell>
          <table:table-cell table:formula="of:=REPLACE([.B2569]; 1; 29; &quot;&quot;)" office:value-type="string" office:string-value="sacrud/pyramid_sacrud" calcext:value-type="string">
            <text:p>sacrud/pyramid_sacrud</text:p>
          </table:table-cell>
        </table:table-row>
        <table:table-row table:style-name="ro1">
          <table:table-cell office:value-type="float" office:value="11368709" calcext:value-type="float">
            <text:p>11368709</text:p>
          </table:table-cell>
          <table:table-cell office:value-type="string" calcext:value-type="string">
            <text:p>https://api.github.com/repos/astrofrog/wcsaxes-benchmarks</text:p>
          </table:table-cell>
          <table:table-cell table:formula="of:=REPLACE([.B2570]; 1; 29; &quot;&quot;)" office:value-type="string" office:string-value="astrofrog/wcsaxes-benchmarks" calcext:value-type="string">
            <text:p>astrofrog/wcsaxes-benchmarks</text:p>
          </table:table-cell>
        </table:table-row>
        <table:table-row table:style-name="ro1">
          <table:table-cell office:value-type="float" office:value="11374146" calcext:value-type="float">
            <text:p>11374146</text:p>
          </table:table-cell>
          <table:table-cell office:value-type="string" calcext:value-type="string">
            <text:p>https://api.github.com/repos/jeff1evesque/machine-learning</text:p>
          </table:table-cell>
          <table:table-cell table:formula="of:=REPLACE([.B2571]; 1; 29; &quot;&quot;)" office:value-type="string" office:string-value="jeff1evesque/machine-learning" calcext:value-type="string">
            <text:p>jeff1evesque/machine-learning</text:p>
          </table:table-cell>
        </table:table-row>
        <table:table-row table:style-name="ro1">
          <table:table-cell office:value-type="float" office:value="11380568" calcext:value-type="float">
            <text:p>11380568</text:p>
          </table:table-cell>
          <table:table-cell office:value-type="string" calcext:value-type="string">
            <text:p>https://api.github.com/repos/rasbt/mlxtend</text:p>
          </table:table-cell>
          <table:table-cell table:formula="of:=REPLACE([.B2572]; 1; 29; &quot;&quot;)" office:value-type="string" office:string-value="rasbt/mlxtend" calcext:value-type="string">
            <text:p>rasbt/mlxtend</text:p>
          </table:table-cell>
        </table:table-row>
        <table:table-row table:style-name="ro1">
          <table:table-cell office:value-type="float" office:value="11388076" calcext:value-type="float">
            <text:p>11388076</text:p>
          </table:table-cell>
          <table:table-cell office:value-type="string" calcext:value-type="string">
            <text:p>https://api.github.com/repos/rock-simulation/phobos</text:p>
          </table:table-cell>
          <table:table-cell table:formula="of:=REPLACE([.B2573]; 1; 29; &quot;&quot;)" office:value-type="string" office:string-value="rock-simulation/phobos" calcext:value-type="string">
            <text:p>rock-simulation/phobos</text:p>
          </table:table-cell>
        </table:table-row>
        <table:table-row table:style-name="ro1">
          <table:table-cell office:value-type="float" office:value="11391192" calcext:value-type="float">
            <text:p>11391192</text:p>
          </table:table-cell>
          <table:table-cell office:value-type="string" calcext:value-type="string">
            <text:p>https://api.github.com/repos/openstack/poppy</text:p>
          </table:table-cell>
          <table:table-cell table:formula="of:=REPLACE([.B2574]; 1; 29; &quot;&quot;)" office:value-type="string" office:string-value="openstack/poppy" calcext:value-type="string">
            <text:p>openstack/poppy</text:p>
          </table:table-cell>
        </table:table-row>
        <table:table-row table:style-name="ro1">
          <table:table-cell office:value-type="float" office:value="11392678" calcext:value-type="float">
            <text:p>11392678</text:p>
          </table:table-cell>
          <table:table-cell office:value-type="string" calcext:value-type="string">
            <text:p>https://api.github.com/repos/danemacmillan/dotfiles</text:p>
          </table:table-cell>
          <table:table-cell table:formula="of:=REPLACE([.B2575]; 1; 29; &quot;&quot;)" office:value-type="string" office:string-value="danemacmillan/dotfiles" calcext:value-type="string">
            <text:p>danemacmillan/dotfiles</text:p>
          </table:table-cell>
        </table:table-row>
        <table:table-row table:style-name="ro1">
          <table:table-cell office:value-type="float" office:value="11393443" calcext:value-type="float">
            <text:p>11393443</text:p>
          </table:table-cell>
          <table:table-cell office:value-type="string" calcext:value-type="string">
            <text:p>https://api.github.com/repos/gil9red/SimplePyScripts</text:p>
          </table:table-cell>
          <table:table-cell table:formula="of:=REPLACE([.B2576]; 1; 29; &quot;&quot;)" office:value-type="string" office:string-value="gil9red/SimplePyScripts" calcext:value-type="string">
            <text:p>gil9red/SimplePyScripts</text:p>
          </table:table-cell>
        </table:table-row>
        <table:table-row table:style-name="ro1">
          <table:table-cell office:value-type="float" office:value="11400980" calcext:value-type="float">
            <text:p>11400980</text:p>
          </table:table-cell>
          <table:table-cell office:value-type="string" calcext:value-type="string">
            <text:p>https://api.github.com/repos/BenVlodgi/BEE2.4</text:p>
          </table:table-cell>
          <table:table-cell table:formula="of:=REPLACE([.B2577]; 1; 29; &quot;&quot;)" office:value-type="string" office:string-value="BenVlodgi/BEE2.4" calcext:value-type="string">
            <text:p>BenVlodgi/BEE2.4</text:p>
          </table:table-cell>
        </table:table-row>
        <table:table-row table:style-name="ro1">
          <table:table-cell office:value-type="float" office:value="11401674" calcext:value-type="float">
            <text:p>11401674</text:p>
          </table:table-cell>
          <table:table-cell office:value-type="string" calcext:value-type="string">
            <text:p>https://api.github.com/repos/IQSS/geoconnect</text:p>
          </table:table-cell>
          <table:table-cell table:formula="of:=REPLACE([.B2578]; 1; 29; &quot;&quot;)" office:value-type="string" office:string-value="IQSS/geoconnect" calcext:value-type="string">
            <text:p>IQSS/geoconnect</text:p>
          </table:table-cell>
        </table:table-row>
        <table:table-row table:style-name="ro1">
          <table:table-cell office:value-type="float" office:value="11403676" calcext:value-type="float">
            <text:p>11403676</text:p>
          </table:table-cell>
          <table:table-cell office:value-type="string" calcext:value-type="string">
            <text:p>https://api.github.com/repos/tjcsl/ion</text:p>
          </table:table-cell>
          <table:table-cell table:formula="of:=REPLACE([.B2579]; 1; 29; &quot;&quot;)" office:value-type="string" office:string-value="tjcsl/ion" calcext:value-type="string">
            <text:p>tjcsl/ion</text:p>
          </table:table-cell>
        </table:table-row>
        <table:table-row table:style-name="ro1">
          <table:table-cell office:value-type="float" office:value="11416223" calcext:value-type="float">
            <text:p>11416223</text:p>
          </table:table-cell>
          <table:table-cell office:value-type="string" calcext:value-type="string">
            <text:p>https://api.github.com/repos/sfu-fas/coursys</text:p>
          </table:table-cell>
          <table:table-cell table:formula="of:=REPLACE([.B2580]; 1; 29; &quot;&quot;)" office:value-type="string" office:string-value="sfu-fas/coursys" calcext:value-type="string">
            <text:p>sfu-fas/coursys</text:p>
          </table:table-cell>
        </table:table-row>
        <table:table-row table:style-name="ro1">
          <table:table-cell office:value-type="float" office:value="11416804" calcext:value-type="float">
            <text:p>11416804</text:p>
          </table:table-cell>
          <table:table-cell office:value-type="string" calcext:value-type="string">
            <text:p>https://api.github.com/repos/california-civic-data-coalition/django-calaccess-raw-data</text:p>
          </table:table-cell>
          <table:table-cell table:formula="of:=REPLACE([.B2581]; 1; 29; &quot;&quot;)" office:value-type="string" office:string-value="california-civic-data-coalition/django-calaccess-raw-data" calcext:value-type="string">
            <text:p>california-civic-data-coalition/django-calaccess-raw-data</text:p>
          </table:table-cell>
        </table:table-row>
        <table:table-row table:style-name="ro1">
          <table:table-cell office:value-type="float" office:value="11419437" calcext:value-type="float">
            <text:p>11419437</text:p>
          </table:table-cell>
          <table:table-cell office:value-type="string" calcext:value-type="string">
            <text:p>https://api.github.com/repos/zmwangx/zmwangx.github.io</text:p>
          </table:table-cell>
          <table:table-cell table:formula="of:=REPLACE([.B2582]; 1; 29; &quot;&quot;)" office:value-type="string" office:string-value="zmwangx/zmwangx.github.io" calcext:value-type="string">
            <text:p>zmwangx/zmwangx.github.io</text:p>
          </table:table-cell>
        </table:table-row>
        <table:table-row table:style-name="ro1">
          <table:table-cell office:value-type="float" office:value="11428873" calcext:value-type="float">
            <text:p>11428873</text:p>
          </table:table-cell>
          <table:table-cell office:value-type="string" calcext:value-type="string">
            <text:p>https://api.github.com/repos/mail-in-a-box/mailinabox</text:p>
          </table:table-cell>
          <table:table-cell table:formula="of:=REPLACE([.B2583]; 1; 29; &quot;&quot;)" office:value-type="string" office:string-value="mail-in-a-box/mailinabox" calcext:value-type="string">
            <text:p>mail-in-a-box/mailinabox</text:p>
          </table:table-cell>
        </table:table-row>
        <table:table-row table:style-name="ro1">
          <table:table-cell office:value-type="float" office:value="11436974" calcext:value-type="float">
            <text:p>11436974</text:p>
          </table:table-cell>
          <table:table-cell office:value-type="string" calcext:value-type="string">
            <text:p>https://api.github.com/repos/johnbywater/quantdsl</text:p>
          </table:table-cell>
          <table:table-cell table:formula="of:=REPLACE([.B2584]; 1; 29; &quot;&quot;)" office:value-type="string" office:string-value="johnbywater/quantdsl" calcext:value-type="string">
            <text:p>johnbywater/quantdsl</text:p>
          </table:table-cell>
        </table:table-row>
        <table:table-row table:style-name="ro1">
          <table:table-cell office:value-type="float" office:value="11437265" calcext:value-type="float">
            <text:p>11437265</text:p>
          </table:table-cell>
          <table:table-cell office:value-type="string" calcext:value-type="string">
            <text:p>https://api.github.com/repos/AnsgarSchmidt/sensomatic</text:p>
          </table:table-cell>
          <table:table-cell table:formula="of:=REPLACE([.B2585]; 1; 29; &quot;&quot;)" office:value-type="string" office:string-value="AnsgarSchmidt/sensomatic" calcext:value-type="string">
            <text:p>AnsgarSchmidt/sensomatic</text:p>
          </table:table-cell>
        </table:table-row>
        <table:table-row table:style-name="ro1">
          <table:table-cell office:value-type="float" office:value="11444347" calcext:value-type="float">
            <text:p>11444347</text:p>
          </table:table-cell>
          <table:table-cell office:value-type="string" calcext:value-type="string">
            <text:p>https://api.github.com/repos/henrysher/duplicity</text:p>
          </table:table-cell>
          <table:table-cell table:formula="of:=REPLACE([.B2586]; 1; 29; &quot;&quot;)" office:value-type="string" office:string-value="henrysher/duplicity" calcext:value-type="string">
            <text:p>henrysher/duplicity</text:p>
          </table:table-cell>
        </table:table-row>
        <table:table-row table:style-name="ro1">
          <table:table-cell office:value-type="float" office:value="11447013" calcext:value-type="float">
            <text:p>11447013</text:p>
          </table:table-cell>
          <table:table-cell office:value-type="string" calcext:value-type="string">
            <text:p>https://api.github.com/repos/thomaserlang/seplis</text:p>
          </table:table-cell>
          <table:table-cell table:formula="of:=REPLACE([.B2587]; 1; 29; &quot;&quot;)" office:value-type="string" office:string-value="thomaserlang/seplis" calcext:value-type="string">
            <text:p>thomaserlang/seplis</text:p>
          </table:table-cell>
        </table:table-row>
        <table:table-row table:style-name="ro1">
          <table:table-cell office:value-type="float" office:value="11459394" calcext:value-type="float">
            <text:p>11459394</text:p>
          </table:table-cell>
          <table:table-cell office:value-type="string" calcext:value-type="string">
            <text:p>https://api.github.com/repos/Kuniwak/vint</text:p>
          </table:table-cell>
          <table:table-cell table:formula="of:=REPLACE([.B2588]; 1; 29; &quot;&quot;)" office:value-type="string" office:string-value="Kuniwak/vint" calcext:value-type="string">
            <text:p>Kuniwak/vint</text:p>
          </table:table-cell>
        </table:table-row>
        <table:table-row table:style-name="ro1">
          <table:table-cell office:value-type="float" office:value="11462056" calcext:value-type="float">
            <text:p>11462056</text:p>
          </table:table-cell>
          <table:table-cell office:value-type="string" calcext:value-type="string">
            <text:p>https://api.github.com/repos/KWARC/localmh</text:p>
          </table:table-cell>
          <table:table-cell table:formula="of:=REPLACE([.B2589]; 1; 29; &quot;&quot;)" office:value-type="string" office:string-value="KWARC/localmh" calcext:value-type="string">
            <text:p>KWARC/localmh</text:p>
          </table:table-cell>
        </table:table-row>
        <table:table-row table:style-name="ro1">
          <table:table-cell office:value-type="float" office:value="11462871" calcext:value-type="float">
            <text:p>11462871</text:p>
          </table:table-cell>
          <table:table-cell office:value-type="string" calcext:value-type="string">
            <text:p>https://api.github.com/repos/openstack/zaqar</text:p>
          </table:table-cell>
          <table:table-cell table:formula="of:=REPLACE([.B2590]; 1; 29; &quot;&quot;)" office:value-type="string" office:string-value="openstack/zaqar" calcext:value-type="string">
            <text:p>openstack/zaqar</text:p>
          </table:table-cell>
        </table:table-row>
        <table:table-row table:style-name="ro1">
          <table:table-cell office:value-type="float" office:value="11464058" calcext:value-type="float">
            <text:p>11464058</text:p>
          </table:table-cell>
          <table:table-cell office:value-type="string" calcext:value-type="string">
            <text:p>https://api.github.com/repos/CompassionCH/compassion-modules</text:p>
          </table:table-cell>
          <table:table-cell table:formula="of:=REPLACE([.B2591]; 1; 29; &quot;&quot;)" office:value-type="string" office:string-value="CompassionCH/compassion-modules" calcext:value-type="string">
            <text:p>CompassionCH/compassion-modules</text:p>
          </table:table-cell>
        </table:table-row>
        <table:table-row table:style-name="ro1">
          <table:table-cell office:value-type="float" office:value="11467073" calcext:value-type="float">
            <text:p>11467073</text:p>
          </table:table-cell>
          <table:table-cell office:value-type="string" calcext:value-type="string">
            <text:p>https://api.github.com/repos/sashgorokhov/Bottled-Sportcourts</text:p>
          </table:table-cell>
          <table:table-cell table:formula="of:=REPLACE([.B2592]; 1; 29; &quot;&quot;)" office:value-type="string" office:string-value="sashgorokhov/Bottled-Sportcourts" calcext:value-type="string">
            <text:p>sashgorokhov/Bottled-Sportcourts</text:p>
          </table:table-cell>
        </table:table-row>
        <table:table-row table:style-name="ro1">
          <table:table-cell office:value-type="float" office:value="11469111" calcext:value-type="float">
            <text:p>11469111</text:p>
          </table:table-cell>
          <table:table-cell office:value-type="string" calcext:value-type="string">
            <text:p>https://api.github.com/repos/google/timesketch</text:p>
          </table:table-cell>
          <table:table-cell table:formula="of:=REPLACE([.B2593]; 1; 29; &quot;&quot;)" office:value-type="string" office:string-value="google/timesketch" calcext:value-type="string">
            <text:p>google/timesketch</text:p>
          </table:table-cell>
        </table:table-row>
        <table:table-row table:style-name="ro1">
          <table:table-cell office:value-type="float" office:value="11469117" calcext:value-type="float">
            <text:p>11469117</text:p>
          </table:table-cell>
          <table:table-cell office:value-type="string" calcext:value-type="string">
            <text:p>https://api.github.com/repos/SoftwareDefinedBuildings/upmu_algorithms</text:p>
          </table:table-cell>
          <table:table-cell table:formula="of:=REPLACE([.B2594]; 1; 29; &quot;&quot;)" office:value-type="string" office:string-value="SoftwareDefinedBuildings/upmu_algorithms" calcext:value-type="string">
            <text:p>SoftwareDefinedBuildings/upmu_algorithms</text:p>
          </table:table-cell>
        </table:table-row>
        <table:table-row table:style-name="ro1">
          <table:table-cell office:value-type="float" office:value="11474587" calcext:value-type="float">
            <text:p>11474587</text:p>
          </table:table-cell>
          <table:table-cell office:value-type="string" calcext:value-type="string">
            <text:p>https://api.github.com/repos/california-civic-data-coalition/django-calaccess-campaign-browser</text:p>
          </table:table-cell>
          <table:table-cell table:formula="of:=REPLACE([.B2595]; 1; 29; &quot;&quot;)" office:value-type="string" office:string-value="california-civic-data-coalition/django-calaccess-campaign-browser" calcext:value-type="string">
            <text:p>california-civic-data-coalition/django-calaccess-campaign-browser</text:p>
          </table:table-cell>
        </table:table-row>
        <table:table-row table:style-name="ro1">
          <table:table-cell office:value-type="float" office:value="11485895" calcext:value-type="float">
            <text:p>11485895</text:p>
          </table:table-cell>
          <table:table-cell office:value-type="string" calcext:value-type="string">
            <text:p>https://api.github.com/repos/lsst/meas_astrom</text:p>
          </table:table-cell>
          <table:table-cell table:formula="of:=REPLACE([.B2596]; 1; 29; &quot;&quot;)" office:value-type="string" office:string-value="lsst/meas_astrom" calcext:value-type="string">
            <text:p>lsst/meas_astrom</text:p>
          </table:table-cell>
        </table:table-row>
        <table:table-row table:style-name="ro1">
          <table:table-cell office:value-type="float" office:value="11485958" calcext:value-type="float">
            <text:p>11485958</text:p>
          </table:table-cell>
          <table:table-cell office:value-type="string" calcext:value-type="string">
            <text:p>https://api.github.com/repos/lsst/pipe_tasks</text:p>
          </table:table-cell>
          <table:table-cell table:formula="of:=REPLACE([.B2597]; 1; 29; &quot;&quot;)" office:value-type="string" office:string-value="lsst/pipe_tasks" calcext:value-type="string">
            <text:p>lsst/pipe_tasks</text:p>
          </table:table-cell>
        </table:table-row>
        <table:table-row table:style-name="ro1">
          <table:table-cell office:value-type="float" office:value="11486203" calcext:value-type="float">
            <text:p>11486203</text:p>
          </table:table-cell>
          <table:table-cell office:value-type="string" calcext:value-type="string">
            <text:p>https://api.github.com/repos/18F/openFEC</text:p>
          </table:table-cell>
          <table:table-cell table:formula="of:=REPLACE([.B2598]; 1; 29; &quot;&quot;)" office:value-type="string" office:string-value="18F/openFEC" calcext:value-type="string">
            <text:p>18F/openFEC</text:p>
          </table:table-cell>
        </table:table-row>
        <table:table-row table:style-name="ro1">
          <table:table-cell office:value-type="float" office:value="11493552" calcext:value-type="float">
            <text:p>11493552</text:p>
          </table:table-cell>
          <table:table-cell office:value-type="string" calcext:value-type="string">
            <text:p>https://api.github.com/repos/janesma/mesa_jenkins</text:p>
          </table:table-cell>
          <table:table-cell table:formula="of:=REPLACE([.B2599]; 1; 29; &quot;&quot;)" office:value-type="string" office:string-value="janesma/mesa_jenkins" calcext:value-type="string">
            <text:p>janesma/mesa_jenkins</text:p>
          </table:table-cell>
        </table:table-row>
        <table:table-row table:style-name="ro1">
          <table:table-cell office:value-type="float" office:value="11493955" calcext:value-type="float">
            <text:p>11493955</text:p>
          </table:table-cell>
          <table:table-cell office:value-type="string" calcext:value-type="string">
            <text:p>https://api.github.com/repos/jupyter/jupyterhub</text:p>
          </table:table-cell>
          <table:table-cell table:formula="of:=REPLACE([.B2600]; 1; 29; &quot;&quot;)" office:value-type="string" office:string-value="jupyter/jupyterhub" calcext:value-type="string">
            <text:p>jupyter/jupyterhub</text:p>
          </table:table-cell>
        </table:table-row>
        <table:table-row table:style-name="ro1">
          <table:table-cell office:value-type="float" office:value="11496725" calcext:value-type="float">
            <text:p>11496725</text:p>
          </table:table-cell>
          <table:table-cell office:value-type="string" calcext:value-type="string">
            <text:p>https://api.github.com/repos/texastribune/tx_salaries</text:p>
          </table:table-cell>
          <table:table-cell table:formula="of:=REPLACE([.B2601]; 1; 29; &quot;&quot;)" office:value-type="string" office:string-value="texastribune/tx_salaries" calcext:value-type="string">
            <text:p>texastribune/tx_salaries</text:p>
          </table:table-cell>
        </table:table-row>
        <table:table-row table:style-name="ro1">
          <table:table-cell office:value-type="float" office:value="11501635" calcext:value-type="float">
            <text:p>11501635</text:p>
          </table:table-cell>
          <table:table-cell office:value-type="string" calcext:value-type="string">
            <text:p>https://api.github.com/repos/lsst/ip_diffim</text:p>
          </table:table-cell>
          <table:table-cell table:formula="of:=REPLACE([.B2602]; 1; 29; &quot;&quot;)" office:value-type="string" office:string-value="lsst/ip_diffim" calcext:value-type="string">
            <text:p>lsst/ip_diffim</text:p>
          </table:table-cell>
        </table:table-row>
        <table:table-row table:style-name="ro1">
          <table:table-cell office:value-type="float" office:value="11507759" calcext:value-type="float">
            <text:p>11507759</text:p>
          </table:table-cell>
          <table:table-cell office:value-type="string" calcext:value-type="string">
            <text:p>https://api.github.com/repos/aldryn/aldryn-client</text:p>
          </table:table-cell>
          <table:table-cell table:formula="of:=REPLACE([.B2603]; 1; 29; &quot;&quot;)" office:value-type="string" office:string-value="aldryn/aldryn-client" calcext:value-type="string">
            <text:p>aldryn/aldryn-client</text:p>
          </table:table-cell>
        </table:table-row>
        <table:table-row table:style-name="ro1">
          <table:table-cell office:value-type="float" office:value="11508275" calcext:value-type="float">
            <text:p>11508275</text:p>
          </table:table-cell>
          <table:table-cell office:value-type="string" calcext:value-type="string">
            <text:p>https://api.github.com/repos/MirantisWorkloadMobility/CloudFerry</text:p>
          </table:table-cell>
          <table:table-cell table:formula="of:=REPLACE([.B2604]; 1; 29; &quot;&quot;)" office:value-type="string" office:string-value="MirantisWorkloadMobility/CloudFerry" calcext:value-type="string">
            <text:p>MirantisWorkloadMobility/CloudFerry</text:p>
          </table:table-cell>
        </table:table-row>
        <table:table-row table:style-name="ro1">
          <table:table-cell office:value-type="float" office:value="11509629" calcext:value-type="float">
            <text:p>11509629</text:p>
          </table:table-cell>
          <table:table-cell office:value-type="string" calcext:value-type="string">
            <text:p>https://api.github.com/repos/larsbijl/trending_archive</text:p>
          </table:table-cell>
          <table:table-cell table:formula="of:=REPLACE([.B2605]; 1; 29; &quot;&quot;)" office:value-type="string" office:string-value="larsbijl/trending_archive" calcext:value-type="string">
            <text:p>larsbijl/trending_archive</text:p>
          </table:table-cell>
        </table:table-row>
        <table:table-row table:style-name="ro1">
          <table:table-cell office:value-type="float" office:value="11512945" calcext:value-type="float">
            <text:p>11512945</text:p>
          </table:table-cell>
          <table:table-cell office:value-type="string" calcext:value-type="string">
            <text:p>https://api.github.com/repos/angrek/dashboard</text:p>
          </table:table-cell>
          <table:table-cell table:formula="of:=REPLACE([.B2606]; 1; 29; &quot;&quot;)" office:value-type="string" office:string-value="angrek/dashboard" calcext:value-type="string">
            <text:p>angrek/dashboard</text:p>
          </table:table-cell>
        </table:table-row>
        <table:table-row table:style-name="ro1">
          <table:table-cell office:value-type="float" office:value="11519130" calcext:value-type="float">
            <text:p>11519130</text:p>
          </table:table-cell>
          <table:table-cell office:value-type="string" calcext:value-type="string">
            <text:p>https://api.github.com/repos/lsst/meas_base</text:p>
          </table:table-cell>
          <table:table-cell table:formula="of:=REPLACE([.B2607]; 1; 29; &quot;&quot;)" office:value-type="string" office:string-value="lsst/meas_base" calcext:value-type="string">
            <text:p>lsst/meas_base</text:p>
          </table:table-cell>
        </table:table-row>
        <table:table-row table:style-name="ro1">
          <table:table-cell office:value-type="float" office:value="11535415" calcext:value-type="float">
            <text:p>11535415</text:p>
          </table:table-cell>
          <table:table-cell office:value-type="string" calcext:value-type="string">
            <text:p>https://api.github.com/repos/Nextdoor/kingpin</text:p>
          </table:table-cell>
          <table:table-cell table:formula="of:=REPLACE([.B2608]; 1; 29; &quot;&quot;)" office:value-type="string" office:string-value="Nextdoor/kingpin" calcext:value-type="string">
            <text:p>Nextdoor/kingpin</text:p>
          </table:table-cell>
        </table:table-row>
        <table:table-row table:style-name="ro1">
          <table:table-cell office:value-type="float" office:value="11545989" calcext:value-type="float">
            <text:p>11545989</text:p>
          </table:table-cell>
          <table:table-cell office:value-type="string" calcext:value-type="string">
            <text:p>https://api.github.com/repos/pyexcel/pyexcel</text:p>
          </table:table-cell>
          <table:table-cell table:formula="of:=REPLACE([.B2609]; 1; 29; &quot;&quot;)" office:value-type="string" office:string-value="pyexcel/pyexcel" calcext:value-type="string">
            <text:p>pyexcel/pyexcel</text:p>
          </table:table-cell>
        </table:table-row>
        <table:table-row table:style-name="ro1">
          <table:table-cell office:value-type="float" office:value="11552348" calcext:value-type="float">
            <text:p>11552348</text:p>
          </table:table-cell>
          <table:table-cell office:value-type="string" calcext:value-type="string">
            <text:p>https://api.github.com/repos/qsantos/spyce</text:p>
          </table:table-cell>
          <table:table-cell table:formula="of:=REPLACE([.B2610]; 1; 29; &quot;&quot;)" office:value-type="string" office:string-value="qsantos/spyce" calcext:value-type="string">
            <text:p>qsantos/spyce</text:p>
          </table:table-cell>
        </table:table-row>
        <table:table-row table:style-name="ro1">
          <table:table-cell office:value-type="float" office:value="11553717" calcext:value-type="float">
            <text:p>11553717</text:p>
          </table:table-cell>
          <table:table-cell office:value-type="string" calcext:value-type="string">
            <text:p>https://api.github.com/repos/oyiptong/splice</text:p>
          </table:table-cell>
          <table:table-cell table:formula="of:=REPLACE([.B2611]; 1; 29; &quot;&quot;)" office:value-type="string" office:string-value="oyiptong/splice" calcext:value-type="string">
            <text:p>oyiptong/splice</text:p>
          </table:table-cell>
        </table:table-row>
        <table:table-row table:style-name="ro1">
          <table:table-cell office:value-type="float" office:value="11565568" calcext:value-type="float">
            <text:p>11565568</text:p>
          </table:table-cell>
          <table:table-cell office:value-type="string" calcext:value-type="string">
            <text:p>https://api.github.com/repos/Snergster/virl-salt</text:p>
          </table:table-cell>
          <table:table-cell table:formula="of:=REPLACE([.B2612]; 1; 29; &quot;&quot;)" office:value-type="string" office:string-value="Snergster/virl-salt" calcext:value-type="string">
            <text:p>Snergster/virl-salt</text:p>
          </table:table-cell>
        </table:table-row>
        <table:table-row table:style-name="ro1">
          <table:table-cell office:value-type="float" office:value="11577778" calcext:value-type="float">
            <text:p>11577778</text:p>
          </table:table-cell>
          <table:table-cell office:value-type="string" calcext:value-type="string">
            <text:p>https://api.github.com/repos/psathyrella/partis</text:p>
          </table:table-cell>
          <table:table-cell table:formula="of:=REPLACE([.B2613]; 1; 29; &quot;&quot;)" office:value-type="string" office:string-value="psathyrella/partis" calcext:value-type="string">
            <text:p>psathyrella/partis</text:p>
          </table:table-cell>
        </table:table-row>
        <table:table-row table:style-name="ro1">
          <table:table-cell office:value-type="float" office:value="11581456" calcext:value-type="float">
            <text:p>11581456</text:p>
          </table:table-cell>
          <table:table-cell office:value-type="string" calcext:value-type="string">
            <text:p>https://api.github.com/repos/opennode/nodeconductor</text:p>
          </table:table-cell>
          <table:table-cell table:formula="of:=REPLACE([.B2614]; 1; 29; &quot;&quot;)" office:value-type="string" office:string-value="opennode/nodeconductor" calcext:value-type="string">
            <text:p>opennode/nodeconductor</text:p>
          </table:table-cell>
        </table:table-row>
        <table:table-row table:style-name="ro1">
          <table:table-cell office:value-type="float" office:value="11584522" calcext:value-type="float">
            <text:p>11584522</text:p>
          </table:table-cell>
          <table:table-cell office:value-type="string" calcext:value-type="string">
            <text:p>https://api.github.com/repos/agoravoting/authapi</text:p>
          </table:table-cell>
          <table:table-cell table:formula="of:=REPLACE([.B2615]; 1; 29; &quot;&quot;)" office:value-type="string" office:string-value="agoravoting/authapi" calcext:value-type="string">
            <text:p>agoravoting/authapi</text:p>
          </table:table-cell>
        </table:table-row>
        <table:table-row table:style-name="ro1">
          <table:table-cell office:value-type="float" office:value="11598326" calcext:value-type="float">
            <text:p>11598326</text:p>
          </table:table-cell>
          <table:table-cell office:value-type="string" calcext:value-type="string">
            <text:p>https://api.github.com/repos/tpaviot/pythonocc-core</text:p>
          </table:table-cell>
          <table:table-cell table:formula="of:=REPLACE([.B2616]; 1; 29; &quot;&quot;)" office:value-type="string" office:string-value="tpaviot/pythonocc-core" calcext:value-type="string">
            <text:p>tpaviot/pythonocc-core</text:p>
          </table:table-cell>
        </table:table-row>
        <table:table-row table:style-name="ro1">
          <table:table-cell office:value-type="float" office:value="11602884" calcext:value-type="float">
            <text:p>11602884</text:p>
          </table:table-cell>
          <table:table-cell office:value-type="string" calcext:value-type="string">
            <text:p>https://api.github.com/repos/mariana-scorp/lt-project</text:p>
          </table:table-cell>
          <table:table-cell table:formula="of:=REPLACE([.B2617]; 1; 29; &quot;&quot;)" office:value-type="string" office:string-value="mariana-scorp/lt-project" calcext:value-type="string">
            <text:p>mariana-scorp/lt-project</text:p>
          </table:table-cell>
        </table:table-row>
        <table:table-row table:style-name="ro1">
          <table:table-cell office:value-type="float" office:value="11604618" calcext:value-type="float">
            <text:p>11604618</text:p>
          </table:table-cell>
          <table:table-cell office:value-type="string" calcext:value-type="string">
            <text:p>https://api.github.com/repos/rpm-software-management/dnf</text:p>
          </table:table-cell>
          <table:table-cell table:formula="of:=REPLACE([.B2618]; 1; 29; &quot;&quot;)" office:value-type="string" office:string-value="rpm-software-management/dnf" calcext:value-type="string">
            <text:p>rpm-software-management/dnf</text:p>
          </table:table-cell>
        </table:table-row>
        <table:table-row table:style-name="ro1">
          <table:table-cell office:value-type="float" office:value="11607341" calcext:value-type="float">
            <text:p>11607341</text:p>
          </table:table-cell>
          <table:table-cell office:value-type="string" calcext:value-type="string">
            <text:p>https://api.github.com/repos/rpm-software-management/dnf-plugins-core</text:p>
          </table:table-cell>
          <table:table-cell table:formula="of:=REPLACE([.B2619]; 1; 29; &quot;&quot;)" office:value-type="string" office:string-value="rpm-software-management/dnf-plugins-core" calcext:value-type="string">
            <text:p>rpm-software-management/dnf-plugins-core</text:p>
          </table:table-cell>
        </table:table-row>
        <table:table-row table:style-name="ro1">
          <table:table-cell office:value-type="float" office:value="11608240" calcext:value-type="float">
            <text:p>11608240</text:p>
          </table:table-cell>
          <table:table-cell office:value-type="string" calcext:value-type="string">
            <text:p>https://api.github.com/repos/lajayuhniyarsyah/ERP-Supra</text:p>
          </table:table-cell>
          <table:table-cell table:formula="of:=REPLACE([.B2620]; 1; 29; &quot;&quot;)" office:value-type="string" office:string-value="lajayuhniyarsyah/ERP-Supra" calcext:value-type="string">
            <text:p>lajayuhniyarsyah/ERP-Supra</text:p>
          </table:table-cell>
        </table:table-row>
        <table:table-row table:style-name="ro1">
          <table:table-cell office:value-type="float" office:value="11608543" calcext:value-type="float">
            <text:p>11608543</text:p>
          </table:table-cell>
          <table:table-cell office:value-type="string" calcext:value-type="string">
            <text:p>https://api.github.com/repos/gratipay/gratipay.com</text:p>
          </table:table-cell>
          <table:table-cell table:formula="of:=REPLACE([.B2621]; 1; 29; &quot;&quot;)" office:value-type="string" office:string-value="gratipay/gratipay.com" calcext:value-type="string">
            <text:p>gratipay/gratipay.com</text:p>
          </table:table-cell>
        </table:table-row>
        <table:table-row table:style-name="ro1">
          <table:table-cell office:value-type="float" office:value="11609592" calcext:value-type="float">
            <text:p>11609592</text:p>
          </table:table-cell>
          <table:table-cell office:value-type="string" calcext:value-type="string">
            <text:p>https://api.github.com/repos/rcmdnk/homebrew-file</text:p>
          </table:table-cell>
          <table:table-cell table:formula="of:=REPLACE([.B2622]; 1; 29; &quot;&quot;)" office:value-type="string" office:string-value="rcmdnk/homebrew-file" calcext:value-type="string">
            <text:p>rcmdnk/homebrew-file</text:p>
          </table:table-cell>
        </table:table-row>
        <table:table-row table:style-name="ro1">
          <table:table-cell office:value-type="float" office:value="11612688" calcext:value-type="float">
            <text:p>11612688</text:p>
          </table:table-cell>
          <table:table-cell office:value-type="string" calcext:value-type="string">
            <text:p>https://api.github.com/repos/math1um/objects-invariants-properties</text:p>
          </table:table-cell>
          <table:table-cell table:formula="of:=REPLACE([.B2623]; 1; 29; &quot;&quot;)" office:value-type="string" office:string-value="math1um/objects-invariants-properties" calcext:value-type="string">
            <text:p>math1um/objects-invariants-properties</text:p>
          </table:table-cell>
        </table:table-row>
        <table:table-row table:style-name="ro1">
          <table:table-cell office:value-type="float" office:value="11617615" calcext:value-type="float">
            <text:p>11617615</text:p>
          </table:table-cell>
          <table:table-cell office:value-type="string" calcext:value-type="string">
            <text:p>https://api.github.com/repos/wronk/dbw</text:p>
          </table:table-cell>
          <table:table-cell table:formula="of:=REPLACE([.B2624]; 1; 29; &quot;&quot;)" office:value-type="string" office:string-value="wronk/dbw" calcext:value-type="string">
            <text:p>wronk/dbw</text:p>
          </table:table-cell>
        </table:table-row>
        <table:table-row table:style-name="ro1">
          <table:table-cell office:value-type="float" office:value="11620397" calcext:value-type="float">
            <text:p>11620397</text:p>
          </table:table-cell>
          <table:table-cell office:value-type="string" calcext:value-type="string">
            <text:p>https://api.github.com/repos/ojas/self</text:p>
          </table:table-cell>
          <table:table-cell table:formula="of:=REPLACE([.B2625]; 1; 29; &quot;&quot;)" office:value-type="string" office:string-value="ojas/self" calcext:value-type="string">
            <text:p>ojas/self</text:p>
          </table:table-cell>
        </table:table-row>
        <table:table-row table:style-name="ro1">
          <table:table-cell office:value-type="float" office:value="11623105" calcext:value-type="float">
            <text:p>11623105</text:p>
          </table:table-cell>
          <table:table-cell office:value-type="string" calcext:value-type="string">
            <text:p>https://api.github.com/repos/scalyr/scalyr-agent-2</text:p>
          </table:table-cell>
          <table:table-cell table:formula="of:=REPLACE([.B2626]; 1; 29; &quot;&quot;)" office:value-type="string" office:string-value="scalyr/scalyr-agent-2" calcext:value-type="string">
            <text:p>scalyr/scalyr-agent-2</text:p>
          </table:table-cell>
        </table:table-row>
        <table:table-row table:style-name="ro1">
          <table:table-cell office:value-type="float" office:value="11626916" calcext:value-type="float">
            <text:p>11626916</text:p>
          </table:table-cell>
          <table:table-cell office:value-type="string" calcext:value-type="string">
            <text:p>https://api.github.com/repos/f-droid/fdroidserver</text:p>
          </table:table-cell>
          <table:table-cell table:formula="of:=REPLACE([.B2627]; 1; 29; &quot;&quot;)" office:value-type="string" office:string-value="f-droid/fdroidserver" calcext:value-type="string">
            <text:p>f-droid/fdroidserver</text:p>
          </table:table-cell>
        </table:table-row>
        <table:table-row table:style-name="ro1">
          <table:table-cell office:value-type="float" office:value="11630900" calcext:value-type="float">
            <text:p>11630900</text:p>
          </table:table-cell>
          <table:table-cell office:value-type="string" calcext:value-type="string">
            <text:p>https://api.github.com/repos/sprucedev/DockCI</text:p>
          </table:table-cell>
          <table:table-cell table:formula="of:=REPLACE([.B2628]; 1; 29; &quot;&quot;)" office:value-type="string" office:string-value="sprucedev/DockCI" calcext:value-type="string">
            <text:p>sprucedev/DockCI</text:p>
          </table:table-cell>
        </table:table-row>
        <table:table-row table:style-name="ro1">
          <table:table-cell office:value-type="float" office:value="11637464" calcext:value-type="float">
            <text:p>11637464</text:p>
          </table:table-cell>
          <table:table-cell office:value-type="string" calcext:value-type="string">
            <text:p>https://api.github.com/repos/Edraak/edx-platform</text:p>
          </table:table-cell>
          <table:table-cell table:formula="of:=REPLACE([.B2629]; 1; 29; &quot;&quot;)" office:value-type="string" office:string-value="Edraak/edx-platform" calcext:value-type="string">
            <text:p>Edraak/edx-platform</text:p>
          </table:table-cell>
        </table:table-row>
        <table:table-row table:style-name="ro1">
          <table:table-cell office:value-type="float" office:value="11640117" calcext:value-type="float">
            <text:p>11640117</text:p>
          </table:table-cell>
          <table:table-cell office:value-type="string" calcext:value-type="string">
            <text:p>https://api.github.com/repos/oTree-org/otree-core</text:p>
          </table:table-cell>
          <table:table-cell table:formula="of:=REPLACE([.B2630]; 1; 29; &quot;&quot;)" office:value-type="string" office:string-value="oTree-org/otree-core" calcext:value-type="string">
            <text:p>oTree-org/otree-core</text:p>
          </table:table-cell>
        </table:table-row>
        <table:table-row table:style-name="ro1">
          <table:table-cell office:value-type="float" office:value="11642612" calcext:value-type="float">
            <text:p>11642612</text:p>
          </table:table-cell>
          <table:table-cell office:value-type="string" calcext:value-type="string">
            <text:p>https://api.github.com/repos/satnogs/satnogs-network</text:p>
          </table:table-cell>
          <table:table-cell table:formula="of:=REPLACE([.B2631]; 1; 29; &quot;&quot;)" office:value-type="string" office:string-value="satnogs/satnogs-network" calcext:value-type="string">
            <text:p>satnogs/satnogs-network</text:p>
          </table:table-cell>
        </table:table-row>
        <table:table-row table:style-name="ro1">
          <table:table-cell office:value-type="float" office:value="11644775" calcext:value-type="float">
            <text:p>11644775</text:p>
          </table:table-cell>
          <table:table-cell office:value-type="string" calcext:value-type="string">
            <text:p>https://api.github.com/repos/pulp/pulp_packaging</text:p>
          </table:table-cell>
          <table:table-cell table:formula="of:=REPLACE([.B2632]; 1; 29; &quot;&quot;)" office:value-type="string" office:string-value="pulp/pulp_packaging" calcext:value-type="string">
            <text:p>pulp/pulp_packaging</text:p>
          </table:table-cell>
        </table:table-row>
        <table:table-row table:style-name="ro1">
          <table:table-cell office:value-type="float" office:value="11646390" calcext:value-type="float">
            <text:p>11646390</text:p>
          </table:table-cell>
          <table:table-cell office:value-type="string" calcext:value-type="string">
            <text:p>https://api.github.com/repos/hboortz/arl-scope</text:p>
          </table:table-cell>
          <table:table-cell table:formula="of:=REPLACE([.B2633]; 1; 29; &quot;&quot;)" office:value-type="string" office:string-value="hboortz/arl-scope" calcext:value-type="string">
            <text:p>hboortz/arl-scope</text:p>
          </table:table-cell>
        </table:table-row>
        <table:table-row table:style-name="ro1">
          <table:table-cell office:value-type="float" office:value="11647312" calcext:value-type="float">
            <text:p>11647312</text:p>
          </table:table-cell>
          <table:table-cell office:value-type="string" calcext:value-type="string">
            <text:p>https://api.github.com/repos/tknorris/salts</text:p>
          </table:table-cell>
          <table:table-cell table:formula="of:=REPLACE([.B2634]; 1; 29; &quot;&quot;)" office:value-type="string" office:string-value="tknorris/salts" calcext:value-type="string">
            <text:p>tknorris/salts</text:p>
          </table:table-cell>
        </table:table-row>
        <table:table-row table:style-name="ro1">
          <table:table-cell office:value-type="float" office:value="11649581" calcext:value-type="float">
            <text:p>11649581</text:p>
          </table:table-cell>
          <table:table-cell office:value-type="string" calcext:value-type="string">
            <text:p>https://api.github.com/repos/oxivanisher/MMOJunkiesPyFriends</text:p>
          </table:table-cell>
          <table:table-cell table:formula="of:=REPLACE([.B2635]; 1; 29; &quot;&quot;)" office:value-type="string" office:string-value="oxivanisher/MMOJunkiesPyFriends" calcext:value-type="string">
            <text:p>oxivanisher/MMOJunkiesPyFriends</text:p>
          </table:table-cell>
        </table:table-row>
        <table:table-row table:style-name="ro1">
          <table:table-cell office:value-type="float" office:value="11649881" calcext:value-type="float">
            <text:p>11649881</text:p>
          </table:table-cell>
          <table:table-cell office:value-type="string" calcext:value-type="string">
            <text:p>https://api.github.com/repos/colour-science/colour</text:p>
          </table:table-cell>
          <table:table-cell table:formula="of:=REPLACE([.B2636]; 1; 29; &quot;&quot;)" office:value-type="string" office:string-value="colour-science/colour" calcext:value-type="string">
            <text:p>colour-science/colour</text:p>
          </table:table-cell>
        </table:table-row>
        <table:table-row table:style-name="ro1">
          <table:table-cell office:value-type="float" office:value="11652162" calcext:value-type="float">
            <text:p>11652162</text:p>
          </table:table-cell>
          <table:table-cell office:value-type="string" calcext:value-type="string">
            <text:p>https://api.github.com/repos/aiyappaganesh/underdogs</text:p>
          </table:table-cell>
          <table:table-cell table:formula="of:=REPLACE([.B2637]; 1; 29; &quot;&quot;)" office:value-type="string" office:string-value="aiyappaganesh/underdogs" calcext:value-type="string">
            <text:p>aiyappaganesh/underdogs</text:p>
          </table:table-cell>
        </table:table-row>
        <table:table-row table:style-name="ro1">
          <table:table-cell office:value-type="float" office:value="11654962" calcext:value-type="float">
            <text:p>11654962</text:p>
          </table:table-cell>
          <table:table-cell office:value-type="string" calcext:value-type="string">
            <text:p>https://api.github.com/repos/open-source-economics/Tax-Calculator</text:p>
          </table:table-cell>
          <table:table-cell table:formula="of:=REPLACE([.B2638]; 1; 29; &quot;&quot;)" office:value-type="string" office:string-value="open-source-economics/Tax-Calculator" calcext:value-type="string">
            <text:p>open-source-economics/Tax-Calculator</text:p>
          </table:table-cell>
        </table:table-row>
        <table:table-row table:style-name="ro1">
          <table:table-cell office:value-type="float" office:value="11657600" calcext:value-type="float">
            <text:p>11657600</text:p>
          </table:table-cell>
          <table:table-cell office:value-type="string" calcext:value-type="string">
            <text:p>https://api.github.com/repos/PCMDI/pcmdi_metrics</text:p>
          </table:table-cell>
          <table:table-cell table:formula="of:=REPLACE([.B2639]; 1; 29; &quot;&quot;)" office:value-type="string" office:string-value="PCMDI/pcmdi_metrics" calcext:value-type="string">
            <text:p>PCMDI/pcmdi_metrics</text:p>
          </table:table-cell>
        </table:table-row>
        <table:table-row table:style-name="ro1">
          <table:table-cell office:value-type="float" office:value="11660023" calcext:value-type="float">
            <text:p>11660023</text:p>
          </table:table-cell>
          <table:table-cell office:value-type="string" calcext:value-type="string">
            <text:p>https://api.github.com/repos/srct/go</text:p>
          </table:table-cell>
          <table:table-cell table:formula="of:=REPLACE([.B2640]; 1; 29; &quot;&quot;)" office:value-type="string" office:string-value="srct/go" calcext:value-type="string">
            <text:p>srct/go</text:p>
          </table:table-cell>
        </table:table-row>
        <table:table-row table:style-name="ro1">
          <table:table-cell office:value-type="float" office:value="11662730" calcext:value-type="float">
            <text:p>11662730</text:p>
          </table:table-cell>
          <table:table-cell office:value-type="string" calcext:value-type="string">
            <text:p>https://api.github.com/repos/pixelated/pixelated-user-agent</text:p>
          </table:table-cell>
          <table:table-cell table:formula="of:=REPLACE([.B2641]; 1; 29; &quot;&quot;)" office:value-type="string" office:string-value="pixelated/pixelated-user-agent" calcext:value-type="string">
            <text:p>pixelated/pixelated-user-agent</text:p>
          </table:table-cell>
        </table:table-row>
        <table:table-row table:style-name="ro1">
          <table:table-cell office:value-type="float" office:value="11662822" calcext:value-type="float">
            <text:p>11662822</text:p>
          </table:table-cell>
          <table:table-cell office:value-type="string" calcext:value-type="string">
            <text:p>https://api.github.com/repos/jleclanche/fireplace</text:p>
          </table:table-cell>
          <table:table-cell table:formula="of:=REPLACE([.B2642]; 1; 29; &quot;&quot;)" office:value-type="string" office:string-value="jleclanche/fireplace" calcext:value-type="string">
            <text:p>jleclanche/fireplace</text:p>
          </table:table-cell>
        </table:table-row>
        <table:table-row table:style-name="ro1">
          <table:table-cell office:value-type="float" office:value="11665645" calcext:value-type="float">
            <text:p>11665645</text:p>
          </table:table-cell>
          <table:table-cell office:value-type="string" calcext:value-type="string">
            <text:p>https://api.github.com/repos/cernopendata/opendata.cern.ch</text:p>
          </table:table-cell>
          <table:table-cell table:formula="of:=REPLACE([.B2643]; 1; 29; &quot;&quot;)" office:value-type="string" office:string-value="cernopendata/opendata.cern.ch" calcext:value-type="string">
            <text:p>cernopendata/opendata.cern.ch</text:p>
          </table:table-cell>
        </table:table-row>
        <table:table-row table:style-name="ro1">
          <table:table-cell office:value-type="float" office:value="11669634" calcext:value-type="float">
            <text:p>11669634</text:p>
          </table:table-cell>
          <table:table-cell office:value-type="string" calcext:value-type="string">
            <text:p>https://api.github.com/repos/edx/edx-analytics-dashboard</text:p>
          </table:table-cell>
          <table:table-cell table:formula="of:=REPLACE([.B2644]; 1; 29; &quot;&quot;)" office:value-type="string" office:string-value="edx/edx-analytics-dashboard" calcext:value-type="string">
            <text:p>edx/edx-analytics-dashboard</text:p>
          </table:table-cell>
        </table:table-row>
        <table:table-row table:style-name="ro1">
          <table:table-cell office:value-type="float" office:value="11674744" calcext:value-type="float">
            <text:p>11674744</text:p>
          </table:table-cell>
          <table:table-cell office:value-type="string" calcext:value-type="string">
            <text:p>https://api.github.com/repos/srct/bookshare</text:p>
          </table:table-cell>
          <table:table-cell table:formula="of:=REPLACE([.B2645]; 1; 29; &quot;&quot;)" office:value-type="string" office:string-value="srct/bookshare" calcext:value-type="string">
            <text:p>srct/bookshare</text:p>
          </table:table-cell>
        </table:table-row>
        <table:table-row table:style-name="ro1">
          <table:table-cell office:value-type="float" office:value="11680266" calcext:value-type="float">
            <text:p>11680266</text:p>
          </table:table-cell>
          <table:table-cell office:value-type="string" calcext:value-type="string">
            <text:p>https://api.github.com/repos/v3aqb/fwlite</text:p>
          </table:table-cell>
          <table:table-cell table:formula="of:=REPLACE([.B2646]; 1; 29; &quot;&quot;)" office:value-type="string" office:string-value="v3aqb/fwlite" calcext:value-type="string">
            <text:p>v3aqb/fwlite</text:p>
          </table:table-cell>
        </table:table-row>
        <table:table-row table:style-name="ro1">
          <table:table-cell office:value-type="float" office:value="11681537" calcext:value-type="float">
            <text:p>11681537</text:p>
          </table:table-cell>
          <table:table-cell office:value-type="string" calcext:value-type="string">
            <text:p>https://api.github.com/repos/numenta/nupic.research</text:p>
          </table:table-cell>
          <table:table-cell table:formula="of:=REPLACE([.B2647]; 1; 29; &quot;&quot;)" office:value-type="string" office:string-value="numenta/nupic.research" calcext:value-type="string">
            <text:p>numenta/nupic.research</text:p>
          </table:table-cell>
        </table:table-row>
        <table:table-row table:style-name="ro1">
          <table:table-cell office:value-type="float" office:value="11681638" calcext:value-type="float">
            <text:p>11681638</text:p>
          </table:table-cell>
          <table:table-cell office:value-type="string" calcext:value-type="string">
            <text:p>https://api.github.com/repos/Gandi/gandi.cli</text:p>
          </table:table-cell>
          <table:table-cell table:formula="of:=REPLACE([.B2648]; 1; 29; &quot;&quot;)" office:value-type="string" office:string-value="Gandi/gandi.cli" calcext:value-type="string">
            <text:p>Gandi/gandi.cli</text:p>
          </table:table-cell>
        </table:table-row>
        <table:table-row table:style-name="ro1">
          <table:table-cell office:value-type="float" office:value="11684056" calcext:value-type="float">
            <text:p>11684056</text:p>
          </table:table-cell>
          <table:table-cell office:value-type="string" calcext:value-type="string">
            <text:p>https://api.github.com/repos/rlmv/doc-trips</text:p>
          </table:table-cell>
          <table:table-cell table:formula="of:=REPLACE([.B2649]; 1; 29; &quot;&quot;)" office:value-type="string" office:string-value="rlmv/doc-trips" calcext:value-type="string">
            <text:p>rlmv/doc-trips</text:p>
          </table:table-cell>
        </table:table-row>
        <table:table-row table:style-name="ro1">
          <table:table-cell office:value-type="float" office:value="11688174" calcext:value-type="float">
            <text:p>11688174</text:p>
          </table:table-cell>
          <table:table-cell office:value-type="string" calcext:value-type="string">
            <text:p>https://api.github.com/repos/SatelliteQE/robottelo</text:p>
          </table:table-cell>
          <table:table-cell table:formula="of:=REPLACE([.B2650]; 1; 29; &quot;&quot;)" office:value-type="string" office:string-value="SatelliteQE/robottelo" calcext:value-type="string">
            <text:p>SatelliteQE/robottelo</text:p>
          </table:table-cell>
        </table:table-row>
        <table:table-row table:style-name="ro1">
          <table:table-cell office:value-type="float" office:value="11688477" calcext:value-type="float">
            <text:p>11688477</text:p>
          </table:table-cell>
          <table:table-cell office:value-type="string" calcext:value-type="string">
            <text:p>https://api.github.com/repos/bashtage/arch</text:p>
          </table:table-cell>
          <table:table-cell table:formula="of:=REPLACE([.B2651]; 1; 29; &quot;&quot;)" office:value-type="string" office:string-value="bashtage/arch" calcext:value-type="string">
            <text:p>bashtage/arch</text:p>
          </table:table-cell>
        </table:table-row>
        <table:table-row table:style-name="ro1">
          <table:table-cell office:value-type="float" office:value="11690604" calcext:value-type="float">
            <text:p>11690604</text:p>
          </table:table-cell>
          <table:table-cell office:value-type="string" calcext:value-type="string">
            <text:p>https://api.github.com/repos/edx/edx-analytics-data-api</text:p>
          </table:table-cell>
          <table:table-cell table:formula="of:=REPLACE([.B2652]; 1; 29; &quot;&quot;)" office:value-type="string" office:string-value="edx/edx-analytics-data-api" calcext:value-type="string">
            <text:p>edx/edx-analytics-data-api</text:p>
          </table:table-cell>
        </table:table-row>
        <table:table-row table:style-name="ro1">
          <table:table-cell office:value-type="float" office:value="11690899" calcext:value-type="float">
            <text:p>11690899</text:p>
          </table:table-cell>
          <table:table-cell office:value-type="string" calcext:value-type="string">
            <text:p>https://api.github.com/repos/edx/edx-analytics-pipeline</text:p>
          </table:table-cell>
          <table:table-cell table:formula="of:=REPLACE([.B2653]; 1; 29; &quot;&quot;)" office:value-type="string" office:string-value="edx/edx-analytics-pipeline" calcext:value-type="string">
            <text:p>edx/edx-analytics-pipeline</text:p>
          </table:table-cell>
        </table:table-row>
        <table:table-row table:style-name="ro1">
          <table:table-cell office:value-type="float" office:value="11691375" calcext:value-type="float">
            <text:p>11691375</text:p>
          </table:table-cell>
          <table:table-cell office:value-type="string" calcext:value-type="string">
            <text:p>https://api.github.com/repos/zenoss/ZenPacks.zenoss.OpenStackInfrastructure</text:p>
          </table:table-cell>
          <table:table-cell table:formula="of:=REPLACE([.B2654]; 1; 29; &quot;&quot;)" office:value-type="string" office:string-value="zenoss/ZenPacks.zenoss.OpenStackInfrastructure" calcext:value-type="string">
            <text:p>zenoss/ZenPacks.zenoss.OpenStackInfrastructure</text:p>
          </table:table-cell>
        </table:table-row>
        <table:table-row table:style-name="ro1">
          <table:table-cell office:value-type="float" office:value="11691435" calcext:value-type="float">
            <text:p>11691435</text:p>
          </table:table-cell>
          <table:table-cell office:value-type="string" calcext:value-type="string">
            <text:p>https://api.github.com/repos/ludovicchabant/PieCrust2</text:p>
          </table:table-cell>
          <table:table-cell table:formula="of:=REPLACE([.B2655]; 1; 29; &quot;&quot;)" office:value-type="string" office:string-value="ludovicchabant/PieCrust2" calcext:value-type="string">
            <text:p>ludovicchabant/PieCrust2</text:p>
          </table:table-cell>
        </table:table-row>
        <table:table-row table:style-name="ro1">
          <table:table-cell office:value-type="float" office:value="11691650" calcext:value-type="float">
            <text:p>11691650</text:p>
          </table:table-cell>
          <table:table-cell office:value-type="string" calcext:value-type="string">
            <text:p>https://api.github.com/repos/SatelliteQE/automation-tools</text:p>
          </table:table-cell>
          <table:table-cell table:formula="of:=REPLACE([.B2656]; 1; 29; &quot;&quot;)" office:value-type="string" office:string-value="SatelliteQE/automation-tools" calcext:value-type="string">
            <text:p>SatelliteQE/automation-tools</text:p>
          </table:table-cell>
        </table:table-row>
        <table:table-row table:style-name="ro1">
          <table:table-cell office:value-type="float" office:value="11694675" calcext:value-type="float">
            <text:p>11694675</text:p>
          </table:table-cell>
          <table:table-cell office:value-type="string" calcext:value-type="string">
            <text:p>https://api.github.com/repos/DataBrewery/cubes</text:p>
          </table:table-cell>
          <table:table-cell table:formula="of:=REPLACE([.B2657]; 1; 29; &quot;&quot;)" office:value-type="string" office:string-value="DataBrewery/cubes" calcext:value-type="string">
            <text:p>DataBrewery/cubes</text:p>
          </table:table-cell>
        </table:table-row>
        <table:table-row table:style-name="ro1">
          <table:table-cell office:value-type="float" office:value="11695876" calcext:value-type="float">
            <text:p>11695876</text:p>
          </table:table-cell>
          <table:table-cell office:value-type="string" calcext:value-type="string">
            <text:p>https://api.github.com/repos/realfagstermer/realfagstermer</text:p>
          </table:table-cell>
          <table:table-cell table:formula="of:=REPLACE([.B2658]; 1; 29; &quot;&quot;)" office:value-type="string" office:string-value="realfagstermer/realfagstermer" calcext:value-type="string">
            <text:p>realfagstermer/realfagstermer</text:p>
          </table:table-cell>
        </table:table-row>
        <table:table-row table:style-name="ro1">
          <table:table-cell office:value-type="float" office:value="11696350" calcext:value-type="float">
            <text:p>11696350</text:p>
          </table:table-cell>
          <table:table-cell office:value-type="string" calcext:value-type="string">
            <text:p>https://api.github.com/repos/slipstream/SlipStreamConnectors</text:p>
          </table:table-cell>
          <table:table-cell table:formula="of:=REPLACE([.B2659]; 1; 29; &quot;&quot;)" office:value-type="string" office:string-value="slipstream/SlipStreamConnectors" calcext:value-type="string">
            <text:p>slipstream/SlipStreamConnectors</text:p>
          </table:table-cell>
        </table:table-row>
        <table:table-row table:style-name="ro1">
          <table:table-cell office:value-type="float" office:value="11700058" calcext:value-type="float">
            <text:p>11700058</text:p>
          </table:table-cell>
          <table:table-cell office:value-type="string" calcext:value-type="string">
            <text:p>https://api.github.com/repos/phongvcao/dotfiles</text:p>
          </table:table-cell>
          <table:table-cell table:formula="of:=REPLACE([.B2660]; 1; 29; &quot;&quot;)" office:value-type="string" office:string-value="phongvcao/dotfiles" calcext:value-type="string">
            <text:p>phongvcao/dotfiles</text:p>
          </table:table-cell>
        </table:table-row>
        <table:table-row table:style-name="ro1">
          <table:table-cell office:value-type="float" office:value="11700997" calcext:value-type="float">
            <text:p>11700997</text:p>
          </table:table-cell>
          <table:table-cell office:value-type="string" calcext:value-type="string">
            <text:p>https://api.github.com/repos/us-ignite/us_ignite</text:p>
          </table:table-cell>
          <table:table-cell table:formula="of:=REPLACE([.B2661]; 1; 29; &quot;&quot;)" office:value-type="string" office:string-value="us-ignite/us_ignite" calcext:value-type="string">
            <text:p>us-ignite/us_ignite</text:p>
          </table:table-cell>
        </table:table-row>
        <table:table-row table:style-name="ro1">
          <table:table-cell office:value-type="float" office:value="11708219" calcext:value-type="float">
            <text:p>11708219</text:p>
          </table:table-cell>
          <table:table-cell office:value-type="string" calcext:value-type="string">
            <text:p>https://api.github.com/repos/gisce/libCNMC</text:p>
          </table:table-cell>
          <table:table-cell table:formula="of:=REPLACE([.B2662]; 1; 29; &quot;&quot;)" office:value-type="string" office:string-value="gisce/libCNMC" calcext:value-type="string">
            <text:p>gisce/libCNMC</text:p>
          </table:table-cell>
        </table:table-row>
        <table:table-row table:style-name="ro1">
          <table:table-cell office:value-type="float" office:value="11710971" calcext:value-type="float">
            <text:p>11710971</text:p>
          </table:table-cell>
          <table:table-cell office:value-type="string" calcext:value-type="string">
            <text:p>https://api.github.com/repos/ccweaver/NutriApp</text:p>
          </table:table-cell>
          <table:table-cell table:formula="of:=REPLACE([.B2663]; 1; 29; &quot;&quot;)" office:value-type="string" office:string-value="ccweaver/NutriApp" calcext:value-type="string">
            <text:p>ccweaver/NutriApp</text:p>
          </table:table-cell>
        </table:table-row>
        <table:table-row table:style-name="ro1">
          <table:table-cell office:value-type="float" office:value="11711524" calcext:value-type="float">
            <text:p>11711524</text:p>
          </table:table-cell>
          <table:table-cell office:value-type="string" calcext:value-type="string">
            <text:p>https://api.github.com/repos/spacecowboy/Feeder</text:p>
          </table:table-cell>
          <table:table-cell table:formula="of:=REPLACE([.B2664]; 1; 29; &quot;&quot;)" office:value-type="string" office:string-value="spacecowboy/Feeder" calcext:value-type="string">
            <text:p>spacecowboy/Feeder</text:p>
          </table:table-cell>
        </table:table-row>
        <table:table-row table:style-name="ro1">
          <table:table-cell office:value-type="float" office:value="11713786" calcext:value-type="float">
            <text:p>11713786</text:p>
          </table:table-cell>
          <table:table-cell office:value-type="string" calcext:value-type="string">
            <text:p>https://api.github.com/repos/xivo-pbx/xivo-confd</text:p>
          </table:table-cell>
          <table:table-cell table:formula="of:=REPLACE([.B2665]; 1; 29; &quot;&quot;)" office:value-type="string" office:string-value="xivo-pbx/xivo-confd" calcext:value-type="string">
            <text:p>xivo-pbx/xivo-confd</text:p>
          </table:table-cell>
        </table:table-row>
        <table:table-row table:style-name="ro1">
          <table:table-cell office:value-type="float" office:value="11721331" calcext:value-type="float">
            <text:p>11721331</text:p>
          </table:table-cell>
          <table:table-cell office:value-type="string" calcext:value-type="string">
            <text:p>https://api.github.com/repos/matrix-org/synapse</text:p>
          </table:table-cell>
          <table:table-cell table:formula="of:=REPLACE([.B2666]; 1; 29; &quot;&quot;)" office:value-type="string" office:string-value="matrix-org/synapse" calcext:value-type="string">
            <text:p>matrix-org/synapse</text:p>
          </table:table-cell>
        </table:table-row>
        <table:table-row table:style-name="ro1">
          <table:table-cell office:value-type="float" office:value="11721670" calcext:value-type="float">
            <text:p>11721670</text:p>
          </table:table-cell>
          <table:table-cell office:value-type="string" calcext:value-type="string">
            <text:p>https://api.github.com/repos/openstack/glance_store</text:p>
          </table:table-cell>
          <table:table-cell table:formula="of:=REPLACE([.B2667]; 1; 29; &quot;&quot;)" office:value-type="string" office:string-value="openstack/glance_store" calcext:value-type="string">
            <text:p>openstack/glance_store</text:p>
          </table:table-cell>
        </table:table-row>
        <table:table-row table:style-name="ro1">
          <table:table-cell office:value-type="float" office:value="11721674" calcext:value-type="float">
            <text:p>11721674</text:p>
          </table:table-cell>
          <table:table-cell office:value-type="string" calcext:value-type="string">
            <text:p>https://api.github.com/repos/openstack/oslo.log</text:p>
          </table:table-cell>
          <table:table-cell table:formula="of:=REPLACE([.B2668]; 1; 29; &quot;&quot;)" office:value-type="string" office:string-value="openstack/oslo.log" calcext:value-type="string">
            <text:p>openstack/oslo.log</text:p>
          </table:table-cell>
        </table:table-row>
        <table:table-row table:style-name="ro1">
          <table:table-cell office:value-type="float" office:value="11727529" calcext:value-type="float">
            <text:p>11727529</text:p>
          </table:table-cell>
          <table:table-cell office:value-type="string" calcext:value-type="string">
            <text:p>https://api.github.com/repos/unicefuganda/eums</text:p>
          </table:table-cell>
          <table:table-cell table:formula="of:=REPLACE([.B2669]; 1; 29; &quot;&quot;)" office:value-type="string" office:string-value="unicefuganda/eums" calcext:value-type="string">
            <text:p>unicefuganda/eums</text:p>
          </table:table-cell>
        </table:table-row>
        <table:table-row table:style-name="ro1">
          <table:table-cell office:value-type="float" office:value="11728729" calcext:value-type="float">
            <text:p>11728729</text:p>
          </table:table-cell>
          <table:table-cell office:value-type="string" calcext:value-type="string">
            <text:p>https://api.github.com/repos/redhat-openstack/rdoinfo</text:p>
          </table:table-cell>
          <table:table-cell table:formula="of:=REPLACE([.B2670]; 1; 29; &quot;&quot;)" office:value-type="string" office:string-value="redhat-openstack/rdoinfo" calcext:value-type="string">
            <text:p>redhat-openstack/rdoinfo</text:p>
          </table:table-cell>
        </table:table-row>
        <table:table-row table:style-name="ro1">
          <table:table-cell office:value-type="float" office:value="11729907" calcext:value-type="float">
            <text:p>11729907</text:p>
          </table:table-cell>
          <table:table-cell office:value-type="string" calcext:value-type="string">
            <text:p>https://api.github.com/repos/texastribune/the-dp</text:p>
          </table:table-cell>
          <table:table-cell table:formula="of:=REPLACE([.B2671]; 1; 29; &quot;&quot;)" office:value-type="string" office:string-value="texastribune/the-dp" calcext:value-type="string">
            <text:p>texastribune/the-dp</text:p>
          </table:table-cell>
        </table:table-row>
        <table:table-row table:style-name="ro1">
          <table:table-cell office:value-type="float" office:value="11735553" calcext:value-type="float">
            <text:p>11735553</text:p>
          </table:table-cell>
          <table:table-cell office:value-type="string" calcext:value-type="string">
            <text:p>https://api.github.com/repos/theunissenlab/zeebeez</text:p>
          </table:table-cell>
          <table:table-cell table:formula="of:=REPLACE([.B2672]; 1; 29; &quot;&quot;)" office:value-type="string" office:string-value="theunissenlab/zeebeez" calcext:value-type="string">
            <text:p>theunissenlab/zeebeez</text:p>
          </table:table-cell>
        </table:table-row>
        <table:table-row table:style-name="ro1">
          <table:table-cell office:value-type="float" office:value="11745369" calcext:value-type="float">
            <text:p>11745369</text:p>
          </table:table-cell>
          <table:table-cell office:value-type="string" calcext:value-type="string">
            <text:p>https://api.github.com/repos/Juniper/contrail-server-manager</text:p>
          </table:table-cell>
          <table:table-cell table:formula="of:=REPLACE([.B2673]; 1; 29; &quot;&quot;)" office:value-type="string" office:string-value="Juniper/contrail-server-manager" calcext:value-type="string">
            <text:p>Juniper/contrail-server-manager</text:p>
          </table:table-cell>
        </table:table-row>
        <table:table-row table:style-name="ro1">
          <table:table-cell office:value-type="float" office:value="11749168" calcext:value-type="float">
            <text:p>11749168</text:p>
          </table:table-cell>
          <table:table-cell office:value-type="string" calcext:value-type="string">
            <text:p>https://api.github.com/repos/yaybu/touchdown</text:p>
          </table:table-cell>
          <table:table-cell table:formula="of:=REPLACE([.B2674]; 1; 29; &quot;&quot;)" office:value-type="string" office:string-value="yaybu/touchdown" calcext:value-type="string">
            <text:p>yaybu/touchdown</text:p>
          </table:table-cell>
        </table:table-row>
        <table:table-row table:style-name="ro1">
          <table:table-cell office:value-type="float" office:value="11753210" calcext:value-type="float">
            <text:p>11753210</text:p>
          </table:table-cell>
          <table:table-cell office:value-type="string" calcext:value-type="string">
            <text:p>https://api.github.com/repos/acorg/dark-matter</text:p>
          </table:table-cell>
          <table:table-cell table:formula="of:=REPLACE([.B2675]; 1; 29; &quot;&quot;)" office:value-type="string" office:string-value="acorg/dark-matter" calcext:value-type="string">
            <text:p>acorg/dark-matter</text:p>
          </table:table-cell>
        </table:table-row>
        <table:table-row table:style-name="ro1">
          <table:table-cell office:value-type="float" office:value="11753266" calcext:value-type="float">
            <text:p>11753266</text:p>
          </table:table-cell>
          <table:table-cell office:value-type="string" calcext:value-type="string">
            <text:p>https://api.github.com/repos/joelgoop/demokratikollen</text:p>
          </table:table-cell>
          <table:table-cell table:formula="of:=REPLACE([.B2676]; 1; 29; &quot;&quot;)" office:value-type="string" office:string-value="joelgoop/demokratikollen" calcext:value-type="string">
            <text:p>joelgoop/demokratikollen</text:p>
          </table:table-cell>
        </table:table-row>
        <table:table-row table:style-name="ro1">
          <table:table-cell office:value-type="float" office:value="11757093" calcext:value-type="float">
            <text:p>11757093</text:p>
          </table:table-cell>
          <table:table-cell office:value-type="string" calcext:value-type="string">
            <text:p>https://api.github.com/repos/merll/docker-map</text:p>
          </table:table-cell>
          <table:table-cell table:formula="of:=REPLACE([.B2677]; 1; 29; &quot;&quot;)" office:value-type="string" office:string-value="merll/docker-map" calcext:value-type="string">
            <text:p>merll/docker-map</text:p>
          </table:table-cell>
        </table:table-row>
        <table:table-row table:style-name="ro1">
          <table:table-cell office:value-type="float" office:value="11760194" calcext:value-type="float">
            <text:p>11760194</text:p>
          </table:table-cell>
          <table:table-cell office:value-type="string" calcext:value-type="string">
            <text:p>https://api.github.com/repos/SiciliaHub/albopretoriopa</text:p>
          </table:table-cell>
          <table:table-cell table:formula="of:=REPLACE([.B2678]; 1; 29; &quot;&quot;)" office:value-type="string" office:string-value="SiciliaHub/albopretoriopa" calcext:value-type="string">
            <text:p>SiciliaHub/albopretoriopa</text:p>
          </table:table-cell>
        </table:table-row>
        <table:table-row table:style-name="ro1">
          <table:table-cell office:value-type="float" office:value="11763119" calcext:value-type="float">
            <text:p>11763119</text:p>
          </table:table-cell>
          <table:table-cell office:value-type="string" calcext:value-type="string">
            <text:p>https://api.github.com/repos/dotKom/feedme</text:p>
          </table:table-cell>
          <table:table-cell table:formula="of:=REPLACE([.B2679]; 1; 29; &quot;&quot;)" office:value-type="string" office:string-value="dotKom/feedme" calcext:value-type="string">
            <text:p>dotKom/feedme</text:p>
          </table:table-cell>
        </table:table-row>
        <table:table-row table:style-name="ro1">
          <table:table-cell office:value-type="float" office:value="11764287" calcext:value-type="float">
            <text:p>11764287</text:p>
          </table:table-cell>
          <table:table-cell office:value-type="string" calcext:value-type="string">
            <text:p>https://api.github.com/repos/datastax/cstar_perf</text:p>
          </table:table-cell>
          <table:table-cell table:formula="of:=REPLACE([.B2680]; 1; 29; &quot;&quot;)" office:value-type="string" office:string-value="datastax/cstar_perf" calcext:value-type="string">
            <text:p>datastax/cstar_perf</text:p>
          </table:table-cell>
        </table:table-row>
        <table:table-row table:style-name="ro1">
          <table:table-cell office:value-type="float" office:value="11768624" calcext:value-type="float">
            <text:p>11768624</text:p>
          </table:table-cell>
          <table:table-cell office:value-type="string" calcext:value-type="string">
            <text:p>https://api.github.com/repos/GluuFederation/community-edition-setup</text:p>
          </table:table-cell>
          <table:table-cell table:formula="of:=REPLACE([.B2681]; 1; 29; &quot;&quot;)" office:value-type="string" office:string-value="GluuFederation/community-edition-setup" calcext:value-type="string">
            <text:p>GluuFederation/community-edition-setup</text:p>
          </table:table-cell>
        </table:table-row>
        <table:table-row table:style-name="ro1">
          <table:table-cell office:value-type="float" office:value="11769593" calcext:value-type="float">
            <text:p>11769593</text:p>
          </table:table-cell>
          <table:table-cell office:value-type="string" calcext:value-type="string">
            <text:p>https://api.github.com/repos/uw-cmg/MAST</text:p>
          </table:table-cell>
          <table:table-cell table:formula="of:=REPLACE([.B2682]; 1; 29; &quot;&quot;)" office:value-type="string" office:string-value="uw-cmg/MAST" calcext:value-type="string">
            <text:p>uw-cmg/MAST</text:p>
          </table:table-cell>
        </table:table-row>
        <table:table-row table:style-name="ro1">
          <table:table-cell office:value-type="float" office:value="11773954" calcext:value-type="float">
            <text:p>11773954</text:p>
          </table:table-cell>
          <table:table-cell office:value-type="string" calcext:value-type="string">
            <text:p>https://api.github.com/repos/Charge-readout-test-stand/charge-readout-scripts</text:p>
          </table:table-cell>
          <table:table-cell table:formula="of:=REPLACE([.B2683]; 1; 29; &quot;&quot;)" office:value-type="string" office:string-value="Charge-readout-test-stand/charge-readout-scripts" calcext:value-type="string">
            <text:p>Charge-readout-test-stand/charge-readout-scripts</text:p>
          </table:table-cell>
        </table:table-row>
        <table:table-row table:style-name="ro1">
          <table:table-cell office:value-type="float" office:value="11780326" calcext:value-type="float">
            <text:p>11780326</text:p>
          </table:table-cell>
          <table:table-cell office:value-type="string" calcext:value-type="string">
            <text:p>https://api.github.com/repos/Khroki/MCEdit-Unified</text:p>
          </table:table-cell>
          <table:table-cell table:formula="of:=REPLACE([.B2684]; 1; 29; &quot;&quot;)" office:value-type="string" office:string-value="Khroki/MCEdit-Unified" calcext:value-type="string">
            <text:p>Khroki/MCEdit-Unified</text:p>
          </table:table-cell>
        </table:table-row>
        <table:table-row table:style-name="ro1">
          <table:table-cell office:value-type="float" office:value="11788165" calcext:value-type="float">
            <text:p>11788165</text:p>
          </table:table-cell>
          <table:table-cell office:value-type="string" calcext:value-type="string">
            <text:p>https://api.github.com/repos/chipmuenk/pyFDA</text:p>
          </table:table-cell>
          <table:table-cell table:formula="of:=REPLACE([.B2685]; 1; 29; &quot;&quot;)" office:value-type="string" office:string-value="chipmuenk/pyFDA" calcext:value-type="string">
            <text:p>chipmuenk/pyFDA</text:p>
          </table:table-cell>
        </table:table-row>
        <table:table-row table:style-name="ro1">
          <table:table-cell office:value-type="float" office:value="11789618" calcext:value-type="float">
            <text:p>11789618</text:p>
          </table:table-cell>
          <table:table-cell office:value-type="string" calcext:value-type="string">
            <text:p>https://api.github.com/repos/mysociety/yournextrepresentative</text:p>
          </table:table-cell>
          <table:table-cell table:formula="of:=REPLACE([.B2686]; 1; 29; &quot;&quot;)" office:value-type="string" office:string-value="mysociety/yournextrepresentative" calcext:value-type="string">
            <text:p>mysociety/yournextrepresentative</text:p>
          </table:table-cell>
        </table:table-row>
        <table:table-row table:style-name="ro1">
          <table:table-cell office:value-type="float" office:value="11791001" calcext:value-type="float">
            <text:p>11791001</text:p>
          </table:table-cell>
          <table:table-cell office:value-type="string" calcext:value-type="string">
            <text:p>https://api.github.com/repos/libyal/libyal</text:p>
          </table:table-cell>
          <table:table-cell table:formula="of:=REPLACE([.B2687]; 1; 29; &quot;&quot;)" office:value-type="string" office:string-value="libyal/libyal" calcext:value-type="string">
            <text:p>libyal/libyal</text:p>
          </table:table-cell>
        </table:table-row>
        <table:table-row table:style-name="ro1">
          <table:table-cell office:value-type="float" office:value="11799809" calcext:value-type="float">
            <text:p>11799809</text:p>
          </table:table-cell>
          <table:table-cell office:value-type="string" calcext:value-type="string">
            <text:p>https://api.github.com/repos/Inboxen/Inboxen</text:p>
          </table:table-cell>
          <table:table-cell table:formula="of:=REPLACE([.B2688]; 1; 29; &quot;&quot;)" office:value-type="string" office:string-value="Inboxen/Inboxen" calcext:value-type="string">
            <text:p>Inboxen/Inboxen</text:p>
          </table:table-cell>
        </table:table-row>
        <table:table-row table:style-name="ro1">
          <table:table-cell office:value-type="float" office:value="11828455" calcext:value-type="float">
            <text:p>11828455</text:p>
          </table:table-cell>
          <table:table-cell office:value-type="string" calcext:value-type="string">
            <text:p>https://api.github.com/repos/harveywwu/pyktrader</text:p>
          </table:table-cell>
          <table:table-cell table:formula="of:=REPLACE([.B2689]; 1; 29; &quot;&quot;)" office:value-type="string" office:string-value="harveywwu/pyktrader" calcext:value-type="string">
            <text:p>harveywwu/pyktrader</text:p>
          </table:table-cell>
        </table:table-row>
        <table:table-row table:style-name="ro1">
          <table:table-cell office:value-type="float" office:value="11831276" calcext:value-type="float">
            <text:p>11831276</text:p>
          </table:table-cell>
          <table:table-cell office:value-type="string" calcext:value-type="string">
            <text:p>https://api.github.com/repos/munki/munki</text:p>
          </table:table-cell>
          <table:table-cell table:formula="of:=REPLACE([.B2690]; 1; 29; &quot;&quot;)" office:value-type="string" office:string-value="munki/munki" calcext:value-type="string">
            <text:p>munki/munki</text:p>
          </table:table-cell>
        </table:table-row>
        <table:table-row table:style-name="ro1">
          <table:table-cell office:value-type="float" office:value="11832434" calcext:value-type="float">
            <text:p>11832434</text:p>
          </table:table-cell>
          <table:table-cell office:value-type="string" calcext:value-type="string">
            <text:p>https://api.github.com/repos/ethereum/ethereum-buildbot</text:p>
          </table:table-cell>
          <table:table-cell table:formula="of:=REPLACE([.B2691]; 1; 29; &quot;&quot;)" office:value-type="string" office:string-value="ethereum/ethereum-buildbot" calcext:value-type="string">
            <text:p>ethereum/ethereum-buildbot</text:p>
          </table:table-cell>
        </table:table-row>
        <table:table-row table:style-name="ro1">
          <table:table-cell office:value-type="float" office:value="11835797" calcext:value-type="float">
            <text:p>11835797</text:p>
          </table:table-cell>
          <table:table-cell office:value-type="string" calcext:value-type="string">
            <text:p>https://api.github.com/repos/DMOJ/judge</text:p>
          </table:table-cell>
          <table:table-cell table:formula="of:=REPLACE([.B2692]; 1; 29; &quot;&quot;)" office:value-type="string" office:string-value="DMOJ/judge" calcext:value-type="string">
            <text:p>DMOJ/judge</text:p>
          </table:table-cell>
        </table:table-row>
        <table:table-row table:style-name="ro1">
          <table:table-cell office:value-type="float" office:value="11837566" calcext:value-type="float">
            <text:p>11837566</text:p>
          </table:table-cell>
          <table:table-cell office:value-type="string" calcext:value-type="string">
            <text:p>https://api.github.com/repos/ReactiveX/RxPY</text:p>
          </table:table-cell>
          <table:table-cell table:formula="of:=REPLACE([.B2693]; 1; 29; &quot;&quot;)" office:value-type="string" office:string-value="ReactiveX/RxPY" calcext:value-type="string">
            <text:p>ReactiveX/RxPY</text:p>
          </table:table-cell>
        </table:table-row>
        <table:table-row table:style-name="ro1">
          <table:table-cell office:value-type="float" office:value="11838572" calcext:value-type="float">
            <text:p>11838572</text:p>
          </table:table-cell>
          <table:table-cell office:value-type="string" calcext:value-type="string">
            <text:p>https://api.github.com/repos/projectmesa/mesa</text:p>
          </table:table-cell>
          <table:table-cell table:formula="of:=REPLACE([.B2694]; 1; 29; &quot;&quot;)" office:value-type="string" office:string-value="projectmesa/mesa" calcext:value-type="string">
            <text:p>projectmesa/mesa</text:p>
          </table:table-cell>
        </table:table-row>
        <table:table-row table:style-name="ro1">
          <table:table-cell office:value-type="float" office:value="11843204" calcext:value-type="float">
            <text:p>11843204</text:p>
          </table:table-cell>
          <table:table-cell office:value-type="string" calcext:value-type="string">
            <text:p>https://api.github.com/repos/jab/bidict</text:p>
          </table:table-cell>
          <table:table-cell table:formula="of:=REPLACE([.B2695]; 1; 29; &quot;&quot;)" office:value-type="string" office:string-value="jab/bidict" calcext:value-type="string">
            <text:p>jab/bidict</text:p>
          </table:table-cell>
        </table:table-row>
        <table:table-row table:style-name="ro1">
          <table:table-cell office:value-type="float" office:value="11854002" calcext:value-type="float">
            <text:p>11854002</text:p>
          </table:table-cell>
          <table:table-cell office:value-type="string" calcext:value-type="string">
            <text:p>https://api.github.com/repos/ansible/ansible-modules-extras</text:p>
          </table:table-cell>
          <table:table-cell table:formula="of:=REPLACE([.B2696]; 1; 29; &quot;&quot;)" office:value-type="string" office:string-value="ansible/ansible-modules-extras" calcext:value-type="string">
            <text:p>ansible/ansible-modules-extras</text:p>
          </table:table-cell>
        </table:table-row>
        <table:table-row table:style-name="ro1">
          <table:table-cell office:value-type="float" office:value="11854104" calcext:value-type="float">
            <text:p>11854104</text:p>
          </table:table-cell>
          <table:table-cell office:value-type="string" calcext:value-type="string">
            <text:p>https://api.github.com/repos/ansible/ansible-modules-core</text:p>
          </table:table-cell>
          <table:table-cell table:formula="of:=REPLACE([.B2697]; 1; 29; &quot;&quot;)" office:value-type="string" office:string-value="ansible/ansible-modules-core" calcext:value-type="string">
            <text:p>ansible/ansible-modules-core</text:p>
          </table:table-cell>
        </table:table-row>
        <table:table-row table:style-name="ro1">
          <table:table-cell office:value-type="float" office:value="11857804" calcext:value-type="float">
            <text:p>11857804</text:p>
          </table:table-cell>
          <table:table-cell office:value-type="string" calcext:value-type="string">
            <text:p>https://api.github.com/repos/AndrewAnnex/SpiceyPy</text:p>
          </table:table-cell>
          <table:table-cell table:formula="of:=REPLACE([.B2698]; 1; 29; &quot;&quot;)" office:value-type="string" office:string-value="AndrewAnnex/SpiceyPy" calcext:value-type="string">
            <text:p>AndrewAnnex/SpiceyPy</text:p>
          </table:table-cell>
        </table:table-row>
        <table:table-row table:style-name="ro1">
          <table:table-cell office:value-type="float" office:value="11862325" calcext:value-type="float">
            <text:p>11862325</text:p>
          </table:table-cell>
          <table:table-cell office:value-type="string" calcext:value-type="string">
            <text:p>https://api.github.com/repos/Robpol86/terminaltables</text:p>
          </table:table-cell>
          <table:table-cell table:formula="of:=REPLACE([.B2699]; 1; 29; &quot;&quot;)" office:value-type="string" office:string-value="Robpol86/terminaltables" calcext:value-type="string">
            <text:p>Robpol86/terminaltables</text:p>
          </table:table-cell>
        </table:table-row>
        <table:table-row table:style-name="ro1">
          <table:table-cell office:value-type="float" office:value="11868155" calcext:value-type="float">
            <text:p>11868155</text:p>
          </table:table-cell>
          <table:table-cell office:value-type="string" calcext:value-type="string">
            <text:p>https://api.github.com/repos/cea-sec/ivre</text:p>
          </table:table-cell>
          <table:table-cell table:formula="of:=REPLACE([.B2700]; 1; 29; &quot;&quot;)" office:value-type="string" office:string-value="cea-sec/ivre" calcext:value-type="string">
            <text:p>cea-sec/ivre</text:p>
          </table:table-cell>
        </table:table-row>
        <table:table-row table:style-name="ro1">
          <table:table-cell office:value-type="float" office:value="11894030" calcext:value-type="float">
            <text:p>11894030</text:p>
          </table:table-cell>
          <table:table-cell office:value-type="string" calcext:value-type="string">
            <text:p>https://api.github.com/repos/lapaesleme/MobData</text:p>
          </table:table-cell>
          <table:table-cell table:formula="of:=REPLACE([.B2701]; 1; 29; &quot;&quot;)" office:value-type="string" office:string-value="lapaesleme/MobData" calcext:value-type="string">
            <text:p>lapaesleme/MobData</text:p>
          </table:table-cell>
        </table:table-row>
        <table:table-row table:style-name="ro1">
          <table:table-cell office:value-type="float" office:value="11930967" calcext:value-type="float">
            <text:p>11930967</text:p>
          </table:table-cell>
          <table:table-cell office:value-type="string" calcext:value-type="string">
            <text:p>https://api.github.com/repos/idlesign/pythonz</text:p>
          </table:table-cell>
          <table:table-cell table:formula="of:=REPLACE([.B2702]; 1; 29; &quot;&quot;)" office:value-type="string" office:string-value="idlesign/pythonz" calcext:value-type="string">
            <text:p>idlesign/pythonz</text:p>
          </table:table-cell>
        </table:table-row>
        <table:table-row table:style-name="ro1">
          <table:table-cell office:value-type="float" office:value="11945318" calcext:value-type="float">
            <text:p>11945318</text:p>
          </table:table-cell>
          <table:table-cell office:value-type="string" calcext:value-type="string">
            <text:p>https://api.github.com/repos/openstack/group-based-policy</text:p>
          </table:table-cell>
          <table:table-cell table:formula="of:=REPLACE([.B2703]; 1; 29; &quot;&quot;)" office:value-type="string" office:string-value="openstack/group-based-policy" calcext:value-type="string">
            <text:p>openstack/group-based-policy</text:p>
          </table:table-cell>
        </table:table-row>
        <table:table-row table:style-name="ro1">
          <table:table-cell office:value-type="float" office:value="11989706" calcext:value-type="float">
            <text:p>11989706</text:p>
          </table:table-cell>
          <table:table-cell office:value-type="string" calcext:value-type="string">
            <text:p>https://api.github.com/repos/kamyu104/LeetCode</text:p>
          </table:table-cell>
          <table:table-cell table:formula="of:=REPLACE([.B2704]; 1; 29; &quot;&quot;)" office:value-type="string" office:string-value="kamyu104/LeetCode" calcext:value-type="string">
            <text:p>kamyu104/LeetCode</text:p>
          </table:table-cell>
        </table:table-row>
        <table:table-row table:style-name="ro1">
          <table:table-cell office:value-type="float" office:value="11993029" calcext:value-type="float">
            <text:p>11993029</text:p>
          </table:table-cell>
          <table:table-cell office:value-type="string" calcext:value-type="string">
            <text:p>https://api.github.com/repos/jbremer/vmcloak</text:p>
          </table:table-cell>
          <table:table-cell table:formula="of:=REPLACE([.B2705]; 1; 29; &quot;&quot;)" office:value-type="string" office:string-value="jbremer/vmcloak" calcext:value-type="string">
            <text:p>jbremer/vmcloak</text:p>
          </table:table-cell>
        </table:table-row>
        <table:table-row table:style-name="ro1">
          <table:table-cell office:value-type="float" office:value="12003159" calcext:value-type="float">
            <text:p>12003159</text:p>
          </table:table-cell>
          <table:table-cell office:value-type="string" calcext:value-type="string">
            <text:p>https://api.github.com/repos/odoomrp/odoomrp-wip</text:p>
          </table:table-cell>
          <table:table-cell table:formula="of:=REPLACE([.B2706]; 1; 29; &quot;&quot;)" office:value-type="string" office:string-value="odoomrp/odoomrp-wip" calcext:value-type="string">
            <text:p>odoomrp/odoomrp-wip</text:p>
          </table:table-cell>
        </table:table-row>
        <table:table-row table:style-name="ro1">
          <table:table-cell office:value-type="float" office:value="12007715" calcext:value-type="float">
            <text:p>12007715</text:p>
          </table:table-cell>
          <table:table-cell office:value-type="string" calcext:value-type="string">
            <text:p>https://api.github.com/repos/skuschel/postpic</text:p>
          </table:table-cell>
          <table:table-cell table:formula="of:=REPLACE([.B2707]; 1; 29; &quot;&quot;)" office:value-type="string" office:string-value="skuschel/postpic" calcext:value-type="string">
            <text:p>skuschel/postpic</text:p>
          </table:table-cell>
        </table:table-row>
        <table:table-row table:style-name="ro1">
          <table:table-cell office:value-type="float" office:value="12014199" calcext:value-type="float">
            <text:p>12014199</text:p>
          </table:table-cell>
          <table:table-cell office:value-type="string" calcext:value-type="string">
            <text:p>https://api.github.com/repos/webyog/sealion-agent</text:p>
          </table:table-cell>
          <table:table-cell table:formula="of:=REPLACE([.B2708]; 1; 29; &quot;&quot;)" office:value-type="string" office:string-value="webyog/sealion-agent" calcext:value-type="string">
            <text:p>webyog/sealion-agent</text:p>
          </table:table-cell>
        </table:table-row>
        <table:table-row table:style-name="ro1">
          <table:table-cell office:value-type="float" office:value="12032309" calcext:value-type="float">
            <text:p>12032309</text:p>
          </table:table-cell>
          <table:table-cell office:value-type="string" calcext:value-type="string">
            <text:p>https://api.github.com/repos/GeoscienceAustralia/agdc</text:p>
          </table:table-cell>
          <table:table-cell table:formula="of:=REPLACE([.B2709]; 1; 29; &quot;&quot;)" office:value-type="string" office:string-value="GeoscienceAustralia/agdc" calcext:value-type="string">
            <text:p>GeoscienceAustralia/agdc</text:p>
          </table:table-cell>
        </table:table-row>
        <table:table-row table:style-name="ro1">
          <table:table-cell office:value-type="float" office:value="12035636" calcext:value-type="float">
            <text:p>12035636</text:p>
          </table:table-cell>
          <table:table-cell office:value-type="string" calcext:value-type="string">
            <text:p>https://api.github.com/repos/tue-robotics/ed_object_models</text:p>
          </table:table-cell>
          <table:table-cell table:formula="of:=REPLACE([.B2710]; 1; 29; &quot;&quot;)" office:value-type="string" office:string-value="tue-robotics/ed_object_models" calcext:value-type="string">
            <text:p>tue-robotics/ed_object_models</text:p>
          </table:table-cell>
        </table:table-row>
        <table:table-row table:style-name="ro1">
          <table:table-cell office:value-type="float" office:value="12044873" calcext:value-type="float">
            <text:p>12044873</text:p>
          </table:table-cell>
          <table:table-cell office:value-type="string" calcext:value-type="string">
            <text:p>https://api.github.com/repos/QuantEcon/QuantEcon.py</text:p>
          </table:table-cell>
          <table:table-cell table:formula="of:=REPLACE([.B2711]; 1; 29; &quot;&quot;)" office:value-type="string" office:string-value="QuantEcon/QuantEcon.py" calcext:value-type="string">
            <text:p>QuantEcon/QuantEcon.py</text:p>
          </table:table-cell>
        </table:table-row>
        <table:table-row table:style-name="ro1">
          <table:table-cell office:value-type="float" office:value="12056600" calcext:value-type="float">
            <text:p>12056600</text:p>
          </table:table-cell>
          <table:table-cell office:value-type="string" calcext:value-type="string">
            <text:p>https://api.github.com/repos/Robpol86/colorclass</text:p>
          </table:table-cell>
          <table:table-cell table:formula="of:=REPLACE([.B2712]; 1; 29; &quot;&quot;)" office:value-type="string" office:string-value="Robpol86/colorclass" calcext:value-type="string">
            <text:p>Robpol86/colorclass</text:p>
          </table:table-cell>
        </table:table-row>
        <table:table-row table:style-name="ro1">
          <table:table-cell office:value-type="float" office:value="12074665" calcext:value-type="float">
            <text:p>12074665</text:p>
          </table:table-cell>
          <table:table-cell office:value-type="string" calcext:value-type="string">
            <text:p>https://api.github.com/repos/openstack/manila</text:p>
          </table:table-cell>
          <table:table-cell table:formula="of:=REPLACE([.B2713]; 1; 29; &quot;&quot;)" office:value-type="string" office:string-value="openstack/manila" calcext:value-type="string">
            <text:p>openstack/manila</text:p>
          </table:table-cell>
        </table:table-row>
        <table:table-row table:style-name="ro1">
          <table:table-cell office:value-type="float" office:value="12102943" calcext:value-type="float">
            <text:p>12102943</text:p>
          </table:table-cell>
          <table:table-cell office:value-type="string" calcext:value-type="string">
            <text:p>https://api.github.com/repos/openstack/python-manilaclient</text:p>
          </table:table-cell>
          <table:table-cell table:formula="of:=REPLACE([.B2714]; 1; 29; &quot;&quot;)" office:value-type="string" office:string-value="openstack/python-manilaclient" calcext:value-type="string">
            <text:p>openstack/python-manilaclient</text:p>
          </table:table-cell>
        </table:table-row>
        <table:table-row table:style-name="ro1">
          <table:table-cell office:value-type="float" office:value="12108153" calcext:value-type="float">
            <text:p>12108153</text:p>
          </table:table-cell>
          <table:table-cell office:value-type="string" calcext:value-type="string">
            <text:p>https://api.github.com/repos/hjwp/Book-TDD-Web-Dev-Python</text:p>
          </table:table-cell>
          <table:table-cell table:formula="of:=REPLACE([.B2715]; 1; 29; &quot;&quot;)" office:value-type="string" office:string-value="hjwp/Book-TDD-Web-Dev-Python" calcext:value-type="string">
            <text:p>hjwp/Book-TDD-Web-Dev-Python</text:p>
          </table:table-cell>
        </table:table-row>
        <table:table-row table:style-name="ro1">
          <table:table-cell office:value-type="float" office:value="12114152" calcext:value-type="float">
            <text:p>12114152</text:p>
          </table:table-cell>
          <table:table-cell office:value-type="string" calcext:value-type="string">
            <text:p>https://api.github.com/repos/jnpkrn/clufter</text:p>
          </table:table-cell>
          <table:table-cell table:formula="of:=REPLACE([.B2716]; 1; 29; &quot;&quot;)" office:value-type="string" office:string-value="jnpkrn/clufter" calcext:value-type="string">
            <text:p>jnpkrn/clufter</text:p>
          </table:table-cell>
        </table:table-row>
        <table:table-row table:style-name="ro1">
          <table:table-cell office:value-type="float" office:value="12114661" calcext:value-type="float">
            <text:p>12114661</text:p>
          </table:table-cell>
          <table:table-cell office:value-type="string" calcext:value-type="string">
            <text:p>https://api.github.com/repos/galaxyproject/tools-devteam</text:p>
          </table:table-cell>
          <table:table-cell table:formula="of:=REPLACE([.B2717]; 1; 29; &quot;&quot;)" office:value-type="string" office:string-value="galaxyproject/tools-devteam" calcext:value-type="string">
            <text:p>galaxyproject/tools-devteam</text:p>
          </table:table-cell>
        </table:table-row>
        <table:table-row table:style-name="ro1">
          <table:table-cell office:value-type="float" office:value="12115033" calcext:value-type="float">
            <text:p>12115033</text:p>
          </table:table-cell>
          <table:table-cell office:value-type="string" calcext:value-type="string">
            <text:p>https://api.github.com/repos/cloew/DeckBuilding</text:p>
          </table:table-cell>
          <table:table-cell table:formula="of:=REPLACE([.B2718]; 1; 29; &quot;&quot;)" office:value-type="string" office:string-value="cloew/DeckBuilding" calcext:value-type="string">
            <text:p>cloew/DeckBuilding</text:p>
          </table:table-cell>
        </table:table-row>
        <table:table-row table:style-name="ro1">
          <table:table-cell office:value-type="float" office:value="12115071" calcext:value-type="float">
            <text:p>12115071</text:p>
          </table:table-cell>
          <table:table-cell office:value-type="string" calcext:value-type="string">
            <text:p>https://api.github.com/repos/weblyzard/weblyzard_api</text:p>
          </table:table-cell>
          <table:table-cell table:formula="of:=REPLACE([.B2719]; 1; 29; &quot;&quot;)" office:value-type="string" office:string-value="weblyzard/weblyzard_api" calcext:value-type="string">
            <text:p>weblyzard/weblyzard_api</text:p>
          </table:table-cell>
        </table:table-row>
        <table:table-row table:style-name="ro1">
          <table:table-cell office:value-type="float" office:value="12115612" calcext:value-type="float">
            <text:p>12115612</text:p>
          </table:table-cell>
          <table:table-cell office:value-type="string" calcext:value-type="string">
            <text:p>https://api.github.com/repos/hbgit/Map2Check</text:p>
          </table:table-cell>
          <table:table-cell table:formula="of:=REPLACE([.B2720]; 1; 29; &quot;&quot;)" office:value-type="string" office:string-value="hbgit/Map2Check" calcext:value-type="string">
            <text:p>hbgit/Map2Check</text:p>
          </table:table-cell>
        </table:table-row>
        <table:table-row table:style-name="ro1">
          <table:table-cell office:value-type="float" office:value="12123292" calcext:value-type="float">
            <text:p>12123292</text:p>
          </table:table-cell>
          <table:table-cell office:value-type="string" calcext:value-type="string">
            <text:p>https://api.github.com/repos/bwtian/config</text:p>
          </table:table-cell>
          <table:table-cell table:formula="of:=REPLACE([.B2721]; 1; 29; &quot;&quot;)" office:value-type="string" office:string-value="bwtian/config" calcext:value-type="string">
            <text:p>bwtian/config</text:p>
          </table:table-cell>
        </table:table-row>
        <table:table-row table:style-name="ro1">
          <table:table-cell office:value-type="float" office:value="12124099" calcext:value-type="float">
            <text:p>12124099</text:p>
          </table:table-cell>
          <table:table-cell office:value-type="string" calcext:value-type="string">
            <text:p>https://api.github.com/repos/XiaodunServerGroup/medicalmooc</text:p>
          </table:table-cell>
          <table:table-cell table:formula="of:=REPLACE([.B2722]; 1; 29; &quot;&quot;)" office:value-type="string" office:string-value="XiaodunServerGroup/medicalmooc" calcext:value-type="string">
            <text:p>XiaodunServerGroup/medicalmooc</text:p>
          </table:table-cell>
        </table:table-row>
        <table:table-row table:style-name="ro1">
          <table:table-cell office:value-type="float" office:value="12127760" calcext:value-type="float">
            <text:p>12127760</text:p>
          </table:table-cell>
          <table:table-cell office:value-type="string" calcext:value-type="string">
            <text:p>https://api.github.com/repos/yous/YousList</text:p>
          </table:table-cell>
          <table:table-cell table:formula="of:=REPLACE([.B2723]; 1; 29; &quot;&quot;)" office:value-type="string" office:string-value="yous/YousList" calcext:value-type="string">
            <text:p>yous/YousList</text:p>
          </table:table-cell>
        </table:table-row>
        <table:table-row table:style-name="ro1">
          <table:table-cell office:value-type="float" office:value="12134989" calcext:value-type="float">
            <text:p>12134989</text:p>
          </table:table-cell>
          <table:table-cell office:value-type="string" calcext:value-type="string">
            <text:p>https://api.github.com/repos/A-Maze/A-Pc</text:p>
          </table:table-cell>
          <table:table-cell table:formula="of:=REPLACE([.B2724]; 1; 29; &quot;&quot;)" office:value-type="string" office:string-value="A-Maze/A-Pc" calcext:value-type="string">
            <text:p>A-Maze/A-Pc</text:p>
          </table:table-cell>
        </table:table-row>
        <table:table-row table:style-name="ro1">
          <table:table-cell office:value-type="float" office:value="12138247" calcext:value-type="float">
            <text:p>12138247</text:p>
          </table:table-cell>
          <table:table-cell office:value-type="string" calcext:value-type="string">
            <text:p>https://api.github.com/repos/DBeath/flask-feedrsub</text:p>
          </table:table-cell>
          <table:table-cell table:formula="of:=REPLACE([.B2725]; 1; 29; &quot;&quot;)" office:value-type="string" office:string-value="DBeath/flask-feedrsub" calcext:value-type="string">
            <text:p>DBeath/flask-feedrsub</text:p>
          </table:table-cell>
        </table:table-row>
        <table:table-row table:style-name="ro1">
          <table:table-cell office:value-type="float" office:value="12141869" calcext:value-type="float">
            <text:p>12141869</text:p>
          </table:table-cell>
          <table:table-cell office:value-type="string" calcext:value-type="string">
            <text:p>https://api.github.com/repos/koduj-z-klasa/python101</text:p>
          </table:table-cell>
          <table:table-cell table:formula="of:=REPLACE([.B2726]; 1; 29; &quot;&quot;)" office:value-type="string" office:string-value="koduj-z-klasa/python101" calcext:value-type="string">
            <text:p>koduj-z-klasa/python101</text:p>
          </table:table-cell>
        </table:table-row>
        <table:table-row table:style-name="ro1">
          <table:table-cell office:value-type="float" office:value="12147801" calcext:value-type="float">
            <text:p>12147801</text:p>
          </table:table-cell>
          <table:table-cell office:value-type="string" calcext:value-type="string">
            <text:p>https://api.github.com/repos/miklevin/pipulate</text:p>
          </table:table-cell>
          <table:table-cell table:formula="of:=REPLACE([.B2727]; 1; 29; &quot;&quot;)" office:value-type="string" office:string-value="miklevin/pipulate" calcext:value-type="string">
            <text:p>miklevin/pipulate</text:p>
          </table:table-cell>
        </table:table-row>
        <table:table-row table:style-name="ro1">
          <table:table-cell office:value-type="float" office:value="12165942" calcext:value-type="float">
            <text:p>12165942</text:p>
          </table:table-cell>
          <table:table-cell office:value-type="string" calcext:value-type="string">
            <text:p>https://api.github.com/repos/openwsn-berkeley/mercator</text:p>
          </table:table-cell>
          <table:table-cell table:formula="of:=REPLACE([.B2728]; 1; 29; &quot;&quot;)" office:value-type="string" office:string-value="openwsn-berkeley/mercator" calcext:value-type="string">
            <text:p>openwsn-berkeley/mercator</text:p>
          </table:table-cell>
        </table:table-row>
        <table:table-row table:style-name="ro1">
          <table:table-cell office:value-type="float" office:value="12168437" calcext:value-type="float">
            <text:p>12168437</text:p>
          </table:table-cell>
          <table:table-cell office:value-type="string" calcext:value-type="string">
            <text:p>https://api.github.com/repos/pliz/gunfolds</text:p>
          </table:table-cell>
          <table:table-cell table:formula="of:=REPLACE([.B2729]; 1; 29; &quot;&quot;)" office:value-type="string" office:string-value="pliz/gunfolds" calcext:value-type="string">
            <text:p>pliz/gunfolds</text:p>
          </table:table-cell>
        </table:table-row>
        <table:table-row table:style-name="ro1">
          <table:table-cell office:value-type="float" office:value="12172494" calcext:value-type="float">
            <text:p>12172494</text:p>
          </table:table-cell>
          <table:table-cell office:value-type="string" calcext:value-type="string">
            <text:p>https://api.github.com/repos/CumulusNetworks/cumulus-linux-ansible-modules</text:p>
          </table:table-cell>
          <table:table-cell table:formula="of:=REPLACE([.B2730]; 1; 29; &quot;&quot;)" office:value-type="string" office:string-value="CumulusNetworks/cumulus-linux-ansible-modules" calcext:value-type="string">
            <text:p>CumulusNetworks/cumulus-linux-ansible-modules</text:p>
          </table:table-cell>
        </table:table-row>
        <table:table-row table:style-name="ro1">
          <table:table-cell office:value-type="float" office:value="12175300" calcext:value-type="float">
            <text:p>12175300</text:p>
          </table:table-cell>
          <table:table-cell office:value-type="string" calcext:value-type="string">
            <text:p>https://api.github.com/repos/masmu/pulseaudio-dlna</text:p>
          </table:table-cell>
          <table:table-cell table:formula="of:=REPLACE([.B2731]; 1; 29; &quot;&quot;)" office:value-type="string" office:string-value="masmu/pulseaudio-dlna" calcext:value-type="string">
            <text:p>masmu/pulseaudio-dlna</text:p>
          </table:table-cell>
        </table:table-row>
        <table:table-row table:style-name="ro1">
          <table:table-cell office:value-type="float" office:value="12175584" calcext:value-type="float">
            <text:p>12175584</text:p>
          </table:table-cell>
          <table:table-cell office:value-type="string" calcext:value-type="string">
            <text:p>https://api.github.com/repos/meshy/django-conman</text:p>
          </table:table-cell>
          <table:table-cell table:formula="of:=REPLACE([.B2732]; 1; 29; &quot;&quot;)" office:value-type="string" office:string-value="meshy/django-conman" calcext:value-type="string">
            <text:p>meshy/django-conman</text:p>
          </table:table-cell>
        </table:table-row>
        <table:table-row table:style-name="ro1">
          <table:table-cell office:value-type="float" office:value="12176390" calcext:value-type="float">
            <text:p>12176390</text:p>
          </table:table-cell>
          <table:table-cell office:value-type="string" calcext:value-type="string">
            <text:p>https://api.github.com/repos/pixie-lang/pixie</text:p>
          </table:table-cell>
          <table:table-cell table:formula="of:=REPLACE([.B2733]; 1; 29; &quot;&quot;)" office:value-type="string" office:string-value="pixie-lang/pixie" calcext:value-type="string">
            <text:p>pixie-lang/pixie</text:p>
          </table:table-cell>
        </table:table-row>
        <table:table-row table:style-name="ro1">
          <table:table-cell office:value-type="float" office:value="12179552" calcext:value-type="float">
            <text:p>12179552</text:p>
          </table:table-cell>
          <table:table-cell office:value-type="string" calcext:value-type="string">
            <text:p>https://api.github.com/repos/oceanobservatories/mi-instrument</text:p>
          </table:table-cell>
          <table:table-cell table:formula="of:=REPLACE([.B2734]; 1; 29; &quot;&quot;)" office:value-type="string" office:string-value="oceanobservatories/mi-instrument" calcext:value-type="string">
            <text:p>oceanobservatories/mi-instrument</text:p>
          </table:table-cell>
        </table:table-row>
        <table:table-row table:style-name="ro1">
          <table:table-cell office:value-type="float" office:value="12180887" calcext:value-type="float">
            <text:p>12180887</text:p>
          </table:table-cell>
          <table:table-cell office:value-type="string" calcext:value-type="string">
            <text:p>https://api.github.com/repos/geronimp/graftM</text:p>
          </table:table-cell>
          <table:table-cell table:formula="of:=REPLACE([.B2735]; 1; 29; &quot;&quot;)" office:value-type="string" office:string-value="geronimp/graftM" calcext:value-type="string">
            <text:p>geronimp/graftM</text:p>
          </table:table-cell>
        </table:table-row>
        <table:table-row table:style-name="ro1">
          <table:table-cell office:value-type="float" office:value="12189294" calcext:value-type="float">
            <text:p>12189294</text:p>
          </table:table-cell>
          <table:table-cell office:value-type="string" calcext:value-type="string">
            <text:p>https://api.github.com/repos/steinwurf/waf</text:p>
          </table:table-cell>
          <table:table-cell table:formula="of:=REPLACE([.B2736]; 1; 29; &quot;&quot;)" office:value-type="string" office:string-value="steinwurf/waf" calcext:value-type="string">
            <text:p>steinwurf/waf</text:p>
          </table:table-cell>
        </table:table-row>
        <table:table-row table:style-name="ro1">
          <table:table-cell office:value-type="float" office:value="12189685" calcext:value-type="float">
            <text:p>12189685</text:p>
          </table:table-cell>
          <table:table-cell office:value-type="string" calcext:value-type="string">
            <text:p>https://api.github.com/repos/aalto-trafficsense/regular-routes-server</text:p>
          </table:table-cell>
          <table:table-cell table:formula="of:=REPLACE([.B2737]; 1; 29; &quot;&quot;)" office:value-type="string" office:string-value="aalto-trafficsense/regular-routes-server" calcext:value-type="string">
            <text:p>aalto-trafficsense/regular-routes-server</text:p>
          </table:table-cell>
        </table:table-row>
        <table:table-row table:style-name="ro1">
          <table:table-cell office:value-type="float" office:value="12191048" calcext:value-type="float">
            <text:p>12191048</text:p>
          </table:table-cell>
          <table:table-cell office:value-type="string" calcext:value-type="string">
            <text:p>https://api.github.com/repos/NaturalHistoryMuseum/inselect</text:p>
          </table:table-cell>
          <table:table-cell table:formula="of:=REPLACE([.B2738]; 1; 29; &quot;&quot;)" office:value-type="string" office:string-value="NaturalHistoryMuseum/inselect" calcext:value-type="string">
            <text:p>NaturalHistoryMuseum/inselect</text:p>
          </table:table-cell>
        </table:table-row>
        <table:table-row table:style-name="ro1">
          <table:table-cell office:value-type="float" office:value="12191177" calcext:value-type="float">
            <text:p>12191177</text:p>
          </table:table-cell>
          <table:table-cell office:value-type="string" calcext:value-type="string">
            <text:p>https://api.github.com/repos/zolitariuz/gestion</text:p>
          </table:table-cell>
          <table:table-cell table:formula="of:=REPLACE([.B2739]; 1; 29; &quot;&quot;)" office:value-type="string" office:string-value="zolitariuz/gestion" calcext:value-type="string">
            <text:p>zolitariuz/gestion</text:p>
          </table:table-cell>
        </table:table-row>
        <table:table-row table:style-name="ro1">
          <table:table-cell office:value-type="float" office:value="12194234" calcext:value-type="float">
            <text:p>12194234</text:p>
          </table:table-cell>
          <table:table-cell office:value-type="string" calcext:value-type="string">
            <text:p>https://api.github.com/repos/facelessuser/PyMdown</text:p>
          </table:table-cell>
          <table:table-cell table:formula="of:=REPLACE([.B2740]; 1; 29; &quot;&quot;)" office:value-type="string" office:string-value="facelessuser/PyMdown" calcext:value-type="string">
            <text:p>facelessuser/PyMdown</text:p>
          </table:table-cell>
        </table:table-row>
        <table:table-row table:style-name="ro1">
          <table:table-cell office:value-type="float" office:value="12195039" calcext:value-type="float">
            <text:p>12195039</text:p>
          </table:table-cell>
          <table:table-cell office:value-type="string" calcext:value-type="string">
            <text:p>https://api.github.com/repos/sundaymtn/waterline</text:p>
          </table:table-cell>
          <table:table-cell table:formula="of:=REPLACE([.B2741]; 1; 29; &quot;&quot;)" office:value-type="string" office:string-value="sundaymtn/waterline" calcext:value-type="string">
            <text:p>sundaymtn/waterline</text:p>
          </table:table-cell>
        </table:table-row>
        <table:table-row table:style-name="ro1">
          <table:table-cell office:value-type="float" office:value="12195121" calcext:value-type="float">
            <text:p>12195121</text:p>
          </table:table-cell>
          <table:table-cell office:value-type="string" calcext:value-type="string">
            <text:p>https://api.github.com/repos/wrdrd/docs</text:p>
          </table:table-cell>
          <table:table-cell table:formula="of:=REPLACE([.B2742]; 1; 29; &quot;&quot;)" office:value-type="string" office:string-value="wrdrd/docs" calcext:value-type="string">
            <text:p>wrdrd/docs</text:p>
          </table:table-cell>
        </table:table-row>
        <table:table-row table:style-name="ro1">
          <table:table-cell office:value-type="float" office:value="12202440" calcext:value-type="float">
            <text:p>12202440</text:p>
          </table:table-cell>
          <table:table-cell office:value-type="string" calcext:value-type="string">
            <text:p>https://api.github.com/repos/datalad/datalad</text:p>
          </table:table-cell>
          <table:table-cell table:formula="of:=REPLACE([.B2743]; 1; 29; &quot;&quot;)" office:value-type="string" office:string-value="datalad/datalad" calcext:value-type="string">
            <text:p>datalad/datalad</text:p>
          </table:table-cell>
        </table:table-row>
        <table:table-row table:style-name="ro1">
          <table:table-cell office:value-type="float" office:value="12203989" calcext:value-type="float">
            <text:p>12203989</text:p>
          </table:table-cell>
          <table:table-cell office:value-type="string" calcext:value-type="string">
            <text:p>https://api.github.com/repos/grycap/im</text:p>
          </table:table-cell>
          <table:table-cell table:formula="of:=REPLACE([.B2744]; 1; 29; &quot;&quot;)" office:value-type="string" office:string-value="grycap/im" calcext:value-type="string">
            <text:p>grycap/im</text:p>
          </table:table-cell>
        </table:table-row>
        <table:table-row table:style-name="ro1">
          <table:table-cell office:value-type="float" office:value="12204174" calcext:value-type="float">
            <text:p>12204174</text:p>
          </table:table-cell>
          <table:table-cell office:value-type="string" calcext:value-type="string">
            <text:p>https://api.github.com/repos/EmbodiedCognition/cube-experiment</text:p>
          </table:table-cell>
          <table:table-cell table:formula="of:=REPLACE([.B2745]; 1; 29; &quot;&quot;)" office:value-type="string" office:string-value="EmbodiedCognition/cube-experiment" calcext:value-type="string">
            <text:p>EmbodiedCognition/cube-experiment</text:p>
          </table:table-cell>
        </table:table-row>
        <table:table-row table:style-name="ro1">
          <table:table-cell office:value-type="float" office:value="12213124" calcext:value-type="float">
            <text:p>12213124</text:p>
          </table:table-cell>
          <table:table-cell office:value-type="string" calcext:value-type="string">
            <text:p>https://api.github.com/repos/aldryn/aldryn-faq</text:p>
          </table:table-cell>
          <table:table-cell table:formula="of:=REPLACE([.B2746]; 1; 29; &quot;&quot;)" office:value-type="string" office:string-value="aldryn/aldryn-faq" calcext:value-type="string">
            <text:p>aldryn/aldryn-faq</text:p>
          </table:table-cell>
        </table:table-row>
        <table:table-row table:style-name="ro1">
          <table:table-cell office:value-type="float" office:value="12215371" calcext:value-type="float">
            <text:p>12215371</text:p>
          </table:table-cell>
          <table:table-cell office:value-type="string" calcext:value-type="string">
            <text:p>https://api.github.com/repos/nabla-c0d3/sslyze</text:p>
          </table:table-cell>
          <table:table-cell table:formula="of:=REPLACE([.B2747]; 1; 29; &quot;&quot;)" office:value-type="string" office:string-value="nabla-c0d3/sslyze" calcext:value-type="string">
            <text:p>nabla-c0d3/sslyze</text:p>
          </table:table-cell>
        </table:table-row>
        <table:table-row table:style-name="ro1">
          <table:table-cell office:value-type="float" office:value="12217630" calcext:value-type="float">
            <text:p>12217630</text:p>
          </table:table-cell>
          <table:table-cell office:value-type="string" calcext:value-type="string">
            <text:p>https://api.github.com/repos/epinna/weevely3</text:p>
          </table:table-cell>
          <table:table-cell table:formula="of:=REPLACE([.B2748]; 1; 29; &quot;&quot;)" office:value-type="string" office:string-value="epinna/weevely3" calcext:value-type="string">
            <text:p>epinna/weevely3</text:p>
          </table:table-cell>
        </table:table-row>
        <table:table-row table:style-name="ro1">
          <table:table-cell office:value-type="float" office:value="12219102" calcext:value-type="float">
            <text:p>12219102</text:p>
          </table:table-cell>
          <table:table-cell office:value-type="string" calcext:value-type="string">
            <text:p>https://api.github.com/repos/ros-infrastructure/ros_buildfarm</text:p>
          </table:table-cell>
          <table:table-cell table:formula="of:=REPLACE([.B2749]; 1; 29; &quot;&quot;)" office:value-type="string" office:string-value="ros-infrastructure/ros_buildfarm" calcext:value-type="string">
            <text:p>ros-infrastructure/ros_buildfarm</text:p>
          </table:table-cell>
        </table:table-row>
        <table:table-row table:style-name="ro1">
          <table:table-cell office:value-type="float" office:value="12227465" calcext:value-type="float">
            <text:p>12227465</text:p>
          </table:table-cell>
          <table:table-cell office:value-type="string" calcext:value-type="string">
            <text:p>https://api.github.com/repos/openstack/kolla</text:p>
          </table:table-cell>
          <table:table-cell table:formula="of:=REPLACE([.B2750]; 1; 29; &quot;&quot;)" office:value-type="string" office:string-value="openstack/kolla" calcext:value-type="string">
            <text:p>openstack/kolla</text:p>
          </table:table-cell>
        </table:table-row>
        <table:table-row table:style-name="ro1">
          <table:table-cell office:value-type="float" office:value="12231395" calcext:value-type="float">
            <text:p>12231395</text:p>
          </table:table-cell>
          <table:table-cell office:value-type="string" calcext:value-type="string">
            <text:p>https://api.github.com/repos/mapzen/tilequeue</text:p>
          </table:table-cell>
          <table:table-cell table:formula="of:=REPLACE([.B2751]; 1; 29; &quot;&quot;)" office:value-type="string" office:string-value="mapzen/tilequeue" calcext:value-type="string">
            <text:p>mapzen/tilequeue</text:p>
          </table:table-cell>
        </table:table-row>
        <table:table-row table:style-name="ro1">
          <table:table-cell office:value-type="float" office:value="12231482" calcext:value-type="float">
            <text:p>12231482</text:p>
          </table:table-cell>
          <table:table-cell office:value-type="string" calcext:value-type="string">
            <text:p>https://api.github.com/repos/labordus/aquaf</text:p>
          </table:table-cell>
          <table:table-cell table:formula="of:=REPLACE([.B2752]; 1; 29; &quot;&quot;)" office:value-type="string" office:string-value="labordus/aquaf" calcext:value-type="string">
            <text:p>labordus/aquaf</text:p>
          </table:table-cell>
        </table:table-row>
        <table:table-row table:style-name="ro1">
          <table:table-cell office:value-type="float" office:value="12231916" calcext:value-type="float">
            <text:p>12231916</text:p>
          </table:table-cell>
          <table:table-cell office:value-type="string" calcext:value-type="string">
            <text:p>https://api.github.com/repos/PrincetonUniversity/seisflows</text:p>
          </table:table-cell>
          <table:table-cell table:formula="of:=REPLACE([.B2753]; 1; 29; &quot;&quot;)" office:value-type="string" office:string-value="PrincetonUniversity/seisflows" calcext:value-type="string">
            <text:p>PrincetonUniversity/seisflows</text:p>
          </table:table-cell>
        </table:table-row>
        <table:table-row table:style-name="ro1">
          <table:table-cell office:value-type="float" office:value="12245965" calcext:value-type="float">
            <text:p>12245965</text:p>
          </table:table-cell>
          <table:table-cell office:value-type="string" calcext:value-type="string">
            <text:p>https://api.github.com/repos/ARMmbed/yotta</text:p>
          </table:table-cell>
          <table:table-cell table:formula="of:=REPLACE([.B2754]; 1; 29; &quot;&quot;)" office:value-type="string" office:string-value="ARMmbed/yotta" calcext:value-type="string">
            <text:p>ARMmbed/yotta</text:p>
          </table:table-cell>
        </table:table-row>
        <table:table-row table:style-name="ro1">
          <table:table-cell office:value-type="float" office:value="12253059" calcext:value-type="float">
            <text:p>12253059</text:p>
          </table:table-cell>
          <table:table-cell office:value-type="string" calcext:value-type="string">
            <text:p>https://api.github.com/repos/andrewpaulreeves/soapy</text:p>
          </table:table-cell>
          <table:table-cell table:formula="of:=REPLACE([.B2755]; 1; 29; &quot;&quot;)" office:value-type="string" office:string-value="andrewpaulreeves/soapy" calcext:value-type="string">
            <text:p>andrewpaulreeves/soapy</text:p>
          </table:table-cell>
        </table:table-row>
        <table:table-row table:style-name="ro1">
          <table:table-cell office:value-type="float" office:value="12253424" calcext:value-type="float">
            <text:p>12253424</text:p>
          </table:table-cell>
          <table:table-cell office:value-type="string" calcext:value-type="string">
            <text:p>https://api.github.com/repos/GISAElkartea/amv2</text:p>
          </table:table-cell>
          <table:table-cell table:formula="of:=REPLACE([.B2756]; 1; 29; &quot;&quot;)" office:value-type="string" office:string-value="GISAElkartea/amv2" calcext:value-type="string">
            <text:p>GISAElkartea/amv2</text:p>
          </table:table-cell>
        </table:table-row>
        <table:table-row table:style-name="ro1">
          <table:table-cell office:value-type="float" office:value="12257652" calcext:value-type="float">
            <text:p>12257652</text:p>
          </table:table-cell>
          <table:table-cell office:value-type="string" calcext:value-type="string">
            <text:p>https://api.github.com/repos/CLVsol/odoo_addons</text:p>
          </table:table-cell>
          <table:table-cell table:formula="of:=REPLACE([.B2757]; 1; 29; &quot;&quot;)" office:value-type="string" office:string-value="CLVsol/odoo_addons" calcext:value-type="string">
            <text:p>CLVsol/odoo_addons</text:p>
          </table:table-cell>
        </table:table-row>
        <table:table-row table:style-name="ro1">
          <table:table-cell office:value-type="float" office:value="12268490" calcext:value-type="float">
            <text:p>12268490</text:p>
          </table:table-cell>
          <table:table-cell office:value-type="string" calcext:value-type="string">
            <text:p>https://api.github.com/repos/jrouly/trajectory</text:p>
          </table:table-cell>
          <table:table-cell table:formula="of:=REPLACE([.B2758]; 1; 29; &quot;&quot;)" office:value-type="string" office:string-value="jrouly/trajectory" calcext:value-type="string">
            <text:p>jrouly/trajectory</text:p>
          </table:table-cell>
        </table:table-row>
        <table:table-row table:style-name="ro1">
          <table:table-cell office:value-type="float" office:value="12270972" calcext:value-type="float">
            <text:p>12270972</text:p>
          </table:table-cell>
          <table:table-cell office:value-type="string" calcext:value-type="string">
            <text:p>https://api.github.com/repos/COCS4950G7/COSC4950</text:p>
          </table:table-cell>
          <table:table-cell table:formula="of:=REPLACE([.B2759]; 1; 29; &quot;&quot;)" office:value-type="string" office:string-value="COCS4950G7/COSC4950" calcext:value-type="string">
            <text:p>COCS4950G7/COSC4950</text:p>
          </table:table-cell>
        </table:table-row>
        <table:table-row table:style-name="ro1">
          <table:table-cell office:value-type="float" office:value="12274410" calcext:value-type="float">
            <text:p>12274410</text:p>
          </table:table-cell>
          <table:table-cell office:value-type="string" calcext:value-type="string">
            <text:p>https://api.github.com/repos/servo/saltfs</text:p>
          </table:table-cell>
          <table:table-cell table:formula="of:=REPLACE([.B2760]; 1; 29; &quot;&quot;)" office:value-type="string" office:string-value="servo/saltfs" calcext:value-type="string">
            <text:p>servo/saltfs</text:p>
          </table:table-cell>
        </table:table-row>
        <table:table-row table:style-name="ro1">
          <table:table-cell office:value-type="float" office:value="12293096" calcext:value-type="float">
            <text:p>12293096</text:p>
          </table:table-cell>
          <table:table-cell office:value-type="string" calcext:value-type="string">
            <text:p>https://api.github.com/repos/Yubico/developers.yubico.com</text:p>
          </table:table-cell>
          <table:table-cell table:formula="of:=REPLACE([.B2761]; 1; 29; &quot;&quot;)" office:value-type="string" office:string-value="Yubico/developers.yubico.com" calcext:value-type="string">
            <text:p>Yubico/developers.yubico.com</text:p>
          </table:table-cell>
        </table:table-row>
        <table:table-row table:style-name="ro1">
          <table:table-cell office:value-type="float" office:value="12294126" calcext:value-type="float">
            <text:p>12294126</text:p>
          </table:table-cell>
          <table:table-cell office:value-type="string" calcext:value-type="string">
            <text:p>https://api.github.com/repos/ICGC-TCGA-PanCancer/pancancer-sandbox</text:p>
          </table:table-cell>
          <table:table-cell table:formula="of:=REPLACE([.B2762]; 1; 29; &quot;&quot;)" office:value-type="string" office:string-value="ICGC-TCGA-PanCancer/pancancer-sandbox" calcext:value-type="string">
            <text:p>ICGC-TCGA-PanCancer/pancancer-sandbox</text:p>
          </table:table-cell>
        </table:table-row>
        <table:table-row table:style-name="ro1">
          <table:table-cell office:value-type="float" office:value="12295530" calcext:value-type="float">
            <text:p>12295530</text:p>
          </table:table-cell>
          <table:table-cell office:value-type="string" calcext:value-type="string">
            <text:p>https://api.github.com/repos/kwikteam/phy</text:p>
          </table:table-cell>
          <table:table-cell table:formula="of:=REPLACE([.B2763]; 1; 29; &quot;&quot;)" office:value-type="string" office:string-value="kwikteam/phy" calcext:value-type="string">
            <text:p>kwikteam/phy</text:p>
          </table:table-cell>
        </table:table-row>
        <table:table-row table:style-name="ro1">
          <table:table-cell office:value-type="float" office:value="12295836" calcext:value-type="float">
            <text:p>12295836</text:p>
          </table:table-cell>
          <table:table-cell office:value-type="string" calcext:value-type="string">
            <text:p>https://api.github.com/repos/topogram/topogram</text:p>
          </table:table-cell>
          <table:table-cell table:formula="of:=REPLACE([.B2764]; 1; 29; &quot;&quot;)" office:value-type="string" office:string-value="topogram/topogram" calcext:value-type="string">
            <text:p>topogram/topogram</text:p>
          </table:table-cell>
        </table:table-row>
        <table:table-row table:style-name="ro1">
          <table:table-cell office:value-type="float" office:value="12296536" calcext:value-type="float">
            <text:p>12296536</text:p>
          </table:table-cell>
          <table:table-cell office:value-type="string" calcext:value-type="string">
            <text:p>https://api.github.com/repos/rocky/python2-trepan</text:p>
          </table:table-cell>
          <table:table-cell table:formula="of:=REPLACE([.B2765]; 1; 29; &quot;&quot;)" office:value-type="string" office:string-value="rocky/python2-trepan" calcext:value-type="string">
            <text:p>rocky/python2-trepan</text:p>
          </table:table-cell>
        </table:table-row>
        <table:table-row table:style-name="ro1">
          <table:table-cell office:value-type="float" office:value="12297054" calcext:value-type="float">
            <text:p>12297054</text:p>
          </table:table-cell>
          <table:table-cell office:value-type="string" calcext:value-type="string">
            <text:p>https://api.github.com/repos/MPTCP-smartphone-thesis/uitests</text:p>
          </table:table-cell>
          <table:table-cell table:formula="of:=REPLACE([.B2766]; 1; 29; &quot;&quot;)" office:value-type="string" office:string-value="MPTCP-smartphone-thesis/uitests" calcext:value-type="string">
            <text:p>MPTCP-smartphone-thesis/uitests</text:p>
          </table:table-cell>
        </table:table-row>
        <table:table-row table:style-name="ro1">
          <table:table-cell office:value-type="float" office:value="12297912" calcext:value-type="float">
            <text:p>12297912</text:p>
          </table:table-cell>
          <table:table-cell office:value-type="string" calcext:value-type="string">
            <text:p>https://api.github.com/repos/evilkost/copr</text:p>
          </table:table-cell>
          <table:table-cell table:formula="of:=REPLACE([.B2767]; 1; 29; &quot;&quot;)" office:value-type="string" office:string-value="evilkost/copr" calcext:value-type="string">
            <text:p>evilkost/copr</text:p>
          </table:table-cell>
        </table:table-row>
        <table:table-row table:style-name="ro1">
          <table:table-cell office:value-type="float" office:value="12298212" calcext:value-type="float">
            <text:p>12298212</text:p>
          </table:table-cell>
          <table:table-cell office:value-type="string" calcext:value-type="string">
            <text:p>https://api.github.com/repos/lsst/obs_subaru</text:p>
          </table:table-cell>
          <table:table-cell table:formula="of:=REPLACE([.B2768]; 1; 29; &quot;&quot;)" office:value-type="string" office:string-value="lsst/obs_subaru" calcext:value-type="string">
            <text:p>lsst/obs_subaru</text:p>
          </table:table-cell>
        </table:table-row>
        <table:table-row table:style-name="ro1">
          <table:table-cell office:value-type="float" office:value="12302340" calcext:value-type="float">
            <text:p>12302340</text:p>
          </table:table-cell>
          <table:table-cell office:value-type="string" calcext:value-type="string">
            <text:p>https://api.github.com/repos/satnet-project/server</text:p>
          </table:table-cell>
          <table:table-cell table:formula="of:=REPLACE([.B2769]; 1; 29; &quot;&quot;)" office:value-type="string" office:string-value="satnet-project/server" calcext:value-type="string">
            <text:p>satnet-project/server</text:p>
          </table:table-cell>
        </table:table-row>
        <table:table-row table:style-name="ro1">
          <table:table-cell office:value-type="float" office:value="12307727" calcext:value-type="float">
            <text:p>12307727</text:p>
          </table:table-cell>
          <table:table-cell office:value-type="string" calcext:value-type="string">
            <text:p>https://api.github.com/repos/jakesyl/QOTD</text:p>
          </table:table-cell>
          <table:table-cell table:formula="of:=REPLACE([.B2770]; 1; 29; &quot;&quot;)" office:value-type="string" office:string-value="jakesyl/QOTD" calcext:value-type="string">
            <text:p>jakesyl/QOTD</text:p>
          </table:table-cell>
        </table:table-row>
        <table:table-row table:style-name="ro1">
          <table:table-cell office:value-type="float" office:value="12311563" calcext:value-type="float">
            <text:p>12311563</text:p>
          </table:table-cell>
          <table:table-cell office:value-type="string" calcext:value-type="string">
            <text:p>https://api.github.com/repos/bird-house/malleefowl</text:p>
          </table:table-cell>
          <table:table-cell table:formula="of:=REPLACE([.B2771]; 1; 29; &quot;&quot;)" office:value-type="string" office:string-value="bird-house/malleefowl" calcext:value-type="string">
            <text:p>bird-house/malleefowl</text:p>
          </table:table-cell>
        </table:table-row>
        <table:table-row table:style-name="ro1">
          <table:table-cell office:value-type="float" office:value="12326112" calcext:value-type="float">
            <text:p>12326112</text:p>
          </table:table-cell>
          <table:table-cell office:value-type="string" calcext:value-type="string">
            <text:p>https://api.github.com/repos/bird-house/pyramid-phoenix</text:p>
          </table:table-cell>
          <table:table-cell table:formula="of:=REPLACE([.B2772]; 1; 29; &quot;&quot;)" office:value-type="string" office:string-value="bird-house/pyramid-phoenix" calcext:value-type="string">
            <text:p>bird-house/pyramid-phoenix</text:p>
          </table:table-cell>
        </table:table-row>
        <table:table-row table:style-name="ro1">
          <table:table-cell office:value-type="float" office:value="12355857" calcext:value-type="float">
            <text:p>12355857</text:p>
          </table:table-cell>
          <table:table-cell office:value-type="string" calcext:value-type="string">
            <text:p>https://api.github.com/repos/NYULibraries/aco-karms</text:p>
          </table:table-cell>
          <table:table-cell table:formula="of:=REPLACE([.B2773]; 1; 29; &quot;&quot;)" office:value-type="string" office:string-value="NYULibraries/aco-karms" calcext:value-type="string">
            <text:p>NYULibraries/aco-karms</text:p>
          </table:table-cell>
        </table:table-row>
        <table:table-row table:style-name="ro1">
          <table:table-cell office:value-type="float" office:value="12358466" calcext:value-type="float">
            <text:p>12358466</text:p>
          </table:table-cell>
          <table:table-cell office:value-type="string" calcext:value-type="string">
            <text:p>https://api.github.com/repos/neilmunday/pes</text:p>
          </table:table-cell>
          <table:table-cell table:formula="of:=REPLACE([.B2774]; 1; 29; &quot;&quot;)" office:value-type="string" office:string-value="neilmunday/pes" calcext:value-type="string">
            <text:p>neilmunday/pes</text:p>
          </table:table-cell>
        </table:table-row>
        <table:table-row table:style-name="ro1">
          <table:table-cell office:value-type="float" office:value="12365115" calcext:value-type="float">
            <text:p>12365115</text:p>
          </table:table-cell>
          <table:table-cell office:value-type="string" calcext:value-type="string">
            <text:p>https://api.github.com/repos/dissemin/dissemin</text:p>
          </table:table-cell>
          <table:table-cell table:formula="of:=REPLACE([.B2775]; 1; 29; &quot;&quot;)" office:value-type="string" office:string-value="dissemin/dissemin" calcext:value-type="string">
            <text:p>dissemin/dissemin</text:p>
          </table:table-cell>
        </table:table-row>
        <table:table-row table:style-name="ro1">
          <table:table-cell office:value-type="float" office:value="12365328" calcext:value-type="float">
            <text:p>12365328</text:p>
          </table:table-cell>
          <table:table-cell office:value-type="string" calcext:value-type="string">
            <text:p>https://api.github.com/repos/brainysmurf/igbisportal</text:p>
          </table:table-cell>
          <table:table-cell table:formula="of:=REPLACE([.B2776]; 1; 29; &quot;&quot;)" office:value-type="string" office:string-value="brainysmurf/igbisportal" calcext:value-type="string">
            <text:p>brainysmurf/igbisportal</text:p>
          </table:table-cell>
        </table:table-row>
        <table:table-row table:style-name="ro1">
          <table:table-cell office:value-type="float" office:value="12365740" calcext:value-type="float">
            <text:p>12365740</text:p>
          </table:table-cell>
          <table:table-cell office:value-type="string" calcext:value-type="string">
            <text:p>https://api.github.com/repos/Tomnl/HARP</text:p>
          </table:table-cell>
          <table:table-cell table:formula="of:=REPLACE([.B2777]; 1; 29; &quot;&quot;)" office:value-type="string" office:string-value="Tomnl/HARP" calcext:value-type="string">
            <text:p>Tomnl/HARP</text:p>
          </table:table-cell>
        </table:table-row>
        <table:table-row table:style-name="ro1">
          <table:table-cell office:value-type="float" office:value="12369495" calcext:value-type="float">
            <text:p>12369495</text:p>
          </table:table-cell>
          <table:table-cell office:value-type="string" calcext:value-type="string">
            <text:p>https://api.github.com/repos/mila-udem/blocks</text:p>
          </table:table-cell>
          <table:table-cell table:formula="of:=REPLACE([.B2778]; 1; 29; &quot;&quot;)" office:value-type="string" office:string-value="mila-udem/blocks" calcext:value-type="string">
            <text:p>mila-udem/blocks</text:p>
          </table:table-cell>
        </table:table-row>
        <table:table-row table:style-name="ro1">
          <table:table-cell office:value-type="float" office:value="12378256" calcext:value-type="float">
            <text:p>12378256</text:p>
          </table:table-cell>
          <table:table-cell office:value-type="string" calcext:value-type="string">
            <text:p>https://api.github.com/repos/geodynamics/burnman</text:p>
          </table:table-cell>
          <table:table-cell table:formula="of:=REPLACE([.B2779]; 1; 29; &quot;&quot;)" office:value-type="string" office:string-value="geodynamics/burnman" calcext:value-type="string">
            <text:p>geodynamics/burnman</text:p>
          </table:table-cell>
        </table:table-row>
        <table:table-row table:style-name="ro1">
          <table:table-cell office:value-type="float" office:value="12381702" calcext:value-type="float">
            <text:p>12381702</text:p>
          </table:table-cell>
          <table:table-cell office:value-type="string" calcext:value-type="string">
            <text:p>https://api.github.com/repos/maartenbreddels/vaex</text:p>
          </table:table-cell>
          <table:table-cell table:formula="of:=REPLACE([.B2780]; 1; 29; &quot;&quot;)" office:value-type="string" office:string-value="maartenbreddels/vaex" calcext:value-type="string">
            <text:p>maartenbreddels/vaex</text:p>
          </table:table-cell>
        </table:table-row>
        <table:table-row table:style-name="ro1">
          <table:table-cell office:value-type="float" office:value="12384531" calcext:value-type="float">
            <text:p>12384531</text:p>
          </table:table-cell>
          <table:table-cell office:value-type="string" calcext:value-type="string">
            <text:p>https://api.github.com/repos/broadinstitute/viral-ngs</text:p>
          </table:table-cell>
          <table:table-cell table:formula="of:=REPLACE([.B2781]; 1; 29; &quot;&quot;)" office:value-type="string" office:string-value="broadinstitute/viral-ngs" calcext:value-type="string">
            <text:p>broadinstitute/viral-ngs</text:p>
          </table:table-cell>
        </table:table-row>
        <table:table-row table:style-name="ro1">
          <table:table-cell office:value-type="float" office:value="12385289" calcext:value-type="float">
            <text:p>12385289</text:p>
          </table:table-cell>
          <table:table-cell office:value-type="string" calcext:value-type="string">
            <text:p>https://api.github.com/repos/PabloCastellano/libreborme</text:p>
          </table:table-cell>
          <table:table-cell table:formula="of:=REPLACE([.B2782]; 1; 29; &quot;&quot;)" office:value-type="string" office:string-value="PabloCastellano/libreborme" calcext:value-type="string">
            <text:p>PabloCastellano/libreborme</text:p>
          </table:table-cell>
        </table:table-row>
        <table:table-row table:style-name="ro1">
          <table:table-cell office:value-type="float" office:value="12387533" calcext:value-type="float">
            <text:p>12387533</text:p>
          </table:table-cell>
          <table:table-cell office:value-type="string" calcext:value-type="string">
            <text:p>https://api.github.com/repos/dretax/Python-Plugins</text:p>
          </table:table-cell>
          <table:table-cell table:formula="of:=REPLACE([.B2783]; 1; 29; &quot;&quot;)" office:value-type="string" office:string-value="dretax/Python-Plugins" calcext:value-type="string">
            <text:p>dretax/Python-Plugins</text:p>
          </table:table-cell>
        </table:table-row>
        <table:table-row table:style-name="ro1">
          <table:table-cell office:value-type="float" office:value="12395160" calcext:value-type="float">
            <text:p>12395160</text:p>
          </table:table-cell>
          <table:table-cell office:value-type="string" calcext:value-type="string">
            <text:p>https://api.github.com/repos/Bumpybox/pyblish-bumpybox</text:p>
          </table:table-cell>
          <table:table-cell table:formula="of:=REPLACE([.B2784]; 1; 29; &quot;&quot;)" office:value-type="string" office:string-value="Bumpybox/pyblish-bumpybox" calcext:value-type="string">
            <text:p>Bumpybox/pyblish-bumpybox</text:p>
          </table:table-cell>
        </table:table-row>
        <table:table-row table:style-name="ro1">
          <table:table-cell office:value-type="float" office:value="12403183" calcext:value-type="float">
            <text:p>12403183</text:p>
          </table:table-cell>
          <table:table-cell office:value-type="string" calcext:value-type="string">
            <text:p>https://api.github.com/repos/DarkStarSword/3d-fixes</text:p>
          </table:table-cell>
          <table:table-cell table:formula="of:=REPLACE([.B2785]; 1; 29; &quot;&quot;)" office:value-type="string" office:string-value="DarkStarSword/3d-fixes" calcext:value-type="string">
            <text:p>DarkStarSword/3d-fixes</text:p>
          </table:table-cell>
        </table:table-row>
        <table:table-row table:style-name="ro1">
          <table:table-cell office:value-type="float" office:value="12404716" calcext:value-type="float">
            <text:p>12404716</text:p>
          </table:table-cell>
          <table:table-cell office:value-type="string" calcext:value-type="string">
            <text:p>https://api.github.com/repos/trentino-sistemi/l4s</text:p>
          </table:table-cell>
          <table:table-cell table:formula="of:=REPLACE([.B2786]; 1; 29; &quot;&quot;)" office:value-type="string" office:string-value="trentino-sistemi/l4s" calcext:value-type="string">
            <text:p>trentino-sistemi/l4s</text:p>
          </table:table-cell>
        </table:table-row>
        <table:table-row table:style-name="ro1">
          <table:table-cell office:value-type="float" office:value="12409219" calcext:value-type="float">
            <text:p>12409219</text:p>
          </table:table-cell>
          <table:table-cell office:value-type="string" calcext:value-type="string">
            <text:p>https://api.github.com/repos/Eficent/eficent-odoo-addons</text:p>
          </table:table-cell>
          <table:table-cell table:formula="of:=REPLACE([.B2787]; 1; 29; &quot;&quot;)" office:value-type="string" office:string-value="Eficent/eficent-odoo-addons" calcext:value-type="string">
            <text:p>Eficent/eficent-odoo-addons</text:p>
          </table:table-cell>
        </table:table-row>
        <table:table-row table:style-name="ro1">
          <table:table-cell office:value-type="float" office:value="12415725" calcext:value-type="float">
            <text:p>12415725</text:p>
          </table:table-cell>
          <table:table-cell office:value-type="string" calcext:value-type="string">
            <text:p>https://api.github.com/repos/centrofermi/e3pipe</text:p>
          </table:table-cell>
          <table:table-cell table:formula="of:=REPLACE([.B2788]; 1; 29; &quot;&quot;)" office:value-type="string" office:string-value="centrofermi/e3pipe" calcext:value-type="string">
            <text:p>centrofermi/e3pipe</text:p>
          </table:table-cell>
        </table:table-row>
        <table:table-row table:style-name="ro1">
          <table:table-cell office:value-type="float" office:value="12417071" calcext:value-type="float">
            <text:p>12417071</text:p>
          </table:table-cell>
          <table:table-cell office:value-type="string" calcext:value-type="string">
            <text:p>https://api.github.com/repos/nathants/py-util</text:p>
          </table:table-cell>
          <table:table-cell table:formula="of:=REPLACE([.B2789]; 1; 29; &quot;&quot;)" office:value-type="string" office:string-value="nathants/py-util" calcext:value-type="string">
            <text:p>nathants/py-util</text:p>
          </table:table-cell>
        </table:table-row>
        <table:table-row table:style-name="ro1">
          <table:table-cell office:value-type="float" office:value="12418720" calcext:value-type="float">
            <text:p>12418720</text:p>
          </table:table-cell>
          <table:table-cell office:value-type="string" calcext:value-type="string">
            <text:p>https://api.github.com/repos/rajesh241/libtech</text:p>
          </table:table-cell>
          <table:table-cell table:formula="of:=REPLACE([.B2790]; 1; 29; &quot;&quot;)" office:value-type="string" office:string-value="rajesh241/libtech" calcext:value-type="string">
            <text:p>rajesh241/libtech</text:p>
          </table:table-cell>
        </table:table-row>
        <table:table-row table:style-name="ro1">
          <table:table-cell office:value-type="float" office:value="12420907" calcext:value-type="float">
            <text:p>12420907</text:p>
          </table:table-cell>
          <table:table-cell office:value-type="string" calcext:value-type="string">
            <text:p>https://api.github.com/repos/tamasgal/km3pipe</text:p>
          </table:table-cell>
          <table:table-cell table:formula="of:=REPLACE([.B2791]; 1; 29; &quot;&quot;)" office:value-type="string" office:string-value="tamasgal/km3pipe" calcext:value-type="string">
            <text:p>tamasgal/km3pipe</text:p>
          </table:table-cell>
        </table:table-row>
        <table:table-row table:style-name="ro1">
          <table:table-cell office:value-type="float" office:value="12441523" calcext:value-type="float">
            <text:p>12441523</text:p>
          </table:table-cell>
          <table:table-cell office:value-type="string" calcext:value-type="string">
            <text:p>https://api.github.com/repos/umich-brcf-bioinf/Jacquard</text:p>
          </table:table-cell>
          <table:table-cell table:formula="of:=REPLACE([.B2792]; 1; 29; &quot;&quot;)" office:value-type="string" office:string-value="umich-brcf-bioinf/Jacquard" calcext:value-type="string">
            <text:p>umich-brcf-bioinf/Jacquard</text:p>
          </table:table-cell>
        </table:table-row>
        <table:table-row table:style-name="ro1">
          <table:table-cell office:value-type="float" office:value="12444053" calcext:value-type="float">
            <text:p>12444053</text:p>
          </table:table-cell>
          <table:table-cell office:value-type="string" calcext:value-type="string">
            <text:p>https://api.github.com/repos/neuromat/nes</text:p>
          </table:table-cell>
          <table:table-cell table:formula="of:=REPLACE([.B2793]; 1; 29; &quot;&quot;)" office:value-type="string" office:string-value="neuromat/nes" calcext:value-type="string">
            <text:p>neuromat/nes</text:p>
          </table:table-cell>
        </table:table-row>
        <table:table-row table:style-name="ro1">
          <table:table-cell office:value-type="float" office:value="12450683" calcext:value-type="float">
            <text:p>12450683</text:p>
          </table:table-cell>
          <table:table-cell office:value-type="string" calcext:value-type="string">
            <text:p>https://api.github.com/repos/NSLS-II/metadatastore</text:p>
          </table:table-cell>
          <table:table-cell table:formula="of:=REPLACE([.B2794]; 1; 29; &quot;&quot;)" office:value-type="string" office:string-value="NSLS-II/metadatastore" calcext:value-type="string">
            <text:p>NSLS-II/metadatastore</text:p>
          </table:table-cell>
        </table:table-row>
        <table:table-row table:style-name="ro1">
          <table:table-cell office:value-type="float" office:value="12453362" calcext:value-type="float">
            <text:p>12453362</text:p>
          </table:table-cell>
          <table:table-cell office:value-type="string" calcext:value-type="string">
            <text:p>https://api.github.com/repos/0--key/lib</text:p>
          </table:table-cell>
          <table:table-cell table:formula="of:=REPLACE([.B2795]; 1; 29; &quot;&quot;)" office:value-type="string" office:string-value="0--key/lib" calcext:value-type="string">
            <text:p>0--key/lib</text:p>
          </table:table-cell>
        </table:table-row>
        <table:table-row table:style-name="ro1">
          <table:table-cell office:value-type="float" office:value="12455353" calcext:value-type="float">
            <text:p>12455353</text:p>
          </table:table-cell>
          <table:table-cell office:value-type="string" calcext:value-type="string">
            <text:p>https://api.github.com/repos/potatolondon/djangae</text:p>
          </table:table-cell>
          <table:table-cell table:formula="of:=REPLACE([.B2796]; 1; 29; &quot;&quot;)" office:value-type="string" office:string-value="potatolondon/djangae" calcext:value-type="string">
            <text:p>potatolondon/djangae</text:p>
          </table:table-cell>
        </table:table-row>
        <table:table-row table:style-name="ro1">
          <table:table-cell office:value-type="float" office:value="12456414" calcext:value-type="float">
            <text:p>12456414</text:p>
          </table:table-cell>
          <table:table-cell office:value-type="string" calcext:value-type="string">
            <text:p>https://api.github.com/repos/emory-libraries/TheKeep</text:p>
          </table:table-cell>
          <table:table-cell table:formula="of:=REPLACE([.B2797]; 1; 29; &quot;&quot;)" office:value-type="string" office:string-value="emory-libraries/TheKeep" calcext:value-type="string">
            <text:p>emory-libraries/TheKeep</text:p>
          </table:table-cell>
        </table:table-row>
        <table:table-row table:style-name="ro1">
          <table:table-cell office:value-type="float" office:value="12460898" calcext:value-type="float">
            <text:p>12460898</text:p>
          </table:table-cell>
          <table:table-cell office:value-type="string" calcext:value-type="string">
            <text:p>https://api.github.com/repos/cellnopt/cellnopt</text:p>
          </table:table-cell>
          <table:table-cell table:formula="of:=REPLACE([.B2798]; 1; 29; &quot;&quot;)" office:value-type="string" office:string-value="cellnopt/cellnopt" calcext:value-type="string">
            <text:p>cellnopt/cellnopt</text:p>
          </table:table-cell>
        </table:table-row>
        <table:table-row table:style-name="ro1">
          <table:table-cell office:value-type="float" office:value="12467480" calcext:value-type="float">
            <text:p>12467480</text:p>
          </table:table-cell>
          <table:table-cell office:value-type="string" calcext:value-type="string">
            <text:p>https://api.github.com/repos/azavea/nyc-trees</text:p>
          </table:table-cell>
          <table:table-cell table:formula="of:=REPLACE([.B2799]; 1; 29; &quot;&quot;)" office:value-type="string" office:string-value="azavea/nyc-trees" calcext:value-type="string">
            <text:p>azavea/nyc-trees</text:p>
          </table:table-cell>
        </table:table-row>
        <table:table-row table:style-name="ro1">
          <table:table-cell office:value-type="float" office:value="12468040" calcext:value-type="float">
            <text:p>12468040</text:p>
          </table:table-cell>
          <table:table-cell office:value-type="string" calcext:value-type="string">
            <text:p>https://api.github.com/repos/galaxyproject/tools-iuc</text:p>
          </table:table-cell>
          <table:table-cell table:formula="of:=REPLACE([.B2800]; 1; 29; &quot;&quot;)" office:value-type="string" office:string-value="galaxyproject/tools-iuc" calcext:value-type="string">
            <text:p>galaxyproject/tools-iuc</text:p>
          </table:table-cell>
        </table:table-row>
        <table:table-row table:style-name="ro1">
          <table:table-cell office:value-type="float" office:value="12468753" calcext:value-type="float">
            <text:p>12468753</text:p>
          </table:table-cell>
          <table:table-cell office:value-type="string" calcext:value-type="string">
            <text:p>https://api.github.com/repos/kodi-czsk/repository</text:p>
          </table:table-cell>
          <table:table-cell table:formula="of:=REPLACE([.B2801]; 1; 29; &quot;&quot;)" office:value-type="string" office:string-value="kodi-czsk/repository" calcext:value-type="string">
            <text:p>kodi-czsk/repository</text:p>
          </table:table-cell>
        </table:table-row>
        <table:table-row table:style-name="ro1">
          <table:table-cell office:value-type="float" office:value="12470032" calcext:value-type="float">
            <text:p>12470032</text:p>
          </table:table-cell>
          <table:table-cell office:value-type="string" calcext:value-type="string">
            <text:p>https://api.github.com/repos/R4stl1n/allianceauth</text:p>
          </table:table-cell>
          <table:table-cell table:formula="of:=REPLACE([.B2802]; 1; 29; &quot;&quot;)" office:value-type="string" office:string-value="R4stl1n/allianceauth" calcext:value-type="string">
            <text:p>R4stl1n/allianceauth</text:p>
          </table:table-cell>
        </table:table-row>
        <table:table-row table:style-name="ro1">
          <table:table-cell office:value-type="float" office:value="12474216" calcext:value-type="float">
            <text:p>12474216</text:p>
          </table:table-cell>
          <table:table-cell office:value-type="string" calcext:value-type="string">
            <text:p>https://api.github.com/repos/equitania/odoo-addons</text:p>
          </table:table-cell>
          <table:table-cell table:formula="of:=REPLACE([.B2803]; 1; 29; &quot;&quot;)" office:value-type="string" office:string-value="equitania/odoo-addons" calcext:value-type="string">
            <text:p>equitania/odoo-addons</text:p>
          </table:table-cell>
        </table:table-row>
        <table:table-row table:style-name="ro1">
          <table:table-cell office:value-type="float" office:value="12474450" calcext:value-type="float">
            <text:p>12474450</text:p>
          </table:table-cell>
          <table:table-cell office:value-type="string" calcext:value-type="string">
            <text:p>https://api.github.com/repos/martflu/aurora</text:p>
          </table:table-cell>
          <table:table-cell table:formula="of:=REPLACE([.B2804]; 1; 29; &quot;&quot;)" office:value-type="string" office:string-value="martflu/aurora" calcext:value-type="string">
            <text:p>martflu/aurora</text:p>
          </table:table-cell>
        </table:table-row>
        <table:table-row table:style-name="ro1">
          <table:table-cell office:value-type="float" office:value="12482203" calcext:value-type="float">
            <text:p>12482203</text:p>
          </table:table-cell>
          <table:table-cell office:value-type="string" calcext:value-type="string">
            <text:p>https://api.github.com/repos/evhub/coconut</text:p>
          </table:table-cell>
          <table:table-cell table:formula="of:=REPLACE([.B2805]; 1; 29; &quot;&quot;)" office:value-type="string" office:string-value="evhub/coconut" calcext:value-type="string">
            <text:p>evhub/coconut</text:p>
          </table:table-cell>
        </table:table-row>
        <table:table-row table:style-name="ro1">
          <table:table-cell office:value-type="float" office:value="12484757" calcext:value-type="float">
            <text:p>12484757</text:p>
          </table:table-cell>
          <table:table-cell office:value-type="string" calcext:value-type="string">
            <text:p>https://api.github.com/repos/tonygalmiche/is_plastigray</text:p>
          </table:table-cell>
          <table:table-cell table:formula="of:=REPLACE([.B2806]; 1; 29; &quot;&quot;)" office:value-type="string" office:string-value="tonygalmiche/is_plastigray" calcext:value-type="string">
            <text:p>tonygalmiche/is_plastigray</text:p>
          </table:table-cell>
        </table:table-row>
        <table:table-row table:style-name="ro1">
          <table:table-cell office:value-type="float" office:value="12486219" calcext:value-type="float">
            <text:p>12486219</text:p>
          </table:table-cell>
          <table:table-cell office:value-type="string" calcext:value-type="string">
            <text:p>https://api.github.com/repos/raysect/source</text:p>
          </table:table-cell>
          <table:table-cell table:formula="of:=REPLACE([.B2807]; 1; 29; &quot;&quot;)" office:value-type="string" office:string-value="raysect/source" calcext:value-type="string">
            <text:p>raysect/source</text:p>
          </table:table-cell>
        </table:table-row>
        <table:table-row table:style-name="ro1">
          <table:table-cell office:value-type="float" office:value="12486336" calcext:value-type="float">
            <text:p>12486336</text:p>
          </table:table-cell>
          <table:table-cell office:value-type="string" calcext:value-type="string">
            <text:p>https://api.github.com/repos/zsiki/ls</text:p>
          </table:table-cell>
          <table:table-cell table:formula="of:=REPLACE([.B2808]; 1; 29; &quot;&quot;)" office:value-type="string" office:string-value="zsiki/ls" calcext:value-type="string">
            <text:p>zsiki/ls</text:p>
          </table:table-cell>
        </table:table-row>
        <table:table-row table:style-name="ro1">
          <table:table-cell office:value-type="float" office:value="12492679" calcext:value-type="float">
            <text:p>12492679</text:p>
          </table:table-cell>
          <table:table-cell office:value-type="string" calcext:value-type="string">
            <text:p>https://api.github.com/repos/Clinical-Genomics/scout</text:p>
          </table:table-cell>
          <table:table-cell table:formula="of:=REPLACE([.B2809]; 1; 29; &quot;&quot;)" office:value-type="string" office:string-value="Clinical-Genomics/scout" calcext:value-type="string">
            <text:p>Clinical-Genomics/scout</text:p>
          </table:table-cell>
        </table:table-row>
        <table:table-row table:style-name="ro1">
          <table:table-cell office:value-type="float" office:value="12527470" calcext:value-type="float">
            <text:p>12527470</text:p>
          </table:table-cell>
          <table:table-cell office:value-type="string" calcext:value-type="string">
            <text:p>https://api.github.com/repos/ionelmc/pytest-benchmark</text:p>
          </table:table-cell>
          <table:table-cell table:formula="of:=REPLACE([.B2810]; 1; 29; &quot;&quot;)" office:value-type="string" office:string-value="ionelmc/pytest-benchmark" calcext:value-type="string">
            <text:p>ionelmc/pytest-benchmark</text:p>
          </table:table-cell>
        </table:table-row>
        <table:table-row table:style-name="ro1">
          <table:table-cell office:value-type="float" office:value="12527523" calcext:value-type="float">
            <text:p>12527523</text:p>
          </table:table-cell>
          <table:table-cell office:value-type="string" calcext:value-type="string">
            <text:p>https://api.github.com/repos/gnumdk/lollypop</text:p>
          </table:table-cell>
          <table:table-cell table:formula="of:=REPLACE([.B2811]; 1; 29; &quot;&quot;)" office:value-type="string" office:string-value="gnumdk/lollypop" calcext:value-type="string">
            <text:p>gnumdk/lollypop</text:p>
          </table:table-cell>
        </table:table-row>
        <table:table-row table:style-name="ro1">
          <table:table-cell office:value-type="float" office:value="12528083" calcext:value-type="float">
            <text:p>12528083</text:p>
          </table:table-cell>
          <table:table-cell office:value-type="string" calcext:value-type="string">
            <text:p>https://api.github.com/repos/aldryn/aldryn-people</text:p>
          </table:table-cell>
          <table:table-cell table:formula="of:=REPLACE([.B2812]; 1; 29; &quot;&quot;)" office:value-type="string" office:string-value="aldryn/aldryn-people" calcext:value-type="string">
            <text:p>aldryn/aldryn-people</text:p>
          </table:table-cell>
        </table:table-row>
        <table:table-row table:style-name="ro1">
          <table:table-cell office:value-type="float" office:value="12538251" calcext:value-type="float">
            <text:p>12538251</text:p>
          </table:table-cell>
          <table:table-cell office:value-type="string" calcext:value-type="string">
            <text:p>https://api.github.com/repos/hhucn/netsec-uebungssystem</text:p>
          </table:table-cell>
          <table:table-cell table:formula="of:=REPLACE([.B2813]; 1; 29; &quot;&quot;)" office:value-type="string" office:string-value="hhucn/netsec-uebungssystem" calcext:value-type="string">
            <text:p>hhucn/netsec-uebungssystem</text:p>
          </table:table-cell>
        </table:table-row>
        <table:table-row table:style-name="ro1">
          <table:table-cell office:value-type="float" office:value="12550598" calcext:value-type="float">
            <text:p>12550598</text:p>
          </table:table-cell>
          <table:table-cell office:value-type="string" calcext:value-type="string">
            <text:p>https://api.github.com/repos/azat385/db</text:p>
          </table:table-cell>
          <table:table-cell table:formula="of:=REPLACE([.B2814]; 1; 29; &quot;&quot;)" office:value-type="string" office:string-value="azat385/db" calcext:value-type="string">
            <text:p>azat385/db</text:p>
          </table:table-cell>
        </table:table-row>
        <table:table-row table:style-name="ro1">
          <table:table-cell office:value-type="float" office:value="12552835" calcext:value-type="float">
            <text:p>12552835</text:p>
          </table:table-cell>
          <table:table-cell office:value-type="string" calcext:value-type="string">
            <text:p>https://api.github.com/repos/PyCQA/flake8</text:p>
          </table:table-cell>
          <table:table-cell table:formula="of:=REPLACE([.B2815]; 1; 29; &quot;&quot;)" office:value-type="string" office:string-value="PyCQA/flake8" calcext:value-type="string">
            <text:p>PyCQA/flake8</text:p>
          </table:table-cell>
        </table:table-row>
        <table:table-row table:style-name="ro1">
          <table:table-cell office:value-type="float" office:value="12553749" calcext:value-type="float">
            <text:p>12553749</text:p>
          </table:table-cell>
          <table:table-cell office:value-type="string" calcext:value-type="string">
            <text:p>https://api.github.com/repos/Brickstertwo/git-commands</text:p>
          </table:table-cell>
          <table:table-cell table:formula="of:=REPLACE([.B2816]; 1; 29; &quot;&quot;)" office:value-type="string" office:string-value="Brickstertwo/git-commands" calcext:value-type="string">
            <text:p>Brickstertwo/git-commands</text:p>
          </table:table-cell>
        </table:table-row>
        <table:table-row table:style-name="ro1">
          <table:table-cell office:value-type="float" office:value="12554211" calcext:value-type="float">
            <text:p>12554211</text:p>
          </table:table-cell>
          <table:table-cell office:value-type="string" calcext:value-type="string">
            <text:p>https://api.github.com/repos/chenwin/test</text:p>
          </table:table-cell>
          <table:table-cell table:formula="of:=REPLACE([.B2817]; 1; 29; &quot;&quot;)" office:value-type="string" office:string-value="chenwin/test" calcext:value-type="string">
            <text:p>chenwin/test</text:p>
          </table:table-cell>
        </table:table-row>
        <table:table-row table:style-name="ro1">
          <table:table-cell office:value-type="float" office:value="12558671" calcext:value-type="float">
            <text:p>12558671</text:p>
          </table:table-cell>
          <table:table-cell office:value-type="string" calcext:value-type="string">
            <text:p>https://api.github.com/repos/wikimedia/integration-config</text:p>
          </table:table-cell>
          <table:table-cell table:formula="of:=REPLACE([.B2818]; 1; 29; &quot;&quot;)" office:value-type="string" office:string-value="wikimedia/integration-config" calcext:value-type="string">
            <text:p>wikimedia/integration-config</text:p>
          </table:table-cell>
        </table:table-row>
        <table:table-row table:style-name="ro1">
          <table:table-cell office:value-type="float" office:value="12564601" calcext:value-type="float">
            <text:p>12564601</text:p>
          </table:table-cell>
          <table:table-cell office:value-type="string" calcext:value-type="string">
            <text:p>https://api.github.com/repos/checkbox/checkbox</text:p>
          </table:table-cell>
          <table:table-cell table:formula="of:=REPLACE([.B2819]; 1; 29; &quot;&quot;)" office:value-type="string" office:string-value="checkbox/checkbox" calcext:value-type="string">
            <text:p>checkbox/checkbox</text:p>
          </table:table-cell>
        </table:table-row>
        <table:table-row table:style-name="ro1">
          <table:table-cell office:value-type="float" office:value="12566143" calcext:value-type="float">
            <text:p>12566143</text:p>
          </table:table-cell>
          <table:table-cell office:value-type="string" calcext:value-type="string">
            <text:p>https://api.github.com/repos/svn2github/chromium-depot-tools</text:p>
          </table:table-cell>
          <table:table-cell table:formula="of:=REPLACE([.B2820]; 1; 29; &quot;&quot;)" office:value-type="string" office:string-value="svn2github/chromium-depot-tools" calcext:value-type="string">
            <text:p>svn2github/chromium-depot-tools</text:p>
          </table:table-cell>
        </table:table-row>
        <table:table-row table:style-name="ro1">
          <table:table-cell office:value-type="float" office:value="12567120" calcext:value-type="float">
            <text:p>12567120</text:p>
          </table:table-cell>
          <table:table-cell office:value-type="string" calcext:value-type="string">
            <text:p>https://api.github.com/repos/wmayner/pyphi</text:p>
          </table:table-cell>
          <table:table-cell table:formula="of:=REPLACE([.B2821]; 1; 29; &quot;&quot;)" office:value-type="string" office:string-value="wmayner/pyphi" calcext:value-type="string">
            <text:p>wmayner/pyphi</text:p>
          </table:table-cell>
        </table:table-row>
        <table:table-row table:style-name="ro1">
          <table:table-cell office:value-type="float" office:value="12574781" calcext:value-type="float">
            <text:p>12574781</text:p>
          </table:table-cell>
          <table:table-cell office:value-type="string" calcext:value-type="string">
            <text:p>https://api.github.com/repos/grap/odoo-addons-misc</text:p>
          </table:table-cell>
          <table:table-cell table:formula="of:=REPLACE([.B2822]; 1; 29; &quot;&quot;)" office:value-type="string" office:string-value="grap/odoo-addons-misc" calcext:value-type="string">
            <text:p>grap/odoo-addons-misc</text:p>
          </table:table-cell>
        </table:table-row>
        <table:table-row table:style-name="ro1">
          <table:table-cell office:value-type="float" office:value="12577587" calcext:value-type="float">
            <text:p>12577587</text:p>
          </table:table-cell>
          <table:table-cell office:value-type="string" calcext:value-type="string">
            <text:p>https://api.github.com/repos/maxpowa/inumuta-modules</text:p>
          </table:table-cell>
          <table:table-cell table:formula="of:=REPLACE([.B2823]; 1; 29; &quot;&quot;)" office:value-type="string" office:string-value="maxpowa/inumuta-modules" calcext:value-type="string">
            <text:p>maxpowa/inumuta-modules</text:p>
          </table:table-cell>
        </table:table-row>
        <table:table-row table:style-name="ro1">
          <table:table-cell office:value-type="float" office:value="12579794" calcext:value-type="float">
            <text:p>12579794</text:p>
          </table:table-cell>
          <table:table-cell office:value-type="string" calcext:value-type="string">
            <text:p>https://api.github.com/repos/gunthercox/ChatterBot</text:p>
          </table:table-cell>
          <table:table-cell table:formula="of:=REPLACE([.B2824]; 1; 29; &quot;&quot;)" office:value-type="string" office:string-value="gunthercox/ChatterBot" calcext:value-type="string">
            <text:p>gunthercox/ChatterBot</text:p>
          </table:table-cell>
        </table:table-row>
        <table:table-row table:style-name="ro1">
          <table:table-cell office:value-type="float" office:value="12580255" calcext:value-type="float">
            <text:p>12580255</text:p>
          </table:table-cell>
          <table:table-cell office:value-type="string" calcext:value-type="string">
            <text:p>https://api.github.com/repos/frigg/frigg-hq</text:p>
          </table:table-cell>
          <table:table-cell table:formula="of:=REPLACE([.B2825]; 1; 29; &quot;&quot;)" office:value-type="string" office:string-value="frigg/frigg-hq" calcext:value-type="string">
            <text:p>frigg/frigg-hq</text:p>
          </table:table-cell>
        </table:table-row>
        <table:table-row table:style-name="ro1">
          <table:table-cell office:value-type="float" office:value="12587974" calcext:value-type="float">
            <text:p>12587974</text:p>
          </table:table-cell>
          <table:table-cell office:value-type="string" calcext:value-type="string">
            <text:p>https://api.github.com/repos/mikf/gallery-dl</text:p>
          </table:table-cell>
          <table:table-cell table:formula="of:=REPLACE([.B2826]; 1; 29; &quot;&quot;)" office:value-type="string" office:string-value="mikf/gallery-dl" calcext:value-type="string">
            <text:p>mikf/gallery-dl</text:p>
          </table:table-cell>
        </table:table-row>
        <table:table-row table:style-name="ro1">
          <table:table-cell office:value-type="float" office:value="12589218" calcext:value-type="float">
            <text:p>12589218</text:p>
          </table:table-cell>
          <table:table-cell office:value-type="string" calcext:value-type="string">
            <text:p>https://api.github.com/repos/NeuroVault/NeuroVault</text:p>
          </table:table-cell>
          <table:table-cell table:formula="of:=REPLACE([.B2827]; 1; 29; &quot;&quot;)" office:value-type="string" office:string-value="NeuroVault/NeuroVault" calcext:value-type="string">
            <text:p>NeuroVault/NeuroVault</text:p>
          </table:table-cell>
        </table:table-row>
        <table:table-row table:style-name="ro1">
          <table:table-cell office:value-type="float" office:value="12600640" calcext:value-type="float">
            <text:p>12600640</text:p>
          </table:table-cell>
          <table:table-cell office:value-type="string" calcext:value-type="string">
            <text:p>https://api.github.com/repos/oar-team/kameleon-recipes</text:p>
          </table:table-cell>
          <table:table-cell table:formula="of:=REPLACE([.B2828]; 1; 29; &quot;&quot;)" office:value-type="string" office:string-value="oar-team/kameleon-recipes" calcext:value-type="string">
            <text:p>oar-team/kameleon-recipes</text:p>
          </table:table-cell>
        </table:table-row>
        <table:table-row table:style-name="ro1">
          <table:table-cell office:value-type="float" office:value="12602642" calcext:value-type="float">
            <text:p>12602642</text:p>
          </table:table-cell>
          <table:table-cell office:value-type="string" calcext:value-type="string">
            <text:p>https://api.github.com/repos/log2timeline/plaso</text:p>
          </table:table-cell>
          <table:table-cell table:formula="of:=REPLACE([.B2829]; 1; 29; &quot;&quot;)" office:value-type="string" office:string-value="log2timeline/plaso" calcext:value-type="string">
            <text:p>log2timeline/plaso</text:p>
          </table:table-cell>
        </table:table-row>
        <table:table-row table:style-name="ro1">
          <table:table-cell office:value-type="float" office:value="12603174" calcext:value-type="float">
            <text:p>12603174</text:p>
          </table:table-cell>
          <table:table-cell office:value-type="string" calcext:value-type="string">
            <text:p>https://api.github.com/repos/rapidpro/ureport</text:p>
          </table:table-cell>
          <table:table-cell table:formula="of:=REPLACE([.B2830]; 1; 29; &quot;&quot;)" office:value-type="string" office:string-value="rapidpro/ureport" calcext:value-type="string">
            <text:p>rapidpro/ureport</text:p>
          </table:table-cell>
        </table:table-row>
        <table:table-row table:style-name="ro1">
          <table:table-cell office:value-type="float" office:value="12614860" calcext:value-type="float">
            <text:p>12614860</text:p>
          </table:table-cell>
          <table:table-cell office:value-type="string" calcext:value-type="string">
            <text:p>https://api.github.com/repos/cedadev/ceda-di</text:p>
          </table:table-cell>
          <table:table-cell table:formula="of:=REPLACE([.B2831]; 1; 29; &quot;&quot;)" office:value-type="string" office:string-value="cedadev/ceda-di" calcext:value-type="string">
            <text:p>cedadev/ceda-di</text:p>
          </table:table-cell>
        </table:table-row>
        <table:table-row table:style-name="ro1">
          <table:table-cell office:value-type="float" office:value="12617970" calcext:value-type="float">
            <text:p>12617970</text:p>
          </table:table-cell>
          <table:table-cell office:value-type="string" calcext:value-type="string">
            <text:p>https://api.github.com/repos/asascience-open/ooi-ui-services</text:p>
          </table:table-cell>
          <table:table-cell table:formula="of:=REPLACE([.B2832]; 1; 29; &quot;&quot;)" office:value-type="string" office:string-value="asascience-open/ooi-ui-services" calcext:value-type="string">
            <text:p>asascience-open/ooi-ui-services</text:p>
          </table:table-cell>
        </table:table-row>
        <table:table-row table:style-name="ro1">
          <table:table-cell office:value-type="float" office:value="12618652" calcext:value-type="float">
            <text:p>12618652</text:p>
          </table:table-cell>
          <table:table-cell office:value-type="string" calcext:value-type="string">
            <text:p>https://api.github.com/repos/petfactory/petfactory_maya_scripts</text:p>
          </table:table-cell>
          <table:table-cell table:formula="of:=REPLACE([.B2833]; 1; 29; &quot;&quot;)" office:value-type="string" office:string-value="petfactory/petfactory_maya_scripts" calcext:value-type="string">
            <text:p>petfactory/petfactory_maya_scripts</text:p>
          </table:table-cell>
        </table:table-row>
        <table:table-row table:style-name="ro1">
          <table:table-cell office:value-type="float" office:value="12618855" calcext:value-type="float">
            <text:p>12618855</text:p>
          </table:table-cell>
          <table:table-cell office:value-type="string" calcext:value-type="string">
            <text:p>https://api.github.com/repos/grycap/ec3</text:p>
          </table:table-cell>
          <table:table-cell table:formula="of:=REPLACE([.B2834]; 1; 29; &quot;&quot;)" office:value-type="string" office:string-value="grycap/ec3" calcext:value-type="string">
            <text:p>grycap/ec3</text:p>
          </table:table-cell>
        </table:table-row>
        <table:table-row table:style-name="ro1">
          <table:table-cell office:value-type="float" office:value="12621255" calcext:value-type="float">
            <text:p>12621255</text:p>
          </table:table-cell>
          <table:table-cell office:value-type="string" calcext:value-type="string">
            <text:p>https://api.github.com/repos/haystack/murmur</text:p>
          </table:table-cell>
          <table:table-cell table:formula="of:=REPLACE([.B2835]; 1; 29; &quot;&quot;)" office:value-type="string" office:string-value="haystack/murmur" calcext:value-type="string">
            <text:p>haystack/murmur</text:p>
          </table:table-cell>
        </table:table-row>
        <table:table-row table:style-name="ro1">
          <table:table-cell office:value-type="float" office:value="12628542" calcext:value-type="float">
            <text:p>12628542</text:p>
          </table:table-cell>
          <table:table-cell office:value-type="string" calcext:value-type="string">
            <text:p>https://api.github.com/repos/dagoliveira/radiation-benchmarks</text:p>
          </table:table-cell>
          <table:table-cell table:formula="of:=REPLACE([.B2836]; 1; 29; &quot;&quot;)" office:value-type="string" office:string-value="dagoliveira/radiation-benchmarks" calcext:value-type="string">
            <text:p>dagoliveira/radiation-benchmarks</text:p>
          </table:table-cell>
        </table:table-row>
        <table:table-row table:style-name="ro1">
          <table:table-cell office:value-type="float" office:value="12632351" calcext:value-type="float">
            <text:p>12632351</text:p>
          </table:table-cell>
          <table:table-cell office:value-type="string" calcext:value-type="string">
            <text:p>https://api.github.com/repos/esrf-emotion/emotion</text:p>
          </table:table-cell>
          <table:table-cell table:formula="of:=REPLACE([.B2837]; 1; 29; &quot;&quot;)" office:value-type="string" office:string-value="esrf-emotion/emotion" calcext:value-type="string">
            <text:p>esrf-emotion/emotion</text:p>
          </table:table-cell>
        </table:table-row>
        <table:table-row table:style-name="ro1">
          <table:table-cell office:value-type="float" office:value="12633515" calcext:value-type="float">
            <text:p>12633515</text:p>
          </table:table-cell>
          <table:table-cell office:value-type="string" calcext:value-type="string">
            <text:p>https://api.github.com/repos/oddt/oddt</text:p>
          </table:table-cell>
          <table:table-cell table:formula="of:=REPLACE([.B2838]; 1; 29; &quot;&quot;)" office:value-type="string" office:string-value="oddt/oddt" calcext:value-type="string">
            <text:p>oddt/oddt</text:p>
          </table:table-cell>
        </table:table-row>
        <table:table-row table:style-name="ro1">
          <table:table-cell office:value-type="float" office:value="12637146" calcext:value-type="float">
            <text:p>12637146</text:p>
          </table:table-cell>
          <table:table-cell office:value-type="string" calcext:value-type="string">
            <text:p>https://api.github.com/repos/Code4SA/pmg-cms-2</text:p>
          </table:table-cell>
          <table:table-cell table:formula="of:=REPLACE([.B2839]; 1; 29; &quot;&quot;)" office:value-type="string" office:string-value="Code4SA/pmg-cms-2" calcext:value-type="string">
            <text:p>Code4SA/pmg-cms-2</text:p>
          </table:table-cell>
        </table:table-row>
        <table:table-row table:style-name="ro1">
          <table:table-cell office:value-type="float" office:value="12637297" calcext:value-type="float">
            <text:p>12637297</text:p>
          </table:table-cell>
          <table:table-cell office:value-type="string" calcext:value-type="string">
            <text:p>https://api.github.com/repos/yandex/yandex-tank</text:p>
          </table:table-cell>
          <table:table-cell table:formula="of:=REPLACE([.B2840]; 1; 29; &quot;&quot;)" office:value-type="string" office:string-value="yandex/yandex-tank" calcext:value-type="string">
            <text:p>yandex/yandex-tank</text:p>
          </table:table-cell>
        </table:table-row>
        <table:table-row table:style-name="ro1">
          <table:table-cell office:value-type="float" office:value="12637709" calcext:value-type="float">
            <text:p>12637709</text:p>
          </table:table-cell>
          <table:table-cell office:value-type="string" calcext:value-type="string">
            <text:p>https://api.github.com/repos/colab/colab</text:p>
          </table:table-cell>
          <table:table-cell table:formula="of:=REPLACE([.B2841]; 1; 29; &quot;&quot;)" office:value-type="string" office:string-value="colab/colab" calcext:value-type="string">
            <text:p>colab/colab</text:p>
          </table:table-cell>
        </table:table-row>
        <table:table-row table:style-name="ro1">
          <table:table-cell office:value-type="float" office:value="12642706" calcext:value-type="float">
            <text:p>12642706</text:p>
          </table:table-cell>
          <table:table-cell office:value-type="string" calcext:value-type="string">
            <text:p>https://api.github.com/repos/chewett/what_is_the_date</text:p>
          </table:table-cell>
          <table:table-cell table:formula="of:=REPLACE([.B2842]; 1; 29; &quot;&quot;)" office:value-type="string" office:string-value="chewett/what_is_the_date" calcext:value-type="string">
            <text:p>chewett/what_is_the_date</text:p>
          </table:table-cell>
        </table:table-row>
        <table:table-row table:style-name="ro1">
          <table:table-cell office:value-type="float" office:value="12643407" calcext:value-type="float">
            <text:p>12643407</text:p>
          </table:table-cell>
          <table:table-cell office:value-type="string" calcext:value-type="string">
            <text:p>https://api.github.com/repos/sjspielman/pyvolve</text:p>
          </table:table-cell>
          <table:table-cell table:formula="of:=REPLACE([.B2843]; 1; 29; &quot;&quot;)" office:value-type="string" office:string-value="sjspielman/pyvolve" calcext:value-type="string">
            <text:p>sjspielman/pyvolve</text:p>
          </table:table-cell>
        </table:table-row>
        <table:table-row table:style-name="ro1">
          <table:table-cell office:value-type="float" office:value="12653008" calcext:value-type="float">
            <text:p>12653008</text:p>
          </table:table-cell>
          <table:table-cell office:value-type="string" calcext:value-type="string">
            <text:p>https://api.github.com/repos/openprocurement/openprocurement.api</text:p>
          </table:table-cell>
          <table:table-cell table:formula="of:=REPLACE([.B2844]; 1; 29; &quot;&quot;)" office:value-type="string" office:string-value="openprocurement/openprocurement.api" calcext:value-type="string">
            <text:p>openprocurement/openprocurement.api</text:p>
          </table:table-cell>
        </table:table-row>
        <table:table-row table:style-name="ro1">
          <table:table-cell office:value-type="float" office:value="12658371" calcext:value-type="float">
            <text:p>12658371</text:p>
          </table:table-cell>
          <table:table-cell office:value-type="string" calcext:value-type="string">
            <text:p>https://api.github.com/repos/galaxyproject/planemo</text:p>
          </table:table-cell>
          <table:table-cell table:formula="of:=REPLACE([.B2845]; 1; 29; &quot;&quot;)" office:value-type="string" office:string-value="galaxyproject/planemo" calcext:value-type="string">
            <text:p>galaxyproject/planemo</text:p>
          </table:table-cell>
        </table:table-row>
        <table:table-row table:style-name="ro1">
          <table:table-cell office:value-type="float" office:value="12661189" calcext:value-type="float">
            <text:p>12661189</text:p>
          </table:table-cell>
          <table:table-cell office:value-type="string" calcext:value-type="string">
            <text:p>https://api.github.com/repos/nengo/nengo_ocl</text:p>
          </table:table-cell>
          <table:table-cell table:formula="of:=REPLACE([.B2846]; 1; 29; &quot;&quot;)" office:value-type="string" office:string-value="nengo/nengo_ocl" calcext:value-type="string">
            <text:p>nengo/nengo_ocl</text:p>
          </table:table-cell>
        </table:table-row>
        <table:table-row table:style-name="ro1">
          <table:table-cell office:value-type="float" office:value="12661627" calcext:value-type="float">
            <text:p>12661627</text:p>
          </table:table-cell>
          <table:table-cell office:value-type="string" calcext:value-type="string">
            <text:p>https://api.github.com/repos/shapiromatron/hawc</text:p>
          </table:table-cell>
          <table:table-cell table:formula="of:=REPLACE([.B2847]; 1; 29; &quot;&quot;)" office:value-type="string" office:string-value="shapiromatron/hawc" calcext:value-type="string">
            <text:p>shapiromatron/hawc</text:p>
          </table:table-cell>
        </table:table-row>
        <table:table-row table:style-name="ro1">
          <table:table-cell office:value-type="float" office:value="12662470" calcext:value-type="float">
            <text:p>12662470</text:p>
          </table:table-cell>
          <table:table-cell office:value-type="string" calcext:value-type="string">
            <text:p>https://api.github.com/repos/thraxil/artsho</text:p>
          </table:table-cell>
          <table:table-cell table:formula="of:=REPLACE([.B2848]; 1; 29; &quot;&quot;)" office:value-type="string" office:string-value="thraxil/artsho" calcext:value-type="string">
            <text:p>thraxil/artsho</text:p>
          </table:table-cell>
        </table:table-row>
        <table:table-row table:style-name="ro1">
          <table:table-cell office:value-type="float" office:value="12662966" calcext:value-type="float">
            <text:p>12662966</text:p>
          </table:table-cell>
          <table:table-cell office:value-type="string" calcext:value-type="string">
            <text:p>https://api.github.com/repos/hammerlab/pyensembl</text:p>
          </table:table-cell>
          <table:table-cell table:formula="of:=REPLACE([.B2849]; 1; 29; &quot;&quot;)" office:value-type="string" office:string-value="hammerlab/pyensembl" calcext:value-type="string">
            <text:p>hammerlab/pyensembl</text:p>
          </table:table-cell>
        </table:table-row>
        <table:table-row table:style-name="ro1">
          <table:table-cell office:value-type="float" office:value="12664902" calcext:value-type="float">
            <text:p>12664902</text:p>
          </table:table-cell>
          <table:table-cell office:value-type="string" calcext:value-type="string">
            <text:p>https://api.github.com/repos/numba/llvmlite</text:p>
          </table:table-cell>
          <table:table-cell table:formula="of:=REPLACE([.B2850]; 1; 29; &quot;&quot;)" office:value-type="string" office:string-value="numba/llvmlite" calcext:value-type="string">
            <text:p>numba/llvmlite</text:p>
          </table:table-cell>
        </table:table-row>
        <table:table-row table:style-name="ro1">
          <table:table-cell office:value-type="float" office:value="12665138" calcext:value-type="float">
            <text:p>12665138</text:p>
          </table:table-cell>
          <table:table-cell office:value-type="string" calcext:value-type="string">
            <text:p>https://api.github.com/repos/tmtowtdi/MontyLacuna</text:p>
          </table:table-cell>
          <table:table-cell table:formula="of:=REPLACE([.B2851]; 1; 29; &quot;&quot;)" office:value-type="string" office:string-value="tmtowtdi/MontyLacuna" calcext:value-type="string">
            <text:p>tmtowtdi/MontyLacuna</text:p>
          </table:table-cell>
        </table:table-row>
        <table:table-row table:style-name="ro1">
          <table:table-cell office:value-type="float" office:value="12681656" calcext:value-type="float">
            <text:p>12681656</text:p>
          </table:table-cell>
          <table:table-cell office:value-type="string" calcext:value-type="string">
            <text:p>https://api.github.com/repos/noironetworks/apic-ml2-driver</text:p>
          </table:table-cell>
          <table:table-cell table:formula="of:=REPLACE([.B2852]; 1; 29; &quot;&quot;)" office:value-type="string" office:string-value="noironetworks/apic-ml2-driver" calcext:value-type="string">
            <text:p>noironetworks/apic-ml2-driver</text:p>
          </table:table-cell>
        </table:table-row>
        <table:table-row table:style-name="ro1">
          <table:table-cell office:value-type="float" office:value="12705319" calcext:value-type="float">
            <text:p>12705319</text:p>
          </table:table-cell>
          <table:table-cell office:value-type="string" calcext:value-type="string">
            <text:p>https://api.github.com/repos/donaldacmartin/map-of-the-internet</text:p>
          </table:table-cell>
          <table:table-cell table:formula="of:=REPLACE([.B2853]; 1; 29; &quot;&quot;)" office:value-type="string" office:string-value="donaldacmartin/map-of-the-internet" calcext:value-type="string">
            <text:p>donaldacmartin/map-of-the-internet</text:p>
          </table:table-cell>
        </table:table-row>
        <table:table-row table:style-name="ro1">
          <table:table-cell office:value-type="float" office:value="12706280" calcext:value-type="float">
            <text:p>12706280</text:p>
          </table:table-cell>
          <table:table-cell office:value-type="string" calcext:value-type="string">
            <text:p>https://api.github.com/repos/jrkerns/pylinac</text:p>
          </table:table-cell>
          <table:table-cell table:formula="of:=REPLACE([.B2854]; 1; 29; &quot;&quot;)" office:value-type="string" office:string-value="jrkerns/pylinac" calcext:value-type="string">
            <text:p>jrkerns/pylinac</text:p>
          </table:table-cell>
        </table:table-row>
        <table:table-row table:style-name="ro1">
          <table:table-cell office:value-type="float" office:value="12712957" calcext:value-type="float">
            <text:p>12712957</text:p>
          </table:table-cell>
          <table:table-cell office:value-type="string" calcext:value-type="string">
            <text:p>https://api.github.com/repos/wuvt/wuvt-site</text:p>
          </table:table-cell>
          <table:table-cell table:formula="of:=REPLACE([.B2855]; 1; 29; &quot;&quot;)" office:value-type="string" office:string-value="wuvt/wuvt-site" calcext:value-type="string">
            <text:p>wuvt/wuvt-site</text:p>
          </table:table-cell>
        </table:table-row>
        <table:table-row table:style-name="ro1">
          <table:table-cell office:value-type="float" office:value="12720849" calcext:value-type="float">
            <text:p>12720849</text:p>
          </table:table-cell>
          <table:table-cell office:value-type="string" calcext:value-type="string">
            <text:p>https://api.github.com/repos/project-capo/amber-python-clients</text:p>
          </table:table-cell>
          <table:table-cell table:formula="of:=REPLACE([.B2856]; 1; 29; &quot;&quot;)" office:value-type="string" office:string-value="project-capo/amber-python-clients" calcext:value-type="string">
            <text:p>project-capo/amber-python-clients</text:p>
          </table:table-cell>
        </table:table-row>
        <table:table-row table:style-name="ro1">
          <table:table-cell office:value-type="float" office:value="12720855" calcext:value-type="float">
            <text:p>12720855</text:p>
          </table:table-cell>
          <table:table-cell office:value-type="string" calcext:value-type="string">
            <text:p>https://api.github.com/repos/project-capo/amber-python-drivers</text:p>
          </table:table-cell>
          <table:table-cell table:formula="of:=REPLACE([.B2857]; 1; 29; &quot;&quot;)" office:value-type="string" office:string-value="project-capo/amber-python-drivers" calcext:value-type="string">
            <text:p>project-capo/amber-python-drivers</text:p>
          </table:table-cell>
        </table:table-row>
        <table:table-row table:style-name="ro1">
          <table:table-cell office:value-type="float" office:value="12721373" calcext:value-type="float">
            <text:p>12721373</text:p>
          </table:table-cell>
          <table:table-cell office:value-type="string" calcext:value-type="string">
            <text:p>https://api.github.com/repos/bram85/topydo</text:p>
          </table:table-cell>
          <table:table-cell table:formula="of:=REPLACE([.B2858]; 1; 29; &quot;&quot;)" office:value-type="string" office:string-value="bram85/topydo" calcext:value-type="string">
            <text:p>bram85/topydo</text:p>
          </table:table-cell>
        </table:table-row>
        <table:table-row table:style-name="ro1">
          <table:table-cell office:value-type="float" office:value="12722312" calcext:value-type="float">
            <text:p>12722312</text:p>
          </table:table-cell>
          <table:table-cell office:value-type="string" calcext:value-type="string">
            <text:p>https://api.github.com/repos/mstuttgart/pynocchio-comic-reader</text:p>
          </table:table-cell>
          <table:table-cell table:formula="of:=REPLACE([.B2859]; 1; 29; &quot;&quot;)" office:value-type="string" office:string-value="mstuttgart/pynocchio-comic-reader" calcext:value-type="string">
            <text:p>mstuttgart/pynocchio-comic-reader</text:p>
          </table:table-cell>
        </table:table-row>
        <table:table-row table:style-name="ro1">
          <table:table-cell office:value-type="float" office:value="12723519" calcext:value-type="float">
            <text:p>12723519</text:p>
          </table:table-cell>
          <table:table-cell office:value-type="string" calcext:value-type="string">
            <text:p>https://api.github.com/repos/madisongh/openembedded-core</text:p>
          </table:table-cell>
          <table:table-cell table:formula="of:=REPLACE([.B2860]; 1; 29; &quot;&quot;)" office:value-type="string" office:string-value="madisongh/openembedded-core" calcext:value-type="string">
            <text:p>madisongh/openembedded-core</text:p>
          </table:table-cell>
        </table:table-row>
        <table:table-row table:style-name="ro1">
          <table:table-cell office:value-type="float" office:value="12725286" calcext:value-type="float">
            <text:p>12725286</text:p>
          </table:table-cell>
          <table:table-cell office:value-type="string" calcext:value-type="string">
            <text:p>https://api.github.com/repos/choderalab/openmmtools</text:p>
          </table:table-cell>
          <table:table-cell table:formula="of:=REPLACE([.B2861]; 1; 29; &quot;&quot;)" office:value-type="string" office:string-value="choderalab/openmmtools" calcext:value-type="string">
            <text:p>choderalab/openmmtools</text:p>
          </table:table-cell>
        </table:table-row>
        <table:table-row table:style-name="ro1">
          <table:table-cell office:value-type="float" office:value="12740826" calcext:value-type="float">
            <text:p>12740826</text:p>
          </table:table-cell>
          <table:table-cell office:value-type="string" calcext:value-type="string">
            <text:p>https://api.github.com/repos/krischer/instaseis</text:p>
          </table:table-cell>
          <table:table-cell table:formula="of:=REPLACE([.B2862]; 1; 29; &quot;&quot;)" office:value-type="string" office:string-value="krischer/instaseis" calcext:value-type="string">
            <text:p>krischer/instaseis</text:p>
          </table:table-cell>
        </table:table-row>
        <table:table-row table:style-name="ro1">
          <table:table-cell office:value-type="float" office:value="12742227" calcext:value-type="float">
            <text:p>12742227</text:p>
          </table:table-cell>
          <table:table-cell office:value-type="string" calcext:value-type="string">
            <text:p>https://api.github.com/repos/gevent/gevent</text:p>
          </table:table-cell>
          <table:table-cell table:formula="of:=REPLACE([.B2863]; 1; 29; &quot;&quot;)" office:value-type="string" office:string-value="gevent/gevent" calcext:value-type="string">
            <text:p>gevent/gevent</text:p>
          </table:table-cell>
        </table:table-row>
        <table:table-row table:style-name="ro1">
          <table:table-cell office:value-type="float" office:value="12745301" calcext:value-type="float">
            <text:p>12745301</text:p>
          </table:table-cell>
          <table:table-cell office:value-type="string" calcext:value-type="string">
            <text:p>https://api.github.com/repos/SEED-platform/seed</text:p>
          </table:table-cell>
          <table:table-cell table:formula="of:=REPLACE([.B2864]; 1; 29; &quot;&quot;)" office:value-type="string" office:string-value="SEED-platform/seed" calcext:value-type="string">
            <text:p>SEED-platform/seed</text:p>
          </table:table-cell>
        </table:table-row>
        <table:table-row table:style-name="ro1">
          <table:table-cell office:value-type="float" office:value="12756006" calcext:value-type="float">
            <text:p>12756006</text:p>
          </table:table-cell>
          <table:table-cell office:value-type="string" calcext:value-type="string">
            <text:p>https://api.github.com/repos/Fizzadar/pyinfra</text:p>
          </table:table-cell>
          <table:table-cell table:formula="of:=REPLACE([.B2865]; 1; 29; &quot;&quot;)" office:value-type="string" office:string-value="Fizzadar/pyinfra" calcext:value-type="string">
            <text:p>Fizzadar/pyinfra</text:p>
          </table:table-cell>
        </table:table-row>
        <table:table-row table:style-name="ro1">
          <table:table-cell office:value-type="float" office:value="12757469" calcext:value-type="float">
            <text:p>12757469</text:p>
          </table:table-cell>
          <table:table-cell office:value-type="string" calcext:value-type="string">
            <text:p>https://api.github.com/repos/StackStorm/st2contrib</text:p>
          </table:table-cell>
          <table:table-cell table:formula="of:=REPLACE([.B2866]; 1; 29; &quot;&quot;)" office:value-type="string" office:string-value="StackStorm/st2contrib" calcext:value-type="string">
            <text:p>StackStorm/st2contrib</text:p>
          </table:table-cell>
        </table:table-row>
        <table:table-row table:style-name="ro1">
          <table:table-cell office:value-type="float" office:value="12767295" calcext:value-type="float">
            <text:p>12767295</text:p>
          </table:table-cell>
          <table:table-cell office:value-type="string" calcext:value-type="string">
            <text:p>https://api.github.com/repos/sfstoolbox/sfs-python</text:p>
          </table:table-cell>
          <table:table-cell table:formula="of:=REPLACE([.B2867]; 1; 29; &quot;&quot;)" office:value-type="string" office:string-value="sfstoolbox/sfs-python" calcext:value-type="string">
            <text:p>sfstoolbox/sfs-python</text:p>
          </table:table-cell>
        </table:table-row>
        <table:table-row table:style-name="ro1">
          <table:table-cell office:value-type="float" office:value="12768381" calcext:value-type="float">
            <text:p>12768381</text:p>
          </table:table-cell>
          <table:table-cell office:value-type="string" calcext:value-type="string">
            <text:p>https://api.github.com/repos/OCA/l10n-france</text:p>
          </table:table-cell>
          <table:table-cell table:formula="of:=REPLACE([.B2868]; 1; 29; &quot;&quot;)" office:value-type="string" office:string-value="OCA/l10n-france" calcext:value-type="string">
            <text:p>OCA/l10n-france</text:p>
          </table:table-cell>
        </table:table-row>
        <table:table-row table:style-name="ro1">
          <table:table-cell office:value-type="float" office:value="12769273" calcext:value-type="float">
            <text:p>12769273</text:p>
          </table:table-cell>
          <table:table-cell office:value-type="string" calcext:value-type="string">
            <text:p>https://api.github.com/repos/openprocurement/openprocurement.buildout</text:p>
          </table:table-cell>
          <table:table-cell table:formula="of:=REPLACE([.B2869]; 1; 29; &quot;&quot;)" office:value-type="string" office:string-value="openprocurement/openprocurement.buildout" calcext:value-type="string">
            <text:p>openprocurement/openprocurement.buildout</text:p>
          </table:table-cell>
        </table:table-row>
        <table:table-row table:style-name="ro1">
          <table:table-cell office:value-type="float" office:value="12771336" calcext:value-type="float">
            <text:p>12771336</text:p>
          </table:table-cell>
          <table:table-cell office:value-type="string" calcext:value-type="string">
            <text:p>https://api.github.com/repos/bird-house/flyingpigeon</text:p>
          </table:table-cell>
          <table:table-cell table:formula="of:=REPLACE([.B2870]; 1; 29; &quot;&quot;)" office:value-type="string" office:string-value="bird-house/flyingpigeon" calcext:value-type="string">
            <text:p>bird-house/flyingpigeon</text:p>
          </table:table-cell>
        </table:table-row>
        <table:table-row table:style-name="ro1">
          <table:table-cell office:value-type="float" office:value="12771874" calcext:value-type="float">
            <text:p>12771874</text:p>
          </table:table-cell>
          <table:table-cell office:value-type="string" calcext:value-type="string">
            <text:p>https://api.github.com/repos/bird-house/emu</text:p>
          </table:table-cell>
          <table:table-cell table:formula="of:=REPLACE([.B2871]; 1; 29; &quot;&quot;)" office:value-type="string" office:string-value="bird-house/emu" calcext:value-type="string">
            <text:p>bird-house/emu</text:p>
          </table:table-cell>
        </table:table-row>
        <table:table-row table:style-name="ro1">
          <table:table-cell office:value-type="float" office:value="12773817" calcext:value-type="float">
            <text:p>12773817</text:p>
          </table:table-cell>
          <table:table-cell office:value-type="string" calcext:value-type="string">
            <text:p>https://api.github.com/repos/universalcore/unicore-mc</text:p>
          </table:table-cell>
          <table:table-cell table:formula="of:=REPLACE([.B2872]; 1; 29; &quot;&quot;)" office:value-type="string" office:string-value="universalcore/unicore-mc" calcext:value-type="string">
            <text:p>universalcore/unicore-mc</text:p>
          </table:table-cell>
        </table:table-row>
        <table:table-row table:style-name="ro1">
          <table:table-cell office:value-type="float" office:value="12778654" calcext:value-type="float">
            <text:p>12778654</text:p>
          </table:table-cell>
          <table:table-cell office:value-type="string" calcext:value-type="string">
            <text:p>https://api.github.com/repos/Mouse-Imaging-Centre/pydpiper</text:p>
          </table:table-cell>
          <table:table-cell table:formula="of:=REPLACE([.B2873]; 1; 29; &quot;&quot;)" office:value-type="string" office:string-value="Mouse-Imaging-Centre/pydpiper" calcext:value-type="string">
            <text:p>Mouse-Imaging-Centre/pydpiper</text:p>
          </table:table-cell>
        </table:table-row>
        <table:table-row table:style-name="ro1">
          <table:table-cell office:value-type="float" office:value="12779337" calcext:value-type="float">
            <text:p>12779337</text:p>
          </table:table-cell>
          <table:table-cell office:value-type="string" calcext:value-type="string">
            <text:p>https://api.github.com/repos/tue-robotics/robot_smach_states</text:p>
          </table:table-cell>
          <table:table-cell table:formula="of:=REPLACE([.B2874]; 1; 29; &quot;&quot;)" office:value-type="string" office:string-value="tue-robotics/robot_smach_states" calcext:value-type="string">
            <text:p>tue-robotics/robot_smach_states</text:p>
          </table:table-cell>
        </table:table-row>
        <table:table-row table:style-name="ro1">
          <table:table-cell office:value-type="float" office:value="12785063" calcext:value-type="float">
            <text:p>12785063</text:p>
          </table:table-cell>
          <table:table-cell office:value-type="string" calcext:value-type="string">
            <text:p>https://api.github.com/repos/box/ClusterRunner</text:p>
          </table:table-cell>
          <table:table-cell table:formula="of:=REPLACE([.B2875]; 1; 29; &quot;&quot;)" office:value-type="string" office:string-value="box/ClusterRunner" calcext:value-type="string">
            <text:p>box/ClusterRunner</text:p>
          </table:table-cell>
        </table:table-row>
        <table:table-row table:style-name="ro1">
          <table:table-cell office:value-type="float" office:value="12790006" calcext:value-type="float">
            <text:p>12790006</text:p>
          </table:table-cell>
          <table:table-cell office:value-type="string" calcext:value-type="string">
            <text:p>https://api.github.com/repos/MyRobotLab/pyrobotlab</text:p>
          </table:table-cell>
          <table:table-cell table:formula="of:=REPLACE([.B2876]; 1; 29; &quot;&quot;)" office:value-type="string" office:string-value="MyRobotLab/pyrobotlab" calcext:value-type="string">
            <text:p>MyRobotLab/pyrobotlab</text:p>
          </table:table-cell>
        </table:table-row>
        <table:table-row table:style-name="ro1">
          <table:table-cell office:value-type="float" office:value="12794178" calcext:value-type="float">
            <text:p>12794178</text:p>
          </table:table-cell>
          <table:table-cell office:value-type="string" calcext:value-type="string">
            <text:p>https://api.github.com/repos/google/personfinder</text:p>
          </table:table-cell>
          <table:table-cell table:formula="of:=REPLACE([.B2877]; 1; 29; &quot;&quot;)" office:value-type="string" office:string-value="google/personfinder" calcext:value-type="string">
            <text:p>google/personfinder</text:p>
          </table:table-cell>
        </table:table-row>
        <table:table-row table:style-name="ro1">
          <table:table-cell office:value-type="float" office:value="12798497" calcext:value-type="float">
            <text:p>12798497</text:p>
          </table:table-cell>
          <table:table-cell office:value-type="string" calcext:value-type="string">
            <text:p>https://api.github.com/repos/madisongh/poky</text:p>
          </table:table-cell>
          <table:table-cell table:formula="of:=REPLACE([.B2878]; 1; 29; &quot;&quot;)" office:value-type="string" office:string-value="madisongh/poky" calcext:value-type="string">
            <text:p>madisongh/poky</text:p>
          </table:table-cell>
        </table:table-row>
        <table:table-row table:style-name="ro1">
          <table:table-cell office:value-type="float" office:value="12804835" calcext:value-type="float">
            <text:p>12804835</text:p>
          </table:table-cell>
          <table:table-cell office:value-type="string" calcext:value-type="string">
            <text:p>https://api.github.com/repos/gi0baro/weppy</text:p>
          </table:table-cell>
          <table:table-cell table:formula="of:=REPLACE([.B2879]; 1; 29; &quot;&quot;)" office:value-type="string" office:string-value="gi0baro/weppy" calcext:value-type="string">
            <text:p>gi0baro/weppy</text:p>
          </table:table-cell>
        </table:table-row>
        <table:table-row table:style-name="ro1">
          <table:table-cell office:value-type="float" office:value="12807586" calcext:value-type="float">
            <text:p>12807586</text:p>
          </table:table-cell>
          <table:table-cell office:value-type="string" calcext:value-type="string">
            <text:p>https://api.github.com/repos/happz/ducky</text:p>
          </table:table-cell>
          <table:table-cell table:formula="of:=REPLACE([.B2880]; 1; 29; &quot;&quot;)" office:value-type="string" office:string-value="happz/ducky" calcext:value-type="string">
            <text:p>happz/ducky</text:p>
          </table:table-cell>
        </table:table-row>
        <table:table-row table:style-name="ro1">
          <table:table-cell office:value-type="float" office:value="12811922" calcext:value-type="float">
            <text:p>12811922</text:p>
          </table:table-cell>
          <table:table-cell office:value-type="string" calcext:value-type="string">
            <text:p>https://api.github.com/repos/vlegoff/tsunami</text:p>
          </table:table-cell>
          <table:table-cell table:formula="of:=REPLACE([.B2881]; 1; 29; &quot;&quot;)" office:value-type="string" office:string-value="vlegoff/tsunami" calcext:value-type="string">
            <text:p>vlegoff/tsunami</text:p>
          </table:table-cell>
        </table:table-row>
        <table:table-row table:style-name="ro1">
          <table:table-cell office:value-type="float" office:value="12812984" calcext:value-type="float">
            <text:p>12812984</text:p>
          </table:table-cell>
          <table:table-cell office:value-type="string" calcext:value-type="string">
            <text:p>https://api.github.com/repos/droope/droopescan</text:p>
          </table:table-cell>
          <table:table-cell table:formula="of:=REPLACE([.B2882]; 1; 29; &quot;&quot;)" office:value-type="string" office:string-value="droope/droopescan" calcext:value-type="string">
            <text:p>droope/droopescan</text:p>
          </table:table-cell>
        </table:table-row>
        <table:table-row table:style-name="ro1">
          <table:table-cell office:value-type="float" office:value="12814645" calcext:value-type="float">
            <text:p>12814645</text:p>
          </table:table-cell>
          <table:table-cell office:value-type="string" calcext:value-type="string">
            <text:p>https://api.github.com/repos/devcurmudgeon/ybd</text:p>
          </table:table-cell>
          <table:table-cell table:formula="of:=REPLACE([.B2883]; 1; 29; &quot;&quot;)" office:value-type="string" office:string-value="devcurmudgeon/ybd" calcext:value-type="string">
            <text:p>devcurmudgeon/ybd</text:p>
          </table:table-cell>
        </table:table-row>
        <table:table-row table:style-name="ro1">
          <table:table-cell office:value-type="float" office:value="12821723" calcext:value-type="float">
            <text:p>12821723</text:p>
          </table:table-cell>
          <table:table-cell office:value-type="string" calcext:value-type="string">
            <text:p>https://api.github.com/repos/seadsystem/Backend</text:p>
          </table:table-cell>
          <table:table-cell table:formula="of:=REPLACE([.B2884]; 1; 29; &quot;&quot;)" office:value-type="string" office:string-value="seadsystem/Backend" calcext:value-type="string">
            <text:p>seadsystem/Backend</text:p>
          </table:table-cell>
        </table:table-row>
        <table:table-row table:style-name="ro1">
          <table:table-cell office:value-type="float" office:value="12826987" calcext:value-type="float">
            <text:p>12826987</text:p>
          </table:table-cell>
          <table:table-cell office:value-type="string" calcext:value-type="string">
            <text:p>https://api.github.com/repos/certtools/intelmq</text:p>
          </table:table-cell>
          <table:table-cell table:formula="of:=REPLACE([.B2885]; 1; 29; &quot;&quot;)" office:value-type="string" office:string-value="certtools/intelmq" calcext:value-type="string">
            <text:p>certtools/intelmq</text:p>
          </table:table-cell>
        </table:table-row>
        <table:table-row table:style-name="ro1">
          <table:table-cell office:value-type="float" office:value="12828708" calcext:value-type="float">
            <text:p>12828708</text:p>
          </table:table-cell>
          <table:table-cell office:value-type="string" calcext:value-type="string">
            <text:p>https://api.github.com/repos/zenoss/ZenPacks.zenoss.Layer2</text:p>
          </table:table-cell>
          <table:table-cell table:formula="of:=REPLACE([.B2886]; 1; 29; &quot;&quot;)" office:value-type="string" office:string-value="zenoss/ZenPacks.zenoss.Layer2" calcext:value-type="string">
            <text:p>zenoss/ZenPacks.zenoss.Layer2</text:p>
          </table:table-cell>
        </table:table-row>
        <table:table-row table:style-name="ro1">
          <table:table-cell office:value-type="float" office:value="12830105" calcext:value-type="float">
            <text:p>12830105</text:p>
          </table:table-cell>
          <table:table-cell office:value-type="string" calcext:value-type="string">
            <text:p>https://api.github.com/repos/nengo/nengo</text:p>
          </table:table-cell>
          <table:table-cell table:formula="of:=REPLACE([.B2887]; 1; 29; &quot;&quot;)" office:value-type="string" office:string-value="nengo/nengo" calcext:value-type="string">
            <text:p>nengo/nengo</text:p>
          </table:table-cell>
        </table:table-row>
        <table:table-row table:style-name="ro1">
          <table:table-cell office:value-type="float" office:value="12833540" calcext:value-type="float">
            <text:p>12833540</text:p>
          </table:table-cell>
          <table:table-cell office:value-type="string" calcext:value-type="string">
            <text:p>https://api.github.com/repos/raphaelholca/hebbianRL</text:p>
          </table:table-cell>
          <table:table-cell table:formula="of:=REPLACE([.B2888]; 1; 29; &quot;&quot;)" office:value-type="string" office:string-value="raphaelholca/hebbianRL" calcext:value-type="string">
            <text:p>raphaelholca/hebbianRL</text:p>
          </table:table-cell>
        </table:table-row>
        <table:table-row table:style-name="ro1">
          <table:table-cell office:value-type="float" office:value="12846746" calcext:value-type="float">
            <text:p>12846746</text:p>
          </table:table-cell>
          <table:table-cell office:value-type="string" calcext:value-type="string">
            <text:p>https://api.github.com/repos/charliephairoj/backend</text:p>
          </table:table-cell>
          <table:table-cell table:formula="of:=REPLACE([.B2889]; 1; 29; &quot;&quot;)" office:value-type="string" office:string-value="charliephairoj/backend" calcext:value-type="string">
            <text:p>charliephairoj/backend</text:p>
          </table:table-cell>
        </table:table-row>
        <table:table-row table:style-name="ro1">
          <table:table-cell office:value-type="float" office:value="12848508" calcext:value-type="float">
            <text:p>12848508</text:p>
          </table:table-cell>
          <table:table-cell office:value-type="string" calcext:value-type="string">
            <text:p>https://api.github.com/repos/openaddresses/machine</text:p>
          </table:table-cell>
          <table:table-cell table:formula="of:=REPLACE([.B2890]; 1; 29; &quot;&quot;)" office:value-type="string" office:string-value="openaddresses/machine" calcext:value-type="string">
            <text:p>openaddresses/machine</text:p>
          </table:table-cell>
        </table:table-row>
        <table:table-row table:style-name="ro1">
          <table:table-cell office:value-type="float" office:value="12860763" calcext:value-type="float">
            <text:p>12860763</text:p>
          </table:table-cell>
          <table:table-cell office:value-type="string" calcext:value-type="string">
            <text:p>https://api.github.com/repos/havardgulldahl/jottalib</text:p>
          </table:table-cell>
          <table:table-cell table:formula="of:=REPLACE([.B2891]; 1; 29; &quot;&quot;)" office:value-type="string" office:string-value="havardgulldahl/jottalib" calcext:value-type="string">
            <text:p>havardgulldahl/jottalib</text:p>
          </table:table-cell>
        </table:table-row>
        <table:table-row table:style-name="ro1">
          <table:table-cell office:value-type="float" office:value="12861226" calcext:value-type="float">
            <text:p>12861226</text:p>
          </table:table-cell>
          <table:table-cell office:value-type="string" calcext:value-type="string">
            <text:p>https://api.github.com/repos/Ubuntu-Solutions-Engineering/openstack-installer</text:p>
          </table:table-cell>
          <table:table-cell table:formula="of:=REPLACE([.B2892]; 1; 29; &quot;&quot;)" office:value-type="string" office:string-value="Ubuntu-Solutions-Engineering/openstack-installer" calcext:value-type="string">
            <text:p>Ubuntu-Solutions-Engineering/openstack-installer</text:p>
          </table:table-cell>
        </table:table-row>
        <table:table-row table:style-name="ro1">
          <table:table-cell office:value-type="float" office:value="12883376" calcext:value-type="float">
            <text:p>12883376</text:p>
          </table:table-cell>
          <table:table-cell office:value-type="string" calcext:value-type="string">
            <text:p>https://api.github.com/repos/monarch-initiative/dipper</text:p>
          </table:table-cell>
          <table:table-cell table:formula="of:=REPLACE([.B2893]; 1; 29; &quot;&quot;)" office:value-type="string" office:string-value="monarch-initiative/dipper" calcext:value-type="string">
            <text:p>monarch-initiative/dipper</text:p>
          </table:table-cell>
        </table:table-row>
        <table:table-row table:style-name="ro1">
          <table:table-cell office:value-type="float" office:value="12888184" calcext:value-type="float">
            <text:p>12888184</text:p>
          </table:table-cell>
          <table:table-cell office:value-type="string" calcext:value-type="string">
            <text:p>https://api.github.com/repos/datacenter/acitoolkit</text:p>
          </table:table-cell>
          <table:table-cell table:formula="of:=REPLACE([.B2894]; 1; 29; &quot;&quot;)" office:value-type="string" office:string-value="datacenter/acitoolkit" calcext:value-type="string">
            <text:p>datacenter/acitoolkit</text:p>
          </table:table-cell>
        </table:table-row>
        <table:table-row table:style-name="ro1">
          <table:table-cell office:value-type="float" office:value="12890266" calcext:value-type="float">
            <text:p>12890266</text:p>
          </table:table-cell>
          <table:table-cell office:value-type="string" calcext:value-type="string">
            <text:p>https://api.github.com/repos/jgm/CommonMark</text:p>
          </table:table-cell>
          <table:table-cell table:formula="of:=REPLACE([.B2895]; 1; 29; &quot;&quot;)" office:value-type="string" office:string-value="jgm/CommonMark" calcext:value-type="string">
            <text:p>jgm/CommonMark</text:p>
          </table:table-cell>
        </table:table-row>
        <table:table-row table:style-name="ro1">
          <table:table-cell office:value-type="float" office:value="12908035" calcext:value-type="float">
            <text:p>12908035</text:p>
          </table:table-cell>
          <table:table-cell office:value-type="string" calcext:value-type="string">
            <text:p>https://api.github.com/repos/agdsn/hades</text:p>
          </table:table-cell>
          <table:table-cell table:formula="of:=REPLACE([.B2896]; 1; 29; &quot;&quot;)" office:value-type="string" office:string-value="agdsn/hades" calcext:value-type="string">
            <text:p>agdsn/hades</text:p>
          </table:table-cell>
        </table:table-row>
        <table:table-row table:style-name="ro1">
          <table:table-cell office:value-type="float" office:value="12924819" calcext:value-type="float">
            <text:p>12924819</text:p>
          </table:table-cell>
          <table:table-cell office:value-type="string" calcext:value-type="string">
            <text:p>https://api.github.com/repos/agoravoting/agora-dev-box</text:p>
          </table:table-cell>
          <table:table-cell table:formula="of:=REPLACE([.B2897]; 1; 29; &quot;&quot;)" office:value-type="string" office:string-value="agoravoting/agora-dev-box" calcext:value-type="string">
            <text:p>agoravoting/agora-dev-box</text:p>
          </table:table-cell>
        </table:table-row>
        <table:table-row table:style-name="ro1">
          <table:table-cell office:value-type="float" office:value="12927427" calcext:value-type="float">
            <text:p>12927427</text:p>
          </table:table-cell>
          <table:table-cell office:value-type="string" calcext:value-type="string">
            <text:p>https://api.github.com/repos/Savemech/zabbix</text:p>
          </table:table-cell>
          <table:table-cell table:formula="of:=REPLACE([.B2898]; 1; 29; &quot;&quot;)" office:value-type="string" office:string-value="Savemech/zabbix" calcext:value-type="string">
            <text:p>Savemech/zabbix</text:p>
          </table:table-cell>
        </table:table-row>
        <table:table-row table:style-name="ro1">
          <table:table-cell office:value-type="float" office:value="12932186" calcext:value-type="float">
            <text:p>12932186</text:p>
          </table:table-cell>
          <table:table-cell office:value-type="string" calcext:value-type="string">
            <text:p>https://api.github.com/repos/kbase/transform</text:p>
          </table:table-cell>
          <table:table-cell table:formula="of:=REPLACE([.B2899]; 1; 29; &quot;&quot;)" office:value-type="string" office:string-value="kbase/transform" calcext:value-type="string">
            <text:p>kbase/transform</text:p>
          </table:table-cell>
        </table:table-row>
        <table:table-row table:style-name="ro1">
          <table:table-cell office:value-type="float" office:value="12942965" calcext:value-type="float">
            <text:p>12942965</text:p>
          </table:table-cell>
          <table:table-cell office:value-type="string" calcext:value-type="string">
            <text:p>https://api.github.com/repos/FAForever/server</text:p>
          </table:table-cell>
          <table:table-cell table:formula="of:=REPLACE([.B2900]; 1; 29; &quot;&quot;)" office:value-type="string" office:string-value="FAForever/server" calcext:value-type="string">
            <text:p>FAForever/server</text:p>
          </table:table-cell>
        </table:table-row>
        <table:table-row table:style-name="ro1">
          <table:table-cell office:value-type="float" office:value="12943024" calcext:value-type="float">
            <text:p>12943024</text:p>
          </table:table-cell>
          <table:table-cell office:value-type="string" calcext:value-type="string">
            <text:p>https://api.github.com/repos/manuelcortez/TWBlue</text:p>
          </table:table-cell>
          <table:table-cell table:formula="of:=REPLACE([.B2901]; 1; 29; &quot;&quot;)" office:value-type="string" office:string-value="manuelcortez/TWBlue" calcext:value-type="string">
            <text:p>manuelcortez/TWBlue</text:p>
          </table:table-cell>
        </table:table-row>
        <table:table-row table:style-name="ro1">
          <table:table-cell office:value-type="float" office:value="12949185" calcext:value-type="float">
            <text:p>12949185</text:p>
          </table:table-cell>
          <table:table-cell office:value-type="string" calcext:value-type="string">
            <text:p>https://api.github.com/repos/boywert/LGAL-tools</text:p>
          </table:table-cell>
          <table:table-cell table:formula="of:=REPLACE([.B2902]; 1; 29; &quot;&quot;)" office:value-type="string" office:string-value="boywert/LGAL-tools" calcext:value-type="string">
            <text:p>boywert/LGAL-tools</text:p>
          </table:table-cell>
        </table:table-row>
        <table:table-row table:style-name="ro1">
          <table:table-cell office:value-type="float" office:value="12952045" calcext:value-type="float">
            <text:p>12952045</text:p>
          </table:table-cell>
          <table:table-cell office:value-type="string" calcext:value-type="string">
            <text:p>https://api.github.com/repos/programa-stic/barf-project</text:p>
          </table:table-cell>
          <table:table-cell table:formula="of:=REPLACE([.B2903]; 1; 29; &quot;&quot;)" office:value-type="string" office:string-value="programa-stic/barf-project" calcext:value-type="string">
            <text:p>programa-stic/barf-project</text:p>
          </table:table-cell>
        </table:table-row>
        <table:table-row table:style-name="ro1">
          <table:table-cell office:value-type="float" office:value="12952118" calcext:value-type="float">
            <text:p>12952118</text:p>
          </table:table-cell>
          <table:table-cell office:value-type="string" calcext:value-type="string">
            <text:p>https://api.github.com/repos/fako/datascope</text:p>
          </table:table-cell>
          <table:table-cell table:formula="of:=REPLACE([.B2904]; 1; 29; &quot;&quot;)" office:value-type="string" office:string-value="fako/datascope" calcext:value-type="string">
            <text:p>fako/datascope</text:p>
          </table:table-cell>
        </table:table-row>
        <table:table-row table:style-name="ro1">
          <table:table-cell office:value-type="float" office:value="12957080" calcext:value-type="float">
            <text:p>12957080</text:p>
          </table:table-cell>
          <table:table-cell office:value-type="string" calcext:value-type="string">
            <text:p>https://api.github.com/repos/cbcrg/pergola</text:p>
          </table:table-cell>
          <table:table-cell table:formula="of:=REPLACE([.B2905]; 1; 29; &quot;&quot;)" office:value-type="string" office:string-value="cbcrg/pergola" calcext:value-type="string">
            <text:p>cbcrg/pergola</text:p>
          </table:table-cell>
        </table:table-row>
        <table:table-row table:style-name="ro1">
          <table:table-cell office:value-type="float" office:value="12962304" calcext:value-type="float">
            <text:p>12962304</text:p>
          </table:table-cell>
          <table:table-cell office:value-type="string" calcext:value-type="string">
            <text:p>https://api.github.com/repos/ministryofjustice/cla_backend</text:p>
          </table:table-cell>
          <table:table-cell table:formula="of:=REPLACE([.B2906]; 1; 29; &quot;&quot;)" office:value-type="string" office:string-value="ministryofjustice/cla_backend" calcext:value-type="string">
            <text:p>ministryofjustice/cla_backend</text:p>
          </table:table-cell>
        </table:table-row>
        <table:table-row table:style-name="ro1">
          <table:table-cell office:value-type="float" office:value="12971482" calcext:value-type="float">
            <text:p>12971482</text:p>
          </table:table-cell>
          <table:table-cell office:value-type="string" calcext:value-type="string">
            <text:p>https://api.github.com/repos/zeromq/zproject</text:p>
          </table:table-cell>
          <table:table-cell table:formula="of:=REPLACE([.B2907]; 1; 29; &quot;&quot;)" office:value-type="string" office:string-value="zeromq/zproject" calcext:value-type="string">
            <text:p>zeromq/zproject</text:p>
          </table:table-cell>
        </table:table-row>
        <table:table-row table:style-name="ro1">
          <table:table-cell office:value-type="float" office:value="12972975" calcext:value-type="float">
            <text:p>12972975</text:p>
          </table:table-cell>
          <table:table-cell office:value-type="string" calcext:value-type="string">
            <text:p>https://api.github.com/repos/ccnmtl/wacep</text:p>
          </table:table-cell>
          <table:table-cell table:formula="of:=REPLACE([.B2908]; 1; 29; &quot;&quot;)" office:value-type="string" office:string-value="ccnmtl/wacep" calcext:value-type="string">
            <text:p>ccnmtl/wacep</text:p>
          </table:table-cell>
        </table:table-row>
        <table:table-row table:style-name="ro1">
          <table:table-cell office:value-type="float" office:value="12980634" calcext:value-type="float">
            <text:p>12980634</text:p>
          </table:table-cell>
          <table:table-cell office:value-type="string" calcext:value-type="string">
            <text:p>https://api.github.com/repos/usnistgov/mosaic</text:p>
          </table:table-cell>
          <table:table-cell table:formula="of:=REPLACE([.B2909]; 1; 29; &quot;&quot;)" office:value-type="string" office:string-value="usnistgov/mosaic" calcext:value-type="string">
            <text:p>usnistgov/mosaic</text:p>
          </table:table-cell>
        </table:table-row>
        <table:table-row table:style-name="ro1">
          <table:table-cell office:value-type="float" office:value="12984034" calcext:value-type="float">
            <text:p>12984034</text:p>
          </table:table-cell>
          <table:table-cell office:value-type="string" calcext:value-type="string">
            <text:p>https://api.github.com/repos/vnsofthe/odoo-dev</text:p>
          </table:table-cell>
          <table:table-cell table:formula="of:=REPLACE([.B2910]; 1; 29; &quot;&quot;)" office:value-type="string" office:string-value="vnsofthe/odoo-dev" calcext:value-type="string">
            <text:p>vnsofthe/odoo-dev</text:p>
          </table:table-cell>
        </table:table-row>
        <table:table-row table:style-name="ro1">
          <table:table-cell office:value-type="float" office:value="12984825" calcext:value-type="float">
            <text:p>12984825</text:p>
          </table:table-cell>
          <table:table-cell office:value-type="string" calcext:value-type="string">
            <text:p>https://api.github.com/repos/vlachoudis/bCNC</text:p>
          </table:table-cell>
          <table:table-cell table:formula="of:=REPLACE([.B2911]; 1; 29; &quot;&quot;)" office:value-type="string" office:string-value="vlachoudis/bCNC" calcext:value-type="string">
            <text:p>vlachoudis/bCNC</text:p>
          </table:table-cell>
        </table:table-row>
        <table:table-row table:style-name="ro1">
          <table:table-cell office:value-type="float" office:value="12985683" calcext:value-type="float">
            <text:p>12985683</text:p>
          </table:table-cell>
          <table:table-cell office:value-type="string" calcext:value-type="string">
            <text:p>https://api.github.com/repos/marl/jams</text:p>
          </table:table-cell>
          <table:table-cell table:formula="of:=REPLACE([.B2912]; 1; 29; &quot;&quot;)" office:value-type="string" office:string-value="marl/jams" calcext:value-type="string">
            <text:p>marl/jams</text:p>
          </table:table-cell>
        </table:table-row>
        <table:table-row table:style-name="ro1">
          <table:table-cell office:value-type="float" office:value="13007562" calcext:value-type="float">
            <text:p>13007562</text:p>
          </table:table-cell>
          <table:table-cell office:value-type="string" calcext:value-type="string">
            <text:p>https://api.github.com/repos/ioam/holoviews</text:p>
          </table:table-cell>
          <table:table-cell table:formula="of:=REPLACE([.B2913]; 1; 29; &quot;&quot;)" office:value-type="string" office:string-value="ioam/holoviews" calcext:value-type="string">
            <text:p>ioam/holoviews</text:p>
          </table:table-cell>
        </table:table-row>
        <table:table-row table:style-name="ro1">
          <table:table-cell office:value-type="float" office:value="13014712" calcext:value-type="float">
            <text:p>13014712</text:p>
          </table:table-cell>
          <table:table-cell office:value-type="string" calcext:value-type="string">
            <text:p>https://api.github.com/repos/ipa320/cob_robots</text:p>
          </table:table-cell>
          <table:table-cell table:formula="of:=REPLACE([.B2914]; 1; 29; &quot;&quot;)" office:value-type="string" office:string-value="ipa320/cob_robots" calcext:value-type="string">
            <text:p>ipa320/cob_robots</text:p>
          </table:table-cell>
        </table:table-row>
        <table:table-row table:style-name="ro1">
          <table:table-cell office:value-type="float" office:value="13019607" calcext:value-type="float">
            <text:p>13019607</text:p>
          </table:table-cell>
          <table:table-cell office:value-type="string" calcext:value-type="string">
            <text:p>https://api.github.com/repos/PanDAWMS/pilot</text:p>
          </table:table-cell>
          <table:table-cell table:formula="of:=REPLACE([.B2915]; 1; 29; &quot;&quot;)" office:value-type="string" office:string-value="PanDAWMS/pilot" calcext:value-type="string">
            <text:p>PanDAWMS/pilot</text:p>
          </table:table-cell>
        </table:table-row>
        <table:table-row table:style-name="ro1">
          <table:table-cell office:value-type="float" office:value="13019818" calcext:value-type="float">
            <text:p>13019818</text:p>
          </table:table-cell>
          <table:table-cell office:value-type="string" calcext:value-type="string">
            <text:p>https://api.github.com/repos/ccnmtl/forest</text:p>
          </table:table-cell>
          <table:table-cell table:formula="of:=REPLACE([.B2916]; 1; 29; &quot;&quot;)" office:value-type="string" office:string-value="ccnmtl/forest" calcext:value-type="string">
            <text:p>ccnmtl/forest</text:p>
          </table:table-cell>
        </table:table-row>
        <table:table-row table:style-name="ro1">
          <table:table-cell office:value-type="float" office:value="13026115" calcext:value-type="float">
            <text:p>13026115</text:p>
          </table:table-cell>
          <table:table-cell office:value-type="string" calcext:value-type="string">
            <text:p>https://api.github.com/repos/FrederikDiehl/apsis</text:p>
          </table:table-cell>
          <table:table-cell table:formula="of:=REPLACE([.B2917]; 1; 29; &quot;&quot;)" office:value-type="string" office:string-value="FrederikDiehl/apsis" calcext:value-type="string">
            <text:p>FrederikDiehl/apsis</text:p>
          </table:table-cell>
        </table:table-row>
        <table:table-row table:style-name="ro1">
          <table:table-cell office:value-type="float" office:value="13027624" calcext:value-type="float">
            <text:p>13027624</text:p>
          </table:table-cell>
          <table:table-cell office:value-type="string" calcext:value-type="string">
            <text:p>https://api.github.com/repos/redhat-cip/software-factory</text:p>
          </table:table-cell>
          <table:table-cell table:formula="of:=REPLACE([.B2918]; 1; 29; &quot;&quot;)" office:value-type="string" office:string-value="redhat-cip/software-factory" calcext:value-type="string">
            <text:p>redhat-cip/software-factory</text:p>
          </table:table-cell>
        </table:table-row>
        <table:table-row table:style-name="ro1">
          <table:table-cell office:value-type="float" office:value="13032766" calcext:value-type="float">
            <text:p>13032766</text:p>
          </table:table-cell>
          <table:table-cell office:value-type="string" calcext:value-type="string">
            <text:p>https://api.github.com/repos/debtcollective/debtcollective-web</text:p>
          </table:table-cell>
          <table:table-cell table:formula="of:=REPLACE([.B2919]; 1; 29; &quot;&quot;)" office:value-type="string" office:string-value="debtcollective/debtcollective-web" calcext:value-type="string">
            <text:p>debtcollective/debtcollective-web</text:p>
          </table:table-cell>
        </table:table-row>
        <table:table-row table:style-name="ro1">
          <table:table-cell office:value-type="float" office:value="13041073" calcext:value-type="float">
            <text:p>13041073</text:p>
          </table:table-cell>
          <table:table-cell office:value-type="string" calcext:value-type="string">
            <text:p>https://api.github.com/repos/blogbar/blogbar</text:p>
          </table:table-cell>
          <table:table-cell table:formula="of:=REPLACE([.B2920]; 1; 29; &quot;&quot;)" office:value-type="string" office:string-value="blogbar/blogbar" calcext:value-type="string">
            <text:p>blogbar/blogbar</text:p>
          </table:table-cell>
        </table:table-row>
        <table:table-row table:style-name="ro1">
          <table:table-cell office:value-type="float" office:value="13055666" calcext:value-type="float">
            <text:p>13055666</text:p>
          </table:table-cell>
          <table:table-cell office:value-type="string" calcext:value-type="string">
            <text:p>https://api.github.com/repos/gitsimon/tq_website</text:p>
          </table:table-cell>
          <table:table-cell table:formula="of:=REPLACE([.B2921]; 1; 29; &quot;&quot;)" office:value-type="string" office:string-value="gitsimon/tq_website" calcext:value-type="string">
            <text:p>gitsimon/tq_website</text:p>
          </table:table-cell>
        </table:table-row>
        <table:table-row table:style-name="ro1">
          <table:table-cell office:value-type="float" office:value="13059937" calcext:value-type="float">
            <text:p>13059937</text:p>
          </table:table-cell>
          <table:table-cell office:value-type="string" calcext:value-type="string">
            <text:p>https://api.github.com/repos/tdbaddon/tdbaddon</text:p>
          </table:table-cell>
          <table:table-cell table:formula="of:=REPLACE([.B2922]; 1; 29; &quot;&quot;)" office:value-type="string" office:string-value="tdbaddon/tdbaddon" calcext:value-type="string">
            <text:p>tdbaddon/tdbaddon</text:p>
          </table:table-cell>
        </table:table-row>
        <table:table-row table:style-name="ro1">
          <table:table-cell office:value-type="float" office:value="13074870" calcext:value-type="float">
            <text:p>13074870</text:p>
          </table:table-cell>
          <table:table-cell office:value-type="string" calcext:value-type="string">
            <text:p>https://api.github.com/repos/mathics/Mathics</text:p>
          </table:table-cell>
          <table:table-cell table:formula="of:=REPLACE([.B2923]; 1; 29; &quot;&quot;)" office:value-type="string" office:string-value="mathics/Mathics" calcext:value-type="string">
            <text:p>mathics/Mathics</text:p>
          </table:table-cell>
        </table:table-row>
        <table:table-row table:style-name="ro1">
          <table:table-cell office:value-type="float" office:value="13078176" calcext:value-type="float">
            <text:p>13078176</text:p>
          </table:table-cell>
          <table:table-cell office:value-type="string" calcext:value-type="string">
            <text:p>https://api.github.com/repos/tarball69/tkScenarist</text:p>
          </table:table-cell>
          <table:table-cell table:formula="of:=REPLACE([.B2924]; 1; 29; &quot;&quot;)" office:value-type="string" office:string-value="tarball69/tkScenarist" calcext:value-type="string">
            <text:p>tarball69/tkScenarist</text:p>
          </table:table-cell>
        </table:table-row>
        <table:table-row table:style-name="ro1">
          <table:table-cell office:value-type="float" office:value="13080877" calcext:value-type="float">
            <text:p>13080877</text:p>
          </table:table-cell>
          <table:table-cell office:value-type="string" calcext:value-type="string">
            <text:p>https://api.github.com/repos/percyfal/snakemakelib</text:p>
          </table:table-cell>
          <table:table-cell table:formula="of:=REPLACE([.B2925]; 1; 29; &quot;&quot;)" office:value-type="string" office:string-value="percyfal/snakemakelib" calcext:value-type="string">
            <text:p>percyfal/snakemakelib</text:p>
          </table:table-cell>
        </table:table-row>
        <table:table-row table:style-name="ro1">
          <table:table-cell office:value-type="float" office:value="13088338" calcext:value-type="float">
            <text:p>13088338</text:p>
          </table:table-cell>
          <table:table-cell office:value-type="string" calcext:value-type="string">
            <text:p>https://api.github.com/repos/rapidpro/tracpro</text:p>
          </table:table-cell>
          <table:table-cell table:formula="of:=REPLACE([.B2926]; 1; 29; &quot;&quot;)" office:value-type="string" office:string-value="rapidpro/tracpro" calcext:value-type="string">
            <text:p>rapidpro/tracpro</text:p>
          </table:table-cell>
        </table:table-row>
        <table:table-row table:style-name="ro1">
          <table:table-cell office:value-type="float" office:value="13093035" calcext:value-type="float">
            <text:p>13093035</text:p>
          </table:table-cell>
          <table:table-cell office:value-type="string" calcext:value-type="string">
            <text:p>https://api.github.com/repos/nate-parrott/Flashlight</text:p>
          </table:table-cell>
          <table:table-cell table:formula="of:=REPLACE([.B2927]; 1; 29; &quot;&quot;)" office:value-type="string" office:string-value="nate-parrott/Flashlight" calcext:value-type="string">
            <text:p>nate-parrott/Flashlight</text:p>
          </table:table-cell>
        </table:table-row>
        <table:table-row table:style-name="ro1">
          <table:table-cell office:value-type="float" office:value="13095216" calcext:value-type="float">
            <text:p>13095216</text:p>
          </table:table-cell>
          <table:table-cell office:value-type="string" calcext:value-type="string">
            <text:p>https://api.github.com/repos/StackStorm/st2</text:p>
          </table:table-cell>
          <table:table-cell table:formula="of:=REPLACE([.B2928]; 1; 29; &quot;&quot;)" office:value-type="string" office:string-value="StackStorm/st2" calcext:value-type="string">
            <text:p>StackStorm/st2</text:p>
          </table:table-cell>
        </table:table-row>
        <table:table-row table:style-name="ro1">
          <table:table-cell office:value-type="float" office:value="13099602" calcext:value-type="float">
            <text:p>13099602</text:p>
          </table:table-cell>
          <table:table-cell office:value-type="string" calcext:value-type="string">
            <text:p>https://api.github.com/repos/ODiogoSilva/TriFusion</text:p>
          </table:table-cell>
          <table:table-cell table:formula="of:=REPLACE([.B2929]; 1; 29; &quot;&quot;)" office:value-type="string" office:string-value="ODiogoSilva/TriFusion" calcext:value-type="string">
            <text:p>ODiogoSilva/TriFusion</text:p>
          </table:table-cell>
        </table:table-row>
        <table:table-row table:style-name="ro1">
          <table:table-cell office:value-type="float" office:value="13099626" calcext:value-type="float">
            <text:p>13099626</text:p>
          </table:table-cell>
          <table:table-cell office:value-type="string" calcext:value-type="string">
            <text:p>https://api.github.com/repos/ExCiteS/geokey</text:p>
          </table:table-cell>
          <table:table-cell table:formula="of:=REPLACE([.B2930]; 1; 29; &quot;&quot;)" office:value-type="string" office:string-value="ExCiteS/geokey" calcext:value-type="string">
            <text:p>ExCiteS/geokey</text:p>
          </table:table-cell>
        </table:table-row>
        <table:table-row table:style-name="ro1">
          <table:table-cell office:value-type="float" office:value="13099782" calcext:value-type="float">
            <text:p>13099782</text:p>
          </table:table-cell>
          <table:table-cell office:value-type="string" calcext:value-type="string">
            <text:p>https://api.github.com/repos/MSPARP/newparp</text:p>
          </table:table-cell>
          <table:table-cell table:formula="of:=REPLACE([.B2931]; 1; 29; &quot;&quot;)" office:value-type="string" office:string-value="MSPARP/newparp" calcext:value-type="string">
            <text:p>MSPARP/newparp</text:p>
          </table:table-cell>
        </table:table-row>
        <table:table-row table:style-name="ro1">
          <table:table-cell office:value-type="float" office:value="13101732" calcext:value-type="float">
            <text:p>13101732</text:p>
          </table:table-cell>
          <table:table-cell office:value-type="string" calcext:value-type="string">
            <text:p>https://api.github.com/repos/DDMAL/Rodan</text:p>
          </table:table-cell>
          <table:table-cell table:formula="of:=REPLACE([.B2932]; 1; 29; &quot;&quot;)" office:value-type="string" office:string-value="DDMAL/Rodan" calcext:value-type="string">
            <text:p>DDMAL/Rodan</text:p>
          </table:table-cell>
        </table:table-row>
        <table:table-row table:style-name="ro1">
          <table:table-cell office:value-type="float" office:value="13107593" calcext:value-type="float">
            <text:p>13107593</text:p>
          </table:table-cell>
          <table:table-cell office:value-type="string" calcext:value-type="string">
            <text:p>https://api.github.com/repos/OCA/l10n-brazil</text:p>
          </table:table-cell>
          <table:table-cell table:formula="of:=REPLACE([.B2933]; 1; 29; &quot;&quot;)" office:value-type="string" office:string-value="OCA/l10n-brazil" calcext:value-type="string">
            <text:p>OCA/l10n-brazil</text:p>
          </table:table-cell>
        </table:table-row>
        <table:table-row table:style-name="ro1">
          <table:table-cell office:value-type="float" office:value="13109321" calcext:value-type="float">
            <text:p>13109321</text:p>
          </table:table-cell>
          <table:table-cell office:value-type="string" calcext:value-type="string">
            <text:p>https://api.github.com/repos/markovmodel/PyEMMA</text:p>
          </table:table-cell>
          <table:table-cell table:formula="of:=REPLACE([.B2934]; 1; 29; &quot;&quot;)" office:value-type="string" office:string-value="markovmodel/PyEMMA" calcext:value-type="string">
            <text:p>markovmodel/PyEMMA</text:p>
          </table:table-cell>
        </table:table-row>
        <table:table-row table:style-name="ro1">
          <table:table-cell office:value-type="float" office:value="13110696" calcext:value-type="float">
            <text:p>13110696</text:p>
          </table:table-cell>
          <table:table-cell office:value-type="string" calcext:value-type="string">
            <text:p>https://api.github.com/repos/michaelmcmillan/Studjobb</text:p>
          </table:table-cell>
          <table:table-cell table:formula="of:=REPLACE([.B2935]; 1; 29; &quot;&quot;)" office:value-type="string" office:string-value="michaelmcmillan/Studjobb" calcext:value-type="string">
            <text:p>michaelmcmillan/Studjobb</text:p>
          </table:table-cell>
        </table:table-row>
        <table:table-row table:style-name="ro1">
          <table:table-cell office:value-type="float" office:value="13113070" calcext:value-type="float">
            <text:p>13113070</text:p>
          </table:table-cell>
          <table:table-cell office:value-type="string" calcext:value-type="string">
            <text:p>https://api.github.com/repos/desihub/desispec</text:p>
          </table:table-cell>
          <table:table-cell table:formula="of:=REPLACE([.B2936]; 1; 29; &quot;&quot;)" office:value-type="string" office:string-value="desihub/desispec" calcext:value-type="string">
            <text:p>desihub/desispec</text:p>
          </table:table-cell>
        </table:table-row>
        <table:table-row table:style-name="ro1">
          <table:table-cell office:value-type="float" office:value="13115384" calcext:value-type="float">
            <text:p>13115384</text:p>
          </table:table-cell>
          <table:table-cell office:value-type="string" calcext:value-type="string">
            <text:p>https://api.github.com/repos/jhawkey/IS_mapper</text:p>
          </table:table-cell>
          <table:table-cell table:formula="of:=REPLACE([.B2937]; 1; 29; &quot;&quot;)" office:value-type="string" office:string-value="jhawkey/IS_mapper" calcext:value-type="string">
            <text:p>jhawkey/IS_mapper</text:p>
          </table:table-cell>
        </table:table-row>
        <table:table-row table:style-name="ro1">
          <table:table-cell office:value-type="float" office:value="13122864" calcext:value-type="float">
            <text:p>13122864</text:p>
          </table:table-cell>
          <table:table-cell office:value-type="string" calcext:value-type="string">
            <text:p>https://api.github.com/repos/01org/virtual-storage-manager</text:p>
          </table:table-cell>
          <table:table-cell table:formula="of:=REPLACE([.B2938]; 1; 29; &quot;&quot;)" office:value-type="string" office:string-value="01org/virtual-storage-manager" calcext:value-type="string">
            <text:p>01org/virtual-storage-manager</text:p>
          </table:table-cell>
        </table:table-row>
        <table:table-row table:style-name="ro1">
          <table:table-cell office:value-type="float" office:value="13125369" calcext:value-type="float">
            <text:p>13125369</text:p>
          </table:table-cell>
          <table:table-cell office:value-type="string" calcext:value-type="string">
            <text:p>https://api.github.com/repos/Parallel-in-Time/pySDC</text:p>
          </table:table-cell>
          <table:table-cell table:formula="of:=REPLACE([.B2939]; 1; 29; &quot;&quot;)" office:value-type="string" office:string-value="Parallel-in-Time/pySDC" calcext:value-type="string">
            <text:p>Parallel-in-Time/pySDC</text:p>
          </table:table-cell>
        </table:table-row>
        <table:table-row table:style-name="ro1">
          <table:table-cell office:value-type="float" office:value="13127263" calcext:value-type="float">
            <text:p>13127263</text:p>
          </table:table-cell>
          <table:table-cell office:value-type="string" calcext:value-type="string">
            <text:p>https://api.github.com/repos/ganeti/ganeti</text:p>
          </table:table-cell>
          <table:table-cell table:formula="of:=REPLACE([.B2940]; 1; 29; &quot;&quot;)" office:value-type="string" office:string-value="ganeti/ganeti" calcext:value-type="string">
            <text:p>ganeti/ganeti</text:p>
          </table:table-cell>
        </table:table-row>
        <table:table-row table:style-name="ro1">
          <table:table-cell office:value-type="float" office:value="13129493" calcext:value-type="float">
            <text:p>13129493</text:p>
          </table:table-cell>
          <table:table-cell office:value-type="string" calcext:value-type="string">
            <text:p>https://api.github.com/repos/openprocurement/openprocurement.auction</text:p>
          </table:table-cell>
          <table:table-cell table:formula="of:=REPLACE([.B2941]; 1; 29; &quot;&quot;)" office:value-type="string" office:string-value="openprocurement/openprocurement.auction" calcext:value-type="string">
            <text:p>openprocurement/openprocurement.auction</text:p>
          </table:table-cell>
        </table:table-row>
        <table:table-row table:style-name="ro1">
          <table:table-cell office:value-type="float" office:value="13129771" calcext:value-type="float">
            <text:p>13129771</text:p>
          </table:table-cell>
          <table:table-cell office:value-type="string" calcext:value-type="string">
            <text:p>https://api.github.com/repos/adaptive-learning/proso-apps</text:p>
          </table:table-cell>
          <table:table-cell table:formula="of:=REPLACE([.B2942]; 1; 29; &quot;&quot;)" office:value-type="string" office:string-value="adaptive-learning/proso-apps" calcext:value-type="string">
            <text:p>adaptive-learning/proso-apps</text:p>
          </table:table-cell>
        </table:table-row>
        <table:table-row table:style-name="ro1">
          <table:table-cell office:value-type="float" office:value="13130326" calcext:value-type="float">
            <text:p>13130326</text:p>
          </table:table-cell>
          <table:table-cell office:value-type="string" calcext:value-type="string">
            <text:p>https://api.github.com/repos/bird-house/hummingbird</text:p>
          </table:table-cell>
          <table:table-cell table:formula="of:=REPLACE([.B2943]; 1; 29; &quot;&quot;)" office:value-type="string" office:string-value="bird-house/hummingbird" calcext:value-type="string">
            <text:p>bird-house/hummingbird</text:p>
          </table:table-cell>
        </table:table-row>
        <table:table-row table:style-name="ro1">
          <table:table-cell office:value-type="float" office:value="13136133" calcext:value-type="float">
            <text:p>13136133</text:p>
          </table:table-cell>
          <table:table-cell office:value-type="string" calcext:value-type="string">
            <text:p>https://api.github.com/repos/davyx8/Python</text:p>
          </table:table-cell>
          <table:table-cell table:formula="of:=REPLACE([.B2944]; 1; 29; &quot;&quot;)" office:value-type="string" office:string-value="davyx8/Python" calcext:value-type="string">
            <text:p>davyx8/Python</text:p>
          </table:table-cell>
        </table:table-row>
        <table:table-row table:style-name="ro1">
          <table:table-cell office:value-type="float" office:value="13141680" calcext:value-type="float">
            <text:p>13141680</text:p>
          </table:table-cell>
          <table:table-cell office:value-type="string" calcext:value-type="string">
            <text:p>https://api.github.com/repos/esitarski/RaceDB</text:p>
          </table:table-cell>
          <table:table-cell table:formula="of:=REPLACE([.B2945]; 1; 29; &quot;&quot;)" office:value-type="string" office:string-value="esitarski/RaceDB" calcext:value-type="string">
            <text:p>esitarski/RaceDB</text:p>
          </table:table-cell>
        </table:table-row>
        <table:table-row table:style-name="ro1">
          <table:table-cell office:value-type="float" office:value="13149219" calcext:value-type="float">
            <text:p>13149219</text:p>
          </table:table-cell>
          <table:table-cell office:value-type="string" calcext:value-type="string">
            <text:p>https://api.github.com/repos/SpiNNakerManchester/SpiNNFrontEndCommon</text:p>
          </table:table-cell>
          <table:table-cell table:formula="of:=REPLACE([.B2946]; 1; 29; &quot;&quot;)" office:value-type="string" office:string-value="SpiNNakerManchester/SpiNNFrontEndCommon" calcext:value-type="string">
            <text:p>SpiNNakerManchester/SpiNNFrontEndCommon</text:p>
          </table:table-cell>
        </table:table-row>
        <table:table-row table:style-name="ro1">
          <table:table-cell office:value-type="float" office:value="13158931" calcext:value-type="float">
            <text:p>13158931</text:p>
          </table:table-cell>
          <table:table-cell office:value-type="string" calcext:value-type="string">
            <text:p>https://api.github.com/repos/brasilcomvc/brasilcomvc</text:p>
          </table:table-cell>
          <table:table-cell table:formula="of:=REPLACE([.B2947]; 1; 29; &quot;&quot;)" office:value-type="string" office:string-value="brasilcomvc/brasilcomvc" calcext:value-type="string">
            <text:p>brasilcomvc/brasilcomvc</text:p>
          </table:table-cell>
        </table:table-row>
        <table:table-row table:style-name="ro1">
          <table:table-cell office:value-type="float" office:value="13161194" calcext:value-type="float">
            <text:p>13161194</text:p>
          </table:table-cell>
          <table:table-cell office:value-type="string" calcext:value-type="string">
            <text:p>https://api.github.com/repos/ccnmtl/brownfield_django</text:p>
          </table:table-cell>
          <table:table-cell table:formula="of:=REPLACE([.B2948]; 1; 29; &quot;&quot;)" office:value-type="string" office:string-value="ccnmtl/brownfield_django" calcext:value-type="string">
            <text:p>ccnmtl/brownfield_django</text:p>
          </table:table-cell>
        </table:table-row>
        <table:table-row table:style-name="ro1">
          <table:table-cell office:value-type="float" office:value="13335376" calcext:value-type="float">
            <text:p>13335376</text:p>
          </table:table-cell>
          <table:table-cell office:value-type="string" calcext:value-type="string">
            <text:p>https://api.github.com/repos/CenterForOpenScience/osf.io</text:p>
          </table:table-cell>
          <table:table-cell table:formula="of:=REPLACE([.B2949]; 1; 29; &quot;&quot;)" office:value-type="string" office:string-value="CenterForOpenScience/osf.io" calcext:value-type="string">
            <text:p>CenterForOpenScience/osf.io</text:p>
          </table:table-cell>
        </table:table-row>
        <table:table-row table:style-name="ro1">
          <table:table-cell office:value-type="float" office:value="13335611" calcext:value-type="float">
            <text:p>13335611</text:p>
          </table:table-cell>
          <table:table-cell office:value-type="string" calcext:value-type="string">
            <text:p>https://api.github.com/repos/mattjhayes/nmeta</text:p>
          </table:table-cell>
          <table:table-cell table:formula="of:=REPLACE([.B2950]; 1; 29; &quot;&quot;)" office:value-type="string" office:string-value="mattjhayes/nmeta" calcext:value-type="string">
            <text:p>mattjhayes/nmeta</text:p>
          </table:table-cell>
        </table:table-row>
        <table:table-row table:style-name="ro1">
          <table:table-cell office:value-type="float" office:value="13339387" calcext:value-type="float">
            <text:p>13339387</text:p>
          </table:table-cell>
          <table:table-cell office:value-type="string" calcext:value-type="string">
            <text:p>https://api.github.com/repos/mdtraj/mdtraj</text:p>
          </table:table-cell>
          <table:table-cell table:formula="of:=REPLACE([.B2951]; 1; 29; &quot;&quot;)" office:value-type="string" office:string-value="mdtraj/mdtraj" calcext:value-type="string">
            <text:p>mdtraj/mdtraj</text:p>
          </table:table-cell>
        </table:table-row>
        <table:table-row table:style-name="ro1">
          <table:table-cell office:value-type="float" office:value="13347765" calcext:value-type="float">
            <text:p>13347765</text:p>
          </table:table-cell>
          <table:table-cell office:value-type="string" calcext:value-type="string">
            <text:p>https://api.github.com/repos/asteca/ASteCA</text:p>
          </table:table-cell>
          <table:table-cell table:formula="of:=REPLACE([.B2952]; 1; 29; &quot;&quot;)" office:value-type="string" office:string-value="asteca/ASteCA" calcext:value-type="string">
            <text:p>asteca/ASteCA</text:p>
          </table:table-cell>
        </table:table-row>
        <table:table-row table:style-name="ro1">
          <table:table-cell office:value-type="float" office:value="13352889" calcext:value-type="float">
            <text:p>13352889</text:p>
          </table:table-cell>
          <table:table-cell office:value-type="string" calcext:value-type="string">
            <text:p>https://api.github.com/repos/oe-lite/base</text:p>
          </table:table-cell>
          <table:table-cell table:formula="of:=REPLACE([.B2953]; 1; 29; &quot;&quot;)" office:value-type="string" office:string-value="oe-lite/base" calcext:value-type="string">
            <text:p>oe-lite/base</text:p>
          </table:table-cell>
        </table:table-row>
        <table:table-row table:style-name="ro1">
          <table:table-cell office:value-type="float" office:value="13354338" calcext:value-type="float">
            <text:p>13354338</text:p>
          </table:table-cell>
          <table:table-cell office:value-type="string" calcext:value-type="string">
            <text:p>https://api.github.com/repos/djc/runa</text:p>
          </table:table-cell>
          <table:table-cell table:formula="of:=REPLACE([.B2954]; 1; 29; &quot;&quot;)" office:value-type="string" office:string-value="djc/runa" calcext:value-type="string">
            <text:p>djc/runa</text:p>
          </table:table-cell>
        </table:table-row>
        <table:table-row table:style-name="ro1">
          <table:table-cell office:value-type="float" office:value="13356722" calcext:value-type="float">
            <text:p>13356722</text:p>
          </table:table-cell>
          <table:table-cell office:value-type="string" calcext:value-type="string">
            <text:p>https://api.github.com/repos/Parisson/Telemeta</text:p>
          </table:table-cell>
          <table:table-cell table:formula="of:=REPLACE([.B2955]; 1; 29; &quot;&quot;)" office:value-type="string" office:string-value="Parisson/Telemeta" calcext:value-type="string">
            <text:p>Parisson/Telemeta</text:p>
          </table:table-cell>
        </table:table-row>
        <table:table-row table:style-name="ro1">
          <table:table-cell office:value-type="float" office:value="13358147" calcext:value-type="float">
            <text:p>13358147</text:p>
          </table:table-cell>
          <table:table-cell office:value-type="string" calcext:value-type="string">
            <text:p>https://api.github.com/repos/Parisson/TimeSide</text:p>
          </table:table-cell>
          <table:table-cell table:formula="of:=REPLACE([.B2956]; 1; 29; &quot;&quot;)" office:value-type="string" office:string-value="Parisson/TimeSide" calcext:value-type="string">
            <text:p>Parisson/TimeSide</text:p>
          </table:table-cell>
        </table:table-row>
        <table:table-row table:style-name="ro1">
          <table:table-cell office:value-type="float" office:value="13377157" calcext:value-type="float">
            <text:p>13377157</text:p>
          </table:table-cell>
          <table:table-cell office:value-type="string" calcext:value-type="string">
            <text:p>https://api.github.com/repos/NSLS-II/ophyd</text:p>
          </table:table-cell>
          <table:table-cell table:formula="of:=REPLACE([.B2957]; 1; 29; &quot;&quot;)" office:value-type="string" office:string-value="NSLS-II/ophyd" calcext:value-type="string">
            <text:p>NSLS-II/ophyd</text:p>
          </table:table-cell>
        </table:table-row>
        <table:table-row table:style-name="ro1">
          <table:table-cell office:value-type="float" office:value="13378450" calcext:value-type="float">
            <text:p>13378450</text:p>
          </table:table-cell>
          <table:table-cell office:value-type="string" calcext:value-type="string">
            <text:p>https://api.github.com/repos/SiCKRAGETV/SiCKRAGE</text:p>
          </table:table-cell>
          <table:table-cell table:formula="of:=REPLACE([.B2958]; 1; 29; &quot;&quot;)" office:value-type="string" office:string-value="SiCKRAGETV/SiCKRAGE" calcext:value-type="string">
            <text:p>SiCKRAGETV/SiCKRAGE</text:p>
          </table:table-cell>
        </table:table-row>
        <table:table-row table:style-name="ro1">
          <table:table-cell office:value-type="float" office:value="13384510" calcext:value-type="float">
            <text:p>13384510</text:p>
          </table:table-cell>
          <table:table-cell office:value-type="string" calcext:value-type="string">
            <text:p>https://api.github.com/repos/AnoopAlias/nDeploy</text:p>
          </table:table-cell>
          <table:table-cell table:formula="of:=REPLACE([.B2959]; 1; 29; &quot;&quot;)" office:value-type="string" office:string-value="AnoopAlias/nDeploy" calcext:value-type="string">
            <text:p>AnoopAlias/nDeploy</text:p>
          </table:table-cell>
        </table:table-row>
        <table:table-row table:style-name="ro1">
          <table:table-cell office:value-type="float" office:value="13393175" calcext:value-type="float">
            <text:p>13393175</text:p>
          </table:table-cell>
          <table:table-cell office:value-type="string" calcext:value-type="string">
            <text:p>https://api.github.com/repos/letsencrypt/letsencrypt</text:p>
          </table:table-cell>
          <table:table-cell table:formula="of:=REPLACE([.B2960]; 1; 29; &quot;&quot;)" office:value-type="string" office:string-value="letsencrypt/letsencrypt" calcext:value-type="string">
            <text:p>letsencrypt/letsencrypt</text:p>
          </table:table-cell>
        </table:table-row>
        <table:table-row table:style-name="ro1">
          <table:table-cell office:value-type="float" office:value="13405684" calcext:value-type="float">
            <text:p>13405684</text:p>
          </table:table-cell>
          <table:table-cell office:value-type="string" calcext:value-type="string">
            <text:p>https://api.github.com/repos/minhphung171093/Arul---HRM</text:p>
          </table:table-cell>
          <table:table-cell table:formula="of:=REPLACE([.B2961]; 1; 29; &quot;&quot;)" office:value-type="string" office:string-value="minhphung171093/Arul---HRM" calcext:value-type="string">
            <text:p>minhphung171093/Arul---HRM</text:p>
          </table:table-cell>
        </table:table-row>
        <table:table-row table:style-name="ro1">
          <table:table-cell office:value-type="float" office:value="13406531" calcext:value-type="float">
            <text:p>13406531</text:p>
          </table:table-cell>
          <table:table-cell office:value-type="string" calcext:value-type="string">
            <text:p>https://api.github.com/repos/ProjetPP/PPP-QuestionParsing-Grammatical</text:p>
          </table:table-cell>
          <table:table-cell table:formula="of:=REPLACE([.B2962]; 1; 29; &quot;&quot;)" office:value-type="string" office:string-value="ProjetPP/PPP-QuestionParsing-Grammatical" calcext:value-type="string">
            <text:p>ProjetPP/PPP-QuestionParsing-Grammatical</text:p>
          </table:table-cell>
        </table:table-row>
        <table:table-row table:style-name="ro1">
          <table:table-cell office:value-type="float" office:value="13407016" calcext:value-type="float">
            <text:p>13407016</text:p>
          </table:table-cell>
          <table:table-cell office:value-type="string" calcext:value-type="string">
            <text:p>https://api.github.com/repos/SickGear/SickGear</text:p>
          </table:table-cell>
          <table:table-cell table:formula="of:=REPLACE([.B2963]; 1; 29; &quot;&quot;)" office:value-type="string" office:string-value="SickGear/SickGear" calcext:value-type="string">
            <text:p>SickGear/SickGear</text:p>
          </table:table-cell>
        </table:table-row>
        <table:table-row table:style-name="ro1">
          <table:table-cell office:value-type="float" office:value="13414350" calcext:value-type="float">
            <text:p>13414350</text:p>
          </table:table-cell>
          <table:table-cell office:value-type="string" calcext:value-type="string">
            <text:p>https://api.github.com/repos/oe-lite/core</text:p>
          </table:table-cell>
          <table:table-cell table:formula="of:=REPLACE([.B2964]; 1; 29; &quot;&quot;)" office:value-type="string" office:string-value="oe-lite/core" calcext:value-type="string">
            <text:p>oe-lite/core</text:p>
          </table:table-cell>
        </table:table-row>
        <table:table-row table:style-name="ro1">
          <table:table-cell office:value-type="float" office:value="13416431" calcext:value-type="float">
            <text:p>13416431</text:p>
          </table:table-cell>
          <table:table-cell office:value-type="string" calcext:value-type="string">
            <text:p>https://api.github.com/repos/ccnmtl/phtc</text:p>
          </table:table-cell>
          <table:table-cell table:formula="of:=REPLACE([.B2965]; 1; 29; &quot;&quot;)" office:value-type="string" office:string-value="ccnmtl/phtc" calcext:value-type="string">
            <text:p>ccnmtl/phtc</text:p>
          </table:table-cell>
        </table:table-row>
        <table:table-row table:style-name="ro1">
          <table:table-cell office:value-type="float" office:value="13428366" calcext:value-type="float">
            <text:p>13428366</text:p>
          </table:table-cell>
          <table:table-cell office:value-type="string" calcext:value-type="string">
            <text:p>https://api.github.com/repos/MarquisLP/Sidewalk-Champion</text:p>
          </table:table-cell>
          <table:table-cell table:formula="of:=REPLACE([.B2966]; 1; 29; &quot;&quot;)" office:value-type="string" office:string-value="MarquisLP/Sidewalk-Champion" calcext:value-type="string">
            <text:p>MarquisLP/Sidewalk-Champion</text:p>
          </table:table-cell>
        </table:table-row>
        <table:table-row table:style-name="ro1">
          <table:table-cell office:value-type="float" office:value="13436542" calcext:value-type="float">
            <text:p>13436542</text:p>
          </table:table-cell>
          <table:table-cell office:value-type="string" calcext:value-type="string">
            <text:p>https://api.github.com/repos/cea-sec/miasm</text:p>
          </table:table-cell>
          <table:table-cell table:formula="of:=REPLACE([.B2967]; 1; 29; &quot;&quot;)" office:value-type="string" office:string-value="cea-sec/miasm" calcext:value-type="string">
            <text:p>cea-sec/miasm</text:p>
          </table:table-cell>
        </table:table-row>
        <table:table-row table:style-name="ro1">
          <table:table-cell office:value-type="float" office:value="13436622" calcext:value-type="float">
            <text:p>13436622</text:p>
          </table:table-cell>
          <table:table-cell office:value-type="string" calcext:value-type="string">
            <text:p>https://api.github.com/repos/openstack/magnum</text:p>
          </table:table-cell>
          <table:table-cell table:formula="of:=REPLACE([.B2968]; 1; 29; &quot;&quot;)" office:value-type="string" office:string-value="openstack/magnum" calcext:value-type="string">
            <text:p>openstack/magnum</text:p>
          </table:table-cell>
        </table:table-row>
        <table:table-row table:style-name="ro1">
          <table:table-cell office:value-type="float" office:value="13436696" calcext:value-type="float">
            <text:p>13436696</text:p>
          </table:table-cell>
          <table:table-cell office:value-type="string" calcext:value-type="string">
            <text:p>https://api.github.com/repos/OCA/bank-payment</text:p>
          </table:table-cell>
          <table:table-cell table:formula="of:=REPLACE([.B2969]; 1; 29; &quot;&quot;)" office:value-type="string" office:string-value="OCA/bank-payment" calcext:value-type="string">
            <text:p>OCA/bank-payment</text:p>
          </table:table-cell>
        </table:table-row>
        <table:table-row table:style-name="ro1">
          <table:table-cell office:value-type="float" office:value="13444944" calcext:value-type="float">
            <text:p>13444944</text:p>
          </table:table-cell>
          <table:table-cell office:value-type="string" calcext:value-type="string">
            <text:p>https://api.github.com/repos/osuosl/cs312</text:p>
          </table:table-cell>
          <table:table-cell table:formula="of:=REPLACE([.B2970]; 1; 29; &quot;&quot;)" office:value-type="string" office:string-value="osuosl/cs312" calcext:value-type="string">
            <text:p>osuosl/cs312</text:p>
          </table:table-cell>
        </table:table-row>
        <table:table-row table:style-name="ro1">
          <table:table-cell office:value-type="float" office:value="13445894" calcext:value-type="float">
            <text:p>13445894</text:p>
          </table:table-cell>
          <table:table-cell office:value-type="string" calcext:value-type="string">
            <text:p>https://api.github.com/repos/msmbuilder/msmbuilder</text:p>
          </table:table-cell>
          <table:table-cell table:formula="of:=REPLACE([.B2971]; 1; 29; &quot;&quot;)" office:value-type="string" office:string-value="msmbuilder/msmbuilder" calcext:value-type="string">
            <text:p>msmbuilder/msmbuilder</text:p>
          </table:table-cell>
        </table:table-row>
        <table:table-row table:style-name="ro1">
          <table:table-cell office:value-type="float" office:value="13446805" calcext:value-type="float">
            <text:p>13446805</text:p>
          </table:table-cell>
          <table:table-cell office:value-type="string" calcext:value-type="string">
            <text:p>https://api.github.com/repos/adrn/gary</text:p>
          </table:table-cell>
          <table:table-cell table:formula="of:=REPLACE([.B2972]; 1; 29; &quot;&quot;)" office:value-type="string" office:string-value="adrn/gary" calcext:value-type="string">
            <text:p>adrn/gary</text:p>
          </table:table-cell>
        </table:table-row>
        <table:table-row table:style-name="ro1">
          <table:table-cell office:value-type="float" office:value="13446971" calcext:value-type="float">
            <text:p>13446971</text:p>
          </table:table-cell>
          <table:table-cell office:value-type="string" calcext:value-type="string">
            <text:p>https://api.github.com/repos/pbugnion/gmaps</text:p>
          </table:table-cell>
          <table:table-cell table:formula="of:=REPLACE([.B2973]; 1; 29; &quot;&quot;)" office:value-type="string" office:string-value="pbugnion/gmaps" calcext:value-type="string">
            <text:p>pbugnion/gmaps</text:p>
          </table:table-cell>
        </table:table-row>
        <table:table-row table:style-name="ro1">
          <table:table-cell office:value-type="float" office:value="13448848" calcext:value-type="float">
            <text:p>13448848</text:p>
          </table:table-cell>
          <table:table-cell office:value-type="string" calcext:value-type="string">
            <text:p>https://api.github.com/repos/buildtimetrend/service</text:p>
          </table:table-cell>
          <table:table-cell table:formula="of:=REPLACE([.B2974]; 1; 29; &quot;&quot;)" office:value-type="string" office:string-value="buildtimetrend/service" calcext:value-type="string">
            <text:p>buildtimetrend/service</text:p>
          </table:table-cell>
        </table:table-row>
        <table:table-row table:style-name="ro1">
          <table:table-cell office:value-type="float" office:value="13451919" calcext:value-type="float">
            <text:p>13451919</text:p>
          </table:table-cell>
          <table:table-cell office:value-type="string" calcext:value-type="string">
            <text:p>https://api.github.com/repos/aaps/stardog</text:p>
          </table:table-cell>
          <table:table-cell table:formula="of:=REPLACE([.B2975]; 1; 29; &quot;&quot;)" office:value-type="string" office:string-value="aaps/stardog" calcext:value-type="string">
            <text:p>aaps/stardog</text:p>
          </table:table-cell>
        </table:table-row>
        <table:table-row table:style-name="ro1">
          <table:table-cell office:value-type="float" office:value="13453071" calcext:value-type="float">
            <text:p>13453071</text:p>
          </table:table-cell>
          <table:table-cell office:value-type="string" calcext:value-type="string">
            <text:p>https://api.github.com/repos/tue-robotics/tue_robocup</text:p>
          </table:table-cell>
          <table:table-cell table:formula="of:=REPLACE([.B2976]; 1; 29; &quot;&quot;)" office:value-type="string" office:string-value="tue-robotics/tue_robocup" calcext:value-type="string">
            <text:p>tue-robotics/tue_robocup</text:p>
          </table:table-cell>
        </table:table-row>
        <table:table-row table:style-name="ro1">
          <table:table-cell office:value-type="float" office:value="13454104" calcext:value-type="float">
            <text:p>13454104</text:p>
          </table:table-cell>
          <table:table-cell office:value-type="string" calcext:value-type="string">
            <text:p>https://api.github.com/repos/ccnmtl/worth2</text:p>
          </table:table-cell>
          <table:table-cell table:formula="of:=REPLACE([.B2977]; 1; 29; &quot;&quot;)" office:value-type="string" office:string-value="ccnmtl/worth2" calcext:value-type="string">
            <text:p>ccnmtl/worth2</text:p>
          </table:table-cell>
        </table:table-row>
        <table:table-row table:style-name="ro1">
          <table:table-cell office:value-type="float" office:value="13454581" calcext:value-type="float">
            <text:p>13454581</text:p>
          </table:table-cell>
          <table:table-cell office:value-type="string" calcext:value-type="string">
            <text:p>https://api.github.com/repos/edx/openedx-webhooks</text:p>
          </table:table-cell>
          <table:table-cell table:formula="of:=REPLACE([.B2978]; 1; 29; &quot;&quot;)" office:value-type="string" office:string-value="edx/openedx-webhooks" calcext:value-type="string">
            <text:p>edx/openedx-webhooks</text:p>
          </table:table-cell>
        </table:table-row>
        <table:table-row table:style-name="ro1">
          <table:table-cell office:value-type="float" office:value="13457026" calcext:value-type="float">
            <text:p>13457026</text:p>
          </table:table-cell>
          <table:table-cell office:value-type="string" calcext:value-type="string">
            <text:p>https://api.github.com/repos/SpongePowered/SpongeDocs</text:p>
          </table:table-cell>
          <table:table-cell table:formula="of:=REPLACE([.B2979]; 1; 29; &quot;&quot;)" office:value-type="string" office:string-value="SpongePowered/SpongeDocs" calcext:value-type="string">
            <text:p>SpongePowered/SpongeDocs</text:p>
          </table:table-cell>
        </table:table-row>
        <table:table-row table:style-name="ro1">
          <table:table-cell office:value-type="float" office:value="13458012" calcext:value-type="float">
            <text:p>13458012</text:p>
          </table:table-cell>
          <table:table-cell office:value-type="string" calcext:value-type="string">
            <text:p>https://api.github.com/repos/simcen/alert_manager</text:p>
          </table:table-cell>
          <table:table-cell table:formula="of:=REPLACE([.B2980]; 1; 29; &quot;&quot;)" office:value-type="string" office:string-value="simcen/alert_manager" calcext:value-type="string">
            <text:p>simcen/alert_manager</text:p>
          </table:table-cell>
        </table:table-row>
        <table:table-row table:style-name="ro1">
          <table:table-cell office:value-type="float" office:value="13462203" calcext:value-type="float">
            <text:p>13462203</text:p>
          </table:table-cell>
          <table:table-cell office:value-type="string" calcext:value-type="string">
            <text:p>https://api.github.com/repos/rtoal/polyglot</text:p>
          </table:table-cell>
          <table:table-cell table:formula="of:=REPLACE([.B2981]; 1; 29; &quot;&quot;)" office:value-type="string" office:string-value="rtoal/polyglot" calcext:value-type="string">
            <text:p>rtoal/polyglot</text:p>
          </table:table-cell>
        </table:table-row>
        <table:table-row table:style-name="ro1">
          <table:table-cell office:value-type="float" office:value="13463521" calcext:value-type="float">
            <text:p>13463521</text:p>
          </table:table-cell>
          <table:table-cell office:value-type="string" calcext:value-type="string">
            <text:p>https://api.github.com/repos/cadnano/cadnano2.5</text:p>
          </table:table-cell>
          <table:table-cell table:formula="of:=REPLACE([.B2982]; 1; 29; &quot;&quot;)" office:value-type="string" office:string-value="cadnano/cadnano2.5" calcext:value-type="string">
            <text:p>cadnano/cadnano2.5</text:p>
          </table:table-cell>
        </table:table-row>
        <table:table-row table:style-name="ro1">
          <table:table-cell office:value-type="float" office:value="13464761" calcext:value-type="float">
            <text:p>13464761</text:p>
          </table:table-cell>
          <table:table-cell office:value-type="string" calcext:value-type="string">
            <text:p>https://api.github.com/repos/tonyravioli/dongerdong</text:p>
          </table:table-cell>
          <table:table-cell table:formula="of:=REPLACE([.B2983]; 1; 29; &quot;&quot;)" office:value-type="string" office:string-value="tonyravioli/dongerdong" calcext:value-type="string">
            <text:p>tonyravioli/dongerdong</text:p>
          </table:table-cell>
        </table:table-row>
        <table:table-row table:style-name="ro1">
          <table:table-cell office:value-type="float" office:value="13471616" calcext:value-type="float">
            <text:p>13471616</text:p>
          </table:table-cell>
          <table:table-cell office:value-type="string" calcext:value-type="string">
            <text:p>https://api.github.com/repos/scrapinghub/frontera</text:p>
          </table:table-cell>
          <table:table-cell table:formula="of:=REPLACE([.B2984]; 1; 29; &quot;&quot;)" office:value-type="string" office:string-value="scrapinghub/frontera" calcext:value-type="string">
            <text:p>scrapinghub/frontera</text:p>
          </table:table-cell>
        </table:table-row>
        <table:table-row table:style-name="ro1">
          <table:table-cell office:value-type="float" office:value="13474026" calcext:value-type="float">
            <text:p>13474026</text:p>
          </table:table-cell>
          <table:table-cell office:value-type="string" calcext:value-type="string">
            <text:p>https://api.github.com/repos/scrapinghub/dateparser</text:p>
          </table:table-cell>
          <table:table-cell table:formula="of:=REPLACE([.B2985]; 1; 29; &quot;&quot;)" office:value-type="string" office:string-value="scrapinghub/dateparser" calcext:value-type="string">
            <text:p>scrapinghub/dateparser</text:p>
          </table:table-cell>
        </table:table-row>
        <table:table-row table:style-name="ro1">
          <table:table-cell office:value-type="float" office:value="13475927" calcext:value-type="float">
            <text:p>13475927</text:p>
          </table:table-cell>
          <table:table-cell office:value-type="string" calcext:value-type="string">
            <text:p>https://api.github.com/repos/ManiacalLabs/BiblioPixel</text:p>
          </table:table-cell>
          <table:table-cell table:formula="of:=REPLACE([.B2986]; 1; 29; &quot;&quot;)" office:value-type="string" office:string-value="ManiacalLabs/BiblioPixel" calcext:value-type="string">
            <text:p>ManiacalLabs/BiblioPixel</text:p>
          </table:table-cell>
        </table:table-row>
        <table:table-row table:style-name="ro1">
          <table:table-cell office:value-type="float" office:value="13478309" calcext:value-type="float">
            <text:p>13478309</text:p>
          </table:table-cell>
          <table:table-cell office:value-type="string" calcext:value-type="string">
            <text:p>https://api.github.com/repos/exaile/exaile</text:p>
          </table:table-cell>
          <table:table-cell table:formula="of:=REPLACE([.B2987]; 1; 29; &quot;&quot;)" office:value-type="string" office:string-value="exaile/exaile" calcext:value-type="string">
            <text:p>exaile/exaile</text:p>
          </table:table-cell>
        </table:table-row>
        <table:table-row table:style-name="ro1">
          <table:table-cell office:value-type="float" office:value="13482012" calcext:value-type="float">
            <text:p>13482012</text:p>
          </table:table-cell>
          <table:table-cell office:value-type="string" calcext:value-type="string">
            <text:p>https://api.github.com/repos/tracim/tracim</text:p>
          </table:table-cell>
          <table:table-cell table:formula="of:=REPLACE([.B2988]; 1; 29; &quot;&quot;)" office:value-type="string" office:string-value="tracim/tracim" calcext:value-type="string">
            <text:p>tracim/tracim</text:p>
          </table:table-cell>
        </table:table-row>
        <table:table-row table:style-name="ro1">
          <table:table-cell office:value-type="float" office:value="13491749" calcext:value-type="float">
            <text:p>13491749</text:p>
          </table:table-cell>
          <table:table-cell office:value-type="string" calcext:value-type="string">
            <text:p>https://api.github.com/repos/uw-it-aca/uw-restclients</text:p>
          </table:table-cell>
          <table:table-cell table:formula="of:=REPLACE([.B2989]; 1; 29; &quot;&quot;)" office:value-type="string" office:string-value="uw-it-aca/uw-restclients" calcext:value-type="string">
            <text:p>uw-it-aca/uw-restclients</text:p>
          </table:table-cell>
        </table:table-row>
        <table:table-row table:style-name="ro1">
          <table:table-cell office:value-type="float" office:value="13494492" calcext:value-type="float">
            <text:p>13494492</text:p>
          </table:table-cell>
          <table:table-cell office:value-type="string" calcext:value-type="string">
            <text:p>https://api.github.com/repos/Jumpscale/jumpscale_core7</text:p>
          </table:table-cell>
          <table:table-cell table:formula="of:=REPLACE([.B2990]; 1; 29; &quot;&quot;)" office:value-type="string" office:string-value="Jumpscale/jumpscale_core7" calcext:value-type="string">
            <text:p>Jumpscale/jumpscale_core7</text:p>
          </table:table-cell>
        </table:table-row>
        <table:table-row table:style-name="ro1">
          <table:table-cell office:value-type="float" office:value="13504307" calcext:value-type="float">
            <text:p>13504307</text:p>
          </table:table-cell>
          <table:table-cell office:value-type="string" calcext:value-type="string">
            <text:p>https://api.github.com/repos/FalinwaLimited/falinwa_branch</text:p>
          </table:table-cell>
          <table:table-cell table:formula="of:=REPLACE([.B2991]; 1; 29; &quot;&quot;)" office:value-type="string" office:string-value="FalinwaLimited/falinwa_branch" calcext:value-type="string">
            <text:p>FalinwaLimited/falinwa_branch</text:p>
          </table:table-cell>
        </table:table-row>
        <table:table-row table:style-name="ro1">
          <table:table-cell office:value-type="float" office:value="13504449" calcext:value-type="float">
            <text:p>13504449</text:p>
          </table:table-cell>
          <table:table-cell office:value-type="string" calcext:value-type="string">
            <text:p>https://api.github.com/repos/sdementen/piecash</text:p>
          </table:table-cell>
          <table:table-cell table:formula="of:=REPLACE([.B2992]; 1; 29; &quot;&quot;)" office:value-type="string" office:string-value="sdementen/piecash" calcext:value-type="string">
            <text:p>sdementen/piecash</text:p>
          </table:table-cell>
        </table:table-row>
        <table:table-row table:style-name="ro1">
          <table:table-cell office:value-type="float" office:value="13508511" calcext:value-type="float">
            <text:p>13508511</text:p>
          </table:table-cell>
          <table:table-cell office:value-type="string" calcext:value-type="string">
            <text:p>https://api.github.com/repos/hammerlab/varcode</text:p>
          </table:table-cell>
          <table:table-cell table:formula="of:=REPLACE([.B2993]; 1; 29; &quot;&quot;)" office:value-type="string" office:string-value="hammerlab/varcode" calcext:value-type="string">
            <text:p>hammerlab/varcode</text:p>
          </table:table-cell>
        </table:table-row>
        <table:table-row table:style-name="ro1">
          <table:table-cell office:value-type="float" office:value="13509074" calcext:value-type="float">
            <text:p>13509074</text:p>
          </table:table-cell>
          <table:table-cell office:value-type="string" calcext:value-type="string">
            <text:p>https://api.github.com/repos/iogf/vy</text:p>
          </table:table-cell>
          <table:table-cell table:formula="of:=REPLACE([.B2994]; 1; 29; &quot;&quot;)" office:value-type="string" office:string-value="iogf/vy" calcext:value-type="string">
            <text:p>iogf/vy</text:p>
          </table:table-cell>
        </table:table-row>
        <table:table-row table:style-name="ro1">
          <table:table-cell office:value-type="float" office:value="13511499" calcext:value-type="float">
            <text:p>13511499</text:p>
          </table:table-cell>
          <table:table-cell office:value-type="string" calcext:value-type="string">
            <text:p>https://api.github.com/repos/mailpile/Mailpile</text:p>
          </table:table-cell>
          <table:table-cell table:formula="of:=REPLACE([.B2995]; 1; 29; &quot;&quot;)" office:value-type="string" office:string-value="mailpile/Mailpile" calcext:value-type="string">
            <text:p>mailpile/Mailpile</text:p>
          </table:table-cell>
        </table:table-row>
        <table:table-row table:style-name="ro1">
          <table:table-cell office:value-type="float" office:value="13512503" calcext:value-type="float">
            <text:p>13512503</text:p>
          </table:table-cell>
          <table:table-cell office:value-type="string" calcext:value-type="string">
            <text:p>https://api.github.com/repos/StackStorm/st2incubator</text:p>
          </table:table-cell>
          <table:table-cell table:formula="of:=REPLACE([.B2996]; 1; 29; &quot;&quot;)" office:value-type="string" office:string-value="StackStorm/st2incubator" calcext:value-type="string">
            <text:p>StackStorm/st2incubator</text:p>
          </table:table-cell>
        </table:table-row>
        <table:table-row table:style-name="ro1">
          <table:table-cell office:value-type="float" office:value="13515437" calcext:value-type="float">
            <text:p>13515437</text:p>
          </table:table-cell>
          <table:table-cell office:value-type="string" calcext:value-type="string">
            <text:p>https://api.github.com/repos/girder/covalic</text:p>
          </table:table-cell>
          <table:table-cell table:formula="of:=REPLACE([.B2997]; 1; 29; &quot;&quot;)" office:value-type="string" office:string-value="girder/covalic" calcext:value-type="string">
            <text:p>girder/covalic</text:p>
          </table:table-cell>
        </table:table-row>
        <table:table-row table:style-name="ro1">
          <table:table-cell office:value-type="float" office:value="13519654" calcext:value-type="float">
            <text:p>13519654</text:p>
          </table:table-cell>
          <table:table-cell office:value-type="string" calcext:value-type="string">
            <text:p>https://api.github.com/repos/indico/indico-plugins</text:p>
          </table:table-cell>
          <table:table-cell table:formula="of:=REPLACE([.B2998]; 1; 29; &quot;&quot;)" office:value-type="string" office:string-value="indico/indico-plugins" calcext:value-type="string">
            <text:p>indico/indico-plugins</text:p>
          </table:table-cell>
        </table:table-row>
        <table:table-row table:style-name="ro1">
          <table:table-cell office:value-type="float" office:value="13525130" calcext:value-type="float">
            <text:p>13525130</text:p>
          </table:table-cell>
          <table:table-cell office:value-type="string" calcext:value-type="string">
            <text:p>https://api.github.com/repos/monash-merc/mydata</text:p>
          </table:table-cell>
          <table:table-cell table:formula="of:=REPLACE([.B2999]; 1; 29; &quot;&quot;)" office:value-type="string" office:string-value="monash-merc/mydata" calcext:value-type="string">
            <text:p>monash-merc/mydata</text:p>
          </table:table-cell>
        </table:table-row>
        <table:table-row table:style-name="ro1">
          <table:table-cell office:value-type="float" office:value="13529373" calcext:value-type="float">
            <text:p>13529373</text:p>
          </table:table-cell>
          <table:table-cell office:value-type="string" calcext:value-type="string">
            <text:p>https://api.github.com/repos/dls-controls/css-converter-python</text:p>
          </table:table-cell>
          <table:table-cell table:formula="of:=REPLACE([.B3000]; 1; 29; &quot;&quot;)" office:value-type="string" office:string-value="dls-controls/css-converter-python" calcext:value-type="string">
            <text:p>dls-controls/css-converter-python</text:p>
          </table:table-cell>
        </table:table-row>
        <table:table-row table:style-name="ro1">
          <table:table-cell office:value-type="float" office:value="13539673" calcext:value-type="float">
            <text:p>13539673</text:p>
          </table:table-cell>
          <table:table-cell office:value-type="string" calcext:value-type="string">
            <text:p>https://api.github.com/repos/swcarpentry/amy</text:p>
          </table:table-cell>
          <table:table-cell table:formula="of:=REPLACE([.B3001]; 1; 29; &quot;&quot;)" office:value-type="string" office:string-value="swcarpentry/amy" calcext:value-type="string">
            <text:p>swcarpentry/amy</text:p>
          </table:table-cell>
        </table:table-row>
        <table:table-row table:style-name="ro1">
          <table:table-cell office:value-type="float" office:value="13544488" calcext:value-type="float">
            <text:p>13544488</text:p>
          </table:table-cell>
          <table:table-cell office:value-type="string" calcext:value-type="string">
            <text:p>https://api.github.com/repos/coneoproject/COFFEE</text:p>
          </table:table-cell>
          <table:table-cell table:formula="of:=REPLACE([.B3002]; 1; 29; &quot;&quot;)" office:value-type="string" office:string-value="coneoproject/COFFEE" calcext:value-type="string">
            <text:p>coneoproject/COFFEE</text:p>
          </table:table-cell>
        </table:table-row>
        <table:table-row table:style-name="ro1">
          <table:table-cell office:value-type="float" office:value="13546155" calcext:value-type="float">
            <text:p>13546155</text:p>
          </table:table-cell>
          <table:table-cell office:value-type="string" calcext:value-type="string">
            <text:p>https://api.github.com/repos/ccnmtl/ssnm</text:p>
          </table:table-cell>
          <table:table-cell table:formula="of:=REPLACE([.B3003]; 1; 29; &quot;&quot;)" office:value-type="string" office:string-value="ccnmtl/ssnm" calcext:value-type="string">
            <text:p>ccnmtl/ssnm</text:p>
          </table:table-cell>
        </table:table-row>
        <table:table-row table:style-name="ro1">
          <table:table-cell office:value-type="float" office:value="13552250" calcext:value-type="float">
            <text:p>13552250</text:p>
          </table:table-cell>
          <table:table-cell office:value-type="string" calcext:value-type="string">
            <text:p>https://api.github.com/repos/desihub/desisim</text:p>
          </table:table-cell>
          <table:table-cell table:formula="of:=REPLACE([.B3004]; 1; 29; &quot;&quot;)" office:value-type="string" office:string-value="desihub/desisim" calcext:value-type="string">
            <text:p>desihub/desisim</text:p>
          </table:table-cell>
        </table:table-row>
        <table:table-row table:style-name="ro1">
          <table:table-cell office:value-type="float" office:value="13555892" calcext:value-type="float">
            <text:p>13555892</text:p>
          </table:table-cell>
          <table:table-cell office:value-type="string" calcext:value-type="string">
            <text:p>https://api.github.com/repos/opendatasoft/ods-documentation</text:p>
          </table:table-cell>
          <table:table-cell table:formula="of:=REPLACE([.B3005]; 1; 29; &quot;&quot;)" office:value-type="string" office:string-value="opendatasoft/ods-documentation" calcext:value-type="string">
            <text:p>opendatasoft/ods-documentation</text:p>
          </table:table-cell>
        </table:table-row>
        <table:table-row table:style-name="ro1">
          <table:table-cell office:value-type="float" office:value="13559139" calcext:value-type="float">
            <text:p>13559139</text:p>
          </table:table-cell>
          <table:table-cell office:value-type="string" calcext:value-type="string">
            <text:p>https://api.github.com/repos/musella/diphotons</text:p>
          </table:table-cell>
          <table:table-cell table:formula="of:=REPLACE([.B3006]; 1; 29; &quot;&quot;)" office:value-type="string" office:string-value="musella/diphotons" calcext:value-type="string">
            <text:p>musella/diphotons</text:p>
          </table:table-cell>
        </table:table-row>
        <table:table-row table:style-name="ro1">
          <table:table-cell office:value-type="float" office:value="13563931" calcext:value-type="float">
            <text:p>13563931</text:p>
          </table:table-cell>
          <table:table-cell office:value-type="string" calcext:value-type="string">
            <text:p>https://api.github.com/repos/UNFmontreal/toad</text:p>
          </table:table-cell>
          <table:table-cell table:formula="of:=REPLACE([.B3007]; 1; 29; &quot;&quot;)" office:value-type="string" office:string-value="UNFmontreal/toad" calcext:value-type="string">
            <text:p>UNFmontreal/toad</text:p>
          </table:table-cell>
        </table:table-row>
        <table:table-row table:style-name="ro1">
          <table:table-cell office:value-type="float" office:value="13564378" calcext:value-type="float">
            <text:p>13564378</text:p>
          </table:table-cell>
          <table:table-cell office:value-type="string" calcext:value-type="string">
            <text:p>https://api.github.com/repos/uw-it-aca/myuw</text:p>
          </table:table-cell>
          <table:table-cell table:formula="of:=REPLACE([.B3008]; 1; 29; &quot;&quot;)" office:value-type="string" office:string-value="uw-it-aca/myuw" calcext:value-type="string">
            <text:p>uw-it-aca/myuw</text:p>
          </table:table-cell>
        </table:table-row>
        <table:table-row table:style-name="ro1">
          <table:table-cell office:value-type="float" office:value="13565785" calcext:value-type="float">
            <text:p>13565785</text:p>
          </table:table-cell>
          <table:table-cell office:value-type="string" calcext:value-type="string">
            <text:p>https://api.github.com/repos/dateutil/dateutil</text:p>
          </table:table-cell>
          <table:table-cell table:formula="of:=REPLACE([.B3009]; 1; 29; &quot;&quot;)" office:value-type="string" office:string-value="dateutil/dateutil" calcext:value-type="string">
            <text:p>dateutil/dateutil</text:p>
          </table:table-cell>
        </table:table-row>
        <table:table-row table:style-name="ro1">
          <table:table-cell office:value-type="float" office:value="13566969" calcext:value-type="float">
            <text:p>13566969</text:p>
          </table:table-cell>
          <table:table-cell office:value-type="string" calcext:value-type="string">
            <text:p>https://api.github.com/repos/montaggroup/montag</text:p>
          </table:table-cell>
          <table:table-cell table:formula="of:=REPLACE([.B3010]; 1; 29; &quot;&quot;)" office:value-type="string" office:string-value="montaggroup/montag" calcext:value-type="string">
            <text:p>montaggroup/montag</text:p>
          </table:table-cell>
        </table:table-row>
        <table:table-row table:style-name="ro1">
          <table:table-cell office:value-type="float" office:value="13590116" calcext:value-type="float">
            <text:p>13590116</text:p>
          </table:table-cell>
          <table:table-cell office:value-type="string" calcext:value-type="string">
            <text:p>https://api.github.com/repos/radar-parlamentar/radar</text:p>
          </table:table-cell>
          <table:table-cell table:formula="of:=REPLACE([.B3011]; 1; 29; &quot;&quot;)" office:value-type="string" office:string-value="radar-parlamentar/radar" calcext:value-type="string">
            <text:p>radar-parlamentar/radar</text:p>
          </table:table-cell>
        </table:table-row>
        <table:table-row table:style-name="ro1">
          <table:table-cell office:value-type="float" office:value="13601089" calcext:value-type="float">
            <text:p>13601089</text:p>
          </table:table-cell>
          <table:table-cell office:value-type="string" calcext:value-type="string">
            <text:p>https://api.github.com/repos/HPI-SWA-Lab/RSqueak</text:p>
          </table:table-cell>
          <table:table-cell table:formula="of:=REPLACE([.B3012]; 1; 29; &quot;&quot;)" office:value-type="string" office:string-value="HPI-SWA-Lab/RSqueak" calcext:value-type="string">
            <text:p>HPI-SWA-Lab/RSqueak</text:p>
          </table:table-cell>
        </table:table-row>
        <table:table-row table:style-name="ro1">
          <table:table-cell office:value-type="float" office:value="13602089" calcext:value-type="float">
            <text:p>13602089</text:p>
          </table:table-cell>
          <table:table-cell office:value-type="string" calcext:value-type="string">
            <text:p>https://api.github.com/repos/gpranav88/fbpic</text:p>
          </table:table-cell>
          <table:table-cell table:formula="of:=REPLACE([.B3013]; 1; 29; &quot;&quot;)" office:value-type="string" office:string-value="gpranav88/fbpic" calcext:value-type="string">
            <text:p>gpranav88/fbpic</text:p>
          </table:table-cell>
        </table:table-row>
        <table:table-row table:style-name="ro1">
          <table:table-cell office:value-type="float" office:value="13603989" calcext:value-type="float">
            <text:p>13603989</text:p>
          </table:table-cell>
          <table:table-cell office:value-type="string" calcext:value-type="string">
            <text:p>https://api.github.com/repos/python-visualization/folium</text:p>
          </table:table-cell>
          <table:table-cell table:formula="of:=REPLACE([.B3014]; 1; 29; &quot;&quot;)" office:value-type="string" office:string-value="python-visualization/folium" calcext:value-type="string">
            <text:p>python-visualization/folium</text:p>
          </table:table-cell>
        </table:table-row>
        <table:table-row table:style-name="ro1">
          <table:table-cell office:value-type="float" office:value="13617961" calcext:value-type="float">
            <text:p>13617961</text:p>
          </table:table-cell>
          <table:table-cell office:value-type="string" calcext:value-type="string">
            <text:p>https://api.github.com/repos/gcallah/Indra</text:p>
          </table:table-cell>
          <table:table-cell table:formula="of:=REPLACE([.B3015]; 1; 29; &quot;&quot;)" office:value-type="string" office:string-value="gcallah/Indra" calcext:value-type="string">
            <text:p>gcallah/Indra</text:p>
          </table:table-cell>
        </table:table-row>
        <table:table-row table:style-name="ro1">
          <table:table-cell office:value-type="float" office:value="13621812" calcext:value-type="float">
            <text:p>13621812</text:p>
          </table:table-cell>
          <table:table-cell office:value-type="string" calcext:value-type="string">
            <text:p>https://api.github.com/repos/leancloud/python-sdk</text:p>
          </table:table-cell>
          <table:table-cell table:formula="of:=REPLACE([.B3016]; 1; 29; &quot;&quot;)" office:value-type="string" office:string-value="leancloud/python-sdk" calcext:value-type="string">
            <text:p>leancloud/python-sdk</text:p>
          </table:table-cell>
        </table:table-row>
        <table:table-row table:style-name="ro1">
          <table:table-cell office:value-type="float" office:value="13635413" calcext:value-type="float">
            <text:p>13635413</text:p>
          </table:table-cell>
          <table:table-cell office:value-type="string" calcext:value-type="string">
            <text:p>https://api.github.com/repos/CSSE1001/MyPyTutor</text:p>
          </table:table-cell>
          <table:table-cell table:formula="of:=REPLACE([.B3017]; 1; 29; &quot;&quot;)" office:value-type="string" office:string-value="CSSE1001/MyPyTutor" calcext:value-type="string">
            <text:p>CSSE1001/MyPyTutor</text:p>
          </table:table-cell>
        </table:table-row>
        <table:table-row table:style-name="ro1">
          <table:table-cell office:value-type="float" office:value="13636025" calcext:value-type="float">
            <text:p>13636025</text:p>
          </table:table-cell>
          <table:table-cell office:value-type="string" calcext:value-type="string">
            <text:p>https://api.github.com/repos/ywangd/stash</text:p>
          </table:table-cell>
          <table:table-cell table:formula="of:=REPLACE([.B3018]; 1; 29; &quot;&quot;)" office:value-type="string" office:string-value="ywangd/stash" calcext:value-type="string">
            <text:p>ywangd/stash</text:p>
          </table:table-cell>
        </table:table-row>
        <table:table-row table:style-name="ro1">
          <table:table-cell office:value-type="float" office:value="13641712" calcext:value-type="float">
            <text:p>13641712</text:p>
          </table:table-cell>
          <table:table-cell office:value-type="string" calcext:value-type="string">
            <text:p>https://api.github.com/repos/buildtimetrend/python-lib</text:p>
          </table:table-cell>
          <table:table-cell table:formula="of:=REPLACE([.B3019]; 1; 29; &quot;&quot;)" office:value-type="string" office:string-value="buildtimetrend/python-lib" calcext:value-type="string">
            <text:p>buildtimetrend/python-lib</text:p>
          </table:table-cell>
        </table:table-row>
        <table:table-row table:style-name="ro1">
          <table:table-cell office:value-type="float" office:value="13644308" calcext:value-type="float">
            <text:p>13644308</text:p>
          </table:table-cell>
          <table:table-cell office:value-type="string" calcext:value-type="string">
            <text:p>https://api.github.com/repos/libdynd/dynd-python</text:p>
          </table:table-cell>
          <table:table-cell table:formula="of:=REPLACE([.B3020]; 1; 29; &quot;&quot;)" office:value-type="string" office:string-value="libdynd/dynd-python" calcext:value-type="string">
            <text:p>libdynd/dynd-python</text:p>
          </table:table-cell>
        </table:table-row>
        <table:table-row table:style-name="ro1">
          <table:table-cell office:value-type="float" office:value="13644539" calcext:value-type="float">
            <text:p>13644539</text:p>
          </table:table-cell>
          <table:table-cell office:value-type="string" calcext:value-type="string">
            <text:p>https://api.github.com/repos/jrleja/threedhst_bsfh</text:p>
          </table:table-cell>
          <table:table-cell table:formula="of:=REPLACE([.B3021]; 1; 29; &quot;&quot;)" office:value-type="string" office:string-value="jrleja/threedhst_bsfh" calcext:value-type="string">
            <text:p>jrleja/threedhst_bsfh</text:p>
          </table:table-cell>
        </table:table-row>
        <table:table-row table:style-name="ro1">
          <table:table-cell office:value-type="float" office:value="13647453" calcext:value-type="float">
            <text:p>13647453</text:p>
          </table:table-cell>
          <table:table-cell office:value-type="string" calcext:value-type="string">
            <text:p>https://api.github.com/repos/memex-explorer/memex-explorer</text:p>
          </table:table-cell>
          <table:table-cell table:formula="of:=REPLACE([.B3022]; 1; 29; &quot;&quot;)" office:value-type="string" office:string-value="memex-explorer/memex-explorer" calcext:value-type="string">
            <text:p>memex-explorer/memex-explorer</text:p>
          </table:table-cell>
        </table:table-row>
        <table:table-row table:style-name="ro1">
          <table:table-cell office:value-type="float" office:value="13651903" calcext:value-type="float">
            <text:p>13651903</text:p>
          </table:table-cell>
          <table:table-cell office:value-type="string" calcext:value-type="string">
            <text:p>https://api.github.com/repos/CivicKnowledge/ambry</text:p>
          </table:table-cell>
          <table:table-cell table:formula="of:=REPLACE([.B3023]; 1; 29; &quot;&quot;)" office:value-type="string" office:string-value="CivicKnowledge/ambry" calcext:value-type="string">
            <text:p>CivicKnowledge/ambry</text:p>
          </table:table-cell>
        </table:table-row>
        <table:table-row table:style-name="ro1">
          <table:table-cell office:value-type="float" office:value="13656792" calcext:value-type="float">
            <text:p>13656792</text:p>
          </table:table-cell>
          <table:table-cell office:value-type="string" calcext:value-type="string">
            <text:p>https://api.github.com/repos/sailoog/openplotter</text:p>
          </table:table-cell>
          <table:table-cell table:formula="of:=REPLACE([.B3024]; 1; 29; &quot;&quot;)" office:value-type="string" office:string-value="sailoog/openplotter" calcext:value-type="string">
            <text:p>sailoog/openplotter</text:p>
          </table:table-cell>
        </table:table-row>
        <table:table-row table:style-name="ro1">
          <table:table-cell office:value-type="float" office:value="13659026" calcext:value-type="float">
            <text:p>13659026</text:p>
          </table:table-cell>
          <table:table-cell office:value-type="string" calcext:value-type="string">
            <text:p>https://api.github.com/repos/AntycSolutions/PerfectArchOrthotics</text:p>
          </table:table-cell>
          <table:table-cell table:formula="of:=REPLACE([.B3025]; 1; 29; &quot;&quot;)" office:value-type="string" office:string-value="AntycSolutions/PerfectArchOrthotics" calcext:value-type="string">
            <text:p>AntycSolutions/PerfectArchOrthotics</text:p>
          </table:table-cell>
        </table:table-row>
        <table:table-row table:style-name="ro1">
          <table:table-cell office:value-type="float" office:value="13659699" calcext:value-type="float">
            <text:p>13659699</text:p>
          </table:table-cell>
          <table:table-cell office:value-type="string" calcext:value-type="string">
            <text:p>https://api.github.com/repos/openstack/openstack-ansible</text:p>
          </table:table-cell>
          <table:table-cell table:formula="of:=REPLACE([.B3026]; 1; 29; &quot;&quot;)" office:value-type="string" office:string-value="openstack/openstack-ansible" calcext:value-type="string">
            <text:p>openstack/openstack-ansible</text:p>
          </table:table-cell>
        </table:table-row>
        <table:table-row table:style-name="ro1">
          <table:table-cell office:value-type="float" office:value="13668138" calcext:value-type="float">
            <text:p>13668138</text:p>
          </table:table-cell>
          <table:table-cell office:value-type="string" calcext:value-type="string">
            <text:p>https://api.github.com/repos/Shougo/deoplete.nvim</text:p>
          </table:table-cell>
          <table:table-cell table:formula="of:=REPLACE([.B3027]; 1; 29; &quot;&quot;)" office:value-type="string" office:string-value="Shougo/deoplete.nvim" calcext:value-type="string">
            <text:p>Shougo/deoplete.nvim</text:p>
          </table:table-cell>
        </table:table-row>
        <table:table-row table:style-name="ro1">
          <table:table-cell office:value-type="float" office:value="13669169" calcext:value-type="float">
            <text:p>13669169</text:p>
          </table:table-cell>
          <table:table-cell office:value-type="string" calcext:value-type="string">
            <text:p>https://api.github.com/repos/ccnmtl/meaningfulconsent</text:p>
          </table:table-cell>
          <table:table-cell table:formula="of:=REPLACE([.B3028]; 1; 29; &quot;&quot;)" office:value-type="string" office:string-value="ccnmtl/meaningfulconsent" calcext:value-type="string">
            <text:p>ccnmtl/meaningfulconsent</text:p>
          </table:table-cell>
        </table:table-row>
        <table:table-row table:style-name="ro1">
          <table:table-cell office:value-type="float" office:value="13669875" calcext:value-type="float">
            <text:p>13669875</text:p>
          </table:table-cell>
          <table:table-cell office:value-type="string" calcext:value-type="string">
            <text:p>https://api.github.com/repos/captainwong/AlarmCenter</text:p>
          </table:table-cell>
          <table:table-cell table:formula="of:=REPLACE([.B3029]; 1; 29; &quot;&quot;)" office:value-type="string" office:string-value="captainwong/AlarmCenter" calcext:value-type="string">
            <text:p>captainwong/AlarmCenter</text:p>
          </table:table-cell>
        </table:table-row>
        <table:table-row table:style-name="ro1">
          <table:table-cell office:value-type="float" office:value="13671385" calcext:value-type="float">
            <text:p>13671385</text:p>
          </table:table-cell>
          <table:table-cell office:value-type="string" calcext:value-type="string">
            <text:p>https://api.github.com/repos/ktbyers/netmiko</text:p>
          </table:table-cell>
          <table:table-cell table:formula="of:=REPLACE([.B3030]; 1; 29; &quot;&quot;)" office:value-type="string" office:string-value="ktbyers/netmiko" calcext:value-type="string">
            <text:p>ktbyers/netmiko</text:p>
          </table:table-cell>
        </table:table-row>
        <table:table-row table:style-name="ro1">
          <table:table-cell office:value-type="float" office:value="13675553" calcext:value-type="float">
            <text:p>13675553</text:p>
          </table:table-cell>
          <table:table-cell office:value-type="string" calcext:value-type="string">
            <text:p>https://api.github.com/repos/ProjetPP/integration</text:p>
          </table:table-cell>
          <table:table-cell table:formula="of:=REPLACE([.B3031]; 1; 29; &quot;&quot;)" office:value-type="string" office:string-value="ProjetPP/integration" calcext:value-type="string">
            <text:p>ProjetPP/integration</text:p>
          </table:table-cell>
        </table:table-row>
        <table:table-row table:style-name="ro1">
          <table:table-cell office:value-type="float" office:value="13690192" calcext:value-type="float">
            <text:p>13690192</text:p>
          </table:table-cell>
          <table:table-cell office:value-type="string" calcext:value-type="string">
            <text:p>https://api.github.com/repos/shacknetisp/fourthevaz</text:p>
          </table:table-cell>
          <table:table-cell table:formula="of:=REPLACE([.B3032]; 1; 29; &quot;&quot;)" office:value-type="string" office:string-value="shacknetisp/fourthevaz" calcext:value-type="string">
            <text:p>shacknetisp/fourthevaz</text:p>
          </table:table-cell>
        </table:table-row>
        <table:table-row table:style-name="ro1">
          <table:table-cell office:value-type="float" office:value="13692913" calcext:value-type="float">
            <text:p>13692913</text:p>
          </table:table-cell>
          <table:table-cell office:value-type="string" calcext:value-type="string">
            <text:p>https://api.github.com/repos/lsst/pipe_base</text:p>
          </table:table-cell>
          <table:table-cell table:formula="of:=REPLACE([.B3033]; 1; 29; &quot;&quot;)" office:value-type="string" office:string-value="lsst/pipe_base" calcext:value-type="string">
            <text:p>lsst/pipe_base</text:p>
          </table:table-cell>
        </table:table-row>
        <table:table-row table:style-name="ro1">
          <table:table-cell office:value-type="float" office:value="13692945" calcext:value-type="float">
            <text:p>13692945</text:p>
          </table:table-cell>
          <table:table-cell office:value-type="string" calcext:value-type="string">
            <text:p>https://api.github.com/repos/cjlee112/socraticqs2</text:p>
          </table:table-cell>
          <table:table-cell table:formula="of:=REPLACE([.B3034]; 1; 29; &quot;&quot;)" office:value-type="string" office:string-value="cjlee112/socraticqs2" calcext:value-type="string">
            <text:p>cjlee112/socraticqs2</text:p>
          </table:table-cell>
        </table:table-row>
        <table:table-row table:style-name="ro1">
          <table:table-cell office:value-type="float" office:value="13696993" calcext:value-type="float">
            <text:p>13696993</text:p>
          </table:table-cell>
          <table:table-cell office:value-type="string" calcext:value-type="string">
            <text:p>https://api.github.com/repos/cdent/gabbi</text:p>
          </table:table-cell>
          <table:table-cell table:formula="of:=REPLACE([.B3035]; 1; 29; &quot;&quot;)" office:value-type="string" office:string-value="cdent/gabbi" calcext:value-type="string">
            <text:p>cdent/gabbi</text:p>
          </table:table-cell>
        </table:table-row>
        <table:table-row table:style-name="ro1">
          <table:table-cell office:value-type="float" office:value="13697867" calcext:value-type="float">
            <text:p>13697867</text:p>
          </table:table-cell>
          <table:table-cell office:value-type="string" calcext:value-type="string">
            <text:p>https://api.github.com/repos/DiamondLightSource/Savu</text:p>
          </table:table-cell>
          <table:table-cell table:formula="of:=REPLACE([.B3036]; 1; 29; &quot;&quot;)" office:value-type="string" office:string-value="DiamondLightSource/Savu" calcext:value-type="string">
            <text:p>DiamondLightSource/Savu</text:p>
          </table:table-cell>
        </table:table-row>
        <table:table-row table:style-name="ro1">
          <table:table-cell office:value-type="float" office:value="13702724" calcext:value-type="float">
            <text:p>13702724</text:p>
          </table:table-cell>
          <table:table-cell office:value-type="string" calcext:value-type="string">
            <text:p>https://api.github.com/repos/MurpheyLab/trep-release</text:p>
          </table:table-cell>
          <table:table-cell table:formula="of:=REPLACE([.B3037]; 1; 29; &quot;&quot;)" office:value-type="string" office:string-value="MurpheyLab/trep-release" calcext:value-type="string">
            <text:p>MurpheyLab/trep-release</text:p>
          </table:table-cell>
        </table:table-row>
        <table:table-row table:style-name="ro1">
          <table:table-cell office:value-type="float" office:value="13716325" calcext:value-type="float">
            <text:p>13716325</text:p>
          </table:table-cell>
          <table:table-cell office:value-type="string" calcext:value-type="string">
            <text:p>https://api.github.com/repos/rusthon/Rusthon</text:p>
          </table:table-cell>
          <table:table-cell table:formula="of:=REPLACE([.B3038]; 1; 29; &quot;&quot;)" office:value-type="string" office:string-value="rusthon/Rusthon" calcext:value-type="string">
            <text:p>rusthon/Rusthon</text:p>
          </table:table-cell>
        </table:table-row>
        <table:table-row table:style-name="ro1">
          <table:table-cell office:value-type="float" office:value="13722930" calcext:value-type="float">
            <text:p>13722930</text:p>
          </table:table-cell>
          <table:table-cell office:value-type="string" calcext:value-type="string">
            <text:p>https://api.github.com/repos/lhayhurst/xwlists</text:p>
          </table:table-cell>
          <table:table-cell table:formula="of:=REPLACE([.B3039]; 1; 29; &quot;&quot;)" office:value-type="string" office:string-value="lhayhurst/xwlists" calcext:value-type="string">
            <text:p>lhayhurst/xwlists</text:p>
          </table:table-cell>
        </table:table-row>
        <table:table-row table:style-name="ro1">
          <table:table-cell office:value-type="float" office:value="13730554" calcext:value-type="float">
            <text:p>13730554</text:p>
          </table:table-cell>
          <table:table-cell office:value-type="string" calcext:value-type="string">
            <text:p>https://api.github.com/repos/lqs4188980/DOB_analyzer</text:p>
          </table:table-cell>
          <table:table-cell table:formula="of:=REPLACE([.B3040]; 1; 29; &quot;&quot;)" office:value-type="string" office:string-value="lqs4188980/DOB_analyzer" calcext:value-type="string">
            <text:p>lqs4188980/DOB_analyzer</text:p>
          </table:table-cell>
        </table:table-row>
        <table:table-row table:style-name="ro1">
          <table:table-cell office:value-type="float" office:value="13731201" calcext:value-type="float">
            <text:p>13731201</text:p>
          </table:table-cell>
          <table:table-cell office:value-type="string" calcext:value-type="string">
            <text:p>https://api.github.com/repos/openstack/neutron-fwaas</text:p>
          </table:table-cell>
          <table:table-cell table:formula="of:=REPLACE([.B3041]; 1; 29; &quot;&quot;)" office:value-type="string" office:string-value="openstack/neutron-fwaas" calcext:value-type="string">
            <text:p>openstack/neutron-fwaas</text:p>
          </table:table-cell>
        </table:table-row>
        <table:table-row table:style-name="ro1">
          <table:table-cell office:value-type="float" office:value="13731202" calcext:value-type="float">
            <text:p>13731202</text:p>
          </table:table-cell>
          <table:table-cell office:value-type="string" calcext:value-type="string">
            <text:p>https://api.github.com/repos/openstack/neutron-lbaas</text:p>
          </table:table-cell>
          <table:table-cell table:formula="of:=REPLACE([.B3042]; 1; 29; &quot;&quot;)" office:value-type="string" office:string-value="openstack/neutron-lbaas" calcext:value-type="string">
            <text:p>openstack/neutron-lbaas</text:p>
          </table:table-cell>
        </table:table-row>
        <table:table-row table:style-name="ro1">
          <table:table-cell office:value-type="float" office:value="13731203" calcext:value-type="float">
            <text:p>13731203</text:p>
          </table:table-cell>
          <table:table-cell office:value-type="string" calcext:value-type="string">
            <text:p>https://api.github.com/repos/openstack/neutron-vpnaas</text:p>
          </table:table-cell>
          <table:table-cell table:formula="of:=REPLACE([.B3043]; 1; 29; &quot;&quot;)" office:value-type="string" office:string-value="openstack/neutron-vpnaas" calcext:value-type="string">
            <text:p>openstack/neutron-vpnaas</text:p>
          </table:table-cell>
        </table:table-row>
        <table:table-row table:style-name="ro1">
          <table:table-cell office:value-type="float" office:value="13741540" calcext:value-type="float">
            <text:p>13741540</text:p>
          </table:table-cell>
          <table:table-cell office:value-type="string" calcext:value-type="string">
            <text:p>https://api.github.com/repos/jnsebgosselin/WHAT</text:p>
          </table:table-cell>
          <table:table-cell table:formula="of:=REPLACE([.B3044]; 1; 29; &quot;&quot;)" office:value-type="string" office:string-value="jnsebgosselin/WHAT" calcext:value-type="string">
            <text:p>jnsebgosselin/WHAT</text:p>
          </table:table-cell>
        </table:table-row>
        <table:table-row table:style-name="ro1">
          <table:table-cell office:value-type="float" office:value="13748585" calcext:value-type="float">
            <text:p>13748585</text:p>
          </table:table-cell>
          <table:table-cell office:value-type="string" calcext:value-type="string">
            <text:p>https://api.github.com/repos/suminb/finance</text:p>
          </table:table-cell>
          <table:table-cell table:formula="of:=REPLACE([.B3045]; 1; 29; &quot;&quot;)" office:value-type="string" office:string-value="suminb/finance" calcext:value-type="string">
            <text:p>suminb/finance</text:p>
          </table:table-cell>
        </table:table-row>
        <table:table-row table:style-name="ro1">
          <table:table-cell office:value-type="float" office:value="13748773" calcext:value-type="float">
            <text:p>13748773</text:p>
          </table:table-cell>
          <table:table-cell office:value-type="string" calcext:value-type="string">
            <text:p>https://api.github.com/repos/floooh/fips</text:p>
          </table:table-cell>
          <table:table-cell table:formula="of:=REPLACE([.B3046]; 1; 29; &quot;&quot;)" office:value-type="string" office:string-value="floooh/fips" calcext:value-type="string">
            <text:p>floooh/fips</text:p>
          </table:table-cell>
        </table:table-row>
        <table:table-row table:style-name="ro1">
          <table:table-cell office:value-type="float" office:value="13753167" calcext:value-type="float">
            <text:p>13753167</text:p>
          </table:table-cell>
          <table:table-cell office:value-type="string" calcext:value-type="string">
            <text:p>https://api.github.com/repos/Abjad/ide</text:p>
          </table:table-cell>
          <table:table-cell table:formula="of:=REPLACE([.B3047]; 1; 29; &quot;&quot;)" office:value-type="string" office:string-value="Abjad/ide" calcext:value-type="string">
            <text:p>Abjad/ide</text:p>
          </table:table-cell>
        </table:table-row>
        <table:table-row table:style-name="ro1">
          <table:table-cell office:value-type="float" office:value="13753183" calcext:value-type="float">
            <text:p>13753183</text:p>
          </table:table-cell>
          <table:table-cell office:value-type="string" calcext:value-type="string">
            <text:p>https://api.github.com/repos/snwh/paper-icon-theme</text:p>
          </table:table-cell>
          <table:table-cell table:formula="of:=REPLACE([.B3048]; 1; 29; &quot;&quot;)" office:value-type="string" office:string-value="snwh/paper-icon-theme" calcext:value-type="string">
            <text:p>snwh/paper-icon-theme</text:p>
          </table:table-cell>
        </table:table-row>
        <table:table-row table:style-name="ro1">
          <table:table-cell office:value-type="float" office:value="13758182" calcext:value-type="float">
            <text:p>13758182</text:p>
          </table:table-cell>
          <table:table-cell office:value-type="string" calcext:value-type="string">
            <text:p>https://api.github.com/repos/aio-libs/aiokafka</text:p>
          </table:table-cell>
          <table:table-cell table:formula="of:=REPLACE([.B3049]; 1; 29; &quot;&quot;)" office:value-type="string" office:string-value="aio-libs/aiokafka" calcext:value-type="string">
            <text:p>aio-libs/aiokafka</text:p>
          </table:table-cell>
        </table:table-row>
        <table:table-row table:style-name="ro1">
          <table:table-cell office:value-type="float" office:value="13758369" calcext:value-type="float">
            <text:p>13758369</text:p>
          </table:table-cell>
          <table:table-cell office:value-type="string" calcext:value-type="string">
            <text:p>https://api.github.com/repos/CenterForOpenScience/waterbutler</text:p>
          </table:table-cell>
          <table:table-cell table:formula="of:=REPLACE([.B3050]; 1; 29; &quot;&quot;)" office:value-type="string" office:string-value="CenterForOpenScience/waterbutler" calcext:value-type="string">
            <text:p>CenterForOpenScience/waterbutler</text:p>
          </table:table-cell>
        </table:table-row>
        <table:table-row table:style-name="ro1">
          <table:table-cell office:value-type="float" office:value="13783599" calcext:value-type="float">
            <text:p>13783599</text:p>
          </table:table-cell>
          <table:table-cell office:value-type="string" calcext:value-type="string">
            <text:p>https://api.github.com/repos/yandex/mastermind</text:p>
          </table:table-cell>
          <table:table-cell table:formula="of:=REPLACE([.B3051]; 1; 29; &quot;&quot;)" office:value-type="string" office:string-value="yandex/mastermind" calcext:value-type="string">
            <text:p>yandex/mastermind</text:p>
          </table:table-cell>
        </table:table-row>
        <table:table-row table:style-name="ro1">
          <table:table-cell office:value-type="float" office:value="13797732" calcext:value-type="float">
            <text:p>13797732</text:p>
          </table:table-cell>
          <table:table-cell office:value-type="string" calcext:value-type="string">
            <text:p>https://api.github.com/repos/jmacarthur/definitions</text:p>
          </table:table-cell>
          <table:table-cell table:formula="of:=REPLACE([.B3052]; 1; 29; &quot;&quot;)" office:value-type="string" office:string-value="jmacarthur/definitions" calcext:value-type="string">
            <text:p>jmacarthur/definitions</text:p>
          </table:table-cell>
        </table:table-row>
        <table:table-row table:style-name="ro1">
          <table:table-cell office:value-type="float" office:value="13800335" calcext:value-type="float">
            <text:p>13800335</text:p>
          </table:table-cell>
          <table:table-cell office:value-type="string" calcext:value-type="string">
            <text:p>https://api.github.com/repos/ddboline/programming_tests</text:p>
          </table:table-cell>
          <table:table-cell table:formula="of:=REPLACE([.B3053]; 1; 29; &quot;&quot;)" office:value-type="string" office:string-value="ddboline/programming_tests" calcext:value-type="string">
            <text:p>ddboline/programming_tests</text:p>
          </table:table-cell>
        </table:table-row>
        <table:table-row table:style-name="ro1">
          <table:table-cell office:value-type="float" office:value="13808502" calcext:value-type="float">
            <text:p>13808502</text:p>
          </table:table-cell>
          <table:table-cell office:value-type="string" calcext:value-type="string">
            <text:p>https://api.github.com/repos/pythonindia/junction</text:p>
          </table:table-cell>
          <table:table-cell table:formula="of:=REPLACE([.B3054]; 1; 29; &quot;&quot;)" office:value-type="string" office:string-value="pythonindia/junction" calcext:value-type="string">
            <text:p>pythonindia/junction</text:p>
          </table:table-cell>
        </table:table-row>
        <table:table-row table:style-name="ro1">
          <table:table-cell office:value-type="float" office:value="13823258" calcext:value-type="float">
            <text:p>13823258</text:p>
          </table:table-cell>
          <table:table-cell office:value-type="string" calcext:value-type="string">
            <text:p>https://api.github.com/repos/dex4er/Pyjoyment</text:p>
          </table:table-cell>
          <table:table-cell table:formula="of:=REPLACE([.B3055]; 1; 29; &quot;&quot;)" office:value-type="string" office:string-value="dex4er/Pyjoyment" calcext:value-type="string">
            <text:p>dex4er/Pyjoyment</text:p>
          </table:table-cell>
        </table:table-row>
        <table:table-row table:style-name="ro1">
          <table:table-cell office:value-type="float" office:value="13835657" calcext:value-type="float">
            <text:p>13835657</text:p>
          </table:table-cell>
          <table:table-cell office:value-type="string" calcext:value-type="string">
            <text:p>https://api.github.com/repos/robinrob/dotfiles-base</text:p>
          </table:table-cell>
          <table:table-cell table:formula="of:=REPLACE([.B3056]; 1; 29; &quot;&quot;)" office:value-type="string" office:string-value="robinrob/dotfiles-base" calcext:value-type="string">
            <text:p>robinrob/dotfiles-base</text:p>
          </table:table-cell>
        </table:table-row>
        <table:table-row table:style-name="ro1">
          <table:table-cell office:value-type="float" office:value="13840614" calcext:value-type="float">
            <text:p>13840614</text:p>
          </table:table-cell>
          <table:table-cell office:value-type="string" calcext:value-type="string">
            <text:p>https://api.github.com/repos/john-tornblom/pyxtuml</text:p>
          </table:table-cell>
          <table:table-cell table:formula="of:=REPLACE([.B3057]; 1; 29; &quot;&quot;)" office:value-type="string" office:string-value="john-tornblom/pyxtuml" calcext:value-type="string">
            <text:p>john-tornblom/pyxtuml</text:p>
          </table:table-cell>
        </table:table-row>
        <table:table-row table:style-name="ro1">
          <table:table-cell office:value-type="float" office:value="13849968" calcext:value-type="float">
            <text:p>13849968</text:p>
          </table:table-cell>
          <table:table-cell office:value-type="string" calcext:value-type="string">
            <text:p>https://api.github.com/repos/tylert/chirp.hg</text:p>
          </table:table-cell>
          <table:table-cell table:formula="of:=REPLACE([.B3058]; 1; 29; &quot;&quot;)" office:value-type="string" office:string-value="tylert/chirp.hg" calcext:value-type="string">
            <text:p>tylert/chirp.hg</text:p>
          </table:table-cell>
        </table:table-row>
        <table:table-row table:style-name="ro1">
          <table:table-cell office:value-type="float" office:value="13851067" calcext:value-type="float">
            <text:p>13851067</text:p>
          </table:table-cell>
          <table:table-cell office:value-type="string" calcext:value-type="string">
            <text:p>https://api.github.com/repos/HPRC/Dominet</text:p>
          </table:table-cell>
          <table:table-cell table:formula="of:=REPLACE([.B3059]; 1; 29; &quot;&quot;)" office:value-type="string" office:string-value="HPRC/Dominet" calcext:value-type="string">
            <text:p>HPRC/Dominet</text:p>
          </table:table-cell>
        </table:table-row>
        <table:table-row table:style-name="ro1">
          <table:table-cell office:value-type="float" office:value="13862831" calcext:value-type="float">
            <text:p>13862831</text:p>
          </table:table-cell>
          <table:table-cell office:value-type="string" calcext:value-type="string">
            <text:p>https://api.github.com/repos/facelessuser/pymdown-extensions</text:p>
          </table:table-cell>
          <table:table-cell table:formula="of:=REPLACE([.B3060]; 1; 29; &quot;&quot;)" office:value-type="string" office:string-value="facelessuser/pymdown-extensions" calcext:value-type="string">
            <text:p>facelessuser/pymdown-extensions</text:p>
          </table:table-cell>
        </table:table-row>
        <table:table-row table:style-name="ro1">
          <table:table-cell office:value-type="float" office:value="13893172" calcext:value-type="float">
            <text:p>13893172</text:p>
          </table:table-cell>
          <table:table-cell office:value-type="string" calcext:value-type="string">
            <text:p>https://api.github.com/repos/theJollySin/python_for_scientists</text:p>
          </table:table-cell>
          <table:table-cell table:formula="of:=REPLACE([.B3061]; 1; 29; &quot;&quot;)" office:value-type="string" office:string-value="theJollySin/python_for_scientists" calcext:value-type="string">
            <text:p>theJollySin/python_for_scientists</text:p>
          </table:table-cell>
        </table:table-row>
        <table:table-row table:style-name="ro1">
          <table:table-cell office:value-type="float" office:value="13907790" calcext:value-type="float">
            <text:p>13907790</text:p>
          </table:table-cell>
          <table:table-cell office:value-type="string" calcext:value-type="string">
            <text:p>https://api.github.com/repos/priestc/moneywagon</text:p>
          </table:table-cell>
          <table:table-cell table:formula="of:=REPLACE([.B3062]; 1; 29; &quot;&quot;)" office:value-type="string" office:string-value="priestc/moneywagon" calcext:value-type="string">
            <text:p>priestc/moneywagon</text:p>
          </table:table-cell>
        </table:table-row>
        <table:table-row table:style-name="ro1">
          <table:table-cell office:value-type="float" office:value="13907931" calcext:value-type="float">
            <text:p>13907931</text:p>
          </table:table-cell>
          <table:table-cell office:value-type="string" calcext:value-type="string">
            <text:p>https://api.github.com/repos/ilogue/niprov</text:p>
          </table:table-cell>
          <table:table-cell table:formula="of:=REPLACE([.B3063]; 1; 29; &quot;&quot;)" office:value-type="string" office:string-value="ilogue/niprov" calcext:value-type="string">
            <text:p>ilogue/niprov</text:p>
          </table:table-cell>
        </table:table-row>
        <table:table-row table:style-name="ro1">
          <table:table-cell office:value-type="float" office:value="13911284" calcext:value-type="float">
            <text:p>13911284</text:p>
          </table:table-cell>
          <table:table-cell office:value-type="string" calcext:value-type="string">
            <text:p>https://api.github.com/repos/dssinger/tmstats</text:p>
          </table:table-cell>
          <table:table-cell table:formula="of:=REPLACE([.B3064]; 1; 29; &quot;&quot;)" office:value-type="string" office:string-value="dssinger/tmstats" calcext:value-type="string">
            <text:p>dssinger/tmstats</text:p>
          </table:table-cell>
        </table:table-row>
        <table:table-row table:style-name="ro1">
          <table:table-cell office:value-type="float" office:value="13914837" calcext:value-type="float">
            <text:p>13914837</text:p>
          </table:table-cell>
          <table:table-cell office:value-type="string" calcext:value-type="string">
            <text:p>https://api.github.com/repos/platinhom/platinhom.github.com</text:p>
          </table:table-cell>
          <table:table-cell table:formula="of:=REPLACE([.B3065]; 1; 29; &quot;&quot;)" office:value-type="string" office:string-value="platinhom/platinhom.github.com" calcext:value-type="string">
            <text:p>platinhom/platinhom.github.com</text:p>
          </table:table-cell>
        </table:table-row>
        <table:table-row table:style-name="ro1">
          <table:table-cell office:value-type="float" office:value="13915460" calcext:value-type="float">
            <text:p>13915460</text:p>
          </table:table-cell>
          <table:table-cell office:value-type="string" calcext:value-type="string">
            <text:p>https://api.github.com/repos/thesgc/chembiohub_ws</text:p>
          </table:table-cell>
          <table:table-cell table:formula="of:=REPLACE([.B3066]; 1; 29; &quot;&quot;)" office:value-type="string" office:string-value="thesgc/chembiohub_ws" calcext:value-type="string">
            <text:p>thesgc/chembiohub_ws</text:p>
          </table:table-cell>
        </table:table-row>
        <table:table-row table:style-name="ro1">
          <table:table-cell office:value-type="float" office:value="13951511" calcext:value-type="float">
            <text:p>13951511</text:p>
          </table:table-cell>
          <table:table-cell office:value-type="string" calcext:value-type="string">
            <text:p>https://api.github.com/repos/modflowpy/flopy</text:p>
          </table:table-cell>
          <table:table-cell table:formula="of:=REPLACE([.B3067]; 1; 29; &quot;&quot;)" office:value-type="string" office:string-value="modflowpy/flopy" calcext:value-type="string">
            <text:p>modflowpy/flopy</text:p>
          </table:table-cell>
        </table:table-row>
        <table:table-row table:style-name="ro1">
          <table:table-cell office:value-type="float" office:value="13966893" calcext:value-type="float">
            <text:p>13966893</text:p>
          </table:table-cell>
          <table:table-cell office:value-type="string" calcext:value-type="string">
            <text:p>https://api.github.com/repos/vmprof/vmprof-python</text:p>
          </table:table-cell>
          <table:table-cell table:formula="of:=REPLACE([.B3068]; 1; 29; &quot;&quot;)" office:value-type="string" office:string-value="vmprof/vmprof-python" calcext:value-type="string">
            <text:p>vmprof/vmprof-python</text:p>
          </table:table-cell>
        </table:table-row>
        <table:table-row table:style-name="ro1">
          <table:table-cell office:value-type="float" office:value="13974063" calcext:value-type="float">
            <text:p>13974063</text:p>
          </table:table-cell>
          <table:table-cell office:value-type="string" calcext:value-type="string">
            <text:p>https://api.github.com/repos/pekrau/OrderPortal</text:p>
          </table:table-cell>
          <table:table-cell table:formula="of:=REPLACE([.B3069]; 1; 29; &quot;&quot;)" office:value-type="string" office:string-value="pekrau/OrderPortal" calcext:value-type="string">
            <text:p>pekrau/OrderPortal</text:p>
          </table:table-cell>
        </table:table-row>
        <table:table-row table:style-name="ro1">
          <table:table-cell office:value-type="float" office:value="13989940" calcext:value-type="float">
            <text:p>13989940</text:p>
          </table:table-cell>
          <table:table-cell office:value-type="string" calcext:value-type="string">
            <text:p>https://api.github.com/repos/wtsi-hgi/metadata-check</text:p>
          </table:table-cell>
          <table:table-cell table:formula="of:=REPLACE([.B3070]; 1; 29; &quot;&quot;)" office:value-type="string" office:string-value="wtsi-hgi/metadata-check" calcext:value-type="string">
            <text:p>wtsi-hgi/metadata-check</text:p>
          </table:table-cell>
        </table:table-row>
        <table:table-row table:style-name="ro1">
          <table:table-cell office:value-type="float" office:value="14002200" calcext:value-type="float">
            <text:p>14002200</text:p>
          </table:table-cell>
          <table:table-cell office:value-type="string" calcext:value-type="string">
            <text:p>https://api.github.com/repos/nlaurens/budgetRapportage</text:p>
          </table:table-cell>
          <table:table-cell table:formula="of:=REPLACE([.B3071]; 1; 29; &quot;&quot;)" office:value-type="string" office:string-value="nlaurens/budgetRapportage" calcext:value-type="string">
            <text:p>nlaurens/budgetRapportage</text:p>
          </table:table-cell>
        </table:table-row>
        <table:table-row table:style-name="ro1">
          <table:table-cell office:value-type="float" office:value="14008382" calcext:value-type="float">
            <text:p>14008382</text:p>
          </table:table-cell>
          <table:table-cell office:value-type="string" calcext:value-type="string">
            <text:p>https://api.github.com/repos/libretro/libretro-database</text:p>
          </table:table-cell>
          <table:table-cell table:formula="of:=REPLACE([.B3072]; 1; 29; &quot;&quot;)" office:value-type="string" office:string-value="libretro/libretro-database" calcext:value-type="string">
            <text:p>libretro/libretro-database</text:p>
          </table:table-cell>
        </table:table-row>
        <table:table-row table:style-name="ro1">
          <table:table-cell office:value-type="float" office:value="14016482" calcext:value-type="float">
            <text:p>14016482</text:p>
          </table:table-cell>
          <table:table-cell office:value-type="string" calcext:value-type="string">
            <text:p>https://api.github.com/repos/if-then-fund/if.then.fund</text:p>
          </table:table-cell>
          <table:table-cell table:formula="of:=REPLACE([.B3073]; 1; 29; &quot;&quot;)" office:value-type="string" office:string-value="if-then-fund/if.then.fund" calcext:value-type="string">
            <text:p>if-then-fund/if.then.fund</text:p>
          </table:table-cell>
        </table:table-row>
        <table:table-row table:style-name="ro1">
          <table:table-cell office:value-type="float" office:value="14023072" calcext:value-type="float">
            <text:p>14023072</text:p>
          </table:table-cell>
          <table:table-cell office:value-type="string" calcext:value-type="string">
            <text:p>https://api.github.com/repos/xinqiu/MyCode</text:p>
          </table:table-cell>
          <table:table-cell table:formula="of:=REPLACE([.B3074]; 1; 29; &quot;&quot;)" office:value-type="string" office:string-value="xinqiu/MyCode" calcext:value-type="string">
            <text:p>xinqiu/MyCode</text:p>
          </table:table-cell>
        </table:table-row>
        <table:table-row table:style-name="ro1">
          <table:table-cell office:value-type="float" office:value="14033144" calcext:value-type="float">
            <text:p>14033144</text:p>
          </table:table-cell>
          <table:table-cell office:value-type="string" calcext:value-type="string">
            <text:p>https://api.github.com/repos/ministryofjustice/cla_public</text:p>
          </table:table-cell>
          <table:table-cell table:formula="of:=REPLACE([.B3075]; 1; 29; &quot;&quot;)" office:value-type="string" office:string-value="ministryofjustice/cla_public" calcext:value-type="string">
            <text:p>ministryofjustice/cla_public</text:p>
          </table:table-cell>
        </table:table-row>
        <table:table-row table:style-name="ro1">
          <table:table-cell office:value-type="float" office:value="14042744" calcext:value-type="float">
            <text:p>14042744</text:p>
          </table:table-cell>
          <table:table-cell office:value-type="string" calcext:value-type="string">
            <text:p>https://api.github.com/repos/why2pac/dp-tornado</text:p>
          </table:table-cell>
          <table:table-cell table:formula="of:=REPLACE([.B3076]; 1; 29; &quot;&quot;)" office:value-type="string" office:string-value="why2pac/dp-tornado" calcext:value-type="string">
            <text:p>why2pac/dp-tornado</text:p>
          </table:table-cell>
        </table:table-row>
        <table:table-row table:style-name="ro1">
          <table:table-cell office:value-type="float" office:value="14049266" calcext:value-type="float">
            <text:p>14049266</text:p>
          </table:table-cell>
          <table:table-cell office:value-type="string" calcext:value-type="string">
            <text:p>https://api.github.com/repos/ditrobotics/drs-archive</text:p>
          </table:table-cell>
          <table:table-cell table:formula="of:=REPLACE([.B3077]; 1; 29; &quot;&quot;)" office:value-type="string" office:string-value="ditrobotics/drs-archive" calcext:value-type="string">
            <text:p>ditrobotics/drs-archive</text:p>
          </table:table-cell>
        </table:table-row>
        <table:table-row table:style-name="ro1">
          <table:table-cell office:value-type="float" office:value="14051859" calcext:value-type="float">
            <text:p>14051859</text:p>
          </table:table-cell>
          <table:table-cell office:value-type="string" calcext:value-type="string">
            <text:p>https://api.github.com/repos/PCManticore/argus-ci</text:p>
          </table:table-cell>
          <table:table-cell table:formula="of:=REPLACE([.B3078]; 1; 29; &quot;&quot;)" office:value-type="string" office:string-value="PCManticore/argus-ci" calcext:value-type="string">
            <text:p>PCManticore/argus-ci</text:p>
          </table:table-cell>
        </table:table-row>
        <table:table-row table:style-name="ro1">
          <table:table-cell office:value-type="float" office:value="14071863" calcext:value-type="float">
            <text:p>14071863</text:p>
          </table:table-cell>
          <table:table-cell office:value-type="string" calcext:value-type="string">
            <text:p>https://api.github.com/repos/alien4cloud/alien4cloud-cloudify3-provider</text:p>
          </table:table-cell>
          <table:table-cell table:formula="of:=REPLACE([.B3079]; 1; 29; &quot;&quot;)" office:value-type="string" office:string-value="alien4cloud/alien4cloud-cloudify3-provider" calcext:value-type="string">
            <text:p>alien4cloud/alien4cloud-cloudify3-provider</text:p>
          </table:table-cell>
        </table:table-row>
        <table:table-row table:style-name="ro1">
          <table:table-cell office:value-type="float" office:value="14074739" calcext:value-type="float">
            <text:p>14074739</text:p>
          </table:table-cell>
          <table:table-cell office:value-type="string" calcext:value-type="string">
            <text:p>https://api.github.com/repos/ccnmtl/match</text:p>
          </table:table-cell>
          <table:table-cell table:formula="of:=REPLACE([.B3080]; 1; 29; &quot;&quot;)" office:value-type="string" office:string-value="ccnmtl/match" calcext:value-type="string">
            <text:p>ccnmtl/match</text:p>
          </table:table-cell>
        </table:table-row>
        <table:table-row table:style-name="ro1">
          <table:table-cell office:value-type="float" office:value="14078802" calcext:value-type="float">
            <text:p>14078802</text:p>
          </table:table-cell>
          <table:table-cell office:value-type="string" calcext:value-type="string">
            <text:p>https://api.github.com/repos/johnyf/dd</text:p>
          </table:table-cell>
          <table:table-cell table:formula="of:=REPLACE([.B3081]; 1; 29; &quot;&quot;)" office:value-type="string" office:string-value="johnyf/dd" calcext:value-type="string">
            <text:p>johnyf/dd</text:p>
          </table:table-cell>
        </table:table-row>
        <table:table-row table:style-name="ro1">
          <table:table-cell office:value-type="float" office:value="14081185" calcext:value-type="float">
            <text:p>14081185</text:p>
          </table:table-cell>
          <table:table-cell office:value-type="string" calcext:value-type="string">
            <text:p>https://api.github.com/repos/akretion/odoo-usability</text:p>
          </table:table-cell>
          <table:table-cell table:formula="of:=REPLACE([.B3082]; 1; 29; &quot;&quot;)" office:value-type="string" office:string-value="akretion/odoo-usability" calcext:value-type="string">
            <text:p>akretion/odoo-usability</text:p>
          </table:table-cell>
        </table:table-row>
        <table:table-row table:style-name="ro1">
          <table:table-cell office:value-type="float" office:value="14083713" calcext:value-type="float">
            <text:p>14083713</text:p>
          </table:table-cell>
          <table:table-cell office:value-type="string" calcext:value-type="string">
            <text:p>https://api.github.com/repos/ccnmtl/nepi</text:p>
          </table:table-cell>
          <table:table-cell table:formula="of:=REPLACE([.B3083]; 1; 29; &quot;&quot;)" office:value-type="string" office:string-value="ccnmtl/nepi" calcext:value-type="string">
            <text:p>ccnmtl/nepi</text:p>
          </table:table-cell>
        </table:table-row>
        <table:table-row table:style-name="ro1">
          <table:table-cell office:value-type="float" office:value="14088396" calcext:value-type="float">
            <text:p>14088396</text:p>
          </table:table-cell>
          <table:table-cell office:value-type="string" calcext:value-type="string">
            <text:p>https://api.github.com/repos/vahana/prf</text:p>
          </table:table-cell>
          <table:table-cell table:formula="of:=REPLACE([.B3084]; 1; 29; &quot;&quot;)" office:value-type="string" office:string-value="vahana/prf" calcext:value-type="string">
            <text:p>vahana/prf</text:p>
          </table:table-cell>
        </table:table-row>
        <table:table-row table:style-name="ro1">
          <table:table-cell office:value-type="float" office:value="14096006" calcext:value-type="float">
            <text:p>14096006</text:p>
          </table:table-cell>
          <table:table-cell office:value-type="string" calcext:value-type="string">
            <text:p>https://api.github.com/repos/zhangzhenhu/scrapyc</text:p>
          </table:table-cell>
          <table:table-cell table:formula="of:=REPLACE([.B3085]; 1; 29; &quot;&quot;)" office:value-type="string" office:string-value="zhangzhenhu/scrapyc" calcext:value-type="string">
            <text:p>zhangzhenhu/scrapyc</text:p>
          </table:table-cell>
        </table:table-row>
        <table:table-row table:style-name="ro1">
          <table:table-cell office:value-type="float" office:value="14107118" calcext:value-type="float">
            <text:p>14107118</text:p>
          </table:table-cell>
          <table:table-cell office:value-type="string" calcext:value-type="string">
            <text:p>https://api.github.com/repos/stamparm/maltrail</text:p>
          </table:table-cell>
          <table:table-cell table:formula="of:=REPLACE([.B3086]; 1; 29; &quot;&quot;)" office:value-type="string" office:string-value="stamparm/maltrail" calcext:value-type="string">
            <text:p>stamparm/maltrail</text:p>
          </table:table-cell>
        </table:table-row>
        <table:table-row table:style-name="ro1">
          <table:table-cell office:value-type="float" office:value="14115255" calcext:value-type="float">
            <text:p>14115255</text:p>
          </table:table-cell>
          <table:table-cell office:value-type="string" calcext:value-type="string">
            <text:p>https://api.github.com/repos/KDVN/openerp7</text:p>
          </table:table-cell>
          <table:table-cell table:formula="of:=REPLACE([.B3087]; 1; 29; &quot;&quot;)" office:value-type="string" office:string-value="KDVN/openerp7" calcext:value-type="string">
            <text:p>KDVN/openerp7</text:p>
          </table:table-cell>
        </table:table-row>
        <table:table-row table:style-name="ro1">
          <table:table-cell office:value-type="float" office:value="14118403" calcext:value-type="float">
            <text:p>14118403</text:p>
          </table:table-cell>
          <table:table-cell office:value-type="string" calcext:value-type="string">
            <text:p>https://api.github.com/repos/awecode/nerp</text:p>
          </table:table-cell>
          <table:table-cell table:formula="of:=REPLACE([.B3088]; 1; 29; &quot;&quot;)" office:value-type="string" office:string-value="awecode/nerp" calcext:value-type="string">
            <text:p>awecode/nerp</text:p>
          </table:table-cell>
        </table:table-row>
        <table:table-row table:style-name="ro1">
          <table:table-cell office:value-type="float" office:value="14169498" calcext:value-type="float">
            <text:p>14169498</text:p>
          </table:table-cell>
          <table:table-cell office:value-type="string" calcext:value-type="string">
            <text:p>https://api.github.com/repos/simphony/simphony-mayavi</text:p>
          </table:table-cell>
          <table:table-cell table:formula="of:=REPLACE([.B3089]; 1; 29; &quot;&quot;)" office:value-type="string" office:string-value="simphony/simphony-mayavi" calcext:value-type="string">
            <text:p>simphony/simphony-mayavi</text:p>
          </table:table-cell>
        </table:table-row>
        <table:table-row table:style-name="ro1">
          <table:table-cell office:value-type="float" office:value="14173619" calcext:value-type="float">
            <text:p>14173619</text:p>
          </table:table-cell>
          <table:table-cell office:value-type="string" calcext:value-type="string">
            <text:p>https://api.github.com/repos/CI-WATER/gsshapy</text:p>
          </table:table-cell>
          <table:table-cell table:formula="of:=REPLACE([.B3090]; 1; 29; &quot;&quot;)" office:value-type="string" office:string-value="CI-WATER/gsshapy" calcext:value-type="string">
            <text:p>CI-WATER/gsshapy</text:p>
          </table:table-cell>
        </table:table-row>
        <table:table-row table:style-name="ro1">
          <table:table-cell office:value-type="float" office:value="14179606" calcext:value-type="float">
            <text:p>14179606</text:p>
          </table:table-cell>
          <table:table-cell office:value-type="string" calcext:value-type="string">
            <text:p>https://api.github.com/repos/Sotera/newman</text:p>
          </table:table-cell>
          <table:table-cell table:formula="of:=REPLACE([.B3091]; 1; 29; &quot;&quot;)" office:value-type="string" office:string-value="Sotera/newman" calcext:value-type="string">
            <text:p>Sotera/newman</text:p>
          </table:table-cell>
        </table:table-row>
        <table:table-row table:style-name="ro1">
          <table:table-cell office:value-type="float" office:value="14187788" calcext:value-type="float">
            <text:p>14187788</text:p>
          </table:table-cell>
          <table:table-cell office:value-type="string" calcext:value-type="string">
            <text:p>https://api.github.com/repos/schae234/Camoco</text:p>
          </table:table-cell>
          <table:table-cell table:formula="of:=REPLACE([.B3092]; 1; 29; &quot;&quot;)" office:value-type="string" office:string-value="schae234/Camoco" calcext:value-type="string">
            <text:p>schae234/Camoco</text:p>
          </table:table-cell>
        </table:table-row>
        <table:table-row table:style-name="ro1">
          <table:table-cell office:value-type="float" office:value="14193036" calcext:value-type="float">
            <text:p>14193036</text:p>
          </table:table-cell>
          <table:table-cell office:value-type="string" calcext:value-type="string">
            <text:p>https://api.github.com/repos/ChameleonCloud/portal</text:p>
          </table:table-cell>
          <table:table-cell table:formula="of:=REPLACE([.B3093]; 1; 29; &quot;&quot;)" office:value-type="string" office:string-value="ChameleonCloud/portal" calcext:value-type="string">
            <text:p>ChameleonCloud/portal</text:p>
          </table:table-cell>
        </table:table-row>
        <table:table-row table:style-name="ro1">
          <table:table-cell office:value-type="float" office:value="14195928" calcext:value-type="float">
            <text:p>14195928</text:p>
          </table:table-cell>
          <table:table-cell office:value-type="string" calcext:value-type="string">
            <text:p>https://api.github.com/repos/mifth/mifthtools</text:p>
          </table:table-cell>
          <table:table-cell table:formula="of:=REPLACE([.B3094]; 1; 29; &quot;&quot;)" office:value-type="string" office:string-value="mifth/mifthtools" calcext:value-type="string">
            <text:p>mifth/mifthtools</text:p>
          </table:table-cell>
        </table:table-row>
        <table:table-row table:style-name="ro1">
          <table:table-cell office:value-type="float" office:value="14196957" calcext:value-type="float">
            <text:p>14196957</text:p>
          </table:table-cell>
          <table:table-cell office:value-type="string" calcext:value-type="string">
            <text:p>https://api.github.com/repos/RedstonerServer/redstoner-utils</text:p>
          </table:table-cell>
          <table:table-cell table:formula="of:=REPLACE([.B3095]; 1; 29; &quot;&quot;)" office:value-type="string" office:string-value="RedstonerServer/redstoner-utils" calcext:value-type="string">
            <text:p>RedstonerServer/redstoner-utils</text:p>
          </table:table-cell>
        </table:table-row>
        <table:table-row table:style-name="ro1">
          <table:table-cell office:value-type="float" office:value="14200353" calcext:value-type="float">
            <text:p>14200353</text:p>
          </table:table-cell>
          <table:table-cell office:value-type="string" calcext:value-type="string">
            <text:p>https://api.github.com/repos/YGGDRASIL-STUDIO/Discouraged-Workers</text:p>
          </table:table-cell>
          <table:table-cell table:formula="of:=REPLACE([.B3096]; 1; 29; &quot;&quot;)" office:value-type="string" office:string-value="YGGDRASIL-STUDIO/Discouraged-Workers" calcext:value-type="string">
            <text:p>YGGDRASIL-STUDIO/Discouraged-Workers</text:p>
          </table:table-cell>
        </table:table-row>
        <table:table-row table:style-name="ro1">
          <table:table-cell office:value-type="float" office:value="14203999" calcext:value-type="float">
            <text:p>14203999</text:p>
          </table:table-cell>
          <table:table-cell office:value-type="string" calcext:value-type="string">
            <text:p>https://api.github.com/repos/cloew/VocabTester</text:p>
          </table:table-cell>
          <table:table-cell table:formula="of:=REPLACE([.B3097]; 1; 29; &quot;&quot;)" office:value-type="string" office:string-value="cloew/VocabTester" calcext:value-type="string">
            <text:p>cloew/VocabTester</text:p>
          </table:table-cell>
        </table:table-row>
        <table:table-row table:style-name="ro1">
          <table:table-cell office:value-type="float" office:value="14215932" calcext:value-type="float">
            <text:p>14215932</text:p>
          </table:table-cell>
          <table:table-cell office:value-type="string" calcext:value-type="string">
            <text:p>https://api.github.com/repos/collective/collective.adlibsyncmanager</text:p>
          </table:table-cell>
          <table:table-cell table:formula="of:=REPLACE([.B3098]; 1; 29; &quot;&quot;)" office:value-type="string" office:string-value="collective/collective.adlibsyncmanager" calcext:value-type="string">
            <text:p>collective/collective.adlibsyncmanager</text:p>
          </table:table-cell>
        </table:table-row>
        <table:table-row table:style-name="ro1">
          <table:table-cell office:value-type="float" office:value="14234827" calcext:value-type="float">
            <text:p>14234827</text:p>
          </table:table-cell>
          <table:table-cell office:value-type="string" calcext:value-type="string">
            <text:p>https://api.github.com/repos/SUSE/Enceladus</text:p>
          </table:table-cell>
          <table:table-cell table:formula="of:=REPLACE([.B3099]; 1; 29; &quot;&quot;)" office:value-type="string" office:string-value="SUSE/Enceladus" calcext:value-type="string">
            <text:p>SUSE/Enceladus</text:p>
          </table:table-cell>
        </table:table-row>
        <table:table-row table:style-name="ro1">
          <table:table-cell office:value-type="float" office:value="14333236" calcext:value-type="float">
            <text:p>14333236</text:p>
          </table:table-cell>
          <table:table-cell office:value-type="string" calcext:value-type="string">
            <text:p>https://api.github.com/repos/svn2github/ASE-DB</text:p>
          </table:table-cell>
          <table:table-cell table:formula="of:=REPLACE([.B3100]; 1; 29; &quot;&quot;)" office:value-type="string" office:string-value="svn2github/ASE-DB" calcext:value-type="string">
            <text:p>svn2github/ASE-DB</text:p>
          </table:table-cell>
        </table:table-row>
        <table:table-row table:style-name="ro1">
          <table:table-cell office:value-type="float" office:value="14343386" calcext:value-type="float">
            <text:p>14343386</text:p>
          </table:table-cell>
          <table:table-cell office:value-type="string" calcext:value-type="string">
            <text:p>https://api.github.com/repos/richrd/suplemon</text:p>
          </table:table-cell>
          <table:table-cell table:formula="of:=REPLACE([.B3101]; 1; 29; &quot;&quot;)" office:value-type="string" office:string-value="richrd/suplemon" calcext:value-type="string">
            <text:p>richrd/suplemon</text:p>
          </table:table-cell>
        </table:table-row>
        <table:table-row table:style-name="ro1">
          <table:table-cell office:value-type="float" office:value="14346462" calcext:value-type="float">
            <text:p>14346462</text:p>
          </table:table-cell>
          <table:table-cell office:value-type="string" calcext:value-type="string">
            <text:p>https://api.github.com/repos/zmap/ztag</text:p>
          </table:table-cell>
          <table:table-cell table:formula="of:=REPLACE([.B3102]; 1; 29; &quot;&quot;)" office:value-type="string" office:string-value="zmap/ztag" calcext:value-type="string">
            <text:p>zmap/ztag</text:p>
          </table:table-cell>
        </table:table-row>
        <table:table-row table:style-name="ro1">
          <table:table-cell office:value-type="float" office:value="14355767" calcext:value-type="float">
            <text:p>14355767</text:p>
          </table:table-cell>
          <table:table-cell office:value-type="string" calcext:value-type="string">
            <text:p>https://api.github.com/repos/KappaAnalysis/Kappa</text:p>
          </table:table-cell>
          <table:table-cell table:formula="of:=REPLACE([.B3103]; 1; 29; &quot;&quot;)" office:value-type="string" office:string-value="KappaAnalysis/Kappa" calcext:value-type="string">
            <text:p>KappaAnalysis/Kappa</text:p>
          </table:table-cell>
        </table:table-row>
        <table:table-row table:style-name="ro1">
          <table:table-cell office:value-type="float" office:value="14362057" calcext:value-type="float">
            <text:p>14362057</text:p>
          </table:table-cell>
          <table:table-cell office:value-type="string" calcext:value-type="string">
            <text:p>https://api.github.com/repos/klahnakoski/TestLog-ETL</text:p>
          </table:table-cell>
          <table:table-cell table:formula="of:=REPLACE([.B3104]; 1; 29; &quot;&quot;)" office:value-type="string" office:string-value="klahnakoski/TestLog-ETL" calcext:value-type="string">
            <text:p>klahnakoski/TestLog-ETL</text:p>
          </table:table-cell>
        </table:table-row>
        <table:table-row table:style-name="ro1">
          <table:table-cell office:value-type="float" office:value="14363693" calcext:value-type="float">
            <text:p>14363693</text:p>
          </table:table-cell>
          <table:table-cell office:value-type="string" calcext:value-type="string">
            <text:p>https://api.github.com/repos/Azulinho/history</text:p>
          </table:table-cell>
          <table:table-cell table:formula="of:=REPLACE([.B3105]; 1; 29; &quot;&quot;)" office:value-type="string" office:string-value="Azulinho/history" calcext:value-type="string">
            <text:p>Azulinho/history</text:p>
          </table:table-cell>
        </table:table-row>
        <table:table-row table:style-name="ro1">
          <table:table-cell office:value-type="float" office:value="14386799" calcext:value-type="float">
            <text:p>14386799</text:p>
          </table:table-cell>
          <table:table-cell office:value-type="string" calcext:value-type="string">
            <text:p>https://api.github.com/repos/tork-a/geneus-release</text:p>
          </table:table-cell>
          <table:table-cell table:formula="of:=REPLACE([.B3106]; 1; 29; &quot;&quot;)" office:value-type="string" office:string-value="tork-a/geneus-release" calcext:value-type="string">
            <text:p>tork-a/geneus-release</text:p>
          </table:table-cell>
        </table:table-row>
        <table:table-row table:style-name="ro1">
          <table:table-cell office:value-type="float" office:value="14446595" calcext:value-type="float">
            <text:p>14446595</text:p>
          </table:table-cell>
          <table:table-cell office:value-type="string" calcext:value-type="string">
            <text:p>https://api.github.com/repos/jmschrei/pomegranate</text:p>
          </table:table-cell>
          <table:table-cell table:formula="of:=REPLACE([.B3107]; 1; 29; &quot;&quot;)" office:value-type="string" office:string-value="jmschrei/pomegranate" calcext:value-type="string">
            <text:p>jmschrei/pomegranate</text:p>
          </table:table-cell>
        </table:table-row>
        <table:table-row table:style-name="ro1">
          <table:table-cell office:value-type="float" office:value="14454601" calcext:value-type="float">
            <text:p>14454601</text:p>
          </table:table-cell>
          <table:table-cell office:value-type="string" calcext:value-type="string">
            <text:p>https://api.github.com/repos/riceissa/issarice.com</text:p>
          </table:table-cell>
          <table:table-cell table:formula="of:=REPLACE([.B3108]; 1; 29; &quot;&quot;)" office:value-type="string" office:string-value="riceissa/issarice.com" calcext:value-type="string">
            <text:p>riceissa/issarice.com</text:p>
          </table:table-cell>
        </table:table-row>
        <table:table-row table:style-name="ro1">
          <table:table-cell office:value-type="float" office:value="14467860" calcext:value-type="float">
            <text:p>14467860</text:p>
          </table:table-cell>
          <table:table-cell office:value-type="string" calcext:value-type="string">
            <text:p>https://api.github.com/repos/andrewtatham/twitterpibot</text:p>
          </table:table-cell>
          <table:table-cell table:formula="of:=REPLACE([.B3109]; 1; 29; &quot;&quot;)" office:value-type="string" office:string-value="andrewtatham/twitterpibot" calcext:value-type="string">
            <text:p>andrewtatham/twitterpibot</text:p>
          </table:table-cell>
        </table:table-row>
        <table:table-row table:style-name="ro1">
          <table:table-cell office:value-type="float" office:value="14468011" calcext:value-type="float">
            <text:p>14468011</text:p>
          </table:table-cell>
          <table:table-cell office:value-type="string" calcext:value-type="string">
            <text:p>https://api.github.com/repos/neds/semanticsim</text:p>
          </table:table-cell>
          <table:table-cell table:formula="of:=REPLACE([.B3110]; 1; 29; &quot;&quot;)" office:value-type="string" office:string-value="neds/semanticsim" calcext:value-type="string">
            <text:p>neds/semanticsim</text:p>
          </table:table-cell>
        </table:table-row>
        <table:table-row table:style-name="ro1">
          <table:table-cell office:value-type="float" office:value="14536251" calcext:value-type="float">
            <text:p>14536251</text:p>
          </table:table-cell>
          <table:table-cell office:value-type="string" calcext:value-type="string">
            <text:p>https://api.github.com/repos/eduNEXT/edunext-platform</text:p>
          </table:table-cell>
          <table:table-cell table:formula="of:=REPLACE([.B3111]; 1; 29; &quot;&quot;)" office:value-type="string" office:string-value="eduNEXT/edunext-platform" calcext:value-type="string">
            <text:p>eduNEXT/edunext-platform</text:p>
          </table:table-cell>
        </table:table-row>
        <table:table-row table:style-name="ro1">
          <table:table-cell office:value-type="float" office:value="14539833" calcext:value-type="float">
            <text:p>14539833</text:p>
          </table:table-cell>
          <table:table-cell office:value-type="string" calcext:value-type="string">
            <text:p>https://api.github.com/repos/ojarva/home-info-display</text:p>
          </table:table-cell>
          <table:table-cell table:formula="of:=REPLACE([.B3112]; 1; 29; &quot;&quot;)" office:value-type="string" office:string-value="ojarva/home-info-display" calcext:value-type="string">
            <text:p>ojarva/home-info-display</text:p>
          </table:table-cell>
        </table:table-row>
        <table:table-row table:style-name="ro1">
          <table:table-cell office:value-type="float" office:value="14547553" calcext:value-type="float">
            <text:p>14547553</text:p>
          </table:table-cell>
          <table:table-cell office:value-type="string" calcext:value-type="string">
            <text:p>https://api.github.com/repos/wartalker/mydm</text:p>
          </table:table-cell>
          <table:table-cell table:formula="of:=REPLACE([.B3113]; 1; 29; &quot;&quot;)" office:value-type="string" office:string-value="wartalker/mydm" calcext:value-type="string">
            <text:p>wartalker/mydm</text:p>
          </table:table-cell>
        </table:table-row>
        <table:table-row table:style-name="ro1">
          <table:table-cell office:value-type="float" office:value="14570651" calcext:value-type="float">
            <text:p>14570651</text:p>
          </table:table-cell>
          <table:table-cell office:value-type="string" calcext:value-type="string">
            <text:p>https://api.github.com/repos/marshmallow-code/marshmallow</text:p>
          </table:table-cell>
          <table:table-cell table:formula="of:=REPLACE([.B3114]; 1; 29; &quot;&quot;)" office:value-type="string" office:string-value="marshmallow-code/marshmallow" calcext:value-type="string">
            <text:p>marshmallow-code/marshmallow</text:p>
          </table:table-cell>
        </table:table-row>
        <table:table-row table:style-name="ro1">
          <table:table-cell office:value-type="float" office:value="14604478" calcext:value-type="float">
            <text:p>14604478</text:p>
          </table:table-cell>
          <table:table-cell office:value-type="string" calcext:value-type="string">
            <text:p>https://api.github.com/repos/juliabase/juliabase</text:p>
          </table:table-cell>
          <table:table-cell table:formula="of:=REPLACE([.B3115]; 1; 29; &quot;&quot;)" office:value-type="string" office:string-value="juliabase/juliabase" calcext:value-type="string">
            <text:p>juliabase/juliabase</text:p>
          </table:table-cell>
        </table:table-row>
        <table:table-row table:style-name="ro1">
          <table:table-cell office:value-type="float" office:value="14619057" calcext:value-type="float">
            <text:p>14619057</text:p>
          </table:table-cell>
          <table:table-cell office:value-type="string" calcext:value-type="string">
            <text:p>https://api.github.com/repos/widdowquinn/pyani</text:p>
          </table:table-cell>
          <table:table-cell table:formula="of:=REPLACE([.B3116]; 1; 29; &quot;&quot;)" office:value-type="string" office:string-value="widdowquinn/pyani" calcext:value-type="string">
            <text:p>widdowquinn/pyani</text:p>
          </table:table-cell>
        </table:table-row>
        <table:table-row table:style-name="ro1">
          <table:table-cell office:value-type="float" office:value="14626961" calcext:value-type="float">
            <text:p>14626961</text:p>
          </table:table-cell>
          <table:table-cell office:value-type="string" calcext:value-type="string">
            <text:p>https://api.github.com/repos/i3visio/osrframework</text:p>
          </table:table-cell>
          <table:table-cell table:formula="of:=REPLACE([.B3117]; 1; 29; &quot;&quot;)" office:value-type="string" office:string-value="i3visio/osrframework" calcext:value-type="string">
            <text:p>i3visio/osrframework</text:p>
          </table:table-cell>
        </table:table-row>
        <table:table-row table:style-name="ro1">
          <table:table-cell office:value-type="float" office:value="14644432" calcext:value-type="float">
            <text:p>14644432</text:p>
          </table:table-cell>
          <table:table-cell office:value-type="string" calcext:value-type="string">
            <text:p>https://api.github.com/repos/JackUnderwood/vista-test</text:p>
          </table:table-cell>
          <table:table-cell table:formula="of:=REPLACE([.B3118]; 1; 29; &quot;&quot;)" office:value-type="string" office:string-value="JackUnderwood/vista-test" calcext:value-type="string">
            <text:p>JackUnderwood/vista-test</text:p>
          </table:table-cell>
        </table:table-row>
        <table:table-row table:style-name="ro1">
          <table:table-cell office:value-type="float" office:value="14666215" calcext:value-type="float">
            <text:p>14666215</text:p>
          </table:table-cell>
          <table:table-cell office:value-type="string" calcext:value-type="string">
            <text:p>https://api.github.com/repos/boxfish-project/default-res</text:p>
          </table:table-cell>
          <table:table-cell table:formula="of:=REPLACE([.B3119]; 1; 29; &quot;&quot;)" office:value-type="string" office:string-value="boxfish-project/default-res" calcext:value-type="string">
            <text:p>boxfish-project/default-res</text:p>
          </table:table-cell>
        </table:table-row>
        <table:table-row table:style-name="ro1">
          <table:table-cell office:value-type="float" office:value="14668437" calcext:value-type="float">
            <text:p>14668437</text:p>
          </table:table-cell>
          <table:table-cell office:value-type="string" calcext:value-type="string">
            <text:p>https://api.github.com/repos/robotpy/robotpy-wpilib</text:p>
          </table:table-cell>
          <table:table-cell table:formula="of:=REPLACE([.B3120]; 1; 29; &quot;&quot;)" office:value-type="string" office:string-value="robotpy/robotpy-wpilib" calcext:value-type="string">
            <text:p>robotpy/robotpy-wpilib</text:p>
          </table:table-cell>
        </table:table-row>
        <table:table-row table:style-name="ro1">
          <table:table-cell office:value-type="float" office:value="14670187" calcext:value-type="float">
            <text:p>14670187</text:p>
          </table:table-cell>
          <table:table-cell office:value-type="string" calcext:value-type="string">
            <text:p>https://api.github.com/repos/sphinx-doc/sphinx</text:p>
          </table:table-cell>
          <table:table-cell table:formula="of:=REPLACE([.B3121]; 1; 29; &quot;&quot;)" office:value-type="string" office:string-value="sphinx-doc/sphinx" calcext:value-type="string">
            <text:p>sphinx-doc/sphinx</text:p>
          </table:table-cell>
        </table:table-row>
        <table:table-row table:style-name="ro1">
          <table:table-cell office:value-type="float" office:value="14675322" calcext:value-type="float">
            <text:p>14675322</text:p>
          </table:table-cell>
          <table:table-cell office:value-type="string" calcext:value-type="string">
            <text:p>https://api.github.com/repos/wraith-wireless/wraith</text:p>
          </table:table-cell>
          <table:table-cell table:formula="of:=REPLACE([.B3122]; 1; 29; &quot;&quot;)" office:value-type="string" office:string-value="wraith-wireless/wraith" calcext:value-type="string">
            <text:p>wraith-wireless/wraith</text:p>
          </table:table-cell>
        </table:table-row>
        <table:table-row table:style-name="ro1">
          <table:table-cell office:value-type="float" office:value="14700228" calcext:value-type="float">
            <text:p>14700228</text:p>
          </table:table-cell>
          <table:table-cell office:value-type="string" calcext:value-type="string">
            <text:p>https://api.github.com/repos/yxw19870806/yxw19870806</text:p>
          </table:table-cell>
          <table:table-cell table:formula="of:=REPLACE([.B3123]; 1; 29; &quot;&quot;)" office:value-type="string" office:string-value="yxw19870806/yxw19870806" calcext:value-type="string">
            <text:p>yxw19870806/yxw19870806</text:p>
          </table:table-cell>
        </table:table-row>
        <table:table-row table:style-name="ro1">
          <table:table-cell office:value-type="float" office:value="14733909" calcext:value-type="float">
            <text:p>14733909</text:p>
          </table:table-cell>
          <table:table-cell office:value-type="string" calcext:value-type="string">
            <text:p>https://api.github.com/repos/blreams/collegefootballpick10</text:p>
          </table:table-cell>
          <table:table-cell table:formula="of:=REPLACE([.B3124]; 1; 29; &quot;&quot;)" office:value-type="string" office:string-value="blreams/collegefootballpick10" calcext:value-type="string">
            <text:p>blreams/collegefootballpick10</text:p>
          </table:table-cell>
        </table:table-row>
        <table:table-row table:style-name="ro1">
          <table:table-cell office:value-type="float" office:value="14735855" calcext:value-type="float">
            <text:p>14735855</text:p>
          </table:table-cell>
          <table:table-cell office:value-type="string" calcext:value-type="string">
            <text:p>https://api.github.com/repos/siznax/wptools</text:p>
          </table:table-cell>
          <table:table-cell table:formula="of:=REPLACE([.B3125]; 1; 29; &quot;&quot;)" office:value-type="string" office:string-value="siznax/wptools" calcext:value-type="string">
            <text:p>siznax/wptools</text:p>
          </table:table-cell>
        </table:table-row>
        <table:table-row table:style-name="ro1">
          <table:table-cell office:value-type="float" office:value="14746617" calcext:value-type="float">
            <text:p>14746617</text:p>
          </table:table-cell>
          <table:table-cell office:value-type="string" calcext:value-type="string">
            <text:p>https://api.github.com/repos/sharppy/SHARPpy</text:p>
          </table:table-cell>
          <table:table-cell table:formula="of:=REPLACE([.B3126]; 1; 29; &quot;&quot;)" office:value-type="string" office:string-value="sharppy/SHARPpy" calcext:value-type="string">
            <text:p>sharppy/SHARPpy</text:p>
          </table:table-cell>
        </table:table-row>
        <table:table-row table:style-name="ro1">
          <table:table-cell office:value-type="float" office:value="14755314" calcext:value-type="float">
            <text:p>14755314</text:p>
          </table:table-cell>
          <table:table-cell office:value-type="string" calcext:value-type="string">
            <text:p>https://api.github.com/repos/ccnmtl/mediamachine</text:p>
          </table:table-cell>
          <table:table-cell table:formula="of:=REPLACE([.B3127]; 1; 29; &quot;&quot;)" office:value-type="string" office:string-value="ccnmtl/mediamachine" calcext:value-type="string">
            <text:p>ccnmtl/mediamachine</text:p>
          </table:table-cell>
        </table:table-row>
        <table:table-row table:style-name="ro1">
          <table:table-cell office:value-type="float" office:value="14756931" calcext:value-type="float">
            <text:p>14756931</text:p>
          </table:table-cell>
          <table:table-cell office:value-type="string" calcext:value-type="string">
            <text:p>https://api.github.com/repos/daureg/magnet</text:p>
          </table:table-cell>
          <table:table-cell table:formula="of:=REPLACE([.B3128]; 1; 29; &quot;&quot;)" office:value-type="string" office:string-value="daureg/magnet" calcext:value-type="string">
            <text:p>daureg/magnet</text:p>
          </table:table-cell>
        </table:table-row>
        <table:table-row table:style-name="ro1">
          <table:table-cell office:value-type="float" office:value="14758710" calcext:value-type="float">
            <text:p>14758710</text:p>
          </table:table-cell>
          <table:table-cell office:value-type="string" calcext:value-type="string">
            <text:p>https://api.github.com/repos/ccnmtl/tala</text:p>
          </table:table-cell>
          <table:table-cell table:formula="of:=REPLACE([.B3129]; 1; 29; &quot;&quot;)" office:value-type="string" office:string-value="ccnmtl/tala" calcext:value-type="string">
            <text:p>ccnmtl/tala</text:p>
          </table:table-cell>
        </table:table-row>
        <table:table-row table:style-name="ro1">
          <table:table-cell office:value-type="float" office:value="14767304" calcext:value-type="float">
            <text:p>14767304</text:p>
          </table:table-cell>
          <table:table-cell office:value-type="string" calcext:value-type="string">
            <text:p>https://api.github.com/repos/srct/roomlist</text:p>
          </table:table-cell>
          <table:table-cell table:formula="of:=REPLACE([.B3130]; 1; 29; &quot;&quot;)" office:value-type="string" office:string-value="srct/roomlist" calcext:value-type="string">
            <text:p>srct/roomlist</text:p>
          </table:table-cell>
        </table:table-row>
        <table:table-row table:style-name="ro1">
          <table:table-cell office:value-type="float" office:value="14776942" calcext:value-type="float">
            <text:p>14776942</text:p>
          </table:table-cell>
          <table:table-cell office:value-type="string" calcext:value-type="string">
            <text:p>https://api.github.com/repos/fluxer/bfp</text:p>
          </table:table-cell>
          <table:table-cell table:formula="of:=REPLACE([.B3131]; 1; 29; &quot;&quot;)" office:value-type="string" office:string-value="fluxer/bfp" calcext:value-type="string">
            <text:p>fluxer/bfp</text:p>
          </table:table-cell>
        </table:table-row>
        <table:table-row table:style-name="ro1">
          <table:table-cell office:value-type="float" office:value="14819160" calcext:value-type="float">
            <text:p>14819160</text:p>
          </table:table-cell>
          <table:table-cell office:value-type="string" calcext:value-type="string">
            <text:p>https://api.github.com/repos/gramps-project/gramps</text:p>
          </table:table-cell>
          <table:table-cell table:formula="of:=REPLACE([.B3132]; 1; 29; &quot;&quot;)" office:value-type="string" office:string-value="gramps-project/gramps" calcext:value-type="string">
            <text:p>gramps-project/gramps</text:p>
          </table:table-cell>
        </table:table-row>
        <table:table-row table:style-name="ro1">
          <table:table-cell office:value-type="float" office:value="14832723" calcext:value-type="float">
            <text:p>14832723</text:p>
          </table:table-cell>
          <table:table-cell office:value-type="string" calcext:value-type="string">
            <text:p>https://api.github.com/repos/YosaiProject/yosai</text:p>
          </table:table-cell>
          <table:table-cell table:formula="of:=REPLACE([.B3133]; 1; 29; &quot;&quot;)" office:value-type="string" office:string-value="YosaiProject/yosai" calcext:value-type="string">
            <text:p>YosaiProject/yosai</text:p>
          </table:table-cell>
        </table:table-row>
        <table:table-row table:style-name="ro1">
          <table:table-cell office:value-type="float" office:value="14849347" calcext:value-type="float">
            <text:p>14849347</text:p>
          </table:table-cell>
          <table:table-cell office:value-type="string" calcext:value-type="string">
            <text:p>https://api.github.com/repos/openstack-infra/shade</text:p>
          </table:table-cell>
          <table:table-cell table:formula="of:=REPLACE([.B3134]; 1; 29; &quot;&quot;)" office:value-type="string" office:string-value="openstack-infra/shade" calcext:value-type="string">
            <text:p>openstack-infra/shade</text:p>
          </table:table-cell>
        </table:table-row>
        <table:table-row table:style-name="ro1">
          <table:table-cell office:value-type="float" office:value="14850766" calcext:value-type="float">
            <text:p>14850766</text:p>
          </table:table-cell>
          <table:table-cell office:value-type="string" calcext:value-type="string">
            <text:p>https://api.github.com/repos/sherpa/sherpa</text:p>
          </table:table-cell>
          <table:table-cell table:formula="of:=REPLACE([.B3135]; 1; 29; &quot;&quot;)" office:value-type="string" office:string-value="sherpa/sherpa" calcext:value-type="string">
            <text:p>sherpa/sherpa</text:p>
          </table:table-cell>
        </table:table-row>
        <table:table-row table:style-name="ro1">
          <table:table-cell office:value-type="float" office:value="14867576" calcext:value-type="float">
            <text:p>14867576</text:p>
          </table:table-cell>
          <table:table-cell office:value-type="string" calcext:value-type="string">
            <text:p>https://api.github.com/repos/ZeitOnline/zeit.cms</text:p>
          </table:table-cell>
          <table:table-cell table:formula="of:=REPLACE([.B3136]; 1; 29; &quot;&quot;)" office:value-type="string" office:string-value="ZeitOnline/zeit.cms" calcext:value-type="string">
            <text:p>ZeitOnline/zeit.cms</text:p>
          </table:table-cell>
        </table:table-row>
        <table:table-row table:style-name="ro1">
          <table:table-cell office:value-type="float" office:value="14868332" calcext:value-type="float">
            <text:p>14868332</text:p>
          </table:table-cell>
          <table:table-cell office:value-type="string" calcext:value-type="string">
            <text:p>https://api.github.com/repos/ZeitOnline/zeit.content.article</text:p>
          </table:table-cell>
          <table:table-cell table:formula="of:=REPLACE([.B3137]; 1; 29; &quot;&quot;)" office:value-type="string" office:string-value="ZeitOnline/zeit.content.article" calcext:value-type="string">
            <text:p>ZeitOnline/zeit.content.article</text:p>
          </table:table-cell>
        </table:table-row>
        <table:table-row table:style-name="ro1">
          <table:table-cell office:value-type="float" office:value="14868345" calcext:value-type="float">
            <text:p>14868345</text:p>
          </table:table-cell>
          <table:table-cell office:value-type="string" calcext:value-type="string">
            <text:p>https://api.github.com/repos/ZeitOnline/zeit.content.cp</text:p>
          </table:table-cell>
          <table:table-cell table:formula="of:=REPLACE([.B3138]; 1; 29; &quot;&quot;)" office:value-type="string" office:string-value="ZeitOnline/zeit.content.cp" calcext:value-type="string">
            <text:p>ZeitOnline/zeit.content.cp</text:p>
          </table:table-cell>
        </table:table-row>
        <table:table-row table:style-name="ro1">
          <table:table-cell office:value-type="float" office:value="14871262" calcext:value-type="float">
            <text:p>14871262</text:p>
          </table:table-cell>
          <table:table-cell office:value-type="string" calcext:value-type="string">
            <text:p>https://api.github.com/repos/Elneo-group/elneo-openobject</text:p>
          </table:table-cell>
          <table:table-cell table:formula="of:=REPLACE([.B3139]; 1; 29; &quot;&quot;)" office:value-type="string" office:string-value="Elneo-group/elneo-openobject" calcext:value-type="string">
            <text:p>Elneo-group/elneo-openobject</text:p>
          </table:table-cell>
        </table:table-row>
        <table:table-row table:style-name="ro1">
          <table:table-cell office:value-type="float" office:value="14877501" calcext:value-type="float">
            <text:p>14877501</text:p>
          </table:table-cell>
          <table:table-cell office:value-type="string" calcext:value-type="string">
            <text:p>https://api.github.com/repos/fabriziocosta/EDeN</text:p>
          </table:table-cell>
          <table:table-cell table:formula="of:=REPLACE([.B3140]; 1; 29; &quot;&quot;)" office:value-type="string" office:string-value="fabriziocosta/EDeN" calcext:value-type="string">
            <text:p>fabriziocosta/EDeN</text:p>
          </table:table-cell>
        </table:table-row>
        <table:table-row table:style-name="ro1">
          <table:table-cell office:value-type="float" office:value="14879820" calcext:value-type="float">
            <text:p>14879820</text:p>
          </table:table-cell>
          <table:table-cell office:value-type="string" calcext:value-type="string">
            <text:p>https://api.github.com/repos/tomato42/tlsfuzzer</text:p>
          </table:table-cell>
          <table:table-cell table:formula="of:=REPLACE([.B3141]; 1; 29; &quot;&quot;)" office:value-type="string" office:string-value="tomato42/tlsfuzzer" calcext:value-type="string">
            <text:p>tomato42/tlsfuzzer</text:p>
          </table:table-cell>
        </table:table-row>
        <table:table-row table:style-name="ro1">
          <table:table-cell office:value-type="float" office:value="14888199" calcext:value-type="float">
            <text:p>14888199</text:p>
          </table:table-cell>
          <table:table-cell office:value-type="string" calcext:value-type="string">
            <text:p>https://api.github.com/repos/inducer/relate</text:p>
          </table:table-cell>
          <table:table-cell table:formula="of:=REPLACE([.B3142]; 1; 29; &quot;&quot;)" office:value-type="string" office:string-value="inducer/relate" calcext:value-type="string">
            <text:p>inducer/relate</text:p>
          </table:table-cell>
        </table:table-row>
        <table:table-row table:style-name="ro1">
          <table:table-cell office:value-type="float" office:value="14890111" calcext:value-type="float">
            <text:p>14890111</text:p>
          </table:table-cell>
          <table:table-cell office:value-type="string" calcext:value-type="string">
            <text:p>https://api.github.com/repos/geometalab/osmaxx</text:p>
          </table:table-cell>
          <table:table-cell table:formula="of:=REPLACE([.B3143]; 1; 29; &quot;&quot;)" office:value-type="string" office:string-value="geometalab/osmaxx" calcext:value-type="string">
            <text:p>geometalab/osmaxx</text:p>
          </table:table-cell>
        </table:table-row>
        <table:table-row table:style-name="ro1">
          <table:table-cell office:value-type="float" office:value="14891694" calcext:value-type="float">
            <text:p>14891694</text:p>
          </table:table-cell>
          <table:table-cell office:value-type="string" calcext:value-type="string">
            <text:p>https://api.github.com/repos/bradyz/sandbox</text:p>
          </table:table-cell>
          <table:table-cell table:formula="of:=REPLACE([.B3144]; 1; 29; &quot;&quot;)" office:value-type="string" office:string-value="bradyz/sandbox" calcext:value-type="string">
            <text:p>bradyz/sandbox</text:p>
          </table:table-cell>
        </table:table-row>
        <table:table-row table:style-name="ro1">
          <table:table-cell office:value-type="float" office:value="14893820" calcext:value-type="float">
            <text:p>14893820</text:p>
          </table:table-cell>
          <table:table-cell office:value-type="string" calcext:value-type="string">
            <text:p>https://api.github.com/repos/quchen/dotfiles</text:p>
          </table:table-cell>
          <table:table-cell table:formula="of:=REPLACE([.B3145]; 1; 29; &quot;&quot;)" office:value-type="string" office:string-value="quchen/dotfiles" calcext:value-type="string">
            <text:p>quchen/dotfiles</text:p>
          </table:table-cell>
        </table:table-row>
        <table:table-row table:style-name="ro1">
          <table:table-cell office:value-type="float" office:value="14896350" calcext:value-type="float">
            <text:p>14896350</text:p>
          </table:table-cell>
          <table:table-cell office:value-type="string" calcext:value-type="string">
            <text:p>https://api.github.com/repos/chan-y-park/loom</text:p>
          </table:table-cell>
          <table:table-cell table:formula="of:=REPLACE([.B3146]; 1; 29; &quot;&quot;)" office:value-type="string" office:string-value="chan-y-park/loom" calcext:value-type="string">
            <text:p>chan-y-park/loom</text:p>
          </table:table-cell>
        </table:table-row>
        <table:table-row table:style-name="ro1">
          <table:table-cell office:value-type="float" office:value="14907943" calcext:value-type="float">
            <text:p>14907943</text:p>
          </table:table-cell>
          <table:table-cell office:value-type="string" calcext:value-type="string">
            <text:p>https://api.github.com/repos/GeoMop/GeoMop</text:p>
          </table:table-cell>
          <table:table-cell table:formula="of:=REPLACE([.B3147]; 1; 29; &quot;&quot;)" office:value-type="string" office:string-value="GeoMop/GeoMop" calcext:value-type="string">
            <text:p>GeoMop/GeoMop</text:p>
          </table:table-cell>
        </table:table-row>
        <table:table-row table:style-name="ro1">
          <table:table-cell office:value-type="float" office:value="14908542" calcext:value-type="float">
            <text:p>14908542</text:p>
          </table:table-cell>
          <table:table-cell office:value-type="string" calcext:value-type="string">
            <text:p>https://api.github.com/repos/ShahriyarR/MySQL-AutoXtraBackup</text:p>
          </table:table-cell>
          <table:table-cell table:formula="of:=REPLACE([.B3148]; 1; 29; &quot;&quot;)" office:value-type="string" office:string-value="ShahriyarR/MySQL-AutoXtraBackup" calcext:value-type="string">
            <text:p>ShahriyarR/MySQL-AutoXtraBackup</text:p>
          </table:table-cell>
        </table:table-row>
        <table:table-row table:style-name="ro1">
          <table:table-cell office:value-type="float" office:value="14926410" calcext:value-type="float">
            <text:p>14926410</text:p>
          </table:table-cell>
          <table:table-cell office:value-type="string" calcext:value-type="string">
            <text:p>https://api.github.com/repos/Cal-CS-61A-Staff/ok-client</text:p>
          </table:table-cell>
          <table:table-cell table:formula="of:=REPLACE([.B3149]; 1; 29; &quot;&quot;)" office:value-type="string" office:string-value="Cal-CS-61A-Staff/ok-client" calcext:value-type="string">
            <text:p>Cal-CS-61A-Staff/ok-client</text:p>
          </table:table-cell>
        </table:table-row>
        <table:table-row table:style-name="ro1">
          <table:table-cell office:value-type="float" office:value="14931740" calcext:value-type="float">
            <text:p>14931740</text:p>
          </table:table-cell>
          <table:table-cell office:value-type="string" calcext:value-type="string">
            <text:p>https://api.github.com/repos/scitran/reaper</text:p>
          </table:table-cell>
          <table:table-cell table:formula="of:=REPLACE([.B3150]; 1; 29; &quot;&quot;)" office:value-type="string" office:string-value="scitran/reaper" calcext:value-type="string">
            <text:p>scitran/reaper</text:p>
          </table:table-cell>
        </table:table-row>
        <table:table-row table:style-name="ro1">
          <table:table-cell office:value-type="float" office:value="14933398" calcext:value-type="float">
            <text:p>14933398</text:p>
          </table:table-cell>
          <table:table-cell office:value-type="string" calcext:value-type="string">
            <text:p>https://api.github.com/repos/tariqdaouda/Mariana</text:p>
          </table:table-cell>
          <table:table-cell table:formula="of:=REPLACE([.B3151]; 1; 29; &quot;&quot;)" office:value-type="string" office:string-value="tariqdaouda/Mariana" calcext:value-type="string">
            <text:p>tariqdaouda/Mariana</text:p>
          </table:table-cell>
        </table:table-row>
        <table:table-row table:style-name="ro1">
          <table:table-cell office:value-type="float" office:value="14939682" calcext:value-type="float">
            <text:p>14939682</text:p>
          </table:table-cell>
          <table:table-cell office:value-type="string" calcext:value-type="string">
            <text:p>https://api.github.com/repos/mementum/backtrader</text:p>
          </table:table-cell>
          <table:table-cell table:formula="of:=REPLACE([.B3152]; 1; 29; &quot;&quot;)" office:value-type="string" office:string-value="mementum/backtrader" calcext:value-type="string">
            <text:p>mementum/backtrader</text:p>
          </table:table-cell>
        </table:table-row>
        <table:table-row table:style-name="ro1">
          <table:table-cell office:value-type="float" office:value="14942764" calcext:value-type="float">
            <text:p>14942764</text:p>
          </table:table-cell>
          <table:table-cell office:value-type="string" calcext:value-type="string">
            <text:p>https://api.github.com/repos/ndp-systemes/odoo-addons</text:p>
          </table:table-cell>
          <table:table-cell table:formula="of:=REPLACE([.B3153]; 1; 29; &quot;&quot;)" office:value-type="string" office:string-value="ndp-systemes/odoo-addons" calcext:value-type="string">
            <text:p>ndp-systemes/odoo-addons</text:p>
          </table:table-cell>
        </table:table-row>
        <table:table-row table:style-name="ro1">
          <table:table-cell office:value-type="float" office:value="14945138" calcext:value-type="float">
            <text:p>14945138</text:p>
          </table:table-cell>
          <table:table-cell office:value-type="string" calcext:value-type="string">
            <text:p>https://api.github.com/repos/XX-net/XX-Net</text:p>
          </table:table-cell>
          <table:table-cell table:formula="of:=REPLACE([.B3154]; 1; 29; &quot;&quot;)" office:value-type="string" office:string-value="XX-net/XX-Net" calcext:value-type="string">
            <text:p>XX-net/XX-Net</text:p>
          </table:table-cell>
        </table:table-row>
        <table:table-row table:style-name="ro1">
          <table:table-cell office:value-type="float" office:value="14955336" calcext:value-type="float">
            <text:p>14955336</text:p>
          </table:table-cell>
          <table:table-cell office:value-type="string" calcext:value-type="string">
            <text:p>https://api.github.com/repos/tbabej/taskwiki</text:p>
          </table:table-cell>
          <table:table-cell table:formula="of:=REPLACE([.B3155]; 1; 29; &quot;&quot;)" office:value-type="string" office:string-value="tbabej/taskwiki" calcext:value-type="string">
            <text:p>tbabej/taskwiki</text:p>
          </table:table-cell>
        </table:table-row>
        <table:table-row table:style-name="ro1">
          <table:table-cell office:value-type="float" office:value="14979838" calcext:value-type="float">
            <text:p>14979838</text:p>
          </table:table-cell>
          <table:table-cell office:value-type="string" calcext:value-type="string">
            <text:p>https://api.github.com/repos/HelloZeroNet/ZeroNet</text:p>
          </table:table-cell>
          <table:table-cell table:formula="of:=REPLACE([.B3156]; 1; 29; &quot;&quot;)" office:value-type="string" office:string-value="HelloZeroNet/ZeroNet" calcext:value-type="string">
            <text:p>HelloZeroNet/ZeroNet</text:p>
          </table:table-cell>
        </table:table-row>
        <table:table-row table:style-name="ro1">
          <table:table-cell office:value-type="float" office:value="14980534" calcext:value-type="float">
            <text:p>14980534</text:p>
          </table:table-cell>
          <table:table-cell office:value-type="string" calcext:value-type="string">
            <text:p>https://api.github.com/repos/hivesolutions/budy</text:p>
          </table:table-cell>
          <table:table-cell table:formula="of:=REPLACE([.B3157]; 1; 29; &quot;&quot;)" office:value-type="string" office:string-value="hivesolutions/budy" calcext:value-type="string">
            <text:p>hivesolutions/budy</text:p>
          </table:table-cell>
        </table:table-row>
        <table:table-row table:style-name="ro1">
          <table:table-cell office:value-type="float" office:value="15005314" calcext:value-type="float">
            <text:p>15005314</text:p>
          </table:table-cell>
          <table:table-cell office:value-type="string" calcext:value-type="string">
            <text:p>https://api.github.com/repos/GluuFederation/gluu-flask</text:p>
          </table:table-cell>
          <table:table-cell table:formula="of:=REPLACE([.B3158]; 1; 29; &quot;&quot;)" office:value-type="string" office:string-value="GluuFederation/gluu-flask" calcext:value-type="string">
            <text:p>GluuFederation/gluu-flask</text:p>
          </table:table-cell>
        </table:table-row>
        <table:table-row table:style-name="ro1">
          <table:table-cell office:value-type="float" office:value="15017685" calcext:value-type="float">
            <text:p>15017685</text:p>
          </table:table-cell>
          <table:table-cell office:value-type="string" calcext:value-type="string">
            <text:p>https://api.github.com/repos/ICGC-TCGA-PanCancer/pcawg-operations</text:p>
          </table:table-cell>
          <table:table-cell table:formula="of:=REPLACE([.B3159]; 1; 29; &quot;&quot;)" office:value-type="string" office:string-value="ICGC-TCGA-PanCancer/pcawg-operations" calcext:value-type="string">
            <text:p>ICGC-TCGA-PanCancer/pcawg-operations</text:p>
          </table:table-cell>
        </table:table-row>
        <table:table-row table:style-name="ro1">
          <table:table-cell office:value-type="float" office:value="15027672" calcext:value-type="float">
            <text:p>15027672</text:p>
          </table:table-cell>
          <table:table-cell office:value-type="string" calcext:value-type="string">
            <text:p>https://api.github.com/repos/ccnmtl/uelc</text:p>
          </table:table-cell>
          <table:table-cell table:formula="of:=REPLACE([.B3160]; 1; 29; &quot;&quot;)" office:value-type="string" office:string-value="ccnmtl/uelc" calcext:value-type="string">
            <text:p>ccnmtl/uelc</text:p>
          </table:table-cell>
        </table:table-row>
        <table:table-row table:style-name="ro1">
          <table:table-cell office:value-type="float" office:value="15039648" calcext:value-type="float">
            <text:p>15039648</text:p>
          </table:table-cell>
          <table:table-cell office:value-type="string" calcext:value-type="string">
            <text:p>https://api.github.com/repos/wartalker/dmweb</text:p>
          </table:table-cell>
          <table:table-cell table:formula="of:=REPLACE([.B3161]; 1; 29; &quot;&quot;)" office:value-type="string" office:string-value="wartalker/dmweb" calcext:value-type="string">
            <text:p>wartalker/dmweb</text:p>
          </table:table-cell>
        </table:table-row>
        <table:table-row table:style-name="ro1">
          <table:table-cell office:value-type="float" office:value="15049634" calcext:value-type="float">
            <text:p>15049634</text:p>
          </table:table-cell>
          <table:table-cell office:value-type="string" calcext:value-type="string">
            <text:p>https://api.github.com/repos/SatelliteQE/robottelo-ci</text:p>
          </table:table-cell>
          <table:table-cell table:formula="of:=REPLACE([.B3162]; 1; 29; &quot;&quot;)" office:value-type="string" office:string-value="SatelliteQE/robottelo-ci" calcext:value-type="string">
            <text:p>SatelliteQE/robottelo-ci</text:p>
          </table:table-cell>
        </table:table-row>
        <table:table-row table:style-name="ro1">
          <table:table-cell office:value-type="float" office:value="15060407" calcext:value-type="float">
            <text:p>15060407</text:p>
          </table:table-cell>
          <table:table-cell office:value-type="string" calcext:value-type="string">
            <text:p>https://api.github.com/repos/ohsu-qin/qipipe</text:p>
          </table:table-cell>
          <table:table-cell table:formula="of:=REPLACE([.B3163]; 1; 29; &quot;&quot;)" office:value-type="string" office:string-value="ohsu-qin/qipipe" calcext:value-type="string">
            <text:p>ohsu-qin/qipipe</text:p>
          </table:table-cell>
        </table:table-row>
        <table:table-row table:style-name="ro1">
          <table:table-cell office:value-type="float" office:value="15114748" calcext:value-type="float">
            <text:p>15114748</text:p>
          </table:table-cell>
          <table:table-cell office:value-type="string" calcext:value-type="string">
            <text:p>https://api.github.com/repos/devkral/simplescn</text:p>
          </table:table-cell>
          <table:table-cell table:formula="of:=REPLACE([.B3164]; 1; 29; &quot;&quot;)" office:value-type="string" office:string-value="devkral/simplescn" calcext:value-type="string">
            <text:p>devkral/simplescn</text:p>
          </table:table-cell>
        </table:table-row>
        <table:table-row table:style-name="ro1">
          <table:table-cell office:value-type="float" office:value="15128592" calcext:value-type="float">
            <text:p>15128592</text:p>
          </table:table-cell>
          <table:table-cell office:value-type="string" calcext:value-type="string">
            <text:p>https://api.github.com/repos/polymer-spain/DeusCoNWeT</text:p>
          </table:table-cell>
          <table:table-cell table:formula="of:=REPLACE([.B3165]; 1; 29; &quot;&quot;)" office:value-type="string" office:string-value="polymer-spain/DeusCoNWeT" calcext:value-type="string">
            <text:p>polymer-spain/DeusCoNWeT</text:p>
          </table:table-cell>
        </table:table-row>
        <table:table-row table:style-name="ro1">
          <table:table-cell office:value-type="float" office:value="15140616" calcext:value-type="float">
            <text:p>15140616</text:p>
          </table:table-cell>
          <table:table-cell office:value-type="string" calcext:value-type="string">
            <text:p>https://api.github.com/repos/lmorillas/python_events</text:p>
          </table:table-cell>
          <table:table-cell table:formula="of:=REPLACE([.B3166]; 1; 29; &quot;&quot;)" office:value-type="string" office:string-value="lmorillas/python_events" calcext:value-type="string">
            <text:p>lmorillas/python_events</text:p>
          </table:table-cell>
        </table:table-row>
        <table:table-row table:style-name="ro1">
          <table:table-cell office:value-type="float" office:value="15142460" calcext:value-type="float">
            <text:p>15142460</text:p>
          </table:table-cell>
          <table:table-cell office:value-type="string" calcext:value-type="string">
            <text:p>https://api.github.com/repos/EBIvariation/eva-pipeline</text:p>
          </table:table-cell>
          <table:table-cell table:formula="of:=REPLACE([.B3167]; 1; 29; &quot;&quot;)" office:value-type="string" office:string-value="EBIvariation/eva-pipeline" calcext:value-type="string">
            <text:p>EBIvariation/eva-pipeline</text:p>
          </table:table-cell>
        </table:table-row>
        <table:table-row table:style-name="ro1">
          <table:table-cell office:value-type="float" office:value="15144207" calcext:value-type="float">
            <text:p>15144207</text:p>
          </table:table-cell>
          <table:table-cell office:value-type="string" calcext:value-type="string">
            <text:p>https://api.github.com/repos/ministryofjustice/bootstrap-cfn</text:p>
          </table:table-cell>
          <table:table-cell table:formula="of:=REPLACE([.B3168]; 1; 29; &quot;&quot;)" office:value-type="string" office:string-value="ministryofjustice/bootstrap-cfn" calcext:value-type="string">
            <text:p>ministryofjustice/bootstrap-cfn</text:p>
          </table:table-cell>
        </table:table-row>
        <table:table-row table:style-name="ro1">
          <table:table-cell office:value-type="float" office:value="15145316" calcext:value-type="float">
            <text:p>15145316</text:p>
          </table:table-cell>
          <table:table-cell office:value-type="string" calcext:value-type="string">
            <text:p>https://api.github.com/repos/biologyguy/BuddySuite</text:p>
          </table:table-cell>
          <table:table-cell table:formula="of:=REPLACE([.B3169]; 1; 29; &quot;&quot;)" office:value-type="string" office:string-value="biologyguy/BuddySuite" calcext:value-type="string">
            <text:p>biologyguy/BuddySuite</text:p>
          </table:table-cell>
        </table:table-row>
        <table:table-row table:style-name="ro1">
          <table:table-cell office:value-type="float" office:value="15148041" calcext:value-type="float">
            <text:p>15148041</text:p>
          </table:table-cell>
          <table:table-cell office:value-type="string" calcext:value-type="string">
            <text:p>https://api.github.com/repos/Dioptas/Dioptas</text:p>
          </table:table-cell>
          <table:table-cell table:formula="of:=REPLACE([.B3170]; 1; 29; &quot;&quot;)" office:value-type="string" office:string-value="Dioptas/Dioptas" calcext:value-type="string">
            <text:p>Dioptas/Dioptas</text:p>
          </table:table-cell>
        </table:table-row>
        <table:table-row table:style-name="ro1">
          <table:table-cell office:value-type="float" office:value="15153920" calcext:value-type="float">
            <text:p>15153920</text:p>
          </table:table-cell>
          <table:table-cell office:value-type="string" calcext:value-type="string">
            <text:p>https://api.github.com/repos/BjornFJohansson/pydna</text:p>
          </table:table-cell>
          <table:table-cell table:formula="of:=REPLACE([.B3171]; 1; 29; &quot;&quot;)" office:value-type="string" office:string-value="BjornFJohansson/pydna" calcext:value-type="string">
            <text:p>BjornFJohansson/pydna</text:p>
          </table:table-cell>
        </table:table-row>
        <table:table-row table:style-name="ro1">
          <table:table-cell office:value-type="float" office:value="15162846" calcext:value-type="float">
            <text:p>15162846</text:p>
          </table:table-cell>
          <table:table-cell office:value-type="string" calcext:value-type="string">
            <text:p>https://api.github.com/repos/softdevteam/eco</text:p>
          </table:table-cell>
          <table:table-cell table:formula="of:=REPLACE([.B3172]; 1; 29; &quot;&quot;)" office:value-type="string" office:string-value="softdevteam/eco" calcext:value-type="string">
            <text:p>softdevteam/eco</text:p>
          </table:table-cell>
        </table:table-row>
        <table:table-row table:style-name="ro1">
          <table:table-cell office:value-type="float" office:value="15163400" calcext:value-type="float">
            <text:p>15163400</text:p>
          </table:table-cell>
          <table:table-cell office:value-type="string" calcext:value-type="string">
            <text:p>https://api.github.com/repos/petered/plato</text:p>
          </table:table-cell>
          <table:table-cell table:formula="of:=REPLACE([.B3173]; 1; 29; &quot;&quot;)" office:value-type="string" office:string-value="petered/plato" calcext:value-type="string">
            <text:p>petered/plato</text:p>
          </table:table-cell>
        </table:table-row>
        <table:table-row table:style-name="ro1">
          <table:table-cell office:value-type="float" office:value="15170313" calcext:value-type="float">
            <text:p>15170313</text:p>
          </table:table-cell>
          <table:table-cell office:value-type="string" calcext:value-type="string">
            <text:p>https://api.github.com/repos/kaltura/KalturaGeneratedAPIClientsPython</text:p>
          </table:table-cell>
          <table:table-cell table:formula="of:=REPLACE([.B3174]; 1; 29; &quot;&quot;)" office:value-type="string" office:string-value="kaltura/KalturaGeneratedAPIClientsPython" calcext:value-type="string">
            <text:p>kaltura/KalturaGeneratedAPIClientsPython</text:p>
          </table:table-cell>
        </table:table-row>
        <table:table-row table:style-name="ro1">
          <table:table-cell office:value-type="float" office:value="15174218" calcext:value-type="float">
            <text:p>15174218</text:p>
          </table:table-cell>
          <table:table-cell office:value-type="string" calcext:value-type="string">
            <text:p>https://api.github.com/repos/rucker/dotfiles</text:p>
          </table:table-cell>
          <table:table-cell table:formula="of:=REPLACE([.B3175]; 1; 29; &quot;&quot;)" office:value-type="string" office:string-value="rucker/dotfiles" calcext:value-type="string">
            <text:p>rucker/dotfiles</text:p>
          </table:table-cell>
        </table:table-row>
        <table:table-row table:style-name="ro1">
          <table:table-cell office:value-type="float" office:value="15174443" calcext:value-type="float">
            <text:p>15174443</text:p>
          </table:table-cell>
          <table:table-cell office:value-type="string" calcext:value-type="string">
            <text:p>https://api.github.com/repos/vhsvhs/phylobot-django</text:p>
          </table:table-cell>
          <table:table-cell table:formula="of:=REPLACE([.B3176]; 1; 29; &quot;&quot;)" office:value-type="string" office:string-value="vhsvhs/phylobot-django" calcext:value-type="string">
            <text:p>vhsvhs/phylobot-django</text:p>
          </table:table-cell>
        </table:table-row>
        <table:table-row table:style-name="ro1">
          <table:table-cell office:value-type="float" office:value="15185202" calcext:value-type="float">
            <text:p>15185202</text:p>
          </table:table-cell>
          <table:table-cell office:value-type="string" calcext:value-type="string">
            <text:p>https://api.github.com/repos/Xprima-ERP/odoo_addons</text:p>
          </table:table-cell>
          <table:table-cell table:formula="of:=REPLACE([.B3177]; 1; 29; &quot;&quot;)" office:value-type="string" office:string-value="Xprima-ERP/odoo_addons" calcext:value-type="string">
            <text:p>Xprima-ERP/odoo_addons</text:p>
          </table:table-cell>
        </table:table-row>
        <table:table-row table:style-name="ro1">
          <table:table-cell office:value-type="float" office:value="15195517" calcext:value-type="float">
            <text:p>15195517</text:p>
          </table:table-cell>
          <table:table-cell office:value-type="string" calcext:value-type="string">
            <text:p>https://api.github.com/repos/entpy/beauty-and-pics</text:p>
          </table:table-cell>
          <table:table-cell table:formula="of:=REPLACE([.B3178]; 1; 29; &quot;&quot;)" office:value-type="string" office:string-value="entpy/beauty-and-pics" calcext:value-type="string">
            <text:p>entpy/beauty-and-pics</text:p>
          </table:table-cell>
        </table:table-row>
        <table:table-row table:style-name="ro1">
          <table:table-cell office:value-type="float" office:value="15197037" calcext:value-type="float">
            <text:p>15197037</text:p>
          </table:table-cell>
          <table:table-cell office:value-type="string" calcext:value-type="string">
            <text:p>https://api.github.com/repos/rhinstaller/blivet</text:p>
          </table:table-cell>
          <table:table-cell table:formula="of:=REPLACE([.B3179]; 1; 29; &quot;&quot;)" office:value-type="string" office:string-value="rhinstaller/blivet" calcext:value-type="string">
            <text:p>rhinstaller/blivet</text:p>
          </table:table-cell>
        </table:table-row>
        <table:table-row table:style-name="ro1">
          <table:table-cell office:value-type="float" office:value="15222179" calcext:value-type="float">
            <text:p>15222179</text:p>
          </table:table-cell>
          <table:table-cell office:value-type="string" calcext:value-type="string">
            <text:p>https://api.github.com/repos/andras-tim/StoreKeeper</text:p>
          </table:table-cell>
          <table:table-cell table:formula="of:=REPLACE([.B3180]; 1; 29; &quot;&quot;)" office:value-type="string" office:string-value="andras-tim/StoreKeeper" calcext:value-type="string">
            <text:p>andras-tim/StoreKeeper</text:p>
          </table:table-cell>
        </table:table-row>
        <table:table-row table:style-name="ro1">
          <table:table-cell office:value-type="float" office:value="15230637" calcext:value-type="float">
            <text:p>15230637</text:p>
          </table:table-cell>
          <table:table-cell office:value-type="string" calcext:value-type="string">
            <text:p>https://api.github.com/repos/hellerve/programming-talks</text:p>
          </table:table-cell>
          <table:table-cell table:formula="of:=REPLACE([.B3181]; 1; 29; &quot;&quot;)" office:value-type="string" office:string-value="hellerve/programming-talks" calcext:value-type="string">
            <text:p>hellerve/programming-talks</text:p>
          </table:table-cell>
        </table:table-row>
        <table:table-row table:style-name="ro1">
          <table:table-cell office:value-type="float" office:value="15235623" calcext:value-type="float">
            <text:p>15235623</text:p>
          </table:table-cell>
          <table:table-cell office:value-type="string" calcext:value-type="string">
            <text:p>https://api.github.com/repos/pretix/pretix</text:p>
          </table:table-cell>
          <table:table-cell table:formula="of:=REPLACE([.B3182]; 1; 29; &quot;&quot;)" office:value-type="string" office:string-value="pretix/pretix" calcext:value-type="string">
            <text:p>pretix/pretix</text:p>
          </table:table-cell>
        </table:table-row>
        <table:table-row table:style-name="ro1">
          <table:table-cell office:value-type="float" office:value="15238766" calcext:value-type="float">
            <text:p>15238766</text:p>
          </table:table-cell>
          <table:table-cell office:value-type="string" calcext:value-type="string">
            <text:p>https://api.github.com/repos/sstangl/openpowerlifting</text:p>
          </table:table-cell>
          <table:table-cell table:formula="of:=REPLACE([.B3183]; 1; 29; &quot;&quot;)" office:value-type="string" office:string-value="sstangl/openpowerlifting" calcext:value-type="string">
            <text:p>sstangl/openpowerlifting</text:p>
          </table:table-cell>
        </table:table-row>
        <table:table-row table:style-name="ro1">
          <table:table-cell office:value-type="float" office:value="15240402" calcext:value-type="float">
            <text:p>15240402</text:p>
          </table:table-cell>
          <table:table-cell office:value-type="string" calcext:value-type="string">
            <text:p>https://api.github.com/repos/ocf/ocflib</text:p>
          </table:table-cell>
          <table:table-cell table:formula="of:=REPLACE([.B3184]; 1; 29; &quot;&quot;)" office:value-type="string" office:string-value="ocf/ocflib" calcext:value-type="string">
            <text:p>ocf/ocflib</text:p>
          </table:table-cell>
        </table:table-row>
        <table:table-row table:style-name="ro1">
          <table:table-cell office:value-type="float" office:value="15247618" calcext:value-type="float">
            <text:p>15247618</text:p>
          </table:table-cell>
          <table:table-cell office:value-type="string" calcext:value-type="string">
            <text:p>https://api.github.com/repos/sjqzhang/PyCodeigniter</text:p>
          </table:table-cell>
          <table:table-cell table:formula="of:=REPLACE([.B3185]; 1; 29; &quot;&quot;)" office:value-type="string" office:string-value="sjqzhang/PyCodeigniter" calcext:value-type="string">
            <text:p>sjqzhang/PyCodeigniter</text:p>
          </table:table-cell>
        </table:table-row>
        <table:table-row table:style-name="ro1">
          <table:table-cell office:value-type="float" office:value="15256718" calcext:value-type="float">
            <text:p>15256718</text:p>
          </table:table-cell>
          <table:table-cell office:value-type="string" calcext:value-type="string">
            <text:p>https://api.github.com/repos/singlerider/lorenzotherobot</text:p>
          </table:table-cell>
          <table:table-cell table:formula="of:=REPLACE([.B3186]; 1; 29; &quot;&quot;)" office:value-type="string" office:string-value="singlerider/lorenzotherobot" calcext:value-type="string">
            <text:p>singlerider/lorenzotherobot</text:p>
          </table:table-cell>
        </table:table-row>
        <table:table-row table:style-name="ro1">
          <table:table-cell office:value-type="float" office:value="15259772" calcext:value-type="float">
            <text:p>15259772</text:p>
          </table:table-cell>
          <table:table-cell office:value-type="string" calcext:value-type="string">
            <text:p>https://api.github.com/repos/exmachina-dev/ertza</text:p>
          </table:table-cell>
          <table:table-cell table:formula="of:=REPLACE([.B3187]; 1; 29; &quot;&quot;)" office:value-type="string" office:string-value="exmachina-dev/ertza" calcext:value-type="string">
            <text:p>exmachina-dev/ertza</text:p>
          </table:table-cell>
        </table:table-row>
        <table:table-row table:style-name="ro1">
          <table:table-cell office:value-type="float" office:value="15262585" calcext:value-type="float">
            <text:p>15262585</text:p>
          </table:table-cell>
          <table:table-cell office:value-type="string" calcext:value-type="string">
            <text:p>https://api.github.com/repos/arpruss/raspberryjammod</text:p>
          </table:table-cell>
          <table:table-cell table:formula="of:=REPLACE([.B3188]; 1; 29; &quot;&quot;)" office:value-type="string" office:string-value="arpruss/raspberryjammod" calcext:value-type="string">
            <text:p>arpruss/raspberryjammod</text:p>
          </table:table-cell>
        </table:table-row>
        <table:table-row table:style-name="ro1">
          <table:table-cell office:value-type="float" office:value="15263803" calcext:value-type="float">
            <text:p>15263803</text:p>
          </table:table-cell>
          <table:table-cell office:value-type="string" calcext:value-type="string">
            <text:p>https://api.github.com/repos/levlaz/braindump</text:p>
          </table:table-cell>
          <table:table-cell table:formula="of:=REPLACE([.B3189]; 1; 29; &quot;&quot;)" office:value-type="string" office:string-value="levlaz/braindump" calcext:value-type="string">
            <text:p>levlaz/braindump</text:p>
          </table:table-cell>
        </table:table-row>
        <table:table-row table:style-name="ro1">
          <table:table-cell office:value-type="float" office:value="15275472" calcext:value-type="float">
            <text:p>15275472</text:p>
          </table:table-cell>
          <table:table-cell office:value-type="string" calcext:value-type="string">
            <text:p>https://api.github.com/repos/thunder-project/thunder</text:p>
          </table:table-cell>
          <table:table-cell table:formula="of:=REPLACE([.B3190]; 1; 29; &quot;&quot;)" office:value-type="string" office:string-value="thunder-project/thunder" calcext:value-type="string">
            <text:p>thunder-project/thunder</text:p>
          </table:table-cell>
        </table:table-row>
        <table:table-row table:style-name="ro1">
          <table:table-cell office:value-type="float" office:value="15275497" calcext:value-type="float">
            <text:p>15275497</text:p>
          </table:table-cell>
          <table:table-cell office:value-type="string" calcext:value-type="string">
            <text:p>https://api.github.com/repos/neurosutras/CA1Sim</text:p>
          </table:table-cell>
          <table:table-cell table:formula="of:=REPLACE([.B3191]; 1; 29; &quot;&quot;)" office:value-type="string" office:string-value="neurosutras/CA1Sim" calcext:value-type="string">
            <text:p>neurosutras/CA1Sim</text:p>
          </table:table-cell>
        </table:table-row>
        <table:table-row table:style-name="ro1">
          <table:table-cell office:value-type="float" office:value="15281203" calcext:value-type="float">
            <text:p>15281203</text:p>
          </table:table-cell>
          <table:table-cell office:value-type="string" calcext:value-type="string">
            <text:p>https://api.github.com/repos/noironetworks/python-opflex-agent</text:p>
          </table:table-cell>
          <table:table-cell table:formula="of:=REPLACE([.B3192]; 1; 29; &quot;&quot;)" office:value-type="string" office:string-value="noironetworks/python-opflex-agent" calcext:value-type="string">
            <text:p>noironetworks/python-opflex-agent</text:p>
          </table:table-cell>
        </table:table-row>
        <table:table-row table:style-name="ro1">
          <table:table-cell office:value-type="float" office:value="15288143" calcext:value-type="float">
            <text:p>15288143</text:p>
          </table:table-cell>
          <table:table-cell office:value-type="string" calcext:value-type="string">
            <text:p>https://api.github.com/repos/ustu/lectures.www</text:p>
          </table:table-cell>
          <table:table-cell table:formula="of:=REPLACE([.B3193]; 1; 29; &quot;&quot;)" office:value-type="string" office:string-value="ustu/lectures.www" calcext:value-type="string">
            <text:p>ustu/lectures.www</text:p>
          </table:table-cell>
        </table:table-row>
        <table:table-row table:style-name="ro1">
          <table:table-cell office:value-type="float" office:value="15297177" calcext:value-type="float">
            <text:p>15297177</text:p>
          </table:table-cell>
          <table:table-cell office:value-type="string" calcext:value-type="string">
            <text:p>https://api.github.com/repos/rhinstaller/pykickstart</text:p>
          </table:table-cell>
          <table:table-cell table:formula="of:=REPLACE([.B3194]; 1; 29; &quot;&quot;)" office:value-type="string" office:string-value="rhinstaller/pykickstart" calcext:value-type="string">
            <text:p>rhinstaller/pykickstart</text:p>
          </table:table-cell>
        </table:table-row>
        <table:table-row table:style-name="ro1">
          <table:table-cell office:value-type="float" office:value="15310342" calcext:value-type="float">
            <text:p>15310342</text:p>
          </table:table-cell>
          <table:table-cell office:value-type="string" calcext:value-type="string">
            <text:p>https://api.github.com/repos/TIGRLab/datman</text:p>
          </table:table-cell>
          <table:table-cell table:formula="of:=REPLACE([.B3195]; 1; 29; &quot;&quot;)" office:value-type="string" office:string-value="TIGRLab/datman" calcext:value-type="string">
            <text:p>TIGRLab/datman</text:p>
          </table:table-cell>
        </table:table-row>
        <table:table-row table:style-name="ro1">
          <table:table-cell office:value-type="float" office:value="15332049" calcext:value-type="float">
            <text:p>15332049</text:p>
          </table:table-cell>
          <table:table-cell office:value-type="string" calcext:value-type="string">
            <text:p>https://api.github.com/repos/Asoul/stockq</text:p>
          </table:table-cell>
          <table:table-cell table:formula="of:=REPLACE([.B3196]; 1; 29; &quot;&quot;)" office:value-type="string" office:string-value="Asoul/stockq" calcext:value-type="string">
            <text:p>Asoul/stockq</text:p>
          </table:table-cell>
        </table:table-row>
        <table:table-row table:style-name="ro1">
          <table:table-cell office:value-type="float" office:value="15338103" calcext:value-type="float">
            <text:p>15338103</text:p>
          </table:table-cell>
          <table:table-cell office:value-type="string" calcext:value-type="string">
            <text:p>https://api.github.com/repos/coala-analyzer/coala</text:p>
          </table:table-cell>
          <table:table-cell table:formula="of:=REPLACE([.B3197]; 1; 29; &quot;&quot;)" office:value-type="string" office:string-value="coala-analyzer/coala" calcext:value-type="string">
            <text:p>coala-analyzer/coala</text:p>
          </table:table-cell>
        </table:table-row>
        <table:table-row table:style-name="ro1">
          <table:table-cell office:value-type="float" office:value="15345677" calcext:value-type="float">
            <text:p>15345677</text:p>
          </table:table-cell>
          <table:table-cell office:value-type="string" calcext:value-type="string">
            <text:p>https://api.github.com/repos/woook/moka-fe</text:p>
          </table:table-cell>
          <table:table-cell table:formula="of:=REPLACE([.B3198]; 1; 29; &quot;&quot;)" office:value-type="string" office:string-value="woook/moka-fe" calcext:value-type="string">
            <text:p>woook/moka-fe</text:p>
          </table:table-cell>
        </table:table-row>
        <table:table-row table:style-name="ro1">
          <table:table-cell office:value-type="float" office:value="15354995" calcext:value-type="float">
            <text:p>15354995</text:p>
          </table:table-cell>
          <table:table-cell office:value-type="string" calcext:value-type="string">
            <text:p>https://api.github.com/repos/CERNDocumentServer/cds</text:p>
          </table:table-cell>
          <table:table-cell table:formula="of:=REPLACE([.B3199]; 1; 29; &quot;&quot;)" office:value-type="string" office:string-value="CERNDocumentServer/cds" calcext:value-type="string">
            <text:p>CERNDocumentServer/cds</text:p>
          </table:table-cell>
        </table:table-row>
        <table:table-row table:style-name="ro1">
          <table:table-cell office:value-type="float" office:value="15372089" calcext:value-type="float">
            <text:p>15372089</text:p>
          </table:table-cell>
          <table:table-cell office:value-type="string" calcext:value-type="string">
            <text:p>https://api.github.com/repos/scopatz/xonsh</text:p>
          </table:table-cell>
          <table:table-cell table:formula="of:=REPLACE([.B3200]; 1; 29; &quot;&quot;)" office:value-type="string" office:string-value="scopatz/xonsh" calcext:value-type="string">
            <text:p>scopatz/xonsh</text:p>
          </table:table-cell>
        </table:table-row>
        <table:table-row table:style-name="ro1">
          <table:table-cell office:value-type="float" office:value="15410337" calcext:value-type="float">
            <text:p>15410337</text:p>
          </table:table-cell>
          <table:table-cell office:value-type="string" calcext:value-type="string">
            <text:p>https://api.github.com/repos/BhupeshGupta/Flows</text:p>
          </table:table-cell>
          <table:table-cell table:formula="of:=REPLACE([.B3201]; 1; 29; &quot;&quot;)" office:value-type="string" office:string-value="BhupeshGupta/Flows" calcext:value-type="string">
            <text:p>BhupeshGupta/Flows</text:p>
          </table:table-cell>
        </table:table-row>
        <table:table-row table:style-name="ro1">
          <table:table-cell office:value-type="float" office:value="15416169" calcext:value-type="float">
            <text:p>15416169</text:p>
          </table:table-cell>
          <table:table-cell office:value-type="string" calcext:value-type="string">
            <text:p>https://api.github.com/repos/nansencenter/SWARP-routines</text:p>
          </table:table-cell>
          <table:table-cell table:formula="of:=REPLACE([.B3202]; 1; 29; &quot;&quot;)" office:value-type="string" office:string-value="nansencenter/SWARP-routines" calcext:value-type="string">
            <text:p>nansencenter/SWARP-routines</text:p>
          </table:table-cell>
        </table:table-row>
        <table:table-row table:style-name="ro1">
          <table:table-cell office:value-type="float" office:value="15436189" calcext:value-type="float">
            <text:p>15436189</text:p>
          </table:table-cell>
          <table:table-cell office:value-type="string" calcext:value-type="string">
            <text:p>https://api.github.com/repos/scitran/core</text:p>
          </table:table-cell>
          <table:table-cell table:formula="of:=REPLACE([.B3203]; 1; 29; &quot;&quot;)" office:value-type="string" office:string-value="scitran/core" calcext:value-type="string">
            <text:p>scitran/core</text:p>
          </table:table-cell>
        </table:table-row>
        <table:table-row table:style-name="ro1">
          <table:table-cell office:value-type="float" office:value="15457032" calcext:value-type="float">
            <text:p>15457032</text:p>
          </table:table-cell>
          <table:table-cell office:value-type="string" calcext:value-type="string">
            <text:p>https://api.github.com/repos/SiLab-Bonn/pyBAR</text:p>
          </table:table-cell>
          <table:table-cell table:formula="of:=REPLACE([.B3204]; 1; 29; &quot;&quot;)" office:value-type="string" office:string-value="SiLab-Bonn/pyBAR" calcext:value-type="string">
            <text:p>SiLab-Bonn/pyBAR</text:p>
          </table:table-cell>
        </table:table-row>
        <table:table-row table:style-name="ro1">
          <table:table-cell office:value-type="float" office:value="15461016" calcext:value-type="float">
            <text:p>15461016</text:p>
          </table:table-cell>
          <table:table-cell office:value-type="string" calcext:value-type="string">
            <text:p>https://api.github.com/repos/pychess/pychess</text:p>
          </table:table-cell>
          <table:table-cell table:formula="of:=REPLACE([.B3205]; 1; 29; &quot;&quot;)" office:value-type="string" office:string-value="pychess/pychess" calcext:value-type="string">
            <text:p>pychess/pychess</text:p>
          </table:table-cell>
        </table:table-row>
        <table:table-row table:style-name="ro1">
          <table:table-cell office:value-type="float" office:value="15461460" calcext:value-type="float">
            <text:p>15461460</text:p>
          </table:table-cell>
          <table:table-cell office:value-type="string" calcext:value-type="string">
            <text:p>https://api.github.com/repos/CBIIT/nci-webtools-dceg-linkage</text:p>
          </table:table-cell>
          <table:table-cell table:formula="of:=REPLACE([.B3206]; 1; 29; &quot;&quot;)" office:value-type="string" office:string-value="CBIIT/nci-webtools-dceg-linkage" calcext:value-type="string">
            <text:p>CBIIT/nci-webtools-dceg-linkage</text:p>
          </table:table-cell>
        </table:table-row>
        <table:table-row table:style-name="ro1">
          <table:table-cell office:value-type="float" office:value="15500271" calcext:value-type="float">
            <text:p>15500271</text:p>
          </table:table-cell>
          <table:table-cell office:value-type="string" calcext:value-type="string">
            <text:p>https://api.github.com/repos/libris/definitions</text:p>
          </table:table-cell>
          <table:table-cell table:formula="of:=REPLACE([.B3207]; 1; 29; &quot;&quot;)" office:value-type="string" office:string-value="libris/definitions" calcext:value-type="string">
            <text:p>libris/definitions</text:p>
          </table:table-cell>
        </table:table-row>
        <table:table-row table:style-name="ro1">
          <table:table-cell office:value-type="float" office:value="15505915" calcext:value-type="float">
            <text:p>15505915</text:p>
          </table:table-cell>
          <table:table-cell office:value-type="string" calcext:value-type="string">
            <text:p>https://api.github.com/repos/TK-IT/web</text:p>
          </table:table-cell>
          <table:table-cell table:formula="of:=REPLACE([.B3208]; 1; 29; &quot;&quot;)" office:value-type="string" office:string-value="TK-IT/web" calcext:value-type="string">
            <text:p>TK-IT/web</text:p>
          </table:table-cell>
        </table:table-row>
        <table:table-row table:style-name="ro1">
          <table:table-cell office:value-type="float" office:value="15512731" calcext:value-type="float">
            <text:p>15512731</text:p>
          </table:table-cell>
          <table:table-cell office:value-type="string" calcext:value-type="string">
            <text:p>https://api.github.com/repos/rebkwok/pipsevents</text:p>
          </table:table-cell>
          <table:table-cell table:formula="of:=REPLACE([.B3209]; 1; 29; &quot;&quot;)" office:value-type="string" office:string-value="rebkwok/pipsevents" calcext:value-type="string">
            <text:p>rebkwok/pipsevents</text:p>
          </table:table-cell>
        </table:table-row>
        <table:table-row table:style-name="ro1">
          <table:table-cell office:value-type="float" office:value="15516740" calcext:value-type="float">
            <text:p>15516740</text:p>
          </table:table-cell>
          <table:table-cell office:value-type="string" calcext:value-type="string">
            <text:p>https://api.github.com/repos/ThreeSixes/airSuck</text:p>
          </table:table-cell>
          <table:table-cell table:formula="of:=REPLACE([.B3210]; 1; 29; &quot;&quot;)" office:value-type="string" office:string-value="ThreeSixes/airSuck" calcext:value-type="string">
            <text:p>ThreeSixes/airSuck</text:p>
          </table:table-cell>
        </table:table-row>
        <table:table-row table:style-name="ro1">
          <table:table-cell office:value-type="float" office:value="15517393" calcext:value-type="float">
            <text:p>15517393</text:p>
          </table:table-cell>
          <table:table-cell office:value-type="string" calcext:value-type="string">
            <text:p>https://api.github.com/repos/autoprotocol/autoprotocol-python</text:p>
          </table:table-cell>
          <table:table-cell table:formula="of:=REPLACE([.B3211]; 1; 29; &quot;&quot;)" office:value-type="string" office:string-value="autoprotocol/autoprotocol-python" calcext:value-type="string">
            <text:p>autoprotocol/autoprotocol-python</text:p>
          </table:table-cell>
        </table:table-row>
        <table:table-row table:style-name="ro1">
          <table:table-cell office:value-type="float" office:value="15526676" calcext:value-type="float">
            <text:p>15526676</text:p>
          </table:table-cell>
          <table:table-cell office:value-type="string" calcext:value-type="string">
            <text:p>https://api.github.com/repos/pudo/aleph</text:p>
          </table:table-cell>
          <table:table-cell table:formula="of:=REPLACE([.B3212]; 1; 29; &quot;&quot;)" office:value-type="string" office:string-value="pudo/aleph" calcext:value-type="string">
            <text:p>pudo/aleph</text:p>
          </table:table-cell>
        </table:table-row>
        <table:table-row table:style-name="ro1">
          <table:table-cell office:value-type="float" office:value="15535242" calcext:value-type="float">
            <text:p>15535242</text:p>
          </table:table-cell>
          <table:table-cell office:value-type="string" calcext:value-type="string">
            <text:p>https://api.github.com/repos/Parsely/pykafka</text:p>
          </table:table-cell>
          <table:table-cell table:formula="of:=REPLACE([.B3213]; 1; 29; &quot;&quot;)" office:value-type="string" office:string-value="Parsely/pykafka" calcext:value-type="string">
            <text:p>Parsely/pykafka</text:p>
          </table:table-cell>
        </table:table-row>
        <table:table-row table:style-name="ro1">
          <table:table-cell office:value-type="float" office:value="15576602" calcext:value-type="float">
            <text:p>15576602</text:p>
          </table:table-cell>
          <table:table-cell office:value-type="string" calcext:value-type="string">
            <text:p>https://api.github.com/repos/UMN-CMS/cms-WR</text:p>
          </table:table-cell>
          <table:table-cell table:formula="of:=REPLACE([.B3214]; 1; 29; &quot;&quot;)" office:value-type="string" office:string-value="UMN-CMS/cms-WR" calcext:value-type="string">
            <text:p>UMN-CMS/cms-WR</text:p>
          </table:table-cell>
        </table:table-row>
        <table:table-row table:style-name="ro1">
          <table:table-cell office:value-type="float" office:value="15577139" calcext:value-type="float">
            <text:p>15577139</text:p>
          </table:table-cell>
          <table:table-cell office:value-type="string" calcext:value-type="string">
            <text:p>https://api.github.com/repos/neutrons/PyVDrive</text:p>
          </table:table-cell>
          <table:table-cell table:formula="of:=REPLACE([.B3215]; 1; 29; &quot;&quot;)" office:value-type="string" office:string-value="neutrons/PyVDrive" calcext:value-type="string">
            <text:p>neutrons/PyVDrive</text:p>
          </table:table-cell>
        </table:table-row>
        <table:table-row table:style-name="ro1">
          <table:table-cell office:value-type="float" office:value="15585390" calcext:value-type="float">
            <text:p>15585390</text:p>
          </table:table-cell>
          <table:table-cell office:value-type="string" calcext:value-type="string">
            <text:p>https://api.github.com/repos/izrik/tudor</text:p>
          </table:table-cell>
          <table:table-cell table:formula="of:=REPLACE([.B3216]; 1; 29; &quot;&quot;)" office:value-type="string" office:string-value="izrik/tudor" calcext:value-type="string">
            <text:p>izrik/tudor</text:p>
          </table:table-cell>
        </table:table-row>
        <table:table-row table:style-name="ro1">
          <table:table-cell office:value-type="float" office:value="15587022" calcext:value-type="float">
            <text:p>15587022</text:p>
          </table:table-cell>
          <table:table-cell office:value-type="string" calcext:value-type="string">
            <text:p>https://api.github.com/repos/ulif/diceware</text:p>
          </table:table-cell>
          <table:table-cell table:formula="of:=REPLACE([.B3217]; 1; 29; &quot;&quot;)" office:value-type="string" office:string-value="ulif/diceware" calcext:value-type="string">
            <text:p>ulif/diceware</text:p>
          </table:table-cell>
        </table:table-row>
        <table:table-row table:style-name="ro1">
          <table:table-cell office:value-type="float" office:value="15612289" calcext:value-type="float">
            <text:p>15612289</text:p>
          </table:table-cell>
          <table:table-cell office:value-type="string" calcext:value-type="string">
            <text:p>https://api.github.com/repos/qutech/qc-toolkit</text:p>
          </table:table-cell>
          <table:table-cell table:formula="of:=REPLACE([.B3218]; 1; 29; &quot;&quot;)" office:value-type="string" office:string-value="qutech/qc-toolkit" calcext:value-type="string">
            <text:p>qutech/qc-toolkit</text:p>
          </table:table-cell>
        </table:table-row>
        <table:table-row table:style-name="ro1">
          <table:table-cell office:value-type="float" office:value="15646653" calcext:value-type="float">
            <text:p>15646653</text:p>
          </table:table-cell>
          <table:table-cell office:value-type="string" calcext:value-type="string">
            <text:p>https://api.github.com/repos/numberoverzero/bloop</text:p>
          </table:table-cell>
          <table:table-cell table:formula="of:=REPLACE([.B3219]; 1; 29; &quot;&quot;)" office:value-type="string" office:string-value="numberoverzero/bloop" calcext:value-type="string">
            <text:p>numberoverzero/bloop</text:p>
          </table:table-cell>
        </table:table-row>
        <table:table-row table:style-name="ro1">
          <table:table-cell office:value-type="float" office:value="15672142" calcext:value-type="float">
            <text:p>15672142</text:p>
          </table:table-cell>
          <table:table-cell office:value-type="string" calcext:value-type="string">
            <text:p>https://api.github.com/repos/cornell-brg/pydgin</text:p>
          </table:table-cell>
          <table:table-cell table:formula="of:=REPLACE([.B3220]; 1; 29; &quot;&quot;)" office:value-type="string" office:string-value="cornell-brg/pydgin" calcext:value-type="string">
            <text:p>cornell-brg/pydgin</text:p>
          </table:table-cell>
        </table:table-row>
        <table:table-row table:style-name="ro1">
          <table:table-cell office:value-type="float" office:value="15674162" calcext:value-type="float">
            <text:p>15674162</text:p>
          </table:table-cell>
          <table:table-cell office:value-type="string" calcext:value-type="string">
            <text:p>https://api.github.com/repos/aio-libs/aiomysql</text:p>
          </table:table-cell>
          <table:table-cell table:formula="of:=REPLACE([.B3221]; 1; 29; &quot;&quot;)" office:value-type="string" office:string-value="aio-libs/aiomysql" calcext:value-type="string">
            <text:p>aio-libs/aiomysql</text:p>
          </table:table-cell>
        </table:table-row>
        <table:table-row table:style-name="ro1">
          <table:table-cell office:value-type="float" office:value="15710176" calcext:value-type="float">
            <text:p>15710176</text:p>
          </table:table-cell>
          <table:table-cell office:value-type="string" calcext:value-type="string">
            <text:p>https://api.github.com/repos/rhinstaller/lorax</text:p>
          </table:table-cell>
          <table:table-cell table:formula="of:=REPLACE([.B3222]; 1; 29; &quot;&quot;)" office:value-type="string" office:string-value="rhinstaller/lorax" calcext:value-type="string">
            <text:p>rhinstaller/lorax</text:p>
          </table:table-cell>
        </table:table-row>
        <table:table-row table:style-name="ro1">
          <table:table-cell office:value-type="float" office:value="15713030" calcext:value-type="float">
            <text:p>15713030</text:p>
          </table:table-cell>
          <table:table-cell office:value-type="string" calcext:value-type="string">
            <text:p>https://api.github.com/repos/impactlab/eemeter</text:p>
          </table:table-cell>
          <table:table-cell table:formula="of:=REPLACE([.B3223]; 1; 29; &quot;&quot;)" office:value-type="string" office:string-value="impactlab/eemeter" calcext:value-type="string">
            <text:p>impactlab/eemeter</text:p>
          </table:table-cell>
        </table:table-row>
        <table:table-row table:style-name="ro1">
          <table:table-cell office:value-type="float" office:value="15718604" calcext:value-type="float">
            <text:p>15718604</text:p>
          </table:table-cell>
          <table:table-cell office:value-type="string" calcext:value-type="string">
            <text:p>https://api.github.com/repos/giacomov/3ML</text:p>
          </table:table-cell>
          <table:table-cell table:formula="of:=REPLACE([.B3224]; 1; 29; &quot;&quot;)" office:value-type="string" office:string-value="giacomov/3ML" calcext:value-type="string">
            <text:p>giacomov/3ML</text:p>
          </table:table-cell>
        </table:table-row>
        <table:table-row table:style-name="ro1">
          <table:table-cell office:value-type="float" office:value="15733187" calcext:value-type="float">
            <text:p>15733187</text:p>
          </table:table-cell>
          <table:table-cell office:value-type="string" calcext:value-type="string">
            <text:p>https://api.github.com/repos/tperrier/mwachx</text:p>
          </table:table-cell>
          <table:table-cell table:formula="of:=REPLACE([.B3225]; 1; 29; &quot;&quot;)" office:value-type="string" office:string-value="tperrier/mwachx" calcext:value-type="string">
            <text:p>tperrier/mwachx</text:p>
          </table:table-cell>
        </table:table-row>
        <table:table-row table:style-name="ro1">
          <table:table-cell office:value-type="float" office:value="15735939" calcext:value-type="float">
            <text:p>15735939</text:p>
          </table:table-cell>
          <table:table-cell office:value-type="string" calcext:value-type="string">
            <text:p>https://api.github.com/repos/aldryn/aldryn-newsblog</text:p>
          </table:table-cell>
          <table:table-cell table:formula="of:=REPLACE([.B3226]; 1; 29; &quot;&quot;)" office:value-type="string" office:string-value="aldryn/aldryn-newsblog" calcext:value-type="string">
            <text:p>aldryn/aldryn-newsblog</text:p>
          </table:table-cell>
        </table:table-row>
        <table:table-row table:style-name="ro1">
          <table:table-cell office:value-type="float" office:value="15737291" calcext:value-type="float">
            <text:p>15737291</text:p>
          </table:table-cell>
          <table:table-cell office:value-type="string" calcext:value-type="string">
            <text:p>https://api.github.com/repos/ska-sa/montblanc</text:p>
          </table:table-cell>
          <table:table-cell table:formula="of:=REPLACE([.B3227]; 1; 29; &quot;&quot;)" office:value-type="string" office:string-value="ska-sa/montblanc" calcext:value-type="string">
            <text:p>ska-sa/montblanc</text:p>
          </table:table-cell>
        </table:table-row>
        <table:table-row table:style-name="ro1">
          <table:table-cell office:value-type="float" office:value="15744303" calcext:value-type="float">
            <text:p>15744303</text:p>
          </table:table-cell>
          <table:table-cell office:value-type="string" calcext:value-type="string">
            <text:p>https://api.github.com/repos/jobiols/dev-scripts</text:p>
          </table:table-cell>
          <table:table-cell table:formula="of:=REPLACE([.B3228]; 1; 29; &quot;&quot;)" office:value-type="string" office:string-value="jobiols/dev-scripts" calcext:value-type="string">
            <text:p>jobiols/dev-scripts</text:p>
          </table:table-cell>
        </table:table-row>
        <table:table-row table:style-name="ro1">
          <table:table-cell office:value-type="float" office:value="15783216" calcext:value-type="float">
            <text:p>15783216</text:p>
          </table:table-cell>
          <table:table-cell office:value-type="string" calcext:value-type="string">
            <text:p>https://api.github.com/repos/YunoHost/yunohost</text:p>
          </table:table-cell>
          <table:table-cell table:formula="of:=REPLACE([.B3229]; 1; 29; &quot;&quot;)" office:value-type="string" office:string-value="YunoHost/yunohost" calcext:value-type="string">
            <text:p>YunoHost/yunohost</text:p>
          </table:table-cell>
        </table:table-row>
        <table:table-row table:style-name="ro1">
          <table:table-cell office:value-type="float" office:value="15783402" calcext:value-type="float">
            <text:p>15783402</text:p>
          </table:table-cell>
          <table:table-cell office:value-type="string" calcext:value-type="string">
            <text:p>https://api.github.com/repos/davidozog/Fast-Equilibration-Workflow</text:p>
          </table:table-cell>
          <table:table-cell table:formula="of:=REPLACE([.B3230]; 1; 29; &quot;&quot;)" office:value-type="string" office:string-value="davidozog/Fast-Equilibration-Workflow" calcext:value-type="string">
            <text:p>davidozog/Fast-Equilibration-Workflow</text:p>
          </table:table-cell>
        </table:table-row>
        <table:table-row table:style-name="ro1">
          <table:table-cell office:value-type="float" office:value="15841444" calcext:value-type="float">
            <text:p>15841444</text:p>
          </table:table-cell>
          <table:table-cell office:value-type="string" calcext:value-type="string">
            <text:p>https://api.github.com/repos/alexey-lysiuk/Realm667-AAA</text:p>
          </table:table-cell>
          <table:table-cell table:formula="of:=REPLACE([.B3231]; 1; 29; &quot;&quot;)" office:value-type="string" office:string-value="alexey-lysiuk/Realm667-AAA" calcext:value-type="string">
            <text:p>alexey-lysiuk/Realm667-AAA</text:p>
          </table:table-cell>
        </table:table-row>
        <table:table-row table:style-name="ro1">
          <table:table-cell office:value-type="float" office:value="15852243" calcext:value-type="float">
            <text:p>15852243</text:p>
          </table:table-cell>
          <table:table-cell office:value-type="string" calcext:value-type="string">
            <text:p>https://api.github.com/repos/rhinstaller/anaconda</text:p>
          </table:table-cell>
          <table:table-cell table:formula="of:=REPLACE([.B3232]; 1; 29; &quot;&quot;)" office:value-type="string" office:string-value="rhinstaller/anaconda" calcext:value-type="string">
            <text:p>rhinstaller/anaconda</text:p>
          </table:table-cell>
        </table:table-row>
        <table:table-row table:style-name="ro1">
          <table:table-cell office:value-type="float" office:value="15869766" calcext:value-type="float">
            <text:p>15869766</text:p>
          </table:table-cell>
          <table:table-cell office:value-type="string" calcext:value-type="string">
            <text:p>https://api.github.com/repos/NaohiroTamura/ironic</text:p>
          </table:table-cell>
          <table:table-cell table:formula="of:=REPLACE([.B3233]; 1; 29; &quot;&quot;)" office:value-type="string" office:string-value="NaohiroTamura/ironic" calcext:value-type="string">
            <text:p>NaohiroTamura/ironic</text:p>
          </table:table-cell>
        </table:table-row>
        <table:table-row table:style-name="ro1">
          <table:table-cell office:value-type="float" office:value="15873639" calcext:value-type="float">
            <text:p>15873639</text:p>
          </table:table-cell>
          <table:table-cell office:value-type="string" calcext:value-type="string">
            <text:p>https://api.github.com/repos/ministryofjustice/manchester_traffic_offences_pleas</text:p>
          </table:table-cell>
          <table:table-cell table:formula="of:=REPLACE([.B3234]; 1; 29; &quot;&quot;)" office:value-type="string" office:string-value="ministryofjustice/manchester_traffic_offences_pleas" calcext:value-type="string">
            <text:p>ministryofjustice/manchester_traffic_offences_pleas</text:p>
          </table:table-cell>
        </table:table-row>
        <table:table-row table:style-name="ro1">
          <table:table-cell office:value-type="float" office:value="15883809" calcext:value-type="float">
            <text:p>15883809</text:p>
          </table:table-cell>
          <table:table-cell office:value-type="string" calcext:value-type="string">
            <text:p>https://api.github.com/repos/wagnerf42/Jimn</text:p>
          </table:table-cell>
          <table:table-cell table:formula="of:=REPLACE([.B3235]; 1; 29; &quot;&quot;)" office:value-type="string" office:string-value="wagnerf42/Jimn" calcext:value-type="string">
            <text:p>wagnerf42/Jimn</text:p>
          </table:table-cell>
        </table:table-row>
        <table:table-row table:style-name="ro1">
          <table:table-cell office:value-type="float" office:value="15931421" calcext:value-type="float">
            <text:p>15931421</text:p>
          </table:table-cell>
          <table:table-cell office:value-type="string" calcext:value-type="string">
            <text:p>https://api.github.com/repos/ctuning/ck</text:p>
          </table:table-cell>
          <table:table-cell table:formula="of:=REPLACE([.B3236]; 1; 29; &quot;&quot;)" office:value-type="string" office:string-value="ctuning/ck" calcext:value-type="string">
            <text:p>ctuning/ck</text:p>
          </table:table-cell>
        </table:table-row>
        <table:table-row table:style-name="ro1">
          <table:table-cell office:value-type="float" office:value="15938839" calcext:value-type="float">
            <text:p>15938839</text:p>
          </table:table-cell>
          <table:table-cell office:value-type="string" calcext:value-type="string">
            <text:p>https://api.github.com/repos/rcbops/jenkins-rpc</text:p>
          </table:table-cell>
          <table:table-cell table:formula="of:=REPLACE([.B3237]; 1; 29; &quot;&quot;)" office:value-type="string" office:string-value="rcbops/jenkins-rpc" calcext:value-type="string">
            <text:p>rcbops/jenkins-rpc</text:p>
          </table:table-cell>
        </table:table-row>
        <table:table-row table:style-name="ro1">
          <table:table-cell office:value-type="float" office:value="16013825" calcext:value-type="float">
            <text:p>16013825</text:p>
          </table:table-cell>
          <table:table-cell office:value-type="string" calcext:value-type="string">
            <text:p>https://api.github.com/repos/Graylog2/documentation</text:p>
          </table:table-cell>
          <table:table-cell table:formula="of:=REPLACE([.B3238]; 1; 29; &quot;&quot;)" office:value-type="string" office:string-value="Graylog2/documentation" calcext:value-type="string">
            <text:p>Graylog2/documentation</text:p>
          </table:table-cell>
        </table:table-row>
        <table:table-row table:style-name="ro1">
          <table:table-cell office:value-type="float" office:value="16016074" calcext:value-type="float">
            <text:p>16016074</text:p>
          </table:table-cell>
          <table:table-cell office:value-type="string" calcext:value-type="string">
            <text:p>https://api.github.com/repos/syegulalp/MeTal</text:p>
          </table:table-cell>
          <table:table-cell table:formula="of:=REPLACE([.B3239]; 1; 29; &quot;&quot;)" office:value-type="string" office:string-value="syegulalp/MeTal" calcext:value-type="string">
            <text:p>syegulalp/MeTal</text:p>
          </table:table-cell>
        </table:table-row>
        <table:table-row table:style-name="ro1">
          <table:table-cell office:value-type="float" office:value="16074108" calcext:value-type="float">
            <text:p>16074108</text:p>
          </table:table-cell>
          <table:table-cell office:value-type="string" calcext:value-type="string">
            <text:p>https://api.github.com/repos/michael-lazar/rtv</text:p>
          </table:table-cell>
          <table:table-cell table:formula="of:=REPLACE([.B3240]; 1; 29; &quot;&quot;)" office:value-type="string" office:string-value="michael-lazar/rtv" calcext:value-type="string">
            <text:p>michael-lazar/rtv</text:p>
          </table:table-cell>
        </table:table-row>
        <table:table-row table:style-name="ro1">
          <table:table-cell office:value-type="float" office:value="16080782" calcext:value-type="float">
            <text:p>16080782</text:p>
          </table:table-cell>
          <table:table-cell office:value-type="string" calcext:value-type="string">
            <text:p>https://api.github.com/repos/facetoe/zenpy</text:p>
          </table:table-cell>
          <table:table-cell table:formula="of:=REPLACE([.B3241]; 1; 29; &quot;&quot;)" office:value-type="string" office:string-value="facetoe/zenpy" calcext:value-type="string">
            <text:p>facetoe/zenpy</text:p>
          </table:table-cell>
        </table:table-row>
        <table:table-row table:style-name="ro1">
          <table:table-cell office:value-type="float" office:value="16091752" calcext:value-type="float">
            <text:p>16091752</text:p>
          </table:table-cell>
          <table:table-cell office:value-type="string" calcext:value-type="string">
            <text:p>https://api.github.com/repos/SasView/sasview</text:p>
          </table:table-cell>
          <table:table-cell table:formula="of:=REPLACE([.B3242]; 1; 29; &quot;&quot;)" office:value-type="string" office:string-value="SasView/sasview" calcext:value-type="string">
            <text:p>SasView/sasview</text:p>
          </table:table-cell>
        </table:table-row>
        <table:table-row table:style-name="ro1">
          <table:table-cell office:value-type="float" office:value="16112108" calcext:value-type="float">
            <text:p>16112108</text:p>
          </table:table-cell>
          <table:table-cell office:value-type="string" calcext:value-type="string">
            <text:p>https://api.github.com/repos/plone/bobtemplates.plone</text:p>
          </table:table-cell>
          <table:table-cell table:formula="of:=REPLACE([.B3243]; 1; 29; &quot;&quot;)" office:value-type="string" office:string-value="plone/bobtemplates.plone" calcext:value-type="string">
            <text:p>plone/bobtemplates.plone</text:p>
          </table:table-cell>
        </table:table-row>
        <table:table-row table:style-name="ro1">
          <table:table-cell office:value-type="float" office:value="16112669" calcext:value-type="float">
            <text:p>16112669</text:p>
          </table:table-cell>
          <table:table-cell office:value-type="string" calcext:value-type="string">
            <text:p>https://api.github.com/repos/alphagov/digitalmarketplace-search-api</text:p>
          </table:table-cell>
          <table:table-cell table:formula="of:=REPLACE([.B3244]; 1; 29; &quot;&quot;)" office:value-type="string" office:string-value="alphagov/digitalmarketplace-search-api" calcext:value-type="string">
            <text:p>alphagov/digitalmarketplace-search-api</text:p>
          </table:table-cell>
        </table:table-row>
        <table:table-row table:style-name="ro1">
          <table:table-cell office:value-type="float" office:value="16137601" calcext:value-type="float">
            <text:p>16137601</text:p>
          </table:table-cell>
          <table:table-cell office:value-type="string" calcext:value-type="string">
            <text:p>https://api.github.com/repos/ParmEd/ParmEd</text:p>
          </table:table-cell>
          <table:table-cell table:formula="of:=REPLACE([.B3245]; 1; 29; &quot;&quot;)" office:value-type="string" office:string-value="ParmEd/ParmEd" calcext:value-type="string">
            <text:p>ParmEd/ParmEd</text:p>
          </table:table-cell>
        </table:table-row>
        <table:table-row table:style-name="ro1">
          <table:table-cell office:value-type="float" office:value="16141392" calcext:value-type="float">
            <text:p>16141392</text:p>
          </table:table-cell>
          <table:table-cell office:value-type="string" calcext:value-type="string">
            <text:p>https://api.github.com/repos/raelgc/scudcloud</text:p>
          </table:table-cell>
          <table:table-cell table:formula="of:=REPLACE([.B3246]; 1; 29; &quot;&quot;)" office:value-type="string" office:string-value="raelgc/scudcloud" calcext:value-type="string">
            <text:p>raelgc/scudcloud</text:p>
          </table:table-cell>
        </table:table-row>
        <table:table-row table:style-name="ro1">
          <table:table-cell office:value-type="float" office:value="16151429" calcext:value-type="float">
            <text:p>16151429</text:p>
          </table:table-cell>
          <table:table-cell office:value-type="string" calcext:value-type="string">
            <text:p>https://api.github.com/repos/SKA-ScienceDataProcessor/dfms</text:p>
          </table:table-cell>
          <table:table-cell table:formula="of:=REPLACE([.B3247]; 1; 29; &quot;&quot;)" office:value-type="string" office:string-value="SKA-ScienceDataProcessor/dfms" calcext:value-type="string">
            <text:p>SKA-ScienceDataProcessor/dfms</text:p>
          </table:table-cell>
        </table:table-row>
        <table:table-row table:style-name="ro1">
          <table:table-cell office:value-type="float" office:value="16157403" calcext:value-type="float">
            <text:p>16157403</text:p>
          </table:table-cell>
          <table:table-cell office:value-type="string" calcext:value-type="string">
            <text:p>https://api.github.com/repos/nsc-norway/pipeline</text:p>
          </table:table-cell>
          <table:table-cell table:formula="of:=REPLACE([.B3248]; 1; 29; &quot;&quot;)" office:value-type="string" office:string-value="nsc-norway/pipeline" calcext:value-type="string">
            <text:p>nsc-norway/pipeline</text:p>
          </table:table-cell>
        </table:table-row>
        <table:table-row table:style-name="ro1">
          <table:table-cell office:value-type="float" office:value="16160044" calcext:value-type="float">
            <text:p>16160044</text:p>
          </table:table-cell>
          <table:table-cell office:value-type="string" calcext:value-type="string">
            <text:p>https://api.github.com/repos/projectatomic/atomic</text:p>
          </table:table-cell>
          <table:table-cell table:formula="of:=REPLACE([.B3249]; 1; 29; &quot;&quot;)" office:value-type="string" office:string-value="projectatomic/atomic" calcext:value-type="string">
            <text:p>projectatomic/atomic</text:p>
          </table:table-cell>
        </table:table-row>
        <table:table-row table:style-name="ro1">
          <table:table-cell office:value-type="float" office:value="16179146" calcext:value-type="float">
            <text:p>16179146</text:p>
          </table:table-cell>
          <table:table-cell office:value-type="string" calcext:value-type="string">
            <text:p>https://api.github.com/repos/AmberEngine/amber-lib</text:p>
          </table:table-cell>
          <table:table-cell table:formula="of:=REPLACE([.B3250]; 1; 29; &quot;&quot;)" office:value-type="string" office:string-value="AmberEngine/amber-lib" calcext:value-type="string">
            <text:p>AmberEngine/amber-lib</text:p>
          </table:table-cell>
        </table:table-row>
        <table:table-row table:style-name="ro1">
          <table:table-cell office:value-type="float" office:value="16180164" calcext:value-type="float">
            <text:p>16180164</text:p>
          </table:table-cell>
          <table:table-cell office:value-type="string" calcext:value-type="string">
            <text:p>https://api.github.com/repos/SEL-Columbia/dokomoforms</text:p>
          </table:table-cell>
          <table:table-cell table:formula="of:=REPLACE([.B3251]; 1; 29; &quot;&quot;)" office:value-type="string" office:string-value="SEL-Columbia/dokomoforms" calcext:value-type="string">
            <text:p>SEL-Columbia/dokomoforms</text:p>
          </table:table-cell>
        </table:table-row>
        <table:table-row table:style-name="ro1">
          <table:table-cell office:value-type="float" office:value="16183605" calcext:value-type="float">
            <text:p>16183605</text:p>
          </table:table-cell>
          <table:table-cell office:value-type="string" calcext:value-type="string">
            <text:p>https://api.github.com/repos/marmarek/qubes-core-admin</text:p>
          </table:table-cell>
          <table:table-cell table:formula="of:=REPLACE([.B3252]; 1; 29; &quot;&quot;)" office:value-type="string" office:string-value="marmarek/qubes-core-admin" calcext:value-type="string">
            <text:p>marmarek/qubes-core-admin</text:p>
          </table:table-cell>
        </table:table-row>
        <table:table-row table:style-name="ro1">
          <table:table-cell office:value-type="float" office:value="16187494" calcext:value-type="float">
            <text:p>16187494</text:p>
          </table:table-cell>
          <table:table-cell office:value-type="string" calcext:value-type="string">
            <text:p>https://api.github.com/repos/QubesOS/qubes-core-admin</text:p>
          </table:table-cell>
          <table:table-cell table:formula="of:=REPLACE([.B3253]; 1; 29; &quot;&quot;)" office:value-type="string" office:string-value="QubesOS/qubes-core-admin" calcext:value-type="string">
            <text:p>QubesOS/qubes-core-admin</text:p>
          </table:table-cell>
        </table:table-row>
        <table:table-row table:style-name="ro1">
          <table:table-cell office:value-type="float" office:value="16196175" calcext:value-type="float">
            <text:p>16196175</text:p>
          </table:table-cell>
          <table:table-cell office:value-type="string" calcext:value-type="string">
            <text:p>https://api.github.com/repos/GoogleCloudPlatform/PerfKitBenchmarker</text:p>
          </table:table-cell>
          <table:table-cell table:formula="of:=REPLACE([.B3254]; 1; 29; &quot;&quot;)" office:value-type="string" office:string-value="GoogleCloudPlatform/PerfKitBenchmarker" calcext:value-type="string">
            <text:p>GoogleCloudPlatform/PerfKitBenchmarker</text:p>
          </table:table-cell>
        </table:table-row>
        <table:table-row table:style-name="ro1">
          <table:table-cell office:value-type="float" office:value="16196653" calcext:value-type="float">
            <text:p>16196653</text:p>
          </table:table-cell>
          <table:table-cell office:value-type="string" calcext:value-type="string">
            <text:p>https://api.github.com/repos/glandium/git-cinnabar</text:p>
          </table:table-cell>
          <table:table-cell table:formula="of:=REPLACE([.B3255]; 1; 29; &quot;&quot;)" office:value-type="string" office:string-value="glandium/git-cinnabar" calcext:value-type="string">
            <text:p>glandium/git-cinnabar</text:p>
          </table:table-cell>
        </table:table-row>
        <table:table-row table:style-name="ro1">
          <table:table-cell office:value-type="float" office:value="16202494" calcext:value-type="float">
            <text:p>16202494</text:p>
          </table:table-cell>
          <table:table-cell office:value-type="string" calcext:value-type="string">
            <text:p>https://api.github.com/repos/sanger-pathogens/ariba</text:p>
          </table:table-cell>
          <table:table-cell table:formula="of:=REPLACE([.B3256]; 1; 29; &quot;&quot;)" office:value-type="string" office:string-value="sanger-pathogens/ariba" calcext:value-type="string">
            <text:p>sanger-pathogens/ariba</text:p>
          </table:table-cell>
        </table:table-row>
        <table:table-row table:style-name="ro1">
          <table:table-cell office:value-type="float" office:value="16210911" calcext:value-type="float">
            <text:p>16210911</text:p>
          </table:table-cell>
          <table:table-cell office:value-type="string" calcext:value-type="string">
            <text:p>https://api.github.com/repos/telefonicaid/fiware-health</text:p>
          </table:table-cell>
          <table:table-cell table:formula="of:=REPLACE([.B3257]; 1; 29; &quot;&quot;)" office:value-type="string" office:string-value="telefonicaid/fiware-health" calcext:value-type="string">
            <text:p>telefonicaid/fiware-health</text:p>
          </table:table-cell>
        </table:table-row>
        <table:table-row table:style-name="ro1">
          <table:table-cell office:value-type="float" office:value="16213024" calcext:value-type="float">
            <text:p>16213024</text:p>
          </table:table-cell>
          <table:table-cell office:value-type="string" calcext:value-type="string">
            <text:p>https://api.github.com/repos/hmemar/husham.com</text:p>
          </table:table-cell>
          <table:table-cell table:formula="of:=REPLACE([.B3258]; 1; 29; &quot;&quot;)" office:value-type="string" office:string-value="hmemar/husham.com" calcext:value-type="string">
            <text:p>hmemar/husham.com</text:p>
          </table:table-cell>
        </table:table-row>
        <table:table-row table:style-name="ro1">
          <table:table-cell office:value-type="float" office:value="16218591" calcext:value-type="float">
            <text:p>16218591</text:p>
          </table:table-cell>
          <table:table-cell office:value-type="string" calcext:value-type="string">
            <text:p>https://api.github.com/repos/juanifioren/django-oidc-provider</text:p>
          </table:table-cell>
          <table:table-cell table:formula="of:=REPLACE([.B3259]; 1; 29; &quot;&quot;)" office:value-type="string" office:string-value="juanifioren/django-oidc-provider" calcext:value-type="string">
            <text:p>juanifioren/django-oidc-provider</text:p>
          </table:table-cell>
        </table:table-row>
        <table:table-row table:style-name="ro1">
          <table:table-cell office:value-type="float" office:value="16226082" calcext:value-type="float">
            <text:p>16226082</text:p>
          </table:table-cell>
          <table:table-cell office:value-type="string" calcext:value-type="string">
            <text:p>https://api.github.com/repos/cms-tsg-fog/RateMon</text:p>
          </table:table-cell>
          <table:table-cell table:formula="of:=REPLACE([.B3260]; 1; 29; &quot;&quot;)" office:value-type="string" office:string-value="cms-tsg-fog/RateMon" calcext:value-type="string">
            <text:p>cms-tsg-fog/RateMon</text:p>
          </table:table-cell>
        </table:table-row>
        <table:table-row table:style-name="ro1">
          <table:table-cell office:value-type="float" office:value="16226189" calcext:value-type="float">
            <text:p>16226189</text:p>
          </table:table-cell>
          <table:table-cell office:value-type="string" calcext:value-type="string">
            <text:p>https://api.github.com/repos/guaix-ucm/numina</text:p>
          </table:table-cell>
          <table:table-cell table:formula="of:=REPLACE([.B3261]; 1; 29; &quot;&quot;)" office:value-type="string" office:string-value="guaix-ucm/numina" calcext:value-type="string">
            <text:p>guaix-ucm/numina</text:p>
          </table:table-cell>
        </table:table-row>
        <table:table-row table:style-name="ro1">
          <table:table-cell office:value-type="float" office:value="16258491" calcext:value-type="float">
            <text:p>16258491</text:p>
          </table:table-cell>
          <table:table-cell office:value-type="string" calcext:value-type="string">
            <text:p>https://api.github.com/repos/MetropolitanTransportationCommission/fast-trips</text:p>
          </table:table-cell>
          <table:table-cell table:formula="of:=REPLACE([.B3262]; 1; 29; &quot;&quot;)" office:value-type="string" office:string-value="MetropolitanTransportationCommission/fast-trips" calcext:value-type="string">
            <text:p>MetropolitanTransportationCommission/fast-trips</text:p>
          </table:table-cell>
        </table:table-row>
        <table:table-row table:style-name="ro1">
          <table:table-cell office:value-type="float" office:value="16294701" calcext:value-type="float">
            <text:p>16294701</text:p>
          </table:table-cell>
          <table:table-cell office:value-type="string" calcext:value-type="string">
            <text:p>https://api.github.com/repos/SasView/sasmodels</text:p>
          </table:table-cell>
          <table:table-cell table:formula="of:=REPLACE([.B3263]; 1; 29; &quot;&quot;)" office:value-type="string" office:string-value="SasView/sasmodels" calcext:value-type="string">
            <text:p>SasView/sasmodels</text:p>
          </table:table-cell>
        </table:table-row>
        <table:table-row table:style-name="ro1">
          <table:table-cell office:value-type="float" office:value="16297842" calcext:value-type="float">
            <text:p>16297842</text:p>
          </table:table-cell>
          <table:table-cell office:value-type="string" calcext:value-type="string">
            <text:p>https://api.github.com/repos/annayqho/TheCannon</text:p>
          </table:table-cell>
          <table:table-cell table:formula="of:=REPLACE([.B3264]; 1; 29; &quot;&quot;)" office:value-type="string" office:string-value="annayqho/TheCannon" calcext:value-type="string">
            <text:p>annayqho/TheCannon</text:p>
          </table:table-cell>
        </table:table-row>
        <table:table-row table:style-name="ro1">
          <table:table-cell office:value-type="float" office:value="16316936" calcext:value-type="float">
            <text:p>16316936</text:p>
          </table:table-cell>
          <table:table-cell office:value-type="string" calcext:value-type="string">
            <text:p>https://api.github.com/repos/WhiteMagic/JoystickGremlin</text:p>
          </table:table-cell>
          <table:table-cell table:formula="of:=REPLACE([.B3265]; 1; 29; &quot;&quot;)" office:value-type="string" office:string-value="WhiteMagic/JoystickGremlin" calcext:value-type="string">
            <text:p>WhiteMagic/JoystickGremlin</text:p>
          </table:table-cell>
        </table:table-row>
        <table:table-row table:style-name="ro1">
          <table:table-cell office:value-type="float" office:value="16381272" calcext:value-type="float">
            <text:p>16381272</text:p>
          </table:table-cell>
          <table:table-cell office:value-type="string" calcext:value-type="string">
            <text:p>https://api.github.com/repos/openstack/os-brick</text:p>
          </table:table-cell>
          <table:table-cell table:formula="of:=REPLACE([.B3266]; 1; 29; &quot;&quot;)" office:value-type="string" office:string-value="openstack/os-brick" calcext:value-type="string">
            <text:p>openstack/os-brick</text:p>
          </table:table-cell>
        </table:table-row>
        <table:table-row table:style-name="ro1">
          <table:table-cell office:value-type="float" office:value="16394006" calcext:value-type="float">
            <text:p>16394006</text:p>
          </table:table-cell>
          <table:table-cell office:value-type="string" calcext:value-type="string">
            <text:p>https://api.github.com/repos/mbs-affiliate/url</text:p>
          </table:table-cell>
          <table:table-cell table:formula="of:=REPLACE([.B3267]; 1; 29; &quot;&quot;)" office:value-type="string" office:string-value="mbs-affiliate/url" calcext:value-type="string">
            <text:p>mbs-affiliate/url</text:p>
          </table:table-cell>
        </table:table-row>
        <table:table-row table:style-name="ro1">
          <table:table-cell office:value-type="float" office:value="16399727" calcext:value-type="float">
            <text:p>16399727</text:p>
          </table:table-cell>
          <table:table-cell office:value-type="string" calcext:value-type="string">
            <text:p>https://api.github.com/repos/Asoul/tsec</text:p>
          </table:table-cell>
          <table:table-cell table:formula="of:=REPLACE([.B3268]; 1; 29; &quot;&quot;)" office:value-type="string" office:string-value="Asoul/tsec" calcext:value-type="string">
            <text:p>Asoul/tsec</text:p>
          </table:table-cell>
        </table:table-row>
        <table:table-row table:style-name="ro1">
          <table:table-cell office:value-type="float" office:value="16401190" calcext:value-type="float">
            <text:p>16401190</text:p>
          </table:table-cell>
          <table:table-cell office:value-type="string" calcext:value-type="string">
            <text:p>https://api.github.com/repos/spyder-ide/spyder</text:p>
          </table:table-cell>
          <table:table-cell table:formula="of:=REPLACE([.B3269]; 1; 29; &quot;&quot;)" office:value-type="string" office:string-value="spyder-ide/spyder" calcext:value-type="string">
            <text:p>spyder-ide/spyder</text:p>
          </table:table-cell>
        </table:table-row>
        <table:table-row table:style-name="ro1">
          <table:table-cell office:value-type="float" office:value="16401720" calcext:value-type="float">
            <text:p>16401720</text:p>
          </table:table-cell>
          <table:table-cell office:value-type="string" calcext:value-type="string">
            <text:p>https://api.github.com/repos/weewx/weewx</text:p>
          </table:table-cell>
          <table:table-cell table:formula="of:=REPLACE([.B3270]; 1; 29; &quot;&quot;)" office:value-type="string" office:string-value="weewx/weewx" calcext:value-type="string">
            <text:p>weewx/weewx</text:p>
          </table:table-cell>
        </table:table-row>
        <table:table-row table:style-name="ro1">
          <table:table-cell office:value-type="float" office:value="16407457" calcext:value-type="float">
            <text:p>16407457</text:p>
          </table:table-cell>
          <table:table-cell office:value-type="string" calcext:value-type="string">
            <text:p>https://api.github.com/repos/jchen006/shenanigans</text:p>
          </table:table-cell>
          <table:table-cell table:formula="of:=REPLACE([.B3271]; 1; 29; &quot;&quot;)" office:value-type="string" office:string-value="jchen006/shenanigans" calcext:value-type="string">
            <text:p>jchen006/shenanigans</text:p>
          </table:table-cell>
        </table:table-row>
        <table:table-row table:style-name="ro1">
          <table:table-cell office:value-type="float" office:value="16411435" calcext:value-type="float">
            <text:p>16411435</text:p>
          </table:table-cell>
          <table:table-cell office:value-type="string" calcext:value-type="string">
            <text:p>https://api.github.com/repos/mgckind/easyaccess</text:p>
          </table:table-cell>
          <table:table-cell table:formula="of:=REPLACE([.B3272]; 1; 29; &quot;&quot;)" office:value-type="string" office:string-value="mgckind/easyaccess" calcext:value-type="string">
            <text:p>mgckind/easyaccess</text:p>
          </table:table-cell>
        </table:table-row>
        <table:table-row table:style-name="ro1">
          <table:table-cell office:value-type="float" office:value="16417830" calcext:value-type="float">
            <text:p>16417830</text:p>
          </table:table-cell>
          <table:table-cell office:value-type="string" calcext:value-type="string">
            <text:p>https://api.github.com/repos/csm-aut/csm</text:p>
          </table:table-cell>
          <table:table-cell table:formula="of:=REPLACE([.B3273]; 1; 29; &quot;&quot;)" office:value-type="string" office:string-value="csm-aut/csm" calcext:value-type="string">
            <text:p>csm-aut/csm</text:p>
          </table:table-cell>
        </table:table-row>
        <table:table-row table:style-name="ro1">
          <table:table-cell office:value-type="float" office:value="16428962" calcext:value-type="float">
            <text:p>16428962</text:p>
          </table:table-cell>
          <table:table-cell office:value-type="string" calcext:value-type="string">
            <text:p>https://api.github.com/repos/DonaldMcC/gdms</text:p>
          </table:table-cell>
          <table:table-cell table:formula="of:=REPLACE([.B3274]; 1; 29; &quot;&quot;)" office:value-type="string" office:string-value="DonaldMcC/gdms" calcext:value-type="string">
            <text:p>DonaldMcC/gdms</text:p>
          </table:table-cell>
        </table:table-row>
        <table:table-row table:style-name="ro1">
          <table:table-cell office:value-type="float" office:value="16430643" calcext:value-type="float">
            <text:p>16430643</text:p>
          </table:table-cell>
          <table:table-cell office:value-type="string" calcext:value-type="string">
            <text:p>https://api.github.com/repos/mozilla-services/cliquet</text:p>
          </table:table-cell>
          <table:table-cell table:formula="of:=REPLACE([.B3275]; 1; 29; &quot;&quot;)" office:value-type="string" office:string-value="mozilla-services/cliquet" calcext:value-type="string">
            <text:p>mozilla-services/cliquet</text:p>
          </table:table-cell>
        </table:table-row>
        <table:table-row table:style-name="ro1">
          <table:table-cell office:value-type="float" office:value="16432031" calcext:value-type="float">
            <text:p>16432031</text:p>
          </table:table-cell>
          <table:table-cell office:value-type="string" calcext:value-type="string">
            <text:p>https://api.github.com/repos/artus-analysis/Excalibur</text:p>
          </table:table-cell>
          <table:table-cell table:formula="of:=REPLACE([.B3276]; 1; 29; &quot;&quot;)" office:value-type="string" office:string-value="artus-analysis/Excalibur" calcext:value-type="string">
            <text:p>artus-analysis/Excalibur</text:p>
          </table:table-cell>
        </table:table-row>
        <table:table-row table:style-name="ro1">
          <table:table-cell office:value-type="float" office:value="16458223" calcext:value-type="float">
            <text:p>16458223</text:p>
          </table:table-cell>
          <table:table-cell office:value-type="string" calcext:value-type="string">
            <text:p>https://api.github.com/repos/Micronaet/micronaet-production</text:p>
          </table:table-cell>
          <table:table-cell table:formula="of:=REPLACE([.B3277]; 1; 29; &quot;&quot;)" office:value-type="string" office:string-value="Micronaet/micronaet-production" calcext:value-type="string">
            <text:p>Micronaet/micronaet-production</text:p>
          </table:table-cell>
        </table:table-row>
        <table:table-row table:style-name="ro1">
          <table:table-cell office:value-type="float" office:value="16470194" calcext:value-type="float">
            <text:p>16470194</text:p>
          </table:table-cell>
          <table:table-cell office:value-type="string" calcext:value-type="string">
            <text:p>https://api.github.com/repos/eghuro/crawlcheck</text:p>
          </table:table-cell>
          <table:table-cell table:formula="of:=REPLACE([.B3278]; 1; 29; &quot;&quot;)" office:value-type="string" office:string-value="eghuro/crawlcheck" calcext:value-type="string">
            <text:p>eghuro/crawlcheck</text:p>
          </table:table-cell>
        </table:table-row>
        <table:table-row table:style-name="ro1">
          <table:table-cell office:value-type="float" office:value="16471793" calcext:value-type="float">
            <text:p>16471793</text:p>
          </table:table-cell>
          <table:table-cell office:value-type="string" calcext:value-type="string">
            <text:p>https://api.github.com/repos/sangoma/switchy</text:p>
          </table:table-cell>
          <table:table-cell table:formula="of:=REPLACE([.B3279]; 1; 29; &quot;&quot;)" office:value-type="string" office:string-value="sangoma/switchy" calcext:value-type="string">
            <text:p>sangoma/switchy</text:p>
          </table:table-cell>
        </table:table-row>
        <table:table-row table:style-name="ro1">
          <table:table-cell office:value-type="float" office:value="16472186" calcext:value-type="float">
            <text:p>16472186</text:p>
          </table:table-cell>
          <table:table-cell office:value-type="string" calcext:value-type="string">
            <text:p>https://api.github.com/repos/galaxyproject/galaxy</text:p>
          </table:table-cell>
          <table:table-cell table:formula="of:=REPLACE([.B3280]; 1; 29; &quot;&quot;)" office:value-type="string" office:string-value="galaxyproject/galaxy" calcext:value-type="string">
            <text:p>galaxyproject/galaxy</text:p>
          </table:table-cell>
        </table:table-row>
        <table:table-row table:style-name="ro1">
          <table:table-cell office:value-type="float" office:value="16493808" calcext:value-type="float">
            <text:p>16493808</text:p>
          </table:table-cell>
          <table:table-cell office:value-type="string" calcext:value-type="string">
            <text:p>https://api.github.com/repos/onrik/lostrss</text:p>
          </table:table-cell>
          <table:table-cell table:formula="of:=REPLACE([.B3281]; 1; 29; &quot;&quot;)" office:value-type="string" office:string-value="onrik/lostrss" calcext:value-type="string">
            <text:p>onrik/lostrss</text:p>
          </table:table-cell>
        </table:table-row>
        <table:table-row table:style-name="ro1">
          <table:table-cell office:value-type="float" office:value="16501144" calcext:value-type="float">
            <text:p>16501144</text:p>
          </table:table-cell>
          <table:table-cell office:value-type="string" calcext:value-type="string">
            <text:p>https://api.github.com/repos/alphagov/digitalmarketplace-admin-frontend</text:p>
          </table:table-cell>
          <table:table-cell table:formula="of:=REPLACE([.B3282]; 1; 29; &quot;&quot;)" office:value-type="string" office:string-value="alphagov/digitalmarketplace-admin-frontend" calcext:value-type="string">
            <text:p>alphagov/digitalmarketplace-admin-frontend</text:p>
          </table:table-cell>
        </table:table-row>
        <table:table-row table:style-name="ro1">
          <table:table-cell office:value-type="float" office:value="16505579" calcext:value-type="float">
            <text:p>16505579</text:p>
          </table:table-cell>
          <table:table-cell office:value-type="string" calcext:value-type="string">
            <text:p>https://api.github.com/repos/zetaops/zengine</text:p>
          </table:table-cell>
          <table:table-cell table:formula="of:=REPLACE([.B3283]; 1; 29; &quot;&quot;)" office:value-type="string" office:string-value="zetaops/zengine" calcext:value-type="string">
            <text:p>zetaops/zengine</text:p>
          </table:table-cell>
        </table:table-row>
        <table:table-row table:style-name="ro1">
          <table:table-cell office:value-type="float" office:value="16529457" calcext:value-type="float">
            <text:p>16529457</text:p>
          </table:table-cell>
          <table:table-cell office:value-type="string" calcext:value-type="string">
            <text:p>https://api.github.com/repos/OneGov/onegov.core</text:p>
          </table:table-cell>
          <table:table-cell table:formula="of:=REPLACE([.B3284]; 1; 29; &quot;&quot;)" office:value-type="string" office:string-value="OneGov/onegov.core" calcext:value-type="string">
            <text:p>OneGov/onegov.core</text:p>
          </table:table-cell>
        </table:table-row>
        <table:table-row table:style-name="ro1">
          <table:table-cell office:value-type="float" office:value="16541708" calcext:value-type="float">
            <text:p>16541708</text:p>
          </table:table-cell>
          <table:table-cell office:value-type="string" calcext:value-type="string">
            <text:p>https://api.github.com/repos/skirpichev/omg</text:p>
          </table:table-cell>
          <table:table-cell table:formula="of:=REPLACE([.B3285]; 1; 29; &quot;&quot;)" office:value-type="string" office:string-value="skirpichev/omg" calcext:value-type="string">
            <text:p>skirpichev/omg</text:p>
          </table:table-cell>
        </table:table-row>
        <table:table-row table:style-name="ro1">
          <table:table-cell office:value-type="float" office:value="16544546" calcext:value-type="float">
            <text:p>16544546</text:p>
          </table:table-cell>
          <table:table-cell office:value-type="string" calcext:value-type="string">
            <text:p>https://api.github.com/repos/nuxeh/definitions</text:p>
          </table:table-cell>
          <table:table-cell table:formula="of:=REPLACE([.B3286]; 1; 29; &quot;&quot;)" office:value-type="string" office:string-value="nuxeh/definitions" calcext:value-type="string">
            <text:p>nuxeh/definitions</text:p>
          </table:table-cell>
        </table:table-row>
        <table:table-row table:style-name="ro1">
          <table:table-cell office:value-type="float" office:value="16544807" calcext:value-type="float">
            <text:p>16544807</text:p>
          </table:table-cell>
          <table:table-cell office:value-type="string" calcext:value-type="string">
            <text:p>https://api.github.com/repos/ChainsAutomation/chains</text:p>
          </table:table-cell>
          <table:table-cell table:formula="of:=REPLACE([.B3287]; 1; 29; &quot;&quot;)" office:value-type="string" office:string-value="ChainsAutomation/chains" calcext:value-type="string">
            <text:p>ChainsAutomation/chains</text:p>
          </table:table-cell>
        </table:table-row>
        <table:table-row table:style-name="ro1">
          <table:table-cell office:value-type="float" office:value="16549060" calcext:value-type="float">
            <text:p>16549060</text:p>
          </table:table-cell>
          <table:table-cell office:value-type="string" calcext:value-type="string">
            <text:p>https://api.github.com/repos/FreeOpcUa/python-opcua</text:p>
          </table:table-cell>
          <table:table-cell table:formula="of:=REPLACE([.B3288]; 1; 29; &quot;&quot;)" office:value-type="string" office:string-value="FreeOpcUa/python-opcua" calcext:value-type="string">
            <text:p>FreeOpcUa/python-opcua</text:p>
          </table:table-cell>
        </table:table-row>
        <table:table-row table:style-name="ro1">
          <table:table-cell office:value-type="float" office:value="16554832" calcext:value-type="float">
            <text:p>16554832</text:p>
          </table:table-cell>
          <table:table-cell office:value-type="string" calcext:value-type="string">
            <text:p>https://api.github.com/repos/Yelp/elastalert</text:p>
          </table:table-cell>
          <table:table-cell table:formula="of:=REPLACE([.B3289]; 1; 29; &quot;&quot;)" office:value-type="string" office:string-value="Yelp/elastalert" calcext:value-type="string">
            <text:p>Yelp/elastalert</text:p>
          </table:table-cell>
        </table:table-row>
        <table:table-row table:style-name="ro1">
          <table:table-cell office:value-type="float" office:value="16559227" calcext:value-type="float">
            <text:p>16559227</text:p>
          </table:table-cell>
          <table:table-cell office:value-type="string" calcext:value-type="string">
            <text:p>https://api.github.com/repos/webkom/holonet</text:p>
          </table:table-cell>
          <table:table-cell table:formula="of:=REPLACE([.B3290]; 1; 29; &quot;&quot;)" office:value-type="string" office:string-value="webkom/holonet" calcext:value-type="string">
            <text:p>webkom/holonet</text:p>
          </table:table-cell>
        </table:table-row>
        <table:table-row table:style-name="ro1">
          <table:table-cell office:value-type="float" office:value="16602087" calcext:value-type="float">
            <text:p>16602087</text:p>
          </table:table-cell>
          <table:table-cell office:value-type="string" calcext:value-type="string">
            <text:p>https://api.github.com/repos/dean0x7d/pybinding</text:p>
          </table:table-cell>
          <table:table-cell table:formula="of:=REPLACE([.B3291]; 1; 29; &quot;&quot;)" office:value-type="string" office:string-value="dean0x7d/pybinding" calcext:value-type="string">
            <text:p>dean0x7d/pybinding</text:p>
          </table:table-cell>
        </table:table-row>
        <table:table-row table:style-name="ro1">
          <table:table-cell office:value-type="float" office:value="16624221" calcext:value-type="float">
            <text:p>16624221</text:p>
          </table:table-cell>
          <table:table-cell office:value-type="string" calcext:value-type="string">
            <text:p>https://api.github.com/repos/Vgr255/logging</text:p>
          </table:table-cell>
          <table:table-cell table:formula="of:=REPLACE([.B3292]; 1; 29; &quot;&quot;)" office:value-type="string" office:string-value="Vgr255/logging" calcext:value-type="string">
            <text:p>Vgr255/logging</text:p>
          </table:table-cell>
        </table:table-row>
        <table:table-row table:style-name="ro1">
          <table:table-cell office:value-type="float" office:value="16643113" calcext:value-type="float">
            <text:p>16643113</text:p>
          </table:table-cell>
          <table:table-cell office:value-type="string" calcext:value-type="string">
            <text:p>https://api.github.com/repos/radiasoft/radtrack</text:p>
          </table:table-cell>
          <table:table-cell table:formula="of:=REPLACE([.B3293]; 1; 29; &quot;&quot;)" office:value-type="string" office:string-value="radiasoft/radtrack" calcext:value-type="string">
            <text:p>radiasoft/radtrack</text:p>
          </table:table-cell>
        </table:table-row>
        <table:table-row table:style-name="ro1">
          <table:table-cell office:value-type="float" office:value="16648186" calcext:value-type="float">
            <text:p>16648186</text:p>
          </table:table-cell>
          <table:table-cell office:value-type="string" calcext:value-type="string">
            <text:p>https://api.github.com/repos/drzoidberg33/plexpy</text:p>
          </table:table-cell>
          <table:table-cell table:formula="of:=REPLACE([.B3294]; 1; 29; &quot;&quot;)" office:value-type="string" office:string-value="drzoidberg33/plexpy" calcext:value-type="string">
            <text:p>drzoidberg33/plexpy</text:p>
          </table:table-cell>
        </table:table-row>
        <table:table-row table:style-name="ro1">
          <table:table-cell office:value-type="float" office:value="16653926" calcext:value-type="float">
            <text:p>16653926</text:p>
          </table:table-cell>
          <table:table-cell office:value-type="string" calcext:value-type="string">
            <text:p>https://api.github.com/repos/7dl-UVAOroot/uvao</text:p>
          </table:table-cell>
          <table:table-cell table:formula="of:=REPLACE([.B3295]; 1; 29; &quot;&quot;)" office:value-type="string" office:string-value="7dl-UVAOroot/uvao" calcext:value-type="string">
            <text:p>7dl-UVAOroot/uvao</text:p>
          </table:table-cell>
        </table:table-row>
        <table:table-row table:style-name="ro1">
          <table:table-cell office:value-type="float" office:value="16681748" calcext:value-type="float">
            <text:p>16681748</text:p>
          </table:table-cell>
          <table:table-cell office:value-type="string" calcext:value-type="string">
            <text:p>https://api.github.com/repos/WessexWater/chellow</text:p>
          </table:table-cell>
          <table:table-cell table:formula="of:=REPLACE([.B3296]; 1; 29; &quot;&quot;)" office:value-type="string" office:string-value="WessexWater/chellow" calcext:value-type="string">
            <text:p>WessexWater/chellow</text:p>
          </table:table-cell>
        </table:table-row>
        <table:table-row table:style-name="ro1">
          <table:table-cell office:value-type="float" office:value="16687187" calcext:value-type="float">
            <text:p>16687187</text:p>
          </table:table-cell>
          <table:table-cell office:value-type="string" calcext:value-type="string">
            <text:p>https://api.github.com/repos/nsc-norway/lims</text:p>
          </table:table-cell>
          <table:table-cell table:formula="of:=REPLACE([.B3297]; 1; 29; &quot;&quot;)" office:value-type="string" office:string-value="nsc-norway/lims" calcext:value-type="string">
            <text:p>nsc-norway/lims</text:p>
          </table:table-cell>
        </table:table-row>
        <table:table-row table:style-name="ro1">
          <table:table-cell office:value-type="float" office:value="16692714" calcext:value-type="float">
            <text:p>16692714</text:p>
          </table:table-cell>
          <table:table-cell office:value-type="string" calcext:value-type="string">
            <text:p>https://api.github.com/repos/OpenViX/skins</text:p>
          </table:table-cell>
          <table:table-cell table:formula="of:=REPLACE([.B3298]; 1; 29; &quot;&quot;)" office:value-type="string" office:string-value="OpenViX/skins" calcext:value-type="string">
            <text:p>OpenViX/skins</text:p>
          </table:table-cell>
        </table:table-row>
        <table:table-row table:style-name="ro1">
          <table:table-cell office:value-type="float" office:value="16718677" calcext:value-type="float">
            <text:p>16718677</text:p>
          </table:table-cell>
          <table:table-cell office:value-type="string" calcext:value-type="string">
            <text:p>https://api.github.com/repos/karel-brinda/rnftools</text:p>
          </table:table-cell>
          <table:table-cell table:formula="of:=REPLACE([.B3299]; 1; 29; &quot;&quot;)" office:value-type="string" office:string-value="karel-brinda/rnftools" calcext:value-type="string">
            <text:p>karel-brinda/rnftools</text:p>
          </table:table-cell>
        </table:table-row>
        <table:table-row table:style-name="ro1">
          <table:table-cell office:value-type="float" office:value="16719526" calcext:value-type="float">
            <text:p>16719526</text:p>
          </table:table-cell>
          <table:table-cell office:value-type="string" calcext:value-type="string">
            <text:p>https://api.github.com/repos/alphagov/digitalmarketplace-supplier-frontend</text:p>
          </table:table-cell>
          <table:table-cell table:formula="of:=REPLACE([.B3300]; 1; 29; &quot;&quot;)" office:value-type="string" office:string-value="alphagov/digitalmarketplace-supplier-frontend" calcext:value-type="string">
            <text:p>alphagov/digitalmarketplace-supplier-frontend</text:p>
          </table:table-cell>
        </table:table-row>
        <table:table-row table:style-name="ro1">
          <table:table-cell office:value-type="float" office:value="16719912" calcext:value-type="float">
            <text:p>16719912</text:p>
          </table:table-cell>
          <table:table-cell office:value-type="string" calcext:value-type="string">
            <text:p>https://api.github.com/repos/pisilinux/core</text:p>
          </table:table-cell>
          <table:table-cell table:formula="of:=REPLACE([.B3301]; 1; 29; &quot;&quot;)" office:value-type="string" office:string-value="pisilinux/core" calcext:value-type="string">
            <text:p>pisilinux/core</text:p>
          </table:table-cell>
        </table:table-row>
        <table:table-row table:style-name="ro1">
          <table:table-cell office:value-type="float" office:value="16723420" calcext:value-type="float">
            <text:p>16723420</text:p>
          </table:table-cell>
          <table:table-cell office:value-type="string" calcext:value-type="string">
            <text:p>https://api.github.com/repos/openNuke/toolset</text:p>
          </table:table-cell>
          <table:table-cell table:formula="of:=REPLACE([.B3302]; 1; 29; &quot;&quot;)" office:value-type="string" office:string-value="openNuke/toolset" calcext:value-type="string">
            <text:p>openNuke/toolset</text:p>
          </table:table-cell>
        </table:table-row>
        <table:table-row table:style-name="ro1">
          <table:table-cell office:value-type="float" office:value="16732980" calcext:value-type="float">
            <text:p>16732980</text:p>
          </table:table-cell>
          <table:table-cell office:value-type="string" calcext:value-type="string">
            <text:p>https://api.github.com/repos/openshift/openshift-ansible</text:p>
          </table:table-cell>
          <table:table-cell table:formula="of:=REPLACE([.B3303]; 1; 29; &quot;&quot;)" office:value-type="string" office:string-value="openshift/openshift-ansible" calcext:value-type="string">
            <text:p>openshift/openshift-ansible</text:p>
          </table:table-cell>
        </table:table-row>
        <table:table-row table:style-name="ro1">
          <table:table-cell office:value-type="float" office:value="16739049" calcext:value-type="float">
            <text:p>16739049</text:p>
          </table:table-cell>
          <table:table-cell office:value-type="string" calcext:value-type="string">
            <text:p>https://api.github.com/repos/stb-tester/stb-tester</text:p>
          </table:table-cell>
          <table:table-cell table:formula="of:=REPLACE([.B3304]; 1; 29; &quot;&quot;)" office:value-type="string" office:string-value="stb-tester/stb-tester" calcext:value-type="string">
            <text:p>stb-tester/stb-tester</text:p>
          </table:table-cell>
        </table:table-row>
        <table:table-row table:style-name="ro1">
          <table:table-cell office:value-type="float" office:value="16758759" calcext:value-type="float">
            <text:p>16758759</text:p>
          </table:table-cell>
          <table:table-cell office:value-type="string" calcext:value-type="string">
            <text:p>https://api.github.com/repos/muccg/bpa-metadata</text:p>
          </table:table-cell>
          <table:table-cell table:formula="of:=REPLACE([.B3305]; 1; 29; &quot;&quot;)" office:value-type="string" office:string-value="muccg/bpa-metadata" calcext:value-type="string">
            <text:p>muccg/bpa-metadata</text:p>
          </table:table-cell>
        </table:table-row>
        <table:table-row table:style-name="ro1">
          <table:table-cell office:value-type="float" office:value="16759397" calcext:value-type="float">
            <text:p>16759397</text:p>
          </table:table-cell>
          <table:table-cell office:value-type="string" calcext:value-type="string">
            <text:p>https://api.github.com/repos/jimporter/bfg9000</text:p>
          </table:table-cell>
          <table:table-cell table:formula="of:=REPLACE([.B3306]; 1; 29; &quot;&quot;)" office:value-type="string" office:string-value="jimporter/bfg9000" calcext:value-type="string">
            <text:p>jimporter/bfg9000</text:p>
          </table:table-cell>
        </table:table-row>
        <table:table-row table:style-name="ro1">
          <table:table-cell office:value-type="float" office:value="16776089" calcext:value-type="float">
            <text:p>16776089</text:p>
          </table:table-cell>
          <table:table-cell office:value-type="string" calcext:value-type="string">
            <text:p>https://api.github.com/repos/mscroggs/KLBFAX</text:p>
          </table:table-cell>
          <table:table-cell table:formula="of:=REPLACE([.B3307]; 1; 29; &quot;&quot;)" office:value-type="string" office:string-value="mscroggs/KLBFAX" calcext:value-type="string">
            <text:p>mscroggs/KLBFAX</text:p>
          </table:table-cell>
        </table:table-row>
        <table:table-row table:style-name="ro1">
          <table:table-cell office:value-type="float" office:value="16777459" calcext:value-type="float">
            <text:p>16777459</text:p>
          </table:table-cell>
          <table:table-cell office:value-type="string" calcext:value-type="string">
            <text:p>https://api.github.com/repos/alphagov/digitalmarketplace-aws</text:p>
          </table:table-cell>
          <table:table-cell table:formula="of:=REPLACE([.B3308]; 1; 29; &quot;&quot;)" office:value-type="string" office:string-value="alphagov/digitalmarketplace-aws" calcext:value-type="string">
            <text:p>alphagov/digitalmarketplace-aws</text:p>
          </table:table-cell>
        </table:table-row>
        <table:table-row table:style-name="ro1">
          <table:table-cell office:value-type="float" office:value="16778926" calcext:value-type="float">
            <text:p>16778926</text:p>
          </table:table-cell>
          <table:table-cell office:value-type="string" calcext:value-type="string">
            <text:p>https://api.github.com/repos/docker/compose</text:p>
          </table:table-cell>
          <table:table-cell table:formula="of:=REPLACE([.B3309]; 1; 29; &quot;&quot;)" office:value-type="string" office:string-value="docker/compose" calcext:value-type="string">
            <text:p>docker/compose</text:p>
          </table:table-cell>
        </table:table-row>
        <table:table-row table:style-name="ro1">
          <table:table-cell office:value-type="float" office:value="16781074" calcext:value-type="float">
            <text:p>16781074</text:p>
          </table:table-cell>
          <table:table-cell office:value-type="string" calcext:value-type="string">
            <text:p>https://api.github.com/repos/alphagov/digitalmarketplace-buyer-frontend</text:p>
          </table:table-cell>
          <table:table-cell table:formula="of:=REPLACE([.B3310]; 1; 29; &quot;&quot;)" office:value-type="string" office:string-value="alphagov/digitalmarketplace-buyer-frontend" calcext:value-type="string">
            <text:p>alphagov/digitalmarketplace-buyer-frontend</text:p>
          </table:table-cell>
        </table:table-row>
        <table:table-row table:style-name="ro1">
          <table:table-cell office:value-type="float" office:value="16782091" calcext:value-type="float">
            <text:p>16782091</text:p>
          </table:table-cell>
          <table:table-cell office:value-type="string" calcext:value-type="string">
            <text:p>https://api.github.com/repos/cpavlina/kicad-schlib</text:p>
          </table:table-cell>
          <table:table-cell table:formula="of:=REPLACE([.B3311]; 1; 29; &quot;&quot;)" office:value-type="string" office:string-value="cpavlina/kicad-schlib" calcext:value-type="string">
            <text:p>cpavlina/kicad-schlib</text:p>
          </table:table-cell>
        </table:table-row>
        <table:table-row table:style-name="ro1">
          <table:table-cell office:value-type="float" office:value="16804965" calcext:value-type="float">
            <text:p>16804965</text:p>
          </table:table-cell>
          <table:table-cell office:value-type="string" calcext:value-type="string">
            <text:p>https://api.github.com/repos/2gis/vmmaster</text:p>
          </table:table-cell>
          <table:table-cell table:formula="of:=REPLACE([.B3312]; 1; 29; &quot;&quot;)" office:value-type="string" office:string-value="2gis/vmmaster" calcext:value-type="string">
            <text:p>2gis/vmmaster</text:p>
          </table:table-cell>
        </table:table-row>
        <table:table-row table:style-name="ro1">
          <table:table-cell office:value-type="float" office:value="16812007" calcext:value-type="float">
            <text:p>16812007</text:p>
          </table:table-cell>
          <table:table-cell office:value-type="string" calcext:value-type="string">
            <text:p>https://api.github.com/repos/kokoko3k/xt7-player-mpv</text:p>
          </table:table-cell>
          <table:table-cell table:formula="of:=REPLACE([.B3313]; 1; 29; &quot;&quot;)" office:value-type="string" office:string-value="kokoko3k/xt7-player-mpv" calcext:value-type="string">
            <text:p>kokoko3k/xt7-player-mpv</text:p>
          </table:table-cell>
        </table:table-row>
        <table:table-row table:style-name="ro1">
          <table:table-cell office:value-type="float" office:value="16834098" calcext:value-type="float">
            <text:p>16834098</text:p>
          </table:table-cell>
          <table:table-cell office:value-type="string" calcext:value-type="string">
            <text:p>https://api.github.com/repos/UrLab/incubator</text:p>
          </table:table-cell>
          <table:table-cell table:formula="of:=REPLACE([.B3314]; 1; 29; &quot;&quot;)" office:value-type="string" office:string-value="UrLab/incubator" calcext:value-type="string">
            <text:p>UrLab/incubator</text:p>
          </table:table-cell>
        </table:table-row>
        <table:table-row table:style-name="ro1">
          <table:table-cell office:value-type="float" office:value="16845946" calcext:value-type="float">
            <text:p>16845946</text:p>
          </table:table-cell>
          <table:table-cell office:value-type="string" calcext:value-type="string">
            <text:p>https://api.github.com/repos/sualfred/sualfreds-repo</text:p>
          </table:table-cell>
          <table:table-cell table:formula="of:=REPLACE([.B3315]; 1; 29; &quot;&quot;)" office:value-type="string" office:string-value="sualfred/sualfreds-repo" calcext:value-type="string">
            <text:p>sualfred/sualfreds-repo</text:p>
          </table:table-cell>
        </table:table-row>
        <table:table-row table:style-name="ro1">
          <table:table-cell office:value-type="float" office:value="16848981" calcext:value-type="float">
            <text:p>16848981</text:p>
          </table:table-cell>
          <table:table-cell office:value-type="string" calcext:value-type="string">
            <text:p>https://api.github.com/repos/awailly/cis-ubuntu-ansible</text:p>
          </table:table-cell>
          <table:table-cell table:formula="of:=REPLACE([.B3316]; 1; 29; &quot;&quot;)" office:value-type="string" office:string-value="awailly/cis-ubuntu-ansible" calcext:value-type="string">
            <text:p>awailly/cis-ubuntu-ansible</text:p>
          </table:table-cell>
        </table:table-row>
        <table:table-row table:style-name="ro1">
          <table:table-cell office:value-type="float" office:value="16849333" calcext:value-type="float">
            <text:p>16849333</text:p>
          </table:table-cell>
          <table:table-cell office:value-type="string" calcext:value-type="string">
            <text:p>https://api.github.com/repos/project-rig/rig</text:p>
          </table:table-cell>
          <table:table-cell table:formula="of:=REPLACE([.B3317]; 1; 29; &quot;&quot;)" office:value-type="string" office:string-value="project-rig/rig" calcext:value-type="string">
            <text:p>project-rig/rig</text:p>
          </table:table-cell>
        </table:table-row>
        <table:table-row table:style-name="ro1">
          <table:table-cell office:value-type="float" office:value="16874940" calcext:value-type="float">
            <text:p>16874940</text:p>
          </table:table-cell>
          <table:table-cell office:value-type="string" calcext:value-type="string">
            <text:p>https://api.github.com/repos/DemocracyClub/UK-Polling-Stations</text:p>
          </table:table-cell>
          <table:table-cell table:formula="of:=REPLACE([.B3318]; 1; 29; &quot;&quot;)" office:value-type="string" office:string-value="DemocracyClub/UK-Polling-Stations" calcext:value-type="string">
            <text:p>DemocracyClub/UK-Polling-Stations</text:p>
          </table:table-cell>
        </table:table-row>
        <table:table-row table:style-name="ro1">
          <table:table-cell office:value-type="float" office:value="16882553" calcext:value-type="float">
            <text:p>16882553</text:p>
          </table:table-cell>
          <table:table-cell office:value-type="string" calcext:value-type="string">
            <text:p>https://api.github.com/repos/desihub/desitarget</text:p>
          </table:table-cell>
          <table:table-cell table:formula="of:=REPLACE([.B3319]; 1; 29; &quot;&quot;)" office:value-type="string" office:string-value="desihub/desitarget" calcext:value-type="string">
            <text:p>desihub/desitarget</text:p>
          </table:table-cell>
        </table:table-row>
        <table:table-row table:style-name="ro1">
          <table:table-cell office:value-type="float" office:value="16885061" calcext:value-type="float">
            <text:p>16885061</text:p>
          </table:table-cell>
          <table:table-cell office:value-type="string" calcext:value-type="string">
            <text:p>https://api.github.com/repos/Asoul/day_volume</text:p>
          </table:table-cell>
          <table:table-cell table:formula="of:=REPLACE([.B3320]; 1; 29; &quot;&quot;)" office:value-type="string" office:string-value="Asoul/day_volume" calcext:value-type="string">
            <text:p>Asoul/day_volume</text:p>
          </table:table-cell>
        </table:table-row>
        <table:table-row table:style-name="ro1">
          <table:table-cell office:value-type="float" office:value="16891493" calcext:value-type="float">
            <text:p>16891493</text:p>
          </table:table-cell>
          <table:table-cell office:value-type="string" calcext:value-type="string">
            <text:p>https://api.github.com/repos/SafeStack/ava</text:p>
          </table:table-cell>
          <table:table-cell table:formula="of:=REPLACE([.B3321]; 1; 29; &quot;&quot;)" office:value-type="string" office:string-value="SafeStack/ava" calcext:value-type="string">
            <text:p>SafeStack/ava</text:p>
          </table:table-cell>
        </table:table-row>
        <table:table-row table:style-name="ro1">
          <table:table-cell office:value-type="float" office:value="16921652" calcext:value-type="float">
            <text:p>16921652</text:p>
          </table:table-cell>
          <table:table-cell office:value-type="string" calcext:value-type="string">
            <text:p>https://api.github.com/repos/greatabel/PythonRepository</text:p>
          </table:table-cell>
          <table:table-cell table:formula="of:=REPLACE([.B3322]; 1; 29; &quot;&quot;)" office:value-type="string" office:string-value="greatabel/PythonRepository" calcext:value-type="string">
            <text:p>greatabel/PythonRepository</text:p>
          </table:table-cell>
        </table:table-row>
        <table:table-row table:style-name="ro1">
          <table:table-cell office:value-type="float" office:value="16940807" calcext:value-type="float">
            <text:p>16940807</text:p>
          </table:table-cell>
          <table:table-cell office:value-type="string" calcext:value-type="string">
            <text:p>https://api.github.com/repos/pektin/jam</text:p>
          </table:table-cell>
          <table:table-cell table:formula="of:=REPLACE([.B3323]; 1; 29; &quot;&quot;)" office:value-type="string" office:string-value="pektin/jam" calcext:value-type="string">
            <text:p>pektin/jam</text:p>
          </table:table-cell>
        </table:table-row>
        <table:table-row table:style-name="ro1">
          <table:table-cell office:value-type="float" office:value="16978278" calcext:value-type="float">
            <text:p>16978278</text:p>
          </table:table-cell>
          <table:table-cell office:value-type="string" calcext:value-type="string">
            <text:p>https://api.github.com/repos/ligo-cbc/pycbc</text:p>
          </table:table-cell>
          <table:table-cell table:formula="of:=REPLACE([.B3324]; 1; 29; &quot;&quot;)" office:value-type="string" office:string-value="ligo-cbc/pycbc" calcext:value-type="string">
            <text:p>ligo-cbc/pycbc</text:p>
          </table:table-cell>
        </table:table-row>
        <table:table-row table:style-name="ro1">
          <table:table-cell office:value-type="float" office:value="16997196" calcext:value-type="float">
            <text:p>16997196</text:p>
          </table:table-cell>
          <table:table-cell office:value-type="string" calcext:value-type="string">
            <text:p>https://api.github.com/repos/pkgcore/pkgcheck</text:p>
          </table:table-cell>
          <table:table-cell table:formula="of:=REPLACE([.B3325]; 1; 29; &quot;&quot;)" office:value-type="string" office:string-value="pkgcore/pkgcheck" calcext:value-type="string">
            <text:p>pkgcore/pkgcheck</text:p>
          </table:table-cell>
        </table:table-row>
        <table:table-row table:style-name="ro1">
          <table:table-cell office:value-type="float" office:value="17005948" calcext:value-type="float">
            <text:p>17005948</text:p>
          </table:table-cell>
          <table:table-cell office:value-type="string" calcext:value-type="string">
            <text:p>https://api.github.com/repos/GiulioGx/RNNs</text:p>
          </table:table-cell>
          <table:table-cell table:formula="of:=REPLACE([.B3326]; 1; 29; &quot;&quot;)" office:value-type="string" office:string-value="GiulioGx/RNNs" calcext:value-type="string">
            <text:p>GiulioGx/RNNs</text:p>
          </table:table-cell>
        </table:table-row>
        <table:table-row table:style-name="ro1">
          <table:table-cell office:value-type="float" office:value="17009616" calcext:value-type="float">
            <text:p>17009616</text:p>
          </table:table-cell>
          <table:table-cell office:value-type="string" calcext:value-type="string">
            <text:p>https://api.github.com/repos/StuntsPT/Structure_threader</text:p>
          </table:table-cell>
          <table:table-cell table:formula="of:=REPLACE([.B3327]; 1; 29; &quot;&quot;)" office:value-type="string" office:string-value="StuntsPT/Structure_threader" calcext:value-type="string">
            <text:p>StuntsPT/Structure_threader</text:p>
          </table:table-cell>
        </table:table-row>
        <table:table-row table:style-name="ro1">
          <table:table-cell office:value-type="float" office:value="17010091" calcext:value-type="float">
            <text:p>17010091</text:p>
          </table:table-cell>
          <table:table-cell office:value-type="string" calcext:value-type="string">
            <text:p>https://api.github.com/repos/jonathf/matlab2cpp</text:p>
          </table:table-cell>
          <table:table-cell table:formula="of:=REPLACE([.B3328]; 1; 29; &quot;&quot;)" office:value-type="string" office:string-value="jonathf/matlab2cpp" calcext:value-type="string">
            <text:p>jonathf/matlab2cpp</text:p>
          </table:table-cell>
        </table:table-row>
        <table:table-row table:style-name="ro1">
          <table:table-cell office:value-type="float" office:value="17015083" calcext:value-type="float">
            <text:p>17015083</text:p>
          </table:table-cell>
          <table:table-cell office:value-type="string" calcext:value-type="string">
            <text:p>https://api.github.com/repos/jmint52/STIS-Pipeline</text:p>
          </table:table-cell>
          <table:table-cell table:formula="of:=REPLACE([.B3329]; 1; 29; &quot;&quot;)" office:value-type="string" office:string-value="jmint52/STIS-Pipeline" calcext:value-type="string">
            <text:p>jmint52/STIS-Pipeline</text:p>
          </table:table-cell>
        </table:table-row>
        <table:table-row table:style-name="ro1">
          <table:table-cell office:value-type="float" office:value="17050370" calcext:value-type="float">
            <text:p>17050370</text:p>
          </table:table-cell>
          <table:table-cell office:value-type="string" calcext:value-type="string">
            <text:p>https://api.github.com/repos/jt86/practice</text:p>
          </table:table-cell>
          <table:table-cell table:formula="of:=REPLACE([.B3330]; 1; 29; &quot;&quot;)" office:value-type="string" office:string-value="jt86/practice" calcext:value-type="string">
            <text:p>jt86/practice</text:p>
          </table:table-cell>
        </table:table-row>
        <table:table-row table:style-name="ro1">
          <table:table-cell office:value-type="float" office:value="17052071" calcext:value-type="float">
            <text:p>17052071</text:p>
          </table:table-cell>
          <table:table-cell office:value-type="string" calcext:value-type="string">
            <text:p>https://api.github.com/repos/offensive-security/exploit-database-bin-sploits</text:p>
          </table:table-cell>
          <table:table-cell table:formula="of:=REPLACE([.B3331]; 1; 29; &quot;&quot;)" office:value-type="string" office:string-value="offensive-security/exploit-database-bin-sploits" calcext:value-type="string">
            <text:p>offensive-security/exploit-database-bin-sploits</text:p>
          </table:table-cell>
        </table:table-row>
        <table:table-row table:style-name="ro1">
          <table:table-cell office:value-type="float" office:value="17068880" calcext:value-type="float">
            <text:p>17068880</text:p>
          </table:table-cell>
          <table:table-cell office:value-type="string" calcext:value-type="string">
            <text:p>https://api.github.com/repos/migasfree/migasfree-backend</text:p>
          </table:table-cell>
          <table:table-cell table:formula="of:=REPLACE([.B3332]; 1; 29; &quot;&quot;)" office:value-type="string" office:string-value="migasfree/migasfree-backend" calcext:value-type="string">
            <text:p>migasfree/migasfree-backend</text:p>
          </table:table-cell>
        </table:table-row>
        <table:table-row table:style-name="ro1">
          <table:table-cell office:value-type="float" office:value="17072670" calcext:value-type="float">
            <text:p>17072670</text:p>
          </table:table-cell>
          <table:table-cell office:value-type="string" calcext:value-type="string">
            <text:p>https://api.github.com/repos/LaurentClaessens/phystricks</text:p>
          </table:table-cell>
          <table:table-cell table:formula="of:=REPLACE([.B3333]; 1; 29; &quot;&quot;)" office:value-type="string" office:string-value="LaurentClaessens/phystricks" calcext:value-type="string">
            <text:p>LaurentClaessens/phystricks</text:p>
          </table:table-cell>
        </table:table-row>
        <table:table-row table:style-name="ro1">
          <table:table-cell office:value-type="float" office:value="17099278" calcext:value-type="float">
            <text:p>17099278</text:p>
          </table:table-cell>
          <table:table-cell office:value-type="string" calcext:value-type="string">
            <text:p>https://api.github.com/repos/Thor77/TeamspeakStats</text:p>
          </table:table-cell>
          <table:table-cell table:formula="of:=REPLACE([.B3334]; 1; 29; &quot;&quot;)" office:value-type="string" office:string-value="Thor77/TeamspeakStats" calcext:value-type="string">
            <text:p>Thor77/TeamspeakStats</text:p>
          </table:table-cell>
        </table:table-row>
        <table:table-row table:style-name="ro1">
          <table:table-cell office:value-type="float" office:value="17100020" calcext:value-type="float">
            <text:p>17100020</text:p>
          </table:table-cell>
          <table:table-cell office:value-type="string" calcext:value-type="string">
            <text:p>https://api.github.com/repos/lnls-fac/va</text:p>
          </table:table-cell>
          <table:table-cell table:formula="of:=REPLACE([.B3335]; 1; 29; &quot;&quot;)" office:value-type="string" office:string-value="lnls-fac/va" calcext:value-type="string">
            <text:p>lnls-fac/va</text:p>
          </table:table-cell>
        </table:table-row>
        <table:table-row table:style-name="ro1">
          <table:table-cell office:value-type="float" office:value="17112585" calcext:value-type="float">
            <text:p>17112585</text:p>
          </table:table-cell>
          <table:table-cell office:value-type="string" calcext:value-type="string">
            <text:p>https://api.github.com/repos/scascketta/CapMetrics</text:p>
          </table:table-cell>
          <table:table-cell table:formula="of:=REPLACE([.B3336]; 1; 29; &quot;&quot;)" office:value-type="string" office:string-value="scascketta/CapMetrics" calcext:value-type="string">
            <text:p>scascketta/CapMetrics</text:p>
          </table:table-cell>
        </table:table-row>
        <table:table-row table:style-name="ro1">
          <table:table-cell office:value-type="float" office:value="17114050" calcext:value-type="float">
            <text:p>17114050</text:p>
          </table:table-cell>
          <table:table-cell office:value-type="string" calcext:value-type="string">
            <text:p>https://api.github.com/repos/mozilla-services/autopush</text:p>
          </table:table-cell>
          <table:table-cell table:formula="of:=REPLACE([.B3337]; 1; 29; &quot;&quot;)" office:value-type="string" office:string-value="mozilla-services/autopush" calcext:value-type="string">
            <text:p>mozilla-services/autopush</text:p>
          </table:table-cell>
        </table:table-row>
        <table:table-row table:style-name="ro1">
          <table:table-cell office:value-type="float" office:value="17119878" calcext:value-type="float">
            <text:p>17119878</text:p>
          </table:table-cell>
          <table:table-cell office:value-type="string" calcext:value-type="string">
            <text:p>https://api.github.com/repos/dhongu/deltatech</text:p>
          </table:table-cell>
          <table:table-cell table:formula="of:=REPLACE([.B3338]; 1; 29; &quot;&quot;)" office:value-type="string" office:string-value="dhongu/deltatech" calcext:value-type="string">
            <text:p>dhongu/deltatech</text:p>
          </table:table-cell>
        </table:table-row>
        <table:table-row table:style-name="ro1">
          <table:table-cell office:value-type="float" office:value="17125407" calcext:value-type="float">
            <text:p>17125407</text:p>
          </table:table-cell>
          <table:table-cell office:value-type="string" calcext:value-type="string">
            <text:p>https://api.github.com/repos/CSC-IT-Center-for-Science/pouta-blueprints</text:p>
          </table:table-cell>
          <table:table-cell table:formula="of:=REPLACE([.B3339]; 1; 29; &quot;&quot;)" office:value-type="string" office:string-value="CSC-IT-Center-for-Science/pouta-blueprints" calcext:value-type="string">
            <text:p>CSC-IT-Center-for-Science/pouta-blueprints</text:p>
          </table:table-cell>
        </table:table-row>
        <table:table-row table:style-name="ro1">
          <table:table-cell office:value-type="float" office:value="17138931" calcext:value-type="float">
            <text:p>17138931</text:p>
          </table:table-cell>
          <table:table-cell office:value-type="string" calcext:value-type="string">
            <text:p>https://api.github.com/repos/CGATOxford/UMI-tools</text:p>
          </table:table-cell>
          <table:table-cell table:formula="of:=REPLACE([.B3340]; 1; 29; &quot;&quot;)" office:value-type="string" office:string-value="CGATOxford/UMI-tools" calcext:value-type="string">
            <text:p>CGATOxford/UMI-tools</text:p>
          </table:table-cell>
        </table:table-row>
        <table:table-row table:style-name="ro1">
          <table:table-cell office:value-type="float" office:value="17147581" calcext:value-type="float">
            <text:p>17147581</text:p>
          </table:table-cell>
          <table:table-cell office:value-type="string" calcext:value-type="string">
            <text:p>https://api.github.com/repos/falconry/falcon</text:p>
          </table:table-cell>
          <table:table-cell table:formula="of:=REPLACE([.B3341]; 1; 29; &quot;&quot;)" office:value-type="string" office:string-value="falconry/falcon" calcext:value-type="string">
            <text:p>falconry/falcon</text:p>
          </table:table-cell>
        </table:table-row>
        <table:table-row table:style-name="ro1">
          <table:table-cell office:value-type="float" office:value="17147932" calcext:value-type="float">
            <text:p>17147932</text:p>
          </table:table-cell>
          <table:table-cell office:value-type="string" calcext:value-type="string">
            <text:p>https://api.github.com/repos/desihub/imaginglss</text:p>
          </table:table-cell>
          <table:table-cell table:formula="of:=REPLACE([.B3342]; 1; 29; &quot;&quot;)" office:value-type="string" office:string-value="desihub/imaginglss" calcext:value-type="string">
            <text:p>desihub/imaginglss</text:p>
          </table:table-cell>
        </table:table-row>
        <table:table-row table:style-name="ro1">
          <table:table-cell office:value-type="float" office:value="17154046" calcext:value-type="float">
            <text:p>17154046</text:p>
          </table:table-cell>
          <table:table-cell office:value-type="string" calcext:value-type="string">
            <text:p>https://api.github.com/repos/PhonologicalCorpusTools/CorpusTools</text:p>
          </table:table-cell>
          <table:table-cell table:formula="of:=REPLACE([.B3343]; 1; 29; &quot;&quot;)" office:value-type="string" office:string-value="PhonologicalCorpusTools/CorpusTools" calcext:value-type="string">
            <text:p>PhonologicalCorpusTools/CorpusTools</text:p>
          </table:table-cell>
        </table:table-row>
        <table:table-row table:style-name="ro1">
          <table:table-cell office:value-type="float" office:value="17168227" calcext:value-type="float">
            <text:p>17168227</text:p>
          </table:table-cell>
          <table:table-cell office:value-type="string" calcext:value-type="string">
            <text:p>https://api.github.com/repos/zooniverse/aggregation</text:p>
          </table:table-cell>
          <table:table-cell table:formula="of:=REPLACE([.B3344]; 1; 29; &quot;&quot;)" office:value-type="string" office:string-value="zooniverse/aggregation" calcext:value-type="string">
            <text:p>zooniverse/aggregation</text:p>
          </table:table-cell>
        </table:table-row>
        <table:table-row table:style-name="ro1">
          <table:table-cell office:value-type="float" office:value="17178811" calcext:value-type="float">
            <text:p>17178811</text:p>
          </table:table-cell>
          <table:table-cell office:value-type="string" calcext:value-type="string">
            <text:p>https://api.github.com/repos/shakthimaan/shakthimaan-tweets</text:p>
          </table:table-cell>
          <table:table-cell table:formula="of:=REPLACE([.B3345]; 1; 29; &quot;&quot;)" office:value-type="string" office:string-value="shakthimaan/shakthimaan-tweets" calcext:value-type="string">
            <text:p>shakthimaan/shakthimaan-tweets</text:p>
          </table:table-cell>
        </table:table-row>
        <table:table-row table:style-name="ro1">
          <table:table-cell office:value-type="float" office:value="17187854" calcext:value-type="float">
            <text:p>17187854</text:p>
          </table:table-cell>
          <table:table-cell office:value-type="string" calcext:value-type="string">
            <text:p>https://api.github.com/repos/ecobasa/ecobasa</text:p>
          </table:table-cell>
          <table:table-cell table:formula="of:=REPLACE([.B3346]; 1; 29; &quot;&quot;)" office:value-type="string" office:string-value="ecobasa/ecobasa" calcext:value-type="string">
            <text:p>ecobasa/ecobasa</text:p>
          </table:table-cell>
        </table:table-row>
        <table:table-row table:style-name="ro1">
          <table:table-cell office:value-type="float" office:value="17231834" calcext:value-type="float">
            <text:p>17231834</text:p>
          </table:table-cell>
          <table:table-cell office:value-type="string" calcext:value-type="string">
            <text:p>https://api.github.com/repos/ZhenyingZhu/StudyNotes</text:p>
          </table:table-cell>
          <table:table-cell table:formula="of:=REPLACE([.B3347]; 1; 29; &quot;&quot;)" office:value-type="string" office:string-value="ZhenyingZhu/StudyNotes" calcext:value-type="string">
            <text:p>ZhenyingZhu/StudyNotes</text:p>
          </table:table-cell>
        </table:table-row>
        <table:table-row table:style-name="ro1">
          <table:table-cell office:value-type="float" office:value="17235620" calcext:value-type="float">
            <text:p>17235620</text:p>
          </table:table-cell>
          <table:table-cell office:value-type="string" calcext:value-type="string">
            <text:p>https://api.github.com/repos/jjnurminen/llinna</text:p>
          </table:table-cell>
          <table:table-cell table:formula="of:=REPLACE([.B3348]; 1; 29; &quot;&quot;)" office:value-type="string" office:string-value="jjnurminen/llinna" calcext:value-type="string">
            <text:p>jjnurminen/llinna</text:p>
          </table:table-cell>
        </table:table-row>
        <table:table-row table:style-name="ro1">
          <table:table-cell office:value-type="float" office:value="17246842" calcext:value-type="float">
            <text:p>17246842</text:p>
          </table:table-cell>
          <table:table-cell office:value-type="string" calcext:value-type="string">
            <text:p>https://api.github.com/repos/CompassionCH/compassion-switzerland</text:p>
          </table:table-cell>
          <table:table-cell table:formula="of:=REPLACE([.B3349]; 1; 29; &quot;&quot;)" office:value-type="string" office:string-value="CompassionCH/compassion-switzerland" calcext:value-type="string">
            <text:p>CompassionCH/compassion-switzerland</text:p>
          </table:table-cell>
        </table:table-row>
        <table:table-row table:style-name="ro1">
          <table:table-cell office:value-type="float" office:value="17256185" calcext:value-type="float">
            <text:p>17256185</text:p>
          </table:table-cell>
          <table:table-cell office:value-type="string" calcext:value-type="string">
            <text:p>https://api.github.com/repos/AnnaNenarokova/ngs</text:p>
          </table:table-cell>
          <table:table-cell table:formula="of:=REPLACE([.B3350]; 1; 29; &quot;&quot;)" office:value-type="string" office:string-value="AnnaNenarokova/ngs" calcext:value-type="string">
            <text:p>AnnaNenarokova/ngs</text:p>
          </table:table-cell>
        </table:table-row>
        <table:table-row table:style-name="ro1">
          <table:table-cell office:value-type="float" office:value="17259669" calcext:value-type="float">
            <text:p>17259669</text:p>
          </table:table-cell>
          <table:table-cell office:value-type="string" calcext:value-type="string">
            <text:p>https://api.github.com/repos/kodi1/kodi1.github.io</text:p>
          </table:table-cell>
          <table:table-cell table:formula="of:=REPLACE([.B3351]; 1; 29; &quot;&quot;)" office:value-type="string" office:string-value="kodi1/kodi1.github.io" calcext:value-type="string">
            <text:p>kodi1/kodi1.github.io</text:p>
          </table:table-cell>
        </table:table-row>
        <table:table-row table:style-name="ro1">
          <table:table-cell office:value-type="float" office:value="17270853" calcext:value-type="float">
            <text:p>17270853</text:p>
          </table:table-cell>
          <table:table-cell office:value-type="string" calcext:value-type="string">
            <text:p>https://api.github.com/repos/HIPS/autograd</text:p>
          </table:table-cell>
          <table:table-cell table:formula="of:=REPLACE([.B3352]; 1; 29; &quot;&quot;)" office:value-type="string" office:string-value="HIPS/autograd" calcext:value-type="string">
            <text:p>HIPS/autograd</text:p>
          </table:table-cell>
        </table:table-row>
        <table:table-row table:style-name="ro1">
          <table:table-cell office:value-type="float" office:value="17286205" calcext:value-type="float">
            <text:p>17286205</text:p>
          </table:table-cell>
          <table:table-cell office:value-type="string" calcext:value-type="string">
            <text:p>https://api.github.com/repos/transcode-de/cookiecutter-django-project</text:p>
          </table:table-cell>
          <table:table-cell table:formula="of:=REPLACE([.B3353]; 1; 29; &quot;&quot;)" office:value-type="string" office:string-value="transcode-de/cookiecutter-django-project" calcext:value-type="string">
            <text:p>transcode-de/cookiecutter-django-project</text:p>
          </table:table-cell>
        </table:table-row>
        <table:table-row table:style-name="ro1">
          <table:table-cell office:value-type="float" office:value="17298978" calcext:value-type="float">
            <text:p>17298978</text:p>
          </table:table-cell>
          <table:table-cell office:value-type="string" calcext:value-type="string">
            <text:p>https://api.github.com/repos/elastic/curator</text:p>
          </table:table-cell>
          <table:table-cell table:formula="of:=REPLACE([.B3354]; 1; 29; &quot;&quot;)" office:value-type="string" office:string-value="elastic/curator" calcext:value-type="string">
            <text:p>elastic/curator</text:p>
          </table:table-cell>
        </table:table-row>
        <table:table-row table:style-name="ro1">
          <table:table-cell office:value-type="float" office:value="17300797" calcext:value-type="float">
            <text:p>17300797</text:p>
          </table:table-cell>
          <table:table-cell office:value-type="string" calcext:value-type="string">
            <text:p>https://api.github.com/repos/elastic/elasticsearch-dsl-py</text:p>
          </table:table-cell>
          <table:table-cell table:formula="of:=REPLACE([.B3355]; 1; 29; &quot;&quot;)" office:value-type="string" office:string-value="elastic/elasticsearch-dsl-py" calcext:value-type="string">
            <text:p>elastic/elasticsearch-dsl-py</text:p>
          </table:table-cell>
        </table:table-row>
        <table:table-row table:style-name="ro1">
          <table:table-cell office:value-type="float" office:value="17314271" calcext:value-type="float">
            <text:p>17314271</text:p>
          </table:table-cell>
          <table:table-cell office:value-type="string" calcext:value-type="string">
            <text:p>https://api.github.com/repos/apalala/grako</text:p>
          </table:table-cell>
          <table:table-cell table:formula="of:=REPLACE([.B3356]; 1; 29; &quot;&quot;)" office:value-type="string" office:string-value="apalala/grako" calcext:value-type="string">
            <text:p>apalala/grako</text:p>
          </table:table-cell>
        </table:table-row>
        <table:table-row table:style-name="ro1">
          <table:table-cell office:value-type="float" office:value="17324625" calcext:value-type="float">
            <text:p>17324625</text:p>
          </table:table-cell>
          <table:table-cell office:value-type="string" calcext:value-type="string">
            <text:p>https://api.github.com/repos/FAForever/client</text:p>
          </table:table-cell>
          <table:table-cell table:formula="of:=REPLACE([.B3357]; 1; 29; &quot;&quot;)" office:value-type="string" office:string-value="FAForever/client" calcext:value-type="string">
            <text:p>FAForever/client</text:p>
          </table:table-cell>
        </table:table-row>
        <table:table-row table:style-name="ro1">
          <table:table-cell office:value-type="float" office:value="17326886" calcext:value-type="float">
            <text:p>17326886</text:p>
          </table:table-cell>
          <table:table-cell office:value-type="string" calcext:value-type="string">
            <text:p>https://api.github.com/repos/Juanvvc/c172p-detailed</text:p>
          </table:table-cell>
          <table:table-cell table:formula="of:=REPLACE([.B3358]; 1; 29; &quot;&quot;)" office:value-type="string" office:string-value="Juanvvc/c172p-detailed" calcext:value-type="string">
            <text:p>Juanvvc/c172p-detailed</text:p>
          </table:table-cell>
        </table:table-row>
        <table:table-row table:style-name="ro1">
          <table:table-cell office:value-type="float" office:value="17329677" calcext:value-type="float">
            <text:p>17329677</text:p>
          </table:table-cell>
          <table:table-cell office:value-type="string" calcext:value-type="string">
            <text:p>https://api.github.com/repos/edx/ecommerce</text:p>
          </table:table-cell>
          <table:table-cell table:formula="of:=REPLACE([.B3359]; 1; 29; &quot;&quot;)" office:value-type="string" office:string-value="edx/ecommerce" calcext:value-type="string">
            <text:p>edx/ecommerce</text:p>
          </table:table-cell>
        </table:table-row>
        <table:table-row table:style-name="ro1">
          <table:table-cell office:value-type="float" office:value="17347684" calcext:value-type="float">
            <text:p>17347684</text:p>
          </table:table-cell>
          <table:table-cell office:value-type="string" calcext:value-type="string">
            <text:p>https://api.github.com/repos/t-woerner/firewalld</text:p>
          </table:table-cell>
          <table:table-cell table:formula="of:=REPLACE([.B3360]; 1; 29; &quot;&quot;)" office:value-type="string" office:string-value="t-woerner/firewalld" calcext:value-type="string">
            <text:p>t-woerner/firewalld</text:p>
          </table:table-cell>
        </table:table-row>
        <table:table-row table:style-name="ro1">
          <table:table-cell office:value-type="float" office:value="17354488" calcext:value-type="float">
            <text:p>17354488</text:p>
          </table:table-cell>
          <table:table-cell office:value-type="string" calcext:value-type="string">
            <text:p>https://api.github.com/repos/ARM-software/workload-automation</text:p>
          </table:table-cell>
          <table:table-cell table:formula="of:=REPLACE([.B3361]; 1; 29; &quot;&quot;)" office:value-type="string" office:string-value="ARM-software/workload-automation" calcext:value-type="string">
            <text:p>ARM-software/workload-automation</text:p>
          </table:table-cell>
        </table:table-row>
        <table:table-row table:style-name="ro1">
          <table:table-cell office:value-type="float" office:value="17376256" calcext:value-type="float">
            <text:p>17376256</text:p>
          </table:table-cell>
          <table:table-cell office:value-type="string" calcext:value-type="string">
            <text:p>https://api.github.com/repos/SchoolIdolTomodachi/SchoolIdolAPI</text:p>
          </table:table-cell>
          <table:table-cell table:formula="of:=REPLACE([.B3362]; 1; 29; &quot;&quot;)" office:value-type="string" office:string-value="SchoolIdolTomodachi/SchoolIdolAPI" calcext:value-type="string">
            <text:p>SchoolIdolTomodachi/SchoolIdolAPI</text:p>
          </table:table-cell>
        </table:table-row>
        <table:table-row table:style-name="ro1">
          <table:table-cell office:value-type="float" office:value="17379309" calcext:value-type="float">
            <text:p>17379309</text:p>
          </table:table-cell>
          <table:table-cell office:value-type="string" calcext:value-type="string">
            <text:p>https://api.github.com/repos/remind101/stacker</text:p>
          </table:table-cell>
          <table:table-cell table:formula="of:=REPLACE([.B3363]; 1; 29; &quot;&quot;)" office:value-type="string" office:string-value="remind101/stacker" calcext:value-type="string">
            <text:p>remind101/stacker</text:p>
          </table:table-cell>
        </table:table-row>
        <table:table-row table:style-name="ro1">
          <table:table-cell office:value-type="float" office:value="17389486" calcext:value-type="float">
            <text:p>17389486</text:p>
          </table:table-cell>
          <table:table-cell office:value-type="string" calcext:value-type="string">
            <text:p>https://api.github.com/repos/xtso520ok/youja-scripts</text:p>
          </table:table-cell>
          <table:table-cell table:formula="of:=REPLACE([.B3364]; 1; 29; &quot;&quot;)" office:value-type="string" office:string-value="xtso520ok/youja-scripts" calcext:value-type="string">
            <text:p>xtso520ok/youja-scripts</text:p>
          </table:table-cell>
        </table:table-row>
        <table:table-row table:style-name="ro1">
          <table:table-cell office:value-type="float" office:value="17392240" calcext:value-type="float">
            <text:p>17392240</text:p>
          </table:table-cell>
          <table:table-cell office:value-type="string" calcext:value-type="string">
            <text:p>https://api.github.com/repos/Micronaet/micronaet-migration</text:p>
          </table:table-cell>
          <table:table-cell table:formula="of:=REPLACE([.B3365]; 1; 29; &quot;&quot;)" office:value-type="string" office:string-value="Micronaet/micronaet-migration" calcext:value-type="string">
            <text:p>Micronaet/micronaet-migration</text:p>
          </table:table-cell>
        </table:table-row>
        <table:table-row table:style-name="ro1">
          <table:table-cell office:value-type="float" office:value="17396607" calcext:value-type="float">
            <text:p>17396607</text:p>
          </table:table-cell>
          <table:table-cell office:value-type="string" calcext:value-type="string">
            <text:p>https://api.github.com/repos/SUNET/eduid-userdb</text:p>
          </table:table-cell>
          <table:table-cell table:formula="of:=REPLACE([.B3366]; 1; 29; &quot;&quot;)" office:value-type="string" office:string-value="SUNET/eduid-userdb" calcext:value-type="string">
            <text:p>SUNET/eduid-userdb</text:p>
          </table:table-cell>
        </table:table-row>
        <table:table-row table:style-name="ro1">
          <table:table-cell office:value-type="float" office:value="17410794" calcext:value-type="float">
            <text:p>17410794</text:p>
          </table:table-cell>
          <table:table-cell office:value-type="string" calcext:value-type="string">
            <text:p>https://api.github.com/repos/SteveDoyle2/pyNastran</text:p>
          </table:table-cell>
          <table:table-cell table:formula="of:=REPLACE([.B3367]; 1; 29; &quot;&quot;)" office:value-type="string" office:string-value="SteveDoyle2/pyNastran" calcext:value-type="string">
            <text:p>SteveDoyle2/pyNastran</text:p>
          </table:table-cell>
        </table:table-row>
        <table:table-row table:style-name="ro1">
          <table:table-cell office:value-type="float" office:value="17425774" calcext:value-type="float">
            <text:p>17425774</text:p>
          </table:table-cell>
          <table:table-cell office:value-type="string" calcext:value-type="string">
            <text:p>https://api.github.com/repos/WebArchivCZ/Seeder</text:p>
          </table:table-cell>
          <table:table-cell table:formula="of:=REPLACE([.B3368]; 1; 29; &quot;&quot;)" office:value-type="string" office:string-value="WebArchivCZ/Seeder" calcext:value-type="string">
            <text:p>WebArchivCZ/Seeder</text:p>
          </table:table-cell>
        </table:table-row>
        <table:table-row table:style-name="ro1">
          <table:table-cell office:value-type="float" office:value="17429936" calcext:value-type="float">
            <text:p>17429936</text:p>
          </table:table-cell>
          <table:table-cell office:value-type="string" calcext:value-type="string">
            <text:p>https://api.github.com/repos/tvgrabbers/tvgrabnlpy</text:p>
          </table:table-cell>
          <table:table-cell table:formula="of:=REPLACE([.B3369]; 1; 29; &quot;&quot;)" office:value-type="string" office:string-value="tvgrabbers/tvgrabnlpy" calcext:value-type="string">
            <text:p>tvgrabbers/tvgrabnlpy</text:p>
          </table:table-cell>
        </table:table-row>
        <table:table-row table:style-name="ro1">
          <table:table-cell office:value-type="float" office:value="17434629" calcext:value-type="float">
            <text:p>17434629</text:p>
          </table:table-cell>
          <table:table-cell office:value-type="string" calcext:value-type="string">
            <text:p>https://api.github.com/repos/HEPData/hepdata</text:p>
          </table:table-cell>
          <table:table-cell table:formula="of:=REPLACE([.B3370]; 1; 29; &quot;&quot;)" office:value-type="string" office:string-value="HEPData/hepdata" calcext:value-type="string">
            <text:p>HEPData/hepdata</text:p>
          </table:table-cell>
        </table:table-row>
        <table:table-row table:style-name="ro1">
          <table:table-cell office:value-type="float" office:value="17445588" calcext:value-type="float">
            <text:p>17445588</text:p>
          </table:table-cell>
          <table:table-cell office:value-type="string" calcext:value-type="string">
            <text:p>https://api.github.com/repos/gtoffoli/commons</text:p>
          </table:table-cell>
          <table:table-cell table:formula="of:=REPLACE([.B3371]; 1; 29; &quot;&quot;)" office:value-type="string" office:string-value="gtoffoli/commons" calcext:value-type="string">
            <text:p>gtoffoli/commons</text:p>
          </table:table-cell>
        </table:table-row>
        <table:table-row table:style-name="ro1">
          <table:table-cell office:value-type="float" office:value="17447113" calcext:value-type="float">
            <text:p>17447113</text:p>
          </table:table-cell>
          <table:table-cell office:value-type="string" calcext:value-type="string">
            <text:p>https://api.github.com/repos/INCF/lib9ML</text:p>
          </table:table-cell>
          <table:table-cell table:formula="of:=REPLACE([.B3372]; 1; 29; &quot;&quot;)" office:value-type="string" office:string-value="INCF/lib9ML" calcext:value-type="string">
            <text:p>INCF/lib9ML</text:p>
          </table:table-cell>
        </table:table-row>
        <table:table-row table:style-name="ro1">
          <table:table-cell office:value-type="float" office:value="17447609" calcext:value-type="float">
            <text:p>17447609</text:p>
          </table:table-cell>
          <table:table-cell office:value-type="string" calcext:value-type="string">
            <text:p>https://api.github.com/repos/perfsonar/docs</text:p>
          </table:table-cell>
          <table:table-cell table:formula="of:=REPLACE([.B3373]; 1; 29; &quot;&quot;)" office:value-type="string" office:string-value="perfsonar/docs" calcext:value-type="string">
            <text:p>perfsonar/docs</text:p>
          </table:table-cell>
        </table:table-row>
        <table:table-row table:style-name="ro1">
          <table:table-cell office:value-type="float" office:value="17447766" calcext:value-type="float">
            <text:p>17447766</text:p>
          </table:table-cell>
          <table:table-cell office:value-type="string" calcext:value-type="string">
            <text:p>https://api.github.com/repos/aristotle-mdr/aristotle-metadata-registry</text:p>
          </table:table-cell>
          <table:table-cell table:formula="of:=REPLACE([.B3374]; 1; 29; &quot;&quot;)" office:value-type="string" office:string-value="aristotle-mdr/aristotle-metadata-registry" calcext:value-type="string">
            <text:p>aristotle-mdr/aristotle-metadata-registry</text:p>
          </table:table-cell>
        </table:table-row>
        <table:table-row table:style-name="ro1">
          <table:table-cell office:value-type="float" office:value="17457402" calcext:value-type="float">
            <text:p>17457402</text:p>
          </table:table-cell>
          <table:table-cell office:value-type="string" calcext:value-type="string">
            <text:p>https://api.github.com/repos/KanoComputing/kano-toolset</text:p>
          </table:table-cell>
          <table:table-cell table:formula="of:=REPLACE([.B3375]; 1; 29; &quot;&quot;)" office:value-type="string" office:string-value="KanoComputing/kano-toolset" calcext:value-type="string">
            <text:p>KanoComputing/kano-toolset</text:p>
          </table:table-cell>
        </table:table-row>
        <table:table-row table:style-name="ro1">
          <table:table-cell office:value-type="float" office:value="17496969" calcext:value-type="float">
            <text:p>17496969</text:p>
          </table:table-cell>
          <table:table-cell office:value-type="string" calcext:value-type="string">
            <text:p>https://api.github.com/repos/bluemellophone/ibeis_cnn</text:p>
          </table:table-cell>
          <table:table-cell table:formula="of:=REPLACE([.B3376]; 1; 29; &quot;&quot;)" office:value-type="string" office:string-value="bluemellophone/ibeis_cnn" calcext:value-type="string">
            <text:p>bluemellophone/ibeis_cnn</text:p>
          </table:table-cell>
        </table:table-row>
        <table:table-row table:style-name="ro1">
          <table:table-cell office:value-type="float" office:value="17524682" calcext:value-type="float">
            <text:p>17524682</text:p>
          </table:table-cell>
          <table:table-cell office:value-type="string" calcext:value-type="string">
            <text:p>https://api.github.com/repos/18F/calc</text:p>
          </table:table-cell>
          <table:table-cell table:formula="of:=REPLACE([.B3377]; 1; 29; &quot;&quot;)" office:value-type="string" office:string-value="18F/calc" calcext:value-type="string">
            <text:p>18F/calc</text:p>
          </table:table-cell>
        </table:table-row>
        <table:table-row table:style-name="ro1">
          <table:table-cell office:value-type="float" office:value="17527226" calcext:value-type="float">
            <text:p>17527226</text:p>
          </table:table-cell>
          <table:table-cell office:value-type="string" calcext:value-type="string">
            <text:p>https://api.github.com/repos/ipfs/infrastructure</text:p>
          </table:table-cell>
          <table:table-cell table:formula="of:=REPLACE([.B3378]; 1; 29; &quot;&quot;)" office:value-type="string" office:string-value="ipfs/infrastructure" calcext:value-type="string">
            <text:p>ipfs/infrastructure</text:p>
          </table:table-cell>
        </table:table-row>
        <table:table-row table:style-name="ro1">
          <table:table-cell office:value-type="float" office:value="17549337" calcext:value-type="float">
            <text:p>17549337</text:p>
          </table:table-cell>
          <table:table-cell office:value-type="string" calcext:value-type="string">
            <text:p>https://api.github.com/repos/mcellteam/cellblender</text:p>
          </table:table-cell>
          <table:table-cell table:formula="of:=REPLACE([.B3379]; 1; 29; &quot;&quot;)" office:value-type="string" office:string-value="mcellteam/cellblender" calcext:value-type="string">
            <text:p>mcellteam/cellblender</text:p>
          </table:table-cell>
        </table:table-row>
        <table:table-row table:style-name="ro1">
          <table:table-cell office:value-type="float" office:value="17554615" calcext:value-type="float">
            <text:p>17554615</text:p>
          </table:table-cell>
          <table:table-cell office:value-type="string" calcext:value-type="string">
            <text:p>https://api.github.com/repos/amiv-eth/amivapi</text:p>
          </table:table-cell>
          <table:table-cell table:formula="of:=REPLACE([.B3380]; 1; 29; &quot;&quot;)" office:value-type="string" office:string-value="amiv-eth/amivapi" calcext:value-type="string">
            <text:p>amiv-eth/amivapi</text:p>
          </table:table-cell>
        </table:table-row>
        <table:table-row table:style-name="ro1">
          <table:table-cell office:value-type="float" office:value="17555997" calcext:value-type="float">
            <text:p>17555997</text:p>
          </table:table-cell>
          <table:table-cell office:value-type="string" calcext:value-type="string">
            <text:p>https://api.github.com/repos/philpep/testinfra</text:p>
          </table:table-cell>
          <table:table-cell table:formula="of:=REPLACE([.B3381]; 1; 29; &quot;&quot;)" office:value-type="string" office:string-value="philpep/testinfra" calcext:value-type="string">
            <text:p>philpep/testinfra</text:p>
          </table:table-cell>
        </table:table-row>
        <table:table-row table:style-name="ro1">
          <table:table-cell office:value-type="float" office:value="17565520" calcext:value-type="float">
            <text:p>17565520</text:p>
          </table:table-cell>
          <table:table-cell office:value-type="string" calcext:value-type="string">
            <text:p>https://api.github.com/repos/ab77/netflix-proxy</text:p>
          </table:table-cell>
          <table:table-cell table:formula="of:=REPLACE([.B3382]; 1; 29; &quot;&quot;)" office:value-type="string" office:string-value="ab77/netflix-proxy" calcext:value-type="string">
            <text:p>ab77/netflix-proxy</text:p>
          </table:table-cell>
        </table:table-row>
        <table:table-row table:style-name="ro1">
          <table:table-cell office:value-type="float" office:value="17565919" calcext:value-type="float">
            <text:p>17565919</text:p>
          </table:table-cell>
          <table:table-cell office:value-type="string" calcext:value-type="string">
            <text:p>https://api.github.com/repos/NVIDIA/DIGITS</text:p>
          </table:table-cell>
          <table:table-cell table:formula="of:=REPLACE([.B3383]; 1; 29; &quot;&quot;)" office:value-type="string" office:string-value="NVIDIA/DIGITS" calcext:value-type="string">
            <text:p>NVIDIA/DIGITS</text:p>
          </table:table-cell>
        </table:table-row>
        <table:table-row table:style-name="ro1">
          <table:table-cell office:value-type="float" office:value="17585809" calcext:value-type="float">
            <text:p>17585809</text:p>
          </table:table-cell>
          <table:table-cell office:value-type="string" calcext:value-type="string">
            <text:p>https://api.github.com/repos/badock/rome</text:p>
          </table:table-cell>
          <table:table-cell table:formula="of:=REPLACE([.B3384]; 1; 29; &quot;&quot;)" office:value-type="string" office:string-value="badock/rome" calcext:value-type="string">
            <text:p>badock/rome</text:p>
          </table:table-cell>
        </table:table-row>
        <table:table-row table:style-name="ro1">
          <table:table-cell office:value-type="float" office:value="17598654" calcext:value-type="float">
            <text:p>17598654</text:p>
          </table:table-cell>
          <table:table-cell office:value-type="string" calcext:value-type="string">
            <text:p>https://api.github.com/repos/shbhrsaha/tos-watchdog</text:p>
          </table:table-cell>
          <table:table-cell table:formula="of:=REPLACE([.B3385]; 1; 29; &quot;&quot;)" office:value-type="string" office:string-value="shbhrsaha/tos-watchdog" calcext:value-type="string">
            <text:p>shbhrsaha/tos-watchdog</text:p>
          </table:table-cell>
        </table:table-row>
        <table:table-row table:style-name="ro1">
          <table:table-cell office:value-type="float" office:value="17599479" calcext:value-type="float">
            <text:p>17599479</text:p>
          </table:table-cell>
          <table:table-cell office:value-type="string" calcext:value-type="string">
            <text:p>https://api.github.com/repos/atom/libchromiumcontent</text:p>
          </table:table-cell>
          <table:table-cell table:formula="of:=REPLACE([.B3386]; 1; 29; &quot;&quot;)" office:value-type="string" office:string-value="atom/libchromiumcontent" calcext:value-type="string">
            <text:p>atom/libchromiumcontent</text:p>
          </table:table-cell>
        </table:table-row>
        <table:table-row table:style-name="ro1">
          <table:table-cell office:value-type="float" office:value="17601013" calcext:value-type="float">
            <text:p>17601013</text:p>
          </table:table-cell>
          <table:table-cell office:value-type="string" calcext:value-type="string">
            <text:p>https://api.github.com/repos/P2PSP/p2psp</text:p>
          </table:table-cell>
          <table:table-cell table:formula="of:=REPLACE([.B3387]; 1; 29; &quot;&quot;)" office:value-type="string" office:string-value="P2PSP/p2psp" calcext:value-type="string">
            <text:p>P2PSP/p2psp</text:p>
          </table:table-cell>
        </table:table-row>
        <table:table-row table:style-name="ro1">
          <table:table-cell office:value-type="float" office:value="17606114" calcext:value-type="float">
            <text:p>17606114</text:p>
          </table:table-cell>
          <table:table-cell office:value-type="string" calcext:value-type="string">
            <text:p>https://api.github.com/repos/rh-lab-q/conflab</text:p>
          </table:table-cell>
          <table:table-cell table:formula="of:=REPLACE([.B3388]; 1; 29; &quot;&quot;)" office:value-type="string" office:string-value="rh-lab-q/conflab" calcext:value-type="string">
            <text:p>rh-lab-q/conflab</text:p>
          </table:table-cell>
        </table:table-row>
        <table:table-row table:style-name="ro1">
          <table:table-cell office:value-type="float" office:value="17609545" calcext:value-type="float">
            <text:p>17609545</text:p>
          </table:table-cell>
          <table:table-cell office:value-type="string" calcext:value-type="string">
            <text:p>https://api.github.com/repos/renalreg/radar</text:p>
          </table:table-cell>
          <table:table-cell table:formula="of:=REPLACE([.B3389]; 1; 29; &quot;&quot;)" office:value-type="string" office:string-value="renalreg/radar" calcext:value-type="string">
            <text:p>renalreg/radar</text:p>
          </table:table-cell>
        </table:table-row>
        <table:table-row table:style-name="ro1">
          <table:table-cell office:value-type="float" office:value="17610400" calcext:value-type="float">
            <text:p>17610400</text:p>
          </table:table-cell>
          <table:table-cell office:value-type="string" calcext:value-type="string">
            <text:p>https://api.github.com/repos/APACOPSRepo/IASAPACOPSScripts</text:p>
          </table:table-cell>
          <table:table-cell table:formula="of:=REPLACE([.B3390]; 1; 29; &quot;&quot;)" office:value-type="string" office:string-value="APACOPSRepo/IASAPACOPSScripts" calcext:value-type="string">
            <text:p>APACOPSRepo/IASAPACOPSScripts</text:p>
          </table:table-cell>
        </table:table-row>
        <table:table-row table:style-name="ro1">
          <table:table-cell office:value-type="float" office:value="17619048" calcext:value-type="float">
            <text:p>17619048</text:p>
          </table:table-cell>
          <table:table-cell office:value-type="string" calcext:value-type="string">
            <text:p>https://api.github.com/repos/sahlinet/skyblue-planet-lite</text:p>
          </table:table-cell>
          <table:table-cell table:formula="of:=REPLACE([.B3391]; 1; 29; &quot;&quot;)" office:value-type="string" office:string-value="sahlinet/skyblue-planet-lite" calcext:value-type="string">
            <text:p>sahlinet/skyblue-planet-lite</text:p>
          </table:table-cell>
        </table:table-row>
        <table:table-row table:style-name="ro1">
          <table:table-cell office:value-type="float" office:value="17649286" calcext:value-type="float">
            <text:p>17649286</text:p>
          </table:table-cell>
          <table:table-cell office:value-type="string" calcext:value-type="string">
            <text:p>https://api.github.com/repos/quodlibet/quodlibet</text:p>
          </table:table-cell>
          <table:table-cell table:formula="of:=REPLACE([.B3392]; 1; 29; &quot;&quot;)" office:value-type="string" office:string-value="quodlibet/quodlibet" calcext:value-type="string">
            <text:p>quodlibet/quodlibet</text:p>
          </table:table-cell>
        </table:table-row>
        <table:table-row table:style-name="ro1">
          <table:table-cell office:value-type="float" office:value="17651849" calcext:value-type="float">
            <text:p>17651849</text:p>
          </table:table-cell>
          <table:table-cell office:value-type="string" calcext:value-type="string">
            <text:p>https://api.github.com/repos/CGCookie/retopoflow</text:p>
          </table:table-cell>
          <table:table-cell table:formula="of:=REPLACE([.B3393]; 1; 29; &quot;&quot;)" office:value-type="string" office:string-value="CGCookie/retopoflow" calcext:value-type="string">
            <text:p>CGCookie/retopoflow</text:p>
          </table:table-cell>
        </table:table-row>
        <table:table-row table:style-name="ro1">
          <table:table-cell office:value-type="float" office:value="17653622" calcext:value-type="float">
            <text:p>17653622</text:p>
          </table:table-cell>
          <table:table-cell office:value-type="string" calcext:value-type="string">
            <text:p>https://api.github.com/repos/agroce/tstl</text:p>
          </table:table-cell>
          <table:table-cell table:formula="of:=REPLACE([.B3394]; 1; 29; &quot;&quot;)" office:value-type="string" office:string-value="agroce/tstl" calcext:value-type="string">
            <text:p>agroce/tstl</text:p>
          </table:table-cell>
        </table:table-row>
        <table:table-row table:style-name="ro1">
          <table:table-cell office:value-type="float" office:value="17658661" calcext:value-type="float">
            <text:p>17658661</text:p>
          </table:table-cell>
          <table:table-cell office:value-type="string" calcext:value-type="string">
            <text:p>https://api.github.com/repos/flammie/omorfi</text:p>
          </table:table-cell>
          <table:table-cell table:formula="of:=REPLACE([.B3395]; 1; 29; &quot;&quot;)" office:value-type="string" office:string-value="flammie/omorfi" calcext:value-type="string">
            <text:p>flammie/omorfi</text:p>
          </table:table-cell>
        </table:table-row>
        <table:table-row table:style-name="ro1">
          <table:table-cell office:value-type="float" office:value="17659001" calcext:value-type="float">
            <text:p>17659001</text:p>
          </table:table-cell>
          <table:table-cell office:value-type="string" calcext:value-type="string">
            <text:p>https://api.github.com/repos/Z2PackDev/Z2Pack</text:p>
          </table:table-cell>
          <table:table-cell table:formula="of:=REPLACE([.B3396]; 1; 29; &quot;&quot;)" office:value-type="string" office:string-value="Z2PackDev/Z2Pack" calcext:value-type="string">
            <text:p>Z2PackDev/Z2Pack</text:p>
          </table:table-cell>
        </table:table-row>
        <table:table-row table:style-name="ro1">
          <table:table-cell office:value-type="float" office:value="17664785" calcext:value-type="float">
            <text:p>17664785</text:p>
          </table:table-cell>
          <table:table-cell office:value-type="string" calcext:value-type="string">
            <text:p>https://api.github.com/repos/google/yapf</text:p>
          </table:table-cell>
          <table:table-cell table:formula="of:=REPLACE([.B3397]; 1; 29; &quot;&quot;)" office:value-type="string" office:string-value="google/yapf" calcext:value-type="string">
            <text:p>google/yapf</text:p>
          </table:table-cell>
        </table:table-row>
        <table:table-row table:style-name="ro1">
          <table:table-cell office:value-type="float" office:value="17665037" calcext:value-type="float">
            <text:p>17665037</text:p>
          </table:table-cell>
          <table:table-cell office:value-type="string" calcext:value-type="string">
            <text:p>https://api.github.com/repos/interrogator/corpkit</text:p>
          </table:table-cell>
          <table:table-cell table:formula="of:=REPLACE([.B3398]; 1; 29; &quot;&quot;)" office:value-type="string" office:string-value="interrogator/corpkit" calcext:value-type="string">
            <text:p>interrogator/corpkit</text:p>
          </table:table-cell>
        </table:table-row>
        <table:table-row table:style-name="ro1">
          <table:table-cell office:value-type="float" office:value="17684170" calcext:value-type="float">
            <text:p>17684170</text:p>
          </table:table-cell>
          <table:table-cell office:value-type="string" calcext:value-type="string">
            <text:p>https://api.github.com/repos/tmills/uhhmm</text:p>
          </table:table-cell>
          <table:table-cell table:formula="of:=REPLACE([.B3399]; 1; 29; &quot;&quot;)" office:value-type="string" office:string-value="tmills/uhhmm" calcext:value-type="string">
            <text:p>tmills/uhhmm</text:p>
          </table:table-cell>
        </table:table-row>
        <table:table-row table:style-name="ro1">
          <table:table-cell office:value-type="float" office:value="17700788" calcext:value-type="float">
            <text:p>17700788</text:p>
          </table:table-cell>
          <table:table-cell office:value-type="string" calcext:value-type="string">
            <text:p>https://api.github.com/repos/GLolol/PyLink</text:p>
          </table:table-cell>
          <table:table-cell table:formula="of:=REPLACE([.B3400]; 1; 29; &quot;&quot;)" office:value-type="string" office:string-value="GLolol/PyLink" calcext:value-type="string">
            <text:p>GLolol/PyLink</text:p>
          </table:table-cell>
        </table:table-row>
        <table:table-row table:style-name="ro1">
          <table:table-cell office:value-type="float" office:value="17704283" calcext:value-type="float">
            <text:p>17704283</text:p>
          </table:table-cell>
          <table:table-cell office:value-type="string" calcext:value-type="string">
            <text:p>https://api.github.com/repos/jeedom/doc-zwave-modules</text:p>
          </table:table-cell>
          <table:table-cell table:formula="of:=REPLACE([.B3401]; 1; 29; &quot;&quot;)" office:value-type="string" office:string-value="jeedom/doc-zwave-modules" calcext:value-type="string">
            <text:p>jeedom/doc-zwave-modules</text:p>
          </table:table-cell>
        </table:table-row>
        <table:table-row table:style-name="ro1">
          <table:table-cell office:value-type="float" office:value="17707380" calcext:value-type="float">
            <text:p>17707380</text:p>
          </table:table-cell>
          <table:table-cell office:value-type="string" calcext:value-type="string">
            <text:p>https://api.github.com/repos/google/pytype</text:p>
          </table:table-cell>
          <table:table-cell table:formula="of:=REPLACE([.B3402]; 1; 29; &quot;&quot;)" office:value-type="string" office:string-value="google/pytype" calcext:value-type="string">
            <text:p>google/pytype</text:p>
          </table:table-cell>
        </table:table-row>
        <table:table-row table:style-name="ro1">
          <table:table-cell office:value-type="float" office:value="17724414" calcext:value-type="float">
            <text:p>17724414</text:p>
          </table:table-cell>
          <table:table-cell office:value-type="string" calcext:value-type="string">
            <text:p>https://api.github.com/repos/stasinopoulos/commix</text:p>
          </table:table-cell>
          <table:table-cell table:formula="of:=REPLACE([.B3403]; 1; 29; &quot;&quot;)" office:value-type="string" office:string-value="stasinopoulos/commix" calcext:value-type="string">
            <text:p>stasinopoulos/commix</text:p>
          </table:table-cell>
        </table:table-row>
        <table:table-row table:style-name="ro1">
          <table:table-cell office:value-type="float" office:value="17727759" calcext:value-type="float">
            <text:p>17727759</text:p>
          </table:table-cell>
          <table:table-cell office:value-type="string" calcext:value-type="string">
            <text:p>https://api.github.com/repos/optimamodel/analyses</text:p>
          </table:table-cell>
          <table:table-cell table:formula="of:=REPLACE([.B3404]; 1; 29; &quot;&quot;)" office:value-type="string" office:string-value="optimamodel/analyses" calcext:value-type="string">
            <text:p>optimamodel/analyses</text:p>
          </table:table-cell>
        </table:table-row>
        <table:table-row table:style-name="ro1">
          <table:table-cell office:value-type="float" office:value="17737705" calcext:value-type="float">
            <text:p>17737705</text:p>
          </table:table-cell>
          <table:table-cell office:value-type="string" calcext:value-type="string">
            <text:p>https://api.github.com/repos/sl2017/campos</text:p>
          </table:table-cell>
          <table:table-cell table:formula="of:=REPLACE([.B3405]; 1; 29; &quot;&quot;)" office:value-type="string" office:string-value="sl2017/campos" calcext:value-type="string">
            <text:p>sl2017/campos</text:p>
          </table:table-cell>
        </table:table-row>
        <table:table-row table:style-name="ro1">
          <table:table-cell office:value-type="float" office:value="17738289" calcext:value-type="float">
            <text:p>17738289</text:p>
          </table:table-cell>
          <table:table-cell office:value-type="string" calcext:value-type="string">
            <text:p>https://api.github.com/repos/SergeySatskiy/codimension</text:p>
          </table:table-cell>
          <table:table-cell table:formula="of:=REPLACE([.B3406]; 1; 29; &quot;&quot;)" office:value-type="string" office:string-value="SergeySatskiy/codimension" calcext:value-type="string">
            <text:p>SergeySatskiy/codimension</text:p>
          </table:table-cell>
        </table:table-row>
        <table:table-row table:style-name="ro1">
          <table:table-cell office:value-type="float" office:value="17757036" calcext:value-type="float">
            <text:p>17757036</text:p>
          </table:table-cell>
          <table:table-cell office:value-type="string" calcext:value-type="string">
            <text:p>https://api.github.com/repos/csirtgadgets/bearded-avenger</text:p>
          </table:table-cell>
          <table:table-cell table:formula="of:=REPLACE([.B3407]; 1; 29; &quot;&quot;)" office:value-type="string" office:string-value="csirtgadgets/bearded-avenger" calcext:value-type="string">
            <text:p>csirtgadgets/bearded-avenger</text:p>
          </table:table-cell>
        </table:table-row>
        <table:table-row table:style-name="ro1">
          <table:table-cell office:value-type="float" office:value="17760550" calcext:value-type="float">
            <text:p>17760550</text:p>
          </table:table-cell>
          <table:table-cell office:value-type="string" calcext:value-type="string">
            <text:p>https://api.github.com/repos/seppius-xbmc-repo/ru</text:p>
          </table:table-cell>
          <table:table-cell table:formula="of:=REPLACE([.B3408]; 1; 29; &quot;&quot;)" office:value-type="string" office:string-value="seppius-xbmc-repo/ru" calcext:value-type="string">
            <text:p>seppius-xbmc-repo/ru</text:p>
          </table:table-cell>
        </table:table-row>
        <table:table-row table:style-name="ro1">
          <table:table-cell office:value-type="float" office:value="17769430" calcext:value-type="float">
            <text:p>17769430</text:p>
          </table:table-cell>
          <table:table-cell office:value-type="string" calcext:value-type="string">
            <text:p>https://api.github.com/repos/JohnAustinDev/osis-converters</text:p>
          </table:table-cell>
          <table:table-cell table:formula="of:=REPLACE([.B3409]; 1; 29; &quot;&quot;)" office:value-type="string" office:string-value="JohnAustinDev/osis-converters" calcext:value-type="string">
            <text:p>JohnAustinDev/osis-converters</text:p>
          </table:table-cell>
        </table:table-row>
        <table:table-row table:style-name="ro1">
          <table:table-cell office:value-type="float" office:value="17783111" calcext:value-type="float">
            <text:p>17783111</text:p>
          </table:table-cell>
          <table:table-cell office:value-type="string" calcext:value-type="string">
            <text:p>https://api.github.com/repos/clchiou/garage</text:p>
          </table:table-cell>
          <table:table-cell table:formula="of:=REPLACE([.B3410]; 1; 29; &quot;&quot;)" office:value-type="string" office:string-value="clchiou/garage" calcext:value-type="string">
            <text:p>clchiou/garage</text:p>
          </table:table-cell>
        </table:table-row>
        <table:table-row table:style-name="ro1">
          <table:table-cell office:value-type="float" office:value="17844446" calcext:value-type="float">
            <text:p>17844446</text:p>
          </table:table-cell>
          <table:table-cell office:value-type="string" calcext:value-type="string">
            <text:p>https://api.github.com/repos/latinos/LatinoAnalysis</text:p>
          </table:table-cell>
          <table:table-cell table:formula="of:=REPLACE([.B3411]; 1; 29; &quot;&quot;)" office:value-type="string" office:string-value="latinos/LatinoAnalysis" calcext:value-type="string">
            <text:p>latinos/LatinoAnalysis</text:p>
          </table:table-cell>
        </table:table-row>
        <table:table-row table:style-name="ro1">
          <table:table-cell office:value-type="float" office:value="17856927" calcext:value-type="float">
            <text:p>17856927</text:p>
          </table:table-cell>
          <table:table-cell office:value-type="string" calcext:value-type="string">
            <text:p>https://api.github.com/repos/edx/testeng-ci</text:p>
          </table:table-cell>
          <table:table-cell table:formula="of:=REPLACE([.B3412]; 1; 29; &quot;&quot;)" office:value-type="string" office:string-value="edx/testeng-ci" calcext:value-type="string">
            <text:p>edx/testeng-ci</text:p>
          </table:table-cell>
        </table:table-row>
        <table:table-row table:style-name="ro1">
          <table:table-cell office:value-type="float" office:value="17859418" calcext:value-type="float">
            <text:p>17859418</text:p>
          </table:table-cell>
          <table:table-cell office:value-type="string" calcext:value-type="string">
            <text:p>https://api.github.com/repos/thomaspfeiffer-git/raspberry</text:p>
          </table:table-cell>
          <table:table-cell table:formula="of:=REPLACE([.B3413]; 1; 29; &quot;&quot;)" office:value-type="string" office:string-value="thomaspfeiffer-git/raspberry" calcext:value-type="string">
            <text:p>thomaspfeiffer-git/raspberry</text:p>
          </table:table-cell>
        </table:table-row>
        <table:table-row table:style-name="ro1">
          <table:table-cell office:value-type="float" office:value="17859496" calcext:value-type="float">
            <text:p>17859496</text:p>
          </table:table-cell>
          <table:table-cell office:value-type="string" calcext:value-type="string">
            <text:p>https://api.github.com/repos/PersonalGenomesOrg/open-humans</text:p>
          </table:table-cell>
          <table:table-cell table:formula="of:=REPLACE([.B3414]; 1; 29; &quot;&quot;)" office:value-type="string" office:string-value="PersonalGenomesOrg/open-humans" calcext:value-type="string">
            <text:p>PersonalGenomesOrg/open-humans</text:p>
          </table:table-cell>
        </table:table-row>
        <table:table-row table:style-name="ro1">
          <table:table-cell office:value-type="float" office:value="17863002" calcext:value-type="float">
            <text:p>17863002</text:p>
          </table:table-cell>
          <table:table-cell office:value-type="string" calcext:value-type="string">
            <text:p>https://api.github.com/repos/znick/anytask</text:p>
          </table:table-cell>
          <table:table-cell table:formula="of:=REPLACE([.B3415]; 1; 29; &quot;&quot;)" office:value-type="string" office:string-value="znick/anytask" calcext:value-type="string">
            <text:p>znick/anytask</text:p>
          </table:table-cell>
        </table:table-row>
        <table:table-row table:style-name="ro1">
          <table:table-cell office:value-type="float" office:value="17866065" calcext:value-type="float">
            <text:p>17866065</text:p>
          </table:table-cell>
          <table:table-cell office:value-type="string" calcext:value-type="string">
            <text:p>https://api.github.com/repos/TreeNote/TreeNote</text:p>
          </table:table-cell>
          <table:table-cell table:formula="of:=REPLACE([.B3416]; 1; 29; &quot;&quot;)" office:value-type="string" office:string-value="TreeNote/TreeNote" calcext:value-type="string">
            <text:p>TreeNote/TreeNote</text:p>
          </table:table-cell>
        </table:table-row>
        <table:table-row table:style-name="ro1">
          <table:table-cell office:value-type="float" office:value="17867459" calcext:value-type="float">
            <text:p>17867459</text:p>
          </table:table-cell>
          <table:table-cell office:value-type="string" calcext:value-type="string">
            <text:p>https://api.github.com/repos/giuspen/cherrytree</text:p>
          </table:table-cell>
          <table:table-cell table:formula="of:=REPLACE([.B3417]; 1; 29; &quot;&quot;)" office:value-type="string" office:string-value="giuspen/cherrytree" calcext:value-type="string">
            <text:p>giuspen/cherrytree</text:p>
          </table:table-cell>
        </table:table-row>
        <table:table-row table:style-name="ro1">
          <table:table-cell office:value-type="float" office:value="17870022" calcext:value-type="float">
            <text:p>17870022</text:p>
          </table:table-cell>
          <table:table-cell office:value-type="string" calcext:value-type="string">
            <text:p>https://api.github.com/repos/platformio/platformio</text:p>
          </table:table-cell>
          <table:table-cell table:formula="of:=REPLACE([.B3418]; 1; 29; &quot;&quot;)" office:value-type="string" office:string-value="platformio/platformio" calcext:value-type="string">
            <text:p>platformio/platformio</text:p>
          </table:table-cell>
        </table:table-row>
        <table:table-row table:style-name="ro1">
          <table:table-cell office:value-type="float" office:value="17871746" calcext:value-type="float">
            <text:p>17871746</text:p>
          </table:table-cell>
          <table:table-cell office:value-type="string" calcext:value-type="string">
            <text:p>https://api.github.com/repos/f4nt/demotime</text:p>
          </table:table-cell>
          <table:table-cell table:formula="of:=REPLACE([.B3419]; 1; 29; &quot;&quot;)" office:value-type="string" office:string-value="f4nt/demotime" calcext:value-type="string">
            <text:p>f4nt/demotime</text:p>
          </table:table-cell>
        </table:table-row>
        <table:table-row table:style-name="ro1">
          <table:table-cell office:value-type="float" office:value="17905599" calcext:value-type="float">
            <text:p>17905599</text:p>
          </table:table-cell>
          <table:table-cell office:value-type="string" calcext:value-type="string">
            <text:p>https://api.github.com/repos/WPI-LNL/lnldb</text:p>
          </table:table-cell>
          <table:table-cell table:formula="of:=REPLACE([.B3420]; 1; 29; &quot;&quot;)" office:value-type="string" office:string-value="WPI-LNL/lnldb" calcext:value-type="string">
            <text:p>WPI-LNL/lnldb</text:p>
          </table:table-cell>
        </table:table-row>
        <table:table-row table:style-name="ro1">
          <table:table-cell office:value-type="float" office:value="17913742" calcext:value-type="float">
            <text:p>17913742</text:p>
          </table:table-cell>
          <table:table-cell office:value-type="string" calcext:value-type="string">
            <text:p>https://api.github.com/repos/asterisk/testsuite</text:p>
          </table:table-cell>
          <table:table-cell table:formula="of:=REPLACE([.B3421]; 1; 29; &quot;&quot;)" office:value-type="string" office:string-value="asterisk/testsuite" calcext:value-type="string">
            <text:p>asterisk/testsuite</text:p>
          </table:table-cell>
        </table:table-row>
        <table:table-row table:style-name="ro1">
          <table:table-cell office:value-type="float" office:value="17933691" calcext:value-type="float">
            <text:p>17933691</text:p>
          </table:table-cell>
          <table:table-cell office:value-type="string" calcext:value-type="string">
            <text:p>https://api.github.com/repos/MasterFacilityList/mfl_api</text:p>
          </table:table-cell>
          <table:table-cell table:formula="of:=REPLACE([.B3422]; 1; 29; &quot;&quot;)" office:value-type="string" office:string-value="MasterFacilityList/mfl_api" calcext:value-type="string">
            <text:p>MasterFacilityList/mfl_api</text:p>
          </table:table-cell>
        </table:table-row>
        <table:table-row table:style-name="ro1">
          <table:table-cell office:value-type="float" office:value="17936571" calcext:value-type="float">
            <text:p>17936571</text:p>
          </table:table-cell>
          <table:table-cell office:value-type="string" calcext:value-type="string">
            <text:p>https://api.github.com/repos/pypingou/pagure</text:p>
          </table:table-cell>
          <table:table-cell table:formula="of:=REPLACE([.B3423]; 1; 29; &quot;&quot;)" office:value-type="string" office:string-value="pypingou/pagure" calcext:value-type="string">
            <text:p>pypingou/pagure</text:p>
          </table:table-cell>
        </table:table-row>
        <table:table-row table:style-name="ro1">
          <table:table-cell office:value-type="float" office:value="17945575" calcext:value-type="float">
            <text:p>17945575</text:p>
          </table:table-cell>
          <table:table-cell office:value-type="string" calcext:value-type="string">
            <text:p>https://api.github.com/repos/tainstr/misura.client</text:p>
          </table:table-cell>
          <table:table-cell table:formula="of:=REPLACE([.B3424]; 1; 29; &quot;&quot;)" office:value-type="string" office:string-value="tainstr/misura.client" calcext:value-type="string">
            <text:p>tainstr/misura.client</text:p>
          </table:table-cell>
        </table:table-row>
        <table:table-row table:style-name="ro1">
          <table:table-cell office:value-type="float" office:value="17950148" calcext:value-type="float">
            <text:p>17950148</text:p>
          </table:table-cell>
          <table:table-cell office:value-type="string" calcext:value-type="string">
            <text:p>https://api.github.com/repos/illagrenan/django-cookiecutter-template</text:p>
          </table:table-cell>
          <table:table-cell table:formula="of:=REPLACE([.B3425]; 1; 29; &quot;&quot;)" office:value-type="string" office:string-value="illagrenan/django-cookiecutter-template" calcext:value-type="string">
            <text:p>illagrenan/django-cookiecutter-template</text:p>
          </table:table-cell>
        </table:table-row>
        <table:table-row table:style-name="ro1">
          <table:table-cell office:value-type="float" office:value="17954742" calcext:value-type="float">
            <text:p>17954742</text:p>
          </table:table-cell>
          <table:table-cell office:value-type="string" calcext:value-type="string">
            <text:p>https://api.github.com/repos/warner/magic-wormhole</text:p>
          </table:table-cell>
          <table:table-cell table:formula="of:=REPLACE([.B3426]; 1; 29; &quot;&quot;)" office:value-type="string" office:string-value="warner/magic-wormhole" calcext:value-type="string">
            <text:p>warner/magic-wormhole</text:p>
          </table:table-cell>
        </table:table-row>
        <table:table-row table:style-name="ro1">
          <table:table-cell office:value-type="float" office:value="17956802" calcext:value-type="float">
            <text:p>17956802</text:p>
          </table:table-cell>
          <table:table-cell office:value-type="string" calcext:value-type="string">
            <text:p>https://api.github.com/repos/pnwairfire/bluesky</text:p>
          </table:table-cell>
          <table:table-cell table:formula="of:=REPLACE([.B3427]; 1; 29; &quot;&quot;)" office:value-type="string" office:string-value="pnwairfire/bluesky" calcext:value-type="string">
            <text:p>pnwairfire/bluesky</text:p>
          </table:table-cell>
        </table:table-row>
        <table:table-row table:style-name="ro1">
          <table:table-cell office:value-type="float" office:value="17972730" calcext:value-type="float">
            <text:p>17972730</text:p>
          </table:table-cell>
          <table:table-cell office:value-type="string" calcext:value-type="string">
            <text:p>https://api.github.com/repos/toscanosaul/SBO</text:p>
          </table:table-cell>
          <table:table-cell table:formula="of:=REPLACE([.B3428]; 1; 29; &quot;&quot;)" office:value-type="string" office:string-value="toscanosaul/SBO" calcext:value-type="string">
            <text:p>toscanosaul/SBO</text:p>
          </table:table-cell>
        </table:table-row>
        <table:table-row table:style-name="ro1">
          <table:table-cell office:value-type="float" office:value="17986154" calcext:value-type="float">
            <text:p>17986154</text:p>
          </table:table-cell>
          <table:table-cell office:value-type="string" calcext:value-type="string">
            <text:p>https://api.github.com/repos/w3c/wpt-tools</text:p>
          </table:table-cell>
          <table:table-cell table:formula="of:=REPLACE([.B3429]; 1; 29; &quot;&quot;)" office:value-type="string" office:string-value="w3c/wpt-tools" calcext:value-type="string">
            <text:p>w3c/wpt-tools</text:p>
          </table:table-cell>
        </table:table-row>
        <table:table-row table:style-name="ro1">
          <table:table-cell office:value-type="float" office:value="18001621" calcext:value-type="float">
            <text:p>18001621</text:p>
          </table:table-cell>
          <table:table-cell office:value-type="string" calcext:value-type="string">
            <text:p>https://api.github.com/repos/vadimkantorov/wigwam</text:p>
          </table:table-cell>
          <table:table-cell table:formula="of:=REPLACE([.B3430]; 1; 29; &quot;&quot;)" office:value-type="string" office:string-value="vadimkantorov/wigwam" calcext:value-type="string">
            <text:p>vadimkantorov/wigwam</text:p>
          </table:table-cell>
        </table:table-row>
        <table:table-row table:style-name="ro1">
          <table:table-cell office:value-type="float" office:value="18012328" calcext:value-type="float">
            <text:p>18012328</text:p>
          </table:table-cell>
          <table:table-cell office:value-type="string" calcext:value-type="string">
            <text:p>https://api.github.com/repos/ad-m/etr-warszawa-ical</text:p>
          </table:table-cell>
          <table:table-cell table:formula="of:=REPLACE([.B3431]; 1; 29; &quot;&quot;)" office:value-type="string" office:string-value="ad-m/etr-warszawa-ical" calcext:value-type="string">
            <text:p>ad-m/etr-warszawa-ical</text:p>
          </table:table-cell>
        </table:table-row>
        <table:table-row table:style-name="ro1">
          <table:table-cell office:value-type="float" office:value="18012515" calcext:value-type="float">
            <text:p>18012515</text:p>
          </table:table-cell>
          <table:table-cell office:value-type="string" calcext:value-type="string">
            <text:p>https://api.github.com/repos/hugsy/gef</text:p>
          </table:table-cell>
          <table:table-cell table:formula="of:=REPLACE([.B3432]; 1; 29; &quot;&quot;)" office:value-type="string" office:string-value="hugsy/gef" calcext:value-type="string">
            <text:p>hugsy/gef</text:p>
          </table:table-cell>
        </table:table-row>
        <table:table-row table:style-name="ro1">
          <table:table-cell office:value-type="float" office:value="18029648" calcext:value-type="float">
            <text:p>18029648</text:p>
          </table:table-cell>
          <table:table-cell office:value-type="string" calcext:value-type="string">
            <text:p>https://api.github.com/repos/automl/RoBO</text:p>
          </table:table-cell>
          <table:table-cell table:formula="of:=REPLACE([.B3433]; 1; 29; &quot;&quot;)" office:value-type="string" office:string-value="automl/RoBO" calcext:value-type="string">
            <text:p>automl/RoBO</text:p>
          </table:table-cell>
        </table:table-row>
        <table:table-row table:style-name="ro1">
          <table:table-cell office:value-type="float" office:value="18031434" calcext:value-type="float">
            <text:p>18031434</text:p>
          </table:table-cell>
          <table:table-cell office:value-type="string" calcext:value-type="string">
            <text:p>https://api.github.com/repos/tomchadwin/qgis2web</text:p>
          </table:table-cell>
          <table:table-cell table:formula="of:=REPLACE([.B3434]; 1; 29; &quot;&quot;)" office:value-type="string" office:string-value="tomchadwin/qgis2web" calcext:value-type="string">
            <text:p>tomchadwin/qgis2web</text:p>
          </table:table-cell>
        </table:table-row>
        <table:table-row table:style-name="ro1">
          <table:table-cell office:value-type="float" office:value="18043005" calcext:value-type="float">
            <text:p>18043005</text:p>
          </table:table-cell>
          <table:table-cell office:value-type="string" calcext:value-type="string">
            <text:p>https://api.github.com/repos/mkdocs/mkdocs</text:p>
          </table:table-cell>
          <table:table-cell table:formula="of:=REPLACE([.B3435]; 1; 29; &quot;&quot;)" office:value-type="string" office:string-value="mkdocs/mkdocs" calcext:value-type="string">
            <text:p>mkdocs/mkdocs</text:p>
          </table:table-cell>
        </table:table-row>
        <table:table-row table:style-name="ro1">
          <table:table-cell office:value-type="float" office:value="18054164" calcext:value-type="float">
            <text:p>18054164</text:p>
          </table:table-cell>
          <table:table-cell office:value-type="string" calcext:value-type="string">
            <text:p>https://api.github.com/repos/nuagenetworks/nuage-openstack-neutron</text:p>
          </table:table-cell>
          <table:table-cell table:formula="of:=REPLACE([.B3436]; 1; 29; &quot;&quot;)" office:value-type="string" office:string-value="nuagenetworks/nuage-openstack-neutron" calcext:value-type="string">
            <text:p>nuagenetworks/nuage-openstack-neutron</text:p>
          </table:table-cell>
        </table:table-row>
        <table:table-row table:style-name="ro1">
          <table:table-cell office:value-type="float" office:value="18059067" calcext:value-type="float">
            <text:p>18059067</text:p>
          </table:table-cell>
          <table:table-cell office:value-type="string" calcext:value-type="string">
            <text:p>https://api.github.com/repos/fchollet/keras</text:p>
          </table:table-cell>
          <table:table-cell table:formula="of:=REPLACE([.B3437]; 1; 29; &quot;&quot;)" office:value-type="string" office:string-value="fchollet/keras" calcext:value-type="string">
            <text:p>fchollet/keras</text:p>
          </table:table-cell>
        </table:table-row>
        <table:table-row table:style-name="ro1">
          <table:table-cell office:value-type="float" office:value="18060391" calcext:value-type="float">
            <text:p>18060391</text:p>
          </table:table-cell>
          <table:table-cell office:value-type="string" calcext:value-type="string">
            <text:p>https://api.github.com/repos/openstack/magnum</text:p>
          </table:table-cell>
          <table:table-cell table:formula="of:=REPLACE([.B3438]; 1; 29; &quot;&quot;)" office:value-type="string" office:string-value="openstack/magnum" calcext:value-type="string">
            <text:p>openstack/magnum</text:p>
          </table:table-cell>
        </table:table-row>
        <table:table-row table:style-name="ro1">
          <table:table-cell office:value-type="float" office:value="18061153" calcext:value-type="float">
            <text:p>18061153</text:p>
          </table:table-cell>
          <table:table-cell office:value-type="string" calcext:value-type="string">
            <text:p>https://api.github.com/repos/openstack/python-magnumclient</text:p>
          </table:table-cell>
          <table:table-cell table:formula="of:=REPLACE([.B3439]; 1; 29; &quot;&quot;)" office:value-type="string" office:string-value="openstack/python-magnumclient" calcext:value-type="string">
            <text:p>openstack/python-magnumclient</text:p>
          </table:table-cell>
        </table:table-row>
        <table:table-row table:style-name="ro1">
          <table:table-cell office:value-type="float" office:value="18068775" calcext:value-type="float">
            <text:p>18068775</text:p>
          </table:table-cell>
          <table:table-cell office:value-type="string" calcext:value-type="string">
            <text:p>https://api.github.com/repos/openstack/gnocchi</text:p>
          </table:table-cell>
          <table:table-cell table:formula="of:=REPLACE([.B3440]; 1; 29; &quot;&quot;)" office:value-type="string" office:string-value="openstack/gnocchi" calcext:value-type="string">
            <text:p>openstack/gnocchi</text:p>
          </table:table-cell>
        </table:table-row>
        <table:table-row table:style-name="ro1">
          <table:table-cell office:value-type="float" office:value="18133490" calcext:value-type="float">
            <text:p>18133490</text:p>
          </table:table-cell>
          <table:table-cell office:value-type="string" calcext:value-type="string">
            <text:p>https://api.github.com/repos/zalando-stups/senza</text:p>
          </table:table-cell>
          <table:table-cell table:formula="of:=REPLACE([.B3441]; 1; 29; &quot;&quot;)" office:value-type="string" office:string-value="zalando-stups/senza" calcext:value-type="string">
            <text:p>zalando-stups/senza</text:p>
          </table:table-cell>
        </table:table-row>
        <table:table-row table:style-name="ro1">
          <table:table-cell office:value-type="float" office:value="18135340" calcext:value-type="float">
            <text:p>18135340</text:p>
          </table:table-cell>
          <table:table-cell office:value-type="string" calcext:value-type="string">
            <text:p>https://api.github.com/repos/local-minimum/scanomatic</text:p>
          </table:table-cell>
          <table:table-cell table:formula="of:=REPLACE([.B3442]; 1; 29; &quot;&quot;)" office:value-type="string" office:string-value="local-minimum/scanomatic" calcext:value-type="string">
            <text:p>local-minimum/scanomatic</text:p>
          </table:table-cell>
        </table:table-row>
        <table:table-row table:style-name="ro1">
          <table:table-cell office:value-type="float" office:value="18137261" calcext:value-type="float">
            <text:p>18137261</text:p>
          </table:table-cell>
          <table:table-cell office:value-type="string" calcext:value-type="string">
            <text:p>https://api.github.com/repos/KomplexKapharnaum/RPi-ShowPlayer</text:p>
          </table:table-cell>
          <table:table-cell table:formula="of:=REPLACE([.B3443]; 1; 29; &quot;&quot;)" office:value-type="string" office:string-value="KomplexKapharnaum/RPi-ShowPlayer" calcext:value-type="string">
            <text:p>KomplexKapharnaum/RPi-ShowPlayer</text:p>
          </table:table-cell>
        </table:table-row>
        <table:table-row table:style-name="ro1">
          <table:table-cell office:value-type="float" office:value="18139505" calcext:value-type="float">
            <text:p>18139505</text:p>
          </table:table-cell>
          <table:table-cell office:value-type="string" calcext:value-type="string">
            <text:p>https://api.github.com/repos/Axelrod-Python/Axelrod</text:p>
          </table:table-cell>
          <table:table-cell table:formula="of:=REPLACE([.B3444]; 1; 29; &quot;&quot;)" office:value-type="string" office:string-value="Axelrod-Python/Axelrod" calcext:value-type="string">
            <text:p>Axelrod-Python/Axelrod</text:p>
          </table:table-cell>
        </table:table-row>
        <table:table-row table:style-name="ro1">
          <table:table-cell office:value-type="float" office:value="18150069" calcext:value-type="float">
            <text:p>18150069</text:p>
          </table:table-cell>
          <table:table-cell office:value-type="string" calcext:value-type="string">
            <text:p>https://api.github.com/repos/luci/luci-py</text:p>
          </table:table-cell>
          <table:table-cell table:formula="of:=REPLACE([.B3445]; 1; 29; &quot;&quot;)" office:value-type="string" office:string-value="luci/luci-py" calcext:value-type="string">
            <text:p>luci/luci-py</text:p>
          </table:table-cell>
        </table:table-row>
        <table:table-row table:style-name="ro1">
          <table:table-cell office:value-type="float" office:value="18155280" calcext:value-type="float">
            <text:p>18155280</text:p>
          </table:table-cell>
          <table:table-cell office:value-type="string" calcext:value-type="string">
            <text:p>https://api.github.com/repos/Blazemeter/taurus</text:p>
          </table:table-cell>
          <table:table-cell table:formula="of:=REPLACE([.B3446]; 1; 29; &quot;&quot;)" office:value-type="string" office:string-value="Blazemeter/taurus" calcext:value-type="string">
            <text:p>Blazemeter/taurus</text:p>
          </table:table-cell>
        </table:table-row>
        <table:table-row table:style-name="ro1">
          <table:table-cell office:value-type="float" office:value="18167120" calcext:value-type="float">
            <text:p>18167120</text:p>
          </table:table-cell>
          <table:table-cell office:value-type="string" calcext:value-type="string">
            <text:p>https://api.github.com/repos/nanophotonics/nplab</text:p>
          </table:table-cell>
          <table:table-cell table:formula="of:=REPLACE([.B3447]; 1; 29; &quot;&quot;)" office:value-type="string" office:string-value="nanophotonics/nplab" calcext:value-type="string">
            <text:p>nanophotonics/nplab</text:p>
          </table:table-cell>
        </table:table-row>
        <table:table-row table:style-name="ro1">
          <table:table-cell office:value-type="float" office:value="18167547" calcext:value-type="float">
            <text:p>18167547</text:p>
          </table:table-cell>
          <table:table-cell office:value-type="string" calcext:value-type="string">
            <text:p>https://api.github.com/repos/confluentinc/ducktape</text:p>
          </table:table-cell>
          <table:table-cell table:formula="of:=REPLACE([.B3448]; 1; 29; &quot;&quot;)" office:value-type="string" office:string-value="confluentinc/ducktape" calcext:value-type="string">
            <text:p>confluentinc/ducktape</text:p>
          </table:table-cell>
        </table:table-row>
        <table:table-row table:style-name="ro1">
          <table:table-cell office:value-type="float" office:value="18182428" calcext:value-type="float">
            <text:p>18182428</text:p>
          </table:table-cell>
          <table:table-cell office:value-type="string" calcext:value-type="string">
            <text:p>https://api.github.com/repos/UdjinM6/dash-bootstrap</text:p>
          </table:table-cell>
          <table:table-cell table:formula="of:=REPLACE([.B3449]; 1; 29; &quot;&quot;)" office:value-type="string" office:string-value="UdjinM6/dash-bootstrap" calcext:value-type="string">
            <text:p>UdjinM6/dash-bootstrap</text:p>
          </table:table-cell>
        </table:table-row>
        <table:table-row table:style-name="ro1">
          <table:table-cell office:value-type="float" office:value="18184682" calcext:value-type="float">
            <text:p>18184682</text:p>
          </table:table-cell>
          <table:table-cell office:value-type="string" calcext:value-type="string">
            <text:p>https://api.github.com/repos/FAForever/api</text:p>
          </table:table-cell>
          <table:table-cell table:formula="of:=REPLACE([.B3450]; 1; 29; &quot;&quot;)" office:value-type="string" office:string-value="FAForever/api" calcext:value-type="string">
            <text:p>FAForever/api</text:p>
          </table:table-cell>
        </table:table-row>
        <table:table-row table:style-name="ro1">
          <table:table-cell office:value-type="float" office:value="18189914" calcext:value-type="float">
            <text:p>18189914</text:p>
          </table:table-cell>
          <table:table-cell office:value-type="string" calcext:value-type="string">
            <text:p>https://api.github.com/repos/nextgis/docs_ngweb</text:p>
          </table:table-cell>
          <table:table-cell table:formula="of:=REPLACE([.B3451]; 1; 29; &quot;&quot;)" office:value-type="string" office:string-value="nextgis/docs_ngweb" calcext:value-type="string">
            <text:p>nextgis/docs_ngweb</text:p>
          </table:table-cell>
        </table:table-row>
        <table:table-row table:style-name="ro1">
          <table:table-cell office:value-type="float" office:value="18206386" calcext:value-type="float">
            <text:p>18206386</text:p>
          </table:table-cell>
          <table:table-cell office:value-type="string" calcext:value-type="string">
            <text:p>https://api.github.com/repos/knowyourider/imp_project</text:p>
          </table:table-cell>
          <table:table-cell table:formula="of:=REPLACE([.B3452]; 1; 29; &quot;&quot;)" office:value-type="string" office:string-value="knowyourider/imp_project" calcext:value-type="string">
            <text:p>knowyourider/imp_project</text:p>
          </table:table-cell>
        </table:table-row>
        <table:table-row table:style-name="ro1">
          <table:table-cell office:value-type="float" office:value="18208765" calcext:value-type="float">
            <text:p>18208765</text:p>
          </table:table-cell>
          <table:table-cell office:value-type="string" calcext:value-type="string">
            <text:p>https://api.github.com/repos/ORGAN-IZE/register</text:p>
          </table:table-cell>
          <table:table-cell table:formula="of:=REPLACE([.B3453]; 1; 29; &quot;&quot;)" office:value-type="string" office:string-value="ORGAN-IZE/register" calcext:value-type="string">
            <text:p>ORGAN-IZE/register</text:p>
          </table:table-cell>
        </table:table-row>
        <table:table-row table:style-name="ro1">
          <table:table-cell office:value-type="float" office:value="18220318" calcext:value-type="float">
            <text:p>18220318</text:p>
          </table:table-cell>
          <table:table-cell office:value-type="string" calcext:value-type="string">
            <text:p>https://api.github.com/repos/flacjacket/pywayland</text:p>
          </table:table-cell>
          <table:table-cell table:formula="of:=REPLACE([.B3454]; 1; 29; &quot;&quot;)" office:value-type="string" office:string-value="flacjacket/pywayland" calcext:value-type="string">
            <text:p>flacjacket/pywayland</text:p>
          </table:table-cell>
        </table:table-row>
        <table:table-row table:style-name="ro1">
          <table:table-cell office:value-type="float" office:value="18235142" calcext:value-type="float">
            <text:p>18235142</text:p>
          </table:table-cell>
          <table:table-cell office:value-type="string" calcext:value-type="string">
            <text:p>https://api.github.com/repos/initat-Informationstechnologie-GmbH/icsw</text:p>
          </table:table-cell>
          <table:table-cell table:formula="of:=REPLACE([.B3455]; 1; 29; &quot;&quot;)" office:value-type="string" office:string-value="initat-Informationstechnologie-GmbH/icsw" calcext:value-type="string">
            <text:p>initat-Informationstechnologie-GmbH/icsw</text:p>
          </table:table-cell>
        </table:table-row>
        <table:table-row table:style-name="ro1">
          <table:table-cell office:value-type="float" office:value="18246304" calcext:value-type="float">
            <text:p>18246304</text:p>
          </table:table-cell>
          <table:table-cell office:value-type="string" calcext:value-type="string">
            <text:p>https://api.github.com/repos/swift-nav/piksi_tools</text:p>
          </table:table-cell>
          <table:table-cell table:formula="of:=REPLACE([.B3456]; 1; 29; &quot;&quot;)" office:value-type="string" office:string-value="swift-nav/piksi_tools" calcext:value-type="string">
            <text:p>swift-nav/piksi_tools</text:p>
          </table:table-cell>
        </table:table-row>
        <table:table-row table:style-name="ro1">
          <table:table-cell office:value-type="float" office:value="18253968" calcext:value-type="float">
            <text:p>18253968</text:p>
          </table:table-cell>
          <table:table-cell office:value-type="string" calcext:value-type="string">
            <text:p>https://api.github.com/repos/CGATOxford/CGATPipelines</text:p>
          </table:table-cell>
          <table:table-cell table:formula="of:=REPLACE([.B3457]; 1; 29; &quot;&quot;)" office:value-type="string" office:string-value="CGATOxford/CGATPipelines" calcext:value-type="string">
            <text:p>CGATOxford/CGATPipelines</text:p>
          </table:table-cell>
        </table:table-row>
        <table:table-row table:style-name="ro1">
          <table:table-cell office:value-type="float" office:value="18254408" calcext:value-type="float">
            <text:p>18254408</text:p>
          </table:table-cell>
          <table:table-cell office:value-type="string" calcext:value-type="string">
            <text:p>https://api.github.com/repos/open-craft/problem-builder</text:p>
          </table:table-cell>
          <table:table-cell table:formula="of:=REPLACE([.B3458]; 1; 29; &quot;&quot;)" office:value-type="string" office:string-value="open-craft/problem-builder" calcext:value-type="string">
            <text:p>open-craft/problem-builder</text:p>
          </table:table-cell>
        </table:table-row>
        <table:table-row table:style-name="ro1">
          <table:table-cell office:value-type="float" office:value="18257997" calcext:value-type="float">
            <text:p>18257997</text:p>
          </table:table-cell>
          <table:table-cell office:value-type="string" calcext:value-type="string">
            <text:p>https://api.github.com/repos/thinkopensolutions/tkobr-addons</text:p>
          </table:table-cell>
          <table:table-cell table:formula="of:=REPLACE([.B3459]; 1; 29; &quot;&quot;)" office:value-type="string" office:string-value="thinkopensolutions/tkobr-addons" calcext:value-type="string">
            <text:p>thinkopensolutions/tkobr-addons</text:p>
          </table:table-cell>
        </table:table-row>
        <table:table-row table:style-name="ro1">
          <table:table-cell office:value-type="float" office:value="18262312" calcext:value-type="float">
            <text:p>18262312</text:p>
          </table:table-cell>
          <table:table-cell office:value-type="string" calcext:value-type="string">
            <text:p>https://api.github.com/repos/ooi-integration/ingestion-csvs</text:p>
          </table:table-cell>
          <table:table-cell table:formula="of:=REPLACE([.B3460]; 1; 29; &quot;&quot;)" office:value-type="string" office:string-value="ooi-integration/ingestion-csvs" calcext:value-type="string">
            <text:p>ooi-integration/ingestion-csvs</text:p>
          </table:table-cell>
        </table:table-row>
        <table:table-row table:style-name="ro1">
          <table:table-cell office:value-type="float" office:value="18269320" calcext:value-type="float">
            <text:p>18269320</text:p>
          </table:table-cell>
          <table:table-cell office:value-type="string" calcext:value-type="string">
            <text:p>https://api.github.com/repos/cerndb/dbod-api</text:p>
          </table:table-cell>
          <table:table-cell table:formula="of:=REPLACE([.B3461]; 1; 29; &quot;&quot;)" office:value-type="string" office:string-value="cerndb/dbod-api" calcext:value-type="string">
            <text:p>cerndb/dbod-api</text:p>
          </table:table-cell>
        </table:table-row>
        <table:table-row table:style-name="ro1">
          <table:table-cell office:value-type="float" office:value="18270071" calcext:value-type="float">
            <text:p>18270071</text:p>
          </table:table-cell>
          <table:table-cell office:value-type="string" calcext:value-type="string">
            <text:p>https://api.github.com/repos/eth-cscs/tools</text:p>
          </table:table-cell>
          <table:table-cell table:formula="of:=REPLACE([.B3462]; 1; 29; &quot;&quot;)" office:value-type="string" office:string-value="eth-cscs/tools" calcext:value-type="string">
            <text:p>eth-cscs/tools</text:p>
          </table:table-cell>
        </table:table-row>
        <table:table-row table:style-name="ro1">
          <table:table-cell office:value-type="float" office:value="18271181" calcext:value-type="float">
            <text:p>18271181</text:p>
          </table:table-cell>
          <table:table-cell office:value-type="string" calcext:value-type="string">
            <text:p>https://api.github.com/repos/broadinstitute/cms</text:p>
          </table:table-cell>
          <table:table-cell table:formula="of:=REPLACE([.B3463]; 1; 29; &quot;&quot;)" office:value-type="string" office:string-value="broadinstitute/cms" calcext:value-type="string">
            <text:p>broadinstitute/cms</text:p>
          </table:table-cell>
        </table:table-row>
        <table:table-row table:style-name="ro1">
          <table:table-cell office:value-type="float" office:value="18274009" calcext:value-type="float">
            <text:p>18274009</text:p>
          </table:table-cell>
          <table:table-cell office:value-type="string" calcext:value-type="string">
            <text:p>https://api.github.com/repos/nextgis/docs_ng</text:p>
          </table:table-cell>
          <table:table-cell table:formula="of:=REPLACE([.B3464]; 1; 29; &quot;&quot;)" office:value-type="string" office:string-value="nextgis/docs_ng" calcext:value-type="string">
            <text:p>nextgis/docs_ng</text:p>
          </table:table-cell>
        </table:table-row>
        <table:table-row table:style-name="ro1">
          <table:table-cell office:value-type="float" office:value="18277505" calcext:value-type="float">
            <text:p>18277505</text:p>
          </table:table-cell>
          <table:table-cell office:value-type="string" calcext:value-type="string">
            <text:p>https://api.github.com/repos/jliljebl/flowblade</text:p>
          </table:table-cell>
          <table:table-cell table:formula="of:=REPLACE([.B3465]; 1; 29; &quot;&quot;)" office:value-type="string" office:string-value="jliljebl/flowblade" calcext:value-type="string">
            <text:p>jliljebl/flowblade</text:p>
          </table:table-cell>
        </table:table-row>
        <table:table-row table:style-name="ro1">
          <table:table-cell office:value-type="float" office:value="18299881" calcext:value-type="float">
            <text:p>18299881</text:p>
          </table:table-cell>
          <table:table-cell office:value-type="string" calcext:value-type="string">
            <text:p>https://api.github.com/repos/kbase/data_api</text:p>
          </table:table-cell>
          <table:table-cell table:formula="of:=REPLACE([.B3466]; 1; 29; &quot;&quot;)" office:value-type="string" office:string-value="kbase/data_api" calcext:value-type="string">
            <text:p>kbase/data_api</text:p>
          </table:table-cell>
        </table:table-row>
        <table:table-row table:style-name="ro1">
          <table:table-cell office:value-type="float" office:value="18300279" calcext:value-type="float">
            <text:p>18300279</text:p>
          </table:table-cell>
          <table:table-cell office:value-type="string" calcext:value-type="string">
            <text:p>https://api.github.com/repos/Ecpy/ecpy</text:p>
          </table:table-cell>
          <table:table-cell table:formula="of:=REPLACE([.B3467]; 1; 29; &quot;&quot;)" office:value-type="string" office:string-value="Ecpy/ecpy" calcext:value-type="string">
            <text:p>Ecpy/ecpy</text:p>
          </table:table-cell>
        </table:table-row>
        <table:table-row table:style-name="ro1">
          <table:table-cell office:value-type="float" office:value="18318559" calcext:value-type="float">
            <text:p>18318559</text:p>
          </table:table-cell>
          <table:table-cell office:value-type="string" calcext:value-type="string">
            <text:p>https://api.github.com/repos/SpiNNakerManchester/SpiNNakerGraphFrontEnd</text:p>
          </table:table-cell>
          <table:table-cell table:formula="of:=REPLACE([.B3468]; 1; 29; &quot;&quot;)" office:value-type="string" office:string-value="SpiNNakerManchester/SpiNNakerGraphFrontEnd" calcext:value-type="string">
            <text:p>SpiNNakerManchester/SpiNNakerGraphFrontEnd</text:p>
          </table:table-cell>
        </table:table-row>
        <table:table-row table:style-name="ro1">
          <table:table-cell office:value-type="float" office:value="18320369" calcext:value-type="float">
            <text:p>18320369</text:p>
          </table:table-cell>
          <table:table-cell office:value-type="string" calcext:value-type="string">
            <text:p>https://api.github.com/repos/DualSpark/cloudformation-environmentbase</text:p>
          </table:table-cell>
          <table:table-cell table:formula="of:=REPLACE([.B3469]; 1; 29; &quot;&quot;)" office:value-type="string" office:string-value="DualSpark/cloudformation-environmentbase" calcext:value-type="string">
            <text:p>DualSpark/cloudformation-environmentbase</text:p>
          </table:table-cell>
        </table:table-row>
        <table:table-row table:style-name="ro1">
          <table:table-cell office:value-type="float" office:value="18324086" calcext:value-type="float">
            <text:p>18324086</text:p>
          </table:table-cell>
          <table:table-cell office:value-type="string" calcext:value-type="string">
            <text:p>https://api.github.com/repos/Schrolli91/BOSWatch</text:p>
          </table:table-cell>
          <table:table-cell table:formula="of:=REPLACE([.B3470]; 1; 29; &quot;&quot;)" office:value-type="string" office:string-value="Schrolli91/BOSWatch" calcext:value-type="string">
            <text:p>Schrolli91/BOSWatch</text:p>
          </table:table-cell>
        </table:table-row>
        <table:table-row table:style-name="ro1">
          <table:table-cell office:value-type="float" office:value="18325126" calcext:value-type="float">
            <text:p>18325126</text:p>
          </table:table-cell>
          <table:table-cell office:value-type="string" calcext:value-type="string">
            <text:p>https://api.github.com/repos/ctuning/ck-autotuning</text:p>
          </table:table-cell>
          <table:table-cell table:formula="of:=REPLACE([.B3471]; 1; 29; &quot;&quot;)" office:value-type="string" office:string-value="ctuning/ck-autotuning" calcext:value-type="string">
            <text:p>ctuning/ck-autotuning</text:p>
          </table:table-cell>
        </table:table-row>
        <table:table-row table:style-name="ro1">
          <table:table-cell office:value-type="float" office:value="18330509" calcext:value-type="float">
            <text:p>18330509</text:p>
          </table:table-cell>
          <table:table-cell office:value-type="string" calcext:value-type="string">
            <text:p>https://api.github.com/repos/waf-project/waf</text:p>
          </table:table-cell>
          <table:table-cell table:formula="of:=REPLACE([.B3472]; 1; 29; &quot;&quot;)" office:value-type="string" office:string-value="waf-project/waf" calcext:value-type="string">
            <text:p>waf-project/waf</text:p>
          </table:table-cell>
        </table:table-row>
        <table:table-row table:style-name="ro1">
          <table:table-cell office:value-type="float" office:value="18343968" calcext:value-type="float">
            <text:p>18343968</text:p>
          </table:table-cell>
          <table:table-cell office:value-type="string" calcext:value-type="string">
            <text:p>https://api.github.com/repos/MDAnalysis/mdanalysis</text:p>
          </table:table-cell>
          <table:table-cell table:formula="of:=REPLACE([.B3473]; 1; 29; &quot;&quot;)" office:value-type="string" office:string-value="MDAnalysis/mdanalysis" calcext:value-type="string">
            <text:p>MDAnalysis/mdanalysis</text:p>
          </table:table-cell>
        </table:table-row>
        <table:table-row table:style-name="ro1">
          <table:table-cell office:value-type="float" office:value="18353003" calcext:value-type="float">
            <text:p>18353003</text:p>
          </table:table-cell>
          <table:table-cell office:value-type="string" calcext:value-type="string">
            <text:p>https://api.github.com/repos/project-rig/nengo_spinnaker</text:p>
          </table:table-cell>
          <table:table-cell table:formula="of:=REPLACE([.B3474]; 1; 29; &quot;&quot;)" office:value-type="string" office:string-value="project-rig/nengo_spinnaker" calcext:value-type="string">
            <text:p>project-rig/nengo_spinnaker</text:p>
          </table:table-cell>
        </table:table-row>
        <table:table-row table:style-name="ro1">
          <table:table-cell office:value-type="float" office:value="18360601" calcext:value-type="float">
            <text:p>18360601</text:p>
          </table:table-cell>
          <table:table-cell office:value-type="string" calcext:value-type="string">
            <text:p>https://api.github.com/repos/aroberge/reeborg</text:p>
          </table:table-cell>
          <table:table-cell table:formula="of:=REPLACE([.B3475]; 1; 29; &quot;&quot;)" office:value-type="string" office:string-value="aroberge/reeborg" calcext:value-type="string">
            <text:p>aroberge/reeborg</text:p>
          </table:table-cell>
        </table:table-row>
        <table:table-row table:style-name="ro1">
          <table:table-cell office:value-type="float" office:value="18369648" calcext:value-type="float">
            <text:p>18369648</text:p>
          </table:table-cell>
          <table:table-cell office:value-type="string" calcext:value-type="string">
            <text:p>https://api.github.com/repos/zstackorg/zstack-utility</text:p>
          </table:table-cell>
          <table:table-cell table:formula="of:=REPLACE([.B3476]; 1; 29; &quot;&quot;)" office:value-type="string" office:string-value="zstackorg/zstack-utility" calcext:value-type="string">
            <text:p>zstackorg/zstack-utility</text:p>
          </table:table-cell>
        </table:table-row>
        <table:table-row table:style-name="ro1">
          <table:table-cell office:value-type="float" office:value="18379025" calcext:value-type="float">
            <text:p>18379025</text:p>
          </table:table-cell>
          <table:table-cell office:value-type="string" calcext:value-type="string">
            <text:p>https://api.github.com/repos/out0fmemory/GoAgent-Always-Available</text:p>
          </table:table-cell>
          <table:table-cell table:formula="of:=REPLACE([.B3477]; 1; 29; &quot;&quot;)" office:value-type="string" office:string-value="out0fmemory/GoAgent-Always-Available" calcext:value-type="string">
            <text:p>out0fmemory/GoAgent-Always-Available</text:p>
          </table:table-cell>
        </table:table-row>
        <table:table-row table:style-name="ro1">
          <table:table-cell office:value-type="float" office:value="18381198" calcext:value-type="float">
            <text:p>18381198</text:p>
          </table:table-cell>
          <table:table-cell office:value-type="string" calcext:value-type="string">
            <text:p>https://api.github.com/repos/muddery/muddery</text:p>
          </table:table-cell>
          <table:table-cell table:formula="of:=REPLACE([.B3478]; 1; 29; &quot;&quot;)" office:value-type="string" office:string-value="muddery/muddery" calcext:value-type="string">
            <text:p>muddery/muddery</text:p>
          </table:table-cell>
        </table:table-row>
        <table:table-row table:style-name="ro1">
          <table:table-cell office:value-type="float" office:value="18390123" calcext:value-type="float">
            <text:p>18390123</text:p>
          </table:table-cell>
          <table:table-cell office:value-type="string" calcext:value-type="string">
            <text:p>https://api.github.com/repos/Presh/branch_for_primo</text:p>
          </table:table-cell>
          <table:table-cell table:formula="of:=REPLACE([.B3479]; 1; 29; &quot;&quot;)" office:value-type="string" office:string-value="Presh/branch_for_primo" calcext:value-type="string">
            <text:p>Presh/branch_for_primo</text:p>
          </table:table-cell>
        </table:table-row>
        <table:table-row table:style-name="ro1">
          <table:table-cell office:value-type="float" office:value="18392673" calcext:value-type="float">
            <text:p>18392673</text:p>
          </table:table-cell>
          <table:table-cell office:value-type="string" calcext:value-type="string">
            <text:p>https://api.github.com/repos/rstoneback/pysat</text:p>
          </table:table-cell>
          <table:table-cell table:formula="of:=REPLACE([.B3480]; 1; 29; &quot;&quot;)" office:value-type="string" office:string-value="rstoneback/pysat" calcext:value-type="string">
            <text:p>rstoneback/pysat</text:p>
          </table:table-cell>
        </table:table-row>
        <table:table-row table:style-name="ro1">
          <table:table-cell office:value-type="float" office:value="18395008" calcext:value-type="float">
            <text:p>18395008</text:p>
          </table:table-cell>
          <table:table-cell office:value-type="string" calcext:value-type="string">
            <text:p>https://api.github.com/repos/omarzohdi/Soteria</text:p>
          </table:table-cell>
          <table:table-cell table:formula="of:=REPLACE([.B3481]; 1; 29; &quot;&quot;)" office:value-type="string" office:string-value="omarzohdi/Soteria" calcext:value-type="string">
            <text:p>omarzohdi/Soteria</text:p>
          </table:table-cell>
        </table:table-row>
        <table:table-row table:style-name="ro1">
          <table:table-cell office:value-type="float" office:value="18395847" calcext:value-type="float">
            <text:p>18395847</text:p>
          </table:table-cell>
          <table:table-cell office:value-type="string" calcext:value-type="string">
            <text:p>https://api.github.com/repos/zstackorg/zstack-woodpecker</text:p>
          </table:table-cell>
          <table:table-cell table:formula="of:=REPLACE([.B3482]; 1; 29; &quot;&quot;)" office:value-type="string" office:string-value="zstackorg/zstack-woodpecker" calcext:value-type="string">
            <text:p>zstackorg/zstack-woodpecker</text:p>
          </table:table-cell>
        </table:table-row>
        <table:table-row table:style-name="ro1">
          <table:table-cell office:value-type="float" office:value="18404488" calcext:value-type="float">
            <text:p>18404488</text:p>
          </table:table-cell>
          <table:table-cell office:value-type="string" calcext:value-type="string">
            <text:p>https://api.github.com/repos/fake-name/wlnupdates</text:p>
          </table:table-cell>
          <table:table-cell table:formula="of:=REPLACE([.B3483]; 1; 29; &quot;&quot;)" office:value-type="string" office:string-value="fake-name/wlnupdates" calcext:value-type="string">
            <text:p>fake-name/wlnupdates</text:p>
          </table:table-cell>
        </table:table-row>
        <table:table-row table:style-name="ro1">
          <table:table-cell office:value-type="float" office:value="18419765" calcext:value-type="float">
            <text:p>18419765</text:p>
          </table:table-cell>
          <table:table-cell office:value-type="string" calcext:value-type="string">
            <text:p>https://api.github.com/repos/nylas/sync-engine</text:p>
          </table:table-cell>
          <table:table-cell table:formula="of:=REPLACE([.B3484]; 1; 29; &quot;&quot;)" office:value-type="string" office:string-value="nylas/sync-engine" calcext:value-type="string">
            <text:p>nylas/sync-engine</text:p>
          </table:table-cell>
        </table:table-row>
        <table:table-row table:style-name="ro1">
          <table:table-cell office:value-type="float" office:value="18424525" calcext:value-type="float">
            <text:p>18424525</text:p>
          </table:table-cell>
          <table:table-cell office:value-type="string" calcext:value-type="string">
            <text:p>https://api.github.com/repos/django-leonardo/django-leonardo</text:p>
          </table:table-cell>
          <table:table-cell table:formula="of:=REPLACE([.B3485]; 1; 29; &quot;&quot;)" office:value-type="string" office:string-value="django-leonardo/django-leonardo" calcext:value-type="string">
            <text:p>django-leonardo/django-leonardo</text:p>
          </table:table-cell>
        </table:table-row>
        <table:table-row table:style-name="ro1">
          <table:table-cell office:value-type="float" office:value="18439460" calcext:value-type="float">
            <text:p>18439460</text:p>
          </table:table-cell>
          <table:table-cell office:value-type="string" calcext:value-type="string">
            <text:p>https://api.github.com/repos/hudl/Tyr</text:p>
          </table:table-cell>
          <table:table-cell table:formula="of:=REPLACE([.B3486]; 1; 29; &quot;&quot;)" office:value-type="string" office:string-value="hudl/Tyr" calcext:value-type="string">
            <text:p>hudl/Tyr</text:p>
          </table:table-cell>
        </table:table-row>
        <table:table-row table:style-name="ro1">
          <table:table-cell office:value-type="float" office:value="18456575" calcext:value-type="float">
            <text:p>18456575</text:p>
          </table:table-cell>
          <table:table-cell office:value-type="string" calcext:value-type="string">
            <text:p>https://api.github.com/repos/LordVenom/venom-xbmc-addons-beta</text:p>
          </table:table-cell>
          <table:table-cell table:formula="of:=REPLACE([.B3487]; 1; 29; &quot;&quot;)" office:value-type="string" office:string-value="LordVenom/venom-xbmc-addons-beta" calcext:value-type="string">
            <text:p>LordVenom/venom-xbmc-addons-beta</text:p>
          </table:table-cell>
        </table:table-row>
        <table:table-row table:style-name="ro1">
          <table:table-cell office:value-type="float" office:value="18457112" calcext:value-type="float">
            <text:p>18457112</text:p>
          </table:table-cell>
          <table:table-cell office:value-type="string" calcext:value-type="string">
            <text:p>https://api.github.com/repos/MartinAltmayer/mageknight</text:p>
          </table:table-cell>
          <table:table-cell table:formula="of:=REPLACE([.B3488]; 1; 29; &quot;&quot;)" office:value-type="string" office:string-value="MartinAltmayer/mageknight" calcext:value-type="string">
            <text:p>MartinAltmayer/mageknight</text:p>
          </table:table-cell>
        </table:table-row>
        <table:table-row table:style-name="ro1">
          <table:table-cell office:value-type="float" office:value="18470354" calcext:value-type="float">
            <text:p>18470354</text:p>
          </table:table-cell>
          <table:table-cell office:value-type="string" calcext:value-type="string">
            <text:p>https://api.github.com/repos/gltn/stdm</text:p>
          </table:table-cell>
          <table:table-cell table:formula="of:=REPLACE([.B3489]; 1; 29; &quot;&quot;)" office:value-type="string" office:string-value="gltn/stdm" calcext:value-type="string">
            <text:p>gltn/stdm</text:p>
          </table:table-cell>
        </table:table-row>
        <table:table-row table:style-name="ro1">
          <table:table-cell office:value-type="float" office:value="18485924" calcext:value-type="float">
            <text:p>18485924</text:p>
          </table:table-cell>
          <table:table-cell office:value-type="string" calcext:value-type="string">
            <text:p>https://api.github.com/repos/kmpf/uap</text:p>
          </table:table-cell>
          <table:table-cell table:formula="of:=REPLACE([.B3490]; 1; 29; &quot;&quot;)" office:value-type="string" office:string-value="kmpf/uap" calcext:value-type="string">
            <text:p>kmpf/uap</text:p>
          </table:table-cell>
        </table:table-row>
        <table:table-row table:style-name="ro1">
          <table:table-cell office:value-type="float" office:value="18489570" calcext:value-type="float">
            <text:p>18489570</text:p>
          </table:table-cell>
          <table:table-cell office:value-type="string" calcext:value-type="string">
            <text:p>https://api.github.com/repos/tair/api-python</text:p>
          </table:table-cell>
          <table:table-cell table:formula="of:=REPLACE([.B3491]; 1; 29; &quot;&quot;)" office:value-type="string" office:string-value="tair/api-python" calcext:value-type="string">
            <text:p>tair/api-python</text:p>
          </table:table-cell>
        </table:table-row>
        <table:table-row table:style-name="ro1">
          <table:table-cell office:value-type="float" office:value="18504588" calcext:value-type="float">
            <text:p>18504588</text:p>
          </table:table-cell>
          <table:table-cell office:value-type="string" calcext:value-type="string">
            <text:p>https://api.github.com/repos/kkiesel/phd</text:p>
          </table:table-cell>
          <table:table-cell table:formula="of:=REPLACE([.B3492]; 1; 29; &quot;&quot;)" office:value-type="string" office:string-value="kkiesel/phd" calcext:value-type="string">
            <text:p>kkiesel/phd</text:p>
          </table:table-cell>
        </table:table-row>
        <table:table-row table:style-name="ro1">
          <table:table-cell office:value-type="float" office:value="18511349" calcext:value-type="float">
            <text:p>18511349</text:p>
          </table:table-cell>
          <table:table-cell office:value-type="string" calcext:value-type="string">
            <text:p>https://api.github.com/repos/bluesky-sgao/entitlement-ci</text:p>
          </table:table-cell>
          <table:table-cell table:formula="of:=REPLACE([.B3493]; 1; 29; &quot;&quot;)" office:value-type="string" office:string-value="bluesky-sgao/entitlement-ci" calcext:value-type="string">
            <text:p>bluesky-sgao/entitlement-ci</text:p>
          </table:table-cell>
        </table:table-row>
        <table:table-row table:style-name="ro1">
          <table:table-cell office:value-type="float" office:value="18521760" calcext:value-type="float">
            <text:p>18521760</text:p>
          </table:table-cell>
          <table:table-cell office:value-type="string" calcext:value-type="string">
            <text:p>https://api.github.com/repos/nvbn/thefuck</text:p>
          </table:table-cell>
          <table:table-cell table:formula="of:=REPLACE([.B3494]; 1; 29; &quot;&quot;)" office:value-type="string" office:string-value="nvbn/thefuck" calcext:value-type="string">
            <text:p>nvbn/thefuck</text:p>
          </table:table-cell>
        </table:table-row>
        <table:table-row table:style-name="ro1">
          <table:table-cell office:value-type="float" office:value="18527316" calcext:value-type="float">
            <text:p>18527316</text:p>
          </table:table-cell>
          <table:table-cell office:value-type="string" calcext:value-type="string">
            <text:p>https://api.github.com/repos/FAForever/db</text:p>
          </table:table-cell>
          <table:table-cell table:formula="of:=REPLACE([.B3495]; 1; 29; &quot;&quot;)" office:value-type="string" office:string-value="FAForever/db" calcext:value-type="string">
            <text:p>FAForever/db</text:p>
          </table:table-cell>
        </table:table-row>
        <table:table-row table:style-name="ro1">
          <table:table-cell office:value-type="float" office:value="18528047" calcext:value-type="float">
            <text:p>18528047</text:p>
          </table:table-cell>
          <table:table-cell office:value-type="string" calcext:value-type="string">
            <text:p>https://api.github.com/repos/bil-elmoussaoui/Hardcode-Tray</text:p>
          </table:table-cell>
          <table:table-cell table:formula="of:=REPLACE([.B3496]; 1; 29; &quot;&quot;)" office:value-type="string" office:string-value="bil-elmoussaoui/Hardcode-Tray" calcext:value-type="string">
            <text:p>bil-elmoussaoui/Hardcode-Tray</text:p>
          </table:table-cell>
        </table:table-row>
        <table:table-row table:style-name="ro1">
          <table:table-cell office:value-type="float" office:value="18531418" calcext:value-type="float">
            <text:p>18531418</text:p>
          </table:table-cell>
          <table:table-cell office:value-type="string" calcext:value-type="string">
            <text:p>https://api.github.com/repos/JimmXinu/FanFicFare</text:p>
          </table:table-cell>
          <table:table-cell table:formula="of:=REPLACE([.B3497]; 1; 29; &quot;&quot;)" office:value-type="string" office:string-value="JimmXinu/FanFicFare" calcext:value-type="string">
            <text:p>JimmXinu/FanFicFare</text:p>
          </table:table-cell>
        </table:table-row>
        <table:table-row table:style-name="ro1">
          <table:table-cell office:value-type="float" office:value="18536835" calcext:value-type="float">
            <text:p>18536835</text:p>
          </table:table-cell>
          <table:table-cell office:value-type="string" calcext:value-type="string">
            <text:p>https://api.github.com/repos/dan-cristian/haiot</text:p>
          </table:table-cell>
          <table:table-cell table:formula="of:=REPLACE([.B3498]; 1; 29; &quot;&quot;)" office:value-type="string" office:string-value="dan-cristian/haiot" calcext:value-type="string">
            <text:p>dan-cristian/haiot</text:p>
          </table:table-cell>
        </table:table-row>
        <table:table-row table:style-name="ro1">
          <table:table-cell office:value-type="float" office:value="18550126" calcext:value-type="float">
            <text:p>18550126</text:p>
          </table:table-cell>
          <table:table-cell office:value-type="string" calcext:value-type="string">
            <text:p>https://api.github.com/repos/bioinform/somaticseq</text:p>
          </table:table-cell>
          <table:table-cell table:formula="of:=REPLACE([.B3499]; 1; 29; &quot;&quot;)" office:value-type="string" office:string-value="bioinform/somaticseq" calcext:value-type="string">
            <text:p>bioinform/somaticseq</text:p>
          </table:table-cell>
        </table:table-row>
        <table:table-row table:style-name="ro1">
          <table:table-cell office:value-type="float" office:value="18556717" calcext:value-type="float">
            <text:p>18556717</text:p>
          </table:table-cell>
          <table:table-cell office:value-type="string" calcext:value-type="string">
            <text:p>https://api.github.com/repos/RikVanNoord/masterProjectGit</text:p>
          </table:table-cell>
          <table:table-cell table:formula="of:=REPLACE([.B3500]; 1; 29; &quot;&quot;)" office:value-type="string" office:string-value="RikVanNoord/masterProjectGit" calcext:value-type="string">
            <text:p>RikVanNoord/masterProjectGit</text:p>
          </table:table-cell>
        </table:table-row>
        <table:table-row table:style-name="ro1">
          <table:table-cell office:value-type="float" office:value="18556801" calcext:value-type="float">
            <text:p>18556801</text:p>
          </table:table-cell>
          <table:table-cell office:value-type="string" calcext:value-type="string">
            <text:p>https://api.github.com/repos/solus-project/3rd-party</text:p>
          </table:table-cell>
          <table:table-cell table:formula="of:=REPLACE([.B3501]; 1; 29; &quot;&quot;)" office:value-type="string" office:string-value="solus-project/3rd-party" calcext:value-type="string">
            <text:p>solus-project/3rd-party</text:p>
          </table:table-cell>
        </table:table-row>
        <table:table-row table:style-name="ro1">
          <table:table-cell office:value-type="float" office:value="18558340" calcext:value-type="float">
            <text:p>18558340</text:p>
          </table:table-cell>
          <table:table-cell office:value-type="string" calcext:value-type="string">
            <text:p>https://api.github.com/repos/clarin-eric/monitoring</text:p>
          </table:table-cell>
          <table:table-cell table:formula="of:=REPLACE([.B3502]; 1; 29; &quot;&quot;)" office:value-type="string" office:string-value="clarin-eric/monitoring" calcext:value-type="string">
            <text:p>clarin-eric/monitoring</text:p>
          </table:table-cell>
        </table:table-row>
        <table:table-row table:style-name="ro1">
          <table:table-cell office:value-type="float" office:value="18566801" calcext:value-type="float">
            <text:p>18566801</text:p>
          </table:table-cell>
          <table:table-cell office:value-type="string" calcext:value-type="string">
            <text:p>https://api.github.com/repos/openstack/tripleo-common</text:p>
          </table:table-cell>
          <table:table-cell table:formula="of:=REPLACE([.B3503]; 1; 29; &quot;&quot;)" office:value-type="string" office:string-value="openstack/tripleo-common" calcext:value-type="string">
            <text:p>openstack/tripleo-common</text:p>
          </table:table-cell>
        </table:table-row>
        <table:table-row table:style-name="ro1">
          <table:table-cell office:value-type="float" office:value="18573062" calcext:value-type="float">
            <text:p>18573062</text:p>
          </table:table-cell>
          <table:table-cell office:value-type="string" calcext:value-type="string">
            <text:p>https://api.github.com/repos/Lasagne/Lasagne</text:p>
          </table:table-cell>
          <table:table-cell table:formula="of:=REPLACE([.B3504]; 1; 29; &quot;&quot;)" office:value-type="string" office:string-value="Lasagne/Lasagne" calcext:value-type="string">
            <text:p>Lasagne/Lasagne</text:p>
          </table:table-cell>
        </table:table-row>
        <table:table-row table:style-name="ro1">
          <table:table-cell office:value-type="float" office:value="18573567" calcext:value-type="float">
            <text:p>18573567</text:p>
          </table:table-cell>
          <table:table-cell office:value-type="string" calcext:value-type="string">
            <text:p>https://api.github.com/repos/Prodiguer/synda</text:p>
          </table:table-cell>
          <table:table-cell table:formula="of:=REPLACE([.B3505]; 1; 29; &quot;&quot;)" office:value-type="string" office:string-value="Prodiguer/synda" calcext:value-type="string">
            <text:p>Prodiguer/synda</text:p>
          </table:table-cell>
        </table:table-row>
        <table:table-row table:style-name="ro1">
          <table:table-cell office:value-type="float" office:value="18579579" calcext:value-type="float">
            <text:p>18579579</text:p>
          </table:table-cell>
          <table:table-cell office:value-type="string" calcext:value-type="string">
            <text:p>https://api.github.com/repos/common-workflow-language/workflows</text:p>
          </table:table-cell>
          <table:table-cell table:formula="of:=REPLACE([.B3506]; 1; 29; &quot;&quot;)" office:value-type="string" office:string-value="common-workflow-language/workflows" calcext:value-type="string">
            <text:p>common-workflow-language/workflows</text:p>
          </table:table-cell>
        </table:table-row>
        <table:table-row table:style-name="ro1">
          <table:table-cell office:value-type="float" office:value="18580739" calcext:value-type="float">
            <text:p>18580739</text:p>
          </table:table-cell>
          <table:table-cell office:value-type="string" calcext:value-type="string">
            <text:p>https://api.github.com/repos/rr-/dotfiles</text:p>
          </table:table-cell>
          <table:table-cell table:formula="of:=REPLACE([.B3507]; 1; 29; &quot;&quot;)" office:value-type="string" office:string-value="rr-/dotfiles" calcext:value-type="string">
            <text:p>rr-/dotfiles</text:p>
          </table:table-cell>
        </table:table-row>
        <table:table-row table:style-name="ro1">
          <table:table-cell office:value-type="float" office:value="18584270" calcext:value-type="float">
            <text:p>18584270</text:p>
          </table:table-cell>
          <table:table-cell office:value-type="string" calcext:value-type="string">
            <text:p>https://api.github.com/repos/mikem23/koji-playground</text:p>
          </table:table-cell>
          <table:table-cell table:formula="of:=REPLACE([.B3508]; 1; 29; &quot;&quot;)" office:value-type="string" office:string-value="mikem23/koji-playground" calcext:value-type="string">
            <text:p>mikem23/koji-playground</text:p>
          </table:table-cell>
        </table:table-row>
        <table:table-row table:style-name="ro1">
          <table:table-cell office:value-type="float" office:value="18587313" calcext:value-type="float">
            <text:p>18587313</text:p>
          </table:table-cell>
          <table:table-cell office:value-type="string" calcext:value-type="string">
            <text:p>https://api.github.com/repos/wright-group/WrightTools</text:p>
          </table:table-cell>
          <table:table-cell table:formula="of:=REPLACE([.B3509]; 1; 29; &quot;&quot;)" office:value-type="string" office:string-value="wright-group/WrightTools" calcext:value-type="string">
            <text:p>wright-group/WrightTools</text:p>
          </table:table-cell>
        </table:table-row>
        <table:table-row table:style-name="ro1">
          <table:table-cell office:value-type="float" office:value="18601548" calcext:value-type="float">
            <text:p>18601548</text:p>
          </table:table-cell>
          <table:table-cell office:value-type="string" calcext:value-type="string">
            <text:p>https://api.github.com/repos/zoofIO/flexx</text:p>
          </table:table-cell>
          <table:table-cell table:formula="of:=REPLACE([.B3510]; 1; 29; &quot;&quot;)" office:value-type="string" office:string-value="zoofIO/flexx" calcext:value-type="string">
            <text:p>zoofIO/flexx</text:p>
          </table:table-cell>
        </table:table-row>
        <table:table-row table:style-name="ro1">
          <table:table-cell office:value-type="float" office:value="18603301" calcext:value-type="float">
            <text:p>18603301</text:p>
          </table:table-cell>
          <table:table-cell office:value-type="string" calcext:value-type="string">
            <text:p>https://api.github.com/repos/phishcache/phishcache.github.io</text:p>
          </table:table-cell>
          <table:table-cell table:formula="of:=REPLACE([.B3511]; 1; 29; &quot;&quot;)" office:value-type="string" office:string-value="phishcache/phishcache.github.io" calcext:value-type="string">
            <text:p>phishcache/phishcache.github.io</text:p>
          </table:table-cell>
        </table:table-row>
        <table:table-row table:style-name="ro1">
          <table:table-cell office:value-type="float" office:value="18617258" calcext:value-type="float">
            <text:p>18617258</text:p>
          </table:table-cell>
          <table:table-cell office:value-type="string" calcext:value-type="string">
            <text:p>https://api.github.com/repos/google/ggrc-core</text:p>
          </table:table-cell>
          <table:table-cell table:formula="of:=REPLACE([.B3512]; 1; 29; &quot;&quot;)" office:value-type="string" office:string-value="google/ggrc-core" calcext:value-type="string">
            <text:p>google/ggrc-core</text:p>
          </table:table-cell>
        </table:table-row>
        <table:table-row table:style-name="ro1">
          <table:table-cell office:value-type="float" office:value="18622260" calcext:value-type="float">
            <text:p>18622260</text:p>
          </table:table-cell>
          <table:table-cell office:value-type="string" calcext:value-type="string">
            <text:p>https://api.github.com/repos/mPowering/django-orb</text:p>
          </table:table-cell>
          <table:table-cell table:formula="of:=REPLACE([.B3513]; 1; 29; &quot;&quot;)" office:value-type="string" office:string-value="mPowering/django-orb" calcext:value-type="string">
            <text:p>mPowering/django-orb</text:p>
          </table:table-cell>
        </table:table-row>
        <table:table-row table:style-name="ro1">
          <table:table-cell office:value-type="float" office:value="18629333" calcext:value-type="float">
            <text:p>18629333</text:p>
          </table:table-cell>
          <table:table-cell office:value-type="string" calcext:value-type="string">
            <text:p>https://api.github.com/repos/nellore/rail</text:p>
          </table:table-cell>
          <table:table-cell table:formula="of:=REPLACE([.B3514]; 1; 29; &quot;&quot;)" office:value-type="string" office:string-value="nellore/rail" calcext:value-type="string">
            <text:p>nellore/rail</text:p>
          </table:table-cell>
        </table:table-row>
        <table:table-row table:style-name="ro1">
          <table:table-cell office:value-type="float" office:value="18640530" calcext:value-type="float">
            <text:p>18640530</text:p>
          </table:table-cell>
          <table:table-cell office:value-type="string" calcext:value-type="string">
            <text:p>https://api.github.com/repos/mu-777/master-project</text:p>
          </table:table-cell>
          <table:table-cell table:formula="of:=REPLACE([.B3515]; 1; 29; &quot;&quot;)" office:value-type="string" office:string-value="mu-777/master-project" calcext:value-type="string">
            <text:p>mu-777/master-project</text:p>
          </table:table-cell>
        </table:table-row>
        <table:table-row table:style-name="ro1">
          <table:table-cell office:value-type="float" office:value="18659489" calcext:value-type="float">
            <text:p>18659489</text:p>
          </table:table-cell>
          <table:table-cell office:value-type="string" calcext:value-type="string">
            <text:p>https://api.github.com/repos/TravelMapping/HighwayData</text:p>
          </table:table-cell>
          <table:table-cell table:formula="of:=REPLACE([.B3516]; 1; 29; &quot;&quot;)" office:value-type="string" office:string-value="TravelMapping/HighwayData" calcext:value-type="string">
            <text:p>TravelMapping/HighwayData</text:p>
          </table:table-cell>
        </table:table-row>
        <table:table-row table:style-name="ro1">
          <table:table-cell office:value-type="float" office:value="18659786" calcext:value-type="float">
            <text:p>18659786</text:p>
          </table:table-cell>
          <table:table-cell office:value-type="string" calcext:value-type="string">
            <text:p>https://api.github.com/repos/pfalcon/ScratchABit</text:p>
          </table:table-cell>
          <table:table-cell table:formula="of:=REPLACE([.B3517]; 1; 29; &quot;&quot;)" office:value-type="string" office:string-value="pfalcon/ScratchABit" calcext:value-type="string">
            <text:p>pfalcon/ScratchABit</text:p>
          </table:table-cell>
        </table:table-row>
        <table:table-row table:style-name="ro1">
          <table:table-cell office:value-type="float" office:value="18683642" calcext:value-type="float">
            <text:p>18683642</text:p>
          </table:table-cell>
          <table:table-cell office:value-type="string" calcext:value-type="string">
            <text:p>https://api.github.com/repos/xe1gyq/nuupxe</text:p>
          </table:table-cell>
          <table:table-cell table:formula="of:=REPLACE([.B3518]; 1; 29; &quot;&quot;)" office:value-type="string" office:string-value="xe1gyq/nuupxe" calcext:value-type="string">
            <text:p>xe1gyq/nuupxe</text:p>
          </table:table-cell>
        </table:table-row>
        <table:table-row table:style-name="ro1">
          <table:table-cell office:value-type="float" office:value="18690334" calcext:value-type="float">
            <text:p>18690334</text:p>
          </table:table-cell>
          <table:table-cell office:value-type="string" calcext:value-type="string">
            <text:p>https://api.github.com/repos/schubergphilis/cloudstackOps</text:p>
          </table:table-cell>
          <table:table-cell table:formula="of:=REPLACE([.B3519]; 1; 29; &quot;&quot;)" office:value-type="string" office:string-value="schubergphilis/cloudstackOps" calcext:value-type="string">
            <text:p>schubergphilis/cloudstackOps</text:p>
          </table:table-cell>
        </table:table-row>
        <table:table-row table:style-name="ro1">
          <table:table-cell office:value-type="float" office:value="18702360" calcext:value-type="float">
            <text:p>18702360</text:p>
          </table:table-cell>
          <table:table-cell office:value-type="string" calcext:value-type="string">
            <text:p>https://api.github.com/repos/afmedina/tutorial-simpy</text:p>
          </table:table-cell>
          <table:table-cell table:formula="of:=REPLACE([.B3520]; 1; 29; &quot;&quot;)" office:value-type="string" office:string-value="afmedina/tutorial-simpy" calcext:value-type="string">
            <text:p>afmedina/tutorial-simpy</text:p>
          </table:table-cell>
        </table:table-row>
        <table:table-row table:style-name="ro1">
          <table:table-cell office:value-type="float" office:value="18708022" calcext:value-type="float">
            <text:p>18708022</text:p>
          </table:table-cell>
          <table:table-cell office:value-type="string" calcext:value-type="string">
            <text:p>https://api.github.com/repos/18F/domain-scan</text:p>
          </table:table-cell>
          <table:table-cell table:formula="of:=REPLACE([.B3521]; 1; 29; &quot;&quot;)" office:value-type="string" office:string-value="18F/domain-scan" calcext:value-type="string">
            <text:p>18F/domain-scan</text:p>
          </table:table-cell>
        </table:table-row>
        <table:table-row table:style-name="ro1">
          <table:table-cell office:value-type="float" office:value="18723875" calcext:value-type="float">
            <text:p>18723875</text:p>
          </table:table-cell>
          <table:table-cell office:value-type="string" calcext:value-type="string">
            <text:p>https://api.github.com/repos/MelbourneGenomics/cpipe</text:p>
          </table:table-cell>
          <table:table-cell table:formula="of:=REPLACE([.B3522]; 1; 29; &quot;&quot;)" office:value-type="string" office:string-value="MelbourneGenomics/cpipe" calcext:value-type="string">
            <text:p>MelbourneGenomics/cpipe</text:p>
          </table:table-cell>
        </table:table-row>
        <table:table-row table:style-name="ro1">
          <table:table-cell office:value-type="float" office:value="18724920" calcext:value-type="float">
            <text:p>18724920</text:p>
          </table:table-cell>
          <table:table-cell office:value-type="string" calcext:value-type="string">
            <text:p>https://api.github.com/repos/chrisdev/wagtail-cookiecutter-foundation</text:p>
          </table:table-cell>
          <table:table-cell table:formula="of:=REPLACE([.B3523]; 1; 29; &quot;&quot;)" office:value-type="string" office:string-value="chrisdev/wagtail-cookiecutter-foundation" calcext:value-type="string">
            <text:p>chrisdev/wagtail-cookiecutter-foundation</text:p>
          </table:table-cell>
        </table:table-row>
        <table:table-row table:style-name="ro1">
          <table:table-cell office:value-type="float" office:value="18744348" calcext:value-type="float">
            <text:p>18744348</text:p>
          </table:table-cell>
          <table:table-cell office:value-type="string" calcext:value-type="string">
            <text:p>https://api.github.com/repos/sani-coop/tinjaca</text:p>
          </table:table-cell>
          <table:table-cell table:formula="of:=REPLACE([.B3524]; 1; 29; &quot;&quot;)" office:value-type="string" office:string-value="sani-coop/tinjaca" calcext:value-type="string">
            <text:p>sani-coop/tinjaca</text:p>
          </table:table-cell>
        </table:table-row>
        <table:table-row table:style-name="ro1">
          <table:table-cell office:value-type="float" office:value="18758377" calcext:value-type="float">
            <text:p>18758377</text:p>
          </table:table-cell>
          <table:table-cell office:value-type="string" calcext:value-type="string">
            <text:p>https://api.github.com/repos/jenkinshrg/jenkinshrg.github.io</text:p>
          </table:table-cell>
          <table:table-cell table:formula="of:=REPLACE([.B3525]; 1; 29; &quot;&quot;)" office:value-type="string" office:string-value="jenkinshrg/jenkinshrg.github.io" calcext:value-type="string">
            <text:p>jenkinshrg/jenkinshrg.github.io</text:p>
          </table:table-cell>
        </table:table-row>
        <table:table-row table:style-name="ro1">
          <table:table-cell office:value-type="float" office:value="18775388" calcext:value-type="float">
            <text:p>18775388</text:p>
          </table:table-cell>
          <table:table-cell office:value-type="string" calcext:value-type="string">
            <text:p>https://api.github.com/repos/czcorpus/kontext</text:p>
          </table:table-cell>
          <table:table-cell table:formula="of:=REPLACE([.B3526]; 1; 29; &quot;&quot;)" office:value-type="string" office:string-value="czcorpus/kontext" calcext:value-type="string">
            <text:p>czcorpus/kontext</text:p>
          </table:table-cell>
        </table:table-row>
        <table:table-row table:style-name="ro1">
          <table:table-cell office:value-type="float" office:value="18791416" calcext:value-type="float">
            <text:p>18791416</text:p>
          </table:table-cell>
          <table:table-cell office:value-type="string" calcext:value-type="string">
            <text:p>https://api.github.com/repos/istresearch/scrapy-cluster</text:p>
          </table:table-cell>
          <table:table-cell table:formula="of:=REPLACE([.B3527]; 1; 29; &quot;&quot;)" office:value-type="string" office:string-value="istresearch/scrapy-cluster" calcext:value-type="string">
            <text:p>istresearch/scrapy-cluster</text:p>
          </table:table-cell>
        </table:table-row>
        <table:table-row table:style-name="ro1">
          <table:table-cell office:value-type="float" office:value="18791960" calcext:value-type="float">
            <text:p>18791960</text:p>
          </table:table-cell>
          <table:table-cell office:value-type="string" calcext:value-type="string">
            <text:p>https://api.github.com/repos/scrapinghub/frontera</text:p>
          </table:table-cell>
          <table:table-cell table:formula="of:=REPLACE([.B3528]; 1; 29; &quot;&quot;)" office:value-type="string" office:string-value="scrapinghub/frontera" calcext:value-type="string">
            <text:p>scrapinghub/frontera</text:p>
          </table:table-cell>
        </table:table-row>
        <table:table-row table:style-name="ro1">
          <table:table-cell office:value-type="float" office:value="18829813" calcext:value-type="float">
            <text:p>18829813</text:p>
          </table:table-cell>
          <table:table-cell office:value-type="string" calcext:value-type="string">
            <text:p>https://api.github.com/repos/CoreSecurity/impacket</text:p>
          </table:table-cell>
          <table:table-cell table:formula="of:=REPLACE([.B3529]; 1; 29; &quot;&quot;)" office:value-type="string" office:string-value="CoreSecurity/impacket" calcext:value-type="string">
            <text:p>CoreSecurity/impacket</text:p>
          </table:table-cell>
        </table:table-row>
        <table:table-row table:style-name="ro1">
          <table:table-cell office:value-type="float" office:value="18830450" calcext:value-type="float">
            <text:p>18830450</text:p>
          </table:table-cell>
          <table:table-cell office:value-type="string" calcext:value-type="string">
            <text:p>https://api.github.com/repos/crowdresearch/crowdsource-platform</text:p>
          </table:table-cell>
          <table:table-cell table:formula="of:=REPLACE([.B3530]; 1; 29; &quot;&quot;)" office:value-type="string" office:string-value="crowdresearch/crowdsource-platform" calcext:value-type="string">
            <text:p>crowdresearch/crowdsource-platform</text:p>
          </table:table-cell>
        </table:table-row>
        <table:table-row table:style-name="ro1">
          <table:table-cell office:value-type="float" office:value="18838379" calcext:value-type="float">
            <text:p>18838379</text:p>
          </table:table-cell>
          <table:table-cell office:value-type="string" calcext:value-type="string">
            <text:p>https://api.github.com/repos/peterbrittain/asciimatics</text:p>
          </table:table-cell>
          <table:table-cell table:formula="of:=REPLACE([.B3531]; 1; 29; &quot;&quot;)" office:value-type="string" office:string-value="peterbrittain/asciimatics" calcext:value-type="string">
            <text:p>peterbrittain/asciimatics</text:p>
          </table:table-cell>
        </table:table-row>
        <table:table-row table:style-name="ro1">
          <table:table-cell office:value-type="float" office:value="18844814" calcext:value-type="float">
            <text:p>18844814</text:p>
          </table:table-cell>
          <table:table-cell office:value-type="string" calcext:value-type="string">
            <text:p>https://api.github.com/repos/kodil/kodil</text:p>
          </table:table-cell>
          <table:table-cell table:formula="of:=REPLACE([.B3532]; 1; 29; &quot;&quot;)" office:value-type="string" office:string-value="kodil/kodil" calcext:value-type="string">
            <text:p>kodil/kodil</text:p>
          </table:table-cell>
        </table:table-row>
        <table:table-row table:style-name="ro1">
          <table:table-cell office:value-type="float" office:value="18853356" calcext:value-type="float">
            <text:p>18853356</text:p>
          </table:table-cell>
          <table:table-cell office:value-type="string" calcext:value-type="string">
            <text:p>https://api.github.com/repos/thurask/bbarchivist</text:p>
          </table:table-cell>
          <table:table-cell table:formula="of:=REPLACE([.B3533]; 1; 29; &quot;&quot;)" office:value-type="string" office:string-value="thurask/bbarchivist" calcext:value-type="string">
            <text:p>thurask/bbarchivist</text:p>
          </table:table-cell>
        </table:table-row>
        <table:table-row table:style-name="ro1">
          <table:table-cell office:value-type="float" office:value="18859538" calcext:value-type="float">
            <text:p>18859538</text:p>
          </table:table-cell>
          <table:table-cell office:value-type="string" calcext:value-type="string">
            <text:p>https://api.github.com/repos/cloud4rpi/cloud4rpi</text:p>
          </table:table-cell>
          <table:table-cell table:formula="of:=REPLACE([.B3534]; 1; 29; &quot;&quot;)" office:value-type="string" office:string-value="cloud4rpi/cloud4rpi" calcext:value-type="string">
            <text:p>cloud4rpi/cloud4rpi</text:p>
          </table:table-cell>
        </table:table-row>
        <table:table-row table:style-name="ro1">
          <table:table-cell office:value-type="float" office:value="18886180" calcext:value-type="float">
            <text:p>18886180</text:p>
          </table:table-cell>
          <table:table-cell office:value-type="string" calcext:value-type="string">
            <text:p>https://api.github.com/repos/5j9/wikitextparser</text:p>
          </table:table-cell>
          <table:table-cell table:formula="of:=REPLACE([.B3535]; 1; 29; &quot;&quot;)" office:value-type="string" office:string-value="5j9/wikitextparser" calcext:value-type="string">
            <text:p>5j9/wikitextparser</text:p>
          </table:table-cell>
        </table:table-row>
        <table:table-row table:style-name="ro1">
          <table:table-cell office:value-type="float" office:value="18890909" calcext:value-type="float">
            <text:p>18890909</text:p>
          </table:table-cell>
          <table:table-cell office:value-type="string" calcext:value-type="string">
            <text:p>https://api.github.com/repos/mikedh/trimesh</text:p>
          </table:table-cell>
          <table:table-cell table:formula="of:=REPLACE([.B3536]; 1; 29; &quot;&quot;)" office:value-type="string" office:string-value="mikedh/trimesh" calcext:value-type="string">
            <text:p>mikedh/trimesh</text:p>
          </table:table-cell>
        </table:table-row>
        <table:table-row table:style-name="ro1">
          <table:table-cell office:value-type="float" office:value="18914789" calcext:value-type="float">
            <text:p>18914789</text:p>
          </table:table-cell>
          <table:table-cell office:value-type="string" calcext:value-type="string">
            <text:p>https://api.github.com/repos/mozilla/treeherder</text:p>
          </table:table-cell>
          <table:table-cell table:formula="of:=REPLACE([.B3537]; 1; 29; &quot;&quot;)" office:value-type="string" office:string-value="mozilla/treeherder" calcext:value-type="string">
            <text:p>mozilla/treeherder</text:p>
          </table:table-cell>
        </table:table-row>
        <table:table-row table:style-name="ro1">
          <table:table-cell office:value-type="float" office:value="18916910" calcext:value-type="float">
            <text:p>18916910</text:p>
          </table:table-cell>
          <table:table-cell office:value-type="string" calcext:value-type="string">
            <text:p>https://api.github.com/repos/zalando/spilo</text:p>
          </table:table-cell>
          <table:table-cell table:formula="of:=REPLACE([.B3538]; 1; 29; &quot;&quot;)" office:value-type="string" office:string-value="zalando/spilo" calcext:value-type="string">
            <text:p>zalando/spilo</text:p>
          </table:table-cell>
        </table:table-row>
        <table:table-row table:style-name="ro1">
          <table:table-cell office:value-type="float" office:value="18927287" calcext:value-type="float">
            <text:p>18927287</text:p>
          </table:table-cell>
          <table:table-cell office:value-type="string" calcext:value-type="string">
            <text:p>https://api.github.com/repos/edemo/PDOauth</text:p>
          </table:table-cell>
          <table:table-cell table:formula="of:=REPLACE([.B3539]; 1; 29; &quot;&quot;)" office:value-type="string" office:string-value="edemo/PDOauth" calcext:value-type="string">
            <text:p>edemo/PDOauth</text:p>
          </table:table-cell>
        </table:table-row>
        <table:table-row table:style-name="ro1">
          <table:table-cell office:value-type="float" office:value="18939858" calcext:value-type="float">
            <text:p>18939858</text:p>
          </table:table-cell>
          <table:table-cell office:value-type="string" calcext:value-type="string">
            <text:p>https://api.github.com/repos/openstack/congress</text:p>
          </table:table-cell>
          <table:table-cell table:formula="of:=REPLACE([.B3540]; 1; 29; &quot;&quot;)" office:value-type="string" office:string-value="openstack/congress" calcext:value-type="string">
            <text:p>openstack/congress</text:p>
          </table:table-cell>
        </table:table-row>
        <table:table-row table:style-name="ro1">
          <table:table-cell office:value-type="float" office:value="18946124" calcext:value-type="float">
            <text:p>18946124</text:p>
          </table:table-cell>
          <table:table-cell office:value-type="string" calcext:value-type="string">
            <text:p>https://api.github.com/repos/sixty-north/cosmic-ray</text:p>
          </table:table-cell>
          <table:table-cell table:formula="of:=REPLACE([.B3541]; 1; 29; &quot;&quot;)" office:value-type="string" office:string-value="sixty-north/cosmic-ray" calcext:value-type="string">
            <text:p>sixty-north/cosmic-ray</text:p>
          </table:table-cell>
        </table:table-row>
        <table:table-row table:style-name="ro1">
          <table:table-cell office:value-type="float" office:value="18946310" calcext:value-type="float">
            <text:p>18946310</text:p>
          </table:table-cell>
          <table:table-cell office:value-type="string" calcext:value-type="string">
            <text:p>https://api.github.com/repos/openstack/murano</text:p>
          </table:table-cell>
          <table:table-cell table:formula="of:=REPLACE([.B3542]; 1; 29; &quot;&quot;)" office:value-type="string" office:string-value="openstack/murano" calcext:value-type="string">
            <text:p>openstack/murano</text:p>
          </table:table-cell>
        </table:table-row>
        <table:table-row table:style-name="ro1">
          <table:table-cell office:value-type="float" office:value="18946411" calcext:value-type="float">
            <text:p>18946411</text:p>
          </table:table-cell>
          <table:table-cell office:value-type="string" calcext:value-type="string">
            <text:p>https://api.github.com/repos/openstack/murano-dashboard</text:p>
          </table:table-cell>
          <table:table-cell table:formula="of:=REPLACE([.B3543]; 1; 29; &quot;&quot;)" office:value-type="string" office:string-value="openstack/murano-dashboard" calcext:value-type="string">
            <text:p>openstack/murano-dashboard</text:p>
          </table:table-cell>
        </table:table-row>
        <table:table-row table:style-name="ro1">
          <table:table-cell office:value-type="float" office:value="18946455" calcext:value-type="float">
            <text:p>18946455</text:p>
          </table:table-cell>
          <table:table-cell office:value-type="string" calcext:value-type="string">
            <text:p>https://api.github.com/repos/openstack/python-muranoclient</text:p>
          </table:table-cell>
          <table:table-cell table:formula="of:=REPLACE([.B3544]; 1; 29; &quot;&quot;)" office:value-type="string" office:string-value="openstack/python-muranoclient" calcext:value-type="string">
            <text:p>openstack/python-muranoclient</text:p>
          </table:table-cell>
        </table:table-row>
        <table:table-row table:style-name="ro1">
          <table:table-cell office:value-type="float" office:value="18947752" calcext:value-type="float">
            <text:p>18947752</text:p>
          </table:table-cell>
          <table:table-cell office:value-type="string" calcext:value-type="string">
            <text:p>https://api.github.com/repos/openstack/rally</text:p>
          </table:table-cell>
          <table:table-cell table:formula="of:=REPLACE([.B3545]; 1; 29; &quot;&quot;)" office:value-type="string" office:string-value="openstack/rally" calcext:value-type="string">
            <text:p>openstack/rally</text:p>
          </table:table-cell>
        </table:table-row>
        <table:table-row table:style-name="ro1">
          <table:table-cell office:value-type="float" office:value="18970496" calcext:value-type="float">
            <text:p>18970496</text:p>
          </table:table-cell>
          <table:table-cell office:value-type="string" calcext:value-type="string">
            <text:p>https://api.github.com/repos/billryan/algorithm-exercise</text:p>
          </table:table-cell>
          <table:table-cell table:formula="of:=REPLACE([.B3546]; 1; 29; &quot;&quot;)" office:value-type="string" office:string-value="billryan/algorithm-exercise" calcext:value-type="string">
            <text:p>billryan/algorithm-exercise</text:p>
          </table:table-cell>
        </table:table-row>
        <table:table-row table:style-name="ro1">
          <table:table-cell office:value-type="float" office:value="18975714" calcext:value-type="float">
            <text:p>18975714</text:p>
          </table:table-cell>
          <table:table-cell office:value-type="string" calcext:value-type="string">
            <text:p>https://api.github.com/repos/dbcli/pgcli</text:p>
          </table:table-cell>
          <table:table-cell table:formula="of:=REPLACE([.B3547]; 1; 29; &quot;&quot;)" office:value-type="string" office:string-value="dbcli/pgcli" calcext:value-type="string">
            <text:p>dbcli/pgcli</text:p>
          </table:table-cell>
        </table:table-row>
        <table:table-row table:style-name="ro1">
          <table:table-cell office:value-type="float" office:value="18975993" calcext:value-type="float">
            <text:p>18975993</text:p>
          </table:table-cell>
          <table:table-cell office:value-type="string" calcext:value-type="string">
            <text:p>https://api.github.com/repos/johnyf/omega</text:p>
          </table:table-cell>
          <table:table-cell table:formula="of:=REPLACE([.B3548]; 1; 29; &quot;&quot;)" office:value-type="string" office:string-value="johnyf/omega" calcext:value-type="string">
            <text:p>johnyf/omega</text:p>
          </table:table-cell>
        </table:table-row>
        <table:table-row table:style-name="ro1">
          <table:table-cell office:value-type="float" office:value="19002562" calcext:value-type="float">
            <text:p>19002562</text:p>
          </table:table-cell>
          <table:table-cell office:value-type="string" calcext:value-type="string">
            <text:p>https://api.github.com/repos/vmware/photon</text:p>
          </table:table-cell>
          <table:table-cell table:formula="of:=REPLACE([.B3549]; 1; 29; &quot;&quot;)" office:value-type="string" office:string-value="vmware/photon" calcext:value-type="string">
            <text:p>vmware/photon</text:p>
          </table:table-cell>
        </table:table-row>
        <table:table-row table:style-name="ro1">
          <table:table-cell office:value-type="float" office:value="19036641" calcext:value-type="float">
            <text:p>19036641</text:p>
          </table:table-cell>
          <table:table-cell office:value-type="string" calcext:value-type="string">
            <text:p>https://api.github.com/repos/cgstudiomap/cgstudiomap</text:p>
          </table:table-cell>
          <table:table-cell table:formula="of:=REPLACE([.B3550]; 1; 29; &quot;&quot;)" office:value-type="string" office:string-value="cgstudiomap/cgstudiomap" calcext:value-type="string">
            <text:p>cgstudiomap/cgstudiomap</text:p>
          </table:table-cell>
        </table:table-row>
        <table:table-row table:style-name="ro1">
          <table:table-cell office:value-type="float" office:value="19059515" calcext:value-type="float">
            <text:p>19059515</text:p>
          </table:table-cell>
          <table:table-cell office:value-type="string" calcext:value-type="string">
            <text:p>https://api.github.com/repos/tttor/csipb-jamu-prj</text:p>
          </table:table-cell>
          <table:table-cell table:formula="of:=REPLACE([.B3551]; 1; 29; &quot;&quot;)" office:value-type="string" office:string-value="tttor/csipb-jamu-prj" calcext:value-type="string">
            <text:p>tttor/csipb-jamu-prj</text:p>
          </table:table-cell>
        </table:table-row>
        <table:table-row table:style-name="ro1">
          <table:table-cell office:value-type="float" office:value="19079052" calcext:value-type="float">
            <text:p>19079052</text:p>
          </table:table-cell>
          <table:table-cell office:value-type="string" calcext:value-type="string">
            <text:p>https://api.github.com/repos/feideconnect/core-apis</text:p>
          </table:table-cell>
          <table:table-cell table:formula="of:=REPLACE([.B3552]; 1; 29; &quot;&quot;)" office:value-type="string" office:string-value="feideconnect/core-apis" calcext:value-type="string">
            <text:p>feideconnect/core-apis</text:p>
          </table:table-cell>
        </table:table-row>
        <table:table-row table:style-name="ro1">
          <table:table-cell office:value-type="float" office:value="19084938" calcext:value-type="float">
            <text:p>19084938</text:p>
          </table:table-cell>
          <table:table-cell office:value-type="string" calcext:value-type="string">
            <text:p>https://api.github.com/repos/oceanobservatories/stream_engine</text:p>
          </table:table-cell>
          <table:table-cell table:formula="of:=REPLACE([.B3553]; 1; 29; &quot;&quot;)" office:value-type="string" office:string-value="oceanobservatories/stream_engine" calcext:value-type="string">
            <text:p>oceanobservatories/stream_engine</text:p>
          </table:table-cell>
        </table:table-row>
        <table:table-row table:style-name="ro1">
          <table:table-cell office:value-type="float" office:value="19090010" calcext:value-type="float">
            <text:p>19090010</text:p>
          </table:table-cell>
          <table:table-cell office:value-type="string" calcext:value-type="string">
            <text:p>https://api.github.com/repos/informatics-isi-edu/ermrest</text:p>
          </table:table-cell>
          <table:table-cell table:formula="of:=REPLACE([.B3554]; 1; 29; &quot;&quot;)" office:value-type="string" office:string-value="informatics-isi-edu/ermrest" calcext:value-type="string">
            <text:p>informatics-isi-edu/ermrest</text:p>
          </table:table-cell>
        </table:table-row>
        <table:table-row table:style-name="ro1">
          <table:table-cell office:value-type="float" office:value="19091882" calcext:value-type="float">
            <text:p>19091882</text:p>
          </table:table-cell>
          <table:table-cell office:value-type="string" calcext:value-type="string">
            <text:p>https://api.github.com/repos/bccp/nbodykit</text:p>
          </table:table-cell>
          <table:table-cell table:formula="of:=REPLACE([.B3555]; 1; 29; &quot;&quot;)" office:value-type="string" office:string-value="bccp/nbodykit" calcext:value-type="string">
            <text:p>bccp/nbodykit</text:p>
          </table:table-cell>
        </table:table-row>
        <table:table-row table:style-name="ro1">
          <table:table-cell office:value-type="float" office:value="19094257" calcext:value-type="float">
            <text:p>19094257</text:p>
          </table:table-cell>
          <table:table-cell office:value-type="string" calcext:value-type="string">
            <text:p>https://api.github.com/repos/cloudify-cosmo/cloudify-agent</text:p>
          </table:table-cell>
          <table:table-cell table:formula="of:=REPLACE([.B3556]; 1; 29; &quot;&quot;)" office:value-type="string" office:string-value="cloudify-cosmo/cloudify-agent" calcext:value-type="string">
            <text:p>cloudify-cosmo/cloudify-agent</text:p>
          </table:table-cell>
        </table:table-row>
        <table:table-row table:style-name="ro1">
          <table:table-cell office:value-type="float" office:value="19120061" calcext:value-type="float">
            <text:p>19120061</text:p>
          </table:table-cell>
          <table:table-cell office:value-type="string" calcext:value-type="string">
            <text:p>https://api.github.com/repos/git-multimail/git-multimail</text:p>
          </table:table-cell>
          <table:table-cell table:formula="of:=REPLACE([.B3557]; 1; 29; &quot;&quot;)" office:value-type="string" office:string-value="git-multimail/git-multimail" calcext:value-type="string">
            <text:p>git-multimail/git-multimail</text:p>
          </table:table-cell>
        </table:table-row>
        <table:table-row table:style-name="ro1">
          <table:table-cell office:value-type="float" office:value="19122030" calcext:value-type="float">
            <text:p>19122030</text:p>
          </table:table-cell>
          <table:table-cell office:value-type="string" calcext:value-type="string">
            <text:p>https://api.github.com/repos/UFAL-DSG/tgen</text:p>
          </table:table-cell>
          <table:table-cell table:formula="of:=REPLACE([.B3558]; 1; 29; &quot;&quot;)" office:value-type="string" office:string-value="UFAL-DSG/tgen" calcext:value-type="string">
            <text:p>UFAL-DSG/tgen</text:p>
          </table:table-cell>
        </table:table-row>
        <table:table-row table:style-name="ro1">
          <table:table-cell office:value-type="float" office:value="19130832" calcext:value-type="float">
            <text:p>19130832</text:p>
          </table:table-cell>
          <table:table-cell office:value-type="string" calcext:value-type="string">
            <text:p>https://api.github.com/repos/freenas/freenas-build</text:p>
          </table:table-cell>
          <table:table-cell table:formula="of:=REPLACE([.B3559]; 1; 29; &quot;&quot;)" office:value-type="string" office:string-value="freenas/freenas-build" calcext:value-type="string">
            <text:p>freenas/freenas-build</text:p>
          </table:table-cell>
        </table:table-row>
        <table:table-row table:style-name="ro1">
          <table:table-cell office:value-type="float" office:value="19131782" calcext:value-type="float">
            <text:p>19131782</text:p>
          </table:table-cell>
          <table:table-cell office:value-type="string" calcext:value-type="string">
            <text:p>https://api.github.com/repos/alphagov/digitalmarketplace-utils</text:p>
          </table:table-cell>
          <table:table-cell table:formula="of:=REPLACE([.B3560]; 1; 29; &quot;&quot;)" office:value-type="string" office:string-value="alphagov/digitalmarketplace-utils" calcext:value-type="string">
            <text:p>alphagov/digitalmarketplace-utils</text:p>
          </table:table-cell>
        </table:table-row>
        <table:table-row table:style-name="ro1">
          <table:table-cell office:value-type="float" office:value="19132904" calcext:value-type="float">
            <text:p>19132904</text:p>
          </table:table-cell>
          <table:table-cell office:value-type="string" calcext:value-type="string">
            <text:p>https://api.github.com/repos/openmaraude/APITaxi</text:p>
          </table:table-cell>
          <table:table-cell table:formula="of:=REPLACE([.B3561]; 1; 29; &quot;&quot;)" office:value-type="string" office:string-value="openmaraude/APITaxi" calcext:value-type="string">
            <text:p>openmaraude/APITaxi</text:p>
          </table:table-cell>
        </table:table-row>
        <table:table-row table:style-name="ro1">
          <table:table-cell office:value-type="float" office:value="19145611" calcext:value-type="float">
            <text:p>19145611</text:p>
          </table:table-cell>
          <table:table-cell office:value-type="string" calcext:value-type="string">
            <text:p>https://api.github.com/repos/CSD-Public/stonix</text:p>
          </table:table-cell>
          <table:table-cell table:formula="of:=REPLACE([.B3562]; 1; 29; &quot;&quot;)" office:value-type="string" office:string-value="CSD-Public/stonix" calcext:value-type="string">
            <text:p>CSD-Public/stonix</text:p>
          </table:table-cell>
        </table:table-row>
        <table:table-row table:style-name="ro1">
          <table:table-cell office:value-type="float" office:value="19147528" calcext:value-type="float">
            <text:p>19147528</text:p>
          </table:table-cell>
          <table:table-cell office:value-type="string" calcext:value-type="string">
            <text:p>https://api.github.com/repos/lsst/sims_utils</text:p>
          </table:table-cell>
          <table:table-cell table:formula="of:=REPLACE([.B3563]; 1; 29; &quot;&quot;)" office:value-type="string" office:string-value="lsst/sims_utils" calcext:value-type="string">
            <text:p>lsst/sims_utils</text:p>
          </table:table-cell>
        </table:table-row>
        <table:table-row table:style-name="ro1">
          <table:table-cell office:value-type="float" office:value="19161874" calcext:value-type="float">
            <text:p>19161874</text:p>
          </table:table-cell>
          <table:table-cell office:value-type="string" calcext:value-type="string">
            <text:p>https://api.github.com/repos/updewsprado/updews-pycodes</text:p>
          </table:table-cell>
          <table:table-cell table:formula="of:=REPLACE([.B3564]; 1; 29; &quot;&quot;)" office:value-type="string" office:string-value="updewsprado/updews-pycodes" calcext:value-type="string">
            <text:p>updewsprado/updews-pycodes</text:p>
          </table:table-cell>
        </table:table-row>
        <table:table-row table:style-name="ro1">
          <table:table-cell office:value-type="float" office:value="19165837" calcext:value-type="float">
            <text:p>19165837</text:p>
          </table:table-cell>
          <table:table-cell office:value-type="string" calcext:value-type="string">
            <text:p>https://api.github.com/repos/gajim/gajim</text:p>
          </table:table-cell>
          <table:table-cell table:formula="of:=REPLACE([.B3565]; 1; 29; &quot;&quot;)" office:value-type="string" office:string-value="gajim/gajim" calcext:value-type="string">
            <text:p>gajim/gajim</text:p>
          </table:table-cell>
        </table:table-row>
        <table:table-row table:style-name="ro1">
          <table:table-cell office:value-type="float" office:value="19172129" calcext:value-type="float">
            <text:p>19172129</text:p>
          </table:table-cell>
          <table:table-cell office:value-type="string" calcext:value-type="string">
            <text:p>https://api.github.com/repos/capic/plow_pyhton</text:p>
          </table:table-cell>
          <table:table-cell table:formula="of:=REPLACE([.B3566]; 1; 29; &quot;&quot;)" office:value-type="string" office:string-value="capic/plow_pyhton" calcext:value-type="string">
            <text:p>capic/plow_pyhton</text:p>
          </table:table-cell>
        </table:table-row>
        <table:table-row table:style-name="ro1">
          <table:table-cell office:value-type="float" office:value="19204124" calcext:value-type="float">
            <text:p>19204124</text:p>
          </table:table-cell>
          <table:table-cell office:value-type="string" calcext:value-type="string">
            <text:p>https://api.github.com/repos/tlevine/scott2</text:p>
          </table:table-cell>
          <table:table-cell table:formula="of:=REPLACE([.B3567]; 1; 29; &quot;&quot;)" office:value-type="string" office:string-value="tlevine/scott2" calcext:value-type="string">
            <text:p>tlevine/scott2</text:p>
          </table:table-cell>
        </table:table-row>
        <table:table-row table:style-name="ro1">
          <table:table-cell office:value-type="float" office:value="19212378" calcext:value-type="float">
            <text:p>19212378</text:p>
          </table:table-cell>
          <table:table-cell office:value-type="string" calcext:value-type="string">
            <text:p>https://api.github.com/repos/infortrend-openstack/eonstor-ds-cinder-driver</text:p>
          </table:table-cell>
          <table:table-cell table:formula="of:=REPLACE([.B3568]; 1; 29; &quot;&quot;)" office:value-type="string" office:string-value="infortrend-openstack/eonstor-ds-cinder-driver" calcext:value-type="string">
            <text:p>infortrend-openstack/eonstor-ds-cinder-driver</text:p>
          </table:table-cell>
        </table:table-row>
        <table:table-row table:style-name="ro1">
          <table:table-cell office:value-type="float" office:value="19237383" calcext:value-type="float">
            <text:p>19237383</text:p>
          </table:table-cell>
          <table:table-cell office:value-type="string" calcext:value-type="string">
            <text:p>https://api.github.com/repos/wmayner/pyanimats</text:p>
          </table:table-cell>
          <table:table-cell table:formula="of:=REPLACE([.B3569]; 1; 29; &quot;&quot;)" office:value-type="string" office:string-value="wmayner/pyanimats" calcext:value-type="string">
            <text:p>wmayner/pyanimats</text:p>
          </table:table-cell>
        </table:table-row>
        <table:table-row table:style-name="ro1">
          <table:table-cell office:value-type="float" office:value="19266232" calcext:value-type="float">
            <text:p>19266232</text:p>
          </table:table-cell>
          <table:table-cell office:value-type="string" calcext:value-type="string">
            <text:p>https://api.github.com/repos/diogo149/treeano</text:p>
          </table:table-cell>
          <table:table-cell table:formula="of:=REPLACE([.B3570]; 1; 29; &quot;&quot;)" office:value-type="string" office:string-value="diogo149/treeano" calcext:value-type="string">
            <text:p>diogo149/treeano</text:p>
          </table:table-cell>
        </table:table-row>
        <table:table-row table:style-name="ro1">
          <table:table-cell office:value-type="float" office:value="19278339" calcext:value-type="float">
            <text:p>19278339</text:p>
          </table:table-cell>
          <table:table-cell office:value-type="string" calcext:value-type="string">
            <text:p>https://api.github.com/repos/xe1gyq/eekmex</text:p>
          </table:table-cell>
          <table:table-cell table:formula="of:=REPLACE([.B3571]; 1; 29; &quot;&quot;)" office:value-type="string" office:string-value="xe1gyq/eekmex" calcext:value-type="string">
            <text:p>xe1gyq/eekmex</text:p>
          </table:table-cell>
        </table:table-row>
        <table:table-row table:style-name="ro1">
          <table:table-cell office:value-type="float" office:value="19307912" calcext:value-type="float">
            <text:p>19307912</text:p>
          </table:table-cell>
          <table:table-cell office:value-type="string" calcext:value-type="string">
            <text:p>https://api.github.com/repos/JonnyCE/project-platform</text:p>
          </table:table-cell>
          <table:table-cell table:formula="of:=REPLACE([.B3572]; 1; 29; &quot;&quot;)" office:value-type="string" office:string-value="JonnyCE/project-platform" calcext:value-type="string">
            <text:p>JonnyCE/project-platform</text:p>
          </table:table-cell>
        </table:table-row>
        <table:table-row table:style-name="ro1">
          <table:table-cell office:value-type="float" office:value="19314198" calcext:value-type="float">
            <text:p>19314198</text:p>
          </table:table-cell>
          <table:table-cell office:value-type="string" calcext:value-type="string">
            <text:p>https://api.github.com/repos/slzatz/sonos-companion</text:p>
          </table:table-cell>
          <table:table-cell table:formula="of:=REPLACE([.B3573]; 1; 29; &quot;&quot;)" office:value-type="string" office:string-value="slzatz/sonos-companion" calcext:value-type="string">
            <text:p>slzatz/sonos-companion</text:p>
          </table:table-cell>
        </table:table-row>
        <table:table-row table:style-name="ro1">
          <table:table-cell office:value-type="float" office:value="19314840" calcext:value-type="float">
            <text:p>19314840</text:p>
          </table:table-cell>
          <table:table-cell office:value-type="string" calcext:value-type="string">
            <text:p>https://api.github.com/repos/clalancette/pyiso</text:p>
          </table:table-cell>
          <table:table-cell table:formula="of:=REPLACE([.B3574]; 1; 29; &quot;&quot;)" office:value-type="string" office:string-value="clalancette/pyiso" calcext:value-type="string">
            <text:p>clalancette/pyiso</text:p>
          </table:table-cell>
        </table:table-row>
        <table:table-row table:style-name="ro1">
          <table:table-cell office:value-type="float" office:value="19318171" calcext:value-type="float">
            <text:p>19318171</text:p>
          </table:table-cell>
          <table:table-cell office:value-type="string" calcext:value-type="string">
            <text:p>https://api.github.com/repos/lsst-camera-dh/harnessed-jobs</text:p>
          </table:table-cell>
          <table:table-cell table:formula="of:=REPLACE([.B3575]; 1; 29; &quot;&quot;)" office:value-type="string" office:string-value="lsst-camera-dh/harnessed-jobs" calcext:value-type="string">
            <text:p>lsst-camera-dh/harnessed-jobs</text:p>
          </table:table-cell>
        </table:table-row>
        <table:table-row table:style-name="ro1">
          <table:table-cell office:value-type="float" office:value="19337525" calcext:value-type="float">
            <text:p>19337525</text:p>
          </table:table-cell>
          <table:table-cell office:value-type="string" calcext:value-type="string">
            <text:p>https://api.github.com/repos/andrewpaulreeves/soapy</text:p>
          </table:table-cell>
          <table:table-cell table:formula="of:=REPLACE([.B3576]; 1; 29; &quot;&quot;)" office:value-type="string" office:string-value="andrewpaulreeves/soapy" calcext:value-type="string">
            <text:p>andrewpaulreeves/soapy</text:p>
          </table:table-cell>
        </table:table-row>
        <table:table-row table:style-name="ro1">
          <table:table-cell office:value-type="float" office:value="19338965" calcext:value-type="float">
            <text:p>19338965</text:p>
          </table:table-cell>
          <table:table-cell office:value-type="string" calcext:value-type="string">
            <text:p>https://api.github.com/repos/Net-ng/kansha</text:p>
          </table:table-cell>
          <table:table-cell table:formula="of:=REPLACE([.B3577]; 1; 29; &quot;&quot;)" office:value-type="string" office:string-value="Net-ng/kansha" calcext:value-type="string">
            <text:p>Net-ng/kansha</text:p>
          </table:table-cell>
        </table:table-row>
        <table:table-row table:style-name="ro1">
          <table:table-cell office:value-type="float" office:value="19364032" calcext:value-type="float">
            <text:p>19364032</text:p>
          </table:table-cell>
          <table:table-cell office:value-type="string" calcext:value-type="string">
            <text:p>https://api.github.com/repos/lsst/sims_maf</text:p>
          </table:table-cell>
          <table:table-cell table:formula="of:=REPLACE([.B3578]; 1; 29; &quot;&quot;)" office:value-type="string" office:string-value="lsst/sims_maf" calcext:value-type="string">
            <text:p>lsst/sims_maf</text:p>
          </table:table-cell>
        </table:table-row>
        <table:table-row table:style-name="ro1">
          <table:table-cell office:value-type="float" office:value="19386889" calcext:value-type="float">
            <text:p>19386889</text:p>
          </table:table-cell>
          <table:table-cell office:value-type="string" calcext:value-type="string">
            <text:p>https://api.github.com/repos/iccavingrepo/icccsite</text:p>
          </table:table-cell>
          <table:table-cell table:formula="of:=REPLACE([.B3579]; 1; 29; &quot;&quot;)" office:value-type="string" office:string-value="iccavingrepo/icccsite" calcext:value-type="string">
            <text:p>iccavingrepo/icccsite</text:p>
          </table:table-cell>
        </table:table-row>
        <table:table-row table:style-name="ro1">
          <table:table-cell office:value-type="float" office:value="19387584" calcext:value-type="float">
            <text:p>19387584</text:p>
          </table:table-cell>
          <table:table-cell office:value-type="string" calcext:value-type="string">
            <text:p>https://api.github.com/repos/lsst/sims_catUtils</text:p>
          </table:table-cell>
          <table:table-cell table:formula="of:=REPLACE([.B3580]; 1; 29; &quot;&quot;)" office:value-type="string" office:string-value="lsst/sims_catUtils" calcext:value-type="string">
            <text:p>lsst/sims_catUtils</text:p>
          </table:table-cell>
        </table:table-row>
        <table:table-row table:style-name="ro1">
          <table:table-cell office:value-type="float" office:value="19387679" calcext:value-type="float">
            <text:p>19387679</text:p>
          </table:table-cell>
          <table:table-cell office:value-type="string" calcext:value-type="string">
            <text:p>https://api.github.com/repos/lsst/sims_photUtils</text:p>
          </table:table-cell>
          <table:table-cell table:formula="of:=REPLACE([.B3581]; 1; 29; &quot;&quot;)" office:value-type="string" office:string-value="lsst/sims_photUtils" calcext:value-type="string">
            <text:p>lsst/sims_photUtils</text:p>
          </table:table-cell>
        </table:table-row>
        <table:table-row table:style-name="ro1">
          <table:table-cell office:value-type="float" office:value="19389715" calcext:value-type="float">
            <text:p>19389715</text:p>
          </table:table-cell>
          <table:table-cell office:value-type="string" calcext:value-type="string">
            <text:p>https://api.github.com/repos/CZ-NIC/foris</text:p>
          </table:table-cell>
          <table:table-cell table:formula="of:=REPLACE([.B3582]; 1; 29; &quot;&quot;)" office:value-type="string" office:string-value="CZ-NIC/foris" calcext:value-type="string">
            <text:p>CZ-NIC/foris</text:p>
          </table:table-cell>
        </table:table-row>
        <table:table-row table:style-name="ro1">
          <table:table-cell office:value-type="float" office:value="19393428" calcext:value-type="float">
            <text:p>19393428</text:p>
          </table:table-cell>
          <table:table-cell office:value-type="string" calcext:value-type="string">
            <text:p>https://api.github.com/repos/philgyford/django-ditto</text:p>
          </table:table-cell>
          <table:table-cell table:formula="of:=REPLACE([.B3583]; 1; 29; &quot;&quot;)" office:value-type="string" office:string-value="philgyford/django-ditto" calcext:value-type="string">
            <text:p>philgyford/django-ditto</text:p>
          </table:table-cell>
        </table:table-row>
        <table:table-row table:style-name="ro1">
          <table:table-cell office:value-type="float" office:value="19417431" calcext:value-type="float">
            <text:p>19417431</text:p>
          </table:table-cell>
          <table:table-cell office:value-type="string" calcext:value-type="string">
            <text:p>https://api.github.com/repos/fishstamp82/moltools</text:p>
          </table:table-cell>
          <table:table-cell table:formula="of:=REPLACE([.B3584]; 1; 29; &quot;&quot;)" office:value-type="string" office:string-value="fishstamp82/moltools" calcext:value-type="string">
            <text:p>fishstamp82/moltools</text:p>
          </table:table-cell>
        </table:table-row>
        <table:table-row table:style-name="ro1">
          <table:table-cell office:value-type="float" office:value="19425498" calcext:value-type="float">
            <text:p>19425498</text:p>
          </table:table-cell>
          <table:table-cell office:value-type="string" calcext:value-type="string">
            <text:p>https://api.github.com/repos/openstack/keystoneauth</text:p>
          </table:table-cell>
          <table:table-cell table:formula="of:=REPLACE([.B3585]; 1; 29; &quot;&quot;)" office:value-type="string" office:string-value="openstack/keystoneauth" calcext:value-type="string">
            <text:p>openstack/keystoneauth</text:p>
          </table:table-cell>
        </table:table-row>
        <table:table-row table:style-name="ro1">
          <table:table-cell office:value-type="float" office:value="19426077" calcext:value-type="float">
            <text:p>19426077</text:p>
          </table:table-cell>
          <table:table-cell office:value-type="string" calcext:value-type="string">
            <text:p>https://api.github.com/repos/MikeCoder/oj-code</text:p>
          </table:table-cell>
          <table:table-cell table:formula="of:=REPLACE([.B3586]; 1; 29; &quot;&quot;)" office:value-type="string" office:string-value="MikeCoder/oj-code" calcext:value-type="string">
            <text:p>MikeCoder/oj-code</text:p>
          </table:table-cell>
        </table:table-row>
        <table:table-row table:style-name="ro1">
          <table:table-cell office:value-type="float" office:value="19433950" calcext:value-type="float">
            <text:p>19433950</text:p>
          </table:table-cell>
          <table:table-cell office:value-type="string" calcext:value-type="string">
            <text:p>https://api.github.com/repos/ParaToolsInc/taucmdr</text:p>
          </table:table-cell>
          <table:table-cell table:formula="of:=REPLACE([.B3587]; 1; 29; &quot;&quot;)" office:value-type="string" office:string-value="ParaToolsInc/taucmdr" calcext:value-type="string">
            <text:p>ParaToolsInc/taucmdr</text:p>
          </table:table-cell>
        </table:table-row>
        <table:table-row table:style-name="ro1">
          <table:table-cell office:value-type="float" office:value="19434299" calcext:value-type="float">
            <text:p>19434299</text:p>
          </table:table-cell>
          <table:table-cell office:value-type="string" calcext:value-type="string">
            <text:p>https://api.github.com/repos/Metaswitch/clearwater-etcd</text:p>
          </table:table-cell>
          <table:table-cell table:formula="of:=REPLACE([.B3588]; 1; 29; &quot;&quot;)" office:value-type="string" office:string-value="Metaswitch/clearwater-etcd" calcext:value-type="string">
            <text:p>Metaswitch/clearwater-etcd</text:p>
          </table:table-cell>
        </table:table-row>
        <table:table-row table:style-name="ro1">
          <table:table-cell office:value-type="float" office:value="19436754" calcext:value-type="float">
            <text:p>19436754</text:p>
          </table:table-cell>
          <table:table-cell office:value-type="string" calcext:value-type="string">
            <text:p>https://api.github.com/repos/Ocelotworks/OcelotBOT</text:p>
          </table:table-cell>
          <table:table-cell table:formula="of:=REPLACE([.B3589]; 1; 29; &quot;&quot;)" office:value-type="string" office:string-value="Ocelotworks/OcelotBOT" calcext:value-type="string">
            <text:p>Ocelotworks/OcelotBOT</text:p>
          </table:table-cell>
        </table:table-row>
        <table:table-row table:style-name="ro1">
          <table:table-cell office:value-type="float" office:value="19440562" calcext:value-type="float">
            <text:p>19440562</text:p>
          </table:table-cell>
          <table:table-cell office:value-type="string" calcext:value-type="string">
            <text:p>https://api.github.com/repos/intracom-telecom-sdn/nstat</text:p>
          </table:table-cell>
          <table:table-cell table:formula="of:=REPLACE([.B3590]; 1; 29; &quot;&quot;)" office:value-type="string" office:string-value="intracom-telecom-sdn/nstat" calcext:value-type="string">
            <text:p>intracom-telecom-sdn/nstat</text:p>
          </table:table-cell>
        </table:table-row>
        <table:table-row table:style-name="ro1">
          <table:table-cell office:value-type="float" office:value="19483292" calcext:value-type="float">
            <text:p>19483292</text:p>
          </table:table-cell>
          <table:table-cell office:value-type="string" calcext:value-type="string">
            <text:p>https://api.github.com/repos/lambdalisue/rook</text:p>
          </table:table-cell>
          <table:table-cell table:formula="of:=REPLACE([.B3591]; 1; 29; &quot;&quot;)" office:value-type="string" office:string-value="lambdalisue/rook" calcext:value-type="string">
            <text:p>lambdalisue/rook</text:p>
          </table:table-cell>
        </table:table-row>
        <table:table-row table:style-name="ro1">
          <table:table-cell office:value-type="float" office:value="19509604" calcext:value-type="float">
            <text:p>19509604</text:p>
          </table:table-cell>
          <table:table-cell office:value-type="string" calcext:value-type="string">
            <text:p>https://api.github.com/repos/BlueBrain/NeuroM</text:p>
          </table:table-cell>
          <table:table-cell table:formula="of:=REPLACE([.B3592]; 1; 29; &quot;&quot;)" office:value-type="string" office:string-value="BlueBrain/NeuroM" calcext:value-type="string">
            <text:p>BlueBrain/NeuroM</text:p>
          </table:table-cell>
        </table:table-row>
        <table:table-row table:style-name="ro1">
          <table:table-cell office:value-type="float" office:value="19528094" calcext:value-type="float">
            <text:p>19528094</text:p>
          </table:table-cell>
          <table:table-cell office:value-type="string" calcext:value-type="string">
            <text:p>https://api.github.com/repos/marcwebbie/passpie</text:p>
          </table:table-cell>
          <table:table-cell table:formula="of:=REPLACE([.B3593]; 1; 29; &quot;&quot;)" office:value-type="string" office:string-value="marcwebbie/passpie" calcext:value-type="string">
            <text:p>marcwebbie/passpie</text:p>
          </table:table-cell>
        </table:table-row>
        <table:table-row table:style-name="ro1">
          <table:table-cell office:value-type="float" office:value="19537608" calcext:value-type="float">
            <text:p>19537608</text:p>
          </table:table-cell>
          <table:table-cell office:value-type="string" calcext:value-type="string">
            <text:p>https://api.github.com/repos/lmiphay/gentoo-oam</text:p>
          </table:table-cell>
          <table:table-cell table:formula="of:=REPLACE([.B3594]; 1; 29; &quot;&quot;)" office:value-type="string" office:string-value="lmiphay/gentoo-oam" calcext:value-type="string">
            <text:p>lmiphay/gentoo-oam</text:p>
          </table:table-cell>
        </table:table-row>
        <table:table-row table:style-name="ro1">
          <table:table-cell office:value-type="float" office:value="19543743" calcext:value-type="float">
            <text:p>19543743</text:p>
          </table:table-cell>
          <table:table-cell office:value-type="string" calcext:value-type="string">
            <text:p>https://api.github.com/repos/mutalyzer/mutalyzer</text:p>
          </table:table-cell>
          <table:table-cell table:formula="of:=REPLACE([.B3595]; 1; 29; &quot;&quot;)" office:value-type="string" office:string-value="mutalyzer/mutalyzer" calcext:value-type="string">
            <text:p>mutalyzer/mutalyzer</text:p>
          </table:table-cell>
        </table:table-row>
        <table:table-row table:style-name="ro1">
          <table:table-cell office:value-type="float" office:value="19556356" calcext:value-type="float">
            <text:p>19556356</text:p>
          </table:table-cell>
          <table:table-cell office:value-type="string" calcext:value-type="string">
            <text:p>https://api.github.com/repos/shunzh/RLCodeBase</text:p>
          </table:table-cell>
          <table:table-cell table:formula="of:=REPLACE([.B3596]; 1; 29; &quot;&quot;)" office:value-type="string" office:string-value="shunzh/RLCodeBase" calcext:value-type="string">
            <text:p>shunzh/RLCodeBase</text:p>
          </table:table-cell>
        </table:table-row>
        <table:table-row table:style-name="ro1">
          <table:table-cell office:value-type="float" office:value="19567380" calcext:value-type="float">
            <text:p>19567380</text:p>
          </table:table-cell>
          <table:table-cell office:value-type="string" calcext:value-type="string">
            <text:p>https://api.github.com/repos/pajlada/pajbot</text:p>
          </table:table-cell>
          <table:table-cell table:formula="of:=REPLACE([.B3597]; 1; 29; &quot;&quot;)" office:value-type="string" office:string-value="pajlada/pajbot" calcext:value-type="string">
            <text:p>pajlada/pajbot</text:p>
          </table:table-cell>
        </table:table-row>
        <table:table-row table:style-name="ro1">
          <table:table-cell office:value-type="float" office:value="19579966" calcext:value-type="float">
            <text:p>19579966</text:p>
          </table:table-cell>
          <table:table-cell office:value-type="string" calcext:value-type="string">
            <text:p>https://api.github.com/repos/openelections/openelections-data-or</text:p>
          </table:table-cell>
          <table:table-cell table:formula="of:=REPLACE([.B3598]; 1; 29; &quot;&quot;)" office:value-type="string" office:string-value="openelections/openelections-data-or" calcext:value-type="string">
            <text:p>openelections/openelections-data-or</text:p>
          </table:table-cell>
        </table:table-row>
        <table:table-row table:style-name="ro1">
          <table:table-cell office:value-type="float" office:value="19589092" calcext:value-type="float">
            <text:p>19589092</text:p>
          </table:table-cell>
          <table:table-cell office:value-type="string" calcext:value-type="string">
            <text:p>https://api.github.com/repos/NervanaSystems/neon</text:p>
          </table:table-cell>
          <table:table-cell table:formula="of:=REPLACE([.B3599]; 1; 29; &quot;&quot;)" office:value-type="string" office:string-value="NervanaSystems/neon" calcext:value-type="string">
            <text:p>NervanaSystems/neon</text:p>
          </table:table-cell>
        </table:table-row>
        <table:table-row table:style-name="ro1">
          <table:table-cell office:value-type="float" office:value="19600612" calcext:value-type="float">
            <text:p>19600612</text:p>
          </table:table-cell>
          <table:table-cell office:value-type="string" calcext:value-type="string">
            <text:p>https://api.github.com/repos/JacquesLucke/animation_nodes</text:p>
          </table:table-cell>
          <table:table-cell table:formula="of:=REPLACE([.B3600]; 1; 29; &quot;&quot;)" office:value-type="string" office:string-value="JacquesLucke/animation_nodes" calcext:value-type="string">
            <text:p>JacquesLucke/animation_nodes</text:p>
          </table:table-cell>
        </table:table-row>
        <table:table-row table:style-name="ro1">
          <table:table-cell office:value-type="float" office:value="19604855" calcext:value-type="float">
            <text:p>19604855</text:p>
          </table:table-cell>
          <table:table-cell office:value-type="string" calcext:value-type="string">
            <text:p>https://api.github.com/repos/telefonicaid/orchestrator</text:p>
          </table:table-cell>
          <table:table-cell table:formula="of:=REPLACE([.B3601]; 1; 29; &quot;&quot;)" office:value-type="string" office:string-value="telefonicaid/orchestrator" calcext:value-type="string">
            <text:p>telefonicaid/orchestrator</text:p>
          </table:table-cell>
        </table:table-row>
        <table:table-row table:style-name="ro1">
          <table:table-cell office:value-type="float" office:value="19621554" calcext:value-type="float">
            <text:p>19621554</text:p>
          </table:table-cell>
          <table:table-cell office:value-type="string" calcext:value-type="string">
            <text:p>https://api.github.com/repos/mozilla/pontoon</text:p>
          </table:table-cell>
          <table:table-cell table:formula="of:=REPLACE([.B3602]; 1; 29; &quot;&quot;)" office:value-type="string" office:string-value="mozilla/pontoon" calcext:value-type="string">
            <text:p>mozilla/pontoon</text:p>
          </table:table-cell>
        </table:table-row>
        <table:table-row table:style-name="ro1">
          <table:table-cell office:value-type="float" office:value="19624216" calcext:value-type="float">
            <text:p>19624216</text:p>
          </table:table-cell>
          <table:table-cell office:value-type="string" calcext:value-type="string">
            <text:p>https://api.github.com/repos/GoogleCloudPlatform/python-docs-samples</text:p>
          </table:table-cell>
          <table:table-cell table:formula="of:=REPLACE([.B3603]; 1; 29; &quot;&quot;)" office:value-type="string" office:string-value="GoogleCloudPlatform/python-docs-samples" calcext:value-type="string">
            <text:p>GoogleCloudPlatform/python-docs-samples</text:p>
          </table:table-cell>
        </table:table-row>
        <table:table-row table:style-name="ro1">
          <table:table-cell office:value-type="float" office:value="19625114" calcext:value-type="float">
            <text:p>19625114</text:p>
          </table:table-cell>
          <table:table-cell office:value-type="string" calcext:value-type="string">
            <text:p>https://api.github.com/repos/chorst/dexBayes</text:p>
          </table:table-cell>
          <table:table-cell table:formula="of:=REPLACE([.B3604]; 1; 29; &quot;&quot;)" office:value-type="string" office:string-value="chorst/dexBayes" calcext:value-type="string">
            <text:p>chorst/dexBayes</text:p>
          </table:table-cell>
        </table:table-row>
        <table:table-row table:style-name="ro1">
          <table:table-cell office:value-type="float" office:value="19638147" calcext:value-type="float">
            <text:p>19638147</text:p>
          </table:table-cell>
          <table:table-cell office:value-type="string" calcext:value-type="string">
            <text:p>https://api.github.com/repos/gmist/five-studio2</text:p>
          </table:table-cell>
          <table:table-cell table:formula="of:=REPLACE([.B3605]; 1; 29; &quot;&quot;)" office:value-type="string" office:string-value="gmist/five-studio2" calcext:value-type="string">
            <text:p>gmist/five-studio2</text:p>
          </table:table-cell>
        </table:table-row>
        <table:table-row table:style-name="ro1">
          <table:table-cell office:value-type="float" office:value="19650580" calcext:value-type="float">
            <text:p>19650580</text:p>
          </table:table-cell>
          <table:table-cell office:value-type="string" calcext:value-type="string">
            <text:p>https://api.github.com/repos/neo4j/neo4j-python-driver</text:p>
          </table:table-cell>
          <table:table-cell table:formula="of:=REPLACE([.B3606]; 1; 29; &quot;&quot;)" office:value-type="string" office:string-value="neo4j/neo4j-python-driver" calcext:value-type="string">
            <text:p>neo4j/neo4j-python-driver</text:p>
          </table:table-cell>
        </table:table-row>
        <table:table-row table:style-name="ro1">
          <table:table-cell office:value-type="float" office:value="19695710" calcext:value-type="float">
            <text:p>19695710</text:p>
          </table:table-cell>
          <table:table-cell office:value-type="string" calcext:value-type="string">
            <text:p>https://api.github.com/repos/kit-cn-cms/pyroot-plotscripts</text:p>
          </table:table-cell>
          <table:table-cell table:formula="of:=REPLACE([.B3607]; 1; 29; &quot;&quot;)" office:value-type="string" office:string-value="kit-cn-cms/pyroot-plotscripts" calcext:value-type="string">
            <text:p>kit-cn-cms/pyroot-plotscripts</text:p>
          </table:table-cell>
        </table:table-row>
        <table:table-row table:style-name="ro1">
          <table:table-cell office:value-type="float" office:value="19695982" calcext:value-type="float">
            <text:p>19695982</text:p>
          </table:table-cell>
          <table:table-cell office:value-type="string" calcext:value-type="string">
            <text:p>https://api.github.com/repos/Appleseed/learn</text:p>
          </table:table-cell>
          <table:table-cell table:formula="of:=REPLACE([.B3608]; 1; 29; &quot;&quot;)" office:value-type="string" office:string-value="Appleseed/learn" calcext:value-type="string">
            <text:p>Appleseed/learn</text:p>
          </table:table-cell>
        </table:table-row>
        <table:table-row table:style-name="ro1">
          <table:table-cell office:value-type="float" office:value="19718564" calcext:value-type="float">
            <text:p>19718564</text:p>
          </table:table-cell>
          <table:table-cell office:value-type="string" calcext:value-type="string">
            <text:p>https://api.github.com/repos/uoregon-libraries/pdf-to-chronam</text:p>
          </table:table-cell>
          <table:table-cell table:formula="of:=REPLACE([.B3609]; 1; 29; &quot;&quot;)" office:value-type="string" office:string-value="uoregon-libraries/pdf-to-chronam" calcext:value-type="string">
            <text:p>uoregon-libraries/pdf-to-chronam</text:p>
          </table:table-cell>
        </table:table-row>
        <table:table-row table:style-name="ro1">
          <table:table-cell office:value-type="float" office:value="19730650" calcext:value-type="float">
            <text:p>19730650</text:p>
          </table:table-cell>
          <table:table-cell office:value-type="string" calcext:value-type="string">
            <text:p>https://api.github.com/repos/dcai/test</text:p>
          </table:table-cell>
          <table:table-cell table:formula="of:=REPLACE([.B3610]; 1; 29; &quot;&quot;)" office:value-type="string" office:string-value="dcai/test" calcext:value-type="string">
            <text:p>dcai/test</text:p>
          </table:table-cell>
        </table:table-row>
        <table:table-row table:style-name="ro1">
          <table:table-cell office:value-type="float" office:value="19751632" calcext:value-type="float">
            <text:p>19751632</text:p>
          </table:table-cell>
          <table:table-cell office:value-type="string" calcext:value-type="string">
            <text:p>https://api.github.com/repos/IncOQ/incoq</text:p>
          </table:table-cell>
          <table:table-cell table:formula="of:=REPLACE([.B3611]; 1; 29; &quot;&quot;)" office:value-type="string" office:string-value="IncOQ/incoq" calcext:value-type="string">
            <text:p>IncOQ/incoq</text:p>
          </table:table-cell>
        </table:table-row>
        <table:table-row table:style-name="ro1">
          <table:table-cell office:value-type="float" office:value="19757772" calcext:value-type="float">
            <text:p>19757772</text:p>
          </table:table-cell>
          <table:table-cell office:value-type="string" calcext:value-type="string">
            <text:p>https://api.github.com/repos/tsimkins/agsci.atlas</text:p>
          </table:table-cell>
          <table:table-cell table:formula="of:=REPLACE([.B3612]; 1; 29; &quot;&quot;)" office:value-type="string" office:string-value="tsimkins/agsci.atlas" calcext:value-type="string">
            <text:p>tsimkins/agsci.atlas</text:p>
          </table:table-cell>
        </table:table-row>
        <table:table-row table:style-name="ro1">
          <table:table-cell office:value-type="float" office:value="19779488" calcext:value-type="float">
            <text:p>19779488</text:p>
          </table:table-cell>
          <table:table-cell office:value-type="string" calcext:value-type="string">
            <text:p>https://api.github.com/repos/rapidpro/casepro</text:p>
          </table:table-cell>
          <table:table-cell table:formula="of:=REPLACE([.B3613]; 1; 29; &quot;&quot;)" office:value-type="string" office:string-value="rapidpro/casepro" calcext:value-type="string">
            <text:p>rapidpro/casepro</text:p>
          </table:table-cell>
        </table:table-row>
        <table:table-row table:style-name="ro1">
          <table:table-cell office:value-type="float" office:value="19784224" calcext:value-type="float">
            <text:p>19784224</text:p>
          </table:table-cell>
          <table:table-cell office:value-type="string" calcext:value-type="string">
            <text:p>https://api.github.com/repos/ELVIS-Project/elvis-database</text:p>
          </table:table-cell>
          <table:table-cell table:formula="of:=REPLACE([.B3614]; 1; 29; &quot;&quot;)" office:value-type="string" office:string-value="ELVIS-Project/elvis-database" calcext:value-type="string">
            <text:p>ELVIS-Project/elvis-database</text:p>
          </table:table-cell>
        </table:table-row>
        <table:table-row table:style-name="ro1">
          <table:table-cell office:value-type="float" office:value="19785990" calcext:value-type="float">
            <text:p>19785990</text:p>
          </table:table-cell>
          <table:table-cell office:value-type="string" calcext:value-type="string">
            <text:p>https://api.github.com/repos/cmazuc/scarfage</text:p>
          </table:table-cell>
          <table:table-cell table:formula="of:=REPLACE([.B3615]; 1; 29; &quot;&quot;)" office:value-type="string" office:string-value="cmazuc/scarfage" calcext:value-type="string">
            <text:p>cmazuc/scarfage</text:p>
          </table:table-cell>
        </table:table-row>
        <table:table-row table:style-name="ro1">
          <table:table-cell office:value-type="float" office:value="19787751" calcext:value-type="float">
            <text:p>19787751</text:p>
          </table:table-cell>
          <table:table-cell office:value-type="string" calcext:value-type="string">
            <text:p>https://api.github.com/repos/ELVIS-Project/vis-framework</text:p>
          </table:table-cell>
          <table:table-cell table:formula="of:=REPLACE([.B3616]; 1; 29; &quot;&quot;)" office:value-type="string" office:string-value="ELVIS-Project/vis-framework" calcext:value-type="string">
            <text:p>ELVIS-Project/vis-framework</text:p>
          </table:table-cell>
        </table:table-row>
        <table:table-row table:style-name="ro1">
          <table:table-cell office:value-type="float" office:value="19792744" calcext:value-type="float">
            <text:p>19792744</text:p>
          </table:table-cell>
          <table:table-cell office:value-type="string" calcext:value-type="string">
            <text:p>https://api.github.com/repos/projectatomic/atomicapp</text:p>
          </table:table-cell>
          <table:table-cell table:formula="of:=REPLACE([.B3617]; 1; 29; &quot;&quot;)" office:value-type="string" office:string-value="projectatomic/atomicapp" calcext:value-type="string">
            <text:p>projectatomic/atomicapp</text:p>
          </table:table-cell>
        </table:table-row>
        <table:table-row table:style-name="ro1">
          <table:table-cell office:value-type="float" office:value="19807382" calcext:value-type="float">
            <text:p>19807382</text:p>
          </table:table-cell>
          <table:table-cell office:value-type="string" calcext:value-type="string">
            <text:p>https://api.github.com/repos/jupyter/nbconvert</text:p>
          </table:table-cell>
          <table:table-cell table:formula="of:=REPLACE([.B3618]; 1; 29; &quot;&quot;)" office:value-type="string" office:string-value="jupyter/nbconvert" calcext:value-type="string">
            <text:p>jupyter/nbconvert</text:p>
          </table:table-cell>
        </table:table-row>
        <table:table-row table:style-name="ro1">
          <table:table-cell office:value-type="float" office:value="19848444" calcext:value-type="float">
            <text:p>19848444</text:p>
          </table:table-cell>
          <table:table-cell office:value-type="string" calcext:value-type="string">
            <text:p>https://api.github.com/repos/uw-it-aca/aca-ansible</text:p>
          </table:table-cell>
          <table:table-cell table:formula="of:=REPLACE([.B3619]; 1; 29; &quot;&quot;)" office:value-type="string" office:string-value="uw-it-aca/aca-ansible" calcext:value-type="string">
            <text:p>uw-it-aca/aca-ansible</text:p>
          </table:table-cell>
        </table:table-row>
        <table:table-row table:style-name="ro1">
          <table:table-cell office:value-type="float" office:value="19859318" calcext:value-type="float">
            <text:p>19859318</text:p>
          </table:table-cell>
          <table:table-cell office:value-type="string" calcext:value-type="string">
            <text:p>https://api.github.com/repos/renyxa/re-lab</text:p>
          </table:table-cell>
          <table:table-cell table:formula="of:=REPLACE([.B3620]; 1; 29; &quot;&quot;)" office:value-type="string" office:string-value="renyxa/re-lab" calcext:value-type="string">
            <text:p>renyxa/re-lab</text:p>
          </table:table-cell>
        </table:table-row>
        <table:table-row table:style-name="ro1">
          <table:table-cell office:value-type="float" office:value="19870078" calcext:value-type="float">
            <text:p>19870078</text:p>
          </table:table-cell>
          <table:table-cell office:value-type="string" calcext:value-type="string">
            <text:p>https://api.github.com/repos/escalonn/sed2</text:p>
          </table:table-cell>
          <table:table-cell table:formula="of:=REPLACE([.B3621]; 1; 29; &quot;&quot;)" office:value-type="string" office:string-value="escalonn/sed2" calcext:value-type="string">
            <text:p>escalonn/sed2</text:p>
          </table:table-cell>
        </table:table-row>
        <table:table-row table:style-name="ro1">
          <table:table-cell office:value-type="float" office:value="19875466" calcext:value-type="float">
            <text:p>19875466</text:p>
          </table:table-cell>
          <table:table-cell office:value-type="string" calcext:value-type="string">
            <text:p>https://api.github.com/repos/jeonghoonkang/BerePi</text:p>
          </table:table-cell>
          <table:table-cell table:formula="of:=REPLACE([.B3622]; 1; 29; &quot;&quot;)" office:value-type="string" office:string-value="jeonghoonkang/BerePi" calcext:value-type="string">
            <text:p>jeonghoonkang/BerePi</text:p>
          </table:table-cell>
        </table:table-row>
        <table:table-row table:style-name="ro1">
          <table:table-cell office:value-type="float" office:value="19880924" calcext:value-type="float">
            <text:p>19880924</text:p>
          </table:table-cell>
          <table:table-cell office:value-type="string" calcext:value-type="string">
            <text:p>https://api.github.com/repos/Ultimaker/Uranium</text:p>
          </table:table-cell>
          <table:table-cell table:formula="of:=REPLACE([.B3623]; 1; 29; &quot;&quot;)" office:value-type="string" office:string-value="Ultimaker/Uranium" calcext:value-type="string">
            <text:p>Ultimaker/Uranium</text:p>
          </table:table-cell>
        </table:table-row>
        <table:table-row table:style-name="ro1">
          <table:table-cell office:value-type="float" office:value="19885203" calcext:value-type="float">
            <text:p>19885203</text:p>
          </table:table-cell>
          <table:table-cell office:value-type="string" calcext:value-type="string">
            <text:p>https://api.github.com/repos/svenkreiss/pysparkling</text:p>
          </table:table-cell>
          <table:table-cell table:formula="of:=REPLACE([.B3624]; 1; 29; &quot;&quot;)" office:value-type="string" office:string-value="svenkreiss/pysparkling" calcext:value-type="string">
            <text:p>svenkreiss/pysparkling</text:p>
          </table:table-cell>
        </table:table-row>
        <table:table-row table:style-name="ro1">
          <table:table-cell office:value-type="float" office:value="19887374" calcext:value-type="float">
            <text:p>19887374</text:p>
          </table:table-cell>
          <table:table-cell office:value-type="string" calcext:value-type="string">
            <text:p>https://api.github.com/repos/siavooshpayandehazad/ScheduleAndDepend</text:p>
          </table:table-cell>
          <table:table-cell table:formula="of:=REPLACE([.B3625]; 1; 29; &quot;&quot;)" office:value-type="string" office:string-value="siavooshpayandehazad/ScheduleAndDepend" calcext:value-type="string">
            <text:p>siavooshpayandehazad/ScheduleAndDepend</text:p>
          </table:table-cell>
        </table:table-row>
        <table:table-row table:style-name="ro1">
          <table:table-cell office:value-type="float" office:value="19910310" calcext:value-type="float">
            <text:p>19910310</text:p>
          </table:table-cell>
          <table:table-cell office:value-type="string" calcext:value-type="string">
            <text:p>https://api.github.com/repos/StackIQ/stacki</text:p>
          </table:table-cell>
          <table:table-cell table:formula="of:=REPLACE([.B3626]; 1; 29; &quot;&quot;)" office:value-type="string" office:string-value="StackIQ/stacki" calcext:value-type="string">
            <text:p>StackIQ/stacki</text:p>
          </table:table-cell>
        </table:table-row>
        <table:table-row table:style-name="ro1">
          <table:table-cell office:value-type="float" office:value="19911836" calcext:value-type="float">
            <text:p>19911836</text:p>
          </table:table-cell>
          <table:table-cell office:value-type="string" calcext:value-type="string">
            <text:p>https://api.github.com/repos/borgbackup/borg</text:p>
          </table:table-cell>
          <table:table-cell table:formula="of:=REPLACE([.B3627]; 1; 29; &quot;&quot;)" office:value-type="string" office:string-value="borgbackup/borg" calcext:value-type="string">
            <text:p>borgbackup/borg</text:p>
          </table:table-cell>
        </table:table-row>
        <table:table-row table:style-name="ro1">
          <table:table-cell office:value-type="float" office:value="19914277" calcext:value-type="float">
            <text:p>19914277</text:p>
          </table:table-cell>
          <table:table-cell office:value-type="string" calcext:value-type="string">
            <text:p>https://api.github.com/repos/josircg/raizcidadanista</text:p>
          </table:table-cell>
          <table:table-cell table:formula="of:=REPLACE([.B3628]; 1; 29; &quot;&quot;)" office:value-type="string" office:string-value="josircg/raizcidadanista" calcext:value-type="string">
            <text:p>josircg/raizcidadanista</text:p>
          </table:table-cell>
        </table:table-row>
        <table:table-row table:style-name="ro1">
          <table:table-cell office:value-type="float" office:value="19915743" calcext:value-type="float">
            <text:p>19915743</text:p>
          </table:table-cell>
          <table:table-cell office:value-type="string" calcext:value-type="string">
            <text:p>https://api.github.com/repos/romanvm/kodi.yatp</text:p>
          </table:table-cell>
          <table:table-cell table:formula="of:=REPLACE([.B3629]; 1; 29; &quot;&quot;)" office:value-type="string" office:string-value="romanvm/kodi.yatp" calcext:value-type="string">
            <text:p>romanvm/kodi.yatp</text:p>
          </table:table-cell>
        </table:table-row>
        <table:table-row table:style-name="ro1">
          <table:table-cell office:value-type="float" office:value="19916938" calcext:value-type="float">
            <text:p>19916938</text:p>
          </table:table-cell>
          <table:table-cell office:value-type="string" calcext:value-type="string">
            <text:p>https://api.github.com/repos/Alignak-monitoring/alignak</text:p>
          </table:table-cell>
          <table:table-cell table:formula="of:=REPLACE([.B3630]; 1; 29; &quot;&quot;)" office:value-type="string" office:string-value="Alignak-monitoring/alignak" calcext:value-type="string">
            <text:p>Alignak-monitoring/alignak</text:p>
          </table:table-cell>
        </table:table-row>
        <table:table-row table:style-name="ro1">
          <table:table-cell office:value-type="float" office:value="19939404" calcext:value-type="float">
            <text:p>19939404</text:p>
          </table:table-cell>
          <table:table-cell office:value-type="string" calcext:value-type="string">
            <text:p>https://api.github.com/repos/Lucterios2/core</text:p>
          </table:table-cell>
          <table:table-cell table:formula="of:=REPLACE([.B3631]; 1; 29; &quot;&quot;)" office:value-type="string" office:string-value="Lucterios2/core" calcext:value-type="string">
            <text:p>Lucterios2/core</text:p>
          </table:table-cell>
        </table:table-row>
        <table:table-row table:style-name="ro1">
          <table:table-cell office:value-type="float" office:value="19939821" calcext:value-type="float">
            <text:p>19939821</text:p>
          </table:table-cell>
          <table:table-cell office:value-type="string" calcext:value-type="string">
            <text:p>https://api.github.com/repos/micheloosterhof/cowrie</text:p>
          </table:table-cell>
          <table:table-cell table:formula="of:=REPLACE([.B3632]; 1; 29; &quot;&quot;)" office:value-type="string" office:string-value="micheloosterhof/cowrie" calcext:value-type="string">
            <text:p>micheloosterhof/cowrie</text:p>
          </table:table-cell>
        </table:table-row>
        <table:table-row table:style-name="ro1">
          <table:table-cell office:value-type="float" office:value="19945521" calcext:value-type="float">
            <text:p>19945521</text:p>
          </table:table-cell>
          <table:table-cell office:value-type="string" calcext:value-type="string">
            <text:p>https://api.github.com/repos/zetaops/zcloud</text:p>
          </table:table-cell>
          <table:table-cell table:formula="of:=REPLACE([.B3633]; 1; 29; &quot;&quot;)" office:value-type="string" office:string-value="zetaops/zcloud" calcext:value-type="string">
            <text:p>zetaops/zcloud</text:p>
          </table:table-cell>
        </table:table-row>
        <table:table-row table:style-name="ro1">
          <table:table-cell office:value-type="float" office:value="19948696" calcext:value-type="float">
            <text:p>19948696</text:p>
          </table:table-cell>
          <table:table-cell office:value-type="string" calcext:value-type="string">
            <text:p>https://api.github.com/repos/openstack/bifrost</text:p>
          </table:table-cell>
          <table:table-cell table:formula="of:=REPLACE([.B3634]; 1; 29; &quot;&quot;)" office:value-type="string" office:string-value="openstack/bifrost" calcext:value-type="string">
            <text:p>openstack/bifrost</text:p>
          </table:table-cell>
        </table:table-row>
        <table:table-row table:style-name="ro1">
          <table:table-cell office:value-type="float" office:value="19948973" calcext:value-type="float">
            <text:p>19948973</text:p>
          </table:table-cell>
          <table:table-cell office:value-type="string" calcext:value-type="string">
            <text:p>https://api.github.com/repos/cfpb/regulations-stub</text:p>
          </table:table-cell>
          <table:table-cell table:formula="of:=REPLACE([.B3635]; 1; 29; &quot;&quot;)" office:value-type="string" office:string-value="cfpb/regulations-stub" calcext:value-type="string">
            <text:p>cfpb/regulations-stub</text:p>
          </table:table-cell>
        </table:table-row>
        <table:table-row table:style-name="ro1">
          <table:table-cell office:value-type="float" office:value="19981601" calcext:value-type="float">
            <text:p>19981601</text:p>
          </table:table-cell>
          <table:table-cell office:value-type="string" calcext:value-type="string">
            <text:p>https://api.github.com/repos/OnToology/OnToology</text:p>
          </table:table-cell>
          <table:table-cell table:formula="of:=REPLACE([.B3636]; 1; 29; &quot;&quot;)" office:value-type="string" office:string-value="OnToology/OnToology" calcext:value-type="string">
            <text:p>OnToology/OnToology</text:p>
          </table:table-cell>
        </table:table-row>
        <table:table-row table:style-name="ro1">
          <table:table-cell office:value-type="float" office:value="19997600" calcext:value-type="float">
            <text:p>19997600</text:p>
          </table:table-cell>
          <table:table-cell office:value-type="string" calcext:value-type="string">
            <text:p>https://api.github.com/repos/harishvc/challenges</text:p>
          </table:table-cell>
          <table:table-cell table:formula="of:=REPLACE([.B3637]; 1; 29; &quot;&quot;)" office:value-type="string" office:string-value="harishvc/challenges" calcext:value-type="string">
            <text:p>harishvc/challenges</text:p>
          </table:table-cell>
        </table:table-row>
        <table:table-row table:style-name="ro1">
          <table:table-cell office:value-type="float" office:value="19998692" calcext:value-type="float">
            <text:p>19998692</text:p>
          </table:table-cell>
          <table:table-cell office:value-type="string" calcext:value-type="string">
            <text:p>https://api.github.com/repos/SUSE/azurectl</text:p>
          </table:table-cell>
          <table:table-cell table:formula="of:=REPLACE([.B3638]; 1; 29; &quot;&quot;)" office:value-type="string" office:string-value="SUSE/azurectl" calcext:value-type="string">
            <text:p>SUSE/azurectl</text:p>
          </table:table-cell>
        </table:table-row>
        <table:table-row table:style-name="ro1">
          <table:table-cell office:value-type="float" office:value="20028245" calcext:value-type="float">
            <text:p>20028245</text:p>
          </table:table-cell>
          <table:table-cell office:value-type="string" calcext:value-type="string">
            <text:p>https://api.github.com/repos/Ultimaker/Cura</text:p>
          </table:table-cell>
          <table:table-cell table:formula="of:=REPLACE([.B3639]; 1; 29; &quot;&quot;)" office:value-type="string" office:string-value="Ultimaker/Cura" calcext:value-type="string">
            <text:p>Ultimaker/Cura</text:p>
          </table:table-cell>
        </table:table-row>
        <table:table-row table:style-name="ro1">
          <table:table-cell office:value-type="float" office:value="20031134" calcext:value-type="float">
            <text:p>20031134</text:p>
          </table:table-cell>
          <table:table-cell office:value-type="string" calcext:value-type="string">
            <text:p>https://api.github.com/repos/dib-lab/khmer</text:p>
          </table:table-cell>
          <table:table-cell table:formula="of:=REPLACE([.B3640]; 1; 29; &quot;&quot;)" office:value-type="string" office:string-value="dib-lab/khmer" calcext:value-type="string">
            <text:p>dib-lab/khmer</text:p>
          </table:table-cell>
        </table:table-row>
        <table:table-row table:style-name="ro1">
          <table:table-cell office:value-type="float" office:value="20096325" calcext:value-type="float">
            <text:p>20096325</text:p>
          </table:table-cell>
          <table:table-cell office:value-type="string" calcext:value-type="string">
            <text:p>https://api.github.com/repos/regardscitoyens/twitter-parlementaires</text:p>
          </table:table-cell>
          <table:table-cell table:formula="of:=REPLACE([.B3641]; 1; 29; &quot;&quot;)" office:value-type="string" office:string-value="regardscitoyens/twitter-parlementaires" calcext:value-type="string">
            <text:p>regardscitoyens/twitter-parlementaires</text:p>
          </table:table-cell>
        </table:table-row>
        <table:table-row table:style-name="ro1">
          <table:table-cell office:value-type="float" office:value="20102171" calcext:value-type="float">
            <text:p>20102171</text:p>
          </table:table-cell>
          <table:table-cell office:value-type="string" calcext:value-type="string">
            <text:p>https://api.github.com/repos/gramps-project/addons-source</text:p>
          </table:table-cell>
          <table:table-cell table:formula="of:=REPLACE([.B3642]; 1; 29; &quot;&quot;)" office:value-type="string" office:string-value="gramps-project/addons-source" calcext:value-type="string">
            <text:p>gramps-project/addons-source</text:p>
          </table:table-cell>
        </table:table-row>
        <table:table-row table:style-name="ro1">
          <table:table-cell office:value-type="float" office:value="20104841" calcext:value-type="float">
            <text:p>20104841</text:p>
          </table:table-cell>
          <table:table-cell office:value-type="string" calcext:value-type="string">
            <text:p>https://api.github.com/repos/mila-udem/blocks</text:p>
          </table:table-cell>
          <table:table-cell table:formula="of:=REPLACE([.B3643]; 1; 29; &quot;&quot;)" office:value-type="string" office:string-value="mila-udem/blocks" calcext:value-type="string">
            <text:p>mila-udem/blocks</text:p>
          </table:table-cell>
        </table:table-row>
        <table:table-row table:style-name="ro1">
          <table:table-cell office:value-type="float" office:value="20104935" calcext:value-type="float">
            <text:p>20104935</text:p>
          </table:table-cell>
          <table:table-cell office:value-type="string" calcext:value-type="string">
            <text:p>https://api.github.com/repos/mila-udem/fuel</text:p>
          </table:table-cell>
          <table:table-cell table:formula="of:=REPLACE([.B3644]; 1; 29; &quot;&quot;)" office:value-type="string" office:string-value="mila-udem/fuel" calcext:value-type="string">
            <text:p>mila-udem/fuel</text:p>
          </table:table-cell>
        </table:table-row>
        <table:table-row table:style-name="ro1">
          <table:table-cell office:value-type="float" office:value="20115727" calcext:value-type="float">
            <text:p>20115727</text:p>
          </table:table-cell>
          <table:table-cell office:value-type="string" calcext:value-type="string">
            <text:p>https://api.github.com/repos/enthought/sat-solver</text:p>
          </table:table-cell>
          <table:table-cell table:formula="of:=REPLACE([.B3645]; 1; 29; &quot;&quot;)" office:value-type="string" office:string-value="enthought/sat-solver" calcext:value-type="string">
            <text:p>enthought/sat-solver</text:p>
          </table:table-cell>
        </table:table-row>
        <table:table-row table:style-name="ro1">
          <table:table-cell office:value-type="float" office:value="20143839" calcext:value-type="float">
            <text:p>20143839</text:p>
          </table:table-cell>
          <table:table-cell office:value-type="string" calcext:value-type="string">
            <text:p>https://api.github.com/repos/nextgis/buildbot</text:p>
          </table:table-cell>
          <table:table-cell table:formula="of:=REPLACE([.B3646]; 1; 29; &quot;&quot;)" office:value-type="string" office:string-value="nextgis/buildbot" calcext:value-type="string">
            <text:p>nextgis/buildbot</text:p>
          </table:table-cell>
        </table:table-row>
        <table:table-row table:style-name="ro1">
          <table:table-cell office:value-type="float" office:value="20156089" calcext:value-type="float">
            <text:p>20156089</text:p>
          </table:table-cell>
          <table:table-cell office:value-type="string" calcext:value-type="string">
            <text:p>https://api.github.com/repos/kernelci/kernelci-backend</text:p>
          </table:table-cell>
          <table:table-cell table:formula="of:=REPLACE([.B3647]; 1; 29; &quot;&quot;)" office:value-type="string" office:string-value="kernelci/kernelci-backend" calcext:value-type="string">
            <text:p>kernelci/kernelci-backend</text:p>
          </table:table-cell>
        </table:table-row>
        <table:table-row table:style-name="ro1">
          <table:table-cell office:value-type="float" office:value="20169569" calcext:value-type="float">
            <text:p>20169569</text:p>
          </table:table-cell>
          <table:table-cell office:value-type="string" calcext:value-type="string">
            <text:p>https://api.github.com/repos/Bristol-Braille/canute-ui</text:p>
          </table:table-cell>
          <table:table-cell table:formula="of:=REPLACE([.B3648]; 1; 29; &quot;&quot;)" office:value-type="string" office:string-value="Bristol-Braille/canute-ui" calcext:value-type="string">
            <text:p>Bristol-Braille/canute-ui</text:p>
          </table:table-cell>
        </table:table-row>
        <table:table-row table:style-name="ro1">
          <table:table-cell office:value-type="float" office:value="20176675" calcext:value-type="float">
            <text:p>20176675</text:p>
          </table:table-cell>
          <table:table-cell office:value-type="string" calcext:value-type="string">
            <text:p>https://api.github.com/repos/sprksh/industryo</text:p>
          </table:table-cell>
          <table:table-cell table:formula="of:=REPLACE([.B3649]; 1; 29; &quot;&quot;)" office:value-type="string" office:string-value="sprksh/industryo" calcext:value-type="string">
            <text:p>sprksh/industryo</text:p>
          </table:table-cell>
        </table:table-row>
        <table:table-row table:style-name="ro1">
          <table:table-cell office:value-type="float" office:value="20179082" calcext:value-type="float">
            <text:p>20179082</text:p>
          </table:table-cell>
          <table:table-cell office:value-type="string" calcext:value-type="string">
            <text:p>https://api.github.com/repos/douglasrizzo/catsim</text:p>
          </table:table-cell>
          <table:table-cell table:formula="of:=REPLACE([.B3650]; 1; 29; &quot;&quot;)" office:value-type="string" office:string-value="douglasrizzo/catsim" calcext:value-type="string">
            <text:p>douglasrizzo/catsim</text:p>
          </table:table-cell>
        </table:table-row>
        <table:table-row table:style-name="ro1">
          <table:table-cell office:value-type="float" office:value="20216919" calcext:value-type="float">
            <text:p>20216919</text:p>
          </table:table-cell>
          <table:table-cell office:value-type="string" calcext:value-type="string">
            <text:p>https://api.github.com/repos/zalando/connexion</text:p>
          </table:table-cell>
          <table:table-cell table:formula="of:=REPLACE([.B3651]; 1; 29; &quot;&quot;)" office:value-type="string" office:string-value="zalando/connexion" calcext:value-type="string">
            <text:p>zalando/connexion</text:p>
          </table:table-cell>
        </table:table-row>
        <table:table-row table:style-name="ro1">
          <table:table-cell office:value-type="float" office:value="20242083" calcext:value-type="float">
            <text:p>20242083</text:p>
          </table:table-cell>
          <table:table-cell office:value-type="string" calcext:value-type="string">
            <text:p>https://api.github.com/repos/calum-chamberlain/EQcorrscan</text:p>
          </table:table-cell>
          <table:table-cell table:formula="of:=REPLACE([.B3652]; 1; 29; &quot;&quot;)" office:value-type="string" office:string-value="calum-chamberlain/EQcorrscan" calcext:value-type="string">
            <text:p>calum-chamberlain/EQcorrscan</text:p>
          </table:table-cell>
        </table:table-row>
        <table:table-row table:style-name="ro1">
          <table:table-cell office:value-type="float" office:value="20255630" calcext:value-type="float">
            <text:p>20255630</text:p>
          </table:table-cell>
          <table:table-cell office:value-type="string" calcext:value-type="string">
            <text:p>https://api.github.com/repos/botswana-harvard/edc-base</text:p>
          </table:table-cell>
          <table:table-cell table:formula="of:=REPLACE([.B3653]; 1; 29; &quot;&quot;)" office:value-type="string" office:string-value="botswana-harvard/edc-base" calcext:value-type="string">
            <text:p>botswana-harvard/edc-base</text:p>
          </table:table-cell>
        </table:table-row>
        <table:table-row table:style-name="ro1">
          <table:table-cell office:value-type="float" office:value="20273638" calcext:value-type="float">
            <text:p>20273638</text:p>
          </table:table-cell>
          <table:table-cell office:value-type="string" calcext:value-type="string">
            <text:p>https://api.github.com/repos/Meta-Man/Meta-Man.Common</text:p>
          </table:table-cell>
          <table:table-cell table:formula="of:=REPLACE([.B3654]; 1; 29; &quot;&quot;)" office:value-type="string" office:string-value="Meta-Man/Meta-Man.Common" calcext:value-type="string">
            <text:p>Meta-Man/Meta-Man.Common</text:p>
          </table:table-cell>
        </table:table-row>
        <table:table-row table:style-name="ro1">
          <table:table-cell office:value-type="float" office:value="20276991" calcext:value-type="float">
            <text:p>20276991</text:p>
          </table:table-cell>
          <table:table-cell office:value-type="string" calcext:value-type="string">
            <text:p>https://api.github.com/repos/AtomicConductor/conductor_client</text:p>
          </table:table-cell>
          <table:table-cell table:formula="of:=REPLACE([.B3655]; 1; 29; &quot;&quot;)" office:value-type="string" office:string-value="AtomicConductor/conductor_client" calcext:value-type="string">
            <text:p>AtomicConductor/conductor_client</text:p>
          </table:table-cell>
        </table:table-row>
        <table:table-row table:style-name="ro1">
          <table:table-cell office:value-type="float" office:value="20284013" calcext:value-type="float">
            <text:p>20284013</text:p>
          </table:table-cell>
          <table:table-cell office:value-type="string" calcext:value-type="string">
            <text:p>https://api.github.com/repos/tohojo/flent</text:p>
          </table:table-cell>
          <table:table-cell table:formula="of:=REPLACE([.B3656]; 1; 29; &quot;&quot;)" office:value-type="string" office:string-value="tohojo/flent" calcext:value-type="string">
            <text:p>tohojo/flent</text:p>
          </table:table-cell>
        </table:table-row>
        <table:table-row table:style-name="ro1">
          <table:table-cell office:value-type="float" office:value="20307780" calcext:value-type="float">
            <text:p>20307780</text:p>
          </table:table-cell>
          <table:table-cell office:value-type="string" calcext:value-type="string">
            <text:p>https://api.github.com/repos/ITDevLtd/MCVirt</text:p>
          </table:table-cell>
          <table:table-cell table:formula="of:=REPLACE([.B3657]; 1; 29; &quot;&quot;)" office:value-type="string" office:string-value="ITDevLtd/MCVirt" calcext:value-type="string">
            <text:p>ITDevLtd/MCVirt</text:p>
          </table:table-cell>
        </table:table-row>
        <table:table-row table:style-name="ro1">
          <table:table-cell office:value-type="float" office:value="20329445" calcext:value-type="float">
            <text:p>20329445</text:p>
          </table:table-cell>
          <table:table-cell office:value-type="string" calcext:value-type="string">
            <text:p>https://api.github.com/repos/zhanglab/psamm</text:p>
          </table:table-cell>
          <table:table-cell table:formula="of:=REPLACE([.B3658]; 1; 29; &quot;&quot;)" office:value-type="string" office:string-value="zhanglab/psamm" calcext:value-type="string">
            <text:p>zhanglab/psamm</text:p>
          </table:table-cell>
        </table:table-row>
        <table:table-row table:style-name="ro1">
          <table:table-cell office:value-type="float" office:value="20333999" calcext:value-type="float">
            <text:p>20333999</text:p>
          </table:table-cell>
          <table:table-cell office:value-type="string" calcext:value-type="string">
            <text:p>https://api.github.com/repos/virt-manager/virt-manager</text:p>
          </table:table-cell>
          <table:table-cell table:formula="of:=REPLACE([.B3659]; 1; 29; &quot;&quot;)" office:value-type="string" office:string-value="virt-manager/virt-manager" calcext:value-type="string">
            <text:p>virt-manager/virt-manager</text:p>
          </table:table-cell>
        </table:table-row>
        <table:table-row table:style-name="ro1">
          <table:table-cell office:value-type="float" office:value="20345952" calcext:value-type="float">
            <text:p>20345952</text:p>
          </table:table-cell>
          <table:table-cell office:value-type="string" calcext:value-type="string">
            <text:p>https://api.github.com/repos/rohe/oidctest</text:p>
          </table:table-cell>
          <table:table-cell table:formula="of:=REPLACE([.B3660]; 1; 29; &quot;&quot;)" office:value-type="string" office:string-value="rohe/oidctest" calcext:value-type="string">
            <text:p>rohe/oidctest</text:p>
          </table:table-cell>
        </table:table-row>
        <table:table-row table:style-name="ro1">
          <table:table-cell office:value-type="float" office:value="20360454" calcext:value-type="float">
            <text:p>20360454</text:p>
          </table:table-cell>
          <table:table-cell office:value-type="string" calcext:value-type="string">
            <text:p>https://api.github.com/repos/liberapay/liberapay.com</text:p>
          </table:table-cell>
          <table:table-cell table:formula="of:=REPLACE([.B3661]; 1; 29; &quot;&quot;)" office:value-type="string" office:string-value="liberapay/liberapay.com" calcext:value-type="string">
            <text:p>liberapay/liberapay.com</text:p>
          </table:table-cell>
        </table:table-row>
        <table:table-row table:style-name="ro1">
          <table:table-cell office:value-type="float" office:value="20378613" calcext:value-type="float">
            <text:p>20378613</text:p>
          </table:table-cell>
          <table:table-cell office:value-type="string" calcext:value-type="string">
            <text:p>https://api.github.com/repos/BD2KGenomics/cgcloud</text:p>
          </table:table-cell>
          <table:table-cell table:formula="of:=REPLACE([.B3662]; 1; 29; &quot;&quot;)" office:value-type="string" office:string-value="BD2KGenomics/cgcloud" calcext:value-type="string">
            <text:p>BD2KGenomics/cgcloud</text:p>
          </table:table-cell>
        </table:table-row>
        <table:table-row table:style-name="ro1">
          <table:table-cell office:value-type="float" office:value="20388013" calcext:value-type="float">
            <text:p>20388013</text:p>
          </table:table-cell>
          <table:table-cell office:value-type="string" calcext:value-type="string">
            <text:p>https://api.github.com/repos/jjjake/internetarchive</text:p>
          </table:table-cell>
          <table:table-cell table:formula="of:=REPLACE([.B3663]; 1; 29; &quot;&quot;)" office:value-type="string" office:string-value="jjjake/internetarchive" calcext:value-type="string">
            <text:p>jjjake/internetarchive</text:p>
          </table:table-cell>
        </table:table-row>
        <table:table-row table:style-name="ro1">
          <table:table-cell office:value-type="float" office:value="20401945" calcext:value-type="float">
            <text:p>20401945</text:p>
          </table:table-cell>
          <table:table-cell office:value-type="string" calcext:value-type="string">
            <text:p>https://api.github.com/repos/Pewpews/happypanda</text:p>
          </table:table-cell>
          <table:table-cell table:formula="of:=REPLACE([.B3664]; 1; 29; &quot;&quot;)" office:value-type="string" office:string-value="Pewpews/happypanda" calcext:value-type="string">
            <text:p>Pewpews/happypanda</text:p>
          </table:table-cell>
        </table:table-row>
        <table:table-row table:style-name="ro1">
          <table:table-cell office:value-type="float" office:value="20417644" calcext:value-type="float">
            <text:p>20417644</text:p>
          </table:table-cell>
          <table:table-cell office:value-type="string" calcext:value-type="string">
            <text:p>https://api.github.com/repos/guberti/epschedule</text:p>
          </table:table-cell>
          <table:table-cell table:formula="of:=REPLACE([.B3665]; 1; 29; &quot;&quot;)" office:value-type="string" office:string-value="guberti/epschedule" calcext:value-type="string">
            <text:p>guberti/epschedule</text:p>
          </table:table-cell>
        </table:table-row>
        <table:table-row table:style-name="ro1">
          <table:table-cell office:value-type="float" office:value="20428999" calcext:value-type="float">
            <text:p>20428999</text:p>
          </table:table-cell>
          <table:table-cell office:value-type="string" calcext:value-type="string">
            <text:p>https://api.github.com/repos/QuiteQuiet/PokemonShowdownBot</text:p>
          </table:table-cell>
          <table:table-cell table:formula="of:=REPLACE([.B3666]; 1; 29; &quot;&quot;)" office:value-type="string" office:string-value="QuiteQuiet/PokemonShowdownBot" calcext:value-type="string">
            <text:p>QuiteQuiet/PokemonShowdownBot</text:p>
          </table:table-cell>
        </table:table-row>
        <table:table-row table:style-name="ro1">
          <table:table-cell office:value-type="float" office:value="20436527" calcext:value-type="float">
            <text:p>20436527</text:p>
          </table:table-cell>
          <table:table-cell office:value-type="string" calcext:value-type="string">
            <text:p>https://api.github.com/repos/glader/Cetaganda</text:p>
          </table:table-cell>
          <table:table-cell table:formula="of:=REPLACE([.B3667]; 1; 29; &quot;&quot;)" office:value-type="string" office:string-value="glader/Cetaganda" calcext:value-type="string">
            <text:p>glader/Cetaganda</text:p>
          </table:table-cell>
        </table:table-row>
        <table:table-row table:style-name="ro1">
          <table:table-cell office:value-type="float" office:value="20437036" calcext:value-type="float">
            <text:p>20437036</text:p>
          </table:table-cell>
          <table:table-cell office:value-type="string" calcext:value-type="string">
            <text:p>https://api.github.com/repos/RoboCupULaval/StrategyIA</text:p>
          </table:table-cell>
          <table:table-cell table:formula="of:=REPLACE([.B3668]; 1; 29; &quot;&quot;)" office:value-type="string" office:string-value="RoboCupULaval/StrategyIA" calcext:value-type="string">
            <text:p>RoboCupULaval/StrategyIA</text:p>
          </table:table-cell>
        </table:table-row>
        <table:table-row table:style-name="ro1">
          <table:table-cell office:value-type="float" office:value="20447538" calcext:value-type="float">
            <text:p>20447538</text:p>
          </table:table-cell>
          <table:table-cell office:value-type="string" calcext:value-type="string">
            <text:p>https://api.github.com/repos/linetools/linetools</text:p>
          </table:table-cell>
          <table:table-cell table:formula="of:=REPLACE([.B3669]; 1; 29; &quot;&quot;)" office:value-type="string" office:string-value="linetools/linetools" calcext:value-type="string">
            <text:p>linetools/linetools</text:p>
          </table:table-cell>
        </table:table-row>
        <table:table-row table:style-name="ro1">
          <table:table-cell office:value-type="float" office:value="20471356" calcext:value-type="float">
            <text:p>20471356</text:p>
          </table:table-cell>
          <table:table-cell office:value-type="string" calcext:value-type="string">
            <text:p>https://api.github.com/repos/sagemath/planet</text:p>
          </table:table-cell>
          <table:table-cell table:formula="of:=REPLACE([.B3670]; 1; 29; &quot;&quot;)" office:value-type="string" office:string-value="sagemath/planet" calcext:value-type="string">
            <text:p>sagemath/planet</text:p>
          </table:table-cell>
        </table:table-row>
        <table:table-row table:style-name="ro1">
          <table:table-cell office:value-type="float" office:value="20489589" calcext:value-type="float">
            <text:p>20489589</text:p>
          </table:table-cell>
          <table:table-cell office:value-type="string" calcext:value-type="string">
            <text:p>https://api.github.com/repos/JMSwag/PyUpdater</text:p>
          </table:table-cell>
          <table:table-cell table:formula="of:=REPLACE([.B3671]; 1; 29; &quot;&quot;)" office:value-type="string" office:string-value="JMSwag/PyUpdater" calcext:value-type="string">
            <text:p>JMSwag/PyUpdater</text:p>
          </table:table-cell>
        </table:table-row>
        <table:table-row table:style-name="ro1">
          <table:table-cell office:value-type="float" office:value="20500960" calcext:value-type="float">
            <text:p>20500960</text:p>
          </table:table-cell>
          <table:table-cell office:value-type="string" calcext:value-type="string">
            <text:p>https://api.github.com/repos/D-I-L/pydgin</text:p>
          </table:table-cell>
          <table:table-cell table:formula="of:=REPLACE([.B3672]; 1; 29; &quot;&quot;)" office:value-type="string" office:string-value="D-I-L/pydgin" calcext:value-type="string">
            <text:p>D-I-L/pydgin</text:p>
          </table:table-cell>
        </table:table-row>
        <table:table-row table:style-name="ro1">
          <table:table-cell office:value-type="float" office:value="20522143" calcext:value-type="float">
            <text:p>20522143</text:p>
          </table:table-cell>
          <table:table-cell office:value-type="string" calcext:value-type="string">
            <text:p>https://api.github.com/repos/ReactionMechanismGenerator/RMG-Py</text:p>
          </table:table-cell>
          <table:table-cell table:formula="of:=REPLACE([.B3673]; 1; 29; &quot;&quot;)" office:value-type="string" office:string-value="ReactionMechanismGenerator/RMG-Py" calcext:value-type="string">
            <text:p>ReactionMechanismGenerator/RMG-Py</text:p>
          </table:table-cell>
        </table:table-row>
        <table:table-row table:style-name="ro1">
          <table:table-cell office:value-type="float" office:value="20532641" calcext:value-type="float">
            <text:p>20532641</text:p>
          </table:table-cell>
          <table:table-cell office:value-type="string" calcext:value-type="string">
            <text:p>https://api.github.com/repos/oTree-org/otree-docs</text:p>
          </table:table-cell>
          <table:table-cell table:formula="of:=REPLACE([.B3674]; 1; 29; &quot;&quot;)" office:value-type="string" office:string-value="oTree-org/otree-docs" calcext:value-type="string">
            <text:p>oTree-org/otree-docs</text:p>
          </table:table-cell>
        </table:table-row>
        <table:table-row table:style-name="ro1">
          <table:table-cell office:value-type="float" office:value="20538861" calcext:value-type="float">
            <text:p>20538861</text:p>
          </table:table-cell>
          <table:table-cell office:value-type="string" calcext:value-type="string">
            <text:p>https://api.github.com/repos/angr/cle</text:p>
          </table:table-cell>
          <table:table-cell table:formula="of:=REPLACE([.B3675]; 1; 29; &quot;&quot;)" office:value-type="string" office:string-value="angr/cle" calcext:value-type="string">
            <text:p>angr/cle</text:p>
          </table:table-cell>
        </table:table-row>
        <table:table-row table:style-name="ro1">
          <table:table-cell office:value-type="float" office:value="20539002" calcext:value-type="float">
            <text:p>20539002</text:p>
          </table:table-cell>
          <table:table-cell office:value-type="string" calcext:value-type="string">
            <text:p>https://api.github.com/repos/open-craft/xblock-group-project-v2</text:p>
          </table:table-cell>
          <table:table-cell table:formula="of:=REPLACE([.B3676]; 1; 29; &quot;&quot;)" office:value-type="string" office:string-value="open-craft/xblock-group-project-v2" calcext:value-type="string">
            <text:p>open-craft/xblock-group-project-v2</text:p>
          </table:table-cell>
        </table:table-row>
        <table:table-row table:style-name="ro1">
          <table:table-cell office:value-type="float" office:value="20548815" calcext:value-type="float">
            <text:p>20548815</text:p>
          </table:table-cell>
          <table:table-cell office:value-type="string" calcext:value-type="string">
            <text:p>https://api.github.com/repos/avocado-framework/avocado-vt</text:p>
          </table:table-cell>
          <table:table-cell table:formula="of:=REPLACE([.B3677]; 1; 29; &quot;&quot;)" office:value-type="string" office:string-value="avocado-framework/avocado-vt" calcext:value-type="string">
            <text:p>avocado-framework/avocado-vt</text:p>
          </table:table-cell>
        </table:table-row>
        <table:table-row table:style-name="ro1">
          <table:table-cell office:value-type="float" office:value="20559945" calcext:value-type="float">
            <text:p>20559945</text:p>
          </table:table-cell>
          <table:table-cell office:value-type="string" calcext:value-type="string">
            <text:p>https://api.github.com/repos/rodrigobraga/informer</text:p>
          </table:table-cell>
          <table:table-cell table:formula="of:=REPLACE([.B3678]; 1; 29; &quot;&quot;)" office:value-type="string" office:string-value="rodrigobraga/informer" calcext:value-type="string">
            <text:p>rodrigobraga/informer</text:p>
          </table:table-cell>
        </table:table-row>
        <table:table-row table:style-name="ro1">
          <table:table-cell office:value-type="float" office:value="20566091" calcext:value-type="float">
            <text:p>20566091</text:p>
          </table:table-cell>
          <table:table-cell office:value-type="string" calcext:value-type="string">
            <text:p>https://api.github.com/repos/couchbase/perfrunner</text:p>
          </table:table-cell>
          <table:table-cell table:formula="of:=REPLACE([.B3679]; 1; 29; &quot;&quot;)" office:value-type="string" office:string-value="couchbase/perfrunner" calcext:value-type="string">
            <text:p>couchbase/perfrunner</text:p>
          </table:table-cell>
        </table:table-row>
        <table:table-row table:style-name="ro1">
          <table:table-cell office:value-type="float" office:value="20587033" calcext:value-type="float">
            <text:p>20587033</text:p>
          </table:table-cell>
          <table:table-cell office:value-type="string" calcext:value-type="string">
            <text:p>https://api.github.com/repos/guaix-ucm/megaradrp</text:p>
          </table:table-cell>
          <table:table-cell table:formula="of:=REPLACE([.B3680]; 1; 29; &quot;&quot;)" office:value-type="string" office:string-value="guaix-ucm/megaradrp" calcext:value-type="string">
            <text:p>guaix-ucm/megaradrp</text:p>
          </table:table-cell>
        </table:table-row>
        <table:table-row table:style-name="ro1">
          <table:table-cell office:value-type="float" office:value="20603913" calcext:value-type="float">
            <text:p>20603913</text:p>
          </table:table-cell>
          <table:table-cell office:value-type="string" calcext:value-type="string">
            <text:p>https://api.github.com/repos/azavea/raster-foundry</text:p>
          </table:table-cell>
          <table:table-cell table:formula="of:=REPLACE([.B3681]; 1; 29; &quot;&quot;)" office:value-type="string" office:string-value="azavea/raster-foundry" calcext:value-type="string">
            <text:p>azavea/raster-foundry</text:p>
          </table:table-cell>
        </table:table-row>
        <table:table-row table:style-name="ro1">
          <table:table-cell office:value-type="float" office:value="20616256" calcext:value-type="float">
            <text:p>20616256</text:p>
          </table:table-cell>
          <table:table-cell office:value-type="string" calcext:value-type="string">
            <text:p>https://api.github.com/repos/d120/pyophase</text:p>
          </table:table-cell>
          <table:table-cell table:formula="of:=REPLACE([.B3682]; 1; 29; &quot;&quot;)" office:value-type="string" office:string-value="d120/pyophase" calcext:value-type="string">
            <text:p>d120/pyophase</text:p>
          </table:table-cell>
        </table:table-row>
        <table:table-row table:style-name="ro1">
          <table:table-cell office:value-type="float" office:value="20635913" calcext:value-type="float">
            <text:p>20635913</text:p>
          </table:table-cell>
          <table:table-cell office:value-type="string" calcext:value-type="string">
            <text:p>https://api.github.com/repos/OpenTreeMap/otm-core</text:p>
          </table:table-cell>
          <table:table-cell table:formula="of:=REPLACE([.B3683]; 1; 29; &quot;&quot;)" office:value-type="string" office:string-value="OpenTreeMap/otm-core" calcext:value-type="string">
            <text:p>OpenTreeMap/otm-core</text:p>
          </table:table-cell>
        </table:table-row>
        <table:table-row table:style-name="ro1">
          <table:table-cell office:value-type="float" office:value="20638246" calcext:value-type="float">
            <text:p>20638246</text:p>
          </table:table-cell>
          <table:table-cell office:value-type="string" calcext:value-type="string">
            <text:p>https://api.github.com/repos/KanoComputing/kano-profile</text:p>
          </table:table-cell>
          <table:table-cell table:formula="of:=REPLACE([.B3684]; 1; 29; &quot;&quot;)" office:value-type="string" office:string-value="KanoComputing/kano-profile" calcext:value-type="string">
            <text:p>KanoComputing/kano-profile</text:p>
          </table:table-cell>
        </table:table-row>
        <table:table-row table:style-name="ro1">
          <table:table-cell office:value-type="float" office:value="20641248" calcext:value-type="float">
            <text:p>20641248</text:p>
          </table:table-cell>
          <table:table-cell office:value-type="string" calcext:value-type="string">
            <text:p>https://api.github.com/repos/City-of-Helsinki/respa</text:p>
          </table:table-cell>
          <table:table-cell table:formula="of:=REPLACE([.B3685]; 1; 29; &quot;&quot;)" office:value-type="string" office:string-value="City-of-Helsinki/respa" calcext:value-type="string">
            <text:p>City-of-Helsinki/respa</text:p>
          </table:table-cell>
        </table:table-row>
        <table:table-row table:style-name="ro1">
          <table:table-cell office:value-type="float" office:value="20645493" calcext:value-type="float">
            <text:p>20645493</text:p>
          </table:table-cell>
          <table:table-cell office:value-type="string" calcext:value-type="string">
            <text:p>https://api.github.com/repos/OpenCanada/website</text:p>
          </table:table-cell>
          <table:table-cell table:formula="of:=REPLACE([.B3686]; 1; 29; &quot;&quot;)" office:value-type="string" office:string-value="OpenCanada/website" calcext:value-type="string">
            <text:p>OpenCanada/website</text:p>
          </table:table-cell>
        </table:table-row>
        <table:table-row table:style-name="ro1">
          <table:table-cell office:value-type="float" office:value="20666163" calcext:value-type="float">
            <text:p>20666163</text:p>
          </table:table-cell>
          <table:table-cell office:value-type="string" calcext:value-type="string">
            <text:p>https://api.github.com/repos/grid-control/grid-control</text:p>
          </table:table-cell>
          <table:table-cell table:formula="of:=REPLACE([.B3687]; 1; 29; &quot;&quot;)" office:value-type="string" office:string-value="grid-control/grid-control" calcext:value-type="string">
            <text:p>grid-control/grid-control</text:p>
          </table:table-cell>
        </table:table-row>
        <table:table-row table:style-name="ro1">
          <table:table-cell office:value-type="float" office:value="20671464" calcext:value-type="float">
            <text:p>20671464</text:p>
          </table:table-cell>
          <table:table-cell office:value-type="string" calcext:value-type="string">
            <text:p>https://api.github.com/repos/zhuwei05/blog</text:p>
          </table:table-cell>
          <table:table-cell table:formula="of:=REPLACE([.B3688]; 1; 29; &quot;&quot;)" office:value-type="string" office:string-value="zhuwei05/blog" calcext:value-type="string">
            <text:p>zhuwei05/blog</text:p>
          </table:table-cell>
        </table:table-row>
        <table:table-row table:style-name="ro1">
          <table:table-cell office:value-type="float" office:value="20711492" calcext:value-type="float">
            <text:p>20711492</text:p>
          </table:table-cell>
          <table:table-cell office:value-type="string" calcext:value-type="string">
            <text:p>https://api.github.com/repos/DestructHub/ProjectEuler</text:p>
          </table:table-cell>
          <table:table-cell table:formula="of:=REPLACE([.B3689]; 1; 29; &quot;&quot;)" office:value-type="string" office:string-value="DestructHub/ProjectEuler" calcext:value-type="string">
            <text:p>DestructHub/ProjectEuler</text:p>
          </table:table-cell>
        </table:table-row>
        <table:table-row table:style-name="ro1">
          <table:table-cell office:value-type="float" office:value="20717323" calcext:value-type="float">
            <text:p>20717323</text:p>
          </table:table-cell>
          <table:table-cell office:value-type="string" calcext:value-type="string">
            <text:p>https://api.github.com/repos/MarkEWaite/JENKINS-26197</text:p>
          </table:table-cell>
          <table:table-cell table:formula="of:=REPLACE([.B3690]; 1; 29; &quot;&quot;)" office:value-type="string" office:string-value="MarkEWaite/JENKINS-26197" calcext:value-type="string">
            <text:p>MarkEWaite/JENKINS-26197</text:p>
          </table:table-cell>
        </table:table-row>
        <table:table-row table:style-name="ro1">
          <table:table-cell office:value-type="float" office:value="20719766" calcext:value-type="float">
            <text:p>20719766</text:p>
          </table:table-cell>
          <table:table-cell office:value-type="string" calcext:value-type="string">
            <text:p>https://api.github.com/repos/drtuxwang/system-config</text:p>
          </table:table-cell>
          <table:table-cell table:formula="of:=REPLACE([.B3691]; 1; 29; &quot;&quot;)" office:value-type="string" office:string-value="drtuxwang/system-config" calcext:value-type="string">
            <text:p>drtuxwang/system-config</text:p>
          </table:table-cell>
        </table:table-row>
        <table:table-row table:style-name="ro1">
          <table:table-cell office:value-type="float" office:value="20740248" calcext:value-type="float">
            <text:p>20740248</text:p>
          </table:table-cell>
          <table:table-cell office:value-type="string" calcext:value-type="string">
            <text:p>https://api.github.com/repos/horazont/aioxmpp</text:p>
          </table:table-cell>
          <table:table-cell table:formula="of:=REPLACE([.B3692]; 1; 29; &quot;&quot;)" office:value-type="string" office:string-value="horazont/aioxmpp" calcext:value-type="string">
            <text:p>horazont/aioxmpp</text:p>
          </table:table-cell>
        </table:table-row>
        <table:table-row table:style-name="ro1">
          <table:table-cell office:value-type="float" office:value="20742783" calcext:value-type="float">
            <text:p>20742783</text:p>
          </table:table-cell>
          <table:table-cell office:value-type="string" calcext:value-type="string">
            <text:p>https://api.github.com/repos/softdevteam/krun</text:p>
          </table:table-cell>
          <table:table-cell table:formula="of:=REPLACE([.B3693]; 1; 29; &quot;&quot;)" office:value-type="string" office:string-value="softdevteam/krun" calcext:value-type="string">
            <text:p>softdevteam/krun</text:p>
          </table:table-cell>
        </table:table-row>
        <table:table-row table:style-name="ro1">
          <table:table-cell office:value-type="float" office:value="20746002" calcext:value-type="float">
            <text:p>20746002</text:p>
          </table:table-cell>
          <table:table-cell office:value-type="string" calcext:value-type="string">
            <text:p>https://api.github.com/repos/pletzer/icqsol</text:p>
          </table:table-cell>
          <table:table-cell table:formula="of:=REPLACE([.B3694]; 1; 29; &quot;&quot;)" office:value-type="string" office:string-value="pletzer/icqsol" calcext:value-type="string">
            <text:p>pletzer/icqsol</text:p>
          </table:table-cell>
        </table:table-row>
        <table:table-row table:style-name="ro1">
          <table:table-cell office:value-type="float" office:value="20785909" calcext:value-type="float">
            <text:p>20785909</text:p>
          </table:table-cell>
          <table:table-cell office:value-type="string" calcext:value-type="string">
            <text:p>https://api.github.com/repos/jminuse/clancelot</text:p>
          </table:table-cell>
          <table:table-cell table:formula="of:=REPLACE([.B3695]; 1; 29; &quot;&quot;)" office:value-type="string" office:string-value="jminuse/clancelot" calcext:value-type="string">
            <text:p>jminuse/clancelot</text:p>
          </table:table-cell>
        </table:table-row>
        <table:table-row table:style-name="ro1">
          <table:table-cell office:value-type="float" office:value="20790366" calcext:value-type="float">
            <text:p>20790366</text:p>
          </table:table-cell>
          <table:table-cell office:value-type="string" calcext:value-type="string">
            <text:p>https://api.github.com/repos/gamechanger/dusty</text:p>
          </table:table-cell>
          <table:table-cell table:formula="of:=REPLACE([.B3696]; 1; 29; &quot;&quot;)" office:value-type="string" office:string-value="gamechanger/dusty" calcext:value-type="string">
            <text:p>gamechanger/dusty</text:p>
          </table:table-cell>
        </table:table-row>
        <table:table-row table:style-name="ro1">
          <table:table-cell office:value-type="float" office:value="20792782" calcext:value-type="float">
            <text:p>20792782</text:p>
          </table:table-cell>
          <table:table-cell office:value-type="string" calcext:value-type="string">
            <text:p>https://api.github.com/repos/plum-umd/java-sketch</text:p>
          </table:table-cell>
          <table:table-cell table:formula="of:=REPLACE([.B3697]; 1; 29; &quot;&quot;)" office:value-type="string" office:string-value="plum-umd/java-sketch" calcext:value-type="string">
            <text:p>plum-umd/java-sketch</text:p>
          </table:table-cell>
        </table:table-row>
        <table:table-row table:style-name="ro1">
          <table:table-cell office:value-type="float" office:value="20796726" calcext:value-type="float">
            <text:p>20796726</text:p>
          </table:table-cell>
          <table:table-cell office:value-type="string" calcext:value-type="string">
            <text:p>https://api.github.com/repos/Marginal/EDMarketConnector</text:p>
          </table:table-cell>
          <table:table-cell table:formula="of:=REPLACE([.B3698]; 1; 29; &quot;&quot;)" office:value-type="string" office:string-value="Marginal/EDMarketConnector" calcext:value-type="string">
            <text:p>Marginal/EDMarketConnector</text:p>
          </table:table-cell>
        </table:table-row>
        <table:table-row table:style-name="ro1">
          <table:table-cell office:value-type="float" office:value="20797427" calcext:value-type="float">
            <text:p>20797427</text:p>
          </table:table-cell>
          <table:table-cell office:value-type="string" calcext:value-type="string">
            <text:p>https://api.github.com/repos/WFRT/verif</text:p>
          </table:table-cell>
          <table:table-cell table:formula="of:=REPLACE([.B3699]; 1; 29; &quot;&quot;)" office:value-type="string" office:string-value="WFRT/verif" calcext:value-type="string">
            <text:p>WFRT/verif</text:p>
          </table:table-cell>
        </table:table-row>
        <table:table-row table:style-name="ro1">
          <table:table-cell office:value-type="float" office:value="20798638" calcext:value-type="float">
            <text:p>20798638</text:p>
          </table:table-cell>
          <table:table-cell office:value-type="string" calcext:value-type="string">
            <text:p>https://api.github.com/repos/cybrairai/internsystem</text:p>
          </table:table-cell>
          <table:table-cell table:formula="of:=REPLACE([.B3700]; 1; 29; &quot;&quot;)" office:value-type="string" office:string-value="cybrairai/internsystem" calcext:value-type="string">
            <text:p>cybrairai/internsystem</text:p>
          </table:table-cell>
        </table:table-row>
        <table:table-row table:style-name="ro1">
          <table:table-cell office:value-type="float" office:value="20800664" calcext:value-type="float">
            <text:p>20800664</text:p>
          </table:table-cell>
          <table:table-cell office:value-type="string" calcext:value-type="string">
            <text:p>https://api.github.com/repos/agconti/cookiecutter-django-rest</text:p>
          </table:table-cell>
          <table:table-cell table:formula="of:=REPLACE([.B3701]; 1; 29; &quot;&quot;)" office:value-type="string" office:string-value="agconti/cookiecutter-django-rest" calcext:value-type="string">
            <text:p>agconti/cookiecutter-django-rest</text:p>
          </table:table-cell>
        </table:table-row>
        <table:table-row table:style-name="ro1">
          <table:table-cell office:value-type="float" office:value="20806631" calcext:value-type="float">
            <text:p>20806631</text:p>
          </table:table-cell>
          <table:table-cell office:value-type="string" calcext:value-type="string">
            <text:p>https://api.github.com/repos/jshwlkr/a2events</text:p>
          </table:table-cell>
          <table:table-cell table:formula="of:=REPLACE([.B3702]; 1; 29; &quot;&quot;)" office:value-type="string" office:string-value="jshwlkr/a2events" calcext:value-type="string">
            <text:p>jshwlkr/a2events</text:p>
          </table:table-cell>
        </table:table-row>
        <table:table-row table:style-name="ro1">
          <table:table-cell office:value-type="float" office:value="20822521" calcext:value-type="float">
            <text:p>20822521</text:p>
          </table:table-cell>
          <table:table-cell office:value-type="string" calcext:value-type="string">
            <text:p>https://api.github.com/repos/jeedom/plugin-openzwave</text:p>
          </table:table-cell>
          <table:table-cell table:formula="of:=REPLACE([.B3703]; 1; 29; &quot;&quot;)" office:value-type="string" office:string-value="jeedom/plugin-openzwave" calcext:value-type="string">
            <text:p>jeedom/plugin-openzwave</text:p>
          </table:table-cell>
        </table:table-row>
        <table:table-row table:style-name="ro1">
          <table:table-cell office:value-type="float" office:value="20829936" calcext:value-type="float">
            <text:p>20829936</text:p>
          </table:table-cell>
          <table:table-cell office:value-type="string" calcext:value-type="string">
            <text:p>https://api.github.com/repos/shoopio/shoop</text:p>
          </table:table-cell>
          <table:table-cell table:formula="of:=REPLACE([.B3704]; 1; 29; &quot;&quot;)" office:value-type="string" office:string-value="shoopio/shoop" calcext:value-type="string">
            <text:p>shoopio/shoop</text:p>
          </table:table-cell>
        </table:table-row>
        <table:table-row table:style-name="ro1">
          <table:table-cell office:value-type="float" office:value="20830713" calcext:value-type="float">
            <text:p>20830713</text:p>
          </table:table-cell>
          <table:table-cell office:value-type="string" calcext:value-type="string">
            <text:p>https://api.github.com/repos/tqdm/tqdm</text:p>
          </table:table-cell>
          <table:table-cell table:formula="of:=REPLACE([.B3705]; 1; 29; &quot;&quot;)" office:value-type="string" office:string-value="tqdm/tqdm" calcext:value-type="string">
            <text:p>tqdm/tqdm</text:p>
          </table:table-cell>
        </table:table-row>
        <table:table-row table:style-name="ro1">
          <table:table-cell office:value-type="float" office:value="20846478" calcext:value-type="float">
            <text:p>20846478</text:p>
          </table:table-cell>
          <table:table-cell office:value-type="string" calcext:value-type="string">
            <text:p>https://api.github.com/repos/churchlab/millstone</text:p>
          </table:table-cell>
          <table:table-cell table:formula="of:=REPLACE([.B3706]; 1; 29; &quot;&quot;)" office:value-type="string" office:string-value="churchlab/millstone" calcext:value-type="string">
            <text:p>churchlab/millstone</text:p>
          </table:table-cell>
        </table:table-row>
        <table:table-row table:style-name="ro1">
          <table:table-cell office:value-type="float" office:value="20847366" calcext:value-type="float">
            <text:p>20847366</text:p>
          </table:table-cell>
          <table:table-cell office:value-type="string" calcext:value-type="string">
            <text:p>https://api.github.com/repos/pfalcon/ScratchABlock</text:p>
          </table:table-cell>
          <table:table-cell table:formula="of:=REPLACE([.B3707]; 1; 29; &quot;&quot;)" office:value-type="string" office:string-value="pfalcon/ScratchABlock" calcext:value-type="string">
            <text:p>pfalcon/ScratchABlock</text:p>
          </table:table-cell>
        </table:table-row>
        <table:table-row table:style-name="ro1">
          <table:table-cell office:value-type="float" office:value="20860193" calcext:value-type="float">
            <text:p>20860193</text:p>
          </table:table-cell>
          <table:table-cell office:value-type="string" calcext:value-type="string">
            <text:p>https://api.github.com/repos/mrjoshida/curriculumbuilder</text:p>
          </table:table-cell>
          <table:table-cell table:formula="of:=REPLACE([.B3708]; 1; 29; &quot;&quot;)" office:value-type="string" office:string-value="mrjoshida/curriculumbuilder" calcext:value-type="string">
            <text:p>mrjoshida/curriculumbuilder</text:p>
          </table:table-cell>
        </table:table-row>
        <table:table-row table:style-name="ro1">
          <table:table-cell office:value-type="float" office:value="20863379" calcext:value-type="float">
            <text:p>20863379</text:p>
          </table:table-cell>
          <table:table-cell office:value-type="string" calcext:value-type="string">
            <text:p>https://api.github.com/repos/carmenalab/brain-python-interface</text:p>
          </table:table-cell>
          <table:table-cell table:formula="of:=REPLACE([.B3709]; 1; 29; &quot;&quot;)" office:value-type="string" office:string-value="carmenalab/brain-python-interface" calcext:value-type="string">
            <text:p>carmenalab/brain-python-interface</text:p>
          </table:table-cell>
        </table:table-row>
        <table:table-row table:style-name="ro1">
          <table:table-cell office:value-type="float" office:value="20878109" calcext:value-type="float">
            <text:p>20878109</text:p>
          </table:table-cell>
          <table:table-cell office:value-type="string" calcext:value-type="string">
            <text:p>https://api.github.com/repos/EricssonResearch/calvin-base</text:p>
          </table:table-cell>
          <table:table-cell table:formula="of:=REPLACE([.B3710]; 1; 29; &quot;&quot;)" office:value-type="string" office:string-value="EricssonResearch/calvin-base" calcext:value-type="string">
            <text:p>EricssonResearch/calvin-base</text:p>
          </table:table-cell>
        </table:table-row>
        <table:table-row table:style-name="ro1">
          <table:table-cell office:value-type="float" office:value="20882818" calcext:value-type="float">
            <text:p>20882818</text:p>
          </table:table-cell>
          <table:table-cell office:value-type="string" calcext:value-type="string">
            <text:p>https://api.github.com/repos/godaddy/Thespian</text:p>
          </table:table-cell>
          <table:table-cell table:formula="of:=REPLACE([.B3711]; 1; 29; &quot;&quot;)" office:value-type="string" office:string-value="godaddy/Thespian" calcext:value-type="string">
            <text:p>godaddy/Thespian</text:p>
          </table:table-cell>
        </table:table-row>
        <table:table-row table:style-name="ro1">
          <table:table-cell office:value-type="float" office:value="20884096" calcext:value-type="float">
            <text:p>20884096</text:p>
          </table:table-cell>
          <table:table-cell office:value-type="string" calcext:value-type="string">
            <text:p>https://api.github.com/repos/CaptainDesAstres/Blender-Render-Manager</text:p>
          </table:table-cell>
          <table:table-cell table:formula="of:=REPLACE([.B3712]; 1; 29; &quot;&quot;)" office:value-type="string" office:string-value="CaptainDesAstres/Blender-Render-Manager" calcext:value-type="string">
            <text:p>CaptainDesAstres/Blender-Render-Manager</text:p>
          </table:table-cell>
        </table:table-row>
        <table:table-row table:style-name="ro1">
          <table:table-cell office:value-type="float" office:value="20885011" calcext:value-type="float">
            <text:p>20885011</text:p>
          </table:table-cell>
          <table:table-cell office:value-type="string" calcext:value-type="string">
            <text:p>https://api.github.com/repos/trynthink/scout</text:p>
          </table:table-cell>
          <table:table-cell table:formula="of:=REPLACE([.B3713]; 1; 29; &quot;&quot;)" office:value-type="string" office:string-value="trynthink/scout" calcext:value-type="string">
            <text:p>trynthink/scout</text:p>
          </table:table-cell>
        </table:table-row>
        <table:table-row table:style-name="ro1">
          <table:table-cell office:value-type="float" office:value="20898677" calcext:value-type="float">
            <text:p>20898677</text:p>
          </table:table-cell>
          <table:table-cell office:value-type="string" calcext:value-type="string">
            <text:p>https://api.github.com/repos/mozilla/fxa</text:p>
          </table:table-cell>
          <table:table-cell table:formula="of:=REPLACE([.B3714]; 1; 29; &quot;&quot;)" office:value-type="string" office:string-value="mozilla/fxa" calcext:value-type="string">
            <text:p>mozilla/fxa</text:p>
          </table:table-cell>
        </table:table-row>
        <table:table-row table:style-name="ro1">
          <table:table-cell office:value-type="float" office:value="20907289" calcext:value-type="float">
            <text:p>20907289</text:p>
          </table:table-cell>
          <table:table-cell office:value-type="string" calcext:value-type="string">
            <text:p>https://api.github.com/repos/pfnet/chainer</text:p>
          </table:table-cell>
          <table:table-cell table:formula="of:=REPLACE([.B3715]; 1; 29; &quot;&quot;)" office:value-type="string" office:string-value="pfnet/chainer" calcext:value-type="string">
            <text:p>pfnet/chainer</text:p>
          </table:table-cell>
        </table:table-row>
        <table:table-row table:style-name="ro1">
          <table:table-cell office:value-type="float" office:value="20916268" calcext:value-type="float">
            <text:p>20916268</text:p>
          </table:table-cell>
          <table:table-cell office:value-type="string" calcext:value-type="string">
            <text:p>https://api.github.com/repos/jeremiedecock/snippets</text:p>
          </table:table-cell>
          <table:table-cell table:formula="of:=REPLACE([.B3716]; 1; 29; &quot;&quot;)" office:value-type="string" office:string-value="jeremiedecock/snippets" calcext:value-type="string">
            <text:p>jeremiedecock/snippets</text:p>
          </table:table-cell>
        </table:table-row>
        <table:table-row table:style-name="ro1">
          <table:table-cell office:value-type="float" office:value="20922287" calcext:value-type="float">
            <text:p>20922287</text:p>
          </table:table-cell>
          <table:table-cell office:value-type="string" calcext:value-type="string">
            <text:p>https://api.github.com/repos/softdevteam/warmup_experiment</text:p>
          </table:table-cell>
          <table:table-cell table:formula="of:=REPLACE([.B3717]; 1; 29; &quot;&quot;)" office:value-type="string" office:string-value="softdevteam/warmup_experiment" calcext:value-type="string">
            <text:p>softdevteam/warmup_experiment</text:p>
          </table:table-cell>
        </table:table-row>
        <table:table-row table:style-name="ro1">
          <table:table-cell office:value-type="float" office:value="20927482" calcext:value-type="float">
            <text:p>20927482</text:p>
          </table:table-cell>
          <table:table-cell office:value-type="string" calcext:value-type="string">
            <text:p>https://api.github.com/repos/eckardm/work-stuff</text:p>
          </table:table-cell>
          <table:table-cell table:formula="of:=REPLACE([.B3718]; 1; 29; &quot;&quot;)" office:value-type="string" office:string-value="eckardm/work-stuff" calcext:value-type="string">
            <text:p>eckardm/work-stuff</text:p>
          </table:table-cell>
        </table:table-row>
        <table:table-row table:style-name="ro1">
          <table:table-cell office:value-type="float" office:value="20929389" calcext:value-type="float">
            <text:p>20929389</text:p>
          </table:table-cell>
          <table:table-cell office:value-type="string" calcext:value-type="string">
            <text:p>https://api.github.com/repos/mesosphere/dcos-cli</text:p>
          </table:table-cell>
          <table:table-cell table:formula="of:=REPLACE([.B3719]; 1; 29; &quot;&quot;)" office:value-type="string" office:string-value="mesosphere/dcos-cli" calcext:value-type="string">
            <text:p>mesosphere/dcos-cli</text:p>
          </table:table-cell>
        </table:table-row>
        <table:table-row table:style-name="ro1">
          <table:table-cell office:value-type="float" office:value="20929895" calcext:value-type="float">
            <text:p>20929895</text:p>
          </table:table-cell>
          <table:table-cell office:value-type="string" calcext:value-type="string">
            <text:p>https://api.github.com/repos/numenta/numenta-apps</text:p>
          </table:table-cell>
          <table:table-cell table:formula="of:=REPLACE([.B3720]; 1; 29; &quot;&quot;)" office:value-type="string" office:string-value="numenta/numenta-apps" calcext:value-type="string">
            <text:p>numenta/numenta-apps</text:p>
          </table:table-cell>
        </table:table-row>
        <table:table-row table:style-name="ro1">
          <table:table-cell office:value-type="float" office:value="20931448" calcext:value-type="float">
            <text:p>20931448</text:p>
          </table:table-cell>
          <table:table-cell office:value-type="string" calcext:value-type="string">
            <text:p>https://api.github.com/repos/FreifunkBremen/ansible</text:p>
          </table:table-cell>
          <table:table-cell table:formula="of:=REPLACE([.B3721]; 1; 29; &quot;&quot;)" office:value-type="string" office:string-value="FreifunkBremen/ansible" calcext:value-type="string">
            <text:p>FreifunkBremen/ansible</text:p>
          </table:table-cell>
        </table:table-row>
        <table:table-row table:style-name="ro1">
          <table:table-cell office:value-type="float" office:value="20932747" calcext:value-type="float">
            <text:p>20932747</text:p>
          </table:table-cell>
          <table:table-cell office:value-type="string" calcext:value-type="string">
            <text:p>https://api.github.com/repos/rcbops/rpc-openstack</text:p>
          </table:table-cell>
          <table:table-cell table:formula="of:=REPLACE([.B3722]; 1; 29; &quot;&quot;)" office:value-type="string" office:string-value="rcbops/rpc-openstack" calcext:value-type="string">
            <text:p>rcbops/rpc-openstack</text:p>
          </table:table-cell>
        </table:table-row>
        <table:table-row table:style-name="ro1">
          <table:table-cell office:value-type="float" office:value="20938378" calcext:value-type="float">
            <text:p>20938378</text:p>
          </table:table-cell>
          <table:table-cell office:value-type="string" calcext:value-type="string">
            <text:p>https://api.github.com/repos/OSGConnect/connectbook</text:p>
          </table:table-cell>
          <table:table-cell table:formula="of:=REPLACE([.B3723]; 1; 29; &quot;&quot;)" office:value-type="string" office:string-value="OSGConnect/connectbook" calcext:value-type="string">
            <text:p>OSGConnect/connectbook</text:p>
          </table:table-cell>
        </table:table-row>
        <table:table-row table:style-name="ro1">
          <table:table-cell office:value-type="float" office:value="20938514" calcext:value-type="float">
            <text:p>20938514</text:p>
          </table:table-cell>
          <table:table-cell office:value-type="string" calcext:value-type="string">
            <text:p>https://api.github.com/repos/sih4sing5hong5/tai5-uan5_gian5-gi2_hok8-bu7</text:p>
          </table:table-cell>
          <table:table-cell table:formula="of:=REPLACE([.B3724]; 1; 29; &quot;&quot;)" office:value-type="string" office:string-value="sih4sing5hong5/tai5-uan5_gian5-gi2_hok8-bu7" calcext:value-type="string">
            <text:p>sih4sing5hong5/tai5-uan5_gian5-gi2_hok8-bu7</text:p>
          </table:table-cell>
        </table:table-row>
        <table:table-row table:style-name="ro1">
          <table:table-cell office:value-type="float" office:value="20958770" calcext:value-type="float">
            <text:p>20958770</text:p>
          </table:table-cell>
          <table:table-cell office:value-type="string" calcext:value-type="string">
            <text:p>https://api.github.com/repos/romanz/trezor-agent</text:p>
          </table:table-cell>
          <table:table-cell table:formula="of:=REPLACE([.B3725]; 1; 29; &quot;&quot;)" office:value-type="string" office:string-value="romanz/trezor-agent" calcext:value-type="string">
            <text:p>romanz/trezor-agent</text:p>
          </table:table-cell>
        </table:table-row>
        <table:table-row table:style-name="ro1">
          <table:table-cell office:value-type="float" office:value="21025549" calcext:value-type="float">
            <text:p>21025549</text:p>
          </table:table-cell>
          <table:table-cell office:value-type="string" calcext:value-type="string">
            <text:p>https://api.github.com/repos/edx/edx-proctoring</text:p>
          </table:table-cell>
          <table:table-cell table:formula="of:=REPLACE([.B3726]; 1; 29; &quot;&quot;)" office:value-type="string" office:string-value="edx/edx-proctoring" calcext:value-type="string">
            <text:p>edx/edx-proctoring</text:p>
          </table:table-cell>
        </table:table-row>
        <table:table-row table:style-name="ro1">
          <table:table-cell office:value-type="float" office:value="21028771" calcext:value-type="float">
            <text:p>21028771</text:p>
          </table:table-cell>
          <table:table-cell office:value-type="string" calcext:value-type="string">
            <text:p>https://api.github.com/repos/ChileanVirtualObservatory/ACALIB</text:p>
          </table:table-cell>
          <table:table-cell table:formula="of:=REPLACE([.B3727]; 1; 29; &quot;&quot;)" office:value-type="string" office:string-value="ChileanVirtualObservatory/ACALIB" calcext:value-type="string">
            <text:p>ChileanVirtualObservatory/ACALIB</text:p>
          </table:table-cell>
        </table:table-row>
        <table:table-row table:style-name="ro1">
          <table:table-cell office:value-type="float" office:value="21032306" calcext:value-type="float">
            <text:p>21032306</text:p>
          </table:table-cell>
          <table:table-cell office:value-type="string" calcext:value-type="string">
            <text:p>https://api.github.com/repos/ministryofjustice/money-to-prisoners-cashbook</text:p>
          </table:table-cell>
          <table:table-cell table:formula="of:=REPLACE([.B3728]; 1; 29; &quot;&quot;)" office:value-type="string" office:string-value="ministryofjustice/money-to-prisoners-cashbook" calcext:value-type="string">
            <text:p>ministryofjustice/money-to-prisoners-cashbook</text:p>
          </table:table-cell>
        </table:table-row>
        <table:table-row table:style-name="ro1">
          <table:table-cell office:value-type="float" office:value="21034154" calcext:value-type="float">
            <text:p>21034154</text:p>
          </table:table-cell>
          <table:table-cell office:value-type="string" calcext:value-type="string">
            <text:p>https://api.github.com/repos/ministryofjustice/money-to-prisoners-api</text:p>
          </table:table-cell>
          <table:table-cell table:formula="of:=REPLACE([.B3729]; 1; 29; &quot;&quot;)" office:value-type="string" office:string-value="ministryofjustice/money-to-prisoners-api" calcext:value-type="string">
            <text:p>ministryofjustice/money-to-prisoners-api</text:p>
          </table:table-cell>
        </table:table-row>
        <table:table-row table:style-name="ro1">
          <table:table-cell office:value-type="float" office:value="21039143" calcext:value-type="float">
            <text:p>21039143</text:p>
          </table:table-cell>
          <table:table-cell office:value-type="string" calcext:value-type="string">
            <text:p>https://api.github.com/repos/openshift/openshift-tools</text:p>
          </table:table-cell>
          <table:table-cell table:formula="of:=REPLACE([.B3730]; 1; 29; &quot;&quot;)" office:value-type="string" office:string-value="openshift/openshift-tools" calcext:value-type="string">
            <text:p>openshift/openshift-tools</text:p>
          </table:table-cell>
        </table:table-row>
        <table:table-row table:style-name="ro1">
          <table:table-cell office:value-type="float" office:value="21043779" calcext:value-type="float">
            <text:p>21043779</text:p>
          </table:table-cell>
          <table:table-cell office:value-type="string" calcext:value-type="string">
            <text:p>https://api.github.com/repos/prestodb/presto-admin</text:p>
          </table:table-cell>
          <table:table-cell table:formula="of:=REPLACE([.B3731]; 1; 29; &quot;&quot;)" office:value-type="string" office:string-value="prestodb/presto-admin" calcext:value-type="string">
            <text:p>prestodb/presto-admin</text:p>
          </table:table-cell>
        </table:table-row>
        <table:table-row table:style-name="ro1">
          <table:table-cell office:value-type="float" office:value="21046719" calcext:value-type="float">
            <text:p>21046719</text:p>
          </table:table-cell>
          <table:table-cell office:value-type="string" calcext:value-type="string">
            <text:p>https://api.github.com/repos/coldfix/pystif</text:p>
          </table:table-cell>
          <table:table-cell table:formula="of:=REPLACE([.B3732]; 1; 29; &quot;&quot;)" office:value-type="string" office:string-value="coldfix/pystif" calcext:value-type="string">
            <text:p>coldfix/pystif</text:p>
          </table:table-cell>
        </table:table-row>
        <table:table-row table:style-name="ro1">
          <table:table-cell office:value-type="float" office:value="21074728" calcext:value-type="float">
            <text:p>21074728</text:p>
          </table:table-cell>
          <table:table-cell office:value-type="string" calcext:value-type="string">
            <text:p>https://api.github.com/repos/googlei18n/nototools</text:p>
          </table:table-cell>
          <table:table-cell table:formula="of:=REPLACE([.B3733]; 1; 29; &quot;&quot;)" office:value-type="string" office:string-value="googlei18n/nototools" calcext:value-type="string">
            <text:p>googlei18n/nototools</text:p>
          </table:table-cell>
        </table:table-row>
        <table:table-row table:style-name="ro1">
          <table:table-cell office:value-type="float" office:value="21078981" calcext:value-type="float">
            <text:p>21078981</text:p>
          </table:table-cell>
          <table:table-cell office:value-type="string" calcext:value-type="string">
            <text:p>https://api.github.com/repos/centaurialpha/pireal</text:p>
          </table:table-cell>
          <table:table-cell table:formula="of:=REPLACE([.B3734]; 1; 29; &quot;&quot;)" office:value-type="string" office:string-value="centaurialpha/pireal" calcext:value-type="string">
            <text:p>centaurialpha/pireal</text:p>
          </table:table-cell>
        </table:table-row>
        <table:table-row table:style-name="ro1">
          <table:table-cell office:value-type="float" office:value="21082618" calcext:value-type="float">
            <text:p>21082618</text:p>
          </table:table-cell>
          <table:table-cell office:value-type="string" calcext:value-type="string">
            <text:p>https://api.github.com/repos/manahl/arctic</text:p>
          </table:table-cell>
          <table:table-cell table:formula="of:=REPLACE([.B3735]; 1; 29; &quot;&quot;)" office:value-type="string" office:string-value="manahl/arctic" calcext:value-type="string">
            <text:p>manahl/arctic</text:p>
          </table:table-cell>
        </table:table-row>
        <table:table-row table:style-name="ro1">
          <table:table-cell office:value-type="float" office:value="21082856" calcext:value-type="float">
            <text:p>21082856</text:p>
          </table:table-cell>
          <table:table-cell office:value-type="string" calcext:value-type="string">
            <text:p>https://api.github.com/repos/wiki-ai/ores</text:p>
          </table:table-cell>
          <table:table-cell table:formula="of:=REPLACE([.B3736]; 1; 29; &quot;&quot;)" office:value-type="string" office:string-value="wiki-ai/ores" calcext:value-type="string">
            <text:p>wiki-ai/ores</text:p>
          </table:table-cell>
        </table:table-row>
        <table:table-row table:style-name="ro1">
          <table:table-cell office:value-type="float" office:value="21100076" calcext:value-type="float">
            <text:p>21100076</text:p>
          </table:table-cell>
          <table:table-cell office:value-type="string" calcext:value-type="string">
            <text:p>https://api.github.com/repos/brainix/pottery</text:p>
          </table:table-cell>
          <table:table-cell table:formula="of:=REPLACE([.B3737]; 1; 29; &quot;&quot;)" office:value-type="string" office:string-value="brainix/pottery" calcext:value-type="string">
            <text:p>brainix/pottery</text:p>
          </table:table-cell>
        </table:table-row>
        <table:table-row table:style-name="ro1">
          <table:table-cell office:value-type="float" office:value="21108499" calcext:value-type="float">
            <text:p>21108499</text:p>
          </table:table-cell>
          <table:table-cell office:value-type="string" calcext:value-type="string">
            <text:p>https://api.github.com/repos/Tiendil/the-tale</text:p>
          </table:table-cell>
          <table:table-cell table:formula="of:=REPLACE([.B3738]; 1; 29; &quot;&quot;)" office:value-type="string" office:string-value="Tiendil/the-tale" calcext:value-type="string">
            <text:p>Tiendil/the-tale</text:p>
          </table:table-cell>
        </table:table-row>
        <table:table-row table:style-name="ro1">
          <table:table-cell office:value-type="float" office:value="21112536" calcext:value-type="float">
            <text:p>21112536</text:p>
          </table:table-cell>
          <table:table-cell office:value-type="string" calcext:value-type="string">
            <text:p>https://api.github.com/repos/fitnr/svgis</text:p>
          </table:table-cell>
          <table:table-cell table:formula="of:=REPLACE([.B3739]; 1; 29; &quot;&quot;)" office:value-type="string" office:string-value="fitnr/svgis" calcext:value-type="string">
            <text:p>fitnr/svgis</text:p>
          </table:table-cell>
        </table:table-row>
        <table:table-row table:style-name="ro1">
          <table:table-cell office:value-type="float" office:value="21113397" calcext:value-type="float">
            <text:p>21113397</text:p>
          </table:table-cell>
          <table:table-cell office:value-type="string" calcext:value-type="string">
            <text:p>https://api.github.com/repos/alisw/ali-bot</text:p>
          </table:table-cell>
          <table:table-cell table:formula="of:=REPLACE([.B3740]; 1; 29; &quot;&quot;)" office:value-type="string" office:string-value="alisw/ali-bot" calcext:value-type="string">
            <text:p>alisw/ali-bot</text:p>
          </table:table-cell>
        </table:table-row>
        <table:table-row table:style-name="ro1">
          <table:table-cell office:value-type="float" office:value="21122379" calcext:value-type="float">
            <text:p>21122379</text:p>
          </table:table-cell>
          <table:table-cell office:value-type="string" calcext:value-type="string">
            <text:p>https://api.github.com/repos/ZellMechanik-Dresden/ShapeOut</text:p>
          </table:table-cell>
          <table:table-cell table:formula="of:=REPLACE([.B3741]; 1; 29; &quot;&quot;)" office:value-type="string" office:string-value="ZellMechanik-Dresden/ShapeOut" calcext:value-type="string">
            <text:p>ZellMechanik-Dresden/ShapeOut</text:p>
          </table:table-cell>
        </table:table-row>
        <table:table-row table:style-name="ro1">
          <table:table-cell office:value-type="float" office:value="21131877" calcext:value-type="float">
            <text:p>21131877</text:p>
          </table:table-cell>
          <table:table-cell office:value-type="string" calcext:value-type="string">
            <text:p>https://api.github.com/repos/armadillica/flamenco</text:p>
          </table:table-cell>
          <table:table-cell table:formula="of:=REPLACE([.B3742]; 1; 29; &quot;&quot;)" office:value-type="string" office:string-value="armadillica/flamenco" calcext:value-type="string">
            <text:p>armadillica/flamenco</text:p>
          </table:table-cell>
        </table:table-row>
        <table:table-row table:style-name="ro1">
          <table:table-cell office:value-type="float" office:value="21133015" calcext:value-type="float">
            <text:p>21133015</text:p>
          </table:table-cell>
          <table:table-cell office:value-type="string" calcext:value-type="string">
            <text:p>https://api.github.com/repos/vivisect/synapse</text:p>
          </table:table-cell>
          <table:table-cell table:formula="of:=REPLACE([.B3743]; 1; 29; &quot;&quot;)" office:value-type="string" office:string-value="vivisect/synapse" calcext:value-type="string">
            <text:p>vivisect/synapse</text:p>
          </table:table-cell>
        </table:table-row>
        <table:table-row table:style-name="ro1">
          <table:table-cell office:value-type="float" office:value="21148530" calcext:value-type="float">
            <text:p>21148530</text:p>
          </table:table-cell>
          <table:table-cell office:value-type="string" calcext:value-type="string">
            <text:p>https://api.github.com/repos/Outernet-Project/broadcast-portal</text:p>
          </table:table-cell>
          <table:table-cell table:formula="of:=REPLACE([.B3744]; 1; 29; &quot;&quot;)" office:value-type="string" office:string-value="Outernet-Project/broadcast-portal" calcext:value-type="string">
            <text:p>Outernet-Project/broadcast-portal</text:p>
          </table:table-cell>
        </table:table-row>
        <table:table-row table:style-name="ro1">
          <table:table-cell office:value-type="float" office:value="21151646" calcext:value-type="float">
            <text:p>21151646</text:p>
          </table:table-cell>
          <table:table-cell office:value-type="string" calcext:value-type="string">
            <text:p>https://api.github.com/repos/neontribe/ntdr-pas</text:p>
          </table:table-cell>
          <table:table-cell table:formula="of:=REPLACE([.B3745]; 1; 29; &quot;&quot;)" office:value-type="string" office:string-value="neontribe/ntdr-pas" calcext:value-type="string">
            <text:p>neontribe/ntdr-pas</text:p>
          </table:table-cell>
        </table:table-row>
        <table:table-row table:style-name="ro1">
          <table:table-cell office:value-type="float" office:value="21160785" calcext:value-type="float">
            <text:p>21160785</text:p>
          </table:table-cell>
          <table:table-cell office:value-type="string" calcext:value-type="string">
            <text:p>https://api.github.com/repos/tusing/reddit-ffn-bot</text:p>
          </table:table-cell>
          <table:table-cell table:formula="of:=REPLACE([.B3746]; 1; 29; &quot;&quot;)" office:value-type="string" office:string-value="tusing/reddit-ffn-bot" calcext:value-type="string">
            <text:p>tusing/reddit-ffn-bot</text:p>
          </table:table-cell>
        </table:table-row>
        <table:table-row table:style-name="ro1">
          <table:table-cell office:value-type="float" office:value="21166788" calcext:value-type="float">
            <text:p>21166788</text:p>
          </table:table-cell>
          <table:table-cell office:value-type="string" calcext:value-type="string">
            <text:p>https://api.github.com/repos/tanium/pytan</text:p>
          </table:table-cell>
          <table:table-cell table:formula="of:=REPLACE([.B3747]; 1; 29; &quot;&quot;)" office:value-type="string" office:string-value="tanium/pytan" calcext:value-type="string">
            <text:p>tanium/pytan</text:p>
          </table:table-cell>
        </table:table-row>
        <table:table-row table:style-name="ro1">
          <table:table-cell office:value-type="float" office:value="21182364" calcext:value-type="float">
            <text:p>21182364</text:p>
          </table:table-cell>
          <table:table-cell office:value-type="string" calcext:value-type="string">
            <text:p>https://api.github.com/repos/astamp/PyXT</text:p>
          </table:table-cell>
          <table:table-cell table:formula="of:=REPLACE([.B3748]; 1; 29; &quot;&quot;)" office:value-type="string" office:string-value="astamp/PyXT" calcext:value-type="string">
            <text:p>astamp/PyXT</text:p>
          </table:table-cell>
        </table:table-row>
        <table:table-row table:style-name="ro1">
          <table:table-cell office:value-type="float" office:value="21185738" calcext:value-type="float">
            <text:p>21185738</text:p>
          </table:table-cell>
          <table:table-cell office:value-type="string" calcext:value-type="string">
            <text:p>https://api.github.com/repos/robustToolbox/package</text:p>
          </table:table-cell>
          <table:table-cell table:formula="of:=REPLACE([.B3749]; 1; 29; &quot;&quot;)" office:value-type="string" office:string-value="robustToolbox/package" calcext:value-type="string">
            <text:p>robustToolbox/package</text:p>
          </table:table-cell>
        </table:table-row>
        <table:table-row table:style-name="ro1">
          <table:table-cell office:value-type="float" office:value="21194021" calcext:value-type="float">
            <text:p>21194021</text:p>
          </table:table-cell>
          <table:table-cell office:value-type="string" calcext:value-type="string">
            <text:p>https://api.github.com/repos/truggles/Z_to_TauTau_13TeV</text:p>
          </table:table-cell>
          <table:table-cell table:formula="of:=REPLACE([.B3750]; 1; 29; &quot;&quot;)" office:value-type="string" office:string-value="truggles/Z_to_TauTau_13TeV" calcext:value-type="string">
            <text:p>truggles/Z_to_TauTau_13TeV</text:p>
          </table:table-cell>
        </table:table-row>
        <table:table-row table:style-name="ro1">
          <table:table-cell office:value-type="float" office:value="21201454" calcext:value-type="float">
            <text:p>21201454</text:p>
          </table:table-cell>
          <table:table-cell office:value-type="string" calcext:value-type="string">
            <text:p>https://api.github.com/repos/ReactionMechanismGenerator/RMG-database</text:p>
          </table:table-cell>
          <table:table-cell table:formula="of:=REPLACE([.B3751]; 1; 29; &quot;&quot;)" office:value-type="string" office:string-value="ReactionMechanismGenerator/RMG-database" calcext:value-type="string">
            <text:p>ReactionMechanismGenerator/RMG-database</text:p>
          </table:table-cell>
        </table:table-row>
        <table:table-row table:style-name="ro1">
          <table:table-cell office:value-type="float" office:value="21201633" calcext:value-type="float">
            <text:p>21201633</text:p>
          </table:table-cell>
          <table:table-cell office:value-type="string" calcext:value-type="string">
            <text:p>https://api.github.com/repos/praekelt/junebug</text:p>
          </table:table-cell>
          <table:table-cell table:formula="of:=REPLACE([.B3752]; 1; 29; &quot;&quot;)" office:value-type="string" office:string-value="praekelt/junebug" calcext:value-type="string">
            <text:p>praekelt/junebug</text:p>
          </table:table-cell>
        </table:table-row>
        <table:table-row table:style-name="ro1">
          <table:table-cell office:value-type="float" office:value="21213221" calcext:value-type="float">
            <text:p>21213221</text:p>
          </table:table-cell>
          <table:table-cell office:value-type="string" calcext:value-type="string">
            <text:p>https://api.github.com/repos/ninjawil/weather-station</text:p>
          </table:table-cell>
          <table:table-cell table:formula="of:=REPLACE([.B3753]; 1; 29; &quot;&quot;)" office:value-type="string" office:string-value="ninjawil/weather-station" calcext:value-type="string">
            <text:p>ninjawil/weather-station</text:p>
          </table:table-cell>
        </table:table-row>
        <table:table-row table:style-name="ro1">
          <table:table-cell office:value-type="float" office:value="21221272" calcext:value-type="float">
            <text:p>21221272</text:p>
          </table:table-cell>
          <table:table-cell office:value-type="string" calcext:value-type="string">
            <text:p>https://api.github.com/repos/openstack/octavia</text:p>
          </table:table-cell>
          <table:table-cell table:formula="of:=REPLACE([.B3754]; 1; 29; &quot;&quot;)" office:value-type="string" office:string-value="openstack/octavia" calcext:value-type="string">
            <text:p>openstack/octavia</text:p>
          </table:table-cell>
        </table:table-row>
        <table:table-row table:style-name="ro1">
          <table:table-cell office:value-type="float" office:value="21222177" calcext:value-type="float">
            <text:p>21222177</text:p>
          </table:table-cell>
          <table:table-cell office:value-type="string" calcext:value-type="string">
            <text:p>https://api.github.com/repos/openstack/networking-cisco</text:p>
          </table:table-cell>
          <table:table-cell table:formula="of:=REPLACE([.B3755]; 1; 29; &quot;&quot;)" office:value-type="string" office:string-value="openstack/networking-cisco" calcext:value-type="string">
            <text:p>openstack/networking-cisco</text:p>
          </table:table-cell>
        </table:table-row>
        <table:table-row table:style-name="ro1">
          <table:table-cell office:value-type="float" office:value="21222383" calcext:value-type="float">
            <text:p>21222383</text:p>
          </table:table-cell>
          <table:table-cell office:value-type="string" calcext:value-type="string">
            <text:p>https://api.github.com/repos/openstack/networking-ovn</text:p>
          </table:table-cell>
          <table:table-cell table:formula="of:=REPLACE([.B3756]; 1; 29; &quot;&quot;)" office:value-type="string" office:string-value="openstack/networking-ovn" calcext:value-type="string">
            <text:p>openstack/networking-ovn</text:p>
          </table:table-cell>
        </table:table-row>
        <table:table-row table:style-name="ro1">
          <table:table-cell office:value-type="float" office:value="21224229" calcext:value-type="float">
            <text:p>21224229</text:p>
          </table:table-cell>
          <table:table-cell office:value-type="string" calcext:value-type="string">
            <text:p>https://api.github.com/repos/openstack/networking-odl</text:p>
          </table:table-cell>
          <table:table-cell table:formula="of:=REPLACE([.B3757]; 1; 29; &quot;&quot;)" office:value-type="string" office:string-value="openstack/networking-odl" calcext:value-type="string">
            <text:p>openstack/networking-odl</text:p>
          </table:table-cell>
        </table:table-row>
        <table:table-row table:style-name="ro1">
          <table:table-cell office:value-type="float" office:value="21229800" calcext:value-type="float">
            <text:p>21229800</text:p>
          </table:table-cell>
          <table:table-cell office:value-type="string" calcext:value-type="string">
            <text:p>https://api.github.com/repos/openstack/networking-bgpvpn</text:p>
          </table:table-cell>
          <table:table-cell table:formula="of:=REPLACE([.B3758]; 1; 29; &quot;&quot;)" office:value-type="string" office:string-value="openstack/networking-bgpvpn" calcext:value-type="string">
            <text:p>openstack/networking-bgpvpn</text:p>
          </table:table-cell>
        </table:table-row>
        <table:table-row table:style-name="ro1">
          <table:table-cell office:value-type="float" office:value="21235447" calcext:value-type="float">
            <text:p>21235447</text:p>
          </table:table-cell>
          <table:table-cell office:value-type="string" calcext:value-type="string">
            <text:p>https://api.github.com/repos/openstack/dragonflow</text:p>
          </table:table-cell>
          <table:table-cell table:formula="of:=REPLACE([.B3759]; 1; 29; &quot;&quot;)" office:value-type="string" office:string-value="openstack/dragonflow" calcext:value-type="string">
            <text:p>openstack/dragonflow</text:p>
          </table:table-cell>
        </table:table-row>
        <table:table-row table:style-name="ro1">
          <table:table-cell office:value-type="float" office:value="21239853" calcext:value-type="float">
            <text:p>21239853</text:p>
          </table:table-cell>
          <table:table-cell office:value-type="string" calcext:value-type="string">
            <text:p>https://api.github.com/repos/jantman/awslimitchecker</text:p>
          </table:table-cell>
          <table:table-cell table:formula="of:=REPLACE([.B3760]; 1; 29; &quot;&quot;)" office:value-type="string" office:string-value="jantman/awslimitchecker" calcext:value-type="string">
            <text:p>jantman/awslimitchecker</text:p>
          </table:table-cell>
        </table:table-row>
        <table:table-row table:style-name="ro1">
          <table:table-cell office:value-type="float" office:value="21244239" calcext:value-type="float">
            <text:p>21244239</text:p>
          </table:table-cell>
          <table:table-cell office:value-type="string" calcext:value-type="string">
            <text:p>https://api.github.com/repos/chrissimpkins/codeface</text:p>
          </table:table-cell>
          <table:table-cell table:formula="of:=REPLACE([.B3761]; 1; 29; &quot;&quot;)" office:value-type="string" office:string-value="chrissimpkins/codeface" calcext:value-type="string">
            <text:p>chrissimpkins/codeface</text:p>
          </table:table-cell>
        </table:table-row>
        <table:table-row table:style-name="ro1">
          <table:table-cell office:value-type="float" office:value="21246299" calcext:value-type="float">
            <text:p>21246299</text:p>
          </table:table-cell>
          <table:table-cell office:value-type="string" calcext:value-type="string">
            <text:p>https://api.github.com/repos/jacebrowning/memegen</text:p>
          </table:table-cell>
          <table:table-cell table:formula="of:=REPLACE([.B3762]; 1; 29; &quot;&quot;)" office:value-type="string" office:string-value="jacebrowning/memegen" calcext:value-type="string">
            <text:p>jacebrowning/memegen</text:p>
          </table:table-cell>
        </table:table-row>
        <table:table-row table:style-name="ro1">
          <table:table-cell office:value-type="float" office:value="21255010" calcext:value-type="float">
            <text:p>21255010</text:p>
          </table:table-cell>
          <table:table-cell office:value-type="string" calcext:value-type="string">
            <text:p>https://api.github.com/repos/openstack/mistral</text:p>
          </table:table-cell>
          <table:table-cell table:formula="of:=REPLACE([.B3763]; 1; 29; &quot;&quot;)" office:value-type="string" office:string-value="openstack/mistral" calcext:value-type="string">
            <text:p>openstack/mistral</text:p>
          </table:table-cell>
        </table:table-row>
        <table:table-row table:style-name="ro1">
          <table:table-cell office:value-type="float" office:value="21258704" calcext:value-type="float">
            <text:p>21258704</text:p>
          </table:table-cell>
          <table:table-cell office:value-type="string" calcext:value-type="string">
            <text:p>https://api.github.com/repos/openstack/vmware-nsx</text:p>
          </table:table-cell>
          <table:table-cell table:formula="of:=REPLACE([.B3764]; 1; 29; &quot;&quot;)" office:value-type="string" office:string-value="openstack/vmware-nsx" calcext:value-type="string">
            <text:p>openstack/vmware-nsx</text:p>
          </table:table-cell>
        </table:table-row>
        <table:table-row table:style-name="ro1">
          <table:table-cell office:value-type="float" office:value="21264970" calcext:value-type="float">
            <text:p>21264970</text:p>
          </table:table-cell>
          <table:table-cell office:value-type="string" calcext:value-type="string">
            <text:p>https://api.github.com/repos/mesonbuild/meson</text:p>
          </table:table-cell>
          <table:table-cell table:formula="of:=REPLACE([.B3765]; 1; 29; &quot;&quot;)" office:value-type="string" office:string-value="mesonbuild/meson" calcext:value-type="string">
            <text:p>mesonbuild/meson</text:p>
          </table:table-cell>
        </table:table-row>
        <table:table-row table:style-name="ro1">
          <table:table-cell office:value-type="float" office:value="21265344" calcext:value-type="float">
            <text:p>21265344</text:p>
          </table:table-cell>
          <table:table-cell office:value-type="string" calcext:value-type="string">
            <text:p>https://api.github.com/repos/Koed00/django-q</text:p>
          </table:table-cell>
          <table:table-cell table:formula="of:=REPLACE([.B3766]; 1; 29; &quot;&quot;)" office:value-type="string" office:string-value="Koed00/django-q" calcext:value-type="string">
            <text:p>Koed00/django-q</text:p>
          </table:table-cell>
        </table:table-row>
        <table:table-row table:style-name="ro1">
          <table:table-cell office:value-type="float" office:value="21268726" calcext:value-type="float">
            <text:p>21268726</text:p>
          </table:table-cell>
          <table:table-cell office:value-type="string" calcext:value-type="string">
            <text:p>https://api.github.com/repos/openstack/ironic-inspector</text:p>
          </table:table-cell>
          <table:table-cell table:formula="of:=REPLACE([.B3767]; 1; 29; &quot;&quot;)" office:value-type="string" office:string-value="openstack/ironic-inspector" calcext:value-type="string">
            <text:p>openstack/ironic-inspector</text:p>
          </table:table-cell>
        </table:table-row>
        <table:table-row table:style-name="ro1">
          <table:table-cell office:value-type="float" office:value="21272955" calcext:value-type="float">
            <text:p>21272955</text:p>
          </table:table-cell>
          <table:table-cell office:value-type="string" calcext:value-type="string">
            <text:p>https://api.github.com/repos/wiki-ai/revscoring</text:p>
          </table:table-cell>
          <table:table-cell table:formula="of:=REPLACE([.B3768]; 1; 29; &quot;&quot;)" office:value-type="string" office:string-value="wiki-ai/revscoring" calcext:value-type="string">
            <text:p>wiki-ai/revscoring</text:p>
          </table:table-cell>
        </table:table-row>
        <table:table-row table:style-name="ro1">
          <table:table-cell office:value-type="float" office:value="21276396" calcext:value-type="float">
            <text:p>21276396</text:p>
          </table:table-cell>
          <table:table-cell office:value-type="string" calcext:value-type="string">
            <text:p>https://api.github.com/repos/pisilinux/main</text:p>
          </table:table-cell>
          <table:table-cell table:formula="of:=REPLACE([.B3769]; 1; 29; &quot;&quot;)" office:value-type="string" office:string-value="pisilinux/main" calcext:value-type="string">
            <text:p>pisilinux/main</text:p>
          </table:table-cell>
        </table:table-row>
        <table:table-row table:style-name="ro1">
          <table:table-cell office:value-type="float" office:value="21278164" calcext:value-type="float">
            <text:p>21278164</text:p>
          </table:table-cell>
          <table:table-cell office:value-type="string" calcext:value-type="string">
            <text:p>https://api.github.com/repos/Aluriak/PowerGrASP</text:p>
          </table:table-cell>
          <table:table-cell table:formula="of:=REPLACE([.B3770]; 1; 29; &quot;&quot;)" office:value-type="string" office:string-value="Aluriak/PowerGrASP" calcext:value-type="string">
            <text:p>Aluriak/PowerGrASP</text:p>
          </table:table-cell>
        </table:table-row>
        <table:table-row table:style-name="ro1">
          <table:table-cell office:value-type="float" office:value="21288127" calcext:value-type="float">
            <text:p>21288127</text:p>
          </table:table-cell>
          <table:table-cell office:value-type="string" calcext:value-type="string">
            <text:p>https://api.github.com/repos/opalmer/pywincffi</text:p>
          </table:table-cell>
          <table:table-cell table:formula="of:=REPLACE([.B3771]; 1; 29; &quot;&quot;)" office:value-type="string" office:string-value="opalmer/pywincffi" calcext:value-type="string">
            <text:p>opalmer/pywincffi</text:p>
          </table:table-cell>
        </table:table-row>
        <table:table-row table:style-name="ro1">
          <table:table-cell office:value-type="float" office:value="21300036" calcext:value-type="float">
            <text:p>21300036</text:p>
          </table:table-cell>
          <table:table-cell office:value-type="string" calcext:value-type="string">
            <text:p>https://api.github.com/repos/Ericsson/codechecker</text:p>
          </table:table-cell>
          <table:table-cell table:formula="of:=REPLACE([.B3772]; 1; 29; &quot;&quot;)" office:value-type="string" office:string-value="Ericsson/codechecker" calcext:value-type="string">
            <text:p>Ericsson/codechecker</text:p>
          </table:table-cell>
        </table:table-row>
        <table:table-row table:style-name="ro1">
          <table:table-cell office:value-type="float" office:value="21322959" calcext:value-type="float">
            <text:p>21322959</text:p>
          </table:table-cell>
          <table:table-cell office:value-type="string" calcext:value-type="string">
            <text:p>https://api.github.com/repos/pytest-dev/pytest</text:p>
          </table:table-cell>
          <table:table-cell table:formula="of:=REPLACE([.B3773]; 1; 29; &quot;&quot;)" office:value-type="string" office:string-value="pytest-dev/pytest" calcext:value-type="string">
            <text:p>pytest-dev/pytest</text:p>
          </table:table-cell>
        </table:table-row>
        <table:table-row table:style-name="ro1">
          <table:table-cell office:value-type="float" office:value="21323396" calcext:value-type="float">
            <text:p>21323396</text:p>
          </table:table-cell>
          <table:table-cell office:value-type="string" calcext:value-type="string">
            <text:p>https://api.github.com/repos/unt-libraries/coda</text:p>
          </table:table-cell>
          <table:table-cell table:formula="of:=REPLACE([.B3774]; 1; 29; &quot;&quot;)" office:value-type="string" office:string-value="unt-libraries/coda" calcext:value-type="string">
            <text:p>unt-libraries/coda</text:p>
          </table:table-cell>
        </table:table-row>
        <table:table-row table:style-name="ro1">
          <table:table-cell office:value-type="float" office:value="21371246" calcext:value-type="float">
            <text:p>21371246</text:p>
          </table:table-cell>
          <table:table-cell office:value-type="string" calcext:value-type="string">
            <text:p>https://api.github.com/repos/cloudmesh/client</text:p>
          </table:table-cell>
          <table:table-cell table:formula="of:=REPLACE([.B3775]; 1; 29; &quot;&quot;)" office:value-type="string" office:string-value="cloudmesh/client" calcext:value-type="string">
            <text:p>cloudmesh/client</text:p>
          </table:table-cell>
        </table:table-row>
        <table:table-row table:style-name="ro1">
          <table:table-cell office:value-type="float" office:value="21372561" calcext:value-type="float">
            <text:p>21372561</text:p>
          </table:table-cell>
          <table:table-cell office:value-type="string" calcext:value-type="string">
            <text:p>https://api.github.com/repos/openstack/searchlight</text:p>
          </table:table-cell>
          <table:table-cell table:formula="of:=REPLACE([.B3776]; 1; 29; &quot;&quot;)" office:value-type="string" office:string-value="openstack/searchlight" calcext:value-type="string">
            <text:p>openstack/searchlight</text:p>
          </table:table-cell>
        </table:table-row>
        <table:table-row table:style-name="ro1">
          <table:table-cell office:value-type="float" office:value="21382673" calcext:value-type="float">
            <text:p>21382673</text:p>
          </table:table-cell>
          <table:table-cell office:value-type="string" calcext:value-type="string">
            <text:p>https://api.github.com/repos/suchow/Wallace</text:p>
          </table:table-cell>
          <table:table-cell table:formula="of:=REPLACE([.B3777]; 1; 29; &quot;&quot;)" office:value-type="string" office:string-value="suchow/Wallace" calcext:value-type="string">
            <text:p>suchow/Wallace</text:p>
          </table:table-cell>
        </table:table-row>
        <table:table-row table:style-name="ro1">
          <table:table-cell office:value-type="float" office:value="21382810" calcext:value-type="float">
            <text:p>21382810</text:p>
          </table:table-cell>
          <table:table-cell office:value-type="string" calcext:value-type="string">
            <text:p>https://api.github.com/repos/openstack/networking-midonet</text:p>
          </table:table-cell>
          <table:table-cell table:formula="of:=REPLACE([.B3778]; 1; 29; &quot;&quot;)" office:value-type="string" office:string-value="openstack/networking-midonet" calcext:value-type="string">
            <text:p>openstack/networking-midonet</text:p>
          </table:table-cell>
        </table:table-row>
        <table:table-row table:style-name="ro1">
          <table:table-cell office:value-type="float" office:value="21415560" calcext:value-type="float">
            <text:p>21415560</text:p>
          </table:table-cell>
          <table:table-cell office:value-type="string" calcext:value-type="string">
            <text:p>https://api.github.com/repos/openstack/networking-sfc</text:p>
          </table:table-cell>
          <table:table-cell table:formula="of:=REPLACE([.B3779]; 1; 29; &quot;&quot;)" office:value-type="string" office:string-value="openstack/networking-sfc" calcext:value-type="string">
            <text:p>openstack/networking-sfc</text:p>
          </table:table-cell>
        </table:table-row>
        <table:table-row table:style-name="ro1">
          <table:table-cell office:value-type="float" office:value="21442270" calcext:value-type="float">
            <text:p>21442270</text:p>
          </table:table-cell>
          <table:table-cell office:value-type="string" calcext:value-type="string">
            <text:p>https://api.github.com/repos/LaboratoireMecaniqueLille/crappy</text:p>
          </table:table-cell>
          <table:table-cell table:formula="of:=REPLACE([.B3780]; 1; 29; &quot;&quot;)" office:value-type="string" office:string-value="LaboratoireMecaniqueLille/crappy" calcext:value-type="string">
            <text:p>LaboratoireMecaniqueLille/crappy</text:p>
          </table:table-cell>
        </table:table-row>
        <table:table-row table:style-name="ro1">
          <table:table-cell office:value-type="float" office:value="21506886" calcext:value-type="float">
            <text:p>21506886</text:p>
          </table:table-cell>
          <table:table-cell office:value-type="string" calcext:value-type="string">
            <text:p>https://api.github.com/repos/dsh2/dotfiles</text:p>
          </table:table-cell>
          <table:table-cell table:formula="of:=REPLACE([.B3781]; 1; 29; &quot;&quot;)" office:value-type="string" office:string-value="dsh2/dotfiles" calcext:value-type="string">
            <text:p>dsh2/dotfiles</text:p>
          </table:table-cell>
        </table:table-row>
        <table:table-row table:style-name="ro1">
          <table:table-cell office:value-type="float" office:value="21529749" calcext:value-type="float">
            <text:p>21529749</text:p>
          </table:table-cell>
          <table:table-cell office:value-type="string" calcext:value-type="string">
            <text:p>https://api.github.com/repos/wooey/Wooey</text:p>
          </table:table-cell>
          <table:table-cell table:formula="of:=REPLACE([.B3782]; 1; 29; &quot;&quot;)" office:value-type="string" office:string-value="wooey/Wooey" calcext:value-type="string">
            <text:p>wooey/Wooey</text:p>
          </table:table-cell>
        </table:table-row>
        <table:table-row table:style-name="ro1">
          <table:table-cell office:value-type="float" office:value="21539031" calcext:value-type="float">
            <text:p>21539031</text:p>
          </table:table-cell>
          <table:table-cell office:value-type="string" calcext:value-type="string">
            <text:p>https://api.github.com/repos/EdinburghGenomics/Analysis-Driver</text:p>
          </table:table-cell>
          <table:table-cell table:formula="of:=REPLACE([.B3783]; 1; 29; &quot;&quot;)" office:value-type="string" office:string-value="EdinburghGenomics/Analysis-Driver" calcext:value-type="string">
            <text:p>EdinburghGenomics/Analysis-Driver</text:p>
          </table:table-cell>
        </table:table-row>
        <table:table-row table:style-name="ro1">
          <table:table-cell office:value-type="float" office:value="21566941" calcext:value-type="float">
            <text:p>21566941</text:p>
          </table:table-cell>
          <table:table-cell office:value-type="string" calcext:value-type="string">
            <text:p>https://api.github.com/repos/EMCECS/ECS-CommunityEdition</text:p>
          </table:table-cell>
          <table:table-cell table:formula="of:=REPLACE([.B3784]; 1; 29; &quot;&quot;)" office:value-type="string" office:string-value="EMCECS/ECS-CommunityEdition" calcext:value-type="string">
            <text:p>EMCECS/ECS-CommunityEdition</text:p>
          </table:table-cell>
        </table:table-row>
        <table:table-row table:style-name="ro1">
          <table:table-cell office:value-type="float" office:value="21582439" calcext:value-type="float">
            <text:p>21582439</text:p>
          </table:table-cell>
          <table:table-cell office:value-type="string" calcext:value-type="string">
            <text:p>https://api.github.com/repos/ParadropLabs/Paradrop</text:p>
          </table:table-cell>
          <table:table-cell table:formula="of:=REPLACE([.B3785]; 1; 29; &quot;&quot;)" office:value-type="string" office:string-value="ParadropLabs/Paradrop" calcext:value-type="string">
            <text:p>ParadropLabs/Paradrop</text:p>
          </table:table-cell>
        </table:table-row>
        <table:table-row table:style-name="ro1">
          <table:table-cell office:value-type="float" office:value="21586367" calcext:value-type="float">
            <text:p>21586367</text:p>
          </table:table-cell>
          <table:table-cell office:value-type="string" calcext:value-type="string">
            <text:p>https://api.github.com/repos/letsencrypt/letsencrypt</text:p>
          </table:table-cell>
          <table:table-cell table:formula="of:=REPLACE([.B3786]; 1; 29; &quot;&quot;)" office:value-type="string" office:string-value="letsencrypt/letsencrypt" calcext:value-type="string">
            <text:p>letsencrypt/letsencrypt</text:p>
          </table:table-cell>
        </table:table-row>
        <table:table-row table:style-name="ro1">
          <table:table-cell office:value-type="float" office:value="21602500" calcext:value-type="float">
            <text:p>21602500</text:p>
          </table:table-cell>
          <table:table-cell office:value-type="string" calcext:value-type="string">
            <text:p>https://api.github.com/repos/henniggroup/MPInterfaces</text:p>
          </table:table-cell>
          <table:table-cell table:formula="of:=REPLACE([.B3787]; 1; 29; &quot;&quot;)" office:value-type="string" office:string-value="henniggroup/MPInterfaces" calcext:value-type="string">
            <text:p>henniggroup/MPInterfaces</text:p>
          </table:table-cell>
        </table:table-row>
        <table:table-row table:style-name="ro1">
          <table:table-cell office:value-type="float" office:value="21606818" calcext:value-type="float">
            <text:p>21606818</text:p>
          </table:table-cell>
          <table:table-cell office:value-type="string" calcext:value-type="string">
            <text:p>https://api.github.com/repos/mhorn71/StarbaseMini</text:p>
          </table:table-cell>
          <table:table-cell table:formula="of:=REPLACE([.B3788]; 1; 29; &quot;&quot;)" office:value-type="string" office:string-value="mhorn71/StarbaseMini" calcext:value-type="string">
            <text:p>mhorn71/StarbaseMini</text:p>
          </table:table-cell>
        </table:table-row>
        <table:table-row table:style-name="ro1">
          <table:table-cell office:value-type="float" office:value="21617294" calcext:value-type="float">
            <text:p>21617294</text:p>
          </table:table-cell>
          <table:table-cell office:value-type="string" calcext:value-type="string">
            <text:p>https://api.github.com/repos/cta-observatory/ctapipe</text:p>
          </table:table-cell>
          <table:table-cell table:formula="of:=REPLACE([.B3789]; 1; 29; &quot;&quot;)" office:value-type="string" office:string-value="cta-observatory/ctapipe" calcext:value-type="string">
            <text:p>cta-observatory/ctapipe</text:p>
          </table:table-cell>
        </table:table-row>
        <table:table-row table:style-name="ro1">
          <table:table-cell office:value-type="float" office:value="21631975" calcext:value-type="float">
            <text:p>21631975</text:p>
          </table:table-cell>
          <table:table-cell office:value-type="string" calcext:value-type="string">
            <text:p>https://api.github.com/repos/acjim/AcmacsDesktop</text:p>
          </table:table-cell>
          <table:table-cell table:formula="of:=REPLACE([.B3790]; 1; 29; &quot;&quot;)" office:value-type="string" office:string-value="acjim/AcmacsDesktop" calcext:value-type="string">
            <text:p>acjim/AcmacsDesktop</text:p>
          </table:table-cell>
        </table:table-row>
        <table:table-row table:style-name="ro1">
          <table:table-cell office:value-type="float" office:value="21639503" calcext:value-type="float">
            <text:p>21639503</text:p>
          </table:table-cell>
          <table:table-cell office:value-type="string" calcext:value-type="string">
            <text:p>https://api.github.com/repos/olivierkes/manuskript</text:p>
          </table:table-cell>
          <table:table-cell table:formula="of:=REPLACE([.B3791]; 1; 29; &quot;&quot;)" office:value-type="string" office:string-value="olivierkes/manuskript" calcext:value-type="string">
            <text:p>olivierkes/manuskript</text:p>
          </table:table-cell>
        </table:table-row>
        <table:table-row table:style-name="ro1">
          <table:table-cell office:value-type="float" office:value="21640635" calcext:value-type="float">
            <text:p>21640635</text:p>
          </table:table-cell>
          <table:table-cell office:value-type="string" calcext:value-type="string">
            <text:p>https://api.github.com/repos/python-hyper/hyper-h2</text:p>
          </table:table-cell>
          <table:table-cell table:formula="of:=REPLACE([.B3792]; 1; 29; &quot;&quot;)" office:value-type="string" office:string-value="python-hyper/hyper-h2" calcext:value-type="string">
            <text:p>python-hyper/hyper-h2</text:p>
          </table:table-cell>
        </table:table-row>
        <table:table-row table:style-name="ro1">
          <table:table-cell office:value-type="float" office:value="21641114" calcext:value-type="float">
            <text:p>21641114</text:p>
          </table:table-cell>
          <table:table-cell office:value-type="string" calcext:value-type="string">
            <text:p>https://api.github.com/repos/TheSchwa/sibyl</text:p>
          </table:table-cell>
          <table:table-cell table:formula="of:=REPLACE([.B3793]; 1; 29; &quot;&quot;)" office:value-type="string" office:string-value="TheSchwa/sibyl" calcext:value-type="string">
            <text:p>TheSchwa/sibyl</text:p>
          </table:table-cell>
        </table:table-row>
        <table:table-row table:style-name="ro1">
          <table:table-cell office:value-type="float" office:value="21670068" calcext:value-type="float">
            <text:p>21670068</text:p>
          </table:table-cell>
          <table:table-cell office:value-type="string" calcext:value-type="string">
            <text:p>https://api.github.com/repos/cosven/FeelUOwn</text:p>
          </table:table-cell>
          <table:table-cell table:formula="of:=REPLACE([.B3794]; 1; 29; &quot;&quot;)" office:value-type="string" office:string-value="cosven/FeelUOwn" calcext:value-type="string">
            <text:p>cosven/FeelUOwn</text:p>
          </table:table-cell>
        </table:table-row>
        <table:table-row table:style-name="ro1">
          <table:table-cell office:value-type="float" office:value="21685135" calcext:value-type="float">
            <text:p>21685135</text:p>
          </table:table-cell>
          <table:table-cell office:value-type="string" calcext:value-type="string">
            <text:p>https://api.github.com/repos/OCA/OpenUpgrade</text:p>
          </table:table-cell>
          <table:table-cell table:formula="of:=REPLACE([.B3795]; 1; 29; &quot;&quot;)" office:value-type="string" office:string-value="OCA/OpenUpgrade" calcext:value-type="string">
            <text:p>OCA/OpenUpgrade</text:p>
          </table:table-cell>
        </table:table-row>
        <table:table-row table:style-name="ro1">
          <table:table-cell office:value-type="float" office:value="21688528" calcext:value-type="float">
            <text:p>21688528</text:p>
          </table:table-cell>
          <table:table-cell office:value-type="string" calcext:value-type="string">
            <text:p>https://api.github.com/repos/lsst/sims_GalSimInterface</text:p>
          </table:table-cell>
          <table:table-cell table:formula="of:=REPLACE([.B3796]; 1; 29; &quot;&quot;)" office:value-type="string" office:string-value="lsst/sims_GalSimInterface" calcext:value-type="string">
            <text:p>lsst/sims_GalSimInterface</text:p>
          </table:table-cell>
        </table:table-row>
        <table:table-row table:style-name="ro1">
          <table:table-cell office:value-type="float" office:value="21699430" calcext:value-type="float">
            <text:p>21699430</text:p>
          </table:table-cell>
          <table:table-cell office:value-type="string" calcext:value-type="string">
            <text:p>https://api.github.com/repos/iranzo/stampython</text:p>
          </table:table-cell>
          <table:table-cell table:formula="of:=REPLACE([.B3797]; 1; 29; &quot;&quot;)" office:value-type="string" office:string-value="iranzo/stampython" calcext:value-type="string">
            <text:p>iranzo/stampython</text:p>
          </table:table-cell>
        </table:table-row>
        <table:table-row table:style-name="ro1">
          <table:table-cell office:value-type="float" office:value="21718512" calcext:value-type="float">
            <text:p>21718512</text:p>
          </table:table-cell>
          <table:table-cell office:value-type="string" calcext:value-type="string">
            <text:p>https://api.github.com/repos/healthchecks/healthchecks</text:p>
          </table:table-cell>
          <table:table-cell table:formula="of:=REPLACE([.B3798]; 1; 29; &quot;&quot;)" office:value-type="string" office:string-value="healthchecks/healthchecks" calcext:value-type="string">
            <text:p>healthchecks/healthchecks</text:p>
          </table:table-cell>
        </table:table-row>
        <table:table-row table:style-name="ro1">
          <table:table-cell office:value-type="float" office:value="21732503" calcext:value-type="float">
            <text:p>21732503</text:p>
          </table:table-cell>
          <table:table-cell office:value-type="string" calcext:value-type="string">
            <text:p>https://api.github.com/repos/eternnoir/pyTelegramBotAPI</text:p>
          </table:table-cell>
          <table:table-cell table:formula="of:=REPLACE([.B3799]; 1; 29; &quot;&quot;)" office:value-type="string" office:string-value="eternnoir/pyTelegramBotAPI" calcext:value-type="string">
            <text:p>eternnoir/pyTelegramBotAPI</text:p>
          </table:table-cell>
        </table:table-row>
        <table:table-row table:style-name="ro1">
          <table:table-cell office:value-type="float" office:value="21741998" calcext:value-type="float">
            <text:p>21741998</text:p>
          </table:table-cell>
          <table:table-cell office:value-type="string" calcext:value-type="string">
            <text:p>https://api.github.com/repos/wbrxcorp/walbrix</text:p>
          </table:table-cell>
          <table:table-cell table:formula="of:=REPLACE([.B3800]; 1; 29; &quot;&quot;)" office:value-type="string" office:string-value="wbrxcorp/walbrix" calcext:value-type="string">
            <text:p>wbrxcorp/walbrix</text:p>
          </table:table-cell>
        </table:table-row>
        <table:table-row table:style-name="ro1">
          <table:table-cell office:value-type="float" office:value="21743149" calcext:value-type="float">
            <text:p>21743149</text:p>
          </table:table-cell>
          <table:table-cell office:value-type="string" calcext:value-type="string">
            <text:p>https://api.github.com/repos/drda3x/teacher_book</text:p>
          </table:table-cell>
          <table:table-cell table:formula="of:=REPLACE([.B3801]; 1; 29; &quot;&quot;)" office:value-type="string" office:string-value="drda3x/teacher_book" calcext:value-type="string">
            <text:p>drda3x/teacher_book</text:p>
          </table:table-cell>
        </table:table-row>
        <table:table-row table:style-name="ro1">
          <table:table-cell office:value-type="float" office:value="21765818" calcext:value-type="float">
            <text:p>21765818</text:p>
          </table:table-cell>
          <table:table-cell office:value-type="string" calcext:value-type="string">
            <text:p>https://api.github.com/repos/mcdeoliveira/beaglebone</text:p>
          </table:table-cell>
          <table:table-cell table:formula="of:=REPLACE([.B3802]; 1; 29; &quot;&quot;)" office:value-type="string" office:string-value="mcdeoliveira/beaglebone" calcext:value-type="string">
            <text:p>mcdeoliveira/beaglebone</text:p>
          </table:table-cell>
        </table:table-row>
        <table:table-row table:style-name="ro1">
          <table:table-cell office:value-type="float" office:value="21767537" calcext:value-type="float">
            <text:p>21767537</text:p>
          </table:table-cell>
          <table:table-cell office:value-type="string" calcext:value-type="string">
            <text:p>https://api.github.com/repos/labrad/pylabrad</text:p>
          </table:table-cell>
          <table:table-cell table:formula="of:=REPLACE([.B3803]; 1; 29; &quot;&quot;)" office:value-type="string" office:string-value="labrad/pylabrad" calcext:value-type="string">
            <text:p>labrad/pylabrad</text:p>
          </table:table-cell>
        </table:table-row>
        <table:table-row table:style-name="ro1">
          <table:table-cell office:value-type="float" office:value="21782408" calcext:value-type="float">
            <text:p>21782408</text:p>
          </table:table-cell>
          <table:table-cell office:value-type="string" calcext:value-type="string">
            <text:p>https://api.github.com/repos/theirc/ServiceInfo</text:p>
          </table:table-cell>
          <table:table-cell table:formula="of:=REPLACE([.B3804]; 1; 29; &quot;&quot;)" office:value-type="string" office:string-value="theirc/ServiceInfo" calcext:value-type="string">
            <text:p>theirc/ServiceInfo</text:p>
          </table:table-cell>
        </table:table-row>
        <table:table-row table:style-name="ro1">
          <table:table-cell office:value-type="float" office:value="21801529" calcext:value-type="float">
            <text:p>21801529</text:p>
          </table:table-cell>
          <table:table-cell office:value-type="string" calcext:value-type="string">
            <text:p>https://api.github.com/repos/Xevib/osmbot</text:p>
          </table:table-cell>
          <table:table-cell table:formula="of:=REPLACE([.B3805]; 1; 29; &quot;&quot;)" office:value-type="string" office:string-value="Xevib/osmbot" calcext:value-type="string">
            <text:p>Xevib/osmbot</text:p>
          </table:table-cell>
        </table:table-row>
        <table:table-row table:style-name="ro1">
          <table:table-cell office:value-type="float" office:value="21802960" calcext:value-type="float">
            <text:p>21802960</text:p>
          </table:table-cell>
          <table:table-cell office:value-type="string" calcext:value-type="string">
            <text:p>https://api.github.com/repos/RenegadesTV/repository.renegadestv</text:p>
          </table:table-cell>
          <table:table-cell table:formula="of:=REPLACE([.B3806]; 1; 29; &quot;&quot;)" office:value-type="string" office:string-value="RenegadesTV/repository.renegadestv" calcext:value-type="string">
            <text:p>RenegadesTV/repository.renegadestv</text:p>
          </table:table-cell>
        </table:table-row>
        <table:table-row table:style-name="ro1">
          <table:table-cell office:value-type="float" office:value="21812402" calcext:value-type="float">
            <text:p>21812402</text:p>
          </table:table-cell>
          <table:table-cell office:value-type="string" calcext:value-type="string">
            <text:p>https://api.github.com/repos/ENCODE-DCC/chip-seq-pipeline</text:p>
          </table:table-cell>
          <table:table-cell table:formula="of:=REPLACE([.B3807]; 1; 29; &quot;&quot;)" office:value-type="string" office:string-value="ENCODE-DCC/chip-seq-pipeline" calcext:value-type="string">
            <text:p>ENCODE-DCC/chip-seq-pipeline</text:p>
          </table:table-cell>
        </table:table-row>
        <table:table-row table:style-name="ro1">
          <table:table-cell office:value-type="float" office:value="21813717" calcext:value-type="float">
            <text:p>21813717</text:p>
          </table:table-cell>
          <table:table-cell office:value-type="string" calcext:value-type="string">
            <text:p>https://api.github.com/repos/donhatch/ShephardsPlayApplet</text:p>
          </table:table-cell>
          <table:table-cell table:formula="of:=REPLACE([.B3808]; 1; 29; &quot;&quot;)" office:value-type="string" office:string-value="donhatch/ShephardsPlayApplet" calcext:value-type="string">
            <text:p>donhatch/ShephardsPlayApplet</text:p>
          </table:table-cell>
        </table:table-row>
        <table:table-row table:style-name="ro1">
          <table:table-cell office:value-type="float" office:value="21813989" calcext:value-type="float">
            <text:p>21813989</text:p>
          </table:table-cell>
          <table:table-cell office:value-type="string" calcext:value-type="string">
            <text:p>https://api.github.com/repos/janelia-flyem/DVIDSparkServices</text:p>
          </table:table-cell>
          <table:table-cell table:formula="of:=REPLACE([.B3809]; 1; 29; &quot;&quot;)" office:value-type="string" office:string-value="janelia-flyem/DVIDSparkServices" calcext:value-type="string">
            <text:p>janelia-flyem/DVIDSparkServices</text:p>
          </table:table-cell>
        </table:table-row>
        <table:table-row table:style-name="ro1">
          <table:table-cell office:value-type="float" office:value="21827082" calcext:value-type="float">
            <text:p>21827082</text:p>
          </table:table-cell>
          <table:table-cell office:value-type="string" calcext:value-type="string">
            <text:p>https://api.github.com/repos/gpgmailencrypt/gpgmailencrypt</text:p>
          </table:table-cell>
          <table:table-cell table:formula="of:=REPLACE([.B3810]; 1; 29; &quot;&quot;)" office:value-type="string" office:string-value="gpgmailencrypt/gpgmailencrypt" calcext:value-type="string">
            <text:p>gpgmailencrypt/gpgmailencrypt</text:p>
          </table:table-cell>
        </table:table-row>
        <table:table-row table:style-name="ro1">
          <table:table-cell office:value-type="float" office:value="21834264" calcext:value-type="float">
            <text:p>21834264</text:p>
          </table:table-cell>
          <table:table-cell office:value-type="string" calcext:value-type="string">
            <text:p>https://api.github.com/repos/openstack/aodh</text:p>
          </table:table-cell>
          <table:table-cell table:formula="of:=REPLACE([.B3811]; 1; 29; &quot;&quot;)" office:value-type="string" office:string-value="openstack/aodh" calcext:value-type="string">
            <text:p>openstack/aodh</text:p>
          </table:table-cell>
        </table:table-row>
        <table:table-row table:style-name="ro1">
          <table:table-cell office:value-type="float" office:value="21845002" calcext:value-type="float">
            <text:p>21845002</text:p>
          </table:table-cell>
          <table:table-cell office:value-type="string" calcext:value-type="string">
            <text:p>https://api.github.com/repos/hammerlab/mhcflurry</text:p>
          </table:table-cell>
          <table:table-cell table:formula="of:=REPLACE([.B3812]; 1; 29; &quot;&quot;)" office:value-type="string" office:string-value="hammerlab/mhcflurry" calcext:value-type="string">
            <text:p>hammerlab/mhcflurry</text:p>
          </table:table-cell>
        </table:table-row>
        <table:table-row table:style-name="ro1">
          <table:table-cell office:value-type="float" office:value="21849068" calcext:value-type="float">
            <text:p>21849068</text:p>
          </table:table-cell>
          <table:table-cell office:value-type="string" calcext:value-type="string">
            <text:p>https://api.github.com/repos/snarfed/granary</text:p>
          </table:table-cell>
          <table:table-cell table:formula="of:=REPLACE([.B3813]; 1; 29; &quot;&quot;)" office:value-type="string" office:string-value="snarfed/granary" calcext:value-type="string">
            <text:p>snarfed/granary</text:p>
          </table:table-cell>
        </table:table-row>
        <table:table-row table:style-name="ro1">
          <table:table-cell office:value-type="float" office:value="21849898" calcext:value-type="float">
            <text:p>21849898</text:p>
          </table:table-cell>
          <table:table-cell office:value-type="string" calcext:value-type="string">
            <text:p>https://api.github.com/repos/pfnet/chainer-test</text:p>
          </table:table-cell>
          <table:table-cell table:formula="of:=REPLACE([.B3814]; 1; 29; &quot;&quot;)" office:value-type="string" office:string-value="pfnet/chainer-test" calcext:value-type="string">
            <text:p>pfnet/chainer-test</text:p>
          </table:table-cell>
        </table:table-row>
        <table:table-row table:style-name="ro1">
          <table:table-cell office:value-type="float" office:value="21852524" calcext:value-type="float">
            <text:p>21852524</text:p>
          </table:table-cell>
          <table:table-cell office:value-type="string" calcext:value-type="string">
            <text:p>https://api.github.com/repos/zetaops/ulakbus</text:p>
          </table:table-cell>
          <table:table-cell table:formula="of:=REPLACE([.B3815]; 1; 29; &quot;&quot;)" office:value-type="string" office:string-value="zetaops/ulakbus" calcext:value-type="string">
            <text:p>zetaops/ulakbus</text:p>
          </table:table-cell>
        </table:table-row>
        <table:table-row table:style-name="ro1">
          <table:table-cell office:value-type="float" office:value="21857044" calcext:value-type="float">
            <text:p>21857044</text:p>
          </table:table-cell>
          <table:table-cell office:value-type="string" calcext:value-type="string">
            <text:p>https://api.github.com/repos/zetaops/pyoko</text:p>
          </table:table-cell>
          <table:table-cell table:formula="of:=REPLACE([.B3816]; 1; 29; &quot;&quot;)" office:value-type="string" office:string-value="zetaops/pyoko" calcext:value-type="string">
            <text:p>zetaops/pyoko</text:p>
          </table:table-cell>
        </table:table-row>
        <table:table-row table:style-name="ro1">
          <table:table-cell office:value-type="float" office:value="21873207" calcext:value-type="float">
            <text:p>21873207</text:p>
          </table:table-cell>
          <table:table-cell office:value-type="string" calcext:value-type="string">
            <text:p>https://api.github.com/repos/GeneralizedLearningUtilities/SuperGLU</text:p>
          </table:table-cell>
          <table:table-cell table:formula="of:=REPLACE([.B3817]; 1; 29; &quot;&quot;)" office:value-type="string" office:string-value="GeneralizedLearningUtilities/SuperGLU" calcext:value-type="string">
            <text:p>GeneralizedLearningUtilities/SuperGLU</text:p>
          </table:table-cell>
        </table:table-row>
        <table:table-row table:style-name="ro1">
          <table:table-cell office:value-type="float" office:value="21875492" calcext:value-type="float">
            <text:p>21875492</text:p>
          </table:table-cell>
          <table:table-cell office:value-type="string" calcext:value-type="string">
            <text:p>https://api.github.com/repos/OpenVZ/vcmmd</text:p>
          </table:table-cell>
          <table:table-cell table:formula="of:=REPLACE([.B3818]; 1; 29; &quot;&quot;)" office:value-type="string" office:string-value="OpenVZ/vcmmd" calcext:value-type="string">
            <text:p>OpenVZ/vcmmd</text:p>
          </table:table-cell>
        </table:table-row>
        <table:table-row table:style-name="ro1">
          <table:table-cell office:value-type="float" office:value="21884696" calcext:value-type="float">
            <text:p>21884696</text:p>
          </table:table-cell>
          <table:table-cell office:value-type="string" calcext:value-type="string">
            <text:p>https://api.github.com/repos/catdeliverynetwork/catalog</text:p>
          </table:table-cell>
          <table:table-cell table:formula="of:=REPLACE([.B3819]; 1; 29; &quot;&quot;)" office:value-type="string" office:string-value="catdeliverynetwork/catalog" calcext:value-type="string">
            <text:p>catdeliverynetwork/catalog</text:p>
          </table:table-cell>
        </table:table-row>
        <table:table-row table:style-name="ro1">
          <table:table-cell office:value-type="float" office:value="21891023" calcext:value-type="float">
            <text:p>21891023</text:p>
          </table:table-cell>
          <table:table-cell office:value-type="string" calcext:value-type="string">
            <text:p>https://api.github.com/repos/switch-model/switch</text:p>
          </table:table-cell>
          <table:table-cell table:formula="of:=REPLACE([.B3820]; 1; 29; &quot;&quot;)" office:value-type="string" office:string-value="switch-model/switch" calcext:value-type="string">
            <text:p>switch-model/switch</text:p>
          </table:table-cell>
        </table:table-row>
        <table:table-row table:style-name="ro1">
          <table:table-cell office:value-type="float" office:value="21924108" calcext:value-type="float">
            <text:p>21924108</text:p>
          </table:table-cell>
          <table:table-cell office:value-type="string" calcext:value-type="string">
            <text:p>https://api.github.com/repos/ska-sa/mkat_fpga_tests</text:p>
          </table:table-cell>
          <table:table-cell table:formula="of:=REPLACE([.B3821]; 1; 29; &quot;&quot;)" office:value-type="string" office:string-value="ska-sa/mkat_fpga_tests" calcext:value-type="string">
            <text:p>ska-sa/mkat_fpga_tests</text:p>
          </table:table-cell>
        </table:table-row>
        <table:table-row table:style-name="ro1">
          <table:table-cell office:value-type="float" office:value="21929129" calcext:value-type="float">
            <text:p>21929129</text:p>
          </table:table-cell>
          <table:table-cell office:value-type="string" calcext:value-type="string">
            <text:p>https://api.github.com/repos/Hessgroup/graphener</text:p>
          </table:table-cell>
          <table:table-cell table:formula="of:=REPLACE([.B3822]; 1; 29; &quot;&quot;)" office:value-type="string" office:string-value="Hessgroup/graphener" calcext:value-type="string">
            <text:p>Hessgroup/graphener</text:p>
          </table:table-cell>
        </table:table-row>
        <table:table-row table:style-name="ro1">
          <table:table-cell office:value-type="float" office:value="21958588" calcext:value-type="float">
            <text:p>21958588</text:p>
          </table:table-cell>
          <table:table-cell office:value-type="string" calcext:value-type="string">
            <text:p>https://api.github.com/repos/huxiaoqian/user_portrait</text:p>
          </table:table-cell>
          <table:table-cell table:formula="of:=REPLACE([.B3823]; 1; 29; &quot;&quot;)" office:value-type="string" office:string-value="huxiaoqian/user_portrait" calcext:value-type="string">
            <text:p>huxiaoqian/user_portrait</text:p>
          </table:table-cell>
        </table:table-row>
        <table:table-row table:style-name="ro1">
          <table:table-cell office:value-type="float" office:value="21960072" calcext:value-type="float">
            <text:p>21960072</text:p>
          </table:table-cell>
          <table:table-cell office:value-type="string" calcext:value-type="string">
            <text:p>https://api.github.com/repos/aldryn/aldryn-events</text:p>
          </table:table-cell>
          <table:table-cell table:formula="of:=REPLACE([.B3824]; 1; 29; &quot;&quot;)" office:value-type="string" office:string-value="aldryn/aldryn-events" calcext:value-type="string">
            <text:p>aldryn/aldryn-events</text:p>
          </table:table-cell>
        </table:table-row>
        <table:table-row table:style-name="ro1">
          <table:table-cell office:value-type="float" office:value="21977463" calcext:value-type="float">
            <text:p>21977463</text:p>
          </table:table-cell>
          <table:table-cell office:value-type="string" calcext:value-type="string">
            <text:p>https://api.github.com/repos/astrofelipe/MP2015</text:p>
          </table:table-cell>
          <table:table-cell table:formula="of:=REPLACE([.B3825]; 1; 29; &quot;&quot;)" office:value-type="string" office:string-value="astrofelipe/MP2015" calcext:value-type="string">
            <text:p>astrofelipe/MP2015</text:p>
          </table:table-cell>
        </table:table-row>
        <table:table-row table:style-name="ro1">
          <table:table-cell office:value-type="float" office:value="21992075" calcext:value-type="float">
            <text:p>21992075</text:p>
          </table:table-cell>
          <table:table-cell office:value-type="string" calcext:value-type="string">
            <text:p>https://api.github.com/repos/OParl/spec</text:p>
          </table:table-cell>
          <table:table-cell table:formula="of:=REPLACE([.B3826]; 1; 29; &quot;&quot;)" office:value-type="string" office:string-value="OParl/spec" calcext:value-type="string">
            <text:p>OParl/spec</text:p>
          </table:table-cell>
        </table:table-row>
        <table:table-row table:style-name="ro1">
          <table:table-cell office:value-type="float" office:value="21993522" calcext:value-type="float">
            <text:p>21993522</text:p>
          </table:table-cell>
          <table:table-cell office:value-type="string" calcext:value-type="string">
            <text:p>https://api.github.com/repos/deone/billing</text:p>
          </table:table-cell>
          <table:table-cell table:formula="of:=REPLACE([.B3827]; 1; 29; &quot;&quot;)" office:value-type="string" office:string-value="deone/billing" calcext:value-type="string">
            <text:p>deone/billing</text:p>
          </table:table-cell>
        </table:table-row>
        <table:table-row table:style-name="ro1">
          <table:table-cell office:value-type="float" office:value="22009877" calcext:value-type="float">
            <text:p>22009877</text:p>
          </table:table-cell>
          <table:table-cell office:value-type="string" calcext:value-type="string">
            <text:p>https://api.github.com/repos/mmilesi/HTopMultilepAnalysis</text:p>
          </table:table-cell>
          <table:table-cell table:formula="of:=REPLACE([.B3828]; 1; 29; &quot;&quot;)" office:value-type="string" office:string-value="mmilesi/HTopMultilepAnalysis" calcext:value-type="string">
            <text:p>mmilesi/HTopMultilepAnalysis</text:p>
          </table:table-cell>
        </table:table-row>
        <table:table-row table:style-name="ro1">
          <table:table-cell office:value-type="float" office:value="22014923" calcext:value-type="float">
            <text:p>22014923</text:p>
          </table:table-cell>
          <table:table-cell office:value-type="string" calcext:value-type="string">
            <text:p>https://api.github.com/repos/openstack/releases</text:p>
          </table:table-cell>
          <table:table-cell table:formula="of:=REPLACE([.B3829]; 1; 29; &quot;&quot;)" office:value-type="string" office:string-value="openstack/releases" calcext:value-type="string">
            <text:p>openstack/releases</text:p>
          </table:table-cell>
        </table:table-row>
        <table:table-row table:style-name="ro1">
          <table:table-cell office:value-type="float" office:value="22025130" calcext:value-type="float">
            <text:p>22025130</text:p>
          </table:table-cell>
          <table:table-cell office:value-type="string" calcext:value-type="string">
            <text:p>https://api.github.com/repos/automl/auto-sklearn</text:p>
          </table:table-cell>
          <table:table-cell table:formula="of:=REPLACE([.B3830]; 1; 29; &quot;&quot;)" office:value-type="string" office:string-value="automl/auto-sklearn" calcext:value-type="string">
            <text:p>automl/auto-sklearn</text:p>
          </table:table-cell>
        </table:table-row>
        <table:table-row table:style-name="ro1">
          <table:table-cell office:value-type="float" office:value="22026295" calcext:value-type="float">
            <text:p>22026295</text:p>
          </table:table-cell>
          <table:table-cell office:value-type="string" calcext:value-type="string">
            <text:p>https://api.github.com/repos/roots/trellis</text:p>
          </table:table-cell>
          <table:table-cell table:formula="of:=REPLACE([.B3831]; 1; 29; &quot;&quot;)" office:value-type="string" office:string-value="roots/trellis" calcext:value-type="string">
            <text:p>roots/trellis</text:p>
          </table:table-cell>
        </table:table-row>
        <table:table-row table:style-name="ro1">
          <table:table-cell office:value-type="float" office:value="22039364" calcext:value-type="float">
            <text:p>22039364</text:p>
          </table:table-cell>
          <table:table-cell office:value-type="string" calcext:value-type="string">
            <text:p>https://api.github.com/repos/open-data/ckanext-stcndm</text:p>
          </table:table-cell>
          <table:table-cell table:formula="of:=REPLACE([.B3832]; 1; 29; &quot;&quot;)" office:value-type="string" office:string-value="open-data/ckanext-stcndm" calcext:value-type="string">
            <text:p>open-data/ckanext-stcndm</text:p>
          </table:table-cell>
        </table:table-row>
        <table:table-row table:style-name="ro1">
          <table:table-cell office:value-type="float" office:value="22041002" calcext:value-type="float">
            <text:p>22041002</text:p>
          </table:table-cell>
          <table:table-cell office:value-type="string" calcext:value-type="string">
            <text:p>https://api.github.com/repos/hangoutsbot/hangoutsbot</text:p>
          </table:table-cell>
          <table:table-cell table:formula="of:=REPLACE([.B3833]; 1; 29; &quot;&quot;)" office:value-type="string" office:string-value="hangoutsbot/hangoutsbot" calcext:value-type="string">
            <text:p>hangoutsbot/hangoutsbot</text:p>
          </table:table-cell>
        </table:table-row>
        <table:table-row table:style-name="ro1">
          <table:table-cell office:value-type="float" office:value="22041731" calcext:value-type="float">
            <text:p>22041731</text:p>
          </table:table-cell>
          <table:table-cell office:value-type="string" calcext:value-type="string">
            <text:p>https://api.github.com/repos/mozillazg/pypy</text:p>
          </table:table-cell>
          <table:table-cell table:formula="of:=REPLACE([.B3834]; 1; 29; &quot;&quot;)" office:value-type="string" office:string-value="mozillazg/pypy" calcext:value-type="string">
            <text:p>mozillazg/pypy</text:p>
          </table:table-cell>
        </table:table-row>
        <table:table-row table:style-name="ro1">
          <table:table-cell office:value-type="float" office:value="22042395" calcext:value-type="float">
            <text:p>22042395</text:p>
          </table:table-cell>
          <table:table-cell office:value-type="string" calcext:value-type="string">
            <text:p>https://api.github.com/repos/dbcli/mycli</text:p>
          </table:table-cell>
          <table:table-cell table:formula="of:=REPLACE([.B3835]; 1; 29; &quot;&quot;)" office:value-type="string" office:string-value="dbcli/mycli" calcext:value-type="string">
            <text:p>dbcli/mycli</text:p>
          </table:table-cell>
        </table:table-row>
        <table:table-row table:style-name="ro1">
          <table:table-cell office:value-type="float" office:value="22044041" calcext:value-type="float">
            <text:p>22044041</text:p>
          </table:table-cell>
          <table:table-cell office:value-type="string" calcext:value-type="string">
            <text:p>https://api.github.com/repos/praekelt/molo-tuneme</text:p>
          </table:table-cell>
          <table:table-cell table:formula="of:=REPLACE([.B3836]; 1; 29; &quot;&quot;)" office:value-type="string" office:string-value="praekelt/molo-tuneme" calcext:value-type="string">
            <text:p>praekelt/molo-tuneme</text:p>
          </table:table-cell>
        </table:table-row>
        <table:table-row table:style-name="ro1">
          <table:table-cell office:value-type="float" office:value="22044173" calcext:value-type="float">
            <text:p>22044173</text:p>
          </table:table-cell>
          <table:table-cell office:value-type="string" calcext:value-type="string">
            <text:p>https://api.github.com/repos/openvstorage/alba-asdmanager</text:p>
          </table:table-cell>
          <table:table-cell table:formula="of:=REPLACE([.B3837]; 1; 29; &quot;&quot;)" office:value-type="string" office:string-value="openvstorage/alba-asdmanager" calcext:value-type="string">
            <text:p>openvstorage/alba-asdmanager</text:p>
          </table:table-cell>
        </table:table-row>
        <table:table-row table:style-name="ro1">
          <table:table-cell office:value-type="float" office:value="22044627" calcext:value-type="float">
            <text:p>22044627</text:p>
          </table:table-cell>
          <table:table-cell office:value-type="string" calcext:value-type="string">
            <text:p>https://api.github.com/repos/openvstorage/openvstorage</text:p>
          </table:table-cell>
          <table:table-cell table:formula="of:=REPLACE([.B3838]; 1; 29; &quot;&quot;)" office:value-type="string" office:string-value="openvstorage/openvstorage" calcext:value-type="string">
            <text:p>openvstorage/openvstorage</text:p>
          </table:table-cell>
        </table:table-row>
        <table:table-row table:style-name="ro1">
          <table:table-cell office:value-type="float" office:value="22045845" calcext:value-type="float">
            <text:p>22045845</text:p>
          </table:table-cell>
          <table:table-cell office:value-type="string" calcext:value-type="string">
            <text:p>https://api.github.com/repos/zalando/patroni</text:p>
          </table:table-cell>
          <table:table-cell table:formula="of:=REPLACE([.B3839]; 1; 29; &quot;&quot;)" office:value-type="string" office:string-value="zalando/patroni" calcext:value-type="string">
            <text:p>zalando/patroni</text:p>
          </table:table-cell>
        </table:table-row>
        <table:table-row table:style-name="ro1">
          <table:table-cell office:value-type="float" office:value="22046162" calcext:value-type="float">
            <text:p>22046162</text:p>
          </table:table-cell>
          <table:table-cell office:value-type="string" calcext:value-type="string">
            <text:p>https://api.github.com/repos/projectatomic/osbs-client</text:p>
          </table:table-cell>
          <table:table-cell table:formula="of:=REPLACE([.B3840]; 1; 29; &quot;&quot;)" office:value-type="string" office:string-value="projectatomic/osbs-client" calcext:value-type="string">
            <text:p>projectatomic/osbs-client</text:p>
          </table:table-cell>
        </table:table-row>
        <table:table-row table:style-name="ro1">
          <table:table-cell office:value-type="float" office:value="22047463" calcext:value-type="float">
            <text:p>22047463</text:p>
          </table:table-cell>
          <table:table-cell office:value-type="string" calcext:value-type="string">
            <text:p>https://api.github.com/repos/donnemartin/interactive-coding-challenges</text:p>
          </table:table-cell>
          <table:table-cell table:formula="of:=REPLACE([.B3841]; 1; 29; &quot;&quot;)" office:value-type="string" office:string-value="donnemartin/interactive-coding-challenges" calcext:value-type="string">
            <text:p>donnemartin/interactive-coding-challenges</text:p>
          </table:table-cell>
        </table:table-row>
        <table:table-row table:style-name="ro1">
          <table:table-cell office:value-type="float" office:value="22048055" calcext:value-type="float">
            <text:p>22048055</text:p>
          </table:table-cell>
          <table:table-cell office:value-type="string" calcext:value-type="string">
            <text:p>https://api.github.com/repos/IndecommGlobalServices/Constellation</text:p>
          </table:table-cell>
          <table:table-cell table:formula="of:=REPLACE([.B3842]; 1; 29; &quot;&quot;)" office:value-type="string" office:string-value="IndecommGlobalServices/Constellation" calcext:value-type="string">
            <text:p>IndecommGlobalServices/Constellation</text:p>
          </table:table-cell>
        </table:table-row>
        <table:table-row table:style-name="ro1">
          <table:table-cell office:value-type="float" office:value="22049654" calcext:value-type="float">
            <text:p>22049654</text:p>
          </table:table-cell>
          <table:table-cell office:value-type="string" calcext:value-type="string">
            <text:p>https://api.github.com/repos/projectatomic/atomic-reactor</text:p>
          </table:table-cell>
          <table:table-cell table:formula="of:=REPLACE([.B3843]; 1; 29; &quot;&quot;)" office:value-type="string" office:string-value="projectatomic/atomic-reactor" calcext:value-type="string">
            <text:p>projectatomic/atomic-reactor</text:p>
          </table:table-cell>
        </table:table-row>
        <table:table-row table:style-name="ro1">
          <table:table-cell office:value-type="float" office:value="22049966" calcext:value-type="float">
            <text:p>22049966</text:p>
          </table:table-cell>
          <table:table-cell office:value-type="string" calcext:value-type="string">
            <text:p>https://api.github.com/repos/projectcalico/calico</text:p>
          </table:table-cell>
          <table:table-cell table:formula="of:=REPLACE([.B3844]; 1; 29; &quot;&quot;)" office:value-type="string" office:string-value="projectcalico/calico" calcext:value-type="string">
            <text:p>projectcalico/calico</text:p>
          </table:table-cell>
        </table:table-row>
        <table:table-row table:style-name="ro1">
          <table:table-cell office:value-type="float" office:value="22051329" calcext:value-type="float">
            <text:p>22051329</text:p>
          </table:table-cell>
          <table:table-cell office:value-type="string" calcext:value-type="string">
            <text:p>https://api.github.com/repos/OpenPLi/enigma2</text:p>
          </table:table-cell>
          <table:table-cell table:formula="of:=REPLACE([.B3845]; 1; 29; &quot;&quot;)" office:value-type="string" office:string-value="OpenPLi/enigma2" calcext:value-type="string">
            <text:p>OpenPLi/enigma2</text:p>
          </table:table-cell>
        </table:table-row>
        <table:table-row table:style-name="ro1">
          <table:table-cell office:value-type="float" office:value="22051337" calcext:value-type="float">
            <text:p>22051337</text:p>
          </table:table-cell>
          <table:table-cell office:value-type="string" calcext:value-type="string">
            <text:p>https://api.github.com/repos/mysociety/yournextrepresentative</text:p>
          </table:table-cell>
          <table:table-cell table:formula="of:=REPLACE([.B3846]; 1; 29; &quot;&quot;)" office:value-type="string" office:string-value="mysociety/yournextrepresentative" calcext:value-type="string">
            <text:p>mysociety/yournextrepresentative</text:p>
          </table:table-cell>
        </table:table-row>
        <table:table-row table:style-name="ro1">
          <table:table-cell office:value-type="float" office:value="22054891" calcext:value-type="float">
            <text:p>22054891</text:p>
          </table:table-cell>
          <table:table-cell office:value-type="string" calcext:value-type="string">
            <text:p>https://api.github.com/repos/StackStorm/st2cd</text:p>
          </table:table-cell>
          <table:table-cell table:formula="of:=REPLACE([.B3847]; 1; 29; &quot;&quot;)" office:value-type="string" office:string-value="StackStorm/st2cd" calcext:value-type="string">
            <text:p>StackStorm/st2cd</text:p>
          </table:table-cell>
        </table:table-row>
        <table:table-row table:style-name="ro1">
          <table:table-cell office:value-type="float" office:value="22055936" calcext:value-type="float">
            <text:p>22055936</text:p>
          </table:table-cell>
          <table:table-cell office:value-type="string" calcext:value-type="string">
            <text:p>https://api.github.com/repos/uber/tchannel-python</text:p>
          </table:table-cell>
          <table:table-cell table:formula="of:=REPLACE([.B3848]; 1; 29; &quot;&quot;)" office:value-type="string" office:string-value="uber/tchannel-python" calcext:value-type="string">
            <text:p>uber/tchannel-python</text:p>
          </table:table-cell>
        </table:table-row>
        <table:table-row table:style-name="ro1">
          <table:table-cell office:value-type="float" office:value="22060119" calcext:value-type="float">
            <text:p>22060119</text:p>
          </table:table-cell>
          <table:table-cell office:value-type="string" calcext:value-type="string">
            <text:p>https://api.github.com/repos/BD2KGenomics/toil</text:p>
          </table:table-cell>
          <table:table-cell table:formula="of:=REPLACE([.B3849]; 1; 29; &quot;&quot;)" office:value-type="string" office:string-value="BD2KGenomics/toil" calcext:value-type="string">
            <text:p>BD2KGenomics/toil</text:p>
          </table:table-cell>
        </table:table-row>
        <table:table-row table:style-name="ro1">
          <table:table-cell office:value-type="float" office:value="22061523" calcext:value-type="float">
            <text:p>22061523</text:p>
          </table:table-cell>
          <table:table-cell office:value-type="string" calcext:value-type="string">
            <text:p>https://api.github.com/repos/legacysurvey/legacypipe</text:p>
          </table:table-cell>
          <table:table-cell table:formula="of:=REPLACE([.B3850]; 1; 29; &quot;&quot;)" office:value-type="string" office:string-value="legacysurvey/legacypipe" calcext:value-type="string">
            <text:p>legacysurvey/legacypipe</text:p>
          </table:table-cell>
        </table:table-row>
        <table:table-row table:style-name="ro1">
          <table:table-cell office:value-type="float" office:value="22061781" calcext:value-type="float">
            <text:p>22061781</text:p>
          </table:table-cell>
          <table:table-cell office:value-type="string" calcext:value-type="string">
            <text:p>https://api.github.com/repos/meren/anvio</text:p>
          </table:table-cell>
          <table:table-cell table:formula="of:=REPLACE([.B3851]; 1; 29; &quot;&quot;)" office:value-type="string" office:string-value="meren/anvio" calcext:value-type="string">
            <text:p>meren/anvio</text:p>
          </table:table-cell>
        </table:table-row>
        <table:table-row table:style-name="ro1">
          <table:table-cell office:value-type="float" office:value="22063151" calcext:value-type="float">
            <text:p>22063151</text:p>
          </table:table-cell>
          <table:table-cell office:value-type="string" calcext:value-type="string">
            <text:p>https://api.github.com/repos/openregister/deployment</text:p>
          </table:table-cell>
          <table:table-cell table:formula="of:=REPLACE([.B3852]; 1; 29; &quot;&quot;)" office:value-type="string" office:string-value="openregister/deployment" calcext:value-type="string">
            <text:p>openregister/deployment</text:p>
          </table:table-cell>
        </table:table-row>
        <table:table-row table:style-name="ro1">
          <table:table-cell office:value-type="float" office:value="22063987" calcext:value-type="float">
            <text:p>22063987</text:p>
          </table:table-cell>
          <table:table-cell office:value-type="string" calcext:value-type="string">
            <text:p>https://api.github.com/repos/idrdex/star-django</text:p>
          </table:table-cell>
          <table:table-cell table:formula="of:=REPLACE([.B3853]; 1; 29; &quot;&quot;)" office:value-type="string" office:string-value="idrdex/star-django" calcext:value-type="string">
            <text:p>idrdex/star-django</text:p>
          </table:table-cell>
        </table:table-row>
        <table:table-row table:style-name="ro1">
          <table:table-cell office:value-type="float" office:value="22066338" calcext:value-type="float">
            <text:p>22066338</text:p>
          </table:table-cell>
          <table:table-cell office:value-type="string" calcext:value-type="string">
            <text:p>https://api.github.com/repos/NSLS-II/bluesky</text:p>
          </table:table-cell>
          <table:table-cell table:formula="of:=REPLACE([.B3854]; 1; 29; &quot;&quot;)" office:value-type="string" office:string-value="NSLS-II/bluesky" calcext:value-type="string">
            <text:p>NSLS-II/bluesky</text:p>
          </table:table-cell>
        </table:table-row>
        <table:table-row table:style-name="ro1">
          <table:table-cell office:value-type="float" office:value="22067202" calcext:value-type="float">
            <text:p>22067202</text:p>
          </table:table-cell>
          <table:table-cell office:value-type="string" calcext:value-type="string">
            <text:p>https://api.github.com/repos/RobotLocomotion/director</text:p>
          </table:table-cell>
          <table:table-cell table:formula="of:=REPLACE([.B3855]; 1; 29; &quot;&quot;)" office:value-type="string" office:string-value="RobotLocomotion/director" calcext:value-type="string">
            <text:p>RobotLocomotion/director</text:p>
          </table:table-cell>
        </table:table-row>
        <table:table-row table:style-name="ro1">
          <table:table-cell office:value-type="float" office:value="22067667" calcext:value-type="float">
            <text:p>22067667</text:p>
          </table:table-cell>
          <table:table-cell office:value-type="string" calcext:value-type="string">
            <text:p>https://api.github.com/repos/XelaPy/PyTFall</text:p>
          </table:table-cell>
          <table:table-cell table:formula="of:=REPLACE([.B3856]; 1; 29; &quot;&quot;)" office:value-type="string" office:string-value="XelaPy/PyTFall" calcext:value-type="string">
            <text:p>XelaPy/PyTFall</text:p>
          </table:table-cell>
        </table:table-row>
        <table:table-row table:style-name="ro1">
          <table:table-cell office:value-type="float" office:value="22068434" calcext:value-type="float">
            <text:p>22068434</text:p>
          </table:table-cell>
          <table:table-cell office:value-type="string" calcext:value-type="string">
            <text:p>https://api.github.com/repos/DesignSafe-CI/portal</text:p>
          </table:table-cell>
          <table:table-cell table:formula="of:=REPLACE([.B3857]; 1; 29; &quot;&quot;)" office:value-type="string" office:string-value="DesignSafe-CI/portal" calcext:value-type="string">
            <text:p>DesignSafe-CI/portal</text:p>
          </table:table-cell>
        </table:table-row>
        <table:table-row table:style-name="ro1">
          <table:table-cell office:value-type="float" office:value="22068510" calcext:value-type="float">
            <text:p>22068510</text:p>
          </table:table-cell>
          <table:table-cell office:value-type="string" calcext:value-type="string">
            <text:p>https://api.github.com/repos/elifesciences/lax</text:p>
          </table:table-cell>
          <table:table-cell table:formula="of:=REPLACE([.B3858]; 1; 29; &quot;&quot;)" office:value-type="string" office:string-value="elifesciences/lax" calcext:value-type="string">
            <text:p>elifesciences/lax</text:p>
          </table:table-cell>
        </table:table-row>
        <table:table-row table:style-name="ro1">
          <table:table-cell office:value-type="float" office:value="22070291" calcext:value-type="float">
            <text:p>22070291</text:p>
          </table:table-cell>
          <table:table-cell office:value-type="string" calcext:value-type="string">
            <text:p>https://api.github.com/repos/ewels/MultiQC</text:p>
          </table:table-cell>
          <table:table-cell table:formula="of:=REPLACE([.B3859]; 1; 29; &quot;&quot;)" office:value-type="string" office:string-value="ewels/MultiQC" calcext:value-type="string">
            <text:p>ewels/MultiQC</text:p>
          </table:table-cell>
        </table:table-row>
        <table:table-row table:style-name="ro1">
          <table:table-cell office:value-type="float" office:value="22071805" calcext:value-type="float">
            <text:p>22071805</text:p>
          </table:table-cell>
          <table:table-cell office:value-type="string" calcext:value-type="string">
            <text:p>https://api.github.com/repos/osmc/osmc</text:p>
          </table:table-cell>
          <table:table-cell table:formula="of:=REPLACE([.B3860]; 1; 29; &quot;&quot;)" office:value-type="string" office:string-value="osmc/osmc" calcext:value-type="string">
            <text:p>osmc/osmc</text:p>
          </table:table-cell>
        </table:table-row>
        <table:table-row table:style-name="ro1">
          <table:table-cell office:value-type="float" office:value="22072328" calcext:value-type="float">
            <text:p>22072328</text:p>
          </table:table-cell>
          <table:table-cell office:value-type="string" calcext:value-type="string">
            <text:p>https://api.github.com/repos/projectcalico/libcalico</text:p>
          </table:table-cell>
          <table:table-cell table:formula="of:=REPLACE([.B3861]; 1; 29; &quot;&quot;)" office:value-type="string" office:string-value="projectcalico/libcalico" calcext:value-type="string">
            <text:p>projectcalico/libcalico</text:p>
          </table:table-cell>
        </table:table-row>
        <table:table-row table:style-name="ro1">
          <table:table-cell office:value-type="float" office:value="22073382" calcext:value-type="float">
            <text:p>22073382</text:p>
          </table:table-cell>
          <table:table-cell office:value-type="string" calcext:value-type="string">
            <text:p>https://api.github.com/repos/ulikoehler/KATranslationCheck</text:p>
          </table:table-cell>
          <table:table-cell table:formula="of:=REPLACE([.B3862]; 1; 29; &quot;&quot;)" office:value-type="string" office:string-value="ulikoehler/KATranslationCheck" calcext:value-type="string">
            <text:p>ulikoehler/KATranslationCheck</text:p>
          </table:table-cell>
        </table:table-row>
        <table:table-row table:style-name="ro1">
          <table:table-cell office:value-type="float" office:value="22074651" calcext:value-type="float">
            <text:p>22074651</text:p>
          </table:table-cell>
          <table:table-cell office:value-type="string" calcext:value-type="string">
            <text:p>https://api.github.com/repos/homeworkprod/byceps</text:p>
          </table:table-cell>
          <table:table-cell table:formula="of:=REPLACE([.B3863]; 1; 29; &quot;&quot;)" office:value-type="string" office:string-value="homeworkprod/byceps" calcext:value-type="string">
            <text:p>homeworkprod/byceps</text:p>
          </table:table-cell>
        </table:table-row>
        <table:table-row table:style-name="ro1">
          <table:table-cell office:value-type="float" office:value="22074848" calcext:value-type="float">
            <text:p>22074848</text:p>
          </table:table-cell>
          <table:table-cell office:value-type="string" calcext:value-type="string">
            <text:p>https://api.github.com/repos/janelia-arduino/arduino-libraries</text:p>
          </table:table-cell>
          <table:table-cell table:formula="of:=REPLACE([.B3864]; 1; 29; &quot;&quot;)" office:value-type="string" office:string-value="janelia-arduino/arduino-libraries" calcext:value-type="string">
            <text:p>janelia-arduino/arduino-libraries</text:p>
          </table:table-cell>
        </table:table-row>
        <table:table-row table:style-name="ro1">
          <table:table-cell office:value-type="float" office:value="22076549" calcext:value-type="float">
            <text:p>22076549</text:p>
          </table:table-cell>
          <table:table-cell office:value-type="string" calcext:value-type="string">
            <text:p>https://api.github.com/repos/armadaplatform/armada</text:p>
          </table:table-cell>
          <table:table-cell table:formula="of:=REPLACE([.B3865]; 1; 29; &quot;&quot;)" office:value-type="string" office:string-value="armadaplatform/armada" calcext:value-type="string">
            <text:p>armadaplatform/armada</text:p>
          </table:table-cell>
        </table:table-row>
        <table:table-row table:style-name="ro1">
          <table:table-cell office:value-type="float" office:value="22081003" calcext:value-type="float">
            <text:p>22081003</text:p>
          </table:table-cell>
          <table:table-cell office:value-type="string" calcext:value-type="string">
            <text:p>https://api.github.com/repos/USGS-EROS/espa-web</text:p>
          </table:table-cell>
          <table:table-cell table:formula="of:=REPLACE([.B3866]; 1; 29; &quot;&quot;)" office:value-type="string" office:string-value="USGS-EROS/espa-web" calcext:value-type="string">
            <text:p>USGS-EROS/espa-web</text:p>
          </table:table-cell>
        </table:table-row>
        <table:table-row table:style-name="ro1">
          <table:table-cell office:value-type="float" office:value="22081221" calcext:value-type="float">
            <text:p>22081221</text:p>
          </table:table-cell>
          <table:table-cell office:value-type="string" calcext:value-type="string">
            <text:p>https://api.github.com/repos/freenas/middleware</text:p>
          </table:table-cell>
          <table:table-cell table:formula="of:=REPLACE([.B3867]; 1; 29; &quot;&quot;)" office:value-type="string" office:string-value="freenas/middleware" calcext:value-type="string">
            <text:p>freenas/middleware</text:p>
          </table:table-cell>
        </table:table-row>
        <table:table-row table:style-name="ro1">
          <table:table-cell office:value-type="float" office:value="22081639" calcext:value-type="float">
            <text:p>22081639</text:p>
          </table:table-cell>
          <table:table-cell office:value-type="string" calcext:value-type="string">
            <text:p>https://api.github.com/repos/openvstorage/integrationtests</text:p>
          </table:table-cell>
          <table:table-cell table:formula="of:=REPLACE([.B3868]; 1; 29; &quot;&quot;)" office:value-type="string" office:string-value="openvstorage/integrationtests" calcext:value-type="string">
            <text:p>openvstorage/integrationtests</text:p>
          </table:table-cell>
        </table:table-row>
        <table:table-row table:style-name="ro1">
          <table:table-cell office:value-type="float" office:value="22083511" calcext:value-type="float">
            <text:p>22083511</text:p>
          </table:table-cell>
          <table:table-cell office:value-type="string" calcext:value-type="string">
            <text:p>https://api.github.com/repos/tanmaythakur/github_committer</text:p>
          </table:table-cell>
          <table:table-cell table:formula="of:=REPLACE([.B3869]; 1; 29; &quot;&quot;)" office:value-type="string" office:string-value="tanmaythakur/github_committer" calcext:value-type="string">
            <text:p>tanmaythakur/github_committer</text:p>
          </table:table-cell>
        </table:table-row>
        <table:table-row table:style-name="ro1">
          <table:table-cell office:value-type="float" office:value="22083695" calcext:value-type="float">
            <text:p>22083695</text:p>
          </table:table-cell>
          <table:table-cell office:value-type="string" calcext:value-type="string">
            <text:p>https://api.github.com/repos/openstack/bandit</text:p>
          </table:table-cell>
          <table:table-cell table:formula="of:=REPLACE([.B3870]; 1; 29; &quot;&quot;)" office:value-type="string" office:string-value="openstack/bandit" calcext:value-type="string">
            <text:p>openstack/bandit</text:p>
          </table:table-cell>
        </table:table-row>
        <table:table-row table:style-name="ro1">
          <table:table-cell office:value-type="float" office:value="22086718" calcext:value-type="float">
            <text:p>22086718</text:p>
          </table:table-cell>
          <table:table-cell office:value-type="string" calcext:value-type="string">
            <text:p>https://api.github.com/repos/pixelated/pixelated-user-agent</text:p>
          </table:table-cell>
          <table:table-cell table:formula="of:=REPLACE([.B3871]; 1; 29; &quot;&quot;)" office:value-type="string" office:string-value="pixelated/pixelated-user-agent" calcext:value-type="string">
            <text:p>pixelated/pixelated-user-agent</text:p>
          </table:table-cell>
        </table:table-row>
        <table:table-row table:style-name="ro1">
          <table:table-cell office:value-type="float" office:value="22087126" calcext:value-type="float">
            <text:p>22087126</text:p>
          </table:table-cell>
          <table:table-cell office:value-type="string" calcext:value-type="string">
            <text:p>https://api.github.com/repos/PacificBiosciences/pbsmrtpipe</text:p>
          </table:table-cell>
          <table:table-cell table:formula="of:=REPLACE([.B3872]; 1; 29; &quot;&quot;)" office:value-type="string" office:string-value="PacificBiosciences/pbsmrtpipe" calcext:value-type="string">
            <text:p>PacificBiosciences/pbsmrtpipe</text:p>
          </table:table-cell>
        </table:table-row>
        <table:table-row table:style-name="ro1">
          <table:table-cell office:value-type="float" office:value="22089978" calcext:value-type="float">
            <text:p>22089978</text:p>
          </table:table-cell>
          <table:table-cell office:value-type="string" calcext:value-type="string">
            <text:p>https://api.github.com/repos/Kitware/cumulus</text:p>
          </table:table-cell>
          <table:table-cell table:formula="of:=REPLACE([.B3873]; 1; 29; &quot;&quot;)" office:value-type="string" office:string-value="Kitware/cumulus" calcext:value-type="string">
            <text:p>Kitware/cumulus</text:p>
          </table:table-cell>
        </table:table-row>
        <table:table-row table:style-name="ro1">
          <table:table-cell office:value-type="float" office:value="22090433" calcext:value-type="float">
            <text:p>22090433</text:p>
          </table:table-cell>
          <table:table-cell office:value-type="string" calcext:value-type="string">
            <text:p>https://api.github.com/repos/OCA/social</text:p>
          </table:table-cell>
          <table:table-cell table:formula="of:=REPLACE([.B3874]; 1; 29; &quot;&quot;)" office:value-type="string" office:string-value="OCA/social" calcext:value-type="string">
            <text:p>OCA/social</text:p>
          </table:table-cell>
        </table:table-row>
        <table:table-row table:style-name="ro1">
          <table:table-cell office:value-type="float" office:value="22090719" calcext:value-type="float">
            <text:p>22090719</text:p>
          </table:table-cell>
          <table:table-cell office:value-type="string" calcext:value-type="string">
            <text:p>https://api.github.com/repos/opentechinstitute/piecewise</text:p>
          </table:table-cell>
          <table:table-cell table:formula="of:=REPLACE([.B3875]; 1; 29; &quot;&quot;)" office:value-type="string" office:string-value="opentechinstitute/piecewise" calcext:value-type="string">
            <text:p>opentechinstitute/piecewise</text:p>
          </table:table-cell>
        </table:table-row>
        <table:table-row table:style-name="ro1">
          <table:table-cell office:value-type="float" office:value="22091273" calcext:value-type="float">
            <text:p>22091273</text:p>
          </table:table-cell>
          <table:table-cell office:value-type="string" calcext:value-type="string">
            <text:p>https://api.github.com/repos/JoelBender/bacpypes</text:p>
          </table:table-cell>
          <table:table-cell table:formula="of:=REPLACE([.B3876]; 1; 29; &quot;&quot;)" office:value-type="string" office:string-value="JoelBender/bacpypes" calcext:value-type="string">
            <text:p>JoelBender/bacpypes</text:p>
          </table:table-cell>
        </table:table-row>
        <table:table-row table:style-name="ro1">
          <table:table-cell office:value-type="float" office:value="22091907" calcext:value-type="float">
            <text:p>22091907</text:p>
          </table:table-cell>
          <table:table-cell office:value-type="string" calcext:value-type="string">
            <text:p>https://api.github.com/repos/dronekit/dronekit-python</text:p>
          </table:table-cell>
          <table:table-cell table:formula="of:=REPLACE([.B3877]; 1; 29; &quot;&quot;)" office:value-type="string" office:string-value="dronekit/dronekit-python" calcext:value-type="string">
            <text:p>dronekit/dronekit-python</text:p>
          </table:table-cell>
        </table:table-row>
        <table:table-row table:style-name="ro1">
          <table:table-cell office:value-type="float" office:value="22094951" calcext:value-type="float">
            <text:p>22094951</text:p>
          </table:table-cell>
          <table:table-cell office:value-type="string" calcext:value-type="string">
            <text:p>https://api.github.com/repos/Amber-MD/pytraj</text:p>
          </table:table-cell>
          <table:table-cell table:formula="of:=REPLACE([.B3878]; 1; 29; &quot;&quot;)" office:value-type="string" office:string-value="Amber-MD/pytraj" calcext:value-type="string">
            <text:p>Amber-MD/pytraj</text:p>
          </table:table-cell>
        </table:table-row>
        <table:table-row table:style-name="ro1">
          <table:table-cell office:value-type="float" office:value="22094956" calcext:value-type="float">
            <text:p>22094956</text:p>
          </table:table-cell>
          <table:table-cell office:value-type="string" calcext:value-type="string">
            <text:p>https://api.github.com/repos/alangwansui/mtlcs</text:p>
          </table:table-cell>
          <table:table-cell table:formula="of:=REPLACE([.B3879]; 1; 29; &quot;&quot;)" office:value-type="string" office:string-value="alangwansui/mtlcs" calcext:value-type="string">
            <text:p>alangwansui/mtlcs</text:p>
          </table:table-cell>
        </table:table-row>
        <table:table-row table:style-name="ro1">
          <table:table-cell office:value-type="float" office:value="22095055" calcext:value-type="float">
            <text:p>22095055</text:p>
          </table:table-cell>
          <table:table-cell office:value-type="string" calcext:value-type="string">
            <text:p>https://api.github.com/repos/minhphung171093/GreenERP_V7</text:p>
          </table:table-cell>
          <table:table-cell table:formula="of:=REPLACE([.B3880]; 1; 29; &quot;&quot;)" office:value-type="string" office:string-value="minhphung171093/GreenERP_V7" calcext:value-type="string">
            <text:p>minhphung171093/GreenERP_V7</text:p>
          </table:table-cell>
        </table:table-row>
        <table:table-row table:style-name="ro1">
          <table:table-cell office:value-type="float" office:value="22095642" calcext:value-type="float">
            <text:p>22095642</text:p>
          </table:table-cell>
          <table:table-cell office:value-type="string" calcext:value-type="string">
            <text:p>https://api.github.com/repos/timothycrosley/hug</text:p>
          </table:table-cell>
          <table:table-cell table:formula="of:=REPLACE([.B3881]; 1; 29; &quot;&quot;)" office:value-type="string" office:string-value="timothycrosley/hug" calcext:value-type="string">
            <text:p>timothycrosley/hug</text:p>
          </table:table-cell>
        </table:table-row>
        <table:table-row table:style-name="ro1">
          <table:table-cell office:value-type="float" office:value="22100926" calcext:value-type="float">
            <text:p>22100926</text:p>
          </table:table-cell>
          <table:table-cell office:value-type="string" calcext:value-type="string">
            <text:p>https://api.github.com/repos/Kinto/kinto</text:p>
          </table:table-cell>
          <table:table-cell table:formula="of:=REPLACE([.B3882]; 1; 29; &quot;&quot;)" office:value-type="string" office:string-value="Kinto/kinto" calcext:value-type="string">
            <text:p>Kinto/kinto</text:p>
          </table:table-cell>
        </table:table-row>
        <table:table-row table:style-name="ro1">
          <table:table-cell office:value-type="float" office:value="22100965" calcext:value-type="float">
            <text:p>22100965</text:p>
          </table:table-cell>
          <table:table-cell office:value-type="string" calcext:value-type="string">
            <text:p>https://api.github.com/repos/ministryofjustice/money-to-prisoners-bank-admin</text:p>
          </table:table-cell>
          <table:table-cell table:formula="of:=REPLACE([.B3883]; 1; 29; &quot;&quot;)" office:value-type="string" office:string-value="ministryofjustice/money-to-prisoners-bank-admin" calcext:value-type="string">
            <text:p>ministryofjustice/money-to-prisoners-bank-admin</text:p>
          </table:table-cell>
        </table:table-row>
        <table:table-row table:style-name="ro1">
          <table:table-cell office:value-type="float" office:value="22101514" calcext:value-type="float">
            <text:p>22101514</text:p>
          </table:table-cell>
          <table:table-cell office:value-type="string" calcext:value-type="string">
            <text:p>https://api.github.com/repos/Anaconda-Server/anaconda-build</text:p>
          </table:table-cell>
          <table:table-cell table:formula="of:=REPLACE([.B3884]; 1; 29; &quot;&quot;)" office:value-type="string" office:string-value="Anaconda-Server/anaconda-build" calcext:value-type="string">
            <text:p>Anaconda-Server/anaconda-build</text:p>
          </table:table-cell>
        </table:table-row>
        <table:table-row table:style-name="ro1">
          <table:table-cell office:value-type="float" office:value="22103199" calcext:value-type="float">
            <text:p>22103199</text:p>
          </table:table-cell>
          <table:table-cell office:value-type="string" calcext:value-type="string">
            <text:p>https://api.github.com/repos/oppia/oppia</text:p>
          </table:table-cell>
          <table:table-cell table:formula="of:=REPLACE([.B3885]; 1; 29; &quot;&quot;)" office:value-type="string" office:string-value="oppia/oppia" calcext:value-type="string">
            <text:p>oppia/oppia</text:p>
          </table:table-cell>
        </table:table-row>
        <table:table-row table:style-name="ro1">
          <table:table-cell office:value-type="float" office:value="22103837" calcext:value-type="float">
            <text:p>22103837</text:p>
          </table:table-cell>
          <table:table-cell office:value-type="string" calcext:value-type="string">
            <text:p>https://api.github.com/repos/openvstorage/framework-alba-plugin</text:p>
          </table:table-cell>
          <table:table-cell table:formula="of:=REPLACE([.B3886]; 1; 29; &quot;&quot;)" office:value-type="string" office:string-value="openvstorage/framework-alba-plugin" calcext:value-type="string">
            <text:p>openvstorage/framework-alba-plugin</text:p>
          </table:table-cell>
        </table:table-row>
        <table:table-row table:style-name="ro1">
          <table:table-cell office:value-type="float" office:value="22108973" calcext:value-type="float">
            <text:p>22108973</text:p>
          </table:table-cell>
          <table:table-cell office:value-type="string" calcext:value-type="string">
            <text:p>https://api.github.com/repos/pytsite/pytsite</text:p>
          </table:table-cell>
          <table:table-cell table:formula="of:=REPLACE([.B3887]; 1; 29; &quot;&quot;)" office:value-type="string" office:string-value="pytsite/pytsite" calcext:value-type="string">
            <text:p>pytsite/pytsite</text:p>
          </table:table-cell>
        </table:table-row>
        <table:table-row table:style-name="ro1">
          <table:table-cell office:value-type="float" office:value="22109044" calcext:value-type="float">
            <text:p>22109044</text:p>
          </table:table-cell>
          <table:table-cell office:value-type="string" calcext:value-type="string">
            <text:p>https://api.github.com/repos/leopoldkwok/practise_code</text:p>
          </table:table-cell>
          <table:table-cell table:formula="of:=REPLACE([.B3888]; 1; 29; &quot;&quot;)" office:value-type="string" office:string-value="leopoldkwok/practise_code" calcext:value-type="string">
            <text:p>leopoldkwok/practise_code</text:p>
          </table:table-cell>
        </table:table-row>
        <table:table-row table:style-name="ro1">
          <table:table-cell office:value-type="float" office:value="22110480" calcext:value-type="float">
            <text:p>22110480</text:p>
          </table:table-cell>
          <table:table-cell office:value-type="string" calcext:value-type="string">
            <text:p>https://api.github.com/repos/opennetworkinglab/OnosSystemTest</text:p>
          </table:table-cell>
          <table:table-cell table:formula="of:=REPLACE([.B3889]; 1; 29; &quot;&quot;)" office:value-type="string" office:string-value="opennetworkinglab/OnosSystemTest" calcext:value-type="string">
            <text:p>opennetworkinglab/OnosSystemTest</text:p>
          </table:table-cell>
        </table:table-row>
        <table:table-row table:style-name="ro1">
          <table:table-cell office:value-type="float" office:value="22113404" calcext:value-type="float">
            <text:p>22113404</text:p>
          </table:table-cell>
          <table:table-cell office:value-type="string" calcext:value-type="string">
            <text:p>https://api.github.com/repos/JrGoodle/clowder</text:p>
          </table:table-cell>
          <table:table-cell table:formula="of:=REPLACE([.B3890]; 1; 29; &quot;&quot;)" office:value-type="string" office:string-value="JrGoodle/clowder" calcext:value-type="string">
            <text:p>JrGoodle/clowder</text:p>
          </table:table-cell>
        </table:table-row>
        <table:table-row table:style-name="ro1">
          <table:table-cell office:value-type="float" office:value="22121941" calcext:value-type="float">
            <text:p>22121941</text:p>
          </table:table-cell>
          <table:table-cell office:value-type="string" calcext:value-type="string">
            <text:p>https://api.github.com/repos/aldryn/aldryn-jobs</text:p>
          </table:table-cell>
          <table:table-cell table:formula="of:=REPLACE([.B3891]; 1; 29; &quot;&quot;)" office:value-type="string" office:string-value="aldryn/aldryn-jobs" calcext:value-type="string">
            <text:p>aldryn/aldryn-jobs</text:p>
          </table:table-cell>
        </table:table-row>
        <table:table-row table:style-name="ro1">
          <table:table-cell office:value-type="float" office:value="22127254" calcext:value-type="float">
            <text:p>22127254</text:p>
          </table:table-cell>
          <table:table-cell office:value-type="string" calcext:value-type="string">
            <text:p>https://api.github.com/repos/redhat-cip/software-factory</text:p>
          </table:table-cell>
          <table:table-cell table:formula="of:=REPLACE([.B3892]; 1; 29; &quot;&quot;)" office:value-type="string" office:string-value="redhat-cip/software-factory" calcext:value-type="string">
            <text:p>redhat-cip/software-factory</text:p>
          </table:table-cell>
        </table:table-row>
        <table:table-row table:style-name="ro1">
          <table:table-cell office:value-type="float" office:value="22128752" calcext:value-type="float">
            <text:p>22128752</text:p>
          </table:table-cell>
          <table:table-cell office:value-type="string" calcext:value-type="string">
            <text:p>https://api.github.com/repos/ICGC-TCGA-PanCancer/s3-transfer-operations</text:p>
          </table:table-cell>
          <table:table-cell table:formula="of:=REPLACE([.B3893]; 1; 29; &quot;&quot;)" office:value-type="string" office:string-value="ICGC-TCGA-PanCancer/s3-transfer-operations" calcext:value-type="string">
            <text:p>ICGC-TCGA-PanCancer/s3-transfer-operations</text:p>
          </table:table-cell>
        </table:table-row>
        <table:table-row table:style-name="ro1">
          <table:table-cell office:value-type="float" office:value="22129005" calcext:value-type="float">
            <text:p>22129005</text:p>
          </table:table-cell>
          <table:table-cell office:value-type="string" calcext:value-type="string">
            <text:p>https://api.github.com/repos/cfe-lab/Kive</text:p>
          </table:table-cell>
          <table:table-cell table:formula="of:=REPLACE([.B3894]; 1; 29; &quot;&quot;)" office:value-type="string" office:string-value="cfe-lab/Kive" calcext:value-type="string">
            <text:p>cfe-lab/Kive</text:p>
          </table:table-cell>
        </table:table-row>
        <table:table-row table:style-name="ro1">
          <table:table-cell office:value-type="float" office:value="22130913" calcext:value-type="float">
            <text:p>22130913</text:p>
          </table:table-cell>
          <table:table-cell office:value-type="string" calcext:value-type="string">
            <text:p>https://api.github.com/repos/Atigeo/xpatterns-xframe</text:p>
          </table:table-cell>
          <table:table-cell table:formula="of:=REPLACE([.B3895]; 1; 29; &quot;&quot;)" office:value-type="string" office:string-value="Atigeo/xpatterns-xframe" calcext:value-type="string">
            <text:p>Atigeo/xpatterns-xframe</text:p>
          </table:table-cell>
        </table:table-row>
        <table:table-row table:style-name="ro1">
          <table:table-cell office:value-type="float" office:value="22131402" calcext:value-type="float">
            <text:p>22131402</text:p>
          </table:table-cell>
          <table:table-cell office:value-type="string" calcext:value-type="string">
            <text:p>https://api.github.com/repos/Kitware/minerva</text:p>
          </table:table-cell>
          <table:table-cell table:formula="of:=REPLACE([.B3896]; 1; 29; &quot;&quot;)" office:value-type="string" office:string-value="Kitware/minerva" calcext:value-type="string">
            <text:p>Kitware/minerva</text:p>
          </table:table-cell>
        </table:table-row>
        <table:table-row table:style-name="ro1">
          <table:table-cell office:value-type="float" office:value="22132705" calcext:value-type="float">
            <text:p>22132705</text:p>
          </table:table-cell>
          <table:table-cell office:value-type="string" calcext:value-type="string">
            <text:p>https://api.github.com/repos/vesellov/bitdust.devel</text:p>
          </table:table-cell>
          <table:table-cell table:formula="of:=REPLACE([.B3897]; 1; 29; &quot;&quot;)" office:value-type="string" office:string-value="vesellov/bitdust.devel" calcext:value-type="string">
            <text:p>vesellov/bitdust.devel</text:p>
          </table:table-cell>
        </table:table-row>
        <table:table-row table:style-name="ro1">
          <table:table-cell office:value-type="float" office:value="22138659" calcext:value-type="float">
            <text:p>22138659</text:p>
          </table:table-cell>
          <table:table-cell office:value-type="string" calcext:value-type="string">
            <text:p>https://api.github.com/repos/sih4sing5hong5/tai5-uan5_gian5-gi2_kang1-ku7</text:p>
          </table:table-cell>
          <table:table-cell table:formula="of:=REPLACE([.B3898]; 1; 29; &quot;&quot;)" office:value-type="string" office:string-value="sih4sing5hong5/tai5-uan5_gian5-gi2_kang1-ku7" calcext:value-type="string">
            <text:p>sih4sing5hong5/tai5-uan5_gian5-gi2_kang1-ku7</text:p>
          </table:table-cell>
        </table:table-row>
        <table:table-row table:style-name="ro1">
          <table:table-cell office:value-type="float" office:value="22147464" calcext:value-type="float">
            <text:p>22147464</text:p>
          </table:table-cell>
          <table:table-cell office:value-type="string" calcext:value-type="string">
            <text:p>https://api.github.com/repos/rtrottie/VTST-Tools</text:p>
          </table:table-cell>
          <table:table-cell table:formula="of:=REPLACE([.B3899]; 1; 29; &quot;&quot;)" office:value-type="string" office:string-value="rtrottie/VTST-Tools" calcext:value-type="string">
            <text:p>rtrottie/VTST-Tools</text:p>
          </table:table-cell>
        </table:table-row>
        <table:table-row table:style-name="ro1">
          <table:table-cell office:value-type="float" office:value="22148007" calcext:value-type="float">
            <text:p>22148007</text:p>
          </table:table-cell>
          <table:table-cell office:value-type="string" calcext:value-type="string">
            <text:p>https://api.github.com/repos/marcelveldt/skin.titan</text:p>
          </table:table-cell>
          <table:table-cell table:formula="of:=REPLACE([.B3900]; 1; 29; &quot;&quot;)" office:value-type="string" office:string-value="marcelveldt/skin.titan" calcext:value-type="string">
            <text:p>marcelveldt/skin.titan</text:p>
          </table:table-cell>
        </table:table-row>
        <table:table-row table:style-name="ro1">
          <table:table-cell office:value-type="float" office:value="22148895" calcext:value-type="float">
            <text:p>22148895</text:p>
          </table:table-cell>
          <table:table-cell office:value-type="string" calcext:value-type="string">
            <text:p>https://api.github.com/repos/SaturdayNeighborhoodHealthClinic/osler</text:p>
          </table:table-cell>
          <table:table-cell table:formula="of:=REPLACE([.B3901]; 1; 29; &quot;&quot;)" office:value-type="string" office:string-value="SaturdayNeighborhoodHealthClinic/osler" calcext:value-type="string">
            <text:p>SaturdayNeighborhoodHealthClinic/osler</text:p>
          </table:table-cell>
        </table:table-row>
        <table:table-row table:style-name="ro1">
          <table:table-cell office:value-type="float" office:value="22149981" calcext:value-type="float">
            <text:p>22149981</text:p>
          </table:table-cell>
          <table:table-cell office:value-type="string" calcext:value-type="string">
            <text:p>https://api.github.com/repos/Quantipy/quantipy</text:p>
          </table:table-cell>
          <table:table-cell table:formula="of:=REPLACE([.B3902]; 1; 29; &quot;&quot;)" office:value-type="string" office:string-value="Quantipy/quantipy" calcext:value-type="string">
            <text:p>Quantipy/quantipy</text:p>
          </table:table-cell>
        </table:table-row>
        <table:table-row table:style-name="ro1">
          <table:table-cell office:value-type="float" office:value="22151020" calcext:value-type="float">
            <text:p>22151020</text:p>
          </table:table-cell>
          <table:table-cell office:value-type="string" calcext:value-type="string">
            <text:p>https://api.github.com/repos/gridsync/gridsync</text:p>
          </table:table-cell>
          <table:table-cell table:formula="of:=REPLACE([.B3903]; 1; 29; &quot;&quot;)" office:value-type="string" office:string-value="gridsync/gridsync" calcext:value-type="string">
            <text:p>gridsync/gridsync</text:p>
          </table:table-cell>
        </table:table-row>
        <table:table-row table:style-name="ro1">
          <table:table-cell office:value-type="float" office:value="22152715" calcext:value-type="float">
            <text:p>22152715</text:p>
          </table:table-cell>
          <table:table-cell office:value-type="string" calcext:value-type="string">
            <text:p>https://api.github.com/repos/blaze/blaze</text:p>
          </table:table-cell>
          <table:table-cell table:formula="of:=REPLACE([.B3904]; 1; 29; &quot;&quot;)" office:value-type="string" office:string-value="blaze/blaze" calcext:value-type="string">
            <text:p>blaze/blaze</text:p>
          </table:table-cell>
        </table:table-row>
        <table:table-row table:style-name="ro1">
          <table:table-cell office:value-type="float" office:value="22153477" calcext:value-type="float">
            <text:p>22153477</text:p>
          </table:table-cell>
          <table:table-cell office:value-type="string" calcext:value-type="string">
            <text:p>https://api.github.com/repos/Nexedi/erp5</text:p>
          </table:table-cell>
          <table:table-cell table:formula="of:=REPLACE([.B3905]; 1; 29; &quot;&quot;)" office:value-type="string" office:string-value="Nexedi/erp5" calcext:value-type="string">
            <text:p>Nexedi/erp5</text:p>
          </table:table-cell>
        </table:table-row>
        <table:table-row table:style-name="ro1">
          <table:table-cell office:value-type="float" office:value="22154006" calcext:value-type="float">
            <text:p>22154006</text:p>
          </table:table-cell>
          <table:table-cell office:value-type="string" calcext:value-type="string">
            <text:p>https://api.github.com/repos/timberline-secondary/hackerspace</text:p>
          </table:table-cell>
          <table:table-cell table:formula="of:=REPLACE([.B3906]; 1; 29; &quot;&quot;)" office:value-type="string" office:string-value="timberline-secondary/hackerspace" calcext:value-type="string">
            <text:p>timberline-secondary/hackerspace</text:p>
          </table:table-cell>
        </table:table-row>
        <table:table-row table:style-name="ro1">
          <table:table-cell office:value-type="float" office:value="22154906" calcext:value-type="float">
            <text:p>22154906</text:p>
          </table:table-cell>
          <table:table-cell office:value-type="string" calcext:value-type="string">
            <text:p>https://api.github.com/repos/ICGC-TCGA-PanCancer/pcawg-central-index</text:p>
          </table:table-cell>
          <table:table-cell table:formula="of:=REPLACE([.B3907]; 1; 29; &quot;&quot;)" office:value-type="string" office:string-value="ICGC-TCGA-PanCancer/pcawg-central-index" calcext:value-type="string">
            <text:p>ICGC-TCGA-PanCancer/pcawg-central-index</text:p>
          </table:table-cell>
        </table:table-row>
        <table:table-row table:style-name="ro1">
          <table:table-cell office:value-type="float" office:value="22155866" calcext:value-type="float">
            <text:p>22155866</text:p>
          </table:table-cell>
          <table:table-cell office:value-type="string" calcext:value-type="string">
            <text:p>https://api.github.com/repos/igabriel85/IeAT-DICE-Repository</text:p>
          </table:table-cell>
          <table:table-cell table:formula="of:=REPLACE([.B3908]; 1; 29; &quot;&quot;)" office:value-type="string" office:string-value="igabriel85/IeAT-DICE-Repository" calcext:value-type="string">
            <text:p>igabriel85/IeAT-DICE-Repository</text:p>
          </table:table-cell>
        </table:table-row>
        <table:table-row table:style-name="ro1">
          <table:table-cell office:value-type="float" office:value="22171695" calcext:value-type="float">
            <text:p>22171695</text:p>
          </table:table-cell>
          <table:table-cell office:value-type="string" calcext:value-type="string">
            <text:p>https://api.github.com/repos/uclouvain/osis</text:p>
          </table:table-cell>
          <table:table-cell table:formula="of:=REPLACE([.B3909]; 1; 29; &quot;&quot;)" office:value-type="string" office:string-value="uclouvain/osis" calcext:value-type="string">
            <text:p>uclouvain/osis</text:p>
          </table:table-cell>
        </table:table-row>
        <table:table-row table:style-name="ro1">
          <table:table-cell office:value-type="float" office:value="22173259" calcext:value-type="float">
            <text:p>22173259</text:p>
          </table:table-cell>
          <table:table-cell office:value-type="string" calcext:value-type="string">
            <text:p>https://api.github.com/repos/cedadev/cis</text:p>
          </table:table-cell>
          <table:table-cell table:formula="of:=REPLACE([.B3910]; 1; 29; &quot;&quot;)" office:value-type="string" office:string-value="cedadev/cis" calcext:value-type="string">
            <text:p>cedadev/cis</text:p>
          </table:table-cell>
        </table:table-row>
        <table:table-row table:style-name="ro1">
          <table:table-cell office:value-type="float" office:value="22173497" calcext:value-type="float">
            <text:p>22173497</text:p>
          </table:table-cell>
          <table:table-cell office:value-type="string" calcext:value-type="string">
            <text:p>https://api.github.com/repos/CityOfPhiladelphia/ais</text:p>
          </table:table-cell>
          <table:table-cell table:formula="of:=REPLACE([.B3911]; 1; 29; &quot;&quot;)" office:value-type="string" office:string-value="CityOfPhiladelphia/ais" calcext:value-type="string">
            <text:p>CityOfPhiladelphia/ais</text:p>
          </table:table-cell>
        </table:table-row>
        <table:table-row table:style-name="ro1">
          <table:table-cell office:value-type="float" office:value="22173530" calcext:value-type="float">
            <text:p>22173530</text:p>
          </table:table-cell>
          <table:table-cell office:value-type="string" calcext:value-type="string">
            <text:p>https://api.github.com/repos/ganga-devs/ganga</text:p>
          </table:table-cell>
          <table:table-cell table:formula="of:=REPLACE([.B3912]; 1; 29; &quot;&quot;)" office:value-type="string" office:string-value="ganga-devs/ganga" calcext:value-type="string">
            <text:p>ganga-devs/ganga</text:p>
          </table:table-cell>
        </table:table-row>
        <table:table-row table:style-name="ro1">
          <table:table-cell office:value-type="float" office:value="22177766" calcext:value-type="float">
            <text:p>22177766</text:p>
          </table:table-cell>
          <table:table-cell office:value-type="string" calcext:value-type="string">
            <text:p>https://api.github.com/repos/sorgerlab/indra</text:p>
          </table:table-cell>
          <table:table-cell table:formula="of:=REPLACE([.B3913]; 1; 29; &quot;&quot;)" office:value-type="string" office:string-value="sorgerlab/indra" calcext:value-type="string">
            <text:p>sorgerlab/indra</text:p>
          </table:table-cell>
        </table:table-row>
        <table:table-row table:style-name="ro1">
          <table:table-cell office:value-type="float" office:value="22181689" calcext:value-type="float">
            <text:p>22181689</text:p>
          </table:table-cell>
          <table:table-cell office:value-type="string" calcext:value-type="string">
            <text:p>https://api.github.com/repos/alexrudy/Cauldron</text:p>
          </table:table-cell>
          <table:table-cell table:formula="of:=REPLACE([.B3914]; 1; 29; &quot;&quot;)" office:value-type="string" office:string-value="alexrudy/Cauldron" calcext:value-type="string">
            <text:p>alexrudy/Cauldron</text:p>
          </table:table-cell>
        </table:table-row>
        <table:table-row table:style-name="ro1">
          <table:table-cell office:value-type="float" office:value="22191889" calcext:value-type="float">
            <text:p>22191889</text:p>
          </table:table-cell>
          <table:table-cell office:value-type="string" calcext:value-type="string">
            <text:p>https://api.github.com/repos/simnalamburt/.dotfiles</text:p>
          </table:table-cell>
          <table:table-cell table:formula="of:=REPLACE([.B3915]; 1; 29; &quot;&quot;)" office:value-type="string" office:string-value="simnalamburt/.dotfiles" calcext:value-type="string">
            <text:p>simnalamburt/.dotfiles</text:p>
          </table:table-cell>
        </table:table-row>
        <table:table-row table:style-name="ro1">
          <table:table-cell office:value-type="float" office:value="22193256" calcext:value-type="float">
            <text:p>22193256</text:p>
          </table:table-cell>
          <table:table-cell office:value-type="string" calcext:value-type="string">
            <text:p>https://api.github.com/repos/CenturyLinkCloud/clc-ansible-module</text:p>
          </table:table-cell>
          <table:table-cell table:formula="of:=REPLACE([.B3916]; 1; 29; &quot;&quot;)" office:value-type="string" office:string-value="CenturyLinkCloud/clc-ansible-module" calcext:value-type="string">
            <text:p>CenturyLinkCloud/clc-ansible-module</text:p>
          </table:table-cell>
        </table:table-row>
        <table:table-row table:style-name="ro1">
          <table:table-cell office:value-type="float" office:value="22196424" calcext:value-type="float">
            <text:p>22196424</text:p>
          </table:table-cell>
          <table:table-cell office:value-type="string" calcext:value-type="string">
            <text:p>https://api.github.com/repos/uclouvain/osis</text:p>
          </table:table-cell>
          <table:table-cell table:formula="of:=REPLACE([.B3917]; 1; 29; &quot;&quot;)" office:value-type="string" office:string-value="uclouvain/osis" calcext:value-type="string">
            <text:p>uclouvain/osis</text:p>
          </table:table-cell>
        </table:table-row>
        <table:table-row table:style-name="ro1">
          <table:table-cell office:value-type="float" office:value="22206198" calcext:value-type="float">
            <text:p>22206198</text:p>
          </table:table-cell>
          <table:table-cell office:value-type="string" calcext:value-type="string">
            <text:p>https://api.github.com/repos/SamKChang/qctoolkit</text:p>
          </table:table-cell>
          <table:table-cell table:formula="of:=REPLACE([.B3918]; 1; 29; &quot;&quot;)" office:value-type="string" office:string-value="SamKChang/qctoolkit" calcext:value-type="string">
            <text:p>SamKChang/qctoolkit</text:p>
          </table:table-cell>
        </table:table-row>
        <table:table-row table:style-name="ro1">
          <table:table-cell office:value-type="float" office:value="22210265" calcext:value-type="float">
            <text:p>22210265</text:p>
          </table:table-cell>
          <table:table-cell office:value-type="string" calcext:value-type="string">
            <text:p>https://api.github.com/repos/redhat-cip/dci-control-server</text:p>
          </table:table-cell>
          <table:table-cell table:formula="of:=REPLACE([.B3919]; 1; 29; &quot;&quot;)" office:value-type="string" office:string-value="redhat-cip/dci-control-server" calcext:value-type="string">
            <text:p>redhat-cip/dci-control-server</text:p>
          </table:table-cell>
        </table:table-row>
        <table:table-row table:style-name="ro1">
          <table:table-cell office:value-type="float" office:value="22213601" calcext:value-type="float">
            <text:p>22213601</text:p>
          </table:table-cell>
          <table:table-cell office:value-type="string" calcext:value-type="string">
            <text:p>https://api.github.com/repos/ubiquitypress/rua</text:p>
          </table:table-cell>
          <table:table-cell table:formula="of:=REPLACE([.B3920]; 1; 29; &quot;&quot;)" office:value-type="string" office:string-value="ubiquitypress/rua" calcext:value-type="string">
            <text:p>ubiquitypress/rua</text:p>
          </table:table-cell>
        </table:table-row>
        <table:table-row table:style-name="ro1">
          <table:table-cell office:value-type="float" office:value="22217303" calcext:value-type="float">
            <text:p>22217303</text:p>
          </table:table-cell>
          <table:table-cell office:value-type="string" calcext:value-type="string">
            <text:p>https://api.github.com/repos/openstack/kuryr</text:p>
          </table:table-cell>
          <table:table-cell table:formula="of:=REPLACE([.B3921]; 1; 29; &quot;&quot;)" office:value-type="string" office:string-value="openstack/kuryr" calcext:value-type="string">
            <text:p>openstack/kuryr</text:p>
          </table:table-cell>
        </table:table-row>
        <table:table-row table:style-name="ro1">
          <table:table-cell office:value-type="float" office:value="22219513" calcext:value-type="float">
            <text:p>22219513</text:p>
          </table:table-cell>
          <table:table-cell office:value-type="string" calcext:value-type="string">
            <text:p>https://api.github.com/repos/OldHunterGames/MER</text:p>
          </table:table-cell>
          <table:table-cell table:formula="of:=REPLACE([.B3922]; 1; 29; &quot;&quot;)" office:value-type="string" office:string-value="OldHunterGames/MER" calcext:value-type="string">
            <text:p>OldHunterGames/MER</text:p>
          </table:table-cell>
        </table:table-row>
        <table:table-row table:style-name="ro1">
          <table:table-cell office:value-type="float" office:value="22220342" calcext:value-type="float">
            <text:p>22220342</text:p>
          </table:table-cell>
          <table:table-cell office:value-type="string" calcext:value-type="string">
            <text:p>https://api.github.com/repos/OpenBazaar/OpenBazaar-Server</text:p>
          </table:table-cell>
          <table:table-cell table:formula="of:=REPLACE([.B3923]; 1; 29; &quot;&quot;)" office:value-type="string" office:string-value="OpenBazaar/OpenBazaar-Server" calcext:value-type="string">
            <text:p>OpenBazaar/OpenBazaar-Server</text:p>
          </table:table-cell>
        </table:table-row>
        <table:table-row table:style-name="ro1">
          <table:table-cell office:value-type="float" office:value="22221267" calcext:value-type="float">
            <text:p>22221267</text:p>
          </table:table-cell>
          <table:table-cell office:value-type="string" calcext:value-type="string">
            <text:p>https://api.github.com/repos/scienceopen/histfeas</text:p>
          </table:table-cell>
          <table:table-cell table:formula="of:=REPLACE([.B3924]; 1; 29; &quot;&quot;)" office:value-type="string" office:string-value="scienceopen/histfeas" calcext:value-type="string">
            <text:p>scienceopen/histfeas</text:p>
          </table:table-cell>
        </table:table-row>
        <table:table-row table:style-name="ro1">
          <table:table-cell office:value-type="float" office:value="22226959" calcext:value-type="float">
            <text:p>22226959</text:p>
          </table:table-cell>
          <table:table-cell office:value-type="string" calcext:value-type="string">
            <text:p>https://api.github.com/repos/baccuslab/deep-retina</text:p>
          </table:table-cell>
          <table:table-cell table:formula="of:=REPLACE([.B3925]; 1; 29; &quot;&quot;)" office:value-type="string" office:string-value="baccuslab/deep-retina" calcext:value-type="string">
            <text:p>baccuslab/deep-retina</text:p>
          </table:table-cell>
        </table:table-row>
        <table:table-row table:style-name="ro1">
          <table:table-cell office:value-type="float" office:value="22229868" calcext:value-type="float">
            <text:p>22229868</text:p>
          </table:table-cell>
          <table:table-cell office:value-type="string" calcext:value-type="string">
            <text:p>https://api.github.com/repos/r-nmt000/JetBrainsSettingsRepo</text:p>
          </table:table-cell>
          <table:table-cell table:formula="of:=REPLACE([.B3926]; 1; 29; &quot;&quot;)" office:value-type="string" office:string-value="r-nmt000/JetBrainsSettingsRepo" calcext:value-type="string">
            <text:p>r-nmt000/JetBrainsSettingsRepo</text:p>
          </table:table-cell>
        </table:table-row>
        <table:table-row table:style-name="ro1">
          <table:table-cell office:value-type="float" office:value="22240516" calcext:value-type="float">
            <text:p>22240516</text:p>
          </table:table-cell>
          <table:table-cell office:value-type="string" calcext:value-type="string">
            <text:p>https://api.github.com/repos/PyHDI/veriloggen</text:p>
          </table:table-cell>
          <table:table-cell table:formula="of:=REPLACE([.B3927]; 1; 29; &quot;&quot;)" office:value-type="string" office:string-value="PyHDI/veriloggen" calcext:value-type="string">
            <text:p>PyHDI/veriloggen</text:p>
          </table:table-cell>
        </table:table-row>
        <table:table-row table:style-name="ro1">
          <table:table-cell office:value-type="float" office:value="22253693" calcext:value-type="float">
            <text:p>22253693</text:p>
          </table:table-cell>
          <table:table-cell office:value-type="string" calcext:value-type="string">
            <text:p>https://api.github.com/repos/grawity/hacks</text:p>
          </table:table-cell>
          <table:table-cell table:formula="of:=REPLACE([.B3928]; 1; 29; &quot;&quot;)" office:value-type="string" office:string-value="grawity/hacks" calcext:value-type="string">
            <text:p>grawity/hacks</text:p>
          </table:table-cell>
        </table:table-row>
        <table:table-row table:style-name="ro1">
          <table:table-cell office:value-type="float" office:value="22261519" calcext:value-type="float">
            <text:p>22261519</text:p>
          </table:table-cell>
          <table:table-cell office:value-type="string" calcext:value-type="string">
            <text:p>https://api.github.com/repos/isomerase/RoboSkeeter</text:p>
          </table:table-cell>
          <table:table-cell table:formula="of:=REPLACE([.B3929]; 1; 29; &quot;&quot;)" office:value-type="string" office:string-value="isomerase/RoboSkeeter" calcext:value-type="string">
            <text:p>isomerase/RoboSkeeter</text:p>
          </table:table-cell>
        </table:table-row>
        <table:table-row table:style-name="ro1">
          <table:table-cell office:value-type="float" office:value="22268376" calcext:value-type="float">
            <text:p>22268376</text:p>
          </table:table-cell>
          <table:table-cell office:value-type="string" calcext:value-type="string">
            <text:p>https://api.github.com/repos/seoul-christian-school/technology-course</text:p>
          </table:table-cell>
          <table:table-cell table:formula="of:=REPLACE([.B3930]; 1; 29; &quot;&quot;)" office:value-type="string" office:string-value="seoul-christian-school/technology-course" calcext:value-type="string">
            <text:p>seoul-christian-school/technology-course</text:p>
          </table:table-cell>
        </table:table-row>
        <table:table-row table:style-name="ro1">
          <table:table-cell office:value-type="float" office:value="22270728" calcext:value-type="float">
            <text:p>22270728</text:p>
          </table:table-cell>
          <table:table-cell office:value-type="string" calcext:value-type="string">
            <text:p>https://api.github.com/repos/iblis17/notes</text:p>
          </table:table-cell>
          <table:table-cell table:formula="of:=REPLACE([.B3931]; 1; 29; &quot;&quot;)" office:value-type="string" office:string-value="iblis17/notes" calcext:value-type="string">
            <text:p>iblis17/notes</text:p>
          </table:table-cell>
        </table:table-row>
        <table:table-row table:style-name="ro1">
          <table:table-cell office:value-type="float" office:value="22274292" calcext:value-type="float">
            <text:p>22274292</text:p>
          </table:table-cell>
          <table:table-cell office:value-type="string" calcext:value-type="string">
            <text:p>https://api.github.com/repos/jclgoodwin/bustimes.org.uk</text:p>
          </table:table-cell>
          <table:table-cell table:formula="of:=REPLACE([.B3932]; 1; 29; &quot;&quot;)" office:value-type="string" office:string-value="jclgoodwin/bustimes.org.uk" calcext:value-type="string">
            <text:p>jclgoodwin/bustimes.org.uk</text:p>
          </table:table-cell>
        </table:table-row>
        <table:table-row table:style-name="ro1">
          <table:table-cell office:value-type="float" office:value="22276514" calcext:value-type="float">
            <text:p>22276514</text:p>
          </table:table-cell>
          <table:table-cell office:value-type="string" calcext:value-type="string">
            <text:p>https://api.github.com/repos/the-zebulan/CodeWars</text:p>
          </table:table-cell>
          <table:table-cell table:formula="of:=REPLACE([.B3933]; 1; 29; &quot;&quot;)" office:value-type="string" office:string-value="the-zebulan/CodeWars" calcext:value-type="string">
            <text:p>the-zebulan/CodeWars</text:p>
          </table:table-cell>
        </table:table-row>
        <table:table-row table:style-name="ro1">
          <table:table-cell office:value-type="float" office:value="22300390" calcext:value-type="float">
            <text:p>22300390</text:p>
          </table:table-cell>
          <table:table-cell office:value-type="string" calcext:value-type="string">
            <text:p>https://api.github.com/repos/ceph/chacra</text:p>
          </table:table-cell>
          <table:table-cell table:formula="of:=REPLACE([.B3934]; 1; 29; &quot;&quot;)" office:value-type="string" office:string-value="ceph/chacra" calcext:value-type="string">
            <text:p>ceph/chacra</text:p>
          </table:table-cell>
        </table:table-row>
        <table:table-row table:style-name="ro1">
          <table:table-cell office:value-type="float" office:value="22301190" calcext:value-type="float">
            <text:p>22301190</text:p>
          </table:table-cell>
          <table:table-cell office:value-type="string" calcext:value-type="string">
            <text:p>https://api.github.com/repos/seanorama/masterclass</text:p>
          </table:table-cell>
          <table:table-cell table:formula="of:=REPLACE([.B3935]; 1; 29; &quot;&quot;)" office:value-type="string" office:string-value="seanorama/masterclass" calcext:value-type="string">
            <text:p>seanorama/masterclass</text:p>
          </table:table-cell>
        </table:table-row>
        <table:table-row table:style-name="ro1">
          <table:table-cell office:value-type="float" office:value="22302086" calcext:value-type="float">
            <text:p>22302086</text:p>
          </table:table-cell>
          <table:table-cell office:value-type="string" calcext:value-type="string">
            <text:p>https://api.github.com/repos/mdn/browsercompat</text:p>
          </table:table-cell>
          <table:table-cell table:formula="of:=REPLACE([.B3936]; 1; 29; &quot;&quot;)" office:value-type="string" office:string-value="mdn/browsercompat" calcext:value-type="string">
            <text:p>mdn/browsercompat</text:p>
          </table:table-cell>
        </table:table-row>
        <table:table-row table:style-name="ro1">
          <table:table-cell office:value-type="float" office:value="22315812" calcext:value-type="float">
            <text:p>22315812</text:p>
          </table:table-cell>
          <table:table-cell office:value-type="string" calcext:value-type="string">
            <text:p>https://api.github.com/repos/cpascual/taurus</text:p>
          </table:table-cell>
          <table:table-cell table:formula="of:=REPLACE([.B3937]; 1; 29; &quot;&quot;)" office:value-type="string" office:string-value="cpascual/taurus" calcext:value-type="string">
            <text:p>cpascual/taurus</text:p>
          </table:table-cell>
        </table:table-row>
        <table:table-row table:style-name="ro1">
          <table:table-cell office:value-type="float" office:value="22315912" calcext:value-type="float">
            <text:p>22315912</text:p>
          </table:table-cell>
          <table:table-cell office:value-type="string" calcext:value-type="string">
            <text:p>https://api.github.com/repos/eaobservatory/hedwig</text:p>
          </table:table-cell>
          <table:table-cell table:formula="of:=REPLACE([.B3938]; 1; 29; &quot;&quot;)" office:value-type="string" office:string-value="eaobservatory/hedwig" calcext:value-type="string">
            <text:p>eaobservatory/hedwig</text:p>
          </table:table-cell>
        </table:table-row>
        <table:table-row table:style-name="ro1">
          <table:table-cell office:value-type="float" office:value="22318467" calcext:value-type="float">
            <text:p>22318467</text:p>
          </table:table-cell>
          <table:table-cell office:value-type="string" calcext:value-type="string">
            <text:p>https://api.github.com/repos/homebysix/recipe-robot</text:p>
          </table:table-cell>
          <table:table-cell table:formula="of:=REPLACE([.B3939]; 1; 29; &quot;&quot;)" office:value-type="string" office:string-value="homebysix/recipe-robot" calcext:value-type="string">
            <text:p>homebysix/recipe-robot</text:p>
          </table:table-cell>
        </table:table-row>
        <table:table-row table:style-name="ro1">
          <table:table-cell office:value-type="float" office:value="22330355" calcext:value-type="float">
            <text:p>22330355</text:p>
          </table:table-cell>
          <table:table-cell office:value-type="string" calcext:value-type="string">
            <text:p>https://api.github.com/repos/ingresso-group/pyticketswitch</text:p>
          </table:table-cell>
          <table:table-cell table:formula="of:=REPLACE([.B3940]; 1; 29; &quot;&quot;)" office:value-type="string" office:string-value="ingresso-group/pyticketswitch" calcext:value-type="string">
            <text:p>ingresso-group/pyticketswitch</text:p>
          </table:table-cell>
        </table:table-row>
        <table:table-row table:style-name="ro1">
          <table:table-cell office:value-type="float" office:value="22336892" calcext:value-type="float">
            <text:p>22336892</text:p>
          </table:table-cell>
          <table:table-cell office:value-type="string" calcext:value-type="string">
            <text:p>https://api.github.com/repos/ingadhoc/odoo-public-administration</text:p>
          </table:table-cell>
          <table:table-cell table:formula="of:=REPLACE([.B3941]; 1; 29; &quot;&quot;)" office:value-type="string" office:string-value="ingadhoc/odoo-public-administration" calcext:value-type="string">
            <text:p>ingadhoc/odoo-public-administration</text:p>
          </table:table-cell>
        </table:table-row>
        <table:table-row table:style-name="ro1">
          <table:table-cell office:value-type="float" office:value="22339287" calcext:value-type="float">
            <text:p>22339287</text:p>
          </table:table-cell>
          <table:table-cell office:value-type="string" calcext:value-type="string">
            <text:p>https://api.github.com/repos/nashborges/rockstar</text:p>
          </table:table-cell>
          <table:table-cell table:formula="of:=REPLACE([.B3942]; 1; 29; &quot;&quot;)" office:value-type="string" office:string-value="nashborges/rockstar" calcext:value-type="string">
            <text:p>nashborges/rockstar</text:p>
          </table:table-cell>
        </table:table-row>
        <table:table-row table:style-name="ro1">
          <table:table-cell office:value-type="float" office:value="22353853" calcext:value-type="float">
            <text:p>22353853</text:p>
          </table:table-cell>
          <table:table-cell office:value-type="string" calcext:value-type="string">
            <text:p>https://api.github.com/repos/telefonicaid/fiware-glancesync</text:p>
          </table:table-cell>
          <table:table-cell table:formula="of:=REPLACE([.B3943]; 1; 29; &quot;&quot;)" office:value-type="string" office:string-value="telefonicaid/fiware-glancesync" calcext:value-type="string">
            <text:p>telefonicaid/fiware-glancesync</text:p>
          </table:table-cell>
        </table:table-row>
        <table:table-row table:style-name="ro1">
          <table:table-cell office:value-type="float" office:value="22369114" calcext:value-type="float">
            <text:p>22369114</text:p>
          </table:table-cell>
          <table:table-cell office:value-type="string" calcext:value-type="string">
            <text:p>https://api.github.com/repos/brailcom/pytis</text:p>
          </table:table-cell>
          <table:table-cell table:formula="of:=REPLACE([.B3944]; 1; 29; &quot;&quot;)" office:value-type="string" office:string-value="brailcom/pytis" calcext:value-type="string">
            <text:p>brailcom/pytis</text:p>
          </table:table-cell>
        </table:table-row>
        <table:table-row table:style-name="ro1">
          <table:table-cell office:value-type="float" office:value="22402389" calcext:value-type="float">
            <text:p>22402389</text:p>
          </table:table-cell>
          <table:table-cell office:value-type="string" calcext:value-type="string">
            <text:p>https://api.github.com/repos/zdimon/angular-chat</text:p>
          </table:table-cell>
          <table:table-cell table:formula="of:=REPLACE([.B3945]; 1; 29; &quot;&quot;)" office:value-type="string" office:string-value="zdimon/angular-chat" calcext:value-type="string">
            <text:p>zdimon/angular-chat</text:p>
          </table:table-cell>
        </table:table-row>
        <table:table-row table:style-name="ro1">
          <table:table-cell office:value-type="float" office:value="22498328" calcext:value-type="float">
            <text:p>22498328</text:p>
          </table:table-cell>
          <table:table-cell office:value-type="string" calcext:value-type="string">
            <text:p>https://api.github.com/repos/xia2/xia2</text:p>
          </table:table-cell>
          <table:table-cell table:formula="of:=REPLACE([.B3946]; 1; 29; &quot;&quot;)" office:value-type="string" office:string-value="xia2/xia2" calcext:value-type="string">
            <text:p>xia2/xia2</text:p>
          </table:table-cell>
        </table:table-row>
        <table:table-row table:style-name="ro1">
          <table:table-cell office:value-type="float" office:value="22500891" calcext:value-type="float">
            <text:p>22500891</text:p>
          </table:table-cell>
          <table:table-cell office:value-type="string" calcext:value-type="string">
            <text:p>https://api.github.com/repos/open-oni/open-oni</text:p>
          </table:table-cell>
          <table:table-cell table:formula="of:=REPLACE([.B3947]; 1; 29; &quot;&quot;)" office:value-type="string" office:string-value="open-oni/open-oni" calcext:value-type="string">
            <text:p>open-oni/open-oni</text:p>
          </table:table-cell>
        </table:table-row>
        <table:table-row table:style-name="ro1">
          <table:table-cell office:value-type="float" office:value="22521707" calcext:value-type="float">
            <text:p>22521707</text:p>
          </table:table-cell>
          <table:table-cell office:value-type="string" calcext:value-type="string">
            <text:p>https://api.github.com/repos/edx/edx-load-tests</text:p>
          </table:table-cell>
          <table:table-cell table:formula="of:=REPLACE([.B3948]; 1; 29; &quot;&quot;)" office:value-type="string" office:string-value="edx/edx-load-tests" calcext:value-type="string">
            <text:p>edx/edx-load-tests</text:p>
          </table:table-cell>
        </table:table-row>
        <table:table-row table:style-name="ro1">
          <table:table-cell office:value-type="float" office:value="22525772" calcext:value-type="float">
            <text:p>22525772</text:p>
          </table:table-cell>
          <table:table-cell office:value-type="string" calcext:value-type="string">
            <text:p>https://api.github.com/repos/xia2/cctbx</text:p>
          </table:table-cell>
          <table:table-cell table:formula="of:=REPLACE([.B3949]; 1; 29; &quot;&quot;)" office:value-type="string" office:string-value="xia2/cctbx" calcext:value-type="string">
            <text:p>xia2/cctbx</text:p>
          </table:table-cell>
        </table:table-row>
        <table:table-row table:style-name="ro1">
          <table:table-cell office:value-type="float" office:value="22528057" calcext:value-type="float">
            <text:p>22528057</text:p>
          </table:table-cell>
          <table:table-cell office:value-type="string" calcext:value-type="string">
            <text:p>https://api.github.com/repos/cgkv-rehoboth/stek</text:p>
          </table:table-cell>
          <table:table-cell table:formula="of:=REPLACE([.B3950]; 1; 29; &quot;&quot;)" office:value-type="string" office:string-value="cgkv-rehoboth/stek" calcext:value-type="string">
            <text:p>cgkv-rehoboth/stek</text:p>
          </table:table-cell>
        </table:table-row>
        <table:table-row table:style-name="ro1">
          <table:table-cell office:value-type="float" office:value="22534563" calcext:value-type="float">
            <text:p>22534563</text:p>
          </table:table-cell>
          <table:table-cell office:value-type="string" calcext:value-type="string">
            <text:p>https://api.github.com/repos/ungarj/mapchete</text:p>
          </table:table-cell>
          <table:table-cell table:formula="of:=REPLACE([.B3951]; 1; 29; &quot;&quot;)" office:value-type="string" office:string-value="ungarj/mapchete" calcext:value-type="string">
            <text:p>ungarj/mapchete</text:p>
          </table:table-cell>
        </table:table-row>
        <table:table-row table:style-name="ro1">
          <table:table-cell office:value-type="float" office:value="22678742" calcext:value-type="float">
            <text:p>22678742</text:p>
          </table:table-cell>
          <table:table-cell office:value-type="string" calcext:value-type="string">
            <text:p>https://api.github.com/repos/python/typeshed</text:p>
          </table:table-cell>
          <table:table-cell table:formula="of:=REPLACE([.B3952]; 1; 29; &quot;&quot;)" office:value-type="string" office:string-value="python/typeshed" calcext:value-type="string">
            <text:p>python/typeshed</text:p>
          </table:table-cell>
        </table:table-row>
        <table:table-row table:style-name="ro1">
          <table:table-cell office:value-type="float" office:value="22681486" calcext:value-type="float">
            <text:p>22681486</text:p>
          </table:table-cell>
          <table:table-cell office:value-type="string" calcext:value-type="string">
            <text:p>https://api.github.com/repos/nickhand/lsskit</text:p>
          </table:table-cell>
          <table:table-cell table:formula="of:=REPLACE([.B3953]; 1; 29; &quot;&quot;)" office:value-type="string" office:string-value="nickhand/lsskit" calcext:value-type="string">
            <text:p>nickhand/lsskit</text:p>
          </table:table-cell>
        </table:table-row>
        <table:table-row table:style-name="ro1">
          <table:table-cell office:value-type="float" office:value="22727607" calcext:value-type="float">
            <text:p>22727607</text:p>
          </table:table-cell>
          <table:table-cell office:value-type="string" calcext:value-type="string">
            <text:p>https://api.github.com/repos/svebk/DeepSentiBank_memex</text:p>
          </table:table-cell>
          <table:table-cell table:formula="of:=REPLACE([.B3954]; 1; 29; &quot;&quot;)" office:value-type="string" office:string-value="svebk/DeepSentiBank_memex" calcext:value-type="string">
            <text:p>svebk/DeepSentiBank_memex</text:p>
          </table:table-cell>
        </table:table-row>
        <table:table-row table:style-name="ro1">
          <table:table-cell office:value-type="float" office:value="22733480" calcext:value-type="float">
            <text:p>22733480</text:p>
          </table:table-cell>
          <table:table-cell office:value-type="string" calcext:value-type="string">
            <text:p>https://api.github.com/repos/astropy/astroplan</text:p>
          </table:table-cell>
          <table:table-cell table:formula="of:=REPLACE([.B3955]; 1; 29; &quot;&quot;)" office:value-type="string" office:string-value="astropy/astroplan" calcext:value-type="string">
            <text:p>astropy/astroplan</text:p>
          </table:table-cell>
        </table:table-row>
        <table:table-row table:style-name="ro1">
          <table:table-cell office:value-type="float" office:value="22751977" calcext:value-type="float">
            <text:p>22751977</text:p>
          </table:table-cell>
          <table:table-cell office:value-type="string" calcext:value-type="string">
            <text:p>https://api.github.com/repos/srsummerson/analysis</text:p>
          </table:table-cell>
          <table:table-cell table:formula="of:=REPLACE([.B3956]; 1; 29; &quot;&quot;)" office:value-type="string" office:string-value="srsummerson/analysis" calcext:value-type="string">
            <text:p>srsummerson/analysis</text:p>
          </table:table-cell>
        </table:table-row>
        <table:table-row table:style-name="ro1">
          <table:table-cell office:value-type="float" office:value="22758957" calcext:value-type="float">
            <text:p>22758957</text:p>
          </table:table-cell>
          <table:table-cell office:value-type="string" calcext:value-type="string">
            <text:p>https://api.github.com/repos/tomwhartung/jmws_accoutrements</text:p>
          </table:table-cell>
          <table:table-cell table:formula="of:=REPLACE([.B3957]; 1; 29; &quot;&quot;)" office:value-type="string" office:string-value="tomwhartung/jmws_accoutrements" calcext:value-type="string">
            <text:p>tomwhartung/jmws_accoutrements</text:p>
          </table:table-cell>
        </table:table-row>
        <table:table-row table:style-name="ro1">
          <table:table-cell office:value-type="float" office:value="22760306" calcext:value-type="float">
            <text:p>22760306</text:p>
          </table:table-cell>
          <table:table-cell office:value-type="string" calcext:value-type="string">
            <text:p>https://api.github.com/repos/luci/recipes-py</text:p>
          </table:table-cell>
          <table:table-cell table:formula="of:=REPLACE([.B3958]; 1; 29; &quot;&quot;)" office:value-type="string" office:string-value="luci/recipes-py" calcext:value-type="string">
            <text:p>luci/recipes-py</text:p>
          </table:table-cell>
        </table:table-row>
        <table:table-row table:style-name="ro1">
          <table:table-cell office:value-type="float" office:value="22770642" calcext:value-type="float">
            <text:p>22770642</text:p>
          </table:table-cell>
          <table:table-cell office:value-type="string" calcext:value-type="string">
            <text:p>https://api.github.com/repos/fake-name/ReadableWebProxy</text:p>
          </table:table-cell>
          <table:table-cell table:formula="of:=REPLACE([.B3959]; 1; 29; &quot;&quot;)" office:value-type="string" office:string-value="fake-name/ReadableWebProxy" calcext:value-type="string">
            <text:p>fake-name/ReadableWebProxy</text:p>
          </table:table-cell>
        </table:table-row>
        <table:table-row table:style-name="ro1">
          <table:table-cell office:value-type="float" office:value="22825447" calcext:value-type="float">
            <text:p>22825447</text:p>
          </table:table-cell>
          <table:table-cell office:value-type="string" calcext:value-type="string">
            <text:p>https://api.github.com/repos/AndersonJo/andersonjo.github.io</text:p>
          </table:table-cell>
          <table:table-cell table:formula="of:=REPLACE([.B3960]; 1; 29; &quot;&quot;)" office:value-type="string" office:string-value="AndersonJo/andersonjo.github.io" calcext:value-type="string">
            <text:p>AndersonJo/andersonjo.github.io</text:p>
          </table:table-cell>
        </table:table-row>
        <table:table-row table:style-name="ro1">
          <table:table-cell office:value-type="float" office:value="22835331" calcext:value-type="float">
            <text:p>22835331</text:p>
          </table:table-cell>
          <table:table-cell office:value-type="string" calcext:value-type="string">
            <text:p>https://api.github.com/repos/adrianchifor/nyan-cat-commit-graph</text:p>
          </table:table-cell>
          <table:table-cell table:formula="of:=REPLACE([.B3961]; 1; 29; &quot;&quot;)" office:value-type="string" office:string-value="adrianchifor/nyan-cat-commit-graph" calcext:value-type="string">
            <text:p>adrianchifor/nyan-cat-commit-graph</text:p>
          </table:table-cell>
        </table:table-row>
        <table:table-row table:style-name="ro1">
          <table:table-cell office:value-type="float" office:value="22843986" calcext:value-type="float">
            <text:p>22843986</text:p>
          </table:table-cell>
          <table:table-cell office:value-type="string" calcext:value-type="string">
            <text:p>https://api.github.com/repos/sk1project/sk1-wx</text:p>
          </table:table-cell>
          <table:table-cell table:formula="of:=REPLACE([.B3962]; 1; 29; &quot;&quot;)" office:value-type="string" office:string-value="sk1project/sk1-wx" calcext:value-type="string">
            <text:p>sk1project/sk1-wx</text:p>
          </table:table-cell>
        </table:table-row>
        <table:table-row table:style-name="ro1">
          <table:table-cell office:value-type="float" office:value="22947672" calcext:value-type="float">
            <text:p>22947672</text:p>
          </table:table-cell>
          <table:table-cell office:value-type="string" calcext:value-type="string">
            <text:p>https://api.github.com/repos/chintal/tendril</text:p>
          </table:table-cell>
          <table:table-cell table:formula="of:=REPLACE([.B3963]; 1; 29; &quot;&quot;)" office:value-type="string" office:string-value="chintal/tendril" calcext:value-type="string">
            <text:p>chintal/tendril</text:p>
          </table:table-cell>
        </table:table-row>
        <table:table-row table:style-name="ro1">
          <table:table-cell office:value-type="float" office:value="22970556" calcext:value-type="float">
            <text:p>22970556</text:p>
          </table:table-cell>
          <table:table-cell office:value-type="string" calcext:value-type="string">
            <text:p>https://api.github.com/repos/latinos/PlotsConfigurations</text:p>
          </table:table-cell>
          <table:table-cell table:formula="of:=REPLACE([.B3964]; 1; 29; &quot;&quot;)" office:value-type="string" office:string-value="latinos/PlotsConfigurations" calcext:value-type="string">
            <text:p>latinos/PlotsConfigurations</text:p>
          </table:table-cell>
        </table:table-row>
        <table:table-row table:style-name="ro1">
          <table:table-cell office:value-type="float" office:value="22992734" calcext:value-type="float">
            <text:p>22992734</text:p>
          </table:table-cell>
          <table:table-cell office:value-type="string" calcext:value-type="string">
            <text:p>https://api.github.com/repos/aszewciw/gal_structure</text:p>
          </table:table-cell>
          <table:table-cell table:formula="of:=REPLACE([.B3965]; 1; 29; &quot;&quot;)" office:value-type="string" office:string-value="aszewciw/gal_structure" calcext:value-type="string">
            <text:p>aszewciw/gal_structure</text:p>
          </table:table-cell>
        </table:table-row>
        <table:table-row table:style-name="ro1">
          <table:table-cell office:value-type="float" office:value="23000453" calcext:value-type="float">
            <text:p>23000453</text:p>
          </table:table-cell>
          <table:table-cell office:value-type="string" calcext:value-type="string">
            <text:p>https://api.github.com/repos/rappoccio/EXOVV</text:p>
          </table:table-cell>
          <table:table-cell table:formula="of:=REPLACE([.B3966]; 1; 29; &quot;&quot;)" office:value-type="string" office:string-value="rappoccio/EXOVV" calcext:value-type="string">
            <text:p>rappoccio/EXOVV</text:p>
          </table:table-cell>
        </table:table-row>
        <table:table-row table:style-name="ro1">
          <table:table-cell office:value-type="float" office:value="23009877" calcext:value-type="float">
            <text:p>23009877</text:p>
          </table:table-cell>
          <table:table-cell office:value-type="string" calcext:value-type="string">
            <text:p>https://api.github.com/repos/uchicago-library/library_website</text:p>
          </table:table-cell>
          <table:table-cell table:formula="of:=REPLACE([.B3967]; 1; 29; &quot;&quot;)" office:value-type="string" office:string-value="uchicago-library/library_website" calcext:value-type="string">
            <text:p>uchicago-library/library_website</text:p>
          </table:table-cell>
        </table:table-row>
        <table:table-row table:style-name="ro1">
          <table:table-cell office:value-type="float" office:value="23060984" calcext:value-type="float">
            <text:p>23060984</text:p>
          </table:table-cell>
          <table:table-cell office:value-type="string" calcext:value-type="string">
            <text:p>https://api.github.com/repos/mgijax/pwi</text:p>
          </table:table-cell>
          <table:table-cell table:formula="of:=REPLACE([.B3968]; 1; 29; &quot;&quot;)" office:value-type="string" office:string-value="mgijax/pwi" calcext:value-type="string">
            <text:p>mgijax/pwi</text:p>
          </table:table-cell>
        </table:table-row>
        <table:table-row table:style-name="ro1">
          <table:table-cell office:value-type="float" office:value="23081425" calcext:value-type="float">
            <text:p>23081425</text:p>
          </table:table-cell>
          <table:table-cell office:value-type="string" calcext:value-type="string">
            <text:p>https://api.github.com/repos/Motoko11/desubot</text:p>
          </table:table-cell>
          <table:table-cell table:formula="of:=REPLACE([.B3969]; 1; 29; &quot;&quot;)" office:value-type="string" office:string-value="Motoko11/desubot" calcext:value-type="string">
            <text:p>Motoko11/desubot</text:p>
          </table:table-cell>
        </table:table-row>
        <table:table-row table:style-name="ro1">
          <table:table-cell office:value-type="float" office:value="23088264" calcext:value-type="float">
            <text:p>23088264</text:p>
          </table:table-cell>
          <table:table-cell office:value-type="string" calcext:value-type="string">
            <text:p>https://api.github.com/repos/tethysplatform/tethys</text:p>
          </table:table-cell>
          <table:table-cell table:formula="of:=REPLACE([.B3970]; 1; 29; &quot;&quot;)" office:value-type="string" office:string-value="tethysplatform/tethys" calcext:value-type="string">
            <text:p>tethysplatform/tethys</text:p>
          </table:table-cell>
        </table:table-row>
        <table:table-row table:style-name="ro1">
          <table:table-cell office:value-type="float" office:value="23115281" calcext:value-type="float">
            <text:p>23115281</text:p>
          </table:table-cell>
          <table:table-cell office:value-type="string" calcext:value-type="string">
            <text:p>https://api.github.com/repos/getconor/glowing-bear</text:p>
          </table:table-cell>
          <table:table-cell table:formula="of:=REPLACE([.B3971]; 1; 29; &quot;&quot;)" office:value-type="string" office:string-value="getconor/glowing-bear" calcext:value-type="string">
            <text:p>getconor/glowing-bear</text:p>
          </table:table-cell>
        </table:table-row>
        <table:table-row table:style-name="ro1">
          <table:table-cell office:value-type="float" office:value="23132167" calcext:value-type="float">
            <text:p>23132167</text:p>
          </table:table-cell>
          <table:table-cell office:value-type="string" calcext:value-type="string">
            <text:p>https://api.github.com/repos/mdmintz/SeleniumBase</text:p>
          </table:table-cell>
          <table:table-cell table:formula="of:=REPLACE([.B3972]; 1; 29; &quot;&quot;)" office:value-type="string" office:string-value="mdmintz/SeleniumBase" calcext:value-type="string">
            <text:p>mdmintz/SeleniumBase</text:p>
          </table:table-cell>
        </table:table-row>
        <table:table-row table:style-name="ro1">
          <table:table-cell office:value-type="float" office:value="23138110" calcext:value-type="float">
            <text:p>23138110</text:p>
          </table:table-cell>
          <table:table-cell office:value-type="string" calcext:value-type="string">
            <text:p>https://api.github.com/repos/odknt/dotfiles</text:p>
          </table:table-cell>
          <table:table-cell table:formula="of:=REPLACE([.B3973]; 1; 29; &quot;&quot;)" office:value-type="string" office:string-value="odknt/dotfiles" calcext:value-type="string">
            <text:p>odknt/dotfiles</text:p>
          </table:table-cell>
        </table:table-row>
        <table:table-row table:style-name="ro1">
          <table:table-cell office:value-type="float" office:value="23160228" calcext:value-type="float">
            <text:p>23160228</text:p>
          </table:table-cell>
          <table:table-cell office:value-type="string" calcext:value-type="string">
            <text:p>https://api.github.com/repos/colinhiggs/pyramid-jsonapi</text:p>
          </table:table-cell>
          <table:table-cell table:formula="of:=REPLACE([.B3974]; 1; 29; &quot;&quot;)" office:value-type="string" office:string-value="colinhiggs/pyramid-jsonapi" calcext:value-type="string">
            <text:p>colinhiggs/pyramid-jsonapi</text:p>
          </table:table-cell>
        </table:table-row>
        <table:table-row table:style-name="ro1">
          <table:table-cell office:value-type="float" office:value="23170566" calcext:value-type="float">
            <text:p>23170566</text:p>
          </table:table-cell>
          <table:table-cell office:value-type="string" calcext:value-type="string">
            <text:p>https://api.github.com/repos/f-droid/fdroidserver</text:p>
          </table:table-cell>
          <table:table-cell table:formula="of:=REPLACE([.B3975]; 1; 29; &quot;&quot;)" office:value-type="string" office:string-value="f-droid/fdroidserver" calcext:value-type="string">
            <text:p>f-droid/fdroidserver</text:p>
          </table:table-cell>
        </table:table-row>
        <table:table-row table:style-name="ro1">
          <table:table-cell office:value-type="float" office:value="23179688" calcext:value-type="float">
            <text:p>23179688</text:p>
          </table:table-cell>
          <table:table-cell office:value-type="string" calcext:value-type="string">
            <text:p>https://api.github.com/repos/chriscyang/musicon</text:p>
          </table:table-cell>
          <table:table-cell table:formula="of:=REPLACE([.B3976]; 1; 29; &quot;&quot;)" office:value-type="string" office:string-value="chriscyang/musicon" calcext:value-type="string">
            <text:p>chriscyang/musicon</text:p>
          </table:table-cell>
        </table:table-row>
        <table:table-row table:style-name="ro1">
          <table:table-cell office:value-type="float" office:value="23180137" calcext:value-type="float">
            <text:p>23180137</text:p>
          </table:table-cell>
          <table:table-cell office:value-type="string" calcext:value-type="string">
            <text:p>https://api.github.com/repos/xeroc/python-graphenelib</text:p>
          </table:table-cell>
          <table:table-cell table:formula="of:=REPLACE([.B3977]; 1; 29; &quot;&quot;)" office:value-type="string" office:string-value="xeroc/python-graphenelib" calcext:value-type="string">
            <text:p>xeroc/python-graphenelib</text:p>
          </table:table-cell>
        </table:table-row>
        <table:table-row table:style-name="ro1">
          <table:table-cell office:value-type="float" office:value="23216718" calcext:value-type="float">
            <text:p>23216718</text:p>
          </table:table-cell>
          <table:table-cell office:value-type="string" calcext:value-type="string">
            <text:p>https://api.github.com/repos/adrianboyko/xerocraft-django</text:p>
          </table:table-cell>
          <table:table-cell table:formula="of:=REPLACE([.B3978]; 1; 29; &quot;&quot;)" office:value-type="string" office:string-value="adrianboyko/xerocraft-django" calcext:value-type="string">
            <text:p>adrianboyko/xerocraft-django</text:p>
          </table:table-cell>
        </table:table-row>
        <table:table-row table:style-name="ro1">
          <table:table-cell office:value-type="float" office:value="23251925" calcext:value-type="float">
            <text:p>23251925</text:p>
          </table:table-cell>
          <table:table-cell office:value-type="string" calcext:value-type="string">
            <text:p>https://api.github.com/repos/BrythonServer/ggame</text:p>
          </table:table-cell>
          <table:table-cell table:formula="of:=REPLACE([.B3979]; 1; 29; &quot;&quot;)" office:value-type="string" office:string-value="BrythonServer/ggame" calcext:value-type="string">
            <text:p>BrythonServer/ggame</text:p>
          </table:table-cell>
        </table:table-row>
        <table:table-row table:style-name="ro1">
          <table:table-cell office:value-type="float" office:value="23269030" calcext:value-type="float">
            <text:p>23269030</text:p>
          </table:table-cell>
          <table:table-cell office:value-type="string" calcext:value-type="string">
            <text:p>https://api.github.com/repos/itpir/asdf</text:p>
          </table:table-cell>
          <table:table-cell table:formula="of:=REPLACE([.B3980]; 1; 29; &quot;&quot;)" office:value-type="string" office:string-value="itpir/asdf" calcext:value-type="string">
            <text:p>itpir/asdf</text:p>
          </table:table-cell>
        </table:table-row>
        <table:table-row table:style-name="ro1">
          <table:table-cell office:value-type="float" office:value="23277999" calcext:value-type="float">
            <text:p>23277999</text:p>
          </table:table-cell>
          <table:table-cell office:value-type="string" calcext:value-type="string">
            <text:p>https://api.github.com/repos/be-cloud-be/odoo-modules</text:p>
          </table:table-cell>
          <table:table-cell table:formula="of:=REPLACE([.B3981]; 1; 29; &quot;&quot;)" office:value-type="string" office:string-value="be-cloud-be/odoo-modules" calcext:value-type="string">
            <text:p>be-cloud-be/odoo-modules</text:p>
          </table:table-cell>
        </table:table-row>
        <table:table-row table:style-name="ro1">
          <table:table-cell office:value-type="float" office:value="23294841" calcext:value-type="float">
            <text:p>23294841</text:p>
          </table:table-cell>
          <table:table-cell office:value-type="string" calcext:value-type="string">
            <text:p>https://api.github.com/repos/JeffersonLab/clas12-epics</text:p>
          </table:table-cell>
          <table:table-cell table:formula="of:=REPLACE([.B3982]; 1; 29; &quot;&quot;)" office:value-type="string" office:string-value="JeffersonLab/clas12-epics" calcext:value-type="string">
            <text:p>JeffersonLab/clas12-epics</text:p>
          </table:table-cell>
        </table:table-row>
        <table:table-row table:style-name="ro1">
          <table:table-cell office:value-type="float" office:value="23353788" calcext:value-type="float">
            <text:p>23353788</text:p>
          </table:table-cell>
          <table:table-cell office:value-type="string" calcext:value-type="string">
            <text:p>https://api.github.com/repos/praekelt/molo.profiles</text:p>
          </table:table-cell>
          <table:table-cell table:formula="of:=REPLACE([.B3983]; 1; 29; &quot;&quot;)" office:value-type="string" office:string-value="praekelt/molo.profiles" calcext:value-type="string">
            <text:p>praekelt/molo.profiles</text:p>
          </table:table-cell>
        </table:table-row>
        <table:table-row table:style-name="ro1">
          <table:table-cell office:value-type="float" office:value="23368993" calcext:value-type="float">
            <text:p>23368993</text:p>
          </table:table-cell>
          <table:table-cell office:value-type="string" calcext:value-type="string">
            <text:p>https://api.github.com/repos/epogrebnyak/rosstat-kep-data</text:p>
          </table:table-cell>
          <table:table-cell table:formula="of:=REPLACE([.B3984]; 1; 29; &quot;&quot;)" office:value-type="string" office:string-value="epogrebnyak/rosstat-kep-data" calcext:value-type="string">
            <text:p>epogrebnyak/rosstat-kep-data</text:p>
          </table:table-cell>
        </table:table-row>
        <table:table-row table:style-name="ro1">
          <table:table-cell office:value-type="float" office:value="23392318" calcext:value-type="float">
            <text:p>23392318</text:p>
          </table:table-cell>
          <table:table-cell office:value-type="string" calcext:value-type="string">
            <text:p>https://api.github.com/repos/watchdogpolska/feder</text:p>
          </table:table-cell>
          <table:table-cell table:formula="of:=REPLACE([.B3985]; 1; 29; &quot;&quot;)" office:value-type="string" office:string-value="watchdogpolska/feder" calcext:value-type="string">
            <text:p>watchdogpolska/feder</text:p>
          </table:table-cell>
        </table:table-row>
        <table:table-row table:style-name="ro1">
          <table:table-cell office:value-type="float" office:value="23401867" calcext:value-type="float">
            <text:p>23401867</text:p>
          </table:table-cell>
          <table:table-cell office:value-type="string" calcext:value-type="string">
            <text:p>https://api.github.com/repos/open-craft/opencraft</text:p>
          </table:table-cell>
          <table:table-cell table:formula="of:=REPLACE([.B3986]; 1; 29; &quot;&quot;)" office:value-type="string" office:string-value="open-craft/opencraft" calcext:value-type="string">
            <text:p>open-craft/opencraft</text:p>
          </table:table-cell>
        </table:table-row>
        <table:table-row table:style-name="ro1">
          <table:table-cell office:value-type="float" office:value="23402356" calcext:value-type="float">
            <text:p>23402356</text:p>
          </table:table-cell>
          <table:table-cell office:value-type="string" calcext:value-type="string">
            <text:p>https://api.github.com/repos/frougon/FFGo</text:p>
          </table:table-cell>
          <table:table-cell table:formula="of:=REPLACE([.B3987]; 1; 29; &quot;&quot;)" office:value-type="string" office:string-value="frougon/FFGo" calcext:value-type="string">
            <text:p>frougon/FFGo</text:p>
          </table:table-cell>
        </table:table-row>
        <table:table-row table:style-name="ro1">
          <table:table-cell office:value-type="float" office:value="23426010" calcext:value-type="float">
            <text:p>23426010</text:p>
          </table:table-cell>
          <table:table-cell office:value-type="string" calcext:value-type="string">
            <text:p>https://api.github.com/repos/OCA/project</text:p>
          </table:table-cell>
          <table:table-cell table:formula="of:=REPLACE([.B3988]; 1; 29; &quot;&quot;)" office:value-type="string" office:string-value="OCA/project" calcext:value-type="string">
            <text:p>OCA/project</text:p>
          </table:table-cell>
        </table:table-row>
        <table:table-row table:style-name="ro1">
          <table:table-cell office:value-type="float" office:value="23445509" calcext:value-type="float">
            <text:p>23445509</text:p>
          </table:table-cell>
          <table:table-cell office:value-type="string" calcext:value-type="string">
            <text:p>https://api.github.com/repos/GovLab/noi2</text:p>
          </table:table-cell>
          <table:table-cell table:formula="of:=REPLACE([.B3989]; 1; 29; &quot;&quot;)" office:value-type="string" office:string-value="GovLab/noi2" calcext:value-type="string">
            <text:p>GovLab/noi2</text:p>
          </table:table-cell>
        </table:table-row>
        <table:table-row table:style-name="ro1">
          <table:table-cell office:value-type="float" office:value="23457526" calcext:value-type="float">
            <text:p>23457526</text:p>
          </table:table-cell>
          <table:table-cell office:value-type="string" calcext:value-type="string">
            <text:p>https://api.github.com/repos/NREL/streamm-tools</text:p>
          </table:table-cell>
          <table:table-cell table:formula="of:=REPLACE([.B3990]; 1; 29; &quot;&quot;)" office:value-type="string" office:string-value="NREL/streamm-tools" calcext:value-type="string">
            <text:p>NREL/streamm-tools</text:p>
          </table:table-cell>
        </table:table-row>
        <table:table-row table:style-name="ro1">
          <table:table-cell office:value-type="float" office:value="23488977" calcext:value-type="float">
            <text:p>23488977</text:p>
          </table:table-cell>
          <table:table-cell office:value-type="string" calcext:value-type="string">
            <text:p>https://api.github.com/repos/EMFTeam/EMF</text:p>
          </table:table-cell>
          <table:table-cell table:formula="of:=REPLACE([.B3991]; 1; 29; &quot;&quot;)" office:value-type="string" office:string-value="EMFTeam/EMF" calcext:value-type="string">
            <text:p>EMFTeam/EMF</text:p>
          </table:table-cell>
        </table:table-row>
        <table:table-row table:style-name="ro1">
          <table:table-cell office:value-type="float" office:value="23496757" calcext:value-type="float">
            <text:p>23496757</text:p>
          </table:table-cell>
          <table:table-cell office:value-type="string" calcext:value-type="string">
            <text:p>https://api.github.com/repos/GoogleCloudPlatform/getting-started-python</text:p>
          </table:table-cell>
          <table:table-cell table:formula="of:=REPLACE([.B3992]; 1; 29; &quot;&quot;)" office:value-type="string" office:string-value="GoogleCloudPlatform/getting-started-python" calcext:value-type="string">
            <text:p>GoogleCloudPlatform/getting-started-python</text:p>
          </table:table-cell>
        </table:table-row>
        <table:table-row table:style-name="ro1">
          <table:table-cell office:value-type="float" office:value="23529458" calcext:value-type="float">
            <text:p>23529458</text:p>
          </table:table-cell>
          <table:table-cell office:value-type="string" calcext:value-type="string">
            <text:p>https://api.github.com/repos/angr/angr</text:p>
          </table:table-cell>
          <table:table-cell table:formula="of:=REPLACE([.B3993]; 1; 29; &quot;&quot;)" office:value-type="string" office:string-value="angr/angr" calcext:value-type="string">
            <text:p>angr/angr</text:p>
          </table:table-cell>
        </table:table-row>
        <table:table-row table:style-name="ro1">
          <table:table-cell office:value-type="float" office:value="23558115" calcext:value-type="float">
            <text:p>23558115</text:p>
          </table:table-cell>
          <table:table-cell office:value-type="string" calcext:value-type="string">
            <text:p>https://api.github.com/repos/desihub/desiutil</text:p>
          </table:table-cell>
          <table:table-cell table:formula="of:=REPLACE([.B3994]; 1; 29; &quot;&quot;)" office:value-type="string" office:string-value="desihub/desiutil" calcext:value-type="string">
            <text:p>desihub/desiutil</text:p>
          </table:table-cell>
        </table:table-row>
        <table:table-row table:style-name="ro1">
          <table:table-cell office:value-type="float" office:value="23572762" calcext:value-type="float">
            <text:p>23572762</text:p>
          </table:table-cell>
          <table:table-cell office:value-type="string" calcext:value-type="string">
            <text:p>https://api.github.com/repos/angr/claripy</text:p>
          </table:table-cell>
          <table:table-cell table:formula="of:=REPLACE([.B3995]; 1; 29; &quot;&quot;)" office:value-type="string" office:string-value="angr/claripy" calcext:value-type="string">
            <text:p>angr/claripy</text:p>
          </table:table-cell>
        </table:table-row>
        <table:table-row table:style-name="ro1">
          <table:table-cell office:value-type="float" office:value="23572768" calcext:value-type="float">
            <text:p>23572768</text:p>
          </table:table-cell>
          <table:table-cell office:value-type="string" calcext:value-type="string">
            <text:p>https://api.github.com/repos/angr/simuvex</text:p>
          </table:table-cell>
          <table:table-cell table:formula="of:=REPLACE([.B3996]; 1; 29; &quot;&quot;)" office:value-type="string" office:string-value="angr/simuvex" calcext:value-type="string">
            <text:p>angr/simuvex</text:p>
          </table:table-cell>
        </table:table-row>
        <table:table-row table:style-name="ro1">
          <table:table-cell office:value-type="float" office:value="23582757" calcext:value-type="float">
            <text:p>23582757</text:p>
          </table:table-cell>
          <table:table-cell office:value-type="string" calcext:value-type="string">
            <text:p>https://api.github.com/repos/angr/angr-doc</text:p>
          </table:table-cell>
          <table:table-cell table:formula="of:=REPLACE([.B3997]; 1; 29; &quot;&quot;)" office:value-type="string" office:string-value="angr/angr-doc" calcext:value-type="string">
            <text:p>angr/angr-doc</text:p>
          </table:table-cell>
        </table:table-row>
        <table:table-row table:style-name="ro1">
          <table:table-cell office:value-type="float" office:value="23582902" calcext:value-type="float">
            <text:p>23582902</text:p>
          </table:table-cell>
          <table:table-cell office:value-type="string" calcext:value-type="string">
            <text:p>https://api.github.com/repos/cheetahray/Shanghai</text:p>
          </table:table-cell>
          <table:table-cell table:formula="of:=REPLACE([.B3998]; 1; 29; &quot;&quot;)" office:value-type="string" office:string-value="cheetahray/Shanghai" calcext:value-type="string">
            <text:p>cheetahray/Shanghai</text:p>
          </table:table-cell>
        </table:table-row>
        <table:table-row table:style-name="ro1">
          <table:table-cell office:value-type="float" office:value="23586898" calcext:value-type="float">
            <text:p>23586898</text:p>
          </table:table-cell>
          <table:table-cell office:value-type="string" calcext:value-type="string">
            <text:p>https://api.github.com/repos/gluster/gdeploy</text:p>
          </table:table-cell>
          <table:table-cell table:formula="of:=REPLACE([.B3999]; 1; 29; &quot;&quot;)" office:value-type="string" office:string-value="gluster/gdeploy" calcext:value-type="string">
            <text:p>gluster/gdeploy</text:p>
          </table:table-cell>
        </table:table-row>
        <table:table-row table:style-name="ro1">
          <table:table-cell office:value-type="float" office:value="23591679" calcext:value-type="float">
            <text:p>23591679</text:p>
          </table:table-cell>
          <table:table-cell office:value-type="string" calcext:value-type="string">
            <text:p>https://api.github.com/repos/CM3Duser/Blender-CM3D2-Converter</text:p>
          </table:table-cell>
          <table:table-cell table:formula="of:=REPLACE([.B4000]; 1; 29; &quot;&quot;)" office:value-type="string" office:string-value="CM3Duser/Blender-CM3D2-Converter" calcext:value-type="string">
            <text:p>CM3Duser/Blender-CM3D2-Converter</text:p>
          </table:table-cell>
        </table:table-row>
        <table:table-row table:style-name="ro1">
          <table:table-cell office:value-type="float" office:value="23618431" calcext:value-type="float">
            <text:p>23618431</text:p>
          </table:table-cell>
          <table:table-cell office:value-type="string" calcext:value-type="string">
            <text:p>https://api.github.com/repos/ARM-software/trappy</text:p>
          </table:table-cell>
          <table:table-cell table:formula="of:=REPLACE([.B4001]; 1; 29; &quot;&quot;)" office:value-type="string" office:string-value="ARM-software/trappy" calcext:value-type="string">
            <text:p>ARM-software/trappy</text:p>
          </table:table-cell>
        </table:table-row>
        <table:table-row table:style-name="ro1">
          <table:table-cell office:value-type="float" office:value="23628605" calcext:value-type="float">
            <text:p>23628605</text:p>
          </table:table-cell>
          <table:table-cell office:value-type="string" calcext:value-type="string">
            <text:p>https://api.github.com/repos/upconsulting/IsisCB</text:p>
          </table:table-cell>
          <table:table-cell table:formula="of:=REPLACE([.B4002]; 1; 29; &quot;&quot;)" office:value-type="string" office:string-value="upconsulting/IsisCB" calcext:value-type="string">
            <text:p>upconsulting/IsisCB</text:p>
          </table:table-cell>
        </table:table-row>
        <table:table-row table:style-name="ro1">
          <table:table-cell office:value-type="float" office:value="23641371" calcext:value-type="float">
            <text:p>23641371</text:p>
          </table:table-cell>
          <table:table-cell office:value-type="string" calcext:value-type="string">
            <text:p>https://api.github.com/repos/lsst-sims/sims_ocs</text:p>
          </table:table-cell>
          <table:table-cell table:formula="of:=REPLACE([.B4003]; 1; 29; &quot;&quot;)" office:value-type="string" office:string-value="lsst-sims/sims_ocs" calcext:value-type="string">
            <text:p>lsst-sims/sims_ocs</text:p>
          </table:table-cell>
        </table:table-row>
        <table:table-row table:style-name="ro1">
          <table:table-cell office:value-type="float" office:value="23686537" calcext:value-type="float">
            <text:p>23686537</text:p>
          </table:table-cell>
          <table:table-cell office:value-type="string" calcext:value-type="string">
            <text:p>https://api.github.com/repos/metamorph-inc/meta-core</text:p>
          </table:table-cell>
          <table:table-cell table:formula="of:=REPLACE([.B4004]; 1; 29; &quot;&quot;)" office:value-type="string" office:string-value="metamorph-inc/meta-core" calcext:value-type="string">
            <text:p>metamorph-inc/meta-core</text:p>
          </table:table-cell>
        </table:table-row>
        <table:table-row table:style-name="ro1">
          <table:table-cell office:value-type="float" office:value="23687508" calcext:value-type="float">
            <text:p>23687508</text:p>
          </table:table-cell>
          <table:table-cell office:value-type="string" calcext:value-type="string">
            <text:p>https://api.github.com/repos/tomchor/pymicra</text:p>
          </table:table-cell>
          <table:table-cell table:formula="of:=REPLACE([.B4005]; 1; 29; &quot;&quot;)" office:value-type="string" office:string-value="tomchor/pymicra" calcext:value-type="string">
            <text:p>tomchor/pymicra</text:p>
          </table:table-cell>
        </table:table-row>
        <table:table-row table:style-name="ro1">
          <table:table-cell office:value-type="float" office:value="23693166" calcext:value-type="float">
            <text:p>23693166</text:p>
          </table:table-cell>
          <table:table-cell office:value-type="string" calcext:value-type="string">
            <text:p>https://api.github.com/repos/RisingTideGames/api-versions</text:p>
          </table:table-cell>
          <table:table-cell table:formula="of:=REPLACE([.B4006]; 1; 29; &quot;&quot;)" office:value-type="string" office:string-value="RisingTideGames/api-versions" calcext:value-type="string">
            <text:p>RisingTideGames/api-versions</text:p>
          </table:table-cell>
        </table:table-row>
        <table:table-row table:style-name="ro1">
          <table:table-cell office:value-type="float" office:value="23705563" calcext:value-type="float">
            <text:p>23705563</text:p>
          </table:table-cell>
          <table:table-cell office:value-type="string" calcext:value-type="string">
            <text:p>https://api.github.com/repos/fabric-engine/Kraken</text:p>
          </table:table-cell>
          <table:table-cell table:formula="of:=REPLACE([.B4007]; 1; 29; &quot;&quot;)" office:value-type="string" office:string-value="fabric-engine/Kraken" calcext:value-type="string">
            <text:p>fabric-engine/Kraken</text:p>
          </table:table-cell>
        </table:table-row>
        <table:table-row table:style-name="ro1">
          <table:table-cell office:value-type="float" office:value="23829519" calcext:value-type="float">
            <text:p>23829519</text:p>
          </table:table-cell>
          <table:table-cell office:value-type="string" calcext:value-type="string">
            <text:p>https://api.github.com/repos/LockGit/Hacking</text:p>
          </table:table-cell>
          <table:table-cell table:formula="of:=REPLACE([.B4008]; 1; 29; &quot;&quot;)" office:value-type="string" office:string-value="LockGit/Hacking" calcext:value-type="string">
            <text:p>LockGit/Hacking</text:p>
          </table:table-cell>
        </table:table-row>
        <table:table-row table:style-name="ro1">
          <table:table-cell office:value-type="float" office:value="23861115" calcext:value-type="float">
            <text:p>23861115</text:p>
          </table:table-cell>
          <table:table-cell office:value-type="string" calcext:value-type="string">
            <text:p>https://api.github.com/repos/CMSEdge/Framework</text:p>
          </table:table-cell>
          <table:table-cell table:formula="of:=REPLACE([.B4009]; 1; 29; &quot;&quot;)" office:value-type="string" office:string-value="CMSEdge/Framework" calcext:value-type="string">
            <text:p>CMSEdge/Framework</text:p>
          </table:table-cell>
        </table:table-row>
        <table:table-row table:style-name="ro1">
          <table:table-cell office:value-type="float" office:value="23919469" calcext:value-type="float">
            <text:p>23919469</text:p>
          </table:table-cell>
          <table:table-cell office:value-type="string" calcext:value-type="string">
            <text:p>https://api.github.com/repos/nutti/Introduction-to-Add-on-Development-in-Blender</text:p>
          </table:table-cell>
          <table:table-cell table:formula="of:=REPLACE([.B4010]; 1; 29; &quot;&quot;)" office:value-type="string" office:string-value="nutti/Introduction-to-Add-on-Development-in-Blender" calcext:value-type="string">
            <text:p>nutti/Introduction-to-Add-on-Development-in-Blender</text:p>
          </table:table-cell>
        </table:table-row>
        <table:table-row table:style-name="ro1">
          <table:table-cell office:value-type="float" office:value="23971238" calcext:value-type="float">
            <text:p>23971238</text:p>
          </table:table-cell>
          <table:table-cell office:value-type="string" calcext:value-type="string">
            <text:p>https://api.github.com/repos/marcelveldt/script.skin.helper.service</text:p>
          </table:table-cell>
          <table:table-cell table:formula="of:=REPLACE([.B4011]; 1; 29; &quot;&quot;)" office:value-type="string" office:string-value="marcelveldt/script.skin.helper.service" calcext:value-type="string">
            <text:p>marcelveldt/script.skin.helper.service</text:p>
          </table:table-cell>
        </table:table-row>
        <table:table-row table:style-name="ro1">
          <table:table-cell office:value-type="float" office:value="23993584" calcext:value-type="float">
            <text:p>23993584</text:p>
          </table:table-cell>
          <table:table-cell office:value-type="string" calcext:value-type="string">
            <text:p>https://api.github.com/repos/lmaurits/BEASTling</text:p>
          </table:table-cell>
          <table:table-cell table:formula="of:=REPLACE([.B4012]; 1; 29; &quot;&quot;)" office:value-type="string" office:string-value="lmaurits/BEASTling" calcext:value-type="string">
            <text:p>lmaurits/BEASTling</text:p>
          </table:table-cell>
        </table:table-row>
        <table:table-row table:style-name="ro1">
          <table:table-cell office:value-type="float" office:value="24039377" calcext:value-type="float">
            <text:p>24039377</text:p>
          </table:table-cell>
          <table:table-cell office:value-type="string" calcext:value-type="string">
            <text:p>https://api.github.com/repos/molpopgen/fwdpy</text:p>
          </table:table-cell>
          <table:table-cell table:formula="of:=REPLACE([.B4013]; 1; 29; &quot;&quot;)" office:value-type="string" office:string-value="molpopgen/fwdpy" calcext:value-type="string">
            <text:p>molpopgen/fwdpy</text:p>
          </table:table-cell>
        </table:table-row>
        <table:table-row table:style-name="ro1">
          <table:table-cell office:value-type="float" office:value="24071462" calcext:value-type="float">
            <text:p>24071462</text:p>
          </table:table-cell>
          <table:table-cell office:value-type="string" calcext:value-type="string">
            <text:p>https://api.github.com/repos/lsst/obs_decam</text:p>
          </table:table-cell>
          <table:table-cell table:formula="of:=REPLACE([.B4014]; 1; 29; &quot;&quot;)" office:value-type="string" office:string-value="lsst/obs_decam" calcext:value-type="string">
            <text:p>lsst/obs_decam</text:p>
          </table:table-cell>
        </table:table-row>
        <table:table-row table:style-name="ro1">
          <table:table-cell office:value-type="float" office:value="24078486" calcext:value-type="float">
            <text:p>24078486</text:p>
          </table:table-cell>
          <table:table-cell office:value-type="string" calcext:value-type="string">
            <text:p>https://api.github.com/repos/numbbo/coco</text:p>
          </table:table-cell>
          <table:table-cell table:formula="of:=REPLACE([.B4015]; 1; 29; &quot;&quot;)" office:value-type="string" office:string-value="numbbo/coco" calcext:value-type="string">
            <text:p>numbbo/coco</text:p>
          </table:table-cell>
        </table:table-row>
        <table:table-row table:style-name="ro1">
          <table:table-cell office:value-type="float" office:value="24104741" calcext:value-type="float">
            <text:p>24104741</text:p>
          </table:table-cell>
          <table:table-cell office:value-type="string" calcext:value-type="string">
            <text:p>https://api.github.com/repos/iDigBio/idb-backend</text:p>
          </table:table-cell>
          <table:table-cell table:formula="of:=REPLACE([.B4016]; 1; 29; &quot;&quot;)" office:value-type="string" office:string-value="iDigBio/idb-backend" calcext:value-type="string">
            <text:p>iDigBio/idb-backend</text:p>
          </table:table-cell>
        </table:table-row>
        <table:table-row table:style-name="ro1">
          <table:table-cell office:value-type="float" office:value="24116777" calcext:value-type="float">
            <text:p>24116777</text:p>
          </table:table-cell>
          <table:table-cell office:value-type="string" calcext:value-type="string">
            <text:p>https://api.github.com/repos/Genomon-Project/genomon-docs</text:p>
          </table:table-cell>
          <table:table-cell table:formula="of:=REPLACE([.B4017]; 1; 29; &quot;&quot;)" office:value-type="string" office:string-value="Genomon-Project/genomon-docs" calcext:value-type="string">
            <text:p>Genomon-Project/genomon-docs</text:p>
          </table:table-cell>
        </table:table-row>
        <table:table-row table:style-name="ro1">
          <table:table-cell office:value-type="float" office:value="24135534" calcext:value-type="float">
            <text:p>24135534</text:p>
          </table:table-cell>
          <table:table-cell office:value-type="string" calcext:value-type="string">
            <text:p>https://api.github.com/repos/lbryio/lbry</text:p>
          </table:table-cell>
          <table:table-cell table:formula="of:=REPLACE([.B4018]; 1; 29; &quot;&quot;)" office:value-type="string" office:string-value="lbryio/lbry" calcext:value-type="string">
            <text:p>lbryio/lbry</text:p>
          </table:table-cell>
        </table:table-row>
        <table:table-row table:style-name="ro1">
          <table:table-cell office:value-type="float" office:value="24144935" calcext:value-type="float">
            <text:p>24144935</text:p>
          </table:table-cell>
          <table:table-cell office:value-type="string" calcext:value-type="string">
            <text:p>https://api.github.com/repos/dsclementsen/contributions</text:p>
          </table:table-cell>
          <table:table-cell table:formula="of:=REPLACE([.B4019]; 1; 29; &quot;&quot;)" office:value-type="string" office:string-value="dsclementsen/contributions" calcext:value-type="string">
            <text:p>dsclementsen/contributions</text:p>
          </table:table-cell>
        </table:table-row>
        <table:table-row table:style-name="ro1">
          <table:table-cell office:value-type="float" office:value="24147612" calcext:value-type="float">
            <text:p>24147612</text:p>
          </table:table-cell>
          <table:table-cell office:value-type="string" calcext:value-type="string">
            <text:p>https://api.github.com/repos/citp/genetic_privacy</text:p>
          </table:table-cell>
          <table:table-cell table:formula="of:=REPLACE([.B4020]; 1; 29; &quot;&quot;)" office:value-type="string" office:string-value="citp/genetic_privacy" calcext:value-type="string">
            <text:p>citp/genetic_privacy</text:p>
          </table:table-cell>
        </table:table-row>
        <table:table-row table:style-name="ro1">
          <table:table-cell office:value-type="float" office:value="24150462" calcext:value-type="float">
            <text:p>24150462</text:p>
          </table:table-cell>
          <table:table-cell office:value-type="string" calcext:value-type="string">
            <text:p>https://api.github.com/repos/infolab-csail/WikipediaBase</text:p>
          </table:table-cell>
          <table:table-cell table:formula="of:=REPLACE([.B4021]; 1; 29; &quot;&quot;)" office:value-type="string" office:string-value="infolab-csail/WikipediaBase" calcext:value-type="string">
            <text:p>infolab-csail/WikipediaBase</text:p>
          </table:table-cell>
        </table:table-row>
        <table:table-row table:style-name="ro1">
          <table:table-cell office:value-type="float" office:value="24151620" calcext:value-type="float">
            <text:p>24151620</text:p>
          </table:table-cell>
          <table:table-cell office:value-type="string" calcext:value-type="string">
            <text:p>https://api.github.com/repos/fls-bioinformatics-core/auto_process_ngs</text:p>
          </table:table-cell>
          <table:table-cell table:formula="of:=REPLACE([.B4022]; 1; 29; &quot;&quot;)" office:value-type="string" office:string-value="fls-bioinformatics-core/auto_process_ngs" calcext:value-type="string">
            <text:p>fls-bioinformatics-core/auto_process_ngs</text:p>
          </table:table-cell>
        </table:table-row>
        <table:table-row table:style-name="ro1">
          <table:table-cell office:value-type="float" office:value="24165872" calcext:value-type="float">
            <text:p>24165872</text:p>
          </table:table-cell>
          <table:table-cell office:value-type="string" calcext:value-type="string">
            <text:p>https://api.github.com/repos/echronos/echronos</text:p>
          </table:table-cell>
          <table:table-cell table:formula="of:=REPLACE([.B4023]; 1; 29; &quot;&quot;)" office:value-type="string" office:string-value="echronos/echronos" calcext:value-type="string">
            <text:p>echronos/echronos</text:p>
          </table:table-cell>
        </table:table-row>
        <table:table-row table:style-name="ro1">
          <table:table-cell office:value-type="float" office:value="24180010" calcext:value-type="float">
            <text:p>24180010</text:p>
          </table:table-cell>
          <table:table-cell office:value-type="string" calcext:value-type="string">
            <text:p>https://api.github.com/repos/hasegaw/IkaLog</text:p>
          </table:table-cell>
          <table:table-cell table:formula="of:=REPLACE([.B4024]; 1; 29; &quot;&quot;)" office:value-type="string" office:string-value="hasegaw/IkaLog" calcext:value-type="string">
            <text:p>hasegaw/IkaLog</text:p>
          </table:table-cell>
        </table:table-row>
        <table:table-row table:style-name="ro1">
          <table:table-cell office:value-type="float" office:value="24183085" calcext:value-type="float">
            <text:p>24183085</text:p>
          </table:table-cell>
          <table:table-cell office:value-type="string" calcext:value-type="string">
            <text:p>https://api.github.com/repos/uchicago-sg/caravel</text:p>
          </table:table-cell>
          <table:table-cell table:formula="of:=REPLACE([.B4025]; 1; 29; &quot;&quot;)" office:value-type="string" office:string-value="uchicago-sg/caravel" calcext:value-type="string">
            <text:p>uchicago-sg/caravel</text:p>
          </table:table-cell>
        </table:table-row>
        <table:table-row table:style-name="ro1">
          <table:table-cell office:value-type="float" office:value="24196257" calcext:value-type="float">
            <text:p>24196257</text:p>
          </table:table-cell>
          <table:table-cell office:value-type="string" calcext:value-type="string">
            <text:p>https://api.github.com/repos/stormpath/stormpath-documentation</text:p>
          </table:table-cell>
          <table:table-cell table:formula="of:=REPLACE([.B4026]; 1; 29; &quot;&quot;)" office:value-type="string" office:string-value="stormpath/stormpath-documentation" calcext:value-type="string">
            <text:p>stormpath/stormpath-documentation</text:p>
          </table:table-cell>
        </table:table-row>
        <table:table-row table:style-name="ro1">
          <table:table-cell office:value-type="float" office:value="24201782" calcext:value-type="float">
            <text:p>24201782</text:p>
          </table:table-cell>
          <table:table-cell office:value-type="string" calcext:value-type="string">
            <text:p>https://api.github.com/repos/InfiniteFlightAirportEditing/Navigation</text:p>
          </table:table-cell>
          <table:table-cell table:formula="of:=REPLACE([.B4027]; 1; 29; &quot;&quot;)" office:value-type="string" office:string-value="InfiniteFlightAirportEditing/Navigation" calcext:value-type="string">
            <text:p>InfiniteFlightAirportEditing/Navigation</text:p>
          </table:table-cell>
        </table:table-row>
        <table:table-row table:style-name="ro1">
          <table:table-cell office:value-type="float" office:value="24203876" calcext:value-type="float">
            <text:p>24203876</text:p>
          </table:table-cell>
          <table:table-cell office:value-type="string" calcext:value-type="string">
            <text:p>https://api.github.com/repos/ADFD/adfd</text:p>
          </table:table-cell>
          <table:table-cell table:formula="of:=REPLACE([.B4028]; 1; 29; &quot;&quot;)" office:value-type="string" office:string-value="ADFD/adfd" calcext:value-type="string">
            <text:p>ADFD/adfd</text:p>
          </table:table-cell>
        </table:table-row>
        <table:table-row table:style-name="ro1">
          <table:table-cell office:value-type="float" office:value="24203975" calcext:value-type="float">
            <text:p>24203975</text:p>
          </table:table-cell>
          <table:table-cell office:value-type="string" calcext:value-type="string">
            <text:p>https://api.github.com/repos/QingdaoU/OnlineJudge</text:p>
          </table:table-cell>
          <table:table-cell table:formula="of:=REPLACE([.B4029]; 1; 29; &quot;&quot;)" office:value-type="string" office:string-value="QingdaoU/OnlineJudge" calcext:value-type="string">
            <text:p>QingdaoU/OnlineJudge</text:p>
          </table:table-cell>
        </table:table-row>
        <table:table-row table:style-name="ro1">
          <table:table-cell office:value-type="float" office:value="24234123" calcext:value-type="float">
            <text:p>24234123</text:p>
          </table:table-cell>
          <table:table-cell office:value-type="string" calcext:value-type="string">
            <text:p>https://api.github.com/repos/pybee/voc</text:p>
          </table:table-cell>
          <table:table-cell table:formula="of:=REPLACE([.B4030]; 1; 29; &quot;&quot;)" office:value-type="string" office:string-value="pybee/voc" calcext:value-type="string">
            <text:p>pybee/voc</text:p>
          </table:table-cell>
        </table:table-row>
        <table:table-row table:style-name="ro1">
          <table:table-cell office:value-type="float" office:value="24235645" calcext:value-type="float">
            <text:p>24235645</text:p>
          </table:table-cell>
          <table:table-cell office:value-type="string" calcext:value-type="string">
            <text:p>https://api.github.com/repos/gilestrolab/ethoscope</text:p>
          </table:table-cell>
          <table:table-cell table:formula="of:=REPLACE([.B4031]; 1; 29; &quot;&quot;)" office:value-type="string" office:string-value="gilestrolab/ethoscope" calcext:value-type="string">
            <text:p>gilestrolab/ethoscope</text:p>
          </table:table-cell>
        </table:table-row>
        <table:table-row table:style-name="ro1">
          <table:table-cell office:value-type="float" office:value="24269142" calcext:value-type="float">
            <text:p>24269142</text:p>
          </table:table-cell>
          <table:table-cell office:value-type="string" calcext:value-type="string">
            <text:p>https://api.github.com/repos/ISISComputingGroup/EPICS-inst_servers</text:p>
          </table:table-cell>
          <table:table-cell table:formula="of:=REPLACE([.B4032]; 1; 29; &quot;&quot;)" office:value-type="string" office:string-value="ISISComputingGroup/EPICS-inst_servers" calcext:value-type="string">
            <text:p>ISISComputingGroup/EPICS-inst_servers</text:p>
          </table:table-cell>
        </table:table-row>
        <table:table-row table:style-name="ro1">
          <table:table-cell office:value-type="float" office:value="24285854" calcext:value-type="float">
            <text:p>24285854</text:p>
          </table:table-cell>
          <table:table-cell office:value-type="string" calcext:value-type="string">
            <text:p>https://api.github.com/repos/bjorns/aem-cmd</text:p>
          </table:table-cell>
          <table:table-cell table:formula="of:=REPLACE([.B4033]; 1; 29; &quot;&quot;)" office:value-type="string" office:string-value="bjorns/aem-cmd" calcext:value-type="string">
            <text:p>bjorns/aem-cmd</text:p>
          </table:table-cell>
        </table:table-row>
        <table:table-row table:style-name="ro1">
          <table:table-cell office:value-type="float" office:value="24289870" calcext:value-type="float">
            <text:p>24289870</text:p>
          </table:table-cell>
          <table:table-cell office:value-type="string" calcext:value-type="string">
            <text:p>https://api.github.com/repos/eirannejad/pyRevit</text:p>
          </table:table-cell>
          <table:table-cell table:formula="of:=REPLACE([.B4034]; 1; 29; &quot;&quot;)" office:value-type="string" office:string-value="eirannejad/pyRevit" calcext:value-type="string">
            <text:p>eirannejad/pyRevit</text:p>
          </table:table-cell>
        </table:table-row>
        <table:table-row table:style-name="ro1">
          <table:table-cell office:value-type="float" office:value="24294883" calcext:value-type="float">
            <text:p>24294883</text:p>
          </table:table-cell>
          <table:table-cell office:value-type="string" calcext:value-type="string">
            <text:p>https://api.github.com/repos/c2corg/v6_api</text:p>
          </table:table-cell>
          <table:table-cell table:formula="of:=REPLACE([.B4035]; 1; 29; &quot;&quot;)" office:value-type="string" office:string-value="c2corg/v6_api" calcext:value-type="string">
            <text:p>c2corg/v6_api</text:p>
          </table:table-cell>
        </table:table-row>
        <table:table-row table:style-name="ro1">
          <table:table-cell office:value-type="float" office:value="24295810" calcext:value-type="float">
            <text:p>24295810</text:p>
          </table:table-cell>
          <table:table-cell office:value-type="string" calcext:value-type="string">
            <text:p>https://api.github.com/repos/sandeepbaldawa/Programming-Concepts-Python</text:p>
          </table:table-cell>
          <table:table-cell table:formula="of:=REPLACE([.B4036]; 1; 29; &quot;&quot;)" office:value-type="string" office:string-value="sandeepbaldawa/Programming-Concepts-Python" calcext:value-type="string">
            <text:p>sandeepbaldawa/Programming-Concepts-Python</text:p>
          </table:table-cell>
        </table:table-row>
        <table:table-row table:style-name="ro1">
          <table:table-cell office:value-type="float" office:value="24298498" calcext:value-type="float">
            <text:p>24298498</text:p>
          </table:table-cell>
          <table:table-cell office:value-type="string" calcext:value-type="string">
            <text:p>https://api.github.com/repos/uzh/gc3pie</text:p>
          </table:table-cell>
          <table:table-cell table:formula="of:=REPLACE([.B4037]; 1; 29; &quot;&quot;)" office:value-type="string" office:string-value="uzh/gc3pie" calcext:value-type="string">
            <text:p>uzh/gc3pie</text:p>
          </table:table-cell>
        </table:table-row>
        <table:table-row table:style-name="ro1">
          <table:table-cell office:value-type="float" office:value="24304259" calcext:value-type="float">
            <text:p>24304259</text:p>
          </table:table-cell>
          <table:table-cell office:value-type="string" calcext:value-type="string">
            <text:p>https://api.github.com/repos/pressel/pycles</text:p>
          </table:table-cell>
          <table:table-cell table:formula="of:=REPLACE([.B4038]; 1; 29; &quot;&quot;)" office:value-type="string" office:string-value="pressel/pycles" calcext:value-type="string">
            <text:p>pressel/pycles</text:p>
          </table:table-cell>
        </table:table-row>
        <table:table-row table:style-name="ro1">
          <table:table-cell office:value-type="float" office:value="24347090" calcext:value-type="float">
            <text:p>24347090</text:p>
          </table:table-cell>
          <table:table-cell office:value-type="string" calcext:value-type="string">
            <text:p>https://api.github.com/repos/ritviksahajpal/GLM</text:p>
          </table:table-cell>
          <table:table-cell table:formula="of:=REPLACE([.B4039]; 1; 29; &quot;&quot;)" office:value-type="string" office:string-value="ritviksahajpal/GLM" calcext:value-type="string">
            <text:p>ritviksahajpal/GLM</text:p>
          </table:table-cell>
        </table:table-row>
        <table:table-row table:style-name="ro1">
          <table:table-cell office:value-type="float" office:value="24401936" calcext:value-type="float">
            <text:p>24401936</text:p>
          </table:table-cell>
          <table:table-cell office:value-type="string" calcext:value-type="string">
            <text:p>https://api.github.com/repos/sciCloud/olims</text:p>
          </table:table-cell>
          <table:table-cell table:formula="of:=REPLACE([.B4040]; 1; 29; &quot;&quot;)" office:value-type="string" office:string-value="sciCloud/olims" calcext:value-type="string">
            <text:p>sciCloud/olims</text:p>
          </table:table-cell>
        </table:table-row>
        <table:table-row table:style-name="ro1">
          <table:table-cell office:value-type="float" office:value="24520041" calcext:value-type="float">
            <text:p>24520041</text:p>
          </table:table-cell>
          <table:table-cell office:value-type="string" calcext:value-type="string">
            <text:p>https://api.github.com/repos/karlzipser/kzpy3.0</text:p>
          </table:table-cell>
          <table:table-cell table:formula="of:=REPLACE([.B4041]; 1; 29; &quot;&quot;)" office:value-type="string" office:string-value="karlzipser/kzpy3.0" calcext:value-type="string">
            <text:p>karlzipser/kzpy3.0</text:p>
          </table:table-cell>
        </table:table-row>
        <table:table-row table:style-name="ro1">
          <table:table-cell office:value-type="float" office:value="24535871" calcext:value-type="float">
            <text:p>24535871</text:p>
          </table:table-cell>
          <table:table-cell office:value-type="string" calcext:value-type="string">
            <text:p>https://api.github.com/repos/Rapptz/discord.py</text:p>
          </table:table-cell>
          <table:table-cell table:formula="of:=REPLACE([.B4042]; 1; 29; &quot;&quot;)" office:value-type="string" office:string-value="Rapptz/discord.py" calcext:value-type="string">
            <text:p>Rapptz/discord.py</text:p>
          </table:table-cell>
        </table:table-row>
        <table:table-row table:style-name="ro1">
          <table:table-cell office:value-type="float" office:value="24557083" calcext:value-type="float">
            <text:p>24557083</text:p>
          </table:table-cell>
          <table:table-cell office:value-type="string" calcext:value-type="string">
            <text:p>https://api.github.com/repos/ocf/ocfweb</text:p>
          </table:table-cell>
          <table:table-cell table:formula="of:=REPLACE([.B4043]; 1; 29; &quot;&quot;)" office:value-type="string" office:string-value="ocf/ocfweb" calcext:value-type="string">
            <text:p>ocf/ocfweb</text:p>
          </table:table-cell>
        </table:table-row>
        <table:table-row table:style-name="ro1">
          <table:table-cell office:value-type="float" office:value="24557393" calcext:value-type="float">
            <text:p>24557393</text:p>
          </table:table-cell>
          <table:table-cell office:value-type="string" calcext:value-type="string">
            <text:p>https://api.github.com/repos/kodinerds/repo</text:p>
          </table:table-cell>
          <table:table-cell table:formula="of:=REPLACE([.B4044]; 1; 29; &quot;&quot;)" office:value-type="string" office:string-value="kodinerds/repo" calcext:value-type="string">
            <text:p>kodinerds/repo</text:p>
          </table:table-cell>
        </table:table-row>
        <table:table-row table:style-name="ro1">
          <table:table-cell office:value-type="float" office:value="24565823" calcext:value-type="float">
            <text:p>24565823</text:p>
          </table:table-cell>
          <table:table-cell office:value-type="string" calcext:value-type="string">
            <text:p>https://api.github.com/repos/superdesk/superdesk-core</text:p>
          </table:table-cell>
          <table:table-cell table:formula="of:=REPLACE([.B4045]; 1; 29; &quot;&quot;)" office:value-type="string" office:string-value="superdesk/superdesk-core" calcext:value-type="string">
            <text:p>superdesk/superdesk-core</text:p>
          </table:table-cell>
        </table:table-row>
        <table:table-row table:style-name="ro1">
          <table:table-cell office:value-type="float" office:value="24576312" calcext:value-type="float">
            <text:p>24576312</text:p>
          </table:table-cell>
          <table:table-cell office:value-type="string" calcext:value-type="string">
            <text:p>https://api.github.com/repos/NiJeLorg/GAHTC</text:p>
          </table:table-cell>
          <table:table-cell table:formula="of:=REPLACE([.B4046]; 1; 29; &quot;&quot;)" office:value-type="string" office:string-value="NiJeLorg/GAHTC" calcext:value-type="string">
            <text:p>NiJeLorg/GAHTC</text:p>
          </table:table-cell>
        </table:table-row>
        <table:table-row table:style-name="ro1">
          <table:table-cell office:value-type="float" office:value="24580789" calcext:value-type="float">
            <text:p>24580789</text:p>
          </table:table-cell>
          <table:table-cell office:value-type="string" calcext:value-type="string">
            <text:p>https://api.github.com/repos/bplimley/etrack</text:p>
          </table:table-cell>
          <table:table-cell table:formula="of:=REPLACE([.B4047]; 1; 29; &quot;&quot;)" office:value-type="string" office:string-value="bplimley/etrack" calcext:value-type="string">
            <text:p>bplimley/etrack</text:p>
          </table:table-cell>
        </table:table-row>
        <table:table-row table:style-name="ro1">
          <table:table-cell office:value-type="float" office:value="24589678" calcext:value-type="float">
            <text:p>24589678</text:p>
          </table:table-cell>
          <table:table-cell office:value-type="string" calcext:value-type="string">
            <text:p>https://api.github.com/repos/botswana-harvard/microbiome</text:p>
          </table:table-cell>
          <table:table-cell table:formula="of:=REPLACE([.B4048]; 1; 29; &quot;&quot;)" office:value-type="string" office:string-value="botswana-harvard/microbiome" calcext:value-type="string">
            <text:p>botswana-harvard/microbiome</text:p>
          </table:table-cell>
        </table:table-row>
        <table:table-row table:style-name="ro1">
          <table:table-cell office:value-type="float" office:value="24633008" calcext:value-type="float">
            <text:p>24633008</text:p>
          </table:table-cell>
          <table:table-cell office:value-type="string" calcext:value-type="string">
            <text:p>https://api.github.com/repos/afrolovskiy/akvant</text:p>
          </table:table-cell>
          <table:table-cell table:formula="of:=REPLACE([.B4049]; 1; 29; &quot;&quot;)" office:value-type="string" office:string-value="afrolovskiy/akvant" calcext:value-type="string">
            <text:p>afrolovskiy/akvant</text:p>
          </table:table-cell>
        </table:table-row>
        <table:table-row table:style-name="ro1">
          <table:table-cell office:value-type="float" office:value="24662942" calcext:value-type="float">
            <text:p>24662942</text:p>
          </table:table-cell>
          <table:table-cell office:value-type="string" calcext:value-type="string">
            <text:p>https://api.github.com/repos/K4zuki/yet-another-ble-chip</text:p>
          </table:table-cell>
          <table:table-cell table:formula="of:=REPLACE([.B4050]; 1; 29; &quot;&quot;)" office:value-type="string" office:string-value="K4zuki/yet-another-ble-chip" calcext:value-type="string">
            <text:p>K4zuki/yet-another-ble-chip</text:p>
          </table:table-cell>
        </table:table-row>
        <table:table-row table:style-name="ro1">
          <table:table-cell office:value-type="float" office:value="24700410" calcext:value-type="float">
            <text:p>24700410</text:p>
          </table:table-cell>
          <table:table-cell office:value-type="string" calcext:value-type="string">
            <text:p>https://api.github.com/repos/michaelcrubenstein/consentrecords</text:p>
          </table:table-cell>
          <table:table-cell table:formula="of:=REPLACE([.B4051]; 1; 29; &quot;&quot;)" office:value-type="string" office:string-value="michaelcrubenstein/consentrecords" calcext:value-type="string">
            <text:p>michaelcrubenstein/consentrecords</text:p>
          </table:table-cell>
        </table:table-row>
        <table:table-row table:style-name="ro1">
          <table:table-cell office:value-type="float" office:value="24734206" calcext:value-type="float">
            <text:p>24734206</text:p>
          </table:table-cell>
          <table:table-cell office:value-type="string" calcext:value-type="string">
            <text:p>https://api.github.com/repos/kianmeng/ten-thousand-steps</text:p>
          </table:table-cell>
          <table:table-cell table:formula="of:=REPLACE([.B4052]; 1; 29; &quot;&quot;)" office:value-type="string" office:string-value="kianmeng/ten-thousand-steps" calcext:value-type="string">
            <text:p>kianmeng/ten-thousand-steps</text:p>
          </table:table-cell>
        </table:table-row>
        <table:table-row table:style-name="ro1">
          <table:table-cell office:value-type="float" office:value="24735458" calcext:value-type="float">
            <text:p>24735458</text:p>
          </table:table-cell>
          <table:table-cell office:value-type="string" calcext:value-type="string">
            <text:p>https://api.github.com/repos/AuburnACM/auacm</text:p>
          </table:table-cell>
          <table:table-cell table:formula="of:=REPLACE([.B4053]; 1; 29; &quot;&quot;)" office:value-type="string" office:string-value="AuburnACM/auacm" calcext:value-type="string">
            <text:p>AuburnACM/auacm</text:p>
          </table:table-cell>
        </table:table-row>
        <table:table-row table:style-name="ro1">
          <table:table-cell office:value-type="float" office:value="24741686" calcext:value-type="float">
            <text:p>24741686</text:p>
          </table:table-cell>
          <table:table-cell office:value-type="string" calcext:value-type="string">
            <text:p>https://api.github.com/repos/Alignak-monitoring-contrib/alignak-backend</text:p>
          </table:table-cell>
          <table:table-cell table:formula="of:=REPLACE([.B4054]; 1; 29; &quot;&quot;)" office:value-type="string" office:string-value="Alignak-monitoring-contrib/alignak-backend" calcext:value-type="string">
            <text:p>Alignak-monitoring-contrib/alignak-backend</text:p>
          </table:table-cell>
        </table:table-row>
        <table:table-row table:style-name="ro1">
          <table:table-cell office:value-type="float" office:value="24798413" calcext:value-type="float">
            <text:p>24798413</text:p>
          </table:table-cell>
          <table:table-cell office:value-type="string" calcext:value-type="string">
            <text:p>https://api.github.com/repos/defivelo/db</text:p>
          </table:table-cell>
          <table:table-cell table:formula="of:=REPLACE([.B4055]; 1; 29; &quot;&quot;)" office:value-type="string" office:string-value="defivelo/db" calcext:value-type="string">
            <text:p>defivelo/db</text:p>
          </table:table-cell>
        </table:table-row>
        <table:table-row table:style-name="ro1">
          <table:table-cell office:value-type="float" office:value="24808217" calcext:value-type="float">
            <text:p>24808217</text:p>
          </table:table-cell>
          <table:table-cell office:value-type="string" calcext:value-type="string">
            <text:p>https://api.github.com/repos/johnbywater/eventsourcing</text:p>
          </table:table-cell>
          <table:table-cell table:formula="of:=REPLACE([.B4056]; 1; 29; &quot;&quot;)" office:value-type="string" office:string-value="johnbywater/eventsourcing" calcext:value-type="string">
            <text:p>johnbywater/eventsourcing</text:p>
          </table:table-cell>
        </table:table-row>
        <table:table-row table:style-name="ro1">
          <table:table-cell office:value-type="float" office:value="24814334" calcext:value-type="float">
            <text:p>24814334</text:p>
          </table:table-cell>
          <table:table-cell office:value-type="string" calcext:value-type="string">
            <text:p>https://api.github.com/repos/Niboo/niboo-community</text:p>
          </table:table-cell>
          <table:table-cell table:formula="of:=REPLACE([.B4057]; 1; 29; &quot;&quot;)" office:value-type="string" office:string-value="Niboo/niboo-community" calcext:value-type="string">
            <text:p>Niboo/niboo-community</text:p>
          </table:table-cell>
        </table:table-row>
        <table:table-row table:style-name="ro1">
          <table:table-cell office:value-type="float" office:value="24820046" calcext:value-type="float">
            <text:p>24820046</text:p>
          </table:table-cell>
          <table:table-cell office:value-type="string" calcext:value-type="string">
            <text:p>https://api.github.com/repos/wireservice/agate</text:p>
          </table:table-cell>
          <table:table-cell table:formula="of:=REPLACE([.B4058]; 1; 29; &quot;&quot;)" office:value-type="string" office:string-value="wireservice/agate" calcext:value-type="string">
            <text:p>wireservice/agate</text:p>
          </table:table-cell>
        </table:table-row>
        <table:table-row table:style-name="ro1">
          <table:table-cell office:value-type="float" office:value="24825076" calcext:value-type="float">
            <text:p>24825076</text:p>
          </table:table-cell>
          <table:table-cell office:value-type="string" calcext:value-type="string">
            <text:p>https://api.github.com/repos/concretecloud/chirp</text:p>
          </table:table-cell>
          <table:table-cell table:formula="of:=REPLACE([.B4059]; 1; 29; &quot;&quot;)" office:value-type="string" office:string-value="concretecloud/chirp" calcext:value-type="string">
            <text:p>concretecloud/chirp</text:p>
          </table:table-cell>
        </table:table-row>
        <table:table-row table:style-name="ro1">
          <table:table-cell office:value-type="float" office:value="24825629" calcext:value-type="float">
            <text:p>24825629</text:p>
          </table:table-cell>
          <table:table-cell office:value-type="string" calcext:value-type="string">
            <text:p>https://api.github.com/repos/openstack/kolla</text:p>
          </table:table-cell>
          <table:table-cell table:formula="of:=REPLACE([.B4060]; 1; 29; &quot;&quot;)" office:value-type="string" office:string-value="openstack/kolla" calcext:value-type="string">
            <text:p>openstack/kolla</text:p>
          </table:table-cell>
        </table:table-row>
        <table:table-row table:style-name="ro1">
          <table:table-cell office:value-type="float" office:value="24827779" calcext:value-type="float">
            <text:p>24827779</text:p>
          </table:table-cell>
          <table:table-cell office:value-type="string" calcext:value-type="string">
            <text:p>https://api.github.com/repos/moocowmoo/dashman</text:p>
          </table:table-cell>
          <table:table-cell table:formula="of:=REPLACE([.B4061]; 1; 29; &quot;&quot;)" office:value-type="string" office:string-value="moocowmoo/dashman" calcext:value-type="string">
            <text:p>moocowmoo/dashman</text:p>
          </table:table-cell>
        </table:table-row>
        <table:table-row table:style-name="ro1">
          <table:table-cell office:value-type="float" office:value="24841797" calcext:value-type="float">
            <text:p>24841797</text:p>
          </table:table-cell>
          <table:table-cell office:value-type="string" calcext:value-type="string">
            <text:p>https://api.github.com/repos/OSU-CMS/DisappTrks</text:p>
          </table:table-cell>
          <table:table-cell table:formula="of:=REPLACE([.B4062]; 1; 29; &quot;&quot;)" office:value-type="string" office:string-value="OSU-CMS/DisappTrks" calcext:value-type="string">
            <text:p>OSU-CMS/DisappTrks</text:p>
          </table:table-cell>
        </table:table-row>
        <table:table-row table:style-name="ro1">
          <table:table-cell office:value-type="float" office:value="24843137" calcext:value-type="float">
            <text:p>24843137</text:p>
          </table:table-cell>
          <table:table-cell office:value-type="string" calcext:value-type="string">
            <text:p>https://api.github.com/repos/openstack/openstack-ansible</text:p>
          </table:table-cell>
          <table:table-cell table:formula="of:=REPLACE([.B4063]; 1; 29; &quot;&quot;)" office:value-type="string" office:string-value="openstack/openstack-ansible" calcext:value-type="string">
            <text:p>openstack/openstack-ansible</text:p>
          </table:table-cell>
        </table:table-row>
        <table:table-row table:style-name="ro1">
          <table:table-cell office:value-type="float" office:value="24853819" calcext:value-type="float">
            <text:p>24853819</text:p>
          </table:table-cell>
          <table:table-cell office:value-type="string" calcext:value-type="string">
            <text:p>https://api.github.com/repos/gwu-libraries/sfm-ui</text:p>
          </table:table-cell>
          <table:table-cell table:formula="of:=REPLACE([.B4064]; 1; 29; &quot;&quot;)" office:value-type="string" office:string-value="gwu-libraries/sfm-ui" calcext:value-type="string">
            <text:p>gwu-libraries/sfm-ui</text:p>
          </table:table-cell>
        </table:table-row>
        <table:table-row table:style-name="ro1">
          <table:table-cell office:value-type="float" office:value="24914017" calcext:value-type="float">
            <text:p>24914017</text:p>
          </table:table-cell>
          <table:table-cell office:value-type="string" calcext:value-type="string">
            <text:p>https://api.github.com/repos/google/openhtf</text:p>
          </table:table-cell>
          <table:table-cell table:formula="of:=REPLACE([.B4065]; 1; 29; &quot;&quot;)" office:value-type="string" office:string-value="google/openhtf" calcext:value-type="string">
            <text:p>google/openhtf</text:p>
          </table:table-cell>
        </table:table-row>
        <table:table-row table:style-name="ro1">
          <table:table-cell office:value-type="float" office:value="24920611" calcext:value-type="float">
            <text:p>24920611</text:p>
          </table:table-cell>
          <table:table-cell office:value-type="string" calcext:value-type="string">
            <text:p>https://api.github.com/repos/Fenice82/plugin.video.streamondemand-pureita</text:p>
          </table:table-cell>
          <table:table-cell table:formula="of:=REPLACE([.B4066]; 1; 29; &quot;&quot;)" office:value-type="string" office:string-value="Fenice82/plugin.video.streamondemand-pureita" calcext:value-type="string">
            <text:p>Fenice82/plugin.video.streamondemand-pureita</text:p>
          </table:table-cell>
        </table:table-row>
        <table:table-row table:style-name="ro1">
          <table:table-cell office:value-type="float" office:value="24925634" calcext:value-type="float">
            <text:p>24925634</text:p>
          </table:table-cell>
          <table:table-cell office:value-type="string" calcext:value-type="string">
            <text:p>https://api.github.com/repos/DoubleCiti/daimaduan.com</text:p>
          </table:table-cell>
          <table:table-cell table:formula="of:=REPLACE([.B4067]; 1; 29; &quot;&quot;)" office:value-type="string" office:string-value="DoubleCiti/daimaduan.com" calcext:value-type="string">
            <text:p>DoubleCiti/daimaduan.com</text:p>
          </table:table-cell>
        </table:table-row>
        <table:table-row table:style-name="ro1">
          <table:table-cell office:value-type="float" office:value="24926463" calcext:value-type="float">
            <text:p>24926463</text:p>
          </table:table-cell>
          <table:table-cell office:value-type="string" calcext:value-type="string">
            <text:p>https://api.github.com/repos/MiT-HEP/MonoX</text:p>
          </table:table-cell>
          <table:table-cell table:formula="of:=REPLACE([.B4068]; 1; 29; &quot;&quot;)" office:value-type="string" office:string-value="MiT-HEP/MonoX" calcext:value-type="string">
            <text:p>MiT-HEP/MonoX</text:p>
          </table:table-cell>
        </table:table-row>
        <table:table-row table:style-name="ro1">
          <table:table-cell office:value-type="float" office:value="24926868" calcext:value-type="float">
            <text:p>24926868</text:p>
          </table:table-cell>
          <table:table-cell office:value-type="string" calcext:value-type="string">
            <text:p>https://api.github.com/repos/mikeaboody/phishing-research</text:p>
          </table:table-cell>
          <table:table-cell table:formula="of:=REPLACE([.B4069]; 1; 29; &quot;&quot;)" office:value-type="string" office:string-value="mikeaboody/phishing-research" calcext:value-type="string">
            <text:p>mikeaboody/phishing-research</text:p>
          </table:table-cell>
        </table:table-row>
        <table:table-row table:style-name="ro1">
          <table:table-cell office:value-type="float" office:value="24927502" calcext:value-type="float">
            <text:p>24927502</text:p>
          </table:table-cell>
          <table:table-cell office:value-type="string" calcext:value-type="string">
            <text:p>https://api.github.com/repos/riceissa/dotfiles</text:p>
          </table:table-cell>
          <table:table-cell table:formula="of:=REPLACE([.B4070]; 1; 29; &quot;&quot;)" office:value-type="string" office:string-value="riceissa/dotfiles" calcext:value-type="string">
            <text:p>riceissa/dotfiles</text:p>
          </table:table-cell>
        </table:table-row>
        <table:table-row table:style-name="ro1">
          <table:table-cell office:value-type="float" office:value="24942392" calcext:value-type="float">
            <text:p>24942392</text:p>
          </table:table-cell>
          <table:table-cell office:value-type="string" calcext:value-type="string">
            <text:p>https://api.github.com/repos/PermutaTriangle/Permuta</text:p>
          </table:table-cell>
          <table:table-cell table:formula="of:=REPLACE([.B4071]; 1; 29; &quot;&quot;)" office:value-type="string" office:string-value="PermutaTriangle/Permuta" calcext:value-type="string">
            <text:p>PermutaTriangle/Permuta</text:p>
          </table:table-cell>
        </table:table-row>
        <table:table-row table:style-name="ro1">
          <table:table-cell office:value-type="float" office:value="24943411" calcext:value-type="float">
            <text:p>24943411</text:p>
          </table:table-cell>
          <table:table-cell office:value-type="string" calcext:value-type="string">
            <text:p>https://api.github.com/repos/francisco-betancourt/ctrlpyme4</text:p>
          </table:table-cell>
          <table:table-cell table:formula="of:=REPLACE([.B4072]; 1; 29; &quot;&quot;)" office:value-type="string" office:string-value="francisco-betancourt/ctrlpyme4" calcext:value-type="string">
            <text:p>francisco-betancourt/ctrlpyme4</text:p>
          </table:table-cell>
        </table:table-row>
        <table:table-row table:style-name="ro1">
          <table:table-cell office:value-type="float" office:value="24945921" calcext:value-type="float">
            <text:p>24945921</text:p>
          </table:table-cell>
          <table:table-cell office:value-type="string" calcext:value-type="string">
            <text:p>https://api.github.com/repos/llevar/germline-regenotyper</text:p>
          </table:table-cell>
          <table:table-cell table:formula="of:=REPLACE([.B4073]; 1; 29; &quot;&quot;)" office:value-type="string" office:string-value="llevar/germline-regenotyper" calcext:value-type="string">
            <text:p>llevar/germline-regenotyper</text:p>
          </table:table-cell>
        </table:table-row>
        <table:table-row table:style-name="ro1">
          <table:table-cell office:value-type="float" office:value="24951574" calcext:value-type="float">
            <text:p>24951574</text:p>
          </table:table-cell>
          <table:table-cell office:value-type="string" calcext:value-type="string">
            <text:p>https://api.github.com/repos/SlicerProstate/SliceTracker</text:p>
          </table:table-cell>
          <table:table-cell table:formula="of:=REPLACE([.B4074]; 1; 29; &quot;&quot;)" office:value-type="string" office:string-value="SlicerProstate/SliceTracker" calcext:value-type="string">
            <text:p>SlicerProstate/SliceTracker</text:p>
          </table:table-cell>
        </table:table-row>
        <table:table-row table:style-name="ro1">
          <table:table-cell office:value-type="float" office:value="24956966" calcext:value-type="float">
            <text:p>24956966</text:p>
          </table:table-cell>
          <table:table-cell office:value-type="string" calcext:value-type="string">
            <text:p>https://api.github.com/repos/wsfreund/TuningTools</text:p>
          </table:table-cell>
          <table:table-cell table:formula="of:=REPLACE([.B4075]; 1; 29; &quot;&quot;)" office:value-type="string" office:string-value="wsfreund/TuningTools" calcext:value-type="string">
            <text:p>wsfreund/TuningTools</text:p>
          </table:table-cell>
        </table:table-row>
        <table:table-row table:style-name="ro1">
          <table:table-cell office:value-type="float" office:value="24959779" calcext:value-type="float">
            <text:p>24959779</text:p>
          </table:table-cell>
          <table:table-cell office:value-type="string" calcext:value-type="string">
            <text:p>https://api.github.com/repos/Zanzibar82/plugin.video.streamondemand</text:p>
          </table:table-cell>
          <table:table-cell table:formula="of:=REPLACE([.B4076]; 1; 29; &quot;&quot;)" office:value-type="string" office:string-value="Zanzibar82/plugin.video.streamondemand" calcext:value-type="string">
            <text:p>Zanzibar82/plugin.video.streamondemand</text:p>
          </table:table-cell>
        </table:table-row>
        <table:table-row table:style-name="ro1">
          <table:table-cell office:value-type="float" office:value="24960934" calcext:value-type="float">
            <text:p>24960934</text:p>
          </table:table-cell>
          <table:table-cell office:value-type="string" calcext:value-type="string">
            <text:p>https://api.github.com/repos/KC3Kai/kc3-translations</text:p>
          </table:table-cell>
          <table:table-cell table:formula="of:=REPLACE([.B4077]; 1; 29; &quot;&quot;)" office:value-type="string" office:string-value="KC3Kai/kc3-translations" calcext:value-type="string">
            <text:p>KC3Kai/kc3-translations</text:p>
          </table:table-cell>
        </table:table-row>
        <table:table-row table:style-name="ro1">
          <table:table-cell office:value-type="float" office:value="24961690" calcext:value-type="float">
            <text:p>24961690</text:p>
          </table:table-cell>
          <table:table-cell office:value-type="string" calcext:value-type="string">
            <text:p>https://api.github.com/repos/vhilab/homelessness-study</text:p>
          </table:table-cell>
          <table:table-cell table:formula="of:=REPLACE([.B4078]; 1; 29; &quot;&quot;)" office:value-type="string" office:string-value="vhilab/homelessness-study" calcext:value-type="string">
            <text:p>vhilab/homelessness-study</text:p>
          </table:table-cell>
        </table:table-row>
        <table:table-row table:style-name="ro1">
          <table:table-cell office:value-type="float" office:value="24963054" calcext:value-type="float">
            <text:p>24963054</text:p>
          </table:table-cell>
          <table:table-cell office:value-type="string" calcext:value-type="string">
            <text:p>https://api.github.com/repos/craftr-build/craftr</text:p>
          </table:table-cell>
          <table:table-cell table:formula="of:=REPLACE([.B4079]; 1; 29; &quot;&quot;)" office:value-type="string" office:string-value="craftr-build/craftr" calcext:value-type="string">
            <text:p>craftr-build/craftr</text:p>
          </table:table-cell>
        </table:table-row>
        <table:table-row table:style-name="ro1">
          <table:table-cell office:value-type="float" office:value="24963797" calcext:value-type="float">
            <text:p>24963797</text:p>
          </table:table-cell>
          <table:table-cell office:value-type="string" calcext:value-type="string">
            <text:p>https://api.github.com/repos/simonsonc/blm-glo-mosaic</text:p>
          </table:table-cell>
          <table:table-cell table:formula="of:=REPLACE([.B4080]; 1; 29; &quot;&quot;)" office:value-type="string" office:string-value="simonsonc/blm-glo-mosaic" calcext:value-type="string">
            <text:p>simonsonc/blm-glo-mosaic</text:p>
          </table:table-cell>
        </table:table-row>
        <table:table-row table:style-name="ro1">
          <table:table-cell office:value-type="float" office:value="24970472" calcext:value-type="float">
            <text:p>24970472</text:p>
          </table:table-cell>
          <table:table-cell office:value-type="string" calcext:value-type="string">
            <text:p>https://api.github.com/repos/shadow-robot/sr_interface</text:p>
          </table:table-cell>
          <table:table-cell table:formula="of:=REPLACE([.B4081]; 1; 29; &quot;&quot;)" office:value-type="string" office:string-value="shadow-robot/sr_interface" calcext:value-type="string">
            <text:p>shadow-robot/sr_interface</text:p>
          </table:table-cell>
        </table:table-row>
        <table:table-row table:style-name="ro1">
          <table:table-cell office:value-type="float" office:value="24976342" calcext:value-type="float">
            <text:p>24976342</text:p>
          </table:table-cell>
          <table:table-cell office:value-type="string" calcext:value-type="string">
            <text:p>https://api.github.com/repos/hsdenx/tbot</text:p>
          </table:table-cell>
          <table:table-cell table:formula="of:=REPLACE([.B4082]; 1; 29; &quot;&quot;)" office:value-type="string" office:string-value="hsdenx/tbot" calcext:value-type="string">
            <text:p>hsdenx/tbot</text:p>
          </table:table-cell>
        </table:table-row>
        <table:table-row table:style-name="ro1">
          <table:table-cell office:value-type="float" office:value="24986895" calcext:value-type="float">
            <text:p>24986895</text:p>
          </table:table-cell>
          <table:table-cell office:value-type="string" calcext:value-type="string">
            <text:p>https://api.github.com/repos/openstack/election</text:p>
          </table:table-cell>
          <table:table-cell table:formula="of:=REPLACE([.B4083]; 1; 29; &quot;&quot;)" office:value-type="string" office:string-value="openstack/election" calcext:value-type="string">
            <text:p>openstack/election</text:p>
          </table:table-cell>
        </table:table-row>
        <table:table-row table:style-name="ro1">
          <table:table-cell office:value-type="float" office:value="24992298" calcext:value-type="float">
            <text:p>24992298</text:p>
          </table:table-cell>
          <table:table-cell office:value-type="string" calcext:value-type="string">
            <text:p>https://api.github.com/repos/ccrisan/motioneye</text:p>
          </table:table-cell>
          <table:table-cell table:formula="of:=REPLACE([.B4084]; 1; 29; &quot;&quot;)" office:value-type="string" office:string-value="ccrisan/motioneye" calcext:value-type="string">
            <text:p>ccrisan/motioneye</text:p>
          </table:table-cell>
        </table:table-row>
        <table:table-row table:style-name="ro1">
          <table:table-cell office:value-type="float" office:value="25003645" calcext:value-type="float">
            <text:p>25003645</text:p>
          </table:table-cell>
          <table:table-cell office:value-type="string" calcext:value-type="string">
            <text:p>https://api.github.com/repos/caskdata/cdap-ambari-service</text:p>
          </table:table-cell>
          <table:table-cell table:formula="of:=REPLACE([.B4085]; 1; 29; &quot;&quot;)" office:value-type="string" office:string-value="caskdata/cdap-ambari-service" calcext:value-type="string">
            <text:p>caskdata/cdap-ambari-service</text:p>
          </table:table-cell>
        </table:table-row>
        <table:table-row table:style-name="ro1">
          <table:table-cell office:value-type="float" office:value="25006286" calcext:value-type="float">
            <text:p>25006286</text:p>
          </table:table-cell>
          <table:table-cell office:value-type="string" calcext:value-type="string">
            <text:p>https://api.github.com/repos/dallascard/guac</text:p>
          </table:table-cell>
          <table:table-cell table:formula="of:=REPLACE([.B4086]; 1; 29; &quot;&quot;)" office:value-type="string" office:string-value="dallascard/guac" calcext:value-type="string">
            <text:p>dallascard/guac</text:p>
          </table:table-cell>
        </table:table-row>
        <table:table-row table:style-name="ro1">
          <table:table-cell office:value-type="float" office:value="25017584" calcext:value-type="float">
            <text:p>25017584</text:p>
          </table:table-cell>
          <table:table-cell office:value-type="string" calcext:value-type="string">
            <text:p>https://api.github.com/repos/datawire/quark</text:p>
          </table:table-cell>
          <table:table-cell table:formula="of:=REPLACE([.B4087]; 1; 29; &quot;&quot;)" office:value-type="string" office:string-value="datawire/quark" calcext:value-type="string">
            <text:p>datawire/quark</text:p>
          </table:table-cell>
        </table:table-row>
        <table:table-row table:style-name="ro1">
          <table:table-cell office:value-type="float" office:value="25019722" calcext:value-type="float">
            <text:p>25019722</text:p>
          </table:table-cell>
          <table:table-cell office:value-type="string" calcext:value-type="string">
            <text:p>https://api.github.com/repos/dreamhost/dreamcloud-docs</text:p>
          </table:table-cell>
          <table:table-cell table:formula="of:=REPLACE([.B4088]; 1; 29; &quot;&quot;)" office:value-type="string" office:string-value="dreamhost/dreamcloud-docs" calcext:value-type="string">
            <text:p>dreamhost/dreamcloud-docs</text:p>
          </table:table-cell>
        </table:table-row>
        <table:table-row table:style-name="ro1">
          <table:table-cell office:value-type="float" office:value="25020060" calcext:value-type="float">
            <text:p>25020060</text:p>
          </table:table-cell>
          <table:table-cell office:value-type="string" calcext:value-type="string">
            <text:p>https://api.github.com/repos/NoMoKeTo/choo</text:p>
          </table:table-cell>
          <table:table-cell table:formula="of:=REPLACE([.B4089]; 1; 29; &quot;&quot;)" office:value-type="string" office:string-value="NoMoKeTo/choo" calcext:value-type="string">
            <text:p>NoMoKeTo/choo</text:p>
          </table:table-cell>
        </table:table-row>
        <table:table-row table:style-name="ro1">
          <table:table-cell office:value-type="float" office:value="25021280" calcext:value-type="float">
            <text:p>25021280</text:p>
          </table:table-cell>
          <table:table-cell office:value-type="string" calcext:value-type="string">
            <text:p>https://api.github.com/repos/alphagov/digitalmarketplace-frameworks</text:p>
          </table:table-cell>
          <table:table-cell table:formula="of:=REPLACE([.B4090]; 1; 29; &quot;&quot;)" office:value-type="string" office:string-value="alphagov/digitalmarketplace-frameworks" calcext:value-type="string">
            <text:p>alphagov/digitalmarketplace-frameworks</text:p>
          </table:table-cell>
        </table:table-row>
        <table:table-row table:style-name="ro1">
          <table:table-cell office:value-type="float" office:value="25045492" calcext:value-type="float">
            <text:p>25045492</text:p>
          </table:table-cell>
          <table:table-cell office:value-type="string" calcext:value-type="string">
            <text:p>https://api.github.com/repos/ReactionMechanismGenerator/RMG-tests</text:p>
          </table:table-cell>
          <table:table-cell table:formula="of:=REPLACE([.B4091]; 1; 29; &quot;&quot;)" office:value-type="string" office:string-value="ReactionMechanismGenerator/RMG-tests" calcext:value-type="string">
            <text:p>ReactionMechanismGenerator/RMG-tests</text:p>
          </table:table-cell>
        </table:table-row>
        <table:table-row table:style-name="ro1">
          <table:table-cell office:value-type="float" office:value="25048194" calcext:value-type="float">
            <text:p>25048194</text:p>
          </table:table-cell>
          <table:table-cell office:value-type="string" calcext:value-type="string">
            <text:p>https://api.github.com/repos/conda-forge/staged-recipes</text:p>
          </table:table-cell>
          <table:table-cell table:formula="of:=REPLACE([.B4092]; 1; 29; &quot;&quot;)" office:value-type="string" office:string-value="conda-forge/staged-recipes" calcext:value-type="string">
            <text:p>conda-forge/staged-recipes</text:p>
          </table:table-cell>
        </table:table-row>
        <table:table-row table:style-name="ro1">
          <table:table-cell office:value-type="float" office:value="25051900" calcext:value-type="float">
            <text:p>25051900</text:p>
          </table:table-cell>
          <table:table-cell office:value-type="string" calcext:value-type="string">
            <text:p>https://api.github.com/repos/wevote/WeVoteServer</text:p>
          </table:table-cell>
          <table:table-cell table:formula="of:=REPLACE([.B4093]; 1; 29; &quot;&quot;)" office:value-type="string" office:string-value="wevote/WeVoteServer" calcext:value-type="string">
            <text:p>wevote/WeVoteServer</text:p>
          </table:table-cell>
        </table:table-row>
        <table:table-row table:style-name="ro1">
          <table:table-cell office:value-type="float" office:value="25059223" calcext:value-type="float">
            <text:p>25059223</text:p>
          </table:table-cell>
          <table:table-cell office:value-type="string" calcext:value-type="string">
            <text:p>https://api.github.com/repos/ARTbio/tools-artbio</text:p>
          </table:table-cell>
          <table:table-cell table:formula="of:=REPLACE([.B4094]; 1; 29; &quot;&quot;)" office:value-type="string" office:string-value="ARTbio/tools-artbio" calcext:value-type="string">
            <text:p>ARTbio/tools-artbio</text:p>
          </table:table-cell>
        </table:table-row>
        <table:table-row table:style-name="ro1">
          <table:table-cell office:value-type="float" office:value="25073587" calcext:value-type="float">
            <text:p>25073587</text:p>
          </table:table-cell>
          <table:table-cell office:value-type="string" calcext:value-type="string">
            <text:p>https://api.github.com/repos/DistributedSystemsGroup/zoe</text:p>
          </table:table-cell>
          <table:table-cell table:formula="of:=REPLACE([.B4095]; 1; 29; &quot;&quot;)" office:value-type="string" office:string-value="DistributedSystemsGroup/zoe" calcext:value-type="string">
            <text:p>DistributedSystemsGroup/zoe</text:p>
          </table:table-cell>
        </table:table-row>
        <table:table-row table:style-name="ro1">
          <table:table-cell office:value-type="float" office:value="25128476" calcext:value-type="float">
            <text:p>25128476</text:p>
          </table:table-cell>
          <table:table-cell office:value-type="string" calcext:value-type="string">
            <text:p>https://api.github.com/repos/NuxiNL/cloudabi-ports</text:p>
          </table:table-cell>
          <table:table-cell table:formula="of:=REPLACE([.B4096]; 1; 29; &quot;&quot;)" office:value-type="string" office:string-value="NuxiNL/cloudabi-ports" calcext:value-type="string">
            <text:p>NuxiNL/cloudabi-ports</text:p>
          </table:table-cell>
        </table:table-row>
        <table:table-row table:style-name="ro1">
          <table:table-cell office:value-type="float" office:value="25145516" calcext:value-type="float">
            <text:p>25145516</text:p>
          </table:table-cell>
          <table:table-cell office:value-type="string" calcext:value-type="string">
            <text:p>https://api.github.com/repos/stxnext-csr/volontulo</text:p>
          </table:table-cell>
          <table:table-cell table:formula="of:=REPLACE([.B4097]; 1; 29; &quot;&quot;)" office:value-type="string" office:string-value="stxnext-csr/volontulo" calcext:value-type="string">
            <text:p>stxnext-csr/volontulo</text:p>
          </table:table-cell>
        </table:table-row>
        <table:table-row table:style-name="ro1">
          <table:table-cell office:value-type="float" office:value="25149460" calcext:value-type="float">
            <text:p>25149460</text:p>
          </table:table-cell>
          <table:table-cell office:value-type="string" calcext:value-type="string">
            <text:p>https://api.github.com/repos/vortexntnu/rov-control</text:p>
          </table:table-cell>
          <table:table-cell table:formula="of:=REPLACE([.B4098]; 1; 29; &quot;&quot;)" office:value-type="string" office:string-value="vortexntnu/rov-control" calcext:value-type="string">
            <text:p>vortexntnu/rov-control</text:p>
          </table:table-cell>
        </table:table-row>
        <table:table-row table:style-name="ro1">
          <table:table-cell office:value-type="float" office:value="25158175" calcext:value-type="float">
            <text:p>25158175</text:p>
          </table:table-cell>
          <table:table-cell office:value-type="string" calcext:value-type="string">
            <text:p>https://api.github.com/repos/EricssonResearch/monad</text:p>
          </table:table-cell>
          <table:table-cell table:formula="of:=REPLACE([.B4099]; 1; 29; &quot;&quot;)" office:value-type="string" office:string-value="EricssonResearch/monad" calcext:value-type="string">
            <text:p>EricssonResearch/monad</text:p>
          </table:table-cell>
        </table:table-row>
        <table:table-row table:style-name="ro1">
          <table:table-cell office:value-type="float" office:value="25161550" calcext:value-type="float">
            <text:p>25161550</text:p>
          </table:table-cell>
          <table:table-cell office:value-type="string" calcext:value-type="string">
            <text:p>https://api.github.com/repos/ethereum/webthree-umbrella</text:p>
          </table:table-cell>
          <table:table-cell table:formula="of:=REPLACE([.B4100]; 1; 29; &quot;&quot;)" office:value-type="string" office:string-value="ethereum/webthree-umbrella" calcext:value-type="string">
            <text:p>ethereum/webthree-umbrella</text:p>
          </table:table-cell>
        </table:table-row>
        <table:table-row table:style-name="ro1">
          <table:table-cell office:value-type="float" office:value="25183176" calcext:value-type="float">
            <text:p>25183176</text:p>
          </table:table-cell>
          <table:table-cell office:value-type="string" calcext:value-type="string">
            <text:p>https://api.github.com/repos/DerpfacePython/Ways-to-NOT-make-money</text:p>
          </table:table-cell>
          <table:table-cell table:formula="of:=REPLACE([.B4101]; 1; 29; &quot;&quot;)" office:value-type="string" office:string-value="DerpfacePython/Ways-to-NOT-make-money" calcext:value-type="string">
            <text:p>DerpfacePython/Ways-to-NOT-make-money</text:p>
          </table:table-cell>
        </table:table-row>
        <table:table-row table:style-name="ro1">
          <table:table-cell office:value-type="float" office:value="25194723" calcext:value-type="float">
            <text:p>25194723</text:p>
          </table:table-cell>
          <table:table-cell office:value-type="string" calcext:value-type="string">
            <text:p>https://api.github.com/repos/mytardis/mydata</text:p>
          </table:table-cell>
          <table:table-cell table:formula="of:=REPLACE([.B4102]; 1; 29; &quot;&quot;)" office:value-type="string" office:string-value="mytardis/mydata" calcext:value-type="string">
            <text:p>mytardis/mydata</text:p>
          </table:table-cell>
        </table:table-row>
        <table:table-row table:style-name="ro1">
          <table:table-cell office:value-type="float" office:value="25204781" calcext:value-type="float">
            <text:p>25204781</text:p>
          </table:table-cell>
          <table:table-cell office:value-type="string" calcext:value-type="string">
            <text:p>https://api.github.com/repos/hubo1016/vlcp</text:p>
          </table:table-cell>
          <table:table-cell table:formula="of:=REPLACE([.B4103]; 1; 29; &quot;&quot;)" office:value-type="string" office:string-value="hubo1016/vlcp" calcext:value-type="string">
            <text:p>hubo1016/vlcp</text:p>
          </table:table-cell>
        </table:table-row>
        <table:table-row table:style-name="ro1">
          <table:table-cell office:value-type="float" office:value="25223928" calcext:value-type="float">
            <text:p>25223928</text:p>
          </table:table-cell>
          <table:table-cell office:value-type="string" calcext:value-type="string">
            <text:p>https://api.github.com/repos/elifesciences/elife-ga-metrics</text:p>
          </table:table-cell>
          <table:table-cell table:formula="of:=REPLACE([.B4104]; 1; 29; &quot;&quot;)" office:value-type="string" office:string-value="elifesciences/elife-ga-metrics" calcext:value-type="string">
            <text:p>elifesciences/elife-ga-metrics</text:p>
          </table:table-cell>
        </table:table-row>
        <table:table-row table:style-name="ro1">
          <table:table-cell office:value-type="float" office:value="25226663" calcext:value-type="float">
            <text:p>25226663</text:p>
          </table:table-cell>
          <table:table-cell office:value-type="string" calcext:value-type="string">
            <text:p>https://api.github.com/repos/edx/programs</text:p>
          </table:table-cell>
          <table:table-cell table:formula="of:=REPLACE([.B4105]; 1; 29; &quot;&quot;)" office:value-type="string" office:string-value="edx/programs" calcext:value-type="string">
            <text:p>edx/programs</text:p>
          </table:table-cell>
        </table:table-row>
        <table:table-row table:style-name="ro1">
          <table:table-cell office:value-type="float" office:value="25229533" calcext:value-type="float">
            <text:p>25229533</text:p>
          </table:table-cell>
          <table:table-cell office:value-type="string" calcext:value-type="string">
            <text:p>https://api.github.com/repos/markovmodel/thermotools</text:p>
          </table:table-cell>
          <table:table-cell table:formula="of:=REPLACE([.B4106]; 1; 29; &quot;&quot;)" office:value-type="string" office:string-value="markovmodel/thermotools" calcext:value-type="string">
            <text:p>markovmodel/thermotools</text:p>
          </table:table-cell>
        </table:table-row>
        <table:table-row table:style-name="ro1">
          <table:table-cell office:value-type="float" office:value="25249233" calcext:value-type="float">
            <text:p>25249233</text:p>
          </table:table-cell>
          <table:table-cell office:value-type="string" calcext:value-type="string">
            <text:p>https://api.github.com/repos/its-dirg/SATOSA</text:p>
          </table:table-cell>
          <table:table-cell table:formula="of:=REPLACE([.B4107]; 1; 29; &quot;&quot;)" office:value-type="string" office:string-value="its-dirg/SATOSA" calcext:value-type="string">
            <text:p>its-dirg/SATOSA</text:p>
          </table:table-cell>
        </table:table-row>
        <table:table-row table:style-name="ro1">
          <table:table-cell office:value-type="float" office:value="25251221" calcext:value-type="float">
            <text:p>25251221</text:p>
          </table:table-cell>
          <table:table-cell office:value-type="string" calcext:value-type="string">
            <text:p>https://api.github.com/repos/AnchorBlues/python_for_study</text:p>
          </table:table-cell>
          <table:table-cell table:formula="of:=REPLACE([.B4108]; 1; 29; &quot;&quot;)" office:value-type="string" office:string-value="AnchorBlues/python_for_study" calcext:value-type="string">
            <text:p>AnchorBlues/python_for_study</text:p>
          </table:table-cell>
        </table:table-row>
        <table:table-row table:style-name="ro1">
          <table:table-cell office:value-type="float" office:value="25262226" calcext:value-type="float">
            <text:p>25262226</text:p>
          </table:table-cell>
          <table:table-cell office:value-type="string" calcext:value-type="string">
            <text:p>https://api.github.com/repos/hydrargyrum/eye</text:p>
          </table:table-cell>
          <table:table-cell table:formula="of:=REPLACE([.B4109]; 1; 29; &quot;&quot;)" office:value-type="string" office:string-value="hydrargyrum/eye" calcext:value-type="string">
            <text:p>hydrargyrum/eye</text:p>
          </table:table-cell>
        </table:table-row>
        <table:table-row table:style-name="ro1">
          <table:table-cell office:value-type="float" office:value="25277199" calcext:value-type="float">
            <text:p>25277199</text:p>
          </table:table-cell>
          <table:table-cell office:value-type="string" calcext:value-type="string">
            <text:p>https://api.github.com/repos/jwilk/check-all-the-things</text:p>
          </table:table-cell>
          <table:table-cell table:formula="of:=REPLACE([.B4110]; 1; 29; &quot;&quot;)" office:value-type="string" office:string-value="jwilk/check-all-the-things" calcext:value-type="string">
            <text:p>jwilk/check-all-the-things</text:p>
          </table:table-cell>
        </table:table-row>
        <table:table-row table:style-name="ro1">
          <table:table-cell office:value-type="float" office:value="25280884" calcext:value-type="float">
            <text:p>25280884</text:p>
          </table:table-cell>
          <table:table-cell office:value-type="string" calcext:value-type="string">
            <text:p>https://api.github.com/repos/openstack/python-tripleoclient</text:p>
          </table:table-cell>
          <table:table-cell table:formula="of:=REPLACE([.B4111]; 1; 29; &quot;&quot;)" office:value-type="string" office:string-value="openstack/python-tripleoclient" calcext:value-type="string">
            <text:p>openstack/python-tripleoclient</text:p>
          </table:table-cell>
        </table:table-row>
        <table:table-row table:style-name="ro1">
          <table:table-cell office:value-type="float" office:value="25287470" calcext:value-type="float">
            <text:p>25287470</text:p>
          </table:table-cell>
          <table:table-cell office:value-type="string" calcext:value-type="string">
            <text:p>https://api.github.com/repos/libretees/libreshop</text:p>
          </table:table-cell>
          <table:table-cell table:formula="of:=REPLACE([.B4112]; 1; 29; &quot;&quot;)" office:value-type="string" office:string-value="libretees/libreshop" calcext:value-type="string">
            <text:p>libretees/libreshop</text:p>
          </table:table-cell>
        </table:table-row>
        <table:table-row table:style-name="ro1">
          <table:table-cell office:value-type="float" office:value="25301360" calcext:value-type="float">
            <text:p>25301360</text:p>
          </table:table-cell>
          <table:table-cell office:value-type="string" calcext:value-type="string">
            <text:p>https://api.github.com/repos/openstack/tripleo-docs</text:p>
          </table:table-cell>
          <table:table-cell table:formula="of:=REPLACE([.B4113]; 1; 29; &quot;&quot;)" office:value-type="string" office:string-value="openstack/tripleo-docs" calcext:value-type="string">
            <text:p>openstack/tripleo-docs</text:p>
          </table:table-cell>
        </table:table-row>
        <table:table-row table:style-name="ro1">
          <table:table-cell office:value-type="float" office:value="25353010" calcext:value-type="float">
            <text:p>25353010</text:p>
          </table:table-cell>
          <table:table-cell office:value-type="string" calcext:value-type="string">
            <text:p>https://api.github.com/repos/ebusiness/ebusiness</text:p>
          </table:table-cell>
          <table:table-cell table:formula="of:=REPLACE([.B4114]; 1; 29; &quot;&quot;)" office:value-type="string" office:string-value="ebusiness/ebusiness" calcext:value-type="string">
            <text:p>ebusiness/ebusiness</text:p>
          </table:table-cell>
        </table:table-row>
        <table:table-row table:style-name="ro1">
          <table:table-cell office:value-type="float" office:value="25369377" calcext:value-type="float">
            <text:p>25369377</text:p>
          </table:table-cell>
          <table:table-cell office:value-type="string" calcext:value-type="string">
            <text:p>https://api.github.com/repos/stanleylio/fishie</text:p>
          </table:table-cell>
          <table:table-cell table:formula="of:=REPLACE([.B4115]; 1; 29; &quot;&quot;)" office:value-type="string" office:string-value="stanleylio/fishie" calcext:value-type="string">
            <text:p>stanleylio/fishie</text:p>
          </table:table-cell>
        </table:table-row>
        <table:table-row table:style-name="ro1">
          <table:table-cell office:value-type="float" office:value="25447155" calcext:value-type="float">
            <text:p>25447155</text:p>
          </table:table-cell>
          <table:table-cell office:value-type="string" calcext:value-type="string">
            <text:p>https://api.github.com/repos/mtremmel/Simpy</text:p>
          </table:table-cell>
          <table:table-cell table:formula="of:=REPLACE([.B4116]; 1; 29; &quot;&quot;)" office:value-type="string" office:string-value="mtremmel/Simpy" calcext:value-type="string">
            <text:p>mtremmel/Simpy</text:p>
          </table:table-cell>
        </table:table-row>
        <table:table-row table:style-name="ro1">
          <table:table-cell office:value-type="float" office:value="25466766" calcext:value-type="float">
            <text:p>25466766</text:p>
          </table:table-cell>
          <table:table-cell office:value-type="string" calcext:value-type="string">
            <text:p>https://api.github.com/repos/zacanger/z</text:p>
          </table:table-cell>
          <table:table-cell table:formula="of:=REPLACE([.B4117]; 1; 29; &quot;&quot;)" office:value-type="string" office:string-value="zacanger/z" calcext:value-type="string">
            <text:p>zacanger/z</text:p>
          </table:table-cell>
        </table:table-row>
        <table:table-row table:style-name="ro1">
          <table:table-cell office:value-type="float" office:value="25483185" calcext:value-type="float">
            <text:p>25483185</text:p>
          </table:table-cell>
          <table:table-cell office:value-type="string" calcext:value-type="string">
            <text:p>https://api.github.com/repos/suizokukan/katal</text:p>
          </table:table-cell>
          <table:table-cell table:formula="of:=REPLACE([.B4118]; 1; 29; &quot;&quot;)" office:value-type="string" office:string-value="suizokukan/katal" calcext:value-type="string">
            <text:p>suizokukan/katal</text:p>
          </table:table-cell>
        </table:table-row>
        <table:table-row table:style-name="ro1">
          <table:table-cell office:value-type="float" office:value="25493205" calcext:value-type="float">
            <text:p>25493205</text:p>
          </table:table-cell>
          <table:table-cell office:value-type="string" calcext:value-type="string">
            <text:p>https://api.github.com/repos/trevorbaca/baca</text:p>
          </table:table-cell>
          <table:table-cell table:formula="of:=REPLACE([.B4119]; 1; 29; &quot;&quot;)" office:value-type="string" office:string-value="trevorbaca/baca" calcext:value-type="string">
            <text:p>trevorbaca/baca</text:p>
          </table:table-cell>
        </table:table-row>
        <table:table-row table:style-name="ro1">
          <table:table-cell office:value-type="float" office:value="25503111" calcext:value-type="float">
            <text:p>25503111</text:p>
          </table:table-cell>
          <table:table-cell office:value-type="string" calcext:value-type="string">
            <text:p>https://api.github.com/repos/pussinboot/sol</text:p>
          </table:table-cell>
          <table:table-cell table:formula="of:=REPLACE([.B4120]; 1; 29; &quot;&quot;)" office:value-type="string" office:string-value="pussinboot/sol" calcext:value-type="string">
            <text:p>pussinboot/sol</text:p>
          </table:table-cell>
        </table:table-row>
        <table:table-row table:style-name="ro1">
          <table:table-cell office:value-type="float" office:value="25510669" calcext:value-type="float">
            <text:p>25510669</text:p>
          </table:table-cell>
          <table:table-cell office:value-type="string" calcext:value-type="string">
            <text:p>https://api.github.com/repos/sobolews/BillsPC</text:p>
          </table:table-cell>
          <table:table-cell table:formula="of:=REPLACE([.B4121]; 1; 29; &quot;&quot;)" office:value-type="string" office:string-value="sobolews/BillsPC" calcext:value-type="string">
            <text:p>sobolews/BillsPC</text:p>
          </table:table-cell>
        </table:table-row>
        <table:table-row table:style-name="ro1">
          <table:table-cell office:value-type="float" office:value="25513732" calcext:value-type="float">
            <text:p>25513732</text:p>
          </table:table-cell>
          <table:table-cell office:value-type="string" calcext:value-type="string">
            <text:p>https://api.github.com/repos/redhat-cip/rcip-openshift-ansible</text:p>
          </table:table-cell>
          <table:table-cell table:formula="of:=REPLACE([.B4122]; 1; 29; &quot;&quot;)" office:value-type="string" office:string-value="redhat-cip/rcip-openshift-ansible" calcext:value-type="string">
            <text:p>redhat-cip/rcip-openshift-ansible</text:p>
          </table:table-cell>
        </table:table-row>
        <table:table-row table:style-name="ro1">
          <table:table-cell office:value-type="float" office:value="25517614" calcext:value-type="float">
            <text:p>25517614</text:p>
          </table:table-cell>
          <table:table-cell office:value-type="string" calcext:value-type="string">
            <text:p>https://api.github.com/repos/HearthSim/python-hearthstone</text:p>
          </table:table-cell>
          <table:table-cell table:formula="of:=REPLACE([.B4123]; 1; 29; &quot;&quot;)" office:value-type="string" office:string-value="HearthSim/python-hearthstone" calcext:value-type="string">
            <text:p>HearthSim/python-hearthstone</text:p>
          </table:table-cell>
        </table:table-row>
        <table:table-row table:style-name="ro1">
          <table:table-cell office:value-type="float" office:value="25534714" calcext:value-type="float">
            <text:p>25534714</text:p>
          </table:table-cell>
          <table:table-cell office:value-type="string" calcext:value-type="string">
            <text:p>https://api.github.com/repos/Meta-Man/Meta-Man.Build</text:p>
          </table:table-cell>
          <table:table-cell table:formula="of:=REPLACE([.B4124]; 1; 29; &quot;&quot;)" office:value-type="string" office:string-value="Meta-Man/Meta-Man.Build" calcext:value-type="string">
            <text:p>Meta-Man/Meta-Man.Build</text:p>
          </table:table-cell>
        </table:table-row>
        <table:table-row table:style-name="ro1">
          <table:table-cell office:value-type="float" office:value="25575542" calcext:value-type="float">
            <text:p>25575542</text:p>
          </table:table-cell>
          <table:table-cell office:value-type="string" calcext:value-type="string">
            <text:p>https://api.github.com/repos/dayanuyim/GisEditor</text:p>
          </table:table-cell>
          <table:table-cell table:formula="of:=REPLACE([.B4125]; 1; 29; &quot;&quot;)" office:value-type="string" office:string-value="dayanuyim/GisEditor" calcext:value-type="string">
            <text:p>dayanuyim/GisEditor</text:p>
          </table:table-cell>
        </table:table-row>
        <table:table-row table:style-name="ro1">
          <table:table-cell office:value-type="float" office:value="25595779" calcext:value-type="float">
            <text:p>25595779</text:p>
          </table:table-cell>
          <table:table-cell office:value-type="string" calcext:value-type="string">
            <text:p>https://api.github.com/repos/mipt-cs-on-python3/course-site</text:p>
          </table:table-cell>
          <table:table-cell table:formula="of:=REPLACE([.B4126]; 1; 29; &quot;&quot;)" office:value-type="string" office:string-value="mipt-cs-on-python3/course-site" calcext:value-type="string">
            <text:p>mipt-cs-on-python3/course-site</text:p>
          </table:table-cell>
        </table:table-row>
        <table:table-row table:style-name="ro1">
          <table:table-cell office:value-type="float" office:value="25619946" calcext:value-type="float">
            <text:p>25619946</text:p>
          </table:table-cell>
          <table:table-cell office:value-type="string" calcext:value-type="string">
            <text:p>https://api.github.com/repos/azag0/caf</text:p>
          </table:table-cell>
          <table:table-cell table:formula="of:=REPLACE([.B4127]; 1; 29; &quot;&quot;)" office:value-type="string" office:string-value="azag0/caf" calcext:value-type="string">
            <text:p>azag0/caf</text:p>
          </table:table-cell>
        </table:table-row>
        <table:table-row table:style-name="ro1">
          <table:table-cell office:value-type="float" office:value="25656209" calcext:value-type="float">
            <text:p>25656209</text:p>
          </table:table-cell>
          <table:table-cell office:value-type="string" calcext:value-type="string">
            <text:p>https://api.github.com/repos/gem/oq-irmt-qgis</text:p>
          </table:table-cell>
          <table:table-cell table:formula="of:=REPLACE([.B4128]; 1; 29; &quot;&quot;)" office:value-type="string" office:string-value="gem/oq-irmt-qgis" calcext:value-type="string">
            <text:p>gem/oq-irmt-qgis</text:p>
          </table:table-cell>
        </table:table-row>
        <table:table-row table:style-name="ro1">
          <table:table-cell office:value-type="float" office:value="25657635" calcext:value-type="float">
            <text:p>25657635</text:p>
          </table:table-cell>
          <table:table-cell office:value-type="string" calcext:value-type="string">
            <text:p>https://api.github.com/repos/armadillica/pillar</text:p>
          </table:table-cell>
          <table:table-cell table:formula="of:=REPLACE([.B4129]; 1; 29; &quot;&quot;)" office:value-type="string" office:string-value="armadillica/pillar" calcext:value-type="string">
            <text:p>armadillica/pillar</text:p>
          </table:table-cell>
        </table:table-row>
        <table:table-row table:style-name="ro1">
          <table:table-cell office:value-type="float" office:value="25662414" calcext:value-type="float">
            <text:p>25662414</text:p>
          </table:table-cell>
          <table:table-cell office:value-type="string" calcext:value-type="string">
            <text:p>https://api.github.com/repos/TDG-Platform/docs</text:p>
          </table:table-cell>
          <table:table-cell table:formula="of:=REPLACE([.B4130]; 1; 29; &quot;&quot;)" office:value-type="string" office:string-value="TDG-Platform/docs" calcext:value-type="string">
            <text:p>TDG-Platform/docs</text:p>
          </table:table-cell>
        </table:table-row>
        <table:table-row table:style-name="ro1">
          <table:table-cell office:value-type="float" office:value="25687162" calcext:value-type="float">
            <text:p>25687162</text:p>
          </table:table-cell>
          <table:table-cell office:value-type="string" calcext:value-type="string">
            <text:p>https://api.github.com/repos/emlid/ReachView</text:p>
          </table:table-cell>
          <table:table-cell table:formula="of:=REPLACE([.B4131]; 1; 29; &quot;&quot;)" office:value-type="string" office:string-value="emlid/ReachView" calcext:value-type="string">
            <text:p>emlid/ReachView</text:p>
          </table:table-cell>
        </table:table-row>
        <table:table-row table:style-name="ro1">
          <table:table-cell office:value-type="float" office:value="25701296" calcext:value-type="float">
            <text:p>25701296</text:p>
          </table:table-cell>
          <table:table-cell office:value-type="string" calcext:value-type="string">
            <text:p>https://api.github.com/repos/OSGConnect/freesurfer_workflow</text:p>
          </table:table-cell>
          <table:table-cell table:formula="of:=REPLACE([.B4132]; 1; 29; &quot;&quot;)" office:value-type="string" office:string-value="OSGConnect/freesurfer_workflow" calcext:value-type="string">
            <text:p>OSGConnect/freesurfer_workflow</text:p>
          </table:table-cell>
        </table:table-row>
        <table:table-row table:style-name="ro1">
          <table:table-cell office:value-type="float" office:value="25729727" calcext:value-type="float">
            <text:p>25729727</text:p>
          </table:table-cell>
          <table:table-cell office:value-type="string" calcext:value-type="string">
            <text:p>https://api.github.com/repos/mrmin123/kancolle-auto</text:p>
          </table:table-cell>
          <table:table-cell table:formula="of:=REPLACE([.B4133]; 1; 29; &quot;&quot;)" office:value-type="string" office:string-value="mrmin123/kancolle-auto" calcext:value-type="string">
            <text:p>mrmin123/kancolle-auto</text:p>
          </table:table-cell>
        </table:table-row>
        <table:table-row table:style-name="ro1">
          <table:table-cell office:value-type="float" office:value="25751175" calcext:value-type="float">
            <text:p>25751175</text:p>
          </table:table-cell>
          <table:table-cell office:value-type="string" calcext:value-type="string">
            <text:p>https://api.github.com/repos/DSPN/azure-resource-manager-dse</text:p>
          </table:table-cell>
          <table:table-cell table:formula="of:=REPLACE([.B4134]; 1; 29; &quot;&quot;)" office:value-type="string" office:string-value="DSPN/azure-resource-manager-dse" calcext:value-type="string">
            <text:p>DSPN/azure-resource-manager-dse</text:p>
          </table:table-cell>
        </table:table-row>
        <table:table-row table:style-name="ro1">
          <table:table-cell office:value-type="float" office:value="25806298" calcext:value-type="float">
            <text:p>25806298</text:p>
          </table:table-cell>
          <table:table-cell office:value-type="string" calcext:value-type="string">
            <text:p>https://api.github.com/repos/ollien/timpani</text:p>
          </table:table-cell>
          <table:table-cell table:formula="of:=REPLACE([.B4135]; 1; 29; &quot;&quot;)" office:value-type="string" office:string-value="ollien/timpani" calcext:value-type="string">
            <text:p>ollien/timpani</text:p>
          </table:table-cell>
        </table:table-row>
        <table:table-row table:style-name="ro1">
          <table:table-cell office:value-type="float" office:value="25814105" calcext:value-type="float">
            <text:p>25814105</text:p>
          </table:table-cell>
          <table:table-cell office:value-type="string" calcext:value-type="string">
            <text:p>https://api.github.com/repos/n1nj4sec/pupy</text:p>
          </table:table-cell>
          <table:table-cell table:formula="of:=REPLACE([.B4136]; 1; 29; &quot;&quot;)" office:value-type="string" office:string-value="n1nj4sec/pupy" calcext:value-type="string">
            <text:p>n1nj4sec/pupy</text:p>
          </table:table-cell>
        </table:table-row>
        <table:table-row table:style-name="ro1">
          <table:table-cell office:value-type="float" office:value="25814117" calcext:value-type="float">
            <text:p>25814117</text:p>
          </table:table-cell>
          <table:table-cell office:value-type="string" calcext:value-type="string">
            <text:p>https://api.github.com/repos/gkraften/Gymnasiearbete</text:p>
          </table:table-cell>
          <table:table-cell table:formula="of:=REPLACE([.B4137]; 1; 29; &quot;&quot;)" office:value-type="string" office:string-value="gkraften/Gymnasiearbete" calcext:value-type="string">
            <text:p>gkraften/Gymnasiearbete</text:p>
          </table:table-cell>
        </table:table-row>
        <table:table-row table:style-name="ro1">
          <table:table-cell office:value-type="float" office:value="25815753" calcext:value-type="float">
            <text:p>25815753</text:p>
          </table:table-cell>
          <table:table-cell office:value-type="string" calcext:value-type="string">
            <text:p>https://api.github.com/repos/fusionapp/fusion-index</text:p>
          </table:table-cell>
          <table:table-cell table:formula="of:=REPLACE([.B4138]; 1; 29; &quot;&quot;)" office:value-type="string" office:string-value="fusionapp/fusion-index" calcext:value-type="string">
            <text:p>fusionapp/fusion-index</text:p>
          </table:table-cell>
        </table:table-row>
        <table:table-row table:style-name="ro1">
          <table:table-cell office:value-type="float" office:value="25820906" calcext:value-type="float">
            <text:p>25820906</text:p>
          </table:table-cell>
          <table:table-cell office:value-type="string" calcext:value-type="string">
            <text:p>https://api.github.com/repos/Netflix/lemur</text:p>
          </table:table-cell>
          <table:table-cell table:formula="of:=REPLACE([.B4139]; 1; 29; &quot;&quot;)" office:value-type="string" office:string-value="Netflix/lemur" calcext:value-type="string">
            <text:p>Netflix/lemur</text:p>
          </table:table-cell>
        </table:table-row>
        <table:table-row table:style-name="ro1">
          <table:table-cell office:value-type="float" office:value="25822799" calcext:value-type="float">
            <text:p>25822799</text:p>
          </table:table-cell>
          <table:table-cell office:value-type="string" calcext:value-type="string">
            <text:p>https://api.github.com/repos/RoomReserve/RoomReserve</text:p>
          </table:table-cell>
          <table:table-cell table:formula="of:=REPLACE([.B4140]; 1; 29; &quot;&quot;)" office:value-type="string" office:string-value="RoomReserve/RoomReserve" calcext:value-type="string">
            <text:p>RoomReserve/RoomReserve</text:p>
          </table:table-cell>
        </table:table-row>
        <table:table-row table:style-name="ro1">
          <table:table-cell office:value-type="float" office:value="25826793" calcext:value-type="float">
            <text:p>25826793</text:p>
          </table:table-cell>
          <table:table-cell office:value-type="string" calcext:value-type="string">
            <text:p>https://api.github.com/repos/ananthamurthy/eyeBlinkBehaviour</text:p>
          </table:table-cell>
          <table:table-cell table:formula="of:=REPLACE([.B4141]; 1; 29; &quot;&quot;)" office:value-type="string" office:string-value="ananthamurthy/eyeBlinkBehaviour" calcext:value-type="string">
            <text:p>ananthamurthy/eyeBlinkBehaviour</text:p>
          </table:table-cell>
        </table:table-row>
        <table:table-row table:style-name="ro1">
          <table:table-cell office:value-type="float" office:value="25834829" calcext:value-type="float">
            <text:p>25834829</text:p>
          </table:table-cell>
          <table:table-cell office:value-type="string" calcext:value-type="string">
            <text:p>https://api.github.com/repos/HBNLdev/DataStore</text:p>
          </table:table-cell>
          <table:table-cell table:formula="of:=REPLACE([.B4142]; 1; 29; &quot;&quot;)" office:value-type="string" office:string-value="HBNLdev/DataStore" calcext:value-type="string">
            <text:p>HBNLdev/DataStore</text:p>
          </table:table-cell>
        </table:table-row>
        <table:table-row table:style-name="ro1">
          <table:table-cell office:value-type="float" office:value="25851634" calcext:value-type="float">
            <text:p>25851634</text:p>
          </table:table-cell>
          <table:table-cell office:value-type="string" calcext:value-type="string">
            <text:p>https://api.github.com/repos/google/copr-sundry</text:p>
          </table:table-cell>
          <table:table-cell table:formula="of:=REPLACE([.B4143]; 1; 29; &quot;&quot;)" office:value-type="string" office:string-value="google/copr-sundry" calcext:value-type="string">
            <text:p>google/copr-sundry</text:p>
          </table:table-cell>
        </table:table-row>
        <table:table-row table:style-name="ro1">
          <table:table-cell office:value-type="float" office:value="25861721" calcext:value-type="float">
            <text:p>25861721</text:p>
          </table:table-cell>
          <table:table-cell office:value-type="string" calcext:value-type="string">
            <text:p>https://api.github.com/repos/brkt/brkt-cli</text:p>
          </table:table-cell>
          <table:table-cell table:formula="of:=REPLACE([.B4144]; 1; 29; &quot;&quot;)" office:value-type="string" office:string-value="brkt/brkt-cli" calcext:value-type="string">
            <text:p>brkt/brkt-cli</text:p>
          </table:table-cell>
        </table:table-row>
        <table:table-row table:style-name="ro1">
          <table:table-cell office:value-type="float" office:value="25866203" calcext:value-type="float">
            <text:p>25866203</text:p>
          </table:table-cell>
          <table:table-cell office:value-type="string" calcext:value-type="string">
            <text:p>https://api.github.com/repos/openbmc/openbmc</text:p>
          </table:table-cell>
          <table:table-cell table:formula="of:=REPLACE([.B4145]; 1; 29; &quot;&quot;)" office:value-type="string" office:string-value="openbmc/openbmc" calcext:value-type="string">
            <text:p>openbmc/openbmc</text:p>
          </table:table-cell>
        </table:table-row>
        <table:table-row table:style-name="ro1">
          <table:table-cell office:value-type="float" office:value="25895777" calcext:value-type="float">
            <text:p>25895777</text:p>
          </table:table-cell>
          <table:table-cell office:value-type="string" calcext:value-type="string">
            <text:p>https://api.github.com/repos/openwisp/netjsonconfig</text:p>
          </table:table-cell>
          <table:table-cell table:formula="of:=REPLACE([.B4146]; 1; 29; &quot;&quot;)" office:value-type="string" office:string-value="openwisp/netjsonconfig" calcext:value-type="string">
            <text:p>openwisp/netjsonconfig</text:p>
          </table:table-cell>
        </table:table-row>
        <table:table-row table:style-name="ro1">
          <table:table-cell office:value-type="float" office:value="25897601" calcext:value-type="float">
            <text:p>25897601</text:p>
          </table:table-cell>
          <table:table-cell office:value-type="string" calcext:value-type="string">
            <text:p>https://api.github.com/repos/RPi-Distro/python-gpiozero</text:p>
          </table:table-cell>
          <table:table-cell table:formula="of:=REPLACE([.B4147]; 1; 29; &quot;&quot;)" office:value-type="string" office:string-value="RPi-Distro/python-gpiozero" calcext:value-type="string">
            <text:p>RPi-Distro/python-gpiozero</text:p>
          </table:table-cell>
        </table:table-row>
        <table:table-row table:style-name="ro1">
          <table:table-cell office:value-type="float" office:value="25897950" calcext:value-type="float">
            <text:p>25897950</text:p>
          </table:table-cell>
          <table:table-cell office:value-type="string" calcext:value-type="string">
            <text:p>https://api.github.com/repos/rpm-software-management/ci-dnf-stack</text:p>
          </table:table-cell>
          <table:table-cell table:formula="of:=REPLACE([.B4148]; 1; 29; &quot;&quot;)" office:value-type="string" office:string-value="rpm-software-management/ci-dnf-stack" calcext:value-type="string">
            <text:p>rpm-software-management/ci-dnf-stack</text:p>
          </table:table-cell>
        </table:table-row>
        <table:table-row table:style-name="ro1">
          <table:table-cell office:value-type="float" office:value="25902965" calcext:value-type="float">
            <text:p>25902965</text:p>
          </table:table-cell>
          <table:table-cell office:value-type="string" calcext:value-type="string">
            <text:p>https://api.github.com/repos/joshuagryphon/plastid</text:p>
          </table:table-cell>
          <table:table-cell table:formula="of:=REPLACE([.B4149]; 1; 29; &quot;&quot;)" office:value-type="string" office:string-value="joshuagryphon/plastid" calcext:value-type="string">
            <text:p>joshuagryphon/plastid</text:p>
          </table:table-cell>
        </table:table-row>
        <table:table-row table:style-name="ro1">
          <table:table-cell office:value-type="float" office:value="25904073" calcext:value-type="float">
            <text:p>25904073</text:p>
          </table:table-cell>
          <table:table-cell office:value-type="string" calcext:value-type="string">
            <text:p>https://api.github.com/repos/itdxer/neupy</text:p>
          </table:table-cell>
          <table:table-cell table:formula="of:=REPLACE([.B4150]; 1; 29; &quot;&quot;)" office:value-type="string" office:string-value="itdxer/neupy" calcext:value-type="string">
            <text:p>itdxer/neupy</text:p>
          </table:table-cell>
        </table:table-row>
        <table:table-row table:style-name="ro1">
          <table:table-cell office:value-type="float" office:value="25904378" calcext:value-type="float">
            <text:p>25904378</text:p>
          </table:table-cell>
          <table:table-cell office:value-type="string" calcext:value-type="string">
            <text:p>https://api.github.com/repos/EsupPortail/pod</text:p>
          </table:table-cell>
          <table:table-cell table:formula="of:=REPLACE([.B4151]; 1; 29; &quot;&quot;)" office:value-type="string" office:string-value="EsupPortail/pod" calcext:value-type="string">
            <text:p>EsupPortail/pod</text:p>
          </table:table-cell>
        </table:table-row>
        <table:table-row table:style-name="ro1">
          <table:table-cell office:value-type="float" office:value="25911745" calcext:value-type="float">
            <text:p>25911745</text:p>
          </table:table-cell>
          <table:table-cell office:value-type="string" calcext:value-type="string">
            <text:p>https://api.github.com/repos/getpatchwork/patchwork</text:p>
          </table:table-cell>
          <table:table-cell table:formula="of:=REPLACE([.B4152]; 1; 29; &quot;&quot;)" office:value-type="string" office:string-value="getpatchwork/patchwork" calcext:value-type="string">
            <text:p>getpatchwork/patchwork</text:p>
          </table:table-cell>
        </table:table-row>
        <table:table-row table:style-name="ro1">
          <table:table-cell office:value-type="float" office:value="25918611" calcext:value-type="float">
            <text:p>25918611</text:p>
          </table:table-cell>
          <table:table-cell office:value-type="string" calcext:value-type="string">
            <text:p>https://api.github.com/repos/choderalab/perses</text:p>
          </table:table-cell>
          <table:table-cell table:formula="of:=REPLACE([.B4153]; 1; 29; &quot;&quot;)" office:value-type="string" office:string-value="choderalab/perses" calcext:value-type="string">
            <text:p>choderalab/perses</text:p>
          </table:table-cell>
        </table:table-row>
        <table:table-row table:style-name="ro1">
          <table:table-cell office:value-type="float" office:value="25923758" calcext:value-type="float">
            <text:p>25923758</text:p>
          </table:table-cell>
          <table:table-cell office:value-type="string" calcext:value-type="string">
            <text:p>https://api.github.com/repos/ONSdigital/eq-survey-runner</text:p>
          </table:table-cell>
          <table:table-cell table:formula="of:=REPLACE([.B4154]; 1; 29; &quot;&quot;)" office:value-type="string" office:string-value="ONSdigital/eq-survey-runner" calcext:value-type="string">
            <text:p>ONSdigital/eq-survey-runner</text:p>
          </table:table-cell>
        </table:table-row>
        <table:table-row table:style-name="ro1">
          <table:table-cell office:value-type="float" office:value="25935515" calcext:value-type="float">
            <text:p>25935515</text:p>
          </table:table-cell>
          <table:table-cell office:value-type="string" calcext:value-type="string">
            <text:p>https://api.github.com/repos/InspectorIncognito/server</text:p>
          </table:table-cell>
          <table:table-cell table:formula="of:=REPLACE([.B4155]; 1; 29; &quot;&quot;)" office:value-type="string" office:string-value="InspectorIncognito/server" calcext:value-type="string">
            <text:p>InspectorIncognito/server</text:p>
          </table:table-cell>
        </table:table-row>
        <table:table-row table:style-name="ro1">
          <table:table-cell office:value-type="float" office:value="25938033" calcext:value-type="float">
            <text:p>25938033</text:p>
          </table:table-cell>
          <table:table-cell office:value-type="string" calcext:value-type="string">
            <text:p>https://api.github.com/repos/senarvi/theanolm</text:p>
          </table:table-cell>
          <table:table-cell table:formula="of:=REPLACE([.B4156]; 1; 29; &quot;&quot;)" office:value-type="string" office:string-value="senarvi/theanolm" calcext:value-type="string">
            <text:p>senarvi/theanolm</text:p>
          </table:table-cell>
        </table:table-row>
        <table:table-row table:style-name="ro1">
          <table:table-cell office:value-type="float" office:value="25955096" calcext:value-type="float">
            <text:p>25955096</text:p>
          </table:table-cell>
          <table:table-cell office:value-type="string" calcext:value-type="string">
            <text:p>https://api.github.com/repos/wazuh/wazuh-documentation</text:p>
          </table:table-cell>
          <table:table-cell table:formula="of:=REPLACE([.B4157]; 1; 29; &quot;&quot;)" office:value-type="string" office:string-value="wazuh/wazuh-documentation" calcext:value-type="string">
            <text:p>wazuh/wazuh-documentation</text:p>
          </table:table-cell>
        </table:table-row>
        <table:table-row table:style-name="ro1">
          <table:table-cell office:value-type="float" office:value="25956467" calcext:value-type="float">
            <text:p>25956467</text:p>
          </table:table-cell>
          <table:table-cell office:value-type="string" calcext:value-type="string">
            <text:p>https://api.github.com/repos/seniorProject-myRelevate/WebApplication</text:p>
          </table:table-cell>
          <table:table-cell table:formula="of:=REPLACE([.B4158]; 1; 29; &quot;&quot;)" office:value-type="string" office:string-value="seniorProject-myRelevate/WebApplication" calcext:value-type="string">
            <text:p>seniorProject-myRelevate/WebApplication</text:p>
          </table:table-cell>
        </table:table-row>
        <table:table-row table:style-name="ro1">
          <table:table-cell office:value-type="float" office:value="25961096" calcext:value-type="float">
            <text:p>25961096</text:p>
          </table:table-cell>
          <table:table-cell office:value-type="string" calcext:value-type="string">
            <text:p>https://api.github.com/repos/NASA-JSC-Robotics/val_description</text:p>
          </table:table-cell>
          <table:table-cell table:formula="of:=REPLACE([.B4159]; 1; 29; &quot;&quot;)" office:value-type="string" office:string-value="NASA-JSC-Robotics/val_description" calcext:value-type="string">
            <text:p>NASA-JSC-Robotics/val_description</text:p>
          </table:table-cell>
        </table:table-row>
        <table:table-row table:style-name="ro1">
          <table:table-cell office:value-type="float" office:value="25988932" calcext:value-type="float">
            <text:p>25988932</text:p>
          </table:table-cell>
          <table:table-cell office:value-type="string" calcext:value-type="string">
            <text:p>https://api.github.com/repos/jupyter-incubator/sparkmagic</text:p>
          </table:table-cell>
          <table:table-cell table:formula="of:=REPLACE([.B4160]; 1; 29; &quot;&quot;)" office:value-type="string" office:string-value="jupyter-incubator/sparkmagic" calcext:value-type="string">
            <text:p>jupyter-incubator/sparkmagic</text:p>
          </table:table-cell>
        </table:table-row>
        <table:table-row table:style-name="ro1">
          <table:table-cell office:value-type="float" office:value="25991629" calcext:value-type="float">
            <text:p>25991629</text:p>
          </table:table-cell>
          <table:table-cell office:value-type="string" calcext:value-type="string">
            <text:p>https://api.github.com/repos/gvlproject/cloudbridge</text:p>
          </table:table-cell>
          <table:table-cell table:formula="of:=REPLACE([.B4161]; 1; 29; &quot;&quot;)" office:value-type="string" office:string-value="gvlproject/cloudbridge" calcext:value-type="string">
            <text:p>gvlproject/cloudbridge</text:p>
          </table:table-cell>
        </table:table-row>
        <table:table-row table:style-name="ro1">
          <table:table-cell office:value-type="float" office:value="25993718" calcext:value-type="float">
            <text:p>25993718</text:p>
          </table:table-cell>
          <table:table-cell office:value-type="string" calcext:value-type="string">
            <text:p>https://api.github.com/repos/Loodoor/Unamed</text:p>
          </table:table-cell>
          <table:table-cell table:formula="of:=REPLACE([.B4162]; 1; 29; &quot;&quot;)" office:value-type="string" office:string-value="Loodoor/Unamed" calcext:value-type="string">
            <text:p>Loodoor/Unamed</text:p>
          </table:table-cell>
        </table:table-row>
        <table:table-row table:style-name="ro1">
          <table:table-cell office:value-type="float" office:value="26001931" calcext:value-type="float">
            <text:p>26001931</text:p>
          </table:table-cell>
          <table:table-cell office:value-type="string" calcext:value-type="string">
            <text:p>https://api.github.com/repos/zhmsg/dms</text:p>
          </table:table-cell>
          <table:table-cell table:formula="of:=REPLACE([.B4163]; 1; 29; &quot;&quot;)" office:value-type="string" office:string-value="zhmsg/dms" calcext:value-type="string">
            <text:p>zhmsg/dms</text:p>
          </table:table-cell>
        </table:table-row>
        <table:table-row table:style-name="ro1">
          <table:table-cell office:value-type="float" office:value="26032813" calcext:value-type="float">
            <text:p>26032813</text:p>
          </table:table-cell>
          <table:table-cell office:value-type="string" calcext:value-type="string">
            <text:p>https://api.github.com/repos/SkyLined/BugId</text:p>
          </table:table-cell>
          <table:table-cell table:formula="of:=REPLACE([.B4164]; 1; 29; &quot;&quot;)" office:value-type="string" office:string-value="SkyLined/BugId" calcext:value-type="string">
            <text:p>SkyLined/BugId</text:p>
          </table:table-cell>
        </table:table-row>
        <table:table-row table:style-name="ro1">
          <table:table-cell office:value-type="float" office:value="26037303" calcext:value-type="float">
            <text:p>26037303</text:p>
          </table:table-cell>
          <table:table-cell office:value-type="string" calcext:value-type="string">
            <text:p>https://api.github.com/repos/wengole/comiccollector</text:p>
          </table:table-cell>
          <table:table-cell table:formula="of:=REPLACE([.B4165]; 1; 29; &quot;&quot;)" office:value-type="string" office:string-value="wengole/comiccollector" calcext:value-type="string">
            <text:p>wengole/comiccollector</text:p>
          </table:table-cell>
        </table:table-row>
        <table:table-row table:style-name="ro1">
          <table:table-cell office:value-type="float" office:value="26043053" calcext:value-type="float">
            <text:p>26043053</text:p>
          </table:table-cell>
          <table:table-cell office:value-type="string" calcext:value-type="string">
            <text:p>https://api.github.com/repos/faunadb/faunadb-python</text:p>
          </table:table-cell>
          <table:table-cell table:formula="of:=REPLACE([.B4166]; 1; 29; &quot;&quot;)" office:value-type="string" office:string-value="faunadb/faunadb-python" calcext:value-type="string">
            <text:p>faunadb/faunadb-python</text:p>
          </table:table-cell>
        </table:table-row>
        <table:table-row table:style-name="ro1">
          <table:table-cell office:value-type="float" office:value="26043842" calcext:value-type="float">
            <text:p>26043842</text:p>
          </table:table-cell>
          <table:table-cell office:value-type="string" calcext:value-type="string">
            <text:p>https://api.github.com/repos/lifemapper/core</text:p>
          </table:table-cell>
          <table:table-cell table:formula="of:=REPLACE([.B4167]; 1; 29; &quot;&quot;)" office:value-type="string" office:string-value="lifemapper/core" calcext:value-type="string">
            <text:p>lifemapper/core</text:p>
          </table:table-cell>
        </table:table-row>
        <table:table-row table:style-name="ro1">
          <table:table-cell office:value-type="float" office:value="26044599" calcext:value-type="float">
            <text:p>26044599</text:p>
          </table:table-cell>
          <table:table-cell office:value-type="string" calcext:value-type="string">
            <text:p>https://api.github.com/repos/probcomp/bayeslite</text:p>
          </table:table-cell>
          <table:table-cell table:formula="of:=REPLACE([.B4168]; 1; 29; &quot;&quot;)" office:value-type="string" office:string-value="probcomp/bayeslite" calcext:value-type="string">
            <text:p>probcomp/bayeslite</text:p>
          </table:table-cell>
        </table:table-row>
        <table:table-row table:style-name="ro1">
          <table:table-cell office:value-type="float" office:value="26047131" calcext:value-type="float">
            <text:p>26047131</text:p>
          </table:table-cell>
          <table:table-cell office:value-type="string" calcext:value-type="string">
            <text:p>https://api.github.com/repos/zulip/zulip</text:p>
          </table:table-cell>
          <table:table-cell table:formula="of:=REPLACE([.B4169]; 1; 29; &quot;&quot;)" office:value-type="string" office:string-value="zulip/zulip" calcext:value-type="string">
            <text:p>zulip/zulip</text:p>
          </table:table-cell>
        </table:table-row>
        <table:table-row table:style-name="ro1">
          <table:table-cell office:value-type="float" office:value="26057428" calcext:value-type="float">
            <text:p>26057428</text:p>
          </table:table-cell>
          <table:table-cell office:value-type="string" calcext:value-type="string">
            <text:p>https://api.github.com/repos/joyent/rfd</text:p>
          </table:table-cell>
          <table:table-cell table:formula="of:=REPLACE([.B4170]; 1; 29; &quot;&quot;)" office:value-type="string" office:string-value="joyent/rfd" calcext:value-type="string">
            <text:p>joyent/rfd</text:p>
          </table:table-cell>
        </table:table-row>
        <table:table-row table:style-name="ro1">
          <table:table-cell office:value-type="float" office:value="26064030" calcext:value-type="float">
            <text:p>26064030</text:p>
          </table:table-cell>
          <table:table-cell office:value-type="string" calcext:value-type="string">
            <text:p>https://api.github.com/repos/e-koch/VLA_Lband</text:p>
          </table:table-cell>
          <table:table-cell table:formula="of:=REPLACE([.B4171]; 1; 29; &quot;&quot;)" office:value-type="string" office:string-value="e-koch/VLA_Lband" calcext:value-type="string">
            <text:p>e-koch/VLA_Lband</text:p>
          </table:table-cell>
        </table:table-row>
        <table:table-row table:style-name="ro1">
          <table:table-cell office:value-type="float" office:value="26081824" calcext:value-type="float">
            <text:p>26081824</text:p>
          </table:table-cell>
          <table:table-cell office:value-type="string" calcext:value-type="string">
            <text:p>https://api.github.com/repos/NateChambers/Flashcards-Python</text:p>
          </table:table-cell>
          <table:table-cell table:formula="of:=REPLACE([.B4172]; 1; 29; &quot;&quot;)" office:value-type="string" office:string-value="NateChambers/Flashcards-Python" calcext:value-type="string">
            <text:p>NateChambers/Flashcards-Python</text:p>
          </table:table-cell>
        </table:table-row>
        <table:table-row table:style-name="ro1">
          <table:table-cell office:value-type="float" office:value="26086427" calcext:value-type="float">
            <text:p>26086427</text:p>
          </table:table-cell>
          <table:table-cell office:value-type="string" calcext:value-type="string">
            <text:p>https://api.github.com/repos/p4-team/ctf</text:p>
          </table:table-cell>
          <table:table-cell table:formula="of:=REPLACE([.B4173]; 1; 29; &quot;&quot;)" office:value-type="string" office:string-value="p4-team/ctf" calcext:value-type="string">
            <text:p>p4-team/ctf</text:p>
          </table:table-cell>
        </table:table-row>
        <table:table-row table:style-name="ro1">
          <table:table-cell office:value-type="float" office:value="26101572" calcext:value-type="float">
            <text:p>26101572</text:p>
          </table:table-cell>
          <table:table-cell office:value-type="string" calcext:value-type="string">
            <text:p>https://api.github.com/repos/cazshua/shua</text:p>
          </table:table-cell>
          <table:table-cell table:formula="of:=REPLACE([.B4174]; 1; 29; &quot;&quot;)" office:value-type="string" office:string-value="cazshua/shua" calcext:value-type="string">
            <text:p>cazshua/shua</text:p>
          </table:table-cell>
        </table:table-row>
        <table:table-row table:style-name="ro1">
          <table:table-cell office:value-type="float" office:value="26118635" calcext:value-type="float">
            <text:p>26118635</text:p>
          </table:table-cell>
          <table:table-cell office:value-type="string" calcext:value-type="string">
            <text:p>https://api.github.com/repos/chop-dbhi/biorepo-portal</text:p>
          </table:table-cell>
          <table:table-cell table:formula="of:=REPLACE([.B4175]; 1; 29; &quot;&quot;)" office:value-type="string" office:string-value="chop-dbhi/biorepo-portal" calcext:value-type="string">
            <text:p>chop-dbhi/biorepo-portal</text:p>
          </table:table-cell>
        </table:table-row>
        <table:table-row table:style-name="ro1">
          <table:table-cell office:value-type="float" office:value="26124464" calcext:value-type="float">
            <text:p>26124464</text:p>
          </table:table-cell>
          <table:table-cell office:value-type="string" calcext:value-type="string">
            <text:p>https://api.github.com/repos/openstack/os-win</text:p>
          </table:table-cell>
          <table:table-cell table:formula="of:=REPLACE([.B4176]; 1; 29; &quot;&quot;)" office:value-type="string" office:string-value="openstack/os-win" calcext:value-type="string">
            <text:p>openstack/os-win</text:p>
          </table:table-cell>
        </table:table-row>
        <table:table-row table:style-name="ro1">
          <table:table-cell office:value-type="float" office:value="26134757" calcext:value-type="float">
            <text:p>26134757</text:p>
          </table:table-cell>
          <table:table-cell office:value-type="string" calcext:value-type="string">
            <text:p>https://api.github.com/repos/KDE/emerge</text:p>
          </table:table-cell>
          <table:table-cell table:formula="of:=REPLACE([.B4177]; 1; 29; &quot;&quot;)" office:value-type="string" office:string-value="KDE/emerge" calcext:value-type="string">
            <text:p>KDE/emerge</text:p>
          </table:table-cell>
        </table:table-row>
        <table:table-row table:style-name="ro1">
          <table:table-cell office:value-type="float" office:value="26147059" calcext:value-type="float">
            <text:p>26147059</text:p>
          </table:table-cell>
          <table:table-cell office:value-type="string" calcext:value-type="string">
            <text:p>https://api.github.com/repos/joshcoales/Hallo</text:p>
          </table:table-cell>
          <table:table-cell table:formula="of:=REPLACE([.B4178]; 1; 29; &quot;&quot;)" office:value-type="string" office:string-value="joshcoales/Hallo" calcext:value-type="string">
            <text:p>joshcoales/Hallo</text:p>
          </table:table-cell>
        </table:table-row>
        <table:table-row table:style-name="ro1">
          <table:table-cell office:value-type="float" office:value="26156709" calcext:value-type="float">
            <text:p>26156709</text:p>
          </table:table-cell>
          <table:table-cell office:value-type="string" calcext:value-type="string">
            <text:p>https://api.github.com/repos/char-lie/patterns_recognition</text:p>
          </table:table-cell>
          <table:table-cell table:formula="of:=REPLACE([.B4179]; 1; 29; &quot;&quot;)" office:value-type="string" office:string-value="char-lie/patterns_recognition" calcext:value-type="string">
            <text:p>char-lie/patterns_recognition</text:p>
          </table:table-cell>
        </table:table-row>
        <table:table-row table:style-name="ro1">
          <table:table-cell office:value-type="float" office:value="26157166" calcext:value-type="float">
            <text:p>26157166</text:p>
          </table:table-cell>
          <table:table-cell office:value-type="string" calcext:value-type="string">
            <text:p>https://api.github.com/repos/Storj/storjnode</text:p>
          </table:table-cell>
          <table:table-cell table:formula="of:=REPLACE([.B4180]; 1; 29; &quot;&quot;)" office:value-type="string" office:string-value="Storj/storjnode" calcext:value-type="string">
            <text:p>Storj/storjnode</text:p>
          </table:table-cell>
        </table:table-row>
        <table:table-row table:style-name="ro1">
          <table:table-cell office:value-type="float" office:value="26157901" calcext:value-type="float">
            <text:p>26157901</text:p>
          </table:table-cell>
          <table:table-cell office:value-type="string" calcext:value-type="string">
            <text:p>https://api.github.com/repos/olinrobotics/edwin</text:p>
          </table:table-cell>
          <table:table-cell table:formula="of:=REPLACE([.B4181]; 1; 29; &quot;&quot;)" office:value-type="string" office:string-value="olinrobotics/edwin" calcext:value-type="string">
            <text:p>olinrobotics/edwin</text:p>
          </table:table-cell>
        </table:table-row>
        <table:table-row table:style-name="ro1">
          <table:table-cell office:value-type="float" office:value="26172531" calcext:value-type="float">
            <text:p>26172531</text:p>
          </table:table-cell>
          <table:table-cell office:value-type="string" calcext:value-type="string">
            <text:p>https://api.github.com/repos/mxcube/HardwareObjects</text:p>
          </table:table-cell>
          <table:table-cell table:formula="of:=REPLACE([.B4182]; 1; 29; &quot;&quot;)" office:value-type="string" office:string-value="mxcube/HardwareObjects" calcext:value-type="string">
            <text:p>mxcube/HardwareObjects</text:p>
          </table:table-cell>
        </table:table-row>
        <table:table-row table:style-name="ro1">
          <table:table-cell office:value-type="float" office:value="26175754" calcext:value-type="float">
            <text:p>26175754</text:p>
          </table:table-cell>
          <table:table-cell office:value-type="string" calcext:value-type="string">
            <text:p>https://api.github.com/repos/REANNZ/faucet</text:p>
          </table:table-cell>
          <table:table-cell table:formula="of:=REPLACE([.B4183]; 1; 29; &quot;&quot;)" office:value-type="string" office:string-value="REANNZ/faucet" calcext:value-type="string">
            <text:p>REANNZ/faucet</text:p>
          </table:table-cell>
        </table:table-row>
        <table:table-row table:style-name="ro1">
          <table:table-cell office:value-type="float" office:value="26175758" calcext:value-type="float">
            <text:p>26175758</text:p>
          </table:table-cell>
          <table:table-cell office:value-type="string" calcext:value-type="string">
            <text:p>https://api.github.com/repos/yunity/yunity-core</text:p>
          </table:table-cell>
          <table:table-cell table:formula="of:=REPLACE([.B4184]; 1; 29; &quot;&quot;)" office:value-type="string" office:string-value="yunity/yunity-core" calcext:value-type="string">
            <text:p>yunity/yunity-core</text:p>
          </table:table-cell>
        </table:table-row>
        <table:table-row table:style-name="ro1">
          <table:table-cell office:value-type="float" office:value="26178971" calcext:value-type="float">
            <text:p>26178971</text:p>
          </table:table-cell>
          <table:table-cell office:value-type="string" calcext:value-type="string">
            <text:p>https://api.github.com/repos/probcomp/bdbcontrib</text:p>
          </table:table-cell>
          <table:table-cell table:formula="of:=REPLACE([.B4185]; 1; 29; &quot;&quot;)" office:value-type="string" office:string-value="probcomp/bdbcontrib" calcext:value-type="string">
            <text:p>probcomp/bdbcontrib</text:p>
          </table:table-cell>
        </table:table-row>
        <table:table-row table:style-name="ro1">
          <table:table-cell office:value-type="float" office:value="26184705" calcext:value-type="float">
            <text:p>26184705</text:p>
          </table:table-cell>
          <table:table-cell office:value-type="string" calcext:value-type="string">
            <text:p>https://api.github.com/repos/geometalab/OSM-Crosswalk-Detection</text:p>
          </table:table-cell>
          <table:table-cell table:formula="of:=REPLACE([.B4186]; 1; 29; &quot;&quot;)" office:value-type="string" office:string-value="geometalab/OSM-Crosswalk-Detection" calcext:value-type="string">
            <text:p>geometalab/OSM-Crosswalk-Detection</text:p>
          </table:table-cell>
        </table:table-row>
        <table:table-row table:style-name="ro1">
          <table:table-cell office:value-type="float" office:value="26188092" calcext:value-type="float">
            <text:p>26188092</text:p>
          </table:table-cell>
          <table:table-cell office:value-type="string" calcext:value-type="string">
            <text:p>https://api.github.com/repos/nextml/NEXT</text:p>
          </table:table-cell>
          <table:table-cell table:formula="of:=REPLACE([.B4187]; 1; 29; &quot;&quot;)" office:value-type="string" office:string-value="nextml/NEXT" calcext:value-type="string">
            <text:p>nextml/NEXT</text:p>
          </table:table-cell>
        </table:table-row>
        <table:table-row table:style-name="ro1">
          <table:table-cell office:value-type="float" office:value="26193387" calcext:value-type="float">
            <text:p>26193387</text:p>
          </table:table-cell>
          <table:table-cell office:value-type="string" calcext:value-type="string">
            <text:p>https://api.github.com/repos/gbenson/i8c</text:p>
          </table:table-cell>
          <table:table-cell table:formula="of:=REPLACE([.B4188]; 1; 29; &quot;&quot;)" office:value-type="string" office:string-value="gbenson/i8c" calcext:value-type="string">
            <text:p>gbenson/i8c</text:p>
          </table:table-cell>
        </table:table-row>
        <table:table-row table:style-name="ro1">
          <table:table-cell office:value-type="float" office:value="26201677" calcext:value-type="float">
            <text:p>26201677</text:p>
          </table:table-cell>
          <table:table-cell office:value-type="string" calcext:value-type="string">
            <text:p>https://api.github.com/repos/tomduck/bassclef</text:p>
          </table:table-cell>
          <table:table-cell table:formula="of:=REPLACE([.B4189]; 1; 29; &quot;&quot;)" office:value-type="string" office:string-value="tomduck/bassclef" calcext:value-type="string">
            <text:p>tomduck/bassclef</text:p>
          </table:table-cell>
        </table:table-row>
        <table:table-row table:style-name="ro1">
          <table:table-cell office:value-type="float" office:value="26205613" calcext:value-type="float">
            <text:p>26205613</text:p>
          </table:table-cell>
          <table:table-cell office:value-type="string" calcext:value-type="string">
            <text:p>https://api.github.com/repos/EndPointCorp/lg_ros_nodes</text:p>
          </table:table-cell>
          <table:table-cell table:formula="of:=REPLACE([.B4190]; 1; 29; &quot;&quot;)" office:value-type="string" office:string-value="EndPointCorp/lg_ros_nodes" calcext:value-type="string">
            <text:p>EndPointCorp/lg_ros_nodes</text:p>
          </table:table-cell>
        </table:table-row>
        <table:table-row table:style-name="ro1">
          <table:table-cell office:value-type="float" office:value="26244107" calcext:value-type="float">
            <text:p>26244107</text:p>
          </table:table-cell>
          <table:table-cell office:value-type="string" calcext:value-type="string">
            <text:p>https://api.github.com/repos/jon-turney/calm</text:p>
          </table:table-cell>
          <table:table-cell table:formula="of:=REPLACE([.B4191]; 1; 29; &quot;&quot;)" office:value-type="string" office:string-value="jon-turney/calm" calcext:value-type="string">
            <text:p>jon-turney/calm</text:p>
          </table:table-cell>
        </table:table-row>
        <table:table-row table:style-name="ro1">
          <table:table-cell office:value-type="float" office:value="26247582" calcext:value-type="float">
            <text:p>26247582</text:p>
          </table:table-cell>
          <table:table-cell office:value-type="string" calcext:value-type="string">
            <text:p>https://api.github.com/repos/gprMax/gprMax</text:p>
          </table:table-cell>
          <table:table-cell table:formula="of:=REPLACE([.B4192]; 1; 29; &quot;&quot;)" office:value-type="string" office:string-value="gprMax/gprMax" calcext:value-type="string">
            <text:p>gprMax/gprMax</text:p>
          </table:table-cell>
        </table:table-row>
        <table:table-row table:style-name="ro1">
          <table:table-cell office:value-type="float" office:value="26251561" calcext:value-type="float">
            <text:p>26251561</text:p>
          </table:table-cell>
          <table:table-cell office:value-type="string" calcext:value-type="string">
            <text:p>https://api.github.com/repos/bjodah/pyodesys</text:p>
          </table:table-cell>
          <table:table-cell table:formula="of:=REPLACE([.B4193]; 1; 29; &quot;&quot;)" office:value-type="string" office:string-value="bjodah/pyodesys" calcext:value-type="string">
            <text:p>bjodah/pyodesys</text:p>
          </table:table-cell>
        </table:table-row>
        <table:table-row table:style-name="ro1">
          <table:table-cell office:value-type="float" office:value="26252621" calcext:value-type="float">
            <text:p>26252621</text:p>
          </table:table-cell>
          <table:table-cell office:value-type="string" calcext:value-type="string">
            <text:p>https://api.github.com/repos/KDE/kdev-python</text:p>
          </table:table-cell>
          <table:table-cell table:formula="of:=REPLACE([.B4194]; 1; 29; &quot;&quot;)" office:value-type="string" office:string-value="KDE/kdev-python" calcext:value-type="string">
            <text:p>KDE/kdev-python</text:p>
          </table:table-cell>
        </table:table-row>
        <table:table-row table:style-name="ro1">
          <table:table-cell office:value-type="float" office:value="26259228" calcext:value-type="float">
            <text:p>26259228</text:p>
          </table:table-cell>
          <table:table-cell office:value-type="string" calcext:value-type="string">
            <text:p>https://api.github.com/repos/mozilla/sops</text:p>
          </table:table-cell>
          <table:table-cell table:formula="of:=REPLACE([.B4195]; 1; 29; &quot;&quot;)" office:value-type="string" office:string-value="mozilla/sops" calcext:value-type="string">
            <text:p>mozilla/sops</text:p>
          </table:table-cell>
        </table:table-row>
        <table:table-row table:style-name="ro1">
          <table:table-cell office:value-type="float" office:value="26265036" calcext:value-type="float">
            <text:p>26265036</text:p>
          </table:table-cell>
          <table:table-cell office:value-type="string" calcext:value-type="string">
            <text:p>https://api.github.com/repos/suoto/vim-hdl</text:p>
          </table:table-cell>
          <table:table-cell table:formula="of:=REPLACE([.B4196]; 1; 29; &quot;&quot;)" office:value-type="string" office:string-value="suoto/vim-hdl" calcext:value-type="string">
            <text:p>suoto/vim-hdl</text:p>
          </table:table-cell>
        </table:table-row>
        <table:table-row table:style-name="ro1">
          <table:table-cell office:value-type="float" office:value="26266613" calcext:value-type="float">
            <text:p>26266613</text:p>
          </table:table-cell>
          <table:table-cell office:value-type="string" calcext:value-type="string">
            <text:p>https://api.github.com/repos/fedora-python/portingdb</text:p>
          </table:table-cell>
          <table:table-cell table:formula="of:=REPLACE([.B4197]; 1; 29; &quot;&quot;)" office:value-type="string" office:string-value="fedora-python/portingdb" calcext:value-type="string">
            <text:p>fedora-python/portingdb</text:p>
          </table:table-cell>
        </table:table-row>
        <table:table-row table:style-name="ro1">
          <table:table-cell office:value-type="float" office:value="26269304" calcext:value-type="float">
            <text:p>26269304</text:p>
          </table:table-cell>
          <table:table-cell office:value-type="string" calcext:value-type="string">
            <text:p>https://api.github.com/repos/mit-uav/comm</text:p>
          </table:table-cell>
          <table:table-cell table:formula="of:=REPLACE([.B4198]; 1; 29; &quot;&quot;)" office:value-type="string" office:string-value="mit-uav/comm" calcext:value-type="string">
            <text:p>mit-uav/comm</text:p>
          </table:table-cell>
        </table:table-row>
        <table:table-row table:style-name="ro1">
          <table:table-cell office:value-type="float" office:value="26276528" calcext:value-type="float">
            <text:p>26276528</text:p>
          </table:table-cell>
          <table:table-cell office:value-type="string" calcext:value-type="string">
            <text:p>https://api.github.com/repos/nueverest/blowdrycss</text:p>
          </table:table-cell>
          <table:table-cell table:formula="of:=REPLACE([.B4199]; 1; 29; &quot;&quot;)" office:value-type="string" office:string-value="nueverest/blowdrycss" calcext:value-type="string">
            <text:p>nueverest/blowdrycss</text:p>
          </table:table-cell>
        </table:table-row>
        <table:table-row table:style-name="ro1">
          <table:table-cell office:value-type="float" office:value="26278539" calcext:value-type="float">
            <text:p>26278539</text:p>
          </table:table-cell>
          <table:table-cell office:value-type="string" calcext:value-type="string">
            <text:p>https://api.github.com/repos/optiflows/nyuki</text:p>
          </table:table-cell>
          <table:table-cell table:formula="of:=REPLACE([.B4200]; 1; 29; &quot;&quot;)" office:value-type="string" office:string-value="optiflows/nyuki" calcext:value-type="string">
            <text:p>optiflows/nyuki</text:p>
          </table:table-cell>
        </table:table-row>
        <table:table-row table:style-name="ro1">
          <table:table-cell office:value-type="float" office:value="26301901" calcext:value-type="float">
            <text:p>26301901</text:p>
          </table:table-cell>
          <table:table-cell office:value-type="string" calcext:value-type="string">
            <text:p>https://api.github.com/repos/tslnc04/python-projects-2</text:p>
          </table:table-cell>
          <table:table-cell table:formula="of:=REPLACE([.B4201]; 1; 29; &quot;&quot;)" office:value-type="string" office:string-value="tslnc04/python-projects-2" calcext:value-type="string">
            <text:p>tslnc04/python-projects-2</text:p>
          </table:table-cell>
        </table:table-row>
        <table:table-row table:style-name="ro1">
          <table:table-cell office:value-type="float" office:value="26348442" calcext:value-type="float">
            <text:p>26348442</text:p>
          </table:table-cell>
          <table:table-cell office:value-type="string" calcext:value-type="string">
            <text:p>https://api.github.com/repos/theotherp/nzbhydra</text:p>
          </table:table-cell>
          <table:table-cell table:formula="of:=REPLACE([.B4202]; 1; 29; &quot;&quot;)" office:value-type="string" office:string-value="theotherp/nzbhydra" calcext:value-type="string">
            <text:p>theotherp/nzbhydra</text:p>
          </table:table-cell>
        </table:table-row>
        <table:table-row table:style-name="ro1">
          <table:table-cell office:value-type="float" office:value="26420629" calcext:value-type="float">
            <text:p>26420629</text:p>
          </table:table-cell>
          <table:table-cell office:value-type="string" calcext:value-type="string">
            <text:p>https://api.github.com/repos/monitoringartist/zabbix-searcher</text:p>
          </table:table-cell>
          <table:table-cell table:formula="of:=REPLACE([.B4203]; 1; 29; &quot;&quot;)" office:value-type="string" office:string-value="monitoringartist/zabbix-searcher" calcext:value-type="string">
            <text:p>monitoringartist/zabbix-searcher</text:p>
          </table:table-cell>
        </table:table-row>
        <table:table-row table:style-name="ro1">
          <table:table-cell office:value-type="float" office:value="26427893" calcext:value-type="float">
            <text:p>26427893</text:p>
          </table:table-cell>
          <table:table-cell office:value-type="string" calcext:value-type="string">
            <text:p>https://api.github.com/repos/achael/eht-imaging</text:p>
          </table:table-cell>
          <table:table-cell table:formula="of:=REPLACE([.B4204]; 1; 29; &quot;&quot;)" office:value-type="string" office:string-value="achael/eht-imaging" calcext:value-type="string">
            <text:p>achael/eht-imaging</text:p>
          </table:table-cell>
        </table:table-row>
        <table:table-row table:style-name="ro1">
          <table:table-cell office:value-type="float" office:value="26441018" calcext:value-type="float">
            <text:p>26441018</text:p>
          </table:table-cell>
          <table:table-cell office:value-type="string" calcext:value-type="string">
            <text:p>https://api.github.com/repos/mozilla/version-control-tools</text:p>
          </table:table-cell>
          <table:table-cell table:formula="of:=REPLACE([.B4205]; 1; 29; &quot;&quot;)" office:value-type="string" office:string-value="mozilla/version-control-tools" calcext:value-type="string">
            <text:p>mozilla/version-control-tools</text:p>
          </table:table-cell>
        </table:table-row>
        <table:table-row table:style-name="ro1">
          <table:table-cell office:value-type="float" office:value="26450904" calcext:value-type="float">
            <text:p>26450904</text:p>
          </table:table-cell>
          <table:table-cell office:value-type="string" calcext:value-type="string">
            <text:p>https://api.github.com/repos/fma38/Py4bot</text:p>
          </table:table-cell>
          <table:table-cell table:formula="of:=REPLACE([.B4206]; 1; 29; &quot;&quot;)" office:value-type="string" office:string-value="fma38/Py4bot" calcext:value-type="string">
            <text:p>fma38/Py4bot</text:p>
          </table:table-cell>
        </table:table-row>
        <table:table-row table:style-name="ro1">
          <table:table-cell office:value-type="float" office:value="26472013" calcext:value-type="float">
            <text:p>26472013</text:p>
          </table:table-cell>
          <table:table-cell office:value-type="string" calcext:value-type="string">
            <text:p>https://api.github.com/repos/openhealthcare/elcid-rfh</text:p>
          </table:table-cell>
          <table:table-cell table:formula="of:=REPLACE([.B4207]; 1; 29; &quot;&quot;)" office:value-type="string" office:string-value="openhealthcare/elcid-rfh" calcext:value-type="string">
            <text:p>openhealthcare/elcid-rfh</text:p>
          </table:table-cell>
        </table:table-row>
        <table:table-row table:style-name="ro1">
          <table:table-cell office:value-type="float" office:value="26484669" calcext:value-type="float">
            <text:p>26484669</text:p>
          </table:table-cell>
          <table:table-cell office:value-type="string" calcext:value-type="string">
            <text:p>https://api.github.com/repos/openstack/vitrage</text:p>
          </table:table-cell>
          <table:table-cell table:formula="of:=REPLACE([.B4208]; 1; 29; &quot;&quot;)" office:value-type="string" office:string-value="openstack/vitrage" calcext:value-type="string">
            <text:p>openstack/vitrage</text:p>
          </table:table-cell>
        </table:table-row>
        <table:table-row table:style-name="ro1">
          <table:table-cell office:value-type="float" office:value="26511268" calcext:value-type="float">
            <text:p>26511268</text:p>
          </table:table-cell>
          <table:table-cell office:value-type="string" calcext:value-type="string">
            <text:p>https://api.github.com/repos/secdev/scapy</text:p>
          </table:table-cell>
          <table:table-cell table:formula="of:=REPLACE([.B4209]; 1; 29; &quot;&quot;)" office:value-type="string" office:string-value="secdev/scapy" calcext:value-type="string">
            <text:p>secdev/scapy</text:p>
          </table:table-cell>
        </table:table-row>
        <table:table-row table:style-name="ro1">
          <table:table-cell office:value-type="float" office:value="26549700" calcext:value-type="float">
            <text:p>26549700</text:p>
          </table:table-cell>
          <table:table-cell office:value-type="string" calcext:value-type="string">
            <text:p>https://api.github.com/repos/tsherwen/AC_tools</text:p>
          </table:table-cell>
          <table:table-cell table:formula="of:=REPLACE([.B4210]; 1; 29; &quot;&quot;)" office:value-type="string" office:string-value="tsherwen/AC_tools" calcext:value-type="string">
            <text:p>tsherwen/AC_tools</text:p>
          </table:table-cell>
        </table:table-row>
        <table:table-row table:style-name="ro1">
          <table:table-cell office:value-type="float" office:value="26555561" calcext:value-type="float">
            <text:p>26555561</text:p>
          </table:table-cell>
          <table:table-cell office:value-type="string" calcext:value-type="string">
            <text:p>https://api.github.com/repos/ASaiM/framework</text:p>
          </table:table-cell>
          <table:table-cell table:formula="of:=REPLACE([.B4211]; 1; 29; &quot;&quot;)" office:value-type="string" office:string-value="ASaiM/framework" calcext:value-type="string">
            <text:p>ASaiM/framework</text:p>
          </table:table-cell>
        </table:table-row>
        <table:table-row table:style-name="ro1">
          <table:table-cell office:value-type="float" office:value="26557495" calcext:value-type="float">
            <text:p>26557495</text:p>
          </table:table-cell>
          <table:table-cell office:value-type="string" calcext:value-type="string">
            <text:p>https://api.github.com/repos/kama-xiong/gstar</text:p>
          </table:table-cell>
          <table:table-cell table:formula="of:=REPLACE([.B4212]; 1; 29; &quot;&quot;)" office:value-type="string" office:string-value="kama-xiong/gstar" calcext:value-type="string">
            <text:p>kama-xiong/gstar</text:p>
          </table:table-cell>
        </table:table-row>
        <table:table-row table:style-name="ro1">
          <table:table-cell office:value-type="float" office:value="26563683" calcext:value-type="float">
            <text:p>26563683</text:p>
          </table:table-cell>
          <table:table-cell office:value-type="string" calcext:value-type="string">
            <text:p>https://api.github.com/repos/TheLetterN/sgs-flask</text:p>
          </table:table-cell>
          <table:table-cell table:formula="of:=REPLACE([.B4213]; 1; 29; &quot;&quot;)" office:value-type="string" office:string-value="TheLetterN/sgs-flask" calcext:value-type="string">
            <text:p>TheLetterN/sgs-flask</text:p>
          </table:table-cell>
        </table:table-row>
        <table:table-row table:style-name="ro1">
          <table:table-cell office:value-type="float" office:value="26588609" calcext:value-type="float">
            <text:p>26588609</text:p>
          </table:table-cell>
          <table:table-cell office:value-type="string" calcext:value-type="string">
            <text:p>https://api.github.com/repos/sxpert/jmmc</text:p>
          </table:table-cell>
          <table:table-cell table:formula="of:=REPLACE([.B4214]; 1; 29; &quot;&quot;)" office:value-type="string" office:string-value="sxpert/jmmc" calcext:value-type="string">
            <text:p>sxpert/jmmc</text:p>
          </table:table-cell>
        </table:table-row>
        <table:table-row table:style-name="ro1">
          <table:table-cell office:value-type="float" office:value="26608662" calcext:value-type="float">
            <text:p>26608662</text:p>
          </table:table-cell>
          <table:table-cell office:value-type="string" calcext:value-type="string">
            <text:p>https://api.github.com/repos/monty5811/apostello</text:p>
          </table:table-cell>
          <table:table-cell table:formula="of:=REPLACE([.B4215]; 1; 29; &quot;&quot;)" office:value-type="string" office:string-value="monty5811/apostello" calcext:value-type="string">
            <text:p>monty5811/apostello</text:p>
          </table:table-cell>
        </table:table-row>
        <table:table-row table:style-name="ro1">
          <table:table-cell office:value-type="float" office:value="26610385" calcext:value-type="float">
            <text:p>26610385</text:p>
          </table:table-cell>
          <table:table-cell office:value-type="string" calcext:value-type="string">
            <text:p>https://api.github.com/repos/hambro/chemie</text:p>
          </table:table-cell>
          <table:table-cell table:formula="of:=REPLACE([.B4216]; 1; 29; &quot;&quot;)" office:value-type="string" office:string-value="hambro/chemie" calcext:value-type="string">
            <text:p>hambro/chemie</text:p>
          </table:table-cell>
        </table:table-row>
        <table:table-row table:style-name="ro1">
          <table:table-cell office:value-type="float" office:value="26640830" calcext:value-type="float">
            <text:p>26640830</text:p>
          </table:table-cell>
          <table:table-cell office:value-type="string" calcext:value-type="string">
            <text:p>https://api.github.com/repos/hack4impact/clean-air-council</text:p>
          </table:table-cell>
          <table:table-cell table:formula="of:=REPLACE([.B4217]; 1; 29; &quot;&quot;)" office:value-type="string" office:string-value="hack4impact/clean-air-council" calcext:value-type="string">
            <text:p>hack4impact/clean-air-council</text:p>
          </table:table-cell>
        </table:table-row>
        <table:table-row table:style-name="ro1">
          <table:table-cell office:value-type="float" office:value="26902031" calcext:value-type="float">
            <text:p>26902031</text:p>
          </table:table-cell>
          <table:table-cell office:value-type="string" calcext:value-type="string">
            <text:p>https://api.github.com/repos/achambers8472/ac-python</text:p>
          </table:table-cell>
          <table:table-cell table:formula="of:=REPLACE([.B4218]; 1; 29; &quot;&quot;)" office:value-type="string" office:string-value="achambers8472/ac-python" calcext:value-type="string">
            <text:p>achambers8472/ac-python</text:p>
          </table:table-cell>
        </table:table-row>
        <table:table-row table:style-name="ro1">
          <table:table-cell office:value-type="float" office:value="26991108" calcext:value-type="float">
            <text:p>26991108</text:p>
          </table:table-cell>
          <table:table-cell office:value-type="string" calcext:value-type="string">
            <text:p>https://api.github.com/repos/bornhack/bornhack-website</text:p>
          </table:table-cell>
          <table:table-cell table:formula="of:=REPLACE([.B4219]; 1; 29; &quot;&quot;)" office:value-type="string" office:string-value="bornhack/bornhack-website" calcext:value-type="string">
            <text:p>bornhack/bornhack-website</text:p>
          </table:table-cell>
        </table:table-row>
        <table:table-row table:style-name="ro1">
          <table:table-cell office:value-type="float" office:value="26995651" calcext:value-type="float">
            <text:p>26995651</text:p>
          </table:table-cell>
          <table:table-cell office:value-type="string" calcext:value-type="string">
            <text:p>https://api.github.com/repos/robinandeer/puzzle</text:p>
          </table:table-cell>
          <table:table-cell table:formula="of:=REPLACE([.B4220]; 1; 29; &quot;&quot;)" office:value-type="string" office:string-value="robinandeer/puzzle" calcext:value-type="string">
            <text:p>robinandeer/puzzle</text:p>
          </table:table-cell>
        </table:table-row>
        <table:table-row table:style-name="ro1">
          <table:table-cell office:value-type="float" office:value="27011437" calcext:value-type="float">
            <text:p>27011437</text:p>
          </table:table-cell>
          <table:table-cell office:value-type="string" calcext:value-type="string">
            <text:p>https://api.github.com/repos/gregory-halverson/ET_Data_Cycle</text:p>
          </table:table-cell>
          <table:table-cell table:formula="of:=REPLACE([.B4221]; 1; 29; &quot;&quot;)" office:value-type="string" office:string-value="gregory-halverson/ET_Data_Cycle" calcext:value-type="string">
            <text:p>gregory-halverson/ET_Data_Cycle</text:p>
          </table:table-cell>
        </table:table-row>
        <table:table-row table:style-name="ro1">
          <table:table-cell office:value-type="float" office:value="27012534" calcext:value-type="float">
            <text:p>27012534</text:p>
          </table:table-cell>
          <table:table-cell office:value-type="string" calcext:value-type="string">
            <text:p>https://api.github.com/repos/alx741/dotfiles</text:p>
          </table:table-cell>
          <table:table-cell table:formula="of:=REPLACE([.B4222]; 1; 29; &quot;&quot;)" office:value-type="string" office:string-value="alx741/dotfiles" calcext:value-type="string">
            <text:p>alx741/dotfiles</text:p>
          </table:table-cell>
        </table:table-row>
        <table:table-row table:style-name="ro1">
          <table:table-cell office:value-type="float" office:value="27018869" calcext:value-type="float">
            <text:p>27018869</text:p>
          </table:table-cell>
          <table:table-cell office:value-type="string" calcext:value-type="string">
            <text:p>https://api.github.com/repos/ENCODE-DCC/pyencoded-tools</text:p>
          </table:table-cell>
          <table:table-cell table:formula="of:=REPLACE([.B4223]; 1; 29; &quot;&quot;)" office:value-type="string" office:string-value="ENCODE-DCC/pyencoded-tools" calcext:value-type="string">
            <text:p>ENCODE-DCC/pyencoded-tools</text:p>
          </table:table-cell>
        </table:table-row>
        <table:table-row table:style-name="ro1">
          <table:table-cell office:value-type="float" office:value="27020002" calcext:value-type="float">
            <text:p>27020002</text:p>
          </table:table-cell>
          <table:table-cell office:value-type="string" calcext:value-type="string">
            <text:p>https://api.github.com/repos/galgalesh/tengu-charms</text:p>
          </table:table-cell>
          <table:table-cell table:formula="of:=REPLACE([.B4224]; 1; 29; &quot;&quot;)" office:value-type="string" office:string-value="galgalesh/tengu-charms" calcext:value-type="string">
            <text:p>galgalesh/tengu-charms</text:p>
          </table:table-cell>
        </table:table-row>
        <table:table-row table:style-name="ro1">
          <table:table-cell office:value-type="float" office:value="27023395" calcext:value-type="float">
            <text:p>27023395</text:p>
          </table:table-cell>
          <table:table-cell office:value-type="string" calcext:value-type="string">
            <text:p>https://api.github.com/repos/alphagov/digitalmarketplace-scripts</text:p>
          </table:table-cell>
          <table:table-cell table:formula="of:=REPLACE([.B4225]; 1; 29; &quot;&quot;)" office:value-type="string" office:string-value="alphagov/digitalmarketplace-scripts" calcext:value-type="string">
            <text:p>alphagov/digitalmarketplace-scripts</text:p>
          </table:table-cell>
        </table:table-row>
        <table:table-row table:style-name="ro1">
          <table:table-cell office:value-type="float" office:value="27046826" calcext:value-type="float">
            <text:p>27046826</text:p>
          </table:table-cell>
          <table:table-cell office:value-type="string" calcext:value-type="string">
            <text:p>https://api.github.com/repos/skishore/makemeahanzi</text:p>
          </table:table-cell>
          <table:table-cell table:formula="of:=REPLACE([.B4226]; 1; 29; &quot;&quot;)" office:value-type="string" office:string-value="skishore/makemeahanzi" calcext:value-type="string">
            <text:p>skishore/makemeahanzi</text:p>
          </table:table-cell>
        </table:table-row>
        <table:table-row table:style-name="ro1">
          <table:table-cell office:value-type="float" office:value="27064197" calcext:value-type="float">
            <text:p>27064197</text:p>
          </table:table-cell>
          <table:table-cell office:value-type="string" calcext:value-type="string">
            <text:p>https://api.github.com/repos/datashaman/wifidog-auth-flask</text:p>
          </table:table-cell>
          <table:table-cell table:formula="of:=REPLACE([.B4227]; 1; 29; &quot;&quot;)" office:value-type="string" office:string-value="datashaman/wifidog-auth-flask" calcext:value-type="string">
            <text:p>datashaman/wifidog-auth-flask</text:p>
          </table:table-cell>
        </table:table-row>
        <table:table-row table:style-name="ro1">
          <table:table-cell office:value-type="float" office:value="27069523" calcext:value-type="float">
            <text:p>27069523</text:p>
          </table:table-cell>
          <table:table-cell office:value-type="string" calcext:value-type="string">
            <text:p>https://api.github.com/repos/bastiandg/hosts</text:p>
          </table:table-cell>
          <table:table-cell table:formula="of:=REPLACE([.B4228]; 1; 29; &quot;&quot;)" office:value-type="string" office:string-value="bastiandg/hosts" calcext:value-type="string">
            <text:p>bastiandg/hosts</text:p>
          </table:table-cell>
        </table:table-row>
        <table:table-row table:style-name="ro1">
          <table:table-cell office:value-type="float" office:value="27082061" calcext:value-type="float">
            <text:p>27082061</text:p>
          </table:table-cell>
          <table:table-cell office:value-type="string" calcext:value-type="string">
            <text:p>https://api.github.com/repos/bjodah/chempy</text:p>
          </table:table-cell>
          <table:table-cell table:formula="of:=REPLACE([.B4229]; 1; 29; &quot;&quot;)" office:value-type="string" office:string-value="bjodah/chempy" calcext:value-type="string">
            <text:p>bjodah/chempy</text:p>
          </table:table-cell>
        </table:table-row>
        <table:table-row table:style-name="ro1">
          <table:table-cell office:value-type="float" office:value="27082548" calcext:value-type="float">
            <text:p>27082548</text:p>
          </table:table-cell>
          <table:table-cell office:value-type="string" calcext:value-type="string">
            <text:p>https://api.github.com/repos/kimiyoung/ssl</text:p>
          </table:table-cell>
          <table:table-cell table:formula="of:=REPLACE([.B4230]; 1; 29; &quot;&quot;)" office:value-type="string" office:string-value="kimiyoung/ssl" calcext:value-type="string">
            <text:p>kimiyoung/ssl</text:p>
          </table:table-cell>
        </table:table-row>
        <table:table-row table:style-name="ro1">
          <table:table-cell office:value-type="float" office:value="27086325" calcext:value-type="float">
            <text:p>27086325</text:p>
          </table:table-cell>
          <table:table-cell office:value-type="string" calcext:value-type="string">
            <text:p>https://api.github.com/repos/getslash/slash</text:p>
          </table:table-cell>
          <table:table-cell table:formula="of:=REPLACE([.B4231]; 1; 29; &quot;&quot;)" office:value-type="string" office:string-value="getslash/slash" calcext:value-type="string">
            <text:p>getslash/slash</text:p>
          </table:table-cell>
        </table:table-row>
        <table:table-row table:style-name="ro1">
          <table:table-cell office:value-type="float" office:value="27086454" calcext:value-type="float">
            <text:p>27086454</text:p>
          </table:table-cell>
          <table:table-cell office:value-type="string" calcext:value-type="string">
            <text:p>https://api.github.com/repos/fengnanyue/Python</text:p>
          </table:table-cell>
          <table:table-cell table:formula="of:=REPLACE([.B4232]; 1; 29; &quot;&quot;)" office:value-type="string" office:string-value="fengnanyue/Python" calcext:value-type="string">
            <text:p>fengnanyue/Python</text:p>
          </table:table-cell>
        </table:table-row>
        <table:table-row table:style-name="ro1">
          <table:table-cell office:value-type="float" office:value="27092803" calcext:value-type="float">
            <text:p>27092803</text:p>
          </table:table-cell>
          <table:table-cell office:value-type="string" calcext:value-type="string">
            <text:p>https://api.github.com/repos/RRZE-HPC/kerncraft</text:p>
          </table:table-cell>
          <table:table-cell table:formula="of:=REPLACE([.B4233]; 1; 29; &quot;&quot;)" office:value-type="string" office:string-value="RRZE-HPC/kerncraft" calcext:value-type="string">
            <text:p>RRZE-HPC/kerncraft</text:p>
          </table:table-cell>
        </table:table-row>
        <table:table-row table:style-name="ro1">
          <table:table-cell office:value-type="float" office:value="27121796" calcext:value-type="float">
            <text:p>27121796</text:p>
          </table:table-cell>
          <table:table-cell office:value-type="string" calcext:value-type="string">
            <text:p>https://api.github.com/repos/graphql-python/graphql-core</text:p>
          </table:table-cell>
          <table:table-cell table:formula="of:=REPLACE([.B4234]; 1; 29; &quot;&quot;)" office:value-type="string" office:string-value="graphql-python/graphql-core" calcext:value-type="string">
            <text:p>graphql-python/graphql-core</text:p>
          </table:table-cell>
        </table:table-row>
        <table:table-row table:style-name="ro1">
          <table:table-cell office:value-type="float" office:value="27129572" calcext:value-type="float">
            <text:p>27129572</text:p>
          </table:table-cell>
          <table:table-cell office:value-type="string" calcext:value-type="string">
            <text:p>https://api.github.com/repos/satnet-project/generic-client</text:p>
          </table:table-cell>
          <table:table-cell table:formula="of:=REPLACE([.B4235]; 1; 29; &quot;&quot;)" office:value-type="string" office:string-value="satnet-project/generic-client" calcext:value-type="string">
            <text:p>satnet-project/generic-client</text:p>
          </table:table-cell>
        </table:table-row>
        <table:table-row table:style-name="ro1">
          <table:table-cell office:value-type="float" office:value="27133664" calcext:value-type="float">
            <text:p>27133664</text:p>
          </table:table-cell>
          <table:table-cell office:value-type="string" calcext:value-type="string">
            <text:p>https://api.github.com/repos/open-austin/construction-permits</text:p>
          </table:table-cell>
          <table:table-cell table:formula="of:=REPLACE([.B4236]; 1; 29; &quot;&quot;)" office:value-type="string" office:string-value="open-austin/construction-permits" calcext:value-type="string">
            <text:p>open-austin/construction-permits</text:p>
          </table:table-cell>
        </table:table-row>
        <table:table-row table:style-name="ro1">
          <table:table-cell office:value-type="float" office:value="27136308" calcext:value-type="float">
            <text:p>27136308</text:p>
          </table:table-cell>
          <table:table-cell office:value-type="string" calcext:value-type="string">
            <text:p>https://api.github.com/repos/Invoca/developer-docs</text:p>
          </table:table-cell>
          <table:table-cell table:formula="of:=REPLACE([.B4237]; 1; 29; &quot;&quot;)" office:value-type="string" office:string-value="Invoca/developer-docs" calcext:value-type="string">
            <text:p>Invoca/developer-docs</text:p>
          </table:table-cell>
        </table:table-row>
        <table:table-row table:style-name="ro1">
          <table:table-cell office:value-type="float" office:value="27156391" calcext:value-type="float">
            <text:p>27156391</text:p>
          </table:table-cell>
          <table:table-cell office:value-type="string" calcext:value-type="string">
            <text:p>https://api.github.com/repos/hunyadix/Pixel_Inefficiency_Analyzer</text:p>
          </table:table-cell>
          <table:table-cell table:formula="of:=REPLACE([.B4238]; 1; 29; &quot;&quot;)" office:value-type="string" office:string-value="hunyadix/Pixel_Inefficiency_Analyzer" calcext:value-type="string">
            <text:p>hunyadix/Pixel_Inefficiency_Analyzer</text:p>
          </table:table-cell>
        </table:table-row>
        <table:table-row table:style-name="ro1">
          <table:table-cell office:value-type="float" office:value="27177703" calcext:value-type="float">
            <text:p>27177703</text:p>
          </table:table-cell>
          <table:table-cell office:value-type="string" calcext:value-type="string">
            <text:p>https://api.github.com/repos/RuleWorld/atomizer</text:p>
          </table:table-cell>
          <table:table-cell table:formula="of:=REPLACE([.B4239]; 1; 29; &quot;&quot;)" office:value-type="string" office:string-value="RuleWorld/atomizer" calcext:value-type="string">
            <text:p>RuleWorld/atomizer</text:p>
          </table:table-cell>
        </table:table-row>
        <table:table-row table:style-name="ro1">
          <table:table-cell office:value-type="float" office:value="27182705" calcext:value-type="float">
            <text:p>27182705</text:p>
          </table:table-cell>
          <table:table-cell office:value-type="string" calcext:value-type="string">
            <text:p>https://api.github.com/repos/Kayra/prospector</text:p>
          </table:table-cell>
          <table:table-cell table:formula="of:=REPLACE([.B4240]; 1; 29; &quot;&quot;)" office:value-type="string" office:string-value="Kayra/prospector" calcext:value-type="string">
            <text:p>Kayra/prospector</text:p>
          </table:table-cell>
        </table:table-row>
        <table:table-row table:style-name="ro1">
          <table:table-cell office:value-type="float" office:value="27198274" calcext:value-type="float">
            <text:p>27198274</text:p>
          </table:table-cell>
          <table:table-cell office:value-type="string" calcext:value-type="string">
            <text:p>https://api.github.com/repos/graphql-python/graphene</text:p>
          </table:table-cell>
          <table:table-cell table:formula="of:=REPLACE([.B4241]; 1; 29; &quot;&quot;)" office:value-type="string" office:string-value="graphql-python/graphene" calcext:value-type="string">
            <text:p>graphql-python/graphene</text:p>
          </table:table-cell>
        </table:table-row>
        <table:table-row table:style-name="ro1">
          <table:table-cell office:value-type="float" office:value="27246257" calcext:value-type="float">
            <text:p>27246257</text:p>
          </table:table-cell>
          <table:table-cell office:value-type="string" calcext:value-type="string">
            <text:p>https://api.github.com/repos/wtsi-hgi/cookie-monster</text:p>
          </table:table-cell>
          <table:table-cell table:formula="of:=REPLACE([.B4242]; 1; 29; &quot;&quot;)" office:value-type="string" office:string-value="wtsi-hgi/cookie-monster" calcext:value-type="string">
            <text:p>wtsi-hgi/cookie-monster</text:p>
          </table:table-cell>
        </table:table-row>
        <table:table-row table:style-name="ro1">
          <table:table-cell office:value-type="float" office:value="27256174" calcext:value-type="float">
            <text:p>27256174</text:p>
          </table:table-cell>
          <table:table-cell office:value-type="string" calcext:value-type="string">
            <text:p>https://api.github.com/repos/nexdatas/tools</text:p>
          </table:table-cell>
          <table:table-cell table:formula="of:=REPLACE([.B4243]; 1; 29; &quot;&quot;)" office:value-type="string" office:string-value="nexdatas/tools" calcext:value-type="string">
            <text:p>nexdatas/tools</text:p>
          </table:table-cell>
        </table:table-row>
        <table:table-row table:style-name="ro1">
          <table:table-cell office:value-type="float" office:value="27272836" calcext:value-type="float">
            <text:p>27272836</text:p>
          </table:table-cell>
          <table:table-cell office:value-type="string" calcext:value-type="string">
            <text:p>https://api.github.com/repos/pywbem/pywbem</text:p>
          </table:table-cell>
          <table:table-cell table:formula="of:=REPLACE([.B4244]; 1; 29; &quot;&quot;)" office:value-type="string" office:string-value="pywbem/pywbem" calcext:value-type="string">
            <text:p>pywbem/pywbem</text:p>
          </table:table-cell>
        </table:table-row>
        <table:table-row table:style-name="ro1">
          <table:table-cell office:value-type="float" office:value="27287706" calcext:value-type="float">
            <text:p>27287706</text:p>
          </table:table-cell>
          <table:table-cell office:value-type="string" calcext:value-type="string">
            <text:p>https://api.github.com/repos/Tarobish/Mirza</text:p>
          </table:table-cell>
          <table:table-cell table:formula="of:=REPLACE([.B4245]; 1; 29; &quot;&quot;)" office:value-type="string" office:string-value="Tarobish/Mirza" calcext:value-type="string">
            <text:p>Tarobish/Mirza</text:p>
          </table:table-cell>
        </table:table-row>
        <table:table-row table:style-name="ro1">
          <table:table-cell office:value-type="float" office:value="27292464" calcext:value-type="float">
            <text:p>27292464</text:p>
          </table:table-cell>
          <table:table-cell office:value-type="string" calcext:value-type="string">
            <text:p>https://api.github.com/repos/beavyHQ/beavy</text:p>
          </table:table-cell>
          <table:table-cell table:formula="of:=REPLACE([.B4246]; 1; 29; &quot;&quot;)" office:value-type="string" office:string-value="beavyHQ/beavy" calcext:value-type="string">
            <text:p>beavyHQ/beavy</text:p>
          </table:table-cell>
        </table:table-row>
        <table:table-row table:style-name="ro1">
          <table:table-cell office:value-type="float" office:value="27302059" calcext:value-type="float">
            <text:p>27302059</text:p>
          </table:table-cell>
          <table:table-cell office:value-type="string" calcext:value-type="string">
            <text:p>https://api.github.com/repos/OpenTransitTools/loader</text:p>
          </table:table-cell>
          <table:table-cell table:formula="of:=REPLACE([.B4247]; 1; 29; &quot;&quot;)" office:value-type="string" office:string-value="OpenTransitTools/loader" calcext:value-type="string">
            <text:p>OpenTransitTools/loader</text:p>
          </table:table-cell>
        </table:table-row>
        <table:table-row table:style-name="ro1">
          <table:table-cell office:value-type="float" office:value="27307360" calcext:value-type="float">
            <text:p>27307360</text:p>
          </table:table-cell>
          <table:table-cell office:value-type="string" calcext:value-type="string">
            <text:p>https://api.github.com/repos/pwollstadt/IDTxl</text:p>
          </table:table-cell>
          <table:table-cell table:formula="of:=REPLACE([.B4248]; 1; 29; &quot;&quot;)" office:value-type="string" office:string-value="pwollstadt/IDTxl" calcext:value-type="string">
            <text:p>pwollstadt/IDTxl</text:p>
          </table:table-cell>
        </table:table-row>
        <table:table-row table:style-name="ro1">
          <table:table-cell office:value-type="float" office:value="27322581" calcext:value-type="float">
            <text:p>27322581</text:p>
          </table:table-cell>
          <table:table-cell office:value-type="string" calcext:value-type="string">
            <text:p>https://api.github.com/repos/dials/dials</text:p>
          </table:table-cell>
          <table:table-cell table:formula="of:=REPLACE([.B4249]; 1; 29; &quot;&quot;)" office:value-type="string" office:string-value="dials/dials" calcext:value-type="string">
            <text:p>dials/dials</text:p>
          </table:table-cell>
        </table:table-row>
        <table:table-row table:style-name="ro1">
          <table:table-cell office:value-type="float" office:value="27356482" calcext:value-type="float">
            <text:p>27356482</text:p>
          </table:table-cell>
          <table:table-cell office:value-type="string" calcext:value-type="string">
            <text:p>https://api.github.com/repos/watson-developer-cloud/python-sdk</text:p>
          </table:table-cell>
          <table:table-cell table:formula="of:=REPLACE([.B4250]; 1; 29; &quot;&quot;)" office:value-type="string" office:string-value="watson-developer-cloud/python-sdk" calcext:value-type="string">
            <text:p>watson-developer-cloud/python-sdk</text:p>
          </table:table-cell>
        </table:table-row>
        <table:table-row table:style-name="ro1">
          <table:table-cell office:value-type="float" office:value="27363764" calcext:value-type="float">
            <text:p>27363764</text:p>
          </table:table-cell>
          <table:table-cell office:value-type="string" calcext:value-type="string">
            <text:p>https://api.github.com/repos/mesosphere/marathon-lb</text:p>
          </table:table-cell>
          <table:table-cell table:formula="of:=REPLACE([.B4251]; 1; 29; &quot;&quot;)" office:value-type="string" office:string-value="mesosphere/marathon-lb" calcext:value-type="string">
            <text:p>mesosphere/marathon-lb</text:p>
          </table:table-cell>
        </table:table-row>
        <table:table-row table:style-name="ro1">
          <table:table-cell office:value-type="float" office:value="27365901" calcext:value-type="float">
            <text:p>27365901</text:p>
          </table:table-cell>
          <table:table-cell office:value-type="string" calcext:value-type="string">
            <text:p>https://api.github.com/repos/allesblinkt/riverbed-vision</text:p>
          </table:table-cell>
          <table:table-cell table:formula="of:=REPLACE([.B4252]; 1; 29; &quot;&quot;)" office:value-type="string" office:string-value="allesblinkt/riverbed-vision" calcext:value-type="string">
            <text:p>allesblinkt/riverbed-vision</text:p>
          </table:table-cell>
        </table:table-row>
        <table:table-row table:style-name="ro1">
          <table:table-cell office:value-type="float" office:value="27370601" calcext:value-type="float">
            <text:p>27370601</text:p>
          </table:table-cell>
          <table:table-cell office:value-type="string" calcext:value-type="string">
            <text:p>https://api.github.com/repos/prasos/denarium-database</text:p>
          </table:table-cell>
          <table:table-cell table:formula="of:=REPLACE([.B4253]; 1; 29; &quot;&quot;)" office:value-type="string" office:string-value="prasos/denarium-database" calcext:value-type="string">
            <text:p>prasos/denarium-database</text:p>
          </table:table-cell>
        </table:table-row>
        <table:table-row table:style-name="ro1">
          <table:table-cell office:value-type="float" office:value="27393415" calcext:value-type="float">
            <text:p>27393415</text:p>
          </table:table-cell>
          <table:table-cell office:value-type="string" calcext:value-type="string">
            <text:p>https://api.github.com/repos/plotly/plotly.py</text:p>
          </table:table-cell>
          <table:table-cell table:formula="of:=REPLACE([.B4254]; 1; 29; &quot;&quot;)" office:value-type="string" office:string-value="plotly/plotly.py" calcext:value-type="string">
            <text:p>plotly/plotly.py</text:p>
          </table:table-cell>
        </table:table-row>
        <table:table-row table:style-name="ro1">
          <table:table-cell office:value-type="float" office:value="27393808" calcext:value-type="float">
            <text:p>27393808</text:p>
          </table:table-cell>
          <table:table-cell office:value-type="string" calcext:value-type="string">
            <text:p>https://api.github.com/repos/derwentx/WooGenerator</text:p>
          </table:table-cell>
          <table:table-cell table:formula="of:=REPLACE([.B4255]; 1; 29; &quot;&quot;)" office:value-type="string" office:string-value="derwentx/WooGenerator" calcext:value-type="string">
            <text:p>derwentx/WooGenerator</text:p>
          </table:table-cell>
        </table:table-row>
        <table:table-row table:style-name="ro1">
          <table:table-cell office:value-type="float" office:value="27397519" calcext:value-type="float">
            <text:p>27397519</text:p>
          </table:table-cell>
          <table:table-cell office:value-type="string" calcext:value-type="string">
            <text:p>https://api.github.com/repos/FalinwaLimited/falinwa_module</text:p>
          </table:table-cell>
          <table:table-cell table:formula="of:=REPLACE([.B4256]; 1; 29; &quot;&quot;)" office:value-type="string" office:string-value="FalinwaLimited/falinwa_module" calcext:value-type="string">
            <text:p>FalinwaLimited/falinwa_module</text:p>
          </table:table-cell>
        </table:table-row>
        <table:table-row table:style-name="ro1">
          <table:table-cell office:value-type="float" office:value="27398623" calcext:value-type="float">
            <text:p>27398623</text:p>
          </table:table-cell>
          <table:table-cell office:value-type="string" calcext:value-type="string">
            <text:p>https://api.github.com/repos/praekelt/harambee-mobile</text:p>
          </table:table-cell>
          <table:table-cell table:formula="of:=REPLACE([.B4257]; 1; 29; &quot;&quot;)" office:value-type="string" office:string-value="praekelt/harambee-mobile" calcext:value-type="string">
            <text:p>praekelt/harambee-mobile</text:p>
          </table:table-cell>
        </table:table-row>
        <table:table-row table:style-name="ro1">
          <table:table-cell office:value-type="float" office:value="27400308" calcext:value-type="float">
            <text:p>27400308</text:p>
          </table:table-cell>
          <table:table-cell office:value-type="string" calcext:value-type="string">
            <text:p>https://api.github.com/repos/trufont/trufont</text:p>
          </table:table-cell>
          <table:table-cell table:formula="of:=REPLACE([.B4258]; 1; 29; &quot;&quot;)" office:value-type="string" office:string-value="trufont/trufont" calcext:value-type="string">
            <text:p>trufont/trufont</text:p>
          </table:table-cell>
        </table:table-row>
        <table:table-row table:style-name="ro1">
          <table:table-cell office:value-type="float" office:value="27410374" calcext:value-type="float">
            <text:p>27410374</text:p>
          </table:table-cell>
          <table:table-cell office:value-type="string" calcext:value-type="string">
            <text:p>https://api.github.com/repos/Jim89/icl</text:p>
          </table:table-cell>
          <table:table-cell table:formula="of:=REPLACE([.B4259]; 1; 29; &quot;&quot;)" office:value-type="string" office:string-value="Jim89/icl" calcext:value-type="string">
            <text:p>Jim89/icl</text:p>
          </table:table-cell>
        </table:table-row>
        <table:table-row table:style-name="ro1">
          <table:table-cell office:value-type="float" office:value="27419180" calcext:value-type="float">
            <text:p>27419180</text:p>
          </table:table-cell>
          <table:table-cell office:value-type="string" calcext:value-type="string">
            <text:p>https://api.github.com/repos/jaimejimbo/rod-analysis</text:p>
          </table:table-cell>
          <table:table-cell table:formula="of:=REPLACE([.B4260]; 1; 29; &quot;&quot;)" office:value-type="string" office:string-value="jaimejimbo/rod-analysis" calcext:value-type="string">
            <text:p>jaimejimbo/rod-analysis</text:p>
          </table:table-cell>
        </table:table-row>
        <table:table-row table:style-name="ro1">
          <table:table-cell office:value-type="float" office:value="27419394" calcext:value-type="float">
            <text:p>27419394</text:p>
          </table:table-cell>
          <table:table-cell office:value-type="string" calcext:value-type="string">
            <text:p>https://api.github.com/repos/ge4los/pycharm_config</text:p>
          </table:table-cell>
          <table:table-cell table:formula="of:=REPLACE([.B4261]; 1; 29; &quot;&quot;)" office:value-type="string" office:string-value="ge4los/pycharm_config" calcext:value-type="string">
            <text:p>ge4los/pycharm_config</text:p>
          </table:table-cell>
        </table:table-row>
        <table:table-row table:style-name="ro1">
          <table:table-cell office:value-type="float" office:value="27421749" calcext:value-type="float">
            <text:p>27421749</text:p>
          </table:table-cell>
          <table:table-cell office:value-type="string" calcext:value-type="string">
            <text:p>https://api.github.com/repos/karkhaz/tuscan</text:p>
          </table:table-cell>
          <table:table-cell table:formula="of:=REPLACE([.B4262]; 1; 29; &quot;&quot;)" office:value-type="string" office:string-value="karkhaz/tuscan" calcext:value-type="string">
            <text:p>karkhaz/tuscan</text:p>
          </table:table-cell>
        </table:table-row>
        <table:table-row table:style-name="ro1">
          <table:table-cell office:value-type="float" office:value="27424217" calcext:value-type="float">
            <text:p>27424217</text:p>
          </table:table-cell>
          <table:table-cell office:value-type="string" calcext:value-type="string">
            <text:p>https://api.github.com/repos/staticafi/symbiotic</text:p>
          </table:table-cell>
          <table:table-cell table:formula="of:=REPLACE([.B4263]; 1; 29; &quot;&quot;)" office:value-type="string" office:string-value="staticafi/symbiotic" calcext:value-type="string">
            <text:p>staticafi/symbiotic</text:p>
          </table:table-cell>
        </table:table-row>
        <table:table-row table:style-name="ro1">
          <table:table-cell office:value-type="float" office:value="27430248" calcext:value-type="float">
            <text:p>27430248</text:p>
          </table:table-cell>
          <table:table-cell office:value-type="string" calcext:value-type="string">
            <text:p>https://api.github.com/repos/bit-team/backintime</text:p>
          </table:table-cell>
          <table:table-cell table:formula="of:=REPLACE([.B4264]; 1; 29; &quot;&quot;)" office:value-type="string" office:string-value="bit-team/backintime" calcext:value-type="string">
            <text:p>bit-team/backintime</text:p>
          </table:table-cell>
        </table:table-row>
        <table:table-row table:style-name="ro1">
          <table:table-cell office:value-type="float" office:value="27434674" calcext:value-type="float">
            <text:p>27434674</text:p>
          </table:table-cell>
          <table:table-cell office:value-type="string" calcext:value-type="string">
            <text:p>https://api.github.com/repos/project8/dragonfly</text:p>
          </table:table-cell>
          <table:table-cell table:formula="of:=REPLACE([.B4265]; 1; 29; &quot;&quot;)" office:value-type="string" office:string-value="project8/dragonfly" calcext:value-type="string">
            <text:p>project8/dragonfly</text:p>
          </table:table-cell>
        </table:table-row>
        <table:table-row table:style-name="ro1">
          <table:table-cell office:value-type="float" office:value="27437845" calcext:value-type="float">
            <text:p>27437845</text:p>
          </table:table-cell>
          <table:table-cell office:value-type="string" calcext:value-type="string">
            <text:p>https://api.github.com/repos/kyleniemeyer/pyJac</text:p>
          </table:table-cell>
          <table:table-cell table:formula="of:=REPLACE([.B4266]; 1; 29; &quot;&quot;)" office:value-type="string" office:string-value="kyleniemeyer/pyJac" calcext:value-type="string">
            <text:p>kyleniemeyer/pyJac</text:p>
          </table:table-cell>
        </table:table-row>
        <table:table-row table:style-name="ro1">
          <table:table-cell office:value-type="float" office:value="27443728" calcext:value-type="float">
            <text:p>27443728</text:p>
          </table:table-cell>
          <table:table-cell office:value-type="string" calcext:value-type="string">
            <text:p>https://api.github.com/repos/MaxFangX/calendar-analytics</text:p>
          </table:table-cell>
          <table:table-cell table:formula="of:=REPLACE([.B4267]; 1; 29; &quot;&quot;)" office:value-type="string" office:string-value="MaxFangX/calendar-analytics" calcext:value-type="string">
            <text:p>MaxFangX/calendar-analytics</text:p>
          </table:table-cell>
        </table:table-row>
        <table:table-row table:style-name="ro1">
          <table:table-cell office:value-type="float" office:value="27462290" calcext:value-type="float">
            <text:p>27462290</text:p>
          </table:table-cell>
          <table:table-cell office:value-type="string" calcext:value-type="string">
            <text:p>https://api.github.com/repos/CultureNumerique/cn_modules</text:p>
          </table:table-cell>
          <table:table-cell table:formula="of:=REPLACE([.B4268]; 1; 29; &quot;&quot;)" office:value-type="string" office:string-value="CultureNumerique/cn_modules" calcext:value-type="string">
            <text:p>CultureNumerique/cn_modules</text:p>
          </table:table-cell>
        </table:table-row>
        <table:table-row table:style-name="ro1">
          <table:table-cell office:value-type="float" office:value="27466458" calcext:value-type="float">
            <text:p>27466458</text:p>
          </table:table-cell>
          <table:table-cell office:value-type="string" calcext:value-type="string">
            <text:p>https://api.github.com/repos/awacha/cct</text:p>
          </table:table-cell>
          <table:table-cell table:formula="of:=REPLACE([.B4269]; 1; 29; &quot;&quot;)" office:value-type="string" office:string-value="awacha/cct" calcext:value-type="string">
            <text:p>awacha/cct</text:p>
          </table:table-cell>
        </table:table-row>
        <table:table-row table:style-name="ro1">
          <table:table-cell office:value-type="float" office:value="27468213" calcext:value-type="float">
            <text:p>27468213</text:p>
          </table:table-cell>
          <table:table-cell office:value-type="string" calcext:value-type="string">
            <text:p>https://api.github.com/repos/nawo69/nawo69</text:p>
          </table:table-cell>
          <table:table-cell table:formula="of:=REPLACE([.B4270]; 1; 29; &quot;&quot;)" office:value-type="string" office:string-value="nawo69/nawo69" calcext:value-type="string">
            <text:p>nawo69/nawo69</text:p>
          </table:table-cell>
        </table:table-row>
        <table:table-row table:style-name="ro1">
          <table:table-cell office:value-type="float" office:value="27472783" calcext:value-type="float">
            <text:p>27472783</text:p>
          </table:table-cell>
          <table:table-cell office:value-type="string" calcext:value-type="string">
            <text:p>https://api.github.com/repos/genestack/python-client</text:p>
          </table:table-cell>
          <table:table-cell table:formula="of:=REPLACE([.B4271]; 1; 29; &quot;&quot;)" office:value-type="string" office:string-value="genestack/python-client" calcext:value-type="string">
            <text:p>genestack/python-client</text:p>
          </table:table-cell>
        </table:table-row>
        <table:table-row table:style-name="ro1">
          <table:table-cell office:value-type="float" office:value="27474887" calcext:value-type="float">
            <text:p>27474887</text:p>
          </table:table-cell>
          <table:table-cell office:value-type="string" calcext:value-type="string">
            <text:p>https://api.github.com/repos/nipy/mindboggle</text:p>
          </table:table-cell>
          <table:table-cell table:formula="of:=REPLACE([.B4272]; 1; 29; &quot;&quot;)" office:value-type="string" office:string-value="nipy/mindboggle" calcext:value-type="string">
            <text:p>nipy/mindboggle</text:p>
          </table:table-cell>
        </table:table-row>
        <table:table-row table:style-name="ro1">
          <table:table-cell office:value-type="float" office:value="27480586" calcext:value-type="float">
            <text:p>27480586</text:p>
          </table:table-cell>
          <table:table-cell office:value-type="string" calcext:value-type="string">
            <text:p>https://api.github.com/repos/hans/rembed</text:p>
          </table:table-cell>
          <table:table-cell table:formula="of:=REPLACE([.B4273]; 1; 29; &quot;&quot;)" office:value-type="string" office:string-value="hans/rembed" calcext:value-type="string">
            <text:p>hans/rembed</text:p>
          </table:table-cell>
        </table:table-row>
        <table:table-row table:style-name="ro1">
          <table:table-cell office:value-type="float" office:value="27489574" calcext:value-type="float">
            <text:p>27489574</text:p>
          </table:table-cell>
          <table:table-cell office:value-type="string" calcext:value-type="string">
            <text:p>https://api.github.com/repos/cloudant/python-cloudant</text:p>
          </table:table-cell>
          <table:table-cell table:formula="of:=REPLACE([.B4274]; 1; 29; &quot;&quot;)" office:value-type="string" office:string-value="cloudant/python-cloudant" calcext:value-type="string">
            <text:p>cloudant/python-cloudant</text:p>
          </table:table-cell>
        </table:table-row>
        <table:table-row table:style-name="ro1">
          <table:table-cell office:value-type="float" office:value="27491990" calcext:value-type="float">
            <text:p>27491990</text:p>
          </table:table-cell>
          <table:table-cell office:value-type="string" calcext:value-type="string">
            <text:p>https://api.github.com/repos/ICRAR/aws-chiles02</text:p>
          </table:table-cell>
          <table:table-cell table:formula="of:=REPLACE([.B4275]; 1; 29; &quot;&quot;)" office:value-type="string" office:string-value="ICRAR/aws-chiles02" calcext:value-type="string">
            <text:p>ICRAR/aws-chiles02</text:p>
          </table:table-cell>
        </table:table-row>
        <table:table-row table:style-name="ro1">
          <table:table-cell office:value-type="float" office:value="27496810" calcext:value-type="float">
            <text:p>27496810</text:p>
          </table:table-cell>
          <table:table-cell office:value-type="string" calcext:value-type="string">
            <text:p>https://api.github.com/repos/nokia/RED</text:p>
          </table:table-cell>
          <table:table-cell table:formula="of:=REPLACE([.B4276]; 1; 29; &quot;&quot;)" office:value-type="string" office:string-value="nokia/RED" calcext:value-type="string">
            <text:p>nokia/RED</text:p>
          </table:table-cell>
        </table:table-row>
        <table:table-row table:style-name="ro1">
          <table:table-cell office:value-type="float" office:value="27497015" calcext:value-type="float">
            <text:p>27497015</text:p>
          </table:table-cell>
          <table:table-cell office:value-type="string" calcext:value-type="string">
            <text:p>https://api.github.com/repos/rancher/rancher-catalog</text:p>
          </table:table-cell>
          <table:table-cell table:formula="of:=REPLACE([.B4277]; 1; 29; &quot;&quot;)" office:value-type="string" office:string-value="rancher/rancher-catalog" calcext:value-type="string">
            <text:p>rancher/rancher-catalog</text:p>
          </table:table-cell>
        </table:table-row>
        <table:table-row table:style-name="ro1">
          <table:table-cell office:value-type="float" office:value="27497866" calcext:value-type="float">
            <text:p>27497866</text:p>
          </table:table-cell>
          <table:table-cell office:value-type="string" calcext:value-type="string">
            <text:p>https://api.github.com/repos/oaubert/coconotes</text:p>
          </table:table-cell>
          <table:table-cell table:formula="of:=REPLACE([.B4278]; 1; 29; &quot;&quot;)" office:value-type="string" office:string-value="oaubert/coconotes" calcext:value-type="string">
            <text:p>oaubert/coconotes</text:p>
          </table:table-cell>
        </table:table-row>
        <table:table-row table:style-name="ro1">
          <table:table-cell office:value-type="float" office:value="27499217" calcext:value-type="float">
            <text:p>27499217</text:p>
          </table:table-cell>
          <table:table-cell office:value-type="string" calcext:value-type="string">
            <text:p>https://api.github.com/repos/webrecorder/webrecorder</text:p>
          </table:table-cell>
          <table:table-cell table:formula="of:=REPLACE([.B4279]; 1; 29; &quot;&quot;)" office:value-type="string" office:string-value="webrecorder/webrecorder" calcext:value-type="string">
            <text:p>webrecorder/webrecorder</text:p>
          </table:table-cell>
        </table:table-row>
        <table:table-row table:style-name="ro1">
          <table:table-cell office:value-type="float" office:value="27504326" calcext:value-type="float">
            <text:p>27504326</text:p>
          </table:table-cell>
          <table:table-cell office:value-type="string" calcext:value-type="string">
            <text:p>https://api.github.com/repos/oszi/dockerfiles</text:p>
          </table:table-cell>
          <table:table-cell table:formula="of:=REPLACE([.B4280]; 1; 29; &quot;&quot;)" office:value-type="string" office:string-value="oszi/dockerfiles" calcext:value-type="string">
            <text:p>oszi/dockerfiles</text:p>
          </table:table-cell>
        </table:table-row>
        <table:table-row table:style-name="ro1">
          <table:table-cell office:value-type="float" office:value="27504514" calcext:value-type="float">
            <text:p>27504514</text:p>
          </table:table-cell>
          <table:table-cell office:value-type="string" calcext:value-type="string">
            <text:p>https://api.github.com/repos/Pinafore/qb</text:p>
          </table:table-cell>
          <table:table-cell table:formula="of:=REPLACE([.B4281]; 1; 29; &quot;&quot;)" office:value-type="string" office:string-value="Pinafore/qb" calcext:value-type="string">
            <text:p>Pinafore/qb</text:p>
          </table:table-cell>
        </table:table-row>
        <table:table-row table:style-name="ro1">
          <table:table-cell office:value-type="float" office:value="27528269" calcext:value-type="float">
            <text:p>27528269</text:p>
          </table:table-cell>
          <table:table-cell office:value-type="string" calcext:value-type="string">
            <text:p>https://api.github.com/repos/OFAI/hub-toolbox-python3</text:p>
          </table:table-cell>
          <table:table-cell table:formula="of:=REPLACE([.B4282]; 1; 29; &quot;&quot;)" office:value-type="string" office:string-value="OFAI/hub-toolbox-python3" calcext:value-type="string">
            <text:p>OFAI/hub-toolbox-python3</text:p>
          </table:table-cell>
        </table:table-row>
        <table:table-row table:style-name="ro1">
          <table:table-cell office:value-type="float" office:value="27533692" calcext:value-type="float">
            <text:p>27533692</text:p>
          </table:table-cell>
          <table:table-cell office:value-type="string" calcext:value-type="string">
            <text:p>https://api.github.com/repos/ISA-tools/isa-api</text:p>
          </table:table-cell>
          <table:table-cell table:formula="of:=REPLACE([.B4283]; 1; 29; &quot;&quot;)" office:value-type="string" office:string-value="ISA-tools/isa-api" calcext:value-type="string">
            <text:p>ISA-tools/isa-api</text:p>
          </table:table-cell>
        </table:table-row>
        <table:table-row table:style-name="ro1">
          <table:table-cell office:value-type="float" office:value="27538432" calcext:value-type="float">
            <text:p>27538432</text:p>
          </table:table-cell>
          <table:table-cell office:value-type="string" calcext:value-type="string">
            <text:p>https://api.github.com/repos/CPJKU/madmom</text:p>
          </table:table-cell>
          <table:table-cell table:formula="of:=REPLACE([.B4284]; 1; 29; &quot;&quot;)" office:value-type="string" office:string-value="CPJKU/madmom" calcext:value-type="string">
            <text:p>CPJKU/madmom</text:p>
          </table:table-cell>
        </table:table-row>
        <table:table-row table:style-name="ro1">
          <table:table-cell office:value-type="float" office:value="27539364" calcext:value-type="float">
            <text:p>27539364</text:p>
          </table:table-cell>
          <table:table-cell office:value-type="string" calcext:value-type="string">
            <text:p>https://api.github.com/repos/getslash/backslash</text:p>
          </table:table-cell>
          <table:table-cell table:formula="of:=REPLACE([.B4285]; 1; 29; &quot;&quot;)" office:value-type="string" office:string-value="getslash/backslash" calcext:value-type="string">
            <text:p>getslash/backslash</text:p>
          </table:table-cell>
        </table:table-row>
        <table:table-row table:style-name="ro1">
          <table:table-cell office:value-type="float" office:value="27542127" calcext:value-type="float">
            <text:p>27542127</text:p>
          </table:table-cell>
          <table:table-cell office:value-type="string" calcext:value-type="string">
            <text:p>https://api.github.com/repos/BIMSBbioinfo/RCAS</text:p>
          </table:table-cell>
          <table:table-cell table:formula="of:=REPLACE([.B4286]; 1; 29; &quot;&quot;)" office:value-type="string" office:string-value="BIMSBbioinfo/RCAS" calcext:value-type="string">
            <text:p>BIMSBbioinfo/RCAS</text:p>
          </table:table-cell>
        </table:table-row>
        <table:table-row table:style-name="ro1">
          <table:table-cell office:value-type="float" office:value="27542329" calcext:value-type="float">
            <text:p>27542329</text:p>
          </table:table-cell>
          <table:table-cell office:value-type="string" calcext:value-type="string">
            <text:p>https://api.github.com/repos/mosabelagha/ritochallenge</text:p>
          </table:table-cell>
          <table:table-cell table:formula="of:=REPLACE([.B4287]; 1; 29; &quot;&quot;)" office:value-type="string" office:string-value="mosabelagha/ritochallenge" calcext:value-type="string">
            <text:p>mosabelagha/ritochallenge</text:p>
          </table:table-cell>
        </table:table-row>
        <table:table-row table:style-name="ro1">
          <table:table-cell office:value-type="float" office:value="27555807" calcext:value-type="float">
            <text:p>27555807</text:p>
          </table:table-cell>
          <table:table-cell office:value-type="string" calcext:value-type="string">
            <text:p>https://api.github.com/repos/gabriel-stan/gestion-tfg</text:p>
          </table:table-cell>
          <table:table-cell table:formula="of:=REPLACE([.B4288]; 1; 29; &quot;&quot;)" office:value-type="string" office:string-value="gabriel-stan/gestion-tfg" calcext:value-type="string">
            <text:p>gabriel-stan/gestion-tfg</text:p>
          </table:table-cell>
        </table:table-row>
        <table:table-row table:style-name="ro1">
          <table:table-cell office:value-type="float" office:value="27556475" calcext:value-type="float">
            <text:p>27556475</text:p>
          </table:table-cell>
          <table:table-cell office:value-type="string" calcext:value-type="string">
            <text:p>https://api.github.com/repos/patidarr/ngs_pipeline</text:p>
          </table:table-cell>
          <table:table-cell table:formula="of:=REPLACE([.B4289]; 1; 29; &quot;&quot;)" office:value-type="string" office:string-value="patidarr/ngs_pipeline" calcext:value-type="string">
            <text:p>patidarr/ngs_pipeline</text:p>
          </table:table-cell>
        </table:table-row>
        <table:table-row table:style-name="ro1">
          <table:table-cell office:value-type="float" office:value="27573219" calcext:value-type="float">
            <text:p>27573219</text:p>
          </table:table-cell>
          <table:table-cell office:value-type="string" calcext:value-type="string">
            <text:p>https://api.github.com/repos/erose1337/pride</text:p>
          </table:table-cell>
          <table:table-cell table:formula="of:=REPLACE([.B4290]; 1; 29; &quot;&quot;)" office:value-type="string" office:string-value="erose1337/pride" calcext:value-type="string">
            <text:p>erose1337/pride</text:p>
          </table:table-cell>
        </table:table-row>
        <table:table-row table:style-name="ro1">
          <table:table-cell office:value-type="float" office:value="27579307" calcext:value-type="float">
            <text:p>27579307</text:p>
          </table:table-cell>
          <table:table-cell office:value-type="string" calcext:value-type="string">
            <text:p>https://api.github.com/repos/sethc23/shared_scripts</text:p>
          </table:table-cell>
          <table:table-cell table:formula="of:=REPLACE([.B4291]; 1; 29; &quot;&quot;)" office:value-type="string" office:string-value="sethc23/shared_scripts" calcext:value-type="string">
            <text:p>sethc23/shared_scripts</text:p>
          </table:table-cell>
        </table:table-row>
        <table:table-row table:style-name="ro1">
          <table:table-cell office:value-type="float" office:value="27593762" calcext:value-type="float">
            <text:p>27593762</text:p>
          </table:table-cell>
          <table:table-cell office:value-type="string" calcext:value-type="string">
            <text:p>https://api.github.com/repos/openstack/fuel-web</text:p>
          </table:table-cell>
          <table:table-cell table:formula="of:=REPLACE([.B4292]; 1; 29; &quot;&quot;)" office:value-type="string" office:string-value="openstack/fuel-web" calcext:value-type="string">
            <text:p>openstack/fuel-web</text:p>
          </table:table-cell>
        </table:table-row>
        <table:table-row table:style-name="ro1">
          <table:table-cell office:value-type="float" office:value="27593768" calcext:value-type="float">
            <text:p>27593768</text:p>
          </table:table-cell>
          <table:table-cell office:value-type="string" calcext:value-type="string">
            <text:p>https://api.github.com/repos/openstack/group-based-policy</text:p>
          </table:table-cell>
          <table:table-cell table:formula="of:=REPLACE([.B4293]; 1; 29; &quot;&quot;)" office:value-type="string" office:string-value="openstack/group-based-policy" calcext:value-type="string">
            <text:p>openstack/group-based-policy</text:p>
          </table:table-cell>
        </table:table-row>
        <table:table-row table:style-name="ro1">
          <table:table-cell office:value-type="float" office:value="27593870" calcext:value-type="float">
            <text:p>27593870</text:p>
          </table:table-cell>
          <table:table-cell office:value-type="string" calcext:value-type="string">
            <text:p>https://api.github.com/repos/openstack/stackalytics</text:p>
          </table:table-cell>
          <table:table-cell table:formula="of:=REPLACE([.B4294]; 1; 29; &quot;&quot;)" office:value-type="string" office:string-value="openstack/stackalytics" calcext:value-type="string">
            <text:p>openstack/stackalytics</text:p>
          </table:table-cell>
        </table:table-row>
        <table:table-row table:style-name="ro1">
          <table:table-cell office:value-type="float" office:value="27593879" calcext:value-type="float">
            <text:p>27593879</text:p>
          </table:table-cell>
          <table:table-cell office:value-type="string" calcext:value-type="string">
            <text:p>https://api.github.com/repos/openstack/tacker</text:p>
          </table:table-cell>
          <table:table-cell table:formula="of:=REPLACE([.B4295]; 1; 29; &quot;&quot;)" office:value-type="string" office:string-value="openstack/tacker" calcext:value-type="string">
            <text:p>openstack/tacker</text:p>
          </table:table-cell>
        </table:table-row>
        <table:table-row table:style-name="ro1">
          <table:table-cell office:value-type="float" office:value="27593946" calcext:value-type="float">
            <text:p>27593946</text:p>
          </table:table-cell>
          <table:table-cell office:value-type="string" calcext:value-type="string">
            <text:p>https://api.github.com/repos/ursgal/ursgal</text:p>
          </table:table-cell>
          <table:table-cell table:formula="of:=REPLACE([.B4296]; 1; 29; &quot;&quot;)" office:value-type="string" office:string-value="ursgal/ursgal" calcext:value-type="string">
            <text:p>ursgal/ursgal</text:p>
          </table:table-cell>
        </table:table-row>
        <table:table-row table:style-name="ro1">
          <table:table-cell office:value-type="float" office:value="27598050" calcext:value-type="float">
            <text:p>27598050</text:p>
          </table:table-cell>
          <table:table-cell office:value-type="string" calcext:value-type="string">
            <text:p>https://api.github.com/repos/openstack/senlin</text:p>
          </table:table-cell>
          <table:table-cell table:formula="of:=REPLACE([.B4297]; 1; 29; &quot;&quot;)" office:value-type="string" office:string-value="openstack/senlin" calcext:value-type="string">
            <text:p>openstack/senlin</text:p>
          </table:table-cell>
        </table:table-row>
        <table:table-row table:style-name="ro1">
          <table:table-cell office:value-type="float" office:value="27598052" calcext:value-type="float">
            <text:p>27598052</text:p>
          </table:table-cell>
          <table:table-cell office:value-type="string" calcext:value-type="string">
            <text:p>https://api.github.com/repos/openstack/python-senlinclient</text:p>
          </table:table-cell>
          <table:table-cell table:formula="of:=REPLACE([.B4298]; 1; 29; &quot;&quot;)" office:value-type="string" office:string-value="openstack/python-senlinclient" calcext:value-type="string">
            <text:p>openstack/python-senlinclient</text:p>
          </table:table-cell>
        </table:table-row>
        <table:table-row table:style-name="ro1">
          <table:table-cell office:value-type="float" office:value="27600260" calcext:value-type="float">
            <text:p>27600260</text:p>
          </table:table-cell>
          <table:table-cell office:value-type="string" calcext:value-type="string">
            <text:p>https://api.github.com/repos/openstack/freezer</text:p>
          </table:table-cell>
          <table:table-cell table:formula="of:=REPLACE([.B4299]; 1; 29; &quot;&quot;)" office:value-type="string" office:string-value="openstack/freezer" calcext:value-type="string">
            <text:p>openstack/freezer</text:p>
          </table:table-cell>
        </table:table-row>
        <table:table-row table:style-name="ro1">
          <table:table-cell office:value-type="float" office:value="27600270" calcext:value-type="float">
            <text:p>27600270</text:p>
          </table:table-cell>
          <table:table-cell office:value-type="string" calcext:value-type="string">
            <text:p>https://api.github.com/repos/openstack/fuel-docs</text:p>
          </table:table-cell>
          <table:table-cell table:formula="of:=REPLACE([.B4300]; 1; 29; &quot;&quot;)" office:value-type="string" office:string-value="openstack/fuel-docs" calcext:value-type="string">
            <text:p>openstack/fuel-docs</text:p>
          </table:table-cell>
        </table:table-row>
        <table:table-row table:style-name="ro1">
          <table:table-cell office:value-type="float" office:value="27600324" calcext:value-type="float">
            <text:p>27600324</text:p>
          </table:table-cell>
          <table:table-cell office:value-type="string" calcext:value-type="string">
            <text:p>https://api.github.com/repos/openstack/fuel-qa</text:p>
          </table:table-cell>
          <table:table-cell table:formula="of:=REPLACE([.B4301]; 1; 29; &quot;&quot;)" office:value-type="string" office:string-value="openstack/fuel-qa" calcext:value-type="string">
            <text:p>openstack/fuel-qa</text:p>
          </table:table-cell>
        </table:table-row>
        <table:table-row table:style-name="ro1">
          <table:table-cell office:value-type="float" office:value="27600351" calcext:value-type="float">
            <text:p>27600351</text:p>
          </table:table-cell>
          <table:table-cell office:value-type="string" calcext:value-type="string">
            <text:p>https://api.github.com/repos/openstack/monasca-agent</text:p>
          </table:table-cell>
          <table:table-cell table:formula="of:=REPLACE([.B4302]; 1; 29; &quot;&quot;)" office:value-type="string" office:string-value="openstack/monasca-agent" calcext:value-type="string">
            <text:p>openstack/monasca-agent</text:p>
          </table:table-cell>
        </table:table-row>
        <table:table-row table:style-name="ro1">
          <table:table-cell office:value-type="float" office:value="27600385" calcext:value-type="float">
            <text:p>27600385</text:p>
          </table:table-cell>
          <table:table-cell office:value-type="string" calcext:value-type="string">
            <text:p>https://api.github.com/repos/openstack/nova-powervm</text:p>
          </table:table-cell>
          <table:table-cell table:formula="of:=REPLACE([.B4303]; 1; 29; &quot;&quot;)" office:value-type="string" office:string-value="openstack/nova-powervm" calcext:value-type="string">
            <text:p>openstack/nova-powervm</text:p>
          </table:table-cell>
        </table:table-row>
        <table:table-row table:style-name="ro1">
          <table:table-cell office:value-type="float" office:value="27600400" calcext:value-type="float">
            <text:p>27600400</text:p>
          </table:table-cell>
          <table:table-cell office:value-type="string" calcext:value-type="string">
            <text:p>https://api.github.com/repos/openstack/packstack</text:p>
          </table:table-cell>
          <table:table-cell table:formula="of:=REPLACE([.B4304]; 1; 29; &quot;&quot;)" office:value-type="string" office:string-value="openstack/packstack" calcext:value-type="string">
            <text:p>openstack/packstack</text:p>
          </table:table-cell>
        </table:table-row>
        <table:table-row table:style-name="ro1">
          <table:table-cell office:value-type="float" office:value="27600421" calcext:value-type="float">
            <text:p>27600421</text:p>
          </table:table-cell>
          <table:table-cell office:value-type="string" calcext:value-type="string">
            <text:p>https://api.github.com/repos/openstack/python-openstacksdk</text:p>
          </table:table-cell>
          <table:table-cell table:formula="of:=REPLACE([.B4305]; 1; 29; &quot;&quot;)" office:value-type="string" office:string-value="openstack/python-openstacksdk" calcext:value-type="string">
            <text:p>openstack/python-openstacksdk</text:p>
          </table:table-cell>
        </table:table-row>
        <table:table-row table:style-name="ro1">
          <table:table-cell office:value-type="float" office:value="27600468" calcext:value-type="float">
            <text:p>27600468</text:p>
          </table:table-cell>
          <table:table-cell office:value-type="string" calcext:value-type="string">
            <text:p>https://api.github.com/repos/openstack/tricircle</text:p>
          </table:table-cell>
          <table:table-cell table:formula="of:=REPLACE([.B4306]; 1; 29; &quot;&quot;)" office:value-type="string" office:string-value="openstack/tricircle" calcext:value-type="string">
            <text:p>openstack/tricircle</text:p>
          </table:table-cell>
        </table:table-row>
        <table:table-row table:style-name="ro1">
          <table:table-cell office:value-type="float" office:value="27600480" calcext:value-type="float">
            <text:p>27600480</text:p>
          </table:table-cell>
          <table:table-cell office:value-type="string" calcext:value-type="string">
            <text:p>https://api.github.com/repos/openstack/watcher</text:p>
          </table:table-cell>
          <table:table-cell table:formula="of:=REPLACE([.B4307]; 1; 29; &quot;&quot;)" office:value-type="string" office:string-value="openstack/watcher" calcext:value-type="string">
            <text:p>openstack/watcher</text:p>
          </table:table-cell>
        </table:table-row>
        <table:table-row table:style-name="ro1">
          <table:table-cell office:value-type="float" office:value="27660081" calcext:value-type="float">
            <text:p>27660081</text:p>
          </table:table-cell>
          <table:table-cell office:value-type="string" calcext:value-type="string">
            <text:p>https://api.github.com/repos/dssg/drain</text:p>
          </table:table-cell>
          <table:table-cell table:formula="of:=REPLACE([.B4308]; 1; 29; &quot;&quot;)" office:value-type="string" office:string-value="dssg/drain" calcext:value-type="string">
            <text:p>dssg/drain</text:p>
          </table:table-cell>
        </table:table-row>
        <table:table-row table:style-name="ro1">
          <table:table-cell office:value-type="float" office:value="27661328" calcext:value-type="float">
            <text:p>27661328</text:p>
          </table:table-cell>
          <table:table-cell office:value-type="string" calcext:value-type="string">
            <text:p>https://api.github.com/repos/HERA-Team/pyuvdata</text:p>
          </table:table-cell>
          <table:table-cell table:formula="of:=REPLACE([.B4309]; 1; 29; &quot;&quot;)" office:value-type="string" office:string-value="HERA-Team/pyuvdata" calcext:value-type="string">
            <text:p>HERA-Team/pyuvdata</text:p>
          </table:table-cell>
        </table:table-row>
        <table:table-row table:style-name="ro1">
          <table:table-cell office:value-type="float" office:value="27671416" calcext:value-type="float">
            <text:p>27671416</text:p>
          </table:table-cell>
          <table:table-cell office:value-type="string" calcext:value-type="string">
            <text:p>https://api.github.com/repos/happylap/zuzu_spider</text:p>
          </table:table-cell>
          <table:table-cell table:formula="of:=REPLACE([.B4310]; 1; 29; &quot;&quot;)" office:value-type="string" office:string-value="happylap/zuzu_spider" calcext:value-type="string">
            <text:p>happylap/zuzu_spider</text:p>
          </table:table-cell>
        </table:table-row>
        <table:table-row table:style-name="ro1">
          <table:table-cell office:value-type="float" office:value="27686668" calcext:value-type="float">
            <text:p>27686668</text:p>
          </table:table-cell>
          <table:table-cell office:value-type="string" calcext:value-type="string">
            <text:p>https://api.github.com/repos/brodeau/barakuda</text:p>
          </table:table-cell>
          <table:table-cell table:formula="of:=REPLACE([.B4311]; 1; 29; &quot;&quot;)" office:value-type="string" office:string-value="brodeau/barakuda" calcext:value-type="string">
            <text:p>brodeau/barakuda</text:p>
          </table:table-cell>
        </table:table-row>
        <table:table-row table:style-name="ro1">
          <table:table-cell office:value-type="float" office:value="27696893" calcext:value-type="float">
            <text:p>27696893</text:p>
          </table:table-cell>
          <table:table-cell office:value-type="string" calcext:value-type="string">
            <text:p>https://api.github.com/repos/Yelp/fullerite</text:p>
          </table:table-cell>
          <table:table-cell table:formula="of:=REPLACE([.B4312]; 1; 29; &quot;&quot;)" office:value-type="string" office:string-value="Yelp/fullerite" calcext:value-type="string">
            <text:p>Yelp/fullerite</text:p>
          </table:table-cell>
        </table:table-row>
        <table:table-row table:style-name="ro1">
          <table:table-cell office:value-type="float" office:value="27698531" calcext:value-type="float">
            <text:p>27698531</text:p>
          </table:table-cell>
          <table:table-cell office:value-type="string" calcext:value-type="string">
            <text:p>https://api.github.com/repos/open-source-economics/Tax-Calculator</text:p>
          </table:table-cell>
          <table:table-cell table:formula="of:=REPLACE([.B4313]; 1; 29; &quot;&quot;)" office:value-type="string" office:string-value="open-source-economics/Tax-Calculator" calcext:value-type="string">
            <text:p>open-source-economics/Tax-Calculator</text:p>
          </table:table-cell>
        </table:table-row>
        <table:table-row table:style-name="ro1">
          <table:table-cell office:value-type="float" office:value="27698741" calcext:value-type="float">
            <text:p>27698741</text:p>
          </table:table-cell>
          <table:table-cell office:value-type="string" calcext:value-type="string">
            <text:p>https://api.github.com/repos/gappleto97/Senior-Project</text:p>
          </table:table-cell>
          <table:table-cell table:formula="of:=REPLACE([.B4314]; 1; 29; &quot;&quot;)" office:value-type="string" office:string-value="gappleto97/Senior-Project" calcext:value-type="string">
            <text:p>gappleto97/Senior-Project</text:p>
          </table:table-cell>
        </table:table-row>
        <table:table-row table:style-name="ro1">
          <table:table-cell office:value-type="float" office:value="27700526" calcext:value-type="float">
            <text:p>27700526</text:p>
          </table:table-cell>
          <table:table-cell office:value-type="string" calcext:value-type="string">
            <text:p>https://api.github.com/repos/Micronaet/micronaet-mx8</text:p>
          </table:table-cell>
          <table:table-cell table:formula="of:=REPLACE([.B4315]; 1; 29; &quot;&quot;)" office:value-type="string" office:string-value="Micronaet/micronaet-mx8" calcext:value-type="string">
            <text:p>Micronaet/micronaet-mx8</text:p>
          </table:table-cell>
        </table:table-row>
        <table:table-row table:style-name="ro1">
          <table:table-cell office:value-type="float" office:value="27704894" calcext:value-type="float">
            <text:p>27704894</text:p>
          </table:table-cell>
          <table:table-cell office:value-type="string" calcext:value-type="string">
            <text:p>https://api.github.com/repos/kwant-project/kwant</text:p>
          </table:table-cell>
          <table:table-cell table:formula="of:=REPLACE([.B4316]; 1; 29; &quot;&quot;)" office:value-type="string" office:string-value="kwant-project/kwant" calcext:value-type="string">
            <text:p>kwant-project/kwant</text:p>
          </table:table-cell>
        </table:table-row>
        <table:table-row table:style-name="ro1">
          <table:table-cell office:value-type="float" office:value="27719211" calcext:value-type="float">
            <text:p>27719211</text:p>
          </table:table-cell>
          <table:table-cell office:value-type="string" calcext:value-type="string">
            <text:p>https://api.github.com/repos/Telefonica/toolium</text:p>
          </table:table-cell>
          <table:table-cell table:formula="of:=REPLACE([.B4317]; 1; 29; &quot;&quot;)" office:value-type="string" office:string-value="Telefonica/toolium" calcext:value-type="string">
            <text:p>Telefonica/toolium</text:p>
          </table:table-cell>
        </table:table-row>
        <table:table-row table:style-name="ro1">
          <table:table-cell office:value-type="float" office:value="27731887" calcext:value-type="float">
            <text:p>27731887</text:p>
          </table:table-cell>
          <table:table-cell office:value-type="string" calcext:value-type="string">
            <text:p>https://api.github.com/repos/allisnone/pytrade</text:p>
          </table:table-cell>
          <table:table-cell table:formula="of:=REPLACE([.B4318]; 1; 29; &quot;&quot;)" office:value-type="string" office:string-value="allisnone/pytrade" calcext:value-type="string">
            <text:p>allisnone/pytrade</text:p>
          </table:table-cell>
        </table:table-row>
        <table:table-row table:style-name="ro1">
          <table:table-cell office:value-type="float" office:value="27739371" calcext:value-type="float">
            <text:p>27739371</text:p>
          </table:table-cell>
          <table:table-cell office:value-type="string" calcext:value-type="string">
            <text:p>https://api.github.com/repos/goodeggs/platform</text:p>
          </table:table-cell>
          <table:table-cell table:formula="of:=REPLACE([.B4319]; 1; 29; &quot;&quot;)" office:value-type="string" office:string-value="goodeggs/platform" calcext:value-type="string">
            <text:p>goodeggs/platform</text:p>
          </table:table-cell>
        </table:table-row>
        <table:table-row table:style-name="ro1">
          <table:table-cell office:value-type="float" office:value="27740806" calcext:value-type="float">
            <text:p>27740806</text:p>
          </table:table-cell>
          <table:table-cell office:value-type="string" calcext:value-type="string">
            <text:p>https://api.github.com/repos/ianmiell/alert-on-change</text:p>
          </table:table-cell>
          <table:table-cell table:formula="of:=REPLACE([.B4320]; 1; 29; &quot;&quot;)" office:value-type="string" office:string-value="ianmiell/alert-on-change" calcext:value-type="string">
            <text:p>ianmiell/alert-on-change</text:p>
          </table:table-cell>
        </table:table-row>
        <table:table-row table:style-name="ro1">
          <table:table-cell office:value-type="float" office:value="27742247" calcext:value-type="float">
            <text:p>27742247</text:p>
          </table:table-cell>
          <table:table-cell office:value-type="string" calcext:value-type="string">
            <text:p>https://api.github.com/repos/abmorris/BsphiKK</text:p>
          </table:table-cell>
          <table:table-cell table:formula="of:=REPLACE([.B4321]; 1; 29; &quot;&quot;)" office:value-type="string" office:string-value="abmorris/BsphiKK" calcext:value-type="string">
            <text:p>abmorris/BsphiKK</text:p>
          </table:table-cell>
        </table:table-row>
        <table:table-row table:style-name="ro1">
          <table:table-cell office:value-type="float" office:value="27762089" calcext:value-type="float">
            <text:p>27762089</text:p>
          </table:table-cell>
          <table:table-cell office:value-type="string" calcext:value-type="string">
            <text:p>https://api.github.com/repos/OceanPARCELS/parcels</text:p>
          </table:table-cell>
          <table:table-cell table:formula="of:=REPLACE([.B4322]; 1; 29; &quot;&quot;)" office:value-type="string" office:string-value="OceanPARCELS/parcels" calcext:value-type="string">
            <text:p>OceanPARCELS/parcels</text:p>
          </table:table-cell>
        </table:table-row>
        <table:table-row table:style-name="ro1">
          <table:table-cell office:value-type="float" office:value="27768593" calcext:value-type="float">
            <text:p>27768593</text:p>
          </table:table-cell>
          <table:table-cell office:value-type="string" calcext:value-type="string">
            <text:p>https://api.github.com/repos/yooungt13/oneup</text:p>
          </table:table-cell>
          <table:table-cell table:formula="of:=REPLACE([.B4323]; 1; 29; &quot;&quot;)" office:value-type="string" office:string-value="yooungt13/oneup" calcext:value-type="string">
            <text:p>yooungt13/oneup</text:p>
          </table:table-cell>
        </table:table-row>
        <table:table-row table:style-name="ro1">
          <table:table-cell office:value-type="float" office:value="27775697" calcext:value-type="float">
            <text:p>27775697</text:p>
          </table:table-cell>
          <table:table-cell office:value-type="string" calcext:value-type="string">
            <text:p>https://api.github.com/repos/pixbox-hdf/HDFreaks</text:p>
          </table:table-cell>
          <table:table-cell table:formula="of:=REPLACE([.B4324]; 1; 29; &quot;&quot;)" office:value-type="string" office:string-value="pixbox-hdf/HDFreaks" calcext:value-type="string">
            <text:p>pixbox-hdf/HDFreaks</text:p>
          </table:table-cell>
        </table:table-row>
        <table:table-row table:style-name="ro1">
          <table:table-cell office:value-type="float" office:value="27783614" calcext:value-type="float">
            <text:p>27783614</text:p>
          </table:table-cell>
          <table:table-cell office:value-type="string" calcext:value-type="string">
            <text:p>https://api.github.com/repos/kbase/KBaseRNASeq</text:p>
          </table:table-cell>
          <table:table-cell table:formula="of:=REPLACE([.B4325]; 1; 29; &quot;&quot;)" office:value-type="string" office:string-value="kbase/KBaseRNASeq" calcext:value-type="string">
            <text:p>kbase/KBaseRNASeq</text:p>
          </table:table-cell>
        </table:table-row>
        <table:table-row table:style-name="ro1">
          <table:table-cell office:value-type="float" office:value="27783887" calcext:value-type="float">
            <text:p>27783887</text:p>
          </table:table-cell>
          <table:table-cell office:value-type="string" calcext:value-type="string">
            <text:p>https://api.github.com/repos/matroxel/destest</text:p>
          </table:table-cell>
          <table:table-cell table:formula="of:=REPLACE([.B4326]; 1; 29; &quot;&quot;)" office:value-type="string" office:string-value="matroxel/destest" calcext:value-type="string">
            <text:p>matroxel/destest</text:p>
          </table:table-cell>
        </table:table-row>
        <table:table-row table:style-name="ro1">
          <table:table-cell office:value-type="float" office:value="27849670" calcext:value-type="float">
            <text:p>27849670</text:p>
          </table:table-cell>
          <table:table-cell office:value-type="string" calcext:value-type="string">
            <text:p>https://api.github.com/repos/waggle-sensor/beehive-server</text:p>
          </table:table-cell>
          <table:table-cell table:formula="of:=REPLACE([.B4327]; 1; 29; &quot;&quot;)" office:value-type="string" office:string-value="waggle-sensor/beehive-server" calcext:value-type="string">
            <text:p>waggle-sensor/beehive-server</text:p>
          </table:table-cell>
        </table:table-row>
        <table:table-row table:style-name="ro1">
          <table:table-cell office:value-type="float" office:value="27902516" calcext:value-type="float">
            <text:p>27902516</text:p>
          </table:table-cell>
          <table:table-cell office:value-type="string" calcext:value-type="string">
            <text:p>https://api.github.com/repos/opalytics/opalytics-ticdat</text:p>
          </table:table-cell>
          <table:table-cell table:formula="of:=REPLACE([.B4328]; 1; 29; &quot;&quot;)" office:value-type="string" office:string-value="opalytics/opalytics-ticdat" calcext:value-type="string">
            <text:p>opalytics/opalytics-ticdat</text:p>
          </table:table-cell>
        </table:table-row>
        <table:table-row table:style-name="ro1">
          <table:table-cell office:value-type="float" office:value="27907384" calcext:value-type="float">
            <text:p>27907384</text:p>
          </table:table-cell>
          <table:table-cell office:value-type="string" calcext:value-type="string">
            <text:p>https://api.github.com/repos/vadim-job-hg/CodeCombat</text:p>
          </table:table-cell>
          <table:table-cell table:formula="of:=REPLACE([.B4329]; 1; 29; &quot;&quot;)" office:value-type="string" office:string-value="vadim-job-hg/CodeCombat" calcext:value-type="string">
            <text:p>vadim-job-hg/CodeCombat</text:p>
          </table:table-cell>
        </table:table-row>
        <table:table-row table:style-name="ro1">
          <table:table-cell office:value-type="float" office:value="27938338" calcext:value-type="float">
            <text:p>27938338</text:p>
          </table:table-cell>
          <table:table-cell office:value-type="string" calcext:value-type="string">
            <text:p>https://api.github.com/repos/electronicalias/mytools</text:p>
          </table:table-cell>
          <table:table-cell table:formula="of:=REPLACE([.B4330]; 1; 29; &quot;&quot;)" office:value-type="string" office:string-value="electronicalias/mytools" calcext:value-type="string">
            <text:p>electronicalias/mytools</text:p>
          </table:table-cell>
        </table:table-row>
        <table:table-row table:style-name="ro1">
          <table:table-cell office:value-type="float" office:value="27940657" calcext:value-type="float">
            <text:p>27940657</text:p>
          </table:table-cell>
          <table:table-cell office:value-type="string" calcext:value-type="string">
            <text:p>https://api.github.com/repos/tjacek/cluster_images</text:p>
          </table:table-cell>
          <table:table-cell table:formula="of:=REPLACE([.B4331]; 1; 29; &quot;&quot;)" office:value-type="string" office:string-value="tjacek/cluster_images" calcext:value-type="string">
            <text:p>tjacek/cluster_images</text:p>
          </table:table-cell>
        </table:table-row>
        <table:table-row table:style-name="ro1">
          <table:table-cell office:value-type="float" office:value="27975431" calcext:value-type="float">
            <text:p>27975431</text:p>
          </table:table-cell>
          <table:table-cell office:value-type="string" calcext:value-type="string">
            <text:p>https://api.github.com/repos/keflavich/W51_ALMA_2013.1.00308.S</text:p>
          </table:table-cell>
          <table:table-cell table:formula="of:=REPLACE([.B4332]; 1; 29; &quot;&quot;)" office:value-type="string" office:string-value="keflavich/W51_ALMA_2013.1.00308.S" calcext:value-type="string">
            <text:p>keflavich/W51_ALMA_2013.1.00308.S</text:p>
          </table:table-cell>
        </table:table-row>
        <table:table-row table:style-name="ro1">
          <table:table-cell office:value-type="float" office:value="27983349" calcext:value-type="float">
            <text:p>27983349</text:p>
          </table:table-cell>
          <table:table-cell office:value-type="string" calcext:value-type="string">
            <text:p>https://api.github.com/repos/wtgme/ohsn</text:p>
          </table:table-cell>
          <table:table-cell table:formula="of:=REPLACE([.B4333]; 1; 29; &quot;&quot;)" office:value-type="string" office:string-value="wtgme/ohsn" calcext:value-type="string">
            <text:p>wtgme/ohsn</text:p>
          </table:table-cell>
        </table:table-row>
        <table:table-row table:style-name="ro1">
          <table:table-cell office:value-type="float" office:value="28009162" calcext:value-type="float">
            <text:p>28009162</text:p>
          </table:table-cell>
          <table:table-cell office:value-type="string" calcext:value-type="string">
            <text:p>https://api.github.com/repos/ideascube/ideascube</text:p>
          </table:table-cell>
          <table:table-cell table:formula="of:=REPLACE([.B4334]; 1; 29; &quot;&quot;)" office:value-type="string" office:string-value="ideascube/ideascube" calcext:value-type="string">
            <text:p>ideascube/ideascube</text:p>
          </table:table-cell>
        </table:table-row>
        <table:table-row table:style-name="ro1">
          <table:table-cell office:value-type="float" office:value="28016538" calcext:value-type="float">
            <text:p>28016538</text:p>
          </table:table-cell>
          <table:table-cell office:value-type="string" calcext:value-type="string">
            <text:p>https://api.github.com/repos/Dmitri-Sintsov/django-jinja-knockout</text:p>
          </table:table-cell>
          <table:table-cell table:formula="of:=REPLACE([.B4335]; 1; 29; &quot;&quot;)" office:value-type="string" office:string-value="Dmitri-Sintsov/django-jinja-knockout" calcext:value-type="string">
            <text:p>Dmitri-Sintsov/django-jinja-knockout</text:p>
          </table:table-cell>
        </table:table-row>
        <table:table-row table:style-name="ro1">
          <table:table-cell office:value-type="float" office:value="28041236" calcext:value-type="float">
            <text:p>28041236</text:p>
          </table:table-cell>
          <table:table-cell office:value-type="string" calcext:value-type="string">
            <text:p>https://api.github.com/repos/transcriptic/transcriptic</text:p>
          </table:table-cell>
          <table:table-cell table:formula="of:=REPLACE([.B4336]; 1; 29; &quot;&quot;)" office:value-type="string" office:string-value="transcriptic/transcriptic" calcext:value-type="string">
            <text:p>transcriptic/transcriptic</text:p>
          </table:table-cell>
        </table:table-row>
        <table:table-row table:style-name="ro1">
          <table:table-cell office:value-type="float" office:value="28047987" calcext:value-type="float">
            <text:p>28047987</text:p>
          </table:table-cell>
          <table:table-cell office:value-type="string" calcext:value-type="string">
            <text:p>https://api.github.com/repos/sparcs-kaist/otlplus</text:p>
          </table:table-cell>
          <table:table-cell table:formula="of:=REPLACE([.B4337]; 1; 29; &quot;&quot;)" office:value-type="string" office:string-value="sparcs-kaist/otlplus" calcext:value-type="string">
            <text:p>sparcs-kaist/otlplus</text:p>
          </table:table-cell>
        </table:table-row>
        <table:table-row table:style-name="ro1">
          <table:table-cell office:value-type="float" office:value="28055158" calcext:value-type="float">
            <text:p>28055158</text:p>
          </table:table-cell>
          <table:table-cell office:value-type="string" calcext:value-type="string">
            <text:p>https://api.github.com/repos/HariSekhon/pylib</text:p>
          </table:table-cell>
          <table:table-cell table:formula="of:=REPLACE([.B4338]; 1; 29; &quot;&quot;)" office:value-type="string" office:string-value="HariSekhon/pylib" calcext:value-type="string">
            <text:p>HariSekhon/pylib</text:p>
          </table:table-cell>
        </table:table-row>
        <table:table-row table:style-name="ro1">
          <table:table-cell office:value-type="float" office:value="28055885" calcext:value-type="float">
            <text:p>28055885</text:p>
          </table:table-cell>
          <table:table-cell office:value-type="string" calcext:value-type="string">
            <text:p>https://api.github.com/repos/HariSekhon/pytools</text:p>
          </table:table-cell>
          <table:table-cell table:formula="of:=REPLACE([.B4339]; 1; 29; &quot;&quot;)" office:value-type="string" office:string-value="HariSekhon/pytools" calcext:value-type="string">
            <text:p>HariSekhon/pytools</text:p>
          </table:table-cell>
        </table:table-row>
        <table:table-row table:style-name="ro1">
          <table:table-cell office:value-type="float" office:value="28064220" calcext:value-type="float">
            <text:p>28064220</text:p>
          </table:table-cell>
          <table:table-cell office:value-type="string" calcext:value-type="string">
            <text:p>https://api.github.com/repos/wolfy1339/Python-IRC-Bot</text:p>
          </table:table-cell>
          <table:table-cell table:formula="of:=REPLACE([.B4340]; 1; 29; &quot;&quot;)" office:value-type="string" office:string-value="wolfy1339/Python-IRC-Bot" calcext:value-type="string">
            <text:p>wolfy1339/Python-IRC-Bot</text:p>
          </table:table-cell>
        </table:table-row>
        <table:table-row table:style-name="ro1">
          <table:table-cell office:value-type="float" office:value="28093685" calcext:value-type="float">
            <text:p>28093685</text:p>
          </table:table-cell>
          <table:table-cell office:value-type="string" calcext:value-type="string">
            <text:p>https://api.github.com/repos/mitodl/ccxcon</text:p>
          </table:table-cell>
          <table:table-cell table:formula="of:=REPLACE([.B4341]; 1; 29; &quot;&quot;)" office:value-type="string" office:string-value="mitodl/ccxcon" calcext:value-type="string">
            <text:p>mitodl/ccxcon</text:p>
          </table:table-cell>
        </table:table-row>
        <table:table-row table:style-name="ro1">
          <table:table-cell office:value-type="float" office:value="28104034" calcext:value-type="float">
            <text:p>28104034</text:p>
          </table:table-cell>
          <table:table-cell office:value-type="string" calcext:value-type="string">
            <text:p>https://api.github.com/repos/smarisa/neronet</text:p>
          </table:table-cell>
          <table:table-cell table:formula="of:=REPLACE([.B4342]; 1; 29; &quot;&quot;)" office:value-type="string" office:string-value="smarisa/neronet" calcext:value-type="string">
            <text:p>smarisa/neronet</text:p>
          </table:table-cell>
        </table:table-row>
        <table:table-row table:style-name="ro1">
          <table:table-cell office:value-type="float" office:value="28108123" calcext:value-type="float">
            <text:p>28108123</text:p>
          </table:table-cell>
          <table:table-cell office:value-type="string" calcext:value-type="string">
            <text:p>https://api.github.com/repos/dotKom/onlineweb4</text:p>
          </table:table-cell>
          <table:table-cell table:formula="of:=REPLACE([.B4343]; 1; 29; &quot;&quot;)" office:value-type="string" office:string-value="dotKom/onlineweb4" calcext:value-type="string">
            <text:p>dotKom/onlineweb4</text:p>
          </table:table-cell>
        </table:table-row>
        <table:table-row table:style-name="ro1">
          <table:table-cell office:value-type="float" office:value="28125490" calcext:value-type="float">
            <text:p>28125490</text:p>
          </table:table-cell>
          <table:table-cell office:value-type="string" calcext:value-type="string">
            <text:p>https://api.github.com/repos/tkrojer/XChemExplorer</text:p>
          </table:table-cell>
          <table:table-cell table:formula="of:=REPLACE([.B4344]; 1; 29; &quot;&quot;)" office:value-type="string" office:string-value="tkrojer/XChemExplorer" calcext:value-type="string">
            <text:p>tkrojer/XChemExplorer</text:p>
          </table:table-cell>
        </table:table-row>
        <table:table-row table:style-name="ro1">
          <table:table-cell office:value-type="float" office:value="28129108" calcext:value-type="float">
            <text:p>28129108</text:p>
          </table:table-cell>
          <table:table-cell office:value-type="string" calcext:value-type="string">
            <text:p>https://api.github.com/repos/mcvine/mcvine</text:p>
          </table:table-cell>
          <table:table-cell table:formula="of:=REPLACE([.B4345]; 1; 29; &quot;&quot;)" office:value-type="string" office:string-value="mcvine/mcvine" calcext:value-type="string">
            <text:p>mcvine/mcvine</text:p>
          </table:table-cell>
        </table:table-row>
        <table:table-row table:style-name="ro1">
          <table:table-cell office:value-type="float" office:value="28131643" calcext:value-type="float">
            <text:p>28131643</text:p>
          </table:table-cell>
          <table:table-cell office:value-type="string" calcext:value-type="string">
            <text:p>https://api.github.com/repos/bird-house/twitcher</text:p>
          </table:table-cell>
          <table:table-cell table:formula="of:=REPLACE([.B4346]; 1; 29; &quot;&quot;)" office:value-type="string" office:string-value="bird-house/twitcher" calcext:value-type="string">
            <text:p>bird-house/twitcher</text:p>
          </table:table-cell>
        </table:table-row>
        <table:table-row table:style-name="ro1">
          <table:table-cell office:value-type="float" office:value="28136503" calcext:value-type="float">
            <text:p>28136503</text:p>
          </table:table-cell>
          <table:table-cell office:value-type="string" calcext:value-type="string">
            <text:p>https://api.github.com/repos/Nishida-Lab/motoman_project</text:p>
          </table:table-cell>
          <table:table-cell table:formula="of:=REPLACE([.B4347]; 1; 29; &quot;&quot;)" office:value-type="string" office:string-value="Nishida-Lab/motoman_project" calcext:value-type="string">
            <text:p>Nishida-Lab/motoman_project</text:p>
          </table:table-cell>
        </table:table-row>
        <table:table-row table:style-name="ro1">
          <table:table-cell office:value-type="float" office:value="28141652" calcext:value-type="float">
            <text:p>28141652</text:p>
          </table:table-cell>
          <table:table-cell office:value-type="string" calcext:value-type="string">
            <text:p>https://api.github.com/repos/SiLab-Bonn/testbeam_analysis</text:p>
          </table:table-cell>
          <table:table-cell table:formula="of:=REPLACE([.B4348]; 1; 29; &quot;&quot;)" office:value-type="string" office:string-value="SiLab-Bonn/testbeam_analysis" calcext:value-type="string">
            <text:p>SiLab-Bonn/testbeam_analysis</text:p>
          </table:table-cell>
        </table:table-row>
        <table:table-row table:style-name="ro1">
          <table:table-cell office:value-type="float" office:value="28142233" calcext:value-type="float">
            <text:p>28142233</text:p>
          </table:table-cell>
          <table:table-cell office:value-type="string" calcext:value-type="string">
            <text:p>https://api.github.com/repos/ubuntu-core/snapcraft</text:p>
          </table:table-cell>
          <table:table-cell table:formula="of:=REPLACE([.B4349]; 1; 29; &quot;&quot;)" office:value-type="string" office:string-value="ubuntu-core/snapcraft" calcext:value-type="string">
            <text:p>ubuntu-core/snapcraft</text:p>
          </table:table-cell>
        </table:table-row>
        <table:table-row table:style-name="ro1">
          <table:table-cell office:value-type="float" office:value="28146990" calcext:value-type="float">
            <text:p>28146990</text:p>
          </table:table-cell>
          <table:table-cell office:value-type="string" calcext:value-type="string">
            <text:p>https://api.github.com/repos/opennode/nodeconductor-saltstack</text:p>
          </table:table-cell>
          <table:table-cell table:formula="of:=REPLACE([.B4350]; 1; 29; &quot;&quot;)" office:value-type="string" office:string-value="opennode/nodeconductor-saltstack" calcext:value-type="string">
            <text:p>opennode/nodeconductor-saltstack</text:p>
          </table:table-cell>
        </table:table-row>
        <table:table-row table:style-name="ro1">
          <table:table-cell office:value-type="float" office:value="28150888" calcext:value-type="float">
            <text:p>28150888</text:p>
          </table:table-cell>
          <table:table-cell office:value-type="string" calcext:value-type="string">
            <text:p>https://api.github.com/repos/StanfordBioinformatics/loom</text:p>
          </table:table-cell>
          <table:table-cell table:formula="of:=REPLACE([.B4351]; 1; 29; &quot;&quot;)" office:value-type="string" office:string-value="StanfordBioinformatics/loom" calcext:value-type="string">
            <text:p>StanfordBioinformatics/loom</text:p>
          </table:table-cell>
        </table:table-row>
        <table:table-row table:style-name="ro1">
          <table:table-cell office:value-type="float" office:value="28166276" calcext:value-type="float">
            <text:p>28166276</text:p>
          </table:table-cell>
          <table:table-cell office:value-type="string" calcext:value-type="string">
            <text:p>https://api.github.com/repos/revesansparole/pkglts</text:p>
          </table:table-cell>
          <table:table-cell table:formula="of:=REPLACE([.B4352]; 1; 29; &quot;&quot;)" office:value-type="string" office:string-value="revesansparole/pkglts" calcext:value-type="string">
            <text:p>revesansparole/pkglts</text:p>
          </table:table-cell>
        </table:table-row>
        <table:table-row table:style-name="ro1">
          <table:table-cell office:value-type="float" office:value="28175084" calcext:value-type="float">
            <text:p>28175084</text:p>
          </table:table-cell>
          <table:table-cell office:value-type="string" calcext:value-type="string">
            <text:p>https://api.github.com/repos/D-I-L/site-monitor</text:p>
          </table:table-cell>
          <table:table-cell table:formula="of:=REPLACE([.B4353]; 1; 29; &quot;&quot;)" office:value-type="string" office:string-value="D-I-L/site-monitor" calcext:value-type="string">
            <text:p>D-I-L/site-monitor</text:p>
          </table:table-cell>
        </table:table-row>
        <table:table-row table:style-name="ro1">
          <table:table-cell office:value-type="float" office:value="28182885" calcext:value-type="float">
            <text:p>28182885</text:p>
          </table:table-cell>
          <table:table-cell office:value-type="string" calcext:value-type="string">
            <text:p>https://api.github.com/repos/xivo-pbx/xivo-ctid-ng</text:p>
          </table:table-cell>
          <table:table-cell table:formula="of:=REPLACE([.B4354]; 1; 29; &quot;&quot;)" office:value-type="string" office:string-value="xivo-pbx/xivo-ctid-ng" calcext:value-type="string">
            <text:p>xivo-pbx/xivo-ctid-ng</text:p>
          </table:table-cell>
        </table:table-row>
        <table:table-row table:style-name="ro1">
          <table:table-cell office:value-type="float" office:value="28204859" calcext:value-type="float">
            <text:p>28204859</text:p>
          </table:table-cell>
          <table:table-cell office:value-type="string" calcext:value-type="string">
            <text:p>https://api.github.com/repos/AndreaCensi/mcdp</text:p>
          </table:table-cell>
          <table:table-cell table:formula="of:=REPLACE([.B4355]; 1; 29; &quot;&quot;)" office:value-type="string" office:string-value="AndreaCensi/mcdp" calcext:value-type="string">
            <text:p>AndreaCensi/mcdp</text:p>
          </table:table-cell>
        </table:table-row>
        <table:table-row table:style-name="ro1">
          <table:table-cell office:value-type="float" office:value="28205843" calcext:value-type="float">
            <text:p>28205843</text:p>
          </table:table-cell>
          <table:table-cell office:value-type="string" calcext:value-type="string">
            <text:p>https://api.github.com/repos/knub/sentence-boundary-detection-nn</text:p>
          </table:table-cell>
          <table:table-cell table:formula="of:=REPLACE([.B4356]; 1; 29; &quot;&quot;)" office:value-type="string" office:string-value="knub/sentence-boundary-detection-nn" calcext:value-type="string">
            <text:p>knub/sentence-boundary-detection-nn</text:p>
          </table:table-cell>
        </table:table-row>
        <table:table-row table:style-name="ro1">
          <table:table-cell office:value-type="float" office:value="28214103" calcext:value-type="float">
            <text:p>28214103</text:p>
          </table:table-cell>
          <table:table-cell office:value-type="string" calcext:value-type="string">
            <text:p>https://api.github.com/repos/donnemartin/gitsome</text:p>
          </table:table-cell>
          <table:table-cell table:formula="of:=REPLACE([.B4357]; 1; 29; &quot;&quot;)" office:value-type="string" office:string-value="donnemartin/gitsome" calcext:value-type="string">
            <text:p>donnemartin/gitsome</text:p>
          </table:table-cell>
        </table:table-row>
        <table:table-row table:style-name="ro1">
          <table:table-cell office:value-type="float" office:value="28223752" calcext:value-type="float">
            <text:p>28223752</text:p>
          </table:table-cell>
          <table:table-cell office:value-type="string" calcext:value-type="string">
            <text:p>https://api.github.com/repos/GreatLakesEnergy/sesh-dash-beta</text:p>
          </table:table-cell>
          <table:table-cell table:formula="of:=REPLACE([.B4358]; 1; 29; &quot;&quot;)" office:value-type="string" office:string-value="GreatLakesEnergy/sesh-dash-beta" calcext:value-type="string">
            <text:p>GreatLakesEnergy/sesh-dash-beta</text:p>
          </table:table-cell>
        </table:table-row>
        <table:table-row table:style-name="ro1">
          <table:table-cell office:value-type="float" office:value="28243305" calcext:value-type="float">
            <text:p>28243305</text:p>
          </table:table-cell>
          <table:table-cell office:value-type="string" calcext:value-type="string">
            <text:p>https://api.github.com/repos/Mego/Seriously</text:p>
          </table:table-cell>
          <table:table-cell table:formula="of:=REPLACE([.B4359]; 1; 29; &quot;&quot;)" office:value-type="string" office:string-value="Mego/Seriously" calcext:value-type="string">
            <text:p>Mego/Seriously</text:p>
          </table:table-cell>
        </table:table-row>
        <table:table-row table:style-name="ro1">
          <table:table-cell office:value-type="float" office:value="28252116" calcext:value-type="float">
            <text:p>28252116</text:p>
          </table:table-cell>
          <table:table-cell office:value-type="string" calcext:value-type="string">
            <text:p>https://api.github.com/repos/thisismyrobot/dnstwister</text:p>
          </table:table-cell>
          <table:table-cell table:formula="of:=REPLACE([.B4360]; 1; 29; &quot;&quot;)" office:value-type="string" office:string-value="thisismyrobot/dnstwister" calcext:value-type="string">
            <text:p>thisismyrobot/dnstwister</text:p>
          </table:table-cell>
        </table:table-row>
        <table:table-row table:style-name="ro1">
          <table:table-cell office:value-type="float" office:value="28254309" calcext:value-type="float">
            <text:p>28254309</text:p>
          </table:table-cell>
          <table:table-cell office:value-type="string" calcext:value-type="string">
            <text:p>https://api.github.com/repos/ingted/xlbase</text:p>
          </table:table-cell>
          <table:table-cell table:formula="of:=REPLACE([.B4361]; 1; 29; &quot;&quot;)" office:value-type="string" office:string-value="ingted/xlbase" calcext:value-type="string">
            <text:p>ingted/xlbase</text:p>
          </table:table-cell>
        </table:table-row>
        <table:table-row table:style-name="ro1">
          <table:table-cell office:value-type="float" office:value="28255365" calcext:value-type="float">
            <text:p>28255365</text:p>
          </table:table-cell>
          <table:table-cell office:value-type="string" calcext:value-type="string">
            <text:p>https://api.github.com/repos/hackberie/00_workSpace</text:p>
          </table:table-cell>
          <table:table-cell table:formula="of:=REPLACE([.B4362]; 1; 29; &quot;&quot;)" office:value-type="string" office:string-value="hackberie/00_workSpace" calcext:value-type="string">
            <text:p>hackberie/00_workSpace</text:p>
          </table:table-cell>
        </table:table-row>
        <table:table-row table:style-name="ro1">
          <table:table-cell office:value-type="float" office:value="28260778" calcext:value-type="float">
            <text:p>28260778</text:p>
          </table:table-cell>
          <table:table-cell office:value-type="string" calcext:value-type="string">
            <text:p>https://api.github.com/repos/LandRegistry/dm-deed-api</text:p>
          </table:table-cell>
          <table:table-cell table:formula="of:=REPLACE([.B4363]; 1; 29; &quot;&quot;)" office:value-type="string" office:string-value="LandRegistry/dm-deed-api" calcext:value-type="string">
            <text:p>LandRegistry/dm-deed-api</text:p>
          </table:table-cell>
        </table:table-row>
        <table:table-row table:style-name="ro1">
          <table:table-cell office:value-type="float" office:value="28261590" calcext:value-type="float">
            <text:p>28261590</text:p>
          </table:table-cell>
          <table:table-cell office:value-type="string" calcext:value-type="string">
            <text:p>https://api.github.com/repos/maxplanck-ie/HiCExplorer</text:p>
          </table:table-cell>
          <table:table-cell table:formula="of:=REPLACE([.B4364]; 1; 29; &quot;&quot;)" office:value-type="string" office:string-value="maxplanck-ie/HiCExplorer" calcext:value-type="string">
            <text:p>maxplanck-ie/HiCExplorer</text:p>
          </table:table-cell>
        </table:table-row>
        <table:table-row table:style-name="ro1">
          <table:table-cell office:value-type="float" office:value="28300311" calcext:value-type="float">
            <text:p>28300311</text:p>
          </table:table-cell>
          <table:table-cell office:value-type="string" calcext:value-type="string">
            <text:p>https://api.github.com/repos/eReuse/device-inventory</text:p>
          </table:table-cell>
          <table:table-cell table:formula="of:=REPLACE([.B4365]; 1; 29; &quot;&quot;)" office:value-type="string" office:string-value="eReuse/device-inventory" calcext:value-type="string">
            <text:p>eReuse/device-inventory</text:p>
          </table:table-cell>
        </table:table-row>
        <table:table-row table:style-name="ro1">
          <table:table-cell office:value-type="float" office:value="28307950" calcext:value-type="float">
            <text:p>28307950</text:p>
          </table:table-cell>
          <table:table-cell office:value-type="string" calcext:value-type="string">
            <text:p>https://api.github.com/repos/openSUSE/suse-doc-style-checker</text:p>
          </table:table-cell>
          <table:table-cell table:formula="of:=REPLACE([.B4366]; 1; 29; &quot;&quot;)" office:value-type="string" office:string-value="openSUSE/suse-doc-style-checker" calcext:value-type="string">
            <text:p>openSUSE/suse-doc-style-checker</text:p>
          </table:table-cell>
        </table:table-row>
        <table:table-row table:style-name="ro1">
          <table:table-cell office:value-type="float" office:value="28309610" calcext:value-type="float">
            <text:p>28309610</text:p>
          </table:table-cell>
          <table:table-cell office:value-type="string" calcext:value-type="string">
            <text:p>https://api.github.com/repos/GhentAnalysis/StopsDilepton</text:p>
          </table:table-cell>
          <table:table-cell table:formula="of:=REPLACE([.B4367]; 1; 29; &quot;&quot;)" office:value-type="string" office:string-value="GhentAnalysis/StopsDilepton" calcext:value-type="string">
            <text:p>GhentAnalysis/StopsDilepton</text:p>
          </table:table-cell>
        </table:table-row>
        <table:table-row table:style-name="ro1">
          <table:table-cell office:value-type="float" office:value="28315087" calcext:value-type="float">
            <text:p>28315087</text:p>
          </table:table-cell>
          <table:table-cell office:value-type="string" calcext:value-type="string">
            <text:p>https://api.github.com/repos/Shani-08/ShaniXBMCWork2</text:p>
          </table:table-cell>
          <table:table-cell table:formula="of:=REPLACE([.B4368]; 1; 29; &quot;&quot;)" office:value-type="string" office:string-value="Shani-08/ShaniXBMCWork2" calcext:value-type="string">
            <text:p>Shani-08/ShaniXBMCWork2</text:p>
          </table:table-cell>
        </table:table-row>
        <table:table-row table:style-name="ro1">
          <table:table-cell office:value-type="float" office:value="28329478" calcext:value-type="float">
            <text:p>28329478</text:p>
          </table:table-cell>
          <table:table-cell office:value-type="string" calcext:value-type="string">
            <text:p>https://api.github.com/repos/LukeMurphy/RPI</text:p>
          </table:table-cell>
          <table:table-cell table:formula="of:=REPLACE([.B4369]; 1; 29; &quot;&quot;)" office:value-type="string" office:string-value="LukeMurphy/RPI" calcext:value-type="string">
            <text:p>LukeMurphy/RPI</text:p>
          </table:table-cell>
        </table:table-row>
        <table:table-row table:style-name="ro1">
          <table:table-cell office:value-type="float" office:value="28363302" calcext:value-type="float">
            <text:p>28363302</text:p>
          </table:table-cell>
          <table:table-cell office:value-type="string" calcext:value-type="string">
            <text:p>https://api.github.com/repos/khosrow/metpx</text:p>
          </table:table-cell>
          <table:table-cell table:formula="of:=REPLACE([.B4370]; 1; 29; &quot;&quot;)" office:value-type="string" office:string-value="khosrow/metpx" calcext:value-type="string">
            <text:p>khosrow/metpx</text:p>
          </table:table-cell>
        </table:table-row>
        <table:table-row table:style-name="ro1">
          <table:table-cell office:value-type="float" office:value="28372490" calcext:value-type="float">
            <text:p>28372490</text:p>
          </table:table-cell>
          <table:table-cell office:value-type="string" calcext:value-type="string">
            <text:p>https://api.github.com/repos/TEALS-IntroCS/2nd-semester-introduction-to-computer-science-principles</text:p>
          </table:table-cell>
          <table:table-cell table:formula="of:=REPLACE([.B4371]; 1; 29; &quot;&quot;)" office:value-type="string" office:string-value="TEALS-IntroCS/2nd-semester-introduction-to-computer-science-principles" calcext:value-type="string">
            <text:p>TEALS-IntroCS/2nd-semester-introduction-to-computer-science-principles</text:p>
          </table:table-cell>
        </table:table-row>
        <table:table-row table:style-name="ro1">
          <table:table-cell office:value-type="float" office:value="28381350" calcext:value-type="float">
            <text:p>28381350</text:p>
          </table:table-cell>
          <table:table-cell office:value-type="string" calcext:value-type="string">
            <text:p>https://api.github.com/repos/dmlc/minpy</text:p>
          </table:table-cell>
          <table:table-cell table:formula="of:=REPLACE([.B4372]; 1; 29; &quot;&quot;)" office:value-type="string" office:string-value="dmlc/minpy" calcext:value-type="string">
            <text:p>dmlc/minpy</text:p>
          </table:table-cell>
        </table:table-row>
        <table:table-row table:style-name="ro1">
          <table:table-cell office:value-type="float" office:value="28384597" calcext:value-type="float">
            <text:p>28384597</text:p>
          </table:table-cell>
          <table:table-cell office:value-type="string" calcext:value-type="string">
            <text:p>https://api.github.com/repos/NICTA/revrand</text:p>
          </table:table-cell>
          <table:table-cell table:formula="of:=REPLACE([.B4373]; 1; 29; &quot;&quot;)" office:value-type="string" office:string-value="NICTA/revrand" calcext:value-type="string">
            <text:p>NICTA/revrand</text:p>
          </table:table-cell>
        </table:table-row>
        <table:table-row table:style-name="ro1">
          <table:table-cell office:value-type="float" office:value="28385730" calcext:value-type="float">
            <text:p>28385730</text:p>
          </table:table-cell>
          <table:table-cell office:value-type="string" calcext:value-type="string">
            <text:p>https://api.github.com/repos/git-pull/tao-of-tmux</text:p>
          </table:table-cell>
          <table:table-cell table:formula="of:=REPLACE([.B4374]; 1; 29; &quot;&quot;)" office:value-type="string" office:string-value="git-pull/tao-of-tmux" calcext:value-type="string">
            <text:p>git-pull/tao-of-tmux</text:p>
          </table:table-cell>
        </table:table-row>
        <table:table-row table:style-name="ro1">
          <table:table-cell office:value-type="float" office:value="28398578" calcext:value-type="float">
            <text:p>28398578</text:p>
          </table:table-cell>
          <table:table-cell office:value-type="string" calcext:value-type="string">
            <text:p>https://api.github.com/repos/EdinburghGenomics/Reporting-App</text:p>
          </table:table-cell>
          <table:table-cell table:formula="of:=REPLACE([.B4375]; 1; 29; &quot;&quot;)" office:value-type="string" office:string-value="EdinburghGenomics/Reporting-App" calcext:value-type="string">
            <text:p>EdinburghGenomics/Reporting-App</text:p>
          </table:table-cell>
        </table:table-row>
        <table:table-row table:style-name="ro1">
          <table:table-cell office:value-type="float" office:value="28400765" calcext:value-type="float">
            <text:p>28400765</text:p>
          </table:table-cell>
          <table:table-cell office:value-type="string" calcext:value-type="string">
            <text:p>https://api.github.com/repos/BelledonneCommunications/linphone-desktop</text:p>
          </table:table-cell>
          <table:table-cell table:formula="of:=REPLACE([.B4376]; 1; 29; &quot;&quot;)" office:value-type="string" office:string-value="BelledonneCommunications/linphone-desktop" calcext:value-type="string">
            <text:p>BelledonneCommunications/linphone-desktop</text:p>
          </table:table-cell>
        </table:table-row>
        <table:table-row table:style-name="ro1">
          <table:table-cell office:value-type="float" office:value="28405562" calcext:value-type="float">
            <text:p>28405562</text:p>
          </table:table-cell>
          <table:table-cell office:value-type="string" calcext:value-type="string">
            <text:p>https://api.github.com/repos/PerceptumNL/edubox-platform</text:p>
          </table:table-cell>
          <table:table-cell table:formula="of:=REPLACE([.B4377]; 1; 29; &quot;&quot;)" office:value-type="string" office:string-value="PerceptumNL/edubox-platform" calcext:value-type="string">
            <text:p>PerceptumNL/edubox-platform</text:p>
          </table:table-cell>
        </table:table-row>
        <table:table-row table:style-name="ro1">
          <table:table-cell office:value-type="float" office:value="28417992" calcext:value-type="float">
            <text:p>28417992</text:p>
          </table:table-cell>
          <table:table-cell office:value-type="string" calcext:value-type="string">
            <text:p>https://api.github.com/repos/ufora/ufora</text:p>
          </table:table-cell>
          <table:table-cell table:formula="of:=REPLACE([.B4378]; 1; 29; &quot;&quot;)" office:value-type="string" office:string-value="ufora/ufora" calcext:value-type="string">
            <text:p>ufora/ufora</text:p>
          </table:table-cell>
        </table:table-row>
        <table:table-row table:style-name="ro1">
          <table:table-cell office:value-type="float" office:value="28420571" calcext:value-type="float">
            <text:p>28420571</text:p>
          </table:table-cell>
          <table:table-cell office:value-type="string" calcext:value-type="string">
            <text:p>https://api.github.com/repos/odlgroup/odl</text:p>
          </table:table-cell>
          <table:table-cell table:formula="of:=REPLACE([.B4379]; 1; 29; &quot;&quot;)" office:value-type="string" office:string-value="odlgroup/odl" calcext:value-type="string">
            <text:p>odlgroup/odl</text:p>
          </table:table-cell>
        </table:table-row>
        <table:table-row table:style-name="ro1">
          <table:table-cell office:value-type="float" office:value="28438931" calcext:value-type="float">
            <text:p>28438931</text:p>
          </table:table-cell>
          <table:table-cell office:value-type="string" calcext:value-type="string">
            <text:p>https://api.github.com/repos/marc-white/taipan-tiling</text:p>
          </table:table-cell>
          <table:table-cell table:formula="of:=REPLACE([.B4380]; 1; 29; &quot;&quot;)" office:value-type="string" office:string-value="marc-white/taipan-tiling" calcext:value-type="string">
            <text:p>marc-white/taipan-tiling</text:p>
          </table:table-cell>
        </table:table-row>
        <table:table-row table:style-name="ro1">
          <table:table-cell office:value-type="float" office:value="28451049" calcext:value-type="float">
            <text:p>28451049</text:p>
          </table:table-cell>
          <table:table-cell office:value-type="string" calcext:value-type="string">
            <text:p>https://api.github.com/repos/dominis/gh-abuse</text:p>
          </table:table-cell>
          <table:table-cell table:formula="of:=REPLACE([.B4381]; 1; 29; &quot;&quot;)" office:value-type="string" office:string-value="dominis/gh-abuse" calcext:value-type="string">
            <text:p>dominis/gh-abuse</text:p>
          </table:table-cell>
        </table:table-row>
        <table:table-row table:style-name="ro1">
          <table:table-cell office:value-type="float" office:value="28454087" calcext:value-type="float">
            <text:p>28454087</text:p>
          </table:table-cell>
          <table:table-cell office:value-type="string" calcext:value-type="string">
            <text:p>https://api.github.com/repos/Rpsl/greenhat</text:p>
          </table:table-cell>
          <table:table-cell table:formula="of:=REPLACE([.B4382]; 1; 29; &quot;&quot;)" office:value-type="string" office:string-value="Rpsl/greenhat" calcext:value-type="string">
            <text:p>Rpsl/greenhat</text:p>
          </table:table-cell>
        </table:table-row>
        <table:table-row table:style-name="ro1">
          <table:table-cell office:value-type="float" office:value="28458963" calcext:value-type="float">
            <text:p>28458963</text:p>
          </table:table-cell>
          <table:table-cell office:value-type="string" calcext:value-type="string">
            <text:p>https://api.github.com/repos/RackHD/RackHD</text:p>
          </table:table-cell>
          <table:table-cell table:formula="of:=REPLACE([.B4383]; 1; 29; &quot;&quot;)" office:value-type="string" office:string-value="RackHD/RackHD" calcext:value-type="string">
            <text:p>RackHD/RackHD</text:p>
          </table:table-cell>
        </table:table-row>
        <table:table-row table:style-name="ro1">
          <table:table-cell office:value-type="float" office:value="28463531" calcext:value-type="float">
            <text:p>28463531</text:p>
          </table:table-cell>
          <table:table-cell office:value-type="string" calcext:value-type="string">
            <text:p>https://api.github.com/repos/clearlinux/autospec</text:p>
          </table:table-cell>
          <table:table-cell table:formula="of:=REPLACE([.B4384]; 1; 29; &quot;&quot;)" office:value-type="string" office:string-value="clearlinux/autospec" calcext:value-type="string">
            <text:p>clearlinux/autospec</text:p>
          </table:table-cell>
        </table:table-row>
        <table:table-row table:style-name="ro1">
          <table:table-cell office:value-type="float" office:value="28468735" calcext:value-type="float">
            <text:p>28468735</text:p>
          </table:table-cell>
          <table:table-cell office:value-type="string" calcext:value-type="string">
            <text:p>https://api.github.com/repos/deis/workflow</text:p>
          </table:table-cell>
          <table:table-cell table:formula="of:=REPLACE([.B4385]; 1; 29; &quot;&quot;)" office:value-type="string" office:string-value="deis/workflow" calcext:value-type="string">
            <text:p>deis/workflow</text:p>
          </table:table-cell>
        </table:table-row>
        <table:table-row table:style-name="ro1">
          <table:table-cell office:value-type="float" office:value="28474745" calcext:value-type="float">
            <text:p>28474745</text:p>
          </table:table-cell>
          <table:table-cell office:value-type="string" calcext:value-type="string">
            <text:p>https://api.github.com/repos/timonus/OpenerManifest</text:p>
          </table:table-cell>
          <table:table-cell table:formula="of:=REPLACE([.B4386]; 1; 29; &quot;&quot;)" office:value-type="string" office:string-value="timonus/OpenerManifest" calcext:value-type="string">
            <text:p>timonus/OpenerManifest</text:p>
          </table:table-cell>
        </table:table-row>
        <table:table-row table:style-name="ro1">
          <table:table-cell office:value-type="float" office:value="28484144" calcext:value-type="float">
            <text:p>28484144</text:p>
          </table:table-cell>
          <table:table-cell office:value-type="string" calcext:value-type="string">
            <text:p>https://api.github.com/repos/openstack/networking-bigswitch</text:p>
          </table:table-cell>
          <table:table-cell table:formula="of:=REPLACE([.B4387]; 1; 29; &quot;&quot;)" office:value-type="string" office:string-value="openstack/networking-bigswitch" calcext:value-type="string">
            <text:p>openstack/networking-bigswitch</text:p>
          </table:table-cell>
        </table:table-row>
        <table:table-row table:style-name="ro1">
          <table:table-cell office:value-type="float" office:value="28498545" calcext:value-type="float">
            <text:p>28498545</text:p>
          </table:table-cell>
          <table:table-cell office:value-type="string" calcext:value-type="string">
            <text:p>https://api.github.com/repos/TomTec-Solutions/QL-Server-Config</text:p>
          </table:table-cell>
          <table:table-cell table:formula="of:=REPLACE([.B4388]; 1; 29; &quot;&quot;)" office:value-type="string" office:string-value="TomTec-Solutions/QL-Server-Config" calcext:value-type="string">
            <text:p>TomTec-Solutions/QL-Server-Config</text:p>
          </table:table-cell>
        </table:table-row>
        <table:table-row table:style-name="ro1">
          <table:table-cell office:value-type="float" office:value="28498855" calcext:value-type="float">
            <text:p>28498855</text:p>
          </table:table-cell>
          <table:table-cell office:value-type="string" calcext:value-type="string">
            <text:p>https://api.github.com/repos/bgyori/bioagents</text:p>
          </table:table-cell>
          <table:table-cell table:formula="of:=REPLACE([.B4389]; 1; 29; &quot;&quot;)" office:value-type="string" office:string-value="bgyori/bioagents" calcext:value-type="string">
            <text:p>bgyori/bioagents</text:p>
          </table:table-cell>
        </table:table-row>
        <table:table-row table:style-name="ro1">
          <table:table-cell office:value-type="float" office:value="28506668" calcext:value-type="float">
            <text:p>28506668</text:p>
          </table:table-cell>
          <table:table-cell office:value-type="string" calcext:value-type="string">
            <text:p>https://api.github.com/repos/sprucedev/DockCI</text:p>
          </table:table-cell>
          <table:table-cell table:formula="of:=REPLACE([.B4390]; 1; 29; &quot;&quot;)" office:value-type="string" office:string-value="sprucedev/DockCI" calcext:value-type="string">
            <text:p>sprucedev/DockCI</text:p>
          </table:table-cell>
        </table:table-row>
        <table:table-row table:style-name="ro1">
          <table:table-cell office:value-type="float" office:value="28529953" calcext:value-type="float">
            <text:p>28529953</text:p>
          </table:table-cell>
          <table:table-cell office:value-type="string" calcext:value-type="string">
            <text:p>https://api.github.com/repos/Tarobish/Katibeh</text:p>
          </table:table-cell>
          <table:table-cell table:formula="of:=REPLACE([.B4391]; 1; 29; &quot;&quot;)" office:value-type="string" office:string-value="Tarobish/Katibeh" calcext:value-type="string">
            <text:p>Tarobish/Katibeh</text:p>
          </table:table-cell>
        </table:table-row>
        <table:table-row table:style-name="ro1">
          <table:table-cell office:value-type="float" office:value="28554162" calcext:value-type="float">
            <text:p>28554162</text:p>
          </table:table-cell>
          <table:table-cell office:value-type="string" calcext:value-type="string">
            <text:p>https://api.github.com/repos/PumucklOnTheAir/TestFramework</text:p>
          </table:table-cell>
          <table:table-cell table:formula="of:=REPLACE([.B4392]; 1; 29; &quot;&quot;)" office:value-type="string" office:string-value="PumucklOnTheAir/TestFramework" calcext:value-type="string">
            <text:p>PumucklOnTheAir/TestFramework</text:p>
          </table:table-cell>
        </table:table-row>
        <table:table-row table:style-name="ro1">
          <table:table-cell office:value-type="float" office:value="28568473" calcext:value-type="float">
            <text:p>28568473</text:p>
          </table:table-cell>
          <table:table-cell office:value-type="string" calcext:value-type="string">
            <text:p>https://api.github.com/repos/couchbaselabs/sync-gateway-testcluster</text:p>
          </table:table-cell>
          <table:table-cell table:formula="of:=REPLACE([.B4393]; 1; 29; &quot;&quot;)" office:value-type="string" office:string-value="couchbaselabs/sync-gateway-testcluster" calcext:value-type="string">
            <text:p>couchbaselabs/sync-gateway-testcluster</text:p>
          </table:table-cell>
        </table:table-row>
        <table:table-row table:style-name="ro1">
          <table:table-cell office:value-type="float" office:value="28572543" calcext:value-type="float">
            <text:p>28572543</text:p>
          </table:table-cell>
          <table:table-cell office:value-type="string" calcext:value-type="string">
            <text:p>https://api.github.com/repos/FuelRats/pipsqueak</text:p>
          </table:table-cell>
          <table:table-cell table:formula="of:=REPLACE([.B4394]; 1; 29; &quot;&quot;)" office:value-type="string" office:string-value="FuelRats/pipsqueak" calcext:value-type="string">
            <text:p>FuelRats/pipsqueak</text:p>
          </table:table-cell>
        </table:table-row>
        <table:table-row table:style-name="ro1">
          <table:table-cell office:value-type="float" office:value="28576217" calcext:value-type="float">
            <text:p>28576217</text:p>
          </table:table-cell>
          <table:table-cell office:value-type="string" calcext:value-type="string">
            <text:p>https://api.github.com/repos/AASHE/hub</text:p>
          </table:table-cell>
          <table:table-cell table:formula="of:=REPLACE([.B4395]; 1; 29; &quot;&quot;)" office:value-type="string" office:string-value="AASHE/hub" calcext:value-type="string">
            <text:p>AASHE/hub</text:p>
          </table:table-cell>
        </table:table-row>
        <table:table-row table:style-name="ro1">
          <table:table-cell office:value-type="float" office:value="28576474" calcext:value-type="float">
            <text:p>28576474</text:p>
          </table:table-cell>
          <table:table-cell office:value-type="string" calcext:value-type="string">
            <text:p>https://api.github.com/repos/edx/course-discovery</text:p>
          </table:table-cell>
          <table:table-cell table:formula="of:=REPLACE([.B4396]; 1; 29; &quot;&quot;)" office:value-type="string" office:string-value="edx/course-discovery" calcext:value-type="string">
            <text:p>edx/course-discovery</text:p>
          </table:table-cell>
        </table:table-row>
        <table:table-row table:style-name="ro1">
          <table:table-cell office:value-type="float" office:value="28578638" calcext:value-type="float">
            <text:p>28578638</text:p>
          </table:table-cell>
          <table:table-cell office:value-type="string" calcext:value-type="string">
            <text:p>https://api.github.com/repos/nschloe/meshio</text:p>
          </table:table-cell>
          <table:table-cell table:formula="of:=REPLACE([.B4397]; 1; 29; &quot;&quot;)" office:value-type="string" office:string-value="nschloe/meshio" calcext:value-type="string">
            <text:p>nschloe/meshio</text:p>
          </table:table-cell>
        </table:table-row>
        <table:table-row table:style-name="ro1">
          <table:table-cell office:value-type="float" office:value="28584132" calcext:value-type="float">
            <text:p>28584132</text:p>
          </table:table-cell>
          <table:table-cell office:value-type="string" calcext:value-type="string">
            <text:p>https://api.github.com/repos/Yelp/paasta</text:p>
          </table:table-cell>
          <table:table-cell table:formula="of:=REPLACE([.B4398]; 1; 29; &quot;&quot;)" office:value-type="string" office:string-value="Yelp/paasta" calcext:value-type="string">
            <text:p>Yelp/paasta</text:p>
          </table:table-cell>
        </table:table-row>
        <table:table-row table:style-name="ro1">
          <table:table-cell office:value-type="float" office:value="28590096" calcext:value-type="float">
            <text:p>28590096</text:p>
          </table:table-cell>
          <table:table-cell office:value-type="string" calcext:value-type="string">
            <text:p>https://api.github.com/repos/nvaccess/nvda</text:p>
          </table:table-cell>
          <table:table-cell table:formula="of:=REPLACE([.B4399]; 1; 29; &quot;&quot;)" office:value-type="string" office:string-value="nvaccess/nvda" calcext:value-type="string">
            <text:p>nvaccess/nvda</text:p>
          </table:table-cell>
        </table:table-row>
        <table:table-row table:style-name="ro1">
          <table:table-cell office:value-type="float" office:value="28595413" calcext:value-type="float">
            <text:p>28595413</text:p>
          </table:table-cell>
          <table:table-cell office:value-type="string" calcext:value-type="string">
            <text:p>https://api.github.com/repos/dotzero/green</text:p>
          </table:table-cell>
          <table:table-cell table:formula="of:=REPLACE([.B4400]; 1; 29; &quot;&quot;)" office:value-type="string" office:string-value="dotzero/green" calcext:value-type="string">
            <text:p>dotzero/green</text:p>
          </table:table-cell>
        </table:table-row>
        <table:table-row table:style-name="ro1">
          <table:table-cell office:value-type="float" office:value="28602026" calcext:value-type="float">
            <text:p>28602026</text:p>
          </table:table-cell>
          <table:table-cell office:value-type="string" calcext:value-type="string">
            <text:p>https://api.github.com/repos/3b1b/manim</text:p>
          </table:table-cell>
          <table:table-cell table:formula="of:=REPLACE([.B4401]; 1; 29; &quot;&quot;)" office:value-type="string" office:string-value="3b1b/manim" calcext:value-type="string">
            <text:p>3b1b/manim</text:p>
          </table:table-cell>
        </table:table-row>
        <table:table-row table:style-name="ro1">
          <table:table-cell office:value-type="float" office:value="28614070" calcext:value-type="float">
            <text:p>28614070</text:p>
          </table:table-cell>
          <table:table-cell office:value-type="string" calcext:value-type="string">
            <text:p>https://api.github.com/repos/bibi21000/janitoo</text:p>
          </table:table-cell>
          <table:table-cell table:formula="of:=REPLACE([.B4402]; 1; 29; &quot;&quot;)" office:value-type="string" office:string-value="bibi21000/janitoo" calcext:value-type="string">
            <text:p>bibi21000/janitoo</text:p>
          </table:table-cell>
        </table:table-row>
        <table:table-row table:style-name="ro1">
          <table:table-cell office:value-type="float" office:value="28634425" calcext:value-type="float">
            <text:p>28634425</text:p>
          </table:table-cell>
          <table:table-cell office:value-type="string" calcext:value-type="string">
            <text:p>https://api.github.com/repos/rosswhitfield/ase</text:p>
          </table:table-cell>
          <table:table-cell table:formula="of:=REPLACE([.B4403]; 1; 29; &quot;&quot;)" office:value-type="string" office:string-value="rosswhitfield/ase" calcext:value-type="string">
            <text:p>rosswhitfield/ase</text:p>
          </table:table-cell>
        </table:table-row>
        <table:table-row table:style-name="ro1">
          <table:table-cell office:value-type="float" office:value="28634982" calcext:value-type="float">
            <text:p>28634982</text:p>
          </table:table-cell>
          <table:table-cell office:value-type="string" calcext:value-type="string">
            <text:p>https://api.github.com/repos/aknik/chain_ne</text:p>
          </table:table-cell>
          <table:table-cell table:formula="of:=REPLACE([.B4404]; 1; 29; &quot;&quot;)" office:value-type="string" office:string-value="aknik/chain_ne" calcext:value-type="string">
            <text:p>aknik/chain_ne</text:p>
          </table:table-cell>
        </table:table-row>
        <table:table-row table:style-name="ro1">
          <table:table-cell office:value-type="float" office:value="28641762" calcext:value-type="float">
            <text:p>28641762</text:p>
          </table:table-cell>
          <table:table-cell office:value-type="string" calcext:value-type="string">
            <text:p>https://api.github.com/repos/ChristopherWilks/snaptron</text:p>
          </table:table-cell>
          <table:table-cell table:formula="of:=REPLACE([.B4405]; 1; 29; &quot;&quot;)" office:value-type="string" office:string-value="ChristopherWilks/snaptron" calcext:value-type="string">
            <text:p>ChristopherWilks/snaptron</text:p>
          </table:table-cell>
        </table:table-row>
        <table:table-row table:style-name="ro1">
          <table:table-cell office:value-type="float" office:value="28663102" calcext:value-type="float">
            <text:p>28663102</text:p>
          </table:table-cell>
          <table:table-cell office:value-type="string" calcext:value-type="string">
            <text:p>https://api.github.com/repos/TianlaiProject/tlpipe</text:p>
          </table:table-cell>
          <table:table-cell table:formula="of:=REPLACE([.B4406]; 1; 29; &quot;&quot;)" office:value-type="string" office:string-value="TianlaiProject/tlpipe" calcext:value-type="string">
            <text:p>TianlaiProject/tlpipe</text:p>
          </table:table-cell>
        </table:table-row>
        <table:table-row table:style-name="ro1">
          <table:table-cell office:value-type="float" office:value="28682234" calcext:value-type="float">
            <text:p>28682234</text:p>
          </table:table-cell>
          <table:table-cell office:value-type="string" calcext:value-type="string">
            <text:p>https://api.github.com/repos/django-tutorial/shortlink</text:p>
          </table:table-cell>
          <table:table-cell table:formula="of:=REPLACE([.B4407]; 1; 29; &quot;&quot;)" office:value-type="string" office:string-value="django-tutorial/shortlink" calcext:value-type="string">
            <text:p>django-tutorial/shortlink</text:p>
          </table:table-cell>
        </table:table-row>
        <table:table-row table:style-name="ro1">
          <table:table-cell office:value-type="float" office:value="28685838" calcext:value-type="float">
            <text:p>28685838</text:p>
          </table:table-cell>
          <table:table-cell office:value-type="string" calcext:value-type="string">
            <text:p>https://api.github.com/repos/magenta-aps/django-resource-booking</text:p>
          </table:table-cell>
          <table:table-cell table:formula="of:=REPLACE([.B4408]; 1; 29; &quot;&quot;)" office:value-type="string" office:string-value="magenta-aps/django-resource-booking" calcext:value-type="string">
            <text:p>magenta-aps/django-resource-booking</text:p>
          </table:table-cell>
        </table:table-row>
        <table:table-row table:style-name="ro1">
          <table:table-cell office:value-type="float" office:value="28687875" calcext:value-type="float">
            <text:p>28687875</text:p>
          </table:table-cell>
          <table:table-cell office:value-type="string" calcext:value-type="string">
            <text:p>https://api.github.com/repos/qbicsoftware/etl-scripts</text:p>
          </table:table-cell>
          <table:table-cell table:formula="of:=REPLACE([.B4409]; 1; 29; &quot;&quot;)" office:value-type="string" office:string-value="qbicsoftware/etl-scripts" calcext:value-type="string">
            <text:p>qbicsoftware/etl-scripts</text:p>
          </table:table-cell>
        </table:table-row>
        <table:table-row table:style-name="ro1">
          <table:table-cell office:value-type="float" office:value="28691022" calcext:value-type="float">
            <text:p>28691022</text:p>
          </table:table-cell>
          <table:table-cell office:value-type="string" calcext:value-type="string">
            <text:p>https://api.github.com/repos/errbotio/errbot</text:p>
          </table:table-cell>
          <table:table-cell table:formula="of:=REPLACE([.B4410]; 1; 29; &quot;&quot;)" office:value-type="string" office:string-value="errbotio/errbot" calcext:value-type="string">
            <text:p>errbotio/errbot</text:p>
          </table:table-cell>
        </table:table-row>
        <table:table-row table:style-name="ro1">
          <table:table-cell office:value-type="float" office:value="28693040" calcext:value-type="float">
            <text:p>28693040</text:p>
          </table:table-cell>
          <table:table-cell office:value-type="string" calcext:value-type="string">
            <text:p>https://api.github.com/repos/zapbot/zap-mgmt-scripts</text:p>
          </table:table-cell>
          <table:table-cell table:formula="of:=REPLACE([.B4411]; 1; 29; &quot;&quot;)" office:value-type="string" office:string-value="zapbot/zap-mgmt-scripts" calcext:value-type="string">
            <text:p>zapbot/zap-mgmt-scripts</text:p>
          </table:table-cell>
        </table:table-row>
        <table:table-row table:style-name="ro1">
          <table:table-cell office:value-type="float" office:value="28700644" calcext:value-type="float">
            <text:p>28700644</text:p>
          </table:table-cell>
          <table:table-cell office:value-type="string" calcext:value-type="string">
            <text:p>https://api.github.com/repos/stuartcampbell/github_awesome</text:p>
          </table:table-cell>
          <table:table-cell table:formula="of:=REPLACE([.B4412]; 1; 29; &quot;&quot;)" office:value-type="string" office:string-value="stuartcampbell/github_awesome" calcext:value-type="string">
            <text:p>stuartcampbell/github_awesome</text:p>
          </table:table-cell>
        </table:table-row>
        <table:table-row table:style-name="ro1">
          <table:table-cell office:value-type="float" office:value="28720880" calcext:value-type="float">
            <text:p>28720880</text:p>
          </table:table-cell>
          <table:table-cell office:value-type="string" calcext:value-type="string">
            <text:p>https://api.github.com/repos/decathorpe/kentauros</text:p>
          </table:table-cell>
          <table:table-cell table:formula="of:=REPLACE([.B4413]; 1; 29; &quot;&quot;)" office:value-type="string" office:string-value="decathorpe/kentauros" calcext:value-type="string">
            <text:p>decathorpe/kentauros</text:p>
          </table:table-cell>
        </table:table-row>
        <table:table-row table:style-name="ro1">
          <table:table-cell office:value-type="float" office:value="28768110" calcext:value-type="float">
            <text:p>28768110</text:p>
          </table:table-cell>
          <table:table-cell office:value-type="string" calcext:value-type="string">
            <text:p>https://api.github.com/repos/rhiever/tpot</text:p>
          </table:table-cell>
          <table:table-cell table:formula="of:=REPLACE([.B4414]; 1; 29; &quot;&quot;)" office:value-type="string" office:string-value="rhiever/tpot" calcext:value-type="string">
            <text:p>rhiever/tpot</text:p>
          </table:table-cell>
        </table:table-row>
        <table:table-row table:style-name="ro1">
          <table:table-cell office:value-type="float" office:value="28775784" calcext:value-type="float">
            <text:p>28775784</text:p>
          </table:table-cell>
          <table:table-cell office:value-type="string" calcext:value-type="string">
            <text:p>https://api.github.com/repos/scieloorg/opac</text:p>
          </table:table-cell>
          <table:table-cell table:formula="of:=REPLACE([.B4415]; 1; 29; &quot;&quot;)" office:value-type="string" office:string-value="scieloorg/opac" calcext:value-type="string">
            <text:p>scieloorg/opac</text:p>
          </table:table-cell>
        </table:table-row>
        <table:table-row table:style-name="ro1">
          <table:table-cell office:value-type="float" office:value="28776602" calcext:value-type="float">
            <text:p>28776602</text:p>
          </table:table-cell>
          <table:table-cell office:value-type="string" calcext:value-type="string">
            <text:p>https://api.github.com/repos/reszelaz/sardana</text:p>
          </table:table-cell>
          <table:table-cell table:formula="of:=REPLACE([.B4416]; 1; 29; &quot;&quot;)" office:value-type="string" office:string-value="reszelaz/sardana" calcext:value-type="string">
            <text:p>reszelaz/sardana</text:p>
          </table:table-cell>
        </table:table-row>
        <table:table-row table:style-name="ro1">
          <table:table-cell office:value-type="float" office:value="28782241" calcext:value-type="float">
            <text:p>28782241</text:p>
          </table:table-cell>
          <table:table-cell office:value-type="string" calcext:value-type="string">
            <text:p>https://api.github.com/repos/SickRage/SickRage</text:p>
          </table:table-cell>
          <table:table-cell table:formula="of:=REPLACE([.B4417]; 1; 29; &quot;&quot;)" office:value-type="string" office:string-value="SickRage/SickRage" calcext:value-type="string">
            <text:p>SickRage/SickRage</text:p>
          </table:table-cell>
        </table:table-row>
        <table:table-row table:style-name="ro1">
          <table:table-cell office:value-type="float" office:value="28782618" calcext:value-type="float">
            <text:p>28782618</text:p>
          </table:table-cell>
          <table:table-cell office:value-type="string" calcext:value-type="string">
            <text:p>https://api.github.com/repos/bikalabs/bika.lims</text:p>
          </table:table-cell>
          <table:table-cell table:formula="of:=REPLACE([.B4418]; 1; 29; &quot;&quot;)" office:value-type="string" office:string-value="bikalabs/bika.lims" calcext:value-type="string">
            <text:p>bikalabs/bika.lims</text:p>
          </table:table-cell>
        </table:table-row>
        <table:table-row table:style-name="ro1">
          <table:table-cell office:value-type="float" office:value="28806582" calcext:value-type="float">
            <text:p>28806582</text:p>
          </table:table-cell>
          <table:table-cell office:value-type="string" calcext:value-type="string">
            <text:p>https://api.github.com/repos/karlch/vimiv</text:p>
          </table:table-cell>
          <table:table-cell table:formula="of:=REPLACE([.B4419]; 1; 29; &quot;&quot;)" office:value-type="string" office:string-value="karlch/vimiv" calcext:value-type="string">
            <text:p>karlch/vimiv</text:p>
          </table:table-cell>
        </table:table-row>
        <table:table-row table:style-name="ro1">
          <table:table-cell office:value-type="float" office:value="28821612" calcext:value-type="float">
            <text:p>28821612</text:p>
          </table:table-cell>
          <table:table-cell office:value-type="string" calcext:value-type="string">
            <text:p>https://api.github.com/repos/vsevolod-fedorov/hyperapp</text:p>
          </table:table-cell>
          <table:table-cell table:formula="of:=REPLACE([.B4420]; 1; 29; &quot;&quot;)" office:value-type="string" office:string-value="vsevolod-fedorov/hyperapp" calcext:value-type="string">
            <text:p>vsevolod-fedorov/hyperapp</text:p>
          </table:table-cell>
        </table:table-row>
        <table:table-row table:style-name="ro1">
          <table:table-cell office:value-type="float" office:value="28840648" calcext:value-type="float">
            <text:p>28840648</text:p>
          </table:table-cell>
          <table:table-cell office:value-type="string" calcext:value-type="string">
            <text:p>https://api.github.com/repos/cuauv/software</text:p>
          </table:table-cell>
          <table:table-cell table:formula="of:=REPLACE([.B4421]; 1; 29; &quot;&quot;)" office:value-type="string" office:string-value="cuauv/software" calcext:value-type="string">
            <text:p>cuauv/software</text:p>
          </table:table-cell>
        </table:table-row>
        <table:table-row table:style-name="ro1">
          <table:table-cell office:value-type="float" office:value="28841116" calcext:value-type="float">
            <text:p>28841116</text:p>
          </table:table-cell>
          <table:table-cell office:value-type="string" calcext:value-type="string">
            <text:p>https://api.github.com/repos/product-definition-center/pdc-client</text:p>
          </table:table-cell>
          <table:table-cell table:formula="of:=REPLACE([.B4422]; 1; 29; &quot;&quot;)" office:value-type="string" office:string-value="product-definition-center/pdc-client" calcext:value-type="string">
            <text:p>product-definition-center/pdc-client</text:p>
          </table:table-cell>
        </table:table-row>
        <table:table-row table:style-name="ro1">
          <table:table-cell office:value-type="float" office:value="28852404" calcext:value-type="float">
            <text:p>28852404</text:p>
          </table:table-cell>
          <table:table-cell office:value-type="string" calcext:value-type="string">
            <text:p>https://api.github.com/repos/inasafe/inasafe</text:p>
          </table:table-cell>
          <table:table-cell table:formula="of:=REPLACE([.B4423]; 1; 29; &quot;&quot;)" office:value-type="string" office:string-value="inasafe/inasafe" calcext:value-type="string">
            <text:p>inasafe/inasafe</text:p>
          </table:table-cell>
        </table:table-row>
        <table:table-row table:style-name="ro1">
          <table:table-cell office:value-type="float" office:value="28858802" calcext:value-type="float">
            <text:p>28858802</text:p>
          </table:table-cell>
          <table:table-cell office:value-type="string" calcext:value-type="string">
            <text:p>https://api.github.com/repos/getredash/redash</text:p>
          </table:table-cell>
          <table:table-cell table:formula="of:=REPLACE([.B4424]; 1; 29; &quot;&quot;)" office:value-type="string" office:string-value="getredash/redash" calcext:value-type="string">
            <text:p>getredash/redash</text:p>
          </table:table-cell>
        </table:table-row>
        <table:table-row table:style-name="ro1">
          <table:table-cell office:value-type="float" office:value="28860809" calcext:value-type="float">
            <text:p>28860809</text:p>
          </table:table-cell>
          <table:table-cell office:value-type="string" calcext:value-type="string">
            <text:p>https://api.github.com/repos/openSUSE/knapsack</text:p>
          </table:table-cell>
          <table:table-cell table:formula="of:=REPLACE([.B4425]; 1; 29; &quot;&quot;)" office:value-type="string" office:string-value="openSUSE/knapsack" calcext:value-type="string">
            <text:p>openSUSE/knapsack</text:p>
          </table:table-cell>
        </table:table-row>
        <table:table-row table:style-name="ro1">
          <table:table-cell office:value-type="float" office:value="28863953" calcext:value-type="float">
            <text:p>28863953</text:p>
          </table:table-cell>
          <table:table-cell office:value-type="string" calcext:value-type="string">
            <text:p>https://api.github.com/repos/lukovnikov/teafacto</text:p>
          </table:table-cell>
          <table:table-cell table:formula="of:=REPLACE([.B4426]; 1; 29; &quot;&quot;)" office:value-type="string" office:string-value="lukovnikov/teafacto" calcext:value-type="string">
            <text:p>lukovnikov/teafacto</text:p>
          </table:table-cell>
        </table:table-row>
        <table:table-row table:style-name="ro1">
          <table:table-cell office:value-type="float" office:value="28866187" calcext:value-type="float">
            <text:p>28866187</text:p>
          </table:table-cell>
          <table:table-cell office:value-type="string" calcext:value-type="string">
            <text:p>https://api.github.com/repos/spinnaker/spinnaker</text:p>
          </table:table-cell>
          <table:table-cell table:formula="of:=REPLACE([.B4427]; 1; 29; &quot;&quot;)" office:value-type="string" office:string-value="spinnaker/spinnaker" calcext:value-type="string">
            <text:p>spinnaker/spinnaker</text:p>
          </table:table-cell>
        </table:table-row>
        <table:table-row table:style-name="ro1">
          <table:table-cell office:value-type="float" office:value="28884786" calcext:value-type="float">
            <text:p>28884786</text:p>
          </table:table-cell>
          <table:table-cell office:value-type="string" calcext:value-type="string">
            <text:p>https://api.github.com/repos/cltk/cltk</text:p>
          </table:table-cell>
          <table:table-cell table:formula="of:=REPLACE([.B4428]; 1; 29; &quot;&quot;)" office:value-type="string" office:string-value="cltk/cltk" calcext:value-type="string">
            <text:p>cltk/cltk</text:p>
          </table:table-cell>
        </table:table-row>
        <table:table-row table:style-name="ro1">
          <table:table-cell office:value-type="float" office:value="28885172" calcext:value-type="float">
            <text:p>28885172</text:p>
          </table:table-cell>
          <table:table-cell office:value-type="string" calcext:value-type="string">
            <text:p>https://api.github.com/repos/Backblaze/B2_Command_Line_Tool</text:p>
          </table:table-cell>
          <table:table-cell table:formula="of:=REPLACE([.B4429]; 1; 29; &quot;&quot;)" office:value-type="string" office:string-value="Backblaze/B2_Command_Line_Tool" calcext:value-type="string">
            <text:p>Backblaze/B2_Command_Line_Tool</text:p>
          </table:table-cell>
        </table:table-row>
        <table:table-row table:style-name="ro1">
          <table:table-cell office:value-type="float" office:value="28895412" calcext:value-type="float">
            <text:p>28895412</text:p>
          </table:table-cell>
          <table:table-cell office:value-type="string" calcext:value-type="string">
            <text:p>https://api.github.com/repos/J535D165/recordlinkage</text:p>
          </table:table-cell>
          <table:table-cell table:formula="of:=REPLACE([.B4430]; 1; 29; &quot;&quot;)" office:value-type="string" office:string-value="J535D165/recordlinkage" calcext:value-type="string">
            <text:p>J535D165/recordlinkage</text:p>
          </table:table-cell>
        </table:table-row>
        <table:table-row table:style-name="ro1">
          <table:table-cell office:value-type="float" office:value="28907851" calcext:value-type="float">
            <text:p>28907851</text:p>
          </table:table-cell>
          <table:table-cell office:value-type="string" calcext:value-type="string">
            <text:p>https://api.github.com/repos/justinnhli/subitize</text:p>
          </table:table-cell>
          <table:table-cell table:formula="of:=REPLACE([.B4431]; 1; 29; &quot;&quot;)" office:value-type="string" office:string-value="justinnhli/subitize" calcext:value-type="string">
            <text:p>justinnhli/subitize</text:p>
          </table:table-cell>
        </table:table-row>
        <table:table-row table:style-name="ro1">
          <table:table-cell office:value-type="float" office:value="28908037" calcext:value-type="float">
            <text:p>28908037</text:p>
          </table:table-cell>
          <table:table-cell office:value-type="string" calcext:value-type="string">
            <text:p>https://api.github.com/repos/lzkelley/zcode</text:p>
          </table:table-cell>
          <table:table-cell table:formula="of:=REPLACE([.B4432]; 1; 29; &quot;&quot;)" office:value-type="string" office:string-value="lzkelley/zcode" calcext:value-type="string">
            <text:p>lzkelley/zcode</text:p>
          </table:table-cell>
        </table:table-row>
        <table:table-row table:style-name="ro1">
          <table:table-cell office:value-type="float" office:value="28915880" calcext:value-type="float">
            <text:p>28915880</text:p>
          </table:table-cell>
          <table:table-cell office:value-type="string" calcext:value-type="string">
            <text:p>https://api.github.com/repos/VanHulleOne/DogBone</text:p>
          </table:table-cell>
          <table:table-cell table:formula="of:=REPLACE([.B4433]; 1; 29; &quot;&quot;)" office:value-type="string" office:string-value="VanHulleOne/DogBone" calcext:value-type="string">
            <text:p>VanHulleOne/DogBone</text:p>
          </table:table-cell>
        </table:table-row>
        <table:table-row table:style-name="ro1">
          <table:table-cell office:value-type="float" office:value="28920645" calcext:value-type="float">
            <text:p>28920645</text:p>
          </table:table-cell>
          <table:table-cell office:value-type="string" calcext:value-type="string">
            <text:p>https://api.github.com/repos/metacloud/molecule</text:p>
          </table:table-cell>
          <table:table-cell table:formula="of:=REPLACE([.B4434]; 1; 29; &quot;&quot;)" office:value-type="string" office:string-value="metacloud/molecule" calcext:value-type="string">
            <text:p>metacloud/molecule</text:p>
          </table:table-cell>
        </table:table-row>
        <table:table-row table:style-name="ro1">
          <table:table-cell office:value-type="float" office:value="28923713" calcext:value-type="float">
            <text:p>28923713</text:p>
          </table:table-cell>
          <table:table-cell office:value-type="string" calcext:value-type="string">
            <text:p>https://api.github.com/repos/genialis/resolwe-bio</text:p>
          </table:table-cell>
          <table:table-cell table:formula="of:=REPLACE([.B4435]; 1; 29; &quot;&quot;)" office:value-type="string" office:string-value="genialis/resolwe-bio" calcext:value-type="string">
            <text:p>genialis/resolwe-bio</text:p>
          </table:table-cell>
        </table:table-row>
        <table:table-row table:style-name="ro1">
          <table:table-cell office:value-type="float" office:value="28932403" calcext:value-type="float">
            <text:p>28932403</text:p>
          </table:table-cell>
          <table:table-cell office:value-type="string" calcext:value-type="string">
            <text:p>https://api.github.com/repos/product-definition-center/product-definition-center</text:p>
          </table:table-cell>
          <table:table-cell table:formula="of:=REPLACE([.B4436]; 1; 29; &quot;&quot;)" office:value-type="string" office:string-value="product-definition-center/product-definition-center" calcext:value-type="string">
            <text:p>product-definition-center/product-definition-center</text:p>
          </table:table-cell>
        </table:table-row>
        <table:table-row table:style-name="ro1">
          <table:table-cell office:value-type="float" office:value="28940792" calcext:value-type="float">
            <text:p>28940792</text:p>
          </table:table-cell>
          <table:table-cell office:value-type="string" calcext:value-type="string">
            <text:p>https://api.github.com/repos/DanRamage/wq_rest_interface</text:p>
          </table:table-cell>
          <table:table-cell table:formula="of:=REPLACE([.B4437]; 1; 29; &quot;&quot;)" office:value-type="string" office:string-value="DanRamage/wq_rest_interface" calcext:value-type="string">
            <text:p>DanRamage/wq_rest_interface</text:p>
          </table:table-cell>
        </table:table-row>
        <table:table-row table:style-name="ro1">
          <table:table-cell office:value-type="float" office:value="28941838" calcext:value-type="float">
            <text:p>28941838</text:p>
          </table:table-cell>
          <table:table-cell office:value-type="string" calcext:value-type="string">
            <text:p>https://api.github.com/repos/ngageoint/scale</text:p>
          </table:table-cell>
          <table:table-cell table:formula="of:=REPLACE([.B4438]; 1; 29; &quot;&quot;)" office:value-type="string" office:string-value="ngageoint/scale" calcext:value-type="string">
            <text:p>ngageoint/scale</text:p>
          </table:table-cell>
        </table:table-row>
        <table:table-row table:style-name="ro1">
          <table:table-cell office:value-type="float" office:value="28942780" calcext:value-type="float">
            <text:p>28942780</text:p>
          </table:table-cell>
          <table:table-cell office:value-type="string" calcext:value-type="string">
            <text:p>https://api.github.com/repos/liqd/adhocracy3</text:p>
          </table:table-cell>
          <table:table-cell table:formula="of:=REPLACE([.B4439]; 1; 29; &quot;&quot;)" office:value-type="string" office:string-value="liqd/adhocracy3" calcext:value-type="string">
            <text:p>liqd/adhocracy3</text:p>
          </table:table-cell>
        </table:table-row>
        <table:table-row table:style-name="ro1">
          <table:table-cell office:value-type="float" office:value="28957029" calcext:value-type="float">
            <text:p>28957029</text:p>
          </table:table-cell>
          <table:table-cell office:value-type="string" calcext:value-type="string">
            <text:p>https://api.github.com/repos/ypid-bot/check_mk</text:p>
          </table:table-cell>
          <table:table-cell table:formula="of:=REPLACE([.B4440]; 1; 29; &quot;&quot;)" office:value-type="string" office:string-value="ypid-bot/check_mk" calcext:value-type="string">
            <text:p>ypid-bot/check_mk</text:p>
          </table:table-cell>
        </table:table-row>
        <table:table-row table:style-name="ro1">
          <table:table-cell office:value-type="float" office:value="28960503" calcext:value-type="float">
            <text:p>28960503</text:p>
          </table:table-cell>
          <table:table-cell office:value-type="string" calcext:value-type="string">
            <text:p>https://api.github.com/repos/bernard357/plumbery</text:p>
          </table:table-cell>
          <table:table-cell table:formula="of:=REPLACE([.B4441]; 1; 29; &quot;&quot;)" office:value-type="string" office:string-value="bernard357/plumbery" calcext:value-type="string">
            <text:p>bernard357/plumbery</text:p>
          </table:table-cell>
        </table:table-row>
        <table:table-row table:style-name="ro1">
          <table:table-cell office:value-type="float" office:value="28961258" calcext:value-type="float">
            <text:p>28961258</text:p>
          </table:table-cell>
          <table:table-cell office:value-type="string" calcext:value-type="string">
            <text:p>https://api.github.com/repos/powervm/pypowervm</text:p>
          </table:table-cell>
          <table:table-cell table:formula="of:=REPLACE([.B4442]; 1; 29; &quot;&quot;)" office:value-type="string" office:string-value="powervm/pypowervm" calcext:value-type="string">
            <text:p>powervm/pypowervm</text:p>
          </table:table-cell>
        </table:table-row>
        <table:table-row table:style-name="ro1">
          <table:table-cell office:value-type="float" office:value="28961365" calcext:value-type="float">
            <text:p>28961365</text:p>
          </table:table-cell>
          <table:table-cell office:value-type="string" calcext:value-type="string">
            <text:p>https://api.github.com/repos/UMWRG/HydraPlatform</text:p>
          </table:table-cell>
          <table:table-cell table:formula="of:=REPLACE([.B4443]; 1; 29; &quot;&quot;)" office:value-type="string" office:string-value="UMWRG/HydraPlatform" calcext:value-type="string">
            <text:p>UMWRG/HydraPlatform</text:p>
          </table:table-cell>
        </table:table-row>
        <table:table-row table:style-name="ro1">
          <table:table-cell office:value-type="float" office:value="28969511" calcext:value-type="float">
            <text:p>28969511</text:p>
          </table:table-cell>
          <table:table-cell office:value-type="string" calcext:value-type="string">
            <text:p>https://api.github.com/repos/imcallister/savorifie</text:p>
          </table:table-cell>
          <table:table-cell table:formula="of:=REPLACE([.B4444]; 1; 29; &quot;&quot;)" office:value-type="string" office:string-value="imcallister/savorifie" calcext:value-type="string">
            <text:p>imcallister/savorifie</text:p>
          </table:table-cell>
        </table:table-row>
        <table:table-row table:style-name="ro1">
          <table:table-cell office:value-type="float" office:value="28992846" calcext:value-type="float">
            <text:p>28992846</text:p>
          </table:table-cell>
          <table:table-cell office:value-type="string" calcext:value-type="string">
            <text:p>https://api.github.com/repos/openprocurement/openprocurement.tender.openua</text:p>
          </table:table-cell>
          <table:table-cell table:formula="of:=REPLACE([.B4445]; 1; 29; &quot;&quot;)" office:value-type="string" office:string-value="openprocurement/openprocurement.tender.openua" calcext:value-type="string">
            <text:p>openprocurement/openprocurement.tender.openua</text:p>
          </table:table-cell>
        </table:table-row>
        <table:table-row table:style-name="ro1">
          <table:table-cell office:value-type="float" office:value="28996272" calcext:value-type="float">
            <text:p>28996272</text:p>
          </table:table-cell>
          <table:table-cell office:value-type="string" calcext:value-type="string">
            <text:p>https://api.github.com/repos/openstack/neutron-lib</text:p>
          </table:table-cell>
          <table:table-cell table:formula="of:=REPLACE([.B4446]; 1; 29; &quot;&quot;)" office:value-type="string" office:string-value="openstack/neutron-lib" calcext:value-type="string">
            <text:p>openstack/neutron-lib</text:p>
          </table:table-cell>
        </table:table-row>
        <table:table-row table:style-name="ro1">
          <table:table-cell office:value-type="float" office:value="29004479" calcext:value-type="float">
            <text:p>29004479</text:p>
          </table:table-cell>
          <table:table-cell office:value-type="string" calcext:value-type="string">
            <text:p>https://api.github.com/repos/mouse-reeve/grimoire-site</text:p>
          </table:table-cell>
          <table:table-cell table:formula="of:=REPLACE([.B4447]; 1; 29; &quot;&quot;)" office:value-type="string" office:string-value="mouse-reeve/grimoire-site" calcext:value-type="string">
            <text:p>mouse-reeve/grimoire-site</text:p>
          </table:table-cell>
        </table:table-row>
        <table:table-row table:style-name="ro1">
          <table:table-cell office:value-type="float" office:value="29018970" calcext:value-type="float">
            <text:p>29018970</text:p>
          </table:table-cell>
          <table:table-cell office:value-type="string" calcext:value-type="string">
            <text:p>https://api.github.com/repos/alphagov/notifications-admin</text:p>
          </table:table-cell>
          <table:table-cell table:formula="of:=REPLACE([.B4448]; 1; 29; &quot;&quot;)" office:value-type="string" office:string-value="alphagov/notifications-admin" calcext:value-type="string">
            <text:p>alphagov/notifications-admin</text:p>
          </table:table-cell>
        </table:table-row>
        <table:table-row table:style-name="ro1">
          <table:table-cell office:value-type="float" office:value="29019493" calcext:value-type="float">
            <text:p>29019493</text:p>
          </table:table-cell>
          <table:table-cell office:value-type="string" calcext:value-type="string">
            <text:p>https://api.github.com/repos/alphagov/notifications-api</text:p>
          </table:table-cell>
          <table:table-cell table:formula="of:=REPLACE([.B4449]; 1; 29; &quot;&quot;)" office:value-type="string" office:string-value="alphagov/notifications-api" calcext:value-type="string">
            <text:p>alphagov/notifications-api</text:p>
          </table:table-cell>
        </table:table-row>
        <table:table-row table:style-name="ro1">
          <table:table-cell office:value-type="float" office:value="29023438" calcext:value-type="float">
            <text:p>29023438</text:p>
          </table:table-cell>
          <table:table-cell office:value-type="string" calcext:value-type="string">
            <text:p>https://api.github.com/repos/praekelt/mentorship</text:p>
          </table:table-cell>
          <table:table-cell table:formula="of:=REPLACE([.B4450]; 1; 29; &quot;&quot;)" office:value-type="string" office:string-value="praekelt/mentorship" calcext:value-type="string">
            <text:p>praekelt/mentorship</text:p>
          </table:table-cell>
        </table:table-row>
        <table:table-row table:style-name="ro1">
          <table:table-cell office:value-type="float" office:value="29023609" calcext:value-type="float">
            <text:p>29023609</text:p>
          </table:table-cell>
          <table:table-cell office:value-type="string" calcext:value-type="string">
            <text:p>https://api.github.com/repos/nerds-odd-e/massive_mailer</text:p>
          </table:table-cell>
          <table:table-cell table:formula="of:=REPLACE([.B4451]; 1; 29; &quot;&quot;)" office:value-type="string" office:string-value="nerds-odd-e/massive_mailer" calcext:value-type="string">
            <text:p>nerds-odd-e/massive_mailer</text:p>
          </table:table-cell>
        </table:table-row>
        <table:table-row table:style-name="ro1">
          <table:table-cell office:value-type="float" office:value="29026511" calcext:value-type="float">
            <text:p>29026511</text:p>
          </table:table-cell>
          <table:table-cell office:value-type="string" calcext:value-type="string">
            <text:p>https://api.github.com/repos/kalinochkind/vkbot</text:p>
          </table:table-cell>
          <table:table-cell table:formula="of:=REPLACE([.B4452]; 1; 29; &quot;&quot;)" office:value-type="string" office:string-value="kalinochkind/vkbot" calcext:value-type="string">
            <text:p>kalinochkind/vkbot</text:p>
          </table:table-cell>
        </table:table-row>
        <table:table-row table:style-name="ro1">
          <table:table-cell office:value-type="float" office:value="29026813" calcext:value-type="float">
            <text:p>29026813</text:p>
          </table:table-cell>
          <table:table-cell office:value-type="string" calcext:value-type="string">
            <text:p>https://api.github.com/repos/vadyur/script.media.aggregator</text:p>
          </table:table-cell>
          <table:table-cell table:formula="of:=REPLACE([.B4453]; 1; 29; &quot;&quot;)" office:value-type="string" office:string-value="vadyur/script.media.aggregator" calcext:value-type="string">
            <text:p>vadyur/script.media.aggregator</text:p>
          </table:table-cell>
        </table:table-row>
        <table:table-row table:style-name="ro1">
          <table:table-cell office:value-type="float" office:value="29037559" calcext:value-type="float">
            <text:p>29037559</text:p>
          </table:table-cell>
          <table:table-cell office:value-type="string" calcext:value-type="string">
            <text:p>https://api.github.com/repos/mattermost/docs</text:p>
          </table:table-cell>
          <table:table-cell table:formula="of:=REPLACE([.B4454]; 1; 29; &quot;&quot;)" office:value-type="string" office:string-value="mattermost/docs" calcext:value-type="string">
            <text:p>mattermost/docs</text:p>
          </table:table-cell>
        </table:table-row>
        <table:table-row table:style-name="ro1">
          <table:table-cell office:value-type="float" office:value="29042353" calcext:value-type="float">
            <text:p>29042353</text:p>
          </table:table-cell>
          <table:table-cell office:value-type="string" calcext:value-type="string">
            <text:p>https://api.github.com/repos/bkellman/RNAseqPipeline</text:p>
          </table:table-cell>
          <table:table-cell table:formula="of:=REPLACE([.B4455]; 1; 29; &quot;&quot;)" office:value-type="string" office:string-value="bkellman/RNAseqPipeline" calcext:value-type="string">
            <text:p>bkellman/RNAseqPipeline</text:p>
          </table:table-cell>
        </table:table-row>
        <table:table-row table:style-name="ro1">
          <table:table-cell office:value-type="float" office:value="29080637" calcext:value-type="float">
            <text:p>29080637</text:p>
          </table:table-cell>
          <table:table-cell office:value-type="string" calcext:value-type="string">
            <text:p>https://api.github.com/repos/JeffersonLab/PyPWA</text:p>
          </table:table-cell>
          <table:table-cell table:formula="of:=REPLACE([.B4456]; 1; 29; &quot;&quot;)" office:value-type="string" office:string-value="JeffersonLab/PyPWA" calcext:value-type="string">
            <text:p>JeffersonLab/PyPWA</text:p>
          </table:table-cell>
        </table:table-row>
        <table:table-row table:style-name="ro1">
          <table:table-cell office:value-type="float" office:value="29084415" calcext:value-type="float">
            <text:p>29084415</text:p>
          </table:table-cell>
          <table:table-cell office:value-type="string" calcext:value-type="string">
            <text:p>https://api.github.com/repos/Unbabel/unbabel-text-utils</text:p>
          </table:table-cell>
          <table:table-cell table:formula="of:=REPLACE([.B4457]; 1; 29; &quot;&quot;)" office:value-type="string" office:string-value="Unbabel/unbabel-text-utils" calcext:value-type="string">
            <text:p>Unbabel/unbabel-text-utils</text:p>
          </table:table-cell>
        </table:table-row>
        <table:table-row table:style-name="ro1">
          <table:table-cell office:value-type="float" office:value="29089501" calcext:value-type="float">
            <text:p>29089501</text:p>
          </table:table-cell>
          <table:table-cell office:value-type="string" calcext:value-type="string">
            <text:p>https://api.github.com/repos/hai82der/ali</text:p>
          </table:table-cell>
          <table:table-cell table:formula="of:=REPLACE([.B4458]; 1; 29; &quot;&quot;)" office:value-type="string" office:string-value="hai82der/ali" calcext:value-type="string">
            <text:p>hai82der/ali</text:p>
          </table:table-cell>
        </table:table-row>
        <table:table-row table:style-name="ro1">
          <table:table-cell office:value-type="float" office:value="29090947" calcext:value-type="float">
            <text:p>29090947</text:p>
          </table:table-cell>
          <table:table-cell office:value-type="string" calcext:value-type="string">
            <text:p>https://api.github.com/repos/oemof/oemof</text:p>
          </table:table-cell>
          <table:table-cell table:formula="of:=REPLACE([.B4459]; 1; 29; &quot;&quot;)" office:value-type="string" office:string-value="oemof/oemof" calcext:value-type="string">
            <text:p>oemof/oemof</text:p>
          </table:table-cell>
        </table:table-row>
        <table:table-row table:style-name="ro1">
          <table:table-cell office:value-type="float" office:value="29091833" calcext:value-type="float">
            <text:p>29091833</text:p>
          </table:table-cell>
          <table:table-cell office:value-type="string" calcext:value-type="string">
            <text:p>https://api.github.com/repos/kieranjol/IFIscripts</text:p>
          </table:table-cell>
          <table:table-cell table:formula="of:=REPLACE([.B4460]; 1; 29; &quot;&quot;)" office:value-type="string" office:string-value="kieranjol/IFIscripts" calcext:value-type="string">
            <text:p>kieranjol/IFIscripts</text:p>
          </table:table-cell>
        </table:table-row>
        <table:table-row table:style-name="ro1">
          <table:table-cell office:value-type="float" office:value="29093867" calcext:value-type="float">
            <text:p>29093867</text:p>
          </table:table-cell>
          <table:table-cell office:value-type="string" calcext:value-type="string">
            <text:p>https://api.github.com/repos/gnulnx/django-mongolog</text:p>
          </table:table-cell>
          <table:table-cell table:formula="of:=REPLACE([.B4461]; 1; 29; &quot;&quot;)" office:value-type="string" office:string-value="gnulnx/django-mongolog" calcext:value-type="string">
            <text:p>gnulnx/django-mongolog</text:p>
          </table:table-cell>
        </table:table-row>
        <table:table-row table:style-name="ro1">
          <table:table-cell office:value-type="float" office:value="29095823" calcext:value-type="float">
            <text:p>29095823</text:p>
          </table:table-cell>
          <table:table-cell office:value-type="string" calcext:value-type="string">
            <text:p>https://api.github.com/repos/cscart/docs</text:p>
          </table:table-cell>
          <table:table-cell table:formula="of:=REPLACE([.B4462]; 1; 29; &quot;&quot;)" office:value-type="string" office:string-value="cscart/docs" calcext:value-type="string">
            <text:p>cscart/docs</text:p>
          </table:table-cell>
        </table:table-row>
        <table:table-row table:style-name="ro1">
          <table:table-cell office:value-type="float" office:value="29100263" calcext:value-type="float">
            <text:p>29100263</text:p>
          </table:table-cell>
          <table:table-cell office:value-type="string" calcext:value-type="string">
            <text:p>https://api.github.com/repos/stevewoolley/IoT</text:p>
          </table:table-cell>
          <table:table-cell table:formula="of:=REPLACE([.B4463]; 1; 29; &quot;&quot;)" office:value-type="string" office:string-value="stevewoolley/IoT" calcext:value-type="string">
            <text:p>stevewoolley/IoT</text:p>
          </table:table-cell>
        </table:table-row>
        <table:table-row table:style-name="ro1">
          <table:table-cell office:value-type="float" office:value="29103520" calcext:value-type="float">
            <text:p>29103520</text:p>
          </table:table-cell>
          <table:table-cell office:value-type="string" calcext:value-type="string">
            <text:p>https://api.github.com/repos/yeastgenome/SGDBackend-Nex2</text:p>
          </table:table-cell>
          <table:table-cell table:formula="of:=REPLACE([.B4464]; 1; 29; &quot;&quot;)" office:value-type="string" office:string-value="yeastgenome/SGDBackend-Nex2" calcext:value-type="string">
            <text:p>yeastgenome/SGDBackend-Nex2</text:p>
          </table:table-cell>
        </table:table-row>
        <table:table-row table:style-name="ro1">
          <table:table-cell office:value-type="float" office:value="29110324" calcext:value-type="float">
            <text:p>29110324</text:p>
          </table:table-cell>
          <table:table-cell office:value-type="string" calcext:value-type="string">
            <text:p>https://api.github.com/repos/gnperdue/ANNMINERvA</text:p>
          </table:table-cell>
          <table:table-cell table:formula="of:=REPLACE([.B4465]; 1; 29; &quot;&quot;)" office:value-type="string" office:string-value="gnperdue/ANNMINERvA" calcext:value-type="string">
            <text:p>gnperdue/ANNMINERvA</text:p>
          </table:table-cell>
        </table:table-row>
        <table:table-row table:style-name="ro1">
          <table:table-cell office:value-type="float" office:value="29113703" calcext:value-type="float">
            <text:p>29113703</text:p>
          </table:table-cell>
          <table:table-cell office:value-type="string" calcext:value-type="string">
            <text:p>https://api.github.com/repos/Jai-Chaudhary/artscript</text:p>
          </table:table-cell>
          <table:table-cell table:formula="of:=REPLACE([.B4466]; 1; 29; &quot;&quot;)" office:value-type="string" office:string-value="Jai-Chaudhary/artscript" calcext:value-type="string">
            <text:p>Jai-Chaudhary/artscript</text:p>
          </table:table-cell>
        </table:table-row>
        <table:table-row table:style-name="ro1">
          <table:table-cell office:value-type="float" office:value="29120578" calcext:value-type="float">
            <text:p>29120578</text:p>
          </table:table-cell>
          <table:table-cell office:value-type="string" calcext:value-type="string">
            <text:p>https://api.github.com/repos/rapp-project/rapp-platform</text:p>
          </table:table-cell>
          <table:table-cell table:formula="of:=REPLACE([.B4467]; 1; 29; &quot;&quot;)" office:value-type="string" office:string-value="rapp-project/rapp-platform" calcext:value-type="string">
            <text:p>rapp-project/rapp-platform</text:p>
          </table:table-cell>
        </table:table-row>
        <table:table-row table:style-name="ro1">
          <table:table-cell office:value-type="float" office:value="29122185" calcext:value-type="float">
            <text:p>29122185</text:p>
          </table:table-cell>
          <table:table-cell office:value-type="string" calcext:value-type="string">
            <text:p>https://api.github.com/repos/allenji/StoppPtls</text:p>
          </table:table-cell>
          <table:table-cell table:formula="of:=REPLACE([.B4468]; 1; 29; &quot;&quot;)" office:value-type="string" office:string-value="allenji/StoppPtls" calcext:value-type="string">
            <text:p>allenji/StoppPtls</text:p>
          </table:table-cell>
        </table:table-row>
        <table:table-row table:style-name="ro1">
          <table:table-cell office:value-type="float" office:value="29124716" calcext:value-type="float">
            <text:p>29124716</text:p>
          </table:table-cell>
          <table:table-cell office:value-type="string" calcext:value-type="string">
            <text:p>https://api.github.com/repos/conan-io/docs</text:p>
          </table:table-cell>
          <table:table-cell table:formula="of:=REPLACE([.B4469]; 1; 29; &quot;&quot;)" office:value-type="string" office:string-value="conan-io/docs" calcext:value-type="string">
            <text:p>conan-io/docs</text:p>
          </table:table-cell>
        </table:table-row>
        <table:table-row table:style-name="ro1">
          <table:table-cell office:value-type="float" office:value="29126205" calcext:value-type="float">
            <text:p>29126205</text:p>
          </table:table-cell>
          <table:table-cell office:value-type="string" calcext:value-type="string">
            <text:p>https://api.github.com/repos/seclark/BetterForegrounds</text:p>
          </table:table-cell>
          <table:table-cell table:formula="of:=REPLACE([.B4470]; 1; 29; &quot;&quot;)" office:value-type="string" office:string-value="seclark/BetterForegrounds" calcext:value-type="string">
            <text:p>seclark/BetterForegrounds</text:p>
          </table:table-cell>
        </table:table-row>
        <table:table-row table:style-name="ro1">
          <table:table-cell office:value-type="float" office:value="29128136" calcext:value-type="float">
            <text:p>29128136</text:p>
          </table:table-cell>
          <table:table-cell office:value-type="string" calcext:value-type="string">
            <text:p>https://api.github.com/repos/conan-io/conan</text:p>
          </table:table-cell>
          <table:table-cell table:formula="of:=REPLACE([.B4471]; 1; 29; &quot;&quot;)" office:value-type="string" office:string-value="conan-io/conan" calcext:value-type="string">
            <text:p>conan-io/conan</text:p>
          </table:table-cell>
        </table:table-row>
        <table:table-row table:style-name="ro1">
          <table:table-cell office:value-type="float" office:value="29134321" calcext:value-type="float">
            <text:p>29134321</text:p>
          </table:table-cell>
          <table:table-cell office:value-type="string" calcext:value-type="string">
            <text:p>https://api.github.com/repos/sunjerry019/photonLauncher</text:p>
          </table:table-cell>
          <table:table-cell table:formula="of:=REPLACE([.B4472]; 1; 29; &quot;&quot;)" office:value-type="string" office:string-value="sunjerry019/photonLauncher" calcext:value-type="string">
            <text:p>sunjerry019/photonLauncher</text:p>
          </table:table-cell>
        </table:table-row>
        <table:table-row table:style-name="ro1">
          <table:table-cell office:value-type="float" office:value="29138454" calcext:value-type="float">
            <text:p>29138454</text:p>
          </table:table-cell>
          <table:table-cell office:value-type="string" calcext:value-type="string">
            <text:p>https://api.github.com/repos/lofar-astron/factor</text:p>
          </table:table-cell>
          <table:table-cell table:formula="of:=REPLACE([.B4473]; 1; 29; &quot;&quot;)" office:value-type="string" office:string-value="lofar-astron/factor" calcext:value-type="string">
            <text:p>lofar-astron/factor</text:p>
          </table:table-cell>
        </table:table-row>
        <table:table-row table:style-name="ro1">
          <table:table-cell office:value-type="float" office:value="29138805" calcext:value-type="float">
            <text:p>29138805</text:p>
          </table:table-cell>
          <table:table-cell office:value-type="string" calcext:value-type="string">
            <text:p>https://api.github.com/repos/EasyEngine/easyengine</text:p>
          </table:table-cell>
          <table:table-cell table:formula="of:=REPLACE([.B4474]; 1; 29; &quot;&quot;)" office:value-type="string" office:string-value="EasyEngine/easyengine" calcext:value-type="string">
            <text:p>EasyEngine/easyengine</text:p>
          </table:table-cell>
        </table:table-row>
        <table:table-row table:style-name="ro1">
          <table:table-cell office:value-type="float" office:value="29148090" calcext:value-type="float">
            <text:p>29148090</text:p>
          </table:table-cell>
          <table:table-cell office:value-type="string" calcext:value-type="string">
            <text:p>https://api.github.com/repos/OpenMDAO/OpenMDAO</text:p>
          </table:table-cell>
          <table:table-cell table:formula="of:=REPLACE([.B4475]; 1; 29; &quot;&quot;)" office:value-type="string" office:string-value="OpenMDAO/OpenMDAO" calcext:value-type="string">
            <text:p>OpenMDAO/OpenMDAO</text:p>
          </table:table-cell>
        </table:table-row>
        <table:table-row table:style-name="ro1">
          <table:table-cell office:value-type="float" office:value="29167633" calcext:value-type="float">
            <text:p>29167633</text:p>
          </table:table-cell>
          <table:table-cell office:value-type="string" calcext:value-type="string">
            <text:p>https://api.github.com/repos/divio/django-filer</text:p>
          </table:table-cell>
          <table:table-cell table:formula="of:=REPLACE([.B4476]; 1; 29; &quot;&quot;)" office:value-type="string" office:string-value="divio/django-filer" calcext:value-type="string">
            <text:p>divio/django-filer</text:p>
          </table:table-cell>
        </table:table-row>
        <table:table-row table:style-name="ro1">
          <table:table-cell office:value-type="float" office:value="29171664" calcext:value-type="float">
            <text:p>29171664</text:p>
          </table:table-cell>
          <table:table-cell office:value-type="string" calcext:value-type="string">
            <text:p>https://api.github.com/repos/ukwa/python-shepherd</text:p>
          </table:table-cell>
          <table:table-cell table:formula="of:=REPLACE([.B4477]; 1; 29; &quot;&quot;)" office:value-type="string" office:string-value="ukwa/python-shepherd" calcext:value-type="string">
            <text:p>ukwa/python-shepherd</text:p>
          </table:table-cell>
        </table:table-row>
        <table:table-row table:style-name="ro1">
          <table:table-cell office:value-type="float" office:value="29172140" calcext:value-type="float">
            <text:p>29172140</text:p>
          </table:table-cell>
          <table:table-cell office:value-type="string" calcext:value-type="string">
            <text:p>https://api.github.com/repos/JoinMarket-Org/joinmarket</text:p>
          </table:table-cell>
          <table:table-cell table:formula="of:=REPLACE([.B4478]; 1; 29; &quot;&quot;)" office:value-type="string" office:string-value="JoinMarket-Org/joinmarket" calcext:value-type="string">
            <text:p>JoinMarket-Org/joinmarket</text:p>
          </table:table-cell>
        </table:table-row>
        <table:table-row table:style-name="ro1">
          <table:table-cell office:value-type="float" office:value="29190608" calcext:value-type="float">
            <text:p>29190608</text:p>
          </table:table-cell>
          <table:table-cell office:value-type="string" calcext:value-type="string">
            <text:p>https://api.github.com/repos/Orcuslc/Learning</text:p>
          </table:table-cell>
          <table:table-cell table:formula="of:=REPLACE([.B4479]; 1; 29; &quot;&quot;)" office:value-type="string" office:string-value="Orcuslc/Learning" calcext:value-type="string">
            <text:p>Orcuslc/Learning</text:p>
          </table:table-cell>
        </table:table-row>
        <table:table-row table:style-name="ro1">
          <table:table-cell office:value-type="float" office:value="29197363" calcext:value-type="float">
            <text:p>29197363</text:p>
          </table:table-cell>
          <table:table-cell office:value-type="string" calcext:value-type="string">
            <text:p>https://api.github.com/repos/Philip-Bachman/MatryoshkaNetworks</text:p>
          </table:table-cell>
          <table:table-cell table:formula="of:=REPLACE([.B4480]; 1; 29; &quot;&quot;)" office:value-type="string" office:string-value="Philip-Bachman/MatryoshkaNetworks" calcext:value-type="string">
            <text:p>Philip-Bachman/MatryoshkaNetworks</text:p>
          </table:table-cell>
        </table:table-row>
        <table:table-row table:style-name="ro1">
          <table:table-cell office:value-type="float" office:value="29201282" calcext:value-type="float">
            <text:p>29201282</text:p>
          </table:table-cell>
          <table:table-cell office:value-type="string" calcext:value-type="string">
            <text:p>https://api.github.com/repos/boevering/HogeschoolUtrecht</text:p>
          </table:table-cell>
          <table:table-cell table:formula="of:=REPLACE([.B4481]; 1; 29; &quot;&quot;)" office:value-type="string" office:string-value="boevering/HogeschoolUtrecht" calcext:value-type="string">
            <text:p>boevering/HogeschoolUtrecht</text:p>
          </table:table-cell>
        </table:table-row>
        <table:table-row table:style-name="ro1">
          <table:table-cell office:value-type="float" office:value="29208603" calcext:value-type="float">
            <text:p>29208603</text:p>
          </table:table-cell>
          <table:table-cell office:value-type="string" calcext:value-type="string">
            <text:p>https://api.github.com/repos/openwisp/django-netjsonconfig</text:p>
          </table:table-cell>
          <table:table-cell table:formula="of:=REPLACE([.B4482]; 1; 29; &quot;&quot;)" office:value-type="string" office:string-value="openwisp/django-netjsonconfig" calcext:value-type="string">
            <text:p>openwisp/django-netjsonconfig</text:p>
          </table:table-cell>
        </table:table-row>
        <table:table-row table:style-name="ro1">
          <table:table-cell office:value-type="float" office:value="29212836" calcext:value-type="float">
            <text:p>29212836</text:p>
          </table:table-cell>
          <table:table-cell office:value-type="string" calcext:value-type="string">
            <text:p>https://api.github.com/repos/aurule/npc</text:p>
          </table:table-cell>
          <table:table-cell table:formula="of:=REPLACE([.B4483]; 1; 29; &quot;&quot;)" office:value-type="string" office:string-value="aurule/npc" calcext:value-type="string">
            <text:p>aurule/npc</text:p>
          </table:table-cell>
        </table:table-row>
        <table:table-row table:style-name="ro1">
          <table:table-cell office:value-type="float" office:value="29216614" calcext:value-type="float">
            <text:p>29216614</text:p>
          </table:table-cell>
          <table:table-cell office:value-type="string" calcext:value-type="string">
            <text:p>https://api.github.com/repos/TheKing-Kodi/Programs</text:p>
          </table:table-cell>
          <table:table-cell table:formula="of:=REPLACE([.B4484]; 1; 29; &quot;&quot;)" office:value-type="string" office:string-value="TheKing-Kodi/Programs" calcext:value-type="string">
            <text:p>TheKing-Kodi/Programs</text:p>
          </table:table-cell>
        </table:table-row>
        <table:table-row table:style-name="ro1">
          <table:table-cell office:value-type="float" office:value="29220602" calcext:value-type="float">
            <text:p>29220602</text:p>
          </table:table-cell>
          <table:table-cell office:value-type="string" calcext:value-type="string">
            <text:p>https://api.github.com/repos/odahoda/noisicaa</text:p>
          </table:table-cell>
          <table:table-cell table:formula="of:=REPLACE([.B4485]; 1; 29; &quot;&quot;)" office:value-type="string" office:string-value="odahoda/noisicaa" calcext:value-type="string">
            <text:p>odahoda/noisicaa</text:p>
          </table:table-cell>
        </table:table-row>
        <table:table-row table:style-name="ro1">
          <table:table-cell office:value-type="float" office:value="29224966" calcext:value-type="float">
            <text:p>29224966</text:p>
          </table:table-cell>
          <table:table-cell office:value-type="string" calcext:value-type="string">
            <text:p>https://api.github.com/repos/adgress/PythonFramework</text:p>
          </table:table-cell>
          <table:table-cell table:formula="of:=REPLACE([.B4486]; 1; 29; &quot;&quot;)" office:value-type="string" office:string-value="adgress/PythonFramework" calcext:value-type="string">
            <text:p>adgress/PythonFramework</text:p>
          </table:table-cell>
        </table:table-row>
        <table:table-row table:style-name="ro1">
          <table:table-cell office:value-type="float" office:value="29233969" calcext:value-type="float">
            <text:p>29233969</text:p>
          </table:table-cell>
          <table:table-cell office:value-type="string" calcext:value-type="string">
            <text:p>https://api.github.com/repos/stopstalk/stopstalk-deployment</text:p>
          </table:table-cell>
          <table:table-cell table:formula="of:=REPLACE([.B4487]; 1; 29; &quot;&quot;)" office:value-type="string" office:string-value="stopstalk/stopstalk-deployment" calcext:value-type="string">
            <text:p>stopstalk/stopstalk-deployment</text:p>
          </table:table-cell>
        </table:table-row>
        <table:table-row table:style-name="ro1">
          <table:table-cell office:value-type="float" office:value="29235038" calcext:value-type="float">
            <text:p>29235038</text:p>
          </table:table-cell>
          <table:table-cell office:value-type="string" calcext:value-type="string">
            <text:p>https://api.github.com/repos/rainlash/lex-talionis</text:p>
          </table:table-cell>
          <table:table-cell table:formula="of:=REPLACE([.B4488]; 1; 29; &quot;&quot;)" office:value-type="string" office:string-value="rainlash/lex-talionis" calcext:value-type="string">
            <text:p>rainlash/lex-talionis</text:p>
          </table:table-cell>
        </table:table-row>
        <table:table-row table:style-name="ro1">
          <table:table-cell office:value-type="float" office:value="29239162" calcext:value-type="float">
            <text:p>29239162</text:p>
          </table:table-cell>
          <table:table-cell office:value-type="string" calcext:value-type="string">
            <text:p>https://api.github.com/repos/stephane-caron/pymanoid</text:p>
          </table:table-cell>
          <table:table-cell table:formula="of:=REPLACE([.B4489]; 1; 29; &quot;&quot;)" office:value-type="string" office:string-value="stephane-caron/pymanoid" calcext:value-type="string">
            <text:p>stephane-caron/pymanoid</text:p>
          </table:table-cell>
        </table:table-row>
        <table:table-row table:style-name="ro1">
          <table:table-cell office:value-type="float" office:value="29248666" calcext:value-type="float">
            <text:p>29248666</text:p>
          </table:table-cell>
          <table:table-cell office:value-type="string" calcext:value-type="string">
            <text:p>https://api.github.com/repos/orestisf1993/dotfiles</text:p>
          </table:table-cell>
          <table:table-cell table:formula="of:=REPLACE([.B4490]; 1; 29; &quot;&quot;)" office:value-type="string" office:string-value="orestisf1993/dotfiles" calcext:value-type="string">
            <text:p>orestisf1993/dotfiles</text:p>
          </table:table-cell>
        </table:table-row>
        <table:table-row table:style-name="ro1">
          <table:table-cell office:value-type="float" office:value="29252694" calcext:value-type="float">
            <text:p>29252694</text:p>
          </table:table-cell>
          <table:table-cell office:value-type="string" calcext:value-type="string">
            <text:p>https://api.github.com/repos/akretion/ak-odoo-incubator</text:p>
          </table:table-cell>
          <table:table-cell table:formula="of:=REPLACE([.B4491]; 1; 29; &quot;&quot;)" office:value-type="string" office:string-value="akretion/ak-odoo-incubator" calcext:value-type="string">
            <text:p>akretion/ak-odoo-incubator</text:p>
          </table:table-cell>
        </table:table-row>
        <table:table-row table:style-name="ro1">
          <table:table-cell office:value-type="float" office:value="29257466" calcext:value-type="float">
            <text:p>29257466</text:p>
          </table:table-cell>
          <table:table-cell office:value-type="string" calcext:value-type="string">
            <text:p>https://api.github.com/repos/wunderkraut/WunderTools</text:p>
          </table:table-cell>
          <table:table-cell table:formula="of:=REPLACE([.B4492]; 1; 29; &quot;&quot;)" office:value-type="string" office:string-value="wunderkraut/WunderTools" calcext:value-type="string">
            <text:p>wunderkraut/WunderTools</text:p>
          </table:table-cell>
        </table:table-row>
        <table:table-row table:style-name="ro1">
          <table:table-cell office:value-type="float" office:value="29263636" calcext:value-type="float">
            <text:p>29263636</text:p>
          </table:table-cell>
          <table:table-cell office:value-type="string" calcext:value-type="string">
            <text:p>https://api.github.com/repos/McDermott-Group/servers</text:p>
          </table:table-cell>
          <table:table-cell table:formula="of:=REPLACE([.B4493]; 1; 29; &quot;&quot;)" office:value-type="string" office:string-value="McDermott-Group/servers" calcext:value-type="string">
            <text:p>McDermott-Group/servers</text:p>
          </table:table-cell>
        </table:table-row>
        <table:table-row table:style-name="ro1">
          <table:table-cell office:value-type="float" office:value="29272188" calcext:value-type="float">
            <text:p>29272188</text:p>
          </table:table-cell>
          <table:table-cell office:value-type="string" calcext:value-type="string">
            <text:p>https://api.github.com/repos/openregister/registry-data</text:p>
          </table:table-cell>
          <table:table-cell table:formula="of:=REPLACE([.B4494]; 1; 29; &quot;&quot;)" office:value-type="string" office:string-value="openregister/registry-data" calcext:value-type="string">
            <text:p>openregister/registry-data</text:p>
          </table:table-cell>
        </table:table-row>
        <table:table-row table:style-name="ro1">
          <table:table-cell office:value-type="float" office:value="29274350" calcext:value-type="float">
            <text:p>29274350</text:p>
          </table:table-cell>
          <table:table-cell office:value-type="string" calcext:value-type="string">
            <text:p>https://api.github.com/repos/oVirt/ovirt-node-ng</text:p>
          </table:table-cell>
          <table:table-cell table:formula="of:=REPLACE([.B4495]; 1; 29; &quot;&quot;)" office:value-type="string" office:string-value="oVirt/ovirt-node-ng" calcext:value-type="string">
            <text:p>oVirt/ovirt-node-ng</text:p>
          </table:table-cell>
        </table:table-row>
        <table:table-row table:style-name="ro1">
          <table:table-cell office:value-type="float" office:value="29274556" calcext:value-type="float">
            <text:p>29274556</text:p>
          </table:table-cell>
          <table:table-cell office:value-type="string" calcext:value-type="string">
            <text:p>https://api.github.com/repos/CartoDB/bigmetadata</text:p>
          </table:table-cell>
          <table:table-cell table:formula="of:=REPLACE([.B4496]; 1; 29; &quot;&quot;)" office:value-type="string" office:string-value="CartoDB/bigmetadata" calcext:value-type="string">
            <text:p>CartoDB/bigmetadata</text:p>
          </table:table-cell>
        </table:table-row>
        <table:table-row table:style-name="ro1">
          <table:table-cell office:value-type="float" office:value="29277043" calcext:value-type="float">
            <text:p>29277043</text:p>
          </table:table-cell>
          <table:table-cell office:value-type="string" calcext:value-type="string">
            <text:p>https://api.github.com/repos/craftercms/docs</text:p>
          </table:table-cell>
          <table:table-cell table:formula="of:=REPLACE([.B4497]; 1; 29; &quot;&quot;)" office:value-type="string" office:string-value="craftercms/docs" calcext:value-type="string">
            <text:p>craftercms/docs</text:p>
          </table:table-cell>
        </table:table-row>
        <table:table-row table:style-name="ro1">
          <table:table-cell office:value-type="float" office:value="29329577" calcext:value-type="float">
            <text:p>29329577</text:p>
          </table:table-cell>
          <table:table-cell office:value-type="string" calcext:value-type="string">
            <text:p>https://api.github.com/repos/grimoirelab/perceval</text:p>
          </table:table-cell>
          <table:table-cell table:formula="of:=REPLACE([.B4498]; 1; 29; &quot;&quot;)" office:value-type="string" office:string-value="grimoirelab/perceval" calcext:value-type="string">
            <text:p>grimoirelab/perceval</text:p>
          </table:table-cell>
        </table:table-row>
        <table:table-row table:style-name="ro1">
          <table:table-cell office:value-type="float" office:value="29378869" calcext:value-type="float">
            <text:p>29378869</text:p>
          </table:table-cell>
          <table:table-cell office:value-type="string" calcext:value-type="string">
            <text:p>https://api.github.com/repos/mattkohl/the_right_rhymes</text:p>
          </table:table-cell>
          <table:table-cell table:formula="of:=REPLACE([.B4499]; 1; 29; &quot;&quot;)" office:value-type="string" office:string-value="mattkohl/the_right_rhymes" calcext:value-type="string">
            <text:p>mattkohl/the_right_rhymes</text:p>
          </table:table-cell>
        </table:table-row>
        <table:table-row table:style-name="ro1">
          <table:table-cell office:value-type="float" office:value="29379332" calcext:value-type="float">
            <text:p>29379332</text:p>
          </table:table-cell>
          <table:table-cell office:value-type="string" calcext:value-type="string">
            <text:p>https://api.github.com/repos/Jumpscale/jumpscale_core8</text:p>
          </table:table-cell>
          <table:table-cell table:formula="of:=REPLACE([.B4500]; 1; 29; &quot;&quot;)" office:value-type="string" office:string-value="Jumpscale/jumpscale_core8" calcext:value-type="string">
            <text:p>Jumpscale/jumpscale_core8</text:p>
          </table:table-cell>
        </table:table-row>
        <table:table-row table:style-name="ro1">
          <table:table-cell office:value-type="float" office:value="29379373" calcext:value-type="float">
            <text:p>29379373</text:p>
          </table:table-cell>
          <table:table-cell office:value-type="string" calcext:value-type="string">
            <text:p>https://api.github.com/repos/Jumpscale/ays_jumpscale8</text:p>
          </table:table-cell>
          <table:table-cell table:formula="of:=REPLACE([.B4501]; 1; 29; &quot;&quot;)" office:value-type="string" office:string-value="Jumpscale/ays_jumpscale8" calcext:value-type="string">
            <text:p>Jumpscale/ays_jumpscale8</text:p>
          </table:table-cell>
        </table:table-row>
        <table:table-row table:style-name="ro1">
          <table:table-cell office:value-type="float" office:value="29381096" calcext:value-type="float">
            <text:p>29381096</text:p>
          </table:table-cell>
          <table:table-cell office:value-type="string" calcext:value-type="string">
            <text:p>https://api.github.com/repos/Mirantis/mos-integration-tests</text:p>
          </table:table-cell>
          <table:table-cell table:formula="of:=REPLACE([.B4502]; 1; 29; &quot;&quot;)" office:value-type="string" office:string-value="Mirantis/mos-integration-tests" calcext:value-type="string">
            <text:p>Mirantis/mos-integration-tests</text:p>
          </table:table-cell>
        </table:table-row>
        <table:table-row table:style-name="ro1">
          <table:table-cell office:value-type="float" office:value="29413930" calcext:value-type="float">
            <text:p>29413930</text:p>
          </table:table-cell>
          <table:table-cell office:value-type="string" calcext:value-type="string">
            <text:p>https://api.github.com/repos/SUSE/kiwi</text:p>
          </table:table-cell>
          <table:table-cell table:formula="of:=REPLACE([.B4503]; 1; 29; &quot;&quot;)" office:value-type="string" office:string-value="SUSE/kiwi" calcext:value-type="string">
            <text:p>SUSE/kiwi</text:p>
          </table:table-cell>
        </table:table-row>
        <table:table-row table:style-name="ro1">
          <table:table-cell office:value-type="float" office:value="29436053" calcext:value-type="float">
            <text:p>29436053</text:p>
          </table:table-cell>
          <table:table-cell office:value-type="string" calcext:value-type="string">
            <text:p>https://api.github.com/repos/pyigm/pyigm</text:p>
          </table:table-cell>
          <table:table-cell table:formula="of:=REPLACE([.B4504]; 1; 29; &quot;&quot;)" office:value-type="string" office:string-value="pyigm/pyigm" calcext:value-type="string">
            <text:p>pyigm/pyigm</text:p>
          </table:table-cell>
        </table:table-row>
        <table:table-row table:style-name="ro1">
          <table:table-cell office:value-type="float" office:value="29442016" calcext:value-type="float">
            <text:p>29442016</text:p>
          </table:table-cell>
          <table:table-cell office:value-type="string" calcext:value-type="string">
            <text:p>https://api.github.com/repos/x3rus/training</text:p>
          </table:table-cell>
          <table:table-cell table:formula="of:=REPLACE([.B4505]; 1; 29; &quot;&quot;)" office:value-type="string" office:string-value="x3rus/training" calcext:value-type="string">
            <text:p>x3rus/training</text:p>
          </table:table-cell>
        </table:table-row>
        <table:table-row table:style-name="ro1">
          <table:table-cell office:value-type="float" office:value="29444402" calcext:value-type="float">
            <text:p>29444402</text:p>
          </table:table-cell>
          <table:table-cell office:value-type="string" calcext:value-type="string">
            <text:p>https://api.github.com/repos/xgds/xgds_map_server</text:p>
          </table:table-cell>
          <table:table-cell table:formula="of:=REPLACE([.B4506]; 1; 29; &quot;&quot;)" office:value-type="string" office:string-value="xgds/xgds_map_server" calcext:value-type="string">
            <text:p>xgds/xgds_map_server</text:p>
          </table:table-cell>
        </table:table-row>
        <table:table-row table:style-name="ro1">
          <table:table-cell office:value-type="float" office:value="29444519" calcext:value-type="float">
            <text:p>29444519</text:p>
          </table:table-cell>
          <table:table-cell office:value-type="string" calcext:value-type="string">
            <text:p>https://api.github.com/repos/xgds/xgds_planner2</text:p>
          </table:table-cell>
          <table:table-cell table:formula="of:=REPLACE([.B4507]; 1; 29; &quot;&quot;)" office:value-type="string" office:string-value="xgds/xgds_planner2" calcext:value-type="string">
            <text:p>xgds/xgds_planner2</text:p>
          </table:table-cell>
        </table:table-row>
        <table:table-row table:style-name="ro1">
          <table:table-cell office:value-type="float" office:value="29460379" calcext:value-type="float">
            <text:p>29460379</text:p>
          </table:table-cell>
          <table:table-cell office:value-type="string" calcext:value-type="string">
            <text:p>https://api.github.com/repos/diamm/diamm</text:p>
          </table:table-cell>
          <table:table-cell table:formula="of:=REPLACE([.B4508]; 1; 29; &quot;&quot;)" office:value-type="string" office:string-value="diamm/diamm" calcext:value-type="string">
            <text:p>diamm/diamm</text:p>
          </table:table-cell>
        </table:table-row>
        <table:table-row table:style-name="ro1">
          <table:table-cell office:value-type="float" office:value="29470129" calcext:value-type="float">
            <text:p>29470129</text:p>
          </table:table-cell>
          <table:table-cell office:value-type="string" calcext:value-type="string">
            <text:p>https://api.github.com/repos/QualiSystems/vCenterShell</text:p>
          </table:table-cell>
          <table:table-cell table:formula="of:=REPLACE([.B4509]; 1; 29; &quot;&quot;)" office:value-type="string" office:string-value="QualiSystems/vCenterShell" calcext:value-type="string">
            <text:p>QualiSystems/vCenterShell</text:p>
          </table:table-cell>
        </table:table-row>
        <table:table-row table:style-name="ro1">
          <table:table-cell office:value-type="float" office:value="29478413" calcext:value-type="float">
            <text:p>29478413</text:p>
          </table:table-cell>
          <table:table-cell office:value-type="string" calcext:value-type="string">
            <text:p>https://api.github.com/repos/legacysurvey/obsbot</text:p>
          </table:table-cell>
          <table:table-cell table:formula="of:=REPLACE([.B4510]; 1; 29; &quot;&quot;)" office:value-type="string" office:string-value="legacysurvey/obsbot" calcext:value-type="string">
            <text:p>legacysurvey/obsbot</text:p>
          </table:table-cell>
        </table:table-row>
        <table:table-row table:style-name="ro1">
          <table:table-cell office:value-type="float" office:value="29500961" calcext:value-type="float">
            <text:p>29500961</text:p>
          </table:table-cell>
          <table:table-cell office:value-type="string" calcext:value-type="string">
            <text:p>https://api.github.com/repos/d-e-s-o/git-subrepo</text:p>
          </table:table-cell>
          <table:table-cell table:formula="of:=REPLACE([.B4511]; 1; 29; &quot;&quot;)" office:value-type="string" office:string-value="d-e-s-o/git-subrepo" calcext:value-type="string">
            <text:p>d-e-s-o/git-subrepo</text:p>
          </table:table-cell>
        </table:table-row>
        <table:table-row table:style-name="ro1">
          <table:table-cell office:value-type="float" office:value="29523517" calcext:value-type="float">
            <text:p>29523517</text:p>
          </table:table-cell>
          <table:table-cell office:value-type="string" calcext:value-type="string">
            <text:p>https://api.github.com/repos/tslnc04/go</text:p>
          </table:table-cell>
          <table:table-cell table:formula="of:=REPLACE([.B4512]; 1; 29; &quot;&quot;)" office:value-type="string" office:string-value="tslnc04/go" calcext:value-type="string">
            <text:p>tslnc04/go</text:p>
          </table:table-cell>
        </table:table-row>
        <table:table-row table:style-name="ro1">
          <table:table-cell office:value-type="float" office:value="29546150" calcext:value-type="float">
            <text:p>29546150</text:p>
          </table:table-cell>
          <table:table-cell office:value-type="string" calcext:value-type="string">
            <text:p>https://api.github.com/repos/MaxKoroteev/loorn</text:p>
          </table:table-cell>
          <table:table-cell table:formula="of:=REPLACE([.B4513]; 1; 29; &quot;&quot;)" office:value-type="string" office:string-value="MaxKoroteev/loorn" calcext:value-type="string">
            <text:p>MaxKoroteev/loorn</text:p>
          </table:table-cell>
        </table:table-row>
        <table:table-row table:style-name="ro1">
          <table:table-cell office:value-type="float" office:value="29631429" calcext:value-type="float">
            <text:p>29631429</text:p>
          </table:table-cell>
          <table:table-cell office:value-type="string" calcext:value-type="string">
            <text:p>https://api.github.com/repos/openego/oeplatform</text:p>
          </table:table-cell>
          <table:table-cell table:formula="of:=REPLACE([.B4514]; 1; 29; &quot;&quot;)" office:value-type="string" office:string-value="openego/oeplatform" calcext:value-type="string">
            <text:p>openego/oeplatform</text:p>
          </table:table-cell>
        </table:table-row>
        <table:table-row table:style-name="ro1">
          <table:table-cell office:value-type="float" office:value="29632517" calcext:value-type="float">
            <text:p>29632517</text:p>
          </table:table-cell>
          <table:table-cell office:value-type="string" calcext:value-type="string">
            <text:p>https://api.github.com/repos/hotdoc/hotdoc</text:p>
          </table:table-cell>
          <table:table-cell table:formula="of:=REPLACE([.B4515]; 1; 29; &quot;&quot;)" office:value-type="string" office:string-value="hotdoc/hotdoc" calcext:value-type="string">
            <text:p>hotdoc/hotdoc</text:p>
          </table:table-cell>
        </table:table-row>
        <table:table-row table:style-name="ro1">
          <table:table-cell office:value-type="float" office:value="29640005" calcext:value-type="float">
            <text:p>29640005</text:p>
          </table:table-cell>
          <table:table-cell office:value-type="string" calcext:value-type="string">
            <text:p>https://api.github.com/repos/sosy-lab/benchexec</text:p>
          </table:table-cell>
          <table:table-cell table:formula="of:=REPLACE([.B4516]; 1; 29; &quot;&quot;)" office:value-type="string" office:string-value="sosy-lab/benchexec" calcext:value-type="string">
            <text:p>sosy-lab/benchexec</text:p>
          </table:table-cell>
        </table:table-row>
        <table:table-row table:style-name="ro1">
          <table:table-cell office:value-type="float" office:value="29643037" calcext:value-type="float">
            <text:p>29643037</text:p>
          </table:table-cell>
          <table:table-cell office:value-type="string" calcext:value-type="string">
            <text:p>https://api.github.com/repos/bodyshopbidsdotcom/git-scripts</text:p>
          </table:table-cell>
          <table:table-cell table:formula="of:=REPLACE([.B4517]; 1; 29; &quot;&quot;)" office:value-type="string" office:string-value="bodyshopbidsdotcom/git-scripts" calcext:value-type="string">
            <text:p>bodyshopbidsdotcom/git-scripts</text:p>
          </table:table-cell>
        </table:table-row>
        <table:table-row table:style-name="ro1">
          <table:table-cell office:value-type="float" office:value="29654283" calcext:value-type="float">
            <text:p>29654283</text:p>
          </table:table-cell>
          <table:table-cell office:value-type="string" calcext:value-type="string">
            <text:p>https://api.github.com/repos/gnu-mailman/mailman-core</text:p>
          </table:table-cell>
          <table:table-cell table:formula="of:=REPLACE([.B4518]; 1; 29; &quot;&quot;)" office:value-type="string" office:string-value="gnu-mailman/mailman-core" calcext:value-type="string">
            <text:p>gnu-mailman/mailman-core</text:p>
          </table:table-cell>
        </table:table-row>
        <table:table-row table:style-name="ro1">
          <table:table-cell office:value-type="float" office:value="29675730" calcext:value-type="float">
            <text:p>29675730</text:p>
          </table:table-cell>
          <table:table-cell office:value-type="string" calcext:value-type="string">
            <text:p>https://api.github.com/repos/finalmakerr/featherence</text:p>
          </table:table-cell>
          <table:table-cell table:formula="of:=REPLACE([.B4519]; 1; 29; &quot;&quot;)" office:value-type="string" office:string-value="finalmakerr/featherence" calcext:value-type="string">
            <text:p>finalmakerr/featherence</text:p>
          </table:table-cell>
        </table:table-row>
        <table:table-row table:style-name="ro1">
          <table:table-cell office:value-type="float" office:value="29684133" calcext:value-type="float">
            <text:p>29684133</text:p>
          </table:table-cell>
          <table:table-cell office:value-type="string" calcext:value-type="string">
            <text:p>https://api.github.com/repos/PyCQA/pylint</text:p>
          </table:table-cell>
          <table:table-cell table:formula="of:=REPLACE([.B4520]; 1; 29; &quot;&quot;)" office:value-type="string" office:string-value="PyCQA/pylint" calcext:value-type="string">
            <text:p>PyCQA/pylint</text:p>
          </table:table-cell>
        </table:table-row>
        <table:table-row table:style-name="ro1">
          <table:table-cell office:value-type="float" office:value="29684214" calcext:value-type="float">
            <text:p>29684214</text:p>
          </table:table-cell>
          <table:table-cell office:value-type="string" calcext:value-type="string">
            <text:p>https://api.github.com/repos/PyCQA/astroid</text:p>
          </table:table-cell>
          <table:table-cell table:formula="of:=REPLACE([.B4521]; 1; 29; &quot;&quot;)" office:value-type="string" office:string-value="PyCQA/astroid" calcext:value-type="string">
            <text:p>PyCQA/astroid</text:p>
          </table:table-cell>
        </table:table-row>
        <table:table-row table:style-name="ro1">
          <table:table-cell office:value-type="float" office:value="29693462" calcext:value-type="float">
            <text:p>29693462</text:p>
          </table:table-cell>
          <table:table-cell office:value-type="string" calcext:value-type="string">
            <text:p>https://api.github.com/repos/LLNL/spack</text:p>
          </table:table-cell>
          <table:table-cell table:formula="of:=REPLACE([.B4522]; 1; 29; &quot;&quot;)" office:value-type="string" office:string-value="LLNL/spack" calcext:value-type="string">
            <text:p>LLNL/spack</text:p>
          </table:table-cell>
        </table:table-row>
        <table:table-row table:style-name="ro1">
          <table:table-cell office:value-type="float" office:value="29726146" calcext:value-type="float">
            <text:p>29726146</text:p>
          </table:table-cell>
          <table:table-cell office:value-type="string" calcext:value-type="string">
            <text:p>https://api.github.com/repos/aaronsdevera/dailybeehive</text:p>
          </table:table-cell>
          <table:table-cell table:formula="of:=REPLACE([.B4523]; 1; 29; &quot;&quot;)" office:value-type="string" office:string-value="aaronsdevera/dailybeehive" calcext:value-type="string">
            <text:p>aaronsdevera/dailybeehive</text:p>
          </table:table-cell>
        </table:table-row>
        <table:table-row table:style-name="ro1">
          <table:table-cell office:value-type="float" office:value="29743425" calcext:value-type="float">
            <text:p>29743425</text:p>
          </table:table-cell>
          <table:table-cell office:value-type="string" calcext:value-type="string">
            <text:p>https://api.github.com/repos/AdaCore/libadalang</text:p>
          </table:table-cell>
          <table:table-cell table:formula="of:=REPLACE([.B4524]; 1; 29; &quot;&quot;)" office:value-type="string" office:string-value="AdaCore/libadalang" calcext:value-type="string">
            <text:p>AdaCore/libadalang</text:p>
          </table:table-cell>
        </table:table-row>
        <table:table-row table:style-name="ro1">
          <table:table-cell office:value-type="float" office:value="29744020" calcext:value-type="float">
            <text:p>29744020</text:p>
          </table:table-cell>
          <table:table-cell office:value-type="string" calcext:value-type="string">
            <text:p>https://api.github.com/repos/AdaCore/langkit</text:p>
          </table:table-cell>
          <table:table-cell table:formula="of:=REPLACE([.B4525]; 1; 29; &quot;&quot;)" office:value-type="string" office:string-value="AdaCore/langkit" calcext:value-type="string">
            <text:p>AdaCore/langkit</text:p>
          </table:table-cell>
        </table:table-row>
        <table:table-row table:style-name="ro1">
          <table:table-cell office:value-type="float" office:value="29747985" calcext:value-type="float">
            <text:p>29747985</text:p>
          </table:table-cell>
          <table:table-cell office:value-type="string" calcext:value-type="string">
            <text:p>https://api.github.com/repos/mvillis/measure-mate</text:p>
          </table:table-cell>
          <table:table-cell table:formula="of:=REPLACE([.B4526]; 1; 29; &quot;&quot;)" office:value-type="string" office:string-value="mvillis/measure-mate" calcext:value-type="string">
            <text:p>mvillis/measure-mate</text:p>
          </table:table-cell>
        </table:table-row>
        <table:table-row table:style-name="ro1">
          <table:table-cell office:value-type="float" office:value="29750447" calcext:value-type="float">
            <text:p>29750447</text:p>
          </table:table-cell>
          <table:table-cell office:value-type="string" calcext:value-type="string">
            <text:p>https://api.github.com/repos/guguchi/c_elegans</text:p>
          </table:table-cell>
          <table:table-cell table:formula="of:=REPLACE([.B4527]; 1; 29; &quot;&quot;)" office:value-type="string" office:string-value="guguchi/c_elegans" calcext:value-type="string">
            <text:p>guguchi/c_elegans</text:p>
          </table:table-cell>
        </table:table-row>
        <table:table-row table:style-name="ro1">
          <table:table-cell office:value-type="float" office:value="29761324" calcext:value-type="float">
            <text:p>29761324</text:p>
          </table:table-cell>
          <table:table-cell office:value-type="string" calcext:value-type="string">
            <text:p>https://api.github.com/repos/materials-commons/mcapi</text:p>
          </table:table-cell>
          <table:table-cell table:formula="of:=REPLACE([.B4528]; 1; 29; &quot;&quot;)" office:value-type="string" office:string-value="materials-commons/mcapi" calcext:value-type="string">
            <text:p>materials-commons/mcapi</text:p>
          </table:table-cell>
        </table:table-row>
        <table:table-row table:style-name="ro1">
          <table:table-cell office:value-type="float" office:value="29763292" calcext:value-type="float">
            <text:p>29763292</text:p>
          </table:table-cell>
          <table:table-cell office:value-type="string" calcext:value-type="string">
            <text:p>https://api.github.com/repos/zimmerman-zimmerman/OIPA</text:p>
          </table:table-cell>
          <table:table-cell table:formula="of:=REPLACE([.B4529]; 1; 29; &quot;&quot;)" office:value-type="string" office:string-value="zimmerman-zimmerman/OIPA" calcext:value-type="string">
            <text:p>zimmerman-zimmerman/OIPA</text:p>
          </table:table-cell>
        </table:table-row>
        <table:table-row table:style-name="ro1">
          <table:table-cell office:value-type="float" office:value="29769450" calcext:value-type="float">
            <text:p>29769450</text:p>
          </table:table-cell>
          <table:table-cell office:value-type="string" calcext:value-type="string">
            <text:p>https://api.github.com/repos/PixelStereo/lekture</text:p>
          </table:table-cell>
          <table:table-cell table:formula="of:=REPLACE([.B4530]; 1; 29; &quot;&quot;)" office:value-type="string" office:string-value="PixelStereo/lekture" calcext:value-type="string">
            <text:p>PixelStereo/lekture</text:p>
          </table:table-cell>
        </table:table-row>
        <table:table-row table:style-name="ro1">
          <table:table-cell office:value-type="float" office:value="29772634" calcext:value-type="float">
            <text:p>29772634</text:p>
          </table:table-cell>
          <table:table-cell office:value-type="string" calcext:value-type="string">
            <text:p>https://api.github.com/repos/oVirt/imgbased</text:p>
          </table:table-cell>
          <table:table-cell table:formula="of:=REPLACE([.B4531]; 1; 29; &quot;&quot;)" office:value-type="string" office:string-value="oVirt/imgbased" calcext:value-type="string">
            <text:p>oVirt/imgbased</text:p>
          </table:table-cell>
        </table:table-row>
        <table:table-row table:style-name="ro1">
          <table:table-cell office:value-type="float" office:value="29792751" calcext:value-type="float">
            <text:p>29792751</text:p>
          </table:table-cell>
          <table:table-cell office:value-type="string" calcext:value-type="string">
            <text:p>https://api.github.com/repos/DoclerLabs/openstack</text:p>
          </table:table-cell>
          <table:table-cell table:formula="of:=REPLACE([.B4532]; 1; 29; &quot;&quot;)" office:value-type="string" office:string-value="DoclerLabs/openstack" calcext:value-type="string">
            <text:p>DoclerLabs/openstack</text:p>
          </table:table-cell>
        </table:table-row>
        <table:table-row table:style-name="ro1">
          <table:table-cell office:value-type="float" office:value="29799003" calcext:value-type="float">
            <text:p>29799003</text:p>
          </table:table-cell>
          <table:table-cell office:value-type="string" calcext:value-type="string">
            <text:p>https://api.github.com/repos/edx/credentials</text:p>
          </table:table-cell>
          <table:table-cell table:formula="of:=REPLACE([.B4533]; 1; 29; &quot;&quot;)" office:value-type="string" office:string-value="edx/credentials" calcext:value-type="string">
            <text:p>edx/credentials</text:p>
          </table:table-cell>
        </table:table-row>
        <table:table-row table:style-name="ro1">
          <table:table-cell office:value-type="float" office:value="29811683" calcext:value-type="float">
            <text:p>29811683</text:p>
          </table:table-cell>
          <table:table-cell office:value-type="string" calcext:value-type="string">
            <text:p>https://api.github.com/repos/F5Networks/f5-ansible</text:p>
          </table:table-cell>
          <table:table-cell table:formula="of:=REPLACE([.B4534]; 1; 29; &quot;&quot;)" office:value-type="string" office:string-value="F5Networks/f5-ansible" calcext:value-type="string">
            <text:p>F5Networks/f5-ansible</text:p>
          </table:table-cell>
        </table:table-row>
        <table:table-row table:style-name="ro1">
          <table:table-cell office:value-type="float" office:value="29816000" calcext:value-type="float">
            <text:p>29816000</text:p>
          </table:table-cell>
          <table:table-cell office:value-type="string" calcext:value-type="string">
            <text:p>https://api.github.com/repos/gepd/Deviot</text:p>
          </table:table-cell>
          <table:table-cell table:formula="of:=REPLACE([.B4535]; 1; 29; &quot;&quot;)" office:value-type="string" office:string-value="gepd/Deviot" calcext:value-type="string">
            <text:p>gepd/Deviot</text:p>
          </table:table-cell>
        </table:table-row>
        <table:table-row table:style-name="ro1">
          <table:table-cell office:value-type="float" office:value="29817913" calcext:value-type="float">
            <text:p>29817913</text:p>
          </table:table-cell>
          <table:table-cell office:value-type="string" calcext:value-type="string">
            <text:p>https://api.github.com/repos/laslabs/odoo-connector-carepoint</text:p>
          </table:table-cell>
          <table:table-cell table:formula="of:=REPLACE([.B4536]; 1; 29; &quot;&quot;)" office:value-type="string" office:string-value="laslabs/odoo-connector-carepoint" calcext:value-type="string">
            <text:p>laslabs/odoo-connector-carepoint</text:p>
          </table:table-cell>
        </table:table-row>
        <table:table-row table:style-name="ro1">
          <table:table-cell office:value-type="float" office:value="29849509" calcext:value-type="float">
            <text:p>29849509</text:p>
          </table:table-cell>
          <table:table-cell office:value-type="string" calcext:value-type="string">
            <text:p>https://api.github.com/repos/rocky/python-uncompyle6</text:p>
          </table:table-cell>
          <table:table-cell table:formula="of:=REPLACE([.B4537]; 1; 29; &quot;&quot;)" office:value-type="string" office:string-value="rocky/python-uncompyle6" calcext:value-type="string">
            <text:p>rocky/python-uncompyle6</text:p>
          </table:table-cell>
        </table:table-row>
        <table:table-row table:style-name="ro1">
          <table:table-cell office:value-type="float" office:value="29895654" calcext:value-type="float">
            <text:p>29895654</text:p>
          </table:table-cell>
          <table:table-cell office:value-type="string" calcext:value-type="string">
            <text:p>https://api.github.com/repos/eggpi/citationhunt</text:p>
          </table:table-cell>
          <table:table-cell table:formula="of:=REPLACE([.B4538]; 1; 29; &quot;&quot;)" office:value-type="string" office:string-value="eggpi/citationhunt" calcext:value-type="string">
            <text:p>eggpi/citationhunt</text:p>
          </table:table-cell>
        </table:table-row>
        <table:table-row table:style-name="ro1">
          <table:table-cell office:value-type="float" office:value="29910041" calcext:value-type="float">
            <text:p>29910041</text:p>
          </table:table-cell>
          <table:table-cell office:value-type="string" calcext:value-type="string">
            <text:p>https://api.github.com/repos/python-telegram-bot/python-telegram-bot</text:p>
          </table:table-cell>
          <table:table-cell table:formula="of:=REPLACE([.B4539]; 1; 29; &quot;&quot;)" office:value-type="string" office:string-value="python-telegram-bot/python-telegram-bot" calcext:value-type="string">
            <text:p>python-telegram-bot/python-telegram-bot</text:p>
          </table:table-cell>
        </table:table-row>
        <table:table-row table:style-name="ro1">
          <table:table-cell office:value-type="float" office:value="29914032" calcext:value-type="float">
            <text:p>29914032</text:p>
          </table:table-cell>
          <table:table-cell office:value-type="string" calcext:value-type="string">
            <text:p>https://api.github.com/repos/ntucllab/libact</text:p>
          </table:table-cell>
          <table:table-cell table:formula="of:=REPLACE([.B4540]; 1; 29; &quot;&quot;)" office:value-type="string" office:string-value="ntucllab/libact" calcext:value-type="string">
            <text:p>ntucllab/libact</text:p>
          </table:table-cell>
        </table:table-row>
        <table:table-row table:style-name="ro1">
          <table:table-cell office:value-type="float" office:value="29933370" calcext:value-type="float">
            <text:p>29933370</text:p>
          </table:table-cell>
          <table:table-cell office:value-type="string" calcext:value-type="string">
            <text:p>https://api.github.com/repos/alimanfoo/zarr</text:p>
          </table:table-cell>
          <table:table-cell table:formula="of:=REPLACE([.B4541]; 1; 29; &quot;&quot;)" office:value-type="string" office:string-value="alimanfoo/zarr" calcext:value-type="string">
            <text:p>alimanfoo/zarr</text:p>
          </table:table-cell>
        </table:table-row>
        <table:table-row table:style-name="ro1">
          <table:table-cell office:value-type="float" office:value="29942548" calcext:value-type="float">
            <text:p>29942548</text:p>
          </table:table-cell>
          <table:table-cell office:value-type="string" calcext:value-type="string">
            <text:p>https://api.github.com/repos/cryoem/eman2</text:p>
          </table:table-cell>
          <table:table-cell table:formula="of:=REPLACE([.B4542]; 1; 29; &quot;&quot;)" office:value-type="string" office:string-value="cryoem/eman2" calcext:value-type="string">
            <text:p>cryoem/eman2</text:p>
          </table:table-cell>
        </table:table-row>
        <table:table-row table:style-name="ro1">
          <table:table-cell office:value-type="float" office:value="29950550" calcext:value-type="float">
            <text:p>29950550</text:p>
          </table:table-cell>
          <table:table-cell office:value-type="string" calcext:value-type="string">
            <text:p>https://api.github.com/repos/kyle-long/pyshelf</text:p>
          </table:table-cell>
          <table:table-cell table:formula="of:=REPLACE([.B4543]; 1; 29; &quot;&quot;)" office:value-type="string" office:string-value="kyle-long/pyshelf" calcext:value-type="string">
            <text:p>kyle-long/pyshelf</text:p>
          </table:table-cell>
        </table:table-row>
        <table:table-row table:style-name="ro1">
          <table:table-cell office:value-type="float" office:value="29950589" calcext:value-type="float">
            <text:p>29950589</text:p>
          </table:table-cell>
          <table:table-cell office:value-type="string" calcext:value-type="string">
            <text:p>https://api.github.com/repos/robmcmullen/omnivore</text:p>
          </table:table-cell>
          <table:table-cell table:formula="of:=REPLACE([.B4544]; 1; 29; &quot;&quot;)" office:value-type="string" office:string-value="robmcmullen/omnivore" calcext:value-type="string">
            <text:p>robmcmullen/omnivore</text:p>
          </table:table-cell>
        </table:table-row>
        <table:table-row table:style-name="ro1">
          <table:table-cell office:value-type="float" office:value="29953250" calcext:value-type="float">
            <text:p>29953250</text:p>
          </table:table-cell>
          <table:table-cell office:value-type="string" calcext:value-type="string">
            <text:p>https://api.github.com/repos/albert-feng/healing-ward</text:p>
          </table:table-cell>
          <table:table-cell table:formula="of:=REPLACE([.B4545]; 1; 29; &quot;&quot;)" office:value-type="string" office:string-value="albert-feng/healing-ward" calcext:value-type="string">
            <text:p>albert-feng/healing-ward</text:p>
          </table:table-cell>
        </table:table-row>
        <table:table-row table:style-name="ro1">
          <table:table-cell office:value-type="float" office:value="29960805" calcext:value-type="float">
            <text:p>29960805</text:p>
          </table:table-cell>
          <table:table-cell office:value-type="string" calcext:value-type="string">
            <text:p>https://api.github.com/repos/qwenikos/TSS</text:p>
          </table:table-cell>
          <table:table-cell table:formula="of:=REPLACE([.B4546]; 1; 29; &quot;&quot;)" office:value-type="string" office:string-value="qwenikos/TSS" calcext:value-type="string">
            <text:p>qwenikos/TSS</text:p>
          </table:table-cell>
        </table:table-row>
        <table:table-row table:style-name="ro1">
          <table:table-cell office:value-type="float" office:value="29981436" calcext:value-type="float">
            <text:p>29981436</text:p>
          </table:table-cell>
          <table:table-cell office:value-type="string" calcext:value-type="string">
            <text:p>https://api.github.com/repos/inafev/awesome-tech</text:p>
          </table:table-cell>
          <table:table-cell table:formula="of:=REPLACE([.B4547]; 1; 29; &quot;&quot;)" office:value-type="string" office:string-value="inafev/awesome-tech" calcext:value-type="string">
            <text:p>inafev/awesome-tech</text:p>
          </table:table-cell>
        </table:table-row>
        <table:table-row table:style-name="ro1">
          <table:table-cell office:value-type="float" office:value="29995194" calcext:value-type="float">
            <text:p>29995194</text:p>
          </table:table-cell>
          <table:table-cell office:value-type="string" calcext:value-type="string">
            <text:p>https://api.github.com/repos/Pinecast/pinecast</text:p>
          </table:table-cell>
          <table:table-cell table:formula="of:=REPLACE([.B4548]; 1; 29; &quot;&quot;)" office:value-type="string" office:string-value="Pinecast/pinecast" calcext:value-type="string">
            <text:p>Pinecast/pinecast</text:p>
          </table:table-cell>
        </table:table-row>
        <table:table-row table:style-name="ro1">
          <table:table-cell office:value-type="float" office:value="30002172" calcext:value-type="float">
            <text:p>30002172</text:p>
          </table:table-cell>
          <table:table-cell office:value-type="string" calcext:value-type="string">
            <text:p>https://api.github.com/repos/spatialaudio/nbsphinx</text:p>
          </table:table-cell>
          <table:table-cell table:formula="of:=REPLACE([.B4549]; 1; 29; &quot;&quot;)" office:value-type="string" office:string-value="spatialaudio/nbsphinx" calcext:value-type="string">
            <text:p>spatialaudio/nbsphinx</text:p>
          </table:table-cell>
        </table:table-row>
        <table:table-row table:style-name="ro1">
          <table:table-cell office:value-type="float" office:value="30023164" calcext:value-type="float">
            <text:p>30023164</text:p>
          </table:table-cell>
          <table:table-cell office:value-type="string" calcext:value-type="string">
            <text:p>https://api.github.com/repos/reddit/baseplate</text:p>
          </table:table-cell>
          <table:table-cell table:formula="of:=REPLACE([.B4550]; 1; 29; &quot;&quot;)" office:value-type="string" office:string-value="reddit/baseplate" calcext:value-type="string">
            <text:p>reddit/baseplate</text:p>
          </table:table-cell>
        </table:table-row>
        <table:table-row table:style-name="ro1">
          <table:table-cell office:value-type="float" office:value="30024210" calcext:value-type="float">
            <text:p>30024210</text:p>
          </table:table-cell>
          <table:table-cell office:value-type="string" calcext:value-type="string">
            <text:p>https://api.github.com/repos/bashtage/ng-numpy-randomstate</text:p>
          </table:table-cell>
          <table:table-cell table:formula="of:=REPLACE([.B4551]; 1; 29; &quot;&quot;)" office:value-type="string" office:string-value="bashtage/ng-numpy-randomstate" calcext:value-type="string">
            <text:p>bashtage/ng-numpy-randomstate</text:p>
          </table:table-cell>
        </table:table-row>
        <table:table-row table:style-name="ro1">
          <table:table-cell office:value-type="float" office:value="30037591" calcext:value-type="float">
            <text:p>30037591</text:p>
          </table:table-cell>
          <table:table-cell office:value-type="string" calcext:value-type="string">
            <text:p>https://api.github.com/repos/manjaro/desktop-settings</text:p>
          </table:table-cell>
          <table:table-cell table:formula="of:=REPLACE([.B4552]; 1; 29; &quot;&quot;)" office:value-type="string" office:string-value="manjaro/desktop-settings" calcext:value-type="string">
            <text:p>manjaro/desktop-settings</text:p>
          </table:table-cell>
        </table:table-row>
        <table:table-row table:style-name="ro1">
          <table:table-cell office:value-type="float" office:value="30052840" calcext:value-type="float">
            <text:p>30052840</text:p>
          </table:table-cell>
          <table:table-cell office:value-type="string" calcext:value-type="string">
            <text:p>https://api.github.com/repos/nextgenusfs/funannotate</text:p>
          </table:table-cell>
          <table:table-cell table:formula="of:=REPLACE([.B4553]; 1; 29; &quot;&quot;)" office:value-type="string" office:string-value="nextgenusfs/funannotate" calcext:value-type="string">
            <text:p>nextgenusfs/funannotate</text:p>
          </table:table-cell>
        </table:table-row>
        <table:table-row table:style-name="ro1">
          <table:table-cell office:value-type="float" office:value="30056113" calcext:value-type="float">
            <text:p>30056113</text:p>
          </table:table-cell>
          <table:table-cell office:value-type="string" calcext:value-type="string">
            <text:p>https://api.github.com/repos/CxAalto/koota-server</text:p>
          </table:table-cell>
          <table:table-cell table:formula="of:=REPLACE([.B4554]; 1; 29; &quot;&quot;)" office:value-type="string" office:string-value="CxAalto/koota-server" calcext:value-type="string">
            <text:p>CxAalto/koota-server</text:p>
          </table:table-cell>
        </table:table-row>
        <table:table-row table:style-name="ro1">
          <table:table-cell office:value-type="float" office:value="30064373" calcext:value-type="float">
            <text:p>30064373</text:p>
          </table:table-cell>
          <table:table-cell office:value-type="string" calcext:value-type="string">
            <text:p>https://api.github.com/repos/pycontw/pycontw2016</text:p>
          </table:table-cell>
          <table:table-cell table:formula="of:=REPLACE([.B4555]; 1; 29; &quot;&quot;)" office:value-type="string" office:string-value="pycontw/pycontw2016" calcext:value-type="string">
            <text:p>pycontw/pycontw2016</text:p>
          </table:table-cell>
        </table:table-row>
        <table:table-row table:style-name="ro1">
          <table:table-cell office:value-type="float" office:value="30068812" calcext:value-type="float">
            <text:p>30068812</text:p>
          </table:table-cell>
          <table:table-cell office:value-type="string" calcext:value-type="string">
            <text:p>https://api.github.com/repos/Rapptz/RoboDanny</text:p>
          </table:table-cell>
          <table:table-cell table:formula="of:=REPLACE([.B4556]; 1; 29; &quot;&quot;)" office:value-type="string" office:string-value="Rapptz/RoboDanny" calcext:value-type="string">
            <text:p>Rapptz/RoboDanny</text:p>
          </table:table-cell>
        </table:table-row>
        <table:table-row table:style-name="ro1">
          <table:table-cell office:value-type="float" office:value="30069991" calcext:value-type="float">
            <text:p>30069991</text:p>
          </table:table-cell>
          <table:table-cell office:value-type="string" calcext:value-type="string">
            <text:p>https://api.github.com/repos/Swordf1sh/Moderat</text:p>
          </table:table-cell>
          <table:table-cell table:formula="of:=REPLACE([.B4557]; 1; 29; &quot;&quot;)" office:value-type="string" office:string-value="Swordf1sh/Moderat" calcext:value-type="string">
            <text:p>Swordf1sh/Moderat</text:p>
          </table:table-cell>
        </table:table-row>
        <table:table-row table:style-name="ro1">
          <table:table-cell office:value-type="float" office:value="30077849" calcext:value-type="float">
            <text:p>30077849</text:p>
          </table:table-cell>
          <table:table-cell office:value-type="string" calcext:value-type="string">
            <text:p>https://api.github.com/repos/jarun/Buku</text:p>
          </table:table-cell>
          <table:table-cell table:formula="of:=REPLACE([.B4558]; 1; 29; &quot;&quot;)" office:value-type="string" office:string-value="jarun/Buku" calcext:value-type="string">
            <text:p>jarun/Buku</text:p>
          </table:table-cell>
        </table:table-row>
        <table:table-row table:style-name="ro1">
          <table:table-cell office:value-type="float" office:value="30110074" calcext:value-type="float">
            <text:p>30110074</text:p>
          </table:table-cell>
          <table:table-cell office:value-type="string" calcext:value-type="string">
            <text:p>https://api.github.com/repos/futurulus/coop-nets</text:p>
          </table:table-cell>
          <table:table-cell table:formula="of:=REPLACE([.B4559]; 1; 29; &quot;&quot;)" office:value-type="string" office:string-value="futurulus/coop-nets" calcext:value-type="string">
            <text:p>futurulus/coop-nets</text:p>
          </table:table-cell>
        </table:table-row>
        <table:table-row table:style-name="ro1">
          <table:table-cell office:value-type="float" office:value="30138528" calcext:value-type="float">
            <text:p>30138528</text:p>
          </table:table-cell>
          <table:table-cell office:value-type="string" calcext:value-type="string">
            <text:p>https://api.github.com/repos/USEPA/SWMM-EPANET_User_Interface</text:p>
          </table:table-cell>
          <table:table-cell table:formula="of:=REPLACE([.B4560]; 1; 29; &quot;&quot;)" office:value-type="string" office:string-value="USEPA/SWMM-EPANET_User_Interface" calcext:value-type="string">
            <text:p>USEPA/SWMM-EPANET_User_Interface</text:p>
          </table:table-cell>
        </table:table-row>
        <table:table-row table:style-name="ro1">
          <table:table-cell office:value-type="float" office:value="30169075" calcext:value-type="float">
            <text:p>30169075</text:p>
          </table:table-cell>
          <table:table-cell office:value-type="string" calcext:value-type="string">
            <text:p>https://api.github.com/repos/python-escpos/python-escpos</text:p>
          </table:table-cell>
          <table:table-cell table:formula="of:=REPLACE([.B4561]; 1; 29; &quot;&quot;)" office:value-type="string" office:string-value="python-escpos/python-escpos" calcext:value-type="string">
            <text:p>python-escpos/python-escpos</text:p>
          </table:table-cell>
        </table:table-row>
        <table:table-row table:style-name="ro1">
          <table:table-cell office:value-type="float" office:value="30192312" calcext:value-type="float">
            <text:p>30192312</text:p>
          </table:table-cell>
          <table:table-cell office:value-type="string" calcext:value-type="string">
            <text:p>https://api.github.com/repos/mkraska/CalculiX-Examples</text:p>
          </table:table-cell>
          <table:table-cell table:formula="of:=REPLACE([.B4562]; 1; 29; &quot;&quot;)" office:value-type="string" office:string-value="mkraska/CalculiX-Examples" calcext:value-type="string">
            <text:p>mkraska/CalculiX-Examples</text:p>
          </table:table-cell>
        </table:table-row>
        <table:table-row table:style-name="ro1">
          <table:table-cell office:value-type="float" office:value="30195579" calcext:value-type="float">
            <text:p>30195579</text:p>
          </table:table-cell>
          <table:table-cell office:value-type="string" calcext:value-type="string">
            <text:p>https://api.github.com/repos/mathiasertl/django-ca</text:p>
          </table:table-cell>
          <table:table-cell table:formula="of:=REPLACE([.B4563]; 1; 29; &quot;&quot;)" office:value-type="string" office:string-value="mathiasertl/django-ca" calcext:value-type="string">
            <text:p>mathiasertl/django-ca</text:p>
          </table:table-cell>
        </table:table-row>
        <table:table-row table:style-name="ro1">
          <table:table-cell office:value-type="float" office:value="30198172" calcext:value-type="float">
            <text:p>30198172</text:p>
          </table:table-cell>
          <table:table-cell office:value-type="string" calcext:value-type="string">
            <text:p>https://api.github.com/repos/mangaki/mangaki</text:p>
          </table:table-cell>
          <table:table-cell table:formula="of:=REPLACE([.B4564]; 1; 29; &quot;&quot;)" office:value-type="string" office:string-value="mangaki/mangaki" calcext:value-type="string">
            <text:p>mangaki/mangaki</text:p>
          </table:table-cell>
        </table:table-row>
        <table:table-row table:style-name="ro1">
          <table:table-cell office:value-type="float" office:value="30200006" calcext:value-type="float">
            <text:p>30200006</text:p>
          </table:table-cell>
          <table:table-cell office:value-type="string" calcext:value-type="string">
            <text:p>https://api.github.com/repos/bokeh/datashader</text:p>
          </table:table-cell>
          <table:table-cell table:formula="of:=REPLACE([.B4565]; 1; 29; &quot;&quot;)" office:value-type="string" office:string-value="bokeh/datashader" calcext:value-type="string">
            <text:p>bokeh/datashader</text:p>
          </table:table-cell>
        </table:table-row>
        <table:table-row table:style-name="ro1">
          <table:table-cell office:value-type="float" office:value="30207805" calcext:value-type="float">
            <text:p>30207805</text:p>
          </table:table-cell>
          <table:table-cell office:value-type="string" calcext:value-type="string">
            <text:p>https://api.github.com/repos/FOSDEM/infrastructure</text:p>
          </table:table-cell>
          <table:table-cell table:formula="of:=REPLACE([.B4566]; 1; 29; &quot;&quot;)" office:value-type="string" office:string-value="FOSDEM/infrastructure" calcext:value-type="string">
            <text:p>FOSDEM/infrastructure</text:p>
          </table:table-cell>
        </table:table-row>
        <table:table-row table:style-name="ro1">
          <table:table-cell office:value-type="float" office:value="30221347" calcext:value-type="float">
            <text:p>30221347</text:p>
          </table:table-cell>
          <table:table-cell office:value-type="string" calcext:value-type="string">
            <text:p>https://api.github.com/repos/cuckoosandbox/cuckoo</text:p>
          </table:table-cell>
          <table:table-cell table:formula="of:=REPLACE([.B4567]; 1; 29; &quot;&quot;)" office:value-type="string" office:string-value="cuckoosandbox/cuckoo" calcext:value-type="string">
            <text:p>cuckoosandbox/cuckoo</text:p>
          </table:table-cell>
        </table:table-row>
        <table:table-row table:style-name="ro1">
          <table:table-cell office:value-type="float" office:value="30232738" calcext:value-type="float">
            <text:p>30232738</text:p>
          </table:table-cell>
          <table:table-cell office:value-type="string" calcext:value-type="string">
            <text:p>https://api.github.com/repos/pyexcel/pyexcel</text:p>
          </table:table-cell>
          <table:table-cell table:formula="of:=REPLACE([.B4568]; 1; 29; &quot;&quot;)" office:value-type="string" office:string-value="pyexcel/pyexcel" calcext:value-type="string">
            <text:p>pyexcel/pyexcel</text:p>
          </table:table-cell>
        </table:table-row>
        <table:table-row table:style-name="ro1">
          <table:table-cell office:value-type="float" office:value="30269396" calcext:value-type="float">
            <text:p>30269396</text:p>
          </table:table-cell>
          <table:table-cell office:value-type="string" calcext:value-type="string">
            <text:p>https://api.github.com/repos/codalab/codalab-worksheets</text:p>
          </table:table-cell>
          <table:table-cell table:formula="of:=REPLACE([.B4569]; 1; 29; &quot;&quot;)" office:value-type="string" office:string-value="codalab/codalab-worksheets" calcext:value-type="string">
            <text:p>codalab/codalab-worksheets</text:p>
          </table:table-cell>
        </table:table-row>
        <table:table-row table:style-name="ro1">
          <table:table-cell office:value-type="float" office:value="30279874" calcext:value-type="float">
            <text:p>30279874</text:p>
          </table:table-cell>
          <table:table-cell office:value-type="string" calcext:value-type="string">
            <text:p>https://api.github.com/repos/CyberZHG/CLRS-Solution</text:p>
          </table:table-cell>
          <table:table-cell table:formula="of:=REPLACE([.B4570]; 1; 29; &quot;&quot;)" office:value-type="string" office:string-value="CyberZHG/CLRS-Solution" calcext:value-type="string">
            <text:p>CyberZHG/CLRS-Solution</text:p>
          </table:table-cell>
        </table:table-row>
        <table:table-row table:style-name="ro1">
          <table:table-cell office:value-type="float" office:value="30287678" calcext:value-type="float">
            <text:p>30287678</text:p>
          </table:table-cell>
          <table:table-cell office:value-type="string" calcext:value-type="string">
            <text:p>https://api.github.com/repos/kimiyoung/ner</text:p>
          </table:table-cell>
          <table:table-cell table:formula="of:=REPLACE([.B4571]; 1; 29; &quot;&quot;)" office:value-type="string" office:string-value="kimiyoung/ner" calcext:value-type="string">
            <text:p>kimiyoung/ner</text:p>
          </table:table-cell>
        </table:table-row>
        <table:table-row table:style-name="ro1">
          <table:table-cell office:value-type="float" office:value="30301888" calcext:value-type="float">
            <text:p>30301888</text:p>
          </table:table-cell>
          <table:table-cell office:value-type="string" calcext:value-type="string">
            <text:p>https://api.github.com/repos/Microsoft/ivy</text:p>
          </table:table-cell>
          <table:table-cell table:formula="of:=REPLACE([.B4572]; 1; 29; &quot;&quot;)" office:value-type="string" office:string-value="Microsoft/ivy" calcext:value-type="string">
            <text:p>Microsoft/ivy</text:p>
          </table:table-cell>
        </table:table-row>
        <table:table-row table:style-name="ro1">
          <table:table-cell office:value-type="float" office:value="30323634" calcext:value-type="float">
            <text:p>30323634</text:p>
          </table:table-cell>
          <table:table-cell office:value-type="string" calcext:value-type="string">
            <text:p>https://api.github.com/repos/codalab/codalab-competitions</text:p>
          </table:table-cell>
          <table:table-cell table:formula="of:=REPLACE([.B4573]; 1; 29; &quot;&quot;)" office:value-type="string" office:string-value="codalab/codalab-competitions" calcext:value-type="string">
            <text:p>codalab/codalab-competitions</text:p>
          </table:table-cell>
        </table:table-row>
        <table:table-row table:style-name="ro1">
          <table:table-cell office:value-type="float" office:value="30325893" calcext:value-type="float">
            <text:p>30325893</text:p>
          </table:table-cell>
          <table:table-cell office:value-type="string" calcext:value-type="string">
            <text:p>https://api.github.com/repos/liuna-liuna/LearningNotes</text:p>
          </table:table-cell>
          <table:table-cell table:formula="of:=REPLACE([.B4574]; 1; 29; &quot;&quot;)" office:value-type="string" office:string-value="liuna-liuna/LearningNotes" calcext:value-type="string">
            <text:p>liuna-liuna/LearningNotes</text:p>
          </table:table-cell>
        </table:table-row>
        <table:table-row table:style-name="ro1">
          <table:table-cell office:value-type="float" office:value="30334789" calcext:value-type="float">
            <text:p>30334789</text:p>
          </table:table-cell>
          <table:table-cell office:value-type="string" calcext:value-type="string">
            <text:p>https://api.github.com/repos/Neurosim-lab/netpyne</text:p>
          </table:table-cell>
          <table:table-cell table:formula="of:=REPLACE([.B4575]; 1; 29; &quot;&quot;)" office:value-type="string" office:string-value="Neurosim-lab/netpyne" calcext:value-type="string">
            <text:p>Neurosim-lab/netpyne</text:p>
          </table:table-cell>
        </table:table-row>
        <table:table-row table:style-name="ro1">
          <table:table-cell office:value-type="float" office:value="30339216" calcext:value-type="float">
            <text:p>30339216</text:p>
          </table:table-cell>
          <table:table-cell office:value-type="string" calcext:value-type="string">
            <text:p>https://api.github.com/repos/em-2/em2</text:p>
          </table:table-cell>
          <table:table-cell table:formula="of:=REPLACE([.B4576]; 1; 29; &quot;&quot;)" office:value-type="string" office:string-value="em-2/em2" calcext:value-type="string">
            <text:p>em-2/em2</text:p>
          </table:table-cell>
        </table:table-row>
        <table:table-row table:style-name="ro1">
          <table:table-cell office:value-type="float" office:value="30346740" calcext:value-type="float">
            <text:p>30346740</text:p>
          </table:table-cell>
          <table:table-cell office:value-type="string" calcext:value-type="string">
            <text:p>https://api.github.com/repos/feranto63/thermostat</text:p>
          </table:table-cell>
          <table:table-cell table:formula="of:=REPLACE([.B4577]; 1; 29; &quot;&quot;)" office:value-type="string" office:string-value="feranto63/thermostat" calcext:value-type="string">
            <text:p>feranto63/thermostat</text:p>
          </table:table-cell>
        </table:table-row>
        <table:table-row table:style-name="ro1">
          <table:table-cell office:value-type="float" office:value="30348184" calcext:value-type="float">
            <text:p>30348184</text:p>
          </table:table-cell>
          <table:table-cell office:value-type="string" calcext:value-type="string">
            <text:p>https://api.github.com/repos/alphagov/digitalmarketplace-apiclient</text:p>
          </table:table-cell>
          <table:table-cell table:formula="of:=REPLACE([.B4578]; 1; 29; &quot;&quot;)" office:value-type="string" office:string-value="alphagov/digitalmarketplace-apiclient" calcext:value-type="string">
            <text:p>alphagov/digitalmarketplace-apiclient</text:p>
          </table:table-cell>
        </table:table-row>
        <table:table-row table:style-name="ro1">
          <table:table-cell office:value-type="float" office:value="30362761" calcext:value-type="float">
            <text:p>30362761</text:p>
          </table:table-cell>
          <table:table-cell office:value-type="string" calcext:value-type="string">
            <text:p>https://api.github.com/repos/siukwan/ndn</text:p>
          </table:table-cell>
          <table:table-cell table:formula="of:=REPLACE([.B4579]; 1; 29; &quot;&quot;)" office:value-type="string" office:string-value="siukwan/ndn" calcext:value-type="string">
            <text:p>siukwan/ndn</text:p>
          </table:table-cell>
        </table:table-row>
        <table:table-row table:style-name="ro1">
          <table:table-cell office:value-type="float" office:value="30368732" calcext:value-type="float">
            <text:p>30368732</text:p>
          </table:table-cell>
          <table:table-cell office:value-type="string" calcext:value-type="string">
            <text:p>https://api.github.com/repos/energyPATHWAYS/energyPATHWAYS</text:p>
          </table:table-cell>
          <table:table-cell table:formula="of:=REPLACE([.B4580]; 1; 29; &quot;&quot;)" office:value-type="string" office:string-value="energyPATHWAYS/energyPATHWAYS" calcext:value-type="string">
            <text:p>energyPATHWAYS/energyPATHWAYS</text:p>
          </table:table-cell>
        </table:table-row>
        <table:table-row table:style-name="ro1">
          <table:table-cell office:value-type="float" office:value="30383221" calcext:value-type="float">
            <text:p>30383221</text:p>
          </table:table-cell>
          <table:table-cell office:value-type="string" calcext:value-type="string">
            <text:p>https://api.github.com/repos/altendky/st</text:p>
          </table:table-cell>
          <table:table-cell table:formula="of:=REPLACE([.B4581]; 1; 29; &quot;&quot;)" office:value-type="string" office:string-value="altendky/st" calcext:value-type="string">
            <text:p>altendky/st</text:p>
          </table:table-cell>
        </table:table-row>
        <table:table-row table:style-name="ro1">
          <table:table-cell office:value-type="float" office:value="30435325" calcext:value-type="float">
            <text:p>30435325</text:p>
          </table:table-cell>
          <table:table-cell office:value-type="string" calcext:value-type="string">
            <text:p>https://api.github.com/repos/Twentysix26/Red-DiscordBot</text:p>
          </table:table-cell>
          <table:table-cell table:formula="of:=REPLACE([.B4582]; 1; 29; &quot;&quot;)" office:value-type="string" office:string-value="Twentysix26/Red-DiscordBot" calcext:value-type="string">
            <text:p>Twentysix26/Red-DiscordBot</text:p>
          </table:table-cell>
        </table:table-row>
        <table:table-row table:style-name="ro1">
          <table:table-cell office:value-type="float" office:value="30437485" calcext:value-type="float">
            <text:p>30437485</text:p>
          </table:table-cell>
          <table:table-cell office:value-type="string" calcext:value-type="string">
            <text:p>https://api.github.com/repos/gajim/gajim-plugins</text:p>
          </table:table-cell>
          <table:table-cell table:formula="of:=REPLACE([.B4583]; 1; 29; &quot;&quot;)" office:value-type="string" office:string-value="gajim/gajim-plugins" calcext:value-type="string">
            <text:p>gajim/gajim-plugins</text:p>
          </table:table-cell>
        </table:table-row>
        <table:table-row table:style-name="ro1">
          <table:table-cell office:value-type="float" office:value="30451902" calcext:value-type="float">
            <text:p>30451902</text:p>
          </table:table-cell>
          <table:table-cell office:value-type="string" calcext:value-type="string">
            <text:p>https://api.github.com/repos/inkenbrandt/WellApplication</text:p>
          </table:table-cell>
          <table:table-cell table:formula="of:=REPLACE([.B4584]; 1; 29; &quot;&quot;)" office:value-type="string" office:string-value="inkenbrandt/WellApplication" calcext:value-type="string">
            <text:p>inkenbrandt/WellApplication</text:p>
          </table:table-cell>
        </table:table-row>
        <table:table-row table:style-name="ro1">
          <table:table-cell office:value-type="float" office:value="30477651" calcext:value-type="float">
            <text:p>30477651</text:p>
          </table:table-cell>
          <table:table-cell office:value-type="string" calcext:value-type="string">
            <text:p>https://api.github.com/repos/sengottuvel/openerp-foundry</text:p>
          </table:table-cell>
          <table:table-cell table:formula="of:=REPLACE([.B4585]; 1; 29; &quot;&quot;)" office:value-type="string" office:string-value="sengottuvel/openerp-foundry" calcext:value-type="string">
            <text:p>sengottuvel/openerp-foundry</text:p>
          </table:table-cell>
        </table:table-row>
        <table:table-row table:style-name="ro1">
          <table:table-cell office:value-type="float" office:value="30485860" calcext:value-type="float">
            <text:p>30485860</text:p>
          </table:table-cell>
          <table:table-cell office:value-type="string" calcext:value-type="string">
            <text:p>https://api.github.com/repos/acaciawater/acaciadata</text:p>
          </table:table-cell>
          <table:table-cell table:formula="of:=REPLACE([.B4586]; 1; 29; &quot;&quot;)" office:value-type="string" office:string-value="acaciawater/acaciadata" calcext:value-type="string">
            <text:p>acaciawater/acaciadata</text:p>
          </table:table-cell>
        </table:table-row>
        <table:table-row table:style-name="ro1">
          <table:table-cell office:value-type="float" office:value="30489744" calcext:value-type="float">
            <text:p>30489744</text:p>
          </table:table-cell>
          <table:table-cell office:value-type="string" calcext:value-type="string">
            <text:p>https://api.github.com/repos/pydata/xarray</text:p>
          </table:table-cell>
          <table:table-cell table:formula="of:=REPLACE([.B4587]; 1; 29; &quot;&quot;)" office:value-type="string" office:string-value="pydata/xarray" calcext:value-type="string">
            <text:p>pydata/xarray</text:p>
          </table:table-cell>
        </table:table-row>
        <table:table-row table:style-name="ro1">
          <table:table-cell office:value-type="float" office:value="30492884" calcext:value-type="float">
            <text:p>30492884</text:p>
          </table:table-cell>
          <table:table-cell office:value-type="string" calcext:value-type="string">
            <text:p>https://api.github.com/repos/openprocurement/openprocurement.tender.limited</text:p>
          </table:table-cell>
          <table:table-cell table:formula="of:=REPLACE([.B4588]; 1; 29; &quot;&quot;)" office:value-type="string" office:string-value="openprocurement/openprocurement.tender.limited" calcext:value-type="string">
            <text:p>openprocurement/openprocurement.tender.limited</text:p>
          </table:table-cell>
        </table:table-row>
        <table:table-row table:style-name="ro1">
          <table:table-cell office:value-type="float" office:value="30493054" calcext:value-type="float">
            <text:p>30493054</text:p>
          </table:table-cell>
          <table:table-cell office:value-type="string" calcext:value-type="string">
            <text:p>https://api.github.com/repos/pvcraven/arcade</text:p>
          </table:table-cell>
          <table:table-cell table:formula="of:=REPLACE([.B4589]; 1; 29; &quot;&quot;)" office:value-type="string" office:string-value="pvcraven/arcade" calcext:value-type="string">
            <text:p>pvcraven/arcade</text:p>
          </table:table-cell>
        </table:table-row>
        <table:table-row table:style-name="ro1">
          <table:table-cell office:value-type="float" office:value="30500074" calcext:value-type="float">
            <text:p>30500074</text:p>
          </table:table-cell>
          <table:table-cell office:value-type="string" calcext:value-type="string">
            <text:p>https://api.github.com/repos/poldracklab/mriqc</text:p>
          </table:table-cell>
          <table:table-cell table:formula="of:=REPLACE([.B4590]; 1; 29; &quot;&quot;)" office:value-type="string" office:string-value="poldracklab/mriqc" calcext:value-type="string">
            <text:p>poldracklab/mriqc</text:p>
          </table:table-cell>
        </table:table-row>
        <table:table-row table:style-name="ro1">
          <table:table-cell office:value-type="float" office:value="30503808" calcext:value-type="float">
            <text:p>30503808</text:p>
          </table:table-cell>
          <table:table-cell office:value-type="string" calcext:value-type="string">
            <text:p>https://api.github.com/repos/ua-snap/downscale</text:p>
          </table:table-cell>
          <table:table-cell table:formula="of:=REPLACE([.B4591]; 1; 29; &quot;&quot;)" office:value-type="string" office:string-value="ua-snap/downscale" calcext:value-type="string">
            <text:p>ua-snap/downscale</text:p>
          </table:table-cell>
        </table:table-row>
        <table:table-row table:style-name="ro1">
          <table:table-cell office:value-type="float" office:value="30519750" calcext:value-type="float">
            <text:p>30519750</text:p>
          </table:table-cell>
          <table:table-cell office:value-type="string" calcext:value-type="string">
            <text:p>https://api.github.com/repos/diamondIPP/RatePadAnalysis</text:p>
          </table:table-cell>
          <table:table-cell table:formula="of:=REPLACE([.B4592]; 1; 29; &quot;&quot;)" office:value-type="string" office:string-value="diamondIPP/RatePadAnalysis" calcext:value-type="string">
            <text:p>diamondIPP/RatePadAnalysis</text:p>
          </table:table-cell>
        </table:table-row>
        <table:table-row table:style-name="ro1">
          <table:table-cell office:value-type="float" office:value="30519787" calcext:value-type="float">
            <text:p>30519787</text:p>
          </table:table-cell>
          <table:table-cell office:value-type="string" calcext:value-type="string">
            <text:p>https://api.github.com/repos/botswana-harvard/bcpp</text:p>
          </table:table-cell>
          <table:table-cell table:formula="of:=REPLACE([.B4593]; 1; 29; &quot;&quot;)" office:value-type="string" office:string-value="botswana-harvard/bcpp" calcext:value-type="string">
            <text:p>botswana-harvard/bcpp</text:p>
          </table:table-cell>
        </table:table-row>
        <table:table-row table:style-name="ro1">
          <table:table-cell office:value-type="float" office:value="30527516" calcext:value-type="float">
            <text:p>30527516</text:p>
          </table:table-cell>
          <table:table-cell office:value-type="string" calcext:value-type="string">
            <text:p>https://api.github.com/repos/SpamExperts/SpamPAD</text:p>
          </table:table-cell>
          <table:table-cell table:formula="of:=REPLACE([.B4594]; 1; 29; &quot;&quot;)" office:value-type="string" office:string-value="SpamExperts/SpamPAD" calcext:value-type="string">
            <text:p>SpamExperts/SpamPAD</text:p>
          </table:table-cell>
        </table:table-row>
        <table:table-row table:style-name="ro1">
          <table:table-cell office:value-type="float" office:value="30556180" calcext:value-type="float">
            <text:p>30556180</text:p>
          </table:table-cell>
          <table:table-cell office:value-type="string" calcext:value-type="string">
            <text:p>https://api.github.com/repos/WebAssembly/waterfall</text:p>
          </table:table-cell>
          <table:table-cell table:formula="of:=REPLACE([.B4595]; 1; 29; &quot;&quot;)" office:value-type="string" office:string-value="WebAssembly/waterfall" calcext:value-type="string">
            <text:p>WebAssembly/waterfall</text:p>
          </table:table-cell>
        </table:table-row>
        <table:table-row table:style-name="ro1">
          <table:table-cell office:value-type="float" office:value="30562690" calcext:value-type="float">
            <text:p>30562690</text:p>
          </table:table-cell>
          <table:table-cell office:value-type="string" calcext:value-type="string">
            <text:p>https://api.github.com/repos/ringo-framework/ringo</text:p>
          </table:table-cell>
          <table:table-cell table:formula="of:=REPLACE([.B4596]; 1; 29; &quot;&quot;)" office:value-type="string" office:string-value="ringo-framework/ringo" calcext:value-type="string">
            <text:p>ringo-framework/ringo</text:p>
          </table:table-cell>
        </table:table-row>
        <table:table-row table:style-name="ro1">
          <table:table-cell office:value-type="float" office:value="30574396" calcext:value-type="float">
            <text:p>30574396</text:p>
          </table:table-cell>
          <table:table-cell office:value-type="string" calcext:value-type="string">
            <text:p>https://api.github.com/repos/openstax/openstax-cms</text:p>
          </table:table-cell>
          <table:table-cell table:formula="of:=REPLACE([.B4597]; 1; 29; &quot;&quot;)" office:value-type="string" office:string-value="openstax/openstax-cms" calcext:value-type="string">
            <text:p>openstax/openstax-cms</text:p>
          </table:table-cell>
        </table:table-row>
        <table:table-row table:style-name="ro1">
          <table:table-cell office:value-type="float" office:value="30574851" calcext:value-type="float">
            <text:p>30574851</text:p>
          </table:table-cell>
          <table:table-cell office:value-type="string" calcext:value-type="string">
            <text:p>https://api.github.com/repos/memoryleak47/srl</text:p>
          </table:table-cell>
          <table:table-cell table:formula="of:=REPLACE([.B4598]; 1; 29; &quot;&quot;)" office:value-type="string" office:string-value="memoryleak47/srl" calcext:value-type="string">
            <text:p>memoryleak47/srl</text:p>
          </table:table-cell>
        </table:table-row>
        <table:table-row table:style-name="ro1">
          <table:table-cell office:value-type="float" office:value="30575221" calcext:value-type="float">
            <text:p>30575221</text:p>
          </table:table-cell>
          <table:table-cell office:value-type="string" calcext:value-type="string">
            <text:p>https://api.github.com/repos/antigenomics/vdjdb-db</text:p>
          </table:table-cell>
          <table:table-cell table:formula="of:=REPLACE([.B4599]; 1; 29; &quot;&quot;)" office:value-type="string" office:string-value="antigenomics/vdjdb-db" calcext:value-type="string">
            <text:p>antigenomics/vdjdb-db</text:p>
          </table:table-cell>
        </table:table-row>
        <table:table-row table:style-name="ro1">
          <table:table-cell office:value-type="float" office:value="30579689" calcext:value-type="float">
            <text:p>30579689</text:p>
          </table:table-cell>
          <table:table-cell office:value-type="string" calcext:value-type="string">
            <text:p>https://api.github.com/repos/projectatomic/commissaire</text:p>
          </table:table-cell>
          <table:table-cell table:formula="of:=REPLACE([.B4600]; 1; 29; &quot;&quot;)" office:value-type="string" office:string-value="projectatomic/commissaire" calcext:value-type="string">
            <text:p>projectatomic/commissaire</text:p>
          </table:table-cell>
        </table:table-row>
        <table:table-row table:style-name="ro1">
          <table:table-cell office:value-type="float" office:value="30590000" calcext:value-type="float">
            <text:p>30590000</text:p>
          </table:table-cell>
          <table:table-cell office:value-type="string" calcext:value-type="string">
            <text:p>https://api.github.com/repos/wangyoucao577/MyTinyTests</text:p>
          </table:table-cell>
          <table:table-cell table:formula="of:=REPLACE([.B4601]; 1; 29; &quot;&quot;)" office:value-type="string" office:string-value="wangyoucao577/MyTinyTests" calcext:value-type="string">
            <text:p>wangyoucao577/MyTinyTests</text:p>
          </table:table-cell>
        </table:table-row>
        <table:table-row table:style-name="ro1">
          <table:table-cell office:value-type="float" office:value="30599417" calcext:value-type="float">
            <text:p>30599417</text:p>
          </table:table-cell>
          <table:table-cell office:value-type="string" calcext:value-type="string">
            <text:p>https://api.github.com/repos/napalm-automation/napalm</text:p>
          </table:table-cell>
          <table:table-cell table:formula="of:=REPLACE([.B4602]; 1; 29; &quot;&quot;)" office:value-type="string" office:string-value="napalm-automation/napalm" calcext:value-type="string">
            <text:p>napalm-automation/napalm</text:p>
          </table:table-cell>
        </table:table-row>
        <table:table-row table:style-name="ro1">
          <table:table-cell office:value-type="float" office:value="30604861" calcext:value-type="float">
            <text:p>30604861</text:p>
          </table:table-cell>
          <table:table-cell office:value-type="string" calcext:value-type="string">
            <text:p>https://api.github.com/repos/BobBuildTool/bob</text:p>
          </table:table-cell>
          <table:table-cell table:formula="of:=REPLACE([.B4603]; 1; 29; &quot;&quot;)" office:value-type="string" office:string-value="BobBuildTool/bob" calcext:value-type="string">
            <text:p>BobBuildTool/bob</text:p>
          </table:table-cell>
        </table:table-row>
        <table:table-row table:style-name="ro1">
          <table:table-cell office:value-type="float" office:value="30605567" calcext:value-type="float">
            <text:p>30605567</text:p>
          </table:table-cell>
          <table:table-cell office:value-type="string" calcext:value-type="string">
            <text:p>https://api.github.com/repos/alphagov/notifications-utils</text:p>
          </table:table-cell>
          <table:table-cell table:formula="of:=REPLACE([.B4604]; 1; 29; &quot;&quot;)" office:value-type="string" office:string-value="alphagov/notifications-utils" calcext:value-type="string">
            <text:p>alphagov/notifications-utils</text:p>
          </table:table-cell>
        </table:table-row>
        <table:table-row table:style-name="ro1">
          <table:table-cell office:value-type="float" office:value="30691102" calcext:value-type="float">
            <text:p>30691102</text:p>
          </table:table-cell>
          <table:table-cell office:value-type="string" calcext:value-type="string">
            <text:p>https://api.github.com/repos/liqd/euth_wagtail</text:p>
          </table:table-cell>
          <table:table-cell table:formula="of:=REPLACE([.B4605]; 1; 29; &quot;&quot;)" office:value-type="string" office:string-value="liqd/euth_wagtail" calcext:value-type="string">
            <text:p>liqd/euth_wagtail</text:p>
          </table:table-cell>
        </table:table-row>
        <table:table-row table:style-name="ro1">
          <table:table-cell office:value-type="float" office:value="30695911" calcext:value-type="float">
            <text:p>30695911</text:p>
          </table:table-cell>
          <table:table-cell office:value-type="string" calcext:value-type="string">
            <text:p>https://api.github.com/repos/CSIS-iLab/new-silk-road</text:p>
          </table:table-cell>
          <table:table-cell table:formula="of:=REPLACE([.B4606]; 1; 29; &quot;&quot;)" office:value-type="string" office:string-value="CSIS-iLab/new-silk-road" calcext:value-type="string">
            <text:p>CSIS-iLab/new-silk-road</text:p>
          </table:table-cell>
        </table:table-row>
        <table:table-row table:style-name="ro1">
          <table:table-cell office:value-type="float" office:value="30706853" calcext:value-type="float">
            <text:p>30706853</text:p>
          </table:table-cell>
          <table:table-cell office:value-type="string" calcext:value-type="string">
            <text:p>https://api.github.com/repos/PacificBiosciences/pbreports</text:p>
          </table:table-cell>
          <table:table-cell table:formula="of:=REPLACE([.B4607]; 1; 29; &quot;&quot;)" office:value-type="string" office:string-value="PacificBiosciences/pbreports" calcext:value-type="string">
            <text:p>PacificBiosciences/pbreports</text:p>
          </table:table-cell>
        </table:table-row>
        <table:table-row table:style-name="ro1">
          <table:table-cell office:value-type="float" office:value="30730394" calcext:value-type="float">
            <text:p>30730394</text:p>
          </table:table-cell>
          <table:table-cell office:value-type="string" calcext:value-type="string">
            <text:p>https://api.github.com/repos/BioNinja/gseapy</text:p>
          </table:table-cell>
          <table:table-cell table:formula="of:=REPLACE([.B4608]; 1; 29; &quot;&quot;)" office:value-type="string" office:string-value="BioNinja/gseapy" calcext:value-type="string">
            <text:p>BioNinja/gseapy</text:p>
          </table:table-cell>
        </table:table-row>
        <table:table-row table:style-name="ro1">
          <table:table-cell office:value-type="float" office:value="30731477" calcext:value-type="float">
            <text:p>30731477</text:p>
          </table:table-cell>
          <table:table-cell office:value-type="string" calcext:value-type="string">
            <text:p>https://api.github.com/repos/beetbox/beets</text:p>
          </table:table-cell>
          <table:table-cell table:formula="of:=REPLACE([.B4609]; 1; 29; &quot;&quot;)" office:value-type="string" office:string-value="beetbox/beets" calcext:value-type="string">
            <text:p>beetbox/beets</text:p>
          </table:table-cell>
        </table:table-row>
        <table:table-row table:style-name="ro1">
          <table:table-cell office:value-type="float" office:value="30751168" calcext:value-type="float">
            <text:p>30751168</text:p>
          </table:table-cell>
          <table:table-cell office:value-type="string" calcext:value-type="string">
            <text:p>https://api.github.com/repos/vistadataproject/VDM</text:p>
          </table:table-cell>
          <table:table-cell table:formula="of:=REPLACE([.B4610]; 1; 29; &quot;&quot;)" office:value-type="string" office:string-value="vistadataproject/VDM" calcext:value-type="string">
            <text:p>vistadataproject/VDM</text:p>
          </table:table-cell>
        </table:table-row>
        <table:table-row table:style-name="ro1">
          <table:table-cell office:value-type="float" office:value="30791083" calcext:value-type="float">
            <text:p>30791083</text:p>
          </table:table-cell>
          <table:table-cell office:value-type="string" calcext:value-type="string">
            <text:p>https://api.github.com/repos/vadimcn/vscode-lldb</text:p>
          </table:table-cell>
          <table:table-cell table:formula="of:=REPLACE([.B4611]; 1; 29; &quot;&quot;)" office:value-type="string" office:string-value="vadimcn/vscode-lldb" calcext:value-type="string">
            <text:p>vadimcn/vscode-lldb</text:p>
          </table:table-cell>
        </table:table-row>
        <table:table-row table:style-name="ro1">
          <table:table-cell office:value-type="float" office:value="30805504" calcext:value-type="float">
            <text:p>30805504</text:p>
          </table:table-cell>
          <table:table-cell office:value-type="string" calcext:value-type="string">
            <text:p>https://api.github.com/repos/hobrien/LabNotes</text:p>
          </table:table-cell>
          <table:table-cell table:formula="of:=REPLACE([.B4612]; 1; 29; &quot;&quot;)" office:value-type="string" office:string-value="hobrien/LabNotes" calcext:value-type="string">
            <text:p>hobrien/LabNotes</text:p>
          </table:table-cell>
        </table:table-row>
        <table:table-row table:style-name="ro1">
          <table:table-cell office:value-type="float" office:value="30812129" calcext:value-type="float">
            <text:p>30812129</text:p>
          </table:table-cell>
          <table:table-cell office:value-type="string" calcext:value-type="string">
            <text:p>https://api.github.com/repos/edx/tubular</text:p>
          </table:table-cell>
          <table:table-cell table:formula="of:=REPLACE([.B4613]; 1; 29; &quot;&quot;)" office:value-type="string" office:string-value="edx/tubular" calcext:value-type="string">
            <text:p>edx/tubular</text:p>
          </table:table-cell>
        </table:table-row>
        <table:table-row table:style-name="ro1">
          <table:table-cell office:value-type="float" office:value="30836202" calcext:value-type="float">
            <text:p>30836202</text:p>
          </table:table-cell>
          <table:table-cell office:value-type="string" calcext:value-type="string">
            <text:p>https://api.github.com/repos/addok/addok</text:p>
          </table:table-cell>
          <table:table-cell table:formula="of:=REPLACE([.B4614]; 1; 29; &quot;&quot;)" office:value-type="string" office:string-value="addok/addok" calcext:value-type="string">
            <text:p>addok/addok</text:p>
          </table:table-cell>
        </table:table-row>
        <table:table-row table:style-name="ro1">
          <table:table-cell office:value-type="float" office:value="30840609" calcext:value-type="float">
            <text:p>30840609</text:p>
          </table:table-cell>
          <table:table-cell office:value-type="string" calcext:value-type="string">
            <text:p>https://api.github.com/repos/Chilipp/psyplot</text:p>
          </table:table-cell>
          <table:table-cell table:formula="of:=REPLACE([.B4615]; 1; 29; &quot;&quot;)" office:value-type="string" office:string-value="Chilipp/psyplot" calcext:value-type="string">
            <text:p>Chilipp/psyplot</text:p>
          </table:table-cell>
        </table:table-row>
        <table:table-row table:style-name="ro1">
          <table:table-cell office:value-type="float" office:value="30843350" calcext:value-type="float">
            <text:p>30843350</text:p>
          </table:table-cell>
          <table:table-cell office:value-type="string" calcext:value-type="string">
            <text:p>https://api.github.com/repos/zeroincombenze/tools</text:p>
          </table:table-cell>
          <table:table-cell table:formula="of:=REPLACE([.B4616]; 1; 29; &quot;&quot;)" office:value-type="string" office:string-value="zeroincombenze/tools" calcext:value-type="string">
            <text:p>zeroincombenze/tools</text:p>
          </table:table-cell>
        </table:table-row>
        <table:table-row table:style-name="ro1">
          <table:table-cell office:value-type="float" office:value="30862469" calcext:value-type="float">
            <text:p>30862469</text:p>
          </table:table-cell>
          <table:table-cell office:value-type="string" calcext:value-type="string">
            <text:p>https://api.github.com/repos/solidfire/solidfire-sdk-python</text:p>
          </table:table-cell>
          <table:table-cell table:formula="of:=REPLACE([.B4617]; 1; 29; &quot;&quot;)" office:value-type="string" office:string-value="solidfire/solidfire-sdk-python" calcext:value-type="string">
            <text:p>solidfire/solidfire-sdk-python</text:p>
          </table:table-cell>
        </table:table-row>
        <table:table-row table:style-name="ro1">
          <table:table-cell office:value-type="float" office:value="30873396" calcext:value-type="float">
            <text:p>30873396</text:p>
          </table:table-cell>
          <table:table-cell office:value-type="string" calcext:value-type="string">
            <text:p>https://api.github.com/repos/mirnylab/cooler</text:p>
          </table:table-cell>
          <table:table-cell table:formula="of:=REPLACE([.B4618]; 1; 29; &quot;&quot;)" office:value-type="string" office:string-value="mirnylab/cooler" calcext:value-type="string">
            <text:p>mirnylab/cooler</text:p>
          </table:table-cell>
        </table:table-row>
        <table:table-row table:style-name="ro1">
          <table:table-cell office:value-type="float" office:value="30887126" calcext:value-type="float">
            <text:p>30887126</text:p>
          </table:table-cell>
          <table:table-cell office:value-type="string" calcext:value-type="string">
            <text:p>https://api.github.com/repos/ministryofjustice/money-to-prisoners-send-money</text:p>
          </table:table-cell>
          <table:table-cell table:formula="of:=REPLACE([.B4619]; 1; 29; &quot;&quot;)" office:value-type="string" office:string-value="ministryofjustice/money-to-prisoners-send-money" calcext:value-type="string">
            <text:p>ministryofjustice/money-to-prisoners-send-money</text:p>
          </table:table-cell>
        </table:table-row>
        <table:table-row table:style-name="ro1">
          <table:table-cell office:value-type="float" office:value="30887306" calcext:value-type="float">
            <text:p>30887306</text:p>
          </table:table-cell>
          <table:table-cell office:value-type="string" calcext:value-type="string">
            <text:p>https://api.github.com/repos/mcocdawc/chemcoord</text:p>
          </table:table-cell>
          <table:table-cell table:formula="of:=REPLACE([.B4620]; 1; 29; &quot;&quot;)" office:value-type="string" office:string-value="mcocdawc/chemcoord" calcext:value-type="string">
            <text:p>mcocdawc/chemcoord</text:p>
          </table:table-cell>
        </table:table-row>
        <table:table-row table:style-name="ro1">
          <table:table-cell office:value-type="float" office:value="30887585" calcext:value-type="float">
            <text:p>30887585</text:p>
          </table:table-cell>
          <table:table-cell office:value-type="string" calcext:value-type="string">
            <text:p>https://api.github.com/repos/architecture-building-systems/CEAforArcGIS</text:p>
          </table:table-cell>
          <table:table-cell table:formula="of:=REPLACE([.B4621]; 1; 29; &quot;&quot;)" office:value-type="string" office:string-value="architecture-building-systems/CEAforArcGIS" calcext:value-type="string">
            <text:p>architecture-building-systems/CEAforArcGIS</text:p>
          </table:table-cell>
        </table:table-row>
        <table:table-row table:style-name="ro1">
          <table:table-cell office:value-type="float" office:value="30891377" calcext:value-type="float">
            <text:p>30891377</text:p>
          </table:table-cell>
          <table:table-cell office:value-type="string" calcext:value-type="string">
            <text:p>https://api.github.com/repos/Ghini/ghini.desktop</text:p>
          </table:table-cell>
          <table:table-cell table:formula="of:=REPLACE([.B4622]; 1; 29; &quot;&quot;)" office:value-type="string" office:string-value="Ghini/ghini.desktop" calcext:value-type="string">
            <text:p>Ghini/ghini.desktop</text:p>
          </table:table-cell>
        </table:table-row>
        <table:table-row table:style-name="ro1">
          <table:table-cell office:value-type="float" office:value="30899681" calcext:value-type="float">
            <text:p>30899681</text:p>
          </table:table-cell>
          <table:table-cell office:value-type="string" calcext:value-type="string">
            <text:p>https://api.github.com/repos/DigitalSlideArchive/HistomicsTK</text:p>
          </table:table-cell>
          <table:table-cell table:formula="of:=REPLACE([.B4623]; 1; 29; &quot;&quot;)" office:value-type="string" office:string-value="DigitalSlideArchive/HistomicsTK" calcext:value-type="string">
            <text:p>DigitalSlideArchive/HistomicsTK</text:p>
          </table:table-cell>
        </table:table-row>
        <table:table-row table:style-name="ro1">
          <table:table-cell office:value-type="float" office:value="30911353" calcext:value-type="float">
            <text:p>30911353</text:p>
          </table:table-cell>
          <table:table-cell office:value-type="string" calcext:value-type="string">
            <text:p>https://api.github.com/repos/rugbyprof/2143-ObjectOrientedProgramming</text:p>
          </table:table-cell>
          <table:table-cell table:formula="of:=REPLACE([.B4624]; 1; 29; &quot;&quot;)" office:value-type="string" office:string-value="rugbyprof/2143-ObjectOrientedProgramming" calcext:value-type="string">
            <text:p>rugbyprof/2143-ObjectOrientedProgramming</text:p>
          </table:table-cell>
        </table:table-row>
        <table:table-row table:style-name="ro1">
          <table:table-cell office:value-type="float" office:value="30912430" calcext:value-type="float">
            <text:p>30912430</text:p>
          </table:table-cell>
          <table:table-cell office:value-type="string" calcext:value-type="string">
            <text:p>https://api.github.com/repos/lsst/validate_drp</text:p>
          </table:table-cell>
          <table:table-cell table:formula="of:=REPLACE([.B4625]; 1; 29; &quot;&quot;)" office:value-type="string" office:string-value="lsst/validate_drp" calcext:value-type="string">
            <text:p>lsst/validate_drp</text:p>
          </table:table-cell>
        </table:table-row>
        <table:table-row table:style-name="ro1">
          <table:table-cell office:value-type="float" office:value="30917229" calcext:value-type="float">
            <text:p>30917229</text:p>
          </table:table-cell>
          <table:table-cell office:value-type="string" calcext:value-type="string">
            <text:p>https://api.github.com/repos/PmagPy/PmagPy</text:p>
          </table:table-cell>
          <table:table-cell table:formula="of:=REPLACE([.B4626]; 1; 29; &quot;&quot;)" office:value-type="string" office:string-value="PmagPy/PmagPy" calcext:value-type="string">
            <text:p>PmagPy/PmagPy</text:p>
          </table:table-cell>
        </table:table-row>
        <table:table-row table:style-name="ro1">
          <table:table-cell office:value-type="float" office:value="30922221" calcext:value-type="float">
            <text:p>30922221</text:p>
          </table:table-cell>
          <table:table-cell office:value-type="string" calcext:value-type="string">
            <text:p>https://api.github.com/repos/mordred-descriptor/mordred</text:p>
          </table:table-cell>
          <table:table-cell table:formula="of:=REPLACE([.B4627]; 1; 29; &quot;&quot;)" office:value-type="string" office:string-value="mordred-descriptor/mordred" calcext:value-type="string">
            <text:p>mordred-descriptor/mordred</text:p>
          </table:table-cell>
        </table:table-row>
        <table:table-row table:style-name="ro1">
          <table:table-cell office:value-type="float" office:value="30923056" calcext:value-type="float">
            <text:p>30923056</text:p>
          </table:table-cell>
          <table:table-cell office:value-type="string" calcext:value-type="string">
            <text:p>https://api.github.com/repos/XvBMC/repository.xvbmc</text:p>
          </table:table-cell>
          <table:table-cell table:formula="of:=REPLACE([.B4628]; 1; 29; &quot;&quot;)" office:value-type="string" office:string-value="XvBMC/repository.xvbmc" calcext:value-type="string">
            <text:p>XvBMC/repository.xvbmc</text:p>
          </table:table-cell>
        </table:table-row>
        <table:table-row table:style-name="ro1">
          <table:table-cell office:value-type="float" office:value="30926279" calcext:value-type="float">
            <text:p>30926279</text:p>
          </table:table-cell>
          <table:table-cell office:value-type="string" calcext:value-type="string">
            <text:p>https://api.github.com/repos/thewizardplusplus/micro</text:p>
          </table:table-cell>
          <table:table-cell table:formula="of:=REPLACE([.B4629]; 1; 29; &quot;&quot;)" office:value-type="string" office:string-value="thewizardplusplus/micro" calcext:value-type="string">
            <text:p>thewizardplusplus/micro</text:p>
          </table:table-cell>
        </table:table-row>
        <table:table-row table:style-name="ro1">
          <table:table-cell office:value-type="float" office:value="30939095" calcext:value-type="float">
            <text:p>30939095</text:p>
          </table:table-cell>
          <table:table-cell office:value-type="string" calcext:value-type="string">
            <text:p>https://api.github.com/repos/smeerten/ssnake</text:p>
          </table:table-cell>
          <table:table-cell table:formula="of:=REPLACE([.B4630]; 1; 29; &quot;&quot;)" office:value-type="string" office:string-value="smeerten/ssnake" calcext:value-type="string">
            <text:p>smeerten/ssnake</text:p>
          </table:table-cell>
        </table:table-row>
        <table:table-row table:style-name="ro1">
          <table:table-cell office:value-type="float" office:value="30950478" calcext:value-type="float">
            <text:p>30950478</text:p>
          </table:table-cell>
          <table:table-cell office:value-type="string" calcext:value-type="string">
            <text:p>https://api.github.com/repos/pymedusa/medusa</text:p>
          </table:table-cell>
          <table:table-cell table:formula="of:=REPLACE([.B4631]; 1; 29; &quot;&quot;)" office:value-type="string" office:string-value="pymedusa/medusa" calcext:value-type="string">
            <text:p>pymedusa/medusa</text:p>
          </table:table-cell>
        </table:table-row>
        <table:table-row table:style-name="ro1">
          <table:table-cell office:value-type="float" office:value="30963788" calcext:value-type="float">
            <text:p>30963788</text:p>
          </table:table-cell>
          <table:table-cell office:value-type="string" calcext:value-type="string">
            <text:p>https://api.github.com/repos/Giswater/giswater_qgis_plugin</text:p>
          </table:table-cell>
          <table:table-cell table:formula="of:=REPLACE([.B4632]; 1; 29; &quot;&quot;)" office:value-type="string" office:string-value="Giswater/giswater_qgis_plugin" calcext:value-type="string">
            <text:p>Giswater/giswater_qgis_plugin</text:p>
          </table:table-cell>
        </table:table-row>
        <table:table-row table:style-name="ro1">
          <table:table-cell office:value-type="float" office:value="30983237" calcext:value-type="float">
            <text:p>30983237</text:p>
          </table:table-cell>
          <table:table-cell office:value-type="string" calcext:value-type="string">
            <text:p>https://api.github.com/repos/grimoirelab/GrimoireELK</text:p>
          </table:table-cell>
          <table:table-cell table:formula="of:=REPLACE([.B4633]; 1; 29; &quot;&quot;)" office:value-type="string" office:string-value="grimoirelab/GrimoireELK" calcext:value-type="string">
            <text:p>grimoirelab/GrimoireELK</text:p>
          </table:table-cell>
        </table:table-row>
        <table:table-row table:style-name="ro1">
          <table:table-cell office:value-type="float" office:value="30998916" calcext:value-type="float">
            <text:p>30998916</text:p>
          </table:table-cell>
          <table:table-cell office:value-type="string" calcext:value-type="string">
            <text:p>https://api.github.com/repos/websauna/websauna</text:p>
          </table:table-cell>
          <table:table-cell table:formula="of:=REPLACE([.B4634]; 1; 29; &quot;&quot;)" office:value-type="string" office:string-value="websauna/websauna" calcext:value-type="string">
            <text:p>websauna/websauna</text:p>
          </table:table-cell>
        </table:table-row>
        <table:table-row table:style-name="ro1">
          <table:table-cell office:value-type="float" office:value="31015510" calcext:value-type="float">
            <text:p>31015510</text:p>
          </table:table-cell>
          <table:table-cell office:value-type="string" calcext:value-type="string">
            <text:p>https://api.github.com/repos/openprocurement/openprocurement.tender.openeu</text:p>
          </table:table-cell>
          <table:table-cell table:formula="of:=REPLACE([.B4635]; 1; 29; &quot;&quot;)" office:value-type="string" office:string-value="openprocurement/openprocurement.tender.openeu" calcext:value-type="string">
            <text:p>openprocurement/openprocurement.tender.openeu</text:p>
          </table:table-cell>
        </table:table-row>
        <table:table-row table:style-name="ro1">
          <table:table-cell office:value-type="float" office:value="31025867" calcext:value-type="float">
            <text:p>31025867</text:p>
          </table:table-cell>
          <table:table-cell office:value-type="string" calcext:value-type="string">
            <text:p>https://api.github.com/repos/MediaBrowser/plugin.video.emby</text:p>
          </table:table-cell>
          <table:table-cell table:formula="of:=REPLACE([.B4636]; 1; 29; &quot;&quot;)" office:value-type="string" office:string-value="MediaBrowser/plugin.video.emby" calcext:value-type="string">
            <text:p>MediaBrowser/plugin.video.emby</text:p>
          </table:table-cell>
        </table:table-row>
        <table:table-row table:style-name="ro1">
          <table:table-cell office:value-type="float" office:value="31029945" calcext:value-type="float">
            <text:p>31029945</text:p>
          </table:table-cell>
          <table:table-cell office:value-type="string" calcext:value-type="string">
            <text:p>https://api.github.com/repos/numbbo/coco</text:p>
          </table:table-cell>
          <table:table-cell table:formula="of:=REPLACE([.B4637]; 1; 29; &quot;&quot;)" office:value-type="string" office:string-value="numbbo/coco" calcext:value-type="string">
            <text:p>numbbo/coco</text:p>
          </table:table-cell>
        </table:table-row>
        <table:table-row table:style-name="ro1">
          <table:table-cell office:value-type="float" office:value="31030536" calcext:value-type="float">
            <text:p>31030536</text:p>
          </table:table-cell>
          <table:table-cell office:value-type="string" calcext:value-type="string">
            <text:p>https://api.github.com/repos/thombashi/tcconfig</text:p>
          </table:table-cell>
          <table:table-cell table:formula="of:=REPLACE([.B4638]; 1; 29; &quot;&quot;)" office:value-type="string" office:string-value="thombashi/tcconfig" calcext:value-type="string">
            <text:p>thombashi/tcconfig</text:p>
          </table:table-cell>
        </table:table-row>
        <table:table-row table:style-name="ro1">
          <table:table-cell office:value-type="float" office:value="31062460" calcext:value-type="float">
            <text:p>31062460</text:p>
          </table:table-cell>
          <table:table-cell office:value-type="string" calcext:value-type="string">
            <text:p>https://api.github.com/repos/parksandwildlife/ledger</text:p>
          </table:table-cell>
          <table:table-cell table:formula="of:=REPLACE([.B4639]; 1; 29; &quot;&quot;)" office:value-type="string" office:string-value="parksandwildlife/ledger" calcext:value-type="string">
            <text:p>parksandwildlife/ledger</text:p>
          </table:table-cell>
        </table:table-row>
        <table:table-row table:style-name="ro1">
          <table:table-cell office:value-type="float" office:value="31069027" calcext:value-type="float">
            <text:p>31069027</text:p>
          </table:table-cell>
          <table:table-cell office:value-type="string" calcext:value-type="string">
            <text:p>https://api.github.com/repos/Comunitea/external_modules</text:p>
          </table:table-cell>
          <table:table-cell table:formula="of:=REPLACE([.B4640]; 1; 29; &quot;&quot;)" office:value-type="string" office:string-value="Comunitea/external_modules" calcext:value-type="string">
            <text:p>Comunitea/external_modules</text:p>
          </table:table-cell>
        </table:table-row>
        <table:table-row table:style-name="ro1">
          <table:table-cell office:value-type="float" office:value="31069440" calcext:value-type="float">
            <text:p>31069440</text:p>
          </table:table-cell>
          <table:table-cell office:value-type="string" calcext:value-type="string">
            <text:p>https://api.github.com/repos/erudit/eruditorg</text:p>
          </table:table-cell>
          <table:table-cell table:formula="of:=REPLACE([.B4641]; 1; 29; &quot;&quot;)" office:value-type="string" office:string-value="erudit/eruditorg" calcext:value-type="string">
            <text:p>erudit/eruditorg</text:p>
          </table:table-cell>
        </table:table-row>
        <table:table-row table:style-name="ro1">
          <table:table-cell office:value-type="float" office:value="31100678" calcext:value-type="float">
            <text:p>31100678</text:p>
          </table:table-cell>
          <table:table-cell office:value-type="string" calcext:value-type="string">
            <text:p>https://api.github.com/repos/DonJayamanne/pythonVSCode</text:p>
          </table:table-cell>
          <table:table-cell table:formula="of:=REPLACE([.B4642]; 1; 29; &quot;&quot;)" office:value-type="string" office:string-value="DonJayamanne/pythonVSCode" calcext:value-type="string">
            <text:p>DonJayamanne/pythonVSCode</text:p>
          </table:table-cell>
        </table:table-row>
        <table:table-row table:style-name="ro1">
          <table:table-cell office:value-type="float" office:value="31108212" calcext:value-type="float">
            <text:p>31108212</text:p>
          </table:table-cell>
          <table:table-cell office:value-type="string" calcext:value-type="string">
            <text:p>https://api.github.com/repos/lago-project/lago</text:p>
          </table:table-cell>
          <table:table-cell table:formula="of:=REPLACE([.B4643]; 1; 29; &quot;&quot;)" office:value-type="string" office:string-value="lago-project/lago" calcext:value-type="string">
            <text:p>lago-project/lago</text:p>
          </table:table-cell>
        </table:table-row>
        <table:table-row table:style-name="ro1">
          <table:table-cell office:value-type="float" office:value="31108289" calcext:value-type="float">
            <text:p>31108289</text:p>
          </table:table-cell>
          <table:table-cell office:value-type="string" calcext:value-type="string">
            <text:p>https://api.github.com/repos/NeovaHealth/openeobs</text:p>
          </table:table-cell>
          <table:table-cell table:formula="of:=REPLACE([.B4644]; 1; 29; &quot;&quot;)" office:value-type="string" office:string-value="NeovaHealth/openeobs" calcext:value-type="string">
            <text:p>NeovaHealth/openeobs</text:p>
          </table:table-cell>
        </table:table-row>
        <table:table-row table:style-name="ro1">
          <table:table-cell office:value-type="float" office:value="31108586" calcext:value-type="float">
            <text:p>31108586</text:p>
          </table:table-cell>
          <table:table-cell office:value-type="string" calcext:value-type="string">
            <text:p>https://api.github.com/repos/Veripeditus/veripeditus-server</text:p>
          </table:table-cell>
          <table:table-cell table:formula="of:=REPLACE([.B4645]; 1; 29; &quot;&quot;)" office:value-type="string" office:string-value="Veripeditus/veripeditus-server" calcext:value-type="string">
            <text:p>Veripeditus/veripeditus-server</text:p>
          </table:table-cell>
        </table:table-row>
        <table:table-row table:style-name="ro1">
          <table:table-cell office:value-type="float" office:value="31118150" calcext:value-type="float">
            <text:p>31118150</text:p>
          </table:table-cell>
          <table:table-cell office:value-type="string" calcext:value-type="string">
            <text:p>https://api.github.com/repos/learningequality/kolibri</text:p>
          </table:table-cell>
          <table:table-cell table:formula="of:=REPLACE([.B4646]; 1; 29; &quot;&quot;)" office:value-type="string" office:string-value="learningequality/kolibri" calcext:value-type="string">
            <text:p>learningequality/kolibri</text:p>
          </table:table-cell>
        </table:table-row>
        <table:table-row table:style-name="ro1">
          <table:table-cell office:value-type="float" office:value="31125446" calcext:value-type="float">
            <text:p>31125446</text:p>
          </table:table-cell>
          <table:table-cell office:value-type="string" calcext:value-type="string">
            <text:p>https://api.github.com/repos/jdrubin91/GROAnalysis</text:p>
          </table:table-cell>
          <table:table-cell table:formula="of:=REPLACE([.B4647]; 1; 29; &quot;&quot;)" office:value-type="string" office:string-value="jdrubin91/GROAnalysis" calcext:value-type="string">
            <text:p>jdrubin91/GROAnalysis</text:p>
          </table:table-cell>
        </table:table-row>
        <table:table-row table:style-name="ro1">
          <table:table-cell office:value-type="float" office:value="31128679" calcext:value-type="float">
            <text:p>31128679</text:p>
          </table:table-cell>
          <table:table-cell office:value-type="string" calcext:value-type="string">
            <text:p>https://api.github.com/repos/KittyHawkIrc/modules</text:p>
          </table:table-cell>
          <table:table-cell table:formula="of:=REPLACE([.B4648]; 1; 29; &quot;&quot;)" office:value-type="string" office:string-value="KittyHawkIrc/modules" calcext:value-type="string">
            <text:p>KittyHawkIrc/modules</text:p>
          </table:table-cell>
        </table:table-row>
        <table:table-row table:style-name="ro1">
          <table:table-cell office:value-type="float" office:value="31150321" calcext:value-type="float">
            <text:p>31150321</text:p>
          </table:table-cell>
          <table:table-cell office:value-type="string" calcext:value-type="string">
            <text:p>https://api.github.com/repos/openSUSE/salt</text:p>
          </table:table-cell>
          <table:table-cell table:formula="of:=REPLACE([.B4649]; 1; 29; &quot;&quot;)" office:value-type="string" office:string-value="openSUSE/salt" calcext:value-type="string">
            <text:p>openSUSE/salt</text:p>
          </table:table-cell>
        </table:table-row>
        <table:table-row table:style-name="ro1">
          <table:table-cell office:value-type="float" office:value="31167461" calcext:value-type="float">
            <text:p>31167461</text:p>
          </table:table-cell>
          <table:table-cell office:value-type="string" calcext:value-type="string">
            <text:p>https://api.github.com/repos/Miserlou/Zappa</text:p>
          </table:table-cell>
          <table:table-cell table:formula="of:=REPLACE([.B4650]; 1; 29; &quot;&quot;)" office:value-type="string" office:string-value="Miserlou/Zappa" calcext:value-type="string">
            <text:p>Miserlou/Zappa</text:p>
          </table:table-cell>
        </table:table-row>
        <table:table-row table:style-name="ro1">
          <table:table-cell office:value-type="float" office:value="31171089" calcext:value-type="float">
            <text:p>31171089</text:p>
          </table:table-cell>
          <table:table-cell office:value-type="string" calcext:value-type="string">
            <text:p>https://api.github.com/repos/arvoelke/nengolib</text:p>
          </table:table-cell>
          <table:table-cell table:formula="of:=REPLACE([.B4651]; 1; 29; &quot;&quot;)" office:value-type="string" office:string-value="arvoelke/nengolib" calcext:value-type="string">
            <text:p>arvoelke/nengolib</text:p>
          </table:table-cell>
        </table:table-row>
        <table:table-row table:style-name="ro1">
          <table:table-cell office:value-type="float" office:value="31182817" calcext:value-type="float">
            <text:p>31182817</text:p>
          </table:table-cell>
          <table:table-cell office:value-type="string" calcext:value-type="string">
            <text:p>https://api.github.com/repos/kraj/poky</text:p>
          </table:table-cell>
          <table:table-cell table:formula="of:=REPLACE([.B4652]; 1; 29; &quot;&quot;)" office:value-type="string" office:string-value="kraj/poky" calcext:value-type="string">
            <text:p>kraj/poky</text:p>
          </table:table-cell>
        </table:table-row>
        <table:table-row table:style-name="ro1">
          <table:table-cell office:value-type="float" office:value="31185176" calcext:value-type="float">
            <text:p>31185176</text:p>
          </table:table-cell>
          <table:table-cell office:value-type="string" calcext:value-type="string">
            <text:p>https://api.github.com/repos/pyfa-org/Pyfa</text:p>
          </table:table-cell>
          <table:table-cell table:formula="of:=REPLACE([.B4653]; 1; 29; &quot;&quot;)" office:value-type="string" office:string-value="pyfa-org/Pyfa" calcext:value-type="string">
            <text:p>pyfa-org/Pyfa</text:p>
          </table:table-cell>
        </table:table-row>
        <table:table-row table:style-name="ro1">
          <table:table-cell office:value-type="float" office:value="31193387" calcext:value-type="float">
            <text:p>31193387</text:p>
          </table:table-cell>
          <table:table-cell office:value-type="string" calcext:value-type="string">
            <text:p>https://api.github.com/repos/fmerinocasallo/conservation-index</text:p>
          </table:table-cell>
          <table:table-cell table:formula="of:=REPLACE([.B4654]; 1; 29; &quot;&quot;)" office:value-type="string" office:string-value="fmerinocasallo/conservation-index" calcext:value-type="string">
            <text:p>fmerinocasallo/conservation-index</text:p>
          </table:table-cell>
        </table:table-row>
        <table:table-row table:style-name="ro1">
          <table:table-cell office:value-type="float" office:value="31194441" calcext:value-type="float">
            <text:p>31194441</text:p>
          </table:table-cell>
          <table:table-cell office:value-type="string" calcext:value-type="string">
            <text:p>https://api.github.com/repos/newamericafoundation/newamerica-cms</text:p>
          </table:table-cell>
          <table:table-cell table:formula="of:=REPLACE([.B4655]; 1; 29; &quot;&quot;)" office:value-type="string" office:string-value="newamericafoundation/newamerica-cms" calcext:value-type="string">
            <text:p>newamericafoundation/newamerica-cms</text:p>
          </table:table-cell>
        </table:table-row>
        <table:table-row table:style-name="ro1">
          <table:table-cell office:value-type="float" office:value="31198480" calcext:value-type="float">
            <text:p>31198480</text:p>
          </table:table-cell>
          <table:table-cell office:value-type="string" calcext:value-type="string">
            <text:p>https://api.github.com/repos/F5Networks/f5-openstack-lbaasv2-driver</text:p>
          </table:table-cell>
          <table:table-cell table:formula="of:=REPLACE([.B4656]; 1; 29; &quot;&quot;)" office:value-type="string" office:string-value="F5Networks/f5-openstack-lbaasv2-driver" calcext:value-type="string">
            <text:p>F5Networks/f5-openstack-lbaasv2-driver</text:p>
          </table:table-cell>
        </table:table-row>
        <table:table-row table:style-name="ro1">
          <table:table-cell office:value-type="float" office:value="31200499" calcext:value-type="float">
            <text:p>31200499</text:p>
          </table:table-cell>
          <table:table-cell office:value-type="string" calcext:value-type="string">
            <text:p>https://api.github.com/repos/mendersoftware/meta-mender</text:p>
          </table:table-cell>
          <table:table-cell table:formula="of:=REPLACE([.B4657]; 1; 29; &quot;&quot;)" office:value-type="string" office:string-value="mendersoftware/meta-mender" calcext:value-type="string">
            <text:p>mendersoftware/meta-mender</text:p>
          </table:table-cell>
        </table:table-row>
        <table:table-row table:style-name="ro1">
          <table:table-cell office:value-type="float" office:value="31210814" calcext:value-type="float">
            <text:p>31210814</text:p>
          </table:table-cell>
          <table:table-cell office:value-type="string" calcext:value-type="string">
            <text:p>https://api.github.com/repos/BBN-Q/QGL</text:p>
          </table:table-cell>
          <table:table-cell table:formula="of:=REPLACE([.B4658]; 1; 29; &quot;&quot;)" office:value-type="string" office:string-value="BBN-Q/QGL" calcext:value-type="string">
            <text:p>BBN-Q/QGL</text:p>
          </table:table-cell>
        </table:table-row>
        <table:table-row table:style-name="ro1">
          <table:table-cell office:value-type="float" office:value="31222642" calcext:value-type="float">
            <text:p>31222642</text:p>
          </table:table-cell>
          <table:table-cell office:value-type="string" calcext:value-type="string">
            <text:p>https://api.github.com/repos/chrisjrn/registrasion</text:p>
          </table:table-cell>
          <table:table-cell table:formula="of:=REPLACE([.B4659]; 1; 29; &quot;&quot;)" office:value-type="string" office:string-value="chrisjrn/registrasion" calcext:value-type="string">
            <text:p>chrisjrn/registrasion</text:p>
          </table:table-cell>
        </table:table-row>
        <table:table-row table:style-name="ro1">
          <table:table-cell office:value-type="float" office:value="31240745" calcext:value-type="float">
            <text:p>31240745</text:p>
          </table:table-cell>
          <table:table-cell office:value-type="string" calcext:value-type="string">
            <text:p>https://api.github.com/repos/awesto/django-shop</text:p>
          </table:table-cell>
          <table:table-cell table:formula="of:=REPLACE([.B4660]; 1; 29; &quot;&quot;)" office:value-type="string" office:string-value="awesto/django-shop" calcext:value-type="string">
            <text:p>awesto/django-shop</text:p>
          </table:table-cell>
        </table:table-row>
        <table:table-row table:style-name="ro1">
          <table:table-cell office:value-type="float" office:value="31249073" calcext:value-type="float">
            <text:p>31249073</text:p>
          </table:table-cell>
          <table:table-cell office:value-type="string" calcext:value-type="string">
            <text:p>https://api.github.com/repos/auroraguorui/Algorithms</text:p>
          </table:table-cell>
          <table:table-cell table:formula="of:=REPLACE([.B4661]; 1; 29; &quot;&quot;)" office:value-type="string" office:string-value="auroraguorui/Algorithms" calcext:value-type="string">
            <text:p>auroraguorui/Algorithms</text:p>
          </table:table-cell>
        </table:table-row>
        <table:table-row table:style-name="ro1">
          <table:table-cell office:value-type="float" office:value="31251745" calcext:value-type="float">
            <text:p>31251745</text:p>
          </table:table-cell>
          <table:table-cell office:value-type="string" calcext:value-type="string">
            <text:p>https://api.github.com/repos/ppwwyyxx/tensorpack</text:p>
          </table:table-cell>
          <table:table-cell table:formula="of:=REPLACE([.B4662]; 1; 29; &quot;&quot;)" office:value-type="string" office:string-value="ppwwyyxx/tensorpack" calcext:value-type="string">
            <text:p>ppwwyyxx/tensorpack</text:p>
          </table:table-cell>
        </table:table-row>
        <table:table-row table:style-name="ro1">
          <table:table-cell office:value-type="float" office:value="31288741" calcext:value-type="float">
            <text:p>31288741</text:p>
          </table:table-cell>
          <table:table-cell office:value-type="string" calcext:value-type="string">
            <text:p>https://api.github.com/repos/stoklund/cretonne</text:p>
          </table:table-cell>
          <table:table-cell table:formula="of:=REPLACE([.B4663]; 1; 29; &quot;&quot;)" office:value-type="string" office:string-value="stoklund/cretonne" calcext:value-type="string">
            <text:p>stoklund/cretonne</text:p>
          </table:table-cell>
        </table:table-row>
        <table:table-row table:style-name="ro1">
          <table:table-cell office:value-type="float" office:value="31305824" calcext:value-type="float">
            <text:p>31305824</text:p>
          </table:table-cell>
          <table:table-cell office:value-type="string" calcext:value-type="string">
            <text:p>https://api.github.com/repos/JoneXiong/DjangoX</text:p>
          </table:table-cell>
          <table:table-cell table:formula="of:=REPLACE([.B4664]; 1; 29; &quot;&quot;)" office:value-type="string" office:string-value="JoneXiong/DjangoX" calcext:value-type="string">
            <text:p>JoneXiong/DjangoX</text:p>
          </table:table-cell>
        </table:table-row>
        <table:table-row table:style-name="ro1">
          <table:table-cell office:value-type="float" office:value="31321356" calcext:value-type="float">
            <text:p>31321356</text:p>
          </table:table-cell>
          <table:table-cell office:value-type="string" calcext:value-type="string">
            <text:p>https://api.github.com/repos/hoburg/gpkit</text:p>
          </table:table-cell>
          <table:table-cell table:formula="of:=REPLACE([.B4665]; 1; 29; &quot;&quot;)" office:value-type="string" office:string-value="hoburg/gpkit" calcext:value-type="string">
            <text:p>hoburg/gpkit</text:p>
          </table:table-cell>
        </table:table-row>
        <table:table-row table:style-name="ro1">
          <table:table-cell office:value-type="float" office:value="31330177" calcext:value-type="float">
            <text:p>31330177</text:p>
          </table:table-cell>
          <table:table-cell office:value-type="string" calcext:value-type="string">
            <text:p>https://api.github.com/repos/EUDAT-B2STAGE/http-api</text:p>
          </table:table-cell>
          <table:table-cell table:formula="of:=REPLACE([.B4666]; 1; 29; &quot;&quot;)" office:value-type="string" office:string-value="EUDAT-B2STAGE/http-api" calcext:value-type="string">
            <text:p>EUDAT-B2STAGE/http-api</text:p>
          </table:table-cell>
        </table:table-row>
        <table:table-row table:style-name="ro1">
          <table:table-cell office:value-type="float" office:value="31340179" calcext:value-type="float">
            <text:p>31340179</text:p>
          </table:table-cell>
          <table:table-cell office:value-type="string" calcext:value-type="string">
            <text:p>https://api.github.com/repos/NYPL-Simplified/server_core</text:p>
          </table:table-cell>
          <table:table-cell table:formula="of:=REPLACE([.B4667]; 1; 29; &quot;&quot;)" office:value-type="string" office:string-value="NYPL-Simplified/server_core" calcext:value-type="string">
            <text:p>NYPL-Simplified/server_core</text:p>
          </table:table-cell>
        </table:table-row>
        <table:table-row table:style-name="ro1">
          <table:table-cell office:value-type="float" office:value="31340480" calcext:value-type="float">
            <text:p>31340480</text:p>
          </table:table-cell>
          <table:table-cell office:value-type="string" calcext:value-type="string">
            <text:p>https://api.github.com/repos/prodeko-mediakeisari/alumnirekisteri</text:p>
          </table:table-cell>
          <table:table-cell table:formula="of:=REPLACE([.B4668]; 1; 29; &quot;&quot;)" office:value-type="string" office:string-value="prodeko-mediakeisari/alumnirekisteri" calcext:value-type="string">
            <text:p>prodeko-mediakeisari/alumnirekisteri</text:p>
          </table:table-cell>
        </table:table-row>
        <table:table-row table:style-name="ro1">
          <table:table-cell office:value-type="float" office:value="31341808" calcext:value-type="float">
            <text:p>31341808</text:p>
          </table:table-cell>
          <table:table-cell office:value-type="string" calcext:value-type="string">
            <text:p>https://api.github.com/repos/osumo/osumo</text:p>
          </table:table-cell>
          <table:table-cell table:formula="of:=REPLACE([.B4669]; 1; 29; &quot;&quot;)" office:value-type="string" office:string-value="osumo/osumo" calcext:value-type="string">
            <text:p>osumo/osumo</text:p>
          </table:table-cell>
        </table:table-row>
        <table:table-row table:style-name="ro1">
          <table:table-cell office:value-type="float" office:value="31343224" calcext:value-type="float">
            <text:p>31343224</text:p>
          </table:table-cell>
          <table:table-cell office:value-type="string" calcext:value-type="string">
            <text:p>https://api.github.com/repos/NYPL-Simplified/circulation</text:p>
          </table:table-cell>
          <table:table-cell table:formula="of:=REPLACE([.B4670]; 1; 29; &quot;&quot;)" office:value-type="string" office:string-value="NYPL-Simplified/circulation" calcext:value-type="string">
            <text:p>NYPL-Simplified/circulation</text:p>
          </table:table-cell>
        </table:table-row>
        <table:table-row table:style-name="ro1">
          <table:table-cell office:value-type="float" office:value="31345924" calcext:value-type="float">
            <text:p>31345924</text:p>
          </table:table-cell>
          <table:table-cell office:value-type="string" calcext:value-type="string">
            <text:p>https://api.github.com/repos/NYPL-Simplified/metadata_wrangler</text:p>
          </table:table-cell>
          <table:table-cell table:formula="of:=REPLACE([.B4671]; 1; 29; &quot;&quot;)" office:value-type="string" office:string-value="NYPL-Simplified/metadata_wrangler" calcext:value-type="string">
            <text:p>NYPL-Simplified/metadata_wrangler</text:p>
          </table:table-cell>
        </table:table-row>
        <table:table-row table:style-name="ro1">
          <table:table-cell office:value-type="float" office:value="31350988" calcext:value-type="float">
            <text:p>31350988</text:p>
          </table:table-cell>
          <table:table-cell office:value-type="string" calcext:value-type="string">
            <text:p>https://api.github.com/repos/girder/girder_worker</text:p>
          </table:table-cell>
          <table:table-cell table:formula="of:=REPLACE([.B4672]; 1; 29; &quot;&quot;)" office:value-type="string" office:string-value="girder/girder_worker" calcext:value-type="string">
            <text:p>girder/girder_worker</text:p>
          </table:table-cell>
        </table:table-row>
        <table:table-row table:style-name="ro1">
          <table:table-cell office:value-type="float" office:value="31351377" calcext:value-type="float">
            <text:p>31351377</text:p>
          </table:table-cell>
          <table:table-cell office:value-type="string" calcext:value-type="string">
            <text:p>https://api.github.com/repos/graalvm/mx</text:p>
          </table:table-cell>
          <table:table-cell table:formula="of:=REPLACE([.B4673]; 1; 29; &quot;&quot;)" office:value-type="string" office:string-value="graalvm/mx" calcext:value-type="string">
            <text:p>graalvm/mx</text:p>
          </table:table-cell>
        </table:table-row>
        <table:table-row table:style-name="ro1">
          <table:table-cell office:value-type="float" office:value="31384843" calcext:value-type="float">
            <text:p>31384843</text:p>
          </table:table-cell>
          <table:table-cell office:value-type="string" calcext:value-type="string">
            <text:p>https://api.github.com/repos/fact-project/erna</text:p>
          </table:table-cell>
          <table:table-cell table:formula="of:=REPLACE([.B4674]; 1; 29; &quot;&quot;)" office:value-type="string" office:string-value="fact-project/erna" calcext:value-type="string">
            <text:p>fact-project/erna</text:p>
          </table:table-cell>
        </table:table-row>
        <table:table-row table:style-name="ro1">
          <table:table-cell office:value-type="float" office:value="31392050" calcext:value-type="float">
            <text:p>31392050</text:p>
          </table:table-cell>
          <table:table-cell office:value-type="string" calcext:value-type="string">
            <text:p>https://api.github.com/repos/NeovaHealth/nhclinical</text:p>
          </table:table-cell>
          <table:table-cell table:formula="of:=REPLACE([.B4675]; 1; 29; &quot;&quot;)" office:value-type="string" office:string-value="NeovaHealth/nhclinical" calcext:value-type="string">
            <text:p>NeovaHealth/nhclinical</text:p>
          </table:table-cell>
        </table:table-row>
        <table:table-row table:style-name="ro1">
          <table:table-cell office:value-type="float" office:value="31396468" calcext:value-type="float">
            <text:p>31396468</text:p>
          </table:table-cell>
          <table:table-cell office:value-type="string" calcext:value-type="string">
            <text:p>https://api.github.com/repos/praekelt/hellomama-registration</text:p>
          </table:table-cell>
          <table:table-cell table:formula="of:=REPLACE([.B4676]; 1; 29; &quot;&quot;)" office:value-type="string" office:string-value="praekelt/hellomama-registration" calcext:value-type="string">
            <text:p>praekelt/hellomama-registration</text:p>
          </table:table-cell>
        </table:table-row>
        <table:table-row table:style-name="ro1">
          <table:table-cell office:value-type="float" office:value="31400029" calcext:value-type="float">
            <text:p>31400029</text:p>
          </table:table-cell>
          <table:table-cell office:value-type="string" calcext:value-type="string">
            <text:p>https://api.github.com/repos/openearth/delft3d-gt-server</text:p>
          </table:table-cell>
          <table:table-cell table:formula="of:=REPLACE([.B4677]; 1; 29; &quot;&quot;)" office:value-type="string" office:string-value="openearth/delft3d-gt-server" calcext:value-type="string">
            <text:p>openearth/delft3d-gt-server</text:p>
          </table:table-cell>
        </table:table-row>
        <table:table-row table:style-name="ro1">
          <table:table-cell office:value-type="float" office:value="31414952" calcext:value-type="float">
            <text:p>31414952</text:p>
          </table:table-cell>
          <table:table-cell office:value-type="string" calcext:value-type="string">
            <text:p>https://api.github.com/repos/Som-Energia/somenergia-generationkwh</text:p>
          </table:table-cell>
          <table:table-cell table:formula="of:=REPLACE([.B4678]; 1; 29; &quot;&quot;)" office:value-type="string" office:string-value="Som-Energia/somenergia-generationkwh" calcext:value-type="string">
            <text:p>Som-Energia/somenergia-generationkwh</text:p>
          </table:table-cell>
        </table:table-row>
        <table:table-row table:style-name="ro1">
          <table:table-cell office:value-type="float" office:value="31446228" calcext:value-type="float">
            <text:p>31446228</text:p>
          </table:table-cell>
          <table:table-cell office:value-type="string" calcext:value-type="string">
            <text:p>https://api.github.com/repos/thzt/obsession</text:p>
          </table:table-cell>
          <table:table-cell table:formula="of:=REPLACE([.B4679]; 1; 29; &quot;&quot;)" office:value-type="string" office:string-value="thzt/obsession" calcext:value-type="string">
            <text:p>thzt/obsession</text:p>
          </table:table-cell>
        </table:table-row>
        <table:table-row table:style-name="ro1">
          <table:table-cell office:value-type="float" office:value="31452995" calcext:value-type="float">
            <text:p>31452995</text:p>
          </table:table-cell>
          <table:table-cell office:value-type="string" calcext:value-type="string">
            <text:p>https://api.github.com/repos/redapple0204/my-boring-python</text:p>
          </table:table-cell>
          <table:table-cell table:formula="of:=REPLACE([.B4680]; 1; 29; &quot;&quot;)" office:value-type="string" office:string-value="redapple0204/my-boring-python" calcext:value-type="string">
            <text:p>redapple0204/my-boring-python</text:p>
          </table:table-cell>
        </table:table-row>
        <table:table-row table:style-name="ro1">
          <table:table-cell office:value-type="float" office:value="31454854" calcext:value-type="float">
            <text:p>31454854</text:p>
          </table:table-cell>
          <table:table-cell office:value-type="string" calcext:value-type="string">
            <text:p>https://api.github.com/repos/coopengo/trytond</text:p>
          </table:table-cell>
          <table:table-cell table:formula="of:=REPLACE([.B4681]; 1; 29; &quot;&quot;)" office:value-type="string" office:string-value="coopengo/trytond" calcext:value-type="string">
            <text:p>coopengo/trytond</text:p>
          </table:table-cell>
        </table:table-row>
        <table:table-row table:style-name="ro1">
          <table:table-cell office:value-type="float" office:value="31510211" calcext:value-type="float">
            <text:p>31510211</text:p>
          </table:table-cell>
          <table:table-cell office:value-type="string" calcext:value-type="string">
            <text:p>https://api.github.com/repos/fact-project/shifthelper</text:p>
          </table:table-cell>
          <table:table-cell table:formula="of:=REPLACE([.B4682]; 1; 29; &quot;&quot;)" office:value-type="string" office:string-value="fact-project/shifthelper" calcext:value-type="string">
            <text:p>fact-project/shifthelper</text:p>
          </table:table-cell>
        </table:table-row>
        <table:table-row table:style-name="ro1">
          <table:table-cell office:value-type="float" office:value="31511648" calcext:value-type="float">
            <text:p>31511648</text:p>
          </table:table-cell>
          <table:table-cell office:value-type="string" calcext:value-type="string">
            <text:p>https://api.github.com/repos/rancher/community-catalog</text:p>
          </table:table-cell>
          <table:table-cell table:formula="of:=REPLACE([.B4683]; 1; 29; &quot;&quot;)" office:value-type="string" office:string-value="rancher/community-catalog" calcext:value-type="string">
            <text:p>rancher/community-catalog</text:p>
          </table:table-cell>
        </table:table-row>
        <table:table-row table:style-name="ro1">
          <table:table-cell office:value-type="float" office:value="31511959" calcext:value-type="float">
            <text:p>31511959</text:p>
          </table:table-cell>
          <table:table-cell office:value-type="string" calcext:value-type="string">
            <text:p>https://api.github.com/repos/sh1ng/arboretum</text:p>
          </table:table-cell>
          <table:table-cell table:formula="of:=REPLACE([.B4684]; 1; 29; &quot;&quot;)" office:value-type="string" office:string-value="sh1ng/arboretum" calcext:value-type="string">
            <text:p>sh1ng/arboretum</text:p>
          </table:table-cell>
        </table:table-row>
        <table:table-row table:style-name="ro1">
          <table:table-cell office:value-type="float" office:value="31520828" calcext:value-type="float">
            <text:p>31520828</text:p>
          </table:table-cell>
          <table:table-cell office:value-type="string" calcext:value-type="string">
            <text:p>https://api.github.com/repos/romana/romana</text:p>
          </table:table-cell>
          <table:table-cell table:formula="of:=REPLACE([.B4685]; 1; 29; &quot;&quot;)" office:value-type="string" office:string-value="romana/romana" calcext:value-type="string">
            <text:p>romana/romana</text:p>
          </table:table-cell>
        </table:table-row>
        <table:table-row table:style-name="ro1">
          <table:table-cell office:value-type="float" office:value="31525113" calcext:value-type="float">
            <text:p>31525113</text:p>
          </table:table-cell>
          <table:table-cell office:value-type="string" calcext:value-type="string">
            <text:p>https://api.github.com/repos/jacebrowning/coverage-space</text:p>
          </table:table-cell>
          <table:table-cell table:formula="of:=REPLACE([.B4686]; 1; 29; &quot;&quot;)" office:value-type="string" office:string-value="jacebrowning/coverage-space" calcext:value-type="string">
            <text:p>jacebrowning/coverage-space</text:p>
          </table:table-cell>
        </table:table-row>
        <table:table-row table:style-name="ro1">
          <table:table-cell office:value-type="float" office:value="31534641" calcext:value-type="float">
            <text:p>31534641</text:p>
          </table:table-cell>
          <table:table-cell office:value-type="string" calcext:value-type="string">
            <text:p>https://api.github.com/repos/mamh-android/aais</text:p>
          </table:table-cell>
          <table:table-cell table:formula="of:=REPLACE([.B4687]; 1; 29; &quot;&quot;)" office:value-type="string" office:string-value="mamh-android/aais" calcext:value-type="string">
            <text:p>mamh-android/aais</text:p>
          </table:table-cell>
        </table:table-row>
        <table:table-row table:style-name="ro1">
          <table:table-cell office:value-type="float" office:value="31544499" calcext:value-type="float">
            <text:p>31544499</text:p>
          </table:table-cell>
          <table:table-cell office:value-type="string" calcext:value-type="string">
            <text:p>https://api.github.com/repos/pywr/pywr</text:p>
          </table:table-cell>
          <table:table-cell table:formula="of:=REPLACE([.B4688]; 1; 29; &quot;&quot;)" office:value-type="string" office:string-value="pywr/pywr" calcext:value-type="string">
            <text:p>pywr/pywr</text:p>
          </table:table-cell>
        </table:table-row>
        <table:table-row table:style-name="ro1">
          <table:table-cell office:value-type="float" office:value="31557588" calcext:value-type="float">
            <text:p>31557588</text:p>
          </table:table-cell>
          <table:table-cell office:value-type="string" calcext:value-type="string">
            <text:p>https://api.github.com/repos/oemof/oemof</text:p>
          </table:table-cell>
          <table:table-cell table:formula="of:=REPLACE([.B4689]; 1; 29; &quot;&quot;)" office:value-type="string" office:string-value="oemof/oemof" calcext:value-type="string">
            <text:p>oemof/oemof</text:p>
          </table:table-cell>
        </table:table-row>
        <table:table-row table:style-name="ro1">
          <table:table-cell office:value-type="float" office:value="31593804" calcext:value-type="float">
            <text:p>31593804</text:p>
          </table:table-cell>
          <table:table-cell office:value-type="string" calcext:value-type="string">
            <text:p>https://api.github.com/repos/WLANThermo/WLANThermo_v2</text:p>
          </table:table-cell>
          <table:table-cell table:formula="of:=REPLACE([.B4690]; 1; 29; &quot;&quot;)" office:value-type="string" office:string-value="WLANThermo/WLANThermo_v2" calcext:value-type="string">
            <text:p>WLANThermo/WLANThermo_v2</text:p>
          </table:table-cell>
        </table:table-row>
        <table:table-row table:style-name="ro1">
          <table:table-cell office:value-type="float" office:value="31657027" calcext:value-type="float">
            <text:p>31657027</text:p>
          </table:table-cell>
          <table:table-cell office:value-type="string" calcext:value-type="string">
            <text:p>https://api.github.com/repos/firedrakeproject/tsfc</text:p>
          </table:table-cell>
          <table:table-cell table:formula="of:=REPLACE([.B4691]; 1; 29; &quot;&quot;)" office:value-type="string" office:string-value="firedrakeproject/tsfc" calcext:value-type="string">
            <text:p>firedrakeproject/tsfc</text:p>
          </table:table-cell>
        </table:table-row>
        <table:table-row table:style-name="ro1">
          <table:table-cell office:value-type="float" office:value="31658371" calcext:value-type="float">
            <text:p>31658371</text:p>
          </table:table-cell>
          <table:table-cell office:value-type="string" calcext:value-type="string">
            <text:p>https://api.github.com/repos/jarun/googler</text:p>
          </table:table-cell>
          <table:table-cell table:formula="of:=REPLACE([.B4692]; 1; 29; &quot;&quot;)" office:value-type="string" office:string-value="jarun/googler" calcext:value-type="string">
            <text:p>jarun/googler</text:p>
          </table:table-cell>
        </table:table-row>
        <table:table-row table:style-name="ro1">
          <table:table-cell office:value-type="float" office:value="31665062" calcext:value-type="float">
            <text:p>31665062</text:p>
          </table:table-cell>
          <table:table-cell office:value-type="string" calcext:value-type="string">
            <text:p>https://api.github.com/repos/drugdata/D3R</text:p>
          </table:table-cell>
          <table:table-cell table:formula="of:=REPLACE([.B4693]; 1; 29; &quot;&quot;)" office:value-type="string" office:string-value="drugdata/D3R" calcext:value-type="string">
            <text:p>drugdata/D3R</text:p>
          </table:table-cell>
        </table:table-row>
        <table:table-row table:style-name="ro1">
          <table:table-cell office:value-type="float" office:value="31668163" calcext:value-type="float">
            <text:p>31668163</text:p>
          </table:table-cell>
          <table:table-cell office:value-type="string" calcext:value-type="string">
            <text:p>https://api.github.com/repos/sibis-platform/ncanda-data-integration</text:p>
          </table:table-cell>
          <table:table-cell table:formula="of:=REPLACE([.B4694]; 1; 29; &quot;&quot;)" office:value-type="string" office:string-value="sibis-platform/ncanda-data-integration" calcext:value-type="string">
            <text:p>sibis-platform/ncanda-data-integration</text:p>
          </table:table-cell>
        </table:table-row>
        <table:table-row table:style-name="ro1">
          <table:table-cell office:value-type="float" office:value="31670054" calcext:value-type="float">
            <text:p>31670054</text:p>
          </table:table-cell>
          <table:table-cell office:value-type="string" calcext:value-type="string">
            <text:p>https://api.github.com/repos/Peilin-Yang/boundary_theory</text:p>
          </table:table-cell>
          <table:table-cell table:formula="of:=REPLACE([.B4695]; 1; 29; &quot;&quot;)" office:value-type="string" office:string-value="Peilin-Yang/boundary_theory" calcext:value-type="string">
            <text:p>Peilin-Yang/boundary_theory</text:p>
          </table:table-cell>
        </table:table-row>
        <table:table-row table:style-name="ro1">
          <table:table-cell office:value-type="float" office:value="31678889" calcext:value-type="float">
            <text:p>31678889</text:p>
          </table:table-cell>
          <table:table-cell office:value-type="string" calcext:value-type="string">
            <text:p>https://api.github.com/repos/aimacode/aima-python</text:p>
          </table:table-cell>
          <table:table-cell table:formula="of:=REPLACE([.B4696]; 1; 29; &quot;&quot;)" office:value-type="string" office:string-value="aimacode/aima-python" calcext:value-type="string">
            <text:p>aimacode/aima-python</text:p>
          </table:table-cell>
        </table:table-row>
        <table:table-row table:style-name="ro1">
          <table:table-cell office:value-type="float" office:value="31690426" calcext:value-type="float">
            <text:p>31690426</text:p>
          </table:table-cell>
          <table:table-cell office:value-type="string" calcext:value-type="string">
            <text:p>https://api.github.com/repos/zhanglongqi/Hybrid-Grid-EIRP-04</text:p>
          </table:table-cell>
          <table:table-cell table:formula="of:=REPLACE([.B4697]; 1; 29; &quot;&quot;)" office:value-type="string" office:string-value="zhanglongqi/Hybrid-Grid-EIRP-04" calcext:value-type="string">
            <text:p>zhanglongqi/Hybrid-Grid-EIRP-04</text:p>
          </table:table-cell>
        </table:table-row>
        <table:table-row table:style-name="ro1">
          <table:table-cell office:value-type="float" office:value="31691845" calcext:value-type="float">
            <text:p>31691845</text:p>
          </table:table-cell>
          <table:table-cell office:value-type="string" calcext:value-type="string">
            <text:p>https://api.github.com/repos/walles/px</text:p>
          </table:table-cell>
          <table:table-cell table:formula="of:=REPLACE([.B4698]; 1; 29; &quot;&quot;)" office:value-type="string" office:string-value="walles/px" calcext:value-type="string">
            <text:p>walles/px</text:p>
          </table:table-cell>
        </table:table-row>
        <table:table-row table:style-name="ro1">
          <table:table-cell office:value-type="float" office:value="31704300" calcext:value-type="float">
            <text:p>31704300</text:p>
          </table:table-cell>
          <table:table-cell office:value-type="string" calcext:value-type="string">
            <text:p>https://api.github.com/repos/XENON1T/hax</text:p>
          </table:table-cell>
          <table:table-cell table:formula="of:=REPLACE([.B4699]; 1; 29; &quot;&quot;)" office:value-type="string" office:string-value="XENON1T/hax" calcext:value-type="string">
            <text:p>XENON1T/hax</text:p>
          </table:table-cell>
        </table:table-row>
        <table:table-row table:style-name="ro1">
          <table:table-cell office:value-type="float" office:value="31709361" calcext:value-type="float">
            <text:p>31709361</text:p>
          </table:table-cell>
          <table:table-cell office:value-type="string" calcext:value-type="string">
            <text:p>https://api.github.com/repos/FXIhub/hummingbird</text:p>
          </table:table-cell>
          <table:table-cell table:formula="of:=REPLACE([.B4700]; 1; 29; &quot;&quot;)" office:value-type="string" office:string-value="FXIhub/hummingbird" calcext:value-type="string">
            <text:p>FXIhub/hummingbird</text:p>
          </table:table-cell>
        </table:table-row>
        <table:table-row table:style-name="ro1">
          <table:table-cell office:value-type="float" office:value="31784894" calcext:value-type="float">
            <text:p>31784894</text:p>
          </table:table-cell>
          <table:table-cell office:value-type="string" calcext:value-type="string">
            <text:p>https://api.github.com/repos/StingraySoftware/stingray</text:p>
          </table:table-cell>
          <table:table-cell table:formula="of:=REPLACE([.B4701]; 1; 29; &quot;&quot;)" office:value-type="string" office:string-value="StingraySoftware/stingray" calcext:value-type="string">
            <text:p>StingraySoftware/stingray</text:p>
          </table:table-cell>
        </table:table-row>
        <table:table-row table:style-name="ro1">
          <table:table-cell office:value-type="float" office:value="31799477" calcext:value-type="float">
            <text:p>31799477</text:p>
          </table:table-cell>
          <table:table-cell office:value-type="string" calcext:value-type="string">
            <text:p>https://api.github.com/repos/flika-org/flika</text:p>
          </table:table-cell>
          <table:table-cell table:formula="of:=REPLACE([.B4702]; 1; 29; &quot;&quot;)" office:value-type="string" office:string-value="flika-org/flika" calcext:value-type="string">
            <text:p>flika-org/flika</text:p>
          </table:table-cell>
        </table:table-row>
        <table:table-row table:style-name="ro1">
          <table:table-cell office:value-type="float" office:value="31799594" calcext:value-type="float">
            <text:p>31799594</text:p>
          </table:table-cell>
          <table:table-cell office:value-type="string" calcext:value-type="string">
            <text:p>https://api.github.com/repos/neurodata/ndmg</text:p>
          </table:table-cell>
          <table:table-cell table:formula="of:=REPLACE([.B4703]; 1; 29; &quot;&quot;)" office:value-type="string" office:string-value="neurodata/ndmg" calcext:value-type="string">
            <text:p>neurodata/ndmg</text:p>
          </table:table-cell>
        </table:table-row>
        <table:table-row table:style-name="ro1">
          <table:table-cell office:value-type="float" office:value="31803769" calcext:value-type="float">
            <text:p>31803769</text:p>
          </table:table-cell>
          <table:table-cell office:value-type="string" calcext:value-type="string">
            <text:p>https://api.github.com/repos/waggle-sensor/waggle_image</text:p>
          </table:table-cell>
          <table:table-cell table:formula="of:=REPLACE([.B4704]; 1; 29; &quot;&quot;)" office:value-type="string" office:string-value="waggle-sensor/waggle_image" calcext:value-type="string">
            <text:p>waggle-sensor/waggle_image</text:p>
          </table:table-cell>
        </table:table-row>
        <table:table-row table:style-name="ro1">
          <table:table-cell office:value-type="float" office:value="31804438" calcext:value-type="float">
            <text:p>31804438</text:p>
          </table:table-cell>
          <table:table-cell office:value-type="string" calcext:value-type="string">
            <text:p>https://api.github.com/repos/neurodata/ndio</text:p>
          </table:table-cell>
          <table:table-cell table:formula="of:=REPLACE([.B4705]; 1; 29; &quot;&quot;)" office:value-type="string" office:string-value="neurodata/ndio" calcext:value-type="string">
            <text:p>neurodata/ndio</text:p>
          </table:table-cell>
        </table:table-row>
        <table:table-row table:style-name="ro1">
          <table:table-cell office:value-type="float" office:value="31810056" calcext:value-type="float">
            <text:p>31810056</text:p>
          </table:table-cell>
          <table:table-cell office:value-type="string" calcext:value-type="string">
            <text:p>https://api.github.com/repos/tensorflow/models</text:p>
          </table:table-cell>
          <table:table-cell table:formula="of:=REPLACE([.B4706]; 1; 29; &quot;&quot;)" office:value-type="string" office:string-value="tensorflow/models" calcext:value-type="string">
            <text:p>tensorflow/models</text:p>
          </table:table-cell>
        </table:table-row>
        <table:table-row table:style-name="ro1">
          <table:table-cell office:value-type="float" office:value="31843588" calcext:value-type="float">
            <text:p>31843588</text:p>
          </table:table-cell>
          <table:table-cell office:value-type="string" calcext:value-type="string">
            <text:p>https://api.github.com/repos/LinuxOSsk/Shakal-NG</text:p>
          </table:table-cell>
          <table:table-cell table:formula="of:=REPLACE([.B4707]; 1; 29; &quot;&quot;)" office:value-type="string" office:string-value="LinuxOSsk/Shakal-NG" calcext:value-type="string">
            <text:p>LinuxOSsk/Shakal-NG</text:p>
          </table:table-cell>
        </table:table-row>
        <table:table-row table:style-name="ro1">
          <table:table-cell office:value-type="float" office:value="31845847" calcext:value-type="float">
            <text:p>31845847</text:p>
          </table:table-cell>
          <table:table-cell office:value-type="string" calcext:value-type="string">
            <text:p>https://api.github.com/repos/ChrisCummins/phd</text:p>
          </table:table-cell>
          <table:table-cell table:formula="of:=REPLACE([.B4708]; 1; 29; &quot;&quot;)" office:value-type="string" office:string-value="ChrisCummins/phd" calcext:value-type="string">
            <text:p>ChrisCummins/phd</text:p>
          </table:table-cell>
        </table:table-row>
        <table:table-row table:style-name="ro1">
          <table:table-cell office:value-type="float" office:value="31849981" calcext:value-type="float">
            <text:p>31849981</text:p>
          </table:table-cell>
          <table:table-cell office:value-type="string" calcext:value-type="string">
            <text:p>https://api.github.com/repos/lsst-dm/dm_dev_guide</text:p>
          </table:table-cell>
          <table:table-cell table:formula="of:=REPLACE([.B4709]; 1; 29; &quot;&quot;)" office:value-type="string" office:string-value="lsst-dm/dm_dev_guide" calcext:value-type="string">
            <text:p>lsst-dm/dm_dev_guide</text:p>
          </table:table-cell>
        </table:table-row>
        <table:table-row table:style-name="ro1">
          <table:table-cell office:value-type="float" office:value="31851528" calcext:value-type="float">
            <text:p>31851528</text:p>
          </table:table-cell>
          <table:table-cell office:value-type="string" calcext:value-type="string">
            <text:p>https://api.github.com/repos/mozilla/addons-server</text:p>
          </table:table-cell>
          <table:table-cell table:formula="of:=REPLACE([.B4710]; 1; 29; &quot;&quot;)" office:value-type="string" office:string-value="mozilla/addons-server" calcext:value-type="string">
            <text:p>mozilla/addons-server</text:p>
          </table:table-cell>
        </table:table-row>
        <table:table-row table:style-name="ro1">
          <table:table-cell office:value-type="float" office:value="31854348" calcext:value-type="float">
            <text:p>31854348</text:p>
          </table:table-cell>
          <table:table-cell office:value-type="string" calcext:value-type="string">
            <text:p>https://api.github.com/repos/Ghostkeeper/Luna</text:p>
          </table:table-cell>
          <table:table-cell table:formula="of:=REPLACE([.B4711]; 1; 29; &quot;&quot;)" office:value-type="string" office:string-value="Ghostkeeper/Luna" calcext:value-type="string">
            <text:p>Ghostkeeper/Luna</text:p>
          </table:table-cell>
        </table:table-row>
        <table:table-row table:style-name="ro1">
          <table:table-cell office:value-type="float" office:value="31881117" calcext:value-type="float">
            <text:p>31881117</text:p>
          </table:table-cell>
          <table:table-cell office:value-type="string" calcext:value-type="string">
            <text:p>https://api.github.com/repos/xpdAcq/xpdAcq</text:p>
          </table:table-cell>
          <table:table-cell table:formula="of:=REPLACE([.B4712]; 1; 29; &quot;&quot;)" office:value-type="string" office:string-value="xpdAcq/xpdAcq" calcext:value-type="string">
            <text:p>xpdAcq/xpdAcq</text:p>
          </table:table-cell>
        </table:table-row>
        <table:table-row table:style-name="ro1">
          <table:table-cell office:value-type="float" office:value="31890380" calcext:value-type="float">
            <text:p>31890380</text:p>
          </table:table-cell>
          <table:table-cell office:value-type="string" calcext:value-type="string">
            <text:p>https://api.github.com/repos/aio-libs/multidict</text:p>
          </table:table-cell>
          <table:table-cell table:formula="of:=REPLACE([.B4713]; 1; 29; &quot;&quot;)" office:value-type="string" office:string-value="aio-libs/multidict" calcext:value-type="string">
            <text:p>aio-libs/multidict</text:p>
          </table:table-cell>
        </table:table-row>
        <table:table-row table:style-name="ro1">
          <table:table-cell office:value-type="float" office:value="31907102" calcext:value-type="float">
            <text:p>31907102</text:p>
          </table:table-cell>
          <table:table-cell office:value-type="string" calcext:value-type="string">
            <text:p>https://api.github.com/repos/neurodata/ndstore</text:p>
          </table:table-cell>
          <table:table-cell table:formula="of:=REPLACE([.B4714]; 1; 29; &quot;&quot;)" office:value-type="string" office:string-value="neurodata/ndstore" calcext:value-type="string">
            <text:p>neurodata/ndstore</text:p>
          </table:table-cell>
        </table:table-row>
        <table:table-row table:style-name="ro1">
          <table:table-cell office:value-type="float" office:value="31990776" calcext:value-type="float">
            <text:p>31990776</text:p>
          </table:table-cell>
          <table:table-cell office:value-type="string" calcext:value-type="string">
            <text:p>https://api.github.com/repos/dask/distributed</text:p>
          </table:table-cell>
          <table:table-cell table:formula="of:=REPLACE([.B4715]; 1; 29; &quot;&quot;)" office:value-type="string" office:string-value="dask/distributed" calcext:value-type="string">
            <text:p>dask/distributed</text:p>
          </table:table-cell>
        </table:table-row>
        <table:table-row table:style-name="ro1">
          <table:table-cell office:value-type="float" office:value="32030959" calcext:value-type="float">
            <text:p>32030959</text:p>
          </table:table-cell>
          <table:table-cell office:value-type="string" calcext:value-type="string">
            <text:p>https://api.github.com/repos/mozilla/telemetry-analysis-service</text:p>
          </table:table-cell>
          <table:table-cell table:formula="of:=REPLACE([.B4716]; 1; 29; &quot;&quot;)" office:value-type="string" office:string-value="mozilla/telemetry-analysis-service" calcext:value-type="string">
            <text:p>mozilla/telemetry-analysis-service</text:p>
          </table:table-cell>
        </table:table-row>
        <table:table-row table:style-name="ro1">
          <table:table-cell office:value-type="float" office:value="32043917" calcext:value-type="float">
            <text:p>32043917</text:p>
          </table:table-cell>
          <table:table-cell office:value-type="string" calcext:value-type="string">
            <text:p>https://api.github.com/repos/ISG-ICS/cloudberry</text:p>
          </table:table-cell>
          <table:table-cell table:formula="of:=REPLACE([.B4717]; 1; 29; &quot;&quot;)" office:value-type="string" office:string-value="ISG-ICS/cloudberry" calcext:value-type="string">
            <text:p>ISG-ICS/cloudberry</text:p>
          </table:table-cell>
        </table:table-row>
        <table:table-row table:style-name="ro1">
          <table:table-cell office:value-type="float" office:value="32046380" calcext:value-type="float">
            <text:p>32046380</text:p>
          </table:table-cell>
          <table:table-cell office:value-type="string" calcext:value-type="string">
            <text:p>https://api.github.com/repos/deepchem/deepchem</text:p>
          </table:table-cell>
          <table:table-cell table:formula="of:=REPLACE([.B4718]; 1; 29; &quot;&quot;)" office:value-type="string" office:string-value="deepchem/deepchem" calcext:value-type="string">
            <text:p>deepchem/deepchem</text:p>
          </table:table-cell>
        </table:table-row>
        <table:table-row table:style-name="ro1">
          <table:table-cell office:value-type="float" office:value="32074540" calcext:value-type="float">
            <text:p>32074540</text:p>
          </table:table-cell>
          <table:table-cell office:value-type="string" calcext:value-type="string">
            <text:p>https://api.github.com/repos/F5Networks/f5-common-python</text:p>
          </table:table-cell>
          <table:table-cell table:formula="of:=REPLACE([.B4719]; 1; 29; &quot;&quot;)" office:value-type="string" office:string-value="F5Networks/f5-common-python" calcext:value-type="string">
            <text:p>F5Networks/f5-common-python</text:p>
          </table:table-cell>
        </table:table-row>
        <table:table-row table:style-name="ro1">
          <table:table-cell office:value-type="float" office:value="32076440" calcext:value-type="float">
            <text:p>32076440</text:p>
          </table:table-cell>
          <table:table-cell office:value-type="string" calcext:value-type="string">
            <text:p>https://api.github.com/repos/dask/dask</text:p>
          </table:table-cell>
          <table:table-cell table:formula="of:=REPLACE([.B4720]; 1; 29; &quot;&quot;)" office:value-type="string" office:string-value="dask/dask" calcext:value-type="string">
            <text:p>dask/dask</text:p>
          </table:table-cell>
        </table:table-row>
        <table:table-row table:style-name="ro1">
          <table:table-cell office:value-type="float" office:value="32104962" calcext:value-type="float">
            <text:p>32104962</text:p>
          </table:table-cell>
          <table:table-cell office:value-type="string" calcext:value-type="string">
            <text:p>https://api.github.com/repos/aio-libs/aiobotocore</text:p>
          </table:table-cell>
          <table:table-cell table:formula="of:=REPLACE([.B4721]; 1; 29; &quot;&quot;)" office:value-type="string" office:string-value="aio-libs/aiobotocore" calcext:value-type="string">
            <text:p>aio-libs/aiobotocore</text:p>
          </table:table-cell>
        </table:table-row>
        <table:table-row table:style-name="ro1">
          <table:table-cell office:value-type="float" office:value="32113797" calcext:value-type="float">
            <text:p>32113797</text:p>
          </table:table-cell>
          <table:table-cell office:value-type="string" calcext:value-type="string">
            <text:p>https://api.github.com/repos/datacamp/pythonwhat</text:p>
          </table:table-cell>
          <table:table-cell table:formula="of:=REPLACE([.B4722]; 1; 29; &quot;&quot;)" office:value-type="string" office:string-value="datacamp/pythonwhat" calcext:value-type="string">
            <text:p>datacamp/pythonwhat</text:p>
          </table:table-cell>
        </table:table-row>
        <table:table-row table:style-name="ro1">
          <table:table-cell office:value-type="float" office:value="32121952" calcext:value-type="float">
            <text:p>32121952</text:p>
          </table:table-cell>
          <table:table-cell office:value-type="string" calcext:value-type="string">
            <text:p>https://api.github.com/repos/conda/constructor</text:p>
          </table:table-cell>
          <table:table-cell table:formula="of:=REPLACE([.B4723]; 1; 29; &quot;&quot;)" office:value-type="string" office:string-value="conda/constructor" calcext:value-type="string">
            <text:p>conda/constructor</text:p>
          </table:table-cell>
        </table:table-row>
        <table:table-row table:style-name="ro1">
          <table:table-cell office:value-type="float" office:value="32212171" calcext:value-type="float">
            <text:p>32212171</text:p>
          </table:table-cell>
          <table:table-cell office:value-type="string" calcext:value-type="string">
            <text:p>https://api.github.com/repos/Neo23x0/signature-base</text:p>
          </table:table-cell>
          <table:table-cell table:formula="of:=REPLACE([.B4724]; 1; 29; &quot;&quot;)" office:value-type="string" office:string-value="Neo23x0/signature-base" calcext:value-type="string">
            <text:p>Neo23x0/signature-base</text:p>
          </table:table-cell>
        </table:table-row>
        <table:table-row table:style-name="ro1">
          <table:table-cell office:value-type="float" office:value="32245217" calcext:value-type="float">
            <text:p>32245217</text:p>
          </table:table-cell>
          <table:table-cell office:value-type="string" calcext:value-type="string">
            <text:p>https://api.github.com/repos/her0e1c1/pystock</text:p>
          </table:table-cell>
          <table:table-cell table:formula="of:=REPLACE([.B4725]; 1; 29; &quot;&quot;)" office:value-type="string" office:string-value="her0e1c1/pystock" calcext:value-type="string">
            <text:p>her0e1c1/pystock</text:p>
          </table:table-cell>
        </table:table-row>
        <table:table-row table:style-name="ro1">
          <table:table-cell office:value-type="float" office:value="32253204" calcext:value-type="float">
            <text:p>32253204</text:p>
          </table:table-cell>
          <table:table-cell office:value-type="string" calcext:value-type="string">
            <text:p>https://api.github.com/repos/blockstack/blockstack-server</text:p>
          </table:table-cell>
          <table:table-cell table:formula="of:=REPLACE([.B4726]; 1; 29; &quot;&quot;)" office:value-type="string" office:string-value="blockstack/blockstack-server" calcext:value-type="string">
            <text:p>blockstack/blockstack-server</text:p>
          </table:table-cell>
        </table:table-row>
        <table:table-row table:style-name="ro1">
          <table:table-cell office:value-type="float" office:value="32277030" calcext:value-type="float">
            <text:p>32277030</text:p>
          </table:table-cell>
          <table:table-cell office:value-type="string" calcext:value-type="string">
            <text:p>https://api.github.com/repos/scitran/core</text:p>
          </table:table-cell>
          <table:table-cell table:formula="of:=REPLACE([.B4727]; 1; 29; &quot;&quot;)" office:value-type="string" office:string-value="scitran/core" calcext:value-type="string">
            <text:p>scitran/core</text:p>
          </table:table-cell>
        </table:table-row>
        <table:table-row table:style-name="ro1">
          <table:table-cell office:value-type="float" office:value="32301486" calcext:value-type="float">
            <text:p>32301486</text:p>
          </table:table-cell>
          <table:table-cell office:value-type="string" calcext:value-type="string">
            <text:p>https://api.github.com/repos/thetisproject/thetis</text:p>
          </table:table-cell>
          <table:table-cell table:formula="of:=REPLACE([.B4728]; 1; 29; &quot;&quot;)" office:value-type="string" office:string-value="thetisproject/thetis" calcext:value-type="string">
            <text:p>thetisproject/thetis</text:p>
          </table:table-cell>
        </table:table-row>
        <table:table-row table:style-name="ro1">
          <table:table-cell office:value-type="float" office:value="32354218" calcext:value-type="float">
            <text:p>32354218</text:p>
          </table:table-cell>
          <table:table-cell office:value-type="string" calcext:value-type="string">
            <text:p>https://api.github.com/repos/QualiSystems/cloudshell-networking-cisco</text:p>
          </table:table-cell>
          <table:table-cell table:formula="of:=REPLACE([.B4729]; 1; 29; &quot;&quot;)" office:value-type="string" office:string-value="QualiSystems/cloudshell-networking-cisco" calcext:value-type="string">
            <text:p>QualiSystems/cloudshell-networking-cisco</text:p>
          </table:table-cell>
        </table:table-row>
        <table:table-row table:style-name="ro1">
          <table:table-cell office:value-type="float" office:value="32358792" calcext:value-type="float">
            <text:p>32358792</text:p>
          </table:table-cell>
          <table:table-cell office:value-type="string" calcext:value-type="string">
            <text:p>https://api.github.com/repos/Juniper/contrail-test-ci</text:p>
          </table:table-cell>
          <table:table-cell table:formula="of:=REPLACE([.B4730]; 1; 29; &quot;&quot;)" office:value-type="string" office:string-value="Juniper/contrail-test-ci" calcext:value-type="string">
            <text:p>Juniper/contrail-test-ci</text:p>
          </table:table-cell>
        </table:table-row>
        <table:table-row table:style-name="ro1">
          <table:table-cell office:value-type="float" office:value="32377697" calcext:value-type="float">
            <text:p>32377697</text:p>
          </table:table-cell>
          <table:table-cell office:value-type="string" calcext:value-type="string">
            <text:p>https://api.github.com/repos/Chion82/hello-old-driver</text:p>
          </table:table-cell>
          <table:table-cell table:formula="of:=REPLACE([.B4731]; 1; 29; &quot;&quot;)" office:value-type="string" office:string-value="Chion82/hello-old-driver" calcext:value-type="string">
            <text:p>Chion82/hello-old-driver</text:p>
          </table:table-cell>
        </table:table-row>
        <table:table-row table:style-name="ro1">
          <table:table-cell office:value-type="float" office:value="32384213" calcext:value-type="float">
            <text:p>32384213</text:p>
          </table:table-cell>
          <table:table-cell office:value-type="string" calcext:value-type="string">
            <text:p>https://api.github.com/repos/alimon/poky</text:p>
          </table:table-cell>
          <table:table-cell table:formula="of:=REPLACE([.B4732]; 1; 29; &quot;&quot;)" office:value-type="string" office:string-value="alimon/poky" calcext:value-type="string">
            <text:p>alimon/poky</text:p>
          </table:table-cell>
        </table:table-row>
        <table:table-row table:style-name="ro1">
          <table:table-cell office:value-type="float" office:value="32414317" calcext:value-type="float">
            <text:p>32414317</text:p>
          </table:table-cell>
          <table:table-cell office:value-type="string" calcext:value-type="string">
            <text:p>https://api.github.com/repos/python/mypy</text:p>
          </table:table-cell>
          <table:table-cell table:formula="of:=REPLACE([.B4733]; 1; 29; &quot;&quot;)" office:value-type="string" office:string-value="python/mypy" calcext:value-type="string">
            <text:p>python/mypy</text:p>
          </table:table-cell>
        </table:table-row>
        <table:table-row table:style-name="ro1">
          <table:table-cell office:value-type="float" office:value="32424650" calcext:value-type="float">
            <text:p>32424650</text:p>
          </table:table-cell>
          <table:table-cell office:value-type="string" calcext:value-type="string">
            <text:p>https://api.github.com/repos/korcankaraokcu/PINCE</text:p>
          </table:table-cell>
          <table:table-cell table:formula="of:=REPLACE([.B4734]; 1; 29; &quot;&quot;)" office:value-type="string" office:string-value="korcankaraokcu/PINCE" calcext:value-type="string">
            <text:p>korcankaraokcu/PINCE</text:p>
          </table:table-cell>
        </table:table-row>
        <table:table-row table:style-name="ro1">
          <table:table-cell office:value-type="float" office:value="32531603" calcext:value-type="float">
            <text:p>32531603</text:p>
          </table:table-cell>
          <table:table-cell office:value-type="string" calcext:value-type="string">
            <text:p>https://api.github.com/repos/andydandy74/ClockworkForDynamo</text:p>
          </table:table-cell>
          <table:table-cell table:formula="of:=REPLACE([.B4735]; 1; 29; &quot;&quot;)" office:value-type="string" office:string-value="andydandy74/ClockworkForDynamo" calcext:value-type="string">
            <text:p>andydandy74/ClockworkForDynamo</text:p>
          </table:table-cell>
        </table:table-row>
        <table:table-row table:style-name="ro1">
          <table:table-cell office:value-type="float" office:value="32547843" calcext:value-type="float">
            <text:p>32547843</text:p>
          </table:table-cell>
          <table:table-cell office:value-type="string" calcext:value-type="string">
            <text:p>https://api.github.com/repos/ansible/ansibullbot</text:p>
          </table:table-cell>
          <table:table-cell table:formula="of:=REPLACE([.B4736]; 1; 29; &quot;&quot;)" office:value-type="string" office:string-value="ansible/ansibullbot" calcext:value-type="string">
            <text:p>ansible/ansibullbot</text:p>
          </table:table-cell>
        </table:table-row>
        <table:table-row table:style-name="ro1">
          <table:table-cell office:value-type="float" office:value="32551940" calcext:value-type="float">
            <text:p>32551940</text:p>
          </table:table-cell>
          <table:table-cell office:value-type="string" calcext:value-type="string">
            <text:p>https://api.github.com/repos/PredixDev/predix-rmd-ref-app</text:p>
          </table:table-cell>
          <table:table-cell table:formula="of:=REPLACE([.B4737]; 1; 29; &quot;&quot;)" office:value-type="string" office:string-value="PredixDev/predix-rmd-ref-app" calcext:value-type="string">
            <text:p>PredixDev/predix-rmd-ref-app</text:p>
          </table:table-cell>
        </table:table-row>
        <table:table-row table:style-name="ro1">
          <table:table-cell office:value-type="float" office:value="32552050" calcext:value-type="float">
            <text:p>32552050</text:p>
          </table:table-cell>
          <table:table-cell office:value-type="string" calcext:value-type="string">
            <text:p>https://api.github.com/repos/rivasd/djPsych</text:p>
          </table:table-cell>
          <table:table-cell table:formula="of:=REPLACE([.B4738]; 1; 29; &quot;&quot;)" office:value-type="string" office:string-value="rivasd/djPsych" calcext:value-type="string">
            <text:p>rivasd/djPsych</text:p>
          </table:table-cell>
        </table:table-row>
        <table:table-row table:style-name="ro1">
          <table:table-cell office:value-type="float" office:value="32563898" calcext:value-type="float">
            <text:p>32563898</text:p>
          </table:table-cell>
          <table:table-cell office:value-type="string" calcext:value-type="string">
            <text:p>https://api.github.com/repos/JackDra/LQCDPythonAnalysis</text:p>
          </table:table-cell>
          <table:table-cell table:formula="of:=REPLACE([.B4739]; 1; 29; &quot;&quot;)" office:value-type="string" office:string-value="JackDra/LQCDPythonAnalysis" calcext:value-type="string">
            <text:p>JackDra/LQCDPythonAnalysis</text:p>
          </table:table-cell>
        </table:table-row>
        <table:table-row table:style-name="ro1">
          <table:table-cell office:value-type="float" office:value="32596023" calcext:value-type="float">
            <text:p>32596023</text:p>
          </table:table-cell>
          <table:table-cell office:value-type="string" calcext:value-type="string">
            <text:p>https://api.github.com/repos/MyPiDrone/MyPiModule</text:p>
          </table:table-cell>
          <table:table-cell table:formula="of:=REPLACE([.B4740]; 1; 29; &quot;&quot;)" office:value-type="string" office:string-value="MyPiDrone/MyPiModule" calcext:value-type="string">
            <text:p>MyPiDrone/MyPiModule</text:p>
          </table:table-cell>
        </table:table-row>
        <table:table-row table:style-name="ro1">
          <table:table-cell office:value-type="float" office:value="32601317" calcext:value-type="float">
            <text:p>32601317</text:p>
          </table:table-cell>
          <table:table-cell office:value-type="string" calcext:value-type="string">
            <text:p>https://api.github.com/repos/bananana/solid</text:p>
          </table:table-cell>
          <table:table-cell table:formula="of:=REPLACE([.B4741]; 1; 29; &quot;&quot;)" office:value-type="string" office:string-value="bananana/solid" calcext:value-type="string">
            <text:p>bananana/solid</text:p>
          </table:table-cell>
        </table:table-row>
        <table:table-row table:style-name="ro1">
          <table:table-cell office:value-type="float" office:value="32616146" calcext:value-type="float">
            <text:p>32616146</text:p>
          </table:table-cell>
          <table:table-cell office:value-type="string" calcext:value-type="string">
            <text:p>https://api.github.com/repos/exelearning/iteexe</text:p>
          </table:table-cell>
          <table:table-cell table:formula="of:=REPLACE([.B4742]; 1; 29; &quot;&quot;)" office:value-type="string" office:string-value="exelearning/iteexe" calcext:value-type="string">
            <text:p>exelearning/iteexe</text:p>
          </table:table-cell>
        </table:table-row>
        <table:table-row table:style-name="ro1">
          <table:table-cell office:value-type="float" office:value="32622733" calcext:value-type="float">
            <text:p>32622733</text:p>
          </table:table-cell>
          <table:table-cell office:value-type="string" calcext:value-type="string">
            <text:p>https://api.github.com/repos/nephila/djangocms-blog</text:p>
          </table:table-cell>
          <table:table-cell table:formula="of:=REPLACE([.B4743]; 1; 29; &quot;&quot;)" office:value-type="string" office:string-value="nephila/djangocms-blog" calcext:value-type="string">
            <text:p>nephila/djangocms-blog</text:p>
          </table:table-cell>
        </table:table-row>
        <table:table-row table:style-name="ro1">
          <table:table-cell office:value-type="float" office:value="32649477" calcext:value-type="float">
            <text:p>32649477</text:p>
          </table:table-cell>
          <table:table-cell office:value-type="string" calcext:value-type="string">
            <text:p>https://api.github.com/repos/ocadotechnology/aimmo</text:p>
          </table:table-cell>
          <table:table-cell table:formula="of:=REPLACE([.B4744]; 1; 29; &quot;&quot;)" office:value-type="string" office:string-value="ocadotechnology/aimmo" calcext:value-type="string">
            <text:p>ocadotechnology/aimmo</text:p>
          </table:table-cell>
        </table:table-row>
        <table:table-row table:style-name="ro1">
          <table:table-cell office:value-type="float" office:value="32714944" calcext:value-type="float">
            <text:p>32714944</text:p>
          </table:table-cell>
          <table:table-cell office:value-type="string" calcext:value-type="string">
            <text:p>https://api.github.com/repos/foliant-docs/foliant</text:p>
          </table:table-cell>
          <table:table-cell table:formula="of:=REPLACE([.B4745]; 1; 29; &quot;&quot;)" office:value-type="string" office:string-value="foliant-docs/foliant" calcext:value-type="string">
            <text:p>foliant-docs/foliant</text:p>
          </table:table-cell>
        </table:table-row>
        <table:table-row table:style-name="ro1">
          <table:table-cell office:value-type="float" office:value="32735486" calcext:value-type="float">
            <text:p>32735486</text:p>
          </table:table-cell>
          <table:table-cell office:value-type="string" calcext:value-type="string">
            <text:p>https://api.github.com/repos/WAeUP/waeup.identifier</text:p>
          </table:table-cell>
          <table:table-cell table:formula="of:=REPLACE([.B4746]; 1; 29; &quot;&quot;)" office:value-type="string" office:string-value="WAeUP/waeup.identifier" calcext:value-type="string">
            <text:p>WAeUP/waeup.identifier</text:p>
          </table:table-cell>
        </table:table-row>
        <table:table-row table:style-name="ro1">
          <table:table-cell office:value-type="float" office:value="32742702" calcext:value-type="float">
            <text:p>32742702</text:p>
          </table:table-cell>
          <table:table-cell office:value-type="string" calcext:value-type="string">
            <text:p>https://api.github.com/repos/computationalmodelling/fidimag</text:p>
          </table:table-cell>
          <table:table-cell table:formula="of:=REPLACE([.B4747]; 1; 29; &quot;&quot;)" office:value-type="string" office:string-value="computationalmodelling/fidimag" calcext:value-type="string">
            <text:p>computationalmodelling/fidimag</text:p>
          </table:table-cell>
        </table:table-row>
        <table:table-row table:style-name="ro1">
          <table:table-cell office:value-type="float" office:value="32765455" calcext:value-type="float">
            <text:p>32765455</text:p>
          </table:table-cell>
          <table:table-cell office:value-type="string" calcext:value-type="string">
            <text:p>https://api.github.com/repos/asterix135/infonex_crm</text:p>
          </table:table-cell>
          <table:table-cell table:formula="of:=REPLACE([.B4748]; 1; 29; &quot;&quot;)" office:value-type="string" office:string-value="asterix135/infonex_crm" calcext:value-type="string">
            <text:p>asterix135/infonex_crm</text:p>
          </table:table-cell>
        </table:table-row>
        <table:table-row table:style-name="ro1">
          <table:table-cell office:value-type="float" office:value="32770814" calcext:value-type="float">
            <text:p>32770814</text:p>
          </table:table-cell>
          <table:table-cell office:value-type="string" calcext:value-type="string">
            <text:p>https://api.github.com/repos/randsleadershipslack/statistics</text:p>
          </table:table-cell>
          <table:table-cell table:formula="of:=REPLACE([.B4749]; 1; 29; &quot;&quot;)" office:value-type="string" office:string-value="randsleadershipslack/statistics" calcext:value-type="string">
            <text:p>randsleadershipslack/statistics</text:p>
          </table:table-cell>
        </table:table-row>
        <table:table-row table:style-name="ro1">
          <table:table-cell office:value-type="float" office:value="32832112" calcext:value-type="float">
            <text:p>32832112</text:p>
          </table:table-cell>
          <table:table-cell office:value-type="string" calcext:value-type="string">
            <text:p>https://api.github.com/repos/mvantellingen/python-zeep</text:p>
          </table:table-cell>
          <table:table-cell table:formula="of:=REPLACE([.B4750]; 1; 29; &quot;&quot;)" office:value-type="string" office:string-value="mvantellingen/python-zeep" calcext:value-type="string">
            <text:p>mvantellingen/python-zeep</text:p>
          </table:table-cell>
        </table:table-row>
        <table:table-row table:style-name="ro1">
          <table:table-cell office:value-type="float" office:value="32839740" calcext:value-type="float">
            <text:p>32839740</text:p>
          </table:table-cell>
          <table:table-cell office:value-type="string" calcext:value-type="string">
            <text:p>https://api.github.com/repos/dissemin/dissemin</text:p>
          </table:table-cell>
          <table:table-cell table:formula="of:=REPLACE([.B4751]; 1; 29; &quot;&quot;)" office:value-type="string" office:string-value="dissemin/dissemin" calcext:value-type="string">
            <text:p>dissemin/dissemin</text:p>
          </table:table-cell>
        </table:table-row>
        <table:table-row table:style-name="ro1">
          <table:table-cell office:value-type="float" office:value="32843014" calcext:value-type="float">
            <text:p>32843014</text:p>
          </table:table-cell>
          <table:table-cell office:value-type="string" calcext:value-type="string">
            <text:p>https://api.github.com/repos/ankurdave/calsquash-rankings</text:p>
          </table:table-cell>
          <table:table-cell table:formula="of:=REPLACE([.B4752]; 1; 29; &quot;&quot;)" office:value-type="string" office:string-value="ankurdave/calsquash-rankings" calcext:value-type="string">
            <text:p>ankurdave/calsquash-rankings</text:p>
          </table:table-cell>
        </table:table-row>
        <table:table-row table:style-name="ro1">
          <table:table-cell office:value-type="float" office:value="32868933" calcext:value-type="float">
            <text:p>32868933</text:p>
          </table:table-cell>
          <table:table-cell office:value-type="string" calcext:value-type="string">
            <text:p>https://api.github.com/repos/flav-io/flavio</text:p>
          </table:table-cell>
          <table:table-cell table:formula="of:=REPLACE([.B4753]; 1; 29; &quot;&quot;)" office:value-type="string" office:string-value="flav-io/flavio" calcext:value-type="string">
            <text:p>flav-io/flavio</text:p>
          </table:table-cell>
        </table:table-row>
        <table:table-row table:style-name="ro1">
          <table:table-cell office:value-type="float" office:value="32884946" calcext:value-type="float">
            <text:p>32884946</text:p>
          </table:table-cell>
          <table:table-cell office:value-type="string" calcext:value-type="string">
            <text:p>https://api.github.com/repos/ostroproject/ostro-os</text:p>
          </table:table-cell>
          <table:table-cell table:formula="of:=REPLACE([.B4754]; 1; 29; &quot;&quot;)" office:value-type="string" office:string-value="ostroproject/ostro-os" calcext:value-type="string">
            <text:p>ostroproject/ostro-os</text:p>
          </table:table-cell>
        </table:table-row>
        <table:table-row table:style-name="ro1">
          <table:table-cell office:value-type="float" office:value="32888572" calcext:value-type="float">
            <text:p>32888572</text:p>
          </table:table-cell>
          <table:table-cell office:value-type="string" calcext:value-type="string">
            <text:p>https://api.github.com/repos/lsst/ctrl_iip</text:p>
          </table:table-cell>
          <table:table-cell table:formula="of:=REPLACE([.B4755]; 1; 29; &quot;&quot;)" office:value-type="string" office:string-value="lsst/ctrl_iip" calcext:value-type="string">
            <text:p>lsst/ctrl_iip</text:p>
          </table:table-cell>
        </table:table-row>
        <table:table-row table:style-name="ro1">
          <table:table-cell office:value-type="float" office:value="32896036" calcext:value-type="float">
            <text:p>32896036</text:p>
          </table:table-cell>
          <table:table-cell office:value-type="string" calcext:value-type="string">
            <text:p>https://api.github.com/repos/sebikul/CEITBA</text:p>
          </table:table-cell>
          <table:table-cell table:formula="of:=REPLACE([.B4756]; 1; 29; &quot;&quot;)" office:value-type="string" office:string-value="sebikul/CEITBA" calcext:value-type="string">
            <text:p>sebikul/CEITBA</text:p>
          </table:table-cell>
        </table:table-row>
        <table:table-row table:style-name="ro1">
          <table:table-cell office:value-type="float" office:value="32898236" calcext:value-type="float">
            <text:p>32898236</text:p>
          </table:table-cell>
          <table:table-cell office:value-type="string" calcext:value-type="string">
            <text:p>https://api.github.com/repos/IntertwineIO/platform</text:p>
          </table:table-cell>
          <table:table-cell table:formula="of:=REPLACE([.B4757]; 1; 29; &quot;&quot;)" office:value-type="string" office:string-value="IntertwineIO/platform" calcext:value-type="string">
            <text:p>IntertwineIO/platform</text:p>
          </table:table-cell>
        </table:table-row>
        <table:table-row table:style-name="ro1">
          <table:table-cell office:value-type="float" office:value="32904397" calcext:value-type="float">
            <text:p>32904397</text:p>
          </table:table-cell>
          <table:table-cell office:value-type="string" calcext:value-type="string">
            <text:p>https://api.github.com/repos/MONROE-PROJECT/Scheduler</text:p>
          </table:table-cell>
          <table:table-cell table:formula="of:=REPLACE([.B4758]; 1; 29; &quot;&quot;)" office:value-type="string" office:string-value="MONROE-PROJECT/Scheduler" calcext:value-type="string">
            <text:p>MONROE-PROJECT/Scheduler</text:p>
          </table:table-cell>
        </table:table-row>
        <table:table-row table:style-name="ro1">
          <table:table-cell office:value-type="float" office:value="32907193" calcext:value-type="float">
            <text:p>32907193</text:p>
          </table:table-cell>
          <table:table-cell office:value-type="string" calcext:value-type="string">
            <text:p>https://api.github.com/repos/openstack/openstack-ansible-os_keystone</text:p>
          </table:table-cell>
          <table:table-cell table:formula="of:=REPLACE([.B4759]; 1; 29; &quot;&quot;)" office:value-type="string" office:string-value="openstack/openstack-ansible-os_keystone" calcext:value-type="string">
            <text:p>openstack/openstack-ansible-os_keystone</text:p>
          </table:table-cell>
        </table:table-row>
        <table:table-row table:style-name="ro1">
          <table:table-cell office:value-type="float" office:value="32919605" calcext:value-type="float">
            <text:p>32919605</text:p>
          </table:table-cell>
          <table:table-cell office:value-type="string" calcext:value-type="string">
            <text:p>https://api.github.com/repos/inogs/bit.sea</text:p>
          </table:table-cell>
          <table:table-cell table:formula="of:=REPLACE([.B4760]; 1; 29; &quot;&quot;)" office:value-type="string" office:string-value="inogs/bit.sea" calcext:value-type="string">
            <text:p>inogs/bit.sea</text:p>
          </table:table-cell>
        </table:table-row>
        <table:table-row table:style-name="ro1">
          <table:table-cell office:value-type="float" office:value="32925034" calcext:value-type="float">
            <text:p>32925034</text:p>
          </table:table-cell>
          <table:table-cell office:value-type="string" calcext:value-type="string">
            <text:p>https://api.github.com/repos/evernym/plenum</text:p>
          </table:table-cell>
          <table:table-cell table:formula="of:=REPLACE([.B4761]; 1; 29; &quot;&quot;)" office:value-type="string" office:string-value="evernym/plenum" calcext:value-type="string">
            <text:p>evernym/plenum</text:p>
          </table:table-cell>
        </table:table-row>
        <table:table-row table:style-name="ro1">
          <table:table-cell office:value-type="float" office:value="32933808" calcext:value-type="float">
            <text:p>32933808</text:p>
          </table:table-cell>
          <table:table-cell office:value-type="string" calcext:value-type="string">
            <text:p>https://api.github.com/repos/metabrainz/picard</text:p>
          </table:table-cell>
          <table:table-cell table:formula="of:=REPLACE([.B4762]; 1; 29; &quot;&quot;)" office:value-type="string" office:string-value="metabrainz/picard" calcext:value-type="string">
            <text:p>metabrainz/picard</text:p>
          </table:table-cell>
        </table:table-row>
        <table:table-row table:style-name="ro1">
          <table:table-cell office:value-type="float" office:value="32959717" calcext:value-type="float">
            <text:p>32959717</text:p>
          </table:table-cell>
          <table:table-cell office:value-type="string" calcext:value-type="string">
            <text:p>https://api.github.com/repos/lukassnoek/skbold</text:p>
          </table:table-cell>
          <table:table-cell table:formula="of:=REPLACE([.B4763]; 1; 29; &quot;&quot;)" office:value-type="string" office:string-value="lukassnoek/skbold" calcext:value-type="string">
            <text:p>lukassnoek/skbold</text:p>
          </table:table-cell>
        </table:table-row>
        <table:table-row table:style-name="ro1">
          <table:table-cell office:value-type="float" office:value="33014712" calcext:value-type="float">
            <text:p>33014712</text:p>
          </table:table-cell>
          <table:table-cell office:value-type="string" calcext:value-type="string">
            <text:p>https://api.github.com/repos/datarobot/batch-scoring</text:p>
          </table:table-cell>
          <table:table-cell table:formula="of:=REPLACE([.B4764]; 1; 29; &quot;&quot;)" office:value-type="string" office:string-value="datarobot/batch-scoring" calcext:value-type="string">
            <text:p>datarobot/batch-scoring</text:p>
          </table:table-cell>
        </table:table-row>
        <table:table-row table:style-name="ro1">
          <table:table-cell office:value-type="float" office:value="33194641" calcext:value-type="float">
            <text:p>33194641</text:p>
          </table:table-cell>
          <table:table-cell office:value-type="string" calcext:value-type="string">
            <text:p>https://api.github.com/repos/LongTianPy/LIN_proto</text:p>
          </table:table-cell>
          <table:table-cell table:formula="of:=REPLACE([.B4765]; 1; 29; &quot;&quot;)" office:value-type="string" office:string-value="LongTianPy/LIN_proto" calcext:value-type="string">
            <text:p>LongTianPy/LIN_proto</text:p>
          </table:table-cell>
        </table:table-row>
        <table:table-row table:style-name="ro1">
          <table:table-cell office:value-type="float" office:value="33247139" calcext:value-type="float">
            <text:p>33247139</text:p>
          </table:table-cell>
          <table:table-cell office:value-type="string" calcext:value-type="string">
            <text:p>https://api.github.com/repos/amplifylitco/asiaq</text:p>
          </table:table-cell>
          <table:table-cell table:formula="of:=REPLACE([.B4766]; 1; 29; &quot;&quot;)" office:value-type="string" office:string-value="amplifylitco/asiaq" calcext:value-type="string">
            <text:p>amplifylitco/asiaq</text:p>
          </table:table-cell>
        </table:table-row>
        <table:table-row table:style-name="ro1">
          <table:table-cell office:value-type="float" office:value="33247602" calcext:value-type="float">
            <text:p>33247602</text:p>
          </table:table-cell>
          <table:table-cell office:value-type="string" calcext:value-type="string">
            <text:p>https://api.github.com/repos/Kinto/kinto-signer</text:p>
          </table:table-cell>
          <table:table-cell table:formula="of:=REPLACE([.B4767]; 1; 29; &quot;&quot;)" office:value-type="string" office:string-value="Kinto/kinto-signer" calcext:value-type="string">
            <text:p>Kinto/kinto-signer</text:p>
          </table:table-cell>
        </table:table-row>
        <table:table-row table:style-name="ro1">
          <table:table-cell office:value-type="float" office:value="33280598" calcext:value-type="float">
            <text:p>33280598</text:p>
          </table:table-cell>
          <table:table-cell office:value-type="string" calcext:value-type="string">
            <text:p>https://api.github.com/repos/openvstorage/framework</text:p>
          </table:table-cell>
          <table:table-cell table:formula="of:=REPLACE([.B4768]; 1; 29; &quot;&quot;)" office:value-type="string" office:string-value="openvstorage/framework" calcext:value-type="string">
            <text:p>openvstorage/framework</text:p>
          </table:table-cell>
        </table:table-row>
        <table:table-row table:style-name="ro1">
          <table:table-cell office:value-type="float" office:value="33310415" calcext:value-type="float">
            <text:p>33310415</text:p>
          </table:table-cell>
          <table:table-cell office:value-type="string" calcext:value-type="string">
            <text:p>https://api.github.com/repos/oduwsdl/ipwb</text:p>
          </table:table-cell>
          <table:table-cell table:formula="of:=REPLACE([.B4769]; 1; 29; &quot;&quot;)" office:value-type="string" office:string-value="oduwsdl/ipwb" calcext:value-type="string">
            <text:p>oduwsdl/ipwb</text:p>
          </table:table-cell>
        </table:table-row>
        <table:table-row table:style-name="ro1">
          <table:table-cell office:value-type="float" office:value="33405135" calcext:value-type="float">
            <text:p>33405135</text:p>
          </table:table-cell>
          <table:table-cell office:value-type="string" calcext:value-type="string">
            <text:p>https://api.github.com/repos/avinetworks/sdk</text:p>
          </table:table-cell>
          <table:table-cell table:formula="of:=REPLACE([.B4770]; 1; 29; &quot;&quot;)" office:value-type="string" office:string-value="avinetworks/sdk" calcext:value-type="string">
            <text:p>avinetworks/sdk</text:p>
          </table:table-cell>
        </table:table-row>
        <table:table-row table:style-name="ro1">
          <table:table-cell office:value-type="float" office:value="33497136" calcext:value-type="float">
            <text:p>33497136</text:p>
          </table:table-cell>
          <table:table-cell office:value-type="string" calcext:value-type="string">
            <text:p>https://api.github.com/repos/CostaLab/reg-gen</text:p>
          </table:table-cell>
          <table:table-cell table:formula="of:=REPLACE([.B4771]; 1; 29; &quot;&quot;)" office:value-type="string" office:string-value="CostaLab/reg-gen" calcext:value-type="string">
            <text:p>CostaLab/reg-gen</text:p>
          </table:table-cell>
        </table:table-row>
        <table:table-row table:style-name="ro1">
          <table:table-cell office:value-type="float" office:value="33501896" calcext:value-type="float">
            <text:p>33501896</text:p>
          </table:table-cell>
          <table:table-cell office:value-type="string" calcext:value-type="string">
            <text:p>https://api.github.com/repos/openml/openml-python</text:p>
          </table:table-cell>
          <table:table-cell table:formula="of:=REPLACE([.B4772]; 1; 29; &quot;&quot;)" office:value-type="string" office:string-value="openml/openml-python" calcext:value-type="string">
            <text:p>openml/openml-python</text:p>
          </table:table-cell>
        </table:table-row>
        <table:table-row table:style-name="ro1">
          <table:table-cell office:value-type="float" office:value="33506723" calcext:value-type="float">
            <text:p>33506723</text:p>
          </table:table-cell>
          <table:table-cell office:value-type="string" calcext:value-type="string">
            <text:p>https://api.github.com/repos/dls-controls/pymalcolm</text:p>
          </table:table-cell>
          <table:table-cell table:formula="of:=REPLACE([.B4773]; 1; 29; &quot;&quot;)" office:value-type="string" office:string-value="dls-controls/pymalcolm" calcext:value-type="string">
            <text:p>dls-controls/pymalcolm</text:p>
          </table:table-cell>
        </table:table-row>
        <table:table-row table:style-name="ro1">
          <table:table-cell office:value-type="float" office:value="33548422" calcext:value-type="float">
            <text:p>33548422</text:p>
          </table:table-cell>
          <table:table-cell office:value-type="string" calcext:value-type="string">
            <text:p>https://api.github.com/repos/opentrials/processors</text:p>
          </table:table-cell>
          <table:table-cell table:formula="of:=REPLACE([.B4774]; 1; 29; &quot;&quot;)" office:value-type="string" office:string-value="opentrials/processors" calcext:value-type="string">
            <text:p>opentrials/processors</text:p>
          </table:table-cell>
        </table:table-row>
        <table:table-row table:style-name="ro1">
          <table:table-cell office:value-type="float" office:value="33558027" calcext:value-type="float">
            <text:p>33558027</text:p>
          </table:table-cell>
          <table:table-cell office:value-type="string" calcext:value-type="string">
            <text:p>https://api.github.com/repos/pimutils/vdirsyncer</text:p>
          </table:table-cell>
          <table:table-cell table:formula="of:=REPLACE([.B4775]; 1; 29; &quot;&quot;)" office:value-type="string" office:string-value="pimutils/vdirsyncer" calcext:value-type="string">
            <text:p>pimutils/vdirsyncer</text:p>
          </table:table-cell>
        </table:table-row>
        <table:table-row table:style-name="ro1">
          <table:table-cell office:value-type="float" office:value="33558064" calcext:value-type="float">
            <text:p>33558064</text:p>
          </table:table-cell>
          <table:table-cell office:value-type="string" calcext:value-type="string">
            <text:p>https://api.github.com/repos/pimutils/todoman</text:p>
          </table:table-cell>
          <table:table-cell table:formula="of:=REPLACE([.B4776]; 1; 29; &quot;&quot;)" office:value-type="string" office:string-value="pimutils/todoman" calcext:value-type="string">
            <text:p>pimutils/todoman</text:p>
          </table:table-cell>
        </table:table-row>
        <table:table-row table:style-name="ro1">
          <table:table-cell office:value-type="float" office:value="33566427" calcext:value-type="float">
            <text:p>33566427</text:p>
          </table:table-cell>
          <table:table-cell office:value-type="string" calcext:value-type="string">
            <text:p>https://api.github.com/repos/CiscoDevNet/ydk-gen</text:p>
          </table:table-cell>
          <table:table-cell table:formula="of:=REPLACE([.B4777]; 1; 29; &quot;&quot;)" office:value-type="string" office:string-value="CiscoDevNet/ydk-gen" calcext:value-type="string">
            <text:p>CiscoDevNet/ydk-gen</text:p>
          </table:table-cell>
        </table:table-row>
        <table:table-row table:style-name="ro1">
          <table:table-cell office:value-type="float" office:value="33579861" calcext:value-type="float">
            <text:p>33579861</text:p>
          </table:table-cell>
          <table:table-cell office:value-type="string" calcext:value-type="string">
            <text:p>https://api.github.com/repos/pimutils/khal</text:p>
          </table:table-cell>
          <table:table-cell table:formula="of:=REPLACE([.B4778]; 1; 29; &quot;&quot;)" office:value-type="string" office:string-value="pimutils/khal" calcext:value-type="string">
            <text:p>pimutils/khal</text:p>
          </table:table-cell>
        </table:table-row>
        <table:table-row table:style-name="ro1">
          <table:table-cell office:value-type="float" office:value="33652525" calcext:value-type="float">
            <text:p>33652525</text:p>
          </table:table-cell>
          <table:table-cell office:value-type="string" calcext:value-type="string">
            <text:p>https://api.github.com/repos/oracc/nammu</text:p>
          </table:table-cell>
          <table:table-cell table:formula="of:=REPLACE([.B4779]; 1; 29; &quot;&quot;)" office:value-type="string" office:string-value="oracc/nammu" calcext:value-type="string">
            <text:p>oracc/nammu</text:p>
          </table:table-cell>
        </table:table-row>
        <table:table-row table:style-name="ro1">
          <table:table-cell office:value-type="float" office:value="33656139" calcext:value-type="float">
            <text:p>33656139</text:p>
          </table:table-cell>
          <table:table-cell office:value-type="string" calcext:value-type="string">
            <text:p>https://api.github.com/repos/dana-i2cat/cnsmo</text:p>
          </table:table-cell>
          <table:table-cell table:formula="of:=REPLACE([.B4780]; 1; 29; &quot;&quot;)" office:value-type="string" office:string-value="dana-i2cat/cnsmo" calcext:value-type="string">
            <text:p>dana-i2cat/cnsmo</text:p>
          </table:table-cell>
        </table:table-row>
        <table:table-row table:style-name="ro1">
          <table:table-cell office:value-type="float" office:value="33681254" calcext:value-type="float">
            <text:p>33681254</text:p>
          </table:table-cell>
          <table:table-cell office:value-type="string" calcext:value-type="string">
            <text:p>https://api.github.com/repos/fenderglass/Abruijn</text:p>
          </table:table-cell>
          <table:table-cell table:formula="of:=REPLACE([.B4781]; 1; 29; &quot;&quot;)" office:value-type="string" office:string-value="fenderglass/Abruijn" calcext:value-type="string">
            <text:p>fenderglass/Abruijn</text:p>
          </table:table-cell>
        </table:table-row>
        <table:table-row table:style-name="ro1">
          <table:table-cell office:value-type="float" office:value="33767735" calcext:value-type="float">
            <text:p>33767735</text:p>
          </table:table-cell>
          <table:table-cell office:value-type="string" calcext:value-type="string">
            <text:p>https://api.github.com/repos/betterlife/psi</text:p>
          </table:table-cell>
          <table:table-cell table:formula="of:=REPLACE([.B4782]; 1; 29; &quot;&quot;)" office:value-type="string" office:string-value="betterlife/psi" calcext:value-type="string">
            <text:p>betterlife/psi</text:p>
          </table:table-cell>
        </table:table-row>
        <table:table-row table:style-name="ro1">
          <table:table-cell office:value-type="float" office:value="33830288" calcext:value-type="float">
            <text:p>33830288</text:p>
          </table:table-cell>
          <table:table-cell office:value-type="string" calcext:value-type="string">
            <text:p>https://api.github.com/repos/gmt-china/GMT_Docs</text:p>
          </table:table-cell>
          <table:table-cell table:formula="of:=REPLACE([.B4783]; 1; 29; &quot;&quot;)" office:value-type="string" office:string-value="gmt-china/GMT_Docs" calcext:value-type="string">
            <text:p>gmt-china/GMT_Docs</text:p>
          </table:table-cell>
        </table:table-row>
        <table:table-row table:style-name="ro1">
          <table:table-cell office:value-type="float" office:value="33846255" calcext:value-type="float">
            <text:p>33846255</text:p>
          </table:table-cell>
          <table:table-cell office:value-type="string" calcext:value-type="string">
            <text:p>https://api.github.com/repos/kubernetes/charts</text:p>
          </table:table-cell>
          <table:table-cell table:formula="of:=REPLACE([.B4784]; 1; 29; &quot;&quot;)" office:value-type="string" office:string-value="kubernetes/charts" calcext:value-type="string">
            <text:p>kubernetes/charts</text:p>
          </table:table-cell>
        </table:table-row>
        <table:table-row table:style-name="ro1">
          <table:table-cell office:value-type="float" office:value="33886688" calcext:value-type="float">
            <text:p>33886688</text:p>
          </table:table-cell>
          <table:table-cell office:value-type="string" calcext:value-type="string">
            <text:p>https://api.github.com/repos/noironetworks/aci-integration-module</text:p>
          </table:table-cell>
          <table:table-cell table:formula="of:=REPLACE([.B4785]; 1; 29; &quot;&quot;)" office:value-type="string" office:string-value="noironetworks/aci-integration-module" calcext:value-type="string">
            <text:p>noironetworks/aci-integration-module</text:p>
          </table:table-cell>
        </table:table-row>
        <table:table-row table:style-name="ro1">
          <table:table-cell office:value-type="float" office:value="33892359" calcext:value-type="float">
            <text:p>33892359</text:p>
          </table:table-cell>
          <table:table-cell office:value-type="string" calcext:value-type="string">
            <text:p>https://api.github.com/repos/ArduPilot/ardupilot_wiki</text:p>
          </table:table-cell>
          <table:table-cell table:formula="of:=REPLACE([.B4786]; 1; 29; &quot;&quot;)" office:value-type="string" office:string-value="ArduPilot/ardupilot_wiki" calcext:value-type="string">
            <text:p>ArduPilot/ardupilot_wiki</text:p>
          </table:table-cell>
        </table:table-row>
        <table:table-row table:style-name="ro1">
          <table:table-cell office:value-type="float" office:value="33908519" calcext:value-type="float">
            <text:p>33908519</text:p>
          </table:table-cell>
          <table:table-cell office:value-type="string" calcext:value-type="string">
            <text:p>https://api.github.com/repos/MechCoder/scikit-optimize</text:p>
          </table:table-cell>
          <table:table-cell table:formula="of:=REPLACE([.B4787]; 1; 29; &quot;&quot;)" office:value-type="string" office:string-value="MechCoder/scikit-optimize" calcext:value-type="string">
            <text:p>MechCoder/scikit-optimize</text:p>
          </table:table-cell>
        </table:table-row>
        <table:table-row table:style-name="ro1">
          <table:table-cell office:value-type="float" office:value="33918400" calcext:value-type="float">
            <text:p>33918400</text:p>
          </table:table-cell>
          <table:table-cell office:value-type="string" calcext:value-type="string">
            <text:p>https://api.github.com/repos/Jarsa/transport-management-system</text:p>
          </table:table-cell>
          <table:table-cell table:formula="of:=REPLACE([.B4788]; 1; 29; &quot;&quot;)" office:value-type="string" office:string-value="Jarsa/transport-management-system" calcext:value-type="string">
            <text:p>Jarsa/transport-management-system</text:p>
          </table:table-cell>
        </table:table-row>
        <table:table-row table:style-name="ro1">
          <table:table-cell office:value-type="float" office:value="33953812" calcext:value-type="float">
            <text:p>33953812</text:p>
          </table:table-cell>
          <table:table-cell office:value-type="string" calcext:value-type="string">
            <text:p>https://api.github.com/repos/mitotic/slidoc</text:p>
          </table:table-cell>
          <table:table-cell table:formula="of:=REPLACE([.B4789]; 1; 29; &quot;&quot;)" office:value-type="string" office:string-value="mitotic/slidoc" calcext:value-type="string">
            <text:p>mitotic/slidoc</text:p>
          </table:table-cell>
        </table:table-row>
        <table:table-row table:style-name="ro1">
          <table:table-cell office:value-type="float" office:value="33998771" calcext:value-type="float">
            <text:p>33998771</text:p>
          </table:table-cell>
          <table:table-cell office:value-type="string" calcext:value-type="string">
            <text:p>https://api.github.com/repos/couchbaselabs/mobile-testkit</text:p>
          </table:table-cell>
          <table:table-cell table:formula="of:=REPLACE([.B4790]; 1; 29; &quot;&quot;)" office:value-type="string" office:string-value="couchbaselabs/mobile-testkit" calcext:value-type="string">
            <text:p>couchbaselabs/mobile-testkit</text:p>
          </table:table-cell>
        </table:table-row>
        <table:table-row table:style-name="ro1">
          <table:table-cell office:value-type="float" office:value="34024170" calcext:value-type="float">
            <text:p>34024170</text:p>
          </table:table-cell>
          <table:table-cell office:value-type="string" calcext:value-type="string">
            <text:p>https://api.github.com/repos/ArduPilot/MissionPlanner</text:p>
          </table:table-cell>
          <table:table-cell table:formula="of:=REPLACE([.B4791]; 1; 29; &quot;&quot;)" office:value-type="string" office:string-value="ArduPilot/MissionPlanner" calcext:value-type="string">
            <text:p>ArduPilot/MissionPlanner</text:p>
          </table:table-cell>
        </table:table-row>
        <table:table-row table:style-name="ro1">
          <table:table-cell office:value-type="float" office:value="34096649" calcext:value-type="float">
            <text:p>34096649</text:p>
          </table:table-cell>
          <table:table-cell office:value-type="string" calcext:value-type="string">
            <text:p>https://api.github.com/repos/noisyboiler/wampy</text:p>
          </table:table-cell>
          <table:table-cell table:formula="of:=REPLACE([.B4792]; 1; 29; &quot;&quot;)" office:value-type="string" office:string-value="noisyboiler/wampy" calcext:value-type="string">
            <text:p>noisyboiler/wampy</text:p>
          </table:table-cell>
        </table:table-row>
        <table:table-row table:style-name="ro1">
          <table:table-cell office:value-type="float" office:value="34153892" calcext:value-type="float">
            <text:p>34153892</text:p>
          </table:table-cell>
          <table:table-cell office:value-type="string" calcext:value-type="string">
            <text:p>https://api.github.com/repos/kbengine/kbengine</text:p>
          </table:table-cell>
          <table:table-cell table:formula="of:=REPLACE([.B4793]; 1; 29; &quot;&quot;)" office:value-type="string" office:string-value="kbengine/kbengine" calcext:value-type="string">
            <text:p>kbengine/kbengine</text:p>
          </table:table-cell>
        </table:table-row>
        <table:table-row table:style-name="ro1">
          <table:table-cell office:value-type="float" office:value="34203117" calcext:value-type="float">
            <text:p>34203117</text:p>
          </table:table-cell>
          <table:table-cell office:value-type="string" calcext:value-type="string">
            <text:p>https://api.github.com/repos/BD2KGenomics/protect</text:p>
          </table:table-cell>
          <table:table-cell table:formula="of:=REPLACE([.B4794]; 1; 29; &quot;&quot;)" office:value-type="string" office:string-value="BD2KGenomics/protect" calcext:value-type="string">
            <text:p>BD2KGenomics/protect</text:p>
          </table:table-cell>
        </table:table-row>
        <table:table-row table:style-name="ro1">
          <table:table-cell office:value-type="float" office:value="34249543" calcext:value-type="float">
            <text:p>34249543</text:p>
          </table:table-cell>
          <table:table-cell office:value-type="string" calcext:value-type="string">
            <text:p>https://api.github.com/repos/dionyziz/rupture</text:p>
          </table:table-cell>
          <table:table-cell table:formula="of:=REPLACE([.B4795]; 1; 29; &quot;&quot;)" office:value-type="string" office:string-value="dionyziz/rupture" calcext:value-type="string">
            <text:p>dionyziz/rupture</text:p>
          </table:table-cell>
        </table:table-row>
        <table:table-row table:style-name="ro1">
          <table:table-cell office:value-type="float" office:value="34254497" calcext:value-type="float">
            <text:p>34254497</text:p>
          </table:table-cell>
          <table:table-cell office:value-type="string" calcext:value-type="string">
            <text:p>https://api.github.com/repos/grow/grow</text:p>
          </table:table-cell>
          <table:table-cell table:formula="of:=REPLACE([.B4796]; 1; 29; &quot;&quot;)" office:value-type="string" office:string-value="grow/grow" calcext:value-type="string">
            <text:p>grow/grow</text:p>
          </table:table-cell>
        </table:table-row>
        <table:table-row table:style-name="ro1">
          <table:table-cell office:value-type="float" office:value="34257548" calcext:value-type="float">
            <text:p>34257548</text:p>
          </table:table-cell>
          <table:table-cell office:value-type="string" calcext:value-type="string">
            <text:p>https://api.github.com/repos/adaiguoguo/testpr</text:p>
          </table:table-cell>
          <table:table-cell table:formula="of:=REPLACE([.B4797]; 1; 29; &quot;&quot;)" office:value-type="string" office:string-value="adaiguoguo/testpr" calcext:value-type="string">
            <text:p>adaiguoguo/testpr</text:p>
          </table:table-cell>
        </table:table-row>
        <table:table-row table:style-name="ro1">
          <table:table-cell office:value-type="float" office:value="34260364" calcext:value-type="float">
            <text:p>34260364</text:p>
          </table:table-cell>
          <table:table-cell office:value-type="string" calcext:value-type="string">
            <text:p>https://api.github.com/repos/Chengifei/Phyco</text:p>
          </table:table-cell>
          <table:table-cell table:formula="of:=REPLACE([.B4798]; 1; 29; &quot;&quot;)" office:value-type="string" office:string-value="Chengifei/Phyco" calcext:value-type="string">
            <text:p>Chengifei/Phyco</text:p>
          </table:table-cell>
        </table:table-row>
        <table:table-row table:style-name="ro1">
          <table:table-cell office:value-type="float" office:value="34284824" calcext:value-type="float">
            <text:p>34284824</text:p>
          </table:table-cell>
          <table:table-cell office:value-type="string" calcext:value-type="string">
            <text:p>https://api.github.com/repos/patrickschu/chapter2</text:p>
          </table:table-cell>
          <table:table-cell table:formula="of:=REPLACE([.B4799]; 1; 29; &quot;&quot;)" office:value-type="string" office:string-value="patrickschu/chapter2" calcext:value-type="string">
            <text:p>patrickschu/chapter2</text:p>
          </table:table-cell>
        </table:table-row>
        <table:table-row table:style-name="ro1">
          <table:table-cell office:value-type="float" office:value="34307980" calcext:value-type="float">
            <text:p>34307980</text:p>
          </table:table-cell>
          <table:table-cell office:value-type="string" calcext:value-type="string">
            <text:p>https://api.github.com/repos/rlee287/pyautoupdate</text:p>
          </table:table-cell>
          <table:table-cell table:formula="of:=REPLACE([.B4800]; 1; 29; &quot;&quot;)" office:value-type="string" office:string-value="rlee287/pyautoupdate" calcext:value-type="string">
            <text:p>rlee287/pyautoupdate</text:p>
          </table:table-cell>
        </table:table-row>
        <table:table-row table:style-name="ro1">
          <table:table-cell office:value-type="float" office:value="34325928" calcext:value-type="float">
            <text:p>34325928</text:p>
          </table:table-cell>
          <table:table-cell office:value-type="string" calcext:value-type="string">
            <text:p>https://api.github.com/repos/XENON1T/pax</text:p>
          </table:table-cell>
          <table:table-cell table:formula="of:=REPLACE([.B4801]; 1; 29; &quot;&quot;)" office:value-type="string" office:string-value="XENON1T/pax" calcext:value-type="string">
            <text:p>XENON1T/pax</text:p>
          </table:table-cell>
        </table:table-row>
        <table:table-row table:style-name="ro1">
          <table:table-cell office:value-type="float" office:value="34341860" calcext:value-type="float">
            <text:p>34341860</text:p>
          </table:table-cell>
          <table:table-cell office:value-type="string" calcext:value-type="string">
            <text:p>https://api.github.com/repos/MagicStack/uvloop</text:p>
          </table:table-cell>
          <table:table-cell table:formula="of:=REPLACE([.B4802]; 1; 29; &quot;&quot;)" office:value-type="string" office:string-value="MagicStack/uvloop" calcext:value-type="string">
            <text:p>MagicStack/uvloop</text:p>
          </table:table-cell>
        </table:table-row>
        <table:table-row table:style-name="ro1">
          <table:table-cell office:value-type="float" office:value="34387416" calcext:value-type="float">
            <text:p>34387416</text:p>
          </table:table-cell>
          <table:table-cell office:value-type="string" calcext:value-type="string">
            <text:p>https://api.github.com/repos/blockstack/blockstack-cli</text:p>
          </table:table-cell>
          <table:table-cell table:formula="of:=REPLACE([.B4803]; 1; 29; &quot;&quot;)" office:value-type="string" office:string-value="blockstack/blockstack-cli" calcext:value-type="string">
            <text:p>blockstack/blockstack-cli</text:p>
          </table:table-cell>
        </table:table-row>
        <table:table-row table:style-name="ro1">
          <table:table-cell office:value-type="float" office:value="34411283" calcext:value-type="float">
            <text:p>34411283</text:p>
          </table:table-cell>
          <table:table-cell office:value-type="string" calcext:value-type="string">
            <text:p>https://api.github.com/repos/pism/pism-gris</text:p>
          </table:table-cell>
          <table:table-cell table:formula="of:=REPLACE([.B4804]; 1; 29; &quot;&quot;)" office:value-type="string" office:string-value="pism/pism-gris" calcext:value-type="string">
            <text:p>pism/pism-gris</text:p>
          </table:table-cell>
        </table:table-row>
        <table:table-row table:style-name="ro1">
          <table:table-cell office:value-type="float" office:value="34485842" calcext:value-type="float">
            <text:p>34485842</text:p>
          </table:table-cell>
          <table:table-cell office:value-type="string" calcext:value-type="string">
            <text:p>https://api.github.com/repos/electron/libchromiumcontent</text:p>
          </table:table-cell>
          <table:table-cell table:formula="of:=REPLACE([.B4805]; 1; 29; &quot;&quot;)" office:value-type="string" office:string-value="electron/libchromiumcontent" calcext:value-type="string">
            <text:p>electron/libchromiumcontent</text:p>
          </table:table-cell>
        </table:table-row>
        <table:table-row table:style-name="ro1">
          <table:table-cell office:value-type="float" office:value="34491985" calcext:value-type="float">
            <text:p>34491985</text:p>
          </table:table-cell>
          <table:table-cell office:value-type="string" calcext:value-type="string">
            <text:p>https://api.github.com/repos/daavve/ewucal</text:p>
          </table:table-cell>
          <table:table-cell table:formula="of:=REPLACE([.B4806]; 1; 29; &quot;&quot;)" office:value-type="string" office:string-value="daavve/ewucal" calcext:value-type="string">
            <text:p>daavve/ewucal</text:p>
          </table:table-cell>
        </table:table-row>
        <table:table-row table:style-name="ro1">
          <table:table-cell office:value-type="float" office:value="34492096" calcext:value-type="float">
            <text:p>34492096</text:p>
          </table:table-cell>
          <table:table-cell office:value-type="string" calcext:value-type="string">
            <text:p>https://api.github.com/repos/eucall-software/simex_platform</text:p>
          </table:table-cell>
          <table:table-cell table:formula="of:=REPLACE([.B4807]; 1; 29; &quot;&quot;)" office:value-type="string" office:string-value="eucall-software/simex_platform" calcext:value-type="string">
            <text:p>eucall-software/simex_platform</text:p>
          </table:table-cell>
        </table:table-row>
        <table:table-row table:style-name="ro1">
          <table:table-cell office:value-type="float" office:value="34542270" calcext:value-type="float">
            <text:p>34542270</text:p>
          </table:table-cell>
          <table:table-cell office:value-type="string" calcext:value-type="string">
            <text:p>https://api.github.com/repos/Code4SA/municipal-data</text:p>
          </table:table-cell>
          <table:table-cell table:formula="of:=REPLACE([.B4808]; 1; 29; &quot;&quot;)" office:value-type="string" office:string-value="Code4SA/municipal-data" calcext:value-type="string">
            <text:p>Code4SA/municipal-data</text:p>
          </table:table-cell>
        </table:table-row>
        <table:table-row table:style-name="ro1">
          <table:table-cell office:value-type="float" office:value="34547449" calcext:value-type="float">
            <text:p>34547449</text:p>
          </table:table-cell>
          <table:table-cell office:value-type="string" calcext:value-type="string">
            <text:p>https://api.github.com/repos/PixelStereo/pybush</text:p>
          </table:table-cell>
          <table:table-cell table:formula="of:=REPLACE([.B4809]; 1; 29; &quot;&quot;)" office:value-type="string" office:string-value="PixelStereo/pybush" calcext:value-type="string">
            <text:p>PixelStereo/pybush</text:p>
          </table:table-cell>
        </table:table-row>
        <table:table-row table:style-name="ro1">
          <table:table-cell office:value-type="float" office:value="34561609" calcext:value-type="float">
            <text:p>34561609</text:p>
          </table:table-cell>
          <table:table-cell office:value-type="string" calcext:value-type="string">
            <text:p>https://api.github.com/repos/theilmbh/NeuralTDA</text:p>
          </table:table-cell>
          <table:table-cell table:formula="of:=REPLACE([.B4810]; 1; 29; &quot;&quot;)" office:value-type="string" office:string-value="theilmbh/NeuralTDA" calcext:value-type="string">
            <text:p>theilmbh/NeuralTDA</text:p>
          </table:table-cell>
        </table:table-row>
        <table:table-row table:style-name="ro1">
          <table:table-cell office:value-type="float" office:value="34564828" calcext:value-type="float">
            <text:p>34564828</text:p>
          </table:table-cell>
          <table:table-cell office:value-type="string" calcext:value-type="string">
            <text:p>https://api.github.com/repos/boundlessgeo/qgis-webappbuilder-plugin</text:p>
          </table:table-cell>
          <table:table-cell table:formula="of:=REPLACE([.B4811]; 1; 29; &quot;&quot;)" office:value-type="string" office:string-value="boundlessgeo/qgis-webappbuilder-plugin" calcext:value-type="string">
            <text:p>boundlessgeo/qgis-webappbuilder-plugin</text:p>
          </table:table-cell>
        </table:table-row>
        <table:table-row table:style-name="ro1">
          <table:table-cell office:value-type="float" office:value="34569118" calcext:value-type="float">
            <text:p>34569118</text:p>
          </table:table-cell>
          <table:table-cell office:value-type="string" calcext:value-type="string">
            <text:p>https://api.github.com/repos/TheIoTLearningInitiative/CodeLabs</text:p>
          </table:table-cell>
          <table:table-cell table:formula="of:=REPLACE([.B4812]; 1; 29; &quot;&quot;)" office:value-type="string" office:string-value="TheIoTLearningInitiative/CodeLabs" calcext:value-type="string">
            <text:p>TheIoTLearningInitiative/CodeLabs</text:p>
          </table:table-cell>
        </table:table-row>
        <table:table-row table:style-name="ro1">
          <table:table-cell office:value-type="float" office:value="34600889" calcext:value-type="float">
            <text:p>34600889</text:p>
          </table:table-cell>
          <table:table-cell office:value-type="string" calcext:value-type="string">
            <text:p>https://api.github.com/repos/belatrix/BackendAllStars</text:p>
          </table:table-cell>
          <table:table-cell table:formula="of:=REPLACE([.B4813]; 1; 29; &quot;&quot;)" office:value-type="string" office:string-value="belatrix/BackendAllStars" calcext:value-type="string">
            <text:p>belatrix/BackendAllStars</text:p>
          </table:table-cell>
        </table:table-row>
        <table:table-row table:style-name="ro1">
          <table:table-cell office:value-type="float" office:value="34624463" calcext:value-type="float">
            <text:p>34624463</text:p>
          </table:table-cell>
          <table:table-cell office:value-type="string" calcext:value-type="string">
            <text:p>https://api.github.com/repos/onedata/onedata</text:p>
          </table:table-cell>
          <table:table-cell table:formula="of:=REPLACE([.B4814]; 1; 29; &quot;&quot;)" office:value-type="string" office:string-value="onedata/onedata" calcext:value-type="string">
            <text:p>onedata/onedata</text:p>
          </table:table-cell>
        </table:table-row>
        <table:table-row table:style-name="ro1">
          <table:table-cell office:value-type="float" office:value="34652214" calcext:value-type="float">
            <text:p>34652214</text:p>
          </table:table-cell>
          <table:table-cell office:value-type="string" calcext:value-type="string">
            <text:p>https://api.github.com/repos/dimagi/commcare-hq-deploy</text:p>
          </table:table-cell>
          <table:table-cell table:formula="of:=REPLACE([.B4815]; 1; 29; &quot;&quot;)" office:value-type="string" office:string-value="dimagi/commcare-hq-deploy" calcext:value-type="string">
            <text:p>dimagi/commcare-hq-deploy</text:p>
          </table:table-cell>
        </table:table-row>
        <table:table-row table:style-name="ro1">
          <table:table-cell office:value-type="float" office:value="34717410" calcext:value-type="float">
            <text:p>34717410</text:p>
          </table:table-cell>
          <table:table-cell office:value-type="string" calcext:value-type="string">
            <text:p>https://api.github.com/repos/dujinle/SemanticAnalysis</text:p>
          </table:table-cell>
          <table:table-cell table:formula="of:=REPLACE([.B4816]; 1; 29; &quot;&quot;)" office:value-type="string" office:string-value="dujinle/SemanticAnalysis" calcext:value-type="string">
            <text:p>dujinle/SemanticAnalysis</text:p>
          </table:table-cell>
        </table:table-row>
        <table:table-row table:style-name="ro1">
          <table:table-cell office:value-type="float" office:value="34770103" calcext:value-type="float">
            <text:p>34770103</text:p>
          </table:table-cell>
          <table:table-cell office:value-type="string" calcext:value-type="string">
            <text:p>https://api.github.com/repos/Galarzaa90/NabBot</text:p>
          </table:table-cell>
          <table:table-cell table:formula="of:=REPLACE([.B4817]; 1; 29; &quot;&quot;)" office:value-type="string" office:string-value="Galarzaa90/NabBot" calcext:value-type="string">
            <text:p>Galarzaa90/NabBot</text:p>
          </table:table-cell>
        </table:table-row>
        <table:table-row table:style-name="ro1">
          <table:table-cell office:value-type="float" office:value="34771680" calcext:value-type="float">
            <text:p>34771680</text:p>
          </table:table-cell>
          <table:table-cell office:value-type="string" calcext:value-type="string">
            <text:p>https://api.github.com/repos/terencelimzhengwei/active-sg-badminton</text:p>
          </table:table-cell>
          <table:table-cell table:formula="of:=REPLACE([.B4818]; 1; 29; &quot;&quot;)" office:value-type="string" office:string-value="terencelimzhengwei/active-sg-badminton" calcext:value-type="string">
            <text:p>terencelimzhengwei/active-sg-badminton</text:p>
          </table:table-cell>
        </table:table-row>
        <table:table-row table:style-name="ro1">
          <table:table-cell office:value-type="float" office:value="34883876" calcext:value-type="float">
            <text:p>34883876</text:p>
          </table:table-cell>
          <table:table-cell office:value-type="string" calcext:value-type="string">
            <text:p>https://api.github.com/repos/pyta-uoft/pyta</text:p>
          </table:table-cell>
          <table:table-cell table:formula="of:=REPLACE([.B4819]; 1; 29; &quot;&quot;)" office:value-type="string" office:string-value="pyta-uoft/pyta" calcext:value-type="string">
            <text:p>pyta-uoft/pyta</text:p>
          </table:table-cell>
        </table:table-row>
        <table:table-row table:style-name="ro1">
          <table:table-cell office:value-type="float" office:value="34896252" calcext:value-type="float">
            <text:p>34896252</text:p>
          </table:table-cell>
          <table:table-cell office:value-type="string" calcext:value-type="string">
            <text:p>https://api.github.com/repos/home-assistant/home-assistant</text:p>
          </table:table-cell>
          <table:table-cell table:formula="of:=REPLACE([.B4820]; 1; 29; &quot;&quot;)" office:value-type="string" office:string-value="home-assistant/home-assistant" calcext:value-type="string">
            <text:p>home-assistant/home-assistant</text:p>
          </table:table-cell>
        </table:table-row>
        <table:table-row table:style-name="ro1">
          <table:table-cell office:value-type="float" office:value="34902484" calcext:value-type="float">
            <text:p>34902484</text:p>
          </table:table-cell>
          <table:table-cell office:value-type="string" calcext:value-type="string">
            <text:p>https://api.github.com/repos/primaeval/repository.primaeval</text:p>
          </table:table-cell>
          <table:table-cell table:formula="of:=REPLACE([.B4821]; 1; 29; &quot;&quot;)" office:value-type="string" office:string-value="primaeval/repository.primaeval" calcext:value-type="string">
            <text:p>primaeval/repository.primaeval</text:p>
          </table:table-cell>
        </table:table-row>
        <table:table-row table:style-name="ro1">
          <table:table-cell office:value-type="float" office:value="34911809" calcext:value-type="float">
            <text:p>34911809</text:p>
          </table:table-cell>
          <table:table-cell office:value-type="string" calcext:value-type="string">
            <text:p>https://api.github.com/repos/Mozilla-TWQA/Hasal</text:p>
          </table:table-cell>
          <table:table-cell table:formula="of:=REPLACE([.B4822]; 1; 29; &quot;&quot;)" office:value-type="string" office:string-value="Mozilla-TWQA/Hasal" calcext:value-type="string">
            <text:p>Mozilla-TWQA/Hasal</text:p>
          </table:table-cell>
        </table:table-row>
        <table:table-row table:style-name="ro1">
          <table:table-cell office:value-type="float" office:value="34941662" calcext:value-type="float">
            <text:p>34941662</text:p>
          </table:table-cell>
          <table:table-cell office:value-type="string" calcext:value-type="string">
            <text:p>https://api.github.com/repos/tboquet/python-alp</text:p>
          </table:table-cell>
          <table:table-cell table:formula="of:=REPLACE([.B4823]; 1; 29; &quot;&quot;)" office:value-type="string" office:string-value="tboquet/python-alp" calcext:value-type="string">
            <text:p>tboquet/python-alp</text:p>
          </table:table-cell>
        </table:table-row>
        <table:table-row table:style-name="ro1">
          <table:table-cell office:value-type="float" office:value="34952735" calcext:value-type="float">
            <text:p>34952735</text:p>
          </table:table-cell>
          <table:table-cell office:value-type="string" calcext:value-type="string">
            <text:p>https://api.github.com/repos/TheChymera/LabbookDB</text:p>
          </table:table-cell>
          <table:table-cell table:formula="of:=REPLACE([.B4824]; 1; 29; &quot;&quot;)" office:value-type="string" office:string-value="TheChymera/LabbookDB" calcext:value-type="string">
            <text:p>TheChymera/LabbookDB</text:p>
          </table:table-cell>
        </table:table-row>
        <table:table-row table:style-name="ro1">
          <table:table-cell office:value-type="float" office:value="34955408" calcext:value-type="float">
            <text:p>34955408</text:p>
          </table:table-cell>
          <table:table-cell office:value-type="string" calcext:value-type="string">
            <text:p>https://api.github.com/repos/mm22dl/MeinKPS</text:p>
          </table:table-cell>
          <table:table-cell table:formula="of:=REPLACE([.B4825]; 1; 29; &quot;&quot;)" office:value-type="string" office:string-value="mm22dl/MeinKPS" calcext:value-type="string">
            <text:p>mm22dl/MeinKPS</text:p>
          </table:table-cell>
        </table:table-row>
        <table:table-row table:style-name="ro1">
          <table:table-cell office:value-type="float" office:value="34971848" calcext:value-type="float">
            <text:p>34971848</text:p>
          </table:table-cell>
          <table:table-cell office:value-type="string" calcext:value-type="string">
            <text:p>https://api.github.com/repos/attikis/HiggsAnalysis</text:p>
          </table:table-cell>
          <table:table-cell table:formula="of:=REPLACE([.B4826]; 1; 29; &quot;&quot;)" office:value-type="string" office:string-value="attikis/HiggsAnalysis" calcext:value-type="string">
            <text:p>attikis/HiggsAnalysis</text:p>
          </table:table-cell>
        </table:table-row>
        <table:table-row table:style-name="ro1">
          <table:table-cell office:value-type="float" office:value="34990905" calcext:value-type="float">
            <text:p>34990905</text:p>
          </table:table-cell>
          <table:table-cell office:value-type="string" calcext:value-type="string">
            <text:p>https://api.github.com/repos/kobotoolbox/kpi</text:p>
          </table:table-cell>
          <table:table-cell table:formula="of:=REPLACE([.B4827]; 1; 29; &quot;&quot;)" office:value-type="string" office:string-value="kobotoolbox/kpi" calcext:value-type="string">
            <text:p>kobotoolbox/kpi</text:p>
          </table:table-cell>
        </table:table-row>
        <table:table-row table:style-name="ro1">
          <table:table-cell office:value-type="float" office:value="35000563" calcext:value-type="float">
            <text:p>35000563</text:p>
          </table:table-cell>
          <table:table-cell office:value-type="string" calcext:value-type="string">
            <text:p>https://api.github.com/repos/usharesoft/appcenter-docs</text:p>
          </table:table-cell>
          <table:table-cell table:formula="of:=REPLACE([.B4828]; 1; 29; &quot;&quot;)" office:value-type="string" office:string-value="usharesoft/appcenter-docs" calcext:value-type="string">
            <text:p>usharesoft/appcenter-docs</text:p>
          </table:table-cell>
        </table:table-row>
        <table:table-row table:style-name="ro1">
          <table:table-cell office:value-type="float" office:value="35035828" calcext:value-type="float">
            <text:p>35035828</text:p>
          </table:table-cell>
          <table:table-cell office:value-type="string" calcext:value-type="string">
            <text:p>https://api.github.com/repos/dmort27/epitran</text:p>
          </table:table-cell>
          <table:table-cell table:formula="of:=REPLACE([.B4829]; 1; 29; &quot;&quot;)" office:value-type="string" office:string-value="dmort27/epitran" calcext:value-type="string">
            <text:p>dmort27/epitran</text:p>
          </table:table-cell>
        </table:table-row>
        <table:table-row table:style-name="ro1">
          <table:table-cell office:value-type="float" office:value="35076612" calcext:value-type="float">
            <text:p>35076612</text:p>
          </table:table-cell>
          <table:table-cell office:value-type="string" calcext:value-type="string">
            <text:p>https://api.github.com/repos/eucalyptus/nephoria</text:p>
          </table:table-cell>
          <table:table-cell table:formula="of:=REPLACE([.B4830]; 1; 29; &quot;&quot;)" office:value-type="string" office:string-value="eucalyptus/nephoria" calcext:value-type="string">
            <text:p>eucalyptus/nephoria</text:p>
          </table:table-cell>
        </table:table-row>
        <table:table-row table:style-name="ro1">
          <table:table-cell office:value-type="float" office:value="35077026" calcext:value-type="float">
            <text:p>35077026</text:p>
          </table:table-cell>
          <table:table-cell office:value-type="string" calcext:value-type="string">
            <text:p>https://api.github.com/repos/semio/ddf_utils</text:p>
          </table:table-cell>
          <table:table-cell table:formula="of:=REPLACE([.B4831]; 1; 29; &quot;&quot;)" office:value-type="string" office:string-value="semio/ddf_utils" calcext:value-type="string">
            <text:p>semio/ddf_utils</text:p>
          </table:table-cell>
        </table:table-row>
        <table:table-row table:style-name="ro1">
          <table:table-cell office:value-type="float" office:value="35089427" calcext:value-type="float">
            <text:p>35089427</text:p>
          </table:table-cell>
          <table:table-cell office:value-type="string" calcext:value-type="string">
            <text:p>https://api.github.com/repos/pipermerriam/web3.py</text:p>
          </table:table-cell>
          <table:table-cell table:formula="of:=REPLACE([.B4832]; 1; 29; &quot;&quot;)" office:value-type="string" office:string-value="pipermerriam/web3.py" calcext:value-type="string">
            <text:p>pipermerriam/web3.py</text:p>
          </table:table-cell>
        </table:table-row>
        <table:table-row table:style-name="ro1">
          <table:table-cell office:value-type="float" office:value="35105606" calcext:value-type="float">
            <text:p>35105606</text:p>
          </table:table-cell>
          <table:table-cell office:value-type="string" calcext:value-type="string">
            <text:p>https://api.github.com/repos/jupyter/nbdime</text:p>
          </table:table-cell>
          <table:table-cell table:formula="of:=REPLACE([.B4833]; 1; 29; &quot;&quot;)" office:value-type="string" office:string-value="jupyter/nbdime" calcext:value-type="string">
            <text:p>jupyter/nbdime</text:p>
          </table:table-cell>
        </table:table-row>
        <table:table-row table:style-name="ro1">
          <table:table-cell office:value-type="float" office:value="35111528" calcext:value-type="float">
            <text:p>35111528</text:p>
          </table:table-cell>
          <table:table-cell office:value-type="string" calcext:value-type="string">
            <text:p>https://api.github.com/repos/luigisison/Odoo-FHIR</text:p>
          </table:table-cell>
          <table:table-cell table:formula="of:=REPLACE([.B4834]; 1; 29; &quot;&quot;)" office:value-type="string" office:string-value="luigisison/Odoo-FHIR" calcext:value-type="string">
            <text:p>luigisison/Odoo-FHIR</text:p>
          </table:table-cell>
        </table:table-row>
        <table:table-row table:style-name="ro1">
          <table:table-cell office:value-type="float" office:value="35149818" calcext:value-type="float">
            <text:p>35149818</text:p>
          </table:table-cell>
          <table:table-cell office:value-type="string" calcext:value-type="string">
            <text:p>https://api.github.com/repos/HotsauceLee/Leetcode</text:p>
          </table:table-cell>
          <table:table-cell table:formula="of:=REPLACE([.B4835]; 1; 29; &quot;&quot;)" office:value-type="string" office:string-value="HotsauceLee/Leetcode" calcext:value-type="string">
            <text:p>HotsauceLee/Leetcode</text:p>
          </table:table-cell>
        </table:table-row>
        <table:table-row table:style-name="ro1">
          <table:table-cell office:value-type="float" office:value="35197118" calcext:value-type="float">
            <text:p>35197118</text:p>
          </table:table-cell>
          <table:table-cell office:value-type="string" calcext:value-type="string">
            <text:p>https://api.github.com/repos/stts-se/wikispeech_mockup</text:p>
          </table:table-cell>
          <table:table-cell table:formula="of:=REPLACE([.B4836]; 1; 29; &quot;&quot;)" office:value-type="string" office:string-value="stts-se/wikispeech_mockup" calcext:value-type="string">
            <text:p>stts-se/wikispeech_mockup</text:p>
          </table:table-cell>
        </table:table-row>
        <table:table-row table:style-name="ro1">
          <table:table-cell office:value-type="float" office:value="35250079" calcext:value-type="float">
            <text:p>35250079</text:p>
          </table:table-cell>
          <table:table-cell office:value-type="string" calcext:value-type="string">
            <text:p>https://api.github.com/repos/gasvaktin/gasvaktin</text:p>
          </table:table-cell>
          <table:table-cell table:formula="of:=REPLACE([.B4837]; 1; 29; &quot;&quot;)" office:value-type="string" office:string-value="gasvaktin/gasvaktin" calcext:value-type="string">
            <text:p>gasvaktin/gasvaktin</text:p>
          </table:table-cell>
        </table:table-row>
        <table:table-row table:style-name="ro1">
          <table:table-cell office:value-type="float" office:value="35259476" calcext:value-type="float">
            <text:p>35259476</text:p>
          </table:table-cell>
          <table:table-cell office:value-type="string" calcext:value-type="string">
            <text:p>https://api.github.com/repos/HypothesisWorks/hypothesis-python</text:p>
          </table:table-cell>
          <table:table-cell table:formula="of:=REPLACE([.B4838]; 1; 29; &quot;&quot;)" office:value-type="string" office:string-value="HypothesisWorks/hypothesis-python" calcext:value-type="string">
            <text:p>HypothesisWorks/hypothesis-python</text:p>
          </table:table-cell>
        </table:table-row>
        <table:table-row table:style-name="ro1">
          <table:table-cell office:value-type="float" office:value="35305077" calcext:value-type="float">
            <text:p>35305077</text:p>
          </table:table-cell>
          <table:table-cell office:value-type="string" calcext:value-type="string">
            <text:p>https://api.github.com/repos/nikolaims/nfb</text:p>
          </table:table-cell>
          <table:table-cell table:formula="of:=REPLACE([.B4839]; 1; 29; &quot;&quot;)" office:value-type="string" office:string-value="nikolaims/nfb" calcext:value-type="string">
            <text:p>nikolaims/nfb</text:p>
          </table:table-cell>
        </table:table-row>
        <table:table-row table:style-name="ro1">
          <table:table-cell office:value-type="float" office:value="35307048" calcext:value-type="float">
            <text:p>35307048</text:p>
          </table:table-cell>
          <table:table-cell office:value-type="string" calcext:value-type="string">
            <text:p>https://api.github.com/repos/niosus/EasyClangComplete</text:p>
          </table:table-cell>
          <table:table-cell table:formula="of:=REPLACE([.B4840]; 1; 29; &quot;&quot;)" office:value-type="string" office:string-value="niosus/EasyClangComplete" calcext:value-type="string">
            <text:p>niosus/EasyClangComplete</text:p>
          </table:table-cell>
        </table:table-row>
        <table:table-row table:style-name="ro1">
          <table:table-cell office:value-type="float" office:value="35316536" calcext:value-type="float">
            <text:p>35316536</text:p>
          </table:table-cell>
          <table:table-cell office:value-type="string" calcext:value-type="string">
            <text:p>https://api.github.com/repos/capitalone/cloud-custodian</text:p>
          </table:table-cell>
          <table:table-cell table:formula="of:=REPLACE([.B4841]; 1; 29; &quot;&quot;)" office:value-type="string" office:string-value="capitalone/cloud-custodian" calcext:value-type="string">
            <text:p>capitalone/cloud-custodian</text:p>
          </table:table-cell>
        </table:table-row>
        <table:table-row table:style-name="ro1">
          <table:table-cell office:value-type="float" office:value="35371070" calcext:value-type="float">
            <text:p>35371070</text:p>
          </table:table-cell>
          <table:table-cell office:value-type="string" calcext:value-type="string">
            <text:p>https://api.github.com/repos/openthos/OTO</text:p>
          </table:table-cell>
          <table:table-cell table:formula="of:=REPLACE([.B4842]; 1; 29; &quot;&quot;)" office:value-type="string" office:string-value="openthos/OTO" calcext:value-type="string">
            <text:p>openthos/OTO</text:p>
          </table:table-cell>
        </table:table-row>
        <table:table-row table:style-name="ro1">
          <table:table-cell office:value-type="float" office:value="35377440" calcext:value-type="float">
            <text:p>35377440</text:p>
          </table:table-cell>
          <table:table-cell office:value-type="string" calcext:value-type="string">
            <text:p>https://api.github.com/repos/dcos/dcos-cli</text:p>
          </table:table-cell>
          <table:table-cell table:formula="of:=REPLACE([.B4843]; 1; 29; &quot;&quot;)" office:value-type="string" office:string-value="dcos/dcos-cli" calcext:value-type="string">
            <text:p>dcos/dcos-cli</text:p>
          </table:table-cell>
        </table:table-row>
        <table:table-row table:style-name="ro1">
          <table:table-cell office:value-type="float" office:value="35380430" calcext:value-type="float">
            <text:p>35380430</text:p>
          </table:table-cell>
          <table:table-cell office:value-type="string" calcext:value-type="string">
            <text:p>https://api.github.com/repos/jupyterhub/jupyterhub</text:p>
          </table:table-cell>
          <table:table-cell table:formula="of:=REPLACE([.B4844]; 1; 29; &quot;&quot;)" office:value-type="string" office:string-value="jupyterhub/jupyterhub" calcext:value-type="string">
            <text:p>jupyterhub/jupyterhub</text:p>
          </table:table-cell>
        </table:table-row>
        <table:table-row table:style-name="ro1">
          <table:table-cell office:value-type="float" office:value="35383186" calcext:value-type="float">
            <text:p>35383186</text:p>
          </table:table-cell>
          <table:table-cell office:value-type="string" calcext:value-type="string">
            <text:p>https://api.github.com/repos/dcos/dcos</text:p>
          </table:table-cell>
          <table:table-cell table:formula="of:=REPLACE([.B4845]; 1; 29; &quot;&quot;)" office:value-type="string" office:string-value="dcos/dcos" calcext:value-type="string">
            <text:p>dcos/dcos</text:p>
          </table:table-cell>
        </table:table-row>
        <table:table-row table:style-name="ro1">
          <table:table-cell office:value-type="float" office:value="35390012" calcext:value-type="float">
            <text:p>35390012</text:p>
          </table:table-cell>
          <table:table-cell office:value-type="string" calcext:value-type="string">
            <text:p>https://api.github.com/repos/elastic/rally</text:p>
          </table:table-cell>
          <table:table-cell table:formula="of:=REPLACE([.B4846]; 1; 29; &quot;&quot;)" office:value-type="string" office:string-value="elastic/rally" calcext:value-type="string">
            <text:p>elastic/rally</text:p>
          </table:table-cell>
        </table:table-row>
        <table:table-row table:style-name="ro1">
          <table:table-cell office:value-type="float" office:value="35407453" calcext:value-type="float">
            <text:p>35407453</text:p>
          </table:table-cell>
          <table:table-cell office:value-type="string" calcext:value-type="string">
            <text:p>https://api.github.com/repos/hammerlab/cohorts</text:p>
          </table:table-cell>
          <table:table-cell table:formula="of:=REPLACE([.B4847]; 1; 29; &quot;&quot;)" office:value-type="string" office:string-value="hammerlab/cohorts" calcext:value-type="string">
            <text:p>hammerlab/cohorts</text:p>
          </table:table-cell>
        </table:table-row>
        <table:table-row table:style-name="ro1">
          <table:table-cell office:value-type="float" office:value="35416679" calcext:value-type="float">
            <text:p>35416679</text:p>
          </table:table-cell>
          <table:table-cell office:value-type="string" calcext:value-type="string">
            <text:p>https://api.github.com/repos/SmartDataProjects/dynamo</text:p>
          </table:table-cell>
          <table:table-cell table:formula="of:=REPLACE([.B4848]; 1; 29; &quot;&quot;)" office:value-type="string" office:string-value="SmartDataProjects/dynamo" calcext:value-type="string">
            <text:p>SmartDataProjects/dynamo</text:p>
          </table:table-cell>
        </table:table-row>
        <table:table-row table:style-name="ro1">
          <table:table-cell office:value-type="float" office:value="35436211" calcext:value-type="float">
            <text:p>35436211</text:p>
          </table:table-cell>
          <table:table-cell office:value-type="string" calcext:value-type="string">
            <text:p>https://api.github.com/repos/DuoSoftware/DigInEngine</text:p>
          </table:table-cell>
          <table:table-cell table:formula="of:=REPLACE([.B4849]; 1; 29; &quot;&quot;)" office:value-type="string" office:string-value="DuoSoftware/DigInEngine" calcext:value-type="string">
            <text:p>DuoSoftware/DigInEngine</text:p>
          </table:table-cell>
        </table:table-row>
        <table:table-row table:style-name="ro1">
          <table:table-cell office:value-type="float" office:value="35452542" calcext:value-type="float">
            <text:p>35452542</text:p>
          </table:table-cell>
          <table:table-cell office:value-type="string" calcext:value-type="string">
            <text:p>https://api.github.com/repos/TransparentHealth/hhs_oauth_server</text:p>
          </table:table-cell>
          <table:table-cell table:formula="of:=REPLACE([.B4850]; 1; 29; &quot;&quot;)" office:value-type="string" office:string-value="TransparentHealth/hhs_oauth_server" calcext:value-type="string">
            <text:p>TransparentHealth/hhs_oauth_server</text:p>
          </table:table-cell>
        </table:table-row>
        <table:table-row table:style-name="ro1">
          <table:table-cell office:value-type="float" office:value="35457363" calcext:value-type="float">
            <text:p>35457363</text:p>
          </table:table-cell>
          <table:table-cell office:value-type="string" calcext:value-type="string">
            <text:p>https://api.github.com/repos/meerkat-code/meerkat_abacus</text:p>
          </table:table-cell>
          <table:table-cell table:formula="of:=REPLACE([.B4851]; 1; 29; &quot;&quot;)" office:value-type="string" office:string-value="meerkat-code/meerkat_abacus" calcext:value-type="string">
            <text:p>meerkat-code/meerkat_abacus</text:p>
          </table:table-cell>
        </table:table-row>
        <table:table-row table:style-name="ro1">
          <table:table-cell office:value-type="float" office:value="35457388" calcext:value-type="float">
            <text:p>35457388</text:p>
          </table:table-cell>
          <table:table-cell office:value-type="string" calcext:value-type="string">
            <text:p>https://api.github.com/repos/meerkat-code/meerkat_api</text:p>
          </table:table-cell>
          <table:table-cell table:formula="of:=REPLACE([.B4852]; 1; 29; &quot;&quot;)" office:value-type="string" office:string-value="meerkat-code/meerkat_api" calcext:value-type="string">
            <text:p>meerkat-code/meerkat_api</text:p>
          </table:table-cell>
        </table:table-row>
        <table:table-row table:style-name="ro1">
          <table:table-cell office:value-type="float" office:value="35508989" calcext:value-type="float">
            <text:p>35508989</text:p>
          </table:table-cell>
          <table:table-cell office:value-type="string" calcext:value-type="string">
            <text:p>https://api.github.com/repos/pelednoam/mmvt</text:p>
          </table:table-cell>
          <table:table-cell table:formula="of:=REPLACE([.B4853]; 1; 29; &quot;&quot;)" office:value-type="string" office:string-value="pelednoam/mmvt" calcext:value-type="string">
            <text:p>pelednoam/mmvt</text:p>
          </table:table-cell>
        </table:table-row>
        <table:table-row table:style-name="ro1">
          <table:table-cell office:value-type="float" office:value="35514512" calcext:value-type="float">
            <text:p>35514512</text:p>
          </table:table-cell>
          <table:table-cell office:value-type="string" calcext:value-type="string">
            <text:p>https://api.github.com/repos/escapewindow/scriptworker</text:p>
          </table:table-cell>
          <table:table-cell table:formula="of:=REPLACE([.B4854]; 1; 29; &quot;&quot;)" office:value-type="string" office:string-value="escapewindow/scriptworker" calcext:value-type="string">
            <text:p>escapewindow/scriptworker</text:p>
          </table:table-cell>
        </table:table-row>
        <table:table-row table:style-name="ro1">
          <table:table-cell office:value-type="float" office:value="35530418" calcext:value-type="float">
            <text:p>35530418</text:p>
          </table:table-cell>
          <table:table-cell office:value-type="string" calcext:value-type="string">
            <text:p>https://api.github.com/repos/greenelab/continuous_analysis</text:p>
          </table:table-cell>
          <table:table-cell table:formula="of:=REPLACE([.B4855]; 1; 29; &quot;&quot;)" office:value-type="string" office:string-value="greenelab/continuous_analysis" calcext:value-type="string">
            <text:p>greenelab/continuous_analysis</text:p>
          </table:table-cell>
        </table:table-row>
        <table:table-row table:style-name="ro1">
          <table:table-cell office:value-type="float" office:value="35579830" calcext:value-type="float">
            <text:p>35579830</text:p>
          </table:table-cell>
          <table:table-cell office:value-type="string" calcext:value-type="string">
            <text:p>https://api.github.com/repos/Bamux/Rift-Raid-Alert</text:p>
          </table:table-cell>
          <table:table-cell table:formula="of:=REPLACE([.B4856]; 1; 29; &quot;&quot;)" office:value-type="string" office:string-value="Bamux/Rift-Raid-Alert" calcext:value-type="string">
            <text:p>Bamux/Rift-Raid-Alert</text:p>
          </table:table-cell>
        </table:table-row>
        <table:table-row table:style-name="ro1">
          <table:table-cell office:value-type="float" office:value="35597015" calcext:value-type="float">
            <text:p>35597015</text:p>
          </table:table-cell>
          <table:table-cell office:value-type="string" calcext:value-type="string">
            <text:p>https://api.github.com/repos/OpenAstronomy/Universe_OA</text:p>
          </table:table-cell>
          <table:table-cell table:formula="of:=REPLACE([.B4857]; 1; 29; &quot;&quot;)" office:value-type="string" office:string-value="OpenAstronomy/Universe_OA" calcext:value-type="string">
            <text:p>OpenAstronomy/Universe_OA</text:p>
          </table:table-cell>
        </table:table-row>
        <table:table-row table:style-name="ro1">
          <table:table-cell office:value-type="float" office:value="35615168" calcext:value-type="float">
            <text:p>35615168</text:p>
          </table:table-cell>
          <table:table-cell office:value-type="string" calcext:value-type="string">
            <text:p>https://api.github.com/repos/PcBoy111/PCBOT</text:p>
          </table:table-cell>
          <table:table-cell table:formula="of:=REPLACE([.B4858]; 1; 29; &quot;&quot;)" office:value-type="string" office:string-value="PcBoy111/PCBOT" calcext:value-type="string">
            <text:p>PcBoy111/PCBOT</text:p>
          </table:table-cell>
        </table:table-row>
        <table:table-row table:style-name="ro1">
          <table:table-cell office:value-type="float" office:value="35617368" calcext:value-type="float">
            <text:p>35617368</text:p>
          </table:table-cell>
          <table:table-cell office:value-type="string" calcext:value-type="string">
            <text:p>https://api.github.com/repos/opesci/devito</text:p>
          </table:table-cell>
          <table:table-cell table:formula="of:=REPLACE([.B4859]; 1; 29; &quot;&quot;)" office:value-type="string" office:string-value="opesci/devito" calcext:value-type="string">
            <text:p>opesci/devito</text:p>
          </table:table-cell>
        </table:table-row>
        <table:table-row table:style-name="ro1">
          <table:table-cell office:value-type="float" office:value="35631713" calcext:value-type="float">
            <text:p>35631713</text:p>
          </table:table-cell>
          <table:table-cell office:value-type="string" calcext:value-type="string">
            <text:p>https://api.github.com/repos/duniter/sakia</text:p>
          </table:table-cell>
          <table:table-cell table:formula="of:=REPLACE([.B4860]; 1; 29; &quot;&quot;)" office:value-type="string" office:string-value="duniter/sakia" calcext:value-type="string">
            <text:p>duniter/sakia</text:p>
          </table:table-cell>
        </table:table-row>
        <table:table-row table:style-name="ro1">
          <table:table-cell office:value-type="float" office:value="35648818" calcext:value-type="float">
            <text:p>35648818</text:p>
          </table:table-cell>
          <table:table-cell office:value-type="string" calcext:value-type="string">
            <text:p>https://api.github.com/repos/wufeifei/cobra</text:p>
          </table:table-cell>
          <table:table-cell table:formula="of:=REPLACE([.B4861]; 1; 29; &quot;&quot;)" office:value-type="string" office:string-value="wufeifei/cobra" calcext:value-type="string">
            <text:p>wufeifei/cobra</text:p>
          </table:table-cell>
        </table:table-row>
        <table:table-row table:style-name="ro1">
          <table:table-cell office:value-type="float" office:value="35651453" calcext:value-type="float">
            <text:p>35651453</text:p>
          </table:table-cell>
          <table:table-cell office:value-type="string" calcext:value-type="string">
            <text:p>https://api.github.com/repos/ets-labs/python-dependency-injector</text:p>
          </table:table-cell>
          <table:table-cell table:formula="of:=REPLACE([.B4862]; 1; 29; &quot;&quot;)" office:value-type="string" office:string-value="ets-labs/python-dependency-injector" calcext:value-type="string">
            <text:p>ets-labs/python-dependency-injector</text:p>
          </table:table-cell>
        </table:table-row>
        <table:table-row table:style-name="ro1">
          <table:table-cell office:value-type="float" office:value="35668437" calcext:value-type="float">
            <text:p>35668437</text:p>
          </table:table-cell>
          <table:table-cell office:value-type="string" calcext:value-type="string">
            <text:p>https://api.github.com/repos/Lingotek/filesystem-connector</text:p>
          </table:table-cell>
          <table:table-cell table:formula="of:=REPLACE([.B4863]; 1; 29; &quot;&quot;)" office:value-type="string" office:string-value="Lingotek/filesystem-connector" calcext:value-type="string">
            <text:p>Lingotek/filesystem-connector</text:p>
          </table:table-cell>
        </table:table-row>
        <table:table-row table:style-name="ro1">
          <table:table-cell office:value-type="float" office:value="35668897" calcext:value-type="float">
            <text:p>35668897</text:p>
          </table:table-cell>
          <table:table-cell office:value-type="string" calcext:value-type="string">
            <text:p>https://api.github.com/repos/LuisAlejandro/pypicontents</text:p>
          </table:table-cell>
          <table:table-cell table:formula="of:=REPLACE([.B4864]; 1; 29; &quot;&quot;)" office:value-type="string" office:string-value="LuisAlejandro/pypicontents" calcext:value-type="string">
            <text:p>LuisAlejandro/pypicontents</text:p>
          </table:table-cell>
        </table:table-row>
        <table:table-row table:style-name="ro1">
          <table:table-cell office:value-type="float" office:value="35680114" calcext:value-type="float">
            <text:p>35680114</text:p>
          </table:table-cell>
          <table:table-cell office:value-type="string" calcext:value-type="string">
            <text:p>https://api.github.com/repos/internetarchive/brozzler</text:p>
          </table:table-cell>
          <table:table-cell table:formula="of:=REPLACE([.B4865]; 1; 29; &quot;&quot;)" office:value-type="string" office:string-value="internetarchive/brozzler" calcext:value-type="string">
            <text:p>internetarchive/brozzler</text:p>
          </table:table-cell>
        </table:table-row>
        <table:table-row table:style-name="ro1">
          <table:table-cell office:value-type="float" office:value="35832013" calcext:value-type="float">
            <text:p>35832013</text:p>
          </table:table-cell>
          <table:table-cell office:value-type="string" calcext:value-type="string">
            <text:p>https://api.github.com/repos/openai/gym</text:p>
          </table:table-cell>
          <table:table-cell table:formula="of:=REPLACE([.B4866]; 1; 29; &quot;&quot;)" office:value-type="string" office:string-value="openai/gym" calcext:value-type="string">
            <text:p>openai/gym</text:p>
          </table:table-cell>
        </table:table-row>
        <table:table-row table:style-name="ro1">
          <table:table-cell office:value-type="float" office:value="35833612" calcext:value-type="float">
            <text:p>35833612</text:p>
          </table:table-cell>
          <table:table-cell office:value-type="string" calcext:value-type="string">
            <text:p>https://api.github.com/repos/googlei18n/glyphsLib</text:p>
          </table:table-cell>
          <table:table-cell table:formula="of:=REPLACE([.B4867]; 1; 29; &quot;&quot;)" office:value-type="string" office:string-value="googlei18n/glyphsLib" calcext:value-type="string">
            <text:p>googlei18n/glyphsLib</text:p>
          </table:table-cell>
        </table:table-row>
        <table:table-row table:style-name="ro1">
          <table:table-cell office:value-type="float" office:value="35881063" calcext:value-type="float">
            <text:p>35881063</text:p>
          </table:table-cell>
          <table:table-cell office:value-type="string" calcext:value-type="string">
            <text:p>https://api.github.com/repos/kristina-monsch/ammonia_project</text:p>
          </table:table-cell>
          <table:table-cell table:formula="of:=REPLACE([.B4868]; 1; 29; &quot;&quot;)" office:value-type="string" office:string-value="kristina-monsch/ammonia_project" calcext:value-type="string">
            <text:p>kristina-monsch/ammonia_project</text:p>
          </table:table-cell>
        </table:table-row>
        <table:table-row table:style-name="ro1">
          <table:table-cell office:value-type="float" office:value="36096834" calcext:value-type="float">
            <text:p>36096834</text:p>
          </table:table-cell>
          <table:table-cell office:value-type="string" calcext:value-type="string">
            <text:p>https://api.github.com/repos/sfcl/severcart</text:p>
          </table:table-cell>
          <table:table-cell table:formula="of:=REPLACE([.B4869]; 1; 29; &quot;&quot;)" office:value-type="string" office:string-value="sfcl/severcart" calcext:value-type="string">
            <text:p>sfcl/severcart</text:p>
          </table:table-cell>
        </table:table-row>
        <table:table-row table:style-name="ro1">
          <table:table-cell office:value-type="float" office:value="36220884" calcext:value-type="float">
            <text:p>36220884</text:p>
          </table:table-cell>
          <table:table-cell office:value-type="string" calcext:value-type="string">
            <text:p>https://api.github.com/repos/Shepo6/Shepo</text:p>
          </table:table-cell>
          <table:table-cell table:formula="of:=REPLACE([.B4870]; 1; 29; &quot;&quot;)" office:value-type="string" office:string-value="Shepo6/Shepo" calcext:value-type="string">
            <text:p>Shepo6/Shepo</text:p>
          </table:table-cell>
        </table:table-row>
        <table:table-row table:style-name="ro1">
          <table:table-cell office:value-type="float" office:value="36258102" calcext:value-type="float">
            <text:p>36258102</text:p>
          </table:table-cell>
          <table:table-cell office:value-type="string" calcext:value-type="string">
            <text:p>https://api.github.com/repos/zalando/expan</text:p>
          </table:table-cell>
          <table:table-cell table:formula="of:=REPLACE([.B4871]; 1; 29; &quot;&quot;)" office:value-type="string" office:string-value="zalando/expan" calcext:value-type="string">
            <text:p>zalando/expan</text:p>
          </table:table-cell>
        </table:table-row>
        <table:table-row table:style-name="ro1">
          <table:table-cell office:value-type="float" office:value="36261454" calcext:value-type="float">
            <text:p>36261454</text:p>
          </table:table-cell>
          <table:table-cell office:value-type="string" calcext:value-type="string">
            <text:p>https://api.github.com/repos/wkentaro/fcn</text:p>
          </table:table-cell>
          <table:table-cell table:formula="of:=REPLACE([.B4872]; 1; 29; &quot;&quot;)" office:value-type="string" office:string-value="wkentaro/fcn" calcext:value-type="string">
            <text:p>wkentaro/fcn</text:p>
          </table:table-cell>
        </table:table-row>
        <table:table-row table:style-name="ro1">
          <table:table-cell office:value-type="float" office:value="36279751" calcext:value-type="float">
            <text:p>36279751</text:p>
          </table:table-cell>
          <table:table-cell office:value-type="string" calcext:value-type="string">
            <text:p>https://api.github.com/repos/blei-lab/edward</text:p>
          </table:table-cell>
          <table:table-cell table:formula="of:=REPLACE([.B4873]; 1; 29; &quot;&quot;)" office:value-type="string" office:string-value="blei-lab/edward" calcext:value-type="string">
            <text:p>blei-lab/edward</text:p>
          </table:table-cell>
        </table:table-row>
        <table:table-row table:style-name="ro1">
          <table:table-cell office:value-type="float" office:value="36289687" calcext:value-type="float">
            <text:p>36289687</text:p>
          </table:table-cell>
          <table:table-cell office:value-type="string" calcext:value-type="string">
            <text:p>https://api.github.com/repos/dials/cctbx</text:p>
          </table:table-cell>
          <table:table-cell table:formula="of:=REPLACE([.B4874]; 1; 29; &quot;&quot;)" office:value-type="string" office:string-value="dials/cctbx" calcext:value-type="string">
            <text:p>dials/cctbx</text:p>
          </table:table-cell>
        </table:table-row>
        <table:table-row table:style-name="ro1">
          <table:table-cell office:value-type="float" office:value="36295142" calcext:value-type="float">
            <text:p>36295142</text:p>
          </table:table-cell>
          <table:table-cell office:value-type="string" calcext:value-type="string">
            <text:p>https://api.github.com/repos/Jumpscale/jscockpit</text:p>
          </table:table-cell>
          <table:table-cell table:formula="of:=REPLACE([.B4875]; 1; 29; &quot;&quot;)" office:value-type="string" office:string-value="Jumpscale/jscockpit" calcext:value-type="string">
            <text:p>Jumpscale/jscockpit</text:p>
          </table:table-cell>
        </table:table-row>
        <table:table-row table:style-name="ro1">
          <table:table-cell office:value-type="float" office:value="36364857" calcext:value-type="float">
            <text:p>36364857</text:p>
          </table:table-cell>
          <table:table-cell office:value-type="string" calcext:value-type="string">
            <text:p>https://api.github.com/repos/coopengo/tryton</text:p>
          </table:table-cell>
          <table:table-cell table:formula="of:=REPLACE([.B4876]; 1; 29; &quot;&quot;)" office:value-type="string" office:string-value="coopengo/tryton" calcext:value-type="string">
            <text:p>coopengo/tryton</text:p>
          </table:table-cell>
        </table:table-row>
        <table:table-row table:style-name="ro1">
          <table:table-cell office:value-type="float" office:value="36409320" calcext:value-type="float">
            <text:p>36409320</text:p>
          </table:table-cell>
          <table:table-cell office:value-type="string" calcext:value-type="string">
            <text:p>https://api.github.com/repos/openstack/kolla-kubernetes</text:p>
          </table:table-cell>
          <table:table-cell table:formula="of:=REPLACE([.B4877]; 1; 29; &quot;&quot;)" office:value-type="string" office:string-value="openstack/kolla-kubernetes" calcext:value-type="string">
            <text:p>openstack/kolla-kubernetes</text:p>
          </table:table-cell>
        </table:table-row>
        <table:table-row table:style-name="ro1">
          <table:table-cell office:value-type="float" office:value="36421708" calcext:value-type="float">
            <text:p>36421708</text:p>
          </table:table-cell>
          <table:table-cell office:value-type="string" calcext:value-type="string">
            <text:p>https://api.github.com/repos/pieleric/odemis</text:p>
          </table:table-cell>
          <table:table-cell table:formula="of:=REPLACE([.B4878]; 1; 29; &quot;&quot;)" office:value-type="string" office:string-value="pieleric/odemis" calcext:value-type="string">
            <text:p>pieleric/odemis</text:p>
          </table:table-cell>
        </table:table-row>
        <table:table-row table:style-name="ro1">
          <table:table-cell office:value-type="float" office:value="36443981" calcext:value-type="float">
            <text:p>36443981</text:p>
          </table:table-cell>
          <table:table-cell office:value-type="string" calcext:value-type="string">
            <text:p>https://api.github.com/repos/kytos/python-openflow</text:p>
          </table:table-cell>
          <table:table-cell table:formula="of:=REPLACE([.B4879]; 1; 29; &quot;&quot;)" office:value-type="string" office:string-value="kytos/python-openflow" calcext:value-type="string">
            <text:p>kytos/python-openflow</text:p>
          </table:table-cell>
        </table:table-row>
        <table:table-row table:style-name="ro1">
          <table:table-cell office:value-type="float" office:value="36452156" calcext:value-type="float">
            <text:p>36452156</text:p>
          </table:table-cell>
          <table:table-cell office:value-type="string" calcext:value-type="string">
            <text:p>https://api.github.com/repos/epigen/looper</text:p>
          </table:table-cell>
          <table:table-cell table:formula="of:=REPLACE([.B4880]; 1; 29; &quot;&quot;)" office:value-type="string" office:string-value="epigen/looper" calcext:value-type="string">
            <text:p>epigen/looper</text:p>
          </table:table-cell>
        </table:table-row>
        <table:table-row table:style-name="ro1">
          <table:table-cell office:value-type="float" office:value="36506052" calcext:value-type="float">
            <text:p>36506052</text:p>
          </table:table-cell>
          <table:table-cell office:value-type="string" calcext:value-type="string">
            <text:p>https://api.github.com/repos/hpc4cmb/toast</text:p>
          </table:table-cell>
          <table:table-cell table:formula="of:=REPLACE([.B4881]; 1; 29; &quot;&quot;)" office:value-type="string" office:string-value="hpc4cmb/toast" calcext:value-type="string">
            <text:p>hpc4cmb/toast</text:p>
          </table:table-cell>
        </table:table-row>
        <table:table-row table:style-name="ro1">
          <table:table-cell office:value-type="float" office:value="36507912" calcext:value-type="float">
            <text:p>36507912</text:p>
          </table:table-cell>
          <table:table-cell office:value-type="string" calcext:value-type="string">
            <text:p>https://api.github.com/repos/certbot/certbot</text:p>
          </table:table-cell>
          <table:table-cell table:formula="of:=REPLACE([.B4882]; 1; 29; &quot;&quot;)" office:value-type="string" office:string-value="certbot/certbot" calcext:value-type="string">
            <text:p>certbot/certbot</text:p>
          </table:table-cell>
        </table:table-row>
        <table:table-row table:style-name="ro1">
          <table:table-cell office:value-type="float" office:value="36523667" calcext:value-type="float">
            <text:p>36523667</text:p>
          </table:table-cell>
          <table:table-cell office:value-type="string" calcext:value-type="string">
            <text:p>https://api.github.com/repos/hansonrobotics/HEAD</text:p>
          </table:table-cell>
          <table:table-cell table:formula="of:=REPLACE([.B4883]; 1; 29; &quot;&quot;)" office:value-type="string" office:string-value="hansonrobotics/HEAD" calcext:value-type="string">
            <text:p>hansonrobotics/HEAD</text:p>
          </table:table-cell>
        </table:table-row>
        <table:table-row table:style-name="ro1">
          <table:table-cell office:value-type="float" office:value="36595957" calcext:value-type="float">
            <text:p>36595957</text:p>
          </table:table-cell>
          <table:table-cell office:value-type="string" calcext:value-type="string">
            <text:p>https://api.github.com/repos/Socialsquare/biosensor</text:p>
          </table:table-cell>
          <table:table-cell table:formula="of:=REPLACE([.B4884]; 1; 29; &quot;&quot;)" office:value-type="string" office:string-value="Socialsquare/biosensor" calcext:value-type="string">
            <text:p>Socialsquare/biosensor</text:p>
          </table:table-cell>
        </table:table-row>
        <table:table-row table:style-name="ro1">
          <table:table-cell office:value-type="float" office:value="36604382" calcext:value-type="float">
            <text:p>36604382</text:p>
          </table:table-cell>
          <table:table-cell office:value-type="string" calcext:value-type="string">
            <text:p>https://api.github.com/repos/insightfinder/InsightAgent</text:p>
          </table:table-cell>
          <table:table-cell table:formula="of:=REPLACE([.B4885]; 1; 29; &quot;&quot;)" office:value-type="string" office:string-value="insightfinder/InsightAgent" calcext:value-type="string">
            <text:p>insightfinder/InsightAgent</text:p>
          </table:table-cell>
        </table:table-row>
        <table:table-row table:style-name="ro1">
          <table:table-cell office:value-type="float" office:value="36613815" calcext:value-type="float">
            <text:p>36613815</text:p>
          </table:table-cell>
          <table:table-cell office:value-type="string" calcext:value-type="string">
            <text:p>https://api.github.com/repos/WIPACrepo/iceprod</text:p>
          </table:table-cell>
          <table:table-cell table:formula="of:=REPLACE([.B4886]; 1; 29; &quot;&quot;)" office:value-type="string" office:string-value="WIPACrepo/iceprod" calcext:value-type="string">
            <text:p>WIPACrepo/iceprod</text:p>
          </table:table-cell>
        </table:table-row>
        <table:table-row table:style-name="ro1">
          <table:table-cell office:value-type="float" office:value="36617029" calcext:value-type="float">
            <text:p>36617029</text:p>
          </table:table-cell>
          <table:table-cell office:value-type="string" calcext:value-type="string">
            <text:p>https://api.github.com/repos/ministryofjustice/money-to-prisoners-noms-ops</text:p>
          </table:table-cell>
          <table:table-cell table:formula="of:=REPLACE([.B4887]; 1; 29; &quot;&quot;)" office:value-type="string" office:string-value="ministryofjustice/money-to-prisoners-noms-ops" calcext:value-type="string">
            <text:p>ministryofjustice/money-to-prisoners-noms-ops</text:p>
          </table:table-cell>
        </table:table-row>
        <table:table-row table:style-name="ro1">
          <table:table-cell office:value-type="float" office:value="36621725" calcext:value-type="float">
            <text:p>36621725</text:p>
          </table:table-cell>
          <table:table-cell office:value-type="string" calcext:value-type="string">
            <text:p>https://api.github.com/repos/followcat/predator</text:p>
          </table:table-cell>
          <table:table-cell table:formula="of:=REPLACE([.B4888]; 1; 29; &quot;&quot;)" office:value-type="string" office:string-value="followcat/predator" calcext:value-type="string">
            <text:p>followcat/predator</text:p>
          </table:table-cell>
        </table:table-row>
        <table:table-row table:style-name="ro1">
          <table:table-cell office:value-type="float" office:value="36639989" calcext:value-type="float">
            <text:p>36639989</text:p>
          </table:table-cell>
          <table:table-cell office:value-type="string" calcext:value-type="string">
            <text:p>https://api.github.com/repos/zerothi/sisl</text:p>
          </table:table-cell>
          <table:table-cell table:formula="of:=REPLACE([.B4889]; 1; 29; &quot;&quot;)" office:value-type="string" office:string-value="zerothi/sisl" calcext:value-type="string">
            <text:p>zerothi/sisl</text:p>
          </table:table-cell>
        </table:table-row>
        <table:table-row table:style-name="ro1">
          <table:table-cell office:value-type="float" office:value="36656181" calcext:value-type="float">
            <text:p>36656181</text:p>
          </table:table-cell>
          <table:table-cell office:value-type="string" calcext:value-type="string">
            <text:p>https://api.github.com/repos/diofant/diofant</text:p>
          </table:table-cell>
          <table:table-cell table:formula="of:=REPLACE([.B4890]; 1; 29; &quot;&quot;)" office:value-type="string" office:string-value="diofant/diofant" calcext:value-type="string">
            <text:p>diofant/diofant</text:p>
          </table:table-cell>
        </table:table-row>
        <table:table-row table:style-name="ro1">
          <table:table-cell office:value-type="float" office:value="36693211" calcext:value-type="float">
            <text:p>36693211</text:p>
          </table:table-cell>
          <table:table-cell office:value-type="string" calcext:value-type="string">
            <text:p>https://api.github.com/repos/xianba/GreatWall</text:p>
          </table:table-cell>
          <table:table-cell table:formula="of:=REPLACE([.B4891]; 1; 29; &quot;&quot;)" office:value-type="string" office:string-value="xianba/GreatWall" calcext:value-type="string">
            <text:p>xianba/GreatWall</text:p>
          </table:table-cell>
        </table:table-row>
        <table:table-row table:style-name="ro1">
          <table:table-cell office:value-type="float" office:value="36699739" calcext:value-type="float">
            <text:p>36699739</text:p>
          </table:table-cell>
          <table:table-cell office:value-type="string" calcext:value-type="string">
            <text:p>https://api.github.com/repos/librosa/librosa</text:p>
          </table:table-cell>
          <table:table-cell table:formula="of:=REPLACE([.B4892]; 1; 29; &quot;&quot;)" office:value-type="string" office:string-value="librosa/librosa" calcext:value-type="string">
            <text:p>librosa/librosa</text:p>
          </table:table-cell>
        </table:table-row>
        <table:table-row table:style-name="ro1">
          <table:table-cell office:value-type="float" office:value="36703925" calcext:value-type="float">
            <text:p>36703925</text:p>
          </table:table-cell>
          <table:table-cell office:value-type="string" calcext:value-type="string">
            <text:p>https://api.github.com/repos/SunDwarf/Kyoukai</text:p>
          </table:table-cell>
          <table:table-cell table:formula="of:=REPLACE([.B4893]; 1; 29; &quot;&quot;)" office:value-type="string" office:string-value="SunDwarf/Kyoukai" calcext:value-type="string">
            <text:p>SunDwarf/Kyoukai</text:p>
          </table:table-cell>
        </table:table-row>
        <table:table-row table:style-name="ro1">
          <table:table-cell office:value-type="float" office:value="36752107" calcext:value-type="float">
            <text:p>36752107</text:p>
          </table:table-cell>
          <table:table-cell office:value-type="string" calcext:value-type="string">
            <text:p>https://api.github.com/repos/shawnbrown/datatest</text:p>
          </table:table-cell>
          <table:table-cell table:formula="of:=REPLACE([.B4894]; 1; 29; &quot;&quot;)" office:value-type="string" office:string-value="shawnbrown/datatest" calcext:value-type="string">
            <text:p>shawnbrown/datatest</text:p>
          </table:table-cell>
        </table:table-row>
        <table:table-row table:style-name="ro1">
          <table:table-cell office:value-type="float" office:value="36753884" calcext:value-type="float">
            <text:p>36753884</text:p>
          </table:table-cell>
          <table:table-cell office:value-type="string" calcext:value-type="string">
            <text:p>https://api.github.com/repos/mistio/mist.tests</text:p>
          </table:table-cell>
          <table:table-cell table:formula="of:=REPLACE([.B4895]; 1; 29; &quot;&quot;)" office:value-type="string" office:string-value="mistio/mist.tests" calcext:value-type="string">
            <text:p>mistio/mist.tests</text:p>
          </table:table-cell>
        </table:table-row>
        <table:table-row table:style-name="ro1">
          <table:table-cell office:value-type="float" office:value="36761320" calcext:value-type="float">
            <text:p>36761320</text:p>
          </table:table-cell>
          <table:table-cell office:value-type="string" calcext:value-type="string">
            <text:p>https://api.github.com/repos/norcams/himlarcli</text:p>
          </table:table-cell>
          <table:table-cell table:formula="of:=REPLACE([.B4896]; 1; 29; &quot;&quot;)" office:value-type="string" office:string-value="norcams/himlarcli" calcext:value-type="string">
            <text:p>norcams/himlarcli</text:p>
          </table:table-cell>
        </table:table-row>
        <table:table-row table:style-name="ro1">
          <table:table-cell office:value-type="float" office:value="36788625" calcext:value-type="float">
            <text:p>36788625</text:p>
          </table:table-cell>
          <table:table-cell office:value-type="string" calcext:value-type="string">
            <text:p>https://api.github.com/repos/juancarlospaco/anglerfish</text:p>
          </table:table-cell>
          <table:table-cell table:formula="of:=REPLACE([.B4897]; 1; 29; &quot;&quot;)" office:value-type="string" office:string-value="juancarlospaco/anglerfish" calcext:value-type="string">
            <text:p>juancarlospaco/anglerfish</text:p>
          </table:table-cell>
        </table:table-row>
        <table:table-row table:style-name="ro1">
          <table:table-cell office:value-type="float" office:value="36840692" calcext:value-type="float">
            <text:p>36840692</text:p>
          </table:table-cell>
          <table:table-cell office:value-type="string" calcext:value-type="string">
            <text:p>https://api.github.com/repos/pallavagarwal07/SummerOfCode16</text:p>
          </table:table-cell>
          <table:table-cell table:formula="of:=REPLACE([.B4898]; 1; 29; &quot;&quot;)" office:value-type="string" office:string-value="pallavagarwal07/SummerOfCode16" calcext:value-type="string">
            <text:p>pallavagarwal07/SummerOfCode16</text:p>
          </table:table-cell>
        </table:table-row>
        <table:table-row table:style-name="ro1">
          <table:table-cell office:value-type="float" office:value="36868524" calcext:value-type="float">
            <text:p>36868524</text:p>
          </table:table-cell>
          <table:table-cell office:value-type="string" calcext:value-type="string">
            <text:p>https://api.github.com/repos/j16180339887/dotfile</text:p>
          </table:table-cell>
          <table:table-cell table:formula="of:=REPLACE([.B4899]; 1; 29; &quot;&quot;)" office:value-type="string" office:string-value="j16180339887/dotfile" calcext:value-type="string">
            <text:p>j16180339887/dotfile</text:p>
          </table:table-cell>
        </table:table-row>
        <table:table-row table:style-name="ro1">
          <table:table-cell office:value-type="float" office:value="36909221" calcext:value-type="float">
            <text:p>36909221</text:p>
          </table:table-cell>
          <table:table-cell office:value-type="string" calcext:value-type="string">
            <text:p>https://api.github.com/repos/elysiumHL/DevOps</text:p>
          </table:table-cell>
          <table:table-cell table:formula="of:=REPLACE([.B4900]; 1; 29; &quot;&quot;)" office:value-type="string" office:string-value="elysiumHL/DevOps" calcext:value-type="string">
            <text:p>elysiumHL/DevOps</text:p>
          </table:table-cell>
        </table:table-row>
        <table:table-row table:style-name="ro1">
          <table:table-cell office:value-type="float" office:value="37138901" calcext:value-type="float">
            <text:p>37138901</text:p>
          </table:table-cell>
          <table:table-cell office:value-type="string" calcext:value-type="string">
            <text:p>https://api.github.com/repos/NBISweden/swefreq</text:p>
          </table:table-cell>
          <table:table-cell table:formula="of:=REPLACE([.B4901]; 1; 29; &quot;&quot;)" office:value-type="string" office:string-value="NBISweden/swefreq" calcext:value-type="string">
            <text:p>NBISweden/swefreq</text:p>
          </table:table-cell>
        </table:table-row>
        <table:table-row table:style-name="ro1">
          <table:table-cell office:value-type="float" office:value="37159967" calcext:value-type="float">
            <text:p>37159967</text:p>
          </table:table-cell>
          <table:table-cell office:value-type="string" calcext:value-type="string">
            <text:p>https://api.github.com/repos/statgen/pheweb</text:p>
          </table:table-cell>
          <table:table-cell table:formula="of:=REPLACE([.B4902]; 1; 29; &quot;&quot;)" office:value-type="string" office:string-value="statgen/pheweb" calcext:value-type="string">
            <text:p>statgen/pheweb</text:p>
          </table:table-cell>
        </table:table-row>
        <table:table-row table:style-name="ro1">
          <table:table-cell office:value-type="float" office:value="37160750" calcext:value-type="float">
            <text:p>37160750</text:p>
          </table:table-cell>
          <table:table-cell office:value-type="string" calcext:value-type="string">
            <text:p>https://api.github.com/repos/lucidworks/searchhub</text:p>
          </table:table-cell>
          <table:table-cell table:formula="of:=REPLACE([.B4903]; 1; 29; &quot;&quot;)" office:value-type="string" office:string-value="lucidworks/searchhub" calcext:value-type="string">
            <text:p>lucidworks/searchhub</text:p>
          </table:table-cell>
        </table:table-row>
        <table:table-row table:style-name="ro1">
          <table:table-cell office:value-type="float" office:value="37170392" calcext:value-type="float">
            <text:p>37170392</text:p>
          </table:table-cell>
          <table:table-cell office:value-type="string" calcext:value-type="string">
            <text:p>https://api.github.com/repos/mthrok/luchador</text:p>
          </table:table-cell>
          <table:table-cell table:formula="of:=REPLACE([.B4904]; 1; 29; &quot;&quot;)" office:value-type="string" office:string-value="mthrok/luchador" calcext:value-type="string">
            <text:p>mthrok/luchador</text:p>
          </table:table-cell>
        </table:table-row>
        <table:table-row table:style-name="ro1">
          <table:table-cell office:value-type="float" office:value="37185456" calcext:value-type="float">
            <text:p>37185456</text:p>
          </table:table-cell>
          <table:table-cell office:value-type="string" calcext:value-type="string">
            <text:p>https://api.github.com/repos/mozilla-services/kinto-dist</text:p>
          </table:table-cell>
          <table:table-cell table:formula="of:=REPLACE([.B4905]; 1; 29; &quot;&quot;)" office:value-type="string" office:string-value="mozilla-services/kinto-dist" calcext:value-type="string">
            <text:p>mozilla-services/kinto-dist</text:p>
          </table:table-cell>
        </table:table-row>
        <table:table-row table:style-name="ro1">
          <table:table-cell office:value-type="float" office:value="37193311" calcext:value-type="float">
            <text:p>37193311</text:p>
          </table:table-cell>
          <table:table-cell office:value-type="string" calcext:value-type="string">
            <text:p>https://api.github.com/repos/lah7/polychromatic</text:p>
          </table:table-cell>
          <table:table-cell table:formula="of:=REPLACE([.B4906]; 1; 29; &quot;&quot;)" office:value-type="string" office:string-value="lah7/polychromatic" calcext:value-type="string">
            <text:p>lah7/polychromatic</text:p>
          </table:table-cell>
        </table:table-row>
        <table:table-row table:style-name="ro1">
          <table:table-cell office:value-type="float" office:value="37199795" calcext:value-type="float">
            <text:p>37199795</text:p>
          </table:table-cell>
          <table:table-cell office:value-type="string" calcext:value-type="string">
            <text:p>https://api.github.com/repos/opendatateam/udata</text:p>
          </table:table-cell>
          <table:table-cell table:formula="of:=REPLACE([.B4907]; 1; 29; &quot;&quot;)" office:value-type="string" office:string-value="opendatateam/udata" calcext:value-type="string">
            <text:p>opendatateam/udata</text:p>
          </table:table-cell>
        </table:table-row>
        <table:table-row table:style-name="ro1">
          <table:table-cell office:value-type="float" office:value="37214760" calcext:value-type="float">
            <text:p>37214760</text:p>
          </table:table-cell>
          <table:table-cell office:value-type="string" calcext:value-type="string">
            <text:p>https://api.github.com/repos/simondlevy/hackflight</text:p>
          </table:table-cell>
          <table:table-cell table:formula="of:=REPLACE([.B4908]; 1; 29; &quot;&quot;)" office:value-type="string" office:string-value="simondlevy/hackflight" calcext:value-type="string">
            <text:p>simondlevy/hackflight</text:p>
          </table:table-cell>
        </table:table-row>
        <table:table-row table:style-name="ro1">
          <table:table-cell office:value-type="float" office:value="37256009" calcext:value-type="float">
            <text:p>37256009</text:p>
          </table:table-cell>
          <table:table-cell office:value-type="string" calcext:value-type="string">
            <text:p>https://api.github.com/repos/ansible/ansible-container</text:p>
          </table:table-cell>
          <table:table-cell table:formula="of:=REPLACE([.B4909]; 1; 29; &quot;&quot;)" office:value-type="string" office:string-value="ansible/ansible-container" calcext:value-type="string">
            <text:p>ansible/ansible-container</text:p>
          </table:table-cell>
        </table:table-row>
        <table:table-row table:style-name="ro1">
          <table:table-cell office:value-type="float" office:value="37312076" calcext:value-type="float">
            <text:p>37312076</text:p>
          </table:table-cell>
          <table:table-cell office:value-type="string" calcext:value-type="string">
            <text:p>https://api.github.com/repos/OpenAgInitiative/openag_brain</text:p>
          </table:table-cell>
          <table:table-cell table:formula="of:=REPLACE([.B4910]; 1; 29; &quot;&quot;)" office:value-type="string" office:string-value="OpenAgInitiative/openag_brain" calcext:value-type="string">
            <text:p>OpenAgInitiative/openag_brain</text:p>
          </table:table-cell>
        </table:table-row>
        <table:table-row table:style-name="ro1">
          <table:table-cell office:value-type="float" office:value="37329915" calcext:value-type="float">
            <text:p>37329915</text:p>
          </table:table-cell>
          <table:table-cell office:value-type="string" calcext:value-type="string">
            <text:p>https://api.github.com/repos/sintelligentdesign/emma</text:p>
          </table:table-cell>
          <table:table-cell table:formula="of:=REPLACE([.B4911]; 1; 29; &quot;&quot;)" office:value-type="string" office:string-value="sintelligentdesign/emma" calcext:value-type="string">
            <text:p>sintelligentdesign/emma</text:p>
          </table:table-cell>
        </table:table-row>
        <table:table-row table:style-name="ro1">
          <table:table-cell office:value-type="float" office:value="37346897" calcext:value-type="float">
            <text:p>37346897</text:p>
          </table:table-cell>
          <table:table-cell office:value-type="string" calcext:value-type="string">
            <text:p>https://api.github.com/repos/prjemian/punx</text:p>
          </table:table-cell>
          <table:table-cell table:formula="of:=REPLACE([.B4912]; 1; 29; &quot;&quot;)" office:value-type="string" office:string-value="prjemian/punx" calcext:value-type="string">
            <text:p>prjemian/punx</text:p>
          </table:table-cell>
        </table:table-row>
        <table:table-row table:style-name="ro1">
          <table:table-cell office:value-type="float" office:value="37420415" calcext:value-type="float">
            <text:p>37420415</text:p>
          </table:table-cell>
          <table:table-cell office:value-type="string" calcext:value-type="string">
            <text:p>https://api.github.com/repos/char-lie/mfm</text:p>
          </table:table-cell>
          <table:table-cell table:formula="of:=REPLACE([.B4913]; 1; 29; &quot;&quot;)" office:value-type="string" office:string-value="char-lie/mfm" calcext:value-type="string">
            <text:p>char-lie/mfm</text:p>
          </table:table-cell>
        </table:table-row>
        <table:table-row table:style-name="ro1">
          <table:table-cell office:value-type="float" office:value="37428026" calcext:value-type="float">
            <text:p>37428026</text:p>
          </table:table-cell>
          <table:table-cell office:value-type="string" calcext:value-type="string">
            <text:p>https://api.github.com/repos/trevorbaca/dornen</text:p>
          </table:table-cell>
          <table:table-cell table:formula="of:=REPLACE([.B4914]; 1; 29; &quot;&quot;)" office:value-type="string" office:string-value="trevorbaca/dornen" calcext:value-type="string">
            <text:p>trevorbaca/dornen</text:p>
          </table:table-cell>
        </table:table-row>
        <table:table-row table:style-name="ro1">
          <table:table-cell office:value-type="float" office:value="37439531" calcext:value-type="float">
            <text:p>37439531</text:p>
          </table:table-cell>
          <table:table-cell office:value-type="string" calcext:value-type="string">
            <text:p>https://api.github.com/repos/novafloss/django-formidable</text:p>
          </table:table-cell>
          <table:table-cell table:formula="of:=REPLACE([.B4915]; 1; 29; &quot;&quot;)" office:value-type="string" office:string-value="novafloss/django-formidable" calcext:value-type="string">
            <text:p>novafloss/django-formidable</text:p>
          </table:table-cell>
        </table:table-row>
        <table:table-row table:style-name="ro1">
          <table:table-cell office:value-type="float" office:value="37447178" calcext:value-type="float">
            <text:p>37447178</text:p>
          </table:table-cell>
          <table:table-cell office:value-type="string" calcext:value-type="string">
            <text:p>https://api.github.com/repos/hclivess/Bismuth</text:p>
          </table:table-cell>
          <table:table-cell table:formula="of:=REPLACE([.B4916]; 1; 29; &quot;&quot;)" office:value-type="string" office:string-value="hclivess/Bismuth" calcext:value-type="string">
            <text:p>hclivess/Bismuth</text:p>
          </table:table-cell>
        </table:table-row>
        <table:table-row table:style-name="ro1">
          <table:table-cell office:value-type="float" office:value="37457302" calcext:value-type="float">
            <text:p>37457302</text:p>
          </table:table-cell>
          <table:table-cell office:value-type="string" calcext:value-type="string">
            <text:p>https://api.github.com/repos/winyook/Addons_ming_test</text:p>
          </table:table-cell>
          <table:table-cell table:formula="of:=REPLACE([.B4917]; 1; 29; &quot;&quot;)" office:value-type="string" office:string-value="winyook/Addons_ming_test" calcext:value-type="string">
            <text:p>winyook/Addons_ming_test</text:p>
          </table:table-cell>
        </table:table-row>
        <table:table-row table:style-name="ro1">
          <table:table-cell office:value-type="float" office:value="37499783" calcext:value-type="float">
            <text:p>37499783</text:p>
          </table:table-cell>
          <table:table-cell office:value-type="string" calcext:value-type="string">
            <text:p>https://api.github.com/repos/RWTH-EBC/TEASER</text:p>
          </table:table-cell>
          <table:table-cell table:formula="of:=REPLACE([.B4918]; 1; 29; &quot;&quot;)" office:value-type="string" office:string-value="RWTH-EBC/TEASER" calcext:value-type="string">
            <text:p>RWTH-EBC/TEASER</text:p>
          </table:table-cell>
        </table:table-row>
        <table:table-row table:style-name="ro1">
          <table:table-cell office:value-type="float" office:value="37520803" calcext:value-type="float">
            <text:p>37520803</text:p>
          </table:table-cell>
          <table:table-cell office:value-type="string" calcext:value-type="string">
            <text:p>https://api.github.com/repos/learnlinux/tuxlab-app</text:p>
          </table:table-cell>
          <table:table-cell table:formula="of:=REPLACE([.B4919]; 1; 29; &quot;&quot;)" office:value-type="string" office:string-value="learnlinux/tuxlab-app" calcext:value-type="string">
            <text:p>learnlinux/tuxlab-app</text:p>
          </table:table-cell>
        </table:table-row>
        <table:table-row table:style-name="ro1">
          <table:table-cell office:value-type="float" office:value="37562038" calcext:value-type="float">
            <text:p>37562038</text:p>
          </table:table-cell>
          <table:table-cell office:value-type="string" calcext:value-type="string">
            <text:p>https://api.github.com/repos/djbrout/pysmp</text:p>
          </table:table-cell>
          <table:table-cell table:formula="of:=REPLACE([.B4920]; 1; 29; &quot;&quot;)" office:value-type="string" office:string-value="djbrout/pysmp" calcext:value-type="string">
            <text:p>djbrout/pysmp</text:p>
          </table:table-cell>
        </table:table-row>
        <table:table-row table:style-name="ro1">
          <table:table-cell office:value-type="float" office:value="37599017" calcext:value-type="float">
            <text:p>37599017</text:p>
          </table:table-cell>
          <table:table-cell office:value-type="string" calcext:value-type="string">
            <text:p>https://api.github.com/repos/etkirsch/legends-of-erukar</text:p>
          </table:table-cell>
          <table:table-cell table:formula="of:=REPLACE([.B4921]; 1; 29; &quot;&quot;)" office:value-type="string" office:string-value="etkirsch/legends-of-erukar" calcext:value-type="string">
            <text:p>etkirsch/legends-of-erukar</text:p>
          </table:table-cell>
        </table:table-row>
        <table:table-row table:style-name="ro1">
          <table:table-cell office:value-type="float" office:value="37607091" calcext:value-type="float">
            <text:p>37607091</text:p>
          </table:table-cell>
          <table:table-cell office:value-type="string" calcext:value-type="string">
            <text:p>https://api.github.com/repos/HERA-Team/hera_mc</text:p>
          </table:table-cell>
          <table:table-cell table:formula="of:=REPLACE([.B4922]; 1; 29; &quot;&quot;)" office:value-type="string" office:string-value="HERA-Team/hera_mc" calcext:value-type="string">
            <text:p>HERA-Team/hera_mc</text:p>
          </table:table-cell>
        </table:table-row>
        <table:table-row table:style-name="ro1">
          <table:table-cell office:value-type="float" office:value="37617757" calcext:value-type="float">
            <text:p>37617757</text:p>
          </table:table-cell>
          <table:table-cell office:value-type="string" calcext:value-type="string">
            <text:p>https://api.github.com/repos/channelcat/sanic</text:p>
          </table:table-cell>
          <table:table-cell table:formula="of:=REPLACE([.B4923]; 1; 29; &quot;&quot;)" office:value-type="string" office:string-value="channelcat/sanic" calcext:value-type="string">
            <text:p>channelcat/sanic</text:p>
          </table:table-cell>
        </table:table-row>
        <table:table-row table:style-name="ro1">
          <table:table-cell office:value-type="float" office:value="37622768" calcext:value-type="float">
            <text:p>37622768</text:p>
          </table:table-cell>
          <table:table-cell office:value-type="string" calcext:value-type="string">
            <text:p>https://api.github.com/repos/SexualHealthInnovations/callisto-core</text:p>
          </table:table-cell>
          <table:table-cell table:formula="of:=REPLACE([.B4924]; 1; 29; &quot;&quot;)" office:value-type="string" office:string-value="SexualHealthInnovations/callisto-core" calcext:value-type="string">
            <text:p>SexualHealthInnovations/callisto-core</text:p>
          </table:table-cell>
        </table:table-row>
        <table:table-row table:style-name="ro1">
          <table:table-cell office:value-type="float" office:value="37677498" calcext:value-type="float">
            <text:p>37677498</text:p>
          </table:table-cell>
          <table:table-cell office:value-type="string" calcext:value-type="string">
            <text:p>https://api.github.com/repos/ONSdigital/sdx-transform-cs</text:p>
          </table:table-cell>
          <table:table-cell table:formula="of:=REPLACE([.B4925]; 1; 29; &quot;&quot;)" office:value-type="string" office:string-value="ONSdigital/sdx-transform-cs" calcext:value-type="string">
            <text:p>ONSdigital/sdx-transform-cs</text:p>
          </table:table-cell>
        </table:table-row>
        <table:table-row table:style-name="ro1">
          <table:table-cell office:value-type="float" office:value="37753995" calcext:value-type="float">
            <text:p>37753995</text:p>
          </table:table-cell>
          <table:table-cell office:value-type="string" calcext:value-type="string">
            <text:p>https://api.github.com/repos/j4v/CMSpyder</text:p>
          </table:table-cell>
          <table:table-cell table:formula="of:=REPLACE([.B4926]; 1; 29; &quot;&quot;)" office:value-type="string" office:string-value="j4v/CMSpyder" calcext:value-type="string">
            <text:p>j4v/CMSpyder</text:p>
          </table:table-cell>
        </table:table-row>
        <table:table-row table:style-name="ro1">
          <table:table-cell office:value-type="float" office:value="37763024" calcext:value-type="float">
            <text:p>37763024</text:p>
          </table:table-cell>
          <table:table-cell office:value-type="string" calcext:value-type="string">
            <text:p>https://api.github.com/repos/pwndbg/pwndbg</text:p>
          </table:table-cell>
          <table:table-cell table:formula="of:=REPLACE([.B4927]; 1; 29; &quot;&quot;)" office:value-type="string" office:string-value="pwndbg/pwndbg" calcext:value-type="string">
            <text:p>pwndbg/pwndbg</text:p>
          </table:table-cell>
        </table:table-row>
        <table:table-row table:style-name="ro1">
          <table:table-cell office:value-type="float" office:value="37892517" calcext:value-type="float">
            <text:p>37892517</text:p>
          </table:table-cell>
          <table:table-cell office:value-type="string" calcext:value-type="string">
            <text:p>https://api.github.com/repos/openSUSE/salt-toaster</text:p>
          </table:table-cell>
          <table:table-cell table:formula="of:=REPLACE([.B4928]; 1; 29; &quot;&quot;)" office:value-type="string" office:string-value="openSUSE/salt-toaster" calcext:value-type="string">
            <text:p>openSUSE/salt-toaster</text:p>
          </table:table-cell>
        </table:table-row>
        <table:table-row table:style-name="ro1">
          <table:table-cell office:value-type="float" office:value="37948236" calcext:value-type="float">
            <text:p>37948236</text:p>
          </table:table-cell>
          <table:table-cell office:value-type="string" calcext:value-type="string">
            <text:p>https://api.github.com/repos/dpapadi/multi_totem</text:p>
          </table:table-cell>
          <table:table-cell table:formula="of:=REPLACE([.B4929]; 1; 29; &quot;&quot;)" office:value-type="string" office:string-value="dpapadi/multi_totem" calcext:value-type="string">
            <text:p>dpapadi/multi_totem</text:p>
          </table:table-cell>
        </table:table-row>
        <table:table-row table:style-name="ro1">
          <table:table-cell office:value-type="float" office:value="37963141" calcext:value-type="float">
            <text:p>37963141</text:p>
          </table:table-cell>
          <table:table-cell office:value-type="string" calcext:value-type="string">
            <text:p>https://api.github.com/repos/josephsl/stationPlaylist</text:p>
          </table:table-cell>
          <table:table-cell table:formula="of:=REPLACE([.B4930]; 1; 29; &quot;&quot;)" office:value-type="string" office:string-value="josephsl/stationPlaylist" calcext:value-type="string">
            <text:p>josephsl/stationPlaylist</text:p>
          </table:table-cell>
        </table:table-row>
        <table:table-row table:style-name="ro1">
          <table:table-cell office:value-type="float" office:value="37968261" calcext:value-type="float">
            <text:p>37968261</text:p>
          </table:table-cell>
          <table:table-cell office:value-type="string" calcext:value-type="string">
            <text:p>https://api.github.com/repos/vmware/docker-volume-vsphere</text:p>
          </table:table-cell>
          <table:table-cell table:formula="of:=REPLACE([.B4931]; 1; 29; &quot;&quot;)" office:value-type="string" office:string-value="vmware/docker-volume-vsphere" calcext:value-type="string">
            <text:p>vmware/docker-volume-vsphere</text:p>
          </table:table-cell>
        </table:table-row>
        <table:table-row table:style-name="ro1">
          <table:table-cell office:value-type="float" office:value="37970335" calcext:value-type="float">
            <text:p>37970335</text:p>
          </table:table-cell>
          <table:table-cell office:value-type="string" calcext:value-type="string">
            <text:p>https://api.github.com/repos/3ptscience/properties</text:p>
          </table:table-cell>
          <table:table-cell table:formula="of:=REPLACE([.B4932]; 1; 29; &quot;&quot;)" office:value-type="string" office:string-value="3ptscience/properties" calcext:value-type="string">
            <text:p>3ptscience/properties</text:p>
          </table:table-cell>
        </table:table-row>
        <table:table-row table:style-name="ro1">
          <table:table-cell office:value-type="float" office:value="38005346" calcext:value-type="float">
            <text:p>38005346</text:p>
          </table:table-cell>
          <table:table-cell office:value-type="string" calcext:value-type="string">
            <text:p>https://api.github.com/repos/it-projects-llc/odoo-saas-tools</text:p>
          </table:table-cell>
          <table:table-cell table:formula="of:=REPLACE([.B4933]; 1; 29; &quot;&quot;)" office:value-type="string" office:string-value="it-projects-llc/odoo-saas-tools" calcext:value-type="string">
            <text:p>it-projects-llc/odoo-saas-tools</text:p>
          </table:table-cell>
        </table:table-row>
        <table:table-row table:style-name="ro1">
          <table:table-cell office:value-type="float" office:value="38020355" calcext:value-type="float">
            <text:p>38020355</text:p>
          </table:table-cell>
          <table:table-cell office:value-type="string" calcext:value-type="string">
            <text:p>https://api.github.com/repos/aplanas/kmanga</text:p>
          </table:table-cell>
          <table:table-cell table:formula="of:=REPLACE([.B4934]; 1; 29; &quot;&quot;)" office:value-type="string" office:string-value="aplanas/kmanga" calcext:value-type="string">
            <text:p>aplanas/kmanga</text:p>
          </table:table-cell>
        </table:table-row>
        <table:table-row table:style-name="ro1">
          <table:table-cell office:value-type="float" office:value="38038698" calcext:value-type="float">
            <text:p>38038698</text:p>
          </table:table-cell>
          <table:table-cell office:value-type="string" calcext:value-type="string">
            <text:p>https://api.github.com/repos/haypo/perf</text:p>
          </table:table-cell>
          <table:table-cell table:formula="of:=REPLACE([.B4935]; 1; 29; &quot;&quot;)" office:value-type="string" office:string-value="haypo/perf" calcext:value-type="string">
            <text:p>haypo/perf</text:p>
          </table:table-cell>
        </table:table-row>
        <table:table-row table:style-name="ro1">
          <table:table-cell office:value-type="float" office:value="38155038" calcext:value-type="float">
            <text:p>38155038</text:p>
          </table:table-cell>
          <table:table-cell office:value-type="string" calcext:value-type="string">
            <text:p>https://api.github.com/repos/isb-cgc/ISB-CGC-Common</text:p>
          </table:table-cell>
          <table:table-cell table:formula="of:=REPLACE([.B4936]; 1; 29; &quot;&quot;)" office:value-type="string" office:string-value="isb-cgc/ISB-CGC-Common" calcext:value-type="string">
            <text:p>isb-cgc/ISB-CGC-Common</text:p>
          </table:table-cell>
        </table:table-row>
        <table:table-row table:style-name="ro1">
          <table:table-cell office:value-type="float" office:value="38234894" calcext:value-type="float">
            <text:p>38234894</text:p>
          </table:table-cell>
          <table:table-cell office:value-type="string" calcext:value-type="string">
            <text:p>https://api.github.com/repos/DataDog/integrations-core</text:p>
          </table:table-cell>
          <table:table-cell table:formula="of:=REPLACE([.B4937]; 1; 29; &quot;&quot;)" office:value-type="string" office:string-value="DataDog/integrations-core" calcext:value-type="string">
            <text:p>DataDog/integrations-core</text:p>
          </table:table-cell>
        </table:table-row>
        <table:table-row table:style-name="ro1">
          <table:table-cell office:value-type="float" office:value="38349706" calcext:value-type="float">
            <text:p>38349706</text:p>
          </table:table-cell>
          <table:table-cell office:value-type="string" calcext:value-type="string">
            <text:p>https://api.github.com/repos/Netflix/vmaf</text:p>
          </table:table-cell>
          <table:table-cell table:formula="of:=REPLACE([.B4938]; 1; 29; &quot;&quot;)" office:value-type="string" office:string-value="Netflix/vmaf" calcext:value-type="string">
            <text:p>Netflix/vmaf</text:p>
          </table:table-cell>
        </table:table-row>
        <table:table-row table:style-name="ro1">
          <table:table-cell office:value-type="float" office:value="38556941" calcext:value-type="float">
            <text:p>38556941</text:p>
          </table:table-cell>
          <table:table-cell office:value-type="string" calcext:value-type="string">
            <text:p>https://api.github.com/repos/xonsh/xonsh</text:p>
          </table:table-cell>
          <table:table-cell table:formula="of:=REPLACE([.B4939]; 1; 29; &quot;&quot;)" office:value-type="string" office:string-value="xonsh/xonsh" calcext:value-type="string">
            <text:p>xonsh/xonsh</text:p>
          </table:table-cell>
        </table:table-row>
        <table:table-row table:style-name="ro1">
          <table:table-cell office:value-type="float" office:value="38615406" calcext:value-type="float">
            <text:p>38615406</text:p>
          </table:table-cell>
          <table:table-cell office:value-type="string" calcext:value-type="string">
            <text:p>https://api.github.com/repos/catehstn/technically-speaking</text:p>
          </table:table-cell>
          <table:table-cell table:formula="of:=REPLACE([.B4940]; 1; 29; &quot;&quot;)" office:value-type="string" office:string-value="catehstn/technically-speaking" calcext:value-type="string">
            <text:p>catehstn/technically-speaking</text:p>
          </table:table-cell>
        </table:table-row>
        <table:table-row table:style-name="ro1">
          <table:table-cell office:value-type="float" office:value="38640516" calcext:value-type="float">
            <text:p>38640516</text:p>
          </table:table-cell>
          <table:table-cell office:value-type="string" calcext:value-type="string">
            <text:p>https://api.github.com/repos/upgrades-migrations/preupgrade-assistant</text:p>
          </table:table-cell>
          <table:table-cell table:formula="of:=REPLACE([.B4941]; 1; 29; &quot;&quot;)" office:value-type="string" office:string-value="upgrades-migrations/preupgrade-assistant" calcext:value-type="string">
            <text:p>upgrades-migrations/preupgrade-assistant</text:p>
          </table:table-cell>
        </table:table-row>
        <table:table-row table:style-name="ro1">
          <table:table-cell office:value-type="float" office:value="38653486" calcext:value-type="float">
            <text:p>38653486</text:p>
          </table:table-cell>
          <table:table-cell office:value-type="string" calcext:value-type="string">
            <text:p>https://api.github.com/repos/firedrakeproject/gusto</text:p>
          </table:table-cell>
          <table:table-cell table:formula="of:=REPLACE([.B4942]; 1; 29; &quot;&quot;)" office:value-type="string" office:string-value="firedrakeproject/gusto" calcext:value-type="string">
            <text:p>firedrakeproject/gusto</text:p>
          </table:table-cell>
        </table:table-row>
        <table:table-row table:style-name="ro1">
          <table:table-cell office:value-type="float" office:value="38796274" calcext:value-type="float">
            <text:p>38796274</text:p>
          </table:table-cell>
          <table:table-cell office:value-type="string" calcext:value-type="string">
            <text:p>https://api.github.com/repos/mozilla-releng/build-buildbot-configs</text:p>
          </table:table-cell>
          <table:table-cell table:formula="of:=REPLACE([.B4943]; 1; 29; &quot;&quot;)" office:value-type="string" office:string-value="mozilla-releng/build-buildbot-configs" calcext:value-type="string">
            <text:p>mozilla-releng/build-buildbot-configs</text:p>
          </table:table-cell>
        </table:table-row>
        <table:table-row table:style-name="ro1">
          <table:table-cell office:value-type="float" office:value="38828937" calcext:value-type="float">
            <text:p>38828937</text:p>
          </table:table-cell>
          <table:table-cell office:value-type="string" calcext:value-type="string">
            <text:p>https://api.github.com/repos/shuup/shuup</text:p>
          </table:table-cell>
          <table:table-cell table:formula="of:=REPLACE([.B4944]; 1; 29; &quot;&quot;)" office:value-type="string" office:string-value="shuup/shuup" calcext:value-type="string">
            <text:p>shuup/shuup</text:p>
          </table:table-cell>
        </table:table-row>
        <table:table-row table:style-name="ro1">
          <table:table-cell office:value-type="float" office:value="38852172" calcext:value-type="float">
            <text:p>38852172</text:p>
          </table:table-cell>
          <table:table-cell office:value-type="string" calcext:value-type="string">
            <text:p>https://api.github.com/repos/dcos/shakedown</text:p>
          </table:table-cell>
          <table:table-cell table:formula="of:=REPLACE([.B4945]; 1; 29; &quot;&quot;)" office:value-type="string" office:string-value="dcos/shakedown" calcext:value-type="string">
            <text:p>dcos/shakedown</text:p>
          </table:table-cell>
        </table:table-row>
        <table:table-row table:style-name="ro1">
          <table:table-cell office:value-type="float" office:value="38859956" calcext:value-type="float">
            <text:p>38859956</text:p>
          </table:table-cell>
          <table:table-cell office:value-type="string" calcext:value-type="string">
            <text:p>https://api.github.com/repos/isb-cgc/ISB-CGC-API</text:p>
          </table:table-cell>
          <table:table-cell table:formula="of:=REPLACE([.B4946]; 1; 29; &quot;&quot;)" office:value-type="string" office:string-value="isb-cgc/ISB-CGC-API" calcext:value-type="string">
            <text:p>isb-cgc/ISB-CGC-API</text:p>
          </table:table-cell>
        </table:table-row>
        <table:table-row table:style-name="ro1">
          <table:table-cell office:value-type="float" office:value="38872373" calcext:value-type="float">
            <text:p>38872373</text:p>
          </table:table-cell>
          <table:table-cell office:value-type="string" calcext:value-type="string">
            <text:p>https://api.github.com/repos/ManageIQ/integration_tests</text:p>
          </table:table-cell>
          <table:table-cell table:formula="of:=REPLACE([.B4947]; 1; 29; &quot;&quot;)" office:value-type="string" office:string-value="ManageIQ/integration_tests" calcext:value-type="string">
            <text:p>ManageIQ/integration_tests</text:p>
          </table:table-cell>
        </table:table-row>
        <table:table-row table:style-name="ro1">
          <table:table-cell office:value-type="float" office:value="39051106" calcext:value-type="float">
            <text:p>39051106</text:p>
          </table:table-cell>
          <table:table-cell office:value-type="string" calcext:value-type="string">
            <text:p>https://api.github.com/repos/scylladb/scylla-cluster-tests</text:p>
          </table:table-cell>
          <table:table-cell table:formula="of:=REPLACE([.B4948]; 1; 29; &quot;&quot;)" office:value-type="string" office:string-value="scylladb/scylla-cluster-tests" calcext:value-type="string">
            <text:p>scylladb/scylla-cluster-tests</text:p>
          </table:table-cell>
        </table:table-row>
        <table:table-row table:style-name="ro1">
          <table:table-cell office:value-type="float" office:value="39066363" calcext:value-type="float">
            <text:p>39066363</text:p>
          </table:table-cell>
          <table:table-cell office:value-type="string" calcext:value-type="string">
            <text:p>https://api.github.com/repos/barry-scott/scm-workbench</text:p>
          </table:table-cell>
          <table:table-cell table:formula="of:=REPLACE([.B4949]; 1; 29; &quot;&quot;)" office:value-type="string" office:string-value="barry-scott/scm-workbench" calcext:value-type="string">
            <text:p>barry-scott/scm-workbench</text:p>
          </table:table-cell>
        </table:table-row>
        <table:table-row table:style-name="ro1">
          <table:table-cell office:value-type="float" office:value="39137135" calcext:value-type="float">
            <text:p>39137135</text:p>
          </table:table-cell>
          <table:table-cell office:value-type="string" calcext:value-type="string">
            <text:p>https://api.github.com/repos/nlsdfnbch/bitex</text:p>
          </table:table-cell>
          <table:table-cell table:formula="of:=REPLACE([.B4950]; 1; 29; &quot;&quot;)" office:value-type="string" office:string-value="nlsdfnbch/bitex" calcext:value-type="string">
            <text:p>nlsdfnbch/bitex</text:p>
          </table:table-cell>
        </table:table-row>
        <table:table-row table:style-name="ro1">
          <table:table-cell office:value-type="float" office:value="39149665" calcext:value-type="float">
            <text:p>39149665</text:p>
          </table:table-cell>
          <table:table-cell office:value-type="string" calcext:value-type="string">
            <text:p>https://api.github.com/repos/MontrealCorpusTools/Montreal-Forced-Aligner</text:p>
          </table:table-cell>
          <table:table-cell table:formula="of:=REPLACE([.B4951]; 1; 29; &quot;&quot;)" office:value-type="string" office:string-value="MontrealCorpusTools/Montreal-Forced-Aligner" calcext:value-type="string">
            <text:p>MontrealCorpusTools/Montreal-Forced-Aligner</text:p>
          </table:table-cell>
        </table:table-row>
        <table:table-row table:style-name="ro1">
          <table:table-cell office:value-type="float" office:value="39182793" calcext:value-type="float">
            <text:p>39182793</text:p>
          </table:table-cell>
          <table:table-cell office:value-type="string" calcext:value-type="string">
            <text:p>https://api.github.com/repos/dotmpe/script-mpe</text:p>
          </table:table-cell>
          <table:table-cell table:formula="of:=REPLACE([.B4952]; 1; 29; &quot;&quot;)" office:value-type="string" office:string-value="dotmpe/script-mpe" calcext:value-type="string">
            <text:p>dotmpe/script-mpe</text:p>
          </table:table-cell>
        </table:table-row>
        <table:table-row table:style-name="ro1">
          <table:table-cell office:value-type="float" office:value="39215456" calcext:value-type="float">
            <text:p>39215456</text:p>
          </table:table-cell>
          <table:table-cell office:value-type="string" calcext:value-type="string">
            <text:p>https://api.github.com/repos/MoreEventsMod/More_Events_Mod_Beta</text:p>
          </table:table-cell>
          <table:table-cell table:formula="of:=REPLACE([.B4953]; 1; 29; &quot;&quot;)" office:value-type="string" office:string-value="MoreEventsMod/More_Events_Mod_Beta" calcext:value-type="string">
            <text:p>MoreEventsMod/More_Events_Mod_Beta</text:p>
          </table:table-cell>
        </table:table-row>
        <table:table-row table:style-name="ro1">
          <table:table-cell office:value-type="float" office:value="39250028" calcext:value-type="float">
            <text:p>39250028</text:p>
          </table:table-cell>
          <table:table-cell office:value-type="string" calcext:value-type="string">
            <text:p>https://api.github.com/repos/RaRe-Technologies/gensim</text:p>
          </table:table-cell>
          <table:table-cell table:formula="of:=REPLACE([.B4954]; 1; 29; &quot;&quot;)" office:value-type="string" office:string-value="RaRe-Technologies/gensim" calcext:value-type="string">
            <text:p>RaRe-Technologies/gensim</text:p>
          </table:table-cell>
        </table:table-row>
        <table:table-row table:style-name="ro1">
          <table:table-cell office:value-type="float" office:value="39400364" calcext:value-type="float">
            <text:p>39400364</text:p>
          </table:table-cell>
          <table:table-cell office:value-type="string" calcext:value-type="string">
            <text:p>https://api.github.com/repos/PolyJIT/benchbuild</text:p>
          </table:table-cell>
          <table:table-cell table:formula="of:=REPLACE([.B4955]; 1; 29; &quot;&quot;)" office:value-type="string" office:string-value="PolyJIT/benchbuild" calcext:value-type="string">
            <text:p>PolyJIT/benchbuild</text:p>
          </table:table-cell>
        </table:table-row>
        <table:table-row table:style-name="ro1">
          <table:table-cell office:value-type="float" office:value="39434906" calcext:value-type="float">
            <text:p>39434906</text:p>
          </table:table-cell>
          <table:table-cell office:value-type="string" calcext:value-type="string">
            <text:p>https://api.github.com/repos/Subaru-PFS/obs_pfs</text:p>
          </table:table-cell>
          <table:table-cell table:formula="of:=REPLACE([.B4956]; 1; 29; &quot;&quot;)" office:value-type="string" office:string-value="Subaru-PFS/obs_pfs" calcext:value-type="string">
            <text:p>Subaru-PFS/obs_pfs</text:p>
          </table:table-cell>
        </table:table-row>
        <table:table-row table:style-name="ro1">
          <table:table-cell office:value-type="float" office:value="39484898" calcext:value-type="float">
            <text:p>39484898</text:p>
          </table:table-cell>
          <table:table-cell office:value-type="string" calcext:value-type="string">
            <text:p>https://api.github.com/repos/kanishka-linux/AnimeWatch</text:p>
          </table:table-cell>
          <table:table-cell table:formula="of:=REPLACE([.B4957]; 1; 29; &quot;&quot;)" office:value-type="string" office:string-value="kanishka-linux/AnimeWatch" calcext:value-type="string">
            <text:p>kanishka-linux/AnimeWatch</text:p>
          </table:table-cell>
        </table:table-row>
        <table:table-row table:style-name="ro1">
          <table:table-cell office:value-type="float" office:value="39521644" calcext:value-type="float">
            <text:p>39521644</text:p>
          </table:table-cell>
          <table:table-cell office:value-type="string" calcext:value-type="string">
            <text:p>https://api.github.com/repos/metakirby5/.dots</text:p>
          </table:table-cell>
          <table:table-cell table:formula="of:=REPLACE([.B4958]; 1; 29; &quot;&quot;)" office:value-type="string" office:string-value="metakirby5/.dots" calcext:value-type="string">
            <text:p>metakirby5/.dots</text:p>
          </table:table-cell>
        </table:table-row>
        <table:table-row table:style-name="ro1">
          <table:table-cell office:value-type="float" office:value="39590316" calcext:value-type="float">
            <text:p>39590316</text:p>
          </table:table-cell>
          <table:table-cell office:value-type="string" calcext:value-type="string">
            <text:p>https://api.github.com/repos/Fiware/dataModels</text:p>
          </table:table-cell>
          <table:table-cell table:formula="of:=REPLACE([.B4959]; 1; 29; &quot;&quot;)" office:value-type="string" office:string-value="Fiware/dataModels" calcext:value-type="string">
            <text:p>Fiware/dataModels</text:p>
          </table:table-cell>
        </table:table-row>
        <table:table-row table:style-name="ro1">
          <table:table-cell office:value-type="float" office:value="39594295" calcext:value-type="float">
            <text:p>39594295</text:p>
          </table:table-cell>
          <table:table-cell office:value-type="string" calcext:value-type="string">
            <text:p>https://api.github.com/repos/projecthamster/hamster-gtk</text:p>
          </table:table-cell>
          <table:table-cell table:formula="of:=REPLACE([.B4960]; 1; 29; &quot;&quot;)" office:value-type="string" office:string-value="projecthamster/hamster-gtk" calcext:value-type="string">
            <text:p>projecthamster/hamster-gtk</text:p>
          </table:table-cell>
        </table:table-row>
        <table:table-row table:style-name="ro1">
          <table:table-cell office:value-type="float" office:value="39597195" calcext:value-type="float">
            <text:p>39597195</text:p>
          </table:table-cell>
          <table:table-cell office:value-type="string" calcext:value-type="string">
            <text:p>https://api.github.com/repos/reimandlab/Visualisation-Framework-for-Genome-Mutations</text:p>
          </table:table-cell>
          <table:table-cell table:formula="of:=REPLACE([.B4961]; 1; 29; &quot;&quot;)" office:value-type="string" office:string-value="reimandlab/Visualisation-Framework-for-Genome-Mutations" calcext:value-type="string">
            <text:p>reimandlab/Visualisation-Framework-for-Genome-Mutations</text:p>
          </table:table-cell>
        </table:table-row>
        <table:table-row table:style-name="ro1">
          <table:table-cell office:value-type="float" office:value="39602680" calcext:value-type="float">
            <text:p>39602680</text:p>
          </table:table-cell>
          <table:table-cell office:value-type="string" calcext:value-type="string">
            <text:p>https://api.github.com/repos/digibib/koha-docker</text:p>
          </table:table-cell>
          <table:table-cell table:formula="of:=REPLACE([.B4962]; 1; 29; &quot;&quot;)" office:value-type="string" office:string-value="digibib/koha-docker" calcext:value-type="string">
            <text:p>digibib/koha-docker</text:p>
          </table:table-cell>
        </table:table-row>
        <table:table-row table:style-name="ro1">
          <table:table-cell office:value-type="float" office:value="39659145" calcext:value-type="float">
            <text:p>39659145</text:p>
          </table:table-cell>
          <table:table-cell office:value-type="string" calcext:value-type="string">
            <text:p>https://api.github.com/repos/st-tu-dresden/inloop</text:p>
          </table:table-cell>
          <table:table-cell table:formula="of:=REPLACE([.B4963]; 1; 29; &quot;&quot;)" office:value-type="string" office:string-value="st-tu-dresden/inloop" calcext:value-type="string">
            <text:p>st-tu-dresden/inloop</text:p>
          </table:table-cell>
        </table:table-row>
        <table:table-row table:style-name="ro1">
          <table:table-cell office:value-type="float" office:value="40021917" calcext:value-type="float">
            <text:p>40021917</text:p>
          </table:table-cell>
          <table:table-cell office:value-type="string" calcext:value-type="string">
            <text:p>https://api.github.com/repos/domestique/demotime</text:p>
          </table:table-cell>
          <table:table-cell table:formula="of:=REPLACE([.B4964]; 1; 29; &quot;&quot;)" office:value-type="string" office:string-value="domestique/demotime" calcext:value-type="string">
            <text:p>domestique/demotime</text:p>
          </table:table-cell>
        </table:table-row>
        <table:table-row table:style-name="ro1">
          <table:table-cell office:value-type="float" office:value="40060294" calcext:value-type="float">
            <text:p>40060294</text:p>
          </table:table-cell>
          <table:table-cell office:value-type="string" calcext:value-type="string">
            <text:p>https://api.github.com/repos/digitalocean/netbox</text:p>
          </table:table-cell>
          <table:table-cell table:formula="of:=REPLACE([.B4965]; 1; 29; &quot;&quot;)" office:value-type="string" office:string-value="digitalocean/netbox" calcext:value-type="string">
            <text:p>digitalocean/netbox</text:p>
          </table:table-cell>
        </table:table-row>
        <table:table-row table:style-name="ro1">
          <table:table-cell office:value-type="float" office:value="40103800" calcext:value-type="float">
            <text:p>40103800</text:p>
          </table:table-cell>
          <table:table-cell office:value-type="string" calcext:value-type="string">
            <text:p>https://api.github.com/repos/tilezen/vector-datasource</text:p>
          </table:table-cell>
          <table:table-cell table:formula="of:=REPLACE([.B4966]; 1; 29; &quot;&quot;)" office:value-type="string" office:string-value="tilezen/vector-datasource" calcext:value-type="string">
            <text:p>tilezen/vector-datasource</text:p>
          </table:table-cell>
        </table:table-row>
        <table:table-row table:style-name="ro1">
          <table:table-cell office:value-type="float" office:value="40147600" calcext:value-type="float">
            <text:p>40147600</text:p>
          </table:table-cell>
          <table:table-cell office:value-type="string" calcext:value-type="string">
            <text:p>https://api.github.com/repos/snapcore/snapcraft</text:p>
          </table:table-cell>
          <table:table-cell table:formula="of:=REPLACE([.B4967]; 1; 29; &quot;&quot;)" office:value-type="string" office:string-value="snapcore/snapcraft" calcext:value-type="string">
            <text:p>snapcore/snapcraft</text:p>
          </table:table-cell>
        </table:table-row>
        <table:table-row table:style-name="ro1">
          <table:table-cell office:value-type="float" office:value="40154090" calcext:value-type="float">
            <text:p>40154090</text:p>
          </table:table-cell>
          <table:table-cell office:value-type="string" calcext:value-type="string">
            <text:p>https://api.github.com/repos/HewlettPackard/oneview-ansible</text:p>
          </table:table-cell>
          <table:table-cell table:formula="of:=REPLACE([.B4968]; 1; 29; &quot;&quot;)" office:value-type="string" office:string-value="HewlettPackard/oneview-ansible" calcext:value-type="string">
            <text:p>HewlettPackard/oneview-ansible</text:p>
          </table:table-cell>
        </table:table-row>
        <table:table-row table:style-name="ro1">
          <table:table-cell office:value-type="float" office:value="40220217" calcext:value-type="float">
            <text:p>40220217</text:p>
          </table:table-cell>
          <table:table-cell office:value-type="string" calcext:value-type="string">
            <text:p>https://api.github.com/repos/KotaroHashimoto/money-grower</text:p>
          </table:table-cell>
          <table:table-cell table:formula="of:=REPLACE([.B4969]; 1; 29; &quot;&quot;)" office:value-type="string" office:string-value="KotaroHashimoto/money-grower" calcext:value-type="string">
            <text:p>KotaroHashimoto/money-grower</text:p>
          </table:table-cell>
        </table:table-row>
        <table:table-row table:style-name="ro1">
          <table:table-cell office:value-type="float" office:value="40458926" calcext:value-type="float">
            <text:p>40458926</text:p>
          </table:table-cell>
          <table:table-cell office:value-type="string" calcext:value-type="string">
            <text:p>https://api.github.com/repos/ministryofjustice/opg-ansible-roles</text:p>
          </table:table-cell>
          <table:table-cell table:formula="of:=REPLACE([.B4970]; 1; 29; &quot;&quot;)" office:value-type="string" office:string-value="ministryofjustice/opg-ansible-roles" calcext:value-type="string">
            <text:p>ministryofjustice/opg-ansible-roles</text:p>
          </table:table-cell>
        </table:table-row>
        <table:table-row table:style-name="ro1">
          <table:table-cell office:value-type="float" office:value="40464951" calcext:value-type="float">
            <text:p>40464951</text:p>
          </table:table-cell>
          <table:table-cell office:value-type="string" calcext:value-type="string">
            <text:p>https://api.github.com/repos/chrys87/fenrir</text:p>
          </table:table-cell>
          <table:table-cell table:formula="of:=REPLACE([.B4971]; 1; 29; &quot;&quot;)" office:value-type="string" office:string-value="chrys87/fenrir" calcext:value-type="string">
            <text:p>chrys87/fenrir</text:p>
          </table:table-cell>
        </table:table-row>
        <table:table-row table:style-name="ro1">
          <table:table-cell office:value-type="float" office:value="40551096" calcext:value-type="float">
            <text:p>40551096</text:p>
          </table:table-cell>
          <table:table-cell office:value-type="string" calcext:value-type="string">
            <text:p>https://api.github.com/repos/Yubico/yubikey-manager</text:p>
          </table:table-cell>
          <table:table-cell table:formula="of:=REPLACE([.B4972]; 1; 29; &quot;&quot;)" office:value-type="string" office:string-value="Yubico/yubikey-manager" calcext:value-type="string">
            <text:p>Yubico/yubikey-manager</text:p>
          </table:table-cell>
        </table:table-row>
        <table:table-row table:style-name="ro1">
          <table:table-cell office:value-type="float" office:value="40581066" calcext:value-type="float">
            <text:p>40581066</text:p>
          </table:table-cell>
          <table:table-cell office:value-type="string" calcext:value-type="string">
            <text:p>https://api.github.com/repos/EdgarVaguencia/activeGitHub</text:p>
          </table:table-cell>
          <table:table-cell table:formula="of:=REPLACE([.B4973]; 1; 29; &quot;&quot;)" office:value-type="string" office:string-value="EdgarVaguencia/activeGitHub" calcext:value-type="string">
            <text:p>EdgarVaguencia/activeGitHub</text:p>
          </table:table-cell>
        </table:table-row>
        <table:table-row table:style-name="ro1">
          <table:table-cell office:value-type="float" office:value="40587002" calcext:value-type="float">
            <text:p>40587002</text:p>
          </table:table-cell>
          <table:table-cell office:value-type="string" calcext:value-type="string">
            <text:p>https://api.github.com/repos/elifesciences/builder</text:p>
          </table:table-cell>
          <table:table-cell table:formula="of:=REPLACE([.B4974]; 1; 29; &quot;&quot;)" office:value-type="string" office:string-value="elifesciences/builder" calcext:value-type="string">
            <text:p>elifesciences/builder</text:p>
          </table:table-cell>
        </table:table-row>
        <table:table-row table:style-name="ro1">
          <table:table-cell office:value-type="float" office:value="40613204" calcext:value-type="float">
            <text:p>40613204</text:p>
          </table:table-cell>
          <table:table-cell office:value-type="string" calcext:value-type="string">
            <text:p>https://api.github.com/repos/Semillas/semillas_backend</text:p>
          </table:table-cell>
          <table:table-cell table:formula="of:=REPLACE([.B4975]; 1; 29; &quot;&quot;)" office:value-type="string" office:string-value="Semillas/semillas_backend" calcext:value-type="string">
            <text:p>Semillas/semillas_backend</text:p>
          </table:table-cell>
        </table:table-row>
        <table:table-row table:style-name="ro1">
          <table:table-cell office:value-type="float" office:value="40623852" calcext:value-type="float">
            <text:p>40623852</text:p>
          </table:table-cell>
          <table:table-cell office:value-type="string" calcext:value-type="string">
            <text:p>https://api.github.com/repos/kfcampbell/GithubBotRepo</text:p>
          </table:table-cell>
          <table:table-cell table:formula="of:=REPLACE([.B4976]; 1; 29; &quot;&quot;)" office:value-type="string" office:string-value="kfcampbell/GithubBotRepo" calcext:value-type="string">
            <text:p>kfcampbell/GithubBotRepo</text:p>
          </table:table-cell>
        </table:table-row>
        <table:table-row table:style-name="ro1">
          <table:table-cell office:value-type="float" office:value="40641424" calcext:value-type="float">
            <text:p>40641424</text:p>
          </table:table-cell>
          <table:table-cell office:value-type="string" calcext:value-type="string">
            <text:p>https://api.github.com/repos/perfsonar/pscheduler</text:p>
          </table:table-cell>
          <table:table-cell table:formula="of:=REPLACE([.B4977]; 1; 29; &quot;&quot;)" office:value-type="string" office:string-value="perfsonar/pscheduler" calcext:value-type="string">
            <text:p>perfsonar/pscheduler</text:p>
          </table:table-cell>
        </table:table-row>
        <table:table-row table:style-name="ro1">
          <table:table-cell office:value-type="float" office:value="40683527" calcext:value-type="float">
            <text:p>40683527</text:p>
          </table:table-cell>
          <table:table-cell office:value-type="string" calcext:value-type="string">
            <text:p>https://api.github.com/repos/diegojromerolopez/django-trello-stats</text:p>
          </table:table-cell>
          <table:table-cell table:formula="of:=REPLACE([.B4978]; 1; 29; &quot;&quot;)" office:value-type="string" office:string-value="diegojromerolopez/django-trello-stats" calcext:value-type="string">
            <text:p>diegojromerolopez/django-trello-stats</text:p>
          </table:table-cell>
        </table:table-row>
        <table:table-row table:style-name="ro1">
          <table:table-cell office:value-type="float" office:value="40686954" calcext:value-type="float">
            <text:p>40686954</text:p>
          </table:table-cell>
          <table:table-cell office:value-type="string" calcext:value-type="string">
            <text:p>https://api.github.com/repos/openstack/fuel-ccp</text:p>
          </table:table-cell>
          <table:table-cell table:formula="of:=REPLACE([.B4979]; 1; 29; &quot;&quot;)" office:value-type="string" office:string-value="openstack/fuel-ccp" calcext:value-type="string">
            <text:p>openstack/fuel-ccp</text:p>
          </table:table-cell>
        </table:table-row>
        <table:table-row table:style-name="ro1">
          <table:table-cell office:value-type="float" office:value="40687370" calcext:value-type="float">
            <text:p>40687370</text:p>
          </table:table-cell>
          <table:table-cell office:value-type="string" calcext:value-type="string">
            <text:p>https://api.github.com/repos/AdguardTeam/AdguardDNS</text:p>
          </table:table-cell>
          <table:table-cell table:formula="of:=REPLACE([.B4980]; 1; 29; &quot;&quot;)" office:value-type="string" office:string-value="AdguardTeam/AdguardDNS" calcext:value-type="string">
            <text:p>AdguardTeam/AdguardDNS</text:p>
          </table:table-cell>
        </table:table-row>
        <table:table-row table:style-name="ro1">
          <table:table-cell office:value-type="float" office:value="40758714" calcext:value-type="float">
            <text:p>40758714</text:p>
          </table:table-cell>
          <table:table-cell office:value-type="string" calcext:value-type="string">
            <text:p>https://api.github.com/repos/rodluger/everest</text:p>
          </table:table-cell>
          <table:table-cell table:formula="of:=REPLACE([.B4981]; 1; 29; &quot;&quot;)" office:value-type="string" office:string-value="rodluger/everest" calcext:value-type="string">
            <text:p>rodluger/everest</text:p>
          </table:table-cell>
        </table:table-row>
        <table:table-row table:style-name="ro1">
          <table:table-cell office:value-type="float" office:value="40835702" calcext:value-type="float">
            <text:p>40835702</text:p>
          </table:table-cell>
          <table:table-cell office:value-type="string" calcext:value-type="string">
            <text:p>https://api.github.com/repos/fidals/refarm-site</text:p>
          </table:table-cell>
          <table:table-cell table:formula="of:=REPLACE([.B4982]; 1; 29; &quot;&quot;)" office:value-type="string" office:string-value="fidals/refarm-site" calcext:value-type="string">
            <text:p>fidals/refarm-site</text:p>
          </table:table-cell>
        </table:table-row>
        <table:table-row table:style-name="ro1">
          <table:table-cell office:value-type="float" office:value="40836854" calcext:value-type="float">
            <text:p>40836854</text:p>
          </table:table-cell>
          <table:table-cell office:value-type="string" calcext:value-type="string">
            <text:p>https://api.github.com/repos/astrocatalogs/supernovae</text:p>
          </table:table-cell>
          <table:table-cell table:formula="of:=REPLACE([.B4983]; 1; 29; &quot;&quot;)" office:value-type="string" office:string-value="astrocatalogs/supernovae" calcext:value-type="string">
            <text:p>astrocatalogs/supernovae</text:p>
          </table:table-cell>
        </table:table-row>
        <table:table-row table:style-name="ro1">
          <table:table-cell office:value-type="float" office:value="40856030" calcext:value-type="float">
            <text:p>40856030</text:p>
          </table:table-cell>
          <table:table-cell office:value-type="string" calcext:value-type="string">
            <text:p>https://api.github.com/repos/tilezen/tilequeue</text:p>
          </table:table-cell>
          <table:table-cell table:formula="of:=REPLACE([.B4984]; 1; 29; &quot;&quot;)" office:value-type="string" office:string-value="tilezen/tilequeue" calcext:value-type="string">
            <text:p>tilezen/tilequeue</text:p>
          </table:table-cell>
        </table:table-row>
        <table:table-row table:style-name="ro1">
          <table:table-cell office:value-type="float" office:value="40898273" calcext:value-type="float">
            <text:p>40898273</text:p>
          </table:table-cell>
          <table:table-cell office:value-type="string" calcext:value-type="string">
            <text:p>https://api.github.com/repos/streamondemand/plugin.video.streamondemand</text:p>
          </table:table-cell>
          <table:table-cell table:formula="of:=REPLACE([.B4985]; 1; 29; &quot;&quot;)" office:value-type="string" office:string-value="streamondemand/plugin.video.streamondemand" calcext:value-type="string">
            <text:p>streamondemand/plugin.video.streamondemand</text:p>
          </table:table-cell>
        </table:table-row>
        <table:table-row table:style-name="ro1">
          <table:table-cell office:value-type="float" office:value="40899582" calcext:value-type="float">
            <text:p>40899582</text:p>
          </table:table-cell>
          <table:table-cell office:value-type="string" calcext:value-type="string">
            <text:p>https://api.github.com/repos/jerryhan88/taxi_projects</text:p>
          </table:table-cell>
          <table:table-cell table:formula="of:=REPLACE([.B4986]; 1; 29; &quot;&quot;)" office:value-type="string" office:string-value="jerryhan88/taxi_projects" calcext:value-type="string">
            <text:p>jerryhan88/taxi_projects</text:p>
          </table:table-cell>
        </table:table-row>
        <table:table-row table:style-name="ro1">
          <table:table-cell office:value-type="float" office:value="40899787" calcext:value-type="float">
            <text:p>40899787</text:p>
          </table:table-cell>
          <table:table-cell office:value-type="string" calcext:value-type="string">
            <text:p>https://api.github.com/repos/HazyResearch/snorkel</text:p>
          </table:table-cell>
          <table:table-cell table:formula="of:=REPLACE([.B4987]; 1; 29; &quot;&quot;)" office:value-type="string" office:string-value="HazyResearch/snorkel" calcext:value-type="string">
            <text:p>HazyResearch/snorkel</text:p>
          </table:table-cell>
        </table:table-row>
        <table:table-row table:style-name="ro1">
          <table:table-cell office:value-type="float" office:value="40931583" calcext:value-type="float">
            <text:p>40931583</text:p>
          </table:table-cell>
          <table:table-cell office:value-type="string" calcext:value-type="string">
            <text:p>https://api.github.com/repos/HearthSim/HSReplay.net</text:p>
          </table:table-cell>
          <table:table-cell table:formula="of:=REPLACE([.B4988]; 1; 29; &quot;&quot;)" office:value-type="string" office:string-value="HearthSim/HSReplay.net" calcext:value-type="string">
            <text:p>HearthSim/HSReplay.net</text:p>
          </table:table-cell>
        </table:table-row>
        <table:table-row table:style-name="ro1">
          <table:table-cell office:value-type="float" office:value="40932390" calcext:value-type="float">
            <text:p>40932390</text:p>
          </table:table-cell>
          <table:table-cell office:value-type="string" calcext:value-type="string">
            <text:p>https://api.github.com/repos/primaeval/script.tvguide.fullscreen</text:p>
          </table:table-cell>
          <table:table-cell table:formula="of:=REPLACE([.B4989]; 1; 29; &quot;&quot;)" office:value-type="string" office:string-value="primaeval/script.tvguide.fullscreen" calcext:value-type="string">
            <text:p>primaeval/script.tvguide.fullscreen</text:p>
          </table:table-cell>
        </table:table-row>
        <table:table-row table:style-name="ro1">
          <table:table-cell office:value-type="float" office:value="40934799" calcext:value-type="float">
            <text:p>40934799</text:p>
          </table:table-cell>
          <table:table-cell office:value-type="string" calcext:value-type="string">
            <text:p>https://api.github.com/repos/rpryzant/code-doodles</text:p>
          </table:table-cell>
          <table:table-cell table:formula="of:=REPLACE([.B4990]; 1; 29; &quot;&quot;)" office:value-type="string" office:string-value="rpryzant/code-doodles" calcext:value-type="string">
            <text:p>rpryzant/code-doodles</text:p>
          </table:table-cell>
        </table:table-row>
        <table:table-row table:style-name="ro1">
          <table:table-cell office:value-type="float" office:value="40940401" calcext:value-type="float">
            <text:p>40940401</text:p>
          </table:table-cell>
          <table:table-cell office:value-type="string" calcext:value-type="string">
            <text:p>https://api.github.com/repos/johnroper100/CrowdMaster</text:p>
          </table:table-cell>
          <table:table-cell table:formula="of:=REPLACE([.B4991]; 1; 29; &quot;&quot;)" office:value-type="string" office:string-value="johnroper100/CrowdMaster" calcext:value-type="string">
            <text:p>johnroper100/CrowdMaster</text:p>
          </table:table-cell>
        </table:table-row>
        <table:table-row table:style-name="ro1">
          <table:table-cell office:value-type="float" office:value="40941971" calcext:value-type="float">
            <text:p>40941971</text:p>
          </table:table-cell>
          <table:table-cell office:value-type="string" calcext:value-type="string">
            <text:p>https://api.github.com/repos/Nic30/hwtLib</text:p>
          </table:table-cell>
          <table:table-cell table:formula="of:=REPLACE([.B4992]; 1; 29; &quot;&quot;)" office:value-type="string" office:string-value="Nic30/hwtLib" calcext:value-type="string">
            <text:p>Nic30/hwtLib</text:p>
          </table:table-cell>
        </table:table-row>
        <table:table-row table:style-name="ro1">
          <table:table-cell office:value-type="float" office:value="40955019" calcext:value-type="float">
            <text:p>40955019</text:p>
          </table:table-cell>
          <table:table-cell office:value-type="string" calcext:value-type="string">
            <text:p>https://api.github.com/repos/sjara/jaratest</text:p>
          </table:table-cell>
          <table:table-cell table:formula="of:=REPLACE([.B4993]; 1; 29; &quot;&quot;)" office:value-type="string" office:string-value="sjara/jaratest" calcext:value-type="string">
            <text:p>sjara/jaratest</text:p>
          </table:table-cell>
        </table:table-row>
        <table:table-row table:style-name="ro1">
          <table:table-cell office:value-type="float" office:value="40980251" calcext:value-type="float">
            <text:p>40980251</text:p>
          </table:table-cell>
          <table:table-cell office:value-type="string" calcext:value-type="string">
            <text:p>https://api.github.com/repos/lucasdavid/connoisseur</text:p>
          </table:table-cell>
          <table:table-cell table:formula="of:=REPLACE([.B4994]; 1; 29; &quot;&quot;)" office:value-type="string" office:string-value="lucasdavid/connoisseur" calcext:value-type="string">
            <text:p>lucasdavid/connoisseur</text:p>
          </table:table-cell>
        </table:table-row>
        <table:table-row table:style-name="ro1">
          <table:table-cell office:value-type="float" office:value="41010830" calcext:value-type="float">
            <text:p>41010830</text:p>
          </table:table-cell>
          <table:table-cell office:value-type="string" calcext:value-type="string">
            <text:p>https://api.github.com/repos/hootnot/oanda-api-v20</text:p>
          </table:table-cell>
          <table:table-cell table:formula="of:=REPLACE([.B4995]; 1; 29; &quot;&quot;)" office:value-type="string" office:string-value="hootnot/oanda-api-v20" calcext:value-type="string">
            <text:p>hootnot/oanda-api-v20</text:p>
          </table:table-cell>
        </table:table-row>
        <table:table-row table:style-name="ro1">
          <table:table-cell office:value-type="float" office:value="41043917" calcext:value-type="float">
            <text:p>41043917</text:p>
          </table:table-cell>
          <table:table-cell office:value-type="string" calcext:value-type="string">
            <text:p>https://api.github.com/repos/tompecina/legal</text:p>
          </table:table-cell>
          <table:table-cell table:formula="of:=REPLACE([.B4996]; 1; 29; &quot;&quot;)" office:value-type="string" office:string-value="tompecina/legal" calcext:value-type="string">
            <text:p>tompecina/legal</text:p>
          </table:table-cell>
        </table:table-row>
        <table:table-row table:style-name="ro1">
          <table:table-cell office:value-type="float" office:value="41080101" calcext:value-type="float">
            <text:p>41080101</text:p>
          </table:table-cell>
          <table:table-cell office:value-type="string" calcext:value-type="string">
            <text:p>https://api.github.com/repos/raulluque/testpoint</text:p>
          </table:table-cell>
          <table:table-cell table:formula="of:=REPLACE([.B4997]; 1; 29; &quot;&quot;)" office:value-type="string" office:string-value="raulluque/testpoint" calcext:value-type="string">
            <text:p>raulluque/testpoint</text:p>
          </table:table-cell>
        </table:table-row>
        <table:table-row table:style-name="ro1">
          <table:table-cell office:value-type="float" office:value="41136289" calcext:value-type="float">
            <text:p>41136289</text:p>
          </table:table-cell>
          <table:table-cell office:value-type="string" calcext:value-type="string">
            <text:p>https://api.github.com/repos/googledatalab/pydatalab</text:p>
          </table:table-cell>
          <table:table-cell table:formula="of:=REPLACE([.B4998]; 1; 29; &quot;&quot;)" office:value-type="string" office:string-value="googledatalab/pydatalab" calcext:value-type="string">
            <text:p>googledatalab/pydatalab</text:p>
          </table:table-cell>
        </table:table-row>
        <table:table-row table:style-name="ro1">
          <table:table-cell office:value-type="float" office:value="41171592" calcext:value-type="float">
            <text:p>41171592</text:p>
          </table:table-cell>
          <table:table-cell office:value-type="string" calcext:value-type="string">
            <text:p>https://api.github.com/repos/mandatoryprogrammer/TLDR</text:p>
          </table:table-cell>
          <table:table-cell table:formula="of:=REPLACE([.B4999]; 1; 29; &quot;&quot;)" office:value-type="string" office:string-value="mandatoryprogrammer/TLDR" calcext:value-type="string">
            <text:p>mandatoryprogrammer/TLDR</text:p>
          </table:table-cell>
        </table:table-row>
        <table:table-row table:style-name="ro1">
          <table:table-cell office:value-type="float" office:value="41339733" calcext:value-type="float">
            <text:p>41339733</text:p>
          </table:table-cell>
          <table:table-cell office:value-type="string" calcext:value-type="string">
            <text:p>https://api.github.com/repos/ningchunlei/okcoin</text:p>
          </table:table-cell>
          <table:table-cell table:formula="of:=REPLACE([.B5000]; 1; 29; &quot;&quot;)" office:value-type="string" office:string-value="ningchunlei/okcoin" calcext:value-type="string">
            <text:p>ningchunlei/okcoin</text:p>
          </table:table-cell>
        </table:table-row>
        <table:table-row table:style-name="ro1">
          <table:table-cell office:value-type="float" office:value="41366500" calcext:value-type="float">
            <text:p>41366500</text:p>
          </table:table-cell>
          <table:table-cell office:value-type="string" calcext:value-type="string">
            <text:p>https://api.github.com/repos/AKSW/QuitStore</text:p>
          </table:table-cell>
          <table:table-cell table:formula="of:=REPLACE([.B5001]; 1; 29; &quot;&quot;)" office:value-type="string" office:string-value="AKSW/QuitStore" calcext:value-type="string">
            <text:p>AKSW/QuitStore</text:p>
          </table:table-cell>
        </table:table-row>
        <table:table-row table:style-name="ro1">
          <table:table-cell office:value-type="float" office:value="41386920" calcext:value-type="float">
            <text:p>41386920</text:p>
          </table:table-cell>
          <table:table-cell office:value-type="string" calcext:value-type="string">
            <text:p>https://api.github.com/repos/batprey/lcs</text:p>
          </table:table-cell>
          <table:table-cell table:formula="of:=REPLACE([.B5002]; 1; 29; &quot;&quot;)" office:value-type="string" office:string-value="batprey/lcs" calcext:value-type="string">
            <text:p>batprey/lcs</text:p>
          </table:table-cell>
        </table:table-row>
        <table:table-row table:style-name="ro1">
          <table:table-cell office:value-type="float" office:value="41395896" calcext:value-type="float">
            <text:p>41395896</text:p>
          </table:table-cell>
          <table:table-cell office:value-type="string" calcext:value-type="string">
            <text:p>https://api.github.com/repos/Brady31027/leetcode</text:p>
          </table:table-cell>
          <table:table-cell table:formula="of:=REPLACE([.B5003]; 1; 29; &quot;&quot;)" office:value-type="string" office:string-value="Brady31027/leetcode" calcext:value-type="string">
            <text:p>Brady31027/leetcode</text:p>
          </table:table-cell>
        </table:table-row>
        <table:table-row table:style-name="ro1">
          <table:table-cell office:value-type="float" office:value="41404062" calcext:value-type="float">
            <text:p>41404062</text:p>
          </table:table-cell>
          <table:table-cell office:value-type="string" calcext:value-type="string">
            <text:p>https://api.github.com/repos/lkmnds/jose</text:p>
          </table:table-cell>
          <table:table-cell table:formula="of:=REPLACE([.B5004]; 1; 29; &quot;&quot;)" office:value-type="string" office:string-value="lkmnds/jose" calcext:value-type="string">
            <text:p>lkmnds/jose</text:p>
          </table:table-cell>
        </table:table-row>
        <table:table-row table:style-name="ro1">
          <table:table-cell office:value-type="float" office:value="41436405" calcext:value-type="float">
            <text:p>41436405</text:p>
          </table:table-cell>
          <table:table-cell office:value-type="string" calcext:value-type="string">
            <text:p>https://api.github.com/repos/scikit-learn-contrib/imbalanced-learn</text:p>
          </table:table-cell>
          <table:table-cell table:formula="of:=REPLACE([.B5005]; 1; 29; &quot;&quot;)" office:value-type="string" office:string-value="scikit-learn-contrib/imbalanced-learn" calcext:value-type="string">
            <text:p>scikit-learn-contrib/imbalanced-learn</text:p>
          </table:table-cell>
        </table:table-row>
        <table:table-row table:style-name="ro1">
          <table:table-cell office:value-type="float" office:value="41453748" calcext:value-type="float">
            <text:p>41453748</text:p>
          </table:table-cell>
          <table:table-cell office:value-type="string" calcext:value-type="string">
            <text:p>https://api.github.com/repos/seleniumbase/SeleniumBase</text:p>
          </table:table-cell>
          <table:table-cell table:formula="of:=REPLACE([.B5006]; 1; 29; &quot;&quot;)" office:value-type="string" office:string-value="seleniumbase/SeleniumBase" calcext:value-type="string">
            <text:p>seleniumbase/SeleniumBase</text:p>
          </table:table-cell>
        </table:table-row>
        <table:table-row table:style-name="ro1">
          <table:table-cell office:value-type="float" office:value="41454540" calcext:value-type="float">
            <text:p>41454540</text:p>
          </table:table-cell>
          <table:table-cell office:value-type="string" calcext:value-type="string">
            <text:p>https://api.github.com/repos/ericmjl/nxviz</text:p>
          </table:table-cell>
          <table:table-cell table:formula="of:=REPLACE([.B5007]; 1; 29; &quot;&quot;)" office:value-type="string" office:string-value="ericmjl/nxviz" calcext:value-type="string">
            <text:p>ericmjl/nxviz</text:p>
          </table:table-cell>
        </table:table-row>
        <table:table-row table:style-name="ro1">
          <table:table-cell office:value-type="float" office:value="41505635" calcext:value-type="float">
            <text:p>41505635</text:p>
          </table:table-cell>
          <table:table-cell office:value-type="string" calcext:value-type="string">
            <text:p>https://api.github.com/repos/cocrawler/cocrawler</text:p>
          </table:table-cell>
          <table:table-cell table:formula="of:=REPLACE([.B5008]; 1; 29; &quot;&quot;)" office:value-type="string" office:string-value="cocrawler/cocrawler" calcext:value-type="string">
            <text:p>cocrawler/cocrawler</text:p>
          </table:table-cell>
        </table:table-row>
        <table:table-row table:style-name="ro1">
          <table:table-cell office:value-type="float" office:value="41515040" calcext:value-type="float">
            <text:p>41515040</text:p>
          </table:table-cell>
          <table:table-cell office:value-type="string" calcext:value-type="string">
            <text:p>https://api.github.com/repos/gis-rpd/pipelines</text:p>
          </table:table-cell>
          <table:table-cell table:formula="of:=REPLACE([.B5009]; 1; 29; &quot;&quot;)" office:value-type="string" office:string-value="gis-rpd/pipelines" calcext:value-type="string">
            <text:p>gis-rpd/pipelines</text:p>
          </table:table-cell>
        </table:table-row>
        <table:table-row table:style-name="ro1">
          <table:table-cell office:value-type="float" office:value="41522042" calcext:value-type="float">
            <text:p>41522042</text:p>
          </table:table-cell>
          <table:table-cell office:value-type="string" calcext:value-type="string">
            <text:p>https://api.github.com/repos/MagicStack/asyncpg</text:p>
          </table:table-cell>
          <table:table-cell table:formula="of:=REPLACE([.B5010]; 1; 29; &quot;&quot;)" office:value-type="string" office:string-value="MagicStack/asyncpg" calcext:value-type="string">
            <text:p>MagicStack/asyncpg</text:p>
          </table:table-cell>
        </table:table-row>
        <table:table-row table:style-name="ro1">
          <table:table-cell office:value-type="float" office:value="41534454" calcext:value-type="float">
            <text:p>41534454</text:p>
          </table:table-cell>
          <table:table-cell office:value-type="string" calcext:value-type="string">
            <text:p>https://api.github.com/repos/cestMoiBaliBalo/first-project</text:p>
          </table:table-cell>
          <table:table-cell table:formula="of:=REPLACE([.B5011]; 1; 29; &quot;&quot;)" office:value-type="string" office:string-value="cestMoiBaliBalo/first-project" calcext:value-type="string">
            <text:p>cestMoiBaliBalo/first-project</text:p>
          </table:table-cell>
        </table:table-row>
        <table:table-row table:style-name="ro1">
          <table:table-cell office:value-type="float" office:value="41558658" calcext:value-type="float">
            <text:p>41558658</text:p>
          </table:table-cell>
          <table:table-cell office:value-type="string" calcext:value-type="string">
            <text:p>https://api.github.com/repos/jerome-white/pyzrt</text:p>
          </table:table-cell>
          <table:table-cell table:formula="of:=REPLACE([.B5012]; 1; 29; &quot;&quot;)" office:value-type="string" office:string-value="jerome-white/pyzrt" calcext:value-type="string">
            <text:p>jerome-white/pyzrt</text:p>
          </table:table-cell>
        </table:table-row>
        <table:table-row table:style-name="ro1">
          <table:table-cell office:value-type="float" office:value="41582769" calcext:value-type="float">
            <text:p>41582769</text:p>
          </table:table-cell>
          <table:table-cell office:value-type="string" calcext:value-type="string">
            <text:p>https://api.github.com/repos/htpcforall/digipro</text:p>
          </table:table-cell>
          <table:table-cell table:formula="of:=REPLACE([.B5013]; 1; 29; &quot;&quot;)" office:value-type="string" office:string-value="htpcforall/digipro" calcext:value-type="string">
            <text:p>htpcforall/digipro</text:p>
          </table:table-cell>
        </table:table-row>
        <table:table-row table:style-name="ro1">
          <table:table-cell office:value-type="float" office:value="41612890" calcext:value-type="float">
            <text:p>41612890</text:p>
          </table:table-cell>
          <table:table-cell office:value-type="string" calcext:value-type="string">
            <text:p>https://api.github.com/repos/kimlaborg/kmtools</text:p>
          </table:table-cell>
          <table:table-cell table:formula="of:=REPLACE([.B5014]; 1; 29; &quot;&quot;)" office:value-type="string" office:string-value="kimlaborg/kmtools" calcext:value-type="string">
            <text:p>kimlaborg/kmtools</text:p>
          </table:table-cell>
        </table:table-row>
        <table:table-row table:style-name="ro1">
          <table:table-cell office:value-type="float" office:value="41613953" calcext:value-type="float">
            <text:p>41613953</text:p>
          </table:table-cell>
          <table:table-cell office:value-type="string" calcext:value-type="string">
            <text:p>https://api.github.com/repos/assembl/assembl</text:p>
          </table:table-cell>
          <table:table-cell table:formula="of:=REPLACE([.B5015]; 1; 29; &quot;&quot;)" office:value-type="string" office:string-value="assembl/assembl" calcext:value-type="string">
            <text:p>assembl/assembl</text:p>
          </table:table-cell>
        </table:table-row>
        <table:table-row table:style-name="ro1">
          <table:table-cell office:value-type="float" office:value="41631290" calcext:value-type="float">
            <text:p>41631290</text:p>
          </table:table-cell>
          <table:table-cell office:value-type="string" calcext:value-type="string">
            <text:p>https://api.github.com/repos/eost/gissmo</text:p>
          </table:table-cell>
          <table:table-cell table:formula="of:=REPLACE([.B5016]; 1; 29; &quot;&quot;)" office:value-type="string" office:string-value="eost/gissmo" calcext:value-type="string">
            <text:p>eost/gissmo</text:p>
          </table:table-cell>
        </table:table-row>
        <table:table-row table:style-name="ro1">
          <table:table-cell office:value-type="float" office:value="41705490" calcext:value-type="float">
            <text:p>41705490</text:p>
          </table:table-cell>
          <table:table-cell office:value-type="string" calcext:value-type="string">
            <text:p>https://api.github.com/repos/tmancal74/quantarhei</text:p>
          </table:table-cell>
          <table:table-cell table:formula="of:=REPLACE([.B5017]; 1; 29; &quot;&quot;)" office:value-type="string" office:string-value="tmancal74/quantarhei" calcext:value-type="string">
            <text:p>tmancal74/quantarhei</text:p>
          </table:table-cell>
        </table:table-row>
        <table:table-row table:style-name="ro1">
          <table:table-cell office:value-type="float" office:value="41729627" calcext:value-type="float">
            <text:p>41729627</text:p>
          </table:table-cell>
          <table:table-cell office:value-type="string" calcext:value-type="string">
            <text:p>https://api.github.com/repos/PokemonGoF/PokemonGo-Bot</text:p>
          </table:table-cell>
          <table:table-cell table:formula="of:=REPLACE([.B5018]; 1; 29; &quot;&quot;)" office:value-type="string" office:string-value="PokemonGoF/PokemonGo-Bot" calcext:value-type="string">
            <text:p>PokemonGoF/PokemonGo-Bot</text:p>
          </table:table-cell>
        </table:table-row>
        <table:table-row table:style-name="ro1">
          <table:table-cell office:value-type="float" office:value="41794235" calcext:value-type="float">
            <text:p>41794235</text:p>
          </table:table-cell>
          <table:table-cell office:value-type="string" calcext:value-type="string">
            <text:p>https://api.github.com/repos/prheenan/Research</text:p>
          </table:table-cell>
          <table:table-cell table:formula="of:=REPLACE([.B5019]; 1; 29; &quot;&quot;)" office:value-type="string" office:string-value="prheenan/Research" calcext:value-type="string">
            <text:p>prheenan/Research</text:p>
          </table:table-cell>
        </table:table-row>
        <table:table-row table:style-name="ro1">
          <table:table-cell office:value-type="float" office:value="41827423" calcext:value-type="float">
            <text:p>41827423</text:p>
          </table:table-cell>
          <table:table-cell office:value-type="string" calcext:value-type="string">
            <text:p>https://api.github.com/repos/rebase-helper/rebase-helper</text:p>
          </table:table-cell>
          <table:table-cell table:formula="of:=REPLACE([.B5020]; 1; 29; &quot;&quot;)" office:value-type="string" office:string-value="rebase-helper/rebase-helper" calcext:value-type="string">
            <text:p>rebase-helper/rebase-helper</text:p>
          </table:table-cell>
        </table:table-row>
        <table:table-row table:style-name="ro1">
          <table:table-cell office:value-type="float" office:value="41850975" calcext:value-type="float">
            <text:p>41850975</text:p>
          </table:table-cell>
          <table:table-cell office:value-type="string" calcext:value-type="string">
            <text:p>https://api.github.com/repos/klahnakoski/Activedata-ETL</text:p>
          </table:table-cell>
          <table:table-cell table:formula="of:=REPLACE([.B5021]; 1; 29; &quot;&quot;)" office:value-type="string" office:string-value="klahnakoski/Activedata-ETL" calcext:value-type="string">
            <text:p>klahnakoski/Activedata-ETL</text:p>
          </table:table-cell>
        </table:table-row>
        <table:table-row table:style-name="ro1">
          <table:table-cell office:value-type="float" office:value="41921336" calcext:value-type="float">
            <text:p>41921336</text:p>
          </table:table-cell>
          <table:table-cell office:value-type="string" calcext:value-type="string">
            <text:p>https://api.github.com/repos/bossjones/scarlett_os</text:p>
          </table:table-cell>
          <table:table-cell table:formula="of:=REPLACE([.B5022]; 1; 29; &quot;&quot;)" office:value-type="string" office:string-value="bossjones/scarlett_os" calcext:value-type="string">
            <text:p>bossjones/scarlett_os</text:p>
          </table:table-cell>
        </table:table-row>
        <table:table-row table:style-name="ro1">
          <table:table-cell office:value-type="float" office:value="41928812" calcext:value-type="float">
            <text:p>41928812</text:p>
          </table:table-cell>
          <table:table-cell office:value-type="string" calcext:value-type="string">
            <text:p>https://api.github.com/repos/vvscode/code-notes</text:p>
          </table:table-cell>
          <table:table-cell table:formula="of:=REPLACE([.B5023]; 1; 29; &quot;&quot;)" office:value-type="string" office:string-value="vvscode/code-notes" calcext:value-type="string">
            <text:p>vvscode/code-notes</text:p>
          </table:table-cell>
        </table:table-row>
        <table:table-row table:style-name="ro1">
          <table:table-cell office:value-type="float" office:value="42056931" calcext:value-type="float">
            <text:p>42056931</text:p>
          </table:table-cell>
          <table:table-cell office:value-type="string" calcext:value-type="string">
            <text:p>https://api.github.com/repos/yugangw-msft/azure-cli</text:p>
          </table:table-cell>
          <table:table-cell table:formula="of:=REPLACE([.B5024]; 1; 29; &quot;&quot;)" office:value-type="string" office:string-value="yugangw-msft/azure-cli" calcext:value-type="string">
            <text:p>yugangw-msft/azure-cli</text:p>
          </table:table-cell>
        </table:table-row>
        <table:table-row table:style-name="ro1">
          <table:table-cell office:value-type="float" office:value="42116935" calcext:value-type="float">
            <text:p>42116935</text:p>
          </table:table-cell>
          <table:table-cell office:value-type="string" calcext:value-type="string">
            <text:p>https://api.github.com/repos/Azure/azure-cli</text:p>
          </table:table-cell>
          <table:table-cell table:formula="of:=REPLACE([.B5025]; 1; 29; &quot;&quot;)" office:value-type="string" office:string-value="Azure/azure-cli" calcext:value-type="string">
            <text:p>Azure/azure-cli</text:p>
          </table:table-cell>
        </table:table-row>
        <table:table-row table:style-name="ro1">
          <table:table-cell office:value-type="float" office:value="42117592" calcext:value-type="float">
            <text:p>42117592</text:p>
          </table:table-cell>
          <table:table-cell office:value-type="string" calcext:value-type="string">
            <text:p>https://api.github.com/repos/armory3d/armory</text:p>
          </table:table-cell>
          <table:table-cell table:formula="of:=REPLACE([.B5026]; 1; 29; &quot;&quot;)" office:value-type="string" office:string-value="armory3d/armory" calcext:value-type="string">
            <text:p>armory3d/armory</text:p>
          </table:table-cell>
        </table:table-row>
        <table:table-row table:style-name="ro1">
          <table:table-cell office:value-type="float" office:value="42170667" calcext:value-type="float">
            <text:p>42170667</text:p>
          </table:table-cell>
          <table:table-cell office:value-type="string" calcext:value-type="string">
            <text:p>https://api.github.com/repos/conjure-up/conjure-up</text:p>
          </table:table-cell>
          <table:table-cell table:formula="of:=REPLACE([.B5027]; 1; 29; &quot;&quot;)" office:value-type="string" office:string-value="conjure-up/conjure-up" calcext:value-type="string">
            <text:p>conjure-up/conjure-up</text:p>
          </table:table-cell>
        </table:table-row>
        <table:table-row table:style-name="ro1">
          <table:table-cell office:value-type="float" office:value="42210825" calcext:value-type="float">
            <text:p>42210825</text:p>
          </table:table-cell>
          <table:table-cell office:value-type="string" calcext:value-type="string">
            <text:p>https://api.github.com/repos/Pext/Pext</text:p>
          </table:table-cell>
          <table:table-cell table:formula="of:=REPLACE([.B5028]; 1; 29; &quot;&quot;)" office:value-type="string" office:string-value="Pext/Pext" calcext:value-type="string">
            <text:p>Pext/Pext</text:p>
          </table:table-cell>
        </table:table-row>
        <table:table-row table:style-name="ro1">
          <table:table-cell office:value-type="float" office:value="42214501" calcext:value-type="float">
            <text:p>42214501</text:p>
          </table:table-cell>
          <table:table-cell office:value-type="string" calcext:value-type="string">
            <text:p>https://api.github.com/repos/nicolaschotard/Clusters</text:p>
          </table:table-cell>
          <table:table-cell table:formula="of:=REPLACE([.B5029]; 1; 29; &quot;&quot;)" office:value-type="string" office:string-value="nicolaschotard/Clusters" calcext:value-type="string">
            <text:p>nicolaschotard/Clusters</text:p>
          </table:table-cell>
        </table:table-row>
        <table:table-row table:style-name="ro1">
          <table:table-cell office:value-type="float" office:value="42319618" calcext:value-type="float">
            <text:p>42319618</text:p>
          </table:table-cell>
          <table:table-cell office:value-type="string" calcext:value-type="string">
            <text:p>https://api.github.com/repos/brando90/hbf_tensorflow_code</text:p>
          </table:table-cell>
          <table:table-cell table:formula="of:=REPLACE([.B5030]; 1; 29; &quot;&quot;)" office:value-type="string" office:string-value="brando90/hbf_tensorflow_code" calcext:value-type="string">
            <text:p>brando90/hbf_tensorflow_code</text:p>
          </table:table-cell>
        </table:table-row>
        <table:table-row table:style-name="ro1">
          <table:table-cell office:value-type="float" office:value="42327482" calcext:value-type="float">
            <text:p>42327482</text:p>
          </table:table-cell>
          <table:table-cell office:value-type="string" calcext:value-type="string">
            <text:p>https://api.github.com/repos/hchiam/cognateLanguage</text:p>
          </table:table-cell>
          <table:table-cell table:formula="of:=REPLACE([.B5031]; 1; 29; &quot;&quot;)" office:value-type="string" office:string-value="hchiam/cognateLanguage" calcext:value-type="string">
            <text:p>hchiam/cognateLanguage</text:p>
          </table:table-cell>
        </table:table-row>
        <table:table-row table:style-name="ro1">
          <table:table-cell office:value-type="float" office:value="42445841" calcext:value-type="float">
            <text:p>42445841</text:p>
          </table:table-cell>
          <table:table-cell office:value-type="string" calcext:value-type="string">
            <text:p>https://api.github.com/repos/BrianLusina/Python_Snippets</text:p>
          </table:table-cell>
          <table:table-cell table:formula="of:=REPLACE([.B5032]; 1; 29; &quot;&quot;)" office:value-type="string" office:string-value="BrianLusina/Python_Snippets" calcext:value-type="string">
            <text:p>BrianLusina/Python_Snippets</text:p>
          </table:table-cell>
        </table:table-row>
        <table:table-row table:style-name="ro1">
          <table:table-cell office:value-type="float" office:value="42573324" calcext:value-type="float">
            <text:p>42573324</text:p>
          </table:table-cell>
          <table:table-cell office:value-type="string" calcext:value-type="string">
            <text:p>https://api.github.com/repos/aml-development/ozp-backend</text:p>
          </table:table-cell>
          <table:table-cell table:formula="of:=REPLACE([.B5033]; 1; 29; &quot;&quot;)" office:value-type="string" office:string-value="aml-development/ozp-backend" calcext:value-type="string">
            <text:p>aml-development/ozp-backend</text:p>
          </table:table-cell>
        </table:table-row>
        <table:table-row table:style-name="ro1">
          <table:table-cell office:value-type="float" office:value="42584061" calcext:value-type="float">
            <text:p>42584061</text:p>
          </table:table-cell>
          <table:table-cell office:value-type="string" calcext:value-type="string">
            <text:p>https://api.github.com/repos/Linaro/squad</text:p>
          </table:table-cell>
          <table:table-cell table:formula="of:=REPLACE([.B5034]; 1; 29; &quot;&quot;)" office:value-type="string" office:string-value="Linaro/squad" calcext:value-type="string">
            <text:p>Linaro/squad</text:p>
          </table:table-cell>
        </table:table-row>
        <table:table-row table:style-name="ro1">
          <table:table-cell office:value-type="float" office:value="42627465" calcext:value-type="float">
            <text:p>42627465</text:p>
          </table:table-cell>
          <table:table-cell office:value-type="string" calcext:value-type="string">
            <text:p>https://api.github.com/repos/demisto/content</text:p>
          </table:table-cell>
          <table:table-cell table:formula="of:=REPLACE([.B5035]; 1; 29; &quot;&quot;)" office:value-type="string" office:string-value="demisto/content" calcext:value-type="string">
            <text:p>demisto/content</text:p>
          </table:table-cell>
        </table:table-row>
        <table:table-row table:style-name="ro1">
          <table:table-cell office:value-type="float" office:value="42631173" calcext:value-type="float">
            <text:p>42631173</text:p>
          </table:table-cell>
          <table:table-cell office:value-type="string" calcext:value-type="string">
            <text:p>https://api.github.com/repos/epfl-cosmo/i-pi-dev</text:p>
          </table:table-cell>
          <table:table-cell table:formula="of:=REPLACE([.B5036]; 1; 29; &quot;&quot;)" office:value-type="string" office:string-value="epfl-cosmo/i-pi-dev" calcext:value-type="string">
            <text:p>epfl-cosmo/i-pi-dev</text:p>
          </table:table-cell>
        </table:table-row>
        <table:table-row table:style-name="ro1">
          <table:table-cell office:value-type="float" office:value="42641194" calcext:value-type="float">
            <text:p>42641194</text:p>
          </table:table-cell>
          <table:table-cell office:value-type="string" calcext:value-type="string">
            <text:p>https://api.github.com/repos/lino-framework/lino</text:p>
          </table:table-cell>
          <table:table-cell table:formula="of:=REPLACE([.B5037]; 1; 29; &quot;&quot;)" office:value-type="string" office:string-value="lino-framework/lino" calcext:value-type="string">
            <text:p>lino-framework/lino</text:p>
          </table:table-cell>
        </table:table-row>
        <table:table-row table:style-name="ro1">
          <table:table-cell office:value-type="float" office:value="42642152" calcext:value-type="float">
            <text:p>42642152</text:p>
          </table:table-cell>
          <table:table-cell office:value-type="string" calcext:value-type="string">
            <text:p>https://api.github.com/repos/lino-framework/book</text:p>
          </table:table-cell>
          <table:table-cell table:formula="of:=REPLACE([.B5038]; 1; 29; &quot;&quot;)" office:value-type="string" office:string-value="lino-framework/book" calcext:value-type="string">
            <text:p>lino-framework/book</text:p>
          </table:table-cell>
        </table:table-row>
        <table:table-row table:style-name="ro1">
          <table:table-cell office:value-type="float" office:value="42677921" calcext:value-type="float">
            <text:p>42677921</text:p>
          </table:table-cell>
          <table:table-cell office:value-type="string" calcext:value-type="string">
            <text:p>https://api.github.com/repos/numixproject/numix-core</text:p>
          </table:table-cell>
          <table:table-cell table:formula="of:=REPLACE([.B5039]; 1; 29; &quot;&quot;)" office:value-type="string" office:string-value="numixproject/numix-core" calcext:value-type="string">
            <text:p>numixproject/numix-core</text:p>
          </table:table-cell>
        </table:table-row>
        <table:table-row table:style-name="ro1">
          <table:table-cell office:value-type="float" office:value="42747917" calcext:value-type="float">
            <text:p>42747917</text:p>
          </table:table-cell>
          <table:table-cell office:value-type="string" calcext:value-type="string">
            <text:p>https://api.github.com/repos/DiCarloLab-Delft/PycQED_py3</text:p>
          </table:table-cell>
          <table:table-cell table:formula="of:=REPLACE([.B5040]; 1; 29; &quot;&quot;)" office:value-type="string" office:string-value="DiCarloLab-Delft/PycQED_py3" calcext:value-type="string">
            <text:p>DiCarloLab-Delft/PycQED_py3</text:p>
          </table:table-cell>
        </table:table-row>
        <table:table-row table:style-name="ro1">
          <table:table-cell office:value-type="float" office:value="42763420" calcext:value-type="float">
            <text:p>42763420</text:p>
          </table:table-cell>
          <table:table-cell office:value-type="string" calcext:value-type="string">
            <text:p>https://api.github.com/repos/ScheduleTracker/TwitchExperiments</text:p>
          </table:table-cell>
          <table:table-cell table:formula="of:=REPLACE([.B5041]; 1; 29; &quot;&quot;)" office:value-type="string" office:string-value="ScheduleTracker/TwitchExperiments" calcext:value-type="string">
            <text:p>ScheduleTracker/TwitchExperiments</text:p>
          </table:table-cell>
        </table:table-row>
        <table:table-row table:style-name="ro1">
          <table:table-cell office:value-type="float" office:value="42773262" calcext:value-type="float">
            <text:p>42773262</text:p>
          </table:table-cell>
          <table:table-cell office:value-type="string" calcext:value-type="string">
            <text:p>https://api.github.com/repos/PokemonGoMap/PokemonGo-Map</text:p>
          </table:table-cell>
          <table:table-cell table:formula="of:=REPLACE([.B5042]; 1; 29; &quot;&quot;)" office:value-type="string" office:string-value="PokemonGoMap/PokemonGo-Map" calcext:value-type="string">
            <text:p>PokemonGoMap/PokemonGo-Map</text:p>
          </table:table-cell>
        </table:table-row>
        <table:table-row table:style-name="ro1">
          <table:table-cell office:value-type="float" office:value="42780707" calcext:value-type="float">
            <text:p>42780707</text:p>
          </table:table-cell>
          <table:table-cell office:value-type="string" calcext:value-type="string">
            <text:p>https://api.github.com/repos/internship2016/sovolo</text:p>
          </table:table-cell>
          <table:table-cell table:formula="of:=REPLACE([.B5043]; 1; 29; &quot;&quot;)" office:value-type="string" office:string-value="internship2016/sovolo" calcext:value-type="string">
            <text:p>internship2016/sovolo</text:p>
          </table:table-cell>
        </table:table-row>
        <table:table-row table:style-name="ro1">
          <table:table-cell office:value-type="float" office:value="42786115" calcext:value-type="float">
            <text:p>42786115</text:p>
          </table:table-cell>
          <table:table-cell office:value-type="string" calcext:value-type="string">
            <text:p>https://api.github.com/repos/datasciencebr/serenata-de-amor</text:p>
          </table:table-cell>
          <table:table-cell table:formula="of:=REPLACE([.B5044]; 1; 29; &quot;&quot;)" office:value-type="string" office:string-value="datasciencebr/serenata-de-amor" calcext:value-type="string">
            <text:p>datasciencebr/serenata-de-amor</text:p>
          </table:table-cell>
        </table:table-row>
        <table:table-row table:style-name="ro1">
          <table:table-cell office:value-type="float" office:value="42790487" calcext:value-type="float">
            <text:p>42790487</text:p>
          </table:table-cell>
          <table:table-cell office:value-type="string" calcext:value-type="string">
            <text:p>https://api.github.com/repos/freeipa/freeipa</text:p>
          </table:table-cell>
          <table:table-cell table:formula="of:=REPLACE([.B5045]; 1; 29; &quot;&quot;)" office:value-type="string" office:string-value="freeipa/freeipa" calcext:value-type="string">
            <text:p>freeipa/freeipa</text:p>
          </table:table-cell>
        </table:table-row>
        <table:table-row table:style-name="ro1">
          <table:table-cell office:value-type="float" office:value="42791021" calcext:value-type="float">
            <text:p>42791021</text:p>
          </table:table-cell>
          <table:table-cell office:value-type="string" calcext:value-type="string">
            <text:p>https://api.github.com/repos/shorxp/tensorlayer-chinese</text:p>
          </table:table-cell>
          <table:table-cell table:formula="of:=REPLACE([.B5046]; 1; 29; &quot;&quot;)" office:value-type="string" office:string-value="shorxp/tensorlayer-chinese" calcext:value-type="string">
            <text:p>shorxp/tensorlayer-chinese</text:p>
          </table:table-cell>
        </table:table-row>
        <table:table-row table:style-name="ro1">
          <table:table-cell office:value-type="float" office:value="42885683" calcext:value-type="float">
            <text:p>42885683</text:p>
          </table:table-cell>
          <table:table-cell office:value-type="string" calcext:value-type="string">
            <text:p>https://api.github.com/repos/getsentry/sentry-plugins</text:p>
          </table:table-cell>
          <table:table-cell table:formula="of:=REPLACE([.B5047]; 1; 29; &quot;&quot;)" office:value-type="string" office:string-value="getsentry/sentry-plugins" calcext:value-type="string">
            <text:p>getsentry/sentry-plugins</text:p>
          </table:table-cell>
        </table:table-row>
        <table:table-row table:style-name="ro1">
          <table:table-cell office:value-type="float" office:value="42935095" calcext:value-type="float">
            <text:p>42935095</text:p>
          </table:table-cell>
          <table:table-cell office:value-type="string" calcext:value-type="string">
            <text:p>https://api.github.com/repos/teamtaverna/core</text:p>
          </table:table-cell>
          <table:table-cell table:formula="of:=REPLACE([.B5048]; 1; 29; &quot;&quot;)" office:value-type="string" office:string-value="teamtaverna/core" calcext:value-type="string">
            <text:p>teamtaverna/core</text:p>
          </table:table-cell>
        </table:table-row>
        <table:table-row table:style-name="ro1">
          <table:table-cell office:value-type="float" office:value="42936810" calcext:value-type="float">
            <text:p>42936810</text:p>
          </table:table-cell>
          <table:table-cell office:value-type="string" calcext:value-type="string">
            <text:p>https://api.github.com/repos/DavideAlidosi/May9</text:p>
          </table:table-cell>
          <table:table-cell table:formula="of:=REPLACE([.B5049]; 1; 29; &quot;&quot;)" office:value-type="string" office:string-value="DavideAlidosi/May9" calcext:value-type="string">
            <text:p>DavideAlidosi/May9</text:p>
          </table:table-cell>
        </table:table-row>
        <table:table-row table:style-name="ro1">
          <table:table-cell office:value-type="float" office:value="42938487" calcext:value-type="float">
            <text:p>42938487</text:p>
          </table:table-cell>
          <table:table-cell office:value-type="string" calcext:value-type="string">
            <text:p>https://api.github.com/repos/ClimbsRocks/auto_ml</text:p>
          </table:table-cell>
          <table:table-cell table:formula="of:=REPLACE([.B5050]; 1; 29; &quot;&quot;)" office:value-type="string" office:string-value="ClimbsRocks/auto_ml" calcext:value-type="string">
            <text:p>ClimbsRocks/auto_ml</text:p>
          </table:table-cell>
        </table:table-row>
        <table:table-row table:style-name="ro1">
          <table:table-cell office:value-type="float" office:value="43010358" calcext:value-type="float">
            <text:p>43010358</text:p>
          </table:table-cell>
          <table:table-cell office:value-type="string" calcext:value-type="string">
            <text:p>https://api.github.com/repos/RookieGameDevs/surviveler</text:p>
          </table:table-cell>
          <table:table-cell table:formula="of:=REPLACE([.B5051]; 1; 29; &quot;&quot;)" office:value-type="string" office:string-value="RookieGameDevs/surviveler" calcext:value-type="string">
            <text:p>RookieGameDevs/surviveler</text:p>
          </table:table-cell>
        </table:table-row>
        <table:table-row table:style-name="ro1">
          <table:table-cell office:value-type="float" office:value="43031014" calcext:value-type="float">
            <text:p>43031014</text:p>
          </table:table-cell>
          <table:table-cell office:value-type="string" calcext:value-type="string">
            <text:p>https://api.github.com/repos/dataplumber/nexus</text:p>
          </table:table-cell>
          <table:table-cell table:formula="of:=REPLACE([.B5052]; 1; 29; &quot;&quot;)" office:value-type="string" office:string-value="dataplumber/nexus" calcext:value-type="string">
            <text:p>dataplumber/nexus</text:p>
          </table:table-cell>
        </table:table-row>
        <table:table-row table:style-name="ro1">
          <table:table-cell office:value-type="float" office:value="43041454" calcext:value-type="float">
            <text:p>43041454</text:p>
          </table:table-cell>
          <table:table-cell office:value-type="string" calcext:value-type="string">
            <text:p>https://api.github.com/repos/sitch-io/sensor</text:p>
          </table:table-cell>
          <table:table-cell table:formula="of:=REPLACE([.B5053]; 1; 29; &quot;&quot;)" office:value-type="string" office:string-value="sitch-io/sensor" calcext:value-type="string">
            <text:p>sitch-io/sensor</text:p>
          </table:table-cell>
        </table:table-row>
        <table:table-row table:style-name="ro1">
          <table:table-cell office:value-type="float" office:value="43053187" calcext:value-type="float">
            <text:p>43053187</text:p>
          </table:table-cell>
          <table:table-cell office:value-type="string" calcext:value-type="string">
            <text:p>https://api.github.com/repos/c4fcm/MediaCloud-TopicMapper</text:p>
          </table:table-cell>
          <table:table-cell table:formula="of:=REPLACE([.B5054]; 1; 29; &quot;&quot;)" office:value-type="string" office:string-value="c4fcm/MediaCloud-TopicMapper" calcext:value-type="string">
            <text:p>c4fcm/MediaCloud-TopicMapper</text:p>
          </table:table-cell>
        </table:table-row>
        <table:table-row table:style-name="ro1">
          <table:table-cell office:value-type="float" office:value="43064762" calcext:value-type="float">
            <text:p>43064762</text:p>
          </table:table-cell>
          <table:table-cell office:value-type="string" calcext:value-type="string">
            <text:p>https://api.github.com/repos/canonical-ols/talisker</text:p>
          </table:table-cell>
          <table:table-cell table:formula="of:=REPLACE([.B5055]; 1; 29; &quot;&quot;)" office:value-type="string" office:string-value="canonical-ols/talisker" calcext:value-type="string">
            <text:p>canonical-ols/talisker</text:p>
          </table:table-cell>
        </table:table-row>
        <table:table-row table:style-name="ro1">
          <table:table-cell office:value-type="float" office:value="43082345" calcext:value-type="float">
            <text:p>43082345</text:p>
          </table:table-cell>
          <table:table-cell office:value-type="string" calcext:value-type="string">
            <text:p>https://api.github.com/repos/eqcorrscan/EQcorrscan</text:p>
          </table:table-cell>
          <table:table-cell table:formula="of:=REPLACE([.B5056]; 1; 29; &quot;&quot;)" office:value-type="string" office:string-value="eqcorrscan/EQcorrscan" calcext:value-type="string">
            <text:p>eqcorrscan/EQcorrscan</text:p>
          </table:table-cell>
        </table:table-row>
        <table:table-row table:style-name="ro1">
          <table:table-cell office:value-type="float" office:value="43097635" calcext:value-type="float">
            <text:p>43097635</text:p>
          </table:table-cell>
          <table:table-cell office:value-type="string" calcext:value-type="string">
            <text:p>https://api.github.com/repos/fairbird/OpenPLI-TSimage</text:p>
          </table:table-cell>
          <table:table-cell table:formula="of:=REPLACE([.B5057]; 1; 29; &quot;&quot;)" office:value-type="string" office:string-value="fairbird/OpenPLI-TSimage" calcext:value-type="string">
            <text:p>fairbird/OpenPLI-TSimage</text:p>
          </table:table-cell>
        </table:table-row>
        <table:table-row table:style-name="ro1">
          <table:table-cell office:value-type="float" office:value="43104083" calcext:value-type="float">
            <text:p>43104083</text:p>
          </table:table-cell>
          <table:table-cell office:value-type="string" calcext:value-type="string">
            <text:p>https://api.github.com/repos/Enether/python_wow</text:p>
          </table:table-cell>
          <table:table-cell table:formula="of:=REPLACE([.B5058]; 1; 29; &quot;&quot;)" office:value-type="string" office:string-value="Enether/python_wow" calcext:value-type="string">
            <text:p>Enether/python_wow</text:p>
          </table:table-cell>
        </table:table-row>
        <table:table-row table:style-name="ro1">
          <table:table-cell office:value-type="float" office:value="43115031" calcext:value-type="float">
            <text:p>43115031</text:p>
          </table:table-cell>
          <table:table-cell office:value-type="string" calcext:value-type="string">
            <text:p>https://api.github.com/repos/armada-ths/ais</text:p>
          </table:table-cell>
          <table:table-cell table:formula="of:=REPLACE([.B5059]; 1; 29; &quot;&quot;)" office:value-type="string" office:string-value="armada-ths/ais" calcext:value-type="string">
            <text:p>armada-ths/ais</text:p>
          </table:table-cell>
        </table:table-row>
        <table:table-row table:style-name="ro1">
          <table:table-cell office:value-type="float" office:value="43170935" calcext:value-type="float">
            <text:p>43170935</text:p>
          </table:table-cell>
          <table:table-cell office:value-type="string" calcext:value-type="string">
            <text:p>https://api.github.com/repos/wwwpro/baws_ansible</text:p>
          </table:table-cell>
          <table:table-cell table:formula="of:=REPLACE([.B5060]; 1; 29; &quot;&quot;)" office:value-type="string" office:string-value="wwwpro/baws_ansible" calcext:value-type="string">
            <text:p>wwwpro/baws_ansible</text:p>
          </table:table-cell>
        </table:table-row>
        <table:table-row table:style-name="ro1">
          <table:table-cell office:value-type="float" office:value="43173005" calcext:value-type="float">
            <text:p>43173005</text:p>
          </table:table-cell>
          <table:table-cell office:value-type="string" calcext:value-type="string">
            <text:p>https://api.github.com/repos/untangle/ngfw_pkgs</text:p>
          </table:table-cell>
          <table:table-cell table:formula="of:=REPLACE([.B5061]; 1; 29; &quot;&quot;)" office:value-type="string" office:string-value="untangle/ngfw_pkgs" calcext:value-type="string">
            <text:p>untangle/ngfw_pkgs</text:p>
          </table:table-cell>
        </table:table-row>
        <table:table-row table:style-name="ro1">
          <table:table-cell office:value-type="float" office:value="43298578" calcext:value-type="float">
            <text:p>43298578</text:p>
          </table:table-cell>
          <table:table-cell office:value-type="string" calcext:value-type="string">
            <text:p>https://api.github.com/repos/ic-labs/django-icekit</text:p>
          </table:table-cell>
          <table:table-cell table:formula="of:=REPLACE([.B5062]; 1; 29; &quot;&quot;)" office:value-type="string" office:string-value="ic-labs/django-icekit" calcext:value-type="string">
            <text:p>ic-labs/django-icekit</text:p>
          </table:table-cell>
        </table:table-row>
        <table:table-row table:style-name="ro1">
          <table:table-cell office:value-type="float" office:value="43344181" calcext:value-type="float">
            <text:p>43344181</text:p>
          </table:table-cell>
          <table:table-cell office:value-type="string" calcext:value-type="string">
            <text:p>https://api.github.com/repos/SkyLined/cBugId</text:p>
          </table:table-cell>
          <table:table-cell table:formula="of:=REPLACE([.B5063]; 1; 29; &quot;&quot;)" office:value-type="string" office:string-value="SkyLined/cBugId" calcext:value-type="string">
            <text:p>SkyLined/cBugId</text:p>
          </table:table-cell>
        </table:table-row>
        <table:table-row table:style-name="ro1">
          <table:table-cell office:value-type="float" office:value="43351114" calcext:value-type="float">
            <text:p>43351114</text:p>
          </table:table-cell>
          <table:table-cell office:value-type="string" calcext:value-type="string">
            <text:p>https://api.github.com/repos/jlopezvi/Consensus</text:p>
          </table:table-cell>
          <table:table-cell table:formula="of:=REPLACE([.B5064]; 1; 29; &quot;&quot;)" office:value-type="string" office:string-value="jlopezvi/Consensus" calcext:value-type="string">
            <text:p>jlopezvi/Consensus</text:p>
          </table:table-cell>
        </table:table-row>
        <table:table-row table:style-name="ro1">
          <table:table-cell office:value-type="float" office:value="43364742" calcext:value-type="float">
            <text:p>43364742</text:p>
          </table:table-cell>
          <table:table-cell office:value-type="string" calcext:value-type="string">
            <text:p>https://api.github.com/repos/datacenter/cloudcenter-content</text:p>
          </table:table-cell>
          <table:table-cell table:formula="of:=REPLACE([.B5065]; 1; 29; &quot;&quot;)" office:value-type="string" office:string-value="datacenter/cloudcenter-content" calcext:value-type="string">
            <text:p>datacenter/cloudcenter-content</text:p>
          </table:table-cell>
        </table:table-row>
        <table:table-row table:style-name="ro1">
          <table:table-cell office:value-type="float" office:value="43370705" calcext:value-type="float">
            <text:p>43370705</text:p>
          </table:table-cell>
          <table:table-cell office:value-type="string" calcext:value-type="string">
            <text:p>https://api.github.com/repos/bigchaindb/bigchaindb-driver</text:p>
          </table:table-cell>
          <table:table-cell table:formula="of:=REPLACE([.B5066]; 1; 29; &quot;&quot;)" office:value-type="string" office:string-value="bigchaindb/bigchaindb-driver" calcext:value-type="string">
            <text:p>bigchaindb/bigchaindb-driver</text:p>
          </table:table-cell>
        </table:table-row>
        <table:table-row table:style-name="ro1">
          <table:table-cell office:value-type="float" office:value="43373850" calcext:value-type="float">
            <text:p>43373850</text:p>
          </table:table-cell>
          <table:table-cell office:value-type="string" calcext:value-type="string">
            <text:p>https://api.github.com/repos/pndaproject/pnda-aws-templates</text:p>
          </table:table-cell>
          <table:table-cell table:formula="of:=REPLACE([.B5067]; 1; 29; &quot;&quot;)" office:value-type="string" office:string-value="pndaproject/pnda-aws-templates" calcext:value-type="string">
            <text:p>pndaproject/pnda-aws-templates</text:p>
          </table:table-cell>
        </table:table-row>
        <table:table-row table:style-name="ro1">
          <table:table-cell office:value-type="float" office:value="43394882" calcext:value-type="float">
            <text:p>43394882</text:p>
          </table:table-cell>
          <table:table-cell office:value-type="string" calcext:value-type="string">
            <text:p>https://api.github.com/repos/elifesciences/bot-lax-adaptor</text:p>
          </table:table-cell>
          <table:table-cell table:formula="of:=REPLACE([.B5068]; 1; 29; &quot;&quot;)" office:value-type="string" office:string-value="elifesciences/bot-lax-adaptor" calcext:value-type="string">
            <text:p>elifesciences/bot-lax-adaptor</text:p>
          </table:table-cell>
        </table:table-row>
        <table:table-row table:style-name="ro1">
          <table:table-cell office:value-type="float" office:value="43408524" calcext:value-type="float">
            <text:p>43408524</text:p>
          </table:table-cell>
          <table:table-cell office:value-type="string" calcext:value-type="string">
            <text:p>https://api.github.com/repos/nirizr/rematch</text:p>
          </table:table-cell>
          <table:table-cell table:formula="of:=REPLACE([.B5069]; 1; 29; &quot;&quot;)" office:value-type="string" office:string-value="nirizr/rematch" calcext:value-type="string">
            <text:p>nirizr/rematch</text:p>
          </table:table-cell>
        </table:table-row>
        <table:table-row table:style-name="ro1">
          <table:table-cell office:value-type="float" office:value="43423306" calcext:value-type="float">
            <text:p>43423306</text:p>
          </table:table-cell>
          <table:table-cell office:value-type="string" calcext:value-type="string">
            <text:p>https://api.github.com/repos/mmagnus/rna-pdb-tools</text:p>
          </table:table-cell>
          <table:table-cell table:formula="of:=REPLACE([.B5070]; 1; 29; &quot;&quot;)" office:value-type="string" office:string-value="mmagnus/rna-pdb-tools" calcext:value-type="string">
            <text:p>mmagnus/rna-pdb-tools</text:p>
          </table:table-cell>
        </table:table-row>
        <table:table-row table:style-name="ro1">
          <table:table-cell office:value-type="float" office:value="43432697" calcext:value-type="float">
            <text:p>43432697</text:p>
          </table:table-cell>
          <table:table-cell office:value-type="string" calcext:value-type="string">
            <text:p>https://api.github.com/repos/daavoo/pyntcloud</text:p>
          </table:table-cell>
          <table:table-cell table:formula="of:=REPLACE([.B5071]; 1; 29; &quot;&quot;)" office:value-type="string" office:string-value="daavoo/pyntcloud" calcext:value-type="string">
            <text:p>daavoo/pyntcloud</text:p>
          </table:table-cell>
        </table:table-row>
        <table:table-row table:style-name="ro1">
          <table:table-cell office:value-type="float" office:value="43438310" calcext:value-type="float">
            <text:p>43438310</text:p>
          </table:table-cell>
          <table:table-cell office:value-type="string" calcext:value-type="string">
            <text:p>https://api.github.com/repos/swf541/Gloria-Regni</text:p>
          </table:table-cell>
          <table:table-cell table:formula="of:=REPLACE([.B5072]; 1; 29; &quot;&quot;)" office:value-type="string" office:string-value="swf541/Gloria-Regni" calcext:value-type="string">
            <text:p>swf541/Gloria-Regni</text:p>
          </table:table-cell>
        </table:table-row>
        <table:table-row table:style-name="ro1">
          <table:table-cell office:value-type="float" office:value="43471280" calcext:value-type="float">
            <text:p>43471280</text:p>
          </table:table-cell>
          <table:table-cell office:value-type="string" calcext:value-type="string">
            <text:p>https://api.github.com/repos/savoirfairelinux/sous-chef</text:p>
          </table:table-cell>
          <table:table-cell table:formula="of:=REPLACE([.B5073]; 1; 29; &quot;&quot;)" office:value-type="string" office:string-value="savoirfairelinux/sous-chef" calcext:value-type="string">
            <text:p>savoirfairelinux/sous-chef</text:p>
          </table:table-cell>
        </table:table-row>
        <table:table-row table:style-name="ro1">
          <table:table-cell office:value-type="float" office:value="43547485" calcext:value-type="float">
            <text:p>43547485</text:p>
          </table:table-cell>
          <table:table-cell office:value-type="string" calcext:value-type="string">
            <text:p>https://api.github.com/repos/nansencenter/DAPPER</text:p>
          </table:table-cell>
          <table:table-cell table:formula="of:=REPLACE([.B5074]; 1; 29; &quot;&quot;)" office:value-type="string" office:string-value="nansencenter/DAPPER" calcext:value-type="string">
            <text:p>nansencenter/DAPPER</text:p>
          </table:table-cell>
        </table:table-row>
        <table:table-row table:style-name="ro1">
          <table:table-cell office:value-type="float" office:value="43560814" calcext:value-type="float">
            <text:p>43560814</text:p>
          </table:table-cell>
          <table:table-cell office:value-type="string" calcext:value-type="string">
            <text:p>https://api.github.com/repos/c3nav/c3nav</text:p>
          </table:table-cell>
          <table:table-cell table:formula="of:=REPLACE([.B5075]; 1; 29; &quot;&quot;)" office:value-type="string" office:string-value="c3nav/c3nav" calcext:value-type="string">
            <text:p>c3nav/c3nav</text:p>
          </table:table-cell>
        </table:table-row>
        <table:table-row table:style-name="ro1">
          <table:table-cell office:value-type="float" office:value="43584390" calcext:value-type="float">
            <text:p>43584390</text:p>
          </table:table-cell>
          <table:table-cell office:value-type="string" calcext:value-type="string">
            <text:p>https://api.github.com/repos/blockstack/blockstack-core</text:p>
          </table:table-cell>
          <table:table-cell table:formula="of:=REPLACE([.B5076]; 1; 29; &quot;&quot;)" office:value-type="string" office:string-value="blockstack/blockstack-core" calcext:value-type="string">
            <text:p>blockstack/blockstack-core</text:p>
          </table:table-cell>
        </table:table-row>
        <table:table-row table:style-name="ro1">
          <table:table-cell office:value-type="float" office:value="43640669" calcext:value-type="float">
            <text:p>43640669</text:p>
          </table:table-cell>
          <table:table-cell office:value-type="string" calcext:value-type="string">
            <text:p>https://api.github.com/repos/OSURoboticsClub/Rover2017</text:p>
          </table:table-cell>
          <table:table-cell table:formula="of:=REPLACE([.B5077]; 1; 29; &quot;&quot;)" office:value-type="string" office:string-value="OSURoboticsClub/Rover2017" calcext:value-type="string">
            <text:p>OSURoboticsClub/Rover2017</text:p>
          </table:table-cell>
        </table:table-row>
        <table:table-row table:style-name="ro1">
          <table:table-cell office:value-type="float" office:value="43680281" calcext:value-type="float">
            <text:p>43680281</text:p>
          </table:table-cell>
          <table:table-cell office:value-type="string" calcext:value-type="string">
            <text:p>https://api.github.com/repos/automl/SMAC3</text:p>
          </table:table-cell>
          <table:table-cell table:formula="of:=REPLACE([.B5078]; 1; 29; &quot;&quot;)" office:value-type="string" office:string-value="automl/SMAC3" calcext:value-type="string">
            <text:p>automl/SMAC3</text:p>
          </table:table-cell>
        </table:table-row>
        <table:table-row table:style-name="ro1">
          <table:table-cell office:value-type="float" office:value="43698276" calcext:value-type="float">
            <text:p>43698276</text:p>
          </table:table-cell>
          <table:table-cell office:value-type="string" calcext:value-type="string">
            <text:p>https://api.github.com/repos/osdag-admin/Osdag</text:p>
          </table:table-cell>
          <table:table-cell table:formula="of:=REPLACE([.B5079]; 1; 29; &quot;&quot;)" office:value-type="string" office:string-value="osdag-admin/Osdag" calcext:value-type="string">
            <text:p>osdag-admin/Osdag</text:p>
          </table:table-cell>
        </table:table-row>
        <table:table-row table:style-name="ro1">
          <table:table-cell office:value-type="float" office:value="43711670" calcext:value-type="float">
            <text:p>43711670</text:p>
          </table:table-cell>
          <table:table-cell office:value-type="string" calcext:value-type="string">
            <text:p>https://api.github.com/repos/nkoech/csacompendium</text:p>
          </table:table-cell>
          <table:table-cell table:formula="of:=REPLACE([.B5080]; 1; 29; &quot;&quot;)" office:value-type="string" office:string-value="nkoech/csacompendium" calcext:value-type="string">
            <text:p>nkoech/csacompendium</text:p>
          </table:table-cell>
        </table:table-row>
        <table:table-row table:style-name="ro1">
          <table:table-cell office:value-type="float" office:value="43714094" calcext:value-type="float">
            <text:p>43714094</text:p>
          </table:table-cell>
          <table:table-cell office:value-type="string" calcext:value-type="string">
            <text:p>https://api.github.com/repos/DatapuntAmsterdam/bag_services</text:p>
          </table:table-cell>
          <table:table-cell table:formula="of:=REPLACE([.B5081]; 1; 29; &quot;&quot;)" office:value-type="string" office:string-value="DatapuntAmsterdam/bag_services" calcext:value-type="string">
            <text:p>DatapuntAmsterdam/bag_services</text:p>
          </table:table-cell>
        </table:table-row>
        <table:table-row table:style-name="ro1">
          <table:table-cell office:value-type="float" office:value="43747151" calcext:value-type="float">
            <text:p>43747151</text:p>
          </table:table-cell>
          <table:table-cell office:value-type="string" calcext:value-type="string">
            <text:p>https://api.github.com/repos/VBGI/herbs</text:p>
          </table:table-cell>
          <table:table-cell table:formula="of:=REPLACE([.B5082]; 1; 29; &quot;&quot;)" office:value-type="string" office:string-value="VBGI/herbs" calcext:value-type="string">
            <text:p>VBGI/herbs</text:p>
          </table:table-cell>
        </table:table-row>
        <table:table-row table:style-name="ro1">
          <table:table-cell office:value-type="float" office:value="43789372" calcext:value-type="float">
            <text:p>43789372</text:p>
          </table:table-cell>
          <table:table-cell office:value-type="string" calcext:value-type="string">
            <text:p>https://api.github.com/repos/drdoctr/doctr</text:p>
          </table:table-cell>
          <table:table-cell table:formula="of:=REPLACE([.B5083]; 1; 29; &quot;&quot;)" office:value-type="string" office:string-value="drdoctr/doctr" calcext:value-type="string">
            <text:p>drdoctr/doctr</text:p>
          </table:table-cell>
        </table:table-row>
        <table:table-row table:style-name="ro1">
          <table:table-cell office:value-type="float" office:value="43965955" calcext:value-type="float">
            <text:p>43965955</text:p>
          </table:table-cell>
          <table:table-cell office:value-type="string" calcext:value-type="string">
            <text:p>https://api.github.com/repos/kdeldycke/meta-package-manager</text:p>
          </table:table-cell>
          <table:table-cell table:formula="of:=REPLACE([.B5084]; 1; 29; &quot;&quot;)" office:value-type="string" office:string-value="kdeldycke/meta-package-manager" calcext:value-type="string">
            <text:p>kdeldycke/meta-package-manager</text:p>
          </table:table-cell>
        </table:table-row>
        <table:table-row table:style-name="ro1">
          <table:table-cell office:value-type="float" office:value="43978731" calcext:value-type="float">
            <text:p>43978731</text:p>
          </table:table-cell>
          <table:table-cell office:value-type="string" calcext:value-type="string">
            <text:p>https://api.github.com/repos/chai-moz-dsd/chai</text:p>
          </table:table-cell>
          <table:table-cell table:formula="of:=REPLACE([.B5085]; 1; 29; &quot;&quot;)" office:value-type="string" office:string-value="chai-moz-dsd/chai" calcext:value-type="string">
            <text:p>chai-moz-dsd/chai</text:p>
          </table:table-cell>
        </table:table-row>
        <table:table-row table:style-name="ro1">
          <table:table-cell office:value-type="float" office:value="44041490" calcext:value-type="float">
            <text:p>44041490</text:p>
          </table:table-cell>
          <table:table-cell office:value-type="string" calcext:value-type="string">
            <text:p>https://api.github.com/repos/bluebird75/watch-lu</text:p>
          </table:table-cell>
          <table:table-cell table:formula="of:=REPLACE([.B5086]; 1; 29; &quot;&quot;)" office:value-type="string" office:string-value="bluebird75/watch-lu" calcext:value-type="string">
            <text:p>bluebird75/watch-lu</text:p>
          </table:table-cell>
        </table:table-row>
        <table:table-row table:style-name="ro1">
          <table:table-cell office:value-type="float" office:value="44146551" calcext:value-type="float">
            <text:p>44146551</text:p>
          </table:table-cell>
          <table:table-cell office:value-type="string" calcext:value-type="string">
            <text:p>https://api.github.com/repos/vdloo/raptiformica</text:p>
          </table:table-cell>
          <table:table-cell table:formula="of:=REPLACE([.B5087]; 1; 29; &quot;&quot;)" office:value-type="string" office:string-value="vdloo/raptiformica" calcext:value-type="string">
            <text:p>vdloo/raptiformica</text:p>
          </table:table-cell>
        </table:table-row>
        <table:table-row table:style-name="ro1">
          <table:table-cell office:value-type="float" office:value="44158308" calcext:value-type="float">
            <text:p>44158308</text:p>
          </table:table-cell>
          <table:table-cell office:value-type="string" calcext:value-type="string">
            <text:p>https://api.github.com/repos/mozmar/status.ramzom.org</text:p>
          </table:table-cell>
          <table:table-cell table:formula="of:=REPLACE([.B5088]; 1; 29; &quot;&quot;)" office:value-type="string" office:string-value="mozmar/status.ramzom.org" calcext:value-type="string">
            <text:p>mozmar/status.ramzom.org</text:p>
          </table:table-cell>
        </table:table-row>
        <table:table-row table:style-name="ro1">
          <table:table-cell office:value-type="float" office:value="44229794" calcext:value-type="float">
            <text:p>44229794</text:p>
          </table:table-cell>
          <table:table-cell office:value-type="string" calcext:value-type="string">
            <text:p>https://api.github.com/repos/avocado-framework-tests/avocado-misc-tests</text:p>
          </table:table-cell>
          <table:table-cell table:formula="of:=REPLACE([.B5089]; 1; 29; &quot;&quot;)" office:value-type="string" office:string-value="avocado-framework-tests/avocado-misc-tests" calcext:value-type="string">
            <text:p>avocado-framework-tests/avocado-misc-tests</text:p>
          </table:table-cell>
        </table:table-row>
        <table:table-row table:style-name="ro1">
          <table:table-cell office:value-type="float" office:value="44303477" calcext:value-type="float">
            <text:p>44303477</text:p>
          </table:table-cell>
          <table:table-cell office:value-type="string" calcext:value-type="string">
            <text:p>https://api.github.com/repos/AoLab/I1820</text:p>
          </table:table-cell>
          <table:table-cell table:formula="of:=REPLACE([.B5090]; 1; 29; &quot;&quot;)" office:value-type="string" office:string-value="AoLab/I1820" calcext:value-type="string">
            <text:p>AoLab/I1820</text:p>
          </table:table-cell>
        </table:table-row>
        <table:table-row table:style-name="ro1">
          <table:table-cell office:value-type="float" office:value="44315297" calcext:value-type="float">
            <text:p>44315297</text:p>
          </table:table-cell>
          <table:table-cell office:value-type="string" calcext:value-type="string">
            <text:p>https://api.github.com/repos/StackVista/sts-agent</text:p>
          </table:table-cell>
          <table:table-cell table:formula="of:=REPLACE([.B5091]; 1; 29; &quot;&quot;)" office:value-type="string" office:string-value="StackVista/sts-agent" calcext:value-type="string">
            <text:p>StackVista/sts-agent</text:p>
          </table:table-cell>
        </table:table-row>
        <table:table-row table:style-name="ro1">
          <table:table-cell office:value-type="float" office:value="44348857" calcext:value-type="float">
            <text:p>44348857</text:p>
          </table:table-cell>
          <table:table-cell office:value-type="string" calcext:value-type="string">
            <text:p>https://api.github.com/repos/255BITS/HyperGAN</text:p>
          </table:table-cell>
          <table:table-cell table:formula="of:=REPLACE([.B5092]; 1; 29; &quot;&quot;)" office:value-type="string" office:string-value="255BITS/HyperGAN" calcext:value-type="string">
            <text:p>255BITS/HyperGAN</text:p>
          </table:table-cell>
        </table:table-row>
        <table:table-row table:style-name="ro1">
          <table:table-cell office:value-type="float" office:value="44502647" calcext:value-type="float">
            <text:p>44502647</text:p>
          </table:table-cell>
          <table:table-cell office:value-type="string" calcext:value-type="string">
            <text:p>https://api.github.com/repos/poldracklab/fmriprep</text:p>
          </table:table-cell>
          <table:table-cell table:formula="of:=REPLACE([.B5093]; 1; 29; &quot;&quot;)" office:value-type="string" office:string-value="poldracklab/fmriprep" calcext:value-type="string">
            <text:p>poldracklab/fmriprep</text:p>
          </table:table-cell>
        </table:table-row>
        <table:table-row table:style-name="ro1">
          <table:table-cell office:value-type="float" office:value="44511059" calcext:value-type="float">
            <text:p>44511059</text:p>
          </table:table-cell>
          <table:table-cell office:value-type="string" calcext:value-type="string">
            <text:p>https://api.github.com/repos/patroqueeet/darg</text:p>
          </table:table-cell>
          <table:table-cell table:formula="of:=REPLACE([.B5094]; 1; 29; &quot;&quot;)" office:value-type="string" office:string-value="patroqueeet/darg" calcext:value-type="string">
            <text:p>patroqueeet/darg</text:p>
          </table:table-cell>
        </table:table-row>
        <table:table-row table:style-name="ro1">
          <table:table-cell office:value-type="float" office:value="44515702" calcext:value-type="float">
            <text:p>44515702</text:p>
          </table:table-cell>
          <table:table-cell office:value-type="string" calcext:value-type="string">
            <text:p>https://api.github.com/repos/teor2345/privcount</text:p>
          </table:table-cell>
          <table:table-cell table:formula="of:=REPLACE([.B5095]; 1; 29; &quot;&quot;)" office:value-type="string" office:string-value="teor2345/privcount" calcext:value-type="string">
            <text:p>teor2345/privcount</text:p>
          </table:table-cell>
        </table:table-row>
        <table:table-row table:style-name="ro1">
          <table:table-cell office:value-type="float" office:value="44567554" calcext:value-type="float">
            <text:p>44567554</text:p>
          </table:table-cell>
          <table:table-cell office:value-type="string" calcext:value-type="string">
            <text:p>https://api.github.com/repos/OneGov/onegov.feriennet</text:p>
          </table:table-cell>
          <table:table-cell table:formula="of:=REPLACE([.B5096]; 1; 29; &quot;&quot;)" office:value-type="string" office:string-value="OneGov/onegov.feriennet" calcext:value-type="string">
            <text:p>OneGov/onegov.feriennet</text:p>
          </table:table-cell>
        </table:table-row>
        <table:table-row table:style-name="ro1">
          <table:table-cell office:value-type="float" office:value="44583074" calcext:value-type="float">
            <text:p>44583074</text:p>
          </table:table-cell>
          <table:table-cell office:value-type="string" calcext:value-type="string">
            <text:p>https://api.github.com/repos/z33ky/schedsi</text:p>
          </table:table-cell>
          <table:table-cell table:formula="of:=REPLACE([.B5097]; 1; 29; &quot;&quot;)" office:value-type="string" office:string-value="z33ky/schedsi" calcext:value-type="string">
            <text:p>z33ky/schedsi</text:p>
          </table:table-cell>
        </table:table-row>
        <table:table-row table:style-name="ro1">
          <table:table-cell office:value-type="float" office:value="44589884" calcext:value-type="float">
            <text:p>44589884</text:p>
          </table:table-cell>
          <table:table-cell office:value-type="string" calcext:value-type="string">
            <text:p>https://api.github.com/repos/ubcgif/eosc350website</text:p>
          </table:table-cell>
          <table:table-cell table:formula="of:=REPLACE([.B5098]; 1; 29; &quot;&quot;)" office:value-type="string" office:string-value="ubcgif/eosc350website" calcext:value-type="string">
            <text:p>ubcgif/eosc350website</text:p>
          </table:table-cell>
        </table:table-row>
        <table:table-row table:style-name="ro1">
          <table:table-cell office:value-type="float" office:value="44689227" calcext:value-type="float">
            <text:p>44689227</text:p>
          </table:table-cell>
          <table:table-cell office:value-type="string" calcext:value-type="string">
            <text:p>https://api.github.com/repos/ahuang11/ahh</text:p>
          </table:table-cell>
          <table:table-cell table:formula="of:=REPLACE([.B5099]; 1; 29; &quot;&quot;)" office:value-type="string" office:string-value="ahuang11/ahh" calcext:value-type="string">
            <text:p>ahuang11/ahh</text:p>
          </table:table-cell>
        </table:table-row>
        <table:table-row table:style-name="ro1">
          <table:table-cell office:value-type="float" office:value="44774047" calcext:value-type="float">
            <text:p>44774047</text:p>
          </table:table-cell>
          <table:table-cell office:value-type="string" calcext:value-type="string">
            <text:p>https://api.github.com/repos/cctbx/cctbx</text:p>
          </table:table-cell>
          <table:table-cell table:formula="of:=REPLACE([.B5100]; 1; 29; &quot;&quot;)" office:value-type="string" office:string-value="cctbx/cctbx" calcext:value-type="string">
            <text:p>cctbx/cctbx</text:p>
          </table:table-cell>
        </table:table-row>
        <table:table-row table:style-name="ro1">
          <table:table-cell office:value-type="float" office:value="44783513" calcext:value-type="float">
            <text:p>44783513</text:p>
          </table:table-cell>
          <table:table-cell office:value-type="string" calcext:value-type="string">
            <text:p>https://api.github.com/repos/SciLifeLab/CAW</text:p>
          </table:table-cell>
          <table:table-cell table:formula="of:=REPLACE([.B5101]; 1; 29; &quot;&quot;)" office:value-type="string" office:string-value="SciLifeLab/CAW" calcext:value-type="string">
            <text:p>SciLifeLab/CAW</text:p>
          </table:table-cell>
        </table:table-row>
        <table:table-row table:style-name="ro1">
          <table:table-cell office:value-type="float" office:value="44788918" calcext:value-type="float">
            <text:p>44788918</text:p>
          </table:table-cell>
          <table:table-cell office:value-type="string" calcext:value-type="string">
            <text:p>https://api.github.com/repos/danfis/fast-downward-mirror</text:p>
          </table:table-cell>
          <table:table-cell table:formula="of:=REPLACE([.B5102]; 1; 29; &quot;&quot;)" office:value-type="string" office:string-value="danfis/fast-downward-mirror" calcext:value-type="string">
            <text:p>danfis/fast-downward-mirror</text:p>
          </table:table-cell>
        </table:table-row>
        <table:table-row table:style-name="ro1">
          <table:table-cell office:value-type="float" office:value="44809185" calcext:value-type="float">
            <text:p>44809185</text:p>
          </table:table-cell>
          <table:table-cell office:value-type="string" calcext:value-type="string">
            <text:p>https://api.github.com/repos/Geekavenger/RIIDesign</text:p>
          </table:table-cell>
          <table:table-cell table:formula="of:=REPLACE([.B5103]; 1; 29; &quot;&quot;)" office:value-type="string" office:string-value="Geekavenger/RIIDesign" calcext:value-type="string">
            <text:p>Geekavenger/RIIDesign</text:p>
          </table:table-cell>
        </table:table-row>
        <table:table-row table:style-name="ro1">
          <table:table-cell office:value-type="float" office:value="44817924" calcext:value-type="float">
            <text:p>44817924</text:p>
          </table:table-cell>
          <table:table-cell office:value-type="string" calcext:value-type="string">
            <text:p>https://api.github.com/repos/greenelab/adage-server</text:p>
          </table:table-cell>
          <table:table-cell table:formula="of:=REPLACE([.B5104]; 1; 29; &quot;&quot;)" office:value-type="string" office:string-value="greenelab/adage-server" calcext:value-type="string">
            <text:p>greenelab/adage-server</text:p>
          </table:table-cell>
        </table:table-row>
        <table:table-row table:style-name="ro1">
          <table:table-cell office:value-type="float" office:value="44828395" calcext:value-type="float">
            <text:p>44828395</text:p>
          </table:table-cell>
          <table:table-cell office:value-type="string" calcext:value-type="string">
            <text:p>https://api.github.com/repos/bryancshepherd/GitHubArt</text:p>
          </table:table-cell>
          <table:table-cell table:formula="of:=REPLACE([.B5105]; 1; 29; &quot;&quot;)" office:value-type="string" office:string-value="bryancshepherd/GitHubArt" calcext:value-type="string">
            <text:p>bryancshepherd/GitHubArt</text:p>
          </table:table-cell>
        </table:table-row>
        <table:table-row table:style-name="ro1">
          <table:table-cell office:value-type="float" office:value="44833818" calcext:value-type="float">
            <text:p>44833818</text:p>
          </table:table-cell>
          <table:table-cell office:value-type="string" calcext:value-type="string">
            <text:p>https://api.github.com/repos/RedFantom/GSF-Parser</text:p>
          </table:table-cell>
          <table:table-cell table:formula="of:=REPLACE([.B5106]; 1; 29; &quot;&quot;)" office:value-type="string" office:string-value="RedFantom/GSF-Parser" calcext:value-type="string">
            <text:p>RedFantom/GSF-Parser</text:p>
          </table:table-cell>
        </table:table-row>
        <table:table-row table:style-name="ro1">
          <table:table-cell office:value-type="float" office:value="44902485" calcext:value-type="float">
            <text:p>44902485</text:p>
          </table:table-cell>
          <table:table-cell office:value-type="string" calcext:value-type="string">
            <text:p>https://api.github.com/repos/uktrade/navigator</text:p>
          </table:table-cell>
          <table:table-cell table:formula="of:=REPLACE([.B5107]; 1; 29; &quot;&quot;)" office:value-type="string" office:string-value="uktrade/navigator" calcext:value-type="string">
            <text:p>uktrade/navigator</text:p>
          </table:table-cell>
        </table:table-row>
        <table:table-row table:style-name="ro1">
          <table:table-cell office:value-type="float" office:value="44909612" calcext:value-type="float">
            <text:p>44909612</text:p>
          </table:table-cell>
          <table:table-cell office:value-type="string" calcext:value-type="string">
            <text:p>https://api.github.com/repos/uktrade/export-wins-data</text:p>
          </table:table-cell>
          <table:table-cell table:formula="of:=REPLACE([.B5108]; 1; 29; &quot;&quot;)" office:value-type="string" office:string-value="uktrade/export-wins-data" calcext:value-type="string">
            <text:p>uktrade/export-wins-data</text:p>
          </table:table-cell>
        </table:table-row>
        <table:table-row table:style-name="ro1">
          <table:table-cell office:value-type="float" office:value="44920734" calcext:value-type="float">
            <text:p>44920734</text:p>
          </table:table-cell>
          <table:table-cell office:value-type="string" calcext:value-type="string">
            <text:p>https://api.github.com/repos/Kodi-vStream/venom-xbmc-addons</text:p>
          </table:table-cell>
          <table:table-cell table:formula="of:=REPLACE([.B5109]; 1; 29; &quot;&quot;)" office:value-type="string" office:string-value="Kodi-vStream/venom-xbmc-addons" calcext:value-type="string">
            <text:p>Kodi-vStream/venom-xbmc-addons</text:p>
          </table:table-cell>
        </table:table-row>
        <table:table-row table:style-name="ro1">
          <table:table-cell office:value-type="float" office:value="45055504" calcext:value-type="float">
            <text:p>45055504</text:p>
          </table:table-cell>
          <table:table-cell office:value-type="string" calcext:value-type="string">
            <text:p>https://api.github.com/repos/openstack/zun</text:p>
          </table:table-cell>
          <table:table-cell table:formula="of:=REPLACE([.B5110]; 1; 29; &quot;&quot;)" office:value-type="string" office:string-value="openstack/zun" calcext:value-type="string">
            <text:p>openstack/zun</text:p>
          </table:table-cell>
        </table:table-row>
        <table:table-row table:style-name="ro1">
          <table:table-cell office:value-type="float" office:value="45058743" calcext:value-type="float">
            <text:p>45058743</text:p>
          </table:table-cell>
          <table:table-cell office:value-type="string" calcext:value-type="string">
            <text:p>https://api.github.com/repos/probcomp/cgpm</text:p>
          </table:table-cell>
          <table:table-cell table:formula="of:=REPLACE([.B5111]; 1; 29; &quot;&quot;)" office:value-type="string" office:string-value="probcomp/cgpm" calcext:value-type="string">
            <text:p>probcomp/cgpm</text:p>
          </table:table-cell>
        </table:table-row>
        <table:table-row table:style-name="ro1">
          <table:table-cell office:value-type="float" office:value="45080444" calcext:value-type="float">
            <text:p>45080444</text:p>
          </table:table-cell>
          <table:table-cell office:value-type="string" calcext:value-type="string">
            <text:p>https://api.github.com/repos/openstack/karbor</text:p>
          </table:table-cell>
          <table:table-cell table:formula="of:=REPLACE([.B5112]; 1; 29; &quot;&quot;)" office:value-type="string" office:string-value="openstack/karbor" calcext:value-type="string">
            <text:p>openstack/karbor</text:p>
          </table:table-cell>
        </table:table-row>
        <table:table-row table:style-name="ro1">
          <table:table-cell office:value-type="float" office:value="45104869" calcext:value-type="float">
            <text:p>45104869</text:p>
          </table:table-cell>
          <table:table-cell office:value-type="string" calcext:value-type="string">
            <text:p>https://api.github.com/repos/gisce/hookshub</text:p>
          </table:table-cell>
          <table:table-cell table:formula="of:=REPLACE([.B5113]; 1; 29; &quot;&quot;)" office:value-type="string" office:string-value="gisce/hookshub" calcext:value-type="string">
            <text:p>gisce/hookshub</text:p>
          </table:table-cell>
        </table:table-row>
        <table:table-row table:style-name="ro1">
          <table:table-cell office:value-type="float" office:value="45116491" calcext:value-type="float">
            <text:p>45116491</text:p>
          </table:table-cell>
          <table:table-cell office:value-type="string" calcext:value-type="string">
            <text:p>https://api.github.com/repos/stzef/appem</text:p>
          </table:table-cell>
          <table:table-cell table:formula="of:=REPLACE([.B5114]; 1; 29; &quot;&quot;)" office:value-type="string" office:string-value="stzef/appem" calcext:value-type="string">
            <text:p>stzef/appem</text:p>
          </table:table-cell>
        </table:table-row>
        <table:table-row table:style-name="ro1">
          <table:table-cell office:value-type="float" office:value="45134019" calcext:value-type="float">
            <text:p>45134019</text:p>
          </table:table-cell>
          <table:table-cell office:value-type="string" calcext:value-type="string">
            <text:p>https://api.github.com/repos/Fabitosoft/odecoPack</text:p>
          </table:table-cell>
          <table:table-cell table:formula="of:=REPLACE([.B5115]; 1; 29; &quot;&quot;)" office:value-type="string" office:string-value="Fabitosoft/odecoPack" calcext:value-type="string">
            <text:p>Fabitosoft/odecoPack</text:p>
          </table:table-cell>
        </table:table-row>
        <table:table-row table:style-name="ro1">
          <table:table-cell office:value-type="float" office:value="45148182" calcext:value-type="float">
            <text:p>45148182</text:p>
          </table:table-cell>
          <table:table-cell office:value-type="string" calcext:value-type="string">
            <text:p>https://api.github.com/repos/TensorMSA/TensorMSA</text:p>
          </table:table-cell>
          <table:table-cell table:formula="of:=REPLACE([.B5116]; 1; 29; &quot;&quot;)" office:value-type="string" office:string-value="TensorMSA/TensorMSA" calcext:value-type="string">
            <text:p>TensorMSA/TensorMSA</text:p>
          </table:table-cell>
        </table:table-row>
        <table:table-row table:style-name="ro1">
          <table:table-cell office:value-type="float" office:value="45172279" calcext:value-type="float">
            <text:p>45172279</text:p>
          </table:table-cell>
          <table:table-cell office:value-type="string" calcext:value-type="string">
            <text:p>https://api.github.com/repos/pyrocko/pyrocko</text:p>
          </table:table-cell>
          <table:table-cell table:formula="of:=REPLACE([.B5117]; 1; 29; &quot;&quot;)" office:value-type="string" office:string-value="pyrocko/pyrocko" calcext:value-type="string">
            <text:p>pyrocko/pyrocko</text:p>
          </table:table-cell>
        </table:table-row>
        <table:table-row table:style-name="ro1">
          <table:table-cell office:value-type="float" office:value="45259533" calcext:value-type="float">
            <text:p>45259533</text:p>
          </table:table-cell>
          <table:table-cell office:value-type="string" calcext:value-type="string">
            <text:p>https://api.github.com/repos/Mirantis/ceph-lcm</text:p>
          </table:table-cell>
          <table:table-cell table:formula="of:=REPLACE([.B5118]; 1; 29; &quot;&quot;)" office:value-type="string" office:string-value="Mirantis/ceph-lcm" calcext:value-type="string">
            <text:p>Mirantis/ceph-lcm</text:p>
          </table:table-cell>
        </table:table-row>
        <table:table-row table:style-name="ro1">
          <table:table-cell office:value-type="float" office:value="45283479" calcext:value-type="float">
            <text:p>45283479</text:p>
          </table:table-cell>
          <table:table-cell office:value-type="string" calcext:value-type="string">
            <text:p>https://api.github.com/repos/GoogleCloudPlatform/google-cloud-python</text:p>
          </table:table-cell>
          <table:table-cell table:formula="of:=REPLACE([.B5119]; 1; 29; &quot;&quot;)" office:value-type="string" office:string-value="GoogleCloudPlatform/google-cloud-python" calcext:value-type="string">
            <text:p>GoogleCloudPlatform/google-cloud-python</text:p>
          </table:table-cell>
        </table:table-row>
        <table:table-row table:style-name="ro1">
          <table:table-cell office:value-type="float" office:value="45287166" calcext:value-type="float">
            <text:p>45287166</text:p>
          </table:table-cell>
          <table:table-cell office:value-type="string" calcext:value-type="string">
            <text:p>https://api.github.com/repos/DeForce/LalkaChat</text:p>
          </table:table-cell>
          <table:table-cell table:formula="of:=REPLACE([.B5120]; 1; 29; &quot;&quot;)" office:value-type="string" office:string-value="DeForce/LalkaChat" calcext:value-type="string">
            <text:p>DeForce/LalkaChat</text:p>
          </table:table-cell>
        </table:table-row>
        <table:table-row table:style-name="ro1">
          <table:table-cell office:value-type="float" office:value="45366341" calcext:value-type="float">
            <text:p>45366341</text:p>
          </table:table-cell>
          <table:table-cell office:value-type="string" calcext:value-type="string">
            <text:p>https://api.github.com/repos/cityofaustin/transportation-data-publishing</text:p>
          </table:table-cell>
          <table:table-cell table:formula="of:=REPLACE([.B5121]; 1; 29; &quot;&quot;)" office:value-type="string" office:string-value="cityofaustin/transportation-data-publishing" calcext:value-type="string">
            <text:p>cityofaustin/transportation-data-publishing</text:p>
          </table:table-cell>
        </table:table-row>
        <table:table-row table:style-name="ro1">
          <table:table-cell office:value-type="float" office:value="45400748" calcext:value-type="float">
            <text:p>45400748</text:p>
          </table:table-cell>
          <table:table-cell office:value-type="string" calcext:value-type="string">
            <text:p>https://api.github.com/repos/SUSE/DeepSea</text:p>
          </table:table-cell>
          <table:table-cell table:formula="of:=REPLACE([.B5122]; 1; 29; &quot;&quot;)" office:value-type="string" office:string-value="SUSE/DeepSea" calcext:value-type="string">
            <text:p>SUSE/DeepSea</text:p>
          </table:table-cell>
        </table:table-row>
        <table:table-row table:style-name="ro1">
          <table:table-cell office:value-type="float" office:value="45430442" calcext:value-type="float">
            <text:p>45430442</text:p>
          </table:table-cell>
          <table:table-cell office:value-type="string" calcext:value-type="string">
            <text:p>https://api.github.com/repos/inmanta/inmanta</text:p>
          </table:table-cell>
          <table:table-cell table:formula="of:=REPLACE([.B5123]; 1; 29; &quot;&quot;)" office:value-type="string" office:string-value="inmanta/inmanta" calcext:value-type="string">
            <text:p>inmanta/inmanta</text:p>
          </table:table-cell>
        </table:table-row>
        <table:table-row table:style-name="ro1">
          <table:table-cell office:value-type="float" office:value="45548097" calcext:value-type="float">
            <text:p>45548097</text:p>
          </table:table-cell>
          <table:table-cell office:value-type="string" calcext:value-type="string">
            <text:p>https://api.github.com/repos/IlliniHyperloopComputing/Pod</text:p>
          </table:table-cell>
          <table:table-cell table:formula="of:=REPLACE([.B5124]; 1; 29; &quot;&quot;)" office:value-type="string" office:string-value="IlliniHyperloopComputing/Pod" calcext:value-type="string">
            <text:p>IlliniHyperloopComputing/Pod</text:p>
          </table:table-cell>
        </table:table-row>
        <table:table-row table:style-name="ro1">
          <table:table-cell office:value-type="float" office:value="45612553" calcext:value-type="float">
            <text:p>45612553</text:p>
          </table:table-cell>
          <table:table-cell office:value-type="string" calcext:value-type="string">
            <text:p>https://api.github.com/repos/gogoair/foremast</text:p>
          </table:table-cell>
          <table:table-cell table:formula="of:=REPLACE([.B5125]; 1; 29; &quot;&quot;)" office:value-type="string" office:string-value="gogoair/foremast" calcext:value-type="string">
            <text:p>gogoair/foremast</text:p>
          </table:table-cell>
        </table:table-row>
        <table:table-row table:style-name="ro1">
          <table:table-cell office:value-type="float" office:value="45675984" calcext:value-type="float">
            <text:p>45675984</text:p>
          </table:table-cell>
          <table:table-cell office:value-type="string" calcext:value-type="string">
            <text:p>https://api.github.com/repos/yunity/foodsaving-backend</text:p>
          </table:table-cell>
          <table:table-cell table:formula="of:=REPLACE([.B5126]; 1; 29; &quot;&quot;)" office:value-type="string" office:string-value="yunity/foodsaving-backend" calcext:value-type="string">
            <text:p>yunity/foodsaving-backend</text:p>
          </table:table-cell>
        </table:table-row>
        <table:table-row table:style-name="ro1">
          <table:table-cell office:value-type="float" office:value="45679312" calcext:value-type="float">
            <text:p>45679312</text:p>
          </table:table-cell>
          <table:table-cell office:value-type="string" calcext:value-type="string">
            <text:p>https://api.github.com/repos/MTG/dunya-desktop</text:p>
          </table:table-cell>
          <table:table-cell table:formula="of:=REPLACE([.B5127]; 1; 29; &quot;&quot;)" office:value-type="string" office:string-value="MTG/dunya-desktop" calcext:value-type="string">
            <text:p>MTG/dunya-desktop</text:p>
          </table:table-cell>
        </table:table-row>
        <table:table-row table:style-name="ro1">
          <table:table-cell office:value-type="float" office:value="45759066" calcext:value-type="float">
            <text:p>45759066</text:p>
          </table:table-cell>
          <table:table-cell office:value-type="string" calcext:value-type="string">
            <text:p>https://api.github.com/repos/CBIIT/nci-match-ir-ecosystem-api</text:p>
          </table:table-cell>
          <table:table-cell table:formula="of:=REPLACE([.B5128]; 1; 29; &quot;&quot;)" office:value-type="string" office:string-value="CBIIT/nci-match-ir-ecosystem-api" calcext:value-type="string">
            <text:p>CBIIT/nci-match-ir-ecosystem-api</text:p>
          </table:table-cell>
        </table:table-row>
        <table:table-row table:style-name="ro1">
          <table:table-cell office:value-type="float" office:value="45819988" calcext:value-type="float">
            <text:p>45819988</text:p>
          </table:table-cell>
          <table:table-cell office:value-type="string" calcext:value-type="string">
            <text:p>https://api.github.com/repos/netsec-ethz/scion</text:p>
          </table:table-cell>
          <table:table-cell table:formula="of:=REPLACE([.B5129]; 1; 29; &quot;&quot;)" office:value-type="string" office:string-value="netsec-ethz/scion" calcext:value-type="string">
            <text:p>netsec-ethz/scion</text:p>
          </table:table-cell>
        </table:table-row>
        <table:table-row table:style-name="ro1">
          <table:table-cell office:value-type="float" office:value="45830478" calcext:value-type="float">
            <text:p>45830478</text:p>
          </table:table-cell>
          <table:table-cell office:value-type="string" calcext:value-type="string">
            <text:p>https://api.github.com/repos/novafloss/jenkins-epo</text:p>
          </table:table-cell>
          <table:table-cell table:formula="of:=REPLACE([.B5130]; 1; 29; &quot;&quot;)" office:value-type="string" office:string-value="novafloss/jenkins-epo" calcext:value-type="string">
            <text:p>novafloss/jenkins-epo</text:p>
          </table:table-cell>
        </table:table-row>
        <table:table-row table:style-name="ro1">
          <table:table-cell office:value-type="float" office:value="45857378" calcext:value-type="float">
            <text:p>45857378</text:p>
          </table:table-cell>
          <table:table-cell office:value-type="string" calcext:value-type="string">
            <text:p>https://api.github.com/repos/CanonicalLtd/subiquity</text:p>
          </table:table-cell>
          <table:table-cell table:formula="of:=REPLACE([.B5131]; 1; 29; &quot;&quot;)" office:value-type="string" office:string-value="CanonicalLtd/subiquity" calcext:value-type="string">
            <text:p>CanonicalLtd/subiquity</text:p>
          </table:table-cell>
        </table:table-row>
        <table:table-row table:style-name="ro1">
          <table:table-cell office:value-type="float" office:value="45904696" calcext:value-type="float">
            <text:p>45904696</text:p>
          </table:table-cell>
          <table:table-cell office:value-type="string" calcext:value-type="string">
            <text:p>https://api.github.com/repos/coala/coala</text:p>
          </table:table-cell>
          <table:table-cell table:formula="of:=REPLACE([.B5132]; 1; 29; &quot;&quot;)" office:value-type="string" office:string-value="coala/coala" calcext:value-type="string">
            <text:p>coala/coala</text:p>
          </table:table-cell>
        </table:table-row>
        <table:table-row table:style-name="ro1">
          <table:table-cell office:value-type="float" office:value="45907148" calcext:value-type="float">
            <text:p>45907148</text:p>
          </table:table-cell>
          <table:table-cell office:value-type="string" calcext:value-type="string">
            <text:p>https://api.github.com/repos/coala/coala-bears</text:p>
          </table:table-cell>
          <table:table-cell table:formula="of:=REPLACE([.B5133]; 1; 29; &quot;&quot;)" office:value-type="string" office:string-value="coala/coala-bears" calcext:value-type="string">
            <text:p>coala/coala-bears</text:p>
          </table:table-cell>
        </table:table-row>
        <table:table-row table:style-name="ro1">
          <table:table-cell office:value-type="float" office:value="45914140" calcext:value-type="float">
            <text:p>45914140</text:p>
          </table:table-cell>
          <table:table-cell office:value-type="string" calcext:value-type="string">
            <text:p>https://api.github.com/repos/Ritiek/Spotify-Downloader</text:p>
          </table:table-cell>
          <table:table-cell table:formula="of:=REPLACE([.B5134]; 1; 29; &quot;&quot;)" office:value-type="string" office:string-value="Ritiek/Spotify-Downloader" calcext:value-type="string">
            <text:p>Ritiek/Spotify-Downloader</text:p>
          </table:table-cell>
        </table:table-row>
        <table:table-row table:style-name="ro1">
          <table:table-cell office:value-type="float" office:value="45945255" calcext:value-type="float">
            <text:p>45945255</text:p>
          </table:table-cell>
          <table:table-cell office:value-type="string" calcext:value-type="string">
            <text:p>https://api.github.com/repos/ray-project/ray</text:p>
          </table:table-cell>
          <table:table-cell table:formula="of:=REPLACE([.B5135]; 1; 29; &quot;&quot;)" office:value-type="string" office:string-value="ray-project/ray" calcext:value-type="string">
            <text:p>ray-project/ray</text:p>
          </table:table-cell>
        </table:table-row>
        <table:table-row table:style-name="ro1">
          <table:table-cell office:value-type="float" office:value="45956104" calcext:value-type="float">
            <text:p>45956104</text:p>
          </table:table-cell>
          <table:table-cell office:value-type="string" calcext:value-type="string">
            <text:p>https://api.github.com/repos/aio-libs/aiohttp_admin</text:p>
          </table:table-cell>
          <table:table-cell table:formula="of:=REPLACE([.B5136]; 1; 29; &quot;&quot;)" office:value-type="string" office:string-value="aio-libs/aiohttp_admin" calcext:value-type="string">
            <text:p>aio-libs/aiohttp_admin</text:p>
          </table:table-cell>
        </table:table-row>
        <table:table-row table:style-name="ro1">
          <table:table-cell office:value-type="float" office:value="46439638" calcext:value-type="float">
            <text:p>46439638</text:p>
          </table:table-cell>
          <table:table-cell office:value-type="string" calcext:value-type="string">
            <text:p>https://api.github.com/repos/ozmartian/vidcutter</text:p>
          </table:table-cell>
          <table:table-cell table:formula="of:=REPLACE([.B5137]; 1; 29; &quot;&quot;)" office:value-type="string" office:string-value="ozmartian/vidcutter" calcext:value-type="string">
            <text:p>ozmartian/vidcutter</text:p>
          </table:table-cell>
        </table:table-row>
        <table:table-row table:style-name="ro1">
          <table:table-cell office:value-type="float" office:value="46564829" calcext:value-type="float">
            <text:p>46564829</text:p>
          </table:table-cell>
          <table:table-cell office:value-type="string" calcext:value-type="string">
            <text:p>https://api.github.com/repos/jdavidrcamacho/Tests_GP</text:p>
          </table:table-cell>
          <table:table-cell table:formula="of:=REPLACE([.B5138]; 1; 29; &quot;&quot;)" office:value-type="string" office:string-value="jdavidrcamacho/Tests_GP" calcext:value-type="string">
            <text:p>jdavidrcamacho/Tests_GP</text:p>
          </table:table-cell>
        </table:table-row>
        <table:table-row table:style-name="ro1">
          <table:table-cell office:value-type="float" office:value="46625999" calcext:value-type="float">
            <text:p>46625999</text:p>
          </table:table-cell>
          <table:table-cell office:value-type="string" calcext:value-type="string">
            <text:p>https://api.github.com/repos/jdrumgoole/MUGAlyser</text:p>
          </table:table-cell>
          <table:table-cell table:formula="of:=REPLACE([.B5139]; 1; 29; &quot;&quot;)" office:value-type="string" office:string-value="jdrumgoole/MUGAlyser" calcext:value-type="string">
            <text:p>jdrumgoole/MUGAlyser</text:p>
          </table:table-cell>
        </table:table-row>
        <table:table-row table:style-name="ro1">
          <table:table-cell office:value-type="float" office:value="46689791" calcext:value-type="float">
            <text:p>46689791</text:p>
          </table:table-cell>
          <table:table-cell office:value-type="string" calcext:value-type="string">
            <text:p>https://api.github.com/repos/fonttools/fonttools</text:p>
          </table:table-cell>
          <table:table-cell table:formula="of:=REPLACE([.B5140]; 1; 29; &quot;&quot;)" office:value-type="string" office:string-value="fonttools/fonttools" calcext:value-type="string">
            <text:p>fonttools/fonttools</text:p>
          </table:table-cell>
        </table:table-row>
        <table:table-row table:style-name="ro1">
          <table:table-cell office:value-type="float" office:value="46740814" calcext:value-type="float">
            <text:p>46740814</text:p>
          </table:table-cell>
          <table:table-cell office:value-type="string" calcext:value-type="string">
            <text:p>https://api.github.com/repos/PIC-IRIS/PH5</text:p>
          </table:table-cell>
          <table:table-cell table:formula="of:=REPLACE([.B5141]; 1; 29; &quot;&quot;)" office:value-type="string" office:string-value="PIC-IRIS/PH5" calcext:value-type="string">
            <text:p>PIC-IRIS/PH5</text:p>
          </table:table-cell>
        </table:table-row>
        <table:table-row table:style-name="ro1">
          <table:table-cell office:value-type="float" office:value="46780121" calcext:value-type="float">
            <text:p>46780121</text:p>
          </table:table-cell>
          <table:table-cell office:value-type="string" calcext:value-type="string">
            <text:p>https://api.github.com/repos/projectcalico/felix</text:p>
          </table:table-cell>
          <table:table-cell table:formula="of:=REPLACE([.B5142]; 1; 29; &quot;&quot;)" office:value-type="string" office:string-value="projectcalico/felix" calcext:value-type="string">
            <text:p>projectcalico/felix</text:p>
          </table:table-cell>
        </table:table-row>
        <table:table-row table:style-name="ro1">
          <table:table-cell office:value-type="float" office:value="46782994" calcext:value-type="float">
            <text:p>46782994</text:p>
          </table:table-cell>
          <table:table-cell office:value-type="string" calcext:value-type="string">
            <text:p>https://api.github.com/repos/patxu/cs98-senior-project</text:p>
          </table:table-cell>
          <table:table-cell table:formula="of:=REPLACE([.B5143]; 1; 29; &quot;&quot;)" office:value-type="string" office:string-value="patxu/cs98-senior-project" calcext:value-type="string">
            <text:p>patxu/cs98-senior-project</text:p>
          </table:table-cell>
        </table:table-row>
        <table:table-row table:style-name="ro1">
          <table:table-cell office:value-type="float" office:value="46843400" calcext:value-type="float">
            <text:p>46843400</text:p>
          </table:table-cell>
          <table:table-cell office:value-type="string" calcext:value-type="string">
            <text:p>https://api.github.com/repos/ReemAlattas/gh</text:p>
          </table:table-cell>
          <table:table-cell table:formula="of:=REPLACE([.B5144]; 1; 29; &quot;&quot;)" office:value-type="string" office:string-value="ReemAlattas/gh" calcext:value-type="string">
            <text:p>ReemAlattas/gh</text:p>
          </table:table-cell>
        </table:table-row>
        <table:table-row table:style-name="ro1">
          <table:table-cell office:value-type="float" office:value="46852727" calcext:value-type="float">
            <text:p>46852727</text:p>
          </table:table-cell>
          <table:table-cell office:value-type="string" calcext:value-type="string">
            <text:p>https://api.github.com/repos/endlessm/endless-ndn</text:p>
          </table:table-cell>
          <table:table-cell table:formula="of:=REPLACE([.B5145]; 1; 29; &quot;&quot;)" office:value-type="string" office:string-value="endlessm/endless-ndn" calcext:value-type="string">
            <text:p>endlessm/endless-ndn</text:p>
          </table:table-cell>
        </table:table-row>
        <table:table-row table:style-name="ro1">
          <table:table-cell office:value-type="float" office:value="46853842" calcext:value-type="float">
            <text:p>46853842</text:p>
          </table:table-cell>
          <table:table-cell office:value-type="string" calcext:value-type="string">
            <text:p>https://api.github.com/repos/labhackercd/audiencias-publicas</text:p>
          </table:table-cell>
          <table:table-cell table:formula="of:=REPLACE([.B5146]; 1; 29; &quot;&quot;)" office:value-type="string" office:string-value="labhackercd/audiencias-publicas" calcext:value-type="string">
            <text:p>labhackercd/audiencias-publicas</text:p>
          </table:table-cell>
        </table:table-row>
        <table:table-row table:style-name="ro1">
          <table:table-cell office:value-type="float" office:value="46865811" calcext:value-type="float">
            <text:p>46865811</text:p>
          </table:table-cell>
          <table:table-cell office:value-type="string" calcext:value-type="string">
            <text:p>https://api.github.com/repos/ELC/Training-Python</text:p>
          </table:table-cell>
          <table:table-cell table:formula="of:=REPLACE([.B5147]; 1; 29; &quot;&quot;)" office:value-type="string" office:string-value="ELC/Training-Python" calcext:value-type="string">
            <text:p>ELC/Training-Python</text:p>
          </table:table-cell>
        </table:table-row>
        <table:table-row table:style-name="ro1">
          <table:table-cell office:value-type="float" office:value="46883120" calcext:value-type="float">
            <text:p>46883120</text:p>
          </table:table-cell>
          <table:table-cell office:value-type="string" calcext:value-type="string">
            <text:p>https://api.github.com/repos/CactusDev/CactusBot</text:p>
          </table:table-cell>
          <table:table-cell table:formula="of:=REPLACE([.B5148]; 1; 29; &quot;&quot;)" office:value-type="string" office:string-value="CactusDev/CactusBot" calcext:value-type="string">
            <text:p>CactusDev/CactusBot</text:p>
          </table:table-cell>
        </table:table-row>
        <table:table-row table:style-name="ro1">
          <table:table-cell office:value-type="float" office:value="46930966" calcext:value-type="float">
            <text:p>46930966</text:p>
          </table:table-cell>
          <table:table-cell office:value-type="string" calcext:value-type="string">
            <text:p>https://api.github.com/repos/CLGinc/SciLog</text:p>
          </table:table-cell>
          <table:table-cell table:formula="of:=REPLACE([.B5149]; 1; 29; &quot;&quot;)" office:value-type="string" office:string-value="CLGinc/SciLog" calcext:value-type="string">
            <text:p>CLGinc/SciLog</text:p>
          </table:table-cell>
        </table:table-row>
        <table:table-row table:style-name="ro1">
          <table:table-cell office:value-type="float" office:value="46961493" calcext:value-type="float">
            <text:p>46961493</text:p>
          </table:table-cell>
          <table:table-cell office:value-type="string" calcext:value-type="string">
            <text:p>https://api.github.com/repos/LimaLinks/LLAdmin</text:p>
          </table:table-cell>
          <table:table-cell table:formula="of:=REPLACE([.B5150]; 1; 29; &quot;&quot;)" office:value-type="string" office:string-value="LimaLinks/LLAdmin" calcext:value-type="string">
            <text:p>LimaLinks/LLAdmin</text:p>
          </table:table-cell>
        </table:table-row>
        <table:table-row table:style-name="ro1">
          <table:table-cell office:value-type="float" office:value="46962588" calcext:value-type="float">
            <text:p>46962588</text:p>
          </table:table-cell>
          <table:table-cell office:value-type="string" calcext:value-type="string">
            <text:p>https://api.github.com/repos/argaen/aiocache</text:p>
          </table:table-cell>
          <table:table-cell table:formula="of:=REPLACE([.B5151]; 1; 29; &quot;&quot;)" office:value-type="string" office:string-value="argaen/aiocache" calcext:value-type="string">
            <text:p>argaen/aiocache</text:p>
          </table:table-cell>
        </table:table-row>
        <table:table-row table:style-name="ro1">
          <table:table-cell office:value-type="float" office:value="46973474" calcext:value-type="float">
            <text:p>46973474</text:p>
          </table:table-cell>
          <table:table-cell office:value-type="string" calcext:value-type="string">
            <text:p>https://api.github.com/repos/pysg/pyther</text:p>
          </table:table-cell>
          <table:table-cell table:formula="of:=REPLACE([.B5152]; 1; 29; &quot;&quot;)" office:value-type="string" office:string-value="pysg/pyther" calcext:value-type="string">
            <text:p>pysg/pyther</text:p>
          </table:table-cell>
        </table:table-row>
        <table:table-row table:style-name="ro1">
          <table:table-cell office:value-type="float" office:value="47003939" calcext:value-type="float">
            <text:p>47003939</text:p>
          </table:table-cell>
          <table:table-cell office:value-type="string" calcext:value-type="string">
            <text:p>https://api.github.com/repos/hazard-ready/seattle-ready</text:p>
          </table:table-cell>
          <table:table-cell table:formula="of:=REPLACE([.B5153]; 1; 29; &quot;&quot;)" office:value-type="string" office:string-value="hazard-ready/seattle-ready" calcext:value-type="string">
            <text:p>hazard-ready/seattle-ready</text:p>
          </table:table-cell>
        </table:table-row>
        <table:table-row table:style-name="ro1">
          <table:table-cell office:value-type="float" office:value="47086306" calcext:value-type="float">
            <text:p>47086306</text:p>
          </table:table-cell>
          <table:table-cell office:value-type="string" calcext:value-type="string">
            <text:p>https://api.github.com/repos/Micronaet/micronaet-bom</text:p>
          </table:table-cell>
          <table:table-cell table:formula="of:=REPLACE([.B5154]; 1; 29; &quot;&quot;)" office:value-type="string" office:string-value="Micronaet/micronaet-bom" calcext:value-type="string">
            <text:p>Micronaet/micronaet-bom</text:p>
          </table:table-cell>
        </table:table-row>
        <table:table-row table:style-name="ro1">
          <table:table-cell office:value-type="float" office:value="47414466" calcext:value-type="float">
            <text:p>47414466</text:p>
          </table:table-cell>
          <table:table-cell office:value-type="string" calcext:value-type="string">
            <text:p>https://api.github.com/repos/kragniz/python-etcd3</text:p>
          </table:table-cell>
          <table:table-cell table:formula="of:=REPLACE([.B5155]; 1; 29; &quot;&quot;)" office:value-type="string" office:string-value="kragniz/python-etcd3" calcext:value-type="string">
            <text:p>kragniz/python-etcd3</text:p>
          </table:table-cell>
        </table:table-row>
        <table:table-row table:style-name="ro1">
          <table:table-cell office:value-type="float" office:value="47455981" calcext:value-type="float">
            <text:p>47455981</text:p>
          </table:table-cell>
          <table:table-cell office:value-type="string" calcext:value-type="string">
            <text:p>https://api.github.com/repos/StackStorm-Exchange/index</text:p>
          </table:table-cell>
          <table:table-cell table:formula="of:=REPLACE([.B5156]; 1; 29; &quot;&quot;)" office:value-type="string" office:string-value="StackStorm-Exchange/index" calcext:value-type="string">
            <text:p>StackStorm-Exchange/index</text:p>
          </table:table-cell>
        </table:table-row>
        <table:table-row table:style-name="ro1">
          <table:table-cell office:value-type="float" office:value="47456865" calcext:value-type="float">
            <text:p>47456865</text:p>
          </table:table-cell>
          <table:table-cell office:value-type="string" calcext:value-type="string">
            <text:p>https://api.github.com/repos/nismod/smif</text:p>
          </table:table-cell>
          <table:table-cell table:formula="of:=REPLACE([.B5157]; 1; 29; &quot;&quot;)" office:value-type="string" office:string-value="nismod/smif" calcext:value-type="string">
            <text:p>nismod/smif</text:p>
          </table:table-cell>
        </table:table-row>
        <table:table-row table:style-name="ro1">
          <table:table-cell office:value-type="float" office:value="47458719" calcext:value-type="float">
            <text:p>47458719</text:p>
          </table:table-cell>
          <table:table-cell office:value-type="string" calcext:value-type="string">
            <text:p>https://api.github.com/repos/explosion/spaCy</text:p>
          </table:table-cell>
          <table:table-cell table:formula="of:=REPLACE([.B5158]; 1; 29; &quot;&quot;)" office:value-type="string" office:string-value="explosion/spaCy" calcext:value-type="string">
            <text:p>explosion/spaCy</text:p>
          </table:table-cell>
        </table:table-row>
        <table:table-row table:style-name="ro1">
          <table:table-cell office:value-type="float" office:value="47477549" calcext:value-type="float">
            <text:p>47477549</text:p>
          </table:table-cell>
          <table:table-cell office:value-type="string" calcext:value-type="string">
            <text:p>https://api.github.com/repos/thenetcircle/dino</text:p>
          </table:table-cell>
          <table:table-cell table:formula="of:=REPLACE([.B5159]; 1; 29; &quot;&quot;)" office:value-type="string" office:string-value="thenetcircle/dino" calcext:value-type="string">
            <text:p>thenetcircle/dino</text:p>
          </table:table-cell>
        </table:table-row>
        <table:table-row table:style-name="ro1">
          <table:table-cell office:value-type="float" office:value="47487287" calcext:value-type="float">
            <text:p>47487287</text:p>
          </table:table-cell>
          <table:table-cell office:value-type="string" calcext:value-type="string">
            <text:p>https://api.github.com/repos/djbrout/SEaR</text:p>
          </table:table-cell>
          <table:table-cell table:formula="of:=REPLACE([.B5160]; 1; 29; &quot;&quot;)" office:value-type="string" office:string-value="djbrout/SEaR" calcext:value-type="string">
            <text:p>djbrout/SEaR</text:p>
          </table:table-cell>
        </table:table-row>
        <table:table-row table:style-name="ro1">
          <table:table-cell office:value-type="float" office:value="47505186" calcext:value-type="float">
            <text:p>47505186</text:p>
          </table:table-cell>
          <table:table-cell office:value-type="string" calcext:value-type="string">
            <text:p>https://api.github.com/repos/diana-hep/femtocode</text:p>
          </table:table-cell>
          <table:table-cell table:formula="of:=REPLACE([.B5161]; 1; 29; &quot;&quot;)" office:value-type="string" office:string-value="diana-hep/femtocode" calcext:value-type="string">
            <text:p>diana-hep/femtocode</text:p>
          </table:table-cell>
        </table:table-row>
        <table:table-row table:style-name="ro1">
          <table:table-cell office:value-type="float" office:value="47583197" calcext:value-type="float">
            <text:p>47583197</text:p>
          </table:table-cell>
          <table:table-cell office:value-type="string" calcext:value-type="string">
            <text:p>https://api.github.com/repos/carlosgalvezp/Udacity-Self-Driving-Car-Nanodegree</text:p>
          </table:table-cell>
          <table:table-cell table:formula="of:=REPLACE([.B5162]; 1; 29; &quot;&quot;)" office:value-type="string" office:string-value="carlosgalvezp/Udacity-Self-Driving-Car-Nanodegree" calcext:value-type="string">
            <text:p>carlosgalvezp/Udacity-Self-Driving-Car-Nanodegree</text:p>
          </table:table-cell>
        </table:table-row>
        <table:table-row table:style-name="ro1">
          <table:table-cell office:value-type="float" office:value="47648406" calcext:value-type="float">
            <text:p>47648406</text:p>
          </table:table-cell>
          <table:table-cell office:value-type="string" calcext:value-type="string">
            <text:p>https://api.github.com/repos/bit0001/trajectory_tracking</text:p>
          </table:table-cell>
          <table:table-cell table:formula="of:=REPLACE([.B5163]; 1; 29; &quot;&quot;)" office:value-type="string" office:string-value="bit0001/trajectory_tracking" calcext:value-type="string">
            <text:p>bit0001/trajectory_tracking</text:p>
          </table:table-cell>
        </table:table-row>
        <table:table-row table:style-name="ro1">
          <table:table-cell office:value-type="float" office:value="47672190" calcext:value-type="float">
            <text:p>47672190</text:p>
          </table:table-cell>
          <table:table-cell office:value-type="string" calcext:value-type="string">
            <text:p>https://api.github.com/repos/LolexOrg/Lolex-Tools</text:p>
          </table:table-cell>
          <table:table-cell table:formula="of:=REPLACE([.B5164]; 1; 29; &quot;&quot;)" office:value-type="string" office:string-value="LolexOrg/Lolex-Tools" calcext:value-type="string">
            <text:p>LolexOrg/Lolex-Tools</text:p>
          </table:table-cell>
        </table:table-row>
        <table:table-row table:style-name="ro1">
          <table:table-cell office:value-type="float" office:value="47677775" calcext:value-type="float">
            <text:p>47677775</text:p>
          </table:table-cell>
          <table:table-cell office:value-type="string" calcext:value-type="string">
            <text:p>https://api.github.com/repos/hobinyoon/mutant-misc</text:p>
          </table:table-cell>
          <table:table-cell table:formula="of:=REPLACE([.B5165]; 1; 29; &quot;&quot;)" office:value-type="string" office:string-value="hobinyoon/mutant-misc" calcext:value-type="string">
            <text:p>hobinyoon/mutant-misc</text:p>
          </table:table-cell>
        </table:table-row>
        <table:table-row table:style-name="ro1">
          <table:table-cell office:value-type="float" office:value="47722566" calcext:value-type="float">
            <text:p>47722566</text:p>
          </table:table-cell>
          <table:table-cell office:value-type="string" calcext:value-type="string">
            <text:p>https://api.github.com/repos/jlrandulfe/UviSpace</text:p>
          </table:table-cell>
          <table:table-cell table:formula="of:=REPLACE([.B5166]; 1; 29; &quot;&quot;)" office:value-type="string" office:string-value="jlrandulfe/UviSpace" calcext:value-type="string">
            <text:p>jlrandulfe/UviSpace</text:p>
          </table:table-cell>
        </table:table-row>
        <table:table-row table:style-name="ro1">
          <table:table-cell office:value-type="float" office:value="47727488" calcext:value-type="float">
            <text:p>47727488</text:p>
          </table:table-cell>
          <table:table-cell office:value-type="string" calcext:value-type="string">
            <text:p>https://api.github.com/repos/metamorph-inc/openmeta-mms</text:p>
          </table:table-cell>
          <table:table-cell table:formula="of:=REPLACE([.B5167]; 1; 29; &quot;&quot;)" office:value-type="string" office:string-value="metamorph-inc/openmeta-mms" calcext:value-type="string">
            <text:p>metamorph-inc/openmeta-mms</text:p>
          </table:table-cell>
        </table:table-row>
        <table:table-row table:style-name="ro1">
          <table:table-cell office:value-type="float" office:value="47749702" calcext:value-type="float">
            <text:p>47749702</text:p>
          </table:table-cell>
          <table:table-cell office:value-type="string" calcext:value-type="string">
            <text:p>https://api.github.com/repos/pgroning/gbird</text:p>
          </table:table-cell>
          <table:table-cell table:formula="of:=REPLACE([.B5168]; 1; 29; &quot;&quot;)" office:value-type="string" office:string-value="pgroning/gbird" calcext:value-type="string">
            <text:p>pgroning/gbird</text:p>
          </table:table-cell>
        </table:table-row>
        <table:table-row table:style-name="ro1">
          <table:table-cell office:value-type="float" office:value="47754491" calcext:value-type="float">
            <text:p>47754491</text:p>
          </table:table-cell>
          <table:table-cell office:value-type="string" calcext:value-type="string">
            <text:p>https://api.github.com/repos/gevasiliou/PythonTests</text:p>
          </table:table-cell>
          <table:table-cell table:formula="of:=REPLACE([.B5169]; 1; 29; &quot;&quot;)" office:value-type="string" office:string-value="gevasiliou/PythonTests" calcext:value-type="string">
            <text:p>gevasiliou/PythonTests</text:p>
          </table:table-cell>
        </table:table-row>
        <table:table-row table:style-name="ro1">
          <table:table-cell office:value-type="float" office:value="47764505" calcext:value-type="float">
            <text:p>47764505</text:p>
          </table:table-cell>
          <table:table-cell office:value-type="string" calcext:value-type="string">
            <text:p>https://api.github.com/repos/BYUMarsRover/BYU-Mars-Rover</text:p>
          </table:table-cell>
          <table:table-cell table:formula="of:=REPLACE([.B5170]; 1; 29; &quot;&quot;)" office:value-type="string" office:string-value="BYUMarsRover/BYU-Mars-Rover" calcext:value-type="string">
            <text:p>BYUMarsRover/BYU-Mars-Rover</text:p>
          </table:table-cell>
        </table:table-row>
        <table:table-row table:style-name="ro1">
          <table:table-cell office:value-type="float" office:value="47838894" calcext:value-type="float">
            <text:p>47838894</text:p>
          </table:table-cell>
          <table:table-cell office:value-type="string" calcext:value-type="string">
            <text:p>https://api.github.com/repos/kyuupichan/electrumx</text:p>
          </table:table-cell>
          <table:table-cell table:formula="of:=REPLACE([.B5171]; 1; 29; &quot;&quot;)" office:value-type="string" office:string-value="kyuupichan/electrumx" calcext:value-type="string">
            <text:p>kyuupichan/electrumx</text:p>
          </table:table-cell>
        </table:table-row>
        <table:table-row table:style-name="ro1">
          <table:table-cell office:value-type="float" office:value="47847770" calcext:value-type="float">
            <text:p>47847770</text:p>
          </table:table-cell>
          <table:table-cell office:value-type="string" calcext:value-type="string">
            <text:p>https://api.github.com/repos/praekeltfoundation/gem-bbb-indo-server</text:p>
          </table:table-cell>
          <table:table-cell table:formula="of:=REPLACE([.B5172]; 1; 29; &quot;&quot;)" office:value-type="string" office:string-value="praekeltfoundation/gem-bbb-indo-server" calcext:value-type="string">
            <text:p>praekeltfoundation/gem-bbb-indo-server</text:p>
          </table:table-cell>
        </table:table-row>
        <table:table-row table:style-name="ro1">
          <table:table-cell office:value-type="float" office:value="47878463" calcext:value-type="float">
            <text:p>47878463</text:p>
          </table:table-cell>
          <table:table-cell office:value-type="string" calcext:value-type="string">
            <text:p>https://api.github.com/repos/jdhp-sap/sap-cta-data-pipeline</text:p>
          </table:table-cell>
          <table:table-cell table:formula="of:=REPLACE([.B5173]; 1; 29; &quot;&quot;)" office:value-type="string" office:string-value="jdhp-sap/sap-cta-data-pipeline" calcext:value-type="string">
            <text:p>jdhp-sap/sap-cta-data-pipeline</text:p>
          </table:table-cell>
        </table:table-row>
        <table:table-row table:style-name="ro1">
          <table:table-cell office:value-type="float" office:value="47887295" calcext:value-type="float">
            <text:p>47887295</text:p>
          </table:table-cell>
          <table:table-cell office:value-type="string" calcext:value-type="string">
            <text:p>https://api.github.com/repos/tartavull/trace</text:p>
          </table:table-cell>
          <table:table-cell table:formula="of:=REPLACE([.B5174]; 1; 29; &quot;&quot;)" office:value-type="string" office:string-value="tartavull/trace" calcext:value-type="string">
            <text:p>tartavull/trace</text:p>
          </table:table-cell>
        </table:table-row>
        <table:table-row table:style-name="ro1">
          <table:table-cell office:value-type="float" office:value="48123577" calcext:value-type="float">
            <text:p>48123577</text:p>
          </table:table-cell>
          <table:table-cell office:value-type="string" calcext:value-type="string">
            <text:p>https://api.github.com/repos/evernote/zing</text:p>
          </table:table-cell>
          <table:table-cell table:formula="of:=REPLACE([.B5175]; 1; 29; &quot;&quot;)" office:value-type="string" office:string-value="evernote/zing" calcext:value-type="string">
            <text:p>evernote/zing</text:p>
          </table:table-cell>
        </table:table-row>
        <table:table-row table:style-name="ro1">
          <table:table-cell office:value-type="float" office:value="48123595" calcext:value-type="float">
            <text:p>48123595</text:p>
          </table:table-cell>
          <table:table-cell office:value-type="string" calcext:value-type="string">
            <text:p>https://api.github.com/repos/julen/zing</text:p>
          </table:table-cell>
          <table:table-cell table:formula="of:=REPLACE([.B5176]; 1; 29; &quot;&quot;)" office:value-type="string" office:string-value="julen/zing" calcext:value-type="string">
            <text:p>julen/zing</text:p>
          </table:table-cell>
        </table:table-row>
        <table:table-row table:style-name="ro1">
          <table:table-cell office:value-type="float" office:value="48160397" calcext:value-type="float">
            <text:p>48160397</text:p>
          </table:table-cell>
          <table:table-cell office:value-type="string" calcext:value-type="string">
            <text:p>https://api.github.com/repos/mwisslead/vfp2py</text:p>
          </table:table-cell>
          <table:table-cell table:formula="of:=REPLACE([.B5177]; 1; 29; &quot;&quot;)" office:value-type="string" office:string-value="mwisslead/vfp2py" calcext:value-type="string">
            <text:p>mwisslead/vfp2py</text:p>
          </table:table-cell>
        </table:table-row>
        <table:table-row table:style-name="ro1">
          <table:table-cell office:value-type="float" office:value="48195174" calcext:value-type="float">
            <text:p>48195174</text:p>
          </table:table-cell>
          <table:table-cell office:value-type="string" calcext:value-type="string">
            <text:p>https://api.github.com/repos/lucyparsons/OpenOversight</text:p>
          </table:table-cell>
          <table:table-cell table:formula="of:=REPLACE([.B5178]; 1; 29; &quot;&quot;)" office:value-type="string" office:string-value="lucyparsons/OpenOversight" calcext:value-type="string">
            <text:p>lucyparsons/OpenOversight</text:p>
          </table:table-cell>
        </table:table-row>
        <table:table-row table:style-name="ro1">
          <table:table-cell office:value-type="float" office:value="48208106" calcext:value-type="float">
            <text:p>48208106</text:p>
          </table:table-cell>
          <table:table-cell office:value-type="string" calcext:value-type="string">
            <text:p>https://api.github.com/repos/pureqml/qmlcore</text:p>
          </table:table-cell>
          <table:table-cell table:formula="of:=REPLACE([.B5179]; 1; 29; &quot;&quot;)" office:value-type="string" office:string-value="pureqml/qmlcore" calcext:value-type="string">
            <text:p>pureqml/qmlcore</text:p>
          </table:table-cell>
        </table:table-row>
        <table:table-row table:style-name="ro1">
          <table:table-cell office:value-type="float" office:value="48209204" calcext:value-type="float">
            <text:p>48209204</text:p>
          </table:table-cell>
          <table:table-cell office:value-type="string" calcext:value-type="string">
            <text:p>https://api.github.com/repos/SunDwarf/Jokusoramame</text:p>
          </table:table-cell>
          <table:table-cell table:formula="of:=REPLACE([.B5180]; 1; 29; &quot;&quot;)" office:value-type="string" office:string-value="SunDwarf/Jokusoramame" calcext:value-type="string">
            <text:p>SunDwarf/Jokusoramame</text:p>
          </table:table-cell>
        </table:table-row>
        <table:table-row table:style-name="ro1">
          <table:table-cell office:value-type="float" office:value="48212908" calcext:value-type="float">
            <text:p>48212908</text:p>
          </table:table-cell>
          <table:table-cell office:value-type="string" calcext:value-type="string">
            <text:p>https://api.github.com/repos/pandas-dev/pandas</text:p>
          </table:table-cell>
          <table:table-cell table:formula="of:=REPLACE([.B5181]; 1; 29; &quot;&quot;)" office:value-type="string" office:string-value="pandas-dev/pandas" calcext:value-type="string">
            <text:p>pandas-dev/pandas</text:p>
          </table:table-cell>
        </table:table-row>
        <table:table-row table:style-name="ro1">
          <table:table-cell office:value-type="float" office:value="48216618" calcext:value-type="float">
            <text:p>48216618</text:p>
          </table:table-cell>
          <table:table-cell office:value-type="string" calcext:value-type="string">
            <text:p>https://api.github.com/repos/sauron-demo/sauron-demo-auto-yren-zenefits-1476315443</text:p>
          </table:table-cell>
          <table:table-cell table:formula="of:=REPLACE([.B5182]; 1; 29; &quot;&quot;)" office:value-type="string" office:string-value="sauron-demo/sauron-demo-auto-yren-zenefits-1476315443" calcext:value-type="string">
            <text:p>sauron-demo/sauron-demo-auto-yren-zenefits-1476315443</text:p>
          </table:table-cell>
        </table:table-row>
        <table:table-row table:style-name="ro1">
          <table:table-cell office:value-type="float" office:value="48264039" calcext:value-type="float">
            <text:p>48264039</text:p>
          </table:table-cell>
          <table:table-cell office:value-type="string" calcext:value-type="string">
            <text:p>https://api.github.com/repos/fkaralis/talaiporosanaplirotis</text:p>
          </table:table-cell>
          <table:table-cell table:formula="of:=REPLACE([.B5183]; 1; 29; &quot;&quot;)" office:value-type="string" office:string-value="fkaralis/talaiporosanaplirotis" calcext:value-type="string">
            <text:p>fkaralis/talaiporosanaplirotis</text:p>
          </table:table-cell>
        </table:table-row>
        <table:table-row table:style-name="ro1">
          <table:table-cell office:value-type="float" office:value="48288420" calcext:value-type="float">
            <text:p>48288420</text:p>
          </table:table-cell>
          <table:table-cell office:value-type="string" calcext:value-type="string">
            <text:p>https://api.github.com/repos/BBN-Q/Auspex</text:p>
          </table:table-cell>
          <table:table-cell table:formula="of:=REPLACE([.B5184]; 1; 29; &quot;&quot;)" office:value-type="string" office:string-value="BBN-Q/Auspex" calcext:value-type="string">
            <text:p>BBN-Q/Auspex</text:p>
          </table:table-cell>
        </table:table-row>
        <table:table-row table:style-name="ro1">
          <table:table-cell office:value-type="float" office:value="48308148" calcext:value-type="float">
            <text:p>48308148</text:p>
          </table:table-cell>
          <table:table-cell office:value-type="string" calcext:value-type="string">
            <text:p>https://api.github.com/repos/QuaLiKiz-group/QuaLiKiz-pythontools</text:p>
          </table:table-cell>
          <table:table-cell table:formula="of:=REPLACE([.B5185]; 1; 29; &quot;&quot;)" office:value-type="string" office:string-value="QuaLiKiz-group/QuaLiKiz-pythontools" calcext:value-type="string">
            <text:p>QuaLiKiz-group/QuaLiKiz-pythontools</text:p>
          </table:table-cell>
        </table:table-row>
        <table:table-row table:style-name="ro1">
          <table:table-cell office:value-type="float" office:value="48333054" calcext:value-type="float">
            <text:p>48333054</text:p>
          </table:table-cell>
          <table:table-cell office:value-type="string" calcext:value-type="string">
            <text:p>https://api.github.com/repos/CTSRD-CHERI/cheribuild</text:p>
          </table:table-cell>
          <table:table-cell table:formula="of:=REPLACE([.B5186]; 1; 29; &quot;&quot;)" office:value-type="string" office:string-value="CTSRD-CHERI/cheribuild" calcext:value-type="string">
            <text:p>CTSRD-CHERI/cheribuild</text:p>
          </table:table-cell>
        </table:table-row>
        <table:table-row table:style-name="ro1">
          <table:table-cell office:value-type="float" office:value="48366563" calcext:value-type="float">
            <text:p>48366563</text:p>
          </table:table-cell>
          <table:table-cell office:value-type="string" calcext:value-type="string">
            <text:p>https://api.github.com/repos/anki/cozmo-python-sdk</text:p>
          </table:table-cell>
          <table:table-cell table:formula="of:=REPLACE([.B5187]; 1; 29; &quot;&quot;)" office:value-type="string" office:string-value="anki/cozmo-python-sdk" calcext:value-type="string">
            <text:p>anki/cozmo-python-sdk</text:p>
          </table:table-cell>
        </table:table-row>
        <table:table-row table:style-name="ro1">
          <table:table-cell office:value-type="float" office:value="48393759" calcext:value-type="float">
            <text:p>48393759</text:p>
          </table:table-cell>
          <table:table-cell office:value-type="string" calcext:value-type="string">
            <text:p>https://api.github.com/repos/SRJ9/django-driver27</text:p>
          </table:table-cell>
          <table:table-cell table:formula="of:=REPLACE([.B5188]; 1; 29; &quot;&quot;)" office:value-type="string" office:string-value="SRJ9/django-driver27" calcext:value-type="string">
            <text:p>SRJ9/django-driver27</text:p>
          </table:table-cell>
        </table:table-row>
        <table:table-row table:style-name="ro1">
          <table:table-cell office:value-type="float" office:value="48476196" calcext:value-type="float">
            <text:p>48476196</text:p>
          </table:table-cell>
          <table:table-cell office:value-type="string" calcext:value-type="string">
            <text:p>https://api.github.com/repos/jarvisteach/appJar</text:p>
          </table:table-cell>
          <table:table-cell table:formula="of:=REPLACE([.B5189]; 1; 29; &quot;&quot;)" office:value-type="string" office:string-value="jarvisteach/appJar" calcext:value-type="string">
            <text:p>jarvisteach/appJar</text:p>
          </table:table-cell>
        </table:table-row>
        <table:table-row table:style-name="ro1">
          <table:table-cell office:value-type="float" office:value="48577459" calcext:value-type="float">
            <text:p>48577459</text:p>
          </table:table-cell>
          <table:table-cell office:value-type="string" calcext:value-type="string">
            <text:p>https://api.github.com/repos/Impactstory/oadoi</text:p>
          </table:table-cell>
          <table:table-cell table:formula="of:=REPLACE([.B5190]; 1; 29; &quot;&quot;)" office:value-type="string" office:string-value="Impactstory/oadoi" calcext:value-type="string">
            <text:p>Impactstory/oadoi</text:p>
          </table:table-cell>
        </table:table-row>
        <table:table-row table:style-name="ro1">
          <table:table-cell office:value-type="float" office:value="48601202" calcext:value-type="float">
            <text:p>48601202</text:p>
          </table:table-cell>
          <table:table-cell office:value-type="string" calcext:value-type="string">
            <text:p>https://api.github.com/repos/rohbat/MachineTeaching</text:p>
          </table:table-cell>
          <table:table-cell table:formula="of:=REPLACE([.B5191]; 1; 29; &quot;&quot;)" office:value-type="string" office:string-value="rohbat/MachineTeaching" calcext:value-type="string">
            <text:p>rohbat/MachineTeaching</text:p>
          </table:table-cell>
        </table:table-row>
        <table:table-row table:style-name="ro1">
          <table:table-cell office:value-type="float" office:value="48625837" calcext:value-type="float">
            <text:p>48625837</text:p>
          </table:table-cell>
          <table:table-cell office:value-type="string" calcext:value-type="string">
            <text:p>https://api.github.com/repos/MTG/similarity-annotator</text:p>
          </table:table-cell>
          <table:table-cell table:formula="of:=REPLACE([.B5192]; 1; 29; &quot;&quot;)" office:value-type="string" office:string-value="MTG/similarity-annotator" calcext:value-type="string">
            <text:p>MTG/similarity-annotator</text:p>
          </table:table-cell>
        </table:table-row>
        <table:table-row table:style-name="ro1">
          <table:table-cell office:value-type="float" office:value="48646304" calcext:value-type="float">
            <text:p>48646304</text:p>
          </table:table-cell>
          <table:table-cell office:value-type="string" calcext:value-type="string">
            <text:p>https://api.github.com/repos/in-toto/in-toto</text:p>
          </table:table-cell>
          <table:table-cell table:formula="of:=REPLACE([.B5193]; 1; 29; &quot;&quot;)" office:value-type="string" office:string-value="in-toto/in-toto" calcext:value-type="string">
            <text:p>in-toto/in-toto</text:p>
          </table:table-cell>
        </table:table-row>
        <table:table-row table:style-name="ro1">
          <table:table-cell office:value-type="float" office:value="48649533" calcext:value-type="float">
            <text:p>48649533</text:p>
          </table:table-cell>
          <table:table-cell office:value-type="string" calcext:value-type="string">
            <text:p>https://api.github.com/repos/ragavvenkatesan/yann</text:p>
          </table:table-cell>
          <table:table-cell table:formula="of:=REPLACE([.B5194]; 1; 29; &quot;&quot;)" office:value-type="string" office:string-value="ragavvenkatesan/yann" calcext:value-type="string">
            <text:p>ragavvenkatesan/yann</text:p>
          </table:table-cell>
        </table:table-row>
        <table:table-row table:style-name="ro1">
          <table:table-cell office:value-type="float" office:value="48654864" calcext:value-type="float">
            <text:p>48654864</text:p>
          </table:table-cell>
          <table:table-cell office:value-type="string" calcext:value-type="string">
            <text:p>https://api.github.com/repos/joelbcastillo/openrecords_v2_0</text:p>
          </table:table-cell>
          <table:table-cell table:formula="of:=REPLACE([.B5195]; 1; 29; &quot;&quot;)" office:value-type="string" office:string-value="joelbcastillo/openrecords_v2_0" calcext:value-type="string">
            <text:p>joelbcastillo/openrecords_v2_0</text:p>
          </table:table-cell>
        </table:table-row>
        <table:table-row table:style-name="ro1">
          <table:table-cell office:value-type="float" office:value="48709263" calcext:value-type="float">
            <text:p>48709263</text:p>
          </table:table-cell>
          <table:table-cell office:value-type="string" calcext:value-type="string">
            <text:p>https://api.github.com/repos/pu6ki/elsyser</text:p>
          </table:table-cell>
          <table:table-cell table:formula="of:=REPLACE([.B5196]; 1; 29; &quot;&quot;)" office:value-type="string" office:string-value="pu6ki/elsyser" calcext:value-type="string">
            <text:p>pu6ki/elsyser</text:p>
          </table:table-cell>
        </table:table-row>
        <table:table-row table:style-name="ro1">
          <table:table-cell office:value-type="float" office:value="48741601" calcext:value-type="float">
            <text:p>48741601</text:p>
          </table:table-cell>
          <table:table-cell office:value-type="string" calcext:value-type="string">
            <text:p>https://api.github.com/repos/lfighter/Praktikum</text:p>
          </table:table-cell>
          <table:table-cell table:formula="of:=REPLACE([.B5197]; 1; 29; &quot;&quot;)" office:value-type="string" office:string-value="lfighter/Praktikum" calcext:value-type="string">
            <text:p>lfighter/Praktikum</text:p>
          </table:table-cell>
        </table:table-row>
        <table:table-row table:style-name="ro1">
          <table:table-cell office:value-type="float" office:value="48756142" calcext:value-type="float">
            <text:p>48756142</text:p>
          </table:table-cell>
          <table:table-cell office:value-type="string" calcext:value-type="string">
            <text:p>https://api.github.com/repos/MaxMorgenstern/EmeraldAI</text:p>
          </table:table-cell>
          <table:table-cell table:formula="of:=REPLACE([.B5198]; 1; 29; &quot;&quot;)" office:value-type="string" office:string-value="MaxMorgenstern/EmeraldAI" calcext:value-type="string">
            <text:p>MaxMorgenstern/EmeraldAI</text:p>
          </table:table-cell>
        </table:table-row>
        <table:table-row table:style-name="ro1">
          <table:table-cell office:value-type="float" office:value="48839039" calcext:value-type="float">
            <text:p>48839039</text:p>
          </table:table-cell>
          <table:table-cell office:value-type="string" calcext:value-type="string">
            <text:p>https://api.github.com/repos/StackStorm/st2docs</text:p>
          </table:table-cell>
          <table:table-cell table:formula="of:=REPLACE([.B5199]; 1; 29; &quot;&quot;)" office:value-type="string" office:string-value="StackStorm/st2docs" calcext:value-type="string">
            <text:p>StackStorm/st2docs</text:p>
          </table:table-cell>
        </table:table-row>
        <table:table-row table:style-name="ro1">
          <table:table-cell office:value-type="float" office:value="48842857" calcext:value-type="float">
            <text:p>48842857</text:p>
          </table:table-cell>
          <table:table-cell office:value-type="string" calcext:value-type="string">
            <text:p>https://api.github.com/repos/StackStorm/st2</text:p>
          </table:table-cell>
          <table:table-cell table:formula="of:=REPLACE([.B5200]; 1; 29; &quot;&quot;)" office:value-type="string" office:string-value="StackStorm/st2" calcext:value-type="string">
            <text:p>StackStorm/st2</text:p>
          </table:table-cell>
        </table:table-row>
        <table:table-row table:style-name="ro1">
          <table:table-cell office:value-type="float" office:value="48851238" calcext:value-type="float">
            <text:p>48851238</text:p>
          </table:table-cell>
          <table:table-cell office:value-type="string" calcext:value-type="string">
            <text:p>https://api.github.com/repos/yaliamit/Python</text:p>
          </table:table-cell>
          <table:table-cell table:formula="of:=REPLACE([.B5201]; 1; 29; &quot;&quot;)" office:value-type="string" office:string-value="yaliamit/Python" calcext:value-type="string">
            <text:p>yaliamit/Python</text:p>
          </table:table-cell>
        </table:table-row>
        <table:table-row table:style-name="ro1">
          <table:table-cell office:value-type="float" office:value="48900816" calcext:value-type="float">
            <text:p>48900816</text:p>
          </table:table-cell>
          <table:table-cell office:value-type="string" calcext:value-type="string">
            <text:p>https://api.github.com/repos/sapcc/openstack-helm</text:p>
          </table:table-cell>
          <table:table-cell table:formula="of:=REPLACE([.B5202]; 1; 29; &quot;&quot;)" office:value-type="string" office:string-value="sapcc/openstack-helm" calcext:value-type="string">
            <text:p>sapcc/openstack-helm</text:p>
          </table:table-cell>
        </table:table-row>
        <table:table-row table:style-name="ro1">
          <table:table-cell office:value-type="float" office:value="48935578" calcext:value-type="float">
            <text:p>48935578</text:p>
          </table:table-cell>
          <table:table-cell office:value-type="string" calcext:value-type="string">
            <text:p>https://api.github.com/repos/jzuhone/soxs</text:p>
          </table:table-cell>
          <table:table-cell table:formula="of:=REPLACE([.B5203]; 1; 29; &quot;&quot;)" office:value-type="string" office:string-value="jzuhone/soxs" calcext:value-type="string">
            <text:p>jzuhone/soxs</text:p>
          </table:table-cell>
        </table:table-row>
        <table:table-row table:style-name="ro1">
          <table:table-cell office:value-type="float" office:value="48964079" calcext:value-type="float">
            <text:p>48964079</text:p>
          </table:table-cell>
          <table:table-cell office:value-type="string" calcext:value-type="string">
            <text:p>https://api.github.com/repos/pybel/pybel</text:p>
          </table:table-cell>
          <table:table-cell table:formula="of:=REPLACE([.B5204]; 1; 29; &quot;&quot;)" office:value-type="string" office:string-value="pybel/pybel" calcext:value-type="string">
            <text:p>pybel/pybel</text:p>
          </table:table-cell>
        </table:table-row>
        <table:table-row table:style-name="ro1">
          <table:table-cell office:value-type="float" office:value="48995050" calcext:value-type="float">
            <text:p>48995050</text:p>
          </table:table-cell>
          <table:table-cell office:value-type="string" calcext:value-type="string">
            <text:p>https://api.github.com/repos/gtsarik/GSI</text:p>
          </table:table-cell>
          <table:table-cell table:formula="of:=REPLACE([.B5205]; 1; 29; &quot;&quot;)" office:value-type="string" office:string-value="gtsarik/GSI" calcext:value-type="string">
            <text:p>gtsarik/GSI</text:p>
          </table:table-cell>
        </table:table-row>
        <table:table-row table:style-name="ro1">
          <table:table-cell office:value-type="float" office:value="49181379" calcext:value-type="float">
            <text:p>49181379</text:p>
          </table:table-cell>
          <table:table-cell office:value-type="string" calcext:value-type="string">
            <text:p>https://api.github.com/repos/QCoDeS/Qcodes</text:p>
          </table:table-cell>
          <table:table-cell table:formula="of:=REPLACE([.B5206]; 1; 29; &quot;&quot;)" office:value-type="string" office:string-value="QCoDeS/Qcodes" calcext:value-type="string">
            <text:p>QCoDeS/Qcodes</text:p>
          </table:table-cell>
        </table:table-row>
        <table:table-row table:style-name="ro1">
          <table:table-cell office:value-type="float" office:value="49306749" calcext:value-type="float">
            <text:p>49306749</text:p>
          </table:table-cell>
          <table:table-cell office:value-type="string" calcext:value-type="string">
            <text:p>https://api.github.com/repos/OpenTrons/opentrons-app</text:p>
          </table:table-cell>
          <table:table-cell table:formula="of:=REPLACE([.B5207]; 1; 29; &quot;&quot;)" office:value-type="string" office:string-value="OpenTrons/opentrons-app" calcext:value-type="string">
            <text:p>OpenTrons/opentrons-app</text:p>
          </table:table-cell>
        </table:table-row>
        <table:table-row table:style-name="ro1">
          <table:table-cell office:value-type="float" office:value="49312784" calcext:value-type="float">
            <text:p>49312784</text:p>
          </table:table-cell>
          <table:table-cell office:value-type="string" calcext:value-type="string">
            <text:p>https://api.github.com/repos/OpenTrons/opentrons-api</text:p>
          </table:table-cell>
          <table:table-cell table:formula="of:=REPLACE([.B5208]; 1; 29; &quot;&quot;)" office:value-type="string" office:string-value="OpenTrons/opentrons-api" calcext:value-type="string">
            <text:p>OpenTrons/opentrons-api</text:p>
          </table:table-cell>
        </table:table-row>
        <table:table-row table:style-name="ro1">
          <table:table-cell office:value-type="float" office:value="49313157" calcext:value-type="float">
            <text:p>49313157</text:p>
          </table:table-cell>
          <table:table-cell office:value-type="string" calcext:value-type="string">
            <text:p>https://api.github.com/repos/NIT-dgp/UIP</text:p>
          </table:table-cell>
          <table:table-cell table:formula="of:=REPLACE([.B5209]; 1; 29; &quot;&quot;)" office:value-type="string" office:string-value="NIT-dgp/UIP" calcext:value-type="string">
            <text:p>NIT-dgp/UIP</text:p>
          </table:table-cell>
        </table:table-row>
        <table:table-row table:style-name="ro1">
          <table:table-cell office:value-type="float" office:value="49320954" calcext:value-type="float">
            <text:p>49320954</text:p>
          </table:table-cell>
          <table:table-cell office:value-type="string" calcext:value-type="string">
            <text:p>https://api.github.com/repos/TesseractTeam/Tesseract</text:p>
          </table:table-cell>
          <table:table-cell table:formula="of:=REPLACE([.B5210]; 1; 29; &quot;&quot;)" office:value-type="string" office:string-value="TesseractTeam/Tesseract" calcext:value-type="string">
            <text:p>TesseractTeam/Tesseract</text:p>
          </table:table-cell>
        </table:table-row>
        <table:table-row table:style-name="ro1">
          <table:table-cell office:value-type="float" office:value="49365164" calcext:value-type="float">
            <text:p>49365164</text:p>
          </table:table-cell>
          <table:table-cell office:value-type="string" calcext:value-type="string">
            <text:p>https://api.github.com/repos/PennyDreadfulMTG/Penny-Dreadful-Tools</text:p>
          </table:table-cell>
          <table:table-cell table:formula="of:=REPLACE([.B5211]; 1; 29; &quot;&quot;)" office:value-type="string" office:string-value="PennyDreadfulMTG/Penny-Dreadful-Tools" calcext:value-type="string">
            <text:p>PennyDreadfulMTG/Penny-Dreadful-Tools</text:p>
          </table:table-cell>
        </table:table-row>
        <table:table-row table:style-name="ro1">
          <table:table-cell office:value-type="float" office:value="49406814" calcext:value-type="float">
            <text:p>49406814</text:p>
          </table:table-cell>
          <table:table-cell office:value-type="string" calcext:value-type="string">
            <text:p>https://api.github.com/repos/kubernetes-incubator/kargo</text:p>
          </table:table-cell>
          <table:table-cell table:formula="of:=REPLACE([.B5212]; 1; 29; &quot;&quot;)" office:value-type="string" office:string-value="kubernetes-incubator/kargo" calcext:value-type="string">
            <text:p>kubernetes-incubator/kargo</text:p>
          </table:table-cell>
        </table:table-row>
        <table:table-row table:style-name="ro1">
          <table:table-cell office:value-type="float" office:value="49416179" calcext:value-type="float">
            <text:p>49416179</text:p>
          </table:table-cell>
          <table:table-cell office:value-type="string" calcext:value-type="string">
            <text:p>https://api.github.com/repos/data-8/jupyterhub-k8s</text:p>
          </table:table-cell>
          <table:table-cell table:formula="of:=REPLACE([.B5213]; 1; 29; &quot;&quot;)" office:value-type="string" office:string-value="data-8/jupyterhub-k8s" calcext:value-type="string">
            <text:p>data-8/jupyterhub-k8s</text:p>
          </table:table-cell>
        </table:table-row>
        <table:table-row table:style-name="ro1">
          <table:table-cell office:value-type="float" office:value="49441578" calcext:value-type="float">
            <text:p>49441578</text:p>
          </table:table-cell>
          <table:table-cell office:value-type="string" calcext:value-type="string">
            <text:p>https://api.github.com/repos/yandex-load/volta</text:p>
          </table:table-cell>
          <table:table-cell table:formula="of:=REPLACE([.B5214]; 1; 29; &quot;&quot;)" office:value-type="string" office:string-value="yandex-load/volta" calcext:value-type="string">
            <text:p>yandex-load/volta</text:p>
          </table:table-cell>
        </table:table-row>
        <table:table-row table:style-name="ro1">
          <table:table-cell office:value-type="float" office:value="49665029" calcext:value-type="float">
            <text:p>49665029</text:p>
          </table:table-cell>
          <table:table-cell office:value-type="string" calcext:value-type="string">
            <text:p>https://api.github.com/repos/jostosh/deeprl</text:p>
          </table:table-cell>
          <table:table-cell table:formula="of:=REPLACE([.B5215]; 1; 29; &quot;&quot;)" office:value-type="string" office:string-value="jostosh/deeprl" calcext:value-type="string">
            <text:p>jostosh/deeprl</text:p>
          </table:table-cell>
        </table:table-row>
        <table:table-row table:style-name="ro1">
          <table:table-cell office:value-type="float" office:value="49680286" calcext:value-type="float">
            <text:p>49680286</text:p>
          </table:table-cell>
          <table:table-cell office:value-type="string" calcext:value-type="string">
            <text:p>https://api.github.com/repos/gncloud/gncloud</text:p>
          </table:table-cell>
          <table:table-cell table:formula="of:=REPLACE([.B5216]; 1; 29; &quot;&quot;)" office:value-type="string" office:string-value="gncloud/gncloud" calcext:value-type="string">
            <text:p>gncloud/gncloud</text:p>
          </table:table-cell>
        </table:table-row>
        <table:table-row table:style-name="ro1">
          <table:table-cell office:value-type="float" office:value="49811971" calcext:value-type="float">
            <text:p>49811971</text:p>
          </table:table-cell>
          <table:table-cell office:value-type="string" calcext:value-type="string">
            <text:p>https://api.github.com/repos/firstcode/Nectar</text:p>
          </table:table-cell>
          <table:table-cell table:formula="of:=REPLACE([.B5217]; 1; 29; &quot;&quot;)" office:value-type="string" office:string-value="firstcode/Nectar" calcext:value-type="string">
            <text:p>firstcode/Nectar</text:p>
          </table:table-cell>
        </table:table-row>
        <table:table-row table:style-name="ro1">
          <table:table-cell office:value-type="float" office:value="49872604" calcext:value-type="float">
            <text:p>49872604</text:p>
          </table:table-cell>
          <table:table-cell office:value-type="string" calcext:value-type="string">
            <text:p>https://api.github.com/repos/ConsenSys/MultiSigWallet</text:p>
          </table:table-cell>
          <table:table-cell table:formula="of:=REPLACE([.B5218]; 1; 29; &quot;&quot;)" office:value-type="string" office:string-value="ConsenSys/MultiSigWallet" calcext:value-type="string">
            <text:p>ConsenSys/MultiSigWallet</text:p>
          </table:table-cell>
        </table:table-row>
        <table:table-row table:style-name="ro1">
          <table:table-cell office:value-type="float" office:value="49881998" calcext:value-type="float">
            <text:p>49881998</text:p>
          </table:table-cell>
          <table:table-cell office:value-type="string" calcext:value-type="string">
            <text:p>https://api.github.com/repos/dstansby/heliopy</text:p>
          </table:table-cell>
          <table:table-cell table:formula="of:=REPLACE([.B5219]; 1; 29; &quot;&quot;)" office:value-type="string" office:string-value="dstansby/heliopy" calcext:value-type="string">
            <text:p>dstansby/heliopy</text:p>
          </table:table-cell>
        </table:table-row>
        <table:table-row table:style-name="ro1">
          <table:table-cell office:value-type="float" office:value="49962289" calcext:value-type="float">
            <text:p>49962289</text:p>
          </table:table-cell>
          <table:table-cell office:value-type="string" calcext:value-type="string">
            <text:p>https://api.github.com/repos/iverson2937/linklovingaddons</text:p>
          </table:table-cell>
          <table:table-cell table:formula="of:=REPLACE([.B5220]; 1; 29; &quot;&quot;)" office:value-type="string" office:string-value="iverson2937/linklovingaddons" calcext:value-type="string">
            <text:p>iverson2937/linklovingaddons</text:p>
          </table:table-cell>
        </table:table-row>
        <table:table-row table:style-name="ro1">
          <table:table-cell office:value-type="float" office:value="50060405" calcext:value-type="float">
            <text:p>50060405</text:p>
          </table:table-cell>
          <table:table-cell office:value-type="string" calcext:value-type="string">
            <text:p>https://api.github.com/repos/deworrall92/harmonicConvolutions</text:p>
          </table:table-cell>
          <table:table-cell table:formula="of:=REPLACE([.B5221]; 1; 29; &quot;&quot;)" office:value-type="string" office:string-value="deworrall92/harmonicConvolutions" calcext:value-type="string">
            <text:p>deworrall92/harmonicConvolutions</text:p>
          </table:table-cell>
        </table:table-row>
        <table:table-row table:style-name="ro1">
          <table:table-cell office:value-type="float" office:value="50203042" calcext:value-type="float">
            <text:p>50203042</text:p>
          </table:table-cell>
          <table:table-cell office:value-type="string" calcext:value-type="string">
            <text:p>https://api.github.com/repos/botstory/botstory</text:p>
          </table:table-cell>
          <table:table-cell table:formula="of:=REPLACE([.B5222]; 1; 29; &quot;&quot;)" office:value-type="string" office:string-value="botstory/botstory" calcext:value-type="string">
            <text:p>botstory/botstory</text:p>
          </table:table-cell>
        </table:table-row>
        <table:table-row table:style-name="ro1">
          <table:table-cell office:value-type="float" office:value="50276546" calcext:value-type="float">
            <text:p>50276546</text:p>
          </table:table-cell>
          <table:table-cell office:value-type="string" calcext:value-type="string">
            <text:p>https://api.github.com/repos/lk-geimfari/elizabeth</text:p>
          </table:table-cell>
          <table:table-cell table:formula="of:=REPLACE([.B5223]; 1; 29; &quot;&quot;)" office:value-type="string" office:string-value="lk-geimfari/elizabeth" calcext:value-type="string">
            <text:p>lk-geimfari/elizabeth</text:p>
          </table:table-cell>
        </table:table-row>
        <table:table-row table:style-name="ro1">
          <table:table-cell office:value-type="float" office:value="50314970" calcext:value-type="float">
            <text:p>50314970</text:p>
          </table:table-cell>
          <table:table-cell office:value-type="string" calcext:value-type="string">
            <text:p>https://api.github.com/repos/kfcpaladin/sze-the-game</text:p>
          </table:table-cell>
          <table:table-cell table:formula="of:=REPLACE([.B5224]; 1; 29; &quot;&quot;)" office:value-type="string" office:string-value="kfcpaladin/sze-the-game" calcext:value-type="string">
            <text:p>kfcpaladin/sze-the-game</text:p>
          </table:table-cell>
        </table:table-row>
        <table:table-row table:style-name="ro1">
          <table:table-cell office:value-type="float" office:value="50348849" calcext:value-type="float">
            <text:p>50348849</text:p>
          </table:table-cell>
          <table:table-cell office:value-type="string" calcext:value-type="string">
            <text:p>https://api.github.com/repos/w1kl4s/Botlas</text:p>
          </table:table-cell>
          <table:table-cell table:formula="of:=REPLACE([.B5225]; 1; 29; &quot;&quot;)" office:value-type="string" office:string-value="w1kl4s/Botlas" calcext:value-type="string">
            <text:p>w1kl4s/Botlas</text:p>
          </table:table-cell>
        </table:table-row>
        <table:table-row table:style-name="ro1">
          <table:table-cell office:value-type="float" office:value="50366594" calcext:value-type="float">
            <text:p>50366594</text:p>
          </table:table-cell>
          <table:table-cell office:value-type="string" calcext:value-type="string">
            <text:p>https://api.github.com/repos/airbnb/superset</text:p>
          </table:table-cell>
          <table:table-cell table:formula="of:=REPLACE([.B5226]; 1; 29; &quot;&quot;)" office:value-type="string" office:string-value="airbnb/superset" calcext:value-type="string">
            <text:p>airbnb/superset</text:p>
          </table:table-cell>
        </table:table-row>
        <table:table-row table:style-name="ro1">
          <table:table-cell office:value-type="float" office:value="50409302" calcext:value-type="float">
            <text:p>50409302</text:p>
          </table:table-cell>
          <table:table-cell office:value-type="string" calcext:value-type="string">
            <text:p>https://api.github.com/repos/Vale112/AP_1617</text:p>
          </table:table-cell>
          <table:table-cell table:formula="of:=REPLACE([.B5227]; 1; 29; &quot;&quot;)" office:value-type="string" office:string-value="Vale112/AP_1617" calcext:value-type="string">
            <text:p>Vale112/AP_1617</text:p>
          </table:table-cell>
        </table:table-row>
        <table:table-row table:style-name="ro1">
          <table:table-cell office:value-type="float" office:value="50482552" calcext:value-type="float">
            <text:p>50482552</text:p>
          </table:table-cell>
          <table:table-cell office:value-type="string" calcext:value-type="string">
            <text:p>https://api.github.com/repos/golastmile/rasa_nlu</text:p>
          </table:table-cell>
          <table:table-cell table:formula="of:=REPLACE([.B5228]; 1; 29; &quot;&quot;)" office:value-type="string" office:string-value="golastmile/rasa_nlu" calcext:value-type="string">
            <text:p>golastmile/rasa_nlu</text:p>
          </table:table-cell>
        </table:table-row>
        <table:table-row table:style-name="ro1">
          <table:table-cell office:value-type="float" office:value="50491678" calcext:value-type="float">
            <text:p>50491678</text:p>
          </table:table-cell>
          <table:table-cell office:value-type="string" calcext:value-type="string">
            <text:p>https://api.github.com/repos/datagovuk/publish_data_alpha</text:p>
          </table:table-cell>
          <table:table-cell table:formula="of:=REPLACE([.B5229]; 1; 29; &quot;&quot;)" office:value-type="string" office:string-value="datagovuk/publish_data_alpha" calcext:value-type="string">
            <text:p>datagovuk/publish_data_alpha</text:p>
          </table:table-cell>
        </table:table-row>
        <table:table-row table:style-name="ro1">
          <table:table-cell office:value-type="float" office:value="50527430" calcext:value-type="float">
            <text:p>50527430</text:p>
          </table:table-cell>
          <table:table-cell office:value-type="string" calcext:value-type="string">
            <text:p>https://api.github.com/repos/merenlab/anvio</text:p>
          </table:table-cell>
          <table:table-cell table:formula="of:=REPLACE([.B5230]; 1; 29; &quot;&quot;)" office:value-type="string" office:string-value="merenlab/anvio" calcext:value-type="string">
            <text:p>merenlab/anvio</text:p>
          </table:table-cell>
        </table:table-row>
        <table:table-row table:style-name="ro1">
          <table:table-cell office:value-type="float" office:value="50623052" calcext:value-type="float">
            <text:p>50623052</text:p>
          </table:table-cell>
          <table:table-cell office:value-type="string" calcext:value-type="string">
            <text:p>https://api.github.com/repos/afalaize/pyphs</text:p>
          </table:table-cell>
          <table:table-cell table:formula="of:=REPLACE([.B5231]; 1; 29; &quot;&quot;)" office:value-type="string" office:string-value="afalaize/pyphs" calcext:value-type="string">
            <text:p>afalaize/pyphs</text:p>
          </table:table-cell>
        </table:table-row>
        <table:table-row table:style-name="ro1">
          <table:table-cell office:value-type="float" office:value="50663883" calcext:value-type="float">
            <text:p>50663883</text:p>
          </table:table-cell>
          <table:table-cell office:value-type="string" calcext:value-type="string">
            <text:p>https://api.github.com/repos/cctbx/cctbx_project</text:p>
          </table:table-cell>
          <table:table-cell table:formula="of:=REPLACE([.B5232]; 1; 29; &quot;&quot;)" office:value-type="string" office:string-value="cctbx/cctbx_project" calcext:value-type="string">
            <text:p>cctbx/cctbx_project</text:p>
          </table:table-cell>
        </table:table-row>
        <table:table-row table:style-name="ro1">
          <table:table-cell office:value-type="float" office:value="50693678" calcext:value-type="float">
            <text:p>50693678</text:p>
          </table:table-cell>
          <table:table-cell office:value-type="string" calcext:value-type="string">
            <text:p>https://api.github.com/repos/highcat/vk</text:p>
          </table:table-cell>
          <table:table-cell table:formula="of:=REPLACE([.B5233]; 1; 29; &quot;&quot;)" office:value-type="string" office:string-value="highcat/vk" calcext:value-type="string">
            <text:p>highcat/vk</text:p>
          </table:table-cell>
        </table:table-row>
        <table:table-row table:style-name="ro1">
          <table:table-cell office:value-type="float" office:value="50845855" calcext:value-type="float">
            <text:p>50845855</text:p>
          </table:table-cell>
          <table:table-cell office:value-type="string" calcext:value-type="string">
            <text:p>https://api.github.com/repos/szabgab/codeandtalk.com</text:p>
          </table:table-cell>
          <table:table-cell table:formula="of:=REPLACE([.B5234]; 1; 29; &quot;&quot;)" office:value-type="string" office:string-value="szabgab/codeandtalk.com" calcext:value-type="string">
            <text:p>szabgab/codeandtalk.com</text:p>
          </table:table-cell>
        </table:table-row>
        <table:table-row table:style-name="ro1">
          <table:table-cell office:value-type="float" office:value="50939723" calcext:value-type="float">
            <text:p>50939723</text:p>
          </table:table-cell>
          <table:table-cell office:value-type="string" calcext:value-type="string">
            <text:p>https://api.github.com/repos/ONSdigital/address-index-data</text:p>
          </table:table-cell>
          <table:table-cell table:formula="of:=REPLACE([.B5235]; 1; 29; &quot;&quot;)" office:value-type="string" office:string-value="ONSdigital/address-index-data" calcext:value-type="string">
            <text:p>ONSdigital/address-index-data</text:p>
          </table:table-cell>
        </table:table-row>
        <table:table-row table:style-name="ro1">
          <table:table-cell office:value-type="float" office:value="51140639" calcext:value-type="float">
            <text:p>51140639</text:p>
          </table:table-cell>
          <table:table-cell office:value-type="string" calcext:value-type="string">
            <text:p>https://api.github.com/repos/miyatin/apple-game</text:p>
          </table:table-cell>
          <table:table-cell table:formula="of:=REPLACE([.B5236]; 1; 29; &quot;&quot;)" office:value-type="string" office:string-value="miyatin/apple-game" calcext:value-type="string">
            <text:p>miyatin/apple-game</text:p>
          </table:table-cell>
        </table:table-row>
        <table:table-row table:style-name="ro1">
          <table:table-cell office:value-type="float" office:value="51250193" calcext:value-type="float">
            <text:p>51250193</text:p>
          </table:table-cell>
          <table:table-cell office:value-type="string" calcext:value-type="string">
            <text:p>https://api.github.com/repos/rndusr/stig</text:p>
          </table:table-cell>
          <table:table-cell table:formula="of:=REPLACE([.B5237]; 1; 29; &quot;&quot;)" office:value-type="string" office:string-value="rndusr/stig" calcext:value-type="string">
            <text:p>rndusr/stig</text:p>
          </table:table-cell>
        </table:table-row>
        <table:table-row table:style-name="ro1">
          <table:table-cell office:value-type="float" office:value="51297653" calcext:value-type="float">
            <text:p>51297653</text:p>
          </table:table-cell>
          <table:table-cell office:value-type="string" calcext:value-type="string">
            <text:p>https://api.github.com/repos/rmuhire/cartix</text:p>
          </table:table-cell>
          <table:table-cell table:formula="of:=REPLACE([.B5238]; 1; 29; &quot;&quot;)" office:value-type="string" office:string-value="rmuhire/cartix" calcext:value-type="string">
            <text:p>rmuhire/cartix</text:p>
          </table:table-cell>
        </table:table-row>
        <table:table-row table:style-name="ro1">
          <table:table-cell office:value-type="float" office:value="51624559" calcext:value-type="float">
            <text:p>51624559</text:p>
          </table:table-cell>
          <table:table-cell office:value-type="string" calcext:value-type="string">
            <text:p>https://api.github.com/repos/Chun-Yang/leetcode</text:p>
          </table:table-cell>
          <table:table-cell table:formula="of:=REPLACE([.B5239]; 1; 29; &quot;&quot;)" office:value-type="string" office:string-value="Chun-Yang/leetcode" calcext:value-type="string">
            <text:p>Chun-Yang/leetcode</text:p>
          </table:table-cell>
        </table:table-row>
        <table:table-row table:style-name="ro1">
          <table:table-cell office:value-type="float" office:value="51732151" calcext:value-type="float">
            <text:p>51732151</text:p>
          </table:table-cell>
          <table:table-cell office:value-type="string" calcext:value-type="string">
            <text:p>https://api.github.com/repos/Jumba/mockchain-market</text:p>
          </table:table-cell>
          <table:table-cell table:formula="of:=REPLACE([.B5240]; 1; 29; &quot;&quot;)" office:value-type="string" office:string-value="Jumba/mockchain-market" calcext:value-type="string">
            <text:p>Jumba/mockchain-market</text:p>
          </table:table-cell>
        </table:table-row>
        <table:table-row table:style-name="ro1">
          <table:table-cell office:value-type="float" office:value="51958423" calcext:value-type="float">
            <text:p>51958423</text:p>
          </table:table-cell>
          <table:table-cell office:value-type="string" calcext:value-type="string">
            <text:p>https://api.github.com/repos/golemfactory/golem</text:p>
          </table:table-cell>
          <table:table-cell table:formula="of:=REPLACE([.B5241]; 1; 29; &quot;&quot;)" office:value-type="string" office:string-value="golemfactory/golem" calcext:value-type="string">
            <text:p>golemfactory/golem</text:p>
          </table:table-cell>
        </table:table-row>
        <table:table-row table:style-name="ro1">
          <table:table-cell office:value-type="float" office:value="51980508" calcext:value-type="float">
            <text:p>51980508</text:p>
          </table:table-cell>
          <table:table-cell office:value-type="string" calcext:value-type="string">
            <text:p>https://api.github.com/repos/DigimundoTesca/CashFlow</text:p>
          </table:table-cell>
          <table:table-cell table:formula="of:=REPLACE([.B5242]; 1; 29; &quot;&quot;)" office:value-type="string" office:string-value="DigimundoTesca/CashFlow" calcext:value-type="string">
            <text:p>DigimundoTesca/CashFlow</text:p>
          </table:table-cell>
        </table:table-row>
        <table:table-row table:style-name="ro1">
          <table:table-cell office:value-type="float" office:value="52084559" calcext:value-type="float">
            <text:p>52084559</text:p>
          </table:table-cell>
          <table:table-cell office:value-type="string" calcext:value-type="string">
            <text:p>https://api.github.com/repos/MasonFloodHazardsResearchLab/NationalWaterModel</text:p>
          </table:table-cell>
          <table:table-cell table:formula="of:=REPLACE([.B5243]; 1; 29; &quot;&quot;)" office:value-type="string" office:string-value="MasonFloodHazardsResearchLab/NationalWaterModel" calcext:value-type="string">
            <text:p>MasonFloodHazardsResearchLab/NationalWaterModel</text:p>
          </table:table-cell>
        </table:table-row>
        <table:table-row table:style-name="ro1">
          <table:table-cell office:value-type="float" office:value="52272922" calcext:value-type="float">
            <text:p>52272922</text:p>
          </table:table-cell>
          <table:table-cell office:value-type="string" calcext:value-type="string">
            <text:p>https://api.github.com/repos/Robo3D/support.robo3d.com</text:p>
          </table:table-cell>
          <table:table-cell table:formula="of:=REPLACE([.B5244]; 1; 29; &quot;&quot;)" office:value-type="string" office:string-value="Robo3D/support.robo3d.com" calcext:value-type="string">
            <text:p>Robo3D/support.robo3d.com</text:p>
          </table:table-cell>
        </table:table-row>
        <table:table-row table:style-name="ro1">
          <table:table-cell office:value-type="float" office:value="52393481" calcext:value-type="float">
            <text:p>52393481</text:p>
          </table:table-cell>
          <table:table-cell office:value-type="string" calcext:value-type="string">
            <text:p>https://api.github.com/repos/awemulya/fieldsight-kobocat</text:p>
          </table:table-cell>
          <table:table-cell table:formula="of:=REPLACE([.B5245]; 1; 29; &quot;&quot;)" office:value-type="string" office:string-value="awemulya/fieldsight-kobocat" calcext:value-type="string">
            <text:p>awemulya/fieldsight-kobocat</text:p>
          </table:table-cell>
        </table:table-row>
        <table:table-row table:style-name="ro1">
          <table:table-cell office:value-type="float" office:value="52478784" calcext:value-type="float">
            <text:p>52478784</text:p>
          </table:table-cell>
          <table:table-cell office:value-type="string" calcext:value-type="string">
            <text:p>https://api.github.com/repos/wagtail/wagtail</text:p>
          </table:table-cell>
          <table:table-cell table:formula="of:=REPLACE([.B5246]; 1; 29; &quot;&quot;)" office:value-type="string" office:string-value="wagtail/wagtail" calcext:value-type="string">
            <text:p>wagtail/wagtail</text:p>
          </table:table-cell>
        </table:table-row>
        <table:table-row table:style-name="ro1">
          <table:table-cell office:value-type="float" office:value="52512066" calcext:value-type="float">
            <text:p>52512066</text:p>
          </table:table-cell>
          <table:table-cell office:value-type="string" calcext:value-type="string">
            <text:p>https://api.github.com/repos/TopSteely/GenericObjectCounting</text:p>
          </table:table-cell>
          <table:table-cell table:formula="of:=REPLACE([.B5247]; 1; 29; &quot;&quot;)" office:value-type="string" office:string-value="TopSteely/GenericObjectCounting" calcext:value-type="string">
            <text:p>TopSteely/GenericObjectCounting</text:p>
          </table:table-cell>
        </table:table-row>
        <table:table-row table:style-name="ro1">
          <table:table-cell office:value-type="float" office:value="52574962" calcext:value-type="float">
            <text:p>52574962</text:p>
          </table:table-cell>
          <table:table-cell office:value-type="string" calcext:value-type="string">
            <text:p>https://api.github.com/repos/WeblateOrg/weblate</text:p>
          </table:table-cell>
          <table:table-cell table:formula="of:=REPLACE([.B5248]; 1; 29; &quot;&quot;)" office:value-type="string" office:string-value="WeblateOrg/weblate" calcext:value-type="string">
            <text:p>WeblateOrg/weblate</text:p>
          </table:table-cell>
        </table:table-row>
        <table:table-row table:style-name="ro1">
          <table:table-cell office:value-type="float" office:value="52669377" calcext:value-type="float">
            <text:p>52669377</text:p>
          </table:table-cell>
          <table:table-cell office:value-type="string" calcext:value-type="string">
            <text:p>https://api.github.com/repos/adamtheturtle/vws-python</text:p>
          </table:table-cell>
          <table:table-cell table:formula="of:=REPLACE([.B5249]; 1; 29; &quot;&quot;)" office:value-type="string" office:string-value="adamtheturtle/vws-python" calcext:value-type="string">
            <text:p>adamtheturtle/vws-python</text:p>
          </table:table-cell>
        </table:table-row>
        <table:table-row table:style-name="ro1">
          <table:table-cell office:value-type="float" office:value="52904358" calcext:value-type="float">
            <text:p>52904358</text:p>
          </table:table-cell>
          <table:table-cell office:value-type="string" calcext:value-type="string">
            <text:p>https://api.github.com/repos/muzi-liyin/PSMS</text:p>
          </table:table-cell>
          <table:table-cell table:formula="of:=REPLACE([.B5250]; 1; 29; &quot;&quot;)" office:value-type="string" office:string-value="muzi-liyin/PSMS" calcext:value-type="string">
            <text:p>muzi-liyin/PSMS</text:p>
          </table:table-cell>
        </table:table-row>
        <table:table-row table:style-name="ro1">
          <table:table-cell office:value-type="float" office:value="53030201" calcext:value-type="float">
            <text:p>53030201</text:p>
          </table:table-cell>
          <table:table-cell office:value-type="string" calcext:value-type="string">
            <text:p>https://api.github.com/repos/tcOops/Wiki</text:p>
          </table:table-cell>
          <table:table-cell table:formula="of:=REPLACE([.B5251]; 1; 29; &quot;&quot;)" office:value-type="string" office:string-value="tcOops/Wiki" calcext:value-type="string">
            <text:p>tcOops/Wiki</text:p>
          </table:table-cell>
        </table:table-row>
        <table:table-row table:style-name="ro1">
          <table:table-cell office:value-type="float" office:value="53229565" calcext:value-type="float">
            <text:p>53229565</text:p>
          </table:table-cell>
          <table:table-cell office:value-type="string" calcext:value-type="string">
            <text:p>https://api.github.com/repos/ledatelescope/bifrost</text:p>
          </table:table-cell>
          <table:table-cell table:formula="of:=REPLACE([.B5252]; 1; 29; &quot;&quot;)" office:value-type="string" office:string-value="ledatelescope/bifrost" calcext:value-type="string">
            <text:p>ledatelescope/bifrost</text:p>
          </table:table-cell>
        </table:table-row>
        <table:table-row table:style-name="ro1">
          <table:table-cell office:value-type="float" office:value="53304809" calcext:value-type="float">
            <text:p>53304809</text:p>
          </table:table-cell>
          <table:table-cell office:value-type="string" calcext:value-type="string">
            <text:p>https://api.github.com/repos/nacheteam/Auto-Commit</text:p>
          </table:table-cell>
          <table:table-cell table:formula="of:=REPLACE([.B5253]; 1; 29; &quot;&quot;)" office:value-type="string" office:string-value="nacheteam/Auto-Commit" calcext:value-type="string">
            <text:p>nacheteam/Auto-Commit</text:p>
          </table:table-cell>
        </table:table-row>
        <table:table-row table:style-name="ro1">
          <table:table-cell office:value-type="float" office:value="53317930" calcext:value-type="float">
            <text:p>53317930</text:p>
          </table:table-cell>
          <table:table-cell office:value-type="string" calcext:value-type="string">
            <text:p>https://api.github.com/repos/aiidateam/aiida_core</text:p>
          </table:table-cell>
          <table:table-cell table:formula="of:=REPLACE([.B5254]; 1; 29; &quot;&quot;)" office:value-type="string" office:string-value="aiidateam/aiida_core" calcext:value-type="string">
            <text:p>aiidateam/aiida_core</text:p>
          </table:table-cell>
        </table:table-row>
        <table:table-row table:style-name="ro1">
          <table:table-cell office:value-type="float" office:value="53325655" calcext:value-type="float">
            <text:p>53325655</text:p>
          </table:table-cell>
          <table:table-cell office:value-type="string" calcext:value-type="string">
            <text:p>https://api.github.com/repos/CLIxIndia-Dev/qbank-lite</text:p>
          </table:table-cell>
          <table:table-cell table:formula="of:=REPLACE([.B5255]; 1; 29; &quot;&quot;)" office:value-type="string" office:string-value="CLIxIndia-Dev/qbank-lite" calcext:value-type="string">
            <text:p>CLIxIndia-Dev/qbank-lite</text:p>
          </table:table-cell>
        </table:table-row>
        <table:table-row table:style-name="ro1">
          <table:table-cell office:value-type="float" office:value="53369930" calcext:value-type="float">
            <text:p>53369930</text:p>
          </table:table-cell>
          <table:table-cell office:value-type="string" calcext:value-type="string">
            <text:p>https://api.github.com/repos/SunDwarf/curious</text:p>
          </table:table-cell>
          <table:table-cell table:formula="of:=REPLACE([.B5256]; 1; 29; &quot;&quot;)" office:value-type="string" office:string-value="SunDwarf/curious" calcext:value-type="string">
            <text:p>SunDwarf/curious</text:p>
          </table:table-cell>
        </table:table-row>
        <table:table-row table:style-name="ro1">
          <table:table-cell office:value-type="float" office:value="53403511" calcext:value-type="float">
            <text:p>53403511</text:p>
          </table:table-cell>
          <table:table-cell office:value-type="string" calcext:value-type="string">
            <text:p>https://api.github.com/repos/BiTinerary/shipStationButtonSmash</text:p>
          </table:table-cell>
          <table:table-cell table:formula="of:=REPLACE([.B5257]; 1; 29; &quot;&quot;)" office:value-type="string" office:string-value="BiTinerary/shipStationButtonSmash" calcext:value-type="string">
            <text:p>BiTinerary/shipStationButtonSmash</text:p>
          </table:table-cell>
        </table:table-row>
        <table:table-row table:style-name="ro1">
          <table:table-cell office:value-type="float" office:value="53520113" calcext:value-type="float">
            <text:p>53520113</text:p>
          </table:table-cell>
          <table:table-cell office:value-type="string" calcext:value-type="string">
            <text:p>https://api.github.com/repos/janaagaard75/film-filter</text:p>
          </table:table-cell>
          <table:table-cell table:formula="of:=REPLACE([.B5258]; 1; 29; &quot;&quot;)" office:value-type="string" office:string-value="janaagaard75/film-filter" calcext:value-type="string">
            <text:p>janaagaard75/film-filter</text:p>
          </table:table-cell>
        </table:table-row>
        <table:table-row table:style-name="ro1">
          <table:table-cell office:value-type="float" office:value="53583191" calcext:value-type="float">
            <text:p>53583191</text:p>
          </table:table-cell>
          <table:table-cell office:value-type="string" calcext:value-type="string">
            <text:p>https://api.github.com/repos/Andersh75/resurseffektivitet</text:p>
          </table:table-cell>
          <table:table-cell table:formula="of:=REPLACE([.B5259]; 1; 29; &quot;&quot;)" office:value-type="string" office:string-value="Andersh75/resurseffektivitet" calcext:value-type="string">
            <text:p>Andersh75/resurseffektivitet</text:p>
          </table:table-cell>
        </table:table-row>
        <table:table-row table:style-name="ro1">
          <table:table-cell office:value-type="float" office:value="56604179" calcext:value-type="float">
            <text:p>56604179</text:p>
          </table:table-cell>
          <table:table-cell office:value-type="string" calcext:value-type="string">
            <text:p>https://api.github.com/repos/merchise/xoutil</text:p>
          </table:table-cell>
          <table:table-cell table:formula="of:=REPLACE([.B5260]; 1; 29; &quot;&quot;)" office:value-type="string" office:string-value="merchise/xoutil" calcext:value-type="string">
            <text:p>merchise/xoutil</text:p>
          </table:table-cell>
        </table:table-row>
        <table:table-row table:style-name="ro1">
          <table:table-cell office:value-type="float" office:value="57529284" calcext:value-type="float">
            <text:p>57529284</text:p>
          </table:table-cell>
          <table:table-cell office:value-type="string" calcext:value-type="string">
            <text:p>https://api.github.com/repos/purrcat259/charitybot2</text:p>
          </table:table-cell>
          <table:table-cell table:formula="of:=REPLACE([.B5261]; 1; 29; &quot;&quot;)" office:value-type="string" office:string-value="purrcat259/charitybot2" calcext:value-type="string">
            <text:p>purrcat259/charitybot2</text:p>
          </table:table-cell>
        </table:table-row>
        <table:table-row table:style-name="ro1">
          <table:table-cell office:value-type="float" office:value="64342831" calcext:value-type="float">
            <text:p>64342831</text:p>
          </table:table-cell>
          <table:table-cell office:value-type="string" calcext:value-type="string">
            <text:p>https://api.github.com/repos/chuck1/web_sheets</text:p>
          </table:table-cell>
          <table:table-cell table:formula="of:=REPLACE([.B5262]; 1; 29; &quot;&quot;)" office:value-type="string" office:string-value="chuck1/web_sheets" calcext:value-type="string">
            <text:p>chuck1/web_sheets</text:p>
          </table:table-cell>
        </table:table-row>
        <table:table-row table:style-name="ro1">
          <table:table-cell office:value-type="float" office:value="74411204" calcext:value-type="float">
            <text:p>74411204</text:p>
          </table:table-cell>
          <table:table-cell office:value-type="string" calcext:value-type="string">
            <text:p>https://api.github.com/repos/erdc/proteus</text:p>
          </table:table-cell>
          <table:table-cell table:formula="of:=REPLACE([.B5263]; 1; 29; &quot;&quot;)" office:value-type="string" office:string-value="erdc/proteus" calcext:value-type="string">
            <text:p>erdc/prote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4:47:16.158697968</dc:date>
    <meta:editing-duration>PT28S</meta:editing-duration>
    <meta:editing-cycles>1</meta:editing-cycles>
    <meta:document-statistic meta:table-count="1" meta:cell-count="15789" meta:object-count="0"/>
    <meta:generator>LibreOffice_Vanilla/6.2.6.2$MacOSX_X86_64 LibreOffice_project/684e730861356e74889dfe6dbddd3562aae2e6ad</meta:generator>
  </office:meta>
</office:document-meta>
</file>